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crosoft JhengHei" svg:font-family="Microsoft JhengHei" style:font-family-generic="swiss" style:font-pitch="variable" svg:panose-1="2 11 6 4 3 5 4 4 2 4"/>
    <style:font-face style:name="Malgun Gothic" svg:font-family="Malgun Gothic" style:font-family-generic="swiss" style:font-pitch="variable" svg:panose-1="2 11 5 3 2 0 0 2 0 4"/>
    <style:font-face style:name="MingLiU-ExtB" svg:font-family="MingLiU-ExtB" style:font-family-generic="roman" style:font-pitch="variable" svg:panose-1="2 2 5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MS Gothic" style:font-name-asian="MS Gothic" style:font-name-complex="MS Gothic"/>
    </style:style>
    <style:style style:name="T3" style:parent-style-name="DefaultParagraphFont" style:family="text">
      <style:text-properties style:font-name="MS Gothic" style:font-name-asian="MS Gothic" style:font-name-complex="MS Gothic"/>
    </style:style>
    <style:style style:name="T4" style:parent-style-name="DefaultParagraphFont" style:family="text">
      <style:text-properties style:font-name="MS Gothic" style:font-name-asian="MS Gothic" style:font-name-complex="MS Gothic"/>
    </style:style>
    <style:style style:name="T5" style:parent-style-name="DefaultParagraphFont" style:family="text">
      <style:text-properties style:font-name="MS Gothic" style:font-name-asian="MS Gothic" style:font-name-complex="MS Gothic"/>
    </style:style>
    <style:style style:name="T6" style:parent-style-name="DefaultParagraphFont" style:family="text">
      <style:text-properties style:font-name="MS Gothic" style:font-name-asian="MS Gothic" style:font-name-complex="MS Gothic"/>
    </style:style>
    <style:style style:name="T7" style:parent-style-name="DefaultParagraphFont" style:family="text">
      <style:text-properties style:font-name="MS Gothic" style:font-name-asian="MS Gothic" style:font-name-complex="MS Gothic"/>
    </style:style>
    <style:style style:name="T8" style:parent-style-name="DefaultParagraphFont" style:family="text">
      <style:text-properties style:font-name="MS Gothic" style:font-name-asian="MS Gothic" style:font-name-complex="MS Gothic"/>
    </style:style>
    <style:style style:name="T9" style:parent-style-name="DefaultParagraphFont" style:family="text">
      <style:text-properties style:font-name="MS Gothic" style:font-name-asian="MS Gothic" style:font-name-complex="MS Gothic"/>
    </style:style>
    <style:style style:name="T10" style:parent-style-name="DefaultParagraphFont" style:family="text">
      <style:text-properties style:font-name="Microsoft JhengHei" style:font-name-asian="Microsoft JhengHei" style:font-name-complex="Microsoft JhengHei"/>
    </style:style>
    <style:style style:name="T11" style:parent-style-name="DefaultParagraphFont" style:family="text">
      <style:text-properties style:font-name="Microsoft JhengHei" style:font-name-asian="Microsoft JhengHei" style:font-name-complex="Microsoft JhengHei"/>
    </style:style>
    <style:style style:name="T12" style:parent-style-name="DefaultParagraphFont" style:family="text">
      <style:text-properties style:font-name="MS Gothic" style:font-name-asian="MS Gothic" style:font-name-complex="MS Gothic"/>
    </style:style>
    <style:style style:name="T13" style:parent-style-name="DefaultParagraphFont" style:family="text">
      <style:text-properties style:font-name="MS Gothic" style:font-name-asian="MS Gothic" style:font-name-complex="MS Gothic"/>
    </style:style>
    <style:style style:name="T14" style:parent-style-name="DefaultParagraphFont" style:family="text">
      <style:text-properties style:font-name="MS Gothic" style:font-name-asian="MS Gothic" style:font-name-complex="MS Gothic"/>
    </style:style>
    <style:style style:name="T15" style:parent-style-name="DefaultParagraphFont" style:family="text">
      <style:text-properties style:font-name="MS Gothic" style:font-name-asian="MS Gothic" style:font-name-complex="MS Gothic"/>
    </style:style>
    <style:style style:name="T16" style:parent-style-name="DefaultParagraphFont" style:family="text">
      <style:text-properties style:font-name="MS Gothic" style:font-name-asian="MS Gothic" style:font-name-complex="MS Gothic"/>
    </style:style>
    <style:style style:name="T17" style:parent-style-name="DefaultParagraphFont" style:family="text">
      <style:text-properties style:font-name="MS Gothic" style:font-name-asian="MS Gothic" style:font-name-complex="MS Gothic"/>
    </style:style>
    <style:style style:name="T18" style:parent-style-name="DefaultParagraphFont" style:family="text">
      <style:text-properties style:font-name="MS Gothic" style:font-name-asian="MS Gothic" style:font-name-complex="MS Gothic"/>
    </style:style>
    <style:style style:name="T19" style:parent-style-name="DefaultParagraphFont" style:family="text">
      <style:text-properties style:font-name="MS Gothic" style:font-name-asian="MS Gothic" style:font-name-complex="MS Gothic"/>
    </style:style>
    <style:style style:name="T20" style:parent-style-name="DefaultParagraphFont" style:family="text">
      <style:text-properties style:font-name="Microsoft JhengHei" style:font-name-asian="Microsoft JhengHei" style:font-name-complex="Microsoft JhengHei"/>
    </style:style>
    <style:style style:name="T21" style:parent-style-name="DefaultParagraphFont" style:family="text">
      <style:text-properties style:font-name="Microsoft JhengHei" style:font-name-asian="Microsoft JhengHei" style:font-name-complex="Microsoft JhengHei"/>
    </style:style>
    <style:style style:name="T22" style:parent-style-name="DefaultParagraphFont" style:family="text">
      <style:text-properties style:font-name="MS Gothic" style:font-name-asian="MS Gothic" style:font-name-complex="MS Gothic"/>
    </style:style>
    <style:style style:name="T23" style:parent-style-name="DefaultParagraphFont" style:family="text">
      <style:text-properties style:font-name="MS Gothic" style:font-name-asian="MS Gothic" style:font-name-complex="MS Gothic"/>
    </style:style>
    <style:style style:name="T24" style:parent-style-name="DefaultParagraphFont" style:family="text">
      <style:text-properties style:font-name="MS Gothic" style:font-name-asian="MS Gothic" style:font-name-complex="MS Gothic"/>
    </style:style>
    <style:style style:name="T25" style:parent-style-name="DefaultParagraphFont" style:family="text">
      <style:text-properties style:font-name="MS Gothic" style:font-name-asian="MS Gothic" style:font-name-complex="MS Gothic"/>
    </style:style>
    <style:style style:name="T26" style:parent-style-name="DefaultParagraphFont" style:family="text">
      <style:text-properties style:font-name="MS Gothic" style:font-name-asian="MS Gothic" style:font-name-complex="MS Gothic"/>
    </style:style>
    <style:style style:name="T27" style:parent-style-name="DefaultParagraphFont" style:family="text">
      <style:text-properties style:font-name="MS Gothic" style:font-name-asian="MS Gothic" style:font-name-complex="MS Gothic"/>
    </style:style>
    <style:style style:name="T28" style:parent-style-name="DefaultParagraphFont" style:family="text">
      <style:text-properties style:font-name="MS Gothic" style:font-name-asian="MS Gothic" style:font-name-complex="MS Gothic"/>
    </style:style>
    <style:style style:name="T29" style:parent-style-name="DefaultParagraphFont" style:family="text">
      <style:text-properties style:font-name="MS Gothic" style:font-name-asian="MS Gothic" style:font-name-complex="MS Gothic"/>
    </style:style>
    <style:style style:name="T30" style:parent-style-name="DefaultParagraphFont" style:family="text">
      <style:text-properties style:font-name="MS Gothic" style:font-name-asian="MS Gothic" style:font-name-complex="MS Gothic"/>
    </style:style>
    <style:style style:name="T31" style:parent-style-name="DefaultParagraphFont" style:family="text">
      <style:text-properties style:font-name="MS Gothic" style:font-name-asian="MS Gothic" style:font-name-complex="MS Gothic"/>
    </style:style>
    <style:style style:name="T32" style:parent-style-name="DefaultParagraphFont" style:family="text">
      <style:text-properties style:font-name="MS Gothic" style:font-name-asian="MS Gothic" style:font-name-complex="MS Gothic"/>
    </style:style>
    <style:style style:name="T33" style:parent-style-name="DefaultParagraphFont" style:family="text">
      <style:text-properties style:font-name="MS Gothic" style:font-name-asian="MS Gothic" style:font-name-complex="MS Gothic"/>
    </style:style>
    <style:style style:name="T34" style:parent-style-name="DefaultParagraphFont" style:family="text">
      <style:text-properties style:font-name="MS Gothic" style:font-name-asian="MS Gothic" style:font-name-complex="MS Gothic"/>
    </style:style>
    <style:style style:name="T35" style:parent-style-name="DefaultParagraphFont" style:family="text">
      <style:text-properties style:font-name="MS Gothic" style:font-name-asian="MS Gothic" style:font-name-complex="MS Gothic"/>
    </style:style>
    <style:style style:name="T36" style:parent-style-name="DefaultParagraphFont" style:family="text">
      <style:text-properties style:font-name="MS Gothic" style:font-name-asian="MS Gothic" style:font-name-complex="MS Gothic"/>
    </style:style>
    <style:style style:name="T37" style:parent-style-name="DefaultParagraphFont" style:family="text">
      <style:text-properties style:font-name="MS Gothic" style:font-name-asian="MS Gothic" style:font-name-complex="MS Gothic"/>
    </style:style>
    <style:style style:name="T38" style:parent-style-name="DefaultParagraphFont" style:family="text">
      <style:text-properties style:font-name="MS Gothic" style:font-name-asian="MS Gothic" style:font-name-complex="MS Gothic"/>
    </style:style>
    <style:style style:name="T39" style:parent-style-name="DefaultParagraphFont" style:family="text">
      <style:text-properties style:font-name="Microsoft JhengHei" style:font-name-asian="Microsoft JhengHei" style:font-name-complex="Microsoft JhengHei"/>
    </style:style>
    <style:style style:name="T40" style:parent-style-name="DefaultParagraphFont" style:family="text">
      <style:text-properties style:font-name="MS Gothic" style:font-name-asian="MS Gothic" style:font-name-complex="MS Gothic"/>
    </style:style>
    <style:style style:name="T41" style:parent-style-name="DefaultParagraphFont" style:family="text">
      <style:text-properties style:font-name="MS Gothic" style:font-name-asian="MS Gothic" style:font-name-complex="MS Gothic"/>
    </style:style>
    <style:style style:name="T42" style:parent-style-name="DefaultParagraphFont" style:family="text">
      <style:text-properties style:font-name="MS Gothic" style:font-name-asian="MS Gothic" style:font-name-complex="MS Gothic"/>
    </style:style>
    <style:style style:name="T43" style:parent-style-name="DefaultParagraphFont" style:family="text">
      <style:text-properties style:font-name="MS Gothic" style:font-name-asian="MS Gothic" style:font-name-complex="MS Gothic"/>
    </style:style>
    <style:style style:name="T44" style:parent-style-name="DefaultParagraphFont" style:family="text">
      <style:text-properties style:font-name="MS Gothic" style:font-name-asian="MS Gothic" style:font-name-complex="MS Gothic"/>
    </style:style>
    <style:style style:name="T45" style:parent-style-name="DefaultParagraphFont" style:family="text">
      <style:text-properties style:font-name="Microsoft JhengHei" style:font-name-asian="Microsoft JhengHei" style:font-name-complex="Microsoft JhengHei"/>
    </style:style>
    <style:style style:name="T46" style:parent-style-name="DefaultParagraphFont" style:family="text">
      <style:text-properties style:font-name="MS Gothic" style:font-name-asian="MS Gothic" style:font-name-complex="MS Gothic"/>
    </style:style>
    <style:style style:name="T47" style:parent-style-name="DefaultParagraphFont" style:family="text">
      <style:text-properties style:font-name="MS Gothic" style:font-name-asian="MS Gothic" style:font-name-complex="MS Gothic"/>
    </style:style>
    <style:style style:name="T48" style:parent-style-name="DefaultParagraphFont" style:family="text">
      <style:text-properties style:font-name="MS Gothic" style:font-name-asian="MS Gothic" style:font-name-complex="MS Gothic"/>
    </style:style>
    <style:style style:name="T49" style:parent-style-name="DefaultParagraphFont" style:family="text">
      <style:text-properties style:font-name="MS Gothic" style:font-name-asian="MS Gothic" style:font-name-complex="MS Gothic"/>
    </style:style>
    <style:style style:name="T50" style:parent-style-name="DefaultParagraphFont" style:family="text">
      <style:text-properties style:font-name="MS Gothic" style:font-name-asian="MS Gothic" style:font-name-complex="MS Gothic"/>
    </style:style>
    <style:style style:name="T51" style:parent-style-name="DefaultParagraphFont" style:family="text">
      <style:text-properties style:font-name="MS Gothic" style:font-name-asian="MS Gothic" style:font-name-complex="MS Gothic"/>
    </style:style>
    <style:style style:name="T52" style:parent-style-name="DefaultParagraphFont" style:family="text">
      <style:text-properties style:font-name="Malgun Gothic" style:font-name-asian="Malgun Gothic" style:font-name-complex="Malgun Gothic"/>
    </style:style>
    <style:style style:name="T53" style:parent-style-name="DefaultParagraphFont" style:family="text">
      <style:text-properties style:font-name="Malgun Gothic" style:font-name-asian="Malgun Gothic" style:font-name-complex="Malgun Gothic"/>
    </style:style>
    <style:style style:name="T54" style:parent-style-name="DefaultParagraphFont" style:family="text">
      <style:text-properties style:font-name="MS Gothic" style:font-name-asian="MS Gothic" style:font-name-complex="MS Gothic"/>
    </style:style>
    <style:style style:name="T55" style:parent-style-name="DefaultParagraphFont" style:family="text">
      <style:text-properties style:font-name="MS Gothic" style:font-name-asian="MS Gothic" style:font-name-complex="MS Gothic"/>
    </style:style>
    <style:style style:name="T56" style:parent-style-name="DefaultParagraphFont" style:family="text">
      <style:text-properties style:font-name="MS Gothic" style:font-name-asian="MS Gothic" style:font-name-complex="MS Gothic"/>
    </style:style>
    <style:style style:name="T57" style:parent-style-name="DefaultParagraphFont" style:family="text">
      <style:text-properties style:font-name="Microsoft JhengHei" style:font-name-asian="Microsoft JhengHei" style:font-name-complex="Microsoft JhengHei"/>
    </style:style>
    <style:style style:name="T58" style:parent-style-name="DefaultParagraphFont" style:family="text">
      <style:text-properties style:font-name="MS Gothic" style:font-name-asian="MS Gothic" style:font-name-complex="MS Gothic"/>
    </style:style>
    <style:style style:name="T59" style:parent-style-name="DefaultParagraphFont" style:family="text">
      <style:text-properties style:font-name="MS Gothic" style:font-name-asian="MS Gothic" style:font-name-complex="MS Gothic"/>
    </style:style>
    <style:style style:name="T60" style:parent-style-name="DefaultParagraphFont" style:family="text">
      <style:text-properties style:font-name="MS Gothic" style:font-name-asian="MS Gothic" style:font-name-complex="MS Gothic"/>
    </style:style>
    <style:style style:name="T61" style:parent-style-name="DefaultParagraphFont" style:family="text">
      <style:text-properties style:font-name="MS Gothic" style:font-name-asian="MS Gothic" style:font-name-complex="MS Gothic"/>
    </style:style>
    <style:style style:name="T62" style:parent-style-name="DefaultParagraphFont" style:family="text">
      <style:text-properties style:font-name="MS Gothic" style:font-name-asian="MS Gothic" style:font-name-complex="MS Gothic"/>
    </style:style>
    <style:style style:name="T63" style:parent-style-name="DefaultParagraphFont" style:family="text">
      <style:text-properties style:font-name="MS Gothic" style:font-name-asian="MS Gothic" style:font-name-complex="MS Gothic"/>
    </style:style>
    <style:style style:name="T64" style:parent-style-name="DefaultParagraphFont" style:family="text">
      <style:text-properties style:font-name="MS Gothic" style:font-name-asian="MS Gothic" style:font-name-complex="MS Gothic"/>
    </style:style>
    <style:style style:name="T65" style:parent-style-name="DefaultParagraphFont" style:family="text">
      <style:text-properties style:font-name="MS Gothic" style:font-name-asian="MS Gothic" style:font-name-complex="MS Gothic"/>
    </style:style>
    <style:style style:name="T66" style:parent-style-name="DefaultParagraphFont" style:family="text">
      <style:text-properties style:font-name="MS Gothic" style:font-name-asian="MS Gothic" style:font-name-complex="MS Gothic"/>
    </style:style>
    <style:style style:name="T67" style:parent-style-name="DefaultParagraphFont" style:family="text">
      <style:text-properties style:font-name="MS Gothic" style:font-name-asian="MS Gothic" style:font-name-complex="MS Gothic"/>
    </style:style>
    <style:style style:name="T68" style:parent-style-name="DefaultParagraphFont" style:family="text">
      <style:text-properties style:font-name="MS Gothic" style:font-name-asian="MS Gothic" style:font-name-complex="MS Gothic"/>
    </style:style>
    <style:style style:name="T69" style:parent-style-name="DefaultParagraphFont" style:family="text">
      <style:text-properties style:font-name="MS Gothic" style:font-name-asian="MS Gothic" style:font-name-complex="MS Gothic"/>
    </style:style>
    <style:style style:name="T70" style:parent-style-name="DefaultParagraphFont" style:family="text">
      <style:text-properties style:font-name="MS Gothic" style:font-name-asian="MS Gothic" style:font-name-complex="MS Gothic"/>
    </style:style>
    <style:style style:name="T71" style:parent-style-name="DefaultParagraphFont" style:family="text">
      <style:text-properties style:font-name="MS Gothic" style:font-name-asian="MS Gothic" style:font-name-complex="MS Gothic"/>
    </style:style>
    <style:style style:name="T72" style:parent-style-name="DefaultParagraphFont" style:family="text">
      <style:text-properties style:font-name="Microsoft JhengHei" style:font-name-asian="Microsoft JhengHei" style:font-name-complex="Microsoft JhengHei"/>
    </style:style>
    <style:style style:name="T73" style:parent-style-name="DefaultParagraphFont" style:family="text">
      <style:text-properties style:font-name="Microsoft JhengHei" style:font-name-asian="Microsoft JhengHei" style:font-name-complex="Microsoft JhengHei"/>
    </style:style>
    <style:style style:name="T74" style:parent-style-name="DefaultParagraphFont" style:family="text">
      <style:text-properties style:font-name="MS Gothic" style:font-name-asian="MS Gothic" style:font-name-complex="MS Gothic"/>
    </style:style>
    <style:style style:name="T75" style:parent-style-name="DefaultParagraphFont" style:family="text">
      <style:text-properties style:font-name="MS Gothic" style:font-name-asian="MS Gothic" style:font-name-complex="MS Gothic"/>
    </style:style>
    <style:style style:name="T76" style:parent-style-name="DefaultParagraphFont" style:family="text">
      <style:text-properties style:font-name="MS Gothic" style:font-name-asian="MS Gothic" style:font-name-complex="MS Gothic"/>
    </style:style>
    <style:style style:name="T77" style:parent-style-name="DefaultParagraphFont" style:family="text">
      <style:text-properties style:font-name="MS Gothic" style:font-name-asian="MS Gothic" style:font-name-complex="MS Gothic"/>
    </style:style>
    <style:style style:name="T78" style:parent-style-name="DefaultParagraphFont" style:family="text">
      <style:text-properties style:font-name="MS Gothic" style:font-name-asian="MS Gothic" style:font-name-complex="MS Gothic"/>
    </style:style>
    <style:style style:name="T79" style:parent-style-name="DefaultParagraphFont" style:family="text">
      <style:text-properties style:font-name="MS Gothic" style:font-name-asian="MS Gothic" style:font-name-complex="MS Gothic"/>
    </style:style>
    <style:style style:name="T80" style:parent-style-name="DefaultParagraphFont" style:family="text">
      <style:text-properties style:font-name="MS Gothic" style:font-name-asian="MS Gothic" style:font-name-complex="MS Gothic"/>
    </style:style>
    <style:style style:name="T81" style:parent-style-name="DefaultParagraphFont" style:family="text">
      <style:text-properties style:font-name="MS Gothic" style:font-name-asian="MS Gothic" style:font-name-complex="MS Gothic"/>
    </style:style>
    <style:style style:name="T82" style:parent-style-name="DefaultParagraphFont" style:family="text">
      <style:text-properties style:font-name="MS Gothic" style:font-name-asian="MS Gothic" style:font-name-complex="MS Gothic"/>
    </style:style>
    <style:style style:name="T83" style:parent-style-name="DefaultParagraphFont" style:family="text">
      <style:text-properties style:font-name="MS Gothic" style:font-name-asian="MS Gothic" style:font-name-complex="MS Gothic"/>
    </style:style>
    <style:style style:name="T84" style:parent-style-name="DefaultParagraphFont" style:family="text">
      <style:text-properties style:font-name="MS Gothic" style:font-name-asian="MS Gothic" style:font-name-complex="MS Gothic"/>
    </style:style>
    <style:style style:name="T85" style:parent-style-name="DefaultParagraphFont" style:family="text">
      <style:text-properties style:font-name="MS Gothic" style:font-name-asian="MS Gothic" style:font-name-complex="MS Gothic"/>
    </style:style>
    <style:style style:name="T86" style:parent-style-name="DefaultParagraphFont" style:family="text">
      <style:text-properties style:font-name="Microsoft JhengHei" style:font-name-asian="Microsoft JhengHei" style:font-name-complex="Microsoft JhengHei"/>
    </style:style>
    <style:style style:name="T87" style:parent-style-name="DefaultParagraphFont" style:family="text">
      <style:text-properties style:font-name="MS Gothic" style:font-name-asian="MS Gothic" style:font-name-complex="MS Gothic"/>
    </style:style>
    <style:style style:name="T88" style:parent-style-name="DefaultParagraphFont" style:family="text">
      <style:text-properties style:font-name="MS Gothic" style:font-name-asian="MS Gothic" style:font-name-complex="MS Gothic"/>
    </style:style>
    <style:style style:name="T89" style:parent-style-name="DefaultParagraphFont" style:family="text">
      <style:text-properties style:font-name="Microsoft JhengHei" style:font-name-asian="Microsoft JhengHei" style:font-name-complex="Microsoft JhengHei"/>
    </style:style>
    <style:style style:name="T90" style:parent-style-name="DefaultParagraphFont" style:family="text">
      <style:text-properties style:font-name="MS Gothic" style:font-name-asian="MS Gothic" style:font-name-complex="MS Gothic"/>
    </style:style>
    <style:style style:name="T91" style:parent-style-name="DefaultParagraphFont" style:family="text">
      <style:text-properties style:font-name="MS Gothic" style:font-name-asian="MS Gothic" style:font-name-complex="MS Gothic"/>
    </style:style>
    <style:style style:name="T92" style:parent-style-name="DefaultParagraphFont" style:family="text">
      <style:text-properties style:font-name="MS Gothic" style:font-name-asian="MS Gothic" style:font-name-complex="MS Gothic"/>
    </style:style>
    <style:style style:name="T93" style:parent-style-name="DefaultParagraphFont" style:family="text">
      <style:text-properties style:font-name="MS Gothic" style:font-name-asian="MS Gothic" style:font-name-complex="MS Gothic"/>
    </style:style>
    <style:style style:name="T94" style:parent-style-name="DefaultParagraphFont" style:family="text">
      <style:text-properties style:font-name="MS Gothic" style:font-name-asian="MS Gothic" style:font-name-complex="MS Gothic"/>
    </style:style>
    <style:style style:name="T95" style:parent-style-name="DefaultParagraphFont" style:family="text">
      <style:text-properties style:font-name="MS Gothic" style:font-name-asian="MS Gothic" style:font-name-complex="MS Gothic"/>
    </style:style>
    <style:style style:name="T96" style:parent-style-name="DefaultParagraphFont" style:family="text">
      <style:text-properties style:font-name="MS Gothic" style:font-name-asian="MS Gothic" style:font-name-complex="MS Gothic"/>
    </style:style>
    <style:style style:name="T97" style:parent-style-name="DefaultParagraphFont" style:family="text">
      <style:text-properties style:font-name="MS Gothic" style:font-name-asian="MS Gothic" style:font-name-complex="MS Gothic"/>
    </style:style>
    <style:style style:name="T98" style:parent-style-name="DefaultParagraphFont" style:family="text">
      <style:text-properties style:font-name="MS Gothic" style:font-name-asian="MS Gothic" style:font-name-complex="MS Gothic"/>
    </style:style>
    <style:style style:name="T99" style:parent-style-name="DefaultParagraphFont" style:family="text">
      <style:text-properties style:font-name="MS Gothic" style:font-name-asian="MS Gothic" style:font-name-complex="MS Gothic"/>
    </style:style>
    <style:style style:name="T100" style:parent-style-name="DefaultParagraphFont" style:family="text">
      <style:text-properties style:font-name="MS Gothic" style:font-name-asian="MS Gothic" style:font-name-complex="MS Gothic"/>
    </style:style>
    <style:style style:name="T101" style:parent-style-name="DefaultParagraphFont" style:family="text">
      <style:text-properties style:font-name="MS Gothic" style:font-name-asian="MS Gothic" style:font-name-complex="MS Gothic"/>
    </style:style>
    <style:style style:name="T102" style:parent-style-name="DefaultParagraphFont" style:family="text">
      <style:text-properties style:font-name="Microsoft JhengHei" style:font-name-asian="Microsoft JhengHei" style:font-name-complex="Microsoft JhengHei"/>
    </style:style>
    <style:style style:name="T103" style:parent-style-name="DefaultParagraphFont" style:family="text">
      <style:text-properties style:font-name="MS Gothic" style:font-name-asian="MS Gothic" style:font-name-complex="MS Gothic"/>
    </style:style>
    <style:style style:name="T104" style:parent-style-name="DefaultParagraphFont" style:family="text">
      <style:text-properties style:font-name="MS Gothic" style:font-name-asian="MS Gothic" style:font-name-complex="MS Gothic"/>
    </style:style>
    <style:style style:name="T105" style:parent-style-name="DefaultParagraphFont" style:family="text">
      <style:text-properties style:font-name="MS Gothic" style:font-name-asian="MS Gothic" style:font-name-complex="MS Gothic"/>
    </style:style>
    <style:style style:name="T106" style:parent-style-name="DefaultParagraphFont" style:family="text">
      <style:text-properties style:font-name="MS Gothic" style:font-name-asian="MS Gothic" style:font-name-complex="MS Gothic"/>
    </style:style>
    <style:style style:name="T107" style:parent-style-name="DefaultParagraphFont" style:family="text">
      <style:text-properties style:font-name="MS Gothic" style:font-name-asian="MS Gothic" style:font-name-complex="MS Gothic"/>
    </style:style>
    <style:style style:name="T108" style:parent-style-name="DefaultParagraphFont" style:family="text">
      <style:text-properties style:font-name="Microsoft JhengHei" style:font-name-asian="Microsoft JhengHei" style:font-name-complex="Microsoft JhengHei"/>
    </style:style>
    <style:style style:name="T109" style:parent-style-name="DefaultParagraphFont" style:family="text">
      <style:text-properties style:font-name="MS Gothic" style:font-name-asian="MS Gothic" style:font-name-complex="MS Gothic"/>
    </style:style>
    <style:style style:name="T110" style:parent-style-name="DefaultParagraphFont" style:family="text">
      <style:text-properties style:font-name="MS Gothic" style:font-name-asian="MS Gothic" style:font-name-complex="MS Gothic"/>
    </style:style>
    <style:style style:name="T111" style:parent-style-name="DefaultParagraphFont" style:family="text">
      <style:text-properties style:font-name="MS Gothic" style:font-name-asian="MS Gothic" style:font-name-complex="MS Gothic"/>
    </style:style>
    <style:style style:name="T112" style:parent-style-name="DefaultParagraphFont" style:family="text">
      <style:text-properties style:font-name="MS Gothic" style:font-name-asian="MS Gothic" style:font-name-complex="MS Gothic"/>
    </style:style>
    <style:style style:name="T113" style:parent-style-name="DefaultParagraphFont" style:family="text">
      <style:text-properties style:font-name="MS Gothic" style:font-name-asian="MS Gothic" style:font-name-complex="MS Gothic"/>
    </style:style>
    <style:style style:name="T114" style:parent-style-name="DefaultParagraphFont" style:family="text">
      <style:text-properties style:font-name="MS Gothic" style:font-name-asian="MS Gothic" style:font-name-complex="MS Gothic"/>
    </style:style>
    <style:style style:name="T115" style:parent-style-name="DefaultParagraphFont" style:family="text">
      <style:text-properties style:font-name="MS Gothic" style:font-name-asian="MS Gothic" style:font-name-complex="MS Gothic"/>
    </style:style>
    <style:style style:name="T116" style:parent-style-name="DefaultParagraphFont" style:family="text">
      <style:text-properties style:font-name="MS Gothic" style:font-name-asian="MS Gothic" style:font-name-complex="MS Gothic"/>
    </style:style>
    <style:style style:name="T117" style:parent-style-name="DefaultParagraphFont" style:family="text">
      <style:text-properties style:font-name="MS Gothic" style:font-name-asian="MS Gothic" style:font-name-complex="MS Gothic"/>
    </style:style>
    <style:style style:name="T118" style:parent-style-name="DefaultParagraphFont" style:family="text">
      <style:text-properties style:font-name="MS Gothic" style:font-name-asian="MS Gothic" style:font-name-complex="MS Gothic"/>
    </style:style>
    <style:style style:name="T119" style:parent-style-name="DefaultParagraphFont" style:family="text">
      <style:text-properties style:font-name="MS Gothic" style:font-name-asian="MS Gothic" style:font-name-complex="MS Gothic"/>
    </style:style>
    <style:style style:name="T120" style:parent-style-name="DefaultParagraphFont" style:family="text">
      <style:text-properties style:font-name="Microsoft JhengHei" style:font-name-asian="Microsoft JhengHei" style:font-name-complex="Microsoft JhengHei"/>
    </style:style>
    <style:style style:name="T121" style:parent-style-name="DefaultParagraphFont" style:family="text">
      <style:text-properties style:font-name="Microsoft JhengHei" style:font-name-asian="Microsoft JhengHei" style:font-name-complex="Microsoft JhengHei"/>
    </style:style>
    <style:style style:name="T122" style:parent-style-name="DefaultParagraphFont" style:family="text">
      <style:text-properties style:font-name="MS Gothic" style:font-name-asian="MS Gothic" style:font-name-complex="MS Gothic"/>
    </style:style>
    <style:style style:name="T123" style:parent-style-name="DefaultParagraphFont" style:family="text">
      <style:text-properties style:font-name="MS Gothic" style:font-name-asian="MS Gothic" style:font-name-complex="MS Gothic"/>
    </style:style>
    <style:style style:name="T124" style:parent-style-name="DefaultParagraphFont" style:family="text">
      <style:text-properties style:font-name="MS Gothic" style:font-name-asian="MS Gothic" style:font-name-complex="MS Gothic"/>
    </style:style>
    <style:style style:name="T125" style:parent-style-name="DefaultParagraphFont" style:family="text">
      <style:text-properties style:font-name="MS Gothic" style:font-name-asian="MS Gothic" style:font-name-complex="MS Gothic"/>
    </style:style>
    <style:style style:name="T126" style:parent-style-name="DefaultParagraphFont" style:family="text">
      <style:text-properties style:font-name="MS Gothic" style:font-name-asian="MS Gothic" style:font-name-complex="MS Gothic"/>
    </style:style>
    <style:style style:name="T127" style:parent-style-name="DefaultParagraphFont" style:family="text">
      <style:text-properties style:font-name="MS Gothic" style:font-name-asian="MS Gothic" style:font-name-complex="MS Gothic"/>
    </style:style>
    <style:style style:name="T128" style:parent-style-name="DefaultParagraphFont" style:family="text">
      <style:text-properties style:font-name="MS Gothic" style:font-name-asian="MS Gothic" style:font-name-complex="MS Gothic"/>
    </style:style>
    <style:style style:name="T129" style:parent-style-name="DefaultParagraphFont" style:family="text">
      <style:text-properties style:font-name="MS Gothic" style:font-name-asian="MS Gothic" style:font-name-complex="MS Gothic"/>
    </style:style>
    <style:style style:name="T130" style:parent-style-name="DefaultParagraphFont" style:family="text">
      <style:text-properties style:font-name="MS Gothic" style:font-name-asian="MS Gothic" style:font-name-complex="MS Gothic"/>
    </style:style>
    <style:style style:name="T131" style:parent-style-name="DefaultParagraphFont" style:family="text">
      <style:text-properties style:font-name="MS Gothic" style:font-name-asian="MS Gothic" style:font-name-complex="MS Gothic"/>
    </style:style>
    <style:style style:name="T132" style:parent-style-name="DefaultParagraphFont" style:family="text">
      <style:text-properties style:font-name="MS Gothic" style:font-name-asian="MS Gothic" style:font-name-complex="MS Gothic"/>
    </style:style>
    <style:style style:name="T133" style:parent-style-name="DefaultParagraphFont" style:family="text">
      <style:text-properties style:font-name="MS Gothic" style:font-name-asian="MS Gothic" style:font-name-complex="MS Gothic"/>
    </style:style>
    <style:style style:name="T134" style:parent-style-name="DefaultParagraphFont" style:family="text">
      <style:text-properties style:font-name="MS Gothic" style:font-name-asian="MS Gothic" style:font-name-complex="MS Gothic"/>
    </style:style>
    <style:style style:name="T135" style:parent-style-name="DefaultParagraphFont" style:family="text">
      <style:text-properties style:font-name="Microsoft JhengHei" style:font-name-asian="Microsoft JhengHei" style:font-name-complex="Microsoft JhengHei"/>
    </style:style>
    <style:style style:name="T136" style:parent-style-name="DefaultParagraphFont" style:family="text">
      <style:text-properties style:font-name="MS Gothic" style:font-name-asian="MS Gothic" style:font-name-complex="MS Gothic"/>
    </style:style>
    <style:style style:name="T137" style:parent-style-name="DefaultParagraphFont" style:family="text">
      <style:text-properties style:font-name="MS Gothic" style:font-name-asian="MS Gothic" style:font-name-complex="MS Gothic"/>
    </style:style>
    <style:style style:name="T138" style:parent-style-name="DefaultParagraphFont" style:family="text">
      <style:text-properties style:font-name="MS Gothic" style:font-name-asian="MS Gothic" style:font-name-complex="MS Gothic"/>
    </style:style>
    <style:style style:name="T139" style:parent-style-name="DefaultParagraphFont" style:family="text">
      <style:text-properties style:font-name="MS Gothic" style:font-name-asian="MS Gothic" style:font-name-complex="MS Gothic"/>
    </style:style>
    <style:style style:name="T140" style:parent-style-name="DefaultParagraphFont" style:family="text">
      <style:text-properties style:font-name="MS Gothic" style:font-name-asian="MS Gothic" style:font-name-complex="MS Gothic"/>
    </style:style>
    <style:style style:name="T141" style:parent-style-name="DefaultParagraphFont" style:family="text">
      <style:text-properties style:font-name="MS Gothic" style:font-name-asian="MS Gothic" style:font-name-complex="MS Gothic"/>
    </style:style>
    <style:style style:name="T142" style:parent-style-name="DefaultParagraphFont" style:family="text">
      <style:text-properties style:font-name="MS Gothic" style:font-name-asian="MS Gothic" style:font-name-complex="MS Gothic"/>
    </style:style>
    <style:style style:name="T143" style:parent-style-name="DefaultParagraphFont" style:family="text">
      <style:text-properties style:font-name="MS Gothic" style:font-name-asian="MS Gothic" style:font-name-complex="MS Gothic"/>
    </style:style>
    <style:style style:name="T144" style:parent-style-name="DefaultParagraphFont" style:family="text">
      <style:text-properties style:font-name="MS Gothic" style:font-name-asian="MS Gothic" style:font-name-complex="MS Gothic"/>
    </style:style>
    <style:style style:name="T145" style:parent-style-name="DefaultParagraphFont" style:family="text">
      <style:text-properties style:font-name="MS Gothic" style:font-name-asian="MS Gothic" style:font-name-complex="MS Gothic"/>
    </style:style>
    <style:style style:name="T146" style:parent-style-name="DefaultParagraphFont" style:family="text">
      <style:text-properties style:font-name="MS Gothic" style:font-name-asian="MS Gothic" style:font-name-complex="MS Gothic"/>
    </style:style>
    <style:style style:name="T147" style:parent-style-name="DefaultParagraphFont" style:family="text">
      <style:text-properties style:font-name="MS Gothic" style:font-name-asian="MS Gothic" style:font-name-complex="MS Gothic"/>
    </style:style>
    <style:style style:name="T148" style:parent-style-name="DefaultParagraphFont" style:family="text">
      <style:text-properties style:font-name="Microsoft JhengHei" style:font-name-asian="Microsoft JhengHei" style:font-name-complex="Microsoft JhengHei"/>
    </style:style>
    <style:style style:name="T149" style:parent-style-name="DefaultParagraphFont" style:family="text">
      <style:text-properties style:font-name="MS Gothic" style:font-name-asian="MS Gothic" style:font-name-complex="MS Gothic"/>
    </style:style>
    <style:style style:name="T150" style:parent-style-name="DefaultParagraphFont" style:family="text">
      <style:text-properties style:font-name="Microsoft JhengHei" style:font-name-asian="Microsoft JhengHei" style:font-name-complex="Microsoft JhengHei"/>
    </style:style>
    <style:style style:name="T151" style:parent-style-name="DefaultParagraphFont" style:family="text">
      <style:text-properties style:font-name="MS Gothic" style:font-name-asian="MS Gothic" style:font-name-complex="MS Gothic"/>
    </style:style>
    <style:style style:name="T152" style:parent-style-name="DefaultParagraphFont" style:family="text">
      <style:text-properties style:font-name="MS Gothic" style:font-name-asian="MS Gothic" style:font-name-complex="MS Gothic"/>
    </style:style>
    <style:style style:name="T153" style:parent-style-name="DefaultParagraphFont" style:family="text">
      <style:text-properties style:font-name="MS Gothic" style:font-name-asian="MS Gothic" style:font-name-complex="MS Gothic"/>
    </style:style>
    <style:style style:name="T154" style:parent-style-name="DefaultParagraphFont" style:family="text">
      <style:text-properties style:font-name="MS Gothic" style:font-name-asian="MS Gothic" style:font-name-complex="MS Gothic"/>
    </style:style>
    <style:style style:name="T155" style:parent-style-name="DefaultParagraphFont" style:family="text">
      <style:text-properties style:font-name="MS Gothic" style:font-name-asian="MS Gothic" style:font-name-complex="MS Gothic"/>
    </style:style>
    <style:style style:name="T156" style:parent-style-name="DefaultParagraphFont" style:family="text">
      <style:text-properties style:font-name="MS Gothic" style:font-name-asian="MS Gothic" style:font-name-complex="MS Gothic"/>
    </style:style>
    <style:style style:name="T157" style:parent-style-name="DefaultParagraphFont" style:family="text">
      <style:text-properties style:font-name="MS Gothic" style:font-name-asian="MS Gothic" style:font-name-complex="MS Gothic"/>
    </style:style>
    <style:style style:name="T158" style:parent-style-name="DefaultParagraphFont" style:family="text">
      <style:text-properties style:font-name="MS Gothic" style:font-name-asian="MS Gothic" style:font-name-complex="MS Gothic"/>
    </style:style>
    <style:style style:name="T159" style:parent-style-name="DefaultParagraphFont" style:family="text">
      <style:text-properties style:font-name="Microsoft JhengHei" style:font-name-asian="Microsoft JhengHei" style:font-name-complex="Microsoft JhengHei"/>
    </style:style>
    <style:style style:name="T160" style:parent-style-name="DefaultParagraphFont" style:family="text">
      <style:text-properties style:font-name="MS Gothic" style:font-name-asian="MS Gothic" style:font-name-complex="MS Gothic"/>
    </style:style>
    <style:style style:name="T161" style:parent-style-name="DefaultParagraphFont" style:family="text">
      <style:text-properties style:font-name="MS Gothic" style:font-name-asian="MS Gothic" style:font-name-complex="MS Gothic"/>
    </style:style>
    <style:style style:name="T162" style:parent-style-name="DefaultParagraphFont" style:family="text">
      <style:text-properties style:font-name="MS Gothic" style:font-name-asian="MS Gothic" style:font-name-complex="MS Gothic"/>
    </style:style>
    <style:style style:name="T163" style:parent-style-name="DefaultParagraphFont" style:family="text">
      <style:text-properties style:font-name="MS Gothic" style:font-name-asian="MS Gothic" style:font-name-complex="MS Gothic"/>
    </style:style>
    <style:style style:name="T164" style:parent-style-name="DefaultParagraphFont" style:family="text">
      <style:text-properties style:font-name="MS Gothic" style:font-name-asian="MS Gothic" style:font-name-complex="MS Gothic"/>
    </style:style>
    <style:style style:name="T165" style:parent-style-name="DefaultParagraphFont" style:family="text">
      <style:text-properties style:font-name="MS Gothic" style:font-name-asian="MS Gothic" style:font-name-complex="MS Gothic"/>
    </style:style>
    <style:style style:name="T166" style:parent-style-name="DefaultParagraphFont" style:family="text">
      <style:text-properties style:font-name="MS Gothic" style:font-name-asian="MS Gothic" style:font-name-complex="MS Gothic"/>
    </style:style>
    <style:style style:name="T167" style:parent-style-name="DefaultParagraphFont" style:family="text">
      <style:text-properties style:font-name="MS Gothic" style:font-name-asian="MS Gothic" style:font-name-complex="MS Gothic"/>
    </style:style>
    <style:style style:name="T168" style:parent-style-name="DefaultParagraphFont" style:family="text">
      <style:text-properties style:font-name="MS Gothic" style:font-name-asian="MS Gothic" style:font-name-complex="MS Gothic"/>
    </style:style>
    <style:style style:name="T169" style:parent-style-name="DefaultParagraphFont" style:family="text">
      <style:text-properties style:font-name="MS Gothic" style:font-name-asian="MS Gothic" style:font-name-complex="MS Gothic"/>
    </style:style>
    <style:style style:name="T170" style:parent-style-name="DefaultParagraphFont" style:family="text">
      <style:text-properties style:font-name="MS Gothic" style:font-name-asian="MS Gothic" style:font-name-complex="MS Gothic"/>
    </style:style>
    <style:style style:name="T171" style:parent-style-name="DefaultParagraphFont" style:family="text">
      <style:text-properties style:font-name="MS Gothic" style:font-name-asian="MS Gothic" style:font-name-complex="MS Gothic"/>
    </style:style>
    <style:style style:name="T172" style:parent-style-name="DefaultParagraphFont" style:family="text">
      <style:text-properties style:font-name="MS Gothic" style:font-name-asian="MS Gothic" style:font-name-complex="MS Gothic"/>
    </style:style>
    <style:style style:name="T173" style:parent-style-name="DefaultParagraphFont" style:family="text">
      <style:text-properties style:font-name="MS Gothic" style:font-name-asian="MS Gothic" style:font-name-complex="MS Gothic"/>
    </style:style>
    <style:style style:name="T174" style:parent-style-name="DefaultParagraphFont" style:family="text">
      <style:text-properties style:font-name="MS Gothic" style:font-name-asian="MS Gothic" style:font-name-complex="MS Gothic"/>
    </style:style>
    <style:style style:name="T175" style:parent-style-name="DefaultParagraphFont" style:family="text">
      <style:text-properties style:font-name="MS Gothic" style:font-name-asian="MS Gothic" style:font-name-complex="MS Gothic"/>
    </style:style>
    <style:style style:name="T176" style:parent-style-name="DefaultParagraphFont" style:family="text">
      <style:text-properties style:font-name="MS Gothic" style:font-name-asian="MS Gothic" style:font-name-complex="MS Gothic"/>
    </style:style>
    <style:style style:name="T177" style:parent-style-name="DefaultParagraphFont" style:family="text">
      <style:text-properties style:font-name="MS Gothic" style:font-name-asian="MS Gothic" style:font-name-complex="MS Gothic"/>
    </style:style>
    <style:style style:name="T178" style:parent-style-name="DefaultParagraphFont" style:family="text">
      <style:text-properties style:font-name="MS Gothic" style:font-name-asian="MS Gothic" style:font-name-complex="MS Gothic"/>
    </style:style>
    <style:style style:name="T179" style:parent-style-name="DefaultParagraphFont" style:family="text">
      <style:text-properties style:font-name="Microsoft JhengHei" style:font-name-asian="Microsoft JhengHei" style:font-name-complex="Microsoft JhengHei"/>
    </style:style>
    <style:style style:name="T180" style:parent-style-name="DefaultParagraphFont" style:family="text">
      <style:text-properties style:font-name="MS Gothic" style:font-name-asian="MS Gothic" style:font-name-complex="MS Gothic"/>
    </style:style>
    <style:style style:name="T181" style:parent-style-name="DefaultParagraphFont" style:family="text">
      <style:text-properties style:font-name="MS Gothic" style:font-name-asian="MS Gothic" style:font-name-complex="MS Gothic"/>
    </style:style>
    <style:style style:name="T182" style:parent-style-name="DefaultParagraphFont" style:family="text">
      <style:text-properties style:font-name="MS Gothic" style:font-name-asian="MS Gothic" style:font-name-complex="MS Gothic"/>
    </style:style>
    <style:style style:name="T183" style:parent-style-name="DefaultParagraphFont" style:family="text">
      <style:text-properties style:font-name="Microsoft JhengHei" style:font-name-asian="Microsoft JhengHei" style:font-name-complex="Microsoft JhengHei"/>
    </style:style>
    <style:style style:name="T184" style:parent-style-name="DefaultParagraphFont" style:family="text">
      <style:text-properties style:font-name="Malgun Gothic" style:font-name-asian="Malgun Gothic" style:font-name-complex="Malgun Gothic"/>
    </style:style>
    <style:style style:name="T185" style:parent-style-name="DefaultParagraphFont" style:family="text">
      <style:text-properties style:font-name="MS Gothic" style:font-name-asian="MS Gothic" style:font-name-complex="MS Gothic"/>
    </style:style>
    <style:style style:name="T186" style:parent-style-name="DefaultParagraphFont" style:family="text">
      <style:text-properties style:font-name="MS Gothic" style:font-name-asian="MS Gothic" style:font-name-complex="MS Gothic"/>
    </style:style>
    <style:style style:name="T187" style:parent-style-name="DefaultParagraphFont" style:family="text">
      <style:text-properties style:font-name="Microsoft JhengHei" style:font-name-asian="Microsoft JhengHei" style:font-name-complex="Microsoft JhengHei"/>
    </style:style>
    <style:style style:name="T188" style:parent-style-name="DefaultParagraphFont" style:family="text">
      <style:text-properties style:font-name="MS Gothic" style:font-name-asian="MS Gothic" style:font-name-complex="MS Gothic"/>
    </style:style>
    <style:style style:name="T189" style:parent-style-name="DefaultParagraphFont" style:family="text">
      <style:text-properties style:font-name="MS Gothic" style:font-name-asian="MS Gothic" style:font-name-complex="MS Gothic"/>
    </style:style>
    <style:style style:name="T190" style:parent-style-name="DefaultParagraphFont" style:family="text">
      <style:text-properties style:font-name="MS Gothic" style:font-name-asian="MS Gothic" style:font-name-complex="MS Gothic"/>
    </style:style>
    <style:style style:name="T191" style:parent-style-name="DefaultParagraphFont" style:family="text">
      <style:text-properties style:font-name="MS Gothic" style:font-name-asian="MS Gothic" style:font-name-complex="MS Gothic"/>
    </style:style>
    <style:style style:name="T192" style:parent-style-name="DefaultParagraphFont" style:family="text">
      <style:text-properties style:font-name="MS Gothic" style:font-name-asian="MS Gothic" style:font-name-complex="MS Gothic"/>
    </style:style>
    <style:style style:name="T193" style:parent-style-name="DefaultParagraphFont" style:family="text">
      <style:text-properties style:font-name="MS Gothic" style:font-name-asian="MS Gothic" style:font-name-complex="MS Gothic"/>
    </style:style>
    <style:style style:name="T194" style:parent-style-name="DefaultParagraphFont" style:family="text">
      <style:text-properties style:font-name="MS Gothic" style:font-name-asian="MS Gothic" style:font-name-complex="MS Gothic"/>
    </style:style>
    <style:style style:name="T195" style:parent-style-name="DefaultParagraphFont" style:family="text">
      <style:text-properties style:font-name="MS Gothic" style:font-name-asian="MS Gothic" style:font-name-complex="MS Gothic"/>
    </style:style>
    <style:style style:name="T196" style:parent-style-name="DefaultParagraphFont" style:family="text">
      <style:text-properties style:font-name="Microsoft JhengHei" style:font-name-asian="Microsoft JhengHei" style:font-name-complex="Microsoft JhengHei"/>
    </style:style>
    <style:style style:name="T197" style:parent-style-name="DefaultParagraphFont" style:family="text">
      <style:text-properties style:font-name="MS Gothic" style:font-name-asian="MS Gothic" style:font-name-complex="MS Gothic"/>
    </style:style>
    <style:style style:name="T198" style:parent-style-name="DefaultParagraphFont" style:family="text">
      <style:text-properties style:font-name="MS Gothic" style:font-name-asian="MS Gothic" style:font-name-complex="MS Gothic"/>
    </style:style>
    <style:style style:name="T199" style:parent-style-name="DefaultParagraphFont" style:family="text">
      <style:text-properties style:font-name="MS Gothic" style:font-name-asian="MS Gothic" style:font-name-complex="MS Gothic"/>
    </style:style>
    <style:style style:name="T200" style:parent-style-name="DefaultParagraphFont" style:family="text">
      <style:text-properties style:font-name="MS Gothic" style:font-name-asian="MS Gothic" style:font-name-complex="MS Gothic"/>
    </style:style>
    <style:style style:name="T201" style:parent-style-name="DefaultParagraphFont" style:family="text">
      <style:text-properties style:font-name="MS Gothic" style:font-name-asian="MS Gothic" style:font-name-complex="MS Gothic"/>
    </style:style>
    <style:style style:name="T202" style:parent-style-name="DefaultParagraphFont" style:family="text">
      <style:text-properties style:font-name="Microsoft JhengHei" style:font-name-asian="Microsoft JhengHei" style:font-name-complex="Microsoft JhengHei"/>
    </style:style>
    <style:style style:name="T203" style:parent-style-name="DefaultParagraphFont" style:family="text">
      <style:text-properties style:font-name="MS Gothic" style:font-name-asian="MS Gothic" style:font-name-complex="MS Gothic"/>
    </style:style>
    <style:style style:name="T204" style:parent-style-name="DefaultParagraphFont" style:family="text">
      <style:text-properties style:font-name="MS Gothic" style:font-name-asian="MS Gothic" style:font-name-complex="MS Gothic"/>
    </style:style>
    <style:style style:name="T205" style:parent-style-name="DefaultParagraphFont" style:family="text">
      <style:text-properties style:font-name="MS Gothic" style:font-name-asian="MS Gothic" style:font-name-complex="MS Gothic"/>
    </style:style>
    <style:style style:name="T206" style:parent-style-name="DefaultParagraphFont" style:family="text">
      <style:text-properties style:font-name="MS Gothic" style:font-name-asian="MS Gothic" style:font-name-complex="MS Gothic"/>
    </style:style>
    <style:style style:name="T207" style:parent-style-name="DefaultParagraphFont" style:family="text">
      <style:text-properties style:font-name="Microsoft JhengHei" style:font-name-asian="Microsoft JhengHei" style:font-name-complex="Microsoft JhengHei"/>
    </style:style>
    <style:style style:name="T208" style:parent-style-name="DefaultParagraphFont" style:family="text">
      <style:text-properties style:font-name="MS Gothic" style:font-name-asian="MS Gothic" style:font-name-complex="MS Gothic"/>
    </style:style>
    <style:style style:name="T209" style:parent-style-name="DefaultParagraphFont" style:family="text">
      <style:text-properties style:font-name="MS Gothic" style:font-name-asian="MS Gothic" style:font-name-complex="MS Gothic"/>
    </style:style>
    <style:style style:name="T210" style:parent-style-name="DefaultParagraphFont" style:family="text">
      <style:text-properties style:font-name="MS Gothic" style:font-name-asian="MS Gothic" style:font-name-complex="MS Gothic"/>
    </style:style>
    <style:style style:name="T211" style:parent-style-name="DefaultParagraphFont" style:family="text">
      <style:text-properties style:font-name="MS Gothic" style:font-name-asian="MS Gothic" style:font-name-complex="MS Gothic"/>
    </style:style>
    <style:style style:name="T212" style:parent-style-name="DefaultParagraphFont" style:family="text">
      <style:text-properties style:font-name="MS Gothic" style:font-name-asian="MS Gothic" style:font-name-complex="MS Gothic"/>
    </style:style>
    <style:style style:name="T213" style:parent-style-name="DefaultParagraphFont" style:family="text">
      <style:text-properties style:font-name="MS Gothic" style:font-name-asian="MS Gothic" style:font-name-complex="MS Gothic"/>
    </style:style>
    <style:style style:name="T214" style:parent-style-name="DefaultParagraphFont" style:family="text">
      <style:text-properties style:font-name="Microsoft JhengHei" style:font-name-asian="Microsoft JhengHei" style:font-name-complex="Microsoft JhengHei"/>
    </style:style>
    <style:style style:name="T215" style:parent-style-name="DefaultParagraphFont" style:family="text">
      <style:text-properties style:font-name="MS Gothic" style:font-name-asian="MS Gothic" style:font-name-complex="MS Gothic"/>
    </style:style>
    <style:style style:name="T216" style:parent-style-name="DefaultParagraphFont" style:family="text">
      <style:text-properties style:font-name="MS Gothic" style:font-name-asian="MS Gothic" style:font-name-complex="MS Gothic"/>
    </style:style>
    <style:style style:name="T217" style:parent-style-name="DefaultParagraphFont" style:family="text">
      <style:text-properties style:font-name="MS Gothic" style:font-name-asian="MS Gothic" style:font-name-complex="MS Gothic"/>
    </style:style>
    <style:style style:name="T218" style:parent-style-name="DefaultParagraphFont" style:family="text">
      <style:text-properties style:font-name="MS Gothic" style:font-name-asian="MS Gothic" style:font-name-complex="MS Gothic"/>
    </style:style>
    <style:style style:name="T219" style:parent-style-name="DefaultParagraphFont" style:family="text">
      <style:text-properties style:font-name="MS Gothic" style:font-name-asian="MS Gothic" style:font-name-complex="MS Gothic"/>
    </style:style>
    <style:style style:name="T220" style:parent-style-name="DefaultParagraphFont" style:family="text">
      <style:text-properties style:font-name="MS Gothic" style:font-name-asian="MS Gothic" style:font-name-complex="MS Gothic"/>
    </style:style>
    <style:style style:name="T221" style:parent-style-name="DefaultParagraphFont" style:family="text">
      <style:text-properties style:font-name="MS Gothic" style:font-name-asian="MS Gothic" style:font-name-complex="MS Gothic"/>
    </style:style>
    <style:style style:name="T222" style:parent-style-name="DefaultParagraphFont" style:family="text">
      <style:text-properties style:font-name="Microsoft JhengHei" style:font-name-asian="Microsoft JhengHei" style:font-name-complex="Microsoft JhengHei"/>
    </style:style>
    <style:style style:name="T223" style:parent-style-name="DefaultParagraphFont" style:family="text">
      <style:text-properties style:font-name="MS Gothic" style:font-name-asian="MS Gothic" style:font-name-complex="MS Gothic"/>
    </style:style>
    <style:style style:name="T224" style:parent-style-name="DefaultParagraphFont" style:family="text">
      <style:text-properties style:font-name="Microsoft JhengHei" style:font-name-asian="Microsoft JhengHei" style:font-name-complex="Microsoft JhengHei"/>
    </style:style>
    <style:style style:name="T225" style:parent-style-name="DefaultParagraphFont" style:family="text">
      <style:text-properties style:font-name="MS Gothic" style:font-name-asian="MS Gothic" style:font-name-complex="MS Gothic"/>
    </style:style>
    <style:style style:name="T226" style:parent-style-name="DefaultParagraphFont" style:family="text">
      <style:text-properties style:font-name="MS Gothic" style:font-name-asian="MS Gothic" style:font-name-complex="MS Gothic"/>
    </style:style>
    <style:style style:name="T227" style:parent-style-name="DefaultParagraphFont" style:family="text">
      <style:text-properties style:font-name="MS Gothic" style:font-name-asian="MS Gothic" style:font-name-complex="MS Gothic"/>
    </style:style>
    <style:style style:name="T228" style:parent-style-name="DefaultParagraphFont" style:family="text">
      <style:text-properties style:font-name="MS Gothic" style:font-name-asian="MS Gothic" style:font-name-complex="MS Gothic"/>
    </style:style>
    <style:style style:name="T229" style:parent-style-name="DefaultParagraphFont" style:family="text">
      <style:text-properties style:font-name="MS Gothic" style:font-name-asian="MS Gothic" style:font-name-complex="MS Gothic"/>
    </style:style>
    <style:style style:name="T230" style:parent-style-name="DefaultParagraphFont" style:family="text">
      <style:text-properties style:font-name="Microsoft JhengHei" style:font-name-asian="Microsoft JhengHei" style:font-name-complex="Microsoft JhengHei"/>
    </style:style>
    <style:style style:name="T231" style:parent-style-name="DefaultParagraphFont" style:family="text">
      <style:text-properties style:font-name="MingLiU-ExtB" style:font-name-asian="MingLiU-ExtB" style:font-name-complex="MingLiU-ExtB"/>
    </style:style>
    <style:style style:name="T232" style:parent-style-name="DefaultParagraphFont" style:family="text">
      <style:text-properties style:font-name="MS Gothic" style:font-name-asian="MS Gothic" style:font-name-complex="MS Gothic"/>
    </style:style>
    <style:style style:name="T233" style:parent-style-name="DefaultParagraphFont" style:family="text">
      <style:text-properties style:font-name="MS Gothic" style:font-name-asian="MS Gothic" style:font-name-complex="MS Gothic"/>
    </style:style>
    <style:style style:name="T234" style:parent-style-name="DefaultParagraphFont" style:family="text">
      <style:text-properties style:font-name="MS Gothic" style:font-name-asian="MS Gothic" style:font-name-complex="MS Gothic"/>
    </style:style>
    <style:style style:name="T235" style:parent-style-name="DefaultParagraphFont" style:family="text">
      <style:text-properties style:font-name="MS Gothic" style:font-name-asian="MS Gothic" style:font-name-complex="MS Gothic"/>
    </style:style>
    <style:style style:name="T236" style:parent-style-name="DefaultParagraphFont" style:family="text">
      <style:text-properties style:font-name="MS Gothic" style:font-name-asian="MS Gothic" style:font-name-complex="MS Gothic"/>
    </style:style>
    <style:style style:name="T237" style:parent-style-name="DefaultParagraphFont" style:family="text">
      <style:text-properties style:font-name="MS Gothic" style:font-name-asian="MS Gothic" style:font-name-complex="MS Gothic"/>
    </style:style>
    <style:style style:name="T238" style:parent-style-name="DefaultParagraphFont" style:family="text">
      <style:text-properties style:font-name="MS Gothic" style:font-name-asian="MS Gothic" style:font-name-complex="MS Gothic"/>
    </style:style>
    <style:style style:name="T239" style:parent-style-name="DefaultParagraphFont" style:family="text">
      <style:text-properties style:font-name="MS Gothic" style:font-name-asian="MS Gothic" style:font-name-complex="MS Gothic"/>
    </style:style>
    <style:style style:name="T240" style:parent-style-name="DefaultParagraphFont" style:family="text">
      <style:text-properties style:font-name="MS Gothic" style:font-name-asian="MS Gothic" style:font-name-complex="MS Gothic"/>
    </style:style>
    <style:style style:name="T241" style:parent-style-name="DefaultParagraphFont" style:family="text">
      <style:text-properties style:font-name="MS Gothic" style:font-name-asian="MS Gothic" style:font-name-complex="MS Gothic"/>
    </style:style>
    <style:style style:name="T242" style:parent-style-name="DefaultParagraphFont" style:family="text">
      <style:text-properties style:font-name="MS Gothic" style:font-name-asian="MS Gothic" style:font-name-complex="MS Gothic"/>
    </style:style>
    <style:style style:name="T243" style:parent-style-name="DefaultParagraphFont" style:family="text">
      <style:text-properties style:font-name="MS Gothic" style:font-name-asian="MS Gothic" style:font-name-complex="MS Gothic"/>
    </style:style>
    <style:style style:name="T244" style:parent-style-name="DefaultParagraphFont" style:family="text">
      <style:text-properties style:font-name="MS Gothic" style:font-name-asian="MS Gothic" style:font-name-complex="MS Gothic"/>
    </style:style>
    <style:style style:name="T245" style:parent-style-name="DefaultParagraphFont" style:family="text">
      <style:text-properties style:font-name="MS Gothic" style:font-name-asian="MS Gothic" style:font-name-complex="MS Gothic"/>
    </style:style>
    <style:style style:name="T246" style:parent-style-name="DefaultParagraphFont" style:family="text">
      <style:text-properties style:font-name="MS Gothic" style:font-name-asian="MS Gothic" style:font-name-complex="MS Gothic"/>
    </style:style>
    <style:style style:name="T247" style:parent-style-name="DefaultParagraphFont" style:family="text">
      <style:text-properties style:font-name="Microsoft JhengHei" style:font-name-asian="Microsoft JhengHei" style:font-name-complex="Microsoft JhengHei"/>
    </style:style>
    <style:style style:name="T248" style:parent-style-name="DefaultParagraphFont" style:family="text">
      <style:text-properties style:font-name="MS Gothic" style:font-name-asian="MS Gothic" style:font-name-complex="MS Gothic"/>
    </style:style>
    <style:style style:name="T249" style:parent-style-name="DefaultParagraphFont" style:family="text">
      <style:text-properties style:font-name="MS Gothic" style:font-name-asian="MS Gothic" style:font-name-complex="MS Gothic"/>
    </style:style>
    <style:style style:name="T250" style:parent-style-name="DefaultParagraphFont" style:family="text">
      <style:text-properties style:font-name="MS Gothic" style:font-name-asian="MS Gothic" style:font-name-complex="MS Gothic"/>
    </style:style>
    <style:style style:name="T251" style:parent-style-name="DefaultParagraphFont" style:family="text">
      <style:text-properties style:font-name="MS Gothic" style:font-name-asian="MS Gothic" style:font-name-complex="MS Gothic"/>
    </style:style>
    <style:style style:name="T252" style:parent-style-name="DefaultParagraphFont" style:family="text">
      <style:text-properties style:font-name="MS Gothic" style:font-name-asian="MS Gothic" style:font-name-complex="MS Gothic"/>
    </style:style>
    <style:style style:name="T253" style:parent-style-name="DefaultParagraphFont" style:family="text">
      <style:text-properties style:font-name="MS Gothic" style:font-name-asian="MS Gothic" style:font-name-complex="MS Gothic"/>
    </style:style>
    <style:style style:name="T254" style:parent-style-name="DefaultParagraphFont" style:family="text">
      <style:text-properties style:font-name="MS Gothic" style:font-name-asian="MS Gothic" style:font-name-complex="MS Gothic"/>
    </style:style>
    <style:style style:name="T255" style:parent-style-name="DefaultParagraphFont" style:family="text">
      <style:text-properties style:font-name="MS Gothic" style:font-name-asian="MS Gothic" style:font-name-complex="MS Gothic"/>
    </style:style>
    <style:style style:name="T256" style:parent-style-name="DefaultParagraphFont" style:family="text">
      <style:text-properties style:font-name="Microsoft JhengHei" style:font-name-asian="Microsoft JhengHei" style:font-name-complex="Microsoft JhengHei"/>
    </style:style>
    <style:style style:name="T257" style:parent-style-name="DefaultParagraphFont" style:family="text">
      <style:text-properties style:font-name="Microsoft JhengHei" style:font-name-asian="Microsoft JhengHei" style:font-name-complex="Microsoft JhengHei"/>
    </style:style>
    <style:style style:name="T258" style:parent-style-name="DefaultParagraphFont" style:family="text">
      <style:text-properties style:font-name="MS Gothic" style:font-name-asian="MS Gothic" style:font-name-complex="MS Gothic"/>
    </style:style>
    <style:style style:name="T259" style:parent-style-name="DefaultParagraphFont" style:family="text">
      <style:text-properties style:font-name="MS Gothic" style:font-name-asian="MS Gothic" style:font-name-complex="MS Gothic"/>
    </style:style>
    <style:style style:name="T260" style:parent-style-name="DefaultParagraphFont" style:family="text">
      <style:text-properties style:font-name="MS Gothic" style:font-name-asian="MS Gothic" style:font-name-complex="MS Gothic"/>
    </style:style>
    <style:style style:name="T261" style:parent-style-name="DefaultParagraphFont" style:family="text">
      <style:text-properties style:font-name="Microsoft JhengHei" style:font-name-asian="Microsoft JhengHei" style:font-name-complex="Microsoft JhengHei"/>
    </style:style>
    <style:style style:name="T262" style:parent-style-name="DefaultParagraphFont" style:family="text">
      <style:text-properties style:font-name="MS Gothic" style:font-name-asian="MS Gothic" style:font-name-complex="MS Gothic"/>
    </style:style>
    <style:style style:name="T263" style:parent-style-name="DefaultParagraphFont" style:family="text">
      <style:text-properties style:font-name="MS Gothic" style:font-name-asian="MS Gothic" style:font-name-complex="MS Gothic"/>
    </style:style>
    <style:style style:name="T264" style:parent-style-name="DefaultParagraphFont" style:family="text">
      <style:text-properties style:font-name="MS Gothic" style:font-name-asian="MS Gothic" style:font-name-complex="MS Gothic"/>
    </style:style>
    <style:style style:name="T265" style:parent-style-name="DefaultParagraphFont" style:family="text">
      <style:text-properties style:font-name="MS Gothic" style:font-name-asian="MS Gothic" style:font-name-complex="MS Gothic"/>
    </style:style>
    <style:style style:name="T266" style:parent-style-name="DefaultParagraphFont" style:family="text">
      <style:text-properties style:font-name="MS Gothic" style:font-name-asian="MS Gothic" style:font-name-complex="MS Gothic"/>
    </style:style>
    <style:style style:name="T267" style:parent-style-name="DefaultParagraphFont" style:family="text">
      <style:text-properties style:font-name="MS Gothic" style:font-name-asian="MS Gothic" style:font-name-complex="MS Gothic"/>
    </style:style>
    <style:style style:name="T268" style:parent-style-name="DefaultParagraphFont" style:family="text">
      <style:text-properties style:font-name="MS Gothic" style:font-name-asian="MS Gothic" style:font-name-complex="MS Gothic"/>
    </style:style>
    <style:style style:name="T269" style:parent-style-name="DefaultParagraphFont" style:family="text">
      <style:text-properties style:font-name="MS Gothic" style:font-name-asian="MS Gothic" style:font-name-complex="MS Gothic"/>
    </style:style>
    <style:style style:name="T270" style:parent-style-name="DefaultParagraphFont" style:family="text">
      <style:text-properties style:font-name="MS Gothic" style:font-name-asian="MS Gothic" style:font-name-complex="MS Gothic"/>
    </style:style>
    <style:style style:name="T271" style:parent-style-name="DefaultParagraphFont" style:family="text">
      <style:text-properties style:font-name="MS Gothic" style:font-name-asian="MS Gothic" style:font-name-complex="MS Gothic"/>
    </style:style>
    <style:style style:name="T272" style:parent-style-name="DefaultParagraphFont" style:family="text">
      <style:text-properties style:font-name="MS Gothic" style:font-name-asian="MS Gothic" style:font-name-complex="MS Gothic"/>
    </style:style>
    <style:style style:name="T273" style:parent-style-name="DefaultParagraphFont" style:family="text">
      <style:text-properties style:font-name="MS Gothic" style:font-name-asian="MS Gothic" style:font-name-complex="MS Gothic"/>
    </style:style>
    <style:style style:name="T274" style:parent-style-name="DefaultParagraphFont" style:family="text">
      <style:text-properties style:font-name="MS Gothic" style:font-name-asian="MS Gothic" style:font-name-complex="MS Gothic"/>
    </style:style>
    <style:style style:name="T275" style:parent-style-name="DefaultParagraphFont" style:family="text">
      <style:text-properties style:font-name="MS Gothic" style:font-name-asian="MS Gothic" style:font-name-complex="MS Gothic"/>
    </style:style>
    <style:style style:name="T276" style:parent-style-name="DefaultParagraphFont" style:family="text">
      <style:text-properties style:font-name="MS Gothic" style:font-name-asian="MS Gothic" style:font-name-complex="MS Gothic"/>
    </style:style>
    <style:style style:name="T277" style:parent-style-name="DefaultParagraphFont" style:family="text">
      <style:text-properties style:font-name="MS Gothic" style:font-name-asian="MS Gothic" style:font-name-complex="MS Gothic"/>
    </style:style>
    <style:style style:name="T278" style:parent-style-name="DefaultParagraphFont" style:family="text">
      <style:text-properties style:font-name="MS Gothic" style:font-name-asian="MS Gothic" style:font-name-complex="MS Gothic"/>
    </style:style>
    <style:style style:name="T279" style:parent-style-name="DefaultParagraphFont" style:family="text">
      <style:text-properties style:font-name="Microsoft JhengHei" style:font-name-asian="Microsoft JhengHei" style:font-name-complex="Microsoft JhengHei"/>
    </style:style>
    <style:style style:name="T280" style:parent-style-name="DefaultParagraphFont" style:family="text">
      <style:text-properties style:font-name="MS Gothic" style:font-name-asian="MS Gothic" style:font-name-complex="MS Gothic"/>
    </style:style>
    <style:style style:name="T281" style:parent-style-name="DefaultParagraphFont" style:family="text">
      <style:text-properties style:font-name="MS Gothic" style:font-name-asian="MS Gothic" style:font-name-complex="MS Gothic"/>
    </style:style>
    <style:style style:name="T282" style:parent-style-name="DefaultParagraphFont" style:family="text">
      <style:text-properties style:font-name="MS Gothic" style:font-name-asian="MS Gothic" style:font-name-complex="MS Gothic"/>
    </style:style>
    <style:style style:name="T283" style:parent-style-name="DefaultParagraphFont" style:family="text">
      <style:text-properties style:font-name="MS Gothic" style:font-name-asian="MS Gothic" style:font-name-complex="MS Gothic"/>
    </style:style>
    <style:style style:name="T284" style:parent-style-name="DefaultParagraphFont" style:family="text">
      <style:text-properties style:font-name="MS Gothic" style:font-name-asian="MS Gothic" style:font-name-complex="MS Gothic"/>
    </style:style>
    <style:style style:name="T285" style:parent-style-name="DefaultParagraphFont" style:family="text">
      <style:text-properties style:font-name="MS Gothic" style:font-name-asian="MS Gothic" style:font-name-complex="MS Gothic"/>
    </style:style>
    <style:style style:name="T286" style:parent-style-name="DefaultParagraphFont" style:family="text">
      <style:text-properties style:font-name="Malgun Gothic" style:font-name-asian="Malgun Gothic" style:font-name-complex="Malgun Gothic"/>
    </style:style>
    <style:style style:name="T287" style:parent-style-name="DefaultParagraphFont" style:family="text">
      <style:text-properties style:font-name="MS Gothic" style:font-name-asian="MS Gothic" style:font-name-complex="MS Gothic"/>
    </style:style>
    <style:style style:name="T288" style:parent-style-name="DefaultParagraphFont" style:family="text">
      <style:text-properties style:font-name="MS Gothic" style:font-name-asian="MS Gothic" style:font-name-complex="MS Gothic"/>
    </style:style>
    <style:style style:name="T289" style:parent-style-name="DefaultParagraphFont" style:family="text">
      <style:text-properties style:font-name="MS Gothic" style:font-name-asian="MS Gothic" style:font-name-complex="MS Gothic"/>
    </style:style>
    <style:style style:name="T290" style:parent-style-name="DefaultParagraphFont" style:family="text">
      <style:text-properties style:font-name="MS Gothic" style:font-name-asian="MS Gothic" style:font-name-complex="MS Gothic"/>
    </style:style>
    <style:style style:name="T291" style:parent-style-name="DefaultParagraphFont" style:family="text">
      <style:text-properties style:font-name="MS Gothic" style:font-name-asian="MS Gothic" style:font-name-complex="MS Gothic"/>
    </style:style>
    <style:style style:name="T292" style:parent-style-name="DefaultParagraphFont" style:family="text">
      <style:text-properties style:font-name="MS Gothic" style:font-name-asian="MS Gothic" style:font-name-complex="MS Gothic"/>
    </style:style>
    <style:style style:name="T293" style:parent-style-name="DefaultParagraphFont" style:family="text">
      <style:text-properties style:font-name="MS Gothic" style:font-name-asian="MS Gothic" style:font-name-complex="MS Gothic"/>
    </style:style>
    <style:style style:name="T294" style:parent-style-name="DefaultParagraphFont" style:family="text">
      <style:text-properties style:font-name="MS Gothic" style:font-name-asian="MS Gothic" style:font-name-complex="MS Gothic"/>
    </style:style>
    <style:style style:name="T295" style:parent-style-name="DefaultParagraphFont" style:family="text">
      <style:text-properties style:font-name="MS Gothic" style:font-name-asian="MS Gothic" style:font-name-complex="MS Gothic"/>
    </style:style>
    <style:style style:name="T296" style:parent-style-name="DefaultParagraphFont" style:family="text">
      <style:text-properties style:font-name="MS Gothic" style:font-name-asian="MS Gothic" style:font-name-complex="MS Gothic"/>
    </style:style>
    <style:style style:name="T297" style:parent-style-name="DefaultParagraphFont" style:family="text">
      <style:text-properties style:font-name="Microsoft JhengHei" style:font-name-asian="Microsoft JhengHei" style:font-name-complex="Microsoft JhengHei"/>
    </style:style>
    <style:style style:name="T298" style:parent-style-name="DefaultParagraphFont" style:family="text">
      <style:text-properties style:font-name="MS Gothic" style:font-name-asian="MS Gothic" style:font-name-complex="MS Gothic"/>
    </style:style>
    <style:style style:name="T299" style:parent-style-name="DefaultParagraphFont" style:family="text">
      <style:text-properties style:font-name="MS Gothic" style:font-name-asian="MS Gothic" style:font-name-complex="MS Gothic"/>
    </style:style>
    <style:style style:name="T300" style:parent-style-name="DefaultParagraphFont" style:family="text">
      <style:text-properties style:font-name="Microsoft JhengHei" style:font-name-asian="Microsoft JhengHei" style:font-name-complex="Microsoft JhengHei"/>
    </style:style>
    <style:style style:name="T301" style:parent-style-name="DefaultParagraphFont" style:family="text">
      <style:text-properties style:font-name="MS Gothic" style:font-name-asian="MS Gothic" style:font-name-complex="MS Gothic"/>
    </style:style>
    <style:style style:name="T302" style:parent-style-name="DefaultParagraphFont" style:family="text">
      <style:text-properties style:font-name="MS Gothic" style:font-name-asian="MS Gothic" style:font-name-complex="MS Gothic"/>
    </style:style>
    <style:style style:name="T303" style:parent-style-name="DefaultParagraphFont" style:family="text">
      <style:text-properties style:font-name="MS Gothic" style:font-name-asian="MS Gothic" style:font-name-complex="MS Gothic"/>
    </style:style>
    <style:style style:name="T304" style:parent-style-name="DefaultParagraphFont" style:family="text">
      <style:text-properties style:font-name="MS Gothic" style:font-name-asian="MS Gothic" style:font-name-complex="MS Gothic"/>
    </style:style>
    <style:style style:name="T305" style:parent-style-name="DefaultParagraphFont" style:family="text">
      <style:text-properties style:font-name="MS Gothic" style:font-name-asian="MS Gothic" style:font-name-complex="MS Gothic"/>
    </style:style>
    <style:style style:name="T306" style:parent-style-name="DefaultParagraphFont" style:family="text">
      <style:text-properties style:font-name="MS Gothic" style:font-name-asian="MS Gothic" style:font-name-complex="MS Gothic"/>
    </style:style>
    <style:style style:name="T307" style:parent-style-name="DefaultParagraphFont" style:family="text">
      <style:text-properties style:font-name="MS Gothic" style:font-name-asian="MS Gothic" style:font-name-complex="MS Gothic"/>
    </style:style>
    <style:style style:name="T308" style:parent-style-name="DefaultParagraphFont" style:family="text">
      <style:text-properties style:font-name="MS Gothic" style:font-name-asian="MS Gothic" style:font-name-complex="MS Gothic"/>
    </style:style>
    <style:style style:name="T309" style:parent-style-name="DefaultParagraphFont" style:family="text">
      <style:text-properties style:font-name="MS Gothic" style:font-name-asian="MS Gothic" style:font-name-complex="MS Gothic"/>
    </style:style>
    <style:style style:name="T310" style:parent-style-name="DefaultParagraphFont" style:family="text">
      <style:text-properties style:font-name="Microsoft JhengHei" style:font-name-asian="Microsoft JhengHei" style:font-name-complex="Microsoft JhengHei"/>
    </style:style>
    <style:style style:name="T311" style:parent-style-name="DefaultParagraphFont" style:family="text">
      <style:text-properties style:font-name="MS Gothic" style:font-name-asian="MS Gothic" style:font-name-complex="MS Gothic"/>
    </style:style>
    <style:style style:name="T312" style:parent-style-name="DefaultParagraphFont" style:family="text">
      <style:text-properties style:font-name="MS Gothic" style:font-name-asian="MS Gothic" style:font-name-complex="MS Gothic"/>
    </style:style>
    <style:style style:name="T313" style:parent-style-name="DefaultParagraphFont" style:family="text">
      <style:text-properties style:font-name="MS Gothic" style:font-name-asian="MS Gothic" style:font-name-complex="MS Gothic"/>
    </style:style>
    <style:style style:name="T314" style:parent-style-name="DefaultParagraphFont" style:family="text">
      <style:text-properties style:font-name="MS Gothic" style:font-name-asian="MS Gothic" style:font-name-complex="MS Gothic"/>
    </style:style>
    <style:style style:name="T315" style:parent-style-name="DefaultParagraphFont" style:family="text">
      <style:text-properties style:font-name="Microsoft JhengHei" style:font-name-asian="Microsoft JhengHei" style:font-name-complex="Microsoft JhengHei"/>
    </style:style>
    <style:style style:name="T316" style:parent-style-name="DefaultParagraphFont" style:family="text">
      <style:text-properties style:font-name="MS Gothic" style:font-name-asian="MS Gothic" style:font-name-complex="MS Gothic"/>
    </style:style>
    <style:style style:name="T317" style:parent-style-name="DefaultParagraphFont" style:family="text">
      <style:text-properties style:font-name="MS Gothic" style:font-name-asian="MS Gothic" style:font-name-complex="MS Gothic"/>
    </style:style>
    <style:style style:name="T318" style:parent-style-name="DefaultParagraphFont" style:family="text">
      <style:text-properties style:font-name="MS Gothic" style:font-name-asian="MS Gothic" style:font-name-complex="MS Gothic"/>
    </style:style>
    <style:style style:name="T319" style:parent-style-name="DefaultParagraphFont" style:family="text">
      <style:text-properties style:font-name="Microsoft JhengHei" style:font-name-asian="Microsoft JhengHei" style:font-name-complex="Microsoft JhengHei"/>
    </style:style>
    <style:style style:name="T320" style:parent-style-name="DefaultParagraphFont" style:family="text">
      <style:text-properties style:font-name="Microsoft JhengHei" style:font-name-asian="Microsoft JhengHei" style:font-name-complex="Microsoft JhengHei"/>
    </style:style>
    <style:style style:name="T321" style:parent-style-name="DefaultParagraphFont" style:family="text">
      <style:text-properties style:font-name="MS Gothic" style:font-name-asian="MS Gothic" style:font-name-complex="MS Gothic"/>
    </style:style>
    <style:style style:name="T322" style:parent-style-name="DefaultParagraphFont" style:family="text">
      <style:text-properties style:font-name="MS Gothic" style:font-name-asian="MS Gothic" style:font-name-complex="MS Gothic"/>
    </style:style>
    <style:style style:name="T323" style:parent-style-name="DefaultParagraphFont" style:family="text">
      <style:text-properties style:font-name="MS Gothic" style:font-name-asian="MS Gothic" style:font-name-complex="MS Gothic"/>
    </style:style>
    <style:style style:name="T324" style:parent-style-name="DefaultParagraphFont" style:family="text">
      <style:text-properties style:font-name="MS Gothic" style:font-name-asian="MS Gothic" style:font-name-complex="MS Gothic"/>
    </style:style>
    <style:style style:name="T325" style:parent-style-name="DefaultParagraphFont" style:family="text">
      <style:text-properties style:font-name="MS Gothic" style:font-name-asian="MS Gothic" style:font-name-complex="MS Gothic"/>
    </style:style>
    <style:style style:name="T326" style:parent-style-name="DefaultParagraphFont" style:family="text">
      <style:text-properties style:font-name="Microsoft JhengHei" style:font-name-asian="Microsoft JhengHei" style:font-name-complex="Microsoft JhengHei"/>
    </style:style>
    <style:style style:name="T327" style:parent-style-name="DefaultParagraphFont" style:family="text">
      <style:text-properties style:font-name="MS Gothic" style:font-name-asian="MS Gothic" style:font-name-complex="MS Gothic"/>
    </style:style>
    <style:style style:name="T328" style:parent-style-name="DefaultParagraphFont" style:family="text">
      <style:text-properties style:font-name="MS Gothic" style:font-name-asian="MS Gothic" style:font-name-complex="MS Gothic"/>
    </style:style>
    <style:style style:name="T329" style:parent-style-name="DefaultParagraphFont" style:family="text">
      <style:text-properties style:font-name="MS Gothic" style:font-name-asian="MS Gothic" style:font-name-complex="MS Gothic"/>
    </style:style>
    <style:style style:name="T330" style:parent-style-name="DefaultParagraphFont" style:family="text">
      <style:text-properties style:font-name="MS Gothic" style:font-name-asian="MS Gothic" style:font-name-complex="MS Gothic"/>
    </style:style>
    <style:style style:name="T331" style:parent-style-name="DefaultParagraphFont" style:family="text">
      <style:text-properties style:font-name="Microsoft JhengHei" style:font-name-asian="Microsoft JhengHei" style:font-name-complex="Microsoft JhengHei"/>
    </style:style>
    <style:style style:name="T332" style:parent-style-name="DefaultParagraphFont" style:family="text">
      <style:text-properties style:font-name="MS Gothic" style:font-name-asian="MS Gothic" style:font-name-complex="MS Gothic"/>
    </style:style>
    <style:style style:name="T333" style:parent-style-name="DefaultParagraphFont" style:family="text">
      <style:text-properties style:font-name="MS Gothic" style:font-name-asian="MS Gothic" style:font-name-complex="MS Gothic"/>
    </style:style>
    <style:style style:name="T334" style:parent-style-name="DefaultParagraphFont" style:family="text">
      <style:text-properties style:font-name="MS Gothic" style:font-name-asian="MS Gothic" style:font-name-complex="MS Gothic"/>
    </style:style>
    <style:style style:name="T335" style:parent-style-name="DefaultParagraphFont" style:family="text">
      <style:text-properties style:font-name="MS Gothic" style:font-name-asian="MS Gothic" style:font-name-complex="MS Gothic"/>
    </style:style>
    <style:style style:name="T336" style:parent-style-name="DefaultParagraphFont" style:family="text">
      <style:text-properties style:font-name="MS Gothic" style:font-name-asian="MS Gothic" style:font-name-complex="MS Gothic"/>
    </style:style>
    <style:style style:name="T337" style:parent-style-name="DefaultParagraphFont" style:family="text">
      <style:text-properties style:font-name="MS Gothic" style:font-name-asian="MS Gothic" style:font-name-complex="MS Gothic"/>
    </style:style>
    <style:style style:name="T338" style:parent-style-name="DefaultParagraphFont" style:family="text">
      <style:text-properties style:font-name="MS Gothic" style:font-name-asian="MS Gothic" style:font-name-complex="MS Gothic"/>
    </style:style>
    <style:style style:name="T339" style:parent-style-name="DefaultParagraphFont" style:family="text">
      <style:text-properties style:font-name="Microsoft JhengHei" style:font-name-asian="Microsoft JhengHei" style:font-name-complex="Microsoft JhengHei"/>
    </style:style>
    <style:style style:name="T340" style:parent-style-name="DefaultParagraphFont" style:family="text">
      <style:text-properties style:font-name="MS Gothic" style:font-name-asian="MS Gothic" style:font-name-complex="MS Gothic"/>
    </style:style>
    <style:style style:name="T341" style:parent-style-name="DefaultParagraphFont" style:family="text">
      <style:text-properties style:font-name="MS Gothic" style:font-name-asian="MS Gothic" style:font-name-complex="MS Gothic"/>
    </style:style>
    <style:style style:name="T342" style:parent-style-name="DefaultParagraphFont" style:family="text">
      <style:text-properties style:font-name="MS Gothic" style:font-name-asian="MS Gothic" style:font-name-complex="MS Gothic"/>
    </style:style>
    <style:style style:name="T343" style:parent-style-name="DefaultParagraphFont" style:family="text">
      <style:text-properties style:font-name="MS Gothic" style:font-name-asian="MS Gothic" style:font-name-complex="MS Gothic"/>
    </style:style>
    <style:style style:name="T344" style:parent-style-name="DefaultParagraphFont" style:family="text">
      <style:text-properties style:font-name="MS Gothic" style:font-name-asian="MS Gothic" style:font-name-complex="MS Gothic"/>
    </style:style>
    <style:style style:name="T345" style:parent-style-name="DefaultParagraphFont" style:family="text">
      <style:text-properties style:font-name="MS Gothic" style:font-name-asian="MS Gothic" style:font-name-complex="MS Gothic"/>
    </style:style>
    <style:style style:name="T346" style:parent-style-name="DefaultParagraphFont" style:family="text">
      <style:text-properties style:font-name="MS Gothic" style:font-name-asian="MS Gothic" style:font-name-complex="MS Gothic"/>
    </style:style>
    <style:style style:name="T347" style:parent-style-name="DefaultParagraphFont" style:family="text">
      <style:text-properties style:font-name="MS Gothic" style:font-name-asian="MS Gothic" style:font-name-complex="MS Gothic"/>
    </style:style>
    <style:style style:name="T348" style:parent-style-name="DefaultParagraphFont" style:family="text">
      <style:text-properties style:font-name="MS Gothic" style:font-name-asian="MS Gothic" style:font-name-complex="MS Gothic"/>
    </style:style>
    <style:style style:name="T349" style:parent-style-name="DefaultParagraphFont" style:family="text">
      <style:text-properties style:font-name="Microsoft JhengHei" style:font-name-asian="Microsoft JhengHei" style:font-name-complex="Microsoft JhengHei"/>
    </style:style>
    <style:style style:name="T350" style:parent-style-name="DefaultParagraphFont" style:family="text">
      <style:text-properties style:font-name="MS Gothic" style:font-name-asian="MS Gothic" style:font-name-complex="MS Gothic"/>
    </style:style>
    <style:style style:name="T351" style:parent-style-name="DefaultParagraphFont" style:family="text">
      <style:text-properties style:font-name="Malgun Gothic" style:font-name-asian="Malgun Gothic" style:font-name-complex="Malgun Gothic"/>
    </style:style>
    <style:style style:name="T352" style:parent-style-name="DefaultParagraphFont" style:family="text">
      <style:text-properties style:font-name="MS Gothic" style:font-name-asian="MS Gothic" style:font-name-complex="MS Gothic"/>
    </style:style>
    <style:style style:name="T353" style:parent-style-name="DefaultParagraphFont" style:family="text">
      <style:text-properties style:font-name="Microsoft JhengHei" style:font-name-asian="Microsoft JhengHei" style:font-name-complex="Microsoft JhengHei"/>
    </style:style>
    <style:style style:name="T354" style:parent-style-name="DefaultParagraphFont" style:family="text">
      <style:text-properties style:font-name="Microsoft JhengHei" style:font-name-asian="Microsoft JhengHei" style:font-name-complex="Microsoft JhengHei"/>
    </style:style>
    <style:style style:name="T355" style:parent-style-name="DefaultParagraphFont" style:family="text">
      <style:text-properties style:font-name="MS Gothic" style:font-name-asian="MS Gothic" style:font-name-complex="MS Gothic"/>
    </style:style>
    <style:style style:name="T356" style:parent-style-name="DefaultParagraphFont" style:family="text">
      <style:text-properties style:font-name="MS Gothic" style:font-name-asian="MS Gothic" style:font-name-complex="MS Gothic"/>
    </style:style>
    <style:style style:name="T357" style:parent-style-name="DefaultParagraphFont" style:family="text">
      <style:text-properties style:font-name="MS Gothic" style:font-name-asian="MS Gothic" style:font-name-complex="MS Gothic"/>
    </style:style>
    <style:style style:name="T358" style:parent-style-name="DefaultParagraphFont" style:family="text">
      <style:text-properties style:font-name="MS Gothic" style:font-name-asian="MS Gothic" style:font-name-complex="MS Gothic"/>
    </style:style>
    <style:style style:name="T359" style:parent-style-name="DefaultParagraphFont" style:family="text">
      <style:text-properties style:font-name="MS Gothic" style:font-name-asian="MS Gothic" style:font-name-complex="MS Gothic"/>
    </style:style>
    <style:style style:name="T360" style:parent-style-name="DefaultParagraphFont" style:family="text">
      <style:text-properties style:font-name="MS Gothic" style:font-name-asian="MS Gothic" style:font-name-complex="MS Gothic"/>
    </style:style>
    <style:style style:name="T361" style:parent-style-name="DefaultParagraphFont" style:family="text">
      <style:text-properties style:font-name="MS Gothic" style:font-name-asian="MS Gothic" style:font-name-complex="MS Gothic"/>
    </style:style>
    <style:style style:name="T362" style:parent-style-name="DefaultParagraphFont" style:family="text">
      <style:text-properties style:font-name="Microsoft JhengHei" style:font-name-asian="Microsoft JhengHei" style:font-name-complex="Microsoft JhengHei"/>
    </style:style>
    <style:style style:name="T363" style:parent-style-name="DefaultParagraphFont" style:family="text">
      <style:text-properties style:font-name="MS Gothic" style:font-name-asian="MS Gothic" style:font-name-complex="MS Gothic"/>
    </style:style>
    <style:style style:name="T364" style:parent-style-name="DefaultParagraphFont" style:family="text">
      <style:text-properties style:font-name="MS Gothic" style:font-name-asian="MS Gothic" style:font-name-complex="MS Gothic"/>
    </style:style>
    <style:style style:name="T365" style:parent-style-name="DefaultParagraphFont" style:family="text">
      <style:text-properties style:font-name="MS Gothic" style:font-name-asian="MS Gothic" style:font-name-complex="MS Gothic"/>
    </style:style>
    <style:style style:name="T366" style:parent-style-name="DefaultParagraphFont" style:family="text">
      <style:text-properties style:font-name="MS Gothic" style:font-name-asian="MS Gothic" style:font-name-complex="MS Gothic"/>
    </style:style>
    <style:style style:name="T367" style:parent-style-name="DefaultParagraphFont" style:family="text">
      <style:text-properties style:font-name="MS Gothic" style:font-name-asian="MS Gothic" style:font-name-complex="MS Gothic"/>
    </style:style>
    <style:style style:name="T368" style:parent-style-name="DefaultParagraphFont" style:family="text">
      <style:text-properties style:font-name="MS Gothic" style:font-name-asian="MS Gothic" style:font-name-complex="MS Gothic"/>
    </style:style>
    <style:style style:name="T369" style:parent-style-name="DefaultParagraphFont" style:family="text">
      <style:text-properties style:font-name="MS Gothic" style:font-name-asian="MS Gothic" style:font-name-complex="MS Gothic"/>
    </style:style>
    <style:style style:name="T370" style:parent-style-name="DefaultParagraphFont" style:family="text">
      <style:text-properties style:font-name="MS Gothic" style:font-name-asian="MS Gothic" style:font-name-complex="MS Gothic"/>
    </style:style>
    <style:style style:name="T371" style:parent-style-name="DefaultParagraphFont" style:family="text">
      <style:text-properties style:font-name="MS Gothic" style:font-name-asian="MS Gothic" style:font-name-complex="MS Gothic"/>
    </style:style>
    <style:style style:name="T372" style:parent-style-name="DefaultParagraphFont" style:family="text">
      <style:text-properties style:font-name="MS Gothic" style:font-name-asian="MS Gothic" style:font-name-complex="MS Gothic"/>
    </style:style>
    <style:style style:name="T373" style:parent-style-name="DefaultParagraphFont" style:family="text">
      <style:text-properties style:font-name="MS Gothic" style:font-name-asian="MS Gothic" style:font-name-complex="MS Gothic"/>
    </style:style>
    <style:style style:name="T374" style:parent-style-name="DefaultParagraphFont" style:family="text">
      <style:text-properties style:font-name="MS Gothic" style:font-name-asian="MS Gothic" style:font-name-complex="MS Gothic"/>
    </style:style>
    <style:style style:name="T375" style:parent-style-name="DefaultParagraphFont" style:family="text">
      <style:text-properties style:font-name="Microsoft JhengHei" style:font-name-asian="Microsoft JhengHei" style:font-name-complex="Microsoft JhengHei"/>
    </style:style>
    <style:style style:name="T376" style:parent-style-name="DefaultParagraphFont" style:family="text">
      <style:text-properties style:font-name="Microsoft JhengHei" style:font-name-asian="Microsoft JhengHei" style:font-name-complex="Microsoft JhengHei"/>
    </style:style>
    <style:style style:name="T377" style:parent-style-name="DefaultParagraphFont" style:family="text">
      <style:text-properties style:font-name="MS Gothic" style:font-name-asian="MS Gothic" style:font-name-complex="MS Gothic"/>
    </style:style>
    <style:style style:name="T378" style:parent-style-name="DefaultParagraphFont" style:family="text">
      <style:text-properties style:font-name="MS Gothic" style:font-name-asian="MS Gothic" style:font-name-complex="MS Gothic"/>
    </style:style>
    <style:style style:name="T379" style:parent-style-name="DefaultParagraphFont" style:family="text">
      <style:text-properties style:font-name="MS Gothic" style:font-name-asian="MS Gothic" style:font-name-complex="MS Gothic"/>
    </style:style>
    <style:style style:name="T380" style:parent-style-name="DefaultParagraphFont" style:family="text">
      <style:text-properties style:font-name="MS Gothic" style:font-name-asian="MS Gothic" style:font-name-complex="MS Gothic"/>
    </style:style>
    <style:style style:name="T381" style:parent-style-name="DefaultParagraphFont" style:family="text">
      <style:text-properties style:font-name="MS Gothic" style:font-name-asian="MS Gothic" style:font-name-complex="MS Gothic"/>
    </style:style>
    <style:style style:name="T382" style:parent-style-name="DefaultParagraphFont" style:family="text">
      <style:text-properties style:font-name="Microsoft JhengHei" style:font-name-asian="Microsoft JhengHei" style:font-name-complex="Microsoft JhengHei"/>
    </style:style>
    <style:style style:name="T383" style:parent-style-name="DefaultParagraphFont" style:family="text">
      <style:text-properties style:font-name="MS Gothic" style:font-name-asian="MS Gothic" style:font-name-complex="MS Gothic"/>
    </style:style>
    <style:style style:name="T384" style:parent-style-name="DefaultParagraphFont" style:family="text">
      <style:text-properties style:font-name="MS Gothic" style:font-name-asian="MS Gothic" style:font-name-complex="MS Gothic"/>
    </style:style>
    <style:style style:name="T385" style:parent-style-name="DefaultParagraphFont" style:family="text">
      <style:text-properties style:font-name="MS Gothic" style:font-name-asian="MS Gothic" style:font-name-complex="MS Gothic"/>
    </style:style>
    <style:style style:name="T386" style:parent-style-name="DefaultParagraphFont" style:family="text">
      <style:text-properties style:font-name="MS Gothic" style:font-name-asian="MS Gothic" style:font-name-complex="MS Gothic"/>
    </style:style>
    <style:style style:name="T387" style:parent-style-name="DefaultParagraphFont" style:family="text">
      <style:text-properties style:font-name="MS Gothic" style:font-name-asian="MS Gothic" style:font-name-complex="MS Gothic"/>
    </style:style>
    <style:style style:name="T388" style:parent-style-name="DefaultParagraphFont" style:family="text">
      <style:text-properties style:font-name="MS Gothic" style:font-name-asian="MS Gothic" style:font-name-complex="MS Gothic"/>
    </style:style>
    <style:style style:name="T389" style:parent-style-name="DefaultParagraphFont" style:family="text">
      <style:text-properties style:font-name="Microsoft JhengHei" style:font-name-asian="Microsoft JhengHei" style:font-name-complex="Microsoft JhengHei"/>
    </style:style>
    <style:style style:name="T390" style:parent-style-name="DefaultParagraphFont" style:family="text">
      <style:text-properties style:font-name="MS Gothic" style:font-name-asian="MS Gothic" style:font-name-complex="MS Gothic"/>
    </style:style>
    <style:style style:name="T391" style:parent-style-name="DefaultParagraphFont" style:family="text">
      <style:text-properties style:font-name="MS Gothic" style:font-name-asian="MS Gothic" style:font-name-complex="MS Gothic"/>
    </style:style>
    <style:style style:name="T392" style:parent-style-name="DefaultParagraphFont" style:family="text">
      <style:text-properties style:font-name="MS Gothic" style:font-name-asian="MS Gothic" style:font-name-complex="MS Gothic"/>
    </style:style>
    <style:style style:name="T393" style:parent-style-name="DefaultParagraphFont" style:family="text">
      <style:text-properties style:font-name="MS Gothic" style:font-name-asian="MS Gothic" style:font-name-complex="MS Gothic"/>
    </style:style>
    <style:style style:name="T394" style:parent-style-name="DefaultParagraphFont" style:family="text">
      <style:text-properties style:font-name="MS Gothic" style:font-name-asian="MS Gothic" style:font-name-complex="MS Gothic"/>
    </style:style>
    <style:style style:name="T395" style:parent-style-name="DefaultParagraphFont" style:family="text">
      <style:text-properties style:font-name="Microsoft JhengHei" style:font-name-asian="Microsoft JhengHei" style:font-name-complex="Microsoft JhengHei"/>
    </style:style>
    <style:style style:name="T396" style:parent-style-name="DefaultParagraphFont" style:family="text">
      <style:text-properties style:font-name="MS Gothic" style:font-name-asian="MS Gothic" style:font-name-complex="MS Gothic"/>
    </style:style>
    <style:style style:name="T397" style:parent-style-name="DefaultParagraphFont" style:family="text">
      <style:text-properties style:font-name="MS Gothic" style:font-name-asian="MS Gothic" style:font-name-complex="MS Gothic"/>
    </style:style>
    <style:style style:name="T398" style:parent-style-name="DefaultParagraphFont" style:family="text">
      <style:text-properties style:font-name="MS Gothic" style:font-name-asian="MS Gothic" style:font-name-complex="MS Gothic"/>
    </style:style>
    <style:style style:name="T399" style:parent-style-name="DefaultParagraphFont" style:family="text">
      <style:text-properties style:font-name="MS Gothic" style:font-name-asian="MS Gothic" style:font-name-complex="MS Gothic"/>
    </style:style>
    <style:style style:name="T400" style:parent-style-name="DefaultParagraphFont" style:family="text">
      <style:text-properties style:font-name="Microsoft JhengHei" style:font-name-asian="Microsoft JhengHei" style:font-name-complex="Microsoft JhengHei"/>
    </style:style>
    <style:style style:name="T401" style:parent-style-name="DefaultParagraphFont" style:family="text">
      <style:text-properties style:font-name="MS Gothic" style:font-name-asian="MS Gothic" style:font-name-complex="MS Gothic"/>
    </style:style>
    <style:style style:name="T402" style:parent-style-name="DefaultParagraphFont" style:family="text">
      <style:text-properties style:font-name="MS Gothic" style:font-name-asian="MS Gothic" style:font-name-complex="MS Gothic"/>
    </style:style>
    <style:style style:name="T403" style:parent-style-name="DefaultParagraphFont" style:family="text">
      <style:text-properties style:font-name="MS Gothic" style:font-name-asian="MS Gothic" style:font-name-complex="MS Gothic"/>
    </style:style>
    <style:style style:name="T404" style:parent-style-name="DefaultParagraphFont" style:family="text">
      <style:text-properties style:font-name="Microsoft JhengHei" style:font-name-asian="Microsoft JhengHei" style:font-name-complex="Microsoft JhengHei"/>
    </style:style>
    <style:style style:name="T405" style:parent-style-name="DefaultParagraphFont" style:family="text">
      <style:text-properties style:font-name="Microsoft JhengHei" style:font-name-asian="Microsoft JhengHei" style:font-name-complex="Microsoft JhengHei"/>
    </style:style>
    <style:style style:name="T406" style:parent-style-name="DefaultParagraphFont" style:family="text">
      <style:text-properties style:font-name="MS Gothic" style:font-name-asian="MS Gothic" style:font-name-complex="MS Gothic"/>
    </style:style>
    <style:style style:name="T407" style:parent-style-name="DefaultParagraphFont" style:family="text">
      <style:text-properties style:font-name="Microsoft JhengHei" style:font-name-asian="Microsoft JhengHei" style:font-name-complex="Microsoft JhengHei"/>
    </style:style>
    <style:style style:name="T408" style:parent-style-name="DefaultParagraphFont" style:family="text">
      <style:text-properties style:font-name="Microsoft JhengHei" style:font-name-asian="Microsoft JhengHei" style:font-name-complex="Microsoft JhengHei"/>
    </style:style>
    <style:style style:name="T409" style:parent-style-name="DefaultParagraphFont" style:family="text">
      <style:text-properties fo:font-weight="bold" style:font-weight-asian="bold" style:font-weight-complex="bold"/>
    </style:style>
    <style:style style:name="T410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411" style:parent-style-name="DefaultParagraphFont" style:family="text">
      <style:text-properties fo:font-weight="bold" style:font-weight-asian="bold" style:font-weight-complex="bold"/>
    </style:style>
    <style:style style:name="T412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/>
    </style:style>
    <style:style style:name="T413" style:parent-style-name="DefaultParagraphFont" style:family="text">
      <style:text-properties fo:font-weight="bold" style:font-weight-asian="bold" style:font-weight-complex="bold"/>
    </style:style>
    <style:style style:name="T414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415" style:parent-style-name="DefaultParagraphFont" style:family="text">
      <style:text-properties fo:font-weight="bold" style:font-weight-asian="bold" style:font-weight-complex="bold"/>
    </style:style>
    <style:style style:name="T416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417" style:parent-style-name="DefaultParagraphFont" style:family="text">
      <style:text-properties fo:font-weight="bold" style:font-weight-asian="bold" style:font-weight-complex="bold"/>
    </style:style>
    <style:style style:name="T418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419" style:parent-style-name="DefaultParagraphFont" style:family="text">
      <style:text-properties fo:font-weight="bold" style:font-weight-asian="bold" style:font-weight-complex="bold"/>
    </style:style>
    <style:style style:name="T420" style:parent-style-name="DefaultParagraphFont" style:family="text">
      <style:text-properties style:font-name="MS Gothic" style:font-name-asian="MS Gothic" style:font-name-complex="MS Gothic"/>
    </style:style>
    <style:style style:name="T421" style:parent-style-name="DefaultParagraphFont" style:family="text">
      <style:text-properties style:font-name="Malgun Gothic" style:font-name-asian="Malgun Gothic" style:font-name-complex="Malgun Gothic"/>
    </style:style>
    <style:style style:name="T422" style:parent-style-name="DefaultParagraphFont" style:family="text">
      <style:text-properties style:font-name="MS Gothic" style:font-name-asian="MS Gothic" style:font-name-complex="MS Gothic"/>
    </style:style>
    <style:style style:name="T423" style:parent-style-name="DefaultParagraphFont" style:family="text">
      <style:text-properties style:font-name="MS Gothic" style:font-name-asian="MS Gothic" style:font-name-complex="MS Gothic"/>
    </style:style>
    <style:style style:name="T424" style:parent-style-name="DefaultParagraphFont" style:family="text">
      <style:text-properties style:font-name="MS Gothic" style:font-name-asian="MS Gothic" style:font-name-complex="MS Gothic"/>
    </style:style>
    <style:style style:name="T425" style:parent-style-name="DefaultParagraphFont" style:family="text">
      <style:text-properties style:font-name="MS Gothic" style:font-name-asian="MS Gothic" style:font-name-complex="MS Gothic"/>
    </style:style>
    <style:style style:name="T426" style:parent-style-name="DefaultParagraphFont" style:family="text">
      <style:text-properties style:font-name="MS Gothic" style:font-name-asian="MS Gothic" style:font-name-complex="MS Gothic"/>
    </style:style>
    <style:style style:name="T427" style:parent-style-name="DefaultParagraphFont" style:family="text">
      <style:text-properties style:font-name="MS Gothic" style:font-name-asian="MS Gothic" style:font-name-complex="MS Gothic"/>
    </style:style>
    <style:style style:name="T428" style:parent-style-name="DefaultParagraphFont" style:family="text">
      <style:text-properties style:font-name="MS Gothic" style:font-name-asian="MS Gothic" style:font-name-complex="MS Gothic"/>
    </style:style>
    <style:style style:name="T429" style:parent-style-name="DefaultParagraphFont" style:family="text">
      <style:text-properties style:font-name="Microsoft JhengHei" style:font-name-asian="Microsoft JhengHei" style:font-name-complex="Microsoft JhengHei"/>
    </style:style>
    <style:style style:name="T430" style:parent-style-name="DefaultParagraphFont" style:family="text">
      <style:text-properties style:font-name="MS Gothic" style:font-name-asian="MS Gothic" style:font-name-complex="MS Gothic"/>
    </style:style>
    <style:style style:name="T431" style:parent-style-name="DefaultParagraphFont" style:family="text">
      <style:text-properties style:font-name="MS Gothic" style:font-name-asian="MS Gothic" style:font-name-complex="MS Gothic"/>
    </style:style>
    <style:style style:name="T432" style:parent-style-name="DefaultParagraphFont" style:family="text">
      <style:text-properties style:font-name="MS Gothic" style:font-name-asian="MS Gothic" style:font-name-complex="MS Gothic"/>
    </style:style>
    <style:style style:name="T433" style:parent-style-name="DefaultParagraphFont" style:family="text">
      <style:text-properties style:font-name="MS Gothic" style:font-name-asian="MS Gothic" style:font-name-complex="MS Gothic"/>
    </style:style>
    <style:style style:name="T434" style:parent-style-name="DefaultParagraphFont" style:family="text">
      <style:text-properties style:font-name="MS Gothic" style:font-name-asian="MS Gothic" style:font-name-complex="MS Gothic"/>
    </style:style>
    <style:style style:name="T435" style:parent-style-name="DefaultParagraphFont" style:family="text">
      <style:text-properties style:font-name="Microsoft JhengHei" style:font-name-asian="Microsoft JhengHei" style:font-name-complex="Microsoft JhengHei"/>
    </style:style>
    <style:style style:name="T436" style:parent-style-name="DefaultParagraphFont" style:family="text">
      <style:text-properties style:font-name="MS Gothic" style:font-name-asian="MS Gothic" style:font-name-complex="MS Gothic"/>
    </style:style>
    <style:style style:name="T437" style:parent-style-name="DefaultParagraphFont" style:family="text">
      <style:text-properties style:font-name="MS Gothic" style:font-name-asian="MS Gothic" style:font-name-complex="MS Gothic"/>
    </style:style>
    <style:style style:name="T438" style:parent-style-name="DefaultParagraphFont" style:family="text">
      <style:text-properties style:font-name="MS Gothic" style:font-name-asian="MS Gothic" style:font-name-complex="MS Gothic"/>
    </style:style>
    <style:style style:name="T439" style:parent-style-name="DefaultParagraphFont" style:family="text">
      <style:text-properties style:font-name="MS Gothic" style:font-name-asian="MS Gothic" style:font-name-complex="MS Gothic"/>
    </style:style>
    <style:style style:name="T440" style:parent-style-name="DefaultParagraphFont" style:family="text">
      <style:text-properties style:font-name="MS Gothic" style:font-name-asian="MS Gothic" style:font-name-complex="MS Gothic"/>
    </style:style>
    <style:style style:name="T441" style:parent-style-name="DefaultParagraphFont" style:family="text">
      <style:text-properties style:font-name="MS Gothic" style:font-name-asian="MS Gothic" style:font-name-complex="MS Gothic"/>
    </style:style>
    <style:style style:name="T442" style:parent-style-name="DefaultParagraphFont" style:family="text">
      <style:text-properties style:font-name="MS Gothic" style:font-name-asian="MS Gothic" style:font-name-complex="MS Gothic"/>
    </style:style>
    <style:style style:name="T443" style:parent-style-name="DefaultParagraphFont" style:family="text">
      <style:text-properties style:font-name="MS Gothic" style:font-name-asian="MS Gothic" style:font-name-complex="MS Gothic"/>
    </style:style>
    <style:style style:name="T444" style:parent-style-name="DefaultParagraphFont" style:family="text">
      <style:text-properties style:font-name="MS Gothic" style:font-name-asian="MS Gothic" style:font-name-complex="MS Gothic"/>
    </style:style>
    <style:style style:name="T445" style:parent-style-name="DefaultParagraphFont" style:family="text">
      <style:text-properties style:font-name="MS Gothic" style:font-name-asian="MS Gothic" style:font-name-complex="MS Gothic"/>
    </style:style>
    <style:style style:name="T446" style:parent-style-name="DefaultParagraphFont" style:family="text">
      <style:text-properties style:font-name="MS Gothic" style:font-name-asian="MS Gothic" style:font-name-complex="MS Gothic"/>
    </style:style>
    <style:style style:name="T447" style:parent-style-name="DefaultParagraphFont" style:family="text">
      <style:text-properties style:font-name="MS Gothic" style:font-name-asian="MS Gothic" style:font-name-complex="MS Gothic"/>
    </style:style>
    <style:style style:name="T448" style:parent-style-name="DefaultParagraphFont" style:family="text">
      <style:text-properties style:font-name="MS Gothic" style:font-name-asian="MS Gothic" style:font-name-complex="MS Gothic"/>
    </style:style>
    <style:style style:name="T449" style:parent-style-name="DefaultParagraphFont" style:family="text">
      <style:text-properties style:font-name="MS Gothic" style:font-name-asian="MS Gothic" style:font-name-complex="MS Gothic"/>
    </style:style>
    <style:style style:name="T450" style:parent-style-name="DefaultParagraphFont" style:family="text">
      <style:text-properties style:font-name="MS Gothic" style:font-name-asian="MS Gothic" style:font-name-complex="MS Gothic"/>
    </style:style>
    <style:style style:name="T451" style:parent-style-name="DefaultParagraphFont" style:family="text">
      <style:text-properties style:font-name="MS Gothic" style:font-name-asian="MS Gothic" style:font-name-complex="MS Gothic"/>
    </style:style>
    <style:style style:name="T452" style:parent-style-name="DefaultParagraphFont" style:family="text">
      <style:text-properties style:font-name="Microsoft JhengHei" style:font-name-asian="Microsoft JhengHei" style:font-name-complex="Microsoft JhengHei"/>
    </style:style>
    <style:style style:name="T453" style:parent-style-name="DefaultParagraphFont" style:family="text">
      <style:text-properties style:font-name="MS Gothic" style:font-name-asian="MS Gothic" style:font-name-complex="MS Gothic"/>
    </style:style>
    <style:style style:name="T454" style:parent-style-name="DefaultParagraphFont" style:family="text">
      <style:text-properties style:font-name="MS Gothic" style:font-name-asian="MS Gothic" style:font-name-complex="MS Gothic"/>
    </style:style>
    <style:style style:name="T455" style:parent-style-name="DefaultParagraphFont" style:family="text">
      <style:text-properties style:font-name="MS Gothic" style:font-name-asian="MS Gothic" style:font-name-complex="MS Gothic"/>
    </style:style>
    <style:style style:name="T456" style:parent-style-name="DefaultParagraphFont" style:family="text">
      <style:text-properties style:font-name="MS Gothic" style:font-name-asian="MS Gothic" style:font-name-complex="MS Gothic"/>
    </style:style>
    <style:style style:name="T457" style:parent-style-name="DefaultParagraphFont" style:family="text">
      <style:text-properties style:font-name="MS Gothic" style:font-name-asian="MS Gothic" style:font-name-complex="MS Gothic"/>
    </style:style>
    <style:style style:name="T458" style:parent-style-name="DefaultParagraphFont" style:family="text">
      <style:text-properties style:font-name="MS Gothic" style:font-name-asian="MS Gothic" style:font-name-complex="MS Gothic"/>
    </style:style>
    <style:style style:name="T459" style:parent-style-name="DefaultParagraphFont" style:family="text">
      <style:text-properties style:font-name="MS Gothic" style:font-name-asian="MS Gothic" style:font-name-complex="MS Gothic"/>
    </style:style>
    <style:style style:name="T460" style:parent-style-name="DefaultParagraphFont" style:family="text">
      <style:text-properties style:font-name="MS Gothic" style:font-name-asian="MS Gothic" style:font-name-complex="MS Gothic"/>
    </style:style>
    <style:style style:name="T461" style:parent-style-name="DefaultParagraphFont" style:family="text">
      <style:text-properties style:font-name="MS Gothic" style:font-name-asian="MS Gothic" style:font-name-complex="MS Gothic"/>
    </style:style>
    <style:style style:name="T462" style:parent-style-name="DefaultParagraphFont" style:family="text">
      <style:text-properties style:font-name="MS Gothic" style:font-name-asian="MS Gothic" style:font-name-complex="MS Gothic"/>
    </style:style>
    <style:style style:name="T463" style:parent-style-name="DefaultParagraphFont" style:family="text">
      <style:text-properties style:font-name="MS Gothic" style:font-name-asian="MS Gothic" style:font-name-complex="MS Gothic"/>
    </style:style>
    <style:style style:name="T464" style:parent-style-name="DefaultParagraphFont" style:family="text">
      <style:text-properties style:font-name="MS Gothic" style:font-name-asian="MS Gothic" style:font-name-complex="MS Gothic"/>
    </style:style>
    <style:style style:name="T465" style:parent-style-name="DefaultParagraphFont" style:family="text">
      <style:text-properties style:font-name="Microsoft JhengHei" style:font-name-asian="Microsoft JhengHei" style:font-name-complex="Microsoft JhengHei"/>
    </style:style>
    <style:style style:name="T466" style:parent-style-name="DefaultParagraphFont" style:family="text">
      <style:text-properties style:font-name="MS Gothic" style:font-name-asian="MS Gothic" style:font-name-complex="MS Gothic"/>
    </style:style>
    <style:style style:name="T467" style:parent-style-name="DefaultParagraphFont" style:family="text">
      <style:text-properties style:font-name="MS Gothic" style:font-name-asian="MS Gothic" style:font-name-complex="MS Gothic"/>
    </style:style>
    <style:style style:name="T468" style:parent-style-name="DefaultParagraphFont" style:family="text">
      <style:text-properties style:font-name="MS Gothic" style:font-name-asian="MS Gothic" style:font-name-complex="MS Gothic"/>
    </style:style>
    <style:style style:name="T469" style:parent-style-name="DefaultParagraphFont" style:family="text">
      <style:text-properties style:font-name="MS Gothic" style:font-name-asian="MS Gothic" style:font-name-complex="MS Gothic"/>
    </style:style>
    <style:style style:name="T470" style:parent-style-name="DefaultParagraphFont" style:family="text">
      <style:text-properties style:font-name="Microsoft JhengHei" style:font-name-asian="Microsoft JhengHei" style:font-name-complex="Microsoft JhengHei"/>
    </style:style>
    <style:style style:name="T471" style:parent-style-name="DefaultParagraphFont" style:family="text">
      <style:text-properties style:font-name="Microsoft JhengHei" style:font-name-asian="Microsoft JhengHei" style:font-name-complex="Microsoft JhengHei"/>
    </style:style>
    <style:style style:name="T472" style:parent-style-name="DefaultParagraphFont" style:family="text">
      <style:text-properties style:font-name="MS Gothic" style:font-name-asian="MS Gothic" style:font-name-complex="MS Gothic"/>
    </style:style>
    <style:style style:name="T473" style:parent-style-name="DefaultParagraphFont" style:family="text">
      <style:text-properties style:font-name="MS Gothic" style:font-name-asian="MS Gothic" style:font-name-complex="MS Gothic"/>
    </style:style>
    <style:style style:name="T474" style:parent-style-name="DefaultParagraphFont" style:family="text">
      <style:text-properties style:font-name="MS Gothic" style:font-name-asian="MS Gothic" style:font-name-complex="MS Gothic"/>
    </style:style>
    <style:style style:name="T475" style:parent-style-name="DefaultParagraphFont" style:family="text">
      <style:text-properties style:font-name="MS Gothic" style:font-name-asian="MS Gothic" style:font-name-complex="MS Gothic"/>
    </style:style>
    <style:style style:name="T476" style:parent-style-name="DefaultParagraphFont" style:family="text">
      <style:text-properties style:font-name="MS Gothic" style:font-name-asian="MS Gothic" style:font-name-complex="MS Gothic"/>
    </style:style>
    <style:style style:name="T477" style:parent-style-name="DefaultParagraphFont" style:family="text">
      <style:text-properties style:font-name="MS Gothic" style:font-name-asian="MS Gothic" style:font-name-complex="MS Gothic"/>
    </style:style>
    <style:style style:name="T478" style:parent-style-name="DefaultParagraphFont" style:family="text">
      <style:text-properties style:font-name="MingLiU-ExtB" style:font-name-asian="MingLiU-ExtB" style:font-name-complex="MingLiU-ExtB"/>
    </style:style>
    <style:style style:name="T479" style:parent-style-name="DefaultParagraphFont" style:family="text">
      <style:text-properties style:font-name="MS Gothic" style:font-name-asian="MS Gothic" style:font-name-complex="MS Gothic"/>
    </style:style>
    <style:style style:name="T480" style:parent-style-name="DefaultParagraphFont" style:family="text">
      <style:text-properties style:font-name="MS Gothic" style:font-name-asian="MS Gothic" style:font-name-complex="MS Gothic"/>
    </style:style>
    <style:style style:name="T481" style:parent-style-name="DefaultParagraphFont" style:family="text">
      <style:text-properties style:font-name="MS Gothic" style:font-name-asian="MS Gothic" style:font-name-complex="MS Gothic"/>
    </style:style>
    <style:style style:name="T482" style:parent-style-name="DefaultParagraphFont" style:family="text">
      <style:text-properties style:font-name="MS Gothic" style:font-name-asian="MS Gothic" style:font-name-complex="MS Gothic"/>
    </style:style>
    <style:style style:name="T483" style:parent-style-name="DefaultParagraphFont" style:family="text">
      <style:text-properties style:font-name="MS Gothic" style:font-name-asian="MS Gothic" style:font-name-complex="MS Gothic"/>
    </style:style>
    <style:style style:name="T484" style:parent-style-name="DefaultParagraphFont" style:family="text">
      <style:text-properties style:font-name="Microsoft JhengHei" style:font-name-asian="Microsoft JhengHei" style:font-name-complex="Microsoft JhengHei"/>
    </style:style>
    <style:style style:name="T485" style:parent-style-name="DefaultParagraphFont" style:family="text">
      <style:text-properties style:font-name="MS Gothic" style:font-name-asian="MS Gothic" style:font-name-complex="MS Gothic"/>
    </style:style>
    <style:style style:name="T486" style:parent-style-name="DefaultParagraphFont" style:family="text">
      <style:text-properties style:font-name="MS Gothic" style:font-name-asian="MS Gothic" style:font-name-complex="MS Gothic"/>
    </style:style>
    <style:style style:name="T487" style:parent-style-name="DefaultParagraphFont" style:family="text">
      <style:text-properties style:font-name="MS Gothic" style:font-name-asian="MS Gothic" style:font-name-complex="MS Gothic"/>
    </style:style>
    <style:style style:name="T488" style:parent-style-name="DefaultParagraphFont" style:family="text">
      <style:text-properties style:font-name="MS Gothic" style:font-name-asian="MS Gothic" style:font-name-complex="MS Gothic"/>
    </style:style>
    <style:style style:name="T489" style:parent-style-name="DefaultParagraphFont" style:family="text">
      <style:text-properties style:font-name="MS Gothic" style:font-name-asian="MS Gothic" style:font-name-complex="MS Gothic"/>
    </style:style>
    <style:style style:name="T490" style:parent-style-name="DefaultParagraphFont" style:family="text">
      <style:text-properties style:font-name="MS Gothic" style:font-name-asian="MS Gothic" style:font-name-complex="MS Gothic"/>
    </style:style>
    <style:style style:name="T491" style:parent-style-name="DefaultParagraphFont" style:family="text">
      <style:text-properties style:font-name="MS Gothic" style:font-name-asian="MS Gothic" style:font-name-complex="MS Gothic"/>
    </style:style>
    <style:style style:name="T492" style:parent-style-name="DefaultParagraphFont" style:family="text">
      <style:text-properties style:font-name="MS Gothic" style:font-name-asian="MS Gothic" style:font-name-complex="MS Gothic"/>
    </style:style>
    <style:style style:name="T493" style:parent-style-name="DefaultParagraphFont" style:family="text">
      <style:text-properties style:font-name="MS Gothic" style:font-name-asian="MS Gothic" style:font-name-complex="MS Gothic"/>
    </style:style>
    <style:style style:name="T494" style:parent-style-name="DefaultParagraphFont" style:family="text">
      <style:text-properties style:font-name="Microsoft JhengHei" style:font-name-asian="Microsoft JhengHei" style:font-name-complex="Microsoft JhengHei"/>
    </style:style>
    <style:style style:name="T495" style:parent-style-name="DefaultParagraphFont" style:family="text">
      <style:text-properties style:font-name="MS Gothic" style:font-name-asian="MS Gothic" style:font-name-complex="MS Gothic"/>
    </style:style>
    <style:style style:name="T496" style:parent-style-name="DefaultParagraphFont" style:family="text">
      <style:text-properties style:font-name="MS Gothic" style:font-name-asian="MS Gothic" style:font-name-complex="MS Gothic"/>
    </style:style>
    <style:style style:name="T497" style:parent-style-name="DefaultParagraphFont" style:family="text">
      <style:text-properties style:font-name="Microsoft JhengHei" style:font-name-asian="Microsoft JhengHei" style:font-name-complex="Microsoft JhengHei"/>
    </style:style>
    <style:style style:name="T498" style:parent-style-name="DefaultParagraphFont" style:family="text">
      <style:text-properties style:font-name="Microsoft JhengHei" style:font-name-asian="Microsoft JhengHei" style:font-name-complex="Microsoft JhengHei"/>
    </style:style>
    <style:style style:name="T499" style:parent-style-name="DefaultParagraphFont" style:family="text">
      <style:text-properties style:font-name="MS Gothic" style:font-name-asian="MS Gothic" style:font-name-complex="MS Gothic"/>
    </style:style>
    <style:style style:name="T500" style:parent-style-name="DefaultParagraphFont" style:family="text">
      <style:text-properties style:font-name="MS Gothic" style:font-name-asian="MS Gothic" style:font-name-complex="MS Gothic"/>
    </style:style>
    <style:style style:name="T501" style:parent-style-name="DefaultParagraphFont" style:family="text">
      <style:text-properties style:font-name="Microsoft JhengHei" style:font-name-asian="Microsoft JhengHei" style:font-name-complex="Microsoft JhengHei"/>
    </style:style>
    <style:style style:name="T502" style:parent-style-name="DefaultParagraphFont" style:family="text">
      <style:text-properties style:font-name="Microsoft JhengHei" style:font-name-asian="Microsoft JhengHei" style:font-name-complex="Microsoft JhengHei"/>
    </style:style>
    <style:style style:name="T503" style:parent-style-name="DefaultParagraphFont" style:family="text">
      <style:text-properties style:font-name="MS Gothic" style:font-name-asian="MS Gothic" style:font-name-complex="MS Gothic"/>
    </style:style>
    <style:style style:name="T504" style:parent-style-name="DefaultParagraphFont" style:family="text">
      <style:text-properties style:font-name="Malgun Gothic" style:font-name-asian="Malgun Gothic" style:font-name-complex="Malgun Gothic"/>
    </style:style>
    <style:style style:name="T505" style:parent-style-name="DefaultParagraphFont" style:family="text">
      <style:text-properties style:font-name="MS Gothic" style:font-name-asian="MS Gothic" style:font-name-complex="MS Gothic"/>
    </style:style>
    <style:style style:name="T506" style:parent-style-name="DefaultParagraphFont" style:family="text">
      <style:text-properties style:font-name="MS Gothic" style:font-name-asian="MS Gothic" style:font-name-complex="MS Gothic"/>
    </style:style>
    <style:style style:name="T507" style:parent-style-name="DefaultParagraphFont" style:family="text">
      <style:text-properties style:font-name="MS Gothic" style:font-name-asian="MS Gothic" style:font-name-complex="MS Gothic"/>
    </style:style>
    <style:style style:name="T508" style:parent-style-name="DefaultParagraphFont" style:family="text">
      <style:text-properties style:font-name="MS Gothic" style:font-name-asian="MS Gothic" style:font-name-complex="MS Gothic"/>
    </style:style>
    <style:style style:name="T509" style:parent-style-name="DefaultParagraphFont" style:family="text">
      <style:text-properties style:font-name="MS Gothic" style:font-name-asian="MS Gothic" style:font-name-complex="MS Gothic"/>
    </style:style>
    <style:style style:name="T510" style:parent-style-name="DefaultParagraphFont" style:family="text">
      <style:text-properties style:font-name="MS Gothic" style:font-name-asian="MS Gothic" style:font-name-complex="MS Gothic"/>
    </style:style>
    <style:style style:name="T511" style:parent-style-name="DefaultParagraphFont" style:family="text">
      <style:text-properties style:font-name="MS Gothic" style:font-name-asian="MS Gothic" style:font-name-complex="MS Gothic"/>
    </style:style>
    <style:style style:name="T512" style:parent-style-name="DefaultParagraphFont" style:family="text">
      <style:text-properties style:font-name="MS Gothic" style:font-name-asian="MS Gothic" style:font-name-complex="MS Gothic"/>
    </style:style>
    <style:style style:name="T513" style:parent-style-name="DefaultParagraphFont" style:family="text">
      <style:text-properties style:font-name="MS Gothic" style:font-name-asian="MS Gothic" style:font-name-complex="MS Gothic"/>
    </style:style>
    <style:style style:name="T514" style:parent-style-name="DefaultParagraphFont" style:family="text">
      <style:text-properties style:font-name="MS Gothic" style:font-name-asian="MS Gothic" style:font-name-complex="MS Gothic"/>
    </style:style>
    <style:style style:name="T515" style:parent-style-name="DefaultParagraphFont" style:family="text">
      <style:text-properties style:font-name="MS Gothic" style:font-name-asian="MS Gothic" style:font-name-complex="MS Gothic"/>
    </style:style>
    <style:style style:name="T516" style:parent-style-name="DefaultParagraphFont" style:family="text">
      <style:text-properties style:font-name="Microsoft JhengHei" style:font-name-asian="Microsoft JhengHei" style:font-name-complex="Microsoft JhengHei"/>
    </style:style>
    <style:style style:name="T517" style:parent-style-name="DefaultParagraphFont" style:family="text">
      <style:text-properties style:font-name="MS Gothic" style:font-name-asian="MS Gothic" style:font-name-complex="MS Gothic"/>
    </style:style>
    <style:style style:name="T518" style:parent-style-name="DefaultParagraphFont" style:family="text">
      <style:text-properties style:font-name="MS Gothic" style:font-name-asian="MS Gothic" style:font-name-complex="MS Gothic"/>
    </style:style>
    <style:style style:name="T519" style:parent-style-name="DefaultParagraphFont" style:family="text">
      <style:text-properties style:font-name="Microsoft JhengHei" style:font-name-asian="Microsoft JhengHei" style:font-name-complex="Microsoft JhengHei"/>
    </style:style>
    <style:style style:name="T520" style:parent-style-name="DefaultParagraphFont" style:family="text">
      <style:text-properties style:font-name="MS Gothic" style:font-name-asian="MS Gothic" style:font-name-complex="MS Gothic"/>
    </style:style>
    <style:style style:name="T521" style:parent-style-name="DefaultParagraphFont" style:family="text">
      <style:text-properties style:font-name="MS Gothic" style:font-name-asian="MS Gothic" style:font-name-complex="MS Gothic"/>
    </style:style>
    <style:style style:name="T522" style:parent-style-name="DefaultParagraphFont" style:family="text">
      <style:text-properties style:font-name="MS Gothic" style:font-name-asian="MS Gothic" style:font-name-complex="MS Gothic"/>
    </style:style>
    <style:style style:name="T523" style:parent-style-name="DefaultParagraphFont" style:family="text">
      <style:text-properties style:font-name="MS Gothic" style:font-name-asian="MS Gothic" style:font-name-complex="MS Gothic"/>
    </style:style>
    <style:style style:name="T524" style:parent-style-name="DefaultParagraphFont" style:family="text">
      <style:text-properties style:font-name="MS Gothic" style:font-name-asian="MS Gothic" style:font-name-complex="MS Gothic"/>
    </style:style>
    <style:style style:name="T525" style:parent-style-name="DefaultParagraphFont" style:family="text">
      <style:text-properties style:font-name="MS Gothic" style:font-name-asian="MS Gothic" style:font-name-complex="MS Gothic"/>
    </style:style>
    <style:style style:name="T526" style:parent-style-name="DefaultParagraphFont" style:family="text">
      <style:text-properties style:font-name="Microsoft JhengHei" style:font-name-asian="Microsoft JhengHei" style:font-name-complex="Microsoft JhengHei"/>
    </style:style>
    <style:style style:name="T527" style:parent-style-name="DefaultParagraphFont" style:family="text">
      <style:text-properties style:font-name="MS Gothic" style:font-name-asian="MS Gothic" style:font-name-complex="MS Gothic"/>
    </style:style>
    <style:style style:name="T528" style:parent-style-name="DefaultParagraphFont" style:family="text">
      <style:text-properties style:font-name="MS Gothic" style:font-name-asian="MS Gothic" style:font-name-complex="MS Gothic"/>
    </style:style>
    <style:style style:name="T529" style:parent-style-name="DefaultParagraphFont" style:family="text">
      <style:text-properties style:font-name="MS Gothic" style:font-name-asian="MS Gothic" style:font-name-complex="MS Gothic"/>
    </style:style>
    <style:style style:name="T530" style:parent-style-name="DefaultParagraphFont" style:family="text">
      <style:text-properties style:font-name="MS Gothic" style:font-name-asian="MS Gothic" style:font-name-complex="MS Gothic"/>
    </style:style>
    <style:style style:name="T531" style:parent-style-name="DefaultParagraphFont" style:family="text">
      <style:text-properties style:font-name="MS Gothic" style:font-name-asian="MS Gothic" style:font-name-complex="MS Gothic"/>
    </style:style>
    <style:style style:name="T532" style:parent-style-name="DefaultParagraphFont" style:family="text">
      <style:text-properties style:font-name="MS Gothic" style:font-name-asian="MS Gothic" style:font-name-complex="MS Gothic"/>
    </style:style>
    <style:style style:name="T533" style:parent-style-name="DefaultParagraphFont" style:family="text">
      <style:text-properties style:font-name="MS Gothic" style:font-name-asian="MS Gothic" style:font-name-complex="MS Gothic"/>
    </style:style>
    <style:style style:name="T534" style:parent-style-name="DefaultParagraphFont" style:family="text">
      <style:text-properties style:font-name="MS Gothic" style:font-name-asian="MS Gothic" style:font-name-complex="MS Gothic"/>
    </style:style>
    <style:style style:name="T535" style:parent-style-name="DefaultParagraphFont" style:family="text">
      <style:text-properties style:font-name="MS Gothic" style:font-name-asian="MS Gothic" style:font-name-complex="MS Gothic"/>
    </style:style>
    <style:style style:name="T536" style:parent-style-name="DefaultParagraphFont" style:family="text">
      <style:text-properties style:font-name="MS Gothic" style:font-name-asian="MS Gothic" style:font-name-complex="MS Gothic"/>
    </style:style>
    <style:style style:name="T537" style:parent-style-name="DefaultParagraphFont" style:family="text">
      <style:text-properties style:font-name="MS Gothic" style:font-name-asian="MS Gothic" style:font-name-complex="MS Gothic"/>
    </style:style>
    <style:style style:name="T538" style:parent-style-name="DefaultParagraphFont" style:family="text">
      <style:text-properties style:font-name="MS Gothic" style:font-name-asian="MS Gothic" style:font-name-complex="MS Gothic"/>
    </style:style>
    <style:style style:name="T539" style:parent-style-name="DefaultParagraphFont" style:family="text">
      <style:text-properties style:font-name="MS Gothic" style:font-name-asian="MS Gothic" style:font-name-complex="MS Gothic"/>
    </style:style>
    <style:style style:name="T540" style:parent-style-name="DefaultParagraphFont" style:family="text">
      <style:text-properties style:font-name="Microsoft JhengHei" style:font-name-asian="Microsoft JhengHei" style:font-name-complex="Microsoft JhengHei"/>
    </style:style>
    <style:style style:name="T541" style:parent-style-name="DefaultParagraphFont" style:family="text">
      <style:text-properties style:font-name="MS Gothic" style:font-name-asian="MS Gothic" style:font-name-complex="MS Gothic"/>
    </style:style>
    <style:style style:name="T542" style:parent-style-name="DefaultParagraphFont" style:family="text">
      <style:text-properties style:font-name="MS Gothic" style:font-name-asian="MS Gothic" style:font-name-complex="MS Gothic"/>
    </style:style>
    <style:style style:name="T543" style:parent-style-name="DefaultParagraphFont" style:family="text">
      <style:text-properties style:font-name="MS Gothic" style:font-name-asian="MS Gothic" style:font-name-complex="MS Gothic"/>
    </style:style>
    <style:style style:name="T544" style:parent-style-name="DefaultParagraphFont" style:family="text">
      <style:text-properties style:font-name="MS Gothic" style:font-name-asian="MS Gothic" style:font-name-complex="MS Gothic"/>
    </style:style>
    <style:style style:name="T545" style:parent-style-name="DefaultParagraphFont" style:family="text">
      <style:text-properties style:font-name="MS Gothic" style:font-name-asian="MS Gothic" style:font-name-complex="MS Gothic"/>
    </style:style>
    <style:style style:name="T546" style:parent-style-name="DefaultParagraphFont" style:family="text">
      <style:text-properties style:font-name="Microsoft JhengHei" style:font-name-asian="Microsoft JhengHei" style:font-name-complex="Microsoft JhengHei"/>
    </style:style>
    <style:style style:name="T547" style:parent-style-name="DefaultParagraphFont" style:family="text">
      <style:text-properties style:font-name="MS Gothic" style:font-name-asian="MS Gothic" style:font-name-complex="MS Gothic"/>
    </style:style>
    <style:style style:name="T548" style:parent-style-name="DefaultParagraphFont" style:family="text">
      <style:text-properties style:font-name="MS Gothic" style:font-name-asian="MS Gothic" style:font-name-complex="MS Gothic"/>
    </style:style>
    <style:style style:name="T549" style:parent-style-name="DefaultParagraphFont" style:family="text">
      <style:text-properties style:font-name="MS Gothic" style:font-name-asian="MS Gothic" style:font-name-complex="MS Gothic"/>
    </style:style>
    <style:style style:name="T550" style:parent-style-name="DefaultParagraphFont" style:family="text">
      <style:text-properties style:font-name="MS Gothic" style:font-name-asian="MS Gothic" style:font-name-complex="MS Gothic"/>
    </style:style>
    <style:style style:name="T551" style:parent-style-name="DefaultParagraphFont" style:family="text">
      <style:text-properties style:font-name="MS Gothic" style:font-name-asian="MS Gothic" style:font-name-complex="MS Gothic"/>
    </style:style>
    <style:style style:name="T552" style:parent-style-name="DefaultParagraphFont" style:family="text">
      <style:text-properties style:font-name="MS Gothic" style:font-name-asian="MS Gothic" style:font-name-complex="MS Gothic"/>
    </style:style>
    <style:style style:name="T553" style:parent-style-name="DefaultParagraphFont" style:family="text">
      <style:text-properties style:font-name="MS Gothic" style:font-name-asian="MS Gothic" style:font-name-complex="MS Gothic"/>
    </style:style>
    <style:style style:name="T554" style:parent-style-name="DefaultParagraphFont" style:family="text">
      <style:text-properties style:font-name="MS Gothic" style:font-name-asian="MS Gothic" style:font-name-complex="MS Gothic"/>
    </style:style>
    <style:style style:name="T555" style:parent-style-name="DefaultParagraphFont" style:family="text">
      <style:text-properties style:font-name="Microsoft JhengHei" style:font-name-asian="Microsoft JhengHei" style:font-name-complex="Microsoft JhengHei"/>
    </style:style>
    <style:style style:name="T556" style:parent-style-name="DefaultParagraphFont" style:family="text">
      <style:text-properties style:font-name="MS Gothic" style:font-name-asian="MS Gothic" style:font-name-complex="MS Gothic"/>
    </style:style>
    <style:style style:name="T557" style:parent-style-name="DefaultParagraphFont" style:family="text">
      <style:text-properties style:font-name="MS Gothic" style:font-name-asian="MS Gothic" style:font-name-complex="MS Gothic"/>
    </style:style>
    <style:style style:name="T558" style:parent-style-name="DefaultParagraphFont" style:family="text">
      <style:text-properties style:font-name="MS Gothic" style:font-name-asian="MS Gothic" style:font-name-complex="MS Gothic"/>
    </style:style>
    <style:style style:name="T559" style:parent-style-name="DefaultParagraphFont" style:family="text">
      <style:text-properties style:font-name="Microsoft JhengHei" style:font-name-asian="Microsoft JhengHei" style:font-name-complex="Microsoft JhengHei"/>
    </style:style>
    <style:style style:name="T560" style:parent-style-name="DefaultParagraphFont" style:family="text">
      <style:text-properties style:font-name="MS Gothic" style:font-name-asian="MS Gothic" style:font-name-complex="MS Gothic"/>
    </style:style>
    <style:style style:name="T561" style:parent-style-name="DefaultParagraphFont" style:family="text">
      <style:text-properties style:font-name="Microsoft JhengHei" style:font-name-asian="Microsoft JhengHei" style:font-name-complex="Microsoft JhengHei"/>
    </style:style>
    <style:style style:name="T562" style:parent-style-name="DefaultParagraphFont" style:family="text">
      <style:text-properties style:font-name="MS Gothic" style:font-name-asian="MS Gothic" style:font-name-complex="MS Gothic"/>
    </style:style>
    <style:style style:name="T563" style:parent-style-name="DefaultParagraphFont" style:family="text">
      <style:text-properties style:font-name="Microsoft JhengHei" style:font-name-asian="Microsoft JhengHei" style:font-name-complex="Microsoft JhengHei"/>
    </style:style>
    <style:style style:name="T564" style:parent-style-name="DefaultParagraphFont" style:family="text">
      <style:text-properties style:font-name="MS Gothic" style:font-name-asian="MS Gothic" style:font-name-complex="MS Gothic"/>
    </style:style>
    <style:style style:name="T565" style:parent-style-name="DefaultParagraphFont" style:family="text">
      <style:text-properties style:font-name="MS Gothic" style:font-name-asian="MS Gothic" style:font-name-complex="MS Gothic"/>
    </style:style>
    <style:style style:name="T566" style:parent-style-name="DefaultParagraphFont" style:family="text">
      <style:text-properties style:font-name="MS Gothic" style:font-name-asian="MS Gothic" style:font-name-complex="MS Gothic"/>
    </style:style>
    <style:style style:name="T567" style:parent-style-name="DefaultParagraphFont" style:family="text">
      <style:text-properties style:font-name="Malgun Gothic" style:font-name-asian="Malgun Gothic" style:font-name-complex="Malgun Gothic"/>
    </style:style>
    <style:style style:name="T568" style:parent-style-name="DefaultParagraphFont" style:family="text">
      <style:text-properties style:font-name="MS Gothic" style:font-name-asian="MS Gothic" style:font-name-complex="MS Gothic"/>
    </style:style>
    <style:style style:name="T569" style:parent-style-name="DefaultParagraphFont" style:family="text">
      <style:text-properties style:font-name="MS Gothic" style:font-name-asian="MS Gothic" style:font-name-complex="MS Gothic"/>
    </style:style>
    <style:style style:name="T570" style:parent-style-name="DefaultParagraphFont" style:family="text">
      <style:text-properties style:font-name="MS Gothic" style:font-name-asian="MS Gothic" style:font-name-complex="MS Gothic"/>
    </style:style>
    <style:style style:name="T571" style:parent-style-name="DefaultParagraphFont" style:family="text">
      <style:text-properties style:font-name="MS Gothic" style:font-name-asian="MS Gothic" style:font-name-complex="MS Gothic"/>
    </style:style>
    <style:style style:name="T572" style:parent-style-name="DefaultParagraphFont" style:family="text">
      <style:text-properties style:font-name="MS Gothic" style:font-name-asian="MS Gothic" style:font-name-complex="MS Gothic"/>
    </style:style>
    <style:style style:name="T573" style:parent-style-name="DefaultParagraphFont" style:family="text">
      <style:text-properties style:font-name="MS Gothic" style:font-name-asian="MS Gothic" style:font-name-complex="MS Gothic"/>
    </style:style>
    <style:style style:name="T574" style:parent-style-name="DefaultParagraphFont" style:family="text">
      <style:text-properties style:font-name="MS Gothic" style:font-name-asian="MS Gothic" style:font-name-complex="MS Gothic"/>
    </style:style>
    <style:style style:name="T575" style:parent-style-name="DefaultParagraphFont" style:family="text">
      <style:text-properties style:font-name="Microsoft JhengHei" style:font-name-asian="Microsoft JhengHei" style:font-name-complex="Microsoft JhengHei"/>
    </style:style>
    <style:style style:name="T576" style:parent-style-name="DefaultParagraphFont" style:family="text">
      <style:text-properties style:font-name="MS Gothic" style:font-name-asian="MS Gothic" style:font-name-complex="MS Gothic"/>
    </style:style>
    <style:style style:name="T577" style:parent-style-name="DefaultParagraphFont" style:family="text">
      <style:text-properties style:font-name="MS Gothic" style:font-name-asian="MS Gothic" style:font-name-complex="MS Gothic"/>
    </style:style>
    <style:style style:name="T578" style:parent-style-name="DefaultParagraphFont" style:family="text">
      <style:text-properties style:font-name="MS Gothic" style:font-name-asian="MS Gothic" style:font-name-complex="MS Gothic"/>
    </style:style>
    <style:style style:name="T579" style:parent-style-name="DefaultParagraphFont" style:family="text">
      <style:text-properties style:font-name="MS Gothic" style:font-name-asian="MS Gothic" style:font-name-complex="MS Gothic"/>
    </style:style>
    <style:style style:name="T580" style:parent-style-name="DefaultParagraphFont" style:family="text">
      <style:text-properties style:font-name="MS Gothic" style:font-name-asian="MS Gothic" style:font-name-complex="MS Gothic"/>
    </style:style>
    <style:style style:name="T581" style:parent-style-name="DefaultParagraphFont" style:family="text">
      <style:text-properties style:font-name="MS Gothic" style:font-name-asian="MS Gothic" style:font-name-complex="MS Gothic"/>
    </style:style>
    <style:style style:name="T582" style:parent-style-name="DefaultParagraphFont" style:family="text">
      <style:text-properties style:font-name="Microsoft JhengHei" style:font-name-asian="Microsoft JhengHei" style:font-name-complex="Microsoft JhengHei"/>
    </style:style>
    <style:style style:name="T583" style:parent-style-name="DefaultParagraphFont" style:family="text">
      <style:text-properties style:font-name="MS Gothic" style:font-name-asian="MS Gothic" style:font-name-complex="MS Gothic"/>
    </style:style>
    <style:style style:name="T584" style:parent-style-name="DefaultParagraphFont" style:family="text">
      <style:text-properties style:font-name="MS Gothic" style:font-name-asian="MS Gothic" style:font-name-complex="MS Gothic"/>
    </style:style>
    <style:style style:name="T585" style:parent-style-name="DefaultParagraphFont" style:family="text">
      <style:text-properties style:font-name="MS Gothic" style:font-name-asian="MS Gothic" style:font-name-complex="MS Gothic"/>
    </style:style>
    <style:style style:name="T586" style:parent-style-name="DefaultParagraphFont" style:family="text">
      <style:text-properties style:font-name="MS Gothic" style:font-name-asian="MS Gothic" style:font-name-complex="MS Gothic"/>
    </style:style>
    <style:style style:name="T587" style:parent-style-name="DefaultParagraphFont" style:family="text">
      <style:text-properties style:font-name="MS Gothic" style:font-name-asian="MS Gothic" style:font-name-complex="MS Gothic"/>
    </style:style>
    <style:style style:name="T588" style:parent-style-name="DefaultParagraphFont" style:family="text">
      <style:text-properties style:font-name="MS Gothic" style:font-name-asian="MS Gothic" style:font-name-complex="MS Gothic"/>
    </style:style>
    <style:style style:name="T589" style:parent-style-name="DefaultParagraphFont" style:family="text">
      <style:text-properties style:font-name="MS Gothic" style:font-name-asian="MS Gothic" style:font-name-complex="MS Gothic"/>
    </style:style>
    <style:style style:name="T590" style:parent-style-name="DefaultParagraphFont" style:family="text">
      <style:text-properties style:font-name="MS Gothic" style:font-name-asian="MS Gothic" style:font-name-complex="MS Gothic"/>
    </style:style>
    <style:style style:name="T591" style:parent-style-name="DefaultParagraphFont" style:family="text">
      <style:text-properties style:font-name="MS Gothic" style:font-name-asian="MS Gothic" style:font-name-complex="MS Gothic"/>
    </style:style>
    <style:style style:name="T592" style:parent-style-name="DefaultParagraphFont" style:family="text">
      <style:text-properties style:font-name="MS Gothic" style:font-name-asian="MS Gothic" style:font-name-complex="MS Gothic"/>
    </style:style>
    <style:style style:name="T593" style:parent-style-name="DefaultParagraphFont" style:family="text">
      <style:text-properties style:font-name="Microsoft JhengHei" style:font-name-asian="Microsoft JhengHei" style:font-name-complex="Microsoft JhengHei"/>
    </style:style>
    <style:style style:name="T594" style:parent-style-name="DefaultParagraphFont" style:family="text">
      <style:text-properties style:font-name="MS Gothic" style:font-name-asian="MS Gothic" style:font-name-complex="MS Gothic"/>
    </style:style>
    <style:style style:name="T595" style:parent-style-name="DefaultParagraphFont" style:family="text">
      <style:text-properties style:font-name="MS Gothic" style:font-name-asian="MS Gothic" style:font-name-complex="MS Gothic"/>
    </style:style>
    <style:style style:name="T596" style:parent-style-name="DefaultParagraphFont" style:family="text">
      <style:text-properties style:font-name="MS Gothic" style:font-name-asian="MS Gothic" style:font-name-complex="MS Gothic"/>
    </style:style>
    <style:style style:name="T597" style:parent-style-name="DefaultParagraphFont" style:family="text">
      <style:text-properties style:font-name="MS Gothic" style:font-name-asian="MS Gothic" style:font-name-complex="MS Gothic"/>
    </style:style>
    <style:style style:name="T598" style:parent-style-name="DefaultParagraphFont" style:family="text">
      <style:text-properties style:font-name="MS Gothic" style:font-name-asian="MS Gothic" style:font-name-complex="MS Gothic"/>
    </style:style>
    <style:style style:name="T599" style:parent-style-name="DefaultParagraphFont" style:family="text">
      <style:text-properties style:font-name="MS Gothic" style:font-name-asian="MS Gothic" style:font-name-complex="MS Gothic"/>
    </style:style>
    <style:style style:name="T600" style:parent-style-name="DefaultParagraphFont" style:family="text">
      <style:text-properties style:font-name="MS Gothic" style:font-name-asian="MS Gothic" style:font-name-complex="MS Gothic"/>
    </style:style>
    <style:style style:name="T601" style:parent-style-name="DefaultParagraphFont" style:family="text">
      <style:text-properties style:font-name="Microsoft JhengHei" style:font-name-asian="Microsoft JhengHei" style:font-name-complex="Microsoft JhengHei"/>
    </style:style>
    <style:style style:name="T602" style:parent-style-name="DefaultParagraphFont" style:family="text">
      <style:text-properties style:font-name="MS Gothic" style:font-name-asian="MS Gothic" style:font-name-complex="MS Gothic"/>
    </style:style>
    <style:style style:name="T603" style:parent-style-name="DefaultParagraphFont" style:family="text">
      <style:text-properties style:font-name="Microsoft JhengHei" style:font-name-asian="Microsoft JhengHei" style:font-name-complex="Microsoft JhengHei"/>
    </style:style>
    <style:style style:name="T604" style:parent-style-name="DefaultParagraphFont" style:family="text">
      <style:text-properties style:font-name="MS Gothic" style:font-name-asian="MS Gothic" style:font-name-complex="MS Gothic"/>
    </style:style>
    <style:style style:name="T605" style:parent-style-name="DefaultParagraphFont" style:family="text">
      <style:text-properties style:font-name="MS Gothic" style:font-name-asian="MS Gothic" style:font-name-complex="MS Gothic"/>
    </style:style>
    <style:style style:name="T606" style:parent-style-name="DefaultParagraphFont" style:family="text">
      <style:text-properties style:font-name="MS Gothic" style:font-name-asian="MS Gothic" style:font-name-complex="MS Gothic"/>
    </style:style>
    <style:style style:name="T607" style:parent-style-name="DefaultParagraphFont" style:family="text">
      <style:text-properties style:font-name="MS Gothic" style:font-name-asian="MS Gothic" style:font-name-complex="MS Gothic"/>
    </style:style>
    <style:style style:name="T608" style:parent-style-name="DefaultParagraphFont" style:family="text">
      <style:text-properties style:font-name="MS Gothic" style:font-name-asian="MS Gothic" style:font-name-complex="MS Gothic"/>
    </style:style>
    <style:style style:name="T609" style:parent-style-name="DefaultParagraphFont" style:family="text">
      <style:text-properties style:font-name="MS Gothic" style:font-name-asian="MS Gothic" style:font-name-complex="MS Gothic"/>
    </style:style>
    <style:style style:name="T610" style:parent-style-name="DefaultParagraphFont" style:family="text">
      <style:text-properties style:font-name="MS Gothic" style:font-name-asian="MS Gothic" style:font-name-complex="MS Gothic"/>
    </style:style>
    <style:style style:name="T611" style:parent-style-name="DefaultParagraphFont" style:family="text">
      <style:text-properties style:font-name="MS Gothic" style:font-name-asian="MS Gothic" style:font-name-complex="MS Gothic"/>
    </style:style>
    <style:style style:name="T612" style:parent-style-name="DefaultParagraphFont" style:family="text">
      <style:text-properties style:font-name="MS Gothic" style:font-name-asian="MS Gothic" style:font-name-complex="MS Gothic"/>
    </style:style>
    <style:style style:name="T613" style:parent-style-name="DefaultParagraphFont" style:family="text">
      <style:text-properties style:font-name="MS Gothic" style:font-name-asian="MS Gothic" style:font-name-complex="MS Gothic"/>
    </style:style>
    <style:style style:name="T614" style:parent-style-name="DefaultParagraphFont" style:family="text">
      <style:text-properties style:font-name="MS Gothic" style:font-name-asian="MS Gothic" style:font-name-complex="MS Gothic"/>
    </style:style>
    <style:style style:name="T615" style:parent-style-name="DefaultParagraphFont" style:family="text">
      <style:text-properties style:font-name="MS Gothic" style:font-name-asian="MS Gothic" style:font-name-complex="MS Gothic"/>
    </style:style>
    <style:style style:name="T616" style:parent-style-name="DefaultParagraphFont" style:family="text">
      <style:text-properties style:font-name="MS Gothic" style:font-name-asian="MS Gothic" style:font-name-complex="MS Gothic"/>
    </style:style>
    <style:style style:name="T617" style:parent-style-name="DefaultParagraphFont" style:family="text">
      <style:text-properties style:font-name="Microsoft JhengHei" style:font-name-asian="Microsoft JhengHei" style:font-name-complex="Microsoft JhengHei"/>
    </style:style>
    <style:style style:name="T618" style:parent-style-name="DefaultParagraphFont" style:family="text">
      <style:text-properties style:font-name="MS Gothic" style:font-name-asian="MS Gothic" style:font-name-complex="MS Gothic"/>
    </style:style>
    <style:style style:name="T619" style:parent-style-name="DefaultParagraphFont" style:family="text">
      <style:text-properties style:font-name="MS Gothic" style:font-name-asian="MS Gothic" style:font-name-complex="MS Gothic"/>
    </style:style>
    <style:style style:name="T620" style:parent-style-name="DefaultParagraphFont" style:family="text">
      <style:text-properties style:font-name="MS Gothic" style:font-name-asian="MS Gothic" style:font-name-complex="MS Gothic"/>
    </style:style>
    <style:style style:name="T621" style:parent-style-name="DefaultParagraphFont" style:family="text">
      <style:text-properties style:font-name="MS Gothic" style:font-name-asian="MS Gothic" style:font-name-complex="MS Gothic"/>
    </style:style>
    <style:style style:name="T622" style:parent-style-name="DefaultParagraphFont" style:family="text">
      <style:text-properties style:font-name="MS Gothic" style:font-name-asian="MS Gothic" style:font-name-complex="MS Gothic"/>
    </style:style>
    <style:style style:name="T623" style:parent-style-name="DefaultParagraphFont" style:family="text">
      <style:text-properties style:font-name="MS Gothic" style:font-name-asian="MS Gothic" style:font-name-complex="MS Gothic"/>
    </style:style>
    <style:style style:name="T624" style:parent-style-name="DefaultParagraphFont" style:family="text">
      <style:text-properties style:font-name="MS Gothic" style:font-name-asian="MS Gothic" style:font-name-complex="MS Gothic"/>
    </style:style>
    <style:style style:name="T625" style:parent-style-name="DefaultParagraphFont" style:family="text">
      <style:text-properties style:font-name="Microsoft JhengHei" style:font-name-asian="Microsoft JhengHei" style:font-name-complex="Microsoft JhengHei"/>
    </style:style>
    <style:style style:name="T626" style:parent-style-name="DefaultParagraphFont" style:family="text">
      <style:text-properties style:font-name="Microsoft JhengHei" style:font-name-asian="Microsoft JhengHei" style:font-name-complex="Microsoft JhengHei"/>
    </style:style>
    <style:style style:name="T627" style:parent-style-name="DefaultParagraphFont" style:family="text">
      <style:text-properties style:font-name="MS Gothic" style:font-name-asian="MS Gothic" style:font-name-complex="MS Gothic"/>
    </style:style>
    <style:style style:name="T628" style:parent-style-name="DefaultParagraphFont" style:family="text">
      <style:text-properties style:font-name="MS Gothic" style:font-name-asian="MS Gothic" style:font-name-complex="MS Gothic"/>
    </style:style>
    <style:style style:name="T629" style:parent-style-name="DefaultParagraphFont" style:family="text">
      <style:text-properties style:font-name="Microsoft JhengHei" style:font-name-asian="Microsoft JhengHei" style:font-name-complex="Microsoft JhengHei"/>
    </style:style>
    <style:style style:name="T630" style:parent-style-name="DefaultParagraphFont" style:family="text">
      <style:text-properties style:font-name="Microsoft JhengHei" style:font-name-asian="Microsoft JhengHei" style:font-name-complex="Microsoft JhengHei"/>
    </style:style>
    <style:style style:name="T631" style:parent-style-name="DefaultParagraphFont" style:family="text">
      <style:text-properties style:font-name="MS Gothic" style:font-name-asian="MS Gothic" style:font-name-complex="MS Gothic"/>
    </style:style>
    <style:style style:name="T632" style:parent-style-name="DefaultParagraphFont" style:family="text">
      <style:text-properties style:font-name="MS Gothic" style:font-name-asian="MS Gothic" style:font-name-complex="MS Gothic"/>
    </style:style>
    <style:style style:name="T633" style:parent-style-name="DefaultParagraphFont" style:family="text">
      <style:text-properties style:font-name="MS Gothic" style:font-name-asian="MS Gothic" style:font-name-complex="MS Gothic"/>
    </style:style>
    <style:style style:name="T634" style:parent-style-name="DefaultParagraphFont" style:family="text">
      <style:text-properties style:font-name="MS Gothic" style:font-name-asian="MS Gothic" style:font-name-complex="MS Gothic"/>
    </style:style>
    <style:style style:name="T635" style:parent-style-name="DefaultParagraphFont" style:family="text">
      <style:text-properties style:font-name="MS Gothic" style:font-name-asian="MS Gothic" style:font-name-complex="MS Gothic"/>
    </style:style>
    <style:style style:name="T636" style:parent-style-name="DefaultParagraphFont" style:family="text">
      <style:text-properties style:font-name="MS Gothic" style:font-name-asian="MS Gothic" style:font-name-complex="MS Gothic"/>
    </style:style>
    <style:style style:name="T637" style:parent-style-name="DefaultParagraphFont" style:family="text">
      <style:text-properties style:font-name="MS Gothic" style:font-name-asian="MS Gothic" style:font-name-complex="MS Gothic"/>
    </style:style>
    <style:style style:name="T638" style:parent-style-name="DefaultParagraphFont" style:family="text">
      <style:text-properties style:font-name="MS Gothic" style:font-name-asian="MS Gothic" style:font-name-complex="MS Gothic"/>
    </style:style>
    <style:style style:name="T639" style:parent-style-name="DefaultParagraphFont" style:family="text">
      <style:text-properties style:font-name="MS Gothic" style:font-name-asian="MS Gothic" style:font-name-complex="MS Gothic"/>
    </style:style>
    <style:style style:name="T640" style:parent-style-name="DefaultParagraphFont" style:family="text">
      <style:text-properties style:font-name="Microsoft JhengHei" style:font-name-asian="Microsoft JhengHei" style:font-name-complex="Microsoft JhengHei"/>
    </style:style>
    <style:style style:name="T641" style:parent-style-name="DefaultParagraphFont" style:family="text">
      <style:text-properties style:font-name="MS Gothic" style:font-name-asian="MS Gothic" style:font-name-complex="MS Gothic"/>
    </style:style>
    <style:style style:name="T642" style:parent-style-name="DefaultParagraphFont" style:family="text">
      <style:text-properties style:font-name="MS Gothic" style:font-name-asian="MS Gothic" style:font-name-complex="MS Gothic"/>
    </style:style>
    <style:style style:name="T643" style:parent-style-name="DefaultParagraphFont" style:family="text">
      <style:text-properties style:font-name="MS Gothic" style:font-name-asian="MS Gothic" style:font-name-complex="MS Gothic"/>
    </style:style>
    <style:style style:name="T644" style:parent-style-name="DefaultParagraphFont" style:family="text">
      <style:text-properties style:font-name="MS Gothic" style:font-name-asian="MS Gothic" style:font-name-complex="MS Gothic"/>
    </style:style>
    <style:style style:name="T645" style:parent-style-name="DefaultParagraphFont" style:family="text">
      <style:text-properties style:font-name="MS Gothic" style:font-name-asian="MS Gothic" style:font-name-complex="MS Gothic"/>
    </style:style>
    <style:style style:name="T646" style:parent-style-name="DefaultParagraphFont" style:family="text">
      <style:text-properties style:font-name="MS Gothic" style:font-name-asian="MS Gothic" style:font-name-complex="MS Gothic"/>
    </style:style>
    <style:style style:name="T647" style:parent-style-name="DefaultParagraphFont" style:family="text">
      <style:text-properties style:font-name="MS Gothic" style:font-name-asian="MS Gothic" style:font-name-complex="MS Gothic"/>
    </style:style>
    <style:style style:name="T648" style:parent-style-name="DefaultParagraphFont" style:family="text">
      <style:text-properties style:font-name="MS Gothic" style:font-name-asian="MS Gothic" style:font-name-complex="MS Gothic"/>
    </style:style>
    <style:style style:name="T649" style:parent-style-name="DefaultParagraphFont" style:family="text">
      <style:text-properties style:font-name="MS Gothic" style:font-name-asian="MS Gothic" style:font-name-complex="MS Gothic"/>
    </style:style>
    <style:style style:name="T650" style:parent-style-name="DefaultParagraphFont" style:family="text">
      <style:text-properties style:font-name="MS Gothic" style:font-name-asian="MS Gothic" style:font-name-complex="MS Gothic"/>
    </style:style>
    <style:style style:name="T651" style:parent-style-name="DefaultParagraphFont" style:family="text">
      <style:text-properties style:font-name="MS Gothic" style:font-name-asian="MS Gothic" style:font-name-complex="MS Gothic"/>
    </style:style>
    <style:style style:name="T652" style:parent-style-name="DefaultParagraphFont" style:family="text">
      <style:text-properties style:font-name="MS Gothic" style:font-name-asian="MS Gothic" style:font-name-complex="MS Gothic"/>
    </style:style>
    <style:style style:name="T653" style:parent-style-name="DefaultParagraphFont" style:family="text">
      <style:text-properties style:font-name="Microsoft JhengHei" style:font-name-asian="Microsoft JhengHei" style:font-name-complex="Microsoft JhengHei"/>
    </style:style>
    <style:style style:name="T654" style:parent-style-name="DefaultParagraphFont" style:family="text">
      <style:text-properties style:font-name="MS Gothic" style:font-name-asian="MS Gothic" style:font-name-complex="MS Gothic"/>
    </style:style>
    <style:style style:name="T655" style:parent-style-name="DefaultParagraphFont" style:family="text">
      <style:text-properties style:font-name="MS Gothic" style:font-name-asian="MS Gothic" style:font-name-complex="MS Gothic"/>
    </style:style>
    <style:style style:name="T656" style:parent-style-name="DefaultParagraphFont" style:family="text">
      <style:text-properties style:font-name="Microsoft JhengHei" style:font-name-asian="Microsoft JhengHei" style:font-name-complex="Microsoft JhengHei"/>
    </style:style>
    <style:style style:name="T657" style:parent-style-name="DefaultParagraphFont" style:family="text">
      <style:text-properties style:font-name="MS Gothic" style:font-name-asian="MS Gothic" style:font-name-complex="MS Gothic"/>
    </style:style>
    <style:style style:name="T658" style:parent-style-name="DefaultParagraphFont" style:family="text">
      <style:text-properties style:font-name="Microsoft JhengHei" style:font-name-asian="Microsoft JhengHei" style:font-name-complex="Microsoft JhengHei"/>
    </style:style>
    <style:style style:name="T659" style:parent-style-name="DefaultParagraphFont" style:family="text">
      <style:text-properties style:font-name="MS Gothic" style:font-name-asian="MS Gothic" style:font-name-complex="MS Gothic"/>
    </style:style>
    <style:style style:name="T660" style:parent-style-name="DefaultParagraphFont" style:family="text">
      <style:text-properties style:font-name="Microsoft JhengHei" style:font-name-asian="Microsoft JhengHei" style:font-name-complex="Microsoft JhengHei"/>
    </style:style>
    <style:style style:name="T661" style:parent-style-name="DefaultParagraphFont" style:family="text">
      <style:text-properties style:font-name="MS Gothic" style:font-name-asian="MS Gothic" style:font-name-complex="MS Gothic"/>
    </style:style>
    <style:style style:name="T662" style:parent-style-name="DefaultParagraphFont" style:family="text">
      <style:text-properties style:font-name="Microsoft JhengHei" style:font-name-asian="Microsoft JhengHei" style:font-name-complex="Microsoft JhengHei"/>
    </style:style>
    <style:style style:name="T663" style:parent-style-name="DefaultParagraphFont" style:family="text">
      <style:text-properties style:font-name="MS Gothic" style:font-name-asian="MS Gothic" style:font-name-complex="MS Gothic"/>
    </style:style>
    <style:style style:name="T664" style:parent-style-name="DefaultParagraphFont" style:family="text">
      <style:text-properties style:font-name="MS Gothic" style:font-name-asian="MS Gothic" style:font-name-complex="MS Gothic"/>
    </style:style>
    <style:style style:name="T665" style:parent-style-name="DefaultParagraphFont" style:family="text">
      <style:text-properties style:font-name="MS Gothic" style:font-name-asian="MS Gothic" style:font-name-complex="MS Gothic"/>
    </style:style>
    <style:style style:name="T666" style:parent-style-name="DefaultParagraphFont" style:family="text">
      <style:text-properties style:font-name="MS Gothic" style:font-name-asian="MS Gothic" style:font-name-complex="MS Gothic"/>
    </style:style>
    <style:style style:name="T667" style:parent-style-name="DefaultParagraphFont" style:family="text">
      <style:text-properties style:font-name="MS Gothic" style:font-name-asian="MS Gothic" style:font-name-complex="MS Gothic"/>
    </style:style>
    <style:style style:name="T668" style:parent-style-name="DefaultParagraphFont" style:family="text">
      <style:text-properties style:font-name="MS Gothic" style:font-name-asian="MS Gothic" style:font-name-complex="MS Gothic"/>
    </style:style>
    <style:style style:name="T669" style:parent-style-name="DefaultParagraphFont" style:family="text">
      <style:text-properties style:font-name="MS Gothic" style:font-name-asian="MS Gothic" style:font-name-complex="MS Gothic"/>
    </style:style>
    <style:style style:name="T670" style:parent-style-name="DefaultParagraphFont" style:family="text">
      <style:text-properties style:font-name="MS Gothic" style:font-name-asian="MS Gothic" style:font-name-complex="MS Gothic"/>
    </style:style>
    <style:style style:name="T671" style:parent-style-name="DefaultParagraphFont" style:family="text">
      <style:text-properties style:font-name="MS Gothic" style:font-name-asian="MS Gothic" style:font-name-complex="MS Gothic"/>
    </style:style>
    <style:style style:name="T672" style:parent-style-name="DefaultParagraphFont" style:family="text">
      <style:text-properties style:font-name="MS Gothic" style:font-name-asian="MS Gothic" style:font-name-complex="MS Gothic"/>
    </style:style>
    <style:style style:name="T673" style:parent-style-name="DefaultParagraphFont" style:family="text">
      <style:text-properties style:font-name="MS Gothic" style:font-name-asian="MS Gothic" style:font-name-complex="MS Gothic"/>
    </style:style>
    <style:style style:name="T674" style:parent-style-name="DefaultParagraphFont" style:family="text">
      <style:text-properties style:font-name="MS Gothic" style:font-name-asian="MS Gothic" style:font-name-complex="MS Gothic"/>
    </style:style>
    <style:style style:name="T675" style:parent-style-name="DefaultParagraphFont" style:family="text">
      <style:text-properties style:font-name="MS Gothic" style:font-name-asian="MS Gothic" style:font-name-complex="MS Gothic"/>
    </style:style>
    <style:style style:name="T676" style:parent-style-name="DefaultParagraphFont" style:family="text">
      <style:text-properties style:font-name="MS Gothic" style:font-name-asian="MS Gothic" style:font-name-complex="MS Gothic"/>
    </style:style>
    <style:style style:name="T677" style:parent-style-name="DefaultParagraphFont" style:family="text">
      <style:text-properties style:font-name="MS Gothic" style:font-name-asian="MS Gothic" style:font-name-complex="MS Gothic"/>
    </style:style>
    <style:style style:name="T678" style:parent-style-name="DefaultParagraphFont" style:family="text">
      <style:text-properties style:font-name="MS Gothic" style:font-name-asian="MS Gothic" style:font-name-complex="MS Gothic"/>
    </style:style>
    <style:style style:name="T679" style:parent-style-name="DefaultParagraphFont" style:family="text">
      <style:text-properties style:font-name="MS Gothic" style:font-name-asian="MS Gothic" style:font-name-complex="MS Gothic"/>
    </style:style>
    <style:style style:name="T680" style:parent-style-name="DefaultParagraphFont" style:family="text">
      <style:text-properties style:font-name="MS Gothic" style:font-name-asian="MS Gothic" style:font-name-complex="MS Gothic"/>
    </style:style>
    <style:style style:name="T681" style:parent-style-name="DefaultParagraphFont" style:family="text">
      <style:text-properties style:font-name="MS Gothic" style:font-name-asian="MS Gothic" style:font-name-complex="MS Gothic"/>
    </style:style>
    <style:style style:name="T682" style:parent-style-name="DefaultParagraphFont" style:family="text">
      <style:text-properties style:font-name="MS Gothic" style:font-name-asian="MS Gothic" style:font-name-complex="MS Gothic"/>
    </style:style>
    <style:style style:name="T683" style:parent-style-name="DefaultParagraphFont" style:family="text">
      <style:text-properties style:font-name="MS Gothic" style:font-name-asian="MS Gothic" style:font-name-complex="MS Gothic"/>
    </style:style>
    <style:style style:name="T684" style:parent-style-name="DefaultParagraphFont" style:family="text">
      <style:text-properties style:font-name="MS Gothic" style:font-name-asian="MS Gothic" style:font-name-complex="MS Gothic"/>
    </style:style>
    <style:style style:name="T685" style:parent-style-name="DefaultParagraphFont" style:family="text">
      <style:text-properties style:font-name="MS Gothic" style:font-name-asian="MS Gothic" style:font-name-complex="MS Gothic"/>
    </style:style>
    <style:style style:name="T686" style:parent-style-name="DefaultParagraphFont" style:family="text">
      <style:text-properties style:font-name="MS Gothic" style:font-name-asian="MS Gothic" style:font-name-complex="MS Gothic"/>
    </style:style>
    <style:style style:name="T687" style:parent-style-name="DefaultParagraphFont" style:family="text">
      <style:text-properties style:font-name="MS Gothic" style:font-name-asian="MS Gothic" style:font-name-complex="MS Gothic"/>
    </style:style>
    <style:style style:name="T688" style:parent-style-name="DefaultParagraphFont" style:family="text">
      <style:text-properties style:font-name="MS Gothic" style:font-name-asian="MS Gothic" style:font-name-complex="MS Gothic"/>
    </style:style>
    <style:style style:name="T689" style:parent-style-name="DefaultParagraphFont" style:family="text">
      <style:text-properties style:font-name="Microsoft JhengHei" style:font-name-asian="Microsoft JhengHei" style:font-name-complex="Microsoft JhengHei"/>
    </style:style>
    <style:style style:name="T690" style:parent-style-name="DefaultParagraphFont" style:family="text">
      <style:text-properties style:font-name="MS Gothic" style:font-name-asian="MS Gothic" style:font-name-complex="MS Gothic"/>
    </style:style>
    <style:style style:name="T691" style:parent-style-name="DefaultParagraphFont" style:family="text">
      <style:text-properties style:font-name="MS Gothic" style:font-name-asian="MS Gothic" style:font-name-complex="MS Gothic"/>
    </style:style>
    <style:style style:name="T692" style:parent-style-name="DefaultParagraphFont" style:family="text">
      <style:text-properties style:font-name="MS Gothic" style:font-name-asian="MS Gothic" style:font-name-complex="MS Gothic"/>
    </style:style>
    <style:style style:name="T693" style:parent-style-name="DefaultParagraphFont" style:family="text">
      <style:text-properties style:font-name="MS Gothic" style:font-name-asian="MS Gothic" style:font-name-complex="MS Gothic"/>
    </style:style>
    <style:style style:name="T694" style:parent-style-name="DefaultParagraphFont" style:family="text">
      <style:text-properties style:font-name="MS Gothic" style:font-name-asian="MS Gothic" style:font-name-complex="MS Gothic"/>
    </style:style>
    <style:style style:name="T695" style:parent-style-name="DefaultParagraphFont" style:family="text">
      <style:text-properties style:font-name="MS Gothic" style:font-name-asian="MS Gothic" style:font-name-complex="MS Gothic"/>
    </style:style>
    <style:style style:name="T696" style:parent-style-name="DefaultParagraphFont" style:family="text">
      <style:text-properties style:font-name="MS Gothic" style:font-name-asian="MS Gothic" style:font-name-complex="MS Gothic"/>
    </style:style>
    <style:style style:name="T697" style:parent-style-name="DefaultParagraphFont" style:family="text">
      <style:text-properties style:font-name="MS Gothic" style:font-name-asian="MS Gothic" style:font-name-complex="MS Gothic"/>
    </style:style>
    <style:style style:name="T698" style:parent-style-name="DefaultParagraphFont" style:family="text">
      <style:text-properties style:font-name="MS Gothic" style:font-name-asian="MS Gothic" style:font-name-complex="MS Gothic"/>
    </style:style>
    <style:style style:name="T699" style:parent-style-name="DefaultParagraphFont" style:family="text">
      <style:text-properties style:font-name="MS Gothic" style:font-name-asian="MS Gothic" style:font-name-complex="MS Gothic"/>
    </style:style>
    <style:style style:name="T700" style:parent-style-name="DefaultParagraphFont" style:family="text">
      <style:text-properties style:font-name="MS Gothic" style:font-name-asian="MS Gothic" style:font-name-complex="MS Gothic"/>
    </style:style>
    <style:style style:name="T701" style:parent-style-name="DefaultParagraphFont" style:family="text">
      <style:text-properties style:font-name="MS Gothic" style:font-name-asian="MS Gothic" style:font-name-complex="MS Gothic"/>
    </style:style>
    <style:style style:name="T702" style:parent-style-name="DefaultParagraphFont" style:family="text">
      <style:text-properties style:font-name="MS Gothic" style:font-name-asian="MS Gothic" style:font-name-complex="MS Gothic"/>
    </style:style>
    <style:style style:name="T703" style:parent-style-name="DefaultParagraphFont" style:family="text">
      <style:text-properties style:font-name="MS Gothic" style:font-name-asian="MS Gothic" style:font-name-complex="MS Gothic"/>
    </style:style>
    <style:style style:name="T704" style:parent-style-name="DefaultParagraphFont" style:family="text">
      <style:text-properties style:font-name="Microsoft JhengHei" style:font-name-asian="Microsoft JhengHei" style:font-name-complex="Microsoft JhengHei"/>
    </style:style>
    <style:style style:name="T705" style:parent-style-name="DefaultParagraphFont" style:family="text">
      <style:text-properties style:font-name="MS Gothic" style:font-name-asian="MS Gothic" style:font-name-complex="MS Gothic"/>
    </style:style>
    <style:style style:name="T706" style:parent-style-name="DefaultParagraphFont" style:family="text">
      <style:text-properties style:font-name="MS Gothic" style:font-name-asian="MS Gothic" style:font-name-complex="MS Gothic"/>
    </style:style>
    <style:style style:name="T707" style:parent-style-name="DefaultParagraphFont" style:family="text">
      <style:text-properties style:font-name="MS Gothic" style:font-name-asian="MS Gothic" style:font-name-complex="MS Gothic"/>
    </style:style>
    <style:style style:name="T708" style:parent-style-name="DefaultParagraphFont" style:family="text">
      <style:text-properties style:font-name="MS Gothic" style:font-name-asian="MS Gothic" style:font-name-complex="MS Gothic"/>
    </style:style>
    <style:style style:name="T709" style:parent-style-name="DefaultParagraphFont" style:family="text">
      <style:text-properties style:font-name="MS Gothic" style:font-name-asian="MS Gothic" style:font-name-complex="MS Gothic"/>
    </style:style>
    <style:style style:name="T710" style:parent-style-name="DefaultParagraphFont" style:family="text">
      <style:text-properties style:font-name="MS Gothic" style:font-name-asian="MS Gothic" style:font-name-complex="MS Gothic"/>
    </style:style>
    <style:style style:name="T711" style:parent-style-name="DefaultParagraphFont" style:family="text">
      <style:text-properties style:font-name="MS Gothic" style:font-name-asian="MS Gothic" style:font-name-complex="MS Gothic"/>
    </style:style>
    <style:style style:name="T712" style:parent-style-name="DefaultParagraphFont" style:family="text">
      <style:text-properties style:font-name="MS Gothic" style:font-name-asian="MS Gothic" style:font-name-complex="MS Gothic"/>
    </style:style>
    <style:style style:name="T713" style:parent-style-name="DefaultParagraphFont" style:family="text">
      <style:text-properties style:font-name="MS Gothic" style:font-name-asian="MS Gothic" style:font-name-complex="MS Gothic"/>
    </style:style>
    <style:style style:name="T714" style:parent-style-name="DefaultParagraphFont" style:family="text">
      <style:text-properties style:font-name="MS Gothic" style:font-name-asian="MS Gothic" style:font-name-complex="MS Gothic"/>
    </style:style>
    <style:style style:name="T715" style:parent-style-name="DefaultParagraphFont" style:family="text">
      <style:text-properties style:font-name="MS Gothic" style:font-name-asian="MS Gothic" style:font-name-complex="MS Gothic"/>
    </style:style>
    <style:style style:name="T716" style:parent-style-name="DefaultParagraphFont" style:family="text">
      <style:text-properties style:font-name="MS Gothic" style:font-name-asian="MS Gothic" style:font-name-complex="MS Gothic"/>
    </style:style>
    <style:style style:name="T717" style:parent-style-name="DefaultParagraphFont" style:family="text">
      <style:text-properties style:font-name="MS Gothic" style:font-name-asian="MS Gothic" style:font-name-complex="MS Gothic"/>
    </style:style>
    <style:style style:name="T718" style:parent-style-name="DefaultParagraphFont" style:family="text">
      <style:text-properties style:font-name="MS Gothic" style:font-name-asian="MS Gothic" style:font-name-complex="MS Gothic"/>
    </style:style>
    <style:style style:name="T719" style:parent-style-name="DefaultParagraphFont" style:family="text">
      <style:text-properties style:font-name="MS Gothic" style:font-name-asian="MS Gothic" style:font-name-complex="MS Gothic"/>
    </style:style>
    <style:style style:name="T720" style:parent-style-name="DefaultParagraphFont" style:family="text">
      <style:text-properties style:font-name="MS Gothic" style:font-name-asian="MS Gothic" style:font-name-complex="MS Gothic"/>
    </style:style>
    <style:style style:name="T721" style:parent-style-name="DefaultParagraphFont" style:family="text">
      <style:text-properties style:font-name="MS Gothic" style:font-name-asian="MS Gothic" style:font-name-complex="MS Gothic"/>
    </style:style>
    <style:style style:name="T722" style:parent-style-name="DefaultParagraphFont" style:family="text">
      <style:text-properties style:font-name="MS Gothic" style:font-name-asian="MS Gothic" style:font-name-complex="MS Gothic"/>
    </style:style>
    <style:style style:name="T723" style:parent-style-name="DefaultParagraphFont" style:family="text">
      <style:text-properties style:font-name="MS Gothic" style:font-name-asian="MS Gothic" style:font-name-complex="MS Gothic"/>
    </style:style>
    <style:style style:name="T724" style:parent-style-name="DefaultParagraphFont" style:family="text">
      <style:text-properties style:font-name="MS Gothic" style:font-name-asian="MS Gothic" style:font-name-complex="MS Gothic"/>
    </style:style>
    <style:style style:name="T725" style:parent-style-name="DefaultParagraphFont" style:family="text">
      <style:text-properties style:font-name="Microsoft JhengHei" style:font-name-asian="Microsoft JhengHei" style:font-name-complex="Microsoft JhengHei"/>
    </style:style>
    <style:style style:name="T726" style:parent-style-name="DefaultParagraphFont" style:family="text">
      <style:text-properties style:font-name="MS Gothic" style:font-name-asian="MS Gothic" style:font-name-complex="MS Gothic"/>
    </style:style>
    <style:style style:name="T727" style:parent-style-name="DefaultParagraphFont" style:family="text">
      <style:text-properties style:font-name="MS Gothic" style:font-name-asian="MS Gothic" style:font-name-complex="MS Gothic"/>
    </style:style>
    <style:style style:name="T728" style:parent-style-name="DefaultParagraphFont" style:family="text">
      <style:text-properties style:font-name="MS Gothic" style:font-name-asian="MS Gothic" style:font-name-complex="MS Gothic"/>
    </style:style>
    <style:style style:name="T729" style:parent-style-name="DefaultParagraphFont" style:family="text">
      <style:text-properties style:font-name="MS Gothic" style:font-name-asian="MS Gothic" style:font-name-complex="MS Gothic"/>
    </style:style>
    <style:style style:name="T730" style:parent-style-name="DefaultParagraphFont" style:family="text">
      <style:text-properties style:font-name="MS Gothic" style:font-name-asian="MS Gothic" style:font-name-complex="MS Gothic"/>
    </style:style>
    <style:style style:name="T731" style:parent-style-name="DefaultParagraphFont" style:family="text">
      <style:text-properties style:font-name="Microsoft JhengHei" style:font-name-asian="Microsoft JhengHei" style:font-name-complex="Microsoft JhengHei"/>
    </style:style>
    <style:style style:name="T732" style:parent-style-name="DefaultParagraphFont" style:family="text">
      <style:text-properties style:font-name="MS Gothic" style:font-name-asian="MS Gothic" style:font-name-complex="MS Gothic"/>
    </style:style>
    <style:style style:name="T733" style:parent-style-name="DefaultParagraphFont" style:family="text">
      <style:text-properties style:font-name="MS Gothic" style:font-name-asian="MS Gothic" style:font-name-complex="MS Gothic"/>
    </style:style>
    <style:style style:name="T734" style:parent-style-name="DefaultParagraphFont" style:family="text">
      <style:text-properties style:font-name="MS Gothic" style:font-name-asian="MS Gothic" style:font-name-complex="MS Gothic"/>
    </style:style>
    <style:style style:name="T735" style:parent-style-name="DefaultParagraphFont" style:family="text">
      <style:text-properties style:font-name="MS Gothic" style:font-name-asian="MS Gothic" style:font-name-complex="MS Gothic"/>
    </style:style>
    <style:style style:name="T736" style:parent-style-name="DefaultParagraphFont" style:family="text">
      <style:text-properties style:font-name="MS Gothic" style:font-name-asian="MS Gothic" style:font-name-complex="MS Gothic"/>
    </style:style>
    <style:style style:name="T737" style:parent-style-name="DefaultParagraphFont" style:family="text">
      <style:text-properties style:font-name="MS Gothic" style:font-name-asian="MS Gothic" style:font-name-complex="MS Gothic"/>
    </style:style>
    <style:style style:name="T738" style:parent-style-name="DefaultParagraphFont" style:family="text">
      <style:text-properties style:font-name="MS Gothic" style:font-name-asian="MS Gothic" style:font-name-complex="MS Gothic"/>
    </style:style>
    <style:style style:name="T739" style:parent-style-name="DefaultParagraphFont" style:family="text">
      <style:text-properties style:font-name="MS Gothic" style:font-name-asian="MS Gothic" style:font-name-complex="MS Gothic"/>
    </style:style>
    <style:style style:name="T740" style:parent-style-name="DefaultParagraphFont" style:family="text">
      <style:text-properties style:font-name="MS Gothic" style:font-name-asian="MS Gothic" style:font-name-complex="MS Gothic"/>
    </style:style>
    <style:style style:name="T741" style:parent-style-name="DefaultParagraphFont" style:family="text">
      <style:text-properties style:font-name="MS Gothic" style:font-name-asian="MS Gothic" style:font-name-complex="MS Gothic"/>
    </style:style>
    <style:style style:name="T742" style:parent-style-name="DefaultParagraphFont" style:family="text">
      <style:text-properties style:font-name="MS Gothic" style:font-name-asian="MS Gothic" style:font-name-complex="MS Gothic"/>
    </style:style>
    <style:style style:name="T743" style:parent-style-name="DefaultParagraphFont" style:family="text">
      <style:text-properties style:font-name="MS Gothic" style:font-name-asian="MS Gothic" style:font-name-complex="MS Gothic"/>
    </style:style>
    <style:style style:name="T744" style:parent-style-name="DefaultParagraphFont" style:family="text">
      <style:text-properties style:font-name="MS Gothic" style:font-name-asian="MS Gothic" style:font-name-complex="MS Gothic"/>
    </style:style>
    <style:style style:name="T745" style:parent-style-name="DefaultParagraphFont" style:family="text">
      <style:text-properties style:font-name="MS Gothic" style:font-name-asian="MS Gothic" style:font-name-complex="MS Gothic"/>
    </style:style>
    <style:style style:name="T746" style:parent-style-name="DefaultParagraphFont" style:family="text">
      <style:text-properties style:font-name="MS Gothic" style:font-name-asian="MS Gothic" style:font-name-complex="MS Gothic"/>
    </style:style>
    <style:style style:name="T747" style:parent-style-name="DefaultParagraphFont" style:family="text">
      <style:text-properties style:font-name="MS Gothic" style:font-name-asian="MS Gothic" style:font-name-complex="MS Gothic"/>
    </style:style>
    <style:style style:name="T748" style:parent-style-name="DefaultParagraphFont" style:family="text">
      <style:text-properties style:font-name="MS Gothic" style:font-name-asian="MS Gothic" style:font-name-complex="MS Gothic"/>
    </style:style>
    <style:style style:name="T749" style:parent-style-name="DefaultParagraphFont" style:family="text">
      <style:text-properties style:font-name="MS Gothic" style:font-name-asian="MS Gothic" style:font-name-complex="MS Gothic"/>
    </style:style>
    <style:style style:name="T750" style:parent-style-name="DefaultParagraphFont" style:family="text">
      <style:text-properties style:font-name="MS Gothic" style:font-name-asian="MS Gothic" style:font-name-complex="MS Gothic"/>
    </style:style>
    <style:style style:name="T751" style:parent-style-name="DefaultParagraphFont" style:family="text">
      <style:text-properties style:font-name="MS Gothic" style:font-name-asian="MS Gothic" style:font-name-complex="MS Gothic"/>
    </style:style>
    <style:style style:name="T752" style:parent-style-name="DefaultParagraphFont" style:family="text">
      <style:text-properties style:font-name="Microsoft JhengHei" style:font-name-asian="Microsoft JhengHei" style:font-name-complex="Microsoft JhengHei"/>
    </style:style>
    <style:style style:name="T753" style:parent-style-name="DefaultParagraphFont" style:family="text">
      <style:text-properties style:font-name="MS Gothic" style:font-name-asian="MS Gothic" style:font-name-complex="MS Gothic"/>
    </style:style>
    <style:style style:name="T754" style:parent-style-name="DefaultParagraphFont" style:family="text">
      <style:text-properties style:font-name="MS Gothic" style:font-name-asian="MS Gothic" style:font-name-complex="MS Gothic"/>
    </style:style>
    <style:style style:name="T755" style:parent-style-name="DefaultParagraphFont" style:family="text">
      <style:text-properties style:font-name="MS Gothic" style:font-name-asian="MS Gothic" style:font-name-complex="MS Gothic"/>
    </style:style>
    <style:style style:name="T756" style:parent-style-name="DefaultParagraphFont" style:family="text">
      <style:text-properties style:font-name="MS Gothic" style:font-name-asian="MS Gothic" style:font-name-complex="MS Gothic"/>
    </style:style>
    <style:style style:name="T757" style:parent-style-name="DefaultParagraphFont" style:family="text">
      <style:text-properties style:font-name="Microsoft JhengHei" style:font-name-asian="Microsoft JhengHei" style:font-name-complex="Microsoft JhengHei"/>
    </style:style>
    <style:style style:name="T758" style:parent-style-name="DefaultParagraphFont" style:family="text">
      <style:text-properties style:font-name="Microsoft JhengHei" style:font-name-asian="Microsoft JhengHei" style:font-name-complex="Microsoft JhengHei"/>
    </style:style>
    <style:style style:name="T759" style:parent-style-name="DefaultParagraphFont" style:family="text">
      <style:text-properties style:font-name="Malgun Gothic" style:font-name-asian="Malgun Gothic" style:font-name-complex="Malgun Gothic"/>
    </style:style>
    <style:style style:name="T760" style:parent-style-name="DefaultParagraphFont" style:family="text">
      <style:text-properties style:font-name="MS Gothic" style:font-name-asian="MS Gothic" style:font-name-complex="MS Gothic"/>
    </style:style>
    <style:style style:name="T761" style:parent-style-name="DefaultParagraphFont" style:family="text">
      <style:text-properties style:font-name="MS Gothic" style:font-name-asian="MS Gothic" style:font-name-complex="MS Gothic"/>
    </style:style>
    <style:style style:name="T762" style:parent-style-name="DefaultParagraphFont" style:family="text">
      <style:text-properties style:font-name="MS Gothic" style:font-name-asian="MS Gothic" style:font-name-complex="MS Gothic"/>
    </style:style>
    <style:style style:name="T763" style:parent-style-name="DefaultParagraphFont" style:family="text">
      <style:text-properties style:font-name="Microsoft JhengHei" style:font-name-asian="Microsoft JhengHei" style:font-name-complex="Microsoft JhengHei"/>
    </style:style>
    <style:style style:name="T764" style:parent-style-name="DefaultParagraphFont" style:family="text">
      <style:text-properties style:font-name="MS Gothic" style:font-name-asian="MS Gothic" style:font-name-complex="MS Gothic"/>
    </style:style>
    <style:style style:name="T765" style:parent-style-name="DefaultParagraphFont" style:family="text">
      <style:text-properties style:font-name="MS Gothic" style:font-name-asian="MS Gothic" style:font-name-complex="MS Gothic"/>
    </style:style>
    <style:style style:name="T766" style:parent-style-name="DefaultParagraphFont" style:family="text">
      <style:text-properties style:font-name="MS Gothic" style:font-name-asian="MS Gothic" style:font-name-complex="MS Gothic"/>
    </style:style>
    <style:style style:name="T767" style:parent-style-name="DefaultParagraphFont" style:family="text">
      <style:text-properties style:font-name="MS Gothic" style:font-name-asian="MS Gothic" style:font-name-complex="MS Gothic"/>
    </style:style>
    <style:style style:name="T768" style:parent-style-name="DefaultParagraphFont" style:family="text">
      <style:text-properties style:font-name="MS Gothic" style:font-name-asian="MS Gothic" style:font-name-complex="MS Gothic"/>
    </style:style>
    <style:style style:name="T769" style:parent-style-name="DefaultParagraphFont" style:family="text">
      <style:text-properties style:font-name="MS Gothic" style:font-name-asian="MS Gothic" style:font-name-complex="MS Gothic"/>
    </style:style>
    <style:style style:name="T770" style:parent-style-name="DefaultParagraphFont" style:family="text">
      <style:text-properties style:font-name="MS Gothic" style:font-name-asian="MS Gothic" style:font-name-complex="MS Gothic"/>
    </style:style>
    <style:style style:name="T771" style:parent-style-name="DefaultParagraphFont" style:family="text">
      <style:text-properties style:font-name="MS Gothic" style:font-name-asian="MS Gothic" style:font-name-complex="MS Gothic"/>
    </style:style>
    <style:style style:name="T772" style:parent-style-name="DefaultParagraphFont" style:family="text">
      <style:text-properties style:font-name="MS Gothic" style:font-name-asian="MS Gothic" style:font-name-complex="MS Gothic"/>
    </style:style>
    <style:style style:name="T773" style:parent-style-name="DefaultParagraphFont" style:family="text">
      <style:text-properties style:font-name="MS Gothic" style:font-name-asian="MS Gothic" style:font-name-complex="MS Gothic"/>
    </style:style>
    <style:style style:name="T774" style:parent-style-name="DefaultParagraphFont" style:family="text">
      <style:text-properties style:font-name="MS Gothic" style:font-name-asian="MS Gothic" style:font-name-complex="MS Gothic"/>
    </style:style>
    <style:style style:name="T775" style:parent-style-name="DefaultParagraphFont" style:family="text">
      <style:text-properties style:font-name="MS Gothic" style:font-name-asian="MS Gothic" style:font-name-complex="MS Gothic"/>
    </style:style>
    <style:style style:name="T776" style:parent-style-name="DefaultParagraphFont" style:family="text">
      <style:text-properties style:font-name="MS Gothic" style:font-name-asian="MS Gothic" style:font-name-complex="MS Gothic"/>
    </style:style>
    <style:style style:name="T777" style:parent-style-name="DefaultParagraphFont" style:family="text">
      <style:text-properties style:font-name="MS Gothic" style:font-name-asian="MS Gothic" style:font-name-complex="MS Gothic"/>
    </style:style>
    <style:style style:name="T778" style:parent-style-name="DefaultParagraphFont" style:family="text">
      <style:text-properties style:font-name="MS Gothic" style:font-name-asian="MS Gothic" style:font-name-complex="MS Gothic"/>
    </style:style>
    <style:style style:name="T779" style:parent-style-name="DefaultParagraphFont" style:family="text">
      <style:text-properties style:font-name="MS Gothic" style:font-name-asian="MS Gothic" style:font-name-complex="MS Gothic"/>
    </style:style>
    <style:style style:name="T780" style:parent-style-name="DefaultParagraphFont" style:family="text">
      <style:text-properties style:font-name="Microsoft JhengHei" style:font-name-asian="Microsoft JhengHei" style:font-name-complex="Microsoft JhengHei"/>
    </style:style>
    <style:style style:name="T781" style:parent-style-name="DefaultParagraphFont" style:family="text">
      <style:text-properties style:font-name="MS Gothic" style:font-name-asian="MS Gothic" style:font-name-complex="MS Gothic"/>
    </style:style>
    <style:style style:name="T782" style:parent-style-name="DefaultParagraphFont" style:family="text">
      <style:text-properties style:font-name="MS Gothic" style:font-name-asian="MS Gothic" style:font-name-complex="MS Gothic"/>
    </style:style>
    <style:style style:name="T783" style:parent-style-name="DefaultParagraphFont" style:family="text">
      <style:text-properties style:font-name="Microsoft JhengHei" style:font-name-asian="Microsoft JhengHei" style:font-name-complex="Microsoft JhengHei"/>
    </style:style>
    <style:style style:name="T784" style:parent-style-name="DefaultParagraphFont" style:family="text">
      <style:text-properties style:font-name="MS Gothic" style:font-name-asian="MS Gothic" style:font-name-complex="MS Gothic"/>
    </style:style>
    <style:style style:name="T785" style:parent-style-name="DefaultParagraphFont" style:family="text">
      <style:text-properties style:font-name="MS Gothic" style:font-name-asian="MS Gothic" style:font-name-complex="MS Gothic"/>
    </style:style>
    <style:style style:name="T786" style:parent-style-name="DefaultParagraphFont" style:family="text">
      <style:text-properties style:font-name="MS Gothic" style:font-name-asian="MS Gothic" style:font-name-complex="MS Gothic"/>
    </style:style>
    <style:style style:name="T787" style:parent-style-name="DefaultParagraphFont" style:family="text">
      <style:text-properties style:font-name="MS Gothic" style:font-name-asian="MS Gothic" style:font-name-complex="MS Gothic"/>
    </style:style>
    <style:style style:name="T788" style:parent-style-name="DefaultParagraphFont" style:family="text">
      <style:text-properties style:font-name="MS Gothic" style:font-name-asian="MS Gothic" style:font-name-complex="MS Gothic"/>
    </style:style>
    <style:style style:name="T789" style:parent-style-name="DefaultParagraphFont" style:family="text">
      <style:text-properties style:font-name="MS Gothic" style:font-name-asian="MS Gothic" style:font-name-complex="MS Gothic"/>
    </style:style>
    <style:style style:name="T790" style:parent-style-name="DefaultParagraphFont" style:family="text">
      <style:text-properties style:font-name="MS Gothic" style:font-name-asian="MS Gothic" style:font-name-complex="MS Gothic"/>
    </style:style>
    <style:style style:name="T791" style:parent-style-name="DefaultParagraphFont" style:family="text">
      <style:text-properties style:font-name="MS Gothic" style:font-name-asian="MS Gothic" style:font-name-complex="MS Gothic"/>
    </style:style>
    <style:style style:name="T792" style:parent-style-name="DefaultParagraphFont" style:family="text">
      <style:text-properties style:font-name="MS Gothic" style:font-name-asian="MS Gothic" style:font-name-complex="MS Gothic"/>
    </style:style>
    <style:style style:name="T793" style:parent-style-name="DefaultParagraphFont" style:family="text">
      <style:text-properties style:font-name="MS Gothic" style:font-name-asian="MS Gothic" style:font-name-complex="MS Gothic"/>
    </style:style>
    <style:style style:name="T794" style:parent-style-name="DefaultParagraphFont" style:family="text">
      <style:text-properties style:font-name="MS Gothic" style:font-name-asian="MS Gothic" style:font-name-complex="MS Gothic"/>
    </style:style>
    <style:style style:name="T795" style:parent-style-name="DefaultParagraphFont" style:family="text">
      <style:text-properties style:font-name="MS Gothic" style:font-name-asian="MS Gothic" style:font-name-complex="MS Gothic"/>
    </style:style>
    <style:style style:name="T796" style:parent-style-name="DefaultParagraphFont" style:family="text">
      <style:text-properties style:font-name="MS Gothic" style:font-name-asian="MS Gothic" style:font-name-complex="MS Gothic"/>
    </style:style>
    <style:style style:name="T797" style:parent-style-name="DefaultParagraphFont" style:family="text">
      <style:text-properties style:font-name="MS Gothic" style:font-name-asian="MS Gothic" style:font-name-complex="MS Gothic"/>
    </style:style>
    <style:style style:name="T798" style:parent-style-name="DefaultParagraphFont" style:family="text">
      <style:text-properties style:font-name="MS Gothic" style:font-name-asian="MS Gothic" style:font-name-complex="MS Gothic"/>
    </style:style>
    <style:style style:name="T799" style:parent-style-name="DefaultParagraphFont" style:family="text">
      <style:text-properties style:font-name="Microsoft JhengHei" style:font-name-asian="Microsoft JhengHei" style:font-name-complex="Microsoft JhengHei"/>
    </style:style>
    <style:style style:name="T800" style:parent-style-name="DefaultParagraphFont" style:family="text">
      <style:text-properties style:font-name="MS Gothic" style:font-name-asian="MS Gothic" style:font-name-complex="MS Gothic"/>
    </style:style>
    <style:style style:name="T801" style:parent-style-name="DefaultParagraphFont" style:family="text">
      <style:text-properties style:font-name="MS Gothic" style:font-name-asian="MS Gothic" style:font-name-complex="MS Gothic"/>
    </style:style>
    <style:style style:name="T802" style:parent-style-name="DefaultParagraphFont" style:family="text">
      <style:text-properties style:font-name="Microsoft JhengHei" style:font-name-asian="Microsoft JhengHei" style:font-name-complex="Microsoft JhengHei"/>
    </style:style>
    <style:style style:name="T803" style:parent-style-name="DefaultParagraphFont" style:family="text">
      <style:text-properties style:font-name="MS Gothic" style:font-name-asian="MS Gothic" style:font-name-complex="MS Gothic"/>
    </style:style>
    <style:style style:name="T804" style:parent-style-name="DefaultParagraphFont" style:family="text">
      <style:text-properties style:font-name="MS Gothic" style:font-name-asian="MS Gothic" style:font-name-complex="MS Gothic"/>
    </style:style>
    <style:style style:name="T805" style:parent-style-name="DefaultParagraphFont" style:family="text">
      <style:text-properties style:font-name="Microsoft JhengHei" style:font-name-asian="Microsoft JhengHei" style:font-name-complex="Microsoft JhengHei"/>
    </style:style>
    <style:style style:name="T806" style:parent-style-name="DefaultParagraphFont" style:family="text">
      <style:text-properties style:font-name="MS Gothic" style:font-name-asian="MS Gothic" style:font-name-complex="MS Gothic"/>
    </style:style>
    <style:style style:name="T807" style:parent-style-name="DefaultParagraphFont" style:family="text">
      <style:text-properties style:font-name="MS Gothic" style:font-name-asian="MS Gothic" style:font-name-complex="MS Gothic"/>
    </style:style>
    <style:style style:name="T808" style:parent-style-name="DefaultParagraphFont" style:family="text">
      <style:text-properties style:font-name="MS Gothic" style:font-name-asian="MS Gothic" style:font-name-complex="MS Gothic"/>
    </style:style>
    <style:style style:name="T809" style:parent-style-name="DefaultParagraphFont" style:family="text">
      <style:text-properties style:font-name="MS Gothic" style:font-name-asian="MS Gothic" style:font-name-complex="MS Gothic"/>
    </style:style>
    <style:style style:name="T810" style:parent-style-name="DefaultParagraphFont" style:family="text">
      <style:text-properties style:font-name="MS Gothic" style:font-name-asian="MS Gothic" style:font-name-complex="MS Gothic"/>
    </style:style>
    <style:style style:name="T811" style:parent-style-name="DefaultParagraphFont" style:family="text">
      <style:text-properties style:font-name="MS Gothic" style:font-name-asian="MS Gothic" style:font-name-complex="MS Gothic"/>
    </style:style>
    <style:style style:name="T812" style:parent-style-name="DefaultParagraphFont" style:family="text">
      <style:text-properties style:font-name="MS Gothic" style:font-name-asian="MS Gothic" style:font-name-complex="MS Gothic"/>
    </style:style>
    <style:style style:name="T813" style:parent-style-name="DefaultParagraphFont" style:family="text">
      <style:text-properties style:font-name="MS Gothic" style:font-name-asian="MS Gothic" style:font-name-complex="MS Gothic"/>
    </style:style>
    <style:style style:name="T814" style:parent-style-name="DefaultParagraphFont" style:family="text">
      <style:text-properties style:font-name="MS Gothic" style:font-name-asian="MS Gothic" style:font-name-complex="MS Gothic"/>
    </style:style>
    <style:style style:name="T815" style:parent-style-name="DefaultParagraphFont" style:family="text">
      <style:text-properties style:font-name="MS Gothic" style:font-name-asian="MS Gothic" style:font-name-complex="MS Gothic"/>
    </style:style>
    <style:style style:name="T816" style:parent-style-name="DefaultParagraphFont" style:family="text">
      <style:text-properties style:font-name="Microsoft JhengHei" style:font-name-asian="Microsoft JhengHei" style:font-name-complex="Microsoft JhengHei"/>
    </style:style>
    <style:style style:name="T817" style:parent-style-name="DefaultParagraphFont" style:family="text">
      <style:text-properties style:font-name="Microsoft JhengHei" style:font-name-asian="Microsoft JhengHei" style:font-name-complex="Microsoft JhengHei"/>
    </style:style>
    <style:style style:name="T818" style:parent-style-name="DefaultParagraphFont" style:family="text">
      <style:text-properties style:font-name="MS Gothic" style:font-name-asian="MS Gothic" style:font-name-complex="MS Gothic"/>
    </style:style>
    <style:style style:name="T819" style:parent-style-name="DefaultParagraphFont" style:family="text">
      <style:text-properties style:font-name="MS Gothic" style:font-name-asian="MS Gothic" style:font-name-complex="MS Gothic"/>
    </style:style>
    <style:style style:name="T820" style:parent-style-name="DefaultParagraphFont" style:family="text">
      <style:text-properties style:font-name="MS Gothic" style:font-name-asian="MS Gothic" style:font-name-complex="MS Gothic"/>
    </style:style>
    <style:style style:name="T821" style:parent-style-name="DefaultParagraphFont" style:family="text">
      <style:text-properties style:font-name="MS Gothic" style:font-name-asian="MS Gothic" style:font-name-complex="MS Gothic"/>
    </style:style>
    <style:style style:name="T822" style:parent-style-name="DefaultParagraphFont" style:family="text">
      <style:text-properties style:font-name="MS Gothic" style:font-name-asian="MS Gothic" style:font-name-complex="MS Gothic"/>
    </style:style>
    <style:style style:name="T823" style:parent-style-name="DefaultParagraphFont" style:family="text">
      <style:text-properties style:font-name="MS Gothic" style:font-name-asian="MS Gothic" style:font-name-complex="MS Gothic"/>
    </style:style>
    <style:style style:name="T824" style:parent-style-name="DefaultParagraphFont" style:family="text">
      <style:text-properties style:font-name="MS Gothic" style:font-name-asian="MS Gothic" style:font-name-complex="MS Gothic"/>
    </style:style>
    <style:style style:name="T825" style:parent-style-name="DefaultParagraphFont" style:family="text">
      <style:text-properties style:font-name="MS Gothic" style:font-name-asian="MS Gothic" style:font-name-complex="MS Gothic"/>
    </style:style>
    <style:style style:name="T826" style:parent-style-name="DefaultParagraphFont" style:family="text">
      <style:text-properties style:font-name="MS Gothic" style:font-name-asian="MS Gothic" style:font-name-complex="MS Gothic"/>
    </style:style>
    <style:style style:name="T827" style:parent-style-name="DefaultParagraphFont" style:family="text">
      <style:text-properties style:font-name="MS Gothic" style:font-name-asian="MS Gothic" style:font-name-complex="MS Gothic"/>
    </style:style>
    <style:style style:name="T828" style:parent-style-name="DefaultParagraphFont" style:family="text">
      <style:text-properties style:font-name="MS Gothic" style:font-name-asian="MS Gothic" style:font-name-complex="MS Gothic"/>
    </style:style>
    <style:style style:name="T829" style:parent-style-name="DefaultParagraphFont" style:family="text">
      <style:text-properties style:font-name="MS Gothic" style:font-name-asian="MS Gothic" style:font-name-complex="MS Gothic"/>
    </style:style>
    <style:style style:name="T830" style:parent-style-name="DefaultParagraphFont" style:family="text">
      <style:text-properties style:font-name="MS Gothic" style:font-name-asian="MS Gothic" style:font-name-complex="MS Gothic"/>
    </style:style>
    <style:style style:name="T831" style:parent-style-name="DefaultParagraphFont" style:family="text">
      <style:text-properties style:font-name="Microsoft JhengHei" style:font-name-asian="Microsoft JhengHei" style:font-name-complex="Microsoft JhengHei"/>
    </style:style>
    <style:style style:name="T832" style:parent-style-name="DefaultParagraphFont" style:family="text">
      <style:text-properties style:font-name="MS Gothic" style:font-name-asian="MS Gothic" style:font-name-complex="MS Gothic"/>
    </style:style>
    <style:style style:name="T833" style:parent-style-name="DefaultParagraphFont" style:family="text">
      <style:text-properties fo:font-weight="bold" style:font-weight-asian="bold" style:font-weight-complex="bold"/>
    </style:style>
    <style:style style:name="T834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835" style:parent-style-name="DefaultParagraphFont" style:family="text">
      <style:text-properties fo:font-weight="bold" style:font-weight-asian="bold" style:font-weight-complex="bold"/>
    </style:style>
    <style:style style:name="T836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837" style:parent-style-name="DefaultParagraphFont" style:family="text">
      <style:text-properties fo:font-weight="bold" style:font-weight-asian="bold" style:font-weight-complex="bold"/>
    </style:style>
    <style:style style:name="T838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839" style:parent-style-name="DefaultParagraphFont" style:family="text">
      <style:text-properties fo:font-weight="bold" style:font-weight-asian="bold" style:font-weight-complex="bold"/>
    </style:style>
    <style:style style:name="T840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841" style:parent-style-name="DefaultParagraphFont" style:family="text">
      <style:text-properties fo:font-weight="bold" style:font-weight-asian="bold" style:font-weight-complex="bold"/>
    </style:style>
    <style:style style:name="T842" style:parent-style-name="DefaultParagraphFont" style:family="text">
      <style:text-properties style:font-name="MS Gothic" style:font-name-asian="MS Gothic" style:font-name-complex="MS Gothic"/>
    </style:style>
    <style:style style:name="T843" style:parent-style-name="DefaultParagraphFont" style:family="text">
      <style:text-properties style:font-name="MS Gothic" style:font-name-asian="MS Gothic" style:font-name-complex="MS Gothic"/>
    </style:style>
    <style:style style:name="T844" style:parent-style-name="DefaultParagraphFont" style:family="text">
      <style:text-properties style:font-name="MS Gothic" style:font-name-asian="MS Gothic" style:font-name-complex="MS Gothic"/>
    </style:style>
    <style:style style:name="T845" style:parent-style-name="DefaultParagraphFont" style:family="text">
      <style:text-properties style:font-name="MS Gothic" style:font-name-asian="MS Gothic" style:font-name-complex="MS Gothic"/>
    </style:style>
    <style:style style:name="T846" style:parent-style-name="DefaultParagraphFont" style:family="text">
      <style:text-properties style:font-name="MS Gothic" style:font-name-asian="MS Gothic" style:font-name-complex="MS Gothic"/>
    </style:style>
    <style:style style:name="T847" style:parent-style-name="DefaultParagraphFont" style:family="text">
      <style:text-properties style:font-name="MS Gothic" style:font-name-asian="MS Gothic" style:font-name-complex="MS Gothic"/>
    </style:style>
    <style:style style:name="T848" style:parent-style-name="DefaultParagraphFont" style:family="text">
      <style:text-properties style:font-name="MS Gothic" style:font-name-asian="MS Gothic" style:font-name-complex="MS Gothic"/>
    </style:style>
    <style:style style:name="T849" style:parent-style-name="DefaultParagraphFont" style:family="text">
      <style:text-properties style:font-name="MS Gothic" style:font-name-asian="MS Gothic" style:font-name-complex="MS Gothic"/>
    </style:style>
    <style:style style:name="T850" style:parent-style-name="DefaultParagraphFont" style:family="text">
      <style:text-properties style:font-name="MS Gothic" style:font-name-asian="MS Gothic" style:font-name-complex="MS Gothic"/>
    </style:style>
    <style:style style:name="T851" style:parent-style-name="DefaultParagraphFont" style:family="text">
      <style:text-properties style:font-name="MS Gothic" style:font-name-asian="MS Gothic" style:font-name-complex="MS Gothic"/>
    </style:style>
    <style:style style:name="T852" style:parent-style-name="DefaultParagraphFont" style:family="text">
      <style:text-properties style:font-name="MS Gothic" style:font-name-asian="MS Gothic" style:font-name-complex="MS Gothic"/>
    </style:style>
    <style:style style:name="T853" style:parent-style-name="DefaultParagraphFont" style:family="text">
      <style:text-properties style:font-name="MS Gothic" style:font-name-asian="MS Gothic" style:font-name-complex="MS Gothic"/>
    </style:style>
    <style:style style:name="T854" style:parent-style-name="DefaultParagraphFont" style:family="text">
      <style:text-properties style:font-name="MS Gothic" style:font-name-asian="MS Gothic" style:font-name-complex="MS Gothic"/>
    </style:style>
    <style:style style:name="T855" style:parent-style-name="DefaultParagraphFont" style:family="text">
      <style:text-properties style:font-name="MS Gothic" style:font-name-asian="MS Gothic" style:font-name-complex="MS Gothic"/>
    </style:style>
    <style:style style:name="T856" style:parent-style-name="DefaultParagraphFont" style:family="text">
      <style:text-properties style:font-name="MingLiU-ExtB" style:font-name-asian="MingLiU-ExtB" style:font-name-complex="MingLiU-ExtB"/>
    </style:style>
    <style:style style:name="T857" style:parent-style-name="DefaultParagraphFont" style:family="text">
      <style:text-properties style:font-name="MS Gothic" style:font-name-asian="MS Gothic" style:font-name-complex="MS Gothic"/>
    </style:style>
    <style:style style:name="T858" style:parent-style-name="DefaultParagraphFont" style:family="text">
      <style:text-properties style:font-name="MS Gothic" style:font-name-asian="MS Gothic" style:font-name-complex="MS Gothic"/>
    </style:style>
    <style:style style:name="T859" style:parent-style-name="DefaultParagraphFont" style:family="text">
      <style:text-properties style:font-name="MS Gothic" style:font-name-asian="MS Gothic" style:font-name-complex="MS Gothic"/>
    </style:style>
    <style:style style:name="T860" style:parent-style-name="DefaultParagraphFont" style:family="text">
      <style:text-properties style:font-name="Malgun Gothic" style:font-name-asian="Malgun Gothic" style:font-name-complex="Malgun Gothic"/>
    </style:style>
    <style:style style:name="T861" style:parent-style-name="DefaultParagraphFont" style:family="text">
      <style:text-properties style:font-name="Microsoft JhengHei" style:font-name-asian="Microsoft JhengHei" style:font-name-complex="Microsoft JhengHei"/>
    </style:style>
    <style:style style:name="T862" style:parent-style-name="DefaultParagraphFont" style:family="text">
      <style:text-properties style:font-name="MS Gothic" style:font-name-asian="MS Gothic" style:font-name-complex="MS Gothic"/>
    </style:style>
    <style:style style:name="T863" style:parent-style-name="DefaultParagraphFont" style:family="text">
      <style:text-properties style:font-name="MS Gothic" style:font-name-asian="MS Gothic" style:font-name-complex="MS Gothic"/>
    </style:style>
    <style:style style:name="T864" style:parent-style-name="DefaultParagraphFont" style:family="text">
      <style:text-properties style:font-name="MS Gothic" style:font-name-asian="MS Gothic" style:font-name-complex="MS Gothic"/>
    </style:style>
    <style:style style:name="T865" style:parent-style-name="DefaultParagraphFont" style:family="text">
      <style:text-properties style:font-name="MS Gothic" style:font-name-asian="MS Gothic" style:font-name-complex="MS Gothic"/>
    </style:style>
    <style:style style:name="T866" style:parent-style-name="DefaultParagraphFont" style:family="text">
      <style:text-properties style:font-name="MS Gothic" style:font-name-asian="MS Gothic" style:font-name-complex="MS Gothic"/>
    </style:style>
    <style:style style:name="T867" style:parent-style-name="DefaultParagraphFont" style:family="text">
      <style:text-properties style:font-name="MS Gothic" style:font-name-asian="MS Gothic" style:font-name-complex="MS Gothic"/>
    </style:style>
    <style:style style:name="T868" style:parent-style-name="DefaultParagraphFont" style:family="text">
      <style:text-properties style:font-name="MS Gothic" style:font-name-asian="MS Gothic" style:font-name-complex="MS Gothic"/>
    </style:style>
    <style:style style:name="T869" style:parent-style-name="DefaultParagraphFont" style:family="text">
      <style:text-properties style:font-name="Microsoft JhengHei" style:font-name-asian="Microsoft JhengHei" style:font-name-complex="Microsoft JhengHei"/>
    </style:style>
    <style:style style:name="T870" style:parent-style-name="DefaultParagraphFont" style:family="text">
      <style:text-properties style:font-name="MS Gothic" style:font-name-asian="MS Gothic" style:font-name-complex="MS Gothic"/>
    </style:style>
    <style:style style:name="T871" style:parent-style-name="DefaultParagraphFont" style:family="text">
      <style:text-properties style:font-name="MS Gothic" style:font-name-asian="MS Gothic" style:font-name-complex="MS Gothic"/>
    </style:style>
    <style:style style:name="T872" style:parent-style-name="DefaultParagraphFont" style:family="text">
      <style:text-properties style:font-name="MS Gothic" style:font-name-asian="MS Gothic" style:font-name-complex="MS Gothic"/>
    </style:style>
    <style:style style:name="T873" style:parent-style-name="DefaultParagraphFont" style:family="text">
      <style:text-properties style:font-name="MS Gothic" style:font-name-asian="MS Gothic" style:font-name-complex="MS Gothic"/>
    </style:style>
    <style:style style:name="T874" style:parent-style-name="DefaultParagraphFont" style:family="text">
      <style:text-properties style:font-name="MS Gothic" style:font-name-asian="MS Gothic" style:font-name-complex="MS Gothic"/>
    </style:style>
    <style:style style:name="T875" style:parent-style-name="DefaultParagraphFont" style:family="text">
      <style:text-properties style:font-name="MS Gothic" style:font-name-asian="MS Gothic" style:font-name-complex="MS Gothic"/>
    </style:style>
    <style:style style:name="T876" style:parent-style-name="DefaultParagraphFont" style:family="text">
      <style:text-properties style:font-name="MS Gothic" style:font-name-asian="MS Gothic" style:font-name-complex="MS Gothic"/>
    </style:style>
    <style:style style:name="T877" style:parent-style-name="DefaultParagraphFont" style:family="text">
      <style:text-properties style:font-name="MS Gothic" style:font-name-asian="MS Gothic" style:font-name-complex="MS Gothic"/>
    </style:style>
    <style:style style:name="T878" style:parent-style-name="DefaultParagraphFont" style:family="text">
      <style:text-properties style:font-name="Microsoft JhengHei" style:font-name-asian="Microsoft JhengHei" style:font-name-complex="Microsoft JhengHei"/>
    </style:style>
    <style:style style:name="T879" style:parent-style-name="DefaultParagraphFont" style:family="text">
      <style:text-properties style:font-name="MS Gothic" style:font-name-asian="MS Gothic" style:font-name-complex="MS Gothic"/>
    </style:style>
    <style:style style:name="T880" style:parent-style-name="DefaultParagraphFont" style:family="text">
      <style:text-properties style:font-name="MS Gothic" style:font-name-asian="MS Gothic" style:font-name-complex="MS Gothic"/>
    </style:style>
    <style:style style:name="T881" style:parent-style-name="DefaultParagraphFont" style:family="text">
      <style:text-properties style:font-name="Microsoft JhengHei" style:font-name-asian="Microsoft JhengHei" style:font-name-complex="Microsoft JhengHei"/>
    </style:style>
    <style:style style:name="T882" style:parent-style-name="DefaultParagraphFont" style:family="text">
      <style:text-properties style:font-name="MS Gothic" style:font-name-asian="MS Gothic" style:font-name-complex="MS Gothic"/>
    </style:style>
    <style:style style:name="T883" style:parent-style-name="DefaultParagraphFont" style:family="text">
      <style:text-properties style:font-name="MS Gothic" style:font-name-asian="MS Gothic" style:font-name-complex="MS Gothic"/>
    </style:style>
    <style:style style:name="T884" style:parent-style-name="DefaultParagraphFont" style:family="text">
      <style:text-properties style:font-name="MS Gothic" style:font-name-asian="MS Gothic" style:font-name-complex="MS Gothic"/>
    </style:style>
    <style:style style:name="T885" style:parent-style-name="DefaultParagraphFont" style:family="text">
      <style:text-properties style:font-name="MS Gothic" style:font-name-asian="MS Gothic" style:font-name-complex="MS Gothic"/>
    </style:style>
    <style:style style:name="T886" style:parent-style-name="DefaultParagraphFont" style:family="text">
      <style:text-properties style:font-name="MS Gothic" style:font-name-asian="MS Gothic" style:font-name-complex="MS Gothic"/>
    </style:style>
    <style:style style:name="T887" style:parent-style-name="DefaultParagraphFont" style:family="text">
      <style:text-properties style:font-name="MS Gothic" style:font-name-asian="MS Gothic" style:font-name-complex="MS Gothic"/>
    </style:style>
    <style:style style:name="T888" style:parent-style-name="DefaultParagraphFont" style:family="text">
      <style:text-properties style:font-name="MS Gothic" style:font-name-asian="MS Gothic" style:font-name-complex="MS Gothic"/>
    </style:style>
    <style:style style:name="T889" style:parent-style-name="DefaultParagraphFont" style:family="text">
      <style:text-properties style:font-name="MS Gothic" style:font-name-asian="MS Gothic" style:font-name-complex="MS Gothic"/>
    </style:style>
    <style:style style:name="T890" style:parent-style-name="DefaultParagraphFont" style:family="text">
      <style:text-properties style:font-name="MS Gothic" style:font-name-asian="MS Gothic" style:font-name-complex="MS Gothic"/>
    </style:style>
    <style:style style:name="T891" style:parent-style-name="DefaultParagraphFont" style:family="text">
      <style:text-properties style:font-name="MS Gothic" style:font-name-asian="MS Gothic" style:font-name-complex="MS Gothic"/>
    </style:style>
    <style:style style:name="T892" style:parent-style-name="DefaultParagraphFont" style:family="text">
      <style:text-properties style:font-name="MS Gothic" style:font-name-asian="MS Gothic" style:font-name-complex="MS Gothic"/>
    </style:style>
    <style:style style:name="T893" style:parent-style-name="DefaultParagraphFont" style:family="text">
      <style:text-properties style:font-name="MS Gothic" style:font-name-asian="MS Gothic" style:font-name-complex="MS Gothic"/>
    </style:style>
    <style:style style:name="T894" style:parent-style-name="DefaultParagraphFont" style:family="text">
      <style:text-properties style:font-name="MS Gothic" style:font-name-asian="MS Gothic" style:font-name-complex="MS Gothic"/>
    </style:style>
    <style:style style:name="T895" style:parent-style-name="DefaultParagraphFont" style:family="text">
      <style:text-properties style:font-name="MS Gothic" style:font-name-asian="MS Gothic" style:font-name-complex="MS Gothic"/>
    </style:style>
    <style:style style:name="T896" style:parent-style-name="DefaultParagraphFont" style:family="text">
      <style:text-properties style:font-name="MS Gothic" style:font-name-asian="MS Gothic" style:font-name-complex="MS Gothic"/>
    </style:style>
    <style:style style:name="T897" style:parent-style-name="DefaultParagraphFont" style:family="text">
      <style:text-properties style:font-name="MS Gothic" style:font-name-asian="MS Gothic" style:font-name-complex="MS Gothic"/>
    </style:style>
    <style:style style:name="T898" style:parent-style-name="DefaultParagraphFont" style:family="text">
      <style:text-properties style:font-name="Microsoft JhengHei" style:font-name-asian="Microsoft JhengHei" style:font-name-complex="Microsoft JhengHei"/>
    </style:style>
    <style:style style:name="T899" style:parent-style-name="DefaultParagraphFont" style:family="text">
      <style:text-properties style:font-name="Microsoft JhengHei" style:font-name-asian="Microsoft JhengHei" style:font-name-complex="Microsoft JhengHei"/>
    </style:style>
    <style:style style:name="T900" style:parent-style-name="DefaultParagraphFont" style:family="text">
      <style:text-properties style:font-name="MS Gothic" style:font-name-asian="MS Gothic" style:font-name-complex="MS Gothic"/>
    </style:style>
    <style:style style:name="T901" style:parent-style-name="DefaultParagraphFont" style:family="text">
      <style:text-properties style:font-name="MS Gothic" style:font-name-asian="MS Gothic" style:font-name-complex="MS Gothic"/>
    </style:style>
    <style:style style:name="T902" style:parent-style-name="DefaultParagraphFont" style:family="text">
      <style:text-properties style:font-name="MS Gothic" style:font-name-asian="MS Gothic" style:font-name-complex="MS Gothic"/>
    </style:style>
    <style:style style:name="T903" style:parent-style-name="DefaultParagraphFont" style:family="text">
      <style:text-properties style:font-name="MS Gothic" style:font-name-asian="MS Gothic" style:font-name-complex="MS Gothic"/>
    </style:style>
    <style:style style:name="T904" style:parent-style-name="DefaultParagraphFont" style:family="text">
      <style:text-properties style:font-name="MS Gothic" style:font-name-asian="MS Gothic" style:font-name-complex="MS Gothic"/>
    </style:style>
    <style:style style:name="T905" style:parent-style-name="DefaultParagraphFont" style:family="text">
      <style:text-properties style:font-name="MS Gothic" style:font-name-asian="MS Gothic" style:font-name-complex="MS Gothic"/>
    </style:style>
    <style:style style:name="T906" style:parent-style-name="DefaultParagraphFont" style:family="text">
      <style:text-properties style:font-name="MS Gothic" style:font-name-asian="MS Gothic" style:font-name-complex="MS Gothic"/>
    </style:style>
    <style:style style:name="T907" style:parent-style-name="DefaultParagraphFont" style:family="text">
      <style:text-properties style:font-name="MS Gothic" style:font-name-asian="MS Gothic" style:font-name-complex="MS Gothic"/>
    </style:style>
    <style:style style:name="T908" style:parent-style-name="DefaultParagraphFont" style:family="text">
      <style:text-properties style:font-name="Malgun Gothic" style:font-name-asian="Malgun Gothic" style:font-name-complex="Malgun Gothic"/>
    </style:style>
    <style:style style:name="T909" style:parent-style-name="DefaultParagraphFont" style:family="text">
      <style:text-properties style:font-name="MS Gothic" style:font-name-asian="MS Gothic" style:font-name-complex="MS Gothic"/>
    </style:style>
    <style:style style:name="T910" style:parent-style-name="DefaultParagraphFont" style:family="text">
      <style:text-properties style:font-name="MS Gothic" style:font-name-asian="MS Gothic" style:font-name-complex="MS Gothic"/>
    </style:style>
    <style:style style:name="T911" style:parent-style-name="DefaultParagraphFont" style:family="text">
      <style:text-properties style:font-name="Microsoft JhengHei" style:font-name-asian="Microsoft JhengHei" style:font-name-complex="Microsoft JhengHei"/>
    </style:style>
    <style:style style:name="T912" style:parent-style-name="DefaultParagraphFont" style:family="text">
      <style:text-properties style:font-name="MS Gothic" style:font-name-asian="MS Gothic" style:font-name-complex="MS Gothic"/>
    </style:style>
    <style:style style:name="T913" style:parent-style-name="DefaultParagraphFont" style:family="text">
      <style:text-properties style:font-name="MS Gothic" style:font-name-asian="MS Gothic" style:font-name-complex="MS Gothic"/>
    </style:style>
    <style:style style:name="T914" style:parent-style-name="DefaultParagraphFont" style:family="text">
      <style:text-properties style:font-name="Microsoft JhengHei" style:font-name-asian="Microsoft JhengHei" style:font-name-complex="Microsoft JhengHei"/>
    </style:style>
    <style:style style:name="T915" style:parent-style-name="DefaultParagraphFont" style:family="text">
      <style:text-properties style:font-name="MS Gothic" style:font-name-asian="MS Gothic" style:font-name-complex="MS Gothic"/>
    </style:style>
    <style:style style:name="T916" style:parent-style-name="DefaultParagraphFont" style:family="text">
      <style:text-properties style:font-name="Microsoft JhengHei" style:font-name-asian="Microsoft JhengHei" style:font-name-complex="Microsoft JhengHei"/>
    </style:style>
    <style:style style:name="T917" style:parent-style-name="DefaultParagraphFont" style:family="text">
      <style:text-properties style:font-name="MS Gothic" style:font-name-asian="MS Gothic" style:font-name-complex="MS Gothic"/>
    </style:style>
    <style:style style:name="T918" style:parent-style-name="DefaultParagraphFont" style:family="text">
      <style:text-properties style:font-name="MS Gothic" style:font-name-asian="MS Gothic" style:font-name-complex="MS Gothic"/>
    </style:style>
    <style:style style:name="T919" style:parent-style-name="DefaultParagraphFont" style:family="text">
      <style:text-properties style:font-name="MS Gothic" style:font-name-asian="MS Gothic" style:font-name-complex="MS Gothic"/>
    </style:style>
    <style:style style:name="T920" style:parent-style-name="DefaultParagraphFont" style:family="text">
      <style:text-properties style:font-name="Microsoft JhengHei" style:font-name-asian="Microsoft JhengHei" style:font-name-complex="Microsoft JhengHei"/>
    </style:style>
    <style:style style:name="T921" style:parent-style-name="DefaultParagraphFont" style:family="text">
      <style:text-properties style:font-name="Microsoft JhengHei" style:font-name-asian="Microsoft JhengHei" style:font-name-complex="Microsoft JhengHei"/>
    </style:style>
    <style:style style:name="T922" style:parent-style-name="DefaultParagraphFont" style:family="text">
      <style:text-properties style:font-name="MS Gothic" style:font-name-asian="MS Gothic" style:font-name-complex="MS Gothic"/>
    </style:style>
    <style:style style:name="T923" style:parent-style-name="DefaultParagraphFont" style:family="text">
      <style:text-properties style:font-name="MS Gothic" style:font-name-asian="MS Gothic" style:font-name-complex="MS Gothic"/>
    </style:style>
    <style:style style:name="T924" style:parent-style-name="DefaultParagraphFont" style:family="text">
      <style:text-properties style:font-name="Microsoft JhengHei" style:font-name-asian="Microsoft JhengHei" style:font-name-complex="Microsoft JhengHei"/>
    </style:style>
    <style:style style:name="T925" style:parent-style-name="DefaultParagraphFont" style:family="text">
      <style:text-properties style:font-name="MS Gothic" style:font-name-asian="MS Gothic" style:font-name-complex="MS Gothic"/>
    </style:style>
    <style:style style:name="T926" style:parent-style-name="DefaultParagraphFont" style:family="text">
      <style:text-properties style:font-name="MS Gothic" style:font-name-asian="MS Gothic" style:font-name-complex="MS Gothic"/>
    </style:style>
    <style:style style:name="T927" style:parent-style-name="DefaultParagraphFont" style:family="text">
      <style:text-properties style:font-name="Microsoft JhengHei" style:font-name-asian="Microsoft JhengHei" style:font-name-complex="Microsoft JhengHei"/>
    </style:style>
    <style:style style:name="T928" style:parent-style-name="DefaultParagraphFont" style:family="text">
      <style:text-properties style:font-name="MS Gothic" style:font-name-asian="MS Gothic" style:font-name-complex="MS Gothic"/>
    </style:style>
    <style:style style:name="T929" style:parent-style-name="DefaultParagraphFont" style:family="text">
      <style:text-properties style:font-name="Microsoft JhengHei" style:font-name-asian="Microsoft JhengHei" style:font-name-complex="Microsoft JhengHei"/>
    </style:style>
    <style:style style:name="T930" style:parent-style-name="DefaultParagraphFont" style:family="text">
      <style:text-properties style:font-name="MS Gothic" style:font-name-asian="MS Gothic" style:font-name-complex="MS Gothic"/>
    </style:style>
    <style:style style:name="T931" style:parent-style-name="DefaultParagraphFont" style:family="text">
      <style:text-properties style:font-name="MS Gothic" style:font-name-asian="MS Gothic" style:font-name-complex="MS Gothic"/>
    </style:style>
    <style:style style:name="T932" style:parent-style-name="DefaultParagraphFont" style:family="text">
      <style:text-properties style:font-name="MS Gothic" style:font-name-asian="MS Gothic" style:font-name-complex="MS Gothic"/>
    </style:style>
    <style:style style:name="T933" style:parent-style-name="DefaultParagraphFont" style:family="text">
      <style:text-properties style:font-name="MS Gothic" style:font-name-asian="MS Gothic" style:font-name-complex="MS Gothic"/>
    </style:style>
    <style:style style:name="T934" style:parent-style-name="DefaultParagraphFont" style:family="text">
      <style:text-properties style:font-name="MS Gothic" style:font-name-asian="MS Gothic" style:font-name-complex="MS Gothic"/>
    </style:style>
    <style:style style:name="T935" style:parent-style-name="DefaultParagraphFont" style:family="text">
      <style:text-properties style:font-name="MS Gothic" style:font-name-asian="MS Gothic" style:font-name-complex="MS Gothic"/>
    </style:style>
    <style:style style:name="T936" style:parent-style-name="DefaultParagraphFont" style:family="text">
      <style:text-properties style:font-name="MS Gothic" style:font-name-asian="MS Gothic" style:font-name-complex="MS Gothic"/>
    </style:style>
    <style:style style:name="T937" style:parent-style-name="DefaultParagraphFont" style:family="text">
      <style:text-properties style:font-name="MS Gothic" style:font-name-asian="MS Gothic" style:font-name-complex="MS Gothic"/>
    </style:style>
    <style:style style:name="T938" style:parent-style-name="DefaultParagraphFont" style:family="text">
      <style:text-properties style:font-name="MS Gothic" style:font-name-asian="MS Gothic" style:font-name-complex="MS Gothic"/>
    </style:style>
    <style:style style:name="T939" style:parent-style-name="DefaultParagraphFont" style:family="text">
      <style:text-properties style:font-name="Malgun Gothic" style:font-name-asian="Malgun Gothic" style:font-name-complex="Malgun Gothic"/>
    </style:style>
    <style:style style:name="T940" style:parent-style-name="DefaultParagraphFont" style:family="text">
      <style:text-properties style:font-name="MS Gothic" style:font-name-asian="MS Gothic" style:font-name-complex="MS Gothic"/>
    </style:style>
    <style:style style:name="T941" style:parent-style-name="DefaultParagraphFont" style:family="text">
      <style:text-properties style:font-name="MS Gothic" style:font-name-asian="MS Gothic" style:font-name-complex="MS Gothic"/>
    </style:style>
    <style:style style:name="T942" style:parent-style-name="DefaultParagraphFont" style:family="text">
      <style:text-properties style:font-name="Microsoft JhengHei" style:font-name-asian="Microsoft JhengHei" style:font-name-complex="Microsoft JhengHei"/>
    </style:style>
    <style:style style:name="T943" style:parent-style-name="DefaultParagraphFont" style:family="text">
      <style:text-properties style:font-name="Microsoft JhengHei" style:font-name-asian="Microsoft JhengHei" style:font-name-complex="Microsoft JhengHei"/>
    </style:style>
    <style:style style:name="T944" style:parent-style-name="DefaultParagraphFont" style:family="text">
      <style:text-properties style:font-name="MS Gothic" style:font-name-asian="MS Gothic" style:font-name-complex="MS Gothic"/>
    </style:style>
    <style:style style:name="T945" style:parent-style-name="DefaultParagraphFont" style:family="text">
      <style:text-properties style:font-name="MS Gothic" style:font-name-asian="MS Gothic" style:font-name-complex="MS Gothic"/>
    </style:style>
    <style:style style:name="T946" style:parent-style-name="DefaultParagraphFont" style:family="text">
      <style:text-properties style:font-name="MS Gothic" style:font-name-asian="MS Gothic" style:font-name-complex="MS Gothic"/>
    </style:style>
    <style:style style:name="T947" style:parent-style-name="DefaultParagraphFont" style:family="text">
      <style:text-properties style:font-name="Microsoft JhengHei" style:font-name-asian="Microsoft JhengHei" style:font-name-complex="Microsoft JhengHei"/>
    </style:style>
    <style:style style:name="T948" style:parent-style-name="DefaultParagraphFont" style:family="text">
      <style:text-properties style:font-name="MS Gothic" style:font-name-asian="MS Gothic" style:font-name-complex="MS Gothic"/>
    </style:style>
    <style:style style:name="T949" style:parent-style-name="DefaultParagraphFont" style:family="text">
      <style:text-properties style:font-name="MS Gothic" style:font-name-asian="MS Gothic" style:font-name-complex="MS Gothic"/>
    </style:style>
    <style:style style:name="T950" style:parent-style-name="DefaultParagraphFont" style:family="text">
      <style:text-properties style:font-name="MS Gothic" style:font-name-asian="MS Gothic" style:font-name-complex="MS Gothic"/>
    </style:style>
    <style:style style:name="T951" style:parent-style-name="DefaultParagraphFont" style:family="text">
      <style:text-properties style:font-name="MS Gothic" style:font-name-asian="MS Gothic" style:font-name-complex="MS Gothic"/>
    </style:style>
    <style:style style:name="T952" style:parent-style-name="DefaultParagraphFont" style:family="text">
      <style:text-properties style:font-name="MS Gothic" style:font-name-asian="MS Gothic" style:font-name-complex="MS Gothic"/>
    </style:style>
    <style:style style:name="T953" style:parent-style-name="DefaultParagraphFont" style:family="text">
      <style:text-properties style:font-name="MS Gothic" style:font-name-asian="MS Gothic" style:font-name-complex="MS Gothic"/>
    </style:style>
    <style:style style:name="T954" style:parent-style-name="DefaultParagraphFont" style:family="text">
      <style:text-properties style:font-name="MS Gothic" style:font-name-asian="MS Gothic" style:font-name-complex="MS Gothic"/>
    </style:style>
    <style:style style:name="T955" style:parent-style-name="DefaultParagraphFont" style:family="text">
      <style:text-properties style:font-name="MS Gothic" style:font-name-asian="MS Gothic" style:font-name-complex="MS Gothic"/>
    </style:style>
    <style:style style:name="T956" style:parent-style-name="DefaultParagraphFont" style:family="text">
      <style:text-properties style:font-name="MS Gothic" style:font-name-asian="MS Gothic" style:font-name-complex="MS Gothic"/>
    </style:style>
    <style:style style:name="T957" style:parent-style-name="DefaultParagraphFont" style:family="text">
      <style:text-properties style:font-name="MS Gothic" style:font-name-asian="MS Gothic" style:font-name-complex="MS Gothic"/>
    </style:style>
    <style:style style:name="T958" style:parent-style-name="DefaultParagraphFont" style:family="text">
      <style:text-properties style:font-name="MS Gothic" style:font-name-asian="MS Gothic" style:font-name-complex="MS Gothic"/>
    </style:style>
    <style:style style:name="T959" style:parent-style-name="DefaultParagraphFont" style:family="text">
      <style:text-properties style:font-name="MS Gothic" style:font-name-asian="MS Gothic" style:font-name-complex="MS Gothic"/>
    </style:style>
    <style:style style:name="T960" style:parent-style-name="DefaultParagraphFont" style:family="text">
      <style:text-properties style:font-name="MS Gothic" style:font-name-asian="MS Gothic" style:font-name-complex="MS Gothic"/>
    </style:style>
    <style:style style:name="T961" style:parent-style-name="DefaultParagraphFont" style:family="text">
      <style:text-properties style:font-name="MS Gothic" style:font-name-asian="MS Gothic" style:font-name-complex="MS Gothic"/>
    </style:style>
    <style:style style:name="T962" style:parent-style-name="DefaultParagraphFont" style:family="text">
      <style:text-properties style:font-name="MS Gothic" style:font-name-asian="MS Gothic" style:font-name-complex="MS Gothic"/>
    </style:style>
    <style:style style:name="T963" style:parent-style-name="DefaultParagraphFont" style:family="text">
      <style:text-properties style:font-name="MS Gothic" style:font-name-asian="MS Gothic" style:font-name-complex="MS Gothic"/>
    </style:style>
    <style:style style:name="T964" style:parent-style-name="DefaultParagraphFont" style:family="text">
      <style:text-properties style:font-name="MS Gothic" style:font-name-asian="MS Gothic" style:font-name-complex="MS Gothic"/>
    </style:style>
    <style:style style:name="T965" style:parent-style-name="DefaultParagraphFont" style:family="text">
      <style:text-properties style:font-name="MS Gothic" style:font-name-asian="MS Gothic" style:font-name-complex="MS Gothic"/>
    </style:style>
    <style:style style:name="T966" style:parent-style-name="DefaultParagraphFont" style:family="text">
      <style:text-properties style:font-name="MS Gothic" style:font-name-asian="MS Gothic" style:font-name-complex="MS Gothic"/>
    </style:style>
    <style:style style:name="T967" style:parent-style-name="DefaultParagraphFont" style:family="text">
      <style:text-properties style:font-name="MS Gothic" style:font-name-asian="MS Gothic" style:font-name-complex="MS Gothic"/>
    </style:style>
    <style:style style:name="T968" style:parent-style-name="DefaultParagraphFont" style:family="text">
      <style:text-properties style:font-name="MS Gothic" style:font-name-asian="MS Gothic" style:font-name-complex="MS Gothic"/>
    </style:style>
    <style:style style:name="T969" style:parent-style-name="DefaultParagraphFont" style:family="text">
      <style:text-properties style:font-name="MS Gothic" style:font-name-asian="MS Gothic" style:font-name-complex="MS Gothic"/>
    </style:style>
    <style:style style:name="T970" style:parent-style-name="DefaultParagraphFont" style:family="text">
      <style:text-properties style:font-name="MS Gothic" style:font-name-asian="MS Gothic" style:font-name-complex="MS Gothic"/>
    </style:style>
    <style:style style:name="T971" style:parent-style-name="DefaultParagraphFont" style:family="text">
      <style:text-properties style:font-name="Microsoft JhengHei" style:font-name-asian="Microsoft JhengHei" style:font-name-complex="Microsoft JhengHei"/>
    </style:style>
    <style:style style:name="T972" style:parent-style-name="DefaultParagraphFont" style:family="text">
      <style:text-properties style:font-name="MS Gothic" style:font-name-asian="MS Gothic" style:font-name-complex="MS Gothic"/>
    </style:style>
    <style:style style:name="T973" style:parent-style-name="DefaultParagraphFont" style:family="text">
      <style:text-properties style:font-name="MS Gothic" style:font-name-asian="MS Gothic" style:font-name-complex="MS Gothic"/>
    </style:style>
    <style:style style:name="T974" style:parent-style-name="DefaultParagraphFont" style:family="text">
      <style:text-properties style:font-name="MS Gothic" style:font-name-asian="MS Gothic" style:font-name-complex="MS Gothic"/>
    </style:style>
    <style:style style:name="T975" style:parent-style-name="DefaultParagraphFont" style:family="text">
      <style:text-properties style:font-name="MS Gothic" style:font-name-asian="MS Gothic" style:font-name-complex="MS Gothic"/>
    </style:style>
    <style:style style:name="T976" style:parent-style-name="DefaultParagraphFont" style:family="text">
      <style:text-properties style:font-name="MS Gothic" style:font-name-asian="MS Gothic" style:font-name-complex="MS Gothic"/>
    </style:style>
    <style:style style:name="T977" style:parent-style-name="DefaultParagraphFont" style:family="text">
      <style:text-properties style:font-name="MS Gothic" style:font-name-asian="MS Gothic" style:font-name-complex="MS Gothic"/>
    </style:style>
    <style:style style:name="T978" style:parent-style-name="DefaultParagraphFont" style:family="text">
      <style:text-properties style:font-name="Microsoft JhengHei" style:font-name-asian="Microsoft JhengHei" style:font-name-complex="Microsoft JhengHei"/>
    </style:style>
    <style:style style:name="T979" style:parent-style-name="DefaultParagraphFont" style:family="text">
      <style:text-properties style:font-name="MS Gothic" style:font-name-asian="MS Gothic" style:font-name-complex="MS Gothic"/>
    </style:style>
    <style:style style:name="T980" style:parent-style-name="DefaultParagraphFont" style:family="text">
      <style:text-properties style:font-name="MS Gothic" style:font-name-asian="MS Gothic" style:font-name-complex="MS Gothic"/>
    </style:style>
    <style:style style:name="T981" style:parent-style-name="DefaultParagraphFont" style:family="text">
      <style:text-properties style:font-name="MS Gothic" style:font-name-asian="MS Gothic" style:font-name-complex="MS Gothic"/>
    </style:style>
    <style:style style:name="T982" style:parent-style-name="DefaultParagraphFont" style:family="text">
      <style:text-properties style:font-name="MS Gothic" style:font-name-asian="MS Gothic" style:font-name-complex="MS Gothic"/>
    </style:style>
    <style:style style:name="T983" style:parent-style-name="DefaultParagraphFont" style:family="text">
      <style:text-properties style:font-name="MS Gothic" style:font-name-asian="MS Gothic" style:font-name-complex="MS Gothic"/>
    </style:style>
    <style:style style:name="T984" style:parent-style-name="DefaultParagraphFont" style:family="text">
      <style:text-properties style:font-name="MS Gothic" style:font-name-asian="MS Gothic" style:font-name-complex="MS Gothic"/>
    </style:style>
    <style:style style:name="T985" style:parent-style-name="DefaultParagraphFont" style:family="text">
      <style:text-properties style:font-name="MS Gothic" style:font-name-asian="MS Gothic" style:font-name-complex="MS Gothic"/>
    </style:style>
    <style:style style:name="T986" style:parent-style-name="DefaultParagraphFont" style:family="text">
      <style:text-properties style:font-name="MS Gothic" style:font-name-asian="MS Gothic" style:font-name-complex="MS Gothic"/>
    </style:style>
    <style:style style:name="T987" style:parent-style-name="DefaultParagraphFont" style:family="text">
      <style:text-properties style:font-name="MS Gothic" style:font-name-asian="MS Gothic" style:font-name-complex="MS Gothic"/>
    </style:style>
    <style:style style:name="T988" style:parent-style-name="DefaultParagraphFont" style:family="text">
      <style:text-properties style:font-name="MS Gothic" style:font-name-asian="MS Gothic" style:font-name-complex="MS Gothic"/>
    </style:style>
    <style:style style:name="T989" style:parent-style-name="DefaultParagraphFont" style:family="text">
      <style:text-properties style:font-name="MS Gothic" style:font-name-asian="MS Gothic" style:font-name-complex="MS Gothic"/>
    </style:style>
    <style:style style:name="T990" style:parent-style-name="DefaultParagraphFont" style:family="text">
      <style:text-properties style:font-name="MS Gothic" style:font-name-asian="MS Gothic" style:font-name-complex="MS Gothic"/>
    </style:style>
    <style:style style:name="T991" style:parent-style-name="DefaultParagraphFont" style:family="text">
      <style:text-properties style:font-name="MS Gothic" style:font-name-asian="MS Gothic" style:font-name-complex="MS Gothic"/>
    </style:style>
    <style:style style:name="T992" style:parent-style-name="DefaultParagraphFont" style:family="text">
      <style:text-properties style:font-name="MS Gothic" style:font-name-asian="MS Gothic" style:font-name-complex="MS Gothic"/>
    </style:style>
    <style:style style:name="T993" style:parent-style-name="DefaultParagraphFont" style:family="text">
      <style:text-properties style:font-name="MS Gothic" style:font-name-asian="MS Gothic" style:font-name-complex="MS Gothic"/>
    </style:style>
    <style:style style:name="T994" style:parent-style-name="DefaultParagraphFont" style:family="text">
      <style:text-properties style:font-name="MS Gothic" style:font-name-asian="MS Gothic" style:font-name-complex="MS Gothic"/>
    </style:style>
    <style:style style:name="T995" style:parent-style-name="DefaultParagraphFont" style:family="text">
      <style:text-properties style:font-name="Microsoft JhengHei" style:font-name-asian="Microsoft JhengHei" style:font-name-complex="Microsoft JhengHei"/>
    </style:style>
    <style:style style:name="T996" style:parent-style-name="DefaultParagraphFont" style:family="text">
      <style:text-properties style:font-name="MS Gothic" style:font-name-asian="MS Gothic" style:font-name-complex="MS Gothic"/>
    </style:style>
    <style:style style:name="T997" style:parent-style-name="DefaultParagraphFont" style:family="text">
      <style:text-properties style:font-name="MS Gothic" style:font-name-asian="MS Gothic" style:font-name-complex="MS Gothic"/>
    </style:style>
    <style:style style:name="T998" style:parent-style-name="DefaultParagraphFont" style:family="text">
      <style:text-properties style:font-name="MS Gothic" style:font-name-asian="MS Gothic" style:font-name-complex="MS Gothic"/>
    </style:style>
    <style:style style:name="T999" style:parent-style-name="DefaultParagraphFont" style:family="text">
      <style:text-properties style:font-name="MS Gothic" style:font-name-asian="MS Gothic" style:font-name-complex="MS Gothic"/>
    </style:style>
    <style:style style:name="T1000" style:parent-style-name="DefaultParagraphFont" style:family="text">
      <style:text-properties style:font-name="Microsoft JhengHei" style:font-name-asian="Microsoft JhengHei" style:font-name-complex="Microsoft JhengHei"/>
    </style:style>
    <style:style style:name="T1001" style:parent-style-name="DefaultParagraphFont" style:family="text">
      <style:text-properties style:font-name="Microsoft JhengHei" style:font-name-asian="Microsoft JhengHei" style:font-name-complex="Microsoft JhengHei"/>
    </style:style>
    <style:style style:name="T1002" style:parent-style-name="DefaultParagraphFont" style:family="text">
      <style:text-properties style:font-name="MS Gothic" style:font-name-asian="MS Gothic" style:font-name-complex="MS Gothic"/>
    </style:style>
    <style:style style:name="T1003" style:parent-style-name="DefaultParagraphFont" style:family="text">
      <style:text-properties style:font-name="Microsoft JhengHei" style:font-name-asian="Microsoft JhengHei" style:font-name-complex="Microsoft JhengHei"/>
    </style:style>
    <style:style style:name="T1004" style:parent-style-name="DefaultParagraphFont" style:family="text">
      <style:text-properties style:font-name="MS Gothic" style:font-name-asian="MS Gothic" style:font-name-complex="MS Gothic"/>
    </style:style>
    <style:style style:name="T1005" style:parent-style-name="DefaultParagraphFont" style:family="text">
      <style:text-properties style:font-name="MS Gothic" style:font-name-asian="MS Gothic" style:font-name-complex="MS Gothic"/>
    </style:style>
    <style:style style:name="T1006" style:parent-style-name="DefaultParagraphFont" style:family="text">
      <style:text-properties style:font-name="MS Gothic" style:font-name-asian="MS Gothic" style:font-name-complex="MS Gothic"/>
    </style:style>
    <style:style style:name="T1007" style:parent-style-name="DefaultParagraphFont" style:family="text">
      <style:text-properties style:font-name="Microsoft JhengHei" style:font-name-asian="Microsoft JhengHei" style:font-name-complex="Microsoft JhengHei"/>
    </style:style>
    <style:style style:name="T1008" style:parent-style-name="DefaultParagraphFont" style:family="text">
      <style:text-properties style:font-name="MS Gothic" style:font-name-asian="MS Gothic" style:font-name-complex="MS Gothic"/>
    </style:style>
    <style:style style:name="T1009" style:parent-style-name="DefaultParagraphFont" style:family="text">
      <style:text-properties style:font-name="MS Gothic" style:font-name-asian="MS Gothic" style:font-name-complex="MS Gothic"/>
    </style:style>
    <style:style style:name="T1010" style:parent-style-name="DefaultParagraphFont" style:family="text">
      <style:text-properties style:font-name="MS Gothic" style:font-name-asian="MS Gothic" style:font-name-complex="MS Gothic"/>
    </style:style>
    <style:style style:name="T1011" style:parent-style-name="DefaultParagraphFont" style:family="text">
      <style:text-properties style:font-name="MS Gothic" style:font-name-asian="MS Gothic" style:font-name-complex="MS Gothic"/>
    </style:style>
    <style:style style:name="T1012" style:parent-style-name="DefaultParagraphFont" style:family="text">
      <style:text-properties style:font-name="MS Gothic" style:font-name-asian="MS Gothic" style:font-name-complex="MS Gothic"/>
    </style:style>
    <style:style style:name="T1013" style:parent-style-name="DefaultParagraphFont" style:family="text">
      <style:text-properties style:font-name="MS Gothic" style:font-name-asian="MS Gothic" style:font-name-complex="MS Gothic"/>
    </style:style>
    <style:style style:name="T1014" style:parent-style-name="DefaultParagraphFont" style:family="text">
      <style:text-properties style:font-name="Microsoft JhengHei" style:font-name-asian="Microsoft JhengHei" style:font-name-complex="Microsoft JhengHei"/>
    </style:style>
    <style:style style:name="T1015" style:parent-style-name="DefaultParagraphFont" style:family="text">
      <style:text-properties style:font-name="MS Gothic" style:font-name-asian="MS Gothic" style:font-name-complex="MS Gothic"/>
    </style:style>
    <style:style style:name="T1016" style:parent-style-name="DefaultParagraphFont" style:family="text">
      <style:text-properties style:font-name="MS Gothic" style:font-name-asian="MS Gothic" style:font-name-complex="MS Gothic"/>
    </style:style>
    <style:style style:name="T1017" style:parent-style-name="DefaultParagraphFont" style:family="text">
      <style:text-properties style:font-name="MS Gothic" style:font-name-asian="MS Gothic" style:font-name-complex="MS Gothic"/>
    </style:style>
    <style:style style:name="T1018" style:parent-style-name="DefaultParagraphFont" style:family="text">
      <style:text-properties style:font-name="MS Gothic" style:font-name-asian="MS Gothic" style:font-name-complex="MS Gothic"/>
    </style:style>
    <style:style style:name="T1019" style:parent-style-name="DefaultParagraphFont" style:family="text">
      <style:text-properties style:font-name="MS Gothic" style:font-name-asian="MS Gothic" style:font-name-complex="MS Gothic"/>
    </style:style>
    <style:style style:name="T1020" style:parent-style-name="DefaultParagraphFont" style:family="text">
      <style:text-properties style:font-name="MS Gothic" style:font-name-asian="MS Gothic" style:font-name-complex="MS Gothic"/>
    </style:style>
    <style:style style:name="T1021" style:parent-style-name="DefaultParagraphFont" style:family="text">
      <style:text-properties style:font-name="MS Gothic" style:font-name-asian="MS Gothic" style:font-name-complex="MS Gothic"/>
    </style:style>
    <style:style style:name="T1022" style:parent-style-name="DefaultParagraphFont" style:family="text">
      <style:text-properties style:font-name="MS Gothic" style:font-name-asian="MS Gothic" style:font-name-complex="MS Gothic"/>
    </style:style>
    <style:style style:name="T1023" style:parent-style-name="DefaultParagraphFont" style:family="text">
      <style:text-properties style:font-name="MS Gothic" style:font-name-asian="MS Gothic" style:font-name-complex="MS Gothic"/>
    </style:style>
    <style:style style:name="T1024" style:parent-style-name="DefaultParagraphFont" style:family="text">
      <style:text-properties style:font-name="MS Gothic" style:font-name-asian="MS Gothic" style:font-name-complex="MS Gothic"/>
    </style:style>
    <style:style style:name="T1025" style:parent-style-name="DefaultParagraphFont" style:family="text">
      <style:text-properties style:font-name="MS Gothic" style:font-name-asian="MS Gothic" style:font-name-complex="MS Gothic"/>
    </style:style>
    <style:style style:name="T1026" style:parent-style-name="DefaultParagraphFont" style:family="text">
      <style:text-properties style:font-name="MS Gothic" style:font-name-asian="MS Gothic" style:font-name-complex="MS Gothic"/>
    </style:style>
    <style:style style:name="T1027" style:parent-style-name="DefaultParagraphFont" style:family="text">
      <style:text-properties style:font-name="MS Gothic" style:font-name-asian="MS Gothic" style:font-name-complex="MS Gothic"/>
    </style:style>
    <style:style style:name="T1028" style:parent-style-name="DefaultParagraphFont" style:family="text">
      <style:text-properties style:font-name="MS Gothic" style:font-name-asian="MS Gothic" style:font-name-complex="MS Gothic"/>
    </style:style>
    <style:style style:name="T1029" style:parent-style-name="DefaultParagraphFont" style:family="text">
      <style:text-properties style:font-name="Microsoft JhengHei" style:font-name-asian="Microsoft JhengHei" style:font-name-complex="Microsoft JhengHei"/>
    </style:style>
    <style:style style:name="T1030" style:parent-style-name="DefaultParagraphFont" style:family="text">
      <style:text-properties style:font-name="MS Gothic" style:font-name-asian="MS Gothic" style:font-name-complex="MS Gothic"/>
    </style:style>
    <style:style style:name="T1031" style:parent-style-name="DefaultParagraphFont" style:family="text">
      <style:text-properties style:font-name="MS Gothic" style:font-name-asian="MS Gothic" style:font-name-complex="MS Gothic"/>
    </style:style>
    <style:style style:name="T1032" style:parent-style-name="DefaultParagraphFont" style:family="text">
      <style:text-properties style:font-name="MS Gothic" style:font-name-asian="MS Gothic" style:font-name-complex="MS Gothic"/>
    </style:style>
    <style:style style:name="T1033" style:parent-style-name="DefaultParagraphFont" style:family="text">
      <style:text-properties style:font-name="MS Gothic" style:font-name-asian="MS Gothic" style:font-name-complex="MS Gothic"/>
    </style:style>
    <style:style style:name="T1034" style:parent-style-name="DefaultParagraphFont" style:family="text">
      <style:text-properties style:font-name="Malgun Gothic" style:font-name-asian="Malgun Gothic" style:font-name-complex="Malgun Gothic"/>
    </style:style>
    <style:style style:name="T1035" style:parent-style-name="DefaultParagraphFont" style:family="text">
      <style:text-properties style:font-name="MS Gothic" style:font-name-asian="MS Gothic" style:font-name-complex="MS Gothic"/>
    </style:style>
    <style:style style:name="T1036" style:parent-style-name="DefaultParagraphFont" style:family="text">
      <style:text-properties style:font-name="MS Gothic" style:font-name-asian="MS Gothic" style:font-name-complex="MS Gothic"/>
    </style:style>
    <style:style style:name="T1037" style:parent-style-name="DefaultParagraphFont" style:family="text">
      <style:text-properties style:font-name="MS Gothic" style:font-name-asian="MS Gothic" style:font-name-complex="MS Gothic"/>
    </style:style>
    <style:style style:name="T1038" style:parent-style-name="DefaultParagraphFont" style:family="text">
      <style:text-properties style:font-name="MS Gothic" style:font-name-asian="MS Gothic" style:font-name-complex="MS Gothic"/>
    </style:style>
    <style:style style:name="T1039" style:parent-style-name="DefaultParagraphFont" style:family="text">
      <style:text-properties style:font-name="MS Gothic" style:font-name-asian="MS Gothic" style:font-name-complex="MS Gothic"/>
    </style:style>
    <style:style style:name="T1040" style:parent-style-name="DefaultParagraphFont" style:family="text">
      <style:text-properties style:font-name="MS Gothic" style:font-name-asian="MS Gothic" style:font-name-complex="MS Gothic"/>
    </style:style>
    <style:style style:name="T1041" style:parent-style-name="DefaultParagraphFont" style:family="text">
      <style:text-properties style:font-name="Microsoft JhengHei" style:font-name-asian="Microsoft JhengHei" style:font-name-complex="Microsoft JhengHei"/>
    </style:style>
    <style:style style:name="T1042" style:parent-style-name="DefaultParagraphFont" style:family="text">
      <style:text-properties style:font-name="MS Gothic" style:font-name-asian="MS Gothic" style:font-name-complex="MS Gothic"/>
    </style:style>
    <style:style style:name="T1043" style:parent-style-name="DefaultParagraphFont" style:family="text">
      <style:text-properties style:font-name="Microsoft JhengHei" style:font-name-asian="Microsoft JhengHei" style:font-name-complex="Microsoft JhengHei"/>
    </style:style>
    <style:style style:name="T1044" style:parent-style-name="DefaultParagraphFont" style:family="text">
      <style:text-properties style:font-name="MS Gothic" style:font-name-asian="MS Gothic" style:font-name-complex="MS Gothic"/>
    </style:style>
    <style:style style:name="T1045" style:parent-style-name="DefaultParagraphFont" style:family="text">
      <style:text-properties style:font-name="MS Gothic" style:font-name-asian="MS Gothic" style:font-name-complex="MS Gothic"/>
    </style:style>
    <style:style style:name="T1046" style:parent-style-name="DefaultParagraphFont" style:family="text">
      <style:text-properties style:font-name="MS Gothic" style:font-name-asian="MS Gothic" style:font-name-complex="MS Gothic"/>
    </style:style>
    <style:style style:name="T1047" style:parent-style-name="DefaultParagraphFont" style:family="text">
      <style:text-properties style:font-name="MS Gothic" style:font-name-asian="MS Gothic" style:font-name-complex="MS Gothic"/>
    </style:style>
    <style:style style:name="T1048" style:parent-style-name="DefaultParagraphFont" style:family="text">
      <style:text-properties style:font-name="MS Gothic" style:font-name-asian="MS Gothic" style:font-name-complex="MS Gothic"/>
    </style:style>
    <style:style style:name="T1049" style:parent-style-name="DefaultParagraphFont" style:family="text">
      <style:text-properties style:font-name="MS Gothic" style:font-name-asian="MS Gothic" style:font-name-complex="MS Gothic"/>
    </style:style>
    <style:style style:name="T1050" style:parent-style-name="DefaultParagraphFont" style:family="text">
      <style:text-properties style:font-name="MS Gothic" style:font-name-asian="MS Gothic" style:font-name-complex="MS Gothic"/>
    </style:style>
    <style:style style:name="T1051" style:parent-style-name="DefaultParagraphFont" style:family="text">
      <style:text-properties style:font-name="MS Gothic" style:font-name-asian="MS Gothic" style:font-name-complex="MS Gothic"/>
    </style:style>
    <style:style style:name="T1052" style:parent-style-name="DefaultParagraphFont" style:family="text">
      <style:text-properties style:font-name="MS Gothic" style:font-name-asian="MS Gothic" style:font-name-complex="MS Gothic"/>
    </style:style>
    <style:style style:name="T1053" style:parent-style-name="DefaultParagraphFont" style:family="text">
      <style:text-properties style:font-name="MS Gothic" style:font-name-asian="MS Gothic" style:font-name-complex="MS Gothic"/>
    </style:style>
    <style:style style:name="T1054" style:parent-style-name="DefaultParagraphFont" style:family="text">
      <style:text-properties style:font-name="MS Gothic" style:font-name-asian="MS Gothic" style:font-name-complex="MS Gothic"/>
    </style:style>
    <style:style style:name="T1055" style:parent-style-name="DefaultParagraphFont" style:family="text">
      <style:text-properties style:font-name="MS Gothic" style:font-name-asian="MS Gothic" style:font-name-complex="MS Gothic"/>
    </style:style>
    <style:style style:name="T1056" style:parent-style-name="DefaultParagraphFont" style:family="text">
      <style:text-properties style:font-name="MS Gothic" style:font-name-asian="MS Gothic" style:font-name-complex="MS Gothic"/>
    </style:style>
    <style:style style:name="T1057" style:parent-style-name="DefaultParagraphFont" style:family="text">
      <style:text-properties style:font-name="MS Gothic" style:font-name-asian="MS Gothic" style:font-name-complex="MS Gothic"/>
    </style:style>
    <style:style style:name="T1058" style:parent-style-name="DefaultParagraphFont" style:family="text">
      <style:text-properties style:font-name="Microsoft JhengHei" style:font-name-asian="Microsoft JhengHei" style:font-name-complex="Microsoft JhengHei"/>
    </style:style>
    <style:style style:name="T1059" style:parent-style-name="DefaultParagraphFont" style:family="text">
      <style:text-properties style:font-name="Microsoft JhengHei" style:font-name-asian="Microsoft JhengHei" style:font-name-complex="Microsoft JhengHei"/>
    </style:style>
    <style:style style:name="T1060" style:parent-style-name="DefaultParagraphFont" style:family="text">
      <style:text-properties style:font-name="MS Gothic" style:font-name-asian="MS Gothic" style:font-name-complex="MS Gothic"/>
    </style:style>
    <style:style style:name="T1061" style:parent-style-name="DefaultParagraphFont" style:family="text">
      <style:text-properties style:font-name="MS Gothic" style:font-name-asian="MS Gothic" style:font-name-complex="MS Gothic"/>
    </style:style>
    <style:style style:name="T1062" style:parent-style-name="DefaultParagraphFont" style:family="text">
      <style:text-properties style:font-name="MS Gothic" style:font-name-asian="MS Gothic" style:font-name-complex="MS Gothic"/>
    </style:style>
    <style:style style:name="T1063" style:parent-style-name="DefaultParagraphFont" style:family="text">
      <style:text-properties style:font-name="Microsoft JhengHei" style:font-name-asian="Microsoft JhengHei" style:font-name-complex="Microsoft JhengHei"/>
    </style:style>
    <style:style style:name="T1064" style:parent-style-name="DefaultParagraphFont" style:family="text">
      <style:text-properties style:font-name="MS Gothic" style:font-name-asian="MS Gothic" style:font-name-complex="MS Gothic"/>
    </style:style>
    <style:style style:name="T1065" style:parent-style-name="DefaultParagraphFont" style:family="text">
      <style:text-properties style:font-name="MS Gothic" style:font-name-asian="MS Gothic" style:font-name-complex="MS Gothic"/>
    </style:style>
    <style:style style:name="T1066" style:parent-style-name="DefaultParagraphFont" style:family="text">
      <style:text-properties style:font-name="MS Gothic" style:font-name-asian="MS Gothic" style:font-name-complex="MS Gothic"/>
    </style:style>
    <style:style style:name="T1067" style:parent-style-name="DefaultParagraphFont" style:family="text">
      <style:text-properties style:font-name="MS Gothic" style:font-name-asian="MS Gothic" style:font-name-complex="MS Gothic"/>
    </style:style>
    <style:style style:name="T1068" style:parent-style-name="DefaultParagraphFont" style:family="text">
      <style:text-properties style:font-name="MS Gothic" style:font-name-asian="MS Gothic" style:font-name-complex="MS Gothic"/>
    </style:style>
    <style:style style:name="T1069" style:parent-style-name="DefaultParagraphFont" style:family="text">
      <style:text-properties style:font-name="MS Gothic" style:font-name-asian="MS Gothic" style:font-name-complex="MS Gothic"/>
    </style:style>
    <style:style style:name="T1070" style:parent-style-name="DefaultParagraphFont" style:family="text">
      <style:text-properties style:font-name="MS Gothic" style:font-name-asian="MS Gothic" style:font-name-complex="MS Gothic"/>
    </style:style>
    <style:style style:name="T1071" style:parent-style-name="DefaultParagraphFont" style:family="text">
      <style:text-properties style:font-name="Microsoft JhengHei" style:font-name-asian="Microsoft JhengHei" style:font-name-complex="Microsoft JhengHei"/>
    </style:style>
    <style:style style:name="T1072" style:parent-style-name="DefaultParagraphFont" style:family="text">
      <style:text-properties style:font-name="MS Gothic" style:font-name-asian="MS Gothic" style:font-name-complex="MS Gothic"/>
    </style:style>
    <style:style style:name="T1073" style:parent-style-name="DefaultParagraphFont" style:family="text">
      <style:text-properties style:font-name="MS Gothic" style:font-name-asian="MS Gothic" style:font-name-complex="MS Gothic"/>
    </style:style>
    <style:style style:name="T1074" style:parent-style-name="DefaultParagraphFont" style:family="text">
      <style:text-properties style:font-name="MS Gothic" style:font-name-asian="MS Gothic" style:font-name-complex="MS Gothic"/>
    </style:style>
    <style:style style:name="T1075" style:parent-style-name="DefaultParagraphFont" style:family="text">
      <style:text-properties style:font-name="MS Gothic" style:font-name-asian="MS Gothic" style:font-name-complex="MS Gothic"/>
    </style:style>
    <style:style style:name="T1076" style:parent-style-name="DefaultParagraphFont" style:family="text">
      <style:text-properties style:font-name="MS Gothic" style:font-name-asian="MS Gothic" style:font-name-complex="MS Gothic"/>
    </style:style>
    <style:style style:name="T1077" style:parent-style-name="DefaultParagraphFont" style:family="text">
      <style:text-properties style:font-name="Microsoft JhengHei" style:font-name-asian="Microsoft JhengHei" style:font-name-complex="Microsoft JhengHei"/>
    </style:style>
    <style:style style:name="T1078" style:parent-style-name="DefaultParagraphFont" style:family="text">
      <style:text-properties style:font-name="MS Gothic" style:font-name-asian="MS Gothic" style:font-name-complex="MS Gothic"/>
    </style:style>
    <style:style style:name="T1079" style:parent-style-name="DefaultParagraphFont" style:family="text">
      <style:text-properties style:font-name="MS Gothic" style:font-name-asian="MS Gothic" style:font-name-complex="MS Gothic"/>
    </style:style>
    <style:style style:name="T1080" style:parent-style-name="DefaultParagraphFont" style:family="text">
      <style:text-properties style:font-name="MS Gothic" style:font-name-asian="MS Gothic" style:font-name-complex="MS Gothic"/>
    </style:style>
    <style:style style:name="T1081" style:parent-style-name="DefaultParagraphFont" style:family="text">
      <style:text-properties style:font-name="MS Gothic" style:font-name-asian="MS Gothic" style:font-name-complex="MS Gothic"/>
    </style:style>
    <style:style style:name="T1082" style:parent-style-name="DefaultParagraphFont" style:family="text">
      <style:text-properties style:font-name="MS Gothic" style:font-name-asian="MS Gothic" style:font-name-complex="MS Gothic"/>
    </style:style>
    <style:style style:name="T1083" style:parent-style-name="DefaultParagraphFont" style:family="text">
      <style:text-properties style:font-name="MS Gothic" style:font-name-asian="MS Gothic" style:font-name-complex="MS Gothic"/>
    </style:style>
    <style:style style:name="T1084" style:parent-style-name="DefaultParagraphFont" style:family="text">
      <style:text-properties style:font-name="MS Gothic" style:font-name-asian="MS Gothic" style:font-name-complex="MS Gothic"/>
    </style:style>
    <style:style style:name="T1085" style:parent-style-name="DefaultParagraphFont" style:family="text">
      <style:text-properties style:font-name="MS Gothic" style:font-name-asian="MS Gothic" style:font-name-complex="MS Gothic"/>
    </style:style>
    <style:style style:name="T1086" style:parent-style-name="DefaultParagraphFont" style:family="text">
      <style:text-properties style:font-name="MS Gothic" style:font-name-asian="MS Gothic" style:font-name-complex="MS Gothic"/>
    </style:style>
    <style:style style:name="T1087" style:parent-style-name="DefaultParagraphFont" style:family="text">
      <style:text-properties style:font-name="Microsoft JhengHei" style:font-name-asian="Microsoft JhengHei" style:font-name-complex="Microsoft JhengHei"/>
    </style:style>
    <style:style style:name="T1088" style:parent-style-name="DefaultParagraphFont" style:family="text">
      <style:text-properties style:font-name="MS Gothic" style:font-name-asian="MS Gothic" style:font-name-complex="MS Gothic"/>
    </style:style>
    <style:style style:name="T1089" style:parent-style-name="DefaultParagraphFont" style:family="text">
      <style:text-properties style:font-name="MS Gothic" style:font-name-asian="MS Gothic" style:font-name-complex="MS Gothic"/>
    </style:style>
    <style:style style:name="T1090" style:parent-style-name="DefaultParagraphFont" style:family="text">
      <style:text-properties style:font-name="MS Gothic" style:font-name-asian="MS Gothic" style:font-name-complex="MS Gothic"/>
    </style:style>
    <style:style style:name="T1091" style:parent-style-name="DefaultParagraphFont" style:family="text">
      <style:text-properties style:font-name="MS Gothic" style:font-name-asian="MS Gothic" style:font-name-complex="MS Gothic"/>
    </style:style>
    <style:style style:name="T1092" style:parent-style-name="DefaultParagraphFont" style:family="text">
      <style:text-properties style:font-name="MS Gothic" style:font-name-asian="MS Gothic" style:font-name-complex="MS Gothic"/>
    </style:style>
    <style:style style:name="T1093" style:parent-style-name="DefaultParagraphFont" style:family="text">
      <style:text-properties style:font-name="MS Gothic" style:font-name-asian="MS Gothic" style:font-name-complex="MS Gothic"/>
    </style:style>
    <style:style style:name="T1094" style:parent-style-name="DefaultParagraphFont" style:family="text">
      <style:text-properties style:font-name="MS Gothic" style:font-name-asian="MS Gothic" style:font-name-complex="MS Gothic"/>
    </style:style>
    <style:style style:name="T1095" style:parent-style-name="DefaultParagraphFont" style:family="text">
      <style:text-properties style:font-name="MS Gothic" style:font-name-asian="MS Gothic" style:font-name-complex="MS Gothic"/>
    </style:style>
    <style:style style:name="T1096" style:parent-style-name="DefaultParagraphFont" style:family="text">
      <style:text-properties style:font-name="MS Gothic" style:font-name-asian="MS Gothic" style:font-name-complex="MS Gothic"/>
    </style:style>
    <style:style style:name="T1097" style:parent-style-name="DefaultParagraphFont" style:family="text">
      <style:text-properties style:font-name="MS Gothic" style:font-name-asian="MS Gothic" style:font-name-complex="MS Gothic"/>
    </style:style>
    <style:style style:name="T1098" style:parent-style-name="DefaultParagraphFont" style:family="text">
      <style:text-properties style:font-name="MS Gothic" style:font-name-asian="MS Gothic" style:font-name-complex="MS Gothic"/>
    </style:style>
    <style:style style:name="T1099" style:parent-style-name="DefaultParagraphFont" style:family="text">
      <style:text-properties style:font-name="MS Gothic" style:font-name-asian="MS Gothic" style:font-name-complex="MS Gothic"/>
    </style:style>
    <style:style style:name="T1100" style:parent-style-name="DefaultParagraphFont" style:family="text">
      <style:text-properties style:font-name="MS Gothic" style:font-name-asian="MS Gothic" style:font-name-complex="MS Gothic"/>
    </style:style>
    <style:style style:name="T1101" style:parent-style-name="DefaultParagraphFont" style:family="text">
      <style:text-properties style:font-name="MS Gothic" style:font-name-asian="MS Gothic" style:font-name-complex="MS Gothic"/>
    </style:style>
    <style:style style:name="T1102" style:parent-style-name="DefaultParagraphFont" style:family="text">
      <style:text-properties style:font-name="Microsoft JhengHei" style:font-name-asian="Microsoft JhengHei" style:font-name-complex="Microsoft JhengHei"/>
    </style:style>
    <style:style style:name="T1103" style:parent-style-name="DefaultParagraphFont" style:family="text">
      <style:text-properties style:font-name="Microsoft JhengHei" style:font-name-asian="Microsoft JhengHei" style:font-name-complex="Microsoft JhengHei"/>
    </style:style>
    <style:style style:name="T1104" style:parent-style-name="DefaultParagraphFont" style:family="text">
      <style:text-properties style:font-name="Microsoft JhengHei" style:font-name-asian="Microsoft JhengHei" style:font-name-complex="Microsoft JhengHei"/>
    </style:style>
    <style:style style:name="T1105" style:parent-style-name="DefaultParagraphFont" style:family="text">
      <style:text-properties style:font-name="MS Gothic" style:font-name-asian="MS Gothic" style:font-name-complex="MS Gothic"/>
    </style:style>
    <style:style style:name="T1106" style:parent-style-name="DefaultParagraphFont" style:family="text">
      <style:text-properties style:font-name="Microsoft JhengHei" style:font-name-asian="Microsoft JhengHei" style:font-name-complex="Microsoft JhengHei"/>
    </style:style>
    <style:style style:name="T1107" style:parent-style-name="DefaultParagraphFont" style:family="text">
      <style:text-properties style:font-name="MS Gothic" style:font-name-asian="MS Gothic" style:font-name-complex="MS Gothic"/>
    </style:style>
    <style:style style:name="T1108" style:parent-style-name="DefaultParagraphFont" style:family="text">
      <style:text-properties style:font-name="MS Gothic" style:font-name-asian="MS Gothic" style:font-name-complex="MS Gothic"/>
    </style:style>
    <style:style style:name="T1109" style:parent-style-name="DefaultParagraphFont" style:family="text">
      <style:text-properties style:font-name="MS Gothic" style:font-name-asian="MS Gothic" style:font-name-complex="MS Gothic"/>
    </style:style>
    <style:style style:name="T1110" style:parent-style-name="DefaultParagraphFont" style:family="text">
      <style:text-properties style:font-name="Microsoft JhengHei" style:font-name-asian="Microsoft JhengHei" style:font-name-complex="Microsoft JhengHei"/>
    </style:style>
    <style:style style:name="T1111" style:parent-style-name="DefaultParagraphFont" style:family="text">
      <style:text-properties style:font-name="MS Gothic" style:font-name-asian="MS Gothic" style:font-name-complex="MS Gothic"/>
    </style:style>
    <style:style style:name="T1112" style:parent-style-name="DefaultParagraphFont" style:family="text">
      <style:text-properties style:font-name="MS Gothic" style:font-name-asian="MS Gothic" style:font-name-complex="MS Gothic"/>
    </style:style>
    <style:style style:name="T1113" style:parent-style-name="DefaultParagraphFont" style:family="text">
      <style:text-properties style:font-name="MS Gothic" style:font-name-asian="MS Gothic" style:font-name-complex="MS Gothic"/>
    </style:style>
    <style:style style:name="T1114" style:parent-style-name="DefaultParagraphFont" style:family="text">
      <style:text-properties style:font-name="MS Gothic" style:font-name-asian="MS Gothic" style:font-name-complex="MS Gothic"/>
    </style:style>
    <style:style style:name="T1115" style:parent-style-name="DefaultParagraphFont" style:family="text">
      <style:text-properties style:font-name="Microsoft JhengHei" style:font-name-asian="Microsoft JhengHei" style:font-name-complex="Microsoft JhengHei"/>
    </style:style>
    <style:style style:name="T1116" style:parent-style-name="DefaultParagraphFont" style:family="text">
      <style:text-properties style:font-name="MS Gothic" style:font-name-asian="MS Gothic" style:font-name-complex="MS Gothic"/>
    </style:style>
    <style:style style:name="T1117" style:parent-style-name="DefaultParagraphFont" style:family="text">
      <style:text-properties style:font-name="MS Gothic" style:font-name-asian="MS Gothic" style:font-name-complex="MS Gothic"/>
    </style:style>
    <style:style style:name="T1118" style:parent-style-name="DefaultParagraphFont" style:family="text">
      <style:text-properties style:font-name="MS Gothic" style:font-name-asian="MS Gothic" style:font-name-complex="MS Gothic"/>
    </style:style>
    <style:style style:name="T1119" style:parent-style-name="DefaultParagraphFont" style:family="text">
      <style:text-properties style:font-name="MS Gothic" style:font-name-asian="MS Gothic" style:font-name-complex="MS Gothic"/>
    </style:style>
    <style:style style:name="T1120" style:parent-style-name="DefaultParagraphFont" style:family="text">
      <style:text-properties style:font-name="MS Gothic" style:font-name-asian="MS Gothic" style:font-name-complex="MS Gothic"/>
    </style:style>
    <style:style style:name="T1121" style:parent-style-name="DefaultParagraphFont" style:family="text">
      <style:text-properties style:font-name="MS Gothic" style:font-name-asian="MS Gothic" style:font-name-complex="MS Gothic"/>
    </style:style>
    <style:style style:name="T1122" style:parent-style-name="DefaultParagraphFont" style:family="text">
      <style:text-properties style:font-name="MS Gothic" style:font-name-asian="MS Gothic" style:font-name-complex="MS Gothic"/>
    </style:style>
    <style:style style:name="T1123" style:parent-style-name="DefaultParagraphFont" style:family="text">
      <style:text-properties style:font-name="Microsoft JhengHei" style:font-name-asian="Microsoft JhengHei" style:font-name-complex="Microsoft JhengHei"/>
    </style:style>
    <style:style style:name="T1124" style:parent-style-name="DefaultParagraphFont" style:family="text">
      <style:text-properties style:font-name="MS Gothic" style:font-name-asian="MS Gothic" style:font-name-complex="MS Gothic"/>
    </style:style>
    <style:style style:name="T1125" style:parent-style-name="DefaultParagraphFont" style:family="text">
      <style:text-properties style:font-name="MS Gothic" style:font-name-asian="MS Gothic" style:font-name-complex="MS Gothic"/>
    </style:style>
    <style:style style:name="T1126" style:parent-style-name="DefaultParagraphFont" style:family="text">
      <style:text-properties style:font-name="MS Gothic" style:font-name-asian="MS Gothic" style:font-name-complex="MS Gothic"/>
    </style:style>
    <style:style style:name="T1127" style:parent-style-name="DefaultParagraphFont" style:family="text">
      <style:text-properties style:font-name="MS Gothic" style:font-name-asian="MS Gothic" style:font-name-complex="MS Gothic"/>
    </style:style>
    <style:style style:name="T1128" style:parent-style-name="DefaultParagraphFont" style:family="text">
      <style:text-properties style:font-name="MS Gothic" style:font-name-asian="MS Gothic" style:font-name-complex="MS Gothic"/>
    </style:style>
    <style:style style:name="T1129" style:parent-style-name="DefaultParagraphFont" style:family="text">
      <style:text-properties style:font-name="MS Gothic" style:font-name-asian="MS Gothic" style:font-name-complex="MS Gothic"/>
    </style:style>
    <style:style style:name="T1130" style:parent-style-name="DefaultParagraphFont" style:family="text">
      <style:text-properties style:font-name="MS Gothic" style:font-name-asian="MS Gothic" style:font-name-complex="MS Gothic"/>
    </style:style>
    <style:style style:name="T1131" style:parent-style-name="DefaultParagraphFont" style:family="text">
      <style:text-properties style:font-name="MS Gothic" style:font-name-asian="MS Gothic" style:font-name-complex="MS Gothic"/>
    </style:style>
    <style:style style:name="T1132" style:parent-style-name="DefaultParagraphFont" style:family="text">
      <style:text-properties style:font-name="MS Gothic" style:font-name-asian="MS Gothic" style:font-name-complex="MS Gothic"/>
    </style:style>
    <style:style style:name="T1133" style:parent-style-name="DefaultParagraphFont" style:family="text">
      <style:text-properties style:font-name="MS Gothic" style:font-name-asian="MS Gothic" style:font-name-complex="MS Gothic"/>
    </style:style>
    <style:style style:name="T1134" style:parent-style-name="DefaultParagraphFont" style:family="text">
      <style:text-properties style:font-name="MS Gothic" style:font-name-asian="MS Gothic" style:font-name-complex="MS Gothic"/>
    </style:style>
    <style:style style:name="T1135" style:parent-style-name="DefaultParagraphFont" style:family="text">
      <style:text-properties style:font-name="MS Gothic" style:font-name-asian="MS Gothic" style:font-name-complex="MS Gothic"/>
    </style:style>
    <style:style style:name="T1136" style:parent-style-name="DefaultParagraphFont" style:family="text">
      <style:text-properties style:font-name="MS Gothic" style:font-name-asian="MS Gothic" style:font-name-complex="MS Gothic"/>
    </style:style>
    <style:style style:name="T1137" style:parent-style-name="DefaultParagraphFont" style:family="text">
      <style:text-properties style:font-name="MS Gothic" style:font-name-asian="MS Gothic" style:font-name-complex="MS Gothic"/>
    </style:style>
    <style:style style:name="T1138" style:parent-style-name="DefaultParagraphFont" style:family="text">
      <style:text-properties style:font-name="Microsoft JhengHei" style:font-name-asian="Microsoft JhengHei" style:font-name-complex="Microsoft JhengHei"/>
    </style:style>
    <style:style style:name="T1139" style:parent-style-name="DefaultParagraphFont" style:family="text">
      <style:text-properties style:font-name="MS Gothic" style:font-name-asian="MS Gothic" style:font-name-complex="MS Gothic"/>
    </style:style>
    <style:style style:name="T1140" style:parent-style-name="DefaultParagraphFont" style:family="text">
      <style:text-properties style:font-name="Microsoft JhengHei" style:font-name-asian="Microsoft JhengHei" style:font-name-complex="Microsoft JhengHei"/>
    </style:style>
    <style:style style:name="T1141" style:parent-style-name="DefaultParagraphFont" style:family="text">
      <style:text-properties style:font-name="MS Gothic" style:font-name-asian="MS Gothic" style:font-name-complex="MS Gothic"/>
    </style:style>
    <style:style style:name="T1142" style:parent-style-name="DefaultParagraphFont" style:family="text">
      <style:text-properties style:font-name="MS Gothic" style:font-name-asian="MS Gothic" style:font-name-complex="MS Gothic"/>
    </style:style>
    <style:style style:name="T1143" style:parent-style-name="DefaultParagraphFont" style:family="text">
      <style:text-properties style:font-name="MS Gothic" style:font-name-asian="MS Gothic" style:font-name-complex="MS Gothic"/>
    </style:style>
    <style:style style:name="T1144" style:parent-style-name="DefaultParagraphFont" style:family="text">
      <style:text-properties style:font-name="MS Gothic" style:font-name-asian="MS Gothic" style:font-name-complex="MS Gothic"/>
    </style:style>
    <style:style style:name="T1145" style:parent-style-name="DefaultParagraphFont" style:family="text">
      <style:text-properties style:font-name="MS Gothic" style:font-name-asian="MS Gothic" style:font-name-complex="MS Gothic"/>
    </style:style>
    <style:style style:name="T1146" style:parent-style-name="DefaultParagraphFont" style:family="text">
      <style:text-properties style:font-name="MS Gothic" style:font-name-asian="MS Gothic" style:font-name-complex="MS Gothic"/>
    </style:style>
    <style:style style:name="T1147" style:parent-style-name="DefaultParagraphFont" style:family="text">
      <style:text-properties style:font-name="MS Gothic" style:font-name-asian="MS Gothic" style:font-name-complex="MS Gothic"/>
    </style:style>
    <style:style style:name="T1148" style:parent-style-name="DefaultParagraphFont" style:family="text">
      <style:text-properties style:font-name="MS Gothic" style:font-name-asian="MS Gothic" style:font-name-complex="MS Gothic"/>
    </style:style>
    <style:style style:name="T1149" style:parent-style-name="DefaultParagraphFont" style:family="text">
      <style:text-properties style:font-name="MS Gothic" style:font-name-asian="MS Gothic" style:font-name-complex="MS Gothic"/>
    </style:style>
    <style:style style:name="T1150" style:parent-style-name="DefaultParagraphFont" style:family="text">
      <style:text-properties style:font-name="MS Gothic" style:font-name-asian="MS Gothic" style:font-name-complex="MS Gothic"/>
    </style:style>
    <style:style style:name="T1151" style:parent-style-name="DefaultParagraphFont" style:family="text">
      <style:text-properties style:font-name="MS Gothic" style:font-name-asian="MS Gothic" style:font-name-complex="MS Gothic"/>
    </style:style>
    <style:style style:name="T1152" style:parent-style-name="DefaultParagraphFont" style:family="text">
      <style:text-properties style:font-name="MS Gothic" style:font-name-asian="MS Gothic" style:font-name-complex="MS Gothic"/>
    </style:style>
    <style:style style:name="T1153" style:parent-style-name="DefaultParagraphFont" style:family="text">
      <style:text-properties style:font-name="MS Gothic" style:font-name-asian="MS Gothic" style:font-name-complex="MS Gothic"/>
    </style:style>
    <style:style style:name="T1154" style:parent-style-name="DefaultParagraphFont" style:family="text">
      <style:text-properties style:font-name="MS Gothic" style:font-name-asian="MS Gothic" style:font-name-complex="MS Gothic"/>
    </style:style>
    <style:style style:name="T1155" style:parent-style-name="DefaultParagraphFont" style:family="text">
      <style:text-properties style:font-name="MS Gothic" style:font-name-asian="MS Gothic" style:font-name-complex="MS Gothic"/>
    </style:style>
    <style:style style:name="T1156" style:parent-style-name="DefaultParagraphFont" style:family="text">
      <style:text-properties style:font-name="MS Gothic" style:font-name-asian="MS Gothic" style:font-name-complex="MS Gothic"/>
    </style:style>
    <style:style style:name="T1157" style:parent-style-name="DefaultParagraphFont" style:family="text">
      <style:text-properties style:font-name="MS Gothic" style:font-name-asian="MS Gothic" style:font-name-complex="MS Gothic"/>
    </style:style>
    <style:style style:name="T1158" style:parent-style-name="DefaultParagraphFont" style:family="text">
      <style:text-properties style:font-name="MS Gothic" style:font-name-asian="MS Gothic" style:font-name-complex="MS Gothic"/>
    </style:style>
    <style:style style:name="T1159" style:parent-style-name="DefaultParagraphFont" style:family="text">
      <style:text-properties style:font-name="MS Gothic" style:font-name-asian="MS Gothic" style:font-name-complex="MS Gothic"/>
    </style:style>
    <style:style style:name="T1160" style:parent-style-name="DefaultParagraphFont" style:family="text">
      <style:text-properties style:font-name="MS Gothic" style:font-name-asian="MS Gothic" style:font-name-complex="MS Gothic"/>
    </style:style>
    <style:style style:name="T1161" style:parent-style-name="DefaultParagraphFont" style:family="text">
      <style:text-properties style:font-name="MS Gothic" style:font-name-asian="MS Gothic" style:font-name-complex="MS Gothic"/>
    </style:style>
    <style:style style:name="T1162" style:parent-style-name="DefaultParagraphFont" style:family="text">
      <style:text-properties style:font-name="MS Gothic" style:font-name-asian="MS Gothic" style:font-name-complex="MS Gothic"/>
    </style:style>
    <style:style style:name="T1163" style:parent-style-name="DefaultParagraphFont" style:family="text">
      <style:text-properties style:font-name="MS Gothic" style:font-name-asian="MS Gothic" style:font-name-complex="MS Gothic"/>
    </style:style>
    <style:style style:name="T1164" style:parent-style-name="DefaultParagraphFont" style:family="text">
      <style:text-properties style:font-name="MS Gothic" style:font-name-asian="MS Gothic" style:font-name-complex="MS Gothic"/>
    </style:style>
    <style:style style:name="T1165" style:parent-style-name="DefaultParagraphFont" style:family="text">
      <style:text-properties style:font-name="Microsoft JhengHei" style:font-name-asian="Microsoft JhengHei" style:font-name-complex="Microsoft JhengHei"/>
    </style:style>
    <style:style style:name="T1166" style:parent-style-name="DefaultParagraphFont" style:family="text">
      <style:text-properties style:font-name="MS Gothic" style:font-name-asian="MS Gothic" style:font-name-complex="MS Gothic"/>
    </style:style>
    <style:style style:name="T1167" style:parent-style-name="DefaultParagraphFont" style:family="text">
      <style:text-properties style:font-name="Microsoft JhengHei" style:font-name-asian="Microsoft JhengHei" style:font-name-complex="Microsoft JhengHei"/>
    </style:style>
    <style:style style:name="T1168" style:parent-style-name="DefaultParagraphFont" style:family="text">
      <style:text-properties style:font-name="MS Gothic" style:font-name-asian="MS Gothic" style:font-name-complex="MS Gothic"/>
    </style:style>
    <style:style style:name="T1169" style:parent-style-name="DefaultParagraphFont" style:family="text">
      <style:text-properties style:font-name="MS Gothic" style:font-name-asian="MS Gothic" style:font-name-complex="MS Gothic"/>
    </style:style>
    <style:style style:name="T1170" style:parent-style-name="DefaultParagraphFont" style:family="text">
      <style:text-properties style:font-name="MS Gothic" style:font-name-asian="MS Gothic" style:font-name-complex="MS Gothic"/>
    </style:style>
    <style:style style:name="T1171" style:parent-style-name="DefaultParagraphFont" style:family="text">
      <style:text-properties style:font-name="MS Gothic" style:font-name-asian="MS Gothic" style:font-name-complex="MS Gothic"/>
    </style:style>
    <style:style style:name="T1172" style:parent-style-name="DefaultParagraphFont" style:family="text">
      <style:text-properties style:font-name="Microsoft JhengHei" style:font-name-asian="Microsoft JhengHei" style:font-name-complex="Microsoft JhengHei"/>
    </style:style>
    <style:style style:name="T1173" style:parent-style-name="DefaultParagraphFont" style:family="text">
      <style:text-properties style:font-name="MS Gothic" style:font-name-asian="MS Gothic" style:font-name-complex="MS Gothic"/>
    </style:style>
    <style:style style:name="T1174" style:parent-style-name="DefaultParagraphFont" style:family="text">
      <style:text-properties style:font-name="MS Gothic" style:font-name-asian="MS Gothic" style:font-name-complex="MS Gothic"/>
    </style:style>
    <style:style style:name="T1175" style:parent-style-name="DefaultParagraphFont" style:family="text">
      <style:text-properties style:font-name="MS Gothic" style:font-name-asian="MS Gothic" style:font-name-complex="MS Gothic"/>
    </style:style>
    <style:style style:name="T1176" style:parent-style-name="DefaultParagraphFont" style:family="text">
      <style:text-properties style:font-name="MS Gothic" style:font-name-asian="MS Gothic" style:font-name-complex="MS Gothic"/>
    </style:style>
    <style:style style:name="T1177" style:parent-style-name="DefaultParagraphFont" style:family="text">
      <style:text-properties style:font-name="MS Gothic" style:font-name-asian="MS Gothic" style:font-name-complex="MS Gothic"/>
    </style:style>
    <style:style style:name="T1178" style:parent-style-name="DefaultParagraphFont" style:family="text">
      <style:text-properties style:font-name="MS Gothic" style:font-name-asian="MS Gothic" style:font-name-complex="MS Gothic"/>
    </style:style>
    <style:style style:name="T1179" style:parent-style-name="DefaultParagraphFont" style:family="text">
      <style:text-properties style:font-name="MS Gothic" style:font-name-asian="MS Gothic" style:font-name-complex="MS Gothic"/>
    </style:style>
    <style:style style:name="T1180" style:parent-style-name="DefaultParagraphFont" style:family="text">
      <style:text-properties style:font-name="MS Gothic" style:font-name-asian="MS Gothic" style:font-name-complex="MS Gothic"/>
    </style:style>
    <style:style style:name="T1181" style:parent-style-name="DefaultParagraphFont" style:family="text">
      <style:text-properties style:font-name="MS Gothic" style:font-name-asian="MS Gothic" style:font-name-complex="MS Gothic"/>
    </style:style>
    <style:style style:name="T1182" style:parent-style-name="DefaultParagraphFont" style:family="text">
      <style:text-properties style:font-name="Microsoft JhengHei" style:font-name-asian="Microsoft JhengHei" style:font-name-complex="Microsoft JhengHei"/>
    </style:style>
    <style:style style:name="T1183" style:parent-style-name="DefaultParagraphFont" style:family="text">
      <style:text-properties style:font-name="MS Gothic" style:font-name-asian="MS Gothic" style:font-name-complex="MS Gothic"/>
    </style:style>
    <style:style style:name="T1184" style:parent-style-name="DefaultParagraphFont" style:family="text">
      <style:text-properties style:font-name="MS Gothic" style:font-name-asian="MS Gothic" style:font-name-complex="MS Gothic"/>
    </style:style>
    <style:style style:name="T1185" style:parent-style-name="DefaultParagraphFont" style:family="text">
      <style:text-properties style:font-name="Microsoft JhengHei" style:font-name-asian="Microsoft JhengHei" style:font-name-complex="Microsoft JhengHei"/>
    </style:style>
    <style:style style:name="T1186" style:parent-style-name="DefaultParagraphFont" style:family="text">
      <style:text-properties style:font-name="Microsoft JhengHei" style:font-name-asian="Microsoft JhengHei" style:font-name-complex="Microsoft JhengHei"/>
    </style:style>
    <style:style style:name="T1187" style:parent-style-name="DefaultParagraphFont" style:family="text">
      <style:text-properties style:font-name="MS Gothic" style:font-name-asian="MS Gothic" style:font-name-complex="MS Gothic"/>
    </style:style>
    <style:style style:name="T1188" style:parent-style-name="DefaultParagraphFont" style:family="text">
      <style:text-properties style:font-name="Microsoft JhengHei" style:font-name-asian="Microsoft JhengHei" style:font-name-complex="Microsoft JhengHei"/>
    </style:style>
    <style:style style:name="T1189" style:parent-style-name="DefaultParagraphFont" style:family="text">
      <style:text-properties style:font-name="MS Gothic" style:font-name-asian="MS Gothic" style:font-name-complex="MS Gothic"/>
    </style:style>
    <style:style style:name="T1190" style:parent-style-name="DefaultParagraphFont" style:family="text">
      <style:text-properties style:font-name="Microsoft JhengHei" style:font-name-asian="Microsoft JhengHei" style:font-name-complex="Microsoft JhengHei"/>
    </style:style>
    <style:style style:name="T1191" style:parent-style-name="DefaultParagraphFont" style:family="text">
      <style:text-properties style:font-name="MS Gothic" style:font-name-asian="MS Gothic" style:font-name-complex="MS Gothic"/>
    </style:style>
    <style:style style:name="T1192" style:parent-style-name="DefaultParagraphFont" style:family="text">
      <style:text-properties style:font-name="MS Gothic" style:font-name-asian="MS Gothic" style:font-name-complex="MS Gothic"/>
    </style:style>
    <style:style style:name="T1193" style:parent-style-name="DefaultParagraphFont" style:family="text">
      <style:text-properties style:font-name="MS Gothic" style:font-name-asian="MS Gothic" style:font-name-complex="MS Gothic"/>
    </style:style>
    <style:style style:name="T1194" style:parent-style-name="DefaultParagraphFont" style:family="text">
      <style:text-properties style:font-name="MS Gothic" style:font-name-asian="MS Gothic" style:font-name-complex="MS Gothic"/>
    </style:style>
    <style:style style:name="T1195" style:parent-style-name="DefaultParagraphFont" style:family="text">
      <style:text-properties style:font-name="Microsoft JhengHei" style:font-name-asian="Microsoft JhengHei" style:font-name-complex="Microsoft JhengHei"/>
    </style:style>
    <style:style style:name="T1196" style:parent-style-name="DefaultParagraphFont" style:family="text">
      <style:text-properties style:font-name="MS Gothic" style:font-name-asian="MS Gothic" style:font-name-complex="MS Gothic"/>
    </style:style>
    <style:style style:name="T1197" style:parent-style-name="DefaultParagraphFont" style:family="text">
      <style:text-properties style:font-name="MS Gothic" style:font-name-asian="MS Gothic" style:font-name-complex="MS Gothic"/>
    </style:style>
    <style:style style:name="T1198" style:parent-style-name="DefaultParagraphFont" style:family="text">
      <style:text-properties style:font-name="MS Gothic" style:font-name-asian="MS Gothic" style:font-name-complex="MS Gothic"/>
    </style:style>
    <style:style style:name="T1199" style:parent-style-name="DefaultParagraphFont" style:family="text">
      <style:text-properties style:font-name="MS Gothic" style:font-name-asian="MS Gothic" style:font-name-complex="MS Gothic"/>
    </style:style>
    <style:style style:name="T1200" style:parent-style-name="DefaultParagraphFont" style:family="text">
      <style:text-properties style:font-name="MS Gothic" style:font-name-asian="MS Gothic" style:font-name-complex="MS Gothic"/>
    </style:style>
    <style:style style:name="T1201" style:parent-style-name="DefaultParagraphFont" style:family="text">
      <style:text-properties style:font-name="MS Gothic" style:font-name-asian="MS Gothic" style:font-name-complex="MS Gothic"/>
    </style:style>
    <style:style style:name="T1202" style:parent-style-name="DefaultParagraphFont" style:family="text">
      <style:text-properties style:font-name="MS Gothic" style:font-name-asian="MS Gothic" style:font-name-complex="MS Gothic"/>
    </style:style>
    <style:style style:name="T1203" style:parent-style-name="DefaultParagraphFont" style:family="text">
      <style:text-properties style:font-name="MS Gothic" style:font-name-asian="MS Gothic" style:font-name-complex="MS Gothic"/>
    </style:style>
    <style:style style:name="T1204" style:parent-style-name="DefaultParagraphFont" style:family="text">
      <style:text-properties style:font-name="Microsoft JhengHei" style:font-name-asian="Microsoft JhengHei" style:font-name-complex="Microsoft JhengHei"/>
    </style:style>
    <style:style style:name="T1205" style:parent-style-name="DefaultParagraphFont" style:family="text">
      <style:text-properties style:font-name="Microsoft JhengHei" style:font-name-asian="Microsoft JhengHei" style:font-name-complex="Microsoft JhengHei"/>
    </style:style>
    <style:style style:name="T1206" style:parent-style-name="DefaultParagraphFont" style:family="text">
      <style:text-properties fo:font-weight="bold" style:font-weight-asian="bold" style:font-weight-complex="bold"/>
    </style:style>
    <style:style style:name="T1207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208" style:parent-style-name="DefaultParagraphFont" style:family="text">
      <style:text-properties fo:font-weight="bold" style:font-weight-asian="bold" style:font-weight-complex="bold"/>
    </style:style>
    <style:style style:name="T1209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210" style:parent-style-name="DefaultParagraphFont" style:family="text">
      <style:text-properties fo:font-weight="bold" style:font-weight-asian="bold" style:font-weight-complex="bold"/>
    </style:style>
    <style:style style:name="T1211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212" style:parent-style-name="DefaultParagraphFont" style:family="text">
      <style:text-properties fo:font-weight="bold" style:font-weight-asian="bold" style:font-weight-complex="bold"/>
    </style:style>
    <style:style style:name="T1213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214" style:parent-style-name="DefaultParagraphFont" style:family="text">
      <style:text-properties fo:font-weight="bold" style:font-weight-asian="bold" style:font-weight-complex="bold"/>
    </style:style>
    <style:style style:name="T1215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216" style:parent-style-name="DefaultParagraphFont" style:family="text">
      <style:text-properties fo:font-weight="bold" style:font-weight-asian="bold" style:font-weight-complex="bold"/>
    </style:style>
    <style:style style:name="T1217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218" style:parent-style-name="DefaultParagraphFont" style:family="text">
      <style:text-properties fo:font-weight="bold" style:font-weight-asian="bold" style:font-weight-complex="bold"/>
    </style:style>
    <style:style style:name="T1219" style:parent-style-name="DefaultParagraphFont" style:family="text">
      <style:text-properties style:font-name="Microsoft JhengHei" style:font-name-asian="Microsoft JhengHei" style:font-name-complex="Microsoft JhengHei"/>
    </style:style>
    <style:style style:name="T1220" style:parent-style-name="DefaultParagraphFont" style:family="text">
      <style:text-properties style:font-name="MS Gothic" style:font-name-asian="MS Gothic" style:font-name-complex="MS Gothic"/>
    </style:style>
    <style:style style:name="T1221" style:parent-style-name="DefaultParagraphFont" style:family="text">
      <style:text-properties style:font-name="Malgun Gothic" style:font-name-asian="Malgun Gothic" style:font-name-complex="Malgun Gothic"/>
    </style:style>
    <style:style style:name="T1222" style:parent-style-name="DefaultParagraphFont" style:family="text">
      <style:text-properties style:font-name="MS Gothic" style:font-name-asian="MS Gothic" style:font-name-complex="MS Gothic"/>
    </style:style>
    <style:style style:name="T1223" style:parent-style-name="DefaultParagraphFont" style:family="text">
      <style:text-properties style:font-name="MS Gothic" style:font-name-asian="MS Gothic" style:font-name-complex="MS Gothic"/>
    </style:style>
    <style:style style:name="T1224" style:parent-style-name="DefaultParagraphFont" style:family="text">
      <style:text-properties style:font-name="MS Gothic" style:font-name-asian="MS Gothic" style:font-name-complex="MS Gothic"/>
    </style:style>
    <style:style style:name="T1225" style:parent-style-name="DefaultParagraphFont" style:family="text">
      <style:text-properties style:font-name="MS Gothic" style:font-name-asian="MS Gothic" style:font-name-complex="MS Gothic"/>
    </style:style>
    <style:style style:name="T1226" style:parent-style-name="DefaultParagraphFont" style:family="text">
      <style:text-properties style:font-name="MS Gothic" style:font-name-asian="MS Gothic" style:font-name-complex="MS Gothic"/>
    </style:style>
    <style:style style:name="T1227" style:parent-style-name="DefaultParagraphFont" style:family="text">
      <style:text-properties style:font-name="MS Gothic" style:font-name-asian="MS Gothic" style:font-name-complex="MS Gothic"/>
    </style:style>
    <style:style style:name="T1228" style:parent-style-name="DefaultParagraphFont" style:family="text">
      <style:text-properties style:font-name="MS Gothic" style:font-name-asian="MS Gothic" style:font-name-complex="MS Gothic"/>
    </style:style>
    <style:style style:name="T1229" style:parent-style-name="DefaultParagraphFont" style:family="text">
      <style:text-properties style:font-name="MS Gothic" style:font-name-asian="MS Gothic" style:font-name-complex="MS Gothic"/>
    </style:style>
    <style:style style:name="T1230" style:parent-style-name="DefaultParagraphFont" style:family="text">
      <style:text-properties style:font-name="MS Gothic" style:font-name-asian="MS Gothic" style:font-name-complex="MS Gothic"/>
    </style:style>
    <style:style style:name="T1231" style:parent-style-name="DefaultParagraphFont" style:family="text">
      <style:text-properties style:font-name="Microsoft JhengHei" style:font-name-asian="Microsoft JhengHei" style:font-name-complex="Microsoft JhengHei"/>
    </style:style>
    <style:style style:name="T1232" style:parent-style-name="DefaultParagraphFont" style:family="text">
      <style:text-properties style:font-name="MS Gothic" style:font-name-asian="MS Gothic" style:font-name-complex="MS Gothic"/>
    </style:style>
    <style:style style:name="T1233" style:parent-style-name="DefaultParagraphFont" style:family="text">
      <style:text-properties style:font-name="MS Gothic" style:font-name-asian="MS Gothic" style:font-name-complex="MS Gothic"/>
    </style:style>
    <style:style style:name="T1234" style:parent-style-name="DefaultParagraphFont" style:family="text">
      <style:text-properties style:font-name="Malgun Gothic" style:font-name-asian="Malgun Gothic" style:font-name-complex="Malgun Gothic"/>
    </style:style>
    <style:style style:name="T1235" style:parent-style-name="DefaultParagraphFont" style:family="text">
      <style:text-properties style:font-name="MS Gothic" style:font-name-asian="MS Gothic" style:font-name-complex="MS Gothic"/>
    </style:style>
    <style:style style:name="T1236" style:parent-style-name="DefaultParagraphFont" style:family="text">
      <style:text-properties style:font-name="MS Gothic" style:font-name-asian="MS Gothic" style:font-name-complex="MS Gothic"/>
    </style:style>
    <style:style style:name="T1237" style:parent-style-name="DefaultParagraphFont" style:family="text">
      <style:text-properties style:font-name="MS Gothic" style:font-name-asian="MS Gothic" style:font-name-complex="MS Gothic"/>
    </style:style>
    <style:style style:name="T1238" style:parent-style-name="DefaultParagraphFont" style:family="text">
      <style:text-properties style:font-name="MS Gothic" style:font-name-asian="MS Gothic" style:font-name-complex="MS Gothic"/>
    </style:style>
    <style:style style:name="T1239" style:parent-style-name="DefaultParagraphFont" style:family="text">
      <style:text-properties style:font-name="MS Gothic" style:font-name-asian="MS Gothic" style:font-name-complex="MS Gothic"/>
    </style:style>
    <style:style style:name="T1240" style:parent-style-name="DefaultParagraphFont" style:family="text">
      <style:text-properties style:font-name="MS Gothic" style:font-name-asian="MS Gothic" style:font-name-complex="MS Gothic"/>
    </style:style>
    <style:style style:name="T1241" style:parent-style-name="DefaultParagraphFont" style:family="text">
      <style:text-properties style:font-name="Microsoft JhengHei" style:font-name-asian="Microsoft JhengHei" style:font-name-complex="Microsoft JhengHei"/>
    </style:style>
    <style:style style:name="T1242" style:parent-style-name="DefaultParagraphFont" style:family="text">
      <style:text-properties style:font-name="MS Gothic" style:font-name-asian="MS Gothic" style:font-name-complex="MS Gothic"/>
    </style:style>
    <style:style style:name="T1243" style:parent-style-name="DefaultParagraphFont" style:family="text">
      <style:text-properties style:font-name="MS Gothic" style:font-name-asian="MS Gothic" style:font-name-complex="MS Gothic"/>
    </style:style>
    <style:style style:name="T1244" style:parent-style-name="DefaultParagraphFont" style:family="text">
      <style:text-properties style:font-name="Microsoft JhengHei" style:font-name-asian="Microsoft JhengHei" style:font-name-complex="Microsoft JhengHei"/>
    </style:style>
    <style:style style:name="T1245" style:parent-style-name="DefaultParagraphFont" style:family="text">
      <style:text-properties style:font-name="MS Gothic" style:font-name-asian="MS Gothic" style:font-name-complex="MS Gothic"/>
    </style:style>
    <style:style style:name="T1246" style:parent-style-name="DefaultParagraphFont" style:family="text">
      <style:text-properties style:font-name="MS Gothic" style:font-name-asian="MS Gothic" style:font-name-complex="MS Gothic"/>
    </style:style>
    <style:style style:name="T1247" style:parent-style-name="DefaultParagraphFont" style:family="text">
      <style:text-properties style:font-name="Microsoft JhengHei" style:font-name-asian="Microsoft JhengHei" style:font-name-complex="Microsoft JhengHei"/>
    </style:style>
    <style:style style:name="T1248" style:parent-style-name="DefaultParagraphFont" style:family="text">
      <style:text-properties style:font-name="MS Gothic" style:font-name-asian="MS Gothic" style:font-name-complex="MS Gothic"/>
    </style:style>
    <style:style style:name="T1249" style:parent-style-name="DefaultParagraphFont" style:family="text">
      <style:text-properties style:font-name="MS Gothic" style:font-name-asian="MS Gothic" style:font-name-complex="MS Gothic"/>
    </style:style>
    <style:style style:name="T1250" style:parent-style-name="DefaultParagraphFont" style:family="text">
      <style:text-properties style:font-name="MS Gothic" style:font-name-asian="MS Gothic" style:font-name-complex="MS Gothic"/>
    </style:style>
    <style:style style:name="T1251" style:parent-style-name="DefaultParagraphFont" style:family="text">
      <style:text-properties style:font-name="MS Gothic" style:font-name-asian="MS Gothic" style:font-name-complex="MS Gothic"/>
    </style:style>
    <style:style style:name="T1252" style:parent-style-name="DefaultParagraphFont" style:family="text">
      <style:text-properties style:font-name="MS Gothic" style:font-name-asian="MS Gothic" style:font-name-complex="MS Gothic"/>
    </style:style>
    <style:style style:name="T1253" style:parent-style-name="DefaultParagraphFont" style:family="text">
      <style:text-properties style:font-name="MS Gothic" style:font-name-asian="MS Gothic" style:font-name-complex="MS Gothic"/>
    </style:style>
    <style:style style:name="T1254" style:parent-style-name="DefaultParagraphFont" style:family="text">
      <style:text-properties style:font-name="MS Gothic" style:font-name-asian="MS Gothic" style:font-name-complex="MS Gothic"/>
    </style:style>
    <style:style style:name="T1255" style:parent-style-name="DefaultParagraphFont" style:family="text">
      <style:text-properties style:font-name="MS Gothic" style:font-name-asian="MS Gothic" style:font-name-complex="MS Gothic"/>
    </style:style>
    <style:style style:name="T1256" style:parent-style-name="DefaultParagraphFont" style:family="text">
      <style:text-properties style:font-name="MS Gothic" style:font-name-asian="MS Gothic" style:font-name-complex="MS Gothic"/>
    </style:style>
    <style:style style:name="T1257" style:parent-style-name="DefaultParagraphFont" style:family="text">
      <style:text-properties style:font-name="MS Gothic" style:font-name-asian="MS Gothic" style:font-name-complex="MS Gothic"/>
    </style:style>
    <style:style style:name="T1258" style:parent-style-name="DefaultParagraphFont" style:family="text">
      <style:text-properties style:font-name="MS Gothic" style:font-name-asian="MS Gothic" style:font-name-complex="MS Gothic"/>
    </style:style>
    <style:style style:name="T1259" style:parent-style-name="DefaultParagraphFont" style:family="text">
      <style:text-properties style:font-name="MS Gothic" style:font-name-asian="MS Gothic" style:font-name-complex="MS Gothic"/>
    </style:style>
    <style:style style:name="T1260" style:parent-style-name="DefaultParagraphFont" style:family="text">
      <style:text-properties style:font-name="MS Gothic" style:font-name-asian="MS Gothic" style:font-name-complex="MS Gothic"/>
    </style:style>
    <style:style style:name="T1261" style:parent-style-name="DefaultParagraphFont" style:family="text">
      <style:text-properties style:font-name="MS Gothic" style:font-name-asian="MS Gothic" style:font-name-complex="MS Gothic"/>
    </style:style>
    <style:style style:name="T1262" style:parent-style-name="DefaultParagraphFont" style:family="text">
      <style:text-properties style:font-name="MS Gothic" style:font-name-asian="MS Gothic" style:font-name-complex="MS Gothic"/>
    </style:style>
    <style:style style:name="T1263" style:parent-style-name="DefaultParagraphFont" style:family="text">
      <style:text-properties style:font-name="MS Gothic" style:font-name-asian="MS Gothic" style:font-name-complex="MS Gothic"/>
    </style:style>
    <style:style style:name="T1264" style:parent-style-name="DefaultParagraphFont" style:family="text">
      <style:text-properties style:font-name="MS Gothic" style:font-name-asian="MS Gothic" style:font-name-complex="MS Gothic"/>
    </style:style>
    <style:style style:name="T1265" style:parent-style-name="DefaultParagraphFont" style:family="text">
      <style:text-properties style:font-name="MS Gothic" style:font-name-asian="MS Gothic" style:font-name-complex="MS Gothic"/>
    </style:style>
    <style:style style:name="T1266" style:parent-style-name="DefaultParagraphFont" style:family="text">
      <style:text-properties style:font-name="MS Gothic" style:font-name-asian="MS Gothic" style:font-name-complex="MS Gothic"/>
    </style:style>
    <style:style style:name="T1267" style:parent-style-name="DefaultParagraphFont" style:family="text">
      <style:text-properties style:font-name="MS Gothic" style:font-name-asian="MS Gothic" style:font-name-complex="MS Gothic"/>
    </style:style>
    <style:style style:name="T1268" style:parent-style-name="DefaultParagraphFont" style:family="text">
      <style:text-properties style:font-name="MS Gothic" style:font-name-asian="MS Gothic" style:font-name-complex="MS Gothic"/>
    </style:style>
    <style:style style:name="T1269" style:parent-style-name="DefaultParagraphFont" style:family="text">
      <style:text-properties style:font-name="MS Gothic" style:font-name-asian="MS Gothic" style:font-name-complex="MS Gothic"/>
    </style:style>
    <style:style style:name="T1270" style:parent-style-name="DefaultParagraphFont" style:family="text">
      <style:text-properties style:font-name="MS Gothic" style:font-name-asian="MS Gothic" style:font-name-complex="MS Gothic"/>
    </style:style>
    <style:style style:name="T1271" style:parent-style-name="DefaultParagraphFont" style:family="text">
      <style:text-properties style:font-name="MS Gothic" style:font-name-asian="MS Gothic" style:font-name-complex="MS Gothic"/>
    </style:style>
    <style:style style:name="T1272" style:parent-style-name="DefaultParagraphFont" style:family="text">
      <style:text-properties style:font-name="MS Gothic" style:font-name-asian="MS Gothic" style:font-name-complex="MS Gothic"/>
    </style:style>
    <style:style style:name="T1273" style:parent-style-name="DefaultParagraphFont" style:family="text">
      <style:text-properties style:font-name="MS Gothic" style:font-name-asian="MS Gothic" style:font-name-complex="MS Gothic"/>
    </style:style>
    <style:style style:name="T1274" style:parent-style-name="DefaultParagraphFont" style:family="text">
      <style:text-properties style:font-name="MS Gothic" style:font-name-asian="MS Gothic" style:font-name-complex="MS Gothic"/>
    </style:style>
    <style:style style:name="T1275" style:parent-style-name="DefaultParagraphFont" style:family="text">
      <style:text-properties style:font-name="MS Gothic" style:font-name-asian="MS Gothic" style:font-name-complex="MS Gothic"/>
    </style:style>
    <style:style style:name="T1276" style:parent-style-name="DefaultParagraphFont" style:family="text">
      <style:text-properties style:font-name="MS Gothic" style:font-name-asian="MS Gothic" style:font-name-complex="MS Gothic"/>
    </style:style>
    <style:style style:name="T1277" style:parent-style-name="DefaultParagraphFont" style:family="text">
      <style:text-properties style:font-name="MS Gothic" style:font-name-asian="MS Gothic" style:font-name-complex="MS Gothic"/>
    </style:style>
    <style:style style:name="T1278" style:parent-style-name="DefaultParagraphFont" style:family="text">
      <style:text-properties style:font-name="MS Gothic" style:font-name-asian="MS Gothic" style:font-name-complex="MS Gothic"/>
    </style:style>
    <style:style style:name="T1279" style:parent-style-name="DefaultParagraphFont" style:family="text">
      <style:text-properties style:font-name="MS Gothic" style:font-name-asian="MS Gothic" style:font-name-complex="MS Gothic"/>
    </style:style>
    <style:style style:name="T1280" style:parent-style-name="DefaultParagraphFont" style:family="text">
      <style:text-properties style:font-name="MS Gothic" style:font-name-asian="MS Gothic" style:font-name-complex="MS Gothic"/>
    </style:style>
    <style:style style:name="T1281" style:parent-style-name="DefaultParagraphFont" style:family="text">
      <style:text-properties style:font-name="MS Gothic" style:font-name-asian="MS Gothic" style:font-name-complex="MS Gothic"/>
    </style:style>
    <style:style style:name="T1282" style:parent-style-name="DefaultParagraphFont" style:family="text">
      <style:text-properties style:font-name="MS Gothic" style:font-name-asian="MS Gothic" style:font-name-complex="MS Gothic"/>
    </style:style>
    <style:style style:name="T1283" style:parent-style-name="DefaultParagraphFont" style:family="text">
      <style:text-properties style:font-name="MS Gothic" style:font-name-asian="MS Gothic" style:font-name-complex="MS Gothic"/>
    </style:style>
    <style:style style:name="T1284" style:parent-style-name="DefaultParagraphFont" style:family="text">
      <style:text-properties style:font-name="MS Gothic" style:font-name-asian="MS Gothic" style:font-name-complex="MS Gothic"/>
    </style:style>
    <style:style style:name="T1285" style:parent-style-name="DefaultParagraphFont" style:family="text">
      <style:text-properties style:font-name="MS Gothic" style:font-name-asian="MS Gothic" style:font-name-complex="MS Gothic"/>
    </style:style>
    <style:style style:name="T1286" style:parent-style-name="DefaultParagraphFont" style:family="text">
      <style:text-properties style:font-name="MS Gothic" style:font-name-asian="MS Gothic" style:font-name-complex="MS Gothic"/>
    </style:style>
    <style:style style:name="T1287" style:parent-style-name="DefaultParagraphFont" style:family="text">
      <style:text-properties style:font-name="MS Gothic" style:font-name-asian="MS Gothic" style:font-name-complex="MS Gothic"/>
    </style:style>
    <style:style style:name="T1288" style:parent-style-name="DefaultParagraphFont" style:family="text">
      <style:text-properties style:font-name="MS Gothic" style:font-name-asian="MS Gothic" style:font-name-complex="MS Gothic"/>
    </style:style>
    <style:style style:name="T1289" style:parent-style-name="DefaultParagraphFont" style:family="text">
      <style:text-properties style:font-name="MS Gothic" style:font-name-asian="MS Gothic" style:font-name-complex="MS Gothic"/>
    </style:style>
    <style:style style:name="T1290" style:parent-style-name="DefaultParagraphFont" style:family="text">
      <style:text-properties style:font-name="Malgun Gothic" style:font-name-asian="Malgun Gothic" style:font-name-complex="Malgun Gothic"/>
    </style:style>
    <style:style style:name="T1291" style:parent-style-name="DefaultParagraphFont" style:family="text">
      <style:text-properties style:font-name="MS Gothic" style:font-name-asian="MS Gothic" style:font-name-complex="MS Gothic"/>
    </style:style>
    <style:style style:name="T1292" style:parent-style-name="DefaultParagraphFont" style:family="text">
      <style:text-properties style:font-name="MS Gothic" style:font-name-asian="MS Gothic" style:font-name-complex="MS Gothic"/>
    </style:style>
    <style:style style:name="T1293" style:parent-style-name="DefaultParagraphFont" style:family="text">
      <style:text-properties style:font-name="MS Gothic" style:font-name-asian="MS Gothic" style:font-name-complex="MS Gothic"/>
    </style:style>
    <style:style style:name="T1294" style:parent-style-name="DefaultParagraphFont" style:family="text">
      <style:text-properties style:font-name="MS Gothic" style:font-name-asian="MS Gothic" style:font-name-complex="MS Gothic"/>
    </style:style>
    <style:style style:name="T1295" style:parent-style-name="DefaultParagraphFont" style:family="text">
      <style:text-properties style:font-name="MS Gothic" style:font-name-asian="MS Gothic" style:font-name-complex="MS Gothic"/>
    </style:style>
    <style:style style:name="T1296" style:parent-style-name="DefaultParagraphFont" style:family="text">
      <style:text-properties style:font-name="MS Gothic" style:font-name-asian="MS Gothic" style:font-name-complex="MS Gothic"/>
    </style:style>
    <style:style style:name="T1297" style:parent-style-name="DefaultParagraphFont" style:family="text">
      <style:text-properties style:font-name="MS Gothic" style:font-name-asian="MS Gothic" style:font-name-complex="MS Gothic"/>
    </style:style>
    <style:style style:name="T1298" style:parent-style-name="DefaultParagraphFont" style:family="text">
      <style:text-properties style:font-name="MS Gothic" style:font-name-asian="MS Gothic" style:font-name-complex="MS Gothic"/>
    </style:style>
    <style:style style:name="T1299" style:parent-style-name="DefaultParagraphFont" style:family="text">
      <style:text-properties style:font-name="MS Gothic" style:font-name-asian="MS Gothic" style:font-name-complex="MS Gothic"/>
    </style:style>
    <style:style style:name="T1300" style:parent-style-name="DefaultParagraphFont" style:family="text">
      <style:text-properties style:font-name="Microsoft JhengHei" style:font-name-asian="Microsoft JhengHei" style:font-name-complex="Microsoft JhengHei"/>
    </style:style>
    <style:style style:name="T1301" style:parent-style-name="DefaultParagraphFont" style:family="text">
      <style:text-properties style:font-name="Microsoft JhengHei" style:font-name-asian="Microsoft JhengHei" style:font-name-complex="Microsoft JhengHei"/>
    </style:style>
    <style:style style:name="T1302" style:parent-style-name="DefaultParagraphFont" style:family="text">
      <style:text-properties style:font-name="MS Gothic" style:font-name-asian="MS Gothic" style:font-name-complex="MS Gothic"/>
    </style:style>
    <style:style style:name="T1303" style:parent-style-name="DefaultParagraphFont" style:family="text">
      <style:text-properties style:font-name="MS Gothic" style:font-name-asian="MS Gothic" style:font-name-complex="MS Gothic"/>
    </style:style>
    <style:style style:name="T1304" style:parent-style-name="DefaultParagraphFont" style:family="text">
      <style:text-properties style:font-name="MS Gothic" style:font-name-asian="MS Gothic" style:font-name-complex="MS Gothic"/>
    </style:style>
    <style:style style:name="T1305" style:parent-style-name="DefaultParagraphFont" style:family="text">
      <style:text-properties style:font-name="MS Gothic" style:font-name-asian="MS Gothic" style:font-name-complex="MS Gothic"/>
    </style:style>
    <style:style style:name="T1306" style:parent-style-name="DefaultParagraphFont" style:family="text">
      <style:text-properties style:font-name="MS Gothic" style:font-name-asian="MS Gothic" style:font-name-complex="MS Gothic"/>
    </style:style>
    <style:style style:name="T1307" style:parent-style-name="DefaultParagraphFont" style:family="text">
      <style:text-properties style:font-name="MS Gothic" style:font-name-asian="MS Gothic" style:font-name-complex="MS Gothic"/>
    </style:style>
    <style:style style:name="T1308" style:parent-style-name="DefaultParagraphFont" style:family="text">
      <style:text-properties style:font-name="MS Gothic" style:font-name-asian="MS Gothic" style:font-name-complex="MS Gothic"/>
    </style:style>
    <style:style style:name="T1309" style:parent-style-name="DefaultParagraphFont" style:family="text">
      <style:text-properties style:font-name="Microsoft JhengHei" style:font-name-asian="Microsoft JhengHei" style:font-name-complex="Microsoft JhengHei"/>
    </style:style>
    <style:style style:name="T1310" style:parent-style-name="DefaultParagraphFont" style:family="text">
      <style:text-properties style:font-name="MS Gothic" style:font-name-asian="MS Gothic" style:font-name-complex="MS Gothic"/>
    </style:style>
    <style:style style:name="T1311" style:parent-style-name="DefaultParagraphFont" style:family="text">
      <style:text-properties style:font-name="MS Gothic" style:font-name-asian="MS Gothic" style:font-name-complex="MS Gothic"/>
    </style:style>
    <style:style style:name="T1312" style:parent-style-name="DefaultParagraphFont" style:family="text">
      <style:text-properties style:font-name="Microsoft JhengHei" style:font-name-asian="Microsoft JhengHei" style:font-name-complex="Microsoft JhengHei"/>
    </style:style>
    <style:style style:name="T1313" style:parent-style-name="DefaultParagraphFont" style:family="text">
      <style:text-properties style:font-name="MS Gothic" style:font-name-asian="MS Gothic" style:font-name-complex="MS Gothic"/>
    </style:style>
    <style:style style:name="T1314" style:parent-style-name="DefaultParagraphFont" style:family="text">
      <style:text-properties style:font-name="MS Gothic" style:font-name-asian="MS Gothic" style:font-name-complex="MS Gothic"/>
    </style:style>
    <style:style style:name="T1315" style:parent-style-name="DefaultParagraphFont" style:family="text">
      <style:text-properties style:font-name="MS Gothic" style:font-name-asian="MS Gothic" style:font-name-complex="MS Gothic"/>
    </style:style>
    <style:style style:name="T1316" style:parent-style-name="DefaultParagraphFont" style:family="text">
      <style:text-properties style:font-name="MS Gothic" style:font-name-asian="MS Gothic" style:font-name-complex="MS Gothic"/>
    </style:style>
    <style:style style:name="T1317" style:parent-style-name="DefaultParagraphFont" style:family="text">
      <style:text-properties style:font-name="MS Gothic" style:font-name-asian="MS Gothic" style:font-name-complex="MS Gothic"/>
    </style:style>
    <style:style style:name="T1318" style:parent-style-name="DefaultParagraphFont" style:family="text">
      <style:text-properties style:font-name="Microsoft JhengHei" style:font-name-asian="Microsoft JhengHei" style:font-name-complex="Microsoft JhengHei"/>
    </style:style>
    <style:style style:name="T1319" style:parent-style-name="DefaultParagraphFont" style:family="text">
      <style:text-properties style:font-name="MS Gothic" style:font-name-asian="MS Gothic" style:font-name-complex="MS Gothic"/>
    </style:style>
    <style:style style:name="T1320" style:parent-style-name="DefaultParagraphFont" style:family="text">
      <style:text-properties style:font-name="MS Gothic" style:font-name-asian="MS Gothic" style:font-name-complex="MS Gothic"/>
    </style:style>
    <style:style style:name="T1321" style:parent-style-name="DefaultParagraphFont" style:family="text">
      <style:text-properties style:font-name="MS Gothic" style:font-name-asian="MS Gothic" style:font-name-complex="MS Gothic"/>
    </style:style>
    <style:style style:name="T1322" style:parent-style-name="DefaultParagraphFont" style:family="text">
      <style:text-properties style:font-name="Microsoft JhengHei" style:font-name-asian="Microsoft JhengHei" style:font-name-complex="Microsoft JhengHei"/>
    </style:style>
    <style:style style:name="T1323" style:parent-style-name="DefaultParagraphFont" style:family="text">
      <style:text-properties style:font-name="MS Gothic" style:font-name-asian="MS Gothic" style:font-name-complex="MS Gothic"/>
    </style:style>
    <style:style style:name="T1324" style:parent-style-name="DefaultParagraphFont" style:family="text">
      <style:text-properties style:font-name="Microsoft JhengHei" style:font-name-asian="Microsoft JhengHei" style:font-name-complex="Microsoft JhengHei"/>
    </style:style>
    <style:style style:name="T1325" style:parent-style-name="DefaultParagraphFont" style:family="text">
      <style:text-properties style:font-name="MS Gothic" style:font-name-asian="MS Gothic" style:font-name-complex="MS Gothic"/>
    </style:style>
    <style:style style:name="T1326" style:parent-style-name="DefaultParagraphFont" style:family="text">
      <style:text-properties style:font-name="Microsoft JhengHei" style:font-name-asian="Microsoft JhengHei" style:font-name-complex="Microsoft JhengHei"/>
    </style:style>
    <style:style style:name="T1327" style:parent-style-name="DefaultParagraphFont" style:family="text">
      <style:text-properties style:font-name="MS Gothic" style:font-name-asian="MS Gothic" style:font-name-complex="MS Gothic"/>
    </style:style>
    <style:style style:name="T1328" style:parent-style-name="DefaultParagraphFont" style:family="text">
      <style:text-properties style:font-name="MS Gothic" style:font-name-asian="MS Gothic" style:font-name-complex="MS Gothic"/>
    </style:style>
    <style:style style:name="T1329" style:parent-style-name="DefaultParagraphFont" style:family="text">
      <style:text-properties style:font-name="MS Gothic" style:font-name-asian="MS Gothic" style:font-name-complex="MS Gothic"/>
    </style:style>
    <style:style style:name="T1330" style:parent-style-name="DefaultParagraphFont" style:family="text">
      <style:text-properties style:font-name="MS Gothic" style:font-name-asian="MS Gothic" style:font-name-complex="MS Gothic"/>
    </style:style>
    <style:style style:name="T1331" style:parent-style-name="DefaultParagraphFont" style:family="text">
      <style:text-properties style:font-name="MS Gothic" style:font-name-asian="MS Gothic" style:font-name-complex="MS Gothic"/>
    </style:style>
    <style:style style:name="T1332" style:parent-style-name="DefaultParagraphFont" style:family="text">
      <style:text-properties style:font-name="Microsoft JhengHei" style:font-name-asian="Microsoft JhengHei" style:font-name-complex="Microsoft JhengHei"/>
    </style:style>
    <style:style style:name="T1333" style:parent-style-name="DefaultParagraphFont" style:family="text">
      <style:text-properties style:font-name="MS Gothic" style:font-name-asian="MS Gothic" style:font-name-complex="MS Gothic"/>
    </style:style>
    <style:style style:name="T1334" style:parent-style-name="DefaultParagraphFont" style:family="text">
      <style:text-properties style:font-name="MS Gothic" style:font-name-asian="MS Gothic" style:font-name-complex="MS Gothic"/>
    </style:style>
    <style:style style:name="T1335" style:parent-style-name="DefaultParagraphFont" style:family="text">
      <style:text-properties style:font-name="MS Gothic" style:font-name-asian="MS Gothic" style:font-name-complex="MS Gothic"/>
    </style:style>
    <style:style style:name="T1336" style:parent-style-name="DefaultParagraphFont" style:family="text">
      <style:text-properties style:font-name="MS Gothic" style:font-name-asian="MS Gothic" style:font-name-complex="MS Gothic"/>
    </style:style>
    <style:style style:name="T1337" style:parent-style-name="DefaultParagraphFont" style:family="text">
      <style:text-properties style:font-name="MS Gothic" style:font-name-asian="MS Gothic" style:font-name-complex="MS Gothic"/>
    </style:style>
    <style:style style:name="T1338" style:parent-style-name="DefaultParagraphFont" style:family="text">
      <style:text-properties style:font-name="MS Gothic" style:font-name-asian="MS Gothic" style:font-name-complex="MS Gothic"/>
    </style:style>
    <style:style style:name="T1339" style:parent-style-name="DefaultParagraphFont" style:family="text">
      <style:text-properties style:font-name="Microsoft JhengHei" style:font-name-asian="Microsoft JhengHei" style:font-name-complex="Microsoft JhengHei"/>
    </style:style>
    <style:style style:name="T1340" style:parent-style-name="DefaultParagraphFont" style:family="text">
      <style:text-properties style:font-name="Microsoft JhengHei" style:font-name-asian="Microsoft JhengHei" style:font-name-complex="Microsoft JhengHei"/>
    </style:style>
    <style:style style:name="T1341" style:parent-style-name="DefaultParagraphFont" style:family="text">
      <style:text-properties style:font-name="MS Gothic" style:font-name-asian="MS Gothic" style:font-name-complex="MS Gothic"/>
    </style:style>
    <style:style style:name="T1342" style:parent-style-name="DefaultParagraphFont" style:family="text">
      <style:text-properties style:font-name="Microsoft JhengHei" style:font-name-asian="Microsoft JhengHei" style:font-name-complex="Microsoft JhengHei"/>
    </style:style>
    <style:style style:name="T1343" style:parent-style-name="DefaultParagraphFont" style:family="text">
      <style:text-properties style:font-name="MS Gothic" style:font-name-asian="MS Gothic" style:font-name-complex="MS Gothic"/>
    </style:style>
    <style:style style:name="T1344" style:parent-style-name="DefaultParagraphFont" style:family="text">
      <style:text-properties style:font-name="MS Gothic" style:font-name-asian="MS Gothic" style:font-name-complex="MS Gothic"/>
    </style:style>
    <style:style style:name="T1345" style:parent-style-name="DefaultParagraphFont" style:family="text">
      <style:text-properties style:font-name="MS Gothic" style:font-name-asian="MS Gothic" style:font-name-complex="MS Gothic"/>
    </style:style>
    <style:style style:name="T1346" style:parent-style-name="DefaultParagraphFont" style:family="text">
      <style:text-properties style:font-name="MS Gothic" style:font-name-asian="MS Gothic" style:font-name-complex="MS Gothic"/>
    </style:style>
    <style:style style:name="T1347" style:parent-style-name="DefaultParagraphFont" style:family="text">
      <style:text-properties style:font-name="MS Gothic" style:font-name-asian="MS Gothic" style:font-name-complex="MS Gothic"/>
    </style:style>
    <style:style style:name="T1348" style:parent-style-name="DefaultParagraphFont" style:family="text">
      <style:text-properties style:font-name="MS Gothic" style:font-name-asian="MS Gothic" style:font-name-complex="MS Gothic"/>
    </style:style>
    <style:style style:name="T1349" style:parent-style-name="DefaultParagraphFont" style:family="text">
      <style:text-properties style:font-name="Microsoft JhengHei" style:font-name-asian="Microsoft JhengHei" style:font-name-complex="Microsoft JhengHei"/>
    </style:style>
    <style:style style:name="T1350" style:parent-style-name="DefaultParagraphFont" style:family="text">
      <style:text-properties style:font-name="MS Gothic" style:font-name-asian="MS Gothic" style:font-name-complex="MS Gothic"/>
    </style:style>
    <style:style style:name="T1351" style:parent-style-name="DefaultParagraphFont" style:family="text">
      <style:text-properties style:font-name="Microsoft JhengHei" style:font-name-asian="Microsoft JhengHei" style:font-name-complex="Microsoft JhengHei"/>
    </style:style>
    <style:style style:name="T1352" style:parent-style-name="DefaultParagraphFont" style:family="text">
      <style:text-properties style:font-name="MS Gothic" style:font-name-asian="MS Gothic" style:font-name-complex="MS Gothic"/>
    </style:style>
    <style:style style:name="T1353" style:parent-style-name="DefaultParagraphFont" style:family="text">
      <style:text-properties style:font-name="MS Gothic" style:font-name-asian="MS Gothic" style:font-name-complex="MS Gothic"/>
    </style:style>
    <style:style style:name="T1354" style:parent-style-name="DefaultParagraphFont" style:family="text">
      <style:text-properties style:font-name="Microsoft JhengHei" style:font-name-asian="Microsoft JhengHei" style:font-name-complex="Microsoft JhengHei"/>
    </style:style>
    <style:style style:name="T1355" style:parent-style-name="DefaultParagraphFont" style:family="text">
      <style:text-properties style:font-name="Microsoft JhengHei" style:font-name-asian="Microsoft JhengHei" style:font-name-complex="Microsoft JhengHei"/>
    </style:style>
    <style:style style:name="T1356" style:parent-style-name="DefaultParagraphFont" style:family="text">
      <style:text-properties style:font-name="MS Gothic" style:font-name-asian="MS Gothic" style:font-name-complex="MS Gothic"/>
    </style:style>
    <style:style style:name="T1357" style:parent-style-name="DefaultParagraphFont" style:family="text">
      <style:text-properties style:font-name="Malgun Gothic" style:font-name-asian="Malgun Gothic" style:font-name-complex="Malgun Gothic"/>
    </style:style>
    <style:style style:name="T1358" style:parent-style-name="DefaultParagraphFont" style:family="text">
      <style:text-properties style:font-name="MS Gothic" style:font-name-asian="MS Gothic" style:font-name-complex="MS Gothic"/>
    </style:style>
    <style:style style:name="T1359" style:parent-style-name="DefaultParagraphFont" style:family="text">
      <style:text-properties style:font-name="Microsoft JhengHei" style:font-name-asian="Microsoft JhengHei" style:font-name-complex="Microsoft JhengHei"/>
    </style:style>
    <style:style style:name="T1360" style:parent-style-name="DefaultParagraphFont" style:family="text">
      <style:text-properties style:font-name="MS Gothic" style:font-name-asian="MS Gothic" style:font-name-complex="MS Gothic"/>
    </style:style>
    <style:style style:name="T1361" style:parent-style-name="DefaultParagraphFont" style:family="text">
      <style:text-properties style:font-name="Microsoft JhengHei" style:font-name-asian="Microsoft JhengHei" style:font-name-complex="Microsoft JhengHei"/>
    </style:style>
    <style:style style:name="T1362" style:parent-style-name="DefaultParagraphFont" style:family="text">
      <style:text-properties style:font-name="MS Gothic" style:font-name-asian="MS Gothic" style:font-name-complex="MS Gothic"/>
    </style:style>
    <style:style style:name="T1363" style:parent-style-name="DefaultParagraphFont" style:family="text">
      <style:text-properties style:font-name="MS Gothic" style:font-name-asian="MS Gothic" style:font-name-complex="MS Gothic"/>
    </style:style>
    <style:style style:name="T1364" style:parent-style-name="DefaultParagraphFont" style:family="text">
      <style:text-properties style:font-name="MS Gothic" style:font-name-asian="MS Gothic" style:font-name-complex="MS Gothic"/>
    </style:style>
    <style:style style:name="T1365" style:parent-style-name="DefaultParagraphFont" style:family="text">
      <style:text-properties style:font-name="MS Gothic" style:font-name-asian="MS Gothic" style:font-name-complex="MS Gothic"/>
    </style:style>
    <style:style style:name="T1366" style:parent-style-name="DefaultParagraphFont" style:family="text">
      <style:text-properties style:font-name="MS Gothic" style:font-name-asian="MS Gothic" style:font-name-complex="MS Gothic"/>
    </style:style>
    <style:style style:name="T1367" style:parent-style-name="DefaultParagraphFont" style:family="text">
      <style:text-properties style:font-name="MS Gothic" style:font-name-asian="MS Gothic" style:font-name-complex="MS Gothic"/>
    </style:style>
    <style:style style:name="T1368" style:parent-style-name="DefaultParagraphFont" style:family="text">
      <style:text-properties style:font-name="MS Gothic" style:font-name-asian="MS Gothic" style:font-name-complex="MS Gothic"/>
    </style:style>
    <style:style style:name="T1369" style:parent-style-name="DefaultParagraphFont" style:family="text">
      <style:text-properties style:font-name="MS Gothic" style:font-name-asian="MS Gothic" style:font-name-complex="MS Gothic"/>
    </style:style>
    <style:style style:name="T1370" style:parent-style-name="DefaultParagraphFont" style:family="text">
      <style:text-properties style:font-name="MS Gothic" style:font-name-asian="MS Gothic" style:font-name-complex="MS Gothic"/>
    </style:style>
    <style:style style:name="T1371" style:parent-style-name="DefaultParagraphFont" style:family="text">
      <style:text-properties style:font-name="Microsoft JhengHei" style:font-name-asian="Microsoft JhengHei" style:font-name-complex="Microsoft JhengHei"/>
    </style:style>
    <style:style style:name="T1372" style:parent-style-name="DefaultParagraphFont" style:family="text">
      <style:text-properties style:font-name="MS Gothic" style:font-name-asian="MS Gothic" style:font-name-complex="MS Gothic"/>
    </style:style>
    <style:style style:name="T1373" style:parent-style-name="DefaultParagraphFont" style:family="text">
      <style:text-properties style:font-name="MS Gothic" style:font-name-asian="MS Gothic" style:font-name-complex="MS Gothic"/>
    </style:style>
    <style:style style:name="T1374" style:parent-style-name="DefaultParagraphFont" style:family="text">
      <style:text-properties style:font-name="Microsoft JhengHei" style:font-name-asian="Microsoft JhengHei" style:font-name-complex="Microsoft JhengHei"/>
    </style:style>
    <style:style style:name="T1375" style:parent-style-name="DefaultParagraphFont" style:family="text">
      <style:text-properties style:font-name="MS Gothic" style:font-name-asian="MS Gothic" style:font-name-complex="MS Gothic"/>
    </style:style>
    <style:style style:name="T1376" style:parent-style-name="DefaultParagraphFont" style:family="text">
      <style:text-properties style:font-name="MS Gothic" style:font-name-asian="MS Gothic" style:font-name-complex="MS Gothic"/>
    </style:style>
    <style:style style:name="T1377" style:parent-style-name="DefaultParagraphFont" style:family="text">
      <style:text-properties style:font-name="MS Gothic" style:font-name-asian="MS Gothic" style:font-name-complex="MS Gothic"/>
    </style:style>
    <style:style style:name="T1378" style:parent-style-name="DefaultParagraphFont" style:family="text">
      <style:text-properties style:font-name="MS Gothic" style:font-name-asian="MS Gothic" style:font-name-complex="MS Gothic"/>
    </style:style>
    <style:style style:name="T1379" style:parent-style-name="DefaultParagraphFont" style:family="text">
      <style:text-properties style:font-name="MS Gothic" style:font-name-asian="MS Gothic" style:font-name-complex="MS Gothic"/>
    </style:style>
    <style:style style:name="T1380" style:parent-style-name="DefaultParagraphFont" style:family="text">
      <style:text-properties style:font-name="MS Gothic" style:font-name-asian="MS Gothic" style:font-name-complex="MS Gothic"/>
    </style:style>
    <style:style style:name="T1381" style:parent-style-name="DefaultParagraphFont" style:family="text">
      <style:text-properties style:font-name="MS Gothic" style:font-name-asian="MS Gothic" style:font-name-complex="MS Gothic"/>
    </style:style>
    <style:style style:name="T1382" style:parent-style-name="DefaultParagraphFont" style:family="text">
      <style:text-properties style:font-name="MS Gothic" style:font-name-asian="MS Gothic" style:font-name-complex="MS Gothic"/>
    </style:style>
    <style:style style:name="T1383" style:parent-style-name="DefaultParagraphFont" style:family="text">
      <style:text-properties style:font-name="Microsoft JhengHei" style:font-name-asian="Microsoft JhengHei" style:font-name-complex="Microsoft JhengHei"/>
    </style:style>
    <style:style style:name="T1384" style:parent-style-name="DefaultParagraphFont" style:family="text">
      <style:text-properties style:font-name="MS Gothic" style:font-name-asian="MS Gothic" style:font-name-complex="MS Gothic"/>
    </style:style>
    <style:style style:name="T1385" style:parent-style-name="DefaultParagraphFont" style:family="text">
      <style:text-properties style:font-name="MS Gothic" style:font-name-asian="MS Gothic" style:font-name-complex="MS Gothic"/>
    </style:style>
    <style:style style:name="T1386" style:parent-style-name="DefaultParagraphFont" style:family="text">
      <style:text-properties style:font-name="MS Gothic" style:font-name-asian="MS Gothic" style:font-name-complex="MS Gothic"/>
    </style:style>
    <style:style style:name="T1387" style:parent-style-name="DefaultParagraphFont" style:family="text">
      <style:text-properties style:font-name="Microsoft JhengHei" style:font-name-asian="Microsoft JhengHei" style:font-name-complex="Microsoft JhengHei"/>
    </style:style>
    <style:style style:name="T1388" style:parent-style-name="DefaultParagraphFont" style:family="text">
      <style:text-properties style:font-name="Microsoft JhengHei" style:font-name-asian="Microsoft JhengHei" style:font-name-complex="Microsoft JhengHei"/>
    </style:style>
    <style:style style:name="T1389" style:parent-style-name="DefaultParagraphFont" style:family="text">
      <style:text-properties style:font-name="MS Gothic" style:font-name-asian="MS Gothic" style:font-name-complex="MS Gothic"/>
    </style:style>
    <style:style style:name="T1390" style:parent-style-name="DefaultParagraphFont" style:family="text">
      <style:text-properties style:font-name="MS Gothic" style:font-name-asian="MS Gothic" style:font-name-complex="MS Gothic"/>
    </style:style>
    <style:style style:name="T1391" style:parent-style-name="DefaultParagraphFont" style:family="text">
      <style:text-properties style:font-name="MS Gothic" style:font-name-asian="MS Gothic" style:font-name-complex="MS Gothic"/>
    </style:style>
    <style:style style:name="T1392" style:parent-style-name="DefaultParagraphFont" style:family="text">
      <style:text-properties style:font-name="MS Gothic" style:font-name-asian="MS Gothic" style:font-name-complex="MS Gothic"/>
    </style:style>
    <style:style style:name="T1393" style:parent-style-name="DefaultParagraphFont" style:family="text">
      <style:text-properties style:font-name="MS Gothic" style:font-name-asian="MS Gothic" style:font-name-complex="MS Gothic"/>
    </style:style>
    <style:style style:name="T1394" style:parent-style-name="DefaultParagraphFont" style:family="text">
      <style:text-properties style:font-name="MS Gothic" style:font-name-asian="MS Gothic" style:font-name-complex="MS Gothic"/>
    </style:style>
    <style:style style:name="T1395" style:parent-style-name="DefaultParagraphFont" style:family="text">
      <style:text-properties style:font-name="MS Gothic" style:font-name-asian="MS Gothic" style:font-name-complex="MS Gothic"/>
    </style:style>
    <style:style style:name="T1396" style:parent-style-name="DefaultParagraphFont" style:family="text">
      <style:text-properties style:font-name="MS Gothic" style:font-name-asian="MS Gothic" style:font-name-complex="MS Gothic"/>
    </style:style>
    <style:style style:name="T1397" style:parent-style-name="DefaultParagraphFont" style:family="text">
      <style:text-properties style:font-name="MS Gothic" style:font-name-asian="MS Gothic" style:font-name-complex="MS Gothic"/>
    </style:style>
    <style:style style:name="T1398" style:parent-style-name="DefaultParagraphFont" style:family="text">
      <style:text-properties style:font-name="MS Gothic" style:font-name-asian="MS Gothic" style:font-name-complex="MS Gothic"/>
    </style:style>
    <style:style style:name="T1399" style:parent-style-name="DefaultParagraphFont" style:family="text">
      <style:text-properties style:font-name="MS Gothic" style:font-name-asian="MS Gothic" style:font-name-complex="MS Gothic"/>
    </style:style>
    <style:style style:name="T1400" style:parent-style-name="DefaultParagraphFont" style:family="text">
      <style:text-properties style:font-name="MS Gothic" style:font-name-asian="MS Gothic" style:font-name-complex="MS Gothic"/>
    </style:style>
    <style:style style:name="T1401" style:parent-style-name="DefaultParagraphFont" style:family="text">
      <style:text-properties style:font-name="Microsoft JhengHei" style:font-name-asian="Microsoft JhengHei" style:font-name-complex="Microsoft JhengHei"/>
    </style:style>
    <style:style style:name="T1402" style:parent-style-name="DefaultParagraphFont" style:family="text">
      <style:text-properties style:font-name="MS Gothic" style:font-name-asian="MS Gothic" style:font-name-complex="MS Gothic"/>
    </style:style>
    <style:style style:name="T1403" style:parent-style-name="DefaultParagraphFont" style:family="text">
      <style:text-properties style:font-name="MS Gothic" style:font-name-asian="MS Gothic" style:font-name-complex="MS Gothic"/>
    </style:style>
    <style:style style:name="T1404" style:parent-style-name="DefaultParagraphFont" style:family="text">
      <style:text-properties style:font-name="MS Gothic" style:font-name-asian="MS Gothic" style:font-name-complex="MS Gothic"/>
    </style:style>
    <style:style style:name="T1405" style:parent-style-name="DefaultParagraphFont" style:family="text">
      <style:text-properties style:font-name="MS Gothic" style:font-name-asian="MS Gothic" style:font-name-complex="MS Gothic"/>
    </style:style>
    <style:style style:name="T1406" style:parent-style-name="DefaultParagraphFont" style:family="text">
      <style:text-properties style:font-name="MS Gothic" style:font-name-asian="MS Gothic" style:font-name-complex="MS Gothic"/>
    </style:style>
    <style:style style:name="T1407" style:parent-style-name="DefaultParagraphFont" style:family="text">
      <style:text-properties style:font-name="Microsoft JhengHei" style:font-name-asian="Microsoft JhengHei" style:font-name-complex="Microsoft JhengHei"/>
    </style:style>
    <style:style style:name="T1408" style:parent-style-name="DefaultParagraphFont" style:family="text">
      <style:text-properties style:font-name="MS Gothic" style:font-name-asian="MS Gothic" style:font-name-complex="MS Gothic"/>
    </style:style>
    <style:style style:name="T1409" style:parent-style-name="DefaultParagraphFont" style:family="text">
      <style:text-properties style:font-name="Microsoft JhengHei" style:font-name-asian="Microsoft JhengHei" style:font-name-complex="Microsoft JhengHei"/>
    </style:style>
    <style:style style:name="T1410" style:parent-style-name="DefaultParagraphFont" style:family="text">
      <style:text-properties style:font-name="MS Gothic" style:font-name-asian="MS Gothic" style:font-name-complex="MS Gothic"/>
    </style:style>
    <style:style style:name="T1411" style:parent-style-name="DefaultParagraphFont" style:family="text">
      <style:text-properties style:font-name="Microsoft JhengHei" style:font-name-asian="Microsoft JhengHei" style:font-name-complex="Microsoft JhengHei"/>
    </style:style>
    <style:style style:name="T1412" style:parent-style-name="DefaultParagraphFont" style:family="text">
      <style:text-properties style:font-name="MS Gothic" style:font-name-asian="MS Gothic" style:font-name-complex="MS Gothic"/>
    </style:style>
    <style:style style:name="T1413" style:parent-style-name="DefaultParagraphFont" style:family="text">
      <style:text-properties style:font-name="MS Gothic" style:font-name-asian="MS Gothic" style:font-name-complex="MS Gothic"/>
    </style:style>
    <style:style style:name="T1414" style:parent-style-name="DefaultParagraphFont" style:family="text">
      <style:text-properties style:font-name="MS Gothic" style:font-name-asian="MS Gothic" style:font-name-complex="MS Gothic"/>
    </style:style>
    <style:style style:name="T1415" style:parent-style-name="DefaultParagraphFont" style:family="text">
      <style:text-properties style:font-name="MS Gothic" style:font-name-asian="MS Gothic" style:font-name-complex="MS Gothic"/>
    </style:style>
    <style:style style:name="T1416" style:parent-style-name="DefaultParagraphFont" style:family="text">
      <style:text-properties style:font-name="MS Gothic" style:font-name-asian="MS Gothic" style:font-name-complex="MS Gothic"/>
    </style:style>
    <style:style style:name="T1417" style:parent-style-name="DefaultParagraphFont" style:family="text">
      <style:text-properties style:font-name="MS Gothic" style:font-name-asian="MS Gothic" style:font-name-complex="MS Gothic"/>
    </style:style>
    <style:style style:name="T1418" style:parent-style-name="DefaultParagraphFont" style:family="text">
      <style:text-properties style:font-name="MS Gothic" style:font-name-asian="MS Gothic" style:font-name-complex="MS Gothic"/>
    </style:style>
    <style:style style:name="T1419" style:parent-style-name="DefaultParagraphFont" style:family="text">
      <style:text-properties style:font-name="MS Gothic" style:font-name-asian="MS Gothic" style:font-name-complex="MS Gothic"/>
    </style:style>
    <style:style style:name="T1420" style:parent-style-name="DefaultParagraphFont" style:family="text">
      <style:text-properties style:font-name="MS Gothic" style:font-name-asian="MS Gothic" style:font-name-complex="MS Gothic"/>
    </style:style>
    <style:style style:name="T1421" style:parent-style-name="DefaultParagraphFont" style:family="text">
      <style:text-properties style:font-name="MS Gothic" style:font-name-asian="MS Gothic" style:font-name-complex="MS Gothic"/>
    </style:style>
    <style:style style:name="T1422" style:parent-style-name="DefaultParagraphFont" style:family="text">
      <style:text-properties style:font-name="MS Gothic" style:font-name-asian="MS Gothic" style:font-name-complex="MS Gothic"/>
    </style:style>
    <style:style style:name="T1423" style:parent-style-name="DefaultParagraphFont" style:family="text">
      <style:text-properties style:font-name="MS Gothic" style:font-name-asian="MS Gothic" style:font-name-complex="MS Gothic"/>
    </style:style>
    <style:style style:name="T1424" style:parent-style-name="DefaultParagraphFont" style:family="text">
      <style:text-properties style:font-name="Microsoft JhengHei" style:font-name-asian="Microsoft JhengHei" style:font-name-complex="Microsoft JhengHei"/>
    </style:style>
    <style:style style:name="T1425" style:parent-style-name="DefaultParagraphFont" style:family="text">
      <style:text-properties style:font-name="MS Gothic" style:font-name-asian="MS Gothic" style:font-name-complex="MS Gothic"/>
    </style:style>
    <style:style style:name="T1426" style:parent-style-name="DefaultParagraphFont" style:family="text">
      <style:text-properties style:font-name="Microsoft JhengHei" style:font-name-asian="Microsoft JhengHei" style:font-name-complex="Microsoft JhengHei"/>
    </style:style>
    <style:style style:name="T1427" style:parent-style-name="DefaultParagraphFont" style:family="text">
      <style:text-properties style:font-name="MS Gothic" style:font-name-asian="MS Gothic" style:font-name-complex="MS Gothic"/>
    </style:style>
    <style:style style:name="T1428" style:parent-style-name="DefaultParagraphFont" style:family="text">
      <style:text-properties style:font-name="MS Gothic" style:font-name-asian="MS Gothic" style:font-name-complex="MS Gothic"/>
    </style:style>
    <style:style style:name="T1429" style:parent-style-name="DefaultParagraphFont" style:family="text">
      <style:text-properties style:font-name="Malgun Gothic" style:font-name-asian="Malgun Gothic" style:font-name-complex="Malgun Gothic"/>
    </style:style>
    <style:style style:name="T1430" style:parent-style-name="DefaultParagraphFont" style:family="text">
      <style:text-properties style:font-name="Microsoft JhengHei" style:font-name-asian="Microsoft JhengHei" style:font-name-complex="Microsoft JhengHei"/>
    </style:style>
    <style:style style:name="T1431" style:parent-style-name="DefaultParagraphFont" style:family="text">
      <style:text-properties style:font-name="MS Gothic" style:font-name-asian="MS Gothic" style:font-name-complex="MS Gothic"/>
    </style:style>
    <style:style style:name="T1432" style:parent-style-name="DefaultParagraphFont" style:family="text">
      <style:text-properties style:font-name="MS Gothic" style:font-name-asian="MS Gothic" style:font-name-complex="MS Gothic"/>
    </style:style>
    <style:style style:name="T1433" style:parent-style-name="DefaultParagraphFont" style:family="text">
      <style:text-properties style:font-name="MS Gothic" style:font-name-asian="MS Gothic" style:font-name-complex="MS Gothic"/>
    </style:style>
    <style:style style:name="T1434" style:parent-style-name="DefaultParagraphFont" style:family="text">
      <style:text-properties style:font-name="MS Gothic" style:font-name-asian="MS Gothic" style:font-name-complex="MS Gothic"/>
    </style:style>
    <style:style style:name="T1435" style:parent-style-name="DefaultParagraphFont" style:family="text">
      <style:text-properties style:font-name="MS Gothic" style:font-name-asian="MS Gothic" style:font-name-complex="MS Gothic"/>
    </style:style>
    <style:style style:name="T1436" style:parent-style-name="DefaultParagraphFont" style:family="text">
      <style:text-properties style:font-name="MS Gothic" style:font-name-asian="MS Gothic" style:font-name-complex="MS Gothic"/>
    </style:style>
    <style:style style:name="T1437" style:parent-style-name="DefaultParagraphFont" style:family="text">
      <style:text-properties style:font-name="MS Gothic" style:font-name-asian="MS Gothic" style:font-name-complex="MS Gothic"/>
    </style:style>
    <style:style style:name="T1438" style:parent-style-name="DefaultParagraphFont" style:family="text">
      <style:text-properties style:font-name="MS Gothic" style:font-name-asian="MS Gothic" style:font-name-complex="MS Gothic"/>
    </style:style>
    <style:style style:name="T1439" style:parent-style-name="DefaultParagraphFont" style:family="text">
      <style:text-properties style:font-name="Microsoft JhengHei" style:font-name-asian="Microsoft JhengHei" style:font-name-complex="Microsoft JhengHei"/>
    </style:style>
    <style:style style:name="T1440" style:parent-style-name="DefaultParagraphFont" style:family="text">
      <style:text-properties style:font-name="MS Gothic" style:font-name-asian="MS Gothic" style:font-name-complex="MS Gothic"/>
    </style:style>
    <style:style style:name="T1441" style:parent-style-name="DefaultParagraphFont" style:family="text">
      <style:text-properties style:font-name="MS Gothic" style:font-name-asian="MS Gothic" style:font-name-complex="MS Gothic"/>
    </style:style>
    <style:style style:name="T1442" style:parent-style-name="DefaultParagraphFont" style:family="text">
      <style:text-properties style:font-name="MS Gothic" style:font-name-asian="MS Gothic" style:font-name-complex="MS Gothic"/>
    </style:style>
    <style:style style:name="T1443" style:parent-style-name="DefaultParagraphFont" style:family="text">
      <style:text-properties style:font-name="MS Gothic" style:font-name-asian="MS Gothic" style:font-name-complex="MS Gothic"/>
    </style:style>
    <style:style style:name="T1444" style:parent-style-name="DefaultParagraphFont" style:family="text">
      <style:text-properties style:font-name="MS Gothic" style:font-name-asian="MS Gothic" style:font-name-complex="MS Gothic"/>
    </style:style>
    <style:style style:name="T1445" style:parent-style-name="DefaultParagraphFont" style:family="text">
      <style:text-properties style:font-name="MS Gothic" style:font-name-asian="MS Gothic" style:font-name-complex="MS Gothic"/>
    </style:style>
    <style:style style:name="T1446" style:parent-style-name="DefaultParagraphFont" style:family="text">
      <style:text-properties style:font-name="MS Gothic" style:font-name-asian="MS Gothic" style:font-name-complex="MS Gothic"/>
    </style:style>
    <style:style style:name="T1447" style:parent-style-name="DefaultParagraphFont" style:family="text">
      <style:text-properties style:font-name="MS Gothic" style:font-name-asian="MS Gothic" style:font-name-complex="MS Gothic"/>
    </style:style>
    <style:style style:name="T1448" style:parent-style-name="DefaultParagraphFont" style:family="text">
      <style:text-properties style:font-name="MS Gothic" style:font-name-asian="MS Gothic" style:font-name-complex="MS Gothic"/>
    </style:style>
    <style:style style:name="T1449" style:parent-style-name="DefaultParagraphFont" style:family="text">
      <style:text-properties style:font-name="Microsoft JhengHei" style:font-name-asian="Microsoft JhengHei" style:font-name-complex="Microsoft JhengHei"/>
    </style:style>
    <style:style style:name="T1450" style:parent-style-name="DefaultParagraphFont" style:family="text">
      <style:text-properties style:font-name="MS Gothic" style:font-name-asian="MS Gothic" style:font-name-complex="MS Gothic"/>
    </style:style>
    <style:style style:name="T1451" style:parent-style-name="DefaultParagraphFont" style:family="text">
      <style:text-properties style:font-name="MS Gothic" style:font-name-asian="MS Gothic" style:font-name-complex="MS Gothic"/>
    </style:style>
    <style:style style:name="T1452" style:parent-style-name="DefaultParagraphFont" style:family="text">
      <style:text-properties style:font-name="MS Gothic" style:font-name-asian="MS Gothic" style:font-name-complex="MS Gothic"/>
    </style:style>
    <style:style style:name="T1453" style:parent-style-name="DefaultParagraphFont" style:family="text">
      <style:text-properties style:font-name="MS Gothic" style:font-name-asian="MS Gothic" style:font-name-complex="MS Gothic"/>
    </style:style>
    <style:style style:name="T1454" style:parent-style-name="DefaultParagraphFont" style:family="text">
      <style:text-properties style:font-name="Microsoft JhengHei" style:font-name-asian="Microsoft JhengHei" style:font-name-complex="Microsoft JhengHei"/>
    </style:style>
    <style:style style:name="T1455" style:parent-style-name="DefaultParagraphFont" style:family="text">
      <style:text-properties style:font-name="MS Gothic" style:font-name-asian="MS Gothic" style:font-name-complex="MS Gothic"/>
    </style:style>
    <style:style style:name="T1456" style:parent-style-name="DefaultParagraphFont" style:family="text">
      <style:text-properties style:font-name="MS Gothic" style:font-name-asian="MS Gothic" style:font-name-complex="MS Gothic"/>
    </style:style>
    <style:style style:name="T1457" style:parent-style-name="DefaultParagraphFont" style:family="text">
      <style:text-properties style:font-name="MS Gothic" style:font-name-asian="MS Gothic" style:font-name-complex="MS Gothic"/>
    </style:style>
    <style:style style:name="T1458" style:parent-style-name="DefaultParagraphFont" style:family="text">
      <style:text-properties style:font-name="MS Gothic" style:font-name-asian="MS Gothic" style:font-name-complex="MS Gothic"/>
    </style:style>
    <style:style style:name="T1459" style:parent-style-name="DefaultParagraphFont" style:family="text">
      <style:text-properties style:font-name="MS Gothic" style:font-name-asian="MS Gothic" style:font-name-complex="MS Gothic"/>
    </style:style>
    <style:style style:name="T1460" style:parent-style-name="DefaultParagraphFont" style:family="text">
      <style:text-properties style:font-name="MS Gothic" style:font-name-asian="MS Gothic" style:font-name-complex="MS Gothic"/>
    </style:style>
    <style:style style:name="T1461" style:parent-style-name="DefaultParagraphFont" style:family="text">
      <style:text-properties style:font-name="MS Gothic" style:font-name-asian="MS Gothic" style:font-name-complex="MS Gothic"/>
    </style:style>
    <style:style style:name="T1462" style:parent-style-name="DefaultParagraphFont" style:family="text">
      <style:text-properties style:font-name="Microsoft JhengHei" style:font-name-asian="Microsoft JhengHei" style:font-name-complex="Microsoft JhengHei"/>
    </style:style>
    <style:style style:name="T1463" style:parent-style-name="DefaultParagraphFont" style:family="text">
      <style:text-properties style:font-name="Microsoft JhengHei" style:font-name-asian="Microsoft JhengHei" style:font-name-complex="Microsoft JhengHei"/>
    </style:style>
    <style:style style:name="T1464" style:parent-style-name="DefaultParagraphFont" style:family="text">
      <style:text-properties style:font-name="MS Gothic" style:font-name-asian="MS Gothic" style:font-name-complex="MS Gothic"/>
    </style:style>
    <style:style style:name="T1465" style:parent-style-name="DefaultParagraphFont" style:family="text">
      <style:text-properties style:font-name="Microsoft JhengHei" style:font-name-asian="Microsoft JhengHei" style:font-name-complex="Microsoft JhengHei"/>
    </style:style>
    <style:style style:name="T1466" style:parent-style-name="DefaultParagraphFont" style:family="text">
      <style:text-properties style:font-name="Microsoft JhengHei" style:font-name-asian="Microsoft JhengHei" style:font-name-complex="Microsoft JhengHei"/>
    </style:style>
    <style:style style:name="T1467" style:parent-style-name="DefaultParagraphFont" style:family="text">
      <style:text-properties style:font-name="MS Gothic" style:font-name-asian="MS Gothic" style:font-name-complex="MS Gothic"/>
    </style:style>
    <style:style style:name="T1468" style:parent-style-name="DefaultParagraphFont" style:family="text">
      <style:text-properties style:font-name="MS Gothic" style:font-name-asian="MS Gothic" style:font-name-complex="MS Gothic"/>
    </style:style>
    <style:style style:name="T1469" style:parent-style-name="DefaultParagraphFont" style:family="text">
      <style:text-properties style:font-name="MS Gothic" style:font-name-asian="MS Gothic" style:font-name-complex="MS Gothic"/>
    </style:style>
    <style:style style:name="T1470" style:parent-style-name="DefaultParagraphFont" style:family="text">
      <style:text-properties style:font-name="Microsoft JhengHei" style:font-name-asian="Microsoft JhengHei" style:font-name-complex="Microsoft JhengHei"/>
    </style:style>
    <style:style style:name="T1471" style:parent-style-name="DefaultParagraphFont" style:family="text">
      <style:text-properties style:font-name="Microsoft JhengHei" style:font-name-asian="Microsoft JhengHei" style:font-name-complex="Microsoft JhengHei"/>
    </style:style>
    <style:style style:name="T1472" style:parent-style-name="DefaultParagraphFont" style:family="text">
      <style:text-properties style:font-name="Microsoft JhengHei" style:font-name-asian="Microsoft JhengHei" style:font-name-complex="Microsoft JhengHei"/>
    </style:style>
    <style:style style:name="T1473" style:parent-style-name="DefaultParagraphFont" style:family="text">
      <style:text-properties style:font-name="MS Gothic" style:font-name-asian="MS Gothic" style:font-name-complex="MS Gothic"/>
    </style:style>
    <style:style style:name="T1474" style:parent-style-name="DefaultParagraphFont" style:family="text">
      <style:text-properties style:font-name="MS Gothic" style:font-name-asian="MS Gothic" style:font-name-complex="MS Gothic"/>
    </style:style>
    <style:style style:name="T1475" style:parent-style-name="DefaultParagraphFont" style:family="text">
      <style:text-properties style:font-name="MS Gothic" style:font-name-asian="MS Gothic" style:font-name-complex="MS Gothic"/>
    </style:style>
    <style:style style:name="T1476" style:parent-style-name="DefaultParagraphFont" style:family="text">
      <style:text-properties style:font-name="MS Gothic" style:font-name-asian="MS Gothic" style:font-name-complex="MS Gothic"/>
    </style:style>
    <style:style style:name="T1477" style:parent-style-name="DefaultParagraphFont" style:family="text">
      <style:text-properties style:font-name="Microsoft JhengHei" style:font-name-asian="Microsoft JhengHei" style:font-name-complex="Microsoft JhengHei"/>
    </style:style>
    <style:style style:name="T1478" style:parent-style-name="DefaultParagraphFont" style:family="text">
      <style:text-properties style:font-name="Microsoft JhengHei" style:font-name-asian="Microsoft JhengHei" style:font-name-complex="Microsoft JhengHei"/>
    </style:style>
    <style:style style:name="T1479" style:parent-style-name="DefaultParagraphFont" style:family="text">
      <style:text-properties style:font-name="MS Gothic" style:font-name-asian="MS Gothic" style:font-name-complex="MS Gothic"/>
    </style:style>
    <style:style style:name="T1480" style:parent-style-name="DefaultParagraphFont" style:family="text">
      <style:text-properties style:font-name="Microsoft JhengHei" style:font-name-asian="Microsoft JhengHei" style:font-name-complex="Microsoft JhengHei"/>
    </style:style>
    <style:style style:name="T1481" style:parent-style-name="DefaultParagraphFont" style:family="text">
      <style:text-properties style:font-name="Microsoft JhengHei" style:font-name-asian="Microsoft JhengHei" style:font-name-complex="Microsoft JhengHei"/>
    </style:style>
    <style:style style:name="T1482" style:parent-style-name="DefaultParagraphFont" style:family="text">
      <style:text-properties style:font-name="MS Gothic" style:font-name-asian="MS Gothic" style:font-name-complex="MS Gothic"/>
    </style:style>
    <style:style style:name="T1483" style:parent-style-name="DefaultParagraphFont" style:family="text">
      <style:text-properties style:font-name="MS Gothic" style:font-name-asian="MS Gothic" style:font-name-complex="MS Gothic"/>
    </style:style>
    <style:style style:name="T1484" style:parent-style-name="DefaultParagraphFont" style:family="text">
      <style:text-properties style:font-name="Microsoft JhengHei" style:font-name-asian="Microsoft JhengHei" style:font-name-complex="Microsoft JhengHei"/>
    </style:style>
    <style:style style:name="T1485" style:parent-style-name="DefaultParagraphFont" style:family="text">
      <style:text-properties style:font-name="Microsoft JhengHei" style:font-name-asian="Microsoft JhengHei" style:font-name-complex="Microsoft JhengHei"/>
    </style:style>
    <style:style style:name="T1486" style:parent-style-name="DefaultParagraphFont" style:family="text">
      <style:text-properties style:font-name="Microsoft JhengHei" style:font-name-asian="Microsoft JhengHei" style:font-name-complex="Microsoft JhengHei"/>
    </style:style>
    <style:style style:name="T1487" style:parent-style-name="DefaultParagraphFont" style:family="text">
      <style:text-properties style:font-name="Microsoft JhengHei" style:font-name-asian="Microsoft JhengHei" style:font-name-complex="Microsoft JhengHei"/>
    </style:style>
    <style:style style:name="T1488" style:parent-style-name="DefaultParagraphFont" style:family="text">
      <style:text-properties style:font-name="MS Gothic" style:font-name-asian="MS Gothic" style:font-name-complex="MS Gothic"/>
    </style:style>
    <style:style style:name="T1489" style:parent-style-name="DefaultParagraphFont" style:family="text">
      <style:text-properties style:font-name="MS Gothic" style:font-name-asian="MS Gothic" style:font-name-complex="MS Gothic"/>
    </style:style>
    <style:style style:name="T1490" style:parent-style-name="DefaultParagraphFont" style:family="text">
      <style:text-properties style:font-name="MS Gothic" style:font-name-asian="MS Gothic" style:font-name-complex="MS Gothic"/>
    </style:style>
    <style:style style:name="T1491" style:parent-style-name="DefaultParagraphFont" style:family="text">
      <style:text-properties style:font-name="MS Gothic" style:font-name-asian="MS Gothic" style:font-name-complex="MS Gothic"/>
    </style:style>
    <style:style style:name="T1492" style:parent-style-name="DefaultParagraphFont" style:family="text">
      <style:text-properties style:font-name="MS Gothic" style:font-name-asian="MS Gothic" style:font-name-complex="MS Gothic"/>
    </style:style>
    <style:style style:name="T1493" style:parent-style-name="DefaultParagraphFont" style:family="text">
      <style:text-properties style:font-name="MS Gothic" style:font-name-asian="MS Gothic" style:font-name-complex="MS Gothic"/>
    </style:style>
    <style:style style:name="T1494" style:parent-style-name="DefaultParagraphFont" style:family="text">
      <style:text-properties style:font-name="MS Gothic" style:font-name-asian="MS Gothic" style:font-name-complex="MS Gothic"/>
    </style:style>
    <style:style style:name="T1495" style:parent-style-name="DefaultParagraphFont" style:family="text">
      <style:text-properties style:font-name="MS Gothic" style:font-name-asian="MS Gothic" style:font-name-complex="MS Gothic"/>
    </style:style>
    <style:style style:name="T1496" style:parent-style-name="DefaultParagraphFont" style:family="text">
      <style:text-properties style:font-name="MS Gothic" style:font-name-asian="MS Gothic" style:font-name-complex="MS Gothic"/>
    </style:style>
    <style:style style:name="T1497" style:parent-style-name="DefaultParagraphFont" style:family="text">
      <style:text-properties style:font-name="MS Gothic" style:font-name-asian="MS Gothic" style:font-name-complex="MS Gothic"/>
    </style:style>
    <style:style style:name="T1498" style:parent-style-name="DefaultParagraphFont" style:family="text">
      <style:text-properties style:font-name="MS Gothic" style:font-name-asian="MS Gothic" style:font-name-complex="MS Gothic"/>
    </style:style>
    <style:style style:name="T1499" style:parent-style-name="DefaultParagraphFont" style:family="text">
      <style:text-properties style:font-name="MS Gothic" style:font-name-asian="MS Gothic" style:font-name-complex="MS Gothic"/>
    </style:style>
    <style:style style:name="T1500" style:parent-style-name="DefaultParagraphFont" style:family="text">
      <style:text-properties style:font-name="MS Gothic" style:font-name-asian="MS Gothic" style:font-name-complex="MS Gothic"/>
    </style:style>
    <style:style style:name="T1501" style:parent-style-name="DefaultParagraphFont" style:family="text">
      <style:text-properties style:font-name="Microsoft JhengHei" style:font-name-asian="Microsoft JhengHei" style:font-name-complex="Microsoft JhengHei"/>
    </style:style>
    <style:style style:name="T1502" style:parent-style-name="DefaultParagraphFont" style:family="text">
      <style:text-properties style:font-name="MS Gothic" style:font-name-asian="MS Gothic" style:font-name-complex="MS Gothic"/>
    </style:style>
    <style:style style:name="T1503" style:parent-style-name="DefaultParagraphFont" style:family="text">
      <style:text-properties style:font-name="MingLiU-ExtB" style:font-name-asian="MingLiU-ExtB" style:font-name-complex="MingLiU-ExtB"/>
    </style:style>
    <style:style style:name="T1504" style:parent-style-name="DefaultParagraphFont" style:family="text">
      <style:text-properties style:font-name="Microsoft JhengHei" style:font-name-asian="Microsoft JhengHei" style:font-name-complex="Microsoft JhengHei"/>
    </style:style>
    <style:style style:name="T1505" style:parent-style-name="DefaultParagraphFont" style:family="text">
      <style:text-properties style:font-name="MS Gothic" style:font-name-asian="MS Gothic" style:font-name-complex="MS Gothic"/>
    </style:style>
    <style:style style:name="T1506" style:parent-style-name="DefaultParagraphFont" style:family="text">
      <style:text-properties style:font-name="MS Gothic" style:font-name-asian="MS Gothic" style:font-name-complex="MS Gothic"/>
    </style:style>
    <style:style style:name="T1507" style:parent-style-name="DefaultParagraphFont" style:family="text">
      <style:text-properties style:font-name="MS Gothic" style:font-name-asian="MS Gothic" style:font-name-complex="MS Gothic"/>
    </style:style>
    <style:style style:name="T1508" style:parent-style-name="DefaultParagraphFont" style:family="text">
      <style:text-properties style:font-name="MS Gothic" style:font-name-asian="MS Gothic" style:font-name-complex="MS Gothic"/>
    </style:style>
    <style:style style:name="T1509" style:parent-style-name="DefaultParagraphFont" style:family="text">
      <style:text-properties style:font-name="MS Gothic" style:font-name-asian="MS Gothic" style:font-name-complex="MS Gothic"/>
    </style:style>
    <style:style style:name="T1510" style:parent-style-name="DefaultParagraphFont" style:family="text">
      <style:text-properties style:font-name="MS Gothic" style:font-name-asian="MS Gothic" style:font-name-complex="MS Gothic"/>
    </style:style>
    <style:style style:name="T1511" style:parent-style-name="DefaultParagraphFont" style:family="text">
      <style:text-properties style:font-name="Microsoft JhengHei" style:font-name-asian="Microsoft JhengHei" style:font-name-complex="Microsoft JhengHei"/>
    </style:style>
    <style:style style:name="T1512" style:parent-style-name="DefaultParagraphFont" style:family="text">
      <style:text-properties style:font-name="MS Gothic" style:font-name-asian="MS Gothic" style:font-name-complex="MS Gothic"/>
    </style:style>
    <style:style style:name="T1513" style:parent-style-name="DefaultParagraphFont" style:family="text">
      <style:text-properties style:font-name="MS Gothic" style:font-name-asian="MS Gothic" style:font-name-complex="MS Gothic"/>
    </style:style>
    <style:style style:name="T1514" style:parent-style-name="DefaultParagraphFont" style:family="text">
      <style:text-properties style:font-name="Malgun Gothic" style:font-name-asian="Malgun Gothic" style:font-name-complex="Malgun Gothic"/>
    </style:style>
    <style:style style:name="T1515" style:parent-style-name="DefaultParagraphFont" style:family="text">
      <style:text-properties style:font-name="Microsoft JhengHei" style:font-name-asian="Microsoft JhengHei" style:font-name-complex="Microsoft JhengHei"/>
    </style:style>
    <style:style style:name="T1516" style:parent-style-name="DefaultParagraphFont" style:family="text">
      <style:text-properties style:font-name="Microsoft JhengHei" style:font-name-asian="Microsoft JhengHei" style:font-name-complex="Microsoft JhengHei"/>
    </style:style>
    <style:style style:name="T1517" style:parent-style-name="DefaultParagraphFont" style:family="text">
      <style:text-properties style:font-name="MS Gothic" style:font-name-asian="MS Gothic" style:font-name-complex="MS Gothic"/>
    </style:style>
    <style:style style:name="T1518" style:parent-style-name="DefaultParagraphFont" style:family="text">
      <style:text-properties style:font-name="MS Gothic" style:font-name-asian="MS Gothic" style:font-name-complex="MS Gothic"/>
    </style:style>
    <style:style style:name="T1519" style:parent-style-name="DefaultParagraphFont" style:family="text">
      <style:text-properties style:font-name="Microsoft JhengHei" style:font-name-asian="Microsoft JhengHei" style:font-name-complex="Microsoft JhengHei"/>
    </style:style>
    <style:style style:name="T1520" style:parent-style-name="DefaultParagraphFont" style:family="text">
      <style:text-properties style:font-name="MS Gothic" style:font-name-asian="MS Gothic" style:font-name-complex="MS Gothic"/>
    </style:style>
    <style:style style:name="T1521" style:parent-style-name="DefaultParagraphFont" style:family="text">
      <style:text-properties style:font-name="MS Gothic" style:font-name-asian="MS Gothic" style:font-name-complex="MS Gothic"/>
    </style:style>
    <style:style style:name="T1522" style:parent-style-name="DefaultParagraphFont" style:family="text">
      <style:text-properties style:font-name="MS Gothic" style:font-name-asian="MS Gothic" style:font-name-complex="MS Gothic"/>
    </style:style>
    <style:style style:name="T1523" style:parent-style-name="DefaultParagraphFont" style:family="text">
      <style:text-properties style:font-name="MS Gothic" style:font-name-asian="MS Gothic" style:font-name-complex="MS Gothic"/>
    </style:style>
    <style:style style:name="T1524" style:parent-style-name="DefaultParagraphFont" style:family="text">
      <style:text-properties style:font-name="Malgun Gothic" style:font-name-asian="Malgun Gothic" style:font-name-complex="Malgun Gothic"/>
    </style:style>
    <style:style style:name="T1525" style:parent-style-name="DefaultParagraphFont" style:family="text">
      <style:text-properties style:font-name="MS Gothic" style:font-name-asian="MS Gothic" style:font-name-complex="MS Gothic"/>
    </style:style>
    <style:style style:name="T1526" style:parent-style-name="DefaultParagraphFont" style:family="text">
      <style:text-properties style:font-name="MS Gothic" style:font-name-asian="MS Gothic" style:font-name-complex="MS Gothic"/>
    </style:style>
    <style:style style:name="T1527" style:parent-style-name="DefaultParagraphFont" style:family="text">
      <style:text-properties style:font-name="MS Gothic" style:font-name-asian="MS Gothic" style:font-name-complex="MS Gothic"/>
    </style:style>
    <style:style style:name="T1528" style:parent-style-name="DefaultParagraphFont" style:family="text">
      <style:text-properties style:font-name="MS Gothic" style:font-name-asian="MS Gothic" style:font-name-complex="MS Gothic"/>
    </style:style>
    <style:style style:name="T1529" style:parent-style-name="DefaultParagraphFont" style:family="text">
      <style:text-properties style:font-name="MS Gothic" style:font-name-asian="MS Gothic" style:font-name-complex="MS Gothic"/>
    </style:style>
    <style:style style:name="T1530" style:parent-style-name="DefaultParagraphFont" style:family="text">
      <style:text-properties style:font-name="MS Gothic" style:font-name-asian="MS Gothic" style:font-name-complex="MS Gothic"/>
    </style:style>
    <style:style style:name="T1531" style:parent-style-name="DefaultParagraphFont" style:family="text">
      <style:text-properties style:font-name="Microsoft JhengHei" style:font-name-asian="Microsoft JhengHei" style:font-name-complex="Microsoft JhengHei"/>
    </style:style>
    <style:style style:name="T1532" style:parent-style-name="DefaultParagraphFont" style:family="text">
      <style:text-properties style:font-name="Microsoft JhengHei" style:font-name-asian="Microsoft JhengHei" style:font-name-complex="Microsoft JhengHei"/>
    </style:style>
    <style:style style:name="T1533" style:parent-style-name="DefaultParagraphFont" style:family="text">
      <style:text-properties style:font-name="Microsoft JhengHei" style:font-name-asian="Microsoft JhengHei" style:font-name-complex="Microsoft JhengHei"/>
    </style:style>
    <style:style style:name="T1534" style:parent-style-name="DefaultParagraphFont" style:family="text">
      <style:text-properties style:font-name="MS Gothic" style:font-name-asian="MS Gothic" style:font-name-complex="MS Gothic"/>
    </style:style>
    <style:style style:name="T1535" style:parent-style-name="DefaultParagraphFont" style:family="text">
      <style:text-properties style:font-name="MS Gothic" style:font-name-asian="MS Gothic" style:font-name-complex="MS Gothic"/>
    </style:style>
    <style:style style:name="T1536" style:parent-style-name="DefaultParagraphFont" style:family="text">
      <style:text-properties style:font-name="Microsoft JhengHei" style:font-name-asian="Microsoft JhengHei" style:font-name-complex="Microsoft JhengHei"/>
    </style:style>
    <style:style style:name="T1537" style:parent-style-name="DefaultParagraphFont" style:family="text">
      <style:text-properties style:font-name="Microsoft JhengHei" style:font-name-asian="Microsoft JhengHei" style:font-name-complex="Microsoft JhengHei"/>
    </style:style>
    <style:style style:name="T1538" style:parent-style-name="DefaultParagraphFont" style:family="text">
      <style:text-properties style:font-name="MS Gothic" style:font-name-asian="MS Gothic" style:font-name-complex="MS Gothic"/>
    </style:style>
    <style:style style:name="T1539" style:parent-style-name="DefaultParagraphFont" style:family="text">
      <style:text-properties style:font-name="MS Gothic" style:font-name-asian="MS Gothic" style:font-name-complex="MS Gothic"/>
    </style:style>
    <style:style style:name="T1540" style:parent-style-name="DefaultParagraphFont" style:family="text">
      <style:text-properties style:font-name="MingLiU-ExtB" style:font-name-asian="MingLiU-ExtB" style:font-name-complex="MingLiU-ExtB"/>
    </style:style>
    <style:style style:name="T1541" style:parent-style-name="DefaultParagraphFont" style:family="text">
      <style:text-properties fo:font-weight="bold" style:font-weight-asian="bold" style:font-weight-complex="bold"/>
    </style:style>
    <style:style style:name="T1542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543" style:parent-style-name="DefaultParagraphFont" style:family="text">
      <style:text-properties fo:font-weight="bold" style:font-weight-asian="bold" style:font-weight-complex="bold"/>
    </style:style>
    <style:style style:name="T1544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1545" style:parent-style-name="DefaultParagraphFont" style:family="text">
      <style:text-properties fo:font-weight="bold" style:font-weight-asian="bold" style:font-weight-complex="bold"/>
    </style:style>
    <style:style style:name="T1546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547" style:parent-style-name="DefaultParagraphFont" style:family="text">
      <style:text-properties fo:font-weight="bold" style:font-weight-asian="bold" style:font-weight-complex="bold"/>
    </style:style>
    <style:style style:name="T1548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549" style:parent-style-name="DefaultParagraphFont" style:family="text">
      <style:text-properties fo:font-weight="bold" style:font-weight-asian="bold" style:font-weight-complex="bold"/>
    </style:style>
    <style:style style:name="T1550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551" style:parent-style-name="DefaultParagraphFont" style:family="text">
      <style:text-properties fo:font-weight="bold" style:font-weight-asian="bold" style:font-weight-complex="bold"/>
    </style:style>
    <style:style style:name="T1552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553" style:parent-style-name="DefaultParagraphFont" style:family="text">
      <style:text-properties fo:font-weight="bold" style:font-weight-asian="bold" style:font-weight-complex="bold"/>
    </style:style>
    <style:style style:name="T1554" style:parent-style-name="DefaultParagraphFont" style:family="text">
      <style:text-properties style:font-name="MS Gothic" style:font-name-asian="MS Gothic" style:font-name-complex="MS Gothic"/>
    </style:style>
    <style:style style:name="T1555" style:parent-style-name="DefaultParagraphFont" style:family="text">
      <style:text-properties style:font-name="Microsoft JhengHei" style:font-name-asian="Microsoft JhengHei" style:font-name-complex="Microsoft JhengHei"/>
    </style:style>
    <style:style style:name="T1556" style:parent-style-name="DefaultParagraphFont" style:family="text">
      <style:text-properties style:font-name="Microsoft JhengHei" style:font-name-asian="Microsoft JhengHei" style:font-name-complex="Microsoft JhengHei"/>
    </style:style>
    <style:style style:name="T1557" style:parent-style-name="DefaultParagraphFont" style:family="text">
      <style:text-properties style:font-name="MS Gothic" style:font-name-asian="MS Gothic" style:font-name-complex="MS Gothic"/>
    </style:style>
    <style:style style:name="T1558" style:parent-style-name="DefaultParagraphFont" style:family="text">
      <style:text-properties style:font-name="Microsoft JhengHei" style:font-name-asian="Microsoft JhengHei" style:font-name-complex="Microsoft JhengHei"/>
    </style:style>
    <style:style style:name="T1559" style:parent-style-name="DefaultParagraphFont" style:family="text">
      <style:text-properties style:font-name="MS Gothic" style:font-name-asian="MS Gothic" style:font-name-complex="MS Gothic"/>
    </style:style>
    <style:style style:name="T1560" style:parent-style-name="DefaultParagraphFont" style:family="text">
      <style:text-properties style:font-name="MS Gothic" style:font-name-asian="MS Gothic" style:font-name-complex="MS Gothic"/>
    </style:style>
    <style:style style:name="T1561" style:parent-style-name="DefaultParagraphFont" style:family="text">
      <style:text-properties style:font-name="MS Gothic" style:font-name-asian="MS Gothic" style:font-name-complex="MS Gothic"/>
    </style:style>
    <style:style style:name="T1562" style:parent-style-name="DefaultParagraphFont" style:family="text">
      <style:text-properties style:font-name="MS Gothic" style:font-name-asian="MS Gothic" style:font-name-complex="MS Gothic"/>
    </style:style>
    <style:style style:name="T1563" style:parent-style-name="DefaultParagraphFont" style:family="text">
      <style:text-properties style:font-name="MS Gothic" style:font-name-asian="MS Gothic" style:font-name-complex="MS Gothic"/>
    </style:style>
    <style:style style:name="T1564" style:parent-style-name="DefaultParagraphFont" style:family="text">
      <style:text-properties style:font-name="MS Gothic" style:font-name-asian="MS Gothic" style:font-name-complex="MS Gothic"/>
    </style:style>
    <style:style style:name="T1565" style:parent-style-name="DefaultParagraphFont" style:family="text">
      <style:text-properties style:font-name="MS Gothic" style:font-name-asian="MS Gothic" style:font-name-complex="MS Gothic"/>
    </style:style>
    <style:style style:name="T1566" style:parent-style-name="DefaultParagraphFont" style:family="text">
      <style:text-properties style:font-name="MS Gothic" style:font-name-asian="MS Gothic" style:font-name-complex="MS Gothic"/>
    </style:style>
    <style:style style:name="T1567" style:parent-style-name="DefaultParagraphFont" style:family="text">
      <style:text-properties style:font-name="MS Gothic" style:font-name-asian="MS Gothic" style:font-name-complex="MS Gothic"/>
    </style:style>
    <style:style style:name="T1568" style:parent-style-name="DefaultParagraphFont" style:family="text">
      <style:text-properties style:font-name="MS Gothic" style:font-name-asian="MS Gothic" style:font-name-complex="MS Gothic"/>
    </style:style>
    <style:style style:name="T1569" style:parent-style-name="DefaultParagraphFont" style:family="text">
      <style:text-properties style:font-name="MS Gothic" style:font-name-asian="MS Gothic" style:font-name-complex="MS Gothic"/>
    </style:style>
    <style:style style:name="T1570" style:parent-style-name="DefaultParagraphFont" style:family="text">
      <style:text-properties style:font-name="Microsoft JhengHei" style:font-name-asian="Microsoft JhengHei" style:font-name-complex="Microsoft JhengHei"/>
    </style:style>
    <style:style style:name="T1571" style:parent-style-name="DefaultParagraphFont" style:family="text">
      <style:text-properties style:font-name="MS Gothic" style:font-name-asian="MS Gothic" style:font-name-complex="MS Gothic"/>
    </style:style>
    <style:style style:name="T1572" style:parent-style-name="DefaultParagraphFont" style:family="text">
      <style:text-properties style:font-name="MS Gothic" style:font-name-asian="MS Gothic" style:font-name-complex="MS Gothic"/>
    </style:style>
    <style:style style:name="T1573" style:parent-style-name="DefaultParagraphFont" style:family="text">
      <style:text-properties style:font-name="MS Gothic" style:font-name-asian="MS Gothic" style:font-name-complex="MS Gothic"/>
    </style:style>
    <style:style style:name="T1574" style:parent-style-name="DefaultParagraphFont" style:family="text">
      <style:text-properties style:font-name="MS Gothic" style:font-name-asian="MS Gothic" style:font-name-complex="MS Gothic"/>
    </style:style>
    <style:style style:name="T1575" style:parent-style-name="DefaultParagraphFont" style:family="text">
      <style:text-properties style:font-name="MS Gothic" style:font-name-asian="MS Gothic" style:font-name-complex="MS Gothic"/>
    </style:style>
    <style:style style:name="T1576" style:parent-style-name="DefaultParagraphFont" style:family="text">
      <style:text-properties style:font-name="MS Gothic" style:font-name-asian="MS Gothic" style:font-name-complex="MS Gothic"/>
    </style:style>
    <style:style style:name="T1577" style:parent-style-name="DefaultParagraphFont" style:family="text">
      <style:text-properties style:font-name="MS Gothic" style:font-name-asian="MS Gothic" style:font-name-complex="MS Gothic"/>
    </style:style>
    <style:style style:name="T1578" style:parent-style-name="DefaultParagraphFont" style:family="text">
      <style:text-properties style:font-name="MS Gothic" style:font-name-asian="MS Gothic" style:font-name-complex="MS Gothic"/>
    </style:style>
    <style:style style:name="T1579" style:parent-style-name="DefaultParagraphFont" style:family="text">
      <style:text-properties style:font-name="MS Gothic" style:font-name-asian="MS Gothic" style:font-name-complex="MS Gothic"/>
    </style:style>
    <style:style style:name="T1580" style:parent-style-name="DefaultParagraphFont" style:family="text">
      <style:text-properties style:font-name="MS Gothic" style:font-name-asian="MS Gothic" style:font-name-complex="MS Gothic"/>
    </style:style>
    <style:style style:name="T1581" style:parent-style-name="DefaultParagraphFont" style:family="text">
      <style:text-properties style:font-name="MS Gothic" style:font-name-asian="MS Gothic" style:font-name-complex="MS Gothic"/>
    </style:style>
    <style:style style:name="T1582" style:parent-style-name="DefaultParagraphFont" style:family="text">
      <style:text-properties style:font-name="MS Gothic" style:font-name-asian="MS Gothic" style:font-name-complex="MS Gothic"/>
    </style:style>
    <style:style style:name="T1583" style:parent-style-name="DefaultParagraphFont" style:family="text">
      <style:text-properties style:font-name="MS Gothic" style:font-name-asian="MS Gothic" style:font-name-complex="MS Gothic"/>
    </style:style>
    <style:style style:name="T1584" style:parent-style-name="DefaultParagraphFont" style:family="text">
      <style:text-properties style:font-name="MS Gothic" style:font-name-asian="MS Gothic" style:font-name-complex="MS Gothic"/>
    </style:style>
    <style:style style:name="T1585" style:parent-style-name="DefaultParagraphFont" style:family="text">
      <style:text-properties style:font-name="MS Gothic" style:font-name-asian="MS Gothic" style:font-name-complex="MS Gothic"/>
    </style:style>
    <style:style style:name="T1586" style:parent-style-name="DefaultParagraphFont" style:family="text">
      <style:text-properties style:font-name="MS Gothic" style:font-name-asian="MS Gothic" style:font-name-complex="MS Gothic"/>
    </style:style>
    <style:style style:name="T1587" style:parent-style-name="DefaultParagraphFont" style:family="text">
      <style:text-properties style:font-name="Microsoft JhengHei" style:font-name-asian="Microsoft JhengHei" style:font-name-complex="Microsoft JhengHei"/>
    </style:style>
    <style:style style:name="T1588" style:parent-style-name="DefaultParagraphFont" style:family="text">
      <style:text-properties style:font-name="MS Gothic" style:font-name-asian="MS Gothic" style:font-name-complex="MS Gothic"/>
    </style:style>
    <style:style style:name="T1589" style:parent-style-name="DefaultParagraphFont" style:family="text">
      <style:text-properties style:font-name="MS Gothic" style:font-name-asian="MS Gothic" style:font-name-complex="MS Gothic"/>
    </style:style>
    <style:style style:name="T1590" style:parent-style-name="DefaultParagraphFont" style:family="text">
      <style:text-properties style:font-name="MS Gothic" style:font-name-asian="MS Gothic" style:font-name-complex="MS Gothic"/>
    </style:style>
    <style:style style:name="T1591" style:parent-style-name="DefaultParagraphFont" style:family="text">
      <style:text-properties style:font-name="Microsoft JhengHei" style:font-name-asian="Microsoft JhengHei" style:font-name-complex="Microsoft JhengHei"/>
    </style:style>
    <style:style style:name="T1592" style:parent-style-name="DefaultParagraphFont" style:family="text">
      <style:text-properties style:font-name="MS Gothic" style:font-name-asian="MS Gothic" style:font-name-complex="MS Gothic"/>
    </style:style>
    <style:style style:name="T1593" style:parent-style-name="DefaultParagraphFont" style:family="text">
      <style:text-properties style:font-name="MS Gothic" style:font-name-asian="MS Gothic" style:font-name-complex="MS Gothic"/>
    </style:style>
    <style:style style:name="T1594" style:parent-style-name="DefaultParagraphFont" style:family="text">
      <style:text-properties style:font-name="MS Gothic" style:font-name-asian="MS Gothic" style:font-name-complex="MS Gothic"/>
    </style:style>
    <style:style style:name="T1595" style:parent-style-name="DefaultParagraphFont" style:family="text">
      <style:text-properties style:font-name="MS Gothic" style:font-name-asian="MS Gothic" style:font-name-complex="MS Gothic"/>
    </style:style>
    <style:style style:name="T1596" style:parent-style-name="DefaultParagraphFont" style:family="text">
      <style:text-properties style:font-name="MS Gothic" style:font-name-asian="MS Gothic" style:font-name-complex="MS Gothic"/>
    </style:style>
    <style:style style:name="T1597" style:parent-style-name="DefaultParagraphFont" style:family="text">
      <style:text-properties style:font-name="MS Gothic" style:font-name-asian="MS Gothic" style:font-name-complex="MS Gothic"/>
    </style:style>
    <style:style style:name="T1598" style:parent-style-name="DefaultParagraphFont" style:family="text">
      <style:text-properties style:font-name="Microsoft JhengHei" style:font-name-asian="Microsoft JhengHei" style:font-name-complex="Microsoft JhengHei"/>
    </style:style>
    <style:style style:name="T1599" style:parent-style-name="DefaultParagraphFont" style:family="text">
      <style:text-properties style:font-name="MS Gothic" style:font-name-asian="MS Gothic" style:font-name-complex="MS Gothic"/>
    </style:style>
    <style:style style:name="T1600" style:parent-style-name="DefaultParagraphFont" style:family="text">
      <style:text-properties style:font-name="MS Gothic" style:font-name-asian="MS Gothic" style:font-name-complex="MS Gothic"/>
    </style:style>
    <style:style style:name="T1601" style:parent-style-name="DefaultParagraphFont" style:family="text">
      <style:text-properties style:font-name="MS Gothic" style:font-name-asian="MS Gothic" style:font-name-complex="MS Gothic"/>
    </style:style>
    <style:style style:name="T1602" style:parent-style-name="DefaultParagraphFont" style:family="text">
      <style:text-properties style:font-name="MS Gothic" style:font-name-asian="MS Gothic" style:font-name-complex="MS Gothic"/>
    </style:style>
    <style:style style:name="T1603" style:parent-style-name="DefaultParagraphFont" style:family="text">
      <style:text-properties style:font-name="MS Gothic" style:font-name-asian="MS Gothic" style:font-name-complex="MS Gothic"/>
    </style:style>
    <style:style style:name="T1604" style:parent-style-name="DefaultParagraphFont" style:family="text">
      <style:text-properties style:font-name="Microsoft JhengHei" style:font-name-asian="Microsoft JhengHei" style:font-name-complex="Microsoft JhengHei"/>
    </style:style>
    <style:style style:name="T1605" style:parent-style-name="DefaultParagraphFont" style:family="text">
      <style:text-properties style:font-name="MS Gothic" style:font-name-asian="MS Gothic" style:font-name-complex="MS Gothic"/>
    </style:style>
    <style:style style:name="T1606" style:parent-style-name="DefaultParagraphFont" style:family="text">
      <style:text-properties style:font-name="MS Gothic" style:font-name-asian="MS Gothic" style:font-name-complex="MS Gothic"/>
    </style:style>
    <style:style style:name="T1607" style:parent-style-name="DefaultParagraphFont" style:family="text">
      <style:text-properties style:font-name="MS Gothic" style:font-name-asian="MS Gothic" style:font-name-complex="MS Gothic"/>
    </style:style>
    <style:style style:name="T1608" style:parent-style-name="DefaultParagraphFont" style:family="text">
      <style:text-properties style:font-name="MS Gothic" style:font-name-asian="MS Gothic" style:font-name-complex="MS Gothic"/>
    </style:style>
    <style:style style:name="T1609" style:parent-style-name="DefaultParagraphFont" style:family="text">
      <style:text-properties style:font-name="MS Gothic" style:font-name-asian="MS Gothic" style:font-name-complex="MS Gothic"/>
    </style:style>
    <style:style style:name="T1610" style:parent-style-name="DefaultParagraphFont" style:family="text">
      <style:text-properties style:font-name="MS Gothic" style:font-name-asian="MS Gothic" style:font-name-complex="MS Gothic"/>
    </style:style>
    <style:style style:name="T1611" style:parent-style-name="DefaultParagraphFont" style:family="text">
      <style:text-properties style:font-name="MS Gothic" style:font-name-asian="MS Gothic" style:font-name-complex="MS Gothic"/>
    </style:style>
    <style:style style:name="T1612" style:parent-style-name="DefaultParagraphFont" style:family="text">
      <style:text-properties style:font-name="MS Gothic" style:font-name-asian="MS Gothic" style:font-name-complex="MS Gothic"/>
    </style:style>
    <style:style style:name="T1613" style:parent-style-name="DefaultParagraphFont" style:family="text">
      <style:text-properties style:font-name="MS Gothic" style:font-name-asian="MS Gothic" style:font-name-complex="MS Gothic"/>
    </style:style>
    <style:style style:name="T1614" style:parent-style-name="DefaultParagraphFont" style:family="text">
      <style:text-properties style:font-name="MS Gothic" style:font-name-asian="MS Gothic" style:font-name-complex="MS Gothic"/>
    </style:style>
    <style:style style:name="T1615" style:parent-style-name="DefaultParagraphFont" style:family="text">
      <style:text-properties style:font-name="MS Gothic" style:font-name-asian="MS Gothic" style:font-name-complex="MS Gothic"/>
    </style:style>
    <style:style style:name="T1616" style:parent-style-name="DefaultParagraphFont" style:family="text">
      <style:text-properties style:font-name="MS Gothic" style:font-name-asian="MS Gothic" style:font-name-complex="MS Gothic"/>
    </style:style>
    <style:style style:name="T1617" style:parent-style-name="DefaultParagraphFont" style:family="text">
      <style:text-properties style:font-name="Microsoft JhengHei" style:font-name-asian="Microsoft JhengHei" style:font-name-complex="Microsoft JhengHei"/>
    </style:style>
    <style:style style:name="T1618" style:parent-style-name="DefaultParagraphFont" style:family="text">
      <style:text-properties style:font-name="MS Gothic" style:font-name-asian="MS Gothic" style:font-name-complex="MS Gothic"/>
    </style:style>
    <style:style style:name="T1619" style:parent-style-name="DefaultParagraphFont" style:family="text">
      <style:text-properties style:font-name="MS Gothic" style:font-name-asian="MS Gothic" style:font-name-complex="MS Gothic"/>
    </style:style>
    <style:style style:name="T1620" style:parent-style-name="DefaultParagraphFont" style:family="text">
      <style:text-properties style:font-name="MS Gothic" style:font-name-asian="MS Gothic" style:font-name-complex="MS Gothic"/>
    </style:style>
    <style:style style:name="T1621" style:parent-style-name="DefaultParagraphFont" style:family="text">
      <style:text-properties style:font-name="MS Gothic" style:font-name-asian="MS Gothic" style:font-name-complex="MS Gothic"/>
    </style:style>
    <style:style style:name="T1622" style:parent-style-name="DefaultParagraphFont" style:family="text">
      <style:text-properties style:font-name="MS Gothic" style:font-name-asian="MS Gothic" style:font-name-complex="MS Gothic"/>
    </style:style>
    <style:style style:name="T1623" style:parent-style-name="DefaultParagraphFont" style:family="text">
      <style:text-properties style:font-name="MS Gothic" style:font-name-asian="MS Gothic" style:font-name-complex="MS Gothic"/>
    </style:style>
    <style:style style:name="T1624" style:parent-style-name="DefaultParagraphFont" style:family="text">
      <style:text-properties style:font-name="MS Gothic" style:font-name-asian="MS Gothic" style:font-name-complex="MS Gothic"/>
    </style:style>
    <style:style style:name="T1625" style:parent-style-name="DefaultParagraphFont" style:family="text">
      <style:text-properties style:font-name="MS Gothic" style:font-name-asian="MS Gothic" style:font-name-complex="MS Gothic"/>
    </style:style>
    <style:style style:name="T1626" style:parent-style-name="DefaultParagraphFont" style:family="text">
      <style:text-properties style:font-name="MS Gothic" style:font-name-asian="MS Gothic" style:font-name-complex="MS Gothic"/>
    </style:style>
    <style:style style:name="T1627" style:parent-style-name="DefaultParagraphFont" style:family="text">
      <style:text-properties style:font-name="MS Gothic" style:font-name-asian="MS Gothic" style:font-name-complex="MS Gothic"/>
    </style:style>
    <style:style style:name="T1628" style:parent-style-name="DefaultParagraphFont" style:family="text">
      <style:text-properties style:font-name="MS Gothic" style:font-name-asian="MS Gothic" style:font-name-complex="MS Gothic"/>
    </style:style>
    <style:style style:name="T1629" style:parent-style-name="DefaultParagraphFont" style:family="text">
      <style:text-properties style:font-name="MS Gothic" style:font-name-asian="MS Gothic" style:font-name-complex="MS Gothic"/>
    </style:style>
    <style:style style:name="T1630" style:parent-style-name="DefaultParagraphFont" style:family="text">
      <style:text-properties style:font-name="MS Gothic" style:font-name-asian="MS Gothic" style:font-name-complex="MS Gothic"/>
    </style:style>
    <style:style style:name="T1631" style:parent-style-name="DefaultParagraphFont" style:family="text">
      <style:text-properties style:font-name="MS Gothic" style:font-name-asian="MS Gothic" style:font-name-complex="MS Gothic"/>
    </style:style>
    <style:style style:name="T1632" style:parent-style-name="DefaultParagraphFont" style:family="text">
      <style:text-properties style:font-name="MS Gothic" style:font-name-asian="MS Gothic" style:font-name-complex="MS Gothic"/>
    </style:style>
    <style:style style:name="T1633" style:parent-style-name="DefaultParagraphFont" style:family="text">
      <style:text-properties style:font-name="MS Gothic" style:font-name-asian="MS Gothic" style:font-name-complex="MS Gothic"/>
    </style:style>
    <style:style style:name="T1634" style:parent-style-name="DefaultParagraphFont" style:family="text">
      <style:text-properties style:font-name="MS Gothic" style:font-name-asian="MS Gothic" style:font-name-complex="MS Gothic"/>
    </style:style>
    <style:style style:name="T1635" style:parent-style-name="DefaultParagraphFont" style:family="text">
      <style:text-properties style:font-name="MS Gothic" style:font-name-asian="MS Gothic" style:font-name-complex="MS Gothic"/>
    </style:style>
    <style:style style:name="T1636" style:parent-style-name="DefaultParagraphFont" style:family="text">
      <style:text-properties style:font-name="Microsoft JhengHei" style:font-name-asian="Microsoft JhengHei" style:font-name-complex="Microsoft JhengHei"/>
    </style:style>
    <style:style style:name="T1637" style:parent-style-name="DefaultParagraphFont" style:family="text">
      <style:text-properties style:font-name="MS Gothic" style:font-name-asian="MS Gothic" style:font-name-complex="MS Gothic"/>
    </style:style>
    <style:style style:name="T1638" style:parent-style-name="DefaultParagraphFont" style:family="text">
      <style:text-properties style:font-name="MS Gothic" style:font-name-asian="MS Gothic" style:font-name-complex="MS Gothic"/>
    </style:style>
    <style:style style:name="T1639" style:parent-style-name="DefaultParagraphFont" style:family="text">
      <style:text-properties style:font-name="MS Gothic" style:font-name-asian="MS Gothic" style:font-name-complex="MS Gothic"/>
    </style:style>
    <style:style style:name="T1640" style:parent-style-name="DefaultParagraphFont" style:family="text">
      <style:text-properties style:font-name="MS Gothic" style:font-name-asian="MS Gothic" style:font-name-complex="MS Gothic"/>
    </style:style>
    <style:style style:name="T1641" style:parent-style-name="DefaultParagraphFont" style:family="text">
      <style:text-properties style:font-name="MS Gothic" style:font-name-asian="MS Gothic" style:font-name-complex="MS Gothic"/>
    </style:style>
    <style:style style:name="T1642" style:parent-style-name="DefaultParagraphFont" style:family="text">
      <style:text-properties style:font-name="MS Gothic" style:font-name-asian="MS Gothic" style:font-name-complex="MS Gothic"/>
    </style:style>
    <style:style style:name="T1643" style:parent-style-name="DefaultParagraphFont" style:family="text">
      <style:text-properties style:font-name="MS Gothic" style:font-name-asian="MS Gothic" style:font-name-complex="MS Gothic"/>
    </style:style>
    <style:style style:name="T1644" style:parent-style-name="DefaultParagraphFont" style:family="text">
      <style:text-properties style:font-name="MS Gothic" style:font-name-asian="MS Gothic" style:font-name-complex="MS Gothic"/>
    </style:style>
    <style:style style:name="T1645" style:parent-style-name="DefaultParagraphFont" style:family="text">
      <style:text-properties style:font-name="MS Gothic" style:font-name-asian="MS Gothic" style:font-name-complex="MS Gothic"/>
    </style:style>
    <style:style style:name="T1646" style:parent-style-name="DefaultParagraphFont" style:family="text">
      <style:text-properties style:font-name="MS Gothic" style:font-name-asian="MS Gothic" style:font-name-complex="MS Gothic"/>
    </style:style>
    <style:style style:name="T1647" style:parent-style-name="DefaultParagraphFont" style:family="text">
      <style:text-properties style:font-name="MS Gothic" style:font-name-asian="MS Gothic" style:font-name-complex="MS Gothic"/>
    </style:style>
    <style:style style:name="T1648" style:parent-style-name="DefaultParagraphFont" style:family="text">
      <style:text-properties style:font-name="MS Gothic" style:font-name-asian="MS Gothic" style:font-name-complex="MS Gothic"/>
    </style:style>
    <style:style style:name="T1649" style:parent-style-name="DefaultParagraphFont" style:family="text">
      <style:text-properties style:font-name="MS Gothic" style:font-name-asian="MS Gothic" style:font-name-complex="MS Gothic"/>
    </style:style>
    <style:style style:name="T1650" style:parent-style-name="DefaultParagraphFont" style:family="text">
      <style:text-properties style:font-name="Microsoft JhengHei" style:font-name-asian="Microsoft JhengHei" style:font-name-complex="Microsoft JhengHei"/>
    </style:style>
    <style:style style:name="T1651" style:parent-style-name="DefaultParagraphFont" style:family="text">
      <style:text-properties style:font-name="MS Gothic" style:font-name-asian="MS Gothic" style:font-name-complex="MS Gothic"/>
    </style:style>
    <style:style style:name="T1652" style:parent-style-name="DefaultParagraphFont" style:family="text">
      <style:text-properties style:font-name="MS Gothic" style:font-name-asian="MS Gothic" style:font-name-complex="MS Gothic"/>
    </style:style>
    <style:style style:name="T1653" style:parent-style-name="DefaultParagraphFont" style:family="text">
      <style:text-properties style:font-name="MS Gothic" style:font-name-asian="MS Gothic" style:font-name-complex="MS Gothic"/>
    </style:style>
    <style:style style:name="T1654" style:parent-style-name="DefaultParagraphFont" style:family="text">
      <style:text-properties style:font-name="MS Gothic" style:font-name-asian="MS Gothic" style:font-name-complex="MS Gothic"/>
    </style:style>
    <style:style style:name="T1655" style:parent-style-name="DefaultParagraphFont" style:family="text">
      <style:text-properties style:font-name="MS Gothic" style:font-name-asian="MS Gothic" style:font-name-complex="MS Gothic"/>
    </style:style>
    <style:style style:name="T1656" style:parent-style-name="DefaultParagraphFont" style:family="text">
      <style:text-properties style:font-name="Microsoft JhengHei" style:font-name-asian="Microsoft JhengHei" style:font-name-complex="Microsoft JhengHei"/>
    </style:style>
    <style:style style:name="T1657" style:parent-style-name="DefaultParagraphFont" style:family="text">
      <style:text-properties style:font-name="MS Gothic" style:font-name-asian="MS Gothic" style:font-name-complex="MS Gothic"/>
    </style:style>
    <style:style style:name="T1658" style:parent-style-name="DefaultParagraphFont" style:family="text">
      <style:text-properties style:font-name="MS Gothic" style:font-name-asian="MS Gothic" style:font-name-complex="MS Gothic"/>
    </style:style>
    <style:style style:name="T1659" style:parent-style-name="DefaultParagraphFont" style:family="text">
      <style:text-properties style:font-name="Microsoft JhengHei" style:font-name-asian="Microsoft JhengHei" style:font-name-complex="Microsoft JhengHei"/>
    </style:style>
    <style:style style:name="T1660" style:parent-style-name="DefaultParagraphFont" style:family="text">
      <style:text-properties style:font-name="MS Gothic" style:font-name-asian="MS Gothic" style:font-name-complex="MS Gothic"/>
    </style:style>
    <style:style style:name="T1661" style:parent-style-name="DefaultParagraphFont" style:family="text">
      <style:text-properties style:font-name="Microsoft JhengHei" style:font-name-asian="Microsoft JhengHei" style:font-name-complex="Microsoft JhengHei"/>
    </style:style>
    <style:style style:name="T1662" style:parent-style-name="DefaultParagraphFont" style:family="text">
      <style:text-properties style:font-name="MS Gothic" style:font-name-asian="MS Gothic" style:font-name-complex="MS Gothic"/>
    </style:style>
    <style:style style:name="T1663" style:parent-style-name="DefaultParagraphFont" style:family="text">
      <style:text-properties style:font-name="MS Gothic" style:font-name-asian="MS Gothic" style:font-name-complex="MS Gothic"/>
    </style:style>
    <style:style style:name="T1664" style:parent-style-name="DefaultParagraphFont" style:family="text">
      <style:text-properties style:font-name="MS Gothic" style:font-name-asian="MS Gothic" style:font-name-complex="MS Gothic"/>
    </style:style>
    <style:style style:name="T1665" style:parent-style-name="DefaultParagraphFont" style:family="text">
      <style:text-properties style:font-name="MS Gothic" style:font-name-asian="MS Gothic" style:font-name-complex="MS Gothic"/>
    </style:style>
    <style:style style:name="T1666" style:parent-style-name="DefaultParagraphFont" style:family="text">
      <style:text-properties style:font-name="MS Gothic" style:font-name-asian="MS Gothic" style:font-name-complex="MS Gothic"/>
    </style:style>
    <style:style style:name="T1667" style:parent-style-name="DefaultParagraphFont" style:family="text">
      <style:text-properties style:font-name="MS Gothic" style:font-name-asian="MS Gothic" style:font-name-complex="MS Gothic"/>
    </style:style>
    <style:style style:name="T1668" style:parent-style-name="DefaultParagraphFont" style:family="text">
      <style:text-properties style:font-name="MS Gothic" style:font-name-asian="MS Gothic" style:font-name-complex="MS Gothic"/>
    </style:style>
    <style:style style:name="T1669" style:parent-style-name="DefaultParagraphFont" style:family="text">
      <style:text-properties style:font-name="MS Gothic" style:font-name-asian="MS Gothic" style:font-name-complex="MS Gothic"/>
    </style:style>
    <style:style style:name="T1670" style:parent-style-name="DefaultParagraphFont" style:family="text">
      <style:text-properties style:font-name="MS Gothic" style:font-name-asian="MS Gothic" style:font-name-complex="MS Gothic"/>
    </style:style>
    <style:style style:name="T1671" style:parent-style-name="DefaultParagraphFont" style:family="text">
      <style:text-properties style:font-name="MS Gothic" style:font-name-asian="MS Gothic" style:font-name-complex="MS Gothic"/>
    </style:style>
    <style:style style:name="T1672" style:parent-style-name="DefaultParagraphFont" style:family="text">
      <style:text-properties style:font-name="MS Gothic" style:font-name-asian="MS Gothic" style:font-name-complex="MS Gothic"/>
    </style:style>
    <style:style style:name="T1673" style:parent-style-name="DefaultParagraphFont" style:family="text">
      <style:text-properties style:font-name="MS Gothic" style:font-name-asian="MS Gothic" style:font-name-complex="MS Gothic"/>
    </style:style>
    <style:style style:name="T1674" style:parent-style-name="DefaultParagraphFont" style:family="text">
      <style:text-properties style:font-name="MS Gothic" style:font-name-asian="MS Gothic" style:font-name-complex="MS Gothic"/>
    </style:style>
    <style:style style:name="T1675" style:parent-style-name="DefaultParagraphFont" style:family="text">
      <style:text-properties style:font-name="MS Gothic" style:font-name-asian="MS Gothic" style:font-name-complex="MS Gothic"/>
    </style:style>
    <style:style style:name="T1676" style:parent-style-name="DefaultParagraphFont" style:family="text">
      <style:text-properties style:font-name="MS Gothic" style:font-name-asian="MS Gothic" style:font-name-complex="MS Gothic"/>
    </style:style>
    <style:style style:name="T1677" style:parent-style-name="DefaultParagraphFont" style:family="text">
      <style:text-properties style:font-name="MS Gothic" style:font-name-asian="MS Gothic" style:font-name-complex="MS Gothic"/>
    </style:style>
    <style:style style:name="T1678" style:parent-style-name="DefaultParagraphFont" style:family="text">
      <style:text-properties style:font-name="Microsoft JhengHei" style:font-name-asian="Microsoft JhengHei" style:font-name-complex="Microsoft JhengHei"/>
    </style:style>
    <style:style style:name="T1679" style:parent-style-name="DefaultParagraphFont" style:family="text">
      <style:text-properties style:font-name="MS Gothic" style:font-name-asian="MS Gothic" style:font-name-complex="MS Gothic"/>
    </style:style>
    <style:style style:name="T1680" style:parent-style-name="DefaultParagraphFont" style:family="text">
      <style:text-properties style:font-name="MS Gothic" style:font-name-asian="MS Gothic" style:font-name-complex="MS Gothic"/>
    </style:style>
    <style:style style:name="T1681" style:parent-style-name="DefaultParagraphFont" style:family="text">
      <style:text-properties style:font-name="MS Gothic" style:font-name-asian="MS Gothic" style:font-name-complex="MS Gothic"/>
    </style:style>
    <style:style style:name="T1682" style:parent-style-name="DefaultParagraphFont" style:family="text">
      <style:text-properties style:font-name="MS Gothic" style:font-name-asian="MS Gothic" style:font-name-complex="MS Gothic"/>
    </style:style>
    <style:style style:name="T1683" style:parent-style-name="DefaultParagraphFont" style:family="text">
      <style:text-properties style:font-name="Microsoft JhengHei" style:font-name-asian="Microsoft JhengHei" style:font-name-complex="Microsoft JhengHei"/>
    </style:style>
    <style:style style:name="T1684" style:parent-style-name="DefaultParagraphFont" style:family="text">
      <style:text-properties style:font-name="MS Gothic" style:font-name-asian="MS Gothic" style:font-name-complex="MS Gothic"/>
    </style:style>
    <style:style style:name="T1685" style:parent-style-name="DefaultParagraphFont" style:family="text">
      <style:text-properties style:font-name="MS Gothic" style:font-name-asian="MS Gothic" style:font-name-complex="MS Gothic"/>
    </style:style>
    <style:style style:name="T1686" style:parent-style-name="DefaultParagraphFont" style:family="text">
      <style:text-properties style:font-name="Microsoft JhengHei" style:font-name-asian="Microsoft JhengHei" style:font-name-complex="Microsoft JhengHei"/>
    </style:style>
    <style:style style:name="T1687" style:parent-style-name="DefaultParagraphFont" style:family="text">
      <style:text-properties style:font-name="MS Gothic" style:font-name-asian="MS Gothic" style:font-name-complex="MS Gothic"/>
    </style:style>
    <style:style style:name="T1688" style:parent-style-name="DefaultParagraphFont" style:family="text">
      <style:text-properties style:font-name="MS Gothic" style:font-name-asian="MS Gothic" style:font-name-complex="MS Gothic"/>
    </style:style>
    <style:style style:name="T1689" style:parent-style-name="DefaultParagraphFont" style:family="text">
      <style:text-properties style:font-name="Microsoft JhengHei" style:font-name-asian="Microsoft JhengHei" style:font-name-complex="Microsoft JhengHei"/>
    </style:style>
    <style:style style:name="T1690" style:parent-style-name="DefaultParagraphFont" style:family="text">
      <style:text-properties style:font-name="Microsoft JhengHei" style:font-name-asian="Microsoft JhengHei" style:font-name-complex="Microsoft JhengHei"/>
    </style:style>
    <style:style style:name="T1691" style:parent-style-name="DefaultParagraphFont" style:family="text">
      <style:text-properties style:font-name="MS Gothic" style:font-name-asian="MS Gothic" style:font-name-complex="MS Gothic"/>
    </style:style>
    <style:style style:name="T1692" style:parent-style-name="DefaultParagraphFont" style:family="text">
      <style:text-properties style:font-name="Microsoft JhengHei" style:font-name-asian="Microsoft JhengHei" style:font-name-complex="Microsoft JhengHei"/>
    </style:style>
    <style:style style:name="T1693" style:parent-style-name="DefaultParagraphFont" style:family="text">
      <style:text-properties style:font-name="MS Gothic" style:font-name-asian="MS Gothic" style:font-name-complex="MS Gothic"/>
    </style:style>
    <style:style style:name="T1694" style:parent-style-name="DefaultParagraphFont" style:family="text">
      <style:text-properties style:font-name="MS Gothic" style:font-name-asian="MS Gothic" style:font-name-complex="MS Gothic"/>
    </style:style>
    <style:style style:name="T1695" style:parent-style-name="DefaultParagraphFont" style:family="text">
      <style:text-properties style:font-name="MS Gothic" style:font-name-asian="MS Gothic" style:font-name-complex="MS Gothic"/>
    </style:style>
    <style:style style:name="T1696" style:parent-style-name="DefaultParagraphFont" style:family="text">
      <style:text-properties style:font-name="MS Gothic" style:font-name-asian="MS Gothic" style:font-name-complex="MS Gothic"/>
    </style:style>
    <style:style style:name="T1697" style:parent-style-name="DefaultParagraphFont" style:family="text">
      <style:text-properties style:font-name="MS Gothic" style:font-name-asian="MS Gothic" style:font-name-complex="MS Gothic"/>
    </style:style>
    <style:style style:name="T1698" style:parent-style-name="DefaultParagraphFont" style:family="text">
      <style:text-properties style:font-name="MS Gothic" style:font-name-asian="MS Gothic" style:font-name-complex="MS Gothic"/>
    </style:style>
    <style:style style:name="T1699" style:parent-style-name="DefaultParagraphFont" style:family="text">
      <style:text-properties style:font-name="Microsoft JhengHei" style:font-name-asian="Microsoft JhengHei" style:font-name-complex="Microsoft JhengHei"/>
    </style:style>
    <style:style style:name="T1700" style:parent-style-name="DefaultParagraphFont" style:family="text">
      <style:text-properties style:font-name="MS Gothic" style:font-name-asian="MS Gothic" style:font-name-complex="MS Gothic"/>
    </style:style>
    <style:style style:name="T1701" style:parent-style-name="DefaultParagraphFont" style:family="text">
      <style:text-properties style:font-name="MS Gothic" style:font-name-asian="MS Gothic" style:font-name-complex="MS Gothic"/>
    </style:style>
    <style:style style:name="T1702" style:parent-style-name="DefaultParagraphFont" style:family="text">
      <style:text-properties style:font-name="MS Gothic" style:font-name-asian="MS Gothic" style:font-name-complex="MS Gothic"/>
    </style:style>
    <style:style style:name="T1703" style:parent-style-name="DefaultParagraphFont" style:family="text">
      <style:text-properties style:font-name="Microsoft JhengHei" style:font-name-asian="Microsoft JhengHei" style:font-name-complex="Microsoft JhengHei"/>
    </style:style>
    <style:style style:name="T1704" style:parent-style-name="DefaultParagraphFont" style:family="text">
      <style:text-properties style:font-name="MS Gothic" style:font-name-asian="MS Gothic" style:font-name-complex="MS Gothic"/>
    </style:style>
    <style:style style:name="T1705" style:parent-style-name="DefaultParagraphFont" style:family="text">
      <style:text-properties style:font-name="Microsoft JhengHei" style:font-name-asian="Microsoft JhengHei" style:font-name-complex="Microsoft JhengHei"/>
    </style:style>
    <style:style style:name="T1706" style:parent-style-name="DefaultParagraphFont" style:family="text">
      <style:text-properties style:font-name="MS Gothic" style:font-name-asian="MS Gothic" style:font-name-complex="MS Gothic"/>
    </style:style>
    <style:style style:name="T1707" style:parent-style-name="DefaultParagraphFont" style:family="text">
      <style:text-properties style:font-name="Microsoft JhengHei" style:font-name-asian="Microsoft JhengHei" style:font-name-complex="Microsoft JhengHei"/>
    </style:style>
    <style:style style:name="T1708" style:parent-style-name="DefaultParagraphFont" style:family="text">
      <style:text-properties style:font-name="MS Gothic" style:font-name-asian="MS Gothic" style:font-name-complex="MS Gothic"/>
    </style:style>
    <style:style style:name="T1709" style:parent-style-name="DefaultParagraphFont" style:family="text">
      <style:text-properties style:font-name="MS Gothic" style:font-name-asian="MS Gothic" style:font-name-complex="MS Gothic"/>
    </style:style>
    <style:style style:name="T1710" style:parent-style-name="DefaultParagraphFont" style:family="text">
      <style:text-properties style:font-name="MS Gothic" style:font-name-asian="MS Gothic" style:font-name-complex="MS Gothic"/>
    </style:style>
    <style:style style:name="T1711" style:parent-style-name="DefaultParagraphFont" style:family="text">
      <style:text-properties style:font-name="MS Gothic" style:font-name-asian="MS Gothic" style:font-name-complex="MS Gothic"/>
    </style:style>
    <style:style style:name="T1712" style:parent-style-name="DefaultParagraphFont" style:family="text">
      <style:text-properties style:font-name="MS Gothic" style:font-name-asian="MS Gothic" style:font-name-complex="MS Gothic"/>
    </style:style>
    <style:style style:name="T1713" style:parent-style-name="DefaultParagraphFont" style:family="text">
      <style:text-properties style:font-name="MS Gothic" style:font-name-asian="MS Gothic" style:font-name-complex="MS Gothic"/>
    </style:style>
    <style:style style:name="T1714" style:parent-style-name="DefaultParagraphFont" style:family="text">
      <style:text-properties style:font-name="Microsoft JhengHei" style:font-name-asian="Microsoft JhengHei" style:font-name-complex="Microsoft JhengHei"/>
    </style:style>
    <style:style style:name="T1715" style:parent-style-name="DefaultParagraphFont" style:family="text">
      <style:text-properties style:font-name="MS Gothic" style:font-name-asian="MS Gothic" style:font-name-complex="MS Gothic"/>
    </style:style>
    <style:style style:name="T1716" style:parent-style-name="DefaultParagraphFont" style:family="text">
      <style:text-properties style:font-name="MS Gothic" style:font-name-asian="MS Gothic" style:font-name-complex="MS Gothic"/>
    </style:style>
    <style:style style:name="T1717" style:parent-style-name="DefaultParagraphFont" style:family="text">
      <style:text-properties style:font-name="MS Gothic" style:font-name-asian="MS Gothic" style:font-name-complex="MS Gothic"/>
    </style:style>
    <style:style style:name="T1718" style:parent-style-name="DefaultParagraphFont" style:family="text">
      <style:text-properties style:font-name="MS Gothic" style:font-name-asian="MS Gothic" style:font-name-complex="MS Gothic"/>
    </style:style>
    <style:style style:name="T1719" style:parent-style-name="DefaultParagraphFont" style:family="text">
      <style:text-properties style:font-name="MS Gothic" style:font-name-asian="MS Gothic" style:font-name-complex="MS Gothic"/>
    </style:style>
    <style:style style:name="T1720" style:parent-style-name="DefaultParagraphFont" style:family="text">
      <style:text-properties style:font-name="MS Gothic" style:font-name-asian="MS Gothic" style:font-name-complex="MS Gothic"/>
    </style:style>
    <style:style style:name="T1721" style:parent-style-name="DefaultParagraphFont" style:family="text">
      <style:text-properties style:font-name="MS Gothic" style:font-name-asian="MS Gothic" style:font-name-complex="MS Gothic"/>
    </style:style>
    <style:style style:name="T1722" style:parent-style-name="DefaultParagraphFont" style:family="text">
      <style:text-properties style:font-name="MS Gothic" style:font-name-asian="MS Gothic" style:font-name-complex="MS Gothic"/>
    </style:style>
    <style:style style:name="T1723" style:parent-style-name="DefaultParagraphFont" style:family="text">
      <style:text-properties style:font-name="MS Gothic" style:font-name-asian="MS Gothic" style:font-name-complex="MS Gothic"/>
    </style:style>
    <style:style style:name="T1724" style:parent-style-name="DefaultParagraphFont" style:family="text">
      <style:text-properties style:font-name="MS Gothic" style:font-name-asian="MS Gothic" style:font-name-complex="MS Gothic"/>
    </style:style>
    <style:style style:name="T1725" style:parent-style-name="DefaultParagraphFont" style:family="text">
      <style:text-properties style:font-name="Microsoft JhengHei" style:font-name-asian="Microsoft JhengHei" style:font-name-complex="Microsoft JhengHei"/>
    </style:style>
    <style:style style:name="T1726" style:parent-style-name="DefaultParagraphFont" style:family="text">
      <style:text-properties style:font-name="MS Gothic" style:font-name-asian="MS Gothic" style:font-name-complex="MS Gothic"/>
    </style:style>
    <style:style style:name="T1727" style:parent-style-name="DefaultParagraphFont" style:family="text">
      <style:text-properties style:font-name="MS Gothic" style:font-name-asian="MS Gothic" style:font-name-complex="MS Gothic"/>
    </style:style>
    <style:style style:name="T1728" style:parent-style-name="DefaultParagraphFont" style:family="text">
      <style:text-properties style:font-name="MS Gothic" style:font-name-asian="MS Gothic" style:font-name-complex="MS Gothic"/>
    </style:style>
    <style:style style:name="T1729" style:parent-style-name="DefaultParagraphFont" style:family="text">
      <style:text-properties style:font-name="MS Gothic" style:font-name-asian="MS Gothic" style:font-name-complex="MS Gothic"/>
    </style:style>
    <style:style style:name="T1730" style:parent-style-name="DefaultParagraphFont" style:family="text">
      <style:text-properties style:font-name="MS Gothic" style:font-name-asian="MS Gothic" style:font-name-complex="MS Gothic"/>
    </style:style>
    <style:style style:name="T1731" style:parent-style-name="DefaultParagraphFont" style:family="text">
      <style:text-properties style:font-name="MS Gothic" style:font-name-asian="MS Gothic" style:font-name-complex="MS Gothic"/>
    </style:style>
    <style:style style:name="T1732" style:parent-style-name="DefaultParagraphFont" style:family="text">
      <style:text-properties style:font-name="MS Gothic" style:font-name-asian="MS Gothic" style:font-name-complex="MS Gothic"/>
    </style:style>
    <style:style style:name="T1733" style:parent-style-name="DefaultParagraphFont" style:family="text">
      <style:text-properties style:font-name="MS Gothic" style:font-name-asian="MS Gothic" style:font-name-complex="MS Gothic"/>
    </style:style>
    <style:style style:name="T1734" style:parent-style-name="DefaultParagraphFont" style:family="text">
      <style:text-properties style:font-name="MS Gothic" style:font-name-asian="MS Gothic" style:font-name-complex="MS Gothic"/>
    </style:style>
    <style:style style:name="T1735" style:parent-style-name="DefaultParagraphFont" style:family="text">
      <style:text-properties style:font-name="MS Gothic" style:font-name-asian="MS Gothic" style:font-name-complex="MS Gothic"/>
    </style:style>
    <style:style style:name="T1736" style:parent-style-name="DefaultParagraphFont" style:family="text">
      <style:text-properties style:font-name="MS Gothic" style:font-name-asian="MS Gothic" style:font-name-complex="MS Gothic"/>
    </style:style>
    <style:style style:name="T1737" style:parent-style-name="DefaultParagraphFont" style:family="text">
      <style:text-properties style:font-name="MS Gothic" style:font-name-asian="MS Gothic" style:font-name-complex="MS Gothic"/>
    </style:style>
    <style:style style:name="T1738" style:parent-style-name="DefaultParagraphFont" style:family="text">
      <style:text-properties style:font-name="MS Gothic" style:font-name-asian="MS Gothic" style:font-name-complex="MS Gothic"/>
    </style:style>
    <style:style style:name="T1739" style:parent-style-name="DefaultParagraphFont" style:family="text">
      <style:text-properties style:font-name="MS Gothic" style:font-name-asian="MS Gothic" style:font-name-complex="MS Gothic"/>
    </style:style>
    <style:style style:name="T1740" style:parent-style-name="DefaultParagraphFont" style:family="text">
      <style:text-properties style:font-name="MS Gothic" style:font-name-asian="MS Gothic" style:font-name-complex="MS Gothic"/>
    </style:style>
    <style:style style:name="T1741" style:parent-style-name="DefaultParagraphFont" style:family="text">
      <style:text-properties style:font-name="MS Gothic" style:font-name-asian="MS Gothic" style:font-name-complex="MS Gothic"/>
    </style:style>
    <style:style style:name="T1742" style:parent-style-name="DefaultParagraphFont" style:family="text">
      <style:text-properties style:font-name="MS Gothic" style:font-name-asian="MS Gothic" style:font-name-complex="MS Gothic"/>
    </style:style>
    <style:style style:name="T1743" style:parent-style-name="DefaultParagraphFont" style:family="text">
      <style:text-properties style:font-name="MS Gothic" style:font-name-asian="MS Gothic" style:font-name-complex="MS Gothic"/>
    </style:style>
    <style:style style:name="T1744" style:parent-style-name="DefaultParagraphFont" style:family="text">
      <style:text-properties style:font-name="Microsoft JhengHei" style:font-name-asian="Microsoft JhengHei" style:font-name-complex="Microsoft JhengHei"/>
    </style:style>
    <style:style style:name="T1745" style:parent-style-name="DefaultParagraphFont" style:family="text">
      <style:text-properties style:font-name="MS Gothic" style:font-name-asian="MS Gothic" style:font-name-complex="MS Gothic"/>
    </style:style>
    <style:style style:name="T1746" style:parent-style-name="DefaultParagraphFont" style:family="text">
      <style:text-properties style:font-name="MS Gothic" style:font-name-asian="MS Gothic" style:font-name-complex="MS Gothic"/>
    </style:style>
    <style:style style:name="T1747" style:parent-style-name="DefaultParagraphFont" style:family="text">
      <style:text-properties style:font-name="MS Gothic" style:font-name-asian="MS Gothic" style:font-name-complex="MS Gothic"/>
    </style:style>
    <style:style style:name="T1748" style:parent-style-name="DefaultParagraphFont" style:family="text">
      <style:text-properties style:font-name="MS Gothic" style:font-name-asian="MS Gothic" style:font-name-complex="MS Gothic"/>
    </style:style>
    <style:style style:name="T1749" style:parent-style-name="DefaultParagraphFont" style:family="text">
      <style:text-properties style:font-name="MS Gothic" style:font-name-asian="MS Gothic" style:font-name-complex="MS Gothic"/>
    </style:style>
    <style:style style:name="T1750" style:parent-style-name="DefaultParagraphFont" style:family="text">
      <style:text-properties style:font-name="MS Gothic" style:font-name-asian="MS Gothic" style:font-name-complex="MS Gothic"/>
    </style:style>
    <style:style style:name="T1751" style:parent-style-name="DefaultParagraphFont" style:family="text">
      <style:text-properties style:font-name="Microsoft JhengHei" style:font-name-asian="Microsoft JhengHei" style:font-name-complex="Microsoft JhengHei"/>
    </style:style>
    <style:style style:name="T1752" style:parent-style-name="DefaultParagraphFont" style:family="text">
      <style:text-properties style:font-name="MS Gothic" style:font-name-asian="MS Gothic" style:font-name-complex="MS Gothic"/>
    </style:style>
    <style:style style:name="T1753" style:parent-style-name="DefaultParagraphFont" style:family="text">
      <style:text-properties style:font-name="MS Gothic" style:font-name-asian="MS Gothic" style:font-name-complex="MS Gothic"/>
    </style:style>
    <style:style style:name="T1754" style:parent-style-name="DefaultParagraphFont" style:family="text">
      <style:text-properties style:font-name="MS Gothic" style:font-name-asian="MS Gothic" style:font-name-complex="MS Gothic"/>
    </style:style>
    <style:style style:name="T1755" style:parent-style-name="DefaultParagraphFont" style:family="text">
      <style:text-properties style:font-name="Microsoft JhengHei" style:font-name-asian="Microsoft JhengHei" style:font-name-complex="Microsoft JhengHei"/>
    </style:style>
    <style:style style:name="T1756" style:parent-style-name="DefaultParagraphFont" style:family="text">
      <style:text-properties style:font-name="MS Gothic" style:font-name-asian="MS Gothic" style:font-name-complex="MS Gothic"/>
    </style:style>
    <style:style style:name="T1757" style:parent-style-name="DefaultParagraphFont" style:family="text">
      <style:text-properties style:font-name="MS Gothic" style:font-name-asian="MS Gothic" style:font-name-complex="MS Gothic"/>
    </style:style>
    <style:style style:name="T1758" style:parent-style-name="DefaultParagraphFont" style:family="text">
      <style:text-properties style:font-name="MS Gothic" style:font-name-asian="MS Gothic" style:font-name-complex="MS Gothic"/>
    </style:style>
    <style:style style:name="T1759" style:parent-style-name="DefaultParagraphFont" style:family="text">
      <style:text-properties style:font-name="MS Gothic" style:font-name-asian="MS Gothic" style:font-name-complex="MS Gothic"/>
    </style:style>
    <style:style style:name="T1760" style:parent-style-name="DefaultParagraphFont" style:family="text">
      <style:text-properties style:font-name="MS Gothic" style:font-name-asian="MS Gothic" style:font-name-complex="MS Gothic"/>
    </style:style>
    <style:style style:name="T1761" style:parent-style-name="DefaultParagraphFont" style:family="text">
      <style:text-properties style:font-name="MS Gothic" style:font-name-asian="MS Gothic" style:font-name-complex="MS Gothic"/>
    </style:style>
    <style:style style:name="T1762" style:parent-style-name="DefaultParagraphFont" style:family="text">
      <style:text-properties style:font-name="MS Gothic" style:font-name-asian="MS Gothic" style:font-name-complex="MS Gothic"/>
    </style:style>
    <style:style style:name="T1763" style:parent-style-name="DefaultParagraphFont" style:family="text">
      <style:text-properties style:font-name="MS Gothic" style:font-name-asian="MS Gothic" style:font-name-complex="MS Gothic"/>
    </style:style>
    <style:style style:name="T1764" style:parent-style-name="DefaultParagraphFont" style:family="text">
      <style:text-properties style:font-name="MS Gothic" style:font-name-asian="MS Gothic" style:font-name-complex="MS Gothic"/>
    </style:style>
    <style:style style:name="T1765" style:parent-style-name="DefaultParagraphFont" style:family="text">
      <style:text-properties style:font-name="MS Gothic" style:font-name-asian="MS Gothic" style:font-name-complex="MS Gothic"/>
    </style:style>
    <style:style style:name="T1766" style:parent-style-name="DefaultParagraphFont" style:family="text">
      <style:text-properties style:font-name="MS Gothic" style:font-name-asian="MS Gothic" style:font-name-complex="MS Gothic"/>
    </style:style>
    <style:style style:name="T1767" style:parent-style-name="DefaultParagraphFont" style:family="text">
      <style:text-properties style:font-name="MS Gothic" style:font-name-asian="MS Gothic" style:font-name-complex="MS Gothic"/>
    </style:style>
    <style:style style:name="T1768" style:parent-style-name="DefaultParagraphFont" style:family="text">
      <style:text-properties style:font-name="MS Gothic" style:font-name-asian="MS Gothic" style:font-name-complex="MS Gothic"/>
    </style:style>
    <style:style style:name="T1769" style:parent-style-name="DefaultParagraphFont" style:family="text">
      <style:text-properties style:font-name="MS Gothic" style:font-name-asian="MS Gothic" style:font-name-complex="MS Gothic"/>
    </style:style>
    <style:style style:name="T1770" style:parent-style-name="DefaultParagraphFont" style:family="text">
      <style:text-properties style:font-name="MS Gothic" style:font-name-asian="MS Gothic" style:font-name-complex="MS Gothic"/>
    </style:style>
    <style:style style:name="T1771" style:parent-style-name="DefaultParagraphFont" style:family="text">
      <style:text-properties style:font-name="Microsoft JhengHei" style:font-name-asian="Microsoft JhengHei" style:font-name-complex="Microsoft JhengHei"/>
    </style:style>
    <style:style style:name="T1772" style:parent-style-name="DefaultParagraphFont" style:family="text">
      <style:text-properties style:font-name="MS Gothic" style:font-name-asian="MS Gothic" style:font-name-complex="MS Gothic"/>
    </style:style>
    <style:style style:name="T1773" style:parent-style-name="DefaultParagraphFont" style:family="text">
      <style:text-properties style:font-name="MS Gothic" style:font-name-asian="MS Gothic" style:font-name-complex="MS Gothic"/>
    </style:style>
    <style:style style:name="T1774" style:parent-style-name="DefaultParagraphFont" style:family="text">
      <style:text-properties style:font-name="MS Gothic" style:font-name-asian="MS Gothic" style:font-name-complex="MS Gothic"/>
    </style:style>
    <style:style style:name="T1775" style:parent-style-name="DefaultParagraphFont" style:family="text">
      <style:text-properties style:font-name="MS Gothic" style:font-name-asian="MS Gothic" style:font-name-complex="MS Gothic"/>
    </style:style>
    <style:style style:name="T1776" style:parent-style-name="DefaultParagraphFont" style:family="text">
      <style:text-properties style:font-name="MS Gothic" style:font-name-asian="MS Gothic" style:font-name-complex="MS Gothic"/>
    </style:style>
    <style:style style:name="T1777" style:parent-style-name="DefaultParagraphFont" style:family="text">
      <style:text-properties style:font-name="Microsoft JhengHei" style:font-name-asian="Microsoft JhengHei" style:font-name-complex="Microsoft JhengHei"/>
    </style:style>
    <style:style style:name="T1778" style:parent-style-name="DefaultParagraphFont" style:family="text">
      <style:text-properties style:font-name="Microsoft JhengHei" style:font-name-asian="Microsoft JhengHei" style:font-name-complex="Microsoft JhengHei"/>
    </style:style>
    <style:style style:name="T1779" style:parent-style-name="DefaultParagraphFont" style:family="text">
      <style:text-properties style:font-name="MS Gothic" style:font-name-asian="MS Gothic" style:font-name-complex="MS Gothic"/>
    </style:style>
    <style:style style:name="T1780" style:parent-style-name="DefaultParagraphFont" style:family="text">
      <style:text-properties style:font-name="MS Gothic" style:font-name-asian="MS Gothic" style:font-name-complex="MS Gothic"/>
    </style:style>
    <style:style style:name="T1781" style:parent-style-name="DefaultParagraphFont" style:family="text">
      <style:text-properties style:font-name="MS Gothic" style:font-name-asian="MS Gothic" style:font-name-complex="MS Gothic"/>
    </style:style>
    <style:style style:name="T1782" style:parent-style-name="DefaultParagraphFont" style:family="text">
      <style:text-properties style:font-name="MS Gothic" style:font-name-asian="MS Gothic" style:font-name-complex="MS Gothic"/>
    </style:style>
    <style:style style:name="T1783" style:parent-style-name="DefaultParagraphFont" style:family="text">
      <style:text-properties style:font-name="MS Gothic" style:font-name-asian="MS Gothic" style:font-name-complex="MS Gothic"/>
    </style:style>
    <style:style style:name="T1784" style:parent-style-name="DefaultParagraphFont" style:family="text">
      <style:text-properties style:font-name="MS Gothic" style:font-name-asian="MS Gothic" style:font-name-complex="MS Gothic"/>
    </style:style>
    <style:style style:name="T1785" style:parent-style-name="DefaultParagraphFont" style:family="text">
      <style:text-properties style:font-name="MS Gothic" style:font-name-asian="MS Gothic" style:font-name-complex="MS Gothic"/>
    </style:style>
    <style:style style:name="T1786" style:parent-style-name="DefaultParagraphFont" style:family="text">
      <style:text-properties style:font-name="MS Gothic" style:font-name-asian="MS Gothic" style:font-name-complex="MS Gothic"/>
    </style:style>
    <style:style style:name="T1787" style:parent-style-name="DefaultParagraphFont" style:family="text">
      <style:text-properties style:font-name="MS Gothic" style:font-name-asian="MS Gothic" style:font-name-complex="MS Gothic"/>
    </style:style>
    <style:style style:name="T1788" style:parent-style-name="DefaultParagraphFont" style:family="text">
      <style:text-properties style:font-name="MS Gothic" style:font-name-asian="MS Gothic" style:font-name-complex="MS Gothic"/>
    </style:style>
    <style:style style:name="T1789" style:parent-style-name="DefaultParagraphFont" style:family="text">
      <style:text-properties style:font-name="MS Gothic" style:font-name-asian="MS Gothic" style:font-name-complex="MS Gothic"/>
    </style:style>
    <style:style style:name="T1790" style:parent-style-name="DefaultParagraphFont" style:family="text">
      <style:text-properties style:font-name="MS Gothic" style:font-name-asian="MS Gothic" style:font-name-complex="MS Gothic"/>
    </style:style>
    <style:style style:name="T1791" style:parent-style-name="DefaultParagraphFont" style:family="text">
      <style:text-properties style:font-name="MS Gothic" style:font-name-asian="MS Gothic" style:font-name-complex="MS Gothic"/>
    </style:style>
    <style:style style:name="T1792" style:parent-style-name="DefaultParagraphFont" style:family="text">
      <style:text-properties style:font-name="MS Gothic" style:font-name-asian="MS Gothic" style:font-name-complex="MS Gothic"/>
    </style:style>
    <style:style style:name="T1793" style:parent-style-name="DefaultParagraphFont" style:family="text">
      <style:text-properties style:font-name="MS Gothic" style:font-name-asian="MS Gothic" style:font-name-complex="MS Gothic"/>
    </style:style>
    <style:style style:name="T1794" style:parent-style-name="DefaultParagraphFont" style:family="text">
      <style:text-properties style:font-name="MS Gothic" style:font-name-asian="MS Gothic" style:font-name-complex="MS Gothic"/>
    </style:style>
    <style:style style:name="T1795" style:parent-style-name="DefaultParagraphFont" style:family="text">
      <style:text-properties style:font-name="MS Gothic" style:font-name-asian="MS Gothic" style:font-name-complex="MS Gothic"/>
    </style:style>
    <style:style style:name="T1796" style:parent-style-name="DefaultParagraphFont" style:family="text">
      <style:text-properties style:font-name="MS Gothic" style:font-name-asian="MS Gothic" style:font-name-complex="MS Gothic"/>
    </style:style>
    <style:style style:name="T1797" style:parent-style-name="DefaultParagraphFont" style:family="text">
      <style:text-properties style:font-name="MS Gothic" style:font-name-asian="MS Gothic" style:font-name-complex="MS Gothic"/>
    </style:style>
    <style:style style:name="T1798" style:parent-style-name="DefaultParagraphFont" style:family="text">
      <style:text-properties style:font-name="MS Gothic" style:font-name-asian="MS Gothic" style:font-name-complex="MS Gothic"/>
    </style:style>
    <style:style style:name="T1799" style:parent-style-name="DefaultParagraphFont" style:family="text">
      <style:text-properties style:font-name="Microsoft JhengHei" style:font-name-asian="Microsoft JhengHei" style:font-name-complex="Microsoft JhengHei"/>
    </style:style>
    <style:style style:name="T1800" style:parent-style-name="DefaultParagraphFont" style:family="text">
      <style:text-properties style:font-name="MS Gothic" style:font-name-asian="MS Gothic" style:font-name-complex="MS Gothic"/>
    </style:style>
    <style:style style:name="T1801" style:parent-style-name="DefaultParagraphFont" style:family="text">
      <style:text-properties style:font-name="MS Gothic" style:font-name-asian="MS Gothic" style:font-name-complex="MS Gothic"/>
    </style:style>
    <style:style style:name="T1802" style:parent-style-name="DefaultParagraphFont" style:family="text">
      <style:text-properties style:font-name="MS Gothic" style:font-name-asian="MS Gothic" style:font-name-complex="MS Gothic"/>
    </style:style>
    <style:style style:name="T1803" style:parent-style-name="DefaultParagraphFont" style:family="text">
      <style:text-properties style:font-name="MS Gothic" style:font-name-asian="MS Gothic" style:font-name-complex="MS Gothic"/>
    </style:style>
    <style:style style:name="T1804" style:parent-style-name="DefaultParagraphFont" style:family="text">
      <style:text-properties style:font-name="MS Gothic" style:font-name-asian="MS Gothic" style:font-name-complex="MS Gothic"/>
    </style:style>
    <style:style style:name="T1805" style:parent-style-name="DefaultParagraphFont" style:family="text">
      <style:text-properties style:font-name="MS Gothic" style:font-name-asian="MS Gothic" style:font-name-complex="MS Gothic"/>
    </style:style>
    <style:style style:name="T1806" style:parent-style-name="DefaultParagraphFont" style:family="text">
      <style:text-properties style:font-name="MS Gothic" style:font-name-asian="MS Gothic" style:font-name-complex="MS Gothic"/>
    </style:style>
    <style:style style:name="T1807" style:parent-style-name="DefaultParagraphFont" style:family="text">
      <style:text-properties style:font-name="MS Gothic" style:font-name-asian="MS Gothic" style:font-name-complex="MS Gothic"/>
    </style:style>
    <style:style style:name="T1808" style:parent-style-name="DefaultParagraphFont" style:family="text">
      <style:text-properties style:font-name="MS Gothic" style:font-name-asian="MS Gothic" style:font-name-complex="MS Gothic"/>
    </style:style>
    <style:style style:name="T1809" style:parent-style-name="DefaultParagraphFont" style:family="text">
      <style:text-properties style:font-name="MS Gothic" style:font-name-asian="MS Gothic" style:font-name-complex="MS Gothic"/>
    </style:style>
    <style:style style:name="T1810" style:parent-style-name="DefaultParagraphFont" style:family="text">
      <style:text-properties style:font-name="MS Gothic" style:font-name-asian="MS Gothic" style:font-name-complex="MS Gothic"/>
    </style:style>
    <style:style style:name="T1811" style:parent-style-name="DefaultParagraphFont" style:family="text">
      <style:text-properties style:font-name="MS Gothic" style:font-name-asian="MS Gothic" style:font-name-complex="MS Gothic"/>
    </style:style>
    <style:style style:name="T1812" style:parent-style-name="DefaultParagraphFont" style:family="text">
      <style:text-properties style:font-name="MS Gothic" style:font-name-asian="MS Gothic" style:font-name-complex="MS Gothic"/>
    </style:style>
    <style:style style:name="T1813" style:parent-style-name="DefaultParagraphFont" style:family="text">
      <style:text-properties style:font-name="MS Gothic" style:font-name-asian="MS Gothic" style:font-name-complex="MS Gothic"/>
    </style:style>
    <style:style style:name="T1814" style:parent-style-name="DefaultParagraphFont" style:family="text">
      <style:text-properties style:font-name="MS Gothic" style:font-name-asian="MS Gothic" style:font-name-complex="MS Gothic"/>
    </style:style>
    <style:style style:name="T1815" style:parent-style-name="DefaultParagraphFont" style:family="text">
      <style:text-properties style:font-name="MS Gothic" style:font-name-asian="MS Gothic" style:font-name-complex="MS Gothic"/>
    </style:style>
    <style:style style:name="T1816" style:parent-style-name="DefaultParagraphFont" style:family="text">
      <style:text-properties style:font-name="MS Gothic" style:font-name-asian="MS Gothic" style:font-name-complex="MS Gothic"/>
    </style:style>
    <style:style style:name="T1817" style:parent-style-name="DefaultParagraphFont" style:family="text">
      <style:text-properties style:font-name="MS Gothic" style:font-name-asian="MS Gothic" style:font-name-complex="MS Gothic"/>
    </style:style>
    <style:style style:name="T1818" style:parent-style-name="DefaultParagraphFont" style:family="text">
      <style:text-properties style:font-name="MS Gothic" style:font-name-asian="MS Gothic" style:font-name-complex="MS Gothic"/>
    </style:style>
    <style:style style:name="T1819" style:parent-style-name="DefaultParagraphFont" style:family="text">
      <style:text-properties style:font-name="MS Gothic" style:font-name-asian="MS Gothic" style:font-name-complex="MS Gothic"/>
    </style:style>
    <style:style style:name="T1820" style:parent-style-name="DefaultParagraphFont" style:family="text">
      <style:text-properties style:font-name="MS Gothic" style:font-name-asian="MS Gothic" style:font-name-complex="MS Gothic"/>
    </style:style>
    <style:style style:name="T1821" style:parent-style-name="DefaultParagraphFont" style:family="text">
      <style:text-properties style:font-name="MS Gothic" style:font-name-asian="MS Gothic" style:font-name-complex="MS Gothic"/>
    </style:style>
    <style:style style:name="T1822" style:parent-style-name="DefaultParagraphFont" style:family="text">
      <style:text-properties style:font-name="MS Gothic" style:font-name-asian="MS Gothic" style:font-name-complex="MS Gothic"/>
    </style:style>
    <style:style style:name="T1823" style:parent-style-name="DefaultParagraphFont" style:family="text">
      <style:text-properties style:font-name="MS Gothic" style:font-name-asian="MS Gothic" style:font-name-complex="MS Gothic"/>
    </style:style>
    <style:style style:name="T1824" style:parent-style-name="DefaultParagraphFont" style:family="text">
      <style:text-properties style:font-name="Microsoft JhengHei" style:font-name-asian="Microsoft JhengHei" style:font-name-complex="Microsoft JhengHei"/>
    </style:style>
    <style:style style:name="T1825" style:parent-style-name="DefaultParagraphFont" style:family="text">
      <style:text-properties style:font-name="MS Gothic" style:font-name-asian="MS Gothic" style:font-name-complex="MS Gothic"/>
    </style:style>
    <style:style style:name="T1826" style:parent-style-name="DefaultParagraphFont" style:family="text">
      <style:text-properties style:font-name="Microsoft JhengHei" style:font-name-asian="Microsoft JhengHei" style:font-name-complex="Microsoft JhengHei"/>
    </style:style>
    <style:style style:name="T1827" style:parent-style-name="DefaultParagraphFont" style:family="text">
      <style:text-properties style:font-name="MS Gothic" style:font-name-asian="MS Gothic" style:font-name-complex="MS Gothic"/>
    </style:style>
    <style:style style:name="T1828" style:parent-style-name="DefaultParagraphFont" style:family="text">
      <style:text-properties style:font-name="MS Gothic" style:font-name-asian="MS Gothic" style:font-name-complex="MS Gothic"/>
    </style:style>
    <style:style style:name="T1829" style:parent-style-name="DefaultParagraphFont" style:family="text">
      <style:text-properties style:font-name="Microsoft JhengHei" style:font-name-asian="Microsoft JhengHei" style:font-name-complex="Microsoft JhengHei"/>
    </style:style>
    <style:style style:name="T1830" style:parent-style-name="DefaultParagraphFont" style:family="text">
      <style:text-properties style:font-name="MS Gothic" style:font-name-asian="MS Gothic" style:font-name-complex="MS Gothic"/>
    </style:style>
    <style:style style:name="T1831" style:parent-style-name="DefaultParagraphFont" style:family="text">
      <style:text-properties style:font-name="MS Gothic" style:font-name-asian="MS Gothic" style:font-name-complex="MS Gothic"/>
    </style:style>
    <style:style style:name="T1832" style:parent-style-name="DefaultParagraphFont" style:family="text">
      <style:text-properties style:font-name="MS Gothic" style:font-name-asian="MS Gothic" style:font-name-complex="MS Gothic"/>
    </style:style>
    <style:style style:name="T1833" style:parent-style-name="DefaultParagraphFont" style:family="text">
      <style:text-properties style:font-name="MS Gothic" style:font-name-asian="MS Gothic" style:font-name-complex="MS Gothic"/>
    </style:style>
    <style:style style:name="T1834" style:parent-style-name="DefaultParagraphFont" style:family="text">
      <style:text-properties style:font-name="MS Gothic" style:font-name-asian="MS Gothic" style:font-name-complex="MS Gothic"/>
    </style:style>
    <style:style style:name="T1835" style:parent-style-name="DefaultParagraphFont" style:family="text">
      <style:text-properties style:font-name="MS Gothic" style:font-name-asian="MS Gothic" style:font-name-complex="MS Gothic"/>
    </style:style>
    <style:style style:name="T1836" style:parent-style-name="DefaultParagraphFont" style:family="text">
      <style:text-properties style:font-name="MS Gothic" style:font-name-asian="MS Gothic" style:font-name-complex="MS Gothic"/>
    </style:style>
    <style:style style:name="T1837" style:parent-style-name="DefaultParagraphFont" style:family="text">
      <style:text-properties style:font-name="MS Gothic" style:font-name-asian="MS Gothic" style:font-name-complex="MS Gothic"/>
    </style:style>
    <style:style style:name="T1838" style:parent-style-name="DefaultParagraphFont" style:family="text">
      <style:text-properties style:font-name="MS Gothic" style:font-name-asian="MS Gothic" style:font-name-complex="MS Gothic"/>
    </style:style>
    <style:style style:name="T1839" style:parent-style-name="DefaultParagraphFont" style:family="text">
      <style:text-properties style:font-name="MS Gothic" style:font-name-asian="MS Gothic" style:font-name-complex="MS Gothic"/>
    </style:style>
    <style:style style:name="T1840" style:parent-style-name="DefaultParagraphFont" style:family="text">
      <style:text-properties style:font-name="MS Gothic" style:font-name-asian="MS Gothic" style:font-name-complex="MS Gothic"/>
    </style:style>
    <style:style style:name="T1841" style:parent-style-name="DefaultParagraphFont" style:family="text">
      <style:text-properties style:font-name="MS Gothic" style:font-name-asian="MS Gothic" style:font-name-complex="MS Gothic"/>
    </style:style>
    <style:style style:name="T1842" style:parent-style-name="DefaultParagraphFont" style:family="text">
      <style:text-properties style:font-name="MS Gothic" style:font-name-asian="MS Gothic" style:font-name-complex="MS Gothic"/>
    </style:style>
    <style:style style:name="T1843" style:parent-style-name="DefaultParagraphFont" style:family="text">
      <style:text-properties style:font-name="MS Gothic" style:font-name-asian="MS Gothic" style:font-name-complex="MS Gothic"/>
    </style:style>
    <style:style style:name="T1844" style:parent-style-name="DefaultParagraphFont" style:family="text">
      <style:text-properties style:font-name="MS Gothic" style:font-name-asian="MS Gothic" style:font-name-complex="MS Gothic"/>
    </style:style>
    <style:style style:name="T1845" style:parent-style-name="DefaultParagraphFont" style:family="text">
      <style:text-properties style:font-name="MS Gothic" style:font-name-asian="MS Gothic" style:font-name-complex="MS Gothic"/>
    </style:style>
    <style:style style:name="T1846" style:parent-style-name="DefaultParagraphFont" style:family="text">
      <style:text-properties style:font-name="MS Gothic" style:font-name-asian="MS Gothic" style:font-name-complex="MS Gothic"/>
    </style:style>
    <style:style style:name="T1847" style:parent-style-name="DefaultParagraphFont" style:family="text">
      <style:text-properties style:font-name="MS Gothic" style:font-name-asian="MS Gothic" style:font-name-complex="MS Gothic"/>
    </style:style>
    <style:style style:name="T1848" style:parent-style-name="DefaultParagraphFont" style:family="text">
      <style:text-properties style:font-name="MS Gothic" style:font-name-asian="MS Gothic" style:font-name-complex="MS Gothic"/>
    </style:style>
    <style:style style:name="T1849" style:parent-style-name="DefaultParagraphFont" style:family="text">
      <style:text-properties style:font-name="MS Gothic" style:font-name-asian="MS Gothic" style:font-name-complex="MS Gothic"/>
    </style:style>
    <style:style style:name="T1850" style:parent-style-name="DefaultParagraphFont" style:family="text">
      <style:text-properties style:font-name="Microsoft JhengHei" style:font-name-asian="Microsoft JhengHei" style:font-name-complex="Microsoft JhengHei"/>
    </style:style>
    <style:style style:name="T1851" style:parent-style-name="DefaultParagraphFont" style:family="text">
      <style:text-properties style:font-name="MS Gothic" style:font-name-asian="MS Gothic" style:font-name-complex="MS Gothic"/>
    </style:style>
    <style:style style:name="T1852" style:parent-style-name="DefaultParagraphFont" style:family="text">
      <style:text-properties style:font-name="MS Gothic" style:font-name-asian="MS Gothic" style:font-name-complex="MS Gothic"/>
    </style:style>
    <style:style style:name="T1853" style:parent-style-name="DefaultParagraphFont" style:family="text">
      <style:text-properties style:font-name="MS Gothic" style:font-name-asian="MS Gothic" style:font-name-complex="MS Gothic"/>
    </style:style>
    <style:style style:name="T1854" style:parent-style-name="DefaultParagraphFont" style:family="text">
      <style:text-properties style:font-name="MS Gothic" style:font-name-asian="MS Gothic" style:font-name-complex="MS Gothic"/>
    </style:style>
    <style:style style:name="T1855" style:parent-style-name="DefaultParagraphFont" style:family="text">
      <style:text-properties style:font-name="MS Gothic" style:font-name-asian="MS Gothic" style:font-name-complex="MS Gothic"/>
    </style:style>
    <style:style style:name="T1856" style:parent-style-name="DefaultParagraphFont" style:family="text">
      <style:text-properties style:font-name="MS Gothic" style:font-name-asian="MS Gothic" style:font-name-complex="MS Gothic"/>
    </style:style>
    <style:style style:name="T1857" style:parent-style-name="DefaultParagraphFont" style:family="text">
      <style:text-properties style:font-name="MS Gothic" style:font-name-asian="MS Gothic" style:font-name-complex="MS Gothic"/>
    </style:style>
    <style:style style:name="T1858" style:parent-style-name="DefaultParagraphFont" style:family="text">
      <style:text-properties style:font-name="MS Gothic" style:font-name-asian="MS Gothic" style:font-name-complex="MS Gothic"/>
    </style:style>
    <style:style style:name="T1859" style:parent-style-name="DefaultParagraphFont" style:family="text">
      <style:text-properties style:font-name="MS Gothic" style:font-name-asian="MS Gothic" style:font-name-complex="MS Gothic"/>
    </style:style>
    <style:style style:name="T1860" style:parent-style-name="DefaultParagraphFont" style:family="text">
      <style:text-properties style:font-name="MS Gothic" style:font-name-asian="MS Gothic" style:font-name-complex="MS Gothic"/>
    </style:style>
    <style:style style:name="T1861" style:parent-style-name="DefaultParagraphFont" style:family="text">
      <style:text-properties style:font-name="MS Gothic" style:font-name-asian="MS Gothic" style:font-name-complex="MS Gothic"/>
    </style:style>
    <style:style style:name="T1862" style:parent-style-name="DefaultParagraphFont" style:family="text">
      <style:text-properties style:font-name="MS Gothic" style:font-name-asian="MS Gothic" style:font-name-complex="MS Gothic"/>
    </style:style>
    <style:style style:name="T1863" style:parent-style-name="DefaultParagraphFont" style:family="text">
      <style:text-properties fo:font-weight="bold" style:font-weight-asian="bold" style:font-weight-complex="bold"/>
    </style:style>
    <style:style style:name="T1864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865" style:parent-style-name="DefaultParagraphFont" style:family="text">
      <style:text-properties fo:font-weight="bold" style:font-weight-asian="bold" style:font-weight-complex="bold"/>
    </style:style>
    <style:style style:name="T1866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867" style:parent-style-name="DefaultParagraphFont" style:family="text">
      <style:text-properties fo:font-weight="bold" style:font-weight-asian="bold" style:font-weight-complex="bold"/>
    </style:style>
    <style:style style:name="T1868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869" style:parent-style-name="DefaultParagraphFont" style:family="text">
      <style:text-properties fo:font-weight="bold" style:font-weight-asian="bold" style:font-weight-complex="bold"/>
    </style:style>
    <style:style style:name="T1870" style:parent-style-name="DefaultParagraphFont" style:family="text">
      <style:text-properties style:font-name="MS Gothic" style:font-name-asian="MS Gothic" style:font-name-complex="MS Gothic"/>
    </style:style>
    <style:style style:name="T1871" style:parent-style-name="DefaultParagraphFont" style:family="text">
      <style:text-properties style:font-name="Microsoft JhengHei" style:font-name-asian="Microsoft JhengHei" style:font-name-complex="Microsoft JhengHei"/>
    </style:style>
    <style:style style:name="T1872" style:parent-style-name="DefaultParagraphFont" style:family="text">
      <style:text-properties style:font-name="Microsoft JhengHei" style:font-name-asian="Microsoft JhengHei" style:font-name-complex="Microsoft JhengHei"/>
    </style:style>
    <style:style style:name="T1873" style:parent-style-name="DefaultParagraphFont" style:family="text">
      <style:text-properties style:font-name="MS Gothic" style:font-name-asian="MS Gothic" style:font-name-complex="MS Gothic"/>
    </style:style>
    <style:style style:name="T1874" style:parent-style-name="DefaultParagraphFont" style:family="text">
      <style:text-properties style:font-name="MS Gothic" style:font-name-asian="MS Gothic" style:font-name-complex="MS Gothic"/>
    </style:style>
    <style:style style:name="T1875" style:parent-style-name="DefaultParagraphFont" style:family="text">
      <style:text-properties style:font-name="Microsoft JhengHei" style:font-name-asian="Microsoft JhengHei" style:font-name-complex="Microsoft JhengHei"/>
    </style:style>
    <style:style style:name="T1876" style:parent-style-name="DefaultParagraphFont" style:family="text">
      <style:text-properties style:font-name="MS Gothic" style:font-name-asian="MS Gothic" style:font-name-complex="MS Gothic"/>
    </style:style>
    <style:style style:name="T1877" style:parent-style-name="DefaultParagraphFont" style:family="text">
      <style:text-properties style:font-name="Microsoft JhengHei" style:font-name-asian="Microsoft JhengHei" style:font-name-complex="Microsoft JhengHei"/>
    </style:style>
    <style:style style:name="T1878" style:parent-style-name="DefaultParagraphFont" style:family="text">
      <style:text-properties style:font-name="MS Gothic" style:font-name-asian="MS Gothic" style:font-name-complex="MS Gothic"/>
    </style:style>
    <style:style style:name="T1879" style:parent-style-name="DefaultParagraphFont" style:family="text">
      <style:text-properties style:font-name="MS Gothic" style:font-name-asian="MS Gothic" style:font-name-complex="MS Gothic"/>
    </style:style>
    <style:style style:name="T1880" style:parent-style-name="DefaultParagraphFont" style:family="text">
      <style:text-properties style:font-name="MS Gothic" style:font-name-asian="MS Gothic" style:font-name-complex="MS Gothic"/>
    </style:style>
    <style:style style:name="T1881" style:parent-style-name="DefaultParagraphFont" style:family="text">
      <style:text-properties style:font-name="MS Gothic" style:font-name-asian="MS Gothic" style:font-name-complex="MS Gothic"/>
    </style:style>
    <style:style style:name="T1882" style:parent-style-name="DefaultParagraphFont" style:family="text">
      <style:text-properties style:font-name="MS Gothic" style:font-name-asian="MS Gothic" style:font-name-complex="MS Gothic"/>
    </style:style>
    <style:style style:name="T1883" style:parent-style-name="DefaultParagraphFont" style:family="text">
      <style:text-properties style:font-name="MS Gothic" style:font-name-asian="MS Gothic" style:font-name-complex="MS Gothic"/>
    </style:style>
    <style:style style:name="T1884" style:parent-style-name="DefaultParagraphFont" style:family="text">
      <style:text-properties style:font-name="MS Gothic" style:font-name-asian="MS Gothic" style:font-name-complex="MS Gothic"/>
    </style:style>
    <style:style style:name="T1885" style:parent-style-name="DefaultParagraphFont" style:family="text">
      <style:text-properties style:font-name="MS Gothic" style:font-name-asian="MS Gothic" style:font-name-complex="MS Gothic"/>
    </style:style>
    <style:style style:name="T1886" style:parent-style-name="DefaultParagraphFont" style:family="text">
      <style:text-properties style:font-name="Microsoft JhengHei" style:font-name-asian="Microsoft JhengHei" style:font-name-complex="Microsoft JhengHei"/>
    </style:style>
    <style:style style:name="T1887" style:parent-style-name="DefaultParagraphFont" style:family="text">
      <style:text-properties style:font-name="MS Gothic" style:font-name-asian="MS Gothic" style:font-name-complex="MS Gothic"/>
    </style:style>
    <style:style style:name="T1888" style:parent-style-name="DefaultParagraphFont" style:family="text">
      <style:text-properties style:font-name="MS Gothic" style:font-name-asian="MS Gothic" style:font-name-complex="MS Gothic"/>
    </style:style>
    <style:style style:name="T1889" style:parent-style-name="DefaultParagraphFont" style:family="text">
      <style:text-properties style:font-name="Malgun Gothic" style:font-name-asian="Malgun Gothic" style:font-name-complex="Malgun Gothic"/>
    </style:style>
    <style:style style:name="T1890" style:parent-style-name="DefaultParagraphFont" style:family="text">
      <style:text-properties style:font-name="Microsoft JhengHei" style:font-name-asian="Microsoft JhengHei" style:font-name-complex="Microsoft JhengHei"/>
    </style:style>
    <style:style style:name="T1891" style:parent-style-name="DefaultParagraphFont" style:family="text">
      <style:text-properties style:font-name="MS Gothic" style:font-name-asian="MS Gothic" style:font-name-complex="MS Gothic"/>
    </style:style>
    <style:style style:name="T1892" style:parent-style-name="DefaultParagraphFont" style:family="text">
      <style:text-properties style:font-name="MS Gothic" style:font-name-asian="MS Gothic" style:font-name-complex="MS Gothic"/>
    </style:style>
    <style:style style:name="T1893" style:parent-style-name="DefaultParagraphFont" style:family="text">
      <style:text-properties style:font-name="Microsoft JhengHei" style:font-name-asian="Microsoft JhengHei" style:font-name-complex="Microsoft JhengHei"/>
    </style:style>
    <style:style style:name="T1894" style:parent-style-name="DefaultParagraphFont" style:family="text">
      <style:text-properties style:font-name="MS Gothic" style:font-name-asian="MS Gothic" style:font-name-complex="MS Gothic"/>
    </style:style>
    <style:style style:name="T1895" style:parent-style-name="DefaultParagraphFont" style:family="text">
      <style:text-properties style:font-name="MS Gothic" style:font-name-asian="MS Gothic" style:font-name-complex="MS Gothic"/>
    </style:style>
    <style:style style:name="T1896" style:parent-style-name="DefaultParagraphFont" style:family="text">
      <style:text-properties style:font-name="MS Gothic" style:font-name-asian="MS Gothic" style:font-name-complex="MS Gothic"/>
    </style:style>
    <style:style style:name="T1897" style:parent-style-name="DefaultParagraphFont" style:family="text">
      <style:text-properties style:font-name="MS Gothic" style:font-name-asian="MS Gothic" style:font-name-complex="MS Gothic"/>
    </style:style>
    <style:style style:name="T1898" style:parent-style-name="DefaultParagraphFont" style:family="text">
      <style:text-properties style:font-name="MS Gothic" style:font-name-asian="MS Gothic" style:font-name-complex="MS Gothic"/>
    </style:style>
    <style:style style:name="T1899" style:parent-style-name="DefaultParagraphFont" style:family="text">
      <style:text-properties style:font-name="MS Gothic" style:font-name-asian="MS Gothic" style:font-name-complex="MS Gothic"/>
    </style:style>
    <style:style style:name="T1900" style:parent-style-name="DefaultParagraphFont" style:family="text">
      <style:text-properties style:font-name="MS Gothic" style:font-name-asian="MS Gothic" style:font-name-complex="MS Gothic"/>
    </style:style>
    <style:style style:name="T1901" style:parent-style-name="DefaultParagraphFont" style:family="text">
      <style:text-properties style:font-name="MS Gothic" style:font-name-asian="MS Gothic" style:font-name-complex="MS Gothic"/>
    </style:style>
    <style:style style:name="T1902" style:parent-style-name="DefaultParagraphFont" style:family="text">
      <style:text-properties style:font-name="MS Gothic" style:font-name-asian="MS Gothic" style:font-name-complex="MS Gothic"/>
    </style:style>
    <style:style style:name="T1903" style:parent-style-name="DefaultParagraphFont" style:family="text">
      <style:text-properties style:font-name="Microsoft JhengHei" style:font-name-asian="Microsoft JhengHei" style:font-name-complex="Microsoft JhengHei"/>
    </style:style>
    <style:style style:name="T1904" style:parent-style-name="DefaultParagraphFont" style:family="text">
      <style:text-properties style:font-name="MS Gothic" style:font-name-asian="MS Gothic" style:font-name-complex="MS Gothic"/>
    </style:style>
    <style:style style:name="T1905" style:parent-style-name="DefaultParagraphFont" style:family="text">
      <style:text-properties style:font-name="MS Gothic" style:font-name-asian="MS Gothic" style:font-name-complex="MS Gothic"/>
    </style:style>
    <style:style style:name="T1906" style:parent-style-name="DefaultParagraphFont" style:family="text">
      <style:text-properties style:font-name="MS Gothic" style:font-name-asian="MS Gothic" style:font-name-complex="MS Gothic"/>
    </style:style>
    <style:style style:name="T1907" style:parent-style-name="DefaultParagraphFont" style:family="text">
      <style:text-properties style:font-name="MS Gothic" style:font-name-asian="MS Gothic" style:font-name-complex="MS Gothic"/>
    </style:style>
    <style:style style:name="T1908" style:parent-style-name="DefaultParagraphFont" style:family="text">
      <style:text-properties style:font-name="MS Gothic" style:font-name-asian="MS Gothic" style:font-name-complex="MS Gothic"/>
    </style:style>
    <style:style style:name="T1909" style:parent-style-name="DefaultParagraphFont" style:family="text">
      <style:text-properties style:font-name="MS Gothic" style:font-name-asian="MS Gothic" style:font-name-complex="MS Gothic"/>
    </style:style>
    <style:style style:name="T1910" style:parent-style-name="DefaultParagraphFont" style:family="text">
      <style:text-properties style:font-name="MS Gothic" style:font-name-asian="MS Gothic" style:font-name-complex="MS Gothic"/>
    </style:style>
    <style:style style:name="T1911" style:parent-style-name="DefaultParagraphFont" style:family="text">
      <style:text-properties style:font-name="MS Gothic" style:font-name-asian="MS Gothic" style:font-name-complex="MS Gothic"/>
    </style:style>
    <style:style style:name="T1912" style:parent-style-name="DefaultParagraphFont" style:family="text">
      <style:text-properties style:font-name="MS Gothic" style:font-name-asian="MS Gothic" style:font-name-complex="MS Gothic"/>
    </style:style>
    <style:style style:name="T1913" style:parent-style-name="DefaultParagraphFont" style:family="text">
      <style:text-properties style:font-name="Microsoft JhengHei" style:font-name-asian="Microsoft JhengHei" style:font-name-complex="Microsoft JhengHei"/>
    </style:style>
    <style:style style:name="T1914" style:parent-style-name="DefaultParagraphFont" style:family="text">
      <style:text-properties style:font-name="MS Gothic" style:font-name-asian="MS Gothic" style:font-name-complex="MS Gothic"/>
    </style:style>
    <style:style style:name="T1915" style:parent-style-name="DefaultParagraphFont" style:family="text">
      <style:text-properties style:font-name="MS Gothic" style:font-name-asian="MS Gothic" style:font-name-complex="MS Gothic"/>
    </style:style>
    <style:style style:name="T1916" style:parent-style-name="DefaultParagraphFont" style:family="text">
      <style:text-properties style:font-name="MS Gothic" style:font-name-asian="MS Gothic" style:font-name-complex="MS Gothic"/>
    </style:style>
    <style:style style:name="T1917" style:parent-style-name="DefaultParagraphFont" style:family="text">
      <style:text-properties style:font-name="MS Gothic" style:font-name-asian="MS Gothic" style:font-name-complex="MS Gothic"/>
    </style:style>
    <style:style style:name="T1918" style:parent-style-name="DefaultParagraphFont" style:family="text">
      <style:text-properties style:font-name="MS Gothic" style:font-name-asian="MS Gothic" style:font-name-complex="MS Gothic"/>
    </style:style>
    <style:style style:name="T1919" style:parent-style-name="DefaultParagraphFont" style:family="text">
      <style:text-properties style:font-name="Microsoft JhengHei" style:font-name-asian="Microsoft JhengHei" style:font-name-complex="Microsoft JhengHei"/>
    </style:style>
    <style:style style:name="T1920" style:parent-style-name="DefaultParagraphFont" style:family="text">
      <style:text-properties style:font-name="MS Gothic" style:font-name-asian="MS Gothic" style:font-name-complex="MS Gothic"/>
    </style:style>
    <style:style style:name="T1921" style:parent-style-name="DefaultParagraphFont" style:family="text">
      <style:text-properties style:font-name="MS Gothic" style:font-name-asian="MS Gothic" style:font-name-complex="MS Gothic"/>
    </style:style>
    <style:style style:name="T1922" style:parent-style-name="DefaultParagraphFont" style:family="text">
      <style:text-properties style:font-name="MS Gothic" style:font-name-asian="MS Gothic" style:font-name-complex="MS Gothic"/>
    </style:style>
    <style:style style:name="T1923" style:parent-style-name="DefaultParagraphFont" style:family="text">
      <style:text-properties style:font-name="MS Gothic" style:font-name-asian="MS Gothic" style:font-name-complex="MS Gothic"/>
    </style:style>
    <style:style style:name="T1924" style:parent-style-name="DefaultParagraphFont" style:family="text">
      <style:text-properties style:font-name="MS Gothic" style:font-name-asian="MS Gothic" style:font-name-complex="MS Gothic"/>
    </style:style>
    <style:style style:name="T1925" style:parent-style-name="DefaultParagraphFont" style:family="text">
      <style:text-properties style:font-name="MS Gothic" style:font-name-asian="MS Gothic" style:font-name-complex="MS Gothic"/>
    </style:style>
    <style:style style:name="T1926" style:parent-style-name="DefaultParagraphFont" style:family="text">
      <style:text-properties style:font-name="MS Gothic" style:font-name-asian="MS Gothic" style:font-name-complex="MS Gothic"/>
    </style:style>
    <style:style style:name="T1927" style:parent-style-name="DefaultParagraphFont" style:family="text">
      <style:text-properties style:font-name="MS Gothic" style:font-name-asian="MS Gothic" style:font-name-complex="MS Gothic"/>
    </style:style>
    <style:style style:name="T1928" style:parent-style-name="DefaultParagraphFont" style:family="text">
      <style:text-properties style:font-name="MS Gothic" style:font-name-asian="MS Gothic" style:font-name-complex="MS Gothic"/>
    </style:style>
    <style:style style:name="T1929" style:parent-style-name="DefaultParagraphFont" style:family="text">
      <style:text-properties style:font-name="MS Gothic" style:font-name-asian="MS Gothic" style:font-name-complex="MS Gothic"/>
    </style:style>
    <style:style style:name="T1930" style:parent-style-name="DefaultParagraphFont" style:family="text">
      <style:text-properties style:font-name="MS Gothic" style:font-name-asian="MS Gothic" style:font-name-complex="MS Gothic"/>
    </style:style>
    <style:style style:name="T1931" style:parent-style-name="DefaultParagraphFont" style:family="text">
      <style:text-properties style:font-name="MS Gothic" style:font-name-asian="MS Gothic" style:font-name-complex="MS Gothic"/>
    </style:style>
    <style:style style:name="T1932" style:parent-style-name="DefaultParagraphFont" style:family="text">
      <style:text-properties style:font-name="MS Gothic" style:font-name-asian="MS Gothic" style:font-name-complex="MS Gothic"/>
    </style:style>
    <style:style style:name="T1933" style:parent-style-name="DefaultParagraphFont" style:family="text">
      <style:text-properties style:font-name="MS Gothic" style:font-name-asian="MS Gothic" style:font-name-complex="MS Gothic"/>
    </style:style>
    <style:style style:name="T1934" style:parent-style-name="DefaultParagraphFont" style:family="text">
      <style:text-properties style:font-name="MS Gothic" style:font-name-asian="MS Gothic" style:font-name-complex="MS Gothic"/>
    </style:style>
    <style:style style:name="T1935" style:parent-style-name="DefaultParagraphFont" style:family="text">
      <style:text-properties style:font-name="MS Gothic" style:font-name-asian="MS Gothic" style:font-name-complex="MS Gothic"/>
    </style:style>
    <style:style style:name="T1936" style:parent-style-name="DefaultParagraphFont" style:family="text">
      <style:text-properties style:font-name="MS Gothic" style:font-name-asian="MS Gothic" style:font-name-complex="MS Gothic"/>
    </style:style>
    <style:style style:name="T1937" style:parent-style-name="DefaultParagraphFont" style:family="text">
      <style:text-properties style:font-name="MS Gothic" style:font-name-asian="MS Gothic" style:font-name-complex="MS Gothic"/>
    </style:style>
    <style:style style:name="T1938" style:parent-style-name="DefaultParagraphFont" style:family="text">
      <style:text-properties style:font-name="MS Gothic" style:font-name-asian="MS Gothic" style:font-name-complex="MS Gothic"/>
    </style:style>
    <style:style style:name="T1939" style:parent-style-name="DefaultParagraphFont" style:family="text">
      <style:text-properties style:font-name="Microsoft JhengHei" style:font-name-asian="Microsoft JhengHei" style:font-name-complex="Microsoft JhengHei"/>
    </style:style>
    <style:style style:name="T1940" style:parent-style-name="DefaultParagraphFont" style:family="text">
      <style:text-properties style:font-name="Microsoft JhengHei" style:font-name-asian="Microsoft JhengHei" style:font-name-complex="Microsoft JhengHei"/>
    </style:style>
    <style:style style:name="T1941" style:parent-style-name="DefaultParagraphFont" style:family="text">
      <style:text-properties style:font-name="MS Gothic" style:font-name-asian="MS Gothic" style:font-name-complex="MS Gothic"/>
    </style:style>
    <style:style style:name="T1942" style:parent-style-name="DefaultParagraphFont" style:family="text">
      <style:text-properties style:font-name="MS Gothic" style:font-name-asian="MS Gothic" style:font-name-complex="MS Gothic"/>
    </style:style>
    <style:style style:name="T1943" style:parent-style-name="DefaultParagraphFont" style:family="text">
      <style:text-properties style:font-name="MS Gothic" style:font-name-asian="MS Gothic" style:font-name-complex="MS Gothic"/>
    </style:style>
    <style:style style:name="T1944" style:parent-style-name="DefaultParagraphFont" style:family="text">
      <style:text-properties style:font-name="MS Gothic" style:font-name-asian="MS Gothic" style:font-name-complex="MS Gothic"/>
    </style:style>
    <style:style style:name="T1945" style:parent-style-name="DefaultParagraphFont" style:family="text">
      <style:text-properties style:font-name="MS Gothic" style:font-name-asian="MS Gothic" style:font-name-complex="MS Gothic"/>
    </style:style>
    <style:style style:name="T1946" style:parent-style-name="DefaultParagraphFont" style:family="text">
      <style:text-properties style:font-name="MS Gothic" style:font-name-asian="MS Gothic" style:font-name-complex="MS Gothic"/>
    </style:style>
    <style:style style:name="T1947" style:parent-style-name="DefaultParagraphFont" style:family="text">
      <style:text-properties style:font-name="Microsoft JhengHei" style:font-name-asian="Microsoft JhengHei" style:font-name-complex="Microsoft JhengHei"/>
    </style:style>
    <style:style style:name="T1948" style:parent-style-name="DefaultParagraphFont" style:family="text">
      <style:text-properties style:font-name="MS Gothic" style:font-name-asian="MS Gothic" style:font-name-complex="MS Gothic"/>
    </style:style>
    <style:style style:name="T1949" style:parent-style-name="DefaultParagraphFont" style:family="text">
      <style:text-properties style:font-name="MS Gothic" style:font-name-asian="MS Gothic" style:font-name-complex="MS Gothic"/>
    </style:style>
    <style:style style:name="T1950" style:parent-style-name="DefaultParagraphFont" style:family="text">
      <style:text-properties style:font-name="MS Gothic" style:font-name-asian="MS Gothic" style:font-name-complex="MS Gothic"/>
    </style:style>
    <style:style style:name="T1951" style:parent-style-name="DefaultParagraphFont" style:family="text">
      <style:text-properties style:font-name="MS Gothic" style:font-name-asian="MS Gothic" style:font-name-complex="MS Gothic"/>
    </style:style>
    <style:style style:name="T1952" style:parent-style-name="DefaultParagraphFont" style:family="text">
      <style:text-properties style:font-name="MS Gothic" style:font-name-asian="MS Gothic" style:font-name-complex="MS Gothic"/>
    </style:style>
    <style:style style:name="T1953" style:parent-style-name="DefaultParagraphFont" style:family="text">
      <style:text-properties style:font-name="MS Gothic" style:font-name-asian="MS Gothic" style:font-name-complex="MS Gothic"/>
    </style:style>
    <style:style style:name="T1954" style:parent-style-name="DefaultParagraphFont" style:family="text">
      <style:text-properties style:font-name="MS Gothic" style:font-name-asian="MS Gothic" style:font-name-complex="MS Gothic"/>
    </style:style>
    <style:style style:name="T1955" style:parent-style-name="DefaultParagraphFont" style:family="text">
      <style:text-properties style:font-name="MS Gothic" style:font-name-asian="MS Gothic" style:font-name-complex="MS Gothic"/>
    </style:style>
    <style:style style:name="T1956" style:parent-style-name="DefaultParagraphFont" style:family="text">
      <style:text-properties style:font-name="MS Gothic" style:font-name-asian="MS Gothic" style:font-name-complex="MS Gothic"/>
    </style:style>
    <style:style style:name="T1957" style:parent-style-name="DefaultParagraphFont" style:family="text">
      <style:text-properties style:font-name="MS Gothic" style:font-name-asian="MS Gothic" style:font-name-complex="MS Gothic"/>
    </style:style>
    <style:style style:name="T1958" style:parent-style-name="DefaultParagraphFont" style:family="text">
      <style:text-properties style:font-name="MS Gothic" style:font-name-asian="MS Gothic" style:font-name-complex="MS Gothic"/>
    </style:style>
    <style:style style:name="T1959" style:parent-style-name="DefaultParagraphFont" style:family="text">
      <style:text-properties style:font-name="MS Gothic" style:font-name-asian="MS Gothic" style:font-name-complex="MS Gothic"/>
    </style:style>
    <style:style style:name="T1960" style:parent-style-name="DefaultParagraphFont" style:family="text">
      <style:text-properties style:font-name="MS Gothic" style:font-name-asian="MS Gothic" style:font-name-complex="MS Gothic"/>
    </style:style>
    <style:style style:name="T1961" style:parent-style-name="DefaultParagraphFont" style:family="text">
      <style:text-properties style:font-name="MS Gothic" style:font-name-asian="MS Gothic" style:font-name-complex="MS Gothic"/>
    </style:style>
    <style:style style:name="T1962" style:parent-style-name="DefaultParagraphFont" style:family="text">
      <style:text-properties style:font-name="MS Gothic" style:font-name-asian="MS Gothic" style:font-name-complex="MS Gothic"/>
    </style:style>
    <style:style style:name="T1963" style:parent-style-name="DefaultParagraphFont" style:family="text">
      <style:text-properties style:font-name="MS Gothic" style:font-name-asian="MS Gothic" style:font-name-complex="MS Gothic"/>
    </style:style>
    <style:style style:name="T1964" style:parent-style-name="DefaultParagraphFont" style:family="text">
      <style:text-properties style:font-name="MS Gothic" style:font-name-asian="MS Gothic" style:font-name-complex="MS Gothic"/>
    </style:style>
    <style:style style:name="T1965" style:parent-style-name="DefaultParagraphFont" style:family="text">
      <style:text-properties style:font-name="Microsoft JhengHei" style:font-name-asian="Microsoft JhengHei" style:font-name-complex="Microsoft JhengHei"/>
    </style:style>
    <style:style style:name="T1966" style:parent-style-name="DefaultParagraphFont" style:family="text">
      <style:text-properties style:font-name="MS Gothic" style:font-name-asian="MS Gothic" style:font-name-complex="MS Gothic"/>
    </style:style>
    <style:style style:name="T1967" style:parent-style-name="DefaultParagraphFont" style:family="text">
      <style:text-properties style:font-name="MS Gothic" style:font-name-asian="MS Gothic" style:font-name-complex="MS Gothic"/>
    </style:style>
    <style:style style:name="T1968" style:parent-style-name="DefaultParagraphFont" style:family="text">
      <style:text-properties style:font-name="MS Gothic" style:font-name-asian="MS Gothic" style:font-name-complex="MS Gothic"/>
    </style:style>
    <style:style style:name="T1969" style:parent-style-name="DefaultParagraphFont" style:family="text">
      <style:text-properties style:font-name="MS Gothic" style:font-name-asian="MS Gothic" style:font-name-complex="MS Gothic"/>
    </style:style>
    <style:style style:name="T1970" style:parent-style-name="DefaultParagraphFont" style:family="text">
      <style:text-properties style:font-name="MS Gothic" style:font-name-asian="MS Gothic" style:font-name-complex="MS Gothic"/>
    </style:style>
    <style:style style:name="T1971" style:parent-style-name="DefaultParagraphFont" style:family="text">
      <style:text-properties style:font-name="MS Gothic" style:font-name-asian="MS Gothic" style:font-name-complex="MS Gothic"/>
    </style:style>
    <style:style style:name="T1972" style:parent-style-name="DefaultParagraphFont" style:family="text">
      <style:text-properties style:font-name="Microsoft JhengHei" style:font-name-asian="Microsoft JhengHei" style:font-name-complex="Microsoft JhengHei"/>
    </style:style>
    <style:style style:name="T1973" style:parent-style-name="DefaultParagraphFont" style:family="text">
      <style:text-properties style:font-name="MS Gothic" style:font-name-asian="MS Gothic" style:font-name-complex="MS Gothic"/>
    </style:style>
    <style:style style:name="T1974" style:parent-style-name="DefaultParagraphFont" style:family="text">
      <style:text-properties style:font-name="MS Gothic" style:font-name-asian="MS Gothic" style:font-name-complex="MS Gothic"/>
    </style:style>
    <style:style style:name="T1975" style:parent-style-name="DefaultParagraphFont" style:family="text">
      <style:text-properties style:font-name="MS Gothic" style:font-name-asian="MS Gothic" style:font-name-complex="MS Gothic"/>
    </style:style>
    <style:style style:name="T1976" style:parent-style-name="DefaultParagraphFont" style:family="text">
      <style:text-properties style:font-name="MS Gothic" style:font-name-asian="MS Gothic" style:font-name-complex="MS Gothic"/>
    </style:style>
    <style:style style:name="T1977" style:parent-style-name="DefaultParagraphFont" style:family="text">
      <style:text-properties style:font-name="MS Gothic" style:font-name-asian="MS Gothic" style:font-name-complex="MS Gothic"/>
    </style:style>
    <style:style style:name="T1978" style:parent-style-name="DefaultParagraphFont" style:family="text">
      <style:text-properties style:font-name="MS Gothic" style:font-name-asian="MS Gothic" style:font-name-complex="MS Gothic"/>
    </style:style>
    <style:style style:name="T1979" style:parent-style-name="DefaultParagraphFont" style:family="text">
      <style:text-properties style:font-name="MS Gothic" style:font-name-asian="MS Gothic" style:font-name-complex="MS Gothic"/>
    </style:style>
    <style:style style:name="T1980" style:parent-style-name="DefaultParagraphFont" style:family="text">
      <style:text-properties style:font-name="Microsoft JhengHei" style:font-name-asian="Microsoft JhengHei" style:font-name-complex="Microsoft JhengHei"/>
    </style:style>
    <style:style style:name="T1981" style:parent-style-name="DefaultParagraphFont" style:family="text">
      <style:text-properties style:font-name="MS Gothic" style:font-name-asian="MS Gothic" style:font-name-complex="MS Gothic"/>
    </style:style>
    <style:style style:name="T1982" style:parent-style-name="DefaultParagraphFont" style:family="text">
      <style:text-properties style:font-name="MS Gothic" style:font-name-asian="MS Gothic" style:font-name-complex="MS Gothic"/>
    </style:style>
    <style:style style:name="T1983" style:parent-style-name="DefaultParagraphFont" style:family="text">
      <style:text-properties style:font-name="MS Gothic" style:font-name-asian="MS Gothic" style:font-name-complex="MS Gothic"/>
    </style:style>
    <style:style style:name="T1984" style:parent-style-name="DefaultParagraphFont" style:family="text">
      <style:text-properties style:font-name="MS Gothic" style:font-name-asian="MS Gothic" style:font-name-complex="MS Gothic"/>
    </style:style>
    <style:style style:name="T1985" style:parent-style-name="DefaultParagraphFont" style:family="text">
      <style:text-properties style:font-name="MS Gothic" style:font-name-asian="MS Gothic" style:font-name-complex="MS Gothic"/>
    </style:style>
    <style:style style:name="T1986" style:parent-style-name="DefaultParagraphFont" style:family="text">
      <style:text-properties style:font-name="Microsoft JhengHei" style:font-name-asian="Microsoft JhengHei" style:font-name-complex="Microsoft JhengHei"/>
    </style:style>
    <style:style style:name="T1987" style:parent-style-name="DefaultParagraphFont" style:family="text">
      <style:text-properties style:font-name="MS Gothic" style:font-name-asian="MS Gothic" style:font-name-complex="MS Gothic"/>
    </style:style>
    <style:style style:name="T1988" style:parent-style-name="DefaultParagraphFont" style:family="text">
      <style:text-properties style:font-name="Microsoft JhengHei" style:font-name-asian="Microsoft JhengHei" style:font-name-complex="Microsoft JhengHei"/>
    </style:style>
    <style:style style:name="T1989" style:parent-style-name="DefaultParagraphFont" style:family="text">
      <style:text-properties style:font-name="Microsoft JhengHei" style:font-name-asian="Microsoft JhengHei" style:font-name-complex="Microsoft JhengHei"/>
    </style:style>
    <style:style style:name="T1990" style:parent-style-name="DefaultParagraphFont" style:family="text">
      <style:text-properties style:font-name="MS Gothic" style:font-name-asian="MS Gothic" style:font-name-complex="MS Gothic"/>
    </style:style>
    <style:style style:name="T1991" style:parent-style-name="DefaultParagraphFont" style:family="text">
      <style:text-properties style:font-name="MS Gothic" style:font-name-asian="MS Gothic" style:font-name-complex="MS Gothic"/>
    </style:style>
    <style:style style:name="T1992" style:parent-style-name="DefaultParagraphFont" style:family="text">
      <style:text-properties style:font-name="MS Gothic" style:font-name-asian="MS Gothic" style:font-name-complex="MS Gothic"/>
    </style:style>
    <style:style style:name="T1993" style:parent-style-name="DefaultParagraphFont" style:family="text">
      <style:text-properties style:font-name="MS Gothic" style:font-name-asian="MS Gothic" style:font-name-complex="MS Gothic"/>
    </style:style>
    <style:style style:name="T1994" style:parent-style-name="DefaultParagraphFont" style:family="text">
      <style:text-properties style:font-name="MS Gothic" style:font-name-asian="MS Gothic" style:font-name-complex="MS Gothic"/>
    </style:style>
    <style:style style:name="T1995" style:parent-style-name="DefaultParagraphFont" style:family="text">
      <style:text-properties style:font-name="MS Gothic" style:font-name-asian="MS Gothic" style:font-name-complex="MS Gothic"/>
    </style:style>
    <style:style style:name="T1996" style:parent-style-name="DefaultParagraphFont" style:family="text">
      <style:text-properties style:font-name="MS Gothic" style:font-name-asian="MS Gothic" style:font-name-complex="MS Gothic"/>
    </style:style>
    <style:style style:name="T1997" style:parent-style-name="DefaultParagraphFont" style:family="text">
      <style:text-properties style:font-name="Microsoft JhengHei" style:font-name-asian="Microsoft JhengHei" style:font-name-complex="Microsoft JhengHei"/>
    </style:style>
    <style:style style:name="T1998" style:parent-style-name="DefaultParagraphFont" style:family="text">
      <style:text-properties style:font-name="MS Gothic" style:font-name-asian="MS Gothic" style:font-name-complex="MS Gothic"/>
    </style:style>
    <style:style style:name="T1999" style:parent-style-name="DefaultParagraphFont" style:family="text">
      <style:text-properties style:font-name="MS Gothic" style:font-name-asian="MS Gothic" style:font-name-complex="MS Gothic"/>
    </style:style>
    <style:style style:name="T2000" style:parent-style-name="DefaultParagraphFont" style:family="text">
      <style:text-properties style:font-name="MS Gothic" style:font-name-asian="MS Gothic" style:font-name-complex="MS Gothic"/>
    </style:style>
    <style:style style:name="T2001" style:parent-style-name="DefaultParagraphFont" style:family="text">
      <style:text-properties style:font-name="MS Gothic" style:font-name-asian="MS Gothic" style:font-name-complex="MS Gothic"/>
    </style:style>
    <style:style style:name="T2002" style:parent-style-name="DefaultParagraphFont" style:family="text">
      <style:text-properties style:font-name="MS Gothic" style:font-name-asian="MS Gothic" style:font-name-complex="MS Gothic"/>
    </style:style>
    <style:style style:name="T2003" style:parent-style-name="DefaultParagraphFont" style:family="text">
      <style:text-properties style:font-name="MS Gothic" style:font-name-asian="MS Gothic" style:font-name-complex="MS Gothic"/>
    </style:style>
    <style:style style:name="T2004" style:parent-style-name="DefaultParagraphFont" style:family="text">
      <style:text-properties style:font-name="MS Gothic" style:font-name-asian="MS Gothic" style:font-name-complex="MS Gothic"/>
    </style:style>
    <style:style style:name="T2005" style:parent-style-name="DefaultParagraphFont" style:family="text">
      <style:text-properties style:font-name="MS Gothic" style:font-name-asian="MS Gothic" style:font-name-complex="MS Gothic"/>
    </style:style>
    <style:style style:name="T2006" style:parent-style-name="DefaultParagraphFont" style:family="text">
      <style:text-properties style:font-name="MS Gothic" style:font-name-asian="MS Gothic" style:font-name-complex="MS Gothic"/>
    </style:style>
    <style:style style:name="T2007" style:parent-style-name="DefaultParagraphFont" style:family="text">
      <style:text-properties style:font-name="MS Gothic" style:font-name-asian="MS Gothic" style:font-name-complex="MS Gothic"/>
    </style:style>
    <style:style style:name="T2008" style:parent-style-name="DefaultParagraphFont" style:family="text">
      <style:text-properties style:font-name="MS Gothic" style:font-name-asian="MS Gothic" style:font-name-complex="MS Gothic"/>
    </style:style>
    <style:style style:name="T2009" style:parent-style-name="DefaultParagraphFont" style:family="text">
      <style:text-properties style:font-name="MS Gothic" style:font-name-asian="MS Gothic" style:font-name-complex="MS Gothic"/>
    </style:style>
    <style:style style:name="T2010" style:parent-style-name="DefaultParagraphFont" style:family="text">
      <style:text-properties style:font-name="MS Gothic" style:font-name-asian="MS Gothic" style:font-name-complex="MS Gothic"/>
    </style:style>
    <style:style style:name="T2011" style:parent-style-name="DefaultParagraphFont" style:family="text">
      <style:text-properties style:font-name="MS Gothic" style:font-name-asian="MS Gothic" style:font-name-complex="MS Gothic"/>
    </style:style>
    <style:style style:name="T2012" style:parent-style-name="DefaultParagraphFont" style:family="text">
      <style:text-properties style:font-name="MS Gothic" style:font-name-asian="MS Gothic" style:font-name-complex="MS Gothic"/>
    </style:style>
    <style:style style:name="T2013" style:parent-style-name="DefaultParagraphFont" style:family="text">
      <style:text-properties style:font-name="MS Gothic" style:font-name-asian="MS Gothic" style:font-name-complex="MS Gothic"/>
    </style:style>
    <style:style style:name="T2014" style:parent-style-name="DefaultParagraphFont" style:family="text">
      <style:text-properties style:font-name="MS Gothic" style:font-name-asian="MS Gothic" style:font-name-complex="MS Gothic"/>
    </style:style>
    <style:style style:name="T2015" style:parent-style-name="DefaultParagraphFont" style:family="text">
      <style:text-properties style:font-name="MS Gothic" style:font-name-asian="MS Gothic" style:font-name-complex="MS Gothic"/>
    </style:style>
    <style:style style:name="T2016" style:parent-style-name="DefaultParagraphFont" style:family="text">
      <style:text-properties style:font-name="MS Gothic" style:font-name-asian="MS Gothic" style:font-name-complex="MS Gothic"/>
    </style:style>
    <style:style style:name="T2017" style:parent-style-name="DefaultParagraphFont" style:family="text">
      <style:text-properties style:font-name="MS Gothic" style:font-name-asian="MS Gothic" style:font-name-complex="MS Gothic"/>
    </style:style>
    <style:style style:name="T2018" style:parent-style-name="DefaultParagraphFont" style:family="text">
      <style:text-properties style:font-name="MS Gothic" style:font-name-asian="MS Gothic" style:font-name-complex="MS Gothic"/>
    </style:style>
    <style:style style:name="T2019" style:parent-style-name="DefaultParagraphFont" style:family="text">
      <style:text-properties style:font-name="MS Gothic" style:font-name-asian="MS Gothic" style:font-name-complex="MS Gothic"/>
    </style:style>
    <style:style style:name="T2020" style:parent-style-name="DefaultParagraphFont" style:family="text">
      <style:text-properties style:font-name="MS Gothic" style:font-name-asian="MS Gothic" style:font-name-complex="MS Gothic"/>
    </style:style>
    <style:style style:name="T2021" style:parent-style-name="DefaultParagraphFont" style:family="text">
      <style:text-properties style:font-name="MS Gothic" style:font-name-asian="MS Gothic" style:font-name-complex="MS Gothic"/>
    </style:style>
    <style:style style:name="T2022" style:parent-style-name="DefaultParagraphFont" style:family="text">
      <style:text-properties style:font-name="MS Gothic" style:font-name-asian="MS Gothic" style:font-name-complex="MS Gothic"/>
    </style:style>
    <style:style style:name="T2023" style:parent-style-name="DefaultParagraphFont" style:family="text">
      <style:text-properties style:font-name="MS Gothic" style:font-name-asian="MS Gothic" style:font-name-complex="MS Gothic"/>
    </style:style>
    <style:style style:name="T2024" style:parent-style-name="DefaultParagraphFont" style:family="text">
      <style:text-properties style:font-name="MS Gothic" style:font-name-asian="MS Gothic" style:font-name-complex="MS Gothic"/>
    </style:style>
    <style:style style:name="T2025" style:parent-style-name="DefaultParagraphFont" style:family="text">
      <style:text-properties style:font-name="MS Gothic" style:font-name-asian="MS Gothic" style:font-name-complex="MS Gothic"/>
    </style:style>
    <style:style style:name="T2026" style:parent-style-name="DefaultParagraphFont" style:family="text">
      <style:text-properties style:font-name="MS Gothic" style:font-name-asian="MS Gothic" style:font-name-complex="MS Gothic"/>
    </style:style>
    <style:style style:name="T2027" style:parent-style-name="DefaultParagraphFont" style:family="text">
      <style:text-properties style:font-name="MS Gothic" style:font-name-asian="MS Gothic" style:font-name-complex="MS Gothic"/>
    </style:style>
    <style:style style:name="T2028" style:parent-style-name="DefaultParagraphFont" style:family="text">
      <style:text-properties style:font-name="MS Gothic" style:font-name-asian="MS Gothic" style:font-name-complex="MS Gothic"/>
    </style:style>
    <style:style style:name="T2029" style:parent-style-name="DefaultParagraphFont" style:family="text">
      <style:text-properties style:font-name="MS Gothic" style:font-name-asian="MS Gothic" style:font-name-complex="MS Gothic"/>
    </style:style>
    <style:style style:name="T2030" style:parent-style-name="DefaultParagraphFont" style:family="text">
      <style:text-properties style:font-name="MS Gothic" style:font-name-asian="MS Gothic" style:font-name-complex="MS Gothic"/>
    </style:style>
    <style:style style:name="T2031" style:parent-style-name="DefaultParagraphFont" style:family="text">
      <style:text-properties style:font-name="MS Gothic" style:font-name-asian="MS Gothic" style:font-name-complex="MS Gothic"/>
    </style:style>
    <style:style style:name="T2032" style:parent-style-name="DefaultParagraphFont" style:family="text">
      <style:text-properties style:font-name="MS Gothic" style:font-name-asian="MS Gothic" style:font-name-complex="MS Gothic"/>
    </style:style>
    <style:style style:name="T2033" style:parent-style-name="DefaultParagraphFont" style:family="text">
      <style:text-properties style:font-name="MS Gothic" style:font-name-asian="MS Gothic" style:font-name-complex="MS Gothic"/>
    </style:style>
    <style:style style:name="T2034" style:parent-style-name="DefaultParagraphFont" style:family="text">
      <style:text-properties style:font-name="MS Gothic" style:font-name-asian="MS Gothic" style:font-name-complex="MS Gothic"/>
    </style:style>
    <style:style style:name="T2035" style:parent-style-name="DefaultParagraphFont" style:family="text">
      <style:text-properties style:font-name="MS Gothic" style:font-name-asian="MS Gothic" style:font-name-complex="MS Gothic"/>
    </style:style>
    <style:style style:name="T2036" style:parent-style-name="DefaultParagraphFont" style:family="text">
      <style:text-properties style:font-name="MS Gothic" style:font-name-asian="MS Gothic" style:font-name-complex="MS Gothic"/>
    </style:style>
    <style:style style:name="T2037" style:parent-style-name="DefaultParagraphFont" style:family="text">
      <style:text-properties style:font-name="MS Gothic" style:font-name-asian="MS Gothic" style:font-name-complex="MS Gothic"/>
    </style:style>
    <style:style style:name="T2038" style:parent-style-name="DefaultParagraphFont" style:family="text">
      <style:text-properties style:font-name="MS Gothic" style:font-name-asian="MS Gothic" style:font-name-complex="MS Gothic"/>
    </style:style>
    <style:style style:name="T2039" style:parent-style-name="DefaultParagraphFont" style:family="text">
      <style:text-properties style:font-name="MS Gothic" style:font-name-asian="MS Gothic" style:font-name-complex="MS Gothic"/>
    </style:style>
    <style:style style:name="T2040" style:parent-style-name="DefaultParagraphFont" style:family="text">
      <style:text-properties style:font-name="MS Gothic" style:font-name-asian="MS Gothic" style:font-name-complex="MS Gothic"/>
    </style:style>
    <style:style style:name="T2041" style:parent-style-name="DefaultParagraphFont" style:family="text">
      <style:text-properties style:font-name="Microsoft JhengHei" style:font-name-asian="Microsoft JhengHei" style:font-name-complex="Microsoft JhengHei"/>
    </style:style>
    <style:style style:name="T2042" style:parent-style-name="DefaultParagraphFont" style:family="text">
      <style:text-properties style:font-name="MS Gothic" style:font-name-asian="MS Gothic" style:font-name-complex="MS Gothic"/>
    </style:style>
    <style:style style:name="T2043" style:parent-style-name="DefaultParagraphFont" style:family="text">
      <style:text-properties style:font-name="MS Gothic" style:font-name-asian="MS Gothic" style:font-name-complex="MS Gothic"/>
    </style:style>
    <style:style style:name="T2044" style:parent-style-name="DefaultParagraphFont" style:family="text">
      <style:text-properties style:font-name="MS Gothic" style:font-name-asian="MS Gothic" style:font-name-complex="MS Gothic"/>
    </style:style>
    <style:style style:name="T2045" style:parent-style-name="DefaultParagraphFont" style:family="text">
      <style:text-properties style:font-name="MS Gothic" style:font-name-asian="MS Gothic" style:font-name-complex="MS Gothic"/>
    </style:style>
    <style:style style:name="T2046" style:parent-style-name="DefaultParagraphFont" style:family="text">
      <style:text-properties style:font-name="Microsoft JhengHei" style:font-name-asian="Microsoft JhengHei" style:font-name-complex="Microsoft JhengHei"/>
    </style:style>
    <style:style style:name="T2047" style:parent-style-name="DefaultParagraphFont" style:family="text">
      <style:text-properties style:font-name="MS Gothic" style:font-name-asian="MS Gothic" style:font-name-complex="MS Gothic"/>
    </style:style>
    <style:style style:name="T2048" style:parent-style-name="DefaultParagraphFont" style:family="text">
      <style:text-properties style:font-name="MS Gothic" style:font-name-asian="MS Gothic" style:font-name-complex="MS Gothic"/>
    </style:style>
    <style:style style:name="T2049" style:parent-style-name="DefaultParagraphFont" style:family="text">
      <style:text-properties style:font-name="MS Gothic" style:font-name-asian="MS Gothic" style:font-name-complex="MS Gothic"/>
    </style:style>
    <style:style style:name="T2050" style:parent-style-name="DefaultParagraphFont" style:family="text">
      <style:text-properties style:font-name="MS Gothic" style:font-name-asian="MS Gothic" style:font-name-complex="MS Gothic"/>
    </style:style>
    <style:style style:name="T2051" style:parent-style-name="DefaultParagraphFont" style:family="text">
      <style:text-properties style:font-name="MS Gothic" style:font-name-asian="MS Gothic" style:font-name-complex="MS Gothic"/>
    </style:style>
    <style:style style:name="T2052" style:parent-style-name="DefaultParagraphFont" style:family="text">
      <style:text-properties style:font-name="MS Gothic" style:font-name-asian="MS Gothic" style:font-name-complex="MS Gothic"/>
    </style:style>
    <style:style style:name="T2053" style:parent-style-name="DefaultParagraphFont" style:family="text">
      <style:text-properties style:font-name="MS Gothic" style:font-name-asian="MS Gothic" style:font-name-complex="MS Gothic"/>
    </style:style>
    <style:style style:name="T2054" style:parent-style-name="DefaultParagraphFont" style:family="text">
      <style:text-properties style:font-name="MS Gothic" style:font-name-asian="MS Gothic" style:font-name-complex="MS Gothic"/>
    </style:style>
    <style:style style:name="T2055" style:parent-style-name="DefaultParagraphFont" style:family="text">
      <style:text-properties style:font-name="Microsoft JhengHei" style:font-name-asian="Microsoft JhengHei" style:font-name-complex="Microsoft JhengHei"/>
    </style:style>
    <style:style style:name="T2056" style:parent-style-name="DefaultParagraphFont" style:family="text">
      <style:text-properties style:font-name="MS Gothic" style:font-name-asian="MS Gothic" style:font-name-complex="MS Gothic"/>
    </style:style>
    <style:style style:name="T2057" style:parent-style-name="DefaultParagraphFont" style:family="text">
      <style:text-properties style:font-name="MS Gothic" style:font-name-asian="MS Gothic" style:font-name-complex="MS Gothic"/>
    </style:style>
    <style:style style:name="T2058" style:parent-style-name="DefaultParagraphFont" style:family="text">
      <style:text-properties style:font-name="MS Gothic" style:font-name-asian="MS Gothic" style:font-name-complex="MS Gothic"/>
    </style:style>
    <style:style style:name="T2059" style:parent-style-name="DefaultParagraphFont" style:family="text">
      <style:text-properties style:font-name="MS Gothic" style:font-name-asian="MS Gothic" style:font-name-complex="MS Gothic"/>
    </style:style>
    <style:style style:name="T2060" style:parent-style-name="DefaultParagraphFont" style:family="text">
      <style:text-properties style:font-name="MS Gothic" style:font-name-asian="MS Gothic" style:font-name-complex="MS Gothic"/>
    </style:style>
    <style:style style:name="T2061" style:parent-style-name="DefaultParagraphFont" style:family="text">
      <style:text-properties style:font-name="MS Gothic" style:font-name-asian="MS Gothic" style:font-name-complex="MS Gothic"/>
    </style:style>
    <style:style style:name="T2062" style:parent-style-name="DefaultParagraphFont" style:family="text">
      <style:text-properties style:font-name="MS Gothic" style:font-name-asian="MS Gothic" style:font-name-complex="MS Gothic"/>
    </style:style>
    <style:style style:name="T2063" style:parent-style-name="DefaultParagraphFont" style:family="text">
      <style:text-properties style:font-name="Malgun Gothic" style:font-name-asian="Malgun Gothic" style:font-name-complex="Malgun Gothic"/>
    </style:style>
    <style:style style:name="T2064" style:parent-style-name="DefaultParagraphFont" style:family="text">
      <style:text-properties style:font-name="MS Gothic" style:font-name-asian="MS Gothic" style:font-name-complex="MS Gothic"/>
    </style:style>
    <style:style style:name="T2065" style:parent-style-name="DefaultParagraphFont" style:family="text">
      <style:text-properties style:font-name="MS Gothic" style:font-name-asian="MS Gothic" style:font-name-complex="MS Gothic"/>
    </style:style>
    <style:style style:name="T2066" style:parent-style-name="DefaultParagraphFont" style:family="text">
      <style:text-properties style:font-name="MingLiU-ExtB" style:font-name-asian="MingLiU-ExtB" style:font-name-complex="MingLiU-ExtB"/>
    </style:style>
    <style:style style:name="T2067" style:parent-style-name="DefaultParagraphFont" style:family="text">
      <style:text-properties style:font-name="Microsoft JhengHei" style:font-name-asian="Microsoft JhengHei" style:font-name-complex="Microsoft JhengHei"/>
    </style:style>
    <style:style style:name="T2068" style:parent-style-name="DefaultParagraphFont" style:family="text">
      <style:text-properties style:font-name="MS Gothic" style:font-name-asian="MS Gothic" style:font-name-complex="MS Gothic"/>
    </style:style>
    <style:style style:name="T2069" style:parent-style-name="DefaultParagraphFont" style:family="text">
      <style:text-properties style:font-name="MS Gothic" style:font-name-asian="MS Gothic" style:font-name-complex="MS Gothic"/>
    </style:style>
    <style:style style:name="T2070" style:parent-style-name="DefaultParagraphFont" style:family="text">
      <style:text-properties style:font-name="MS Gothic" style:font-name-asian="MS Gothic" style:font-name-complex="MS Gothic"/>
    </style:style>
    <style:style style:name="T2071" style:parent-style-name="DefaultParagraphFont" style:family="text">
      <style:text-properties style:font-name="MS Gothic" style:font-name-asian="MS Gothic" style:font-name-complex="MS Gothic"/>
    </style:style>
    <style:style style:name="T2072" style:parent-style-name="DefaultParagraphFont" style:family="text">
      <style:text-properties style:font-name="MS Gothic" style:font-name-asian="MS Gothic" style:font-name-complex="MS Gothic"/>
    </style:style>
    <style:style style:name="T2073" style:parent-style-name="DefaultParagraphFont" style:family="text">
      <style:text-properties style:font-name="MS Gothic" style:font-name-asian="MS Gothic" style:font-name-complex="MS Gothic"/>
    </style:style>
    <style:style style:name="T2074" style:parent-style-name="DefaultParagraphFont" style:family="text">
      <style:text-properties style:font-name="MS Gothic" style:font-name-asian="MS Gothic" style:font-name-complex="MS Gothic"/>
    </style:style>
    <style:style style:name="T2075" style:parent-style-name="DefaultParagraphFont" style:family="text">
      <style:text-properties style:font-name="MS Gothic" style:font-name-asian="MS Gothic" style:font-name-complex="MS Gothic"/>
    </style:style>
    <style:style style:name="T2076" style:parent-style-name="DefaultParagraphFont" style:family="text">
      <style:text-properties style:font-name="Microsoft JhengHei" style:font-name-asian="Microsoft JhengHei" style:font-name-complex="Microsoft JhengHei"/>
    </style:style>
    <style:style style:name="T2077" style:parent-style-name="DefaultParagraphFont" style:family="text">
      <style:text-properties style:font-name="MS Gothic" style:font-name-asian="MS Gothic" style:font-name-complex="MS Gothic"/>
    </style:style>
    <style:style style:name="T2078" style:parent-style-name="DefaultParagraphFont" style:family="text">
      <style:text-properties style:font-name="MS Gothic" style:font-name-asian="MS Gothic" style:font-name-complex="MS Gothic"/>
    </style:style>
    <style:style style:name="T2079" style:parent-style-name="DefaultParagraphFont" style:family="text">
      <style:text-properties style:font-name="Microsoft JhengHei" style:font-name-asian="Microsoft JhengHei" style:font-name-complex="Microsoft JhengHei"/>
    </style:style>
    <style:style style:name="T2080" style:parent-style-name="DefaultParagraphFont" style:family="text">
      <style:text-properties style:font-name="MS Gothic" style:font-name-asian="MS Gothic" style:font-name-complex="MS Gothic"/>
    </style:style>
    <style:style style:name="T2081" style:parent-style-name="DefaultParagraphFont" style:family="text">
      <style:text-properties style:font-name="MS Gothic" style:font-name-asian="MS Gothic" style:font-name-complex="MS Gothic"/>
    </style:style>
    <style:style style:name="T2082" style:parent-style-name="DefaultParagraphFont" style:family="text">
      <style:text-properties style:font-name="MS Gothic" style:font-name-asian="MS Gothic" style:font-name-complex="MS Gothic"/>
    </style:style>
    <style:style style:name="T2083" style:parent-style-name="DefaultParagraphFont" style:family="text">
      <style:text-properties style:font-name="MS Gothic" style:font-name-asian="MS Gothic" style:font-name-complex="MS Gothic"/>
    </style:style>
    <style:style style:name="T2084" style:parent-style-name="DefaultParagraphFont" style:family="text">
      <style:text-properties style:font-name="MS Gothic" style:font-name-asian="MS Gothic" style:font-name-complex="MS Gothic"/>
    </style:style>
    <style:style style:name="T2085" style:parent-style-name="DefaultParagraphFont" style:family="text">
      <style:text-properties style:font-name="MS Gothic" style:font-name-asian="MS Gothic" style:font-name-complex="MS Gothic"/>
    </style:style>
    <style:style style:name="T2086" style:parent-style-name="DefaultParagraphFont" style:family="text">
      <style:text-properties style:font-name="MS Gothic" style:font-name-asian="MS Gothic" style:font-name-complex="MS Gothic"/>
    </style:style>
    <style:style style:name="T2087" style:parent-style-name="DefaultParagraphFont" style:family="text">
      <style:text-properties style:font-name="MS Gothic" style:font-name-asian="MS Gothic" style:font-name-complex="MS Gothic"/>
    </style:style>
    <style:style style:name="T2088" style:parent-style-name="DefaultParagraphFont" style:family="text">
      <style:text-properties style:font-name="MS Gothic" style:font-name-asian="MS Gothic" style:font-name-complex="MS Gothic"/>
    </style:style>
    <style:style style:name="T2089" style:parent-style-name="DefaultParagraphFont" style:family="text">
      <style:text-properties style:font-name="MS Gothic" style:font-name-asian="MS Gothic" style:font-name-complex="MS Gothic"/>
    </style:style>
    <style:style style:name="T2090" style:parent-style-name="DefaultParagraphFont" style:family="text">
      <style:text-properties style:font-name="MS Gothic" style:font-name-asian="MS Gothic" style:font-name-complex="MS Gothic"/>
    </style:style>
    <style:style style:name="T2091" style:parent-style-name="DefaultParagraphFont" style:family="text">
      <style:text-properties style:font-name="MS Gothic" style:font-name-asian="MS Gothic" style:font-name-complex="MS Gothic"/>
    </style:style>
    <style:style style:name="T2092" style:parent-style-name="DefaultParagraphFont" style:family="text">
      <style:text-properties style:font-name="MS Gothic" style:font-name-asian="MS Gothic" style:font-name-complex="MS Gothic"/>
    </style:style>
    <style:style style:name="T2093" style:parent-style-name="DefaultParagraphFont" style:family="text">
      <style:text-properties style:font-name="MS Gothic" style:font-name-asian="MS Gothic" style:font-name-complex="MS Gothic"/>
    </style:style>
    <style:style style:name="T2094" style:parent-style-name="DefaultParagraphFont" style:family="text">
      <style:text-properties style:font-name="MS Gothic" style:font-name-asian="MS Gothic" style:font-name-complex="MS Gothic"/>
    </style:style>
    <style:style style:name="T2095" style:parent-style-name="DefaultParagraphFont" style:family="text">
      <style:text-properties style:font-name="MS Gothic" style:font-name-asian="MS Gothic" style:font-name-complex="MS Gothic"/>
    </style:style>
    <style:style style:name="T2096" style:parent-style-name="DefaultParagraphFont" style:family="text">
      <style:text-properties style:font-name="MS Gothic" style:font-name-asian="MS Gothic" style:font-name-complex="MS Gothic"/>
    </style:style>
    <style:style style:name="T2097" style:parent-style-name="DefaultParagraphFont" style:family="text">
      <style:text-properties style:font-name="MS Gothic" style:font-name-asian="MS Gothic" style:font-name-complex="MS Gothic"/>
    </style:style>
    <style:style style:name="T2098" style:parent-style-name="DefaultParagraphFont" style:family="text">
      <style:text-properties style:font-name="MS Gothic" style:font-name-asian="MS Gothic" style:font-name-complex="MS Gothic"/>
    </style:style>
    <style:style style:name="T2099" style:parent-style-name="DefaultParagraphFont" style:family="text">
      <style:text-properties style:font-name="MS Gothic" style:font-name-asian="MS Gothic" style:font-name-complex="MS Gothic"/>
    </style:style>
    <style:style style:name="T2100" style:parent-style-name="DefaultParagraphFont" style:family="text">
      <style:text-properties style:font-name="MS Gothic" style:font-name-asian="MS Gothic" style:font-name-complex="MS Gothic"/>
    </style:style>
    <style:style style:name="T2101" style:parent-style-name="DefaultParagraphFont" style:family="text">
      <style:text-properties style:font-name="MS Gothic" style:font-name-asian="MS Gothic" style:font-name-complex="MS Gothic"/>
    </style:style>
    <style:style style:name="T2102" style:parent-style-name="DefaultParagraphFont" style:family="text">
      <style:text-properties style:font-name="MS Gothic" style:font-name-asian="MS Gothic" style:font-name-complex="MS Gothic"/>
    </style:style>
    <style:style style:name="T2103" style:parent-style-name="DefaultParagraphFont" style:family="text">
      <style:text-properties style:font-name="MS Gothic" style:font-name-asian="MS Gothic" style:font-name-complex="MS Gothic"/>
    </style:style>
    <style:style style:name="T2104" style:parent-style-name="DefaultParagraphFont" style:family="text">
      <style:text-properties style:font-name="MS Gothic" style:font-name-asian="MS Gothic" style:font-name-complex="MS Gothic"/>
    </style:style>
    <style:style style:name="T2105" style:parent-style-name="DefaultParagraphFont" style:family="text">
      <style:text-properties style:font-name="MS Gothic" style:font-name-asian="MS Gothic" style:font-name-complex="MS Gothic"/>
    </style:style>
    <style:style style:name="T2106" style:parent-style-name="DefaultParagraphFont" style:family="text">
      <style:text-properties style:font-name="MS Gothic" style:font-name-asian="MS Gothic" style:font-name-complex="MS Gothic"/>
    </style:style>
    <style:style style:name="T2107" style:parent-style-name="DefaultParagraphFont" style:family="text">
      <style:text-properties style:font-name="MS Gothic" style:font-name-asian="MS Gothic" style:font-name-complex="MS Gothic"/>
    </style:style>
    <style:style style:name="T2108" style:parent-style-name="DefaultParagraphFont" style:family="text">
      <style:text-properties style:font-name="MS Gothic" style:font-name-asian="MS Gothic" style:font-name-complex="MS Gothic"/>
    </style:style>
    <style:style style:name="T2109" style:parent-style-name="DefaultParagraphFont" style:family="text">
      <style:text-properties style:font-name="MS Gothic" style:font-name-asian="MS Gothic" style:font-name-complex="MS Gothic"/>
    </style:style>
    <style:style style:name="T2110" style:parent-style-name="DefaultParagraphFont" style:family="text">
      <style:text-properties style:font-name="Malgun Gothic" style:font-name-asian="Malgun Gothic" style:font-name-complex="Malgun Gothic"/>
    </style:style>
    <style:style style:name="T2111" style:parent-style-name="DefaultParagraphFont" style:family="text">
      <style:text-properties style:font-name="MS Gothic" style:font-name-asian="MS Gothic" style:font-name-complex="MS Gothic"/>
    </style:style>
    <style:style style:name="T2112" style:parent-style-name="DefaultParagraphFont" style:family="text">
      <style:text-properties style:font-name="MS Gothic" style:font-name-asian="MS Gothic" style:font-name-complex="MS Gothic"/>
    </style:style>
    <style:style style:name="T2113" style:parent-style-name="DefaultParagraphFont" style:family="text">
      <style:text-properties style:font-name="MS Gothic" style:font-name-asian="MS Gothic" style:font-name-complex="MS Gothic"/>
    </style:style>
    <style:style style:name="T2114" style:parent-style-name="DefaultParagraphFont" style:family="text">
      <style:text-properties style:font-name="MS Gothic" style:font-name-asian="MS Gothic" style:font-name-complex="MS Gothic"/>
    </style:style>
    <style:style style:name="T2115" style:parent-style-name="DefaultParagraphFont" style:family="text">
      <style:text-properties style:font-name="MS Gothic" style:font-name-asian="MS Gothic" style:font-name-complex="MS Gothic"/>
    </style:style>
    <style:style style:name="T2116" style:parent-style-name="DefaultParagraphFont" style:family="text">
      <style:text-properties style:font-name="MS Gothic" style:font-name-asian="MS Gothic" style:font-name-complex="MS Gothic"/>
    </style:style>
    <style:style style:name="T2117" style:parent-style-name="DefaultParagraphFont" style:family="text">
      <style:text-properties style:font-name="MS Gothic" style:font-name-asian="MS Gothic" style:font-name-complex="MS Gothic"/>
    </style:style>
    <style:style style:name="T2118" style:parent-style-name="DefaultParagraphFont" style:family="text">
      <style:text-properties style:font-name="MingLiU-ExtB" style:font-name-asian="MingLiU-ExtB" style:font-name-complex="MingLiU-ExtB"/>
    </style:style>
    <style:style style:name="T2119" style:parent-style-name="DefaultParagraphFont" style:family="text">
      <style:text-properties style:font-name="MS Gothic" style:font-name-asian="MS Gothic" style:font-name-complex="MS Gothic"/>
    </style:style>
    <style:style style:name="T2120" style:parent-style-name="DefaultParagraphFont" style:family="text">
      <style:text-properties style:font-name="MS Gothic" style:font-name-asian="MS Gothic" style:font-name-complex="MS Gothic"/>
    </style:style>
    <style:style style:name="T2121" style:parent-style-name="DefaultParagraphFont" style:family="text">
      <style:text-properties style:font-name="MingLiU-ExtB" style:font-name-asian="MingLiU-ExtB" style:font-name-complex="MingLiU-ExtB"/>
    </style:style>
    <style:style style:name="T2122" style:parent-style-name="DefaultParagraphFont" style:family="text">
      <style:text-properties style:font-name="MS Gothic" style:font-name-asian="MS Gothic" style:font-name-complex="MS Gothic"/>
    </style:style>
    <style:style style:name="T2123" style:parent-style-name="DefaultParagraphFont" style:family="text">
      <style:text-properties style:font-name="MS Gothic" style:font-name-asian="MS Gothic" style:font-name-complex="MS Gothic"/>
    </style:style>
    <style:style style:name="T2124" style:parent-style-name="DefaultParagraphFont" style:family="text">
      <style:text-properties style:font-name="MS Gothic" style:font-name-asian="MS Gothic" style:font-name-complex="MS Gothic"/>
    </style:style>
    <style:style style:name="T2125" style:parent-style-name="DefaultParagraphFont" style:family="text">
      <style:text-properties style:font-name="MS Gothic" style:font-name-asian="MS Gothic" style:font-name-complex="MS Gothic"/>
    </style:style>
    <style:style style:name="T2126" style:parent-style-name="DefaultParagraphFont" style:family="text">
      <style:text-properties style:font-name="MS Gothic" style:font-name-asian="MS Gothic" style:font-name-complex="MS Gothic"/>
    </style:style>
    <style:style style:name="T2127" style:parent-style-name="DefaultParagraphFont" style:family="text">
      <style:text-properties style:font-name="MS Gothic" style:font-name-asian="MS Gothic" style:font-name-complex="MS Gothic"/>
    </style:style>
    <style:style style:name="T2128" style:parent-style-name="DefaultParagraphFont" style:family="text">
      <style:text-properties style:font-name="MS Gothic" style:font-name-asian="MS Gothic" style:font-name-complex="MS Gothic"/>
    </style:style>
    <style:style style:name="T2129" style:parent-style-name="DefaultParagraphFont" style:family="text">
      <style:text-properties style:font-name="MS Gothic" style:font-name-asian="MS Gothic" style:font-name-complex="MS Gothic"/>
    </style:style>
    <style:style style:name="T2130" style:parent-style-name="DefaultParagraphFont" style:family="text">
      <style:text-properties style:font-name="MS Gothic" style:font-name-asian="MS Gothic" style:font-name-complex="MS Gothic"/>
    </style:style>
    <style:style style:name="T2131" style:parent-style-name="DefaultParagraphFont" style:family="text">
      <style:text-properties style:font-name="Microsoft JhengHei" style:font-name-asian="Microsoft JhengHei" style:font-name-complex="Microsoft JhengHei"/>
    </style:style>
    <style:style style:name="T2132" style:parent-style-name="DefaultParagraphFont" style:family="text">
      <style:text-properties style:font-name="MS Gothic" style:font-name-asian="MS Gothic" style:font-name-complex="MS Gothic"/>
    </style:style>
    <style:style style:name="T2133" style:parent-style-name="DefaultParagraphFont" style:family="text">
      <style:text-properties style:font-name="MS Gothic" style:font-name-asian="MS Gothic" style:font-name-complex="MS Gothic"/>
    </style:style>
    <style:style style:name="T2134" style:parent-style-name="DefaultParagraphFont" style:family="text">
      <style:text-properties style:font-name="MS Gothic" style:font-name-asian="MS Gothic" style:font-name-complex="MS Gothic"/>
    </style:style>
    <style:style style:name="T2135" style:parent-style-name="DefaultParagraphFont" style:family="text">
      <style:text-properties style:font-name="MS Gothic" style:font-name-asian="MS Gothic" style:font-name-complex="MS Gothic"/>
    </style:style>
    <style:style style:name="T2136" style:parent-style-name="DefaultParagraphFont" style:family="text">
      <style:text-properties style:font-name="MS Gothic" style:font-name-asian="MS Gothic" style:font-name-complex="MS Gothic"/>
    </style:style>
    <style:style style:name="T2137" style:parent-style-name="DefaultParagraphFont" style:family="text">
      <style:text-properties style:font-name="MS Gothic" style:font-name-asian="MS Gothic" style:font-name-complex="MS Gothic"/>
    </style:style>
    <style:style style:name="T2138" style:parent-style-name="DefaultParagraphFont" style:family="text">
      <style:text-properties style:font-name="MS Gothic" style:font-name-asian="MS Gothic" style:font-name-complex="MS Gothic"/>
    </style:style>
    <style:style style:name="T2139" style:parent-style-name="DefaultParagraphFont" style:family="text">
      <style:text-properties style:font-name="MS Gothic" style:font-name-asian="MS Gothic" style:font-name-complex="MS Gothic"/>
    </style:style>
    <style:style style:name="T2140" style:parent-style-name="DefaultParagraphFont" style:family="text">
      <style:text-properties style:font-name="MS Gothic" style:font-name-asian="MS Gothic" style:font-name-complex="MS Gothic"/>
    </style:style>
    <style:style style:name="T2141" style:parent-style-name="DefaultParagraphFont" style:family="text">
      <style:text-properties style:font-name="MS Gothic" style:font-name-asian="MS Gothic" style:font-name-complex="MS Gothic"/>
    </style:style>
    <style:style style:name="T2142" style:parent-style-name="DefaultParagraphFont" style:family="text">
      <style:text-properties style:font-name="MS Gothic" style:font-name-asian="MS Gothic" style:font-name-complex="MS Gothic"/>
    </style:style>
    <style:style style:name="T2143" style:parent-style-name="DefaultParagraphFont" style:family="text">
      <style:text-properties style:font-name="MS Gothic" style:font-name-asian="MS Gothic" style:font-name-complex="MS Gothic"/>
    </style:style>
    <style:style style:name="T2144" style:parent-style-name="DefaultParagraphFont" style:family="text">
      <style:text-properties style:font-name="MS Gothic" style:font-name-asian="MS Gothic" style:font-name-complex="MS Gothic"/>
    </style:style>
    <style:style style:name="T2145" style:parent-style-name="DefaultParagraphFont" style:family="text">
      <style:text-properties style:font-name="MS Gothic" style:font-name-asian="MS Gothic" style:font-name-complex="MS Gothic"/>
    </style:style>
    <style:style style:name="T2146" style:parent-style-name="DefaultParagraphFont" style:family="text">
      <style:text-properties style:font-name="MS Gothic" style:font-name-asian="MS Gothic" style:font-name-complex="MS Gothic"/>
    </style:style>
    <style:style style:name="T2147" style:parent-style-name="DefaultParagraphFont" style:family="text">
      <style:text-properties style:font-name="MS Gothic" style:font-name-asian="MS Gothic" style:font-name-complex="MS Gothic"/>
    </style:style>
    <style:style style:name="T2148" style:parent-style-name="DefaultParagraphFont" style:family="text">
      <style:text-properties style:font-name="MS Gothic" style:font-name-asian="MS Gothic" style:font-name-complex="MS Gothic"/>
    </style:style>
    <style:style style:name="T2149" style:parent-style-name="DefaultParagraphFont" style:family="text">
      <style:text-properties style:font-name="MS Gothic" style:font-name-asian="MS Gothic" style:font-name-complex="MS Gothic"/>
    </style:style>
    <style:style style:name="T2150" style:parent-style-name="DefaultParagraphFont" style:family="text">
      <style:text-properties style:font-name="MS Gothic" style:font-name-asian="MS Gothic" style:font-name-complex="MS Gothic"/>
    </style:style>
    <style:style style:name="T2151" style:parent-style-name="DefaultParagraphFont" style:family="text">
      <style:text-properties style:font-name="MS Gothic" style:font-name-asian="MS Gothic" style:font-name-complex="MS Gothic"/>
    </style:style>
    <style:style style:name="T2152" style:parent-style-name="DefaultParagraphFont" style:family="text">
      <style:text-properties style:font-name="MS Gothic" style:font-name-asian="MS Gothic" style:font-name-complex="MS Gothic"/>
    </style:style>
    <style:style style:name="T2153" style:parent-style-name="DefaultParagraphFont" style:family="text">
      <style:text-properties style:font-name="MS Gothic" style:font-name-asian="MS Gothic" style:font-name-complex="MS Gothic"/>
    </style:style>
    <style:style style:name="T2154" style:parent-style-name="DefaultParagraphFont" style:family="text">
      <style:text-properties style:font-name="MS Gothic" style:font-name-asian="MS Gothic" style:font-name-complex="MS Gothic"/>
    </style:style>
    <style:style style:name="T2155" style:parent-style-name="DefaultParagraphFont" style:family="text">
      <style:text-properties style:font-name="MS Gothic" style:font-name-asian="MS Gothic" style:font-name-complex="MS Gothic"/>
    </style:style>
    <style:style style:name="T2156" style:parent-style-name="DefaultParagraphFont" style:family="text">
      <style:text-properties style:font-name="MS Gothic" style:font-name-asian="MS Gothic" style:font-name-complex="MS Gothic"/>
    </style:style>
    <style:style style:name="T2157" style:parent-style-name="DefaultParagraphFont" style:family="text">
      <style:text-properties style:font-name="Malgun Gothic" style:font-name-asian="Malgun Gothic" style:font-name-complex="Malgun Gothic"/>
    </style:style>
    <style:style style:name="T2158" style:parent-style-name="DefaultParagraphFont" style:family="text">
      <style:text-properties style:font-name="MS Gothic" style:font-name-asian="MS Gothic" style:font-name-complex="MS Gothic"/>
    </style:style>
    <style:style style:name="T2159" style:parent-style-name="DefaultParagraphFont" style:family="text">
      <style:text-properties style:font-name="MS Gothic" style:font-name-asian="MS Gothic" style:font-name-complex="MS Gothic"/>
    </style:style>
    <style:style style:name="T2160" style:parent-style-name="DefaultParagraphFont" style:family="text">
      <style:text-properties style:font-name="MS Gothic" style:font-name-asian="MS Gothic" style:font-name-complex="MS Gothic"/>
    </style:style>
    <style:style style:name="T2161" style:parent-style-name="DefaultParagraphFont" style:family="text">
      <style:text-properties style:font-name="MS Gothic" style:font-name-asian="MS Gothic" style:font-name-complex="MS Gothic"/>
    </style:style>
    <style:style style:name="T2162" style:parent-style-name="DefaultParagraphFont" style:family="text">
      <style:text-properties style:font-name="MS Gothic" style:font-name-asian="MS Gothic" style:font-name-complex="MS Gothic"/>
    </style:style>
    <style:style style:name="T2163" style:parent-style-name="DefaultParagraphFont" style:family="text">
      <style:text-properties style:font-name="MS Gothic" style:font-name-asian="MS Gothic" style:font-name-complex="MS Gothic"/>
    </style:style>
    <style:style style:name="T2164" style:parent-style-name="DefaultParagraphFont" style:family="text">
      <style:text-properties style:font-name="MS Gothic" style:font-name-asian="MS Gothic" style:font-name-complex="MS Gothic"/>
    </style:style>
    <style:style style:name="T2165" style:parent-style-name="DefaultParagraphFont" style:family="text">
      <style:text-properties style:font-name="Microsoft JhengHei" style:font-name-asian="Microsoft JhengHei" style:font-name-complex="Microsoft JhengHei"/>
    </style:style>
    <style:style style:name="T2166" style:parent-style-name="DefaultParagraphFont" style:family="text">
      <style:text-properties style:font-name="Microsoft JhengHei" style:font-name-asian="Microsoft JhengHei" style:font-name-complex="Microsoft JhengHei"/>
    </style:style>
    <style:style style:name="T2167" style:parent-style-name="DefaultParagraphFont" style:family="text">
      <style:text-properties style:font-name="MS Gothic" style:font-name-asian="MS Gothic" style:font-name-complex="MS Gothic"/>
    </style:style>
    <style:style style:name="T2168" style:parent-style-name="DefaultParagraphFont" style:family="text">
      <style:text-properties style:font-name="MS Gothic" style:font-name-asian="MS Gothic" style:font-name-complex="MS Gothic"/>
    </style:style>
    <style:style style:name="T2169" style:parent-style-name="DefaultParagraphFont" style:family="text">
      <style:text-properties style:font-name="MS Gothic" style:font-name-asian="MS Gothic" style:font-name-complex="MS Gothic"/>
    </style:style>
    <style:style style:name="T2170" style:parent-style-name="DefaultParagraphFont" style:family="text">
      <style:text-properties style:font-name="MS Gothic" style:font-name-asian="MS Gothic" style:font-name-complex="MS Gothic"/>
    </style:style>
    <style:style style:name="T2171" style:parent-style-name="DefaultParagraphFont" style:family="text">
      <style:text-properties style:font-name="MS Gothic" style:font-name-asian="MS Gothic" style:font-name-complex="MS Gothic"/>
    </style:style>
    <style:style style:name="T2172" style:parent-style-name="DefaultParagraphFont" style:family="text">
      <style:text-properties style:font-name="MS Gothic" style:font-name-asian="MS Gothic" style:font-name-complex="MS Gothic"/>
    </style:style>
    <style:style style:name="T2173" style:parent-style-name="DefaultParagraphFont" style:family="text">
      <style:text-properties style:font-name="MS Gothic" style:font-name-asian="MS Gothic" style:font-name-complex="MS Gothic"/>
    </style:style>
    <style:style style:name="T2174" style:parent-style-name="DefaultParagraphFont" style:family="text">
      <style:text-properties style:font-name="MS Gothic" style:font-name-asian="MS Gothic" style:font-name-complex="MS Gothic"/>
    </style:style>
    <style:style style:name="T2175" style:parent-style-name="DefaultParagraphFont" style:family="text">
      <style:text-properties style:font-name="Microsoft JhengHei" style:font-name-asian="Microsoft JhengHei" style:font-name-complex="Microsoft JhengHei"/>
    </style:style>
    <style:style style:name="T2176" style:parent-style-name="DefaultParagraphFont" style:family="text">
      <style:text-properties style:font-name="Microsoft JhengHei" style:font-name-asian="Microsoft JhengHei" style:font-name-complex="Microsoft JhengHei"/>
    </style:style>
    <style:style style:name="T2177" style:parent-style-name="DefaultParagraphFont" style:family="text">
      <style:text-properties style:font-name="MS Gothic" style:font-name-asian="MS Gothic" style:font-name-complex="MS Gothic"/>
    </style:style>
    <style:style style:name="T2178" style:parent-style-name="DefaultParagraphFont" style:family="text">
      <style:text-properties style:font-name="Microsoft JhengHei" style:font-name-asian="Microsoft JhengHei" style:font-name-complex="Microsoft JhengHei"/>
    </style:style>
    <style:style style:name="T2179" style:parent-style-name="DefaultParagraphFont" style:family="text">
      <style:text-properties style:font-name="MS Gothic" style:font-name-asian="MS Gothic" style:font-name-complex="MS Gothic"/>
    </style:style>
    <style:style style:name="T2180" style:parent-style-name="DefaultParagraphFont" style:family="text">
      <style:text-properties style:font-name="MS Gothic" style:font-name-asian="MS Gothic" style:font-name-complex="MS Gothic"/>
    </style:style>
    <style:style style:name="T2181" style:parent-style-name="DefaultParagraphFont" style:family="text">
      <style:text-properties style:font-name="MS Gothic" style:font-name-asian="MS Gothic" style:font-name-complex="MS Gothic"/>
    </style:style>
    <style:style style:name="T2182" style:parent-style-name="DefaultParagraphFont" style:family="text">
      <style:text-properties style:font-name="MS Gothic" style:font-name-asian="MS Gothic" style:font-name-complex="MS Gothic"/>
    </style:style>
    <style:style style:name="T2183" style:parent-style-name="DefaultParagraphFont" style:family="text">
      <style:text-properties style:font-name="MS Gothic" style:font-name-asian="MS Gothic" style:font-name-complex="MS Gothic"/>
    </style:style>
    <style:style style:name="T2184" style:parent-style-name="DefaultParagraphFont" style:family="text">
      <style:text-properties style:font-name="MS Gothic" style:font-name-asian="MS Gothic" style:font-name-complex="MS Gothic"/>
    </style:style>
    <style:style style:name="T2185" style:parent-style-name="DefaultParagraphFont" style:family="text">
      <style:text-properties style:font-name="MS Gothic" style:font-name-asian="MS Gothic" style:font-name-complex="MS Gothic"/>
    </style:style>
    <style:style style:name="T2186" style:parent-style-name="DefaultParagraphFont" style:family="text">
      <style:text-properties style:font-name="MS Gothic" style:font-name-asian="MS Gothic" style:font-name-complex="MS Gothic"/>
    </style:style>
    <style:style style:name="T2187" style:parent-style-name="DefaultParagraphFont" style:family="text">
      <style:text-properties style:font-name="MS Gothic" style:font-name-asian="MS Gothic" style:font-name-complex="MS Gothic"/>
    </style:style>
    <style:style style:name="T2188" style:parent-style-name="DefaultParagraphFont" style:family="text">
      <style:text-properties style:font-name="MS Gothic" style:font-name-asian="MS Gothic" style:font-name-complex="MS Gothic"/>
    </style:style>
    <style:style style:name="T2189" style:parent-style-name="DefaultParagraphFont" style:family="text">
      <style:text-properties style:font-name="MS Gothic" style:font-name-asian="MS Gothic" style:font-name-complex="MS Gothic"/>
    </style:style>
    <style:style style:name="T2190" style:parent-style-name="DefaultParagraphFont" style:family="text">
      <style:text-properties style:font-name="MS Gothic" style:font-name-asian="MS Gothic" style:font-name-complex="MS Gothic"/>
    </style:style>
    <style:style style:name="T2191" style:parent-style-name="DefaultParagraphFont" style:family="text">
      <style:text-properties style:font-name="MS Gothic" style:font-name-asian="MS Gothic" style:font-name-complex="MS Gothic"/>
    </style:style>
    <style:style style:name="T2192" style:parent-style-name="DefaultParagraphFont" style:family="text">
      <style:text-properties style:font-name="MS Gothic" style:font-name-asian="MS Gothic" style:font-name-complex="MS Gothic"/>
    </style:style>
    <style:style style:name="T2193" style:parent-style-name="DefaultParagraphFont" style:family="text">
      <style:text-properties style:font-name="MS Gothic" style:font-name-asian="MS Gothic" style:font-name-complex="MS Gothic"/>
    </style:style>
    <style:style style:name="T2194" style:parent-style-name="DefaultParagraphFont" style:family="text">
      <style:text-properties fo:font-weight="bold" style:font-weight-asian="bold" style:font-weight-complex="bold"/>
    </style:style>
    <style:style style:name="T2195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2196" style:parent-style-name="DefaultParagraphFont" style:family="text">
      <style:text-properties fo:font-weight="bold" style:font-weight-asian="bold" style:font-weight-complex="bold"/>
    </style:style>
    <style:style style:name="T2197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2198" style:parent-style-name="DefaultParagraphFont" style:family="text">
      <style:text-properties fo:font-weight="bold" style:font-weight-asian="bold" style:font-weight-complex="bold"/>
    </style:style>
    <style:style style:name="T2199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2200" style:parent-style-name="DefaultParagraphFont" style:family="text">
      <style:text-properties fo:font-weight="bold" style:font-weight-asian="bold" style:font-weight-complex="bold"/>
    </style:style>
    <style:style style:name="T2201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2202" style:parent-style-name="DefaultParagraphFont" style:family="text">
      <style:text-properties fo:font-weight="bold" style:font-weight-asian="bold" style:font-weight-complex="bold"/>
    </style:style>
    <style:style style:name="T2203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2204" style:parent-style-name="DefaultParagraphFont" style:family="text">
      <style:text-properties fo:font-weight="bold" style:font-weight-asian="bold" style:font-weight-complex="bold"/>
    </style:style>
    <style:style style:name="T2205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/>
    </style:style>
    <style:style style:name="T2206" style:parent-style-name="DefaultParagraphFont" style:family="text">
      <style:text-properties fo:font-weight="bold" style:font-weight-asian="bold" style:font-weight-complex="bold"/>
    </style:style>
    <style:style style:name="T2207" style:parent-style-name="DefaultParagraphFont" style:family="text">
      <style:text-properties style:font-name="MS Gothic" style:font-name-asian="MS Gothic" style:font-name-complex="MS Gothic"/>
    </style:style>
    <style:style style:name="T2208" style:parent-style-name="DefaultParagraphFont" style:family="text">
      <style:text-properties style:font-name="MS Gothic" style:font-name-asian="MS Gothic" style:font-name-complex="MS Gothic"/>
    </style:style>
    <style:style style:name="T2209" style:parent-style-name="DefaultParagraphFont" style:family="text">
      <style:text-properties style:font-name="MS Gothic" style:font-name-asian="MS Gothic" style:font-name-complex="MS Gothic"/>
    </style:style>
    <style:style style:name="T2210" style:parent-style-name="DefaultParagraphFont" style:family="text">
      <style:text-properties style:font-name="MS Gothic" style:font-name-asian="MS Gothic" style:font-name-complex="MS Gothic"/>
    </style:style>
    <style:style style:name="T2211" style:parent-style-name="DefaultParagraphFont" style:family="text">
      <style:text-properties style:font-name="MS Gothic" style:font-name-asian="MS Gothic" style:font-name-complex="MS Gothic"/>
    </style:style>
    <style:style style:name="T2212" style:parent-style-name="DefaultParagraphFont" style:family="text">
      <style:text-properties style:font-name="MS Gothic" style:font-name-asian="MS Gothic" style:font-name-complex="MS Gothic"/>
    </style:style>
    <style:style style:name="T2213" style:parent-style-name="DefaultParagraphFont" style:family="text">
      <style:text-properties style:font-name="MS Gothic" style:font-name-asian="MS Gothic" style:font-name-complex="MS Gothic"/>
    </style:style>
    <style:style style:name="T2214" style:parent-style-name="DefaultParagraphFont" style:family="text">
      <style:text-properties style:font-name="Microsoft JhengHei" style:font-name-asian="Microsoft JhengHei" style:font-name-complex="Microsoft JhengHei"/>
    </style:style>
    <style:style style:name="T2215" style:parent-style-name="DefaultParagraphFont" style:family="text">
      <style:text-properties style:font-name="MS Gothic" style:font-name-asian="MS Gothic" style:font-name-complex="MS Gothic"/>
    </style:style>
    <style:style style:name="T2216" style:parent-style-name="DefaultParagraphFont" style:family="text">
      <style:text-properties style:font-name="MS Gothic" style:font-name-asian="MS Gothic" style:font-name-complex="MS Gothic"/>
    </style:style>
    <style:style style:name="T2217" style:parent-style-name="DefaultParagraphFont" style:family="text">
      <style:text-properties style:font-name="MS Gothic" style:font-name-asian="MS Gothic" style:font-name-complex="MS Gothic"/>
    </style:style>
    <style:style style:name="T2218" style:parent-style-name="DefaultParagraphFont" style:family="text">
      <style:text-properties style:font-name="MingLiU-ExtB" style:font-name-asian="MingLiU-ExtB" style:font-name-complex="MingLiU-ExtB"/>
    </style:style>
    <style:style style:name="T2219" style:parent-style-name="DefaultParagraphFont" style:family="text">
      <style:text-properties style:font-name="MS Gothic" style:font-name-asian="MS Gothic" style:font-name-complex="MS Gothic"/>
    </style:style>
    <style:style style:name="T2220" style:parent-style-name="DefaultParagraphFont" style:family="text">
      <style:text-properties style:font-name="MS Gothic" style:font-name-asian="MS Gothic" style:font-name-complex="MS Gothic"/>
    </style:style>
    <style:style style:name="T2221" style:parent-style-name="DefaultParagraphFont" style:family="text">
      <style:text-properties style:font-name="MS Gothic" style:font-name-asian="MS Gothic" style:font-name-complex="MS Gothic"/>
    </style:style>
    <style:style style:name="T2222" style:parent-style-name="DefaultParagraphFont" style:family="text">
      <style:text-properties style:font-name="MS Gothic" style:font-name-asian="MS Gothic" style:font-name-complex="MS Gothic"/>
    </style:style>
    <style:style style:name="T2223" style:parent-style-name="DefaultParagraphFont" style:family="text">
      <style:text-properties style:font-name="MS Gothic" style:font-name-asian="MS Gothic" style:font-name-complex="MS Gothic"/>
    </style:style>
    <style:style style:name="T2224" style:parent-style-name="DefaultParagraphFont" style:family="text">
      <style:text-properties style:font-name="Microsoft JhengHei" style:font-name-asian="Microsoft JhengHei" style:font-name-complex="Microsoft JhengHei"/>
    </style:style>
    <style:style style:name="T2225" style:parent-style-name="DefaultParagraphFont" style:family="text">
      <style:text-properties style:font-name="MS Gothic" style:font-name-asian="MS Gothic" style:font-name-complex="MS Gothic"/>
    </style:style>
    <style:style style:name="T2226" style:parent-style-name="DefaultParagraphFont" style:family="text">
      <style:text-properties style:font-name="MS Gothic" style:font-name-asian="MS Gothic" style:font-name-complex="MS Gothic"/>
    </style:style>
    <style:style style:name="T2227" style:parent-style-name="DefaultParagraphFont" style:family="text">
      <style:text-properties style:font-name="MS Gothic" style:font-name-asian="MS Gothic" style:font-name-complex="MS Gothic"/>
    </style:style>
    <style:style style:name="T2228" style:parent-style-name="DefaultParagraphFont" style:family="text">
      <style:text-properties style:font-name="MS Gothic" style:font-name-asian="MS Gothic" style:font-name-complex="MS Gothic"/>
    </style:style>
    <style:style style:name="T2229" style:parent-style-name="DefaultParagraphFont" style:family="text">
      <style:text-properties style:font-name="Microsoft JhengHei" style:font-name-asian="Microsoft JhengHei" style:font-name-complex="Microsoft JhengHei"/>
    </style:style>
    <style:style style:name="T2230" style:parent-style-name="DefaultParagraphFont" style:family="text">
      <style:text-properties style:font-name="MS Gothic" style:font-name-asian="MS Gothic" style:font-name-complex="MS Gothic"/>
    </style:style>
    <style:style style:name="T2231" style:parent-style-name="DefaultParagraphFont" style:family="text">
      <style:text-properties style:font-name="MS Gothic" style:font-name-asian="MS Gothic" style:font-name-complex="MS Gothic"/>
    </style:style>
    <style:style style:name="T2232" style:parent-style-name="DefaultParagraphFont" style:family="text">
      <style:text-properties style:font-name="MS Gothic" style:font-name-asian="MS Gothic" style:font-name-complex="MS Gothic"/>
    </style:style>
    <style:style style:name="T2233" style:parent-style-name="DefaultParagraphFont" style:family="text">
      <style:text-properties style:font-name="MS Gothic" style:font-name-asian="MS Gothic" style:font-name-complex="MS Gothic"/>
    </style:style>
    <style:style style:name="T2234" style:parent-style-name="DefaultParagraphFont" style:family="text">
      <style:text-properties style:font-name="Microsoft JhengHei" style:font-name-asian="Microsoft JhengHei" style:font-name-complex="Microsoft JhengHei"/>
    </style:style>
    <style:style style:name="T2235" style:parent-style-name="DefaultParagraphFont" style:family="text">
      <style:text-properties style:font-name="MS Gothic" style:font-name-asian="MS Gothic" style:font-name-complex="MS Gothic"/>
    </style:style>
    <style:style style:name="T2236" style:parent-style-name="DefaultParagraphFont" style:family="text">
      <style:text-properties style:font-name="MS Gothic" style:font-name-asian="MS Gothic" style:font-name-complex="MS Gothic"/>
    </style:style>
    <style:style style:name="T2237" style:parent-style-name="DefaultParagraphFont" style:family="text">
      <style:text-properties style:font-name="MS Gothic" style:font-name-asian="MS Gothic" style:font-name-complex="MS Gothic"/>
    </style:style>
    <style:style style:name="T2238" style:parent-style-name="DefaultParagraphFont" style:family="text">
      <style:text-properties style:font-name="Microsoft JhengHei" style:font-name-asian="Microsoft JhengHei" style:font-name-complex="Microsoft JhengHei"/>
    </style:style>
    <style:style style:name="T2239" style:parent-style-name="DefaultParagraphFont" style:family="text">
      <style:text-properties style:font-name="MS Gothic" style:font-name-asian="MS Gothic" style:font-name-complex="MS Gothic"/>
    </style:style>
    <style:style style:name="T2240" style:parent-style-name="DefaultParagraphFont" style:family="text">
      <style:text-properties style:font-name="MS Gothic" style:font-name-asian="MS Gothic" style:font-name-complex="MS Gothic"/>
    </style:style>
    <style:style style:name="T2241" style:parent-style-name="DefaultParagraphFont" style:family="text">
      <style:text-properties style:font-name="MS Gothic" style:font-name-asian="MS Gothic" style:font-name-complex="MS Gothic"/>
    </style:style>
    <style:style style:name="T2242" style:parent-style-name="DefaultParagraphFont" style:family="text">
      <style:text-properties style:font-name="MS Gothic" style:font-name-asian="MS Gothic" style:font-name-complex="MS Gothic"/>
    </style:style>
    <style:style style:name="T2243" style:parent-style-name="DefaultParagraphFont" style:family="text">
      <style:text-properties style:font-name="MS Gothic" style:font-name-asian="MS Gothic" style:font-name-complex="MS Gothic"/>
    </style:style>
    <style:style style:name="T2244" style:parent-style-name="DefaultParagraphFont" style:family="text">
      <style:text-properties style:font-name="MS Gothic" style:font-name-asian="MS Gothic" style:font-name-complex="MS Gothic"/>
    </style:style>
    <style:style style:name="T2245" style:parent-style-name="DefaultParagraphFont" style:family="text">
      <style:text-properties style:font-name="MS Gothic" style:font-name-asian="MS Gothic" style:font-name-complex="MS Gothic"/>
    </style:style>
    <style:style style:name="T2246" style:parent-style-name="DefaultParagraphFont" style:family="text">
      <style:text-properties style:font-name="MS Gothic" style:font-name-asian="MS Gothic" style:font-name-complex="MS Gothic"/>
    </style:style>
    <style:style style:name="T2247" style:parent-style-name="DefaultParagraphFont" style:family="text">
      <style:text-properties style:font-name="Microsoft JhengHei" style:font-name-asian="Microsoft JhengHei" style:font-name-complex="Microsoft JhengHei"/>
    </style:style>
    <style:style style:name="T2248" style:parent-style-name="DefaultParagraphFont" style:family="text">
      <style:text-properties style:font-name="MS Gothic" style:font-name-asian="MS Gothic" style:font-name-complex="MS Gothic"/>
    </style:style>
    <style:style style:name="T2249" style:parent-style-name="DefaultParagraphFont" style:family="text">
      <style:text-properties style:font-name="MS Gothic" style:font-name-asian="MS Gothic" style:font-name-complex="MS Gothic"/>
    </style:style>
    <style:style style:name="T2250" style:parent-style-name="DefaultParagraphFont" style:family="text">
      <style:text-properties style:font-name="MS Gothic" style:font-name-asian="MS Gothic" style:font-name-complex="MS Gothic"/>
    </style:style>
    <style:style style:name="T2251" style:parent-style-name="DefaultParagraphFont" style:family="text">
      <style:text-properties style:font-name="MS Gothic" style:font-name-asian="MS Gothic" style:font-name-complex="MS Gothic"/>
    </style:style>
    <style:style style:name="T2252" style:parent-style-name="DefaultParagraphFont" style:family="text">
      <style:text-properties style:font-name="MS Gothic" style:font-name-asian="MS Gothic" style:font-name-complex="MS Gothic"/>
    </style:style>
    <style:style style:name="T2253" style:parent-style-name="DefaultParagraphFont" style:family="text">
      <style:text-properties style:font-name="MS Gothic" style:font-name-asian="MS Gothic" style:font-name-complex="MS Gothic"/>
    </style:style>
    <style:style style:name="T2254" style:parent-style-name="DefaultParagraphFont" style:family="text">
      <style:text-properties style:font-name="MS Gothic" style:font-name-asian="MS Gothic" style:font-name-complex="MS Gothic"/>
    </style:style>
    <style:style style:name="T2255" style:parent-style-name="DefaultParagraphFont" style:family="text">
      <style:text-properties style:font-name="MS Gothic" style:font-name-asian="MS Gothic" style:font-name-complex="MS Gothic"/>
    </style:style>
    <style:style style:name="T2256" style:parent-style-name="DefaultParagraphFont" style:family="text">
      <style:text-properties style:font-name="MS Gothic" style:font-name-asian="MS Gothic" style:font-name-complex="MS Gothic"/>
    </style:style>
    <style:style style:name="T2257" style:parent-style-name="DefaultParagraphFont" style:family="text">
      <style:text-properties style:font-name="MS Gothic" style:font-name-asian="MS Gothic" style:font-name-complex="MS Gothic"/>
    </style:style>
    <style:style style:name="T2258" style:parent-style-name="DefaultParagraphFont" style:family="text">
      <style:text-properties style:font-name="MS Gothic" style:font-name-asian="MS Gothic" style:font-name-complex="MS Gothic"/>
    </style:style>
    <style:style style:name="T2259" style:parent-style-name="DefaultParagraphFont" style:family="text">
      <style:text-properties style:font-name="MS Gothic" style:font-name-asian="MS Gothic" style:font-name-complex="MS Gothic"/>
    </style:style>
    <style:style style:name="T2260" style:parent-style-name="DefaultParagraphFont" style:family="text">
      <style:text-properties style:font-name="MS Gothic" style:font-name-asian="MS Gothic" style:font-name-complex="MS Gothic"/>
    </style:style>
    <style:style style:name="T2261" style:parent-style-name="DefaultParagraphFont" style:family="text">
      <style:text-properties style:font-name="MS Gothic" style:font-name-asian="MS Gothic" style:font-name-complex="MS Gothic"/>
    </style:style>
    <style:style style:name="T2262" style:parent-style-name="DefaultParagraphFont" style:family="text">
      <style:text-properties style:font-name="MS Gothic" style:font-name-asian="MS Gothic" style:font-name-complex="MS Gothic"/>
    </style:style>
    <style:style style:name="T2263" style:parent-style-name="DefaultParagraphFont" style:family="text">
      <style:text-properties style:font-name="MS Gothic" style:font-name-asian="MS Gothic" style:font-name-complex="MS Gothic"/>
    </style:style>
    <style:style style:name="T2264" style:parent-style-name="DefaultParagraphFont" style:family="text">
      <style:text-properties style:font-name="Microsoft JhengHei" style:font-name-asian="Microsoft JhengHei" style:font-name-complex="Microsoft JhengHei"/>
    </style:style>
    <style:style style:name="T2265" style:parent-style-name="DefaultParagraphFont" style:family="text">
      <style:text-properties style:font-name="MS Gothic" style:font-name-asian="MS Gothic" style:font-name-complex="MS Gothic"/>
    </style:style>
    <style:style style:name="T2266" style:parent-style-name="DefaultParagraphFont" style:family="text">
      <style:text-properties style:font-name="MS Gothic" style:font-name-asian="MS Gothic" style:font-name-complex="MS Gothic"/>
    </style:style>
    <style:style style:name="T2267" style:parent-style-name="DefaultParagraphFont" style:family="text">
      <style:text-properties style:font-name="MS Gothic" style:font-name-asian="MS Gothic" style:font-name-complex="MS Gothic"/>
    </style:style>
    <style:style style:name="T2268" style:parent-style-name="DefaultParagraphFont" style:family="text">
      <style:text-properties style:font-name="Malgun Gothic" style:font-name-asian="Malgun Gothic" style:font-name-complex="Malgun Gothic"/>
    </style:style>
    <style:style style:name="T2269" style:parent-style-name="DefaultParagraphFont" style:family="text">
      <style:text-properties style:font-name="MS Gothic" style:font-name-asian="MS Gothic" style:font-name-complex="MS Gothic"/>
    </style:style>
    <style:style style:name="T2270" style:parent-style-name="DefaultParagraphFont" style:family="text">
      <style:text-properties style:font-name="MS Gothic" style:font-name-asian="MS Gothic" style:font-name-complex="MS Gothic"/>
    </style:style>
    <style:style style:name="T2271" style:parent-style-name="DefaultParagraphFont" style:family="text">
      <style:text-properties style:font-name="MS Gothic" style:font-name-asian="MS Gothic" style:font-name-complex="MS Gothic"/>
    </style:style>
    <style:style style:name="T2272" style:parent-style-name="DefaultParagraphFont" style:family="text">
      <style:text-properties style:font-name="MS Gothic" style:font-name-asian="MS Gothic" style:font-name-complex="MS Gothic"/>
    </style:style>
    <style:style style:name="T2273" style:parent-style-name="DefaultParagraphFont" style:family="text">
      <style:text-properties style:font-name="MS Gothic" style:font-name-asian="MS Gothic" style:font-name-complex="MS Gothic"/>
    </style:style>
    <style:style style:name="T2274" style:parent-style-name="DefaultParagraphFont" style:family="text">
      <style:text-properties style:font-name="MS Gothic" style:font-name-asian="MS Gothic" style:font-name-complex="MS Gothic"/>
    </style:style>
    <style:style style:name="T2275" style:parent-style-name="DefaultParagraphFont" style:family="text">
      <style:text-properties style:font-name="MS Gothic" style:font-name-asian="MS Gothic" style:font-name-complex="MS Gothic"/>
    </style:style>
    <style:style style:name="T2276" style:parent-style-name="DefaultParagraphFont" style:family="text">
      <style:text-properties style:font-name="MS Gothic" style:font-name-asian="MS Gothic" style:font-name-complex="MS Gothic"/>
    </style:style>
    <style:style style:name="T2277" style:parent-style-name="DefaultParagraphFont" style:family="text">
      <style:text-properties style:font-name="MS Gothic" style:font-name-asian="MS Gothic" style:font-name-complex="MS Gothic"/>
    </style:style>
    <style:style style:name="T2278" style:parent-style-name="DefaultParagraphFont" style:family="text">
      <style:text-properties style:font-name="MS Gothic" style:font-name-asian="MS Gothic" style:font-name-complex="MS Gothic"/>
    </style:style>
    <style:style style:name="T2279" style:parent-style-name="DefaultParagraphFont" style:family="text">
      <style:text-properties style:font-name="MS Gothic" style:font-name-asian="MS Gothic" style:font-name-complex="MS Gothic"/>
    </style:style>
    <style:style style:name="T2280" style:parent-style-name="DefaultParagraphFont" style:family="text">
      <style:text-properties style:font-name="Microsoft JhengHei" style:font-name-asian="Microsoft JhengHei" style:font-name-complex="Microsoft JhengHei"/>
    </style:style>
    <style:style style:name="T2281" style:parent-style-name="DefaultParagraphFont" style:family="text">
      <style:text-properties style:font-name="Microsoft JhengHei" style:font-name-asian="Microsoft JhengHei" style:font-name-complex="Microsoft JhengHei"/>
    </style:style>
    <style:style style:name="T2282" style:parent-style-name="DefaultParagraphFont" style:family="text">
      <style:text-properties style:font-name="MS Gothic" style:font-name-asian="MS Gothic" style:font-name-complex="MS Gothic"/>
    </style:style>
    <style:style style:name="T2283" style:parent-style-name="DefaultParagraphFont" style:family="text">
      <style:text-properties style:font-name="MS Gothic" style:font-name-asian="MS Gothic" style:font-name-complex="MS Gothic"/>
    </style:style>
    <style:style style:name="T2284" style:parent-style-name="DefaultParagraphFont" style:family="text">
      <style:text-properties style:font-name="MS Gothic" style:font-name-asian="MS Gothic" style:font-name-complex="MS Gothic"/>
    </style:style>
    <style:style style:name="T2285" style:parent-style-name="DefaultParagraphFont" style:family="text">
      <style:text-properties style:font-name="MS Gothic" style:font-name-asian="MS Gothic" style:font-name-complex="MS Gothic"/>
    </style:style>
    <style:style style:name="T2286" style:parent-style-name="DefaultParagraphFont" style:family="text">
      <style:text-properties style:font-name="MS Gothic" style:font-name-asian="MS Gothic" style:font-name-complex="MS Gothic"/>
    </style:style>
    <style:style style:name="T2287" style:parent-style-name="DefaultParagraphFont" style:family="text">
      <style:text-properties style:font-name="Microsoft JhengHei" style:font-name-asian="Microsoft JhengHei" style:font-name-complex="Microsoft JhengHei"/>
    </style:style>
    <style:style style:name="T2288" style:parent-style-name="DefaultParagraphFont" style:family="text">
      <style:text-properties style:font-name="MS Gothic" style:font-name-asian="MS Gothic" style:font-name-complex="MS Gothic"/>
    </style:style>
    <style:style style:name="T2289" style:parent-style-name="DefaultParagraphFont" style:family="text">
      <style:text-properties style:font-name="MS Gothic" style:font-name-asian="MS Gothic" style:font-name-complex="MS Gothic"/>
    </style:style>
    <style:style style:name="T2290" style:parent-style-name="DefaultParagraphFont" style:family="text">
      <style:text-properties style:font-name="MS Gothic" style:font-name-asian="MS Gothic" style:font-name-complex="MS Gothic"/>
    </style:style>
    <style:style style:name="T2291" style:parent-style-name="DefaultParagraphFont" style:family="text">
      <style:text-properties style:font-name="MS Gothic" style:font-name-asian="MS Gothic" style:font-name-complex="MS Gothic"/>
    </style:style>
    <style:style style:name="T2292" style:parent-style-name="DefaultParagraphFont" style:family="text">
      <style:text-properties style:font-name="Microsoft JhengHei" style:font-name-asian="Microsoft JhengHei" style:font-name-complex="Microsoft JhengHei"/>
    </style:style>
    <style:style style:name="T2293" style:parent-style-name="DefaultParagraphFont" style:family="text">
      <style:text-properties style:font-name="Microsoft JhengHei" style:font-name-asian="Microsoft JhengHei" style:font-name-complex="Microsoft JhengHei"/>
    </style:style>
    <style:style style:name="T2294" style:parent-style-name="DefaultParagraphFont" style:family="text">
      <style:text-properties style:font-name="MS Gothic" style:font-name-asian="MS Gothic" style:font-name-complex="MS Gothic"/>
    </style:style>
    <style:style style:name="T2295" style:parent-style-name="DefaultParagraphFont" style:family="text">
      <style:text-properties style:font-name="MS Gothic" style:font-name-asian="MS Gothic" style:font-name-complex="MS Gothic"/>
    </style:style>
    <style:style style:name="T2296" style:parent-style-name="DefaultParagraphFont" style:family="text">
      <style:text-properties style:font-name="MS Gothic" style:font-name-asian="MS Gothic" style:font-name-complex="MS Gothic"/>
    </style:style>
    <style:style style:name="T2297" style:parent-style-name="DefaultParagraphFont" style:family="text">
      <style:text-properties style:font-name="MS Gothic" style:font-name-asian="MS Gothic" style:font-name-complex="MS Gothic"/>
    </style:style>
    <style:style style:name="T2298" style:parent-style-name="DefaultParagraphFont" style:family="text">
      <style:text-properties style:font-name="MS Gothic" style:font-name-asian="MS Gothic" style:font-name-complex="MS Gothic"/>
    </style:style>
    <style:style style:name="T2299" style:parent-style-name="DefaultParagraphFont" style:family="text">
      <style:text-properties style:font-name="MS Gothic" style:font-name-asian="MS Gothic" style:font-name-complex="MS Gothic"/>
    </style:style>
    <style:style style:name="T2300" style:parent-style-name="DefaultParagraphFont" style:family="text">
      <style:text-properties style:font-name="MS Gothic" style:font-name-asian="MS Gothic" style:font-name-complex="MS Gothic"/>
    </style:style>
    <style:style style:name="T2301" style:parent-style-name="DefaultParagraphFont" style:family="text">
      <style:text-properties style:font-name="MS Gothic" style:font-name-asian="MS Gothic" style:font-name-complex="MS Gothic"/>
    </style:style>
    <style:style style:name="T2302" style:parent-style-name="DefaultParagraphFont" style:family="text">
      <style:text-properties style:font-name="MS Gothic" style:font-name-asian="MS Gothic" style:font-name-complex="MS Gothic"/>
    </style:style>
    <style:style style:name="T2303" style:parent-style-name="DefaultParagraphFont" style:family="text">
      <style:text-properties style:font-name="MS Gothic" style:font-name-asian="MS Gothic" style:font-name-complex="MS Gothic"/>
    </style:style>
    <style:style style:name="T2304" style:parent-style-name="DefaultParagraphFont" style:family="text">
      <style:text-properties style:font-name="MS Gothic" style:font-name-asian="MS Gothic" style:font-name-complex="MS Gothic"/>
    </style:style>
    <style:style style:name="T2305" style:parent-style-name="DefaultParagraphFont" style:family="text">
      <style:text-properties style:font-name="MS Gothic" style:font-name-asian="MS Gothic" style:font-name-complex="MS Gothic"/>
    </style:style>
    <style:style style:name="T2306" style:parent-style-name="DefaultParagraphFont" style:family="text">
      <style:text-properties style:font-name="Microsoft JhengHei" style:font-name-asian="Microsoft JhengHei" style:font-name-complex="Microsoft JhengHei"/>
    </style:style>
    <style:style style:name="T2307" style:parent-style-name="DefaultParagraphFont" style:family="text">
      <style:text-properties style:font-name="MS Gothic" style:font-name-asian="MS Gothic" style:font-name-complex="MS Gothic"/>
    </style:style>
    <style:style style:name="T2308" style:parent-style-name="DefaultParagraphFont" style:family="text">
      <style:text-properties style:font-name="MS Gothic" style:font-name-asian="MS Gothic" style:font-name-complex="MS Gothic"/>
    </style:style>
    <style:style style:name="T2309" style:parent-style-name="DefaultParagraphFont" style:family="text">
      <style:text-properties style:font-name="MS Gothic" style:font-name-asian="MS Gothic" style:font-name-complex="MS Gothic"/>
    </style:style>
    <style:style style:name="T2310" style:parent-style-name="DefaultParagraphFont" style:family="text">
      <style:text-properties style:font-name="MS Gothic" style:font-name-asian="MS Gothic" style:font-name-complex="MS Gothic"/>
    </style:style>
    <style:style style:name="T2311" style:parent-style-name="DefaultParagraphFont" style:family="text">
      <style:text-properties style:font-name="MS Gothic" style:font-name-asian="MS Gothic" style:font-name-complex="MS Gothic"/>
    </style:style>
    <style:style style:name="T2312" style:parent-style-name="DefaultParagraphFont" style:family="text">
      <style:text-properties style:font-name="MS Gothic" style:font-name-asian="MS Gothic" style:font-name-complex="MS Gothic"/>
    </style:style>
    <style:style style:name="T2313" style:parent-style-name="DefaultParagraphFont" style:family="text">
      <style:text-properties style:font-name="MS Gothic" style:font-name-asian="MS Gothic" style:font-name-complex="MS Gothic"/>
    </style:style>
    <style:style style:name="T2314" style:parent-style-name="DefaultParagraphFont" style:family="text">
      <style:text-properties style:font-name="MS Gothic" style:font-name-asian="MS Gothic" style:font-name-complex="MS Gothic"/>
    </style:style>
    <style:style style:name="T2315" style:parent-style-name="DefaultParagraphFont" style:family="text">
      <style:text-properties style:font-name="MS Gothic" style:font-name-asian="MS Gothic" style:font-name-complex="MS Gothic"/>
    </style:style>
    <style:style style:name="T2316" style:parent-style-name="DefaultParagraphFont" style:family="text">
      <style:text-properties style:font-name="MS Gothic" style:font-name-asian="MS Gothic" style:font-name-complex="MS Gothic"/>
    </style:style>
    <style:style style:name="T2317" style:parent-style-name="DefaultParagraphFont" style:family="text">
      <style:text-properties style:font-name="MS Gothic" style:font-name-asian="MS Gothic" style:font-name-complex="MS Gothic"/>
    </style:style>
    <style:style style:name="T2318" style:parent-style-name="DefaultParagraphFont" style:family="text">
      <style:text-properties style:font-name="MS Gothic" style:font-name-asian="MS Gothic" style:font-name-complex="MS Gothic"/>
    </style:style>
    <style:style style:name="T2319" style:parent-style-name="DefaultParagraphFont" style:family="text">
      <style:text-properties style:font-name="MS Gothic" style:font-name-asian="MS Gothic" style:font-name-complex="MS Gothic"/>
    </style:style>
    <style:style style:name="T2320" style:parent-style-name="DefaultParagraphFont" style:family="text">
      <style:text-properties style:font-name="MS Gothic" style:font-name-asian="MS Gothic" style:font-name-complex="MS Gothic"/>
    </style:style>
    <style:style style:name="T2321" style:parent-style-name="DefaultParagraphFont" style:family="text">
      <style:text-properties style:font-name="MS Gothic" style:font-name-asian="MS Gothic" style:font-name-complex="MS Gothic"/>
    </style:style>
    <style:style style:name="T2322" style:parent-style-name="DefaultParagraphFont" style:family="text">
      <style:text-properties style:font-name="MS Gothic" style:font-name-asian="MS Gothic" style:font-name-complex="MS Gothic"/>
    </style:style>
    <style:style style:name="T2323" style:parent-style-name="DefaultParagraphFont" style:family="text">
      <style:text-properties style:font-name="MS Gothic" style:font-name-asian="MS Gothic" style:font-name-complex="MS Gothic"/>
    </style:style>
    <style:style style:name="T2324" style:parent-style-name="DefaultParagraphFont" style:family="text">
      <style:text-properties style:font-name="MS Gothic" style:font-name-asian="MS Gothic" style:font-name-complex="MS Gothic"/>
    </style:style>
    <style:style style:name="T2325" style:parent-style-name="DefaultParagraphFont" style:family="text">
      <style:text-properties style:font-name="MS Gothic" style:font-name-asian="MS Gothic" style:font-name-complex="MS Gothic"/>
    </style:style>
    <style:style style:name="T2326" style:parent-style-name="DefaultParagraphFont" style:family="text">
      <style:text-properties style:font-name="MS Gothic" style:font-name-asian="MS Gothic" style:font-name-complex="MS Gothic"/>
    </style:style>
    <style:style style:name="T2327" style:parent-style-name="DefaultParagraphFont" style:family="text">
      <style:text-properties style:font-name="MS Gothic" style:font-name-asian="MS Gothic" style:font-name-complex="MS Gothic"/>
    </style:style>
    <style:style style:name="T2328" style:parent-style-name="DefaultParagraphFont" style:family="text">
      <style:text-properties style:font-name="MS Gothic" style:font-name-asian="MS Gothic" style:font-name-complex="MS Gothic"/>
    </style:style>
    <style:style style:name="T2329" style:parent-style-name="DefaultParagraphFont" style:family="text">
      <style:text-properties style:font-name="MS Gothic" style:font-name-asian="MS Gothic" style:font-name-complex="MS Gothic"/>
    </style:style>
    <style:style style:name="T2330" style:parent-style-name="DefaultParagraphFont" style:family="text">
      <style:text-properties style:font-name="MS Gothic" style:font-name-asian="MS Gothic" style:font-name-complex="MS Gothic"/>
    </style:style>
    <style:style style:name="T2331" style:parent-style-name="DefaultParagraphFont" style:family="text">
      <style:text-properties style:font-name="MS Gothic" style:font-name-asian="MS Gothic" style:font-name-complex="MS Gothic"/>
    </style:style>
    <style:style style:name="T2332" style:parent-style-name="DefaultParagraphFont" style:family="text">
      <style:text-properties style:font-name="MS Gothic" style:font-name-asian="MS Gothic" style:font-name-complex="MS Gothic"/>
    </style:style>
    <style:style style:name="T2333" style:parent-style-name="DefaultParagraphFont" style:family="text">
      <style:text-properties style:font-name="MS Gothic" style:font-name-asian="MS Gothic" style:font-name-complex="MS Gothic"/>
    </style:style>
    <style:style style:name="T2334" style:parent-style-name="DefaultParagraphFont" style:family="text">
      <style:text-properties style:font-name="MS Gothic" style:font-name-asian="MS Gothic" style:font-name-complex="MS Gothic"/>
    </style:style>
    <style:style style:name="T2335" style:parent-style-name="DefaultParagraphFont" style:family="text">
      <style:text-properties style:font-name="MS Gothic" style:font-name-asian="MS Gothic" style:font-name-complex="MS Gothic"/>
    </style:style>
    <style:style style:name="T2336" style:parent-style-name="DefaultParagraphFont" style:family="text">
      <style:text-properties style:font-name="MS Gothic" style:font-name-asian="MS Gothic" style:font-name-complex="MS Gothic"/>
    </style:style>
    <style:style style:name="T2337" style:parent-style-name="DefaultParagraphFont" style:family="text">
      <style:text-properties style:font-name="MS Gothic" style:font-name-asian="MS Gothic" style:font-name-complex="MS Gothic"/>
    </style:style>
    <style:style style:name="T2338" style:parent-style-name="DefaultParagraphFont" style:family="text">
      <style:text-properties style:font-name="Microsoft JhengHei" style:font-name-asian="Microsoft JhengHei" style:font-name-complex="Microsoft JhengHei"/>
    </style:style>
    <style:style style:name="T2339" style:parent-style-name="DefaultParagraphFont" style:family="text">
      <style:text-properties style:font-name="MS Gothic" style:font-name-asian="MS Gothic" style:font-name-complex="MS Gothic"/>
    </style:style>
    <style:style style:name="T2340" style:parent-style-name="DefaultParagraphFont" style:family="text">
      <style:text-properties style:font-name="MS Gothic" style:font-name-asian="MS Gothic" style:font-name-complex="MS Gothic"/>
    </style:style>
    <style:style style:name="T2341" style:parent-style-name="DefaultParagraphFont" style:family="text">
      <style:text-properties style:font-name="MS Gothic" style:font-name-asian="MS Gothic" style:font-name-complex="MS Gothic"/>
    </style:style>
    <style:style style:name="T2342" style:parent-style-name="DefaultParagraphFont" style:family="text">
      <style:text-properties style:font-name="MS Gothic" style:font-name-asian="MS Gothic" style:font-name-complex="MS Gothic"/>
    </style:style>
    <style:style style:name="T2343" style:parent-style-name="DefaultParagraphFont" style:family="text">
      <style:text-properties style:font-name="MS Gothic" style:font-name-asian="MS Gothic" style:font-name-complex="MS Gothic"/>
    </style:style>
    <style:style style:name="T2344" style:parent-style-name="DefaultParagraphFont" style:family="text">
      <style:text-properties style:font-name="MS Gothic" style:font-name-asian="MS Gothic" style:font-name-complex="MS Gothic"/>
    </style:style>
    <style:style style:name="T2345" style:parent-style-name="DefaultParagraphFont" style:family="text">
      <style:text-properties style:font-name="MS Gothic" style:font-name-asian="MS Gothic" style:font-name-complex="MS Gothic"/>
    </style:style>
    <style:style style:name="T2346" style:parent-style-name="DefaultParagraphFont" style:family="text">
      <style:text-properties style:font-name="MS Gothic" style:font-name-asian="MS Gothic" style:font-name-complex="MS Gothic"/>
    </style:style>
    <style:style style:name="T2347" style:parent-style-name="DefaultParagraphFont" style:family="text">
      <style:text-properties style:font-name="MS Gothic" style:font-name-asian="MS Gothic" style:font-name-complex="MS Gothic"/>
    </style:style>
    <style:style style:name="T2348" style:parent-style-name="DefaultParagraphFont" style:family="text">
      <style:text-properties style:font-name="MS Gothic" style:font-name-asian="MS Gothic" style:font-name-complex="MS Gothic"/>
    </style:style>
    <style:style style:name="T2349" style:parent-style-name="DefaultParagraphFont" style:family="text">
      <style:text-properties style:font-name="MS Gothic" style:font-name-asian="MS Gothic" style:font-name-complex="MS Gothic"/>
    </style:style>
    <style:style style:name="T2350" style:parent-style-name="DefaultParagraphFont" style:family="text">
      <style:text-properties style:font-name="MS Gothic" style:font-name-asian="MS Gothic" style:font-name-complex="MS Gothic"/>
    </style:style>
    <style:style style:name="T2351" style:parent-style-name="DefaultParagraphFont" style:family="text">
      <style:text-properties style:font-name="MS Gothic" style:font-name-asian="MS Gothic" style:font-name-complex="MS Gothic"/>
    </style:style>
    <style:style style:name="T2352" style:parent-style-name="DefaultParagraphFont" style:family="text">
      <style:text-properties style:font-name="MS Gothic" style:font-name-asian="MS Gothic" style:font-name-complex="MS Gothic"/>
    </style:style>
    <style:style style:name="T2353" style:parent-style-name="DefaultParagraphFont" style:family="text">
      <style:text-properties style:font-name="MS Gothic" style:font-name-asian="MS Gothic" style:font-name-complex="MS Gothic"/>
    </style:style>
    <style:style style:name="T2354" style:parent-style-name="DefaultParagraphFont" style:family="text">
      <style:text-properties style:font-name="MS Gothic" style:font-name-asian="MS Gothic" style:font-name-complex="MS Gothic"/>
    </style:style>
    <style:style style:name="T2355" style:parent-style-name="DefaultParagraphFont" style:family="text">
      <style:text-properties style:font-name="MS Gothic" style:font-name-asian="MS Gothic" style:font-name-complex="MS Gothic"/>
    </style:style>
    <style:style style:name="T2356" style:parent-style-name="DefaultParagraphFont" style:family="text">
      <style:text-properties style:font-name="Microsoft JhengHei" style:font-name-asian="Microsoft JhengHei" style:font-name-complex="Microsoft JhengHei"/>
    </style:style>
    <style:style style:name="T2357" style:parent-style-name="DefaultParagraphFont" style:family="text">
      <style:text-properties style:font-name="MS Gothic" style:font-name-asian="MS Gothic" style:font-name-complex="MS Gothic"/>
    </style:style>
    <style:style style:name="T2358" style:parent-style-name="DefaultParagraphFont" style:family="text">
      <style:text-properties style:font-name="MS Gothic" style:font-name-asian="MS Gothic" style:font-name-complex="MS Gothic"/>
    </style:style>
    <style:style style:name="T2359" style:parent-style-name="DefaultParagraphFont" style:family="text">
      <style:text-properties style:font-name="MS Gothic" style:font-name-asian="MS Gothic" style:font-name-complex="MS Gothic"/>
    </style:style>
    <style:style style:name="T2360" style:parent-style-name="DefaultParagraphFont" style:family="text">
      <style:text-properties style:font-name="MS Gothic" style:font-name-asian="MS Gothic" style:font-name-complex="MS Gothic"/>
    </style:style>
    <style:style style:name="T2361" style:parent-style-name="DefaultParagraphFont" style:family="text">
      <style:text-properties style:font-name="MS Gothic" style:font-name-asian="MS Gothic" style:font-name-complex="MS Gothic"/>
    </style:style>
    <style:style style:name="T2362" style:parent-style-name="DefaultParagraphFont" style:family="text">
      <style:text-properties style:font-name="Microsoft JhengHei" style:font-name-asian="Microsoft JhengHei" style:font-name-complex="Microsoft JhengHei"/>
    </style:style>
    <style:style style:name="T2363" style:parent-style-name="DefaultParagraphFont" style:family="text">
      <style:text-properties style:font-name="MS Gothic" style:font-name-asian="MS Gothic" style:font-name-complex="MS Gothic"/>
    </style:style>
    <style:style style:name="T2364" style:parent-style-name="DefaultParagraphFont" style:family="text">
      <style:text-properties style:font-name="MS Gothic" style:font-name-asian="MS Gothic" style:font-name-complex="MS Gothic"/>
    </style:style>
    <style:style style:name="T2365" style:parent-style-name="DefaultParagraphFont" style:family="text">
      <style:text-properties style:font-name="MS Gothic" style:font-name-asian="MS Gothic" style:font-name-complex="MS Gothic"/>
    </style:style>
    <style:style style:name="T2366" style:parent-style-name="DefaultParagraphFont" style:family="text">
      <style:text-properties style:font-name="MS Gothic" style:font-name-asian="MS Gothic" style:font-name-complex="MS Gothic"/>
    </style:style>
    <style:style style:name="T2367" style:parent-style-name="DefaultParagraphFont" style:family="text">
      <style:text-properties style:font-name="MS Gothic" style:font-name-asian="MS Gothic" style:font-name-complex="MS Gothic"/>
    </style:style>
    <style:style style:name="T2368" style:parent-style-name="DefaultParagraphFont" style:family="text">
      <style:text-properties style:font-name="MS Gothic" style:font-name-asian="MS Gothic" style:font-name-complex="MS Gothic"/>
    </style:style>
    <style:style style:name="T2369" style:parent-style-name="DefaultParagraphFont" style:family="text">
      <style:text-properties style:font-name="MS Gothic" style:font-name-asian="MS Gothic" style:font-name-complex="MS Gothic"/>
    </style:style>
    <style:style style:name="T2370" style:parent-style-name="DefaultParagraphFont" style:family="text">
      <style:text-properties style:font-name="MS Gothic" style:font-name-asian="MS Gothic" style:font-name-complex="MS Gothic"/>
    </style:style>
    <style:style style:name="T2371" style:parent-style-name="DefaultParagraphFont" style:family="text">
      <style:text-properties style:font-name="MS Gothic" style:font-name-asian="MS Gothic" style:font-name-complex="MS Gothic"/>
    </style:style>
    <style:style style:name="T2372" style:parent-style-name="DefaultParagraphFont" style:family="text">
      <style:text-properties style:font-name="Microsoft JhengHei" style:font-name-asian="Microsoft JhengHei" style:font-name-complex="Microsoft JhengHei"/>
    </style:style>
    <style:style style:name="T2373" style:parent-style-name="DefaultParagraphFont" style:family="text">
      <style:text-properties style:font-name="MS Gothic" style:font-name-asian="MS Gothic" style:font-name-complex="MS Gothic"/>
    </style:style>
    <style:style style:name="T2374" style:parent-style-name="DefaultParagraphFont" style:family="text">
      <style:text-properties style:font-name="MS Gothic" style:font-name-asian="MS Gothic" style:font-name-complex="MS Gothic"/>
    </style:style>
    <style:style style:name="T2375" style:parent-style-name="DefaultParagraphFont" style:family="text">
      <style:text-properties style:font-name="Microsoft JhengHei" style:font-name-asian="Microsoft JhengHei" style:font-name-complex="Microsoft JhengHei"/>
    </style:style>
    <style:style style:name="T2376" style:parent-style-name="DefaultParagraphFont" style:family="text">
      <style:text-properties style:font-name="MS Gothic" style:font-name-asian="MS Gothic" style:font-name-complex="MS Gothic"/>
    </style:style>
    <style:style style:name="T2377" style:parent-style-name="DefaultParagraphFont" style:family="text">
      <style:text-properties style:font-name="Microsoft JhengHei" style:font-name-asian="Microsoft JhengHei" style:font-name-complex="Microsoft JhengHei"/>
    </style:style>
    <style:style style:name="T2378" style:parent-style-name="DefaultParagraphFont" style:family="text">
      <style:text-properties style:font-name="MS Gothic" style:font-name-asian="MS Gothic" style:font-name-complex="MS Gothic"/>
    </style:style>
    <style:style style:name="T2379" style:parent-style-name="DefaultParagraphFont" style:family="text">
      <style:text-properties style:font-name="MS Gothic" style:font-name-asian="MS Gothic" style:font-name-complex="MS Gothic"/>
    </style:style>
    <style:style style:name="T2380" style:parent-style-name="DefaultParagraphFont" style:family="text">
      <style:text-properties style:font-name="MS Gothic" style:font-name-asian="MS Gothic" style:font-name-complex="MS Gothic"/>
    </style:style>
    <style:style style:name="T2381" style:parent-style-name="DefaultParagraphFont" style:family="text">
      <style:text-properties style:font-name="MS Gothic" style:font-name-asian="MS Gothic" style:font-name-complex="MS Gothic"/>
    </style:style>
    <style:style style:name="T2382" style:parent-style-name="DefaultParagraphFont" style:family="text">
      <style:text-properties style:font-name="MS Gothic" style:font-name-asian="MS Gothic" style:font-name-complex="MS Gothic"/>
    </style:style>
    <style:style style:name="T2383" style:parent-style-name="DefaultParagraphFont" style:family="text">
      <style:text-properties style:font-name="MS Gothic" style:font-name-asian="MS Gothic" style:font-name-complex="MS Gothic"/>
    </style:style>
    <style:style style:name="T2384" style:parent-style-name="DefaultParagraphFont" style:family="text">
      <style:text-properties style:font-name="MS Gothic" style:font-name-asian="MS Gothic" style:font-name-complex="MS Gothic"/>
    </style:style>
    <style:style style:name="T2385" style:parent-style-name="DefaultParagraphFont" style:family="text">
      <style:text-properties style:font-name="MS Gothic" style:font-name-asian="MS Gothic" style:font-name-complex="MS Gothic"/>
    </style:style>
    <style:style style:name="T2386" style:parent-style-name="DefaultParagraphFont" style:family="text">
      <style:text-properties style:font-name="Microsoft JhengHei" style:font-name-asian="Microsoft JhengHei" style:font-name-complex="Microsoft JhengHei"/>
    </style:style>
    <style:style style:name="T2387" style:parent-style-name="DefaultParagraphFont" style:family="text">
      <style:text-properties style:font-name="MS Gothic" style:font-name-asian="MS Gothic" style:font-name-complex="MS Gothic"/>
    </style:style>
    <style:style style:name="T2388" style:parent-style-name="DefaultParagraphFont" style:family="text">
      <style:text-properties style:font-name="MS Gothic" style:font-name-asian="MS Gothic" style:font-name-complex="MS Gothic"/>
    </style:style>
    <style:style style:name="T2389" style:parent-style-name="DefaultParagraphFont" style:family="text">
      <style:text-properties style:font-name="MS Gothic" style:font-name-asian="MS Gothic" style:font-name-complex="MS Gothic"/>
    </style:style>
    <style:style style:name="T2390" style:parent-style-name="DefaultParagraphFont" style:family="text">
      <style:text-properties style:font-name="MS Gothic" style:font-name-asian="MS Gothic" style:font-name-complex="MS Gothic"/>
    </style:style>
    <style:style style:name="T2391" style:parent-style-name="DefaultParagraphFont" style:family="text">
      <style:text-properties style:font-name="MS Gothic" style:font-name-asian="MS Gothic" style:font-name-complex="MS Gothic"/>
    </style:style>
    <style:style style:name="T2392" style:parent-style-name="DefaultParagraphFont" style:family="text">
      <style:text-properties style:font-name="MS Gothic" style:font-name-asian="MS Gothic" style:font-name-complex="MS Gothic"/>
    </style:style>
    <style:style style:name="T2393" style:parent-style-name="DefaultParagraphFont" style:family="text">
      <style:text-properties style:font-name="MS Gothic" style:font-name-asian="MS Gothic" style:font-name-complex="MS Gothic"/>
    </style:style>
    <style:style style:name="T2394" style:parent-style-name="DefaultParagraphFont" style:family="text">
      <style:text-properties style:font-name="MS Gothic" style:font-name-asian="MS Gothic" style:font-name-complex="MS Gothic"/>
    </style:style>
    <style:style style:name="T2395" style:parent-style-name="DefaultParagraphFont" style:family="text">
      <style:text-properties style:font-name="MS Gothic" style:font-name-asian="MS Gothic" style:font-name-complex="MS Gothic"/>
    </style:style>
    <style:style style:name="T2396" style:parent-style-name="DefaultParagraphFont" style:family="text">
      <style:text-properties style:font-name="MS Gothic" style:font-name-asian="MS Gothic" style:font-name-complex="MS Gothic"/>
    </style:style>
    <style:style style:name="T2397" style:parent-style-name="DefaultParagraphFont" style:family="text">
      <style:text-properties style:font-name="MS Gothic" style:font-name-asian="MS Gothic" style:font-name-complex="MS Gothic"/>
    </style:style>
    <style:style style:name="T2398" style:parent-style-name="DefaultParagraphFont" style:family="text">
      <style:text-properties style:font-name="MS Gothic" style:font-name-asian="MS Gothic" style:font-name-complex="MS Gothic"/>
    </style:style>
    <style:style style:name="T2399" style:parent-style-name="DefaultParagraphFont" style:family="text">
      <style:text-properties style:font-name="MS Gothic" style:font-name-asian="MS Gothic" style:font-name-complex="MS Gothic"/>
    </style:style>
    <style:style style:name="T2400" style:parent-style-name="DefaultParagraphFont" style:family="text">
      <style:text-properties style:font-name="MS Gothic" style:font-name-asian="MS Gothic" style:font-name-complex="MS Gothic"/>
    </style:style>
    <style:style style:name="T2401" style:parent-style-name="DefaultParagraphFont" style:family="text">
      <style:text-properties style:font-name="MS Gothic" style:font-name-asian="MS Gothic" style:font-name-complex="MS Gothic"/>
    </style:style>
    <style:style style:name="T2402" style:parent-style-name="DefaultParagraphFont" style:family="text">
      <style:text-properties style:font-name="MS Gothic" style:font-name-asian="MS Gothic" style:font-name-complex="MS Gothic"/>
    </style:style>
    <style:style style:name="T2403" style:parent-style-name="DefaultParagraphFont" style:family="text">
      <style:text-properties style:font-name="MS Gothic" style:font-name-asian="MS Gothic" style:font-name-complex="MS Gothic"/>
    </style:style>
    <style:style style:name="T2404" style:parent-style-name="DefaultParagraphFont" style:family="text">
      <style:text-properties style:font-name="MS Gothic" style:font-name-asian="MS Gothic" style:font-name-complex="MS Gothic"/>
    </style:style>
    <style:style style:name="T2405" style:parent-style-name="DefaultParagraphFont" style:family="text">
      <style:text-properties style:font-name="MS Gothic" style:font-name-asian="MS Gothic" style:font-name-complex="MS Gothic"/>
    </style:style>
    <style:style style:name="T2406" style:parent-style-name="DefaultParagraphFont" style:family="text">
      <style:text-properties style:font-name="MS Gothic" style:font-name-asian="MS Gothic" style:font-name-complex="MS Gothic"/>
    </style:style>
    <style:style style:name="T2407" style:parent-style-name="DefaultParagraphFont" style:family="text">
      <style:text-properties style:font-name="MS Gothic" style:font-name-asian="MS Gothic" style:font-name-complex="MS Gothic"/>
    </style:style>
    <style:style style:name="T2408" style:parent-style-name="DefaultParagraphFont" style:family="text">
      <style:text-properties style:font-name="MS Gothic" style:font-name-asian="MS Gothic" style:font-name-complex="MS Gothic"/>
    </style:style>
    <style:style style:name="T2409" style:parent-style-name="DefaultParagraphFont" style:family="text">
      <style:text-properties style:font-name="Microsoft JhengHei" style:font-name-asian="Microsoft JhengHei" style:font-name-complex="Microsoft JhengHei"/>
    </style:style>
    <style:style style:name="T2410" style:parent-style-name="DefaultParagraphFont" style:family="text">
      <style:text-properties style:font-name="MS Gothic" style:font-name-asian="MS Gothic" style:font-name-complex="MS Gothic"/>
    </style:style>
    <style:style style:name="T2411" style:parent-style-name="DefaultParagraphFont" style:family="text">
      <style:text-properties style:font-name="Microsoft JhengHei" style:font-name-asian="Microsoft JhengHei" style:font-name-complex="Microsoft JhengHei"/>
    </style:style>
    <style:style style:name="T2412" style:parent-style-name="DefaultParagraphFont" style:family="text">
      <style:text-properties style:font-name="MS Gothic" style:font-name-asian="MS Gothic" style:font-name-complex="MS Gothic"/>
    </style:style>
    <style:style style:name="T2413" style:parent-style-name="DefaultParagraphFont" style:family="text">
      <style:text-properties style:font-name="MS Gothic" style:font-name-asian="MS Gothic" style:font-name-complex="MS Gothic"/>
    </style:style>
    <style:style style:name="T2414" style:parent-style-name="DefaultParagraphFont" style:family="text">
      <style:text-properties style:font-name="MS Gothic" style:font-name-asian="MS Gothic" style:font-name-complex="MS Gothic"/>
    </style:style>
    <style:style style:name="T2415" style:parent-style-name="DefaultParagraphFont" style:family="text">
      <style:text-properties style:font-name="Microsoft JhengHei" style:font-name-asian="Microsoft JhengHei" style:font-name-complex="Microsoft JhengHei"/>
    </style:style>
    <style:style style:name="T2416" style:parent-style-name="DefaultParagraphFont" style:family="text">
      <style:text-properties style:font-name="MS Gothic" style:font-name-asian="MS Gothic" style:font-name-complex="MS Gothic"/>
    </style:style>
    <style:style style:name="T2417" style:parent-style-name="DefaultParagraphFont" style:family="text">
      <style:text-properties style:font-name="MS Gothic" style:font-name-asian="MS Gothic" style:font-name-complex="MS Gothic"/>
    </style:style>
    <style:style style:name="T2418" style:parent-style-name="DefaultParagraphFont" style:family="text">
      <style:text-properties style:font-name="MS Gothic" style:font-name-asian="MS Gothic" style:font-name-complex="MS Gothic"/>
    </style:style>
    <style:style style:name="T2419" style:parent-style-name="DefaultParagraphFont" style:family="text">
      <style:text-properties style:font-name="MS Gothic" style:font-name-asian="MS Gothic" style:font-name-complex="MS Gothic"/>
    </style:style>
    <style:style style:name="T2420" style:parent-style-name="DefaultParagraphFont" style:family="text">
      <style:text-properties style:font-name="MS Gothic" style:font-name-asian="MS Gothic" style:font-name-complex="MS Gothic"/>
    </style:style>
    <style:style style:name="T2421" style:parent-style-name="DefaultParagraphFont" style:family="text">
      <style:text-properties style:font-name="MS Gothic" style:font-name-asian="MS Gothic" style:font-name-complex="MS Gothic"/>
    </style:style>
    <style:style style:name="T2422" style:parent-style-name="DefaultParagraphFont" style:family="text">
      <style:text-properties style:font-name="MS Gothic" style:font-name-asian="MS Gothic" style:font-name-complex="MS Gothic"/>
    </style:style>
    <style:style style:name="T2423" style:parent-style-name="DefaultParagraphFont" style:family="text">
      <style:text-properties style:font-name="MS Gothic" style:font-name-asian="MS Gothic" style:font-name-complex="MS Gothic"/>
    </style:style>
    <style:style style:name="T2424" style:parent-style-name="DefaultParagraphFont" style:family="text">
      <style:text-properties style:font-name="MS Gothic" style:font-name-asian="MS Gothic" style:font-name-complex="MS Gothic"/>
    </style:style>
    <style:style style:name="T2425" style:parent-style-name="DefaultParagraphFont" style:family="text">
      <style:text-properties style:font-name="MS Gothic" style:font-name-asian="MS Gothic" style:font-name-complex="MS Gothic"/>
    </style:style>
    <style:style style:name="T2426" style:parent-style-name="DefaultParagraphFont" style:family="text">
      <style:text-properties style:font-name="MS Gothic" style:font-name-asian="MS Gothic" style:font-name-complex="MS Gothic"/>
    </style:style>
    <style:style style:name="T2427" style:parent-style-name="DefaultParagraphFont" style:family="text">
      <style:text-properties style:font-name="MS Gothic" style:font-name-asian="MS Gothic" style:font-name-complex="MS Gothic"/>
    </style:style>
    <style:style style:name="T2428" style:parent-style-name="DefaultParagraphFont" style:family="text">
      <style:text-properties style:font-name="MS Gothic" style:font-name-asian="MS Gothic" style:font-name-complex="MS Gothic"/>
    </style:style>
    <style:style style:name="T2429" style:parent-style-name="DefaultParagraphFont" style:family="text">
      <style:text-properties style:font-name="MS Gothic" style:font-name-asian="MS Gothic" style:font-name-complex="MS Gothic"/>
    </style:style>
    <style:style style:name="T2430" style:parent-style-name="DefaultParagraphFont" style:family="text">
      <style:text-properties style:font-name="MS Gothic" style:font-name-asian="MS Gothic" style:font-name-complex="MS Gothic"/>
    </style:style>
    <style:style style:name="T2431" style:parent-style-name="DefaultParagraphFont" style:family="text">
      <style:text-properties style:font-name="MS Gothic" style:font-name-asian="MS Gothic" style:font-name-complex="MS Gothic"/>
    </style:style>
    <style:style style:name="T2432" style:parent-style-name="DefaultParagraphFont" style:family="text">
      <style:text-properties style:font-name="MS Gothic" style:font-name-asian="MS Gothic" style:font-name-complex="MS Gothic"/>
    </style:style>
    <style:style style:name="T2433" style:parent-style-name="DefaultParagraphFont" style:family="text">
      <style:text-properties style:font-name="MS Gothic" style:font-name-asian="MS Gothic" style:font-name-complex="MS Gothic"/>
    </style:style>
    <style:style style:name="T2434" style:parent-style-name="DefaultParagraphFont" style:family="text">
      <style:text-properties style:font-name="MS Gothic" style:font-name-asian="MS Gothic" style:font-name-complex="MS Gothic"/>
    </style:style>
    <style:style style:name="T2435" style:parent-style-name="DefaultParagraphFont" style:family="text">
      <style:text-properties style:font-name="MS Gothic" style:font-name-asian="MS Gothic" style:font-name-complex="MS Gothic"/>
    </style:style>
    <style:style style:name="T2436" style:parent-style-name="DefaultParagraphFont" style:family="text">
      <style:text-properties style:font-name="MS Gothic" style:font-name-asian="MS Gothic" style:font-name-complex="MS Gothic"/>
    </style:style>
    <style:style style:name="T2437" style:parent-style-name="DefaultParagraphFont" style:family="text">
      <style:text-properties style:font-name="MS Gothic" style:font-name-asian="MS Gothic" style:font-name-complex="MS Gothic"/>
    </style:style>
    <style:style style:name="T2438" style:parent-style-name="DefaultParagraphFont" style:family="text">
      <style:text-properties style:font-name="MS Gothic" style:font-name-asian="MS Gothic" style:font-name-complex="MS Gothic"/>
    </style:style>
    <style:style style:name="T2439" style:parent-style-name="DefaultParagraphFont" style:family="text">
      <style:text-properties style:font-name="MS Gothic" style:font-name-asian="MS Gothic" style:font-name-complex="MS Gothic"/>
    </style:style>
    <style:style style:name="T2440" style:parent-style-name="DefaultParagraphFont" style:family="text">
      <style:text-properties style:font-name="Microsoft JhengHei" style:font-name-asian="Microsoft JhengHei" style:font-name-complex="Microsoft JhengHei"/>
    </style:style>
    <style:style style:name="T2441" style:parent-style-name="DefaultParagraphFont" style:family="text">
      <style:text-properties style:font-name="MS Gothic" style:font-name-asian="MS Gothic" style:font-name-complex="MS Gothic"/>
    </style:style>
    <style:style style:name="T2442" style:parent-style-name="DefaultParagraphFont" style:family="text">
      <style:text-properties style:font-name="MS Gothic" style:font-name-asian="MS Gothic" style:font-name-complex="MS Gothic"/>
    </style:style>
    <style:style style:name="T2443" style:parent-style-name="DefaultParagraphFont" style:family="text">
      <style:text-properties style:font-name="MS Gothic" style:font-name-asian="MS Gothic" style:font-name-complex="MS Gothic"/>
    </style:style>
    <style:style style:name="T2444" style:parent-style-name="DefaultParagraphFont" style:family="text">
      <style:text-properties style:font-name="MS Gothic" style:font-name-asian="MS Gothic" style:font-name-complex="MS Gothic"/>
    </style:style>
    <style:style style:name="T2445" style:parent-style-name="DefaultParagraphFont" style:family="text">
      <style:text-properties style:font-name="MS Gothic" style:font-name-asian="MS Gothic" style:font-name-complex="MS Gothic"/>
    </style:style>
    <style:style style:name="T2446" style:parent-style-name="DefaultParagraphFont" style:family="text">
      <style:text-properties style:font-name="MS Gothic" style:font-name-asian="MS Gothic" style:font-name-complex="MS Gothic"/>
    </style:style>
    <style:style style:name="T2447" style:parent-style-name="DefaultParagraphFont" style:family="text">
      <style:text-properties style:font-name="MS Gothic" style:font-name-asian="MS Gothic" style:font-name-complex="MS Gothic"/>
    </style:style>
    <style:style style:name="T2448" style:parent-style-name="DefaultParagraphFont" style:family="text">
      <style:text-properties style:font-name="MS Gothic" style:font-name-asian="MS Gothic" style:font-name-complex="MS Gothic"/>
    </style:style>
    <style:style style:name="T2449" style:parent-style-name="DefaultParagraphFont" style:family="text">
      <style:text-properties style:font-name="MS Gothic" style:font-name-asian="MS Gothic" style:font-name-complex="MS Gothic"/>
    </style:style>
    <style:style style:name="T2450" style:parent-style-name="DefaultParagraphFont" style:family="text">
      <style:text-properties style:font-name="MS Gothic" style:font-name-asian="MS Gothic" style:font-name-complex="MS Gothic"/>
    </style:style>
    <style:style style:name="T2451" style:parent-style-name="DefaultParagraphFont" style:family="text">
      <style:text-properties style:font-name="Malgun Gothic" style:font-name-asian="Malgun Gothic" style:font-name-complex="Malgun Gothic"/>
    </style:style>
    <style:style style:name="T2452" style:parent-style-name="DefaultParagraphFont" style:family="text">
      <style:text-properties style:font-name="MS Gothic" style:font-name-asian="MS Gothic" style:font-name-complex="MS Gothic"/>
    </style:style>
    <style:style style:name="T2453" style:parent-style-name="DefaultParagraphFont" style:family="text">
      <style:text-properties style:font-name="MS Gothic" style:font-name-asian="MS Gothic" style:font-name-complex="MS Gothic"/>
    </style:style>
    <style:style style:name="T2454" style:parent-style-name="DefaultParagraphFont" style:family="text">
      <style:text-properties style:font-name="MS Gothic" style:font-name-asian="MS Gothic" style:font-name-complex="MS Gothic"/>
    </style:style>
    <style:style style:name="T2455" style:parent-style-name="DefaultParagraphFont" style:family="text">
      <style:text-properties style:font-name="Microsoft JhengHei" style:font-name-asian="Microsoft JhengHei" style:font-name-complex="Microsoft JhengHei"/>
    </style:style>
    <style:style style:name="T2456" style:parent-style-name="DefaultParagraphFont" style:family="text">
      <style:text-properties style:font-name="MS Gothic" style:font-name-asian="MS Gothic" style:font-name-complex="MS Gothic"/>
    </style:style>
    <style:style style:name="T2457" style:parent-style-name="DefaultParagraphFont" style:family="text">
      <style:text-properties style:font-name="MS Gothic" style:font-name-asian="MS Gothic" style:font-name-complex="MS Gothic"/>
    </style:style>
    <style:style style:name="T2458" style:parent-style-name="DefaultParagraphFont" style:family="text">
      <style:text-properties style:font-name="MS Gothic" style:font-name-asian="MS Gothic" style:font-name-complex="MS Gothic"/>
    </style:style>
    <style:style style:name="T2459" style:parent-style-name="DefaultParagraphFont" style:family="text">
      <style:text-properties style:font-name="MS Gothic" style:font-name-asian="MS Gothic" style:font-name-complex="MS Gothic"/>
    </style:style>
    <style:style style:name="T2460" style:parent-style-name="DefaultParagraphFont" style:family="text">
      <style:text-properties style:font-name="MS Gothic" style:font-name-asian="MS Gothic" style:font-name-complex="MS Gothic"/>
    </style:style>
    <style:style style:name="T2461" style:parent-style-name="DefaultParagraphFont" style:family="text">
      <style:text-properties style:font-name="MS Gothic" style:font-name-asian="MS Gothic" style:font-name-complex="MS Gothic"/>
    </style:style>
    <style:style style:name="T2462" style:parent-style-name="DefaultParagraphFont" style:family="text">
      <style:text-properties style:font-name="Microsoft JhengHei" style:font-name-asian="Microsoft JhengHei" style:font-name-complex="Microsoft JhengHei"/>
    </style:style>
    <style:style style:name="T2463" style:parent-style-name="DefaultParagraphFont" style:family="text">
      <style:text-properties style:font-name="MS Gothic" style:font-name-asian="MS Gothic" style:font-name-complex="MS Gothic"/>
    </style:style>
    <style:style style:name="T2464" style:parent-style-name="DefaultParagraphFont" style:family="text">
      <style:text-properties style:font-name="MS Gothic" style:font-name-asian="MS Gothic" style:font-name-complex="MS Gothic"/>
    </style:style>
    <style:style style:name="T2465" style:parent-style-name="DefaultParagraphFont" style:family="text">
      <style:text-properties style:font-name="MS Gothic" style:font-name-asian="MS Gothic" style:font-name-complex="MS Gothic"/>
    </style:style>
    <style:style style:name="T2466" style:parent-style-name="DefaultParagraphFont" style:family="text">
      <style:text-properties style:font-name="MS Gothic" style:font-name-asian="MS Gothic" style:font-name-complex="MS Gothic"/>
    </style:style>
    <style:style style:name="T2467" style:parent-style-name="DefaultParagraphFont" style:family="text">
      <style:text-properties style:font-name="MS Gothic" style:font-name-asian="MS Gothic" style:font-name-complex="MS Gothic"/>
    </style:style>
    <style:style style:name="T2468" style:parent-style-name="DefaultParagraphFont" style:family="text">
      <style:text-properties style:font-name="MS Gothic" style:font-name-asian="MS Gothic" style:font-name-complex="MS Gothic"/>
    </style:style>
    <style:style style:name="T2469" style:parent-style-name="DefaultParagraphFont" style:family="text">
      <style:text-properties style:font-name="Microsoft JhengHei" style:font-name-asian="Microsoft JhengHei" style:font-name-complex="Microsoft JhengHei"/>
    </style:style>
    <style:style style:name="T2470" style:parent-style-name="DefaultParagraphFont" style:family="text">
      <style:text-properties style:font-name="MS Gothic" style:font-name-asian="MS Gothic" style:font-name-complex="MS Gothic"/>
    </style:style>
    <style:style style:name="T2471" style:parent-style-name="DefaultParagraphFont" style:family="text">
      <style:text-properties style:font-name="MS Gothic" style:font-name-asian="MS Gothic" style:font-name-complex="MS Gothic"/>
    </style:style>
    <style:style style:name="T2472" style:parent-style-name="DefaultParagraphFont" style:family="text">
      <style:text-properties style:font-name="MS Gothic" style:font-name-asian="MS Gothic" style:font-name-complex="MS Gothic"/>
    </style:style>
    <style:style style:name="T2473" style:parent-style-name="DefaultParagraphFont" style:family="text">
      <style:text-properties style:font-name="MS Gothic" style:font-name-asian="MS Gothic" style:font-name-complex="MS Gothic"/>
    </style:style>
    <style:style style:name="T2474" style:parent-style-name="DefaultParagraphFont" style:family="text">
      <style:text-properties style:font-name="Microsoft JhengHei" style:font-name-asian="Microsoft JhengHei" style:font-name-complex="Microsoft JhengHei"/>
    </style:style>
    <style:style style:name="T2475" style:parent-style-name="DefaultParagraphFont" style:family="text">
      <style:text-properties style:font-name="MS Gothic" style:font-name-asian="MS Gothic" style:font-name-complex="MS Gothic"/>
    </style:style>
    <style:style style:name="T2476" style:parent-style-name="DefaultParagraphFont" style:family="text">
      <style:text-properties style:font-name="MS Gothic" style:font-name-asian="MS Gothic" style:font-name-complex="MS Gothic"/>
    </style:style>
    <style:style style:name="T2477" style:parent-style-name="DefaultParagraphFont" style:family="text">
      <style:text-properties style:font-name="MS Gothic" style:font-name-asian="MS Gothic" style:font-name-complex="MS Gothic"/>
    </style:style>
    <style:style style:name="T2478" style:parent-style-name="DefaultParagraphFont" style:family="text">
      <style:text-properties style:font-name="MS Gothic" style:font-name-asian="MS Gothic" style:font-name-complex="MS Gothic"/>
    </style:style>
    <style:style style:name="T2479" style:parent-style-name="DefaultParagraphFont" style:family="text">
      <style:text-properties style:font-name="Microsoft JhengHei" style:font-name-asian="Microsoft JhengHei" style:font-name-complex="Microsoft JhengHei"/>
    </style:style>
    <style:style style:name="T2480" style:parent-style-name="DefaultParagraphFont" style:family="text">
      <style:text-properties style:font-name="MS Gothic" style:font-name-asian="MS Gothic" style:font-name-complex="MS Gothic"/>
    </style:style>
    <style:style style:name="T2481" style:parent-style-name="DefaultParagraphFont" style:family="text">
      <style:text-properties style:font-name="MS Gothic" style:font-name-asian="MS Gothic" style:font-name-complex="MS Gothic"/>
    </style:style>
    <style:style style:name="T2482" style:parent-style-name="DefaultParagraphFont" style:family="text">
      <style:text-properties style:font-name="Microsoft JhengHei" style:font-name-asian="Microsoft JhengHei" style:font-name-complex="Microsoft JhengHei"/>
    </style:style>
    <style:style style:name="T2483" style:parent-style-name="DefaultParagraphFont" style:family="text">
      <style:text-properties style:font-name="MS Gothic" style:font-name-asian="MS Gothic" style:font-name-complex="MS Gothic"/>
    </style:style>
    <style:style style:name="T2484" style:parent-style-name="DefaultParagraphFont" style:family="text">
      <style:text-properties style:font-name="Microsoft JhengHei" style:font-name-asian="Microsoft JhengHei" style:font-name-complex="Microsoft JhengHei"/>
    </style:style>
    <style:style style:name="T2485" style:parent-style-name="DefaultParagraphFont" style:family="text">
      <style:text-properties style:font-name="Microsoft JhengHei" style:font-name-asian="Microsoft JhengHei" style:font-name-complex="Microsoft JhengHei"/>
    </style:style>
    <style:style style:name="T2486" style:parent-style-name="DefaultParagraphFont" style:family="text">
      <style:text-properties style:font-name="MS Gothic" style:font-name-asian="MS Gothic" style:font-name-complex="MS Gothic"/>
    </style:style>
    <style:style style:name="T2487" style:parent-style-name="DefaultParagraphFont" style:family="text">
      <style:text-properties style:font-name="MS Gothic" style:font-name-asian="MS Gothic" style:font-name-complex="MS Gothic"/>
    </style:style>
    <style:style style:name="T2488" style:parent-style-name="DefaultParagraphFont" style:family="text">
      <style:text-properties style:font-name="MS Gothic" style:font-name-asian="MS Gothic" style:font-name-complex="MS Gothic"/>
    </style:style>
    <style:style style:name="T2489" style:parent-style-name="DefaultParagraphFont" style:family="text">
      <style:text-properties style:font-name="MS Gothic" style:font-name-asian="MS Gothic" style:font-name-complex="MS Gothic"/>
    </style:style>
    <style:style style:name="T2490" style:parent-style-name="DefaultParagraphFont" style:family="text">
      <style:text-properties style:font-name="MS Gothic" style:font-name-asian="MS Gothic" style:font-name-complex="MS Gothic"/>
    </style:style>
    <style:style style:name="T2491" style:parent-style-name="DefaultParagraphFont" style:family="text">
      <style:text-properties style:font-name="MS Gothic" style:font-name-asian="MS Gothic" style:font-name-complex="MS Gothic"/>
    </style:style>
    <style:style style:name="T2492" style:parent-style-name="DefaultParagraphFont" style:family="text">
      <style:text-properties style:font-name="MS Gothic" style:font-name-asian="MS Gothic" style:font-name-complex="MS Gothic"/>
    </style:style>
    <style:style style:name="T2493" style:parent-style-name="DefaultParagraphFont" style:family="text">
      <style:text-properties style:font-name="MS Gothic" style:font-name-asian="MS Gothic" style:font-name-complex="MS Gothic"/>
    </style:style>
    <style:style style:name="T2494" style:parent-style-name="DefaultParagraphFont" style:family="text">
      <style:text-properties style:font-name="Microsoft JhengHei" style:font-name-asian="Microsoft JhengHei" style:font-name-complex="Microsoft JhengHei"/>
    </style:style>
    <style:style style:name="T2495" style:parent-style-name="DefaultParagraphFont" style:family="text">
      <style:text-properties style:font-name="MS Gothic" style:font-name-asian="MS Gothic" style:font-name-complex="MS Gothic"/>
    </style:style>
    <style:style style:name="T2496" style:parent-style-name="DefaultParagraphFont" style:family="text">
      <style:text-properties style:font-name="MS Gothic" style:font-name-asian="MS Gothic" style:font-name-complex="MS Gothic"/>
    </style:style>
    <style:style style:name="T2497" style:parent-style-name="DefaultParagraphFont" style:family="text">
      <style:text-properties style:font-name="MS Gothic" style:font-name-asian="MS Gothic" style:font-name-complex="MS Gothic"/>
    </style:style>
    <style:style style:name="T2498" style:parent-style-name="DefaultParagraphFont" style:family="text">
      <style:text-properties style:font-name="MS Gothic" style:font-name-asian="MS Gothic" style:font-name-complex="MS Gothic"/>
    </style:style>
    <style:style style:name="T2499" style:parent-style-name="DefaultParagraphFont" style:family="text">
      <style:text-properties style:font-name="Microsoft JhengHei" style:font-name-asian="Microsoft JhengHei" style:font-name-complex="Microsoft JhengHei"/>
    </style:style>
    <style:style style:name="T2500" style:parent-style-name="DefaultParagraphFont" style:family="text">
      <style:text-properties style:font-name="MS Gothic" style:font-name-asian="MS Gothic" style:font-name-complex="MS Gothic"/>
    </style:style>
    <style:style style:name="T2501" style:parent-style-name="DefaultParagraphFont" style:family="text">
      <style:text-properties style:font-name="MS Gothic" style:font-name-asian="MS Gothic" style:font-name-complex="MS Gothic"/>
    </style:style>
    <style:style style:name="T2502" style:parent-style-name="DefaultParagraphFont" style:family="text">
      <style:text-properties style:font-name="MS Gothic" style:font-name-asian="MS Gothic" style:font-name-complex="MS Gothic"/>
    </style:style>
    <style:style style:name="T2503" style:parent-style-name="DefaultParagraphFont" style:family="text">
      <style:text-properties style:font-name="MS Gothic" style:font-name-asian="MS Gothic" style:font-name-complex="MS Gothic"/>
    </style:style>
    <style:style style:name="T2504" style:parent-style-name="DefaultParagraphFont" style:family="text">
      <style:text-properties style:font-name="MS Gothic" style:font-name-asian="MS Gothic" style:font-name-complex="MS Gothic"/>
    </style:style>
    <style:style style:name="T2505" style:parent-style-name="DefaultParagraphFont" style:family="text">
      <style:text-properties style:font-name="MS Gothic" style:font-name-asian="MS Gothic" style:font-name-complex="MS Gothic"/>
    </style:style>
    <style:style style:name="T2506" style:parent-style-name="DefaultParagraphFont" style:family="text">
      <style:text-properties style:font-name="MS Gothic" style:font-name-asian="MS Gothic" style:font-name-complex="MS Gothic"/>
    </style:style>
    <style:style style:name="T2507" style:parent-style-name="DefaultParagraphFont" style:family="text">
      <style:text-properties style:font-name="Microsoft JhengHei" style:font-name-asian="Microsoft JhengHei" style:font-name-complex="Microsoft JhengHei"/>
    </style:style>
    <style:style style:name="T2508" style:parent-style-name="DefaultParagraphFont" style:family="text">
      <style:text-properties style:font-name="Microsoft JhengHei" style:font-name-asian="Microsoft JhengHei" style:font-name-complex="Microsoft JhengHei"/>
    </style:style>
    <style:style style:name="T2509" style:parent-style-name="DefaultParagraphFont" style:family="text">
      <style:text-properties style:font-name="MS Gothic" style:font-name-asian="MS Gothic" style:font-name-complex="MS Gothic"/>
    </style:style>
    <style:style style:name="T2510" style:parent-style-name="DefaultParagraphFont" style:family="text">
      <style:text-properties style:font-name="MS Gothic" style:font-name-asian="MS Gothic" style:font-name-complex="MS Gothic"/>
    </style:style>
    <style:style style:name="T2511" style:parent-style-name="DefaultParagraphFont" style:family="text">
      <style:text-properties style:font-name="MS Gothic" style:font-name-asian="MS Gothic" style:font-name-complex="MS Gothic"/>
    </style:style>
    <style:style style:name="T2512" style:parent-style-name="DefaultParagraphFont" style:family="text">
      <style:text-properties style:font-name="MS Gothic" style:font-name-asian="MS Gothic" style:font-name-complex="MS Gothic"/>
    </style:style>
    <style:style style:name="T2513" style:parent-style-name="DefaultParagraphFont" style:family="text">
      <style:text-properties style:font-name="MS Gothic" style:font-name-asian="MS Gothic" style:font-name-complex="MS Gothic"/>
    </style:style>
    <style:style style:name="T2514" style:parent-style-name="DefaultParagraphFont" style:family="text">
      <style:text-properties style:font-name="MS Gothic" style:font-name-asian="MS Gothic" style:font-name-complex="MS Gothic"/>
    </style:style>
    <style:style style:name="T2515" style:parent-style-name="DefaultParagraphFont" style:family="text">
      <style:text-properties style:font-name="MS Gothic" style:font-name-asian="MS Gothic" style:font-name-complex="MS Gothic"/>
    </style:style>
    <style:style style:name="T2516" style:parent-style-name="DefaultParagraphFont" style:family="text">
      <style:text-properties style:font-name="MS Gothic" style:font-name-asian="MS Gothic" style:font-name-complex="MS Gothic"/>
    </style:style>
    <style:style style:name="T2517" style:parent-style-name="DefaultParagraphFont" style:family="text">
      <style:text-properties style:font-name="MS Gothic" style:font-name-asian="MS Gothic" style:font-name-complex="MS Gothic"/>
    </style:style>
    <style:style style:name="T2518" style:parent-style-name="DefaultParagraphFont" style:family="text">
      <style:text-properties style:font-name="MS Gothic" style:font-name-asian="MS Gothic" style:font-name-complex="MS Gothic"/>
    </style:style>
    <style:style style:name="T2519" style:parent-style-name="DefaultParagraphFont" style:family="text">
      <style:text-properties style:font-name="MS Gothic" style:font-name-asian="MS Gothic" style:font-name-complex="MS Gothic"/>
    </style:style>
    <style:style style:name="T2520" style:parent-style-name="DefaultParagraphFont" style:family="text">
      <style:text-properties style:font-name="MS Gothic" style:font-name-asian="MS Gothic" style:font-name-complex="MS Gothic"/>
    </style:style>
    <style:style style:name="T2521" style:parent-style-name="DefaultParagraphFont" style:family="text">
      <style:text-properties style:font-name="MS Gothic" style:font-name-asian="MS Gothic" style:font-name-complex="MS Gothic"/>
    </style:style>
    <style:style style:name="T2522" style:parent-style-name="DefaultParagraphFont" style:family="text">
      <style:text-properties style:font-name="MS Gothic" style:font-name-asian="MS Gothic" style:font-name-complex="MS Gothic"/>
    </style:style>
    <style:style style:name="T2523" style:parent-style-name="DefaultParagraphFont" style:family="text">
      <style:text-properties style:font-name="MS Gothic" style:font-name-asian="MS Gothic" style:font-name-complex="MS Gothic"/>
    </style:style>
    <style:style style:name="T2524" style:parent-style-name="DefaultParagraphFont" style:family="text">
      <style:text-properties style:font-name="MS Gothic" style:font-name-asian="MS Gothic" style:font-name-complex="MS Gothic"/>
    </style:style>
    <style:style style:name="T2525" style:parent-style-name="DefaultParagraphFont" style:family="text">
      <style:text-properties style:font-name="MS Gothic" style:font-name-asian="MS Gothic" style:font-name-complex="MS Gothic"/>
    </style:style>
    <style:style style:name="T2526" style:parent-style-name="DefaultParagraphFont" style:family="text">
      <style:text-properties style:font-name="Malgun Gothic" style:font-name-asian="Malgun Gothic" style:font-name-complex="Malgun Gothic"/>
    </style:style>
    <style:style style:name="T2527" style:parent-style-name="DefaultParagraphFont" style:family="text">
      <style:text-properties style:font-name="MS Gothic" style:font-name-asian="MS Gothic" style:font-name-complex="MS Gothic"/>
    </style:style>
    <style:style style:name="T2528" style:parent-style-name="DefaultParagraphFont" style:family="text">
      <style:text-properties style:font-name="MS Gothic" style:font-name-asian="MS Gothic" style:font-name-complex="MS Gothic"/>
    </style:style>
    <style:style style:name="T2529" style:parent-style-name="DefaultParagraphFont" style:family="text">
      <style:text-properties style:font-name="MS Gothic" style:font-name-asian="MS Gothic" style:font-name-complex="MS Gothic"/>
    </style:style>
    <style:style style:name="T2530" style:parent-style-name="DefaultParagraphFont" style:family="text">
      <style:text-properties style:font-name="Microsoft JhengHei" style:font-name-asian="Microsoft JhengHei" style:font-name-complex="Microsoft JhengHei"/>
    </style:style>
    <style:style style:name="T2531" style:parent-style-name="DefaultParagraphFont" style:family="text">
      <style:text-properties style:font-name="MS Gothic" style:font-name-asian="MS Gothic" style:font-name-complex="MS Gothic"/>
    </style:style>
    <style:style style:name="T2532" style:parent-style-name="DefaultParagraphFont" style:family="text">
      <style:text-properties style:font-name="MS Gothic" style:font-name-asian="MS Gothic" style:font-name-complex="MS Gothic"/>
    </style:style>
    <style:style style:name="T2533" style:parent-style-name="DefaultParagraphFont" style:family="text">
      <style:text-properties style:font-name="MS Gothic" style:font-name-asian="MS Gothic" style:font-name-complex="MS Gothic"/>
    </style:style>
    <style:style style:name="T2534" style:parent-style-name="DefaultParagraphFont" style:family="text">
      <style:text-properties style:font-name="MS Gothic" style:font-name-asian="MS Gothic" style:font-name-complex="MS Gothic"/>
    </style:style>
    <style:style style:name="T2535" style:parent-style-name="DefaultParagraphFont" style:family="text">
      <style:text-properties style:font-name="MS Gothic" style:font-name-asian="MS Gothic" style:font-name-complex="MS Gothic"/>
    </style:style>
    <style:style style:name="T2536" style:parent-style-name="DefaultParagraphFont" style:family="text">
      <style:text-properties style:font-name="MS Gothic" style:font-name-asian="MS Gothic" style:font-name-complex="MS Gothic"/>
    </style:style>
    <style:style style:name="T2537" style:parent-style-name="DefaultParagraphFont" style:family="text">
      <style:text-properties style:font-name="MS Gothic" style:font-name-asian="MS Gothic" style:font-name-complex="MS Gothic"/>
    </style:style>
    <style:style style:name="T2538" style:parent-style-name="DefaultParagraphFont" style:family="text">
      <style:text-properties style:font-name="MS Gothic" style:font-name-asian="MS Gothic" style:font-name-complex="MS Gothic"/>
    </style:style>
    <style:style style:name="T2539" style:parent-style-name="DefaultParagraphFont" style:family="text">
      <style:text-properties style:font-name="MS Gothic" style:font-name-asian="MS Gothic" style:font-name-complex="MS Gothic"/>
    </style:style>
    <style:style style:name="T2540" style:parent-style-name="DefaultParagraphFont" style:family="text">
      <style:text-properties style:font-name="MS Gothic" style:font-name-asian="MS Gothic" style:font-name-complex="MS Gothic"/>
    </style:style>
    <style:style style:name="T2541" style:parent-style-name="DefaultParagraphFont" style:family="text">
      <style:text-properties style:font-name="MS Gothic" style:font-name-asian="MS Gothic" style:font-name-complex="MS Gothic"/>
    </style:style>
    <style:style style:name="T2542" style:parent-style-name="DefaultParagraphFont" style:family="text">
      <style:text-properties style:font-name="MS Gothic" style:font-name-asian="MS Gothic" style:font-name-complex="MS Gothic"/>
    </style:style>
    <style:style style:name="T2543" style:parent-style-name="DefaultParagraphFont" style:family="text">
      <style:text-properties style:font-name="MS Gothic" style:font-name-asian="MS Gothic" style:font-name-complex="MS Gothic"/>
    </style:style>
    <style:style style:name="T2544" style:parent-style-name="DefaultParagraphFont" style:family="text">
      <style:text-properties style:font-name="MS Gothic" style:font-name-asian="MS Gothic" style:font-name-complex="MS Gothic"/>
    </style:style>
    <style:style style:name="T2545" style:parent-style-name="DefaultParagraphFont" style:family="text">
      <style:text-properties style:font-name="MS Gothic" style:font-name-asian="MS Gothic" style:font-name-complex="MS Gothic"/>
    </style:style>
    <style:style style:name="T2546" style:parent-style-name="DefaultParagraphFont" style:family="text">
      <style:text-properties style:font-name="MS Gothic" style:font-name-asian="MS Gothic" style:font-name-complex="MS Gothic"/>
    </style:style>
    <style:style style:name="T2547" style:parent-style-name="DefaultParagraphFont" style:family="text">
      <style:text-properties style:font-name="MS Gothic" style:font-name-asian="MS Gothic" style:font-name-complex="MS Gothic"/>
    </style:style>
    <style:style style:name="T2548" style:parent-style-name="DefaultParagraphFont" style:family="text">
      <style:text-properties style:font-name="MS Gothic" style:font-name-asian="MS Gothic" style:font-name-complex="MS Gothic"/>
    </style:style>
    <style:style style:name="T2549" style:parent-style-name="DefaultParagraphFont" style:family="text">
      <style:text-properties style:font-name="MS Gothic" style:font-name-asian="MS Gothic" style:font-name-complex="MS Gothic"/>
    </style:style>
    <style:style style:name="T2550" style:parent-style-name="DefaultParagraphFont" style:family="text">
      <style:text-properties style:font-name="MS Gothic" style:font-name-asian="MS Gothic" style:font-name-complex="MS Gothic"/>
    </style:style>
    <style:style style:name="T2551" style:parent-style-name="DefaultParagraphFont" style:family="text">
      <style:text-properties style:font-name="MS Gothic" style:font-name-asian="MS Gothic" style:font-name-complex="MS Gothic"/>
    </style:style>
    <style:style style:name="T2552" style:parent-style-name="DefaultParagraphFont" style:family="text">
      <style:text-properties style:font-name="MS Gothic" style:font-name-asian="MS Gothic" style:font-name-complex="MS Gothic"/>
    </style:style>
    <style:style style:name="T2553" style:parent-style-name="DefaultParagraphFont" style:family="text">
      <style:text-properties style:font-name="MS Gothic" style:font-name-asian="MS Gothic" style:font-name-complex="MS Gothic"/>
    </style:style>
    <style:style style:name="T2554" style:parent-style-name="DefaultParagraphFont" style:family="text">
      <style:text-properties style:font-name="MS Gothic" style:font-name-asian="MS Gothic" style:font-name-complex="MS Gothic"/>
    </style:style>
    <style:style style:name="T2555" style:parent-style-name="DefaultParagraphFont" style:family="text">
      <style:text-properties style:font-name="MS Gothic" style:font-name-asian="MS Gothic" style:font-name-complex="MS Gothic"/>
    </style:style>
    <style:style style:name="T2556" style:parent-style-name="DefaultParagraphFont" style:family="text">
      <style:text-properties style:font-name="MS Gothic" style:font-name-asian="MS Gothic" style:font-name-complex="MS Gothic"/>
    </style:style>
    <style:style style:name="T2557" style:parent-style-name="DefaultParagraphFont" style:family="text">
      <style:text-properties style:font-name="MS Gothic" style:font-name-asian="MS Gothic" style:font-name-complex="MS Gothic"/>
    </style:style>
    <style:style style:name="T2558" style:parent-style-name="DefaultParagraphFont" style:family="text">
      <style:text-properties style:font-name="MS Gothic" style:font-name-asian="MS Gothic" style:font-name-complex="MS Gothic"/>
    </style:style>
    <style:style style:name="T2559" style:parent-style-name="DefaultParagraphFont" style:family="text">
      <style:text-properties style:font-name="MS Gothic" style:font-name-asian="MS Gothic" style:font-name-complex="MS Gothic"/>
    </style:style>
    <style:style style:name="T2560" style:parent-style-name="DefaultParagraphFont" style:family="text">
      <style:text-properties style:font-name="MS Gothic" style:font-name-asian="MS Gothic" style:font-name-complex="MS Gothic"/>
    </style:style>
    <style:style style:name="T2561" style:parent-style-name="DefaultParagraphFont" style:family="text">
      <style:text-properties style:font-name="MS Gothic" style:font-name-asian="MS Gothic" style:font-name-complex="MS Gothic"/>
    </style:style>
    <style:style style:name="T2562" style:parent-style-name="DefaultParagraphFont" style:family="text">
      <style:text-properties style:font-name="MS Gothic" style:font-name-asian="MS Gothic" style:font-name-complex="MS Gothic"/>
    </style:style>
    <style:style style:name="T2563" style:parent-style-name="DefaultParagraphFont" style:family="text">
      <style:text-properties style:font-name="MS Gothic" style:font-name-asian="MS Gothic" style:font-name-complex="MS Gothic"/>
    </style:style>
    <style:style style:name="T2564" style:parent-style-name="DefaultParagraphFont" style:family="text">
      <style:text-properties style:font-name="MS Gothic" style:font-name-asian="MS Gothic" style:font-name-complex="MS Gothic"/>
    </style:style>
    <style:style style:name="T2565" style:parent-style-name="DefaultParagraphFont" style:family="text">
      <style:text-properties style:font-name="MS Gothic" style:font-name-asian="MS Gothic" style:font-name-complex="MS Gothic"/>
    </style:style>
    <style:style style:name="T2566" style:parent-style-name="DefaultParagraphFont" style:family="text">
      <style:text-properties style:font-name="MS Gothic" style:font-name-asian="MS Gothic" style:font-name-complex="MS Gothic"/>
    </style:style>
    <style:style style:name="T2567" style:parent-style-name="DefaultParagraphFont" style:family="text">
      <style:text-properties style:font-name="MS Gothic" style:font-name-asian="MS Gothic" style:font-name-complex="MS Gothic"/>
    </style:style>
    <style:style style:name="T2568" style:parent-style-name="DefaultParagraphFont" style:family="text">
      <style:text-properties style:font-name="MS Gothic" style:font-name-asian="MS Gothic" style:font-name-complex="MS Gothic"/>
    </style:style>
    <style:style style:name="T2569" style:parent-style-name="DefaultParagraphFont" style:family="text">
      <style:text-properties style:font-name="MS Gothic" style:font-name-asian="MS Gothic" style:font-name-complex="MS Gothic"/>
    </style:style>
    <style:style style:name="T2570" style:parent-style-name="DefaultParagraphFont" style:family="text">
      <style:text-properties style:font-name="MS Gothic" style:font-name-asian="MS Gothic" style:font-name-complex="MS Gothic"/>
    </style:style>
    <style:style style:name="T2571" style:parent-style-name="DefaultParagraphFont" style:family="text">
      <style:text-properties style:font-name="MS Gothic" style:font-name-asian="MS Gothic" style:font-name-complex="MS Gothic"/>
    </style:style>
    <style:style style:name="T2572" style:parent-style-name="DefaultParagraphFont" style:family="text">
      <style:text-properties style:font-name="MS Gothic" style:font-name-asian="MS Gothic" style:font-name-complex="MS Gothic"/>
    </style:style>
    <style:style style:name="T2573" style:parent-style-name="DefaultParagraphFont" style:family="text">
      <style:text-properties style:font-name="MS Gothic" style:font-name-asian="MS Gothic" style:font-name-complex="MS Gothic"/>
    </style:style>
    <style:style style:name="T2574" style:parent-style-name="DefaultParagraphFont" style:family="text">
      <style:text-properties style:font-name="MS Gothic" style:font-name-asian="MS Gothic" style:font-name-complex="MS Gothic"/>
    </style:style>
    <style:style style:name="T2575" style:parent-style-name="DefaultParagraphFont" style:family="text">
      <style:text-properties style:font-name="MS Gothic" style:font-name-asian="MS Gothic" style:font-name-complex="MS Gothic"/>
    </style:style>
    <style:style style:name="T2576" style:parent-style-name="DefaultParagraphFont" style:family="text">
      <style:text-properties style:font-name="MS Gothic" style:font-name-asian="MS Gothic" style:font-name-complex="MS Gothic"/>
    </style:style>
    <style:style style:name="T2577" style:parent-style-name="DefaultParagraphFont" style:family="text">
      <style:text-properties style:font-name="MS Gothic" style:font-name-asian="MS Gothic" style:font-name-complex="MS Gothic"/>
    </style:style>
    <style:style style:name="T2578" style:parent-style-name="DefaultParagraphFont" style:family="text">
      <style:text-properties style:font-name="MS Gothic" style:font-name-asian="MS Gothic" style:font-name-complex="MS Gothic"/>
    </style:style>
    <style:style style:name="T2579" style:parent-style-name="DefaultParagraphFont" style:family="text">
      <style:text-properties style:font-name="MS Gothic" style:font-name-asian="MS Gothic" style:font-name-complex="MS Gothic"/>
    </style:style>
    <style:style style:name="T2580" style:parent-style-name="DefaultParagraphFont" style:family="text">
      <style:text-properties style:font-name="MS Gothic" style:font-name-asian="MS Gothic" style:font-name-complex="MS Gothic"/>
    </style:style>
    <style:style style:name="T2581" style:parent-style-name="DefaultParagraphFont" style:family="text">
      <style:text-properties style:font-name="MS Gothic" style:font-name-asian="MS Gothic" style:font-name-complex="MS Gothic"/>
    </style:style>
    <style:style style:name="T2582" style:parent-style-name="DefaultParagraphFont" style:family="text">
      <style:text-properties style:font-name="MS Gothic" style:font-name-asian="MS Gothic" style:font-name-complex="MS Gothic"/>
    </style:style>
    <style:style style:name="T2583" style:parent-style-name="DefaultParagraphFont" style:family="text">
      <style:text-properties style:font-name="MS Gothic" style:font-name-asian="MS Gothic" style:font-name-complex="MS Gothic"/>
    </style:style>
    <style:style style:name="T2584" style:parent-style-name="DefaultParagraphFont" style:family="text">
      <style:text-properties style:font-name="MS Gothic" style:font-name-asian="MS Gothic" style:font-name-complex="MS Gothic"/>
    </style:style>
    <style:style style:name="T2585" style:parent-style-name="DefaultParagraphFont" style:family="text">
      <style:text-properties style:font-name="MS Gothic" style:font-name-asian="MS Gothic" style:font-name-complex="MS Gothic"/>
    </style:style>
    <style:style style:name="T2586" style:parent-style-name="DefaultParagraphFont" style:family="text">
      <style:text-properties style:font-name="MS Gothic" style:font-name-asian="MS Gothic" style:font-name-complex="MS Gothic"/>
    </style:style>
    <style:style style:name="T2587" style:parent-style-name="DefaultParagraphFont" style:family="text">
      <style:text-properties style:font-name="MS Gothic" style:font-name-asian="MS Gothic" style:font-name-complex="MS Gothic"/>
    </style:style>
    <style:style style:name="T2588" style:parent-style-name="DefaultParagraphFont" style:family="text">
      <style:text-properties style:font-name="MS Gothic" style:font-name-asian="MS Gothic" style:font-name-complex="MS Gothic"/>
    </style:style>
    <style:style style:name="T2589" style:parent-style-name="DefaultParagraphFont" style:family="text">
      <style:text-properties style:font-name="MS Gothic" style:font-name-asian="MS Gothic" style:font-name-complex="MS Gothic"/>
    </style:style>
    <style:style style:name="T2590" style:parent-style-name="DefaultParagraphFont" style:family="text">
      <style:text-properties style:font-name="MS Gothic" style:font-name-asian="MS Gothic" style:font-name-complex="MS Gothic"/>
    </style:style>
    <style:style style:name="T2591" style:parent-style-name="DefaultParagraphFont" style:family="text">
      <style:text-properties style:font-name="MS Gothic" style:font-name-asian="MS Gothic" style:font-name-complex="MS Gothic"/>
    </style:style>
    <style:style style:name="T2592" style:parent-style-name="DefaultParagraphFont" style:family="text">
      <style:text-properties style:font-name="MS Gothic" style:font-name-asian="MS Gothic" style:font-name-complex="MS Gothic"/>
    </style:style>
    <style:style style:name="T2593" style:parent-style-name="DefaultParagraphFont" style:family="text">
      <style:text-properties style:font-name="MS Gothic" style:font-name-asian="MS Gothic" style:font-name-complex="MS Gothic"/>
    </style:style>
    <style:style style:name="T2594" style:parent-style-name="DefaultParagraphFont" style:family="text">
      <style:text-properties style:font-name="MS Gothic" style:font-name-asian="MS Gothic" style:font-name-complex="MS Gothic"/>
    </style:style>
    <style:style style:name="T2595" style:parent-style-name="DefaultParagraphFont" style:family="text">
      <style:text-properties style:font-name="MS Gothic" style:font-name-asian="MS Gothic" style:font-name-complex="MS Gothic"/>
    </style:style>
    <style:style style:name="T2596" style:parent-style-name="DefaultParagraphFont" style:family="text">
      <style:text-properties style:font-name="Microsoft JhengHei" style:font-name-asian="Microsoft JhengHei" style:font-name-complex="Microsoft JhengHei"/>
    </style:style>
    <style:style style:name="T2597" style:parent-style-name="DefaultParagraphFont" style:family="text">
      <style:text-properties style:font-name="MS Gothic" style:font-name-asian="MS Gothic" style:font-name-complex="MS Gothic"/>
    </style:style>
    <style:style style:name="T2598" style:parent-style-name="DefaultParagraphFont" style:family="text">
      <style:text-properties style:font-name="MS Gothic" style:font-name-asian="MS Gothic" style:font-name-complex="MS Gothic"/>
    </style:style>
    <style:style style:name="T2599" style:parent-style-name="DefaultParagraphFont" style:family="text">
      <style:text-properties style:font-name="MS Gothic" style:font-name-asian="MS Gothic" style:font-name-complex="MS Gothic"/>
    </style:style>
    <style:style style:name="T2600" style:parent-style-name="DefaultParagraphFont" style:family="text">
      <style:text-properties style:font-name="MS Gothic" style:font-name-asian="MS Gothic" style:font-name-complex="MS Gothic"/>
    </style:style>
    <style:style style:name="T2601" style:parent-style-name="DefaultParagraphFont" style:family="text">
      <style:text-properties style:font-name="MS Gothic" style:font-name-asian="MS Gothic" style:font-name-complex="MS Gothic"/>
    </style:style>
    <style:style style:name="T2602" style:parent-style-name="DefaultParagraphFont" style:family="text">
      <style:text-properties style:font-name="MS Gothic" style:font-name-asian="MS Gothic" style:font-name-complex="MS Gothic"/>
    </style:style>
    <style:style style:name="T2603" style:parent-style-name="DefaultParagraphFont" style:family="text">
      <style:text-properties style:font-name="MS Gothic" style:font-name-asian="MS Gothic" style:font-name-complex="MS Gothic"/>
    </style:style>
    <style:style style:name="T2604" style:parent-style-name="DefaultParagraphFont" style:family="text">
      <style:text-properties style:font-name="MS Gothic" style:font-name-asian="MS Gothic" style:font-name-complex="MS Gothic"/>
    </style:style>
    <style:style style:name="T2605" style:parent-style-name="DefaultParagraphFont" style:family="text">
      <style:text-properties style:font-name="MS Gothic" style:font-name-asian="MS Gothic" style:font-name-complex="MS Gothic"/>
    </style:style>
    <style:style style:name="T2606" style:parent-style-name="DefaultParagraphFont" style:family="text">
      <style:text-properties style:font-name="MS Gothic" style:font-name-asian="MS Gothic" style:font-name-complex="MS Gothic"/>
    </style:style>
    <style:style style:name="T2607" style:parent-style-name="DefaultParagraphFont" style:family="text">
      <style:text-properties style:font-name="MS Gothic" style:font-name-asian="MS Gothic" style:font-name-complex="MS Gothic"/>
    </style:style>
    <style:style style:name="T2608" style:parent-style-name="DefaultParagraphFont" style:family="text">
      <style:text-properties style:font-name="MS Gothic" style:font-name-asian="MS Gothic" style:font-name-complex="MS Gothic"/>
    </style:style>
    <style:style style:name="T2609" style:parent-style-name="DefaultParagraphFont" style:family="text">
      <style:text-properties fo:font-weight="bold" style:font-weight-asian="bold" style:font-weight-complex="bold"/>
    </style:style>
    <style:style style:name="T2610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2611" style:parent-style-name="DefaultParagraphFont" style:family="text">
      <style:text-properties fo:font-weight="bold" style:font-weight-asian="bold" style:font-weight-complex="bold"/>
    </style:style>
    <style:style style:name="T2612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2613" style:parent-style-name="DefaultParagraphFont" style:family="text">
      <style:text-properties fo:font-weight="bold" style:font-weight-asian="bold" style:font-weight-complex="bold"/>
    </style:style>
    <style:style style:name="T2614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2615" style:parent-style-name="DefaultParagraphFont" style:family="text">
      <style:text-properties fo:font-weight="bold" style:font-weight-asian="bold" style:font-weight-complex="bold"/>
    </style:style>
    <style:style style:name="T2616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2617" style:parent-style-name="DefaultParagraphFont" style:family="text">
      <style:text-properties fo:font-weight="bold" style:font-weight-asian="bold" style:font-weight-complex="bold"/>
    </style:style>
    <style:style style:name="T2618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2619" style:parent-style-name="DefaultParagraphFont" style:family="text">
      <style:text-properties fo:font-weight="bold" style:font-weight-asian="bold" style:font-weight-complex="bold"/>
    </style:style>
    <style:style style:name="T2620" style:parent-style-name="DefaultParagraphFont" style:family="text">
      <style:text-properties style:font-name="MS Gothic" style:font-name-asian="MS Gothic" style:font-name-complex="MS Gothic"/>
    </style:style>
    <style:style style:name="T2621" style:parent-style-name="DefaultParagraphFont" style:family="text">
      <style:text-properties style:font-name="MS Gothic" style:font-name-asian="MS Gothic" style:font-name-complex="MS Gothic"/>
    </style:style>
    <style:style style:name="T2622" style:parent-style-name="DefaultParagraphFont" style:family="text">
      <style:text-properties style:font-name="MS Gothic" style:font-name-asian="MS Gothic" style:font-name-complex="MS Gothic"/>
    </style:style>
    <style:style style:name="T2623" style:parent-style-name="DefaultParagraphFont" style:family="text">
      <style:text-properties style:font-name="MS Gothic" style:font-name-asian="MS Gothic" style:font-name-complex="MS Gothic"/>
    </style:style>
    <style:style style:name="T2624" style:parent-style-name="DefaultParagraphFont" style:family="text">
      <style:text-properties style:font-name="Microsoft JhengHei" style:font-name-asian="Microsoft JhengHei" style:font-name-complex="Microsoft JhengHei"/>
    </style:style>
    <style:style style:name="T2625" style:parent-style-name="DefaultParagraphFont" style:family="text">
      <style:text-properties style:font-name="Microsoft JhengHei" style:font-name-asian="Microsoft JhengHei" style:font-name-complex="Microsoft JhengHei"/>
    </style:style>
    <style:style style:name="T2626" style:parent-style-name="DefaultParagraphFont" style:family="text">
      <style:text-properties style:font-name="MS Gothic" style:font-name-asian="MS Gothic" style:font-name-complex="MS Gothic"/>
    </style:style>
    <style:style style:name="T2627" style:parent-style-name="DefaultParagraphFont" style:family="text">
      <style:text-properties style:font-name="Microsoft JhengHei" style:font-name-asian="Microsoft JhengHei" style:font-name-complex="Microsoft JhengHei"/>
    </style:style>
    <style:style style:name="T2628" style:parent-style-name="DefaultParagraphFont" style:family="text">
      <style:text-properties style:font-name="MS Gothic" style:font-name-asian="MS Gothic" style:font-name-complex="MS Gothic"/>
    </style:style>
    <style:style style:name="T2629" style:parent-style-name="DefaultParagraphFont" style:family="text">
      <style:text-properties style:font-name="MS Gothic" style:font-name-asian="MS Gothic" style:font-name-complex="MS Gothic"/>
    </style:style>
    <style:style style:name="T2630" style:parent-style-name="DefaultParagraphFont" style:family="text">
      <style:text-properties style:font-name="MS Gothic" style:font-name-asian="MS Gothic" style:font-name-complex="MS Gothic"/>
    </style:style>
    <style:style style:name="T2631" style:parent-style-name="DefaultParagraphFont" style:family="text">
      <style:text-properties style:font-name="Malgun Gothic" style:font-name-asian="Malgun Gothic" style:font-name-complex="Malgun Gothic"/>
    </style:style>
    <style:style style:name="T2632" style:parent-style-name="DefaultParagraphFont" style:family="text">
      <style:text-properties style:font-name="MS Gothic" style:font-name-asian="MS Gothic" style:font-name-complex="MS Gothic"/>
    </style:style>
    <style:style style:name="T2633" style:parent-style-name="DefaultParagraphFont" style:family="text">
      <style:text-properties style:font-name="MS Gothic" style:font-name-asian="MS Gothic" style:font-name-complex="MS Gothic"/>
    </style:style>
    <style:style style:name="T2634" style:parent-style-name="DefaultParagraphFont" style:family="text">
      <style:text-properties style:font-name="Microsoft JhengHei" style:font-name-asian="Microsoft JhengHei" style:font-name-complex="Microsoft JhengHei"/>
    </style:style>
    <style:style style:name="T2635" style:parent-style-name="DefaultParagraphFont" style:family="text">
      <style:text-properties style:font-name="MS Gothic" style:font-name-asian="MS Gothic" style:font-name-complex="MS Gothic"/>
    </style:style>
    <style:style style:name="T2636" style:parent-style-name="DefaultParagraphFont" style:family="text">
      <style:text-properties style:font-name="MS Gothic" style:font-name-asian="MS Gothic" style:font-name-complex="MS Gothic"/>
    </style:style>
    <style:style style:name="T2637" style:parent-style-name="DefaultParagraphFont" style:family="text">
      <style:text-properties style:font-name="MS Gothic" style:font-name-asian="MS Gothic" style:font-name-complex="MS Gothic"/>
    </style:style>
    <style:style style:name="T2638" style:parent-style-name="DefaultParagraphFont" style:family="text">
      <style:text-properties style:font-name="MS Gothic" style:font-name-asian="MS Gothic" style:font-name-complex="MS Gothic"/>
    </style:style>
    <style:style style:name="T2639" style:parent-style-name="DefaultParagraphFont" style:family="text">
      <style:text-properties style:font-name="MS Gothic" style:font-name-asian="MS Gothic" style:font-name-complex="MS Gothic"/>
    </style:style>
    <style:style style:name="T2640" style:parent-style-name="DefaultParagraphFont" style:family="text">
      <style:text-properties style:font-name="MS Gothic" style:font-name-asian="MS Gothic" style:font-name-complex="MS Gothic"/>
    </style:style>
    <style:style style:name="T2641" style:parent-style-name="DefaultParagraphFont" style:family="text">
      <style:text-properties style:font-name="MS Gothic" style:font-name-asian="MS Gothic" style:font-name-complex="MS Gothic"/>
    </style:style>
    <style:style style:name="T2642" style:parent-style-name="DefaultParagraphFont" style:family="text">
      <style:text-properties style:font-name="MS Gothic" style:font-name-asian="MS Gothic" style:font-name-complex="MS Gothic"/>
    </style:style>
    <style:style style:name="T2643" style:parent-style-name="DefaultParagraphFont" style:family="text">
      <style:text-properties style:font-name="MS Gothic" style:font-name-asian="MS Gothic" style:font-name-complex="MS Gothic"/>
    </style:style>
    <style:style style:name="T2644" style:parent-style-name="DefaultParagraphFont" style:family="text">
      <style:text-properties style:font-name="MS Gothic" style:font-name-asian="MS Gothic" style:font-name-complex="MS Gothic"/>
    </style:style>
    <style:style style:name="T2645" style:parent-style-name="DefaultParagraphFont" style:family="text">
      <style:text-properties style:font-name="MS Gothic" style:font-name-asian="MS Gothic" style:font-name-complex="MS Gothic"/>
    </style:style>
    <style:style style:name="T2646" style:parent-style-name="DefaultParagraphFont" style:family="text">
      <style:text-properties style:font-name="Microsoft JhengHei" style:font-name-asian="Microsoft JhengHei" style:font-name-complex="Microsoft JhengHei"/>
    </style:style>
    <style:style style:name="T2647" style:parent-style-name="DefaultParagraphFont" style:family="text">
      <style:text-properties style:font-name="MS Gothic" style:font-name-asian="MS Gothic" style:font-name-complex="MS Gothic"/>
    </style:style>
    <style:style style:name="T2648" style:parent-style-name="DefaultParagraphFont" style:family="text">
      <style:text-properties style:font-name="MS Gothic" style:font-name-asian="MS Gothic" style:font-name-complex="MS Gothic"/>
    </style:style>
    <style:style style:name="T2649" style:parent-style-name="DefaultParagraphFont" style:family="text">
      <style:text-properties style:font-name="MS Gothic" style:font-name-asian="MS Gothic" style:font-name-complex="MS Gothic"/>
    </style:style>
    <style:style style:name="T2650" style:parent-style-name="DefaultParagraphFont" style:family="text">
      <style:text-properties style:font-name="MS Gothic" style:font-name-asian="MS Gothic" style:font-name-complex="MS Gothic"/>
    </style:style>
    <style:style style:name="T2651" style:parent-style-name="DefaultParagraphFont" style:family="text">
      <style:text-properties style:font-name="Microsoft JhengHei" style:font-name-asian="Microsoft JhengHei" style:font-name-complex="Microsoft JhengHei"/>
    </style:style>
    <style:style style:name="T2652" style:parent-style-name="DefaultParagraphFont" style:family="text">
      <style:text-properties style:font-name="MS Gothic" style:font-name-asian="MS Gothic" style:font-name-complex="MS Gothic"/>
    </style:style>
    <style:style style:name="T2653" style:parent-style-name="DefaultParagraphFont" style:family="text">
      <style:text-properties style:font-name="MS Gothic" style:font-name-asian="MS Gothic" style:font-name-complex="MS Gothic"/>
    </style:style>
    <style:style style:name="T2654" style:parent-style-name="DefaultParagraphFont" style:family="text">
      <style:text-properties style:font-name="MS Gothic" style:font-name-asian="MS Gothic" style:font-name-complex="MS Gothic"/>
    </style:style>
    <style:style style:name="T2655" style:parent-style-name="DefaultParagraphFont" style:family="text">
      <style:text-properties style:font-name="MS Gothic" style:font-name-asian="MS Gothic" style:font-name-complex="MS Gothic"/>
    </style:style>
    <style:style style:name="T2656" style:parent-style-name="DefaultParagraphFont" style:family="text">
      <style:text-properties style:font-name="MS Gothic" style:font-name-asian="MS Gothic" style:font-name-complex="MS Gothic"/>
    </style:style>
    <style:style style:name="T2657" style:parent-style-name="DefaultParagraphFont" style:family="text">
      <style:text-properties style:font-name="MS Gothic" style:font-name-asian="MS Gothic" style:font-name-complex="MS Gothic"/>
    </style:style>
    <style:style style:name="T2658" style:parent-style-name="DefaultParagraphFont" style:family="text">
      <style:text-properties style:font-name="MS Gothic" style:font-name-asian="MS Gothic" style:font-name-complex="MS Gothic"/>
    </style:style>
    <style:style style:name="T2659" style:parent-style-name="DefaultParagraphFont" style:family="text">
      <style:text-properties style:font-name="MS Gothic" style:font-name-asian="MS Gothic" style:font-name-complex="MS Gothic"/>
    </style:style>
    <style:style style:name="T2660" style:parent-style-name="DefaultParagraphFont" style:family="text">
      <style:text-properties style:font-name="MS Gothic" style:font-name-asian="MS Gothic" style:font-name-complex="MS Gothic"/>
    </style:style>
    <style:style style:name="T2661" style:parent-style-name="DefaultParagraphFont" style:family="text">
      <style:text-properties style:font-name="MS Gothic" style:font-name-asian="MS Gothic" style:font-name-complex="MS Gothic"/>
    </style:style>
    <style:style style:name="T2662" style:parent-style-name="DefaultParagraphFont" style:family="text">
      <style:text-properties style:font-name="Microsoft JhengHei" style:font-name-asian="Microsoft JhengHei" style:font-name-complex="Microsoft JhengHei"/>
    </style:style>
    <style:style style:name="T2663" style:parent-style-name="DefaultParagraphFont" style:family="text">
      <style:text-properties style:font-name="MS Gothic" style:font-name-asian="MS Gothic" style:font-name-complex="MS Gothic"/>
    </style:style>
    <style:style style:name="T2664" style:parent-style-name="DefaultParagraphFont" style:family="text">
      <style:text-properties style:font-name="Microsoft JhengHei" style:font-name-asian="Microsoft JhengHei" style:font-name-complex="Microsoft JhengHei"/>
    </style:style>
    <style:style style:name="T2665" style:parent-style-name="DefaultParagraphFont" style:family="text">
      <style:text-properties style:font-name="MS Gothic" style:font-name-asian="MS Gothic" style:font-name-complex="MS Gothic"/>
    </style:style>
    <style:style style:name="T2666" style:parent-style-name="DefaultParagraphFont" style:family="text">
      <style:text-properties style:font-name="MS Gothic" style:font-name-asian="MS Gothic" style:font-name-complex="MS Gothic"/>
    </style:style>
    <style:style style:name="T2667" style:parent-style-name="DefaultParagraphFont" style:family="text">
      <style:text-properties style:font-name="MS Gothic" style:font-name-asian="MS Gothic" style:font-name-complex="MS Gothic"/>
    </style:style>
    <style:style style:name="T2668" style:parent-style-name="DefaultParagraphFont" style:family="text">
      <style:text-properties style:font-name="MS Gothic" style:font-name-asian="MS Gothic" style:font-name-complex="MS Gothic"/>
    </style:style>
    <style:style style:name="T2669" style:parent-style-name="DefaultParagraphFont" style:family="text">
      <style:text-properties style:font-name="Microsoft JhengHei" style:font-name-asian="Microsoft JhengHei" style:font-name-complex="Microsoft JhengHei"/>
    </style:style>
    <style:style style:name="T2670" style:parent-style-name="DefaultParagraphFont" style:family="text">
      <style:text-properties style:font-name="MS Gothic" style:font-name-asian="MS Gothic" style:font-name-complex="MS Gothic"/>
    </style:style>
    <style:style style:name="T2671" style:parent-style-name="DefaultParagraphFont" style:family="text">
      <style:text-properties style:font-name="MS Gothic" style:font-name-asian="MS Gothic" style:font-name-complex="MS Gothic"/>
    </style:style>
    <style:style style:name="T2672" style:parent-style-name="DefaultParagraphFont" style:family="text">
      <style:text-properties style:font-name="MS Gothic" style:font-name-asian="MS Gothic" style:font-name-complex="MS Gothic"/>
    </style:style>
    <style:style style:name="T2673" style:parent-style-name="DefaultParagraphFont" style:family="text">
      <style:text-properties style:font-name="MS Gothic" style:font-name-asian="MS Gothic" style:font-name-complex="MS Gothic"/>
    </style:style>
    <style:style style:name="T2674" style:parent-style-name="DefaultParagraphFont" style:family="text">
      <style:text-properties style:font-name="MS Gothic" style:font-name-asian="MS Gothic" style:font-name-complex="MS Gothic"/>
    </style:style>
    <style:style style:name="T2675" style:parent-style-name="DefaultParagraphFont" style:family="text">
      <style:text-properties style:font-name="MS Gothic" style:font-name-asian="MS Gothic" style:font-name-complex="MS Gothic"/>
    </style:style>
    <style:style style:name="T2676" style:parent-style-name="DefaultParagraphFont" style:family="text">
      <style:text-properties style:font-name="MS Gothic" style:font-name-asian="MS Gothic" style:font-name-complex="MS Gothic"/>
    </style:style>
    <style:style style:name="T2677" style:parent-style-name="DefaultParagraphFont" style:family="text">
      <style:text-properties style:font-name="MS Gothic" style:font-name-asian="MS Gothic" style:font-name-complex="MS Gothic"/>
    </style:style>
    <style:style style:name="T2678" style:parent-style-name="DefaultParagraphFont" style:family="text">
      <style:text-properties style:font-name="MS Gothic" style:font-name-asian="MS Gothic" style:font-name-complex="MS Gothic"/>
    </style:style>
    <style:style style:name="T2679" style:parent-style-name="DefaultParagraphFont" style:family="text">
      <style:text-properties style:font-name="MS Gothic" style:font-name-asian="MS Gothic" style:font-name-complex="MS Gothic"/>
    </style:style>
    <style:style style:name="T2680" style:parent-style-name="DefaultParagraphFont" style:family="text">
      <style:text-properties style:font-name="MS Gothic" style:font-name-asian="MS Gothic" style:font-name-complex="MS Gothic"/>
    </style:style>
    <style:style style:name="T2681" style:parent-style-name="DefaultParagraphFont" style:family="text">
      <style:text-properties style:font-name="MS Gothic" style:font-name-asian="MS Gothic" style:font-name-complex="MS Gothic"/>
    </style:style>
    <style:style style:name="T2682" style:parent-style-name="DefaultParagraphFont" style:family="text">
      <style:text-properties style:font-name="MS Gothic" style:font-name-asian="MS Gothic" style:font-name-complex="MS Gothic"/>
    </style:style>
    <style:style style:name="T2683" style:parent-style-name="DefaultParagraphFont" style:family="text">
      <style:text-properties style:font-name="MS Gothic" style:font-name-asian="MS Gothic" style:font-name-complex="MS Gothic"/>
    </style:style>
    <style:style style:name="T2684" style:parent-style-name="DefaultParagraphFont" style:family="text">
      <style:text-properties style:font-name="MS Gothic" style:font-name-asian="MS Gothic" style:font-name-complex="MS Gothic"/>
    </style:style>
    <style:style style:name="T2685" style:parent-style-name="DefaultParagraphFont" style:family="text">
      <style:text-properties style:font-name="MS Gothic" style:font-name-asian="MS Gothic" style:font-name-complex="MS Gothic"/>
    </style:style>
    <style:style style:name="T2686" style:parent-style-name="DefaultParagraphFont" style:family="text">
      <style:text-properties style:font-name="MS Gothic" style:font-name-asian="MS Gothic" style:font-name-complex="MS Gothic"/>
    </style:style>
    <style:style style:name="T2687" style:parent-style-name="DefaultParagraphFont" style:family="text">
      <style:text-properties style:font-name="MS Gothic" style:font-name-asian="MS Gothic" style:font-name-complex="MS Gothic"/>
    </style:style>
    <style:style style:name="T2688" style:parent-style-name="DefaultParagraphFont" style:family="text">
      <style:text-properties style:font-name="MS Gothic" style:font-name-asian="MS Gothic" style:font-name-complex="MS Gothic"/>
    </style:style>
    <style:style style:name="T2689" style:parent-style-name="DefaultParagraphFont" style:family="text">
      <style:text-properties style:font-name="Microsoft JhengHei" style:font-name-asian="Microsoft JhengHei" style:font-name-complex="Microsoft JhengHei"/>
    </style:style>
    <style:style style:name="T2690" style:parent-style-name="DefaultParagraphFont" style:family="text">
      <style:text-properties style:font-name="MS Gothic" style:font-name-asian="MS Gothic" style:font-name-complex="MS Gothic"/>
    </style:style>
    <style:style style:name="T2691" style:parent-style-name="DefaultParagraphFont" style:family="text">
      <style:text-properties style:font-name="MS Gothic" style:font-name-asian="MS Gothic" style:font-name-complex="MS Gothic"/>
    </style:style>
    <style:style style:name="T2692" style:parent-style-name="DefaultParagraphFont" style:family="text">
      <style:text-properties style:font-name="MS Gothic" style:font-name-asian="MS Gothic" style:font-name-complex="MS Gothic"/>
    </style:style>
    <style:style style:name="T2693" style:parent-style-name="DefaultParagraphFont" style:family="text">
      <style:text-properties style:font-name="Microsoft JhengHei" style:font-name-asian="Microsoft JhengHei" style:font-name-complex="Microsoft JhengHei"/>
    </style:style>
    <style:style style:name="T2694" style:parent-style-name="DefaultParagraphFont" style:family="text">
      <style:text-properties style:font-name="Microsoft JhengHei" style:font-name-asian="Microsoft JhengHei" style:font-name-complex="Microsoft JhengHei"/>
    </style:style>
    <style:style style:name="T2695" style:parent-style-name="DefaultParagraphFont" style:family="text">
      <style:text-properties style:font-name="MS Gothic" style:font-name-asian="MS Gothic" style:font-name-complex="MS Gothic"/>
    </style:style>
    <style:style style:name="T2696" style:parent-style-name="DefaultParagraphFont" style:family="text">
      <style:text-properties style:font-name="MS Gothic" style:font-name-asian="MS Gothic" style:font-name-complex="MS Gothic"/>
    </style:style>
    <style:style style:name="T2697" style:parent-style-name="DefaultParagraphFont" style:family="text">
      <style:text-properties style:font-name="MS Gothic" style:font-name-asian="MS Gothic" style:font-name-complex="MS Gothic"/>
    </style:style>
    <style:style style:name="T2698" style:parent-style-name="DefaultParagraphFont" style:family="text">
      <style:text-properties style:font-name="Microsoft JhengHei" style:font-name-asian="Microsoft JhengHei" style:font-name-complex="Microsoft JhengHei"/>
    </style:style>
    <style:style style:name="T2699" style:parent-style-name="DefaultParagraphFont" style:family="text">
      <style:text-properties style:font-name="MS Gothic" style:font-name-asian="MS Gothic" style:font-name-complex="MS Gothic"/>
    </style:style>
    <style:style style:name="T2700" style:parent-style-name="DefaultParagraphFont" style:family="text">
      <style:text-properties style:font-name="Microsoft JhengHei" style:font-name-asian="Microsoft JhengHei" style:font-name-complex="Microsoft JhengHei"/>
    </style:style>
    <style:style style:name="T2701" style:parent-style-name="DefaultParagraphFont" style:family="text">
      <style:text-properties style:font-name="Microsoft JhengHei" style:font-name-asian="Microsoft JhengHei" style:font-name-complex="Microsoft JhengHei"/>
    </style:style>
    <style:style style:name="T2702" style:parent-style-name="DefaultParagraphFont" style:family="text">
      <style:text-properties style:font-name="MS Gothic" style:font-name-asian="MS Gothic" style:font-name-complex="MS Gothic"/>
    </style:style>
    <style:style style:name="T2703" style:parent-style-name="DefaultParagraphFont" style:family="text">
      <style:text-properties style:font-name="MS Gothic" style:font-name-asian="MS Gothic" style:font-name-complex="MS Gothic"/>
    </style:style>
    <style:style style:name="T2704" style:parent-style-name="DefaultParagraphFont" style:family="text">
      <style:text-properties style:font-name="MS Gothic" style:font-name-asian="MS Gothic" style:font-name-complex="MS Gothic"/>
    </style:style>
    <style:style style:name="T2705" style:parent-style-name="DefaultParagraphFont" style:family="text">
      <style:text-properties style:font-name="MS Gothic" style:font-name-asian="MS Gothic" style:font-name-complex="MS Gothic"/>
    </style:style>
    <style:style style:name="T2706" style:parent-style-name="DefaultParagraphFont" style:family="text">
      <style:text-properties style:font-name="Microsoft JhengHei" style:font-name-asian="Microsoft JhengHei" style:font-name-complex="Microsoft JhengHei"/>
    </style:style>
    <style:style style:name="T2707" style:parent-style-name="DefaultParagraphFont" style:family="text">
      <style:text-properties style:font-name="MS Gothic" style:font-name-asian="MS Gothic" style:font-name-complex="MS Gothic"/>
    </style:style>
    <style:style style:name="T2708" style:parent-style-name="DefaultParagraphFont" style:family="text">
      <style:text-properties style:font-name="MS Gothic" style:font-name-asian="MS Gothic" style:font-name-complex="MS Gothic"/>
    </style:style>
    <style:style style:name="T2709" style:parent-style-name="DefaultParagraphFont" style:family="text">
      <style:text-properties style:font-name="Microsoft JhengHei" style:font-name-asian="Microsoft JhengHei" style:font-name-complex="Microsoft JhengHei"/>
    </style:style>
    <style:style style:name="T2710" style:parent-style-name="DefaultParagraphFont" style:family="text">
      <style:text-properties style:font-name="MS Gothic" style:font-name-asian="MS Gothic" style:font-name-complex="MS Gothic"/>
    </style:style>
    <style:style style:name="T2711" style:parent-style-name="DefaultParagraphFont" style:family="text">
      <style:text-properties style:font-name="MS Gothic" style:font-name-asian="MS Gothic" style:font-name-complex="MS Gothic"/>
    </style:style>
    <style:style style:name="T2712" style:parent-style-name="DefaultParagraphFont" style:family="text">
      <style:text-properties style:font-name="MS Gothic" style:font-name-asian="MS Gothic" style:font-name-complex="MS Gothic"/>
    </style:style>
    <style:style style:name="T2713" style:parent-style-name="DefaultParagraphFont" style:family="text">
      <style:text-properties style:font-name="MS Gothic" style:font-name-asian="MS Gothic" style:font-name-complex="MS Gothic"/>
    </style:style>
    <style:style style:name="T2714" style:parent-style-name="DefaultParagraphFont" style:family="text">
      <style:text-properties style:font-name="MS Gothic" style:font-name-asian="MS Gothic" style:font-name-complex="MS Gothic"/>
    </style:style>
    <style:style style:name="T2715" style:parent-style-name="DefaultParagraphFont" style:family="text">
      <style:text-properties style:font-name="Microsoft JhengHei" style:font-name-asian="Microsoft JhengHei" style:font-name-complex="Microsoft JhengHei"/>
    </style:style>
    <style:style style:name="T2716" style:parent-style-name="DefaultParagraphFont" style:family="text">
      <style:text-properties style:font-name="MS Gothic" style:font-name-asian="MS Gothic" style:font-name-complex="MS Gothic"/>
    </style:style>
    <style:style style:name="T2717" style:parent-style-name="DefaultParagraphFont" style:family="text">
      <style:text-properties style:font-name="MS Gothic" style:font-name-asian="MS Gothic" style:font-name-complex="MS Gothic"/>
    </style:style>
    <style:style style:name="T2718" style:parent-style-name="DefaultParagraphFont" style:family="text">
      <style:text-properties style:font-name="Microsoft JhengHei" style:font-name-asian="Microsoft JhengHei" style:font-name-complex="Microsoft JhengHei"/>
    </style:style>
    <style:style style:name="T2719" style:parent-style-name="DefaultParagraphFont" style:family="text">
      <style:text-properties style:font-name="MS Gothic" style:font-name-asian="MS Gothic" style:font-name-complex="MS Gothic"/>
    </style:style>
    <style:style style:name="T2720" style:parent-style-name="DefaultParagraphFont" style:family="text">
      <style:text-properties style:font-name="MS Gothic" style:font-name-asian="MS Gothic" style:font-name-complex="MS Gothic"/>
    </style:style>
    <style:style style:name="T2721" style:parent-style-name="DefaultParagraphFont" style:family="text">
      <style:text-properties style:font-name="MS Gothic" style:font-name-asian="MS Gothic" style:font-name-complex="MS Gothic"/>
    </style:style>
    <style:style style:name="T2722" style:parent-style-name="DefaultParagraphFont" style:family="text">
      <style:text-properties style:font-name="MS Gothic" style:font-name-asian="MS Gothic" style:font-name-complex="MS Gothic"/>
    </style:style>
    <style:style style:name="T2723" style:parent-style-name="DefaultParagraphFont" style:family="text">
      <style:text-properties style:font-name="MS Gothic" style:font-name-asian="MS Gothic" style:font-name-complex="MS Gothic"/>
    </style:style>
    <style:style style:name="T2724" style:parent-style-name="DefaultParagraphFont" style:family="text">
      <style:text-properties style:font-name="Microsoft JhengHei" style:font-name-asian="Microsoft JhengHei" style:font-name-complex="Microsoft JhengHei"/>
    </style:style>
    <style:style style:name="T2725" style:parent-style-name="DefaultParagraphFont" style:family="text">
      <style:text-properties style:font-name="Microsoft JhengHei" style:font-name-asian="Microsoft JhengHei" style:font-name-complex="Microsoft JhengHei"/>
    </style:style>
    <style:style style:name="T2726" style:parent-style-name="DefaultParagraphFont" style:family="text">
      <style:text-properties style:font-name="MS Gothic" style:font-name-asian="MS Gothic" style:font-name-complex="MS Gothic"/>
    </style:style>
    <style:style style:name="T2727" style:parent-style-name="DefaultParagraphFont" style:family="text">
      <style:text-properties style:font-name="MS Gothic" style:font-name-asian="MS Gothic" style:font-name-complex="MS Gothic"/>
    </style:style>
    <style:style style:name="T2728" style:parent-style-name="DefaultParagraphFont" style:family="text">
      <style:text-properties style:font-name="MS Gothic" style:font-name-asian="MS Gothic" style:font-name-complex="MS Gothic"/>
    </style:style>
    <style:style style:name="T2729" style:parent-style-name="DefaultParagraphFont" style:family="text">
      <style:text-properties style:font-name="MS Gothic" style:font-name-asian="MS Gothic" style:font-name-complex="MS Gothic"/>
    </style:style>
    <style:style style:name="T2730" style:parent-style-name="DefaultParagraphFont" style:family="text">
      <style:text-properties style:font-name="Microsoft JhengHei" style:font-name-asian="Microsoft JhengHei" style:font-name-complex="Microsoft JhengHei"/>
    </style:style>
    <style:style style:name="T2731" style:parent-style-name="DefaultParagraphFont" style:family="text">
      <style:text-properties style:font-name="Microsoft JhengHei" style:font-name-asian="Microsoft JhengHei" style:font-name-complex="Microsoft JhengHei"/>
    </style:style>
    <style:style style:name="T2732" style:parent-style-name="DefaultParagraphFont" style:family="text">
      <style:text-properties style:font-name="MS Gothic" style:font-name-asian="MS Gothic" style:font-name-complex="MS Gothic"/>
    </style:style>
    <style:style style:name="T2733" style:parent-style-name="DefaultParagraphFont" style:family="text">
      <style:text-properties style:font-name="Microsoft JhengHei" style:font-name-asian="Microsoft JhengHei" style:font-name-complex="Microsoft JhengHei"/>
    </style:style>
    <style:style style:name="T2734" style:parent-style-name="DefaultParagraphFont" style:family="text">
      <style:text-properties style:font-name="MS Gothic" style:font-name-asian="MS Gothic" style:font-name-complex="MS Gothic"/>
    </style:style>
    <style:style style:name="T2735" style:parent-style-name="DefaultParagraphFont" style:family="text">
      <style:text-properties style:font-name="MS Gothic" style:font-name-asian="MS Gothic" style:font-name-complex="MS Gothic"/>
    </style:style>
    <style:style style:name="T2736" style:parent-style-name="DefaultParagraphFont" style:family="text">
      <style:text-properties style:font-name="MS Gothic" style:font-name-asian="MS Gothic" style:font-name-complex="MS Gothic"/>
    </style:style>
    <style:style style:name="T2737" style:parent-style-name="DefaultParagraphFont" style:family="text">
      <style:text-properties style:font-name="MS Gothic" style:font-name-asian="MS Gothic" style:font-name-complex="MS Gothic"/>
    </style:style>
    <style:style style:name="T2738" style:parent-style-name="DefaultParagraphFont" style:family="text">
      <style:text-properties style:font-name="MS Gothic" style:font-name-asian="MS Gothic" style:font-name-complex="MS Gothic"/>
    </style:style>
    <style:style style:name="T2739" style:parent-style-name="DefaultParagraphFont" style:family="text">
      <style:text-properties style:font-name="MS Gothic" style:font-name-asian="MS Gothic" style:font-name-complex="MS Gothic"/>
    </style:style>
    <style:style style:name="T2740" style:parent-style-name="DefaultParagraphFont" style:family="text">
      <style:text-properties style:font-name="MS Gothic" style:font-name-asian="MS Gothic" style:font-name-complex="MS Gothic"/>
    </style:style>
    <style:style style:name="T2741" style:parent-style-name="DefaultParagraphFont" style:family="text">
      <style:text-properties style:font-name="MS Gothic" style:font-name-asian="MS Gothic" style:font-name-complex="MS Gothic"/>
    </style:style>
    <style:style style:name="T2742" style:parent-style-name="DefaultParagraphFont" style:family="text">
      <style:text-properties style:font-name="MS Gothic" style:font-name-asian="MS Gothic" style:font-name-complex="MS Gothic"/>
    </style:style>
    <style:style style:name="T2743" style:parent-style-name="DefaultParagraphFont" style:family="text">
      <style:text-properties style:font-name="MS Gothic" style:font-name-asian="MS Gothic" style:font-name-complex="MS Gothic"/>
    </style:style>
    <style:style style:name="T2744" style:parent-style-name="DefaultParagraphFont" style:family="text">
      <style:text-properties style:font-name="MS Gothic" style:font-name-asian="MS Gothic" style:font-name-complex="MS Gothic"/>
    </style:style>
    <style:style style:name="T2745" style:parent-style-name="DefaultParagraphFont" style:family="text">
      <style:text-properties style:font-name="MS Gothic" style:font-name-asian="MS Gothic" style:font-name-complex="MS Gothic"/>
    </style:style>
    <style:style style:name="T2746" style:parent-style-name="DefaultParagraphFont" style:family="text">
      <style:text-properties style:font-name="MS Gothic" style:font-name-asian="MS Gothic" style:font-name-complex="MS Gothic"/>
    </style:style>
    <style:style style:name="T2747" style:parent-style-name="DefaultParagraphFont" style:family="text">
      <style:text-properties style:font-name="MS Gothic" style:font-name-asian="MS Gothic" style:font-name-complex="MS Gothic"/>
    </style:style>
    <style:style style:name="T2748" style:parent-style-name="DefaultParagraphFont" style:family="text">
      <style:text-properties style:font-name="MS Gothic" style:font-name-asian="MS Gothic" style:font-name-complex="MS Gothic"/>
    </style:style>
    <style:style style:name="T2749" style:parent-style-name="DefaultParagraphFont" style:family="text">
      <style:text-properties style:font-name="MingLiU-ExtB" style:font-name-asian="MingLiU-ExtB" style:font-name-complex="MingLiU-ExtB"/>
    </style:style>
    <style:style style:name="T2750" style:parent-style-name="DefaultParagraphFont" style:family="text">
      <style:text-properties style:font-name="Microsoft JhengHei" style:font-name-asian="Microsoft JhengHei" style:font-name-complex="Microsoft JhengHei"/>
    </style:style>
    <style:style style:name="T2751" style:parent-style-name="DefaultParagraphFont" style:family="text">
      <style:text-properties style:font-name="MS Gothic" style:font-name-asian="MS Gothic" style:font-name-complex="MS Gothic"/>
    </style:style>
    <style:style style:name="T2752" style:parent-style-name="DefaultParagraphFont" style:family="text">
      <style:text-properties style:font-name="MS Gothic" style:font-name-asian="MS Gothic" style:font-name-complex="MS Gothic"/>
    </style:style>
    <style:style style:name="T2753" style:parent-style-name="DefaultParagraphFont" style:family="text">
      <style:text-properties style:font-name="MS Gothic" style:font-name-asian="MS Gothic" style:font-name-complex="MS Gothic"/>
    </style:style>
    <style:style style:name="T2754" style:parent-style-name="DefaultParagraphFont" style:family="text">
      <style:text-properties style:font-name="MS Gothic" style:font-name-asian="MS Gothic" style:font-name-complex="MS Gothic"/>
    </style:style>
    <style:style style:name="T2755" style:parent-style-name="DefaultParagraphFont" style:family="text">
      <style:text-properties style:font-name="MS Gothic" style:font-name-asian="MS Gothic" style:font-name-complex="MS Gothic"/>
    </style:style>
    <style:style style:name="T2756" style:parent-style-name="DefaultParagraphFont" style:family="text">
      <style:text-properties style:font-name="MS Gothic" style:font-name-asian="MS Gothic" style:font-name-complex="MS Gothic"/>
    </style:style>
    <style:style style:name="T2757" style:parent-style-name="DefaultParagraphFont" style:family="text">
      <style:text-properties style:font-name="MS Gothic" style:font-name-asian="MS Gothic" style:font-name-complex="MS Gothic"/>
    </style:style>
    <style:style style:name="T2758" style:parent-style-name="DefaultParagraphFont" style:family="text">
      <style:text-properties style:font-name="MS Gothic" style:font-name-asian="MS Gothic" style:font-name-complex="MS Gothic"/>
    </style:style>
    <style:style style:name="T2759" style:parent-style-name="DefaultParagraphFont" style:family="text">
      <style:text-properties style:font-name="MS Gothic" style:font-name-asian="MS Gothic" style:font-name-complex="MS Gothic"/>
    </style:style>
    <style:style style:name="T2760" style:parent-style-name="DefaultParagraphFont" style:family="text">
      <style:text-properties style:font-name="MS Gothic" style:font-name-asian="MS Gothic" style:font-name-complex="MS Gothic"/>
    </style:style>
    <style:style style:name="T2761" style:parent-style-name="DefaultParagraphFont" style:family="text">
      <style:text-properties style:font-name="MS Gothic" style:font-name-asian="MS Gothic" style:font-name-complex="MS Gothic"/>
    </style:style>
    <style:style style:name="T2762" style:parent-style-name="DefaultParagraphFont" style:family="text">
      <style:text-properties style:font-name="MS Gothic" style:font-name-asian="MS Gothic" style:font-name-complex="MS Gothic"/>
    </style:style>
    <style:style style:name="T2763" style:parent-style-name="DefaultParagraphFont" style:family="text">
      <style:text-properties style:font-name="MS Gothic" style:font-name-asian="MS Gothic" style:font-name-complex="MS Gothic"/>
    </style:style>
    <style:style style:name="T2764" style:parent-style-name="DefaultParagraphFont" style:family="text">
      <style:text-properties style:font-name="MS Gothic" style:font-name-asian="MS Gothic" style:font-name-complex="MS Gothic"/>
    </style:style>
    <style:style style:name="T2765" style:parent-style-name="DefaultParagraphFont" style:family="text">
      <style:text-properties style:font-name="MS Gothic" style:font-name-asian="MS Gothic" style:font-name-complex="MS Gothic"/>
    </style:style>
    <style:style style:name="T2766" style:parent-style-name="DefaultParagraphFont" style:family="text">
      <style:text-properties style:font-name="MS Gothic" style:font-name-asian="MS Gothic" style:font-name-complex="MS Gothic"/>
    </style:style>
    <style:style style:name="T2767" style:parent-style-name="DefaultParagraphFont" style:family="text">
      <style:text-properties style:font-name="Microsoft JhengHei" style:font-name-asian="Microsoft JhengHei" style:font-name-complex="Microsoft JhengHei"/>
    </style:style>
    <style:style style:name="T2768" style:parent-style-name="DefaultParagraphFont" style:family="text">
      <style:text-properties style:font-name="MS Gothic" style:font-name-asian="MS Gothic" style:font-name-complex="MS Gothic"/>
    </style:style>
    <style:style style:name="T2769" style:parent-style-name="DefaultParagraphFont" style:family="text">
      <style:text-properties style:font-name="MS Gothic" style:font-name-asian="MS Gothic" style:font-name-complex="MS Gothic"/>
    </style:style>
    <style:style style:name="T2770" style:parent-style-name="DefaultParagraphFont" style:family="text">
      <style:text-properties style:font-name="Malgun Gothic" style:font-name-asian="Malgun Gothic" style:font-name-complex="Malgun Gothic"/>
    </style:style>
    <style:style style:name="T2771" style:parent-style-name="DefaultParagraphFont" style:family="text">
      <style:text-properties style:font-name="MS Gothic" style:font-name-asian="MS Gothic" style:font-name-complex="MS Gothic"/>
    </style:style>
    <style:style style:name="T2772" style:parent-style-name="DefaultParagraphFont" style:family="text">
      <style:text-properties style:font-name="MS Gothic" style:font-name-asian="MS Gothic" style:font-name-complex="MS Gothic"/>
    </style:style>
    <style:style style:name="T2773" style:parent-style-name="DefaultParagraphFont" style:family="text">
      <style:text-properties style:font-name="MS Gothic" style:font-name-asian="MS Gothic" style:font-name-complex="MS Gothic"/>
    </style:style>
    <style:style style:name="T2774" style:parent-style-name="DefaultParagraphFont" style:family="text">
      <style:text-properties style:font-name="MS Gothic" style:font-name-asian="MS Gothic" style:font-name-complex="MS Gothic"/>
    </style:style>
    <style:style style:name="T2775" style:parent-style-name="DefaultParagraphFont" style:family="text">
      <style:text-properties style:font-name="MS Gothic" style:font-name-asian="MS Gothic" style:font-name-complex="MS Gothic"/>
    </style:style>
    <style:style style:name="T2776" style:parent-style-name="DefaultParagraphFont" style:family="text">
      <style:text-properties style:font-name="MS Gothic" style:font-name-asian="MS Gothic" style:font-name-complex="MS Gothic"/>
    </style:style>
    <style:style style:name="T2777" style:parent-style-name="DefaultParagraphFont" style:family="text">
      <style:text-properties style:font-name="MS Gothic" style:font-name-asian="MS Gothic" style:font-name-complex="MS Gothic"/>
    </style:style>
    <style:style style:name="T2778" style:parent-style-name="DefaultParagraphFont" style:family="text">
      <style:text-properties style:font-name="MS Gothic" style:font-name-asian="MS Gothic" style:font-name-complex="MS Gothic"/>
    </style:style>
    <style:style style:name="T2779" style:parent-style-name="DefaultParagraphFont" style:family="text">
      <style:text-properties style:font-name="MS Gothic" style:font-name-asian="MS Gothic" style:font-name-complex="MS Gothic"/>
    </style:style>
    <style:style style:name="T2780" style:parent-style-name="DefaultParagraphFont" style:family="text">
      <style:text-properties style:font-name="Malgun Gothic" style:font-name-asian="Malgun Gothic" style:font-name-complex="Malgun Gothic"/>
    </style:style>
    <style:style style:name="T2781" style:parent-style-name="DefaultParagraphFont" style:family="text">
      <style:text-properties style:font-name="MS Gothic" style:font-name-asian="MS Gothic" style:font-name-complex="MS Gothic"/>
    </style:style>
    <style:style style:name="T2782" style:parent-style-name="DefaultParagraphFont" style:family="text">
      <style:text-properties style:font-name="MS Gothic" style:font-name-asian="MS Gothic" style:font-name-complex="MS Gothic"/>
    </style:style>
    <style:style style:name="T2783" style:parent-style-name="DefaultParagraphFont" style:family="text">
      <style:text-properties style:font-name="MS Gothic" style:font-name-asian="MS Gothic" style:font-name-complex="MS Gothic"/>
    </style:style>
    <style:style style:name="T2784" style:parent-style-name="DefaultParagraphFont" style:family="text">
      <style:text-properties style:font-name="MS Gothic" style:font-name-asian="MS Gothic" style:font-name-complex="MS Gothic"/>
    </style:style>
    <style:style style:name="T2785" style:parent-style-name="DefaultParagraphFont" style:family="text">
      <style:text-properties style:font-name="Microsoft JhengHei" style:font-name-asian="Microsoft JhengHei" style:font-name-complex="Microsoft JhengHei"/>
    </style:style>
    <style:style style:name="T2786" style:parent-style-name="DefaultParagraphFont" style:family="text">
      <style:text-properties style:font-name="MS Gothic" style:font-name-asian="MS Gothic" style:font-name-complex="MS Gothic"/>
    </style:style>
    <style:style style:name="T2787" style:parent-style-name="DefaultParagraphFont" style:family="text">
      <style:text-properties style:font-name="MS Gothic" style:font-name-asian="MS Gothic" style:font-name-complex="MS Gothic"/>
    </style:style>
    <style:style style:name="T2788" style:parent-style-name="DefaultParagraphFont" style:family="text">
      <style:text-properties style:font-name="MS Gothic" style:font-name-asian="MS Gothic" style:font-name-complex="MS Gothic"/>
    </style:style>
    <style:style style:name="T2789" style:parent-style-name="DefaultParagraphFont" style:family="text">
      <style:text-properties style:font-name="MS Gothic" style:font-name-asian="MS Gothic" style:font-name-complex="MS Gothic"/>
    </style:style>
    <style:style style:name="T2790" style:parent-style-name="DefaultParagraphFont" style:family="text">
      <style:text-properties style:font-name="MS Gothic" style:font-name-asian="MS Gothic" style:font-name-complex="MS Gothic"/>
    </style:style>
    <style:style style:name="T2791" style:parent-style-name="DefaultParagraphFont" style:family="text">
      <style:text-properties style:font-name="MS Gothic" style:font-name-asian="MS Gothic" style:font-name-complex="MS Gothic"/>
    </style:style>
    <style:style style:name="T2792" style:parent-style-name="DefaultParagraphFont" style:family="text">
      <style:text-properties style:font-name="MS Gothic" style:font-name-asian="MS Gothic" style:font-name-complex="MS Gothic"/>
    </style:style>
    <style:style style:name="T2793" style:parent-style-name="DefaultParagraphFont" style:family="text">
      <style:text-properties style:font-name="MS Gothic" style:font-name-asian="MS Gothic" style:font-name-complex="MS Gothic"/>
    </style:style>
    <style:style style:name="T2794" style:parent-style-name="DefaultParagraphFont" style:family="text">
      <style:text-properties style:font-name="MS Gothic" style:font-name-asian="MS Gothic" style:font-name-complex="MS Gothic"/>
    </style:style>
    <style:style style:name="T2795" style:parent-style-name="DefaultParagraphFont" style:family="text">
      <style:text-properties style:font-name="MS Gothic" style:font-name-asian="MS Gothic" style:font-name-complex="MS Gothic"/>
    </style:style>
    <style:style style:name="T2796" style:parent-style-name="DefaultParagraphFont" style:family="text">
      <style:text-properties style:font-name="MS Gothic" style:font-name-asian="MS Gothic" style:font-name-complex="MS Gothic"/>
    </style:style>
    <style:style style:name="T2797" style:parent-style-name="DefaultParagraphFont" style:family="text">
      <style:text-properties style:font-name="MS Gothic" style:font-name-asian="MS Gothic" style:font-name-complex="MS Gothic"/>
    </style:style>
    <style:style style:name="T2798" style:parent-style-name="DefaultParagraphFont" style:family="text">
      <style:text-properties style:font-name="MS Gothic" style:font-name-asian="MS Gothic" style:font-name-complex="MS Gothic"/>
    </style:style>
    <style:style style:name="T2799" style:parent-style-name="DefaultParagraphFont" style:family="text">
      <style:text-properties style:font-name="MS Gothic" style:font-name-asian="MS Gothic" style:font-name-complex="MS Gothic"/>
    </style:style>
    <style:style style:name="T2800" style:parent-style-name="DefaultParagraphFont" style:family="text">
      <style:text-properties style:font-name="MS Gothic" style:font-name-asian="MS Gothic" style:font-name-complex="MS Gothic"/>
    </style:style>
    <style:style style:name="T2801" style:parent-style-name="DefaultParagraphFont" style:family="text">
      <style:text-properties style:font-name="MS Gothic" style:font-name-asian="MS Gothic" style:font-name-complex="MS Gothic"/>
    </style:style>
    <style:style style:name="T2802" style:parent-style-name="DefaultParagraphFont" style:family="text">
      <style:text-properties style:font-name="MS Gothic" style:font-name-asian="MS Gothic" style:font-name-complex="MS Gothic"/>
    </style:style>
    <style:style style:name="T2803" style:parent-style-name="DefaultParagraphFont" style:family="text">
      <style:text-properties style:font-name="MS Gothic" style:font-name-asian="MS Gothic" style:font-name-complex="MS Gothic"/>
    </style:style>
    <style:style style:name="T2804" style:parent-style-name="DefaultParagraphFont" style:family="text">
      <style:text-properties style:font-name="MS Gothic" style:font-name-asian="MS Gothic" style:font-name-complex="MS Gothic"/>
    </style:style>
    <style:style style:name="T2805" style:parent-style-name="DefaultParagraphFont" style:family="text">
      <style:text-properties style:font-name="MS Gothic" style:font-name-asian="MS Gothic" style:font-name-complex="MS Gothic"/>
    </style:style>
    <style:style style:name="T2806" style:parent-style-name="DefaultParagraphFont" style:family="text">
      <style:text-properties style:font-name="MS Gothic" style:font-name-asian="MS Gothic" style:font-name-complex="MS Gothic"/>
    </style:style>
    <style:style style:name="T2807" style:parent-style-name="DefaultParagraphFont" style:family="text">
      <style:text-properties style:font-name="MS Gothic" style:font-name-asian="MS Gothic" style:font-name-complex="MS Gothic"/>
    </style:style>
    <style:style style:name="T2808" style:parent-style-name="DefaultParagraphFont" style:family="text">
      <style:text-properties style:font-name="MS Gothic" style:font-name-asian="MS Gothic" style:font-name-complex="MS Gothic"/>
    </style:style>
    <style:style style:name="T2809" style:parent-style-name="DefaultParagraphFont" style:family="text">
      <style:text-properties style:font-name="MS Gothic" style:font-name-asian="MS Gothic" style:font-name-complex="MS Gothic"/>
    </style:style>
    <style:style style:name="T2810" style:parent-style-name="DefaultParagraphFont" style:family="text">
      <style:text-properties style:font-name="MS Gothic" style:font-name-asian="MS Gothic" style:font-name-complex="MS Gothic"/>
    </style:style>
    <style:style style:name="T2811" style:parent-style-name="DefaultParagraphFont" style:family="text">
      <style:text-properties style:font-name="MS Gothic" style:font-name-asian="MS Gothic" style:font-name-complex="MS Gothic"/>
    </style:style>
    <style:style style:name="T2812" style:parent-style-name="DefaultParagraphFont" style:family="text">
      <style:text-properties style:font-name="MS Gothic" style:font-name-asian="MS Gothic" style:font-name-complex="MS Gothic"/>
    </style:style>
    <style:style style:name="T2813" style:parent-style-name="DefaultParagraphFont" style:family="text">
      <style:text-properties style:font-name="MS Gothic" style:font-name-asian="MS Gothic" style:font-name-complex="MS Gothic"/>
    </style:style>
    <style:style style:name="T2814" style:parent-style-name="DefaultParagraphFont" style:family="text">
      <style:text-properties style:font-name="MS Gothic" style:font-name-asian="MS Gothic" style:font-name-complex="MS Gothic"/>
    </style:style>
    <style:style style:name="T2815" style:parent-style-name="DefaultParagraphFont" style:family="text">
      <style:text-properties style:font-name="MS Gothic" style:font-name-asian="MS Gothic" style:font-name-complex="MS Gothic"/>
    </style:style>
    <style:style style:name="T2816" style:parent-style-name="DefaultParagraphFont" style:family="text">
      <style:text-properties style:font-name="MS Gothic" style:font-name-asian="MS Gothic" style:font-name-complex="MS Gothic"/>
    </style:style>
    <style:style style:name="T2817" style:parent-style-name="DefaultParagraphFont" style:family="text">
      <style:text-properties style:font-name="MS Gothic" style:font-name-asian="MS Gothic" style:font-name-complex="MS Gothic"/>
    </style:style>
    <style:style style:name="T2818" style:parent-style-name="DefaultParagraphFont" style:family="text">
      <style:text-properties style:font-name="MS Gothic" style:font-name-asian="MS Gothic" style:font-name-complex="MS Gothic"/>
    </style:style>
    <style:style style:name="T2819" style:parent-style-name="DefaultParagraphFont" style:family="text">
      <style:text-properties style:font-name="MS Gothic" style:font-name-asian="MS Gothic" style:font-name-complex="MS Gothic"/>
    </style:style>
    <style:style style:name="T2820" style:parent-style-name="DefaultParagraphFont" style:family="text">
      <style:text-properties style:font-name="MS Gothic" style:font-name-asian="MS Gothic" style:font-name-complex="MS Gothic"/>
    </style:style>
    <style:style style:name="T2821" style:parent-style-name="DefaultParagraphFont" style:family="text">
      <style:text-properties style:font-name="MS Gothic" style:font-name-asian="MS Gothic" style:font-name-complex="MS Gothic"/>
    </style:style>
    <style:style style:name="T2822" style:parent-style-name="DefaultParagraphFont" style:family="text">
      <style:text-properties style:font-name="MS Gothic" style:font-name-asian="MS Gothic" style:font-name-complex="MS Gothic"/>
    </style:style>
    <style:style style:name="T2823" style:parent-style-name="DefaultParagraphFont" style:family="text">
      <style:text-properties style:font-name="MS Gothic" style:font-name-asian="MS Gothic" style:font-name-complex="MS Gothic"/>
    </style:style>
    <style:style style:name="T2824" style:parent-style-name="DefaultParagraphFont" style:family="text">
      <style:text-properties style:font-name="MS Gothic" style:font-name-asian="MS Gothic" style:font-name-complex="MS Gothic"/>
    </style:style>
    <style:style style:name="T2825" style:parent-style-name="DefaultParagraphFont" style:family="text">
      <style:text-properties style:font-name="Microsoft JhengHei" style:font-name-asian="Microsoft JhengHei" style:font-name-complex="Microsoft JhengHei"/>
    </style:style>
    <style:style style:name="T2826" style:parent-style-name="DefaultParagraphFont" style:family="text">
      <style:text-properties style:font-name="MS Gothic" style:font-name-asian="MS Gothic" style:font-name-complex="MS Gothic"/>
    </style:style>
    <style:style style:name="T2827" style:parent-style-name="DefaultParagraphFont" style:family="text">
      <style:text-properties style:font-name="Malgun Gothic" style:font-name-asian="Malgun Gothic" style:font-name-complex="Malgun Gothic"/>
    </style:style>
    <style:style style:name="T2828" style:parent-style-name="DefaultParagraphFont" style:family="text">
      <style:text-properties style:font-name="MS Gothic" style:font-name-asian="MS Gothic" style:font-name-complex="MS Gothic"/>
    </style:style>
    <style:style style:name="T2829" style:parent-style-name="DefaultParagraphFont" style:family="text">
      <style:text-properties style:font-name="Microsoft JhengHei" style:font-name-asian="Microsoft JhengHei" style:font-name-complex="Microsoft JhengHei"/>
    </style:style>
    <style:style style:name="T2830" style:parent-style-name="DefaultParagraphFont" style:family="text">
      <style:text-properties style:font-name="MS Gothic" style:font-name-asian="MS Gothic" style:font-name-complex="MS Gothic"/>
    </style:style>
    <style:style style:name="T2831" style:parent-style-name="DefaultParagraphFont" style:family="text">
      <style:text-properties style:font-name="Microsoft JhengHei" style:font-name-asian="Microsoft JhengHei" style:font-name-complex="Microsoft JhengHei"/>
    </style:style>
    <style:style style:name="T2832" style:parent-style-name="DefaultParagraphFont" style:family="text">
      <style:text-properties style:font-name="MS Gothic" style:font-name-asian="MS Gothic" style:font-name-complex="MS Gothic"/>
    </style:style>
    <style:style style:name="T2833" style:parent-style-name="DefaultParagraphFont" style:family="text">
      <style:text-properties style:font-name="MS Gothic" style:font-name-asian="MS Gothic" style:font-name-complex="MS Gothic"/>
    </style:style>
    <style:style style:name="T2834" style:parent-style-name="DefaultParagraphFont" style:family="text">
      <style:text-properties style:font-name="MS Gothic" style:font-name-asian="MS Gothic" style:font-name-complex="MS Gothic"/>
    </style:style>
    <style:style style:name="T2835" style:parent-style-name="DefaultParagraphFont" style:family="text">
      <style:text-properties style:font-name="MS Gothic" style:font-name-asian="MS Gothic" style:font-name-complex="MS Gothic"/>
    </style:style>
    <style:style style:name="T2836" style:parent-style-name="DefaultParagraphFont" style:family="text">
      <style:text-properties style:font-name="MS Gothic" style:font-name-asian="MS Gothic" style:font-name-complex="MS Gothic"/>
    </style:style>
    <style:style style:name="T2837" style:parent-style-name="DefaultParagraphFont" style:family="text">
      <style:text-properties style:font-name="MS Gothic" style:font-name-asian="MS Gothic" style:font-name-complex="MS Gothic"/>
    </style:style>
    <style:style style:name="T2838" style:parent-style-name="DefaultParagraphFont" style:family="text">
      <style:text-properties style:font-name="MS Gothic" style:font-name-asian="MS Gothic" style:font-name-complex="MS Gothic"/>
    </style:style>
    <style:style style:name="T2839" style:parent-style-name="DefaultParagraphFont" style:family="text">
      <style:text-properties style:font-name="MS Gothic" style:font-name-asian="MS Gothic" style:font-name-complex="MS Gothic"/>
    </style:style>
    <style:style style:name="T2840" style:parent-style-name="DefaultParagraphFont" style:family="text">
      <style:text-properties style:font-name="Microsoft JhengHei" style:font-name-asian="Microsoft JhengHei" style:font-name-complex="Microsoft JhengHei"/>
    </style:style>
    <style:style style:name="T2841" style:parent-style-name="DefaultParagraphFont" style:family="text">
      <style:text-properties style:font-name="MS Gothic" style:font-name-asian="MS Gothic" style:font-name-complex="MS Gothic"/>
    </style:style>
    <style:style style:name="T2842" style:parent-style-name="DefaultParagraphFont" style:family="text">
      <style:text-properties style:font-name="MS Gothic" style:font-name-asian="MS Gothic" style:font-name-complex="MS Gothic"/>
    </style:style>
    <style:style style:name="T2843" style:parent-style-name="DefaultParagraphFont" style:family="text">
      <style:text-properties style:font-name="MS Gothic" style:font-name-asian="MS Gothic" style:font-name-complex="MS Gothic"/>
    </style:style>
    <style:style style:name="T2844" style:parent-style-name="DefaultParagraphFont" style:family="text">
      <style:text-properties style:font-name="MS Gothic" style:font-name-asian="MS Gothic" style:font-name-complex="MS Gothic"/>
    </style:style>
    <style:style style:name="T2845" style:parent-style-name="DefaultParagraphFont" style:family="text">
      <style:text-properties style:font-name="Microsoft JhengHei" style:font-name-asian="Microsoft JhengHei" style:font-name-complex="Microsoft JhengHei"/>
    </style:style>
    <style:style style:name="T2846" style:parent-style-name="DefaultParagraphFont" style:family="text">
      <style:text-properties style:font-name="MS Gothic" style:font-name-asian="MS Gothic" style:font-name-complex="MS Gothic"/>
    </style:style>
    <style:style style:name="T2847" style:parent-style-name="DefaultParagraphFont" style:family="text">
      <style:text-properties style:font-name="MS Gothic" style:font-name-asian="MS Gothic" style:font-name-complex="MS Gothic"/>
    </style:style>
    <style:style style:name="T2848" style:parent-style-name="DefaultParagraphFont" style:family="text">
      <style:text-properties style:font-name="MS Gothic" style:font-name-asian="MS Gothic" style:font-name-complex="MS Gothic"/>
    </style:style>
    <style:style style:name="T2849" style:parent-style-name="DefaultParagraphFont" style:family="text">
      <style:text-properties style:font-name="MS Gothic" style:font-name-asian="MS Gothic" style:font-name-complex="MS Gothic"/>
    </style:style>
    <style:style style:name="T2850" style:parent-style-name="DefaultParagraphFont" style:family="text">
      <style:text-properties style:font-name="Microsoft JhengHei" style:font-name-asian="Microsoft JhengHei" style:font-name-complex="Microsoft JhengHei"/>
    </style:style>
    <style:style style:name="T2851" style:parent-style-name="DefaultParagraphFont" style:family="text">
      <style:text-properties style:font-name="MS Gothic" style:font-name-asian="MS Gothic" style:font-name-complex="MS Gothic"/>
    </style:style>
    <style:style style:name="T2852" style:parent-style-name="DefaultParagraphFont" style:family="text">
      <style:text-properties style:font-name="MS Gothic" style:font-name-asian="MS Gothic" style:font-name-complex="MS Gothic"/>
    </style:style>
    <style:style style:name="T2853" style:parent-style-name="DefaultParagraphFont" style:family="text">
      <style:text-properties style:font-name="MS Gothic" style:font-name-asian="MS Gothic" style:font-name-complex="MS Gothic"/>
    </style:style>
    <style:style style:name="T2854" style:parent-style-name="DefaultParagraphFont" style:family="text">
      <style:text-properties style:font-name="MS Gothic" style:font-name-asian="MS Gothic" style:font-name-complex="MS Gothic"/>
    </style:style>
    <style:style style:name="T2855" style:parent-style-name="DefaultParagraphFont" style:family="text">
      <style:text-properties style:font-name="MS Gothic" style:font-name-asian="MS Gothic" style:font-name-complex="MS Gothic"/>
    </style:style>
    <style:style style:name="T2856" style:parent-style-name="DefaultParagraphFont" style:family="text">
      <style:text-properties style:font-name="MS Gothic" style:font-name-asian="MS Gothic" style:font-name-complex="MS Gothic"/>
    </style:style>
    <style:style style:name="T2857" style:parent-style-name="DefaultParagraphFont" style:family="text">
      <style:text-properties style:font-name="Microsoft JhengHei" style:font-name-asian="Microsoft JhengHei" style:font-name-complex="Microsoft JhengHei"/>
    </style:style>
    <style:style style:name="T2858" style:parent-style-name="DefaultParagraphFont" style:family="text">
      <style:text-properties style:font-name="MS Gothic" style:font-name-asian="MS Gothic" style:font-name-complex="MS Gothic"/>
    </style:style>
    <style:style style:name="T2859" style:parent-style-name="DefaultParagraphFont" style:family="text">
      <style:text-properties style:font-name="MS Gothic" style:font-name-asian="MS Gothic" style:font-name-complex="MS Gothic"/>
    </style:style>
    <style:style style:name="T2860" style:parent-style-name="DefaultParagraphFont" style:family="text">
      <style:text-properties style:font-name="MS Gothic" style:font-name-asian="MS Gothic" style:font-name-complex="MS Gothic"/>
    </style:style>
    <style:style style:name="T2861" style:parent-style-name="DefaultParagraphFont" style:family="text">
      <style:text-properties style:font-name="MS Gothic" style:font-name-asian="MS Gothic" style:font-name-complex="MS Gothic"/>
    </style:style>
    <style:style style:name="T2862" style:parent-style-name="DefaultParagraphFont" style:family="text">
      <style:text-properties style:font-name="Microsoft JhengHei" style:font-name-asian="Microsoft JhengHei" style:font-name-complex="Microsoft JhengHei"/>
    </style:style>
    <style:style style:name="T2863" style:parent-style-name="DefaultParagraphFont" style:family="text">
      <style:text-properties style:font-name="Malgun Gothic" style:font-name-asian="Malgun Gothic" style:font-name-complex="Malgun Gothic"/>
    </style:style>
    <style:style style:name="T2864" style:parent-style-name="DefaultParagraphFont" style:family="text">
      <style:text-properties style:font-name="MS Gothic" style:font-name-asian="MS Gothic" style:font-name-complex="MS Gothic"/>
    </style:style>
    <style:style style:name="T2865" style:parent-style-name="DefaultParagraphFont" style:family="text">
      <style:text-properties style:font-name="MS Gothic" style:font-name-asian="MS Gothic" style:font-name-complex="MS Gothic"/>
    </style:style>
    <style:style style:name="T2866" style:parent-style-name="DefaultParagraphFont" style:family="text">
      <style:text-properties style:font-name="MS Gothic" style:font-name-asian="MS Gothic" style:font-name-complex="MS Gothic"/>
    </style:style>
    <style:style style:name="T2867" style:parent-style-name="DefaultParagraphFont" style:family="text">
      <style:text-properties style:font-name="MS Gothic" style:font-name-asian="MS Gothic" style:font-name-complex="MS Gothic"/>
    </style:style>
    <style:style style:name="T2868" style:parent-style-name="DefaultParagraphFont" style:family="text">
      <style:text-properties style:font-name="MS Gothic" style:font-name-asian="MS Gothic" style:font-name-complex="MS Gothic"/>
    </style:style>
    <style:style style:name="T2869" style:parent-style-name="DefaultParagraphFont" style:family="text">
      <style:text-properties style:font-name="MS Gothic" style:font-name-asian="MS Gothic" style:font-name-complex="MS Gothic"/>
    </style:style>
    <style:style style:name="T2870" style:parent-style-name="DefaultParagraphFont" style:family="text">
      <style:text-properties style:font-name="Microsoft JhengHei" style:font-name-asian="Microsoft JhengHei" style:font-name-complex="Microsoft JhengHei"/>
    </style:style>
    <style:style style:name="T2871" style:parent-style-name="DefaultParagraphFont" style:family="text">
      <style:text-properties style:font-name="MS Gothic" style:font-name-asian="MS Gothic" style:font-name-complex="MS Gothic"/>
    </style:style>
    <style:style style:name="T2872" style:parent-style-name="DefaultParagraphFont" style:family="text">
      <style:text-properties style:font-name="Microsoft JhengHei" style:font-name-asian="Microsoft JhengHei" style:font-name-complex="Microsoft JhengHei"/>
    </style:style>
    <style:style style:name="T2873" style:parent-style-name="DefaultParagraphFont" style:family="text">
      <style:text-properties style:font-name="MS Gothic" style:font-name-asian="MS Gothic" style:font-name-complex="MS Gothic"/>
    </style:style>
    <style:style style:name="T2874" style:parent-style-name="DefaultParagraphFont" style:family="text">
      <style:text-properties style:font-name="MS Gothic" style:font-name-asian="MS Gothic" style:font-name-complex="MS Gothic"/>
    </style:style>
    <style:style style:name="T2875" style:parent-style-name="DefaultParagraphFont" style:family="text">
      <style:text-properties style:font-name="MS Gothic" style:font-name-asian="MS Gothic" style:font-name-complex="MS Gothic"/>
    </style:style>
    <style:style style:name="T2876" style:parent-style-name="DefaultParagraphFont" style:family="text">
      <style:text-properties style:font-name="MS Gothic" style:font-name-asian="MS Gothic" style:font-name-complex="MS Gothic"/>
    </style:style>
    <style:style style:name="T2877" style:parent-style-name="DefaultParagraphFont" style:family="text">
      <style:text-properties style:font-name="MS Gothic" style:font-name-asian="MS Gothic" style:font-name-complex="MS Gothic"/>
    </style:style>
    <style:style style:name="T2878" style:parent-style-name="DefaultParagraphFont" style:family="text">
      <style:text-properties style:font-name="MS Gothic" style:font-name-asian="MS Gothic" style:font-name-complex="MS Gothic"/>
    </style:style>
    <style:style style:name="T2879" style:parent-style-name="DefaultParagraphFont" style:family="text">
      <style:text-properties style:font-name="MS Gothic" style:font-name-asian="MS Gothic" style:font-name-complex="MS Gothic"/>
    </style:style>
    <style:style style:name="T2880" style:parent-style-name="DefaultParagraphFont" style:family="text">
      <style:text-properties style:font-name="Microsoft JhengHei" style:font-name-asian="Microsoft JhengHei" style:font-name-complex="Microsoft JhengHei"/>
    </style:style>
    <style:style style:name="T2881" style:parent-style-name="DefaultParagraphFont" style:family="text">
      <style:text-properties style:font-name="MS Gothic" style:font-name-asian="MS Gothic" style:font-name-complex="MS Gothic"/>
    </style:style>
    <style:style style:name="T2882" style:parent-style-name="DefaultParagraphFont" style:family="text">
      <style:text-properties style:font-name="MS Gothic" style:font-name-asian="MS Gothic" style:font-name-complex="MS Gothic"/>
    </style:style>
    <style:style style:name="T2883" style:parent-style-name="DefaultParagraphFont" style:family="text">
      <style:text-properties style:font-name="MS Gothic" style:font-name-asian="MS Gothic" style:font-name-complex="MS Gothic"/>
    </style:style>
    <style:style style:name="T2884" style:parent-style-name="DefaultParagraphFont" style:family="text">
      <style:text-properties style:font-name="MS Gothic" style:font-name-asian="MS Gothic" style:font-name-complex="MS Gothic"/>
    </style:style>
    <style:style style:name="T2885" style:parent-style-name="DefaultParagraphFont" style:family="text">
      <style:text-properties style:font-name="MS Gothic" style:font-name-asian="MS Gothic" style:font-name-complex="MS Gothic"/>
    </style:style>
    <style:style style:name="T2886" style:parent-style-name="DefaultParagraphFont" style:family="text">
      <style:text-properties style:font-name="MS Gothic" style:font-name-asian="MS Gothic" style:font-name-complex="MS Gothic"/>
    </style:style>
    <style:style style:name="T2887" style:parent-style-name="DefaultParagraphFont" style:family="text">
      <style:text-properties style:font-name="MS Gothic" style:font-name-asian="MS Gothic" style:font-name-complex="MS Gothic"/>
    </style:style>
    <style:style style:name="T2888" style:parent-style-name="DefaultParagraphFont" style:family="text">
      <style:text-properties style:font-name="MS Gothic" style:font-name-asian="MS Gothic" style:font-name-complex="MS Gothic"/>
    </style:style>
    <style:style style:name="T2889" style:parent-style-name="DefaultParagraphFont" style:family="text">
      <style:text-properties style:font-name="MS Gothic" style:font-name-asian="MS Gothic" style:font-name-complex="MS Gothic"/>
    </style:style>
    <style:style style:name="T2890" style:parent-style-name="DefaultParagraphFont" style:family="text">
      <style:text-properties style:font-name="MS Gothic" style:font-name-asian="MS Gothic" style:font-name-complex="MS Gothic"/>
    </style:style>
    <style:style style:name="T2891" style:parent-style-name="DefaultParagraphFont" style:family="text">
      <style:text-properties style:font-name="MS Gothic" style:font-name-asian="MS Gothic" style:font-name-complex="MS Gothic"/>
    </style:style>
    <style:style style:name="T2892" style:parent-style-name="DefaultParagraphFont" style:family="text">
      <style:text-properties style:font-name="MS Gothic" style:font-name-asian="MS Gothic" style:font-name-complex="MS Gothic"/>
    </style:style>
    <style:style style:name="T2893" style:parent-style-name="DefaultParagraphFont" style:family="text">
      <style:text-properties style:font-name="MS Gothic" style:font-name-asian="MS Gothic" style:font-name-complex="MS Gothic"/>
    </style:style>
    <style:style style:name="T2894" style:parent-style-name="DefaultParagraphFont" style:family="text">
      <style:text-properties style:font-name="MS Gothic" style:font-name-asian="MS Gothic" style:font-name-complex="MS Gothic"/>
    </style:style>
    <style:style style:name="T2895" style:parent-style-name="DefaultParagraphFont" style:family="text">
      <style:text-properties style:font-name="Microsoft JhengHei" style:font-name-asian="Microsoft JhengHei" style:font-name-complex="Microsoft JhengHei"/>
    </style:style>
    <style:style style:name="T2896" style:parent-style-name="DefaultParagraphFont" style:family="text">
      <style:text-properties style:font-name="MS Gothic" style:font-name-asian="MS Gothic" style:font-name-complex="MS Gothic"/>
    </style:style>
    <style:style style:name="T2897" style:parent-style-name="DefaultParagraphFont" style:family="text">
      <style:text-properties style:font-name="MS Gothic" style:font-name-asian="MS Gothic" style:font-name-complex="MS Gothic"/>
    </style:style>
    <style:style style:name="T2898" style:parent-style-name="DefaultParagraphFont" style:family="text">
      <style:text-properties style:font-name="MS Gothic" style:font-name-asian="MS Gothic" style:font-name-complex="MS Gothic"/>
    </style:style>
    <style:style style:name="T2899" style:parent-style-name="DefaultParagraphFont" style:family="text">
      <style:text-properties style:font-name="MS Gothic" style:font-name-asian="MS Gothic" style:font-name-complex="MS Gothic"/>
    </style:style>
    <style:style style:name="T2900" style:parent-style-name="DefaultParagraphFont" style:family="text">
      <style:text-properties style:font-name="MS Gothic" style:font-name-asian="MS Gothic" style:font-name-complex="MS Gothic"/>
    </style:style>
    <style:style style:name="T2901" style:parent-style-name="DefaultParagraphFont" style:family="text">
      <style:text-properties style:font-name="MS Gothic" style:font-name-asian="MS Gothic" style:font-name-complex="MS Gothic"/>
    </style:style>
    <style:style style:name="T2902" style:parent-style-name="DefaultParagraphFont" style:family="text">
      <style:text-properties style:font-name="MS Gothic" style:font-name-asian="MS Gothic" style:font-name-complex="MS Gothic"/>
    </style:style>
    <style:style style:name="T2903" style:parent-style-name="DefaultParagraphFont" style:family="text">
      <style:text-properties style:font-name="MS Gothic" style:font-name-asian="MS Gothic" style:font-name-complex="MS Gothic"/>
    </style:style>
    <style:style style:name="T2904" style:parent-style-name="DefaultParagraphFont" style:family="text">
      <style:text-properties style:font-name="Microsoft JhengHei" style:font-name-asian="Microsoft JhengHei" style:font-name-complex="Microsoft JhengHei"/>
    </style:style>
    <style:style style:name="T2905" style:parent-style-name="DefaultParagraphFont" style:family="text">
      <style:text-properties style:font-name="MS Gothic" style:font-name-asian="MS Gothic" style:font-name-complex="MS Gothic"/>
    </style:style>
    <style:style style:name="T2906" style:parent-style-name="DefaultParagraphFont" style:family="text">
      <style:text-properties style:font-name="MS Gothic" style:font-name-asian="MS Gothic" style:font-name-complex="MS Gothic"/>
    </style:style>
    <style:style style:name="T2907" style:parent-style-name="DefaultParagraphFont" style:family="text">
      <style:text-properties style:font-name="MS Gothic" style:font-name-asian="MS Gothic" style:font-name-complex="MS Gothic"/>
    </style:style>
    <style:style style:name="T2908" style:parent-style-name="DefaultParagraphFont" style:family="text">
      <style:text-properties style:font-name="MS Gothic" style:font-name-asian="MS Gothic" style:font-name-complex="MS Gothic"/>
    </style:style>
    <style:style style:name="T2909" style:parent-style-name="DefaultParagraphFont" style:family="text">
      <style:text-properties style:font-name="MS Gothic" style:font-name-asian="MS Gothic" style:font-name-complex="MS Gothic"/>
    </style:style>
    <style:style style:name="T2910" style:parent-style-name="DefaultParagraphFont" style:family="text">
      <style:text-properties style:font-name="MS Gothic" style:font-name-asian="MS Gothic" style:font-name-complex="MS Gothic"/>
    </style:style>
    <style:style style:name="T2911" style:parent-style-name="DefaultParagraphFont" style:family="text">
      <style:text-properties style:font-name="Microsoft JhengHei" style:font-name-asian="Microsoft JhengHei" style:font-name-complex="Microsoft JhengHei"/>
    </style:style>
    <style:style style:name="T2912" style:parent-style-name="DefaultParagraphFont" style:family="text">
      <style:text-properties style:font-name="MS Gothic" style:font-name-asian="MS Gothic" style:font-name-complex="MS Gothic"/>
    </style:style>
    <style:style style:name="T2913" style:parent-style-name="DefaultParagraphFont" style:family="text">
      <style:text-properties style:font-name="MS Gothic" style:font-name-asian="MS Gothic" style:font-name-complex="MS Gothic"/>
    </style:style>
    <style:style style:name="T2914" style:parent-style-name="DefaultParagraphFont" style:family="text">
      <style:text-properties style:font-name="MS Gothic" style:font-name-asian="MS Gothic" style:font-name-complex="MS Gothic"/>
    </style:style>
    <style:style style:name="T2915" style:parent-style-name="DefaultParagraphFont" style:family="text">
      <style:text-properties style:font-name="MS Gothic" style:font-name-asian="MS Gothic" style:font-name-complex="MS Gothic"/>
    </style:style>
    <style:style style:name="T2916" style:parent-style-name="DefaultParagraphFont" style:family="text">
      <style:text-properties style:font-name="MS Gothic" style:font-name-asian="MS Gothic" style:font-name-complex="MS Gothic"/>
    </style:style>
    <style:style style:name="T2917" style:parent-style-name="DefaultParagraphFont" style:family="text">
      <style:text-properties style:font-name="MS Gothic" style:font-name-asian="MS Gothic" style:font-name-complex="MS Gothic"/>
    </style:style>
    <style:style style:name="T2918" style:parent-style-name="DefaultParagraphFont" style:family="text">
      <style:text-properties style:font-name="MS Gothic" style:font-name-asian="MS Gothic" style:font-name-complex="MS Gothic"/>
    </style:style>
    <style:style style:name="T2919" style:parent-style-name="DefaultParagraphFont" style:family="text">
      <style:text-properties style:font-name="MS Gothic" style:font-name-asian="MS Gothic" style:font-name-complex="MS Gothic"/>
    </style:style>
    <style:style style:name="T2920" style:parent-style-name="DefaultParagraphFont" style:family="text">
      <style:text-properties style:font-name="MS Gothic" style:font-name-asian="MS Gothic" style:font-name-complex="MS Gothic"/>
    </style:style>
    <style:style style:name="T2921" style:parent-style-name="DefaultParagraphFont" style:family="text">
      <style:text-properties style:font-name="MS Gothic" style:font-name-asian="MS Gothic" style:font-name-complex="MS Gothic"/>
    </style:style>
    <style:style style:name="T2922" style:parent-style-name="DefaultParagraphFont" style:family="text">
      <style:text-properties style:font-name="MS Gothic" style:font-name-asian="MS Gothic" style:font-name-complex="MS Gothic"/>
    </style:style>
    <style:style style:name="T2923" style:parent-style-name="DefaultParagraphFont" style:family="text">
      <style:text-properties style:font-name="MS Gothic" style:font-name-asian="MS Gothic" style:font-name-complex="MS Gothic"/>
    </style:style>
    <style:style style:name="T2924" style:parent-style-name="DefaultParagraphFont" style:family="text">
      <style:text-properties style:font-name="Malgun Gothic" style:font-name-asian="Malgun Gothic" style:font-name-complex="Malgun Gothic"/>
    </style:style>
    <style:style style:name="T2925" style:parent-style-name="DefaultParagraphFont" style:family="text">
      <style:text-properties style:font-name="MS Gothic" style:font-name-asian="MS Gothic" style:font-name-complex="MS Gothic"/>
    </style:style>
    <style:style style:name="T2926" style:parent-style-name="DefaultParagraphFont" style:family="text">
      <style:text-properties style:font-name="MS Gothic" style:font-name-asian="MS Gothic" style:font-name-complex="MS Gothic"/>
    </style:style>
    <style:style style:name="T2927" style:parent-style-name="DefaultParagraphFont" style:family="text">
      <style:text-properties style:font-name="MS Gothic" style:font-name-asian="MS Gothic" style:font-name-complex="MS Gothic"/>
    </style:style>
    <style:style style:name="T2928" style:parent-style-name="DefaultParagraphFont" style:family="text">
      <style:text-properties style:font-name="MS Gothic" style:font-name-asian="MS Gothic" style:font-name-complex="MS Gothic"/>
    </style:style>
    <style:style style:name="T2929" style:parent-style-name="DefaultParagraphFont" style:family="text">
      <style:text-properties style:font-name="MS Gothic" style:font-name-asian="MS Gothic" style:font-name-complex="MS Gothic"/>
    </style:style>
    <style:style style:name="T2930" style:parent-style-name="DefaultParagraphFont" style:family="text">
      <style:text-properties style:font-name="MS Gothic" style:font-name-asian="MS Gothic" style:font-name-complex="MS Gothic"/>
    </style:style>
    <style:style style:name="T2931" style:parent-style-name="DefaultParagraphFont" style:family="text">
      <style:text-properties style:font-name="MS Gothic" style:font-name-asian="MS Gothic" style:font-name-complex="MS Gothic"/>
    </style:style>
    <style:style style:name="T2932" style:parent-style-name="DefaultParagraphFont" style:family="text">
      <style:text-properties style:font-name="MS Gothic" style:font-name-asian="MS Gothic" style:font-name-complex="MS Gothic"/>
    </style:style>
    <style:style style:name="T2933" style:parent-style-name="DefaultParagraphFont" style:family="text">
      <style:text-properties style:font-name="MS Gothic" style:font-name-asian="MS Gothic" style:font-name-complex="MS Gothic"/>
    </style:style>
    <style:style style:name="T2934" style:parent-style-name="DefaultParagraphFont" style:family="text">
      <style:text-properties style:font-name="MS Gothic" style:font-name-asian="MS Gothic" style:font-name-complex="MS Gothic"/>
    </style:style>
    <style:style style:name="T2935" style:parent-style-name="DefaultParagraphFont" style:family="text">
      <style:text-properties style:font-name="MS Gothic" style:font-name-asian="MS Gothic" style:font-name-complex="MS Gothic"/>
    </style:style>
    <style:style style:name="T2936" style:parent-style-name="DefaultParagraphFont" style:family="text">
      <style:text-properties style:font-name="MS Gothic" style:font-name-asian="MS Gothic" style:font-name-complex="MS Gothic"/>
    </style:style>
    <style:style style:name="T2937" style:parent-style-name="DefaultParagraphFont" style:family="text">
      <style:text-properties style:font-name="MS Gothic" style:font-name-asian="MS Gothic" style:font-name-complex="MS Gothic"/>
    </style:style>
    <style:style style:name="T2938" style:parent-style-name="DefaultParagraphFont" style:family="text">
      <style:text-properties style:font-name="MS Gothic" style:font-name-asian="MS Gothic" style:font-name-complex="MS Gothic"/>
    </style:style>
    <style:style style:name="T2939" style:parent-style-name="DefaultParagraphFont" style:family="text">
      <style:text-properties style:font-name="MS Gothic" style:font-name-asian="MS Gothic" style:font-name-complex="MS Gothic"/>
    </style:style>
    <style:style style:name="T2940" style:parent-style-name="DefaultParagraphFont" style:family="text">
      <style:text-properties style:font-name="MS Gothic" style:font-name-asian="MS Gothic" style:font-name-complex="MS Gothic"/>
    </style:style>
    <style:style style:name="T2941" style:parent-style-name="DefaultParagraphFont" style:family="text">
      <style:text-properties style:font-name="MS Gothic" style:font-name-asian="MS Gothic" style:font-name-complex="MS Gothic"/>
    </style:style>
    <style:style style:name="T2942" style:parent-style-name="DefaultParagraphFont" style:family="text">
      <style:text-properties style:font-name="MS Gothic" style:font-name-asian="MS Gothic" style:font-name-complex="MS Gothic"/>
    </style:style>
    <style:style style:name="T2943" style:parent-style-name="DefaultParagraphFont" style:family="text">
      <style:text-properties style:font-name="MS Gothic" style:font-name-asian="MS Gothic" style:font-name-complex="MS Gothic"/>
    </style:style>
    <style:style style:name="T2944" style:parent-style-name="DefaultParagraphFont" style:family="text">
      <style:text-properties style:font-name="MS Gothic" style:font-name-asian="MS Gothic" style:font-name-complex="MS Gothic"/>
    </style:style>
    <style:style style:name="T2945" style:parent-style-name="DefaultParagraphFont" style:family="text">
      <style:text-properties style:font-name="MS Gothic" style:font-name-asian="MS Gothic" style:font-name-complex="MS Gothic"/>
    </style:style>
    <style:style style:name="T2946" style:parent-style-name="DefaultParagraphFont" style:family="text">
      <style:text-properties style:font-name="MS Gothic" style:font-name-asian="MS Gothic" style:font-name-complex="MS Gothic"/>
    </style:style>
    <style:style style:name="T2947" style:parent-style-name="DefaultParagraphFont" style:family="text">
      <style:text-properties style:font-name="MS Gothic" style:font-name-asian="MS Gothic" style:font-name-complex="MS Gothic"/>
    </style:style>
    <style:style style:name="T2948" style:parent-style-name="DefaultParagraphFont" style:family="text">
      <style:text-properties style:font-name="Microsoft JhengHei" style:font-name-asian="Microsoft JhengHei" style:font-name-complex="Microsoft JhengHei"/>
    </style:style>
    <style:style style:name="T2949" style:parent-style-name="DefaultParagraphFont" style:family="text">
      <style:text-properties style:font-name="MS Gothic" style:font-name-asian="MS Gothic" style:font-name-complex="MS Gothic"/>
    </style:style>
    <style:style style:name="T2950" style:parent-style-name="DefaultParagraphFont" style:family="text">
      <style:text-properties style:font-name="Malgun Gothic" style:font-name-asian="Malgun Gothic" style:font-name-complex="Malgun Gothic"/>
    </style:style>
    <style:style style:name="T2951" style:parent-style-name="DefaultParagraphFont" style:family="text">
      <style:text-properties style:font-name="MS Gothic" style:font-name-asian="MS Gothic" style:font-name-complex="MS Gothic"/>
    </style:style>
    <style:style style:name="T2952" style:parent-style-name="DefaultParagraphFont" style:family="text">
      <style:text-properties style:font-name="Microsoft JhengHei" style:font-name-asian="Microsoft JhengHei" style:font-name-complex="Microsoft JhengHei"/>
    </style:style>
    <style:style style:name="T2953" style:parent-style-name="DefaultParagraphFont" style:family="text">
      <style:text-properties style:font-name="MS Gothic" style:font-name-asian="MS Gothic" style:font-name-complex="MS Gothic"/>
    </style:style>
    <style:style style:name="T2954" style:parent-style-name="DefaultParagraphFont" style:family="text">
      <style:text-properties style:font-name="Microsoft JhengHei" style:font-name-asian="Microsoft JhengHei" style:font-name-complex="Microsoft JhengHei"/>
    </style:style>
    <style:style style:name="T2955" style:parent-style-name="DefaultParagraphFont" style:family="text">
      <style:text-properties style:font-name="MS Gothic" style:font-name-asian="MS Gothic" style:font-name-complex="MS Gothic"/>
    </style:style>
    <style:style style:name="T2956" style:parent-style-name="DefaultParagraphFont" style:family="text">
      <style:text-properties style:font-name="MS Gothic" style:font-name-asian="MS Gothic" style:font-name-complex="MS Gothic"/>
    </style:style>
    <style:style style:name="T2957" style:parent-style-name="DefaultParagraphFont" style:family="text">
      <style:text-properties style:font-name="MS Gothic" style:font-name-asian="MS Gothic" style:font-name-complex="MS Gothic"/>
    </style:style>
    <style:style style:name="T2958" style:parent-style-name="DefaultParagraphFont" style:family="text">
      <style:text-properties style:font-name="MS Gothic" style:font-name-asian="MS Gothic" style:font-name-complex="MS Gothic"/>
    </style:style>
    <style:style style:name="T2959" style:parent-style-name="DefaultParagraphFont" style:family="text">
      <style:text-properties style:font-name="MS Gothic" style:font-name-asian="MS Gothic" style:font-name-complex="MS Gothic"/>
    </style:style>
    <style:style style:name="T2960" style:parent-style-name="DefaultParagraphFont" style:family="text">
      <style:text-properties style:font-name="MS Gothic" style:font-name-asian="MS Gothic" style:font-name-complex="MS Gothic"/>
    </style:style>
    <style:style style:name="T2961" style:parent-style-name="DefaultParagraphFont" style:family="text">
      <style:text-properties style:font-name="MS Gothic" style:font-name-asian="MS Gothic" style:font-name-complex="MS Gothic"/>
    </style:style>
    <style:style style:name="T2962" style:parent-style-name="DefaultParagraphFont" style:family="text">
      <style:text-properties style:font-name="MS Gothic" style:font-name-asian="MS Gothic" style:font-name-complex="MS Gothic"/>
    </style:style>
    <style:style style:name="T2963" style:parent-style-name="DefaultParagraphFont" style:family="text">
      <style:text-properties style:font-name="Microsoft JhengHei" style:font-name-asian="Microsoft JhengHei" style:font-name-complex="Microsoft JhengHei"/>
    </style:style>
    <style:style style:name="T2964" style:parent-style-name="DefaultParagraphFont" style:family="text">
      <style:text-properties style:font-name="MS Gothic" style:font-name-asian="MS Gothic" style:font-name-complex="MS Gothic"/>
    </style:style>
    <style:style style:name="T2965" style:parent-style-name="DefaultParagraphFont" style:family="text">
      <style:text-properties style:font-name="MS Gothic" style:font-name-asian="MS Gothic" style:font-name-complex="MS Gothic"/>
    </style:style>
    <style:style style:name="T2966" style:parent-style-name="DefaultParagraphFont" style:family="text">
      <style:text-properties style:font-name="MS Gothic" style:font-name-asian="MS Gothic" style:font-name-complex="MS Gothic"/>
    </style:style>
    <style:style style:name="T2967" style:parent-style-name="DefaultParagraphFont" style:family="text">
      <style:text-properties style:font-name="MS Gothic" style:font-name-asian="MS Gothic" style:font-name-complex="MS Gothic"/>
    </style:style>
    <style:style style:name="T2968" style:parent-style-name="DefaultParagraphFont" style:family="text">
      <style:text-properties style:font-name="MS Gothic" style:font-name-asian="MS Gothic" style:font-name-complex="MS Gothic"/>
    </style:style>
    <style:style style:name="T2969" style:parent-style-name="DefaultParagraphFont" style:family="text">
      <style:text-properties style:font-name="MS Gothic" style:font-name-asian="MS Gothic" style:font-name-complex="MS Gothic"/>
    </style:style>
    <style:style style:name="T2970" style:parent-style-name="DefaultParagraphFont" style:family="text">
      <style:text-properties style:font-name="MS Gothic" style:font-name-asian="MS Gothic" style:font-name-complex="MS Gothic"/>
    </style:style>
    <style:style style:name="T2971" style:parent-style-name="DefaultParagraphFont" style:family="text">
      <style:text-properties style:font-name="MS Gothic" style:font-name-asian="MS Gothic" style:font-name-complex="MS Gothic"/>
    </style:style>
    <style:style style:name="T2972" style:parent-style-name="DefaultParagraphFont" style:family="text">
      <style:text-properties style:font-name="MS Gothic" style:font-name-asian="MS Gothic" style:font-name-complex="MS Gothic"/>
    </style:style>
    <style:style style:name="T2973" style:parent-style-name="DefaultParagraphFont" style:family="text">
      <style:text-properties style:font-name="MS Gothic" style:font-name-asian="MS Gothic" style:font-name-complex="MS Gothic"/>
    </style:style>
    <style:style style:name="T2974" style:parent-style-name="DefaultParagraphFont" style:family="text">
      <style:text-properties style:font-name="MS Gothic" style:font-name-asian="MS Gothic" style:font-name-complex="MS Gothic"/>
    </style:style>
    <style:style style:name="T2975" style:parent-style-name="DefaultParagraphFont" style:family="text">
      <style:text-properties style:font-name="MS Gothic" style:font-name-asian="MS Gothic" style:font-name-complex="MS Gothic"/>
    </style:style>
    <style:style style:name="T2976" style:parent-style-name="DefaultParagraphFont" style:family="text">
      <style:text-properties style:font-name="MS Gothic" style:font-name-asian="MS Gothic" style:font-name-complex="MS Gothic"/>
    </style:style>
    <style:style style:name="T2977" style:parent-style-name="DefaultParagraphFont" style:family="text">
      <style:text-properties style:font-name="MS Gothic" style:font-name-asian="MS Gothic" style:font-name-complex="MS Gothic"/>
    </style:style>
    <style:style style:name="T2978" style:parent-style-name="DefaultParagraphFont" style:family="text">
      <style:text-properties style:font-name="MS Gothic" style:font-name-asian="MS Gothic" style:font-name-complex="MS Gothic"/>
    </style:style>
    <style:style style:name="T2979" style:parent-style-name="DefaultParagraphFont" style:family="text">
      <style:text-properties style:font-name="MS Gothic" style:font-name-asian="MS Gothic" style:font-name-complex="MS Gothic"/>
    </style:style>
    <style:style style:name="T2980" style:parent-style-name="DefaultParagraphFont" style:family="text">
      <style:text-properties style:font-name="MS Gothic" style:font-name-asian="MS Gothic" style:font-name-complex="MS Gothic"/>
    </style:style>
    <style:style style:name="T2981" style:parent-style-name="DefaultParagraphFont" style:family="text">
      <style:text-properties style:font-name="MS Gothic" style:font-name-asian="MS Gothic" style:font-name-complex="MS Gothic"/>
    </style:style>
    <style:style style:name="T2982" style:parent-style-name="DefaultParagraphFont" style:family="text">
      <style:text-properties style:font-name="Microsoft JhengHei" style:font-name-asian="Microsoft JhengHei" style:font-name-complex="Microsoft JhengHei"/>
    </style:style>
    <style:style style:name="T2983" style:parent-style-name="DefaultParagraphFont" style:family="text">
      <style:text-properties style:font-name="Microsoft JhengHei" style:font-name-asian="Microsoft JhengHei" style:font-name-complex="Microsoft JhengHei"/>
    </style:style>
    <style:style style:name="T2984" style:parent-style-name="DefaultParagraphFont" style:family="text">
      <style:text-properties style:font-name="MS Gothic" style:font-name-asian="MS Gothic" style:font-name-complex="MS Gothic"/>
    </style:style>
    <style:style style:name="T2985" style:parent-style-name="DefaultParagraphFont" style:family="text">
      <style:text-properties style:font-name="MS Gothic" style:font-name-asian="MS Gothic" style:font-name-complex="MS Gothic"/>
    </style:style>
    <style:style style:name="T2986" style:parent-style-name="DefaultParagraphFont" style:family="text">
      <style:text-properties style:font-name="MS Gothic" style:font-name-asian="MS Gothic" style:font-name-complex="MS Gothic"/>
    </style:style>
    <style:style style:name="T2987" style:parent-style-name="DefaultParagraphFont" style:family="text">
      <style:text-properties style:font-name="MS Gothic" style:font-name-asian="MS Gothic" style:font-name-complex="MS Gothic"/>
    </style:style>
    <style:style style:name="T2988" style:parent-style-name="DefaultParagraphFont" style:family="text">
      <style:text-properties style:font-name="MS Gothic" style:font-name-asian="MS Gothic" style:font-name-complex="MS Gothic"/>
    </style:style>
    <style:style style:name="T2989" style:parent-style-name="DefaultParagraphFont" style:family="text">
      <style:text-properties style:font-name="MS Gothic" style:font-name-asian="MS Gothic" style:font-name-complex="MS Gothic"/>
    </style:style>
    <style:style style:name="T2990" style:parent-style-name="DefaultParagraphFont" style:family="text">
      <style:text-properties style:font-name="MS Gothic" style:font-name-asian="MS Gothic" style:font-name-complex="MS Gothic"/>
    </style:style>
    <style:style style:name="T2991" style:parent-style-name="DefaultParagraphFont" style:family="text">
      <style:text-properties style:font-name="MS Gothic" style:font-name-asian="MS Gothic" style:font-name-complex="MS Gothic"/>
    </style:style>
    <style:style style:name="T2992" style:parent-style-name="DefaultParagraphFont" style:family="text">
      <style:text-properties style:font-name="Microsoft JhengHei" style:font-name-asian="Microsoft JhengHei" style:font-name-complex="Microsoft JhengHei"/>
    </style:style>
    <style:style style:name="T2993" style:parent-style-name="DefaultParagraphFont" style:family="text">
      <style:text-properties style:font-name="MS Gothic" style:font-name-asian="MS Gothic" style:font-name-complex="MS Gothic"/>
    </style:style>
    <style:style style:name="T2994" style:parent-style-name="DefaultParagraphFont" style:family="text">
      <style:text-properties style:font-name="MS Gothic" style:font-name-asian="MS Gothic" style:font-name-complex="MS Gothic"/>
    </style:style>
    <style:style style:name="T2995" style:parent-style-name="DefaultParagraphFont" style:family="text">
      <style:text-properties style:font-name="MS Gothic" style:font-name-asian="MS Gothic" style:font-name-complex="MS Gothic"/>
    </style:style>
    <style:style style:name="T2996" style:parent-style-name="DefaultParagraphFont" style:family="text">
      <style:text-properties style:font-name="MS Gothic" style:font-name-asian="MS Gothic" style:font-name-complex="MS Gothic"/>
    </style:style>
    <style:style style:name="T2997" style:parent-style-name="DefaultParagraphFont" style:family="text">
      <style:text-properties style:font-name="MS Gothic" style:font-name-asian="MS Gothic" style:font-name-complex="MS Gothic"/>
    </style:style>
    <style:style style:name="T2998" style:parent-style-name="DefaultParagraphFont" style:family="text">
      <style:text-properties style:font-name="MS Gothic" style:font-name-asian="MS Gothic" style:font-name-complex="MS Gothic"/>
    </style:style>
    <style:style style:name="T2999" style:parent-style-name="DefaultParagraphFont" style:family="text">
      <style:text-properties style:font-name="MS Gothic" style:font-name-asian="MS Gothic" style:font-name-complex="MS Gothic"/>
    </style:style>
    <style:style style:name="T3000" style:parent-style-name="DefaultParagraphFont" style:family="text">
      <style:text-properties style:font-name="MS Gothic" style:font-name-asian="MS Gothic" style:font-name-complex="MS Gothic"/>
    </style:style>
    <style:style style:name="T3001" style:parent-style-name="DefaultParagraphFont" style:family="text">
      <style:text-properties style:font-name="MS Gothic" style:font-name-asian="MS Gothic" style:font-name-complex="MS Gothic"/>
    </style:style>
    <style:style style:name="T3002" style:parent-style-name="DefaultParagraphFont" style:family="text">
      <style:text-properties style:font-name="MS Gothic" style:font-name-asian="MS Gothic" style:font-name-complex="MS Gothic"/>
    </style:style>
    <style:style style:name="T3003" style:parent-style-name="DefaultParagraphFont" style:family="text">
      <style:text-properties style:font-name="MS Gothic" style:font-name-asian="MS Gothic" style:font-name-complex="MS Gothic"/>
    </style:style>
    <style:style style:name="T3004" style:parent-style-name="DefaultParagraphFont" style:family="text">
      <style:text-properties style:font-name="MS Gothic" style:font-name-asian="MS Gothic" style:font-name-complex="MS Gothic"/>
    </style:style>
    <style:style style:name="T3005" style:parent-style-name="DefaultParagraphFont" style:family="text">
      <style:text-properties style:font-name="MS Gothic" style:font-name-asian="MS Gothic" style:font-name-complex="MS Gothic"/>
    </style:style>
    <style:style style:name="T3006" style:parent-style-name="DefaultParagraphFont" style:family="text">
      <style:text-properties style:font-name="Microsoft JhengHei" style:font-name-asian="Microsoft JhengHei" style:font-name-complex="Microsoft JhengHei"/>
    </style:style>
    <style:style style:name="T3007" style:parent-style-name="DefaultParagraphFont" style:family="text">
      <style:text-properties style:font-name="Microsoft JhengHei" style:font-name-asian="Microsoft JhengHei" style:font-name-complex="Microsoft JhengHei"/>
    </style:style>
    <style:style style:name="T3008" style:parent-style-name="DefaultParagraphFont" style:family="text">
      <style:text-properties style:font-name="MS Gothic" style:font-name-asian="MS Gothic" style:font-name-complex="MS Gothic"/>
    </style:style>
    <style:style style:name="T3009" style:parent-style-name="DefaultParagraphFont" style:family="text">
      <style:text-properties style:font-name="MS Gothic" style:font-name-asian="MS Gothic" style:font-name-complex="MS Gothic"/>
    </style:style>
    <style:style style:name="T3010" style:parent-style-name="DefaultParagraphFont" style:family="text">
      <style:text-properties style:font-name="MS Gothic" style:font-name-asian="MS Gothic" style:font-name-complex="MS Gothic"/>
    </style:style>
    <style:style style:name="T3011" style:parent-style-name="DefaultParagraphFont" style:family="text">
      <style:text-properties style:font-name="MS Gothic" style:font-name-asian="MS Gothic" style:font-name-complex="MS Gothic"/>
    </style:style>
    <style:style style:name="T3012" style:parent-style-name="DefaultParagraphFont" style:family="text">
      <style:text-properties style:font-name="MS Gothic" style:font-name-asian="MS Gothic" style:font-name-complex="MS Gothic"/>
    </style:style>
    <style:style style:name="T3013" style:parent-style-name="DefaultParagraphFont" style:family="text">
      <style:text-properties style:font-name="MS Gothic" style:font-name-asian="MS Gothic" style:font-name-complex="MS Gothic"/>
    </style:style>
    <style:style style:name="T3014" style:parent-style-name="DefaultParagraphFont" style:family="text">
      <style:text-properties style:font-name="MS Gothic" style:font-name-asian="MS Gothic" style:font-name-complex="MS Gothic"/>
    </style:style>
    <style:style style:name="T3015" style:parent-style-name="DefaultParagraphFont" style:family="text">
      <style:text-properties style:font-name="Microsoft JhengHei" style:font-name-asian="Microsoft JhengHei" style:font-name-complex="Microsoft JhengHei"/>
    </style:style>
    <style:style style:name="T3016" style:parent-style-name="DefaultParagraphFont" style:family="text">
      <style:text-properties style:font-name="MS Gothic" style:font-name-asian="MS Gothic" style:font-name-complex="MS Gothic"/>
    </style:style>
    <style:style style:name="T3017" style:parent-style-name="DefaultParagraphFont" style:family="text">
      <style:text-properties style:font-name="MS Gothic" style:font-name-asian="MS Gothic" style:font-name-complex="MS Gothic"/>
    </style:style>
    <style:style style:name="T3018" style:parent-style-name="DefaultParagraphFont" style:family="text">
      <style:text-properties style:font-name="MS Gothic" style:font-name-asian="MS Gothic" style:font-name-complex="MS Gothic"/>
    </style:style>
    <style:style style:name="T3019" style:parent-style-name="DefaultParagraphFont" style:family="text">
      <style:text-properties style:font-name="MS Gothic" style:font-name-asian="MS Gothic" style:font-name-complex="MS Gothic"/>
    </style:style>
    <style:style style:name="T3020" style:parent-style-name="DefaultParagraphFont" style:family="text">
      <style:text-properties style:font-name="MS Gothic" style:font-name-asian="MS Gothic" style:font-name-complex="MS Gothic"/>
    </style:style>
    <style:style style:name="T3021" style:parent-style-name="DefaultParagraphFont" style:family="text">
      <style:text-properties style:font-name="MS Gothic" style:font-name-asian="MS Gothic" style:font-name-complex="MS Gothic"/>
    </style:style>
    <style:style style:name="T3022" style:parent-style-name="DefaultParagraphFont" style:family="text">
      <style:text-properties style:font-name="Microsoft JhengHei" style:font-name-asian="Microsoft JhengHei" style:font-name-complex="Microsoft JhengHei"/>
    </style:style>
    <style:style style:name="T3023" style:parent-style-name="DefaultParagraphFont" style:family="text">
      <style:text-properties style:font-name="MS Gothic" style:font-name-asian="MS Gothic" style:font-name-complex="MS Gothic"/>
    </style:style>
    <style:style style:name="T3024" style:parent-style-name="DefaultParagraphFont" style:family="text">
      <style:text-properties style:font-name="MS Gothic" style:font-name-asian="MS Gothic" style:font-name-complex="MS Gothic"/>
    </style:style>
    <style:style style:name="T3025" style:parent-style-name="DefaultParagraphFont" style:family="text">
      <style:text-properties style:font-name="MS Gothic" style:font-name-asian="MS Gothic" style:font-name-complex="MS Gothic"/>
    </style:style>
    <style:style style:name="T3026" style:parent-style-name="DefaultParagraphFont" style:family="text">
      <style:text-properties style:font-name="MS Gothic" style:font-name-asian="MS Gothic" style:font-name-complex="MS Gothic"/>
    </style:style>
    <style:style style:name="T3027" style:parent-style-name="DefaultParagraphFont" style:family="text">
      <style:text-properties style:font-name="MS Gothic" style:font-name-asian="MS Gothic" style:font-name-complex="MS Gothic"/>
    </style:style>
    <style:style style:name="T3028" style:parent-style-name="DefaultParagraphFont" style:family="text">
      <style:text-properties style:font-name="MS Gothic" style:font-name-asian="MS Gothic" style:font-name-complex="MS Gothic"/>
    </style:style>
    <style:style style:name="T3029" style:parent-style-name="DefaultParagraphFont" style:family="text">
      <style:text-properties style:font-name="MS Gothic" style:font-name-asian="MS Gothic" style:font-name-complex="MS Gothic"/>
    </style:style>
    <style:style style:name="T3030" style:parent-style-name="DefaultParagraphFont" style:family="text">
      <style:text-properties style:font-name="MS Gothic" style:font-name-asian="MS Gothic" style:font-name-complex="MS Gothic"/>
    </style:style>
    <style:style style:name="T3031" style:parent-style-name="DefaultParagraphFont" style:family="text">
      <style:text-properties style:font-name="MS Gothic" style:font-name-asian="MS Gothic" style:font-name-complex="MS Gothic"/>
    </style:style>
    <style:style style:name="T3032" style:parent-style-name="DefaultParagraphFont" style:family="text">
      <style:text-properties style:font-name="MS Gothic" style:font-name-asian="MS Gothic" style:font-name-complex="MS Gothic"/>
    </style:style>
    <style:style style:name="T3033" style:parent-style-name="DefaultParagraphFont" style:family="text">
      <style:text-properties style:font-name="MS Gothic" style:font-name-asian="MS Gothic" style:font-name-complex="MS Gothic"/>
    </style:style>
    <style:style style:name="T3034" style:parent-style-name="DefaultParagraphFont" style:family="text">
      <style:text-properties style:font-name="MS Gothic" style:font-name-asian="MS Gothic" style:font-name-complex="MS Gothic"/>
    </style:style>
    <style:style style:name="T3035" style:parent-style-name="DefaultParagraphFont" style:family="text">
      <style:text-properties style:font-name="MS Gothic" style:font-name-asian="MS Gothic" style:font-name-complex="MS Gothic"/>
    </style:style>
    <style:style style:name="T3036" style:parent-style-name="DefaultParagraphFont" style:family="text">
      <style:text-properties style:font-name="Malgun Gothic" style:font-name-asian="Malgun Gothic" style:font-name-complex="Malgun Gothic"/>
    </style:style>
    <style:style style:name="T3037" style:parent-style-name="DefaultParagraphFont" style:family="text">
      <style:text-properties style:font-name="MS Gothic" style:font-name-asian="MS Gothic" style:font-name-complex="MS Gothic"/>
    </style:style>
    <style:style style:name="T3038" style:parent-style-name="DefaultParagraphFont" style:family="text">
      <style:text-properties style:font-name="MS Gothic" style:font-name-asian="MS Gothic" style:font-name-complex="MS Gothic"/>
    </style:style>
    <style:style style:name="T3039" style:parent-style-name="DefaultParagraphFont" style:family="text">
      <style:text-properties style:font-name="MS Gothic" style:font-name-asian="MS Gothic" style:font-name-complex="MS Gothic"/>
    </style:style>
    <style:style style:name="T3040" style:parent-style-name="DefaultParagraphFont" style:family="text">
      <style:text-properties style:font-name="MS Gothic" style:font-name-asian="MS Gothic" style:font-name-complex="MS Gothic"/>
    </style:style>
    <style:style style:name="T3041" style:parent-style-name="DefaultParagraphFont" style:family="text">
      <style:text-properties style:font-name="MS Gothic" style:font-name-asian="MS Gothic" style:font-name-complex="MS Gothic"/>
    </style:style>
    <style:style style:name="T3042" style:parent-style-name="DefaultParagraphFont" style:family="text">
      <style:text-properties style:font-name="MS Gothic" style:font-name-asian="MS Gothic" style:font-name-complex="MS Gothic"/>
    </style:style>
    <style:style style:name="T3043" style:parent-style-name="DefaultParagraphFont" style:family="text">
      <style:text-properties style:font-name="MS Gothic" style:font-name-asian="MS Gothic" style:font-name-complex="MS Gothic"/>
    </style:style>
    <style:style style:name="T3044" style:parent-style-name="DefaultParagraphFont" style:family="text">
      <style:text-properties style:font-name="MS Gothic" style:font-name-asian="MS Gothic" style:font-name-complex="MS Gothic"/>
    </style:style>
    <style:style style:name="T3045" style:parent-style-name="DefaultParagraphFont" style:family="text">
      <style:text-properties style:font-name="MS Gothic" style:font-name-asian="MS Gothic" style:font-name-complex="MS Gothic"/>
    </style:style>
    <style:style style:name="T3046" style:parent-style-name="DefaultParagraphFont" style:family="text">
      <style:text-properties style:font-name="MS Gothic" style:font-name-asian="MS Gothic" style:font-name-complex="MS Gothic"/>
    </style:style>
    <style:style style:name="T3047" style:parent-style-name="DefaultParagraphFont" style:family="text">
      <style:text-properties style:font-name="MS Gothic" style:font-name-asian="MS Gothic" style:font-name-complex="MS Gothic"/>
    </style:style>
    <style:style style:name="T3048" style:parent-style-name="DefaultParagraphFont" style:family="text">
      <style:text-properties style:font-name="MS Gothic" style:font-name-asian="MS Gothic" style:font-name-complex="MS Gothic"/>
    </style:style>
    <style:style style:name="T3049" style:parent-style-name="DefaultParagraphFont" style:family="text">
      <style:text-properties style:font-name="MS Gothic" style:font-name-asian="MS Gothic" style:font-name-complex="MS Gothic"/>
    </style:style>
    <style:style style:name="T3050" style:parent-style-name="DefaultParagraphFont" style:family="text">
      <style:text-properties style:font-name="MS Gothic" style:font-name-asian="MS Gothic" style:font-name-complex="MS Gothic"/>
    </style:style>
    <style:style style:name="T3051" style:parent-style-name="DefaultParagraphFont" style:family="text">
      <style:text-properties style:font-name="MS Gothic" style:font-name-asian="MS Gothic" style:font-name-complex="MS Gothic"/>
    </style:style>
    <style:style style:name="T3052" style:parent-style-name="DefaultParagraphFont" style:family="text">
      <style:text-properties style:font-name="MS Gothic" style:font-name-asian="MS Gothic" style:font-name-complex="MS Gothic"/>
    </style:style>
    <style:style style:name="T3053" style:parent-style-name="DefaultParagraphFont" style:family="text">
      <style:text-properties style:font-name="MS Gothic" style:font-name-asian="MS Gothic" style:font-name-complex="MS Gothic"/>
    </style:style>
    <style:style style:name="T3054" style:parent-style-name="DefaultParagraphFont" style:family="text">
      <style:text-properties style:font-name="MS Gothic" style:font-name-asian="MS Gothic" style:font-name-complex="MS Gothic"/>
    </style:style>
    <style:style style:name="T3055" style:parent-style-name="DefaultParagraphFont" style:family="text">
      <style:text-properties style:font-name="MS Gothic" style:font-name-asian="MS Gothic" style:font-name-complex="MS Gothic"/>
    </style:style>
    <style:style style:name="T3056" style:parent-style-name="DefaultParagraphFont" style:family="text">
      <style:text-properties style:font-name="MS Gothic" style:font-name-asian="MS Gothic" style:font-name-complex="MS Gothic"/>
    </style:style>
    <style:style style:name="T3057" style:parent-style-name="DefaultParagraphFont" style:family="text">
      <style:text-properties style:font-name="MS Gothic" style:font-name-asian="MS Gothic" style:font-name-complex="MS Gothic"/>
    </style:style>
    <style:style style:name="T3058" style:parent-style-name="DefaultParagraphFont" style:family="text">
      <style:text-properties style:font-name="MS Gothic" style:font-name-asian="MS Gothic" style:font-name-complex="MS Gothic"/>
    </style:style>
    <style:style style:name="T3059" style:parent-style-name="DefaultParagraphFont" style:family="text">
      <style:text-properties style:font-name="MS Gothic" style:font-name-asian="MS Gothic" style:font-name-complex="MS Gothic"/>
    </style:style>
    <style:style style:name="T3060" style:parent-style-name="DefaultParagraphFont" style:family="text">
      <style:text-properties style:font-name="MS Gothic" style:font-name-asian="MS Gothic" style:font-name-complex="MS Gothic"/>
    </style:style>
    <style:style style:name="T3061" style:parent-style-name="DefaultParagraphFont" style:family="text">
      <style:text-properties fo:font-weight="bold" style:font-weight-asian="bold" style:font-weight-complex="bold"/>
    </style:style>
    <style:style style:name="T3062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3063" style:parent-style-name="DefaultParagraphFont" style:family="text">
      <style:text-properties fo:font-weight="bold" style:font-weight-asian="bold" style:font-weight-complex="bold"/>
    </style:style>
    <style:style style:name="T3064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3065" style:parent-style-name="DefaultParagraphFont" style:family="text">
      <style:text-properties fo:font-weight="bold" style:font-weight-asian="bold" style:font-weight-complex="bold"/>
    </style:style>
    <style:style style:name="T3066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3067" style:parent-style-name="DefaultParagraphFont" style:family="text">
      <style:text-properties fo:font-weight="bold" style:font-weight-asian="bold" style:font-weight-complex="bold"/>
    </style:style>
    <style:style style:name="T3068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3069" style:parent-style-name="DefaultParagraphFont" style:family="text">
      <style:text-properties fo:font-weight="bold" style:font-weight-asian="bold" style:font-weight-complex="bold"/>
    </style:style>
    <style:style style:name="T3070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3071" style:parent-style-name="DefaultParagraphFont" style:family="text">
      <style:text-properties fo:font-weight="bold" style:font-weight-asian="bold" style:font-weight-complex="bold"/>
    </style:style>
    <style:style style:name="T3072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3073" style:parent-style-name="DefaultParagraphFont" style:family="text">
      <style:text-properties fo:font-weight="bold" style:font-weight-asian="bold" style:font-weight-complex="bold"/>
    </style:style>
    <style:style style:name="T3074" style:parent-style-name="DefaultParagraphFont" style:family="text">
      <style:text-properties style:font-name="MS Gothic" style:font-name-asian="MS Gothic" style:font-name-complex="MS Gothic"/>
    </style:style>
    <style:style style:name="T3075" style:parent-style-name="DefaultParagraphFont" style:family="text">
      <style:text-properties style:font-name="MS Gothic" style:font-name-asian="MS Gothic" style:font-name-complex="MS Gothic"/>
    </style:style>
    <style:style style:name="T3076" style:parent-style-name="DefaultParagraphFont" style:family="text">
      <style:text-properties style:font-name="MS Gothic" style:font-name-asian="MS Gothic" style:font-name-complex="MS Gothic"/>
    </style:style>
    <style:style style:name="T3077" style:parent-style-name="DefaultParagraphFont" style:family="text">
      <style:text-properties style:font-name="MS Gothic" style:font-name-asian="MS Gothic" style:font-name-complex="MS Gothic"/>
    </style:style>
    <style:style style:name="T3078" style:parent-style-name="DefaultParagraphFont" style:family="text">
      <style:text-properties style:font-name="MS Gothic" style:font-name-asian="MS Gothic" style:font-name-complex="MS Gothic"/>
    </style:style>
    <style:style style:name="T3079" style:parent-style-name="DefaultParagraphFont" style:family="text">
      <style:text-properties style:font-name="MS Gothic" style:font-name-asian="MS Gothic" style:font-name-complex="MS Gothic"/>
    </style:style>
    <style:style style:name="T3080" style:parent-style-name="DefaultParagraphFont" style:family="text">
      <style:text-properties style:font-name="MS Gothic" style:font-name-asian="MS Gothic" style:font-name-complex="MS Gothic"/>
    </style:style>
    <style:style style:name="T3081" style:parent-style-name="DefaultParagraphFont" style:family="text">
      <style:text-properties style:font-name="MS Gothic" style:font-name-asian="MS Gothic" style:font-name-complex="MS Gothic"/>
    </style:style>
    <style:style style:name="T3082" style:parent-style-name="DefaultParagraphFont" style:family="text">
      <style:text-properties style:font-name="MS Gothic" style:font-name-asian="MS Gothic" style:font-name-complex="MS Gothic"/>
    </style:style>
    <style:style style:name="T3083" style:parent-style-name="DefaultParagraphFont" style:family="text">
      <style:text-properties style:font-name="MS Gothic" style:font-name-asian="MS Gothic" style:font-name-complex="MS Gothic"/>
    </style:style>
    <style:style style:name="T3084" style:parent-style-name="DefaultParagraphFont" style:family="text">
      <style:text-properties style:font-name="MS Gothic" style:font-name-asian="MS Gothic" style:font-name-complex="MS Gothic"/>
    </style:style>
    <style:style style:name="T3085" style:parent-style-name="DefaultParagraphFont" style:family="text">
      <style:text-properties style:font-name="MS Gothic" style:font-name-asian="MS Gothic" style:font-name-complex="MS Gothic"/>
    </style:style>
    <style:style style:name="T3086" style:parent-style-name="DefaultParagraphFont" style:family="text">
      <style:text-properties style:font-name="MS Gothic" style:font-name-asian="MS Gothic" style:font-name-complex="MS Gothic"/>
    </style:style>
    <style:style style:name="T3087" style:parent-style-name="DefaultParagraphFont" style:family="text">
      <style:text-properties style:font-name="MS Gothic" style:font-name-asian="MS Gothic" style:font-name-complex="MS Gothic"/>
    </style:style>
    <style:style style:name="T3088" style:parent-style-name="DefaultParagraphFont" style:family="text">
      <style:text-properties style:font-name="MS Gothic" style:font-name-asian="MS Gothic" style:font-name-complex="MS Gothic"/>
    </style:style>
    <style:style style:name="T3089" style:parent-style-name="DefaultParagraphFont" style:family="text">
      <style:text-properties style:font-name="MS Gothic" style:font-name-asian="MS Gothic" style:font-name-complex="MS Gothic"/>
    </style:style>
    <style:style style:name="T3090" style:parent-style-name="DefaultParagraphFont" style:family="text">
      <style:text-properties style:font-name="MS Gothic" style:font-name-asian="MS Gothic" style:font-name-complex="MS Gothic"/>
    </style:style>
    <style:style style:name="T3091" style:parent-style-name="DefaultParagraphFont" style:family="text">
      <style:text-properties style:font-name="MS Gothic" style:font-name-asian="MS Gothic" style:font-name-complex="MS Gothic"/>
    </style:style>
    <style:style style:name="T3092" style:parent-style-name="DefaultParagraphFont" style:family="text">
      <style:text-properties style:font-name="MS Gothic" style:font-name-asian="MS Gothic" style:font-name-complex="MS Gothic"/>
    </style:style>
    <style:style style:name="T3093" style:parent-style-name="DefaultParagraphFont" style:family="text">
      <style:text-properties style:font-name="MS Gothic" style:font-name-asian="MS Gothic" style:font-name-complex="MS Gothic"/>
    </style:style>
    <style:style style:name="T3094" style:parent-style-name="DefaultParagraphFont" style:family="text">
      <style:text-properties style:font-name="MS Gothic" style:font-name-asian="MS Gothic" style:font-name-complex="MS Gothic"/>
    </style:style>
    <style:style style:name="T3095" style:parent-style-name="DefaultParagraphFont" style:family="text">
      <style:text-properties style:font-name="MS Gothic" style:font-name-asian="MS Gothic" style:font-name-complex="MS Gothic"/>
    </style:style>
    <style:style style:name="T3096" style:parent-style-name="DefaultParagraphFont" style:family="text">
      <style:text-properties style:font-name="MS Gothic" style:font-name-asian="MS Gothic" style:font-name-complex="MS Gothic"/>
    </style:style>
    <style:style style:name="T3097" style:parent-style-name="DefaultParagraphFont" style:family="text">
      <style:text-properties style:font-name="MS Gothic" style:font-name-asian="MS Gothic" style:font-name-complex="MS Gothic"/>
    </style:style>
    <style:style style:name="T3098" style:parent-style-name="DefaultParagraphFont" style:family="text">
      <style:text-properties style:font-name="MS Gothic" style:font-name-asian="MS Gothic" style:font-name-complex="MS Gothic"/>
    </style:style>
    <style:style style:name="T3099" style:parent-style-name="DefaultParagraphFont" style:family="text">
      <style:text-properties style:font-name="MS Gothic" style:font-name-asian="MS Gothic" style:font-name-complex="MS Gothic"/>
    </style:style>
    <style:style style:name="T3100" style:parent-style-name="DefaultParagraphFont" style:family="text">
      <style:text-properties style:font-name="MS Gothic" style:font-name-asian="MS Gothic" style:font-name-complex="MS Gothic"/>
    </style:style>
    <style:style style:name="T3101" style:parent-style-name="DefaultParagraphFont" style:family="text">
      <style:text-properties style:font-name="MS Gothic" style:font-name-asian="MS Gothic" style:font-name-complex="MS Gothic"/>
    </style:style>
    <style:style style:name="T3102" style:parent-style-name="DefaultParagraphFont" style:family="text">
      <style:text-properties style:font-name="MS Gothic" style:font-name-asian="MS Gothic" style:font-name-complex="MS Gothic"/>
    </style:style>
    <style:style style:name="T3103" style:parent-style-name="DefaultParagraphFont" style:family="text">
      <style:text-properties style:font-name="MS Gothic" style:font-name-asian="MS Gothic" style:font-name-complex="MS Gothic"/>
    </style:style>
    <style:style style:name="T3104" style:parent-style-name="DefaultParagraphFont" style:family="text">
      <style:text-properties style:font-name="MS Gothic" style:font-name-asian="MS Gothic" style:font-name-complex="MS Gothic"/>
    </style:style>
    <style:style style:name="T3105" style:parent-style-name="DefaultParagraphFont" style:family="text">
      <style:text-properties style:font-name="MS Gothic" style:font-name-asian="MS Gothic" style:font-name-complex="MS Gothic"/>
    </style:style>
    <style:style style:name="T3106" style:parent-style-name="DefaultParagraphFont" style:family="text">
      <style:text-properties style:font-name="MS Gothic" style:font-name-asian="MS Gothic" style:font-name-complex="MS Gothic"/>
    </style:style>
    <style:style style:name="T3107" style:parent-style-name="DefaultParagraphFont" style:family="text">
      <style:text-properties style:font-name="Microsoft JhengHei" style:font-name-asian="Microsoft JhengHei" style:font-name-complex="Microsoft JhengHei"/>
    </style:style>
    <style:style style:name="T3108" style:parent-style-name="DefaultParagraphFont" style:family="text">
      <style:text-properties style:font-name="MS Gothic" style:font-name-asian="MS Gothic" style:font-name-complex="MS Gothic"/>
    </style:style>
    <style:style style:name="T3109" style:parent-style-name="DefaultParagraphFont" style:family="text">
      <style:text-properties style:font-name="MS Gothic" style:font-name-asian="MS Gothic" style:font-name-complex="MS Gothic"/>
    </style:style>
    <style:style style:name="T3110" style:parent-style-name="DefaultParagraphFont" style:family="text">
      <style:text-properties style:font-name="MS Gothic" style:font-name-asian="MS Gothic" style:font-name-complex="MS Gothic"/>
    </style:style>
    <style:style style:name="T3111" style:parent-style-name="DefaultParagraphFont" style:family="text">
      <style:text-properties style:font-name="MS Gothic" style:font-name-asian="MS Gothic" style:font-name-complex="MS Gothic"/>
    </style:style>
    <style:style style:name="T3112" style:parent-style-name="DefaultParagraphFont" style:family="text">
      <style:text-properties style:font-name="MS Gothic" style:font-name-asian="MS Gothic" style:font-name-complex="MS Gothic"/>
    </style:style>
    <style:style style:name="T3113" style:parent-style-name="DefaultParagraphFont" style:family="text">
      <style:text-properties style:font-name="MS Gothic" style:font-name-asian="MS Gothic" style:font-name-complex="MS Gothic"/>
    </style:style>
    <style:style style:name="T3114" style:parent-style-name="DefaultParagraphFont" style:family="text">
      <style:text-properties style:font-name="MS Gothic" style:font-name-asian="MS Gothic" style:font-name-complex="MS Gothic"/>
    </style:style>
    <style:style style:name="T3115" style:parent-style-name="DefaultParagraphFont" style:family="text">
      <style:text-properties style:font-name="MS Gothic" style:font-name-asian="MS Gothic" style:font-name-complex="MS Gothic"/>
    </style:style>
    <style:style style:name="T3116" style:parent-style-name="DefaultParagraphFont" style:family="text">
      <style:text-properties style:font-name="MS Gothic" style:font-name-asian="MS Gothic" style:font-name-complex="MS Gothic"/>
    </style:style>
    <style:style style:name="T3117" style:parent-style-name="DefaultParagraphFont" style:family="text">
      <style:text-properties style:font-name="MS Gothic" style:font-name-asian="MS Gothic" style:font-name-complex="MS Gothic"/>
    </style:style>
    <style:style style:name="T3118" style:parent-style-name="DefaultParagraphFont" style:family="text">
      <style:text-properties style:font-name="MS Gothic" style:font-name-asian="MS Gothic" style:font-name-complex="MS Gothic"/>
    </style:style>
    <style:style style:name="T3119" style:parent-style-name="DefaultParagraphFont" style:family="text">
      <style:text-properties style:font-name="MS Gothic" style:font-name-asian="MS Gothic" style:font-name-complex="MS Gothic"/>
    </style:style>
    <style:style style:name="T3120" style:parent-style-name="DefaultParagraphFont" style:family="text">
      <style:text-properties style:font-name="Microsoft JhengHei" style:font-name-asian="Microsoft JhengHei" style:font-name-complex="Microsoft JhengHei"/>
    </style:style>
    <style:style style:name="T3121" style:parent-style-name="DefaultParagraphFont" style:family="text">
      <style:text-properties style:font-name="MS Gothic" style:font-name-asian="MS Gothic" style:font-name-complex="MS Gothic"/>
    </style:style>
    <style:style style:name="T3122" style:parent-style-name="DefaultParagraphFont" style:family="text">
      <style:text-properties style:font-name="MS Gothic" style:font-name-asian="MS Gothic" style:font-name-complex="MS Gothic"/>
    </style:style>
    <style:style style:name="T3123" style:parent-style-name="DefaultParagraphFont" style:family="text">
      <style:text-properties style:font-name="MS Gothic" style:font-name-asian="MS Gothic" style:font-name-complex="MS Gothic"/>
    </style:style>
    <style:style style:name="T3124" style:parent-style-name="DefaultParagraphFont" style:family="text">
      <style:text-properties style:font-name="MS Gothic" style:font-name-asian="MS Gothic" style:font-name-complex="MS Gothic"/>
    </style:style>
    <style:style style:name="T3125" style:parent-style-name="DefaultParagraphFont" style:family="text">
      <style:text-properties style:font-name="MS Gothic" style:font-name-asian="MS Gothic" style:font-name-complex="MS Gothic"/>
    </style:style>
    <style:style style:name="T3126" style:parent-style-name="DefaultParagraphFont" style:family="text">
      <style:text-properties style:font-name="MS Gothic" style:font-name-asian="MS Gothic" style:font-name-complex="MS Gothic"/>
    </style:style>
    <style:style style:name="T3127" style:parent-style-name="DefaultParagraphFont" style:family="text">
      <style:text-properties style:font-name="Microsoft JhengHei" style:font-name-asian="Microsoft JhengHei" style:font-name-complex="Microsoft JhengHei"/>
    </style:style>
    <style:style style:name="T3128" style:parent-style-name="DefaultParagraphFont" style:family="text">
      <style:text-properties style:font-name="MS Gothic" style:font-name-asian="MS Gothic" style:font-name-complex="MS Gothic"/>
    </style:style>
    <style:style style:name="T3129" style:parent-style-name="DefaultParagraphFont" style:family="text">
      <style:text-properties style:font-name="MS Gothic" style:font-name-asian="MS Gothic" style:font-name-complex="MS Gothic"/>
    </style:style>
    <style:style style:name="T3130" style:parent-style-name="DefaultParagraphFont" style:family="text">
      <style:text-properties style:font-name="MS Gothic" style:font-name-asian="MS Gothic" style:font-name-complex="MS Gothic"/>
    </style:style>
    <style:style style:name="T3131" style:parent-style-name="DefaultParagraphFont" style:family="text">
      <style:text-properties style:font-name="MS Gothic" style:font-name-asian="MS Gothic" style:font-name-complex="MS Gothic"/>
    </style:style>
    <style:style style:name="T3132" style:parent-style-name="DefaultParagraphFont" style:family="text">
      <style:text-properties style:font-name="MS Gothic" style:font-name-asian="MS Gothic" style:font-name-complex="MS Gothic"/>
    </style:style>
    <style:style style:name="T3133" style:parent-style-name="DefaultParagraphFont" style:family="text">
      <style:text-properties style:font-name="MS Gothic" style:font-name-asian="MS Gothic" style:font-name-complex="MS Gothic"/>
    </style:style>
    <style:style style:name="T3134" style:parent-style-name="DefaultParagraphFont" style:family="text">
      <style:text-properties style:font-name="MS Gothic" style:font-name-asian="MS Gothic" style:font-name-complex="MS Gothic"/>
    </style:style>
    <style:style style:name="T3135" style:parent-style-name="DefaultParagraphFont" style:family="text">
      <style:text-properties style:font-name="MS Gothic" style:font-name-asian="MS Gothic" style:font-name-complex="MS Gothic"/>
    </style:style>
    <style:style style:name="T3136" style:parent-style-name="DefaultParagraphFont" style:family="text">
      <style:text-properties style:font-name="MS Gothic" style:font-name-asian="MS Gothic" style:font-name-complex="MS Gothic"/>
    </style:style>
    <style:style style:name="T3137" style:parent-style-name="DefaultParagraphFont" style:family="text">
      <style:text-properties style:font-name="MS Gothic" style:font-name-asian="MS Gothic" style:font-name-complex="MS Gothic"/>
    </style:style>
    <style:style style:name="T3138" style:parent-style-name="DefaultParagraphFont" style:family="text">
      <style:text-properties style:font-name="MS Gothic" style:font-name-asian="MS Gothic" style:font-name-complex="MS Gothic"/>
    </style:style>
    <style:style style:name="T3139" style:parent-style-name="DefaultParagraphFont" style:family="text">
      <style:text-properties style:font-name="MS Gothic" style:font-name-asian="MS Gothic" style:font-name-complex="MS Gothic"/>
    </style:style>
    <style:style style:name="T3140" style:parent-style-name="DefaultParagraphFont" style:family="text">
      <style:text-properties style:font-name="MS Gothic" style:font-name-asian="MS Gothic" style:font-name-complex="MS Gothic"/>
    </style:style>
    <style:style style:name="T3141" style:parent-style-name="DefaultParagraphFont" style:family="text">
      <style:text-properties style:font-name="MS Gothic" style:font-name-asian="MS Gothic" style:font-name-complex="MS Gothic"/>
    </style:style>
    <style:style style:name="T3142" style:parent-style-name="DefaultParagraphFont" style:family="text">
      <style:text-properties style:font-name="Malgun Gothic" style:font-name-asian="Malgun Gothic" style:font-name-complex="Malgun Gothic"/>
    </style:style>
    <style:style style:name="T3143" style:parent-style-name="DefaultParagraphFont" style:family="text">
      <style:text-properties style:font-name="MS Gothic" style:font-name-asian="MS Gothic" style:font-name-complex="MS Gothic"/>
    </style:style>
    <style:style style:name="T3144" style:parent-style-name="DefaultParagraphFont" style:family="text">
      <style:text-properties style:font-name="MS Gothic" style:font-name-asian="MS Gothic" style:font-name-complex="MS Gothic"/>
    </style:style>
    <style:style style:name="T3145" style:parent-style-name="DefaultParagraphFont" style:family="text">
      <style:text-properties style:font-name="MS Gothic" style:font-name-asian="MS Gothic" style:font-name-complex="MS Gothic"/>
    </style:style>
    <style:style style:name="T3146" style:parent-style-name="DefaultParagraphFont" style:family="text">
      <style:text-properties style:font-name="MS Gothic" style:font-name-asian="MS Gothic" style:font-name-complex="MS Gothic"/>
    </style:style>
    <style:style style:name="T3147" style:parent-style-name="DefaultParagraphFont" style:family="text">
      <style:text-properties style:font-name="MS Gothic" style:font-name-asian="MS Gothic" style:font-name-complex="MS Gothic"/>
    </style:style>
    <style:style style:name="T3148" style:parent-style-name="DefaultParagraphFont" style:family="text">
      <style:text-properties style:font-name="MS Gothic" style:font-name-asian="MS Gothic" style:font-name-complex="MS Gothic"/>
    </style:style>
    <style:style style:name="T3149" style:parent-style-name="DefaultParagraphFont" style:family="text">
      <style:text-properties style:font-name="MS Gothic" style:font-name-asian="MS Gothic" style:font-name-complex="MS Gothic"/>
    </style:style>
    <style:style style:name="T3150" style:parent-style-name="DefaultParagraphFont" style:family="text">
      <style:text-properties style:font-name="MS Gothic" style:font-name-asian="MS Gothic" style:font-name-complex="MS Gothic"/>
    </style:style>
    <style:style style:name="T3151" style:parent-style-name="DefaultParagraphFont" style:family="text">
      <style:text-properties style:font-name="MS Gothic" style:font-name-asian="MS Gothic" style:font-name-complex="MS Gothic"/>
    </style:style>
    <style:style style:name="T3152" style:parent-style-name="DefaultParagraphFont" style:family="text">
      <style:text-properties style:font-name="Malgun Gothic" style:font-name-asian="Malgun Gothic" style:font-name-complex="Malgun Gothic"/>
    </style:style>
    <style:style style:name="T3153" style:parent-style-name="DefaultParagraphFont" style:family="text">
      <style:text-properties style:font-name="MS Gothic" style:font-name-asian="MS Gothic" style:font-name-complex="MS Gothic"/>
    </style:style>
    <style:style style:name="T3154" style:parent-style-name="DefaultParagraphFont" style:family="text">
      <style:text-properties style:font-name="MS Gothic" style:font-name-asian="MS Gothic" style:font-name-complex="MS Gothic"/>
    </style:style>
    <style:style style:name="T3155" style:parent-style-name="DefaultParagraphFont" style:family="text">
      <style:text-properties style:font-name="MS Gothic" style:font-name-asian="MS Gothic" style:font-name-complex="MS Gothic"/>
    </style:style>
    <style:style style:name="T3156" style:parent-style-name="DefaultParagraphFont" style:family="text">
      <style:text-properties style:font-name="MS Gothic" style:font-name-asian="MS Gothic" style:font-name-complex="MS Gothic"/>
    </style:style>
    <style:style style:name="T3157" style:parent-style-name="DefaultParagraphFont" style:family="text">
      <style:text-properties style:font-name="Microsoft JhengHei" style:font-name-asian="Microsoft JhengHei" style:font-name-complex="Microsoft JhengHei"/>
    </style:style>
    <style:style style:name="T3158" style:parent-style-name="DefaultParagraphFont" style:family="text">
      <style:text-properties style:font-name="MS Gothic" style:font-name-asian="MS Gothic" style:font-name-complex="MS Gothic"/>
    </style:style>
    <style:style style:name="T3159" style:parent-style-name="DefaultParagraphFont" style:family="text">
      <style:text-properties style:font-name="MS Gothic" style:font-name-asian="MS Gothic" style:font-name-complex="MS Gothic"/>
    </style:style>
    <style:style style:name="T3160" style:parent-style-name="DefaultParagraphFont" style:family="text">
      <style:text-properties style:font-name="Microsoft JhengHei" style:font-name-asian="Microsoft JhengHei" style:font-name-complex="Microsoft JhengHei"/>
    </style:style>
    <style:style style:name="T3161" style:parent-style-name="DefaultParagraphFont" style:family="text">
      <style:text-properties style:font-name="MS Gothic" style:font-name-asian="MS Gothic" style:font-name-complex="MS Gothic"/>
    </style:style>
    <style:style style:name="T3162" style:parent-style-name="DefaultParagraphFont" style:family="text">
      <style:text-properties style:font-name="MS Gothic" style:font-name-asian="MS Gothic" style:font-name-complex="MS Gothic"/>
    </style:style>
    <style:style style:name="T3163" style:parent-style-name="DefaultParagraphFont" style:family="text">
      <style:text-properties style:font-name="MS Gothic" style:font-name-asian="MS Gothic" style:font-name-complex="MS Gothic"/>
    </style:style>
    <style:style style:name="T3164" style:parent-style-name="DefaultParagraphFont" style:family="text">
      <style:text-properties style:font-name="MS Gothic" style:font-name-asian="MS Gothic" style:font-name-complex="MS Gothic"/>
    </style:style>
    <style:style style:name="T3165" style:parent-style-name="DefaultParagraphFont" style:family="text">
      <style:text-properties style:font-name="MS Gothic" style:font-name-asian="MS Gothic" style:font-name-complex="MS Gothic"/>
    </style:style>
    <style:style style:name="T3166" style:parent-style-name="DefaultParagraphFont" style:family="text">
      <style:text-properties style:font-name="MS Gothic" style:font-name-asian="MS Gothic" style:font-name-complex="MS Gothic"/>
    </style:style>
    <style:style style:name="T3167" style:parent-style-name="DefaultParagraphFont" style:family="text">
      <style:text-properties style:font-name="MS Gothic" style:font-name-asian="MS Gothic" style:font-name-complex="MS Gothic"/>
    </style:style>
    <style:style style:name="T3168" style:parent-style-name="DefaultParagraphFont" style:family="text">
      <style:text-properties style:font-name="MS Gothic" style:font-name-asian="MS Gothic" style:font-name-complex="MS Gothic"/>
    </style:style>
    <style:style style:name="T3169" style:parent-style-name="DefaultParagraphFont" style:family="text">
      <style:text-properties style:font-name="MS Gothic" style:font-name-asian="MS Gothic" style:font-name-complex="MS Gothic"/>
    </style:style>
    <style:style style:name="T3170" style:parent-style-name="DefaultParagraphFont" style:family="text">
      <style:text-properties style:font-name="Microsoft JhengHei" style:font-name-asian="Microsoft JhengHei" style:font-name-complex="Microsoft JhengHei"/>
    </style:style>
    <style:style style:name="T3171" style:parent-style-name="DefaultParagraphFont" style:family="text">
      <style:text-properties style:font-name="MS Gothic" style:font-name-asian="MS Gothic" style:font-name-complex="MS Gothic"/>
    </style:style>
    <style:style style:name="T3172" style:parent-style-name="DefaultParagraphFont" style:family="text">
      <style:text-properties style:font-name="MS Gothic" style:font-name-asian="MS Gothic" style:font-name-complex="MS Gothic"/>
    </style:style>
    <style:style style:name="T3173" style:parent-style-name="DefaultParagraphFont" style:family="text">
      <style:text-properties style:font-name="MS Gothic" style:font-name-asian="MS Gothic" style:font-name-complex="MS Gothic"/>
    </style:style>
    <style:style style:name="T3174" style:parent-style-name="DefaultParagraphFont" style:family="text">
      <style:text-properties style:font-name="MS Gothic" style:font-name-asian="MS Gothic" style:font-name-complex="MS Gothic"/>
    </style:style>
    <style:style style:name="T3175" style:parent-style-name="DefaultParagraphFont" style:family="text">
      <style:text-properties style:font-name="Microsoft JhengHei" style:font-name-asian="Microsoft JhengHei" style:font-name-complex="Microsoft JhengHei"/>
    </style:style>
    <style:style style:name="T3176" style:parent-style-name="DefaultParagraphFont" style:family="text">
      <style:text-properties style:font-name="MS Gothic" style:font-name-asian="MS Gothic" style:font-name-complex="MS Gothic"/>
    </style:style>
    <style:style style:name="T3177" style:parent-style-name="DefaultParagraphFont" style:family="text">
      <style:text-properties style:font-name="MS Gothic" style:font-name-asian="MS Gothic" style:font-name-complex="MS Gothic"/>
    </style:style>
    <style:style style:name="T3178" style:parent-style-name="DefaultParagraphFont" style:family="text">
      <style:text-properties style:font-name="MS Gothic" style:font-name-asian="MS Gothic" style:font-name-complex="MS Gothic"/>
    </style:style>
    <style:style style:name="T3179" style:parent-style-name="DefaultParagraphFont" style:family="text">
      <style:text-properties style:font-name="MS Gothic" style:font-name-asian="MS Gothic" style:font-name-complex="MS Gothic"/>
    </style:style>
    <style:style style:name="T3180" style:parent-style-name="DefaultParagraphFont" style:family="text">
      <style:text-properties style:font-name="MS Gothic" style:font-name-asian="MS Gothic" style:font-name-complex="MS Gothic"/>
    </style:style>
    <style:style style:name="T3181" style:parent-style-name="DefaultParagraphFont" style:family="text">
      <style:text-properties style:font-name="MS Gothic" style:font-name-asian="MS Gothic" style:font-name-complex="MS Gothic"/>
    </style:style>
    <style:style style:name="T3182" style:parent-style-name="DefaultParagraphFont" style:family="text">
      <style:text-properties style:font-name="MS Gothic" style:font-name-asian="MS Gothic" style:font-name-complex="MS Gothic"/>
    </style:style>
    <style:style style:name="T3183" style:parent-style-name="DefaultParagraphFont" style:family="text">
      <style:text-properties style:font-name="MS Gothic" style:font-name-asian="MS Gothic" style:font-name-complex="MS Gothic"/>
    </style:style>
    <style:style style:name="T3184" style:parent-style-name="DefaultParagraphFont" style:family="text">
      <style:text-properties style:font-name="MS Gothic" style:font-name-asian="MS Gothic" style:font-name-complex="MS Gothic"/>
    </style:style>
    <style:style style:name="T3185" style:parent-style-name="DefaultParagraphFont" style:family="text">
      <style:text-properties style:font-name="MS Gothic" style:font-name-asian="MS Gothic" style:font-name-complex="MS Gothic"/>
    </style:style>
    <style:style style:name="T3186" style:parent-style-name="DefaultParagraphFont" style:family="text">
      <style:text-properties style:font-name="MS Gothic" style:font-name-asian="MS Gothic" style:font-name-complex="MS Gothic"/>
    </style:style>
    <style:style style:name="T3187" style:parent-style-name="DefaultParagraphFont" style:family="text">
      <style:text-properties style:font-name="MS Gothic" style:font-name-asian="MS Gothic" style:font-name-complex="MS Gothic"/>
    </style:style>
    <style:style style:name="T3188" style:parent-style-name="DefaultParagraphFont" style:family="text">
      <style:text-properties style:font-name="MS Gothic" style:font-name-asian="MS Gothic" style:font-name-complex="MS Gothic"/>
    </style:style>
    <style:style style:name="T3189" style:parent-style-name="DefaultParagraphFont" style:family="text">
      <style:text-properties style:font-name="MS Gothic" style:font-name-asian="MS Gothic" style:font-name-complex="MS Gothic"/>
    </style:style>
    <style:style style:name="T3190" style:parent-style-name="DefaultParagraphFont" style:family="text">
      <style:text-properties style:font-name="MS Gothic" style:font-name-asian="MS Gothic" style:font-name-complex="MS Gothic"/>
    </style:style>
    <style:style style:name="T3191" style:parent-style-name="DefaultParagraphFont" style:family="text">
      <style:text-properties style:font-name="MS Gothic" style:font-name-asian="MS Gothic" style:font-name-complex="MS Gothic"/>
    </style:style>
    <style:style style:name="T3192" style:parent-style-name="DefaultParagraphFont" style:family="text">
      <style:text-properties style:font-name="MS Gothic" style:font-name-asian="MS Gothic" style:font-name-complex="MS Gothic"/>
    </style:style>
    <style:style style:name="T3193" style:parent-style-name="DefaultParagraphFont" style:family="text">
      <style:text-properties style:font-name="MS Gothic" style:font-name-asian="MS Gothic" style:font-name-complex="MS Gothic"/>
    </style:style>
    <style:style style:name="T3194" style:parent-style-name="DefaultParagraphFont" style:family="text">
      <style:text-properties style:font-name="MS Gothic" style:font-name-asian="MS Gothic" style:font-name-complex="MS Gothic"/>
    </style:style>
    <style:style style:name="T3195" style:parent-style-name="DefaultParagraphFont" style:family="text">
      <style:text-properties style:font-name="MS Gothic" style:font-name-asian="MS Gothic" style:font-name-complex="MS Gothic"/>
    </style:style>
    <style:style style:name="T3196" style:parent-style-name="DefaultParagraphFont" style:family="text">
      <style:text-properties style:font-name="MS Gothic" style:font-name-asian="MS Gothic" style:font-name-complex="MS Gothic"/>
    </style:style>
    <style:style style:name="T3197" style:parent-style-name="DefaultParagraphFont" style:family="text">
      <style:text-properties style:font-name="MS Gothic" style:font-name-asian="MS Gothic" style:font-name-complex="MS Gothic"/>
    </style:style>
    <style:style style:name="T3198" style:parent-style-name="DefaultParagraphFont" style:family="text">
      <style:text-properties style:font-name="Microsoft JhengHei" style:font-name-asian="Microsoft JhengHei" style:font-name-complex="Microsoft JhengHei"/>
    </style:style>
    <style:style style:name="T3199" style:parent-style-name="DefaultParagraphFont" style:family="text">
      <style:text-properties style:font-name="MS Gothic" style:font-name-asian="MS Gothic" style:font-name-complex="MS Gothic"/>
    </style:style>
    <style:style style:name="T3200" style:parent-style-name="DefaultParagraphFont" style:family="text">
      <style:text-properties style:font-name="MS Gothic" style:font-name-asian="MS Gothic" style:font-name-complex="MS Gothic"/>
    </style:style>
    <style:style style:name="T3201" style:parent-style-name="DefaultParagraphFont" style:family="text">
      <style:text-properties style:font-name="Microsoft JhengHei" style:font-name-asian="Microsoft JhengHei" style:font-name-complex="Microsoft JhengHei"/>
    </style:style>
    <style:style style:name="T3202" style:parent-style-name="DefaultParagraphFont" style:family="text">
      <style:text-properties style:font-name="MS Gothic" style:font-name-asian="MS Gothic" style:font-name-complex="MS Gothic"/>
    </style:style>
    <style:style style:name="T3203" style:parent-style-name="DefaultParagraphFont" style:family="text">
      <style:text-properties style:font-name="MS Gothic" style:font-name-asian="MS Gothic" style:font-name-complex="MS Gothic"/>
    </style:style>
    <style:style style:name="T3204" style:parent-style-name="DefaultParagraphFont" style:family="text">
      <style:text-properties style:font-name="MS Gothic" style:font-name-asian="MS Gothic" style:font-name-complex="MS Gothic"/>
    </style:style>
    <style:style style:name="T3205" style:parent-style-name="DefaultParagraphFont" style:family="text">
      <style:text-properties style:font-name="MS Gothic" style:font-name-asian="MS Gothic" style:font-name-complex="MS Gothic"/>
    </style:style>
    <style:style style:name="T3206" style:parent-style-name="DefaultParagraphFont" style:family="text">
      <style:text-properties style:font-name="MS Gothic" style:font-name-asian="MS Gothic" style:font-name-complex="MS Gothic"/>
    </style:style>
    <style:style style:name="T3207" style:parent-style-name="DefaultParagraphFont" style:family="text">
      <style:text-properties style:font-name="MS Gothic" style:font-name-asian="MS Gothic" style:font-name-complex="MS Gothic"/>
    </style:style>
    <style:style style:name="T3208" style:parent-style-name="DefaultParagraphFont" style:family="text">
      <style:text-properties style:font-name="MS Gothic" style:font-name-asian="MS Gothic" style:font-name-complex="MS Gothic"/>
    </style:style>
    <style:style style:name="T3209" style:parent-style-name="DefaultParagraphFont" style:family="text">
      <style:text-properties style:font-name="MS Gothic" style:font-name-asian="MS Gothic" style:font-name-complex="MS Gothic"/>
    </style:style>
    <style:style style:name="T3210" style:parent-style-name="DefaultParagraphFont" style:family="text">
      <style:text-properties style:font-name="MS Gothic" style:font-name-asian="MS Gothic" style:font-name-complex="MS Gothic"/>
    </style:style>
    <style:style style:name="T3211" style:parent-style-name="DefaultParagraphFont" style:family="text">
      <style:text-properties style:font-name="MS Gothic" style:font-name-asian="MS Gothic" style:font-name-complex="MS Gothic"/>
    </style:style>
    <style:style style:name="T3212" style:parent-style-name="DefaultParagraphFont" style:family="text">
      <style:text-properties style:font-name="MS Gothic" style:font-name-asian="MS Gothic" style:font-name-complex="MS Gothic"/>
    </style:style>
    <style:style style:name="T3213" style:parent-style-name="DefaultParagraphFont" style:family="text">
      <style:text-properties style:font-name="Microsoft JhengHei" style:font-name-asian="Microsoft JhengHei" style:font-name-complex="Microsoft JhengHei"/>
    </style:style>
    <style:style style:name="T3214" style:parent-style-name="DefaultParagraphFont" style:family="text">
      <style:text-properties style:font-name="MS Gothic" style:font-name-asian="MS Gothic" style:font-name-complex="MS Gothic"/>
    </style:style>
    <style:style style:name="T3215" style:parent-style-name="DefaultParagraphFont" style:family="text">
      <style:text-properties style:font-name="MS Gothic" style:font-name-asian="MS Gothic" style:font-name-complex="MS Gothic"/>
    </style:style>
    <style:style style:name="T3216" style:parent-style-name="DefaultParagraphFont" style:family="text">
      <style:text-properties style:font-name="MS Gothic" style:font-name-asian="MS Gothic" style:font-name-complex="MS Gothic"/>
    </style:style>
    <style:style style:name="T3217" style:parent-style-name="DefaultParagraphFont" style:family="text">
      <style:text-properties style:font-name="MS Gothic" style:font-name-asian="MS Gothic" style:font-name-complex="MS Gothic"/>
    </style:style>
    <style:style style:name="T3218" style:parent-style-name="DefaultParagraphFont" style:family="text">
      <style:text-properties style:font-name="MS Gothic" style:font-name-asian="MS Gothic" style:font-name-complex="MS Gothic"/>
    </style:style>
    <style:style style:name="T3219" style:parent-style-name="DefaultParagraphFont" style:family="text">
      <style:text-properties style:font-name="MS Gothic" style:font-name-asian="MS Gothic" style:font-name-complex="MS Gothic"/>
    </style:style>
    <style:style style:name="T3220" style:parent-style-name="DefaultParagraphFont" style:family="text">
      <style:text-properties style:font-name="MS Gothic" style:font-name-asian="MS Gothic" style:font-name-complex="MS Gothic"/>
    </style:style>
    <style:style style:name="T3221" style:parent-style-name="DefaultParagraphFont" style:family="text">
      <style:text-properties style:font-name="Microsoft JhengHei" style:font-name-asian="Microsoft JhengHei" style:font-name-complex="Microsoft JhengHei"/>
    </style:style>
    <style:style style:name="T3222" style:parent-style-name="DefaultParagraphFont" style:family="text">
      <style:text-properties style:font-name="MS Gothic" style:font-name-asian="MS Gothic" style:font-name-complex="MS Gothic"/>
    </style:style>
    <style:style style:name="T3223" style:parent-style-name="DefaultParagraphFont" style:family="text">
      <style:text-properties style:font-name="MS Gothic" style:font-name-asian="MS Gothic" style:font-name-complex="MS Gothic"/>
    </style:style>
    <style:style style:name="T3224" style:parent-style-name="DefaultParagraphFont" style:family="text">
      <style:text-properties style:font-name="Microsoft JhengHei" style:font-name-asian="Microsoft JhengHei" style:font-name-complex="Microsoft JhengHei"/>
    </style:style>
    <style:style style:name="T3225" style:parent-style-name="DefaultParagraphFont" style:family="text">
      <style:text-properties style:font-name="MS Gothic" style:font-name-asian="MS Gothic" style:font-name-complex="MS Gothic"/>
    </style:style>
    <style:style style:name="T3226" style:parent-style-name="DefaultParagraphFont" style:family="text">
      <style:text-properties style:font-name="MS Gothic" style:font-name-asian="MS Gothic" style:font-name-complex="MS Gothic"/>
    </style:style>
    <style:style style:name="T3227" style:parent-style-name="DefaultParagraphFont" style:family="text">
      <style:text-properties style:font-name="Microsoft JhengHei" style:font-name-asian="Microsoft JhengHei" style:font-name-complex="Microsoft JhengHei"/>
    </style:style>
    <style:style style:name="T3228" style:parent-style-name="DefaultParagraphFont" style:family="text">
      <style:text-properties style:font-name="MS Gothic" style:font-name-asian="MS Gothic" style:font-name-complex="MS Gothic"/>
    </style:style>
    <style:style style:name="T3229" style:parent-style-name="DefaultParagraphFont" style:family="text">
      <style:text-properties style:font-name="MS Gothic" style:font-name-asian="MS Gothic" style:font-name-complex="MS Gothic"/>
    </style:style>
    <style:style style:name="T3230" style:parent-style-name="DefaultParagraphFont" style:family="text">
      <style:text-properties style:font-name="MingLiU-ExtB" style:font-name-asian="MingLiU-ExtB" style:font-name-complex="MingLiU-ExtB"/>
    </style:style>
    <style:style style:name="T3231" style:parent-style-name="DefaultParagraphFont" style:family="text">
      <style:text-properties style:font-name="MS Gothic" style:font-name-asian="MS Gothic" style:font-name-complex="MS Gothic"/>
    </style:style>
    <style:style style:name="T3232" style:parent-style-name="DefaultParagraphFont" style:family="text">
      <style:text-properties style:font-name="MS Gothic" style:font-name-asian="MS Gothic" style:font-name-complex="MS Gothic"/>
    </style:style>
    <style:style style:name="T3233" style:parent-style-name="DefaultParagraphFont" style:family="text">
      <style:text-properties style:font-name="MS Gothic" style:font-name-asian="MS Gothic" style:font-name-complex="MS Gothic"/>
    </style:style>
    <style:style style:name="T3234" style:parent-style-name="DefaultParagraphFont" style:family="text">
      <style:text-properties style:font-name="MS Gothic" style:font-name-asian="MS Gothic" style:font-name-complex="MS Gothic"/>
    </style:style>
    <style:style style:name="T3235" style:parent-style-name="DefaultParagraphFont" style:family="text">
      <style:text-properties style:font-name="MS Gothic" style:font-name-asian="MS Gothic" style:font-name-complex="MS Gothic"/>
    </style:style>
    <style:style style:name="T3236" style:parent-style-name="DefaultParagraphFont" style:family="text">
      <style:text-properties style:font-name="MS Gothic" style:font-name-asian="MS Gothic" style:font-name-complex="MS Gothic"/>
    </style:style>
    <style:style style:name="T3237" style:parent-style-name="DefaultParagraphFont" style:family="text">
      <style:text-properties style:font-name="MS Gothic" style:font-name-asian="MS Gothic" style:font-name-complex="MS Gothic"/>
    </style:style>
    <style:style style:name="T3238" style:parent-style-name="DefaultParagraphFont" style:family="text">
      <style:text-properties style:font-name="Malgun Gothic" style:font-name-asian="Malgun Gothic" style:font-name-complex="Malgun Gothic"/>
    </style:style>
    <style:style style:name="T3239" style:parent-style-name="DefaultParagraphFont" style:family="text">
      <style:text-properties style:font-name="MS Gothic" style:font-name-asian="MS Gothic" style:font-name-complex="MS Gothic"/>
    </style:style>
    <style:style style:name="T3240" style:parent-style-name="DefaultParagraphFont" style:family="text">
      <style:text-properties style:font-name="MS Gothic" style:font-name-asian="MS Gothic" style:font-name-complex="MS Gothic"/>
    </style:style>
    <style:style style:name="T3241" style:parent-style-name="DefaultParagraphFont" style:family="text">
      <style:text-properties style:font-name="Microsoft JhengHei" style:font-name-asian="Microsoft JhengHei" style:font-name-complex="Microsoft JhengHei"/>
    </style:style>
    <style:style style:name="T3242" style:parent-style-name="DefaultParagraphFont" style:family="text">
      <style:text-properties style:font-name="MS Gothic" style:font-name-asian="MS Gothic" style:font-name-complex="MS Gothic"/>
    </style:style>
    <style:style style:name="T3243" style:parent-style-name="DefaultParagraphFont" style:family="text">
      <style:text-properties style:font-name="MS Gothic" style:font-name-asian="MS Gothic" style:font-name-complex="MS Gothic"/>
    </style:style>
    <style:style style:name="T3244" style:parent-style-name="DefaultParagraphFont" style:family="text">
      <style:text-properties style:font-name="MS Gothic" style:font-name-asian="MS Gothic" style:font-name-complex="MS Gothic"/>
    </style:style>
    <style:style style:name="T3245" style:parent-style-name="DefaultParagraphFont" style:family="text">
      <style:text-properties style:font-name="MS Gothic" style:font-name-asian="MS Gothic" style:font-name-complex="MS Gothic"/>
    </style:style>
    <style:style style:name="T3246" style:parent-style-name="DefaultParagraphFont" style:family="text">
      <style:text-properties style:font-name="MS Gothic" style:font-name-asian="MS Gothic" style:font-name-complex="MS Gothic"/>
    </style:style>
    <style:style style:name="T3247" style:parent-style-name="DefaultParagraphFont" style:family="text">
      <style:text-properties style:font-name="MS Gothic" style:font-name-asian="MS Gothic" style:font-name-complex="MS Gothic"/>
    </style:style>
    <style:style style:name="T3248" style:parent-style-name="DefaultParagraphFont" style:family="text">
      <style:text-properties style:font-name="MS Gothic" style:font-name-asian="MS Gothic" style:font-name-complex="MS Gothic"/>
    </style:style>
    <style:style style:name="T3249" style:parent-style-name="DefaultParagraphFont" style:family="text">
      <style:text-properties style:font-name="Microsoft JhengHei" style:font-name-asian="Microsoft JhengHei" style:font-name-complex="Microsoft JhengHei"/>
    </style:style>
    <style:style style:name="T3250" style:parent-style-name="DefaultParagraphFont" style:family="text">
      <style:text-properties style:font-name="MS Gothic" style:font-name-asian="MS Gothic" style:font-name-complex="MS Gothic"/>
    </style:style>
    <style:style style:name="T3251" style:parent-style-name="DefaultParagraphFont" style:family="text">
      <style:text-properties style:font-name="MS Gothic" style:font-name-asian="MS Gothic" style:font-name-complex="MS Gothic"/>
    </style:style>
    <style:style style:name="T3252" style:parent-style-name="DefaultParagraphFont" style:family="text">
      <style:text-properties style:font-name="MS Gothic" style:font-name-asian="MS Gothic" style:font-name-complex="MS Gothic"/>
    </style:style>
    <style:style style:name="T3253" style:parent-style-name="DefaultParagraphFont" style:family="text">
      <style:text-properties style:font-name="MS Gothic" style:font-name-asian="MS Gothic" style:font-name-complex="MS Gothic"/>
    </style:style>
    <style:style style:name="T3254" style:parent-style-name="DefaultParagraphFont" style:family="text">
      <style:text-properties style:font-name="MS Gothic" style:font-name-asian="MS Gothic" style:font-name-complex="MS Gothic"/>
    </style:style>
    <style:style style:name="T3255" style:parent-style-name="DefaultParagraphFont" style:family="text">
      <style:text-properties style:font-name="MS Gothic" style:font-name-asian="MS Gothic" style:font-name-complex="MS Gothic"/>
    </style:style>
    <style:style style:name="T3256" style:parent-style-name="DefaultParagraphFont" style:family="text">
      <style:text-properties style:font-name="MS Gothic" style:font-name-asian="MS Gothic" style:font-name-complex="MS Gothic"/>
    </style:style>
    <style:style style:name="T3257" style:parent-style-name="DefaultParagraphFont" style:family="text">
      <style:text-properties style:font-name="Microsoft JhengHei" style:font-name-asian="Microsoft JhengHei" style:font-name-complex="Microsoft JhengHei"/>
    </style:style>
    <style:style style:name="T3258" style:parent-style-name="DefaultParagraphFont" style:family="text">
      <style:text-properties style:font-name="MS Gothic" style:font-name-asian="MS Gothic" style:font-name-complex="MS Gothic"/>
    </style:style>
    <style:style style:name="T3259" style:parent-style-name="DefaultParagraphFont" style:family="text">
      <style:text-properties style:font-name="MS Gothic" style:font-name-asian="MS Gothic" style:font-name-complex="MS Gothic"/>
    </style:style>
    <style:style style:name="T3260" style:parent-style-name="DefaultParagraphFont" style:family="text">
      <style:text-properties style:font-name="MS Gothic" style:font-name-asian="MS Gothic" style:font-name-complex="MS Gothic"/>
    </style:style>
    <style:style style:name="T3261" style:parent-style-name="DefaultParagraphFont" style:family="text">
      <style:text-properties style:font-name="MS Gothic" style:font-name-asian="MS Gothic" style:font-name-complex="MS Gothic"/>
    </style:style>
    <style:style style:name="T3262" style:parent-style-name="DefaultParagraphFont" style:family="text">
      <style:text-properties style:font-name="MS Gothic" style:font-name-asian="MS Gothic" style:font-name-complex="MS Gothic"/>
    </style:style>
    <style:style style:name="T3263" style:parent-style-name="DefaultParagraphFont" style:family="text">
      <style:text-properties style:font-name="MS Gothic" style:font-name-asian="MS Gothic" style:font-name-complex="MS Gothic"/>
    </style:style>
    <style:style style:name="T3264" style:parent-style-name="DefaultParagraphFont" style:family="text">
      <style:text-properties style:font-name="Microsoft JhengHei" style:font-name-asian="Microsoft JhengHei" style:font-name-complex="Microsoft JhengHei"/>
    </style:style>
    <style:style style:name="T3265" style:parent-style-name="DefaultParagraphFont" style:family="text">
      <style:text-properties style:font-name="MS Gothic" style:font-name-asian="MS Gothic" style:font-name-complex="MS Gothic"/>
    </style:style>
    <style:style style:name="T3266" style:parent-style-name="DefaultParagraphFont" style:family="text">
      <style:text-properties style:font-name="MS Gothic" style:font-name-asian="MS Gothic" style:font-name-complex="MS Gothic"/>
    </style:style>
    <style:style style:name="T3267" style:parent-style-name="DefaultParagraphFont" style:family="text">
      <style:text-properties style:font-name="MS Gothic" style:font-name-asian="MS Gothic" style:font-name-complex="MS Gothic"/>
    </style:style>
    <style:style style:name="T3268" style:parent-style-name="DefaultParagraphFont" style:family="text">
      <style:text-properties style:font-name="MS Gothic" style:font-name-asian="MS Gothic" style:font-name-complex="MS Gothic"/>
    </style:style>
    <style:style style:name="T3269" style:parent-style-name="DefaultParagraphFont" style:family="text">
      <style:text-properties style:font-name="MS Gothic" style:font-name-asian="MS Gothic" style:font-name-complex="MS Gothic"/>
    </style:style>
    <style:style style:name="T3270" style:parent-style-name="DefaultParagraphFont" style:family="text">
      <style:text-properties style:font-name="MS Gothic" style:font-name-asian="MS Gothic" style:font-name-complex="MS Gothic"/>
    </style:style>
    <style:style style:name="T3271" style:parent-style-name="DefaultParagraphFont" style:family="text">
      <style:text-properties style:font-name="Microsoft JhengHei" style:font-name-asian="Microsoft JhengHei" style:font-name-complex="Microsoft JhengHei"/>
    </style:style>
    <style:style style:name="T3272" style:parent-style-name="DefaultParagraphFont" style:family="text">
      <style:text-properties style:font-name="MS Gothic" style:font-name-asian="MS Gothic" style:font-name-complex="MS Gothic"/>
    </style:style>
    <style:style style:name="T3273" style:parent-style-name="DefaultParagraphFont" style:family="text">
      <style:text-properties style:font-name="MS Gothic" style:font-name-asian="MS Gothic" style:font-name-complex="MS Gothic"/>
    </style:style>
    <style:style style:name="T3274" style:parent-style-name="DefaultParagraphFont" style:family="text">
      <style:text-properties style:font-name="Malgun Gothic" style:font-name-asian="Malgun Gothic" style:font-name-complex="Malgun Gothic"/>
    </style:style>
    <style:style style:name="T3275" style:parent-style-name="DefaultParagraphFont" style:family="text">
      <style:text-properties style:font-name="MS Gothic" style:font-name-asian="MS Gothic" style:font-name-complex="MS Gothic"/>
    </style:style>
    <style:style style:name="T3276" style:parent-style-name="DefaultParagraphFont" style:family="text">
      <style:text-properties style:font-name="MS Gothic" style:font-name-asian="MS Gothic" style:font-name-complex="MS Gothic"/>
    </style:style>
    <style:style style:name="T3277" style:parent-style-name="DefaultParagraphFont" style:family="text">
      <style:text-properties style:font-name="MS Gothic" style:font-name-asian="MS Gothic" style:font-name-complex="MS Gothic"/>
    </style:style>
    <style:style style:name="T3278" style:parent-style-name="DefaultParagraphFont" style:family="text">
      <style:text-properties style:font-name="MS Gothic" style:font-name-asian="MS Gothic" style:font-name-complex="MS Gothic"/>
    </style:style>
    <style:style style:name="T3279" style:parent-style-name="DefaultParagraphFont" style:family="text">
      <style:text-properties style:font-name="MS Gothic" style:font-name-asian="MS Gothic" style:font-name-complex="MS Gothic"/>
    </style:style>
    <style:style style:name="T3280" style:parent-style-name="DefaultParagraphFont" style:family="text">
      <style:text-properties style:font-name="MS Gothic" style:font-name-asian="MS Gothic" style:font-name-complex="MS Gothic"/>
    </style:style>
    <style:style style:name="T3281" style:parent-style-name="DefaultParagraphFont" style:family="text">
      <style:text-properties style:font-name="MS Gothic" style:font-name-asian="MS Gothic" style:font-name-complex="MS Gothic"/>
    </style:style>
    <style:style style:name="T3282" style:parent-style-name="DefaultParagraphFont" style:family="text">
      <style:text-properties style:font-name="MS Gothic" style:font-name-asian="MS Gothic" style:font-name-complex="MS Gothic"/>
    </style:style>
    <style:style style:name="T3283" style:parent-style-name="DefaultParagraphFont" style:family="text">
      <style:text-properties style:font-name="MS Gothic" style:font-name-asian="MS Gothic" style:font-name-complex="MS Gothic"/>
    </style:style>
    <style:style style:name="T3284" style:parent-style-name="DefaultParagraphFont" style:family="text">
      <style:text-properties style:font-name="MS Gothic" style:font-name-asian="MS Gothic" style:font-name-complex="MS Gothic"/>
    </style:style>
    <style:style style:name="T3285" style:parent-style-name="DefaultParagraphFont" style:family="text">
      <style:text-properties style:font-name="MS Gothic" style:font-name-asian="MS Gothic" style:font-name-complex="MS Gothic"/>
    </style:style>
    <style:style style:name="T3286" style:parent-style-name="DefaultParagraphFont" style:family="text">
      <style:text-properties style:font-name="MS Gothic" style:font-name-asian="MS Gothic" style:font-name-complex="MS Gothic"/>
    </style:style>
    <style:style style:name="T3287" style:parent-style-name="DefaultParagraphFont" style:family="text">
      <style:text-properties style:font-name="MS Gothic" style:font-name-asian="MS Gothic" style:font-name-complex="MS Gothic"/>
    </style:style>
    <style:style style:name="T3288" style:parent-style-name="DefaultParagraphFont" style:family="text">
      <style:text-properties style:font-name="MS Gothic" style:font-name-asian="MS Gothic" style:font-name-complex="MS Gothic"/>
    </style:style>
    <style:style style:name="T3289" style:parent-style-name="DefaultParagraphFont" style:family="text">
      <style:text-properties style:font-name="MS Gothic" style:font-name-asian="MS Gothic" style:font-name-complex="MS Gothic"/>
    </style:style>
    <style:style style:name="T3290" style:parent-style-name="DefaultParagraphFont" style:family="text">
      <style:text-properties style:font-name="MS Gothic" style:font-name-asian="MS Gothic" style:font-name-complex="MS Gothic"/>
    </style:style>
    <style:style style:name="T3291" style:parent-style-name="DefaultParagraphFont" style:family="text">
      <style:text-properties style:font-name="Microsoft JhengHei" style:font-name-asian="Microsoft JhengHei" style:font-name-complex="Microsoft JhengHei"/>
    </style:style>
    <style:style style:name="T3292" style:parent-style-name="DefaultParagraphFont" style:family="text">
      <style:text-properties style:font-name="MS Gothic" style:font-name-asian="MS Gothic" style:font-name-complex="MS Gothic"/>
    </style:style>
    <style:style style:name="T3293" style:parent-style-name="DefaultParagraphFont" style:family="text">
      <style:text-properties style:font-name="Microsoft JhengHei" style:font-name-asian="Microsoft JhengHei" style:font-name-complex="Microsoft JhengHei"/>
    </style:style>
    <style:style style:name="T3294" style:parent-style-name="DefaultParagraphFont" style:family="text">
      <style:text-properties style:font-name="Microsoft JhengHei" style:font-name-asian="Microsoft JhengHei" style:font-name-complex="Microsoft JhengHei"/>
    </style:style>
    <style:style style:name="T3295" style:parent-style-name="DefaultParagraphFont" style:family="text">
      <style:text-properties style:font-name="MS Gothic" style:font-name-asian="MS Gothic" style:font-name-complex="MS Gothic"/>
    </style:style>
    <style:style style:name="T3296" style:parent-style-name="DefaultParagraphFont" style:family="text">
      <style:text-properties style:font-name="MS Gothic" style:font-name-asian="MS Gothic" style:font-name-complex="MS Gothic"/>
    </style:style>
    <style:style style:name="T3297" style:parent-style-name="DefaultParagraphFont" style:family="text">
      <style:text-properties style:font-name="MS Gothic" style:font-name-asian="MS Gothic" style:font-name-complex="MS Gothic"/>
    </style:style>
    <style:style style:name="T3298" style:parent-style-name="DefaultParagraphFont" style:family="text">
      <style:text-properties style:font-name="MS Gothic" style:font-name-asian="MS Gothic" style:font-name-complex="MS Gothic"/>
    </style:style>
    <style:style style:name="T3299" style:parent-style-name="DefaultParagraphFont" style:family="text">
      <style:text-properties style:font-name="MS Gothic" style:font-name-asian="MS Gothic" style:font-name-complex="MS Gothic"/>
    </style:style>
    <style:style style:name="T3300" style:parent-style-name="DefaultParagraphFont" style:family="text">
      <style:text-properties style:font-name="MS Gothic" style:font-name-asian="MS Gothic" style:font-name-complex="MS Gothic"/>
    </style:style>
    <style:style style:name="T3301" style:parent-style-name="DefaultParagraphFont" style:family="text">
      <style:text-properties style:font-name="MS Gothic" style:font-name-asian="MS Gothic" style:font-name-complex="MS Gothic"/>
    </style:style>
    <style:style style:name="T3302" style:parent-style-name="DefaultParagraphFont" style:family="text">
      <style:text-properties style:font-name="MS Gothic" style:font-name-asian="MS Gothic" style:font-name-complex="MS Gothic"/>
    </style:style>
    <style:style style:name="T3303" style:parent-style-name="DefaultParagraphFont" style:family="text">
      <style:text-properties style:font-name="MS Gothic" style:font-name-asian="MS Gothic" style:font-name-complex="MS Gothic"/>
    </style:style>
    <style:style style:name="T3304" style:parent-style-name="DefaultParagraphFont" style:family="text">
      <style:text-properties style:font-name="MS Gothic" style:font-name-asian="MS Gothic" style:font-name-complex="MS Gothic"/>
    </style:style>
    <style:style style:name="T3305" style:parent-style-name="DefaultParagraphFont" style:family="text">
      <style:text-properties style:font-name="MS Gothic" style:font-name-asian="MS Gothic" style:font-name-complex="MS Gothic"/>
    </style:style>
    <style:style style:name="T3306" style:parent-style-name="DefaultParagraphFont" style:family="text">
      <style:text-properties style:font-name="MS Gothic" style:font-name-asian="MS Gothic" style:font-name-complex="MS Gothic"/>
    </style:style>
    <style:style style:name="T3307" style:parent-style-name="DefaultParagraphFont" style:family="text">
      <style:text-properties style:font-name="MS Gothic" style:font-name-asian="MS Gothic" style:font-name-complex="MS Gothic"/>
    </style:style>
    <style:style style:name="T3308" style:parent-style-name="DefaultParagraphFont" style:family="text">
      <style:text-properties style:font-name="MS Gothic" style:font-name-asian="MS Gothic" style:font-name-complex="MS Gothic"/>
    </style:style>
    <style:style style:name="T3309" style:parent-style-name="DefaultParagraphFont" style:family="text">
      <style:text-properties style:font-name="MS Gothic" style:font-name-asian="MS Gothic" style:font-name-complex="MS Gothic"/>
    </style:style>
    <style:style style:name="T3310" style:parent-style-name="DefaultParagraphFont" style:family="text">
      <style:text-properties style:font-name="MS Gothic" style:font-name-asian="MS Gothic" style:font-name-complex="MS Gothic"/>
    </style:style>
    <style:style style:name="T3311" style:parent-style-name="DefaultParagraphFont" style:family="text">
      <style:text-properties style:font-name="MS Gothic" style:font-name-asian="MS Gothic" style:font-name-complex="MS Gothic"/>
    </style:style>
    <style:style style:name="T3312" style:parent-style-name="DefaultParagraphFont" style:family="text">
      <style:text-properties style:font-name="MS Gothic" style:font-name-asian="MS Gothic" style:font-name-complex="MS Gothic"/>
    </style:style>
    <style:style style:name="T3313" style:parent-style-name="DefaultParagraphFont" style:family="text">
      <style:text-properties style:font-name="MS Gothic" style:font-name-asian="MS Gothic" style:font-name-complex="MS Gothic"/>
    </style:style>
    <style:style style:name="T3314" style:parent-style-name="DefaultParagraphFont" style:family="text">
      <style:text-properties style:font-name="MS Gothic" style:font-name-asian="MS Gothic" style:font-name-complex="MS Gothic"/>
    </style:style>
    <style:style style:name="T3315" style:parent-style-name="DefaultParagraphFont" style:family="text">
      <style:text-properties style:font-name="MS Gothic" style:font-name-asian="MS Gothic" style:font-name-complex="MS Gothic"/>
    </style:style>
    <style:style style:name="T3316" style:parent-style-name="DefaultParagraphFont" style:family="text">
      <style:text-properties style:font-name="MS Gothic" style:font-name-asian="MS Gothic" style:font-name-complex="MS Gothic"/>
    </style:style>
    <style:style style:name="T3317" style:parent-style-name="DefaultParagraphFont" style:family="text">
      <style:text-properties style:font-name="MS Gothic" style:font-name-asian="MS Gothic" style:font-name-complex="MS Gothic"/>
    </style:style>
    <style:style style:name="T3318" style:parent-style-name="DefaultParagraphFont" style:family="text">
      <style:text-properties style:font-name="Malgun Gothic" style:font-name-asian="Malgun Gothic" style:font-name-complex="Malgun Gothic"/>
    </style:style>
    <style:style style:name="T3319" style:parent-style-name="DefaultParagraphFont" style:family="text">
      <style:text-properties style:font-name="MS Gothic" style:font-name-asian="MS Gothic" style:font-name-complex="MS Gothic"/>
    </style:style>
    <style:style style:name="T3320" style:parent-style-name="DefaultParagraphFont" style:family="text">
      <style:text-properties style:font-name="MS Gothic" style:font-name-asian="MS Gothic" style:font-name-complex="MS Gothic"/>
    </style:style>
    <style:style style:name="T3321" style:parent-style-name="DefaultParagraphFont" style:family="text">
      <style:text-properties style:font-name="Microsoft JhengHei" style:font-name-asian="Microsoft JhengHei" style:font-name-complex="Microsoft JhengHei"/>
    </style:style>
    <style:style style:name="T3322" style:parent-style-name="DefaultParagraphFont" style:family="text">
      <style:text-properties style:font-name="MS Gothic" style:font-name-asian="MS Gothic" style:font-name-complex="MS Gothic"/>
    </style:style>
    <style:style style:name="T3323" style:parent-style-name="DefaultParagraphFont" style:family="text">
      <style:text-properties style:font-name="MS Gothic" style:font-name-asian="MS Gothic" style:font-name-complex="MS Gothic"/>
    </style:style>
    <style:style style:name="T3324" style:parent-style-name="DefaultParagraphFont" style:family="text">
      <style:text-properties style:font-name="MS Gothic" style:font-name-asian="MS Gothic" style:font-name-complex="MS Gothic"/>
    </style:style>
    <style:style style:name="T3325" style:parent-style-name="DefaultParagraphFont" style:family="text">
      <style:text-properties style:font-name="MS Gothic" style:font-name-asian="MS Gothic" style:font-name-complex="MS Gothic"/>
    </style:style>
    <style:style style:name="T3326" style:parent-style-name="DefaultParagraphFont" style:family="text">
      <style:text-properties style:font-name="MS Gothic" style:font-name-asian="MS Gothic" style:font-name-complex="MS Gothic"/>
    </style:style>
    <style:style style:name="T3327" style:parent-style-name="DefaultParagraphFont" style:family="text">
      <style:text-properties style:font-name="Malgun Gothic" style:font-name-asian="Malgun Gothic" style:font-name-complex="Malgun Gothic"/>
    </style:style>
    <style:style style:name="T3328" style:parent-style-name="DefaultParagraphFont" style:family="text">
      <style:text-properties style:font-name="MS Gothic" style:font-name-asian="MS Gothic" style:font-name-complex="MS Gothic"/>
    </style:style>
    <style:style style:name="T3329" style:parent-style-name="DefaultParagraphFont" style:family="text">
      <style:text-properties style:font-name="MS Gothic" style:font-name-asian="MS Gothic" style:font-name-complex="MS Gothic"/>
    </style:style>
    <style:style style:name="T3330" style:parent-style-name="DefaultParagraphFont" style:family="text">
      <style:text-properties style:font-name="MS Gothic" style:font-name-asian="MS Gothic" style:font-name-complex="MS Gothic"/>
    </style:style>
    <style:style style:name="T3331" style:parent-style-name="DefaultParagraphFont" style:family="text">
      <style:text-properties style:font-name="MS Gothic" style:font-name-asian="MS Gothic" style:font-name-complex="MS Gothic"/>
    </style:style>
    <style:style style:name="T3332" style:parent-style-name="DefaultParagraphFont" style:family="text">
      <style:text-properties style:font-name="MS Gothic" style:font-name-asian="MS Gothic" style:font-name-complex="MS Gothic"/>
    </style:style>
    <style:style style:name="T3333" style:parent-style-name="DefaultParagraphFont" style:family="text">
      <style:text-properties style:font-name="MS Gothic" style:font-name-asian="MS Gothic" style:font-name-complex="MS Gothic"/>
    </style:style>
    <style:style style:name="T3334" style:parent-style-name="DefaultParagraphFont" style:family="text">
      <style:text-properties style:font-name="Microsoft JhengHei" style:font-name-asian="Microsoft JhengHei" style:font-name-complex="Microsoft JhengHei"/>
    </style:style>
    <style:style style:name="T3335" style:parent-style-name="DefaultParagraphFont" style:family="text">
      <style:text-properties style:font-name="MS Gothic" style:font-name-asian="MS Gothic" style:font-name-complex="MS Gothic"/>
    </style:style>
    <style:style style:name="T3336" style:parent-style-name="DefaultParagraphFont" style:family="text">
      <style:text-properties style:font-name="MS Gothic" style:font-name-asian="MS Gothic" style:font-name-complex="MS Gothic"/>
    </style:style>
    <style:style style:name="T3337" style:parent-style-name="DefaultParagraphFont" style:family="text">
      <style:text-properties style:font-name="MS Gothic" style:font-name-asian="MS Gothic" style:font-name-complex="MS Gothic"/>
    </style:style>
    <style:style style:name="T3338" style:parent-style-name="DefaultParagraphFont" style:family="text">
      <style:text-properties style:font-name="MS Gothic" style:font-name-asian="MS Gothic" style:font-name-complex="MS Gothic"/>
    </style:style>
    <style:style style:name="T3339" style:parent-style-name="DefaultParagraphFont" style:family="text">
      <style:text-properties style:font-name="MS Gothic" style:font-name-asian="MS Gothic" style:font-name-complex="MS Gothic"/>
    </style:style>
    <style:style style:name="T3340" style:parent-style-name="DefaultParagraphFont" style:family="text">
      <style:text-properties style:font-name="Microsoft JhengHei" style:font-name-asian="Microsoft JhengHei" style:font-name-complex="Microsoft JhengHei"/>
    </style:style>
    <style:style style:name="T3341" style:parent-style-name="DefaultParagraphFont" style:family="text">
      <style:text-properties style:font-name="MS Gothic" style:font-name-asian="MS Gothic" style:font-name-complex="MS Gothic"/>
    </style:style>
    <style:style style:name="T3342" style:parent-style-name="DefaultParagraphFont" style:family="text">
      <style:text-properties style:font-name="MS Gothic" style:font-name-asian="MS Gothic" style:font-name-complex="MS Gothic"/>
    </style:style>
    <style:style style:name="T3343" style:parent-style-name="DefaultParagraphFont" style:family="text">
      <style:text-properties style:font-name="MS Gothic" style:font-name-asian="MS Gothic" style:font-name-complex="MS Gothic"/>
    </style:style>
    <style:style style:name="T3344" style:parent-style-name="DefaultParagraphFont" style:family="text">
      <style:text-properties style:font-name="MS Gothic" style:font-name-asian="MS Gothic" style:font-name-complex="MS Gothic"/>
    </style:style>
    <style:style style:name="T3345" style:parent-style-name="DefaultParagraphFont" style:family="text">
      <style:text-properties style:font-name="MS Gothic" style:font-name-asian="MS Gothic" style:font-name-complex="MS Gothic"/>
    </style:style>
    <style:style style:name="T3346" style:parent-style-name="DefaultParagraphFont" style:family="text">
      <style:text-properties style:font-name="MS Gothic" style:font-name-asian="MS Gothic" style:font-name-complex="MS Gothic"/>
    </style:style>
    <style:style style:name="T3347" style:parent-style-name="DefaultParagraphFont" style:family="text">
      <style:text-properties style:font-name="MS Gothic" style:font-name-asian="MS Gothic" style:font-name-complex="MS Gothic"/>
    </style:style>
    <style:style style:name="T3348" style:parent-style-name="DefaultParagraphFont" style:family="text">
      <style:text-properties style:font-name="MS Gothic" style:font-name-asian="MS Gothic" style:font-name-complex="MS Gothic"/>
    </style:style>
    <style:style style:name="T3349" style:parent-style-name="DefaultParagraphFont" style:family="text">
      <style:text-properties style:font-name="MS Gothic" style:font-name-asian="MS Gothic" style:font-name-complex="MS Gothic"/>
    </style:style>
    <style:style style:name="T3350" style:parent-style-name="DefaultParagraphFont" style:family="text">
      <style:text-properties style:font-name="MS Gothic" style:font-name-asian="MS Gothic" style:font-name-complex="MS Gothic"/>
    </style:style>
    <style:style style:name="T3351" style:parent-style-name="DefaultParagraphFont" style:family="text">
      <style:text-properties style:font-name="MS Gothic" style:font-name-asian="MS Gothic" style:font-name-complex="MS Gothic"/>
    </style:style>
    <style:style style:name="T3352" style:parent-style-name="DefaultParagraphFont" style:family="text">
      <style:text-properties style:font-name="MS Gothic" style:font-name-asian="MS Gothic" style:font-name-complex="MS Gothic"/>
    </style:style>
    <style:style style:name="T3353" style:parent-style-name="DefaultParagraphFont" style:family="text">
      <style:text-properties style:font-name="MS Gothic" style:font-name-asian="MS Gothic" style:font-name-complex="MS Gothic"/>
    </style:style>
    <style:style style:name="T3354" style:parent-style-name="DefaultParagraphFont" style:family="text">
      <style:text-properties style:font-name="Microsoft JhengHei" style:font-name-asian="Microsoft JhengHei" style:font-name-complex="Microsoft JhengHei"/>
    </style:style>
    <style:style style:name="T3355" style:parent-style-name="DefaultParagraphFont" style:family="text">
      <style:text-properties style:font-name="MS Gothic" style:font-name-asian="MS Gothic" style:font-name-complex="MS Gothic"/>
    </style:style>
    <style:style style:name="T3356" style:parent-style-name="DefaultParagraphFont" style:family="text">
      <style:text-properties style:font-name="MS Gothic" style:font-name-asian="MS Gothic" style:font-name-complex="MS Gothic"/>
    </style:style>
    <style:style style:name="T3357" style:parent-style-name="DefaultParagraphFont" style:family="text">
      <style:text-properties style:font-name="Microsoft JhengHei" style:font-name-asian="Microsoft JhengHei" style:font-name-complex="Microsoft JhengHei"/>
    </style:style>
    <style:style style:name="T3358" style:parent-style-name="DefaultParagraphFont" style:family="text">
      <style:text-properties style:font-name="MS Gothic" style:font-name-asian="MS Gothic" style:font-name-complex="MS Gothic"/>
    </style:style>
    <style:style style:name="T3359" style:parent-style-name="DefaultParagraphFont" style:family="text">
      <style:text-properties style:font-name="MS Gothic" style:font-name-asian="MS Gothic" style:font-name-complex="MS Gothic"/>
    </style:style>
    <style:style style:name="T3360" style:parent-style-name="DefaultParagraphFont" style:family="text">
      <style:text-properties style:font-name="MS Gothic" style:font-name-asian="MS Gothic" style:font-name-complex="MS Gothic"/>
    </style:style>
    <style:style style:name="T3361" style:parent-style-name="DefaultParagraphFont" style:family="text">
      <style:text-properties style:font-name="MS Gothic" style:font-name-asian="MS Gothic" style:font-name-complex="MS Gothic"/>
    </style:style>
    <style:style style:name="T3362" style:parent-style-name="DefaultParagraphFont" style:family="text">
      <style:text-properties style:font-name="MS Gothic" style:font-name-asian="MS Gothic" style:font-name-complex="MS Gothic"/>
    </style:style>
    <style:style style:name="T3363" style:parent-style-name="DefaultParagraphFont" style:family="text">
      <style:text-properties style:font-name="MS Gothic" style:font-name-asian="MS Gothic" style:font-name-complex="MS Gothic"/>
    </style:style>
    <style:style style:name="T3364" style:parent-style-name="DefaultParagraphFont" style:family="text">
      <style:text-properties style:font-name="MS Gothic" style:font-name-asian="MS Gothic" style:font-name-complex="MS Gothic"/>
    </style:style>
    <style:style style:name="T3365" style:parent-style-name="DefaultParagraphFont" style:family="text">
      <style:text-properties style:font-name="MS Gothic" style:font-name-asian="MS Gothic" style:font-name-complex="MS Gothic"/>
    </style:style>
    <style:style style:name="T3366" style:parent-style-name="DefaultParagraphFont" style:family="text">
      <style:text-properties style:font-name="MS Gothic" style:font-name-asian="MS Gothic" style:font-name-complex="MS Gothic"/>
    </style:style>
    <style:style style:name="T3367" style:parent-style-name="DefaultParagraphFont" style:family="text">
      <style:text-properties style:font-name="MS Gothic" style:font-name-asian="MS Gothic" style:font-name-complex="MS Gothic"/>
    </style:style>
    <style:style style:name="T3368" style:parent-style-name="DefaultParagraphFont" style:family="text">
      <style:text-properties style:font-name="MS Gothic" style:font-name-asian="MS Gothic" style:font-name-complex="MS Gothic"/>
    </style:style>
    <style:style style:name="T3369" style:parent-style-name="DefaultParagraphFont" style:family="text">
      <style:text-properties style:font-name="Microsoft JhengHei" style:font-name-asian="Microsoft JhengHei" style:font-name-complex="Microsoft JhengHei"/>
    </style:style>
    <style:style style:name="T3370" style:parent-style-name="DefaultParagraphFont" style:family="text">
      <style:text-properties style:font-name="MS Gothic" style:font-name-asian="MS Gothic" style:font-name-complex="MS Gothic"/>
    </style:style>
    <style:style style:name="T3371" style:parent-style-name="DefaultParagraphFont" style:family="text">
      <style:text-properties style:font-name="MS Gothic" style:font-name-asian="MS Gothic" style:font-name-complex="MS Gothic"/>
    </style:style>
    <style:style style:name="T3372" style:parent-style-name="DefaultParagraphFont" style:family="text">
      <style:text-properties style:font-name="MS Gothic" style:font-name-asian="MS Gothic" style:font-name-complex="MS Gothic"/>
    </style:style>
    <style:style style:name="T3373" style:parent-style-name="DefaultParagraphFont" style:family="text">
      <style:text-properties style:font-name="MS Gothic" style:font-name-asian="MS Gothic" style:font-name-complex="MS Gothic"/>
    </style:style>
    <style:style style:name="T3374" style:parent-style-name="DefaultParagraphFont" style:family="text">
      <style:text-properties style:font-name="MS Gothic" style:font-name-asian="MS Gothic" style:font-name-complex="MS Gothic"/>
    </style:style>
    <style:style style:name="T3375" style:parent-style-name="DefaultParagraphFont" style:family="text">
      <style:text-properties style:font-name="MS Gothic" style:font-name-asian="MS Gothic" style:font-name-complex="MS Gothic"/>
    </style:style>
    <style:style style:name="T3376" style:parent-style-name="DefaultParagraphFont" style:family="text">
      <style:text-properties style:font-name="MS Gothic" style:font-name-asian="MS Gothic" style:font-name-complex="MS Gothic"/>
    </style:style>
    <style:style style:name="T3377" style:parent-style-name="DefaultParagraphFont" style:family="text">
      <style:text-properties style:font-name="MS Gothic" style:font-name-asian="MS Gothic" style:font-name-complex="MS Gothic"/>
    </style:style>
    <style:style style:name="T3378" style:parent-style-name="DefaultParagraphFont" style:family="text">
      <style:text-properties style:font-name="MS Gothic" style:font-name-asian="MS Gothic" style:font-name-complex="MS Gothic"/>
    </style:style>
    <style:style style:name="T3379" style:parent-style-name="DefaultParagraphFont" style:family="text">
      <style:text-properties style:font-name="MS Gothic" style:font-name-asian="MS Gothic" style:font-name-complex="MS Gothic"/>
    </style:style>
    <style:style style:name="T3380" style:parent-style-name="DefaultParagraphFont" style:family="text">
      <style:text-properties style:font-name="MS Gothic" style:font-name-asian="MS Gothic" style:font-name-complex="MS Gothic"/>
    </style:style>
    <style:style style:name="T3381" style:parent-style-name="DefaultParagraphFont" style:family="text">
      <style:text-properties style:font-name="MS Gothic" style:font-name-asian="MS Gothic" style:font-name-complex="MS Gothic"/>
    </style:style>
    <style:style style:name="T3382" style:parent-style-name="DefaultParagraphFont" style:family="text">
      <style:text-properties style:font-name="MS Gothic" style:font-name-asian="MS Gothic" style:font-name-complex="MS Gothic"/>
    </style:style>
    <style:style style:name="T3383" style:parent-style-name="DefaultParagraphFont" style:family="text">
      <style:text-properties style:font-name="MS Gothic" style:font-name-asian="MS Gothic" style:font-name-complex="MS Gothic"/>
    </style:style>
    <style:style style:name="T3384" style:parent-style-name="DefaultParagraphFont" style:family="text">
      <style:text-properties style:font-name="Microsoft JhengHei" style:font-name-asian="Microsoft JhengHei" style:font-name-complex="Microsoft JhengHei"/>
    </style:style>
    <style:style style:name="T3385" style:parent-style-name="DefaultParagraphFont" style:family="text">
      <style:text-properties style:font-name="MS Gothic" style:font-name-asian="MS Gothic" style:font-name-complex="MS Gothic"/>
    </style:style>
    <style:style style:name="T3386" style:parent-style-name="DefaultParagraphFont" style:family="text">
      <style:text-properties style:font-name="MS Gothic" style:font-name-asian="MS Gothic" style:font-name-complex="MS Gothic"/>
    </style:style>
    <style:style style:name="T3387" style:parent-style-name="DefaultParagraphFont" style:family="text">
      <style:text-properties style:font-name="Microsoft JhengHei" style:font-name-asian="Microsoft JhengHei" style:font-name-complex="Microsoft JhengHei"/>
    </style:style>
    <style:style style:name="T3388" style:parent-style-name="DefaultParagraphFont" style:family="text">
      <style:text-properties style:font-name="MS Gothic" style:font-name-asian="MS Gothic" style:font-name-complex="MS Gothic"/>
    </style:style>
    <style:style style:name="T3389" style:parent-style-name="DefaultParagraphFont" style:family="text">
      <style:text-properties style:font-name="Microsoft JhengHei" style:font-name-asian="Microsoft JhengHei" style:font-name-complex="Microsoft JhengHei"/>
    </style:style>
    <style:style style:name="T3390" style:parent-style-name="DefaultParagraphFont" style:family="text">
      <style:text-properties style:font-name="Microsoft JhengHei" style:font-name-asian="Microsoft JhengHei" style:font-name-complex="Microsoft JhengHei"/>
    </style:style>
    <style:style style:name="T3391" style:parent-style-name="DefaultParagraphFont" style:family="text">
      <style:text-properties style:font-name="MS Gothic" style:font-name-asian="MS Gothic" style:font-name-complex="MS Gothic"/>
    </style:style>
    <style:style style:name="T3392" style:parent-style-name="DefaultParagraphFont" style:family="text">
      <style:text-properties style:font-name="Microsoft JhengHei" style:font-name-asian="Microsoft JhengHei" style:font-name-complex="Microsoft JhengHei"/>
    </style:style>
    <style:style style:name="T3393" style:parent-style-name="DefaultParagraphFont" style:family="text">
      <style:text-properties style:font-name="MS Gothic" style:font-name-asian="MS Gothic" style:font-name-complex="MS Gothic"/>
    </style:style>
    <style:style style:name="T3394" style:parent-style-name="DefaultParagraphFont" style:family="text">
      <style:text-properties style:font-name="MS Gothic" style:font-name-asian="MS Gothic" style:font-name-complex="MS Gothic"/>
    </style:style>
    <style:style style:name="T3395" style:parent-style-name="DefaultParagraphFont" style:family="text">
      <style:text-properties style:font-name="MS Gothic" style:font-name-asian="MS Gothic" style:font-name-complex="MS Gothic"/>
    </style:style>
    <style:style style:name="T3396" style:parent-style-name="DefaultParagraphFont" style:family="text">
      <style:text-properties style:font-name="MS Gothic" style:font-name-asian="MS Gothic" style:font-name-complex="MS Gothic"/>
    </style:style>
    <style:style style:name="T3397" style:parent-style-name="DefaultParagraphFont" style:family="text">
      <style:text-properties style:font-name="MS Gothic" style:font-name-asian="MS Gothic" style:font-name-complex="MS Gothic"/>
    </style:style>
    <style:style style:name="T3398" style:parent-style-name="DefaultParagraphFont" style:family="text">
      <style:text-properties style:font-name="MS Gothic" style:font-name-asian="MS Gothic" style:font-name-complex="MS Gothic"/>
    </style:style>
    <style:style style:name="T3399" style:parent-style-name="DefaultParagraphFont" style:family="text">
      <style:text-properties style:font-name="MS Gothic" style:font-name-asian="MS Gothic" style:font-name-complex="MS Gothic"/>
    </style:style>
    <style:style style:name="T3400" style:parent-style-name="DefaultParagraphFont" style:family="text">
      <style:text-properties style:font-name="MS Gothic" style:font-name-asian="MS Gothic" style:font-name-complex="MS Gothic"/>
    </style:style>
    <style:style style:name="T3401" style:parent-style-name="DefaultParagraphFont" style:family="text">
      <style:text-properties style:font-name="MS Gothic" style:font-name-asian="MS Gothic" style:font-name-complex="MS Gothic"/>
    </style:style>
    <style:style style:name="T3402" style:parent-style-name="DefaultParagraphFont" style:family="text">
      <style:text-properties style:font-name="MS Gothic" style:font-name-asian="MS Gothic" style:font-name-complex="MS Gothic"/>
    </style:style>
    <style:style style:name="T3403" style:parent-style-name="DefaultParagraphFont" style:family="text">
      <style:text-properties style:font-name="MS Gothic" style:font-name-asian="MS Gothic" style:font-name-complex="MS Gothic"/>
    </style:style>
    <style:style style:name="T3404" style:parent-style-name="DefaultParagraphFont" style:family="text">
      <style:text-properties style:font-name="MS Gothic" style:font-name-asian="MS Gothic" style:font-name-complex="MS Gothic"/>
    </style:style>
    <style:style style:name="T3405" style:parent-style-name="DefaultParagraphFont" style:family="text">
      <style:text-properties style:font-name="MS Gothic" style:font-name-asian="MS Gothic" style:font-name-complex="MS Gothic"/>
    </style:style>
    <style:style style:name="T3406" style:parent-style-name="DefaultParagraphFont" style:family="text">
      <style:text-properties style:font-name="MS Gothic" style:font-name-asian="MS Gothic" style:font-name-complex="MS Gothic"/>
    </style:style>
    <style:style style:name="T3407" style:parent-style-name="DefaultParagraphFont" style:family="text">
      <style:text-properties style:font-name="MS Gothic" style:font-name-asian="MS Gothic" style:font-name-complex="MS Gothic"/>
    </style:style>
    <style:style style:name="T3408" style:parent-style-name="DefaultParagraphFont" style:family="text">
      <style:text-properties style:font-name="Microsoft JhengHei" style:font-name-asian="Microsoft JhengHei" style:font-name-complex="Microsoft JhengHei"/>
    </style:style>
    <style:style style:name="T3409" style:parent-style-name="DefaultParagraphFont" style:family="text">
      <style:text-properties style:font-name="MS Gothic" style:font-name-asian="MS Gothic" style:font-name-complex="MS Gothic"/>
    </style:style>
    <style:style style:name="T3410" style:parent-style-name="DefaultParagraphFont" style:family="text">
      <style:text-properties style:font-name="MS Gothic" style:font-name-asian="MS Gothic" style:font-name-complex="MS Gothic"/>
    </style:style>
    <style:style style:name="T3411" style:parent-style-name="DefaultParagraphFont" style:family="text">
      <style:text-properties style:font-name="MS Gothic" style:font-name-asian="MS Gothic" style:font-name-complex="MS Gothic"/>
    </style:style>
    <style:style style:name="T3412" style:parent-style-name="DefaultParagraphFont" style:family="text">
      <style:text-properties style:font-name="MS Gothic" style:font-name-asian="MS Gothic" style:font-name-complex="MS Gothic"/>
    </style:style>
    <style:style style:name="T3413" style:parent-style-name="DefaultParagraphFont" style:family="text">
      <style:text-properties style:font-name="MS Gothic" style:font-name-asian="MS Gothic" style:font-name-complex="MS Gothic"/>
    </style:style>
    <style:style style:name="T3414" style:parent-style-name="DefaultParagraphFont" style:family="text">
      <style:text-properties style:font-name="MS Gothic" style:font-name-asian="MS Gothic" style:font-name-complex="MS Gothic"/>
    </style:style>
    <style:style style:name="T3415" style:parent-style-name="DefaultParagraphFont" style:family="text">
      <style:text-properties style:font-name="MS Gothic" style:font-name-asian="MS Gothic" style:font-name-complex="MS Gothic"/>
    </style:style>
    <style:style style:name="T3416" style:parent-style-name="DefaultParagraphFont" style:family="text">
      <style:text-properties style:font-name="MS Gothic" style:font-name-asian="MS Gothic" style:font-name-complex="MS Gothic"/>
    </style:style>
    <style:style style:name="T3417" style:parent-style-name="DefaultParagraphFont" style:family="text">
      <style:text-properties style:font-name="Microsoft JhengHei" style:font-name-asian="Microsoft JhengHei" style:font-name-complex="Microsoft JhengHei"/>
    </style:style>
    <style:style style:name="T3418" style:parent-style-name="DefaultParagraphFont" style:family="text">
      <style:text-properties style:font-name="MS Gothic" style:font-name-asian="MS Gothic" style:font-name-complex="MS Gothic"/>
    </style:style>
    <style:style style:name="T3419" style:parent-style-name="DefaultParagraphFont" style:family="text">
      <style:text-properties style:font-name="MS Gothic" style:font-name-asian="MS Gothic" style:font-name-complex="MS Gothic"/>
    </style:style>
    <style:style style:name="T3420" style:parent-style-name="DefaultParagraphFont" style:family="text">
      <style:text-properties style:font-name="MS Gothic" style:font-name-asian="MS Gothic" style:font-name-complex="MS Gothic"/>
    </style:style>
    <style:style style:name="T3421" style:parent-style-name="DefaultParagraphFont" style:family="text">
      <style:text-properties style:font-name="MS Gothic" style:font-name-asian="MS Gothic" style:font-name-complex="MS Gothic"/>
    </style:style>
    <style:style style:name="T3422" style:parent-style-name="DefaultParagraphFont" style:family="text">
      <style:text-properties style:font-name="MS Gothic" style:font-name-asian="MS Gothic" style:font-name-complex="MS Gothic"/>
    </style:style>
    <style:style style:name="T3423" style:parent-style-name="DefaultParagraphFont" style:family="text">
      <style:text-properties style:font-name="MS Gothic" style:font-name-asian="MS Gothic" style:font-name-complex="MS Gothic"/>
    </style:style>
    <style:style style:name="T3424" style:parent-style-name="DefaultParagraphFont" style:family="text">
      <style:text-properties style:font-name="MS Gothic" style:font-name-asian="MS Gothic" style:font-name-complex="MS Gothic"/>
    </style:style>
    <style:style style:name="T3425" style:parent-style-name="DefaultParagraphFont" style:family="text">
      <style:text-properties style:font-name="MS Gothic" style:font-name-asian="MS Gothic" style:font-name-complex="MS Gothic"/>
    </style:style>
    <style:style style:name="T3426" style:parent-style-name="DefaultParagraphFont" style:family="text">
      <style:text-properties style:font-name="MS Gothic" style:font-name-asian="MS Gothic" style:font-name-complex="MS Gothic"/>
    </style:style>
    <style:style style:name="T3427" style:parent-style-name="DefaultParagraphFont" style:family="text">
      <style:text-properties style:font-name="MS Gothic" style:font-name-asian="MS Gothic" style:font-name-complex="MS Gothic"/>
    </style:style>
    <style:style style:name="T3428" style:parent-style-name="DefaultParagraphFont" style:family="text">
      <style:text-properties style:font-name="MS Gothic" style:font-name-asian="MS Gothic" style:font-name-complex="MS Gothic"/>
    </style:style>
    <style:style style:name="T3429" style:parent-style-name="DefaultParagraphFont" style:family="text">
      <style:text-properties style:font-name="MS Gothic" style:font-name-asian="MS Gothic" style:font-name-complex="MS Gothic"/>
    </style:style>
    <style:style style:name="T3430" style:parent-style-name="DefaultParagraphFont" style:family="text">
      <style:text-properties style:font-name="MS Gothic" style:font-name-asian="MS Gothic" style:font-name-complex="MS Gothic"/>
    </style:style>
    <style:style style:name="T3431" style:parent-style-name="DefaultParagraphFont" style:family="text">
      <style:text-properties style:font-name="MS Gothic" style:font-name-asian="MS Gothic" style:font-name-complex="MS Gothic"/>
    </style:style>
    <style:style style:name="T3432" style:parent-style-name="DefaultParagraphFont" style:family="text">
      <style:text-properties style:font-name="MS Gothic" style:font-name-asian="MS Gothic" style:font-name-complex="MS Gothic"/>
    </style:style>
    <style:style style:name="T3433" style:parent-style-name="DefaultParagraphFont" style:family="text">
      <style:text-properties style:font-name="MS Gothic" style:font-name-asian="MS Gothic" style:font-name-complex="MS Gothic"/>
    </style:style>
    <style:style style:name="T3434" style:parent-style-name="DefaultParagraphFont" style:family="text">
      <style:text-properties style:font-name="MS Gothic" style:font-name-asian="MS Gothic" style:font-name-complex="MS Gothic"/>
    </style:style>
    <style:style style:name="T3435" style:parent-style-name="DefaultParagraphFont" style:family="text">
      <style:text-properties style:font-name="MS Gothic" style:font-name-asian="MS Gothic" style:font-name-complex="MS Gothic"/>
    </style:style>
    <style:style style:name="T3436" style:parent-style-name="DefaultParagraphFont" style:family="text">
      <style:text-properties style:font-name="Microsoft JhengHei" style:font-name-asian="Microsoft JhengHei" style:font-name-complex="Microsoft JhengHei"/>
    </style:style>
    <style:style style:name="T3437" style:parent-style-name="DefaultParagraphFont" style:family="text">
      <style:text-properties style:font-name="Microsoft JhengHei" style:font-name-asian="Microsoft JhengHei" style:font-name-complex="Microsoft JhengHei"/>
    </style:style>
    <style:style style:name="T3438" style:parent-style-name="DefaultParagraphFont" style:family="text">
      <style:text-properties style:font-name="MS Gothic" style:font-name-asian="MS Gothic" style:font-name-complex="MS Gothic"/>
    </style:style>
    <style:style style:name="T3439" style:parent-style-name="DefaultParagraphFont" style:family="text">
      <style:text-properties style:font-name="MS Gothic" style:font-name-asian="MS Gothic" style:font-name-complex="MS Gothic"/>
    </style:style>
    <style:style style:name="T3440" style:parent-style-name="DefaultParagraphFont" style:family="text">
      <style:text-properties style:font-name="Microsoft JhengHei" style:font-name-asian="Microsoft JhengHei" style:font-name-complex="Microsoft JhengHei"/>
    </style:style>
    <style:style style:name="T3441" style:parent-style-name="DefaultParagraphFont" style:family="text">
      <style:text-properties style:font-name="MS Gothic" style:font-name-asian="MS Gothic" style:font-name-complex="MS Gothic"/>
    </style:style>
    <style:style style:name="T3442" style:parent-style-name="DefaultParagraphFont" style:family="text">
      <style:text-properties style:font-name="MS Gothic" style:font-name-asian="MS Gothic" style:font-name-complex="MS Gothic"/>
    </style:style>
    <style:style style:name="T3443" style:parent-style-name="DefaultParagraphFont" style:family="text">
      <style:text-properties style:font-name="MS Gothic" style:font-name-asian="MS Gothic" style:font-name-complex="MS Gothic"/>
    </style:style>
    <style:style style:name="T3444" style:parent-style-name="DefaultParagraphFont" style:family="text">
      <style:text-properties style:font-name="Microsoft JhengHei" style:font-name-asian="Microsoft JhengHei" style:font-name-complex="Microsoft JhengHei"/>
    </style:style>
    <style:style style:name="T3445" style:parent-style-name="DefaultParagraphFont" style:family="text">
      <style:text-properties style:font-name="MS Gothic" style:font-name-asian="MS Gothic" style:font-name-complex="MS Gothic"/>
    </style:style>
    <style:style style:name="T3446" style:parent-style-name="DefaultParagraphFont" style:family="text">
      <style:text-properties style:font-name="MS Gothic" style:font-name-asian="MS Gothic" style:font-name-complex="MS Gothic"/>
    </style:style>
    <style:style style:name="T3447" style:parent-style-name="DefaultParagraphFont" style:family="text">
      <style:text-properties fo:font-weight="bold" style:font-weight-asian="bold" style:font-weight-complex="bold"/>
    </style:style>
    <style:style style:name="T3448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3449" style:parent-style-name="DefaultParagraphFont" style:family="text">
      <style:text-properties fo:font-weight="bold" style:font-weight-asian="bold" style:font-weight-complex="bold"/>
    </style:style>
    <style:style style:name="T3450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3451" style:parent-style-name="DefaultParagraphFont" style:family="text">
      <style:text-properties fo:font-weight="bold" style:font-weight-asian="bold" style:font-weight-complex="bold"/>
    </style:style>
    <style:style style:name="T3452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3453" style:parent-style-name="DefaultParagraphFont" style:family="text">
      <style:text-properties fo:font-weight="bold" style:font-weight-asian="bold" style:font-weight-complex="bold"/>
    </style:style>
    <style:style style:name="T3454" style:parent-style-name="DefaultParagraphFont" style:family="text">
      <style:text-properties style:font-name="MS Gothic" style:font-name-asian="MS Gothic" style:font-name-complex="MS Gothic"/>
    </style:style>
    <style:style style:name="T3455" style:parent-style-name="DefaultParagraphFont" style:family="text">
      <style:text-properties style:font-name="MS Gothic" style:font-name-asian="MS Gothic" style:font-name-complex="MS Gothic"/>
    </style:style>
    <style:style style:name="T3456" style:parent-style-name="DefaultParagraphFont" style:family="text">
      <style:text-properties style:font-name="MS Gothic" style:font-name-asian="MS Gothic" style:font-name-complex="MS Gothic"/>
    </style:style>
    <style:style style:name="T3457" style:parent-style-name="DefaultParagraphFont" style:family="text">
      <style:text-properties style:font-name="MS Gothic" style:font-name-asian="MS Gothic" style:font-name-complex="MS Gothic"/>
    </style:style>
    <style:style style:name="T3458" style:parent-style-name="DefaultParagraphFont" style:family="text">
      <style:text-properties style:font-name="MS Gothic" style:font-name-asian="MS Gothic" style:font-name-complex="MS Gothic"/>
    </style:style>
    <style:style style:name="T3459" style:parent-style-name="DefaultParagraphFont" style:family="text">
      <style:text-properties style:font-name="Microsoft JhengHei" style:font-name-asian="Microsoft JhengHei" style:font-name-complex="Microsoft JhengHei"/>
    </style:style>
    <style:style style:name="T3460" style:parent-style-name="DefaultParagraphFont" style:family="text">
      <style:text-properties style:font-name="MS Gothic" style:font-name-asian="MS Gothic" style:font-name-complex="MS Gothic"/>
    </style:style>
    <style:style style:name="T3461" style:parent-style-name="DefaultParagraphFont" style:family="text">
      <style:text-properties style:font-name="MS Gothic" style:font-name-asian="MS Gothic" style:font-name-complex="MS Gothic"/>
    </style:style>
    <style:style style:name="T3462" style:parent-style-name="DefaultParagraphFont" style:family="text">
      <style:text-properties style:font-name="MS Gothic" style:font-name-asian="MS Gothic" style:font-name-complex="MS Gothic"/>
    </style:style>
    <style:style style:name="T3463" style:parent-style-name="DefaultParagraphFont" style:family="text">
      <style:text-properties style:font-name="MS Gothic" style:font-name-asian="MS Gothic" style:font-name-complex="MS Gothic"/>
    </style:style>
    <style:style style:name="T3464" style:parent-style-name="DefaultParagraphFont" style:family="text">
      <style:text-properties style:font-name="MS Gothic" style:font-name-asian="MS Gothic" style:font-name-complex="MS Gothic"/>
    </style:style>
    <style:style style:name="T3465" style:parent-style-name="DefaultParagraphFont" style:family="text">
      <style:text-properties style:font-name="MS Gothic" style:font-name-asian="MS Gothic" style:font-name-complex="MS Gothic"/>
    </style:style>
    <style:style style:name="T3466" style:parent-style-name="DefaultParagraphFont" style:family="text">
      <style:text-properties style:font-name="MS Gothic" style:font-name-asian="MS Gothic" style:font-name-complex="MS Gothic"/>
    </style:style>
    <style:style style:name="T3467" style:parent-style-name="DefaultParagraphFont" style:family="text">
      <style:text-properties style:font-name="MS Gothic" style:font-name-asian="MS Gothic" style:font-name-complex="MS Gothic"/>
    </style:style>
    <style:style style:name="T3468" style:parent-style-name="DefaultParagraphFont" style:family="text">
      <style:text-properties style:font-name="MS Gothic" style:font-name-asian="MS Gothic" style:font-name-complex="MS Gothic"/>
    </style:style>
    <style:style style:name="T3469" style:parent-style-name="DefaultParagraphFont" style:family="text">
      <style:text-properties style:font-name="MS Gothic" style:font-name-asian="MS Gothic" style:font-name-complex="MS Gothic"/>
    </style:style>
    <style:style style:name="T3470" style:parent-style-name="DefaultParagraphFont" style:family="text">
      <style:text-properties style:font-name="MS Gothic" style:font-name-asian="MS Gothic" style:font-name-complex="MS Gothic"/>
    </style:style>
    <style:style style:name="T3471" style:parent-style-name="DefaultParagraphFont" style:family="text">
      <style:text-properties style:font-name="MS Gothic" style:font-name-asian="MS Gothic" style:font-name-complex="MS Gothic"/>
    </style:style>
    <style:style style:name="T3472" style:parent-style-name="DefaultParagraphFont" style:family="text">
      <style:text-properties style:font-name="MS Gothic" style:font-name-asian="MS Gothic" style:font-name-complex="MS Gothic"/>
    </style:style>
    <style:style style:name="T3473" style:parent-style-name="DefaultParagraphFont" style:family="text">
      <style:text-properties style:font-name="MS Gothic" style:font-name-asian="MS Gothic" style:font-name-complex="MS Gothic"/>
    </style:style>
    <style:style style:name="T3474" style:parent-style-name="DefaultParagraphFont" style:family="text">
      <style:text-properties style:font-name="MS Gothic" style:font-name-asian="MS Gothic" style:font-name-complex="MS Gothic"/>
    </style:style>
    <style:style style:name="T3475" style:parent-style-name="DefaultParagraphFont" style:family="text">
      <style:text-properties style:font-name="MS Gothic" style:font-name-asian="MS Gothic" style:font-name-complex="MS Gothic"/>
    </style:style>
    <style:style style:name="T3476" style:parent-style-name="DefaultParagraphFont" style:family="text">
      <style:text-properties style:font-name="MS Gothic" style:font-name-asian="MS Gothic" style:font-name-complex="MS Gothic"/>
    </style:style>
    <style:style style:name="T3477" style:parent-style-name="DefaultParagraphFont" style:family="text">
      <style:text-properties style:font-name="MS Gothic" style:font-name-asian="MS Gothic" style:font-name-complex="MS Gothic"/>
    </style:style>
    <style:style style:name="T3478" style:parent-style-name="DefaultParagraphFont" style:family="text">
      <style:text-properties style:font-name="MS Gothic" style:font-name-asian="MS Gothic" style:font-name-complex="MS Gothic"/>
    </style:style>
    <style:style style:name="T3479" style:parent-style-name="DefaultParagraphFont" style:family="text">
      <style:text-properties style:font-name="MS Gothic" style:font-name-asian="MS Gothic" style:font-name-complex="MS Gothic"/>
    </style:style>
    <style:style style:name="T3480" style:parent-style-name="DefaultParagraphFont" style:family="text">
      <style:text-properties style:font-name="MS Gothic" style:font-name-asian="MS Gothic" style:font-name-complex="MS Gothic"/>
    </style:style>
    <style:style style:name="T3481" style:parent-style-name="DefaultParagraphFont" style:family="text">
      <style:text-properties style:font-name="MS Gothic" style:font-name-asian="MS Gothic" style:font-name-complex="MS Gothic"/>
    </style:style>
    <style:style style:name="T3482" style:parent-style-name="DefaultParagraphFont" style:family="text">
      <style:text-properties style:font-name="MS Gothic" style:font-name-asian="MS Gothic" style:font-name-complex="MS Gothic"/>
    </style:style>
    <style:style style:name="T3483" style:parent-style-name="DefaultParagraphFont" style:family="text">
      <style:text-properties style:font-name="MS Gothic" style:font-name-asian="MS Gothic" style:font-name-complex="MS Gothic"/>
    </style:style>
    <style:style style:name="T3484" style:parent-style-name="DefaultParagraphFont" style:family="text">
      <style:text-properties style:font-name="MS Gothic" style:font-name-asian="MS Gothic" style:font-name-complex="MS Gothic"/>
    </style:style>
    <style:style style:name="T3485" style:parent-style-name="DefaultParagraphFont" style:family="text">
      <style:text-properties style:font-name="MS Gothic" style:font-name-asian="MS Gothic" style:font-name-complex="MS Gothic"/>
    </style:style>
    <style:style style:name="T3486" style:parent-style-name="DefaultParagraphFont" style:family="text">
      <style:text-properties style:font-name="MS Gothic" style:font-name-asian="MS Gothic" style:font-name-complex="MS Gothic"/>
    </style:style>
    <style:style style:name="T3487" style:parent-style-name="DefaultParagraphFont" style:family="text">
      <style:text-properties style:font-name="MS Gothic" style:font-name-asian="MS Gothic" style:font-name-complex="MS Gothic"/>
    </style:style>
    <style:style style:name="T3488" style:parent-style-name="DefaultParagraphFont" style:family="text">
      <style:text-properties style:font-name="MS Gothic" style:font-name-asian="MS Gothic" style:font-name-complex="MS Gothic"/>
    </style:style>
    <style:style style:name="T3489" style:parent-style-name="DefaultParagraphFont" style:family="text">
      <style:text-properties style:font-name="MS Gothic" style:font-name-asian="MS Gothic" style:font-name-complex="MS Gothic"/>
    </style:style>
    <style:style style:name="T3490" style:parent-style-name="DefaultParagraphFont" style:family="text">
      <style:text-properties style:font-name="MS Gothic" style:font-name-asian="MS Gothic" style:font-name-complex="MS Gothic"/>
    </style:style>
    <style:style style:name="T3491" style:parent-style-name="DefaultParagraphFont" style:family="text">
      <style:text-properties style:font-name="MS Gothic" style:font-name-asian="MS Gothic" style:font-name-complex="MS Gothic"/>
    </style:style>
    <style:style style:name="T3492" style:parent-style-name="DefaultParagraphFont" style:family="text">
      <style:text-properties style:font-name="MS Gothic" style:font-name-asian="MS Gothic" style:font-name-complex="MS Gothic"/>
    </style:style>
    <style:style style:name="T3493" style:parent-style-name="DefaultParagraphFont" style:family="text">
      <style:text-properties style:font-name="MS Gothic" style:font-name-asian="MS Gothic" style:font-name-complex="MS Gothic"/>
    </style:style>
    <style:style style:name="T3494" style:parent-style-name="DefaultParagraphFont" style:family="text">
      <style:text-properties style:font-name="MS Gothic" style:font-name-asian="MS Gothic" style:font-name-complex="MS Gothic"/>
    </style:style>
    <style:style style:name="T3495" style:parent-style-name="DefaultParagraphFont" style:family="text">
      <style:text-properties style:font-name="MS Gothic" style:font-name-asian="MS Gothic" style:font-name-complex="MS Gothic"/>
    </style:style>
    <style:style style:name="T3496" style:parent-style-name="DefaultParagraphFont" style:family="text">
      <style:text-properties style:font-name="MS Gothic" style:font-name-asian="MS Gothic" style:font-name-complex="MS Gothic"/>
    </style:style>
    <style:style style:name="T3497" style:parent-style-name="DefaultParagraphFont" style:family="text">
      <style:text-properties style:font-name="MS Gothic" style:font-name-asian="MS Gothic" style:font-name-complex="MS Gothic"/>
    </style:style>
    <style:style style:name="T3498" style:parent-style-name="DefaultParagraphFont" style:family="text">
      <style:text-properties style:font-name="MS Gothic" style:font-name-asian="MS Gothic" style:font-name-complex="MS Gothic"/>
    </style:style>
    <style:style style:name="T3499" style:parent-style-name="DefaultParagraphFont" style:family="text">
      <style:text-properties style:font-name="MS Gothic" style:font-name-asian="MS Gothic" style:font-name-complex="MS Gothic"/>
    </style:style>
    <style:style style:name="T3500" style:parent-style-name="DefaultParagraphFont" style:family="text">
      <style:text-properties style:font-name="Malgun Gothic" style:font-name-asian="Malgun Gothic" style:font-name-complex="Malgun Gothic"/>
    </style:style>
    <style:style style:name="T3501" style:parent-style-name="DefaultParagraphFont" style:family="text">
      <style:text-properties style:font-name="Malgun Gothic" style:font-name-asian="Malgun Gothic" style:font-name-complex="Malgun Gothic"/>
    </style:style>
    <style:style style:name="T3502" style:parent-style-name="DefaultParagraphFont" style:family="text">
      <style:text-properties style:font-name="MS Gothic" style:font-name-asian="MS Gothic" style:font-name-complex="MS Gothic"/>
    </style:style>
    <style:style style:name="T3503" style:parent-style-name="DefaultParagraphFont" style:family="text">
      <style:text-properties style:font-name="MS Gothic" style:font-name-asian="MS Gothic" style:font-name-complex="MS Gothic"/>
    </style:style>
    <style:style style:name="T3504" style:parent-style-name="DefaultParagraphFont" style:family="text">
      <style:text-properties style:font-name="MS Gothic" style:font-name-asian="MS Gothic" style:font-name-complex="MS Gothic"/>
    </style:style>
    <style:style style:name="T3505" style:parent-style-name="DefaultParagraphFont" style:family="text">
      <style:text-properties style:font-name="Microsoft JhengHei" style:font-name-asian="Microsoft JhengHei" style:font-name-complex="Microsoft JhengHei"/>
    </style:style>
    <style:style style:name="T3506" style:parent-style-name="DefaultParagraphFont" style:family="text">
      <style:text-properties style:font-name="MS Gothic" style:font-name-asian="MS Gothic" style:font-name-complex="MS Gothic"/>
    </style:style>
    <style:style style:name="T3507" style:parent-style-name="DefaultParagraphFont" style:family="text">
      <style:text-properties style:font-name="MS Gothic" style:font-name-asian="MS Gothic" style:font-name-complex="MS Gothic"/>
    </style:style>
    <style:style style:name="T3508" style:parent-style-name="DefaultParagraphFont" style:family="text">
      <style:text-properties style:font-name="Microsoft JhengHei" style:font-name-asian="Microsoft JhengHei" style:font-name-complex="Microsoft JhengHei"/>
    </style:style>
    <style:style style:name="T3509" style:parent-style-name="DefaultParagraphFont" style:family="text">
      <style:text-properties style:font-name="MS Gothic" style:font-name-asian="MS Gothic" style:font-name-complex="MS Gothic"/>
    </style:style>
    <style:style style:name="T3510" style:parent-style-name="DefaultParagraphFont" style:family="text">
      <style:text-properties style:font-name="MS Gothic" style:font-name-asian="MS Gothic" style:font-name-complex="MS Gothic"/>
    </style:style>
    <style:style style:name="T3511" style:parent-style-name="DefaultParagraphFont" style:family="text">
      <style:text-properties style:font-name="Microsoft JhengHei" style:font-name-asian="Microsoft JhengHei" style:font-name-complex="Microsoft JhengHei"/>
    </style:style>
    <style:style style:name="T3512" style:parent-style-name="DefaultParagraphFont" style:family="text">
      <style:text-properties style:font-name="MS Gothic" style:font-name-asian="MS Gothic" style:font-name-complex="MS Gothic"/>
    </style:style>
    <style:style style:name="T3513" style:parent-style-name="DefaultParagraphFont" style:family="text">
      <style:text-properties style:font-name="MS Gothic" style:font-name-asian="MS Gothic" style:font-name-complex="MS Gothic"/>
    </style:style>
    <style:style style:name="T3514" style:parent-style-name="DefaultParagraphFont" style:family="text">
      <style:text-properties style:font-name="MS Gothic" style:font-name-asian="MS Gothic" style:font-name-complex="MS Gothic"/>
    </style:style>
    <style:style style:name="T3515" style:parent-style-name="DefaultParagraphFont" style:family="text">
      <style:text-properties style:font-name="MS Gothic" style:font-name-asian="MS Gothic" style:font-name-complex="MS Gothic"/>
    </style:style>
    <style:style style:name="T3516" style:parent-style-name="DefaultParagraphFont" style:family="text">
      <style:text-properties style:font-name="MS Gothic" style:font-name-asian="MS Gothic" style:font-name-complex="MS Gothic"/>
    </style:style>
    <style:style style:name="T3517" style:parent-style-name="DefaultParagraphFont" style:family="text">
      <style:text-properties style:font-name="MS Gothic" style:font-name-asian="MS Gothic" style:font-name-complex="MS Gothic"/>
    </style:style>
    <style:style style:name="T3518" style:parent-style-name="DefaultParagraphFont" style:family="text">
      <style:text-properties style:font-name="MS Gothic" style:font-name-asian="MS Gothic" style:font-name-complex="MS Gothic"/>
    </style:style>
    <style:style style:name="T3519" style:parent-style-name="DefaultParagraphFont" style:family="text">
      <style:text-properties style:font-name="MS Gothic" style:font-name-asian="MS Gothic" style:font-name-complex="MS Gothic"/>
    </style:style>
    <style:style style:name="T3520" style:parent-style-name="DefaultParagraphFont" style:family="text">
      <style:text-properties style:font-name="MS Gothic" style:font-name-asian="MS Gothic" style:font-name-complex="MS Gothic"/>
    </style:style>
    <style:style style:name="T3521" style:parent-style-name="DefaultParagraphFont" style:family="text">
      <style:text-properties style:font-name="MS Gothic" style:font-name-asian="MS Gothic" style:font-name-complex="MS Gothic"/>
    </style:style>
    <style:style style:name="T3522" style:parent-style-name="DefaultParagraphFont" style:family="text">
      <style:text-properties style:font-name="MS Gothic" style:font-name-asian="MS Gothic" style:font-name-complex="MS Gothic"/>
    </style:style>
    <style:style style:name="T3523" style:parent-style-name="DefaultParagraphFont" style:family="text">
      <style:text-properties style:font-name="MS Gothic" style:font-name-asian="MS Gothic" style:font-name-complex="MS Gothic"/>
    </style:style>
    <style:style style:name="T3524" style:parent-style-name="DefaultParagraphFont" style:family="text">
      <style:text-properties style:font-name="MS Gothic" style:font-name-asian="MS Gothic" style:font-name-complex="MS Gothic"/>
    </style:style>
    <style:style style:name="T3525" style:parent-style-name="DefaultParagraphFont" style:family="text">
      <style:text-properties style:font-name="MS Gothic" style:font-name-asian="MS Gothic" style:font-name-complex="MS Gothic"/>
    </style:style>
    <style:style style:name="T3526" style:parent-style-name="DefaultParagraphFont" style:family="text">
      <style:text-properties style:font-name="MS Gothic" style:font-name-asian="MS Gothic" style:font-name-complex="MS Gothic"/>
    </style:style>
    <style:style style:name="T3527" style:parent-style-name="DefaultParagraphFont" style:family="text">
      <style:text-properties style:font-name="MS Gothic" style:font-name-asian="MS Gothic" style:font-name-complex="MS Gothic"/>
    </style:style>
    <style:style style:name="T3528" style:parent-style-name="DefaultParagraphFont" style:family="text">
      <style:text-properties style:font-name="MS Gothic" style:font-name-asian="MS Gothic" style:font-name-complex="MS Gothic"/>
    </style:style>
    <style:style style:name="T3529" style:parent-style-name="DefaultParagraphFont" style:family="text">
      <style:text-properties style:font-name="Microsoft JhengHei" style:font-name-asian="Microsoft JhengHei" style:font-name-complex="Microsoft JhengHei"/>
    </style:style>
    <style:style style:name="T3530" style:parent-style-name="DefaultParagraphFont" style:family="text">
      <style:text-properties style:font-name="MS Gothic" style:font-name-asian="MS Gothic" style:font-name-complex="MS Gothic"/>
    </style:style>
    <style:style style:name="T3531" style:parent-style-name="DefaultParagraphFont" style:family="text">
      <style:text-properties style:font-name="MS Gothic" style:font-name-asian="MS Gothic" style:font-name-complex="MS Gothic"/>
    </style:style>
    <style:style style:name="T3532" style:parent-style-name="DefaultParagraphFont" style:family="text">
      <style:text-properties style:font-name="MS Gothic" style:font-name-asian="MS Gothic" style:font-name-complex="MS Gothic"/>
    </style:style>
    <style:style style:name="T3533" style:parent-style-name="DefaultParagraphFont" style:family="text">
      <style:text-properties style:font-name="MS Gothic" style:font-name-asian="MS Gothic" style:font-name-complex="MS Gothic"/>
    </style:style>
    <style:style style:name="T3534" style:parent-style-name="DefaultParagraphFont" style:family="text">
      <style:text-properties style:font-name="MS Gothic" style:font-name-asian="MS Gothic" style:font-name-complex="MS Gothic"/>
    </style:style>
    <style:style style:name="T3535" style:parent-style-name="DefaultParagraphFont" style:family="text">
      <style:text-properties style:font-name="Malgun Gothic" style:font-name-asian="Malgun Gothic" style:font-name-complex="Malgun Gothic"/>
    </style:style>
    <style:style style:name="T3536" style:parent-style-name="DefaultParagraphFont" style:family="text">
      <style:text-properties style:font-name="MS Gothic" style:font-name-asian="MS Gothic" style:font-name-complex="MS Gothic"/>
    </style:style>
    <style:style style:name="T3537" style:parent-style-name="DefaultParagraphFont" style:family="text">
      <style:text-properties style:font-name="Malgun Gothic" style:font-name-asian="Malgun Gothic" style:font-name-complex="Malgun Gothic"/>
    </style:style>
    <style:style style:name="T3538" style:parent-style-name="DefaultParagraphFont" style:family="text">
      <style:text-properties style:font-name="Microsoft JhengHei" style:font-name-asian="Microsoft JhengHei" style:font-name-complex="Microsoft JhengHei"/>
    </style:style>
    <style:style style:name="T3539" style:parent-style-name="DefaultParagraphFont" style:family="text">
      <style:text-properties style:font-name="MS Gothic" style:font-name-asian="MS Gothic" style:font-name-complex="MS Gothic"/>
    </style:style>
    <style:style style:name="T3540" style:parent-style-name="DefaultParagraphFont" style:family="text">
      <style:text-properties style:font-name="Microsoft JhengHei" style:font-name-asian="Microsoft JhengHei" style:font-name-complex="Microsoft JhengHei"/>
    </style:style>
    <style:style style:name="T3541" style:parent-style-name="DefaultParagraphFont" style:family="text">
      <style:text-properties style:font-name="MS Gothic" style:font-name-asian="MS Gothic" style:font-name-complex="MS Gothic"/>
    </style:style>
    <style:style style:name="T3542" style:parent-style-name="DefaultParagraphFont" style:family="text">
      <style:text-properties style:font-name="MS Gothic" style:font-name-asian="MS Gothic" style:font-name-complex="MS Gothic"/>
    </style:style>
    <style:style style:name="T3543" style:parent-style-name="DefaultParagraphFont" style:family="text">
      <style:text-properties style:font-name="MS Gothic" style:font-name-asian="MS Gothic" style:font-name-complex="MS Gothic"/>
    </style:style>
    <style:style style:name="T3544" style:parent-style-name="DefaultParagraphFont" style:family="text">
      <style:text-properties style:font-name="MS Gothic" style:font-name-asian="MS Gothic" style:font-name-complex="MS Gothic"/>
    </style:style>
    <style:style style:name="T3545" style:parent-style-name="DefaultParagraphFont" style:family="text">
      <style:text-properties style:font-name="MS Gothic" style:font-name-asian="MS Gothic" style:font-name-complex="MS Gothic"/>
    </style:style>
    <style:style style:name="T3546" style:parent-style-name="DefaultParagraphFont" style:family="text">
      <style:text-properties style:font-name="MS Gothic" style:font-name-asian="MS Gothic" style:font-name-complex="MS Gothic"/>
    </style:style>
    <style:style style:name="T3547" style:parent-style-name="DefaultParagraphFont" style:family="text">
      <style:text-properties style:font-name="MS Gothic" style:font-name-asian="MS Gothic" style:font-name-complex="MS Gothic"/>
    </style:style>
    <style:style style:name="T3548" style:parent-style-name="DefaultParagraphFont" style:family="text">
      <style:text-properties style:font-name="MS Gothic" style:font-name-asian="MS Gothic" style:font-name-complex="MS Gothic"/>
    </style:style>
    <style:style style:name="T3549" style:parent-style-name="DefaultParagraphFont" style:family="text">
      <style:text-properties style:font-name="MS Gothic" style:font-name-asian="MS Gothic" style:font-name-complex="MS Gothic"/>
    </style:style>
    <style:style style:name="T3550" style:parent-style-name="DefaultParagraphFont" style:family="text">
      <style:text-properties style:font-name="MS Gothic" style:font-name-asian="MS Gothic" style:font-name-complex="MS Gothic"/>
    </style:style>
    <style:style style:name="T3551" style:parent-style-name="DefaultParagraphFont" style:family="text">
      <style:text-properties style:font-name="MS Gothic" style:font-name-asian="MS Gothic" style:font-name-complex="MS Gothic"/>
    </style:style>
    <style:style style:name="T3552" style:parent-style-name="DefaultParagraphFont" style:family="text">
      <style:text-properties style:font-name="MS Gothic" style:font-name-asian="MS Gothic" style:font-name-complex="MS Gothic"/>
    </style:style>
    <style:style style:name="T3553" style:parent-style-name="DefaultParagraphFont" style:family="text">
      <style:text-properties style:font-name="MS Gothic" style:font-name-asian="MS Gothic" style:font-name-complex="MS Gothic"/>
    </style:style>
    <style:style style:name="T3554" style:parent-style-name="DefaultParagraphFont" style:family="text">
      <style:text-properties style:font-name="Microsoft JhengHei" style:font-name-asian="Microsoft JhengHei" style:font-name-complex="Microsoft JhengHei"/>
    </style:style>
    <style:style style:name="T3555" style:parent-style-name="DefaultParagraphFont" style:family="text">
      <style:text-properties style:font-name="MS Gothic" style:font-name-asian="MS Gothic" style:font-name-complex="MS Gothic"/>
    </style:style>
    <style:style style:name="T3556" style:parent-style-name="DefaultParagraphFont" style:family="text">
      <style:text-properties style:font-name="MS Gothic" style:font-name-asian="MS Gothic" style:font-name-complex="MS Gothic"/>
    </style:style>
    <style:style style:name="T3557" style:parent-style-name="DefaultParagraphFont" style:family="text">
      <style:text-properties style:font-name="MS Gothic" style:font-name-asian="MS Gothic" style:font-name-complex="MS Gothic"/>
    </style:style>
    <style:style style:name="T3558" style:parent-style-name="DefaultParagraphFont" style:family="text">
      <style:text-properties style:font-name="MS Gothic" style:font-name-asian="MS Gothic" style:font-name-complex="MS Gothic"/>
    </style:style>
    <style:style style:name="T3559" style:parent-style-name="DefaultParagraphFont" style:family="text">
      <style:text-properties style:font-name="MS Gothic" style:font-name-asian="MS Gothic" style:font-name-complex="MS Gothic"/>
    </style:style>
    <style:style style:name="T3560" style:parent-style-name="DefaultParagraphFont" style:family="text">
      <style:text-properties style:font-name="MS Gothic" style:font-name-asian="MS Gothic" style:font-name-complex="MS Gothic"/>
    </style:style>
    <style:style style:name="T3561" style:parent-style-name="DefaultParagraphFont" style:family="text">
      <style:text-properties style:font-name="Microsoft JhengHei" style:font-name-asian="Microsoft JhengHei" style:font-name-complex="Microsoft JhengHei"/>
    </style:style>
    <style:style style:name="T3562" style:parent-style-name="DefaultParagraphFont" style:family="text">
      <style:text-properties style:font-name="MS Gothic" style:font-name-asian="MS Gothic" style:font-name-complex="MS Gothic"/>
    </style:style>
    <style:style style:name="T3563" style:parent-style-name="DefaultParagraphFont" style:family="text">
      <style:text-properties style:font-name="Microsoft JhengHei" style:font-name-asian="Microsoft JhengHei" style:font-name-complex="Microsoft JhengHei"/>
    </style:style>
    <style:style style:name="T3564" style:parent-style-name="DefaultParagraphFont" style:family="text">
      <style:text-properties style:font-name="Microsoft JhengHei" style:font-name-asian="Microsoft JhengHei" style:font-name-complex="Microsoft JhengHei"/>
    </style:style>
    <style:style style:name="T3565" style:parent-style-name="DefaultParagraphFont" style:family="text">
      <style:text-properties style:font-name="MS Gothic" style:font-name-asian="MS Gothic" style:font-name-complex="MS Gothic"/>
    </style:style>
    <style:style style:name="T3566" style:parent-style-name="DefaultParagraphFont" style:family="text">
      <style:text-properties style:font-name="MS Gothic" style:font-name-asian="MS Gothic" style:font-name-complex="MS Gothic"/>
    </style:style>
    <style:style style:name="T3567" style:parent-style-name="DefaultParagraphFont" style:family="text">
      <style:text-properties style:font-name="MS Gothic" style:font-name-asian="MS Gothic" style:font-name-complex="MS Gothic"/>
    </style:style>
    <style:style style:name="T3568" style:parent-style-name="DefaultParagraphFont" style:family="text">
      <style:text-properties style:font-name="MS Gothic" style:font-name-asian="MS Gothic" style:font-name-complex="MS Gothic"/>
    </style:style>
    <style:style style:name="T3569" style:parent-style-name="DefaultParagraphFont" style:family="text">
      <style:text-properties style:font-name="MS Gothic" style:font-name-asian="MS Gothic" style:font-name-complex="MS Gothic"/>
    </style:style>
    <style:style style:name="T3570" style:parent-style-name="DefaultParagraphFont" style:family="text">
      <style:text-properties style:font-name="MS Gothic" style:font-name-asian="MS Gothic" style:font-name-complex="MS Gothic"/>
    </style:style>
    <style:style style:name="T3571" style:parent-style-name="DefaultParagraphFont" style:family="text">
      <style:text-properties style:font-name="MS Gothic" style:font-name-asian="MS Gothic" style:font-name-complex="MS Gothic"/>
    </style:style>
    <style:style style:name="T3572" style:parent-style-name="DefaultParagraphFont" style:family="text">
      <style:text-properties style:font-name="MS Gothic" style:font-name-asian="MS Gothic" style:font-name-complex="MS Gothic"/>
    </style:style>
    <style:style style:name="T3573" style:parent-style-name="DefaultParagraphFont" style:family="text">
      <style:text-properties style:font-name="MS Gothic" style:font-name-asian="MS Gothic" style:font-name-complex="MS Gothic"/>
    </style:style>
    <style:style style:name="T3574" style:parent-style-name="DefaultParagraphFont" style:family="text">
      <style:text-properties style:font-name="Microsoft JhengHei" style:font-name-asian="Microsoft JhengHei" style:font-name-complex="Microsoft JhengHei"/>
    </style:style>
    <style:style style:name="T3575" style:parent-style-name="DefaultParagraphFont" style:family="text">
      <style:text-properties style:font-name="MS Gothic" style:font-name-asian="MS Gothic" style:font-name-complex="MS Gothic"/>
    </style:style>
    <style:style style:name="T3576" style:parent-style-name="DefaultParagraphFont" style:family="text">
      <style:text-properties style:font-name="MS Gothic" style:font-name-asian="MS Gothic" style:font-name-complex="MS Gothic"/>
    </style:style>
    <style:style style:name="T3577" style:parent-style-name="DefaultParagraphFont" style:family="text">
      <style:text-properties style:font-name="MS Gothic" style:font-name-asian="MS Gothic" style:font-name-complex="MS Gothic"/>
    </style:style>
    <style:style style:name="T3578" style:parent-style-name="DefaultParagraphFont" style:family="text">
      <style:text-properties style:font-name="MS Gothic" style:font-name-asian="MS Gothic" style:font-name-complex="MS Gothic"/>
    </style:style>
    <style:style style:name="T3579" style:parent-style-name="DefaultParagraphFont" style:family="text">
      <style:text-properties style:font-name="MS Gothic" style:font-name-asian="MS Gothic" style:font-name-complex="MS Gothic"/>
    </style:style>
    <style:style style:name="T3580" style:parent-style-name="DefaultParagraphFont" style:family="text">
      <style:text-properties style:font-name="MS Gothic" style:font-name-asian="MS Gothic" style:font-name-complex="MS Gothic"/>
    </style:style>
    <style:style style:name="T3581" style:parent-style-name="DefaultParagraphFont" style:family="text">
      <style:text-properties style:font-name="MS Gothic" style:font-name-asian="MS Gothic" style:font-name-complex="MS Gothic"/>
    </style:style>
    <style:style style:name="T3582" style:parent-style-name="DefaultParagraphFont" style:family="text">
      <style:text-properties style:font-name="MS Gothic" style:font-name-asian="MS Gothic" style:font-name-complex="MS Gothic"/>
    </style:style>
    <style:style style:name="T3583" style:parent-style-name="DefaultParagraphFont" style:family="text">
      <style:text-properties style:font-name="MS Gothic" style:font-name-asian="MS Gothic" style:font-name-complex="MS Gothic"/>
    </style:style>
    <style:style style:name="T3584" style:parent-style-name="DefaultParagraphFont" style:family="text">
      <style:text-properties style:font-name="MS Gothic" style:font-name-asian="MS Gothic" style:font-name-complex="MS Gothic"/>
    </style:style>
    <style:style style:name="T3585" style:parent-style-name="DefaultParagraphFont" style:family="text">
      <style:text-properties style:font-name="MS Gothic" style:font-name-asian="MS Gothic" style:font-name-complex="MS Gothic"/>
    </style:style>
    <style:style style:name="T3586" style:parent-style-name="DefaultParagraphFont" style:family="text">
      <style:text-properties style:font-name="MS Gothic" style:font-name-asian="MS Gothic" style:font-name-complex="MS Gothic"/>
    </style:style>
    <style:style style:name="T3587" style:parent-style-name="DefaultParagraphFont" style:family="text">
      <style:text-properties style:font-name="MS Gothic" style:font-name-asian="MS Gothic" style:font-name-complex="MS Gothic"/>
    </style:style>
    <style:style style:name="T3588" style:parent-style-name="DefaultParagraphFont" style:family="text">
      <style:text-properties style:font-name="MS Gothic" style:font-name-asian="MS Gothic" style:font-name-complex="MS Gothic"/>
    </style:style>
    <style:style style:name="T3589" style:parent-style-name="DefaultParagraphFont" style:family="text">
      <style:text-properties style:font-name="MS Gothic" style:font-name-asian="MS Gothic" style:font-name-complex="MS Gothic"/>
    </style:style>
    <style:style style:name="T3590" style:parent-style-name="DefaultParagraphFont" style:family="text">
      <style:text-properties style:font-name="Microsoft JhengHei" style:font-name-asian="Microsoft JhengHei" style:font-name-complex="Microsoft JhengHei"/>
    </style:style>
    <style:style style:name="T3591" style:parent-style-name="DefaultParagraphFont" style:family="text">
      <style:text-properties style:font-name="MS Gothic" style:font-name-asian="MS Gothic" style:font-name-complex="MS Gothic"/>
    </style:style>
    <style:style style:name="T3592" style:parent-style-name="DefaultParagraphFont" style:family="text">
      <style:text-properties style:font-name="Microsoft JhengHei" style:font-name-asian="Microsoft JhengHei" style:font-name-complex="Microsoft JhengHei"/>
    </style:style>
    <style:style style:name="T3593" style:parent-style-name="DefaultParagraphFont" style:family="text">
      <style:text-properties style:font-name="MS Gothic" style:font-name-asian="MS Gothic" style:font-name-complex="MS Gothic"/>
    </style:style>
    <style:style style:name="T3594" style:parent-style-name="DefaultParagraphFont" style:family="text">
      <style:text-properties style:font-name="MS Gothic" style:font-name-asian="MS Gothic" style:font-name-complex="MS Gothic"/>
    </style:style>
    <style:style style:name="T3595" style:parent-style-name="DefaultParagraphFont" style:family="text">
      <style:text-properties style:font-name="MS Gothic" style:font-name-asian="MS Gothic" style:font-name-complex="MS Gothic"/>
    </style:style>
    <style:style style:name="T3596" style:parent-style-name="DefaultParagraphFont" style:family="text">
      <style:text-properties style:font-name="MS Gothic" style:font-name-asian="MS Gothic" style:font-name-complex="MS Gothic"/>
    </style:style>
    <style:style style:name="T3597" style:parent-style-name="DefaultParagraphFont" style:family="text">
      <style:text-properties style:font-name="MS Gothic" style:font-name-asian="MS Gothic" style:font-name-complex="MS Gothic"/>
    </style:style>
    <style:style style:name="T3598" style:parent-style-name="DefaultParagraphFont" style:family="text">
      <style:text-properties style:font-name="MS Gothic" style:font-name-asian="MS Gothic" style:font-name-complex="MS Gothic"/>
    </style:style>
    <style:style style:name="T3599" style:parent-style-name="DefaultParagraphFont" style:family="text">
      <style:text-properties style:font-name="Malgun Gothic" style:font-name-asian="Malgun Gothic" style:font-name-complex="Malgun Gothic"/>
    </style:style>
    <style:style style:name="T3600" style:parent-style-name="DefaultParagraphFont" style:family="text">
      <style:text-properties style:font-name="MS Gothic" style:font-name-asian="MS Gothic" style:font-name-complex="MS Gothic"/>
    </style:style>
    <style:style style:name="T3601" style:parent-style-name="DefaultParagraphFont" style:family="text">
      <style:text-properties style:font-name="MS Gothic" style:font-name-asian="MS Gothic" style:font-name-complex="MS Gothic"/>
    </style:style>
    <style:style style:name="T3602" style:parent-style-name="DefaultParagraphFont" style:family="text">
      <style:text-properties style:font-name="MS Gothic" style:font-name-asian="MS Gothic" style:font-name-complex="MS Gothic"/>
    </style:style>
    <style:style style:name="T3603" style:parent-style-name="DefaultParagraphFont" style:family="text">
      <style:text-properties style:font-name="MS Gothic" style:font-name-asian="MS Gothic" style:font-name-complex="MS Gothic"/>
    </style:style>
    <style:style style:name="T3604" style:parent-style-name="DefaultParagraphFont" style:family="text">
      <style:text-properties style:font-name="MS Gothic" style:font-name-asian="MS Gothic" style:font-name-complex="MS Gothic"/>
    </style:style>
    <style:style style:name="T3605" style:parent-style-name="DefaultParagraphFont" style:family="text">
      <style:text-properties style:font-name="Microsoft JhengHei" style:font-name-asian="Microsoft JhengHei" style:font-name-complex="Microsoft JhengHei"/>
    </style:style>
    <style:style style:name="T3606" style:parent-style-name="DefaultParagraphFont" style:family="text">
      <style:text-properties style:font-name="MS Gothic" style:font-name-asian="MS Gothic" style:font-name-complex="MS Gothic"/>
    </style:style>
    <style:style style:name="T3607" style:parent-style-name="DefaultParagraphFont" style:family="text">
      <style:text-properties style:font-name="Malgun Gothic" style:font-name-asian="Malgun Gothic" style:font-name-complex="Malgun Gothic"/>
    </style:style>
    <style:style style:name="T3608" style:parent-style-name="DefaultParagraphFont" style:family="text">
      <style:text-properties style:font-name="MS Gothic" style:font-name-asian="MS Gothic" style:font-name-complex="MS Gothic"/>
    </style:style>
    <style:style style:name="T3609" style:parent-style-name="DefaultParagraphFont" style:family="text">
      <style:text-properties style:font-name="MS Gothic" style:font-name-asian="MS Gothic" style:font-name-complex="MS Gothic"/>
    </style:style>
    <style:style style:name="T3610" style:parent-style-name="DefaultParagraphFont" style:family="text">
      <style:text-properties style:font-name="MS Gothic" style:font-name-asian="MS Gothic" style:font-name-complex="MS Gothic"/>
    </style:style>
    <style:style style:name="T3611" style:parent-style-name="DefaultParagraphFont" style:family="text">
      <style:text-properties style:font-name="MS Gothic" style:font-name-asian="MS Gothic" style:font-name-complex="MS Gothic"/>
    </style:style>
    <style:style style:name="T3612" style:parent-style-name="DefaultParagraphFont" style:family="text">
      <style:text-properties style:font-name="MS Gothic" style:font-name-asian="MS Gothic" style:font-name-complex="MS Gothic"/>
    </style:style>
    <style:style style:name="T3613" style:parent-style-name="DefaultParagraphFont" style:family="text">
      <style:text-properties style:font-name="MS Gothic" style:font-name-asian="MS Gothic" style:font-name-complex="MS Gothic"/>
    </style:style>
    <style:style style:name="T3614" style:parent-style-name="DefaultParagraphFont" style:family="text">
      <style:text-properties style:font-name="MS Gothic" style:font-name-asian="MS Gothic" style:font-name-complex="MS Gothic"/>
    </style:style>
    <style:style style:name="T3615" style:parent-style-name="DefaultParagraphFont" style:family="text">
      <style:text-properties style:font-name="MS Gothic" style:font-name-asian="MS Gothic" style:font-name-complex="MS Gothic"/>
    </style:style>
    <style:style style:name="T3616" style:parent-style-name="DefaultParagraphFont" style:family="text">
      <style:text-properties style:font-name="Microsoft JhengHei" style:font-name-asian="Microsoft JhengHei" style:font-name-complex="Microsoft JhengHei"/>
    </style:style>
    <style:style style:name="T3617" style:parent-style-name="DefaultParagraphFont" style:family="text">
      <style:text-properties style:font-name="Microsoft JhengHei" style:font-name-asian="Microsoft JhengHei" style:font-name-complex="Microsoft JhengHei"/>
    </style:style>
    <style:style style:name="T3618" style:parent-style-name="DefaultParagraphFont" style:family="text">
      <style:text-properties style:font-name="MS Gothic" style:font-name-asian="MS Gothic" style:font-name-complex="MS Gothic"/>
    </style:style>
    <style:style style:name="T3619" style:parent-style-name="DefaultParagraphFont" style:family="text">
      <style:text-properties style:font-name="MS Gothic" style:font-name-asian="MS Gothic" style:font-name-complex="MS Gothic"/>
    </style:style>
    <style:style style:name="T3620" style:parent-style-name="DefaultParagraphFont" style:family="text">
      <style:text-properties style:font-name="MS Gothic" style:font-name-asian="MS Gothic" style:font-name-complex="MS Gothic"/>
    </style:style>
    <style:style style:name="T3621" style:parent-style-name="DefaultParagraphFont" style:family="text">
      <style:text-properties style:font-name="MS Gothic" style:font-name-asian="MS Gothic" style:font-name-complex="MS Gothic"/>
    </style:style>
    <style:style style:name="T3622" style:parent-style-name="DefaultParagraphFont" style:family="text">
      <style:text-properties style:font-name="MS Gothic" style:font-name-asian="MS Gothic" style:font-name-complex="MS Gothic"/>
    </style:style>
    <style:style style:name="T3623" style:parent-style-name="DefaultParagraphFont" style:family="text">
      <style:text-properties style:font-name="MS Gothic" style:font-name-asian="MS Gothic" style:font-name-complex="MS Gothic"/>
    </style:style>
    <style:style style:name="T3624" style:parent-style-name="DefaultParagraphFont" style:family="text">
      <style:text-properties style:font-name="Microsoft JhengHei" style:font-name-asian="Microsoft JhengHei" style:font-name-complex="Microsoft JhengHei"/>
    </style:style>
    <style:style style:name="T3625" style:parent-style-name="DefaultParagraphFont" style:family="text">
      <style:text-properties style:font-name="MS Gothic" style:font-name-asian="MS Gothic" style:font-name-complex="MS Gothic"/>
    </style:style>
    <style:style style:name="T3626" style:parent-style-name="DefaultParagraphFont" style:family="text">
      <style:text-properties style:font-name="MS Gothic" style:font-name-asian="MS Gothic" style:font-name-complex="MS Gothic"/>
    </style:style>
    <style:style style:name="T3627" style:parent-style-name="DefaultParagraphFont" style:family="text">
      <style:text-properties style:font-name="Microsoft JhengHei" style:font-name-asian="Microsoft JhengHei" style:font-name-complex="Microsoft JhengHei"/>
    </style:style>
    <style:style style:name="T3628" style:parent-style-name="DefaultParagraphFont" style:family="text">
      <style:text-properties style:font-name="MS Gothic" style:font-name-asian="MS Gothic" style:font-name-complex="MS Gothic"/>
    </style:style>
    <style:style style:name="T3629" style:parent-style-name="DefaultParagraphFont" style:family="text">
      <style:text-properties style:font-name="MS Gothic" style:font-name-asian="MS Gothic" style:font-name-complex="MS Gothic"/>
    </style:style>
    <style:style style:name="T3630" style:parent-style-name="DefaultParagraphFont" style:family="text">
      <style:text-properties style:font-name="MS Gothic" style:font-name-asian="MS Gothic" style:font-name-complex="MS Gothic"/>
    </style:style>
    <style:style style:name="T3631" style:parent-style-name="DefaultParagraphFont" style:family="text">
      <style:text-properties style:font-name="MS Gothic" style:font-name-asian="MS Gothic" style:font-name-complex="MS Gothic"/>
    </style:style>
    <style:style style:name="T3632" style:parent-style-name="DefaultParagraphFont" style:family="text">
      <style:text-properties style:font-name="MS Gothic" style:font-name-asian="MS Gothic" style:font-name-complex="MS Gothic"/>
    </style:style>
    <style:style style:name="T3633" style:parent-style-name="DefaultParagraphFont" style:family="text">
      <style:text-properties style:font-name="MS Gothic" style:font-name-asian="MS Gothic" style:font-name-complex="MS Gothic"/>
    </style:style>
    <style:style style:name="T3634" style:parent-style-name="DefaultParagraphFont" style:family="text">
      <style:text-properties style:font-name="MS Gothic" style:font-name-asian="MS Gothic" style:font-name-complex="MS Gothic"/>
    </style:style>
    <style:style style:name="T3635" style:parent-style-name="DefaultParagraphFont" style:family="text">
      <style:text-properties style:font-name="MS Gothic" style:font-name-asian="MS Gothic" style:font-name-complex="MS Gothic"/>
    </style:style>
    <style:style style:name="T3636" style:parent-style-name="DefaultParagraphFont" style:family="text">
      <style:text-properties style:font-name="MS Gothic" style:font-name-asian="MS Gothic" style:font-name-complex="MS Gothic"/>
    </style:style>
    <style:style style:name="T3637" style:parent-style-name="DefaultParagraphFont" style:family="text">
      <style:text-properties style:font-name="MS Gothic" style:font-name-asian="MS Gothic" style:font-name-complex="MS Gothic"/>
    </style:style>
    <style:style style:name="T3638" style:parent-style-name="DefaultParagraphFont" style:family="text">
      <style:text-properties style:font-name="MS Gothic" style:font-name-asian="MS Gothic" style:font-name-complex="MS Gothic"/>
    </style:style>
    <style:style style:name="T3639" style:parent-style-name="DefaultParagraphFont" style:family="text">
      <style:text-properties style:font-name="Microsoft JhengHei" style:font-name-asian="Microsoft JhengHei" style:font-name-complex="Microsoft JhengHei"/>
    </style:style>
    <style:style style:name="T3640" style:parent-style-name="DefaultParagraphFont" style:family="text">
      <style:text-properties style:font-name="MS Gothic" style:font-name-asian="MS Gothic" style:font-name-complex="MS Gothic"/>
    </style:style>
    <style:style style:name="T3641" style:parent-style-name="DefaultParagraphFont" style:family="text">
      <style:text-properties style:font-name="MS Gothic" style:font-name-asian="MS Gothic" style:font-name-complex="MS Gothic"/>
    </style:style>
    <style:style style:name="T3642" style:parent-style-name="DefaultParagraphFont" style:family="text">
      <style:text-properties style:font-name="MS Gothic" style:font-name-asian="MS Gothic" style:font-name-complex="MS Gothic"/>
    </style:style>
    <style:style style:name="T3643" style:parent-style-name="DefaultParagraphFont" style:family="text">
      <style:text-properties style:font-name="Malgun Gothic" style:font-name-asian="Malgun Gothic" style:font-name-complex="Malgun Gothic"/>
    </style:style>
    <style:style style:name="T3644" style:parent-style-name="DefaultParagraphFont" style:family="text">
      <style:text-properties style:font-name="MS Gothic" style:font-name-asian="MS Gothic" style:font-name-complex="MS Gothic"/>
    </style:style>
    <style:style style:name="T3645" style:parent-style-name="DefaultParagraphFont" style:family="text">
      <style:text-properties style:font-name="MS Gothic" style:font-name-asian="MS Gothic" style:font-name-complex="MS Gothic"/>
    </style:style>
    <style:style style:name="T3646" style:parent-style-name="DefaultParagraphFont" style:family="text">
      <style:text-properties style:font-name="MS Gothic" style:font-name-asian="MS Gothic" style:font-name-complex="MS Gothic"/>
    </style:style>
    <style:style style:name="T3647" style:parent-style-name="DefaultParagraphFont" style:family="text">
      <style:text-properties style:font-name="MS Gothic" style:font-name-asian="MS Gothic" style:font-name-complex="MS Gothic"/>
    </style:style>
    <style:style style:name="T3648" style:parent-style-name="DefaultParagraphFont" style:family="text">
      <style:text-properties style:font-name="MS Gothic" style:font-name-asian="MS Gothic" style:font-name-complex="MS Gothic"/>
    </style:style>
    <style:style style:name="T3649" style:parent-style-name="DefaultParagraphFont" style:family="text">
      <style:text-properties style:font-name="Microsoft JhengHei" style:font-name-asian="Microsoft JhengHei" style:font-name-complex="Microsoft JhengHei"/>
    </style:style>
    <style:style style:name="T3650" style:parent-style-name="DefaultParagraphFont" style:family="text">
      <style:text-properties style:font-name="MS Gothic" style:font-name-asian="MS Gothic" style:font-name-complex="MS Gothic"/>
    </style:style>
    <style:style style:name="T3651" style:parent-style-name="DefaultParagraphFont" style:family="text">
      <style:text-properties style:font-name="MS Gothic" style:font-name-asian="MS Gothic" style:font-name-complex="MS Gothic"/>
    </style:style>
    <style:style style:name="T3652" style:parent-style-name="DefaultParagraphFont" style:family="text">
      <style:text-properties style:font-name="MS Gothic" style:font-name-asian="MS Gothic" style:font-name-complex="MS Gothic"/>
    </style:style>
    <style:style style:name="T3653" style:parent-style-name="DefaultParagraphFont" style:family="text">
      <style:text-properties style:font-name="MS Gothic" style:font-name-asian="MS Gothic" style:font-name-complex="MS Gothic"/>
    </style:style>
    <style:style style:name="T3654" style:parent-style-name="DefaultParagraphFont" style:family="text">
      <style:text-properties style:font-name="MS Gothic" style:font-name-asian="MS Gothic" style:font-name-complex="MS Gothic"/>
    </style:style>
    <style:style style:name="T3655" style:parent-style-name="DefaultParagraphFont" style:family="text">
      <style:text-properties style:font-name="MS Gothic" style:font-name-asian="MS Gothic" style:font-name-complex="MS Gothic"/>
    </style:style>
    <style:style style:name="T3656" style:parent-style-name="DefaultParagraphFont" style:family="text">
      <style:text-properties style:font-name="MS Gothic" style:font-name-asian="MS Gothic" style:font-name-complex="MS Gothic"/>
    </style:style>
    <style:style style:name="T3657" style:parent-style-name="DefaultParagraphFont" style:family="text">
      <style:text-properties style:font-name="MS Gothic" style:font-name-asian="MS Gothic" style:font-name-complex="MS Gothic"/>
    </style:style>
    <style:style style:name="T3658" style:parent-style-name="DefaultParagraphFont" style:family="text">
      <style:text-properties style:font-name="MS Gothic" style:font-name-asian="MS Gothic" style:font-name-complex="MS Gothic"/>
    </style:style>
    <style:style style:name="T3659" style:parent-style-name="DefaultParagraphFont" style:family="text">
      <style:text-properties style:font-name="MS Gothic" style:font-name-asian="MS Gothic" style:font-name-complex="MS Gothic"/>
    </style:style>
    <style:style style:name="T3660" style:parent-style-name="DefaultParagraphFont" style:family="text">
      <style:text-properties style:font-name="MS Gothic" style:font-name-asian="MS Gothic" style:font-name-complex="MS Gothic"/>
    </style:style>
    <style:style style:name="T3661" style:parent-style-name="DefaultParagraphFont" style:family="text">
      <style:text-properties style:font-name="Microsoft JhengHei" style:font-name-asian="Microsoft JhengHei" style:font-name-complex="Microsoft JhengHei"/>
    </style:style>
    <style:style style:name="T3662" style:parent-style-name="DefaultParagraphFont" style:family="text">
      <style:text-properties style:font-name="Microsoft JhengHei" style:font-name-asian="Microsoft JhengHei" style:font-name-complex="Microsoft JhengHei"/>
    </style:style>
    <style:style style:name="T3663" style:parent-style-name="DefaultParagraphFont" style:family="text">
      <style:text-properties style:font-name="MS Gothic" style:font-name-asian="MS Gothic" style:font-name-complex="MS Gothic"/>
    </style:style>
    <style:style style:name="T3664" style:parent-style-name="DefaultParagraphFont" style:family="text">
      <style:text-properties style:font-name="MS Gothic" style:font-name-asian="MS Gothic" style:font-name-complex="MS Gothic"/>
    </style:style>
    <style:style style:name="T3665" style:parent-style-name="DefaultParagraphFont" style:family="text">
      <style:text-properties style:font-name="MS Gothic" style:font-name-asian="MS Gothic" style:font-name-complex="MS Gothic"/>
    </style:style>
    <style:style style:name="T3666" style:parent-style-name="DefaultParagraphFont" style:family="text">
      <style:text-properties style:font-name="MS Gothic" style:font-name-asian="MS Gothic" style:font-name-complex="MS Gothic"/>
    </style:style>
    <style:style style:name="T3667" style:parent-style-name="DefaultParagraphFont" style:family="text">
      <style:text-properties style:font-name="Microsoft JhengHei" style:font-name-asian="Microsoft JhengHei" style:font-name-complex="Microsoft JhengHei"/>
    </style:style>
    <style:style style:name="T3668" style:parent-style-name="DefaultParagraphFont" style:family="text">
      <style:text-properties style:font-name="MS Gothic" style:font-name-asian="MS Gothic" style:font-name-complex="MS Gothic"/>
    </style:style>
    <style:style style:name="T3669" style:parent-style-name="DefaultParagraphFont" style:family="text">
      <style:text-properties style:font-name="MS Gothic" style:font-name-asian="MS Gothic" style:font-name-complex="MS Gothic"/>
    </style:style>
    <style:style style:name="T3670" style:parent-style-name="DefaultParagraphFont" style:family="text">
      <style:text-properties style:font-name="MS Gothic" style:font-name-asian="MS Gothic" style:font-name-complex="MS Gothic"/>
    </style:style>
    <style:style style:name="T3671" style:parent-style-name="DefaultParagraphFont" style:family="text">
      <style:text-properties style:font-name="MS Gothic" style:font-name-asian="MS Gothic" style:font-name-complex="MS Gothic"/>
    </style:style>
    <style:style style:name="T3672" style:parent-style-name="DefaultParagraphFont" style:family="text">
      <style:text-properties style:font-name="MS Gothic" style:font-name-asian="MS Gothic" style:font-name-complex="MS Gothic"/>
    </style:style>
    <style:style style:name="T3673" style:parent-style-name="DefaultParagraphFont" style:family="text">
      <style:text-properties style:font-name="MS Gothic" style:font-name-asian="MS Gothic" style:font-name-complex="MS Gothic"/>
    </style:style>
    <style:style style:name="T3674" style:parent-style-name="DefaultParagraphFont" style:family="text">
      <style:text-properties style:font-name="MS Gothic" style:font-name-asian="MS Gothic" style:font-name-complex="MS Gothic"/>
    </style:style>
    <style:style style:name="T3675" style:parent-style-name="DefaultParagraphFont" style:family="text">
      <style:text-properties style:font-name="MS Gothic" style:font-name-asian="MS Gothic" style:font-name-complex="MS Gothic"/>
    </style:style>
    <style:style style:name="T3676" style:parent-style-name="DefaultParagraphFont" style:family="text">
      <style:text-properties style:font-name="MS Gothic" style:font-name-asian="MS Gothic" style:font-name-complex="MS Gothic"/>
    </style:style>
    <style:style style:name="T3677" style:parent-style-name="DefaultParagraphFont" style:family="text">
      <style:text-properties style:font-name="Microsoft JhengHei" style:font-name-asian="Microsoft JhengHei" style:font-name-complex="Microsoft JhengHei"/>
    </style:style>
    <style:style style:name="T3678" style:parent-style-name="DefaultParagraphFont" style:family="text">
      <style:text-properties style:font-name="MS Gothic" style:font-name-asian="MS Gothic" style:font-name-complex="MS Gothic"/>
    </style:style>
    <style:style style:name="T3679" style:parent-style-name="DefaultParagraphFont" style:family="text">
      <style:text-properties style:font-name="Microsoft JhengHei" style:font-name-asian="Microsoft JhengHei" style:font-name-complex="Microsoft JhengHei"/>
    </style:style>
    <style:style style:name="T3680" style:parent-style-name="DefaultParagraphFont" style:family="text">
      <style:text-properties style:font-name="Microsoft JhengHei" style:font-name-asian="Microsoft JhengHei" style:font-name-complex="Microsoft JhengHei"/>
    </style:style>
    <style:style style:name="T3681" style:parent-style-name="DefaultParagraphFont" style:family="text">
      <style:text-properties style:font-name="MS Gothic" style:font-name-asian="MS Gothic" style:font-name-complex="MS Gothic"/>
    </style:style>
    <style:style style:name="T3682" style:parent-style-name="DefaultParagraphFont" style:family="text">
      <style:text-properties style:font-name="MS Gothic" style:font-name-asian="MS Gothic" style:font-name-complex="MS Gothic"/>
    </style:style>
    <style:style style:name="T3683" style:parent-style-name="DefaultParagraphFont" style:family="text">
      <style:text-properties style:font-name="MS Gothic" style:font-name-asian="MS Gothic" style:font-name-complex="MS Gothic"/>
    </style:style>
    <style:style style:name="T3684" style:parent-style-name="DefaultParagraphFont" style:family="text">
      <style:text-properties style:font-name="MS Gothic" style:font-name-asian="MS Gothic" style:font-name-complex="MS Gothic"/>
    </style:style>
    <style:style style:name="T3685" style:parent-style-name="DefaultParagraphFont" style:family="text">
      <style:text-properties style:font-name="MS Gothic" style:font-name-asian="MS Gothic" style:font-name-complex="MS Gothic"/>
    </style:style>
    <style:style style:name="T3686" style:parent-style-name="DefaultParagraphFont" style:family="text">
      <style:text-properties style:font-name="MS Gothic" style:font-name-asian="MS Gothic" style:font-name-complex="MS Gothic"/>
    </style:style>
    <style:style style:name="T3687" style:parent-style-name="DefaultParagraphFont" style:family="text">
      <style:text-properties style:font-name="MS Gothic" style:font-name-asian="MS Gothic" style:font-name-complex="MS Gothic"/>
    </style:style>
    <style:style style:name="T3688" style:parent-style-name="DefaultParagraphFont" style:family="text">
      <style:text-properties style:font-name="Microsoft JhengHei" style:font-name-asian="Microsoft JhengHei" style:font-name-complex="Microsoft JhengHei"/>
    </style:style>
    <style:style style:name="T3689" style:parent-style-name="DefaultParagraphFont" style:family="text">
      <style:text-properties style:font-name="MS Gothic" style:font-name-asian="MS Gothic" style:font-name-complex="MS Gothic"/>
    </style:style>
    <style:style style:name="T3690" style:parent-style-name="DefaultParagraphFont" style:family="text">
      <style:text-properties style:font-name="MS Gothic" style:font-name-asian="MS Gothic" style:font-name-complex="MS Gothic"/>
    </style:style>
    <style:style style:name="T3691" style:parent-style-name="DefaultParagraphFont" style:family="text">
      <style:text-properties style:font-name="MS Gothic" style:font-name-asian="MS Gothic" style:font-name-complex="MS Gothic"/>
    </style:style>
    <style:style style:name="T3692" style:parent-style-name="DefaultParagraphFont" style:family="text">
      <style:text-properties style:font-name="MS Gothic" style:font-name-asian="MS Gothic" style:font-name-complex="MS Gothic"/>
    </style:style>
    <style:style style:name="T3693" style:parent-style-name="DefaultParagraphFont" style:family="text">
      <style:text-properties style:font-name="MS Gothic" style:font-name-asian="MS Gothic" style:font-name-complex="MS Gothic"/>
    </style:style>
    <style:style style:name="T3694" style:parent-style-name="DefaultParagraphFont" style:family="text">
      <style:text-properties style:font-name="MS Gothic" style:font-name-asian="MS Gothic" style:font-name-complex="MS Gothic"/>
    </style:style>
    <style:style style:name="T3695" style:parent-style-name="DefaultParagraphFont" style:family="text">
      <style:text-properties style:font-name="MS Gothic" style:font-name-asian="MS Gothic" style:font-name-complex="MS Gothic"/>
    </style:style>
    <style:style style:name="T3696" style:parent-style-name="DefaultParagraphFont" style:family="text">
      <style:text-properties style:font-name="MS Gothic" style:font-name-asian="MS Gothic" style:font-name-complex="MS Gothic"/>
    </style:style>
    <style:style style:name="T3697" style:parent-style-name="DefaultParagraphFont" style:family="text">
      <style:text-properties style:font-name="Malgun Gothic" style:font-name-asian="Malgun Gothic" style:font-name-complex="Malgun Gothic"/>
    </style:style>
    <style:style style:name="T3698" style:parent-style-name="DefaultParagraphFont" style:family="text">
      <style:text-properties style:font-name="MS Gothic" style:font-name-asian="MS Gothic" style:font-name-complex="MS Gothic"/>
    </style:style>
    <style:style style:name="T3699" style:parent-style-name="DefaultParagraphFont" style:family="text">
      <style:text-properties style:font-name="MS Gothic" style:font-name-asian="MS Gothic" style:font-name-complex="MS Gothic"/>
    </style:style>
    <style:style style:name="T3700" style:parent-style-name="DefaultParagraphFont" style:family="text">
      <style:text-properties style:font-name="Microsoft JhengHei" style:font-name-asian="Microsoft JhengHei" style:font-name-complex="Microsoft JhengHei"/>
    </style:style>
    <style:style style:name="T3701" style:parent-style-name="DefaultParagraphFont" style:family="text">
      <style:text-properties style:font-name="MS Gothic" style:font-name-asian="MS Gothic" style:font-name-complex="MS Gothic"/>
    </style:style>
    <style:style style:name="T3702" style:parent-style-name="DefaultParagraphFont" style:family="text">
      <style:text-properties style:font-name="MS Gothic" style:font-name-asian="MS Gothic" style:font-name-complex="MS Gothic"/>
    </style:style>
    <style:style style:name="T3703" style:parent-style-name="DefaultParagraphFont" style:family="text">
      <style:text-properties style:font-name="MS Gothic" style:font-name-asian="MS Gothic" style:font-name-complex="MS Gothic"/>
    </style:style>
    <style:style style:name="T3704" style:parent-style-name="DefaultParagraphFont" style:family="text">
      <style:text-properties style:font-name="Microsoft JhengHei" style:font-name-asian="Microsoft JhengHei" style:font-name-complex="Microsoft JhengHei"/>
    </style:style>
    <style:style style:name="T3705" style:parent-style-name="DefaultParagraphFont" style:family="text">
      <style:text-properties style:font-name="Microsoft JhengHei" style:font-name-asian="Microsoft JhengHei" style:font-name-complex="Microsoft JhengHei"/>
    </style:style>
    <style:style style:name="T3706" style:parent-style-name="DefaultParagraphFont" style:family="text">
      <style:text-properties style:font-name="MS Gothic" style:font-name-asian="MS Gothic" style:font-name-complex="MS Gothic"/>
    </style:style>
    <style:style style:name="T3707" style:parent-style-name="DefaultParagraphFont" style:family="text">
      <style:text-properties style:font-name="MS Gothic" style:font-name-asian="MS Gothic" style:font-name-complex="MS Gothic"/>
    </style:style>
    <style:style style:name="T3708" style:parent-style-name="DefaultParagraphFont" style:family="text">
      <style:text-properties style:font-name="MS Gothic" style:font-name-asian="MS Gothic" style:font-name-complex="MS Gothic"/>
    </style:style>
    <style:style style:name="T3709" style:parent-style-name="DefaultParagraphFont" style:family="text">
      <style:text-properties style:font-name="MS Gothic" style:font-name-asian="MS Gothic" style:font-name-complex="MS Gothic"/>
    </style:style>
    <style:style style:name="T3710" style:parent-style-name="DefaultParagraphFont" style:family="text">
      <style:text-properties style:font-name="MS Gothic" style:font-name-asian="MS Gothic" style:font-name-complex="MS Gothic"/>
    </style:style>
    <style:style style:name="T3711" style:parent-style-name="DefaultParagraphFont" style:family="text">
      <style:text-properties style:font-name="MS Gothic" style:font-name-asian="MS Gothic" style:font-name-complex="MS Gothic"/>
    </style:style>
    <style:style style:name="T3712" style:parent-style-name="DefaultParagraphFont" style:family="text">
      <style:text-properties style:font-name="MS Gothic" style:font-name-asian="MS Gothic" style:font-name-complex="MS Gothic"/>
    </style:style>
    <style:style style:name="T3713" style:parent-style-name="DefaultParagraphFont" style:family="text">
      <style:text-properties style:font-name="MS Gothic" style:font-name-asian="MS Gothic" style:font-name-complex="MS Gothic"/>
    </style:style>
    <style:style style:name="T3714" style:parent-style-name="DefaultParagraphFont" style:family="text">
      <style:text-properties style:font-name="MS Gothic" style:font-name-asian="MS Gothic" style:font-name-complex="MS Gothic"/>
    </style:style>
    <style:style style:name="T3715" style:parent-style-name="DefaultParagraphFont" style:family="text">
      <style:text-properties style:font-name="MS Gothic" style:font-name-asian="MS Gothic" style:font-name-complex="MS Gothic"/>
    </style:style>
    <style:style style:name="T3716" style:parent-style-name="DefaultParagraphFont" style:family="text">
      <style:text-properties style:font-name="MS Gothic" style:font-name-asian="MS Gothic" style:font-name-complex="MS Gothic"/>
    </style:style>
    <style:style style:name="T3717" style:parent-style-name="DefaultParagraphFont" style:family="text">
      <style:text-properties style:font-name="MS Gothic" style:font-name-asian="MS Gothic" style:font-name-complex="MS Gothic"/>
    </style:style>
    <style:style style:name="T3718" style:parent-style-name="DefaultParagraphFont" style:family="text">
      <style:text-properties style:font-name="MS Gothic" style:font-name-asian="MS Gothic" style:font-name-complex="MS Gothic"/>
    </style:style>
    <style:style style:name="T3719" style:parent-style-name="DefaultParagraphFont" style:family="text">
      <style:text-properties style:font-name="MS Gothic" style:font-name-asian="MS Gothic" style:font-name-complex="MS Gothic"/>
    </style:style>
    <style:style style:name="T3720" style:parent-style-name="DefaultParagraphFont" style:family="text">
      <style:text-properties style:font-name="MS Gothic" style:font-name-asian="MS Gothic" style:font-name-complex="MS Gothic"/>
    </style:style>
    <style:style style:name="T3721" style:parent-style-name="DefaultParagraphFont" style:family="text">
      <style:text-properties style:font-name="MS Gothic" style:font-name-asian="MS Gothic" style:font-name-complex="MS Gothic"/>
    </style:style>
    <style:style style:name="T3722" style:parent-style-name="DefaultParagraphFont" style:family="text">
      <style:text-properties style:font-name="Microsoft JhengHei" style:font-name-asian="Microsoft JhengHei" style:font-name-complex="Microsoft JhengHei"/>
    </style:style>
    <style:style style:name="T3723" style:parent-style-name="DefaultParagraphFont" style:family="text">
      <style:text-properties style:font-name="MS Gothic" style:font-name-asian="MS Gothic" style:font-name-complex="MS Gothic"/>
    </style:style>
    <style:style style:name="T3724" style:parent-style-name="DefaultParagraphFont" style:family="text">
      <style:text-properties style:font-name="MS Gothic" style:font-name-asian="MS Gothic" style:font-name-complex="MS Gothic"/>
    </style:style>
    <style:style style:name="T3725" style:parent-style-name="DefaultParagraphFont" style:family="text">
      <style:text-properties style:font-name="MS Gothic" style:font-name-asian="MS Gothic" style:font-name-complex="MS Gothic"/>
    </style:style>
    <style:style style:name="T3726" style:parent-style-name="DefaultParagraphFont" style:family="text">
      <style:text-properties style:font-name="MS Gothic" style:font-name-asian="MS Gothic" style:font-name-complex="MS Gothic"/>
    </style:style>
    <style:style style:name="T3727" style:parent-style-name="DefaultParagraphFont" style:family="text">
      <style:text-properties style:font-name="MS Gothic" style:font-name-asian="MS Gothic" style:font-name-complex="MS Gothic"/>
    </style:style>
    <style:style style:name="T3728" style:parent-style-name="DefaultParagraphFont" style:family="text">
      <style:text-properties style:font-name="MS Gothic" style:font-name-asian="MS Gothic" style:font-name-complex="MS Gothic"/>
    </style:style>
    <style:style style:name="T3729" style:parent-style-name="DefaultParagraphFont" style:family="text">
      <style:text-properties style:font-name="MS Gothic" style:font-name-asian="MS Gothic" style:font-name-complex="MS Gothic"/>
    </style:style>
    <style:style style:name="T3730" style:parent-style-name="DefaultParagraphFont" style:family="text">
      <style:text-properties style:font-name="MS Gothic" style:font-name-asian="MS Gothic" style:font-name-complex="MS Gothic"/>
    </style:style>
    <style:style style:name="T3731" style:parent-style-name="DefaultParagraphFont" style:family="text">
      <style:text-properties style:font-name="MS Gothic" style:font-name-asian="MS Gothic" style:font-name-complex="MS Gothic"/>
    </style:style>
    <style:style style:name="T3732" style:parent-style-name="DefaultParagraphFont" style:family="text">
      <style:text-properties style:font-name="MS Gothic" style:font-name-asian="MS Gothic" style:font-name-complex="MS Gothic"/>
    </style:style>
    <style:style style:name="T3733" style:parent-style-name="DefaultParagraphFont" style:family="text">
      <style:text-properties style:font-name="MS Gothic" style:font-name-asian="MS Gothic" style:font-name-complex="MS Gothic"/>
    </style:style>
    <style:style style:name="T3734" style:parent-style-name="DefaultParagraphFont" style:family="text">
      <style:text-properties style:font-name="MS Gothic" style:font-name-asian="MS Gothic" style:font-name-complex="MS Gothic"/>
    </style:style>
    <style:style style:name="T3735" style:parent-style-name="DefaultParagraphFont" style:family="text">
      <style:text-properties style:font-name="MS Gothic" style:font-name-asian="MS Gothic" style:font-name-complex="MS Gothic"/>
    </style:style>
    <style:style style:name="T3736" style:parent-style-name="DefaultParagraphFont" style:family="text">
      <style:text-properties style:font-name="MS Gothic" style:font-name-asian="MS Gothic" style:font-name-complex="MS Gothic"/>
    </style:style>
    <style:style style:name="T3737" style:parent-style-name="DefaultParagraphFont" style:family="text">
      <style:text-properties style:font-name="Malgun Gothic" style:font-name-asian="Malgun Gothic" style:font-name-complex="Malgun Gothic"/>
    </style:style>
    <style:style style:name="T3738" style:parent-style-name="DefaultParagraphFont" style:family="text">
      <style:text-properties style:font-name="Microsoft JhengHei" style:font-name-asian="Microsoft JhengHei" style:font-name-complex="Microsoft JhengHei"/>
    </style:style>
    <style:style style:name="T3739" style:parent-style-name="DefaultParagraphFont" style:family="text">
      <style:text-properties style:font-name="Microsoft JhengHei" style:font-name-asian="Microsoft JhengHei" style:font-name-complex="Microsoft JhengHei"/>
    </style:style>
    <style:style style:name="T3740" style:parent-style-name="DefaultParagraphFont" style:family="text">
      <style:text-properties style:font-name="MS Gothic" style:font-name-asian="MS Gothic" style:font-name-complex="MS Gothic"/>
    </style:style>
    <style:style style:name="T3741" style:parent-style-name="DefaultParagraphFont" style:family="text">
      <style:text-properties style:font-name="MS Gothic" style:font-name-asian="MS Gothic" style:font-name-complex="MS Gothic"/>
    </style:style>
    <style:style style:name="T3742" style:parent-style-name="DefaultParagraphFont" style:family="text">
      <style:text-properties style:font-name="Microsoft JhengHei" style:font-name-asian="Microsoft JhengHei" style:font-name-complex="Microsoft JhengHei"/>
    </style:style>
    <style:style style:name="T3743" style:parent-style-name="DefaultParagraphFont" style:family="text">
      <style:text-properties style:font-name="MS Gothic" style:font-name-asian="MS Gothic" style:font-name-complex="MS Gothic"/>
    </style:style>
    <style:style style:name="T3744" style:parent-style-name="DefaultParagraphFont" style:family="text">
      <style:text-properties style:font-name="MS Gothic" style:font-name-asian="MS Gothic" style:font-name-complex="MS Gothic"/>
    </style:style>
    <style:style style:name="T3745" style:parent-style-name="DefaultParagraphFont" style:family="text">
      <style:text-properties style:font-name="MS Gothic" style:font-name-asian="MS Gothic" style:font-name-complex="MS Gothic"/>
    </style:style>
    <style:style style:name="T3746" style:parent-style-name="DefaultParagraphFont" style:family="text">
      <style:text-properties style:font-name="MS Gothic" style:font-name-asian="MS Gothic" style:font-name-complex="MS Gothic"/>
    </style:style>
    <style:style style:name="T3747" style:parent-style-name="DefaultParagraphFont" style:family="text">
      <style:text-properties style:font-name="MS Gothic" style:font-name-asian="MS Gothic" style:font-name-complex="MS Gothic"/>
    </style:style>
    <style:style style:name="T3748" style:parent-style-name="DefaultParagraphFont" style:family="text">
      <style:text-properties style:font-name="MS Gothic" style:font-name-asian="MS Gothic" style:font-name-complex="MS Gothic"/>
    </style:style>
    <style:style style:name="T3749" style:parent-style-name="DefaultParagraphFont" style:family="text">
      <style:text-properties style:font-name="MS Gothic" style:font-name-asian="MS Gothic" style:font-name-complex="MS Gothic"/>
    </style:style>
    <style:style style:name="T3750" style:parent-style-name="DefaultParagraphFont" style:family="text">
      <style:text-properties style:font-name="MS Gothic" style:font-name-asian="MS Gothic" style:font-name-complex="MS Gothic"/>
    </style:style>
    <style:style style:name="T3751" style:parent-style-name="DefaultParagraphFont" style:family="text">
      <style:text-properties style:font-name="MS Gothic" style:font-name-asian="MS Gothic" style:font-name-complex="MS Gothic"/>
    </style:style>
    <style:style style:name="T3752" style:parent-style-name="DefaultParagraphFont" style:family="text">
      <style:text-properties style:font-name="MS Gothic" style:font-name-asian="MS Gothic" style:font-name-complex="MS Gothic"/>
    </style:style>
    <style:style style:name="T3753" style:parent-style-name="DefaultParagraphFont" style:family="text">
      <style:text-properties style:font-name="MS Gothic" style:font-name-asian="MS Gothic" style:font-name-complex="MS Gothic"/>
    </style:style>
    <style:style style:name="T3754" style:parent-style-name="DefaultParagraphFont" style:family="text">
      <style:text-properties style:font-name="MS Gothic" style:font-name-asian="MS Gothic" style:font-name-complex="MS Gothic"/>
    </style:style>
    <style:style style:name="T3755" style:parent-style-name="DefaultParagraphFont" style:family="text">
      <style:text-properties style:font-name="MS Gothic" style:font-name-asian="MS Gothic" style:font-name-complex="MS Gothic"/>
    </style:style>
    <style:style style:name="T3756" style:parent-style-name="DefaultParagraphFont" style:family="text">
      <style:text-properties style:font-name="Microsoft JhengHei" style:font-name-asian="Microsoft JhengHei" style:font-name-complex="Microsoft JhengHei"/>
    </style:style>
    <style:style style:name="T3757" style:parent-style-name="DefaultParagraphFont" style:family="text">
      <style:text-properties style:font-name="Malgun Gothic" style:font-name-asian="Malgun Gothic" style:font-name-complex="Malgun Gothic"/>
    </style:style>
    <style:style style:name="T3758" style:parent-style-name="DefaultParagraphFont" style:family="text">
      <style:text-properties style:font-name="MS Gothic" style:font-name-asian="MS Gothic" style:font-name-complex="MS Gothic"/>
    </style:style>
    <style:style style:name="T3759" style:parent-style-name="DefaultParagraphFont" style:family="text">
      <style:text-properties style:font-name="MS Gothic" style:font-name-asian="MS Gothic" style:font-name-complex="MS Gothic"/>
    </style:style>
    <style:style style:name="T3760" style:parent-style-name="DefaultParagraphFont" style:family="text">
      <style:text-properties style:font-name="Microsoft JhengHei" style:font-name-asian="Microsoft JhengHei" style:font-name-complex="Microsoft JhengHei"/>
    </style:style>
    <style:style style:name="T3761" style:parent-style-name="DefaultParagraphFont" style:family="text">
      <style:text-properties style:font-name="MS Gothic" style:font-name-asian="MS Gothic" style:font-name-complex="MS Gothic"/>
    </style:style>
    <style:style style:name="T3762" style:parent-style-name="DefaultParagraphFont" style:family="text">
      <style:text-properties style:font-name="MS Gothic" style:font-name-asian="MS Gothic" style:font-name-complex="MS Gothic"/>
    </style:style>
    <style:style style:name="T3763" style:parent-style-name="DefaultParagraphFont" style:family="text">
      <style:text-properties style:font-name="MS Gothic" style:font-name-asian="MS Gothic" style:font-name-complex="MS Gothic"/>
    </style:style>
    <style:style style:name="T3764" style:parent-style-name="DefaultParagraphFont" style:family="text">
      <style:text-properties style:font-name="MS Gothic" style:font-name-asian="MS Gothic" style:font-name-complex="MS Gothic"/>
    </style:style>
    <style:style style:name="T3765" style:parent-style-name="DefaultParagraphFont" style:family="text">
      <style:text-properties style:font-name="MS Gothic" style:font-name-asian="MS Gothic" style:font-name-complex="MS Gothic"/>
    </style:style>
    <style:style style:name="T3766" style:parent-style-name="DefaultParagraphFont" style:family="text">
      <style:text-properties style:font-name="MS Gothic" style:font-name-asian="MS Gothic" style:font-name-complex="MS Gothic"/>
    </style:style>
    <style:style style:name="T3767" style:parent-style-name="DefaultParagraphFont" style:family="text">
      <style:text-properties style:font-name="MS Gothic" style:font-name-asian="MS Gothic" style:font-name-complex="MS Gothic"/>
    </style:style>
    <style:style style:name="T3768" style:parent-style-name="DefaultParagraphFont" style:family="text">
      <style:text-properties style:font-name="MS Gothic" style:font-name-asian="MS Gothic" style:font-name-complex="MS Gothic"/>
    </style:style>
    <style:style style:name="T3769" style:parent-style-name="DefaultParagraphFont" style:family="text">
      <style:text-properties style:font-name="MS Gothic" style:font-name-asian="MS Gothic" style:font-name-complex="MS Gothic"/>
    </style:style>
    <style:style style:name="T3770" style:parent-style-name="DefaultParagraphFont" style:family="text">
      <style:text-properties style:font-name="MS Gothic" style:font-name-asian="MS Gothic" style:font-name-complex="MS Gothic"/>
    </style:style>
    <style:style style:name="T3771" style:parent-style-name="DefaultParagraphFont" style:family="text">
      <style:text-properties style:font-name="MS Gothic" style:font-name-asian="MS Gothic" style:font-name-complex="MS Gothic"/>
    </style:style>
    <style:style style:name="T3772" style:parent-style-name="DefaultParagraphFont" style:family="text">
      <style:text-properties style:font-name="MS Gothic" style:font-name-asian="MS Gothic" style:font-name-complex="MS Gothic"/>
    </style:style>
    <style:style style:name="T3773" style:parent-style-name="DefaultParagraphFont" style:family="text">
      <style:text-properties style:font-name="MS Gothic" style:font-name-asian="MS Gothic" style:font-name-complex="MS Gothic"/>
    </style:style>
    <style:style style:name="T3774" style:parent-style-name="DefaultParagraphFont" style:family="text">
      <style:text-properties style:font-name="MS Gothic" style:font-name-asian="MS Gothic" style:font-name-complex="MS Gothic"/>
    </style:style>
    <style:style style:name="T3775" style:parent-style-name="DefaultParagraphFont" style:family="text">
      <style:text-properties style:font-name="MS Gothic" style:font-name-asian="MS Gothic" style:font-name-complex="MS Gothic"/>
    </style:style>
    <style:style style:name="T3776" style:parent-style-name="DefaultParagraphFont" style:family="text">
      <style:text-properties style:font-name="MS Gothic" style:font-name-asian="MS Gothic" style:font-name-complex="MS Gothic"/>
    </style:style>
    <style:style style:name="T3777" style:parent-style-name="DefaultParagraphFont" style:family="text">
      <style:text-properties style:font-name="MS Gothic" style:font-name-asian="MS Gothic" style:font-name-complex="MS Gothic"/>
    </style:style>
    <style:style style:name="T3778" style:parent-style-name="DefaultParagraphFont" style:family="text">
      <style:text-properties style:font-name="MS Gothic" style:font-name-asian="MS Gothic" style:font-name-complex="MS Gothic"/>
    </style:style>
    <style:style style:name="T3779" style:parent-style-name="DefaultParagraphFont" style:family="text">
      <style:text-properties style:font-name="Microsoft JhengHei" style:font-name-asian="Microsoft JhengHei" style:font-name-complex="Microsoft JhengHei"/>
    </style:style>
    <style:style style:name="T3780" style:parent-style-name="DefaultParagraphFont" style:family="text">
      <style:text-properties style:font-name="MS Gothic" style:font-name-asian="MS Gothic" style:font-name-complex="MS Gothic"/>
    </style:style>
    <style:style style:name="T3781" style:parent-style-name="DefaultParagraphFont" style:family="text">
      <style:text-properties style:font-name="MS Gothic" style:font-name-asian="MS Gothic" style:font-name-complex="MS Gothic"/>
    </style:style>
    <style:style style:name="T3782" style:parent-style-name="DefaultParagraphFont" style:family="text">
      <style:text-properties style:font-name="MS Gothic" style:font-name-asian="MS Gothic" style:font-name-complex="MS Gothic"/>
    </style:style>
    <style:style style:name="T3783" style:parent-style-name="DefaultParagraphFont" style:family="text">
      <style:text-properties style:font-name="MS Gothic" style:font-name-asian="MS Gothic" style:font-name-complex="MS Gothic"/>
    </style:style>
    <style:style style:name="T3784" style:parent-style-name="DefaultParagraphFont" style:family="text">
      <style:text-properties style:font-name="MS Gothic" style:font-name-asian="MS Gothic" style:font-name-complex="MS Gothic"/>
    </style:style>
    <style:style style:name="T3785" style:parent-style-name="DefaultParagraphFont" style:family="text">
      <style:text-properties style:font-name="MS Gothic" style:font-name-asian="MS Gothic" style:font-name-complex="MS Gothic"/>
    </style:style>
    <style:style style:name="T3786" style:parent-style-name="DefaultParagraphFont" style:family="text">
      <style:text-properties style:font-name="MS Gothic" style:font-name-asian="MS Gothic" style:font-name-complex="MS Gothic"/>
    </style:style>
    <style:style style:name="T3787" style:parent-style-name="DefaultParagraphFont" style:family="text">
      <style:text-properties style:font-name="MS Gothic" style:font-name-asian="MS Gothic" style:font-name-complex="MS Gothic"/>
    </style:style>
    <style:style style:name="T3788" style:parent-style-name="DefaultParagraphFont" style:family="text">
      <style:text-properties style:font-name="MS Gothic" style:font-name-asian="MS Gothic" style:font-name-complex="MS Gothic"/>
    </style:style>
    <style:style style:name="T3789" style:parent-style-name="DefaultParagraphFont" style:family="text">
      <style:text-properties style:font-name="MS Gothic" style:font-name-asian="MS Gothic" style:font-name-complex="MS Gothic"/>
    </style:style>
    <style:style style:name="T3790" style:parent-style-name="DefaultParagraphFont" style:family="text">
      <style:text-properties style:font-name="MS Gothic" style:font-name-asian="MS Gothic" style:font-name-complex="MS Gothic"/>
    </style:style>
    <style:style style:name="T3791" style:parent-style-name="DefaultParagraphFont" style:family="text">
      <style:text-properties style:font-name="MS Gothic" style:font-name-asian="MS Gothic" style:font-name-complex="MS Gothic"/>
    </style:style>
    <style:style style:name="T3792" style:parent-style-name="DefaultParagraphFont" style:family="text">
      <style:text-properties style:font-name="MS Gothic" style:font-name-asian="MS Gothic" style:font-name-complex="MS Gothic"/>
    </style:style>
    <style:style style:name="T3793" style:parent-style-name="DefaultParagraphFont" style:family="text">
      <style:text-properties style:font-name="MS Gothic" style:font-name-asian="MS Gothic" style:font-name-complex="MS Gothic"/>
    </style:style>
    <style:style style:name="T3794" style:parent-style-name="DefaultParagraphFont" style:family="text">
      <style:text-properties style:font-name="MS Gothic" style:font-name-asian="MS Gothic" style:font-name-complex="MS Gothic"/>
    </style:style>
    <style:style style:name="T3795" style:parent-style-name="DefaultParagraphFont" style:family="text">
      <style:text-properties style:font-name="MS Gothic" style:font-name-asian="MS Gothic" style:font-name-complex="MS Gothic"/>
    </style:style>
    <style:style style:name="T3796" style:parent-style-name="DefaultParagraphFont" style:family="text">
      <style:text-properties style:font-name="MS Gothic" style:font-name-asian="MS Gothic" style:font-name-complex="MS Gothic"/>
    </style:style>
    <style:style style:name="T3797" style:parent-style-name="DefaultParagraphFont" style:family="text">
      <style:text-properties style:font-name="MS Gothic" style:font-name-asian="MS Gothic" style:font-name-complex="MS Gothic"/>
    </style:style>
    <style:style style:name="T3798" style:parent-style-name="DefaultParagraphFont" style:family="text">
      <style:text-properties style:font-name="MS Gothic" style:font-name-asian="MS Gothic" style:font-name-complex="MS Gothic"/>
    </style:style>
    <style:style style:name="T3799" style:parent-style-name="DefaultParagraphFont" style:family="text">
      <style:text-properties style:font-name="MS Gothic" style:font-name-asian="MS Gothic" style:font-name-complex="MS Gothic"/>
    </style:style>
    <style:style style:name="T3800" style:parent-style-name="DefaultParagraphFont" style:family="text">
      <style:text-properties style:font-name="MS Gothic" style:font-name-asian="MS Gothic" style:font-name-complex="MS Gothic"/>
    </style:style>
    <style:style style:name="T3801" style:parent-style-name="DefaultParagraphFont" style:family="text">
      <style:text-properties style:font-name="Malgun Gothic" style:font-name-asian="Malgun Gothic" style:font-name-complex="Malgun Gothic"/>
    </style:style>
    <style:style style:name="T3802" style:parent-style-name="DefaultParagraphFont" style:family="text">
      <style:text-properties style:font-name="MS Gothic" style:font-name-asian="MS Gothic" style:font-name-complex="MS Gothic"/>
    </style:style>
    <style:style style:name="T3803" style:parent-style-name="DefaultParagraphFont" style:family="text">
      <style:text-properties style:font-name="MS Gothic" style:font-name-asian="MS Gothic" style:font-name-complex="MS Gothic"/>
    </style:style>
    <style:style style:name="T3804" style:parent-style-name="DefaultParagraphFont" style:family="text">
      <style:text-properties style:font-name="MS Gothic" style:font-name-asian="MS Gothic" style:font-name-complex="MS Gothic"/>
    </style:style>
    <style:style style:name="T3805" style:parent-style-name="DefaultParagraphFont" style:family="text">
      <style:text-properties style:font-name="MS Gothic" style:font-name-asian="MS Gothic" style:font-name-complex="MS Gothic"/>
    </style:style>
    <style:style style:name="T3806" style:parent-style-name="DefaultParagraphFont" style:family="text">
      <style:text-properties fo:font-weight="bold" style:font-weight-asian="bold" style:font-weight-complex="bold"/>
    </style:style>
    <style:style style:name="T3807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3808" style:parent-style-name="DefaultParagraphFont" style:family="text">
      <style:text-properties fo:font-weight="bold" style:font-weight-asian="bold" style:font-weight-complex="bold"/>
    </style:style>
    <style:style style:name="T3809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3810" style:parent-style-name="DefaultParagraphFont" style:family="text">
      <style:text-properties fo:font-weight="bold" style:font-weight-asian="bold" style:font-weight-complex="bold"/>
    </style:style>
    <style:style style:name="T3811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3812" style:parent-style-name="DefaultParagraphFont" style:family="text">
      <style:text-properties fo:font-weight="bold" style:font-weight-asian="bold" style:font-weight-complex="bold"/>
    </style:style>
    <style:style style:name="T3813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3814" style:parent-style-name="DefaultParagraphFont" style:family="text">
      <style:text-properties fo:font-weight="bold" style:font-weight-asian="bold" style:font-weight-complex="bold"/>
    </style:style>
    <style:style style:name="T3815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3816" style:parent-style-name="DefaultParagraphFont" style:family="text">
      <style:text-properties fo:font-weight="bold" style:font-weight-asian="bold" style:font-weight-complex="bold"/>
    </style:style>
    <style:style style:name="T3817" style:parent-style-name="DefaultParagraphFont" style:family="text">
      <style:text-properties style:font-name="MS Gothic" style:font-name-asian="MS Gothic" style:font-name-complex="MS Gothic"/>
    </style:style>
    <style:style style:name="T3818" style:parent-style-name="DefaultParagraphFont" style:family="text">
      <style:text-properties style:font-name="MS Gothic" style:font-name-asian="MS Gothic" style:font-name-complex="MS Gothic"/>
    </style:style>
    <style:style style:name="T3819" style:parent-style-name="DefaultParagraphFont" style:family="text">
      <style:text-properties style:font-name="MS Gothic" style:font-name-asian="MS Gothic" style:font-name-complex="MS Gothic"/>
    </style:style>
    <style:style style:name="T3820" style:parent-style-name="DefaultParagraphFont" style:family="text">
      <style:text-properties style:font-name="MS Gothic" style:font-name-asian="MS Gothic" style:font-name-complex="MS Gothic"/>
    </style:style>
    <style:style style:name="T3821" style:parent-style-name="DefaultParagraphFont" style:family="text">
      <style:text-properties style:font-name="MS Gothic" style:font-name-asian="MS Gothic" style:font-name-complex="MS Gothic"/>
    </style:style>
    <style:style style:name="T3822" style:parent-style-name="DefaultParagraphFont" style:family="text">
      <style:text-properties style:font-name="MS Gothic" style:font-name-asian="MS Gothic" style:font-name-complex="MS Gothic"/>
    </style:style>
    <style:style style:name="T3823" style:parent-style-name="DefaultParagraphFont" style:family="text">
      <style:text-properties style:font-name="MS Gothic" style:font-name-asian="MS Gothic" style:font-name-complex="MS Gothic"/>
    </style:style>
    <style:style style:name="T3824" style:parent-style-name="DefaultParagraphFont" style:family="text">
      <style:text-properties style:font-name="MS Gothic" style:font-name-asian="MS Gothic" style:font-name-complex="MS Gothic"/>
    </style:style>
    <style:style style:name="T3825" style:parent-style-name="DefaultParagraphFont" style:family="text">
      <style:text-properties style:font-name="MS Gothic" style:font-name-asian="MS Gothic" style:font-name-complex="MS Gothic"/>
    </style:style>
    <style:style style:name="T3826" style:parent-style-name="DefaultParagraphFont" style:family="text">
      <style:text-properties style:font-name="MS Gothic" style:font-name-asian="MS Gothic" style:font-name-complex="MS Gothic"/>
    </style:style>
    <style:style style:name="T3827" style:parent-style-name="DefaultParagraphFont" style:family="text">
      <style:text-properties style:font-name="Microsoft JhengHei" style:font-name-asian="Microsoft JhengHei" style:font-name-complex="Microsoft JhengHei"/>
    </style:style>
    <style:style style:name="T3828" style:parent-style-name="DefaultParagraphFont" style:family="text">
      <style:text-properties style:font-name="MS Gothic" style:font-name-asian="MS Gothic" style:font-name-complex="MS Gothic"/>
    </style:style>
    <style:style style:name="T3829" style:parent-style-name="DefaultParagraphFont" style:family="text">
      <style:text-properties style:font-name="MS Gothic" style:font-name-asian="MS Gothic" style:font-name-complex="MS Gothic"/>
    </style:style>
    <style:style style:name="T3830" style:parent-style-name="DefaultParagraphFont" style:family="text">
      <style:text-properties style:font-name="MS Gothic" style:font-name-asian="MS Gothic" style:font-name-complex="MS Gothic"/>
    </style:style>
    <style:style style:name="T3831" style:parent-style-name="DefaultParagraphFont" style:family="text">
      <style:text-properties style:font-name="MS Gothic" style:font-name-asian="MS Gothic" style:font-name-complex="MS Gothic"/>
    </style:style>
    <style:style style:name="T3832" style:parent-style-name="DefaultParagraphFont" style:family="text">
      <style:text-properties style:font-name="Microsoft JhengHei" style:font-name-asian="Microsoft JhengHei" style:font-name-complex="Microsoft JhengHei"/>
    </style:style>
    <style:style style:name="T3833" style:parent-style-name="DefaultParagraphFont" style:family="text">
      <style:text-properties style:font-name="MS Gothic" style:font-name-asian="MS Gothic" style:font-name-complex="MS Gothic"/>
    </style:style>
    <style:style style:name="T3834" style:parent-style-name="DefaultParagraphFont" style:family="text">
      <style:text-properties style:font-name="MS Gothic" style:font-name-asian="MS Gothic" style:font-name-complex="MS Gothic"/>
    </style:style>
    <style:style style:name="T3835" style:parent-style-name="DefaultParagraphFont" style:family="text">
      <style:text-properties style:font-name="Microsoft JhengHei" style:font-name-asian="Microsoft JhengHei" style:font-name-complex="Microsoft JhengHei"/>
    </style:style>
    <style:style style:name="T3836" style:parent-style-name="DefaultParagraphFont" style:family="text">
      <style:text-properties style:font-name="MS Gothic" style:font-name-asian="MS Gothic" style:font-name-complex="MS Gothic"/>
    </style:style>
    <style:style style:name="T3837" style:parent-style-name="DefaultParagraphFont" style:family="text">
      <style:text-properties style:font-name="MS Gothic" style:font-name-asian="MS Gothic" style:font-name-complex="MS Gothic"/>
    </style:style>
    <style:style style:name="T3838" style:parent-style-name="DefaultParagraphFont" style:family="text">
      <style:text-properties style:font-name="MS Gothic" style:font-name-asian="MS Gothic" style:font-name-complex="MS Gothic"/>
    </style:style>
    <style:style style:name="T3839" style:parent-style-name="DefaultParagraphFont" style:family="text">
      <style:text-properties style:font-name="MS Gothic" style:font-name-asian="MS Gothic" style:font-name-complex="MS Gothic"/>
    </style:style>
    <style:style style:name="T3840" style:parent-style-name="DefaultParagraphFont" style:family="text">
      <style:text-properties style:font-name="MS Gothic" style:font-name-asian="MS Gothic" style:font-name-complex="MS Gothic"/>
    </style:style>
    <style:style style:name="T3841" style:parent-style-name="DefaultParagraphFont" style:family="text">
      <style:text-properties style:font-name="MS Gothic" style:font-name-asian="MS Gothic" style:font-name-complex="MS Gothic"/>
    </style:style>
    <style:style style:name="T3842" style:parent-style-name="DefaultParagraphFont" style:family="text">
      <style:text-properties style:font-name="MS Gothic" style:font-name-asian="MS Gothic" style:font-name-complex="MS Gothic"/>
    </style:style>
    <style:style style:name="T3843" style:parent-style-name="DefaultParagraphFont" style:family="text">
      <style:text-properties style:font-name="MS Gothic" style:font-name-asian="MS Gothic" style:font-name-complex="MS Gothic"/>
    </style:style>
    <style:style style:name="T3844" style:parent-style-name="DefaultParagraphFont" style:family="text">
      <style:text-properties style:font-name="MS Gothic" style:font-name-asian="MS Gothic" style:font-name-complex="MS Gothic"/>
    </style:style>
    <style:style style:name="T3845" style:parent-style-name="DefaultParagraphFont" style:family="text">
      <style:text-properties style:font-name="Microsoft JhengHei" style:font-name-asian="Microsoft JhengHei" style:font-name-complex="Microsoft JhengHei"/>
    </style:style>
    <style:style style:name="T3846" style:parent-style-name="DefaultParagraphFont" style:family="text">
      <style:text-properties style:font-name="Microsoft JhengHei" style:font-name-asian="Microsoft JhengHei" style:font-name-complex="Microsoft JhengHei"/>
    </style:style>
    <style:style style:name="T3847" style:parent-style-name="DefaultParagraphFont" style:family="text">
      <style:text-properties style:font-name="MS Gothic" style:font-name-asian="MS Gothic" style:font-name-complex="MS Gothic"/>
    </style:style>
    <style:style style:name="T3848" style:parent-style-name="DefaultParagraphFont" style:family="text">
      <style:text-properties style:font-name="MS Gothic" style:font-name-asian="MS Gothic" style:font-name-complex="MS Gothic"/>
    </style:style>
    <style:style style:name="T3849" style:parent-style-name="DefaultParagraphFont" style:family="text">
      <style:text-properties style:font-name="MS Gothic" style:font-name-asian="MS Gothic" style:font-name-complex="MS Gothic"/>
    </style:style>
    <style:style style:name="T3850" style:parent-style-name="DefaultParagraphFont" style:family="text">
      <style:text-properties style:font-name="Malgun Gothic" style:font-name-asian="Malgun Gothic" style:font-name-complex="Malgun Gothic"/>
    </style:style>
    <style:style style:name="T3851" style:parent-style-name="DefaultParagraphFont" style:family="text">
      <style:text-properties style:font-name="MS Gothic" style:font-name-asian="MS Gothic" style:font-name-complex="MS Gothic"/>
    </style:style>
    <style:style style:name="T3852" style:parent-style-name="DefaultParagraphFont" style:family="text">
      <style:text-properties style:font-name="MS Gothic" style:font-name-asian="MS Gothic" style:font-name-complex="MS Gothic"/>
    </style:style>
    <style:style style:name="T3853" style:parent-style-name="DefaultParagraphFont" style:family="text">
      <style:text-properties style:font-name="MS Gothic" style:font-name-asian="MS Gothic" style:font-name-complex="MS Gothic"/>
    </style:style>
    <style:style style:name="T3854" style:parent-style-name="DefaultParagraphFont" style:family="text">
      <style:text-properties style:font-name="MS Gothic" style:font-name-asian="MS Gothic" style:font-name-complex="MS Gothic"/>
    </style:style>
    <style:style style:name="T3855" style:parent-style-name="DefaultParagraphFont" style:family="text">
      <style:text-properties style:font-name="MS Gothic" style:font-name-asian="MS Gothic" style:font-name-complex="MS Gothic"/>
    </style:style>
    <style:style style:name="T3856" style:parent-style-name="DefaultParagraphFont" style:family="text">
      <style:text-properties style:font-name="MS Gothic" style:font-name-asian="MS Gothic" style:font-name-complex="MS Gothic"/>
    </style:style>
    <style:style style:name="T3857" style:parent-style-name="DefaultParagraphFont" style:family="text">
      <style:text-properties style:font-name="MS Gothic" style:font-name-asian="MS Gothic" style:font-name-complex="MS Gothic"/>
    </style:style>
    <style:style style:name="T3858" style:parent-style-name="DefaultParagraphFont" style:family="text">
      <style:text-properties style:font-name="Microsoft JhengHei" style:font-name-asian="Microsoft JhengHei" style:font-name-complex="Microsoft JhengHei"/>
    </style:style>
    <style:style style:name="T3859" style:parent-style-name="DefaultParagraphFont" style:family="text">
      <style:text-properties style:font-name="MS Gothic" style:font-name-asian="MS Gothic" style:font-name-complex="MS Gothic"/>
    </style:style>
    <style:style style:name="T3860" style:parent-style-name="DefaultParagraphFont" style:family="text">
      <style:text-properties style:font-name="MS Gothic" style:font-name-asian="MS Gothic" style:font-name-complex="MS Gothic"/>
    </style:style>
    <style:style style:name="T3861" style:parent-style-name="DefaultParagraphFont" style:family="text">
      <style:text-properties style:font-name="Microsoft JhengHei" style:font-name-asian="Microsoft JhengHei" style:font-name-complex="Microsoft JhengHei"/>
    </style:style>
    <style:style style:name="T3862" style:parent-style-name="DefaultParagraphFont" style:family="text">
      <style:text-properties style:font-name="Microsoft JhengHei" style:font-name-asian="Microsoft JhengHei" style:font-name-complex="Microsoft JhengHei"/>
    </style:style>
    <style:style style:name="T3863" style:parent-style-name="DefaultParagraphFont" style:family="text">
      <style:text-properties style:font-name="MS Gothic" style:font-name-asian="MS Gothic" style:font-name-complex="MS Gothic"/>
    </style:style>
    <style:style style:name="T3864" style:parent-style-name="DefaultParagraphFont" style:family="text">
      <style:text-properties style:font-name="MS Gothic" style:font-name-asian="MS Gothic" style:font-name-complex="MS Gothic"/>
    </style:style>
    <style:style style:name="T3865" style:parent-style-name="DefaultParagraphFont" style:family="text">
      <style:text-properties style:font-name="MS Gothic" style:font-name-asian="MS Gothic" style:font-name-complex="MS Gothic"/>
    </style:style>
    <style:style style:name="T3866" style:parent-style-name="DefaultParagraphFont" style:family="text">
      <style:text-properties style:font-name="MS Gothic" style:font-name-asian="MS Gothic" style:font-name-complex="MS Gothic"/>
    </style:style>
    <style:style style:name="T3867" style:parent-style-name="DefaultParagraphFont" style:family="text">
      <style:text-properties style:font-name="Malgun Gothic" style:font-name-asian="Malgun Gothic" style:font-name-complex="Malgun Gothic"/>
    </style:style>
    <style:style style:name="T3868" style:parent-style-name="DefaultParagraphFont" style:family="text">
      <style:text-properties style:font-name="MS Gothic" style:font-name-asian="MS Gothic" style:font-name-complex="MS Gothic"/>
    </style:style>
    <style:style style:name="T3869" style:parent-style-name="DefaultParagraphFont" style:family="text">
      <style:text-properties style:font-name="MS Gothic" style:font-name-asian="MS Gothic" style:font-name-complex="MS Gothic"/>
    </style:style>
    <style:style style:name="T3870" style:parent-style-name="DefaultParagraphFont" style:family="text">
      <style:text-properties style:font-name="Microsoft JhengHei" style:font-name-asian="Microsoft JhengHei" style:font-name-complex="Microsoft JhengHei"/>
    </style:style>
    <style:style style:name="T3871" style:parent-style-name="DefaultParagraphFont" style:family="text">
      <style:text-properties style:font-name="MS Gothic" style:font-name-asian="MS Gothic" style:font-name-complex="MS Gothic"/>
    </style:style>
    <style:style style:name="T3872" style:parent-style-name="DefaultParagraphFont" style:family="text">
      <style:text-properties style:font-name="MS Gothic" style:font-name-asian="MS Gothic" style:font-name-complex="MS Gothic"/>
    </style:style>
    <style:style style:name="T3873" style:parent-style-name="DefaultParagraphFont" style:family="text">
      <style:text-properties style:font-name="MS Gothic" style:font-name-asian="MS Gothic" style:font-name-complex="MS Gothic"/>
    </style:style>
    <style:style style:name="T3874" style:parent-style-name="DefaultParagraphFont" style:family="text">
      <style:text-properties style:font-name="MS Gothic" style:font-name-asian="MS Gothic" style:font-name-complex="MS Gothic"/>
    </style:style>
    <style:style style:name="T3875" style:parent-style-name="DefaultParagraphFont" style:family="text">
      <style:text-properties style:font-name="MS Gothic" style:font-name-asian="MS Gothic" style:font-name-complex="MS Gothic"/>
    </style:style>
    <style:style style:name="T3876" style:parent-style-name="DefaultParagraphFont" style:family="text">
      <style:text-properties style:font-name="MS Gothic" style:font-name-asian="MS Gothic" style:font-name-complex="MS Gothic"/>
    </style:style>
    <style:style style:name="T3877" style:parent-style-name="DefaultParagraphFont" style:family="text">
      <style:text-properties style:font-name="MS Gothic" style:font-name-asian="MS Gothic" style:font-name-complex="MS Gothic"/>
    </style:style>
    <style:style style:name="T3878" style:parent-style-name="DefaultParagraphFont" style:family="text">
      <style:text-properties style:font-name="MS Gothic" style:font-name-asian="MS Gothic" style:font-name-complex="MS Gothic"/>
    </style:style>
    <style:style style:name="T3879" style:parent-style-name="DefaultParagraphFont" style:family="text">
      <style:text-properties style:font-name="Microsoft JhengHei" style:font-name-asian="Microsoft JhengHei" style:font-name-complex="Microsoft JhengHei"/>
    </style:style>
    <style:style style:name="T3880" style:parent-style-name="DefaultParagraphFont" style:family="text">
      <style:text-properties style:font-name="Microsoft JhengHei" style:font-name-asian="Microsoft JhengHei" style:font-name-complex="Microsoft JhengHei"/>
    </style:style>
    <style:style style:name="T3881" style:parent-style-name="DefaultParagraphFont" style:family="text">
      <style:text-properties style:font-name="MS Gothic" style:font-name-asian="MS Gothic" style:font-name-complex="MS Gothic"/>
    </style:style>
    <style:style style:name="T3882" style:parent-style-name="DefaultParagraphFont" style:family="text">
      <style:text-properties style:font-name="MS Gothic" style:font-name-asian="MS Gothic" style:font-name-complex="MS Gothic"/>
    </style:style>
    <style:style style:name="T3883" style:parent-style-name="DefaultParagraphFont" style:family="text">
      <style:text-properties style:font-name="MS Gothic" style:font-name-asian="MS Gothic" style:font-name-complex="MS Gothic"/>
    </style:style>
    <style:style style:name="T3884" style:parent-style-name="DefaultParagraphFont" style:family="text">
      <style:text-properties style:font-name="MS Gothic" style:font-name-asian="MS Gothic" style:font-name-complex="MS Gothic"/>
    </style:style>
    <style:style style:name="T3885" style:parent-style-name="DefaultParagraphFont" style:family="text">
      <style:text-properties style:font-name="Microsoft JhengHei" style:font-name-asian="Microsoft JhengHei" style:font-name-complex="Microsoft JhengHei"/>
    </style:style>
    <style:style style:name="T3886" style:parent-style-name="DefaultParagraphFont" style:family="text">
      <style:text-properties style:font-name="MS Gothic" style:font-name-asian="MS Gothic" style:font-name-complex="MS Gothic"/>
    </style:style>
    <style:style style:name="T3887" style:parent-style-name="DefaultParagraphFont" style:family="text">
      <style:text-properties style:font-name="MS Gothic" style:font-name-asian="MS Gothic" style:font-name-complex="MS Gothic"/>
    </style:style>
    <style:style style:name="T3888" style:parent-style-name="DefaultParagraphFont" style:family="text">
      <style:text-properties style:font-name="MS Gothic" style:font-name-asian="MS Gothic" style:font-name-complex="MS Gothic"/>
    </style:style>
    <style:style style:name="T3889" style:parent-style-name="DefaultParagraphFont" style:family="text">
      <style:text-properties style:font-name="MS Gothic" style:font-name-asian="MS Gothic" style:font-name-complex="MS Gothic"/>
    </style:style>
    <style:style style:name="T3890" style:parent-style-name="DefaultParagraphFont" style:family="text">
      <style:text-properties style:font-name="MS Gothic" style:font-name-asian="MS Gothic" style:font-name-complex="MS Gothic"/>
    </style:style>
    <style:style style:name="T3891" style:parent-style-name="DefaultParagraphFont" style:family="text">
      <style:text-properties style:font-name="MS Gothic" style:font-name-asian="MS Gothic" style:font-name-complex="MS Gothic"/>
    </style:style>
    <style:style style:name="T3892" style:parent-style-name="DefaultParagraphFont" style:family="text">
      <style:text-properties style:font-name="MS Gothic" style:font-name-asian="MS Gothic" style:font-name-complex="MS Gothic"/>
    </style:style>
    <style:style style:name="T3893" style:parent-style-name="DefaultParagraphFont" style:family="text">
      <style:text-properties style:font-name="Microsoft JhengHei" style:font-name-asian="Microsoft JhengHei" style:font-name-complex="Microsoft JhengHei"/>
    </style:style>
    <style:style style:name="T3894" style:parent-style-name="DefaultParagraphFont" style:family="text">
      <style:text-properties style:font-name="MS Gothic" style:font-name-asian="MS Gothic" style:font-name-complex="MS Gothic"/>
    </style:style>
    <style:style style:name="T3895" style:parent-style-name="DefaultParagraphFont" style:family="text">
      <style:text-properties style:font-name="Microsoft JhengHei" style:font-name-asian="Microsoft JhengHei" style:font-name-complex="Microsoft JhengHei"/>
    </style:style>
    <style:style style:name="T3896" style:parent-style-name="DefaultParagraphFont" style:family="text">
      <style:text-properties style:font-name="MS Gothic" style:font-name-asian="MS Gothic" style:font-name-complex="MS Gothic"/>
    </style:style>
    <style:style style:name="T3897" style:parent-style-name="DefaultParagraphFont" style:family="text">
      <style:text-properties style:font-name="MS Gothic" style:font-name-asian="MS Gothic" style:font-name-complex="MS Gothic"/>
    </style:style>
    <style:style style:name="T3898" style:parent-style-name="DefaultParagraphFont" style:family="text">
      <style:text-properties style:font-name="MS Gothic" style:font-name-asian="MS Gothic" style:font-name-complex="MS Gothic"/>
    </style:style>
    <style:style style:name="T3899" style:parent-style-name="DefaultParagraphFont" style:family="text">
      <style:text-properties style:font-name="MS Gothic" style:font-name-asian="MS Gothic" style:font-name-complex="MS Gothic"/>
    </style:style>
    <style:style style:name="T3900" style:parent-style-name="DefaultParagraphFont" style:family="text">
      <style:text-properties style:font-name="MS Gothic" style:font-name-asian="MS Gothic" style:font-name-complex="MS Gothic"/>
    </style:style>
    <style:style style:name="T3901" style:parent-style-name="DefaultParagraphFont" style:family="text">
      <style:text-properties style:font-name="MS Gothic" style:font-name-asian="MS Gothic" style:font-name-complex="MS Gothic"/>
    </style:style>
    <style:style style:name="T3902" style:parent-style-name="DefaultParagraphFont" style:family="text">
      <style:text-properties style:font-name="MS Gothic" style:font-name-asian="MS Gothic" style:font-name-complex="MS Gothic"/>
    </style:style>
    <style:style style:name="T3903" style:parent-style-name="DefaultParagraphFont" style:family="text">
      <style:text-properties style:font-name="MS Gothic" style:font-name-asian="MS Gothic" style:font-name-complex="MS Gothic"/>
    </style:style>
    <style:style style:name="T3904" style:parent-style-name="DefaultParagraphFont" style:family="text">
      <style:text-properties style:font-name="MS Gothic" style:font-name-asian="MS Gothic" style:font-name-complex="MS Gothic"/>
    </style:style>
    <style:style style:name="T3905" style:parent-style-name="DefaultParagraphFont" style:family="text">
      <style:text-properties style:font-name="MS Gothic" style:font-name-asian="MS Gothic" style:font-name-complex="MS Gothic"/>
    </style:style>
    <style:style style:name="T3906" style:parent-style-name="DefaultParagraphFont" style:family="text">
      <style:text-properties style:font-name="MS Gothic" style:font-name-asian="MS Gothic" style:font-name-complex="MS Gothic"/>
    </style:style>
    <style:style style:name="T3907" style:parent-style-name="DefaultParagraphFont" style:family="text">
      <style:text-properties style:font-name="MS Gothic" style:font-name-asian="MS Gothic" style:font-name-complex="MS Gothic"/>
    </style:style>
    <style:style style:name="T3908" style:parent-style-name="DefaultParagraphFont" style:family="text">
      <style:text-properties style:font-name="MS Gothic" style:font-name-asian="MS Gothic" style:font-name-complex="MS Gothic"/>
    </style:style>
    <style:style style:name="T3909" style:parent-style-name="DefaultParagraphFont" style:family="text">
      <style:text-properties style:font-name="MS Gothic" style:font-name-asian="MS Gothic" style:font-name-complex="MS Gothic"/>
    </style:style>
    <style:style style:name="T3910" style:parent-style-name="DefaultParagraphFont" style:family="text">
      <style:text-properties style:font-name="MS Gothic" style:font-name-asian="MS Gothic" style:font-name-complex="MS Gothic"/>
    </style:style>
    <style:style style:name="T3911" style:parent-style-name="DefaultParagraphFont" style:family="text">
      <style:text-properties style:font-name="MS Gothic" style:font-name-asian="MS Gothic" style:font-name-complex="MS Gothic"/>
    </style:style>
    <style:style style:name="T3912" style:parent-style-name="DefaultParagraphFont" style:family="text">
      <style:text-properties style:font-name="MS Gothic" style:font-name-asian="MS Gothic" style:font-name-complex="MS Gothic"/>
    </style:style>
    <style:style style:name="T3913" style:parent-style-name="DefaultParagraphFont" style:family="text">
      <style:text-properties style:font-name="MS Gothic" style:font-name-asian="MS Gothic" style:font-name-complex="MS Gothic"/>
    </style:style>
    <style:style style:name="T3914" style:parent-style-name="DefaultParagraphFont" style:family="text">
      <style:text-properties style:font-name="MS Gothic" style:font-name-asian="MS Gothic" style:font-name-complex="MS Gothic"/>
    </style:style>
    <style:style style:name="T3915" style:parent-style-name="DefaultParagraphFont" style:family="text">
      <style:text-properties style:font-name="MS Gothic" style:font-name-asian="MS Gothic" style:font-name-complex="MS Gothic"/>
    </style:style>
    <style:style style:name="T3916" style:parent-style-name="DefaultParagraphFont" style:family="text">
      <style:text-properties style:font-name="MS Gothic" style:font-name-asian="MS Gothic" style:font-name-complex="MS Gothic"/>
    </style:style>
    <style:style style:name="T3917" style:parent-style-name="DefaultParagraphFont" style:family="text">
      <style:text-properties style:font-name="Microsoft JhengHei" style:font-name-asian="Microsoft JhengHei" style:font-name-complex="Microsoft JhengHei"/>
    </style:style>
    <style:style style:name="T3918" style:parent-style-name="DefaultParagraphFont" style:family="text">
      <style:text-properties style:font-name="MS Gothic" style:font-name-asian="MS Gothic" style:font-name-complex="MS Gothic"/>
    </style:style>
    <style:style style:name="T3919" style:parent-style-name="DefaultParagraphFont" style:family="text">
      <style:text-properties style:font-name="MS Gothic" style:font-name-asian="MS Gothic" style:font-name-complex="MS Gothic"/>
    </style:style>
    <style:style style:name="T3920" style:parent-style-name="DefaultParagraphFont" style:family="text">
      <style:text-properties style:font-name="MS Gothic" style:font-name-asian="MS Gothic" style:font-name-complex="MS Gothic"/>
    </style:style>
    <style:style style:name="T3921" style:parent-style-name="DefaultParagraphFont" style:family="text">
      <style:text-properties style:font-name="MS Gothic" style:font-name-asian="MS Gothic" style:font-name-complex="MS Gothic"/>
    </style:style>
    <style:style style:name="T3922" style:parent-style-name="DefaultParagraphFont" style:family="text">
      <style:text-properties style:font-name="MS Gothic" style:font-name-asian="MS Gothic" style:font-name-complex="MS Gothic"/>
    </style:style>
    <style:style style:name="T3923" style:parent-style-name="DefaultParagraphFont" style:family="text">
      <style:text-properties style:font-name="MS Gothic" style:font-name-asian="MS Gothic" style:font-name-complex="MS Gothic"/>
    </style:style>
    <style:style style:name="T3924" style:parent-style-name="DefaultParagraphFont" style:family="text">
      <style:text-properties style:font-name="MS Gothic" style:font-name-asian="MS Gothic" style:font-name-complex="MS Gothic"/>
    </style:style>
    <style:style style:name="T3925" style:parent-style-name="DefaultParagraphFont" style:family="text">
      <style:text-properties style:font-name="Microsoft JhengHei" style:font-name-asian="Microsoft JhengHei" style:font-name-complex="Microsoft JhengHei"/>
    </style:style>
    <style:style style:name="T3926" style:parent-style-name="DefaultParagraphFont" style:family="text">
      <style:text-properties style:font-name="MS Gothic" style:font-name-asian="MS Gothic" style:font-name-complex="MS Gothic"/>
    </style:style>
    <style:style style:name="T3927" style:parent-style-name="DefaultParagraphFont" style:family="text">
      <style:text-properties style:font-name="MS Gothic" style:font-name-asian="MS Gothic" style:font-name-complex="MS Gothic"/>
    </style:style>
    <style:style style:name="T3928" style:parent-style-name="DefaultParagraphFont" style:family="text">
      <style:text-properties style:font-name="MS Gothic" style:font-name-asian="MS Gothic" style:font-name-complex="MS Gothic"/>
    </style:style>
    <style:style style:name="T3929" style:parent-style-name="DefaultParagraphFont" style:family="text">
      <style:text-properties style:font-name="MS Gothic" style:font-name-asian="MS Gothic" style:font-name-complex="MS Gothic"/>
    </style:style>
    <style:style style:name="T3930" style:parent-style-name="DefaultParagraphFont" style:family="text">
      <style:text-properties style:font-name="MS Gothic" style:font-name-asian="MS Gothic" style:font-name-complex="MS Gothic"/>
    </style:style>
    <style:style style:name="T3931" style:parent-style-name="DefaultParagraphFont" style:family="text">
      <style:text-properties style:font-name="MS Gothic" style:font-name-asian="MS Gothic" style:font-name-complex="MS Gothic"/>
    </style:style>
    <style:style style:name="T3932" style:parent-style-name="DefaultParagraphFont" style:family="text">
      <style:text-properties style:font-name="Microsoft JhengHei" style:font-name-asian="Microsoft JhengHei" style:font-name-complex="Microsoft JhengHei"/>
    </style:style>
    <style:style style:name="T3933" style:parent-style-name="DefaultParagraphFont" style:family="text">
      <style:text-properties style:font-name="MS Gothic" style:font-name-asian="MS Gothic" style:font-name-complex="MS Gothic"/>
    </style:style>
    <style:style style:name="T3934" style:parent-style-name="DefaultParagraphFont" style:family="text">
      <style:text-properties style:font-name="Microsoft JhengHei" style:font-name-asian="Microsoft JhengHei" style:font-name-complex="Microsoft JhengHei"/>
    </style:style>
    <style:style style:name="T3935" style:parent-style-name="DefaultParagraphFont" style:family="text">
      <style:text-properties style:font-name="MS Gothic" style:font-name-asian="MS Gothic" style:font-name-complex="MS Gothic"/>
    </style:style>
    <style:style style:name="T3936" style:parent-style-name="DefaultParagraphFont" style:family="text">
      <style:text-properties style:font-name="MS Gothic" style:font-name-asian="MS Gothic" style:font-name-complex="MS Gothic"/>
    </style:style>
    <style:style style:name="T3937" style:parent-style-name="DefaultParagraphFont" style:family="text">
      <style:text-properties style:font-name="MS Gothic" style:font-name-asian="MS Gothic" style:font-name-complex="MS Gothic"/>
    </style:style>
    <style:style style:name="T3938" style:parent-style-name="DefaultParagraphFont" style:family="text">
      <style:text-properties style:font-name="MS Gothic" style:font-name-asian="MS Gothic" style:font-name-complex="MS Gothic"/>
    </style:style>
    <style:style style:name="T3939" style:parent-style-name="DefaultParagraphFont" style:family="text">
      <style:text-properties style:font-name="MS Gothic" style:font-name-asian="MS Gothic" style:font-name-complex="MS Gothic"/>
    </style:style>
    <style:style style:name="T3940" style:parent-style-name="DefaultParagraphFont" style:family="text">
      <style:text-properties style:font-name="MS Gothic" style:font-name-asian="MS Gothic" style:font-name-complex="MS Gothic"/>
    </style:style>
    <style:style style:name="T3941" style:parent-style-name="DefaultParagraphFont" style:family="text">
      <style:text-properties style:font-name="MS Gothic" style:font-name-asian="MS Gothic" style:font-name-complex="MS Gothic"/>
    </style:style>
    <style:style style:name="T3942" style:parent-style-name="DefaultParagraphFont" style:family="text">
      <style:text-properties style:font-name="Microsoft JhengHei" style:font-name-asian="Microsoft JhengHei" style:font-name-complex="Microsoft JhengHei"/>
    </style:style>
    <style:style style:name="T3943" style:parent-style-name="DefaultParagraphFont" style:family="text">
      <style:text-properties style:font-name="MS Gothic" style:font-name-asian="MS Gothic" style:font-name-complex="MS Gothic"/>
    </style:style>
    <style:style style:name="T3944" style:parent-style-name="DefaultParagraphFont" style:family="text">
      <style:text-properties style:font-name="MS Gothic" style:font-name-asian="MS Gothic" style:font-name-complex="MS Gothic"/>
    </style:style>
    <style:style style:name="T3945" style:parent-style-name="DefaultParagraphFont" style:family="text">
      <style:text-properties style:font-name="MS Gothic" style:font-name-asian="MS Gothic" style:font-name-complex="MS Gothic"/>
    </style:style>
    <style:style style:name="T3946" style:parent-style-name="DefaultParagraphFont" style:family="text">
      <style:text-properties style:font-name="Microsoft JhengHei" style:font-name-asian="Microsoft JhengHei" style:font-name-complex="Microsoft JhengHei"/>
    </style:style>
    <style:style style:name="T3947" style:parent-style-name="DefaultParagraphFont" style:family="text">
      <style:text-properties style:font-name="MS Gothic" style:font-name-asian="MS Gothic" style:font-name-complex="MS Gothic"/>
    </style:style>
    <style:style style:name="T3948" style:parent-style-name="DefaultParagraphFont" style:family="text">
      <style:text-properties style:font-name="Microsoft JhengHei" style:font-name-asian="Microsoft JhengHei" style:font-name-complex="Microsoft JhengHei"/>
    </style:style>
    <style:style style:name="T3949" style:parent-style-name="DefaultParagraphFont" style:family="text">
      <style:text-properties style:font-name="MS Gothic" style:font-name-asian="MS Gothic" style:font-name-complex="MS Gothic"/>
    </style:style>
    <style:style style:name="T3950" style:parent-style-name="DefaultParagraphFont" style:family="text">
      <style:text-properties style:font-name="MS Gothic" style:font-name-asian="MS Gothic" style:font-name-complex="MS Gothic"/>
    </style:style>
    <style:style style:name="T3951" style:parent-style-name="DefaultParagraphFont" style:family="text">
      <style:text-properties style:font-name="MS Gothic" style:font-name-asian="MS Gothic" style:font-name-complex="MS Gothic"/>
    </style:style>
    <style:style style:name="T3952" style:parent-style-name="DefaultParagraphFont" style:family="text">
      <style:text-properties style:font-name="Microsoft JhengHei" style:font-name-asian="Microsoft JhengHei" style:font-name-complex="Microsoft JhengHei"/>
    </style:style>
    <style:style style:name="T3953" style:parent-style-name="DefaultParagraphFont" style:family="text">
      <style:text-properties style:font-name="MS Gothic" style:font-name-asian="MS Gothic" style:font-name-complex="MS Gothic"/>
    </style:style>
    <style:style style:name="T3954" style:parent-style-name="DefaultParagraphFont" style:family="text">
      <style:text-properties style:font-name="MS Gothic" style:font-name-asian="MS Gothic" style:font-name-complex="MS Gothic"/>
    </style:style>
    <style:style style:name="T3955" style:parent-style-name="DefaultParagraphFont" style:family="text">
      <style:text-properties style:font-name="MS Gothic" style:font-name-asian="MS Gothic" style:font-name-complex="MS Gothic"/>
    </style:style>
    <style:style style:name="T3956" style:parent-style-name="DefaultParagraphFont" style:family="text">
      <style:text-properties style:font-name="Microsoft JhengHei" style:font-name-asian="Microsoft JhengHei" style:font-name-complex="Microsoft JhengHei"/>
    </style:style>
    <style:style style:name="T3957" style:parent-style-name="DefaultParagraphFont" style:family="text">
      <style:text-properties style:font-name="MS Gothic" style:font-name-asian="MS Gothic" style:font-name-complex="MS Gothic"/>
    </style:style>
    <style:style style:name="T3958" style:parent-style-name="DefaultParagraphFont" style:family="text">
      <style:text-properties style:font-name="MS Gothic" style:font-name-asian="MS Gothic" style:font-name-complex="MS Gothic"/>
    </style:style>
    <style:style style:name="T3959" style:parent-style-name="DefaultParagraphFont" style:family="text">
      <style:text-properties style:font-name="MS Gothic" style:font-name-asian="MS Gothic" style:font-name-complex="MS Gothic"/>
    </style:style>
    <style:style style:name="T3960" style:parent-style-name="DefaultParagraphFont" style:family="text">
      <style:text-properties style:font-name="Microsoft JhengHei" style:font-name-asian="Microsoft JhengHei" style:font-name-complex="Microsoft JhengHei"/>
    </style:style>
    <style:style style:name="T3961" style:parent-style-name="DefaultParagraphFont" style:family="text">
      <style:text-properties style:font-name="MS Gothic" style:font-name-asian="MS Gothic" style:font-name-complex="MS Gothic"/>
    </style:style>
    <style:style style:name="T3962" style:parent-style-name="DefaultParagraphFont" style:family="text">
      <style:text-properties style:font-name="Microsoft JhengHei" style:font-name-asian="Microsoft JhengHei" style:font-name-complex="Microsoft JhengHei"/>
    </style:style>
    <style:style style:name="T3963" style:parent-style-name="DefaultParagraphFont" style:family="text">
      <style:text-properties style:font-name="MS Gothic" style:font-name-asian="MS Gothic" style:font-name-complex="MS Gothic"/>
    </style:style>
    <style:style style:name="T3964" style:parent-style-name="DefaultParagraphFont" style:family="text">
      <style:text-properties style:font-name="MS Gothic" style:font-name-asian="MS Gothic" style:font-name-complex="MS Gothic"/>
    </style:style>
    <style:style style:name="T3965" style:parent-style-name="DefaultParagraphFont" style:family="text">
      <style:text-properties style:font-name="MS Gothic" style:font-name-asian="MS Gothic" style:font-name-complex="MS Gothic"/>
    </style:style>
    <style:style style:name="T3966" style:parent-style-name="DefaultParagraphFont" style:family="text">
      <style:text-properties style:font-name="Microsoft JhengHei" style:font-name-asian="Microsoft JhengHei" style:font-name-complex="Microsoft JhengHei"/>
    </style:style>
    <style:style style:name="T3967" style:parent-style-name="DefaultParagraphFont" style:family="text">
      <style:text-properties style:font-name="MS Gothic" style:font-name-asian="MS Gothic" style:font-name-complex="MS Gothic"/>
    </style:style>
    <style:style style:name="T3968" style:parent-style-name="DefaultParagraphFont" style:family="text">
      <style:text-properties style:font-name="MS Gothic" style:font-name-asian="MS Gothic" style:font-name-complex="MS Gothic"/>
    </style:style>
    <style:style style:name="T3969" style:parent-style-name="DefaultParagraphFont" style:family="text">
      <style:text-properties style:font-name="Microsoft JhengHei" style:font-name-asian="Microsoft JhengHei" style:font-name-complex="Microsoft JhengHei"/>
    </style:style>
    <style:style style:name="T3970" style:parent-style-name="DefaultParagraphFont" style:family="text">
      <style:text-properties style:font-name="MS Gothic" style:font-name-asian="MS Gothic" style:font-name-complex="MS Gothic"/>
    </style:style>
    <style:style style:name="T3971" style:parent-style-name="DefaultParagraphFont" style:family="text">
      <style:text-properties style:font-name="Microsoft JhengHei" style:font-name-asian="Microsoft JhengHei" style:font-name-complex="Microsoft JhengHei"/>
    </style:style>
    <style:style style:name="T3972" style:parent-style-name="DefaultParagraphFont" style:family="text">
      <style:text-properties style:font-name="MS Gothic" style:font-name-asian="MS Gothic" style:font-name-complex="MS Gothic"/>
    </style:style>
    <style:style style:name="T3973" style:parent-style-name="DefaultParagraphFont" style:family="text">
      <style:text-properties style:font-name="MS Gothic" style:font-name-asian="MS Gothic" style:font-name-complex="MS Gothic"/>
    </style:style>
    <style:style style:name="T3974" style:parent-style-name="DefaultParagraphFont" style:family="text">
      <style:text-properties style:font-name="MingLiU-ExtB" style:font-name-asian="MingLiU-ExtB" style:font-name-complex="MingLiU-ExtB"/>
    </style:style>
    <style:style style:name="T3975" style:parent-style-name="DefaultParagraphFont" style:family="text">
      <style:text-properties style:font-name="MS Gothic" style:font-name-asian="MS Gothic" style:font-name-complex="MS Gothic"/>
    </style:style>
    <style:style style:name="T3976" style:parent-style-name="DefaultParagraphFont" style:family="text">
      <style:text-properties style:font-name="Microsoft JhengHei" style:font-name-asian="Microsoft JhengHei" style:font-name-complex="Microsoft JhengHei"/>
    </style:style>
    <style:style style:name="T3977" style:parent-style-name="DefaultParagraphFont" style:family="text">
      <style:text-properties style:font-name="Microsoft JhengHei" style:font-name-asian="Microsoft JhengHei" style:font-name-complex="Microsoft JhengHei"/>
    </style:style>
    <style:style style:name="T3978" style:parent-style-name="DefaultParagraphFont" style:family="text">
      <style:text-properties style:font-name="MS Gothic" style:font-name-asian="MS Gothic" style:font-name-complex="MS Gothic"/>
    </style:style>
    <style:style style:name="T3979" style:parent-style-name="DefaultParagraphFont" style:family="text">
      <style:text-properties style:font-name="MS Gothic" style:font-name-asian="MS Gothic" style:font-name-complex="MS Gothic"/>
    </style:style>
    <style:style style:name="T3980" style:parent-style-name="DefaultParagraphFont" style:family="text">
      <style:text-properties style:font-name="MS Gothic" style:font-name-asian="MS Gothic" style:font-name-complex="MS Gothic"/>
    </style:style>
    <style:style style:name="T3981" style:parent-style-name="DefaultParagraphFont" style:family="text">
      <style:text-properties style:font-name="MS Gothic" style:font-name-asian="MS Gothic" style:font-name-complex="MS Gothic"/>
    </style:style>
    <style:style style:name="T3982" style:parent-style-name="DefaultParagraphFont" style:family="text">
      <style:text-properties style:font-name="MS Gothic" style:font-name-asian="MS Gothic" style:font-name-complex="MS Gothic"/>
    </style:style>
    <style:style style:name="T3983" style:parent-style-name="DefaultParagraphFont" style:family="text">
      <style:text-properties style:font-name="Microsoft JhengHei" style:font-name-asian="Microsoft JhengHei" style:font-name-complex="Microsoft JhengHei"/>
    </style:style>
    <style:style style:name="T3984" style:parent-style-name="DefaultParagraphFont" style:family="text">
      <style:text-properties style:font-name="MS Gothic" style:font-name-asian="MS Gothic" style:font-name-complex="MS Gothic"/>
    </style:style>
    <style:style style:name="T3985" style:parent-style-name="DefaultParagraphFont" style:family="text">
      <style:text-properties style:font-name="MS Gothic" style:font-name-asian="MS Gothic" style:font-name-complex="MS Gothic"/>
    </style:style>
    <style:style style:name="T3986" style:parent-style-name="DefaultParagraphFont" style:family="text">
      <style:text-properties style:font-name="MS Gothic" style:font-name-asian="MS Gothic" style:font-name-complex="MS Gothic"/>
    </style:style>
    <style:style style:name="T3987" style:parent-style-name="DefaultParagraphFont" style:family="text">
      <style:text-properties style:font-name="MS Gothic" style:font-name-asian="MS Gothic" style:font-name-complex="MS Gothic"/>
    </style:style>
    <style:style style:name="T3988" style:parent-style-name="DefaultParagraphFont" style:family="text">
      <style:text-properties style:font-name="MS Gothic" style:font-name-asian="MS Gothic" style:font-name-complex="MS Gothic"/>
    </style:style>
    <style:style style:name="T3989" style:parent-style-name="DefaultParagraphFont" style:family="text">
      <style:text-properties style:font-name="MS Gothic" style:font-name-asian="MS Gothic" style:font-name-complex="MS Gothic"/>
    </style:style>
    <style:style style:name="T3990" style:parent-style-name="DefaultParagraphFont" style:family="text">
      <style:text-properties style:font-name="MS Gothic" style:font-name-asian="MS Gothic" style:font-name-complex="MS Gothic"/>
    </style:style>
    <style:style style:name="T3991" style:parent-style-name="DefaultParagraphFont" style:family="text">
      <style:text-properties style:font-name="MS Gothic" style:font-name-asian="MS Gothic" style:font-name-complex="MS Gothic"/>
    </style:style>
    <style:style style:name="T3992" style:parent-style-name="DefaultParagraphFont" style:family="text">
      <style:text-properties style:font-name="MS Gothic" style:font-name-asian="MS Gothic" style:font-name-complex="MS Gothic"/>
    </style:style>
    <style:style style:name="T3993" style:parent-style-name="DefaultParagraphFont" style:family="text">
      <style:text-properties style:font-name="MS Gothic" style:font-name-asian="MS Gothic" style:font-name-complex="MS Gothic"/>
    </style:style>
    <style:style style:name="T3994" style:parent-style-name="DefaultParagraphFont" style:family="text">
      <style:text-properties style:font-name="MS Gothic" style:font-name-asian="MS Gothic" style:font-name-complex="MS Gothic"/>
    </style:style>
    <style:style style:name="T3995" style:parent-style-name="DefaultParagraphFont" style:family="text">
      <style:text-properties style:font-name="MS Gothic" style:font-name-asian="MS Gothic" style:font-name-complex="MS Gothic"/>
    </style:style>
    <style:style style:name="T3996" style:parent-style-name="DefaultParagraphFont" style:family="text">
      <style:text-properties style:font-name="MS Gothic" style:font-name-asian="MS Gothic" style:font-name-complex="MS Gothic"/>
    </style:style>
    <style:style style:name="T3997" style:parent-style-name="DefaultParagraphFont" style:family="text">
      <style:text-properties style:font-name="MS Gothic" style:font-name-asian="MS Gothic" style:font-name-complex="MS Gothic"/>
    </style:style>
    <style:style style:name="T3998" style:parent-style-name="DefaultParagraphFont" style:family="text">
      <style:text-properties style:font-name="MS Gothic" style:font-name-asian="MS Gothic" style:font-name-complex="MS Gothic"/>
    </style:style>
    <style:style style:name="T3999" style:parent-style-name="DefaultParagraphFont" style:family="text">
      <style:text-properties style:font-name="MS Gothic" style:font-name-asian="MS Gothic" style:font-name-complex="MS Gothic"/>
    </style:style>
    <style:style style:name="T4000" style:parent-style-name="DefaultParagraphFont" style:family="text">
      <style:text-properties style:font-name="MS Gothic" style:font-name-asian="MS Gothic" style:font-name-complex="MS Gothic"/>
    </style:style>
    <style:style style:name="T4001" style:parent-style-name="DefaultParagraphFont" style:family="text">
      <style:text-properties style:font-name="MS Gothic" style:font-name-asian="MS Gothic" style:font-name-complex="MS Gothic"/>
    </style:style>
    <style:style style:name="T4002" style:parent-style-name="DefaultParagraphFont" style:family="text">
      <style:text-properties style:font-name="Microsoft JhengHei" style:font-name-asian="Microsoft JhengHei" style:font-name-complex="Microsoft JhengHei"/>
    </style:style>
    <style:style style:name="T4003" style:parent-style-name="DefaultParagraphFont" style:family="text">
      <style:text-properties style:font-name="MS Gothic" style:font-name-asian="MS Gothic" style:font-name-complex="MS Gothic"/>
    </style:style>
    <style:style style:name="T4004" style:parent-style-name="DefaultParagraphFont" style:family="text">
      <style:text-properties style:font-name="MS Gothic" style:font-name-asian="MS Gothic" style:font-name-complex="MS Gothic"/>
    </style:style>
    <style:style style:name="T4005" style:parent-style-name="DefaultParagraphFont" style:family="text">
      <style:text-properties style:font-name="MS Gothic" style:font-name-asian="MS Gothic" style:font-name-complex="MS Gothic"/>
    </style:style>
    <style:style style:name="T4006" style:parent-style-name="DefaultParagraphFont" style:family="text">
      <style:text-properties style:font-name="MS Gothic" style:font-name-asian="MS Gothic" style:font-name-complex="MS Gothic"/>
    </style:style>
    <style:style style:name="T4007" style:parent-style-name="DefaultParagraphFont" style:family="text">
      <style:text-properties style:font-name="MS Gothic" style:font-name-asian="MS Gothic" style:font-name-complex="MS Gothic"/>
    </style:style>
    <style:style style:name="T4008" style:parent-style-name="DefaultParagraphFont" style:family="text">
      <style:text-properties style:font-name="MS Gothic" style:font-name-asian="MS Gothic" style:font-name-complex="MS Gothic"/>
    </style:style>
    <style:style style:name="T4009" style:parent-style-name="DefaultParagraphFont" style:family="text">
      <style:text-properties style:font-name="MS Gothic" style:font-name-asian="MS Gothic" style:font-name-complex="MS Gothic"/>
    </style:style>
    <style:style style:name="T4010" style:parent-style-name="DefaultParagraphFont" style:family="text">
      <style:text-properties style:font-name="MS Gothic" style:font-name-asian="MS Gothic" style:font-name-complex="MS Gothic"/>
    </style:style>
    <style:style style:name="T4011" style:parent-style-name="DefaultParagraphFont" style:family="text">
      <style:text-properties style:font-name="Microsoft JhengHei" style:font-name-asian="Microsoft JhengHei" style:font-name-complex="Microsoft JhengHei"/>
    </style:style>
    <style:style style:name="T4012" style:parent-style-name="DefaultParagraphFont" style:family="text">
      <style:text-properties style:font-name="MS Gothic" style:font-name-asian="MS Gothic" style:font-name-complex="MS Gothic"/>
    </style:style>
    <style:style style:name="T4013" style:parent-style-name="DefaultParagraphFont" style:family="text">
      <style:text-properties style:font-name="MS Gothic" style:font-name-asian="MS Gothic" style:font-name-complex="MS Gothic"/>
    </style:style>
    <style:style style:name="T4014" style:parent-style-name="DefaultParagraphFont" style:family="text">
      <style:text-properties style:font-name="MS Gothic" style:font-name-asian="MS Gothic" style:font-name-complex="MS Gothic"/>
    </style:style>
    <style:style style:name="T4015" style:parent-style-name="DefaultParagraphFont" style:family="text">
      <style:text-properties style:font-name="MS Gothic" style:font-name-asian="MS Gothic" style:font-name-complex="MS Gothic"/>
    </style:style>
    <style:style style:name="T4016" style:parent-style-name="DefaultParagraphFont" style:family="text">
      <style:text-properties style:font-name="MS Gothic" style:font-name-asian="MS Gothic" style:font-name-complex="MS Gothic"/>
    </style:style>
    <style:style style:name="T4017" style:parent-style-name="DefaultParagraphFont" style:family="text">
      <style:text-properties style:font-name="Microsoft JhengHei" style:font-name-asian="Microsoft JhengHei" style:font-name-complex="Microsoft JhengHei"/>
    </style:style>
    <style:style style:name="T4018" style:parent-style-name="DefaultParagraphFont" style:family="text">
      <style:text-properties style:font-name="Malgun Gothic" style:font-name-asian="Malgun Gothic" style:font-name-complex="Malgun Gothic"/>
    </style:style>
    <style:style style:name="T4019" style:parent-style-name="DefaultParagraphFont" style:family="text">
      <style:text-properties style:font-name="MS Gothic" style:font-name-asian="MS Gothic" style:font-name-complex="MS Gothic"/>
    </style:style>
    <style:style style:name="T4020" style:parent-style-name="DefaultParagraphFont" style:family="text">
      <style:text-properties style:font-name="MS Gothic" style:font-name-asian="MS Gothic" style:font-name-complex="MS Gothic"/>
    </style:style>
    <style:style style:name="T4021" style:parent-style-name="DefaultParagraphFont" style:family="text">
      <style:text-properties style:font-name="MS Gothic" style:font-name-asian="MS Gothic" style:font-name-complex="MS Gothic"/>
    </style:style>
    <style:style style:name="T4022" style:parent-style-name="DefaultParagraphFont" style:family="text">
      <style:text-properties style:font-name="MS Gothic" style:font-name-asian="MS Gothic" style:font-name-complex="MS Gothic"/>
    </style:style>
    <style:style style:name="T4023" style:parent-style-name="DefaultParagraphFont" style:family="text">
      <style:text-properties style:font-name="MS Gothic" style:font-name-asian="MS Gothic" style:font-name-complex="MS Gothic"/>
    </style:style>
    <style:style style:name="T4024" style:parent-style-name="DefaultParagraphFont" style:family="text">
      <style:text-properties style:font-name="MS Gothic" style:font-name-asian="MS Gothic" style:font-name-complex="MS Gothic"/>
    </style:style>
    <style:style style:name="T4025" style:parent-style-name="DefaultParagraphFont" style:family="text">
      <style:text-properties style:font-name="MS Gothic" style:font-name-asian="MS Gothic" style:font-name-complex="MS Gothic"/>
    </style:style>
    <style:style style:name="T4026" style:parent-style-name="DefaultParagraphFont" style:family="text">
      <style:text-properties style:font-name="MS Gothic" style:font-name-asian="MS Gothic" style:font-name-complex="MS Gothic"/>
    </style:style>
    <style:style style:name="T4027" style:parent-style-name="DefaultParagraphFont" style:family="text">
      <style:text-properties style:font-name="Microsoft JhengHei" style:font-name-asian="Microsoft JhengHei" style:font-name-complex="Microsoft JhengHei"/>
    </style:style>
    <style:style style:name="T4028" style:parent-style-name="DefaultParagraphFont" style:family="text">
      <style:text-properties style:font-name="MS Gothic" style:font-name-asian="MS Gothic" style:font-name-complex="MS Gothic"/>
    </style:style>
    <style:style style:name="T4029" style:parent-style-name="DefaultParagraphFont" style:family="text">
      <style:text-properties style:font-name="Microsoft JhengHei" style:font-name-asian="Microsoft JhengHei" style:font-name-complex="Microsoft JhengHei"/>
    </style:style>
    <style:style style:name="T4030" style:parent-style-name="DefaultParagraphFont" style:family="text">
      <style:text-properties style:font-name="MS Gothic" style:font-name-asian="MS Gothic" style:font-name-complex="MS Gothic"/>
    </style:style>
    <style:style style:name="T4031" style:parent-style-name="DefaultParagraphFont" style:family="text">
      <style:text-properties style:font-name="Malgun Gothic" style:font-name-asian="Malgun Gothic" style:font-name-complex="Malgun Gothic"/>
    </style:style>
    <style:style style:name="T4032" style:parent-style-name="DefaultParagraphFont" style:family="text">
      <style:text-properties style:font-name="MS Gothic" style:font-name-asian="MS Gothic" style:font-name-complex="MS Gothic"/>
    </style:style>
    <style:style style:name="T4033" style:parent-style-name="DefaultParagraphFont" style:family="text">
      <style:text-properties style:font-name="MS Gothic" style:font-name-asian="MS Gothic" style:font-name-complex="MS Gothic"/>
    </style:style>
    <style:style style:name="T4034" style:parent-style-name="DefaultParagraphFont" style:family="text">
      <style:text-properties style:font-name="MS Gothic" style:font-name-asian="MS Gothic" style:font-name-complex="MS Gothic"/>
    </style:style>
    <style:style style:name="T4035" style:parent-style-name="DefaultParagraphFont" style:family="text">
      <style:text-properties style:font-name="MS Gothic" style:font-name-asian="MS Gothic" style:font-name-complex="MS Gothic"/>
    </style:style>
    <style:style style:name="T4036" style:parent-style-name="DefaultParagraphFont" style:family="text">
      <style:text-properties style:font-name="MS Gothic" style:font-name-asian="MS Gothic" style:font-name-complex="MS Gothic"/>
    </style:style>
    <style:style style:name="T4037" style:parent-style-name="DefaultParagraphFont" style:family="text">
      <style:text-properties style:font-name="MS Gothic" style:font-name-asian="MS Gothic" style:font-name-complex="MS Gothic"/>
    </style:style>
    <style:style style:name="T4038" style:parent-style-name="DefaultParagraphFont" style:family="text">
      <style:text-properties style:font-name="MS Gothic" style:font-name-asian="MS Gothic" style:font-name-complex="MS Gothic"/>
    </style:style>
    <style:style style:name="T4039" style:parent-style-name="DefaultParagraphFont" style:family="text">
      <style:text-properties style:font-name="MS Gothic" style:font-name-asian="MS Gothic" style:font-name-complex="MS Gothic"/>
    </style:style>
    <style:style style:name="T4040" style:parent-style-name="DefaultParagraphFont" style:family="text">
      <style:text-properties style:font-name="MS Gothic" style:font-name-asian="MS Gothic" style:font-name-complex="MS Gothic"/>
    </style:style>
    <style:style style:name="T4041" style:parent-style-name="DefaultParagraphFont" style:family="text">
      <style:text-properties style:font-name="Microsoft JhengHei" style:font-name-asian="Microsoft JhengHei" style:font-name-complex="Microsoft JhengHei"/>
    </style:style>
    <style:style style:name="T4042" style:parent-style-name="DefaultParagraphFont" style:family="text">
      <style:text-properties style:font-name="MS Gothic" style:font-name-asian="MS Gothic" style:font-name-complex="MS Gothic"/>
    </style:style>
    <style:style style:name="T4043" style:parent-style-name="DefaultParagraphFont" style:family="text">
      <style:text-properties style:font-name="MS Gothic" style:font-name-asian="MS Gothic" style:font-name-complex="MS Gothic"/>
    </style:style>
    <style:style style:name="T4044" style:parent-style-name="DefaultParagraphFont" style:family="text">
      <style:text-properties style:font-name="Microsoft JhengHei" style:font-name-asian="Microsoft JhengHei" style:font-name-complex="Microsoft JhengHei"/>
    </style:style>
    <style:style style:name="T4045" style:parent-style-name="DefaultParagraphFont" style:family="text">
      <style:text-properties style:font-name="MS Gothic" style:font-name-asian="MS Gothic" style:font-name-complex="MS Gothic"/>
    </style:style>
    <style:style style:name="T4046" style:parent-style-name="DefaultParagraphFont" style:family="text">
      <style:text-properties style:font-name="MS Gothic" style:font-name-asian="MS Gothic" style:font-name-complex="MS Gothic"/>
    </style:style>
    <style:style style:name="T4047" style:parent-style-name="DefaultParagraphFont" style:family="text">
      <style:text-properties style:font-name="MS Gothic" style:font-name-asian="MS Gothic" style:font-name-complex="MS Gothic"/>
    </style:style>
    <style:style style:name="T4048" style:parent-style-name="DefaultParagraphFont" style:family="text">
      <style:text-properties style:font-name="MS Gothic" style:font-name-asian="MS Gothic" style:font-name-complex="MS Gothic"/>
    </style:style>
    <style:style style:name="T4049" style:parent-style-name="DefaultParagraphFont" style:family="text">
      <style:text-properties style:font-name="MS Gothic" style:font-name-asian="MS Gothic" style:font-name-complex="MS Gothic"/>
    </style:style>
    <style:style style:name="T4050" style:parent-style-name="DefaultParagraphFont" style:family="text">
      <style:text-properties style:font-name="MS Gothic" style:font-name-asian="MS Gothic" style:font-name-complex="MS Gothic"/>
    </style:style>
    <style:style style:name="T4051" style:parent-style-name="DefaultParagraphFont" style:family="text">
      <style:text-properties style:font-name="MS Gothic" style:font-name-asian="MS Gothic" style:font-name-complex="MS Gothic"/>
    </style:style>
    <style:style style:name="T4052" style:parent-style-name="DefaultParagraphFont" style:family="text">
      <style:text-properties style:font-name="MS Gothic" style:font-name-asian="MS Gothic" style:font-name-complex="MS Gothic"/>
    </style:style>
    <style:style style:name="T4053" style:parent-style-name="DefaultParagraphFont" style:family="text">
      <style:text-properties style:font-name="MS Gothic" style:font-name-asian="MS Gothic" style:font-name-complex="MS Gothic"/>
    </style:style>
    <style:style style:name="T4054" style:parent-style-name="DefaultParagraphFont" style:family="text">
      <style:text-properties style:font-name="MS Gothic" style:font-name-asian="MS Gothic" style:font-name-complex="MS Gothic"/>
    </style:style>
    <style:style style:name="T4055" style:parent-style-name="DefaultParagraphFont" style:family="text">
      <style:text-properties style:font-name="MS Gothic" style:font-name-asian="MS Gothic" style:font-name-complex="MS Gothic"/>
    </style:style>
    <style:style style:name="T4056" style:parent-style-name="DefaultParagraphFont" style:family="text">
      <style:text-properties style:font-name="MS Gothic" style:font-name-asian="MS Gothic" style:font-name-complex="MS Gothic"/>
    </style:style>
    <style:style style:name="T4057" style:parent-style-name="DefaultParagraphFont" style:family="text">
      <style:text-properties style:font-name="Microsoft JhengHei" style:font-name-asian="Microsoft JhengHei" style:font-name-complex="Microsoft JhengHei"/>
    </style:style>
    <style:style style:name="T4058" style:parent-style-name="DefaultParagraphFont" style:family="text">
      <style:text-properties style:font-name="MS Gothic" style:font-name-asian="MS Gothic" style:font-name-complex="MS Gothic"/>
    </style:style>
    <style:style style:name="T4059" style:parent-style-name="DefaultParagraphFont" style:family="text">
      <style:text-properties style:font-name="MS Gothic" style:font-name-asian="MS Gothic" style:font-name-complex="MS Gothic"/>
    </style:style>
    <style:style style:name="T4060" style:parent-style-name="DefaultParagraphFont" style:family="text">
      <style:text-properties style:font-name="Microsoft JhengHei" style:font-name-asian="Microsoft JhengHei" style:font-name-complex="Microsoft JhengHei"/>
    </style:style>
    <style:style style:name="T4061" style:parent-style-name="DefaultParagraphFont" style:family="text">
      <style:text-properties style:font-name="MS Gothic" style:font-name-asian="MS Gothic" style:font-name-complex="MS Gothic"/>
    </style:style>
    <style:style style:name="T4062" style:parent-style-name="DefaultParagraphFont" style:family="text">
      <style:text-properties style:font-name="MS Gothic" style:font-name-asian="MS Gothic" style:font-name-complex="MS Gothic"/>
    </style:style>
    <style:style style:name="T4063" style:parent-style-name="DefaultParagraphFont" style:family="text">
      <style:text-properties style:font-name="MS Gothic" style:font-name-asian="MS Gothic" style:font-name-complex="MS Gothic"/>
    </style:style>
    <style:style style:name="T4064" style:parent-style-name="DefaultParagraphFont" style:family="text">
      <style:text-properties style:font-name="Microsoft JhengHei" style:font-name-asian="Microsoft JhengHei" style:font-name-complex="Microsoft JhengHei"/>
    </style:style>
    <style:style style:name="T4065" style:parent-style-name="DefaultParagraphFont" style:family="text">
      <style:text-properties style:font-name="MS Gothic" style:font-name-asian="MS Gothic" style:font-name-complex="MS Gothic"/>
    </style:style>
    <style:style style:name="T4066" style:parent-style-name="DefaultParagraphFont" style:family="text">
      <style:text-properties style:font-name="MS Gothic" style:font-name-asian="MS Gothic" style:font-name-complex="MS Gothic"/>
    </style:style>
    <style:style style:name="T4067" style:parent-style-name="DefaultParagraphFont" style:family="text">
      <style:text-properties style:font-name="MS Gothic" style:font-name-asian="MS Gothic" style:font-name-complex="MS Gothic"/>
    </style:style>
    <style:style style:name="T4068" style:parent-style-name="DefaultParagraphFont" style:family="text">
      <style:text-properties style:font-name="Microsoft JhengHei" style:font-name-asian="Microsoft JhengHei" style:font-name-complex="Microsoft JhengHei"/>
    </style:style>
    <style:style style:name="T4069" style:parent-style-name="DefaultParagraphFont" style:family="text">
      <style:text-properties style:font-name="MS Gothic" style:font-name-asian="MS Gothic" style:font-name-complex="MS Gothic"/>
    </style:style>
    <style:style style:name="T4070" style:parent-style-name="DefaultParagraphFont" style:family="text">
      <style:text-properties style:font-name="MS Gothic" style:font-name-asian="MS Gothic" style:font-name-complex="MS Gothic"/>
    </style:style>
    <style:style style:name="T4071" style:parent-style-name="DefaultParagraphFont" style:family="text">
      <style:text-properties style:font-name="MS Gothic" style:font-name-asian="MS Gothic" style:font-name-complex="MS Gothic"/>
    </style:style>
    <style:style style:name="T4072" style:parent-style-name="DefaultParagraphFont" style:family="text">
      <style:text-properties style:font-name="MS Gothic" style:font-name-asian="MS Gothic" style:font-name-complex="MS Gothic"/>
    </style:style>
    <style:style style:name="T4073" style:parent-style-name="DefaultParagraphFont" style:family="text">
      <style:text-properties style:font-name="MS Gothic" style:font-name-asian="MS Gothic" style:font-name-complex="MS Gothic"/>
    </style:style>
    <style:style style:name="T4074" style:parent-style-name="DefaultParagraphFont" style:family="text">
      <style:text-properties style:font-name="MS Gothic" style:font-name-asian="MS Gothic" style:font-name-complex="MS Gothic"/>
    </style:style>
    <style:style style:name="T4075" style:parent-style-name="DefaultParagraphFont" style:family="text">
      <style:text-properties style:font-name="MS Gothic" style:font-name-asian="MS Gothic" style:font-name-complex="MS Gothic"/>
    </style:style>
    <style:style style:name="T4076" style:parent-style-name="DefaultParagraphFont" style:family="text">
      <style:text-properties style:font-name="MS Gothic" style:font-name-asian="MS Gothic" style:font-name-complex="MS Gothic"/>
    </style:style>
    <style:style style:name="T4077" style:parent-style-name="DefaultParagraphFont" style:family="text">
      <style:text-properties style:font-name="MS Gothic" style:font-name-asian="MS Gothic" style:font-name-complex="MS Gothic"/>
    </style:style>
    <style:style style:name="T4078" style:parent-style-name="DefaultParagraphFont" style:family="text">
      <style:text-properties style:font-name="Microsoft JhengHei" style:font-name-asian="Microsoft JhengHei" style:font-name-complex="Microsoft JhengHei"/>
    </style:style>
    <style:style style:name="T4079" style:parent-style-name="DefaultParagraphFont" style:family="text">
      <style:text-properties style:font-name="MS Gothic" style:font-name-asian="MS Gothic" style:font-name-complex="MS Gothic"/>
    </style:style>
    <style:style style:name="T4080" style:parent-style-name="DefaultParagraphFont" style:family="text">
      <style:text-properties style:font-name="MS Gothic" style:font-name-asian="MS Gothic" style:font-name-complex="MS Gothic"/>
    </style:style>
    <style:style style:name="T4081" style:parent-style-name="DefaultParagraphFont" style:family="text">
      <style:text-properties fo:font-weight="bold" style:font-weight-asian="bold" style:font-weight-complex="bold"/>
    </style:style>
    <style:style style:name="T4082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4083" style:parent-style-name="DefaultParagraphFont" style:family="text">
      <style:text-properties fo:font-weight="bold" style:font-weight-asian="bold" style:font-weight-complex="bold"/>
    </style:style>
    <style:style style:name="T4084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4085" style:parent-style-name="DefaultParagraphFont" style:family="text">
      <style:text-properties fo:font-weight="bold" style:font-weight-asian="bold" style:font-weight-complex="bold"/>
    </style:style>
    <style:style style:name="T4086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4087" style:parent-style-name="DefaultParagraphFont" style:family="text">
      <style:text-properties fo:font-weight="bold" style:font-weight-asian="bold" style:font-weight-complex="bold"/>
    </style:style>
    <style:style style:name="T4088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4089" style:parent-style-name="DefaultParagraphFont" style:family="text">
      <style:text-properties fo:font-weight="bold" style:font-weight-asian="bold" style:font-weight-complex="bold"/>
    </style:style>
    <style:style style:name="T4090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4091" style:parent-style-name="DefaultParagraphFont" style:family="text">
      <style:text-properties fo:font-weight="bold" style:font-weight-asian="bold" style:font-weight-complex="bold"/>
    </style:style>
    <style:style style:name="T4092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4093" style:parent-style-name="DefaultParagraphFont" style:family="text">
      <style:text-properties fo:font-weight="bold" style:font-weight-asian="bold" style:font-weight-complex="bold"/>
    </style:style>
    <style:style style:name="T4094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4095" style:parent-style-name="DefaultParagraphFont" style:family="text">
      <style:text-properties fo:font-weight="bold" style:font-weight-asian="bold" style:font-weight-complex="bold"/>
    </style:style>
    <style:style style:name="T4096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4097" style:parent-style-name="DefaultParagraphFont" style:family="text">
      <style:text-properties fo:font-weight="bold" style:font-weight-asian="bold" style:font-weight-complex="bold"/>
    </style:style>
    <style:style style:name="T4098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4099" style:parent-style-name="DefaultParagraphFont" style:family="text">
      <style:text-properties fo:font-weight="bold" style:font-weight-asian="bold" style:font-weight-complex="bold"/>
    </style:style>
    <style:style style:name="T4100" style:parent-style-name="DefaultParagraphFont" style:family="text">
      <style:text-properties style:font-name="Microsoft JhengHei" style:font-name-asian="Microsoft JhengHei" style:font-name-complex="Microsoft JhengHei"/>
    </style:style>
    <style:style style:name="T4101" style:parent-style-name="DefaultParagraphFont" style:family="text">
      <style:text-properties style:font-name="MS Gothic" style:font-name-asian="MS Gothic" style:font-name-complex="MS Gothic"/>
    </style:style>
    <style:style style:name="T4102" style:parent-style-name="DefaultParagraphFont" style:family="text">
      <style:text-properties style:font-name="MS Gothic" style:font-name-asian="MS Gothic" style:font-name-complex="MS Gothic"/>
    </style:style>
    <style:style style:name="T4103" style:parent-style-name="DefaultParagraphFont" style:family="text">
      <style:text-properties style:font-name="MS Gothic" style:font-name-asian="MS Gothic" style:font-name-complex="MS Gothic"/>
    </style:style>
    <style:style style:name="T4104" style:parent-style-name="DefaultParagraphFont" style:family="text">
      <style:text-properties style:font-name="Microsoft JhengHei" style:font-name-asian="Microsoft JhengHei" style:font-name-complex="Microsoft JhengHei"/>
    </style:style>
    <style:style style:name="T4105" style:parent-style-name="DefaultParagraphFont" style:family="text">
      <style:text-properties style:font-name="Microsoft JhengHei" style:font-name-asian="Microsoft JhengHei" style:font-name-complex="Microsoft JhengHei"/>
    </style:style>
    <style:style style:name="T4106" style:parent-style-name="DefaultParagraphFont" style:family="text">
      <style:text-properties style:font-name="Microsoft JhengHei" style:font-name-asian="Microsoft JhengHei" style:font-name-complex="Microsoft JhengHei"/>
    </style:style>
    <style:style style:name="T4107" style:parent-style-name="DefaultParagraphFont" style:family="text">
      <style:text-properties style:font-name="MS Gothic" style:font-name-asian="MS Gothic" style:font-name-complex="MS Gothic"/>
    </style:style>
    <style:style style:name="T4108" style:parent-style-name="DefaultParagraphFont" style:family="text">
      <style:text-properties style:font-name="MS Gothic" style:font-name-asian="MS Gothic" style:font-name-complex="MS Gothic"/>
    </style:style>
    <style:style style:name="T4109" style:parent-style-name="DefaultParagraphFont" style:family="text">
      <style:text-properties style:font-name="Microsoft JhengHei" style:font-name-asian="Microsoft JhengHei" style:font-name-complex="Microsoft JhengHei"/>
    </style:style>
    <style:style style:name="T4110" style:parent-style-name="DefaultParagraphFont" style:family="text">
      <style:text-properties style:font-name="Microsoft JhengHei" style:font-name-asian="Microsoft JhengHei" style:font-name-complex="Microsoft JhengHei"/>
    </style:style>
    <style:style style:name="T4111" style:parent-style-name="DefaultParagraphFont" style:family="text">
      <style:text-properties style:font-name="MS Gothic" style:font-name-asian="MS Gothic" style:font-name-complex="MS Gothic"/>
    </style:style>
    <style:style style:name="T4112" style:parent-style-name="DefaultParagraphFont" style:family="text">
      <style:text-properties style:font-name="MS Gothic" style:font-name-asian="MS Gothic" style:font-name-complex="MS Gothic"/>
    </style:style>
    <style:style style:name="T4113" style:parent-style-name="DefaultParagraphFont" style:family="text">
      <style:text-properties style:font-name="MS Gothic" style:font-name-asian="MS Gothic" style:font-name-complex="MS Gothic"/>
    </style:style>
    <style:style style:name="T4114" style:parent-style-name="DefaultParagraphFont" style:family="text">
      <style:text-properties style:font-name="Microsoft JhengHei" style:font-name-asian="Microsoft JhengHei" style:font-name-complex="Microsoft JhengHei"/>
    </style:style>
    <style:style style:name="T4115" style:parent-style-name="DefaultParagraphFont" style:family="text">
      <style:text-properties style:font-name="MS Gothic" style:font-name-asian="MS Gothic" style:font-name-complex="MS Gothic"/>
    </style:style>
    <style:style style:name="T4116" style:parent-style-name="DefaultParagraphFont" style:family="text">
      <style:text-properties style:font-name="MS Gothic" style:font-name-asian="MS Gothic" style:font-name-complex="MS Gothic"/>
    </style:style>
    <style:style style:name="T4117" style:parent-style-name="DefaultParagraphFont" style:family="text">
      <style:text-properties style:font-name="MS Gothic" style:font-name-asian="MS Gothic" style:font-name-complex="MS Gothic"/>
    </style:style>
    <style:style style:name="T4118" style:parent-style-name="DefaultParagraphFont" style:family="text">
      <style:text-properties style:font-name="MS Gothic" style:font-name-asian="MS Gothic" style:font-name-complex="MS Gothic"/>
    </style:style>
    <style:style style:name="T4119" style:parent-style-name="DefaultParagraphFont" style:family="text">
      <style:text-properties style:font-name="MS Gothic" style:font-name-asian="MS Gothic" style:font-name-complex="MS Gothic"/>
    </style:style>
    <style:style style:name="T4120" style:parent-style-name="DefaultParagraphFont" style:family="text">
      <style:text-properties style:font-name="MS Gothic" style:font-name-asian="MS Gothic" style:font-name-complex="MS Gothic"/>
    </style:style>
    <style:style style:name="T4121" style:parent-style-name="DefaultParagraphFont" style:family="text">
      <style:text-properties style:font-name="MS Gothic" style:font-name-asian="MS Gothic" style:font-name-complex="MS Gothic"/>
    </style:style>
    <style:style style:name="T4122" style:parent-style-name="DefaultParagraphFont" style:family="text">
      <style:text-properties style:font-name="MS Gothic" style:font-name-asian="MS Gothic" style:font-name-complex="MS Gothic"/>
    </style:style>
    <style:style style:name="T4123" style:parent-style-name="DefaultParagraphFont" style:family="text">
      <style:text-properties style:font-name="MS Gothic" style:font-name-asian="MS Gothic" style:font-name-complex="MS Gothic"/>
    </style:style>
    <style:style style:name="T4124" style:parent-style-name="DefaultParagraphFont" style:family="text">
      <style:text-properties style:font-name="Malgun Gothic" style:font-name-asian="Malgun Gothic" style:font-name-complex="Malgun Gothic"/>
    </style:style>
    <style:style style:name="T4125" style:parent-style-name="DefaultParagraphFont" style:family="text">
      <style:text-properties style:font-name="MS Gothic" style:font-name-asian="MS Gothic" style:font-name-complex="MS Gothic"/>
    </style:style>
    <style:style style:name="T4126" style:parent-style-name="DefaultParagraphFont" style:family="text">
      <style:text-properties style:font-name="Microsoft JhengHei" style:font-name-asian="Microsoft JhengHei" style:font-name-complex="Microsoft JhengHei"/>
    </style:style>
    <style:style style:name="T4127" style:parent-style-name="DefaultParagraphFont" style:family="text">
      <style:text-properties style:font-name="MS Gothic" style:font-name-asian="MS Gothic" style:font-name-complex="MS Gothic"/>
    </style:style>
    <style:style style:name="T4128" style:parent-style-name="DefaultParagraphFont" style:family="text">
      <style:text-properties style:font-name="Microsoft JhengHei" style:font-name-asian="Microsoft JhengHei" style:font-name-complex="Microsoft JhengHei"/>
    </style:style>
    <style:style style:name="T4129" style:parent-style-name="DefaultParagraphFont" style:family="text">
      <style:text-properties style:font-name="Microsoft JhengHei" style:font-name-asian="Microsoft JhengHei" style:font-name-complex="Microsoft JhengHei"/>
    </style:style>
    <style:style style:name="T4130" style:parent-style-name="DefaultParagraphFont" style:family="text">
      <style:text-properties style:font-name="Microsoft JhengHei" style:font-name-asian="Microsoft JhengHei" style:font-name-complex="Microsoft JhengHei"/>
    </style:style>
    <style:style style:name="T4131" style:parent-style-name="DefaultParagraphFont" style:family="text">
      <style:text-properties style:font-name="MS Gothic" style:font-name-asian="MS Gothic" style:font-name-complex="MS Gothic"/>
    </style:style>
    <style:style style:name="T4132" style:parent-style-name="DefaultParagraphFont" style:family="text">
      <style:text-properties style:font-name="MS Gothic" style:font-name-asian="MS Gothic" style:font-name-complex="MS Gothic"/>
    </style:style>
    <style:style style:name="T4133" style:parent-style-name="DefaultParagraphFont" style:family="text">
      <style:text-properties style:font-name="MS Gothic" style:font-name-asian="MS Gothic" style:font-name-complex="MS Gothic"/>
    </style:style>
    <style:style style:name="T4134" style:parent-style-name="DefaultParagraphFont" style:family="text">
      <style:text-properties style:font-name="Microsoft JhengHei" style:font-name-asian="Microsoft JhengHei" style:font-name-complex="Microsoft JhengHei"/>
    </style:style>
    <style:style style:name="T4135" style:parent-style-name="DefaultParagraphFont" style:family="text">
      <style:text-properties style:font-name="MS Gothic" style:font-name-asian="MS Gothic" style:font-name-complex="MS Gothic"/>
    </style:style>
    <style:style style:name="T4136" style:parent-style-name="DefaultParagraphFont" style:family="text">
      <style:text-properties style:font-name="Microsoft JhengHei" style:font-name-asian="Microsoft JhengHei" style:font-name-complex="Microsoft JhengHei"/>
    </style:style>
    <style:style style:name="T4137" style:parent-style-name="DefaultParagraphFont" style:family="text">
      <style:text-properties style:font-name="Microsoft JhengHei" style:font-name-asian="Microsoft JhengHei" style:font-name-complex="Microsoft JhengHei"/>
    </style:style>
    <style:style style:name="T4138" style:parent-style-name="DefaultParagraphFont" style:family="text">
      <style:text-properties style:font-name="MS Gothic" style:font-name-asian="MS Gothic" style:font-name-complex="MS Gothic"/>
    </style:style>
    <style:style style:name="T4139" style:parent-style-name="DefaultParagraphFont" style:family="text">
      <style:text-properties style:font-name="MS Gothic" style:font-name-asian="MS Gothic" style:font-name-complex="MS Gothic"/>
    </style:style>
    <style:style style:name="T4140" style:parent-style-name="DefaultParagraphFont" style:family="text">
      <style:text-properties style:font-name="Microsoft JhengHei" style:font-name-asian="Microsoft JhengHei" style:font-name-complex="Microsoft JhengHei"/>
    </style:style>
    <style:style style:name="T4141" style:parent-style-name="DefaultParagraphFont" style:family="text">
      <style:text-properties style:font-name="MS Gothic" style:font-name-asian="MS Gothic" style:font-name-complex="MS Gothic"/>
    </style:style>
    <style:style style:name="T4142" style:parent-style-name="DefaultParagraphFont" style:family="text">
      <style:text-properties style:font-name="MS Gothic" style:font-name-asian="MS Gothic" style:font-name-complex="MS Gothic"/>
    </style:style>
    <style:style style:name="T4143" style:parent-style-name="DefaultParagraphFont" style:family="text">
      <style:text-properties style:font-name="Microsoft JhengHei" style:font-name-asian="Microsoft JhengHei" style:font-name-complex="Microsoft JhengHei"/>
    </style:style>
    <style:style style:name="T4144" style:parent-style-name="DefaultParagraphFont" style:family="text">
      <style:text-properties style:font-name="MS Gothic" style:font-name-asian="MS Gothic" style:font-name-complex="MS Gothic"/>
    </style:style>
    <style:style style:name="T4145" style:parent-style-name="DefaultParagraphFont" style:family="text">
      <style:text-properties style:font-name="MS Gothic" style:font-name-asian="MS Gothic" style:font-name-complex="MS Gothic"/>
    </style:style>
    <style:style style:name="T4146" style:parent-style-name="DefaultParagraphFont" style:family="text">
      <style:text-properties style:font-name="MS Gothic" style:font-name-asian="MS Gothic" style:font-name-complex="MS Gothic"/>
    </style:style>
    <style:style style:name="T4147" style:parent-style-name="DefaultParagraphFont" style:family="text">
      <style:text-properties style:font-name="Microsoft JhengHei" style:font-name-asian="Microsoft JhengHei" style:font-name-complex="Microsoft JhengHei"/>
    </style:style>
    <style:style style:name="T4148" style:parent-style-name="DefaultParagraphFont" style:family="text">
      <style:text-properties style:font-name="Microsoft JhengHei" style:font-name-asian="Microsoft JhengHei" style:font-name-complex="Microsoft JhengHei"/>
    </style:style>
    <style:style style:name="T4149" style:parent-style-name="DefaultParagraphFont" style:family="text">
      <style:text-properties style:font-name="Microsoft JhengHei" style:font-name-asian="Microsoft JhengHei" style:font-name-complex="Microsoft JhengHei"/>
    </style:style>
    <style:style style:name="T4150" style:parent-style-name="DefaultParagraphFont" style:family="text">
      <style:text-properties style:font-name="Microsoft JhengHei" style:font-name-asian="Microsoft JhengHei" style:font-name-complex="Microsoft JhengHei"/>
    </style:style>
    <style:style style:name="T4151" style:parent-style-name="DefaultParagraphFont" style:family="text">
      <style:text-properties style:font-name="MS Gothic" style:font-name-asian="MS Gothic" style:font-name-complex="MS Gothic"/>
    </style:style>
    <style:style style:name="T4152" style:parent-style-name="DefaultParagraphFont" style:family="text">
      <style:text-properties style:font-name="MS Gothic" style:font-name-asian="MS Gothic" style:font-name-complex="MS Gothic"/>
    </style:style>
    <style:style style:name="T4153" style:parent-style-name="DefaultParagraphFont" style:family="text">
      <style:text-properties style:font-name="MS Gothic" style:font-name-asian="MS Gothic" style:font-name-complex="MS Gothic"/>
    </style:style>
    <style:style style:name="T4154" style:parent-style-name="DefaultParagraphFont" style:family="text">
      <style:text-properties style:font-name="MS Gothic" style:font-name-asian="MS Gothic" style:font-name-complex="MS Gothic"/>
    </style:style>
    <style:style style:name="T4155" style:parent-style-name="DefaultParagraphFont" style:family="text">
      <style:text-properties style:font-name="MS Gothic" style:font-name-asian="MS Gothic" style:font-name-complex="MS Gothic"/>
    </style:style>
    <style:style style:name="T4156" style:parent-style-name="DefaultParagraphFont" style:family="text">
      <style:text-properties style:font-name="MS Gothic" style:font-name-asian="MS Gothic" style:font-name-complex="MS Gothic"/>
    </style:style>
    <style:style style:name="T4157" style:parent-style-name="DefaultParagraphFont" style:family="text">
      <style:text-properties style:font-name="MS Gothic" style:font-name-asian="MS Gothic" style:font-name-complex="MS Gothic"/>
    </style:style>
    <style:style style:name="T4158" style:parent-style-name="DefaultParagraphFont" style:family="text">
      <style:text-properties style:font-name="MS Gothic" style:font-name-asian="MS Gothic" style:font-name-complex="MS Gothic"/>
    </style:style>
    <style:style style:name="T4159" style:parent-style-name="DefaultParagraphFont" style:family="text">
      <style:text-properties style:font-name="MS Gothic" style:font-name-asian="MS Gothic" style:font-name-complex="MS Gothic"/>
    </style:style>
    <style:style style:name="T4160" style:parent-style-name="DefaultParagraphFont" style:family="text">
      <style:text-properties style:font-name="MS Gothic" style:font-name-asian="MS Gothic" style:font-name-complex="MS Gothic"/>
    </style:style>
    <style:style style:name="T4161" style:parent-style-name="DefaultParagraphFont" style:family="text">
      <style:text-properties style:font-name="MS Gothic" style:font-name-asian="MS Gothic" style:font-name-complex="MS Gothic"/>
    </style:style>
    <style:style style:name="T4162" style:parent-style-name="DefaultParagraphFont" style:family="text">
      <style:text-properties style:font-name="MS Gothic" style:font-name-asian="MS Gothic" style:font-name-complex="MS Gothic"/>
    </style:style>
    <style:style style:name="T4163" style:parent-style-name="DefaultParagraphFont" style:family="text">
      <style:text-properties style:font-name="MS Gothic" style:font-name-asian="MS Gothic" style:font-name-complex="MS Gothic"/>
    </style:style>
    <style:style style:name="T4164" style:parent-style-name="DefaultParagraphFont" style:family="text">
      <style:text-properties style:font-name="MS Gothic" style:font-name-asian="MS Gothic" style:font-name-complex="MS Gothic"/>
    </style:style>
    <style:style style:name="T4165" style:parent-style-name="DefaultParagraphFont" style:family="text">
      <style:text-properties style:font-name="Microsoft JhengHei" style:font-name-asian="Microsoft JhengHei" style:font-name-complex="Microsoft JhengHei"/>
    </style:style>
    <style:style style:name="T4166" style:parent-style-name="DefaultParagraphFont" style:family="text">
      <style:text-properties style:font-name="Microsoft JhengHei" style:font-name-asian="Microsoft JhengHei" style:font-name-complex="Microsoft JhengHei"/>
    </style:style>
    <style:style style:name="T4167" style:parent-style-name="DefaultParagraphFont" style:family="text">
      <style:text-properties style:font-name="Microsoft JhengHei" style:font-name-asian="Microsoft JhengHei" style:font-name-complex="Microsoft JhengHei"/>
    </style:style>
    <style:style style:name="T4168" style:parent-style-name="DefaultParagraphFont" style:family="text">
      <style:text-properties style:font-name="MS Gothic" style:font-name-asian="MS Gothic" style:font-name-complex="MS Gothic"/>
    </style:style>
    <style:style style:name="T4169" style:parent-style-name="DefaultParagraphFont" style:family="text">
      <style:text-properties style:font-name="MS Gothic" style:font-name-asian="MS Gothic" style:font-name-complex="MS Gothic"/>
    </style:style>
    <style:style style:name="T4170" style:parent-style-name="DefaultParagraphFont" style:family="text">
      <style:text-properties style:font-name="MS Gothic" style:font-name-asian="MS Gothic" style:font-name-complex="MS Gothic"/>
    </style:style>
    <style:style style:name="T4171" style:parent-style-name="DefaultParagraphFont" style:family="text">
      <style:text-properties style:font-name="MS Gothic" style:font-name-asian="MS Gothic" style:font-name-complex="MS Gothic"/>
    </style:style>
    <style:style style:name="T4172" style:parent-style-name="DefaultParagraphFont" style:family="text">
      <style:text-properties style:font-name="MS Gothic" style:font-name-asian="MS Gothic" style:font-name-complex="MS Gothic"/>
    </style:style>
    <style:style style:name="T4173" style:parent-style-name="DefaultParagraphFont" style:family="text">
      <style:text-properties style:font-name="MS Gothic" style:font-name-asian="MS Gothic" style:font-name-complex="MS Gothic"/>
    </style:style>
    <style:style style:name="T4174" style:parent-style-name="DefaultParagraphFont" style:family="text">
      <style:text-properties style:font-name="MS Gothic" style:font-name-asian="MS Gothic" style:font-name-complex="MS Gothic"/>
    </style:style>
    <style:style style:name="T4175" style:parent-style-name="DefaultParagraphFont" style:family="text">
      <style:text-properties style:font-name="MS Gothic" style:font-name-asian="MS Gothic" style:font-name-complex="MS Gothic"/>
    </style:style>
    <style:style style:name="T4176" style:parent-style-name="DefaultParagraphFont" style:family="text">
      <style:text-properties style:font-name="MS Gothic" style:font-name-asian="MS Gothic" style:font-name-complex="MS Gothic"/>
    </style:style>
    <style:style style:name="T4177" style:parent-style-name="DefaultParagraphFont" style:family="text">
      <style:text-properties style:font-name="MS Gothic" style:font-name-asian="MS Gothic" style:font-name-complex="MS Gothic"/>
    </style:style>
    <style:style style:name="T4178" style:parent-style-name="DefaultParagraphFont" style:family="text">
      <style:text-properties style:font-name="MS Gothic" style:font-name-asian="MS Gothic" style:font-name-complex="MS Gothic"/>
    </style:style>
    <style:style style:name="T4179" style:parent-style-name="DefaultParagraphFont" style:family="text">
      <style:text-properties style:font-name="Microsoft JhengHei" style:font-name-asian="Microsoft JhengHei" style:font-name-complex="Microsoft JhengHei"/>
    </style:style>
    <style:style style:name="T4180" style:parent-style-name="DefaultParagraphFont" style:family="text">
      <style:text-properties style:font-name="MS Gothic" style:font-name-asian="MS Gothic" style:font-name-complex="MS Gothic"/>
    </style:style>
    <style:style style:name="T4181" style:parent-style-name="DefaultParagraphFont" style:family="text">
      <style:text-properties style:font-name="MS Gothic" style:font-name-asian="MS Gothic" style:font-name-complex="MS Gothic"/>
    </style:style>
    <style:style style:name="T4182" style:parent-style-name="DefaultParagraphFont" style:family="text">
      <style:text-properties style:font-name="MS Gothic" style:font-name-asian="MS Gothic" style:font-name-complex="MS Gothic"/>
    </style:style>
    <style:style style:name="T4183" style:parent-style-name="DefaultParagraphFont" style:family="text">
      <style:text-properties style:font-name="MS Gothic" style:font-name-asian="MS Gothic" style:font-name-complex="MS Gothic"/>
    </style:style>
    <style:style style:name="T4184" style:parent-style-name="DefaultParagraphFont" style:family="text">
      <style:text-properties style:font-name="MS Gothic" style:font-name-asian="MS Gothic" style:font-name-complex="MS Gothic"/>
    </style:style>
    <style:style style:name="T4185" style:parent-style-name="DefaultParagraphFont" style:family="text">
      <style:text-properties style:font-name="MS Gothic" style:font-name-asian="MS Gothic" style:font-name-complex="MS Gothic"/>
    </style:style>
    <style:style style:name="T4186" style:parent-style-name="DefaultParagraphFont" style:family="text">
      <style:text-properties style:font-name="MS Gothic" style:font-name-asian="MS Gothic" style:font-name-complex="MS Gothic"/>
    </style:style>
    <style:style style:name="T4187" style:parent-style-name="DefaultParagraphFont" style:family="text">
      <style:text-properties style:font-name="MS Gothic" style:font-name-asian="MS Gothic" style:font-name-complex="MS Gothic"/>
    </style:style>
    <style:style style:name="T4188" style:parent-style-name="DefaultParagraphFont" style:family="text">
      <style:text-properties style:font-name="MS Gothic" style:font-name-asian="MS Gothic" style:font-name-complex="MS Gothic"/>
    </style:style>
    <style:style style:name="T4189" style:parent-style-name="DefaultParagraphFont" style:family="text">
      <style:text-properties style:font-name="MS Gothic" style:font-name-asian="MS Gothic" style:font-name-complex="MS Gothic"/>
    </style:style>
    <style:style style:name="T4190" style:parent-style-name="DefaultParagraphFont" style:family="text">
      <style:text-properties style:font-name="MS Gothic" style:font-name-asian="MS Gothic" style:font-name-complex="MS Gothic"/>
    </style:style>
    <style:style style:name="T4191" style:parent-style-name="DefaultParagraphFont" style:family="text">
      <style:text-properties style:font-name="MS Gothic" style:font-name-asian="MS Gothic" style:font-name-complex="MS Gothic"/>
    </style:style>
    <style:style style:name="T4192" style:parent-style-name="DefaultParagraphFont" style:family="text">
      <style:text-properties style:font-name="MS Gothic" style:font-name-asian="MS Gothic" style:font-name-complex="MS Gothic"/>
    </style:style>
    <style:style style:name="T4193" style:parent-style-name="DefaultParagraphFont" style:family="text">
      <style:text-properties style:font-name="MS Gothic" style:font-name-asian="MS Gothic" style:font-name-complex="MS Gothic"/>
    </style:style>
    <style:style style:name="T4194" style:parent-style-name="DefaultParagraphFont" style:family="text">
      <style:text-properties style:font-name="MS Gothic" style:font-name-asian="MS Gothic" style:font-name-complex="MS Gothic"/>
    </style:style>
    <style:style style:name="T4195" style:parent-style-name="DefaultParagraphFont" style:family="text">
      <style:text-properties style:font-name="Microsoft JhengHei" style:font-name-asian="Microsoft JhengHei" style:font-name-complex="Microsoft JhengHei"/>
    </style:style>
    <style:style style:name="T4196" style:parent-style-name="DefaultParagraphFont" style:family="text">
      <style:text-properties style:font-name="MS Gothic" style:font-name-asian="MS Gothic" style:font-name-complex="MS Gothic"/>
    </style:style>
    <style:style style:name="T4197" style:parent-style-name="DefaultParagraphFont" style:family="text">
      <style:text-properties style:font-name="MS Gothic" style:font-name-asian="MS Gothic" style:font-name-complex="MS Gothic"/>
    </style:style>
    <style:style style:name="T4198" style:parent-style-name="DefaultParagraphFont" style:family="text">
      <style:text-properties style:font-name="MS Gothic" style:font-name-asian="MS Gothic" style:font-name-complex="MS Gothic"/>
    </style:style>
    <style:style style:name="T4199" style:parent-style-name="DefaultParagraphFont" style:family="text">
      <style:text-properties style:font-name="Microsoft JhengHei" style:font-name-asian="Microsoft JhengHei" style:font-name-complex="Microsoft JhengHei"/>
    </style:style>
    <style:style style:name="T4200" style:parent-style-name="DefaultParagraphFont" style:family="text">
      <style:text-properties style:font-name="MS Gothic" style:font-name-asian="MS Gothic" style:font-name-complex="MS Gothic"/>
    </style:style>
    <style:style style:name="T4201" style:parent-style-name="DefaultParagraphFont" style:family="text">
      <style:text-properties style:font-name="MS Gothic" style:font-name-asian="MS Gothic" style:font-name-complex="MS Gothic"/>
    </style:style>
    <style:style style:name="T4202" style:parent-style-name="DefaultParagraphFont" style:family="text">
      <style:text-properties style:font-name="MS Gothic" style:font-name-asian="MS Gothic" style:font-name-complex="MS Gothic"/>
    </style:style>
    <style:style style:name="T4203" style:parent-style-name="DefaultParagraphFont" style:family="text">
      <style:text-properties style:font-name="MS Gothic" style:font-name-asian="MS Gothic" style:font-name-complex="MS Gothic"/>
    </style:style>
    <style:style style:name="T4204" style:parent-style-name="DefaultParagraphFont" style:family="text">
      <style:text-properties style:font-name="MS Gothic" style:font-name-asian="MS Gothic" style:font-name-complex="MS Gothic"/>
    </style:style>
    <style:style style:name="T4205" style:parent-style-name="DefaultParagraphFont" style:family="text">
      <style:text-properties style:font-name="MS Gothic" style:font-name-asian="MS Gothic" style:font-name-complex="MS Gothic"/>
    </style:style>
    <style:style style:name="T4206" style:parent-style-name="DefaultParagraphFont" style:family="text">
      <style:text-properties style:font-name="Malgun Gothic" style:font-name-asian="Malgun Gothic" style:font-name-complex="Malgun Gothic"/>
    </style:style>
    <style:style style:name="T4207" style:parent-style-name="DefaultParagraphFont" style:family="text">
      <style:text-properties style:font-name="MS Gothic" style:font-name-asian="MS Gothic" style:font-name-complex="MS Gothic"/>
    </style:style>
    <style:style style:name="T4208" style:parent-style-name="DefaultParagraphFont" style:family="text">
      <style:text-properties style:font-name="MS Gothic" style:font-name-asian="MS Gothic" style:font-name-complex="MS Gothic"/>
    </style:style>
    <style:style style:name="T4209" style:parent-style-name="DefaultParagraphFont" style:family="text">
      <style:text-properties style:font-name="MS Gothic" style:font-name-asian="MS Gothic" style:font-name-complex="MS Gothic"/>
    </style:style>
    <style:style style:name="T4210" style:parent-style-name="DefaultParagraphFont" style:family="text">
      <style:text-properties style:font-name="MS Gothic" style:font-name-asian="MS Gothic" style:font-name-complex="MS Gothic"/>
    </style:style>
    <style:style style:name="T4211" style:parent-style-name="DefaultParagraphFont" style:family="text">
      <style:text-properties style:font-name="MS Gothic" style:font-name-asian="MS Gothic" style:font-name-complex="MS Gothic"/>
    </style:style>
    <style:style style:name="T4212" style:parent-style-name="DefaultParagraphFont" style:family="text">
      <style:text-properties style:font-name="MS Gothic" style:font-name-asian="MS Gothic" style:font-name-complex="MS Gothic"/>
    </style:style>
    <style:style style:name="T4213" style:parent-style-name="DefaultParagraphFont" style:family="text">
      <style:text-properties style:font-name="Microsoft JhengHei" style:font-name-asian="Microsoft JhengHei" style:font-name-complex="Microsoft JhengHei"/>
    </style:style>
    <style:style style:name="T4214" style:parent-style-name="DefaultParagraphFont" style:family="text">
      <style:text-properties style:font-name="MS Gothic" style:font-name-asian="MS Gothic" style:font-name-complex="MS Gothic"/>
    </style:style>
    <style:style style:name="T4215" style:parent-style-name="DefaultParagraphFont" style:family="text">
      <style:text-properties style:font-name="MS Gothic" style:font-name-asian="MS Gothic" style:font-name-complex="MS Gothic"/>
    </style:style>
    <style:style style:name="T4216" style:parent-style-name="DefaultParagraphFont" style:family="text">
      <style:text-properties style:font-name="MS Gothic" style:font-name-asian="MS Gothic" style:font-name-complex="MS Gothic"/>
    </style:style>
    <style:style style:name="T4217" style:parent-style-name="DefaultParagraphFont" style:family="text">
      <style:text-properties style:font-name="MS Gothic" style:font-name-asian="MS Gothic" style:font-name-complex="MS Gothic"/>
    </style:style>
    <style:style style:name="T4218" style:parent-style-name="DefaultParagraphFont" style:family="text">
      <style:text-properties style:font-name="MS Gothic" style:font-name-asian="MS Gothic" style:font-name-complex="MS Gothic"/>
    </style:style>
    <style:style style:name="T4219" style:parent-style-name="DefaultParagraphFont" style:family="text">
      <style:text-properties style:font-name="MS Gothic" style:font-name-asian="MS Gothic" style:font-name-complex="MS Gothic"/>
    </style:style>
    <style:style style:name="T4220" style:parent-style-name="DefaultParagraphFont" style:family="text">
      <style:text-properties style:font-name="MS Gothic" style:font-name-asian="MS Gothic" style:font-name-complex="MS Gothic"/>
    </style:style>
    <style:style style:name="T4221" style:parent-style-name="DefaultParagraphFont" style:family="text">
      <style:text-properties style:font-name="MS Gothic" style:font-name-asian="MS Gothic" style:font-name-complex="MS Gothic"/>
    </style:style>
    <style:style style:name="T4222" style:parent-style-name="DefaultParagraphFont" style:family="text">
      <style:text-properties style:font-name="MS Gothic" style:font-name-asian="MS Gothic" style:font-name-complex="MS Gothic"/>
    </style:style>
    <style:style style:name="T4223" style:parent-style-name="DefaultParagraphFont" style:family="text">
      <style:text-properties style:font-name="MS Gothic" style:font-name-asian="MS Gothic" style:font-name-complex="MS Gothic"/>
    </style:style>
    <style:style style:name="T4224" style:parent-style-name="DefaultParagraphFont" style:family="text">
      <style:text-properties style:font-name="MS Gothic" style:font-name-asian="MS Gothic" style:font-name-complex="MS Gothic"/>
    </style:style>
    <style:style style:name="T4225" style:parent-style-name="DefaultParagraphFont" style:family="text">
      <style:text-properties style:font-name="MS Gothic" style:font-name-asian="MS Gothic" style:font-name-complex="MS Gothic"/>
    </style:style>
    <style:style style:name="T4226" style:parent-style-name="DefaultParagraphFont" style:family="text">
      <style:text-properties style:font-name="MS Gothic" style:font-name-asian="MS Gothic" style:font-name-complex="MS Gothic"/>
    </style:style>
    <style:style style:name="T4227" style:parent-style-name="DefaultParagraphFont" style:family="text">
      <style:text-properties style:font-name="MS Gothic" style:font-name-asian="MS Gothic" style:font-name-complex="MS Gothic"/>
    </style:style>
    <style:style style:name="T4228" style:parent-style-name="DefaultParagraphFont" style:family="text">
      <style:text-properties style:font-name="MS Gothic" style:font-name-asian="MS Gothic" style:font-name-complex="MS Gothic"/>
    </style:style>
    <style:style style:name="T4229" style:parent-style-name="DefaultParagraphFont" style:family="text">
      <style:text-properties style:font-name="MS Gothic" style:font-name-asian="MS Gothic" style:font-name-complex="MS Gothic"/>
    </style:style>
    <style:style style:name="T4230" style:parent-style-name="DefaultParagraphFont" style:family="text">
      <style:text-properties style:font-name="Malgun Gothic" style:font-name-asian="Malgun Gothic" style:font-name-complex="Malgun Gothic"/>
    </style:style>
    <style:style style:name="T4231" style:parent-style-name="DefaultParagraphFont" style:family="text">
      <style:text-properties style:font-name="MS Gothic" style:font-name-asian="MS Gothic" style:font-name-complex="MS Gothic"/>
    </style:style>
    <style:style style:name="T4232" style:parent-style-name="DefaultParagraphFont" style:family="text">
      <style:text-properties style:font-name="MS Gothic" style:font-name-asian="MS Gothic" style:font-name-complex="MS Gothic"/>
    </style:style>
    <style:style style:name="T4233" style:parent-style-name="DefaultParagraphFont" style:family="text">
      <style:text-properties style:font-name="MS Gothic" style:font-name-asian="MS Gothic" style:font-name-complex="MS Gothic"/>
    </style:style>
    <style:style style:name="T4234" style:parent-style-name="DefaultParagraphFont" style:family="text">
      <style:text-properties style:font-name="MS Gothic" style:font-name-asian="MS Gothic" style:font-name-complex="MS Gothic"/>
    </style:style>
    <style:style style:name="T4235" style:parent-style-name="DefaultParagraphFont" style:family="text">
      <style:text-properties style:font-name="Microsoft JhengHei" style:font-name-asian="Microsoft JhengHei" style:font-name-complex="Microsoft JhengHei"/>
    </style:style>
    <style:style style:name="T4236" style:parent-style-name="DefaultParagraphFont" style:family="text">
      <style:text-properties style:font-name="MS Gothic" style:font-name-asian="MS Gothic" style:font-name-complex="MS Gothic"/>
    </style:style>
    <style:style style:name="T4237" style:parent-style-name="DefaultParagraphFont" style:family="text">
      <style:text-properties style:font-name="MS Gothic" style:font-name-asian="MS Gothic" style:font-name-complex="MS Gothic"/>
    </style:style>
    <style:style style:name="T4238" style:parent-style-name="DefaultParagraphFont" style:family="text">
      <style:text-properties style:font-name="MS Gothic" style:font-name-asian="MS Gothic" style:font-name-complex="MS Gothic"/>
    </style:style>
    <style:style style:name="T4239" style:parent-style-name="DefaultParagraphFont" style:family="text">
      <style:text-properties style:font-name="MS Gothic" style:font-name-asian="MS Gothic" style:font-name-complex="MS Gothic"/>
    </style:style>
    <style:style style:name="T4240" style:parent-style-name="DefaultParagraphFont" style:family="text">
      <style:text-properties style:font-name="MS Gothic" style:font-name-asian="MS Gothic" style:font-name-complex="MS Gothic"/>
    </style:style>
    <style:style style:name="T4241" style:parent-style-name="DefaultParagraphFont" style:family="text">
      <style:text-properties style:font-name="MS Gothic" style:font-name-asian="MS Gothic" style:font-name-complex="MS Gothic"/>
    </style:style>
    <style:style style:name="T4242" style:parent-style-name="DefaultParagraphFont" style:family="text">
      <style:text-properties style:font-name="MS Gothic" style:font-name-asian="MS Gothic" style:font-name-complex="MS Gothic"/>
    </style:style>
    <style:style style:name="T4243" style:parent-style-name="DefaultParagraphFont" style:family="text">
      <style:text-properties style:font-name="MS Gothic" style:font-name-asian="MS Gothic" style:font-name-complex="MS Gothic"/>
    </style:style>
    <style:style style:name="T4244" style:parent-style-name="DefaultParagraphFont" style:family="text">
      <style:text-properties style:font-name="MS Gothic" style:font-name-asian="MS Gothic" style:font-name-complex="MS Gothic"/>
    </style:style>
    <style:style style:name="T4245" style:parent-style-name="DefaultParagraphFont" style:family="text">
      <style:text-properties style:font-name="MS Gothic" style:font-name-asian="MS Gothic" style:font-name-complex="MS Gothic"/>
    </style:style>
    <style:style style:name="T4246" style:parent-style-name="DefaultParagraphFont" style:family="text">
      <style:text-properties style:font-name="MS Gothic" style:font-name-asian="MS Gothic" style:font-name-complex="MS Gothic"/>
    </style:style>
    <style:style style:name="T4247" style:parent-style-name="DefaultParagraphFont" style:family="text">
      <style:text-properties style:font-name="MS Gothic" style:font-name-asian="MS Gothic" style:font-name-complex="MS Gothic"/>
    </style:style>
    <style:style style:name="T4248" style:parent-style-name="DefaultParagraphFont" style:family="text">
      <style:text-properties style:font-name="MS Gothic" style:font-name-asian="MS Gothic" style:font-name-complex="MS Gothic"/>
    </style:style>
    <style:style style:name="T4249" style:parent-style-name="DefaultParagraphFont" style:family="text">
      <style:text-properties style:font-name="MS Gothic" style:font-name-asian="MS Gothic" style:font-name-complex="MS Gothic"/>
    </style:style>
    <style:style style:name="T4250" style:parent-style-name="DefaultParagraphFont" style:family="text">
      <style:text-properties style:font-name="MS Gothic" style:font-name-asian="MS Gothic" style:font-name-complex="MS Gothic"/>
    </style:style>
    <style:style style:name="T4251" style:parent-style-name="DefaultParagraphFont" style:family="text">
      <style:text-properties style:font-name="MS Gothic" style:font-name-asian="MS Gothic" style:font-name-complex="MS Gothic"/>
    </style:style>
    <style:style style:name="T4252" style:parent-style-name="DefaultParagraphFont" style:family="text">
      <style:text-properties style:font-name="MS Gothic" style:font-name-asian="MS Gothic" style:font-name-complex="MS Gothic"/>
    </style:style>
    <style:style style:name="T4253" style:parent-style-name="DefaultParagraphFont" style:family="text">
      <style:text-properties style:font-name="MS Gothic" style:font-name-asian="MS Gothic" style:font-name-complex="MS Gothic"/>
    </style:style>
    <style:style style:name="T4254" style:parent-style-name="DefaultParagraphFont" style:family="text">
      <style:text-properties style:font-name="MS Gothic" style:font-name-asian="MS Gothic" style:font-name-complex="MS Gothic"/>
    </style:style>
    <style:style style:name="T4255" style:parent-style-name="DefaultParagraphFont" style:family="text">
      <style:text-properties style:font-name="MS Gothic" style:font-name-asian="MS Gothic" style:font-name-complex="MS Gothic"/>
    </style:style>
    <style:style style:name="T4256" style:parent-style-name="DefaultParagraphFont" style:family="text">
      <style:text-properties style:font-name="Microsoft JhengHei" style:font-name-asian="Microsoft JhengHei" style:font-name-complex="Microsoft JhengHei"/>
    </style:style>
    <style:style style:name="T4257" style:parent-style-name="DefaultParagraphFont" style:family="text">
      <style:text-properties style:font-name="MS Gothic" style:font-name-asian="MS Gothic" style:font-name-complex="MS Gothic"/>
    </style:style>
    <style:style style:name="T4258" style:parent-style-name="DefaultParagraphFont" style:family="text">
      <style:text-properties style:font-name="MS Gothic" style:font-name-asian="MS Gothic" style:font-name-complex="MS Gothic"/>
    </style:style>
    <style:style style:name="T4259" style:parent-style-name="DefaultParagraphFont" style:family="text">
      <style:text-properties style:font-name="MS Gothic" style:font-name-asian="MS Gothic" style:font-name-complex="MS Gothic"/>
    </style:style>
    <style:style style:name="T4260" style:parent-style-name="DefaultParagraphFont" style:family="text">
      <style:text-properties style:font-name="MS Gothic" style:font-name-asian="MS Gothic" style:font-name-complex="MS Gothic"/>
    </style:style>
    <style:style style:name="T4261" style:parent-style-name="DefaultParagraphFont" style:family="text">
      <style:text-properties style:font-name="Microsoft JhengHei" style:font-name-asian="Microsoft JhengHei" style:font-name-complex="Microsoft JhengHei"/>
    </style:style>
    <style:style style:name="T4262" style:parent-style-name="DefaultParagraphFont" style:family="text">
      <style:text-properties style:font-name="MS Gothic" style:font-name-asian="MS Gothic" style:font-name-complex="MS Gothic"/>
    </style:style>
    <style:style style:name="T4263" style:parent-style-name="DefaultParagraphFont" style:family="text">
      <style:text-properties style:font-name="MS Gothic" style:font-name-asian="MS Gothic" style:font-name-complex="MS Gothic"/>
    </style:style>
    <style:style style:name="T4264" style:parent-style-name="DefaultParagraphFont" style:family="text">
      <style:text-properties style:font-name="MS Gothic" style:font-name-asian="MS Gothic" style:font-name-complex="MS Gothic"/>
    </style:style>
    <style:style style:name="T4265" style:parent-style-name="DefaultParagraphFont" style:family="text">
      <style:text-properties style:font-name="MS Gothic" style:font-name-asian="MS Gothic" style:font-name-complex="MS Gothic"/>
    </style:style>
    <style:style style:name="T4266" style:parent-style-name="DefaultParagraphFont" style:family="text">
      <style:text-properties style:font-name="Microsoft JhengHei" style:font-name-asian="Microsoft JhengHei" style:font-name-complex="Microsoft JhengHei"/>
    </style:style>
    <style:style style:name="T4267" style:parent-style-name="DefaultParagraphFont" style:family="text">
      <style:text-properties style:font-name="MS Gothic" style:font-name-asian="MS Gothic" style:font-name-complex="MS Gothic"/>
    </style:style>
    <style:style style:name="T4268" style:parent-style-name="DefaultParagraphFont" style:family="text">
      <style:text-properties style:font-name="MS Gothic" style:font-name-asian="MS Gothic" style:font-name-complex="MS Gothic"/>
    </style:style>
    <style:style style:name="T4269" style:parent-style-name="DefaultParagraphFont" style:family="text">
      <style:text-properties style:font-name="MS Gothic" style:font-name-asian="MS Gothic" style:font-name-complex="MS Gothic"/>
    </style:style>
    <style:style style:name="T4270" style:parent-style-name="DefaultParagraphFont" style:family="text">
      <style:text-properties style:font-name="MS Gothic" style:font-name-asian="MS Gothic" style:font-name-complex="MS Gothic"/>
    </style:style>
    <style:style style:name="T4271" style:parent-style-name="DefaultParagraphFont" style:family="text">
      <style:text-properties style:font-name="MS Gothic" style:font-name-asian="MS Gothic" style:font-name-complex="MS Gothic"/>
    </style:style>
    <style:style style:name="T4272" style:parent-style-name="DefaultParagraphFont" style:family="text">
      <style:text-properties style:font-name="MS Gothic" style:font-name-asian="MS Gothic" style:font-name-complex="MS Gothic"/>
    </style:style>
    <style:style style:name="T4273" style:parent-style-name="DefaultParagraphFont" style:family="text">
      <style:text-properties style:font-name="MS Gothic" style:font-name-asian="MS Gothic" style:font-name-complex="MS Gothic"/>
    </style:style>
    <style:style style:name="T4274" style:parent-style-name="DefaultParagraphFont" style:family="text">
      <style:text-properties style:font-name="MS Gothic" style:font-name-asian="MS Gothic" style:font-name-complex="MS Gothic"/>
    </style:style>
    <style:style style:name="T4275" style:parent-style-name="DefaultParagraphFont" style:family="text">
      <style:text-properties style:font-name="MS Gothic" style:font-name-asian="MS Gothic" style:font-name-complex="MS Gothic"/>
    </style:style>
    <style:style style:name="T4276" style:parent-style-name="DefaultParagraphFont" style:family="text">
      <style:text-properties style:font-name="Microsoft JhengHei" style:font-name-asian="Microsoft JhengHei" style:font-name-complex="Microsoft JhengHei"/>
    </style:style>
    <style:style style:name="T4277" style:parent-style-name="DefaultParagraphFont" style:family="text">
      <style:text-properties style:font-name="MS Gothic" style:font-name-asian="MS Gothic" style:font-name-complex="MS Gothic"/>
    </style:style>
    <style:style style:name="T4278" style:parent-style-name="DefaultParagraphFont" style:family="text">
      <style:text-properties style:font-name="Microsoft JhengHei" style:font-name-asian="Microsoft JhengHei" style:font-name-complex="Microsoft JhengHei"/>
    </style:style>
    <style:style style:name="T4279" style:parent-style-name="DefaultParagraphFont" style:family="text">
      <style:text-properties style:font-name="MS Gothic" style:font-name-asian="MS Gothic" style:font-name-complex="MS Gothic"/>
    </style:style>
    <style:style style:name="T4280" style:parent-style-name="DefaultParagraphFont" style:family="text">
      <style:text-properties style:font-name="MS Gothic" style:font-name-asian="MS Gothic" style:font-name-complex="MS Gothic"/>
    </style:style>
    <style:style style:name="T4281" style:parent-style-name="DefaultParagraphFont" style:family="text">
      <style:text-properties style:font-name="MS Gothic" style:font-name-asian="MS Gothic" style:font-name-complex="MS Gothic"/>
    </style:style>
    <style:style style:name="T4282" style:parent-style-name="DefaultParagraphFont" style:family="text">
      <style:text-properties style:font-name="MS Gothic" style:font-name-asian="MS Gothic" style:font-name-complex="MS Gothic"/>
    </style:style>
    <style:style style:name="T4283" style:parent-style-name="DefaultParagraphFont" style:family="text">
      <style:text-properties style:font-name="MS Gothic" style:font-name-asian="MS Gothic" style:font-name-complex="MS Gothic"/>
    </style:style>
    <style:style style:name="T4284" style:parent-style-name="DefaultParagraphFont" style:family="text">
      <style:text-properties style:font-name="MS Gothic" style:font-name-asian="MS Gothic" style:font-name-complex="MS Gothic"/>
    </style:style>
    <style:style style:name="T4285" style:parent-style-name="DefaultParagraphFont" style:family="text">
      <style:text-properties style:font-name="MS Gothic" style:font-name-asian="MS Gothic" style:font-name-complex="MS Gothic"/>
    </style:style>
    <style:style style:name="T4286" style:parent-style-name="DefaultParagraphFont" style:family="text">
      <style:text-properties style:font-name="MS Gothic" style:font-name-asian="MS Gothic" style:font-name-complex="MS Gothic"/>
    </style:style>
    <style:style style:name="T4287" style:parent-style-name="DefaultParagraphFont" style:family="text">
      <style:text-properties style:font-name="MS Gothic" style:font-name-asian="MS Gothic" style:font-name-complex="MS Gothic"/>
    </style:style>
    <style:style style:name="T4288" style:parent-style-name="DefaultParagraphFont" style:family="text">
      <style:text-properties style:font-name="Microsoft JhengHei" style:font-name-asian="Microsoft JhengHei" style:font-name-complex="Microsoft JhengHei"/>
    </style:style>
    <style:style style:name="T4289" style:parent-style-name="DefaultParagraphFont" style:family="text">
      <style:text-properties style:font-name="MS Gothic" style:font-name-asian="MS Gothic" style:font-name-complex="MS Gothic"/>
    </style:style>
    <style:style style:name="T4290" style:parent-style-name="DefaultParagraphFont" style:family="text">
      <style:text-properties style:font-name="MS Gothic" style:font-name-asian="MS Gothic" style:font-name-complex="MS Gothic"/>
    </style:style>
    <style:style style:name="T4291" style:parent-style-name="DefaultParagraphFont" style:family="text">
      <style:text-properties style:font-name="MS Gothic" style:font-name-asian="MS Gothic" style:font-name-complex="MS Gothic"/>
    </style:style>
    <style:style style:name="T4292" style:parent-style-name="DefaultParagraphFont" style:family="text">
      <style:text-properties style:font-name="MS Gothic" style:font-name-asian="MS Gothic" style:font-name-complex="MS Gothic"/>
    </style:style>
    <style:style style:name="T4293" style:parent-style-name="DefaultParagraphFont" style:family="text">
      <style:text-properties style:font-name="MS Gothic" style:font-name-asian="MS Gothic" style:font-name-complex="MS Gothic"/>
    </style:style>
    <style:style style:name="T4294" style:parent-style-name="DefaultParagraphFont" style:family="text">
      <style:text-properties style:font-name="Microsoft JhengHei" style:font-name-asian="Microsoft JhengHei" style:font-name-complex="Microsoft JhengHei"/>
    </style:style>
    <style:style style:name="T4295" style:parent-style-name="DefaultParagraphFont" style:family="text">
      <style:text-properties style:font-name="MS Gothic" style:font-name-asian="MS Gothic" style:font-name-complex="MS Gothic"/>
    </style:style>
    <style:style style:name="T4296" style:parent-style-name="DefaultParagraphFont" style:family="text">
      <style:text-properties style:font-name="MS Gothic" style:font-name-asian="MS Gothic" style:font-name-complex="MS Gothic"/>
    </style:style>
    <style:style style:name="T4297" style:parent-style-name="DefaultParagraphFont" style:family="text">
      <style:text-properties style:font-name="MS Gothic" style:font-name-asian="MS Gothic" style:font-name-complex="MS Gothic"/>
    </style:style>
    <style:style style:name="T4298" style:parent-style-name="DefaultParagraphFont" style:family="text">
      <style:text-properties style:font-name="MS Gothic" style:font-name-asian="MS Gothic" style:font-name-complex="MS Gothic"/>
    </style:style>
    <style:style style:name="T4299" style:parent-style-name="DefaultParagraphFont" style:family="text">
      <style:text-properties style:font-name="MS Gothic" style:font-name-asian="MS Gothic" style:font-name-complex="MS Gothic"/>
    </style:style>
    <style:style style:name="T4300" style:parent-style-name="DefaultParagraphFont" style:family="text">
      <style:text-properties style:font-name="MS Gothic" style:font-name-asian="MS Gothic" style:font-name-complex="MS Gothic"/>
    </style:style>
    <style:style style:name="T4301" style:parent-style-name="DefaultParagraphFont" style:family="text">
      <style:text-properties style:font-name="MS Gothic" style:font-name-asian="MS Gothic" style:font-name-complex="MS Gothic"/>
    </style:style>
    <style:style style:name="T4302" style:parent-style-name="DefaultParagraphFont" style:family="text">
      <style:text-properties style:font-name="MS Gothic" style:font-name-asian="MS Gothic" style:font-name-complex="MS Gothic"/>
    </style:style>
    <style:style style:name="T4303" style:parent-style-name="DefaultParagraphFont" style:family="text">
      <style:text-properties style:font-name="MS Gothic" style:font-name-asian="MS Gothic" style:font-name-complex="MS Gothic"/>
    </style:style>
    <style:style style:name="T4304" style:parent-style-name="DefaultParagraphFont" style:family="text">
      <style:text-properties style:font-name="MS Gothic" style:font-name-asian="MS Gothic" style:font-name-complex="MS Gothic"/>
    </style:style>
    <style:style style:name="T4305" style:parent-style-name="DefaultParagraphFont" style:family="text">
      <style:text-properties style:font-name="Microsoft JhengHei" style:font-name-asian="Microsoft JhengHei" style:font-name-complex="Microsoft JhengHei"/>
    </style:style>
    <style:style style:name="T4306" style:parent-style-name="DefaultParagraphFont" style:family="text">
      <style:text-properties style:font-name="MS Gothic" style:font-name-asian="MS Gothic" style:font-name-complex="MS Gothic"/>
    </style:style>
    <style:style style:name="T4307" style:parent-style-name="DefaultParagraphFont" style:family="text">
      <style:text-properties style:font-name="MS Gothic" style:font-name-asian="MS Gothic" style:font-name-complex="MS Gothic"/>
    </style:style>
    <style:style style:name="T4308" style:parent-style-name="DefaultParagraphFont" style:family="text">
      <style:text-properties style:font-name="MS Gothic" style:font-name-asian="MS Gothic" style:font-name-complex="MS Gothic"/>
    </style:style>
    <style:style style:name="T4309" style:parent-style-name="DefaultParagraphFont" style:family="text">
      <style:text-properties style:font-name="MS Gothic" style:font-name-asian="MS Gothic" style:font-name-complex="MS Gothic"/>
    </style:style>
    <style:style style:name="T4310" style:parent-style-name="DefaultParagraphFont" style:family="text">
      <style:text-properties style:font-name="MS Gothic" style:font-name-asian="MS Gothic" style:font-name-complex="MS Gothic"/>
    </style:style>
    <style:style style:name="T4311" style:parent-style-name="DefaultParagraphFont" style:family="text">
      <style:text-properties style:font-name="MS Gothic" style:font-name-asian="MS Gothic" style:font-name-complex="MS Gothic"/>
    </style:style>
    <style:style style:name="T4312" style:parent-style-name="DefaultParagraphFont" style:family="text">
      <style:text-properties style:font-name="MS Gothic" style:font-name-asian="MS Gothic" style:font-name-complex="MS Gothic"/>
    </style:style>
    <style:style style:name="T4313" style:parent-style-name="DefaultParagraphFont" style:family="text">
      <style:text-properties style:font-name="MS Gothic" style:font-name-asian="MS Gothic" style:font-name-complex="MS Gothic"/>
    </style:style>
    <style:style style:name="T4314" style:parent-style-name="DefaultParagraphFont" style:family="text">
      <style:text-properties style:font-name="MS Gothic" style:font-name-asian="MS Gothic" style:font-name-complex="MS Gothic"/>
    </style:style>
    <style:style style:name="T4315" style:parent-style-name="DefaultParagraphFont" style:family="text">
      <style:text-properties style:font-name="MS Gothic" style:font-name-asian="MS Gothic" style:font-name-complex="MS Gothic"/>
    </style:style>
    <style:style style:name="T4316" style:parent-style-name="DefaultParagraphFont" style:family="text">
      <style:text-properties style:font-name="MS Gothic" style:font-name-asian="MS Gothic" style:font-name-complex="MS Gothic"/>
    </style:style>
    <style:style style:name="T4317" style:parent-style-name="DefaultParagraphFont" style:family="text">
      <style:text-properties style:font-name="MS Gothic" style:font-name-asian="MS Gothic" style:font-name-complex="MS Gothic"/>
    </style:style>
    <style:style style:name="T4318" style:parent-style-name="DefaultParagraphFont" style:family="text">
      <style:text-properties style:font-name="MS Gothic" style:font-name-asian="MS Gothic" style:font-name-complex="MS Gothic"/>
    </style:style>
    <style:style style:name="T4319" style:parent-style-name="DefaultParagraphFont" style:family="text">
      <style:text-properties style:font-name="MS Gothic" style:font-name-asian="MS Gothic" style:font-name-complex="MS Gothic"/>
    </style:style>
    <style:style style:name="T4320" style:parent-style-name="DefaultParagraphFont" style:family="text">
      <style:text-properties style:font-name="MS Gothic" style:font-name-asian="MS Gothic" style:font-name-complex="MS Gothic"/>
    </style:style>
    <style:style style:name="T4321" style:parent-style-name="DefaultParagraphFont" style:family="text">
      <style:text-properties style:font-name="MS Gothic" style:font-name-asian="MS Gothic" style:font-name-complex="MS Gothic"/>
    </style:style>
    <style:style style:name="T4322" style:parent-style-name="DefaultParagraphFont" style:family="text">
      <style:text-properties style:font-name="MS Gothic" style:font-name-asian="MS Gothic" style:font-name-complex="MS Gothic"/>
    </style:style>
    <style:style style:name="T4323" style:parent-style-name="DefaultParagraphFont" style:family="text">
      <style:text-properties style:font-name="MS Gothic" style:font-name-asian="MS Gothic" style:font-name-complex="MS Gothic"/>
    </style:style>
    <style:style style:name="T4324" style:parent-style-name="DefaultParagraphFont" style:family="text">
      <style:text-properties style:font-name="MS Gothic" style:font-name-asian="MS Gothic" style:font-name-complex="MS Gothic"/>
    </style:style>
    <style:style style:name="T4325" style:parent-style-name="DefaultParagraphFont" style:family="text">
      <style:text-properties style:font-name="MS Gothic" style:font-name-asian="MS Gothic" style:font-name-complex="MS Gothic"/>
    </style:style>
    <style:style style:name="T4326" style:parent-style-name="DefaultParagraphFont" style:family="text">
      <style:text-properties style:font-name="Microsoft JhengHei" style:font-name-asian="Microsoft JhengHei" style:font-name-complex="Microsoft JhengHei"/>
    </style:style>
    <style:style style:name="T4327" style:parent-style-name="DefaultParagraphFont" style:family="text">
      <style:text-properties style:font-name="MS Gothic" style:font-name-asian="MS Gothic" style:font-name-complex="MS Gothic"/>
    </style:style>
    <style:style style:name="T4328" style:parent-style-name="DefaultParagraphFont" style:family="text">
      <style:text-properties style:font-name="MS Gothic" style:font-name-asian="MS Gothic" style:font-name-complex="MS Gothic"/>
    </style:style>
    <style:style style:name="T4329" style:parent-style-name="DefaultParagraphFont" style:family="text">
      <style:text-properties style:font-name="MS Gothic" style:font-name-asian="MS Gothic" style:font-name-complex="MS Gothic"/>
    </style:style>
    <style:style style:name="T4330" style:parent-style-name="DefaultParagraphFont" style:family="text">
      <style:text-properties style:font-name="MS Gothic" style:font-name-asian="MS Gothic" style:font-name-complex="MS Gothic"/>
    </style:style>
    <style:style style:name="T4331" style:parent-style-name="DefaultParagraphFont" style:family="text">
      <style:text-properties style:font-name="MS Gothic" style:font-name-asian="MS Gothic" style:font-name-complex="MS Gothic"/>
    </style:style>
    <style:style style:name="T4332" style:parent-style-name="DefaultParagraphFont" style:family="text">
      <style:text-properties style:font-name="Microsoft JhengHei" style:font-name-asian="Microsoft JhengHei" style:font-name-complex="Microsoft JhengHei"/>
    </style:style>
    <style:style style:name="T4333" style:parent-style-name="DefaultParagraphFont" style:family="text">
      <style:text-properties style:font-name="Microsoft JhengHei" style:font-name-asian="Microsoft JhengHei" style:font-name-complex="Microsoft JhengHei"/>
    </style:style>
    <style:style style:name="T4334" style:parent-style-name="DefaultParagraphFont" style:family="text">
      <style:text-properties style:font-name="MS Gothic" style:font-name-asian="MS Gothic" style:font-name-complex="MS Gothic"/>
    </style:style>
    <style:style style:name="T4335" style:parent-style-name="DefaultParagraphFont" style:family="text">
      <style:text-properties style:font-name="MS Gothic" style:font-name-asian="MS Gothic" style:font-name-complex="MS Gothic"/>
    </style:style>
    <style:style style:name="T4336" style:parent-style-name="DefaultParagraphFont" style:family="text">
      <style:text-properties style:font-name="MS Gothic" style:font-name-asian="MS Gothic" style:font-name-complex="MS Gothic"/>
    </style:style>
    <style:style style:name="T4337" style:parent-style-name="DefaultParagraphFont" style:family="text">
      <style:text-properties style:font-name="Malgun Gothic" style:font-name-asian="Malgun Gothic" style:font-name-complex="Malgun Gothic"/>
    </style:style>
    <style:style style:name="T4338" style:parent-style-name="DefaultParagraphFont" style:family="text">
      <style:text-properties style:font-name="MS Gothic" style:font-name-asian="MS Gothic" style:font-name-complex="MS Gothic"/>
    </style:style>
    <style:style style:name="T4339" style:parent-style-name="DefaultParagraphFont" style:family="text">
      <style:text-properties style:font-name="MS Gothic" style:font-name-asian="MS Gothic" style:font-name-complex="MS Gothic"/>
    </style:style>
    <style:style style:name="T4340" style:parent-style-name="DefaultParagraphFont" style:family="text">
      <style:text-properties style:font-name="MS Gothic" style:font-name-asian="MS Gothic" style:font-name-complex="MS Gothic"/>
    </style:style>
    <style:style style:name="T4341" style:parent-style-name="DefaultParagraphFont" style:family="text">
      <style:text-properties style:font-name="MS Gothic" style:font-name-asian="MS Gothic" style:font-name-complex="MS Gothic"/>
    </style:style>
    <style:style style:name="T4342" style:parent-style-name="DefaultParagraphFont" style:family="text">
      <style:text-properties style:font-name="MS Gothic" style:font-name-asian="MS Gothic" style:font-name-complex="MS Gothic"/>
    </style:style>
    <style:style style:name="T4343" style:parent-style-name="DefaultParagraphFont" style:family="text">
      <style:text-properties style:font-name="MS Gothic" style:font-name-asian="MS Gothic" style:font-name-complex="MS Gothic"/>
    </style:style>
    <style:style style:name="T4344" style:parent-style-name="DefaultParagraphFont" style:family="text">
      <style:text-properties style:font-name="MS Gothic" style:font-name-asian="MS Gothic" style:font-name-complex="MS Gothic"/>
    </style:style>
    <style:style style:name="T4345" style:parent-style-name="DefaultParagraphFont" style:family="text">
      <style:text-properties style:font-name="MS Gothic" style:font-name-asian="MS Gothic" style:font-name-complex="MS Gothic"/>
    </style:style>
    <style:style style:name="T4346" style:parent-style-name="DefaultParagraphFont" style:family="text">
      <style:text-properties style:font-name="MS Gothic" style:font-name-asian="MS Gothic" style:font-name-complex="MS Gothic"/>
    </style:style>
    <style:style style:name="T4347" style:parent-style-name="DefaultParagraphFont" style:family="text">
      <style:text-properties style:font-name="MS Gothic" style:font-name-asian="MS Gothic" style:font-name-complex="MS Gothic"/>
    </style:style>
    <style:style style:name="T4348" style:parent-style-name="DefaultParagraphFont" style:family="text">
      <style:text-properties style:font-name="Microsoft JhengHei" style:font-name-asian="Microsoft JhengHei" style:font-name-complex="Microsoft JhengHei"/>
    </style:style>
    <style:style style:name="T4349" style:parent-style-name="DefaultParagraphFont" style:family="text">
      <style:text-properties style:font-name="MS Gothic" style:font-name-asian="MS Gothic" style:font-name-complex="MS Gothic"/>
    </style:style>
    <style:style style:name="T4350" style:parent-style-name="DefaultParagraphFont" style:family="text">
      <style:text-properties style:font-name="Microsoft JhengHei" style:font-name-asian="Microsoft JhengHei" style:font-name-complex="Microsoft JhengHei"/>
    </style:style>
    <style:style style:name="T4351" style:parent-style-name="DefaultParagraphFont" style:family="text">
      <style:text-properties style:font-name="MS Gothic" style:font-name-asian="MS Gothic" style:font-name-complex="MS Gothic"/>
    </style:style>
    <style:style style:name="T4352" style:parent-style-name="DefaultParagraphFont" style:family="text">
      <style:text-properties style:font-name="MS Gothic" style:font-name-asian="MS Gothic" style:font-name-complex="MS Gothic"/>
    </style:style>
    <style:style style:name="T4353" style:parent-style-name="DefaultParagraphFont" style:family="text">
      <style:text-properties style:font-name="MS Gothic" style:font-name-asian="MS Gothic" style:font-name-complex="MS Gothic"/>
    </style:style>
    <style:style style:name="T4354" style:parent-style-name="DefaultParagraphFont" style:family="text">
      <style:text-properties style:font-name="MS Gothic" style:font-name-asian="MS Gothic" style:font-name-complex="MS Gothic"/>
    </style:style>
    <style:style style:name="T4355" style:parent-style-name="DefaultParagraphFont" style:family="text">
      <style:text-properties style:font-name="MS Gothic" style:font-name-asian="MS Gothic" style:font-name-complex="MS Gothic"/>
    </style:style>
    <style:style style:name="T4356" style:parent-style-name="DefaultParagraphFont" style:family="text">
      <style:text-properties style:font-name="MS Gothic" style:font-name-asian="MS Gothic" style:font-name-complex="MS Gothic"/>
    </style:style>
    <style:style style:name="T4357" style:parent-style-name="DefaultParagraphFont" style:family="text">
      <style:text-properties style:font-name="MS Gothic" style:font-name-asian="MS Gothic" style:font-name-complex="MS Gothic"/>
    </style:style>
    <style:style style:name="T4358" style:parent-style-name="DefaultParagraphFont" style:family="text">
      <style:text-properties style:font-name="Microsoft JhengHei" style:font-name-asian="Microsoft JhengHei" style:font-name-complex="Microsoft JhengHei"/>
    </style:style>
    <style:style style:name="T4359" style:parent-style-name="DefaultParagraphFont" style:family="text">
      <style:text-properties style:font-name="MS Gothic" style:font-name-asian="MS Gothic" style:font-name-complex="MS Gothic"/>
    </style:style>
    <style:style style:name="T4360" style:parent-style-name="DefaultParagraphFont" style:family="text">
      <style:text-properties style:font-name="MS Gothic" style:font-name-asian="MS Gothic" style:font-name-complex="MS Gothic"/>
    </style:style>
    <style:style style:name="T4361" style:parent-style-name="DefaultParagraphFont" style:family="text">
      <style:text-properties style:font-name="MS Gothic" style:font-name-asian="MS Gothic" style:font-name-complex="MS Gothic"/>
    </style:style>
    <style:style style:name="T4362" style:parent-style-name="DefaultParagraphFont" style:family="text">
      <style:text-properties style:font-name="Microsoft JhengHei" style:font-name-asian="Microsoft JhengHei" style:font-name-complex="Microsoft JhengHei"/>
    </style:style>
    <style:style style:name="T4363" style:parent-style-name="DefaultParagraphFont" style:family="text">
      <style:text-properties style:font-name="MS Gothic" style:font-name-asian="MS Gothic" style:font-name-complex="MS Gothic"/>
    </style:style>
    <style:style style:name="T4364" style:parent-style-name="DefaultParagraphFont" style:family="text">
      <style:text-properties style:font-name="Microsoft JhengHei" style:font-name-asian="Microsoft JhengHei" style:font-name-complex="Microsoft JhengHei"/>
    </style:style>
    <style:style style:name="T4365" style:parent-style-name="DefaultParagraphFont" style:family="text">
      <style:text-properties style:font-name="MS Gothic" style:font-name-asian="MS Gothic" style:font-name-complex="MS Gothic"/>
    </style:style>
    <style:style style:name="T4366" style:parent-style-name="DefaultParagraphFont" style:family="text">
      <style:text-properties style:font-name="MS Gothic" style:font-name-asian="MS Gothic" style:font-name-complex="MS Gothic"/>
    </style:style>
    <style:style style:name="T4367" style:parent-style-name="DefaultParagraphFont" style:family="text">
      <style:text-properties style:font-name="MS Gothic" style:font-name-asian="MS Gothic" style:font-name-complex="MS Gothic"/>
    </style:style>
    <style:style style:name="T4368" style:parent-style-name="DefaultParagraphFont" style:family="text">
      <style:text-properties style:font-name="MS Gothic" style:font-name-asian="MS Gothic" style:font-name-complex="MS Gothic"/>
    </style:style>
    <style:style style:name="T4369" style:parent-style-name="DefaultParagraphFont" style:family="text">
      <style:text-properties style:font-name="MS Gothic" style:font-name-asian="MS Gothic" style:font-name-complex="MS Gothic"/>
    </style:style>
    <style:style style:name="T4370" style:parent-style-name="DefaultParagraphFont" style:family="text">
      <style:text-properties style:font-name="MS Gothic" style:font-name-asian="MS Gothic" style:font-name-complex="MS Gothic"/>
    </style:style>
    <style:style style:name="T4371" style:parent-style-name="DefaultParagraphFont" style:family="text">
      <style:text-properties style:font-name="MS Gothic" style:font-name-asian="MS Gothic" style:font-name-complex="MS Gothic"/>
    </style:style>
    <style:style style:name="T4372" style:parent-style-name="DefaultParagraphFont" style:family="text">
      <style:text-properties style:font-name="MS Gothic" style:font-name-asian="MS Gothic" style:font-name-complex="MS Gothic"/>
    </style:style>
    <style:style style:name="T4373" style:parent-style-name="DefaultParagraphFont" style:family="text">
      <style:text-properties style:font-name="MS Gothic" style:font-name-asian="MS Gothic" style:font-name-complex="MS Gothic"/>
    </style:style>
    <style:style style:name="T4374" style:parent-style-name="DefaultParagraphFont" style:family="text">
      <style:text-properties style:font-name="MS Gothic" style:font-name-asian="MS Gothic" style:font-name-complex="MS Gothic"/>
    </style:style>
    <style:style style:name="T4375" style:parent-style-name="DefaultParagraphFont" style:family="text">
      <style:text-properties style:font-name="MS Gothic" style:font-name-asian="MS Gothic" style:font-name-complex="MS Gothic"/>
    </style:style>
    <style:style style:name="T4376" style:parent-style-name="DefaultParagraphFont" style:family="text">
      <style:text-properties style:font-name="MS Gothic" style:font-name-asian="MS Gothic" style:font-name-complex="MS Gothic"/>
    </style:style>
    <style:style style:name="T4377" style:parent-style-name="DefaultParagraphFont" style:family="text">
      <style:text-properties style:font-name="MS Gothic" style:font-name-asian="MS Gothic" style:font-name-complex="MS Gothic"/>
    </style:style>
    <style:style style:name="T4378" style:parent-style-name="DefaultParagraphFont" style:family="text">
      <style:text-properties style:font-name="Microsoft JhengHei" style:font-name-asian="Microsoft JhengHei" style:font-name-complex="Microsoft JhengHei"/>
    </style:style>
    <style:style style:name="T4379" style:parent-style-name="DefaultParagraphFont" style:family="text">
      <style:text-properties style:font-name="MS Gothic" style:font-name-asian="MS Gothic" style:font-name-complex="MS Gothic"/>
    </style:style>
    <style:style style:name="T4380" style:parent-style-name="DefaultParagraphFont" style:family="text">
      <style:text-properties style:font-name="Microsoft JhengHei" style:font-name-asian="Microsoft JhengHei" style:font-name-complex="Microsoft JhengHei"/>
    </style:style>
    <style:style style:name="T4381" style:parent-style-name="DefaultParagraphFont" style:family="text">
      <style:text-properties style:font-name="MS Gothic" style:font-name-asian="MS Gothic" style:font-name-complex="MS Gothic"/>
    </style:style>
    <style:style style:name="T4382" style:parent-style-name="DefaultParagraphFont" style:family="text">
      <style:text-properties style:font-name="MS Gothic" style:font-name-asian="MS Gothic" style:font-name-complex="MS Gothic"/>
    </style:style>
    <style:style style:name="T4383" style:parent-style-name="DefaultParagraphFont" style:family="text">
      <style:text-properties style:font-name="MS Gothic" style:font-name-asian="MS Gothic" style:font-name-complex="MS Gothic"/>
    </style:style>
    <style:style style:name="T4384" style:parent-style-name="DefaultParagraphFont" style:family="text">
      <style:text-properties style:font-name="MS Gothic" style:font-name-asian="MS Gothic" style:font-name-complex="MS Gothic"/>
    </style:style>
    <style:style style:name="T4385" style:parent-style-name="DefaultParagraphFont" style:family="text">
      <style:text-properties style:font-name="MS Gothic" style:font-name-asian="MS Gothic" style:font-name-complex="MS Gothic"/>
    </style:style>
    <style:style style:name="T4386" style:parent-style-name="DefaultParagraphFont" style:family="text">
      <style:text-properties style:font-name="MS Gothic" style:font-name-asian="MS Gothic" style:font-name-complex="MS Gothic"/>
    </style:style>
    <style:style style:name="T4387" style:parent-style-name="DefaultParagraphFont" style:family="text">
      <style:text-properties style:font-name="MS Gothic" style:font-name-asian="MS Gothic" style:font-name-complex="MS Gothic"/>
    </style:style>
    <style:style style:name="T4388" style:parent-style-name="DefaultParagraphFont" style:family="text">
      <style:text-properties style:font-name="MS Gothic" style:font-name-asian="MS Gothic" style:font-name-complex="MS Gothic"/>
    </style:style>
    <style:style style:name="T4389" style:parent-style-name="DefaultParagraphFont" style:family="text">
      <style:text-properties style:font-name="MS Gothic" style:font-name-asian="MS Gothic" style:font-name-complex="MS Gothic"/>
    </style:style>
    <style:style style:name="T4390" style:parent-style-name="DefaultParagraphFont" style:family="text">
      <style:text-properties style:font-name="MS Gothic" style:font-name-asian="MS Gothic" style:font-name-complex="MS Gothic"/>
    </style:style>
    <style:style style:name="T4391" style:parent-style-name="DefaultParagraphFont" style:family="text">
      <style:text-properties style:font-name="MS Gothic" style:font-name-asian="MS Gothic" style:font-name-complex="MS Gothic"/>
    </style:style>
    <style:style style:name="T4392" style:parent-style-name="DefaultParagraphFont" style:family="text">
      <style:text-properties style:font-name="MS Gothic" style:font-name-asian="MS Gothic" style:font-name-complex="MS Gothic"/>
    </style:style>
    <style:style style:name="T4393" style:parent-style-name="DefaultParagraphFont" style:family="text">
      <style:text-properties style:font-name="MS Gothic" style:font-name-asian="MS Gothic" style:font-name-complex="MS Gothic"/>
    </style:style>
    <style:style style:name="T4394" style:parent-style-name="DefaultParagraphFont" style:family="text">
      <style:text-properties style:font-name="MS Gothic" style:font-name-asian="MS Gothic" style:font-name-complex="MS Gothic"/>
    </style:style>
    <style:style style:name="T4395" style:parent-style-name="DefaultParagraphFont" style:family="text">
      <style:text-properties style:font-name="MS Gothic" style:font-name-asian="MS Gothic" style:font-name-complex="MS Gothic"/>
    </style:style>
    <style:style style:name="T4396" style:parent-style-name="DefaultParagraphFont" style:family="text">
      <style:text-properties style:font-name="Microsoft JhengHei" style:font-name-asian="Microsoft JhengHei" style:font-name-complex="Microsoft JhengHei"/>
    </style:style>
    <style:style style:name="T4397" style:parent-style-name="DefaultParagraphFont" style:family="text">
      <style:text-properties style:font-name="MS Gothic" style:font-name-asian="MS Gothic" style:font-name-complex="MS Gothic"/>
    </style:style>
    <style:style style:name="T4398" style:parent-style-name="DefaultParagraphFont" style:family="text">
      <style:text-properties style:font-name="MS Gothic" style:font-name-asian="MS Gothic" style:font-name-complex="MS Gothic"/>
    </style:style>
    <style:style style:name="T4399" style:parent-style-name="DefaultParagraphFont" style:family="text">
      <style:text-properties style:font-name="MS Gothic" style:font-name-asian="MS Gothic" style:font-name-complex="MS Gothic"/>
    </style:style>
    <style:style style:name="T4400" style:parent-style-name="DefaultParagraphFont" style:family="text">
      <style:text-properties style:font-name="Microsoft JhengHei" style:font-name-asian="Microsoft JhengHei" style:font-name-complex="Microsoft JhengHei"/>
    </style:style>
    <style:style style:name="T4401" style:parent-style-name="DefaultParagraphFont" style:family="text">
      <style:text-properties style:font-name="MS Gothic" style:font-name-asian="MS Gothic" style:font-name-complex="MS Gothic"/>
    </style:style>
    <style:style style:name="T4402" style:parent-style-name="DefaultParagraphFont" style:family="text">
      <style:text-properties style:font-name="MS Gothic" style:font-name-asian="MS Gothic" style:font-name-complex="MS Gothic"/>
    </style:style>
    <style:style style:name="T4403" style:parent-style-name="DefaultParagraphFont" style:family="text">
      <style:text-properties style:font-name="MS Gothic" style:font-name-asian="MS Gothic" style:font-name-complex="MS Gothic"/>
    </style:style>
    <style:style style:name="T4404" style:parent-style-name="DefaultParagraphFont" style:family="text">
      <style:text-properties style:font-name="MS Gothic" style:font-name-asian="MS Gothic" style:font-name-complex="MS Gothic"/>
    </style:style>
    <style:style style:name="T4405" style:parent-style-name="DefaultParagraphFont" style:family="text">
      <style:text-properties style:font-name="MS Gothic" style:font-name-asian="MS Gothic" style:font-name-complex="MS Gothic"/>
    </style:style>
    <style:style style:name="T4406" style:parent-style-name="DefaultParagraphFont" style:family="text">
      <style:text-properties style:font-name="MS Gothic" style:font-name-asian="MS Gothic" style:font-name-complex="MS Gothic"/>
    </style:style>
    <style:style style:name="T4407" style:parent-style-name="DefaultParagraphFont" style:family="text">
      <style:text-properties style:font-name="MS Gothic" style:font-name-asian="MS Gothic" style:font-name-complex="MS Gothic"/>
    </style:style>
    <style:style style:name="T4408" style:parent-style-name="DefaultParagraphFont" style:family="text">
      <style:text-properties style:font-name="MS Gothic" style:font-name-asian="MS Gothic" style:font-name-complex="MS Gothic"/>
    </style:style>
    <style:style style:name="T4409" style:parent-style-name="DefaultParagraphFont" style:family="text">
      <style:text-properties style:font-name="MS Gothic" style:font-name-asian="MS Gothic" style:font-name-complex="MS Gothic"/>
    </style:style>
    <style:style style:name="T4410" style:parent-style-name="DefaultParagraphFont" style:family="text">
      <style:text-properties style:font-name="MS Gothic" style:font-name-asian="MS Gothic" style:font-name-complex="MS Gothic"/>
    </style:style>
    <style:style style:name="T4411" style:parent-style-name="DefaultParagraphFont" style:family="text">
      <style:text-properties style:font-name="MS Gothic" style:font-name-asian="MS Gothic" style:font-name-complex="MS Gothic"/>
    </style:style>
    <style:style style:name="T4412" style:parent-style-name="DefaultParagraphFont" style:family="text">
      <style:text-properties style:font-name="MS Gothic" style:font-name-asian="MS Gothic" style:font-name-complex="MS Gothic"/>
    </style:style>
    <style:style style:name="T4413" style:parent-style-name="DefaultParagraphFont" style:family="text">
      <style:text-properties style:font-name="MS Gothic" style:font-name-asian="MS Gothic" style:font-name-complex="MS Gothic"/>
    </style:style>
    <style:style style:name="T4414" style:parent-style-name="DefaultParagraphFont" style:family="text">
      <style:text-properties style:font-name="MS Gothic" style:font-name-asian="MS Gothic" style:font-name-complex="MS Gothic"/>
    </style:style>
    <style:style style:name="T4415" style:parent-style-name="DefaultParagraphFont" style:family="text">
      <style:text-properties style:font-name="MS Gothic" style:font-name-asian="MS Gothic" style:font-name-complex="MS Gothic"/>
    </style:style>
    <style:style style:name="T4416" style:parent-style-name="DefaultParagraphFont" style:family="text">
      <style:text-properties style:font-name="MS Gothic" style:font-name-asian="MS Gothic" style:font-name-complex="MS Gothic"/>
    </style:style>
    <style:style style:name="T4417" style:parent-style-name="DefaultParagraphFont" style:family="text">
      <style:text-properties style:font-name="Microsoft JhengHei" style:font-name-asian="Microsoft JhengHei" style:font-name-complex="Microsoft JhengHei"/>
    </style:style>
    <style:style style:name="T4418" style:parent-style-name="DefaultParagraphFont" style:family="text">
      <style:text-properties style:font-name="MS Gothic" style:font-name-asian="MS Gothic" style:font-name-complex="MS Gothic"/>
    </style:style>
    <style:style style:name="T4419" style:parent-style-name="DefaultParagraphFont" style:family="text">
      <style:text-properties style:font-name="MS Gothic" style:font-name-asian="MS Gothic" style:font-name-complex="MS Gothic"/>
    </style:style>
    <style:style style:name="T4420" style:parent-style-name="DefaultParagraphFont" style:family="text">
      <style:text-properties style:font-name="MS Gothic" style:font-name-asian="MS Gothic" style:font-name-complex="MS Gothic"/>
    </style:style>
    <style:style style:name="T4421" style:parent-style-name="DefaultParagraphFont" style:family="text">
      <style:text-properties style:font-name="MS Gothic" style:font-name-asian="MS Gothic" style:font-name-complex="MS Gothic"/>
    </style:style>
    <style:style style:name="T4422" style:parent-style-name="DefaultParagraphFont" style:family="text">
      <style:text-properties style:font-name="MS Gothic" style:font-name-asian="MS Gothic" style:font-name-complex="MS Gothic"/>
    </style:style>
    <style:style style:name="T4423" style:parent-style-name="DefaultParagraphFont" style:family="text">
      <style:text-properties style:font-name="MS Gothic" style:font-name-asian="MS Gothic" style:font-name-complex="MS Gothic"/>
    </style:style>
    <style:style style:name="T4424" style:parent-style-name="DefaultParagraphFont" style:family="text">
      <style:text-properties style:font-name="Microsoft JhengHei" style:font-name-asian="Microsoft JhengHei" style:font-name-complex="Microsoft JhengHei"/>
    </style:style>
    <style:style style:name="T4425" style:parent-style-name="DefaultParagraphFont" style:family="text">
      <style:text-properties style:font-name="MS Gothic" style:font-name-asian="MS Gothic" style:font-name-complex="MS Gothic"/>
    </style:style>
    <style:style style:name="T4426" style:parent-style-name="DefaultParagraphFont" style:family="text">
      <style:text-properties style:font-name="Microsoft JhengHei" style:font-name-asian="Microsoft JhengHei" style:font-name-complex="Microsoft JhengHei"/>
    </style:style>
    <style:style style:name="T4427" style:parent-style-name="DefaultParagraphFont" style:family="text">
      <style:text-properties style:font-name="Microsoft JhengHei" style:font-name-asian="Microsoft JhengHei" style:font-name-complex="Microsoft JhengHei"/>
    </style:style>
    <style:style style:name="T4428" style:parent-style-name="DefaultParagraphFont" style:family="text">
      <style:text-properties style:font-name="Microsoft JhengHei" style:font-name-asian="Microsoft JhengHei" style:font-name-complex="Microsoft JhengHei"/>
    </style:style>
    <style:style style:name="T4429" style:parent-style-name="DefaultParagraphFont" style:family="text">
      <style:text-properties style:font-name="Microsoft JhengHei" style:font-name-asian="Microsoft JhengHei" style:font-name-complex="Microsoft JhengHei"/>
    </style:style>
    <style:style style:name="T4430" style:parent-style-name="DefaultParagraphFont" style:family="text">
      <style:text-properties style:font-name="MS Gothic" style:font-name-asian="MS Gothic" style:font-name-complex="MS Gothic"/>
    </style:style>
    <style:style style:name="T4431" style:parent-style-name="DefaultParagraphFont" style:family="text">
      <style:text-properties style:font-name="Microsoft JhengHei" style:font-name-asian="Microsoft JhengHei" style:font-name-complex="Microsoft JhengHei"/>
    </style:style>
    <style:style style:name="T4432" style:parent-style-name="DefaultParagraphFont" style:family="text">
      <style:text-properties style:font-name="MS Gothic" style:font-name-asian="MS Gothic" style:font-name-complex="MS Gothic"/>
    </style:style>
    <style:style style:name="T4433" style:parent-style-name="DefaultParagraphFont" style:family="text">
      <style:text-properties style:font-name="MS Gothic" style:font-name-asian="MS Gothic" style:font-name-complex="MS Gothic"/>
    </style:style>
    <style:style style:name="T4434" style:parent-style-name="DefaultParagraphFont" style:family="text">
      <style:text-properties style:font-name="MS Gothic" style:font-name-asian="MS Gothic" style:font-name-complex="MS Gothic"/>
    </style:style>
    <style:style style:name="T4435" style:parent-style-name="DefaultParagraphFont" style:family="text">
      <style:text-properties style:font-name="MS Gothic" style:font-name-asian="MS Gothic" style:font-name-complex="MS Gothic"/>
    </style:style>
    <style:style style:name="T4436" style:parent-style-name="DefaultParagraphFont" style:family="text">
      <style:text-properties style:font-name="MingLiU-ExtB" style:font-name-asian="MingLiU-ExtB" style:font-name-complex="MingLiU-ExtB"/>
    </style:style>
    <style:style style:name="T4437" style:parent-style-name="DefaultParagraphFont" style:family="text">
      <style:text-properties style:font-name="Microsoft JhengHei" style:font-name-asian="Microsoft JhengHei" style:font-name-complex="Microsoft JhengHei"/>
    </style:style>
    <style:style style:name="T4438" style:parent-style-name="DefaultParagraphFont" style:family="text">
      <style:text-properties style:font-name="MS Gothic" style:font-name-asian="MS Gothic" style:font-name-complex="MS Gothic"/>
    </style:style>
    <style:style style:name="T4439" style:parent-style-name="DefaultParagraphFont" style:family="text">
      <style:text-properties style:font-name="MS Gothic" style:font-name-asian="MS Gothic" style:font-name-complex="MS Gothic"/>
    </style:style>
    <style:style style:name="T4440" style:parent-style-name="DefaultParagraphFont" style:family="text">
      <style:text-properties style:font-name="MS Gothic" style:font-name-asian="MS Gothic" style:font-name-complex="MS Gothic"/>
    </style:style>
    <style:style style:name="T4441" style:parent-style-name="DefaultParagraphFont" style:family="text">
      <style:text-properties style:font-name="MS Gothic" style:font-name-asian="MS Gothic" style:font-name-complex="MS Gothic"/>
    </style:style>
    <style:style style:name="T4442" style:parent-style-name="DefaultParagraphFont" style:family="text">
      <style:text-properties style:font-name="MS Gothic" style:font-name-asian="MS Gothic" style:font-name-complex="MS Gothic"/>
    </style:style>
    <style:style style:name="T4443" style:parent-style-name="DefaultParagraphFont" style:family="text">
      <style:text-properties style:font-name="MS Gothic" style:font-name-asian="MS Gothic" style:font-name-complex="MS Gothic"/>
    </style:style>
    <style:style style:name="T4444" style:parent-style-name="DefaultParagraphFont" style:family="text">
      <style:text-properties style:font-name="MS Gothic" style:font-name-asian="MS Gothic" style:font-name-complex="MS Gothic"/>
    </style:style>
    <style:style style:name="T4445" style:parent-style-name="DefaultParagraphFont" style:family="text">
      <style:text-properties style:font-name="MS Gothic" style:font-name-asian="MS Gothic" style:font-name-complex="MS Gothic"/>
    </style:style>
    <style:style style:name="T4446" style:parent-style-name="DefaultParagraphFont" style:family="text">
      <style:text-properties style:font-name="Microsoft JhengHei" style:font-name-asian="Microsoft JhengHei" style:font-name-complex="Microsoft JhengHei"/>
    </style:style>
    <style:style style:name="T4447" style:parent-style-name="DefaultParagraphFont" style:family="text">
      <style:text-properties style:font-name="MS Gothic" style:font-name-asian="MS Gothic" style:font-name-complex="MS Gothic"/>
    </style:style>
    <style:style style:name="T4448" style:parent-style-name="DefaultParagraphFont" style:family="text">
      <style:text-properties style:font-name="MS Gothic" style:font-name-asian="MS Gothic" style:font-name-complex="MS Gothic"/>
    </style:style>
    <style:style style:name="T4449" style:parent-style-name="DefaultParagraphFont" style:family="text">
      <style:text-properties style:font-name="MS Gothic" style:font-name-asian="MS Gothic" style:font-name-complex="MS Gothic"/>
    </style:style>
    <style:style style:name="T4450" style:parent-style-name="DefaultParagraphFont" style:family="text">
      <style:text-properties style:font-name="Malgun Gothic" style:font-name-asian="Malgun Gothic" style:font-name-complex="Malgun Gothic"/>
    </style:style>
    <style:style style:name="T4451" style:parent-style-name="DefaultParagraphFont" style:family="text">
      <style:text-properties style:font-name="MS Gothic" style:font-name-asian="MS Gothic" style:font-name-complex="MS Gothic"/>
    </style:style>
    <style:style style:name="T4452" style:parent-style-name="DefaultParagraphFont" style:family="text">
      <style:text-properties style:font-name="MS Gothic" style:font-name-asian="MS Gothic" style:font-name-complex="MS Gothic"/>
    </style:style>
    <style:style style:name="T4453" style:parent-style-name="DefaultParagraphFont" style:family="text">
      <style:text-properties style:font-name="MS Gothic" style:font-name-asian="MS Gothic" style:font-name-complex="MS Gothic"/>
    </style:style>
    <style:style style:name="T4454" style:parent-style-name="DefaultParagraphFont" style:family="text">
      <style:text-properties style:font-name="MS Gothic" style:font-name-asian="MS Gothic" style:font-name-complex="MS Gothic"/>
    </style:style>
    <style:style style:name="T4455" style:parent-style-name="DefaultParagraphFont" style:family="text">
      <style:text-properties style:font-name="MS Gothic" style:font-name-asian="MS Gothic" style:font-name-complex="MS Gothic"/>
    </style:style>
    <style:style style:name="T4456" style:parent-style-name="DefaultParagraphFont" style:family="text">
      <style:text-properties style:font-name="MS Gothic" style:font-name-asian="MS Gothic" style:font-name-complex="MS Gothic"/>
    </style:style>
    <style:style style:name="T4457" style:parent-style-name="DefaultParagraphFont" style:family="text">
      <style:text-properties style:font-name="MS Gothic" style:font-name-asian="MS Gothic" style:font-name-complex="MS Gothic"/>
    </style:style>
    <style:style style:name="T4458" style:parent-style-name="DefaultParagraphFont" style:family="text">
      <style:text-properties style:font-name="Microsoft JhengHei" style:font-name-asian="Microsoft JhengHei" style:font-name-complex="Microsoft JhengHei"/>
    </style:style>
    <style:style style:name="T4459" style:parent-style-name="DefaultParagraphFont" style:family="text">
      <style:text-properties style:font-name="MS Gothic" style:font-name-asian="MS Gothic" style:font-name-complex="MS Gothic"/>
    </style:style>
    <style:style style:name="T4460" style:parent-style-name="DefaultParagraphFont" style:family="text">
      <style:text-properties style:font-name="MS Gothic" style:font-name-asian="MS Gothic" style:font-name-complex="MS Gothic"/>
    </style:style>
    <style:style style:name="T4461" style:parent-style-name="DefaultParagraphFont" style:family="text">
      <style:text-properties style:font-name="MS Gothic" style:font-name-asian="MS Gothic" style:font-name-complex="MS Gothic"/>
    </style:style>
    <style:style style:name="T4462" style:parent-style-name="DefaultParagraphFont" style:family="text">
      <style:text-properties style:font-name="MS Gothic" style:font-name-asian="MS Gothic" style:font-name-complex="MS Gothic"/>
    </style:style>
    <style:style style:name="T4463" style:parent-style-name="DefaultParagraphFont" style:family="text">
      <style:text-properties style:font-name="MS Gothic" style:font-name-asian="MS Gothic" style:font-name-complex="MS Gothic"/>
    </style:style>
    <style:style style:name="T4464" style:parent-style-name="DefaultParagraphFont" style:family="text">
      <style:text-properties style:font-name="MS Gothic" style:font-name-asian="MS Gothic" style:font-name-complex="MS Gothic"/>
    </style:style>
    <style:style style:name="T4465" style:parent-style-name="DefaultParagraphFont" style:family="text">
      <style:text-properties style:font-name="MS Gothic" style:font-name-asian="MS Gothic" style:font-name-complex="MS Gothic"/>
    </style:style>
    <style:style style:name="T4466" style:parent-style-name="DefaultParagraphFont" style:family="text">
      <style:text-properties style:font-name="MS Gothic" style:font-name-asian="MS Gothic" style:font-name-complex="MS Gothic"/>
    </style:style>
    <style:style style:name="T4467" style:parent-style-name="DefaultParagraphFont" style:family="text">
      <style:text-properties style:font-name="MS Gothic" style:font-name-asian="MS Gothic" style:font-name-complex="MS Gothic"/>
    </style:style>
    <style:style style:name="T4468" style:parent-style-name="DefaultParagraphFont" style:family="text">
      <style:text-properties style:font-name="Microsoft JhengHei" style:font-name-asian="Microsoft JhengHei" style:font-name-complex="Microsoft JhengHei"/>
    </style:style>
    <style:style style:name="T4469" style:parent-style-name="DefaultParagraphFont" style:family="text">
      <style:text-properties style:font-name="MS Gothic" style:font-name-asian="MS Gothic" style:font-name-complex="MS Gothic"/>
    </style:style>
    <style:style style:name="T4470" style:parent-style-name="DefaultParagraphFont" style:family="text">
      <style:text-properties style:font-name="MS Gothic" style:font-name-asian="MS Gothic" style:font-name-complex="MS Gothic"/>
    </style:style>
    <style:style style:name="T4471" style:parent-style-name="DefaultParagraphFont" style:family="text">
      <style:text-properties style:font-name="Microsoft JhengHei" style:font-name-asian="Microsoft JhengHei" style:font-name-complex="Microsoft JhengHei"/>
    </style:style>
    <style:style style:name="T4472" style:parent-style-name="DefaultParagraphFont" style:family="text">
      <style:text-properties style:font-name="MS Gothic" style:font-name-asian="MS Gothic" style:font-name-complex="MS Gothic"/>
    </style:style>
    <style:style style:name="T4473" style:parent-style-name="DefaultParagraphFont" style:family="text">
      <style:text-properties style:font-name="MS Gothic" style:font-name-asian="MS Gothic" style:font-name-complex="MS Gothic"/>
    </style:style>
    <style:style style:name="T4474" style:parent-style-name="DefaultParagraphFont" style:family="text">
      <style:text-properties style:font-name="MS Gothic" style:font-name-asian="MS Gothic" style:font-name-complex="MS Gothic"/>
    </style:style>
    <style:style style:name="T4475" style:parent-style-name="DefaultParagraphFont" style:family="text">
      <style:text-properties style:font-name="MS Gothic" style:font-name-asian="MS Gothic" style:font-name-complex="MS Gothic"/>
    </style:style>
    <style:style style:name="T4476" style:parent-style-name="DefaultParagraphFont" style:family="text">
      <style:text-properties style:font-name="MS Gothic" style:font-name-asian="MS Gothic" style:font-name-complex="MS Gothic"/>
    </style:style>
    <style:style style:name="T4477" style:parent-style-name="DefaultParagraphFont" style:family="text">
      <style:text-properties style:font-name="Microsoft JhengHei" style:font-name-asian="Microsoft JhengHei" style:font-name-complex="Microsoft JhengHei"/>
    </style:style>
    <style:style style:name="T4478" style:parent-style-name="DefaultParagraphFont" style:family="text">
      <style:text-properties style:font-name="MS Gothic" style:font-name-asian="MS Gothic" style:font-name-complex="MS Gothic"/>
    </style:style>
    <style:style style:name="T4479" style:parent-style-name="DefaultParagraphFont" style:family="text">
      <style:text-properties style:font-name="MS Gothic" style:font-name-asian="MS Gothic" style:font-name-complex="MS Gothic"/>
    </style:style>
    <style:style style:name="T4480" style:parent-style-name="DefaultParagraphFont" style:family="text">
      <style:text-properties style:font-name="MS Gothic" style:font-name-asian="MS Gothic" style:font-name-complex="MS Gothic"/>
    </style:style>
    <style:style style:name="T4481" style:parent-style-name="DefaultParagraphFont" style:family="text">
      <style:text-properties style:font-name="MS Gothic" style:font-name-asian="MS Gothic" style:font-name-complex="MS Gothic"/>
    </style:style>
    <style:style style:name="T4482" style:parent-style-name="DefaultParagraphFont" style:family="text">
      <style:text-properties style:font-name="Malgun Gothic" style:font-name-asian="Malgun Gothic" style:font-name-complex="Malgun Gothic"/>
    </style:style>
    <style:style style:name="T4483" style:parent-style-name="DefaultParagraphFont" style:family="text">
      <style:text-properties style:font-name="MS Gothic" style:font-name-asian="MS Gothic" style:font-name-complex="MS Gothic"/>
    </style:style>
    <style:style style:name="T4484" style:parent-style-name="DefaultParagraphFont" style:family="text">
      <style:text-properties style:font-name="MS Gothic" style:font-name-asian="MS Gothic" style:font-name-complex="MS Gothic"/>
    </style:style>
    <style:style style:name="T4485" style:parent-style-name="DefaultParagraphFont" style:family="text">
      <style:text-properties style:font-name="MS Gothic" style:font-name-asian="MS Gothic" style:font-name-complex="MS Gothic"/>
    </style:style>
    <style:style style:name="T4486" style:parent-style-name="DefaultParagraphFont" style:family="text">
      <style:text-properties fo:font-weight="bold" style:font-weight-asian="bold" style:font-weight-complex="bold"/>
    </style:style>
    <style:style style:name="T4487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4488" style:parent-style-name="DefaultParagraphFont" style:family="text">
      <style:text-properties fo:font-weight="bold" style:font-weight-asian="bold" style:font-weight-complex="bold"/>
    </style:style>
    <style:style style:name="T4489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4490" style:parent-style-name="DefaultParagraphFont" style:family="text">
      <style:text-properties fo:font-weight="bold" style:font-weight-asian="bold" style:font-weight-complex="bold"/>
    </style:style>
    <style:style style:name="T4491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4492" style:parent-style-name="DefaultParagraphFont" style:family="text">
      <style:text-properties fo:font-weight="bold" style:font-weight-asian="bold" style:font-weight-complex="bold"/>
    </style:style>
    <style:style style:name="T4493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4494" style:parent-style-name="DefaultParagraphFont" style:family="text">
      <style:text-properties fo:font-weight="bold" style:font-weight-asian="bold" style:font-weight-complex="bold"/>
    </style:style>
    <style:style style:name="T4495" style:parent-style-name="DefaultParagraphFont" style:family="text">
      <style:text-properties style:font-name="MS Gothic" style:font-name-asian="MS Gothic" style:font-name-complex="MS Gothic"/>
    </style:style>
    <style:style style:name="T4496" style:parent-style-name="DefaultParagraphFont" style:family="text">
      <style:text-properties style:font-name="MS Gothic" style:font-name-asian="MS Gothic" style:font-name-complex="MS Gothic"/>
    </style:style>
    <style:style style:name="T4497" style:parent-style-name="DefaultParagraphFont" style:family="text">
      <style:text-properties style:font-name="Microsoft JhengHei" style:font-name-asian="Microsoft JhengHei" style:font-name-complex="Microsoft JhengHei"/>
    </style:style>
    <style:style style:name="T4498" style:parent-style-name="DefaultParagraphFont" style:family="text">
      <style:text-properties style:font-name="MS Gothic" style:font-name-asian="MS Gothic" style:font-name-complex="MS Gothic"/>
    </style:style>
    <style:style style:name="T4499" style:parent-style-name="DefaultParagraphFont" style:family="text">
      <style:text-properties style:font-name="MS Gothic" style:font-name-asian="MS Gothic" style:font-name-complex="MS Gothic"/>
    </style:style>
    <style:style style:name="T4500" style:parent-style-name="DefaultParagraphFont" style:family="text">
      <style:text-properties style:font-name="MS Gothic" style:font-name-asian="MS Gothic" style:font-name-complex="MS Gothic"/>
    </style:style>
    <style:style style:name="T4501" style:parent-style-name="DefaultParagraphFont" style:family="text">
      <style:text-properties style:font-name="MS Gothic" style:font-name-asian="MS Gothic" style:font-name-complex="MS Gothic"/>
    </style:style>
    <style:style style:name="T4502" style:parent-style-name="DefaultParagraphFont" style:family="text">
      <style:text-properties style:font-name="MS Gothic" style:font-name-asian="MS Gothic" style:font-name-complex="MS Gothic"/>
    </style:style>
    <style:style style:name="T4503" style:parent-style-name="DefaultParagraphFont" style:family="text">
      <style:text-properties style:font-name="MS Gothic" style:font-name-asian="MS Gothic" style:font-name-complex="MS Gothic"/>
    </style:style>
    <style:style style:name="T4504" style:parent-style-name="DefaultParagraphFont" style:family="text">
      <style:text-properties style:font-name="MS Gothic" style:font-name-asian="MS Gothic" style:font-name-complex="MS Gothic"/>
    </style:style>
    <style:style style:name="T4505" style:parent-style-name="DefaultParagraphFont" style:family="text">
      <style:text-properties style:font-name="MS Gothic" style:font-name-asian="MS Gothic" style:font-name-complex="MS Gothic"/>
    </style:style>
    <style:style style:name="T4506" style:parent-style-name="DefaultParagraphFont" style:family="text">
      <style:text-properties style:font-name="MS Gothic" style:font-name-asian="MS Gothic" style:font-name-complex="MS Gothic"/>
    </style:style>
    <style:style style:name="T4507" style:parent-style-name="DefaultParagraphFont" style:family="text">
      <style:text-properties style:font-name="MS Gothic" style:font-name-asian="MS Gothic" style:font-name-complex="MS Gothic"/>
    </style:style>
    <style:style style:name="T4508" style:parent-style-name="DefaultParagraphFont" style:family="text">
      <style:text-properties style:font-name="MS Gothic" style:font-name-asian="MS Gothic" style:font-name-complex="MS Gothic"/>
    </style:style>
    <style:style style:name="T4509" style:parent-style-name="DefaultParagraphFont" style:family="text">
      <style:text-properties style:font-name="Microsoft JhengHei" style:font-name-asian="Microsoft JhengHei" style:font-name-complex="Microsoft JhengHei"/>
    </style:style>
    <style:style style:name="T4510" style:parent-style-name="DefaultParagraphFont" style:family="text">
      <style:text-properties style:font-name="Malgun Gothic" style:font-name-asian="Malgun Gothic" style:font-name-complex="Malgun Gothic"/>
    </style:style>
    <style:style style:name="T4511" style:parent-style-name="DefaultParagraphFont" style:family="text">
      <style:text-properties style:font-name="Microsoft JhengHei" style:font-name-asian="Microsoft JhengHei" style:font-name-complex="Microsoft JhengHei"/>
    </style:style>
    <style:style style:name="T4512" style:parent-style-name="DefaultParagraphFont" style:family="text">
      <style:text-properties style:font-name="MS Gothic" style:font-name-asian="MS Gothic" style:font-name-complex="MS Gothic"/>
    </style:style>
    <style:style style:name="T4513" style:parent-style-name="DefaultParagraphFont" style:family="text">
      <style:text-properties style:font-name="MS Gothic" style:font-name-asian="MS Gothic" style:font-name-complex="MS Gothic"/>
    </style:style>
    <style:style style:name="T4514" style:parent-style-name="DefaultParagraphFont" style:family="text">
      <style:text-properties style:font-name="MS Gothic" style:font-name-asian="MS Gothic" style:font-name-complex="MS Gothic"/>
    </style:style>
    <style:style style:name="T4515" style:parent-style-name="DefaultParagraphFont" style:family="text">
      <style:text-properties style:font-name="MS Gothic" style:font-name-asian="MS Gothic" style:font-name-complex="MS Gothic"/>
    </style:style>
    <style:style style:name="T4516" style:parent-style-name="DefaultParagraphFont" style:family="text">
      <style:text-properties style:font-name="Malgun Gothic" style:font-name-asian="Malgun Gothic" style:font-name-complex="Malgun Gothic"/>
    </style:style>
    <style:style style:name="T4517" style:parent-style-name="DefaultParagraphFont" style:family="text">
      <style:text-properties style:font-name="Microsoft JhengHei" style:font-name-asian="Microsoft JhengHei" style:font-name-complex="Microsoft JhengHei"/>
    </style:style>
    <style:style style:name="T4518" style:parent-style-name="DefaultParagraphFont" style:family="text">
      <style:text-properties style:font-name="Microsoft JhengHei" style:font-name-asian="Microsoft JhengHei" style:font-name-complex="Microsoft JhengHei"/>
    </style:style>
    <style:style style:name="T4519" style:parent-style-name="DefaultParagraphFont" style:family="text">
      <style:text-properties style:font-name="MS Gothic" style:font-name-asian="MS Gothic" style:font-name-complex="MS Gothic"/>
    </style:style>
    <style:style style:name="T4520" style:parent-style-name="DefaultParagraphFont" style:family="text">
      <style:text-properties style:font-name="MS Gothic" style:font-name-asian="MS Gothic" style:font-name-complex="MS Gothic"/>
    </style:style>
    <style:style style:name="T4521" style:parent-style-name="DefaultParagraphFont" style:family="text">
      <style:text-properties style:font-name="MS Gothic" style:font-name-asian="MS Gothic" style:font-name-complex="MS Gothic"/>
    </style:style>
    <style:style style:name="T4522" style:parent-style-name="DefaultParagraphFont" style:family="text">
      <style:text-properties style:font-name="MS Gothic" style:font-name-asian="MS Gothic" style:font-name-complex="MS Gothic"/>
    </style:style>
    <style:style style:name="T4523" style:parent-style-name="DefaultParagraphFont" style:family="text">
      <style:text-properties style:font-name="MS Gothic" style:font-name-asian="MS Gothic" style:font-name-complex="MS Gothic"/>
    </style:style>
    <style:style style:name="T4524" style:parent-style-name="DefaultParagraphFont" style:family="text">
      <style:text-properties style:font-name="MS Gothic" style:font-name-asian="MS Gothic" style:font-name-complex="MS Gothic"/>
    </style:style>
    <style:style style:name="T4525" style:parent-style-name="DefaultParagraphFont" style:family="text">
      <style:text-properties style:font-name="Microsoft JhengHei" style:font-name-asian="Microsoft JhengHei" style:font-name-complex="Microsoft JhengHei"/>
    </style:style>
    <style:style style:name="T4526" style:parent-style-name="DefaultParagraphFont" style:family="text">
      <style:text-properties style:font-name="MS Gothic" style:font-name-asian="MS Gothic" style:font-name-complex="MS Gothic"/>
    </style:style>
    <style:style style:name="T4527" style:parent-style-name="DefaultParagraphFont" style:family="text">
      <style:text-properties style:font-name="MS Gothic" style:font-name-asian="MS Gothic" style:font-name-complex="MS Gothic"/>
    </style:style>
    <style:style style:name="T4528" style:parent-style-name="DefaultParagraphFont" style:family="text">
      <style:text-properties style:font-name="MS Gothic" style:font-name-asian="MS Gothic" style:font-name-complex="MS Gothic"/>
    </style:style>
    <style:style style:name="T4529" style:parent-style-name="DefaultParagraphFont" style:family="text">
      <style:text-properties style:font-name="MS Gothic" style:font-name-asian="MS Gothic" style:font-name-complex="MS Gothic"/>
    </style:style>
    <style:style style:name="T4530" style:parent-style-name="DefaultParagraphFont" style:family="text">
      <style:text-properties style:font-name="MS Gothic" style:font-name-asian="MS Gothic" style:font-name-complex="MS Gothic"/>
    </style:style>
    <style:style style:name="T4531" style:parent-style-name="DefaultParagraphFont" style:family="text">
      <style:text-properties style:font-name="MS Gothic" style:font-name-asian="MS Gothic" style:font-name-complex="MS Gothic"/>
    </style:style>
    <style:style style:name="T4532" style:parent-style-name="DefaultParagraphFont" style:family="text">
      <style:text-properties style:font-name="MS Gothic" style:font-name-asian="MS Gothic" style:font-name-complex="MS Gothic"/>
    </style:style>
    <style:style style:name="T4533" style:parent-style-name="DefaultParagraphFont" style:family="text">
      <style:text-properties style:font-name="MS Gothic" style:font-name-asian="MS Gothic" style:font-name-complex="MS Gothic"/>
    </style:style>
    <style:style style:name="T4534" style:parent-style-name="DefaultParagraphFont" style:family="text">
      <style:text-properties style:font-name="MS Gothic" style:font-name-asian="MS Gothic" style:font-name-complex="MS Gothic"/>
    </style:style>
    <style:style style:name="T4535" style:parent-style-name="DefaultParagraphFont" style:family="text">
      <style:text-properties style:font-name="MS Gothic" style:font-name-asian="MS Gothic" style:font-name-complex="MS Gothic"/>
    </style:style>
    <style:style style:name="T4536" style:parent-style-name="DefaultParagraphFont" style:family="text">
      <style:text-properties style:font-name="MS Gothic" style:font-name-asian="MS Gothic" style:font-name-complex="MS Gothic"/>
    </style:style>
    <style:style style:name="T4537" style:parent-style-name="DefaultParagraphFont" style:family="text">
      <style:text-properties style:font-name="MS Gothic" style:font-name-asian="MS Gothic" style:font-name-complex="MS Gothic"/>
    </style:style>
    <style:style style:name="T4538" style:parent-style-name="DefaultParagraphFont" style:family="text">
      <style:text-properties style:font-name="Malgun Gothic" style:font-name-asian="Malgun Gothic" style:font-name-complex="Malgun Gothic"/>
    </style:style>
    <style:style style:name="T4539" style:parent-style-name="DefaultParagraphFont" style:family="text">
      <style:text-properties style:font-name="MS Gothic" style:font-name-asian="MS Gothic" style:font-name-complex="MS Gothic"/>
    </style:style>
    <style:style style:name="T4540" style:parent-style-name="DefaultParagraphFont" style:family="text">
      <style:text-properties style:font-name="Microsoft JhengHei" style:font-name-asian="Microsoft JhengHei" style:font-name-complex="Microsoft JhengHei"/>
    </style:style>
    <style:style style:name="T4541" style:parent-style-name="DefaultParagraphFont" style:family="text">
      <style:text-properties style:font-name="MS Gothic" style:font-name-asian="MS Gothic" style:font-name-complex="MS Gothic"/>
    </style:style>
    <style:style style:name="T4542" style:parent-style-name="DefaultParagraphFont" style:family="text">
      <style:text-properties style:font-name="MS Gothic" style:font-name-asian="MS Gothic" style:font-name-complex="MS Gothic"/>
    </style:style>
    <style:style style:name="T4543" style:parent-style-name="DefaultParagraphFont" style:family="text">
      <style:text-properties style:font-name="MS Gothic" style:font-name-asian="MS Gothic" style:font-name-complex="MS Gothic"/>
    </style:style>
    <style:style style:name="T4544" style:parent-style-name="DefaultParagraphFont" style:family="text">
      <style:text-properties style:font-name="MS Gothic" style:font-name-asian="MS Gothic" style:font-name-complex="MS Gothic"/>
    </style:style>
    <style:style style:name="T4545" style:parent-style-name="DefaultParagraphFont" style:family="text">
      <style:text-properties style:font-name="MS Gothic" style:font-name-asian="MS Gothic" style:font-name-complex="MS Gothic"/>
    </style:style>
    <style:style style:name="T4546" style:parent-style-name="DefaultParagraphFont" style:family="text">
      <style:text-properties style:font-name="MS Gothic" style:font-name-asian="MS Gothic" style:font-name-complex="MS Gothic"/>
    </style:style>
    <style:style style:name="T4547" style:parent-style-name="DefaultParagraphFont" style:family="text">
      <style:text-properties style:font-name="MS Gothic" style:font-name-asian="MS Gothic" style:font-name-complex="MS Gothic"/>
    </style:style>
    <style:style style:name="T4548" style:parent-style-name="DefaultParagraphFont" style:family="text">
      <style:text-properties style:font-name="MS Gothic" style:font-name-asian="MS Gothic" style:font-name-complex="MS Gothic"/>
    </style:style>
    <style:style style:name="T4549" style:parent-style-name="DefaultParagraphFont" style:family="text">
      <style:text-properties style:font-name="Microsoft JhengHei" style:font-name-asian="Microsoft JhengHei" style:font-name-complex="Microsoft JhengHei"/>
    </style:style>
    <style:style style:name="T4550" style:parent-style-name="DefaultParagraphFont" style:family="text">
      <style:text-properties style:font-name="MS Gothic" style:font-name-asian="MS Gothic" style:font-name-complex="MS Gothic"/>
    </style:style>
    <style:style style:name="T4551" style:parent-style-name="DefaultParagraphFont" style:family="text">
      <style:text-properties style:font-name="MS Gothic" style:font-name-asian="MS Gothic" style:font-name-complex="MS Gothic"/>
    </style:style>
    <style:style style:name="T4552" style:parent-style-name="DefaultParagraphFont" style:family="text">
      <style:text-properties style:font-name="MS Gothic" style:font-name-asian="MS Gothic" style:font-name-complex="MS Gothic"/>
    </style:style>
    <style:style style:name="T4553" style:parent-style-name="DefaultParagraphFont" style:family="text">
      <style:text-properties style:font-name="MS Gothic" style:font-name-asian="MS Gothic" style:font-name-complex="MS Gothic"/>
    </style:style>
    <style:style style:name="T4554" style:parent-style-name="DefaultParagraphFont" style:family="text">
      <style:text-properties style:font-name="MS Gothic" style:font-name-asian="MS Gothic" style:font-name-complex="MS Gothic"/>
    </style:style>
    <style:style style:name="T4555" style:parent-style-name="DefaultParagraphFont" style:family="text">
      <style:text-properties style:font-name="MS Gothic" style:font-name-asian="MS Gothic" style:font-name-complex="MS Gothic"/>
    </style:style>
    <style:style style:name="T4556" style:parent-style-name="DefaultParagraphFont" style:family="text">
      <style:text-properties style:font-name="MS Gothic" style:font-name-asian="MS Gothic" style:font-name-complex="MS Gothic"/>
    </style:style>
    <style:style style:name="T4557" style:parent-style-name="DefaultParagraphFont" style:family="text">
      <style:text-properties style:font-name="MS Gothic" style:font-name-asian="MS Gothic" style:font-name-complex="MS Gothic"/>
    </style:style>
    <style:style style:name="T4558" style:parent-style-name="DefaultParagraphFont" style:family="text">
      <style:text-properties style:font-name="MS Gothic" style:font-name-asian="MS Gothic" style:font-name-complex="MS Gothic"/>
    </style:style>
    <style:style style:name="T4559" style:parent-style-name="DefaultParagraphFont" style:family="text">
      <style:text-properties style:font-name="MS Gothic" style:font-name-asian="MS Gothic" style:font-name-complex="MS Gothic"/>
    </style:style>
    <style:style style:name="T4560" style:parent-style-name="DefaultParagraphFont" style:family="text">
      <style:text-properties style:font-name="MS Gothic" style:font-name-asian="MS Gothic" style:font-name-complex="MS Gothic"/>
    </style:style>
    <style:style style:name="T4561" style:parent-style-name="DefaultParagraphFont" style:family="text">
      <style:text-properties style:font-name="MS Gothic" style:font-name-asian="MS Gothic" style:font-name-complex="MS Gothic"/>
    </style:style>
    <style:style style:name="T4562" style:parent-style-name="DefaultParagraphFont" style:family="text">
      <style:text-properties style:font-name="MS Gothic" style:font-name-asian="MS Gothic" style:font-name-complex="MS Gothic"/>
    </style:style>
    <style:style style:name="T4563" style:parent-style-name="DefaultParagraphFont" style:family="text">
      <style:text-properties style:font-name="MS Gothic" style:font-name-asian="MS Gothic" style:font-name-complex="MS Gothic"/>
    </style:style>
    <style:style style:name="T4564" style:parent-style-name="DefaultParagraphFont" style:family="text">
      <style:text-properties style:font-name="MS Gothic" style:font-name-asian="MS Gothic" style:font-name-complex="MS Gothic"/>
    </style:style>
    <style:style style:name="T4565" style:parent-style-name="DefaultParagraphFont" style:family="text">
      <style:text-properties style:font-name="MS Gothic" style:font-name-asian="MS Gothic" style:font-name-complex="MS Gothic"/>
    </style:style>
    <style:style style:name="T4566" style:parent-style-name="DefaultParagraphFont" style:family="text">
      <style:text-properties style:font-name="MS Gothic" style:font-name-asian="MS Gothic" style:font-name-complex="MS Gothic"/>
    </style:style>
    <style:style style:name="T4567" style:parent-style-name="DefaultParagraphFont" style:family="text">
      <style:text-properties style:font-name="MS Gothic" style:font-name-asian="MS Gothic" style:font-name-complex="MS Gothic"/>
    </style:style>
    <style:style style:name="T4568" style:parent-style-name="DefaultParagraphFont" style:family="text">
      <style:text-properties style:font-name="MS Gothic" style:font-name-asian="MS Gothic" style:font-name-complex="MS Gothic"/>
    </style:style>
    <style:style style:name="T4569" style:parent-style-name="DefaultParagraphFont" style:family="text">
      <style:text-properties style:font-name="MS Gothic" style:font-name-asian="MS Gothic" style:font-name-complex="MS Gothic"/>
    </style:style>
    <style:style style:name="T4570" style:parent-style-name="DefaultParagraphFont" style:family="text">
      <style:text-properties style:font-name="Microsoft JhengHei" style:font-name-asian="Microsoft JhengHei" style:font-name-complex="Microsoft JhengHei"/>
    </style:style>
    <style:style style:name="T4571" style:parent-style-name="DefaultParagraphFont" style:family="text">
      <style:text-properties style:font-name="MS Gothic" style:font-name-asian="MS Gothic" style:font-name-complex="MS Gothic"/>
    </style:style>
    <style:style style:name="T4572" style:parent-style-name="DefaultParagraphFont" style:family="text">
      <style:text-properties style:font-name="MS Gothic" style:font-name-asian="MS Gothic" style:font-name-complex="MS Gothic"/>
    </style:style>
    <style:style style:name="T4573" style:parent-style-name="DefaultParagraphFont" style:family="text">
      <style:text-properties style:font-name="Microsoft JhengHei" style:font-name-asian="Microsoft JhengHei" style:font-name-complex="Microsoft JhengHei"/>
    </style:style>
    <style:style style:name="T4574" style:parent-style-name="DefaultParagraphFont" style:family="text">
      <style:text-properties style:font-name="MS Gothic" style:font-name-asian="MS Gothic" style:font-name-complex="MS Gothic"/>
    </style:style>
    <style:style style:name="T4575" style:parent-style-name="DefaultParagraphFont" style:family="text">
      <style:text-properties style:font-name="MS Gothic" style:font-name-asian="MS Gothic" style:font-name-complex="MS Gothic"/>
    </style:style>
    <style:style style:name="T4576" style:parent-style-name="DefaultParagraphFont" style:family="text">
      <style:text-properties style:font-name="MS Gothic" style:font-name-asian="MS Gothic" style:font-name-complex="MS Gothic"/>
    </style:style>
    <style:style style:name="T4577" style:parent-style-name="DefaultParagraphFont" style:family="text">
      <style:text-properties style:font-name="MS Gothic" style:font-name-asian="MS Gothic" style:font-name-complex="MS Gothic"/>
    </style:style>
    <style:style style:name="T4578" style:parent-style-name="DefaultParagraphFont" style:family="text">
      <style:text-properties style:font-name="MS Gothic" style:font-name-asian="MS Gothic" style:font-name-complex="MS Gothic"/>
    </style:style>
    <style:style style:name="T4579" style:parent-style-name="DefaultParagraphFont" style:family="text">
      <style:text-properties style:font-name="MS Gothic" style:font-name-asian="MS Gothic" style:font-name-complex="MS Gothic"/>
    </style:style>
    <style:style style:name="T4580" style:parent-style-name="DefaultParagraphFont" style:family="text">
      <style:text-properties style:font-name="MS Gothic" style:font-name-asian="MS Gothic" style:font-name-complex="MS Gothic"/>
    </style:style>
    <style:style style:name="T4581" style:parent-style-name="DefaultParagraphFont" style:family="text">
      <style:text-properties style:font-name="MS Gothic" style:font-name-asian="MS Gothic" style:font-name-complex="MS Gothic"/>
    </style:style>
    <style:style style:name="T4582" style:parent-style-name="DefaultParagraphFont" style:family="text">
      <style:text-properties style:font-name="MS Gothic" style:font-name-asian="MS Gothic" style:font-name-complex="MS Gothic"/>
    </style:style>
    <style:style style:name="T4583" style:parent-style-name="DefaultParagraphFont" style:family="text">
      <style:text-properties style:font-name="MS Gothic" style:font-name-asian="MS Gothic" style:font-name-complex="MS Gothic"/>
    </style:style>
    <style:style style:name="T4584" style:parent-style-name="DefaultParagraphFont" style:family="text">
      <style:text-properties style:font-name="MS Gothic" style:font-name-asian="MS Gothic" style:font-name-complex="MS Gothic"/>
    </style:style>
    <style:style style:name="T4585" style:parent-style-name="DefaultParagraphFont" style:family="text">
      <style:text-properties style:font-name="MS Gothic" style:font-name-asian="MS Gothic" style:font-name-complex="MS Gothic"/>
    </style:style>
    <style:style style:name="T4586" style:parent-style-name="DefaultParagraphFont" style:family="text">
      <style:text-properties style:font-name="MS Gothic" style:font-name-asian="MS Gothic" style:font-name-complex="MS Gothic"/>
    </style:style>
    <style:style style:name="T4587" style:parent-style-name="DefaultParagraphFont" style:family="text">
      <style:text-properties style:font-name="MS Gothic" style:font-name-asian="MS Gothic" style:font-name-complex="MS Gothic"/>
    </style:style>
    <style:style style:name="T4588" style:parent-style-name="DefaultParagraphFont" style:family="text">
      <style:text-properties style:font-name="Microsoft JhengHei" style:font-name-asian="Microsoft JhengHei" style:font-name-complex="Microsoft JhengHei"/>
    </style:style>
    <style:style style:name="T4589" style:parent-style-name="DefaultParagraphFont" style:family="text">
      <style:text-properties style:font-name="MS Gothic" style:font-name-asian="MS Gothic" style:font-name-complex="MS Gothic"/>
    </style:style>
    <style:style style:name="T4590" style:parent-style-name="DefaultParagraphFont" style:family="text">
      <style:text-properties style:font-name="MS Gothic" style:font-name-asian="MS Gothic" style:font-name-complex="MS Gothic"/>
    </style:style>
    <style:style style:name="T4591" style:parent-style-name="DefaultParagraphFont" style:family="text">
      <style:text-properties style:font-name="MS Gothic" style:font-name-asian="MS Gothic" style:font-name-complex="MS Gothic"/>
    </style:style>
    <style:style style:name="T4592" style:parent-style-name="DefaultParagraphFont" style:family="text">
      <style:text-properties style:font-name="MS Gothic" style:font-name-asian="MS Gothic" style:font-name-complex="MS Gothic"/>
    </style:style>
    <style:style style:name="T4593" style:parent-style-name="DefaultParagraphFont" style:family="text">
      <style:text-properties style:font-name="MS Gothic" style:font-name-asian="MS Gothic" style:font-name-complex="MS Gothic"/>
    </style:style>
    <style:style style:name="T4594" style:parent-style-name="DefaultParagraphFont" style:family="text">
      <style:text-properties style:font-name="Microsoft JhengHei" style:font-name-asian="Microsoft JhengHei" style:font-name-complex="Microsoft JhengHei"/>
    </style:style>
    <style:style style:name="T4595" style:parent-style-name="DefaultParagraphFont" style:family="text">
      <style:text-properties style:font-name="MingLiU-ExtB" style:font-name-asian="MingLiU-ExtB" style:font-name-complex="MingLiU-ExtB"/>
    </style:style>
    <style:style style:name="T4596" style:parent-style-name="DefaultParagraphFont" style:family="text">
      <style:text-properties style:font-name="MS Gothic" style:font-name-asian="MS Gothic" style:font-name-complex="MS Gothic"/>
    </style:style>
    <style:style style:name="T4597" style:parent-style-name="DefaultParagraphFont" style:family="text">
      <style:text-properties style:font-name="MS Gothic" style:font-name-asian="MS Gothic" style:font-name-complex="MS Gothic"/>
    </style:style>
    <style:style style:name="T4598" style:parent-style-name="DefaultParagraphFont" style:family="text">
      <style:text-properties style:font-name="MS Gothic" style:font-name-asian="MS Gothic" style:font-name-complex="MS Gothic"/>
    </style:style>
    <style:style style:name="T4599" style:parent-style-name="DefaultParagraphFont" style:family="text">
      <style:text-properties style:font-name="MS Gothic" style:font-name-asian="MS Gothic" style:font-name-complex="MS Gothic"/>
    </style:style>
    <style:style style:name="T4600" style:parent-style-name="DefaultParagraphFont" style:family="text">
      <style:text-properties style:font-name="Microsoft JhengHei" style:font-name-asian="Microsoft JhengHei" style:font-name-complex="Microsoft JhengHei"/>
    </style:style>
    <style:style style:name="T4601" style:parent-style-name="DefaultParagraphFont" style:family="text">
      <style:text-properties style:font-name="MS Gothic" style:font-name-asian="MS Gothic" style:font-name-complex="MS Gothic"/>
    </style:style>
    <style:style style:name="T4602" style:parent-style-name="DefaultParagraphFont" style:family="text">
      <style:text-properties style:font-name="MS Gothic" style:font-name-asian="MS Gothic" style:font-name-complex="MS Gothic"/>
    </style:style>
    <style:style style:name="T4603" style:parent-style-name="DefaultParagraphFont" style:family="text">
      <style:text-properties style:font-name="MS Gothic" style:font-name-asian="MS Gothic" style:font-name-complex="MS Gothic"/>
    </style:style>
    <style:style style:name="T4604" style:parent-style-name="DefaultParagraphFont" style:family="text">
      <style:text-properties style:font-name="Microsoft JhengHei" style:font-name-asian="Microsoft JhengHei" style:font-name-complex="Microsoft JhengHei"/>
    </style:style>
    <style:style style:name="T4605" style:parent-style-name="DefaultParagraphFont" style:family="text">
      <style:text-properties style:font-name="MS Gothic" style:font-name-asian="MS Gothic" style:font-name-complex="MS Gothic"/>
    </style:style>
    <style:style style:name="T4606" style:parent-style-name="DefaultParagraphFont" style:family="text">
      <style:text-properties style:font-name="MS Gothic" style:font-name-asian="MS Gothic" style:font-name-complex="MS Gothic"/>
    </style:style>
    <style:style style:name="T4607" style:parent-style-name="DefaultParagraphFont" style:family="text">
      <style:text-properties style:font-name="MS Gothic" style:font-name-asian="MS Gothic" style:font-name-complex="MS Gothic"/>
    </style:style>
    <style:style style:name="T4608" style:parent-style-name="DefaultParagraphFont" style:family="text">
      <style:text-properties style:font-name="MS Gothic" style:font-name-asian="MS Gothic" style:font-name-complex="MS Gothic"/>
    </style:style>
    <style:style style:name="T4609" style:parent-style-name="DefaultParagraphFont" style:family="text">
      <style:text-properties style:font-name="MS Gothic" style:font-name-asian="MS Gothic" style:font-name-complex="MS Gothic"/>
    </style:style>
    <style:style style:name="T4610" style:parent-style-name="DefaultParagraphFont" style:family="text">
      <style:text-properties style:font-name="MS Gothic" style:font-name-asian="MS Gothic" style:font-name-complex="MS Gothic"/>
    </style:style>
    <style:style style:name="T4611" style:parent-style-name="DefaultParagraphFont" style:family="text">
      <style:text-properties style:font-name="MS Gothic" style:font-name-asian="MS Gothic" style:font-name-complex="MS Gothic"/>
    </style:style>
    <style:style style:name="T4612" style:parent-style-name="DefaultParagraphFont" style:family="text">
      <style:text-properties style:font-name="MS Gothic" style:font-name-asian="MS Gothic" style:font-name-complex="MS Gothic"/>
    </style:style>
    <style:style style:name="T4613" style:parent-style-name="DefaultParagraphFont" style:family="text">
      <style:text-properties style:font-name="MS Gothic" style:font-name-asian="MS Gothic" style:font-name-complex="MS Gothic"/>
    </style:style>
    <style:style style:name="T4614" style:parent-style-name="DefaultParagraphFont" style:family="text">
      <style:text-properties style:font-name="MS Gothic" style:font-name-asian="MS Gothic" style:font-name-complex="MS Gothic"/>
    </style:style>
    <style:style style:name="T4615" style:parent-style-name="DefaultParagraphFont" style:family="text">
      <style:text-properties style:font-name="MS Gothic" style:font-name-asian="MS Gothic" style:font-name-complex="MS Gothic"/>
    </style:style>
    <style:style style:name="T4616" style:parent-style-name="DefaultParagraphFont" style:family="text">
      <style:text-properties style:font-name="MS Gothic" style:font-name-asian="MS Gothic" style:font-name-complex="MS Gothic"/>
    </style:style>
    <style:style style:name="T4617" style:parent-style-name="DefaultParagraphFont" style:family="text">
      <style:text-properties style:font-name="MS Gothic" style:font-name-asian="MS Gothic" style:font-name-complex="MS Gothic"/>
    </style:style>
    <style:style style:name="T4618" style:parent-style-name="DefaultParagraphFont" style:family="text">
      <style:text-properties style:font-name="Microsoft JhengHei" style:font-name-asian="Microsoft JhengHei" style:font-name-complex="Microsoft JhengHei"/>
    </style:style>
    <style:style style:name="T4619" style:parent-style-name="DefaultParagraphFont" style:family="text">
      <style:text-properties style:font-name="MS Gothic" style:font-name-asian="MS Gothic" style:font-name-complex="MS Gothic"/>
    </style:style>
    <style:style style:name="T4620" style:parent-style-name="DefaultParagraphFont" style:family="text">
      <style:text-properties style:font-name="MS Gothic" style:font-name-asian="MS Gothic" style:font-name-complex="MS Gothic"/>
    </style:style>
    <style:style style:name="T4621" style:parent-style-name="DefaultParagraphFont" style:family="text">
      <style:text-properties style:font-name="MS Gothic" style:font-name-asian="MS Gothic" style:font-name-complex="MS Gothic"/>
    </style:style>
    <style:style style:name="T4622" style:parent-style-name="DefaultParagraphFont" style:family="text">
      <style:text-properties style:font-name="MS Gothic" style:font-name-asian="MS Gothic" style:font-name-complex="MS Gothic"/>
    </style:style>
    <style:style style:name="T4623" style:parent-style-name="DefaultParagraphFont" style:family="text">
      <style:text-properties style:font-name="MS Gothic" style:font-name-asian="MS Gothic" style:font-name-complex="MS Gothic"/>
    </style:style>
    <style:style style:name="T4624" style:parent-style-name="DefaultParagraphFont" style:family="text">
      <style:text-properties style:font-name="MS Gothic" style:font-name-asian="MS Gothic" style:font-name-complex="MS Gothic"/>
    </style:style>
    <style:style style:name="T4625" style:parent-style-name="DefaultParagraphFont" style:family="text">
      <style:text-properties style:font-name="Microsoft JhengHei" style:font-name-asian="Microsoft JhengHei" style:font-name-complex="Microsoft JhengHei"/>
    </style:style>
    <style:style style:name="T4626" style:parent-style-name="DefaultParagraphFont" style:family="text">
      <style:text-properties style:font-name="Microsoft JhengHei" style:font-name-asian="Microsoft JhengHei" style:font-name-complex="Microsoft JhengHei"/>
    </style:style>
    <style:style style:name="T4627" style:parent-style-name="DefaultParagraphFont" style:family="text">
      <style:text-properties style:font-name="MS Gothic" style:font-name-asian="MS Gothic" style:font-name-complex="MS Gothic"/>
    </style:style>
    <style:style style:name="T4628" style:parent-style-name="DefaultParagraphFont" style:family="text">
      <style:text-properties style:font-name="MS Gothic" style:font-name-asian="MS Gothic" style:font-name-complex="MS Gothic"/>
    </style:style>
    <style:style style:name="T4629" style:parent-style-name="DefaultParagraphFont" style:family="text">
      <style:text-properties style:font-name="MS Gothic" style:font-name-asian="MS Gothic" style:font-name-complex="MS Gothic"/>
    </style:style>
    <style:style style:name="T4630" style:parent-style-name="DefaultParagraphFont" style:family="text">
      <style:text-properties style:font-name="MS Gothic" style:font-name-asian="MS Gothic" style:font-name-complex="MS Gothic"/>
    </style:style>
    <style:style style:name="T4631" style:parent-style-name="DefaultParagraphFont" style:family="text">
      <style:text-properties style:font-name="MS Gothic" style:font-name-asian="MS Gothic" style:font-name-complex="MS Gothic"/>
    </style:style>
    <style:style style:name="T4632" style:parent-style-name="DefaultParagraphFont" style:family="text">
      <style:text-properties style:font-name="MS Gothic" style:font-name-asian="MS Gothic" style:font-name-complex="MS Gothic"/>
    </style:style>
    <style:style style:name="T4633" style:parent-style-name="DefaultParagraphFont" style:family="text">
      <style:text-properties style:font-name="MS Gothic" style:font-name-asian="MS Gothic" style:font-name-complex="MS Gothic"/>
    </style:style>
    <style:style style:name="T4634" style:parent-style-name="DefaultParagraphFont" style:family="text">
      <style:text-properties style:font-name="MS Gothic" style:font-name-asian="MS Gothic" style:font-name-complex="MS Gothic"/>
    </style:style>
    <style:style style:name="T4635" style:parent-style-name="DefaultParagraphFont" style:family="text">
      <style:text-properties style:font-name="MS Gothic" style:font-name-asian="MS Gothic" style:font-name-complex="MS Gothic"/>
    </style:style>
    <style:style style:name="T4636" style:parent-style-name="DefaultParagraphFont" style:family="text">
      <style:text-properties style:font-name="MS Gothic" style:font-name-asian="MS Gothic" style:font-name-complex="MS Gothic"/>
    </style:style>
    <style:style style:name="T4637" style:parent-style-name="DefaultParagraphFont" style:family="text">
      <style:text-properties style:font-name="MS Gothic" style:font-name-asian="MS Gothic" style:font-name-complex="MS Gothic"/>
    </style:style>
    <style:style style:name="T4638" style:parent-style-name="DefaultParagraphFont" style:family="text">
      <style:text-properties style:font-name="Microsoft JhengHei" style:font-name-asian="Microsoft JhengHei" style:font-name-complex="Microsoft JhengHei"/>
    </style:style>
    <style:style style:name="T4639" style:parent-style-name="DefaultParagraphFont" style:family="text">
      <style:text-properties style:font-name="MS Gothic" style:font-name-asian="MS Gothic" style:font-name-complex="MS Gothic"/>
    </style:style>
    <style:style style:name="T4640" style:parent-style-name="DefaultParagraphFont" style:family="text">
      <style:text-properties style:font-name="MS Gothic" style:font-name-asian="MS Gothic" style:font-name-complex="MS Gothic"/>
    </style:style>
    <style:style style:name="T4641" style:parent-style-name="DefaultParagraphFont" style:family="text">
      <style:text-properties style:font-name="MS Gothic" style:font-name-asian="MS Gothic" style:font-name-complex="MS Gothic"/>
    </style:style>
    <style:style style:name="T4642" style:parent-style-name="DefaultParagraphFont" style:family="text">
      <style:text-properties style:font-name="MS Gothic" style:font-name-asian="MS Gothic" style:font-name-complex="MS Gothic"/>
    </style:style>
    <style:style style:name="T4643" style:parent-style-name="DefaultParagraphFont" style:family="text">
      <style:text-properties style:font-name="Malgun Gothic" style:font-name-asian="Malgun Gothic" style:font-name-complex="Malgun Gothic"/>
    </style:style>
    <style:style style:name="T4644" style:parent-style-name="DefaultParagraphFont" style:family="text">
      <style:text-properties style:font-name="Microsoft JhengHei" style:font-name-asian="Microsoft JhengHei" style:font-name-complex="Microsoft JhengHei"/>
    </style:style>
    <style:style style:name="T4645" style:parent-style-name="DefaultParagraphFont" style:family="text">
      <style:text-properties style:font-name="MS Gothic" style:font-name-asian="MS Gothic" style:font-name-complex="MS Gothic"/>
    </style:style>
    <style:style style:name="T4646" style:parent-style-name="DefaultParagraphFont" style:family="text">
      <style:text-properties style:font-name="MS Gothic" style:font-name-asian="MS Gothic" style:font-name-complex="MS Gothic"/>
    </style:style>
    <style:style style:name="T4647" style:parent-style-name="DefaultParagraphFont" style:family="text">
      <style:text-properties style:font-name="Microsoft JhengHei" style:font-name-asian="Microsoft JhengHei" style:font-name-complex="Microsoft JhengHei"/>
    </style:style>
    <style:style style:name="T4648" style:parent-style-name="DefaultParagraphFont" style:family="text">
      <style:text-properties style:font-name="MS Gothic" style:font-name-asian="MS Gothic" style:font-name-complex="MS Gothic"/>
    </style:style>
    <style:style style:name="T4649" style:parent-style-name="DefaultParagraphFont" style:family="text">
      <style:text-properties style:font-name="MS Gothic" style:font-name-asian="MS Gothic" style:font-name-complex="MS Gothic"/>
    </style:style>
    <style:style style:name="T4650" style:parent-style-name="DefaultParagraphFont" style:family="text">
      <style:text-properties style:font-name="MS Gothic" style:font-name-asian="MS Gothic" style:font-name-complex="MS Gothic"/>
    </style:style>
    <style:style style:name="T4651" style:parent-style-name="DefaultParagraphFont" style:family="text">
      <style:text-properties style:font-name="MS Gothic" style:font-name-asian="MS Gothic" style:font-name-complex="MS Gothic"/>
    </style:style>
    <style:style style:name="T4652" style:parent-style-name="DefaultParagraphFont" style:family="text">
      <style:text-properties style:font-name="MS Gothic" style:font-name-asian="MS Gothic" style:font-name-complex="MS Gothic"/>
    </style:style>
    <style:style style:name="T4653" style:parent-style-name="DefaultParagraphFont" style:family="text">
      <style:text-properties style:font-name="MS Gothic" style:font-name-asian="MS Gothic" style:font-name-complex="MS Gothic"/>
    </style:style>
    <style:style style:name="T4654" style:parent-style-name="DefaultParagraphFont" style:family="text">
      <style:text-properties style:font-name="MS Gothic" style:font-name-asian="MS Gothic" style:font-name-complex="MS Gothic"/>
    </style:style>
    <style:style style:name="T4655" style:parent-style-name="DefaultParagraphFont" style:family="text">
      <style:text-properties style:font-name="Microsoft JhengHei" style:font-name-asian="Microsoft JhengHei" style:font-name-complex="Microsoft JhengHei"/>
    </style:style>
    <style:style style:name="T4656" style:parent-style-name="DefaultParagraphFont" style:family="text">
      <style:text-properties style:font-name="Microsoft JhengHei" style:font-name-asian="Microsoft JhengHei" style:font-name-complex="Microsoft JhengHei"/>
    </style:style>
    <style:style style:name="T4657" style:parent-style-name="DefaultParagraphFont" style:family="text">
      <style:text-properties style:font-name="Microsoft JhengHei" style:font-name-asian="Microsoft JhengHei" style:font-name-complex="Microsoft JhengHei"/>
    </style:style>
    <style:style style:name="T4658" style:parent-style-name="DefaultParagraphFont" style:family="text">
      <style:text-properties style:font-name="Microsoft JhengHei" style:font-name-asian="Microsoft JhengHei" style:font-name-complex="Microsoft JhengHei"/>
    </style:style>
    <style:style style:name="T4659" style:parent-style-name="DefaultParagraphFont" style:family="text">
      <style:text-properties style:font-name="Microsoft JhengHei" style:font-name-asian="Microsoft JhengHei" style:font-name-complex="Microsoft JhengHei"/>
    </style:style>
    <style:style style:name="T4660" style:parent-style-name="DefaultParagraphFont" style:family="text">
      <style:text-properties style:font-name="MS Gothic" style:font-name-asian="MS Gothic" style:font-name-complex="MS Gothic"/>
    </style:style>
    <style:style style:name="T4661" style:parent-style-name="DefaultParagraphFont" style:family="text">
      <style:text-properties style:font-name="MS Gothic" style:font-name-asian="MS Gothic" style:font-name-complex="MS Gothic"/>
    </style:style>
    <style:style style:name="T4662" style:parent-style-name="DefaultParagraphFont" style:family="text">
      <style:text-properties style:font-name="Microsoft JhengHei" style:font-name-asian="Microsoft JhengHei" style:font-name-complex="Microsoft JhengHei"/>
    </style:style>
    <style:style style:name="T4663" style:parent-style-name="DefaultParagraphFont" style:family="text">
      <style:text-properties style:font-name="MS Gothic" style:font-name-asian="MS Gothic" style:font-name-complex="MS Gothic"/>
    </style:style>
    <style:style style:name="T4664" style:parent-style-name="DefaultParagraphFont" style:family="text">
      <style:text-properties style:font-name="MS Gothic" style:font-name-asian="MS Gothic" style:font-name-complex="MS Gothic"/>
    </style:style>
    <style:style style:name="T4665" style:parent-style-name="DefaultParagraphFont" style:family="text">
      <style:text-properties style:font-name="Microsoft JhengHei" style:font-name-asian="Microsoft JhengHei" style:font-name-complex="Microsoft JhengHei"/>
    </style:style>
    <style:style style:name="T4666" style:parent-style-name="DefaultParagraphFont" style:family="text">
      <style:text-properties style:font-name="MS Gothic" style:font-name-asian="MS Gothic" style:font-name-complex="MS Gothic"/>
    </style:style>
    <style:style style:name="T4667" style:parent-style-name="DefaultParagraphFont" style:family="text">
      <style:text-properties style:font-name="MS Gothic" style:font-name-asian="MS Gothic" style:font-name-complex="MS Gothic"/>
    </style:style>
    <style:style style:name="T4668" style:parent-style-name="DefaultParagraphFont" style:family="text">
      <style:text-properties style:font-name="MS Gothic" style:font-name-asian="MS Gothic" style:font-name-complex="MS Gothic"/>
    </style:style>
    <style:style style:name="T4669" style:parent-style-name="DefaultParagraphFont" style:family="text">
      <style:text-properties style:font-name="MS Gothic" style:font-name-asian="MS Gothic" style:font-name-complex="MS Gothic"/>
    </style:style>
    <style:style style:name="T4670" style:parent-style-name="DefaultParagraphFont" style:family="text">
      <style:text-properties style:font-name="MS Gothic" style:font-name-asian="MS Gothic" style:font-name-complex="MS Gothic"/>
    </style:style>
    <style:style style:name="T4671" style:parent-style-name="DefaultParagraphFont" style:family="text">
      <style:text-properties style:font-name="MS Gothic" style:font-name-asian="MS Gothic" style:font-name-complex="MS Gothic"/>
    </style:style>
    <style:style style:name="T4672" style:parent-style-name="DefaultParagraphFont" style:family="text">
      <style:text-properties style:font-name="MS Gothic" style:font-name-asian="MS Gothic" style:font-name-complex="MS Gothic"/>
    </style:style>
    <style:style style:name="T4673" style:parent-style-name="DefaultParagraphFont" style:family="text">
      <style:text-properties style:font-name="Microsoft JhengHei" style:font-name-asian="Microsoft JhengHei" style:font-name-complex="Microsoft JhengHei"/>
    </style:style>
    <style:style style:name="T4674" style:parent-style-name="DefaultParagraphFont" style:family="text">
      <style:text-properties style:font-name="Microsoft JhengHei" style:font-name-asian="Microsoft JhengHei" style:font-name-complex="Microsoft JhengHei"/>
    </style:style>
    <style:style style:name="T4675" style:parent-style-name="DefaultParagraphFont" style:family="text">
      <style:text-properties style:font-name="MS Gothic" style:font-name-asian="MS Gothic" style:font-name-complex="MS Gothic"/>
    </style:style>
    <style:style style:name="T4676" style:parent-style-name="DefaultParagraphFont" style:family="text">
      <style:text-properties style:font-name="MS Gothic" style:font-name-asian="MS Gothic" style:font-name-complex="MS Gothic"/>
    </style:style>
    <style:style style:name="T4677" style:parent-style-name="DefaultParagraphFont" style:family="text">
      <style:text-properties style:font-name="MS Gothic" style:font-name-asian="MS Gothic" style:font-name-complex="MS Gothic"/>
    </style:style>
    <style:style style:name="T4678" style:parent-style-name="DefaultParagraphFont" style:family="text">
      <style:text-properties style:font-name="MS Gothic" style:font-name-asian="MS Gothic" style:font-name-complex="MS Gothic"/>
    </style:style>
    <style:style style:name="T4679" style:parent-style-name="DefaultParagraphFont" style:family="text">
      <style:text-properties style:font-name="MS Gothic" style:font-name-asian="MS Gothic" style:font-name-complex="MS Gothic"/>
    </style:style>
    <style:style style:name="T4680" style:parent-style-name="DefaultParagraphFont" style:family="text">
      <style:text-properties style:font-name="MS Gothic" style:font-name-asian="MS Gothic" style:font-name-complex="MS Gothic"/>
    </style:style>
    <style:style style:name="T4681" style:parent-style-name="DefaultParagraphFont" style:family="text">
      <style:text-properties style:font-name="MS Gothic" style:font-name-asian="MS Gothic" style:font-name-complex="MS Gothic"/>
    </style:style>
    <style:style style:name="T4682" style:parent-style-name="DefaultParagraphFont" style:family="text">
      <style:text-properties style:font-name="MS Gothic" style:font-name-asian="MS Gothic" style:font-name-complex="MS Gothic"/>
    </style:style>
    <style:style style:name="T4683" style:parent-style-name="DefaultParagraphFont" style:family="text">
      <style:text-properties style:font-name="MS Gothic" style:font-name-asian="MS Gothic" style:font-name-complex="MS Gothic"/>
    </style:style>
    <style:style style:name="T4684" style:parent-style-name="DefaultParagraphFont" style:family="text">
      <style:text-properties style:font-name="MS Gothic" style:font-name-asian="MS Gothic" style:font-name-complex="MS Gothic"/>
    </style:style>
    <style:style style:name="T4685" style:parent-style-name="DefaultParagraphFont" style:family="text">
      <style:text-properties style:font-name="MS Gothic" style:font-name-asian="MS Gothic" style:font-name-complex="MS Gothic"/>
    </style:style>
    <style:style style:name="T4686" style:parent-style-name="DefaultParagraphFont" style:family="text">
      <style:text-properties style:font-name="MS Gothic" style:font-name-asian="MS Gothic" style:font-name-complex="MS Gothic"/>
    </style:style>
    <style:style style:name="T4687" style:parent-style-name="DefaultParagraphFont" style:family="text">
      <style:text-properties style:font-name="MS Gothic" style:font-name-asian="MS Gothic" style:font-name-complex="MS Gothic"/>
    </style:style>
    <style:style style:name="T4688" style:parent-style-name="DefaultParagraphFont" style:family="text">
      <style:text-properties style:font-name="Microsoft JhengHei" style:font-name-asian="Microsoft JhengHei" style:font-name-complex="Microsoft JhengHei"/>
    </style:style>
    <style:style style:name="T4689" style:parent-style-name="DefaultParagraphFont" style:family="text">
      <style:text-properties style:font-name="MS Gothic" style:font-name-asian="MS Gothic" style:font-name-complex="MS Gothic"/>
    </style:style>
    <style:style style:name="T4690" style:parent-style-name="DefaultParagraphFont" style:family="text">
      <style:text-properties style:font-name="MS Gothic" style:font-name-asian="MS Gothic" style:font-name-complex="MS Gothic"/>
    </style:style>
    <style:style style:name="T4691" style:parent-style-name="DefaultParagraphFont" style:family="text">
      <style:text-properties style:font-name="MS Gothic" style:font-name-asian="MS Gothic" style:font-name-complex="MS Gothic"/>
    </style:style>
    <style:style style:name="T4692" style:parent-style-name="DefaultParagraphFont" style:family="text">
      <style:text-properties style:font-name="MS Gothic" style:font-name-asian="MS Gothic" style:font-name-complex="MS Gothic"/>
    </style:style>
    <style:style style:name="T4693" style:parent-style-name="DefaultParagraphFont" style:family="text">
      <style:text-properties style:font-name="MS Gothic" style:font-name-asian="MS Gothic" style:font-name-complex="MS Gothic"/>
    </style:style>
    <style:style style:name="T4694" style:parent-style-name="DefaultParagraphFont" style:family="text">
      <style:text-properties style:font-name="MS Gothic" style:font-name-asian="MS Gothic" style:font-name-complex="MS Gothic"/>
    </style:style>
    <style:style style:name="T4695" style:parent-style-name="DefaultParagraphFont" style:family="text">
      <style:text-properties style:font-name="MS Gothic" style:font-name-asian="MS Gothic" style:font-name-complex="MS Gothic"/>
    </style:style>
    <style:style style:name="T4696" style:parent-style-name="DefaultParagraphFont" style:family="text">
      <style:text-properties style:font-name="MS Gothic" style:font-name-asian="MS Gothic" style:font-name-complex="MS Gothic"/>
    </style:style>
    <style:style style:name="T4697" style:parent-style-name="DefaultParagraphFont" style:family="text">
      <style:text-properties style:font-name="MS Gothic" style:font-name-asian="MS Gothic" style:font-name-complex="MS Gothic"/>
    </style:style>
    <style:style style:name="T4698" style:parent-style-name="DefaultParagraphFont" style:family="text">
      <style:text-properties style:font-name="MS Gothic" style:font-name-asian="MS Gothic" style:font-name-complex="MS Gothic"/>
    </style:style>
    <style:style style:name="T4699" style:parent-style-name="DefaultParagraphFont" style:family="text">
      <style:text-properties style:font-name="MS Gothic" style:font-name-asian="MS Gothic" style:font-name-complex="MS Gothic"/>
    </style:style>
    <style:style style:name="T4700" style:parent-style-name="DefaultParagraphFont" style:family="text">
      <style:text-properties style:font-name="MS Gothic" style:font-name-asian="MS Gothic" style:font-name-complex="MS Gothic"/>
    </style:style>
    <style:style style:name="T4701" style:parent-style-name="DefaultParagraphFont" style:family="text">
      <style:text-properties style:font-name="MS Gothic" style:font-name-asian="MS Gothic" style:font-name-complex="MS Gothic"/>
    </style:style>
    <style:style style:name="T4702" style:parent-style-name="DefaultParagraphFont" style:family="text">
      <style:text-properties style:font-name="Microsoft JhengHei" style:font-name-asian="Microsoft JhengHei" style:font-name-complex="Microsoft JhengHei"/>
    </style:style>
    <style:style style:name="T4703" style:parent-style-name="DefaultParagraphFont" style:family="text">
      <style:text-properties style:font-name="MS Gothic" style:font-name-asian="MS Gothic" style:font-name-complex="MS Gothic"/>
    </style:style>
    <style:style style:name="T4704" style:parent-style-name="DefaultParagraphFont" style:family="text">
      <style:text-properties style:font-name="MS Gothic" style:font-name-asian="MS Gothic" style:font-name-complex="MS Gothic"/>
    </style:style>
    <style:style style:name="T4705" style:parent-style-name="DefaultParagraphFont" style:family="text">
      <style:text-properties style:font-name="MS Gothic" style:font-name-asian="MS Gothic" style:font-name-complex="MS Gothic"/>
    </style:style>
    <style:style style:name="T4706" style:parent-style-name="DefaultParagraphFont" style:family="text">
      <style:text-properties style:font-name="MS Gothic" style:font-name-asian="MS Gothic" style:font-name-complex="MS Gothic"/>
    </style:style>
    <style:style style:name="T4707" style:parent-style-name="DefaultParagraphFont" style:family="text">
      <style:text-properties style:font-name="MS Gothic" style:font-name-asian="MS Gothic" style:font-name-complex="MS Gothic"/>
    </style:style>
    <style:style style:name="T4708" style:parent-style-name="DefaultParagraphFont" style:family="text">
      <style:text-properties style:font-name="MS Gothic" style:font-name-asian="MS Gothic" style:font-name-complex="MS Gothic"/>
    </style:style>
    <style:style style:name="T4709" style:parent-style-name="DefaultParagraphFont" style:family="text">
      <style:text-properties style:font-name="MS Gothic" style:font-name-asian="MS Gothic" style:font-name-complex="MS Gothic"/>
    </style:style>
    <style:style style:name="T4710" style:parent-style-name="DefaultParagraphFont" style:family="text">
      <style:text-properties style:font-name="MS Gothic" style:font-name-asian="MS Gothic" style:font-name-complex="MS Gothic"/>
    </style:style>
    <style:style style:name="T4711" style:parent-style-name="DefaultParagraphFont" style:family="text">
      <style:text-properties style:font-name="MS Gothic" style:font-name-asian="MS Gothic" style:font-name-complex="MS Gothic"/>
    </style:style>
    <style:style style:name="T4712" style:parent-style-name="DefaultParagraphFont" style:family="text">
      <style:text-properties style:font-name="MS Gothic" style:font-name-asian="MS Gothic" style:font-name-complex="MS Gothic"/>
    </style:style>
    <style:style style:name="T4713" style:parent-style-name="DefaultParagraphFont" style:family="text">
      <style:text-properties style:font-name="MS Gothic" style:font-name-asian="MS Gothic" style:font-name-complex="MS Gothic"/>
    </style:style>
    <style:style style:name="T4714" style:parent-style-name="DefaultParagraphFont" style:family="text">
      <style:text-properties style:font-name="MS Gothic" style:font-name-asian="MS Gothic" style:font-name-complex="MS Gothic"/>
    </style:style>
    <style:style style:name="T4715" style:parent-style-name="DefaultParagraphFont" style:family="text">
      <style:text-properties style:font-name="MS Gothic" style:font-name-asian="MS Gothic" style:font-name-complex="MS Gothic"/>
    </style:style>
    <style:style style:name="T4716" style:parent-style-name="DefaultParagraphFont" style:family="text">
      <style:text-properties style:font-name="MS Gothic" style:font-name-asian="MS Gothic" style:font-name-complex="MS Gothic"/>
    </style:style>
    <style:style style:name="T4717" style:parent-style-name="DefaultParagraphFont" style:family="text">
      <style:text-properties style:font-name="MS Gothic" style:font-name-asian="MS Gothic" style:font-name-complex="MS Gothic"/>
    </style:style>
    <style:style style:name="T4718" style:parent-style-name="DefaultParagraphFont" style:family="text">
      <style:text-properties style:font-name="MS Gothic" style:font-name-asian="MS Gothic" style:font-name-complex="MS Gothic"/>
    </style:style>
    <style:style style:name="T4719" style:parent-style-name="DefaultParagraphFont" style:family="text">
      <style:text-properties style:font-name="MS Gothic" style:font-name-asian="MS Gothic" style:font-name-complex="MS Gothic"/>
    </style:style>
    <style:style style:name="T4720" style:parent-style-name="DefaultParagraphFont" style:family="text">
      <style:text-properties style:font-name="MS Gothic" style:font-name-asian="MS Gothic" style:font-name-complex="MS Gothic"/>
    </style:style>
    <style:style style:name="T4721" style:parent-style-name="DefaultParagraphFont" style:family="text">
      <style:text-properties style:font-name="MS Gothic" style:font-name-asian="MS Gothic" style:font-name-complex="MS Gothic"/>
    </style:style>
    <style:style style:name="T4722" style:parent-style-name="DefaultParagraphFont" style:family="text">
      <style:text-properties style:font-name="MS Gothic" style:font-name-asian="MS Gothic" style:font-name-complex="MS Gothic"/>
    </style:style>
    <style:style style:name="T4723" style:parent-style-name="DefaultParagraphFont" style:family="text">
      <style:text-properties style:font-name="Microsoft JhengHei" style:font-name-asian="Microsoft JhengHei" style:font-name-complex="Microsoft JhengHei"/>
    </style:style>
    <style:style style:name="T4724" style:parent-style-name="DefaultParagraphFont" style:family="text">
      <style:text-properties style:font-name="MS Gothic" style:font-name-asian="MS Gothic" style:font-name-complex="MS Gothic"/>
    </style:style>
    <style:style style:name="T4725" style:parent-style-name="DefaultParagraphFont" style:family="text">
      <style:text-properties style:font-name="MS Gothic" style:font-name-asian="MS Gothic" style:font-name-complex="MS Gothic"/>
    </style:style>
    <style:style style:name="T4726" style:parent-style-name="DefaultParagraphFont" style:family="text">
      <style:text-properties style:font-name="MS Gothic" style:font-name-asian="MS Gothic" style:font-name-complex="MS Gothic"/>
    </style:style>
    <style:style style:name="T4727" style:parent-style-name="DefaultParagraphFont" style:family="text">
      <style:text-properties style:font-name="MS Gothic" style:font-name-asian="MS Gothic" style:font-name-complex="MS Gothic"/>
    </style:style>
    <style:style style:name="T4728" style:parent-style-name="DefaultParagraphFont" style:family="text">
      <style:text-properties style:font-name="Malgun Gothic" style:font-name-asian="Malgun Gothic" style:font-name-complex="Malgun Gothic"/>
    </style:style>
    <style:style style:name="T4729" style:parent-style-name="DefaultParagraphFont" style:family="text">
      <style:text-properties style:font-name="Microsoft JhengHei" style:font-name-asian="Microsoft JhengHei" style:font-name-complex="Microsoft JhengHei"/>
    </style:style>
    <style:style style:name="T4730" style:parent-style-name="DefaultParagraphFont" style:family="text">
      <style:text-properties style:font-name="MS Gothic" style:font-name-asian="MS Gothic" style:font-name-complex="MS Gothic"/>
    </style:style>
    <style:style style:name="T4731" style:parent-style-name="DefaultParagraphFont" style:family="text">
      <style:text-properties style:font-name="MS Gothic" style:font-name-asian="MS Gothic" style:font-name-complex="MS Gothic"/>
    </style:style>
    <style:style style:name="T4732" style:parent-style-name="DefaultParagraphFont" style:family="text">
      <style:text-properties style:font-name="MS Gothic" style:font-name-asian="MS Gothic" style:font-name-complex="MS Gothic"/>
    </style:style>
    <style:style style:name="T4733" style:parent-style-name="DefaultParagraphFont" style:family="text">
      <style:text-properties style:font-name="MS Gothic" style:font-name-asian="MS Gothic" style:font-name-complex="MS Gothic"/>
    </style:style>
    <style:style style:name="T4734" style:parent-style-name="DefaultParagraphFont" style:family="text">
      <style:text-properties style:font-name="MS Gothic" style:font-name-asian="MS Gothic" style:font-name-complex="MS Gothic"/>
    </style:style>
    <style:style style:name="T4735" style:parent-style-name="DefaultParagraphFont" style:family="text">
      <style:text-properties style:font-name="MS Gothic" style:font-name-asian="MS Gothic" style:font-name-complex="MS Gothic"/>
    </style:style>
    <style:style style:name="T4736" style:parent-style-name="DefaultParagraphFont" style:family="text">
      <style:text-properties style:font-name="Microsoft JhengHei" style:font-name-asian="Microsoft JhengHei" style:font-name-complex="Microsoft JhengHei"/>
    </style:style>
    <style:style style:name="T4737" style:parent-style-name="DefaultParagraphFont" style:family="text">
      <style:text-properties style:font-name="MS Gothic" style:font-name-asian="MS Gothic" style:font-name-complex="MS Gothic"/>
    </style:style>
    <style:style style:name="T4738" style:parent-style-name="DefaultParagraphFont" style:family="text">
      <style:text-properties style:font-name="MS Gothic" style:font-name-asian="MS Gothic" style:font-name-complex="MS Gothic"/>
    </style:style>
    <style:style style:name="T4739" style:parent-style-name="DefaultParagraphFont" style:family="text">
      <style:text-properties style:font-name="MS Gothic" style:font-name-asian="MS Gothic" style:font-name-complex="MS Gothic"/>
    </style:style>
    <style:style style:name="T4740" style:parent-style-name="DefaultParagraphFont" style:family="text">
      <style:text-properties style:font-name="MS Gothic" style:font-name-asian="MS Gothic" style:font-name-complex="MS Gothic"/>
    </style:style>
    <style:style style:name="T4741" style:parent-style-name="DefaultParagraphFont" style:family="text">
      <style:text-properties style:font-name="MS Gothic" style:font-name-asian="MS Gothic" style:font-name-complex="MS Gothic"/>
    </style:style>
    <style:style style:name="T4742" style:parent-style-name="DefaultParagraphFont" style:family="text">
      <style:text-properties style:font-name="MS Gothic" style:font-name-asian="MS Gothic" style:font-name-complex="MS Gothic"/>
    </style:style>
    <style:style style:name="T4743" style:parent-style-name="DefaultParagraphFont" style:family="text">
      <style:text-properties style:font-name="MS Gothic" style:font-name-asian="MS Gothic" style:font-name-complex="MS Gothic"/>
    </style:style>
    <style:style style:name="T4744" style:parent-style-name="DefaultParagraphFont" style:family="text">
      <style:text-properties style:font-name="MS Gothic" style:font-name-asian="MS Gothic" style:font-name-complex="MS Gothic"/>
    </style:style>
    <style:style style:name="T4745" style:parent-style-name="DefaultParagraphFont" style:family="text">
      <style:text-properties style:font-name="Microsoft JhengHei" style:font-name-asian="Microsoft JhengHei" style:font-name-complex="Microsoft JhengHei"/>
    </style:style>
    <style:style style:name="T4746" style:parent-style-name="DefaultParagraphFont" style:family="text">
      <style:text-properties style:font-name="MS Gothic" style:font-name-asian="MS Gothic" style:font-name-complex="MS Gothic"/>
    </style:style>
    <style:style style:name="T4747" style:parent-style-name="DefaultParagraphFont" style:family="text">
      <style:text-properties style:font-name="MS Gothic" style:font-name-asian="MS Gothic" style:font-name-complex="MS Gothic"/>
    </style:style>
    <style:style style:name="T4748" style:parent-style-name="DefaultParagraphFont" style:family="text">
      <style:text-properties style:font-name="MS Gothic" style:font-name-asian="MS Gothic" style:font-name-complex="MS Gothic"/>
    </style:style>
    <style:style style:name="T4749" style:parent-style-name="DefaultParagraphFont" style:family="text">
      <style:text-properties style:font-name="MS Gothic" style:font-name-asian="MS Gothic" style:font-name-complex="MS Gothic"/>
    </style:style>
    <style:style style:name="T4750" style:parent-style-name="DefaultParagraphFont" style:family="text">
      <style:text-properties style:font-name="MS Gothic" style:font-name-asian="MS Gothic" style:font-name-complex="MS Gothic"/>
    </style:style>
    <style:style style:name="T4751" style:parent-style-name="DefaultParagraphFont" style:family="text">
      <style:text-properties style:font-name="MS Gothic" style:font-name-asian="MS Gothic" style:font-name-complex="MS Gothic"/>
    </style:style>
    <style:style style:name="T4752" style:parent-style-name="DefaultParagraphFont" style:family="text">
      <style:text-properties style:font-name="MS Gothic" style:font-name-asian="MS Gothic" style:font-name-complex="MS Gothic"/>
    </style:style>
    <style:style style:name="T4753" style:parent-style-name="DefaultParagraphFont" style:family="text">
      <style:text-properties style:font-name="MS Gothic" style:font-name-asian="MS Gothic" style:font-name-complex="MS Gothic"/>
    </style:style>
    <style:style style:name="T4754" style:parent-style-name="DefaultParagraphFont" style:family="text">
      <style:text-properties style:font-name="MS Gothic" style:font-name-asian="MS Gothic" style:font-name-complex="MS Gothic"/>
    </style:style>
    <style:style style:name="T4755" style:parent-style-name="DefaultParagraphFont" style:family="text">
      <style:text-properties style:font-name="MS Gothic" style:font-name-asian="MS Gothic" style:font-name-complex="MS Gothic"/>
    </style:style>
    <style:style style:name="T4756" style:parent-style-name="DefaultParagraphFont" style:family="text">
      <style:text-properties style:font-name="MS Gothic" style:font-name-asian="MS Gothic" style:font-name-complex="MS Gothic"/>
    </style:style>
    <style:style style:name="T4757" style:parent-style-name="DefaultParagraphFont" style:family="text">
      <style:text-properties style:font-name="MS Gothic" style:font-name-asian="MS Gothic" style:font-name-complex="MS Gothic"/>
    </style:style>
    <style:style style:name="T4758" style:parent-style-name="DefaultParagraphFont" style:family="text">
      <style:text-properties style:font-name="MS Gothic" style:font-name-asian="MS Gothic" style:font-name-complex="MS Gothic"/>
    </style:style>
    <style:style style:name="T4759" style:parent-style-name="DefaultParagraphFont" style:family="text">
      <style:text-properties style:font-name="MS Gothic" style:font-name-asian="MS Gothic" style:font-name-complex="MS Gothic"/>
    </style:style>
    <style:style style:name="T4760" style:parent-style-name="DefaultParagraphFont" style:family="text">
      <style:text-properties style:font-name="MS Gothic" style:font-name-asian="MS Gothic" style:font-name-complex="MS Gothic"/>
    </style:style>
    <style:style style:name="T4761" style:parent-style-name="DefaultParagraphFont" style:family="text">
      <style:text-properties style:font-name="MS Gothic" style:font-name-asian="MS Gothic" style:font-name-complex="MS Gothic"/>
    </style:style>
    <style:style style:name="T4762" style:parent-style-name="DefaultParagraphFont" style:family="text">
      <style:text-properties style:font-name="Microsoft JhengHei" style:font-name-asian="Microsoft JhengHei" style:font-name-complex="Microsoft JhengHei"/>
    </style:style>
    <style:style style:name="T4763" style:parent-style-name="DefaultParagraphFont" style:family="text">
      <style:text-properties style:font-name="Microsoft JhengHei" style:font-name-asian="Microsoft JhengHei" style:font-name-complex="Microsoft JhengHei"/>
    </style:style>
    <style:style style:name="T4764" style:parent-style-name="DefaultParagraphFont" style:family="text">
      <style:text-properties style:font-name="Microsoft JhengHei" style:font-name-asian="Microsoft JhengHei" style:font-name-complex="Microsoft JhengHei"/>
    </style:style>
    <style:style style:name="T4765" style:parent-style-name="DefaultParagraphFont" style:family="text">
      <style:text-properties style:font-name="Microsoft JhengHei" style:font-name-asian="Microsoft JhengHei" style:font-name-complex="Microsoft JhengHei"/>
    </style:style>
    <style:style style:name="T4766" style:parent-style-name="DefaultParagraphFont" style:family="text">
      <style:text-properties style:font-name="MS Gothic" style:font-name-asian="MS Gothic" style:font-name-complex="MS Gothic"/>
    </style:style>
    <style:style style:name="T4767" style:parent-style-name="DefaultParagraphFont" style:family="text">
      <style:text-properties style:font-name="MS Gothic" style:font-name-asian="MS Gothic" style:font-name-complex="MS Gothic"/>
    </style:style>
    <style:style style:name="T4768" style:parent-style-name="DefaultParagraphFont" style:family="text">
      <style:text-properties style:font-name="MS Gothic" style:font-name-asian="MS Gothic" style:font-name-complex="MS Gothic"/>
    </style:style>
    <style:style style:name="T4769" style:parent-style-name="DefaultParagraphFont" style:family="text">
      <style:text-properties style:font-name="MS Gothic" style:font-name-asian="MS Gothic" style:font-name-complex="MS Gothic"/>
    </style:style>
    <style:style style:name="T4770" style:parent-style-name="DefaultParagraphFont" style:family="text">
      <style:text-properties style:font-name="Malgun Gothic" style:font-name-asian="Malgun Gothic" style:font-name-complex="Malgun Gothic"/>
    </style:style>
    <style:style style:name="T4771" style:parent-style-name="DefaultParagraphFont" style:family="text">
      <style:text-properties style:font-name="MS Gothic" style:font-name-asian="MS Gothic" style:font-name-complex="MS Gothic"/>
    </style:style>
    <style:style style:name="T4772" style:parent-style-name="DefaultParagraphFont" style:family="text">
      <style:text-properties style:font-name="MS Gothic" style:font-name-asian="MS Gothic" style:font-name-complex="MS Gothic"/>
    </style:style>
    <style:style style:name="T4773" style:parent-style-name="DefaultParagraphFont" style:family="text">
      <style:text-properties style:font-name="MS Gothic" style:font-name-asian="MS Gothic" style:font-name-complex="MS Gothic"/>
    </style:style>
    <style:style style:name="T4774" style:parent-style-name="DefaultParagraphFont" style:family="text">
      <style:text-properties style:font-name="Microsoft JhengHei" style:font-name-asian="Microsoft JhengHei" style:font-name-complex="Microsoft JhengHei"/>
    </style:style>
    <style:style style:name="T4775" style:parent-style-name="DefaultParagraphFont" style:family="text">
      <style:text-properties style:font-name="MS Gothic" style:font-name-asian="MS Gothic" style:font-name-complex="MS Gothic"/>
    </style:style>
    <style:style style:name="T4776" style:parent-style-name="DefaultParagraphFont" style:family="text">
      <style:text-properties style:font-name="MS Gothic" style:font-name-asian="MS Gothic" style:font-name-complex="MS Gothic"/>
    </style:style>
    <style:style style:name="T4777" style:parent-style-name="DefaultParagraphFont" style:family="text">
      <style:text-properties style:font-name="Microsoft JhengHei" style:font-name-asian="Microsoft JhengHei" style:font-name-complex="Microsoft JhengHei"/>
    </style:style>
    <style:style style:name="T4778" style:parent-style-name="DefaultParagraphFont" style:family="text">
      <style:text-properties style:font-name="MS Gothic" style:font-name-asian="MS Gothic" style:font-name-complex="MS Gothic"/>
    </style:style>
    <style:style style:name="T4779" style:parent-style-name="DefaultParagraphFont" style:family="text">
      <style:text-properties style:font-name="Microsoft JhengHei" style:font-name-asian="Microsoft JhengHei" style:font-name-complex="Microsoft JhengHei"/>
    </style:style>
    <style:style style:name="T4780" style:parent-style-name="DefaultParagraphFont" style:family="text">
      <style:text-properties style:font-name="MS Gothic" style:font-name-asian="MS Gothic" style:font-name-complex="MS Gothic"/>
    </style:style>
    <style:style style:name="T4781" style:parent-style-name="DefaultParagraphFont" style:family="text">
      <style:text-properties style:font-name="MS Gothic" style:font-name-asian="MS Gothic" style:font-name-complex="MS Gothic"/>
    </style:style>
    <style:style style:name="T4782" style:parent-style-name="DefaultParagraphFont" style:family="text">
      <style:text-properties style:font-name="MS Gothic" style:font-name-asian="MS Gothic" style:font-name-complex="MS Gothic"/>
    </style:style>
    <style:style style:name="T4783" style:parent-style-name="DefaultParagraphFont" style:family="text">
      <style:text-properties style:font-name="MS Gothic" style:font-name-asian="MS Gothic" style:font-name-complex="MS Gothic"/>
    </style:style>
    <style:style style:name="T4784" style:parent-style-name="DefaultParagraphFont" style:family="text">
      <style:text-properties style:font-name="MS Gothic" style:font-name-asian="MS Gothic" style:font-name-complex="MS Gothic"/>
    </style:style>
    <style:style style:name="T4785" style:parent-style-name="DefaultParagraphFont" style:family="text">
      <style:text-properties style:font-name="MS Gothic" style:font-name-asian="MS Gothic" style:font-name-complex="MS Gothic"/>
    </style:style>
    <style:style style:name="T4786" style:parent-style-name="DefaultParagraphFont" style:family="text">
      <style:text-properties style:font-name="MS Gothic" style:font-name-asian="MS Gothic" style:font-name-complex="MS Gothic"/>
    </style:style>
    <style:style style:name="T4787" style:parent-style-name="DefaultParagraphFont" style:family="text">
      <style:text-properties style:font-name="MS Gothic" style:font-name-asian="MS Gothic" style:font-name-complex="MS Gothic"/>
    </style:style>
    <style:style style:name="T4788" style:parent-style-name="DefaultParagraphFont" style:family="text">
      <style:text-properties style:font-name="Microsoft JhengHei" style:font-name-asian="Microsoft JhengHei" style:font-name-complex="Microsoft JhengHei"/>
    </style:style>
    <style:style style:name="T4789" style:parent-style-name="DefaultParagraphFont" style:family="text">
      <style:text-properties style:font-name="MS Gothic" style:font-name-asian="MS Gothic" style:font-name-complex="MS Gothic"/>
    </style:style>
    <style:style style:name="T4790" style:parent-style-name="DefaultParagraphFont" style:family="text">
      <style:text-properties style:font-name="MS Gothic" style:font-name-asian="MS Gothic" style:font-name-complex="MS Gothic"/>
    </style:style>
    <style:style style:name="T4791" style:parent-style-name="DefaultParagraphFont" style:family="text">
      <style:text-properties style:font-name="MS Gothic" style:font-name-asian="MS Gothic" style:font-name-complex="MS Gothic"/>
    </style:style>
    <style:style style:name="T4792" style:parent-style-name="DefaultParagraphFont" style:family="text">
      <style:text-properties style:font-name="MS Gothic" style:font-name-asian="MS Gothic" style:font-name-complex="MS Gothic"/>
    </style:style>
    <style:style style:name="T4793" style:parent-style-name="DefaultParagraphFont" style:family="text">
      <style:text-properties style:font-name="MS Gothic" style:font-name-asian="MS Gothic" style:font-name-complex="MS Gothic"/>
    </style:style>
    <style:style style:name="T4794" style:parent-style-name="DefaultParagraphFont" style:family="text">
      <style:text-properties style:font-name="MS Gothic" style:font-name-asian="MS Gothic" style:font-name-complex="MS Gothic"/>
    </style:style>
    <style:style style:name="T4795" style:parent-style-name="DefaultParagraphFont" style:family="text">
      <style:text-properties style:font-name="MS Gothic" style:font-name-asian="MS Gothic" style:font-name-complex="MS Gothic"/>
    </style:style>
    <style:style style:name="T4796" style:parent-style-name="DefaultParagraphFont" style:family="text">
      <style:text-properties style:font-name="Microsoft JhengHei" style:font-name-asian="Microsoft JhengHei" style:font-name-complex="Microsoft JhengHei"/>
    </style:style>
    <style:style style:name="T4797" style:parent-style-name="DefaultParagraphFont" style:family="text">
      <style:text-properties style:font-name="MS Gothic" style:font-name-asian="MS Gothic" style:font-name-complex="MS Gothic"/>
    </style:style>
    <style:style style:name="T4798" style:parent-style-name="DefaultParagraphFont" style:family="text">
      <style:text-properties style:font-name="MS Gothic" style:font-name-asian="MS Gothic" style:font-name-complex="MS Gothic"/>
    </style:style>
    <style:style style:name="T4799" style:parent-style-name="DefaultParagraphFont" style:family="text">
      <style:text-properties style:font-name="MS Gothic" style:font-name-asian="MS Gothic" style:font-name-complex="MS Gothic"/>
    </style:style>
    <style:style style:name="T4800" style:parent-style-name="DefaultParagraphFont" style:family="text">
      <style:text-properties style:font-name="MS Gothic" style:font-name-asian="MS Gothic" style:font-name-complex="MS Gothic"/>
    </style:style>
    <style:style style:name="T4801" style:parent-style-name="DefaultParagraphFont" style:family="text">
      <style:text-properties style:font-name="Microsoft JhengHei" style:font-name-asian="Microsoft JhengHei" style:font-name-complex="Microsoft JhengHei"/>
    </style:style>
    <style:style style:name="T4802" style:parent-style-name="DefaultParagraphFont" style:family="text">
      <style:text-properties style:font-name="Microsoft JhengHei" style:font-name-asian="Microsoft JhengHei" style:font-name-complex="Microsoft JhengHei"/>
    </style:style>
    <style:style style:name="T4803" style:parent-style-name="DefaultParagraphFont" style:family="text">
      <style:text-properties style:font-name="MS Gothic" style:font-name-asian="MS Gothic" style:font-name-complex="MS Gothic"/>
    </style:style>
    <style:style style:name="T4804" style:parent-style-name="DefaultParagraphFont" style:family="text">
      <style:text-properties style:font-name="MS Gothic" style:font-name-asian="MS Gothic" style:font-name-complex="MS Gothic"/>
    </style:style>
    <style:style style:name="T4805" style:parent-style-name="DefaultParagraphFont" style:family="text">
      <style:text-properties style:font-name="MS Gothic" style:font-name-asian="MS Gothic" style:font-name-complex="MS Gothic"/>
    </style:style>
    <style:style style:name="T4806" style:parent-style-name="DefaultParagraphFont" style:family="text">
      <style:text-properties style:font-name="Microsoft JhengHei" style:font-name-asian="Microsoft JhengHei" style:font-name-complex="Microsoft JhengHei"/>
    </style:style>
    <style:style style:name="T4807" style:parent-style-name="DefaultParagraphFont" style:family="text">
      <style:text-properties style:font-name="MS Gothic" style:font-name-asian="MS Gothic" style:font-name-complex="MS Gothic"/>
    </style:style>
    <style:style style:name="T4808" style:parent-style-name="DefaultParagraphFont" style:family="text">
      <style:text-properties style:font-name="MS Gothic" style:font-name-asian="MS Gothic" style:font-name-complex="MS Gothic"/>
    </style:style>
    <style:style style:name="T4809" style:parent-style-name="DefaultParagraphFont" style:family="text">
      <style:text-properties style:font-name="MS Gothic" style:font-name-asian="MS Gothic" style:font-name-complex="MS Gothic"/>
    </style:style>
    <style:style style:name="T4810" style:parent-style-name="DefaultParagraphFont" style:family="text">
      <style:text-properties style:font-name="Microsoft JhengHei" style:font-name-asian="Microsoft JhengHei" style:font-name-complex="Microsoft JhengHei"/>
    </style:style>
    <style:style style:name="T4811" style:parent-style-name="DefaultParagraphFont" style:family="text">
      <style:text-properties style:font-name="Microsoft JhengHei" style:font-name-asian="Microsoft JhengHei" style:font-name-complex="Microsoft JhengHei"/>
    </style:style>
    <style:style style:name="T4812" style:parent-style-name="DefaultParagraphFont" style:family="text">
      <style:text-properties style:font-name="MS Gothic" style:font-name-asian="MS Gothic" style:font-name-complex="MS Gothic"/>
    </style:style>
    <style:style style:name="T4813" style:parent-style-name="DefaultParagraphFont" style:family="text">
      <style:text-properties fo:font-weight="bold" style:font-weight-asian="bold" style:font-weight-complex="bold"/>
    </style:style>
    <style:style style:name="T4814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4815" style:parent-style-name="DefaultParagraphFont" style:family="text">
      <style:text-properties fo:font-weight="bold" style:font-weight-asian="bold" style:font-weight-complex="bold"/>
    </style:style>
    <style:style style:name="T4816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4817" style:parent-style-name="DefaultParagraphFont" style:family="text">
      <style:text-properties fo:font-weight="bold" style:font-weight-asian="bold" style:font-weight-complex="bold"/>
    </style:style>
    <style:style style:name="T4818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4819" style:parent-style-name="DefaultParagraphFont" style:family="text">
      <style:text-properties fo:font-weight="bold" style:font-weight-asian="bold" style:font-weight-complex="bold"/>
    </style:style>
    <style:style style:name="T4820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4821" style:parent-style-name="DefaultParagraphFont" style:family="text">
      <style:text-properties fo:font-weight="bold" style:font-weight-asian="bold" style:font-weight-complex="bold"/>
    </style:style>
    <style:style style:name="T4822" style:parent-style-name="DefaultParagraphFont" style:family="text">
      <style:text-properties style:font-name="Malgun Gothic" style:font-name-asian="Malgun Gothic" style:font-name-complex="Malgun Gothic" fo:font-weight="bold" style:font-weight-asian="bold" style:font-weight-complex="bold"/>
    </style:style>
    <style:style style:name="T4823" style:parent-style-name="DefaultParagraphFont" style:family="text">
      <style:text-properties fo:font-weight="bold" style:font-weight-asian="bold" style:font-weight-complex="bold"/>
    </style:style>
    <style:style style:name="T4824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4825" style:parent-style-name="DefaultParagraphFont" style:family="text">
      <style:text-properties fo:font-weight="bold" style:font-weight-asian="bold" style:font-weight-complex="bold"/>
    </style:style>
    <style:style style:name="T4826" style:parent-style-name="DefaultParagraphFont" style:family="text">
      <style:text-properties style:font-name="MS Gothic" style:font-name-asian="MS Gothic" style:font-name-complex="MS Gothic"/>
    </style:style>
    <style:style style:name="T4827" style:parent-style-name="DefaultParagraphFont" style:family="text">
      <style:text-properties style:font-name="MS Gothic" style:font-name-asian="MS Gothic" style:font-name-complex="MS Gothic"/>
    </style:style>
    <style:style style:name="T4828" style:parent-style-name="DefaultParagraphFont" style:family="text">
      <style:text-properties style:font-name="MS Gothic" style:font-name-asian="MS Gothic" style:font-name-complex="MS Gothic"/>
    </style:style>
    <style:style style:name="T4829" style:parent-style-name="DefaultParagraphFont" style:family="text">
      <style:text-properties style:font-name="MS Gothic" style:font-name-asian="MS Gothic" style:font-name-complex="MS Gothic"/>
    </style:style>
    <style:style style:name="T4830" style:parent-style-name="DefaultParagraphFont" style:family="text">
      <style:text-properties style:font-name="MS Gothic" style:font-name-asian="MS Gothic" style:font-name-complex="MS Gothic"/>
    </style:style>
    <style:style style:name="T4831" style:parent-style-name="DefaultParagraphFont" style:family="text">
      <style:text-properties style:font-name="Microsoft JhengHei" style:font-name-asian="Microsoft JhengHei" style:font-name-complex="Microsoft JhengHei"/>
    </style:style>
    <style:style style:name="T4832" style:parent-style-name="DefaultParagraphFont" style:family="text">
      <style:text-properties style:font-name="MS Gothic" style:font-name-asian="MS Gothic" style:font-name-complex="MS Gothic"/>
    </style:style>
    <style:style style:name="T4833" style:parent-style-name="DefaultParagraphFont" style:family="text">
      <style:text-properties style:font-name="MS Gothic" style:font-name-asian="MS Gothic" style:font-name-complex="MS Gothic"/>
    </style:style>
    <style:style style:name="T4834" style:parent-style-name="DefaultParagraphFont" style:family="text">
      <style:text-properties style:font-name="MS Gothic" style:font-name-asian="MS Gothic" style:font-name-complex="MS Gothic"/>
    </style:style>
    <style:style style:name="T4835" style:parent-style-name="DefaultParagraphFont" style:family="text">
      <style:text-properties style:font-name="MS Gothic" style:font-name-asian="MS Gothic" style:font-name-complex="MS Gothic"/>
    </style:style>
    <style:style style:name="T4836" style:parent-style-name="DefaultParagraphFont" style:family="text">
      <style:text-properties style:font-name="MS Gothic" style:font-name-asian="MS Gothic" style:font-name-complex="MS Gothic"/>
    </style:style>
    <style:style style:name="T4837" style:parent-style-name="DefaultParagraphFont" style:family="text">
      <style:text-properties style:font-name="Microsoft JhengHei" style:font-name-asian="Microsoft JhengHei" style:font-name-complex="Microsoft JhengHei"/>
    </style:style>
    <style:style style:name="T4838" style:parent-style-name="DefaultParagraphFont" style:family="text">
      <style:text-properties style:font-name="MS Gothic" style:font-name-asian="MS Gothic" style:font-name-complex="MS Gothic"/>
    </style:style>
    <style:style style:name="T4839" style:parent-style-name="DefaultParagraphFont" style:family="text">
      <style:text-properties style:font-name="MS Gothic" style:font-name-asian="MS Gothic" style:font-name-complex="MS Gothic"/>
    </style:style>
    <style:style style:name="T4840" style:parent-style-name="DefaultParagraphFont" style:family="text">
      <style:text-properties style:font-name="Microsoft JhengHei" style:font-name-asian="Microsoft JhengHei" style:font-name-complex="Microsoft JhengHei"/>
    </style:style>
    <style:style style:name="T4841" style:parent-style-name="DefaultParagraphFont" style:family="text">
      <style:text-properties style:font-name="Microsoft JhengHei" style:font-name-asian="Microsoft JhengHei" style:font-name-complex="Microsoft JhengHei"/>
    </style:style>
    <style:style style:name="T4842" style:parent-style-name="DefaultParagraphFont" style:family="text">
      <style:text-properties style:font-name="MS Gothic" style:font-name-asian="MS Gothic" style:font-name-complex="MS Gothic"/>
    </style:style>
    <style:style style:name="T4843" style:parent-style-name="DefaultParagraphFont" style:family="text">
      <style:text-properties style:font-name="MS Gothic" style:font-name-asian="MS Gothic" style:font-name-complex="MS Gothic"/>
    </style:style>
    <style:style style:name="T4844" style:parent-style-name="DefaultParagraphFont" style:family="text">
      <style:text-properties style:font-name="MS Gothic" style:font-name-asian="MS Gothic" style:font-name-complex="MS Gothic"/>
    </style:style>
    <style:style style:name="T4845" style:parent-style-name="DefaultParagraphFont" style:family="text">
      <style:text-properties style:font-name="Microsoft JhengHei" style:font-name-asian="Microsoft JhengHei" style:font-name-complex="Microsoft JhengHei"/>
    </style:style>
    <style:style style:name="T4846" style:parent-style-name="DefaultParagraphFont" style:family="text">
      <style:text-properties style:font-name="MS Gothic" style:font-name-asian="MS Gothic" style:font-name-complex="MS Gothic"/>
    </style:style>
    <style:style style:name="T4847" style:parent-style-name="DefaultParagraphFont" style:family="text">
      <style:text-properties style:font-name="MS Gothic" style:font-name-asian="MS Gothic" style:font-name-complex="MS Gothic"/>
    </style:style>
    <style:style style:name="T4848" style:parent-style-name="DefaultParagraphFont" style:family="text">
      <style:text-properties style:font-name="MS Gothic" style:font-name-asian="MS Gothic" style:font-name-complex="MS Gothic"/>
    </style:style>
    <style:style style:name="T4849" style:parent-style-name="DefaultParagraphFont" style:family="text">
      <style:text-properties style:font-name="MS Gothic" style:font-name-asian="MS Gothic" style:font-name-complex="MS Gothic"/>
    </style:style>
    <style:style style:name="T4850" style:parent-style-name="DefaultParagraphFont" style:family="text">
      <style:text-properties style:font-name="MS Gothic" style:font-name-asian="MS Gothic" style:font-name-complex="MS Gothic"/>
    </style:style>
    <style:style style:name="T4851" style:parent-style-name="DefaultParagraphFont" style:family="text">
      <style:text-properties style:font-name="MS Gothic" style:font-name-asian="MS Gothic" style:font-name-complex="MS Gothic"/>
    </style:style>
    <style:style style:name="T4852" style:parent-style-name="DefaultParagraphFont" style:family="text">
      <style:text-properties style:font-name="MS Gothic" style:font-name-asian="MS Gothic" style:font-name-complex="MS Gothic"/>
    </style:style>
    <style:style style:name="T4853" style:parent-style-name="DefaultParagraphFont" style:family="text">
      <style:text-properties style:font-name="MS Gothic" style:font-name-asian="MS Gothic" style:font-name-complex="MS Gothic"/>
    </style:style>
    <style:style style:name="T4854" style:parent-style-name="DefaultParagraphFont" style:family="text">
      <style:text-properties style:font-name="MS Gothic" style:font-name-asian="MS Gothic" style:font-name-complex="MS Gothic"/>
    </style:style>
    <style:style style:name="T4855" style:parent-style-name="DefaultParagraphFont" style:family="text">
      <style:text-properties style:font-name="MS Gothic" style:font-name-asian="MS Gothic" style:font-name-complex="MS Gothic"/>
    </style:style>
    <style:style style:name="T4856" style:parent-style-name="DefaultParagraphFont" style:family="text">
      <style:text-properties style:font-name="MS Gothic" style:font-name-asian="MS Gothic" style:font-name-complex="MS Gothic"/>
    </style:style>
    <style:style style:name="T4857" style:parent-style-name="DefaultParagraphFont" style:family="text">
      <style:text-properties style:font-name="MS Gothic" style:font-name-asian="MS Gothic" style:font-name-complex="MS Gothic"/>
    </style:style>
    <style:style style:name="T4858" style:parent-style-name="DefaultParagraphFont" style:family="text">
      <style:text-properties style:font-name="MS Gothic" style:font-name-asian="MS Gothic" style:font-name-complex="MS Gothic"/>
    </style:style>
    <style:style style:name="T4859" style:parent-style-name="DefaultParagraphFont" style:family="text">
      <style:text-properties style:font-name="MS Gothic" style:font-name-asian="MS Gothic" style:font-name-complex="MS Gothic"/>
    </style:style>
    <style:style style:name="T4860" style:parent-style-name="DefaultParagraphFont" style:family="text">
      <style:text-properties style:font-name="MS Gothic" style:font-name-asian="MS Gothic" style:font-name-complex="MS Gothic"/>
    </style:style>
    <style:style style:name="T4861" style:parent-style-name="DefaultParagraphFont" style:family="text">
      <style:text-properties style:font-name="MS Gothic" style:font-name-asian="MS Gothic" style:font-name-complex="MS Gothic"/>
    </style:style>
    <style:style style:name="T4862" style:parent-style-name="DefaultParagraphFont" style:family="text">
      <style:text-properties style:font-name="MS Gothic" style:font-name-asian="MS Gothic" style:font-name-complex="MS Gothic"/>
    </style:style>
    <style:style style:name="T4863" style:parent-style-name="DefaultParagraphFont" style:family="text">
      <style:text-properties style:font-name="MS Gothic" style:font-name-asian="MS Gothic" style:font-name-complex="MS Gothic"/>
    </style:style>
    <style:style style:name="T4864" style:parent-style-name="DefaultParagraphFont" style:family="text">
      <style:text-properties style:font-name="MS Gothic" style:font-name-asian="MS Gothic" style:font-name-complex="MS Gothic"/>
    </style:style>
    <style:style style:name="T4865" style:parent-style-name="DefaultParagraphFont" style:family="text">
      <style:text-properties style:font-name="Malgun Gothic" style:font-name-asian="Malgun Gothic" style:font-name-complex="Malgun Gothic"/>
    </style:style>
    <style:style style:name="T4866" style:parent-style-name="DefaultParagraphFont" style:family="text">
      <style:text-properties style:font-name="MS Gothic" style:font-name-asian="MS Gothic" style:font-name-complex="MS Gothic"/>
    </style:style>
    <style:style style:name="T4867" style:parent-style-name="DefaultParagraphFont" style:family="text">
      <style:text-properties style:font-name="MS Gothic" style:font-name-asian="MS Gothic" style:font-name-complex="MS Gothic"/>
    </style:style>
    <style:style style:name="T4868" style:parent-style-name="DefaultParagraphFont" style:family="text">
      <style:text-properties style:font-name="MS Gothic" style:font-name-asian="MS Gothic" style:font-name-complex="MS Gothic"/>
    </style:style>
    <style:style style:name="T4869" style:parent-style-name="DefaultParagraphFont" style:family="text">
      <style:text-properties style:font-name="MS Gothic" style:font-name-asian="MS Gothic" style:font-name-complex="MS Gothic"/>
    </style:style>
    <style:style style:name="T4870" style:parent-style-name="DefaultParagraphFont" style:family="text">
      <style:text-properties style:font-name="Microsoft JhengHei" style:font-name-asian="Microsoft JhengHei" style:font-name-complex="Microsoft JhengHei"/>
    </style:style>
    <style:style style:name="T4871" style:parent-style-name="DefaultParagraphFont" style:family="text">
      <style:text-properties style:font-name="MS Gothic" style:font-name-asian="MS Gothic" style:font-name-complex="MS Gothic"/>
    </style:style>
    <style:style style:name="T4872" style:parent-style-name="DefaultParagraphFont" style:family="text">
      <style:text-properties style:font-name="MS Gothic" style:font-name-asian="MS Gothic" style:font-name-complex="MS Gothic"/>
    </style:style>
    <style:style style:name="T4873" style:parent-style-name="DefaultParagraphFont" style:family="text">
      <style:text-properties style:font-name="MS Gothic" style:font-name-asian="MS Gothic" style:font-name-complex="MS Gothic"/>
    </style:style>
    <style:style style:name="T4874" style:parent-style-name="DefaultParagraphFont" style:family="text">
      <style:text-properties style:font-name="MS Gothic" style:font-name-asian="MS Gothic" style:font-name-complex="MS Gothic"/>
    </style:style>
    <style:style style:name="T4875" style:parent-style-name="DefaultParagraphFont" style:family="text">
      <style:text-properties style:font-name="MS Gothic" style:font-name-asian="MS Gothic" style:font-name-complex="MS Gothic"/>
    </style:style>
    <style:style style:name="T4876" style:parent-style-name="DefaultParagraphFont" style:family="text">
      <style:text-properties style:font-name="MS Gothic" style:font-name-asian="MS Gothic" style:font-name-complex="MS Gothic"/>
    </style:style>
    <style:style style:name="T4877" style:parent-style-name="DefaultParagraphFont" style:family="text">
      <style:text-properties style:font-name="MS Gothic" style:font-name-asian="MS Gothic" style:font-name-complex="MS Gothic"/>
    </style:style>
    <style:style style:name="T4878" style:parent-style-name="DefaultParagraphFont" style:family="text">
      <style:text-properties style:font-name="MS Gothic" style:font-name-asian="MS Gothic" style:font-name-complex="MS Gothic"/>
    </style:style>
    <style:style style:name="T4879" style:parent-style-name="DefaultParagraphFont" style:family="text">
      <style:text-properties style:font-name="MS Gothic" style:font-name-asian="MS Gothic" style:font-name-complex="MS Gothic"/>
    </style:style>
    <style:style style:name="T4880" style:parent-style-name="DefaultParagraphFont" style:family="text">
      <style:text-properties style:font-name="MS Gothic" style:font-name-asian="MS Gothic" style:font-name-complex="MS Gothic"/>
    </style:style>
    <style:style style:name="T4881" style:parent-style-name="DefaultParagraphFont" style:family="text">
      <style:text-properties style:font-name="MS Gothic" style:font-name-asian="MS Gothic" style:font-name-complex="MS Gothic"/>
    </style:style>
    <style:style style:name="T4882" style:parent-style-name="DefaultParagraphFont" style:family="text">
      <style:text-properties style:font-name="MS Gothic" style:font-name-asian="MS Gothic" style:font-name-complex="MS Gothic"/>
    </style:style>
    <style:style style:name="T4883" style:parent-style-name="DefaultParagraphFont" style:family="text">
      <style:text-properties style:font-name="MS Gothic" style:font-name-asian="MS Gothic" style:font-name-complex="MS Gothic"/>
    </style:style>
    <style:style style:name="T4884" style:parent-style-name="DefaultParagraphFont" style:family="text">
      <style:text-properties style:font-name="MS Gothic" style:font-name-asian="MS Gothic" style:font-name-complex="MS Gothic"/>
    </style:style>
    <style:style style:name="T4885" style:parent-style-name="DefaultParagraphFont" style:family="text">
      <style:text-properties style:font-name="Microsoft JhengHei" style:font-name-asian="Microsoft JhengHei" style:font-name-complex="Microsoft JhengHei"/>
    </style:style>
    <style:style style:name="T4886" style:parent-style-name="DefaultParagraphFont" style:family="text">
      <style:text-properties style:font-name="MingLiU-ExtB" style:font-name-asian="MingLiU-ExtB" style:font-name-complex="MingLiU-ExtB"/>
    </style:style>
    <style:style style:name="T4887" style:parent-style-name="DefaultParagraphFont" style:family="text">
      <style:text-properties style:font-name="MS Gothic" style:font-name-asian="MS Gothic" style:font-name-complex="MS Gothic"/>
    </style:style>
    <style:style style:name="T4888" style:parent-style-name="DefaultParagraphFont" style:family="text">
      <style:text-properties style:font-name="Microsoft JhengHei" style:font-name-asian="Microsoft JhengHei" style:font-name-complex="Microsoft JhengHei"/>
    </style:style>
    <style:style style:name="T4889" style:parent-style-name="DefaultParagraphFont" style:family="text">
      <style:text-properties style:font-name="MS Gothic" style:font-name-asian="MS Gothic" style:font-name-complex="MS Gothic"/>
    </style:style>
    <style:style style:name="T4890" style:parent-style-name="DefaultParagraphFont" style:family="text">
      <style:text-properties style:font-name="MS Gothic" style:font-name-asian="MS Gothic" style:font-name-complex="MS Gothic"/>
    </style:style>
    <style:style style:name="T4891" style:parent-style-name="DefaultParagraphFont" style:family="text">
      <style:text-properties style:font-name="MS Gothic" style:font-name-asian="MS Gothic" style:font-name-complex="MS Gothic"/>
    </style:style>
    <style:style style:name="T4892" style:parent-style-name="DefaultParagraphFont" style:family="text">
      <style:text-properties style:font-name="Malgun Gothic" style:font-name-asian="Malgun Gothic" style:font-name-complex="Malgun Gothic"/>
    </style:style>
    <style:style style:name="T4893" style:parent-style-name="DefaultParagraphFont" style:family="text">
      <style:text-properties style:font-name="MS Gothic" style:font-name-asian="MS Gothic" style:font-name-complex="MS Gothic"/>
    </style:style>
    <style:style style:name="T4894" style:parent-style-name="DefaultParagraphFont" style:family="text">
      <style:text-properties style:font-name="MS Gothic" style:font-name-asian="MS Gothic" style:font-name-complex="MS Gothic"/>
    </style:style>
    <style:style style:name="T4895" style:parent-style-name="DefaultParagraphFont" style:family="text">
      <style:text-properties style:font-name="MS Gothic" style:font-name-asian="MS Gothic" style:font-name-complex="MS Gothic"/>
    </style:style>
    <style:style style:name="T4896" style:parent-style-name="DefaultParagraphFont" style:family="text">
      <style:text-properties style:font-name="MS Gothic" style:font-name-asian="MS Gothic" style:font-name-complex="MS Gothic"/>
    </style:style>
    <style:style style:name="T4897" style:parent-style-name="DefaultParagraphFont" style:family="text">
      <style:text-properties style:font-name="MS Gothic" style:font-name-asian="MS Gothic" style:font-name-complex="MS Gothic"/>
    </style:style>
    <style:style style:name="T4898" style:parent-style-name="DefaultParagraphFont" style:family="text">
      <style:text-properties style:font-name="MS Gothic" style:font-name-asian="MS Gothic" style:font-name-complex="MS Gothic"/>
    </style:style>
    <style:style style:name="T4899" style:parent-style-name="DefaultParagraphFont" style:family="text">
      <style:text-properties style:font-name="MS Gothic" style:font-name-asian="MS Gothic" style:font-name-complex="MS Gothic"/>
    </style:style>
    <style:style style:name="T4900" style:parent-style-name="DefaultParagraphFont" style:family="text">
      <style:text-properties style:font-name="MS Gothic" style:font-name-asian="MS Gothic" style:font-name-complex="MS Gothic"/>
    </style:style>
    <style:style style:name="T4901" style:parent-style-name="DefaultParagraphFont" style:family="text">
      <style:text-properties style:font-name="MS Gothic" style:font-name-asian="MS Gothic" style:font-name-complex="MS Gothic"/>
    </style:style>
    <style:style style:name="T4902" style:parent-style-name="DefaultParagraphFont" style:family="text">
      <style:text-properties style:font-name="MS Gothic" style:font-name-asian="MS Gothic" style:font-name-complex="MS Gothic"/>
    </style:style>
    <style:style style:name="T4903" style:parent-style-name="DefaultParagraphFont" style:family="text">
      <style:text-properties style:font-name="MS Gothic" style:font-name-asian="MS Gothic" style:font-name-complex="MS Gothic"/>
    </style:style>
    <style:style style:name="T4904" style:parent-style-name="DefaultParagraphFont" style:family="text">
      <style:text-properties style:font-name="MS Gothic" style:font-name-asian="MS Gothic" style:font-name-complex="MS Gothic"/>
    </style:style>
    <style:style style:name="T4905" style:parent-style-name="DefaultParagraphFont" style:family="text">
      <style:text-properties style:font-name="MS Gothic" style:font-name-asian="MS Gothic" style:font-name-complex="MS Gothic"/>
    </style:style>
    <style:style style:name="T4906" style:parent-style-name="DefaultParagraphFont" style:family="text">
      <style:text-properties style:font-name="MS Gothic" style:font-name-asian="MS Gothic" style:font-name-complex="MS Gothic"/>
    </style:style>
    <style:style style:name="T4907" style:parent-style-name="DefaultParagraphFont" style:family="text">
      <style:text-properties style:font-name="MS Gothic" style:font-name-asian="MS Gothic" style:font-name-complex="MS Gothic"/>
    </style:style>
    <style:style style:name="T4908" style:parent-style-name="DefaultParagraphFont" style:family="text">
      <style:text-properties style:font-name="MS Gothic" style:font-name-asian="MS Gothic" style:font-name-complex="MS Gothic"/>
    </style:style>
    <style:style style:name="T4909" style:parent-style-name="DefaultParagraphFont" style:family="text">
      <style:text-properties style:font-name="MS Gothic" style:font-name-asian="MS Gothic" style:font-name-complex="MS Gothic"/>
    </style:style>
    <style:style style:name="T4910" style:parent-style-name="DefaultParagraphFont" style:family="text">
      <style:text-properties style:font-name="MS Gothic" style:font-name-asian="MS Gothic" style:font-name-complex="MS Gothic"/>
    </style:style>
    <style:style style:name="T4911" style:parent-style-name="DefaultParagraphFont" style:family="text">
      <style:text-properties style:font-name="MS Gothic" style:font-name-asian="MS Gothic" style:font-name-complex="MS Gothic"/>
    </style:style>
    <style:style style:name="T4912" style:parent-style-name="DefaultParagraphFont" style:family="text">
      <style:text-properties style:font-name="MS Gothic" style:font-name-asian="MS Gothic" style:font-name-complex="MS Gothic"/>
    </style:style>
    <style:style style:name="T4913" style:parent-style-name="DefaultParagraphFont" style:family="text">
      <style:text-properties style:font-name="MS Gothic" style:font-name-asian="MS Gothic" style:font-name-complex="MS Gothic"/>
    </style:style>
    <style:style style:name="T4914" style:parent-style-name="DefaultParagraphFont" style:family="text">
      <style:text-properties style:font-name="MS Gothic" style:font-name-asian="MS Gothic" style:font-name-complex="MS Gothic"/>
    </style:style>
    <style:style style:name="T4915" style:parent-style-name="DefaultParagraphFont" style:family="text">
      <style:text-properties style:font-name="MS Gothic" style:font-name-asian="MS Gothic" style:font-name-complex="MS Gothic"/>
    </style:style>
    <style:style style:name="T4916" style:parent-style-name="DefaultParagraphFont" style:family="text">
      <style:text-properties style:font-name="MS Gothic" style:font-name-asian="MS Gothic" style:font-name-complex="MS Gothic"/>
    </style:style>
    <style:style style:name="T4917" style:parent-style-name="DefaultParagraphFont" style:family="text">
      <style:text-properties style:font-name="MS Gothic" style:font-name-asian="MS Gothic" style:font-name-complex="MS Gothic"/>
    </style:style>
    <style:style style:name="T4918" style:parent-style-name="DefaultParagraphFont" style:family="text">
      <style:text-properties style:font-name="MS Gothic" style:font-name-asian="MS Gothic" style:font-name-complex="MS Gothic"/>
    </style:style>
    <style:style style:name="T4919" style:parent-style-name="DefaultParagraphFont" style:family="text">
      <style:text-properties style:font-name="MS Gothic" style:font-name-asian="MS Gothic" style:font-name-complex="MS Gothic"/>
    </style:style>
    <style:style style:name="T4920" style:parent-style-name="DefaultParagraphFont" style:family="text">
      <style:text-properties style:font-name="MS Gothic" style:font-name-asian="MS Gothic" style:font-name-complex="MS Gothic"/>
    </style:style>
    <style:style style:name="T4921" style:parent-style-name="DefaultParagraphFont" style:family="text">
      <style:text-properties style:font-name="MS Gothic" style:font-name-asian="MS Gothic" style:font-name-complex="MS Gothic"/>
    </style:style>
    <style:style style:name="T4922" style:parent-style-name="DefaultParagraphFont" style:family="text">
      <style:text-properties style:font-name="MS Gothic" style:font-name-asian="MS Gothic" style:font-name-complex="MS Gothic"/>
    </style:style>
    <style:style style:name="T4923" style:parent-style-name="DefaultParagraphFont" style:family="text">
      <style:text-properties style:font-name="Microsoft JhengHei" style:font-name-asian="Microsoft JhengHei" style:font-name-complex="Microsoft JhengHei"/>
    </style:style>
    <style:style style:name="T4924" style:parent-style-name="DefaultParagraphFont" style:family="text">
      <style:text-properties style:font-name="MS Gothic" style:font-name-asian="MS Gothic" style:font-name-complex="MS Gothic"/>
    </style:style>
    <style:style style:name="T4925" style:parent-style-name="DefaultParagraphFont" style:family="text">
      <style:text-properties style:font-name="MS Gothic" style:font-name-asian="MS Gothic" style:font-name-complex="MS Gothic"/>
    </style:style>
    <style:style style:name="T4926" style:parent-style-name="DefaultParagraphFont" style:family="text">
      <style:text-properties style:font-name="MS Gothic" style:font-name-asian="MS Gothic" style:font-name-complex="MS Gothic"/>
    </style:style>
    <style:style style:name="T4927" style:parent-style-name="DefaultParagraphFont" style:family="text">
      <style:text-properties style:font-name="MS Gothic" style:font-name-asian="MS Gothic" style:font-name-complex="MS Gothic"/>
    </style:style>
    <style:style style:name="T4928" style:parent-style-name="DefaultParagraphFont" style:family="text">
      <style:text-properties style:font-name="Malgun Gothic" style:font-name-asian="Malgun Gothic" style:font-name-complex="Malgun Gothic"/>
    </style:style>
    <style:style style:name="T4929" style:parent-style-name="DefaultParagraphFont" style:family="text">
      <style:text-properties style:font-name="MS Gothic" style:font-name-asian="MS Gothic" style:font-name-complex="MS Gothic"/>
    </style:style>
    <style:style style:name="T4930" style:parent-style-name="DefaultParagraphFont" style:family="text">
      <style:text-properties style:font-name="MS Gothic" style:font-name-asian="MS Gothic" style:font-name-complex="MS Gothic"/>
    </style:style>
    <style:style style:name="T4931" style:parent-style-name="DefaultParagraphFont" style:family="text">
      <style:text-properties style:font-name="MS Gothic" style:font-name-asian="MS Gothic" style:font-name-complex="MS Gothic"/>
    </style:style>
    <style:style style:name="T4932" style:parent-style-name="DefaultParagraphFont" style:family="text">
      <style:text-properties style:font-name="MS Gothic" style:font-name-asian="MS Gothic" style:font-name-complex="MS Gothic"/>
    </style:style>
    <style:style style:name="T4933" style:parent-style-name="DefaultParagraphFont" style:family="text">
      <style:text-properties style:font-name="MS Gothic" style:font-name-asian="MS Gothic" style:font-name-complex="MS Gothic"/>
    </style:style>
    <style:style style:name="T4934" style:parent-style-name="DefaultParagraphFont" style:family="text">
      <style:text-properties style:font-name="MS Gothic" style:font-name-asian="MS Gothic" style:font-name-complex="MS Gothic"/>
    </style:style>
    <style:style style:name="T4935" style:parent-style-name="DefaultParagraphFont" style:family="text">
      <style:text-properties style:font-name="MS Gothic" style:font-name-asian="MS Gothic" style:font-name-complex="MS Gothic"/>
    </style:style>
    <style:style style:name="T4936" style:parent-style-name="DefaultParagraphFont" style:family="text">
      <style:text-properties style:font-name="MS Gothic" style:font-name-asian="MS Gothic" style:font-name-complex="MS Gothic"/>
    </style:style>
    <style:style style:name="T4937" style:parent-style-name="DefaultParagraphFont" style:family="text">
      <style:text-properties style:font-name="MS Gothic" style:font-name-asian="MS Gothic" style:font-name-complex="MS Gothic"/>
    </style:style>
    <style:style style:name="T4938" style:parent-style-name="DefaultParagraphFont" style:family="text">
      <style:text-properties style:font-name="MS Gothic" style:font-name-asian="MS Gothic" style:font-name-complex="MS Gothic"/>
    </style:style>
    <style:style style:name="T4939" style:parent-style-name="DefaultParagraphFont" style:family="text">
      <style:text-properties style:font-name="MS Gothic" style:font-name-asian="MS Gothic" style:font-name-complex="MS Gothic"/>
    </style:style>
    <style:style style:name="T4940" style:parent-style-name="DefaultParagraphFont" style:family="text">
      <style:text-properties style:font-name="MS Gothic" style:font-name-asian="MS Gothic" style:font-name-complex="MS Gothic"/>
    </style:style>
    <style:style style:name="T4941" style:parent-style-name="DefaultParagraphFont" style:family="text">
      <style:text-properties style:font-name="MS Gothic" style:font-name-asian="MS Gothic" style:font-name-complex="MS Gothic"/>
    </style:style>
    <style:style style:name="T4942" style:parent-style-name="DefaultParagraphFont" style:family="text">
      <style:text-properties style:font-name="MS Gothic" style:font-name-asian="MS Gothic" style:font-name-complex="MS Gothic"/>
    </style:style>
    <style:style style:name="T4943" style:parent-style-name="DefaultParagraphFont" style:family="text">
      <style:text-properties style:font-name="MS Gothic" style:font-name-asian="MS Gothic" style:font-name-complex="MS Gothic"/>
    </style:style>
    <style:style style:name="T4944" style:parent-style-name="DefaultParagraphFont" style:family="text">
      <style:text-properties style:font-name="MS Gothic" style:font-name-asian="MS Gothic" style:font-name-complex="MS Gothic"/>
    </style:style>
    <style:style style:name="T4945" style:parent-style-name="DefaultParagraphFont" style:family="text">
      <style:text-properties style:font-name="MS Gothic" style:font-name-asian="MS Gothic" style:font-name-complex="MS Gothic"/>
    </style:style>
    <style:style style:name="T4946" style:parent-style-name="DefaultParagraphFont" style:family="text">
      <style:text-properties style:font-name="MS Gothic" style:font-name-asian="MS Gothic" style:font-name-complex="MS Gothic"/>
    </style:style>
    <style:style style:name="T4947" style:parent-style-name="DefaultParagraphFont" style:family="text">
      <style:text-properties style:font-name="MS Gothic" style:font-name-asian="MS Gothic" style:font-name-complex="MS Gothic"/>
    </style:style>
    <style:style style:name="T4948" style:parent-style-name="DefaultParagraphFont" style:family="text">
      <style:text-properties style:font-name="MS Gothic" style:font-name-asian="MS Gothic" style:font-name-complex="MS Gothic"/>
    </style:style>
    <style:style style:name="T4949" style:parent-style-name="DefaultParagraphFont" style:family="text">
      <style:text-properties style:font-name="MS Gothic" style:font-name-asian="MS Gothic" style:font-name-complex="MS Gothic"/>
    </style:style>
    <style:style style:name="T4950" style:parent-style-name="DefaultParagraphFont" style:family="text">
      <style:text-properties style:font-name="MS Gothic" style:font-name-asian="MS Gothic" style:font-name-complex="MS Gothic"/>
    </style:style>
    <style:style style:name="T4951" style:parent-style-name="DefaultParagraphFont" style:family="text">
      <style:text-properties style:font-name="MS Gothic" style:font-name-asian="MS Gothic" style:font-name-complex="MS Gothic"/>
    </style:style>
    <style:style style:name="T4952" style:parent-style-name="DefaultParagraphFont" style:family="text">
      <style:text-properties style:font-name="MS Gothic" style:font-name-asian="MS Gothic" style:font-name-complex="MS Gothic"/>
    </style:style>
    <style:style style:name="T4953" style:parent-style-name="DefaultParagraphFont" style:family="text">
      <style:text-properties style:font-name="Malgun Gothic" style:font-name-asian="Malgun Gothic" style:font-name-complex="Malgun Gothic"/>
    </style:style>
    <style:style style:name="T4954" style:parent-style-name="DefaultParagraphFont" style:family="text">
      <style:text-properties style:font-name="MS Gothic" style:font-name-asian="MS Gothic" style:font-name-complex="MS Gothic"/>
    </style:style>
    <style:style style:name="T4955" style:parent-style-name="DefaultParagraphFont" style:family="text">
      <style:text-properties style:font-name="MS Gothic" style:font-name-asian="MS Gothic" style:font-name-complex="MS Gothic"/>
    </style:style>
    <style:style style:name="T4956" style:parent-style-name="DefaultParagraphFont" style:family="text">
      <style:text-properties style:font-name="MS Gothic" style:font-name-asian="MS Gothic" style:font-name-complex="MS Gothic"/>
    </style:style>
    <style:style style:name="T4957" style:parent-style-name="DefaultParagraphFont" style:family="text">
      <style:text-properties style:font-name="Microsoft JhengHei" style:font-name-asian="Microsoft JhengHei" style:font-name-complex="Microsoft JhengHei"/>
    </style:style>
    <style:style style:name="T4958" style:parent-style-name="DefaultParagraphFont" style:family="text">
      <style:text-properties style:font-name="MS Gothic" style:font-name-asian="MS Gothic" style:font-name-complex="MS Gothic"/>
    </style:style>
    <style:style style:name="T4959" style:parent-style-name="DefaultParagraphFont" style:family="text">
      <style:text-properties style:font-name="MS Gothic" style:font-name-asian="MS Gothic" style:font-name-complex="MS Gothic"/>
    </style:style>
    <style:style style:name="T4960" style:parent-style-name="DefaultParagraphFont" style:family="text">
      <style:text-properties style:font-name="Malgun Gothic" style:font-name-asian="Malgun Gothic" style:font-name-complex="Malgun Gothic"/>
    </style:style>
    <style:style style:name="T4961" style:parent-style-name="DefaultParagraphFont" style:family="text">
      <style:text-properties style:font-name="MS Gothic" style:font-name-asian="MS Gothic" style:font-name-complex="MS Gothic"/>
    </style:style>
    <style:style style:name="T4962" style:parent-style-name="DefaultParagraphFont" style:family="text">
      <style:text-properties style:font-name="MS Gothic" style:font-name-asian="MS Gothic" style:font-name-complex="MS Gothic"/>
    </style:style>
    <style:style style:name="T4963" style:parent-style-name="DefaultParagraphFont" style:family="text">
      <style:text-properties style:font-name="MS Gothic" style:font-name-asian="MS Gothic" style:font-name-complex="MS Gothic"/>
    </style:style>
    <style:style style:name="T4964" style:parent-style-name="DefaultParagraphFont" style:family="text">
      <style:text-properties style:font-name="Microsoft JhengHei" style:font-name-asian="Microsoft JhengHei" style:font-name-complex="Microsoft JhengHei"/>
    </style:style>
    <style:style style:name="T4965" style:parent-style-name="DefaultParagraphFont" style:family="text">
      <style:text-properties style:font-name="MS Gothic" style:font-name-asian="MS Gothic" style:font-name-complex="MS Gothic"/>
    </style:style>
    <style:style style:name="T4966" style:parent-style-name="DefaultParagraphFont" style:family="text">
      <style:text-properties style:font-name="MS Gothic" style:font-name-asian="MS Gothic" style:font-name-complex="MS Gothic"/>
    </style:style>
    <style:style style:name="T4967" style:parent-style-name="DefaultParagraphFont" style:family="text">
      <style:text-properties style:font-name="Malgun Gothic" style:font-name-asian="Malgun Gothic" style:font-name-complex="Malgun Gothic"/>
    </style:style>
    <style:style style:name="T4968" style:parent-style-name="DefaultParagraphFont" style:family="text">
      <style:text-properties style:font-name="MS Gothic" style:font-name-asian="MS Gothic" style:font-name-complex="MS Gothic"/>
    </style:style>
    <style:style style:name="T4969" style:parent-style-name="DefaultParagraphFont" style:family="text">
      <style:text-properties style:font-name="Malgun Gothic" style:font-name-asian="Malgun Gothic" style:font-name-complex="Malgun Gothic"/>
    </style:style>
    <style:style style:name="T4970" style:parent-style-name="DefaultParagraphFont" style:family="text">
      <style:text-properties style:font-name="MS Gothic" style:font-name-asian="MS Gothic" style:font-name-complex="MS Gothic"/>
    </style:style>
    <style:style style:name="T4971" style:parent-style-name="DefaultParagraphFont" style:family="text">
      <style:text-properties style:font-name="MS Gothic" style:font-name-asian="MS Gothic" style:font-name-complex="MS Gothic"/>
    </style:style>
    <style:style style:name="T4972" style:parent-style-name="DefaultParagraphFont" style:family="text">
      <style:text-properties style:font-name="MS Gothic" style:font-name-asian="MS Gothic" style:font-name-complex="MS Gothic"/>
    </style:style>
    <style:style style:name="T4973" style:parent-style-name="DefaultParagraphFont" style:family="text">
      <style:text-properties style:font-name="Microsoft JhengHei" style:font-name-asian="Microsoft JhengHei" style:font-name-complex="Microsoft JhengHei"/>
    </style:style>
    <style:style style:name="T4974" style:parent-style-name="DefaultParagraphFont" style:family="text">
      <style:text-properties style:font-name="MS Gothic" style:font-name-asian="MS Gothic" style:font-name-complex="MS Gothic"/>
    </style:style>
    <style:style style:name="T4975" style:parent-style-name="DefaultParagraphFont" style:family="text">
      <style:text-properties style:font-name="MS Gothic" style:font-name-asian="MS Gothic" style:font-name-complex="MS Gothic"/>
    </style:style>
    <style:style style:name="T4976" style:parent-style-name="DefaultParagraphFont" style:family="text">
      <style:text-properties style:font-name="MS Gothic" style:font-name-asian="MS Gothic" style:font-name-complex="MS Gothic"/>
    </style:style>
    <style:style style:name="T4977" style:parent-style-name="DefaultParagraphFont" style:family="text">
      <style:text-properties style:font-name="MS Gothic" style:font-name-asian="MS Gothic" style:font-name-complex="MS Gothic"/>
    </style:style>
    <style:style style:name="T4978" style:parent-style-name="DefaultParagraphFont" style:family="text">
      <style:text-properties style:font-name="MS Gothic" style:font-name-asian="MS Gothic" style:font-name-complex="MS Gothic"/>
    </style:style>
    <style:style style:name="T4979" style:parent-style-name="DefaultParagraphFont" style:family="text">
      <style:text-properties style:font-name="MS Gothic" style:font-name-asian="MS Gothic" style:font-name-complex="MS Gothic"/>
    </style:style>
    <style:style style:name="T4980" style:parent-style-name="DefaultParagraphFont" style:family="text">
      <style:text-properties style:font-name="Microsoft JhengHei" style:font-name-asian="Microsoft JhengHei" style:font-name-complex="Microsoft JhengHei"/>
    </style:style>
    <style:style style:name="T4981" style:parent-style-name="DefaultParagraphFont" style:family="text">
      <style:text-properties style:font-name="MS Gothic" style:font-name-asian="MS Gothic" style:font-name-complex="MS Gothic"/>
    </style:style>
    <style:style style:name="T4982" style:parent-style-name="DefaultParagraphFont" style:family="text">
      <style:text-properties style:font-name="MS Gothic" style:font-name-asian="MS Gothic" style:font-name-complex="MS Gothic"/>
    </style:style>
    <style:style style:name="T4983" style:parent-style-name="DefaultParagraphFont" style:family="text">
      <style:text-properties style:font-name="Microsoft JhengHei" style:font-name-asian="Microsoft JhengHei" style:font-name-complex="Microsoft JhengHei"/>
    </style:style>
    <style:style style:name="T4984" style:parent-style-name="DefaultParagraphFont" style:family="text">
      <style:text-properties style:font-name="MS Gothic" style:font-name-asian="MS Gothic" style:font-name-complex="MS Gothic"/>
    </style:style>
    <style:style style:name="T4985" style:parent-style-name="DefaultParagraphFont" style:family="text">
      <style:text-properties style:font-name="MS Gothic" style:font-name-asian="MS Gothic" style:font-name-complex="MS Gothic"/>
    </style:style>
    <style:style style:name="T4986" style:parent-style-name="DefaultParagraphFont" style:family="text">
      <style:text-properties style:font-name="MS Gothic" style:font-name-asian="MS Gothic" style:font-name-complex="MS Gothic"/>
    </style:style>
    <style:style style:name="T4987" style:parent-style-name="DefaultParagraphFont" style:family="text">
      <style:text-properties style:font-name="MS Gothic" style:font-name-asian="MS Gothic" style:font-name-complex="MS Gothic"/>
    </style:style>
    <style:style style:name="T4988" style:parent-style-name="DefaultParagraphFont" style:family="text">
      <style:text-properties style:font-name="MS Gothic" style:font-name-asian="MS Gothic" style:font-name-complex="MS Gothic"/>
    </style:style>
    <style:style style:name="T4989" style:parent-style-name="DefaultParagraphFont" style:family="text">
      <style:text-properties style:font-name="MS Gothic" style:font-name-asian="MS Gothic" style:font-name-complex="MS Gothic"/>
    </style:style>
    <style:style style:name="T4990" style:parent-style-name="DefaultParagraphFont" style:family="text">
      <style:text-properties style:font-name="Malgun Gothic" style:font-name-asian="Malgun Gothic" style:font-name-complex="Malgun Gothic"/>
    </style:style>
    <style:style style:name="T4991" style:parent-style-name="DefaultParagraphFont" style:family="text">
      <style:text-properties style:font-name="MS Gothic" style:font-name-asian="MS Gothic" style:font-name-complex="MS Gothic"/>
    </style:style>
    <style:style style:name="T4992" style:parent-style-name="DefaultParagraphFont" style:family="text">
      <style:text-properties style:font-name="MS Gothic" style:font-name-asian="MS Gothic" style:font-name-complex="MS Gothic"/>
    </style:style>
    <style:style style:name="T4993" style:parent-style-name="DefaultParagraphFont" style:family="text">
      <style:text-properties style:font-name="MS Gothic" style:font-name-asian="MS Gothic" style:font-name-complex="MS Gothic"/>
    </style:style>
    <style:style style:name="T4994" style:parent-style-name="DefaultParagraphFont" style:family="text">
      <style:text-properties style:font-name="Microsoft JhengHei" style:font-name-asian="Microsoft JhengHei" style:font-name-complex="Microsoft JhengHei"/>
    </style:style>
    <style:style style:name="T4995" style:parent-style-name="DefaultParagraphFont" style:family="text">
      <style:text-properties style:font-name="MS Gothic" style:font-name-asian="MS Gothic" style:font-name-complex="MS Gothic"/>
    </style:style>
    <style:style style:name="T4996" style:parent-style-name="DefaultParagraphFont" style:family="text">
      <style:text-properties style:font-name="MS Gothic" style:font-name-asian="MS Gothic" style:font-name-complex="MS Gothic"/>
    </style:style>
    <style:style style:name="T4997" style:parent-style-name="DefaultParagraphFont" style:family="text">
      <style:text-properties style:font-name="MS Gothic" style:font-name-asian="MS Gothic" style:font-name-complex="MS Gothic"/>
    </style:style>
    <style:style style:name="T4998" style:parent-style-name="DefaultParagraphFont" style:family="text">
      <style:text-properties style:font-name="Microsoft JhengHei" style:font-name-asian="Microsoft JhengHei" style:font-name-complex="Microsoft JhengHei"/>
    </style:style>
    <style:style style:name="T4999" style:parent-style-name="DefaultParagraphFont" style:family="text">
      <style:text-properties style:font-name="Microsoft JhengHei" style:font-name-asian="Microsoft JhengHei" style:font-name-complex="Microsoft JhengHei"/>
    </style:style>
    <style:style style:name="T5000" style:parent-style-name="DefaultParagraphFont" style:family="text">
      <style:text-properties style:font-name="MS Gothic" style:font-name-asian="MS Gothic" style:font-name-complex="MS Gothic"/>
    </style:style>
    <style:style style:name="T5001" style:parent-style-name="DefaultParagraphFont" style:family="text">
      <style:text-properties style:font-name="MS Gothic" style:font-name-asian="MS Gothic" style:font-name-complex="MS Gothic"/>
    </style:style>
    <style:style style:name="T5002" style:parent-style-name="DefaultParagraphFont" style:family="text">
      <style:text-properties style:font-name="MS Gothic" style:font-name-asian="MS Gothic" style:font-name-complex="MS Gothic"/>
    </style:style>
    <style:style style:name="T5003" style:parent-style-name="DefaultParagraphFont" style:family="text">
      <style:text-properties style:font-name="MS Gothic" style:font-name-asian="MS Gothic" style:font-name-complex="MS Gothic"/>
    </style:style>
    <style:style style:name="T5004" style:parent-style-name="DefaultParagraphFont" style:family="text">
      <style:text-properties style:font-name="MS Gothic" style:font-name-asian="MS Gothic" style:font-name-complex="MS Gothic"/>
    </style:style>
    <style:style style:name="T5005" style:parent-style-name="DefaultParagraphFont" style:family="text">
      <style:text-properties style:font-name="MS Gothic" style:font-name-asian="MS Gothic" style:font-name-complex="MS Gothic"/>
    </style:style>
    <style:style style:name="T5006" style:parent-style-name="DefaultParagraphFont" style:family="text">
      <style:text-properties style:font-name="MS Gothic" style:font-name-asian="MS Gothic" style:font-name-complex="MS Gothic"/>
    </style:style>
    <style:style style:name="T5007" style:parent-style-name="DefaultParagraphFont" style:family="text">
      <style:text-properties style:font-name="MS Gothic" style:font-name-asian="MS Gothic" style:font-name-complex="MS Gothic"/>
    </style:style>
    <style:style style:name="T5008" style:parent-style-name="DefaultParagraphFont" style:family="text">
      <style:text-properties style:font-name="MS Gothic" style:font-name-asian="MS Gothic" style:font-name-complex="MS Gothic"/>
    </style:style>
    <style:style style:name="T5009" style:parent-style-name="DefaultParagraphFont" style:family="text">
      <style:text-properties style:font-name="MS Gothic" style:font-name-asian="MS Gothic" style:font-name-complex="MS Gothic"/>
    </style:style>
    <style:style style:name="T5010" style:parent-style-name="DefaultParagraphFont" style:family="text">
      <style:text-properties style:font-name="MS Gothic" style:font-name-asian="MS Gothic" style:font-name-complex="MS Gothic"/>
    </style:style>
    <style:style style:name="T5011" style:parent-style-name="DefaultParagraphFont" style:family="text">
      <style:text-properties style:font-name="MS Gothic" style:font-name-asian="MS Gothic" style:font-name-complex="MS Gothic"/>
    </style:style>
    <style:style style:name="T5012" style:parent-style-name="DefaultParagraphFont" style:family="text">
      <style:text-properties style:font-name="MS Gothic" style:font-name-asian="MS Gothic" style:font-name-complex="MS Gothic"/>
    </style:style>
    <style:style style:name="T5013" style:parent-style-name="DefaultParagraphFont" style:family="text">
      <style:text-properties style:font-name="MS Gothic" style:font-name-asian="MS Gothic" style:font-name-complex="MS Gothic"/>
    </style:style>
    <style:style style:name="T5014" style:parent-style-name="DefaultParagraphFont" style:family="text">
      <style:text-properties style:font-name="MS Gothic" style:font-name-asian="MS Gothic" style:font-name-complex="MS Gothic"/>
    </style:style>
    <style:style style:name="T5015" style:parent-style-name="DefaultParagraphFont" style:family="text">
      <style:text-properties style:font-name="MS Gothic" style:font-name-asian="MS Gothic" style:font-name-complex="MS Gothic"/>
    </style:style>
    <style:style style:name="T5016" style:parent-style-name="DefaultParagraphFont" style:family="text">
      <style:text-properties style:font-name="MS Gothic" style:font-name-asian="MS Gothic" style:font-name-complex="MS Gothic"/>
    </style:style>
    <style:style style:name="T5017" style:parent-style-name="DefaultParagraphFont" style:family="text">
      <style:text-properties style:font-name="Microsoft JhengHei" style:font-name-asian="Microsoft JhengHei" style:font-name-complex="Microsoft JhengHei"/>
    </style:style>
    <style:style style:name="T5018" style:parent-style-name="DefaultParagraphFont" style:family="text">
      <style:text-properties style:font-name="MS Gothic" style:font-name-asian="MS Gothic" style:font-name-complex="MS Gothic"/>
    </style:style>
    <style:style style:name="T5019" style:parent-style-name="DefaultParagraphFont" style:family="text">
      <style:text-properties style:font-name="MS Gothic" style:font-name-asian="MS Gothic" style:font-name-complex="MS Gothic"/>
    </style:style>
    <style:style style:name="T5020" style:parent-style-name="DefaultParagraphFont" style:family="text">
      <style:text-properties style:font-name="MS Gothic" style:font-name-asian="MS Gothic" style:font-name-complex="MS Gothic"/>
    </style:style>
    <style:style style:name="T5021" style:parent-style-name="DefaultParagraphFont" style:family="text">
      <style:text-properties style:font-name="MS Gothic" style:font-name-asian="MS Gothic" style:font-name-complex="MS Gothic"/>
    </style:style>
    <style:style style:name="T5022" style:parent-style-name="DefaultParagraphFont" style:family="text">
      <style:text-properties style:font-name="MS Gothic" style:font-name-asian="MS Gothic" style:font-name-complex="MS Gothic"/>
    </style:style>
    <style:style style:name="T5023" style:parent-style-name="DefaultParagraphFont" style:family="text">
      <style:text-properties style:font-name="MS Gothic" style:font-name-asian="MS Gothic" style:font-name-complex="MS Gothic"/>
    </style:style>
    <style:style style:name="T5024" style:parent-style-name="DefaultParagraphFont" style:family="text">
      <style:text-properties style:font-name="MS Gothic" style:font-name-asian="MS Gothic" style:font-name-complex="MS Gothic"/>
    </style:style>
    <style:style style:name="T5025" style:parent-style-name="DefaultParagraphFont" style:family="text">
      <style:text-properties style:font-name="MS Gothic" style:font-name-asian="MS Gothic" style:font-name-complex="MS Gothic"/>
    </style:style>
    <style:style style:name="T5026" style:parent-style-name="DefaultParagraphFont" style:family="text">
      <style:text-properties style:font-name="MS Gothic" style:font-name-asian="MS Gothic" style:font-name-complex="MS Gothic"/>
    </style:style>
    <style:style style:name="T5027" style:parent-style-name="DefaultParagraphFont" style:family="text">
      <style:text-properties style:font-name="MS Gothic" style:font-name-asian="MS Gothic" style:font-name-complex="MS Gothic"/>
    </style:style>
    <style:style style:name="T5028" style:parent-style-name="DefaultParagraphFont" style:family="text">
      <style:text-properties style:font-name="MS Gothic" style:font-name-asian="MS Gothic" style:font-name-complex="MS Gothic"/>
    </style:style>
    <style:style style:name="T5029" style:parent-style-name="DefaultParagraphFont" style:family="text">
      <style:text-properties style:font-name="MS Gothic" style:font-name-asian="MS Gothic" style:font-name-complex="MS Gothic"/>
    </style:style>
    <style:style style:name="T5030" style:parent-style-name="DefaultParagraphFont" style:family="text">
      <style:text-properties style:font-name="Microsoft JhengHei" style:font-name-asian="Microsoft JhengHei" style:font-name-complex="Microsoft JhengHei"/>
    </style:style>
    <style:style style:name="T5031" style:parent-style-name="DefaultParagraphFont" style:family="text">
      <style:text-properties style:font-name="MS Gothic" style:font-name-asian="MS Gothic" style:font-name-complex="MS Gothic"/>
    </style:style>
    <style:style style:name="T5032" style:parent-style-name="DefaultParagraphFont" style:family="text">
      <style:text-properties style:font-name="MS Gothic" style:font-name-asian="MS Gothic" style:font-name-complex="MS Gothic"/>
    </style:style>
    <style:style style:name="T5033" style:parent-style-name="DefaultParagraphFont" style:family="text">
      <style:text-properties style:font-name="MS Gothic" style:font-name-asian="MS Gothic" style:font-name-complex="MS Gothic"/>
    </style:style>
    <style:style style:name="T5034" style:parent-style-name="DefaultParagraphFont" style:family="text">
      <style:text-properties style:font-name="MS Gothic" style:font-name-asian="MS Gothic" style:font-name-complex="MS Gothic"/>
    </style:style>
    <style:style style:name="T5035" style:parent-style-name="DefaultParagraphFont" style:family="text">
      <style:text-properties style:font-name="MS Gothic" style:font-name-asian="MS Gothic" style:font-name-complex="MS Gothic"/>
    </style:style>
    <style:style style:name="T5036" style:parent-style-name="DefaultParagraphFont" style:family="text">
      <style:text-properties style:font-name="MS Gothic" style:font-name-asian="MS Gothic" style:font-name-complex="MS Gothic"/>
    </style:style>
    <style:style style:name="T5037" style:parent-style-name="DefaultParagraphFont" style:family="text">
      <style:text-properties style:font-name="MS Gothic" style:font-name-asian="MS Gothic" style:font-name-complex="MS Gothic"/>
    </style:style>
    <style:style style:name="T5038" style:parent-style-name="DefaultParagraphFont" style:family="text">
      <style:text-properties style:font-name="Microsoft JhengHei" style:font-name-asian="Microsoft JhengHei" style:font-name-complex="Microsoft JhengHei"/>
    </style:style>
    <style:style style:name="T5039" style:parent-style-name="DefaultParagraphFont" style:family="text">
      <style:text-properties style:font-name="MS Gothic" style:font-name-asian="MS Gothic" style:font-name-complex="MS Gothic"/>
    </style:style>
    <style:style style:name="T5040" style:parent-style-name="DefaultParagraphFont" style:family="text">
      <style:text-properties style:font-name="MS Gothic" style:font-name-asian="MS Gothic" style:font-name-complex="MS Gothic"/>
    </style:style>
    <style:style style:name="T5041" style:parent-style-name="DefaultParagraphFont" style:family="text">
      <style:text-properties style:font-name="MS Gothic" style:font-name-asian="MS Gothic" style:font-name-complex="MS Gothic"/>
    </style:style>
    <style:style style:name="T5042" style:parent-style-name="DefaultParagraphFont" style:family="text">
      <style:text-properties style:font-name="Microsoft JhengHei" style:font-name-asian="Microsoft JhengHei" style:font-name-complex="Microsoft JhengHei"/>
    </style:style>
    <style:style style:name="T5043" style:parent-style-name="DefaultParagraphFont" style:family="text">
      <style:text-properties style:font-name="MS Gothic" style:font-name-asian="MS Gothic" style:font-name-complex="MS Gothic"/>
    </style:style>
    <style:style style:name="T5044" style:parent-style-name="DefaultParagraphFont" style:family="text">
      <style:text-properties style:font-name="MS Gothic" style:font-name-asian="MS Gothic" style:font-name-complex="MS Gothic"/>
    </style:style>
    <style:style style:name="T5045" style:parent-style-name="DefaultParagraphFont" style:family="text">
      <style:text-properties style:font-name="MS Gothic" style:font-name-asian="MS Gothic" style:font-name-complex="MS Gothic"/>
    </style:style>
    <style:style style:name="T5046" style:parent-style-name="DefaultParagraphFont" style:family="text">
      <style:text-properties style:font-name="Microsoft JhengHei" style:font-name-asian="Microsoft JhengHei" style:font-name-complex="Microsoft JhengHei"/>
    </style:style>
    <style:style style:name="T5047" style:parent-style-name="DefaultParagraphFont" style:family="text">
      <style:text-properties style:font-name="MS Gothic" style:font-name-asian="MS Gothic" style:font-name-complex="MS Gothic"/>
    </style:style>
    <style:style style:name="T5048" style:parent-style-name="DefaultParagraphFont" style:family="text">
      <style:text-properties style:font-name="MS Gothic" style:font-name-asian="MS Gothic" style:font-name-complex="MS Gothic"/>
    </style:style>
    <style:style style:name="T5049" style:parent-style-name="DefaultParagraphFont" style:family="text">
      <style:text-properties style:font-name="Microsoft JhengHei" style:font-name-asian="Microsoft JhengHei" style:font-name-complex="Microsoft JhengHei"/>
    </style:style>
    <style:style style:name="T5050" style:parent-style-name="DefaultParagraphFont" style:family="text">
      <style:text-properties style:font-name="MS Gothic" style:font-name-asian="MS Gothic" style:font-name-complex="MS Gothic"/>
    </style:style>
    <style:style style:name="T5051" style:parent-style-name="DefaultParagraphFont" style:family="text">
      <style:text-properties style:font-name="MS Gothic" style:font-name-asian="MS Gothic" style:font-name-complex="MS Gothic"/>
    </style:style>
    <style:style style:name="T5052" style:parent-style-name="DefaultParagraphFont" style:family="text">
      <style:text-properties style:font-name="MS Gothic" style:font-name-asian="MS Gothic" style:font-name-complex="MS Gothic"/>
    </style:style>
    <style:style style:name="T5053" style:parent-style-name="DefaultParagraphFont" style:family="text">
      <style:text-properties style:font-name="MS Gothic" style:font-name-asian="MS Gothic" style:font-name-complex="MS Gothic"/>
    </style:style>
    <style:style style:name="T5054" style:parent-style-name="DefaultParagraphFont" style:family="text">
      <style:text-properties style:font-name="MS Gothic" style:font-name-asian="MS Gothic" style:font-name-complex="MS Gothic"/>
    </style:style>
    <style:style style:name="T5055" style:parent-style-name="DefaultParagraphFont" style:family="text">
      <style:text-properties style:font-name="MS Gothic" style:font-name-asian="MS Gothic" style:font-name-complex="MS Gothic"/>
    </style:style>
    <style:style style:name="T5056" style:parent-style-name="DefaultParagraphFont" style:family="text">
      <style:text-properties style:font-name="MS Gothic" style:font-name-asian="MS Gothic" style:font-name-complex="MS Gothic"/>
    </style:style>
    <style:style style:name="T5057" style:parent-style-name="DefaultParagraphFont" style:family="text">
      <style:text-properties style:font-name="Microsoft JhengHei" style:font-name-asian="Microsoft JhengHei" style:font-name-complex="Microsoft JhengHei"/>
    </style:style>
    <style:style style:name="T5058" style:parent-style-name="DefaultParagraphFont" style:family="text">
      <style:text-properties style:font-name="MS Gothic" style:font-name-asian="MS Gothic" style:font-name-complex="MS Gothic"/>
    </style:style>
    <style:style style:name="T5059" style:parent-style-name="DefaultParagraphFont" style:family="text">
      <style:text-properties style:font-name="Microsoft JhengHei" style:font-name-asian="Microsoft JhengHei" style:font-name-complex="Microsoft JhengHei"/>
    </style:style>
    <style:style style:name="T5060" style:parent-style-name="DefaultParagraphFont" style:family="text">
      <style:text-properties style:font-name="MS Gothic" style:font-name-asian="MS Gothic" style:font-name-complex="MS Gothic"/>
    </style:style>
    <style:style style:name="T5061" style:parent-style-name="DefaultParagraphFont" style:family="text">
      <style:text-properties style:font-name="MS Gothic" style:font-name-asian="MS Gothic" style:font-name-complex="MS Gothic"/>
    </style:style>
    <style:style style:name="T5062" style:parent-style-name="DefaultParagraphFont" style:family="text">
      <style:text-properties style:font-name="Microsoft JhengHei" style:font-name-asian="Microsoft JhengHei" style:font-name-complex="Microsoft JhengHei"/>
    </style:style>
    <style:style style:name="T5063" style:parent-style-name="DefaultParagraphFont" style:family="text">
      <style:text-properties style:font-name="MS Gothic" style:font-name-asian="MS Gothic" style:font-name-complex="MS Gothic"/>
    </style:style>
    <style:style style:name="T5064" style:parent-style-name="DefaultParagraphFont" style:family="text">
      <style:text-properties style:font-name="MS Gothic" style:font-name-asian="MS Gothic" style:font-name-complex="MS Gothic"/>
    </style:style>
    <style:style style:name="T5065" style:parent-style-name="DefaultParagraphFont" style:family="text">
      <style:text-properties style:font-name="MS Gothic" style:font-name-asian="MS Gothic" style:font-name-complex="MS Gothic"/>
    </style:style>
    <style:style style:name="T5066" style:parent-style-name="DefaultParagraphFont" style:family="text">
      <style:text-properties style:font-name="MS Gothic" style:font-name-asian="MS Gothic" style:font-name-complex="MS Gothic"/>
    </style:style>
    <style:style style:name="T5067" style:parent-style-name="DefaultParagraphFont" style:family="text">
      <style:text-properties style:font-name="MS Gothic" style:font-name-asian="MS Gothic" style:font-name-complex="MS Gothic"/>
    </style:style>
    <style:style style:name="T5068" style:parent-style-name="DefaultParagraphFont" style:family="text">
      <style:text-properties style:font-name="MS Gothic" style:font-name-asian="MS Gothic" style:font-name-complex="MS Gothic"/>
    </style:style>
    <style:style style:name="T5069" style:parent-style-name="DefaultParagraphFont" style:family="text">
      <style:text-properties style:font-name="MS Gothic" style:font-name-asian="MS Gothic" style:font-name-complex="MS Gothic"/>
    </style:style>
    <style:style style:name="T5070" style:parent-style-name="DefaultParagraphFont" style:family="text">
      <style:text-properties style:font-name="Microsoft JhengHei" style:font-name-asian="Microsoft JhengHei" style:font-name-complex="Microsoft JhengHei"/>
    </style:style>
    <style:style style:name="T5071" style:parent-style-name="DefaultParagraphFont" style:family="text">
      <style:text-properties style:font-name="Microsoft JhengHei" style:font-name-asian="Microsoft JhengHei" style:font-name-complex="Microsoft JhengHei"/>
    </style:style>
    <style:style style:name="T5072" style:parent-style-name="DefaultParagraphFont" style:family="text">
      <style:text-properties style:font-name="MS Gothic" style:font-name-asian="MS Gothic" style:font-name-complex="MS Gothic"/>
    </style:style>
    <style:style style:name="T5073" style:parent-style-name="DefaultParagraphFont" style:family="text">
      <style:text-properties style:font-name="MS Gothic" style:font-name-asian="MS Gothic" style:font-name-complex="MS Gothic"/>
    </style:style>
    <style:style style:name="T5074" style:parent-style-name="DefaultParagraphFont" style:family="text">
      <style:text-properties style:font-name="MS Gothic" style:font-name-asian="MS Gothic" style:font-name-complex="MS Gothic"/>
    </style:style>
    <style:style style:name="T5075" style:parent-style-name="DefaultParagraphFont" style:family="text">
      <style:text-properties style:font-name="MS Gothic" style:font-name-asian="MS Gothic" style:font-name-complex="MS Gothic"/>
    </style:style>
    <style:style style:name="T5076" style:parent-style-name="DefaultParagraphFont" style:family="text">
      <style:text-properties style:font-name="MS Gothic" style:font-name-asian="MS Gothic" style:font-name-complex="MS Gothic"/>
    </style:style>
    <style:style style:name="T5077" style:parent-style-name="DefaultParagraphFont" style:family="text">
      <style:text-properties style:font-name="Microsoft JhengHei" style:font-name-asian="Microsoft JhengHei" style:font-name-complex="Microsoft JhengHei"/>
    </style:style>
    <style:style style:name="T5078" style:parent-style-name="DefaultParagraphFont" style:family="text">
      <style:text-properties style:font-name="MS Gothic" style:font-name-asian="MS Gothic" style:font-name-complex="MS Gothic"/>
    </style:style>
    <style:style style:name="T5079" style:parent-style-name="DefaultParagraphFont" style:family="text">
      <style:text-properties style:font-name="MS Gothic" style:font-name-asian="MS Gothic" style:font-name-complex="MS Gothic"/>
    </style:style>
    <style:style style:name="T5080" style:parent-style-name="DefaultParagraphFont" style:family="text">
      <style:text-properties style:font-name="MS Gothic" style:font-name-asian="MS Gothic" style:font-name-complex="MS Gothic"/>
    </style:style>
    <style:style style:name="T5081" style:parent-style-name="DefaultParagraphFont" style:family="text">
      <style:text-properties style:font-name="MS Gothic" style:font-name-asian="MS Gothic" style:font-name-complex="MS Gothic"/>
    </style:style>
    <style:style style:name="T5082" style:parent-style-name="DefaultParagraphFont" style:family="text">
      <style:text-properties style:font-name="MS Gothic" style:font-name-asian="MS Gothic" style:font-name-complex="MS Gothic"/>
    </style:style>
    <style:style style:name="T5083" style:parent-style-name="DefaultParagraphFont" style:family="text">
      <style:text-properties style:font-name="MS Gothic" style:font-name-asian="MS Gothic" style:font-name-complex="MS Gothic"/>
    </style:style>
    <style:style style:name="T5084" style:parent-style-name="DefaultParagraphFont" style:family="text">
      <style:text-properties style:font-name="Microsoft JhengHei" style:font-name-asian="Microsoft JhengHei" style:font-name-complex="Microsoft JhengHei"/>
    </style:style>
    <style:style style:name="T5085" style:parent-style-name="DefaultParagraphFont" style:family="text">
      <style:text-properties style:font-name="Microsoft JhengHei" style:font-name-asian="Microsoft JhengHei" style:font-name-complex="Microsoft JhengHei"/>
    </style:style>
    <style:style style:name="T5086" style:parent-style-name="DefaultParagraphFont" style:family="text">
      <style:text-properties style:font-name="MS Gothic" style:font-name-asian="MS Gothic" style:font-name-complex="MS Gothic"/>
    </style:style>
    <style:style style:name="T5087" style:parent-style-name="DefaultParagraphFont" style:family="text">
      <style:text-properties style:font-name="MS Gothic" style:font-name-asian="MS Gothic" style:font-name-complex="MS Gothic"/>
    </style:style>
    <style:style style:name="T5088" style:parent-style-name="DefaultParagraphFont" style:family="text">
      <style:text-properties style:font-name="MS Gothic" style:font-name-asian="MS Gothic" style:font-name-complex="MS Gothic"/>
    </style:style>
    <style:style style:name="T5089" style:parent-style-name="DefaultParagraphFont" style:family="text">
      <style:text-properties style:font-name="MS Gothic" style:font-name-asian="MS Gothic" style:font-name-complex="MS Gothic"/>
    </style:style>
    <style:style style:name="T5090" style:parent-style-name="DefaultParagraphFont" style:family="text">
      <style:text-properties style:font-name="MS Gothic" style:font-name-asian="MS Gothic" style:font-name-complex="MS Gothic"/>
    </style:style>
    <style:style style:name="T5091" style:parent-style-name="DefaultParagraphFont" style:family="text">
      <style:text-properties style:font-name="MS Gothic" style:font-name-asian="MS Gothic" style:font-name-complex="MS Gothic"/>
    </style:style>
    <style:style style:name="T5092" style:parent-style-name="DefaultParagraphFont" style:family="text">
      <style:text-properties style:font-name="MS Gothic" style:font-name-asian="MS Gothic" style:font-name-complex="MS Gothic"/>
    </style:style>
    <style:style style:name="T5093" style:parent-style-name="DefaultParagraphFont" style:family="text">
      <style:text-properties style:font-name="MS Gothic" style:font-name-asian="MS Gothic" style:font-name-complex="MS Gothic"/>
    </style:style>
    <style:style style:name="T5094" style:parent-style-name="DefaultParagraphFont" style:family="text">
      <style:text-properties style:font-name="MS Gothic" style:font-name-asian="MS Gothic" style:font-name-complex="MS Gothic"/>
    </style:style>
    <style:style style:name="T5095" style:parent-style-name="DefaultParagraphFont" style:family="text">
      <style:text-properties style:font-name="MS Gothic" style:font-name-asian="MS Gothic" style:font-name-complex="MS Gothic"/>
    </style:style>
    <style:style style:name="T5096" style:parent-style-name="DefaultParagraphFont" style:family="text">
      <style:text-properties style:font-name="MS Gothic" style:font-name-asian="MS Gothic" style:font-name-complex="MS Gothic"/>
    </style:style>
    <style:style style:name="T5097" style:parent-style-name="DefaultParagraphFont" style:family="text">
      <style:text-properties style:font-name="MS Gothic" style:font-name-asian="MS Gothic" style:font-name-complex="MS Gothic"/>
    </style:style>
    <style:style style:name="T5098" style:parent-style-name="DefaultParagraphFont" style:family="text">
      <style:text-properties style:font-name="MS Gothic" style:font-name-asian="MS Gothic" style:font-name-complex="MS Gothic"/>
    </style:style>
    <style:style style:name="T5099" style:parent-style-name="DefaultParagraphFont" style:family="text">
      <style:text-properties style:font-name="MS Gothic" style:font-name-asian="MS Gothic" style:font-name-complex="MS Gothic"/>
    </style:style>
    <style:style style:name="T5100" style:parent-style-name="DefaultParagraphFont" style:family="text">
      <style:text-properties style:font-name="MS Gothic" style:font-name-asian="MS Gothic" style:font-name-complex="MS Gothic"/>
    </style:style>
    <style:style style:name="T5101" style:parent-style-name="DefaultParagraphFont" style:family="text">
      <style:text-properties style:font-name="MS Gothic" style:font-name-asian="MS Gothic" style:font-name-complex="MS Gothic"/>
    </style:style>
    <style:style style:name="T5102" style:parent-style-name="DefaultParagraphFont" style:family="text">
      <style:text-properties style:font-name="MS Gothic" style:font-name-asian="MS Gothic" style:font-name-complex="MS Gothic"/>
    </style:style>
    <style:style style:name="T5103" style:parent-style-name="DefaultParagraphFont" style:family="text">
      <style:text-properties style:font-name="MS Gothic" style:font-name-asian="MS Gothic" style:font-name-complex="MS Gothic"/>
    </style:style>
    <style:style style:name="T5104" style:parent-style-name="DefaultParagraphFont" style:family="text">
      <style:text-properties style:font-name="MS Gothic" style:font-name-asian="MS Gothic" style:font-name-complex="MS Gothic"/>
    </style:style>
    <style:style style:name="T5105" style:parent-style-name="DefaultParagraphFont" style:family="text">
      <style:text-properties style:font-name="MS Gothic" style:font-name-asian="MS Gothic" style:font-name-complex="MS Gothic"/>
    </style:style>
    <style:style style:name="T5106" style:parent-style-name="DefaultParagraphFont" style:family="text">
      <style:text-properties style:font-name="MS Gothic" style:font-name-asian="MS Gothic" style:font-name-complex="MS Gothic"/>
    </style:style>
    <style:style style:name="T5107" style:parent-style-name="DefaultParagraphFont" style:family="text">
      <style:text-properties style:font-name="MS Gothic" style:font-name-asian="MS Gothic" style:font-name-complex="MS Gothic"/>
    </style:style>
    <style:style style:name="T5108" style:parent-style-name="DefaultParagraphFont" style:family="text">
      <style:text-properties style:font-name="MS Gothic" style:font-name-asian="MS Gothic" style:font-name-complex="MS Gothic"/>
    </style:style>
    <style:style style:name="T5109" style:parent-style-name="DefaultParagraphFont" style:family="text">
      <style:text-properties style:font-name="Microsoft JhengHei" style:font-name-asian="Microsoft JhengHei" style:font-name-complex="Microsoft JhengHei"/>
    </style:style>
    <style:style style:name="T5110" style:parent-style-name="DefaultParagraphFont" style:family="text">
      <style:text-properties style:font-name="MS Gothic" style:font-name-asian="MS Gothic" style:font-name-complex="MS Gothic"/>
    </style:style>
    <style:style style:name="T5111" style:parent-style-name="DefaultParagraphFont" style:family="text">
      <style:text-properties style:font-name="MS Gothic" style:font-name-asian="MS Gothic" style:font-name-complex="MS Gothic"/>
    </style:style>
    <style:style style:name="T5112" style:parent-style-name="DefaultParagraphFont" style:family="text">
      <style:text-properties style:font-name="MingLiU-ExtB" style:font-name-asian="MingLiU-ExtB" style:font-name-complex="MingLiU-ExtB"/>
    </style:style>
    <style:style style:name="T5113" style:parent-style-name="DefaultParagraphFont" style:family="text">
      <style:text-properties style:font-name="Microsoft JhengHei" style:font-name-asian="Microsoft JhengHei" style:font-name-complex="Microsoft JhengHei"/>
    </style:style>
    <style:style style:name="T5114" style:parent-style-name="DefaultParagraphFont" style:family="text">
      <style:text-properties style:font-name="MS Gothic" style:font-name-asian="MS Gothic" style:font-name-complex="MS Gothic"/>
    </style:style>
    <style:style style:name="T5115" style:parent-style-name="DefaultParagraphFont" style:family="text">
      <style:text-properties style:font-name="MS Gothic" style:font-name-asian="MS Gothic" style:font-name-complex="MS Gothic"/>
    </style:style>
    <style:style style:name="T5116" style:parent-style-name="DefaultParagraphFont" style:family="text">
      <style:text-properties style:font-name="MS Gothic" style:font-name-asian="MS Gothic" style:font-name-complex="MS Gothic"/>
    </style:style>
    <style:style style:name="T5117" style:parent-style-name="DefaultParagraphFont" style:family="text">
      <style:text-properties style:font-name="MS Gothic" style:font-name-asian="MS Gothic" style:font-name-complex="MS Gothic"/>
    </style:style>
    <style:style style:name="T5118" style:parent-style-name="DefaultParagraphFont" style:family="text">
      <style:text-properties style:font-name="MS Gothic" style:font-name-asian="MS Gothic" style:font-name-complex="MS Gothic"/>
    </style:style>
    <style:style style:name="T5119" style:parent-style-name="DefaultParagraphFont" style:family="text">
      <style:text-properties style:font-name="MS Gothic" style:font-name-asian="MS Gothic" style:font-name-complex="MS Gothic"/>
    </style:style>
    <style:style style:name="T5120" style:parent-style-name="DefaultParagraphFont" style:family="text">
      <style:text-properties style:font-name="MS Gothic" style:font-name-asian="MS Gothic" style:font-name-complex="MS Gothic"/>
    </style:style>
    <style:style style:name="T5121" style:parent-style-name="DefaultParagraphFont" style:family="text">
      <style:text-properties style:font-name="Malgun Gothic" style:font-name-asian="Malgun Gothic" style:font-name-complex="Malgun Gothic"/>
    </style:style>
    <style:style style:name="T5122" style:parent-style-name="DefaultParagraphFont" style:family="text">
      <style:text-properties style:font-name="MS Gothic" style:font-name-asian="MS Gothic" style:font-name-complex="MS Gothic"/>
    </style:style>
    <style:style style:name="T5123" style:parent-style-name="DefaultParagraphFont" style:family="text">
      <style:text-properties style:font-name="MS Gothic" style:font-name-asian="MS Gothic" style:font-name-complex="MS Gothic"/>
    </style:style>
    <style:style style:name="T5124" style:parent-style-name="DefaultParagraphFont" style:family="text">
      <style:text-properties style:font-name="MS Gothic" style:font-name-asian="MS Gothic" style:font-name-complex="MS Gothic"/>
    </style:style>
    <style:style style:name="T5125" style:parent-style-name="DefaultParagraphFont" style:family="text">
      <style:text-properties style:font-name="MS Gothic" style:font-name-asian="MS Gothic" style:font-name-complex="MS Gothic"/>
    </style:style>
    <style:style style:name="T5126" style:parent-style-name="DefaultParagraphFont" style:family="text">
      <style:text-properties style:font-name="MS Gothic" style:font-name-asian="MS Gothic" style:font-name-complex="MS Gothic"/>
    </style:style>
    <style:style style:name="T5127" style:parent-style-name="DefaultParagraphFont" style:family="text">
      <style:text-properties style:font-name="MS Gothic" style:font-name-asian="MS Gothic" style:font-name-complex="MS Gothic"/>
    </style:style>
    <style:style style:name="T5128" style:parent-style-name="DefaultParagraphFont" style:family="text">
      <style:text-properties style:font-name="MS Gothic" style:font-name-asian="MS Gothic" style:font-name-complex="MS Gothic"/>
    </style:style>
    <style:style style:name="T5129" style:parent-style-name="DefaultParagraphFont" style:family="text">
      <style:text-properties style:font-name="MS Gothic" style:font-name-asian="MS Gothic" style:font-name-complex="MS Gothic"/>
    </style:style>
    <style:style style:name="T5130" style:parent-style-name="DefaultParagraphFont" style:family="text">
      <style:text-properties style:font-name="MS Gothic" style:font-name-asian="MS Gothic" style:font-name-complex="MS Gothic"/>
    </style:style>
    <style:style style:name="T5131" style:parent-style-name="DefaultParagraphFont" style:family="text">
      <style:text-properties style:font-name="Microsoft JhengHei" style:font-name-asian="Microsoft JhengHei" style:font-name-complex="Microsoft JhengHei"/>
    </style:style>
    <style:style style:name="T5132" style:parent-style-name="DefaultParagraphFont" style:family="text">
      <style:text-properties style:font-name="MS Gothic" style:font-name-asian="MS Gothic" style:font-name-complex="MS Gothic"/>
    </style:style>
    <style:style style:name="T5133" style:parent-style-name="DefaultParagraphFont" style:family="text">
      <style:text-properties style:font-name="MS Gothic" style:font-name-asian="MS Gothic" style:font-name-complex="MS Gothic"/>
    </style:style>
    <style:style style:name="T5134" style:parent-style-name="DefaultParagraphFont" style:family="text">
      <style:text-properties style:font-name="MS Gothic" style:font-name-asian="MS Gothic" style:font-name-complex="MS Gothic"/>
    </style:style>
    <style:style style:name="T5135" style:parent-style-name="DefaultParagraphFont" style:family="text">
      <style:text-properties style:font-name="MS Gothic" style:font-name-asian="MS Gothic" style:font-name-complex="MS Gothic"/>
    </style:style>
    <style:style style:name="T5136" style:parent-style-name="DefaultParagraphFont" style:family="text">
      <style:text-properties style:font-name="MS Gothic" style:font-name-asian="MS Gothic" style:font-name-complex="MS Gothic"/>
    </style:style>
    <style:style style:name="T5137" style:parent-style-name="DefaultParagraphFont" style:family="text">
      <style:text-properties style:font-name="MS Gothic" style:font-name-asian="MS Gothic" style:font-name-complex="MS Gothic"/>
    </style:style>
    <style:style style:name="T5138" style:parent-style-name="DefaultParagraphFont" style:family="text">
      <style:text-properties style:font-name="MS Gothic" style:font-name-asian="MS Gothic" style:font-name-complex="MS Gothic"/>
    </style:style>
    <style:style style:name="T5139" style:parent-style-name="DefaultParagraphFont" style:family="text">
      <style:text-properties style:font-name="MS Gothic" style:font-name-asian="MS Gothic" style:font-name-complex="MS Gothic"/>
    </style:style>
    <style:style style:name="T5140" style:parent-style-name="DefaultParagraphFont" style:family="text">
      <style:text-properties style:font-name="MS Gothic" style:font-name-asian="MS Gothic" style:font-name-complex="MS Gothic"/>
    </style:style>
    <style:style style:name="T5141" style:parent-style-name="DefaultParagraphFont" style:family="text">
      <style:text-properties style:font-name="MS Gothic" style:font-name-asian="MS Gothic" style:font-name-complex="MS Gothic"/>
    </style:style>
    <style:style style:name="T5142" style:parent-style-name="DefaultParagraphFont" style:family="text">
      <style:text-properties style:font-name="Microsoft JhengHei" style:font-name-asian="Microsoft JhengHei" style:font-name-complex="Microsoft JhengHei"/>
    </style:style>
    <style:style style:name="T5143" style:parent-style-name="DefaultParagraphFont" style:family="text">
      <style:text-properties style:font-name="MS Gothic" style:font-name-asian="MS Gothic" style:font-name-complex="MS Gothic"/>
    </style:style>
    <style:style style:name="T5144" style:parent-style-name="DefaultParagraphFont" style:family="text">
      <style:text-properties style:font-name="MS Gothic" style:font-name-asian="MS Gothic" style:font-name-complex="MS Gothic"/>
    </style:style>
    <style:style style:name="T5145" style:parent-style-name="DefaultParagraphFont" style:family="text">
      <style:text-properties style:font-name="Microsoft JhengHei" style:font-name-asian="Microsoft JhengHei" style:font-name-complex="Microsoft JhengHei"/>
    </style:style>
    <style:style style:name="T5146" style:parent-style-name="DefaultParagraphFont" style:family="text">
      <style:text-properties style:font-name="MS Gothic" style:font-name-asian="MS Gothic" style:font-name-complex="MS Gothic"/>
    </style:style>
    <style:style style:name="T5147" style:parent-style-name="DefaultParagraphFont" style:family="text">
      <style:text-properties style:font-name="MS Gothic" style:font-name-asian="MS Gothic" style:font-name-complex="MS Gothic"/>
    </style:style>
    <style:style style:name="T5148" style:parent-style-name="DefaultParagraphFont" style:family="text">
      <style:text-properties style:font-name="MS Gothic" style:font-name-asian="MS Gothic" style:font-name-complex="MS Gothic"/>
    </style:style>
    <style:style style:name="T5149" style:parent-style-name="DefaultParagraphFont" style:family="text">
      <style:text-properties style:font-name="MS Gothic" style:font-name-asian="MS Gothic" style:font-name-complex="MS Gothic"/>
    </style:style>
    <style:style style:name="T5150" style:parent-style-name="DefaultParagraphFont" style:family="text">
      <style:text-properties style:font-name="Malgun Gothic" style:font-name-asian="Malgun Gothic" style:font-name-complex="Malgun Gothic"/>
    </style:style>
    <style:style style:name="T5151" style:parent-style-name="DefaultParagraphFont" style:family="text">
      <style:text-properties style:font-name="MS Gothic" style:font-name-asian="MS Gothic" style:font-name-complex="MS Gothic"/>
    </style:style>
    <style:style style:name="T5152" style:parent-style-name="DefaultParagraphFont" style:family="text">
      <style:text-properties style:font-name="Microsoft JhengHei" style:font-name-asian="Microsoft JhengHei" style:font-name-complex="Microsoft JhengHei"/>
    </style:style>
    <style:style style:name="T5153" style:parent-style-name="DefaultParagraphFont" style:family="text">
      <style:text-properties style:font-name="MS Gothic" style:font-name-asian="MS Gothic" style:font-name-complex="MS Gothic"/>
    </style:style>
    <style:style style:name="T5154" style:parent-style-name="DefaultParagraphFont" style:family="text">
      <style:text-properties style:font-name="MS Gothic" style:font-name-asian="MS Gothic" style:font-name-complex="MS Gothic"/>
    </style:style>
    <style:style style:name="T5155" style:parent-style-name="DefaultParagraphFont" style:family="text">
      <style:text-properties style:font-name="MS Gothic" style:font-name-asian="MS Gothic" style:font-name-complex="MS Gothic"/>
    </style:style>
    <style:style style:name="T5156" style:parent-style-name="DefaultParagraphFont" style:family="text">
      <style:text-properties style:font-name="MS Gothic" style:font-name-asian="MS Gothic" style:font-name-complex="MS Gothic"/>
    </style:style>
    <style:style style:name="T5157" style:parent-style-name="DefaultParagraphFont" style:family="text">
      <style:text-properties style:font-name="MS Gothic" style:font-name-asian="MS Gothic" style:font-name-complex="MS Gothic"/>
    </style:style>
    <style:style style:name="T5158" style:parent-style-name="DefaultParagraphFont" style:family="text">
      <style:text-properties style:font-name="MS Gothic" style:font-name-asian="MS Gothic" style:font-name-complex="MS Gothic"/>
    </style:style>
    <style:style style:name="T5159" style:parent-style-name="DefaultParagraphFont" style:family="text">
      <style:text-properties style:font-name="MS Gothic" style:font-name-asian="MS Gothic" style:font-name-complex="MS Gothic"/>
    </style:style>
    <style:style style:name="T5160" style:parent-style-name="DefaultParagraphFont" style:family="text">
      <style:text-properties style:font-name="MS Gothic" style:font-name-asian="MS Gothic" style:font-name-complex="MS Gothic"/>
    </style:style>
    <style:style style:name="T5161" style:parent-style-name="DefaultParagraphFont" style:family="text">
      <style:text-properties style:font-name="MS Gothic" style:font-name-asian="MS Gothic" style:font-name-complex="MS Gothic"/>
    </style:style>
    <style:style style:name="T5162" style:parent-style-name="DefaultParagraphFont" style:family="text">
      <style:text-properties style:font-name="MS Gothic" style:font-name-asian="MS Gothic" style:font-name-complex="MS Gothic"/>
    </style:style>
    <style:style style:name="T5163" style:parent-style-name="DefaultParagraphFont" style:family="text">
      <style:text-properties style:font-name="MS Gothic" style:font-name-asian="MS Gothic" style:font-name-complex="MS Gothic"/>
    </style:style>
    <style:style style:name="T5164" style:parent-style-name="DefaultParagraphFont" style:family="text">
      <style:text-properties style:font-name="MS Gothic" style:font-name-asian="MS Gothic" style:font-name-complex="MS Gothic"/>
    </style:style>
    <style:style style:name="T5165" style:parent-style-name="DefaultParagraphFont" style:family="text">
      <style:text-properties style:font-name="MS Gothic" style:font-name-asian="MS Gothic" style:font-name-complex="MS Gothic"/>
    </style:style>
    <style:style style:name="T5166" style:parent-style-name="DefaultParagraphFont" style:family="text">
      <style:text-properties style:font-name="MS Gothic" style:font-name-asian="MS Gothic" style:font-name-complex="MS Gothic"/>
    </style:style>
    <style:style style:name="T5167" style:parent-style-name="DefaultParagraphFont" style:family="text">
      <style:text-properties style:font-name="Microsoft JhengHei" style:font-name-asian="Microsoft JhengHei" style:font-name-complex="Microsoft JhengHei"/>
    </style:style>
    <style:style style:name="T5168" style:parent-style-name="DefaultParagraphFont" style:family="text">
      <style:text-properties style:font-name="MS Gothic" style:font-name-asian="MS Gothic" style:font-name-complex="MS Gothic"/>
    </style:style>
    <style:style style:name="T5169" style:parent-style-name="DefaultParagraphFont" style:family="text">
      <style:text-properties style:font-name="MS Gothic" style:font-name-asian="MS Gothic" style:font-name-complex="MS Gothic"/>
    </style:style>
    <style:style style:name="T5170" style:parent-style-name="DefaultParagraphFont" style:family="text">
      <style:text-properties style:font-name="MS Gothic" style:font-name-asian="MS Gothic" style:font-name-complex="MS Gothic"/>
    </style:style>
    <style:style style:name="T5171" style:parent-style-name="DefaultParagraphFont" style:family="text">
      <style:text-properties style:font-name="MS Gothic" style:font-name-asian="MS Gothic" style:font-name-complex="MS Gothic"/>
    </style:style>
    <style:style style:name="T5172" style:parent-style-name="DefaultParagraphFont" style:family="text">
      <style:text-properties style:font-name="MS Gothic" style:font-name-asian="MS Gothic" style:font-name-complex="MS Gothic"/>
    </style:style>
    <style:style style:name="T5173" style:parent-style-name="DefaultParagraphFont" style:family="text">
      <style:text-properties style:font-name="MS Gothic" style:font-name-asian="MS Gothic" style:font-name-complex="MS Gothic"/>
    </style:style>
    <style:style style:name="T5174" style:parent-style-name="DefaultParagraphFont" style:family="text">
      <style:text-properties style:font-name="MS Gothic" style:font-name-asian="MS Gothic" style:font-name-complex="MS Gothic"/>
    </style:style>
    <style:style style:name="T5175" style:parent-style-name="DefaultParagraphFont" style:family="text">
      <style:text-properties style:font-name="MS Gothic" style:font-name-asian="MS Gothic" style:font-name-complex="MS Gothic"/>
    </style:style>
    <style:style style:name="T5176" style:parent-style-name="DefaultParagraphFont" style:family="text">
      <style:text-properties style:font-name="MS Gothic" style:font-name-asian="MS Gothic" style:font-name-complex="MS Gothic"/>
    </style:style>
    <style:style style:name="T5177" style:parent-style-name="DefaultParagraphFont" style:family="text">
      <style:text-properties style:font-name="MS Gothic" style:font-name-asian="MS Gothic" style:font-name-complex="MS Gothic"/>
    </style:style>
    <style:style style:name="T5178" style:parent-style-name="DefaultParagraphFont" style:family="text">
      <style:text-properties style:font-name="MS Gothic" style:font-name-asian="MS Gothic" style:font-name-complex="MS Gothic"/>
    </style:style>
    <style:style style:name="T5179" style:parent-style-name="DefaultParagraphFont" style:family="text">
      <style:text-properties style:font-name="MS Gothic" style:font-name-asian="MS Gothic" style:font-name-complex="MS Gothic"/>
    </style:style>
    <style:style style:name="T5180" style:parent-style-name="DefaultParagraphFont" style:family="text">
      <style:text-properties style:font-name="Microsoft JhengHei" style:font-name-asian="Microsoft JhengHei" style:font-name-complex="Microsoft JhengHei"/>
    </style:style>
    <style:style style:name="T5181" style:parent-style-name="DefaultParagraphFont" style:family="text">
      <style:text-properties style:font-name="MS Gothic" style:font-name-asian="MS Gothic" style:font-name-complex="MS Gothic"/>
    </style:style>
    <style:style style:name="T5182" style:parent-style-name="DefaultParagraphFont" style:family="text">
      <style:text-properties style:font-name="MS Gothic" style:font-name-asian="MS Gothic" style:font-name-complex="MS Gothic"/>
    </style:style>
    <style:style style:name="T5183" style:parent-style-name="DefaultParagraphFont" style:family="text">
      <style:text-properties style:font-name="MS Gothic" style:font-name-asian="MS Gothic" style:font-name-complex="MS Gothic"/>
    </style:style>
    <style:style style:name="T5184" style:parent-style-name="DefaultParagraphFont" style:family="text">
      <style:text-properties style:font-name="Microsoft JhengHei" style:font-name-asian="Microsoft JhengHei" style:font-name-complex="Microsoft JhengHei"/>
    </style:style>
    <style:style style:name="T5185" style:parent-style-name="DefaultParagraphFont" style:family="text">
      <style:text-properties style:font-name="Microsoft JhengHei" style:font-name-asian="Microsoft JhengHei" style:font-name-complex="Microsoft JhengHei"/>
    </style:style>
    <style:style style:name="T5186" style:parent-style-name="DefaultParagraphFont" style:family="text">
      <style:text-properties style:font-name="MS Gothic" style:font-name-asian="MS Gothic" style:font-name-complex="MS Gothic"/>
    </style:style>
    <style:style style:name="T5187" style:parent-style-name="DefaultParagraphFont" style:family="text">
      <style:text-properties style:font-name="MS Gothic" style:font-name-asian="MS Gothic" style:font-name-complex="MS Gothic"/>
    </style:style>
    <style:style style:name="T5188" style:parent-style-name="DefaultParagraphFont" style:family="text">
      <style:text-properties style:font-name="MS Gothic" style:font-name-asian="MS Gothic" style:font-name-complex="MS Gothic"/>
    </style:style>
    <style:style style:name="T5189" style:parent-style-name="DefaultParagraphFont" style:family="text">
      <style:text-properties style:font-name="MS Gothic" style:font-name-asian="MS Gothic" style:font-name-complex="MS Gothic"/>
    </style:style>
    <style:style style:name="T5190" style:parent-style-name="DefaultParagraphFont" style:family="text">
      <style:text-properties style:font-name="MS Gothic" style:font-name-asian="MS Gothic" style:font-name-complex="MS Gothic"/>
    </style:style>
    <style:style style:name="T5191" style:parent-style-name="DefaultParagraphFont" style:family="text">
      <style:text-properties style:font-name="MS Gothic" style:font-name-asian="MS Gothic" style:font-name-complex="MS Gothic"/>
    </style:style>
    <style:style style:name="T5192" style:parent-style-name="DefaultParagraphFont" style:family="text">
      <style:text-properties style:font-name="MS Gothic" style:font-name-asian="MS Gothic" style:font-name-complex="MS Gothic"/>
    </style:style>
    <style:style style:name="T5193" style:parent-style-name="DefaultParagraphFont" style:family="text">
      <style:text-properties style:font-name="MS Gothic" style:font-name-asian="MS Gothic" style:font-name-complex="MS Gothic"/>
    </style:style>
    <style:style style:name="T5194" style:parent-style-name="DefaultParagraphFont" style:family="text">
      <style:text-properties style:font-name="MS Gothic" style:font-name-asian="MS Gothic" style:font-name-complex="MS Gothic"/>
    </style:style>
    <style:style style:name="T5195" style:parent-style-name="DefaultParagraphFont" style:family="text">
      <style:text-properties style:font-name="Microsoft JhengHei" style:font-name-asian="Microsoft JhengHei" style:font-name-complex="Microsoft JhengHei"/>
    </style:style>
    <style:style style:name="T5196" style:parent-style-name="DefaultParagraphFont" style:family="text">
      <style:text-properties style:font-name="MS Gothic" style:font-name-asian="MS Gothic" style:font-name-complex="MS Gothic"/>
    </style:style>
    <style:style style:name="T5197" style:parent-style-name="DefaultParagraphFont" style:family="text">
      <style:text-properties style:font-name="Microsoft JhengHei" style:font-name-asian="Microsoft JhengHei" style:font-name-complex="Microsoft JhengHei"/>
    </style:style>
    <style:style style:name="T5198" style:parent-style-name="DefaultParagraphFont" style:family="text">
      <style:text-properties style:font-name="MS Gothic" style:font-name-asian="MS Gothic" style:font-name-complex="MS Gothic"/>
    </style:style>
    <style:style style:name="T5199" style:parent-style-name="DefaultParagraphFont" style:family="text">
      <style:text-properties style:font-name="MS Gothic" style:font-name-asian="MS Gothic" style:font-name-complex="MS Gothic"/>
    </style:style>
    <style:style style:name="T5200" style:parent-style-name="DefaultParagraphFont" style:family="text">
      <style:text-properties style:font-name="MS Gothic" style:font-name-asian="MS Gothic" style:font-name-complex="MS Gothic"/>
    </style:style>
    <style:style style:name="T5201" style:parent-style-name="DefaultParagraphFont" style:family="text">
      <style:text-properties style:font-name="MS Gothic" style:font-name-asian="MS Gothic" style:font-name-complex="MS Gothic"/>
    </style:style>
    <style:style style:name="T5202" style:parent-style-name="DefaultParagraphFont" style:family="text">
      <style:text-properties style:font-name="MS Gothic" style:font-name-asian="MS Gothic" style:font-name-complex="MS Gothic"/>
    </style:style>
    <style:style style:name="T5203" style:parent-style-name="DefaultParagraphFont" style:family="text">
      <style:text-properties style:font-name="MS Gothic" style:font-name-asian="MS Gothic" style:font-name-complex="MS Gothic"/>
    </style:style>
    <style:style style:name="T5204" style:parent-style-name="DefaultParagraphFont" style:family="text">
      <style:text-properties style:font-name="MS Gothic" style:font-name-asian="MS Gothic" style:font-name-complex="MS Gothic"/>
    </style:style>
    <style:style style:name="T5205" style:parent-style-name="DefaultParagraphFont" style:family="text">
      <style:text-properties style:font-name="MS Gothic" style:font-name-asian="MS Gothic" style:font-name-complex="MS Gothic"/>
    </style:style>
    <style:style style:name="T5206" style:parent-style-name="DefaultParagraphFont" style:family="text">
      <style:text-properties style:font-name="MS Gothic" style:font-name-asian="MS Gothic" style:font-name-complex="MS Gothic"/>
    </style:style>
    <style:style style:name="T5207" style:parent-style-name="DefaultParagraphFont" style:family="text">
      <style:text-properties style:font-name="MS Gothic" style:font-name-asian="MS Gothic" style:font-name-complex="MS Gothic"/>
    </style:style>
    <style:style style:name="T5208" style:parent-style-name="DefaultParagraphFont" style:family="text">
      <style:text-properties style:font-name="MS Gothic" style:font-name-asian="MS Gothic" style:font-name-complex="MS Gothic"/>
    </style:style>
    <style:style style:name="T5209" style:parent-style-name="DefaultParagraphFont" style:family="text">
      <style:text-properties style:font-name="Microsoft JhengHei" style:font-name-asian="Microsoft JhengHei" style:font-name-complex="Microsoft JhengHei"/>
    </style:style>
    <style:style style:name="T5210" style:parent-style-name="DefaultParagraphFont" style:family="text">
      <style:text-properties style:font-name="Microsoft JhengHei" style:font-name-asian="Microsoft JhengHei" style:font-name-complex="Microsoft JhengHei"/>
    </style:style>
    <style:style style:name="T5211" style:parent-style-name="DefaultParagraphFont" style:family="text">
      <style:text-properties style:font-name="MS Gothic" style:font-name-asian="MS Gothic" style:font-name-complex="MS Gothic"/>
    </style:style>
    <style:style style:name="T5212" style:parent-style-name="DefaultParagraphFont" style:family="text">
      <style:text-properties style:font-name="MS Gothic" style:font-name-asian="MS Gothic" style:font-name-complex="MS Gothic"/>
    </style:style>
    <style:style style:name="T5213" style:parent-style-name="DefaultParagraphFont" style:family="text">
      <style:text-properties style:font-name="MS Gothic" style:font-name-asian="MS Gothic" style:font-name-complex="MS Gothic"/>
    </style:style>
    <style:style style:name="T5214" style:parent-style-name="DefaultParagraphFont" style:family="text">
      <style:text-properties style:font-name="MS Gothic" style:font-name-asian="MS Gothic" style:font-name-complex="MS Gothic"/>
    </style:style>
    <style:style style:name="T5215" style:parent-style-name="DefaultParagraphFont" style:family="text">
      <style:text-properties style:font-name="MS Gothic" style:font-name-asian="MS Gothic" style:font-name-complex="MS Gothic"/>
    </style:style>
    <style:style style:name="T5216" style:parent-style-name="DefaultParagraphFont" style:family="text">
      <style:text-properties style:font-name="MS Gothic" style:font-name-asian="MS Gothic" style:font-name-complex="MS Gothic"/>
    </style:style>
    <style:style style:name="T5217" style:parent-style-name="DefaultParagraphFont" style:family="text">
      <style:text-properties style:font-name="Microsoft JhengHei" style:font-name-asian="Microsoft JhengHei" style:font-name-complex="Microsoft JhengHei"/>
    </style:style>
    <style:style style:name="T5218" style:parent-style-name="DefaultParagraphFont" style:family="text">
      <style:text-properties style:font-name="MS Gothic" style:font-name-asian="MS Gothic" style:font-name-complex="MS Gothic"/>
    </style:style>
    <style:style style:name="T5219" style:parent-style-name="DefaultParagraphFont" style:family="text">
      <style:text-properties style:font-name="MS Gothic" style:font-name-asian="MS Gothic" style:font-name-complex="MS Gothic"/>
    </style:style>
    <style:style style:name="T5220" style:parent-style-name="DefaultParagraphFont" style:family="text">
      <style:text-properties style:font-name="MS Gothic" style:font-name-asian="MS Gothic" style:font-name-complex="MS Gothic"/>
    </style:style>
    <style:style style:name="T5221" style:parent-style-name="DefaultParagraphFont" style:family="text">
      <style:text-properties style:font-name="MS Gothic" style:font-name-asian="MS Gothic" style:font-name-complex="MS Gothic"/>
    </style:style>
    <style:style style:name="T5222" style:parent-style-name="DefaultParagraphFont" style:family="text">
      <style:text-properties style:font-name="MS Gothic" style:font-name-asian="MS Gothic" style:font-name-complex="MS Gothic"/>
    </style:style>
    <style:style style:name="T5223" style:parent-style-name="DefaultParagraphFont" style:family="text">
      <style:text-properties style:font-name="MS Gothic" style:font-name-asian="MS Gothic" style:font-name-complex="MS Gothic"/>
    </style:style>
    <style:style style:name="T5224" style:parent-style-name="DefaultParagraphFont" style:family="text">
      <style:text-properties style:font-name="MS Gothic" style:font-name-asian="MS Gothic" style:font-name-complex="MS Gothic"/>
    </style:style>
    <style:style style:name="T5225" style:parent-style-name="DefaultParagraphFont" style:family="text">
      <style:text-properties style:font-name="MS Gothic" style:font-name-asian="MS Gothic" style:font-name-complex="MS Gothic"/>
    </style:style>
    <style:style style:name="T5226" style:parent-style-name="DefaultParagraphFont" style:family="text">
      <style:text-properties style:font-name="MS Gothic" style:font-name-asian="MS Gothic" style:font-name-complex="MS Gothic"/>
    </style:style>
    <style:style style:name="T5227" style:parent-style-name="DefaultParagraphFont" style:family="text">
      <style:text-properties style:font-name="MS Gothic" style:font-name-asian="MS Gothic" style:font-name-complex="MS Gothic"/>
    </style:style>
    <style:style style:name="T5228" style:parent-style-name="DefaultParagraphFont" style:family="text">
      <style:text-properties style:font-name="Microsoft JhengHei" style:font-name-asian="Microsoft JhengHei" style:font-name-complex="Microsoft JhengHei"/>
    </style:style>
    <style:style style:name="T5229" style:parent-style-name="DefaultParagraphFont" style:family="text">
      <style:text-properties style:font-name="MS Gothic" style:font-name-asian="MS Gothic" style:font-name-complex="MS Gothic"/>
    </style:style>
    <style:style style:name="T5230" style:parent-style-name="DefaultParagraphFont" style:family="text">
      <style:text-properties style:font-name="MS Gothic" style:font-name-asian="MS Gothic" style:font-name-complex="MS Gothic"/>
    </style:style>
    <style:style style:name="T5231" style:parent-style-name="DefaultParagraphFont" style:family="text">
      <style:text-properties style:font-name="MS Gothic" style:font-name-asian="MS Gothic" style:font-name-complex="MS Gothic"/>
    </style:style>
    <style:style style:name="T5232" style:parent-style-name="DefaultParagraphFont" style:family="text">
      <style:text-properties style:font-name="MS Gothic" style:font-name-asian="MS Gothic" style:font-name-complex="MS Gothic"/>
    </style:style>
    <style:style style:name="T5233" style:parent-style-name="DefaultParagraphFont" style:family="text">
      <style:text-properties style:font-name="MS Gothic" style:font-name-asian="MS Gothic" style:font-name-complex="MS Gothic"/>
    </style:style>
    <style:style style:name="T5234" style:parent-style-name="DefaultParagraphFont" style:family="text">
      <style:text-properties style:font-name="MS Gothic" style:font-name-asian="MS Gothic" style:font-name-complex="MS Gothic"/>
    </style:style>
    <style:style style:name="T5235" style:parent-style-name="DefaultParagraphFont" style:family="text">
      <style:text-properties style:font-name="MS Gothic" style:font-name-asian="MS Gothic" style:font-name-complex="MS Gothic"/>
    </style:style>
    <style:style style:name="T5236" style:parent-style-name="DefaultParagraphFont" style:family="text">
      <style:text-properties style:font-name="Microsoft JhengHei" style:font-name-asian="Microsoft JhengHei" style:font-name-complex="Microsoft JhengHei"/>
    </style:style>
    <style:style style:name="T5237" style:parent-style-name="DefaultParagraphFont" style:family="text">
      <style:text-properties style:font-name="MS Gothic" style:font-name-asian="MS Gothic" style:font-name-complex="MS Gothic"/>
    </style:style>
    <style:style style:name="T5238" style:parent-style-name="DefaultParagraphFont" style:family="text">
      <style:text-properties style:font-name="MS Gothic" style:font-name-asian="MS Gothic" style:font-name-complex="MS Gothic"/>
    </style:style>
    <style:style style:name="T5239" style:parent-style-name="DefaultParagraphFont" style:family="text">
      <style:text-properties style:font-name="MS Gothic" style:font-name-asian="MS Gothic" style:font-name-complex="MS Gothic"/>
    </style:style>
    <style:style style:name="T5240" style:parent-style-name="DefaultParagraphFont" style:family="text">
      <style:text-properties style:font-name="MS Gothic" style:font-name-asian="MS Gothic" style:font-name-complex="MS Gothic"/>
    </style:style>
    <style:style style:name="T5241" style:parent-style-name="DefaultParagraphFont" style:family="text">
      <style:text-properties style:font-name="MS Gothic" style:font-name-asian="MS Gothic" style:font-name-complex="MS Gothic"/>
    </style:style>
    <style:style style:name="T5242" style:parent-style-name="DefaultParagraphFont" style:family="text">
      <style:text-properties style:font-name="MS Gothic" style:font-name-asian="MS Gothic" style:font-name-complex="MS Gothic"/>
    </style:style>
    <style:style style:name="T5243" style:parent-style-name="DefaultParagraphFont" style:family="text">
      <style:text-properties style:font-name="MS Gothic" style:font-name-asian="MS Gothic" style:font-name-complex="MS Gothic"/>
    </style:style>
    <style:style style:name="T5244" style:parent-style-name="DefaultParagraphFont" style:family="text">
      <style:text-properties style:font-name="MS Gothic" style:font-name-asian="MS Gothic" style:font-name-complex="MS Gothic"/>
    </style:style>
    <style:style style:name="T5245" style:parent-style-name="DefaultParagraphFont" style:family="text">
      <style:text-properties style:font-name="MS Gothic" style:font-name-asian="MS Gothic" style:font-name-complex="MS Gothic"/>
    </style:style>
    <style:style style:name="T5246" style:parent-style-name="DefaultParagraphFont" style:family="text">
      <style:text-properties style:font-name="MS Gothic" style:font-name-asian="MS Gothic" style:font-name-complex="MS Gothic"/>
    </style:style>
    <style:style style:name="T5247" style:parent-style-name="DefaultParagraphFont" style:family="text">
      <style:text-properties style:font-name="MS Gothic" style:font-name-asian="MS Gothic" style:font-name-complex="MS Gothic"/>
    </style:style>
    <style:style style:name="T5248" style:parent-style-name="DefaultParagraphFont" style:family="text">
      <style:text-properties style:font-name="MS Gothic" style:font-name-asian="MS Gothic" style:font-name-complex="MS Gothic"/>
    </style:style>
    <style:style style:name="T5249" style:parent-style-name="DefaultParagraphFont" style:family="text">
      <style:text-properties style:font-name="MS Gothic" style:font-name-asian="MS Gothic" style:font-name-complex="MS Gothic"/>
    </style:style>
    <style:style style:name="T5250" style:parent-style-name="DefaultParagraphFont" style:family="text">
      <style:text-properties style:font-name="MS Gothic" style:font-name-asian="MS Gothic" style:font-name-complex="MS Gothic"/>
    </style:style>
    <style:style style:name="T5251" style:parent-style-name="DefaultParagraphFont" style:family="text">
      <style:text-properties style:font-name="MS Gothic" style:font-name-asian="MS Gothic" style:font-name-complex="MS Gothic"/>
    </style:style>
    <style:style style:name="T5252" style:parent-style-name="DefaultParagraphFont" style:family="text">
      <style:text-properties style:font-name="MS Gothic" style:font-name-asian="MS Gothic" style:font-name-complex="MS Gothic"/>
    </style:style>
    <style:style style:name="T5253" style:parent-style-name="DefaultParagraphFont" style:family="text">
      <style:text-properties style:font-name="MS Gothic" style:font-name-asian="MS Gothic" style:font-name-complex="MS Gothic"/>
    </style:style>
    <style:style style:name="T5254" style:parent-style-name="DefaultParagraphFont" style:family="text">
      <style:text-properties style:font-name="MS Gothic" style:font-name-asian="MS Gothic" style:font-name-complex="MS Gothic"/>
    </style:style>
    <style:style style:name="T5255" style:parent-style-name="DefaultParagraphFont" style:family="text">
      <style:text-properties style:font-name="MS Gothic" style:font-name-asian="MS Gothic" style:font-name-complex="MS Gothic"/>
    </style:style>
    <style:style style:name="T5256" style:parent-style-name="DefaultParagraphFont" style:family="text">
      <style:text-properties style:font-name="MS Gothic" style:font-name-asian="MS Gothic" style:font-name-complex="MS Gothic"/>
    </style:style>
    <style:style style:name="T5257" style:parent-style-name="DefaultParagraphFont" style:family="text">
      <style:text-properties style:font-name="MS Gothic" style:font-name-asian="MS Gothic" style:font-name-complex="MS Gothic"/>
    </style:style>
    <style:style style:name="T5258" style:parent-style-name="DefaultParagraphFont" style:family="text">
      <style:text-properties style:font-name="MS Gothic" style:font-name-asian="MS Gothic" style:font-name-complex="MS Gothic"/>
    </style:style>
    <style:style style:name="T5259" style:parent-style-name="DefaultParagraphFont" style:family="text">
      <style:text-properties style:font-name="MS Gothic" style:font-name-asian="MS Gothic" style:font-name-complex="MS Gothic"/>
    </style:style>
    <style:style style:name="T5260" style:parent-style-name="DefaultParagraphFont" style:family="text">
      <style:text-properties style:font-name="MS Gothic" style:font-name-asian="MS Gothic" style:font-name-complex="MS Gothic"/>
    </style:style>
    <style:style style:name="T5261" style:parent-style-name="DefaultParagraphFont" style:family="text">
      <style:text-properties style:font-name="MS Gothic" style:font-name-asian="MS Gothic" style:font-name-complex="MS Gothic"/>
    </style:style>
    <style:style style:name="T5262" style:parent-style-name="DefaultParagraphFont" style:family="text">
      <style:text-properties style:font-name="MS Gothic" style:font-name-asian="MS Gothic" style:font-name-complex="MS Gothic"/>
    </style:style>
    <style:style style:name="T5263" style:parent-style-name="DefaultParagraphFont" style:family="text">
      <style:text-properties style:font-name="MS Gothic" style:font-name-asian="MS Gothic" style:font-name-complex="MS Gothic"/>
    </style:style>
    <style:style style:name="T5264" style:parent-style-name="DefaultParagraphFont" style:family="text">
      <style:text-properties style:font-name="Microsoft JhengHei" style:font-name-asian="Microsoft JhengHei" style:font-name-complex="Microsoft JhengHei"/>
    </style:style>
    <style:style style:name="T5265" style:parent-style-name="DefaultParagraphFont" style:family="text">
      <style:text-properties style:font-name="Microsoft JhengHei" style:font-name-asian="Microsoft JhengHei" style:font-name-complex="Microsoft JhengHei"/>
    </style:style>
    <style:style style:name="T5266" style:parent-style-name="DefaultParagraphFont" style:family="text">
      <style:text-properties style:font-name="MS Gothic" style:font-name-asian="MS Gothic" style:font-name-complex="MS Gothic"/>
    </style:style>
    <style:style style:name="T5267" style:parent-style-name="DefaultParagraphFont" style:family="text">
      <style:text-properties style:font-name="MS Gothic" style:font-name-asian="MS Gothic" style:font-name-complex="MS Gothic"/>
    </style:style>
    <style:style style:name="T5268" style:parent-style-name="DefaultParagraphFont" style:family="text">
      <style:text-properties style:font-name="MS Gothic" style:font-name-asian="MS Gothic" style:font-name-complex="MS Gothic"/>
    </style:style>
    <style:style style:name="T5269" style:parent-style-name="DefaultParagraphFont" style:family="text">
      <style:text-properties style:font-name="MS Gothic" style:font-name-asian="MS Gothic" style:font-name-complex="MS Gothic"/>
    </style:style>
    <style:style style:name="T5270" style:parent-style-name="DefaultParagraphFont" style:family="text">
      <style:text-properties style:font-name="Microsoft JhengHei" style:font-name-asian="Microsoft JhengHei" style:font-name-complex="Microsoft JhengHei"/>
    </style:style>
    <style:style style:name="T5271" style:parent-style-name="DefaultParagraphFont" style:family="text">
      <style:text-properties style:font-name="MS Gothic" style:font-name-asian="MS Gothic" style:font-name-complex="MS Gothic"/>
    </style:style>
    <style:style style:name="T5272" style:parent-style-name="DefaultParagraphFont" style:family="text">
      <style:text-properties style:font-name="MS Gothic" style:font-name-asian="MS Gothic" style:font-name-complex="MS Gothic"/>
    </style:style>
    <style:style style:name="T5273" style:parent-style-name="DefaultParagraphFont" style:family="text">
      <style:text-properties style:font-name="MS Gothic" style:font-name-asian="MS Gothic" style:font-name-complex="MS Gothic"/>
    </style:style>
    <style:style style:name="T5274" style:parent-style-name="DefaultParagraphFont" style:family="text">
      <style:text-properties style:font-name="MS Gothic" style:font-name-asian="MS Gothic" style:font-name-complex="MS Gothic"/>
    </style:style>
    <style:style style:name="T5275" style:parent-style-name="DefaultParagraphFont" style:family="text">
      <style:text-properties style:font-name="MS Gothic" style:font-name-asian="MS Gothic" style:font-name-complex="MS Gothic"/>
    </style:style>
    <style:style style:name="T5276" style:parent-style-name="DefaultParagraphFont" style:family="text">
      <style:text-properties style:font-name="MS Gothic" style:font-name-asian="MS Gothic" style:font-name-complex="MS Gothic"/>
    </style:style>
    <style:style style:name="T5277" style:parent-style-name="DefaultParagraphFont" style:family="text">
      <style:text-properties style:font-name="MS Gothic" style:font-name-asian="MS Gothic" style:font-name-complex="MS Gothic"/>
    </style:style>
    <style:style style:name="T5278" style:parent-style-name="DefaultParagraphFont" style:family="text">
      <style:text-properties style:font-name="MS Gothic" style:font-name-asian="MS Gothic" style:font-name-complex="MS Gothic"/>
    </style:style>
    <style:style style:name="T5279" style:parent-style-name="DefaultParagraphFont" style:family="text">
      <style:text-properties style:font-name="MS Gothic" style:font-name-asian="MS Gothic" style:font-name-complex="MS Gothic"/>
    </style:style>
    <style:style style:name="T5280" style:parent-style-name="DefaultParagraphFont" style:family="text">
      <style:text-properties style:font-name="MS Gothic" style:font-name-asian="MS Gothic" style:font-name-complex="MS Gothic"/>
    </style:style>
    <style:style style:name="T5281" style:parent-style-name="DefaultParagraphFont" style:family="text">
      <style:text-properties style:font-name="MS Gothic" style:font-name-asian="MS Gothic" style:font-name-complex="MS Gothic"/>
    </style:style>
    <style:style style:name="T5282" style:parent-style-name="DefaultParagraphFont" style:family="text">
      <style:text-properties style:font-name="MS Gothic" style:font-name-asian="MS Gothic" style:font-name-complex="MS Gothic"/>
    </style:style>
    <style:style style:name="T5283" style:parent-style-name="DefaultParagraphFont" style:family="text">
      <style:text-properties style:font-name="Microsoft JhengHei" style:font-name-asian="Microsoft JhengHei" style:font-name-complex="Microsoft JhengHei"/>
    </style:style>
    <style:style style:name="T5284" style:parent-style-name="DefaultParagraphFont" style:family="text">
      <style:text-properties style:font-name="MS Gothic" style:font-name-asian="MS Gothic" style:font-name-complex="MS Gothic"/>
    </style:style>
    <style:style style:name="T5285" style:parent-style-name="DefaultParagraphFont" style:family="text">
      <style:text-properties style:font-name="MS Gothic" style:font-name-asian="MS Gothic" style:font-name-complex="MS Gothic"/>
    </style:style>
    <style:style style:name="T5286" style:parent-style-name="DefaultParagraphFont" style:family="text">
      <style:text-properties fo:font-weight="bold" style:font-weight-asian="bold" style:font-weight-complex="bold"/>
    </style:style>
    <style:style style:name="T5287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5288" style:parent-style-name="DefaultParagraphFont" style:family="text">
      <style:text-properties fo:font-weight="bold" style:font-weight-asian="bold" style:font-weight-complex="bold"/>
    </style:style>
    <style:style style:name="T5289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5290" style:parent-style-name="DefaultParagraphFont" style:family="text">
      <style:text-properties fo:font-weight="bold" style:font-weight-asian="bold" style:font-weight-complex="bold"/>
    </style:style>
    <style:style style:name="T5291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5292" style:parent-style-name="DefaultParagraphFont" style:family="text">
      <style:text-properties fo:font-weight="bold" style:font-weight-asian="bold" style:font-weight-complex="bold"/>
    </style:style>
    <style:style style:name="T5293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5294" style:parent-style-name="DefaultParagraphFont" style:family="text">
      <style:text-properties fo:font-weight="bold" style:font-weight-asian="bold" style:font-weight-complex="bold"/>
    </style:style>
    <style:style style:name="T5295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5296" style:parent-style-name="DefaultParagraphFont" style:family="text">
      <style:text-properties fo:font-weight="bold" style:font-weight-asian="bold" style:font-weight-complex="bold"/>
    </style:style>
    <style:style style:name="T5297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5298" style:parent-style-name="DefaultParagraphFont" style:family="text">
      <style:text-properties fo:font-weight="bold" style:font-weight-asian="bold" style:font-weight-complex="bold"/>
    </style:style>
    <style:style style:name="T5299" style:parent-style-name="DefaultParagraphFont" style:family="text">
      <style:text-properties style:font-name="MS Gothic" style:font-name-asian="MS Gothic" style:font-name-complex="MS Gothic"/>
    </style:style>
    <style:style style:name="T5300" style:parent-style-name="DefaultParagraphFont" style:family="text">
      <style:text-properties style:font-name="MS Gothic" style:font-name-asian="MS Gothic" style:font-name-complex="MS Gothic"/>
    </style:style>
    <style:style style:name="T5301" style:parent-style-name="DefaultParagraphFont" style:family="text">
      <style:text-properties style:font-name="MS Gothic" style:font-name-asian="MS Gothic" style:font-name-complex="MS Gothic"/>
    </style:style>
    <style:style style:name="T5302" style:parent-style-name="DefaultParagraphFont" style:family="text">
      <style:text-properties style:font-name="MS Gothic" style:font-name-asian="MS Gothic" style:font-name-complex="MS Gothic"/>
    </style:style>
    <style:style style:name="T5303" style:parent-style-name="DefaultParagraphFont" style:family="text">
      <style:text-properties style:font-name="MS Gothic" style:font-name-asian="MS Gothic" style:font-name-complex="MS Gothic"/>
    </style:style>
    <style:style style:name="T5304" style:parent-style-name="DefaultParagraphFont" style:family="text">
      <style:text-properties style:font-name="MS Gothic" style:font-name-asian="MS Gothic" style:font-name-complex="MS Gothic"/>
    </style:style>
    <style:style style:name="T5305" style:parent-style-name="DefaultParagraphFont" style:family="text">
      <style:text-properties style:font-name="MS Gothic" style:font-name-asian="MS Gothic" style:font-name-complex="MS Gothic"/>
    </style:style>
    <style:style style:name="T5306" style:parent-style-name="DefaultParagraphFont" style:family="text">
      <style:text-properties style:font-name="MS Gothic" style:font-name-asian="MS Gothic" style:font-name-complex="MS Gothic"/>
    </style:style>
    <style:style style:name="T5307" style:parent-style-name="DefaultParagraphFont" style:family="text">
      <style:text-properties style:font-name="Microsoft JhengHei" style:font-name-asian="Microsoft JhengHei" style:font-name-complex="Microsoft JhengHei"/>
    </style:style>
    <style:style style:name="T5308" style:parent-style-name="DefaultParagraphFont" style:family="text">
      <style:text-properties style:font-name="MS Gothic" style:font-name-asian="MS Gothic" style:font-name-complex="MS Gothic"/>
    </style:style>
    <style:style style:name="T5309" style:parent-style-name="DefaultParagraphFont" style:family="text">
      <style:text-properties style:font-name="MingLiU-ExtB" style:font-name-asian="MingLiU-ExtB" style:font-name-complex="MingLiU-ExtB"/>
    </style:style>
    <style:style style:name="T5310" style:parent-style-name="DefaultParagraphFont" style:family="text">
      <style:text-properties style:font-name="MS Gothic" style:font-name-asian="MS Gothic" style:font-name-complex="MS Gothic"/>
    </style:style>
    <style:style style:name="T5311" style:parent-style-name="DefaultParagraphFont" style:family="text">
      <style:text-properties style:font-name="MS Gothic" style:font-name-asian="MS Gothic" style:font-name-complex="MS Gothic"/>
    </style:style>
    <style:style style:name="T5312" style:parent-style-name="DefaultParagraphFont" style:family="text">
      <style:text-properties style:font-name="MS Gothic" style:font-name-asian="MS Gothic" style:font-name-complex="MS Gothic"/>
    </style:style>
    <style:style style:name="T5313" style:parent-style-name="DefaultParagraphFont" style:family="text">
      <style:text-properties style:font-name="Microsoft JhengHei" style:font-name-asian="Microsoft JhengHei" style:font-name-complex="Microsoft JhengHei"/>
    </style:style>
    <style:style style:name="T5314" style:parent-style-name="DefaultParagraphFont" style:family="text">
      <style:text-properties style:font-name="MS Gothic" style:font-name-asian="MS Gothic" style:font-name-complex="MS Gothic"/>
    </style:style>
    <style:style style:name="T5315" style:parent-style-name="DefaultParagraphFont" style:family="text">
      <style:text-properties style:font-name="MS Gothic" style:font-name-asian="MS Gothic" style:font-name-complex="MS Gothic"/>
    </style:style>
    <style:style style:name="T5316" style:parent-style-name="DefaultParagraphFont" style:family="text">
      <style:text-properties style:font-name="MS Gothic" style:font-name-asian="MS Gothic" style:font-name-complex="MS Gothic"/>
    </style:style>
    <style:style style:name="T5317" style:parent-style-name="DefaultParagraphFont" style:family="text">
      <style:text-properties style:font-name="MS Gothic" style:font-name-asian="MS Gothic" style:font-name-complex="MS Gothic"/>
    </style:style>
    <style:style style:name="T5318" style:parent-style-name="DefaultParagraphFont" style:family="text">
      <style:text-properties style:font-name="MS Gothic" style:font-name-asian="MS Gothic" style:font-name-complex="MS Gothic"/>
    </style:style>
    <style:style style:name="T5319" style:parent-style-name="DefaultParagraphFont" style:family="text">
      <style:text-properties style:font-name="MS Gothic" style:font-name-asian="MS Gothic" style:font-name-complex="MS Gothic"/>
    </style:style>
    <style:style style:name="T5320" style:parent-style-name="DefaultParagraphFont" style:family="text">
      <style:text-properties style:font-name="MS Gothic" style:font-name-asian="MS Gothic" style:font-name-complex="MS Gothic"/>
    </style:style>
    <style:style style:name="T5321" style:parent-style-name="DefaultParagraphFont" style:family="text">
      <style:text-properties style:font-name="MS Gothic" style:font-name-asian="MS Gothic" style:font-name-complex="MS Gothic"/>
    </style:style>
    <style:style style:name="T5322" style:parent-style-name="DefaultParagraphFont" style:family="text">
      <style:text-properties style:font-name="Microsoft JhengHei" style:font-name-asian="Microsoft JhengHei" style:font-name-complex="Microsoft JhengHei"/>
    </style:style>
    <style:style style:name="T5323" style:parent-style-name="DefaultParagraphFont" style:family="text">
      <style:text-properties style:font-name="MS Gothic" style:font-name-asian="MS Gothic" style:font-name-complex="MS Gothic"/>
    </style:style>
    <style:style style:name="T5324" style:parent-style-name="DefaultParagraphFont" style:family="text">
      <style:text-properties style:font-name="MS Gothic" style:font-name-asian="MS Gothic" style:font-name-complex="MS Gothic"/>
    </style:style>
    <style:style style:name="T5325" style:parent-style-name="DefaultParagraphFont" style:family="text">
      <style:text-properties style:font-name="MS Gothic" style:font-name-asian="MS Gothic" style:font-name-complex="MS Gothic"/>
    </style:style>
    <style:style style:name="T5326" style:parent-style-name="DefaultParagraphFont" style:family="text">
      <style:text-properties style:font-name="MS Gothic" style:font-name-asian="MS Gothic" style:font-name-complex="MS Gothic"/>
    </style:style>
    <style:style style:name="T5327" style:parent-style-name="DefaultParagraphFont" style:family="text">
      <style:text-properties style:font-name="MS Gothic" style:font-name-asian="MS Gothic" style:font-name-complex="MS Gothic"/>
    </style:style>
    <style:style style:name="T5328" style:parent-style-name="DefaultParagraphFont" style:family="text">
      <style:text-properties style:font-name="MS Gothic" style:font-name-asian="MS Gothic" style:font-name-complex="MS Gothic"/>
    </style:style>
    <style:style style:name="T5329" style:parent-style-name="DefaultParagraphFont" style:family="text">
      <style:text-properties style:font-name="MS Gothic" style:font-name-asian="MS Gothic" style:font-name-complex="MS Gothic"/>
    </style:style>
    <style:style style:name="T5330" style:parent-style-name="DefaultParagraphFont" style:family="text">
      <style:text-properties style:font-name="MS Gothic" style:font-name-asian="MS Gothic" style:font-name-complex="MS Gothic"/>
    </style:style>
    <style:style style:name="T5331" style:parent-style-name="DefaultParagraphFont" style:family="text">
      <style:text-properties style:font-name="MS Gothic" style:font-name-asian="MS Gothic" style:font-name-complex="MS Gothic"/>
    </style:style>
    <style:style style:name="T5332" style:parent-style-name="DefaultParagraphFont" style:family="text">
      <style:text-properties style:font-name="MS Gothic" style:font-name-asian="MS Gothic" style:font-name-complex="MS Gothic"/>
    </style:style>
    <style:style style:name="T5333" style:parent-style-name="DefaultParagraphFont" style:family="text">
      <style:text-properties style:font-name="MS Gothic" style:font-name-asian="MS Gothic" style:font-name-complex="MS Gothic"/>
    </style:style>
    <style:style style:name="T5334" style:parent-style-name="DefaultParagraphFont" style:family="text">
      <style:text-properties style:font-name="Malgun Gothic" style:font-name-asian="Malgun Gothic" style:font-name-complex="Malgun Gothic"/>
    </style:style>
    <style:style style:name="T5335" style:parent-style-name="DefaultParagraphFont" style:family="text">
      <style:text-properties style:font-name="Microsoft JhengHei" style:font-name-asian="Microsoft JhengHei" style:font-name-complex="Microsoft JhengHei"/>
    </style:style>
    <style:style style:name="T5336" style:parent-style-name="DefaultParagraphFont" style:family="text">
      <style:text-properties style:font-name="MS Gothic" style:font-name-asian="MS Gothic" style:font-name-complex="MS Gothic"/>
    </style:style>
    <style:style style:name="T5337" style:parent-style-name="DefaultParagraphFont" style:family="text">
      <style:text-properties style:font-name="MS Gothic" style:font-name-asian="MS Gothic" style:font-name-complex="MS Gothic"/>
    </style:style>
    <style:style style:name="T5338" style:parent-style-name="DefaultParagraphFont" style:family="text">
      <style:text-properties style:font-name="MS Gothic" style:font-name-asian="MS Gothic" style:font-name-complex="MS Gothic"/>
    </style:style>
    <style:style style:name="T5339" style:parent-style-name="DefaultParagraphFont" style:family="text">
      <style:text-properties style:font-name="MS Gothic" style:font-name-asian="MS Gothic" style:font-name-complex="MS Gothic"/>
    </style:style>
    <style:style style:name="T5340" style:parent-style-name="DefaultParagraphFont" style:family="text">
      <style:text-properties style:font-name="MS Gothic" style:font-name-asian="MS Gothic" style:font-name-complex="MS Gothic"/>
    </style:style>
    <style:style style:name="T5341" style:parent-style-name="DefaultParagraphFont" style:family="text">
      <style:text-properties style:font-name="MS Gothic" style:font-name-asian="MS Gothic" style:font-name-complex="MS Gothic"/>
    </style:style>
    <style:style style:name="T5342" style:parent-style-name="DefaultParagraphFont" style:family="text">
      <style:text-properties style:font-name="MS Gothic" style:font-name-asian="MS Gothic" style:font-name-complex="MS Gothic"/>
    </style:style>
    <style:style style:name="T5343" style:parent-style-name="DefaultParagraphFont" style:family="text">
      <style:text-properties style:font-name="MS Gothic" style:font-name-asian="MS Gothic" style:font-name-complex="MS Gothic"/>
    </style:style>
    <style:style style:name="T5344" style:parent-style-name="DefaultParagraphFont" style:family="text">
      <style:text-properties style:font-name="MS Gothic" style:font-name-asian="MS Gothic" style:font-name-complex="MS Gothic"/>
    </style:style>
    <style:style style:name="T5345" style:parent-style-name="DefaultParagraphFont" style:family="text">
      <style:text-properties style:font-name="MS Gothic" style:font-name-asian="MS Gothic" style:font-name-complex="MS Gothic"/>
    </style:style>
    <style:style style:name="T5346" style:parent-style-name="DefaultParagraphFont" style:family="text">
      <style:text-properties style:font-name="Microsoft JhengHei" style:font-name-asian="Microsoft JhengHei" style:font-name-complex="Microsoft JhengHei"/>
    </style:style>
    <style:style style:name="T5347" style:parent-style-name="DefaultParagraphFont" style:family="text">
      <style:text-properties style:font-name="MS Gothic" style:font-name-asian="MS Gothic" style:font-name-complex="MS Gothic"/>
    </style:style>
    <style:style style:name="T5348" style:parent-style-name="DefaultParagraphFont" style:family="text">
      <style:text-properties style:font-name="MS Gothic" style:font-name-asian="MS Gothic" style:font-name-complex="MS Gothic"/>
    </style:style>
    <style:style style:name="T5349" style:parent-style-name="DefaultParagraphFont" style:family="text">
      <style:text-properties style:font-name="MS Gothic" style:font-name-asian="MS Gothic" style:font-name-complex="MS Gothic"/>
    </style:style>
    <style:style style:name="T5350" style:parent-style-name="DefaultParagraphFont" style:family="text">
      <style:text-properties style:font-name="MS Gothic" style:font-name-asian="MS Gothic" style:font-name-complex="MS Gothic"/>
    </style:style>
    <style:style style:name="T5351" style:parent-style-name="DefaultParagraphFont" style:family="text">
      <style:text-properties style:font-name="Malgun Gothic" style:font-name-asian="Malgun Gothic" style:font-name-complex="Malgun Gothic"/>
    </style:style>
    <style:style style:name="T5352" style:parent-style-name="DefaultParagraphFont" style:family="text">
      <style:text-properties style:font-name="MS Gothic" style:font-name-asian="MS Gothic" style:font-name-complex="MS Gothic"/>
    </style:style>
    <style:style style:name="T5353" style:parent-style-name="DefaultParagraphFont" style:family="text">
      <style:text-properties style:font-name="MS Gothic" style:font-name-asian="MS Gothic" style:font-name-complex="MS Gothic"/>
    </style:style>
    <style:style style:name="T5354" style:parent-style-name="DefaultParagraphFont" style:family="text">
      <style:text-properties style:font-name="MS Gothic" style:font-name-asian="MS Gothic" style:font-name-complex="MS Gothic"/>
    </style:style>
    <style:style style:name="T5355" style:parent-style-name="DefaultParagraphFont" style:family="text">
      <style:text-properties style:font-name="MS Gothic" style:font-name-asian="MS Gothic" style:font-name-complex="MS Gothic"/>
    </style:style>
    <style:style style:name="T5356" style:parent-style-name="DefaultParagraphFont" style:family="text">
      <style:text-properties style:font-name="MS Gothic" style:font-name-asian="MS Gothic" style:font-name-complex="MS Gothic"/>
    </style:style>
    <style:style style:name="T5357" style:parent-style-name="DefaultParagraphFont" style:family="text">
      <style:text-properties style:font-name="Microsoft JhengHei" style:font-name-asian="Microsoft JhengHei" style:font-name-complex="Microsoft JhengHei"/>
    </style:style>
    <style:style style:name="T5358" style:parent-style-name="DefaultParagraphFont" style:family="text">
      <style:text-properties style:font-name="MS Gothic" style:font-name-asian="MS Gothic" style:font-name-complex="MS Gothic"/>
    </style:style>
    <style:style style:name="T5359" style:parent-style-name="DefaultParagraphFont" style:family="text">
      <style:text-properties style:font-name="MS Gothic" style:font-name-asian="MS Gothic" style:font-name-complex="MS Gothic"/>
    </style:style>
    <style:style style:name="T5360" style:parent-style-name="DefaultParagraphFont" style:family="text">
      <style:text-properties style:font-name="MS Gothic" style:font-name-asian="MS Gothic" style:font-name-complex="MS Gothic"/>
    </style:style>
    <style:style style:name="T5361" style:parent-style-name="DefaultParagraphFont" style:family="text">
      <style:text-properties style:font-name="MS Gothic" style:font-name-asian="MS Gothic" style:font-name-complex="MS Gothic"/>
    </style:style>
    <style:style style:name="T5362" style:parent-style-name="DefaultParagraphFont" style:family="text">
      <style:text-properties style:font-name="Microsoft JhengHei" style:font-name-asian="Microsoft JhengHei" style:font-name-complex="Microsoft JhengHei"/>
    </style:style>
    <style:style style:name="T5363" style:parent-style-name="DefaultParagraphFont" style:family="text">
      <style:text-properties style:font-name="MS Gothic" style:font-name-asian="MS Gothic" style:font-name-complex="MS Gothic"/>
    </style:style>
    <style:style style:name="T5364" style:parent-style-name="DefaultParagraphFont" style:family="text">
      <style:text-properties style:font-name="MS Gothic" style:font-name-asian="MS Gothic" style:font-name-complex="MS Gothic"/>
    </style:style>
    <style:style style:name="T5365" style:parent-style-name="DefaultParagraphFont" style:family="text">
      <style:text-properties style:font-name="MS Gothic" style:font-name-asian="MS Gothic" style:font-name-complex="MS Gothic"/>
    </style:style>
    <style:style style:name="T5366" style:parent-style-name="DefaultParagraphFont" style:family="text">
      <style:text-properties style:font-name="Microsoft JhengHei" style:font-name-asian="Microsoft JhengHei" style:font-name-complex="Microsoft JhengHei"/>
    </style:style>
    <style:style style:name="T5367" style:parent-style-name="DefaultParagraphFont" style:family="text">
      <style:text-properties style:font-name="MS Gothic" style:font-name-asian="MS Gothic" style:font-name-complex="MS Gothic"/>
    </style:style>
    <style:style style:name="T5368" style:parent-style-name="DefaultParagraphFont" style:family="text">
      <style:text-properties style:font-name="MS Gothic" style:font-name-asian="MS Gothic" style:font-name-complex="MS Gothic"/>
    </style:style>
    <style:style style:name="T5369" style:parent-style-name="DefaultParagraphFont" style:family="text">
      <style:text-properties style:font-name="MS Gothic" style:font-name-asian="MS Gothic" style:font-name-complex="MS Gothic"/>
    </style:style>
    <style:style style:name="T5370" style:parent-style-name="DefaultParagraphFont" style:family="text">
      <style:text-properties style:font-name="MS Gothic" style:font-name-asian="MS Gothic" style:font-name-complex="MS Gothic"/>
    </style:style>
    <style:style style:name="T5371" style:parent-style-name="DefaultParagraphFont" style:family="text">
      <style:text-properties style:font-name="MS Gothic" style:font-name-asian="MS Gothic" style:font-name-complex="MS Gothic"/>
    </style:style>
    <style:style style:name="T5372" style:parent-style-name="DefaultParagraphFont" style:family="text">
      <style:text-properties style:font-name="MS Gothic" style:font-name-asian="MS Gothic" style:font-name-complex="MS Gothic"/>
    </style:style>
    <style:style style:name="T5373" style:parent-style-name="DefaultParagraphFont" style:family="text">
      <style:text-properties style:font-name="MS Gothic" style:font-name-asian="MS Gothic" style:font-name-complex="MS Gothic"/>
    </style:style>
    <style:style style:name="T5374" style:parent-style-name="DefaultParagraphFont" style:family="text">
      <style:text-properties style:font-name="MS Gothic" style:font-name-asian="MS Gothic" style:font-name-complex="MS Gothic"/>
    </style:style>
    <style:style style:name="T5375" style:parent-style-name="DefaultParagraphFont" style:family="text">
      <style:text-properties style:font-name="MS Gothic" style:font-name-asian="MS Gothic" style:font-name-complex="MS Gothic"/>
    </style:style>
    <style:style style:name="T5376" style:parent-style-name="DefaultParagraphFont" style:family="text">
      <style:text-properties style:font-name="MS Gothic" style:font-name-asian="MS Gothic" style:font-name-complex="MS Gothic"/>
    </style:style>
    <style:style style:name="T5377" style:parent-style-name="DefaultParagraphFont" style:family="text">
      <style:text-properties style:font-name="Microsoft JhengHei" style:font-name-asian="Microsoft JhengHei" style:font-name-complex="Microsoft JhengHei"/>
    </style:style>
    <style:style style:name="T5378" style:parent-style-name="DefaultParagraphFont" style:family="text">
      <style:text-properties style:font-name="Malgun Gothic" style:font-name-asian="Malgun Gothic" style:font-name-complex="Malgun Gothic"/>
    </style:style>
    <style:style style:name="T5379" style:parent-style-name="DefaultParagraphFont" style:family="text">
      <style:text-properties style:font-name="MS Gothic" style:font-name-asian="MS Gothic" style:font-name-complex="MS Gothic"/>
    </style:style>
    <style:style style:name="T5380" style:parent-style-name="DefaultParagraphFont" style:family="text">
      <style:text-properties style:font-name="MS Gothic" style:font-name-asian="MS Gothic" style:font-name-complex="MS Gothic"/>
    </style:style>
    <style:style style:name="T5381" style:parent-style-name="DefaultParagraphFont" style:family="text">
      <style:text-properties style:font-name="MS Gothic" style:font-name-asian="MS Gothic" style:font-name-complex="MS Gothic"/>
    </style:style>
    <style:style style:name="T5382" style:parent-style-name="DefaultParagraphFont" style:family="text">
      <style:text-properties style:font-name="MS Gothic" style:font-name-asian="MS Gothic" style:font-name-complex="MS Gothic"/>
    </style:style>
    <style:style style:name="T5383" style:parent-style-name="DefaultParagraphFont" style:family="text">
      <style:text-properties style:font-name="MS Gothic" style:font-name-asian="MS Gothic" style:font-name-complex="MS Gothic"/>
    </style:style>
    <style:style style:name="T5384" style:parent-style-name="DefaultParagraphFont" style:family="text">
      <style:text-properties style:font-name="MS Gothic" style:font-name-asian="MS Gothic" style:font-name-complex="MS Gothic"/>
    </style:style>
    <style:style style:name="T5385" style:parent-style-name="DefaultParagraphFont" style:family="text">
      <style:text-properties style:font-name="Microsoft JhengHei" style:font-name-asian="Microsoft JhengHei" style:font-name-complex="Microsoft JhengHei"/>
    </style:style>
    <style:style style:name="T5386" style:parent-style-name="DefaultParagraphFont" style:family="text">
      <style:text-properties style:font-name="MS Gothic" style:font-name-asian="MS Gothic" style:font-name-complex="MS Gothic"/>
    </style:style>
    <style:style style:name="T5387" style:parent-style-name="DefaultParagraphFont" style:family="text">
      <style:text-properties style:font-name="MS Gothic" style:font-name-asian="MS Gothic" style:font-name-complex="MS Gothic"/>
    </style:style>
    <style:style style:name="T5388" style:parent-style-name="DefaultParagraphFont" style:family="text">
      <style:text-properties style:font-name="MS Gothic" style:font-name-asian="MS Gothic" style:font-name-complex="MS Gothic"/>
    </style:style>
    <style:style style:name="T5389" style:parent-style-name="DefaultParagraphFont" style:family="text">
      <style:text-properties style:font-name="MS Gothic" style:font-name-asian="MS Gothic" style:font-name-complex="MS Gothic"/>
    </style:style>
    <style:style style:name="T5390" style:parent-style-name="DefaultParagraphFont" style:family="text">
      <style:text-properties style:font-name="MS Gothic" style:font-name-asian="MS Gothic" style:font-name-complex="MS Gothic"/>
    </style:style>
    <style:style style:name="T5391" style:parent-style-name="DefaultParagraphFont" style:family="text">
      <style:text-properties style:font-name="MS Gothic" style:font-name-asian="MS Gothic" style:font-name-complex="MS Gothic"/>
    </style:style>
    <style:style style:name="T5392" style:parent-style-name="DefaultParagraphFont" style:family="text">
      <style:text-properties style:font-name="MS Gothic" style:font-name-asian="MS Gothic" style:font-name-complex="MS Gothic"/>
    </style:style>
    <style:style style:name="T5393" style:parent-style-name="DefaultParagraphFont" style:family="text">
      <style:text-properties style:font-name="MS Gothic" style:font-name-asian="MS Gothic" style:font-name-complex="MS Gothic"/>
    </style:style>
    <style:style style:name="T5394" style:parent-style-name="DefaultParagraphFont" style:family="text">
      <style:text-properties style:font-name="MS Gothic" style:font-name-asian="MS Gothic" style:font-name-complex="MS Gothic"/>
    </style:style>
    <style:style style:name="T5395" style:parent-style-name="DefaultParagraphFont" style:family="text">
      <style:text-properties style:font-name="Microsoft JhengHei" style:font-name-asian="Microsoft JhengHei" style:font-name-complex="Microsoft JhengHei"/>
    </style:style>
    <style:style style:name="T5396" style:parent-style-name="DefaultParagraphFont" style:family="text">
      <style:text-properties style:font-name="MS Gothic" style:font-name-asian="MS Gothic" style:font-name-complex="MS Gothic"/>
    </style:style>
    <style:style style:name="T5397" style:parent-style-name="DefaultParagraphFont" style:family="text">
      <style:text-properties style:font-name="MS Gothic" style:font-name-asian="MS Gothic" style:font-name-complex="MS Gothic"/>
    </style:style>
    <style:style style:name="T5398" style:parent-style-name="DefaultParagraphFont" style:family="text">
      <style:text-properties style:font-name="MS Gothic" style:font-name-asian="MS Gothic" style:font-name-complex="MS Gothic"/>
    </style:style>
    <style:style style:name="T5399" style:parent-style-name="DefaultParagraphFont" style:family="text">
      <style:text-properties style:font-name="Microsoft JhengHei" style:font-name-asian="Microsoft JhengHei" style:font-name-complex="Microsoft JhengHei"/>
    </style:style>
    <style:style style:name="T5400" style:parent-style-name="DefaultParagraphFont" style:family="text">
      <style:text-properties style:font-name="MS Gothic" style:font-name-asian="MS Gothic" style:font-name-complex="MS Gothic"/>
    </style:style>
    <style:style style:name="T5401" style:parent-style-name="DefaultParagraphFont" style:family="text">
      <style:text-properties style:font-name="MS Gothic" style:font-name-asian="MS Gothic" style:font-name-complex="MS Gothic"/>
    </style:style>
    <style:style style:name="T5402" style:parent-style-name="DefaultParagraphFont" style:family="text">
      <style:text-properties style:font-name="MS Gothic" style:font-name-asian="MS Gothic" style:font-name-complex="MS Gothic"/>
    </style:style>
    <style:style style:name="T5403" style:parent-style-name="DefaultParagraphFont" style:family="text">
      <style:text-properties style:font-name="MS Gothic" style:font-name-asian="MS Gothic" style:font-name-complex="MS Gothic"/>
    </style:style>
    <style:style style:name="T5404" style:parent-style-name="DefaultParagraphFont" style:family="text">
      <style:text-properties style:font-name="MS Gothic" style:font-name-asian="MS Gothic" style:font-name-complex="MS Gothic"/>
    </style:style>
    <style:style style:name="T5405" style:parent-style-name="DefaultParagraphFont" style:family="text">
      <style:text-properties style:font-name="MS Gothic" style:font-name-asian="MS Gothic" style:font-name-complex="MS Gothic"/>
    </style:style>
    <style:style style:name="T5406" style:parent-style-name="DefaultParagraphFont" style:family="text">
      <style:text-properties style:font-name="MS Gothic" style:font-name-asian="MS Gothic" style:font-name-complex="MS Gothic"/>
    </style:style>
    <style:style style:name="T5407" style:parent-style-name="DefaultParagraphFont" style:family="text">
      <style:text-properties style:font-name="MS Gothic" style:font-name-asian="MS Gothic" style:font-name-complex="MS Gothic"/>
    </style:style>
    <style:style style:name="T5408" style:parent-style-name="DefaultParagraphFont" style:family="text">
      <style:text-properties style:font-name="MS Gothic" style:font-name-asian="MS Gothic" style:font-name-complex="MS Gothic"/>
    </style:style>
    <style:style style:name="T5409" style:parent-style-name="DefaultParagraphFont" style:family="text">
      <style:text-properties style:font-name="MS Gothic" style:font-name-asian="MS Gothic" style:font-name-complex="MS Gothic"/>
    </style:style>
    <style:style style:name="T5410" style:parent-style-name="DefaultParagraphFont" style:family="text">
      <style:text-properties style:font-name="MS Gothic" style:font-name-asian="MS Gothic" style:font-name-complex="MS Gothic"/>
    </style:style>
    <style:style style:name="T5411" style:parent-style-name="DefaultParagraphFont" style:family="text">
      <style:text-properties style:font-name="MS Gothic" style:font-name-asian="MS Gothic" style:font-name-complex="MS Gothic"/>
    </style:style>
    <style:style style:name="T5412" style:parent-style-name="DefaultParagraphFont" style:family="text">
      <style:text-properties style:font-name="MS Gothic" style:font-name-asian="MS Gothic" style:font-name-complex="MS Gothic"/>
    </style:style>
    <style:style style:name="T5413" style:parent-style-name="DefaultParagraphFont" style:family="text">
      <style:text-properties style:font-name="MS Gothic" style:font-name-asian="MS Gothic" style:font-name-complex="MS Gothic"/>
    </style:style>
    <style:style style:name="T5414" style:parent-style-name="DefaultParagraphFont" style:family="text">
      <style:text-properties style:font-name="Microsoft JhengHei" style:font-name-asian="Microsoft JhengHei" style:font-name-complex="Microsoft JhengHei"/>
    </style:style>
    <style:style style:name="T5415" style:parent-style-name="DefaultParagraphFont" style:family="text">
      <style:text-properties style:font-name="MS Gothic" style:font-name-asian="MS Gothic" style:font-name-complex="MS Gothic"/>
    </style:style>
    <style:style style:name="T5416" style:parent-style-name="DefaultParagraphFont" style:family="text">
      <style:text-properties style:font-name="MS Gothic" style:font-name-asian="MS Gothic" style:font-name-complex="MS Gothic"/>
    </style:style>
    <style:style style:name="T5417" style:parent-style-name="DefaultParagraphFont" style:family="text">
      <style:text-properties style:font-name="MS Gothic" style:font-name-asian="MS Gothic" style:font-name-complex="MS Gothic"/>
    </style:style>
    <style:style style:name="T5418" style:parent-style-name="DefaultParagraphFont" style:family="text">
      <style:text-properties style:font-name="MS Gothic" style:font-name-asian="MS Gothic" style:font-name-complex="MS Gothic"/>
    </style:style>
    <style:style style:name="T5419" style:parent-style-name="DefaultParagraphFont" style:family="text">
      <style:text-properties style:font-name="Microsoft JhengHei" style:font-name-asian="Microsoft JhengHei" style:font-name-complex="Microsoft JhengHei"/>
    </style:style>
    <style:style style:name="T5420" style:parent-style-name="DefaultParagraphFont" style:family="text">
      <style:text-properties style:font-name="MS Gothic" style:font-name-asian="MS Gothic" style:font-name-complex="MS Gothic"/>
    </style:style>
    <style:style style:name="T5421" style:parent-style-name="DefaultParagraphFont" style:family="text">
      <style:text-properties style:font-name="MS Gothic" style:font-name-asian="MS Gothic" style:font-name-complex="MS Gothic"/>
    </style:style>
    <style:style style:name="T5422" style:parent-style-name="DefaultParagraphFont" style:family="text">
      <style:text-properties style:font-name="MS Gothic" style:font-name-asian="MS Gothic" style:font-name-complex="MS Gothic"/>
    </style:style>
    <style:style style:name="T5423" style:parent-style-name="DefaultParagraphFont" style:family="text">
      <style:text-properties style:font-name="MS Gothic" style:font-name-asian="MS Gothic" style:font-name-complex="MS Gothic"/>
    </style:style>
    <style:style style:name="T5424" style:parent-style-name="DefaultParagraphFont" style:family="text">
      <style:text-properties style:font-name="MS Gothic" style:font-name-asian="MS Gothic" style:font-name-complex="MS Gothic"/>
    </style:style>
    <style:style style:name="T5425" style:parent-style-name="DefaultParagraphFont" style:family="text">
      <style:text-properties style:font-name="Microsoft JhengHei" style:font-name-asian="Microsoft JhengHei" style:font-name-complex="Microsoft JhengHei"/>
    </style:style>
    <style:style style:name="T5426" style:parent-style-name="DefaultParagraphFont" style:family="text">
      <style:text-properties style:font-name="MS Gothic" style:font-name-asian="MS Gothic" style:font-name-complex="MS Gothic"/>
    </style:style>
    <style:style style:name="T5427" style:parent-style-name="DefaultParagraphFont" style:family="text">
      <style:text-properties style:font-name="MS Gothic" style:font-name-asian="MS Gothic" style:font-name-complex="MS Gothic"/>
    </style:style>
    <style:style style:name="T5428" style:parent-style-name="DefaultParagraphFont" style:family="text">
      <style:text-properties style:font-name="Microsoft JhengHei" style:font-name-asian="Microsoft JhengHei" style:font-name-complex="Microsoft JhengHei"/>
    </style:style>
    <style:style style:name="T5429" style:parent-style-name="DefaultParagraphFont" style:family="text">
      <style:text-properties style:font-name="MS Gothic" style:font-name-asian="MS Gothic" style:font-name-complex="MS Gothic"/>
    </style:style>
    <style:style style:name="T5430" style:parent-style-name="DefaultParagraphFont" style:family="text">
      <style:text-properties style:font-name="Microsoft JhengHei" style:font-name-asian="Microsoft JhengHei" style:font-name-complex="Microsoft JhengHei"/>
    </style:style>
    <style:style style:name="T5431" style:parent-style-name="DefaultParagraphFont" style:family="text">
      <style:text-properties style:font-name="MS Gothic" style:font-name-asian="MS Gothic" style:font-name-complex="MS Gothic"/>
    </style:style>
    <style:style style:name="T5432" style:parent-style-name="DefaultParagraphFont" style:family="text">
      <style:text-properties style:font-name="MS Gothic" style:font-name-asian="MS Gothic" style:font-name-complex="MS Gothic"/>
    </style:style>
    <style:style style:name="T5433" style:parent-style-name="DefaultParagraphFont" style:family="text">
      <style:text-properties style:font-name="MS Gothic" style:font-name-asian="MS Gothic" style:font-name-complex="MS Gothic"/>
    </style:style>
    <style:style style:name="T5434" style:parent-style-name="DefaultParagraphFont" style:family="text">
      <style:text-properties style:font-name="MS Gothic" style:font-name-asian="MS Gothic" style:font-name-complex="MS Gothic"/>
    </style:style>
    <style:style style:name="T5435" style:parent-style-name="DefaultParagraphFont" style:family="text">
      <style:text-properties style:font-name="MS Gothic" style:font-name-asian="MS Gothic" style:font-name-complex="MS Gothic"/>
    </style:style>
    <style:style style:name="T5436" style:parent-style-name="DefaultParagraphFont" style:family="text">
      <style:text-properties style:font-name="MS Gothic" style:font-name-asian="MS Gothic" style:font-name-complex="MS Gothic"/>
    </style:style>
    <style:style style:name="T5437" style:parent-style-name="DefaultParagraphFont" style:family="text">
      <style:text-properties style:font-name="MS Gothic" style:font-name-asian="MS Gothic" style:font-name-complex="MS Gothic"/>
    </style:style>
    <style:style style:name="T5438" style:parent-style-name="DefaultParagraphFont" style:family="text">
      <style:text-properties style:font-name="MS Gothic" style:font-name-asian="MS Gothic" style:font-name-complex="MS Gothic"/>
    </style:style>
    <style:style style:name="T5439" style:parent-style-name="DefaultParagraphFont" style:family="text">
      <style:text-properties style:font-name="MS Gothic" style:font-name-asian="MS Gothic" style:font-name-complex="MS Gothic"/>
    </style:style>
    <style:style style:name="T5440" style:parent-style-name="DefaultParagraphFont" style:family="text">
      <style:text-properties style:font-name="MS Gothic" style:font-name-asian="MS Gothic" style:font-name-complex="MS Gothic"/>
    </style:style>
    <style:style style:name="T5441" style:parent-style-name="DefaultParagraphFont" style:family="text">
      <style:text-properties style:font-name="Microsoft JhengHei" style:font-name-asian="Microsoft JhengHei" style:font-name-complex="Microsoft JhengHei"/>
    </style:style>
    <style:style style:name="T5442" style:parent-style-name="DefaultParagraphFont" style:family="text">
      <style:text-properties style:font-name="MS Gothic" style:font-name-asian="MS Gothic" style:font-name-complex="MS Gothic"/>
    </style:style>
    <style:style style:name="T5443" style:parent-style-name="DefaultParagraphFont" style:family="text">
      <style:text-properties style:font-name="MS Gothic" style:font-name-asian="MS Gothic" style:font-name-complex="MS Gothic"/>
    </style:style>
    <style:style style:name="T5444" style:parent-style-name="DefaultParagraphFont" style:family="text">
      <style:text-properties style:font-name="MS Gothic" style:font-name-asian="MS Gothic" style:font-name-complex="MS Gothic"/>
    </style:style>
    <style:style style:name="T5445" style:parent-style-name="DefaultParagraphFont" style:family="text">
      <style:text-properties style:font-name="MS Gothic" style:font-name-asian="MS Gothic" style:font-name-complex="MS Gothic"/>
    </style:style>
    <style:style style:name="T5446" style:parent-style-name="DefaultParagraphFont" style:family="text">
      <style:text-properties style:font-name="MS Gothic" style:font-name-asian="MS Gothic" style:font-name-complex="MS Gothic"/>
    </style:style>
    <style:style style:name="T5447" style:parent-style-name="DefaultParagraphFont" style:family="text">
      <style:text-properties style:font-name="MS Gothic" style:font-name-asian="MS Gothic" style:font-name-complex="MS Gothic"/>
    </style:style>
    <style:style style:name="T5448" style:parent-style-name="DefaultParagraphFont" style:family="text">
      <style:text-properties style:font-name="MS Gothic" style:font-name-asian="MS Gothic" style:font-name-complex="MS Gothic"/>
    </style:style>
    <style:style style:name="T5449" style:parent-style-name="DefaultParagraphFont" style:family="text">
      <style:text-properties style:font-name="MS Gothic" style:font-name-asian="MS Gothic" style:font-name-complex="MS Gothic"/>
    </style:style>
    <style:style style:name="T5450" style:parent-style-name="DefaultParagraphFont" style:family="text">
      <style:text-properties style:font-name="Microsoft JhengHei" style:font-name-asian="Microsoft JhengHei" style:font-name-complex="Microsoft JhengHei"/>
    </style:style>
    <style:style style:name="T5451" style:parent-style-name="DefaultParagraphFont" style:family="text">
      <style:text-properties style:font-name="MS Gothic" style:font-name-asian="MS Gothic" style:font-name-complex="MS Gothic"/>
    </style:style>
    <style:style style:name="T5452" style:parent-style-name="DefaultParagraphFont" style:family="text">
      <style:text-properties style:font-name="MS Gothic" style:font-name-asian="MS Gothic" style:font-name-complex="MS Gothic"/>
    </style:style>
    <style:style style:name="T5453" style:parent-style-name="DefaultParagraphFont" style:family="text">
      <style:text-properties style:font-name="MS Gothic" style:font-name-asian="MS Gothic" style:font-name-complex="MS Gothic"/>
    </style:style>
    <style:style style:name="T5454" style:parent-style-name="DefaultParagraphFont" style:family="text">
      <style:text-properties style:font-name="MS Gothic" style:font-name-asian="MS Gothic" style:font-name-complex="MS Gothic"/>
    </style:style>
    <style:style style:name="T5455" style:parent-style-name="DefaultParagraphFont" style:family="text">
      <style:text-properties style:font-name="MS Gothic" style:font-name-asian="MS Gothic" style:font-name-complex="MS Gothic"/>
    </style:style>
    <style:style style:name="T5456" style:parent-style-name="DefaultParagraphFont" style:family="text">
      <style:text-properties style:font-name="MS Gothic" style:font-name-asian="MS Gothic" style:font-name-complex="MS Gothic"/>
    </style:style>
    <style:style style:name="T5457" style:parent-style-name="DefaultParagraphFont" style:family="text">
      <style:text-properties style:font-name="Microsoft JhengHei" style:font-name-asian="Microsoft JhengHei" style:font-name-complex="Microsoft JhengHei"/>
    </style:style>
    <style:style style:name="T5458" style:parent-style-name="DefaultParagraphFont" style:family="text">
      <style:text-properties style:font-name="MS Gothic" style:font-name-asian="MS Gothic" style:font-name-complex="MS Gothic"/>
    </style:style>
    <style:style style:name="T5459" style:parent-style-name="DefaultParagraphFont" style:family="text">
      <style:text-properties style:font-name="MS Gothic" style:font-name-asian="MS Gothic" style:font-name-complex="MS Gothic"/>
    </style:style>
    <style:style style:name="T5460" style:parent-style-name="DefaultParagraphFont" style:family="text">
      <style:text-properties style:font-name="MS Gothic" style:font-name-asian="MS Gothic" style:font-name-complex="MS Gothic"/>
    </style:style>
    <style:style style:name="T5461" style:parent-style-name="DefaultParagraphFont" style:family="text">
      <style:text-properties style:font-name="MS Gothic" style:font-name-asian="MS Gothic" style:font-name-complex="MS Gothic"/>
    </style:style>
    <style:style style:name="T5462" style:parent-style-name="DefaultParagraphFont" style:family="text">
      <style:text-properties style:font-name="MS Gothic" style:font-name-asian="MS Gothic" style:font-name-complex="MS Gothic"/>
    </style:style>
    <style:style style:name="T5463" style:parent-style-name="DefaultParagraphFont" style:family="text">
      <style:text-properties style:font-name="MS Gothic" style:font-name-asian="MS Gothic" style:font-name-complex="MS Gothic"/>
    </style:style>
    <style:style style:name="T5464" style:parent-style-name="DefaultParagraphFont" style:family="text">
      <style:text-properties style:font-name="MS Gothic" style:font-name-asian="MS Gothic" style:font-name-complex="MS Gothic"/>
    </style:style>
    <style:style style:name="T5465" style:parent-style-name="DefaultParagraphFont" style:family="text">
      <style:text-properties style:font-name="MS Gothic" style:font-name-asian="MS Gothic" style:font-name-complex="MS Gothic"/>
    </style:style>
    <style:style style:name="T5466" style:parent-style-name="DefaultParagraphFont" style:family="text">
      <style:text-properties style:font-name="MS Gothic" style:font-name-asian="MS Gothic" style:font-name-complex="MS Gothic"/>
    </style:style>
    <style:style style:name="T5467" style:parent-style-name="DefaultParagraphFont" style:family="text">
      <style:text-properties style:font-name="MS Gothic" style:font-name-asian="MS Gothic" style:font-name-complex="MS Gothic"/>
    </style:style>
    <style:style style:name="T5468" style:parent-style-name="DefaultParagraphFont" style:family="text">
      <style:text-properties style:font-name="MS Gothic" style:font-name-asian="MS Gothic" style:font-name-complex="MS Gothic"/>
    </style:style>
    <style:style style:name="T5469" style:parent-style-name="DefaultParagraphFont" style:family="text">
      <style:text-properties style:font-name="Microsoft JhengHei" style:font-name-asian="Microsoft JhengHei" style:font-name-complex="Microsoft JhengHei"/>
    </style:style>
    <style:style style:name="T5470" style:parent-style-name="DefaultParagraphFont" style:family="text">
      <style:text-properties style:font-name="MS Gothic" style:font-name-asian="MS Gothic" style:font-name-complex="MS Gothic"/>
    </style:style>
    <style:style style:name="T5471" style:parent-style-name="DefaultParagraphFont" style:family="text">
      <style:text-properties style:font-name="MS Gothic" style:font-name-asian="MS Gothic" style:font-name-complex="MS Gothic"/>
    </style:style>
    <style:style style:name="T5472" style:parent-style-name="DefaultParagraphFont" style:family="text">
      <style:text-properties style:font-name="MS Gothic" style:font-name-asian="MS Gothic" style:font-name-complex="MS Gothic"/>
    </style:style>
    <style:style style:name="T5473" style:parent-style-name="DefaultParagraphFont" style:family="text">
      <style:text-properties style:font-name="MS Gothic" style:font-name-asian="MS Gothic" style:font-name-complex="MS Gothic"/>
    </style:style>
    <style:style style:name="T5474" style:parent-style-name="DefaultParagraphFont" style:family="text">
      <style:text-properties style:font-name="MS Gothic" style:font-name-asian="MS Gothic" style:font-name-complex="MS Gothic"/>
    </style:style>
    <style:style style:name="T5475" style:parent-style-name="DefaultParagraphFont" style:family="text">
      <style:text-properties style:font-name="Microsoft JhengHei" style:font-name-asian="Microsoft JhengHei" style:font-name-complex="Microsoft JhengHei"/>
    </style:style>
    <style:style style:name="T5476" style:parent-style-name="DefaultParagraphFont" style:family="text">
      <style:text-properties style:font-name="MS Gothic" style:font-name-asian="MS Gothic" style:font-name-complex="MS Gothic"/>
    </style:style>
    <style:style style:name="T5477" style:parent-style-name="DefaultParagraphFont" style:family="text">
      <style:text-properties style:font-name="MS Gothic" style:font-name-asian="MS Gothic" style:font-name-complex="MS Gothic"/>
    </style:style>
    <style:style style:name="T5478" style:parent-style-name="DefaultParagraphFont" style:family="text">
      <style:text-properties style:font-name="MS Gothic" style:font-name-asian="MS Gothic" style:font-name-complex="MS Gothic"/>
    </style:style>
    <style:style style:name="T5479" style:parent-style-name="DefaultParagraphFont" style:family="text">
      <style:text-properties style:font-name="MS Gothic" style:font-name-asian="MS Gothic" style:font-name-complex="MS Gothic"/>
    </style:style>
    <style:style style:name="T5480" style:parent-style-name="DefaultParagraphFont" style:family="text">
      <style:text-properties style:font-name="Microsoft JhengHei" style:font-name-asian="Microsoft JhengHei" style:font-name-complex="Microsoft JhengHei"/>
    </style:style>
    <style:style style:name="T5481" style:parent-style-name="DefaultParagraphFont" style:family="text">
      <style:text-properties style:font-name="MS Gothic" style:font-name-asian="MS Gothic" style:font-name-complex="MS Gothic"/>
    </style:style>
    <style:style style:name="T5482" style:parent-style-name="DefaultParagraphFont" style:family="text">
      <style:text-properties style:font-name="Microsoft JhengHei" style:font-name-asian="Microsoft JhengHei" style:font-name-complex="Microsoft JhengHei"/>
    </style:style>
    <style:style style:name="T5483" style:parent-style-name="DefaultParagraphFont" style:family="text">
      <style:text-properties style:font-name="MS Gothic" style:font-name-asian="MS Gothic" style:font-name-complex="MS Gothic"/>
    </style:style>
    <style:style style:name="T5484" style:parent-style-name="DefaultParagraphFont" style:family="text">
      <style:text-properties style:font-name="MS Gothic" style:font-name-asian="MS Gothic" style:font-name-complex="MS Gothic"/>
    </style:style>
    <style:style style:name="T5485" style:parent-style-name="DefaultParagraphFont" style:family="text">
      <style:text-properties style:font-name="MS Gothic" style:font-name-asian="MS Gothic" style:font-name-complex="MS Gothic"/>
    </style:style>
    <style:style style:name="T5486" style:parent-style-name="DefaultParagraphFont" style:family="text">
      <style:text-properties style:font-name="Microsoft JhengHei" style:font-name-asian="Microsoft JhengHei" style:font-name-complex="Microsoft JhengHei"/>
    </style:style>
    <style:style style:name="T5487" style:parent-style-name="DefaultParagraphFont" style:family="text">
      <style:text-properties style:font-name="MS Gothic" style:font-name-asian="MS Gothic" style:font-name-complex="MS Gothic"/>
    </style:style>
    <style:style style:name="T5488" style:parent-style-name="DefaultParagraphFont" style:family="text">
      <style:text-properties style:font-name="MS Gothic" style:font-name-asian="MS Gothic" style:font-name-complex="MS Gothic"/>
    </style:style>
    <style:style style:name="T5489" style:parent-style-name="DefaultParagraphFont" style:family="text">
      <style:text-properties style:font-name="MS Gothic" style:font-name-asian="MS Gothic" style:font-name-complex="MS Gothic"/>
    </style:style>
    <style:style style:name="T5490" style:parent-style-name="DefaultParagraphFont" style:family="text">
      <style:text-properties style:font-name="Microsoft JhengHei" style:font-name-asian="Microsoft JhengHei" style:font-name-complex="Microsoft JhengHei"/>
    </style:style>
    <style:style style:name="T5491" style:parent-style-name="DefaultParagraphFont" style:family="text">
      <style:text-properties style:font-name="Microsoft JhengHei" style:font-name-asian="Microsoft JhengHei" style:font-name-complex="Microsoft JhengHei"/>
    </style:style>
    <style:style style:name="T5492" style:parent-style-name="DefaultParagraphFont" style:family="text">
      <style:text-properties style:font-name="MS Gothic" style:font-name-asian="MS Gothic" style:font-name-complex="MS Gothic"/>
    </style:style>
    <style:style style:name="T5493" style:parent-style-name="DefaultParagraphFont" style:family="text">
      <style:text-properties style:font-name="MS Gothic" style:font-name-asian="MS Gothic" style:font-name-complex="MS Gothic"/>
    </style:style>
    <style:style style:name="T5494" style:parent-style-name="DefaultParagraphFont" style:family="text">
      <style:text-properties style:font-name="MS Gothic" style:font-name-asian="MS Gothic" style:font-name-complex="MS Gothic"/>
    </style:style>
    <style:style style:name="T5495" style:parent-style-name="DefaultParagraphFont" style:family="text">
      <style:text-properties style:font-name="MS Gothic" style:font-name-asian="MS Gothic" style:font-name-complex="MS Gothic"/>
    </style:style>
    <style:style style:name="T5496" style:parent-style-name="DefaultParagraphFont" style:family="text">
      <style:text-properties style:font-name="Microsoft JhengHei" style:font-name-asian="Microsoft JhengHei" style:font-name-complex="Microsoft JhengHei"/>
    </style:style>
    <style:style style:name="T5497" style:parent-style-name="DefaultParagraphFont" style:family="text">
      <style:text-properties style:font-name="MS Gothic" style:font-name-asian="MS Gothic" style:font-name-complex="MS Gothic"/>
    </style:style>
    <style:style style:name="T5498" style:parent-style-name="DefaultParagraphFont" style:family="text">
      <style:text-properties style:font-name="MS Gothic" style:font-name-asian="MS Gothic" style:font-name-complex="MS Gothic"/>
    </style:style>
    <style:style style:name="T5499" style:parent-style-name="DefaultParagraphFont" style:family="text">
      <style:text-properties style:font-name="MS Gothic" style:font-name-asian="MS Gothic" style:font-name-complex="MS Gothic"/>
    </style:style>
    <style:style style:name="T5500" style:parent-style-name="DefaultParagraphFont" style:family="text">
      <style:text-properties style:font-name="MS Gothic" style:font-name-asian="MS Gothic" style:font-name-complex="MS Gothic"/>
    </style:style>
    <style:style style:name="T5501" style:parent-style-name="DefaultParagraphFont" style:family="text">
      <style:text-properties style:font-name="MS Gothic" style:font-name-asian="MS Gothic" style:font-name-complex="MS Gothic"/>
    </style:style>
    <style:style style:name="T5502" style:parent-style-name="DefaultParagraphFont" style:family="text">
      <style:text-properties style:font-name="MS Gothic" style:font-name-asian="MS Gothic" style:font-name-complex="MS Gothic"/>
    </style:style>
    <style:style style:name="T5503" style:parent-style-name="DefaultParagraphFont" style:family="text">
      <style:text-properties style:font-name="Microsoft JhengHei" style:font-name-asian="Microsoft JhengHei" style:font-name-complex="Microsoft JhengHei"/>
    </style:style>
    <style:style style:name="T5504" style:parent-style-name="DefaultParagraphFont" style:family="text">
      <style:text-properties style:font-name="MS Gothic" style:font-name-asian="MS Gothic" style:font-name-complex="MS Gothic"/>
    </style:style>
    <style:style style:name="T5505" style:parent-style-name="DefaultParagraphFont" style:family="text">
      <style:text-properties style:font-name="MS Gothic" style:font-name-asian="MS Gothic" style:font-name-complex="MS Gothic"/>
    </style:style>
    <style:style style:name="T5506" style:parent-style-name="DefaultParagraphFont" style:family="text">
      <style:text-properties style:font-name="MS Gothic" style:font-name-asian="MS Gothic" style:font-name-complex="MS Gothic"/>
    </style:style>
    <style:style style:name="T5507" style:parent-style-name="DefaultParagraphFont" style:family="text">
      <style:text-properties style:font-name="MS Gothic" style:font-name-asian="MS Gothic" style:font-name-complex="MS Gothic"/>
    </style:style>
    <style:style style:name="T5508" style:parent-style-name="DefaultParagraphFont" style:family="text">
      <style:text-properties style:font-name="MS Gothic" style:font-name-asian="MS Gothic" style:font-name-complex="MS Gothic"/>
    </style:style>
    <style:style style:name="T5509" style:parent-style-name="DefaultParagraphFont" style:family="text">
      <style:text-properties style:font-name="MS Gothic" style:font-name-asian="MS Gothic" style:font-name-complex="MS Gothic"/>
    </style:style>
    <style:style style:name="T5510" style:parent-style-name="DefaultParagraphFont" style:family="text">
      <style:text-properties style:font-name="MS Gothic" style:font-name-asian="MS Gothic" style:font-name-complex="MS Gothic"/>
    </style:style>
    <style:style style:name="T5511" style:parent-style-name="DefaultParagraphFont" style:family="text">
      <style:text-properties style:font-name="MS Gothic" style:font-name-asian="MS Gothic" style:font-name-complex="MS Gothic"/>
    </style:style>
    <style:style style:name="T5512" style:parent-style-name="DefaultParagraphFont" style:family="text">
      <style:text-properties style:font-name="Microsoft JhengHei" style:font-name-asian="Microsoft JhengHei" style:font-name-complex="Microsoft JhengHei"/>
    </style:style>
    <style:style style:name="T5513" style:parent-style-name="DefaultParagraphFont" style:family="text">
      <style:text-properties style:font-name="MS Gothic" style:font-name-asian="MS Gothic" style:font-name-complex="MS Gothic"/>
    </style:style>
    <style:style style:name="T5514" style:parent-style-name="DefaultParagraphFont" style:family="text">
      <style:text-properties style:font-name="MS Gothic" style:font-name-asian="MS Gothic" style:font-name-complex="MS Gothic"/>
    </style:style>
    <style:style style:name="T5515" style:parent-style-name="DefaultParagraphFont" style:family="text">
      <style:text-properties style:font-name="MS Gothic" style:font-name-asian="MS Gothic" style:font-name-complex="MS Gothic"/>
    </style:style>
    <style:style style:name="T5516" style:parent-style-name="DefaultParagraphFont" style:family="text">
      <style:text-properties style:font-name="MS Gothic" style:font-name-asian="MS Gothic" style:font-name-complex="MS Gothic"/>
    </style:style>
    <style:style style:name="T5517" style:parent-style-name="DefaultParagraphFont" style:family="text">
      <style:text-properties style:font-name="MS Gothic" style:font-name-asian="MS Gothic" style:font-name-complex="MS Gothic"/>
    </style:style>
    <style:style style:name="T5518" style:parent-style-name="DefaultParagraphFont" style:family="text">
      <style:text-properties style:font-name="MS Gothic" style:font-name-asian="MS Gothic" style:font-name-complex="MS Gothic"/>
    </style:style>
    <style:style style:name="T5519" style:parent-style-name="DefaultParagraphFont" style:family="text">
      <style:text-properties style:font-name="MS Gothic" style:font-name-asian="MS Gothic" style:font-name-complex="MS Gothic"/>
    </style:style>
    <style:style style:name="T5520" style:parent-style-name="DefaultParagraphFont" style:family="text">
      <style:text-properties style:font-name="MS Gothic" style:font-name-asian="MS Gothic" style:font-name-complex="MS Gothic"/>
    </style:style>
    <style:style style:name="T5521" style:parent-style-name="DefaultParagraphFont" style:family="text">
      <style:text-properties style:font-name="MS Gothic" style:font-name-asian="MS Gothic" style:font-name-complex="MS Gothic"/>
    </style:style>
    <style:style style:name="T5522" style:parent-style-name="DefaultParagraphFont" style:family="text">
      <style:text-properties style:font-name="MS Gothic" style:font-name-asian="MS Gothic" style:font-name-complex="MS Gothic"/>
    </style:style>
    <style:style style:name="T5523" style:parent-style-name="DefaultParagraphFont" style:family="text">
      <style:text-properties style:font-name="MS Gothic" style:font-name-asian="MS Gothic" style:font-name-complex="MS Gothic"/>
    </style:style>
    <style:style style:name="T5524" style:parent-style-name="DefaultParagraphFont" style:family="text">
      <style:text-properties style:font-name="MS Gothic" style:font-name-asian="MS Gothic" style:font-name-complex="MS Gothic"/>
    </style:style>
    <style:style style:name="T5525" style:parent-style-name="DefaultParagraphFont" style:family="text">
      <style:text-properties style:font-name="MS Gothic" style:font-name-asian="MS Gothic" style:font-name-complex="MS Gothic"/>
    </style:style>
    <style:style style:name="T5526" style:parent-style-name="DefaultParagraphFont" style:family="text">
      <style:text-properties style:font-name="MS Gothic" style:font-name-asian="MS Gothic" style:font-name-complex="MS Gothic"/>
    </style:style>
    <style:style style:name="T5527" style:parent-style-name="DefaultParagraphFont" style:family="text">
      <style:text-properties style:font-name="MS Gothic" style:font-name-asian="MS Gothic" style:font-name-complex="MS Gothic"/>
    </style:style>
    <style:style style:name="T5528" style:parent-style-name="DefaultParagraphFont" style:family="text">
      <style:text-properties style:font-name="MS Gothic" style:font-name-asian="MS Gothic" style:font-name-complex="MS Gothic"/>
    </style:style>
    <style:style style:name="T5529" style:parent-style-name="DefaultParagraphFont" style:family="text">
      <style:text-properties style:font-name="MS Gothic" style:font-name-asian="MS Gothic" style:font-name-complex="MS Gothic"/>
    </style:style>
    <style:style style:name="T5530" style:parent-style-name="DefaultParagraphFont" style:family="text">
      <style:text-properties style:font-name="Microsoft JhengHei" style:font-name-asian="Microsoft JhengHei" style:font-name-complex="Microsoft JhengHei"/>
    </style:style>
    <style:style style:name="T5531" style:parent-style-name="DefaultParagraphFont" style:family="text">
      <style:text-properties style:font-name="MS Gothic" style:font-name-asian="MS Gothic" style:font-name-complex="MS Gothic"/>
    </style:style>
    <style:style style:name="T5532" style:parent-style-name="DefaultParagraphFont" style:family="text">
      <style:text-properties style:font-name="MS Gothic" style:font-name-asian="MS Gothic" style:font-name-complex="MS Gothic"/>
    </style:style>
    <style:style style:name="T5533" style:parent-style-name="DefaultParagraphFont" style:family="text">
      <style:text-properties style:font-name="MS Gothic" style:font-name-asian="MS Gothic" style:font-name-complex="MS Gothic"/>
    </style:style>
    <style:style style:name="T5534" style:parent-style-name="DefaultParagraphFont" style:family="text">
      <style:text-properties style:font-name="MS Gothic" style:font-name-asian="MS Gothic" style:font-name-complex="MS Gothic"/>
    </style:style>
    <style:style style:name="T5535" style:parent-style-name="DefaultParagraphFont" style:family="text">
      <style:text-properties style:font-name="MS Gothic" style:font-name-asian="MS Gothic" style:font-name-complex="MS Gothic"/>
    </style:style>
    <style:style style:name="T5536" style:parent-style-name="DefaultParagraphFont" style:family="text">
      <style:text-properties style:font-name="MS Gothic" style:font-name-asian="MS Gothic" style:font-name-complex="MS Gothic"/>
    </style:style>
    <style:style style:name="T5537" style:parent-style-name="DefaultParagraphFont" style:family="text">
      <style:text-properties style:font-name="MS Gothic" style:font-name-asian="MS Gothic" style:font-name-complex="MS Gothic"/>
    </style:style>
    <style:style style:name="T5538" style:parent-style-name="DefaultParagraphFont" style:family="text">
      <style:text-properties style:font-name="MS Gothic" style:font-name-asian="MS Gothic" style:font-name-complex="MS Gothic"/>
    </style:style>
    <style:style style:name="T5539" style:parent-style-name="DefaultParagraphFont" style:family="text">
      <style:text-properties style:font-name="MS Gothic" style:font-name-asian="MS Gothic" style:font-name-complex="MS Gothic"/>
    </style:style>
    <style:style style:name="T5540" style:parent-style-name="DefaultParagraphFont" style:family="text">
      <style:text-properties style:font-name="MS Gothic" style:font-name-asian="MS Gothic" style:font-name-complex="MS Gothic"/>
    </style:style>
    <style:style style:name="T5541" style:parent-style-name="DefaultParagraphFont" style:family="text">
      <style:text-properties style:font-name="MS Gothic" style:font-name-asian="MS Gothic" style:font-name-complex="MS Gothic"/>
    </style:style>
    <style:style style:name="T5542" style:parent-style-name="DefaultParagraphFont" style:family="text">
      <style:text-properties style:font-name="MS Gothic" style:font-name-asian="MS Gothic" style:font-name-complex="MS Gothic"/>
    </style:style>
    <style:style style:name="T5543" style:parent-style-name="DefaultParagraphFont" style:family="text">
      <style:text-properties style:font-name="MS Gothic" style:font-name-asian="MS Gothic" style:font-name-complex="MS Gothic"/>
    </style:style>
    <style:style style:name="T5544" style:parent-style-name="DefaultParagraphFont" style:family="text">
      <style:text-properties style:font-name="Microsoft JhengHei" style:font-name-asian="Microsoft JhengHei" style:font-name-complex="Microsoft JhengHei"/>
    </style:style>
    <style:style style:name="T5545" style:parent-style-name="DefaultParagraphFont" style:family="text">
      <style:text-properties style:font-name="MS Gothic" style:font-name-asian="MS Gothic" style:font-name-complex="MS Gothic"/>
    </style:style>
    <style:style style:name="T5546" style:parent-style-name="DefaultParagraphFont" style:family="text">
      <style:text-properties style:font-name="MS Gothic" style:font-name-asian="MS Gothic" style:font-name-complex="MS Gothic"/>
    </style:style>
    <style:style style:name="T5547" style:parent-style-name="DefaultParagraphFont" style:family="text">
      <style:text-properties style:font-name="MS Gothic" style:font-name-asian="MS Gothic" style:font-name-complex="MS Gothic"/>
    </style:style>
    <style:style style:name="T5548" style:parent-style-name="DefaultParagraphFont" style:family="text">
      <style:text-properties style:font-name="MS Gothic" style:font-name-asian="MS Gothic" style:font-name-complex="MS Gothic"/>
    </style:style>
    <style:style style:name="T5549" style:parent-style-name="DefaultParagraphFont" style:family="text">
      <style:text-properties style:font-name="MS Gothic" style:font-name-asian="MS Gothic" style:font-name-complex="MS Gothic"/>
    </style:style>
    <style:style style:name="T5550" style:parent-style-name="DefaultParagraphFont" style:family="text">
      <style:text-properties style:font-name="MS Gothic" style:font-name-asian="MS Gothic" style:font-name-complex="MS Gothic"/>
    </style:style>
    <style:style style:name="T5551" style:parent-style-name="DefaultParagraphFont" style:family="text">
      <style:text-properties style:font-name="MS Gothic" style:font-name-asian="MS Gothic" style:font-name-complex="MS Gothic"/>
    </style:style>
    <style:style style:name="T5552" style:parent-style-name="DefaultParagraphFont" style:family="text">
      <style:text-properties style:font-name="MS Gothic" style:font-name-asian="MS Gothic" style:font-name-complex="MS Gothic"/>
    </style:style>
    <style:style style:name="T5553" style:parent-style-name="DefaultParagraphFont" style:family="text">
      <style:text-properties style:font-name="MS Gothic" style:font-name-asian="MS Gothic" style:font-name-complex="MS Gothic"/>
    </style:style>
    <style:style style:name="T5554" style:parent-style-name="DefaultParagraphFont" style:family="text">
      <style:text-properties style:font-name="MS Gothic" style:font-name-asian="MS Gothic" style:font-name-complex="MS Gothic"/>
    </style:style>
    <style:style style:name="T5555" style:parent-style-name="DefaultParagraphFont" style:family="text">
      <style:text-properties style:font-name="MS Gothic" style:font-name-asian="MS Gothic" style:font-name-complex="MS Gothic"/>
    </style:style>
    <style:style style:name="T5556" style:parent-style-name="DefaultParagraphFont" style:family="text">
      <style:text-properties style:font-name="MS Gothic" style:font-name-asian="MS Gothic" style:font-name-complex="MS Gothic"/>
    </style:style>
    <style:style style:name="T5557" style:parent-style-name="DefaultParagraphFont" style:family="text">
      <style:text-properties style:font-name="MS Gothic" style:font-name-asian="MS Gothic" style:font-name-complex="MS Gothic"/>
    </style:style>
    <style:style style:name="T5558" style:parent-style-name="DefaultParagraphFont" style:family="text">
      <style:text-properties style:font-name="Microsoft JhengHei" style:font-name-asian="Microsoft JhengHei" style:font-name-complex="Microsoft JhengHei"/>
    </style:style>
    <style:style style:name="T5559" style:parent-style-name="DefaultParagraphFont" style:family="text">
      <style:text-properties style:font-name="MS Gothic" style:font-name-asian="MS Gothic" style:font-name-complex="MS Gothic"/>
    </style:style>
    <style:style style:name="T5560" style:parent-style-name="DefaultParagraphFont" style:family="text">
      <style:text-properties style:font-name="MS Gothic" style:font-name-asian="MS Gothic" style:font-name-complex="MS Gothic"/>
    </style:style>
    <style:style style:name="T5561" style:parent-style-name="DefaultParagraphFont" style:family="text">
      <style:text-properties style:font-name="MS Gothic" style:font-name-asian="MS Gothic" style:font-name-complex="MS Gothic"/>
    </style:style>
    <style:style style:name="T5562" style:parent-style-name="DefaultParagraphFont" style:family="text">
      <style:text-properties style:font-name="Microsoft JhengHei" style:font-name-asian="Microsoft JhengHei" style:font-name-complex="Microsoft JhengHei"/>
    </style:style>
    <style:style style:name="T5563" style:parent-style-name="DefaultParagraphFont" style:family="text">
      <style:text-properties style:font-name="MS Gothic" style:font-name-asian="MS Gothic" style:font-name-complex="MS Gothic"/>
    </style:style>
    <style:style style:name="T5564" style:parent-style-name="DefaultParagraphFont" style:family="text">
      <style:text-properties style:font-name="MS Gothic" style:font-name-asian="MS Gothic" style:font-name-complex="MS Gothic"/>
    </style:style>
    <style:style style:name="T5565" style:parent-style-name="DefaultParagraphFont" style:family="text">
      <style:text-properties style:font-name="MS Gothic" style:font-name-asian="MS Gothic" style:font-name-complex="MS Gothic"/>
    </style:style>
    <style:style style:name="T5566" style:parent-style-name="DefaultParagraphFont" style:family="text">
      <style:text-properties style:font-name="MS Gothic" style:font-name-asian="MS Gothic" style:font-name-complex="MS Gothic"/>
    </style:style>
    <style:style style:name="T5567" style:parent-style-name="DefaultParagraphFont" style:family="text">
      <style:text-properties style:font-name="MS Gothic" style:font-name-asian="MS Gothic" style:font-name-complex="MS Gothic"/>
    </style:style>
    <style:style style:name="T5568" style:parent-style-name="DefaultParagraphFont" style:family="text">
      <style:text-properties style:font-name="Microsoft JhengHei" style:font-name-asian="Microsoft JhengHei" style:font-name-complex="Microsoft JhengHei"/>
    </style:style>
    <style:style style:name="T5569" style:parent-style-name="DefaultParagraphFont" style:family="text">
      <style:text-properties style:font-name="Microsoft JhengHei" style:font-name-asian="Microsoft JhengHei" style:font-name-complex="Microsoft JhengHei"/>
    </style:style>
    <style:style style:name="T5570" style:parent-style-name="DefaultParagraphFont" style:family="text">
      <style:text-properties style:font-name="MS Gothic" style:font-name-asian="MS Gothic" style:font-name-complex="MS Gothic"/>
    </style:style>
    <style:style style:name="T5571" style:parent-style-name="DefaultParagraphFont" style:family="text">
      <style:text-properties style:font-name="MS Gothic" style:font-name-asian="MS Gothic" style:font-name-complex="MS Gothic"/>
    </style:style>
    <style:style style:name="T5572" style:parent-style-name="DefaultParagraphFont" style:family="text">
      <style:text-properties style:font-name="MS Gothic" style:font-name-asian="MS Gothic" style:font-name-complex="MS Gothic"/>
    </style:style>
    <style:style style:name="T5573" style:parent-style-name="DefaultParagraphFont" style:family="text">
      <style:text-properties style:font-name="MS Gothic" style:font-name-asian="MS Gothic" style:font-name-complex="MS Gothic"/>
    </style:style>
    <style:style style:name="T5574" style:parent-style-name="DefaultParagraphFont" style:family="text">
      <style:text-properties style:font-name="Malgun Gothic" style:font-name-asian="Malgun Gothic" style:font-name-complex="Malgun Gothic"/>
    </style:style>
    <style:style style:name="T5575" style:parent-style-name="DefaultParagraphFont" style:family="text">
      <style:text-properties style:font-name="Microsoft JhengHei" style:font-name-asian="Microsoft JhengHei" style:font-name-complex="Microsoft JhengHei"/>
    </style:style>
    <style:style style:name="T5576" style:parent-style-name="DefaultParagraphFont" style:family="text">
      <style:text-properties style:font-name="Malgun Gothic" style:font-name-asian="Malgun Gothic" style:font-name-complex="Malgun Gothic"/>
    </style:style>
    <style:style style:name="T5577" style:parent-style-name="DefaultParagraphFont" style:family="text">
      <style:text-properties style:font-name="MS Gothic" style:font-name-asian="MS Gothic" style:font-name-complex="MS Gothic"/>
    </style:style>
    <style:style style:name="T5578" style:parent-style-name="DefaultParagraphFont" style:family="text">
      <style:text-properties style:font-name="MS Gothic" style:font-name-asian="MS Gothic" style:font-name-complex="MS Gothic"/>
    </style:style>
    <style:style style:name="T5579" style:parent-style-name="DefaultParagraphFont" style:family="text">
      <style:text-properties style:font-name="MS Gothic" style:font-name-asian="MS Gothic" style:font-name-complex="MS Gothic"/>
    </style:style>
    <style:style style:name="T5580" style:parent-style-name="DefaultParagraphFont" style:family="text">
      <style:text-properties style:font-name="MS Gothic" style:font-name-asian="MS Gothic" style:font-name-complex="MS Gothic"/>
    </style:style>
    <style:style style:name="T5581" style:parent-style-name="DefaultParagraphFont" style:family="text">
      <style:text-properties style:font-name="MS Gothic" style:font-name-asian="MS Gothic" style:font-name-complex="MS Gothic"/>
    </style:style>
    <style:style style:name="T5582" style:parent-style-name="DefaultParagraphFont" style:family="text">
      <style:text-properties style:font-name="MS Gothic" style:font-name-asian="MS Gothic" style:font-name-complex="MS Gothic"/>
    </style:style>
    <style:style style:name="T5583" style:parent-style-name="DefaultParagraphFont" style:family="text">
      <style:text-properties style:font-name="MS Gothic" style:font-name-asian="MS Gothic" style:font-name-complex="MS Gothic"/>
    </style:style>
    <style:style style:name="T5584" style:parent-style-name="DefaultParagraphFont" style:family="text">
      <style:text-properties style:font-name="MS Gothic" style:font-name-asian="MS Gothic" style:font-name-complex="MS Gothic"/>
    </style:style>
    <style:style style:name="T5585" style:parent-style-name="DefaultParagraphFont" style:family="text">
      <style:text-properties style:font-name="MS Gothic" style:font-name-asian="MS Gothic" style:font-name-complex="MS Gothic"/>
    </style:style>
    <style:style style:name="T5586" style:parent-style-name="DefaultParagraphFont" style:family="text">
      <style:text-properties style:font-name="MS Gothic" style:font-name-asian="MS Gothic" style:font-name-complex="MS Gothic"/>
    </style:style>
    <style:style style:name="T5587" style:parent-style-name="DefaultParagraphFont" style:family="text">
      <style:text-properties style:font-name="MS Gothic" style:font-name-asian="MS Gothic" style:font-name-complex="MS Gothic"/>
    </style:style>
    <style:style style:name="T5588" style:parent-style-name="DefaultParagraphFont" style:family="text">
      <style:text-properties style:font-name="MS Gothic" style:font-name-asian="MS Gothic" style:font-name-complex="MS Gothic"/>
    </style:style>
    <style:style style:name="T5589" style:parent-style-name="DefaultParagraphFont" style:family="text">
      <style:text-properties style:font-name="MS Gothic" style:font-name-asian="MS Gothic" style:font-name-complex="MS Gothic"/>
    </style:style>
    <style:style style:name="T5590" style:parent-style-name="DefaultParagraphFont" style:family="text">
      <style:text-properties style:font-name="MS Gothic" style:font-name-asian="MS Gothic" style:font-name-complex="MS Gothic"/>
    </style:style>
    <style:style style:name="T5591" style:parent-style-name="DefaultParagraphFont" style:family="text">
      <style:text-properties style:font-name="MS Gothic" style:font-name-asian="MS Gothic" style:font-name-complex="MS Gothic"/>
    </style:style>
    <style:style style:name="T5592" style:parent-style-name="DefaultParagraphFont" style:family="text">
      <style:text-properties style:font-name="MS Gothic" style:font-name-asian="MS Gothic" style:font-name-complex="MS Gothic"/>
    </style:style>
    <style:style style:name="T5593" style:parent-style-name="DefaultParagraphFont" style:family="text">
      <style:text-properties style:font-name="MS Gothic" style:font-name-asian="MS Gothic" style:font-name-complex="MS Gothic"/>
    </style:style>
    <style:style style:name="T5594" style:parent-style-name="DefaultParagraphFont" style:family="text">
      <style:text-properties style:font-name="MS Gothic" style:font-name-asian="MS Gothic" style:font-name-complex="MS Gothic"/>
    </style:style>
    <style:style style:name="T5595" style:parent-style-name="DefaultParagraphFont" style:family="text">
      <style:text-properties style:font-name="Microsoft JhengHei" style:font-name-asian="Microsoft JhengHei" style:font-name-complex="Microsoft JhengHei"/>
    </style:style>
    <style:style style:name="T5596" style:parent-style-name="DefaultParagraphFont" style:family="text">
      <style:text-properties style:font-name="MS Gothic" style:font-name-asian="MS Gothic" style:font-name-complex="MS Gothic"/>
    </style:style>
    <style:style style:name="T5597" style:parent-style-name="DefaultParagraphFont" style:family="text">
      <style:text-properties fo:font-weight="bold" style:font-weight-asian="bold" style:font-weight-complex="bold"/>
    </style:style>
    <style:style style:name="T5598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5599" style:parent-style-name="DefaultParagraphFont" style:family="text">
      <style:text-properties fo:font-weight="bold" style:font-weight-asian="bold" style:font-weight-complex="bold"/>
    </style:style>
    <style:style style:name="T5600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5601" style:parent-style-name="DefaultParagraphFont" style:family="text">
      <style:text-properties fo:font-weight="bold" style:font-weight-asian="bold" style:font-weight-complex="bold"/>
    </style:style>
    <style:style style:name="T5602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5603" style:parent-style-name="DefaultParagraphFont" style:family="text">
      <style:text-properties fo:font-weight="bold" style:font-weight-asian="bold" style:font-weight-complex="bold"/>
    </style:style>
    <style:style style:name="T5604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5605" style:parent-style-name="DefaultParagraphFont" style:family="text">
      <style:text-properties fo:font-weight="bold" style:font-weight-asian="bold" style:font-weight-complex="bold"/>
    </style:style>
    <style:style style:name="T5606" style:parent-style-name="DefaultParagraphFont" style:family="text">
      <style:text-properties style:font-name="MS Gothic" style:font-name-asian="MS Gothic" style:font-name-complex="MS Gothic"/>
    </style:style>
    <style:style style:name="T5607" style:parent-style-name="DefaultParagraphFont" style:family="text">
      <style:text-properties style:font-name="MS Gothic" style:font-name-asian="MS Gothic" style:font-name-complex="MS Gothic"/>
    </style:style>
    <style:style style:name="T5608" style:parent-style-name="DefaultParagraphFont" style:family="text">
      <style:text-properties style:font-name="MS Gothic" style:font-name-asian="MS Gothic" style:font-name-complex="MS Gothic"/>
    </style:style>
    <style:style style:name="T5609" style:parent-style-name="DefaultParagraphFont" style:family="text">
      <style:text-properties style:font-name="MS Gothic" style:font-name-asian="MS Gothic" style:font-name-complex="MS Gothic"/>
    </style:style>
    <style:style style:name="T5610" style:parent-style-name="DefaultParagraphFont" style:family="text">
      <style:text-properties style:font-name="MS Gothic" style:font-name-asian="MS Gothic" style:font-name-complex="MS Gothic"/>
    </style:style>
    <style:style style:name="T5611" style:parent-style-name="DefaultParagraphFont" style:family="text">
      <style:text-properties style:font-name="MS Gothic" style:font-name-asian="MS Gothic" style:font-name-complex="MS Gothic"/>
    </style:style>
    <style:style style:name="T5612" style:parent-style-name="DefaultParagraphFont" style:family="text">
      <style:text-properties style:font-name="MS Gothic" style:font-name-asian="MS Gothic" style:font-name-complex="MS Gothic"/>
    </style:style>
    <style:style style:name="T5613" style:parent-style-name="DefaultParagraphFont" style:family="text">
      <style:text-properties style:font-name="MS Gothic" style:font-name-asian="MS Gothic" style:font-name-complex="MS Gothic"/>
    </style:style>
    <style:style style:name="T5614" style:parent-style-name="DefaultParagraphFont" style:family="text">
      <style:text-properties style:font-name="MS Gothic" style:font-name-asian="MS Gothic" style:font-name-complex="MS Gothic"/>
    </style:style>
    <style:style style:name="T5615" style:parent-style-name="DefaultParagraphFont" style:family="text">
      <style:text-properties style:font-name="MS Gothic" style:font-name-asian="MS Gothic" style:font-name-complex="MS Gothic"/>
    </style:style>
    <style:style style:name="T5616" style:parent-style-name="DefaultParagraphFont" style:family="text">
      <style:text-properties style:font-name="MS Gothic" style:font-name-asian="MS Gothic" style:font-name-complex="MS Gothic"/>
    </style:style>
    <style:style style:name="T5617" style:parent-style-name="DefaultParagraphFont" style:family="text">
      <style:text-properties style:font-name="MS Gothic" style:font-name-asian="MS Gothic" style:font-name-complex="MS Gothic"/>
    </style:style>
    <style:style style:name="T5618" style:parent-style-name="DefaultParagraphFont" style:family="text">
      <style:text-properties style:font-name="MS Gothic" style:font-name-asian="MS Gothic" style:font-name-complex="MS Gothic"/>
    </style:style>
    <style:style style:name="T5619" style:parent-style-name="DefaultParagraphFont" style:family="text">
      <style:text-properties style:font-name="MS Gothic" style:font-name-asian="MS Gothic" style:font-name-complex="MS Gothic"/>
    </style:style>
    <style:style style:name="T5620" style:parent-style-name="DefaultParagraphFont" style:family="text">
      <style:text-properties style:font-name="MS Gothic" style:font-name-asian="MS Gothic" style:font-name-complex="MS Gothic"/>
    </style:style>
    <style:style style:name="T5621" style:parent-style-name="DefaultParagraphFont" style:family="text">
      <style:text-properties style:font-name="Microsoft JhengHei" style:font-name-asian="Microsoft JhengHei" style:font-name-complex="Microsoft JhengHei"/>
    </style:style>
    <style:style style:name="T5622" style:parent-style-name="DefaultParagraphFont" style:family="text">
      <style:text-properties style:font-name="MS Gothic" style:font-name-asian="MS Gothic" style:font-name-complex="MS Gothic"/>
    </style:style>
    <style:style style:name="T5623" style:parent-style-name="DefaultParagraphFont" style:family="text">
      <style:text-properties style:font-name="MS Gothic" style:font-name-asian="MS Gothic" style:font-name-complex="MS Gothic"/>
    </style:style>
    <style:style style:name="T5624" style:parent-style-name="DefaultParagraphFont" style:family="text">
      <style:text-properties style:font-name="MS Gothic" style:font-name-asian="MS Gothic" style:font-name-complex="MS Gothic"/>
    </style:style>
    <style:style style:name="T5625" style:parent-style-name="DefaultParagraphFont" style:family="text">
      <style:text-properties style:font-name="Microsoft JhengHei" style:font-name-asian="Microsoft JhengHei" style:font-name-complex="Microsoft JhengHei"/>
    </style:style>
    <style:style style:name="T5626" style:parent-style-name="DefaultParagraphFont" style:family="text">
      <style:text-properties style:font-name="Microsoft JhengHei" style:font-name-asian="Microsoft JhengHei" style:font-name-complex="Microsoft JhengHei"/>
    </style:style>
    <style:style style:name="T5627" style:parent-style-name="DefaultParagraphFont" style:family="text">
      <style:text-properties style:font-name="MS Gothic" style:font-name-asian="MS Gothic" style:font-name-complex="MS Gothic"/>
    </style:style>
    <style:style style:name="T5628" style:parent-style-name="DefaultParagraphFont" style:family="text">
      <style:text-properties style:font-name="MS Gothic" style:font-name-asian="MS Gothic" style:font-name-complex="MS Gothic"/>
    </style:style>
    <style:style style:name="T5629" style:parent-style-name="DefaultParagraphFont" style:family="text">
      <style:text-properties style:font-name="Microsoft JhengHei" style:font-name-asian="Microsoft JhengHei" style:font-name-complex="Microsoft JhengHei"/>
    </style:style>
    <style:style style:name="T5630" style:parent-style-name="DefaultParagraphFont" style:family="text">
      <style:text-properties style:font-name="MS Gothic" style:font-name-asian="MS Gothic" style:font-name-complex="MS Gothic"/>
    </style:style>
    <style:style style:name="T5631" style:parent-style-name="DefaultParagraphFont" style:family="text">
      <style:text-properties style:font-name="MS Gothic" style:font-name-asian="MS Gothic" style:font-name-complex="MS Gothic"/>
    </style:style>
    <style:style style:name="T5632" style:parent-style-name="DefaultParagraphFont" style:family="text">
      <style:text-properties style:font-name="Microsoft JhengHei" style:font-name-asian="Microsoft JhengHei" style:font-name-complex="Microsoft JhengHei"/>
    </style:style>
    <style:style style:name="T5633" style:parent-style-name="DefaultParagraphFont" style:family="text">
      <style:text-properties style:font-name="MS Gothic" style:font-name-asian="MS Gothic" style:font-name-complex="MS Gothic"/>
    </style:style>
    <style:style style:name="T5634" style:parent-style-name="DefaultParagraphFont" style:family="text">
      <style:text-properties style:font-name="MS Gothic" style:font-name-asian="MS Gothic" style:font-name-complex="MS Gothic"/>
    </style:style>
    <style:style style:name="T5635" style:parent-style-name="DefaultParagraphFont" style:family="text">
      <style:text-properties style:font-name="MS Gothic" style:font-name-asian="MS Gothic" style:font-name-complex="MS Gothic"/>
    </style:style>
    <style:style style:name="T5636" style:parent-style-name="DefaultParagraphFont" style:family="text">
      <style:text-properties style:font-name="MS Gothic" style:font-name-asian="MS Gothic" style:font-name-complex="MS Gothic"/>
    </style:style>
    <style:style style:name="T5637" style:parent-style-name="DefaultParagraphFont" style:family="text">
      <style:text-properties style:font-name="MS Gothic" style:font-name-asian="MS Gothic" style:font-name-complex="MS Gothic"/>
    </style:style>
    <style:style style:name="T5638" style:parent-style-name="DefaultParagraphFont" style:family="text">
      <style:text-properties style:font-name="MS Gothic" style:font-name-asian="MS Gothic" style:font-name-complex="MS Gothic"/>
    </style:style>
    <style:style style:name="T5639" style:parent-style-name="DefaultParagraphFont" style:family="text">
      <style:text-properties style:font-name="Microsoft JhengHei" style:font-name-asian="Microsoft JhengHei" style:font-name-complex="Microsoft JhengHei"/>
    </style:style>
    <style:style style:name="T5640" style:parent-style-name="DefaultParagraphFont" style:family="text">
      <style:text-properties style:font-name="MS Gothic" style:font-name-asian="MS Gothic" style:font-name-complex="MS Gothic"/>
    </style:style>
    <style:style style:name="T5641" style:parent-style-name="DefaultParagraphFont" style:family="text">
      <style:text-properties style:font-name="MS Gothic" style:font-name-asian="MS Gothic" style:font-name-complex="MS Gothic"/>
    </style:style>
    <style:style style:name="T5642" style:parent-style-name="DefaultParagraphFont" style:family="text">
      <style:text-properties style:font-name="MS Gothic" style:font-name-asian="MS Gothic" style:font-name-complex="MS Gothic"/>
    </style:style>
    <style:style style:name="T5643" style:parent-style-name="DefaultParagraphFont" style:family="text">
      <style:text-properties style:font-name="MS Gothic" style:font-name-asian="MS Gothic" style:font-name-complex="MS Gothic"/>
    </style:style>
    <style:style style:name="T5644" style:parent-style-name="DefaultParagraphFont" style:family="text">
      <style:text-properties style:font-name="MS Gothic" style:font-name-asian="MS Gothic" style:font-name-complex="MS Gothic"/>
    </style:style>
    <style:style style:name="T5645" style:parent-style-name="DefaultParagraphFont" style:family="text">
      <style:text-properties style:font-name="MS Gothic" style:font-name-asian="MS Gothic" style:font-name-complex="MS Gothic"/>
    </style:style>
    <style:style style:name="T5646" style:parent-style-name="DefaultParagraphFont" style:family="text">
      <style:text-properties style:font-name="MS Gothic" style:font-name-asian="MS Gothic" style:font-name-complex="MS Gothic"/>
    </style:style>
    <style:style style:name="T5647" style:parent-style-name="DefaultParagraphFont" style:family="text">
      <style:text-properties style:font-name="MS Gothic" style:font-name-asian="MS Gothic" style:font-name-complex="MS Gothic"/>
    </style:style>
    <style:style style:name="T5648" style:parent-style-name="DefaultParagraphFont" style:family="text">
      <style:text-properties style:font-name="MS Gothic" style:font-name-asian="MS Gothic" style:font-name-complex="MS Gothic"/>
    </style:style>
    <style:style style:name="T5649" style:parent-style-name="DefaultParagraphFont" style:family="text">
      <style:text-properties style:font-name="MS Gothic" style:font-name-asian="MS Gothic" style:font-name-complex="MS Gothic"/>
    </style:style>
    <style:style style:name="T5650" style:parent-style-name="DefaultParagraphFont" style:family="text">
      <style:text-properties style:font-name="MS Gothic" style:font-name-asian="MS Gothic" style:font-name-complex="MS Gothic"/>
    </style:style>
    <style:style style:name="T5651" style:parent-style-name="DefaultParagraphFont" style:family="text">
      <style:text-properties style:font-name="MS Gothic" style:font-name-asian="MS Gothic" style:font-name-complex="MS Gothic"/>
    </style:style>
    <style:style style:name="T5652" style:parent-style-name="DefaultParagraphFont" style:family="text">
      <style:text-properties style:font-name="MS Gothic" style:font-name-asian="MS Gothic" style:font-name-complex="MS Gothic"/>
    </style:style>
    <style:style style:name="T5653" style:parent-style-name="DefaultParagraphFont" style:family="text">
      <style:text-properties style:font-name="Microsoft JhengHei" style:font-name-asian="Microsoft JhengHei" style:font-name-complex="Microsoft JhengHei"/>
    </style:style>
    <style:style style:name="T5654" style:parent-style-name="DefaultParagraphFont" style:family="text">
      <style:text-properties style:font-name="MS Gothic" style:font-name-asian="MS Gothic" style:font-name-complex="MS Gothic"/>
    </style:style>
    <style:style style:name="T5655" style:parent-style-name="DefaultParagraphFont" style:family="text">
      <style:text-properties style:font-name="MS Gothic" style:font-name-asian="MS Gothic" style:font-name-complex="MS Gothic"/>
    </style:style>
    <style:style style:name="T5656" style:parent-style-name="DefaultParagraphFont" style:family="text">
      <style:text-properties style:font-name="MS Gothic" style:font-name-asian="MS Gothic" style:font-name-complex="MS Gothic"/>
    </style:style>
    <style:style style:name="T5657" style:parent-style-name="DefaultParagraphFont" style:family="text">
      <style:text-properties style:font-name="MS Gothic" style:font-name-asian="MS Gothic" style:font-name-complex="MS Gothic"/>
    </style:style>
    <style:style style:name="T5658" style:parent-style-name="DefaultParagraphFont" style:family="text">
      <style:text-properties style:font-name="MS Gothic" style:font-name-asian="MS Gothic" style:font-name-complex="MS Gothic"/>
    </style:style>
    <style:style style:name="T5659" style:parent-style-name="DefaultParagraphFont" style:family="text">
      <style:text-properties style:font-name="MS Gothic" style:font-name-asian="MS Gothic" style:font-name-complex="MS Gothic"/>
    </style:style>
    <style:style style:name="T5660" style:parent-style-name="DefaultParagraphFont" style:family="text">
      <style:text-properties style:font-name="MS Gothic" style:font-name-asian="MS Gothic" style:font-name-complex="MS Gothic"/>
    </style:style>
    <style:style style:name="T5661" style:parent-style-name="DefaultParagraphFont" style:family="text">
      <style:text-properties style:font-name="MS Gothic" style:font-name-asian="MS Gothic" style:font-name-complex="MS Gothic"/>
    </style:style>
    <style:style style:name="T5662" style:parent-style-name="DefaultParagraphFont" style:family="text">
      <style:text-properties style:font-name="MS Gothic" style:font-name-asian="MS Gothic" style:font-name-complex="MS Gothic"/>
    </style:style>
    <style:style style:name="T5663" style:parent-style-name="DefaultParagraphFont" style:family="text">
      <style:text-properties style:font-name="MS Gothic" style:font-name-asian="MS Gothic" style:font-name-complex="MS Gothic"/>
    </style:style>
    <style:style style:name="T5664" style:parent-style-name="DefaultParagraphFont" style:family="text">
      <style:text-properties style:font-name="MS Gothic" style:font-name-asian="MS Gothic" style:font-name-complex="MS Gothic"/>
    </style:style>
    <style:style style:name="T5665" style:parent-style-name="DefaultParagraphFont" style:family="text">
      <style:text-properties style:font-name="MS Gothic" style:font-name-asian="MS Gothic" style:font-name-complex="MS Gothic"/>
    </style:style>
    <style:style style:name="T5666" style:parent-style-name="DefaultParagraphFont" style:family="text">
      <style:text-properties style:font-name="MS Gothic" style:font-name-asian="MS Gothic" style:font-name-complex="MS Gothic"/>
    </style:style>
    <style:style style:name="T5667" style:parent-style-name="DefaultParagraphFont" style:family="text">
      <style:text-properties style:font-name="MS Gothic" style:font-name-asian="MS Gothic" style:font-name-complex="MS Gothic"/>
    </style:style>
    <style:style style:name="T5668" style:parent-style-name="DefaultParagraphFont" style:family="text">
      <style:text-properties style:font-name="MS Gothic" style:font-name-asian="MS Gothic" style:font-name-complex="MS Gothic"/>
    </style:style>
    <style:style style:name="T5669" style:parent-style-name="DefaultParagraphFont" style:family="text">
      <style:text-properties style:font-name="MS Gothic" style:font-name-asian="MS Gothic" style:font-name-complex="MS Gothic"/>
    </style:style>
    <style:style style:name="T5670" style:parent-style-name="DefaultParagraphFont" style:family="text">
      <style:text-properties style:font-name="MS Gothic" style:font-name-asian="MS Gothic" style:font-name-complex="MS Gothic"/>
    </style:style>
    <style:style style:name="T5671" style:parent-style-name="DefaultParagraphFont" style:family="text">
      <style:text-properties style:font-name="MS Gothic" style:font-name-asian="MS Gothic" style:font-name-complex="MS Gothic"/>
    </style:style>
    <style:style style:name="T5672" style:parent-style-name="DefaultParagraphFont" style:family="text">
      <style:text-properties style:font-name="MS Gothic" style:font-name-asian="MS Gothic" style:font-name-complex="MS Gothic"/>
    </style:style>
    <style:style style:name="T5673" style:parent-style-name="DefaultParagraphFont" style:family="text">
      <style:text-properties style:font-name="MS Gothic" style:font-name-asian="MS Gothic" style:font-name-complex="MS Gothic"/>
    </style:style>
    <style:style style:name="T5674" style:parent-style-name="DefaultParagraphFont" style:family="text">
      <style:text-properties style:font-name="MS Gothic" style:font-name-asian="MS Gothic" style:font-name-complex="MS Gothic"/>
    </style:style>
    <style:style style:name="T5675" style:parent-style-name="DefaultParagraphFont" style:family="text">
      <style:text-properties style:font-name="MS Gothic" style:font-name-asian="MS Gothic" style:font-name-complex="MS Gothic"/>
    </style:style>
    <style:style style:name="T5676" style:parent-style-name="DefaultParagraphFont" style:family="text">
      <style:text-properties style:font-name="Microsoft JhengHei" style:font-name-asian="Microsoft JhengHei" style:font-name-complex="Microsoft JhengHei"/>
    </style:style>
    <style:style style:name="T5677" style:parent-style-name="DefaultParagraphFont" style:family="text">
      <style:text-properties style:font-name="MS Gothic" style:font-name-asian="MS Gothic" style:font-name-complex="MS Gothic"/>
    </style:style>
    <style:style style:name="T5678" style:parent-style-name="DefaultParagraphFont" style:family="text">
      <style:text-properties style:font-name="MS Gothic" style:font-name-asian="MS Gothic" style:font-name-complex="MS Gothic"/>
    </style:style>
    <style:style style:name="T5679" style:parent-style-name="DefaultParagraphFont" style:family="text">
      <style:text-properties style:font-name="MS Gothic" style:font-name-asian="MS Gothic" style:font-name-complex="MS Gothic"/>
    </style:style>
    <style:style style:name="T5680" style:parent-style-name="DefaultParagraphFont" style:family="text">
      <style:text-properties style:font-name="MS Gothic" style:font-name-asian="MS Gothic" style:font-name-complex="MS Gothic"/>
    </style:style>
    <style:style style:name="T5681" style:parent-style-name="DefaultParagraphFont" style:family="text">
      <style:text-properties style:font-name="MS Gothic" style:font-name-asian="MS Gothic" style:font-name-complex="MS Gothic"/>
    </style:style>
    <style:style style:name="T5682" style:parent-style-name="DefaultParagraphFont" style:family="text">
      <style:text-properties style:font-name="MS Gothic" style:font-name-asian="MS Gothic" style:font-name-complex="MS Gothic"/>
    </style:style>
    <style:style style:name="T5683" style:parent-style-name="DefaultParagraphFont" style:family="text">
      <style:text-properties style:font-name="MS Gothic" style:font-name-asian="MS Gothic" style:font-name-complex="MS Gothic"/>
    </style:style>
    <style:style style:name="T5684" style:parent-style-name="DefaultParagraphFont" style:family="text">
      <style:text-properties style:font-name="MS Gothic" style:font-name-asian="MS Gothic" style:font-name-complex="MS Gothic"/>
    </style:style>
    <style:style style:name="T5685" style:parent-style-name="DefaultParagraphFont" style:family="text">
      <style:text-properties style:font-name="MS Gothic" style:font-name-asian="MS Gothic" style:font-name-complex="MS Gothic"/>
    </style:style>
    <style:style style:name="T5686" style:parent-style-name="DefaultParagraphFont" style:family="text">
      <style:text-properties style:font-name="MS Gothic" style:font-name-asian="MS Gothic" style:font-name-complex="MS Gothic"/>
    </style:style>
    <style:style style:name="T5687" style:parent-style-name="DefaultParagraphFont" style:family="text">
      <style:text-properties style:font-name="Microsoft JhengHei" style:font-name-asian="Microsoft JhengHei" style:font-name-complex="Microsoft JhengHei"/>
    </style:style>
    <style:style style:name="T5688" style:parent-style-name="DefaultParagraphFont" style:family="text">
      <style:text-properties style:font-name="MS Gothic" style:font-name-asian="MS Gothic" style:font-name-complex="MS Gothic"/>
    </style:style>
    <style:style style:name="T5689" style:parent-style-name="DefaultParagraphFont" style:family="text">
      <style:text-properties style:font-name="MS Gothic" style:font-name-asian="MS Gothic" style:font-name-complex="MS Gothic"/>
    </style:style>
    <style:style style:name="T5690" style:parent-style-name="DefaultParagraphFont" style:family="text">
      <style:text-properties style:font-name="MS Gothic" style:font-name-asian="MS Gothic" style:font-name-complex="MS Gothic"/>
    </style:style>
    <style:style style:name="T5691" style:parent-style-name="DefaultParagraphFont" style:family="text">
      <style:text-properties style:font-name="MS Gothic" style:font-name-asian="MS Gothic" style:font-name-complex="MS Gothic"/>
    </style:style>
    <style:style style:name="T5692" style:parent-style-name="DefaultParagraphFont" style:family="text">
      <style:text-properties style:font-name="MS Gothic" style:font-name-asian="MS Gothic" style:font-name-complex="MS Gothic"/>
    </style:style>
    <style:style style:name="T5693" style:parent-style-name="DefaultParagraphFont" style:family="text">
      <style:text-properties style:font-name="MS Gothic" style:font-name-asian="MS Gothic" style:font-name-complex="MS Gothic"/>
    </style:style>
    <style:style style:name="T5694" style:parent-style-name="DefaultParagraphFont" style:family="text">
      <style:text-properties style:font-name="MS Gothic" style:font-name-asian="MS Gothic" style:font-name-complex="MS Gothic"/>
    </style:style>
    <style:style style:name="T5695" style:parent-style-name="DefaultParagraphFont" style:family="text">
      <style:text-properties style:font-name="MS Gothic" style:font-name-asian="MS Gothic" style:font-name-complex="MS Gothic"/>
    </style:style>
    <style:style style:name="T5696" style:parent-style-name="DefaultParagraphFont" style:family="text">
      <style:text-properties style:font-name="MS Gothic" style:font-name-asian="MS Gothic" style:font-name-complex="MS Gothic"/>
    </style:style>
    <style:style style:name="T5697" style:parent-style-name="DefaultParagraphFont" style:family="text">
      <style:text-properties style:font-name="MS Gothic" style:font-name-asian="MS Gothic" style:font-name-complex="MS Gothic"/>
    </style:style>
    <style:style style:name="T5698" style:parent-style-name="DefaultParagraphFont" style:family="text">
      <style:text-properties style:font-name="MS Gothic" style:font-name-asian="MS Gothic" style:font-name-complex="MS Gothic"/>
    </style:style>
    <style:style style:name="T5699" style:parent-style-name="DefaultParagraphFont" style:family="text">
      <style:text-properties style:font-name="Microsoft JhengHei" style:font-name-asian="Microsoft JhengHei" style:font-name-complex="Microsoft JhengHei"/>
    </style:style>
    <style:style style:name="T5700" style:parent-style-name="DefaultParagraphFont" style:family="text">
      <style:text-properties style:font-name="MS Gothic" style:font-name-asian="MS Gothic" style:font-name-complex="MS Gothic"/>
    </style:style>
    <style:style style:name="T5701" style:parent-style-name="DefaultParagraphFont" style:family="text">
      <style:text-properties style:font-name="MS Gothic" style:font-name-asian="MS Gothic" style:font-name-complex="MS Gothic"/>
    </style:style>
    <style:style style:name="T5702" style:parent-style-name="DefaultParagraphFont" style:family="text">
      <style:text-properties style:font-name="Malgun Gothic" style:font-name-asian="Malgun Gothic" style:font-name-complex="Malgun Gothic"/>
    </style:style>
    <style:style style:name="T5703" style:parent-style-name="DefaultParagraphFont" style:family="text">
      <style:text-properties style:font-name="MS Gothic" style:font-name-asian="MS Gothic" style:font-name-complex="MS Gothic"/>
    </style:style>
    <style:style style:name="T5704" style:parent-style-name="DefaultParagraphFont" style:family="text">
      <style:text-properties style:font-name="MS Gothic" style:font-name-asian="MS Gothic" style:font-name-complex="MS Gothic"/>
    </style:style>
    <style:style style:name="T5705" style:parent-style-name="DefaultParagraphFont" style:family="text">
      <style:text-properties style:font-name="MS Gothic" style:font-name-asian="MS Gothic" style:font-name-complex="MS Gothic"/>
    </style:style>
    <style:style style:name="T5706" style:parent-style-name="DefaultParagraphFont" style:family="text">
      <style:text-properties style:font-name="MS Gothic" style:font-name-asian="MS Gothic" style:font-name-complex="MS Gothic"/>
    </style:style>
    <style:style style:name="T5707" style:parent-style-name="DefaultParagraphFont" style:family="text">
      <style:text-properties style:font-name="MS Gothic" style:font-name-asian="MS Gothic" style:font-name-complex="MS Gothic"/>
    </style:style>
    <style:style style:name="T5708" style:parent-style-name="DefaultParagraphFont" style:family="text">
      <style:text-properties style:font-name="MS Gothic" style:font-name-asian="MS Gothic" style:font-name-complex="MS Gothic"/>
    </style:style>
    <style:style style:name="T5709" style:parent-style-name="DefaultParagraphFont" style:family="text">
      <style:text-properties style:font-name="MS Gothic" style:font-name-asian="MS Gothic" style:font-name-complex="MS Gothic"/>
    </style:style>
    <style:style style:name="T5710" style:parent-style-name="DefaultParagraphFont" style:family="text">
      <style:text-properties style:font-name="MS Gothic" style:font-name-asian="MS Gothic" style:font-name-complex="MS Gothic"/>
    </style:style>
    <style:style style:name="T5711" style:parent-style-name="DefaultParagraphFont" style:family="text">
      <style:text-properties style:font-name="MS Gothic" style:font-name-asian="MS Gothic" style:font-name-complex="MS Gothic"/>
    </style:style>
    <style:style style:name="T5712" style:parent-style-name="DefaultParagraphFont" style:family="text">
      <style:text-properties style:font-name="MS Gothic" style:font-name-asian="MS Gothic" style:font-name-complex="MS Gothic"/>
    </style:style>
    <style:style style:name="T5713" style:parent-style-name="DefaultParagraphFont" style:family="text">
      <style:text-properties style:font-name="MS Gothic" style:font-name-asian="MS Gothic" style:font-name-complex="MS Gothic"/>
    </style:style>
    <style:style style:name="T5714" style:parent-style-name="DefaultParagraphFont" style:family="text">
      <style:text-properties style:font-name="MS Gothic" style:font-name-asian="MS Gothic" style:font-name-complex="MS Gothic"/>
    </style:style>
    <style:style style:name="T5715" style:parent-style-name="DefaultParagraphFont" style:family="text">
      <style:text-properties style:font-name="MS Gothic" style:font-name-asian="MS Gothic" style:font-name-complex="MS Gothic"/>
    </style:style>
    <style:style style:name="T5716" style:parent-style-name="DefaultParagraphFont" style:family="text">
      <style:text-properties style:font-name="MS Gothic" style:font-name-asian="MS Gothic" style:font-name-complex="MS Gothic"/>
    </style:style>
    <style:style style:name="T5717" style:parent-style-name="DefaultParagraphFont" style:family="text">
      <style:text-properties style:font-name="Microsoft JhengHei" style:font-name-asian="Microsoft JhengHei" style:font-name-complex="Microsoft JhengHei"/>
    </style:style>
    <style:style style:name="T5718" style:parent-style-name="DefaultParagraphFont" style:family="text">
      <style:text-properties style:font-name="MS Gothic" style:font-name-asian="MS Gothic" style:font-name-complex="MS Gothic"/>
    </style:style>
    <style:style style:name="T5719" style:parent-style-name="DefaultParagraphFont" style:family="text">
      <style:text-properties style:font-name="MS Gothic" style:font-name-asian="MS Gothic" style:font-name-complex="MS Gothic"/>
    </style:style>
    <style:style style:name="T5720" style:parent-style-name="DefaultParagraphFont" style:family="text">
      <style:text-properties style:font-name="MS Gothic" style:font-name-asian="MS Gothic" style:font-name-complex="MS Gothic"/>
    </style:style>
    <style:style style:name="T5721" style:parent-style-name="DefaultParagraphFont" style:family="text">
      <style:text-properties style:font-name="MS Gothic" style:font-name-asian="MS Gothic" style:font-name-complex="MS Gothic"/>
    </style:style>
    <style:style style:name="T5722" style:parent-style-name="DefaultParagraphFont" style:family="text">
      <style:text-properties style:font-name="MS Gothic" style:font-name-asian="MS Gothic" style:font-name-complex="MS Gothic"/>
    </style:style>
    <style:style style:name="T5723" style:parent-style-name="DefaultParagraphFont" style:family="text">
      <style:text-properties style:font-name="MS Gothic" style:font-name-asian="MS Gothic" style:font-name-complex="MS Gothic"/>
    </style:style>
    <style:style style:name="T5724" style:parent-style-name="DefaultParagraphFont" style:family="text">
      <style:text-properties style:font-name="MS Gothic" style:font-name-asian="MS Gothic" style:font-name-complex="MS Gothic"/>
    </style:style>
    <style:style style:name="T5725" style:parent-style-name="DefaultParagraphFont" style:family="text">
      <style:text-properties style:font-name="MS Gothic" style:font-name-asian="MS Gothic" style:font-name-complex="MS Gothic"/>
    </style:style>
    <style:style style:name="T5726" style:parent-style-name="DefaultParagraphFont" style:family="text">
      <style:text-properties style:font-name="MS Gothic" style:font-name-asian="MS Gothic" style:font-name-complex="MS Gothic"/>
    </style:style>
    <style:style style:name="T5727" style:parent-style-name="DefaultParagraphFont" style:family="text">
      <style:text-properties style:font-name="MS Gothic" style:font-name-asian="MS Gothic" style:font-name-complex="MS Gothic"/>
    </style:style>
    <style:style style:name="T5728" style:parent-style-name="DefaultParagraphFont" style:family="text">
      <style:text-properties style:font-name="MS Gothic" style:font-name-asian="MS Gothic" style:font-name-complex="MS Gothic"/>
    </style:style>
    <style:style style:name="T5729" style:parent-style-name="DefaultParagraphFont" style:family="text">
      <style:text-properties style:font-name="MingLiU-ExtB" style:font-name-asian="MingLiU-ExtB" style:font-name-complex="MingLiU-ExtB"/>
    </style:style>
    <style:style style:name="T5730" style:parent-style-name="DefaultParagraphFont" style:family="text">
      <style:text-properties style:font-name="MS Gothic" style:font-name-asian="MS Gothic" style:font-name-complex="MS Gothic"/>
    </style:style>
    <style:style style:name="T5731" style:parent-style-name="DefaultParagraphFont" style:family="text">
      <style:text-properties style:font-name="Microsoft JhengHei" style:font-name-asian="Microsoft JhengHei" style:font-name-complex="Microsoft JhengHei"/>
    </style:style>
    <style:style style:name="T5732" style:parent-style-name="DefaultParagraphFont" style:family="text">
      <style:text-properties style:font-name="MS Gothic" style:font-name-asian="MS Gothic" style:font-name-complex="MS Gothic"/>
    </style:style>
    <style:style style:name="T5733" style:parent-style-name="DefaultParagraphFont" style:family="text">
      <style:text-properties style:font-name="MS Gothic" style:font-name-asian="MS Gothic" style:font-name-complex="MS Gothic"/>
    </style:style>
    <style:style style:name="T5734" style:parent-style-name="DefaultParagraphFont" style:family="text">
      <style:text-properties style:font-name="MS Gothic" style:font-name-asian="MS Gothic" style:font-name-complex="MS Gothic"/>
    </style:style>
    <style:style style:name="T5735" style:parent-style-name="DefaultParagraphFont" style:family="text">
      <style:text-properties style:font-name="MS Gothic" style:font-name-asian="MS Gothic" style:font-name-complex="MS Gothic"/>
    </style:style>
    <style:style style:name="T5736" style:parent-style-name="DefaultParagraphFont" style:family="text">
      <style:text-properties style:font-name="MS Gothic" style:font-name-asian="MS Gothic" style:font-name-complex="MS Gothic"/>
    </style:style>
    <style:style style:name="T5737" style:parent-style-name="DefaultParagraphFont" style:family="text">
      <style:text-properties style:font-name="MS Gothic" style:font-name-asian="MS Gothic" style:font-name-complex="MS Gothic"/>
    </style:style>
    <style:style style:name="T5738" style:parent-style-name="DefaultParagraphFont" style:family="text">
      <style:text-properties style:font-name="MS Gothic" style:font-name-asian="MS Gothic" style:font-name-complex="MS Gothic"/>
    </style:style>
    <style:style style:name="T5739" style:parent-style-name="DefaultParagraphFont" style:family="text">
      <style:text-properties style:font-name="MS Gothic" style:font-name-asian="MS Gothic" style:font-name-complex="MS Gothic"/>
    </style:style>
    <style:style style:name="T5740" style:parent-style-name="DefaultParagraphFont" style:family="text">
      <style:text-properties style:font-name="MS Gothic" style:font-name-asian="MS Gothic" style:font-name-complex="MS Gothic"/>
    </style:style>
    <style:style style:name="T5741" style:parent-style-name="DefaultParagraphFont" style:family="text">
      <style:text-properties style:font-name="MS Gothic" style:font-name-asian="MS Gothic" style:font-name-complex="MS Gothic"/>
    </style:style>
    <style:style style:name="T5742" style:parent-style-name="DefaultParagraphFont" style:family="text">
      <style:text-properties style:font-name="MS Gothic" style:font-name-asian="MS Gothic" style:font-name-complex="MS Gothic"/>
    </style:style>
    <style:style style:name="T5743" style:parent-style-name="DefaultParagraphFont" style:family="text">
      <style:text-properties style:font-name="MS Gothic" style:font-name-asian="MS Gothic" style:font-name-complex="MS Gothic"/>
    </style:style>
    <style:style style:name="T5744" style:parent-style-name="DefaultParagraphFont" style:family="text">
      <style:text-properties style:font-name="MS Gothic" style:font-name-asian="MS Gothic" style:font-name-complex="MS Gothic"/>
    </style:style>
    <style:style style:name="T5745" style:parent-style-name="DefaultParagraphFont" style:family="text">
      <style:text-properties style:font-name="MS Gothic" style:font-name-asian="MS Gothic" style:font-name-complex="MS Gothic"/>
    </style:style>
    <style:style style:name="T5746" style:parent-style-name="DefaultParagraphFont" style:family="text">
      <style:text-properties style:font-name="MS Gothic" style:font-name-asian="MS Gothic" style:font-name-complex="MS Gothic"/>
    </style:style>
    <style:style style:name="T5747" style:parent-style-name="DefaultParagraphFont" style:family="text">
      <style:text-properties style:font-name="MS Gothic" style:font-name-asian="MS Gothic" style:font-name-complex="MS Gothic"/>
    </style:style>
    <style:style style:name="T5748" style:parent-style-name="DefaultParagraphFont" style:family="text">
      <style:text-properties style:font-name="MS Gothic" style:font-name-asian="MS Gothic" style:font-name-complex="MS Gothic"/>
    </style:style>
    <style:style style:name="T5749" style:parent-style-name="DefaultParagraphFont" style:family="text">
      <style:text-properties style:font-name="MS Gothic" style:font-name-asian="MS Gothic" style:font-name-complex="MS Gothic"/>
    </style:style>
    <style:style style:name="T5750" style:parent-style-name="DefaultParagraphFont" style:family="text">
      <style:text-properties style:font-name="MS Gothic" style:font-name-asian="MS Gothic" style:font-name-complex="MS Gothic"/>
    </style:style>
    <style:style style:name="T5751" style:parent-style-name="DefaultParagraphFont" style:family="text">
      <style:text-properties style:font-name="MS Gothic" style:font-name-asian="MS Gothic" style:font-name-complex="MS Gothic"/>
    </style:style>
    <style:style style:name="T5752" style:parent-style-name="DefaultParagraphFont" style:family="text">
      <style:text-properties style:font-name="MS Gothic" style:font-name-asian="MS Gothic" style:font-name-complex="MS Gothic"/>
    </style:style>
    <style:style style:name="T5753" style:parent-style-name="DefaultParagraphFont" style:family="text">
      <style:text-properties style:font-name="MS Gothic" style:font-name-asian="MS Gothic" style:font-name-complex="MS Gothic"/>
    </style:style>
    <style:style style:name="T5754" style:parent-style-name="DefaultParagraphFont" style:family="text">
      <style:text-properties style:font-name="MS Gothic" style:font-name-asian="MS Gothic" style:font-name-complex="MS Gothic"/>
    </style:style>
    <style:style style:name="T5755" style:parent-style-name="DefaultParagraphFont" style:family="text">
      <style:text-properties style:font-name="MS Gothic" style:font-name-asian="MS Gothic" style:font-name-complex="MS Gothic"/>
    </style:style>
    <style:style style:name="T5756" style:parent-style-name="DefaultParagraphFont" style:family="text">
      <style:text-properties style:font-name="MS Gothic" style:font-name-asian="MS Gothic" style:font-name-complex="MS Gothic"/>
    </style:style>
    <style:style style:name="T5757" style:parent-style-name="DefaultParagraphFont" style:family="text">
      <style:text-properties style:font-name="MS Gothic" style:font-name-asian="MS Gothic" style:font-name-complex="MS Gothic"/>
    </style:style>
    <style:style style:name="T5758" style:parent-style-name="DefaultParagraphFont" style:family="text">
      <style:text-properties style:font-name="MS Gothic" style:font-name-asian="MS Gothic" style:font-name-complex="MS Gothic"/>
    </style:style>
    <style:style style:name="T5759" style:parent-style-name="DefaultParagraphFont" style:family="text">
      <style:text-properties style:font-name="MS Gothic" style:font-name-asian="MS Gothic" style:font-name-complex="MS Gothic"/>
    </style:style>
    <style:style style:name="T5760" style:parent-style-name="DefaultParagraphFont" style:family="text">
      <style:text-properties style:font-name="MS Gothic" style:font-name-asian="MS Gothic" style:font-name-complex="MS Gothic"/>
    </style:style>
    <style:style style:name="T5761" style:parent-style-name="DefaultParagraphFont" style:family="text">
      <style:text-properties style:font-name="MS Gothic" style:font-name-asian="MS Gothic" style:font-name-complex="MS Gothic"/>
    </style:style>
    <style:style style:name="T5762" style:parent-style-name="DefaultParagraphFont" style:family="text">
      <style:text-properties style:font-name="MS Gothic" style:font-name-asian="MS Gothic" style:font-name-complex="MS Gothic"/>
    </style:style>
    <style:style style:name="T5763" style:parent-style-name="DefaultParagraphFont" style:family="text">
      <style:text-properties style:font-name="MS Gothic" style:font-name-asian="MS Gothic" style:font-name-complex="MS Gothic"/>
    </style:style>
    <style:style style:name="T5764" style:parent-style-name="DefaultParagraphFont" style:family="text">
      <style:text-properties style:font-name="MS Gothic" style:font-name-asian="MS Gothic" style:font-name-complex="MS Gothic"/>
    </style:style>
    <style:style style:name="T5765" style:parent-style-name="DefaultParagraphFont" style:family="text">
      <style:text-properties style:font-name="MS Gothic" style:font-name-asian="MS Gothic" style:font-name-complex="MS Gothic"/>
    </style:style>
    <style:style style:name="T5766" style:parent-style-name="DefaultParagraphFont" style:family="text">
      <style:text-properties style:font-name="MS Gothic" style:font-name-asian="MS Gothic" style:font-name-complex="MS Gothic"/>
    </style:style>
    <style:style style:name="T5767" style:parent-style-name="DefaultParagraphFont" style:family="text">
      <style:text-properties style:font-name="Microsoft JhengHei" style:font-name-asian="Microsoft JhengHei" style:font-name-complex="Microsoft JhengHei"/>
    </style:style>
    <style:style style:name="T5768" style:parent-style-name="DefaultParagraphFont" style:family="text">
      <style:text-properties style:font-name="MS Gothic" style:font-name-asian="MS Gothic" style:font-name-complex="MS Gothic"/>
    </style:style>
    <style:style style:name="T5769" style:parent-style-name="DefaultParagraphFont" style:family="text">
      <style:text-properties style:font-name="MS Gothic" style:font-name-asian="MS Gothic" style:font-name-complex="MS Gothic"/>
    </style:style>
    <style:style style:name="T5770" style:parent-style-name="DefaultParagraphFont" style:family="text">
      <style:text-properties style:font-name="MS Gothic" style:font-name-asian="MS Gothic" style:font-name-complex="MS Gothic"/>
    </style:style>
    <style:style style:name="T5771" style:parent-style-name="DefaultParagraphFont" style:family="text">
      <style:text-properties style:font-name="MS Gothic" style:font-name-asian="MS Gothic" style:font-name-complex="MS Gothic"/>
    </style:style>
    <style:style style:name="T5772" style:parent-style-name="DefaultParagraphFont" style:family="text">
      <style:text-properties style:font-name="MS Gothic" style:font-name-asian="MS Gothic" style:font-name-complex="MS Gothic"/>
    </style:style>
    <style:style style:name="T5773" style:parent-style-name="DefaultParagraphFont" style:family="text">
      <style:text-properties style:font-name="MS Gothic" style:font-name-asian="MS Gothic" style:font-name-complex="MS Gothic"/>
    </style:style>
    <style:style style:name="T5774" style:parent-style-name="DefaultParagraphFont" style:family="text">
      <style:text-properties style:font-name="MS Gothic" style:font-name-asian="MS Gothic" style:font-name-complex="MS Gothic"/>
    </style:style>
    <style:style style:name="T5775" style:parent-style-name="DefaultParagraphFont" style:family="text">
      <style:text-properties style:font-name="MS Gothic" style:font-name-asian="MS Gothic" style:font-name-complex="MS Gothic"/>
    </style:style>
    <style:style style:name="T5776" style:parent-style-name="DefaultParagraphFont" style:family="text">
      <style:text-properties style:font-name="MS Gothic" style:font-name-asian="MS Gothic" style:font-name-complex="MS Gothic"/>
    </style:style>
    <style:style style:name="T5777" style:parent-style-name="DefaultParagraphFont" style:family="text">
      <style:text-properties style:font-name="MS Gothic" style:font-name-asian="MS Gothic" style:font-name-complex="MS Gothic"/>
    </style:style>
    <style:style style:name="T5778" style:parent-style-name="DefaultParagraphFont" style:family="text">
      <style:text-properties style:font-name="MS Gothic" style:font-name-asian="MS Gothic" style:font-name-complex="MS Gothic"/>
    </style:style>
    <style:style style:name="T5779" style:parent-style-name="DefaultParagraphFont" style:family="text">
      <style:text-properties style:font-name="Microsoft JhengHei" style:font-name-asian="Microsoft JhengHei" style:font-name-complex="Microsoft JhengHei"/>
    </style:style>
    <style:style style:name="T5780" style:parent-style-name="DefaultParagraphFont" style:family="text">
      <style:text-properties style:font-name="MS Gothic" style:font-name-asian="MS Gothic" style:font-name-complex="MS Gothic"/>
    </style:style>
    <style:style style:name="T5781" style:parent-style-name="DefaultParagraphFont" style:family="text">
      <style:text-properties style:font-name="MS Gothic" style:font-name-asian="MS Gothic" style:font-name-complex="MS Gothic"/>
    </style:style>
    <style:style style:name="T5782" style:parent-style-name="DefaultParagraphFont" style:family="text">
      <style:text-properties style:font-name="MS Gothic" style:font-name-asian="MS Gothic" style:font-name-complex="MS Gothic"/>
    </style:style>
    <style:style style:name="T5783" style:parent-style-name="DefaultParagraphFont" style:family="text">
      <style:text-properties style:font-name="MS Gothic" style:font-name-asian="MS Gothic" style:font-name-complex="MS Gothic"/>
    </style:style>
    <style:style style:name="T5784" style:parent-style-name="DefaultParagraphFont" style:family="text">
      <style:text-properties style:font-name="MS Gothic" style:font-name-asian="MS Gothic" style:font-name-complex="MS Gothic"/>
    </style:style>
    <style:style style:name="T5785" style:parent-style-name="DefaultParagraphFont" style:family="text">
      <style:text-properties style:font-name="MS Gothic" style:font-name-asian="MS Gothic" style:font-name-complex="MS Gothic"/>
    </style:style>
    <style:style style:name="T5786" style:parent-style-name="DefaultParagraphFont" style:family="text">
      <style:text-properties style:font-name="MS Gothic" style:font-name-asian="MS Gothic" style:font-name-complex="MS Gothic"/>
    </style:style>
    <style:style style:name="T5787" style:parent-style-name="DefaultParagraphFont" style:family="text">
      <style:text-properties style:font-name="MS Gothic" style:font-name-asian="MS Gothic" style:font-name-complex="MS Gothic"/>
    </style:style>
    <style:style style:name="T5788" style:parent-style-name="DefaultParagraphFont" style:family="text">
      <style:text-properties style:font-name="MS Gothic" style:font-name-asian="MS Gothic" style:font-name-complex="MS Gothic"/>
    </style:style>
    <style:style style:name="T5789" style:parent-style-name="DefaultParagraphFont" style:family="text">
      <style:text-properties style:font-name="MS Gothic" style:font-name-asian="MS Gothic" style:font-name-complex="MS Gothic"/>
    </style:style>
    <style:style style:name="T5790" style:parent-style-name="DefaultParagraphFont" style:family="text">
      <style:text-properties style:font-name="MS Gothic" style:font-name-asian="MS Gothic" style:font-name-complex="MS Gothic"/>
    </style:style>
    <style:style style:name="T5791" style:parent-style-name="DefaultParagraphFont" style:family="text">
      <style:text-properties style:font-name="MS Gothic" style:font-name-asian="MS Gothic" style:font-name-complex="MS Gothic"/>
    </style:style>
    <style:style style:name="T5792" style:parent-style-name="DefaultParagraphFont" style:family="text">
      <style:text-properties style:font-name="MS Gothic" style:font-name-asian="MS Gothic" style:font-name-complex="MS Gothic"/>
    </style:style>
    <style:style style:name="T5793" style:parent-style-name="DefaultParagraphFont" style:family="text">
      <style:text-properties style:font-name="MS Gothic" style:font-name-asian="MS Gothic" style:font-name-complex="MS Gothic"/>
    </style:style>
    <style:style style:name="T5794" style:parent-style-name="DefaultParagraphFont" style:family="text">
      <style:text-properties style:font-name="MS Gothic" style:font-name-asian="MS Gothic" style:font-name-complex="MS Gothic"/>
    </style:style>
    <style:style style:name="T5795" style:parent-style-name="DefaultParagraphFont" style:family="text">
      <style:text-properties style:font-name="MS Gothic" style:font-name-asian="MS Gothic" style:font-name-complex="MS Gothic"/>
    </style:style>
    <style:style style:name="T5796" style:parent-style-name="DefaultParagraphFont" style:family="text">
      <style:text-properties style:font-name="MS Gothic" style:font-name-asian="MS Gothic" style:font-name-complex="MS Gothic"/>
    </style:style>
    <style:style style:name="T5797" style:parent-style-name="DefaultParagraphFont" style:family="text">
      <style:text-properties style:font-name="MS Gothic" style:font-name-asian="MS Gothic" style:font-name-complex="MS Gothic"/>
    </style:style>
    <style:style style:name="T5798" style:parent-style-name="DefaultParagraphFont" style:family="text">
      <style:text-properties style:font-name="MS Gothic" style:font-name-asian="MS Gothic" style:font-name-complex="MS Gothic"/>
    </style:style>
    <style:style style:name="T5799" style:parent-style-name="DefaultParagraphFont" style:family="text">
      <style:text-properties style:font-name="MS Gothic" style:font-name-asian="MS Gothic" style:font-name-complex="MS Gothic"/>
    </style:style>
    <style:style style:name="T5800" style:parent-style-name="DefaultParagraphFont" style:family="text">
      <style:text-properties style:font-name="Malgun Gothic" style:font-name-asian="Malgun Gothic" style:font-name-complex="Malgun Gothic"/>
    </style:style>
    <style:style style:name="T5801" style:parent-style-name="DefaultParagraphFont" style:family="text">
      <style:text-properties style:font-name="MS Gothic" style:font-name-asian="MS Gothic" style:font-name-complex="MS Gothic"/>
    </style:style>
    <style:style style:name="T5802" style:parent-style-name="DefaultParagraphFont" style:family="text">
      <style:text-properties style:font-name="MS Gothic" style:font-name-asian="MS Gothic" style:font-name-complex="MS Gothic"/>
    </style:style>
    <style:style style:name="T5803" style:parent-style-name="DefaultParagraphFont" style:family="text">
      <style:text-properties style:font-name="MS Gothic" style:font-name-asian="MS Gothic" style:font-name-complex="MS Gothic"/>
    </style:style>
    <style:style style:name="T5804" style:parent-style-name="DefaultParagraphFont" style:family="text">
      <style:text-properties style:font-name="MS Gothic" style:font-name-asian="MS Gothic" style:font-name-complex="MS Gothic"/>
    </style:style>
    <style:style style:name="T5805" style:parent-style-name="DefaultParagraphFont" style:family="text">
      <style:text-properties style:font-name="MS Gothic" style:font-name-asian="MS Gothic" style:font-name-complex="MS Gothic"/>
    </style:style>
    <style:style style:name="T5806" style:parent-style-name="DefaultParagraphFont" style:family="text">
      <style:text-properties style:font-name="MS Gothic" style:font-name-asian="MS Gothic" style:font-name-complex="MS Gothic"/>
    </style:style>
    <style:style style:name="T5807" style:parent-style-name="DefaultParagraphFont" style:family="text">
      <style:text-properties style:font-name="MS Gothic" style:font-name-asian="MS Gothic" style:font-name-complex="MS Gothic"/>
    </style:style>
    <style:style style:name="T5808" style:parent-style-name="DefaultParagraphFont" style:family="text">
      <style:text-properties style:font-name="Malgun Gothic" style:font-name-asian="Malgun Gothic" style:font-name-complex="Malgun Gothic"/>
    </style:style>
    <style:style style:name="T5809" style:parent-style-name="DefaultParagraphFont" style:family="text">
      <style:text-properties style:font-name="MS Gothic" style:font-name-asian="MS Gothic" style:font-name-complex="MS Gothic"/>
    </style:style>
    <style:style style:name="T5810" style:parent-style-name="DefaultParagraphFont" style:family="text">
      <style:text-properties style:font-name="MS Gothic" style:font-name-asian="MS Gothic" style:font-name-complex="MS Gothic"/>
    </style:style>
    <style:style style:name="T5811" style:parent-style-name="DefaultParagraphFont" style:family="text">
      <style:text-properties style:font-name="MS Gothic" style:font-name-asian="MS Gothic" style:font-name-complex="MS Gothic"/>
    </style:style>
    <style:style style:name="T5812" style:parent-style-name="DefaultParagraphFont" style:family="text">
      <style:text-properties style:font-name="MS Gothic" style:font-name-asian="MS Gothic" style:font-name-complex="MS Gothic"/>
    </style:style>
    <style:style style:name="T5813" style:parent-style-name="DefaultParagraphFont" style:family="text">
      <style:text-properties style:font-name="MS Gothic" style:font-name-asian="MS Gothic" style:font-name-complex="MS Gothic"/>
    </style:style>
    <style:style style:name="T5814" style:parent-style-name="DefaultParagraphFont" style:family="text">
      <style:text-properties style:font-name="MS Gothic" style:font-name-asian="MS Gothic" style:font-name-complex="MS Gothic"/>
    </style:style>
    <style:style style:name="T5815" style:parent-style-name="DefaultParagraphFont" style:family="text">
      <style:text-properties style:font-name="MS Gothic" style:font-name-asian="MS Gothic" style:font-name-complex="MS Gothic"/>
    </style:style>
    <style:style style:name="T5816" style:parent-style-name="DefaultParagraphFont" style:family="text">
      <style:text-properties style:font-name="MS Gothic" style:font-name-asian="MS Gothic" style:font-name-complex="MS Gothic"/>
    </style:style>
    <style:style style:name="T5817" style:parent-style-name="DefaultParagraphFont" style:family="text">
      <style:text-properties style:font-name="MS Gothic" style:font-name-asian="MS Gothic" style:font-name-complex="MS Gothic"/>
    </style:style>
    <style:style style:name="T5818" style:parent-style-name="DefaultParagraphFont" style:family="text">
      <style:text-properties style:font-name="MS Gothic" style:font-name-asian="MS Gothic" style:font-name-complex="MS Gothic"/>
    </style:style>
    <style:style style:name="T5819" style:parent-style-name="DefaultParagraphFont" style:family="text">
      <style:text-properties style:font-name="MS Gothic" style:font-name-asian="MS Gothic" style:font-name-complex="MS Gothic"/>
    </style:style>
    <style:style style:name="T5820" style:parent-style-name="DefaultParagraphFont" style:family="text">
      <style:text-properties style:font-name="MS Gothic" style:font-name-asian="MS Gothic" style:font-name-complex="MS Gothic"/>
    </style:style>
    <style:style style:name="T5821" style:parent-style-name="DefaultParagraphFont" style:family="text">
      <style:text-properties style:font-name="Microsoft JhengHei" style:font-name-asian="Microsoft JhengHei" style:font-name-complex="Microsoft JhengHei"/>
    </style:style>
    <style:style style:name="T5822" style:parent-style-name="DefaultParagraphFont" style:family="text">
      <style:text-properties style:font-name="MS Gothic" style:font-name-asian="MS Gothic" style:font-name-complex="MS Gothic"/>
    </style:style>
    <style:style style:name="T5823" style:parent-style-name="DefaultParagraphFont" style:family="text">
      <style:text-properties style:font-name="MS Gothic" style:font-name-asian="MS Gothic" style:font-name-complex="MS Gothic"/>
    </style:style>
    <style:style style:name="T5824" style:parent-style-name="DefaultParagraphFont" style:family="text">
      <style:text-properties style:font-name="MS Gothic" style:font-name-asian="MS Gothic" style:font-name-complex="MS Gothic"/>
    </style:style>
    <style:style style:name="T5825" style:parent-style-name="DefaultParagraphFont" style:family="text">
      <style:text-properties style:font-name="MS Gothic" style:font-name-asian="MS Gothic" style:font-name-complex="MS Gothic"/>
    </style:style>
    <style:style style:name="T5826" style:parent-style-name="DefaultParagraphFont" style:family="text">
      <style:text-properties style:font-name="MS Gothic" style:font-name-asian="MS Gothic" style:font-name-complex="MS Gothic"/>
    </style:style>
    <style:style style:name="T5827" style:parent-style-name="DefaultParagraphFont" style:family="text">
      <style:text-properties style:font-name="Microsoft JhengHei" style:font-name-asian="Microsoft JhengHei" style:font-name-complex="Microsoft JhengHei"/>
    </style:style>
    <style:style style:name="T5828" style:parent-style-name="DefaultParagraphFont" style:family="text">
      <style:text-properties style:font-name="Malgun Gothic" style:font-name-asian="Malgun Gothic" style:font-name-complex="Malgun Gothic"/>
    </style:style>
    <style:style style:name="T5829" style:parent-style-name="DefaultParagraphFont" style:family="text">
      <style:text-properties style:font-name="Microsoft JhengHei" style:font-name-asian="Microsoft JhengHei" style:font-name-complex="Microsoft JhengHei"/>
    </style:style>
    <style:style style:name="T5830" style:parent-style-name="DefaultParagraphFont" style:family="text">
      <style:text-properties style:font-name="MS Gothic" style:font-name-asian="MS Gothic" style:font-name-complex="MS Gothic"/>
    </style:style>
    <style:style style:name="T5831" style:parent-style-name="DefaultParagraphFont" style:family="text">
      <style:text-properties style:font-name="MS Gothic" style:font-name-asian="MS Gothic" style:font-name-complex="MS Gothic"/>
    </style:style>
    <style:style style:name="T5832" style:parent-style-name="DefaultParagraphFont" style:family="text">
      <style:text-properties style:font-name="MS Gothic" style:font-name-asian="MS Gothic" style:font-name-complex="MS Gothic"/>
    </style:style>
    <style:style style:name="T5833" style:parent-style-name="DefaultParagraphFont" style:family="text">
      <style:text-properties style:font-name="MS Gothic" style:font-name-asian="MS Gothic" style:font-name-complex="MS Gothic"/>
    </style:style>
    <style:style style:name="T5834" style:parent-style-name="DefaultParagraphFont" style:family="text">
      <style:text-properties style:font-name="MS Gothic" style:font-name-asian="MS Gothic" style:font-name-complex="MS Gothic"/>
    </style:style>
    <style:style style:name="T5835" style:parent-style-name="DefaultParagraphFont" style:family="text">
      <style:text-properties style:font-name="Microsoft JhengHei" style:font-name-asian="Microsoft JhengHei" style:font-name-complex="Microsoft JhengHei"/>
    </style:style>
    <style:style style:name="T5836" style:parent-style-name="DefaultParagraphFont" style:family="text">
      <style:text-properties style:font-name="MS Gothic" style:font-name-asian="MS Gothic" style:font-name-complex="MS Gothic"/>
    </style:style>
    <style:style style:name="T5837" style:parent-style-name="DefaultParagraphFont" style:family="text">
      <style:text-properties style:font-name="MingLiU-ExtB" style:font-name-asian="MingLiU-ExtB" style:font-name-complex="MingLiU-ExtB"/>
    </style:style>
    <style:style style:name="T5838" style:parent-style-name="DefaultParagraphFont" style:family="text">
      <style:text-properties style:font-name="MS Gothic" style:font-name-asian="MS Gothic" style:font-name-complex="MS Gothic"/>
    </style:style>
    <style:style style:name="T5839" style:parent-style-name="DefaultParagraphFont" style:family="text">
      <style:text-properties style:font-name="MS Gothic" style:font-name-asian="MS Gothic" style:font-name-complex="MS Gothic"/>
    </style:style>
    <style:style style:name="T5840" style:parent-style-name="DefaultParagraphFont" style:family="text">
      <style:text-properties style:font-name="MS Gothic" style:font-name-asian="MS Gothic" style:font-name-complex="MS Gothic"/>
    </style:style>
    <style:style style:name="T5841" style:parent-style-name="DefaultParagraphFont" style:family="text">
      <style:text-properties style:font-name="MS Gothic" style:font-name-asian="MS Gothic" style:font-name-complex="MS Gothic"/>
    </style:style>
    <style:style style:name="T5842" style:parent-style-name="DefaultParagraphFont" style:family="text">
      <style:text-properties style:font-name="MS Gothic" style:font-name-asian="MS Gothic" style:font-name-complex="MS Gothic"/>
    </style:style>
    <style:style style:name="T5843" style:parent-style-name="DefaultParagraphFont" style:family="text">
      <style:text-properties style:font-name="MS Gothic" style:font-name-asian="MS Gothic" style:font-name-complex="MS Gothic"/>
    </style:style>
    <style:style style:name="T5844" style:parent-style-name="DefaultParagraphFont" style:family="text">
      <style:text-properties style:font-name="MS Gothic" style:font-name-asian="MS Gothic" style:font-name-complex="MS Gothic"/>
    </style:style>
    <style:style style:name="T5845" style:parent-style-name="DefaultParagraphFont" style:family="text">
      <style:text-properties style:font-name="MS Gothic" style:font-name-asian="MS Gothic" style:font-name-complex="MS Gothic"/>
    </style:style>
    <style:style style:name="T5846" style:parent-style-name="DefaultParagraphFont" style:family="text">
      <style:text-properties style:font-name="MS Gothic" style:font-name-asian="MS Gothic" style:font-name-complex="MS Gothic"/>
    </style:style>
    <style:style style:name="T5847" style:parent-style-name="DefaultParagraphFont" style:family="text">
      <style:text-properties style:font-name="MS Gothic" style:font-name-asian="MS Gothic" style:font-name-complex="MS Gothic"/>
    </style:style>
    <style:style style:name="T5848" style:parent-style-name="DefaultParagraphFont" style:family="text">
      <style:text-properties style:font-name="MS Gothic" style:font-name-asian="MS Gothic" style:font-name-complex="MS Gothic"/>
    </style:style>
    <style:style style:name="T5849" style:parent-style-name="DefaultParagraphFont" style:family="text">
      <style:text-properties style:font-name="MS Gothic" style:font-name-asian="MS Gothic" style:font-name-complex="MS Gothic"/>
    </style:style>
    <style:style style:name="T5850" style:parent-style-name="DefaultParagraphFont" style:family="text">
      <style:text-properties style:font-name="MS Gothic" style:font-name-asian="MS Gothic" style:font-name-complex="MS Gothic"/>
    </style:style>
    <style:style style:name="T5851" style:parent-style-name="DefaultParagraphFont" style:family="text">
      <style:text-properties style:font-name="Microsoft JhengHei" style:font-name-asian="Microsoft JhengHei" style:font-name-complex="Microsoft JhengHei"/>
    </style:style>
    <style:style style:name="T5852" style:parent-style-name="DefaultParagraphFont" style:family="text">
      <style:text-properties style:font-name="MS Gothic" style:font-name-asian="MS Gothic" style:font-name-complex="MS Gothic"/>
    </style:style>
    <style:style style:name="T5853" style:parent-style-name="DefaultParagraphFont" style:family="text">
      <style:text-properties style:font-name="MS Gothic" style:font-name-asian="MS Gothic" style:font-name-complex="MS Gothic"/>
    </style:style>
    <style:style style:name="T5854" style:parent-style-name="DefaultParagraphFont" style:family="text">
      <style:text-properties style:font-name="MS Gothic" style:font-name-asian="MS Gothic" style:font-name-complex="MS Gothic"/>
    </style:style>
    <style:style style:name="T5855" style:parent-style-name="DefaultParagraphFont" style:family="text">
      <style:text-properties style:font-name="MS Gothic" style:font-name-asian="MS Gothic" style:font-name-complex="MS Gothic"/>
    </style:style>
    <style:style style:name="T5856" style:parent-style-name="DefaultParagraphFont" style:family="text">
      <style:text-properties style:font-name="MS Gothic" style:font-name-asian="MS Gothic" style:font-name-complex="MS Gothic"/>
    </style:style>
    <style:style style:name="T5857" style:parent-style-name="DefaultParagraphFont" style:family="text">
      <style:text-properties style:font-name="MS Gothic" style:font-name-asian="MS Gothic" style:font-name-complex="MS Gothic"/>
    </style:style>
    <style:style style:name="T5858" style:parent-style-name="DefaultParagraphFont" style:family="text">
      <style:text-properties style:font-name="Microsoft JhengHei" style:font-name-asian="Microsoft JhengHei" style:font-name-complex="Microsoft JhengHei"/>
    </style:style>
    <style:style style:name="T5859" style:parent-style-name="DefaultParagraphFont" style:family="text">
      <style:text-properties style:font-name="MS Gothic" style:font-name-asian="MS Gothic" style:font-name-complex="MS Gothic"/>
    </style:style>
    <style:style style:name="T5860" style:parent-style-name="DefaultParagraphFont" style:family="text">
      <style:text-properties style:font-name="MS Gothic" style:font-name-asian="MS Gothic" style:font-name-complex="MS Gothic"/>
    </style:style>
    <style:style style:name="T5861" style:parent-style-name="DefaultParagraphFont" style:family="text">
      <style:text-properties style:font-name="MS Gothic" style:font-name-asian="MS Gothic" style:font-name-complex="MS Gothic"/>
    </style:style>
    <style:style style:name="T5862" style:parent-style-name="DefaultParagraphFont" style:family="text">
      <style:text-properties style:font-name="MS Gothic" style:font-name-asian="MS Gothic" style:font-name-complex="MS Gothic"/>
    </style:style>
    <style:style style:name="T5863" style:parent-style-name="DefaultParagraphFont" style:family="text">
      <style:text-properties style:font-name="MS Gothic" style:font-name-asian="MS Gothic" style:font-name-complex="MS Gothic"/>
    </style:style>
    <style:style style:name="T5864" style:parent-style-name="DefaultParagraphFont" style:family="text">
      <style:text-properties style:font-name="MS Gothic" style:font-name-asian="MS Gothic" style:font-name-complex="MS Gothic"/>
    </style:style>
    <style:style style:name="T5865" style:parent-style-name="DefaultParagraphFont" style:family="text">
      <style:text-properties style:font-name="Microsoft JhengHei" style:font-name-asian="Microsoft JhengHei" style:font-name-complex="Microsoft JhengHei"/>
    </style:style>
    <style:style style:name="T5866" style:parent-style-name="DefaultParagraphFont" style:family="text">
      <style:text-properties style:font-name="MS Gothic" style:font-name-asian="MS Gothic" style:font-name-complex="MS Gothic"/>
    </style:style>
    <style:style style:name="T5867" style:parent-style-name="DefaultParagraphFont" style:family="text">
      <style:text-properties style:font-name="MS Gothic" style:font-name-asian="MS Gothic" style:font-name-complex="MS Gothic"/>
    </style:style>
    <style:style style:name="T5868" style:parent-style-name="DefaultParagraphFont" style:family="text">
      <style:text-properties style:font-name="MS Gothic" style:font-name-asian="MS Gothic" style:font-name-complex="MS Gothic"/>
    </style:style>
    <style:style style:name="T5869" style:parent-style-name="DefaultParagraphFont" style:family="text">
      <style:text-properties style:font-name="MS Gothic" style:font-name-asian="MS Gothic" style:font-name-complex="MS Gothic"/>
    </style:style>
    <style:style style:name="T5870" style:parent-style-name="DefaultParagraphFont" style:family="text">
      <style:text-properties style:font-name="MS Gothic" style:font-name-asian="MS Gothic" style:font-name-complex="MS Gothic"/>
    </style:style>
    <style:style style:name="T5871" style:parent-style-name="DefaultParagraphFont" style:family="text">
      <style:text-properties style:font-name="MS Gothic" style:font-name-asian="MS Gothic" style:font-name-complex="MS Gothic"/>
    </style:style>
    <style:style style:name="T5872" style:parent-style-name="DefaultParagraphFont" style:family="text">
      <style:text-properties style:font-name="Microsoft JhengHei" style:font-name-asian="Microsoft JhengHei" style:font-name-complex="Microsoft JhengHei"/>
    </style:style>
    <style:style style:name="T5873" style:parent-style-name="DefaultParagraphFont" style:family="text">
      <style:text-properties style:font-name="Microsoft JhengHei" style:font-name-asian="Microsoft JhengHei" style:font-name-complex="Microsoft JhengHei"/>
    </style:style>
    <style:style style:name="T5874" style:parent-style-name="DefaultParagraphFont" style:family="text">
      <style:text-properties style:font-name="MS Gothic" style:font-name-asian="MS Gothic" style:font-name-complex="MS Gothic"/>
    </style:style>
    <style:style style:name="T5875" style:parent-style-name="DefaultParagraphFont" style:family="text">
      <style:text-properties style:font-name="MS Gothic" style:font-name-asian="MS Gothic" style:font-name-complex="MS Gothic"/>
    </style:style>
    <style:style style:name="T5876" style:parent-style-name="DefaultParagraphFont" style:family="text">
      <style:text-properties style:font-name="MS Gothic" style:font-name-asian="MS Gothic" style:font-name-complex="MS Gothic"/>
    </style:style>
    <style:style style:name="T5877" style:parent-style-name="DefaultParagraphFont" style:family="text">
      <style:text-properties style:font-name="Microsoft JhengHei" style:font-name-asian="Microsoft JhengHei" style:font-name-complex="Microsoft JhengHei"/>
    </style:style>
    <style:style style:name="T5878" style:parent-style-name="DefaultParagraphFont" style:family="text">
      <style:text-properties style:font-name="MS Gothic" style:font-name-asian="MS Gothic" style:font-name-complex="MS Gothic"/>
    </style:style>
    <style:style style:name="T5879" style:parent-style-name="DefaultParagraphFont" style:family="text">
      <style:text-properties style:font-name="MS Gothic" style:font-name-asian="MS Gothic" style:font-name-complex="MS Gothic"/>
    </style:style>
    <style:style style:name="T5880" style:parent-style-name="DefaultParagraphFont" style:family="text">
      <style:text-properties style:font-name="MS Gothic" style:font-name-asian="MS Gothic" style:font-name-complex="MS Gothic"/>
    </style:style>
    <style:style style:name="T5881" style:parent-style-name="DefaultParagraphFont" style:family="text">
      <style:text-properties style:font-name="MS Gothic" style:font-name-asian="MS Gothic" style:font-name-complex="MS Gothic"/>
    </style:style>
    <style:style style:name="T5882" style:parent-style-name="DefaultParagraphFont" style:family="text">
      <style:text-properties style:font-name="MS Gothic" style:font-name-asian="MS Gothic" style:font-name-complex="MS Gothic"/>
    </style:style>
    <style:style style:name="T5883" style:parent-style-name="DefaultParagraphFont" style:family="text">
      <style:text-properties style:font-name="MS Gothic" style:font-name-asian="MS Gothic" style:font-name-complex="MS Gothic"/>
    </style:style>
    <style:style style:name="T5884" style:parent-style-name="DefaultParagraphFont" style:family="text">
      <style:text-properties style:font-name="MS Gothic" style:font-name-asian="MS Gothic" style:font-name-complex="MS Gothic"/>
    </style:style>
    <style:style style:name="T5885" style:parent-style-name="DefaultParagraphFont" style:family="text">
      <style:text-properties style:font-name="MS Gothic" style:font-name-asian="MS Gothic" style:font-name-complex="MS Gothic"/>
    </style:style>
    <style:style style:name="T5886" style:parent-style-name="DefaultParagraphFont" style:family="text">
      <style:text-properties style:font-name="MS Gothic" style:font-name-asian="MS Gothic" style:font-name-complex="MS Gothic"/>
    </style:style>
    <style:style style:name="T5887" style:parent-style-name="DefaultParagraphFont" style:family="text">
      <style:text-properties style:font-name="MS Gothic" style:font-name-asian="MS Gothic" style:font-name-complex="MS Gothic"/>
    </style:style>
    <style:style style:name="T5888" style:parent-style-name="DefaultParagraphFont" style:family="text">
      <style:text-properties style:font-name="MS Gothic" style:font-name-asian="MS Gothic" style:font-name-complex="MS Gothic"/>
    </style:style>
    <style:style style:name="T5889" style:parent-style-name="DefaultParagraphFont" style:family="text">
      <style:text-properties style:font-name="MS Gothic" style:font-name-asian="MS Gothic" style:font-name-complex="MS Gothic"/>
    </style:style>
    <style:style style:name="T5890" style:parent-style-name="DefaultParagraphFont" style:family="text">
      <style:text-properties style:font-name="MS Gothic" style:font-name-asian="MS Gothic" style:font-name-complex="MS Gothic"/>
    </style:style>
    <style:style style:name="T5891" style:parent-style-name="DefaultParagraphFont" style:family="text">
      <style:text-properties style:font-name="MS Gothic" style:font-name-asian="MS Gothic" style:font-name-complex="MS Gothic"/>
    </style:style>
    <style:style style:name="T5892" style:parent-style-name="DefaultParagraphFont" style:family="text">
      <style:text-properties style:font-name="MS Gothic" style:font-name-asian="MS Gothic" style:font-name-complex="MS Gothic"/>
    </style:style>
    <style:style style:name="T5893" style:parent-style-name="DefaultParagraphFont" style:family="text">
      <style:text-properties style:font-name="MS Gothic" style:font-name-asian="MS Gothic" style:font-name-complex="MS Gothic"/>
    </style:style>
    <style:style style:name="T5894" style:parent-style-name="DefaultParagraphFont" style:family="text">
      <style:text-properties style:font-name="Microsoft JhengHei" style:font-name-asian="Microsoft JhengHei" style:font-name-complex="Microsoft JhengHei"/>
    </style:style>
    <style:style style:name="T5895" style:parent-style-name="DefaultParagraphFont" style:family="text">
      <style:text-properties style:font-name="MS Gothic" style:font-name-asian="MS Gothic" style:font-name-complex="MS Gothic"/>
    </style:style>
    <style:style style:name="T5896" style:parent-style-name="DefaultParagraphFont" style:family="text">
      <style:text-properties style:font-name="MS Gothic" style:font-name-asian="MS Gothic" style:font-name-complex="MS Gothic"/>
    </style:style>
    <style:style style:name="T5897" style:parent-style-name="DefaultParagraphFont" style:family="text">
      <style:text-properties style:font-name="MS Gothic" style:font-name-asian="MS Gothic" style:font-name-complex="MS Gothic"/>
    </style:style>
    <style:style style:name="T5898" style:parent-style-name="DefaultParagraphFont" style:family="text">
      <style:text-properties style:font-name="MS Gothic" style:font-name-asian="MS Gothic" style:font-name-complex="MS Gothic"/>
    </style:style>
    <style:style style:name="T5899" style:parent-style-name="DefaultParagraphFont" style:family="text">
      <style:text-properties style:font-name="MS Gothic" style:font-name-asian="MS Gothic" style:font-name-complex="MS Gothic"/>
    </style:style>
    <style:style style:name="T5900" style:parent-style-name="DefaultParagraphFont" style:family="text">
      <style:text-properties style:font-name="MS Gothic" style:font-name-asian="MS Gothic" style:font-name-complex="MS Gothic"/>
    </style:style>
    <style:style style:name="T5901" style:parent-style-name="DefaultParagraphFont" style:family="text">
      <style:text-properties style:font-name="MS Gothic" style:font-name-asian="MS Gothic" style:font-name-complex="MS Gothic"/>
    </style:style>
    <style:style style:name="T5902" style:parent-style-name="DefaultParagraphFont" style:family="text">
      <style:text-properties style:font-name="MS Gothic" style:font-name-asian="MS Gothic" style:font-name-complex="MS Gothic"/>
    </style:style>
    <style:style style:name="T5903" style:parent-style-name="DefaultParagraphFont" style:family="text">
      <style:text-properties style:font-name="MS Gothic" style:font-name-asian="MS Gothic" style:font-name-complex="MS Gothic"/>
    </style:style>
    <style:style style:name="T5904" style:parent-style-name="DefaultParagraphFont" style:family="text">
      <style:text-properties style:font-name="MS Gothic" style:font-name-asian="MS Gothic" style:font-name-complex="MS Gothic"/>
    </style:style>
    <style:style style:name="T5905" style:parent-style-name="DefaultParagraphFont" style:family="text">
      <style:text-properties style:font-name="MingLiU-ExtB" style:font-name-asian="MingLiU-ExtB" style:font-name-complex="MingLiU-ExtB"/>
    </style:style>
    <style:style style:name="T5906" style:parent-style-name="DefaultParagraphFont" style:family="text">
      <style:text-properties style:font-name="MS Gothic" style:font-name-asian="MS Gothic" style:font-name-complex="MS Gothic"/>
    </style:style>
    <style:style style:name="T5907" style:parent-style-name="DefaultParagraphFont" style:family="text">
      <style:text-properties style:font-name="MS Gothic" style:font-name-asian="MS Gothic" style:font-name-complex="MS Gothic"/>
    </style:style>
    <style:style style:name="T5908" style:parent-style-name="DefaultParagraphFont" style:family="text">
      <style:text-properties style:font-name="MS Gothic" style:font-name-asian="MS Gothic" style:font-name-complex="MS Gothic"/>
    </style:style>
    <style:style style:name="T5909" style:parent-style-name="DefaultParagraphFont" style:family="text">
      <style:text-properties style:font-name="MS Gothic" style:font-name-asian="MS Gothic" style:font-name-complex="MS Gothic"/>
    </style:style>
    <style:style style:name="T5910" style:parent-style-name="DefaultParagraphFont" style:family="text">
      <style:text-properties style:font-name="MS Gothic" style:font-name-asian="MS Gothic" style:font-name-complex="MS Gothic"/>
    </style:style>
    <style:style style:name="T5911" style:parent-style-name="DefaultParagraphFont" style:family="text">
      <style:text-properties style:font-name="MS Gothic" style:font-name-asian="MS Gothic" style:font-name-complex="MS Gothic"/>
    </style:style>
    <style:style style:name="T5912" style:parent-style-name="DefaultParagraphFont" style:family="text">
      <style:text-properties style:font-name="MS Gothic" style:font-name-asian="MS Gothic" style:font-name-complex="MS Gothic"/>
    </style:style>
    <style:style style:name="T5913" style:parent-style-name="DefaultParagraphFont" style:family="text">
      <style:text-properties style:font-name="MS Gothic" style:font-name-asian="MS Gothic" style:font-name-complex="MS Gothic"/>
    </style:style>
    <style:style style:name="T5914" style:parent-style-name="DefaultParagraphFont" style:family="text">
      <style:text-properties style:font-name="MS Gothic" style:font-name-asian="MS Gothic" style:font-name-complex="MS Gothic"/>
    </style:style>
    <style:style style:name="T5915" style:parent-style-name="DefaultParagraphFont" style:family="text">
      <style:text-properties style:font-name="MS Gothic" style:font-name-asian="MS Gothic" style:font-name-complex="MS Gothic"/>
    </style:style>
    <style:style style:name="T5916" style:parent-style-name="DefaultParagraphFont" style:family="text">
      <style:text-properties style:font-name="MS Gothic" style:font-name-asian="MS Gothic" style:font-name-complex="MS Gothic"/>
    </style:style>
    <style:style style:name="T5917" style:parent-style-name="DefaultParagraphFont" style:family="text">
      <style:text-properties style:font-name="Malgun Gothic" style:font-name-asian="Malgun Gothic" style:font-name-complex="Malgun Gothic"/>
    </style:style>
    <style:style style:name="T5918" style:parent-style-name="DefaultParagraphFont" style:family="text">
      <style:text-properties style:font-name="MS Gothic" style:font-name-asian="MS Gothic" style:font-name-complex="MS Gothic"/>
    </style:style>
    <style:style style:name="T5919" style:parent-style-name="DefaultParagraphFont" style:family="text">
      <style:text-properties style:font-name="MS Gothic" style:font-name-asian="MS Gothic" style:font-name-complex="MS Gothic"/>
    </style:style>
    <style:style style:name="T5920" style:parent-style-name="DefaultParagraphFont" style:family="text">
      <style:text-properties style:font-name="MS Gothic" style:font-name-asian="MS Gothic" style:font-name-complex="MS Gothic"/>
    </style:style>
    <style:style style:name="T5921" style:parent-style-name="DefaultParagraphFont" style:family="text">
      <style:text-properties style:font-name="MS Gothic" style:font-name-asian="MS Gothic" style:font-name-complex="MS Gothic"/>
    </style:style>
    <style:style style:name="T5922" style:parent-style-name="DefaultParagraphFont" style:family="text">
      <style:text-properties style:font-name="MS Gothic" style:font-name-asian="MS Gothic" style:font-name-complex="MS Gothic"/>
    </style:style>
    <style:style style:name="T5923" style:parent-style-name="DefaultParagraphFont" style:family="text">
      <style:text-properties style:font-name="MS Gothic" style:font-name-asian="MS Gothic" style:font-name-complex="MS Gothic"/>
    </style:style>
    <style:style style:name="T5924" style:parent-style-name="DefaultParagraphFont" style:family="text">
      <style:text-properties style:font-name="MS Gothic" style:font-name-asian="MS Gothic" style:font-name-complex="MS Gothic"/>
    </style:style>
    <style:style style:name="T5925" style:parent-style-name="DefaultParagraphFont" style:family="text">
      <style:text-properties style:font-name="MS Gothic" style:font-name-asian="MS Gothic" style:font-name-complex="MS Gothic"/>
    </style:style>
    <style:style style:name="T5926" style:parent-style-name="DefaultParagraphFont" style:family="text">
      <style:text-properties style:font-name="MS Gothic" style:font-name-asian="MS Gothic" style:font-name-complex="MS Gothic"/>
    </style:style>
    <style:style style:name="T5927" style:parent-style-name="DefaultParagraphFont" style:family="text">
      <style:text-properties style:font-name="MS Gothic" style:font-name-asian="MS Gothic" style:font-name-complex="MS Gothic"/>
    </style:style>
    <style:style style:name="T5928" style:parent-style-name="DefaultParagraphFont" style:family="text">
      <style:text-properties style:font-name="Microsoft JhengHei" style:font-name-asian="Microsoft JhengHei" style:font-name-complex="Microsoft JhengHei"/>
    </style:style>
    <style:style style:name="T5929" style:parent-style-name="DefaultParagraphFont" style:family="text">
      <style:text-properties style:font-name="MS Gothic" style:font-name-asian="MS Gothic" style:font-name-complex="MS Gothic"/>
    </style:style>
    <style:style style:name="T5930" style:parent-style-name="DefaultParagraphFont" style:family="text">
      <style:text-properties style:font-name="MS Gothic" style:font-name-asian="MS Gothic" style:font-name-complex="MS Gothic"/>
    </style:style>
    <style:style style:name="T5931" style:parent-style-name="DefaultParagraphFont" style:family="text">
      <style:text-properties style:font-name="MS Gothic" style:font-name-asian="MS Gothic" style:font-name-complex="MS Gothic"/>
    </style:style>
    <style:style style:name="T5932" style:parent-style-name="DefaultParagraphFont" style:family="text">
      <style:text-properties style:font-name="MS Gothic" style:font-name-asian="MS Gothic" style:font-name-complex="MS Gothic"/>
    </style:style>
    <style:style style:name="T5933" style:parent-style-name="DefaultParagraphFont" style:family="text">
      <style:text-properties style:font-name="MS Gothic" style:font-name-asian="MS Gothic" style:font-name-complex="MS Gothic"/>
    </style:style>
    <style:style style:name="T5934" style:parent-style-name="DefaultParagraphFont" style:family="text">
      <style:text-properties style:font-name="MS Gothic" style:font-name-asian="MS Gothic" style:font-name-complex="MS Gothic"/>
    </style:style>
    <style:style style:name="T5935" style:parent-style-name="DefaultParagraphFont" style:family="text">
      <style:text-properties style:font-name="MS Gothic" style:font-name-asian="MS Gothic" style:font-name-complex="MS Gothic"/>
    </style:style>
    <style:style style:name="T5936" style:parent-style-name="DefaultParagraphFont" style:family="text">
      <style:text-properties style:font-name="MS Gothic" style:font-name-asian="MS Gothic" style:font-name-complex="MS Gothic"/>
    </style:style>
    <style:style style:name="T5937" style:parent-style-name="DefaultParagraphFont" style:family="text">
      <style:text-properties style:font-name="MS Gothic" style:font-name-asian="MS Gothic" style:font-name-complex="MS Gothic"/>
    </style:style>
    <style:style style:name="T5938" style:parent-style-name="DefaultParagraphFont" style:family="text">
      <style:text-properties style:font-name="MS Gothic" style:font-name-asian="MS Gothic" style:font-name-complex="MS Gothic"/>
    </style:style>
    <style:style style:name="T5939" style:parent-style-name="DefaultParagraphFont" style:family="text">
      <style:text-properties style:font-name="Microsoft JhengHei" style:font-name-asian="Microsoft JhengHei" style:font-name-complex="Microsoft JhengHei"/>
    </style:style>
    <style:style style:name="T5940" style:parent-style-name="DefaultParagraphFont" style:family="text">
      <style:text-properties style:font-name="MS Gothic" style:font-name-asian="MS Gothic" style:font-name-complex="MS Gothic"/>
    </style:style>
    <style:style style:name="T5941" style:parent-style-name="DefaultParagraphFont" style:family="text">
      <style:text-properties style:font-name="MS Gothic" style:font-name-asian="MS Gothic" style:font-name-complex="MS Gothic"/>
    </style:style>
    <style:style style:name="T5942" style:parent-style-name="DefaultParagraphFont" style:family="text">
      <style:text-properties style:font-name="Microsoft JhengHei" style:font-name-asian="Microsoft JhengHei" style:font-name-complex="Microsoft JhengHei"/>
    </style:style>
    <style:style style:name="T5943" style:parent-style-name="DefaultParagraphFont" style:family="text">
      <style:text-properties style:font-name="MS Gothic" style:font-name-asian="MS Gothic" style:font-name-complex="MS Gothic"/>
    </style:style>
    <style:style style:name="T5944" style:parent-style-name="DefaultParagraphFont" style:family="text">
      <style:text-properties style:font-name="MS Gothic" style:font-name-asian="MS Gothic" style:font-name-complex="MS Gothic"/>
    </style:style>
    <style:style style:name="T5945" style:parent-style-name="DefaultParagraphFont" style:family="text">
      <style:text-properties style:font-name="MS Gothic" style:font-name-asian="MS Gothic" style:font-name-complex="MS Gothic"/>
    </style:style>
    <style:style style:name="T5946" style:parent-style-name="DefaultParagraphFont" style:family="text">
      <style:text-properties style:font-name="MS Gothic" style:font-name-asian="MS Gothic" style:font-name-complex="MS Gothic"/>
    </style:style>
    <style:style style:name="T5947" style:parent-style-name="DefaultParagraphFont" style:family="text">
      <style:text-properties style:font-name="Microsoft JhengHei" style:font-name-asian="Microsoft JhengHei" style:font-name-complex="Microsoft JhengHei"/>
    </style:style>
    <style:style style:name="T5948" style:parent-style-name="DefaultParagraphFont" style:family="text">
      <style:text-properties style:font-name="MS Gothic" style:font-name-asian="MS Gothic" style:font-name-complex="MS Gothic"/>
    </style:style>
    <style:style style:name="T5949" style:parent-style-name="DefaultParagraphFont" style:family="text">
      <style:text-properties style:font-name="MS Gothic" style:font-name-asian="MS Gothic" style:font-name-complex="MS Gothic"/>
    </style:style>
    <style:style style:name="T5950" style:parent-style-name="DefaultParagraphFont" style:family="text">
      <style:text-properties style:font-name="MS Gothic" style:font-name-asian="MS Gothic" style:font-name-complex="MS Gothic"/>
    </style:style>
    <style:style style:name="T5951" style:parent-style-name="DefaultParagraphFont" style:family="text">
      <style:text-properties style:font-name="MS Gothic" style:font-name-asian="MS Gothic" style:font-name-complex="MS Gothic"/>
    </style:style>
    <style:style style:name="T5952" style:parent-style-name="DefaultParagraphFont" style:family="text">
      <style:text-properties style:font-name="MS Gothic" style:font-name-asian="MS Gothic" style:font-name-complex="MS Gothic"/>
    </style:style>
    <style:style style:name="T5953" style:parent-style-name="DefaultParagraphFont" style:family="text">
      <style:text-properties style:font-name="MS Gothic" style:font-name-asian="MS Gothic" style:font-name-complex="MS Gothic"/>
    </style:style>
    <style:style style:name="T5954" style:parent-style-name="DefaultParagraphFont" style:family="text">
      <style:text-properties style:font-name="MS Gothic" style:font-name-asian="MS Gothic" style:font-name-complex="MS Gothic"/>
    </style:style>
    <style:style style:name="T5955" style:parent-style-name="DefaultParagraphFont" style:family="text">
      <style:text-properties style:font-name="MS Gothic" style:font-name-asian="MS Gothic" style:font-name-complex="MS Gothic"/>
    </style:style>
    <style:style style:name="T5956" style:parent-style-name="DefaultParagraphFont" style:family="text">
      <style:text-properties style:font-name="MS Gothic" style:font-name-asian="MS Gothic" style:font-name-complex="MS Gothic"/>
    </style:style>
    <style:style style:name="T5957" style:parent-style-name="DefaultParagraphFont" style:family="text">
      <style:text-properties style:font-name="MS Gothic" style:font-name-asian="MS Gothic" style:font-name-complex="MS Gothic"/>
    </style:style>
    <style:style style:name="T5958" style:parent-style-name="DefaultParagraphFont" style:family="text">
      <style:text-properties style:font-name="Microsoft JhengHei" style:font-name-asian="Microsoft JhengHei" style:font-name-complex="Microsoft JhengHei"/>
    </style:style>
    <style:style style:name="T5959" style:parent-style-name="DefaultParagraphFont" style:family="text">
      <style:text-properties style:font-name="MS Gothic" style:font-name-asian="MS Gothic" style:font-name-complex="MS Gothic"/>
    </style:style>
    <style:style style:name="T5960" style:parent-style-name="DefaultParagraphFont" style:family="text">
      <style:text-properties style:font-name="Microsoft JhengHei" style:font-name-asian="Microsoft JhengHei" style:font-name-complex="Microsoft JhengHei"/>
    </style:style>
    <style:style style:name="T5961" style:parent-style-name="DefaultParagraphFont" style:family="text">
      <style:text-properties fo:font-weight="bold" style:font-weight-asian="bold" style:font-weight-complex="bold"/>
    </style:style>
    <style:style style:name="T5962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5963" style:parent-style-name="DefaultParagraphFont" style:family="text">
      <style:text-properties fo:font-weight="bold" style:font-weight-asian="bold" style:font-weight-complex="bold"/>
    </style:style>
    <style:style style:name="T5964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5965" style:parent-style-name="DefaultParagraphFont" style:family="text">
      <style:text-properties fo:font-weight="bold" style:font-weight-asian="bold" style:font-weight-complex="bold"/>
    </style:style>
    <style:style style:name="T5966" style:parent-style-name="DefaultParagraphFont" style:family="text">
      <style:text-properties style:font-name="MS Gothic" style:font-name-asian="MS Gothic" style:font-name-complex="MS Gothic"/>
    </style:style>
    <style:style style:name="T5967" style:parent-style-name="DefaultParagraphFont" style:family="text">
      <style:text-properties style:font-name="MS Gothic" style:font-name-asian="MS Gothic" style:font-name-complex="MS Gothic"/>
    </style:style>
    <style:style style:name="T5968" style:parent-style-name="DefaultParagraphFont" style:family="text">
      <style:text-properties style:font-name="MS Gothic" style:font-name-asian="MS Gothic" style:font-name-complex="MS Gothic"/>
    </style:style>
    <style:style style:name="T5969" style:parent-style-name="DefaultParagraphFont" style:family="text">
      <style:text-properties style:font-name="MS Gothic" style:font-name-asian="MS Gothic" style:font-name-complex="MS Gothic"/>
    </style:style>
    <style:style style:name="T5970" style:parent-style-name="DefaultParagraphFont" style:family="text">
      <style:text-properties style:font-name="MS Gothic" style:font-name-asian="MS Gothic" style:font-name-complex="MS Gothic"/>
    </style:style>
    <style:style style:name="T5971" style:parent-style-name="DefaultParagraphFont" style:family="text">
      <style:text-properties style:font-name="MS Gothic" style:font-name-asian="MS Gothic" style:font-name-complex="MS Gothic"/>
    </style:style>
    <style:style style:name="T5972" style:parent-style-name="DefaultParagraphFont" style:family="text">
      <style:text-properties style:font-name="MS Gothic" style:font-name-asian="MS Gothic" style:font-name-complex="MS Gothic"/>
    </style:style>
    <style:style style:name="T5973" style:parent-style-name="DefaultParagraphFont" style:family="text">
      <style:text-properties style:font-name="MS Gothic" style:font-name-asian="MS Gothic" style:font-name-complex="MS Gothic"/>
    </style:style>
    <style:style style:name="T5974" style:parent-style-name="DefaultParagraphFont" style:family="text">
      <style:text-properties style:font-name="Microsoft JhengHei" style:font-name-asian="Microsoft JhengHei" style:font-name-complex="Microsoft JhengHei"/>
    </style:style>
    <style:style style:name="T5975" style:parent-style-name="DefaultParagraphFont" style:family="text">
      <style:text-properties style:font-name="MS Gothic" style:font-name-asian="MS Gothic" style:font-name-complex="MS Gothic"/>
    </style:style>
    <style:style style:name="T5976" style:parent-style-name="DefaultParagraphFont" style:family="text">
      <style:text-properties style:font-name="MS Gothic" style:font-name-asian="MS Gothic" style:font-name-complex="MS Gothic"/>
    </style:style>
    <style:style style:name="T5977" style:parent-style-name="DefaultParagraphFont" style:family="text">
      <style:text-properties style:font-name="MS Gothic" style:font-name-asian="MS Gothic" style:font-name-complex="MS Gothic"/>
    </style:style>
    <style:style style:name="T5978" style:parent-style-name="DefaultParagraphFont" style:family="text">
      <style:text-properties style:font-name="MS Gothic" style:font-name-asian="MS Gothic" style:font-name-complex="MS Gothic"/>
    </style:style>
    <style:style style:name="T5979" style:parent-style-name="DefaultParagraphFont" style:family="text">
      <style:text-properties style:font-name="MS Gothic" style:font-name-asian="MS Gothic" style:font-name-complex="MS Gothic"/>
    </style:style>
    <style:style style:name="T5980" style:parent-style-name="DefaultParagraphFont" style:family="text">
      <style:text-properties style:font-name="Microsoft JhengHei" style:font-name-asian="Microsoft JhengHei" style:font-name-complex="Microsoft JhengHei"/>
    </style:style>
    <style:style style:name="T5981" style:parent-style-name="DefaultParagraphFont" style:family="text">
      <style:text-properties style:font-name="MS Gothic" style:font-name-asian="MS Gothic" style:font-name-complex="MS Gothic"/>
    </style:style>
    <style:style style:name="T5982" style:parent-style-name="DefaultParagraphFont" style:family="text">
      <style:text-properties style:font-name="MS Gothic" style:font-name-asian="MS Gothic" style:font-name-complex="MS Gothic"/>
    </style:style>
    <style:style style:name="T5983" style:parent-style-name="DefaultParagraphFont" style:family="text">
      <style:text-properties style:font-name="MS Gothic" style:font-name-asian="MS Gothic" style:font-name-complex="MS Gothic"/>
    </style:style>
    <style:style style:name="T5984" style:parent-style-name="DefaultParagraphFont" style:family="text">
      <style:text-properties style:font-name="Microsoft JhengHei" style:font-name-asian="Microsoft JhengHei" style:font-name-complex="Microsoft JhengHei"/>
    </style:style>
    <style:style style:name="T5985" style:parent-style-name="DefaultParagraphFont" style:family="text">
      <style:text-properties style:font-name="MS Gothic" style:font-name-asian="MS Gothic" style:font-name-complex="MS Gothic"/>
    </style:style>
    <style:style style:name="T5986" style:parent-style-name="DefaultParagraphFont" style:family="text">
      <style:text-properties style:font-name="MS Gothic" style:font-name-asian="MS Gothic" style:font-name-complex="MS Gothic"/>
    </style:style>
    <style:style style:name="T5987" style:parent-style-name="DefaultParagraphFont" style:family="text">
      <style:text-properties style:font-name="MS Gothic" style:font-name-asian="MS Gothic" style:font-name-complex="MS Gothic"/>
    </style:style>
    <style:style style:name="T5988" style:parent-style-name="DefaultParagraphFont" style:family="text">
      <style:text-properties style:font-name="Microsoft JhengHei" style:font-name-asian="Microsoft JhengHei" style:font-name-complex="Microsoft JhengHei"/>
    </style:style>
    <style:style style:name="T5989" style:parent-style-name="DefaultParagraphFont" style:family="text">
      <style:text-properties style:font-name="Microsoft JhengHei" style:font-name-asian="Microsoft JhengHei" style:font-name-complex="Microsoft JhengHei"/>
    </style:style>
    <style:style style:name="T5990" style:parent-style-name="DefaultParagraphFont" style:family="text">
      <style:text-properties style:font-name="MS Gothic" style:font-name-asian="MS Gothic" style:font-name-complex="MS Gothic"/>
    </style:style>
    <style:style style:name="T5991" style:parent-style-name="DefaultParagraphFont" style:family="text">
      <style:text-properties style:font-name="MS Gothic" style:font-name-asian="MS Gothic" style:font-name-complex="MS Gothic"/>
    </style:style>
    <style:style style:name="T5992" style:parent-style-name="DefaultParagraphFont" style:family="text">
      <style:text-properties style:font-name="MS Gothic" style:font-name-asian="MS Gothic" style:font-name-complex="MS Gothic"/>
    </style:style>
    <style:style style:name="T5993" style:parent-style-name="DefaultParagraphFont" style:family="text">
      <style:text-properties style:font-name="Microsoft JhengHei" style:font-name-asian="Microsoft JhengHei" style:font-name-complex="Microsoft JhengHei"/>
    </style:style>
    <style:style style:name="T5994" style:parent-style-name="DefaultParagraphFont" style:family="text">
      <style:text-properties style:font-name="MS Gothic" style:font-name-asian="MS Gothic" style:font-name-complex="MS Gothic"/>
    </style:style>
    <style:style style:name="T5995" style:parent-style-name="DefaultParagraphFont" style:family="text">
      <style:text-properties style:font-name="MS Gothic" style:font-name-asian="MS Gothic" style:font-name-complex="MS Gothic"/>
    </style:style>
    <style:style style:name="T5996" style:parent-style-name="DefaultParagraphFont" style:family="text">
      <style:text-properties style:font-name="MS Gothic" style:font-name-asian="MS Gothic" style:font-name-complex="MS Gothic"/>
    </style:style>
    <style:style style:name="T5997" style:parent-style-name="DefaultParagraphFont" style:family="text">
      <style:text-properties style:font-name="MS Gothic" style:font-name-asian="MS Gothic" style:font-name-complex="MS Gothic"/>
    </style:style>
    <style:style style:name="T5998" style:parent-style-name="DefaultParagraphFont" style:family="text">
      <style:text-properties style:font-name="Microsoft JhengHei" style:font-name-asian="Microsoft JhengHei" style:font-name-complex="Microsoft JhengHei"/>
    </style:style>
    <style:style style:name="T5999" style:parent-style-name="DefaultParagraphFont" style:family="text">
      <style:text-properties style:font-name="MS Gothic" style:font-name-asian="MS Gothic" style:font-name-complex="MS Gothic"/>
    </style:style>
    <style:style style:name="T6000" style:parent-style-name="DefaultParagraphFont" style:family="text">
      <style:text-properties style:font-name="MS Gothic" style:font-name-asian="MS Gothic" style:font-name-complex="MS Gothic"/>
    </style:style>
    <style:style style:name="T6001" style:parent-style-name="DefaultParagraphFont" style:family="text">
      <style:text-properties style:font-name="MS Gothic" style:font-name-asian="MS Gothic" style:font-name-complex="MS Gothic"/>
    </style:style>
    <style:style style:name="T6002" style:parent-style-name="DefaultParagraphFont" style:family="text">
      <style:text-properties style:font-name="MS Gothic" style:font-name-asian="MS Gothic" style:font-name-complex="MS Gothic"/>
    </style:style>
    <style:style style:name="T6003" style:parent-style-name="DefaultParagraphFont" style:family="text">
      <style:text-properties style:font-name="MS Gothic" style:font-name-asian="MS Gothic" style:font-name-complex="MS Gothic"/>
    </style:style>
    <style:style style:name="T6004" style:parent-style-name="DefaultParagraphFont" style:family="text">
      <style:text-properties style:font-name="MS Gothic" style:font-name-asian="MS Gothic" style:font-name-complex="MS Gothic"/>
    </style:style>
    <style:style style:name="T6005" style:parent-style-name="DefaultParagraphFont" style:family="text">
      <style:text-properties style:font-name="MS Gothic" style:font-name-asian="MS Gothic" style:font-name-complex="MS Gothic"/>
    </style:style>
    <style:style style:name="T6006" style:parent-style-name="DefaultParagraphFont" style:family="text">
      <style:text-properties style:font-name="Microsoft JhengHei" style:font-name-asian="Microsoft JhengHei" style:font-name-complex="Microsoft JhengHei"/>
    </style:style>
    <style:style style:name="T6007" style:parent-style-name="DefaultParagraphFont" style:family="text">
      <style:text-properties style:font-name="Microsoft JhengHei" style:font-name-asian="Microsoft JhengHei" style:font-name-complex="Microsoft JhengHei"/>
    </style:style>
    <style:style style:name="T6008" style:parent-style-name="DefaultParagraphFont" style:family="text">
      <style:text-properties style:font-name="MS Gothic" style:font-name-asian="MS Gothic" style:font-name-complex="MS Gothic"/>
    </style:style>
    <style:style style:name="T6009" style:parent-style-name="DefaultParagraphFont" style:family="text">
      <style:text-properties style:font-name="MS Gothic" style:font-name-asian="MS Gothic" style:font-name-complex="MS Gothic"/>
    </style:style>
    <style:style style:name="T6010" style:parent-style-name="DefaultParagraphFont" style:family="text">
      <style:text-properties style:font-name="MS Gothic" style:font-name-asian="MS Gothic" style:font-name-complex="MS Gothic"/>
    </style:style>
    <style:style style:name="T6011" style:parent-style-name="DefaultParagraphFont" style:family="text">
      <style:text-properties style:font-name="Microsoft JhengHei" style:font-name-asian="Microsoft JhengHei" style:font-name-complex="Microsoft JhengHei"/>
    </style:style>
    <style:style style:name="T6012" style:parent-style-name="DefaultParagraphFont" style:family="text">
      <style:text-properties style:font-name="Microsoft JhengHei" style:font-name-asian="Microsoft JhengHei" style:font-name-complex="Microsoft JhengHei"/>
    </style:style>
    <style:style style:name="T6013" style:parent-style-name="DefaultParagraphFont" style:family="text">
      <style:text-properties style:font-name="MS Gothic" style:font-name-asian="MS Gothic" style:font-name-complex="MS Gothic"/>
    </style:style>
    <style:style style:name="T6014" style:parent-style-name="DefaultParagraphFont" style:family="text">
      <style:text-properties style:font-name="MS Gothic" style:font-name-asian="MS Gothic" style:font-name-complex="MS Gothic"/>
    </style:style>
    <style:style style:name="T6015" style:parent-style-name="DefaultParagraphFont" style:family="text">
      <style:text-properties style:font-name="MS Gothic" style:font-name-asian="MS Gothic" style:font-name-complex="MS Gothic"/>
    </style:style>
    <style:style style:name="T6016" style:parent-style-name="DefaultParagraphFont" style:family="text">
      <style:text-properties style:font-name="MS Gothic" style:font-name-asian="MS Gothic" style:font-name-complex="MS Gothic"/>
    </style:style>
    <style:style style:name="T6017" style:parent-style-name="DefaultParagraphFont" style:family="text">
      <style:text-properties style:font-name="MS Gothic" style:font-name-asian="MS Gothic" style:font-name-complex="MS Gothic"/>
    </style:style>
    <style:style style:name="T6018" style:parent-style-name="DefaultParagraphFont" style:family="text">
      <style:text-properties style:font-name="Malgun Gothic" style:font-name-asian="Malgun Gothic" style:font-name-complex="Malgun Gothic"/>
    </style:style>
    <style:style style:name="T6019" style:parent-style-name="DefaultParagraphFont" style:family="text">
      <style:text-properties style:font-name="Microsoft JhengHei" style:font-name-asian="Microsoft JhengHei" style:font-name-complex="Microsoft JhengHei"/>
    </style:style>
    <style:style style:name="T6020" style:parent-style-name="DefaultParagraphFont" style:family="text">
      <style:text-properties style:font-name="Microsoft JhengHei" style:font-name-asian="Microsoft JhengHei" style:font-name-complex="Microsoft JhengHei"/>
    </style:style>
    <style:style style:name="T6021" style:parent-style-name="DefaultParagraphFont" style:family="text">
      <style:text-properties style:font-name="MS Gothic" style:font-name-asian="MS Gothic" style:font-name-complex="MS Gothic"/>
    </style:style>
    <style:style style:name="T6022" style:parent-style-name="DefaultParagraphFont" style:family="text">
      <style:text-properties style:font-name="MS Gothic" style:font-name-asian="MS Gothic" style:font-name-complex="MS Gothic"/>
    </style:style>
    <style:style style:name="T6023" style:parent-style-name="DefaultParagraphFont" style:family="text">
      <style:text-properties style:font-name="Microsoft JhengHei" style:font-name-asian="Microsoft JhengHei" style:font-name-complex="Microsoft JhengHei"/>
    </style:style>
    <style:style style:name="T6024" style:parent-style-name="DefaultParagraphFont" style:family="text">
      <style:text-properties style:font-name="MS Gothic" style:font-name-asian="MS Gothic" style:font-name-complex="MS Gothic"/>
    </style:style>
    <style:style style:name="T6025" style:parent-style-name="DefaultParagraphFont" style:family="text">
      <style:text-properties style:font-name="MS Gothic" style:font-name-asian="MS Gothic" style:font-name-complex="MS Gothic"/>
    </style:style>
    <style:style style:name="T6026" style:parent-style-name="DefaultParagraphFont" style:family="text">
      <style:text-properties style:font-name="Microsoft JhengHei" style:font-name-asian="Microsoft JhengHei" style:font-name-complex="Microsoft JhengHei"/>
    </style:style>
    <style:style style:name="T6027" style:parent-style-name="DefaultParagraphFont" style:family="text">
      <style:text-properties style:font-name="MS Gothic" style:font-name-asian="MS Gothic" style:font-name-complex="MS Gothic"/>
    </style:style>
    <style:style style:name="T6028" style:parent-style-name="DefaultParagraphFont" style:family="text">
      <style:text-properties style:font-name="MS Gothic" style:font-name-asian="MS Gothic" style:font-name-complex="MS Gothic"/>
    </style:style>
    <style:style style:name="T6029" style:parent-style-name="DefaultParagraphFont" style:family="text">
      <style:text-properties style:font-name="MS Gothic" style:font-name-asian="MS Gothic" style:font-name-complex="MS Gothic"/>
    </style:style>
    <style:style style:name="T6030" style:parent-style-name="DefaultParagraphFont" style:family="text">
      <style:text-properties style:font-name="MS Gothic" style:font-name-asian="MS Gothic" style:font-name-complex="MS Gothic"/>
    </style:style>
    <style:style style:name="T6031" style:parent-style-name="DefaultParagraphFont" style:family="text">
      <style:text-properties style:font-name="MS Gothic" style:font-name-asian="MS Gothic" style:font-name-complex="MS Gothic"/>
    </style:style>
    <style:style style:name="T6032" style:parent-style-name="DefaultParagraphFont" style:family="text">
      <style:text-properties style:font-name="MS Gothic" style:font-name-asian="MS Gothic" style:font-name-complex="MS Gothic"/>
    </style:style>
    <style:style style:name="T6033" style:parent-style-name="DefaultParagraphFont" style:family="text">
      <style:text-properties style:font-name="MS Gothic" style:font-name-asian="MS Gothic" style:font-name-complex="MS Gothic"/>
    </style:style>
    <style:style style:name="T6034" style:parent-style-name="DefaultParagraphFont" style:family="text">
      <style:text-properties style:font-name="MS Gothic" style:font-name-asian="MS Gothic" style:font-name-complex="MS Gothic"/>
    </style:style>
    <style:style style:name="T6035" style:parent-style-name="DefaultParagraphFont" style:family="text">
      <style:text-properties style:font-name="MS Gothic" style:font-name-asian="MS Gothic" style:font-name-complex="MS Gothic"/>
    </style:style>
    <style:style style:name="T6036" style:parent-style-name="DefaultParagraphFont" style:family="text">
      <style:text-properties style:font-name="MS Gothic" style:font-name-asian="MS Gothic" style:font-name-complex="MS Gothic"/>
    </style:style>
    <style:style style:name="T6037" style:parent-style-name="DefaultParagraphFont" style:family="text">
      <style:text-properties style:font-name="MS Gothic" style:font-name-asian="MS Gothic" style:font-name-complex="MS Gothic"/>
    </style:style>
    <style:style style:name="T6038" style:parent-style-name="DefaultParagraphFont" style:family="text">
      <style:text-properties style:font-name="Microsoft JhengHei" style:font-name-asian="Microsoft JhengHei" style:font-name-complex="Microsoft JhengHei"/>
    </style:style>
    <style:style style:name="T6039" style:parent-style-name="DefaultParagraphFont" style:family="text">
      <style:text-properties style:font-name="MingLiU-ExtB" style:font-name-asian="MingLiU-ExtB" style:font-name-complex="MingLiU-ExtB"/>
    </style:style>
    <style:style style:name="T6040" style:parent-style-name="DefaultParagraphFont" style:family="text">
      <style:text-properties style:font-name="MS Gothic" style:font-name-asian="MS Gothic" style:font-name-complex="MS Gothic"/>
    </style:style>
    <style:style style:name="T6041" style:parent-style-name="DefaultParagraphFont" style:family="text">
      <style:text-properties style:font-name="MS Gothic" style:font-name-asian="MS Gothic" style:font-name-complex="MS Gothic"/>
    </style:style>
    <style:style style:name="T6042" style:parent-style-name="DefaultParagraphFont" style:family="text">
      <style:text-properties style:font-name="Microsoft JhengHei" style:font-name-asian="Microsoft JhengHei" style:font-name-complex="Microsoft JhengHei"/>
    </style:style>
    <style:style style:name="T6043" style:parent-style-name="DefaultParagraphFont" style:family="text">
      <style:text-properties style:font-name="MS Gothic" style:font-name-asian="MS Gothic" style:font-name-complex="MS Gothic"/>
    </style:style>
    <style:style style:name="T6044" style:parent-style-name="DefaultParagraphFont" style:family="text">
      <style:text-properties style:font-name="MS Gothic" style:font-name-asian="MS Gothic" style:font-name-complex="MS Gothic"/>
    </style:style>
    <style:style style:name="T6045" style:parent-style-name="DefaultParagraphFont" style:family="text">
      <style:text-properties style:font-name="MS Gothic" style:font-name-asian="MS Gothic" style:font-name-complex="MS Gothic"/>
    </style:style>
    <style:style style:name="T6046" style:parent-style-name="DefaultParagraphFont" style:family="text">
      <style:text-properties style:font-name="Microsoft JhengHei" style:font-name-asian="Microsoft JhengHei" style:font-name-complex="Microsoft JhengHei"/>
    </style:style>
    <style:style style:name="T6047" style:parent-style-name="DefaultParagraphFont" style:family="text">
      <style:text-properties style:font-name="MS Gothic" style:font-name-asian="MS Gothic" style:font-name-complex="MS Gothic"/>
    </style:style>
    <style:style style:name="T6048" style:parent-style-name="DefaultParagraphFont" style:family="text">
      <style:text-properties style:font-name="Microsoft JhengHei" style:font-name-asian="Microsoft JhengHei" style:font-name-complex="Microsoft JhengHei"/>
    </style:style>
    <style:style style:name="T6049" style:parent-style-name="DefaultParagraphFont" style:family="text">
      <style:text-properties style:font-name="MS Gothic" style:font-name-asian="MS Gothic" style:font-name-complex="MS Gothic"/>
    </style:style>
    <style:style style:name="T6050" style:parent-style-name="DefaultParagraphFont" style:family="text">
      <style:text-properties style:font-name="Microsoft JhengHei" style:font-name-asian="Microsoft JhengHei" style:font-name-complex="Microsoft JhengHei"/>
    </style:style>
    <style:style style:name="T6051" style:parent-style-name="DefaultParagraphFont" style:family="text">
      <style:text-properties style:font-name="Microsoft JhengHei" style:font-name-asian="Microsoft JhengHei" style:font-name-complex="Microsoft JhengHei"/>
    </style:style>
    <style:style style:name="T6052" style:parent-style-name="DefaultParagraphFont" style:family="text">
      <style:text-properties style:font-name="MS Gothic" style:font-name-asian="MS Gothic" style:font-name-complex="MS Gothic"/>
    </style:style>
    <style:style style:name="T6053" style:parent-style-name="DefaultParagraphFont" style:family="text">
      <style:text-properties style:font-name="MS Gothic" style:font-name-asian="MS Gothic" style:font-name-complex="MS Gothic"/>
    </style:style>
    <style:style style:name="T6054" style:parent-style-name="DefaultParagraphFont" style:family="text">
      <style:text-properties style:font-name="MS Gothic" style:font-name-asian="MS Gothic" style:font-name-complex="MS Gothic"/>
    </style:style>
    <style:style style:name="T6055" style:parent-style-name="DefaultParagraphFont" style:family="text">
      <style:text-properties style:font-name="MS Gothic" style:font-name-asian="MS Gothic" style:font-name-complex="MS Gothic"/>
    </style:style>
    <style:style style:name="T6056" style:parent-style-name="DefaultParagraphFont" style:family="text">
      <style:text-properties style:font-name="MS Gothic" style:font-name-asian="MS Gothic" style:font-name-complex="MS Gothic"/>
    </style:style>
    <style:style style:name="T6057" style:parent-style-name="DefaultParagraphFont" style:family="text">
      <style:text-properties style:font-name="MS Gothic" style:font-name-asian="MS Gothic" style:font-name-complex="MS Gothic"/>
    </style:style>
    <style:style style:name="T6058" style:parent-style-name="DefaultParagraphFont" style:family="text">
      <style:text-properties style:font-name="MS Gothic" style:font-name-asian="MS Gothic" style:font-name-complex="MS Gothic"/>
    </style:style>
    <style:style style:name="T6059" style:parent-style-name="DefaultParagraphFont" style:family="text">
      <style:text-properties style:font-name="MS Gothic" style:font-name-asian="MS Gothic" style:font-name-complex="MS Gothic"/>
    </style:style>
    <style:style style:name="T6060" style:parent-style-name="DefaultParagraphFont" style:family="text">
      <style:text-properties style:font-name="MS Gothic" style:font-name-asian="MS Gothic" style:font-name-complex="MS Gothic"/>
    </style:style>
    <style:style style:name="T6061" style:parent-style-name="DefaultParagraphFont" style:family="text">
      <style:text-properties style:font-name="MS Gothic" style:font-name-asian="MS Gothic" style:font-name-complex="MS Gothic"/>
    </style:style>
    <style:style style:name="T6062" style:parent-style-name="DefaultParagraphFont" style:family="text">
      <style:text-properties style:font-name="MS Gothic" style:font-name-asian="MS Gothic" style:font-name-complex="MS Gothic"/>
    </style:style>
    <style:style style:name="T6063" style:parent-style-name="DefaultParagraphFont" style:family="text">
      <style:text-properties style:font-name="MS Gothic" style:font-name-asian="MS Gothic" style:font-name-complex="MS Gothic"/>
    </style:style>
    <style:style style:name="T6064" style:parent-style-name="DefaultParagraphFont" style:family="text">
      <style:text-properties style:font-name="Microsoft JhengHei" style:font-name-asian="Microsoft JhengHei" style:font-name-complex="Microsoft JhengHei"/>
    </style:style>
    <style:style style:name="T6065" style:parent-style-name="DefaultParagraphFont" style:family="text">
      <style:text-properties style:font-name="MS Gothic" style:font-name-asian="MS Gothic" style:font-name-complex="MS Gothic"/>
    </style:style>
    <style:style style:name="T6066" style:parent-style-name="DefaultParagraphFont" style:family="text">
      <style:text-properties style:font-name="MS Gothic" style:font-name-asian="MS Gothic" style:font-name-complex="MS Gothic"/>
    </style:style>
    <style:style style:name="T6067" style:parent-style-name="DefaultParagraphFont" style:family="text">
      <style:text-properties style:font-name="MS Gothic" style:font-name-asian="MS Gothic" style:font-name-complex="MS Gothic"/>
    </style:style>
    <style:style style:name="T6068" style:parent-style-name="DefaultParagraphFont" style:family="text">
      <style:text-properties style:font-name="MS Gothic" style:font-name-asian="MS Gothic" style:font-name-complex="MS Gothic"/>
    </style:style>
    <style:style style:name="T6069" style:parent-style-name="DefaultParagraphFont" style:family="text">
      <style:text-properties style:font-name="MS Gothic" style:font-name-asian="MS Gothic" style:font-name-complex="MS Gothic"/>
    </style:style>
    <style:style style:name="T6070" style:parent-style-name="DefaultParagraphFont" style:family="text">
      <style:text-properties style:font-name="MS Gothic" style:font-name-asian="MS Gothic" style:font-name-complex="MS Gothic"/>
    </style:style>
    <style:style style:name="T6071" style:parent-style-name="DefaultParagraphFont" style:family="text">
      <style:text-properties style:font-name="Microsoft JhengHei" style:font-name-asian="Microsoft JhengHei" style:font-name-complex="Microsoft JhengHei"/>
    </style:style>
    <style:style style:name="T6072" style:parent-style-name="DefaultParagraphFont" style:family="text">
      <style:text-properties style:font-name="Microsoft JhengHei" style:font-name-asian="Microsoft JhengHei" style:font-name-complex="Microsoft JhengHei"/>
    </style:style>
    <style:style style:name="T6073" style:parent-style-name="DefaultParagraphFont" style:family="text">
      <style:text-properties style:font-name="MS Gothic" style:font-name-asian="MS Gothic" style:font-name-complex="MS Gothic"/>
    </style:style>
    <style:style style:name="T6074" style:parent-style-name="DefaultParagraphFont" style:family="text">
      <style:text-properties style:font-name="MS Gothic" style:font-name-asian="MS Gothic" style:font-name-complex="MS Gothic"/>
    </style:style>
    <style:style style:name="T6075" style:parent-style-name="DefaultParagraphFont" style:family="text">
      <style:text-properties style:font-name="MS Gothic" style:font-name-asian="MS Gothic" style:font-name-complex="MS Gothic"/>
    </style:style>
    <style:style style:name="T6076" style:parent-style-name="DefaultParagraphFont" style:family="text">
      <style:text-properties style:font-name="Microsoft JhengHei" style:font-name-asian="Microsoft JhengHei" style:font-name-complex="Microsoft JhengHei"/>
    </style:style>
    <style:style style:name="T6077" style:parent-style-name="DefaultParagraphFont" style:family="text">
      <style:text-properties style:font-name="MS Gothic" style:font-name-asian="MS Gothic" style:font-name-complex="MS Gothic"/>
    </style:style>
    <style:style style:name="T6078" style:parent-style-name="DefaultParagraphFont" style:family="text">
      <style:text-properties style:font-name="MS Gothic" style:font-name-asian="MS Gothic" style:font-name-complex="MS Gothic"/>
    </style:style>
    <style:style style:name="T6079" style:parent-style-name="DefaultParagraphFont" style:family="text">
      <style:text-properties style:font-name="MS Gothic" style:font-name-asian="MS Gothic" style:font-name-complex="MS Gothic"/>
    </style:style>
    <style:style style:name="T6080" style:parent-style-name="DefaultParagraphFont" style:family="text">
      <style:text-properties style:font-name="MS Gothic" style:font-name-asian="MS Gothic" style:font-name-complex="MS Gothic"/>
    </style:style>
    <style:style style:name="T6081" style:parent-style-name="DefaultParagraphFont" style:family="text">
      <style:text-properties style:font-name="MS Gothic" style:font-name-asian="MS Gothic" style:font-name-complex="MS Gothic"/>
    </style:style>
    <style:style style:name="T6082" style:parent-style-name="DefaultParagraphFont" style:family="text">
      <style:text-properties style:font-name="MS Gothic" style:font-name-asian="MS Gothic" style:font-name-complex="MS Gothic"/>
    </style:style>
    <style:style style:name="T6083" style:parent-style-name="DefaultParagraphFont" style:family="text">
      <style:text-properties style:font-name="MS Gothic" style:font-name-asian="MS Gothic" style:font-name-complex="MS Gothic"/>
    </style:style>
    <style:style style:name="T6084" style:parent-style-name="DefaultParagraphFont" style:family="text">
      <style:text-properties style:font-name="MS Gothic" style:font-name-asian="MS Gothic" style:font-name-complex="MS Gothic"/>
    </style:style>
    <style:style style:name="T6085" style:parent-style-name="DefaultParagraphFont" style:family="text">
      <style:text-properties style:font-name="MS Gothic" style:font-name-asian="MS Gothic" style:font-name-complex="MS Gothic"/>
    </style:style>
    <style:style style:name="T6086" style:parent-style-name="DefaultParagraphFont" style:family="text">
      <style:text-properties style:font-name="MS Gothic" style:font-name-asian="MS Gothic" style:font-name-complex="MS Gothic"/>
    </style:style>
    <style:style style:name="T6087" style:parent-style-name="DefaultParagraphFont" style:family="text">
      <style:text-properties style:font-name="MS Gothic" style:font-name-asian="MS Gothic" style:font-name-complex="MS Gothic"/>
    </style:style>
    <style:style style:name="T6088" style:parent-style-name="DefaultParagraphFont" style:family="text">
      <style:text-properties style:font-name="Microsoft JhengHei" style:font-name-asian="Microsoft JhengHei" style:font-name-complex="Microsoft JhengHei"/>
    </style:style>
    <style:style style:name="T6089" style:parent-style-name="DefaultParagraphFont" style:family="text">
      <style:text-properties style:font-name="Microsoft JhengHei" style:font-name-asian="Microsoft JhengHei" style:font-name-complex="Microsoft JhengHei"/>
    </style:style>
    <style:style style:name="T6090" style:parent-style-name="DefaultParagraphFont" style:family="text">
      <style:text-properties style:font-name="Microsoft JhengHei" style:font-name-asian="Microsoft JhengHei" style:font-name-complex="Microsoft JhengHei"/>
    </style:style>
    <style:style style:name="T6091" style:parent-style-name="DefaultParagraphFont" style:family="text">
      <style:text-properties style:font-name="Microsoft JhengHei" style:font-name-asian="Microsoft JhengHei" style:font-name-complex="Microsoft JhengHei"/>
    </style:style>
    <style:style style:name="T6092" style:parent-style-name="DefaultParagraphFont" style:family="text">
      <style:text-properties style:font-name="MS Gothic" style:font-name-asian="MS Gothic" style:font-name-complex="MS Gothic"/>
    </style:style>
    <style:style style:name="T6093" style:parent-style-name="DefaultParagraphFont" style:family="text">
      <style:text-properties style:font-name="MS Gothic" style:font-name-asian="MS Gothic" style:font-name-complex="MS Gothic"/>
    </style:style>
    <style:style style:name="T6094" style:parent-style-name="DefaultParagraphFont" style:family="text">
      <style:text-properties style:font-name="MS Gothic" style:font-name-asian="MS Gothic" style:font-name-complex="MS Gothic"/>
    </style:style>
    <style:style style:name="T6095" style:parent-style-name="DefaultParagraphFont" style:family="text">
      <style:text-properties style:font-name="Microsoft JhengHei" style:font-name-asian="Microsoft JhengHei" style:font-name-complex="Microsoft JhengHei"/>
    </style:style>
    <style:style style:name="T6096" style:parent-style-name="DefaultParagraphFont" style:family="text">
      <style:text-properties style:font-name="MS Gothic" style:font-name-asian="MS Gothic" style:font-name-complex="MS Gothic"/>
    </style:style>
    <style:style style:name="T6097" style:parent-style-name="DefaultParagraphFont" style:family="text">
      <style:text-properties style:font-name="MS Gothic" style:font-name-asian="MS Gothic" style:font-name-complex="MS Gothic"/>
    </style:style>
    <style:style style:name="T6098" style:parent-style-name="DefaultParagraphFont" style:family="text">
      <style:text-properties style:font-name="MS Gothic" style:font-name-asian="MS Gothic" style:font-name-complex="MS Gothic"/>
    </style:style>
    <style:style style:name="T6099" style:parent-style-name="DefaultParagraphFont" style:family="text">
      <style:text-properties style:font-name="MS Gothic" style:font-name-asian="MS Gothic" style:font-name-complex="MS Gothic"/>
    </style:style>
    <style:style style:name="T6100" style:parent-style-name="DefaultParagraphFont" style:family="text">
      <style:text-properties style:font-name="MS Gothic" style:font-name-asian="MS Gothic" style:font-name-complex="MS Gothic"/>
    </style:style>
    <style:style style:name="T6101" style:parent-style-name="DefaultParagraphFont" style:family="text">
      <style:text-properties style:font-name="MS Gothic" style:font-name-asian="MS Gothic" style:font-name-complex="MS Gothic"/>
    </style:style>
    <style:style style:name="T6102" style:parent-style-name="DefaultParagraphFont" style:family="text">
      <style:text-properties style:font-name="MS Gothic" style:font-name-asian="MS Gothic" style:font-name-complex="MS Gothic"/>
    </style:style>
    <style:style style:name="T6103" style:parent-style-name="DefaultParagraphFont" style:family="text">
      <style:text-properties style:font-name="MS Gothic" style:font-name-asian="MS Gothic" style:font-name-complex="MS Gothic"/>
    </style:style>
    <style:style style:name="T6104" style:parent-style-name="DefaultParagraphFont" style:family="text">
      <style:text-properties style:font-name="MS Gothic" style:font-name-asian="MS Gothic" style:font-name-complex="MS Gothic"/>
    </style:style>
    <style:style style:name="T6105" style:parent-style-name="DefaultParagraphFont" style:family="text">
      <style:text-properties style:font-name="MS Gothic" style:font-name-asian="MS Gothic" style:font-name-complex="MS Gothic"/>
    </style:style>
    <style:style style:name="T6106" style:parent-style-name="DefaultParagraphFont" style:family="text">
      <style:text-properties style:font-name="MS Gothic" style:font-name-asian="MS Gothic" style:font-name-complex="MS Gothic"/>
    </style:style>
    <style:style style:name="T6107" style:parent-style-name="DefaultParagraphFont" style:family="text">
      <style:text-properties style:font-name="MS Gothic" style:font-name-asian="MS Gothic" style:font-name-complex="MS Gothic"/>
    </style:style>
    <style:style style:name="T6108" style:parent-style-name="DefaultParagraphFont" style:family="text">
      <style:text-properties style:font-name="MS Gothic" style:font-name-asian="MS Gothic" style:font-name-complex="MS Gothic"/>
    </style:style>
    <style:style style:name="T6109" style:parent-style-name="DefaultParagraphFont" style:family="text">
      <style:text-properties style:font-name="MS Gothic" style:font-name-asian="MS Gothic" style:font-name-complex="MS Gothic"/>
    </style:style>
    <style:style style:name="T6110" style:parent-style-name="DefaultParagraphFont" style:family="text">
      <style:text-properties style:font-name="MS Gothic" style:font-name-asian="MS Gothic" style:font-name-complex="MS Gothic"/>
    </style:style>
    <style:style style:name="T6111" style:parent-style-name="DefaultParagraphFont" style:family="text">
      <style:text-properties style:font-name="MS Gothic" style:font-name-asian="MS Gothic" style:font-name-complex="MS Gothic"/>
    </style:style>
    <style:style style:name="T6112" style:parent-style-name="DefaultParagraphFont" style:family="text">
      <style:text-properties style:font-name="MS Gothic" style:font-name-asian="MS Gothic" style:font-name-complex="MS Gothic"/>
    </style:style>
    <style:style style:name="T6113" style:parent-style-name="DefaultParagraphFont" style:family="text">
      <style:text-properties style:font-name="MS Gothic" style:font-name-asian="MS Gothic" style:font-name-complex="MS Gothic"/>
    </style:style>
    <style:style style:name="T6114" style:parent-style-name="DefaultParagraphFont" style:family="text">
      <style:text-properties style:font-name="MS Gothic" style:font-name-asian="MS Gothic" style:font-name-complex="MS Gothic"/>
    </style:style>
    <style:style style:name="T6115" style:parent-style-name="DefaultParagraphFont" style:family="text">
      <style:text-properties style:font-name="Microsoft JhengHei" style:font-name-asian="Microsoft JhengHei" style:font-name-complex="Microsoft JhengHei"/>
    </style:style>
    <style:style style:name="T6116" style:parent-style-name="DefaultParagraphFont" style:family="text">
      <style:text-properties style:font-name="MS Gothic" style:font-name-asian="MS Gothic" style:font-name-complex="MS Gothic"/>
    </style:style>
    <style:style style:name="T6117" style:parent-style-name="DefaultParagraphFont" style:family="text">
      <style:text-properties style:font-name="MS Gothic" style:font-name-asian="MS Gothic" style:font-name-complex="MS Gothic"/>
    </style:style>
    <style:style style:name="T6118" style:parent-style-name="DefaultParagraphFont" style:family="text">
      <style:text-properties style:font-name="MS Gothic" style:font-name-asian="MS Gothic" style:font-name-complex="MS Gothic"/>
    </style:style>
    <style:style style:name="T6119" style:parent-style-name="DefaultParagraphFont" style:family="text">
      <style:text-properties style:font-name="MS Gothic" style:font-name-asian="MS Gothic" style:font-name-complex="MS Gothic"/>
    </style:style>
    <style:style style:name="T6120" style:parent-style-name="DefaultParagraphFont" style:family="text">
      <style:text-properties style:font-name="MS Gothic" style:font-name-asian="MS Gothic" style:font-name-complex="MS Gothic"/>
    </style:style>
    <style:style style:name="T6121" style:parent-style-name="DefaultParagraphFont" style:family="text">
      <style:text-properties style:font-name="MS Gothic" style:font-name-asian="MS Gothic" style:font-name-complex="MS Gothic"/>
    </style:style>
    <style:style style:name="T6122" style:parent-style-name="DefaultParagraphFont" style:family="text">
      <style:text-properties style:font-name="MS Gothic" style:font-name-asian="MS Gothic" style:font-name-complex="MS Gothic"/>
    </style:style>
    <style:style style:name="T6123" style:parent-style-name="DefaultParagraphFont" style:family="text">
      <style:text-properties style:font-name="MS Gothic" style:font-name-asian="MS Gothic" style:font-name-complex="MS Gothic"/>
    </style:style>
    <style:style style:name="T6124" style:parent-style-name="DefaultParagraphFont" style:family="text">
      <style:text-properties style:font-name="MS Gothic" style:font-name-asian="MS Gothic" style:font-name-complex="MS Gothic"/>
    </style:style>
    <style:style style:name="T6125" style:parent-style-name="DefaultParagraphFont" style:family="text">
      <style:text-properties style:font-name="MS Gothic" style:font-name-asian="MS Gothic" style:font-name-complex="MS Gothic"/>
    </style:style>
    <style:style style:name="T6126" style:parent-style-name="DefaultParagraphFont" style:family="text">
      <style:text-properties style:font-name="MS Gothic" style:font-name-asian="MS Gothic" style:font-name-complex="MS Gothic"/>
    </style:style>
    <style:style style:name="T6127" style:parent-style-name="DefaultParagraphFont" style:family="text">
      <style:text-properties style:font-name="Microsoft JhengHei" style:font-name-asian="Microsoft JhengHei" style:font-name-complex="Microsoft JhengHei"/>
    </style:style>
    <style:style style:name="T6128" style:parent-style-name="DefaultParagraphFont" style:family="text">
      <style:text-properties style:font-name="MS Gothic" style:font-name-asian="MS Gothic" style:font-name-complex="MS Gothic"/>
    </style:style>
    <style:style style:name="T6129" style:parent-style-name="DefaultParagraphFont" style:family="text">
      <style:text-properties style:font-name="MS Gothic" style:font-name-asian="MS Gothic" style:font-name-complex="MS Gothic"/>
    </style:style>
    <style:style style:name="T6130" style:parent-style-name="DefaultParagraphFont" style:family="text">
      <style:text-properties style:font-name="MS Gothic" style:font-name-asian="MS Gothic" style:font-name-complex="MS Gothic"/>
    </style:style>
    <style:style style:name="T6131" style:parent-style-name="DefaultParagraphFont" style:family="text">
      <style:text-properties style:font-name="MS Gothic" style:font-name-asian="MS Gothic" style:font-name-complex="MS Gothic"/>
    </style:style>
    <style:style style:name="T6132" style:parent-style-name="DefaultParagraphFont" style:family="text">
      <style:text-properties style:font-name="MS Gothic" style:font-name-asian="MS Gothic" style:font-name-complex="MS Gothic"/>
    </style:style>
    <style:style style:name="T6133" style:parent-style-name="DefaultParagraphFont" style:family="text">
      <style:text-properties style:font-name="MS Gothic" style:font-name-asian="MS Gothic" style:font-name-complex="MS Gothic"/>
    </style:style>
    <style:style style:name="T6134" style:parent-style-name="DefaultParagraphFont" style:family="text">
      <style:text-properties style:font-name="MS Gothic" style:font-name-asian="MS Gothic" style:font-name-complex="MS Gothic"/>
    </style:style>
    <style:style style:name="T6135" style:parent-style-name="DefaultParagraphFont" style:family="text">
      <style:text-properties style:font-name="MS Gothic" style:font-name-asian="MS Gothic" style:font-name-complex="MS Gothic"/>
    </style:style>
    <style:style style:name="T6136" style:parent-style-name="DefaultParagraphFont" style:family="text">
      <style:text-properties style:font-name="MS Gothic" style:font-name-asian="MS Gothic" style:font-name-complex="MS Gothic"/>
    </style:style>
    <style:style style:name="T6137" style:parent-style-name="DefaultParagraphFont" style:family="text">
      <style:text-properties style:font-name="MS Gothic" style:font-name-asian="MS Gothic" style:font-name-complex="MS Gothic"/>
    </style:style>
    <style:style style:name="T6138" style:parent-style-name="DefaultParagraphFont" style:family="text">
      <style:text-properties style:font-name="MS Gothic" style:font-name-asian="MS Gothic" style:font-name-complex="MS Gothic"/>
    </style:style>
    <style:style style:name="T6139" style:parent-style-name="DefaultParagraphFont" style:family="text">
      <style:text-properties style:font-name="MS Gothic" style:font-name-asian="MS Gothic" style:font-name-complex="MS Gothic"/>
    </style:style>
    <style:style style:name="T6140" style:parent-style-name="DefaultParagraphFont" style:family="text">
      <style:text-properties style:font-name="MS Gothic" style:font-name-asian="MS Gothic" style:font-name-complex="MS Gothic"/>
    </style:style>
    <style:style style:name="T6141" style:parent-style-name="DefaultParagraphFont" style:family="text">
      <style:text-properties style:font-name="MS Gothic" style:font-name-asian="MS Gothic" style:font-name-complex="MS Gothic"/>
    </style:style>
    <style:style style:name="T6142" style:parent-style-name="DefaultParagraphFont" style:family="text">
      <style:text-properties style:font-name="MS Gothic" style:font-name-asian="MS Gothic" style:font-name-complex="MS Gothic"/>
    </style:style>
    <style:style style:name="T6143" style:parent-style-name="DefaultParagraphFont" style:family="text">
      <style:text-properties style:font-name="MS Gothic" style:font-name-asian="MS Gothic" style:font-name-complex="MS Gothic"/>
    </style:style>
    <style:style style:name="T6144" style:parent-style-name="DefaultParagraphFont" style:family="text">
      <style:text-properties style:font-name="MS Gothic" style:font-name-asian="MS Gothic" style:font-name-complex="MS Gothic"/>
    </style:style>
    <style:style style:name="T6145" style:parent-style-name="DefaultParagraphFont" style:family="text">
      <style:text-properties style:font-name="MS Gothic" style:font-name-asian="MS Gothic" style:font-name-complex="MS Gothic"/>
    </style:style>
    <style:style style:name="T6146" style:parent-style-name="DefaultParagraphFont" style:family="text">
      <style:text-properties style:font-name="MS Gothic" style:font-name-asian="MS Gothic" style:font-name-complex="MS Gothic"/>
    </style:style>
    <style:style style:name="T6147" style:parent-style-name="DefaultParagraphFont" style:family="text">
      <style:text-properties style:font-name="MS Gothic" style:font-name-asian="MS Gothic" style:font-name-complex="MS Gothic"/>
    </style:style>
    <style:style style:name="T6148" style:parent-style-name="DefaultParagraphFont" style:family="text">
      <style:text-properties style:font-name="MS Gothic" style:font-name-asian="MS Gothic" style:font-name-complex="MS Gothic"/>
    </style:style>
    <style:style style:name="T6149" style:parent-style-name="DefaultParagraphFont" style:family="text">
      <style:text-properties style:font-name="MS Gothic" style:font-name-asian="MS Gothic" style:font-name-complex="MS Gothic"/>
    </style:style>
    <style:style style:name="T6150" style:parent-style-name="DefaultParagraphFont" style:family="text">
      <style:text-properties style:font-name="MS Gothic" style:font-name-asian="MS Gothic" style:font-name-complex="MS Gothic"/>
    </style:style>
    <style:style style:name="T6151" style:parent-style-name="DefaultParagraphFont" style:family="text">
      <style:text-properties style:font-name="MS Gothic" style:font-name-asian="MS Gothic" style:font-name-complex="MS Gothic"/>
    </style:style>
    <style:style style:name="T6152" style:parent-style-name="DefaultParagraphFont" style:family="text">
      <style:text-properties style:font-name="MS Gothic" style:font-name-asian="MS Gothic" style:font-name-complex="MS Gothic"/>
    </style:style>
    <style:style style:name="T6153" style:parent-style-name="DefaultParagraphFont" style:family="text">
      <style:text-properties style:font-name="MS Gothic" style:font-name-asian="MS Gothic" style:font-name-complex="MS Gothic"/>
    </style:style>
    <style:style style:name="T6154" style:parent-style-name="DefaultParagraphFont" style:family="text">
      <style:text-properties style:font-name="MS Gothic" style:font-name-asian="MS Gothic" style:font-name-complex="MS Gothic"/>
    </style:style>
    <style:style style:name="T6155" style:parent-style-name="DefaultParagraphFont" style:family="text">
      <style:text-properties style:font-name="MS Gothic" style:font-name-asian="MS Gothic" style:font-name-complex="MS Gothic"/>
    </style:style>
    <style:style style:name="T6156" style:parent-style-name="DefaultParagraphFont" style:family="text">
      <style:text-properties style:font-name="MS Gothic" style:font-name-asian="MS Gothic" style:font-name-complex="MS Gothic"/>
    </style:style>
    <style:style style:name="T6157" style:parent-style-name="DefaultParagraphFont" style:family="text">
      <style:text-properties style:font-name="MS Gothic" style:font-name-asian="MS Gothic" style:font-name-complex="MS Gothic"/>
    </style:style>
    <style:style style:name="T6158" style:parent-style-name="DefaultParagraphFont" style:family="text">
      <style:text-properties style:font-name="MS Gothic" style:font-name-asian="MS Gothic" style:font-name-complex="MS Gothic"/>
    </style:style>
    <style:style style:name="T6159" style:parent-style-name="DefaultParagraphFont" style:family="text">
      <style:text-properties style:font-name="MS Gothic" style:font-name-asian="MS Gothic" style:font-name-complex="MS Gothic"/>
    </style:style>
    <style:style style:name="T6160" style:parent-style-name="DefaultParagraphFont" style:family="text">
      <style:text-properties style:font-name="MS Gothic" style:font-name-asian="MS Gothic" style:font-name-complex="MS Gothic"/>
    </style:style>
    <style:style style:name="T6161" style:parent-style-name="DefaultParagraphFont" style:family="text">
      <style:text-properties style:font-name="MS Gothic" style:font-name-asian="MS Gothic" style:font-name-complex="MS Gothic"/>
    </style:style>
    <style:style style:name="T6162" style:parent-style-name="DefaultParagraphFont" style:family="text">
      <style:text-properties style:font-name="MS Gothic" style:font-name-asian="MS Gothic" style:font-name-complex="MS Gothic"/>
    </style:style>
    <style:style style:name="T6163" style:parent-style-name="DefaultParagraphFont" style:family="text">
      <style:text-properties style:font-name="MS Gothic" style:font-name-asian="MS Gothic" style:font-name-complex="MS Gothic"/>
    </style:style>
    <style:style style:name="T6164" style:parent-style-name="DefaultParagraphFont" style:family="text">
      <style:text-properties style:font-name="MS Gothic" style:font-name-asian="MS Gothic" style:font-name-complex="MS Gothic"/>
    </style:style>
    <style:style style:name="T6165" style:parent-style-name="DefaultParagraphFont" style:family="text">
      <style:text-properties style:font-name="MS Gothic" style:font-name-asian="MS Gothic" style:font-name-complex="MS Gothic"/>
    </style:style>
    <style:style style:name="T6166" style:parent-style-name="DefaultParagraphFont" style:family="text">
      <style:text-properties style:font-name="MS Gothic" style:font-name-asian="MS Gothic" style:font-name-complex="MS Gothic"/>
    </style:style>
    <style:style style:name="T6167" style:parent-style-name="DefaultParagraphFont" style:family="text">
      <style:text-properties style:font-name="Microsoft JhengHei" style:font-name-asian="Microsoft JhengHei" style:font-name-complex="Microsoft JhengHei"/>
    </style:style>
    <style:style style:name="T6168" style:parent-style-name="DefaultParagraphFont" style:family="text">
      <style:text-properties style:font-name="MS Gothic" style:font-name-asian="MS Gothic" style:font-name-complex="MS Gothic"/>
    </style:style>
    <style:style style:name="T6169" style:parent-style-name="DefaultParagraphFont" style:family="text">
      <style:text-properties style:font-name="MS Gothic" style:font-name-asian="MS Gothic" style:font-name-complex="MS Gothic"/>
    </style:style>
    <style:style style:name="T6170" style:parent-style-name="DefaultParagraphFont" style:family="text">
      <style:text-properties style:font-name="MS Gothic" style:font-name-asian="MS Gothic" style:font-name-complex="MS Gothic"/>
    </style:style>
    <style:style style:name="T6171" style:parent-style-name="DefaultParagraphFont" style:family="text">
      <style:text-properties style:font-name="MS Gothic" style:font-name-asian="MS Gothic" style:font-name-complex="MS Gothic"/>
    </style:style>
    <style:style style:name="T6172" style:parent-style-name="DefaultParagraphFont" style:family="text">
      <style:text-properties style:font-name="MS Gothic" style:font-name-asian="MS Gothic" style:font-name-complex="MS Gothic"/>
    </style:style>
    <style:style style:name="T6173" style:parent-style-name="DefaultParagraphFont" style:family="text">
      <style:text-properties style:font-name="MS Gothic" style:font-name-asian="MS Gothic" style:font-name-complex="MS Gothic"/>
    </style:style>
    <style:style style:name="T6174" style:parent-style-name="DefaultParagraphFont" style:family="text">
      <style:text-properties style:font-name="MS Gothic" style:font-name-asian="MS Gothic" style:font-name-complex="MS Gothic"/>
    </style:style>
    <style:style style:name="T6175" style:parent-style-name="DefaultParagraphFont" style:family="text">
      <style:text-properties style:font-name="MS Gothic" style:font-name-asian="MS Gothic" style:font-name-complex="MS Gothic"/>
    </style:style>
    <style:style style:name="T6176" style:parent-style-name="DefaultParagraphFont" style:family="text">
      <style:text-properties style:font-name="Malgun Gothic" style:font-name-asian="Malgun Gothic" style:font-name-complex="Malgun Gothic"/>
    </style:style>
    <style:style style:name="T6177" style:parent-style-name="DefaultParagraphFont" style:family="text">
      <style:text-properties style:font-name="MS Gothic" style:font-name-asian="MS Gothic" style:font-name-complex="MS Gothic"/>
    </style:style>
    <style:style style:name="T6178" style:parent-style-name="DefaultParagraphFont" style:family="text">
      <style:text-properties style:font-name="MS Gothic" style:font-name-asian="MS Gothic" style:font-name-complex="MS Gothic"/>
    </style:style>
    <style:style style:name="T6179" style:parent-style-name="DefaultParagraphFont" style:family="text">
      <style:text-properties style:font-name="MS Gothic" style:font-name-asian="MS Gothic" style:font-name-complex="MS Gothic"/>
    </style:style>
    <style:style style:name="T6180" style:parent-style-name="DefaultParagraphFont" style:family="text">
      <style:text-properties style:font-name="MS Gothic" style:font-name-asian="MS Gothic" style:font-name-complex="MS Gothic"/>
    </style:style>
    <style:style style:name="T6181" style:parent-style-name="DefaultParagraphFont" style:family="text">
      <style:text-properties style:font-name="Microsoft JhengHei" style:font-name-asian="Microsoft JhengHei" style:font-name-complex="Microsoft JhengHei"/>
    </style:style>
    <style:style style:name="T6182" style:parent-style-name="DefaultParagraphFont" style:family="text">
      <style:text-properties style:font-name="MS Gothic" style:font-name-asian="MS Gothic" style:font-name-complex="MS Gothic"/>
    </style:style>
    <style:style style:name="T6183" style:parent-style-name="DefaultParagraphFont" style:family="text">
      <style:text-properties style:font-name="MS Gothic" style:font-name-asian="MS Gothic" style:font-name-complex="MS Gothic"/>
    </style:style>
    <style:style style:name="T6184" style:parent-style-name="DefaultParagraphFont" style:family="text">
      <style:text-properties style:font-name="MS Gothic" style:font-name-asian="MS Gothic" style:font-name-complex="MS Gothic"/>
    </style:style>
    <style:style style:name="T6185" style:parent-style-name="DefaultParagraphFont" style:family="text">
      <style:text-properties style:font-name="Microsoft JhengHei" style:font-name-asian="Microsoft JhengHei" style:font-name-complex="Microsoft JhengHei"/>
    </style:style>
    <style:style style:name="T6186" style:parent-style-name="DefaultParagraphFont" style:family="text">
      <style:text-properties style:font-name="MS Gothic" style:font-name-asian="MS Gothic" style:font-name-complex="MS Gothic"/>
    </style:style>
    <style:style style:name="T6187" style:parent-style-name="DefaultParagraphFont" style:family="text">
      <style:text-properties style:font-name="MS Gothic" style:font-name-asian="MS Gothic" style:font-name-complex="MS Gothic"/>
    </style:style>
    <style:style style:name="T6188" style:parent-style-name="DefaultParagraphFont" style:family="text">
      <style:text-properties style:font-name="MS Gothic" style:font-name-asian="MS Gothic" style:font-name-complex="MS Gothic"/>
    </style:style>
    <style:style style:name="T6189" style:parent-style-name="DefaultParagraphFont" style:family="text">
      <style:text-properties style:font-name="MS Gothic" style:font-name-asian="MS Gothic" style:font-name-complex="MS Gothic"/>
    </style:style>
    <style:style style:name="T6190" style:parent-style-name="DefaultParagraphFont" style:family="text">
      <style:text-properties style:font-name="MS Gothic" style:font-name-asian="MS Gothic" style:font-name-complex="MS Gothic"/>
    </style:style>
    <style:style style:name="T6191" style:parent-style-name="DefaultParagraphFont" style:family="text">
      <style:text-properties style:font-name="MS Gothic" style:font-name-asian="MS Gothic" style:font-name-complex="MS Gothic"/>
    </style:style>
    <style:style style:name="T6192" style:parent-style-name="DefaultParagraphFont" style:family="text">
      <style:text-properties style:font-name="MS Gothic" style:font-name-asian="MS Gothic" style:font-name-complex="MS Gothic"/>
    </style:style>
    <style:style style:name="T6193" style:parent-style-name="DefaultParagraphFont" style:family="text">
      <style:text-properties style:font-name="MS Gothic" style:font-name-asian="MS Gothic" style:font-name-complex="MS Gothic"/>
    </style:style>
    <style:style style:name="T6194" style:parent-style-name="DefaultParagraphFont" style:family="text">
      <style:text-properties style:font-name="MS Gothic" style:font-name-asian="MS Gothic" style:font-name-complex="MS Gothic"/>
    </style:style>
    <style:style style:name="T6195" style:parent-style-name="DefaultParagraphFont" style:family="text">
      <style:text-properties style:font-name="MS Gothic" style:font-name-asian="MS Gothic" style:font-name-complex="MS Gothic"/>
    </style:style>
    <style:style style:name="T6196" style:parent-style-name="DefaultParagraphFont" style:family="text">
      <style:text-properties style:font-name="MS Gothic" style:font-name-asian="MS Gothic" style:font-name-complex="MS Gothic"/>
    </style:style>
    <style:style style:name="T6197" style:parent-style-name="DefaultParagraphFont" style:family="text">
      <style:text-properties style:font-name="Malgun Gothic" style:font-name-asian="Malgun Gothic" style:font-name-complex="Malgun Gothic"/>
    </style:style>
    <style:style style:name="T6198" style:parent-style-name="DefaultParagraphFont" style:family="text">
      <style:text-properties style:font-name="MS Gothic" style:font-name-asian="MS Gothic" style:font-name-complex="MS Gothic"/>
    </style:style>
    <style:style style:name="T6199" style:parent-style-name="DefaultParagraphFont" style:family="text">
      <style:text-properties style:font-name="MS Gothic" style:font-name-asian="MS Gothic" style:font-name-complex="MS Gothic"/>
    </style:style>
    <style:style style:name="T6200" style:parent-style-name="DefaultParagraphFont" style:family="text">
      <style:text-properties style:font-name="Microsoft JhengHei" style:font-name-asian="Microsoft JhengHei" style:font-name-complex="Microsoft JhengHei"/>
    </style:style>
    <style:style style:name="T6201" style:parent-style-name="DefaultParagraphFont" style:family="text">
      <style:text-properties style:font-name="MS Gothic" style:font-name-asian="MS Gothic" style:font-name-complex="MS Gothic"/>
    </style:style>
    <style:style style:name="T6202" style:parent-style-name="DefaultParagraphFont" style:family="text">
      <style:text-properties style:font-name="MS Gothic" style:font-name-asian="MS Gothic" style:font-name-complex="MS Gothic"/>
    </style:style>
    <style:style style:name="T6203" style:parent-style-name="DefaultParagraphFont" style:family="text">
      <style:text-properties style:font-name="MS Gothic" style:font-name-asian="MS Gothic" style:font-name-complex="MS Gothic"/>
    </style:style>
    <style:style style:name="T6204" style:parent-style-name="DefaultParagraphFont" style:family="text">
      <style:text-properties style:font-name="MS Gothic" style:font-name-asian="MS Gothic" style:font-name-complex="MS Gothic"/>
    </style:style>
    <style:style style:name="T6205" style:parent-style-name="DefaultParagraphFont" style:family="text">
      <style:text-properties style:font-name="MS Gothic" style:font-name-asian="MS Gothic" style:font-name-complex="MS Gothic"/>
    </style:style>
    <style:style style:name="T6206" style:parent-style-name="DefaultParagraphFont" style:family="text">
      <style:text-properties style:font-name="MS Gothic" style:font-name-asian="MS Gothic" style:font-name-complex="MS Gothic"/>
    </style:style>
    <style:style style:name="T6207" style:parent-style-name="DefaultParagraphFont" style:family="text">
      <style:text-properties style:font-name="MS Gothic" style:font-name-asian="MS Gothic" style:font-name-complex="MS Gothic"/>
    </style:style>
    <style:style style:name="T6208" style:parent-style-name="DefaultParagraphFont" style:family="text">
      <style:text-properties style:font-name="MS Gothic" style:font-name-asian="MS Gothic" style:font-name-complex="MS Gothic"/>
    </style:style>
    <style:style style:name="T6209" style:parent-style-name="DefaultParagraphFont" style:family="text">
      <style:text-properties style:font-name="MS Gothic" style:font-name-asian="MS Gothic" style:font-name-complex="MS Gothic"/>
    </style:style>
    <style:style style:name="T6210" style:parent-style-name="DefaultParagraphFont" style:family="text">
      <style:text-properties style:font-name="MS Gothic" style:font-name-asian="MS Gothic" style:font-name-complex="MS Gothic"/>
    </style:style>
    <style:style style:name="T6211" style:parent-style-name="DefaultParagraphFont" style:family="text">
      <style:text-properties style:font-name="MS Gothic" style:font-name-asian="MS Gothic" style:font-name-complex="MS Gothic"/>
    </style:style>
    <style:style style:name="T6212" style:parent-style-name="DefaultParagraphFont" style:family="text">
      <style:text-properties style:font-name="MS Gothic" style:font-name-asian="MS Gothic" style:font-name-complex="MS Gothic"/>
    </style:style>
    <style:style style:name="T6213" style:parent-style-name="DefaultParagraphFont" style:family="text">
      <style:text-properties style:font-name="MS Gothic" style:font-name-asian="MS Gothic" style:font-name-complex="MS Gothic"/>
    </style:style>
    <style:style style:name="T6214" style:parent-style-name="DefaultParagraphFont" style:family="text">
      <style:text-properties style:font-name="MS Gothic" style:font-name-asian="MS Gothic" style:font-name-complex="MS Gothic"/>
    </style:style>
    <style:style style:name="T6215" style:parent-style-name="DefaultParagraphFont" style:family="text">
      <style:text-properties style:font-name="MS Gothic" style:font-name-asian="MS Gothic" style:font-name-complex="MS Gothic"/>
    </style:style>
    <style:style style:name="T6216" style:parent-style-name="DefaultParagraphFont" style:family="text">
      <style:text-properties style:font-name="MS Gothic" style:font-name-asian="MS Gothic" style:font-name-complex="MS Gothic"/>
    </style:style>
    <style:style style:name="T6217" style:parent-style-name="DefaultParagraphFont" style:family="text">
      <style:text-properties style:font-name="Microsoft JhengHei" style:font-name-asian="Microsoft JhengHei" style:font-name-complex="Microsoft JhengHei"/>
    </style:style>
    <style:style style:name="T6218" style:parent-style-name="DefaultParagraphFont" style:family="text">
      <style:text-properties style:font-name="MS Gothic" style:font-name-asian="MS Gothic" style:font-name-complex="MS Gothic"/>
    </style:style>
    <style:style style:name="T6219" style:parent-style-name="DefaultParagraphFont" style:family="text">
      <style:text-properties style:font-name="MS Gothic" style:font-name-asian="MS Gothic" style:font-name-complex="MS Gothic"/>
    </style:style>
    <style:style style:name="T6220" style:parent-style-name="DefaultParagraphFont" style:family="text">
      <style:text-properties style:font-name="MS Gothic" style:font-name-asian="MS Gothic" style:font-name-complex="MS Gothic"/>
    </style:style>
    <style:style style:name="T6221" style:parent-style-name="DefaultParagraphFont" style:family="text">
      <style:text-properties style:font-name="MS Gothic" style:font-name-asian="MS Gothic" style:font-name-complex="MS Gothic"/>
    </style:style>
    <style:style style:name="T6222" style:parent-style-name="DefaultParagraphFont" style:family="text">
      <style:text-properties style:font-name="MS Gothic" style:font-name-asian="MS Gothic" style:font-name-complex="MS Gothic"/>
    </style:style>
    <style:style style:name="T6223" style:parent-style-name="DefaultParagraphFont" style:family="text">
      <style:text-properties style:font-name="MS Gothic" style:font-name-asian="MS Gothic" style:font-name-complex="MS Gothic"/>
    </style:style>
    <style:style style:name="T6224" style:parent-style-name="DefaultParagraphFont" style:family="text">
      <style:text-properties style:font-name="MingLiU-ExtB" style:font-name-asian="MingLiU-ExtB" style:font-name-complex="MingLiU-ExtB"/>
    </style:style>
    <style:style style:name="T6225" style:parent-style-name="DefaultParagraphFont" style:family="text">
      <style:text-properties style:font-name="MS Gothic" style:font-name-asian="MS Gothic" style:font-name-complex="MS Gothic"/>
    </style:style>
    <style:style style:name="T6226" style:parent-style-name="DefaultParagraphFont" style:family="text">
      <style:text-properties style:font-name="MS Gothic" style:font-name-asian="MS Gothic" style:font-name-complex="MS Gothic"/>
    </style:style>
    <style:style style:name="T6227" style:parent-style-name="DefaultParagraphFont" style:family="text">
      <style:text-properties style:font-name="MS Gothic" style:font-name-asian="MS Gothic" style:font-name-complex="MS Gothic"/>
    </style:style>
    <style:style style:name="T6228" style:parent-style-name="DefaultParagraphFont" style:family="text">
      <style:text-properties style:font-name="MS Gothic" style:font-name-asian="MS Gothic" style:font-name-complex="MS Gothic"/>
    </style:style>
    <style:style style:name="T6229" style:parent-style-name="DefaultParagraphFont" style:family="text">
      <style:text-properties style:font-name="Microsoft JhengHei" style:font-name-asian="Microsoft JhengHei" style:font-name-complex="Microsoft JhengHei"/>
    </style:style>
    <style:style style:name="T6230" style:parent-style-name="DefaultParagraphFont" style:family="text">
      <style:text-properties style:font-name="MS Gothic" style:font-name-asian="MS Gothic" style:font-name-complex="MS Gothic"/>
    </style:style>
    <style:style style:name="T6231" style:parent-style-name="DefaultParagraphFont" style:family="text">
      <style:text-properties style:font-name="MS Gothic" style:font-name-asian="MS Gothic" style:font-name-complex="MS Gothic"/>
    </style:style>
    <style:style style:name="T6232" style:parent-style-name="DefaultParagraphFont" style:family="text">
      <style:text-properties style:font-name="MS Gothic" style:font-name-asian="MS Gothic" style:font-name-complex="MS Gothic"/>
    </style:style>
    <style:style style:name="T6233" style:parent-style-name="DefaultParagraphFont" style:family="text">
      <style:text-properties style:font-name="MS Gothic" style:font-name-asian="MS Gothic" style:font-name-complex="MS Gothic"/>
    </style:style>
    <style:style style:name="T6234" style:parent-style-name="DefaultParagraphFont" style:family="text">
      <style:text-properties style:font-name="MS Gothic" style:font-name-asian="MS Gothic" style:font-name-complex="MS Gothic"/>
    </style:style>
    <style:style style:name="T6235" style:parent-style-name="DefaultParagraphFont" style:family="text">
      <style:text-properties style:font-name="MS Gothic" style:font-name-asian="MS Gothic" style:font-name-complex="MS Gothic"/>
    </style:style>
    <style:style style:name="T6236" style:parent-style-name="DefaultParagraphFont" style:family="text">
      <style:text-properties style:font-name="Microsoft JhengHei" style:font-name-asian="Microsoft JhengHei" style:font-name-complex="Microsoft JhengHei"/>
    </style:style>
    <style:style style:name="T6237" style:parent-style-name="DefaultParagraphFont" style:family="text">
      <style:text-properties style:font-name="Malgun Gothic" style:font-name-asian="Malgun Gothic" style:font-name-complex="Malgun Gothic"/>
    </style:style>
    <style:style style:name="T6238" style:parent-style-name="DefaultParagraphFont" style:family="text">
      <style:text-properties style:font-name="MS Gothic" style:font-name-asian="MS Gothic" style:font-name-complex="MS Gothic"/>
    </style:style>
    <style:style style:name="T6239" style:parent-style-name="DefaultParagraphFont" style:family="text">
      <style:text-properties style:font-name="MS Gothic" style:font-name-asian="MS Gothic" style:font-name-complex="MS Gothic"/>
    </style:style>
    <style:style style:name="T6240" style:parent-style-name="DefaultParagraphFont" style:family="text">
      <style:text-properties style:font-name="MS Gothic" style:font-name-asian="MS Gothic" style:font-name-complex="MS Gothic"/>
    </style:style>
    <style:style style:name="T6241" style:parent-style-name="DefaultParagraphFont" style:family="text">
      <style:text-properties style:font-name="MS Gothic" style:font-name-asian="MS Gothic" style:font-name-complex="MS Gothic"/>
    </style:style>
    <style:style style:name="T6242" style:parent-style-name="DefaultParagraphFont" style:family="text">
      <style:text-properties style:font-name="MS Gothic" style:font-name-asian="MS Gothic" style:font-name-complex="MS Gothic"/>
    </style:style>
    <style:style style:name="T6243" style:parent-style-name="DefaultParagraphFont" style:family="text">
      <style:text-properties style:font-name="MS Gothic" style:font-name-asian="MS Gothic" style:font-name-complex="MS Gothic"/>
    </style:style>
    <style:style style:name="T6244" style:parent-style-name="DefaultParagraphFont" style:family="text">
      <style:text-properties style:font-name="MS Gothic" style:font-name-asian="MS Gothic" style:font-name-complex="MS Gothic"/>
    </style:style>
    <style:style style:name="T6245" style:parent-style-name="DefaultParagraphFont" style:family="text">
      <style:text-properties style:font-name="MS Gothic" style:font-name-asian="MS Gothic" style:font-name-complex="MS Gothic"/>
    </style:style>
    <style:style style:name="T6246" style:parent-style-name="DefaultParagraphFont" style:family="text">
      <style:text-properties style:font-name="MS Gothic" style:font-name-asian="MS Gothic" style:font-name-complex="MS Gothic"/>
    </style:style>
    <style:style style:name="T6247" style:parent-style-name="DefaultParagraphFont" style:family="text">
      <style:text-properties style:font-name="Microsoft JhengHei" style:font-name-asian="Microsoft JhengHei" style:font-name-complex="Microsoft JhengHei"/>
    </style:style>
    <style:style style:name="T6248" style:parent-style-name="DefaultParagraphFont" style:family="text">
      <style:text-properties style:font-name="MS Gothic" style:font-name-asian="MS Gothic" style:font-name-complex="MS Gothic"/>
    </style:style>
    <style:style style:name="T6249" style:parent-style-name="DefaultParagraphFont" style:family="text">
      <style:text-properties style:font-name="MS Gothic" style:font-name-asian="MS Gothic" style:font-name-complex="MS Gothic"/>
    </style:style>
    <style:style style:name="T6250" style:parent-style-name="DefaultParagraphFont" style:family="text">
      <style:text-properties style:font-name="MS Gothic" style:font-name-asian="MS Gothic" style:font-name-complex="MS Gothic"/>
    </style:style>
    <style:style style:name="T6251" style:parent-style-name="DefaultParagraphFont" style:family="text">
      <style:text-properties style:font-name="MS Gothic" style:font-name-asian="MS Gothic" style:font-name-complex="MS Gothic"/>
    </style:style>
    <style:style style:name="T6252" style:parent-style-name="DefaultParagraphFont" style:family="text">
      <style:text-properties style:font-name="MS Gothic" style:font-name-asian="MS Gothic" style:font-name-complex="MS Gothic"/>
    </style:style>
    <style:style style:name="T6253" style:parent-style-name="DefaultParagraphFont" style:family="text">
      <style:text-properties style:font-name="Microsoft JhengHei" style:font-name-asian="Microsoft JhengHei" style:font-name-complex="Microsoft JhengHei"/>
    </style:style>
    <style:style style:name="T6254" style:parent-style-name="DefaultParagraphFont" style:family="text">
      <style:text-properties style:font-name="MS Gothic" style:font-name-asian="MS Gothic" style:font-name-complex="MS Gothic"/>
    </style:style>
    <style:style style:name="T6255" style:parent-style-name="DefaultParagraphFont" style:family="text">
      <style:text-properties style:font-name="MS Gothic" style:font-name-asian="MS Gothic" style:font-name-complex="MS Gothic"/>
    </style:style>
    <style:style style:name="T6256" style:parent-style-name="DefaultParagraphFont" style:family="text">
      <style:text-properties style:font-name="Malgun Gothic" style:font-name-asian="Malgun Gothic" style:font-name-complex="Malgun Gothic"/>
    </style:style>
    <style:style style:name="T6257" style:parent-style-name="DefaultParagraphFont" style:family="text">
      <style:text-properties style:font-name="MS Gothic" style:font-name-asian="MS Gothic" style:font-name-complex="MS Gothic"/>
    </style:style>
    <style:style style:name="T6258" style:parent-style-name="DefaultParagraphFont" style:family="text">
      <style:text-properties style:font-name="MS Gothic" style:font-name-asian="MS Gothic" style:font-name-complex="MS Gothic"/>
    </style:style>
    <style:style style:name="T6259" style:parent-style-name="DefaultParagraphFont" style:family="text">
      <style:text-properties style:font-name="MS Gothic" style:font-name-asian="MS Gothic" style:font-name-complex="MS Gothic"/>
    </style:style>
    <style:style style:name="T6260" style:parent-style-name="DefaultParagraphFont" style:family="text">
      <style:text-properties style:font-name="MS Gothic" style:font-name-asian="MS Gothic" style:font-name-complex="MS Gothic"/>
    </style:style>
    <style:style style:name="T6261" style:parent-style-name="DefaultParagraphFont" style:family="text">
      <style:text-properties style:font-name="Microsoft JhengHei" style:font-name-asian="Microsoft JhengHei" style:font-name-complex="Microsoft JhengHei"/>
    </style:style>
    <style:style style:name="T6262" style:parent-style-name="DefaultParagraphFont" style:family="text">
      <style:text-properties style:font-name="MS Gothic" style:font-name-asian="MS Gothic" style:font-name-complex="MS Gothic"/>
    </style:style>
    <style:style style:name="T6263" style:parent-style-name="DefaultParagraphFont" style:family="text">
      <style:text-properties style:font-name="MS Gothic" style:font-name-asian="MS Gothic" style:font-name-complex="MS Gothic"/>
    </style:style>
    <style:style style:name="T6264" style:parent-style-name="DefaultParagraphFont" style:family="text">
      <style:text-properties style:font-name="Microsoft JhengHei" style:font-name-asian="Microsoft JhengHei" style:font-name-complex="Microsoft JhengHei"/>
    </style:style>
    <style:style style:name="T6265" style:parent-style-name="DefaultParagraphFont" style:family="text">
      <style:text-properties style:font-name="MS Gothic" style:font-name-asian="MS Gothic" style:font-name-complex="MS Gothic"/>
    </style:style>
    <style:style style:name="T6266" style:parent-style-name="DefaultParagraphFont" style:family="text">
      <style:text-properties style:font-name="MS Gothic" style:font-name-asian="MS Gothic" style:font-name-complex="MS Gothic"/>
    </style:style>
    <style:style style:name="T6267" style:parent-style-name="DefaultParagraphFont" style:family="text">
      <style:text-properties style:font-name="MS Gothic" style:font-name-asian="MS Gothic" style:font-name-complex="MS Gothic"/>
    </style:style>
    <style:style style:name="T6268" style:parent-style-name="DefaultParagraphFont" style:family="text">
      <style:text-properties style:font-name="MS Gothic" style:font-name-asian="MS Gothic" style:font-name-complex="MS Gothic"/>
    </style:style>
    <style:style style:name="T6269" style:parent-style-name="DefaultParagraphFont" style:family="text">
      <style:text-properties style:font-name="MS Gothic" style:font-name-asian="MS Gothic" style:font-name-complex="MS Gothic"/>
    </style:style>
    <style:style style:name="T6270" style:parent-style-name="DefaultParagraphFont" style:family="text">
      <style:text-properties style:font-name="MS Gothic" style:font-name-asian="MS Gothic" style:font-name-complex="MS Gothic"/>
    </style:style>
    <style:style style:name="T6271" style:parent-style-name="DefaultParagraphFont" style:family="text">
      <style:text-properties style:font-name="MS Gothic" style:font-name-asian="MS Gothic" style:font-name-complex="MS Gothic"/>
    </style:style>
    <style:style style:name="T6272" style:parent-style-name="DefaultParagraphFont" style:family="text">
      <style:text-properties style:font-name="MS Gothic" style:font-name-asian="MS Gothic" style:font-name-complex="MS Gothic"/>
    </style:style>
    <style:style style:name="T6273" style:parent-style-name="DefaultParagraphFont" style:family="text">
      <style:text-properties style:font-name="MS Gothic" style:font-name-asian="MS Gothic" style:font-name-complex="MS Gothic"/>
    </style:style>
    <style:style style:name="T6274" style:parent-style-name="DefaultParagraphFont" style:family="text">
      <style:text-properties style:font-name="MS Gothic" style:font-name-asian="MS Gothic" style:font-name-complex="MS Gothic"/>
    </style:style>
    <style:style style:name="T6275" style:parent-style-name="DefaultParagraphFont" style:family="text">
      <style:text-properties style:font-name="MS Gothic" style:font-name-asian="MS Gothic" style:font-name-complex="MS Gothic"/>
    </style:style>
    <style:style style:name="T6276" style:parent-style-name="DefaultParagraphFont" style:family="text">
      <style:text-properties style:font-name="Microsoft JhengHei" style:font-name-asian="Microsoft JhengHei" style:font-name-complex="Microsoft JhengHei"/>
    </style:style>
    <style:style style:name="T6277" style:parent-style-name="DefaultParagraphFont" style:family="text">
      <style:text-properties style:font-name="Microsoft JhengHei" style:font-name-asian="Microsoft JhengHei" style:font-name-complex="Microsoft JhengHei"/>
    </style:style>
    <style:style style:name="T6278" style:parent-style-name="DefaultParagraphFont" style:family="text">
      <style:text-properties style:font-name="MS Gothic" style:font-name-asian="MS Gothic" style:font-name-complex="MS Gothic"/>
    </style:style>
    <style:style style:name="T6279" style:parent-style-name="DefaultParagraphFont" style:family="text">
      <style:text-properties style:font-name="MS Gothic" style:font-name-asian="MS Gothic" style:font-name-complex="MS Gothic"/>
    </style:style>
    <style:style style:name="T6280" style:parent-style-name="DefaultParagraphFont" style:family="text">
      <style:text-properties style:font-name="MS Gothic" style:font-name-asian="MS Gothic" style:font-name-complex="MS Gothic"/>
    </style:style>
    <style:style style:name="T6281" style:parent-style-name="DefaultParagraphFont" style:family="text">
      <style:text-properties style:font-name="MS Gothic" style:font-name-asian="MS Gothic" style:font-name-complex="MS Gothic"/>
    </style:style>
    <style:style style:name="T6282" style:parent-style-name="DefaultParagraphFont" style:family="text">
      <style:text-properties style:font-name="MS Gothic" style:font-name-asian="MS Gothic" style:font-name-complex="MS Gothic"/>
    </style:style>
    <style:style style:name="T6283" style:parent-style-name="DefaultParagraphFont" style:family="text">
      <style:text-properties style:font-name="MS Gothic" style:font-name-asian="MS Gothic" style:font-name-complex="MS Gothic"/>
    </style:style>
    <style:style style:name="T6284" style:parent-style-name="DefaultParagraphFont" style:family="text">
      <style:text-properties style:font-name="MS Gothic" style:font-name-asian="MS Gothic" style:font-name-complex="MS Gothic"/>
    </style:style>
    <style:style style:name="T6285" style:parent-style-name="DefaultParagraphFont" style:family="text">
      <style:text-properties style:font-name="Microsoft JhengHei" style:font-name-asian="Microsoft JhengHei" style:font-name-complex="Microsoft JhengHei"/>
    </style:style>
    <style:style style:name="T6286" style:parent-style-name="DefaultParagraphFont" style:family="text">
      <style:text-properties style:font-name="MS Gothic" style:font-name-asian="MS Gothic" style:font-name-complex="MS Gothic"/>
    </style:style>
    <style:style style:name="T6287" style:parent-style-name="DefaultParagraphFont" style:family="text">
      <style:text-properties style:font-name="Microsoft JhengHei" style:font-name-asian="Microsoft JhengHei" style:font-name-complex="Microsoft JhengHei"/>
    </style:style>
    <style:style style:name="T6288" style:parent-style-name="DefaultParagraphFont" style:family="text">
      <style:text-properties style:font-name="MS Gothic" style:font-name-asian="MS Gothic" style:font-name-complex="MS Gothic"/>
    </style:style>
    <style:style style:name="T6289" style:parent-style-name="DefaultParagraphFont" style:family="text">
      <style:text-properties style:font-name="MS Gothic" style:font-name-asian="MS Gothic" style:font-name-complex="MS Gothic"/>
    </style:style>
    <style:style style:name="T6290" style:parent-style-name="DefaultParagraphFont" style:family="text">
      <style:text-properties style:font-name="MS Gothic" style:font-name-asian="MS Gothic" style:font-name-complex="MS Gothic"/>
    </style:style>
    <style:style style:name="T6291" style:parent-style-name="DefaultParagraphFont" style:family="text">
      <style:text-properties style:font-name="Microsoft JhengHei" style:font-name-asian="Microsoft JhengHei" style:font-name-complex="Microsoft JhengHei"/>
    </style:style>
    <style:style style:name="T6292" style:parent-style-name="DefaultParagraphFont" style:family="text">
      <style:text-properties style:font-name="MS Gothic" style:font-name-asian="MS Gothic" style:font-name-complex="MS Gothic"/>
    </style:style>
    <style:style style:name="T6293" style:parent-style-name="DefaultParagraphFont" style:family="text">
      <style:text-properties style:font-name="MS Gothic" style:font-name-asian="MS Gothic" style:font-name-complex="MS Gothic"/>
    </style:style>
    <style:style style:name="T6294" style:parent-style-name="DefaultParagraphFont" style:family="text">
      <style:text-properties style:font-name="Microsoft JhengHei" style:font-name-asian="Microsoft JhengHei" style:font-name-complex="Microsoft JhengHei"/>
    </style:style>
    <style:style style:name="T6295" style:parent-style-name="DefaultParagraphFont" style:family="text">
      <style:text-properties style:font-name="MS Gothic" style:font-name-asian="MS Gothic" style:font-name-complex="MS Gothic"/>
    </style:style>
    <style:style style:name="T6296" style:parent-style-name="DefaultParagraphFont" style:family="text">
      <style:text-properties style:font-name="MS Gothic" style:font-name-asian="MS Gothic" style:font-name-complex="MS Gothic"/>
    </style:style>
    <style:style style:name="T6297" style:parent-style-name="DefaultParagraphFont" style:family="text">
      <style:text-properties style:font-name="MS Gothic" style:font-name-asian="MS Gothic" style:font-name-complex="MS Gothic"/>
    </style:style>
    <style:style style:name="T6298" style:parent-style-name="DefaultParagraphFont" style:family="text">
      <style:text-properties style:font-name="MS Gothic" style:font-name-asian="MS Gothic" style:font-name-complex="MS Gothic"/>
    </style:style>
    <style:style style:name="T6299" style:parent-style-name="DefaultParagraphFont" style:family="text">
      <style:text-properties style:font-name="MS Gothic" style:font-name-asian="MS Gothic" style:font-name-complex="MS Gothic"/>
    </style:style>
    <style:style style:name="T6300" style:parent-style-name="DefaultParagraphFont" style:family="text">
      <style:text-properties style:font-name="MS Gothic" style:font-name-asian="MS Gothic" style:font-name-complex="MS Gothic"/>
    </style:style>
    <style:style style:name="T6301" style:parent-style-name="DefaultParagraphFont" style:family="text">
      <style:text-properties style:font-name="MS Gothic" style:font-name-asian="MS Gothic" style:font-name-complex="MS Gothic"/>
    </style:style>
    <style:style style:name="T6302" style:parent-style-name="DefaultParagraphFont" style:family="text">
      <style:text-properties style:font-name="MS Gothic" style:font-name-asian="MS Gothic" style:font-name-complex="MS Gothic"/>
    </style:style>
    <style:style style:name="T6303" style:parent-style-name="DefaultParagraphFont" style:family="text">
      <style:text-properties style:font-name="MS Gothic" style:font-name-asian="MS Gothic" style:font-name-complex="MS Gothic"/>
    </style:style>
    <style:style style:name="T6304" style:parent-style-name="DefaultParagraphFont" style:family="text">
      <style:text-properties style:font-name="MS Gothic" style:font-name-asian="MS Gothic" style:font-name-complex="MS Gothic"/>
    </style:style>
    <style:style style:name="T6305" style:parent-style-name="DefaultParagraphFont" style:family="text">
      <style:text-properties style:font-name="MS Gothic" style:font-name-asian="MS Gothic" style:font-name-complex="MS Gothic"/>
    </style:style>
    <style:style style:name="T6306" style:parent-style-name="DefaultParagraphFont" style:family="text">
      <style:text-properties style:font-name="MS Gothic" style:font-name-asian="MS Gothic" style:font-name-complex="MS Gothic"/>
    </style:style>
    <style:style style:name="T6307" style:parent-style-name="DefaultParagraphFont" style:family="text">
      <style:text-properties style:font-name="Microsoft JhengHei" style:font-name-asian="Microsoft JhengHei" style:font-name-complex="Microsoft JhengHei"/>
    </style:style>
    <style:style style:name="T6308" style:parent-style-name="DefaultParagraphFont" style:family="text">
      <style:text-properties style:font-name="MS Gothic" style:font-name-asian="MS Gothic" style:font-name-complex="MS Gothic"/>
    </style:style>
    <style:style style:name="T6309" style:parent-style-name="DefaultParagraphFont" style:family="text">
      <style:text-properties style:font-name="MS Gothic" style:font-name-asian="MS Gothic" style:font-name-complex="MS Gothic"/>
    </style:style>
    <style:style style:name="T6310" style:parent-style-name="DefaultParagraphFont" style:family="text">
      <style:text-properties style:font-name="Microsoft JhengHei" style:font-name-asian="Microsoft JhengHei" style:font-name-complex="Microsoft JhengHei"/>
    </style:style>
    <style:style style:name="T6311" style:parent-style-name="DefaultParagraphFont" style:family="text">
      <style:text-properties style:font-name="MS Gothic" style:font-name-asian="MS Gothic" style:font-name-complex="MS Gothic"/>
    </style:style>
    <style:style style:name="T6312" style:parent-style-name="DefaultParagraphFont" style:family="text">
      <style:text-properties style:font-name="Malgun Gothic" style:font-name-asian="Malgun Gothic" style:font-name-complex="Malgun Gothic"/>
    </style:style>
    <style:style style:name="T6313" style:parent-style-name="DefaultParagraphFont" style:family="text">
      <style:text-properties style:font-name="MS Gothic" style:font-name-asian="MS Gothic" style:font-name-complex="MS Gothic"/>
    </style:style>
    <style:style style:name="T6314" style:parent-style-name="DefaultParagraphFont" style:family="text">
      <style:text-properties style:font-name="Microsoft JhengHei" style:font-name-asian="Microsoft JhengHei" style:font-name-complex="Microsoft JhengHei"/>
    </style:style>
    <style:style style:name="T6315" style:parent-style-name="DefaultParagraphFont" style:family="text">
      <style:text-properties style:font-name="MS Gothic" style:font-name-asian="MS Gothic" style:font-name-complex="MS Gothic"/>
    </style:style>
    <style:style style:name="T6316" style:parent-style-name="DefaultParagraphFont" style:family="text">
      <style:text-properties style:font-name="MS Gothic" style:font-name-asian="MS Gothic" style:font-name-complex="MS Gothic"/>
    </style:style>
    <style:style style:name="T6317" style:parent-style-name="DefaultParagraphFont" style:family="text">
      <style:text-properties style:font-name="MS Gothic" style:font-name-asian="MS Gothic" style:font-name-complex="MS Gothic"/>
    </style:style>
    <style:style style:name="T6318" style:parent-style-name="DefaultParagraphFont" style:family="text">
      <style:text-properties style:font-name="Microsoft JhengHei" style:font-name-asian="Microsoft JhengHei" style:font-name-complex="Microsoft JhengHei"/>
    </style:style>
    <style:style style:name="T6319" style:parent-style-name="DefaultParagraphFont" style:family="text">
      <style:text-properties style:font-name="MS Gothic" style:font-name-asian="MS Gothic" style:font-name-complex="MS Gothic"/>
    </style:style>
    <style:style style:name="T6320" style:parent-style-name="DefaultParagraphFont" style:family="text">
      <style:text-properties style:font-name="MS Gothic" style:font-name-asian="MS Gothic" style:font-name-complex="MS Gothic"/>
    </style:style>
    <style:style style:name="T6321" style:parent-style-name="DefaultParagraphFont" style:family="text">
      <style:text-properties style:font-name="MS Gothic" style:font-name-asian="MS Gothic" style:font-name-complex="MS Gothic"/>
    </style:style>
    <style:style style:name="T6322" style:parent-style-name="DefaultParagraphFont" style:family="text">
      <style:text-properties style:font-name="Microsoft JhengHei" style:font-name-asian="Microsoft JhengHei" style:font-name-complex="Microsoft JhengHei"/>
    </style:style>
    <style:style style:name="T6323" style:parent-style-name="DefaultParagraphFont" style:family="text">
      <style:text-properties style:font-name="MS Gothic" style:font-name-asian="MS Gothic" style:font-name-complex="MS Gothic"/>
    </style:style>
    <style:style style:name="T6324" style:parent-style-name="DefaultParagraphFont" style:family="text">
      <style:text-properties style:font-name="MS Gothic" style:font-name-asian="MS Gothic" style:font-name-complex="MS Gothic"/>
    </style:style>
    <style:style style:name="T6325" style:parent-style-name="DefaultParagraphFont" style:family="text">
      <style:text-properties style:font-name="MS Gothic" style:font-name-asian="MS Gothic" style:font-name-complex="MS Gothic"/>
    </style:style>
    <style:style style:name="T6326" style:parent-style-name="DefaultParagraphFont" style:family="text">
      <style:text-properties style:font-name="MS Gothic" style:font-name-asian="MS Gothic" style:font-name-complex="MS Gothic"/>
    </style:style>
    <style:style style:name="T6327" style:parent-style-name="DefaultParagraphFont" style:family="text">
      <style:text-properties style:font-name="MS Gothic" style:font-name-asian="MS Gothic" style:font-name-complex="MS Gothic"/>
    </style:style>
    <style:style style:name="T6328" style:parent-style-name="DefaultParagraphFont" style:family="text">
      <style:text-properties style:font-name="MS Gothic" style:font-name-asian="MS Gothic" style:font-name-complex="MS Gothic"/>
    </style:style>
    <style:style style:name="T6329" style:parent-style-name="DefaultParagraphFont" style:family="text">
      <style:text-properties style:font-name="MS Gothic" style:font-name-asian="MS Gothic" style:font-name-complex="MS Gothic"/>
    </style:style>
    <style:style style:name="T6330" style:parent-style-name="DefaultParagraphFont" style:family="text">
      <style:text-properties style:font-name="MS Gothic" style:font-name-asian="MS Gothic" style:font-name-complex="MS Gothic"/>
    </style:style>
    <style:style style:name="T6331" style:parent-style-name="DefaultParagraphFont" style:family="text">
      <style:text-properties style:font-name="MS Gothic" style:font-name-asian="MS Gothic" style:font-name-complex="MS Gothic"/>
    </style:style>
    <style:style style:name="T6332" style:parent-style-name="DefaultParagraphFont" style:family="text">
      <style:text-properties style:font-name="MS Gothic" style:font-name-asian="MS Gothic" style:font-name-complex="MS Gothic"/>
    </style:style>
    <style:style style:name="T6333" style:parent-style-name="DefaultParagraphFont" style:family="text">
      <style:text-properties style:font-name="MS Gothic" style:font-name-asian="MS Gothic" style:font-name-complex="MS Gothic"/>
    </style:style>
    <style:style style:name="T6334" style:parent-style-name="DefaultParagraphFont" style:family="text">
      <style:text-properties style:font-name="MS Gothic" style:font-name-asian="MS Gothic" style:font-name-complex="MS Gothic"/>
    </style:style>
    <style:style style:name="T6335" style:parent-style-name="DefaultParagraphFont" style:family="text">
      <style:text-properties style:font-name="MS Gothic" style:font-name-asian="MS Gothic" style:font-name-complex="MS Gothic"/>
    </style:style>
    <style:style style:name="T6336" style:parent-style-name="DefaultParagraphFont" style:family="text">
      <style:text-properties style:font-name="Microsoft JhengHei" style:font-name-asian="Microsoft JhengHei" style:font-name-complex="Microsoft JhengHei"/>
    </style:style>
    <style:style style:name="T6337" style:parent-style-name="DefaultParagraphFont" style:family="text">
      <style:text-properties style:font-name="MS Gothic" style:font-name-asian="MS Gothic" style:font-name-complex="MS Gothic"/>
    </style:style>
    <style:style style:name="T6338" style:parent-style-name="DefaultParagraphFont" style:family="text">
      <style:text-properties style:font-name="MS Gothic" style:font-name-asian="MS Gothic" style:font-name-complex="MS Gothic"/>
    </style:style>
    <style:style style:name="T6339" style:parent-style-name="DefaultParagraphFont" style:family="text">
      <style:text-properties style:font-name="Microsoft JhengHei" style:font-name-asian="Microsoft JhengHei" style:font-name-complex="Microsoft JhengHei"/>
    </style:style>
    <style:style style:name="T6340" style:parent-style-name="DefaultParagraphFont" style:family="text">
      <style:text-properties style:font-name="MS Gothic" style:font-name-asian="MS Gothic" style:font-name-complex="MS Gothic"/>
    </style:style>
    <style:style style:name="T6341" style:parent-style-name="DefaultParagraphFont" style:family="text">
      <style:text-properties style:font-name="Microsoft JhengHei" style:font-name-asian="Microsoft JhengHei" style:font-name-complex="Microsoft JhengHei"/>
    </style:style>
    <style:style style:name="T6342" style:parent-style-name="DefaultParagraphFont" style:family="text">
      <style:text-properties style:font-name="MS Gothic" style:font-name-asian="MS Gothic" style:font-name-complex="MS Gothic"/>
    </style:style>
    <style:style style:name="T6343" style:parent-style-name="DefaultParagraphFont" style:family="text">
      <style:text-properties style:font-name="MS Gothic" style:font-name-asian="MS Gothic" style:font-name-complex="MS Gothic"/>
    </style:style>
    <style:style style:name="T6344" style:parent-style-name="DefaultParagraphFont" style:family="text">
      <style:text-properties style:font-name="MS Gothic" style:font-name-asian="MS Gothic" style:font-name-complex="MS Gothic"/>
    </style:style>
    <style:style style:name="T6345" style:parent-style-name="DefaultParagraphFont" style:family="text">
      <style:text-properties style:font-name="MS Gothic" style:font-name-asian="MS Gothic" style:font-name-complex="MS Gothic"/>
    </style:style>
    <style:style style:name="T6346" style:parent-style-name="DefaultParagraphFont" style:family="text">
      <style:text-properties style:font-name="MingLiU-ExtB" style:font-name-asian="MingLiU-ExtB" style:font-name-complex="MingLiU-ExtB"/>
    </style:style>
    <style:style style:name="T6347" style:parent-style-name="DefaultParagraphFont" style:family="text">
      <style:text-properties style:font-name="MS Gothic" style:font-name-asian="MS Gothic" style:font-name-complex="MS Gothic"/>
    </style:style>
    <style:style style:name="T6348" style:parent-style-name="DefaultParagraphFont" style:family="text">
      <style:text-properties style:font-name="MS Gothic" style:font-name-asian="MS Gothic" style:font-name-complex="MS Gothic"/>
    </style:style>
    <style:style style:name="T6349" style:parent-style-name="DefaultParagraphFont" style:family="text">
      <style:text-properties style:font-name="MS Gothic" style:font-name-asian="MS Gothic" style:font-name-complex="MS Gothic"/>
    </style:style>
    <style:style style:name="T6350" style:parent-style-name="DefaultParagraphFont" style:family="text">
      <style:text-properties style:font-name="MS Gothic" style:font-name-asian="MS Gothic" style:font-name-complex="MS Gothic"/>
    </style:style>
    <style:style style:name="T6351" style:parent-style-name="DefaultParagraphFont" style:family="text">
      <style:text-properties style:font-name="Microsoft JhengHei" style:font-name-asian="Microsoft JhengHei" style:font-name-complex="Microsoft JhengHei"/>
    </style:style>
    <style:style style:name="T6352" style:parent-style-name="DefaultParagraphFont" style:family="text">
      <style:text-properties style:font-name="MS Gothic" style:font-name-asian="MS Gothic" style:font-name-complex="MS Gothic"/>
    </style:style>
    <style:style style:name="T6353" style:parent-style-name="DefaultParagraphFont" style:family="text">
      <style:text-properties style:font-name="MS Gothic" style:font-name-asian="MS Gothic" style:font-name-complex="MS Gothic"/>
    </style:style>
    <style:style style:name="T6354" style:parent-style-name="DefaultParagraphFont" style:family="text">
      <style:text-properties style:font-name="MS Gothic" style:font-name-asian="MS Gothic" style:font-name-complex="MS Gothic"/>
    </style:style>
    <style:style style:name="T6355" style:parent-style-name="DefaultParagraphFont" style:family="text">
      <style:text-properties style:font-name="MS Gothic" style:font-name-asian="MS Gothic" style:font-name-complex="MS Gothic"/>
    </style:style>
    <style:style style:name="T6356" style:parent-style-name="DefaultParagraphFont" style:family="text">
      <style:text-properties style:font-name="MS Gothic" style:font-name-asian="MS Gothic" style:font-name-complex="MS Gothic"/>
    </style:style>
    <style:style style:name="T6357" style:parent-style-name="DefaultParagraphFont" style:family="text">
      <style:text-properties style:font-name="MS Gothic" style:font-name-asian="MS Gothic" style:font-name-complex="MS Gothic"/>
    </style:style>
    <style:style style:name="T6358" style:parent-style-name="DefaultParagraphFont" style:family="text">
      <style:text-properties style:font-name="MS Gothic" style:font-name-asian="MS Gothic" style:font-name-complex="MS Gothic"/>
    </style:style>
    <style:style style:name="T6359" style:parent-style-name="DefaultParagraphFont" style:family="text">
      <style:text-properties style:font-name="Microsoft JhengHei" style:font-name-asian="Microsoft JhengHei" style:font-name-complex="Microsoft JhengHei"/>
    </style:style>
    <style:style style:name="T6360" style:parent-style-name="DefaultParagraphFont" style:family="text">
      <style:text-properties style:font-name="MS Gothic" style:font-name-asian="MS Gothic" style:font-name-complex="MS Gothic"/>
    </style:style>
    <style:style style:name="T6361" style:parent-style-name="DefaultParagraphFont" style:family="text">
      <style:text-properties style:font-name="MS Gothic" style:font-name-asian="MS Gothic" style:font-name-complex="MS Gothic"/>
    </style:style>
    <style:style style:name="T6362" style:parent-style-name="DefaultParagraphFont" style:family="text">
      <style:text-properties style:font-name="MS Gothic" style:font-name-asian="MS Gothic" style:font-name-complex="MS Gothic"/>
    </style:style>
    <style:style style:name="T6363" style:parent-style-name="DefaultParagraphFont" style:family="text">
      <style:text-properties style:font-name="MS Gothic" style:font-name-asian="MS Gothic" style:font-name-complex="MS Gothic"/>
    </style:style>
    <style:style style:name="T6364" style:parent-style-name="DefaultParagraphFont" style:family="text">
      <style:text-properties style:font-name="MS Gothic" style:font-name-asian="MS Gothic" style:font-name-complex="MS Gothic"/>
    </style:style>
    <style:style style:name="T6365" style:parent-style-name="DefaultParagraphFont" style:family="text">
      <style:text-properties style:font-name="MS Gothic" style:font-name-asian="MS Gothic" style:font-name-complex="MS Gothic"/>
    </style:style>
    <style:style style:name="T6366" style:parent-style-name="DefaultParagraphFont" style:family="text">
      <style:text-properties style:font-name="MS Gothic" style:font-name-asian="MS Gothic" style:font-name-complex="MS Gothic"/>
    </style:style>
    <style:style style:name="T6367" style:parent-style-name="DefaultParagraphFont" style:family="text">
      <style:text-properties style:font-name="MS Gothic" style:font-name-asian="MS Gothic" style:font-name-complex="MS Gothic"/>
    </style:style>
    <style:style style:name="T6368" style:parent-style-name="DefaultParagraphFont" style:family="text">
      <style:text-properties style:font-name="MS Gothic" style:font-name-asian="MS Gothic" style:font-name-complex="MS Gothic"/>
    </style:style>
    <style:style style:name="T6369" style:parent-style-name="DefaultParagraphFont" style:family="text">
      <style:text-properties style:font-name="MS Gothic" style:font-name-asian="MS Gothic" style:font-name-complex="MS Gothic"/>
    </style:style>
    <style:style style:name="T6370" style:parent-style-name="DefaultParagraphFont" style:family="text">
      <style:text-properties style:font-name="MS Gothic" style:font-name-asian="MS Gothic" style:font-name-complex="MS Gothic"/>
    </style:style>
    <style:style style:name="T6371" style:parent-style-name="DefaultParagraphFont" style:family="text">
      <style:text-properties style:font-name="MS Gothic" style:font-name-asian="MS Gothic" style:font-name-complex="MS Gothic"/>
    </style:style>
    <style:style style:name="T6372" style:parent-style-name="DefaultParagraphFont" style:family="text">
      <style:text-properties style:font-name="MS Gothic" style:font-name-asian="MS Gothic" style:font-name-complex="MS Gothic"/>
    </style:style>
    <style:style style:name="T6373" style:parent-style-name="DefaultParagraphFont" style:family="text">
      <style:text-properties style:font-name="MS Gothic" style:font-name-asian="MS Gothic" style:font-name-complex="MS Gothic"/>
    </style:style>
    <style:style style:name="T6374" style:parent-style-name="DefaultParagraphFont" style:family="text">
      <style:text-properties style:font-name="MS Gothic" style:font-name-asian="MS Gothic" style:font-name-complex="MS Gothic"/>
    </style:style>
    <style:style style:name="T6375" style:parent-style-name="DefaultParagraphFont" style:family="text">
      <style:text-properties style:font-name="MS Gothic" style:font-name-asian="MS Gothic" style:font-name-complex="MS Gothic"/>
    </style:style>
    <style:style style:name="T6376" style:parent-style-name="DefaultParagraphFont" style:family="text">
      <style:text-properties style:font-name="MS Gothic" style:font-name-asian="MS Gothic" style:font-name-complex="MS Gothic"/>
    </style:style>
    <style:style style:name="T6377" style:parent-style-name="DefaultParagraphFont" style:family="text">
      <style:text-properties style:font-name="Microsoft JhengHei" style:font-name-asian="Microsoft JhengHei" style:font-name-complex="Microsoft JhengHei"/>
    </style:style>
    <style:style style:name="T6378" style:parent-style-name="DefaultParagraphFont" style:family="text">
      <style:text-properties style:font-name="MS Gothic" style:font-name-asian="MS Gothic" style:font-name-complex="MS Gothic"/>
    </style:style>
    <style:style style:name="T6379" style:parent-style-name="DefaultParagraphFont" style:family="text">
      <style:text-properties style:font-name="MS Gothic" style:font-name-asian="MS Gothic" style:font-name-complex="MS Gothic"/>
    </style:style>
    <style:style style:name="T6380" style:parent-style-name="DefaultParagraphFont" style:family="text">
      <style:text-properties style:font-name="Malgun Gothic" style:font-name-asian="Malgun Gothic" style:font-name-complex="Malgun Gothic"/>
    </style:style>
    <style:style style:name="T6381" style:parent-style-name="DefaultParagraphFont" style:family="text">
      <style:text-properties style:font-name="MS Gothic" style:font-name-asian="MS Gothic" style:font-name-complex="MS Gothic"/>
    </style:style>
    <style:style style:name="T6382" style:parent-style-name="DefaultParagraphFont" style:family="text">
      <style:text-properties style:font-name="MS Gothic" style:font-name-asian="MS Gothic" style:font-name-complex="MS Gothic"/>
    </style:style>
    <style:style style:name="T6383" style:parent-style-name="DefaultParagraphFont" style:family="text">
      <style:text-properties style:font-name="MS Gothic" style:font-name-asian="MS Gothic" style:font-name-complex="MS Gothic"/>
    </style:style>
    <style:style style:name="T6384" style:parent-style-name="DefaultParagraphFont" style:family="text">
      <style:text-properties style:font-name="MS Gothic" style:font-name-asian="MS Gothic" style:font-name-complex="MS Gothic"/>
    </style:style>
    <style:style style:name="T6385" style:parent-style-name="DefaultParagraphFont" style:family="text">
      <style:text-properties style:font-name="MS Gothic" style:font-name-asian="MS Gothic" style:font-name-complex="MS Gothic"/>
    </style:style>
    <style:style style:name="T6386" style:parent-style-name="DefaultParagraphFont" style:family="text">
      <style:text-properties style:font-name="Malgun Gothic" style:font-name-asian="Malgun Gothic" style:font-name-complex="Malgun Gothic"/>
    </style:style>
    <style:style style:name="T6387" style:parent-style-name="DefaultParagraphFont" style:family="text">
      <style:text-properties style:font-name="MS Gothic" style:font-name-asian="MS Gothic" style:font-name-complex="MS Gothic"/>
    </style:style>
    <style:style style:name="T6388" style:parent-style-name="DefaultParagraphFont" style:family="text">
      <style:text-properties style:font-name="MS Gothic" style:font-name-asian="MS Gothic" style:font-name-complex="MS Gothic"/>
    </style:style>
    <style:style style:name="T6389" style:parent-style-name="DefaultParagraphFont" style:family="text">
      <style:text-properties style:font-name="MS Gothic" style:font-name-asian="MS Gothic" style:font-name-complex="MS Gothic"/>
    </style:style>
    <style:style style:name="T6390" style:parent-style-name="DefaultParagraphFont" style:family="text">
      <style:text-properties style:font-name="MS Gothic" style:font-name-asian="MS Gothic" style:font-name-complex="MS Gothic"/>
    </style:style>
    <style:style style:name="T6391" style:parent-style-name="DefaultParagraphFont" style:family="text">
      <style:text-properties style:font-name="MS Gothic" style:font-name-asian="MS Gothic" style:font-name-complex="MS Gothic"/>
    </style:style>
    <style:style style:name="T6392" style:parent-style-name="DefaultParagraphFont" style:family="text">
      <style:text-properties style:font-name="MS Gothic" style:font-name-asian="MS Gothic" style:font-name-complex="MS Gothic"/>
    </style:style>
    <style:style style:name="T6393" style:parent-style-name="DefaultParagraphFont" style:family="text">
      <style:text-properties style:font-name="MS Gothic" style:font-name-asian="MS Gothic" style:font-name-complex="MS Gothic"/>
    </style:style>
    <style:style style:name="T6394" style:parent-style-name="DefaultParagraphFont" style:family="text">
      <style:text-properties fo:font-weight="bold" style:font-weight-asian="bold" style:font-weight-complex="bold"/>
    </style:style>
    <style:style style:name="T6395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6396" style:parent-style-name="DefaultParagraphFont" style:family="text">
      <style:text-properties fo:font-weight="bold" style:font-weight-asian="bold" style:font-weight-complex="bold"/>
    </style:style>
    <style:style style:name="T6397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6398" style:parent-style-name="DefaultParagraphFont" style:family="text">
      <style:text-properties fo:font-weight="bold" style:font-weight-asian="bold" style:font-weight-complex="bold"/>
    </style:style>
    <style:style style:name="T6399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6400" style:parent-style-name="DefaultParagraphFont" style:family="text">
      <style:text-properties fo:font-weight="bold" style:font-weight-asian="bold" style:font-weight-complex="bold"/>
    </style:style>
    <style:style style:name="T6401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6402" style:parent-style-name="DefaultParagraphFont" style:family="text">
      <style:text-properties fo:font-weight="bold" style:font-weight-asian="bold" style:font-weight-complex="bold"/>
    </style:style>
    <style:style style:name="T6403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6404" style:parent-style-name="DefaultParagraphFont" style:family="text">
      <style:text-properties fo:font-weight="bold" style:font-weight-asian="bold" style:font-weight-complex="bold"/>
    </style:style>
    <style:style style:name="T6405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6406" style:parent-style-name="DefaultParagraphFont" style:family="text">
      <style:text-properties fo:font-weight="bold" style:font-weight-asian="bold" style:font-weight-complex="bold"/>
    </style:style>
    <style:style style:name="T6407" style:parent-style-name="DefaultParagraphFont" style:family="text">
      <style:text-properties style:font-name="MS Gothic" style:font-name-asian="MS Gothic" style:font-name-complex="MS Gothic"/>
    </style:style>
    <style:style style:name="T6408" style:parent-style-name="DefaultParagraphFont" style:family="text">
      <style:text-properties style:font-name="MS Gothic" style:font-name-asian="MS Gothic" style:font-name-complex="MS Gothic"/>
    </style:style>
    <style:style style:name="T6409" style:parent-style-name="DefaultParagraphFont" style:family="text">
      <style:text-properties style:font-name="MS Gothic" style:font-name-asian="MS Gothic" style:font-name-complex="MS Gothic"/>
    </style:style>
    <style:style style:name="T6410" style:parent-style-name="DefaultParagraphFont" style:family="text">
      <style:text-properties style:font-name="MS Gothic" style:font-name-asian="MS Gothic" style:font-name-complex="MS Gothic"/>
    </style:style>
    <style:style style:name="T6411" style:parent-style-name="DefaultParagraphFont" style:family="text">
      <style:text-properties style:font-name="MS Gothic" style:font-name-asian="MS Gothic" style:font-name-complex="MS Gothic"/>
    </style:style>
    <style:style style:name="T6412" style:parent-style-name="DefaultParagraphFont" style:family="text">
      <style:text-properties style:font-name="MS Gothic" style:font-name-asian="MS Gothic" style:font-name-complex="MS Gothic"/>
    </style:style>
    <style:style style:name="T6413" style:parent-style-name="DefaultParagraphFont" style:family="text">
      <style:text-properties style:font-name="MS Gothic" style:font-name-asian="MS Gothic" style:font-name-complex="MS Gothic"/>
    </style:style>
    <style:style style:name="T6414" style:parent-style-name="DefaultParagraphFont" style:family="text">
      <style:text-properties style:font-name="MS Gothic" style:font-name-asian="MS Gothic" style:font-name-complex="MS Gothic"/>
    </style:style>
    <style:style style:name="T6415" style:parent-style-name="DefaultParagraphFont" style:family="text">
      <style:text-properties style:font-name="MS Gothic" style:font-name-asian="MS Gothic" style:font-name-complex="MS Gothic"/>
    </style:style>
    <style:style style:name="T6416" style:parent-style-name="DefaultParagraphFont" style:family="text">
      <style:text-properties style:font-name="MS Gothic" style:font-name-asian="MS Gothic" style:font-name-complex="MS Gothic"/>
    </style:style>
    <style:style style:name="T6417" style:parent-style-name="DefaultParagraphFont" style:family="text">
      <style:text-properties style:font-name="MS Gothic" style:font-name-asian="MS Gothic" style:font-name-complex="MS Gothic"/>
    </style:style>
    <style:style style:name="T6418" style:parent-style-name="DefaultParagraphFont" style:family="text">
      <style:text-properties style:font-name="Microsoft JhengHei" style:font-name-asian="Microsoft JhengHei" style:font-name-complex="Microsoft JhengHei"/>
    </style:style>
    <style:style style:name="T6419" style:parent-style-name="DefaultParagraphFont" style:family="text">
      <style:text-properties style:font-name="MS Gothic" style:font-name-asian="MS Gothic" style:font-name-complex="MS Gothic"/>
    </style:style>
    <style:style style:name="T6420" style:parent-style-name="DefaultParagraphFont" style:family="text">
      <style:text-properties style:font-name="MS Gothic" style:font-name-asian="MS Gothic" style:font-name-complex="MS Gothic"/>
    </style:style>
    <style:style style:name="T6421" style:parent-style-name="DefaultParagraphFont" style:family="text">
      <style:text-properties style:font-name="MS Gothic" style:font-name-asian="MS Gothic" style:font-name-complex="MS Gothic"/>
    </style:style>
    <style:style style:name="T6422" style:parent-style-name="DefaultParagraphFont" style:family="text">
      <style:text-properties style:font-name="MS Gothic" style:font-name-asian="MS Gothic" style:font-name-complex="MS Gothic"/>
    </style:style>
    <style:style style:name="T6423" style:parent-style-name="DefaultParagraphFont" style:family="text">
      <style:text-properties style:font-name="MS Gothic" style:font-name-asian="MS Gothic" style:font-name-complex="MS Gothic"/>
    </style:style>
    <style:style style:name="T6424" style:parent-style-name="DefaultParagraphFont" style:family="text">
      <style:text-properties style:font-name="MS Gothic" style:font-name-asian="MS Gothic" style:font-name-complex="MS Gothic"/>
    </style:style>
    <style:style style:name="T6425" style:parent-style-name="DefaultParagraphFont" style:family="text">
      <style:text-properties style:font-name="MS Gothic" style:font-name-asian="MS Gothic" style:font-name-complex="MS Gothic"/>
    </style:style>
    <style:style style:name="T6426" style:parent-style-name="DefaultParagraphFont" style:family="text">
      <style:text-properties style:font-name="MS Gothic" style:font-name-asian="MS Gothic" style:font-name-complex="MS Gothic"/>
    </style:style>
    <style:style style:name="T6427" style:parent-style-name="DefaultParagraphFont" style:family="text">
      <style:text-properties style:font-name="Microsoft JhengHei" style:font-name-asian="Microsoft JhengHei" style:font-name-complex="Microsoft JhengHei"/>
    </style:style>
    <style:style style:name="T6428" style:parent-style-name="DefaultParagraphFont" style:family="text">
      <style:text-properties style:font-name="MS Gothic" style:font-name-asian="MS Gothic" style:font-name-complex="MS Gothic"/>
    </style:style>
    <style:style style:name="T6429" style:parent-style-name="DefaultParagraphFont" style:family="text">
      <style:text-properties style:font-name="MS Gothic" style:font-name-asian="MS Gothic" style:font-name-complex="MS Gothic"/>
    </style:style>
    <style:style style:name="T6430" style:parent-style-name="DefaultParagraphFont" style:family="text">
      <style:text-properties style:font-name="MS Gothic" style:font-name-asian="MS Gothic" style:font-name-complex="MS Gothic"/>
    </style:style>
    <style:style style:name="T6431" style:parent-style-name="DefaultParagraphFont" style:family="text">
      <style:text-properties style:font-name="MS Gothic" style:font-name-asian="MS Gothic" style:font-name-complex="MS Gothic"/>
    </style:style>
    <style:style style:name="T6432" style:parent-style-name="DefaultParagraphFont" style:family="text">
      <style:text-properties style:font-name="MS Gothic" style:font-name-asian="MS Gothic" style:font-name-complex="MS Gothic"/>
    </style:style>
    <style:style style:name="T6433" style:parent-style-name="DefaultParagraphFont" style:family="text">
      <style:text-properties style:font-name="MS Gothic" style:font-name-asian="MS Gothic" style:font-name-complex="MS Gothic"/>
    </style:style>
    <style:style style:name="T6434" style:parent-style-name="DefaultParagraphFont" style:family="text">
      <style:text-properties style:font-name="MS Gothic" style:font-name-asian="MS Gothic" style:font-name-complex="MS Gothic"/>
    </style:style>
    <style:style style:name="T6435" style:parent-style-name="DefaultParagraphFont" style:family="text">
      <style:text-properties style:font-name="MS Gothic" style:font-name-asian="MS Gothic" style:font-name-complex="MS Gothic"/>
    </style:style>
    <style:style style:name="T6436" style:parent-style-name="DefaultParagraphFont" style:family="text">
      <style:text-properties style:font-name="MS Gothic" style:font-name-asian="MS Gothic" style:font-name-complex="MS Gothic"/>
    </style:style>
    <style:style style:name="T6437" style:parent-style-name="DefaultParagraphFont" style:family="text">
      <style:text-properties style:font-name="MS Gothic" style:font-name-asian="MS Gothic" style:font-name-complex="MS Gothic"/>
    </style:style>
    <style:style style:name="T6438" style:parent-style-name="DefaultParagraphFont" style:family="text">
      <style:text-properties style:font-name="MS Gothic" style:font-name-asian="MS Gothic" style:font-name-complex="MS Gothic"/>
    </style:style>
    <style:style style:name="T6439" style:parent-style-name="DefaultParagraphFont" style:family="text">
      <style:text-properties style:font-name="MS Gothic" style:font-name-asian="MS Gothic" style:font-name-complex="MS Gothic"/>
    </style:style>
    <style:style style:name="T6440" style:parent-style-name="DefaultParagraphFont" style:family="text">
      <style:text-properties style:font-name="MS Gothic" style:font-name-asian="MS Gothic" style:font-name-complex="MS Gothic"/>
    </style:style>
    <style:style style:name="T6441" style:parent-style-name="DefaultParagraphFont" style:family="text">
      <style:text-properties style:font-name="MS Gothic" style:font-name-asian="MS Gothic" style:font-name-complex="MS Gothic"/>
    </style:style>
    <style:style style:name="T6442" style:parent-style-name="DefaultParagraphFont" style:family="text">
      <style:text-properties style:font-name="MS Gothic" style:font-name-asian="MS Gothic" style:font-name-complex="MS Gothic"/>
    </style:style>
    <style:style style:name="T6443" style:parent-style-name="DefaultParagraphFont" style:family="text">
      <style:text-properties style:font-name="MS Gothic" style:font-name-asian="MS Gothic" style:font-name-complex="MS Gothic"/>
    </style:style>
    <style:style style:name="T6444" style:parent-style-name="DefaultParagraphFont" style:family="text">
      <style:text-properties style:font-name="MS Gothic" style:font-name-asian="MS Gothic" style:font-name-complex="MS Gothic"/>
    </style:style>
    <style:style style:name="T6445" style:parent-style-name="DefaultParagraphFont" style:family="text">
      <style:text-properties style:font-name="MS Gothic" style:font-name-asian="MS Gothic" style:font-name-complex="MS Gothic"/>
    </style:style>
    <style:style style:name="T6446" style:parent-style-name="DefaultParagraphFont" style:family="text">
      <style:text-properties style:font-name="Microsoft JhengHei" style:font-name-asian="Microsoft JhengHei" style:font-name-complex="Microsoft JhengHei"/>
    </style:style>
    <style:style style:name="T6447" style:parent-style-name="DefaultParagraphFont" style:family="text">
      <style:text-properties style:font-name="MS Gothic" style:font-name-asian="MS Gothic" style:font-name-complex="MS Gothic"/>
    </style:style>
    <style:style style:name="T6448" style:parent-style-name="DefaultParagraphFont" style:family="text">
      <style:text-properties style:font-name="MS Gothic" style:font-name-asian="MS Gothic" style:font-name-complex="MS Gothic"/>
    </style:style>
    <style:style style:name="T6449" style:parent-style-name="DefaultParagraphFont" style:family="text">
      <style:text-properties style:font-name="MS Gothic" style:font-name-asian="MS Gothic" style:font-name-complex="MS Gothic"/>
    </style:style>
    <style:style style:name="T6450" style:parent-style-name="DefaultParagraphFont" style:family="text">
      <style:text-properties style:font-name="MS Gothic" style:font-name-asian="MS Gothic" style:font-name-complex="MS Gothic"/>
    </style:style>
    <style:style style:name="T6451" style:parent-style-name="DefaultParagraphFont" style:family="text">
      <style:text-properties style:font-name="MS Gothic" style:font-name-asian="MS Gothic" style:font-name-complex="MS Gothic"/>
    </style:style>
    <style:style style:name="T6452" style:parent-style-name="DefaultParagraphFont" style:family="text">
      <style:text-properties style:font-name="Microsoft JhengHei" style:font-name-asian="Microsoft JhengHei" style:font-name-complex="Microsoft JhengHei"/>
    </style:style>
    <style:style style:name="T6453" style:parent-style-name="DefaultParagraphFont" style:family="text">
      <style:text-properties style:font-name="MS Gothic" style:font-name-asian="MS Gothic" style:font-name-complex="MS Gothic"/>
    </style:style>
    <style:style style:name="T6454" style:parent-style-name="DefaultParagraphFont" style:family="text">
      <style:text-properties style:font-name="MS Gothic" style:font-name-asian="MS Gothic" style:font-name-complex="MS Gothic"/>
    </style:style>
    <style:style style:name="T6455" style:parent-style-name="DefaultParagraphFont" style:family="text">
      <style:text-properties style:font-name="MS Gothic" style:font-name-asian="MS Gothic" style:font-name-complex="MS Gothic"/>
    </style:style>
    <style:style style:name="T6456" style:parent-style-name="DefaultParagraphFont" style:family="text">
      <style:text-properties style:font-name="MS Gothic" style:font-name-asian="MS Gothic" style:font-name-complex="MS Gothic"/>
    </style:style>
    <style:style style:name="T6457" style:parent-style-name="DefaultParagraphFont" style:family="text">
      <style:text-properties style:font-name="MS Gothic" style:font-name-asian="MS Gothic" style:font-name-complex="MS Gothic"/>
    </style:style>
    <style:style style:name="T6458" style:parent-style-name="DefaultParagraphFont" style:family="text">
      <style:text-properties style:font-name="MS Gothic" style:font-name-asian="MS Gothic" style:font-name-complex="MS Gothic"/>
    </style:style>
    <style:style style:name="T6459" style:parent-style-name="DefaultParagraphFont" style:family="text">
      <style:text-properties style:font-name="MS Gothic" style:font-name-asian="MS Gothic" style:font-name-complex="MS Gothic"/>
    </style:style>
    <style:style style:name="T6460" style:parent-style-name="DefaultParagraphFont" style:family="text">
      <style:text-properties style:font-name="MS Gothic" style:font-name-asian="MS Gothic" style:font-name-complex="MS Gothic"/>
    </style:style>
    <style:style style:name="T6461" style:parent-style-name="DefaultParagraphFont" style:family="text">
      <style:text-properties style:font-name="MS Gothic" style:font-name-asian="MS Gothic" style:font-name-complex="MS Gothic"/>
    </style:style>
    <style:style style:name="T6462" style:parent-style-name="DefaultParagraphFont" style:family="text">
      <style:text-properties style:font-name="MS Gothic" style:font-name-asian="MS Gothic" style:font-name-complex="MS Gothic"/>
    </style:style>
    <style:style style:name="T6463" style:parent-style-name="DefaultParagraphFont" style:family="text">
      <style:text-properties style:font-name="MS Gothic" style:font-name-asian="MS Gothic" style:font-name-complex="MS Gothic"/>
    </style:style>
    <style:style style:name="T6464" style:parent-style-name="DefaultParagraphFont" style:family="text">
      <style:text-properties style:font-name="Microsoft JhengHei" style:font-name-asian="Microsoft JhengHei" style:font-name-complex="Microsoft JhengHei"/>
    </style:style>
    <style:style style:name="T6465" style:parent-style-name="DefaultParagraphFont" style:family="text">
      <style:text-properties style:font-name="MS Gothic" style:font-name-asian="MS Gothic" style:font-name-complex="MS Gothic"/>
    </style:style>
    <style:style style:name="T6466" style:parent-style-name="DefaultParagraphFont" style:family="text">
      <style:text-properties style:font-name="MS Gothic" style:font-name-asian="MS Gothic" style:font-name-complex="MS Gothic"/>
    </style:style>
    <style:style style:name="T6467" style:parent-style-name="DefaultParagraphFont" style:family="text">
      <style:text-properties style:font-name="MS Gothic" style:font-name-asian="MS Gothic" style:font-name-complex="MS Gothic"/>
    </style:style>
    <style:style style:name="T6468" style:parent-style-name="DefaultParagraphFont" style:family="text">
      <style:text-properties style:font-name="MS Gothic" style:font-name-asian="MS Gothic" style:font-name-complex="MS Gothic"/>
    </style:style>
    <style:style style:name="T6469" style:parent-style-name="DefaultParagraphFont" style:family="text">
      <style:text-properties style:font-name="MS Gothic" style:font-name-asian="MS Gothic" style:font-name-complex="MS Gothic"/>
    </style:style>
    <style:style style:name="T6470" style:parent-style-name="DefaultParagraphFont" style:family="text">
      <style:text-properties style:font-name="MS Gothic" style:font-name-asian="MS Gothic" style:font-name-complex="MS Gothic"/>
    </style:style>
    <style:style style:name="T6471" style:parent-style-name="DefaultParagraphFont" style:family="text">
      <style:text-properties style:font-name="Microsoft JhengHei" style:font-name-asian="Microsoft JhengHei" style:font-name-complex="Microsoft JhengHei"/>
    </style:style>
    <style:style style:name="T6472" style:parent-style-name="DefaultParagraphFont" style:family="text">
      <style:text-properties style:font-name="MS Gothic" style:font-name-asian="MS Gothic" style:font-name-complex="MS Gothic"/>
    </style:style>
    <style:style style:name="T6473" style:parent-style-name="DefaultParagraphFont" style:family="text">
      <style:text-properties style:font-name="MS Gothic" style:font-name-asian="MS Gothic" style:font-name-complex="MS Gothic"/>
    </style:style>
    <style:style style:name="T6474" style:parent-style-name="DefaultParagraphFont" style:family="text">
      <style:text-properties style:font-name="MS Gothic" style:font-name-asian="MS Gothic" style:font-name-complex="MS Gothic"/>
    </style:style>
    <style:style style:name="T6475" style:parent-style-name="DefaultParagraphFont" style:family="text">
      <style:text-properties style:font-name="MS Gothic" style:font-name-asian="MS Gothic" style:font-name-complex="MS Gothic"/>
    </style:style>
    <style:style style:name="T6476" style:parent-style-name="DefaultParagraphFont" style:family="text">
      <style:text-properties style:font-name="MS Gothic" style:font-name-asian="MS Gothic" style:font-name-complex="MS Gothic"/>
    </style:style>
    <style:style style:name="T6477" style:parent-style-name="DefaultParagraphFont" style:family="text">
      <style:text-properties style:font-name="Microsoft JhengHei" style:font-name-asian="Microsoft JhengHei" style:font-name-complex="Microsoft JhengHei"/>
    </style:style>
    <style:style style:name="T6478" style:parent-style-name="DefaultParagraphFont" style:family="text">
      <style:text-properties style:font-name="MS Gothic" style:font-name-asian="MS Gothic" style:font-name-complex="MS Gothic"/>
    </style:style>
    <style:style style:name="T6479" style:parent-style-name="DefaultParagraphFont" style:family="text">
      <style:text-properties style:font-name="MS Gothic" style:font-name-asian="MS Gothic" style:font-name-complex="MS Gothic"/>
    </style:style>
    <style:style style:name="T6480" style:parent-style-name="DefaultParagraphFont" style:family="text">
      <style:text-properties style:font-name="MS Gothic" style:font-name-asian="MS Gothic" style:font-name-complex="MS Gothic"/>
    </style:style>
    <style:style style:name="T6481" style:parent-style-name="DefaultParagraphFont" style:family="text">
      <style:text-properties style:font-name="MS Gothic" style:font-name-asian="MS Gothic" style:font-name-complex="MS Gothic"/>
    </style:style>
    <style:style style:name="T6482" style:parent-style-name="DefaultParagraphFont" style:family="text">
      <style:text-properties style:font-name="MS Gothic" style:font-name-asian="MS Gothic" style:font-name-complex="MS Gothic"/>
    </style:style>
    <style:style style:name="T6483" style:parent-style-name="DefaultParagraphFont" style:family="text">
      <style:text-properties style:font-name="MS Gothic" style:font-name-asian="MS Gothic" style:font-name-complex="MS Gothic"/>
    </style:style>
    <style:style style:name="T6484" style:parent-style-name="DefaultParagraphFont" style:family="text">
      <style:text-properties style:font-name="MS Gothic" style:font-name-asian="MS Gothic" style:font-name-complex="MS Gothic"/>
    </style:style>
    <style:style style:name="T6485" style:parent-style-name="DefaultParagraphFont" style:family="text">
      <style:text-properties style:font-name="MS Gothic" style:font-name-asian="MS Gothic" style:font-name-complex="MS Gothic"/>
    </style:style>
    <style:style style:name="T6486" style:parent-style-name="DefaultParagraphFont" style:family="text">
      <style:text-properties style:font-name="MS Gothic" style:font-name-asian="MS Gothic" style:font-name-complex="MS Gothic"/>
    </style:style>
    <style:style style:name="T6487" style:parent-style-name="DefaultParagraphFont" style:family="text">
      <style:text-properties style:font-name="MS Gothic" style:font-name-asian="MS Gothic" style:font-name-complex="MS Gothic"/>
    </style:style>
    <style:style style:name="T6488" style:parent-style-name="DefaultParagraphFont" style:family="text">
      <style:text-properties style:font-name="MS Gothic" style:font-name-asian="MS Gothic" style:font-name-complex="MS Gothic"/>
    </style:style>
    <style:style style:name="T6489" style:parent-style-name="DefaultParagraphFont" style:family="text">
      <style:text-properties style:font-name="MS Gothic" style:font-name-asian="MS Gothic" style:font-name-complex="MS Gothic"/>
    </style:style>
    <style:style style:name="T6490" style:parent-style-name="DefaultParagraphFont" style:family="text">
      <style:text-properties style:font-name="MS Gothic" style:font-name-asian="MS Gothic" style:font-name-complex="MS Gothic"/>
    </style:style>
    <style:style style:name="T6491" style:parent-style-name="DefaultParagraphFont" style:family="text">
      <style:text-properties style:font-name="MS Gothic" style:font-name-asian="MS Gothic" style:font-name-complex="MS Gothic"/>
    </style:style>
    <style:style style:name="T6492" style:parent-style-name="DefaultParagraphFont" style:family="text">
      <style:text-properties style:font-name="MS Gothic" style:font-name-asian="MS Gothic" style:font-name-complex="MS Gothic"/>
    </style:style>
    <style:style style:name="T6493" style:parent-style-name="DefaultParagraphFont" style:family="text">
      <style:text-properties style:font-name="Microsoft JhengHei" style:font-name-asian="Microsoft JhengHei" style:font-name-complex="Microsoft JhengHei"/>
    </style:style>
    <style:style style:name="T6494" style:parent-style-name="DefaultParagraphFont" style:family="text">
      <style:text-properties style:font-name="MS Gothic" style:font-name-asian="MS Gothic" style:font-name-complex="MS Gothic"/>
    </style:style>
    <style:style style:name="T6495" style:parent-style-name="DefaultParagraphFont" style:family="text">
      <style:text-properties style:font-name="MS Gothic" style:font-name-asian="MS Gothic" style:font-name-complex="MS Gothic"/>
    </style:style>
    <style:style style:name="T6496" style:parent-style-name="DefaultParagraphFont" style:family="text">
      <style:text-properties style:font-name="MS Gothic" style:font-name-asian="MS Gothic" style:font-name-complex="MS Gothic"/>
    </style:style>
    <style:style style:name="T6497" style:parent-style-name="DefaultParagraphFont" style:family="text">
      <style:text-properties style:font-name="Microsoft JhengHei" style:font-name-asian="Microsoft JhengHei" style:font-name-complex="Microsoft JhengHei"/>
    </style:style>
    <style:style style:name="T6498" style:parent-style-name="DefaultParagraphFont" style:family="text">
      <style:text-properties style:font-name="Microsoft JhengHei" style:font-name-asian="Microsoft JhengHei" style:font-name-complex="Microsoft JhengHei"/>
    </style:style>
    <style:style style:name="T6499" style:parent-style-name="DefaultParagraphFont" style:family="text">
      <style:text-properties style:font-name="Microsoft JhengHei" style:font-name-asian="Microsoft JhengHei" style:font-name-complex="Microsoft JhengHei"/>
    </style:style>
    <style:style style:name="T6500" style:parent-style-name="DefaultParagraphFont" style:family="text">
      <style:text-properties style:font-name="Microsoft JhengHei" style:font-name-asian="Microsoft JhengHei" style:font-name-complex="Microsoft JhengHei"/>
    </style:style>
    <style:style style:name="T6501" style:parent-style-name="DefaultParagraphFont" style:family="text">
      <style:text-properties style:font-name="MS Gothic" style:font-name-asian="MS Gothic" style:font-name-complex="MS Gothic"/>
    </style:style>
    <style:style style:name="T6502" style:parent-style-name="DefaultParagraphFont" style:family="text">
      <style:text-properties style:font-name="MS Gothic" style:font-name-asian="MS Gothic" style:font-name-complex="MS Gothic"/>
    </style:style>
    <style:style style:name="T6503" style:parent-style-name="DefaultParagraphFont" style:family="text">
      <style:text-properties style:font-name="MS Gothic" style:font-name-asian="MS Gothic" style:font-name-complex="MS Gothic"/>
    </style:style>
    <style:style style:name="T6504" style:parent-style-name="DefaultParagraphFont" style:family="text">
      <style:text-properties style:font-name="MS Gothic" style:font-name-asian="MS Gothic" style:font-name-complex="MS Gothic"/>
    </style:style>
    <style:style style:name="T6505" style:parent-style-name="DefaultParagraphFont" style:family="text">
      <style:text-properties style:font-name="MS Gothic" style:font-name-asian="MS Gothic" style:font-name-complex="MS Gothic"/>
    </style:style>
    <style:style style:name="T6506" style:parent-style-name="DefaultParagraphFont" style:family="text">
      <style:text-properties style:font-name="MS Gothic" style:font-name-asian="MS Gothic" style:font-name-complex="MS Gothic"/>
    </style:style>
    <style:style style:name="T6507" style:parent-style-name="DefaultParagraphFont" style:family="text">
      <style:text-properties style:font-name="MS Gothic" style:font-name-asian="MS Gothic" style:font-name-complex="MS Gothic"/>
    </style:style>
    <style:style style:name="T6508" style:parent-style-name="DefaultParagraphFont" style:family="text">
      <style:text-properties style:font-name="MS Gothic" style:font-name-asian="MS Gothic" style:font-name-complex="MS Gothic"/>
    </style:style>
    <style:style style:name="T6509" style:parent-style-name="DefaultParagraphFont" style:family="text">
      <style:text-properties style:font-name="MS Gothic" style:font-name-asian="MS Gothic" style:font-name-complex="MS Gothic"/>
    </style:style>
    <style:style style:name="T6510" style:parent-style-name="DefaultParagraphFont" style:family="text">
      <style:text-properties style:font-name="MS Gothic" style:font-name-asian="MS Gothic" style:font-name-complex="MS Gothic"/>
    </style:style>
    <style:style style:name="T6511" style:parent-style-name="DefaultParagraphFont" style:family="text">
      <style:text-properties style:font-name="MS Gothic" style:font-name-asian="MS Gothic" style:font-name-complex="MS Gothic"/>
    </style:style>
    <style:style style:name="T6512" style:parent-style-name="DefaultParagraphFont" style:family="text">
      <style:text-properties style:font-name="MS Gothic" style:font-name-asian="MS Gothic" style:font-name-complex="MS Gothic"/>
    </style:style>
    <style:style style:name="T6513" style:parent-style-name="DefaultParagraphFont" style:family="text">
      <style:text-properties style:font-name="MS Gothic" style:font-name-asian="MS Gothic" style:font-name-complex="MS Gothic"/>
    </style:style>
    <style:style style:name="T6514" style:parent-style-name="DefaultParagraphFont" style:family="text">
      <style:text-properties style:font-name="MS Gothic" style:font-name-asian="MS Gothic" style:font-name-complex="MS Gothic"/>
    </style:style>
    <style:style style:name="T6515" style:parent-style-name="DefaultParagraphFont" style:family="text">
      <style:text-properties style:font-name="Microsoft JhengHei" style:font-name-asian="Microsoft JhengHei" style:font-name-complex="Microsoft JhengHei"/>
    </style:style>
    <style:style style:name="T6516" style:parent-style-name="DefaultParagraphFont" style:family="text">
      <style:text-properties style:font-name="MS Gothic" style:font-name-asian="MS Gothic" style:font-name-complex="MS Gothic"/>
    </style:style>
    <style:style style:name="T6517" style:parent-style-name="DefaultParagraphFont" style:family="text">
      <style:text-properties style:font-name="MS Gothic" style:font-name-asian="MS Gothic" style:font-name-complex="MS Gothic"/>
    </style:style>
    <style:style style:name="T6518" style:parent-style-name="DefaultParagraphFont" style:family="text">
      <style:text-properties style:font-name="MS Gothic" style:font-name-asian="MS Gothic" style:font-name-complex="MS Gothic"/>
    </style:style>
    <style:style style:name="T6519" style:parent-style-name="DefaultParagraphFont" style:family="text">
      <style:text-properties style:font-name="MS Gothic" style:font-name-asian="MS Gothic" style:font-name-complex="MS Gothic"/>
    </style:style>
    <style:style style:name="T6520" style:parent-style-name="DefaultParagraphFont" style:family="text">
      <style:text-properties style:font-name="Microsoft JhengHei" style:font-name-asian="Microsoft JhengHei" style:font-name-complex="Microsoft JhengHei"/>
    </style:style>
    <style:style style:name="T6521" style:parent-style-name="DefaultParagraphFont" style:family="text">
      <style:text-properties style:font-name="MS Gothic" style:font-name-asian="MS Gothic" style:font-name-complex="MS Gothic"/>
    </style:style>
    <style:style style:name="T6522" style:parent-style-name="DefaultParagraphFont" style:family="text">
      <style:text-properties style:font-name="MS Gothic" style:font-name-asian="MS Gothic" style:font-name-complex="MS Gothic"/>
    </style:style>
    <style:style style:name="T6523" style:parent-style-name="DefaultParagraphFont" style:family="text">
      <style:text-properties style:font-name="MS Gothic" style:font-name-asian="MS Gothic" style:font-name-complex="MS Gothic"/>
    </style:style>
    <style:style style:name="T6524" style:parent-style-name="DefaultParagraphFont" style:family="text">
      <style:text-properties style:font-name="MS Gothic" style:font-name-asian="MS Gothic" style:font-name-complex="MS Gothic"/>
    </style:style>
    <style:style style:name="T6525" style:parent-style-name="DefaultParagraphFont" style:family="text">
      <style:text-properties style:font-name="MS Gothic" style:font-name-asian="MS Gothic" style:font-name-complex="MS Gothic"/>
    </style:style>
    <style:style style:name="T6526" style:parent-style-name="DefaultParagraphFont" style:family="text">
      <style:text-properties style:font-name="MS Gothic" style:font-name-asian="MS Gothic" style:font-name-complex="MS Gothic"/>
    </style:style>
    <style:style style:name="T6527" style:parent-style-name="DefaultParagraphFont" style:family="text">
      <style:text-properties style:font-name="MS Gothic" style:font-name-asian="MS Gothic" style:font-name-complex="MS Gothic"/>
    </style:style>
    <style:style style:name="T6528" style:parent-style-name="DefaultParagraphFont" style:family="text">
      <style:text-properties style:font-name="MS Gothic" style:font-name-asian="MS Gothic" style:font-name-complex="MS Gothic"/>
    </style:style>
    <style:style style:name="T6529" style:parent-style-name="DefaultParagraphFont" style:family="text">
      <style:text-properties style:font-name="Microsoft JhengHei" style:font-name-asian="Microsoft JhengHei" style:font-name-complex="Microsoft JhengHei"/>
    </style:style>
    <style:style style:name="T6530" style:parent-style-name="DefaultParagraphFont" style:family="text">
      <style:text-properties style:font-name="MS Gothic" style:font-name-asian="MS Gothic" style:font-name-complex="MS Gothic"/>
    </style:style>
    <style:style style:name="T6531" style:parent-style-name="DefaultParagraphFont" style:family="text">
      <style:text-properties style:font-name="Malgun Gothic" style:font-name-asian="Malgun Gothic" style:font-name-complex="Malgun Gothic"/>
    </style:style>
    <style:style style:name="T6532" style:parent-style-name="DefaultParagraphFont" style:family="text">
      <style:text-properties style:font-name="MS Gothic" style:font-name-asian="MS Gothic" style:font-name-complex="MS Gothic"/>
    </style:style>
    <style:style style:name="T6533" style:parent-style-name="DefaultParagraphFont" style:family="text">
      <style:text-properties style:font-name="MS Gothic" style:font-name-asian="MS Gothic" style:font-name-complex="MS Gothic"/>
    </style:style>
    <style:style style:name="T6534" style:parent-style-name="DefaultParagraphFont" style:family="text">
      <style:text-properties style:font-name="MS Gothic" style:font-name-asian="MS Gothic" style:font-name-complex="MS Gothic"/>
    </style:style>
    <style:style style:name="T6535" style:parent-style-name="DefaultParagraphFont" style:family="text">
      <style:text-properties style:font-name="Microsoft JhengHei" style:font-name-asian="Microsoft JhengHei" style:font-name-complex="Microsoft JhengHei"/>
    </style:style>
    <style:style style:name="T6536" style:parent-style-name="DefaultParagraphFont" style:family="text">
      <style:text-properties style:font-name="MS Gothic" style:font-name-asian="MS Gothic" style:font-name-complex="MS Gothic"/>
    </style:style>
    <style:style style:name="T6537" style:parent-style-name="DefaultParagraphFont" style:family="text">
      <style:text-properties style:font-name="MS Gothic" style:font-name-asian="MS Gothic" style:font-name-complex="MS Gothic"/>
    </style:style>
    <style:style style:name="T6538" style:parent-style-name="DefaultParagraphFont" style:family="text">
      <style:text-properties style:font-name="MS Gothic" style:font-name-asian="MS Gothic" style:font-name-complex="MS Gothic"/>
    </style:style>
    <style:style style:name="T6539" style:parent-style-name="DefaultParagraphFont" style:family="text">
      <style:text-properties style:font-name="MS Gothic" style:font-name-asian="MS Gothic" style:font-name-complex="MS Gothic"/>
    </style:style>
    <style:style style:name="T6540" style:parent-style-name="DefaultParagraphFont" style:family="text">
      <style:text-properties style:font-name="MS Gothic" style:font-name-asian="MS Gothic" style:font-name-complex="MS Gothic"/>
    </style:style>
    <style:style style:name="T6541" style:parent-style-name="DefaultParagraphFont" style:family="text">
      <style:text-properties style:font-name="MS Gothic" style:font-name-asian="MS Gothic" style:font-name-complex="MS Gothic"/>
    </style:style>
    <style:style style:name="T6542" style:parent-style-name="DefaultParagraphFont" style:family="text">
      <style:text-properties style:font-name="MS Gothic" style:font-name-asian="MS Gothic" style:font-name-complex="MS Gothic"/>
    </style:style>
    <style:style style:name="T6543" style:parent-style-name="DefaultParagraphFont" style:family="text">
      <style:text-properties style:font-name="Malgun Gothic" style:font-name-asian="Malgun Gothic" style:font-name-complex="Malgun Gothic"/>
    </style:style>
    <style:style style:name="T6544" style:parent-style-name="DefaultParagraphFont" style:family="text">
      <style:text-properties style:font-name="MS Gothic" style:font-name-asian="MS Gothic" style:font-name-complex="MS Gothic"/>
    </style:style>
    <style:style style:name="T6545" style:parent-style-name="DefaultParagraphFont" style:family="text">
      <style:text-properties style:font-name="MS Gothic" style:font-name-asian="MS Gothic" style:font-name-complex="MS Gothic"/>
    </style:style>
    <style:style style:name="T6546" style:parent-style-name="DefaultParagraphFont" style:family="text">
      <style:text-properties style:font-name="MS Gothic" style:font-name-asian="MS Gothic" style:font-name-complex="MS Gothic"/>
    </style:style>
    <style:style style:name="T6547" style:parent-style-name="DefaultParagraphFont" style:family="text">
      <style:text-properties style:font-name="MS Gothic" style:font-name-asian="MS Gothic" style:font-name-complex="MS Gothic"/>
    </style:style>
    <style:style style:name="T6548" style:parent-style-name="DefaultParagraphFont" style:family="text">
      <style:text-properties style:font-name="MS Gothic" style:font-name-asian="MS Gothic" style:font-name-complex="MS Gothic"/>
    </style:style>
    <style:style style:name="T6549" style:parent-style-name="DefaultParagraphFont" style:family="text">
      <style:text-properties style:font-name="MS Gothic" style:font-name-asian="MS Gothic" style:font-name-complex="MS Gothic"/>
    </style:style>
    <style:style style:name="T6550" style:parent-style-name="DefaultParagraphFont" style:family="text">
      <style:text-properties style:font-name="Microsoft JhengHei" style:font-name-asian="Microsoft JhengHei" style:font-name-complex="Microsoft JhengHei"/>
    </style:style>
    <style:style style:name="T6551" style:parent-style-name="DefaultParagraphFont" style:family="text">
      <style:text-properties style:font-name="MS Gothic" style:font-name-asian="MS Gothic" style:font-name-complex="MS Gothic"/>
    </style:style>
    <style:style style:name="T6552" style:parent-style-name="DefaultParagraphFont" style:family="text">
      <style:text-properties style:font-name="MS Gothic" style:font-name-asian="MS Gothic" style:font-name-complex="MS Gothic"/>
    </style:style>
    <style:style style:name="T6553" style:parent-style-name="DefaultParagraphFont" style:family="text">
      <style:text-properties style:font-name="Malgun Gothic" style:font-name-asian="Malgun Gothic" style:font-name-complex="Malgun Gothic"/>
    </style:style>
    <style:style style:name="T6554" style:parent-style-name="DefaultParagraphFont" style:family="text">
      <style:text-properties style:font-name="MS Gothic" style:font-name-asian="MS Gothic" style:font-name-complex="MS Gothic"/>
    </style:style>
    <style:style style:name="T6555" style:parent-style-name="DefaultParagraphFont" style:family="text">
      <style:text-properties style:font-name="MS Gothic" style:font-name-asian="MS Gothic" style:font-name-complex="MS Gothic"/>
    </style:style>
    <style:style style:name="T6556" style:parent-style-name="DefaultParagraphFont" style:family="text">
      <style:text-properties style:font-name="MS Gothic" style:font-name-asian="MS Gothic" style:font-name-complex="MS Gothic"/>
    </style:style>
    <style:style style:name="T6557" style:parent-style-name="DefaultParagraphFont" style:family="text">
      <style:text-properties style:font-name="MS Gothic" style:font-name-asian="MS Gothic" style:font-name-complex="MS Gothic"/>
    </style:style>
    <style:style style:name="T6558" style:parent-style-name="DefaultParagraphFont" style:family="text">
      <style:text-properties style:font-name="Microsoft JhengHei" style:font-name-asian="Microsoft JhengHei" style:font-name-complex="Microsoft JhengHei"/>
    </style:style>
    <style:style style:name="T6559" style:parent-style-name="DefaultParagraphFont" style:family="text">
      <style:text-properties style:font-name="MS Gothic" style:font-name-asian="MS Gothic" style:font-name-complex="MS Gothic"/>
    </style:style>
    <style:style style:name="T6560" style:parent-style-name="DefaultParagraphFont" style:family="text">
      <style:text-properties style:font-name="Microsoft JhengHei" style:font-name-asian="Microsoft JhengHei" style:font-name-complex="Microsoft JhengHei"/>
    </style:style>
    <style:style style:name="T6561" style:parent-style-name="DefaultParagraphFont" style:family="text">
      <style:text-properties style:font-name="MS Gothic" style:font-name-asian="MS Gothic" style:font-name-complex="MS Gothic"/>
    </style:style>
    <style:style style:name="T6562" style:parent-style-name="DefaultParagraphFont" style:family="text">
      <style:text-properties style:font-name="MS Gothic" style:font-name-asian="MS Gothic" style:font-name-complex="MS Gothic"/>
    </style:style>
    <style:style style:name="T6563" style:parent-style-name="DefaultParagraphFont" style:family="text">
      <style:text-properties style:font-name="MS Gothic" style:font-name-asian="MS Gothic" style:font-name-complex="MS Gothic"/>
    </style:style>
    <style:style style:name="T6564" style:parent-style-name="DefaultParagraphFont" style:family="text">
      <style:text-properties style:font-name="MS Gothic" style:font-name-asian="MS Gothic" style:font-name-complex="MS Gothic"/>
    </style:style>
    <style:style style:name="T6565" style:parent-style-name="DefaultParagraphFont" style:family="text">
      <style:text-properties style:font-name="MS Gothic" style:font-name-asian="MS Gothic" style:font-name-complex="MS Gothic"/>
    </style:style>
    <style:style style:name="T6566" style:parent-style-name="DefaultParagraphFont" style:family="text">
      <style:text-properties style:font-name="MS Gothic" style:font-name-asian="MS Gothic" style:font-name-complex="MS Gothic"/>
    </style:style>
    <style:style style:name="T6567" style:parent-style-name="DefaultParagraphFont" style:family="text">
      <style:text-properties style:font-name="MS Gothic" style:font-name-asian="MS Gothic" style:font-name-complex="MS Gothic"/>
    </style:style>
    <style:style style:name="T6568" style:parent-style-name="DefaultParagraphFont" style:family="text">
      <style:text-properties style:font-name="Microsoft JhengHei" style:font-name-asian="Microsoft JhengHei" style:font-name-complex="Microsoft JhengHei"/>
    </style:style>
    <style:style style:name="T6569" style:parent-style-name="DefaultParagraphFont" style:family="text">
      <style:text-properties style:font-name="MS Gothic" style:font-name-asian="MS Gothic" style:font-name-complex="MS Gothic"/>
    </style:style>
    <style:style style:name="T6570" style:parent-style-name="DefaultParagraphFont" style:family="text">
      <style:text-properties style:font-name="MS Gothic" style:font-name-asian="MS Gothic" style:font-name-complex="MS Gothic"/>
    </style:style>
    <style:style style:name="T6571" style:parent-style-name="DefaultParagraphFont" style:family="text">
      <style:text-properties style:font-name="MS Gothic" style:font-name-asian="MS Gothic" style:font-name-complex="MS Gothic"/>
    </style:style>
    <style:style style:name="T6572" style:parent-style-name="DefaultParagraphFont" style:family="text">
      <style:text-properties style:font-name="MS Gothic" style:font-name-asian="MS Gothic" style:font-name-complex="MS Gothic"/>
    </style:style>
    <style:style style:name="T6573" style:parent-style-name="DefaultParagraphFont" style:family="text">
      <style:text-properties style:font-name="MS Gothic" style:font-name-asian="MS Gothic" style:font-name-complex="MS Gothic"/>
    </style:style>
    <style:style style:name="T6574" style:parent-style-name="DefaultParagraphFont" style:family="text">
      <style:text-properties style:font-name="MS Gothic" style:font-name-asian="MS Gothic" style:font-name-complex="MS Gothic"/>
    </style:style>
    <style:style style:name="T6575" style:parent-style-name="DefaultParagraphFont" style:family="text">
      <style:text-properties style:font-name="Microsoft JhengHei" style:font-name-asian="Microsoft JhengHei" style:font-name-complex="Microsoft JhengHei"/>
    </style:style>
    <style:style style:name="T6576" style:parent-style-name="DefaultParagraphFont" style:family="text">
      <style:text-properties style:font-name="Malgun Gothic" style:font-name-asian="Malgun Gothic" style:font-name-complex="Malgun Gothic"/>
    </style:style>
    <style:style style:name="T6577" style:parent-style-name="DefaultParagraphFont" style:family="text">
      <style:text-properties style:font-name="MS Gothic" style:font-name-asian="MS Gothic" style:font-name-complex="MS Gothic"/>
    </style:style>
    <style:style style:name="T6578" style:parent-style-name="DefaultParagraphFont" style:family="text">
      <style:text-properties style:font-name="MS Gothic" style:font-name-asian="MS Gothic" style:font-name-complex="MS Gothic"/>
    </style:style>
    <style:style style:name="T6579" style:parent-style-name="DefaultParagraphFont" style:family="text">
      <style:text-properties style:font-name="MS Gothic" style:font-name-asian="MS Gothic" style:font-name-complex="MS Gothic"/>
    </style:style>
    <style:style style:name="T6580" style:parent-style-name="DefaultParagraphFont" style:family="text">
      <style:text-properties style:font-name="MS Gothic" style:font-name-asian="MS Gothic" style:font-name-complex="MS Gothic"/>
    </style:style>
    <style:style style:name="T6581" style:parent-style-name="DefaultParagraphFont" style:family="text">
      <style:text-properties style:font-name="MS Gothic" style:font-name-asian="MS Gothic" style:font-name-complex="MS Gothic"/>
    </style:style>
    <style:style style:name="T6582" style:parent-style-name="DefaultParagraphFont" style:family="text">
      <style:text-properties style:font-name="MS Gothic" style:font-name-asian="MS Gothic" style:font-name-complex="MS Gothic"/>
    </style:style>
    <style:style style:name="T6583" style:parent-style-name="DefaultParagraphFont" style:family="text">
      <style:text-properties style:font-name="MS Gothic" style:font-name-asian="MS Gothic" style:font-name-complex="MS Gothic"/>
    </style:style>
    <style:style style:name="T6584" style:parent-style-name="DefaultParagraphFont" style:family="text">
      <style:text-properties style:font-name="MS Gothic" style:font-name-asian="MS Gothic" style:font-name-complex="MS Gothic"/>
    </style:style>
    <style:style style:name="T6585" style:parent-style-name="DefaultParagraphFont" style:family="text">
      <style:text-properties style:font-name="Microsoft JhengHei" style:font-name-asian="Microsoft JhengHei" style:font-name-complex="Microsoft JhengHei"/>
    </style:style>
    <style:style style:name="T6586" style:parent-style-name="DefaultParagraphFont" style:family="text">
      <style:text-properties style:font-name="MS Gothic" style:font-name-asian="MS Gothic" style:font-name-complex="MS Gothic"/>
    </style:style>
    <style:style style:name="T6587" style:parent-style-name="DefaultParagraphFont" style:family="text">
      <style:text-properties style:font-name="Microsoft JhengHei" style:font-name-asian="Microsoft JhengHei" style:font-name-complex="Microsoft JhengHei"/>
    </style:style>
    <style:style style:name="T6588" style:parent-style-name="DefaultParagraphFont" style:family="text">
      <style:text-properties style:font-name="MS Gothic" style:font-name-asian="MS Gothic" style:font-name-complex="MS Gothic"/>
    </style:style>
    <style:style style:name="T6589" style:parent-style-name="DefaultParagraphFont" style:family="text">
      <style:text-properties style:font-name="MS Gothic" style:font-name-asian="MS Gothic" style:font-name-complex="MS Gothic"/>
    </style:style>
    <style:style style:name="T6590" style:parent-style-name="DefaultParagraphFont" style:family="text">
      <style:text-properties style:font-name="MS Gothic" style:font-name-asian="MS Gothic" style:font-name-complex="MS Gothic"/>
    </style:style>
    <style:style style:name="T6591" style:parent-style-name="DefaultParagraphFont" style:family="text">
      <style:text-properties style:font-name="Microsoft JhengHei" style:font-name-asian="Microsoft JhengHei" style:font-name-complex="Microsoft JhengHei"/>
    </style:style>
    <style:style style:name="T6592" style:parent-style-name="DefaultParagraphFont" style:family="text">
      <style:text-properties style:font-name="MS Gothic" style:font-name-asian="MS Gothic" style:font-name-complex="MS Gothic"/>
    </style:style>
    <style:style style:name="T6593" style:parent-style-name="DefaultParagraphFont" style:family="text">
      <style:text-properties style:font-name="MS Gothic" style:font-name-asian="MS Gothic" style:font-name-complex="MS Gothic"/>
    </style:style>
    <style:style style:name="T6594" style:parent-style-name="DefaultParagraphFont" style:family="text">
      <style:text-properties style:font-name="MS Gothic" style:font-name-asian="MS Gothic" style:font-name-complex="MS Gothic"/>
    </style:style>
    <style:style style:name="T6595" style:parent-style-name="DefaultParagraphFont" style:family="text">
      <style:text-properties style:font-name="MS Gothic" style:font-name-asian="MS Gothic" style:font-name-complex="MS Gothic"/>
    </style:style>
    <style:style style:name="T6596" style:parent-style-name="DefaultParagraphFont" style:family="text">
      <style:text-properties style:font-name="MS Gothic" style:font-name-asian="MS Gothic" style:font-name-complex="MS Gothic"/>
    </style:style>
    <style:style style:name="T6597" style:parent-style-name="DefaultParagraphFont" style:family="text">
      <style:text-properties style:font-name="MS Gothic" style:font-name-asian="MS Gothic" style:font-name-complex="MS Gothic"/>
    </style:style>
    <style:style style:name="T6598" style:parent-style-name="DefaultParagraphFont" style:family="text">
      <style:text-properties style:font-name="Microsoft JhengHei" style:font-name-asian="Microsoft JhengHei" style:font-name-complex="Microsoft JhengHei"/>
    </style:style>
    <style:style style:name="T6599" style:parent-style-name="DefaultParagraphFont" style:family="text">
      <style:text-properties style:font-name="MS Gothic" style:font-name-asian="MS Gothic" style:font-name-complex="MS Gothic"/>
    </style:style>
    <style:style style:name="T6600" style:parent-style-name="DefaultParagraphFont" style:family="text">
      <style:text-properties style:font-name="MS Gothic" style:font-name-asian="MS Gothic" style:font-name-complex="MS Gothic"/>
    </style:style>
    <style:style style:name="T6601" style:parent-style-name="DefaultParagraphFont" style:family="text">
      <style:text-properties style:font-name="MS Gothic" style:font-name-asian="MS Gothic" style:font-name-complex="MS Gothic"/>
    </style:style>
    <style:style style:name="T6602" style:parent-style-name="DefaultParagraphFont" style:family="text">
      <style:text-properties style:font-name="MS Gothic" style:font-name-asian="MS Gothic" style:font-name-complex="MS Gothic"/>
    </style:style>
    <style:style style:name="T6603" style:parent-style-name="DefaultParagraphFont" style:family="text">
      <style:text-properties style:font-name="MS Gothic" style:font-name-asian="MS Gothic" style:font-name-complex="MS Gothic"/>
    </style:style>
    <style:style style:name="T6604" style:parent-style-name="DefaultParagraphFont" style:family="text">
      <style:text-properties style:font-name="MS Gothic" style:font-name-asian="MS Gothic" style:font-name-complex="MS Gothic"/>
    </style:style>
    <style:style style:name="T6605" style:parent-style-name="DefaultParagraphFont" style:family="text">
      <style:text-properties style:font-name="MS Gothic" style:font-name-asian="MS Gothic" style:font-name-complex="MS Gothic"/>
    </style:style>
    <style:style style:name="T6606" style:parent-style-name="DefaultParagraphFont" style:family="text">
      <style:text-properties style:font-name="MS Gothic" style:font-name-asian="MS Gothic" style:font-name-complex="MS Gothic"/>
    </style:style>
    <style:style style:name="T6607" style:parent-style-name="DefaultParagraphFont" style:family="text">
      <style:text-properties style:font-name="MS Gothic" style:font-name-asian="MS Gothic" style:font-name-complex="MS Gothic"/>
    </style:style>
    <style:style style:name="T6608" style:parent-style-name="DefaultParagraphFont" style:family="text">
      <style:text-properties style:font-name="Microsoft JhengHei" style:font-name-asian="Microsoft JhengHei" style:font-name-complex="Microsoft JhengHei"/>
    </style:style>
    <style:style style:name="T6609" style:parent-style-name="DefaultParagraphFont" style:family="text">
      <style:text-properties style:font-name="MS Gothic" style:font-name-asian="MS Gothic" style:font-name-complex="MS Gothic"/>
    </style:style>
    <style:style style:name="T6610" style:parent-style-name="DefaultParagraphFont" style:family="text">
      <style:text-properties style:font-name="MS Gothic" style:font-name-asian="MS Gothic" style:font-name-complex="MS Gothic"/>
    </style:style>
    <style:style style:name="T6611" style:parent-style-name="DefaultParagraphFont" style:family="text">
      <style:text-properties style:font-name="Microsoft JhengHei" style:font-name-asian="Microsoft JhengHei" style:font-name-complex="Microsoft JhengHei"/>
    </style:style>
    <style:style style:name="T6612" style:parent-style-name="DefaultParagraphFont" style:family="text">
      <style:text-properties style:font-name="MS Gothic" style:font-name-asian="MS Gothic" style:font-name-complex="MS Gothic"/>
    </style:style>
    <style:style style:name="T6613" style:parent-style-name="DefaultParagraphFont" style:family="text">
      <style:text-properties style:font-name="MS Gothic" style:font-name-asian="MS Gothic" style:font-name-complex="MS Gothic"/>
    </style:style>
    <style:style style:name="T6614" style:parent-style-name="DefaultParagraphFont" style:family="text">
      <style:text-properties style:font-name="Microsoft JhengHei" style:font-name-asian="Microsoft JhengHei" style:font-name-complex="Microsoft JhengHei"/>
    </style:style>
    <style:style style:name="T6615" style:parent-style-name="DefaultParagraphFont" style:family="text">
      <style:text-properties style:font-name="Microsoft JhengHei" style:font-name-asian="Microsoft JhengHei" style:font-name-complex="Microsoft JhengHei"/>
    </style:style>
    <style:style style:name="T6616" style:parent-style-name="DefaultParagraphFont" style:family="text">
      <style:text-properties style:font-name="MS Gothic" style:font-name-asian="MS Gothic" style:font-name-complex="MS Gothic"/>
    </style:style>
    <style:style style:name="T6617" style:parent-style-name="DefaultParagraphFont" style:family="text">
      <style:text-properties style:font-name="MS Gothic" style:font-name-asian="MS Gothic" style:font-name-complex="MS Gothic"/>
    </style:style>
    <style:style style:name="T6618" style:parent-style-name="DefaultParagraphFont" style:family="text">
      <style:text-properties style:font-name="MS Gothic" style:font-name-asian="MS Gothic" style:font-name-complex="MS Gothic"/>
    </style:style>
    <style:style style:name="T6619" style:parent-style-name="DefaultParagraphFont" style:family="text">
      <style:text-properties style:font-name="Microsoft JhengHei" style:font-name-asian="Microsoft JhengHei" style:font-name-complex="Microsoft JhengHei"/>
    </style:style>
    <style:style style:name="T6620" style:parent-style-name="DefaultParagraphFont" style:family="text">
      <style:text-properties style:font-name="MS Gothic" style:font-name-asian="MS Gothic" style:font-name-complex="MS Gothic"/>
    </style:style>
    <style:style style:name="T6621" style:parent-style-name="DefaultParagraphFont" style:family="text">
      <style:text-properties style:font-name="MS Gothic" style:font-name-asian="MS Gothic" style:font-name-complex="MS Gothic"/>
    </style:style>
    <style:style style:name="T6622" style:parent-style-name="DefaultParagraphFont" style:family="text">
      <style:text-properties style:font-name="MS Gothic" style:font-name-asian="MS Gothic" style:font-name-complex="MS Gothic"/>
    </style:style>
    <style:style style:name="T6623" style:parent-style-name="DefaultParagraphFont" style:family="text">
      <style:text-properties style:font-name="MS Gothic" style:font-name-asian="MS Gothic" style:font-name-complex="MS Gothic"/>
    </style:style>
    <style:style style:name="T6624" style:parent-style-name="DefaultParagraphFont" style:family="text">
      <style:text-properties style:font-name="MS Gothic" style:font-name-asian="MS Gothic" style:font-name-complex="MS Gothic"/>
    </style:style>
    <style:style style:name="T6625" style:parent-style-name="DefaultParagraphFont" style:family="text">
      <style:text-properties style:font-name="MS Gothic" style:font-name-asian="MS Gothic" style:font-name-complex="MS Gothic"/>
    </style:style>
    <style:style style:name="T6626" style:parent-style-name="DefaultParagraphFont" style:family="text">
      <style:text-properties style:font-name="MS Gothic" style:font-name-asian="MS Gothic" style:font-name-complex="MS Gothic"/>
    </style:style>
    <style:style style:name="T6627" style:parent-style-name="DefaultParagraphFont" style:family="text">
      <style:text-properties style:font-name="MS Gothic" style:font-name-asian="MS Gothic" style:font-name-complex="MS Gothic"/>
    </style:style>
    <style:style style:name="T6628" style:parent-style-name="DefaultParagraphFont" style:family="text">
      <style:text-properties style:font-name="Microsoft JhengHei" style:font-name-asian="Microsoft JhengHei" style:font-name-complex="Microsoft JhengHei"/>
    </style:style>
    <style:style style:name="T6629" style:parent-style-name="DefaultParagraphFont" style:family="text">
      <style:text-properties style:font-name="MS Gothic" style:font-name-asian="MS Gothic" style:font-name-complex="MS Gothic"/>
    </style:style>
    <style:style style:name="T6630" style:parent-style-name="DefaultParagraphFont" style:family="text">
      <style:text-properties style:font-name="MS Gothic" style:font-name-asian="MS Gothic" style:font-name-complex="MS Gothic"/>
    </style:style>
    <style:style style:name="T6631" style:parent-style-name="DefaultParagraphFont" style:family="text">
      <style:text-properties style:font-name="MS Gothic" style:font-name-asian="MS Gothic" style:font-name-complex="MS Gothic"/>
    </style:style>
    <style:style style:name="T6632" style:parent-style-name="DefaultParagraphFont" style:family="text">
      <style:text-properties style:font-name="MS Gothic" style:font-name-asian="MS Gothic" style:font-name-complex="MS Gothic"/>
    </style:style>
    <style:style style:name="T6633" style:parent-style-name="DefaultParagraphFont" style:family="text">
      <style:text-properties style:font-name="MS Gothic" style:font-name-asian="MS Gothic" style:font-name-complex="MS Gothic"/>
    </style:style>
    <style:style style:name="T6634" style:parent-style-name="DefaultParagraphFont" style:family="text">
      <style:text-properties style:font-name="MS Gothic" style:font-name-asian="MS Gothic" style:font-name-complex="MS Gothic"/>
    </style:style>
    <style:style style:name="T6635" style:parent-style-name="DefaultParagraphFont" style:family="text">
      <style:text-properties style:font-name="MS Gothic" style:font-name-asian="MS Gothic" style:font-name-complex="MS Gothic"/>
    </style:style>
    <style:style style:name="T6636" style:parent-style-name="DefaultParagraphFont" style:family="text">
      <style:text-properties style:font-name="MS Gothic" style:font-name-asian="MS Gothic" style:font-name-complex="MS Gothic"/>
    </style:style>
    <style:style style:name="T6637" style:parent-style-name="DefaultParagraphFont" style:family="text">
      <style:text-properties style:font-name="Microsoft JhengHei" style:font-name-asian="Microsoft JhengHei" style:font-name-complex="Microsoft JhengHei"/>
    </style:style>
    <style:style style:name="T6638" style:parent-style-name="DefaultParagraphFont" style:family="text">
      <style:text-properties style:font-name="MS Gothic" style:font-name-asian="MS Gothic" style:font-name-complex="MS Gothic"/>
    </style:style>
    <style:style style:name="T6639" style:parent-style-name="DefaultParagraphFont" style:family="text">
      <style:text-properties style:font-name="MS Gothic" style:font-name-asian="MS Gothic" style:font-name-complex="MS Gothic"/>
    </style:style>
    <style:style style:name="T6640" style:parent-style-name="DefaultParagraphFont" style:family="text">
      <style:text-properties style:font-name="MS Gothic" style:font-name-asian="MS Gothic" style:font-name-complex="MS Gothic"/>
    </style:style>
    <style:style style:name="T6641" style:parent-style-name="DefaultParagraphFont" style:family="text">
      <style:text-properties style:font-name="MS Gothic" style:font-name-asian="MS Gothic" style:font-name-complex="MS Gothic"/>
    </style:style>
    <style:style style:name="T6642" style:parent-style-name="DefaultParagraphFont" style:family="text">
      <style:text-properties style:font-name="MS Gothic" style:font-name-asian="MS Gothic" style:font-name-complex="MS Gothic"/>
    </style:style>
    <style:style style:name="T6643" style:parent-style-name="DefaultParagraphFont" style:family="text">
      <style:text-properties style:font-name="MS Gothic" style:font-name-asian="MS Gothic" style:font-name-complex="MS Gothic"/>
    </style:style>
    <style:style style:name="T6644" style:parent-style-name="DefaultParagraphFont" style:family="text">
      <style:text-properties style:font-name="MS Gothic" style:font-name-asian="MS Gothic" style:font-name-complex="MS Gothic"/>
    </style:style>
    <style:style style:name="T6645" style:parent-style-name="DefaultParagraphFont" style:family="text">
      <style:text-properties style:font-name="MS Gothic" style:font-name-asian="MS Gothic" style:font-name-complex="MS Gothic"/>
    </style:style>
    <style:style style:name="T6646" style:parent-style-name="DefaultParagraphFont" style:family="text">
      <style:text-properties style:font-name="MS Gothic" style:font-name-asian="MS Gothic" style:font-name-complex="MS Gothic"/>
    </style:style>
    <style:style style:name="T6647" style:parent-style-name="DefaultParagraphFont" style:family="text">
      <style:text-properties style:font-name="MS Gothic" style:font-name-asian="MS Gothic" style:font-name-complex="MS Gothic"/>
    </style:style>
    <style:style style:name="T6648" style:parent-style-name="DefaultParagraphFont" style:family="text">
      <style:text-properties style:font-name="Microsoft JhengHei" style:font-name-asian="Microsoft JhengHei" style:font-name-complex="Microsoft JhengHei"/>
    </style:style>
    <style:style style:name="T6649" style:parent-style-name="DefaultParagraphFont" style:family="text">
      <style:text-properties style:font-name="MS Gothic" style:font-name-asian="MS Gothic" style:font-name-complex="MS Gothic"/>
    </style:style>
    <style:style style:name="T6650" style:parent-style-name="DefaultParagraphFont" style:family="text">
      <style:text-properties style:font-name="Microsoft JhengHei" style:font-name-asian="Microsoft JhengHei" style:font-name-complex="Microsoft JhengHei"/>
    </style:style>
    <style:style style:name="T6651" style:parent-style-name="DefaultParagraphFont" style:family="text">
      <style:text-properties style:font-name="Microsoft JhengHei" style:font-name-asian="Microsoft JhengHei" style:font-name-complex="Microsoft JhengHei"/>
    </style:style>
    <style:style style:name="T6652" style:parent-style-name="DefaultParagraphFont" style:family="text">
      <style:text-properties style:font-name="MS Gothic" style:font-name-asian="MS Gothic" style:font-name-complex="MS Gothic"/>
    </style:style>
    <style:style style:name="T6653" style:parent-style-name="DefaultParagraphFont" style:family="text">
      <style:text-properties style:font-name="MS Gothic" style:font-name-asian="MS Gothic" style:font-name-complex="MS Gothic"/>
    </style:style>
    <style:style style:name="T6654" style:parent-style-name="DefaultParagraphFont" style:family="text">
      <style:text-properties style:font-name="MS Gothic" style:font-name-asian="MS Gothic" style:font-name-complex="MS Gothic"/>
    </style:style>
    <style:style style:name="T6655" style:parent-style-name="DefaultParagraphFont" style:family="text">
      <style:text-properties style:font-name="MS Gothic" style:font-name-asian="MS Gothic" style:font-name-complex="MS Gothic"/>
    </style:style>
    <style:style style:name="T6656" style:parent-style-name="DefaultParagraphFont" style:family="text">
      <style:text-properties style:font-name="MS Gothic" style:font-name-asian="MS Gothic" style:font-name-complex="MS Gothic"/>
    </style:style>
    <style:style style:name="T6657" style:parent-style-name="DefaultParagraphFont" style:family="text">
      <style:text-properties style:font-name="MS Gothic" style:font-name-asian="MS Gothic" style:font-name-complex="MS Gothic"/>
    </style:style>
    <style:style style:name="T6658" style:parent-style-name="DefaultParagraphFont" style:family="text">
      <style:text-properties style:font-name="MS Gothic" style:font-name-asian="MS Gothic" style:font-name-complex="MS Gothic"/>
    </style:style>
    <style:style style:name="T6659" style:parent-style-name="DefaultParagraphFont" style:family="text">
      <style:text-properties style:font-name="Malgun Gothic" style:font-name-asian="Malgun Gothic" style:font-name-complex="Malgun Gothic"/>
    </style:style>
    <style:style style:name="T6660" style:parent-style-name="DefaultParagraphFont" style:family="text">
      <style:text-properties style:font-name="MS Gothic" style:font-name-asian="MS Gothic" style:font-name-complex="MS Gothic"/>
    </style:style>
    <style:style style:name="T6661" style:parent-style-name="DefaultParagraphFont" style:family="text">
      <style:text-properties style:font-name="Microsoft JhengHei" style:font-name-asian="Microsoft JhengHei" style:font-name-complex="Microsoft JhengHei"/>
    </style:style>
    <style:style style:name="T6662" style:parent-style-name="DefaultParagraphFont" style:family="text">
      <style:text-properties style:font-name="Microsoft JhengHei" style:font-name-asian="Microsoft JhengHei" style:font-name-complex="Microsoft JhengHei"/>
    </style:style>
    <style:style style:name="T6663" style:parent-style-name="DefaultParagraphFont" style:family="text">
      <style:text-properties style:font-name="MS Gothic" style:font-name-asian="MS Gothic" style:font-name-complex="MS Gothic"/>
    </style:style>
    <style:style style:name="T6664" style:parent-style-name="DefaultParagraphFont" style:family="text">
      <style:text-properties style:font-name="MS Gothic" style:font-name-asian="MS Gothic" style:font-name-complex="MS Gothic"/>
    </style:style>
    <style:style style:name="T6665" style:parent-style-name="DefaultParagraphFont" style:family="text">
      <style:text-properties style:font-name="MS Gothic" style:font-name-asian="MS Gothic" style:font-name-complex="MS Gothic"/>
    </style:style>
    <style:style style:name="T6666" style:parent-style-name="DefaultParagraphFont" style:family="text">
      <style:text-properties style:font-name="MS Gothic" style:font-name-asian="MS Gothic" style:font-name-complex="MS Gothic"/>
    </style:style>
    <style:style style:name="T6667" style:parent-style-name="DefaultParagraphFont" style:family="text">
      <style:text-properties style:font-name="MS Gothic" style:font-name-asian="MS Gothic" style:font-name-complex="MS Gothic"/>
    </style:style>
    <style:style style:name="T6668" style:parent-style-name="DefaultParagraphFont" style:family="text">
      <style:text-properties style:font-name="MS Gothic" style:font-name-asian="MS Gothic" style:font-name-complex="MS Gothic"/>
    </style:style>
    <style:style style:name="T6669" style:parent-style-name="DefaultParagraphFont" style:family="text">
      <style:text-properties style:font-name="MS Gothic" style:font-name-asian="MS Gothic" style:font-name-complex="MS Gothic"/>
    </style:style>
    <style:style style:name="T6670" style:parent-style-name="DefaultParagraphFont" style:family="text">
      <style:text-properties style:font-name="MS Gothic" style:font-name-asian="MS Gothic" style:font-name-complex="MS Gothic"/>
    </style:style>
    <style:style style:name="T6671" style:parent-style-name="DefaultParagraphFont" style:family="text">
      <style:text-properties style:font-name="Microsoft JhengHei" style:font-name-asian="Microsoft JhengHei" style:font-name-complex="Microsoft JhengHei"/>
    </style:style>
    <style:style style:name="T6672" style:parent-style-name="DefaultParagraphFont" style:family="text">
      <style:text-properties style:font-name="MS Gothic" style:font-name-asian="MS Gothic" style:font-name-complex="MS Gothic"/>
    </style:style>
    <style:style style:name="T6673" style:parent-style-name="DefaultParagraphFont" style:family="text">
      <style:text-properties style:font-name="MS Gothic" style:font-name-asian="MS Gothic" style:font-name-complex="MS Gothic"/>
    </style:style>
    <style:style style:name="T6674" style:parent-style-name="DefaultParagraphFont" style:family="text">
      <style:text-properties style:font-name="MS Gothic" style:font-name-asian="MS Gothic" style:font-name-complex="MS Gothic"/>
    </style:style>
    <style:style style:name="T6675" style:parent-style-name="DefaultParagraphFont" style:family="text">
      <style:text-properties style:font-name="MS Gothic" style:font-name-asian="MS Gothic" style:font-name-complex="MS Gothic"/>
    </style:style>
    <style:style style:name="T6676" style:parent-style-name="DefaultParagraphFont" style:family="text">
      <style:text-properties style:font-name="MS Gothic" style:font-name-asian="MS Gothic" style:font-name-complex="MS Gothic"/>
    </style:style>
    <style:style style:name="T6677" style:parent-style-name="DefaultParagraphFont" style:family="text">
      <style:text-properties style:font-name="MS Gothic" style:font-name-asian="MS Gothic" style:font-name-complex="MS Gothic"/>
    </style:style>
    <style:style style:name="T6678" style:parent-style-name="DefaultParagraphFont" style:family="text">
      <style:text-properties style:font-name="Microsoft JhengHei" style:font-name-asian="Microsoft JhengHei" style:font-name-complex="Microsoft JhengHei"/>
    </style:style>
    <style:style style:name="T6679" style:parent-style-name="DefaultParagraphFont" style:family="text">
      <style:text-properties style:font-name="MS Gothic" style:font-name-asian="MS Gothic" style:font-name-complex="MS Gothic"/>
    </style:style>
    <style:style style:name="T6680" style:parent-style-name="DefaultParagraphFont" style:family="text">
      <style:text-properties style:font-name="Microsoft JhengHei" style:font-name-asian="Microsoft JhengHei" style:font-name-complex="Microsoft JhengHei"/>
    </style:style>
    <style:style style:name="T6681" style:parent-style-name="DefaultParagraphFont" style:family="text">
      <style:text-properties style:font-name="MS Gothic" style:font-name-asian="MS Gothic" style:font-name-complex="MS Gothic"/>
    </style:style>
    <style:style style:name="T6682" style:parent-style-name="DefaultParagraphFont" style:family="text">
      <style:text-properties style:font-name="MS Gothic" style:font-name-asian="MS Gothic" style:font-name-complex="MS Gothic"/>
    </style:style>
    <style:style style:name="T6683" style:parent-style-name="DefaultParagraphFont" style:family="text">
      <style:text-properties style:font-name="MS Gothic" style:font-name-asian="MS Gothic" style:font-name-complex="MS Gothic"/>
    </style:style>
    <style:style style:name="T6684" style:parent-style-name="DefaultParagraphFont" style:family="text">
      <style:text-properties style:font-name="MS Gothic" style:font-name-asian="MS Gothic" style:font-name-complex="MS Gothic"/>
    </style:style>
    <style:style style:name="T6685" style:parent-style-name="DefaultParagraphFont" style:family="text">
      <style:text-properties style:font-name="MS Gothic" style:font-name-asian="MS Gothic" style:font-name-complex="MS Gothic"/>
    </style:style>
    <style:style style:name="T6686" style:parent-style-name="DefaultParagraphFont" style:family="text">
      <style:text-properties style:font-name="MS Gothic" style:font-name-asian="MS Gothic" style:font-name-complex="MS Gothic"/>
    </style:style>
    <style:style style:name="T6687" style:parent-style-name="DefaultParagraphFont" style:family="text">
      <style:text-properties style:font-name="MS Gothic" style:font-name-asian="MS Gothic" style:font-name-complex="MS Gothic"/>
    </style:style>
    <style:style style:name="T6688" style:parent-style-name="DefaultParagraphFont" style:family="text">
      <style:text-properties style:font-name="MS Gothic" style:font-name-asian="MS Gothic" style:font-name-complex="MS Gothic"/>
    </style:style>
    <style:style style:name="T6689" style:parent-style-name="DefaultParagraphFont" style:family="text">
      <style:text-properties style:font-name="MS Gothic" style:font-name-asian="MS Gothic" style:font-name-complex="MS Gothic"/>
    </style:style>
    <style:style style:name="T6690" style:parent-style-name="DefaultParagraphFont" style:family="text">
      <style:text-properties style:font-name="MS Gothic" style:font-name-asian="MS Gothic" style:font-name-complex="MS Gothic"/>
    </style:style>
    <style:style style:name="T6691" style:parent-style-name="DefaultParagraphFont" style:family="text">
      <style:text-properties style:font-name="MS Gothic" style:font-name-asian="MS Gothic" style:font-name-complex="MS Gothic"/>
    </style:style>
    <style:style style:name="T6692" style:parent-style-name="DefaultParagraphFont" style:family="text">
      <style:text-properties style:font-name="MS Gothic" style:font-name-asian="MS Gothic" style:font-name-complex="MS Gothic"/>
    </style:style>
    <style:style style:name="T6693" style:parent-style-name="DefaultParagraphFont" style:family="text">
      <style:text-properties style:font-name="MS Gothic" style:font-name-asian="MS Gothic" style:font-name-complex="MS Gothic"/>
    </style:style>
    <style:style style:name="T6694" style:parent-style-name="DefaultParagraphFont" style:family="text">
      <style:text-properties style:font-name="MS Gothic" style:font-name-asian="MS Gothic" style:font-name-complex="MS Gothic"/>
    </style:style>
    <style:style style:name="T6695" style:parent-style-name="DefaultParagraphFont" style:family="text">
      <style:text-properties style:font-name="MS Gothic" style:font-name-asian="MS Gothic" style:font-name-complex="MS Gothic"/>
    </style:style>
    <style:style style:name="T6696" style:parent-style-name="DefaultParagraphFont" style:family="text">
      <style:text-properties style:font-name="MS Gothic" style:font-name-asian="MS Gothic" style:font-name-complex="MS Gothic"/>
    </style:style>
    <style:style style:name="T6697" style:parent-style-name="DefaultParagraphFont" style:family="text">
      <style:text-properties style:font-name="MS Gothic" style:font-name-asian="MS Gothic" style:font-name-complex="MS Gothic"/>
    </style:style>
    <style:style style:name="T6698" style:parent-style-name="DefaultParagraphFont" style:family="text">
      <style:text-properties style:font-name="MS Gothic" style:font-name-asian="MS Gothic" style:font-name-complex="MS Gothic"/>
    </style:style>
    <style:style style:name="T6699" style:parent-style-name="DefaultParagraphFont" style:family="text">
      <style:text-properties style:font-name="MS Gothic" style:font-name-asian="MS Gothic" style:font-name-complex="MS Gothic"/>
    </style:style>
    <style:style style:name="T6700" style:parent-style-name="DefaultParagraphFont" style:family="text">
      <style:text-properties style:font-name="MS Gothic" style:font-name-asian="MS Gothic" style:font-name-complex="MS Gothic"/>
    </style:style>
    <style:style style:name="T6701" style:parent-style-name="DefaultParagraphFont" style:family="text">
      <style:text-properties style:font-name="MS Gothic" style:font-name-asian="MS Gothic" style:font-name-complex="MS Gothic"/>
    </style:style>
    <style:style style:name="T6702" style:parent-style-name="DefaultParagraphFont" style:family="text">
      <style:text-properties style:font-name="Microsoft JhengHei" style:font-name-asian="Microsoft JhengHei" style:font-name-complex="Microsoft JhengHei"/>
    </style:style>
    <style:style style:name="T6703" style:parent-style-name="DefaultParagraphFont" style:family="text">
      <style:text-properties style:font-name="MS Gothic" style:font-name-asian="MS Gothic" style:font-name-complex="MS Gothic"/>
    </style:style>
    <style:style style:name="T6704" style:parent-style-name="DefaultParagraphFont" style:family="text">
      <style:text-properties style:font-name="Microsoft JhengHei" style:font-name-asian="Microsoft JhengHei" style:font-name-complex="Microsoft JhengHei"/>
    </style:style>
    <style:style style:name="T6705" style:parent-style-name="DefaultParagraphFont" style:family="text">
      <style:text-properties style:font-name="MS Gothic" style:font-name-asian="MS Gothic" style:font-name-complex="MS Gothic"/>
    </style:style>
    <style:style style:name="T6706" style:parent-style-name="DefaultParagraphFont" style:family="text">
      <style:text-properties style:font-name="MS Gothic" style:font-name-asian="MS Gothic" style:font-name-complex="MS Gothic"/>
    </style:style>
    <style:style style:name="T6707" style:parent-style-name="DefaultParagraphFont" style:family="text">
      <style:text-properties style:font-name="MS Gothic" style:font-name-asian="MS Gothic" style:font-name-complex="MS Gothic"/>
    </style:style>
    <style:style style:name="T6708" style:parent-style-name="DefaultParagraphFont" style:family="text">
      <style:text-properties style:font-name="MS Gothic" style:font-name-asian="MS Gothic" style:font-name-complex="MS Gothic"/>
    </style:style>
    <style:style style:name="T6709" style:parent-style-name="DefaultParagraphFont" style:family="text">
      <style:text-properties style:font-name="MS Gothic" style:font-name-asian="MS Gothic" style:font-name-complex="MS Gothic"/>
    </style:style>
    <style:style style:name="T6710" style:parent-style-name="DefaultParagraphFont" style:family="text">
      <style:text-properties style:font-name="MS Gothic" style:font-name-asian="MS Gothic" style:font-name-complex="MS Gothic"/>
    </style:style>
    <style:style style:name="T6711" style:parent-style-name="DefaultParagraphFont" style:family="text">
      <style:text-properties style:font-name="MS Gothic" style:font-name-asian="MS Gothic" style:font-name-complex="MS Gothic"/>
    </style:style>
    <style:style style:name="T6712" style:parent-style-name="DefaultParagraphFont" style:family="text">
      <style:text-properties style:font-name="MS Gothic" style:font-name-asian="MS Gothic" style:font-name-complex="MS Gothic"/>
    </style:style>
    <style:style style:name="T6713" style:parent-style-name="DefaultParagraphFont" style:family="text">
      <style:text-properties style:font-name="Microsoft JhengHei" style:font-name-asian="Microsoft JhengHei" style:font-name-complex="Microsoft JhengHei"/>
    </style:style>
    <style:style style:name="T6714" style:parent-style-name="DefaultParagraphFont" style:family="text">
      <style:text-properties style:font-name="Microsoft JhengHei" style:font-name-asian="Microsoft JhengHei" style:font-name-complex="Microsoft JhengHei"/>
    </style:style>
    <style:style style:name="T6715" style:parent-style-name="DefaultParagraphFont" style:family="text">
      <style:text-properties style:font-name="MS Gothic" style:font-name-asian="MS Gothic" style:font-name-complex="MS Gothic"/>
    </style:style>
    <style:style style:name="T6716" style:parent-style-name="DefaultParagraphFont" style:family="text">
      <style:text-properties style:font-name="MS Gothic" style:font-name-asian="MS Gothic" style:font-name-complex="MS Gothic"/>
    </style:style>
    <style:style style:name="T6717" style:parent-style-name="DefaultParagraphFont" style:family="text">
      <style:text-properties style:font-name="MS Gothic" style:font-name-asian="MS Gothic" style:font-name-complex="MS Gothic"/>
    </style:style>
    <style:style style:name="T6718" style:parent-style-name="DefaultParagraphFont" style:family="text">
      <style:text-properties style:font-name="MS Gothic" style:font-name-asian="MS Gothic" style:font-name-complex="MS Gothic"/>
    </style:style>
    <style:style style:name="T6719" style:parent-style-name="DefaultParagraphFont" style:family="text">
      <style:text-properties style:font-name="MS Gothic" style:font-name-asian="MS Gothic" style:font-name-complex="MS Gothic"/>
    </style:style>
    <style:style style:name="T6720" style:parent-style-name="DefaultParagraphFont" style:family="text">
      <style:text-properties style:font-name="MS Gothic" style:font-name-asian="MS Gothic" style:font-name-complex="MS Gothic"/>
    </style:style>
    <style:style style:name="T6721" style:parent-style-name="DefaultParagraphFont" style:family="text">
      <style:text-properties style:font-name="MS Gothic" style:font-name-asian="MS Gothic" style:font-name-complex="MS Gothic"/>
    </style:style>
    <style:style style:name="T6722" style:parent-style-name="DefaultParagraphFont" style:family="text">
      <style:text-properties style:font-name="MS Gothic" style:font-name-asian="MS Gothic" style:font-name-complex="MS Gothic"/>
    </style:style>
    <style:style style:name="T6723" style:parent-style-name="DefaultParagraphFont" style:family="text">
      <style:text-properties style:font-name="MS Gothic" style:font-name-asian="MS Gothic" style:font-name-complex="MS Gothic"/>
    </style:style>
    <style:style style:name="T6724" style:parent-style-name="DefaultParagraphFont" style:family="text">
      <style:text-properties style:font-name="MS Gothic" style:font-name-asian="MS Gothic" style:font-name-complex="MS Gothic"/>
    </style:style>
    <style:style style:name="T6725" style:parent-style-name="DefaultParagraphFont" style:family="text">
      <style:text-properties style:font-name="MS Gothic" style:font-name-asian="MS Gothic" style:font-name-complex="MS Gothic"/>
    </style:style>
    <style:style style:name="T6726" style:parent-style-name="DefaultParagraphFont" style:family="text">
      <style:text-properties style:font-name="MS Gothic" style:font-name-asian="MS Gothic" style:font-name-complex="MS Gothic"/>
    </style:style>
    <style:style style:name="T6727" style:parent-style-name="DefaultParagraphFont" style:family="text">
      <style:text-properties style:font-name="MS Gothic" style:font-name-asian="MS Gothic" style:font-name-complex="MS Gothic"/>
    </style:style>
    <style:style style:name="T6728" style:parent-style-name="DefaultParagraphFont" style:family="text">
      <style:text-properties style:font-name="MS Gothic" style:font-name-asian="MS Gothic" style:font-name-complex="MS Gothic"/>
    </style:style>
    <style:style style:name="T6729" style:parent-style-name="DefaultParagraphFont" style:family="text">
      <style:text-properties style:font-name="MS Gothic" style:font-name-asian="MS Gothic" style:font-name-complex="MS Gothic"/>
    </style:style>
    <style:style style:name="T6730" style:parent-style-name="DefaultParagraphFont" style:family="text">
      <style:text-properties style:font-name="MS Gothic" style:font-name-asian="MS Gothic" style:font-name-complex="MS Gothic"/>
    </style:style>
    <style:style style:name="T6731" style:parent-style-name="DefaultParagraphFont" style:family="text">
      <style:text-properties style:font-name="MS Gothic" style:font-name-asian="MS Gothic" style:font-name-complex="MS Gothic"/>
    </style:style>
    <style:style style:name="T6732" style:parent-style-name="DefaultParagraphFont" style:family="text">
      <style:text-properties style:font-name="MS Gothic" style:font-name-asian="MS Gothic" style:font-name-complex="MS Gothic"/>
    </style:style>
    <style:style style:name="T6733" style:parent-style-name="DefaultParagraphFont" style:family="text">
      <style:text-properties style:font-name="Microsoft JhengHei" style:font-name-asian="Microsoft JhengHei" style:font-name-complex="Microsoft JhengHei"/>
    </style:style>
    <style:style style:name="T6734" style:parent-style-name="DefaultParagraphFont" style:family="text">
      <style:text-properties style:font-name="MS Gothic" style:font-name-asian="MS Gothic" style:font-name-complex="MS Gothic"/>
    </style:style>
    <style:style style:name="T6735" style:parent-style-name="DefaultParagraphFont" style:family="text">
      <style:text-properties style:font-name="MS Gothic" style:font-name-asian="MS Gothic" style:font-name-complex="MS Gothic"/>
    </style:style>
    <style:style style:name="T6736" style:parent-style-name="DefaultParagraphFont" style:family="text">
      <style:text-properties style:font-name="MS Gothic" style:font-name-asian="MS Gothic" style:font-name-complex="MS Gothic"/>
    </style:style>
    <style:style style:name="T6737" style:parent-style-name="DefaultParagraphFont" style:family="text">
      <style:text-properties style:font-name="MS Gothic" style:font-name-asian="MS Gothic" style:font-name-complex="MS Gothic"/>
    </style:style>
    <style:style style:name="T6738" style:parent-style-name="DefaultParagraphFont" style:family="text">
      <style:text-properties style:font-name="MS Gothic" style:font-name-asian="MS Gothic" style:font-name-complex="MS Gothic"/>
    </style:style>
    <style:style style:name="T6739" style:parent-style-name="DefaultParagraphFont" style:family="text">
      <style:text-properties style:font-name="Microsoft JhengHei" style:font-name-asian="Microsoft JhengHei" style:font-name-complex="Microsoft JhengHei"/>
    </style:style>
    <style:style style:name="T6740" style:parent-style-name="DefaultParagraphFont" style:family="text">
      <style:text-properties style:font-name="MS Gothic" style:font-name-asian="MS Gothic" style:font-name-complex="MS Gothic"/>
    </style:style>
    <style:style style:name="T6741" style:parent-style-name="DefaultParagraphFont" style:family="text">
      <style:text-properties style:font-name="MS Gothic" style:font-name-asian="MS Gothic" style:font-name-complex="MS Gothic"/>
    </style:style>
    <style:style style:name="T6742" style:parent-style-name="DefaultParagraphFont" style:family="text">
      <style:text-properties style:font-name="MS Gothic" style:font-name-asian="MS Gothic" style:font-name-complex="MS Gothic"/>
    </style:style>
    <style:style style:name="T6743" style:parent-style-name="DefaultParagraphFont" style:family="text">
      <style:text-properties style:font-name="MS Gothic" style:font-name-asian="MS Gothic" style:font-name-complex="MS Gothic"/>
    </style:style>
    <style:style style:name="T6744" style:parent-style-name="DefaultParagraphFont" style:family="text">
      <style:text-properties style:font-name="MS Gothic" style:font-name-asian="MS Gothic" style:font-name-complex="MS Gothic"/>
    </style:style>
    <style:style style:name="T6745" style:parent-style-name="DefaultParagraphFont" style:family="text">
      <style:text-properties style:font-name="MS Gothic" style:font-name-asian="MS Gothic" style:font-name-complex="MS Gothic"/>
    </style:style>
    <style:style style:name="T6746" style:parent-style-name="DefaultParagraphFont" style:family="text">
      <style:text-properties style:font-name="MS Gothic" style:font-name-asian="MS Gothic" style:font-name-complex="MS Gothic"/>
    </style:style>
    <style:style style:name="T6747" style:parent-style-name="DefaultParagraphFont" style:family="text">
      <style:text-properties style:font-name="MS Gothic" style:font-name-asian="MS Gothic" style:font-name-complex="MS Gothic"/>
    </style:style>
    <style:style style:name="T6748" style:parent-style-name="DefaultParagraphFont" style:family="text">
      <style:text-properties style:font-name="MS Gothic" style:font-name-asian="MS Gothic" style:font-name-complex="MS Gothic"/>
    </style:style>
    <style:style style:name="T6749" style:parent-style-name="DefaultParagraphFont" style:family="text">
      <style:text-properties style:font-name="MS Gothic" style:font-name-asian="MS Gothic" style:font-name-complex="MS Gothic"/>
    </style:style>
    <style:style style:name="T6750" style:parent-style-name="DefaultParagraphFont" style:family="text">
      <style:text-properties style:font-name="MS Gothic" style:font-name-asian="MS Gothic" style:font-name-complex="MS Gothic"/>
    </style:style>
    <style:style style:name="T6751" style:parent-style-name="DefaultParagraphFont" style:family="text">
      <style:text-properties style:font-name="MS Gothic" style:font-name-asian="MS Gothic" style:font-name-complex="MS Gothic"/>
    </style:style>
    <style:style style:name="T6752" style:parent-style-name="DefaultParagraphFont" style:family="text">
      <style:text-properties style:font-name="MS Gothic" style:font-name-asian="MS Gothic" style:font-name-complex="MS Gothic"/>
    </style:style>
    <style:style style:name="T6753" style:parent-style-name="DefaultParagraphFont" style:family="text">
      <style:text-properties style:font-name="MS Gothic" style:font-name-asian="MS Gothic" style:font-name-complex="MS Gothic"/>
    </style:style>
    <style:style style:name="T6754" style:parent-style-name="DefaultParagraphFont" style:family="text">
      <style:text-properties style:font-name="MS Gothic" style:font-name-asian="MS Gothic" style:font-name-complex="MS Gothic"/>
    </style:style>
    <style:style style:name="T6755" style:parent-style-name="DefaultParagraphFont" style:family="text">
      <style:text-properties style:font-name="MS Gothic" style:font-name-asian="MS Gothic" style:font-name-complex="MS Gothic"/>
    </style:style>
    <style:style style:name="T6756" style:parent-style-name="DefaultParagraphFont" style:family="text">
      <style:text-properties style:font-name="MS Gothic" style:font-name-asian="MS Gothic" style:font-name-complex="MS Gothic"/>
    </style:style>
    <style:style style:name="T6757" style:parent-style-name="DefaultParagraphFont" style:family="text">
      <style:text-properties style:font-name="MS Gothic" style:font-name-asian="MS Gothic" style:font-name-complex="MS Gothic"/>
    </style:style>
    <style:style style:name="T6758" style:parent-style-name="DefaultParagraphFont" style:family="text">
      <style:text-properties style:font-name="MS Gothic" style:font-name-asian="MS Gothic" style:font-name-complex="MS Gothic"/>
    </style:style>
    <style:style style:name="T6759" style:parent-style-name="DefaultParagraphFont" style:family="text">
      <style:text-properties style:font-name="MS Gothic" style:font-name-asian="MS Gothic" style:font-name-complex="MS Gothic"/>
    </style:style>
    <style:style style:name="T6760" style:parent-style-name="DefaultParagraphFont" style:family="text">
      <style:text-properties style:font-name="Microsoft JhengHei" style:font-name-asian="Microsoft JhengHei" style:font-name-complex="Microsoft JhengHei"/>
    </style:style>
    <style:style style:name="T6761" style:parent-style-name="DefaultParagraphFont" style:family="text">
      <style:text-properties style:font-name="MS Gothic" style:font-name-asian="MS Gothic" style:font-name-complex="MS Gothic"/>
    </style:style>
    <style:style style:name="T6762" style:parent-style-name="DefaultParagraphFont" style:family="text">
      <style:text-properties style:font-name="MS Gothic" style:font-name-asian="MS Gothic" style:font-name-complex="MS Gothic"/>
    </style:style>
    <style:style style:name="T6763" style:parent-style-name="DefaultParagraphFont" style:family="text">
      <style:text-properties style:font-name="MS Gothic" style:font-name-asian="MS Gothic" style:font-name-complex="MS Gothic"/>
    </style:style>
    <style:style style:name="T6764" style:parent-style-name="DefaultParagraphFont" style:family="text">
      <style:text-properties style:font-name="MS Gothic" style:font-name-asian="MS Gothic" style:font-name-complex="MS Gothic"/>
    </style:style>
    <style:style style:name="T6765" style:parent-style-name="DefaultParagraphFont" style:family="text">
      <style:text-properties style:font-name="MS Gothic" style:font-name-asian="MS Gothic" style:font-name-complex="MS Gothic"/>
    </style:style>
    <style:style style:name="T6766" style:parent-style-name="DefaultParagraphFont" style:family="text">
      <style:text-properties style:font-name="MS Gothic" style:font-name-asian="MS Gothic" style:font-name-complex="MS Gothic"/>
    </style:style>
    <style:style style:name="T6767" style:parent-style-name="DefaultParagraphFont" style:family="text">
      <style:text-properties style:font-name="MS Gothic" style:font-name-asian="MS Gothic" style:font-name-complex="MS Gothic"/>
    </style:style>
    <style:style style:name="T6768" style:parent-style-name="DefaultParagraphFont" style:family="text">
      <style:text-properties style:font-name="MS Gothic" style:font-name-asian="MS Gothic" style:font-name-complex="MS Gothic"/>
    </style:style>
    <style:style style:name="T6769" style:parent-style-name="DefaultParagraphFont" style:family="text">
      <style:text-properties style:font-name="Malgun Gothic" style:font-name-asian="Malgun Gothic" style:font-name-complex="Malgun Gothic"/>
    </style:style>
    <style:style style:name="T6770" style:parent-style-name="DefaultParagraphFont" style:family="text">
      <style:text-properties style:font-name="MS Gothic" style:font-name-asian="MS Gothic" style:font-name-complex="MS Gothic"/>
    </style:style>
    <style:style style:name="T6771" style:parent-style-name="DefaultParagraphFont" style:family="text">
      <style:text-properties style:font-name="MS Gothic" style:font-name-asian="MS Gothic" style:font-name-complex="MS Gothic"/>
    </style:style>
    <style:style style:name="T6772" style:parent-style-name="DefaultParagraphFont" style:family="text">
      <style:text-properties style:font-name="MS Gothic" style:font-name-asian="MS Gothic" style:font-name-complex="MS Gothic"/>
    </style:style>
    <style:style style:name="T6773" style:parent-style-name="DefaultParagraphFont" style:family="text">
      <style:text-properties style:font-name="MS Gothic" style:font-name-asian="MS Gothic" style:font-name-complex="MS Gothic"/>
    </style:style>
    <style:style style:name="T6774" style:parent-style-name="DefaultParagraphFont" style:family="text">
      <style:text-properties style:font-name="MS Gothic" style:font-name-asian="MS Gothic" style:font-name-complex="MS Gothic"/>
    </style:style>
    <style:style style:name="T6775" style:parent-style-name="DefaultParagraphFont" style:family="text">
      <style:text-properties style:font-name="MS Gothic" style:font-name-asian="MS Gothic" style:font-name-complex="MS Gothic"/>
    </style:style>
    <style:style style:name="T6776" style:parent-style-name="DefaultParagraphFont" style:family="text">
      <style:text-properties style:font-name="MS Gothic" style:font-name-asian="MS Gothic" style:font-name-complex="MS Gothic"/>
    </style:style>
    <style:style style:name="T6777" style:parent-style-name="DefaultParagraphFont" style:family="text">
      <style:text-properties style:font-name="MS Gothic" style:font-name-asian="MS Gothic" style:font-name-complex="MS Gothic"/>
    </style:style>
    <style:style style:name="T6778" style:parent-style-name="DefaultParagraphFont" style:family="text">
      <style:text-properties style:font-name="Microsoft JhengHei" style:font-name-asian="Microsoft JhengHei" style:font-name-complex="Microsoft JhengHei"/>
    </style:style>
    <style:style style:name="T6779" style:parent-style-name="DefaultParagraphFont" style:family="text">
      <style:text-properties style:font-name="Microsoft JhengHei" style:font-name-asian="Microsoft JhengHei" style:font-name-complex="Microsoft JhengHei"/>
    </style:style>
    <style:style style:name="T6780" style:parent-style-name="DefaultParagraphFont" style:family="text">
      <style:text-properties style:font-name="MS Gothic" style:font-name-asian="MS Gothic" style:font-name-complex="MS Gothic"/>
    </style:style>
    <style:style style:name="T6781" style:parent-style-name="DefaultParagraphFont" style:family="text">
      <style:text-properties style:font-name="MS Gothic" style:font-name-asian="MS Gothic" style:font-name-complex="MS Gothic"/>
    </style:style>
    <style:style style:name="T6782" style:parent-style-name="DefaultParagraphFont" style:family="text">
      <style:text-properties style:font-name="MS Gothic" style:font-name-asian="MS Gothic" style:font-name-complex="MS Gothic"/>
    </style:style>
    <style:style style:name="T6783" style:parent-style-name="DefaultParagraphFont" style:family="text">
      <style:text-properties fo:font-weight="bold" style:font-weight-asian="bold" style:font-weight-complex="bold"/>
    </style:style>
    <style:style style:name="T6784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6785" style:parent-style-name="DefaultParagraphFont" style:family="text">
      <style:text-properties fo:font-weight="bold" style:font-weight-asian="bold" style:font-weight-complex="bold"/>
    </style:style>
    <style:style style:name="T6786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6787" style:parent-style-name="DefaultParagraphFont" style:family="text">
      <style:text-properties fo:font-weight="bold" style:font-weight-asian="bold" style:font-weight-complex="bold"/>
    </style:style>
    <style:style style:name="T6788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6789" style:parent-style-name="DefaultParagraphFont" style:family="text">
      <style:text-properties fo:font-weight="bold" style:font-weight-asian="bold" style:font-weight-complex="bold"/>
    </style:style>
    <style:style style:name="T6790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6791" style:parent-style-name="DefaultParagraphFont" style:family="text">
      <style:text-properties fo:font-weight="bold" style:font-weight-asian="bold" style:font-weight-complex="bold"/>
    </style:style>
    <style:style style:name="T6792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6793" style:parent-style-name="DefaultParagraphFont" style:family="text">
      <style:text-properties fo:font-weight="bold" style:font-weight-asian="bold" style:font-weight-complex="bold"/>
    </style:style>
    <style:style style:name="T6794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6795" style:parent-style-name="DefaultParagraphFont" style:family="text">
      <style:text-properties fo:font-weight="bold" style:font-weight-asian="bold" style:font-weight-complex="bold"/>
    </style:style>
    <style:style style:name="T6796" style:parent-style-name="DefaultParagraphFont" style:family="text">
      <style:text-properties style:font-name="MS Gothic" style:font-name-asian="MS Gothic" style:font-name-complex="MS Gothic"/>
    </style:style>
    <style:style style:name="T6797" style:parent-style-name="DefaultParagraphFont" style:family="text">
      <style:text-properties style:font-name="MS Gothic" style:font-name-asian="MS Gothic" style:font-name-complex="MS Gothic"/>
    </style:style>
    <style:style style:name="T6798" style:parent-style-name="DefaultParagraphFont" style:family="text">
      <style:text-properties style:font-name="MS Gothic" style:font-name-asian="MS Gothic" style:font-name-complex="MS Gothic"/>
    </style:style>
    <style:style style:name="T6799" style:parent-style-name="DefaultParagraphFont" style:family="text">
      <style:text-properties style:font-name="MS Gothic" style:font-name-asian="MS Gothic" style:font-name-complex="MS Gothic"/>
    </style:style>
    <style:style style:name="T6800" style:parent-style-name="DefaultParagraphFont" style:family="text">
      <style:text-properties style:font-name="MS Gothic" style:font-name-asian="MS Gothic" style:font-name-complex="MS Gothic"/>
    </style:style>
    <style:style style:name="T6801" style:parent-style-name="DefaultParagraphFont" style:family="text">
      <style:text-properties style:font-name="MS Gothic" style:font-name-asian="MS Gothic" style:font-name-complex="MS Gothic"/>
    </style:style>
    <style:style style:name="T6802" style:parent-style-name="DefaultParagraphFont" style:family="text">
      <style:text-properties style:font-name="MS Gothic" style:font-name-asian="MS Gothic" style:font-name-complex="MS Gothic"/>
    </style:style>
    <style:style style:name="T6803" style:parent-style-name="DefaultParagraphFont" style:family="text">
      <style:text-properties style:font-name="MS Gothic" style:font-name-asian="MS Gothic" style:font-name-complex="MS Gothic"/>
    </style:style>
    <style:style style:name="T6804" style:parent-style-name="DefaultParagraphFont" style:family="text">
      <style:text-properties style:font-name="MS Gothic" style:font-name-asian="MS Gothic" style:font-name-complex="MS Gothic"/>
    </style:style>
    <style:style style:name="T6805" style:parent-style-name="DefaultParagraphFont" style:family="text">
      <style:text-properties style:font-name="MS Gothic" style:font-name-asian="MS Gothic" style:font-name-complex="MS Gothic"/>
    </style:style>
    <style:style style:name="T6806" style:parent-style-name="DefaultParagraphFont" style:family="text">
      <style:text-properties style:font-name="MS Gothic" style:font-name-asian="MS Gothic" style:font-name-complex="MS Gothic"/>
    </style:style>
    <style:style style:name="T6807" style:parent-style-name="DefaultParagraphFont" style:family="text">
      <style:text-properties style:font-name="MS Gothic" style:font-name-asian="MS Gothic" style:font-name-complex="MS Gothic"/>
    </style:style>
    <style:style style:name="T6808" style:parent-style-name="DefaultParagraphFont" style:family="text">
      <style:text-properties style:font-name="MS Gothic" style:font-name-asian="MS Gothic" style:font-name-complex="MS Gothic"/>
    </style:style>
    <style:style style:name="T6809" style:parent-style-name="DefaultParagraphFont" style:family="text">
      <style:text-properties style:font-name="MS Gothic" style:font-name-asian="MS Gothic" style:font-name-complex="MS Gothic"/>
    </style:style>
    <style:style style:name="T6810" style:parent-style-name="DefaultParagraphFont" style:family="text">
      <style:text-properties style:font-name="MS Gothic" style:font-name-asian="MS Gothic" style:font-name-complex="MS Gothic"/>
    </style:style>
    <style:style style:name="T6811" style:parent-style-name="DefaultParagraphFont" style:family="text">
      <style:text-properties style:font-name="MS Gothic" style:font-name-asian="MS Gothic" style:font-name-complex="MS Gothic"/>
    </style:style>
    <style:style style:name="T6812" style:parent-style-name="DefaultParagraphFont" style:family="text">
      <style:text-properties style:font-name="MS Gothic" style:font-name-asian="MS Gothic" style:font-name-complex="MS Gothic"/>
    </style:style>
    <style:style style:name="T6813" style:parent-style-name="DefaultParagraphFont" style:family="text">
      <style:text-properties style:font-name="MS Gothic" style:font-name-asian="MS Gothic" style:font-name-complex="MS Gothic"/>
    </style:style>
    <style:style style:name="T6814" style:parent-style-name="DefaultParagraphFont" style:family="text">
      <style:text-properties style:font-name="MS Gothic" style:font-name-asian="MS Gothic" style:font-name-complex="MS Gothic"/>
    </style:style>
    <style:style style:name="T6815" style:parent-style-name="DefaultParagraphFont" style:family="text">
      <style:text-properties style:font-name="MS Gothic" style:font-name-asian="MS Gothic" style:font-name-complex="MS Gothic"/>
    </style:style>
    <style:style style:name="T6816" style:parent-style-name="DefaultParagraphFont" style:family="text">
      <style:text-properties style:font-name="MS Gothic" style:font-name-asian="MS Gothic" style:font-name-complex="MS Gothic"/>
    </style:style>
    <style:style style:name="T6817" style:parent-style-name="DefaultParagraphFont" style:family="text">
      <style:text-properties style:font-name="MS Gothic" style:font-name-asian="MS Gothic" style:font-name-complex="MS Gothic"/>
    </style:style>
    <style:style style:name="T6818" style:parent-style-name="DefaultParagraphFont" style:family="text">
      <style:text-properties style:font-name="MS Gothic" style:font-name-asian="MS Gothic" style:font-name-complex="MS Gothic"/>
    </style:style>
    <style:style style:name="T6819" style:parent-style-name="DefaultParagraphFont" style:family="text">
      <style:text-properties style:font-name="Malgun Gothic" style:font-name-asian="Malgun Gothic" style:font-name-complex="Malgun Gothic"/>
    </style:style>
    <style:style style:name="T6820" style:parent-style-name="DefaultParagraphFont" style:family="text">
      <style:text-properties style:font-name="Microsoft JhengHei" style:font-name-asian="Microsoft JhengHei" style:font-name-complex="Microsoft JhengHei"/>
    </style:style>
    <style:style style:name="T6821" style:parent-style-name="DefaultParagraphFont" style:family="text">
      <style:text-properties style:font-name="MS Gothic" style:font-name-asian="MS Gothic" style:font-name-complex="MS Gothic"/>
    </style:style>
    <style:style style:name="T6822" style:parent-style-name="DefaultParagraphFont" style:family="text">
      <style:text-properties style:font-name="MS Gothic" style:font-name-asian="MS Gothic" style:font-name-complex="MS Gothic"/>
    </style:style>
    <style:style style:name="T6823" style:parent-style-name="DefaultParagraphFont" style:family="text">
      <style:text-properties style:font-name="Microsoft JhengHei" style:font-name-asian="Microsoft JhengHei" style:font-name-complex="Microsoft JhengHei"/>
    </style:style>
    <style:style style:name="T6824" style:parent-style-name="DefaultParagraphFont" style:family="text">
      <style:text-properties style:font-name="MS Gothic" style:font-name-asian="MS Gothic" style:font-name-complex="MS Gothic"/>
    </style:style>
    <style:style style:name="T6825" style:parent-style-name="DefaultParagraphFont" style:family="text">
      <style:text-properties style:font-name="MS Gothic" style:font-name-asian="MS Gothic" style:font-name-complex="MS Gothic"/>
    </style:style>
    <style:style style:name="T6826" style:parent-style-name="DefaultParagraphFont" style:family="text">
      <style:text-properties style:font-name="MS Gothic" style:font-name-asian="MS Gothic" style:font-name-complex="MS Gothic"/>
    </style:style>
    <style:style style:name="T6827" style:parent-style-name="DefaultParagraphFont" style:family="text">
      <style:text-properties style:font-name="MS Gothic" style:font-name-asian="MS Gothic" style:font-name-complex="MS Gothic"/>
    </style:style>
    <style:style style:name="T6828" style:parent-style-name="DefaultParagraphFont" style:family="text">
      <style:text-properties style:font-name="MS Gothic" style:font-name-asian="MS Gothic" style:font-name-complex="MS Gothic"/>
    </style:style>
    <style:style style:name="T6829" style:parent-style-name="DefaultParagraphFont" style:family="text">
      <style:text-properties style:font-name="MS Gothic" style:font-name-asian="MS Gothic" style:font-name-complex="MS Gothic"/>
    </style:style>
    <style:style style:name="T6830" style:parent-style-name="DefaultParagraphFont" style:family="text">
      <style:text-properties style:font-name="MS Gothic" style:font-name-asian="MS Gothic" style:font-name-complex="MS Gothic"/>
    </style:style>
    <style:style style:name="T6831" style:parent-style-name="DefaultParagraphFont" style:family="text">
      <style:text-properties style:font-name="MS Gothic" style:font-name-asian="MS Gothic" style:font-name-complex="MS Gothic"/>
    </style:style>
    <style:style style:name="T6832" style:parent-style-name="DefaultParagraphFont" style:family="text">
      <style:text-properties style:font-name="MS Gothic" style:font-name-asian="MS Gothic" style:font-name-complex="MS Gothic"/>
    </style:style>
    <style:style style:name="T6833" style:parent-style-name="DefaultParagraphFont" style:family="text">
      <style:text-properties style:font-name="MS Gothic" style:font-name-asian="MS Gothic" style:font-name-complex="MS Gothic"/>
    </style:style>
    <style:style style:name="T6834" style:parent-style-name="DefaultParagraphFont" style:family="text">
      <style:text-properties style:font-name="MS Gothic" style:font-name-asian="MS Gothic" style:font-name-complex="MS Gothic"/>
    </style:style>
    <style:style style:name="T6835" style:parent-style-name="DefaultParagraphFont" style:family="text">
      <style:text-properties style:font-name="MS Gothic" style:font-name-asian="MS Gothic" style:font-name-complex="MS Gothic"/>
    </style:style>
    <style:style style:name="T6836" style:parent-style-name="DefaultParagraphFont" style:family="text">
      <style:text-properties style:font-name="MS Gothic" style:font-name-asian="MS Gothic" style:font-name-complex="MS Gothic"/>
    </style:style>
    <style:style style:name="T6837" style:parent-style-name="DefaultParagraphFont" style:family="text">
      <style:text-properties style:font-name="MS Gothic" style:font-name-asian="MS Gothic" style:font-name-complex="MS Gothic"/>
    </style:style>
    <style:style style:name="T6838" style:parent-style-name="DefaultParagraphFont" style:family="text">
      <style:text-properties style:font-name="Microsoft JhengHei" style:font-name-asian="Microsoft JhengHei" style:font-name-complex="Microsoft JhengHei"/>
    </style:style>
    <style:style style:name="T6839" style:parent-style-name="DefaultParagraphFont" style:family="text">
      <style:text-properties style:font-name="MS Gothic" style:font-name-asian="MS Gothic" style:font-name-complex="MS Gothic"/>
    </style:style>
    <style:style style:name="T6840" style:parent-style-name="DefaultParagraphFont" style:family="text">
      <style:text-properties style:font-name="Microsoft JhengHei" style:font-name-asian="Microsoft JhengHei" style:font-name-complex="Microsoft JhengHei"/>
    </style:style>
    <style:style style:name="T6841" style:parent-style-name="DefaultParagraphFont" style:family="text">
      <style:text-properties style:font-name="MS Gothic" style:font-name-asian="MS Gothic" style:font-name-complex="MS Gothic"/>
    </style:style>
    <style:style style:name="T6842" style:parent-style-name="DefaultParagraphFont" style:family="text">
      <style:text-properties style:font-name="Microsoft JhengHei" style:font-name-asian="Microsoft JhengHei" style:font-name-complex="Microsoft JhengHei"/>
    </style:style>
    <style:style style:name="T6843" style:parent-style-name="DefaultParagraphFont" style:family="text">
      <style:text-properties style:font-name="MS Gothic" style:font-name-asian="MS Gothic" style:font-name-complex="MS Gothic"/>
    </style:style>
    <style:style style:name="T6844" style:parent-style-name="DefaultParagraphFont" style:family="text">
      <style:text-properties style:font-name="MS Gothic" style:font-name-asian="MS Gothic" style:font-name-complex="MS Gothic"/>
    </style:style>
    <style:style style:name="T6845" style:parent-style-name="DefaultParagraphFont" style:family="text">
      <style:text-properties style:font-name="MS Gothic" style:font-name-asian="MS Gothic" style:font-name-complex="MS Gothic"/>
    </style:style>
    <style:style style:name="T6846" style:parent-style-name="DefaultParagraphFont" style:family="text">
      <style:text-properties style:font-name="MS Gothic" style:font-name-asian="MS Gothic" style:font-name-complex="MS Gothic"/>
    </style:style>
    <style:style style:name="T6847" style:parent-style-name="DefaultParagraphFont" style:family="text">
      <style:text-properties style:font-name="MS Gothic" style:font-name-asian="MS Gothic" style:font-name-complex="MS Gothic"/>
    </style:style>
    <style:style style:name="T6848" style:parent-style-name="DefaultParagraphFont" style:family="text">
      <style:text-properties style:font-name="MS Gothic" style:font-name-asian="MS Gothic" style:font-name-complex="MS Gothic"/>
    </style:style>
    <style:style style:name="T6849" style:parent-style-name="DefaultParagraphFont" style:family="text">
      <style:text-properties style:font-name="MS Gothic" style:font-name-asian="MS Gothic" style:font-name-complex="MS Gothic"/>
    </style:style>
    <style:style style:name="T6850" style:parent-style-name="DefaultParagraphFont" style:family="text">
      <style:text-properties style:font-name="MS Gothic" style:font-name-asian="MS Gothic" style:font-name-complex="MS Gothic"/>
    </style:style>
    <style:style style:name="T6851" style:parent-style-name="DefaultParagraphFont" style:family="text">
      <style:text-properties style:font-name="MS Gothic" style:font-name-asian="MS Gothic" style:font-name-complex="MS Gothic"/>
    </style:style>
    <style:style style:name="T6852" style:parent-style-name="DefaultParagraphFont" style:family="text">
      <style:text-properties style:font-name="MS Gothic" style:font-name-asian="MS Gothic" style:font-name-complex="MS Gothic"/>
    </style:style>
    <style:style style:name="T6853" style:parent-style-name="DefaultParagraphFont" style:family="text">
      <style:text-properties style:font-name="MS Gothic" style:font-name-asian="MS Gothic" style:font-name-complex="MS Gothic"/>
    </style:style>
    <style:style style:name="T6854" style:parent-style-name="DefaultParagraphFont" style:family="text">
      <style:text-properties style:font-name="MS Gothic" style:font-name-asian="MS Gothic" style:font-name-complex="MS Gothic"/>
    </style:style>
    <style:style style:name="T6855" style:parent-style-name="DefaultParagraphFont" style:family="text">
      <style:text-properties style:font-name="MS Gothic" style:font-name-asian="MS Gothic" style:font-name-complex="MS Gothic"/>
    </style:style>
    <style:style style:name="T6856" style:parent-style-name="DefaultParagraphFont" style:family="text">
      <style:text-properties style:font-name="MS Gothic" style:font-name-asian="MS Gothic" style:font-name-complex="MS Gothic"/>
    </style:style>
    <style:style style:name="T6857" style:parent-style-name="DefaultParagraphFont" style:family="text">
      <style:text-properties style:font-name="MS Gothic" style:font-name-asian="MS Gothic" style:font-name-complex="MS Gothic"/>
    </style:style>
    <style:style style:name="T6858" style:parent-style-name="DefaultParagraphFont" style:family="text">
      <style:text-properties style:font-name="MS Gothic" style:font-name-asian="MS Gothic" style:font-name-complex="MS Gothic"/>
    </style:style>
    <style:style style:name="T6859" style:parent-style-name="DefaultParagraphFont" style:family="text">
      <style:text-properties style:font-name="MS Gothic" style:font-name-asian="MS Gothic" style:font-name-complex="MS Gothic"/>
    </style:style>
    <style:style style:name="T6860" style:parent-style-name="DefaultParagraphFont" style:family="text">
      <style:text-properties style:font-name="MS Gothic" style:font-name-asian="MS Gothic" style:font-name-complex="MS Gothic"/>
    </style:style>
    <style:style style:name="T6861" style:parent-style-name="DefaultParagraphFont" style:family="text">
      <style:text-properties style:font-name="MS Gothic" style:font-name-asian="MS Gothic" style:font-name-complex="MS Gothic"/>
    </style:style>
    <style:style style:name="T6862" style:parent-style-name="DefaultParagraphFont" style:family="text">
      <style:text-properties style:font-name="MS Gothic" style:font-name-asian="MS Gothic" style:font-name-complex="MS Gothic"/>
    </style:style>
    <style:style style:name="T6863" style:parent-style-name="DefaultParagraphFont" style:family="text">
      <style:text-properties style:font-name="MS Gothic" style:font-name-asian="MS Gothic" style:font-name-complex="MS Gothic"/>
    </style:style>
    <style:style style:name="T6864" style:parent-style-name="DefaultParagraphFont" style:family="text">
      <style:text-properties style:font-name="MS Gothic" style:font-name-asian="MS Gothic" style:font-name-complex="MS Gothic"/>
    </style:style>
    <style:style style:name="T6865" style:parent-style-name="DefaultParagraphFont" style:family="text">
      <style:text-properties style:font-name="MS Gothic" style:font-name-asian="MS Gothic" style:font-name-complex="MS Gothic"/>
    </style:style>
    <style:style style:name="T6866" style:parent-style-name="DefaultParagraphFont" style:family="text">
      <style:text-properties style:font-name="MS Gothic" style:font-name-asian="MS Gothic" style:font-name-complex="MS Gothic"/>
    </style:style>
    <style:style style:name="T6867" style:parent-style-name="DefaultParagraphFont" style:family="text">
      <style:text-properties style:font-name="MS Gothic" style:font-name-asian="MS Gothic" style:font-name-complex="MS Gothic"/>
    </style:style>
    <style:style style:name="T6868" style:parent-style-name="DefaultParagraphFont" style:family="text">
      <style:text-properties style:font-name="Microsoft JhengHei" style:font-name-asian="Microsoft JhengHei" style:font-name-complex="Microsoft JhengHei"/>
    </style:style>
    <style:style style:name="T6869" style:parent-style-name="DefaultParagraphFont" style:family="text">
      <style:text-properties style:font-name="MS Gothic" style:font-name-asian="MS Gothic" style:font-name-complex="MS Gothic"/>
    </style:style>
    <style:style style:name="T6870" style:parent-style-name="DefaultParagraphFont" style:family="text">
      <style:text-properties style:font-name="MS Gothic" style:font-name-asian="MS Gothic" style:font-name-complex="MS Gothic"/>
    </style:style>
    <style:style style:name="T6871" style:parent-style-name="DefaultParagraphFont" style:family="text">
      <style:text-properties style:font-name="MS Gothic" style:font-name-asian="MS Gothic" style:font-name-complex="MS Gothic"/>
    </style:style>
    <style:style style:name="T6872" style:parent-style-name="DefaultParagraphFont" style:family="text">
      <style:text-properties style:font-name="MS Gothic" style:font-name-asian="MS Gothic" style:font-name-complex="MS Gothic"/>
    </style:style>
    <style:style style:name="T6873" style:parent-style-name="DefaultParagraphFont" style:family="text">
      <style:text-properties style:font-name="MS Gothic" style:font-name-asian="MS Gothic" style:font-name-complex="MS Gothic"/>
    </style:style>
    <style:style style:name="T6874" style:parent-style-name="DefaultParagraphFont" style:family="text">
      <style:text-properties style:font-name="MS Gothic" style:font-name-asian="MS Gothic" style:font-name-complex="MS Gothic"/>
    </style:style>
    <style:style style:name="T6875" style:parent-style-name="DefaultParagraphFont" style:family="text">
      <style:text-properties style:font-name="MS Gothic" style:font-name-asian="MS Gothic" style:font-name-complex="MS Gothic"/>
    </style:style>
    <style:style style:name="T6876" style:parent-style-name="DefaultParagraphFont" style:family="text">
      <style:text-properties style:font-name="Microsoft JhengHei" style:font-name-asian="Microsoft JhengHei" style:font-name-complex="Microsoft JhengHei"/>
    </style:style>
    <style:style style:name="T6877" style:parent-style-name="DefaultParagraphFont" style:family="text">
      <style:text-properties style:font-name="MS Gothic" style:font-name-asian="MS Gothic" style:font-name-complex="MS Gothic"/>
    </style:style>
    <style:style style:name="T6878" style:parent-style-name="DefaultParagraphFont" style:family="text">
      <style:text-properties style:font-name="MS Gothic" style:font-name-asian="MS Gothic" style:font-name-complex="MS Gothic"/>
    </style:style>
    <style:style style:name="T6879" style:parent-style-name="DefaultParagraphFont" style:family="text">
      <style:text-properties style:font-name="MS Gothic" style:font-name-asian="MS Gothic" style:font-name-complex="MS Gothic"/>
    </style:style>
    <style:style style:name="T6880" style:parent-style-name="DefaultParagraphFont" style:family="text">
      <style:text-properties style:font-name="MS Gothic" style:font-name-asian="MS Gothic" style:font-name-complex="MS Gothic"/>
    </style:style>
    <style:style style:name="T6881" style:parent-style-name="DefaultParagraphFont" style:family="text">
      <style:text-properties style:font-name="MS Gothic" style:font-name-asian="MS Gothic" style:font-name-complex="MS Gothic"/>
    </style:style>
    <style:style style:name="T6882" style:parent-style-name="DefaultParagraphFont" style:family="text">
      <style:text-properties style:font-name="MS Gothic" style:font-name-asian="MS Gothic" style:font-name-complex="MS Gothic"/>
    </style:style>
    <style:style style:name="T6883" style:parent-style-name="DefaultParagraphFont" style:family="text">
      <style:text-properties style:font-name="MS Gothic" style:font-name-asian="MS Gothic" style:font-name-complex="MS Gothic"/>
    </style:style>
    <style:style style:name="T6884" style:parent-style-name="DefaultParagraphFont" style:family="text">
      <style:text-properties style:font-name="MS Gothic" style:font-name-asian="MS Gothic" style:font-name-complex="MS Gothic"/>
    </style:style>
    <style:style style:name="T6885" style:parent-style-name="DefaultParagraphFont" style:family="text">
      <style:text-properties style:font-name="MS Gothic" style:font-name-asian="MS Gothic" style:font-name-complex="MS Gothic"/>
    </style:style>
    <style:style style:name="T6886" style:parent-style-name="DefaultParagraphFont" style:family="text">
      <style:text-properties style:font-name="MS Gothic" style:font-name-asian="MS Gothic" style:font-name-complex="MS Gothic"/>
    </style:style>
    <style:style style:name="T6887" style:parent-style-name="DefaultParagraphFont" style:family="text">
      <style:text-properties style:font-name="MS Gothic" style:font-name-asian="MS Gothic" style:font-name-complex="MS Gothic"/>
    </style:style>
    <style:style style:name="T6888" style:parent-style-name="DefaultParagraphFont" style:family="text">
      <style:text-properties style:font-name="Microsoft JhengHei" style:font-name-asian="Microsoft JhengHei" style:font-name-complex="Microsoft JhengHei"/>
    </style:style>
    <style:style style:name="T6889" style:parent-style-name="DefaultParagraphFont" style:family="text">
      <style:text-properties style:font-name="MS Gothic" style:font-name-asian="MS Gothic" style:font-name-complex="MS Gothic"/>
    </style:style>
    <style:style style:name="T6890" style:parent-style-name="DefaultParagraphFont" style:family="text">
      <style:text-properties style:font-name="MS Gothic" style:font-name-asian="MS Gothic" style:font-name-complex="MS Gothic"/>
    </style:style>
    <style:style style:name="T6891" style:parent-style-name="DefaultParagraphFont" style:family="text">
      <style:text-properties style:font-name="MS Gothic" style:font-name-asian="MS Gothic" style:font-name-complex="MS Gothic"/>
    </style:style>
    <style:style style:name="T6892" style:parent-style-name="DefaultParagraphFont" style:family="text">
      <style:text-properties style:font-name="MS Gothic" style:font-name-asian="MS Gothic" style:font-name-complex="MS Gothic"/>
    </style:style>
    <style:style style:name="T6893" style:parent-style-name="DefaultParagraphFont" style:family="text">
      <style:text-properties style:font-name="MS Gothic" style:font-name-asian="MS Gothic" style:font-name-complex="MS Gothic"/>
    </style:style>
    <style:style style:name="T6894" style:parent-style-name="DefaultParagraphFont" style:family="text">
      <style:text-properties style:font-name="MS Gothic" style:font-name-asian="MS Gothic" style:font-name-complex="MS Gothic"/>
    </style:style>
    <style:style style:name="T6895" style:parent-style-name="DefaultParagraphFont" style:family="text">
      <style:text-properties style:font-name="Microsoft JhengHei" style:font-name-asian="Microsoft JhengHei" style:font-name-complex="Microsoft JhengHei"/>
    </style:style>
    <style:style style:name="T6896" style:parent-style-name="DefaultParagraphFont" style:family="text">
      <style:text-properties style:font-name="MS Gothic" style:font-name-asian="MS Gothic" style:font-name-complex="MS Gothic"/>
    </style:style>
    <style:style style:name="T6897" style:parent-style-name="DefaultParagraphFont" style:family="text">
      <style:text-properties style:font-name="MS Gothic" style:font-name-asian="MS Gothic" style:font-name-complex="MS Gothic"/>
    </style:style>
    <style:style style:name="T6898" style:parent-style-name="DefaultParagraphFont" style:family="text">
      <style:text-properties style:font-name="MS Gothic" style:font-name-asian="MS Gothic" style:font-name-complex="MS Gothic"/>
    </style:style>
    <style:style style:name="T6899" style:parent-style-name="DefaultParagraphFont" style:family="text">
      <style:text-properties style:font-name="MS Gothic" style:font-name-asian="MS Gothic" style:font-name-complex="MS Gothic"/>
    </style:style>
    <style:style style:name="T6900" style:parent-style-name="DefaultParagraphFont" style:family="text">
      <style:text-properties style:font-name="MS Gothic" style:font-name-asian="MS Gothic" style:font-name-complex="MS Gothic"/>
    </style:style>
    <style:style style:name="T6901" style:parent-style-name="DefaultParagraphFont" style:family="text">
      <style:text-properties style:font-name="MS Gothic" style:font-name-asian="MS Gothic" style:font-name-complex="MS Gothic"/>
    </style:style>
    <style:style style:name="T6902" style:parent-style-name="DefaultParagraphFont" style:family="text">
      <style:text-properties style:font-name="MS Gothic" style:font-name-asian="MS Gothic" style:font-name-complex="MS Gothic"/>
    </style:style>
    <style:style style:name="T6903" style:parent-style-name="DefaultParagraphFont" style:family="text">
      <style:text-properties style:font-name="MS Gothic" style:font-name-asian="MS Gothic" style:font-name-complex="MS Gothic"/>
    </style:style>
    <style:style style:name="T6904" style:parent-style-name="DefaultParagraphFont" style:family="text">
      <style:text-properties style:font-name="MS Gothic" style:font-name-asian="MS Gothic" style:font-name-complex="MS Gothic"/>
    </style:style>
    <style:style style:name="T6905" style:parent-style-name="DefaultParagraphFont" style:family="text">
      <style:text-properties style:font-name="MS Gothic" style:font-name-asian="MS Gothic" style:font-name-complex="MS Gothic"/>
    </style:style>
    <style:style style:name="T6906" style:parent-style-name="DefaultParagraphFont" style:family="text">
      <style:text-properties style:font-name="MS Gothic" style:font-name-asian="MS Gothic" style:font-name-complex="MS Gothic"/>
    </style:style>
    <style:style style:name="T6907" style:parent-style-name="DefaultParagraphFont" style:family="text">
      <style:text-properties style:font-name="MS Gothic" style:font-name-asian="MS Gothic" style:font-name-complex="MS Gothic"/>
    </style:style>
    <style:style style:name="T6908" style:parent-style-name="DefaultParagraphFont" style:family="text">
      <style:text-properties style:font-name="MS Gothic" style:font-name-asian="MS Gothic" style:font-name-complex="MS Gothic"/>
    </style:style>
    <style:style style:name="T6909" style:parent-style-name="DefaultParagraphFont" style:family="text">
      <style:text-properties style:font-name="MS Gothic" style:font-name-asian="MS Gothic" style:font-name-complex="MS Gothic"/>
    </style:style>
    <style:style style:name="T6910" style:parent-style-name="DefaultParagraphFont" style:family="text">
      <style:text-properties style:font-name="MS Gothic" style:font-name-asian="MS Gothic" style:font-name-complex="MS Gothic"/>
    </style:style>
    <style:style style:name="T6911" style:parent-style-name="DefaultParagraphFont" style:family="text">
      <style:text-properties style:font-name="MS Gothic" style:font-name-asian="MS Gothic" style:font-name-complex="MS Gothic"/>
    </style:style>
    <style:style style:name="T6912" style:parent-style-name="DefaultParagraphFont" style:family="text">
      <style:text-properties style:font-name="MS Gothic" style:font-name-asian="MS Gothic" style:font-name-complex="MS Gothic"/>
    </style:style>
    <style:style style:name="T6913" style:parent-style-name="DefaultParagraphFont" style:family="text">
      <style:text-properties style:font-name="MS Gothic" style:font-name-asian="MS Gothic" style:font-name-complex="MS Gothic"/>
    </style:style>
    <style:style style:name="T6914" style:parent-style-name="DefaultParagraphFont" style:family="text">
      <style:text-properties style:font-name="Microsoft JhengHei" style:font-name-asian="Microsoft JhengHei" style:font-name-complex="Microsoft JhengHei"/>
    </style:style>
    <style:style style:name="T6915" style:parent-style-name="DefaultParagraphFont" style:family="text">
      <style:text-properties style:font-name="MS Gothic" style:font-name-asian="MS Gothic" style:font-name-complex="MS Gothic"/>
    </style:style>
    <style:style style:name="T6916" style:parent-style-name="DefaultParagraphFont" style:family="text">
      <style:text-properties style:font-name="MS Gothic" style:font-name-asian="MS Gothic" style:font-name-complex="MS Gothic"/>
    </style:style>
    <style:style style:name="T6917" style:parent-style-name="DefaultParagraphFont" style:family="text">
      <style:text-properties style:font-name="MS Gothic" style:font-name-asian="MS Gothic" style:font-name-complex="MS Gothic"/>
    </style:style>
    <style:style style:name="T6918" style:parent-style-name="DefaultParagraphFont" style:family="text">
      <style:text-properties style:font-name="Microsoft JhengHei" style:font-name-asian="Microsoft JhengHei" style:font-name-complex="Microsoft JhengHei"/>
    </style:style>
    <style:style style:name="T6919" style:parent-style-name="DefaultParagraphFont" style:family="text">
      <style:text-properties style:font-name="MS Gothic" style:font-name-asian="MS Gothic" style:font-name-complex="MS Gothic"/>
    </style:style>
    <style:style style:name="T6920" style:parent-style-name="DefaultParagraphFont" style:family="text">
      <style:text-properties style:font-name="MS Gothic" style:font-name-asian="MS Gothic" style:font-name-complex="MS Gothic"/>
    </style:style>
    <style:style style:name="T6921" style:parent-style-name="DefaultParagraphFont" style:family="text">
      <style:text-properties style:font-name="MS Gothic" style:font-name-asian="MS Gothic" style:font-name-complex="MS Gothic"/>
    </style:style>
    <style:style style:name="T6922" style:parent-style-name="DefaultParagraphFont" style:family="text">
      <style:text-properties style:font-name="MS Gothic" style:font-name-asian="MS Gothic" style:font-name-complex="MS Gothic"/>
    </style:style>
    <style:style style:name="T6923" style:parent-style-name="DefaultParagraphFont" style:family="text">
      <style:text-properties style:font-name="MS Gothic" style:font-name-asian="MS Gothic" style:font-name-complex="MS Gothic"/>
    </style:style>
    <style:style style:name="T6924" style:parent-style-name="DefaultParagraphFont" style:family="text">
      <style:text-properties style:font-name="MS Gothic" style:font-name-asian="MS Gothic" style:font-name-complex="MS Gothic"/>
    </style:style>
    <style:style style:name="T6925" style:parent-style-name="DefaultParagraphFont" style:family="text">
      <style:text-properties style:font-name="MS Gothic" style:font-name-asian="MS Gothic" style:font-name-complex="MS Gothic"/>
    </style:style>
    <style:style style:name="T6926" style:parent-style-name="DefaultParagraphFont" style:family="text">
      <style:text-properties style:font-name="MS Gothic" style:font-name-asian="MS Gothic" style:font-name-complex="MS Gothic"/>
    </style:style>
    <style:style style:name="T6927" style:parent-style-name="DefaultParagraphFont" style:family="text">
      <style:text-properties style:font-name="MS Gothic" style:font-name-asian="MS Gothic" style:font-name-complex="MS Gothic"/>
    </style:style>
    <style:style style:name="T6928" style:parent-style-name="DefaultParagraphFont" style:family="text">
      <style:text-properties style:font-name="MS Gothic" style:font-name-asian="MS Gothic" style:font-name-complex="MS Gothic"/>
    </style:style>
    <style:style style:name="T6929" style:parent-style-name="DefaultParagraphFont" style:family="text">
      <style:text-properties style:font-name="MS Gothic" style:font-name-asian="MS Gothic" style:font-name-complex="MS Gothic"/>
    </style:style>
    <style:style style:name="T6930" style:parent-style-name="DefaultParagraphFont" style:family="text">
      <style:text-properties style:font-name="MS Gothic" style:font-name-asian="MS Gothic" style:font-name-complex="MS Gothic"/>
    </style:style>
    <style:style style:name="T6931" style:parent-style-name="DefaultParagraphFont" style:family="text">
      <style:text-properties style:font-name="Microsoft JhengHei" style:font-name-asian="Microsoft JhengHei" style:font-name-complex="Microsoft JhengHei"/>
    </style:style>
    <style:style style:name="T6932" style:parent-style-name="DefaultParagraphFont" style:family="text">
      <style:text-properties style:font-name="MS Gothic" style:font-name-asian="MS Gothic" style:font-name-complex="MS Gothic"/>
    </style:style>
    <style:style style:name="T6933" style:parent-style-name="DefaultParagraphFont" style:family="text">
      <style:text-properties style:font-name="MS Gothic" style:font-name-asian="MS Gothic" style:font-name-complex="MS Gothic"/>
    </style:style>
    <style:style style:name="T6934" style:parent-style-name="DefaultParagraphFont" style:family="text">
      <style:text-properties style:font-name="MS Gothic" style:font-name-asian="MS Gothic" style:font-name-complex="MS Gothic"/>
    </style:style>
    <style:style style:name="T6935" style:parent-style-name="DefaultParagraphFont" style:family="text">
      <style:text-properties style:font-name="MS Gothic" style:font-name-asian="MS Gothic" style:font-name-complex="MS Gothic"/>
    </style:style>
    <style:style style:name="T6936" style:parent-style-name="DefaultParagraphFont" style:family="text">
      <style:text-properties style:font-name="MS Gothic" style:font-name-asian="MS Gothic" style:font-name-complex="MS Gothic"/>
    </style:style>
    <style:style style:name="T6937" style:parent-style-name="DefaultParagraphFont" style:family="text">
      <style:text-properties style:font-name="MS Gothic" style:font-name-asian="MS Gothic" style:font-name-complex="MS Gothic"/>
    </style:style>
    <style:style style:name="T6938" style:parent-style-name="DefaultParagraphFont" style:family="text">
      <style:text-properties style:font-name="MS Gothic" style:font-name-asian="MS Gothic" style:font-name-complex="MS Gothic"/>
    </style:style>
    <style:style style:name="T6939" style:parent-style-name="DefaultParagraphFont" style:family="text">
      <style:text-properties style:font-name="MS Gothic" style:font-name-asian="MS Gothic" style:font-name-complex="MS Gothic"/>
    </style:style>
    <style:style style:name="T6940" style:parent-style-name="DefaultParagraphFont" style:family="text">
      <style:text-properties style:font-name="MS Gothic" style:font-name-asian="MS Gothic" style:font-name-complex="MS Gothic"/>
    </style:style>
    <style:style style:name="T6941" style:parent-style-name="DefaultParagraphFont" style:family="text">
      <style:text-properties style:font-name="MS Gothic" style:font-name-asian="MS Gothic" style:font-name-complex="MS Gothic"/>
    </style:style>
    <style:style style:name="T6942" style:parent-style-name="DefaultParagraphFont" style:family="text">
      <style:text-properties style:font-name="Microsoft JhengHei" style:font-name-asian="Microsoft JhengHei" style:font-name-complex="Microsoft JhengHei"/>
    </style:style>
    <style:style style:name="T6943" style:parent-style-name="DefaultParagraphFont" style:family="text">
      <style:text-properties style:font-name="MS Gothic" style:font-name-asian="MS Gothic" style:font-name-complex="MS Gothic"/>
    </style:style>
    <style:style style:name="T6944" style:parent-style-name="DefaultParagraphFont" style:family="text">
      <style:text-properties style:font-name="MS Gothic" style:font-name-asian="MS Gothic" style:font-name-complex="MS Gothic"/>
    </style:style>
    <style:style style:name="T6945" style:parent-style-name="DefaultParagraphFont" style:family="text">
      <style:text-properties style:font-name="MS Gothic" style:font-name-asian="MS Gothic" style:font-name-complex="MS Gothic"/>
    </style:style>
    <style:style style:name="T6946" style:parent-style-name="DefaultParagraphFont" style:family="text">
      <style:text-properties style:font-name="MS Gothic" style:font-name-asian="MS Gothic" style:font-name-complex="MS Gothic"/>
    </style:style>
    <style:style style:name="T6947" style:parent-style-name="DefaultParagraphFont" style:family="text">
      <style:text-properties style:font-name="MS Gothic" style:font-name-asian="MS Gothic" style:font-name-complex="MS Gothic"/>
    </style:style>
    <style:style style:name="T6948" style:parent-style-name="DefaultParagraphFont" style:family="text">
      <style:text-properties style:font-name="MS Gothic" style:font-name-asian="MS Gothic" style:font-name-complex="MS Gothic"/>
    </style:style>
    <style:style style:name="T6949" style:parent-style-name="DefaultParagraphFont" style:family="text">
      <style:text-properties style:font-name="MS Gothic" style:font-name-asian="MS Gothic" style:font-name-complex="MS Gothic"/>
    </style:style>
    <style:style style:name="T6950" style:parent-style-name="DefaultParagraphFont" style:family="text">
      <style:text-properties style:font-name="MS Gothic" style:font-name-asian="MS Gothic" style:font-name-complex="MS Gothic"/>
    </style:style>
    <style:style style:name="T6951" style:parent-style-name="DefaultParagraphFont" style:family="text">
      <style:text-properties style:font-name="MS Gothic" style:font-name-asian="MS Gothic" style:font-name-complex="MS Gothic"/>
    </style:style>
    <style:style style:name="T6952" style:parent-style-name="DefaultParagraphFont" style:family="text">
      <style:text-properties style:font-name="MS Gothic" style:font-name-asian="MS Gothic" style:font-name-complex="MS Gothic"/>
    </style:style>
    <style:style style:name="T6953" style:parent-style-name="DefaultParagraphFont" style:family="text">
      <style:text-properties style:font-name="MS Gothic" style:font-name-asian="MS Gothic" style:font-name-complex="MS Gothic"/>
    </style:style>
    <style:style style:name="T6954" style:parent-style-name="DefaultParagraphFont" style:family="text">
      <style:text-properties style:font-name="MS Gothic" style:font-name-asian="MS Gothic" style:font-name-complex="MS Gothic"/>
    </style:style>
    <style:style style:name="T6955" style:parent-style-name="DefaultParagraphFont" style:family="text">
      <style:text-properties style:font-name="MS Gothic" style:font-name-asian="MS Gothic" style:font-name-complex="MS Gothic"/>
    </style:style>
    <style:style style:name="T6956" style:parent-style-name="DefaultParagraphFont" style:family="text">
      <style:text-properties style:font-name="MS Gothic" style:font-name-asian="MS Gothic" style:font-name-complex="MS Gothic"/>
    </style:style>
    <style:style style:name="T6957" style:parent-style-name="DefaultParagraphFont" style:family="text">
      <style:text-properties style:font-name="MS Gothic" style:font-name-asian="MS Gothic" style:font-name-complex="MS Gothic"/>
    </style:style>
    <style:style style:name="T6958" style:parent-style-name="DefaultParagraphFont" style:family="text">
      <style:text-properties style:font-name="MS Gothic" style:font-name-asian="MS Gothic" style:font-name-complex="MS Gothic"/>
    </style:style>
    <style:style style:name="T6959" style:parent-style-name="DefaultParagraphFont" style:family="text">
      <style:text-properties style:font-name="MS Gothic" style:font-name-asian="MS Gothic" style:font-name-complex="MS Gothic"/>
    </style:style>
    <style:style style:name="T6960" style:parent-style-name="DefaultParagraphFont" style:family="text">
      <style:text-properties style:font-name="MS Gothic" style:font-name-asian="MS Gothic" style:font-name-complex="MS Gothic"/>
    </style:style>
    <style:style style:name="T6961" style:parent-style-name="DefaultParagraphFont" style:family="text">
      <style:text-properties style:font-name="MS Gothic" style:font-name-asian="MS Gothic" style:font-name-complex="MS Gothic"/>
    </style:style>
    <style:style style:name="T6962" style:parent-style-name="DefaultParagraphFont" style:family="text">
      <style:text-properties style:font-name="MS Gothic" style:font-name-asian="MS Gothic" style:font-name-complex="MS Gothic"/>
    </style:style>
    <style:style style:name="T6963" style:parent-style-name="DefaultParagraphFont" style:family="text">
      <style:text-properties style:font-name="Microsoft JhengHei" style:font-name-asian="Microsoft JhengHei" style:font-name-complex="Microsoft JhengHei"/>
    </style:style>
    <style:style style:name="T6964" style:parent-style-name="DefaultParagraphFont" style:family="text">
      <style:text-properties style:font-name="MS Gothic" style:font-name-asian="MS Gothic" style:font-name-complex="MS Gothic"/>
    </style:style>
    <style:style style:name="T6965" style:parent-style-name="DefaultParagraphFont" style:family="text">
      <style:text-properties style:font-name="MS Gothic" style:font-name-asian="MS Gothic" style:font-name-complex="MS Gothic"/>
    </style:style>
    <style:style style:name="T6966" style:parent-style-name="DefaultParagraphFont" style:family="text">
      <style:text-properties style:font-name="MS Gothic" style:font-name-asian="MS Gothic" style:font-name-complex="MS Gothic"/>
    </style:style>
    <style:style style:name="T6967" style:parent-style-name="DefaultParagraphFont" style:family="text">
      <style:text-properties style:font-name="MS Gothic" style:font-name-asian="MS Gothic" style:font-name-complex="MS Gothic"/>
    </style:style>
    <style:style style:name="T6968" style:parent-style-name="DefaultParagraphFont" style:family="text">
      <style:text-properties style:font-name="MS Gothic" style:font-name-asian="MS Gothic" style:font-name-complex="MS Gothic"/>
    </style:style>
    <style:style style:name="T6969" style:parent-style-name="DefaultParagraphFont" style:family="text">
      <style:text-properties style:font-name="MS Gothic" style:font-name-asian="MS Gothic" style:font-name-complex="MS Gothic"/>
    </style:style>
    <style:style style:name="T6970" style:parent-style-name="DefaultParagraphFont" style:family="text">
      <style:text-properties style:font-name="MS Gothic" style:font-name-asian="MS Gothic" style:font-name-complex="MS Gothic"/>
    </style:style>
    <style:style style:name="T6971" style:parent-style-name="DefaultParagraphFont" style:family="text">
      <style:text-properties style:font-name="MS Gothic" style:font-name-asian="MS Gothic" style:font-name-complex="MS Gothic"/>
    </style:style>
    <style:style style:name="T6972" style:parent-style-name="DefaultParagraphFont" style:family="text">
      <style:text-properties style:font-name="MS Gothic" style:font-name-asian="MS Gothic" style:font-name-complex="MS Gothic"/>
    </style:style>
    <style:style style:name="T6973" style:parent-style-name="DefaultParagraphFont" style:family="text">
      <style:text-properties style:font-name="MS Gothic" style:font-name-asian="MS Gothic" style:font-name-complex="MS Gothic"/>
    </style:style>
    <style:style style:name="T6974" style:parent-style-name="DefaultParagraphFont" style:family="text">
      <style:text-properties style:font-name="MS Gothic" style:font-name-asian="MS Gothic" style:font-name-complex="MS Gothic"/>
    </style:style>
    <style:style style:name="T6975" style:parent-style-name="DefaultParagraphFont" style:family="text">
      <style:text-properties style:font-name="MS Gothic" style:font-name-asian="MS Gothic" style:font-name-complex="MS Gothic"/>
    </style:style>
    <style:style style:name="T6976" style:parent-style-name="DefaultParagraphFont" style:family="text">
      <style:text-properties style:font-name="MS Gothic" style:font-name-asian="MS Gothic" style:font-name-complex="MS Gothic"/>
    </style:style>
    <style:style style:name="T6977" style:parent-style-name="DefaultParagraphFont" style:family="text">
      <style:text-properties style:font-name="MS Gothic" style:font-name-asian="MS Gothic" style:font-name-complex="MS Gothic"/>
    </style:style>
    <style:style style:name="T6978" style:parent-style-name="DefaultParagraphFont" style:family="text">
      <style:text-properties style:font-name="MS Gothic" style:font-name-asian="MS Gothic" style:font-name-complex="MS Gothic"/>
    </style:style>
    <style:style style:name="T6979" style:parent-style-name="DefaultParagraphFont" style:family="text">
      <style:text-properties style:font-name="MS Gothic" style:font-name-asian="MS Gothic" style:font-name-complex="MS Gothic"/>
    </style:style>
    <style:style style:name="T6980" style:parent-style-name="DefaultParagraphFont" style:family="text">
      <style:text-properties style:font-name="MS Gothic" style:font-name-asian="MS Gothic" style:font-name-complex="MS Gothic"/>
    </style:style>
    <style:style style:name="T6981" style:parent-style-name="DefaultParagraphFont" style:family="text">
      <style:text-properties style:font-name="MS Gothic" style:font-name-asian="MS Gothic" style:font-name-complex="MS Gothic"/>
    </style:style>
    <style:style style:name="T6982" style:parent-style-name="DefaultParagraphFont" style:family="text">
      <style:text-properties style:font-name="MS Gothic" style:font-name-asian="MS Gothic" style:font-name-complex="MS Gothic"/>
    </style:style>
    <style:style style:name="T6983" style:parent-style-name="DefaultParagraphFont" style:family="text">
      <style:text-properties style:font-name="MS Gothic" style:font-name-asian="MS Gothic" style:font-name-complex="MS Gothic"/>
    </style:style>
    <style:style style:name="T6984" style:parent-style-name="DefaultParagraphFont" style:family="text">
      <style:text-properties style:font-name="Malgun Gothic" style:font-name-asian="Malgun Gothic" style:font-name-complex="Malgun Gothic"/>
    </style:style>
    <style:style style:name="T6985" style:parent-style-name="DefaultParagraphFont" style:family="text">
      <style:text-properties style:font-name="MS Gothic" style:font-name-asian="MS Gothic" style:font-name-complex="MS Gothic"/>
    </style:style>
    <style:style style:name="T6986" style:parent-style-name="DefaultParagraphFont" style:family="text">
      <style:text-properties style:font-name="MS Gothic" style:font-name-asian="MS Gothic" style:font-name-complex="MS Gothic"/>
    </style:style>
    <style:style style:name="T6987" style:parent-style-name="DefaultParagraphFont" style:family="text">
      <style:text-properties style:font-name="MS Gothic" style:font-name-asian="MS Gothic" style:font-name-complex="MS Gothic"/>
    </style:style>
    <style:style style:name="T6988" style:parent-style-name="DefaultParagraphFont" style:family="text">
      <style:text-properties style:font-name="MS Gothic" style:font-name-asian="MS Gothic" style:font-name-complex="MS Gothic"/>
    </style:style>
    <style:style style:name="T6989" style:parent-style-name="DefaultParagraphFont" style:family="text">
      <style:text-properties style:font-name="MS Gothic" style:font-name-asian="MS Gothic" style:font-name-complex="MS Gothic"/>
    </style:style>
    <style:style style:name="T6990" style:parent-style-name="DefaultParagraphFont" style:family="text">
      <style:text-properties style:font-name="MS Gothic" style:font-name-asian="MS Gothic" style:font-name-complex="MS Gothic"/>
    </style:style>
    <style:style style:name="T6991" style:parent-style-name="DefaultParagraphFont" style:family="text">
      <style:text-properties style:font-name="MS Gothic" style:font-name-asian="MS Gothic" style:font-name-complex="MS Gothic"/>
    </style:style>
    <style:style style:name="T6992" style:parent-style-name="DefaultParagraphFont" style:family="text">
      <style:text-properties style:font-name="MS Gothic" style:font-name-asian="MS Gothic" style:font-name-complex="MS Gothic"/>
    </style:style>
    <style:style style:name="T6993" style:parent-style-name="DefaultParagraphFont" style:family="text">
      <style:text-properties style:font-name="MS Gothic" style:font-name-asian="MS Gothic" style:font-name-complex="MS Gothic"/>
    </style:style>
    <style:style style:name="T6994" style:parent-style-name="DefaultParagraphFont" style:family="text">
      <style:text-properties style:font-name="MS Gothic" style:font-name-asian="MS Gothic" style:font-name-complex="MS Gothic"/>
    </style:style>
    <style:style style:name="T6995" style:parent-style-name="DefaultParagraphFont" style:family="text">
      <style:text-properties style:font-name="MS Gothic" style:font-name-asian="MS Gothic" style:font-name-complex="MS Gothic"/>
    </style:style>
    <style:style style:name="T6996" style:parent-style-name="DefaultParagraphFont" style:family="text">
      <style:text-properties style:font-name="MS Gothic" style:font-name-asian="MS Gothic" style:font-name-complex="MS Gothic"/>
    </style:style>
    <style:style style:name="T6997" style:parent-style-name="DefaultParagraphFont" style:family="text">
      <style:text-properties style:font-name="MS Gothic" style:font-name-asian="MS Gothic" style:font-name-complex="MS Gothic"/>
    </style:style>
    <style:style style:name="T6998" style:parent-style-name="DefaultParagraphFont" style:family="text">
      <style:text-properties style:font-name="MS Gothic" style:font-name-asian="MS Gothic" style:font-name-complex="MS Gothic"/>
    </style:style>
    <style:style style:name="T6999" style:parent-style-name="DefaultParagraphFont" style:family="text">
      <style:text-properties style:font-name="MS Gothic" style:font-name-asian="MS Gothic" style:font-name-complex="MS Gothic"/>
    </style:style>
    <style:style style:name="T7000" style:parent-style-name="DefaultParagraphFont" style:family="text">
      <style:text-properties style:font-name="MS Gothic" style:font-name-asian="MS Gothic" style:font-name-complex="MS Gothic"/>
    </style:style>
    <style:style style:name="T7001" style:parent-style-name="DefaultParagraphFont" style:family="text">
      <style:text-properties style:font-name="MS Gothic" style:font-name-asian="MS Gothic" style:font-name-complex="MS Gothic"/>
    </style:style>
    <style:style style:name="T7002" style:parent-style-name="DefaultParagraphFont" style:family="text">
      <style:text-properties style:font-name="MS Gothic" style:font-name-asian="MS Gothic" style:font-name-complex="MS Gothic"/>
    </style:style>
    <style:style style:name="T7003" style:parent-style-name="DefaultParagraphFont" style:family="text">
      <style:text-properties style:font-name="MS Gothic" style:font-name-asian="MS Gothic" style:font-name-complex="MS Gothic"/>
    </style:style>
    <style:style style:name="T7004" style:parent-style-name="DefaultParagraphFont" style:family="text">
      <style:text-properties style:font-name="MS Gothic" style:font-name-asian="MS Gothic" style:font-name-complex="MS Gothic"/>
    </style:style>
    <style:style style:name="T7005" style:parent-style-name="DefaultParagraphFont" style:family="text">
      <style:text-properties style:font-name="MS Gothic" style:font-name-asian="MS Gothic" style:font-name-complex="MS Gothic"/>
    </style:style>
    <style:style style:name="T7006" style:parent-style-name="DefaultParagraphFont" style:family="text">
      <style:text-properties style:font-name="MS Gothic" style:font-name-asian="MS Gothic" style:font-name-complex="MS Gothic"/>
    </style:style>
    <style:style style:name="T7007" style:parent-style-name="DefaultParagraphFont" style:family="text">
      <style:text-properties style:font-name="Microsoft JhengHei" style:font-name-asian="Microsoft JhengHei" style:font-name-complex="Microsoft JhengHei"/>
    </style:style>
    <style:style style:name="T7008" style:parent-style-name="DefaultParagraphFont" style:family="text">
      <style:text-properties style:font-name="MS Gothic" style:font-name-asian="MS Gothic" style:font-name-complex="MS Gothic"/>
    </style:style>
    <style:style style:name="T7009" style:parent-style-name="DefaultParagraphFont" style:family="text">
      <style:text-properties style:font-name="MS Gothic" style:font-name-asian="MS Gothic" style:font-name-complex="MS Gothic"/>
    </style:style>
    <style:style style:name="T7010" style:parent-style-name="DefaultParagraphFont" style:family="text">
      <style:text-properties style:font-name="Microsoft JhengHei" style:font-name-asian="Microsoft JhengHei" style:font-name-complex="Microsoft JhengHei"/>
    </style:style>
    <style:style style:name="T7011" style:parent-style-name="DefaultParagraphFont" style:family="text">
      <style:text-properties style:font-name="MS Gothic" style:font-name-asian="MS Gothic" style:font-name-complex="MS Gothic"/>
    </style:style>
    <style:style style:name="T7012" style:parent-style-name="DefaultParagraphFont" style:family="text">
      <style:text-properties style:font-name="Microsoft JhengHei" style:font-name-asian="Microsoft JhengHei" style:font-name-complex="Microsoft JhengHei"/>
    </style:style>
    <style:style style:name="T7013" style:parent-style-name="DefaultParagraphFont" style:family="text">
      <style:text-properties style:font-name="MS Gothic" style:font-name-asian="MS Gothic" style:font-name-complex="MS Gothic"/>
    </style:style>
    <style:style style:name="T7014" style:parent-style-name="DefaultParagraphFont" style:family="text">
      <style:text-properties style:font-name="MS Gothic" style:font-name-asian="MS Gothic" style:font-name-complex="MS Gothic"/>
    </style:style>
    <style:style style:name="T7015" style:parent-style-name="DefaultParagraphFont" style:family="text">
      <style:text-properties style:font-name="MS Gothic" style:font-name-asian="MS Gothic" style:font-name-complex="MS Gothic"/>
    </style:style>
    <style:style style:name="T7016" style:parent-style-name="DefaultParagraphFont" style:family="text">
      <style:text-properties style:font-name="MS Gothic" style:font-name-asian="MS Gothic" style:font-name-complex="MS Gothic"/>
    </style:style>
    <style:style style:name="T7017" style:parent-style-name="DefaultParagraphFont" style:family="text">
      <style:text-properties style:font-name="MS Gothic" style:font-name-asian="MS Gothic" style:font-name-complex="MS Gothic"/>
    </style:style>
    <style:style style:name="T7018" style:parent-style-name="DefaultParagraphFont" style:family="text">
      <style:text-properties style:font-name="MS Gothic" style:font-name-asian="MS Gothic" style:font-name-complex="MS Gothic"/>
    </style:style>
    <style:style style:name="T7019" style:parent-style-name="DefaultParagraphFont" style:family="text">
      <style:text-properties style:font-name="MS Gothic" style:font-name-asian="MS Gothic" style:font-name-complex="MS Gothic"/>
    </style:style>
    <style:style style:name="T7020" style:parent-style-name="DefaultParagraphFont" style:family="text">
      <style:text-properties style:font-name="MS Gothic" style:font-name-asian="MS Gothic" style:font-name-complex="MS Gothic"/>
    </style:style>
    <style:style style:name="T7021" style:parent-style-name="DefaultParagraphFont" style:family="text">
      <style:text-properties style:font-name="MS Gothic" style:font-name-asian="MS Gothic" style:font-name-complex="MS Gothic"/>
    </style:style>
    <style:style style:name="T7022" style:parent-style-name="DefaultParagraphFont" style:family="text">
      <style:text-properties style:font-name="MS Gothic" style:font-name-asian="MS Gothic" style:font-name-complex="MS Gothic"/>
    </style:style>
    <style:style style:name="T7023" style:parent-style-name="DefaultParagraphFont" style:family="text">
      <style:text-properties style:font-name="MS Gothic" style:font-name-asian="MS Gothic" style:font-name-complex="MS Gothic"/>
    </style:style>
    <style:style style:name="T7024" style:parent-style-name="DefaultParagraphFont" style:family="text">
      <style:text-properties style:font-name="MS Gothic" style:font-name-asian="MS Gothic" style:font-name-complex="MS Gothic"/>
    </style:style>
    <style:style style:name="T7025" style:parent-style-name="DefaultParagraphFont" style:family="text">
      <style:text-properties style:font-name="MS Gothic" style:font-name-asian="MS Gothic" style:font-name-complex="MS Gothic"/>
    </style:style>
    <style:style style:name="T7026" style:parent-style-name="DefaultParagraphFont" style:family="text">
      <style:text-properties style:font-name="MS Gothic" style:font-name-asian="MS Gothic" style:font-name-complex="MS Gothic"/>
    </style:style>
    <style:style style:name="T7027" style:parent-style-name="DefaultParagraphFont" style:family="text">
      <style:text-properties style:font-name="MS Gothic" style:font-name-asian="MS Gothic" style:font-name-complex="MS Gothic"/>
    </style:style>
    <style:style style:name="T7028" style:parent-style-name="DefaultParagraphFont" style:family="text">
      <style:text-properties style:font-name="MS Gothic" style:font-name-asian="MS Gothic" style:font-name-complex="MS Gothic"/>
    </style:style>
    <style:style style:name="T7029" style:parent-style-name="DefaultParagraphFont" style:family="text">
      <style:text-properties style:font-name="MS Gothic" style:font-name-asian="MS Gothic" style:font-name-complex="MS Gothic"/>
    </style:style>
    <style:style style:name="T7030" style:parent-style-name="DefaultParagraphFont" style:family="text">
      <style:text-properties style:font-name="MS Gothic" style:font-name-asian="MS Gothic" style:font-name-complex="MS Gothic"/>
    </style:style>
    <style:style style:name="T7031" style:parent-style-name="DefaultParagraphFont" style:family="text">
      <style:text-properties style:font-name="MS Gothic" style:font-name-asian="MS Gothic" style:font-name-complex="MS Gothic"/>
    </style:style>
    <style:style style:name="T7032" style:parent-style-name="DefaultParagraphFont" style:family="text">
      <style:text-properties style:font-name="MS Gothic" style:font-name-asian="MS Gothic" style:font-name-complex="MS Gothic"/>
    </style:style>
    <style:style style:name="T7033" style:parent-style-name="DefaultParagraphFont" style:family="text">
      <style:text-properties style:font-name="MS Gothic" style:font-name-asian="MS Gothic" style:font-name-complex="MS Gothic"/>
    </style:style>
    <style:style style:name="T7034" style:parent-style-name="DefaultParagraphFont" style:family="text">
      <style:text-properties style:font-name="MS Gothic" style:font-name-asian="MS Gothic" style:font-name-complex="MS Gothic"/>
    </style:style>
    <style:style style:name="T7035" style:parent-style-name="DefaultParagraphFont" style:family="text">
      <style:text-properties style:font-name="MS Gothic" style:font-name-asian="MS Gothic" style:font-name-complex="MS Gothic"/>
    </style:style>
    <style:style style:name="T7036" style:parent-style-name="DefaultParagraphFont" style:family="text">
      <style:text-properties style:font-name="MS Gothic" style:font-name-asian="MS Gothic" style:font-name-complex="MS Gothic"/>
    </style:style>
    <style:style style:name="T7037" style:parent-style-name="DefaultParagraphFont" style:family="text">
      <style:text-properties style:font-name="MS Gothic" style:font-name-asian="MS Gothic" style:font-name-complex="MS Gothic"/>
    </style:style>
    <style:style style:name="T7038" style:parent-style-name="DefaultParagraphFont" style:family="text">
      <style:text-properties style:font-name="MS Gothic" style:font-name-asian="MS Gothic" style:font-name-complex="MS Gothic"/>
    </style:style>
    <style:style style:name="T7039" style:parent-style-name="DefaultParagraphFont" style:family="text">
      <style:text-properties style:font-name="MS Gothic" style:font-name-asian="MS Gothic" style:font-name-complex="MS Gothic"/>
    </style:style>
    <style:style style:name="T7040" style:parent-style-name="DefaultParagraphFont" style:family="text">
      <style:text-properties style:font-name="MS Gothic" style:font-name-asian="MS Gothic" style:font-name-complex="MS Gothic"/>
    </style:style>
    <style:style style:name="T7041" style:parent-style-name="DefaultParagraphFont" style:family="text">
      <style:text-properties style:font-name="MS Gothic" style:font-name-asian="MS Gothic" style:font-name-complex="MS Gothic"/>
    </style:style>
    <style:style style:name="T7042" style:parent-style-name="DefaultParagraphFont" style:family="text">
      <style:text-properties style:font-name="MS Gothic" style:font-name-asian="MS Gothic" style:font-name-complex="MS Gothic"/>
    </style:style>
    <style:style style:name="T7043" style:parent-style-name="DefaultParagraphFont" style:family="text">
      <style:text-properties style:font-name="MS Gothic" style:font-name-asian="MS Gothic" style:font-name-complex="MS Gothic"/>
    </style:style>
    <style:style style:name="T7044" style:parent-style-name="DefaultParagraphFont" style:family="text">
      <style:text-properties style:font-name="MS Gothic" style:font-name-asian="MS Gothic" style:font-name-complex="MS Gothic"/>
    </style:style>
    <style:style style:name="T7045" style:parent-style-name="DefaultParagraphFont" style:family="text">
      <style:text-properties style:font-name="MS Gothic" style:font-name-asian="MS Gothic" style:font-name-complex="MS Gothic"/>
    </style:style>
    <style:style style:name="T7046" style:parent-style-name="DefaultParagraphFont" style:family="text">
      <style:text-properties style:font-name="Microsoft JhengHei" style:font-name-asian="Microsoft JhengHei" style:font-name-complex="Microsoft JhengHei"/>
    </style:style>
    <style:style style:name="T7047" style:parent-style-name="DefaultParagraphFont" style:family="text">
      <style:text-properties style:font-name="MS Gothic" style:font-name-asian="MS Gothic" style:font-name-complex="MS Gothic"/>
    </style:style>
    <style:style style:name="T7048" style:parent-style-name="DefaultParagraphFont" style:family="text">
      <style:text-properties style:font-name="MS Gothic" style:font-name-asian="MS Gothic" style:font-name-complex="MS Gothic"/>
    </style:style>
    <style:style style:name="T7049" style:parent-style-name="DefaultParagraphFont" style:family="text">
      <style:text-properties style:font-name="MS Gothic" style:font-name-asian="MS Gothic" style:font-name-complex="MS Gothic"/>
    </style:style>
    <style:style style:name="T7050" style:parent-style-name="DefaultParagraphFont" style:family="text">
      <style:text-properties style:font-name="MS Gothic" style:font-name-asian="MS Gothic" style:font-name-complex="MS Gothic"/>
    </style:style>
    <style:style style:name="T7051" style:parent-style-name="DefaultParagraphFont" style:family="text">
      <style:text-properties style:font-name="MS Gothic" style:font-name-asian="MS Gothic" style:font-name-complex="MS Gothic"/>
    </style:style>
    <style:style style:name="T7052" style:parent-style-name="DefaultParagraphFont" style:family="text">
      <style:text-properties style:font-name="MS Gothic" style:font-name-asian="MS Gothic" style:font-name-complex="MS Gothic"/>
    </style:style>
    <style:style style:name="T7053" style:parent-style-name="DefaultParagraphFont" style:family="text">
      <style:text-properties style:font-name="MS Gothic" style:font-name-asian="MS Gothic" style:font-name-complex="MS Gothic"/>
    </style:style>
    <style:style style:name="T7054" style:parent-style-name="DefaultParagraphFont" style:family="text">
      <style:text-properties style:font-name="MS Gothic" style:font-name-asian="MS Gothic" style:font-name-complex="MS Gothic"/>
    </style:style>
    <style:style style:name="T7055" style:parent-style-name="DefaultParagraphFont" style:family="text">
      <style:text-properties style:font-name="Microsoft JhengHei" style:font-name-asian="Microsoft JhengHei" style:font-name-complex="Microsoft JhengHei"/>
    </style:style>
    <style:style style:name="T7056" style:parent-style-name="DefaultParagraphFont" style:family="text">
      <style:text-properties style:font-name="MS Gothic" style:font-name-asian="MS Gothic" style:font-name-complex="MS Gothic"/>
    </style:style>
    <style:style style:name="T7057" style:parent-style-name="DefaultParagraphFont" style:family="text">
      <style:text-properties style:font-name="MS Gothic" style:font-name-asian="MS Gothic" style:font-name-complex="MS Gothic"/>
    </style:style>
    <style:style style:name="T7058" style:parent-style-name="DefaultParagraphFont" style:family="text">
      <style:text-properties style:font-name="Microsoft JhengHei" style:font-name-asian="Microsoft JhengHei" style:font-name-complex="Microsoft JhengHei"/>
    </style:style>
    <style:style style:name="T7059" style:parent-style-name="DefaultParagraphFont" style:family="text">
      <style:text-properties style:font-name="MS Gothic" style:font-name-asian="MS Gothic" style:font-name-complex="MS Gothic"/>
    </style:style>
    <style:style style:name="T7060" style:parent-style-name="DefaultParagraphFont" style:family="text">
      <style:text-properties style:font-name="MS Gothic" style:font-name-asian="MS Gothic" style:font-name-complex="MS Gothic"/>
    </style:style>
    <style:style style:name="T7061" style:parent-style-name="DefaultParagraphFont" style:family="text">
      <style:text-properties style:font-name="MS Gothic" style:font-name-asian="MS Gothic" style:font-name-complex="MS Gothic"/>
    </style:style>
    <style:style style:name="T7062" style:parent-style-name="DefaultParagraphFont" style:family="text">
      <style:text-properties style:font-name="MS Gothic" style:font-name-asian="MS Gothic" style:font-name-complex="MS Gothic"/>
    </style:style>
    <style:style style:name="T7063" style:parent-style-name="DefaultParagraphFont" style:family="text">
      <style:text-properties style:font-name="MS Gothic" style:font-name-asian="MS Gothic" style:font-name-complex="MS Gothic"/>
    </style:style>
    <style:style style:name="T7064" style:parent-style-name="DefaultParagraphFont" style:family="text">
      <style:text-properties style:font-name="MS Gothic" style:font-name-asian="MS Gothic" style:font-name-complex="MS Gothic"/>
    </style:style>
    <style:style style:name="T7065" style:parent-style-name="DefaultParagraphFont" style:family="text">
      <style:text-properties style:font-name="MS Gothic" style:font-name-asian="MS Gothic" style:font-name-complex="MS Gothic"/>
    </style:style>
    <style:style style:name="T7066" style:parent-style-name="DefaultParagraphFont" style:family="text">
      <style:text-properties style:font-name="MS Gothic" style:font-name-asian="MS Gothic" style:font-name-complex="MS Gothic"/>
    </style:style>
    <style:style style:name="T7067" style:parent-style-name="DefaultParagraphFont" style:family="text">
      <style:text-properties style:font-name="MS Gothic" style:font-name-asian="MS Gothic" style:font-name-complex="MS Gothic"/>
    </style:style>
    <style:style style:name="T7068" style:parent-style-name="DefaultParagraphFont" style:family="text">
      <style:text-properties style:font-name="MS Gothic" style:font-name-asian="MS Gothic" style:font-name-complex="MS Gothic"/>
    </style:style>
    <style:style style:name="T7069" style:parent-style-name="DefaultParagraphFont" style:family="text">
      <style:text-properties style:font-name="MS Gothic" style:font-name-asian="MS Gothic" style:font-name-complex="MS Gothic"/>
    </style:style>
    <style:style style:name="T7070" style:parent-style-name="DefaultParagraphFont" style:family="text">
      <style:text-properties style:font-name="Microsoft JhengHei" style:font-name-asian="Microsoft JhengHei" style:font-name-complex="Microsoft JhengHei"/>
    </style:style>
    <style:style style:name="T7071" style:parent-style-name="DefaultParagraphFont" style:family="text">
      <style:text-properties style:font-name="MS Gothic" style:font-name-asian="MS Gothic" style:font-name-complex="MS Gothic"/>
    </style:style>
    <style:style style:name="T7072" style:parent-style-name="DefaultParagraphFont" style:family="text">
      <style:text-properties style:font-name="MS Gothic" style:font-name-asian="MS Gothic" style:font-name-complex="MS Gothic"/>
    </style:style>
    <style:style style:name="T7073" style:parent-style-name="DefaultParagraphFont" style:family="text">
      <style:text-properties style:font-name="MS Gothic" style:font-name-asian="MS Gothic" style:font-name-complex="MS Gothic"/>
    </style:style>
    <style:style style:name="T7074" style:parent-style-name="DefaultParagraphFont" style:family="text">
      <style:text-properties style:font-name="Microsoft JhengHei" style:font-name-asian="Microsoft JhengHei" style:font-name-complex="Microsoft JhengHei"/>
    </style:style>
    <style:style style:name="T7075" style:parent-style-name="DefaultParagraphFont" style:family="text">
      <style:text-properties style:font-name="MS Gothic" style:font-name-asian="MS Gothic" style:font-name-complex="MS Gothic"/>
    </style:style>
    <style:style style:name="T7076" style:parent-style-name="DefaultParagraphFont" style:family="text">
      <style:text-properties style:font-name="MS Gothic" style:font-name-asian="MS Gothic" style:font-name-complex="MS Gothic"/>
    </style:style>
    <style:style style:name="T7077" style:parent-style-name="DefaultParagraphFont" style:family="text">
      <style:text-properties style:font-name="MS Gothic" style:font-name-asian="MS Gothic" style:font-name-complex="MS Gothic"/>
    </style:style>
    <style:style style:name="T7078" style:parent-style-name="DefaultParagraphFont" style:family="text">
      <style:text-properties style:font-name="MS Gothic" style:font-name-asian="MS Gothic" style:font-name-complex="MS Gothic"/>
    </style:style>
    <style:style style:name="T7079" style:parent-style-name="DefaultParagraphFont" style:family="text">
      <style:text-properties style:font-name="MS Gothic" style:font-name-asian="MS Gothic" style:font-name-complex="MS Gothic"/>
    </style:style>
    <style:style style:name="T7080" style:parent-style-name="DefaultParagraphFont" style:family="text">
      <style:text-properties style:font-name="MS Gothic" style:font-name-asian="MS Gothic" style:font-name-complex="MS Gothic"/>
    </style:style>
    <style:style style:name="T7081" style:parent-style-name="DefaultParagraphFont" style:family="text">
      <style:text-properties style:font-name="MS Gothic" style:font-name-asian="MS Gothic" style:font-name-complex="MS Gothic"/>
    </style:style>
    <style:style style:name="T7082" style:parent-style-name="DefaultParagraphFont" style:family="text">
      <style:text-properties style:font-name="MS Gothic" style:font-name-asian="MS Gothic" style:font-name-complex="MS Gothic"/>
    </style:style>
    <style:style style:name="T7083" style:parent-style-name="DefaultParagraphFont" style:family="text">
      <style:text-properties style:font-name="Malgun Gothic" style:font-name-asian="Malgun Gothic" style:font-name-complex="Malgun Gothic"/>
    </style:style>
    <style:style style:name="T7084" style:parent-style-name="DefaultParagraphFont" style:family="text">
      <style:text-properties style:font-name="Microsoft JhengHei" style:font-name-asian="Microsoft JhengHei" style:font-name-complex="Microsoft JhengHei"/>
    </style:style>
    <style:style style:name="T7085" style:parent-style-name="DefaultParagraphFont" style:family="text">
      <style:text-properties style:font-name="MS Gothic" style:font-name-asian="MS Gothic" style:font-name-complex="MS Gothic"/>
    </style:style>
    <style:style style:name="T7086" style:parent-style-name="DefaultParagraphFont" style:family="text">
      <style:text-properties style:font-name="MS Gothic" style:font-name-asian="MS Gothic" style:font-name-complex="MS Gothic"/>
    </style:style>
    <style:style style:name="T7087" style:parent-style-name="DefaultParagraphFont" style:family="text">
      <style:text-properties style:font-name="MS Gothic" style:font-name-asian="MS Gothic" style:font-name-complex="MS Gothic"/>
    </style:style>
    <style:style style:name="T7088" style:parent-style-name="DefaultParagraphFont" style:family="text">
      <style:text-properties style:font-name="MS Gothic" style:font-name-asian="MS Gothic" style:font-name-complex="MS Gothic"/>
    </style:style>
    <style:style style:name="T7089" style:parent-style-name="DefaultParagraphFont" style:family="text">
      <style:text-properties style:font-name="MS Gothic" style:font-name-asian="MS Gothic" style:font-name-complex="MS Gothic"/>
    </style:style>
    <style:style style:name="T7090" style:parent-style-name="DefaultParagraphFont" style:family="text">
      <style:text-properties style:font-name="Malgun Gothic" style:font-name-asian="Malgun Gothic" style:font-name-complex="Malgun Gothic"/>
    </style:style>
    <style:style style:name="T7091" style:parent-style-name="DefaultParagraphFont" style:family="text">
      <style:text-properties style:font-name="MS Gothic" style:font-name-asian="MS Gothic" style:font-name-complex="MS Gothic"/>
    </style:style>
    <style:style style:name="T7092" style:parent-style-name="DefaultParagraphFont" style:family="text">
      <style:text-properties style:font-name="MS Gothic" style:font-name-asian="MS Gothic" style:font-name-complex="MS Gothic"/>
    </style:style>
    <style:style style:name="T7093" style:parent-style-name="DefaultParagraphFont" style:family="text">
      <style:text-properties style:font-name="MS Gothic" style:font-name-asian="MS Gothic" style:font-name-complex="MS Gothic"/>
    </style:style>
    <style:style style:name="T7094" style:parent-style-name="DefaultParagraphFont" style:family="text">
      <style:text-properties style:font-name="MS Gothic" style:font-name-asian="MS Gothic" style:font-name-complex="MS Gothic"/>
    </style:style>
    <style:style style:name="T7095" style:parent-style-name="DefaultParagraphFont" style:family="text">
      <style:text-properties style:font-name="MS Gothic" style:font-name-asian="MS Gothic" style:font-name-complex="MS Gothic"/>
    </style:style>
    <style:style style:name="T7096" style:parent-style-name="DefaultParagraphFont" style:family="text">
      <style:text-properties style:font-name="MS Gothic" style:font-name-asian="MS Gothic" style:font-name-complex="MS Gothic"/>
    </style:style>
    <style:style style:name="T7097" style:parent-style-name="DefaultParagraphFont" style:family="text">
      <style:text-properties style:font-name="MS Gothic" style:font-name-asian="MS Gothic" style:font-name-complex="MS Gothic"/>
    </style:style>
    <style:style style:name="T7098" style:parent-style-name="DefaultParagraphFont" style:family="text">
      <style:text-properties style:font-name="MS Gothic" style:font-name-asian="MS Gothic" style:font-name-complex="MS Gothic"/>
    </style:style>
    <style:style style:name="T7099" style:parent-style-name="DefaultParagraphFont" style:family="text">
      <style:text-properties style:font-name="MS Gothic" style:font-name-asian="MS Gothic" style:font-name-complex="MS Gothic"/>
    </style:style>
    <style:style style:name="T7100" style:parent-style-name="DefaultParagraphFont" style:family="text">
      <style:text-properties style:font-name="MS Gothic" style:font-name-asian="MS Gothic" style:font-name-complex="MS Gothic"/>
    </style:style>
    <style:style style:name="T7101" style:parent-style-name="DefaultParagraphFont" style:family="text">
      <style:text-properties style:font-name="MS Gothic" style:font-name-asian="MS Gothic" style:font-name-complex="MS Gothic"/>
    </style:style>
    <style:style style:name="T7102" style:parent-style-name="DefaultParagraphFont" style:family="text">
      <style:text-properties style:font-name="MS Gothic" style:font-name-asian="MS Gothic" style:font-name-complex="MS Gothic"/>
    </style:style>
    <style:style style:name="T7103" style:parent-style-name="DefaultParagraphFont" style:family="text">
      <style:text-properties style:font-name="MS Gothic" style:font-name-asian="MS Gothic" style:font-name-complex="MS Gothic"/>
    </style:style>
    <style:style style:name="T7104" style:parent-style-name="DefaultParagraphFont" style:family="text">
      <style:text-properties style:font-name="MS Gothic" style:font-name-asian="MS Gothic" style:font-name-complex="MS Gothic"/>
    </style:style>
    <style:style style:name="T7105" style:parent-style-name="DefaultParagraphFont" style:family="text">
      <style:text-properties style:font-name="MS Gothic" style:font-name-asian="MS Gothic" style:font-name-complex="MS Gothic"/>
    </style:style>
    <style:style style:name="T7106" style:parent-style-name="DefaultParagraphFont" style:family="text">
      <style:text-properties style:font-name="MS Gothic" style:font-name-asian="MS Gothic" style:font-name-complex="MS Gothic"/>
    </style:style>
    <style:style style:name="T7107" style:parent-style-name="DefaultParagraphFont" style:family="text">
      <style:text-properties style:font-name="MS Gothic" style:font-name-asian="MS Gothic" style:font-name-complex="MS Gothic"/>
    </style:style>
    <style:style style:name="T7108" style:parent-style-name="DefaultParagraphFont" style:family="text">
      <style:text-properties style:font-name="Microsoft JhengHei" style:font-name-asian="Microsoft JhengHei" style:font-name-complex="Microsoft JhengHei"/>
    </style:style>
    <style:style style:name="T7109" style:parent-style-name="DefaultParagraphFont" style:family="text">
      <style:text-properties style:font-name="MS Gothic" style:font-name-asian="MS Gothic" style:font-name-complex="MS Gothic"/>
    </style:style>
    <style:style style:name="T7110" style:parent-style-name="DefaultParagraphFont" style:family="text">
      <style:text-properties style:font-name="MS Gothic" style:font-name-asian="MS Gothic" style:font-name-complex="MS Gothic"/>
    </style:style>
    <style:style style:name="T7111" style:parent-style-name="DefaultParagraphFont" style:family="text">
      <style:text-properties style:font-name="MS Gothic" style:font-name-asian="MS Gothic" style:font-name-complex="MS Gothic"/>
    </style:style>
    <style:style style:name="T7112" style:parent-style-name="DefaultParagraphFont" style:family="text">
      <style:text-properties style:font-name="MS Gothic" style:font-name-asian="MS Gothic" style:font-name-complex="MS Gothic"/>
    </style:style>
    <style:style style:name="T7113" style:parent-style-name="DefaultParagraphFont" style:family="text">
      <style:text-properties style:font-name="MS Gothic" style:font-name-asian="MS Gothic" style:font-name-complex="MS Gothic"/>
    </style:style>
    <style:style style:name="T7114" style:parent-style-name="DefaultParagraphFont" style:family="text">
      <style:text-properties style:font-name="MS Gothic" style:font-name-asian="MS Gothic" style:font-name-complex="MS Gothic"/>
    </style:style>
    <style:style style:name="T7115" style:parent-style-name="DefaultParagraphFont" style:family="text">
      <style:text-properties style:font-name="MS Gothic" style:font-name-asian="MS Gothic" style:font-name-complex="MS Gothic"/>
    </style:style>
    <style:style style:name="T7116" style:parent-style-name="DefaultParagraphFont" style:family="text">
      <style:text-properties style:font-name="MS Gothic" style:font-name-asian="MS Gothic" style:font-name-complex="MS Gothic"/>
    </style:style>
    <style:style style:name="T7117" style:parent-style-name="DefaultParagraphFont" style:family="text">
      <style:text-properties style:font-name="MS Gothic" style:font-name-asian="MS Gothic" style:font-name-complex="MS Gothic"/>
    </style:style>
    <style:style style:name="T7118" style:parent-style-name="DefaultParagraphFont" style:family="text">
      <style:text-properties style:font-name="Microsoft JhengHei" style:font-name-asian="Microsoft JhengHei" style:font-name-complex="Microsoft JhengHei"/>
    </style:style>
    <style:style style:name="T7119" style:parent-style-name="DefaultParagraphFont" style:family="text">
      <style:text-properties style:font-name="MS Gothic" style:font-name-asian="MS Gothic" style:font-name-complex="MS Gothic"/>
    </style:style>
    <style:style style:name="T7120" style:parent-style-name="DefaultParagraphFont" style:family="text">
      <style:text-properties style:font-name="Microsoft JhengHei" style:font-name-asian="Microsoft JhengHei" style:font-name-complex="Microsoft JhengHei"/>
    </style:style>
    <style:style style:name="T7121" style:parent-style-name="DefaultParagraphFont" style:family="text">
      <style:text-properties style:font-name="MS Gothic" style:font-name-asian="MS Gothic" style:font-name-complex="MS Gothic"/>
    </style:style>
    <style:style style:name="T7122" style:parent-style-name="DefaultParagraphFont" style:family="text">
      <style:text-properties style:font-name="MS Gothic" style:font-name-asian="MS Gothic" style:font-name-complex="MS Gothic"/>
    </style:style>
    <style:style style:name="T7123" style:parent-style-name="DefaultParagraphFont" style:family="text">
      <style:text-properties style:font-name="MS Gothic" style:font-name-asian="MS Gothic" style:font-name-complex="MS Gothic"/>
    </style:style>
    <style:style style:name="T7124" style:parent-style-name="DefaultParagraphFont" style:family="text">
      <style:text-properties style:font-name="MS Gothic" style:font-name-asian="MS Gothic" style:font-name-complex="MS Gothic"/>
    </style:style>
    <style:style style:name="T7125" style:parent-style-name="DefaultParagraphFont" style:family="text">
      <style:text-properties style:font-name="MS Gothic" style:font-name-asian="MS Gothic" style:font-name-complex="MS Gothic"/>
    </style:style>
    <style:style style:name="T7126" style:parent-style-name="DefaultParagraphFont" style:family="text">
      <style:text-properties style:font-name="MS Gothic" style:font-name-asian="MS Gothic" style:font-name-complex="MS Gothic"/>
    </style:style>
    <style:style style:name="T7127" style:parent-style-name="DefaultParagraphFont" style:family="text">
      <style:text-properties style:font-name="Microsoft JhengHei" style:font-name-asian="Microsoft JhengHei" style:font-name-complex="Microsoft JhengHei"/>
    </style:style>
    <style:style style:name="T7128" style:parent-style-name="DefaultParagraphFont" style:family="text">
      <style:text-properties style:font-name="MS Gothic" style:font-name-asian="MS Gothic" style:font-name-complex="MS Gothic"/>
    </style:style>
    <style:style style:name="T7129" style:parent-style-name="DefaultParagraphFont" style:family="text">
      <style:text-properties style:font-name="MS Gothic" style:font-name-asian="MS Gothic" style:font-name-complex="MS Gothic"/>
    </style:style>
    <style:style style:name="T7130" style:parent-style-name="DefaultParagraphFont" style:family="text">
      <style:text-properties style:font-name="Microsoft JhengHei" style:font-name-asian="Microsoft JhengHei" style:font-name-complex="Microsoft JhengHei"/>
    </style:style>
    <style:style style:name="T7131" style:parent-style-name="DefaultParagraphFont" style:family="text">
      <style:text-properties style:font-name="MS Gothic" style:font-name-asian="MS Gothic" style:font-name-complex="MS Gothic"/>
    </style:style>
    <style:style style:name="T7132" style:parent-style-name="DefaultParagraphFont" style:family="text">
      <style:text-properties style:font-name="MS Gothic" style:font-name-asian="MS Gothic" style:font-name-complex="MS Gothic"/>
    </style:style>
    <style:style style:name="T7133" style:parent-style-name="DefaultParagraphFont" style:family="text">
      <style:text-properties style:font-name="MS Gothic" style:font-name-asian="MS Gothic" style:font-name-complex="MS Gothic"/>
    </style:style>
    <style:style style:name="T7134" style:parent-style-name="DefaultParagraphFont" style:family="text">
      <style:text-properties style:font-name="MS Gothic" style:font-name-asian="MS Gothic" style:font-name-complex="MS Gothic"/>
    </style:style>
    <style:style style:name="T7135" style:parent-style-name="DefaultParagraphFont" style:family="text">
      <style:text-properties style:font-name="Microsoft JhengHei" style:font-name-asian="Microsoft JhengHei" style:font-name-complex="Microsoft JhengHei"/>
    </style:style>
    <style:style style:name="T7136" style:parent-style-name="DefaultParagraphFont" style:family="text">
      <style:text-properties style:font-name="MS Gothic" style:font-name-asian="MS Gothic" style:font-name-complex="MS Gothic"/>
    </style:style>
    <style:style style:name="T7137" style:parent-style-name="DefaultParagraphFont" style:family="text">
      <style:text-properties style:font-name="MS Gothic" style:font-name-asian="MS Gothic" style:font-name-complex="MS Gothic"/>
    </style:style>
    <style:style style:name="T7138" style:parent-style-name="DefaultParagraphFont" style:family="text">
      <style:text-properties style:font-name="MS Gothic" style:font-name-asian="MS Gothic" style:font-name-complex="MS Gothic"/>
    </style:style>
    <style:style style:name="T7139" style:parent-style-name="DefaultParagraphFont" style:family="text">
      <style:text-properties style:font-name="MS Gothic" style:font-name-asian="MS Gothic" style:font-name-complex="MS Gothic"/>
    </style:style>
    <style:style style:name="T7140" style:parent-style-name="DefaultParagraphFont" style:family="text">
      <style:text-properties style:font-name="MS Gothic" style:font-name-asian="MS Gothic" style:font-name-complex="MS Gothic"/>
    </style:style>
    <style:style style:name="T7141" style:parent-style-name="DefaultParagraphFont" style:family="text">
      <style:text-properties style:font-name="MS Gothic" style:font-name-asian="MS Gothic" style:font-name-complex="MS Gothic"/>
    </style:style>
    <style:style style:name="T7142" style:parent-style-name="DefaultParagraphFont" style:family="text">
      <style:text-properties style:font-name="MS Gothic" style:font-name-asian="MS Gothic" style:font-name-complex="MS Gothic"/>
    </style:style>
    <style:style style:name="T7143" style:parent-style-name="DefaultParagraphFont" style:family="text">
      <style:text-properties style:font-name="MS Gothic" style:font-name-asian="MS Gothic" style:font-name-complex="MS Gothic"/>
    </style:style>
    <style:style style:name="T7144" style:parent-style-name="DefaultParagraphFont" style:family="text">
      <style:text-properties style:font-name="MS Gothic" style:font-name-asian="MS Gothic" style:font-name-complex="MS Gothic"/>
    </style:style>
    <style:style style:name="T7145" style:parent-style-name="DefaultParagraphFont" style:family="text">
      <style:text-properties style:font-name="MS Gothic" style:font-name-asian="MS Gothic" style:font-name-complex="MS Gothic"/>
    </style:style>
    <style:style style:name="T7146" style:parent-style-name="DefaultParagraphFont" style:family="text">
      <style:text-properties style:font-name="MS Gothic" style:font-name-asian="MS Gothic" style:font-name-complex="MS Gothic"/>
    </style:style>
    <style:style style:name="T7147" style:parent-style-name="DefaultParagraphFont" style:family="text">
      <style:text-properties style:font-name="MS Gothic" style:font-name-asian="MS Gothic" style:font-name-complex="MS Gothic"/>
    </style:style>
    <style:style style:name="T7148" style:parent-style-name="DefaultParagraphFont" style:family="text">
      <style:text-properties style:font-name="MS Gothic" style:font-name-asian="MS Gothic" style:font-name-complex="MS Gothic"/>
    </style:style>
    <style:style style:name="T7149" style:parent-style-name="DefaultParagraphFont" style:family="text">
      <style:text-properties style:font-name="MS Gothic" style:font-name-asian="MS Gothic" style:font-name-complex="MS Gothic"/>
    </style:style>
    <style:style style:name="T7150" style:parent-style-name="DefaultParagraphFont" style:family="text">
      <style:text-properties style:font-name="MS Gothic" style:font-name-asian="MS Gothic" style:font-name-complex="MS Gothic"/>
    </style:style>
    <style:style style:name="T7151" style:parent-style-name="DefaultParagraphFont" style:family="text">
      <style:text-properties style:font-name="Malgun Gothic" style:font-name-asian="Malgun Gothic" style:font-name-complex="Malgun Gothic"/>
    </style:style>
    <style:style style:name="T7152" style:parent-style-name="DefaultParagraphFont" style:family="text">
      <style:text-properties style:font-name="MS Gothic" style:font-name-asian="MS Gothic" style:font-name-complex="MS Gothic"/>
    </style:style>
    <style:style style:name="T7153" style:parent-style-name="DefaultParagraphFont" style:family="text">
      <style:text-properties style:font-name="MS Gothic" style:font-name-asian="MS Gothic" style:font-name-complex="MS Gothic"/>
    </style:style>
    <style:style style:name="T7154" style:parent-style-name="DefaultParagraphFont" style:family="text">
      <style:text-properties style:font-name="MS Gothic" style:font-name-asian="MS Gothic" style:font-name-complex="MS Gothic"/>
    </style:style>
    <style:style style:name="T7155" style:parent-style-name="DefaultParagraphFont" style:family="text">
      <style:text-properties style:font-name="MS Gothic" style:font-name-asian="MS Gothic" style:font-name-complex="MS Gothic"/>
    </style:style>
    <style:style style:name="T7156" style:parent-style-name="DefaultParagraphFont" style:family="text">
      <style:text-properties style:font-name="MS Gothic" style:font-name-asian="MS Gothic" style:font-name-complex="MS Gothic"/>
    </style:style>
    <style:style style:name="T7157" style:parent-style-name="DefaultParagraphFont" style:family="text">
      <style:text-properties style:font-name="MS Gothic" style:font-name-asian="MS Gothic" style:font-name-complex="MS Gothic"/>
    </style:style>
    <style:style style:name="T7158" style:parent-style-name="DefaultParagraphFont" style:family="text">
      <style:text-properties style:font-name="MS Gothic" style:font-name-asian="MS Gothic" style:font-name-complex="MS Gothic"/>
    </style:style>
    <style:style style:name="T7159" style:parent-style-name="DefaultParagraphFont" style:family="text">
      <style:text-properties style:font-name="MS Gothic" style:font-name-asian="MS Gothic" style:font-name-complex="MS Gothic"/>
    </style:style>
    <style:style style:name="T7160" style:parent-style-name="DefaultParagraphFont" style:family="text">
      <style:text-properties style:font-name="MS Gothic" style:font-name-asian="MS Gothic" style:font-name-complex="MS Gothic"/>
    </style:style>
    <style:style style:name="T7161" style:parent-style-name="DefaultParagraphFont" style:family="text">
      <style:text-properties style:font-name="MS Gothic" style:font-name-asian="MS Gothic" style:font-name-complex="MS Gothic"/>
    </style:style>
    <style:style style:name="T7162" style:parent-style-name="DefaultParagraphFont" style:family="text">
      <style:text-properties style:font-name="Microsoft JhengHei" style:font-name-asian="Microsoft JhengHei" style:font-name-complex="Microsoft JhengHei"/>
    </style:style>
    <style:style style:name="T7163" style:parent-style-name="DefaultParagraphFont" style:family="text">
      <style:text-properties style:font-name="MS Gothic" style:font-name-asian="MS Gothic" style:font-name-complex="MS Gothic"/>
    </style:style>
    <style:style style:name="T7164" style:parent-style-name="DefaultParagraphFont" style:family="text">
      <style:text-properties style:font-name="MS Gothic" style:font-name-asian="MS Gothic" style:font-name-complex="MS Gothic"/>
    </style:style>
    <style:style style:name="T7165" style:parent-style-name="DefaultParagraphFont" style:family="text">
      <style:text-properties style:font-name="MS Gothic" style:font-name-asian="MS Gothic" style:font-name-complex="MS Gothic"/>
    </style:style>
    <style:style style:name="T7166" style:parent-style-name="DefaultParagraphFont" style:family="text">
      <style:text-properties style:font-name="MS Gothic" style:font-name-asian="MS Gothic" style:font-name-complex="MS Gothic"/>
    </style:style>
    <style:style style:name="T7167" style:parent-style-name="DefaultParagraphFont" style:family="text">
      <style:text-properties style:font-name="MS Gothic" style:font-name-asian="MS Gothic" style:font-name-complex="MS Gothic"/>
    </style:style>
    <style:style style:name="T7168" style:parent-style-name="DefaultParagraphFont" style:family="text">
      <style:text-properties style:font-name="MS Gothic" style:font-name-asian="MS Gothic" style:font-name-complex="MS Gothic"/>
    </style:style>
    <style:style style:name="T7169" style:parent-style-name="DefaultParagraphFont" style:family="text">
      <style:text-properties style:font-name="MS Gothic" style:font-name-asian="MS Gothic" style:font-name-complex="MS Gothic"/>
    </style:style>
    <style:style style:name="T7170" style:parent-style-name="DefaultParagraphFont" style:family="text">
      <style:text-properties style:font-name="Microsoft JhengHei" style:font-name-asian="Microsoft JhengHei" style:font-name-complex="Microsoft JhengHei"/>
    </style:style>
    <style:style style:name="T7171" style:parent-style-name="DefaultParagraphFont" style:family="text">
      <style:text-properties style:font-name="MS Gothic" style:font-name-asian="MS Gothic" style:font-name-complex="MS Gothic"/>
    </style:style>
    <style:style style:name="T7172" style:parent-style-name="DefaultParagraphFont" style:family="text">
      <style:text-properties style:font-name="MS Gothic" style:font-name-asian="MS Gothic" style:font-name-complex="MS Gothic"/>
    </style:style>
    <style:style style:name="T7173" style:parent-style-name="DefaultParagraphFont" style:family="text">
      <style:text-properties style:font-name="MS Gothic" style:font-name-asian="MS Gothic" style:font-name-complex="MS Gothic"/>
    </style:style>
    <style:style style:name="T7174" style:parent-style-name="DefaultParagraphFont" style:family="text">
      <style:text-properties style:font-name="MS Gothic" style:font-name-asian="MS Gothic" style:font-name-complex="MS Gothic"/>
    </style:style>
    <style:style style:name="T7175" style:parent-style-name="DefaultParagraphFont" style:family="text">
      <style:text-properties style:font-name="Microsoft JhengHei" style:font-name-asian="Microsoft JhengHei" style:font-name-complex="Microsoft JhengHei"/>
    </style:style>
    <style:style style:name="T7176" style:parent-style-name="DefaultParagraphFont" style:family="text">
      <style:text-properties style:font-name="MS Gothic" style:font-name-asian="MS Gothic" style:font-name-complex="MS Gothic"/>
    </style:style>
    <style:style style:name="T7177" style:parent-style-name="DefaultParagraphFont" style:family="text">
      <style:text-properties style:font-name="MS Gothic" style:font-name-asian="MS Gothic" style:font-name-complex="MS Gothic"/>
    </style:style>
    <style:style style:name="T7178" style:parent-style-name="DefaultParagraphFont" style:family="text">
      <style:text-properties style:font-name="Microsoft JhengHei" style:font-name-asian="Microsoft JhengHei" style:font-name-complex="Microsoft JhengHei"/>
    </style:style>
    <style:style style:name="T7179" style:parent-style-name="DefaultParagraphFont" style:family="text">
      <style:text-properties style:font-name="MS Gothic" style:font-name-asian="MS Gothic" style:font-name-complex="MS Gothic"/>
    </style:style>
    <style:style style:name="T7180" style:parent-style-name="DefaultParagraphFont" style:family="text">
      <style:text-properties style:font-name="MS Gothic" style:font-name-asian="MS Gothic" style:font-name-complex="MS Gothic"/>
    </style:style>
    <style:style style:name="T7181" style:parent-style-name="DefaultParagraphFont" style:family="text">
      <style:text-properties style:font-name="MS Gothic" style:font-name-asian="MS Gothic" style:font-name-complex="MS Gothic"/>
    </style:style>
    <style:style style:name="T7182" style:parent-style-name="DefaultParagraphFont" style:family="text">
      <style:text-properties style:font-name="MS Gothic" style:font-name-asian="MS Gothic" style:font-name-complex="MS Gothic"/>
    </style:style>
    <style:style style:name="T7183" style:parent-style-name="DefaultParagraphFont" style:family="text">
      <style:text-properties style:font-name="MS Gothic" style:font-name-asian="MS Gothic" style:font-name-complex="MS Gothic"/>
    </style:style>
    <style:style style:name="T7184" style:parent-style-name="DefaultParagraphFont" style:family="text">
      <style:text-properties style:font-name="MS Gothic" style:font-name-asian="MS Gothic" style:font-name-complex="MS Gothic"/>
    </style:style>
    <style:style style:name="T7185" style:parent-style-name="DefaultParagraphFont" style:family="text">
      <style:text-properties style:font-name="MS Gothic" style:font-name-asian="MS Gothic" style:font-name-complex="MS Gothic"/>
    </style:style>
    <style:style style:name="T7186" style:parent-style-name="DefaultParagraphFont" style:family="text">
      <style:text-properties style:font-name="MS Gothic" style:font-name-asian="MS Gothic" style:font-name-complex="MS Gothic"/>
    </style:style>
    <style:style style:name="T7187" style:parent-style-name="DefaultParagraphFont" style:family="text">
      <style:text-properties style:font-name="MS Gothic" style:font-name-asian="MS Gothic" style:font-name-complex="MS Gothic"/>
    </style:style>
    <style:style style:name="T7188" style:parent-style-name="DefaultParagraphFont" style:family="text">
      <style:text-properties style:font-name="MS Gothic" style:font-name-asian="MS Gothic" style:font-name-complex="MS Gothic"/>
    </style:style>
    <style:style style:name="T7189" style:parent-style-name="DefaultParagraphFont" style:family="text">
      <style:text-properties style:font-name="MS Gothic" style:font-name-asian="MS Gothic" style:font-name-complex="MS Gothic"/>
    </style:style>
    <style:style style:name="T7190" style:parent-style-name="DefaultParagraphFont" style:family="text">
      <style:text-properties style:font-name="MS Gothic" style:font-name-asian="MS Gothic" style:font-name-complex="MS Gothic"/>
    </style:style>
    <style:style style:name="T7191" style:parent-style-name="DefaultParagraphFont" style:family="text">
      <style:text-properties style:font-name="MS Gothic" style:font-name-asian="MS Gothic" style:font-name-complex="MS Gothic"/>
    </style:style>
    <style:style style:name="T7192" style:parent-style-name="DefaultParagraphFont" style:family="text">
      <style:text-properties style:font-name="Microsoft JhengHei" style:font-name-asian="Microsoft JhengHei" style:font-name-complex="Microsoft JhengHei"/>
    </style:style>
    <style:style style:name="T7193" style:parent-style-name="DefaultParagraphFont" style:family="text">
      <style:text-properties style:font-name="MS Gothic" style:font-name-asian="MS Gothic" style:font-name-complex="MS Gothic"/>
    </style:style>
    <style:style style:name="T7194" style:parent-style-name="DefaultParagraphFont" style:family="text">
      <style:text-properties style:font-name="Microsoft JhengHei" style:font-name-asian="Microsoft JhengHei" style:font-name-complex="Microsoft JhengHei"/>
    </style:style>
    <style:style style:name="T7195" style:parent-style-name="DefaultParagraphFont" style:family="text">
      <style:text-properties style:font-name="MS Gothic" style:font-name-asian="MS Gothic" style:font-name-complex="MS Gothic"/>
    </style:style>
    <style:style style:name="T7196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7197" style:parent-style-name="DefaultParagraphFont" style:family="text">
      <style:text-properties fo:font-weight="bold" style:font-weight-asian="bold" style:font-weight-complex="bold"/>
    </style:style>
    <style:style style:name="T7198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7199" style:parent-style-name="DefaultParagraphFont" style:family="text">
      <style:text-properties fo:font-weight="bold" style:font-weight-asian="bold" style:font-weight-complex="bold"/>
    </style:style>
    <style:style style:name="T7200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7201" style:parent-style-name="DefaultParagraphFont" style:family="text">
      <style:text-properties fo:font-weight="bold" style:font-weight-asian="bold" style:font-weight-complex="bold"/>
    </style:style>
    <style:style style:name="T7202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7203" style:parent-style-name="DefaultParagraphFont" style:family="text">
      <style:text-properties fo:font-weight="bold" style:font-weight-asian="bold" style:font-weight-complex="bold"/>
    </style:style>
    <style:style style:name="T7204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7205" style:parent-style-name="DefaultParagraphFont" style:family="text">
      <style:text-properties fo:font-weight="bold" style:font-weight-asian="bold" style:font-weight-complex="bold"/>
    </style:style>
    <style:style style:name="T7206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7207" style:parent-style-name="DefaultParagraphFont" style:family="text">
      <style:text-properties fo:font-weight="bold" style:font-weight-asian="bold" style:font-weight-complex="bold"/>
    </style:style>
    <style:style style:name="T7208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7209" style:parent-style-name="DefaultParagraphFont" style:family="text">
      <style:text-properties fo:font-weight="bold" style:font-weight-asian="bold" style:font-weight-complex="bold"/>
    </style:style>
    <style:style style:name="T7210" style:parent-style-name="DefaultParagraphFont" style:family="text">
      <style:text-properties style:font-name="MS Gothic" style:font-name-asian="MS Gothic" style:font-name-complex="MS Gothic"/>
    </style:style>
    <style:style style:name="T7211" style:parent-style-name="DefaultParagraphFont" style:family="text">
      <style:text-properties style:font-name="MS Gothic" style:font-name-asian="MS Gothic" style:font-name-complex="MS Gothic"/>
    </style:style>
    <style:style style:name="T7212" style:parent-style-name="DefaultParagraphFont" style:family="text">
      <style:text-properties style:font-name="MS Gothic" style:font-name-asian="MS Gothic" style:font-name-complex="MS Gothic"/>
    </style:style>
    <style:style style:name="T7213" style:parent-style-name="DefaultParagraphFont" style:family="text">
      <style:text-properties style:font-name="MS Gothic" style:font-name-asian="MS Gothic" style:font-name-complex="MS Gothic"/>
    </style:style>
    <style:style style:name="T7214" style:parent-style-name="DefaultParagraphFont" style:family="text">
      <style:text-properties style:font-name="MS Gothic" style:font-name-asian="MS Gothic" style:font-name-complex="MS Gothic"/>
    </style:style>
    <style:style style:name="T7215" style:parent-style-name="DefaultParagraphFont" style:family="text">
      <style:text-properties style:font-name="MS Gothic" style:font-name-asian="MS Gothic" style:font-name-complex="MS Gothic"/>
    </style:style>
    <style:style style:name="T7216" style:parent-style-name="DefaultParagraphFont" style:family="text">
      <style:text-properties style:font-name="MS Gothic" style:font-name-asian="MS Gothic" style:font-name-complex="MS Gothic"/>
    </style:style>
    <style:style style:name="T7217" style:parent-style-name="DefaultParagraphFont" style:family="text">
      <style:text-properties style:font-name="MS Gothic" style:font-name-asian="MS Gothic" style:font-name-complex="MS Gothic"/>
    </style:style>
    <style:style style:name="T7218" style:parent-style-name="DefaultParagraphFont" style:family="text">
      <style:text-properties style:font-name="MS Gothic" style:font-name-asian="MS Gothic" style:font-name-complex="MS Gothic"/>
    </style:style>
    <style:style style:name="T7219" style:parent-style-name="DefaultParagraphFont" style:family="text">
      <style:text-properties style:font-name="MS Gothic" style:font-name-asian="MS Gothic" style:font-name-complex="MS Gothic"/>
    </style:style>
    <style:style style:name="T7220" style:parent-style-name="DefaultParagraphFont" style:family="text">
      <style:text-properties style:font-name="MS Gothic" style:font-name-asian="MS Gothic" style:font-name-complex="MS Gothic"/>
    </style:style>
    <style:style style:name="T7221" style:parent-style-name="DefaultParagraphFont" style:family="text">
      <style:text-properties style:font-name="MS Gothic" style:font-name-asian="MS Gothic" style:font-name-complex="MS Gothic"/>
    </style:style>
    <style:style style:name="T7222" style:parent-style-name="DefaultParagraphFont" style:family="text">
      <style:text-properties style:font-name="MS Gothic" style:font-name-asian="MS Gothic" style:font-name-complex="MS Gothic"/>
    </style:style>
    <style:style style:name="T7223" style:parent-style-name="DefaultParagraphFont" style:family="text">
      <style:text-properties style:font-name="MS Gothic" style:font-name-asian="MS Gothic" style:font-name-complex="MS Gothic"/>
    </style:style>
    <style:style style:name="T7224" style:parent-style-name="DefaultParagraphFont" style:family="text">
      <style:text-properties style:font-name="Microsoft JhengHei" style:font-name-asian="Microsoft JhengHei" style:font-name-complex="Microsoft JhengHei"/>
    </style:style>
    <style:style style:name="T7225" style:parent-style-name="DefaultParagraphFont" style:family="text">
      <style:text-properties style:font-name="MS Gothic" style:font-name-asian="MS Gothic" style:font-name-complex="MS Gothic"/>
    </style:style>
    <style:style style:name="T7226" style:parent-style-name="DefaultParagraphFont" style:family="text">
      <style:text-properties style:font-name="MS Gothic" style:font-name-asian="MS Gothic" style:font-name-complex="MS Gothic"/>
    </style:style>
    <style:style style:name="T7227" style:parent-style-name="DefaultParagraphFont" style:family="text">
      <style:text-properties style:font-name="MS Gothic" style:font-name-asian="MS Gothic" style:font-name-complex="MS Gothic"/>
    </style:style>
    <style:style style:name="T7228" style:parent-style-name="DefaultParagraphFont" style:family="text">
      <style:text-properties style:font-name="MS Gothic" style:font-name-asian="MS Gothic" style:font-name-complex="MS Gothic"/>
    </style:style>
    <style:style style:name="T7229" style:parent-style-name="DefaultParagraphFont" style:family="text">
      <style:text-properties style:font-name="MS Gothic" style:font-name-asian="MS Gothic" style:font-name-complex="MS Gothic"/>
    </style:style>
    <style:style style:name="T7230" style:parent-style-name="DefaultParagraphFont" style:family="text">
      <style:text-properties style:font-name="MS Gothic" style:font-name-asian="MS Gothic" style:font-name-complex="MS Gothic"/>
    </style:style>
    <style:style style:name="T7231" style:parent-style-name="DefaultParagraphFont" style:family="text">
      <style:text-properties style:font-name="MS Gothic" style:font-name-asian="MS Gothic" style:font-name-complex="MS Gothic"/>
    </style:style>
    <style:style style:name="T7232" style:parent-style-name="DefaultParagraphFont" style:family="text">
      <style:text-properties style:font-name="MS Gothic" style:font-name-asian="MS Gothic" style:font-name-complex="MS Gothic"/>
    </style:style>
    <style:style style:name="T7233" style:parent-style-name="DefaultParagraphFont" style:family="text">
      <style:text-properties style:font-name="MS Gothic" style:font-name-asian="MS Gothic" style:font-name-complex="MS Gothic"/>
    </style:style>
    <style:style style:name="T7234" style:parent-style-name="DefaultParagraphFont" style:family="text">
      <style:text-properties style:font-name="MS Gothic" style:font-name-asian="MS Gothic" style:font-name-complex="MS Gothic"/>
    </style:style>
    <style:style style:name="T7235" style:parent-style-name="DefaultParagraphFont" style:family="text">
      <style:text-properties style:font-name="MS Gothic" style:font-name-asian="MS Gothic" style:font-name-complex="MS Gothic"/>
    </style:style>
    <style:style style:name="T7236" style:parent-style-name="DefaultParagraphFont" style:family="text">
      <style:text-properties style:font-name="MS Gothic" style:font-name-asian="MS Gothic" style:font-name-complex="MS Gothic"/>
    </style:style>
    <style:style style:name="T7237" style:parent-style-name="DefaultParagraphFont" style:family="text">
      <style:text-properties style:font-name="MS Gothic" style:font-name-asian="MS Gothic" style:font-name-complex="MS Gothic"/>
    </style:style>
    <style:style style:name="T7238" style:parent-style-name="DefaultParagraphFont" style:family="text">
      <style:text-properties style:font-name="MS Gothic" style:font-name-asian="MS Gothic" style:font-name-complex="MS Gothic"/>
    </style:style>
    <style:style style:name="T7239" style:parent-style-name="DefaultParagraphFont" style:family="text">
      <style:text-properties style:font-name="MS Gothic" style:font-name-asian="MS Gothic" style:font-name-complex="MS Gothic"/>
    </style:style>
    <style:style style:name="T7240" style:parent-style-name="DefaultParagraphFont" style:family="text">
      <style:text-properties style:font-name="MS Gothic" style:font-name-asian="MS Gothic" style:font-name-complex="MS Gothic"/>
    </style:style>
    <style:style style:name="T7241" style:parent-style-name="DefaultParagraphFont" style:family="text">
      <style:text-properties style:font-name="MS Gothic" style:font-name-asian="MS Gothic" style:font-name-complex="MS Gothic"/>
    </style:style>
    <style:style style:name="T7242" style:parent-style-name="DefaultParagraphFont" style:family="text">
      <style:text-properties style:font-name="MS Gothic" style:font-name-asian="MS Gothic" style:font-name-complex="MS Gothic"/>
    </style:style>
    <style:style style:name="T7243" style:parent-style-name="DefaultParagraphFont" style:family="text">
      <style:text-properties style:font-name="MS Gothic" style:font-name-asian="MS Gothic" style:font-name-complex="MS Gothic"/>
    </style:style>
    <style:style style:name="T7244" style:parent-style-name="DefaultParagraphFont" style:family="text">
      <style:text-properties style:font-name="MS Gothic" style:font-name-asian="MS Gothic" style:font-name-complex="MS Gothic"/>
    </style:style>
    <style:style style:name="T7245" style:parent-style-name="DefaultParagraphFont" style:family="text">
      <style:text-properties style:font-name="MS Gothic" style:font-name-asian="MS Gothic" style:font-name-complex="MS Gothic"/>
    </style:style>
    <style:style style:name="T7246" style:parent-style-name="DefaultParagraphFont" style:family="text">
      <style:text-properties style:font-name="MS Gothic" style:font-name-asian="MS Gothic" style:font-name-complex="MS Gothic"/>
    </style:style>
    <style:style style:name="T7247" style:parent-style-name="DefaultParagraphFont" style:family="text">
      <style:text-properties style:font-name="MS Gothic" style:font-name-asian="MS Gothic" style:font-name-complex="MS Gothic"/>
    </style:style>
    <style:style style:name="T7248" style:parent-style-name="DefaultParagraphFont" style:family="text">
      <style:text-properties style:font-name="MS Gothic" style:font-name-asian="MS Gothic" style:font-name-complex="MS Gothic"/>
    </style:style>
    <style:style style:name="T7249" style:parent-style-name="DefaultParagraphFont" style:family="text">
      <style:text-properties style:font-name="MS Gothic" style:font-name-asian="MS Gothic" style:font-name-complex="MS Gothic"/>
    </style:style>
    <style:style style:name="T7250" style:parent-style-name="DefaultParagraphFont" style:family="text">
      <style:text-properties style:font-name="MS Gothic" style:font-name-asian="MS Gothic" style:font-name-complex="MS Gothic"/>
    </style:style>
    <style:style style:name="T7251" style:parent-style-name="DefaultParagraphFont" style:family="text">
      <style:text-properties style:font-name="MS Gothic" style:font-name-asian="MS Gothic" style:font-name-complex="MS Gothic"/>
    </style:style>
    <style:style style:name="T7252" style:parent-style-name="DefaultParagraphFont" style:family="text">
      <style:text-properties style:font-name="MS Gothic" style:font-name-asian="MS Gothic" style:font-name-complex="MS Gothic"/>
    </style:style>
    <style:style style:name="T7253" style:parent-style-name="DefaultParagraphFont" style:family="text">
      <style:text-properties style:font-name="MS Gothic" style:font-name-asian="MS Gothic" style:font-name-complex="MS Gothic"/>
    </style:style>
    <style:style style:name="T7254" style:parent-style-name="DefaultParagraphFont" style:family="text">
      <style:text-properties style:font-name="MS Gothic" style:font-name-asian="MS Gothic" style:font-name-complex="MS Gothic"/>
    </style:style>
    <style:style style:name="T7255" style:parent-style-name="DefaultParagraphFont" style:family="text">
      <style:text-properties style:font-name="Malgun Gothic" style:font-name-asian="Malgun Gothic" style:font-name-complex="Malgun Gothic"/>
    </style:style>
    <style:style style:name="T7256" style:parent-style-name="DefaultParagraphFont" style:family="text">
      <style:text-properties style:font-name="MS Gothic" style:font-name-asian="MS Gothic" style:font-name-complex="MS Gothic"/>
    </style:style>
    <style:style style:name="T7257" style:parent-style-name="DefaultParagraphFont" style:family="text">
      <style:text-properties style:font-name="MS Gothic" style:font-name-asian="MS Gothic" style:font-name-complex="MS Gothic"/>
    </style:style>
    <style:style style:name="T7258" style:parent-style-name="DefaultParagraphFont" style:family="text">
      <style:text-properties style:font-name="Malgun Gothic" style:font-name-asian="Malgun Gothic" style:font-name-complex="Malgun Gothic"/>
    </style:style>
    <style:style style:name="T7259" style:parent-style-name="DefaultParagraphFont" style:family="text">
      <style:text-properties style:font-name="MS Gothic" style:font-name-asian="MS Gothic" style:font-name-complex="MS Gothic"/>
    </style:style>
    <style:style style:name="T7260" style:parent-style-name="DefaultParagraphFont" style:family="text">
      <style:text-properties style:font-name="MS Gothic" style:font-name-asian="MS Gothic" style:font-name-complex="MS Gothic"/>
    </style:style>
    <style:style style:name="T7261" style:parent-style-name="DefaultParagraphFont" style:family="text">
      <style:text-properties style:font-name="MS Gothic" style:font-name-asian="MS Gothic" style:font-name-complex="MS Gothic"/>
    </style:style>
    <style:style style:name="T7262" style:parent-style-name="DefaultParagraphFont" style:family="text">
      <style:text-properties style:font-name="MS Gothic" style:font-name-asian="MS Gothic" style:font-name-complex="MS Gothic"/>
    </style:style>
    <style:style style:name="T7263" style:parent-style-name="DefaultParagraphFont" style:family="text">
      <style:text-properties style:font-name="MS Gothic" style:font-name-asian="MS Gothic" style:font-name-complex="MS Gothic"/>
    </style:style>
    <style:style style:name="T7264" style:parent-style-name="DefaultParagraphFont" style:family="text">
      <style:text-properties style:font-name="MS Gothic" style:font-name-asian="MS Gothic" style:font-name-complex="MS Gothic"/>
    </style:style>
    <style:style style:name="T7265" style:parent-style-name="DefaultParagraphFont" style:family="text">
      <style:text-properties style:font-name="MS Gothic" style:font-name-asian="MS Gothic" style:font-name-complex="MS Gothic"/>
    </style:style>
    <style:style style:name="T7266" style:parent-style-name="DefaultParagraphFont" style:family="text">
      <style:text-properties style:font-name="MS Gothic" style:font-name-asian="MS Gothic" style:font-name-complex="MS Gothic"/>
    </style:style>
    <style:style style:name="T7267" style:parent-style-name="DefaultParagraphFont" style:family="text">
      <style:text-properties style:font-name="MS Gothic" style:font-name-asian="MS Gothic" style:font-name-complex="MS Gothic"/>
    </style:style>
    <style:style style:name="T7268" style:parent-style-name="DefaultParagraphFont" style:family="text">
      <style:text-properties style:font-name="MS Gothic" style:font-name-asian="MS Gothic" style:font-name-complex="MS Gothic"/>
    </style:style>
    <style:style style:name="T7269" style:parent-style-name="DefaultParagraphFont" style:family="text">
      <style:text-properties style:font-name="MS Gothic" style:font-name-asian="MS Gothic" style:font-name-complex="MS Gothic"/>
    </style:style>
    <style:style style:name="T7270" style:parent-style-name="DefaultParagraphFont" style:family="text">
      <style:text-properties style:font-name="Microsoft JhengHei" style:font-name-asian="Microsoft JhengHei" style:font-name-complex="Microsoft JhengHei"/>
    </style:style>
    <style:style style:name="T7271" style:parent-style-name="DefaultParagraphFont" style:family="text">
      <style:text-properties style:font-name="MS Gothic" style:font-name-asian="MS Gothic" style:font-name-complex="MS Gothic"/>
    </style:style>
    <style:style style:name="T7272" style:parent-style-name="DefaultParagraphFont" style:family="text">
      <style:text-properties style:font-name="Malgun Gothic" style:font-name-asian="Malgun Gothic" style:font-name-complex="Malgun Gothic"/>
    </style:style>
    <style:style style:name="T7273" style:parent-style-name="DefaultParagraphFont" style:family="text">
      <style:text-properties style:font-name="MS Gothic" style:font-name-asian="MS Gothic" style:font-name-complex="MS Gothic"/>
    </style:style>
    <style:style style:name="T7274" style:parent-style-name="DefaultParagraphFont" style:family="text">
      <style:text-properties style:font-name="MS Gothic" style:font-name-asian="MS Gothic" style:font-name-complex="MS Gothic"/>
    </style:style>
    <style:style style:name="T7275" style:parent-style-name="DefaultParagraphFont" style:family="text">
      <style:text-properties style:font-name="MS Gothic" style:font-name-asian="MS Gothic" style:font-name-complex="MS Gothic"/>
    </style:style>
    <style:style style:name="T7276" style:parent-style-name="DefaultParagraphFont" style:family="text">
      <style:text-properties style:font-name="Malgun Gothic" style:font-name-asian="Malgun Gothic" style:font-name-complex="Malgun Gothic"/>
    </style:style>
    <style:style style:name="T7277" style:parent-style-name="DefaultParagraphFont" style:family="text">
      <style:text-properties style:font-name="MS Gothic" style:font-name-asian="MS Gothic" style:font-name-complex="MS Gothic"/>
    </style:style>
    <style:style style:name="T7278" style:parent-style-name="DefaultParagraphFont" style:family="text">
      <style:text-properties style:font-name="MS Gothic" style:font-name-asian="MS Gothic" style:font-name-complex="MS Gothic"/>
    </style:style>
    <style:style style:name="T7279" style:parent-style-name="DefaultParagraphFont" style:family="text">
      <style:text-properties style:font-name="Microsoft JhengHei" style:font-name-asian="Microsoft JhengHei" style:font-name-complex="Microsoft JhengHei"/>
    </style:style>
    <style:style style:name="T7280" style:parent-style-name="DefaultParagraphFont" style:family="text">
      <style:text-properties style:font-name="MingLiU-ExtB" style:font-name-asian="MingLiU-ExtB" style:font-name-complex="MingLiU-ExtB"/>
    </style:style>
    <style:style style:name="T7281" style:parent-style-name="DefaultParagraphFont" style:family="text">
      <style:text-properties style:font-name="MS Gothic" style:font-name-asian="MS Gothic" style:font-name-complex="MS Gothic"/>
    </style:style>
    <style:style style:name="T7282" style:parent-style-name="DefaultParagraphFont" style:family="text">
      <style:text-properties style:font-name="MS Gothic" style:font-name-asian="MS Gothic" style:font-name-complex="MS Gothic"/>
    </style:style>
    <style:style style:name="T7283" style:parent-style-name="DefaultParagraphFont" style:family="text">
      <style:text-properties style:font-name="MS Gothic" style:font-name-asian="MS Gothic" style:font-name-complex="MS Gothic"/>
    </style:style>
    <style:style style:name="T7284" style:parent-style-name="DefaultParagraphFont" style:family="text">
      <style:text-properties style:font-name="MS Gothic" style:font-name-asian="MS Gothic" style:font-name-complex="MS Gothic"/>
    </style:style>
    <style:style style:name="T7285" style:parent-style-name="DefaultParagraphFont" style:family="text">
      <style:text-properties style:font-name="MS Gothic" style:font-name-asian="MS Gothic" style:font-name-complex="MS Gothic"/>
    </style:style>
    <style:style style:name="T7286" style:parent-style-name="DefaultParagraphFont" style:family="text">
      <style:text-properties style:font-name="MS Gothic" style:font-name-asian="MS Gothic" style:font-name-complex="MS Gothic"/>
    </style:style>
    <style:style style:name="T7287" style:parent-style-name="DefaultParagraphFont" style:family="text">
      <style:text-properties style:font-name="MS Gothic" style:font-name-asian="MS Gothic" style:font-name-complex="MS Gothic"/>
    </style:style>
    <style:style style:name="T7288" style:parent-style-name="DefaultParagraphFont" style:family="text">
      <style:text-properties style:font-name="MS Gothic" style:font-name-asian="MS Gothic" style:font-name-complex="MS Gothic"/>
    </style:style>
    <style:style style:name="T7289" style:parent-style-name="DefaultParagraphFont" style:family="text">
      <style:text-properties style:font-name="MS Gothic" style:font-name-asian="MS Gothic" style:font-name-complex="MS Gothic"/>
    </style:style>
    <style:style style:name="T7290" style:parent-style-name="DefaultParagraphFont" style:family="text">
      <style:text-properties style:font-name="MS Gothic" style:font-name-asian="MS Gothic" style:font-name-complex="MS Gothic"/>
    </style:style>
    <style:style style:name="T7291" style:parent-style-name="DefaultParagraphFont" style:family="text">
      <style:text-properties style:font-name="MS Gothic" style:font-name-asian="MS Gothic" style:font-name-complex="MS Gothic"/>
    </style:style>
    <style:style style:name="T7292" style:parent-style-name="DefaultParagraphFont" style:family="text">
      <style:text-properties style:font-name="MS Gothic" style:font-name-asian="MS Gothic" style:font-name-complex="MS Gothic"/>
    </style:style>
    <style:style style:name="T7293" style:parent-style-name="DefaultParagraphFont" style:family="text">
      <style:text-properties style:font-name="MS Gothic" style:font-name-asian="MS Gothic" style:font-name-complex="MS Gothic"/>
    </style:style>
    <style:style style:name="T7294" style:parent-style-name="DefaultParagraphFont" style:family="text">
      <style:text-properties style:font-name="MS Gothic" style:font-name-asian="MS Gothic" style:font-name-complex="MS Gothic"/>
    </style:style>
    <style:style style:name="T7295" style:parent-style-name="DefaultParagraphFont" style:family="text">
      <style:text-properties style:font-name="MS Gothic" style:font-name-asian="MS Gothic" style:font-name-complex="MS Gothic"/>
    </style:style>
    <style:style style:name="T7296" style:parent-style-name="DefaultParagraphFont" style:family="text">
      <style:text-properties style:font-name="MS Gothic" style:font-name-asian="MS Gothic" style:font-name-complex="MS Gothic"/>
    </style:style>
    <style:style style:name="T7297" style:parent-style-name="DefaultParagraphFont" style:family="text">
      <style:text-properties style:font-name="MS Gothic" style:font-name-asian="MS Gothic" style:font-name-complex="MS Gothic"/>
    </style:style>
    <style:style style:name="T7298" style:parent-style-name="DefaultParagraphFont" style:family="text">
      <style:text-properties style:font-name="MS Gothic" style:font-name-asian="MS Gothic" style:font-name-complex="MS Gothic"/>
    </style:style>
    <style:style style:name="T7299" style:parent-style-name="DefaultParagraphFont" style:family="text">
      <style:text-properties style:font-name="MS Gothic" style:font-name-asian="MS Gothic" style:font-name-complex="MS Gothic"/>
    </style:style>
    <style:style style:name="T7300" style:parent-style-name="DefaultParagraphFont" style:family="text">
      <style:text-properties style:font-name="MS Gothic" style:font-name-asian="MS Gothic" style:font-name-complex="MS Gothic"/>
    </style:style>
    <style:style style:name="T7301" style:parent-style-name="DefaultParagraphFont" style:family="text">
      <style:text-properties style:font-name="MS Gothic" style:font-name-asian="MS Gothic" style:font-name-complex="MS Gothic"/>
    </style:style>
    <style:style style:name="T7302" style:parent-style-name="DefaultParagraphFont" style:family="text">
      <style:text-properties style:font-name="MS Gothic" style:font-name-asian="MS Gothic" style:font-name-complex="MS Gothic"/>
    </style:style>
    <style:style style:name="T7303" style:parent-style-name="DefaultParagraphFont" style:family="text">
      <style:text-properties style:font-name="MS Gothic" style:font-name-asian="MS Gothic" style:font-name-complex="MS Gothic"/>
    </style:style>
    <style:style style:name="T7304" style:parent-style-name="DefaultParagraphFont" style:family="text">
      <style:text-properties style:font-name="MS Gothic" style:font-name-asian="MS Gothic" style:font-name-complex="MS Gothic"/>
    </style:style>
    <style:style style:name="T7305" style:parent-style-name="DefaultParagraphFont" style:family="text">
      <style:text-properties style:font-name="MS Gothic" style:font-name-asian="MS Gothic" style:font-name-complex="MS Gothic"/>
    </style:style>
    <style:style style:name="T7306" style:parent-style-name="DefaultParagraphFont" style:family="text">
      <style:text-properties style:font-name="Microsoft JhengHei" style:font-name-asian="Microsoft JhengHei" style:font-name-complex="Microsoft JhengHei"/>
    </style:style>
    <style:style style:name="T7307" style:parent-style-name="DefaultParagraphFont" style:family="text">
      <style:text-properties style:font-name="MS Gothic" style:font-name-asian="MS Gothic" style:font-name-complex="MS Gothic"/>
    </style:style>
    <style:style style:name="T7308" style:parent-style-name="DefaultParagraphFont" style:family="text">
      <style:text-properties style:font-name="MS Gothic" style:font-name-asian="MS Gothic" style:font-name-complex="MS Gothic"/>
    </style:style>
    <style:style style:name="T7309" style:parent-style-name="DefaultParagraphFont" style:family="text">
      <style:text-properties style:font-name="MS Gothic" style:font-name-asian="MS Gothic" style:font-name-complex="MS Gothic"/>
    </style:style>
    <style:style style:name="T7310" style:parent-style-name="DefaultParagraphFont" style:family="text">
      <style:text-properties style:font-name="MS Gothic" style:font-name-asian="MS Gothic" style:font-name-complex="MS Gothic"/>
    </style:style>
    <style:style style:name="T7311" style:parent-style-name="DefaultParagraphFont" style:family="text">
      <style:text-properties style:font-name="MS Gothic" style:font-name-asian="MS Gothic" style:font-name-complex="MS Gothic"/>
    </style:style>
    <style:style style:name="T7312" style:parent-style-name="DefaultParagraphFont" style:family="text">
      <style:text-properties style:font-name="MS Gothic" style:font-name-asian="MS Gothic" style:font-name-complex="MS Gothic"/>
    </style:style>
    <style:style style:name="T7313" style:parent-style-name="DefaultParagraphFont" style:family="text">
      <style:text-properties style:font-name="MS Gothic" style:font-name-asian="MS Gothic" style:font-name-complex="MS Gothic"/>
    </style:style>
    <style:style style:name="T7314" style:parent-style-name="DefaultParagraphFont" style:family="text">
      <style:text-properties style:font-name="MS Gothic" style:font-name-asian="MS Gothic" style:font-name-complex="MS Gothic"/>
    </style:style>
    <style:style style:name="T7315" style:parent-style-name="DefaultParagraphFont" style:family="text">
      <style:text-properties style:font-name="MS Gothic" style:font-name-asian="MS Gothic" style:font-name-complex="MS Gothic"/>
    </style:style>
    <style:style style:name="T7316" style:parent-style-name="DefaultParagraphFont" style:family="text">
      <style:text-properties style:font-name="MS Gothic" style:font-name-asian="MS Gothic" style:font-name-complex="MS Gothic"/>
    </style:style>
    <style:style style:name="T7317" style:parent-style-name="DefaultParagraphFont" style:family="text">
      <style:text-properties style:font-name="MS Gothic" style:font-name-asian="MS Gothic" style:font-name-complex="MS Gothic"/>
    </style:style>
    <style:style style:name="T7318" style:parent-style-name="DefaultParagraphFont" style:family="text">
      <style:text-properties style:font-name="MS Gothic" style:font-name-asian="MS Gothic" style:font-name-complex="MS Gothic"/>
    </style:style>
    <style:style style:name="T7319" style:parent-style-name="DefaultParagraphFont" style:family="text">
      <style:text-properties style:font-name="MS Gothic" style:font-name-asian="MS Gothic" style:font-name-complex="MS Gothic"/>
    </style:style>
    <style:style style:name="T7320" style:parent-style-name="DefaultParagraphFont" style:family="text">
      <style:text-properties style:font-name="MS Gothic" style:font-name-asian="MS Gothic" style:font-name-complex="MS Gothic"/>
    </style:style>
    <style:style style:name="T7321" style:parent-style-name="DefaultParagraphFont" style:family="text">
      <style:text-properties style:font-name="MS Gothic" style:font-name-asian="MS Gothic" style:font-name-complex="MS Gothic"/>
    </style:style>
    <style:style style:name="T7322" style:parent-style-name="DefaultParagraphFont" style:family="text">
      <style:text-properties style:font-name="MS Gothic" style:font-name-asian="MS Gothic" style:font-name-complex="MS Gothic"/>
    </style:style>
    <style:style style:name="T7323" style:parent-style-name="DefaultParagraphFont" style:family="text">
      <style:text-properties style:font-name="MS Gothic" style:font-name-asian="MS Gothic" style:font-name-complex="MS Gothic"/>
    </style:style>
    <style:style style:name="T7324" style:parent-style-name="DefaultParagraphFont" style:family="text">
      <style:text-properties style:font-name="MS Gothic" style:font-name-asian="MS Gothic" style:font-name-complex="MS Gothic"/>
    </style:style>
    <style:style style:name="T7325" style:parent-style-name="DefaultParagraphFont" style:family="text">
      <style:text-properties style:font-name="MS Gothic" style:font-name-asian="MS Gothic" style:font-name-complex="MS Gothic"/>
    </style:style>
    <style:style style:name="T7326" style:parent-style-name="DefaultParagraphFont" style:family="text">
      <style:text-properties style:font-name="MS Gothic" style:font-name-asian="MS Gothic" style:font-name-complex="MS Gothic"/>
    </style:style>
    <style:style style:name="T7327" style:parent-style-name="DefaultParagraphFont" style:family="text">
      <style:text-properties style:font-name="MS Gothic" style:font-name-asian="MS Gothic" style:font-name-complex="MS Gothic"/>
    </style:style>
    <style:style style:name="T7328" style:parent-style-name="DefaultParagraphFont" style:family="text">
      <style:text-properties style:font-name="MS Gothic" style:font-name-asian="MS Gothic" style:font-name-complex="MS Gothic"/>
    </style:style>
    <style:style style:name="T7329" style:parent-style-name="DefaultParagraphFont" style:family="text">
      <style:text-properties style:font-name="MS Gothic" style:font-name-asian="MS Gothic" style:font-name-complex="MS Gothic"/>
    </style:style>
    <style:style style:name="T7330" style:parent-style-name="DefaultParagraphFont" style:family="text">
      <style:text-properties style:font-name="MS Gothic" style:font-name-asian="MS Gothic" style:font-name-complex="MS Gothic"/>
    </style:style>
    <style:style style:name="T7331" style:parent-style-name="DefaultParagraphFont" style:family="text">
      <style:text-properties style:font-name="MS Gothic" style:font-name-asian="MS Gothic" style:font-name-complex="MS Gothic"/>
    </style:style>
    <style:style style:name="T7332" style:parent-style-name="DefaultParagraphFont" style:family="text">
      <style:text-properties style:font-name="MS Gothic" style:font-name-asian="MS Gothic" style:font-name-complex="MS Gothic"/>
    </style:style>
    <style:style style:name="T7333" style:parent-style-name="DefaultParagraphFont" style:family="text">
      <style:text-properties style:font-name="MS Gothic" style:font-name-asian="MS Gothic" style:font-name-complex="MS Gothic"/>
    </style:style>
    <style:style style:name="T7334" style:parent-style-name="DefaultParagraphFont" style:family="text">
      <style:text-properties style:font-name="MS Gothic" style:font-name-asian="MS Gothic" style:font-name-complex="MS Gothic"/>
    </style:style>
    <style:style style:name="T7335" style:parent-style-name="DefaultParagraphFont" style:family="text">
      <style:text-properties style:font-name="Microsoft JhengHei" style:font-name-asian="Microsoft JhengHei" style:font-name-complex="Microsoft JhengHei"/>
    </style:style>
    <style:style style:name="T7336" style:parent-style-name="DefaultParagraphFont" style:family="text">
      <style:text-properties style:font-name="MS Gothic" style:font-name-asian="MS Gothic" style:font-name-complex="MS Gothic"/>
    </style:style>
    <style:style style:name="T7337" style:parent-style-name="DefaultParagraphFont" style:family="text">
      <style:text-properties style:font-name="MS Gothic" style:font-name-asian="MS Gothic" style:font-name-complex="MS Gothic"/>
    </style:style>
    <style:style style:name="T7338" style:parent-style-name="DefaultParagraphFont" style:family="text">
      <style:text-properties style:font-name="MS Gothic" style:font-name-asian="MS Gothic" style:font-name-complex="MS Gothic"/>
    </style:style>
    <style:style style:name="T7339" style:parent-style-name="DefaultParagraphFont" style:family="text">
      <style:text-properties style:font-name="Microsoft JhengHei" style:font-name-asian="Microsoft JhengHei" style:font-name-complex="Microsoft JhengHei"/>
    </style:style>
    <style:style style:name="T7340" style:parent-style-name="DefaultParagraphFont" style:family="text">
      <style:text-properties style:font-name="MS Gothic" style:font-name-asian="MS Gothic" style:font-name-complex="MS Gothic"/>
    </style:style>
    <style:style style:name="T7341" style:parent-style-name="DefaultParagraphFont" style:family="text">
      <style:text-properties style:font-name="MS Gothic" style:font-name-asian="MS Gothic" style:font-name-complex="MS Gothic"/>
    </style:style>
    <style:style style:name="T7342" style:parent-style-name="DefaultParagraphFont" style:family="text">
      <style:text-properties style:font-name="Microsoft JhengHei" style:font-name-asian="Microsoft JhengHei" style:font-name-complex="Microsoft JhengHei"/>
    </style:style>
    <style:style style:name="T7343" style:parent-style-name="DefaultParagraphFont" style:family="text">
      <style:text-properties style:font-name="MS Gothic" style:font-name-asian="MS Gothic" style:font-name-complex="MS Gothic"/>
    </style:style>
    <style:style style:name="T7344" style:parent-style-name="DefaultParagraphFont" style:family="text">
      <style:text-properties style:font-name="MS Gothic" style:font-name-asian="MS Gothic" style:font-name-complex="MS Gothic"/>
    </style:style>
    <style:style style:name="T7345" style:parent-style-name="DefaultParagraphFont" style:family="text">
      <style:text-properties style:font-name="MS Gothic" style:font-name-asian="MS Gothic" style:font-name-complex="MS Gothic"/>
    </style:style>
    <style:style style:name="T7346" style:parent-style-name="DefaultParagraphFont" style:family="text">
      <style:text-properties style:font-name="MS Gothic" style:font-name-asian="MS Gothic" style:font-name-complex="MS Gothic"/>
    </style:style>
    <style:style style:name="T7347" style:parent-style-name="DefaultParagraphFont" style:family="text">
      <style:text-properties style:font-name="MS Gothic" style:font-name-asian="MS Gothic" style:font-name-complex="MS Gothic"/>
    </style:style>
    <style:style style:name="T7348" style:parent-style-name="DefaultParagraphFont" style:family="text">
      <style:text-properties style:font-name="MS Gothic" style:font-name-asian="MS Gothic" style:font-name-complex="MS Gothic"/>
    </style:style>
    <style:style style:name="T7349" style:parent-style-name="DefaultParagraphFont" style:family="text">
      <style:text-properties style:font-name="MS Gothic" style:font-name-asian="MS Gothic" style:font-name-complex="MS Gothic"/>
    </style:style>
    <style:style style:name="T7350" style:parent-style-name="DefaultParagraphFont" style:family="text">
      <style:text-properties style:font-name="MS Gothic" style:font-name-asian="MS Gothic" style:font-name-complex="MS Gothic"/>
    </style:style>
    <style:style style:name="T7351" style:parent-style-name="DefaultParagraphFont" style:family="text">
      <style:text-properties style:font-name="MS Gothic" style:font-name-asian="MS Gothic" style:font-name-complex="MS Gothic"/>
    </style:style>
    <style:style style:name="T7352" style:parent-style-name="DefaultParagraphFont" style:family="text">
      <style:text-properties style:font-name="MS Gothic" style:font-name-asian="MS Gothic" style:font-name-complex="MS Gothic"/>
    </style:style>
    <style:style style:name="T7353" style:parent-style-name="DefaultParagraphFont" style:family="text">
      <style:text-properties style:font-name="MS Gothic" style:font-name-asian="MS Gothic" style:font-name-complex="MS Gothic"/>
    </style:style>
    <style:style style:name="T7354" style:parent-style-name="DefaultParagraphFont" style:family="text">
      <style:text-properties style:font-name="MS Gothic" style:font-name-asian="MS Gothic" style:font-name-complex="MS Gothic"/>
    </style:style>
    <style:style style:name="T7355" style:parent-style-name="DefaultParagraphFont" style:family="text">
      <style:text-properties style:font-name="MS Gothic" style:font-name-asian="MS Gothic" style:font-name-complex="MS Gothic"/>
    </style:style>
    <style:style style:name="T7356" style:parent-style-name="DefaultParagraphFont" style:family="text">
      <style:text-properties style:font-name="MS Gothic" style:font-name-asian="MS Gothic" style:font-name-complex="MS Gothic"/>
    </style:style>
    <style:style style:name="T7357" style:parent-style-name="DefaultParagraphFont" style:family="text">
      <style:text-properties style:font-name="MS Gothic" style:font-name-asian="MS Gothic" style:font-name-complex="MS Gothic"/>
    </style:style>
    <style:style style:name="T7358" style:parent-style-name="DefaultParagraphFont" style:family="text">
      <style:text-properties style:font-name="MS Gothic" style:font-name-asian="MS Gothic" style:font-name-complex="MS Gothic"/>
    </style:style>
    <style:style style:name="T7359" style:parent-style-name="DefaultParagraphFont" style:family="text">
      <style:text-properties style:font-name="MS Gothic" style:font-name-asian="MS Gothic" style:font-name-complex="MS Gothic"/>
    </style:style>
    <style:style style:name="T7360" style:parent-style-name="DefaultParagraphFont" style:family="text">
      <style:text-properties style:font-name="Microsoft JhengHei" style:font-name-asian="Microsoft JhengHei" style:font-name-complex="Microsoft JhengHei"/>
    </style:style>
    <style:style style:name="T7361" style:parent-style-name="DefaultParagraphFont" style:family="text">
      <style:text-properties style:font-name="Microsoft JhengHei" style:font-name-asian="Microsoft JhengHei" style:font-name-complex="Microsoft JhengHei"/>
    </style:style>
    <style:style style:name="T7362" style:parent-style-name="DefaultParagraphFont" style:family="text">
      <style:text-properties style:font-name="MS Gothic" style:font-name-asian="MS Gothic" style:font-name-complex="MS Gothic"/>
    </style:style>
    <style:style style:name="T7363" style:parent-style-name="DefaultParagraphFont" style:family="text">
      <style:text-properties style:font-name="MS Gothic" style:font-name-asian="MS Gothic" style:font-name-complex="MS Gothic"/>
    </style:style>
    <style:style style:name="T7364" style:parent-style-name="DefaultParagraphFont" style:family="text">
      <style:text-properties style:font-name="MS Gothic" style:font-name-asian="MS Gothic" style:font-name-complex="MS Gothic"/>
    </style:style>
    <style:style style:name="T7365" style:parent-style-name="DefaultParagraphFont" style:family="text">
      <style:text-properties style:font-name="Microsoft JhengHei" style:font-name-asian="Microsoft JhengHei" style:font-name-complex="Microsoft JhengHei"/>
    </style:style>
    <style:style style:name="T7366" style:parent-style-name="DefaultParagraphFont" style:family="text">
      <style:text-properties style:font-name="MS Gothic" style:font-name-asian="MS Gothic" style:font-name-complex="MS Gothic"/>
    </style:style>
    <style:style style:name="T7367" style:parent-style-name="DefaultParagraphFont" style:family="text">
      <style:text-properties style:font-name="MS Gothic" style:font-name-asian="MS Gothic" style:font-name-complex="MS Gothic"/>
    </style:style>
    <style:style style:name="T7368" style:parent-style-name="DefaultParagraphFont" style:family="text">
      <style:text-properties style:font-name="MS Gothic" style:font-name-asian="MS Gothic" style:font-name-complex="MS Gothic"/>
    </style:style>
    <style:style style:name="T7369" style:parent-style-name="DefaultParagraphFont" style:family="text">
      <style:text-properties style:font-name="MS Gothic" style:font-name-asian="MS Gothic" style:font-name-complex="MS Gothic"/>
    </style:style>
    <style:style style:name="T7370" style:parent-style-name="DefaultParagraphFont" style:family="text">
      <style:text-properties style:font-name="MS Gothic" style:font-name-asian="MS Gothic" style:font-name-complex="MS Gothic"/>
    </style:style>
    <style:style style:name="T7371" style:parent-style-name="DefaultParagraphFont" style:family="text">
      <style:text-properties style:font-name="MS Gothic" style:font-name-asian="MS Gothic" style:font-name-complex="MS Gothic"/>
    </style:style>
    <style:style style:name="T7372" style:parent-style-name="DefaultParagraphFont" style:family="text">
      <style:text-properties style:font-name="MS Gothic" style:font-name-asian="MS Gothic" style:font-name-complex="MS Gothic"/>
    </style:style>
    <style:style style:name="T7373" style:parent-style-name="DefaultParagraphFont" style:family="text">
      <style:text-properties style:font-name="MS Gothic" style:font-name-asian="MS Gothic" style:font-name-complex="MS Gothic"/>
    </style:style>
    <style:style style:name="T7374" style:parent-style-name="DefaultParagraphFont" style:family="text">
      <style:text-properties style:font-name="MS Gothic" style:font-name-asian="MS Gothic" style:font-name-complex="MS Gothic"/>
    </style:style>
    <style:style style:name="T7375" style:parent-style-name="DefaultParagraphFont" style:family="text">
      <style:text-properties style:font-name="MS Gothic" style:font-name-asian="MS Gothic" style:font-name-complex="MS Gothic"/>
    </style:style>
    <style:style style:name="T7376" style:parent-style-name="DefaultParagraphFont" style:family="text">
      <style:text-properties style:font-name="MS Gothic" style:font-name-asian="MS Gothic" style:font-name-complex="MS Gothic"/>
    </style:style>
    <style:style style:name="T7377" style:parent-style-name="DefaultParagraphFont" style:family="text">
      <style:text-properties style:font-name="Microsoft JhengHei" style:font-name-asian="Microsoft JhengHei" style:font-name-complex="Microsoft JhengHei"/>
    </style:style>
    <style:style style:name="T7378" style:parent-style-name="DefaultParagraphFont" style:family="text">
      <style:text-properties style:font-name="MS Gothic" style:font-name-asian="MS Gothic" style:font-name-complex="MS Gothic"/>
    </style:style>
    <style:style style:name="T7379" style:parent-style-name="DefaultParagraphFont" style:family="text">
      <style:text-properties style:font-name="MS Gothic" style:font-name-asian="MS Gothic" style:font-name-complex="MS Gothic"/>
    </style:style>
    <style:style style:name="T7380" style:parent-style-name="DefaultParagraphFont" style:family="text">
      <style:text-properties style:font-name="MS Gothic" style:font-name-asian="MS Gothic" style:font-name-complex="MS Gothic"/>
    </style:style>
    <style:style style:name="T7381" style:parent-style-name="DefaultParagraphFont" style:family="text">
      <style:text-properties style:font-name="MS Gothic" style:font-name-asian="MS Gothic" style:font-name-complex="MS Gothic"/>
    </style:style>
    <style:style style:name="T7382" style:parent-style-name="DefaultParagraphFont" style:family="text">
      <style:text-properties style:font-name="MS Gothic" style:font-name-asian="MS Gothic" style:font-name-complex="MS Gothic"/>
    </style:style>
    <style:style style:name="T7383" style:parent-style-name="DefaultParagraphFont" style:family="text">
      <style:text-properties style:font-name="MS Gothic" style:font-name-asian="MS Gothic" style:font-name-complex="MS Gothic"/>
    </style:style>
    <style:style style:name="T7384" style:parent-style-name="DefaultParagraphFont" style:family="text">
      <style:text-properties style:font-name="Microsoft JhengHei" style:font-name-asian="Microsoft JhengHei" style:font-name-complex="Microsoft JhengHei"/>
    </style:style>
    <style:style style:name="T7385" style:parent-style-name="DefaultParagraphFont" style:family="text">
      <style:text-properties style:font-name="Microsoft JhengHei" style:font-name-asian="Microsoft JhengHei" style:font-name-complex="Microsoft JhengHei"/>
    </style:style>
    <style:style style:name="T7386" style:parent-style-name="DefaultParagraphFont" style:family="text">
      <style:text-properties style:font-name="MS Gothic" style:font-name-asian="MS Gothic" style:font-name-complex="MS Gothic"/>
    </style:style>
    <style:style style:name="T7387" style:parent-style-name="DefaultParagraphFont" style:family="text">
      <style:text-properties style:font-name="MS Gothic" style:font-name-asian="MS Gothic" style:font-name-complex="MS Gothic"/>
    </style:style>
    <style:style style:name="T7388" style:parent-style-name="DefaultParagraphFont" style:family="text">
      <style:text-properties style:font-name="MS Gothic" style:font-name-asian="MS Gothic" style:font-name-complex="MS Gothic"/>
    </style:style>
    <style:style style:name="T7389" style:parent-style-name="DefaultParagraphFont" style:family="text">
      <style:text-properties style:font-name="MS Gothic" style:font-name-asian="MS Gothic" style:font-name-complex="MS Gothic"/>
    </style:style>
    <style:style style:name="T7390" style:parent-style-name="DefaultParagraphFont" style:family="text">
      <style:text-properties style:font-name="MS Gothic" style:font-name-asian="MS Gothic" style:font-name-complex="MS Gothic"/>
    </style:style>
    <style:style style:name="T7391" style:parent-style-name="DefaultParagraphFont" style:family="text">
      <style:text-properties style:font-name="Malgun Gothic" style:font-name-asian="Malgun Gothic" style:font-name-complex="Malgun Gothic"/>
    </style:style>
    <style:style style:name="T7392" style:parent-style-name="DefaultParagraphFont" style:family="text">
      <style:text-properties style:font-name="MS Gothic" style:font-name-asian="MS Gothic" style:font-name-complex="MS Gothic"/>
    </style:style>
    <style:style style:name="T7393" style:parent-style-name="DefaultParagraphFont" style:family="text">
      <style:text-properties style:font-name="Microsoft JhengHei" style:font-name-asian="Microsoft JhengHei" style:font-name-complex="Microsoft JhengHei"/>
    </style:style>
    <style:style style:name="T7394" style:parent-style-name="DefaultParagraphFont" style:family="text">
      <style:text-properties style:font-name="MS Gothic" style:font-name-asian="MS Gothic" style:font-name-complex="MS Gothic"/>
    </style:style>
    <style:style style:name="T7395" style:parent-style-name="DefaultParagraphFont" style:family="text">
      <style:text-properties style:font-name="MS Gothic" style:font-name-asian="MS Gothic" style:font-name-complex="MS Gothic"/>
    </style:style>
    <style:style style:name="T7396" style:parent-style-name="DefaultParagraphFont" style:family="text">
      <style:text-properties style:font-name="MS Gothic" style:font-name-asian="MS Gothic" style:font-name-complex="MS Gothic"/>
    </style:style>
    <style:style style:name="T7397" style:parent-style-name="DefaultParagraphFont" style:family="text">
      <style:text-properties style:font-name="MS Gothic" style:font-name-asian="MS Gothic" style:font-name-complex="MS Gothic"/>
    </style:style>
    <style:style style:name="T7398" style:parent-style-name="DefaultParagraphFont" style:family="text">
      <style:text-properties style:font-name="MS Gothic" style:font-name-asian="MS Gothic" style:font-name-complex="MS Gothic"/>
    </style:style>
    <style:style style:name="T7399" style:parent-style-name="DefaultParagraphFont" style:family="text">
      <style:text-properties style:font-name="MS Gothic" style:font-name-asian="MS Gothic" style:font-name-complex="MS Gothic"/>
    </style:style>
    <style:style style:name="T7400" style:parent-style-name="DefaultParagraphFont" style:family="text">
      <style:text-properties style:font-name="Microsoft JhengHei" style:font-name-asian="Microsoft JhengHei" style:font-name-complex="Microsoft JhengHei"/>
    </style:style>
    <style:style style:name="T7401" style:parent-style-name="DefaultParagraphFont" style:family="text">
      <style:text-properties style:font-name="Malgun Gothic" style:font-name-asian="Malgun Gothic" style:font-name-complex="Malgun Gothic"/>
    </style:style>
    <style:style style:name="T7402" style:parent-style-name="DefaultParagraphFont" style:family="text">
      <style:text-properties style:font-name="Microsoft JhengHei" style:font-name-asian="Microsoft JhengHei" style:font-name-complex="Microsoft JhengHei"/>
    </style:style>
    <style:style style:name="T7403" style:parent-style-name="DefaultParagraphFont" style:family="text">
      <style:text-properties style:font-name="MS Gothic" style:font-name-asian="MS Gothic" style:font-name-complex="MS Gothic"/>
    </style:style>
    <style:style style:name="T7404" style:parent-style-name="DefaultParagraphFont" style:family="text">
      <style:text-properties style:font-name="MS Gothic" style:font-name-asian="MS Gothic" style:font-name-complex="MS Gothic"/>
    </style:style>
    <style:style style:name="T7405" style:parent-style-name="DefaultParagraphFont" style:family="text">
      <style:text-properties style:font-name="MS Gothic" style:font-name-asian="MS Gothic" style:font-name-complex="MS Gothic"/>
    </style:style>
    <style:style style:name="T7406" style:parent-style-name="DefaultParagraphFont" style:family="text">
      <style:text-properties style:font-name="MS Gothic" style:font-name-asian="MS Gothic" style:font-name-complex="MS Gothic"/>
    </style:style>
    <style:style style:name="T7407" style:parent-style-name="DefaultParagraphFont" style:family="text">
      <style:text-properties style:font-name="MS Gothic" style:font-name-asian="MS Gothic" style:font-name-complex="MS Gothic"/>
    </style:style>
    <style:style style:name="T7408" style:parent-style-name="DefaultParagraphFont" style:family="text">
      <style:text-properties style:font-name="MS Gothic" style:font-name-asian="MS Gothic" style:font-name-complex="MS Gothic"/>
    </style:style>
    <style:style style:name="T7409" style:parent-style-name="DefaultParagraphFont" style:family="text">
      <style:text-properties style:font-name="MS Gothic" style:font-name-asian="MS Gothic" style:font-name-complex="MS Gothic"/>
    </style:style>
    <style:style style:name="T7410" style:parent-style-name="DefaultParagraphFont" style:family="text">
      <style:text-properties style:font-name="MS Gothic" style:font-name-asian="MS Gothic" style:font-name-complex="MS Gothic"/>
    </style:style>
    <style:style style:name="T7411" style:parent-style-name="DefaultParagraphFont" style:family="text">
      <style:text-properties style:font-name="MS Gothic" style:font-name-asian="MS Gothic" style:font-name-complex="MS Gothic"/>
    </style:style>
    <style:style style:name="T7412" style:parent-style-name="DefaultParagraphFont" style:family="text">
      <style:text-properties style:font-name="MS Gothic" style:font-name-asian="MS Gothic" style:font-name-complex="MS Gothic"/>
    </style:style>
    <style:style style:name="T7413" style:parent-style-name="DefaultParagraphFont" style:family="text">
      <style:text-properties style:font-name="Microsoft JhengHei" style:font-name-asian="Microsoft JhengHei" style:font-name-complex="Microsoft JhengHei"/>
    </style:style>
    <style:style style:name="T7414" style:parent-style-name="DefaultParagraphFont" style:family="text">
      <style:text-properties style:font-name="MS Gothic" style:font-name-asian="MS Gothic" style:font-name-complex="MS Gothic"/>
    </style:style>
    <style:style style:name="T7415" style:parent-style-name="DefaultParagraphFont" style:family="text">
      <style:text-properties style:font-name="MS Gothic" style:font-name-asian="MS Gothic" style:font-name-complex="MS Gothic"/>
    </style:style>
    <style:style style:name="T7416" style:parent-style-name="DefaultParagraphFont" style:family="text">
      <style:text-properties style:font-name="MS Gothic" style:font-name-asian="MS Gothic" style:font-name-complex="MS Gothic"/>
    </style:style>
    <style:style style:name="T7417" style:parent-style-name="DefaultParagraphFont" style:family="text">
      <style:text-properties style:font-name="MS Gothic" style:font-name-asian="MS Gothic" style:font-name-complex="MS Gothic"/>
    </style:style>
    <style:style style:name="T7418" style:parent-style-name="DefaultParagraphFont" style:family="text">
      <style:text-properties style:font-name="MS Gothic" style:font-name-asian="MS Gothic" style:font-name-complex="MS Gothic"/>
    </style:style>
    <style:style style:name="T7419" style:parent-style-name="DefaultParagraphFont" style:family="text">
      <style:text-properties style:font-name="MS Gothic" style:font-name-asian="MS Gothic" style:font-name-complex="MS Gothic"/>
    </style:style>
    <style:style style:name="T7420" style:parent-style-name="DefaultParagraphFont" style:family="text">
      <style:text-properties style:font-name="MS Gothic" style:font-name-asian="MS Gothic" style:font-name-complex="MS Gothic"/>
    </style:style>
    <style:style style:name="T7421" style:parent-style-name="DefaultParagraphFont" style:family="text">
      <style:text-properties style:font-name="MS Gothic" style:font-name-asian="MS Gothic" style:font-name-complex="MS Gothic"/>
    </style:style>
    <style:style style:name="T7422" style:parent-style-name="DefaultParagraphFont" style:family="text">
      <style:text-properties style:font-name="MS Gothic" style:font-name-asian="MS Gothic" style:font-name-complex="MS Gothic"/>
    </style:style>
    <style:style style:name="T7423" style:parent-style-name="DefaultParagraphFont" style:family="text">
      <style:text-properties style:font-name="Microsoft JhengHei" style:font-name-asian="Microsoft JhengHei" style:font-name-complex="Microsoft JhengHei"/>
    </style:style>
    <style:style style:name="T7424" style:parent-style-name="DefaultParagraphFont" style:family="text">
      <style:text-properties style:font-name="MS Gothic" style:font-name-asian="MS Gothic" style:font-name-complex="MS Gothic"/>
    </style:style>
    <style:style style:name="T7425" style:parent-style-name="DefaultParagraphFont" style:family="text">
      <style:text-properties style:font-name="MS Gothic" style:font-name-asian="MS Gothic" style:font-name-complex="MS Gothic"/>
    </style:style>
    <style:style style:name="T7426" style:parent-style-name="DefaultParagraphFont" style:family="text">
      <style:text-properties style:font-name="MS Gothic" style:font-name-asian="MS Gothic" style:font-name-complex="MS Gothic"/>
    </style:style>
    <style:style style:name="T7427" style:parent-style-name="DefaultParagraphFont" style:family="text">
      <style:text-properties style:font-name="Microsoft JhengHei" style:font-name-asian="Microsoft JhengHei" style:font-name-complex="Microsoft JhengHei"/>
    </style:style>
    <style:style style:name="T7428" style:parent-style-name="DefaultParagraphFont" style:family="text">
      <style:text-properties style:font-name="MS Gothic" style:font-name-asian="MS Gothic" style:font-name-complex="MS Gothic"/>
    </style:style>
    <style:style style:name="T7429" style:parent-style-name="DefaultParagraphFont" style:family="text">
      <style:text-properties style:font-name="MS Gothic" style:font-name-asian="MS Gothic" style:font-name-complex="MS Gothic"/>
    </style:style>
    <style:style style:name="T7430" style:parent-style-name="DefaultParagraphFont" style:family="text">
      <style:text-properties style:font-name="MS Gothic" style:font-name-asian="MS Gothic" style:font-name-complex="MS Gothic"/>
    </style:style>
    <style:style style:name="T7431" style:parent-style-name="DefaultParagraphFont" style:family="text">
      <style:text-properties style:font-name="MS Gothic" style:font-name-asian="MS Gothic" style:font-name-complex="MS Gothic"/>
    </style:style>
    <style:style style:name="T7432" style:parent-style-name="DefaultParagraphFont" style:family="text">
      <style:text-properties style:font-name="MS Gothic" style:font-name-asian="MS Gothic" style:font-name-complex="MS Gothic"/>
    </style:style>
    <style:style style:name="T7433" style:parent-style-name="DefaultParagraphFont" style:family="text">
      <style:text-properties style:font-name="Microsoft JhengHei" style:font-name-asian="Microsoft JhengHei" style:font-name-complex="Microsoft JhengHei"/>
    </style:style>
    <style:style style:name="T7434" style:parent-style-name="DefaultParagraphFont" style:family="text">
      <style:text-properties style:font-name="MS Gothic" style:font-name-asian="MS Gothic" style:font-name-complex="MS Gothic"/>
    </style:style>
    <style:style style:name="T7435" style:parent-style-name="DefaultParagraphFont" style:family="text">
      <style:text-properties style:font-name="Microsoft JhengHei" style:font-name-asian="Microsoft JhengHei" style:font-name-complex="Microsoft JhengHei"/>
    </style:style>
    <style:style style:name="T7436" style:parent-style-name="DefaultParagraphFont" style:family="text">
      <style:text-properties style:font-name="MS Gothic" style:font-name-asian="MS Gothic" style:font-name-complex="MS Gothic"/>
    </style:style>
    <style:style style:name="T7437" style:parent-style-name="DefaultParagraphFont" style:family="text">
      <style:text-properties style:font-name="MS Gothic" style:font-name-asian="MS Gothic" style:font-name-complex="MS Gothic"/>
    </style:style>
    <style:style style:name="T7438" style:parent-style-name="DefaultParagraphFont" style:family="text">
      <style:text-properties style:font-name="Microsoft JhengHei" style:font-name-asian="Microsoft JhengHei" style:font-name-complex="Microsoft JhengHei"/>
    </style:style>
    <style:style style:name="T7439" style:parent-style-name="DefaultParagraphFont" style:family="text">
      <style:text-properties style:font-name="MS Gothic" style:font-name-asian="MS Gothic" style:font-name-complex="MS Gothic"/>
    </style:style>
    <style:style style:name="T7440" style:parent-style-name="DefaultParagraphFont" style:family="text">
      <style:text-properties style:font-name="MS Gothic" style:font-name-asian="MS Gothic" style:font-name-complex="MS Gothic"/>
    </style:style>
    <style:style style:name="T7441" style:parent-style-name="DefaultParagraphFont" style:family="text">
      <style:text-properties style:font-name="Microsoft JhengHei" style:font-name-asian="Microsoft JhengHei" style:font-name-complex="Microsoft JhengHei"/>
    </style:style>
    <style:style style:name="T7442" style:parent-style-name="DefaultParagraphFont" style:family="text">
      <style:text-properties style:font-name="MS Gothic" style:font-name-asian="MS Gothic" style:font-name-complex="MS Gothic"/>
    </style:style>
    <style:style style:name="T7443" style:parent-style-name="DefaultParagraphFont" style:family="text">
      <style:text-properties style:font-name="MS Gothic" style:font-name-asian="MS Gothic" style:font-name-complex="MS Gothic"/>
    </style:style>
    <style:style style:name="T7444" style:parent-style-name="DefaultParagraphFont" style:family="text">
      <style:text-properties style:font-name="MS Gothic" style:font-name-asian="MS Gothic" style:font-name-complex="MS Gothic"/>
    </style:style>
    <style:style style:name="T7445" style:parent-style-name="DefaultParagraphFont" style:family="text">
      <style:text-properties style:font-name="Microsoft JhengHei" style:font-name-asian="Microsoft JhengHei" style:font-name-complex="Microsoft JhengHei"/>
    </style:style>
    <style:style style:name="T7446" style:parent-style-name="DefaultParagraphFont" style:family="text">
      <style:text-properties style:font-name="MS Gothic" style:font-name-asian="MS Gothic" style:font-name-complex="MS Gothic"/>
    </style:style>
    <style:style style:name="T7447" style:parent-style-name="DefaultParagraphFont" style:family="text">
      <style:text-properties style:font-name="MS Gothic" style:font-name-asian="MS Gothic" style:font-name-complex="MS Gothic"/>
    </style:style>
    <style:style style:name="T7448" style:parent-style-name="DefaultParagraphFont" style:family="text">
      <style:text-properties style:font-name="MS Gothic" style:font-name-asian="MS Gothic" style:font-name-complex="MS Gothic"/>
    </style:style>
    <style:style style:name="T7449" style:parent-style-name="DefaultParagraphFont" style:family="text">
      <style:text-properties style:font-name="MS Gothic" style:font-name-asian="MS Gothic" style:font-name-complex="MS Gothic"/>
    </style:style>
    <style:style style:name="T7450" style:parent-style-name="DefaultParagraphFont" style:family="text">
      <style:text-properties style:font-name="MS Gothic" style:font-name-asian="MS Gothic" style:font-name-complex="MS Gothic"/>
    </style:style>
    <style:style style:name="T7451" style:parent-style-name="DefaultParagraphFont" style:family="text">
      <style:text-properties style:font-name="MS Gothic" style:font-name-asian="MS Gothic" style:font-name-complex="MS Gothic"/>
    </style:style>
    <style:style style:name="T7452" style:parent-style-name="DefaultParagraphFont" style:family="text">
      <style:text-properties style:font-name="MS Gothic" style:font-name-asian="MS Gothic" style:font-name-complex="MS Gothic"/>
    </style:style>
    <style:style style:name="T7453" style:parent-style-name="DefaultParagraphFont" style:family="text">
      <style:text-properties style:font-name="Microsoft JhengHei" style:font-name-asian="Microsoft JhengHei" style:font-name-complex="Microsoft JhengHei"/>
    </style:style>
    <style:style style:name="T7454" style:parent-style-name="DefaultParagraphFont" style:family="text">
      <style:text-properties style:font-name="Microsoft JhengHei" style:font-name-asian="Microsoft JhengHei" style:font-name-complex="Microsoft JhengHei"/>
    </style:style>
    <style:style style:name="T7455" style:parent-style-name="DefaultParagraphFont" style:family="text">
      <style:text-properties style:font-name="MS Gothic" style:font-name-asian="MS Gothic" style:font-name-complex="MS Gothic"/>
    </style:style>
    <style:style style:name="T7456" style:parent-style-name="DefaultParagraphFont" style:family="text">
      <style:text-properties style:font-name="Microsoft JhengHei" style:font-name-asian="Microsoft JhengHei" style:font-name-complex="Microsoft JhengHei"/>
    </style:style>
    <style:style style:name="T7457" style:parent-style-name="DefaultParagraphFont" style:family="text">
      <style:text-properties style:font-name="MS Gothic" style:font-name-asian="MS Gothic" style:font-name-complex="MS Gothic"/>
    </style:style>
    <style:style style:name="T7458" style:parent-style-name="DefaultParagraphFont" style:family="text">
      <style:text-properties style:font-name="MS Gothic" style:font-name-asian="MS Gothic" style:font-name-complex="MS Gothic"/>
    </style:style>
    <style:style style:name="T7459" style:parent-style-name="DefaultParagraphFont" style:family="text">
      <style:text-properties style:font-name="MS Gothic" style:font-name-asian="MS Gothic" style:font-name-complex="MS Gothic"/>
    </style:style>
    <style:style style:name="T7460" style:parent-style-name="DefaultParagraphFont" style:family="text">
      <style:text-properties style:font-name="MS Gothic" style:font-name-asian="MS Gothic" style:font-name-complex="MS Gothic"/>
    </style:style>
    <style:style style:name="T7461" style:parent-style-name="DefaultParagraphFont" style:family="text">
      <style:text-properties style:font-name="MS Gothic" style:font-name-asian="MS Gothic" style:font-name-complex="MS Gothic"/>
    </style:style>
    <style:style style:name="T7462" style:parent-style-name="DefaultParagraphFont" style:family="text">
      <style:text-properties style:font-name="MS Gothic" style:font-name-asian="MS Gothic" style:font-name-complex="MS Gothic"/>
    </style:style>
    <style:style style:name="T7463" style:parent-style-name="DefaultParagraphFont" style:family="text">
      <style:text-properties style:font-name="MS Gothic" style:font-name-asian="MS Gothic" style:font-name-complex="MS Gothic"/>
    </style:style>
    <style:style style:name="T7464" style:parent-style-name="DefaultParagraphFont" style:family="text">
      <style:text-properties style:font-name="MS Gothic" style:font-name-asian="MS Gothic" style:font-name-complex="MS Gothic"/>
    </style:style>
    <style:style style:name="T7465" style:parent-style-name="DefaultParagraphFont" style:family="text">
      <style:text-properties style:font-name="Malgun Gothic" style:font-name-asian="Malgun Gothic" style:font-name-complex="Malgun Gothic"/>
    </style:style>
    <style:style style:name="T7466" style:parent-style-name="DefaultParagraphFont" style:family="text">
      <style:text-properties style:font-name="MS Gothic" style:font-name-asian="MS Gothic" style:font-name-complex="MS Gothic"/>
    </style:style>
    <style:style style:name="T7467" style:parent-style-name="DefaultParagraphFont" style:family="text">
      <style:text-properties style:font-name="Microsoft JhengHei" style:font-name-asian="Microsoft JhengHei" style:font-name-complex="Microsoft JhengHei"/>
    </style:style>
    <style:style style:name="T7468" style:parent-style-name="DefaultParagraphFont" style:family="text">
      <style:text-properties style:font-name="MS Gothic" style:font-name-asian="MS Gothic" style:font-name-complex="MS Gothic"/>
    </style:style>
    <style:style style:name="T7469" style:parent-style-name="DefaultParagraphFont" style:family="text">
      <style:text-properties style:font-name="MS Gothic" style:font-name-asian="MS Gothic" style:font-name-complex="MS Gothic"/>
    </style:style>
    <style:style style:name="T7470" style:parent-style-name="DefaultParagraphFont" style:family="text">
      <style:text-properties style:font-name="MS Gothic" style:font-name-asian="MS Gothic" style:font-name-complex="MS Gothic"/>
    </style:style>
    <style:style style:name="T7471" style:parent-style-name="DefaultParagraphFont" style:family="text">
      <style:text-properties style:font-name="MS Gothic" style:font-name-asian="MS Gothic" style:font-name-complex="MS Gothic"/>
    </style:style>
    <style:style style:name="T7472" style:parent-style-name="DefaultParagraphFont" style:family="text">
      <style:text-properties style:font-name="MS Gothic" style:font-name-asian="MS Gothic" style:font-name-complex="MS Gothic"/>
    </style:style>
    <style:style style:name="T7473" style:parent-style-name="DefaultParagraphFont" style:family="text">
      <style:text-properties style:font-name="MS Gothic" style:font-name-asian="MS Gothic" style:font-name-complex="MS Gothic"/>
    </style:style>
    <style:style style:name="T7474" style:parent-style-name="DefaultParagraphFont" style:family="text">
      <style:text-properties style:font-name="MS Gothic" style:font-name-asian="MS Gothic" style:font-name-complex="MS Gothic"/>
    </style:style>
    <style:style style:name="T7475" style:parent-style-name="DefaultParagraphFont" style:family="text">
      <style:text-properties style:font-name="MS Gothic" style:font-name-asian="MS Gothic" style:font-name-complex="MS Gothic"/>
    </style:style>
    <style:style style:name="T7476" style:parent-style-name="DefaultParagraphFont" style:family="text">
      <style:text-properties style:font-name="MS Gothic" style:font-name-asian="MS Gothic" style:font-name-complex="MS Gothic"/>
    </style:style>
    <style:style style:name="T7477" style:parent-style-name="DefaultParagraphFont" style:family="text">
      <style:text-properties style:font-name="MS Gothic" style:font-name-asian="MS Gothic" style:font-name-complex="MS Gothic"/>
    </style:style>
    <style:style style:name="T7478" style:parent-style-name="DefaultParagraphFont" style:family="text">
      <style:text-properties style:font-name="MS Gothic" style:font-name-asian="MS Gothic" style:font-name-complex="MS Gothic"/>
    </style:style>
    <style:style style:name="T7479" style:parent-style-name="DefaultParagraphFont" style:family="text">
      <style:text-properties style:font-name="MS Gothic" style:font-name-asian="MS Gothic" style:font-name-complex="MS Gothic"/>
    </style:style>
    <style:style style:name="T7480" style:parent-style-name="DefaultParagraphFont" style:family="text">
      <style:text-properties style:font-name="Microsoft JhengHei" style:font-name-asian="Microsoft JhengHei" style:font-name-complex="Microsoft JhengHei"/>
    </style:style>
    <style:style style:name="T7481" style:parent-style-name="DefaultParagraphFont" style:family="text">
      <style:text-properties style:font-name="MS Gothic" style:font-name-asian="MS Gothic" style:font-name-complex="MS Gothic"/>
    </style:style>
    <style:style style:name="T7482" style:parent-style-name="DefaultParagraphFont" style:family="text">
      <style:text-properties style:font-name="MS Gothic" style:font-name-asian="MS Gothic" style:font-name-complex="MS Gothic"/>
    </style:style>
    <style:style style:name="T7483" style:parent-style-name="DefaultParagraphFont" style:family="text">
      <style:text-properties style:font-name="MS Gothic" style:font-name-asian="MS Gothic" style:font-name-complex="MS Gothic"/>
    </style:style>
    <style:style style:name="T7484" style:parent-style-name="DefaultParagraphFont" style:family="text">
      <style:text-properties style:font-name="Microsoft JhengHei" style:font-name-asian="Microsoft JhengHei" style:font-name-complex="Microsoft JhengHei"/>
    </style:style>
    <style:style style:name="T7485" style:parent-style-name="DefaultParagraphFont" style:family="text">
      <style:text-properties style:font-name="MS Gothic" style:font-name-asian="MS Gothic" style:font-name-complex="MS Gothic"/>
    </style:style>
    <style:style style:name="T7486" style:parent-style-name="DefaultParagraphFont" style:family="text">
      <style:text-properties style:font-name="MS Gothic" style:font-name-asian="MS Gothic" style:font-name-complex="MS Gothic"/>
    </style:style>
    <style:style style:name="T7487" style:parent-style-name="DefaultParagraphFont" style:family="text">
      <style:text-properties style:font-name="MS Gothic" style:font-name-asian="MS Gothic" style:font-name-complex="MS Gothic"/>
    </style:style>
    <style:style style:name="T7488" style:parent-style-name="DefaultParagraphFont" style:family="text">
      <style:text-properties style:font-name="MS Gothic" style:font-name-asian="MS Gothic" style:font-name-complex="MS Gothic"/>
    </style:style>
    <style:style style:name="T7489" style:parent-style-name="DefaultParagraphFont" style:family="text">
      <style:text-properties style:font-name="MS Gothic" style:font-name-asian="MS Gothic" style:font-name-complex="MS Gothic"/>
    </style:style>
    <style:style style:name="T7490" style:parent-style-name="DefaultParagraphFont" style:family="text">
      <style:text-properties style:font-name="MS Gothic" style:font-name-asian="MS Gothic" style:font-name-complex="MS Gothic"/>
    </style:style>
    <style:style style:name="T7491" style:parent-style-name="DefaultParagraphFont" style:family="text">
      <style:text-properties style:font-name="MS Gothic" style:font-name-asian="MS Gothic" style:font-name-complex="MS Gothic"/>
    </style:style>
    <style:style style:name="T7492" style:parent-style-name="DefaultParagraphFont" style:family="text">
      <style:text-properties style:font-name="MS Gothic" style:font-name-asian="MS Gothic" style:font-name-complex="MS Gothic"/>
    </style:style>
    <style:style style:name="T7493" style:parent-style-name="DefaultParagraphFont" style:family="text">
      <style:text-properties style:font-name="MS Gothic" style:font-name-asian="MS Gothic" style:font-name-complex="MS Gothic"/>
    </style:style>
    <style:style style:name="T7494" style:parent-style-name="DefaultParagraphFont" style:family="text">
      <style:text-properties style:font-name="MS Gothic" style:font-name-asian="MS Gothic" style:font-name-complex="MS Gothic"/>
    </style:style>
    <style:style style:name="T7495" style:parent-style-name="DefaultParagraphFont" style:family="text">
      <style:text-properties style:font-name="MS Gothic" style:font-name-asian="MS Gothic" style:font-name-complex="MS Gothic"/>
    </style:style>
    <style:style style:name="T7496" style:parent-style-name="DefaultParagraphFont" style:family="text">
      <style:text-properties style:font-name="MS Gothic" style:font-name-asian="MS Gothic" style:font-name-complex="MS Gothic"/>
    </style:style>
    <style:style style:name="T7497" style:parent-style-name="DefaultParagraphFont" style:family="text">
      <style:text-properties style:font-name="MS Gothic" style:font-name-asian="MS Gothic" style:font-name-complex="MS Gothic"/>
    </style:style>
    <style:style style:name="T7498" style:parent-style-name="DefaultParagraphFont" style:family="text">
      <style:text-properties style:font-name="MS Gothic" style:font-name-asian="MS Gothic" style:font-name-complex="MS Gothic"/>
    </style:style>
    <style:style style:name="T7499" style:parent-style-name="DefaultParagraphFont" style:family="text">
      <style:text-properties style:font-name="MS Gothic" style:font-name-asian="MS Gothic" style:font-name-complex="MS Gothic"/>
    </style:style>
    <style:style style:name="T7500" style:parent-style-name="DefaultParagraphFont" style:family="text">
      <style:text-properties style:font-name="MS Gothic" style:font-name-asian="MS Gothic" style:font-name-complex="MS Gothic"/>
    </style:style>
    <style:style style:name="T7501" style:parent-style-name="DefaultParagraphFont" style:family="text">
      <style:text-properties style:font-name="MS Gothic" style:font-name-asian="MS Gothic" style:font-name-complex="MS Gothic"/>
    </style:style>
    <style:style style:name="T7502" style:parent-style-name="DefaultParagraphFont" style:family="text">
      <style:text-properties style:font-name="MS Gothic" style:font-name-asian="MS Gothic" style:font-name-complex="MS Gothic"/>
    </style:style>
    <style:style style:name="T7503" style:parent-style-name="DefaultParagraphFont" style:family="text">
      <style:text-properties style:font-name="MS Gothic" style:font-name-asian="MS Gothic" style:font-name-complex="MS Gothic"/>
    </style:style>
    <style:style style:name="T7504" style:parent-style-name="DefaultParagraphFont" style:family="text">
      <style:text-properties style:font-name="MS Gothic" style:font-name-asian="MS Gothic" style:font-name-complex="MS Gothic"/>
    </style:style>
    <style:style style:name="T7505" style:parent-style-name="DefaultParagraphFont" style:family="text">
      <style:text-properties style:font-name="MS Gothic" style:font-name-asian="MS Gothic" style:font-name-complex="MS Gothic"/>
    </style:style>
    <style:style style:name="T7506" style:parent-style-name="DefaultParagraphFont" style:family="text">
      <style:text-properties style:font-name="MS Gothic" style:font-name-asian="MS Gothic" style:font-name-complex="MS Gothic"/>
    </style:style>
    <style:style style:name="T7507" style:parent-style-name="DefaultParagraphFont" style:family="text">
      <style:text-properties style:font-name="MS Gothic" style:font-name-asian="MS Gothic" style:font-name-complex="MS Gothic"/>
    </style:style>
    <style:style style:name="T7508" style:parent-style-name="DefaultParagraphFont" style:family="text">
      <style:text-properties style:font-name="MS Gothic" style:font-name-asian="MS Gothic" style:font-name-complex="MS Gothic"/>
    </style:style>
    <style:style style:name="T7509" style:parent-style-name="DefaultParagraphFont" style:family="text">
      <style:text-properties style:font-name="MS Gothic" style:font-name-asian="MS Gothic" style:font-name-complex="MS Gothic"/>
    </style:style>
    <style:style style:name="T7510" style:parent-style-name="DefaultParagraphFont" style:family="text">
      <style:text-properties style:font-name="MS Gothic" style:font-name-asian="MS Gothic" style:font-name-complex="MS Gothic"/>
    </style:style>
    <style:style style:name="T7511" style:parent-style-name="DefaultParagraphFont" style:family="text">
      <style:text-properties style:font-name="MS Gothic" style:font-name-asian="MS Gothic" style:font-name-complex="MS Gothic"/>
    </style:style>
    <style:style style:name="T7512" style:parent-style-name="DefaultParagraphFont" style:family="text">
      <style:text-properties style:font-name="MS Gothic" style:font-name-asian="MS Gothic" style:font-name-complex="MS Gothic"/>
    </style:style>
    <style:style style:name="T7513" style:parent-style-name="DefaultParagraphFont" style:family="text">
      <style:text-properties style:font-name="Microsoft JhengHei" style:font-name-asian="Microsoft JhengHei" style:font-name-complex="Microsoft JhengHei"/>
    </style:style>
    <style:style style:name="T7514" style:parent-style-name="DefaultParagraphFont" style:family="text">
      <style:text-properties style:font-name="MS Gothic" style:font-name-asian="MS Gothic" style:font-name-complex="MS Gothic"/>
    </style:style>
    <style:style style:name="T7515" style:parent-style-name="DefaultParagraphFont" style:family="text">
      <style:text-properties style:font-name="MS Gothic" style:font-name-asian="MS Gothic" style:font-name-complex="MS Gothic"/>
    </style:style>
    <style:style style:name="T7516" style:parent-style-name="DefaultParagraphFont" style:family="text">
      <style:text-properties style:font-name="MS Gothic" style:font-name-asian="MS Gothic" style:font-name-complex="MS Gothic"/>
    </style:style>
    <style:style style:name="T7517" style:parent-style-name="DefaultParagraphFont" style:family="text">
      <style:text-properties style:font-name="Microsoft JhengHei" style:font-name-asian="Microsoft JhengHei" style:font-name-complex="Microsoft JhengHei"/>
    </style:style>
    <style:style style:name="T7518" style:parent-style-name="DefaultParagraphFont" style:family="text">
      <style:text-properties style:font-name="MS Gothic" style:font-name-asian="MS Gothic" style:font-name-complex="MS Gothic"/>
    </style:style>
    <style:style style:name="T7519" style:parent-style-name="DefaultParagraphFont" style:family="text">
      <style:text-properties style:font-name="MS Gothic" style:font-name-asian="MS Gothic" style:font-name-complex="MS Gothic"/>
    </style:style>
    <style:style style:name="T7520" style:parent-style-name="DefaultParagraphFont" style:family="text">
      <style:text-properties style:font-name="Microsoft JhengHei" style:font-name-asian="Microsoft JhengHei" style:font-name-complex="Microsoft JhengHei"/>
    </style:style>
    <style:style style:name="T7521" style:parent-style-name="DefaultParagraphFont" style:family="text">
      <style:text-properties style:font-name="MS Gothic" style:font-name-asian="MS Gothic" style:font-name-complex="MS Gothic"/>
    </style:style>
    <style:style style:name="T7522" style:parent-style-name="DefaultParagraphFont" style:family="text">
      <style:text-properties style:font-name="MS Gothic" style:font-name-asian="MS Gothic" style:font-name-complex="MS Gothic"/>
    </style:style>
    <style:style style:name="T7523" style:parent-style-name="DefaultParagraphFont" style:family="text">
      <style:text-properties style:font-name="MS Gothic" style:font-name-asian="MS Gothic" style:font-name-complex="MS Gothic"/>
    </style:style>
    <style:style style:name="T7524" style:parent-style-name="DefaultParagraphFont" style:family="text">
      <style:text-properties style:font-name="MS Gothic" style:font-name-asian="MS Gothic" style:font-name-complex="MS Gothic"/>
    </style:style>
    <style:style style:name="T7525" style:parent-style-name="DefaultParagraphFont" style:family="text">
      <style:text-properties style:font-name="MS Gothic" style:font-name-asian="MS Gothic" style:font-name-complex="MS Gothic"/>
    </style:style>
    <style:style style:name="T7526" style:parent-style-name="DefaultParagraphFont" style:family="text">
      <style:text-properties style:font-name="MS Gothic" style:font-name-asian="MS Gothic" style:font-name-complex="MS Gothic"/>
    </style:style>
    <style:style style:name="T7527" style:parent-style-name="DefaultParagraphFont" style:family="text">
      <style:text-properties style:font-name="MS Gothic" style:font-name-asian="MS Gothic" style:font-name-complex="MS Gothic"/>
    </style:style>
    <style:style style:name="T7528" style:parent-style-name="DefaultParagraphFont" style:family="text">
      <style:text-properties style:font-name="MS Gothic" style:font-name-asian="MS Gothic" style:font-name-complex="MS Gothic"/>
    </style:style>
    <style:style style:name="T7529" style:parent-style-name="DefaultParagraphFont" style:family="text">
      <style:text-properties style:font-name="Microsoft JhengHei" style:font-name-asian="Microsoft JhengHei" style:font-name-complex="Microsoft JhengHei"/>
    </style:style>
    <style:style style:name="T7530" style:parent-style-name="DefaultParagraphFont" style:family="text">
      <style:text-properties style:font-name="MS Gothic" style:font-name-asian="MS Gothic" style:font-name-complex="MS Gothic"/>
    </style:style>
    <style:style style:name="T7531" style:parent-style-name="DefaultParagraphFont" style:family="text">
      <style:text-properties style:font-name="MS Gothic" style:font-name-asian="MS Gothic" style:font-name-complex="MS Gothic"/>
    </style:style>
    <style:style style:name="T7532" style:parent-style-name="DefaultParagraphFont" style:family="text">
      <style:text-properties style:font-name="MS Gothic" style:font-name-asian="MS Gothic" style:font-name-complex="MS Gothic"/>
    </style:style>
    <style:style style:name="T7533" style:parent-style-name="DefaultParagraphFont" style:family="text">
      <style:text-properties style:font-name="MS Gothic" style:font-name-asian="MS Gothic" style:font-name-complex="MS Gothic"/>
    </style:style>
    <style:style style:name="T7534" style:parent-style-name="DefaultParagraphFont" style:family="text">
      <style:text-properties style:font-name="MS Gothic" style:font-name-asian="MS Gothic" style:font-name-complex="MS Gothic"/>
    </style:style>
    <style:style style:name="T7535" style:parent-style-name="DefaultParagraphFont" style:family="text">
      <style:text-properties style:font-name="MS Gothic" style:font-name-asian="MS Gothic" style:font-name-complex="MS Gothic"/>
    </style:style>
    <style:style style:name="T7536" style:parent-style-name="DefaultParagraphFont" style:family="text">
      <style:text-properties style:font-name="Microsoft JhengHei" style:font-name-asian="Microsoft JhengHei" style:font-name-complex="Microsoft JhengHei"/>
    </style:style>
    <style:style style:name="T7537" style:parent-style-name="DefaultParagraphFont" style:family="text">
      <style:text-properties style:font-name="MS Gothic" style:font-name-asian="MS Gothic" style:font-name-complex="MS Gothic"/>
    </style:style>
    <style:style style:name="T7538" style:parent-style-name="DefaultParagraphFont" style:family="text">
      <style:text-properties style:font-name="MS Gothic" style:font-name-asian="MS Gothic" style:font-name-complex="MS Gothic"/>
    </style:style>
    <style:style style:name="T7539" style:parent-style-name="DefaultParagraphFont" style:family="text">
      <style:text-properties style:font-name="MS Gothic" style:font-name-asian="MS Gothic" style:font-name-complex="MS Gothic"/>
    </style:style>
    <style:style style:name="T7540" style:parent-style-name="DefaultParagraphFont" style:family="text">
      <style:text-properties style:font-name="MS Gothic" style:font-name-asian="MS Gothic" style:font-name-complex="MS Gothic"/>
    </style:style>
    <style:style style:name="T7541" style:parent-style-name="DefaultParagraphFont" style:family="text">
      <style:text-properties style:font-name="MS Gothic" style:font-name-asian="MS Gothic" style:font-name-complex="MS Gothic"/>
    </style:style>
    <style:style style:name="T7542" style:parent-style-name="DefaultParagraphFont" style:family="text">
      <style:text-properties style:font-name="MS Gothic" style:font-name-asian="MS Gothic" style:font-name-complex="MS Gothic"/>
    </style:style>
    <style:style style:name="T7543" style:parent-style-name="DefaultParagraphFont" style:family="text">
      <style:text-properties style:font-name="MS Gothic" style:font-name-asian="MS Gothic" style:font-name-complex="MS Gothic"/>
    </style:style>
    <style:style style:name="T7544" style:parent-style-name="DefaultParagraphFont" style:family="text">
      <style:text-properties style:font-name="Microsoft JhengHei" style:font-name-asian="Microsoft JhengHei" style:font-name-complex="Microsoft JhengHei"/>
    </style:style>
    <style:style style:name="T7545" style:parent-style-name="DefaultParagraphFont" style:family="text">
      <style:text-properties style:font-name="MS Gothic" style:font-name-asian="MS Gothic" style:font-name-complex="MS Gothic"/>
    </style:style>
    <style:style style:name="T7546" style:parent-style-name="DefaultParagraphFont" style:family="text">
      <style:text-properties style:font-name="MS Gothic" style:font-name-asian="MS Gothic" style:font-name-complex="MS Gothic"/>
    </style:style>
    <style:style style:name="T7547" style:parent-style-name="DefaultParagraphFont" style:family="text">
      <style:text-properties style:font-name="MS Gothic" style:font-name-asian="MS Gothic" style:font-name-complex="MS Gothic"/>
    </style:style>
    <style:style style:name="T7548" style:parent-style-name="DefaultParagraphFont" style:family="text">
      <style:text-properties style:font-name="MS Gothic" style:font-name-asian="MS Gothic" style:font-name-complex="MS Gothic"/>
    </style:style>
    <style:style style:name="T7549" style:parent-style-name="DefaultParagraphFont" style:family="text">
      <style:text-properties style:font-name="MS Gothic" style:font-name-asian="MS Gothic" style:font-name-complex="MS Gothic"/>
    </style:style>
    <style:style style:name="T7550" style:parent-style-name="DefaultParagraphFont" style:family="text">
      <style:text-properties style:font-name="MS Gothic" style:font-name-asian="MS Gothic" style:font-name-complex="MS Gothic"/>
    </style:style>
    <style:style style:name="T7551" style:parent-style-name="DefaultParagraphFont" style:family="text">
      <style:text-properties style:font-name="MS Gothic" style:font-name-asian="MS Gothic" style:font-name-complex="MS Gothic"/>
    </style:style>
    <style:style style:name="T7552" style:parent-style-name="DefaultParagraphFont" style:family="text">
      <style:text-properties style:font-name="MS Gothic" style:font-name-asian="MS Gothic" style:font-name-complex="MS Gothic"/>
    </style:style>
    <style:style style:name="T7553" style:parent-style-name="DefaultParagraphFont" style:family="text">
      <style:text-properties style:font-name="MS Gothic" style:font-name-asian="MS Gothic" style:font-name-complex="MS Gothic"/>
    </style:style>
    <style:style style:name="T7554" style:parent-style-name="DefaultParagraphFont" style:family="text">
      <style:text-properties style:font-name="Microsoft JhengHei" style:font-name-asian="Microsoft JhengHei" style:font-name-complex="Microsoft JhengHei"/>
    </style:style>
    <style:style style:name="T7555" style:parent-style-name="DefaultParagraphFont" style:family="text">
      <style:text-properties style:font-name="MS Gothic" style:font-name-asian="MS Gothic" style:font-name-complex="MS Gothic"/>
    </style:style>
    <style:style style:name="T7556" style:parent-style-name="DefaultParagraphFont" style:family="text">
      <style:text-properties style:font-name="MS Gothic" style:font-name-asian="MS Gothic" style:font-name-complex="MS Gothic"/>
    </style:style>
    <style:style style:name="T7557" style:parent-style-name="DefaultParagraphFont" style:family="text">
      <style:text-properties style:font-name="MS Gothic" style:font-name-asian="MS Gothic" style:font-name-complex="MS Gothic"/>
    </style:style>
    <style:style style:name="T7558" style:parent-style-name="DefaultParagraphFont" style:family="text">
      <style:text-properties style:font-name="Microsoft JhengHei" style:font-name-asian="Microsoft JhengHei" style:font-name-complex="Microsoft JhengHei"/>
    </style:style>
    <style:style style:name="T7559" style:parent-style-name="DefaultParagraphFont" style:family="text">
      <style:text-properties style:font-name="MS Gothic" style:font-name-asian="MS Gothic" style:font-name-complex="MS Gothic"/>
    </style:style>
    <style:style style:name="T7560" style:parent-style-name="DefaultParagraphFont" style:family="text">
      <style:text-properties style:font-name="MS Gothic" style:font-name-asian="MS Gothic" style:font-name-complex="MS Gothic"/>
    </style:style>
    <style:style style:name="T7561" style:parent-style-name="DefaultParagraphFont" style:family="text">
      <style:text-properties style:font-name="MS Gothic" style:font-name-asian="MS Gothic" style:font-name-complex="MS Gothic"/>
    </style:style>
    <style:style style:name="T7562" style:parent-style-name="DefaultParagraphFont" style:family="text">
      <style:text-properties style:font-name="MS Gothic" style:font-name-asian="MS Gothic" style:font-name-complex="MS Gothic"/>
    </style:style>
    <style:style style:name="T7563" style:parent-style-name="DefaultParagraphFont" style:family="text">
      <style:text-properties style:font-name="MS Gothic" style:font-name-asian="MS Gothic" style:font-name-complex="MS Gothic"/>
    </style:style>
    <style:style style:name="T7564" style:parent-style-name="DefaultParagraphFont" style:family="text">
      <style:text-properties style:font-name="MS Gothic" style:font-name-asian="MS Gothic" style:font-name-complex="MS Gothic"/>
    </style:style>
    <style:style style:name="T7565" style:parent-style-name="DefaultParagraphFont" style:family="text">
      <style:text-properties style:font-name="MS Gothic" style:font-name-asian="MS Gothic" style:font-name-complex="MS Gothic"/>
    </style:style>
    <style:style style:name="T7566" style:parent-style-name="DefaultParagraphFont" style:family="text">
      <style:text-properties style:font-name="MS Gothic" style:font-name-asian="MS Gothic" style:font-name-complex="MS Gothic"/>
    </style:style>
    <style:style style:name="T7567" style:parent-style-name="DefaultParagraphFont" style:family="text">
      <style:text-properties style:font-name="Malgun Gothic" style:font-name-asian="Malgun Gothic" style:font-name-complex="Malgun Gothic"/>
    </style:style>
    <style:style style:name="T7568" style:parent-style-name="DefaultParagraphFont" style:family="text">
      <style:text-properties style:font-name="Microsoft JhengHei" style:font-name-asian="Microsoft JhengHei" style:font-name-complex="Microsoft JhengHei"/>
    </style:style>
    <style:style style:name="T7569" style:parent-style-name="DefaultParagraphFont" style:family="text">
      <style:text-properties style:font-name="MS Gothic" style:font-name-asian="MS Gothic" style:font-name-complex="MS Gothic"/>
    </style:style>
    <style:style style:name="T7570" style:parent-style-name="DefaultParagraphFont" style:family="text">
      <style:text-properties style:font-name="MS Gothic" style:font-name-asian="MS Gothic" style:font-name-complex="MS Gothic"/>
    </style:style>
    <style:style style:name="T7571" style:parent-style-name="DefaultParagraphFont" style:family="text">
      <style:text-properties style:font-name="MS Gothic" style:font-name-asian="MS Gothic" style:font-name-complex="MS Gothic"/>
    </style:style>
    <style:style style:name="T7572" style:parent-style-name="DefaultParagraphFont" style:family="text">
      <style:text-properties style:font-name="Microsoft JhengHei" style:font-name-asian="Microsoft JhengHei" style:font-name-complex="Microsoft JhengHei"/>
    </style:style>
    <style:style style:name="T7573" style:parent-style-name="DefaultParagraphFont" style:family="text">
      <style:text-properties style:font-name="MS Gothic" style:font-name-asian="MS Gothic" style:font-name-complex="MS Gothic"/>
    </style:style>
    <style:style style:name="T7574" style:parent-style-name="DefaultParagraphFont" style:family="text">
      <style:text-properties style:font-name="MS Gothic" style:font-name-asian="MS Gothic" style:font-name-complex="MS Gothic"/>
    </style:style>
    <style:style style:name="T7575" style:parent-style-name="DefaultParagraphFont" style:family="text">
      <style:text-properties style:font-name="MS Gothic" style:font-name-asian="MS Gothic" style:font-name-complex="MS Gothic"/>
    </style:style>
    <style:style style:name="T7576" style:parent-style-name="DefaultParagraphFont" style:family="text">
      <style:text-properties style:font-name="MS Gothic" style:font-name-asian="MS Gothic" style:font-name-complex="MS Gothic"/>
    </style:style>
    <style:style style:name="T7577" style:parent-style-name="DefaultParagraphFont" style:family="text">
      <style:text-properties style:font-name="MS Gothic" style:font-name-asian="MS Gothic" style:font-name-complex="MS Gothic"/>
    </style:style>
    <style:style style:name="T7578" style:parent-style-name="DefaultParagraphFont" style:family="text">
      <style:text-properties style:font-name="MS Gothic" style:font-name-asian="MS Gothic" style:font-name-complex="MS Gothic"/>
    </style:style>
    <style:style style:name="T7579" style:parent-style-name="DefaultParagraphFont" style:family="text">
      <style:text-properties style:font-name="Microsoft JhengHei" style:font-name-asian="Microsoft JhengHei" style:font-name-complex="Microsoft JhengHei"/>
    </style:style>
    <style:style style:name="T7580" style:parent-style-name="DefaultParagraphFont" style:family="text">
      <style:text-properties style:font-name="Microsoft JhengHei" style:font-name-asian="Microsoft JhengHei" style:font-name-complex="Microsoft JhengHei"/>
    </style:style>
    <style:style style:name="T7581" style:parent-style-name="DefaultParagraphFont" style:family="text">
      <style:text-properties style:font-name="MS Gothic" style:font-name-asian="MS Gothic" style:font-name-complex="MS Gothic"/>
    </style:style>
    <style:style style:name="T7582" style:parent-style-name="DefaultParagraphFont" style:family="text">
      <style:text-properties style:font-name="MS Gothic" style:font-name-asian="MS Gothic" style:font-name-complex="MS Gothic"/>
    </style:style>
    <style:style style:name="T7583" style:parent-style-name="DefaultParagraphFont" style:family="text">
      <style:text-properties style:font-name="MS Gothic" style:font-name-asian="MS Gothic" style:font-name-complex="MS Gothic"/>
    </style:style>
    <style:style style:name="T7584" style:parent-style-name="DefaultParagraphFont" style:family="text">
      <style:text-properties style:font-name="MS Gothic" style:font-name-asian="MS Gothic" style:font-name-complex="MS Gothic"/>
    </style:style>
    <style:style style:name="T7585" style:parent-style-name="DefaultParagraphFont" style:family="text">
      <style:text-properties style:font-name="MS Gothic" style:font-name-asian="MS Gothic" style:font-name-complex="MS Gothic"/>
    </style:style>
    <style:style style:name="T7586" style:parent-style-name="DefaultParagraphFont" style:family="text">
      <style:text-properties style:font-name="MS Gothic" style:font-name-asian="MS Gothic" style:font-name-complex="MS Gothic"/>
    </style:style>
    <style:style style:name="T7587" style:parent-style-name="DefaultParagraphFont" style:family="text">
      <style:text-properties style:font-name="MS Gothic" style:font-name-asian="MS Gothic" style:font-name-complex="MS Gothic"/>
    </style:style>
    <style:style style:name="T7588" style:parent-style-name="DefaultParagraphFont" style:family="text">
      <style:text-properties style:font-name="MS Gothic" style:font-name-asian="MS Gothic" style:font-name-complex="MS Gothic"/>
    </style:style>
    <style:style style:name="T7589" style:parent-style-name="DefaultParagraphFont" style:family="text">
      <style:text-properties style:font-name="Malgun Gothic" style:font-name-asian="Malgun Gothic" style:font-name-complex="Malgun Gothic"/>
    </style:style>
    <style:style style:name="T7590" style:parent-style-name="DefaultParagraphFont" style:family="text">
      <style:text-properties style:font-name="MS Gothic" style:font-name-asian="MS Gothic" style:font-name-complex="MS Gothic"/>
    </style:style>
    <style:style style:name="T7591" style:parent-style-name="DefaultParagraphFont" style:family="text">
      <style:text-properties style:font-name="MS Gothic" style:font-name-asian="MS Gothic" style:font-name-complex="MS Gothic"/>
    </style:style>
    <style:style style:name="T7592" style:parent-style-name="DefaultParagraphFont" style:family="text">
      <style:text-properties style:font-name="MS Gothic" style:font-name-asian="MS Gothic" style:font-name-complex="MS Gothic"/>
    </style:style>
    <style:style style:name="T7593" style:parent-style-name="DefaultParagraphFont" style:family="text">
      <style:text-properties style:font-name="MS Gothic" style:font-name-asian="MS Gothic" style:font-name-complex="MS Gothic"/>
    </style:style>
    <style:style style:name="T7594" style:parent-style-name="DefaultParagraphFont" style:family="text">
      <style:text-properties style:font-name="MS Gothic" style:font-name-asian="MS Gothic" style:font-name-complex="MS Gothic"/>
    </style:style>
    <style:style style:name="T7595" style:parent-style-name="DefaultParagraphFont" style:family="text">
      <style:text-properties style:font-name="MS Gothic" style:font-name-asian="MS Gothic" style:font-name-complex="MS Gothic"/>
    </style:style>
    <style:style style:name="T7596" style:parent-style-name="DefaultParagraphFont" style:family="text">
      <style:text-properties style:font-name="Microsoft JhengHei" style:font-name-asian="Microsoft JhengHei" style:font-name-complex="Microsoft JhengHei"/>
    </style:style>
    <style:style style:name="T7597" style:parent-style-name="DefaultParagraphFont" style:family="text">
      <style:text-properties style:font-name="MS Gothic" style:font-name-asian="MS Gothic" style:font-name-complex="MS Gothic"/>
    </style:style>
    <style:style style:name="T7598" style:parent-style-name="DefaultParagraphFont" style:family="text">
      <style:text-properties style:font-name="MS Gothic" style:font-name-asian="MS Gothic" style:font-name-complex="MS Gothic"/>
    </style:style>
    <style:style style:name="T7599" style:parent-style-name="DefaultParagraphFont" style:family="text">
      <style:text-properties style:font-name="MS Gothic" style:font-name-asian="MS Gothic" style:font-name-complex="MS Gothic"/>
    </style:style>
    <style:style style:name="T7600" style:parent-style-name="DefaultParagraphFont" style:family="text">
      <style:text-properties style:font-name="MS Gothic" style:font-name-asian="MS Gothic" style:font-name-complex="MS Gothic"/>
    </style:style>
    <style:style style:name="T7601" style:parent-style-name="DefaultParagraphFont" style:family="text">
      <style:text-properties style:font-name="MS Gothic" style:font-name-asian="MS Gothic" style:font-name-complex="MS Gothic"/>
    </style:style>
    <style:style style:name="T7602" style:parent-style-name="DefaultParagraphFont" style:family="text">
      <style:text-properties style:font-name="MS Gothic" style:font-name-asian="MS Gothic" style:font-name-complex="MS Gothic"/>
    </style:style>
    <style:style style:name="T7603" style:parent-style-name="DefaultParagraphFont" style:family="text">
      <style:text-properties style:font-name="Microsoft JhengHei" style:font-name-asian="Microsoft JhengHei" style:font-name-complex="Microsoft JhengHei"/>
    </style:style>
    <style:style style:name="T7604" style:parent-style-name="DefaultParagraphFont" style:family="text">
      <style:text-properties style:font-name="MS Gothic" style:font-name-asian="MS Gothic" style:font-name-complex="MS Gothic"/>
    </style:style>
    <style:style style:name="T7605" style:parent-style-name="DefaultParagraphFont" style:family="text">
      <style:text-properties style:font-name="MS Gothic" style:font-name-asian="MS Gothic" style:font-name-complex="MS Gothic"/>
    </style:style>
    <style:style style:name="T7606" style:parent-style-name="DefaultParagraphFont" style:family="text">
      <style:text-properties style:font-name="MS Gothic" style:font-name-asian="MS Gothic" style:font-name-complex="MS Gothic"/>
    </style:style>
    <style:style style:name="T7607" style:parent-style-name="DefaultParagraphFont" style:family="text">
      <style:text-properties style:font-name="MS Gothic" style:font-name-asian="MS Gothic" style:font-name-complex="MS Gothic"/>
    </style:style>
    <style:style style:name="T7608" style:parent-style-name="DefaultParagraphFont" style:family="text">
      <style:text-properties style:font-name="MS Gothic" style:font-name-asian="MS Gothic" style:font-name-complex="MS Gothic"/>
    </style:style>
    <style:style style:name="T7609" style:parent-style-name="DefaultParagraphFont" style:family="text">
      <style:text-properties style:font-name="MS Gothic" style:font-name-asian="MS Gothic" style:font-name-complex="MS Gothic"/>
    </style:style>
    <style:style style:name="T7610" style:parent-style-name="DefaultParagraphFont" style:family="text">
      <style:text-properties style:font-name="MS Gothic" style:font-name-asian="MS Gothic" style:font-name-complex="MS Gothic"/>
    </style:style>
    <style:style style:name="T7611" style:parent-style-name="DefaultParagraphFont" style:family="text">
      <style:text-properties style:font-name="MS Gothic" style:font-name-asian="MS Gothic" style:font-name-complex="MS Gothic"/>
    </style:style>
    <style:style style:name="T7612" style:parent-style-name="DefaultParagraphFont" style:family="text">
      <style:text-properties style:font-name="MS Gothic" style:font-name-asian="MS Gothic" style:font-name-complex="MS Gothic"/>
    </style:style>
    <style:style style:name="T7613" style:parent-style-name="DefaultParagraphFont" style:family="text">
      <style:text-properties style:font-name="Microsoft JhengHei" style:font-name-asian="Microsoft JhengHei" style:font-name-complex="Microsoft JhengHei"/>
    </style:style>
    <style:style style:name="T7614" style:parent-style-name="DefaultParagraphFont" style:family="text">
      <style:text-properties style:font-name="MS Gothic" style:font-name-asian="MS Gothic" style:font-name-complex="MS Gothic"/>
    </style:style>
    <style:style style:name="T7615" style:parent-style-name="DefaultParagraphFont" style:family="text">
      <style:text-properties style:font-name="Microsoft JhengHei" style:font-name-asian="Microsoft JhengHei" style:font-name-complex="Microsoft JhengHei"/>
    </style:style>
    <style:style style:name="T7616" style:parent-style-name="DefaultParagraphFont" style:family="text">
      <style:text-properties style:font-name="MS Gothic" style:font-name-asian="MS Gothic" style:font-name-complex="MS Gothic"/>
    </style:style>
    <style:style style:name="T7617" style:parent-style-name="DefaultParagraphFont" style:family="text">
      <style:text-properties style:font-name="MS Gothic" style:font-name-asian="MS Gothic" style:font-name-complex="MS Gothic"/>
    </style:style>
    <style:style style:name="T7618" style:parent-style-name="DefaultParagraphFont" style:family="text">
      <style:text-properties style:font-name="MS Gothic" style:font-name-asian="MS Gothic" style:font-name-complex="MS Gothic"/>
    </style:style>
    <style:style style:name="T7619" style:parent-style-name="DefaultParagraphFont" style:family="text">
      <style:text-properties style:font-name="MS Gothic" style:font-name-asian="MS Gothic" style:font-name-complex="MS Gothic"/>
    </style:style>
    <style:style style:name="T7620" style:parent-style-name="DefaultParagraphFont" style:family="text">
      <style:text-properties style:font-name="MS Gothic" style:font-name-asian="MS Gothic" style:font-name-complex="MS Gothic"/>
    </style:style>
    <style:style style:name="T7621" style:parent-style-name="DefaultParagraphFont" style:family="text">
      <style:text-properties style:font-name="Microsoft JhengHei" style:font-name-asian="Microsoft JhengHei" style:font-name-complex="Microsoft JhengHei"/>
    </style:style>
    <style:style style:name="T7622" style:parent-style-name="DefaultParagraphFont" style:family="text">
      <style:text-properties style:font-name="MS Gothic" style:font-name-asian="MS Gothic" style:font-name-complex="MS Gothic"/>
    </style:style>
    <style:style style:name="T7623" style:parent-style-name="DefaultParagraphFont" style:family="text">
      <style:text-properties style:font-name="MS Gothic" style:font-name-asian="MS Gothic" style:font-name-complex="MS Gothic"/>
    </style:style>
    <style:style style:name="T7624" style:parent-style-name="DefaultParagraphFont" style:family="text">
      <style:text-properties style:font-name="MS Gothic" style:font-name-asian="MS Gothic" style:font-name-complex="MS Gothic"/>
    </style:style>
    <style:style style:name="T7625" style:parent-style-name="DefaultParagraphFont" style:family="text">
      <style:text-properties style:font-name="MS Gothic" style:font-name-asian="MS Gothic" style:font-name-complex="MS Gothic"/>
    </style:style>
    <style:style style:name="T7626" style:parent-style-name="DefaultParagraphFont" style:family="text">
      <style:text-properties style:font-name="MS Gothic" style:font-name-asian="MS Gothic" style:font-name-complex="MS Gothic"/>
    </style:style>
    <style:style style:name="T7627" style:parent-style-name="DefaultParagraphFont" style:family="text">
      <style:text-properties style:font-name="MS Gothic" style:font-name-asian="MS Gothic" style:font-name-complex="MS Gothic"/>
    </style:style>
    <style:style style:name="T7628" style:parent-style-name="DefaultParagraphFont" style:family="text">
      <style:text-properties style:font-name="MS Gothic" style:font-name-asian="MS Gothic" style:font-name-complex="MS Gothic"/>
    </style:style>
    <style:style style:name="T7629" style:parent-style-name="DefaultParagraphFont" style:family="text">
      <style:text-properties style:font-name="MS Gothic" style:font-name-asian="MS Gothic" style:font-name-complex="MS Gothic"/>
    </style:style>
    <style:style style:name="T7630" style:parent-style-name="DefaultParagraphFont" style:family="text">
      <style:text-properties style:font-name="MS Gothic" style:font-name-asian="MS Gothic" style:font-name-complex="MS Gothic"/>
    </style:style>
    <style:style style:name="T7631" style:parent-style-name="DefaultParagraphFont" style:family="text">
      <style:text-properties style:font-name="MS Gothic" style:font-name-asian="MS Gothic" style:font-name-complex="MS Gothic"/>
    </style:style>
    <style:style style:name="T7632" style:parent-style-name="DefaultParagraphFont" style:family="text">
      <style:text-properties style:font-name="MS Gothic" style:font-name-asian="MS Gothic" style:font-name-complex="MS Gothic"/>
    </style:style>
    <style:style style:name="T7633" style:parent-style-name="DefaultParagraphFont" style:family="text">
      <style:text-properties style:font-name="MS Gothic" style:font-name-asian="MS Gothic" style:font-name-complex="MS Gothic"/>
    </style:style>
    <style:style style:name="T7634" style:parent-style-name="DefaultParagraphFont" style:family="text">
      <style:text-properties style:font-name="MS Gothic" style:font-name-asian="MS Gothic" style:font-name-complex="MS Gothic"/>
    </style:style>
    <style:style style:name="T7635" style:parent-style-name="DefaultParagraphFont" style:family="text">
      <style:text-properties style:font-name="MS Gothic" style:font-name-asian="MS Gothic" style:font-name-complex="MS Gothic"/>
    </style:style>
    <style:style style:name="T7636" style:parent-style-name="DefaultParagraphFont" style:family="text">
      <style:text-properties style:font-name="MS Gothic" style:font-name-asian="MS Gothic" style:font-name-complex="MS Gothic"/>
    </style:style>
    <style:style style:name="T7637" style:parent-style-name="DefaultParagraphFont" style:family="text">
      <style:text-properties style:font-name="MS Gothic" style:font-name-asian="MS Gothic" style:font-name-complex="MS Gothic"/>
    </style:style>
    <style:style style:name="T7638" style:parent-style-name="DefaultParagraphFont" style:family="text">
      <style:text-properties style:font-name="MS Gothic" style:font-name-asian="MS Gothic" style:font-name-complex="MS Gothic"/>
    </style:style>
    <style:style style:name="T7639" style:parent-style-name="DefaultParagraphFont" style:family="text">
      <style:text-properties style:font-name="MS Gothic" style:font-name-asian="MS Gothic" style:font-name-complex="MS Gothic"/>
    </style:style>
    <style:style style:name="T7640" style:parent-style-name="DefaultParagraphFont" style:family="text">
      <style:text-properties style:font-name="MS Gothic" style:font-name-asian="MS Gothic" style:font-name-complex="MS Gothic"/>
    </style:style>
    <style:style style:name="T7641" style:parent-style-name="DefaultParagraphFont" style:family="text">
      <style:text-properties style:font-name="MS Gothic" style:font-name-asian="MS Gothic" style:font-name-complex="MS Gothic"/>
    </style:style>
    <style:style style:name="T7642" style:parent-style-name="DefaultParagraphFont" style:family="text">
      <style:text-properties style:font-name="MS Gothic" style:font-name-asian="MS Gothic" style:font-name-complex="MS Gothic"/>
    </style:style>
    <style:style style:name="T7643" style:parent-style-name="DefaultParagraphFont" style:family="text">
      <style:text-properties style:font-name="MS Gothic" style:font-name-asian="MS Gothic" style:font-name-complex="MS Gothic"/>
    </style:style>
    <style:style style:name="T7644" style:parent-style-name="DefaultParagraphFont" style:family="text">
      <style:text-properties style:font-name="MS Gothic" style:font-name-asian="MS Gothic" style:font-name-complex="MS Gothic"/>
    </style:style>
    <style:style style:name="T7645" style:parent-style-name="DefaultParagraphFont" style:family="text">
      <style:text-properties style:font-name="MS Gothic" style:font-name-asian="MS Gothic" style:font-name-complex="MS Gothic"/>
    </style:style>
    <style:style style:name="T7646" style:parent-style-name="DefaultParagraphFont" style:family="text">
      <style:text-properties style:font-name="MS Gothic" style:font-name-asian="MS Gothic" style:font-name-complex="MS Gothic"/>
    </style:style>
    <style:style style:name="T7647" style:parent-style-name="DefaultParagraphFont" style:family="text">
      <style:text-properties style:font-name="MS Gothic" style:font-name-asian="MS Gothic" style:font-name-complex="MS Gothic"/>
    </style:style>
    <style:style style:name="T7648" style:parent-style-name="DefaultParagraphFont" style:family="text">
      <style:text-properties style:font-name="MS Gothic" style:font-name-asian="MS Gothic" style:font-name-complex="MS Gothic"/>
    </style:style>
    <style:style style:name="T7649" style:parent-style-name="DefaultParagraphFont" style:family="text">
      <style:text-properties style:font-name="MS Gothic" style:font-name-asian="MS Gothic" style:font-name-complex="MS Gothic"/>
    </style:style>
    <style:style style:name="T7650" style:parent-style-name="DefaultParagraphFont" style:family="text">
      <style:text-properties style:font-name="MS Gothic" style:font-name-asian="MS Gothic" style:font-name-complex="MS Gothic"/>
    </style:style>
    <style:style style:name="T7651" style:parent-style-name="DefaultParagraphFont" style:family="text">
      <style:text-properties fo:font-weight="bold" style:font-weight-asian="bold" style:font-weight-complex="bold"/>
    </style:style>
    <style:style style:name="T7652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7653" style:parent-style-name="DefaultParagraphFont" style:family="text">
      <style:text-properties fo:font-weight="bold" style:font-weight-asian="bold" style:font-weight-complex="bold"/>
    </style:style>
    <style:style style:name="T7654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7655" style:parent-style-name="DefaultParagraphFont" style:family="text">
      <style:text-properties fo:font-weight="bold" style:font-weight-asian="bold" style:font-weight-complex="bold"/>
    </style:style>
    <style:style style:name="T7656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7657" style:parent-style-name="DefaultParagraphFont" style:family="text">
      <style:text-properties fo:font-weight="bold" style:font-weight-asian="bold" style:font-weight-complex="bold"/>
    </style:style>
    <style:style style:name="T7658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7659" style:parent-style-name="DefaultParagraphFont" style:family="text">
      <style:text-properties fo:font-weight="bold" style:font-weight-asian="bold" style:font-weight-complex="bold"/>
    </style:style>
    <style:style style:name="T7660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7661" style:parent-style-name="DefaultParagraphFont" style:family="text">
      <style:text-properties fo:font-weight="bold" style:font-weight-asian="bold" style:font-weight-complex="bold"/>
    </style:style>
    <style:style style:name="T7662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7663" style:parent-style-name="DefaultParagraphFont" style:family="text">
      <style:text-properties fo:font-weight="bold" style:font-weight-asian="bold" style:font-weight-complex="bold"/>
    </style:style>
    <style:style style:name="T7664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7665" style:parent-style-name="DefaultParagraphFont" style:family="text">
      <style:text-properties fo:font-weight="bold" style:font-weight-asian="bold" style:font-weight-complex="bold"/>
    </style:style>
    <style:style style:name="T7666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7667" style:parent-style-name="DefaultParagraphFont" style:family="text">
      <style:text-properties fo:font-weight="bold" style:font-weight-asian="bold" style:font-weight-complex="bold"/>
    </style:style>
    <style:style style:name="T7668" style:parent-style-name="DefaultParagraphFont" style:family="text">
      <style:text-properties style:font-name="Microsoft JhengHei" style:font-name-asian="Microsoft JhengHei" style:font-name-complex="Microsoft JhengHei"/>
    </style:style>
    <style:style style:name="T7669" style:parent-style-name="DefaultParagraphFont" style:family="text">
      <style:text-properties style:font-name="MS Gothic" style:font-name-asian="MS Gothic" style:font-name-complex="MS Gothic"/>
    </style:style>
    <style:style style:name="T7670" style:parent-style-name="DefaultParagraphFont" style:family="text">
      <style:text-properties style:font-name="MS Gothic" style:font-name-asian="MS Gothic" style:font-name-complex="MS Gothic"/>
    </style:style>
    <style:style style:name="T7671" style:parent-style-name="DefaultParagraphFont" style:family="text">
      <style:text-properties style:font-name="MS Gothic" style:font-name-asian="MS Gothic" style:font-name-complex="MS Gothic"/>
    </style:style>
    <style:style style:name="T7672" style:parent-style-name="DefaultParagraphFont" style:family="text">
      <style:text-properties style:font-name="MS Gothic" style:font-name-asian="MS Gothic" style:font-name-complex="MS Gothic"/>
    </style:style>
    <style:style style:name="T7673" style:parent-style-name="DefaultParagraphFont" style:family="text">
      <style:text-properties style:font-name="MS Gothic" style:font-name-asian="MS Gothic" style:font-name-complex="MS Gothic"/>
    </style:style>
    <style:style style:name="T7674" style:parent-style-name="DefaultParagraphFont" style:family="text">
      <style:text-properties style:font-name="MS Gothic" style:font-name-asian="MS Gothic" style:font-name-complex="MS Gothic"/>
    </style:style>
    <style:style style:name="T7675" style:parent-style-name="DefaultParagraphFont" style:family="text">
      <style:text-properties style:font-name="MS Gothic" style:font-name-asian="MS Gothic" style:font-name-complex="MS Gothic"/>
    </style:style>
    <style:style style:name="T7676" style:parent-style-name="DefaultParagraphFont" style:family="text">
      <style:text-properties style:font-name="MS Gothic" style:font-name-asian="MS Gothic" style:font-name-complex="MS Gothic"/>
    </style:style>
    <style:style style:name="T7677" style:parent-style-name="DefaultParagraphFont" style:family="text">
      <style:text-properties style:font-name="MS Gothic" style:font-name-asian="MS Gothic" style:font-name-complex="MS Gothic"/>
    </style:style>
    <style:style style:name="T7678" style:parent-style-name="DefaultParagraphFont" style:family="text">
      <style:text-properties style:font-name="MS Gothic" style:font-name-asian="MS Gothic" style:font-name-complex="MS Gothic"/>
    </style:style>
    <style:style style:name="T7679" style:parent-style-name="DefaultParagraphFont" style:family="text">
      <style:text-properties style:font-name="MS Gothic" style:font-name-asian="MS Gothic" style:font-name-complex="MS Gothic"/>
    </style:style>
    <style:style style:name="T7680" style:parent-style-name="DefaultParagraphFont" style:family="text">
      <style:text-properties style:font-name="MS Gothic" style:font-name-asian="MS Gothic" style:font-name-complex="MS Gothic"/>
    </style:style>
    <style:style style:name="T7681" style:parent-style-name="DefaultParagraphFont" style:family="text">
      <style:text-properties style:font-name="MS Gothic" style:font-name-asian="MS Gothic" style:font-name-complex="MS Gothic"/>
    </style:style>
    <style:style style:name="T7682" style:parent-style-name="DefaultParagraphFont" style:family="text">
      <style:text-properties style:font-name="MS Gothic" style:font-name-asian="MS Gothic" style:font-name-complex="MS Gothic"/>
    </style:style>
    <style:style style:name="T7683" style:parent-style-name="DefaultParagraphFont" style:family="text">
      <style:text-properties style:font-name="MS Gothic" style:font-name-asian="MS Gothic" style:font-name-complex="MS Gothic"/>
    </style:style>
    <style:style style:name="T7684" style:parent-style-name="DefaultParagraphFont" style:family="text">
      <style:text-properties style:font-name="MS Gothic" style:font-name-asian="MS Gothic" style:font-name-complex="MS Gothic"/>
    </style:style>
    <style:style style:name="T7685" style:parent-style-name="DefaultParagraphFont" style:family="text">
      <style:text-properties style:font-name="MS Gothic" style:font-name-asian="MS Gothic" style:font-name-complex="MS Gothic"/>
    </style:style>
    <style:style style:name="T7686" style:parent-style-name="DefaultParagraphFont" style:family="text">
      <style:text-properties style:font-name="MS Gothic" style:font-name-asian="MS Gothic" style:font-name-complex="MS Gothic"/>
    </style:style>
    <style:style style:name="T7687" style:parent-style-name="DefaultParagraphFont" style:family="text">
      <style:text-properties style:font-name="MS Gothic" style:font-name-asian="MS Gothic" style:font-name-complex="MS Gothic"/>
    </style:style>
    <style:style style:name="T7688" style:parent-style-name="DefaultParagraphFont" style:family="text">
      <style:text-properties style:font-name="MS Gothic" style:font-name-asian="MS Gothic" style:font-name-complex="MS Gothic"/>
    </style:style>
    <style:style style:name="T7689" style:parent-style-name="DefaultParagraphFont" style:family="text">
      <style:text-properties style:font-name="MS Gothic" style:font-name-asian="MS Gothic" style:font-name-complex="MS Gothic"/>
    </style:style>
    <style:style style:name="T7690" style:parent-style-name="DefaultParagraphFont" style:family="text">
      <style:text-properties style:font-name="Microsoft JhengHei" style:font-name-asian="Microsoft JhengHei" style:font-name-complex="Microsoft JhengHei"/>
    </style:style>
    <style:style style:name="T7691" style:parent-style-name="DefaultParagraphFont" style:family="text">
      <style:text-properties style:font-name="MS Gothic" style:font-name-asian="MS Gothic" style:font-name-complex="MS Gothic"/>
    </style:style>
    <style:style style:name="T7692" style:parent-style-name="DefaultParagraphFont" style:family="text">
      <style:text-properties style:font-name="MS Gothic" style:font-name-asian="MS Gothic" style:font-name-complex="MS Gothic"/>
    </style:style>
    <style:style style:name="T7693" style:parent-style-name="DefaultParagraphFont" style:family="text">
      <style:text-properties style:font-name="MS Gothic" style:font-name-asian="MS Gothic" style:font-name-complex="MS Gothic"/>
    </style:style>
    <style:style style:name="T7694" style:parent-style-name="DefaultParagraphFont" style:family="text">
      <style:text-properties style:font-name="MS Gothic" style:font-name-asian="MS Gothic" style:font-name-complex="MS Gothic"/>
    </style:style>
    <style:style style:name="T7695" style:parent-style-name="DefaultParagraphFont" style:family="text">
      <style:text-properties style:font-name="MS Gothic" style:font-name-asian="MS Gothic" style:font-name-complex="MS Gothic"/>
    </style:style>
    <style:style style:name="T7696" style:parent-style-name="DefaultParagraphFont" style:family="text">
      <style:text-properties style:font-name="MS Gothic" style:font-name-asian="MS Gothic" style:font-name-complex="MS Gothic"/>
    </style:style>
    <style:style style:name="T7697" style:parent-style-name="DefaultParagraphFont" style:family="text">
      <style:text-properties style:font-name="MS Gothic" style:font-name-asian="MS Gothic" style:font-name-complex="MS Gothic"/>
    </style:style>
    <style:style style:name="T7698" style:parent-style-name="DefaultParagraphFont" style:family="text">
      <style:text-properties style:font-name="MS Gothic" style:font-name-asian="MS Gothic" style:font-name-complex="MS Gothic"/>
    </style:style>
    <style:style style:name="T7699" style:parent-style-name="DefaultParagraphFont" style:family="text">
      <style:text-properties style:font-name="Microsoft JhengHei" style:font-name-asian="Microsoft JhengHei" style:font-name-complex="Microsoft JhengHei"/>
    </style:style>
    <style:style style:name="T7700" style:parent-style-name="DefaultParagraphFont" style:family="text">
      <style:text-properties style:font-name="MS Gothic" style:font-name-asian="MS Gothic" style:font-name-complex="MS Gothic"/>
    </style:style>
    <style:style style:name="T7701" style:parent-style-name="DefaultParagraphFont" style:family="text">
      <style:text-properties style:font-name="Microsoft JhengHei" style:font-name-asian="Microsoft JhengHei" style:font-name-complex="Microsoft JhengHei"/>
    </style:style>
    <style:style style:name="T7702" style:parent-style-name="DefaultParagraphFont" style:family="text">
      <style:text-properties style:font-name="MS Gothic" style:font-name-asian="MS Gothic" style:font-name-complex="MS Gothic"/>
    </style:style>
    <style:style style:name="T7703" style:parent-style-name="DefaultParagraphFont" style:family="text">
      <style:text-properties style:font-name="MS Gothic" style:font-name-asian="MS Gothic" style:font-name-complex="MS Gothic"/>
    </style:style>
    <style:style style:name="T7704" style:parent-style-name="DefaultParagraphFont" style:family="text">
      <style:text-properties style:font-name="MS Gothic" style:font-name-asian="MS Gothic" style:font-name-complex="MS Gothic"/>
    </style:style>
    <style:style style:name="T7705" style:parent-style-name="DefaultParagraphFont" style:family="text">
      <style:text-properties style:font-name="MS Gothic" style:font-name-asian="MS Gothic" style:font-name-complex="MS Gothic"/>
    </style:style>
    <style:style style:name="T7706" style:parent-style-name="DefaultParagraphFont" style:family="text">
      <style:text-properties style:font-name="Microsoft JhengHei" style:font-name-asian="Microsoft JhengHei" style:font-name-complex="Microsoft JhengHei"/>
    </style:style>
    <style:style style:name="T7707" style:parent-style-name="DefaultParagraphFont" style:family="text">
      <style:text-properties style:font-name="MS Gothic" style:font-name-asian="MS Gothic" style:font-name-complex="MS Gothic"/>
    </style:style>
    <style:style style:name="T7708" style:parent-style-name="DefaultParagraphFont" style:family="text">
      <style:text-properties style:font-name="Microsoft JhengHei" style:font-name-asian="Microsoft JhengHei" style:font-name-complex="Microsoft JhengHei"/>
    </style:style>
    <style:style style:name="T7709" style:parent-style-name="DefaultParagraphFont" style:family="text">
      <style:text-properties style:font-name="MS Gothic" style:font-name-asian="MS Gothic" style:font-name-complex="MS Gothic"/>
    </style:style>
    <style:style style:name="T7710" style:parent-style-name="DefaultParagraphFont" style:family="text">
      <style:text-properties style:font-name="MS Gothic" style:font-name-asian="MS Gothic" style:font-name-complex="MS Gothic"/>
    </style:style>
    <style:style style:name="T7711" style:parent-style-name="DefaultParagraphFont" style:family="text">
      <style:text-properties style:font-name="MS Gothic" style:font-name-asian="MS Gothic" style:font-name-complex="MS Gothic"/>
    </style:style>
    <style:style style:name="T7712" style:parent-style-name="DefaultParagraphFont" style:family="text">
      <style:text-properties style:font-name="MS Gothic" style:font-name-asian="MS Gothic" style:font-name-complex="MS Gothic"/>
    </style:style>
    <style:style style:name="T7713" style:parent-style-name="DefaultParagraphFont" style:family="text">
      <style:text-properties style:font-name="MS Gothic" style:font-name-asian="MS Gothic" style:font-name-complex="MS Gothic"/>
    </style:style>
    <style:style style:name="T7714" style:parent-style-name="DefaultParagraphFont" style:family="text">
      <style:text-properties style:font-name="MS Gothic" style:font-name-asian="MS Gothic" style:font-name-complex="MS Gothic"/>
    </style:style>
    <style:style style:name="T7715" style:parent-style-name="DefaultParagraphFont" style:family="text">
      <style:text-properties style:font-name="MS Gothic" style:font-name-asian="MS Gothic" style:font-name-complex="MS Gothic"/>
    </style:style>
    <style:style style:name="T7716" style:parent-style-name="DefaultParagraphFont" style:family="text">
      <style:text-properties style:font-name="MS Gothic" style:font-name-asian="MS Gothic" style:font-name-complex="MS Gothic"/>
    </style:style>
    <style:style style:name="T7717" style:parent-style-name="DefaultParagraphFont" style:family="text">
      <style:text-properties style:font-name="MS Gothic" style:font-name-asian="MS Gothic" style:font-name-complex="MS Gothic"/>
    </style:style>
    <style:style style:name="T7718" style:parent-style-name="DefaultParagraphFont" style:family="text">
      <style:text-properties style:font-name="MS Gothic" style:font-name-asian="MS Gothic" style:font-name-complex="MS Gothic"/>
    </style:style>
    <style:style style:name="T7719" style:parent-style-name="DefaultParagraphFont" style:family="text">
      <style:text-properties style:font-name="MS Gothic" style:font-name-asian="MS Gothic" style:font-name-complex="MS Gothic"/>
    </style:style>
    <style:style style:name="T7720" style:parent-style-name="DefaultParagraphFont" style:family="text">
      <style:text-properties style:font-name="MS Gothic" style:font-name-asian="MS Gothic" style:font-name-complex="MS Gothic"/>
    </style:style>
    <style:style style:name="T7721" style:parent-style-name="DefaultParagraphFont" style:family="text">
      <style:text-properties style:font-name="MS Gothic" style:font-name-asian="MS Gothic" style:font-name-complex="MS Gothic"/>
    </style:style>
    <style:style style:name="T7722" style:parent-style-name="DefaultParagraphFont" style:family="text">
      <style:text-properties style:font-name="MS Gothic" style:font-name-asian="MS Gothic" style:font-name-complex="MS Gothic"/>
    </style:style>
    <style:style style:name="T7723" style:parent-style-name="DefaultParagraphFont" style:family="text">
      <style:text-properties style:font-name="MS Gothic" style:font-name-asian="MS Gothic" style:font-name-complex="MS Gothic"/>
    </style:style>
    <style:style style:name="T7724" style:parent-style-name="DefaultParagraphFont" style:family="text">
      <style:text-properties style:font-name="MS Gothic" style:font-name-asian="MS Gothic" style:font-name-complex="MS Gothic"/>
    </style:style>
    <style:style style:name="T7725" style:parent-style-name="DefaultParagraphFont" style:family="text">
      <style:text-properties style:font-name="MS Gothic" style:font-name-asian="MS Gothic" style:font-name-complex="MS Gothic"/>
    </style:style>
    <style:style style:name="T7726" style:parent-style-name="DefaultParagraphFont" style:family="text">
      <style:text-properties style:font-name="MS Gothic" style:font-name-asian="MS Gothic" style:font-name-complex="MS Gothic"/>
    </style:style>
    <style:style style:name="T7727" style:parent-style-name="DefaultParagraphFont" style:family="text">
      <style:text-properties style:font-name="MS Gothic" style:font-name-asian="MS Gothic" style:font-name-complex="MS Gothic"/>
    </style:style>
    <style:style style:name="T7728" style:parent-style-name="DefaultParagraphFont" style:family="text">
      <style:text-properties style:font-name="MS Gothic" style:font-name-asian="MS Gothic" style:font-name-complex="MS Gothic"/>
    </style:style>
    <style:style style:name="T7729" style:parent-style-name="DefaultParagraphFont" style:family="text">
      <style:text-properties style:font-name="MS Gothic" style:font-name-asian="MS Gothic" style:font-name-complex="MS Gothic"/>
    </style:style>
    <style:style style:name="T7730" style:parent-style-name="DefaultParagraphFont" style:family="text">
      <style:text-properties style:font-name="MS Gothic" style:font-name-asian="MS Gothic" style:font-name-complex="MS Gothic"/>
    </style:style>
    <style:style style:name="T7731" style:parent-style-name="DefaultParagraphFont" style:family="text">
      <style:text-properties style:font-name="MS Gothic" style:font-name-asian="MS Gothic" style:font-name-complex="MS Gothic"/>
    </style:style>
    <style:style style:name="T7732" style:parent-style-name="DefaultParagraphFont" style:family="text">
      <style:text-properties style:font-name="MS Gothic" style:font-name-asian="MS Gothic" style:font-name-complex="MS Gothic"/>
    </style:style>
    <style:style style:name="T7733" style:parent-style-name="DefaultParagraphFont" style:family="text">
      <style:text-properties style:font-name="MS Gothic" style:font-name-asian="MS Gothic" style:font-name-complex="MS Gothic"/>
    </style:style>
    <style:style style:name="T7734" style:parent-style-name="DefaultParagraphFont" style:family="text">
      <style:text-properties style:font-name="MS Gothic" style:font-name-asian="MS Gothic" style:font-name-complex="MS Gothic"/>
    </style:style>
    <style:style style:name="T7735" style:parent-style-name="DefaultParagraphFont" style:family="text">
      <style:text-properties style:font-name="MS Gothic" style:font-name-asian="MS Gothic" style:font-name-complex="MS Gothic"/>
    </style:style>
    <style:style style:name="T7736" style:parent-style-name="DefaultParagraphFont" style:family="text">
      <style:text-properties style:font-name="MS Gothic" style:font-name-asian="MS Gothic" style:font-name-complex="MS Gothic"/>
    </style:style>
    <style:style style:name="T7737" style:parent-style-name="DefaultParagraphFont" style:family="text">
      <style:text-properties style:font-name="MS Gothic" style:font-name-asian="MS Gothic" style:font-name-complex="MS Gothic"/>
    </style:style>
    <style:style style:name="T7738" style:parent-style-name="DefaultParagraphFont" style:family="text">
      <style:text-properties style:font-name="MS Gothic" style:font-name-asian="MS Gothic" style:font-name-complex="MS Gothic"/>
    </style:style>
    <style:style style:name="T7739" style:parent-style-name="DefaultParagraphFont" style:family="text">
      <style:text-properties style:font-name="MS Gothic" style:font-name-asian="MS Gothic" style:font-name-complex="MS Gothic"/>
    </style:style>
    <style:style style:name="T7740" style:parent-style-name="DefaultParagraphFont" style:family="text">
      <style:text-properties style:font-name="MS Gothic" style:font-name-asian="MS Gothic" style:font-name-complex="MS Gothic"/>
    </style:style>
    <style:style style:name="T7741" style:parent-style-name="DefaultParagraphFont" style:family="text">
      <style:text-properties style:font-name="MS Gothic" style:font-name-asian="MS Gothic" style:font-name-complex="MS Gothic"/>
    </style:style>
    <style:style style:name="T7742" style:parent-style-name="DefaultParagraphFont" style:family="text">
      <style:text-properties style:font-name="Microsoft JhengHei" style:font-name-asian="Microsoft JhengHei" style:font-name-complex="Microsoft JhengHei"/>
    </style:style>
    <style:style style:name="T7743" style:parent-style-name="DefaultParagraphFont" style:family="text">
      <style:text-properties style:font-name="MS Gothic" style:font-name-asian="MS Gothic" style:font-name-complex="MS Gothic"/>
    </style:style>
    <style:style style:name="T7744" style:parent-style-name="DefaultParagraphFont" style:family="text">
      <style:text-properties style:font-name="MS Gothic" style:font-name-asian="MS Gothic" style:font-name-complex="MS Gothic"/>
    </style:style>
    <style:style style:name="T7745" style:parent-style-name="DefaultParagraphFont" style:family="text">
      <style:text-properties style:font-name="MS Gothic" style:font-name-asian="MS Gothic" style:font-name-complex="MS Gothic"/>
    </style:style>
    <style:style style:name="T7746" style:parent-style-name="DefaultParagraphFont" style:family="text">
      <style:text-properties style:font-name="MS Gothic" style:font-name-asian="MS Gothic" style:font-name-complex="MS Gothic"/>
    </style:style>
    <style:style style:name="T7747" style:parent-style-name="DefaultParagraphFont" style:family="text">
      <style:text-properties style:font-name="MS Gothic" style:font-name-asian="MS Gothic" style:font-name-complex="MS Gothic"/>
    </style:style>
    <style:style style:name="T7748" style:parent-style-name="DefaultParagraphFont" style:family="text">
      <style:text-properties style:font-name="MS Gothic" style:font-name-asian="MS Gothic" style:font-name-complex="MS Gothic"/>
    </style:style>
    <style:style style:name="T7749" style:parent-style-name="DefaultParagraphFont" style:family="text">
      <style:text-properties style:font-name="MS Gothic" style:font-name-asian="MS Gothic" style:font-name-complex="MS Gothic"/>
    </style:style>
    <style:style style:name="T7750" style:parent-style-name="DefaultParagraphFont" style:family="text">
      <style:text-properties style:font-name="Microsoft JhengHei" style:font-name-asian="Microsoft JhengHei" style:font-name-complex="Microsoft JhengHei"/>
    </style:style>
    <style:style style:name="T7751" style:parent-style-name="DefaultParagraphFont" style:family="text">
      <style:text-properties style:font-name="Microsoft JhengHei" style:font-name-asian="Microsoft JhengHei" style:font-name-complex="Microsoft JhengHei"/>
    </style:style>
    <style:style style:name="T7752" style:parent-style-name="DefaultParagraphFont" style:family="text">
      <style:text-properties style:font-name="MS Gothic" style:font-name-asian="MS Gothic" style:font-name-complex="MS Gothic"/>
    </style:style>
    <style:style style:name="T7753" style:parent-style-name="DefaultParagraphFont" style:family="text">
      <style:text-properties style:font-name="MS Gothic" style:font-name-asian="MS Gothic" style:font-name-complex="MS Gothic"/>
    </style:style>
    <style:style style:name="T7754" style:parent-style-name="DefaultParagraphFont" style:family="text">
      <style:text-properties style:font-name="Microsoft JhengHei" style:font-name-asian="Microsoft JhengHei" style:font-name-complex="Microsoft JhengHei"/>
    </style:style>
    <style:style style:name="T7755" style:parent-style-name="DefaultParagraphFont" style:family="text">
      <style:text-properties style:font-name="Microsoft JhengHei" style:font-name-asian="Microsoft JhengHei" style:font-name-complex="Microsoft JhengHei"/>
    </style:style>
    <style:style style:name="T7756" style:parent-style-name="DefaultParagraphFont" style:family="text">
      <style:text-properties style:font-name="MS Gothic" style:font-name-asian="MS Gothic" style:font-name-complex="MS Gothic"/>
    </style:style>
    <style:style style:name="T7757" style:parent-style-name="DefaultParagraphFont" style:family="text">
      <style:text-properties style:font-name="MS Gothic" style:font-name-asian="MS Gothic" style:font-name-complex="MS Gothic"/>
    </style:style>
    <style:style style:name="T7758" style:parent-style-name="DefaultParagraphFont" style:family="text">
      <style:text-properties style:font-name="MS Gothic" style:font-name-asian="MS Gothic" style:font-name-complex="MS Gothic"/>
    </style:style>
    <style:style style:name="T7759" style:parent-style-name="DefaultParagraphFont" style:family="text">
      <style:text-properties style:font-name="Microsoft JhengHei" style:font-name-asian="Microsoft JhengHei" style:font-name-complex="Microsoft JhengHei"/>
    </style:style>
    <style:style style:name="T7760" style:parent-style-name="DefaultParagraphFont" style:family="text">
      <style:text-properties style:font-name="Microsoft JhengHei" style:font-name-asian="Microsoft JhengHei" style:font-name-complex="Microsoft JhengHei"/>
    </style:style>
    <style:style style:name="T7761" style:parent-style-name="DefaultParagraphFont" style:family="text">
      <style:text-properties style:font-name="MS Gothic" style:font-name-asian="MS Gothic" style:font-name-complex="MS Gothic"/>
    </style:style>
    <style:style style:name="T7762" style:parent-style-name="DefaultParagraphFont" style:family="text">
      <style:text-properties style:font-name="MS Gothic" style:font-name-asian="MS Gothic" style:font-name-complex="MS Gothic"/>
    </style:style>
    <style:style style:name="T7763" style:parent-style-name="DefaultParagraphFont" style:family="text">
      <style:text-properties style:font-name="Microsoft JhengHei" style:font-name-asian="Microsoft JhengHei" style:font-name-complex="Microsoft JhengHei"/>
    </style:style>
    <style:style style:name="T7764" style:parent-style-name="DefaultParagraphFont" style:family="text">
      <style:text-properties style:font-name="MS Gothic" style:font-name-asian="MS Gothic" style:font-name-complex="MS Gothic"/>
    </style:style>
    <style:style style:name="T7765" style:parent-style-name="DefaultParagraphFont" style:family="text">
      <style:text-properties style:font-name="MS Gothic" style:font-name-asian="MS Gothic" style:font-name-complex="MS Gothic"/>
    </style:style>
    <style:style style:name="T7766" style:parent-style-name="DefaultParagraphFont" style:family="text">
      <style:text-properties style:font-name="MS Gothic" style:font-name-asian="MS Gothic" style:font-name-complex="MS Gothic"/>
    </style:style>
    <style:style style:name="T7767" style:parent-style-name="DefaultParagraphFont" style:family="text">
      <style:text-properties style:font-name="MS Gothic" style:font-name-asian="MS Gothic" style:font-name-complex="MS Gothic"/>
    </style:style>
    <style:style style:name="T7768" style:parent-style-name="DefaultParagraphFont" style:family="text">
      <style:text-properties style:font-name="MS Gothic" style:font-name-asian="MS Gothic" style:font-name-complex="MS Gothic"/>
    </style:style>
    <style:style style:name="T7769" style:parent-style-name="DefaultParagraphFont" style:family="text">
      <style:text-properties style:font-name="MS Gothic" style:font-name-asian="MS Gothic" style:font-name-complex="MS Gothic"/>
    </style:style>
    <style:style style:name="T7770" style:parent-style-name="DefaultParagraphFont" style:family="text">
      <style:text-properties style:font-name="MS Gothic" style:font-name-asian="MS Gothic" style:font-name-complex="MS Gothic"/>
    </style:style>
    <style:style style:name="T7771" style:parent-style-name="DefaultParagraphFont" style:family="text">
      <style:text-properties style:font-name="MS Gothic" style:font-name-asian="MS Gothic" style:font-name-complex="MS Gothic"/>
    </style:style>
    <style:style style:name="T7772" style:parent-style-name="DefaultParagraphFont" style:family="text">
      <style:text-properties style:font-name="MS Gothic" style:font-name-asian="MS Gothic" style:font-name-complex="MS Gothic"/>
    </style:style>
    <style:style style:name="T7773" style:parent-style-name="DefaultParagraphFont" style:family="text">
      <style:text-properties style:font-name="MS Gothic" style:font-name-asian="MS Gothic" style:font-name-complex="MS Gothic"/>
    </style:style>
    <style:style style:name="T7774" style:parent-style-name="DefaultParagraphFont" style:family="text">
      <style:text-properties style:font-name="MS Gothic" style:font-name-asian="MS Gothic" style:font-name-complex="MS Gothic"/>
    </style:style>
    <style:style style:name="T7775" style:parent-style-name="DefaultParagraphFont" style:family="text">
      <style:text-properties style:font-name="MS Gothic" style:font-name-asian="MS Gothic" style:font-name-complex="MS Gothic"/>
    </style:style>
    <style:style style:name="T7776" style:parent-style-name="DefaultParagraphFont" style:family="text">
      <style:text-properties style:font-name="MS Gothic" style:font-name-asian="MS Gothic" style:font-name-complex="MS Gothic"/>
    </style:style>
    <style:style style:name="T7777" style:parent-style-name="DefaultParagraphFont" style:family="text">
      <style:text-properties style:font-name="MS Gothic" style:font-name-asian="MS Gothic" style:font-name-complex="MS Gothic"/>
    </style:style>
    <style:style style:name="T7778" style:parent-style-name="DefaultParagraphFont" style:family="text">
      <style:text-properties style:font-name="MS Gothic" style:font-name-asian="MS Gothic" style:font-name-complex="MS Gothic"/>
    </style:style>
    <style:style style:name="T7779" style:parent-style-name="DefaultParagraphFont" style:family="text">
      <style:text-properties style:font-name="MS Gothic" style:font-name-asian="MS Gothic" style:font-name-complex="MS Gothic"/>
    </style:style>
    <style:style style:name="T7780" style:parent-style-name="DefaultParagraphFont" style:family="text">
      <style:text-properties style:font-name="MS Gothic" style:font-name-asian="MS Gothic" style:font-name-complex="MS Gothic"/>
    </style:style>
    <style:style style:name="T7781" style:parent-style-name="DefaultParagraphFont" style:family="text">
      <style:text-properties style:font-name="MS Gothic" style:font-name-asian="MS Gothic" style:font-name-complex="MS Gothic"/>
    </style:style>
    <style:style style:name="T7782" style:parent-style-name="DefaultParagraphFont" style:family="text">
      <style:text-properties style:font-name="MS Gothic" style:font-name-asian="MS Gothic" style:font-name-complex="MS Gothic"/>
    </style:style>
    <style:style style:name="T7783" style:parent-style-name="DefaultParagraphFont" style:family="text">
      <style:text-properties style:font-name="MS Gothic" style:font-name-asian="MS Gothic" style:font-name-complex="MS Gothic"/>
    </style:style>
    <style:style style:name="T7784" style:parent-style-name="DefaultParagraphFont" style:family="text">
      <style:text-properties style:font-name="MS Gothic" style:font-name-asian="MS Gothic" style:font-name-complex="MS Gothic"/>
    </style:style>
    <style:style style:name="T7785" style:parent-style-name="DefaultParagraphFont" style:family="text">
      <style:text-properties style:font-name="MS Gothic" style:font-name-asian="MS Gothic" style:font-name-complex="MS Gothic"/>
    </style:style>
    <style:style style:name="T7786" style:parent-style-name="DefaultParagraphFont" style:family="text">
      <style:text-properties style:font-name="MS Gothic" style:font-name-asian="MS Gothic" style:font-name-complex="MS Gothic"/>
    </style:style>
    <style:style style:name="T7787" style:parent-style-name="DefaultParagraphFont" style:family="text">
      <style:text-properties style:font-name="MS Gothic" style:font-name-asian="MS Gothic" style:font-name-complex="MS Gothic"/>
    </style:style>
    <style:style style:name="T7788" style:parent-style-name="DefaultParagraphFont" style:family="text">
      <style:text-properties style:font-name="MS Gothic" style:font-name-asian="MS Gothic" style:font-name-complex="MS Gothic"/>
    </style:style>
    <style:style style:name="T7789" style:parent-style-name="DefaultParagraphFont" style:family="text">
      <style:text-properties style:font-name="MS Gothic" style:font-name-asian="MS Gothic" style:font-name-complex="MS Gothic"/>
    </style:style>
    <style:style style:name="T7790" style:parent-style-name="DefaultParagraphFont" style:family="text">
      <style:text-properties style:font-name="MS Gothic" style:font-name-asian="MS Gothic" style:font-name-complex="MS Gothic"/>
    </style:style>
    <style:style style:name="T7791" style:parent-style-name="DefaultParagraphFont" style:family="text">
      <style:text-properties style:font-name="MS Gothic" style:font-name-asian="MS Gothic" style:font-name-complex="MS Gothic"/>
    </style:style>
    <style:style style:name="T7792" style:parent-style-name="DefaultParagraphFont" style:family="text">
      <style:text-properties style:font-name="MS Gothic" style:font-name-asian="MS Gothic" style:font-name-complex="MS Gothic"/>
    </style:style>
    <style:style style:name="T7793" style:parent-style-name="DefaultParagraphFont" style:family="text">
      <style:text-properties style:font-name="MS Gothic" style:font-name-asian="MS Gothic" style:font-name-complex="MS Gothic"/>
    </style:style>
    <style:style style:name="T7794" style:parent-style-name="DefaultParagraphFont" style:family="text">
      <style:text-properties style:font-name="Microsoft JhengHei" style:font-name-asian="Microsoft JhengHei" style:font-name-complex="Microsoft JhengHei"/>
    </style:style>
    <style:style style:name="T7795" style:parent-style-name="DefaultParagraphFont" style:family="text">
      <style:text-properties style:font-name="MS Gothic" style:font-name-asian="MS Gothic" style:font-name-complex="MS Gothic"/>
    </style:style>
    <style:style style:name="T7796" style:parent-style-name="DefaultParagraphFont" style:family="text">
      <style:text-properties style:font-name="MS Gothic" style:font-name-asian="MS Gothic" style:font-name-complex="MS Gothic"/>
    </style:style>
    <style:style style:name="T7797" style:parent-style-name="DefaultParagraphFont" style:family="text">
      <style:text-properties style:font-name="MS Gothic" style:font-name-asian="MS Gothic" style:font-name-complex="MS Gothic"/>
    </style:style>
    <style:style style:name="T7798" style:parent-style-name="DefaultParagraphFont" style:family="text">
      <style:text-properties style:font-name="Microsoft JhengHei" style:font-name-asian="Microsoft JhengHei" style:font-name-complex="Microsoft JhengHei"/>
    </style:style>
    <style:style style:name="T7799" style:parent-style-name="DefaultParagraphFont" style:family="text">
      <style:text-properties style:font-name="MS Gothic" style:font-name-asian="MS Gothic" style:font-name-complex="MS Gothic"/>
    </style:style>
    <style:style style:name="T7800" style:parent-style-name="DefaultParagraphFont" style:family="text">
      <style:text-properties style:font-name="MS Gothic" style:font-name-asian="MS Gothic" style:font-name-complex="MS Gothic"/>
    </style:style>
    <style:style style:name="T7801" style:parent-style-name="DefaultParagraphFont" style:family="text">
      <style:text-properties style:font-name="Microsoft JhengHei" style:font-name-asian="Microsoft JhengHei" style:font-name-complex="Microsoft JhengHei"/>
    </style:style>
    <style:style style:name="T7802" style:parent-style-name="DefaultParagraphFont" style:family="text">
      <style:text-properties style:font-name="MS Gothic" style:font-name-asian="MS Gothic" style:font-name-complex="MS Gothic"/>
    </style:style>
    <style:style style:name="T7803" style:parent-style-name="DefaultParagraphFont" style:family="text">
      <style:text-properties style:font-name="MS Gothic" style:font-name-asian="MS Gothic" style:font-name-complex="MS Gothic"/>
    </style:style>
    <style:style style:name="T7804" style:parent-style-name="DefaultParagraphFont" style:family="text">
      <style:text-properties style:font-name="Microsoft JhengHei" style:font-name-asian="Microsoft JhengHei" style:font-name-complex="Microsoft JhengHei"/>
    </style:style>
    <style:style style:name="T7805" style:parent-style-name="DefaultParagraphFont" style:family="text">
      <style:text-properties style:font-name="MS Gothic" style:font-name-asian="MS Gothic" style:font-name-complex="MS Gothic"/>
    </style:style>
    <style:style style:name="T7806" style:parent-style-name="DefaultParagraphFont" style:family="text">
      <style:text-properties style:font-name="MS Gothic" style:font-name-asian="MS Gothic" style:font-name-complex="MS Gothic"/>
    </style:style>
    <style:style style:name="T7807" style:parent-style-name="DefaultParagraphFont" style:family="text">
      <style:text-properties style:font-name="Microsoft JhengHei" style:font-name-asian="Microsoft JhengHei" style:font-name-complex="Microsoft JhengHei"/>
    </style:style>
    <style:style style:name="T7808" style:parent-style-name="DefaultParagraphFont" style:family="text">
      <style:text-properties style:font-name="MS Gothic" style:font-name-asian="MS Gothic" style:font-name-complex="MS Gothic"/>
    </style:style>
    <style:style style:name="T7809" style:parent-style-name="DefaultParagraphFont" style:family="text">
      <style:text-properties style:font-name="MS Gothic" style:font-name-asian="MS Gothic" style:font-name-complex="MS Gothic"/>
    </style:style>
    <style:style style:name="T7810" style:parent-style-name="DefaultParagraphFont" style:family="text">
      <style:text-properties style:font-name="MS Gothic" style:font-name-asian="MS Gothic" style:font-name-complex="MS Gothic"/>
    </style:style>
    <style:style style:name="T7811" style:parent-style-name="DefaultParagraphFont" style:family="text">
      <style:text-properties style:font-name="MS Gothic" style:font-name-asian="MS Gothic" style:font-name-complex="MS Gothic"/>
    </style:style>
    <style:style style:name="T7812" style:parent-style-name="DefaultParagraphFont" style:family="text">
      <style:text-properties style:font-name="MS Gothic" style:font-name-asian="MS Gothic" style:font-name-complex="MS Gothic"/>
    </style:style>
    <style:style style:name="T7813" style:parent-style-name="DefaultParagraphFont" style:family="text">
      <style:text-properties style:font-name="Malgun Gothic" style:font-name-asian="Malgun Gothic" style:font-name-complex="Malgun Gothic"/>
    </style:style>
    <style:style style:name="T7814" style:parent-style-name="DefaultParagraphFont" style:family="text">
      <style:text-properties style:font-name="MS Gothic" style:font-name-asian="MS Gothic" style:font-name-complex="MS Gothic"/>
    </style:style>
    <style:style style:name="T7815" style:parent-style-name="DefaultParagraphFont" style:family="text">
      <style:text-properties style:font-name="MS Gothic" style:font-name-asian="MS Gothic" style:font-name-complex="MS Gothic"/>
    </style:style>
    <style:style style:name="T7816" style:parent-style-name="DefaultParagraphFont" style:family="text">
      <style:text-properties style:font-name="MS Gothic" style:font-name-asian="MS Gothic" style:font-name-complex="MS Gothic"/>
    </style:style>
    <style:style style:name="T7817" style:parent-style-name="DefaultParagraphFont" style:family="text">
      <style:text-properties style:font-name="Microsoft JhengHei" style:font-name-asian="Microsoft JhengHei" style:font-name-complex="Microsoft JhengHei"/>
    </style:style>
    <style:style style:name="T7818" style:parent-style-name="DefaultParagraphFont" style:family="text">
      <style:text-properties style:font-name="MS Gothic" style:font-name-asian="MS Gothic" style:font-name-complex="MS Gothic"/>
    </style:style>
    <style:style style:name="T7819" style:parent-style-name="DefaultParagraphFont" style:family="text">
      <style:text-properties style:font-name="MS Gothic" style:font-name-asian="MS Gothic" style:font-name-complex="MS Gothic"/>
    </style:style>
    <style:style style:name="T7820" style:parent-style-name="DefaultParagraphFont" style:family="text">
      <style:text-properties style:font-name="MS Gothic" style:font-name-asian="MS Gothic" style:font-name-complex="MS Gothic"/>
    </style:style>
    <style:style style:name="T7821" style:parent-style-name="DefaultParagraphFont" style:family="text">
      <style:text-properties style:font-name="MS Gothic" style:font-name-asian="MS Gothic" style:font-name-complex="MS Gothic"/>
    </style:style>
    <style:style style:name="T7822" style:parent-style-name="DefaultParagraphFont" style:family="text">
      <style:text-properties style:font-name="MS Gothic" style:font-name-asian="MS Gothic" style:font-name-complex="MS Gothic"/>
    </style:style>
    <style:style style:name="T7823" style:parent-style-name="DefaultParagraphFont" style:family="text">
      <style:text-properties style:font-name="MS Gothic" style:font-name-asian="MS Gothic" style:font-name-complex="MS Gothic"/>
    </style:style>
    <style:style style:name="T7824" style:parent-style-name="DefaultParagraphFont" style:family="text">
      <style:text-properties style:font-name="MS Gothic" style:font-name-asian="MS Gothic" style:font-name-complex="MS Gothic"/>
    </style:style>
    <style:style style:name="T7825" style:parent-style-name="DefaultParagraphFont" style:family="text">
      <style:text-properties style:font-name="MS Gothic" style:font-name-asian="MS Gothic" style:font-name-complex="MS Gothic"/>
    </style:style>
    <style:style style:name="T7826" style:parent-style-name="DefaultParagraphFont" style:family="text">
      <style:text-properties style:font-name="MS Gothic" style:font-name-asian="MS Gothic" style:font-name-complex="MS Gothic"/>
    </style:style>
    <style:style style:name="T7827" style:parent-style-name="DefaultParagraphFont" style:family="text">
      <style:text-properties style:font-name="MS Gothic" style:font-name-asian="MS Gothic" style:font-name-complex="MS Gothic"/>
    </style:style>
    <style:style style:name="T7828" style:parent-style-name="DefaultParagraphFont" style:family="text">
      <style:text-properties style:font-name="MS Gothic" style:font-name-asian="MS Gothic" style:font-name-complex="MS Gothic"/>
    </style:style>
    <style:style style:name="T7829" style:parent-style-name="DefaultParagraphFont" style:family="text">
      <style:text-properties style:font-name="MS Gothic" style:font-name-asian="MS Gothic" style:font-name-complex="MS Gothic"/>
    </style:style>
    <style:style style:name="T7830" style:parent-style-name="DefaultParagraphFont" style:family="text">
      <style:text-properties style:font-name="Microsoft JhengHei" style:font-name-asian="Microsoft JhengHei" style:font-name-complex="Microsoft JhengHei"/>
    </style:style>
    <style:style style:name="T7831" style:parent-style-name="DefaultParagraphFont" style:family="text">
      <style:text-properties style:font-name="MS Gothic" style:font-name-asian="MS Gothic" style:font-name-complex="MS Gothic"/>
    </style:style>
    <style:style style:name="T7832" style:parent-style-name="DefaultParagraphFont" style:family="text">
      <style:text-properties style:font-name="MS Gothic" style:font-name-asian="MS Gothic" style:font-name-complex="MS Gothic"/>
    </style:style>
    <style:style style:name="T7833" style:parent-style-name="DefaultParagraphFont" style:family="text">
      <style:text-properties style:font-name="MS Gothic" style:font-name-asian="MS Gothic" style:font-name-complex="MS Gothic"/>
    </style:style>
    <style:style style:name="T7834" style:parent-style-name="DefaultParagraphFont" style:family="text">
      <style:text-properties style:font-name="Microsoft JhengHei" style:font-name-asian="Microsoft JhengHei" style:font-name-complex="Microsoft JhengHei"/>
    </style:style>
    <style:style style:name="T7835" style:parent-style-name="DefaultParagraphFont" style:family="text">
      <style:text-properties style:font-name="MS Gothic" style:font-name-asian="MS Gothic" style:font-name-complex="MS Gothic"/>
    </style:style>
    <style:style style:name="T7836" style:parent-style-name="DefaultParagraphFont" style:family="text">
      <style:text-properties style:font-name="MS Gothic" style:font-name-asian="MS Gothic" style:font-name-complex="MS Gothic"/>
    </style:style>
    <style:style style:name="T7837" style:parent-style-name="DefaultParagraphFont" style:family="text">
      <style:text-properties style:font-name="MS Gothic" style:font-name-asian="MS Gothic" style:font-name-complex="MS Gothic"/>
    </style:style>
    <style:style style:name="T7838" style:parent-style-name="DefaultParagraphFont" style:family="text">
      <style:text-properties style:font-name="MS Gothic" style:font-name-asian="MS Gothic" style:font-name-complex="MS Gothic"/>
    </style:style>
    <style:style style:name="T7839" style:parent-style-name="DefaultParagraphFont" style:family="text">
      <style:text-properties style:font-name="MS Gothic" style:font-name-asian="MS Gothic" style:font-name-complex="MS Gothic"/>
    </style:style>
    <style:style style:name="T7840" style:parent-style-name="DefaultParagraphFont" style:family="text">
      <style:text-properties style:font-name="Microsoft JhengHei" style:font-name-asian="Microsoft JhengHei" style:font-name-complex="Microsoft JhengHei"/>
    </style:style>
    <style:style style:name="T7841" style:parent-style-name="DefaultParagraphFont" style:family="text">
      <style:text-properties style:font-name="Microsoft JhengHei" style:font-name-asian="Microsoft JhengHei" style:font-name-complex="Microsoft JhengHei"/>
    </style:style>
    <style:style style:name="T7842" style:parent-style-name="DefaultParagraphFont" style:family="text">
      <style:text-properties style:font-name="MS Gothic" style:font-name-asian="MS Gothic" style:font-name-complex="MS Gothic"/>
    </style:style>
    <style:style style:name="T7843" style:parent-style-name="DefaultParagraphFont" style:family="text">
      <style:text-properties style:font-name="MS Gothic" style:font-name-asian="MS Gothic" style:font-name-complex="MS Gothic"/>
    </style:style>
    <style:style style:name="T7844" style:parent-style-name="DefaultParagraphFont" style:family="text">
      <style:text-properties style:font-name="MS Gothic" style:font-name-asian="MS Gothic" style:font-name-complex="MS Gothic"/>
    </style:style>
    <style:style style:name="T7845" style:parent-style-name="DefaultParagraphFont" style:family="text">
      <style:text-properties style:font-name="MS Gothic" style:font-name-asian="MS Gothic" style:font-name-complex="MS Gothic"/>
    </style:style>
    <style:style style:name="T7846" style:parent-style-name="DefaultParagraphFont" style:family="text">
      <style:text-properties style:font-name="MS Gothic" style:font-name-asian="MS Gothic" style:font-name-complex="MS Gothic"/>
    </style:style>
    <style:style style:name="T7847" style:parent-style-name="DefaultParagraphFont" style:family="text">
      <style:text-properties style:font-name="Malgun Gothic" style:font-name-asian="Malgun Gothic" style:font-name-complex="Malgun Gothic"/>
    </style:style>
    <style:style style:name="T7848" style:parent-style-name="DefaultParagraphFont" style:family="text">
      <style:text-properties style:font-name="MS Gothic" style:font-name-asian="MS Gothic" style:font-name-complex="MS Gothic"/>
    </style:style>
    <style:style style:name="T7849" style:parent-style-name="DefaultParagraphFont" style:family="text">
      <style:text-properties style:font-name="MS Gothic" style:font-name-asian="MS Gothic" style:font-name-complex="MS Gothic"/>
    </style:style>
    <style:style style:name="T7850" style:parent-style-name="DefaultParagraphFont" style:family="text">
      <style:text-properties style:font-name="MS Gothic" style:font-name-asian="MS Gothic" style:font-name-complex="MS Gothic"/>
    </style:style>
    <style:style style:name="T7851" style:parent-style-name="DefaultParagraphFont" style:family="text">
      <style:text-properties style:font-name="MS Gothic" style:font-name-asian="MS Gothic" style:font-name-complex="MS Gothic"/>
    </style:style>
    <style:style style:name="T7852" style:parent-style-name="DefaultParagraphFont" style:family="text">
      <style:text-properties style:font-name="Microsoft JhengHei" style:font-name-asian="Microsoft JhengHei" style:font-name-complex="Microsoft JhengHei"/>
    </style:style>
    <style:style style:name="T7853" style:parent-style-name="DefaultParagraphFont" style:family="text">
      <style:text-properties style:font-name="MS Gothic" style:font-name-asian="MS Gothic" style:font-name-complex="MS Gothic"/>
    </style:style>
    <style:style style:name="T7854" style:parent-style-name="DefaultParagraphFont" style:family="text">
      <style:text-properties style:font-name="Microsoft JhengHei" style:font-name-asian="Microsoft JhengHei" style:font-name-complex="Microsoft JhengHei"/>
    </style:style>
    <style:style style:name="T7855" style:parent-style-name="DefaultParagraphFont" style:family="text">
      <style:text-properties style:font-name="MS Gothic" style:font-name-asian="MS Gothic" style:font-name-complex="MS Gothic"/>
    </style:style>
    <style:style style:name="T7856" style:parent-style-name="DefaultParagraphFont" style:family="text">
      <style:text-properties style:font-name="MS Gothic" style:font-name-asian="MS Gothic" style:font-name-complex="MS Gothic"/>
    </style:style>
    <style:style style:name="T7857" style:parent-style-name="DefaultParagraphFont" style:family="text">
      <style:text-properties style:font-name="MS Gothic" style:font-name-asian="MS Gothic" style:font-name-complex="MS Gothic"/>
    </style:style>
    <style:style style:name="T7858" style:parent-style-name="DefaultParagraphFont" style:family="text">
      <style:text-properties style:font-name="MS Gothic" style:font-name-asian="MS Gothic" style:font-name-complex="MS Gothic"/>
    </style:style>
    <style:style style:name="T7859" style:parent-style-name="DefaultParagraphFont" style:family="text">
      <style:text-properties style:font-name="MS Gothic" style:font-name-asian="MS Gothic" style:font-name-complex="MS Gothic"/>
    </style:style>
    <style:style style:name="T7860" style:parent-style-name="DefaultParagraphFont" style:family="text">
      <style:text-properties style:font-name="MS Gothic" style:font-name-asian="MS Gothic" style:font-name-complex="MS Gothic"/>
    </style:style>
    <style:style style:name="T7861" style:parent-style-name="DefaultParagraphFont" style:family="text">
      <style:text-properties style:font-name="MS Gothic" style:font-name-asian="MS Gothic" style:font-name-complex="MS Gothic"/>
    </style:style>
    <style:style style:name="T7862" style:parent-style-name="DefaultParagraphFont" style:family="text">
      <style:text-properties style:font-name="Microsoft JhengHei" style:font-name-asian="Microsoft JhengHei" style:font-name-complex="Microsoft JhengHei"/>
    </style:style>
    <style:style style:name="T7863" style:parent-style-name="DefaultParagraphFont" style:family="text">
      <style:text-properties style:font-name="MS Gothic" style:font-name-asian="MS Gothic" style:font-name-complex="MS Gothic"/>
    </style:style>
    <style:style style:name="T7864" style:parent-style-name="DefaultParagraphFont" style:family="text">
      <style:text-properties style:font-name="MS Gothic" style:font-name-asian="MS Gothic" style:font-name-complex="MS Gothic"/>
    </style:style>
    <style:style style:name="T7865" style:parent-style-name="DefaultParagraphFont" style:family="text">
      <style:text-properties style:font-name="MS Gothic" style:font-name-asian="MS Gothic" style:font-name-complex="MS Gothic"/>
    </style:style>
    <style:style style:name="T7866" style:parent-style-name="DefaultParagraphFont" style:family="text">
      <style:text-properties style:font-name="MS Gothic" style:font-name-asian="MS Gothic" style:font-name-complex="MS Gothic"/>
    </style:style>
    <style:style style:name="T7867" style:parent-style-name="DefaultParagraphFont" style:family="text">
      <style:text-properties style:font-name="MS Gothic" style:font-name-asian="MS Gothic" style:font-name-complex="MS Gothic"/>
    </style:style>
    <style:style style:name="T7868" style:parent-style-name="DefaultParagraphFont" style:family="text">
      <style:text-properties style:font-name="MS Gothic" style:font-name-asian="MS Gothic" style:font-name-complex="MS Gothic"/>
    </style:style>
    <style:style style:name="T7869" style:parent-style-name="DefaultParagraphFont" style:family="text">
      <style:text-properties style:font-name="MS Gothic" style:font-name-asian="MS Gothic" style:font-name-complex="MS Gothic"/>
    </style:style>
    <style:style style:name="T7870" style:parent-style-name="DefaultParagraphFont" style:family="text">
      <style:text-properties style:font-name="MS Gothic" style:font-name-asian="MS Gothic" style:font-name-complex="MS Gothic"/>
    </style:style>
    <style:style style:name="T7871" style:parent-style-name="DefaultParagraphFont" style:family="text">
      <style:text-properties style:font-name="MS Gothic" style:font-name-asian="MS Gothic" style:font-name-complex="MS Gothic"/>
    </style:style>
    <style:style style:name="T7872" style:parent-style-name="DefaultParagraphFont" style:family="text">
      <style:text-properties style:font-name="Malgun Gothic" style:font-name-asian="Malgun Gothic" style:font-name-complex="Malgun Gothic"/>
    </style:style>
    <style:style style:name="T7873" style:parent-style-name="DefaultParagraphFont" style:family="text">
      <style:text-properties style:font-name="MS Gothic" style:font-name-asian="MS Gothic" style:font-name-complex="MS Gothic"/>
    </style:style>
    <style:style style:name="T7874" style:parent-style-name="DefaultParagraphFont" style:family="text">
      <style:text-properties style:font-name="MS Gothic" style:font-name-asian="MS Gothic" style:font-name-complex="MS Gothic"/>
    </style:style>
    <style:style style:name="T7875" style:parent-style-name="DefaultParagraphFont" style:family="text">
      <style:text-properties style:font-name="MS Gothic" style:font-name-asian="MS Gothic" style:font-name-complex="MS Gothic"/>
    </style:style>
    <style:style style:name="T7876" style:parent-style-name="DefaultParagraphFont" style:family="text">
      <style:text-properties style:font-name="MS Gothic" style:font-name-asian="MS Gothic" style:font-name-complex="MS Gothic"/>
    </style:style>
    <style:style style:name="T7877" style:parent-style-name="DefaultParagraphFont" style:family="text">
      <style:text-properties style:font-name="MS Gothic" style:font-name-asian="MS Gothic" style:font-name-complex="MS Gothic"/>
    </style:style>
    <style:style style:name="T7878" style:parent-style-name="DefaultParagraphFont" style:family="text">
      <style:text-properties style:font-name="MS Gothic" style:font-name-asian="MS Gothic" style:font-name-complex="MS Gothic"/>
    </style:style>
    <style:style style:name="T7879" style:parent-style-name="DefaultParagraphFont" style:family="text">
      <style:text-properties style:font-name="MS Gothic" style:font-name-asian="MS Gothic" style:font-name-complex="MS Gothic"/>
    </style:style>
    <style:style style:name="T7880" style:parent-style-name="DefaultParagraphFont" style:family="text">
      <style:text-properties style:font-name="MS Gothic" style:font-name-asian="MS Gothic" style:font-name-complex="MS Gothic"/>
    </style:style>
    <style:style style:name="T7881" style:parent-style-name="DefaultParagraphFont" style:family="text">
      <style:text-properties style:font-name="Microsoft JhengHei" style:font-name-asian="Microsoft JhengHei" style:font-name-complex="Microsoft JhengHei"/>
    </style:style>
    <style:style style:name="T7882" style:parent-style-name="DefaultParagraphFont" style:family="text">
      <style:text-properties style:font-name="MS Gothic" style:font-name-asian="MS Gothic" style:font-name-complex="MS Gothic"/>
    </style:style>
    <style:style style:name="T7883" style:parent-style-name="DefaultParagraphFont" style:family="text">
      <style:text-properties style:font-name="MS Gothic" style:font-name-asian="MS Gothic" style:font-name-complex="MS Gothic"/>
    </style:style>
    <style:style style:name="T7884" style:parent-style-name="DefaultParagraphFont" style:family="text">
      <style:text-properties style:font-name="MS Gothic" style:font-name-asian="MS Gothic" style:font-name-complex="MS Gothic"/>
    </style:style>
    <style:style style:name="T7885" style:parent-style-name="DefaultParagraphFont" style:family="text">
      <style:text-properties style:font-name="Malgun Gothic" style:font-name-asian="Malgun Gothic" style:font-name-complex="Malgun Gothic"/>
    </style:style>
    <style:style style:name="T7886" style:parent-style-name="DefaultParagraphFont" style:family="text">
      <style:text-properties style:font-name="MS Gothic" style:font-name-asian="MS Gothic" style:font-name-complex="MS Gothic"/>
    </style:style>
    <style:style style:name="T7887" style:parent-style-name="DefaultParagraphFont" style:family="text">
      <style:text-properties style:font-name="MS Gothic" style:font-name-asian="MS Gothic" style:font-name-complex="MS Gothic"/>
    </style:style>
    <style:style style:name="T7888" style:parent-style-name="DefaultParagraphFont" style:family="text">
      <style:text-properties style:font-name="MS Gothic" style:font-name-asian="MS Gothic" style:font-name-complex="MS Gothic"/>
    </style:style>
    <style:style style:name="T7889" style:parent-style-name="DefaultParagraphFont" style:family="text">
      <style:text-properties style:font-name="MS Gothic" style:font-name-asian="MS Gothic" style:font-name-complex="MS Gothic"/>
    </style:style>
    <style:style style:name="T7890" style:parent-style-name="DefaultParagraphFont" style:family="text">
      <style:text-properties style:font-name="MS Gothic" style:font-name-asian="MS Gothic" style:font-name-complex="MS Gothic"/>
    </style:style>
    <style:style style:name="T7891" style:parent-style-name="DefaultParagraphFont" style:family="text">
      <style:text-properties style:font-name="MS Gothic" style:font-name-asian="MS Gothic" style:font-name-complex="MS Gothic"/>
    </style:style>
    <style:style style:name="T7892" style:parent-style-name="DefaultParagraphFont" style:family="text">
      <style:text-properties style:font-name="MS Gothic" style:font-name-asian="MS Gothic" style:font-name-complex="MS Gothic"/>
    </style:style>
    <style:style style:name="T7893" style:parent-style-name="DefaultParagraphFont" style:family="text">
      <style:text-properties style:font-name="MS Gothic" style:font-name-asian="MS Gothic" style:font-name-complex="MS Gothic"/>
    </style:style>
    <style:style style:name="T7894" style:parent-style-name="DefaultParagraphFont" style:family="text">
      <style:text-properties style:font-name="MS Gothic" style:font-name-asian="MS Gothic" style:font-name-complex="MS Gothic"/>
    </style:style>
    <style:style style:name="T7895" style:parent-style-name="DefaultParagraphFont" style:family="text">
      <style:text-properties style:font-name="Microsoft JhengHei" style:font-name-asian="Microsoft JhengHei" style:font-name-complex="Microsoft JhengHei"/>
    </style:style>
    <style:style style:name="T7896" style:parent-style-name="DefaultParagraphFont" style:family="text">
      <style:text-properties style:font-name="MS Gothic" style:font-name-asian="MS Gothic" style:font-name-complex="MS Gothic"/>
    </style:style>
    <style:style style:name="T7897" style:parent-style-name="DefaultParagraphFont" style:family="text">
      <style:text-properties style:font-name="MS Gothic" style:font-name-asian="MS Gothic" style:font-name-complex="MS Gothic"/>
    </style:style>
    <style:style style:name="T7898" style:parent-style-name="DefaultParagraphFont" style:family="text">
      <style:text-properties style:font-name="MS Gothic" style:font-name-asian="MS Gothic" style:font-name-complex="MS Gothic"/>
    </style:style>
    <style:style style:name="T7899" style:parent-style-name="DefaultParagraphFont" style:family="text">
      <style:text-properties style:font-name="MS Gothic" style:font-name-asian="MS Gothic" style:font-name-complex="MS Gothic"/>
    </style:style>
    <style:style style:name="T7900" style:parent-style-name="DefaultParagraphFont" style:family="text">
      <style:text-properties style:font-name="MS Gothic" style:font-name-asian="MS Gothic" style:font-name-complex="MS Gothic"/>
    </style:style>
    <style:style style:name="T7901" style:parent-style-name="DefaultParagraphFont" style:family="text">
      <style:text-properties style:font-name="MS Gothic" style:font-name-asian="MS Gothic" style:font-name-complex="MS Gothic"/>
    </style:style>
    <style:style style:name="T7902" style:parent-style-name="DefaultParagraphFont" style:family="text">
      <style:text-properties style:font-name="MS Gothic" style:font-name-asian="MS Gothic" style:font-name-complex="MS Gothic"/>
    </style:style>
    <style:style style:name="T7903" style:parent-style-name="DefaultParagraphFont" style:family="text">
      <style:text-properties style:font-name="MS Gothic" style:font-name-asian="MS Gothic" style:font-name-complex="MS Gothic"/>
    </style:style>
    <style:style style:name="T7904" style:parent-style-name="DefaultParagraphFont" style:family="text">
      <style:text-properties style:font-name="MS Gothic" style:font-name-asian="MS Gothic" style:font-name-complex="MS Gothic"/>
    </style:style>
    <style:style style:name="T7905" style:parent-style-name="DefaultParagraphFont" style:family="text">
      <style:text-properties style:font-name="MS Gothic" style:font-name-asian="MS Gothic" style:font-name-complex="MS Gothic"/>
    </style:style>
    <style:style style:name="T7906" style:parent-style-name="DefaultParagraphFont" style:family="text">
      <style:text-properties style:font-name="Microsoft JhengHei" style:font-name-asian="Microsoft JhengHei" style:font-name-complex="Microsoft JhengHei"/>
    </style:style>
    <style:style style:name="T7907" style:parent-style-name="DefaultParagraphFont" style:family="text">
      <style:text-properties style:font-name="MS Gothic" style:font-name-asian="MS Gothic" style:font-name-complex="MS Gothic"/>
    </style:style>
    <style:style style:name="T7908" style:parent-style-name="DefaultParagraphFont" style:family="text">
      <style:text-properties style:font-name="MS Gothic" style:font-name-asian="MS Gothic" style:font-name-complex="MS Gothic"/>
    </style:style>
    <style:style style:name="T7909" style:parent-style-name="DefaultParagraphFont" style:family="text">
      <style:text-properties style:font-name="MS Gothic" style:font-name-asian="MS Gothic" style:font-name-complex="MS Gothic"/>
    </style:style>
    <style:style style:name="T7910" style:parent-style-name="DefaultParagraphFont" style:family="text">
      <style:text-properties style:font-name="MS Gothic" style:font-name-asian="MS Gothic" style:font-name-complex="MS Gothic"/>
    </style:style>
    <style:style style:name="T7911" style:parent-style-name="DefaultParagraphFont" style:family="text">
      <style:text-properties style:font-name="MS Gothic" style:font-name-asian="MS Gothic" style:font-name-complex="MS Gothic"/>
    </style:style>
    <style:style style:name="T7912" style:parent-style-name="DefaultParagraphFont" style:family="text">
      <style:text-properties style:font-name="Microsoft JhengHei" style:font-name-asian="Microsoft JhengHei" style:font-name-complex="Microsoft JhengHei"/>
    </style:style>
    <style:style style:name="T7913" style:parent-style-name="DefaultParagraphFont" style:family="text">
      <style:text-properties style:font-name="MS Gothic" style:font-name-asian="MS Gothic" style:font-name-complex="MS Gothic"/>
    </style:style>
    <style:style style:name="T7914" style:parent-style-name="DefaultParagraphFont" style:family="text">
      <style:text-properties style:font-name="MS Gothic" style:font-name-asian="MS Gothic" style:font-name-complex="MS Gothic"/>
    </style:style>
    <style:style style:name="T7915" style:parent-style-name="DefaultParagraphFont" style:family="text">
      <style:text-properties style:font-name="MS Gothic" style:font-name-asian="MS Gothic" style:font-name-complex="MS Gothic"/>
    </style:style>
    <style:style style:name="T7916" style:parent-style-name="DefaultParagraphFont" style:family="text">
      <style:text-properties style:font-name="MS Gothic" style:font-name-asian="MS Gothic" style:font-name-complex="MS Gothic"/>
    </style:style>
    <style:style style:name="T7917" style:parent-style-name="DefaultParagraphFont" style:family="text">
      <style:text-properties style:font-name="MS Gothic" style:font-name-asian="MS Gothic" style:font-name-complex="MS Gothic"/>
    </style:style>
    <style:style style:name="T7918" style:parent-style-name="DefaultParagraphFont" style:family="text">
      <style:text-properties style:font-name="MS Gothic" style:font-name-asian="MS Gothic" style:font-name-complex="MS Gothic"/>
    </style:style>
    <style:style style:name="T7919" style:parent-style-name="DefaultParagraphFont" style:family="text">
      <style:text-properties style:font-name="MS Gothic" style:font-name-asian="MS Gothic" style:font-name-complex="MS Gothic"/>
    </style:style>
    <style:style style:name="T7920" style:parent-style-name="DefaultParagraphFont" style:family="text">
      <style:text-properties style:font-name="MS Gothic" style:font-name-asian="MS Gothic" style:font-name-complex="MS Gothic"/>
    </style:style>
    <style:style style:name="T7921" style:parent-style-name="DefaultParagraphFont" style:family="text">
      <style:text-properties style:font-name="MS Gothic" style:font-name-asian="MS Gothic" style:font-name-complex="MS Gothic"/>
    </style:style>
    <style:style style:name="T7922" style:parent-style-name="DefaultParagraphFont" style:family="text">
      <style:text-properties style:font-name="MS Gothic" style:font-name-asian="MS Gothic" style:font-name-complex="MS Gothic"/>
    </style:style>
    <style:style style:name="T7923" style:parent-style-name="DefaultParagraphFont" style:family="text">
      <style:text-properties style:font-name="MS Gothic" style:font-name-asian="MS Gothic" style:font-name-complex="MS Gothic"/>
    </style:style>
    <style:style style:name="T7924" style:parent-style-name="DefaultParagraphFont" style:family="text">
      <style:text-properties style:font-name="MS Gothic" style:font-name-asian="MS Gothic" style:font-name-complex="MS Gothic"/>
    </style:style>
    <style:style style:name="T7925" style:parent-style-name="DefaultParagraphFont" style:family="text">
      <style:text-properties style:font-name="MS Gothic" style:font-name-asian="MS Gothic" style:font-name-complex="MS Gothic"/>
    </style:style>
    <style:style style:name="T7926" style:parent-style-name="DefaultParagraphFont" style:family="text">
      <style:text-properties style:font-name="MS Gothic" style:font-name-asian="MS Gothic" style:font-name-complex="MS Gothic"/>
    </style:style>
    <style:style style:name="T7927" style:parent-style-name="DefaultParagraphFont" style:family="text">
      <style:text-properties style:font-name="MS Gothic" style:font-name-asian="MS Gothic" style:font-name-complex="MS Gothic"/>
    </style:style>
    <style:style style:name="T7928" style:parent-style-name="DefaultParagraphFont" style:family="text">
      <style:text-properties style:font-name="Microsoft JhengHei" style:font-name-asian="Microsoft JhengHei" style:font-name-complex="Microsoft JhengHei"/>
    </style:style>
    <style:style style:name="T7929" style:parent-style-name="DefaultParagraphFont" style:family="text">
      <style:text-properties style:font-name="MS Gothic" style:font-name-asian="MS Gothic" style:font-name-complex="MS Gothic"/>
    </style:style>
    <style:style style:name="T7930" style:parent-style-name="DefaultParagraphFont" style:family="text">
      <style:text-properties style:font-name="MS Gothic" style:font-name-asian="MS Gothic" style:font-name-complex="MS Gothic"/>
    </style:style>
    <style:style style:name="T7931" style:parent-style-name="DefaultParagraphFont" style:family="text">
      <style:text-properties style:font-name="Microsoft JhengHei" style:font-name-asian="Microsoft JhengHei" style:font-name-complex="Microsoft JhengHei"/>
    </style:style>
    <style:style style:name="T7932" style:parent-style-name="DefaultParagraphFont" style:family="text">
      <style:text-properties style:font-name="MS Gothic" style:font-name-asian="MS Gothic" style:font-name-complex="MS Gothic"/>
    </style:style>
    <style:style style:name="T7933" style:parent-style-name="DefaultParagraphFont" style:family="text">
      <style:text-properties style:font-name="MS Gothic" style:font-name-asian="MS Gothic" style:font-name-complex="MS Gothic"/>
    </style:style>
    <style:style style:name="T7934" style:parent-style-name="DefaultParagraphFont" style:family="text">
      <style:text-properties style:font-name="MS Gothic" style:font-name-asian="MS Gothic" style:font-name-complex="MS Gothic"/>
    </style:style>
    <style:style style:name="T7935" style:parent-style-name="DefaultParagraphFont" style:family="text">
      <style:text-properties style:font-name="MS Gothic" style:font-name-asian="MS Gothic" style:font-name-complex="MS Gothic"/>
    </style:style>
    <style:style style:name="T7936" style:parent-style-name="DefaultParagraphFont" style:family="text">
      <style:text-properties style:font-name="MS Gothic" style:font-name-asian="MS Gothic" style:font-name-complex="MS Gothic"/>
    </style:style>
    <style:style style:name="T7937" style:parent-style-name="DefaultParagraphFont" style:family="text">
      <style:text-properties style:font-name="MS Gothic" style:font-name-asian="MS Gothic" style:font-name-complex="MS Gothic"/>
    </style:style>
    <style:style style:name="T7938" style:parent-style-name="DefaultParagraphFont" style:family="text">
      <style:text-properties style:font-name="MS Gothic" style:font-name-asian="MS Gothic" style:font-name-complex="MS Gothic"/>
    </style:style>
    <style:style style:name="T7939" style:parent-style-name="DefaultParagraphFont" style:family="text">
      <style:text-properties style:font-name="MS Gothic" style:font-name-asian="MS Gothic" style:font-name-complex="MS Gothic"/>
    </style:style>
    <style:style style:name="T7940" style:parent-style-name="DefaultParagraphFont" style:family="text">
      <style:text-properties style:font-name="MS Gothic" style:font-name-asian="MS Gothic" style:font-name-complex="MS Gothic"/>
    </style:style>
    <style:style style:name="T7941" style:parent-style-name="DefaultParagraphFont" style:family="text">
      <style:text-properties style:font-name="MS Gothic" style:font-name-asian="MS Gothic" style:font-name-complex="MS Gothic"/>
    </style:style>
    <style:style style:name="T7942" style:parent-style-name="DefaultParagraphFont" style:family="text">
      <style:text-properties style:font-name="MS Gothic" style:font-name-asian="MS Gothic" style:font-name-complex="MS Gothic"/>
    </style:style>
    <style:style style:name="T7943" style:parent-style-name="DefaultParagraphFont" style:family="text">
      <style:text-properties style:font-name="MS Gothic" style:font-name-asian="MS Gothic" style:font-name-complex="MS Gothic"/>
    </style:style>
    <style:style style:name="T7944" style:parent-style-name="DefaultParagraphFont" style:family="text">
      <style:text-properties style:font-name="MS Gothic" style:font-name-asian="MS Gothic" style:font-name-complex="MS Gothic"/>
    </style:style>
    <style:style style:name="T7945" style:parent-style-name="DefaultParagraphFont" style:family="text">
      <style:text-properties style:font-name="MS Gothic" style:font-name-asian="MS Gothic" style:font-name-complex="MS Gothic"/>
    </style:style>
    <style:style style:name="T7946" style:parent-style-name="DefaultParagraphFont" style:family="text">
      <style:text-properties style:font-name="MS Gothic" style:font-name-asian="MS Gothic" style:font-name-complex="MS Gothic"/>
    </style:style>
    <style:style style:name="T7947" style:parent-style-name="DefaultParagraphFont" style:family="text">
      <style:text-properties style:font-name="MS Gothic" style:font-name-asian="MS Gothic" style:font-name-complex="MS Gothic"/>
    </style:style>
    <style:style style:name="T7948" style:parent-style-name="DefaultParagraphFont" style:family="text">
      <style:text-properties style:font-name="MS Gothic" style:font-name-asian="MS Gothic" style:font-name-complex="MS Gothic"/>
    </style:style>
    <style:style style:name="T7949" style:parent-style-name="DefaultParagraphFont" style:family="text">
      <style:text-properties style:font-name="MS Gothic" style:font-name-asian="MS Gothic" style:font-name-complex="MS Gothic"/>
    </style:style>
    <style:style style:name="T7950" style:parent-style-name="DefaultParagraphFont" style:family="text">
      <style:text-properties style:font-name="MS Gothic" style:font-name-asian="MS Gothic" style:font-name-complex="MS Gothic"/>
    </style:style>
    <style:style style:name="T7951" style:parent-style-name="DefaultParagraphFont" style:family="text">
      <style:text-properties style:font-name="MS Gothic" style:font-name-asian="MS Gothic" style:font-name-complex="MS Gothic"/>
    </style:style>
    <style:style style:name="T7952" style:parent-style-name="DefaultParagraphFont" style:family="text">
      <style:text-properties style:font-name="MS Gothic" style:font-name-asian="MS Gothic" style:font-name-complex="MS Gothic"/>
    </style:style>
    <style:style style:name="T7953" style:parent-style-name="DefaultParagraphFont" style:family="text">
      <style:text-properties style:font-name="MS Gothic" style:font-name-asian="MS Gothic" style:font-name-complex="MS Gothic"/>
    </style:style>
    <style:style style:name="T7954" style:parent-style-name="DefaultParagraphFont" style:family="text">
      <style:text-properties style:font-name="MS Gothic" style:font-name-asian="MS Gothic" style:font-name-complex="MS Gothic"/>
    </style:style>
    <style:style style:name="T7955" style:parent-style-name="DefaultParagraphFont" style:family="text">
      <style:text-properties style:font-name="MS Gothic" style:font-name-asian="MS Gothic" style:font-name-complex="MS Gothic"/>
    </style:style>
    <style:style style:name="T7956" style:parent-style-name="DefaultParagraphFont" style:family="text">
      <style:text-properties style:font-name="MS Gothic" style:font-name-asian="MS Gothic" style:font-name-complex="MS Gothic"/>
    </style:style>
    <style:style style:name="T7957" style:parent-style-name="DefaultParagraphFont" style:family="text">
      <style:text-properties style:font-name="MS Gothic" style:font-name-asian="MS Gothic" style:font-name-complex="MS Gothic"/>
    </style:style>
    <style:style style:name="T7958" style:parent-style-name="DefaultParagraphFont" style:family="text">
      <style:text-properties style:font-name="MS Gothic" style:font-name-asian="MS Gothic" style:font-name-complex="MS Gothic"/>
    </style:style>
    <style:style style:name="T7959" style:parent-style-name="DefaultParagraphFont" style:family="text">
      <style:text-properties style:font-name="MS Gothic" style:font-name-asian="MS Gothic" style:font-name-complex="MS Gothic"/>
    </style:style>
    <style:style style:name="T7960" style:parent-style-name="DefaultParagraphFont" style:family="text">
      <style:text-properties style:font-name="MS Gothic" style:font-name-asian="MS Gothic" style:font-name-complex="MS Gothic"/>
    </style:style>
    <style:style style:name="T7961" style:parent-style-name="DefaultParagraphFont" style:family="text">
      <style:text-properties style:font-name="MS Gothic" style:font-name-asian="MS Gothic" style:font-name-complex="MS Gothic"/>
    </style:style>
    <style:style style:name="T7962" style:parent-style-name="DefaultParagraphFont" style:family="text">
      <style:text-properties style:font-name="MS Gothic" style:font-name-asian="MS Gothic" style:font-name-complex="MS Gothic"/>
    </style:style>
    <style:style style:name="T7963" style:parent-style-name="DefaultParagraphFont" style:family="text">
      <style:text-properties style:font-name="MS Gothic" style:font-name-asian="MS Gothic" style:font-name-complex="MS Gothic"/>
    </style:style>
    <style:style style:name="T7964" style:parent-style-name="DefaultParagraphFont" style:family="text">
      <style:text-properties style:font-name="MS Gothic" style:font-name-asian="MS Gothic" style:font-name-complex="MS Gothic"/>
    </style:style>
    <style:style style:name="T7965" style:parent-style-name="DefaultParagraphFont" style:family="text">
      <style:text-properties style:font-name="MS Gothic" style:font-name-asian="MS Gothic" style:font-name-complex="MS Gothic"/>
    </style:style>
    <style:style style:name="T7966" style:parent-style-name="DefaultParagraphFont" style:family="text">
      <style:text-properties style:font-name="MS Gothic" style:font-name-asian="MS Gothic" style:font-name-complex="MS Gothic"/>
    </style:style>
    <style:style style:name="T7967" style:parent-style-name="DefaultParagraphFont" style:family="text">
      <style:text-properties style:font-name="MS Gothic" style:font-name-asian="MS Gothic" style:font-name-complex="MS Gothic"/>
    </style:style>
    <style:style style:name="T7968" style:parent-style-name="DefaultParagraphFont" style:family="text">
      <style:text-properties style:font-name="MS Gothic" style:font-name-asian="MS Gothic" style:font-name-complex="MS Gothic"/>
    </style:style>
    <style:style style:name="T7969" style:parent-style-name="DefaultParagraphFont" style:family="text">
      <style:text-properties style:font-name="Microsoft JhengHei" style:font-name-asian="Microsoft JhengHei" style:font-name-complex="Microsoft JhengHei"/>
    </style:style>
    <style:style style:name="T7970" style:parent-style-name="DefaultParagraphFont" style:family="text">
      <style:text-properties style:font-name="MS Gothic" style:font-name-asian="MS Gothic" style:font-name-complex="MS Gothic"/>
    </style:style>
    <style:style style:name="T7971" style:parent-style-name="DefaultParagraphFont" style:family="text">
      <style:text-properties style:font-name="MS Gothic" style:font-name-asian="MS Gothic" style:font-name-complex="MS Gothic"/>
    </style:style>
    <style:style style:name="T7972" style:parent-style-name="DefaultParagraphFont" style:family="text">
      <style:text-properties style:font-name="Microsoft JhengHei" style:font-name-asian="Microsoft JhengHei" style:font-name-complex="Microsoft JhengHei"/>
    </style:style>
    <style:style style:name="T7973" style:parent-style-name="DefaultParagraphFont" style:family="text">
      <style:text-properties style:font-name="Microsoft JhengHei" style:font-name-asian="Microsoft JhengHei" style:font-name-complex="Microsoft JhengHei"/>
    </style:style>
    <style:style style:name="T7974" style:parent-style-name="DefaultParagraphFont" style:family="text">
      <style:text-properties style:font-name="MS Gothic" style:font-name-asian="MS Gothic" style:font-name-complex="MS Gothic"/>
    </style:style>
    <style:style style:name="T7975" style:parent-style-name="DefaultParagraphFont" style:family="text">
      <style:text-properties style:font-name="Microsoft JhengHei" style:font-name-asian="Microsoft JhengHei" style:font-name-complex="Microsoft JhengHei"/>
    </style:style>
    <style:style style:name="T7976" style:parent-style-name="DefaultParagraphFont" style:family="text">
      <style:text-properties style:font-name="Malgun Gothic" style:font-name-asian="Malgun Gothic" style:font-name-complex="Malgun Gothic"/>
    </style:style>
    <style:style style:name="T7977" style:parent-style-name="DefaultParagraphFont" style:family="text">
      <style:text-properties style:font-name="Microsoft JhengHei" style:font-name-asian="Microsoft JhengHei" style:font-name-complex="Microsoft JhengHei"/>
    </style:style>
    <style:style style:name="T7978" style:parent-style-name="DefaultParagraphFont" style:family="text">
      <style:text-properties style:font-name="MS Gothic" style:font-name-asian="MS Gothic" style:font-name-complex="MS Gothic"/>
    </style:style>
    <style:style style:name="T7979" style:parent-style-name="DefaultParagraphFont" style:family="text">
      <style:text-properties style:font-name="Microsoft JhengHei" style:font-name-asian="Microsoft JhengHei" style:font-name-complex="Microsoft JhengHei"/>
    </style:style>
    <style:style style:name="T7980" style:parent-style-name="DefaultParagraphFont" style:family="text">
      <style:text-properties style:font-name="MS Gothic" style:font-name-asian="MS Gothic" style:font-name-complex="MS Gothic"/>
    </style:style>
    <style:style style:name="T7981" style:parent-style-name="DefaultParagraphFont" style:family="text">
      <style:text-properties style:font-name="MS Gothic" style:font-name-asian="MS Gothic" style:font-name-complex="MS Gothic"/>
    </style:style>
    <style:style style:name="T7982" style:parent-style-name="DefaultParagraphFont" style:family="text">
      <style:text-properties style:font-name="MS Gothic" style:font-name-asian="MS Gothic" style:font-name-complex="MS Gothic"/>
    </style:style>
    <style:style style:name="T7983" style:parent-style-name="DefaultParagraphFont" style:family="text">
      <style:text-properties style:font-name="Microsoft JhengHei" style:font-name-asian="Microsoft JhengHei" style:font-name-complex="Microsoft JhengHei"/>
    </style:style>
    <style:style style:name="T7984" style:parent-style-name="DefaultParagraphFont" style:family="text">
      <style:text-properties style:font-name="MS Gothic" style:font-name-asian="MS Gothic" style:font-name-complex="MS Gothic"/>
    </style:style>
    <style:style style:name="T7985" style:parent-style-name="DefaultParagraphFont" style:family="text">
      <style:text-properties style:font-name="MS Gothic" style:font-name-asian="MS Gothic" style:font-name-complex="MS Gothic"/>
    </style:style>
    <style:style style:name="T7986" style:parent-style-name="DefaultParagraphFont" style:family="text">
      <style:text-properties style:font-name="MS Gothic" style:font-name-asian="MS Gothic" style:font-name-complex="MS Gothic"/>
    </style:style>
    <style:style style:name="T7987" style:parent-style-name="DefaultParagraphFont" style:family="text">
      <style:text-properties style:font-name="MS Gothic" style:font-name-asian="MS Gothic" style:font-name-complex="MS Gothic"/>
    </style:style>
    <style:style style:name="T7988" style:parent-style-name="DefaultParagraphFont" style:family="text">
      <style:text-properties style:font-name="MS Gothic" style:font-name-asian="MS Gothic" style:font-name-complex="MS Gothic"/>
    </style:style>
    <style:style style:name="T7989" style:parent-style-name="DefaultParagraphFont" style:family="text">
      <style:text-properties style:font-name="MS Gothic" style:font-name-asian="MS Gothic" style:font-name-complex="MS Gothic"/>
    </style:style>
    <style:style style:name="T7990" style:parent-style-name="DefaultParagraphFont" style:family="text">
      <style:text-properties style:font-name="MS Gothic" style:font-name-asian="MS Gothic" style:font-name-complex="MS Gothic"/>
    </style:style>
    <style:style style:name="T7991" style:parent-style-name="DefaultParagraphFont" style:family="text">
      <style:text-properties style:font-name="MS Gothic" style:font-name-asian="MS Gothic" style:font-name-complex="MS Gothic"/>
    </style:style>
    <style:style style:name="T7992" style:parent-style-name="DefaultParagraphFont" style:family="text">
      <style:text-properties style:font-name="Microsoft JhengHei" style:font-name-asian="Microsoft JhengHei" style:font-name-complex="Microsoft JhengHei"/>
    </style:style>
    <style:style style:name="T7993" style:parent-style-name="DefaultParagraphFont" style:family="text">
      <style:text-properties style:font-name="MS Gothic" style:font-name-asian="MS Gothic" style:font-name-complex="MS Gothic"/>
    </style:style>
    <style:style style:name="T7994" style:parent-style-name="DefaultParagraphFont" style:family="text">
      <style:text-properties style:font-name="Microsoft JhengHei" style:font-name-asian="Microsoft JhengHei" style:font-name-complex="Microsoft JhengHei"/>
    </style:style>
    <style:style style:name="T7995" style:parent-style-name="DefaultParagraphFont" style:family="text">
      <style:text-properties style:font-name="MS Gothic" style:font-name-asian="MS Gothic" style:font-name-complex="MS Gothic"/>
    </style:style>
    <style:style style:name="T7996" style:parent-style-name="DefaultParagraphFont" style:family="text">
      <style:text-properties style:font-name="MS Gothic" style:font-name-asian="MS Gothic" style:font-name-complex="MS Gothic"/>
    </style:style>
    <style:style style:name="T7997" style:parent-style-name="DefaultParagraphFont" style:family="text">
      <style:text-properties style:font-name="MS Gothic" style:font-name-asian="MS Gothic" style:font-name-complex="MS Gothic"/>
    </style:style>
    <style:style style:name="T7998" style:parent-style-name="DefaultParagraphFont" style:family="text">
      <style:text-properties style:font-name="MS Gothic" style:font-name-asian="MS Gothic" style:font-name-complex="MS Gothic"/>
    </style:style>
    <style:style style:name="T7999" style:parent-style-name="DefaultParagraphFont" style:family="text">
      <style:text-properties style:font-name="MS Gothic" style:font-name-asian="MS Gothic" style:font-name-complex="MS Gothic"/>
    </style:style>
    <style:style style:name="T8000" style:parent-style-name="DefaultParagraphFont" style:family="text">
      <style:text-properties style:font-name="MS Gothic" style:font-name-asian="MS Gothic" style:font-name-complex="MS Gothic"/>
    </style:style>
    <style:style style:name="T8001" style:parent-style-name="DefaultParagraphFont" style:family="text">
      <style:text-properties style:font-name="Malgun Gothic" style:font-name-asian="Malgun Gothic" style:font-name-complex="Malgun Gothic"/>
    </style:style>
    <style:style style:name="T8002" style:parent-style-name="DefaultParagraphFont" style:family="text">
      <style:text-properties style:font-name="MS Gothic" style:font-name-asian="MS Gothic" style:font-name-complex="MS Gothic"/>
    </style:style>
    <style:style style:name="T8003" style:parent-style-name="DefaultParagraphFont" style:family="text">
      <style:text-properties style:font-name="MS Gothic" style:font-name-asian="MS Gothic" style:font-name-complex="MS Gothic"/>
    </style:style>
    <style:style style:name="T8004" style:parent-style-name="DefaultParagraphFont" style:family="text">
      <style:text-properties style:font-name="MS Gothic" style:font-name-asian="MS Gothic" style:font-name-complex="MS Gothic"/>
    </style:style>
    <style:style style:name="T8005" style:parent-style-name="DefaultParagraphFont" style:family="text">
      <style:text-properties style:font-name="MS Gothic" style:font-name-asian="MS Gothic" style:font-name-complex="MS Gothic"/>
    </style:style>
    <style:style style:name="T8006" style:parent-style-name="DefaultParagraphFont" style:family="text">
      <style:text-properties style:font-name="MingLiU-ExtB" style:font-name-asian="MingLiU-ExtB" style:font-name-complex="MingLiU-ExtB"/>
    </style:style>
    <style:style style:name="T8007" style:parent-style-name="DefaultParagraphFont" style:family="text">
      <style:text-properties style:font-name="MS Gothic" style:font-name-asian="MS Gothic" style:font-name-complex="MS Gothic"/>
    </style:style>
    <style:style style:name="T8008" style:parent-style-name="DefaultParagraphFont" style:family="text">
      <style:text-properties style:font-name="MS Gothic" style:font-name-asian="MS Gothic" style:font-name-complex="MS Gothic"/>
    </style:style>
    <style:style style:name="T8009" style:parent-style-name="DefaultParagraphFont" style:family="text">
      <style:text-properties style:font-name="MS Gothic" style:font-name-asian="MS Gothic" style:font-name-complex="MS Gothic"/>
    </style:style>
    <style:style style:name="T8010" style:parent-style-name="DefaultParagraphFont" style:family="text">
      <style:text-properties style:font-name="MS Gothic" style:font-name-asian="MS Gothic" style:font-name-complex="MS Gothic"/>
    </style:style>
    <style:style style:name="T8011" style:parent-style-name="DefaultParagraphFont" style:family="text">
      <style:text-properties style:font-name="MS Gothic" style:font-name-asian="MS Gothic" style:font-name-complex="MS Gothic"/>
    </style:style>
    <style:style style:name="T8012" style:parent-style-name="DefaultParagraphFont" style:family="text">
      <style:text-properties style:font-name="MS Gothic" style:font-name-asian="MS Gothic" style:font-name-complex="MS Gothic"/>
    </style:style>
    <style:style style:name="T8013" style:parent-style-name="DefaultParagraphFont" style:family="text">
      <style:text-properties style:font-name="MS Gothic" style:font-name-asian="MS Gothic" style:font-name-complex="MS Gothic"/>
    </style:style>
    <style:style style:name="T8014" style:parent-style-name="DefaultParagraphFont" style:family="text">
      <style:text-properties style:font-name="MS Gothic" style:font-name-asian="MS Gothic" style:font-name-complex="MS Gothic"/>
    </style:style>
    <style:style style:name="T8015" style:parent-style-name="DefaultParagraphFont" style:family="text">
      <style:text-properties style:font-name="MS Gothic" style:font-name-asian="MS Gothic" style:font-name-complex="MS Gothic"/>
    </style:style>
    <style:style style:name="T8016" style:parent-style-name="DefaultParagraphFont" style:family="text">
      <style:text-properties style:font-name="MS Gothic" style:font-name-asian="MS Gothic" style:font-name-complex="MS Gothic"/>
    </style:style>
    <style:style style:name="T8017" style:parent-style-name="DefaultParagraphFont" style:family="text">
      <style:text-properties style:font-name="MS Gothic" style:font-name-asian="MS Gothic" style:font-name-complex="MS Gothic"/>
    </style:style>
    <style:style style:name="T8018" style:parent-style-name="DefaultParagraphFont" style:family="text">
      <style:text-properties style:font-name="MS Gothic" style:font-name-asian="MS Gothic" style:font-name-complex="MS Gothic"/>
    </style:style>
    <style:style style:name="T8019" style:parent-style-name="DefaultParagraphFont" style:family="text">
      <style:text-properties style:font-name="MS Gothic" style:font-name-asian="MS Gothic" style:font-name-complex="MS Gothic"/>
    </style:style>
    <style:style style:name="T8020" style:parent-style-name="DefaultParagraphFont" style:family="text">
      <style:text-properties style:font-name="Microsoft JhengHei" style:font-name-asian="Microsoft JhengHei" style:font-name-complex="Microsoft JhengHei"/>
    </style:style>
    <style:style style:name="T8021" style:parent-style-name="DefaultParagraphFont" style:family="text">
      <style:text-properties style:font-name="MS Gothic" style:font-name-asian="MS Gothic" style:font-name-complex="MS Gothic"/>
    </style:style>
    <style:style style:name="T8022" style:parent-style-name="DefaultParagraphFont" style:family="text">
      <style:text-properties style:font-name="MS Gothic" style:font-name-asian="MS Gothic" style:font-name-complex="MS Gothic"/>
    </style:style>
    <style:style style:name="T8023" style:parent-style-name="DefaultParagraphFont" style:family="text">
      <style:text-properties style:font-name="MS Gothic" style:font-name-asian="MS Gothic" style:font-name-complex="MS Gothic"/>
    </style:style>
    <style:style style:name="T8024" style:parent-style-name="DefaultParagraphFont" style:family="text">
      <style:text-properties style:font-name="MS Gothic" style:font-name-asian="MS Gothic" style:font-name-complex="MS Gothic"/>
    </style:style>
    <style:style style:name="T8025" style:parent-style-name="DefaultParagraphFont" style:family="text">
      <style:text-properties style:font-name="MS Gothic" style:font-name-asian="MS Gothic" style:font-name-complex="MS Gothic"/>
    </style:style>
    <style:style style:name="T8026" style:parent-style-name="DefaultParagraphFont" style:family="text">
      <style:text-properties style:font-name="MS Gothic" style:font-name-asian="MS Gothic" style:font-name-complex="MS Gothic"/>
    </style:style>
    <style:style style:name="T8027" style:parent-style-name="DefaultParagraphFont" style:family="text">
      <style:text-properties style:font-name="MS Gothic" style:font-name-asian="MS Gothic" style:font-name-complex="MS Gothic"/>
    </style:style>
    <style:style style:name="T8028" style:parent-style-name="DefaultParagraphFont" style:family="text">
      <style:text-properties style:font-name="MS Gothic" style:font-name-asian="MS Gothic" style:font-name-complex="MS Gothic"/>
    </style:style>
    <style:style style:name="T8029" style:parent-style-name="DefaultParagraphFont" style:family="text">
      <style:text-properties style:font-name="Microsoft JhengHei" style:font-name-asian="Microsoft JhengHei" style:font-name-complex="Microsoft JhengHei"/>
    </style:style>
    <style:style style:name="T8030" style:parent-style-name="DefaultParagraphFont" style:family="text">
      <style:text-properties style:font-name="MS Gothic" style:font-name-asian="MS Gothic" style:font-name-complex="MS Gothic"/>
    </style:style>
    <style:style style:name="T8031" style:parent-style-name="DefaultParagraphFont" style:family="text">
      <style:text-properties style:font-name="MS Gothic" style:font-name-asian="MS Gothic" style:font-name-complex="MS Gothic"/>
    </style:style>
    <style:style style:name="T8032" style:parent-style-name="DefaultParagraphFont" style:family="text">
      <style:text-properties style:font-name="MS Gothic" style:font-name-asian="MS Gothic" style:font-name-complex="MS Gothic"/>
    </style:style>
    <style:style style:name="T8033" style:parent-style-name="DefaultParagraphFont" style:family="text">
      <style:text-properties style:font-name="MS Gothic" style:font-name-asian="MS Gothic" style:font-name-complex="MS Gothic"/>
    </style:style>
    <style:style style:name="T8034" style:parent-style-name="DefaultParagraphFont" style:family="text">
      <style:text-properties style:font-name="MS Gothic" style:font-name-asian="MS Gothic" style:font-name-complex="MS Gothic"/>
    </style:style>
    <style:style style:name="T8035" style:parent-style-name="DefaultParagraphFont" style:family="text">
      <style:text-properties style:font-name="MS Gothic" style:font-name-asian="MS Gothic" style:font-name-complex="MS Gothic"/>
    </style:style>
    <style:style style:name="T8036" style:parent-style-name="DefaultParagraphFont" style:family="text">
      <style:text-properties style:font-name="MS Gothic" style:font-name-asian="MS Gothic" style:font-name-complex="MS Gothic"/>
    </style:style>
    <style:style style:name="T8037" style:parent-style-name="DefaultParagraphFont" style:family="text">
      <style:text-properties style:font-name="MS Gothic" style:font-name-asian="MS Gothic" style:font-name-complex="MS Gothic"/>
    </style:style>
    <style:style style:name="T8038" style:parent-style-name="DefaultParagraphFont" style:family="text">
      <style:text-properties style:font-name="Microsoft JhengHei" style:font-name-asian="Microsoft JhengHei" style:font-name-complex="Microsoft JhengHei"/>
    </style:style>
    <style:style style:name="T8039" style:parent-style-name="DefaultParagraphFont" style:family="text">
      <style:text-properties style:font-name="MS Gothic" style:font-name-asian="MS Gothic" style:font-name-complex="MS Gothic"/>
    </style:style>
    <style:style style:name="T8040" style:parent-style-name="DefaultParagraphFont" style:family="text">
      <style:text-properties style:font-name="MS Gothic" style:font-name-asian="MS Gothic" style:font-name-complex="MS Gothic"/>
    </style:style>
    <style:style style:name="T8041" style:parent-style-name="DefaultParagraphFont" style:family="text">
      <style:text-properties style:font-name="MS Gothic" style:font-name-asian="MS Gothic" style:font-name-complex="MS Gothic"/>
    </style:style>
    <style:style style:name="T8042" style:parent-style-name="DefaultParagraphFont" style:family="text">
      <style:text-properties style:font-name="MS Gothic" style:font-name-asian="MS Gothic" style:font-name-complex="MS Gothic"/>
    </style:style>
    <style:style style:name="T8043" style:parent-style-name="DefaultParagraphFont" style:family="text">
      <style:text-properties style:font-name="MS Gothic" style:font-name-asian="MS Gothic" style:font-name-complex="MS Gothic"/>
    </style:style>
    <style:style style:name="T8044" style:parent-style-name="DefaultParagraphFont" style:family="text">
      <style:text-properties style:font-name="MS Gothic" style:font-name-asian="MS Gothic" style:font-name-complex="MS Gothic"/>
    </style:style>
    <style:style style:name="T8045" style:parent-style-name="DefaultParagraphFont" style:family="text">
      <style:text-properties style:font-name="MS Gothic" style:font-name-asian="MS Gothic" style:font-name-complex="MS Gothic"/>
    </style:style>
    <style:style style:name="T8046" style:parent-style-name="DefaultParagraphFont" style:family="text">
      <style:text-properties style:font-name="MS Gothic" style:font-name-asian="MS Gothic" style:font-name-complex="MS Gothic"/>
    </style:style>
    <style:style style:name="T8047" style:parent-style-name="DefaultParagraphFont" style:family="text">
      <style:text-properties style:font-name="MS Gothic" style:font-name-asian="MS Gothic" style:font-name-complex="MS Gothic"/>
    </style:style>
    <style:style style:name="T8048" style:parent-style-name="DefaultParagraphFont" style:family="text">
      <style:text-properties style:font-name="MS Gothic" style:font-name-asian="MS Gothic" style:font-name-complex="MS Gothic"/>
    </style:style>
    <style:style style:name="T8049" style:parent-style-name="DefaultParagraphFont" style:family="text">
      <style:text-properties style:font-name="MS Gothic" style:font-name-asian="MS Gothic" style:font-name-complex="MS Gothic"/>
    </style:style>
    <style:style style:name="T8050" style:parent-style-name="DefaultParagraphFont" style:family="text">
      <style:text-properties style:font-name="MS Gothic" style:font-name-asian="MS Gothic" style:font-name-complex="MS Gothic"/>
    </style:style>
    <style:style style:name="T8051" style:parent-style-name="DefaultParagraphFont" style:family="text">
      <style:text-properties style:font-name="MS Gothic" style:font-name-asian="MS Gothic" style:font-name-complex="MS Gothic"/>
    </style:style>
    <style:style style:name="T8052" style:parent-style-name="DefaultParagraphFont" style:family="text">
      <style:text-properties style:font-name="MS Gothic" style:font-name-asian="MS Gothic" style:font-name-complex="MS Gothic"/>
    </style:style>
    <style:style style:name="T8053" style:parent-style-name="DefaultParagraphFont" style:family="text">
      <style:text-properties style:font-name="MS Gothic" style:font-name-asian="MS Gothic" style:font-name-complex="MS Gothic"/>
    </style:style>
    <style:style style:name="T8054" style:parent-style-name="DefaultParagraphFont" style:family="text">
      <style:text-properties style:font-name="MS Gothic" style:font-name-asian="MS Gothic" style:font-name-complex="MS Gothic"/>
    </style:style>
    <style:style style:name="T8055" style:parent-style-name="DefaultParagraphFont" style:family="text">
      <style:text-properties style:font-name="MS Gothic" style:font-name-asian="MS Gothic" style:font-name-complex="MS Gothic"/>
    </style:style>
    <style:style style:name="T8056" style:parent-style-name="DefaultParagraphFont" style:family="text">
      <style:text-properties style:font-name="MS Gothic" style:font-name-asian="MS Gothic" style:font-name-complex="MS Gothic"/>
    </style:style>
    <style:style style:name="T8057" style:parent-style-name="DefaultParagraphFont" style:family="text">
      <style:text-properties style:font-name="MS Gothic" style:font-name-asian="MS Gothic" style:font-name-complex="MS Gothic"/>
    </style:style>
    <style:style style:name="T8058" style:parent-style-name="DefaultParagraphFont" style:family="text">
      <style:text-properties style:font-name="MS Gothic" style:font-name-asian="MS Gothic" style:font-name-complex="MS Gothic"/>
    </style:style>
    <style:style style:name="T8059" style:parent-style-name="DefaultParagraphFont" style:family="text">
      <style:text-properties style:font-name="MS Gothic" style:font-name-asian="MS Gothic" style:font-name-complex="MS Gothic"/>
    </style:style>
    <style:style style:name="T8060" style:parent-style-name="DefaultParagraphFont" style:family="text">
      <style:text-properties style:font-name="MS Gothic" style:font-name-asian="MS Gothic" style:font-name-complex="MS Gothic"/>
    </style:style>
    <style:style style:name="T8061" style:parent-style-name="DefaultParagraphFont" style:family="text">
      <style:text-properties style:font-name="MS Gothic" style:font-name-asian="MS Gothic" style:font-name-complex="MS Gothic"/>
    </style:style>
    <style:style style:name="T8062" style:parent-style-name="DefaultParagraphFont" style:family="text">
      <style:text-properties style:font-name="MS Gothic" style:font-name-asian="MS Gothic" style:font-name-complex="MS Gothic"/>
    </style:style>
    <style:style style:name="T8063" style:parent-style-name="DefaultParagraphFont" style:family="text">
      <style:text-properties style:font-name="MS Gothic" style:font-name-asian="MS Gothic" style:font-name-complex="MS Gothic"/>
    </style:style>
    <style:style style:name="T8064" style:parent-style-name="DefaultParagraphFont" style:family="text">
      <style:text-properties style:font-name="MS Gothic" style:font-name-asian="MS Gothic" style:font-name-complex="MS Gothic"/>
    </style:style>
    <style:style style:name="T8065" style:parent-style-name="DefaultParagraphFont" style:family="text">
      <style:text-properties style:font-name="MS Gothic" style:font-name-asian="MS Gothic" style:font-name-complex="MS Gothic"/>
    </style:style>
    <style:style style:name="T8066" style:parent-style-name="DefaultParagraphFont" style:family="text">
      <style:text-properties style:font-name="Microsoft JhengHei" style:font-name-asian="Microsoft JhengHei" style:font-name-complex="Microsoft JhengHei"/>
    </style:style>
    <style:style style:name="T8067" style:parent-style-name="DefaultParagraphFont" style:family="text">
      <style:text-properties style:font-name="MS Gothic" style:font-name-asian="MS Gothic" style:font-name-complex="MS Gothic"/>
    </style:style>
    <style:style style:name="T8068" style:parent-style-name="DefaultParagraphFont" style:family="text">
      <style:text-properties style:font-name="MS Gothic" style:font-name-asian="MS Gothic" style:font-name-complex="MS Gothic"/>
    </style:style>
    <style:style style:name="T8069" style:parent-style-name="DefaultParagraphFont" style:family="text">
      <style:text-properties style:font-name="MS Gothic" style:font-name-asian="MS Gothic" style:font-name-complex="MS Gothic"/>
    </style:style>
    <style:style style:name="T8070" style:parent-style-name="DefaultParagraphFont" style:family="text">
      <style:text-properties style:font-name="MS Gothic" style:font-name-asian="MS Gothic" style:font-name-complex="MS Gothic"/>
    </style:style>
    <style:style style:name="T8071" style:parent-style-name="DefaultParagraphFont" style:family="text">
      <style:text-properties style:font-name="MS Gothic" style:font-name-asian="MS Gothic" style:font-name-complex="MS Gothic"/>
    </style:style>
    <style:style style:name="T8072" style:parent-style-name="DefaultParagraphFont" style:family="text">
      <style:text-properties style:font-name="Malgun Gothic" style:font-name-asian="Malgun Gothic" style:font-name-complex="Malgun Gothic"/>
    </style:style>
    <style:style style:name="T8073" style:parent-style-name="DefaultParagraphFont" style:family="text">
      <style:text-properties style:font-name="MS Gothic" style:font-name-asian="MS Gothic" style:font-name-complex="MS Gothic"/>
    </style:style>
    <style:style style:name="T8074" style:parent-style-name="DefaultParagraphFont" style:family="text">
      <style:text-properties style:font-name="MS Gothic" style:font-name-asian="MS Gothic" style:font-name-complex="MS Gothic"/>
    </style:style>
    <style:style style:name="T8075" style:parent-style-name="DefaultParagraphFont" style:family="text">
      <style:text-properties style:font-name="MS Gothic" style:font-name-asian="MS Gothic" style:font-name-complex="MS Gothic"/>
    </style:style>
    <style:style style:name="T8076" style:parent-style-name="DefaultParagraphFont" style:family="text">
      <style:text-properties style:font-name="MS Gothic" style:font-name-asian="MS Gothic" style:font-name-complex="MS Gothic"/>
    </style:style>
    <style:style style:name="T8077" style:parent-style-name="DefaultParagraphFont" style:family="text">
      <style:text-properties style:font-name="Microsoft JhengHei" style:font-name-asian="Microsoft JhengHei" style:font-name-complex="Microsoft JhengHei"/>
    </style:style>
    <style:style style:name="T8078" style:parent-style-name="DefaultParagraphFont" style:family="text">
      <style:text-properties style:font-name="Microsoft JhengHei" style:font-name-asian="Microsoft JhengHei" style:font-name-complex="Microsoft JhengHei"/>
    </style:style>
    <style:style style:name="T8079" style:parent-style-name="DefaultParagraphFont" style:family="text">
      <style:text-properties style:font-name="Microsoft JhengHei" style:font-name-asian="Microsoft JhengHei" style:font-name-complex="Microsoft JhengHei"/>
    </style:style>
    <style:style style:name="T8080" style:parent-style-name="DefaultParagraphFont" style:family="text">
      <style:text-properties style:font-name="MS Gothic" style:font-name-asian="MS Gothic" style:font-name-complex="MS Gothic"/>
    </style:style>
    <style:style style:name="T8081" style:parent-style-name="DefaultParagraphFont" style:family="text">
      <style:text-properties style:font-name="MS Gothic" style:font-name-asian="MS Gothic" style:font-name-complex="MS Gothic"/>
    </style:style>
    <style:style style:name="T8082" style:parent-style-name="DefaultParagraphFont" style:family="text">
      <style:text-properties style:font-name="MS Gothic" style:font-name-asian="MS Gothic" style:font-name-complex="MS Gothic"/>
    </style:style>
    <style:style style:name="T8083" style:parent-style-name="DefaultParagraphFont" style:family="text">
      <style:text-properties style:font-name="Microsoft JhengHei" style:font-name-asian="Microsoft JhengHei" style:font-name-complex="Microsoft JhengHei"/>
    </style:style>
    <style:style style:name="T8084" style:parent-style-name="DefaultParagraphFont" style:family="text">
      <style:text-properties style:font-name="MS Gothic" style:font-name-asian="MS Gothic" style:font-name-complex="MS Gothic"/>
    </style:style>
    <style:style style:name="T8085" style:parent-style-name="DefaultParagraphFont" style:family="text">
      <style:text-properties style:font-name="Microsoft JhengHei" style:font-name-asian="Microsoft JhengHei" style:font-name-complex="Microsoft JhengHei"/>
    </style:style>
    <style:style style:name="T8086" style:parent-style-name="DefaultParagraphFont" style:family="text">
      <style:text-properties style:font-name="MS Gothic" style:font-name-asian="MS Gothic" style:font-name-complex="MS Gothic"/>
    </style:style>
    <style:style style:name="T8087" style:parent-style-name="DefaultParagraphFont" style:family="text">
      <style:text-properties style:font-name="MS Gothic" style:font-name-asian="MS Gothic" style:font-name-complex="MS Gothic"/>
    </style:style>
    <style:style style:name="T8088" style:parent-style-name="DefaultParagraphFont" style:family="text">
      <style:text-properties style:font-name="MS Gothic" style:font-name-asian="MS Gothic" style:font-name-complex="MS Gothic"/>
    </style:style>
    <style:style style:name="T8089" style:parent-style-name="DefaultParagraphFont" style:family="text">
      <style:text-properties style:font-name="Microsoft JhengHei" style:font-name-asian="Microsoft JhengHei" style:font-name-complex="Microsoft JhengHei"/>
    </style:style>
    <style:style style:name="T8090" style:parent-style-name="DefaultParagraphFont" style:family="text">
      <style:text-properties style:font-name="MS Gothic" style:font-name-asian="MS Gothic" style:font-name-complex="MS Gothic"/>
    </style:style>
    <style:style style:name="T8091" style:parent-style-name="DefaultParagraphFont" style:family="text">
      <style:text-properties style:font-name="MS Gothic" style:font-name-asian="MS Gothic" style:font-name-complex="MS Gothic"/>
    </style:style>
    <style:style style:name="T8092" style:parent-style-name="DefaultParagraphFont" style:family="text">
      <style:text-properties style:font-name="Microsoft JhengHei" style:font-name-asian="Microsoft JhengHei" style:font-name-complex="Microsoft JhengHei"/>
    </style:style>
    <style:style style:name="T8093" style:parent-style-name="DefaultParagraphFont" style:family="text">
      <style:text-properties style:font-name="Microsoft JhengHei" style:font-name-asian="Microsoft JhengHei" style:font-name-complex="Microsoft JhengHei"/>
    </style:style>
    <style:style style:name="T8094" style:parent-style-name="DefaultParagraphFont" style:family="text">
      <style:text-properties style:font-name="MS Gothic" style:font-name-asian="MS Gothic" style:font-name-complex="MS Gothic"/>
    </style:style>
    <style:style style:name="T8095" style:parent-style-name="DefaultParagraphFont" style:family="text">
      <style:text-properties style:font-name="MS Gothic" style:font-name-asian="MS Gothic" style:font-name-complex="MS Gothic"/>
    </style:style>
    <style:style style:name="T8096" style:parent-style-name="DefaultParagraphFont" style:family="text">
      <style:text-properties style:font-name="MS Gothic" style:font-name-asian="MS Gothic" style:font-name-complex="MS Gothic"/>
    </style:style>
    <style:style style:name="T8097" style:parent-style-name="DefaultParagraphFont" style:family="text">
      <style:text-properties fo:font-weight="bold" style:font-weight-asian="bold" style:font-weight-complex="bold"/>
    </style:style>
    <style:style style:name="T8098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8099" style:parent-style-name="DefaultParagraphFont" style:family="text">
      <style:text-properties fo:font-weight="bold" style:font-weight-asian="bold" style:font-weight-complex="bold"/>
    </style:style>
    <style:style style:name="T8100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8101" style:parent-style-name="DefaultParagraphFont" style:family="text">
      <style:text-properties fo:font-weight="bold" style:font-weight-asian="bold" style:font-weight-complex="bold"/>
    </style:style>
    <style:style style:name="T8102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8103" style:parent-style-name="DefaultParagraphFont" style:family="text">
      <style:text-properties fo:font-weight="bold" style:font-weight-asian="bold" style:font-weight-complex="bold"/>
    </style:style>
    <style:style style:name="T8104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8105" style:parent-style-name="DefaultParagraphFont" style:family="text">
      <style:text-properties fo:font-weight="bold" style:font-weight-asian="bold" style:font-weight-complex="bold"/>
    </style:style>
    <style:style style:name="T8106" style:parent-style-name="DefaultParagraphFont" style:family="text">
      <style:text-properties style:font-name="MS Gothic" style:font-name-asian="MS Gothic" style:font-name-complex="MS Gothic"/>
    </style:style>
    <style:style style:name="T8107" style:parent-style-name="DefaultParagraphFont" style:family="text">
      <style:text-properties style:font-name="MS Gothic" style:font-name-asian="MS Gothic" style:font-name-complex="MS Gothic"/>
    </style:style>
    <style:style style:name="T8108" style:parent-style-name="DefaultParagraphFont" style:family="text">
      <style:text-properties style:font-name="MS Gothic" style:font-name-asian="MS Gothic" style:font-name-complex="MS Gothic"/>
    </style:style>
    <style:style style:name="T8109" style:parent-style-name="DefaultParagraphFont" style:family="text">
      <style:text-properties style:font-name="MS Gothic" style:font-name-asian="MS Gothic" style:font-name-complex="MS Gothic"/>
    </style:style>
    <style:style style:name="T8110" style:parent-style-name="DefaultParagraphFont" style:family="text">
      <style:text-properties style:font-name="MS Gothic" style:font-name-asian="MS Gothic" style:font-name-complex="MS Gothic"/>
    </style:style>
    <style:style style:name="T8111" style:parent-style-name="DefaultParagraphFont" style:family="text">
      <style:text-properties style:font-name="Microsoft JhengHei" style:font-name-asian="Microsoft JhengHei" style:font-name-complex="Microsoft JhengHei"/>
    </style:style>
    <style:style style:name="T8112" style:parent-style-name="DefaultParagraphFont" style:family="text">
      <style:text-properties style:font-name="MS Gothic" style:font-name-asian="MS Gothic" style:font-name-complex="MS Gothic"/>
    </style:style>
    <style:style style:name="T8113" style:parent-style-name="DefaultParagraphFont" style:family="text">
      <style:text-properties style:font-name="MS Gothic" style:font-name-asian="MS Gothic" style:font-name-complex="MS Gothic"/>
    </style:style>
    <style:style style:name="T8114" style:parent-style-name="DefaultParagraphFont" style:family="text">
      <style:text-properties style:font-name="MS Gothic" style:font-name-asian="MS Gothic" style:font-name-complex="MS Gothic"/>
    </style:style>
    <style:style style:name="T8115" style:parent-style-name="DefaultParagraphFont" style:family="text">
      <style:text-properties style:font-name="MS Gothic" style:font-name-asian="MS Gothic" style:font-name-complex="MS Gothic"/>
    </style:style>
    <style:style style:name="T8116" style:parent-style-name="DefaultParagraphFont" style:family="text">
      <style:text-properties style:font-name="Microsoft JhengHei" style:font-name-asian="Microsoft JhengHei" style:font-name-complex="Microsoft JhengHei"/>
    </style:style>
    <style:style style:name="T8117" style:parent-style-name="DefaultParagraphFont" style:family="text">
      <style:text-properties style:font-name="MS Gothic" style:font-name-asian="MS Gothic" style:font-name-complex="MS Gothic"/>
    </style:style>
    <style:style style:name="T8118" style:parent-style-name="DefaultParagraphFont" style:family="text">
      <style:text-properties style:font-name="Microsoft JhengHei" style:font-name-asian="Microsoft JhengHei" style:font-name-complex="Microsoft JhengHei"/>
    </style:style>
    <style:style style:name="T8119" style:parent-style-name="DefaultParagraphFont" style:family="text">
      <style:text-properties style:font-name="MS Gothic" style:font-name-asian="MS Gothic" style:font-name-complex="MS Gothic"/>
    </style:style>
    <style:style style:name="T8120" style:parent-style-name="DefaultParagraphFont" style:family="text">
      <style:text-properties style:font-name="MS Gothic" style:font-name-asian="MS Gothic" style:font-name-complex="MS Gothic"/>
    </style:style>
    <style:style style:name="T8121" style:parent-style-name="DefaultParagraphFont" style:family="text">
      <style:text-properties style:font-name="MS Gothic" style:font-name-asian="MS Gothic" style:font-name-complex="MS Gothic"/>
    </style:style>
    <style:style style:name="T8122" style:parent-style-name="DefaultParagraphFont" style:family="text">
      <style:text-properties style:font-name="MS Gothic" style:font-name-asian="MS Gothic" style:font-name-complex="MS Gothic"/>
    </style:style>
    <style:style style:name="T8123" style:parent-style-name="DefaultParagraphFont" style:family="text">
      <style:text-properties style:font-name="MS Gothic" style:font-name-asian="MS Gothic" style:font-name-complex="MS Gothic"/>
    </style:style>
    <style:style style:name="T8124" style:parent-style-name="DefaultParagraphFont" style:family="text">
      <style:text-properties style:font-name="MS Gothic" style:font-name-asian="MS Gothic" style:font-name-complex="MS Gothic"/>
    </style:style>
    <style:style style:name="T8125" style:parent-style-name="DefaultParagraphFont" style:family="text">
      <style:text-properties style:font-name="MS Gothic" style:font-name-asian="MS Gothic" style:font-name-complex="MS Gothic"/>
    </style:style>
    <style:style style:name="T8126" style:parent-style-name="DefaultParagraphFont" style:family="text">
      <style:text-properties style:font-name="MS Gothic" style:font-name-asian="MS Gothic" style:font-name-complex="MS Gothic"/>
    </style:style>
    <style:style style:name="T8127" style:parent-style-name="DefaultParagraphFont" style:family="text">
      <style:text-properties style:font-name="MS Gothic" style:font-name-asian="MS Gothic" style:font-name-complex="MS Gothic"/>
    </style:style>
    <style:style style:name="T8128" style:parent-style-name="DefaultParagraphFont" style:family="text">
      <style:text-properties style:font-name="MS Gothic" style:font-name-asian="MS Gothic" style:font-name-complex="MS Gothic"/>
    </style:style>
    <style:style style:name="T8129" style:parent-style-name="DefaultParagraphFont" style:family="text">
      <style:text-properties style:font-name="MS Gothic" style:font-name-asian="MS Gothic" style:font-name-complex="MS Gothic"/>
    </style:style>
    <style:style style:name="T8130" style:parent-style-name="DefaultParagraphFont" style:family="text">
      <style:text-properties style:font-name="MS Gothic" style:font-name-asian="MS Gothic" style:font-name-complex="MS Gothic"/>
    </style:style>
    <style:style style:name="T8131" style:parent-style-name="DefaultParagraphFont" style:family="text">
      <style:text-properties style:font-name="MS Gothic" style:font-name-asian="MS Gothic" style:font-name-complex="MS Gothic"/>
    </style:style>
    <style:style style:name="T8132" style:parent-style-name="DefaultParagraphFont" style:family="text">
      <style:text-properties style:font-name="MS Gothic" style:font-name-asian="MS Gothic" style:font-name-complex="MS Gothic"/>
    </style:style>
    <style:style style:name="T8133" style:parent-style-name="DefaultParagraphFont" style:family="text">
      <style:text-properties style:font-name="MS Gothic" style:font-name-asian="MS Gothic" style:font-name-complex="MS Gothic"/>
    </style:style>
    <style:style style:name="T8134" style:parent-style-name="DefaultParagraphFont" style:family="text">
      <style:text-properties style:font-name="MS Gothic" style:font-name-asian="MS Gothic" style:font-name-complex="MS Gothic"/>
    </style:style>
    <style:style style:name="T8135" style:parent-style-name="DefaultParagraphFont" style:family="text">
      <style:text-properties style:font-name="MS Gothic" style:font-name-asian="MS Gothic" style:font-name-complex="MS Gothic"/>
    </style:style>
    <style:style style:name="T8136" style:parent-style-name="DefaultParagraphFont" style:family="text">
      <style:text-properties style:font-name="MS Gothic" style:font-name-asian="MS Gothic" style:font-name-complex="MS Gothic"/>
    </style:style>
    <style:style style:name="T8137" style:parent-style-name="DefaultParagraphFont" style:family="text">
      <style:text-properties style:font-name="MS Gothic" style:font-name-asian="MS Gothic" style:font-name-complex="MS Gothic"/>
    </style:style>
    <style:style style:name="T8138" style:parent-style-name="DefaultParagraphFont" style:family="text">
      <style:text-properties style:font-name="Microsoft JhengHei" style:font-name-asian="Microsoft JhengHei" style:font-name-complex="Microsoft JhengHei"/>
    </style:style>
    <style:style style:name="T8139" style:parent-style-name="DefaultParagraphFont" style:family="text">
      <style:text-properties style:font-name="MS Gothic" style:font-name-asian="MS Gothic" style:font-name-complex="MS Gothic"/>
    </style:style>
    <style:style style:name="T8140" style:parent-style-name="DefaultParagraphFont" style:family="text">
      <style:text-properties style:font-name="MS Gothic" style:font-name-asian="MS Gothic" style:font-name-complex="MS Gothic"/>
    </style:style>
    <style:style style:name="T8141" style:parent-style-name="DefaultParagraphFont" style:family="text">
      <style:text-properties style:font-name="MS Gothic" style:font-name-asian="MS Gothic" style:font-name-complex="MS Gothic"/>
    </style:style>
    <style:style style:name="T8142" style:parent-style-name="DefaultParagraphFont" style:family="text">
      <style:text-properties style:font-name="MS Gothic" style:font-name-asian="MS Gothic" style:font-name-complex="MS Gothic"/>
    </style:style>
    <style:style style:name="T8143" style:parent-style-name="DefaultParagraphFont" style:family="text">
      <style:text-properties style:font-name="MS Gothic" style:font-name-asian="MS Gothic" style:font-name-complex="MS Gothic"/>
    </style:style>
    <style:style style:name="T8144" style:parent-style-name="DefaultParagraphFont" style:family="text">
      <style:text-properties style:font-name="MS Gothic" style:font-name-asian="MS Gothic" style:font-name-complex="MS Gothic"/>
    </style:style>
    <style:style style:name="T8145" style:parent-style-name="DefaultParagraphFont" style:family="text">
      <style:text-properties style:font-name="MS Gothic" style:font-name-asian="MS Gothic" style:font-name-complex="MS Gothic"/>
    </style:style>
    <style:style style:name="T8146" style:parent-style-name="DefaultParagraphFont" style:family="text">
      <style:text-properties style:font-name="MS Gothic" style:font-name-asian="MS Gothic" style:font-name-complex="MS Gothic"/>
    </style:style>
    <style:style style:name="T8147" style:parent-style-name="DefaultParagraphFont" style:family="text">
      <style:text-properties style:font-name="MS Gothic" style:font-name-asian="MS Gothic" style:font-name-complex="MS Gothic"/>
    </style:style>
    <style:style style:name="T8148" style:parent-style-name="DefaultParagraphFont" style:family="text">
      <style:text-properties style:font-name="MS Gothic" style:font-name-asian="MS Gothic" style:font-name-complex="MS Gothic"/>
    </style:style>
    <style:style style:name="T8149" style:parent-style-name="DefaultParagraphFont" style:family="text">
      <style:text-properties style:font-name="Microsoft JhengHei" style:font-name-asian="Microsoft JhengHei" style:font-name-complex="Microsoft JhengHei"/>
    </style:style>
    <style:style style:name="T8150" style:parent-style-name="DefaultParagraphFont" style:family="text">
      <style:text-properties style:font-name="MS Gothic" style:font-name-asian="MS Gothic" style:font-name-complex="MS Gothic"/>
    </style:style>
    <style:style style:name="T8151" style:parent-style-name="DefaultParagraphFont" style:family="text">
      <style:text-properties style:font-name="MS Gothic" style:font-name-asian="MS Gothic" style:font-name-complex="MS Gothic"/>
    </style:style>
    <style:style style:name="T8152" style:parent-style-name="DefaultParagraphFont" style:family="text">
      <style:text-properties style:font-name="MS Gothic" style:font-name-asian="MS Gothic" style:font-name-complex="MS Gothic"/>
    </style:style>
    <style:style style:name="T8153" style:parent-style-name="DefaultParagraphFont" style:family="text">
      <style:text-properties style:font-name="MS Gothic" style:font-name-asian="MS Gothic" style:font-name-complex="MS Gothic"/>
    </style:style>
    <style:style style:name="T8154" style:parent-style-name="DefaultParagraphFont" style:family="text">
      <style:text-properties style:font-name="MS Gothic" style:font-name-asian="MS Gothic" style:font-name-complex="MS Gothic"/>
    </style:style>
    <style:style style:name="T8155" style:parent-style-name="DefaultParagraphFont" style:family="text">
      <style:text-properties style:font-name="MS Gothic" style:font-name-asian="MS Gothic" style:font-name-complex="MS Gothic"/>
    </style:style>
    <style:style style:name="T8156" style:parent-style-name="DefaultParagraphFont" style:family="text">
      <style:text-properties style:font-name="MS Gothic" style:font-name-asian="MS Gothic" style:font-name-complex="MS Gothic"/>
    </style:style>
    <style:style style:name="T8157" style:parent-style-name="DefaultParagraphFont" style:family="text">
      <style:text-properties style:font-name="MS Gothic" style:font-name-asian="MS Gothic" style:font-name-complex="MS Gothic"/>
    </style:style>
    <style:style style:name="T8158" style:parent-style-name="DefaultParagraphFont" style:family="text">
      <style:text-properties style:font-name="Microsoft JhengHei" style:font-name-asian="Microsoft JhengHei" style:font-name-complex="Microsoft JhengHei"/>
    </style:style>
    <style:style style:name="T8159" style:parent-style-name="DefaultParagraphFont" style:family="text">
      <style:text-properties style:font-name="MS Gothic" style:font-name-asian="MS Gothic" style:font-name-complex="MS Gothic"/>
    </style:style>
    <style:style style:name="T8160" style:parent-style-name="DefaultParagraphFont" style:family="text">
      <style:text-properties style:font-name="MS Gothic" style:font-name-asian="MS Gothic" style:font-name-complex="MS Gothic"/>
    </style:style>
    <style:style style:name="T8161" style:parent-style-name="DefaultParagraphFont" style:family="text">
      <style:text-properties style:font-name="MS Gothic" style:font-name-asian="MS Gothic" style:font-name-complex="MS Gothic"/>
    </style:style>
    <style:style style:name="T8162" style:parent-style-name="DefaultParagraphFont" style:family="text">
      <style:text-properties style:font-name="Malgun Gothic" style:font-name-asian="Malgun Gothic" style:font-name-complex="Malgun Gothic"/>
    </style:style>
    <style:style style:name="T8163" style:parent-style-name="DefaultParagraphFont" style:family="text">
      <style:text-properties style:font-name="MS Gothic" style:font-name-asian="MS Gothic" style:font-name-complex="MS Gothic"/>
    </style:style>
    <style:style style:name="T8164" style:parent-style-name="DefaultParagraphFont" style:family="text">
      <style:text-properties style:font-name="MS Gothic" style:font-name-asian="MS Gothic" style:font-name-complex="MS Gothic"/>
    </style:style>
    <style:style style:name="T8165" style:parent-style-name="DefaultParagraphFont" style:family="text">
      <style:text-properties style:font-name="MS Gothic" style:font-name-asian="MS Gothic" style:font-name-complex="MS Gothic"/>
    </style:style>
    <style:style style:name="T8166" style:parent-style-name="DefaultParagraphFont" style:family="text">
      <style:text-properties style:font-name="MS Gothic" style:font-name-asian="MS Gothic" style:font-name-complex="MS Gothic"/>
    </style:style>
    <style:style style:name="T8167" style:parent-style-name="DefaultParagraphFont" style:family="text">
      <style:text-properties style:font-name="MS Gothic" style:font-name-asian="MS Gothic" style:font-name-complex="MS Gothic"/>
    </style:style>
    <style:style style:name="T8168" style:parent-style-name="DefaultParagraphFont" style:family="text">
      <style:text-properties style:font-name="MS Gothic" style:font-name-asian="MS Gothic" style:font-name-complex="MS Gothic"/>
    </style:style>
    <style:style style:name="T8169" style:parent-style-name="DefaultParagraphFont" style:family="text">
      <style:text-properties style:font-name="MS Gothic" style:font-name-asian="MS Gothic" style:font-name-complex="MS Gothic"/>
    </style:style>
    <style:style style:name="T8170" style:parent-style-name="DefaultParagraphFont" style:family="text">
      <style:text-properties style:font-name="MS Gothic" style:font-name-asian="MS Gothic" style:font-name-complex="MS Gothic"/>
    </style:style>
    <style:style style:name="T8171" style:parent-style-name="DefaultParagraphFont" style:family="text">
      <style:text-properties style:font-name="MS Gothic" style:font-name-asian="MS Gothic" style:font-name-complex="MS Gothic"/>
    </style:style>
    <style:style style:name="T8172" style:parent-style-name="DefaultParagraphFont" style:family="text">
      <style:text-properties style:font-name="MS Gothic" style:font-name-asian="MS Gothic" style:font-name-complex="MS Gothic"/>
    </style:style>
    <style:style style:name="T8173" style:parent-style-name="DefaultParagraphFont" style:family="text">
      <style:text-properties style:font-name="MS Gothic" style:font-name-asian="MS Gothic" style:font-name-complex="MS Gothic"/>
    </style:style>
    <style:style style:name="T8174" style:parent-style-name="DefaultParagraphFont" style:family="text">
      <style:text-properties style:font-name="MS Gothic" style:font-name-asian="MS Gothic" style:font-name-complex="MS Gothic"/>
    </style:style>
    <style:style style:name="T8175" style:parent-style-name="DefaultParagraphFont" style:family="text">
      <style:text-properties style:font-name="MS Gothic" style:font-name-asian="MS Gothic" style:font-name-complex="MS Gothic"/>
    </style:style>
    <style:style style:name="T8176" style:parent-style-name="DefaultParagraphFont" style:family="text">
      <style:text-properties style:font-name="MS Gothic" style:font-name-asian="MS Gothic" style:font-name-complex="MS Gothic"/>
    </style:style>
    <style:style style:name="T8177" style:parent-style-name="DefaultParagraphFont" style:family="text">
      <style:text-properties style:font-name="MS Gothic" style:font-name-asian="MS Gothic" style:font-name-complex="MS Gothic"/>
    </style:style>
    <style:style style:name="T8178" style:parent-style-name="DefaultParagraphFont" style:family="text">
      <style:text-properties style:font-name="MS Gothic" style:font-name-asian="MS Gothic" style:font-name-complex="MS Gothic"/>
    </style:style>
    <style:style style:name="T8179" style:parent-style-name="DefaultParagraphFont" style:family="text">
      <style:text-properties style:font-name="MS Gothic" style:font-name-asian="MS Gothic" style:font-name-complex="MS Gothic"/>
    </style:style>
    <style:style style:name="T8180" style:parent-style-name="DefaultParagraphFont" style:family="text">
      <style:text-properties style:font-name="MS Gothic" style:font-name-asian="MS Gothic" style:font-name-complex="MS Gothic"/>
    </style:style>
    <style:style style:name="T8181" style:parent-style-name="DefaultParagraphFont" style:family="text">
      <style:text-properties style:font-name="MS Gothic" style:font-name-asian="MS Gothic" style:font-name-complex="MS Gothic"/>
    </style:style>
    <style:style style:name="T8182" style:parent-style-name="DefaultParagraphFont" style:family="text">
      <style:text-properties style:font-name="MS Gothic" style:font-name-asian="MS Gothic" style:font-name-complex="MS Gothic"/>
    </style:style>
    <style:style style:name="T8183" style:parent-style-name="DefaultParagraphFont" style:family="text">
      <style:text-properties style:font-name="MS Gothic" style:font-name-asian="MS Gothic" style:font-name-complex="MS Gothic"/>
    </style:style>
    <style:style style:name="T8184" style:parent-style-name="DefaultParagraphFont" style:family="text">
      <style:text-properties style:font-name="Microsoft JhengHei" style:font-name-asian="Microsoft JhengHei" style:font-name-complex="Microsoft JhengHei"/>
    </style:style>
    <style:style style:name="T8185" style:parent-style-name="DefaultParagraphFont" style:family="text">
      <style:text-properties style:font-name="MS Gothic" style:font-name-asian="MS Gothic" style:font-name-complex="MS Gothic"/>
    </style:style>
    <style:style style:name="T8186" style:parent-style-name="DefaultParagraphFont" style:family="text">
      <style:text-properties style:font-name="MS Gothic" style:font-name-asian="MS Gothic" style:font-name-complex="MS Gothic"/>
    </style:style>
    <style:style style:name="T8187" style:parent-style-name="DefaultParagraphFont" style:family="text">
      <style:text-properties style:font-name="MS Gothic" style:font-name-asian="MS Gothic" style:font-name-complex="MS Gothic"/>
    </style:style>
    <style:style style:name="T8188" style:parent-style-name="DefaultParagraphFont" style:family="text">
      <style:text-properties style:font-name="MS Gothic" style:font-name-asian="MS Gothic" style:font-name-complex="MS Gothic"/>
    </style:style>
    <style:style style:name="T8189" style:parent-style-name="DefaultParagraphFont" style:family="text">
      <style:text-properties style:font-name="Microsoft JhengHei" style:font-name-asian="Microsoft JhengHei" style:font-name-complex="Microsoft JhengHei"/>
    </style:style>
    <style:style style:name="T8190" style:parent-style-name="DefaultParagraphFont" style:family="text">
      <style:text-properties style:font-name="MS Gothic" style:font-name-asian="MS Gothic" style:font-name-complex="MS Gothic"/>
    </style:style>
    <style:style style:name="T8191" style:parent-style-name="DefaultParagraphFont" style:family="text">
      <style:text-properties style:font-name="Microsoft JhengHei" style:font-name-asian="Microsoft JhengHei" style:font-name-complex="Microsoft JhengHei"/>
    </style:style>
    <style:style style:name="T8192" style:parent-style-name="DefaultParagraphFont" style:family="text">
      <style:text-properties style:font-name="MS Gothic" style:font-name-asian="MS Gothic" style:font-name-complex="MS Gothic"/>
    </style:style>
    <style:style style:name="T8193" style:parent-style-name="DefaultParagraphFont" style:family="text">
      <style:text-properties style:font-name="MS Gothic" style:font-name-asian="MS Gothic" style:font-name-complex="MS Gothic"/>
    </style:style>
    <style:style style:name="T8194" style:parent-style-name="DefaultParagraphFont" style:family="text">
      <style:text-properties style:font-name="MS Gothic" style:font-name-asian="MS Gothic" style:font-name-complex="MS Gothic"/>
    </style:style>
    <style:style style:name="T8195" style:parent-style-name="DefaultParagraphFont" style:family="text">
      <style:text-properties style:font-name="MS Gothic" style:font-name-asian="MS Gothic" style:font-name-complex="MS Gothic"/>
    </style:style>
    <style:style style:name="T8196" style:parent-style-name="DefaultParagraphFont" style:family="text">
      <style:text-properties style:font-name="Malgun Gothic" style:font-name-asian="Malgun Gothic" style:font-name-complex="Malgun Gothic"/>
    </style:style>
    <style:style style:name="T8197" style:parent-style-name="DefaultParagraphFont" style:family="text">
      <style:text-properties style:font-name="Microsoft JhengHei" style:font-name-asian="Microsoft JhengHei" style:font-name-complex="Microsoft JhengHei"/>
    </style:style>
    <style:style style:name="T8198" style:parent-style-name="DefaultParagraphFont" style:family="text">
      <style:text-properties style:font-name="MS Gothic" style:font-name-asian="MS Gothic" style:font-name-complex="MS Gothic"/>
    </style:style>
    <style:style style:name="T8199" style:parent-style-name="DefaultParagraphFont" style:family="text">
      <style:text-properties style:font-name="MS Gothic" style:font-name-asian="MS Gothic" style:font-name-complex="MS Gothic"/>
    </style:style>
    <style:style style:name="T8200" style:parent-style-name="DefaultParagraphFont" style:family="text">
      <style:text-properties style:font-name="MS Gothic" style:font-name-asian="MS Gothic" style:font-name-complex="MS Gothic"/>
    </style:style>
    <style:style style:name="T8201" style:parent-style-name="DefaultParagraphFont" style:family="text">
      <style:text-properties style:font-name="MS Gothic" style:font-name-asian="MS Gothic" style:font-name-complex="MS Gothic"/>
    </style:style>
    <style:style style:name="T8202" style:parent-style-name="DefaultParagraphFont" style:family="text">
      <style:text-properties style:font-name="MS Gothic" style:font-name-asian="MS Gothic" style:font-name-complex="MS Gothic"/>
    </style:style>
    <style:style style:name="T8203" style:parent-style-name="DefaultParagraphFont" style:family="text">
      <style:text-properties style:font-name="MS Gothic" style:font-name-asian="MS Gothic" style:font-name-complex="MS Gothic"/>
    </style:style>
    <style:style style:name="T8204" style:parent-style-name="DefaultParagraphFont" style:family="text">
      <style:text-properties style:font-name="MS Gothic" style:font-name-asian="MS Gothic" style:font-name-complex="MS Gothic"/>
    </style:style>
    <style:style style:name="T8205" style:parent-style-name="DefaultParagraphFont" style:family="text">
      <style:text-properties style:font-name="MS Gothic" style:font-name-asian="MS Gothic" style:font-name-complex="MS Gothic"/>
    </style:style>
    <style:style style:name="T8206" style:parent-style-name="DefaultParagraphFont" style:family="text">
      <style:text-properties style:font-name="MS Gothic" style:font-name-asian="MS Gothic" style:font-name-complex="MS Gothic"/>
    </style:style>
    <style:style style:name="T8207" style:parent-style-name="DefaultParagraphFont" style:family="text">
      <style:text-properties style:font-name="MS Gothic" style:font-name-asian="MS Gothic" style:font-name-complex="MS Gothic"/>
    </style:style>
    <style:style style:name="T8208" style:parent-style-name="DefaultParagraphFont" style:family="text">
      <style:text-properties style:font-name="MS Gothic" style:font-name-asian="MS Gothic" style:font-name-complex="MS Gothic"/>
    </style:style>
    <style:style style:name="T8209" style:parent-style-name="DefaultParagraphFont" style:family="text">
      <style:text-properties style:font-name="MS Gothic" style:font-name-asian="MS Gothic" style:font-name-complex="MS Gothic"/>
    </style:style>
    <style:style style:name="T8210" style:parent-style-name="DefaultParagraphFont" style:family="text">
      <style:text-properties style:font-name="MS Gothic" style:font-name-asian="MS Gothic" style:font-name-complex="MS Gothic"/>
    </style:style>
    <style:style style:name="T8211" style:parent-style-name="DefaultParagraphFont" style:family="text">
      <style:text-properties style:font-name="Microsoft JhengHei" style:font-name-asian="Microsoft JhengHei" style:font-name-complex="Microsoft JhengHei"/>
    </style:style>
    <style:style style:name="T8212" style:parent-style-name="DefaultParagraphFont" style:family="text">
      <style:text-properties style:font-name="MS Gothic" style:font-name-asian="MS Gothic" style:font-name-complex="MS Gothic"/>
    </style:style>
    <style:style style:name="T8213" style:parent-style-name="DefaultParagraphFont" style:family="text">
      <style:text-properties style:font-name="Microsoft JhengHei" style:font-name-asian="Microsoft JhengHei" style:font-name-complex="Microsoft JhengHei"/>
    </style:style>
    <style:style style:name="T8214" style:parent-style-name="DefaultParagraphFont" style:family="text">
      <style:text-properties style:font-name="MS Gothic" style:font-name-asian="MS Gothic" style:font-name-complex="MS Gothic"/>
    </style:style>
    <style:style style:name="T8215" style:parent-style-name="DefaultParagraphFont" style:family="text">
      <style:text-properties style:font-name="MS Gothic" style:font-name-asian="MS Gothic" style:font-name-complex="MS Gothic"/>
    </style:style>
    <style:style style:name="T8216" style:parent-style-name="DefaultParagraphFont" style:family="text">
      <style:text-properties style:font-name="MS Gothic" style:font-name-asian="MS Gothic" style:font-name-complex="MS Gothic"/>
    </style:style>
    <style:style style:name="T8217" style:parent-style-name="DefaultParagraphFont" style:family="text">
      <style:text-properties style:font-name="MS Gothic" style:font-name-asian="MS Gothic" style:font-name-complex="MS Gothic"/>
    </style:style>
    <style:style style:name="T8218" style:parent-style-name="DefaultParagraphFont" style:family="text">
      <style:text-properties style:font-name="MS Gothic" style:font-name-asian="MS Gothic" style:font-name-complex="MS Gothic"/>
    </style:style>
    <style:style style:name="T8219" style:parent-style-name="DefaultParagraphFont" style:family="text">
      <style:text-properties style:font-name="MS Gothic" style:font-name-asian="MS Gothic" style:font-name-complex="MS Gothic"/>
    </style:style>
    <style:style style:name="T8220" style:parent-style-name="DefaultParagraphFont" style:family="text">
      <style:text-properties style:font-name="MS Gothic" style:font-name-asian="MS Gothic" style:font-name-complex="MS Gothic"/>
    </style:style>
    <style:style style:name="T8221" style:parent-style-name="DefaultParagraphFont" style:family="text">
      <style:text-properties style:font-name="Microsoft JhengHei" style:font-name-asian="Microsoft JhengHei" style:font-name-complex="Microsoft JhengHei"/>
    </style:style>
    <style:style style:name="T8222" style:parent-style-name="DefaultParagraphFont" style:family="text">
      <style:text-properties style:font-name="MS Gothic" style:font-name-asian="MS Gothic" style:font-name-complex="MS Gothic"/>
    </style:style>
    <style:style style:name="T8223" style:parent-style-name="DefaultParagraphFont" style:family="text">
      <style:text-properties style:font-name="MS Gothic" style:font-name-asian="MS Gothic" style:font-name-complex="MS Gothic"/>
    </style:style>
    <style:style style:name="T8224" style:parent-style-name="DefaultParagraphFont" style:family="text">
      <style:text-properties style:font-name="MS Gothic" style:font-name-asian="MS Gothic" style:font-name-complex="MS Gothic"/>
    </style:style>
    <style:style style:name="T8225" style:parent-style-name="DefaultParagraphFont" style:family="text">
      <style:text-properties style:font-name="MS Gothic" style:font-name-asian="MS Gothic" style:font-name-complex="MS Gothic"/>
    </style:style>
    <style:style style:name="T8226" style:parent-style-name="DefaultParagraphFont" style:family="text">
      <style:text-properties style:font-name="MS Gothic" style:font-name-asian="MS Gothic" style:font-name-complex="MS Gothic"/>
    </style:style>
    <style:style style:name="T8227" style:parent-style-name="DefaultParagraphFont" style:family="text">
      <style:text-properties style:font-name="MS Gothic" style:font-name-asian="MS Gothic" style:font-name-complex="MS Gothic"/>
    </style:style>
    <style:style style:name="T8228" style:parent-style-name="DefaultParagraphFont" style:family="text">
      <style:text-properties style:font-name="MS Gothic" style:font-name-asian="MS Gothic" style:font-name-complex="MS Gothic"/>
    </style:style>
    <style:style style:name="T8229" style:parent-style-name="DefaultParagraphFont" style:family="text">
      <style:text-properties style:font-name="MS Gothic" style:font-name-asian="MS Gothic" style:font-name-complex="MS Gothic"/>
    </style:style>
    <style:style style:name="T8230" style:parent-style-name="DefaultParagraphFont" style:family="text">
      <style:text-properties style:font-name="MS Gothic" style:font-name-asian="MS Gothic" style:font-name-complex="MS Gothic"/>
    </style:style>
    <style:style style:name="T8231" style:parent-style-name="DefaultParagraphFont" style:family="text">
      <style:text-properties style:font-name="MS Gothic" style:font-name-asian="MS Gothic" style:font-name-complex="MS Gothic"/>
    </style:style>
    <style:style style:name="T8232" style:parent-style-name="DefaultParagraphFont" style:family="text">
      <style:text-properties style:font-name="MS Gothic" style:font-name-asian="MS Gothic" style:font-name-complex="MS Gothic"/>
    </style:style>
    <style:style style:name="T8233" style:parent-style-name="DefaultParagraphFont" style:family="text">
      <style:text-properties style:font-name="Microsoft JhengHei" style:font-name-asian="Microsoft JhengHei" style:font-name-complex="Microsoft JhengHei"/>
    </style:style>
    <style:style style:name="T8234" style:parent-style-name="DefaultParagraphFont" style:family="text">
      <style:text-properties style:font-name="MS Gothic" style:font-name-asian="MS Gothic" style:font-name-complex="MS Gothic"/>
    </style:style>
    <style:style style:name="T8235" style:parent-style-name="DefaultParagraphFont" style:family="text">
      <style:text-properties style:font-name="MS Gothic" style:font-name-asian="MS Gothic" style:font-name-complex="MS Gothic"/>
    </style:style>
    <style:style style:name="T8236" style:parent-style-name="DefaultParagraphFont" style:family="text">
      <style:text-properties style:font-name="MS Gothic" style:font-name-asian="MS Gothic" style:font-name-complex="MS Gothic"/>
    </style:style>
    <style:style style:name="T8237" style:parent-style-name="DefaultParagraphFont" style:family="text">
      <style:text-properties style:font-name="Microsoft JhengHei" style:font-name-asian="Microsoft JhengHei" style:font-name-complex="Microsoft JhengHei"/>
    </style:style>
    <style:style style:name="T8238" style:parent-style-name="DefaultParagraphFont" style:family="text">
      <style:text-properties style:font-name="MS Gothic" style:font-name-asian="MS Gothic" style:font-name-complex="MS Gothic"/>
    </style:style>
    <style:style style:name="T8239" style:parent-style-name="DefaultParagraphFont" style:family="text">
      <style:text-properties style:font-name="MS Gothic" style:font-name-asian="MS Gothic" style:font-name-complex="MS Gothic"/>
    </style:style>
    <style:style style:name="T8240" style:parent-style-name="DefaultParagraphFont" style:family="text">
      <style:text-properties style:font-name="MS Gothic" style:font-name-asian="MS Gothic" style:font-name-complex="MS Gothic"/>
    </style:style>
    <style:style style:name="T8241" style:parent-style-name="DefaultParagraphFont" style:family="text">
      <style:text-properties style:font-name="MS Gothic" style:font-name-asian="MS Gothic" style:font-name-complex="MS Gothic"/>
    </style:style>
    <style:style style:name="T8242" style:parent-style-name="DefaultParagraphFont" style:family="text">
      <style:text-properties style:font-name="MS Gothic" style:font-name-asian="MS Gothic" style:font-name-complex="MS Gothic"/>
    </style:style>
    <style:style style:name="T8243" style:parent-style-name="DefaultParagraphFont" style:family="text">
      <style:text-properties style:font-name="MS Gothic" style:font-name-asian="MS Gothic" style:font-name-complex="MS Gothic"/>
    </style:style>
    <style:style style:name="T8244" style:parent-style-name="DefaultParagraphFont" style:family="text">
      <style:text-properties style:font-name="MS Gothic" style:font-name-asian="MS Gothic" style:font-name-complex="MS Gothic"/>
    </style:style>
    <style:style style:name="T8245" style:parent-style-name="DefaultParagraphFont" style:family="text">
      <style:text-properties style:font-name="MS Gothic" style:font-name-asian="MS Gothic" style:font-name-complex="MS Gothic"/>
    </style:style>
    <style:style style:name="T8246" style:parent-style-name="DefaultParagraphFont" style:family="text">
      <style:text-properties style:font-name="MS Gothic" style:font-name-asian="MS Gothic" style:font-name-complex="MS Gothic"/>
    </style:style>
    <style:style style:name="T8247" style:parent-style-name="DefaultParagraphFont" style:family="text">
      <style:text-properties style:font-name="MS Gothic" style:font-name-asian="MS Gothic" style:font-name-complex="MS Gothic"/>
    </style:style>
    <style:style style:name="T8248" style:parent-style-name="DefaultParagraphFont" style:family="text">
      <style:text-properties style:font-name="MS Gothic" style:font-name-asian="MS Gothic" style:font-name-complex="MS Gothic"/>
    </style:style>
    <style:style style:name="T8249" style:parent-style-name="DefaultParagraphFont" style:family="text">
      <style:text-properties style:font-name="Microsoft JhengHei" style:font-name-asian="Microsoft JhengHei" style:font-name-complex="Microsoft JhengHei"/>
    </style:style>
    <style:style style:name="T8250" style:parent-style-name="DefaultParagraphFont" style:family="text">
      <style:text-properties style:font-name="MS Gothic" style:font-name-asian="MS Gothic" style:font-name-complex="MS Gothic"/>
    </style:style>
    <style:style style:name="T8251" style:parent-style-name="DefaultParagraphFont" style:family="text">
      <style:text-properties style:font-name="MS Gothic" style:font-name-asian="MS Gothic" style:font-name-complex="MS Gothic"/>
    </style:style>
    <style:style style:name="T8252" style:parent-style-name="DefaultParagraphFont" style:family="text">
      <style:text-properties style:font-name="MS Gothic" style:font-name-asian="MS Gothic" style:font-name-complex="MS Gothic"/>
    </style:style>
    <style:style style:name="T8253" style:parent-style-name="DefaultParagraphFont" style:family="text">
      <style:text-properties style:font-name="MS Gothic" style:font-name-asian="MS Gothic" style:font-name-complex="MS Gothic"/>
    </style:style>
    <style:style style:name="T8254" style:parent-style-name="DefaultParagraphFont" style:family="text">
      <style:text-properties style:font-name="MS Gothic" style:font-name-asian="MS Gothic" style:font-name-complex="MS Gothic"/>
    </style:style>
    <style:style style:name="T8255" style:parent-style-name="DefaultParagraphFont" style:family="text">
      <style:text-properties style:font-name="Microsoft JhengHei" style:font-name-asian="Microsoft JhengHei" style:font-name-complex="Microsoft JhengHei"/>
    </style:style>
    <style:style style:name="T8256" style:parent-style-name="DefaultParagraphFont" style:family="text">
      <style:text-properties style:font-name="MS Gothic" style:font-name-asian="MS Gothic" style:font-name-complex="MS Gothic"/>
    </style:style>
    <style:style style:name="T8257" style:parent-style-name="DefaultParagraphFont" style:family="text">
      <style:text-properties style:font-name="Microsoft JhengHei" style:font-name-asian="Microsoft JhengHei" style:font-name-complex="Microsoft JhengHei"/>
    </style:style>
    <style:style style:name="T8258" style:parent-style-name="DefaultParagraphFont" style:family="text">
      <style:text-properties style:font-name="MS Gothic" style:font-name-asian="MS Gothic" style:font-name-complex="MS Gothic"/>
    </style:style>
    <style:style style:name="T8259" style:parent-style-name="DefaultParagraphFont" style:family="text">
      <style:text-properties style:font-name="MS Gothic" style:font-name-asian="MS Gothic" style:font-name-complex="MS Gothic"/>
    </style:style>
    <style:style style:name="T8260" style:parent-style-name="DefaultParagraphFont" style:family="text">
      <style:text-properties style:font-name="Microsoft JhengHei" style:font-name-asian="Microsoft JhengHei" style:font-name-complex="Microsoft JhengHei"/>
    </style:style>
    <style:style style:name="T8261" style:parent-style-name="DefaultParagraphFont" style:family="text">
      <style:text-properties style:font-name="MS Gothic" style:font-name-asian="MS Gothic" style:font-name-complex="MS Gothic"/>
    </style:style>
    <style:style style:name="T8262" style:parent-style-name="DefaultParagraphFont" style:family="text">
      <style:text-properties style:font-name="MS Gothic" style:font-name-asian="MS Gothic" style:font-name-complex="MS Gothic"/>
    </style:style>
    <style:style style:name="T8263" style:parent-style-name="DefaultParagraphFont" style:family="text">
      <style:text-properties style:font-name="MS Gothic" style:font-name-asian="MS Gothic" style:font-name-complex="MS Gothic"/>
    </style:style>
    <style:style style:name="T8264" style:parent-style-name="DefaultParagraphFont" style:family="text">
      <style:text-properties style:font-name="Microsoft JhengHei" style:font-name-asian="Microsoft JhengHei" style:font-name-complex="Microsoft JhengHei"/>
    </style:style>
    <style:style style:name="T8265" style:parent-style-name="DefaultParagraphFont" style:family="text">
      <style:text-properties style:font-name="MS Gothic" style:font-name-asian="MS Gothic" style:font-name-complex="MS Gothic"/>
    </style:style>
    <style:style style:name="T8266" style:parent-style-name="DefaultParagraphFont" style:family="text">
      <style:text-properties style:font-name="MS Gothic" style:font-name-asian="MS Gothic" style:font-name-complex="MS Gothic"/>
    </style:style>
    <style:style style:name="T8267" style:parent-style-name="DefaultParagraphFont" style:family="text">
      <style:text-properties style:font-name="MS Gothic" style:font-name-asian="MS Gothic" style:font-name-complex="MS Gothic"/>
    </style:style>
    <style:style style:name="T8268" style:parent-style-name="DefaultParagraphFont" style:family="text">
      <style:text-properties style:font-name="MS Gothic" style:font-name-asian="MS Gothic" style:font-name-complex="MS Gothic"/>
    </style:style>
    <style:style style:name="T8269" style:parent-style-name="DefaultParagraphFont" style:family="text">
      <style:text-properties style:font-name="Microsoft JhengHei" style:font-name-asian="Microsoft JhengHei" style:font-name-complex="Microsoft JhengHei"/>
    </style:style>
    <style:style style:name="T8270" style:parent-style-name="DefaultParagraphFont" style:family="text">
      <style:text-properties style:font-name="MS Gothic" style:font-name-asian="MS Gothic" style:font-name-complex="MS Gothic"/>
    </style:style>
    <style:style style:name="T8271" style:parent-style-name="DefaultParagraphFont" style:family="text">
      <style:text-properties style:font-name="MS Gothic" style:font-name-asian="MS Gothic" style:font-name-complex="MS Gothic"/>
    </style:style>
    <style:style style:name="T8272" style:parent-style-name="DefaultParagraphFont" style:family="text">
      <style:text-properties style:font-name="MS Gothic" style:font-name-asian="MS Gothic" style:font-name-complex="MS Gothic"/>
    </style:style>
    <style:style style:name="T8273" style:parent-style-name="DefaultParagraphFont" style:family="text">
      <style:text-properties style:font-name="MS Gothic" style:font-name-asian="MS Gothic" style:font-name-complex="MS Gothic"/>
    </style:style>
    <style:style style:name="T8274" style:parent-style-name="DefaultParagraphFont" style:family="text">
      <style:text-properties style:font-name="MS Gothic" style:font-name-asian="MS Gothic" style:font-name-complex="MS Gothic"/>
    </style:style>
    <style:style style:name="T8275" style:parent-style-name="DefaultParagraphFont" style:family="text">
      <style:text-properties style:font-name="Microsoft JhengHei" style:font-name-asian="Microsoft JhengHei" style:font-name-complex="Microsoft JhengHei"/>
    </style:style>
    <style:style style:name="T8276" style:parent-style-name="DefaultParagraphFont" style:family="text">
      <style:text-properties style:font-name="MS Gothic" style:font-name-asian="MS Gothic" style:font-name-complex="MS Gothic"/>
    </style:style>
    <style:style style:name="T8277" style:parent-style-name="DefaultParagraphFont" style:family="text">
      <style:text-properties style:font-name="MS Gothic" style:font-name-asian="MS Gothic" style:font-name-complex="MS Gothic"/>
    </style:style>
    <style:style style:name="T8278" style:parent-style-name="DefaultParagraphFont" style:family="text">
      <style:text-properties style:font-name="MS Gothic" style:font-name-asian="MS Gothic" style:font-name-complex="MS Gothic"/>
    </style:style>
    <style:style style:name="T8279" style:parent-style-name="DefaultParagraphFont" style:family="text">
      <style:text-properties style:font-name="MS Gothic" style:font-name-asian="MS Gothic" style:font-name-complex="MS Gothic"/>
    </style:style>
    <style:style style:name="T8280" style:parent-style-name="DefaultParagraphFont" style:family="text">
      <style:text-properties style:font-name="MS Gothic" style:font-name-asian="MS Gothic" style:font-name-complex="MS Gothic"/>
    </style:style>
    <style:style style:name="T8281" style:parent-style-name="DefaultParagraphFont" style:family="text">
      <style:text-properties style:font-name="MS Gothic" style:font-name-asian="MS Gothic" style:font-name-complex="MS Gothic"/>
    </style:style>
    <style:style style:name="T8282" style:parent-style-name="DefaultParagraphFont" style:family="text">
      <style:text-properties style:font-name="MS Gothic" style:font-name-asian="MS Gothic" style:font-name-complex="MS Gothic"/>
    </style:style>
    <style:style style:name="T8283" style:parent-style-name="DefaultParagraphFont" style:family="text">
      <style:text-properties style:font-name="MS Gothic" style:font-name-asian="MS Gothic" style:font-name-complex="MS Gothic"/>
    </style:style>
    <style:style style:name="T8284" style:parent-style-name="DefaultParagraphFont" style:family="text">
      <style:text-properties style:font-name="MS Gothic" style:font-name-asian="MS Gothic" style:font-name-complex="MS Gothic"/>
    </style:style>
    <style:style style:name="T8285" style:parent-style-name="DefaultParagraphFont" style:family="text">
      <style:text-properties style:font-name="Microsoft JhengHei" style:font-name-asian="Microsoft JhengHei" style:font-name-complex="Microsoft JhengHei"/>
    </style:style>
    <style:style style:name="T8286" style:parent-style-name="DefaultParagraphFont" style:family="text">
      <style:text-properties style:font-name="MS Gothic" style:font-name-asian="MS Gothic" style:font-name-complex="MS Gothic"/>
    </style:style>
    <style:style style:name="T8287" style:parent-style-name="DefaultParagraphFont" style:family="text">
      <style:text-properties style:font-name="MS Gothic" style:font-name-asian="MS Gothic" style:font-name-complex="MS Gothic"/>
    </style:style>
    <style:style style:name="T8288" style:parent-style-name="DefaultParagraphFont" style:family="text">
      <style:text-properties style:font-name="MS Gothic" style:font-name-asian="MS Gothic" style:font-name-complex="MS Gothic"/>
    </style:style>
    <style:style style:name="T8289" style:parent-style-name="DefaultParagraphFont" style:family="text">
      <style:text-properties style:font-name="MS Gothic" style:font-name-asian="MS Gothic" style:font-name-complex="MS Gothic"/>
    </style:style>
    <style:style style:name="T8290" style:parent-style-name="DefaultParagraphFont" style:family="text">
      <style:text-properties style:font-name="MS Gothic" style:font-name-asian="MS Gothic" style:font-name-complex="MS Gothic"/>
    </style:style>
    <style:style style:name="T8291" style:parent-style-name="DefaultParagraphFont" style:family="text">
      <style:text-properties style:font-name="MS Gothic" style:font-name-asian="MS Gothic" style:font-name-complex="MS Gothic"/>
    </style:style>
    <style:style style:name="T8292" style:parent-style-name="DefaultParagraphFont" style:family="text">
      <style:text-properties style:font-name="MS Gothic" style:font-name-asian="MS Gothic" style:font-name-complex="MS Gothic"/>
    </style:style>
    <style:style style:name="T8293" style:parent-style-name="DefaultParagraphFont" style:family="text">
      <style:text-properties style:font-name="MS Gothic" style:font-name-asian="MS Gothic" style:font-name-complex="MS Gothic"/>
    </style:style>
    <style:style style:name="T8294" style:parent-style-name="DefaultParagraphFont" style:family="text">
      <style:text-properties style:font-name="MS Gothic" style:font-name-asian="MS Gothic" style:font-name-complex="MS Gothic"/>
    </style:style>
    <style:style style:name="T8295" style:parent-style-name="DefaultParagraphFont" style:family="text">
      <style:text-properties style:font-name="MS Gothic" style:font-name-asian="MS Gothic" style:font-name-complex="MS Gothic"/>
    </style:style>
    <style:style style:name="T8296" style:parent-style-name="DefaultParagraphFont" style:family="text">
      <style:text-properties style:font-name="MS Gothic" style:font-name-asian="MS Gothic" style:font-name-complex="MS Gothic"/>
    </style:style>
    <style:style style:name="T8297" style:parent-style-name="DefaultParagraphFont" style:family="text">
      <style:text-properties style:font-name="MS Gothic" style:font-name-asian="MS Gothic" style:font-name-complex="MS Gothic"/>
    </style:style>
    <style:style style:name="T8298" style:parent-style-name="DefaultParagraphFont" style:family="text">
      <style:text-properties style:font-name="Microsoft JhengHei" style:font-name-asian="Microsoft JhengHei" style:font-name-complex="Microsoft JhengHei"/>
    </style:style>
    <style:style style:name="T8299" style:parent-style-name="DefaultParagraphFont" style:family="text">
      <style:text-properties style:font-name="MS Gothic" style:font-name-asian="MS Gothic" style:font-name-complex="MS Gothic"/>
    </style:style>
    <style:style style:name="T8300" style:parent-style-name="DefaultParagraphFont" style:family="text">
      <style:text-properties style:font-name="MS Gothic" style:font-name-asian="MS Gothic" style:font-name-complex="MS Gothic"/>
    </style:style>
    <style:style style:name="T8301" style:parent-style-name="DefaultParagraphFont" style:family="text">
      <style:text-properties style:font-name="MS Gothic" style:font-name-asian="MS Gothic" style:font-name-complex="MS Gothic"/>
    </style:style>
    <style:style style:name="T8302" style:parent-style-name="DefaultParagraphFont" style:family="text">
      <style:text-properties style:font-name="MS Gothic" style:font-name-asian="MS Gothic" style:font-name-complex="MS Gothic"/>
    </style:style>
    <style:style style:name="T8303" style:parent-style-name="DefaultParagraphFont" style:family="text">
      <style:text-properties style:font-name="MS Gothic" style:font-name-asian="MS Gothic" style:font-name-complex="MS Gothic"/>
    </style:style>
    <style:style style:name="T8304" style:parent-style-name="DefaultParagraphFont" style:family="text">
      <style:text-properties style:font-name="MS Gothic" style:font-name-asian="MS Gothic" style:font-name-complex="MS Gothic"/>
    </style:style>
    <style:style style:name="T8305" style:parent-style-name="DefaultParagraphFont" style:family="text">
      <style:text-properties style:font-name="MS Gothic" style:font-name-asian="MS Gothic" style:font-name-complex="MS Gothic"/>
    </style:style>
    <style:style style:name="T8306" style:parent-style-name="DefaultParagraphFont" style:family="text">
      <style:text-properties style:font-name="MS Gothic" style:font-name-asian="MS Gothic" style:font-name-complex="MS Gothic"/>
    </style:style>
    <style:style style:name="T8307" style:parent-style-name="DefaultParagraphFont" style:family="text">
      <style:text-properties style:font-name="MS Gothic" style:font-name-asian="MS Gothic" style:font-name-complex="MS Gothic"/>
    </style:style>
    <style:style style:name="T8308" style:parent-style-name="DefaultParagraphFont" style:family="text">
      <style:text-properties style:font-name="MS Gothic" style:font-name-asian="MS Gothic" style:font-name-complex="MS Gothic"/>
    </style:style>
    <style:style style:name="T8309" style:parent-style-name="DefaultParagraphFont" style:family="text">
      <style:text-properties style:font-name="Microsoft JhengHei" style:font-name-asian="Microsoft JhengHei" style:font-name-complex="Microsoft JhengHei"/>
    </style:style>
    <style:style style:name="T8310" style:parent-style-name="DefaultParagraphFont" style:family="text">
      <style:text-properties style:font-name="MS Gothic" style:font-name-asian="MS Gothic" style:font-name-complex="MS Gothic"/>
    </style:style>
    <style:style style:name="T8311" style:parent-style-name="DefaultParagraphFont" style:family="text">
      <style:text-properties style:font-name="MS Gothic" style:font-name-asian="MS Gothic" style:font-name-complex="MS Gothic"/>
    </style:style>
    <style:style style:name="T8312" style:parent-style-name="DefaultParagraphFont" style:family="text">
      <style:text-properties style:font-name="MS Gothic" style:font-name-asian="MS Gothic" style:font-name-complex="MS Gothic"/>
    </style:style>
    <style:style style:name="T8313" style:parent-style-name="DefaultParagraphFont" style:family="text">
      <style:text-properties style:font-name="MS Gothic" style:font-name-asian="MS Gothic" style:font-name-complex="MS Gothic"/>
    </style:style>
    <style:style style:name="T8314" style:parent-style-name="DefaultParagraphFont" style:family="text">
      <style:text-properties style:font-name="MS Gothic" style:font-name-asian="MS Gothic" style:font-name-complex="MS Gothic"/>
    </style:style>
    <style:style style:name="T8315" style:parent-style-name="DefaultParagraphFont" style:family="text">
      <style:text-properties style:font-name="MS Gothic" style:font-name-asian="MS Gothic" style:font-name-complex="MS Gothic"/>
    </style:style>
    <style:style style:name="T8316" style:parent-style-name="DefaultParagraphFont" style:family="text">
      <style:text-properties style:font-name="MS Gothic" style:font-name-asian="MS Gothic" style:font-name-complex="MS Gothic"/>
    </style:style>
    <style:style style:name="T8317" style:parent-style-name="DefaultParagraphFont" style:family="text">
      <style:text-properties style:font-name="MS Gothic" style:font-name-asian="MS Gothic" style:font-name-complex="MS Gothic"/>
    </style:style>
    <style:style style:name="T8318" style:parent-style-name="DefaultParagraphFont" style:family="text">
      <style:text-properties style:font-name="MS Gothic" style:font-name-asian="MS Gothic" style:font-name-complex="MS Gothic"/>
    </style:style>
    <style:style style:name="T8319" style:parent-style-name="DefaultParagraphFont" style:family="text">
      <style:text-properties style:font-name="MS Gothic" style:font-name-asian="MS Gothic" style:font-name-complex="MS Gothic"/>
    </style:style>
    <style:style style:name="T8320" style:parent-style-name="DefaultParagraphFont" style:family="text">
      <style:text-properties style:font-name="Microsoft JhengHei" style:font-name-asian="Microsoft JhengHei" style:font-name-complex="Microsoft JhengHei"/>
    </style:style>
    <style:style style:name="T8321" style:parent-style-name="DefaultParagraphFont" style:family="text">
      <style:text-properties style:font-name="Microsoft JhengHei" style:font-name-asian="Microsoft JhengHei" style:font-name-complex="Microsoft JhengHei"/>
    </style:style>
    <style:style style:name="T8322" style:parent-style-name="DefaultParagraphFont" style:family="text">
      <style:text-properties style:font-name="MS Gothic" style:font-name-asian="MS Gothic" style:font-name-complex="MS Gothic"/>
    </style:style>
    <style:style style:name="T8323" style:parent-style-name="DefaultParagraphFont" style:family="text">
      <style:text-properties style:font-name="MS Gothic" style:font-name-asian="MS Gothic" style:font-name-complex="MS Gothic"/>
    </style:style>
    <style:style style:name="T8324" style:parent-style-name="DefaultParagraphFont" style:family="text">
      <style:text-properties style:font-name="MS Gothic" style:font-name-asian="MS Gothic" style:font-name-complex="MS Gothic"/>
    </style:style>
    <style:style style:name="T8325" style:parent-style-name="DefaultParagraphFont" style:family="text">
      <style:text-properties style:font-name="MS Gothic" style:font-name-asian="MS Gothic" style:font-name-complex="MS Gothic"/>
    </style:style>
    <style:style style:name="T8326" style:parent-style-name="DefaultParagraphFont" style:family="text">
      <style:text-properties style:font-name="MS Gothic" style:font-name-asian="MS Gothic" style:font-name-complex="MS Gothic"/>
    </style:style>
    <style:style style:name="T8327" style:parent-style-name="DefaultParagraphFont" style:family="text">
      <style:text-properties style:font-name="MS Gothic" style:font-name-asian="MS Gothic" style:font-name-complex="MS Gothic"/>
    </style:style>
    <style:style style:name="T8328" style:parent-style-name="DefaultParagraphFont" style:family="text">
      <style:text-properties style:font-name="MS Gothic" style:font-name-asian="MS Gothic" style:font-name-complex="MS Gothic"/>
    </style:style>
    <style:style style:name="T8329" style:parent-style-name="DefaultParagraphFont" style:family="text">
      <style:text-properties style:font-name="MS Gothic" style:font-name-asian="MS Gothic" style:font-name-complex="MS Gothic"/>
    </style:style>
    <style:style style:name="T8330" style:parent-style-name="DefaultParagraphFont" style:family="text">
      <style:text-properties style:font-name="MS Gothic" style:font-name-asian="MS Gothic" style:font-name-complex="MS Gothic"/>
    </style:style>
    <style:style style:name="T8331" style:parent-style-name="DefaultParagraphFont" style:family="text">
      <style:text-properties style:font-name="MS Gothic" style:font-name-asian="MS Gothic" style:font-name-complex="MS Gothic"/>
    </style:style>
    <style:style style:name="T8332" style:parent-style-name="DefaultParagraphFont" style:family="text">
      <style:text-properties style:font-name="MS Gothic" style:font-name-asian="MS Gothic" style:font-name-complex="MS Gothic"/>
    </style:style>
    <style:style style:name="T8333" style:parent-style-name="DefaultParagraphFont" style:family="text">
      <style:text-properties style:font-name="MS Gothic" style:font-name-asian="MS Gothic" style:font-name-complex="MS Gothic"/>
    </style:style>
    <style:style style:name="T8334" style:parent-style-name="DefaultParagraphFont" style:family="text">
      <style:text-properties style:font-name="Microsoft JhengHei" style:font-name-asian="Microsoft JhengHei" style:font-name-complex="Microsoft JhengHei"/>
    </style:style>
    <style:style style:name="T8335" style:parent-style-name="DefaultParagraphFont" style:family="text">
      <style:text-properties style:font-name="MS Gothic" style:font-name-asian="MS Gothic" style:font-name-complex="MS Gothic"/>
    </style:style>
    <style:style style:name="T8336" style:parent-style-name="DefaultParagraphFont" style:family="text">
      <style:text-properties style:font-name="MS Gothic" style:font-name-asian="MS Gothic" style:font-name-complex="MS Gothic"/>
    </style:style>
    <style:style style:name="T8337" style:parent-style-name="DefaultParagraphFont" style:family="text">
      <style:text-properties style:font-name="MS Gothic" style:font-name-asian="MS Gothic" style:font-name-complex="MS Gothic"/>
    </style:style>
    <style:style style:name="T8338" style:parent-style-name="DefaultParagraphFont" style:family="text">
      <style:text-properties style:font-name="Microsoft JhengHei" style:font-name-asian="Microsoft JhengHei" style:font-name-complex="Microsoft JhengHei"/>
    </style:style>
    <style:style style:name="T8339" style:parent-style-name="DefaultParagraphFont" style:family="text">
      <style:text-properties style:font-name="Microsoft JhengHei" style:font-name-asian="Microsoft JhengHei" style:font-name-complex="Microsoft JhengHei"/>
    </style:style>
    <style:style style:name="T8340" style:parent-style-name="DefaultParagraphFont" style:family="text">
      <style:text-properties style:font-name="MS Gothic" style:font-name-asian="MS Gothic" style:font-name-complex="MS Gothic"/>
    </style:style>
    <style:style style:name="T8341" style:parent-style-name="DefaultParagraphFont" style:family="text">
      <style:text-properties style:font-name="MS Gothic" style:font-name-asian="MS Gothic" style:font-name-complex="MS Gothic"/>
    </style:style>
    <style:style style:name="T8342" style:parent-style-name="DefaultParagraphFont" style:family="text">
      <style:text-properties style:font-name="MS Gothic" style:font-name-asian="MS Gothic" style:font-name-complex="MS Gothic"/>
    </style:style>
    <style:style style:name="T8343" style:parent-style-name="DefaultParagraphFont" style:family="text">
      <style:text-properties style:font-name="MS Gothic" style:font-name-asian="MS Gothic" style:font-name-complex="MS Gothic"/>
    </style:style>
    <style:style style:name="T8344" style:parent-style-name="DefaultParagraphFont" style:family="text">
      <style:text-properties style:font-name="MS Gothic" style:font-name-asian="MS Gothic" style:font-name-complex="MS Gothic"/>
    </style:style>
    <style:style style:name="T8345" style:parent-style-name="DefaultParagraphFont" style:family="text">
      <style:text-properties style:font-name="MS Gothic" style:font-name-asian="MS Gothic" style:font-name-complex="MS Gothic"/>
    </style:style>
    <style:style style:name="T8346" style:parent-style-name="DefaultParagraphFont" style:family="text">
      <style:text-properties style:font-name="MS Gothic" style:font-name-asian="MS Gothic" style:font-name-complex="MS Gothic"/>
    </style:style>
    <style:style style:name="T8347" style:parent-style-name="DefaultParagraphFont" style:family="text">
      <style:text-properties style:font-name="MS Gothic" style:font-name-asian="MS Gothic" style:font-name-complex="MS Gothic"/>
    </style:style>
    <style:style style:name="T8348" style:parent-style-name="DefaultParagraphFont" style:family="text">
      <style:text-properties style:font-name="MS Gothic" style:font-name-asian="MS Gothic" style:font-name-complex="MS Gothic"/>
    </style:style>
    <style:style style:name="T8349" style:parent-style-name="DefaultParagraphFont" style:family="text">
      <style:text-properties style:font-name="MS Gothic" style:font-name-asian="MS Gothic" style:font-name-complex="MS Gothic"/>
    </style:style>
    <style:style style:name="T8350" style:parent-style-name="DefaultParagraphFont" style:family="text">
      <style:text-properties style:font-name="Microsoft JhengHei" style:font-name-asian="Microsoft JhengHei" style:font-name-complex="Microsoft JhengHei"/>
    </style:style>
    <style:style style:name="T8351" style:parent-style-name="DefaultParagraphFont" style:family="text">
      <style:text-properties style:font-name="MS Gothic" style:font-name-asian="MS Gothic" style:font-name-complex="MS Gothic"/>
    </style:style>
    <style:style style:name="T8352" style:parent-style-name="DefaultParagraphFont" style:family="text">
      <style:text-properties style:font-name="MS Gothic" style:font-name-asian="MS Gothic" style:font-name-complex="MS Gothic"/>
    </style:style>
    <style:style style:name="T8353" style:parent-style-name="DefaultParagraphFont" style:family="text">
      <style:text-properties style:font-name="MS Gothic" style:font-name-asian="MS Gothic" style:font-name-complex="MS Gothic"/>
    </style:style>
    <style:style style:name="T8354" style:parent-style-name="DefaultParagraphFont" style:family="text">
      <style:text-properties style:font-name="MS Gothic" style:font-name-asian="MS Gothic" style:font-name-complex="MS Gothic"/>
    </style:style>
    <style:style style:name="T8355" style:parent-style-name="DefaultParagraphFont" style:family="text">
      <style:text-properties style:font-name="MS Gothic" style:font-name-asian="MS Gothic" style:font-name-complex="MS Gothic"/>
    </style:style>
    <style:style style:name="T8356" style:parent-style-name="DefaultParagraphFont" style:family="text">
      <style:text-properties style:font-name="MS Gothic" style:font-name-asian="MS Gothic" style:font-name-complex="MS Gothic"/>
    </style:style>
    <style:style style:name="T8357" style:parent-style-name="DefaultParagraphFont" style:family="text">
      <style:text-properties style:font-name="MS Gothic" style:font-name-asian="MS Gothic" style:font-name-complex="MS Gothic"/>
    </style:style>
    <style:style style:name="T8358" style:parent-style-name="DefaultParagraphFont" style:family="text">
      <style:text-properties style:font-name="Microsoft JhengHei" style:font-name-asian="Microsoft JhengHei" style:font-name-complex="Microsoft JhengHei"/>
    </style:style>
    <style:style style:name="T8359" style:parent-style-name="DefaultParagraphFont" style:family="text">
      <style:text-properties style:font-name="MS Gothic" style:font-name-asian="MS Gothic" style:font-name-complex="MS Gothic"/>
    </style:style>
    <style:style style:name="T8360" style:parent-style-name="DefaultParagraphFont" style:family="text">
      <style:text-properties style:font-name="MS Gothic" style:font-name-asian="MS Gothic" style:font-name-complex="MS Gothic"/>
    </style:style>
    <style:style style:name="T8361" style:parent-style-name="DefaultParagraphFont" style:family="text">
      <style:text-properties style:font-name="MS Gothic" style:font-name-asian="MS Gothic" style:font-name-complex="MS Gothic"/>
    </style:style>
    <style:style style:name="T8362" style:parent-style-name="DefaultParagraphFont" style:family="text">
      <style:text-properties style:font-name="MS Gothic" style:font-name-asian="MS Gothic" style:font-name-complex="MS Gothic"/>
    </style:style>
    <style:style style:name="T8363" style:parent-style-name="DefaultParagraphFont" style:family="text">
      <style:text-properties style:font-name="MS Gothic" style:font-name-asian="MS Gothic" style:font-name-complex="MS Gothic"/>
    </style:style>
    <style:style style:name="T8364" style:parent-style-name="DefaultParagraphFont" style:family="text">
      <style:text-properties style:font-name="MS Gothic" style:font-name-asian="MS Gothic" style:font-name-complex="MS Gothic"/>
    </style:style>
    <style:style style:name="T8365" style:parent-style-name="DefaultParagraphFont" style:family="text">
      <style:text-properties style:font-name="MS Gothic" style:font-name-asian="MS Gothic" style:font-name-complex="MS Gothic"/>
    </style:style>
    <style:style style:name="T8366" style:parent-style-name="DefaultParagraphFont" style:family="text">
      <style:text-properties style:font-name="MS Gothic" style:font-name-asian="MS Gothic" style:font-name-complex="MS Gothic"/>
    </style:style>
    <style:style style:name="T8367" style:parent-style-name="DefaultParagraphFont" style:family="text">
      <style:text-properties style:font-name="MS Gothic" style:font-name-asian="MS Gothic" style:font-name-complex="MS Gothic"/>
    </style:style>
    <style:style style:name="T8368" style:parent-style-name="DefaultParagraphFont" style:family="text">
      <style:text-properties style:font-name="MS Gothic" style:font-name-asian="MS Gothic" style:font-name-complex="MS Gothic"/>
    </style:style>
    <style:style style:name="T8369" style:parent-style-name="DefaultParagraphFont" style:family="text">
      <style:text-properties style:font-name="MS Gothic" style:font-name-asian="MS Gothic" style:font-name-complex="MS Gothic"/>
    </style:style>
    <style:style style:name="T8370" style:parent-style-name="DefaultParagraphFont" style:family="text">
      <style:text-properties style:font-name="MS Gothic" style:font-name-asian="MS Gothic" style:font-name-complex="MS Gothic"/>
    </style:style>
    <style:style style:name="T8371" style:parent-style-name="DefaultParagraphFont" style:family="text">
      <style:text-properties style:font-name="MS Gothic" style:font-name-asian="MS Gothic" style:font-name-complex="MS Gothic"/>
    </style:style>
    <style:style style:name="T8372" style:parent-style-name="DefaultParagraphFont" style:family="text">
      <style:text-properties style:font-name="MS Gothic" style:font-name-asian="MS Gothic" style:font-name-complex="MS Gothic"/>
    </style:style>
    <style:style style:name="T8373" style:parent-style-name="DefaultParagraphFont" style:family="text">
      <style:text-properties style:font-name="MS Gothic" style:font-name-asian="MS Gothic" style:font-name-complex="MS Gothic"/>
    </style:style>
    <style:style style:name="T8374" style:parent-style-name="DefaultParagraphFont" style:family="text">
      <style:text-properties style:font-name="MS Gothic" style:font-name-asian="MS Gothic" style:font-name-complex="MS Gothic"/>
    </style:style>
    <style:style style:name="T8375" style:parent-style-name="DefaultParagraphFont" style:family="text">
      <style:text-properties style:font-name="MS Gothic" style:font-name-asian="MS Gothic" style:font-name-complex="MS Gothic"/>
    </style:style>
    <style:style style:name="T8376" style:parent-style-name="DefaultParagraphFont" style:family="text">
      <style:text-properties style:font-name="MS Gothic" style:font-name-asian="MS Gothic" style:font-name-complex="MS Gothic"/>
    </style:style>
    <style:style style:name="T8377" style:parent-style-name="DefaultParagraphFont" style:family="text">
      <style:text-properties style:font-name="MS Gothic" style:font-name-asian="MS Gothic" style:font-name-complex="MS Gothic"/>
    </style:style>
    <style:style style:name="T8378" style:parent-style-name="DefaultParagraphFont" style:family="text">
      <style:text-properties style:font-name="MS Gothic" style:font-name-asian="MS Gothic" style:font-name-complex="MS Gothic"/>
    </style:style>
    <style:style style:name="T8379" style:parent-style-name="DefaultParagraphFont" style:family="text">
      <style:text-properties style:font-name="Microsoft JhengHei" style:font-name-asian="Microsoft JhengHei" style:font-name-complex="Microsoft JhengHei"/>
    </style:style>
    <style:style style:name="T8380" style:parent-style-name="DefaultParagraphFont" style:family="text">
      <style:text-properties style:font-name="MS Gothic" style:font-name-asian="MS Gothic" style:font-name-complex="MS Gothic"/>
    </style:style>
    <style:style style:name="T8381" style:parent-style-name="DefaultParagraphFont" style:family="text">
      <style:text-properties style:font-name="MS Gothic" style:font-name-asian="MS Gothic" style:font-name-complex="MS Gothic"/>
    </style:style>
    <style:style style:name="T8382" style:parent-style-name="DefaultParagraphFont" style:family="text">
      <style:text-properties style:font-name="Microsoft JhengHei" style:font-name-asian="Microsoft JhengHei" style:font-name-complex="Microsoft JhengHei"/>
    </style:style>
    <style:style style:name="T8383" style:parent-style-name="DefaultParagraphFont" style:family="text">
      <style:text-properties style:font-name="Microsoft JhengHei" style:font-name-asian="Microsoft JhengHei" style:font-name-complex="Microsoft JhengHei"/>
    </style:style>
    <style:style style:name="T8384" style:parent-style-name="DefaultParagraphFont" style:family="text">
      <style:text-properties style:font-name="MS Gothic" style:font-name-asian="MS Gothic" style:font-name-complex="MS Gothic"/>
    </style:style>
    <style:style style:name="T8385" style:parent-style-name="DefaultParagraphFont" style:family="text">
      <style:text-properties style:font-name="Microsoft JhengHei" style:font-name-asian="Microsoft JhengHei" style:font-name-complex="Microsoft JhengHei"/>
    </style:style>
    <style:style style:name="T8386" style:parent-style-name="DefaultParagraphFont" style:family="text">
      <style:text-properties style:font-name="MS Gothic" style:font-name-asian="MS Gothic" style:font-name-complex="MS Gothic"/>
    </style:style>
    <style:style style:name="T8387" style:parent-style-name="DefaultParagraphFont" style:family="text">
      <style:text-properties style:font-name="MS Gothic" style:font-name-asian="MS Gothic" style:font-name-complex="MS Gothic"/>
    </style:style>
    <style:style style:name="T8388" style:parent-style-name="DefaultParagraphFont" style:family="text">
      <style:text-properties style:font-name="MS Gothic" style:font-name-asian="MS Gothic" style:font-name-complex="MS Gothic"/>
    </style:style>
    <style:style style:name="T8389" style:parent-style-name="DefaultParagraphFont" style:family="text">
      <style:text-properties style:font-name="MS Gothic" style:font-name-asian="MS Gothic" style:font-name-complex="MS Gothic"/>
    </style:style>
    <style:style style:name="T8390" style:parent-style-name="DefaultParagraphFont" style:family="text">
      <style:text-properties style:font-name="MS Gothic" style:font-name-asian="MS Gothic" style:font-name-complex="MS Gothic"/>
    </style:style>
    <style:style style:name="T8391" style:parent-style-name="DefaultParagraphFont" style:family="text">
      <style:text-properties style:font-name="MS Gothic" style:font-name-asian="MS Gothic" style:font-name-complex="MS Gothic"/>
    </style:style>
    <style:style style:name="T8392" style:parent-style-name="DefaultParagraphFont" style:family="text">
      <style:text-properties style:font-name="MS Gothic" style:font-name-asian="MS Gothic" style:font-name-complex="MS Gothic"/>
    </style:style>
    <style:style style:name="T8393" style:parent-style-name="DefaultParagraphFont" style:family="text">
      <style:text-properties style:font-name="MS Gothic" style:font-name-asian="MS Gothic" style:font-name-complex="MS Gothic"/>
    </style:style>
    <style:style style:name="T8394" style:parent-style-name="DefaultParagraphFont" style:family="text">
      <style:text-properties style:font-name="Microsoft JhengHei" style:font-name-asian="Microsoft JhengHei" style:font-name-complex="Microsoft JhengHei"/>
    </style:style>
    <style:style style:name="T8395" style:parent-style-name="DefaultParagraphFont" style:family="text">
      <style:text-properties style:font-name="MS Gothic" style:font-name-asian="MS Gothic" style:font-name-complex="MS Gothic"/>
    </style:style>
    <style:style style:name="T8396" style:parent-style-name="DefaultParagraphFont" style:family="text">
      <style:text-properties style:font-name="MS Gothic" style:font-name-asian="MS Gothic" style:font-name-complex="MS Gothic"/>
    </style:style>
    <style:style style:name="T8397" style:parent-style-name="DefaultParagraphFont" style:family="text">
      <style:text-properties style:font-name="MS Gothic" style:font-name-asian="MS Gothic" style:font-name-complex="MS Gothic"/>
    </style:style>
    <style:style style:name="T8398" style:parent-style-name="DefaultParagraphFont" style:family="text">
      <style:text-properties style:font-name="MS Gothic" style:font-name-asian="MS Gothic" style:font-name-complex="MS Gothic"/>
    </style:style>
    <style:style style:name="T8399" style:parent-style-name="DefaultParagraphFont" style:family="text">
      <style:text-properties style:font-name="MS Gothic" style:font-name-asian="MS Gothic" style:font-name-complex="MS Gothic"/>
    </style:style>
    <style:style style:name="T8400" style:parent-style-name="DefaultParagraphFont" style:family="text">
      <style:text-properties style:font-name="MS Gothic" style:font-name-asian="MS Gothic" style:font-name-complex="MS Gothic"/>
    </style:style>
    <style:style style:name="T8401" style:parent-style-name="DefaultParagraphFont" style:family="text">
      <style:text-properties style:font-name="MS Gothic" style:font-name-asian="MS Gothic" style:font-name-complex="MS Gothic"/>
    </style:style>
    <style:style style:name="T8402" style:parent-style-name="DefaultParagraphFont" style:family="text">
      <style:text-properties style:font-name="Microsoft JhengHei" style:font-name-asian="Microsoft JhengHei" style:font-name-complex="Microsoft JhengHei"/>
    </style:style>
    <style:style style:name="T8403" style:parent-style-name="DefaultParagraphFont" style:family="text">
      <style:text-properties style:font-name="MS Gothic" style:font-name-asian="MS Gothic" style:font-name-complex="MS Gothic"/>
    </style:style>
    <style:style style:name="T8404" style:parent-style-name="DefaultParagraphFont" style:family="text">
      <style:text-properties style:font-name="Malgun Gothic" style:font-name-asian="Malgun Gothic" style:font-name-complex="Malgun Gothic"/>
    </style:style>
    <style:style style:name="T8405" style:parent-style-name="DefaultParagraphFont" style:family="text">
      <style:text-properties style:font-name="MS Gothic" style:font-name-asian="MS Gothic" style:font-name-complex="MS Gothic"/>
    </style:style>
    <style:style style:name="T8406" style:parent-style-name="DefaultParagraphFont" style:family="text">
      <style:text-properties style:font-name="MS Gothic" style:font-name-asian="MS Gothic" style:font-name-complex="MS Gothic"/>
    </style:style>
    <style:style style:name="T8407" style:parent-style-name="DefaultParagraphFont" style:family="text">
      <style:text-properties style:font-name="Microsoft JhengHei" style:font-name-asian="Microsoft JhengHei" style:font-name-complex="Microsoft JhengHei"/>
    </style:style>
    <style:style style:name="T8408" style:parent-style-name="DefaultParagraphFont" style:family="text">
      <style:text-properties style:font-name="MS Gothic" style:font-name-asian="MS Gothic" style:font-name-complex="MS Gothic"/>
    </style:style>
    <style:style style:name="T8409" style:parent-style-name="DefaultParagraphFont" style:family="text">
      <style:text-properties style:font-name="Microsoft JhengHei" style:font-name-asian="Microsoft JhengHei" style:font-name-complex="Microsoft JhengHei"/>
    </style:style>
    <style:style style:name="T8410" style:parent-style-name="DefaultParagraphFont" style:family="text">
      <style:text-properties style:font-name="MS Gothic" style:font-name-asian="MS Gothic" style:font-name-complex="MS Gothic"/>
    </style:style>
    <style:style style:name="T8411" style:parent-style-name="DefaultParagraphFont" style:family="text">
      <style:text-properties style:font-name="MS Gothic" style:font-name-asian="MS Gothic" style:font-name-complex="MS Gothic"/>
    </style:style>
    <style:style style:name="T8412" style:parent-style-name="DefaultParagraphFont" style:family="text">
      <style:text-properties style:font-name="MS Gothic" style:font-name-asian="MS Gothic" style:font-name-complex="MS Gothic"/>
    </style:style>
    <style:style style:name="T8413" style:parent-style-name="DefaultParagraphFont" style:family="text">
      <style:text-properties style:font-name="MS Gothic" style:font-name-asian="MS Gothic" style:font-name-complex="MS Gothic"/>
    </style:style>
    <style:style style:name="T8414" style:parent-style-name="DefaultParagraphFont" style:family="text">
      <style:text-properties style:font-name="MS Gothic" style:font-name-asian="MS Gothic" style:font-name-complex="MS Gothic"/>
    </style:style>
    <style:style style:name="T8415" style:parent-style-name="DefaultParagraphFont" style:family="text">
      <style:text-properties style:font-name="MS Gothic" style:font-name-asian="MS Gothic" style:font-name-complex="MS Gothic"/>
    </style:style>
    <style:style style:name="T8416" style:parent-style-name="DefaultParagraphFont" style:family="text">
      <style:text-properties style:font-name="MS Gothic" style:font-name-asian="MS Gothic" style:font-name-complex="MS Gothic"/>
    </style:style>
    <style:style style:name="T8417" style:parent-style-name="DefaultParagraphFont" style:family="text">
      <style:text-properties style:font-name="Microsoft JhengHei" style:font-name-asian="Microsoft JhengHei" style:font-name-complex="Microsoft JhengHei"/>
    </style:style>
    <style:style style:name="T8418" style:parent-style-name="DefaultParagraphFont" style:family="text">
      <style:text-properties style:font-name="MS Gothic" style:font-name-asian="MS Gothic" style:font-name-complex="MS Gothic"/>
    </style:style>
    <style:style style:name="T8419" style:parent-style-name="DefaultParagraphFont" style:family="text">
      <style:text-properties style:font-name="MS Gothic" style:font-name-asian="MS Gothic" style:font-name-complex="MS Gothic"/>
    </style:style>
    <style:style style:name="T8420" style:parent-style-name="DefaultParagraphFont" style:family="text">
      <style:text-properties style:font-name="MS Gothic" style:font-name-asian="MS Gothic" style:font-name-complex="MS Gothic"/>
    </style:style>
    <style:style style:name="T8421" style:parent-style-name="DefaultParagraphFont" style:family="text">
      <style:text-properties style:font-name="MS Gothic" style:font-name-asian="MS Gothic" style:font-name-complex="MS Gothic"/>
    </style:style>
    <style:style style:name="T8422" style:parent-style-name="DefaultParagraphFont" style:family="text">
      <style:text-properties style:font-name="MS Gothic" style:font-name-asian="MS Gothic" style:font-name-complex="MS Gothic"/>
    </style:style>
    <style:style style:name="T8423" style:parent-style-name="DefaultParagraphFont" style:family="text">
      <style:text-properties style:font-name="MS Gothic" style:font-name-asian="MS Gothic" style:font-name-complex="MS Gothic"/>
    </style:style>
    <style:style style:name="T8424" style:parent-style-name="DefaultParagraphFont" style:family="text">
      <style:text-properties style:font-name="MS Gothic" style:font-name-asian="MS Gothic" style:font-name-complex="MS Gothic"/>
    </style:style>
    <style:style style:name="T8425" style:parent-style-name="DefaultParagraphFont" style:family="text">
      <style:text-properties style:font-name="MS Gothic" style:font-name-asian="MS Gothic" style:font-name-complex="MS Gothic"/>
    </style:style>
    <style:style style:name="T8426" style:parent-style-name="DefaultParagraphFont" style:family="text">
      <style:text-properties style:font-name="MS Gothic" style:font-name-asian="MS Gothic" style:font-name-complex="MS Gothic"/>
    </style:style>
    <style:style style:name="T8427" style:parent-style-name="DefaultParagraphFont" style:family="text">
      <style:text-properties style:font-name="MS Gothic" style:font-name-asian="MS Gothic" style:font-name-complex="MS Gothic"/>
    </style:style>
    <style:style style:name="T8428" style:parent-style-name="DefaultParagraphFont" style:family="text">
      <style:text-properties style:font-name="MS Gothic" style:font-name-asian="MS Gothic" style:font-name-complex="MS Gothic"/>
    </style:style>
    <style:style style:name="T8429" style:parent-style-name="DefaultParagraphFont" style:family="text">
      <style:text-properties style:font-name="Microsoft JhengHei" style:font-name-asian="Microsoft JhengHei" style:font-name-complex="Microsoft JhengHei"/>
    </style:style>
    <style:style style:name="T8430" style:parent-style-name="DefaultParagraphFont" style:family="text">
      <style:text-properties style:font-name="MS Gothic" style:font-name-asian="MS Gothic" style:font-name-complex="MS Gothic"/>
    </style:style>
    <style:style style:name="T8431" style:parent-style-name="DefaultParagraphFont" style:family="text">
      <style:text-properties style:font-name="MS Gothic" style:font-name-asian="MS Gothic" style:font-name-complex="MS Gothic"/>
    </style:style>
    <style:style style:name="T8432" style:parent-style-name="DefaultParagraphFont" style:family="text">
      <style:text-properties style:font-name="Microsoft JhengHei" style:font-name-asian="Microsoft JhengHei" style:font-name-complex="Microsoft JhengHei"/>
    </style:style>
    <style:style style:name="T8433" style:parent-style-name="DefaultParagraphFont" style:family="text">
      <style:text-properties style:font-name="Microsoft JhengHei" style:font-name-asian="Microsoft JhengHei" style:font-name-complex="Microsoft JhengHei"/>
    </style:style>
    <style:style style:name="T8434" style:parent-style-name="DefaultParagraphFont" style:family="text">
      <style:text-properties style:font-name="Malgun Gothic" style:font-name-asian="Malgun Gothic" style:font-name-complex="Malgun Gothic"/>
    </style:style>
    <style:style style:name="T8435" style:parent-style-name="DefaultParagraphFont" style:family="text">
      <style:text-properties style:font-name="MS Gothic" style:font-name-asian="MS Gothic" style:font-name-complex="MS Gothic"/>
    </style:style>
    <style:style style:name="T8436" style:parent-style-name="DefaultParagraphFont" style:family="text">
      <style:text-properties style:font-name="MS Gothic" style:font-name-asian="MS Gothic" style:font-name-complex="MS Gothic"/>
    </style:style>
    <style:style style:name="T8437" style:parent-style-name="DefaultParagraphFont" style:family="text">
      <style:text-properties style:font-name="MS Gothic" style:font-name-asian="MS Gothic" style:font-name-complex="MS Gothic"/>
    </style:style>
    <style:style style:name="T8438" style:parent-style-name="DefaultParagraphFont" style:family="text">
      <style:text-properties style:font-name="MS Gothic" style:font-name-asian="MS Gothic" style:font-name-complex="MS Gothic"/>
    </style:style>
    <style:style style:name="T8439" style:parent-style-name="DefaultParagraphFont" style:family="text">
      <style:text-properties style:font-name="MS Gothic" style:font-name-asian="MS Gothic" style:font-name-complex="MS Gothic"/>
    </style:style>
    <style:style style:name="T8440" style:parent-style-name="DefaultParagraphFont" style:family="text">
      <style:text-properties style:font-name="MS Gothic" style:font-name-asian="MS Gothic" style:font-name-complex="MS Gothic"/>
    </style:style>
    <style:style style:name="T8441" style:parent-style-name="DefaultParagraphFont" style:family="text">
      <style:text-properties style:font-name="MS Gothic" style:font-name-asian="MS Gothic" style:font-name-complex="MS Gothic"/>
    </style:style>
    <style:style style:name="T8442" style:parent-style-name="DefaultParagraphFont" style:family="text">
      <style:text-properties style:font-name="MS Gothic" style:font-name-asian="MS Gothic" style:font-name-complex="MS Gothic"/>
    </style:style>
    <style:style style:name="T8443" style:parent-style-name="DefaultParagraphFont" style:family="text">
      <style:text-properties style:font-name="Microsoft JhengHei" style:font-name-asian="Microsoft JhengHei" style:font-name-complex="Microsoft JhengHei"/>
    </style:style>
    <style:style style:name="T8444" style:parent-style-name="DefaultParagraphFont" style:family="text">
      <style:text-properties style:font-name="MS Gothic" style:font-name-asian="MS Gothic" style:font-name-complex="MS Gothic"/>
    </style:style>
    <style:style style:name="T8445" style:parent-style-name="DefaultParagraphFont" style:family="text">
      <style:text-properties style:font-name="MS Gothic" style:font-name-asian="MS Gothic" style:font-name-complex="MS Gothic"/>
    </style:style>
    <style:style style:name="T8446" style:parent-style-name="DefaultParagraphFont" style:family="text">
      <style:text-properties style:font-name="MS Gothic" style:font-name-asian="MS Gothic" style:font-name-complex="MS Gothic"/>
    </style:style>
    <style:style style:name="T8447" style:parent-style-name="DefaultParagraphFont" style:family="text">
      <style:text-properties style:font-name="MS Gothic" style:font-name-asian="MS Gothic" style:font-name-complex="MS Gothic"/>
    </style:style>
    <style:style style:name="T8448" style:parent-style-name="DefaultParagraphFont" style:family="text">
      <style:text-properties style:font-name="MS Gothic" style:font-name-asian="MS Gothic" style:font-name-complex="MS Gothic"/>
    </style:style>
    <style:style style:name="T8449" style:parent-style-name="DefaultParagraphFont" style:family="text">
      <style:text-properties style:font-name="MS Gothic" style:font-name-asian="MS Gothic" style:font-name-complex="MS Gothic"/>
    </style:style>
    <style:style style:name="T8450" style:parent-style-name="DefaultParagraphFont" style:family="text">
      <style:text-properties style:font-name="Microsoft JhengHei" style:font-name-asian="Microsoft JhengHei" style:font-name-complex="Microsoft JhengHei"/>
    </style:style>
    <style:style style:name="T8451" style:parent-style-name="DefaultParagraphFont" style:family="text">
      <style:text-properties style:font-name="MS Gothic" style:font-name-asian="MS Gothic" style:font-name-complex="MS Gothic"/>
    </style:style>
    <style:style style:name="T8452" style:parent-style-name="DefaultParagraphFont" style:family="text">
      <style:text-properties style:font-name="MS Gothic" style:font-name-asian="MS Gothic" style:font-name-complex="MS Gothic"/>
    </style:style>
    <style:style style:name="T8453" style:parent-style-name="DefaultParagraphFont" style:family="text">
      <style:text-properties style:font-name="MS Gothic" style:font-name-asian="MS Gothic" style:font-name-complex="MS Gothic"/>
    </style:style>
    <style:style style:name="T8454" style:parent-style-name="DefaultParagraphFont" style:family="text">
      <style:text-properties style:font-name="MS Gothic" style:font-name-asian="MS Gothic" style:font-name-complex="MS Gothic"/>
    </style:style>
    <style:style style:name="T8455" style:parent-style-name="DefaultParagraphFont" style:family="text">
      <style:text-properties style:font-name="MS Gothic" style:font-name-asian="MS Gothic" style:font-name-complex="MS Gothic"/>
    </style:style>
    <style:style style:name="T8456" style:parent-style-name="DefaultParagraphFont" style:family="text">
      <style:text-properties style:font-name="MS Gothic" style:font-name-asian="MS Gothic" style:font-name-complex="MS Gothic"/>
    </style:style>
    <style:style style:name="T8457" style:parent-style-name="DefaultParagraphFont" style:family="text">
      <style:text-properties style:font-name="MS Gothic" style:font-name-asian="MS Gothic" style:font-name-complex="MS Gothic"/>
    </style:style>
    <style:style style:name="T8458" style:parent-style-name="DefaultParagraphFont" style:family="text">
      <style:text-properties fo:font-weight="bold" style:font-weight-asian="bold" style:font-weight-complex="bold"/>
    </style:style>
    <style:style style:name="T8459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8460" style:parent-style-name="DefaultParagraphFont" style:family="text">
      <style:text-properties fo:font-weight="bold" style:font-weight-asian="bold" style:font-weight-complex="bold"/>
    </style:style>
    <style:style style:name="T8461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8462" style:parent-style-name="DefaultParagraphFont" style:family="text">
      <style:text-properties fo:font-weight="bold" style:font-weight-asian="bold" style:font-weight-complex="bold"/>
    </style:style>
    <style:style style:name="T8463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8464" style:parent-style-name="DefaultParagraphFont" style:family="text">
      <style:text-properties fo:font-weight="bold" style:font-weight-asian="bold" style:font-weight-complex="bold"/>
    </style:style>
    <style:style style:name="T8465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8466" style:parent-style-name="DefaultParagraphFont" style:family="text">
      <style:text-properties fo:font-weight="bold" style:font-weight-asian="bold" style:font-weight-complex="bold"/>
    </style:style>
    <style:style style:name="T8467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8468" style:parent-style-name="DefaultParagraphFont" style:family="text">
      <style:text-properties fo:font-weight="bold" style:font-weight-asian="bold" style:font-weight-complex="bold"/>
    </style:style>
    <style:style style:name="T8469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8470" style:parent-style-name="DefaultParagraphFont" style:family="text">
      <style:text-properties fo:font-weight="bold" style:font-weight-asian="bold" style:font-weight-complex="bold"/>
    </style:style>
    <style:style style:name="T8471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8472" style:parent-style-name="DefaultParagraphFont" style:family="text">
      <style:text-properties fo:font-weight="bold" style:font-weight-asian="bold" style:font-weight-complex="bold"/>
    </style:style>
    <style:style style:name="T8473" style:parent-style-name="DefaultParagraphFont" style:family="text">
      <style:text-properties style:font-name="Microsoft JhengHei" style:font-name-asian="Microsoft JhengHei" style:font-name-complex="Microsoft JhengHei" fo:font-weight="bold" style:font-weight-asian="bold" style:font-weight-complex="bold"/>
    </style:style>
    <style:style style:name="T8474" style:parent-style-name="DefaultParagraphFont" style:family="text">
      <style:text-properties fo:font-weight="bold" style:font-weight-asian="bold" style:font-weight-complex="bold"/>
    </style:style>
    <style:style style:name="T8475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8476" style:parent-style-name="DefaultParagraphFont" style:family="text">
      <style:text-properties fo:font-weight="bold" style:font-weight-asian="bold" style:font-weight-complex="bold"/>
    </style:style>
    <style:style style:name="T8477" style:parent-style-name="DefaultParagraphFont" style:family="text">
      <style:text-properties style:font-name="MS Gothic" style:font-name-asian="MS Gothic" style:font-name-complex="MS Gothic"/>
    </style:style>
    <style:style style:name="T8478" style:parent-style-name="DefaultParagraphFont" style:family="text">
      <style:text-properties style:font-name="MS Gothic" style:font-name-asian="MS Gothic" style:font-name-complex="MS Gothic"/>
    </style:style>
    <style:style style:name="T8479" style:parent-style-name="DefaultParagraphFont" style:family="text">
      <style:text-properties style:font-name="MS Gothic" style:font-name-asian="MS Gothic" style:font-name-complex="MS Gothic"/>
    </style:style>
    <style:style style:name="T8480" style:parent-style-name="DefaultParagraphFont" style:family="text">
      <style:text-properties style:font-name="MS Gothic" style:font-name-asian="MS Gothic" style:font-name-complex="MS Gothic"/>
    </style:style>
    <style:style style:name="T8481" style:parent-style-name="DefaultParagraphFont" style:family="text">
      <style:text-properties style:font-name="Microsoft JhengHei" style:font-name-asian="Microsoft JhengHei" style:font-name-complex="Microsoft JhengHei"/>
    </style:style>
    <style:style style:name="T8482" style:parent-style-name="DefaultParagraphFont" style:family="text">
      <style:text-properties style:font-name="MS Gothic" style:font-name-asian="MS Gothic" style:font-name-complex="MS Gothic"/>
    </style:style>
    <style:style style:name="T8483" style:parent-style-name="DefaultParagraphFont" style:family="text">
      <style:text-properties style:font-name="MS Gothic" style:font-name-asian="MS Gothic" style:font-name-complex="MS Gothic"/>
    </style:style>
    <style:style style:name="T8484" style:parent-style-name="DefaultParagraphFont" style:family="text">
      <style:text-properties style:font-name="MS Gothic" style:font-name-asian="MS Gothic" style:font-name-complex="MS Gothic"/>
    </style:style>
    <style:style style:name="T8485" style:parent-style-name="DefaultParagraphFont" style:family="text">
      <style:text-properties style:font-name="MS Gothic" style:font-name-asian="MS Gothic" style:font-name-complex="MS Gothic"/>
    </style:style>
    <style:style style:name="T8486" style:parent-style-name="DefaultParagraphFont" style:family="text">
      <style:text-properties style:font-name="MS Gothic" style:font-name-asian="MS Gothic" style:font-name-complex="MS Gothic"/>
    </style:style>
    <style:style style:name="T8487" style:parent-style-name="DefaultParagraphFont" style:family="text">
      <style:text-properties style:font-name="MS Gothic" style:font-name-asian="MS Gothic" style:font-name-complex="MS Gothic"/>
    </style:style>
    <style:style style:name="T8488" style:parent-style-name="DefaultParagraphFont" style:family="text">
      <style:text-properties style:font-name="MS Gothic" style:font-name-asian="MS Gothic" style:font-name-complex="MS Gothic"/>
    </style:style>
    <style:style style:name="T8489" style:parent-style-name="DefaultParagraphFont" style:family="text">
      <style:text-properties style:font-name="MS Gothic" style:font-name-asian="MS Gothic" style:font-name-complex="MS Gothic"/>
    </style:style>
    <style:style style:name="T8490" style:parent-style-name="DefaultParagraphFont" style:family="text">
      <style:text-properties style:font-name="MS Gothic" style:font-name-asian="MS Gothic" style:font-name-complex="MS Gothic"/>
    </style:style>
    <style:style style:name="T8491" style:parent-style-name="DefaultParagraphFont" style:family="text">
      <style:text-properties style:font-name="MS Gothic" style:font-name-asian="MS Gothic" style:font-name-complex="MS Gothic"/>
    </style:style>
    <style:style style:name="T8492" style:parent-style-name="DefaultParagraphFont" style:family="text">
      <style:text-properties style:font-name="Microsoft JhengHei" style:font-name-asian="Microsoft JhengHei" style:font-name-complex="Microsoft JhengHei"/>
    </style:style>
    <style:style style:name="T8493" style:parent-style-name="DefaultParagraphFont" style:family="text">
      <style:text-properties style:font-name="MS Gothic" style:font-name-asian="MS Gothic" style:font-name-complex="MS Gothic"/>
    </style:style>
    <style:style style:name="T8494" style:parent-style-name="DefaultParagraphFont" style:family="text">
      <style:text-properties style:font-name="MS Gothic" style:font-name-asian="MS Gothic" style:font-name-complex="MS Gothic"/>
    </style:style>
    <style:style style:name="T8495" style:parent-style-name="DefaultParagraphFont" style:family="text">
      <style:text-properties style:font-name="MS Gothic" style:font-name-asian="MS Gothic" style:font-name-complex="MS Gothic"/>
    </style:style>
    <style:style style:name="T8496" style:parent-style-name="DefaultParagraphFont" style:family="text">
      <style:text-properties style:font-name="MS Gothic" style:font-name-asian="MS Gothic" style:font-name-complex="MS Gothic"/>
    </style:style>
    <style:style style:name="T8497" style:parent-style-name="DefaultParagraphFont" style:family="text">
      <style:text-properties style:font-name="MS Gothic" style:font-name-asian="MS Gothic" style:font-name-complex="MS Gothic"/>
    </style:style>
    <style:style style:name="T8498" style:parent-style-name="DefaultParagraphFont" style:family="text">
      <style:text-properties style:font-name="MS Gothic" style:font-name-asian="MS Gothic" style:font-name-complex="MS Gothic"/>
    </style:style>
    <style:style style:name="T8499" style:parent-style-name="DefaultParagraphFont" style:family="text">
      <style:text-properties style:font-name="Microsoft JhengHei" style:font-name-asian="Microsoft JhengHei" style:font-name-complex="Microsoft JhengHei"/>
    </style:style>
    <style:style style:name="T8500" style:parent-style-name="DefaultParagraphFont" style:family="text">
      <style:text-properties style:font-name="MS Gothic" style:font-name-asian="MS Gothic" style:font-name-complex="MS Gothic"/>
    </style:style>
    <style:style style:name="T8501" style:parent-style-name="DefaultParagraphFont" style:family="text">
      <style:text-properties style:font-name="MS Gothic" style:font-name-asian="MS Gothic" style:font-name-complex="MS Gothic"/>
    </style:style>
    <style:style style:name="T8502" style:parent-style-name="DefaultParagraphFont" style:family="text">
      <style:text-properties style:font-name="MS Gothic" style:font-name-asian="MS Gothic" style:font-name-complex="MS Gothic"/>
    </style:style>
    <style:style style:name="T8503" style:parent-style-name="DefaultParagraphFont" style:family="text">
      <style:text-properties style:font-name="MS Gothic" style:font-name-asian="MS Gothic" style:font-name-complex="MS Gothic"/>
    </style:style>
    <style:style style:name="T8504" style:parent-style-name="DefaultParagraphFont" style:family="text">
      <style:text-properties style:font-name="MS Gothic" style:font-name-asian="MS Gothic" style:font-name-complex="MS Gothic"/>
    </style:style>
    <style:style style:name="T8505" style:parent-style-name="DefaultParagraphFont" style:family="text">
      <style:text-properties style:font-name="MS Gothic" style:font-name-asian="MS Gothic" style:font-name-complex="MS Gothic"/>
    </style:style>
    <style:style style:name="T8506" style:parent-style-name="DefaultParagraphFont" style:family="text">
      <style:text-properties style:font-name="Microsoft JhengHei" style:font-name-asian="Microsoft JhengHei" style:font-name-complex="Microsoft JhengHei"/>
    </style:style>
    <style:style style:name="T8507" style:parent-style-name="DefaultParagraphFont" style:family="text">
      <style:text-properties style:font-name="MS Gothic" style:font-name-asian="MS Gothic" style:font-name-complex="MS Gothic"/>
    </style:style>
    <style:style style:name="T8508" style:parent-style-name="DefaultParagraphFont" style:family="text">
      <style:text-properties style:font-name="MS Gothic" style:font-name-asian="MS Gothic" style:font-name-complex="MS Gothic"/>
    </style:style>
    <style:style style:name="T8509" style:parent-style-name="DefaultParagraphFont" style:family="text">
      <style:text-properties style:font-name="MS Gothic" style:font-name-asian="MS Gothic" style:font-name-complex="MS Gothic"/>
    </style:style>
    <style:style style:name="T8510" style:parent-style-name="DefaultParagraphFont" style:family="text">
      <style:text-properties style:font-name="MS Gothic" style:font-name-asian="MS Gothic" style:font-name-complex="MS Gothic"/>
    </style:style>
    <style:style style:name="T8511" style:parent-style-name="DefaultParagraphFont" style:family="text">
      <style:text-properties style:font-name="MS Gothic" style:font-name-asian="MS Gothic" style:font-name-complex="MS Gothic"/>
    </style:style>
    <style:style style:name="T8512" style:parent-style-name="DefaultParagraphFont" style:family="text">
      <style:text-properties style:font-name="MS Gothic" style:font-name-asian="MS Gothic" style:font-name-complex="MS Gothic"/>
    </style:style>
    <style:style style:name="T8513" style:parent-style-name="DefaultParagraphFont" style:family="text">
      <style:text-properties style:font-name="MS Gothic" style:font-name-asian="MS Gothic" style:font-name-complex="MS Gothic"/>
    </style:style>
    <style:style style:name="T8514" style:parent-style-name="DefaultParagraphFont" style:family="text">
      <style:text-properties style:font-name="MS Gothic" style:font-name-asian="MS Gothic" style:font-name-complex="MS Gothic"/>
    </style:style>
    <style:style style:name="T8515" style:parent-style-name="DefaultParagraphFont" style:family="text">
      <style:text-properties style:font-name="MS Gothic" style:font-name-asian="MS Gothic" style:font-name-complex="MS Gothic"/>
    </style:style>
    <style:style style:name="T8516" style:parent-style-name="DefaultParagraphFont" style:family="text">
      <style:text-properties style:font-name="MS Gothic" style:font-name-asian="MS Gothic" style:font-name-complex="MS Gothic"/>
    </style:style>
    <style:style style:name="T8517" style:parent-style-name="DefaultParagraphFont" style:family="text">
      <style:text-properties style:font-name="MS Gothic" style:font-name-asian="MS Gothic" style:font-name-complex="MS Gothic"/>
    </style:style>
    <style:style style:name="T8518" style:parent-style-name="DefaultParagraphFont" style:family="text">
      <style:text-properties style:font-name="MS Gothic" style:font-name-asian="MS Gothic" style:font-name-complex="MS Gothic"/>
    </style:style>
    <style:style style:name="T8519" style:parent-style-name="DefaultParagraphFont" style:family="text">
      <style:text-properties style:font-name="MS Gothic" style:font-name-asian="MS Gothic" style:font-name-complex="MS Gothic"/>
    </style:style>
    <style:style style:name="T8520" style:parent-style-name="DefaultParagraphFont" style:family="text">
      <style:text-properties style:font-name="MS Gothic" style:font-name-asian="MS Gothic" style:font-name-complex="MS Gothic"/>
    </style:style>
    <style:style style:name="T8521" style:parent-style-name="DefaultParagraphFont" style:family="text">
      <style:text-properties style:font-name="MS Gothic" style:font-name-asian="MS Gothic" style:font-name-complex="MS Gothic"/>
    </style:style>
    <style:style style:name="T8522" style:parent-style-name="DefaultParagraphFont" style:family="text">
      <style:text-properties style:font-name="MS Gothic" style:font-name-asian="MS Gothic" style:font-name-complex="MS Gothic"/>
    </style:style>
    <style:style style:name="T8523" style:parent-style-name="DefaultParagraphFont" style:family="text">
      <style:text-properties style:font-name="MS Gothic" style:font-name-asian="MS Gothic" style:font-name-complex="MS Gothic"/>
    </style:style>
    <style:style style:name="T8524" style:parent-style-name="DefaultParagraphFont" style:family="text">
      <style:text-properties style:font-name="MS Gothic" style:font-name-asian="MS Gothic" style:font-name-complex="MS Gothic"/>
    </style:style>
    <style:style style:name="T8525" style:parent-style-name="DefaultParagraphFont" style:family="text">
      <style:text-properties style:font-name="MS Gothic" style:font-name-asian="MS Gothic" style:font-name-complex="MS Gothic"/>
    </style:style>
    <style:style style:name="T8526" style:parent-style-name="DefaultParagraphFont" style:family="text">
      <style:text-properties style:font-name="MS Gothic" style:font-name-asian="MS Gothic" style:font-name-complex="MS Gothic"/>
    </style:style>
    <style:style style:name="T8527" style:parent-style-name="DefaultParagraphFont" style:family="text">
      <style:text-properties style:font-name="MS Gothic" style:font-name-asian="MS Gothic" style:font-name-complex="MS Gothic"/>
    </style:style>
    <style:style style:name="T8528" style:parent-style-name="DefaultParagraphFont" style:family="text">
      <style:text-properties style:font-name="MS Gothic" style:font-name-asian="MS Gothic" style:font-name-complex="MS Gothic"/>
    </style:style>
    <style:style style:name="T8529" style:parent-style-name="DefaultParagraphFont" style:family="text">
      <style:text-properties style:font-name="Microsoft JhengHei" style:font-name-asian="Microsoft JhengHei" style:font-name-complex="Microsoft JhengHei"/>
    </style:style>
    <style:style style:name="T8530" style:parent-style-name="DefaultParagraphFont" style:family="text">
      <style:text-properties style:font-name="MS Gothic" style:font-name-asian="MS Gothic" style:font-name-complex="MS Gothic"/>
    </style:style>
    <style:style style:name="T8531" style:parent-style-name="DefaultParagraphFont" style:family="text">
      <style:text-properties style:font-name="MS Gothic" style:font-name-asian="MS Gothic" style:font-name-complex="MS Gothic"/>
    </style:style>
    <style:style style:name="T8532" style:parent-style-name="DefaultParagraphFont" style:family="text">
      <style:text-properties style:font-name="MS Gothic" style:font-name-asian="MS Gothic" style:font-name-complex="MS Gothic"/>
    </style:style>
    <style:style style:name="T8533" style:parent-style-name="DefaultParagraphFont" style:family="text">
      <style:text-properties style:font-name="MS Gothic" style:font-name-asian="MS Gothic" style:font-name-complex="MS Gothic"/>
    </style:style>
    <style:style style:name="T8534" style:parent-style-name="DefaultParagraphFont" style:family="text">
      <style:text-properties style:font-name="MS Gothic" style:font-name-asian="MS Gothic" style:font-name-complex="MS Gothic"/>
    </style:style>
    <style:style style:name="T8535" style:parent-style-name="DefaultParagraphFont" style:family="text">
      <style:text-properties style:font-name="MS Gothic" style:font-name-asian="MS Gothic" style:font-name-complex="MS Gothic"/>
    </style:style>
    <style:style style:name="T8536" style:parent-style-name="DefaultParagraphFont" style:family="text">
      <style:text-properties style:font-name="MS Gothic" style:font-name-asian="MS Gothic" style:font-name-complex="MS Gothic"/>
    </style:style>
    <style:style style:name="T8537" style:parent-style-name="DefaultParagraphFont" style:family="text">
      <style:text-properties style:font-name="MS Gothic" style:font-name-asian="MS Gothic" style:font-name-complex="MS Gothic"/>
    </style:style>
    <style:style style:name="T8538" style:parent-style-name="DefaultParagraphFont" style:family="text">
      <style:text-properties style:font-name="MS Gothic" style:font-name-asian="MS Gothic" style:font-name-complex="MS Gothic"/>
    </style:style>
    <style:style style:name="T8539" style:parent-style-name="DefaultParagraphFont" style:family="text">
      <style:text-properties style:font-name="Microsoft JhengHei" style:font-name-asian="Microsoft JhengHei" style:font-name-complex="Microsoft JhengHei"/>
    </style:style>
    <style:style style:name="T8540" style:parent-style-name="DefaultParagraphFont" style:family="text">
      <style:text-properties style:font-name="MS Gothic" style:font-name-asian="MS Gothic" style:font-name-complex="MS Gothic"/>
    </style:style>
    <style:style style:name="T8541" style:parent-style-name="DefaultParagraphFont" style:family="text">
      <style:text-properties style:font-name="Microsoft JhengHei" style:font-name-asian="Microsoft JhengHei" style:font-name-complex="Microsoft JhengHei"/>
    </style:style>
    <style:style style:name="T8542" style:parent-style-name="DefaultParagraphFont" style:family="text">
      <style:text-properties style:font-name="MS Gothic" style:font-name-asian="MS Gothic" style:font-name-complex="MS Gothic"/>
    </style:style>
    <style:style style:name="T8543" style:parent-style-name="DefaultParagraphFont" style:family="text">
      <style:text-properties style:font-name="MS Gothic" style:font-name-asian="MS Gothic" style:font-name-complex="MS Gothic"/>
    </style:style>
    <style:style style:name="T8544" style:parent-style-name="DefaultParagraphFont" style:family="text">
      <style:text-properties style:font-name="Microsoft JhengHei" style:font-name-asian="Microsoft JhengHei" style:font-name-complex="Microsoft JhengHei"/>
    </style:style>
    <style:style style:name="T8545" style:parent-style-name="DefaultParagraphFont" style:family="text">
      <style:text-properties style:font-name="Microsoft JhengHei" style:font-name-asian="Microsoft JhengHei" style:font-name-complex="Microsoft JhengHei"/>
    </style:style>
    <style:style style:name="T8546" style:parent-style-name="DefaultParagraphFont" style:family="text">
      <style:text-properties style:font-name="MS Gothic" style:font-name-asian="MS Gothic" style:font-name-complex="MS Gothic"/>
    </style:style>
    <style:style style:name="T8547" style:parent-style-name="DefaultParagraphFont" style:family="text">
      <style:text-properties style:font-name="MS Gothic" style:font-name-asian="MS Gothic" style:font-name-complex="MS Gothic"/>
    </style:style>
    <style:style style:name="T8548" style:parent-style-name="DefaultParagraphFont" style:family="text">
      <style:text-properties style:font-name="MS Gothic" style:font-name-asian="MS Gothic" style:font-name-complex="MS Gothic"/>
    </style:style>
    <style:style style:name="T8549" style:parent-style-name="DefaultParagraphFont" style:family="text">
      <style:text-properties style:font-name="MS Gothic" style:font-name-asian="MS Gothic" style:font-name-complex="MS Gothic"/>
    </style:style>
    <style:style style:name="T8550" style:parent-style-name="DefaultParagraphFont" style:family="text">
      <style:text-properties style:font-name="MS Gothic" style:font-name-asian="MS Gothic" style:font-name-complex="MS Gothic"/>
    </style:style>
    <style:style style:name="T8551" style:parent-style-name="DefaultParagraphFont" style:family="text">
      <style:text-properties style:font-name="MS Gothic" style:font-name-asian="MS Gothic" style:font-name-complex="MS Gothic"/>
    </style:style>
    <style:style style:name="T8552" style:parent-style-name="DefaultParagraphFont" style:family="text">
      <style:text-properties style:font-name="MS Gothic" style:font-name-asian="MS Gothic" style:font-name-complex="MS Gothic"/>
    </style:style>
    <style:style style:name="T8553" style:parent-style-name="DefaultParagraphFont" style:family="text">
      <style:text-properties style:font-name="MS Gothic" style:font-name-asian="MS Gothic" style:font-name-complex="MS Gothic"/>
    </style:style>
    <style:style style:name="T8554" style:parent-style-name="DefaultParagraphFont" style:family="text">
      <style:text-properties style:font-name="MS Gothic" style:font-name-asian="MS Gothic" style:font-name-complex="MS Gothic"/>
    </style:style>
    <style:style style:name="T8555" style:parent-style-name="DefaultParagraphFont" style:family="text">
      <style:text-properties style:font-name="MS Gothic" style:font-name-asian="MS Gothic" style:font-name-complex="MS Gothic"/>
    </style:style>
    <style:style style:name="T8556" style:parent-style-name="DefaultParagraphFont" style:family="text">
      <style:text-properties style:font-name="MS Gothic" style:font-name-asian="MS Gothic" style:font-name-complex="MS Gothic"/>
    </style:style>
    <style:style style:name="T8557" style:parent-style-name="DefaultParagraphFont" style:family="text">
      <style:text-properties style:font-name="MS Gothic" style:font-name-asian="MS Gothic" style:font-name-complex="MS Gothic"/>
    </style:style>
    <style:style style:name="T8558" style:parent-style-name="DefaultParagraphFont" style:family="text">
      <style:text-properties style:font-name="MS Gothic" style:font-name-asian="MS Gothic" style:font-name-complex="MS Gothic"/>
    </style:style>
    <style:style style:name="T8559" style:parent-style-name="DefaultParagraphFont" style:family="text">
      <style:text-properties style:font-name="MS Gothic" style:font-name-asian="MS Gothic" style:font-name-complex="MS Gothic"/>
    </style:style>
    <style:style style:name="T8560" style:parent-style-name="DefaultParagraphFont" style:family="text">
      <style:text-properties style:font-name="MS Gothic" style:font-name-asian="MS Gothic" style:font-name-complex="MS Gothic"/>
    </style:style>
    <style:style style:name="T8561" style:parent-style-name="DefaultParagraphFont" style:family="text">
      <style:text-properties style:font-name="MS Gothic" style:font-name-asian="MS Gothic" style:font-name-complex="MS Gothic"/>
    </style:style>
    <style:style style:name="T8562" style:parent-style-name="DefaultParagraphFont" style:family="text">
      <style:text-properties style:font-name="MS Gothic" style:font-name-asian="MS Gothic" style:font-name-complex="MS Gothic"/>
    </style:style>
    <style:style style:name="T8563" style:parent-style-name="DefaultParagraphFont" style:family="text">
      <style:text-properties style:font-name="MS Gothic" style:font-name-asian="MS Gothic" style:font-name-complex="MS Gothic"/>
    </style:style>
    <style:style style:name="T8564" style:parent-style-name="DefaultParagraphFont" style:family="text">
      <style:text-properties style:font-name="Microsoft JhengHei" style:font-name-asian="Microsoft JhengHei" style:font-name-complex="Microsoft JhengHei"/>
    </style:style>
    <style:style style:name="T8565" style:parent-style-name="DefaultParagraphFont" style:family="text">
      <style:text-properties style:font-name="MS Gothic" style:font-name-asian="MS Gothic" style:font-name-complex="MS Gothic"/>
    </style:style>
    <style:style style:name="T8566" style:parent-style-name="DefaultParagraphFont" style:family="text">
      <style:text-properties style:font-name="MS Gothic" style:font-name-asian="MS Gothic" style:font-name-complex="MS Gothic"/>
    </style:style>
    <style:style style:name="T8567" style:parent-style-name="DefaultParagraphFont" style:family="text">
      <style:text-properties style:font-name="MS Gothic" style:font-name-asian="MS Gothic" style:font-name-complex="MS Gothic"/>
    </style:style>
    <style:style style:name="T8568" style:parent-style-name="DefaultParagraphFont" style:family="text">
      <style:text-properties style:font-name="MS Gothic" style:font-name-asian="MS Gothic" style:font-name-complex="MS Gothic"/>
    </style:style>
    <style:style style:name="T8569" style:parent-style-name="DefaultParagraphFont" style:family="text">
      <style:text-properties style:font-name="MS Gothic" style:font-name-asian="MS Gothic" style:font-name-complex="MS Gothic"/>
    </style:style>
    <style:style style:name="T8570" style:parent-style-name="DefaultParagraphFont" style:family="text">
      <style:text-properties style:font-name="MS Gothic" style:font-name-asian="MS Gothic" style:font-name-complex="MS Gothic"/>
    </style:style>
    <style:style style:name="T8571" style:parent-style-name="DefaultParagraphFont" style:family="text">
      <style:text-properties style:font-name="MS Gothic" style:font-name-asian="MS Gothic" style:font-name-complex="MS Gothic"/>
    </style:style>
    <style:style style:name="T8572" style:parent-style-name="DefaultParagraphFont" style:family="text">
      <style:text-properties style:font-name="MS Gothic" style:font-name-asian="MS Gothic" style:font-name-complex="MS Gothic"/>
    </style:style>
    <style:style style:name="T8573" style:parent-style-name="DefaultParagraphFont" style:family="text">
      <style:text-properties style:font-name="MS Gothic" style:font-name-asian="MS Gothic" style:font-name-complex="MS Gothic"/>
    </style:style>
    <style:style style:name="T8574" style:parent-style-name="DefaultParagraphFont" style:family="text">
      <style:text-properties style:font-name="MS Gothic" style:font-name-asian="MS Gothic" style:font-name-complex="MS Gothic"/>
    </style:style>
    <style:style style:name="T8575" style:parent-style-name="DefaultParagraphFont" style:family="text">
      <style:text-properties style:font-name="MS Gothic" style:font-name-asian="MS Gothic" style:font-name-complex="MS Gothic"/>
    </style:style>
    <style:style style:name="T8576" style:parent-style-name="DefaultParagraphFont" style:family="text">
      <style:text-properties style:font-name="Microsoft JhengHei" style:font-name-asian="Microsoft JhengHei" style:font-name-complex="Microsoft JhengHei"/>
    </style:style>
    <style:style style:name="T8577" style:parent-style-name="DefaultParagraphFont" style:family="text">
      <style:text-properties style:font-name="MS Gothic" style:font-name-asian="MS Gothic" style:font-name-complex="MS Gothic"/>
    </style:style>
    <style:style style:name="T8578" style:parent-style-name="DefaultParagraphFont" style:family="text">
      <style:text-properties style:font-name="MS Gothic" style:font-name-asian="MS Gothic" style:font-name-complex="MS Gothic"/>
    </style:style>
    <style:style style:name="T8579" style:parent-style-name="DefaultParagraphFont" style:family="text">
      <style:text-properties style:font-name="MS Gothic" style:font-name-asian="MS Gothic" style:font-name-complex="MS Gothic"/>
    </style:style>
    <style:style style:name="T8580" style:parent-style-name="DefaultParagraphFont" style:family="text">
      <style:text-properties style:font-name="MS Gothic" style:font-name-asian="MS Gothic" style:font-name-complex="MS Gothic"/>
    </style:style>
    <style:style style:name="T8581" style:parent-style-name="DefaultParagraphFont" style:family="text">
      <style:text-properties style:font-name="MS Gothic" style:font-name-asian="MS Gothic" style:font-name-complex="MS Gothic"/>
    </style:style>
    <style:style style:name="T8582" style:parent-style-name="DefaultParagraphFont" style:family="text">
      <style:text-properties style:font-name="MS Gothic" style:font-name-asian="MS Gothic" style:font-name-complex="MS Gothic"/>
    </style:style>
    <style:style style:name="T8583" style:parent-style-name="DefaultParagraphFont" style:family="text">
      <style:text-properties style:font-name="MS Gothic" style:font-name-asian="MS Gothic" style:font-name-complex="MS Gothic"/>
    </style:style>
    <style:style style:name="T8584" style:parent-style-name="DefaultParagraphFont" style:family="text">
      <style:text-properties style:font-name="MS Gothic" style:font-name-asian="MS Gothic" style:font-name-complex="MS Gothic"/>
    </style:style>
    <style:style style:name="T8585" style:parent-style-name="DefaultParagraphFont" style:family="text">
      <style:text-properties style:font-name="MS Gothic" style:font-name-asian="MS Gothic" style:font-name-complex="MS Gothic"/>
    </style:style>
    <style:style style:name="T8586" style:parent-style-name="DefaultParagraphFont" style:family="text">
      <style:text-properties style:font-name="MS Gothic" style:font-name-asian="MS Gothic" style:font-name-complex="MS Gothic"/>
    </style:style>
    <style:style style:name="T8587" style:parent-style-name="DefaultParagraphFont" style:family="text">
      <style:text-properties style:font-name="MS Gothic" style:font-name-asian="MS Gothic" style:font-name-complex="MS Gothic"/>
    </style:style>
    <style:style style:name="T8588" style:parent-style-name="DefaultParagraphFont" style:family="text">
      <style:text-properties style:font-name="MS Gothic" style:font-name-asian="MS Gothic" style:font-name-complex="MS Gothic"/>
    </style:style>
    <style:style style:name="T8589" style:parent-style-name="DefaultParagraphFont" style:family="text">
      <style:text-properties style:font-name="MS Gothic" style:font-name-asian="MS Gothic" style:font-name-complex="MS Gothic"/>
    </style:style>
    <style:style style:name="T8590" style:parent-style-name="DefaultParagraphFont" style:family="text">
      <style:text-properties style:font-name="MS Gothic" style:font-name-asian="MS Gothic" style:font-name-complex="MS Gothic"/>
    </style:style>
    <style:style style:name="T8591" style:parent-style-name="DefaultParagraphFont" style:family="text">
      <style:text-properties style:font-name="Microsoft JhengHei" style:font-name-asian="Microsoft JhengHei" style:font-name-complex="Microsoft JhengHei"/>
    </style:style>
    <style:style style:name="T8592" style:parent-style-name="DefaultParagraphFont" style:family="text">
      <style:text-properties style:font-name="MS Gothic" style:font-name-asian="MS Gothic" style:font-name-complex="MS Gothic"/>
    </style:style>
    <style:style style:name="T8593" style:parent-style-name="DefaultParagraphFont" style:family="text">
      <style:text-properties style:font-name="MS Gothic" style:font-name-asian="MS Gothic" style:font-name-complex="MS Gothic"/>
    </style:style>
    <style:style style:name="T8594" style:parent-style-name="DefaultParagraphFont" style:family="text">
      <style:text-properties style:font-name="MS Gothic" style:font-name-asian="MS Gothic" style:font-name-complex="MS Gothic"/>
    </style:style>
    <style:style style:name="T8595" style:parent-style-name="DefaultParagraphFont" style:family="text">
      <style:text-properties style:font-name="MS Gothic" style:font-name-asian="MS Gothic" style:font-name-complex="MS Gothic"/>
    </style:style>
    <style:style style:name="T8596" style:parent-style-name="DefaultParagraphFont" style:family="text">
      <style:text-properties style:font-name="Microsoft JhengHei" style:font-name-asian="Microsoft JhengHei" style:font-name-complex="Microsoft JhengHei"/>
    </style:style>
    <style:style style:name="T8597" style:parent-style-name="DefaultParagraphFont" style:family="text">
      <style:text-properties style:font-name="Microsoft JhengHei" style:font-name-asian="Microsoft JhengHei" style:font-name-complex="Microsoft JhengHei"/>
    </style:style>
    <style:style style:name="T8598" style:parent-style-name="DefaultParagraphFont" style:family="text">
      <style:text-properties style:font-name="MS Gothic" style:font-name-asian="MS Gothic" style:font-name-complex="MS Gothic"/>
    </style:style>
    <style:style style:name="T8599" style:parent-style-name="DefaultParagraphFont" style:family="text">
      <style:text-properties style:font-name="MS Gothic" style:font-name-asian="MS Gothic" style:font-name-complex="MS Gothic"/>
    </style:style>
    <style:style style:name="T8600" style:parent-style-name="DefaultParagraphFont" style:family="text">
      <style:text-properties style:font-name="MS Gothic" style:font-name-asian="MS Gothic" style:font-name-complex="MS Gothic"/>
    </style:style>
    <style:style style:name="T8601" style:parent-style-name="DefaultParagraphFont" style:family="text">
      <style:text-properties style:font-name="Microsoft JhengHei" style:font-name-asian="Microsoft JhengHei" style:font-name-complex="Microsoft JhengHei"/>
    </style:style>
    <style:style style:name="T8602" style:parent-style-name="DefaultParagraphFont" style:family="text">
      <style:text-properties style:font-name="MS Gothic" style:font-name-asian="MS Gothic" style:font-name-complex="MS Gothic"/>
    </style:style>
    <style:style style:name="T8603" style:parent-style-name="DefaultParagraphFont" style:family="text">
      <style:text-properties style:font-name="MS Gothic" style:font-name-asian="MS Gothic" style:font-name-complex="MS Gothic"/>
    </style:style>
    <style:style style:name="T8604" style:parent-style-name="DefaultParagraphFont" style:family="text">
      <style:text-properties style:font-name="MS Gothic" style:font-name-asian="MS Gothic" style:font-name-complex="MS Gothic"/>
    </style:style>
    <style:style style:name="T8605" style:parent-style-name="DefaultParagraphFont" style:family="text">
      <style:text-properties style:font-name="MS Gothic" style:font-name-asian="MS Gothic" style:font-name-complex="MS Gothic"/>
    </style:style>
    <style:style style:name="T8606" style:parent-style-name="DefaultParagraphFont" style:family="text">
      <style:text-properties style:font-name="MS Gothic" style:font-name-asian="MS Gothic" style:font-name-complex="MS Gothic"/>
    </style:style>
    <style:style style:name="T8607" style:parent-style-name="DefaultParagraphFont" style:family="text">
      <style:text-properties style:font-name="MS Gothic" style:font-name-asian="MS Gothic" style:font-name-complex="MS Gothic"/>
    </style:style>
    <style:style style:name="T8608" style:parent-style-name="DefaultParagraphFont" style:family="text">
      <style:text-properties style:font-name="MS Gothic" style:font-name-asian="MS Gothic" style:font-name-complex="MS Gothic"/>
    </style:style>
    <style:style style:name="T8609" style:parent-style-name="DefaultParagraphFont" style:family="text">
      <style:text-properties style:font-name="MS Gothic" style:font-name-asian="MS Gothic" style:font-name-complex="MS Gothic"/>
    </style:style>
    <style:style style:name="T8610" style:parent-style-name="DefaultParagraphFont" style:family="text">
      <style:text-properties style:font-name="MS Gothic" style:font-name-asian="MS Gothic" style:font-name-complex="MS Gothic"/>
    </style:style>
    <style:style style:name="T8611" style:parent-style-name="DefaultParagraphFont" style:family="text">
      <style:text-properties style:font-name="Microsoft JhengHei" style:font-name-asian="Microsoft JhengHei" style:font-name-complex="Microsoft JhengHei"/>
    </style:style>
    <style:style style:name="T8612" style:parent-style-name="DefaultParagraphFont" style:family="text">
      <style:text-properties style:font-name="Microsoft JhengHei" style:font-name-asian="Microsoft JhengHei" style:font-name-complex="Microsoft JhengHei"/>
    </style:style>
    <style:style style:name="T8613" style:parent-style-name="DefaultParagraphFont" style:family="text">
      <style:text-properties style:font-name="MS Gothic" style:font-name-asian="MS Gothic" style:font-name-complex="MS Gothic"/>
    </style:style>
    <style:style style:name="T8614" style:parent-style-name="DefaultParagraphFont" style:family="text">
      <style:text-properties style:font-name="MS Gothic" style:font-name-asian="MS Gothic" style:font-name-complex="MS Gothic"/>
    </style:style>
    <style:style style:name="T8615" style:parent-style-name="DefaultParagraphFont" style:family="text">
      <style:text-properties style:font-name="MS Gothic" style:font-name-asian="MS Gothic" style:font-name-complex="MS Gothic"/>
    </style:style>
    <style:style style:name="T8616" style:parent-style-name="DefaultParagraphFont" style:family="text">
      <style:text-properties style:font-name="MS Gothic" style:font-name-asian="MS Gothic" style:font-name-complex="MS Gothic"/>
    </style:style>
    <style:style style:name="T8617" style:parent-style-name="DefaultParagraphFont" style:family="text">
      <style:text-properties style:font-name="MS Gothic" style:font-name-asian="MS Gothic" style:font-name-complex="MS Gothic"/>
    </style:style>
    <style:style style:name="T8618" style:parent-style-name="DefaultParagraphFont" style:family="text">
      <style:text-properties style:font-name="Microsoft JhengHei" style:font-name-asian="Microsoft JhengHei" style:font-name-complex="Microsoft JhengHei"/>
    </style:style>
    <style:style style:name="T8619" style:parent-style-name="DefaultParagraphFont" style:family="text">
      <style:text-properties style:font-name="MS Gothic" style:font-name-asian="MS Gothic" style:font-name-complex="MS Gothic"/>
    </style:style>
    <style:style style:name="T8620" style:parent-style-name="DefaultParagraphFont" style:family="text">
      <style:text-properties style:font-name="MS Gothic" style:font-name-asian="MS Gothic" style:font-name-complex="MS Gothic"/>
    </style:style>
    <style:style style:name="T8621" style:parent-style-name="DefaultParagraphFont" style:family="text">
      <style:text-properties style:font-name="MS Gothic" style:font-name-asian="MS Gothic" style:font-name-complex="MS Gothic"/>
    </style:style>
    <style:style style:name="T8622" style:parent-style-name="DefaultParagraphFont" style:family="text">
      <style:text-properties style:font-name="MS Gothic" style:font-name-asian="MS Gothic" style:font-name-complex="MS Gothic"/>
    </style:style>
    <style:style style:name="T8623" style:parent-style-name="DefaultParagraphFont" style:family="text">
      <style:text-properties style:font-name="Microsoft JhengHei" style:font-name-asian="Microsoft JhengHei" style:font-name-complex="Microsoft JhengHei"/>
    </style:style>
    <style:style style:name="T8624" style:parent-style-name="DefaultParagraphFont" style:family="text">
      <style:text-properties style:font-name="MS Gothic" style:font-name-asian="MS Gothic" style:font-name-complex="MS Gothic"/>
    </style:style>
    <style:style style:name="T8625" style:parent-style-name="DefaultParagraphFont" style:family="text">
      <style:text-properties style:font-name="Microsoft JhengHei" style:font-name-asian="Microsoft JhengHei" style:font-name-complex="Microsoft JhengHei"/>
    </style:style>
    <style:style style:name="T8626" style:parent-style-name="DefaultParagraphFont" style:family="text">
      <style:text-properties style:font-name="MS Gothic" style:font-name-asian="MS Gothic" style:font-name-complex="MS Gothic"/>
    </style:style>
    <style:style style:name="T8627" style:parent-style-name="DefaultParagraphFont" style:family="text">
      <style:text-properties style:font-name="MS Gothic" style:font-name-asian="MS Gothic" style:font-name-complex="MS Gothic"/>
    </style:style>
    <style:style style:name="T8628" style:parent-style-name="DefaultParagraphFont" style:family="text">
      <style:text-properties style:font-name="MS Gothic" style:font-name-asian="MS Gothic" style:font-name-complex="MS Gothic"/>
    </style:style>
    <style:style style:name="T8629" style:parent-style-name="DefaultParagraphFont" style:family="text">
      <style:text-properties style:font-name="MS Gothic" style:font-name-asian="MS Gothic" style:font-name-complex="MS Gothic"/>
    </style:style>
    <style:style style:name="T8630" style:parent-style-name="DefaultParagraphFont" style:family="text">
      <style:text-properties style:font-name="MS Gothic" style:font-name-asian="MS Gothic" style:font-name-complex="MS Gothic"/>
    </style:style>
    <style:style style:name="T8631" style:parent-style-name="DefaultParagraphFont" style:family="text">
      <style:text-properties style:font-name="Microsoft JhengHei" style:font-name-asian="Microsoft JhengHei" style:font-name-complex="Microsoft JhengHei"/>
    </style:style>
    <style:style style:name="T8632" style:parent-style-name="DefaultParagraphFont" style:family="text">
      <style:text-properties style:font-name="MS Gothic" style:font-name-asian="MS Gothic" style:font-name-complex="MS Gothic"/>
    </style:style>
    <style:style style:name="T8633" style:parent-style-name="DefaultParagraphFont" style:family="text">
      <style:text-properties style:font-name="MS Gothic" style:font-name-asian="MS Gothic" style:font-name-complex="MS Gothic"/>
    </style:style>
    <style:style style:name="T8634" style:parent-style-name="DefaultParagraphFont" style:family="text">
      <style:text-properties style:font-name="MS Gothic" style:font-name-asian="MS Gothic" style:font-name-complex="MS Gothic"/>
    </style:style>
    <style:style style:name="T8635" style:parent-style-name="DefaultParagraphFont" style:family="text">
      <style:text-properties style:font-name="Microsoft JhengHei" style:font-name-asian="Microsoft JhengHei" style:font-name-complex="Microsoft JhengHei"/>
    </style:style>
    <style:style style:name="T8636" style:parent-style-name="DefaultParagraphFont" style:family="text">
      <style:text-properties style:font-name="MS Gothic" style:font-name-asian="MS Gothic" style:font-name-complex="MS Gothic"/>
    </style:style>
    <style:style style:name="T8637" style:parent-style-name="DefaultParagraphFont" style:family="text">
      <style:text-properties style:font-name="MS Gothic" style:font-name-asian="MS Gothic" style:font-name-complex="MS Gothic"/>
    </style:style>
    <style:style style:name="T8638" style:parent-style-name="DefaultParagraphFont" style:family="text">
      <style:text-properties style:font-name="MS Gothic" style:font-name-asian="MS Gothic" style:font-name-complex="MS Gothic"/>
    </style:style>
    <style:style style:name="T8639" style:parent-style-name="DefaultParagraphFont" style:family="text">
      <style:text-properties style:font-name="MS Gothic" style:font-name-asian="MS Gothic" style:font-name-complex="MS Gothic"/>
    </style:style>
    <style:style style:name="T8640" style:parent-style-name="DefaultParagraphFont" style:family="text">
      <style:text-properties style:font-name="MS Gothic" style:font-name-asian="MS Gothic" style:font-name-complex="MS Gothic"/>
    </style:style>
    <style:style style:name="T8641" style:parent-style-name="DefaultParagraphFont" style:family="text">
      <style:text-properties style:font-name="MS Gothic" style:font-name-asian="MS Gothic" style:font-name-complex="MS Gothic"/>
    </style:style>
    <style:style style:name="T8642" style:parent-style-name="DefaultParagraphFont" style:family="text">
      <style:text-properties style:font-name="MS Gothic" style:font-name-asian="MS Gothic" style:font-name-complex="MS Gothic"/>
    </style:style>
    <style:style style:name="T8643" style:parent-style-name="DefaultParagraphFont" style:family="text">
      <style:text-properties style:font-name="Microsoft JhengHei" style:font-name-asian="Microsoft JhengHei" style:font-name-complex="Microsoft JhengHei"/>
    </style:style>
    <style:style style:name="T8644" style:parent-style-name="DefaultParagraphFont" style:family="text">
      <style:text-properties style:font-name="MS Gothic" style:font-name-asian="MS Gothic" style:font-name-complex="MS Gothic"/>
    </style:style>
    <style:style style:name="T8645" style:parent-style-name="DefaultParagraphFont" style:family="text">
      <style:text-properties style:font-name="MS Gothic" style:font-name-asian="MS Gothic" style:font-name-complex="MS Gothic"/>
    </style:style>
    <style:style style:name="T8646" style:parent-style-name="DefaultParagraphFont" style:family="text">
      <style:text-properties style:font-name="Malgun Gothic" style:font-name-asian="Malgun Gothic" style:font-name-complex="Malgun Gothic"/>
    </style:style>
    <style:style style:name="T8647" style:parent-style-name="DefaultParagraphFont" style:family="text">
      <style:text-properties style:font-name="MS Gothic" style:font-name-asian="MS Gothic" style:font-name-complex="MS Gothic"/>
    </style:style>
    <style:style style:name="T8648" style:parent-style-name="DefaultParagraphFont" style:family="text">
      <style:text-properties style:font-name="MS Gothic" style:font-name-asian="MS Gothic" style:font-name-complex="MS Gothic"/>
    </style:style>
    <style:style style:name="T8649" style:parent-style-name="DefaultParagraphFont" style:family="text">
      <style:text-properties style:font-name="MS Gothic" style:font-name-asian="MS Gothic" style:font-name-complex="MS Gothic"/>
    </style:style>
    <style:style style:name="T8650" style:parent-style-name="DefaultParagraphFont" style:family="text">
      <style:text-properties style:font-name="MS Gothic" style:font-name-asian="MS Gothic" style:font-name-complex="MS Gothic"/>
    </style:style>
    <style:style style:name="T8651" style:parent-style-name="DefaultParagraphFont" style:family="text">
      <style:text-properties style:font-name="MS Gothic" style:font-name-asian="MS Gothic" style:font-name-complex="MS Gothic"/>
    </style:style>
    <style:style style:name="T8652" style:parent-style-name="DefaultParagraphFont" style:family="text">
      <style:text-properties style:font-name="MS Gothic" style:font-name-asian="MS Gothic" style:font-name-complex="MS Gothic"/>
    </style:style>
    <style:style style:name="T8653" style:parent-style-name="DefaultParagraphFont" style:family="text">
      <style:text-properties style:font-name="MS Gothic" style:font-name-asian="MS Gothic" style:font-name-complex="MS Gothic"/>
    </style:style>
    <style:style style:name="T8654" style:parent-style-name="DefaultParagraphFont" style:family="text">
      <style:text-properties style:font-name="MS Gothic" style:font-name-asian="MS Gothic" style:font-name-complex="MS Gothic"/>
    </style:style>
    <style:style style:name="T8655" style:parent-style-name="DefaultParagraphFont" style:family="text">
      <style:text-properties style:font-name="MS Gothic" style:font-name-asian="MS Gothic" style:font-name-complex="MS Gothic"/>
    </style:style>
    <style:style style:name="T8656" style:parent-style-name="DefaultParagraphFont" style:family="text">
      <style:text-properties style:font-name="MS Gothic" style:font-name-asian="MS Gothic" style:font-name-complex="MS Gothic"/>
    </style:style>
    <style:style style:name="T8657" style:parent-style-name="DefaultParagraphFont" style:family="text">
      <style:text-properties style:font-name="MS Gothic" style:font-name-asian="MS Gothic" style:font-name-complex="MS Gothic"/>
    </style:style>
    <style:style style:name="T8658" style:parent-style-name="DefaultParagraphFont" style:family="text">
      <style:text-properties style:font-name="MS Gothic" style:font-name-asian="MS Gothic" style:font-name-complex="MS Gothic"/>
    </style:style>
    <style:style style:name="T8659" style:parent-style-name="DefaultParagraphFont" style:family="text">
      <style:text-properties style:font-name="Microsoft JhengHei" style:font-name-asian="Microsoft JhengHei" style:font-name-complex="Microsoft JhengHei"/>
    </style:style>
    <style:style style:name="T8660" style:parent-style-name="DefaultParagraphFont" style:family="text">
      <style:text-properties style:font-name="MS Gothic" style:font-name-asian="MS Gothic" style:font-name-complex="MS Gothic"/>
    </style:style>
    <style:style style:name="T8661" style:parent-style-name="DefaultParagraphFont" style:family="text">
      <style:text-properties style:font-name="MS Gothic" style:font-name-asian="MS Gothic" style:font-name-complex="MS Gothic"/>
    </style:style>
    <style:style style:name="T8662" style:parent-style-name="DefaultParagraphFont" style:family="text">
      <style:text-properties style:font-name="MS Gothic" style:font-name-asian="MS Gothic" style:font-name-complex="MS Gothic"/>
    </style:style>
    <style:style style:name="T8663" style:parent-style-name="DefaultParagraphFont" style:family="text">
      <style:text-properties style:font-name="MS Gothic" style:font-name-asian="MS Gothic" style:font-name-complex="MS Gothic"/>
    </style:style>
    <style:style style:name="T8664" style:parent-style-name="DefaultParagraphFont" style:family="text">
      <style:text-properties style:font-name="MS Gothic" style:font-name-asian="MS Gothic" style:font-name-complex="MS Gothic"/>
    </style:style>
    <style:style style:name="T8665" style:parent-style-name="DefaultParagraphFont" style:family="text">
      <style:text-properties style:font-name="Microsoft JhengHei" style:font-name-asian="Microsoft JhengHei" style:font-name-complex="Microsoft JhengHei"/>
    </style:style>
    <style:style style:name="T8666" style:parent-style-name="DefaultParagraphFont" style:family="text">
      <style:text-properties style:font-name="MS Gothic" style:font-name-asian="MS Gothic" style:font-name-complex="MS Gothic"/>
    </style:style>
    <style:style style:name="T8667" style:parent-style-name="DefaultParagraphFont" style:family="text">
      <style:text-properties style:font-name="MS Gothic" style:font-name-asian="MS Gothic" style:font-name-complex="MS Gothic"/>
    </style:style>
    <style:style style:name="T8668" style:parent-style-name="DefaultParagraphFont" style:family="text">
      <style:text-properties style:font-name="MS Gothic" style:font-name-asian="MS Gothic" style:font-name-complex="MS Gothic"/>
    </style:style>
    <style:style style:name="T8669" style:parent-style-name="DefaultParagraphFont" style:family="text">
      <style:text-properties style:font-name="MS Gothic" style:font-name-asian="MS Gothic" style:font-name-complex="MS Gothic"/>
    </style:style>
    <style:style style:name="T8670" style:parent-style-name="DefaultParagraphFont" style:family="text">
      <style:text-properties style:font-name="Microsoft JhengHei" style:font-name-asian="Microsoft JhengHei" style:font-name-complex="Microsoft JhengHei"/>
    </style:style>
    <style:style style:name="T8671" style:parent-style-name="DefaultParagraphFont" style:family="text">
      <style:text-properties style:font-name="MS Gothic" style:font-name-asian="MS Gothic" style:font-name-complex="MS Gothic"/>
    </style:style>
    <style:style style:name="T8672" style:parent-style-name="DefaultParagraphFont" style:family="text">
      <style:text-properties style:font-name="MS Gothic" style:font-name-asian="MS Gothic" style:font-name-complex="MS Gothic"/>
    </style:style>
    <style:style style:name="T8673" style:parent-style-name="DefaultParagraphFont" style:family="text">
      <style:text-properties style:font-name="MS Gothic" style:font-name-asian="MS Gothic" style:font-name-complex="MS Gothic"/>
    </style:style>
    <style:style style:name="T8674" style:parent-style-name="DefaultParagraphFont" style:family="text">
      <style:text-properties style:font-name="MS Gothic" style:font-name-asian="MS Gothic" style:font-name-complex="MS Gothic"/>
    </style:style>
    <style:style style:name="T8675" style:parent-style-name="DefaultParagraphFont" style:family="text">
      <style:text-properties style:font-name="MS Gothic" style:font-name-asian="MS Gothic" style:font-name-complex="MS Gothic"/>
    </style:style>
    <style:style style:name="T8676" style:parent-style-name="DefaultParagraphFont" style:family="text">
      <style:text-properties style:font-name="MS Gothic" style:font-name-asian="MS Gothic" style:font-name-complex="MS Gothic"/>
    </style:style>
    <style:style style:name="T8677" style:parent-style-name="DefaultParagraphFont" style:family="text">
      <style:text-properties style:font-name="MS Gothic" style:font-name-asian="MS Gothic" style:font-name-complex="MS Gothic"/>
    </style:style>
    <style:style style:name="T8678" style:parent-style-name="DefaultParagraphFont" style:family="text">
      <style:text-properties style:font-name="MS Gothic" style:font-name-asian="MS Gothic" style:font-name-complex="MS Gothic"/>
    </style:style>
    <style:style style:name="T8679" style:parent-style-name="DefaultParagraphFont" style:family="text">
      <style:text-properties style:font-name="MS Gothic" style:font-name-asian="MS Gothic" style:font-name-complex="MS Gothic"/>
    </style:style>
    <style:style style:name="T8680" style:parent-style-name="DefaultParagraphFont" style:family="text">
      <style:text-properties style:font-name="MS Gothic" style:font-name-asian="MS Gothic" style:font-name-complex="MS Gothic"/>
    </style:style>
    <style:style style:name="T8681" style:parent-style-name="DefaultParagraphFont" style:family="text">
      <style:text-properties style:font-name="MS Gothic" style:font-name-asian="MS Gothic" style:font-name-complex="MS Gothic"/>
    </style:style>
    <style:style style:name="T8682" style:parent-style-name="DefaultParagraphFont" style:family="text">
      <style:text-properties style:font-name="MS Gothic" style:font-name-asian="MS Gothic" style:font-name-complex="MS Gothic"/>
    </style:style>
    <style:style style:name="T8683" style:parent-style-name="DefaultParagraphFont" style:family="text">
      <style:text-properties style:font-name="MS Gothic" style:font-name-asian="MS Gothic" style:font-name-complex="MS Gothic"/>
    </style:style>
    <style:style style:name="T8684" style:parent-style-name="DefaultParagraphFont" style:family="text">
      <style:text-properties style:font-name="Microsoft JhengHei" style:font-name-asian="Microsoft JhengHei" style:font-name-complex="Microsoft JhengHei"/>
    </style:style>
    <style:style style:name="T8685" style:parent-style-name="DefaultParagraphFont" style:family="text">
      <style:text-properties style:font-name="MS Gothic" style:font-name-asian="MS Gothic" style:font-name-complex="MS Gothic"/>
    </style:style>
    <style:style style:name="T8686" style:parent-style-name="DefaultParagraphFont" style:family="text">
      <style:text-properties style:font-name="MS Gothic" style:font-name-asian="MS Gothic" style:font-name-complex="MS Gothic"/>
    </style:style>
    <style:style style:name="T8687" style:parent-style-name="DefaultParagraphFont" style:family="text">
      <style:text-properties style:font-name="MS Gothic" style:font-name-asian="MS Gothic" style:font-name-complex="MS Gothic"/>
    </style:style>
    <style:style style:name="T8688" style:parent-style-name="DefaultParagraphFont" style:family="text">
      <style:text-properties style:font-name="MS Gothic" style:font-name-asian="MS Gothic" style:font-name-complex="MS Gothic"/>
    </style:style>
    <style:style style:name="T8689" style:parent-style-name="DefaultParagraphFont" style:family="text">
      <style:text-properties style:font-name="MS Gothic" style:font-name-asian="MS Gothic" style:font-name-complex="MS Gothic"/>
    </style:style>
    <style:style style:name="T8690" style:parent-style-name="DefaultParagraphFont" style:family="text">
      <style:text-properties style:font-name="MS Gothic" style:font-name-asian="MS Gothic" style:font-name-complex="MS Gothic"/>
    </style:style>
    <style:style style:name="T8691" style:parent-style-name="DefaultParagraphFont" style:family="text">
      <style:text-properties style:font-name="MS Gothic" style:font-name-asian="MS Gothic" style:font-name-complex="MS Gothic"/>
    </style:style>
    <style:style style:name="T8692" style:parent-style-name="DefaultParagraphFont" style:family="text">
      <style:text-properties style:font-name="MS Gothic" style:font-name-asian="MS Gothic" style:font-name-complex="MS Gothic"/>
    </style:style>
    <style:style style:name="T8693" style:parent-style-name="DefaultParagraphFont" style:family="text">
      <style:text-properties style:font-name="MS Gothic" style:font-name-asian="MS Gothic" style:font-name-complex="MS Gothic"/>
    </style:style>
  </office:automatic-styles>
  <office:body>
    <office:text text:use-soft-page-breaks="true">
      <text:p text:style-name="P1">&lt;span style="color: #000000"&gt;<text:span text:style-name="T2">啊</text:span>&lt;/span&gt;&lt;span&gt;&lt;br&gt;&lt;/span&gt;&lt;span style="color: #d89000"&gt;<text:span text:style-name="T3">嗄</text:span>&lt;/span&gt;&lt;span&gt;&lt;br&gt;&lt;/span&gt;&lt;span style="color: #ff0000"&gt;<text:span text:style-name="T4">阿</text:span>&lt;/span&gt;&lt;span&gt;&lt;br&gt;&lt;/span&gt;&lt;span style="color: #ff0000"&gt;<text:span text:style-name="T5">阿</text:span>&lt;/span&gt;&lt;span style="color: #000000"&gt;<text:span text:style-name="T6">啊</text:span>&lt;/span&gt;&lt;span style="color: #ff0000"&gt;<text:span text:style-name="T7">腌</text:span>&lt;/span&gt;&lt;span&gt;&lt;br&gt;&lt;/span&gt;&lt;span style="color: #ff0000"&gt;<text:span text:style-name="T8">呆</text:span>&lt;/span&gt;&lt;span style="color: #ff0000"&gt;<text:span text:style-name="T9">挨</text:span>&lt;/span&gt;&lt;span style="color: #d89000"&gt;<text:span text:style-name="T10">堐</text:span>&lt;/span&gt;&lt;span style="color: #d89000"&gt;<text:span text:style-name="T11">敳</text:span>&lt;/span&gt;&lt;span style="color: #d89000"&gt;<text:span text:style-name="T12">癌</text:span>&lt;/span&gt;&lt;span&gt;&lt;br&gt;&lt;/span&gt;&lt;span style="color: #0000ff"&gt;<text:span text:style-name="T13">乂</text:span>&lt;/span&gt;&lt;span style="color: #0000ff"&gt;<text:span text:style-name="T14">艾</text:span>&lt;/span&gt;&lt;span style="color: #0000ff"&gt;<text:span text:style-name="T15">阨</text:span>&lt;/span&gt;&lt;span style="color: #0000ff"&gt;<text:span text:style-name="T16">嗌</text:span>&lt;/span&gt;&lt;span style="color: #0000ff"&gt;<text:span text:style-name="T17">隘</text:span>&lt;/span&gt;&lt;span style="color: #0000ff"&gt;<text:span text:style-name="T18">僾</text:span>&lt;/span&gt;&lt;span style="color: #d89000"&gt;<text:span text:style-name="T19">餲</text:span>&lt;/span&gt;&lt;span&gt;&lt;br&gt;&lt;/span&gt;&lt;span style="color: #00a000"&gt;<text:span text:style-name="T20">毐</text:span>&lt;/span&gt;&lt;span style="color: #0000ff"&gt;<text:span text:style-name="T21">佁</text:span>&lt;/span&gt;&lt;span style="color: #00a000"&gt;<text:span text:style-name="T22">欸</text:span>&lt;/span&gt;&lt;span style="color: #00a000"&gt;<text:span text:style-name="T23">矮</text:span>&lt;/span&gt;&lt;span&gt;&lt;br&gt;&lt;/span&gt;&lt;span style="color: #ff0000"&gt;<text:span text:style-name="T24">哀</text:span>&lt;/span&gt;&lt;span style="color: #ff0000"&gt;<text:span text:style-name="T25">哎</text:span>&lt;/span&gt;&lt;span style="color: #ff0000"&gt;<text:span text:style-name="T26">埃</text:span>&lt;/span&gt;&lt;span style="color: #ff0000"&gt;<text:span text:style-name="T27">挨</text:span>&lt;/span&gt;&lt;span style="color: #ff0000"&gt;<text:span text:style-name="T28">唉</text:span>&lt;/span&gt;&lt;span style="color: #00a000"&gt;<text:span text:style-name="T29">欸</text:span>&lt;/span&gt;&lt;span&gt;&lt;br&gt;&lt;/span&gt;&lt;span style="color: #d89000"&gt;<text:span text:style-name="T30">啽</text:span>&lt;/span&gt;&lt;span&gt;&lt;br&gt;&lt;/span&gt;&lt;span style="color: #0000ff"&gt;<text:span text:style-name="T31">犴</text:span>&lt;/span&gt;&lt;span style="color: #0000ff"&gt;<text:span text:style-name="T32">岸</text:span>&lt;/span&gt;&lt;span style="color: #0000ff"&gt;<text:span text:style-name="T33">豻</text:span>&lt;/span&gt;&lt;span style="color: #0000ff"&gt;<text:span text:style-name="T34">按</text:span>&lt;/span&gt;&lt;span style="color: #0000ff"&gt;<text:span text:style-name="T35">案</text:span>&lt;/span&gt;&lt;span style="color: #ff0000"&gt;<text:span text:style-name="T36">桉</text:span>&lt;/span&gt;&lt;span style="color: #00a000"&gt;<text:span text:style-name="T37">晻</text:span>&lt;/span&gt;&lt;span style="color: #0000ff"&gt;<text:span text:style-name="T38">暗</text:span>&lt;/span&gt;&lt;span style="color: #ff0000"&gt;<text:span text:style-name="T39">韽</text:span>&lt;/span&gt;&lt;span style="color: #0000ff"&gt;<text:span text:style-name="T40">黯</text:span>&lt;/span&gt;&lt;span&gt;&lt;br&gt;&lt;/span&gt;&lt;span style="color: #ff0000"&gt;<text:span text:style-name="T41">匼</text:span>&lt;/span&gt;&lt;span style="color: #00a000"&gt;<text:span text:style-name="T42">俺</text:span>&lt;/span&gt;&lt;span style="color: #00a000"&gt;<text:span text:style-name="T43">唵</text:span>&lt;/span&gt;&lt;span style="color: #00a000"&gt;<text:span text:style-name="T44">晻</text:span>&lt;/span&gt;&lt;span style="color: #00a000"&gt;<text:span text:style-name="T45">揞</text:span>&lt;/span&gt;&lt;span style="color: #00a000"&gt;<text:span text:style-name="T46">黭</text:span>&lt;/span&gt;&lt;span&gt;&lt;br&gt;&lt;/span&gt;&lt;span style="color: #ff0000"&gt;<text:span text:style-name="T47">安</text:span>&lt;/span&gt;&lt;span style="color: #ff0000"&gt;<text:span text:style-name="T48">氨</text:span>&lt;/span&gt;&lt;span style="color: #0000ff"&gt;<text:span text:style-name="T49">胺</text:span>&lt;/span&gt;&lt;span style="color: #ff0000"&gt;<text:span text:style-name="T50">鞍</text:span>&lt;/span&gt;&lt;span style="color: #ff0000"&gt;<text:span text:style-name="T51">庵</text:span>&lt;/span&gt;&lt;span style="color: #ff0000"&gt;<text:span text:style-name="T52">媕</text:span>&lt;/span&gt;&lt;span style="color: #ff0000"&gt;<text:span text:style-name="T53">腤</text:span>&lt;/span&gt;&lt;span style="color: #ff0000"&gt;<text:span text:style-name="T54">盦</text:span>&lt;/span&gt;&lt;span&gt;&lt;br&gt;&lt;/span&gt;&lt;span style="color: #d89000"&gt;<text:span text:style-name="T55">卬</text:span>&lt;/span&gt;&lt;span style="color: #d89000"&gt;<text:span text:style-name="T56">昂</text:span>&lt;/span&gt;&lt;span&gt;&lt;br&gt;&lt;/span&gt;&lt;span style="color: #0000ff"&gt;<text:span text:style-name="T57">枊</text:span>&lt;/span&gt;&lt;span style="color: #0000ff"&gt;<text:span text:style-name="T58">盎</text:span>&lt;/span&gt;&lt;span&gt;&lt;br&gt;&lt;/span&gt;&lt;span style="color: #ff0000"&gt;<text:span text:style-name="T59">腌</text:span>&lt;/span&gt;&lt;span&gt;&lt;br&gt;&lt;/span&gt;&lt;span style="color: #d89000"&gt;<text:span text:style-name="T60">敖</text:span>&lt;/span&gt;&lt;span style="color: #d89000"&gt;<text:span text:style-name="T61">廒</text:span>&lt;/span&gt;&lt;span style="color: #d89000"&gt;<text:span text:style-name="T62">嗷</text:span>&lt;/span&gt;&lt;span style="color: #d89000"&gt;<text:span text:style-name="T63">璈</text:span>&lt;/span&gt;&lt;span style="color: #d89000"&gt;<text:span text:style-name="T64">熬</text:span>&lt;/span&gt;&lt;span style="color: #d89000"&gt;<text:span text:style-name="T65">遨</text:span>&lt;/span&gt;&lt;span style="color: #d89000"&gt;<text:span text:style-name="T66">獒</text:span>&lt;/span&gt;&lt;span style="color: #d89000"&gt;<text:span text:style-name="T67">聱</text:span>&lt;/span&gt;&lt;span style="color: #d89000"&gt;<text:span text:style-name="T68">螯</text:span>&lt;/span&gt;&lt;span style="color: #d89000"&gt;<text:span text:style-name="T69">謷</text:span>&lt;/span&gt;&lt;span style="color: #0000ff"&gt;<text:span text:style-name="T70">鏊</text:span>&lt;/span&gt;&lt;span style="color: #d89000"&gt;<text:span text:style-name="T71">鼇</text:span>&lt;/span&gt;&lt;span style="color: #d89000"&gt;<text:span text:style-name="T72">翱</text:span>&lt;/span&gt;&lt;span style="color: #ff0000"&gt;<text:span text:style-name="T73">爊</text:span>&lt;/span&gt;&lt;span style="color: #d89000"&gt;<text:span text:style-name="T74">鏖</text:span>&lt;/span&gt;&lt;span&gt;&lt;br&gt;&lt;/span&gt;&lt;span style="color: #0000ff"&gt;<text:span text:style-name="T75">坳</text:span>&lt;/span&gt;&lt;span style="color: #0000ff"&gt;<text:span text:style-name="T76">拗</text:span>&lt;/span&gt;&lt;span style="color: #d89000"&gt;<text:span text:style-name="T77">敖</text:span>&lt;/span&gt;&lt;span style="color: #0000ff"&gt;<text:span text:style-name="T78">傲</text:span>&lt;/span&gt;&lt;span style="color: #d89000"&gt;<text:span text:style-name="T79">謷</text:span>&lt;/span&gt;&lt;span style="color: #0000ff"&gt;<text:span text:style-name="T80">鏊</text:span>&lt;/span&gt;&lt;span style="color: #0000ff"&gt;<text:span text:style-name="T81">奡</text:span>&lt;/span&gt;&lt;span style="color: #0000ff"&gt;<text:span text:style-name="T82">澳</text:span>&lt;/span&gt;&lt;span style="color: #0000ff"&gt;<text:span text:style-name="T83">懊</text:span>&lt;/span&gt;&lt;span style="color: #0000ff"&gt;<text:span text:style-name="T84">隩</text:span>&lt;/span&gt;&lt;span style="color:<text:s/><text:soft-page-break/>#0000ff"&gt;<text:span text:style-name="T85">燠</text:span>&lt;/span&gt;&lt;span style="color: #0000ff"&gt;<text:span text:style-name="T86">鐭</text:span>&lt;/span&gt;&lt;span&gt;&lt;br&gt;&lt;/span&gt;&lt;span style="color: #ff0000"&gt;<text:span text:style-name="T87">夭</text:span>&lt;/span&gt;&lt;span style="color: #0000ff"&gt;<text:span text:style-name="T88">拗</text:span>&lt;/span&gt;&lt;span style="color: #ff0000"&gt;<text:span text:style-name="T89">蝹</text:span>&lt;/span&gt;&lt;span&gt;&lt;br&gt;&lt;/span&gt;&lt;span style="color: #ff0000"&gt;<text:span text:style-name="T90">凹</text:span>&lt;/span&gt;&lt;span style="color: #0000ff"&gt;<text:span text:style-name="T91">坳</text:span>&lt;/span&gt;&lt;span style="color: #d89000"&gt;<text:span text:style-name="T92">熬</text:span>&lt;/span&gt;&lt;span&gt;&lt;br&gt;&lt;/span&gt;&lt;span style="color: #000000"&gt;<text:span text:style-name="T93">吧</text:span>&lt;/span&gt;&lt;span style="color: #0000ff"&gt;<text:span text:style-name="T94">杷</text:span>&lt;/span&gt;&lt;span style="color: #d89000"&gt;<text:span text:style-name="T95">琶</text:span>&lt;/span&gt;&lt;span&gt;&lt;br&gt;&lt;/span&gt;&lt;span style="color: #d89000"&gt;<text:span text:style-name="T96">拔</text:span>&lt;/span&gt;&lt;span style="color: #d89000"&gt;<text:span text:style-name="T97">茇</text:span>&lt;/span&gt;&lt;span style="color: #d89000"&gt;<text:span text:style-name="T98">胈</text:span>&lt;/span&gt;&lt;span style="color: #d89000"&gt;<text:span text:style-name="T99">菝</text:span>&lt;/span&gt;&lt;span style="color: #d89000"&gt;<text:span text:style-name="T100">跋</text:span>&lt;/span&gt;&lt;span style="color: #d89000"&gt;<text:span text:style-name="T101">魃</text:span>&lt;/span&gt;&lt;span style="color: #d89000"&gt;<text:span text:style-name="T102">鼥</text:span>&lt;/span&gt;&lt;span&gt;&lt;br&gt;&lt;/span&gt;&lt;span style="color: #00a000"&gt;<text:span text:style-name="T103">把</text:span>&lt;/span&gt;&lt;span style="color: #0000ff"&gt;<text:span text:style-name="T104">弝</text:span>&lt;/span&gt;&lt;span style="color: #0000ff"&gt;<text:span text:style-name="T105">爸</text:span>&lt;/span&gt;&lt;span style="color: #0000ff"&gt;<text:span text:style-name="T106">耙</text:span>&lt;/span&gt;&lt;span style="color: #d89000"&gt;<text:span text:style-name="T107">伯</text:span>&lt;/span&gt;&lt;span style="color: #0000ff"&gt;<text:span text:style-name="T108">矲</text:span>&lt;/span&gt;&lt;span style="color: #0000ff"&gt;<text:span text:style-name="T109">霸</text:span>&lt;/span&gt;&lt;span style="color: #0000ff"&gt;<text:span text:style-name="T110">灞</text:span>&lt;/span&gt;&lt;span&gt;&lt;br&gt;&lt;/span&gt;&lt;span style="color: #00a000"&gt;<text:span text:style-name="T111">把</text:span>&lt;/span&gt;&lt;span style="color: #00a000"&gt;<text:span text:style-name="T112">靶</text:span>&lt;/span&gt;&lt;span&gt;&lt;br&gt;&lt;/span&gt;&lt;span style="color: #ff0000"&gt;<text:span text:style-name="T113">八</text:span>&lt;/span&gt;&lt;span style="color: #ff0000"&gt;<text:span text:style-name="T114">扒</text:span>&lt;/span&gt;&lt;span style="color: #ff0000"&gt;<text:span text:style-name="T115">叭</text:span>&lt;/span&gt;&lt;span style="color: #ff0000"&gt;<text:span text:style-name="T116">巴</text:span>&lt;/span&gt;&lt;span style="color: #000000"&gt;<text:span text:style-name="T117">吧</text:span>&lt;/span&gt;&lt;span style="color: #ff0000"&gt;<text:span text:style-name="T118">芭</text:span>&lt;/span&gt;&lt;span style="color: #ff0000"&gt;<text:span text:style-name="T119">疤</text:span>&lt;/span&gt;&lt;span style="color: #ff0000"&gt;<text:span text:style-name="T120">羓</text:span>&lt;/span&gt;&lt;span style="color: #ff0000"&gt;<text:span text:style-name="T121">粑</text:span>&lt;/span&gt;&lt;span style="color: #ff0000"&gt;<text:span text:style-name="T122">笆</text:span>&lt;/span&gt;&lt;span style="color: #ff0000"&gt;<text:span text:style-name="T123">豝</text:span>&lt;/span&gt;&lt;span style="color: #ff0000"&gt;<text:span text:style-name="T124">捌</text:span>&lt;/span&gt;&lt;span&gt;&lt;br&gt;&lt;/span&gt;&lt;span style="color: #d89000"&gt;<text:span text:style-name="T125">白</text:span>&lt;/span&gt;&lt;span&gt;&lt;br&gt;&lt;/span&gt;&lt;span style="color: #0000ff"&gt;<text:span text:style-name="T126">拜</text:span>&lt;/span&gt;&lt;span style="color: #0000ff"&gt;<text:span text:style-name="T127">稗</text:span>&lt;/span&gt;&lt;span style="color: #0000ff"&gt;<text:span text:style-name="T128">粺</text:span>&lt;/span&gt;&lt;span&gt;&lt;br&gt;&lt;/span&gt;&lt;span style="color: #00a000"&gt;<text:span text:style-name="T129">百</text:span>&lt;/span&gt;&lt;span style="color: #d89000"&gt;<text:span text:style-name="T130">伯</text:span>&lt;/span&gt;&lt;span style="color: #00a000"&gt;<text:span text:style-name="T131">佰</text:span>&lt;/span&gt;&lt;span style="color: #0000ff"&gt;<text:span text:style-name="T132">柏</text:span>&lt;/span&gt;&lt;span style="color: #00a000"&gt;<text:span text:style-name="T133">把</text:span>&lt;/span&gt;&lt;span style="color: #00a000"&gt;<text:span text:style-name="T134">捭</text:span>&lt;/span&gt;&lt;span&gt;&lt;br&gt;&lt;/span&gt;&lt;span style="color: #ff0000"&gt;<text:span text:style-name="T135">掰</text:span>&lt;/span&gt;&lt;span&gt;&lt;br&gt;&lt;/span&gt;&lt;span style="color: #d89000"&gt;<text:span text:style-name="T136">爿</text:span>&lt;/span&gt;&lt;span style="color: #0000ff"&gt;<text:span text:style-name="T137">半</text:span>&lt;/span&gt;&lt;span style="color: #0000ff"&gt;<text:span text:style-name="T138">伴</text:span>&lt;/span&gt;&lt;span style="color: #0000ff"&gt;<text:span text:style-name="T139">拌</text:span>&lt;/span&gt;&lt;span style="color: #0000ff"&gt;<text:span text:style-name="T140">扮</text:span>&lt;/span&gt;&lt;span style="color: #00a000"&gt;<text:span text:style-name="T141">魬</text:span>&lt;/span&gt;&lt;span style="color: #0000ff"&gt;<text:span text:style-name="T142">瓣</text:span>&lt;/span&gt;&lt;span&gt;&lt;br&gt;&lt;/span&gt;&lt;span style="color: #00a000"&gt;<text:span text:style-name="T143">坂</text:span>&lt;/span&gt;&lt;span style="color: #00a000"&gt;<text:span text:style-name="T144">阪</text:span>&lt;/span&gt;&lt;span style="color: #00a000"&gt;<text:span text:style-name="T145">板</text:span>&lt;/span&gt;&lt;span style="color: #00a000"&gt;<text:span text:style-name="T146">昄</text:span>&lt;/span&gt;&lt;span style="color: #00a000"&gt;<text:span text:style-name="T147">版</text:span>&lt;/span&gt;&lt;span style="color: #00a000"&gt;<text:span text:style-name="T148">粄</text:span>&lt;/span&gt;&lt;span style="color: #00a000"&gt;<text:span text:style-name="T149">舨</text:span>&lt;/span&gt;&lt;span style="color: #00a000"&gt;<text:span text:style-name="T150">蝂</text:span>&lt;/span&gt;&lt;span&gt;&lt;br&gt;&lt;/span&gt;&lt;span style="color: #ff0000"&gt;<text:span text:style-name="T151">扳</text:span>&lt;/span&gt;&lt;span style="color: #ff0000"&gt;<text:span text:style-name="T152">班</text:span>&lt;/span&gt;&lt;span style="color: #ff0000"&gt;<text:span text:style-name="T153">斑</text:span>&lt;/span&gt;&lt;span style="color: #ff0000"&gt;<text:span text:style-name="T154">般</text:span>&lt;/span&gt;&lt;span style="color: #ff0000"&gt;<text:span text:style-name="T155">搬</text:span>&lt;/span&gt;&lt;span style="color: #ff0000"&gt;<text:span text:style-name="T156">瘢</text:span>&lt;/span&gt;&lt;span style="color: #ff0000"&gt;<text:span text:style-name="T157">螌</text:span>&lt;/span&gt;&lt;span style="color: #ff0000"&gt;<text:span text:style-name="T158">斒</text:span>&lt;/span&gt;&lt;span&gt;&lt;br&gt;&lt;/span&gt;&lt;span style="color: #0000ff"&gt;<text:span text:style-name="T159">玤</text:span>&lt;/span&gt;&lt;span style="color: #0000ff"&gt;<text:span text:style-name="T160">蚌</text:span>&lt;/span&gt;&lt;span style="color: #d89000"&gt;<text:span text:style-name="T161">旁</text:span>&lt;/span&gt;&lt;span style="color: #0000ff"&gt;<text:span text:style-name="T162">傍</text:span>&lt;/span&gt;&lt;span style="color: #d89000"&gt;<text:span text:style-name="T163">徬</text:span>&lt;/span&gt;&lt;span style="color: #ff0000"&gt;<text:span text:style-name="T164">膀</text:span>&lt;/span&gt;&lt;span style="color: #0000ff"&gt;<text:span text:style-name="T165">磅</text:span>&lt;/span&gt;&lt;span style="color: #ff0000"&gt;<text:span text:style-name="T166">棓</text:span>&lt;/span&gt;&lt;span style="color: #0000ff"&gt;<text:span text:style-name="T167">棒</text:span>&lt;/span&gt;&lt;span style="color: #0000ff"&gt;<text:span text:style-name="T168">蒡</text:span><text:soft-page-break/>&lt;/span&gt;&lt;span&gt;&lt;br&gt;&lt;/span&gt;&lt;span style="color: #0000ff"&gt;<text:span text:style-name="T169">榜</text:span>&lt;/span&gt;&lt;span style="color: #00a000"&gt;<text:span text:style-name="T170">牓</text:span>&lt;/span&gt;&lt;span style="color: #ff0000"&gt;<text:span text:style-name="T171">膀</text:span>&lt;/span&gt;&lt;span&gt;&lt;br&gt;&lt;/span&gt;&lt;span style="color: #ff0000"&gt;<text:span text:style-name="T172">邦</text:span>&lt;/span&gt;&lt;span style="color: #ff0000"&gt;<text:span text:style-name="T173">梆</text:span>&lt;/span&gt;&lt;span style="color: #0000ff"&gt;<text:span text:style-name="T174">傍</text:span>&lt;/span&gt;&lt;span&gt;&lt;br&gt;&lt;/span&gt;&lt;span style="color: #d89000"&gt;<text:span text:style-name="T175">雹</text:span>&lt;/span&gt;&lt;span style="color: #d89000"&gt;<text:span text:style-name="T176">薄</text:span>&lt;/span&gt;&lt;span&gt;&lt;br&gt;&lt;/span&gt;&lt;span style="color: #d89000"&gt;<text:span text:style-name="T177">刨</text:span>&lt;/span&gt;&lt;span style="color: #0000ff"&gt;<text:span text:style-name="T178">抱</text:span>&lt;/span&gt;&lt;span style="color: #0000ff"&gt;<text:span text:style-name="T179">菢</text:span>&lt;/span&gt;&lt;span style="color: #0000ff"&gt;<text:span text:style-name="T180">趵</text:span>&lt;/span&gt;&lt;span style="color: #0000ff"&gt;<text:span text:style-name="T181">豹</text:span>&lt;/span&gt;&lt;span style="color: #0000ff"&gt;<text:span text:style-name="T182">暴</text:span>&lt;/span&gt;&lt;span style="color: #d89000"&gt;<text:span text:style-name="T183">謈</text:span>&lt;/span&gt;&lt;span style="color: #0000ff"&gt;<text:span text:style-name="T184">儤</text:span>&lt;/span&gt;&lt;span style="color: #0000ff"&gt;<text:span text:style-name="T185">瀑</text:span>&lt;/span&gt;&lt;span style="color: #0000ff"&gt;<text:span text:style-name="T186">爆</text:span>&lt;/span&gt;&lt;span style="color: #0000ff"&gt;<text:span text:style-name="T187">犦</text:span>&lt;/span&gt;&lt;span style="color: #0000ff"&gt;<text:span text:style-name="T188">虣</text:span>&lt;/span&gt;&lt;span&gt;&lt;br&gt;&lt;/span&gt;&lt;span style="color: #00a000"&gt;<text:span text:style-name="T189">保</text:span>&lt;/span&gt;&lt;span style="color: #00a000"&gt;<text:span text:style-name="T190">堡</text:span>&lt;/span&gt;&lt;span style="color: #00a000"&gt;<text:span text:style-name="T191">媬</text:span>&lt;/span&gt;&lt;span style="color: #00a000"&gt;<text:span text:style-name="T192">葆</text:span>&lt;/span&gt;&lt;span style="color: #00a000"&gt;<text:span text:style-name="T193">褓</text:span>&lt;/span&gt;&lt;span&gt;&lt;br&gt;&lt;/span&gt;&lt;span style="color: #ff0000"&gt;<text:span text:style-name="T194">勹</text:span>&lt;/span&gt;&lt;span style="color: #ff0000"&gt;<text:span text:style-name="T195">包</text:span>&lt;/span&gt;&lt;span style="color: #ff0000"&gt;<text:span text:style-name="T196">孢</text:span>&lt;/span&gt;&lt;span style="color: #0000ff"&gt;<text:span text:style-name="T197">炮</text:span>&lt;/span&gt;&lt;span style="color: #ff0000"&gt;<text:span text:style-name="T198">枹</text:span>&lt;/span&gt;&lt;span style="color: #ff0000"&gt;<text:span text:style-name="T199">苞</text:span>&lt;/span&gt;&lt;span style="color: #ff0000"&gt;<text:span text:style-name="T200">胞</text:span>&lt;/span&gt;&lt;span style="color: #d89000"&gt;<text:span text:style-name="T201">鞄</text:span>&lt;/span&gt;&lt;span style="color: #ff0000"&gt;<text:span text:style-name="T202">煲</text:span>&lt;/span&gt;&lt;span style="color: #ff0000"&gt;<text:span text:style-name="T203">褒</text:span>&lt;/span&gt;&lt;span&gt;&lt;br&gt;&lt;/span&gt;&lt;span style="color: #00a000"&gt;<text:span text:style-name="T204">北</text:span>&lt;/span&gt;&lt;span style="color: #0000ff"&gt;<text:span text:style-name="T205">邶</text:span>&lt;/span&gt;&lt;span style="color: #0000ff"&gt;<text:span text:style-name="T206">背</text:span>&lt;/span&gt;&lt;span style="color: #0000ff"&gt;<text:span text:style-name="T207">偝</text:span>&lt;/span&gt;&lt;span style="color: #0000ff"&gt;<text:span text:style-name="T208">褙</text:span>&lt;/span&gt;&lt;span style="color: #0000ff"&gt;<text:span text:style-name="T209">孛</text:span>&lt;/span&gt;&lt;span style="color: #0000ff"&gt;<text:span text:style-name="T210">悖</text:span>&lt;/span&gt;&lt;span style="color: #d89000"&gt;<text:span text:style-name="T211">誖</text:span>&lt;/span&gt;&lt;span style="color: #0000ff"&gt;<text:span text:style-name="T212">萯</text:span>&lt;/span&gt;&lt;span style="color: #0000ff"&gt;<text:span text:style-name="T213">怫</text:span>&lt;/span&gt;&lt;span style="color: #0000ff"&gt;<text:span text:style-name="T214">牬</text:span>&lt;/span&gt;&lt;span style="color: #d89000"&gt;<text:span text:style-name="T215">茇</text:span>&lt;/span&gt;&lt;span style="color: #0000ff"&gt;<text:span text:style-name="T216">倍</text:span>&lt;/span&gt;&lt;span style="color: #0000ff"&gt;<text:span text:style-name="T217">焙</text:span>&lt;/span&gt;&lt;span style="color: #0000ff"&gt;<text:span text:style-name="T218">碚</text:span>&lt;/span&gt;&lt;span style="color: #0000ff"&gt;<text:span text:style-name="T219">蓓</text:span>&lt;/span&gt;&lt;span style="color: #0000ff"&gt;<text:span text:style-name="T220">被</text:span>&lt;/span&gt;&lt;span style="color: #0000ff"&gt;<text:span text:style-name="T221">婢</text:span>&lt;/span&gt;&lt;span style="color: #00a000"&gt;<text:span text:style-name="T222">貏</text:span>&lt;/span&gt;&lt;span style="color: #0000ff"&gt;<text:span text:style-name="T223">琲</text:span>&lt;/span&gt;&lt;span style="color: #0000ff"&gt;<text:span text:style-name="T224">犕</text:span>&lt;/span&gt;&lt;span style="color: #0000ff"&gt;<text:span text:style-name="T225">糒</text:span>&lt;/span&gt;&lt;span style="color: #0000ff"&gt;<text:span text:style-name="T226">鞴</text:span>&lt;/span&gt;&lt;span style="color: #0000ff"&gt;<text:span text:style-name="T227">僻</text:span>&lt;/span&gt;&lt;span style="color: #0000ff"&gt;<text:span text:style-name="T228">避</text:span>&lt;/span&gt;&lt;span style="color: #0000ff"&gt;<text:span text:style-name="T229">臂</text:span>&lt;/span&gt;&lt;span style="color: #0000ff"&gt;<text:span text:style-name="T230">奰</text:span>&lt;/span&gt;&lt;span&gt;<text:span text:style-name="T231">𣖾</text:span>&lt;/span&gt;&lt;span&gt;&lt;br&gt;&lt;/span&gt;&lt;span style="color: #00a000"&gt;<text:span text:style-name="T232">北</text:span>&lt;/span&gt;&lt;span&gt;&lt;br&gt;&lt;/span&gt;&lt;span style="color: #ff0000"&gt;<text:span text:style-name="T233">杯</text:span>&lt;/span&gt;&lt;span style="color: #ff0000"&gt;<text:span text:style-name="T234">桮</text:span>&lt;/span&gt;&lt;span style="color: #ff0000"&gt;<text:span text:style-name="T235">卑</text:span>&lt;/span&gt;&lt;span style="color: #00a000"&gt;<text:span text:style-name="T236">俾</text:span>&lt;/span&gt;&lt;span style="color: #0000ff"&gt;<text:span text:style-name="T237">庳</text:span>&lt;/span&gt;&lt;span style="color: #d89000"&gt;<text:span text:style-name="T238">埤</text:span>&lt;/span&gt;&lt;span style="color: #ff0000"&gt;<text:span text:style-name="T239">椑</text:span>&lt;/span&gt;&lt;span style="color: #0000ff"&gt;<text:span text:style-name="T240">萆</text:span>&lt;/span&gt;&lt;span style="color: #ff0000"&gt;<text:span text:style-name="T241">碑</text:span>&lt;/span&gt;&lt;span style="color: #ff0000"&gt;<text:span text:style-name="T242">箄</text:span>&lt;/span&gt;&lt;span style="color: #00a000"&gt;<text:span text:style-name="T243">鞞</text:span>&lt;/span&gt;&lt;span style="color: #0000ff"&gt;<text:span text:style-name="T244">背</text:span>&lt;/span&gt;&lt;span style="color: #ff0000"&gt;<text:span text:style-name="T245">揹</text:span>&lt;/span&gt;&lt;span style="color: #ff0000"&gt;<text:span text:style-name="T246">悲</text:span>&lt;/span&gt;&lt;span style="color: #ff0000"&gt;<text:span text:style-name="T247">藣</text:span>&lt;/span&gt;&lt;span&gt;&lt;br&gt;&lt;/span&gt;&lt;span style="color: #0000ff"&gt;<text:span text:style-name="T248">坌</text:span>&lt;/span&gt;&lt;span style="color: #ff0000"&gt;<text:span text:style-name="T249">奔</text:span>&lt;/span&gt;&lt;span style="color: #0000ff"&gt;<text:span text:style-name="T250">逩</text:span>&lt;/span&gt;&lt;span style="color: #0000ff"&gt;<text:span text:style-name="T251">笨</text:span>&lt;/span&gt;&lt;span&gt;&lt;br&gt;&lt;/span&gt;&lt;span style="color: #00a000"&gt;<text:soft-page-break/><text:span text:style-name="T252">本</text:span>&lt;/span&gt;&lt;span style="color: #00a000"&gt;<text:span text:style-name="T253">苯</text:span>&lt;/span&gt;&lt;span style="color: #00a000"&gt;<text:span text:style-name="T254">畚</text:span>&lt;/span&gt;&lt;span&gt;&lt;br&gt;&lt;/span&gt;&lt;span style="color: #ff0000"&gt;<text:span text:style-name="T255">奔</text:span>&lt;/span&gt;&lt;span&gt;&lt;br&gt;&lt;/span&gt;&lt;span style="color: #d89000"&gt;<text:span text:style-name="T256">甭</text:span>&lt;/span&gt;&lt;span&gt;&lt;br&gt;&lt;/span&gt;&lt;span style="color: #0000ff"&gt;<text:span text:style-name="T257">泵</text:span>&lt;/span&gt;&lt;span style="color: #0000ff"&gt;<text:span text:style-name="T258">迸</text:span>&lt;/span&gt;&lt;span style="color: #0000ff"&gt;<text:span text:style-name="T259">蚌</text:span>&lt;/span&gt;&lt;span style="color: #d89000"&gt;<text:span text:style-name="T260">堋</text:span>&lt;/span&gt;&lt;span style="color: #0000ff"&gt;<text:span text:style-name="T261">蹦</text:span>&lt;/span&gt;&lt;span style="color: #0000ff"&gt;<text:span text:style-name="T262">榜</text:span>&lt;/span&gt;&lt;span style="color: #0000ff"&gt;<text:span text:style-name="T263">磅</text:span>&lt;/span&gt;&lt;span&gt;&lt;br&gt;&lt;/span&gt;&lt;span style="color: #00a000"&gt;<text:span text:style-name="T264">琫</text:span>&lt;/span&gt;&lt;span style="color: #00a000"&gt;<text:span text:style-name="T265">菶</text:span>&lt;/span&gt;&lt;span&gt;&lt;br&gt;&lt;/span&gt;&lt;span style="color: #ff0000"&gt;<text:span text:style-name="T266">祊</text:span>&lt;/span&gt;&lt;span style="color: #ff0000"&gt;<text:span text:style-name="T267">崩</text:span>&lt;/span&gt;&lt;span style="color: #ff0000"&gt;<text:span text:style-name="T268">弸</text:span>&lt;/span&gt;&lt;span style="color: #00a000"&gt;<text:span text:style-name="T269">絣</text:span>&lt;/span&gt;&lt;span&gt;&lt;br&gt;&lt;/span&gt;&lt;span style="color: #d89000"&gt;<text:span text:style-name="T270">荸</text:span>&lt;/span&gt;&lt;span style="color: #d89000"&gt;<text:span text:style-name="T271">鼻</text:span>&lt;/span&gt;&lt;span&gt;&lt;br&gt;&lt;/span&gt;&lt;span style="color: #00a000"&gt;<text:span text:style-name="T272">比</text:span>&lt;/span&gt;&lt;span style="color: #0000ff"&gt;<text:span text:style-name="T273">庇</text:span>&lt;/span&gt;&lt;span style="color: #00a000"&gt;<text:span text:style-name="T274">吡</text:span>&lt;/span&gt;&lt;span style="color: #d89000"&gt;<text:span text:style-name="T275">芘</text:span>&lt;/span&gt;&lt;span style="color: #0000ff"&gt;<text:span text:style-name="T276">狴</text:span>&lt;/span&gt;&lt;span style="color: #0000ff"&gt;<text:span text:style-name="T277">陛</text:span>&lt;/span&gt;&lt;span style="color: #0000ff"&gt;<text:span text:style-name="T278">梐</text:span>&lt;/span&gt;&lt;span style="color: #0000ff"&gt;<text:span text:style-name="T279">蜌</text:span>&lt;/span&gt;&lt;span style="color: #0000ff"&gt;<text:span text:style-name="T280">蓖</text:span>&lt;/span&gt;&lt;span style="color: #0000ff"&gt;<text:span text:style-name="T281">篦</text:span>&lt;/span&gt;&lt;span style="color: #0000ff"&gt;<text:span text:style-name="T282">必</text:span>&lt;/span&gt;&lt;span style="color: #0000ff"&gt;<text:span text:style-name="T283">泌</text:span>&lt;/span&gt;&lt;span style="color: #0000ff"&gt;<text:span text:style-name="T284">怭</text:span>&lt;/span&gt;&lt;span style="color: #0000ff"&gt;<text:span text:style-name="T285">邲</text:span>&lt;/span&gt;&lt;span style="color: #0000ff"&gt;<text:span text:style-name="T286">咇</text:span>&lt;/span&gt;&lt;span style="color: #0000ff"&gt;<text:span text:style-name="T287">珌</text:span>&lt;/span&gt;&lt;span style="color: #0000ff"&gt;<text:span text:style-name="T288">柲</text:span>&lt;/span&gt;&lt;span style="color: #0000ff"&gt;<text:span text:style-name="T289">苾</text:span>&lt;/span&gt;&lt;span style="color: #0000ff"&gt;<text:span text:style-name="T290">毖</text:span>&lt;/span&gt;&lt;span style="color: #0000ff"&gt;<text:span text:style-name="T291">秘</text:span>&lt;/span&gt;&lt;span style="color: #0000ff"&gt;<text:span text:style-name="T292">閟</text:span>&lt;/span&gt;&lt;span style="color: #0000ff"&gt;<text:span text:style-name="T293">馝</text:span>&lt;/span&gt;&lt;span style="color: #0000ff"&gt;<text:span text:style-name="T294">駜</text:span>&lt;/span&gt;&lt;span style="color: #d89000"&gt;<text:span text:style-name="T295">佛</text:span>&lt;/span&gt;&lt;span style="color: #0000ff"&gt;<text:span text:style-name="T296">拂</text:span>&lt;/span&gt;&lt;span style="color: #0000ff"&gt;<text:span text:style-name="T297">鄪</text:span>&lt;/span&gt;&lt;span style="color: #0000ff"&gt;<text:span text:style-name="T298">畀</text:span>&lt;/span&gt;&lt;span style="color: #0000ff"&gt;<text:span text:style-name="T299">痹</text:span>&lt;/span&gt;&lt;span style="color: #0000ff"&gt;<text:span text:style-name="T300">箅</text:span>&lt;/span&gt;&lt;span style="color: #0000ff"&gt;<text:span text:style-name="T301">襣</text:span>&lt;/span&gt;&lt;span style="color: #00a000"&gt;<text:span text:style-name="T302">俾</text:span>&lt;/span&gt;&lt;span style="color: #0000ff"&gt;<text:span text:style-name="T303">庳</text:span>&lt;/span&gt;&lt;span style="color: #d89000"&gt;<text:span text:style-name="T304">埤</text:span>&lt;/span&gt;&lt;span style="color: #0000ff"&gt;<text:span text:style-name="T305">婢</text:span>&lt;/span&gt;&lt;span style="color: #0000ff"&gt;<text:span text:style-name="T306">萆</text:span>&lt;/span&gt;&lt;span style="color: #0000ff"&gt;<text:span text:style-name="T307">痺</text:span>&lt;/span&gt;&lt;span style="color: #0000ff"&gt;<text:span text:style-name="T308">睥</text:span>&lt;/span&gt;&lt;span style="color: #d89000"&gt;<text:span text:style-name="T309">裨</text:span>&lt;/span&gt;&lt;span style="color: #0000ff"&gt;<text:span text:style-name="T310">綼</text:span>&lt;/span&gt;&lt;span style="color: #0000ff"&gt;<text:span text:style-name="T311">髀</text:span>&lt;/span&gt;&lt;span style="color: #0000ff"&gt;<text:span text:style-name="T312">敝</text:span>&lt;/span&gt;&lt;span style="color: #0000ff"&gt;<text:span text:style-name="T313">弊</text:span>&lt;/span&gt;&lt;span style="color: #0000ff"&gt;<text:span text:style-name="T314">蔽</text:span>&lt;/span&gt;&lt;span style="color: #0000ff"&gt;<text:span text:style-name="T315">縪</text:span>&lt;/span&gt;&lt;span style="color: #0000ff"&gt;<text:span text:style-name="T316">饆</text:span>&lt;/span&gt;&lt;span style="color: #0000ff"&gt;<text:span text:style-name="T317">湢</text:span>&lt;/span&gt;&lt;span style="color: #0000ff"&gt;<text:span text:style-name="T318">愊</text:span>&lt;/span&gt;&lt;span style="color: #0000ff"&gt;<text:span text:style-name="T319">揊</text:span>&lt;/span&gt;&lt;span style="color: #0000ff"&gt;<text:span text:style-name="T320">煏</text:span>&lt;/span&gt;&lt;span style="color: #0000ff"&gt;<text:span text:style-name="T321">楅</text:span>&lt;/span&gt;&lt;span style="color: #ff0000"&gt;<text:span text:style-name="T322">逼</text:span>&lt;/span&gt;&lt;span style="color: #0000ff"&gt;<text:span text:style-name="T323">腷</text:span>&lt;/span&gt;&lt;span style="color: #00a000"&gt;<text:span text:style-name="T324">跛</text:span>&lt;/span&gt;&lt;span style="color: #0000ff"&gt;<text:span text:style-name="T325">髲</text:span>&lt;/span&gt;&lt;span style="color: #0000ff"&gt;<text:span text:style-name="T326">骳</text:span>&lt;/span&gt;&lt;span style="color: #0000ff"&gt;<text:span text:style-name="T327">愎</text:span>&lt;/span&gt;&lt;span style="color: #0000ff"&gt;<text:span text:style-name="T328">皕</text:span>&lt;/span&gt;&lt;span style="color: #0000ff"&gt;<text:span text:style-name="T329">弼</text:span>&lt;/span&gt;&lt;span style="color: #0000ff"&gt;<text:span text:style-name="T330">辟</text:span>&lt;/span&gt;&lt;span style="color: #0000ff"&gt;<text:span text:style-name="T331">廦</text:span>&lt;/span&gt;&lt;span style="color: #0000ff"&gt;<text:span text:style-name="T332">壁</text:span>&lt;/span&gt;&lt;span style="color: #0000ff"&gt;<text:span text:style-name="T333">嬖</text:span>&lt;/span&gt;&lt;span style="color: #0000ff"&gt;<text:span text:style-name="T334">薜</text:span>&lt;/span&gt;&lt;span style="color: #0000ff"&gt;<text:span text:style-name="T335">避</text:span>&lt;/span&gt;&lt;span style="color: #0000ff"&gt;<text:span text:style-name="T336">臂</text:span>&lt;/span&gt;&lt;span style="color: #0000ff"&gt;<text:span text:style-name="T337">璧</text:span><text:soft-page-break/>&lt;/span&gt;&lt;span style="color: #0000ff"&gt;<text:span text:style-name="T338">襞</text:span>&lt;/span&gt;&lt;span style="color: #0000ff"&gt;<text:span text:style-name="T339">繴</text:span>&lt;/span&gt;&lt;span style="color: #0000ff"&gt;<text:span text:style-name="T340">躄</text:span>&lt;/span&gt;&lt;span style="color: #0000ff"&gt;<text:span text:style-name="T341">碧</text:span>&lt;/span&gt;&lt;span style="color: #00a000"&gt;<text:span text:style-name="T342">鄙</text:span>&lt;/span&gt;&lt;span style="color: #0000ff"&gt;<text:span text:style-name="T343">觱</text:span>&lt;/span&gt;&lt;span&gt;&lt;br&gt;&lt;/span&gt;&lt;span style="color: #00a000"&gt;<text:span text:style-name="T344">匕</text:span>&lt;/span&gt;&lt;span style="color: #00a000"&gt;<text:span text:style-name="T345">比</text:span>&lt;/span&gt;&lt;span style="color: #00a000"&gt;<text:span text:style-name="T346">沘</text:span>&lt;/span&gt;&lt;span style="color: #00a000"&gt;<text:span text:style-name="T347">妣</text:span>&lt;/span&gt;&lt;span style="color: #00a000"&gt;<text:span text:style-name="T348">秕</text:span>&lt;/span&gt;&lt;span style="color: #00a000"&gt;<text:span text:style-name="T349">佊</text:span>&lt;/span&gt;&lt;span style="color: #00a000"&gt;<text:span text:style-name="T350">彼</text:span>&lt;/span&gt;&lt;span style="color: #0000ff"&gt;<text:span text:style-name="T351">咇</text:span>&lt;/span&gt;&lt;span style="color: #00a000"&gt;<text:span text:style-name="T352">鄙</text:span>&lt;/span&gt;&lt;span style="color: #00a000"&gt;<text:span text:style-name="T353">貏</text:span>&lt;/span&gt;&lt;span&gt;&lt;br&gt;&lt;/span&gt;&lt;span style="color: #ff0000"&gt;<text:span text:style-name="T354">屄</text:span>&lt;/span&gt;&lt;span style="color: #ff0000"&gt;<text:span text:style-name="T355">偪</text:span>&lt;/span&gt;&lt;span style="color: #ff0000"&gt;<text:span text:style-name="T356">逼</text:span>&lt;/span&gt;&lt;span style="color: #d89000"&gt;<text:span text:style-name="T357">幅</text:span>&lt;/span&gt;&lt;span&gt;&lt;br&gt;&lt;/span&gt;&lt;span style="color: #0000ff"&gt;<text:span text:style-name="T358">卞</text:span>&lt;/span&gt;&lt;span style="color: #0000ff"&gt;<text:span text:style-name="T359">汴</text:span>&lt;/span&gt;&lt;span style="color: #0000ff"&gt;<text:span text:style-name="T360">忭</text:span>&lt;/span&gt;&lt;span style="color: #0000ff"&gt;<text:span text:style-name="T361">抃</text:span>&lt;/span&gt;&lt;span style="color: #0000ff"&gt;<text:span text:style-name="T362">苄</text:span>&lt;/span&gt;&lt;span style="color: #0000ff"&gt;<text:span text:style-name="T363">弁</text:span>&lt;/span&gt;&lt;span style="color: #00a000"&gt;<text:span text:style-name="T364">鴘</text:span>&lt;/span&gt;&lt;span style="color: #0000ff"&gt;<text:span text:style-name="T365">釆</text:span>&lt;/span&gt;&lt;span style="color: #0000ff"&gt;<text:span text:style-name="T366">便</text:span>&lt;/span&gt;&lt;span style="color: #0000ff"&gt;<text:span text:style-name="T367">遍</text:span>&lt;/span&gt;&lt;span style="color: #0000ff"&gt;<text:span text:style-name="T368">艑</text:span>&lt;/span&gt;&lt;span style="color: #0000ff"&gt;<text:span text:style-name="T369">辡</text:span>&lt;/span&gt;&lt;span style="color: #0000ff"&gt;<text:span text:style-name="T370">辨</text:span>&lt;/span&gt;&lt;span&gt;&lt;br&gt;&lt;/span&gt;&lt;span style="color: #00a000"&gt;<text:span text:style-name="T371">扁</text:span>&lt;/span&gt;&lt;span style="color: #00a000"&gt;<text:span text:style-name="T372">匾</text:span>&lt;/span&gt;&lt;span style="color: #00a000"&gt;<text:span text:style-name="T373">惼</text:span>&lt;/span&gt;&lt;span style="color: #ff0000"&gt;<text:span text:style-name="T374">萹</text:span>&lt;/span&gt;&lt;span style="color: #00a000"&gt;<text:span text:style-name="T375">碥</text:span>&lt;/span&gt;&lt;span style="color: #00a000"&gt;<text:span text:style-name="T376">稨</text:span>&lt;/span&gt;&lt;span style="color: #00a000"&gt;<text:span text:style-name="T377">褊</text:span>&lt;/span&gt;&lt;span style="color: #ff0000"&gt;<text:span text:style-name="T378">蝙</text:span>&lt;/span&gt;&lt;span style="color: #00a000"&gt;<text:span text:style-name="T379">窆</text:span>&lt;/span&gt;&lt;span&gt;&lt;br&gt;&lt;/span&gt;&lt;span style="color: #ff0000"&gt;<text:span text:style-name="T380">砭</text:span>&lt;/span&gt;&lt;span style="color: #ff0000"&gt;<text:span text:style-name="T381">猵</text:span>&lt;/span&gt;&lt;span style="color: #d89000"&gt;<text:span text:style-name="T382">楄</text:span>&lt;/span&gt;&lt;span style="color: #ff0000"&gt;<text:span text:style-name="T383">蝙</text:span>&lt;/span&gt;&lt;span style="color: #ff0000"&gt;<text:span text:style-name="T384">箯</text:span>&lt;/span&gt;&lt;span style="color: #ff0000"&gt;<text:span text:style-name="T385">鞭</text:span>&lt;/span&gt;&lt;span&gt;&lt;br&gt;&lt;/span&gt;&lt;span style="color: #ff0000"&gt;<text:span text:style-name="T386">摽</text:span>&lt;/span&gt;&lt;span&gt;&lt;br&gt;&lt;/span&gt;&lt;span style="color: #00a000"&gt;<text:span text:style-name="T387">表</text:span>&lt;/span&gt;&lt;span style="color: #00a000"&gt;<text:span text:style-name="T388">俵</text:span>&lt;/span&gt;&lt;span style="color: #00a000"&gt;<text:span text:style-name="T389">婊</text:span>&lt;/span&gt;&lt;span style="color: #00a000"&gt;<text:span text:style-name="T390">裱</text:span>&lt;/span&gt;&lt;span style="color: #00a000"&gt;<text:span text:style-name="T391">褾</text:span>&lt;/span&gt;&lt;span&gt;&lt;br&gt;&lt;/span&gt;&lt;span style="color: #ff0000"&gt;<text:span text:style-name="T392">杓</text:span>&lt;/span&gt;&lt;span style="color: #ff0000"&gt;<text:span text:style-name="T393">髟</text:span>&lt;/span&gt;&lt;span style="color: #ff0000"&gt;<text:span text:style-name="T394">彪</text:span>&lt;/span&gt;&lt;span style="color: #ff0000"&gt;<text:span text:style-name="T395">颩</text:span>&lt;/span&gt;&lt;span style="color: #ff0000"&gt;<text:span text:style-name="T396">滮</text:span>&lt;/span&gt;&lt;span style="color: #ff0000"&gt;<text:span text:style-name="T397">猋</text:span>&lt;/span&gt;&lt;span style="color: #ff0000"&gt;<text:span text:style-name="T398">摽</text:span>&lt;/span&gt;&lt;span style="color: #ff0000"&gt;<text:span text:style-name="T399">熛</text:span>&lt;/span&gt;&lt;span style="color: #ff0000"&gt;<text:span text:style-name="T400">蔈</text:span>&lt;/span&gt;&lt;span style="color: #ff0000"&gt;<text:span text:style-name="T401">膘</text:span>&lt;/span&gt;&lt;span style="color: #ff0000"&gt;<text:span text:style-name="T402">瘭</text:span>&lt;/span&gt;&lt;span style="color: #ff0000"&gt;<text:span text:style-name="T403">麃</text:span>&lt;/span&gt;&lt;span style="color: #ff0000"&gt;<text:span text:style-name="T404">儦</text:span>&lt;/span&gt;&lt;span style="color: #ff0000"&gt;<text:span text:style-name="T405">瀌</text:span>&lt;/span&gt;&lt;span style="color: #ff0000"&gt;<text:span text:style-name="T406">臕</text:span>&lt;/span&gt;&lt;span style="color: #ff0000"&gt;<text:span text:style-name="T407">穮</text:span>&lt;/span&gt;&lt;span style="color: #ff0000"&gt;<text:span text:style-name="T408">爂</text:span>&lt;/span&gt;&lt;span&gt;&lt;br&gt;&lt;/span&gt;&lt;span<text:s/><text:span text:style-name="T409">style="color: #d89000"&gt;</text:span><text:span text:style-name="T410">莂</text:span><text:span text:style-name="T411">&lt;/span&gt;&lt;span style="color: #0000ff"&gt;</text:span><text:span text:style-name="T412">咇</text:span><text:span text:style-name="T413">&lt;/span&gt;&lt;span style="color: #d89000"&gt;</text:span><text:span text:style-name="T414">蛂</text:span><text:span text:style-name="T415">&lt;/span&gt;&lt;span style="color: #d89000"&gt;</text:span><text:span text:style-name="T416">襒</text:span><text:span text:style-name="T417">&lt;/span&gt;&lt;span style="color: #d89000"&gt;</text:span><text:span text:style-name="T418">蹩</text:span><text:span text:style-name="T419">&lt;/span&gt;</text:span></text:p>
      <text:soft-page-break/>
      <text:p text:style-name="Normal">&lt;span style="color: #ff0000"&gt;<text:span text:style-name="T420">憋</text:span>&lt;/span&gt;&lt;span&gt;&lt;br&gt;&lt;/span&gt;&lt;span&gt;&lt;br&gt;&lt;/span&gt;&lt;span&gt;&lt;br&gt;&lt;/span&gt;&lt;span&gt;&lt;br&gt;&lt;/span&gt;&lt;span style="color: #ff0000"&gt;<text:span text:style-name="T421">汃</text:span>&lt;/span&gt;&lt;span style="color: #0000ff"&gt;<text:span text:style-name="T422">份</text:span>&lt;/span&gt;&lt;span style="color: #ff0000"&gt;<text:span text:style-name="T423">邠</text:span>&lt;/span&gt;&lt;span style="color: #ff0000"&gt;<text:span text:style-name="T424">玢</text:span>&lt;/span&gt;&lt;span style="color: #ff0000"&gt;<text:span text:style-name="T425">彬</text:span>&lt;/span&gt;&lt;span style="color: #ff0000"&gt;<text:span text:style-name="T426">斌</text:span>&lt;/span&gt;&lt;span style="color: #ff0000"&gt;<text:span text:style-name="T427">豳</text:span>&lt;/span&gt;&lt;span&gt;&lt;br&gt;&lt;/span&gt;&lt;span&gt;&lt;br&gt;&lt;/span&gt;&lt;span style="color: #0000ff"&gt;<text:span text:style-name="T428">并</text:span>&lt;/span&gt;&lt;span style="color: #0000ff"&gt;<text:span text:style-name="T429">偋</text:span>&lt;/span&gt;&lt;span style="color: #0000ff"&gt;<text:span text:style-name="T430">摒</text:span>&lt;/span&gt;&lt;span style="color: #00a000"&gt;<text:span text:style-name="T431">柄</text:span>&lt;/span&gt;&lt;span style="color: #0000ff"&gt;<text:span text:style-name="T432">病</text:span>&lt;/span&gt;&lt;span style="color: #0000ff"&gt;<text:span text:style-name="T433">寎</text:span>&lt;/span&gt;&lt;span&gt;&lt;br&gt;&lt;/span&gt;&lt;span&gt;&lt;br&gt;&lt;/span&gt;&lt;span style="color: #00a000"&gt;<text:span text:style-name="T434">丙</text:span>&lt;/span&gt;&lt;span style="color: #00a000"&gt;<text:span text:style-name="T435">怲</text:span>&lt;/span&gt;&lt;span style="color: #00a000"&gt;<text:span text:style-name="T436">邴</text:span>&lt;/span&gt;&lt;span style="color: #00a000"&gt;<text:span text:style-name="T437">炳</text:span>&lt;/span&gt;&lt;span style="color: #00a000"&gt;<text:span text:style-name="T438">柄</text:span>&lt;/span&gt;&lt;span style="color: #00a000"&gt;<text:span text:style-name="T439">昺</text:span>&lt;/span&gt;&lt;span style="color: #00a000"&gt;<text:span text:style-name="T440">秉</text:span>&lt;/span&gt;&lt;span style="color: #00a000"&gt;<text:span text:style-name="T441">屏</text:span>&lt;/span&gt;&lt;span style="color: #0000ff"&gt;<text:span text:style-name="T442">迸</text:span>&lt;/span&gt;&lt;span style="color: #00a000"&gt;<text:span text:style-name="T443">鉼</text:span>&lt;/span&gt;&lt;span style="color: #00a000"&gt;<text:span text:style-name="T444">鞞</text:span>&lt;/span&gt;&lt;span&gt;&lt;br&gt;&lt;/span&gt;&lt;span&gt;&lt;br&gt;&lt;/span&gt;&lt;span style="color: #ff0000"&gt;<text:span text:style-name="T445">冫</text:span>&lt;/span&gt;&lt;span style="color: #0000ff"&gt;<text:span text:style-name="T446">并</text:span>&lt;/span&gt;&lt;span style="color: #00a000"&gt;<text:span text:style-name="T447">屏</text:span>&lt;/span&gt;&lt;span style="color: #ff0000"&gt;<text:span text:style-name="T448">栟</text:span>&lt;/span&gt;&lt;span style="color: #ff0000"&gt;<text:span text:style-name="T449">冰</text:span>&lt;/span&gt;&lt;span style="color: #ff0000"&gt;<text:span text:style-name="T450">兵</text:span>&lt;/span&gt;&lt;span style="color: #ff0000"&gt;<text:span text:style-name="T451">掤</text:span>&lt;/span&gt;&lt;span&gt;&lt;br&gt;&lt;/span&gt;&lt;span&gt;&lt;br&gt;&lt;/span&gt;&lt;span style="color: #000000"&gt;<text:span text:style-name="T452">啵</text:span>&lt;/span&gt;&lt;span&gt;&lt;br&gt;&lt;/span&gt;&lt;span&gt;&lt;br&gt;&lt;/span&gt;&lt;span style="color: #00a000"&gt;<text:span text:style-name="T453">犮</text:span>&lt;/span&gt;&lt;span style="color: #d89000"&gt;<text:span text:style-name="T454">白</text:span>&lt;/span&gt;&lt;span style="color: #00a000"&gt;<text:span text:style-name="T455">百</text:span>&lt;/span&gt;&lt;span style="color: #d89000"&gt;<text:span text:style-name="T456">伯</text:span>&lt;/span&gt;&lt;span style="color: #d89000"&gt;<text:span text:style-name="T457">泊</text:span>&lt;/span&gt;&lt;span style="color: #ff0000"&gt;<text:span text:style-name="T458">拍</text:span>&lt;/span&gt;&lt;span style="color: #00a000"&gt;<text:span text:style-name="T459">佰</text:span>&lt;/span&gt;&lt;span style="color: #d89000"&gt;<text:span text:style-name="T460">帛</text:span>&lt;/span&gt;&lt;span style="color: #d89000"&gt;<text:span text:style-name="T461">柏</text:span>&lt;/span&gt;&lt;span style="color: #d89000"&gt;<text:span text:style-name="T462">舶</text:span>&lt;/span&gt;&lt;span style="color: #d89000"&gt;<text:span text:style-name="T463">箔</text:span>&lt;/span&gt;&lt;span style="color: #d89000"&gt;<text:span text:style-name="T464">彴</text:span>&lt;/span&gt;&lt;span style="color: #d89000"&gt;<text:span text:style-name="T465">瓝</text:span>&lt;/span&gt;&lt;span style="color: #0000ff"&gt;<text:span text:style-name="T466">孛</text:span>&lt;/span&gt;&lt;span style="color: #d89000"&gt;<text:span text:style-name="T467">勃</text:span>&lt;/span&gt;&lt;span style="color: #d89000"&gt;<text:span text:style-name="T468">浡</text:span>&lt;/span&gt;&lt;span style="color: #0000ff"&gt;<text:span text:style-name="T469">悖</text:span>&lt;/span&gt;&lt;span style="color: #d89000"&gt;<text:span text:style-name="T470">挬</text:span>&lt;/span&gt;&lt;span style="color: #d89000"&gt;<text:span text:style-name="T471">郣</text:span>&lt;/span&gt;&lt;span style="color: #d89000"&gt;<text:span text:style-name="T472">桲</text:span>&lt;/span&gt;&lt;span style="color: #d89000"&gt;<text:span text:style-name="T473">荸</text:span>&lt;/span&gt;&lt;span style="color: #d89000"&gt;<text:span text:style-name="T474">脖</text:span>&lt;/span&gt;&lt;span style="color: #d89000"&gt;<text:span text:style-name="T475">渤</text:span>&lt;/span&gt;&lt;span style="color: #d89000"&gt;<text:span text:style-name="T476">葧</text:span>&lt;/span&gt;&lt;span style="color: #d89000"&gt;<text:span text:style-name="T477">馞</text:span>&lt;/span&gt;&lt;span&gt;<text:span text:style-name="T478">𩱚</text:span>&lt;/span&gt;&lt;span style="color: #d89000"&gt;<text:span text:style-name="T479">瓟</text:span>&lt;/span&gt;&lt;span style="color: #d89000"&gt;<text:span text:style-name="T480">雹</text:span>&lt;/span&gt;&lt;span style="color: #0000ff"&gt;<text:span text:style-name="T481">骲</text:span>&lt;/span&gt;&lt;span style="color: #d89000"&gt;<text:span text:style-name="T482">博</text:span>&lt;/span&gt;&lt;span style="color: #d89000"&gt;<text:span text:style-name="T483">搏</text:span>&lt;/span&gt;&lt;span style="color: #0000ff"&gt;<text:span text:style-name="T484">猼</text:span>&lt;/span&gt;&lt;span style="color: #d89000"&gt;<text:span text:style-name="T485">膊</text:span>&lt;/span&gt;&lt;span style="color: #d89000"&gt;<text:span text:style-name="T486">薄</text:span>&lt;/span&gt;&lt;span style="color: #d89000"&gt;<text:span text:style-name="T487">簙</text:span>&lt;/span&gt;&lt;span style="color: #0000ff"&gt;<text:span text:style-name="T488">簿</text:span>&lt;/span&gt;&lt;span style="color: #d89000"&gt;<text:span text:style-name="T489">髆</text:span>&lt;/span&gt;&lt;span style="color: #d89000"&gt;<text:span text:style-name="T490">欂</text:span>&lt;/span&gt;&lt;span style="color: #d89000"&gt;<text:span text:style-name="T491">礴</text:span>&lt;/span&gt;&lt;span style="color: #d89000"&gt;<text:span text:style-name="T492">鑮</text:span>&lt;/span&gt;&lt;span style="color: #d89000"&gt;<text:span text:style-name="T493">菔</text:span>&lt;/span&gt;&lt;span style="color: #d89000"&gt;<text:span text:style-name="T494">僰</text:span>&lt;/span&gt;&lt;span style="color: #d89000"&gt;<text:span text:style-name="T495">踣</text:span>&lt;/span&gt;&lt;span style="color: #d89000"&gt;<text:span text:style-name="T496">駮</text:span>&lt;/span&gt;&lt;span style="color: #d89000"&gt;<text:span text:style-name="T497">謈</text:span>&lt;/span&gt;&lt;span style="color: #d89000"&gt;<text:span text:style-name="T498">懪</text:span>&lt;/span&gt;&lt;span style="color: #0000ff"&gt;<text:span text:style-name="T499">爆</text:span>&lt;/span&gt;&lt;span style="color: #d89000"&gt;<text:span text:style-name="T500">襮</text:span>&lt;/span&gt;&lt;span style="color:<text:s/><text:soft-page-break/>#00a000"&gt;<text:span text:style-name="T501">鸔</text:span>&lt;/span&gt;&lt;span style="color: #d89000"&gt;<text:span text:style-name="T502">糪</text:span>&lt;/span&gt;&lt;span&gt;&lt;br&gt;&lt;/span&gt;&lt;span&gt;&lt;br&gt;&lt;/span&gt;&lt;span style="color: #00a000"&gt;<text:span text:style-name="T503">北</text:span>&lt;/span&gt;&lt;span&gt;<text:span text:style-name="T504">㓦</text:span>&lt;/span&gt;&lt;span style="color: #d89000"&gt;<text:span text:style-name="T505">亳</text:span>&lt;/span&gt;&lt;span style="color: #0000ff"&gt;<text:span text:style-name="T506">捭</text:span>&lt;/span&gt;&lt;span style="color: #ff0000"&gt;<text:span text:style-name="T507">播</text:span>&lt;/span&gt;&lt;span style="color: #d89000"&gt;<text:span text:style-name="T508">薄</text:span>&lt;/span&gt;&lt;span style="color: #0000ff"&gt;<text:span text:style-name="T509">薜</text:span>&lt;/span&gt;&lt;span style="color: #0000ff"&gt;<text:span text:style-name="T510">擘</text:span>&lt;/span&gt;&lt;span style="color: #0000ff"&gt;<text:span text:style-name="T511">蘗</text:span>&lt;/span&gt;&lt;span style="color: #00a000"&gt;<text:span text:style-name="T512">簸</text:span>&lt;/span&gt;&lt;span&gt;&lt;br&gt;&lt;/span&gt;&lt;span&gt;&lt;br&gt;&lt;/span&gt;&lt;span style="color: #00a000"&gt;<text:span text:style-name="T513">跛</text:span>&lt;/span&gt;&lt;span style="color: #00a000"&gt;<text:span text:style-name="T514">簸</text:span>&lt;/span&gt;&lt;span&gt;&lt;br&gt;&lt;/span&gt;&lt;span&gt;&lt;br&gt;&lt;/span&gt;&lt;span style="color: #ff0000"&gt;<text:span text:style-name="T515">癶</text:span>&lt;/span&gt;&lt;span style="color: #ff0000"&gt;<text:span text:style-name="T516">鱍</text:span>&lt;/span&gt;&lt;span style="color: #ff0000"&gt;<text:span text:style-name="T517">波</text:span>&lt;/span&gt;&lt;span style="color: #ff0000"&gt;<text:span text:style-name="T518">玻</text:span>&lt;/span&gt;&lt;span style="color: #000000"&gt;<text:span text:style-name="T519">啵</text:span>&lt;/span&gt;&lt;span style="color: #ff0000"&gt;<text:span text:style-name="T520">菠</text:span>&lt;/span&gt;&lt;span style="color: #ff0000"&gt;<text:span text:style-name="T521">碆</text:span>&lt;/span&gt;&lt;span style="color: #ff0000"&gt;<text:span text:style-name="T522">砵</text:span>&lt;/span&gt;&lt;span style="color: #0000ff"&gt;<text:span text:style-name="T523">趵</text:span>&lt;/span&gt;&lt;span style="color: #ff0000"&gt;<text:span text:style-name="T524">般</text:span>&lt;/span&gt;&lt;span style="color: #ff0000"&gt;<text:span text:style-name="T525">嶓</text:span>&lt;/span&gt;&lt;span style="color: #0000ff"&gt;<text:span text:style-name="T526">嚗</text:span>&lt;/span&gt;&lt;span&gt;&lt;br&gt;&lt;/span&gt;&lt;span&gt;&lt;br&gt;&lt;/span&gt;&lt;span style="color: #d89000"&gt;<text:span text:style-name="T527">醭</text:span>&lt;/span&gt;&lt;span&gt;&lt;br&gt;&lt;/span&gt;&lt;span&gt;&lt;br&gt;&lt;/span&gt;&lt;span style="color: #d89000"&gt;<text:span text:style-name="T528">不</text:span>&lt;/span&gt;&lt;span style="color: #0000ff"&gt;<text:span text:style-name="T529">布</text:span>&lt;/span&gt;&lt;span style="color: #0000ff"&gt;<text:span text:style-name="T530">怖</text:span>&lt;/span&gt;&lt;span style="color: #0000ff"&gt;<text:span text:style-name="T531">步</text:span>&lt;/span&gt;&lt;span style="color: #00a000"&gt;<text:span text:style-name="T532">捕</text:span>&lt;/span&gt;&lt;span style="color: #ff0000"&gt;<text:span text:style-name="T533">哺</text:span>&lt;/span&gt;&lt;span style="color: #0000ff"&gt;<text:span text:style-name="T534">簿</text:span>&lt;/span&gt;&lt;span style="color: #0000ff"&gt;<text:span text:style-name="T535">部</text:span>&lt;/span&gt;&lt;span style="color: #0000ff"&gt;<text:span text:style-name="T536">蔀</text:span>&lt;/span&gt;&lt;span style="color: #0000ff"&gt;<text:span text:style-name="T537">篰</text:span>&lt;/span&gt;&lt;span style="color: #0000ff"&gt;<text:span text:style-name="T538">埠</text:span>&lt;/span&gt;&lt;span&gt;&lt;br&gt;&lt;/span&gt;&lt;span&gt;&lt;br&gt;&lt;/span&gt;&lt;span style="color: #00a000"&gt;<text:span text:style-name="T539">卜</text:span>&lt;/span&gt;&lt;span style="color: #d89000"&gt;<text:span text:style-name="T540">鳪</text:span>&lt;/span&gt;&lt;span style="color: #00a000"&gt;<text:span text:style-name="T541">埔</text:span>&lt;/span&gt;&lt;span style="color: #00a000"&gt;<text:span text:style-name="T542">捕</text:span>&lt;/span&gt;&lt;span style="color: #ff0000"&gt;<text:span text:style-name="T543">哺</text:span>&lt;/span&gt;&lt;span&gt;&lt;br&gt;&lt;/span&gt;&lt;span&gt;&lt;br&gt;&lt;/span&gt;&lt;span style="color: #ff0000"&gt;<text:span text:style-name="T544">逋</text:span>&lt;/span&gt;&lt;span style="color: #ff0000"&gt;<text:span text:style-name="T545">晡</text:span>&lt;/span&gt;&lt;span&gt;&lt;br&gt;&lt;/span&gt;&lt;span&gt;&lt;br&gt;&lt;/span&gt;&lt;span&gt;&lt;br&gt;&lt;/span&gt;&lt;span&gt;&lt;br&gt;&lt;/span&gt;&lt;span style="color: #00a000"&gt;<text:span text:style-name="T546">礤</text:span>&lt;/span&gt;&lt;span&gt;&lt;br&gt;&lt;/span&gt;&lt;span&gt;&lt;br&gt;&lt;/span&gt;&lt;span style="color: #d89000"&gt;<text:span text:style-name="T547">搽</text:span>&lt;/span&gt;&lt;span style="color: #ff0000"&gt;<text:span text:style-name="T548">擦</text:span>&lt;/span&gt;&lt;span&gt;&lt;br&gt;&lt;/span&gt;&lt;span&gt;&lt;br&gt;&lt;/span&gt;&lt;span style="color: #d89000"&gt;<text:span text:style-name="T549">才</text:span>&lt;/span&gt;&lt;span style="color: #d89000"&gt;<text:span text:style-name="T550">材</text:span>&lt;/span&gt;&lt;span style="color: #d89000"&gt;<text:span text:style-name="T551">裁</text:span>&lt;/span&gt;&lt;span&gt;&lt;br&gt;&lt;/span&gt;&lt;span&gt;&lt;br&gt;&lt;/span&gt;&lt;span style="color: #00a000"&gt;<text:span text:style-name="T552">采</text:span>&lt;/span&gt;&lt;span style="color: #0000ff"&gt;<text:span text:style-name="T553">菜</text:span>&lt;/span&gt;&lt;span style="color: #0000ff"&gt;<text:span text:style-name="T554">蔡</text:span>&lt;/span&gt;&lt;span style="color: #0000ff"&gt;<text:span text:style-name="T555">縩</text:span>&lt;/span&gt;&lt;span&gt;&lt;br&gt;&lt;/span&gt;&lt;span&gt;&lt;br&gt;&lt;/span&gt;&lt;span style="color: #00a000"&gt;<text:span text:style-name="T556">采</text:span>&lt;/span&gt;&lt;span style="color: #00a000"&gt;<text:span text:style-name="T557">彩</text:span>&lt;/span&gt;&lt;span style="color: #00a000"&gt;<text:span text:style-name="T558">睬</text:span>&lt;/span&gt;&lt;span style="color: #00a000"&gt;<text:span text:style-name="T559">踩</text:span>&lt;/span&gt;&lt;span style="color: #00a000"&gt;<text:span text:style-name="T560">跴</text:span>&lt;/span&gt;&lt;span style="color: #00a000"&gt;<text:span text:style-name="T561">跐</text:span>&lt;/span&gt;&lt;span&gt;&lt;br&gt;&lt;/span&gt;&lt;span&gt;&lt;br&gt;&lt;/span&gt;&lt;span style="color: #ff0000"&gt;<text:span text:style-name="T562">猜</text:span>&lt;/span&gt;&lt;span&gt;&lt;br&gt;&lt;/span&gt;&lt;span&gt;&lt;br&gt;&lt;/span&gt;&lt;span style="color: #ff0000"&gt;<text:span text:style-name="T563">帴</text:span>&lt;/span&gt;&lt;span&gt;&lt;br&gt;&lt;/span&gt;&lt;span&gt;&lt;br&gt;&lt;/span&gt;&lt;span style="color: #d89000"&gt;<text:span text:style-name="T564">孱</text:span>&lt;/span&gt;&lt;span style="color: #0000ff"&gt;<text:span text:style-name="T565">粲</text:span>&lt;/span&gt;&lt;span style="color: #0000ff"&gt;<text:span text:style-name="T566">璨</text:span><text:soft-page-break/>&lt;/span&gt;&lt;span&gt;&lt;br&gt;&lt;/span&gt;&lt;span&gt;&lt;br&gt;&lt;/span&gt;&lt;span style="color: #00a000"&gt;<text:span text:style-name="T567">憯</text:span>&lt;/span&gt;&lt;span&gt;&lt;br&gt;&lt;/span&gt;&lt;span&gt;&lt;br&gt;&lt;/span&gt;&lt;span style="color: #ff0000"&gt;<text:span text:style-name="T568">餐</text:span>&lt;/span&gt;&lt;span&gt;&lt;br&gt;&lt;/span&gt;&lt;span&gt;&lt;br&gt;&lt;/span&gt;&lt;span style="color: #d89000"&gt;<text:span text:style-name="T569">藏</text:span>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570">曹</text:span>&lt;/span&gt;&lt;span style="color: #d89000"&gt;<text:span text:style-name="T571">漕</text:span>&lt;/span&gt;&lt;span style="color: #d89000"&gt;<text:span text:style-name="T572">嘈</text:span>&lt;/span&gt;&lt;span style="color: #d89000"&gt;<text:span text:style-name="T573">槽</text:span>&lt;/span&gt;&lt;span style="color: #d89000"&gt;<text:span text:style-name="T574">螬</text:span>&lt;/span&gt;&lt;span&gt;&lt;br&gt;&lt;/span&gt;&lt;span&gt;&lt;br&gt;&lt;/span&gt;&lt;span style="color: #0000ff"&gt;<text:span text:style-name="T575">肏</text:span>&lt;/span&gt;&lt;span style="color: #0000ff"&gt;<text:span text:style-name="T576">造</text:span>&lt;/span&gt;&lt;span style="color: #0000ff"&gt;<text:span text:style-name="T577">慥</text:span>&lt;/span&gt;&lt;span style="color: #ff0000"&gt;<text:span text:style-name="T578">糙</text:span>&lt;/span&gt;&lt;span style="color: #0000ff"&gt;<text:span text:style-name="T579">操</text:span>&lt;/span&gt;&lt;span&gt;&lt;br&gt;&lt;/span&gt;&lt;span&gt;&lt;br&gt;&lt;/span&gt;&lt;span style="color: #00a000"&gt;<text:span text:style-name="T580">艸</text:span>&lt;/span&gt;&lt;span style="color: #0000ff"&gt;<text:span text:style-name="T581">草</text:span>&lt;/span&gt;&lt;span style="color: #00a000"&gt;<text:span text:style-name="T582">騲</text:span>&lt;/span&gt;&lt;span style="color: #ff0000"&gt;<text:span text:style-name="T583">慅</text:span>&lt;/span&gt;&lt;span style="color: #00a000"&gt;<text:span text:style-name="T584">懆</text:span>&lt;/span&gt;&lt;span&gt;&lt;br&gt;&lt;/span&gt;&lt;span&gt;&lt;br&gt;&lt;/span&gt;&lt;span style="color: #0000ff"&gt;<text:span text:style-name="T585">操</text:span>&lt;/span&gt;&lt;span style="color: #ff0000"&gt;<text:span text:style-name="T586">糙</text:span>&lt;/span&gt;&lt;span&gt;&lt;br&gt;&lt;/span&gt;&lt;span&gt;&lt;br&gt;&lt;/span&gt;&lt;span style="color: #0000ff"&gt;<text:span text:style-name="T587">畟</text:span>&lt;/span&gt;&lt;span style="color: #0000ff"&gt;<text:span text:style-name="T588">策</text:span>&lt;/span&gt;&lt;span style="color: #d89000"&gt;<text:span text:style-name="T589">簎</text:span>&lt;/span&gt;&lt;span&gt;&lt;br&gt;&lt;/span&gt;&lt;span&gt;&lt;br&gt;&lt;/span&gt;&lt;span style="color: #d89000"&gt;<text:span text:style-name="T590">岑</text:span>&lt;/span&gt;&lt;span style="color: #d89000"&gt;<text:span text:style-name="T591">涔</text:span>&lt;/span&gt;&lt;span&gt;&lt;br&gt;&lt;/span&gt;&lt;span&gt;&lt;br&gt;&lt;/span&gt;&lt;span&gt;&lt;br&gt;&lt;/span&gt;&lt;span&gt;&lt;br&gt;&lt;/span&gt;&lt;span style="color: #d89000"&gt;<text:span text:style-name="T592">曾</text:span>&lt;/span&gt;&lt;span style="color: #d89000"&gt;<text:span text:style-name="T593">鄫</text:span>&lt;/span&gt;&lt;span style="color: #d89000"&gt;<text:span text:style-name="T594">嶒</text:span>&lt;/span&gt;&lt;span&gt;&lt;br&gt;&lt;/span&gt;&lt;span&gt;&lt;br&gt;&lt;/span&gt;&lt;span style="color: #0000ff"&gt;<text:span text:style-name="T595">蹭</text:span>&lt;/span&gt;&lt;span&gt;&lt;br&gt;&lt;/span&gt;&lt;span&gt;&lt;br&gt;&lt;/span&gt;&lt;span style="color: #ff0000"&gt;<text:span text:style-name="T596">噌</text:span>&lt;/span&gt;&lt;span&gt;&lt;br&gt;&lt;/span&gt;&lt;span&gt;&lt;br&gt;&lt;/span&gt;&lt;span style="color: #ff0000"&gt;<text:span text:style-name="T597">噌</text:span>&lt;/span&gt;&lt;span&gt;&lt;br&gt;&lt;/span&gt;&lt;span&gt;&lt;br&gt;&lt;/span&gt;&lt;span style="color: #ff0000"&gt;<text:span text:style-name="T598">叉</text:span>&lt;/span&gt;&lt;span style="color: #0000ff"&gt;<text:span text:style-name="T599">岔</text:span>&lt;/span&gt;&lt;span style="color: #d89000"&gt;<text:span text:style-name="T600">垞</text:span>&lt;/span&gt;&lt;span style="color: #d89000"&gt;<text:span text:style-name="T601">查</text:span>&lt;/span&gt;&lt;span style="color: #d89000"&gt;<text:span text:style-name="T602">楂</text:span>&lt;/span&gt;&lt;span style="color: #d89000"&gt;<text:span text:style-name="T603">碴</text:span>&lt;/span&gt;&lt;span style="color: #d89000"&gt;<text:span text:style-name="T604">茶</text:span>&lt;/span&gt;&lt;span style="color: #d89000"&gt;<text:span text:style-name="T605">搽</text:span>&lt;/span&gt;&lt;span style="color: #d89000"&gt;<text:span text:style-name="T606">察</text:span>&lt;/span&gt;&lt;span style="color: #d89000"&gt;<text:span text:style-name="T607">槎</text:span>&lt;/span&gt;&lt;span&gt;&lt;br&gt;&lt;/span&gt;&lt;span&gt;&lt;br&gt;&lt;/span&gt;&lt;span style="color: #0000ff"&gt;<text:span text:style-name="T608">汊</text:span>&lt;/span&gt;&lt;span style="color: #0000ff"&gt;<text:span text:style-name="T609">杈</text:span>&lt;/span&gt;&lt;span style="color: #0000ff"&gt;<text:span text:style-name="T610">衩</text:span>&lt;/span&gt;&lt;span style="color: #0000ff"&gt;<text:span text:style-name="T611">侘</text:span>&lt;/span&gt;&lt;span style="color: #0000ff"&gt;<text:span text:style-name="T612">岔</text:span>&lt;/span&gt;&lt;span style="color: #0000ff"&gt;<text:span text:style-name="T613">差</text:span>&lt;/span&gt;&lt;span style="color: #0000ff"&gt;<text:span text:style-name="T614">蜡</text:span>&lt;/span&gt;&lt;span&gt;&lt;br&gt;&lt;/span&gt;&lt;span&gt;&lt;br&gt;&lt;/span&gt;&lt;span style="color: #ff0000"&gt;<text:span text:style-name="T615">叉</text:span>&lt;/span&gt;&lt;span style="color: #0000ff"&gt;<text:span text:style-name="T616">衩</text:span>&lt;/span&gt;&lt;span style="color: #00a000"&gt;<text:span text:style-name="T617">蹅</text:span>&lt;/span&gt;&lt;span&gt;&lt;br&gt;&lt;/span&gt;&lt;span&gt;&lt;br&gt;&lt;/span&gt;&lt;span style="color: #ff0000"&gt;<text:span text:style-name="T618">叉</text:span>&lt;/span&gt;&lt;span style="color: #ff0000"&gt;<text:span text:style-name="T619">扠</text:span>&lt;/span&gt;&lt;span style="color: #0000ff"&gt;<text:span text:style-name="T620">杈</text:span>&lt;/span&gt;&lt;span style="color: #ff0000"&gt;<text:span text:style-name="T621">臿</text:span>&lt;/span&gt;&lt;span style="color: #ff0000"&gt;<text:span text:style-name="T622">插</text:span>&lt;/span&gt;&lt;span style="color: #0000ff"&gt;<text:span text:style-name="T623">差</text:span>&lt;/span&gt;&lt;span style="color: #ff0000"&gt;<text:span text:style-name="T624">艖</text:span>&lt;/span&gt;&lt;span style="color: #ff0000"&gt;<text:span text:style-name="T625">喳</text:span>&lt;/span&gt;&lt;span style="color: #ff0000"&gt;<text:span text:style-name="T626">嗏</text:span>&lt;/span&gt;&lt;span&gt;&lt;br&gt;&lt;/span&gt;&lt;span&gt;&lt;br&gt;&lt;/span&gt;&lt;span style="color: #00a000"&gt;<text:span text:style-name="T627">茈</text:span>&lt;/span&gt;&lt;span style="color: #d89000"&gt;<text:span text:style-name="T628">柴</text:span>&lt;/span&gt;&lt;span style="color: #d89000"&gt;<text:span text:style-name="T629">祡</text:span>&lt;/span&gt;&lt;span style="color: #d89000"&gt;<text:span text:style-name="T630">喍</text:span>&lt;/span&gt;&lt;span style="color: #d89000"&gt;<text:span text:style-name="T631">豺</text:span><text:soft-page-break/>&lt;/span&gt;&lt;span&gt;&lt;br&gt;&lt;/span&gt;&lt;span&gt;&lt;br&gt;&lt;/span&gt;&lt;span style="color: #0000ff"&gt;<text:span text:style-name="T632">差</text:span>&lt;/span&gt;&lt;span style="color: #d89000"&gt;<text:span text:style-name="T633">瘥</text:span>&lt;/span&gt;&lt;span&gt;&lt;br&gt;&lt;/span&gt;&lt;span&gt;&lt;br&gt;&lt;/span&gt;&lt;span style="color: #00a000"&gt;<text:span text:style-name="T634">茝</text:span>&lt;/span&gt;&lt;span&gt;&lt;br&gt;&lt;/span&gt;&lt;span&gt;&lt;br&gt;&lt;/span&gt;&lt;span style="color: #ff0000"&gt;<text:span text:style-name="T635">拆</text:span>&lt;/span&gt;&lt;span style="color: #0000ff"&gt;<text:span text:style-name="T636">差</text:span>&lt;/span&gt;&lt;span&gt;&lt;br&gt;&lt;/span&gt;&lt;span&gt;&lt;br&gt;&lt;/span&gt;&lt;span style="color: #d89000"&gt;<text:span text:style-name="T637">孱</text:span>&lt;/span&gt;&lt;span style="color: #d89000"&gt;<text:span text:style-name="T638">僝</text:span>&lt;/span&gt;&lt;span style="color: #d89000"&gt;<text:span text:style-name="T639">潺</text:span>&lt;/span&gt;&lt;span style="color: #d89000"&gt;<text:span text:style-name="T640">獑</text:span>&lt;/span&gt;&lt;span style="color: #d89000"&gt;<text:span text:style-name="T641">廛</text:span>&lt;/span&gt;&lt;span style="color: #d89000"&gt;<text:span text:style-name="T642">瀍</text:span>&lt;/span&gt;&lt;span style="color: #d89000"&gt;<text:span text:style-name="T643">躔</text:span>&lt;/span&gt;&lt;span style="color: #d89000"&gt;<text:span text:style-name="T644">儃</text:span>&lt;/span&gt;&lt;span style="color: #d89000"&gt;<text:span text:style-name="T645">澶</text:span>&lt;/span&gt;&lt;span style="color: #0000ff"&gt;<text:span text:style-name="T646">蟺</text:span>&lt;/span&gt;&lt;span style="color: #d89000"&gt;<text:span text:style-name="T647">繵</text:span>&lt;/span&gt;&lt;span style="color: #d89000"&gt;<text:span text:style-name="T648">鋋</text:span>&lt;/span&gt;&lt;span style="color: #d89000"&gt;<text:span text:style-name="T649">毚</text:span>&lt;/span&gt;&lt;span style="color: #d89000"&gt;<text:span text:style-name="T650">劖</text:span>&lt;/span&gt;&lt;span style="color: #d89000"&gt;<text:span text:style-name="T651">瀺</text:span>&lt;/span&gt;&lt;span style="color: #d89000"&gt;<text:span text:style-name="T652">巉</text:span>&lt;/span&gt;&lt;span style="color: #d89000"&gt;<text:span text:style-name="T653">酁</text:span>&lt;/span&gt;&lt;span style="color: #d89000"&gt;<text:span text:style-name="T654">欃</text:span>&lt;/span&gt;&lt;span style="color: #d89000"&gt;<text:span text:style-name="T655">蟾</text:span>&lt;/span&gt;&lt;span&gt;&lt;br&gt;&lt;/span&gt;&lt;span&gt;&lt;br&gt;&lt;/span&gt;&lt;span style="color: #00a000"&gt;<text:span text:style-name="T656">丳</text:span>&lt;/span&gt;&lt;span style="color: #0000ff"&gt;<text:span text:style-name="T657">儳</text:span>&lt;/span&gt;&lt;span style="color: #d89000"&gt;<text:span text:style-name="T658">嚵</text:span>&lt;/span&gt;&lt;span style="color: #0000ff"&gt;<text:span text:style-name="T659">羼</text:span>&lt;/span&gt;&lt;span style="color: #0000ff"&gt;<text:span text:style-name="T660">韂</text:span>&lt;/span&gt;&lt;span&gt;&lt;br&gt;&lt;/span&gt;&lt;span&gt;&lt;br&gt;&lt;/span&gt;&lt;span style="color: #00a000"&gt;<text:span text:style-name="T661">燀</text:span>&lt;/span&gt;&lt;span style="color: #00a000"&gt;<text:span text:style-name="T662">灛</text:span>&lt;/span&gt;&lt;span&gt;&lt;br&gt;&lt;/span&gt;&lt;span&gt;&lt;br&gt;&lt;/span&gt;&lt;span style="color: #ff0000"&gt;<text:span text:style-name="T663">裧</text:span>&lt;/span&gt;&lt;span style="color: #ff0000"&gt;<text:span text:style-name="T664">幨</text:span>&lt;/span&gt;&lt;span style="color: #ff0000"&gt;<text:span text:style-name="T665">襜</text:span>&lt;/span&gt;&lt;span&gt;&lt;br&gt;&lt;/span&gt;&lt;span&gt;&lt;br&gt;&lt;/span&gt;&lt;span style="color: #00a000"&gt;<text:span text:style-name="T666">倘</text:span>&lt;/span&gt;&lt;span style="color: #d89000"&gt;<text:span text:style-name="T667">常</text:span>&lt;/span&gt;&lt;span style="color: #d89000"&gt;<text:span text:style-name="T668">徜</text:span>&lt;/span&gt;&lt;span style="color: #d89000"&gt;<text:span text:style-name="T669">裳</text:span>&lt;/span&gt;&lt;span style="color: #d89000"&gt;<text:span text:style-name="T670">嫦</text:span>&lt;/span&gt;&lt;span&gt;&lt;br&gt;&lt;/span&gt;&lt;span&gt;&lt;br&gt;&lt;/span&gt;&lt;span style="color: #0000ff"&gt;<text:span text:style-name="T671">倡</text:span>&lt;/span&gt;&lt;span style="color: #0000ff"&gt;<text:span text:style-name="T672">唱</text:span>&lt;/span&gt;&lt;span style="color: #0000ff"&gt;<text:span text:style-name="T673">鬯</text:span>&lt;/span&gt;&lt;span style="color: #0000ff"&gt;<text:span text:style-name="T674">韔</text:span>&lt;/span&gt;&lt;span&gt;&lt;br&gt;&lt;/span&gt;&lt;span&gt;&lt;br&gt;&lt;/span&gt;&lt;span style="color: #00a000"&gt;<text:span text:style-name="T675">昶</text:span>&lt;/span&gt;&lt;span style="color: #00a000"&gt;<text:span text:style-name="T676">惝</text:span>&lt;/span&gt;&lt;span style="color: #00a000"&gt;<text:span text:style-name="T677">敞</text:span>&lt;/span&gt;&lt;span style="color: #00a000"&gt;<text:span text:style-name="T678">氅</text:span>&lt;/span&gt;&lt;span style="color: #00a000"&gt;<text:span text:style-name="T679">鋹</text:span>&lt;/span&gt;&lt;span&gt;&lt;br&gt;&lt;/span&gt;&lt;span&gt;&lt;br&gt;&lt;/span&gt;&lt;span style="color: #ff0000"&gt;<text:span text:style-name="T680">昌</text:span>&lt;/span&gt;&lt;span style="color: #0000ff"&gt;<text:span text:style-name="T681">倡</text:span>&lt;/span&gt;&lt;span style="color: #ff0000"&gt;<text:span text:style-name="T682">猖</text:span>&lt;/span&gt;&lt;span style="color: #ff0000"&gt;<text:span text:style-name="T683">娼</text:span>&lt;/span&gt;&lt;span style="color: #ff0000"&gt;<text:span text:style-name="T684">菖</text:span>&lt;/span&gt;&lt;span style="color: #ff0000"&gt;<text:span text:style-name="T685">鼚</text:span>&lt;/span&gt;&lt;span&gt;&lt;br&gt;&lt;/span&gt;&lt;span&gt;&lt;br&gt;&lt;/span&gt;&lt;span style="color: #d89000"&gt;<text:span text:style-name="T686">晁</text:span>&lt;/span&gt;&lt;span style="color: #ff0000"&gt;<text:span text:style-name="T687">啁</text:span>&lt;/span&gt;&lt;span style="color: #d89000"&gt;<text:span text:style-name="T688">巢</text:span>&lt;/span&gt;&lt;span style="color: #d89000"&gt;<text:span text:style-name="T689">漅</text:span>&lt;/span&gt;&lt;span style="color: #d89000"&gt;<text:span text:style-name="T690">樔</text:span>&lt;/span&gt;&lt;span style="color: #d89000"&gt;<text:span text:style-name="T691">朝</text:span>&lt;/span&gt;&lt;span style="color: #d89000"&gt;<text:span text:style-name="T692">潮</text:span>&lt;/span&gt;&lt;span style="color: #ff0000"&gt;<text:span text:style-name="T693">嘲</text:span>&lt;/span&gt;&lt;span&gt;&lt;br&gt;&lt;/span&gt;&lt;span&gt;&lt;br&gt;&lt;/span&gt;&lt;span style="color: #0000ff"&gt;<text:span text:style-name="T694">耖</text:span>&lt;/span&gt;&lt;span style="color: #d89000"&gt;<text:span text:style-name="T695">趠</text:span>&lt;/span&gt;&lt;span&gt;&lt;br&gt;&lt;/span&gt;&lt;span&gt;&lt;br&gt;&lt;/span&gt;&lt;span style="color: #00a000"&gt;<text:span text:style-name="T696">吵</text:span>&lt;/span&gt;&lt;span style="color: #00a000"&gt;<text:span text:style-name="T697">炒</text:span>&lt;/span&gt;&lt;span&gt;&lt;br&gt;&lt;/span&gt;&lt;span&gt;&lt;br&gt;&lt;/span&gt;&lt;span style="color: #ff0000"&gt;<text:span text:style-name="T698">抄</text:span>&lt;/span&gt;&lt;span style="color: #ff0000"&gt;<text:span text:style-name="T699">訬</text:span>&lt;/span&gt;&lt;span style="color: #ff0000"&gt;<text:span text:style-name="T700">怊</text:span>&lt;/span&gt;&lt;span style="color: #ff0000"&gt;<text:span text:style-name="T701">弨</text:span>&lt;/span&gt;&lt;span style="color: #ff0000"&gt;<text:span text:style-name="T702">超</text:span>&lt;/span&gt;&lt;span style="color: #00a000"&gt;<text:span text:style-name="T703">勦</text:span>&lt;/span&gt;&lt;span style="color: #d89000"&gt;<text:span text:style-name="T704">罺</text:span>&lt;/span&gt;&lt;span&gt;&lt;br&gt;&lt;/span&gt;&lt;span&gt;&lt;br&gt;&lt;/span&gt;&lt;span<text:s/><text:soft-page-break/>style="color: #0000ff"&gt;<text:span text:style-name="T705">屮</text:span>&lt;/span&gt;&lt;span style="color: #0000ff"&gt;<text:span text:style-name="T706">坼</text:span>&lt;/span&gt;&lt;span style="color: #ff0000"&gt;<text:span text:style-name="T707">拆</text:span>&lt;/span&gt;&lt;span style="color: #ff0000"&gt;<text:span text:style-name="T708">呫</text:span>&lt;/span&gt;&lt;span style="color: #0000ff"&gt;<text:span text:style-name="T709">掣</text:span>&lt;/span&gt;&lt;span style="color: #0000ff"&gt;<text:span text:style-name="T710">澈</text:span>&lt;/span&gt;&lt;span style="color: #0000ff"&gt;<text:span text:style-name="T711">撤</text:span>&lt;/span&gt;&lt;span&gt;&lt;br&gt;&lt;/span&gt;&lt;span&gt;&lt;br&gt;&lt;/span&gt;&lt;span style="color: #00a000"&gt;<text:span text:style-name="T712">尺</text:span>&lt;/span&gt;&lt;span style="color: #00a000"&gt;<text:span text:style-name="T713">扯</text:span>&lt;/span&gt;&lt;span style="color: #ff0000"&gt;<text:span text:style-name="T714">哆</text:span>&lt;/span&gt;&lt;span style="color: #00a000"&gt;<text:span text:style-name="T715">撦</text:span>&lt;/span&gt;&lt;span&gt;&lt;br&gt;&lt;/span&gt;&lt;span&gt;&lt;br&gt;&lt;/span&gt;&lt;span style="color: #ff0000"&gt;<text:span text:style-name="T716">蛼</text:span>&lt;/span&gt;&lt;span&gt;&lt;br&gt;&lt;/span&gt;&lt;span&gt;&lt;br&gt;&lt;/span&gt;&lt;span style="color: #d89000"&gt;<text:span text:style-name="T717">臣</text:span>&lt;/span&gt;&lt;span style="color: #d89000"&gt;<text:span text:style-name="T718">沉</text:span>&lt;/span&gt;&lt;span style="color: #00a000"&gt;<text:span text:style-name="T719">沈</text:span>&lt;/span&gt;&lt;span style="color: #d89000"&gt;<text:span text:style-name="T720">忱</text:span>&lt;/span&gt;&lt;span style="color: #d89000"&gt;<text:span text:style-name="T721">辰</text:span>&lt;/span&gt;&lt;span style="color: #d89000"&gt;<text:span text:style-name="T722">宸</text:span>&lt;/span&gt;&lt;span style="color: #d89000"&gt;<text:span text:style-name="T723">晨</text:span>&lt;/span&gt;&lt;span style="color: #d89000"&gt;<text:span text:style-name="T724">梣</text:span>&lt;/span&gt;&lt;span style="color: #d89000"&gt;<text:span text:style-name="T725">敶</text:span>&lt;/span&gt;&lt;span style="color: #ff0000"&gt;<text:span text:style-name="T726">愖</text:span>&lt;/span&gt;&lt;span style="color: #d89000"&gt;<text:span text:style-name="T727">煁</text:span>&lt;/span&gt;&lt;span&gt;&lt;br&gt;&lt;/span&gt;&lt;span&gt;&lt;br&gt;&lt;/span&gt;&lt;span style="color: #0000ff"&gt;<text:span text:style-name="T728">疢</text:span>&lt;/span&gt;&lt;span style="color: #0000ff"&gt;<text:span text:style-name="T729">趁</text:span>&lt;/span&gt;&lt;span style="color: #0000ff"&gt;<text:span text:style-name="T730">嚫</text:span>&lt;/span&gt;&lt;span&gt;&lt;br&gt;&lt;/span&gt;&lt;span&gt;&lt;br&gt;&lt;/span&gt;&lt;span style="color: #00a000"&gt;<text:span text:style-name="T731">硶</text:span>&lt;/span&gt;&lt;span style="color: #00a000"&gt;<text:span text:style-name="T732">踸</text:span>&lt;/span&gt;&lt;span style="color: #00a000"&gt;<text:span text:style-name="T733">鍖</text:span>&lt;/span&gt;&lt;span&gt;&lt;br&gt;&lt;/span&gt;&lt;span&gt;&lt;br&gt;&lt;/span&gt;&lt;span style="color: #ff0000"&gt;<text:span text:style-name="T734">抻</text:span>&lt;/span&gt;&lt;span style="color: #ff0000"&gt;<text:span text:style-name="T735">捵</text:span>&lt;/span&gt;&lt;span style="color: #ff0000"&gt;<text:span text:style-name="T736">郴</text:span>&lt;/span&gt;&lt;span style="color: #ff0000"&gt;<text:span text:style-name="T737">綝</text:span>&lt;/span&gt;&lt;span style="color: #ff0000"&gt;<text:span text:style-name="T738">琛</text:span>&lt;/span&gt;&lt;span style="color: #ff0000"&gt;<text:span text:style-name="T739">嗔</text:span>&lt;/span&gt;&lt;span style="color: #ff0000"&gt;<text:span text:style-name="T740">瞋</text:span>&lt;/span&gt;&lt;span&gt;&lt;br&gt;&lt;/span&gt;&lt;span&gt;&lt;br&gt;&lt;/span&gt;&lt;span style="color: #d89000"&gt;<text:span text:style-name="T741">成</text:span>&lt;/span&gt;&lt;span style="color: #d89000"&gt;<text:span text:style-name="T742">宬</text:span>&lt;/span&gt;&lt;span style="color: #d89000"&gt;<text:span text:style-name="T743">城</text:span>&lt;/span&gt;&lt;span style="color: #d89000"&gt;<text:span text:style-name="T744">郕</text:span>&lt;/span&gt;&lt;span style="color: #0000ff"&gt;<text:span text:style-name="T745">晟</text:span>&lt;/span&gt;&lt;span style="color: #d89000"&gt;<text:span text:style-name="T746">盛</text:span>&lt;/span&gt;&lt;span style="color: #d89000"&gt;<text:span text:style-name="T747">丞</text:span>&lt;/span&gt;&lt;span style="color: #d89000"&gt;<text:span text:style-name="T748">承</text:span>&lt;/span&gt;&lt;span style="color: #d89000"&gt;<text:span text:style-name="T749">呈</text:span>&lt;/span&gt;&lt;span style="color: #d89000"&gt;<text:span text:style-name="T750">埕</text:span>&lt;/span&gt;&lt;span style="color: #d89000"&gt;<text:span text:style-name="T751">珵</text:span>&lt;/span&gt;&lt;span style="color: #d89000"&gt;<text:span text:style-name="T752">脭</text:span>&lt;/span&gt;&lt;span style="color: #d89000"&gt;<text:span text:style-name="T753">程</text:span>&lt;/span&gt;&lt;span style="color: #00a000"&gt;<text:span text:style-name="T754">裎</text:span>&lt;/span&gt;&lt;span style="color: #d89000"&gt;<text:span text:style-name="T755">酲</text:span>&lt;/span&gt;&lt;span style="color: #0000ff"&gt;<text:span text:style-name="T756">乘</text:span>&lt;/span&gt;&lt;span style="color: #d89000"&gt;<text:span text:style-name="T757">騬</text:span>&lt;/span&gt;&lt;span style="color: #d89000"&gt;<text:span text:style-name="T758">掁</text:span>&lt;/span&gt;&lt;span&gt;<text:span text:style-name="T759">䟫</text:span>&lt;/span&gt;&lt;span style="color: #d89000"&gt;<text:span text:style-name="T760">塍</text:span>&lt;/span&gt;&lt;span style="color: #d89000"&gt;<text:span text:style-name="T761">澂</text:span>&lt;/span&gt;&lt;span style="color: #0000ff"&gt;<text:span text:style-name="T762">澄</text:span>&lt;/span&gt;&lt;span style="color: #00a000"&gt;<text:span text:style-name="T763">撜</text:span>&lt;/span&gt;&lt;span style="color: #d89000"&gt;<text:span text:style-name="T764">橙</text:span>&lt;/span&gt;&lt;span&gt;&lt;br&gt;&lt;/span&gt;&lt;span&gt;&lt;br&gt;&lt;/span&gt;&lt;span style="color: #0000ff"&gt;<text:span text:style-name="T765">秤</text:span>&lt;/span&gt;&lt;span&gt;&lt;br&gt;&lt;/span&gt;&lt;span&gt;&lt;br&gt;&lt;/span&gt;&lt;span style="color: #00a000"&gt;<text:span text:style-name="T766">逞</text:span>&lt;/span&gt;&lt;span&gt;&lt;br&gt;&lt;/span&gt;&lt;span&gt;&lt;br&gt;&lt;/span&gt;&lt;span style="color: #ff0000"&gt;<text:span text:style-name="T767">偁</text:span>&lt;/span&gt;&lt;span style="color: #ff0000"&gt;<text:span text:style-name="T768">琤</text:span>&lt;/span&gt;&lt;span style="color: #ff0000"&gt;<text:span text:style-name="T769">牚</text:span>&lt;/span&gt;&lt;span style="color: #ff0000"&gt;<text:span text:style-name="T770">橕</text:span>&lt;/span&gt;&lt;span style="color: #ff0000"&gt;<text:span text:style-name="T771">鎗</text:span>&lt;/span&gt;&lt;span style="color: #ff0000"&gt;<text:span text:style-name="T772">噌</text:span>&lt;/span&gt;&lt;span style="color: #ff0000"&gt;<text:span text:style-name="T773">瞠</text:span>&lt;/span&gt;&lt;span&gt;&lt;br&gt;&lt;/span&gt;&lt;span&gt;&lt;br&gt;&lt;/span&gt;&lt;span style="color: #00a000"&gt;<text:span text:style-name="T774">尺</text:span>&lt;/span&gt;&lt;span style="color: #d89000"&gt;<text:span text:style-name="T775">池</text:span>&lt;/span&gt;&lt;span style="color: #d89000"&gt;<text:span text:style-name="T776">弛</text:span>&lt;/span&gt;&lt;span style="color: #ff0000"&gt;<text:span text:style-name="T777">泜</text:span>&lt;/span&gt;&lt;span style="color: #00a000"&gt;<text:span text:style-name="T778">坻</text:span>&lt;/span&gt;&lt;span style="color: #d89000"&gt;<text:span text:style-name="T779">蚳</text:span>&lt;/span&gt;&lt;span style="color: #d89000"&gt;<text:span text:style-name="T780">貾</text:span>&lt;/span&gt;&lt;span style="color: #0000ff"&gt;<text:span text:style-name="T781">治</text:span>&lt;/span&gt;&lt;span style="color: #d89000"&gt;<text:span text:style-name="T782">持</text:span>&lt;/span&gt;&lt;span style="color: #0000ff"&gt;<text:span text:style-name="T783">歭</text:span>&lt;/span&gt;&lt;span style="color: #d89000"&gt;<text:span text:style-name="T784">茌</text:span>&lt;/span&gt;&lt;span style="color: #d89000"&gt;<text:span text:style-name="T785">荎</text:span><text:soft-page-break/>&lt;/span&gt;&lt;span style="color: #d89000"&gt;<text:span text:style-name="T786">匙</text:span>&lt;/span&gt;&lt;span style="color: #ff0000"&gt;<text:span text:style-name="T787">痴</text:span>&lt;/span&gt;&lt;span style="color: #d89000"&gt;<text:span text:style-name="T788">踟</text:span>&lt;/span&gt;&lt;span style="color: #d89000"&gt;<text:span text:style-name="T789">墀</text:span>&lt;/span&gt;&lt;span style="color: #d89000"&gt;<text:span text:style-name="T790">篪</text:span>&lt;/span&gt;&lt;span&gt;&lt;br&gt;&lt;/span&gt;&lt;span&gt;&lt;br&gt;&lt;/span&gt;&lt;span style="color: #0000ff"&gt;<text:span text:style-name="T791">彳</text:span>&lt;/span&gt;&lt;span style="color: #0000ff"&gt;<text:span text:style-name="T792">叱</text:span>&lt;/span&gt;&lt;span style="color: #0000ff"&gt;<text:span text:style-name="T793">斥</text:span>&lt;/span&gt;&lt;span style="color: #0000ff"&gt;<text:span text:style-name="T794">赤</text:span>&lt;/span&gt;&lt;span style="color: #0000ff"&gt;<text:span text:style-name="T795">抶</text:span>&lt;/span&gt;&lt;span style="color: #0000ff"&gt;<text:span text:style-name="T796">翅</text:span>&lt;/span&gt;&lt;span style="color: #d89000"&gt;<text:span text:style-name="T797">眙</text:span>&lt;/span&gt;&lt;span style="color: #0000ff"&gt;<text:span text:style-name="T798">敕</text:span>&lt;/span&gt;&lt;span style="color: #0000ff"&gt;<text:span text:style-name="T799">鷘</text:span>&lt;/span&gt;&lt;span style="color: #0000ff"&gt;<text:span text:style-name="T800">啻</text:span>&lt;/span&gt;&lt;span style="color: #0000ff"&gt;<text:span text:style-name="T801">跇</text:span>&lt;/span&gt;&lt;span style="color: #0000ff"&gt;<text:span text:style-name="T802">跮</text:span>&lt;/span&gt;&lt;span style="color: #0000ff"&gt;<text:span text:style-name="T803">傺</text:span>&lt;/span&gt;&lt;span style="color: #d89000"&gt;<text:span text:style-name="T804">踅</text:span>&lt;/span&gt;&lt;span style="color: #0000ff"&gt;<text:span text:style-name="T805">懘</text:span>&lt;/span&gt;&lt;span style="color: #0000ff"&gt;<text:span text:style-name="T806">饎</text:span>&lt;/span&gt;&lt;span&gt;&lt;br&gt;&lt;/span&gt;&lt;span&gt;&lt;br&gt;&lt;/span&gt;&lt;span style="color: #00a000"&gt;<text:span text:style-name="T807">尺</text:span>&lt;/span&gt;&lt;span style="color: #00a000"&gt;<text:span text:style-name="T808">呎</text:span>&lt;/span&gt;&lt;span style="color: #00a000"&gt;<text:span text:style-name="T809">蚇</text:span>&lt;/span&gt;&lt;span style="color: #00a000"&gt;<text:span text:style-name="T810">侈</text:span>&lt;/span&gt;&lt;span style="color: #ff0000"&gt;<text:span text:style-name="T811">奓</text:span>&lt;/span&gt;&lt;span style="color: #00a000"&gt;<text:span text:style-name="T812">誃</text:span>&lt;/span&gt;&lt;span style="color: #00a000"&gt;<text:span text:style-name="T813">豉</text:span>&lt;/span&gt;&lt;span style="color: #00a000"&gt;<text:span text:style-name="T814">褫</text:span>&lt;/span&gt;&lt;span&gt;&lt;br&gt;&lt;/span&gt;&lt;span&gt;&lt;br&gt;&lt;/span&gt;&lt;span style="color: #ff0000"&gt;<text:span text:style-name="T815">吃</text:span>&lt;/span&gt;&lt;span style="color: #0000ff"&gt;<text:span text:style-name="T816">杘</text:span>&lt;/span&gt;&lt;span style="color: #ff0000"&gt;<text:span text:style-name="T817">哧</text:span>&lt;/span&gt;&lt;span style="color: #ff0000"&gt;<text:span text:style-name="T818">郗</text:span>&lt;/span&gt;&lt;span style="color: #ff0000"&gt;<text:span text:style-name="T819">瓻</text:span>&lt;/span&gt;&lt;span style="color: #ff0000"&gt;<text:span text:style-name="T820">胵</text:span>&lt;/span&gt;&lt;span style="color: #ff0000"&gt;<text:span text:style-name="T821">蚩</text:span>&lt;/span&gt;&lt;span style="color: #ff0000"&gt;<text:span text:style-name="T822">嗤</text:span>&lt;/span&gt;&lt;span style="color: #ff0000"&gt;<text:span text:style-name="T823">媸</text:span>&lt;/span&gt;&lt;span style="color: #ff0000"&gt;<text:span text:style-name="T824">眵</text:span>&lt;/span&gt;&lt;span style="color: #ff0000"&gt;<text:span text:style-name="T825">笞</text:span>&lt;/span&gt;&lt;span style="color: #ff0000"&gt;<text:span text:style-name="T826">痴</text:span>&lt;/span&gt;&lt;span style="color: #ff0000"&gt;<text:span text:style-name="T827">摛</text:span>&lt;/span&gt;&lt;span style="color: #ff0000"&gt;<text:span text:style-name="T828">螭</text:span>&lt;/span&gt;&lt;span style="color: #ff0000"&gt;<text:span text:style-name="T829">魑</text:span>&lt;/span&gt;&lt;span style="color: #ff0000"&gt;<text:span text:style-name="T830">黐</text:span>&lt;/span&gt;&lt;span style="color: #ff0000"&gt;<text:span text:style-name="T831">齹</text:span>&lt;/span&gt;&lt;span&gt;&lt;br&gt;&lt;/span&gt;&lt;span&gt;&lt;br&gt;&lt;/span&gt;&lt;span style="color: #d89000"&gt;<text:span text:style-name="T832">虫</text:span>&lt;/span&gt;&lt;span<text:s/><text:span text:style-name="T833">style="color: #0000ff"&gt;</text:span><text:span text:style-name="T834">种</text:span><text:span text:style-name="T835">&lt;/span&gt;&lt;span style="color: #0000ff"&gt;</text:span><text:span text:style-name="T836">重</text:span><text:span text:style-name="T837">&lt;/span&gt;&lt;span style="color: #d89000"&gt;</text:span><text:span text:style-name="T838">崇</text:span><text:span text:style-name="T839">&lt;/span&gt;&lt;span&gt;&lt;br&gt;&lt;/span&gt;&lt;span&gt;&lt;br&gt;&lt;/span&gt;&lt;span style="color: #00a000"&gt;</text:span><text:span text:style-name="T840">尰</text:span><text:span text:style-name="T841">&lt;/span&gt;</text:span></text:p>
      <text:p text:style-name="Normal">&lt;span style="color: #ff0000"&gt;<text:span text:style-name="T842">充</text:span>&lt;/span&gt;&lt;span style="color: #ff0000"&gt;<text:span text:style-name="T843">茺</text:span>&lt;/span&gt;&lt;span style="color: #ff0000"&gt;<text:span text:style-name="T844">忡</text:span>&lt;/span&gt;&lt;span style="color: #ff0000"&gt;<text:span text:style-name="T845">翀</text:span>&lt;/span&gt;&lt;span style="color: #ff0000"&gt;<text:span text:style-name="T846">舂</text:span>&lt;/span&gt;&lt;span style="color: #ff0000"&gt;<text:span text:style-name="T847">憃</text:span>&lt;/span&gt;&lt;span style="color: #ff0000"&gt;<text:span text:style-name="T848">憧</text:span>&lt;/span&gt;&lt;span style="color: #d89000"&gt;<text:span text:style-name="T849">橦</text:span>&lt;/span&gt;&lt;span style="color: #d89000"&gt;<text:span text:style-name="T850">罿</text:span>&lt;/span&gt;&lt;span&gt;&lt;br&gt;&lt;/span&gt;&lt;span&gt;&lt;br&gt;&lt;/span&gt;&lt;span style="color: #d89000"&gt;<text:span text:style-name="T851">仇</text:span>&lt;/span&gt;&lt;span style="color: #0000ff"&gt;<text:span text:style-name="T852">圳</text:span>&lt;/span&gt;&lt;span style="color: #d89000"&gt;<text:span text:style-name="T853">惆</text:span>&lt;/span&gt;&lt;span style="color: #d89000"&gt;<text:span text:style-name="T854">稠</text:span>&lt;/span&gt;&lt;span style="color: #d89000"&gt;<text:span text:style-name="T855">裯</text:span>&lt;/span&gt;&lt;span&gt;<text:span text:style-name="T856">𠷎</text:span>&lt;/span&gt;&lt;span style="color: #d89000"&gt;<text:span text:style-name="T857">詶</text:span>&lt;/span&gt;&lt;span style="color: #d89000"&gt;<text:span text:style-name="T858">酬</text:span>&lt;/span&gt;&lt;span style="color: #d89000"&gt;<text:span text:style-name="T859">愁</text:span>&lt;/span&gt;&lt;span&gt;<text:span text:style-name="T860">㵞</text:span>&lt;/span&gt;&lt;span style="color: #d89000"&gt;<text:span text:style-name="T861">雔</text:span>&lt;/span&gt;&lt;span style="color: #d89000"&gt;<text:span text:style-name="T862">鯈</text:span>&lt;/span&gt;&lt;span&gt;&lt;br&gt;&lt;/span&gt;&lt;span&gt;&lt;br&gt;&lt;/span&gt;&lt;span style="color: #0000ff"&gt;<text:span text:style-name="T863">臭</text:span>&lt;/span&gt;&lt;span style="color: #0000ff"&gt;<text:span text:style-name="T864">殠</text:span>&lt;/span&gt;&lt;span style="color: #0000ff"&gt;<text:span text:style-name="T865">簉</text:span>&lt;/span&gt;&lt;span&gt;&lt;br&gt;&lt;/span&gt;&lt;span&gt;&lt;br&gt;&lt;/span&gt;&lt;span style="color: #00a000"&gt;<text:span text:style-name="T866">丑</text:span>&lt;/span&gt;&lt;span style="color: #00a000"&gt;<text:span text:style-name="T867">杻</text:span>&lt;/span&gt;&lt;span style="color: #00a000"&gt;<text:span text:style-name="T868">偢</text:span>&lt;/span&gt;&lt;span style="color: #00a000"&gt;<text:span text:style-name="T869">瞅</text:span>&lt;/span&gt;&lt;span&gt;&lt;br&gt;&lt;/span&gt;&lt;span&gt;&lt;br&gt;&lt;/span&gt;&lt;span style="color: #ff0000"&gt;<text:span text:style-name="T870">抽</text:span><text:soft-page-break/>&lt;/span&gt;&lt;span style="color: #0000ff"&gt;<text:span text:style-name="T871">搐</text:span>&lt;/span&gt;&lt;span style="color: #ff0000"&gt;<text:span text:style-name="T872">搊</text:span>&lt;/span&gt;&lt;span style="color: #ff0000"&gt;<text:span text:style-name="T873">瘳</text:span>&lt;/span&gt;&lt;span style="color: #ff0000"&gt;<text:span text:style-name="T874">犨</text:span>&lt;/span&gt;&lt;span&gt;&lt;br&gt;&lt;/span&gt;&lt;span&gt;&lt;br&gt;&lt;/span&gt;&lt;span style="color: #d89000"&gt;<text:span text:style-name="T875">除</text:span>&lt;/span&gt;&lt;span style="color: #d89000"&gt;<text:span text:style-name="T876">滁</text:span>&lt;/span&gt;&lt;span style="color: #d89000"&gt;<text:span text:style-name="T877">蜍</text:span>&lt;/span&gt;&lt;span style="color: #d89000"&gt;<text:span text:style-name="T878">蒢</text:span>&lt;/span&gt;&lt;span style="color: #d89000"&gt;<text:span text:style-name="T879">篨</text:span>&lt;/span&gt;&lt;span style="color: #d89000"&gt;<text:span text:style-name="T880">屠</text:span>&lt;/span&gt;&lt;span style="color: #d89000"&gt;<text:span text:style-name="T881">藸</text:span>&lt;/span&gt;&lt;span style="color: #d89000"&gt;<text:span text:style-name="T882">躇</text:span>&lt;/span&gt;&lt;span style="color: #d89000"&gt;<text:span text:style-name="T883">耡</text:span>&lt;/span&gt;&lt;span style="color: #d89000"&gt;<text:span text:style-name="T884">鉏</text:span>&lt;/span&gt;&lt;span style="color: #d89000"&gt;<text:span text:style-name="T885">幮</text:span>&lt;/span&gt;&lt;span&gt;&lt;br&gt;&lt;/span&gt;&lt;span&gt;&lt;br&gt;&lt;/span&gt;&lt;span style="color: #0000ff"&gt;<text:span text:style-name="T886">亍</text:span>&lt;/span&gt;&lt;span style="color: #0000ff"&gt;<text:span text:style-name="T887">怵</text:span>&lt;/span&gt;&lt;span style="color: #0000ff"&gt;<text:span text:style-name="T888">柷</text:span>&lt;/span&gt;&lt;span style="color: #0000ff"&gt;<text:span text:style-name="T889">畜</text:span>&lt;/span&gt;&lt;span style="color: #0000ff"&gt;<text:span text:style-name="T890">滀</text:span>&lt;/span&gt;&lt;span style="color: #0000ff"&gt;<text:span text:style-name="T891">鄐</text:span>&lt;/span&gt;&lt;span style="color: #0000ff"&gt;<text:span text:style-name="T892">搐</text:span>&lt;/span&gt;&lt;span style="color: #0000ff"&gt;<text:span text:style-name="T893">俶</text:span>&lt;/span&gt;&lt;span style="color: #0000ff"&gt;<text:span text:style-name="T894">諔</text:span>&lt;/span&gt;&lt;span style="color: #0000ff"&gt;<text:span text:style-name="T895">黜</text:span>&lt;/span&gt;&lt;span style="color: #0000ff"&gt;<text:span text:style-name="T896">閦</text:span>&lt;/span&gt;&lt;span style="color: #0000ff"&gt;<text:span text:style-name="T897">擉</text:span>&lt;/span&gt;&lt;span style="color: #0000ff"&gt;<text:span text:style-name="T898">歜</text:span>&lt;/span&gt;&lt;span style="color: #0000ff"&gt;<text:span text:style-name="T899">斶</text:span>&lt;/span&gt;&lt;span style="color: #0000ff"&gt;<text:span text:style-name="T900">臅</text:span>&lt;/span&gt;&lt;span style="color: #0000ff"&gt;<text:span text:style-name="T901">矗</text:span>&lt;/span&gt;&lt;span&gt;&lt;br&gt;&lt;/span&gt;&lt;span&gt;&lt;br&gt;&lt;/span&gt;&lt;span style="color: #00a000"&gt;<text:span text:style-name="T902">杵</text:span>&lt;/span&gt;&lt;span style="color: #00a000"&gt;<text:span text:style-name="T903">楮</text:span>&lt;/span&gt;&lt;span style="color: #00a000"&gt;<text:span text:style-name="T904">褚</text:span>&lt;/span&gt;&lt;span style="color: #00a000"&gt;<text:span text:style-name="T905">楚</text:span>&lt;/span&gt;&lt;span&gt;&lt;br&gt;&lt;/span&gt;&lt;span&gt;&lt;br&gt;&lt;/span&gt;&lt;span style="color: #ff0000"&gt;<text:span text:style-name="T906">出</text:span>&lt;/span&gt;&lt;span style="color: #ff0000"&gt;<text:span text:style-name="T907">初</text:span>&lt;/span&gt;&lt;span&gt;&lt;br&gt;&lt;/span&gt;&lt;span&gt;&lt;br&gt;&lt;/span&gt;&lt;span&gt;<text:span text:style-name="T908">䫄</text:span>&lt;/span&gt;&lt;span&gt;&lt;br&gt;&lt;/span&gt;&lt;span&gt;&lt;br&gt;&lt;/span&gt;&lt;span style="color: #ff0000"&gt;<text:span text:style-name="T909">抓</text:span>&lt;/span&gt;&lt;span&gt;&lt;br&gt;&lt;/span&gt;&lt;span&gt;&lt;br&gt;&lt;/span&gt;&lt;span style="color: #ff0000"&gt;<text:span text:style-name="T910">欻</text:span>&lt;/span&gt;&lt;span&gt;&lt;br&gt;&lt;/span&gt;&lt;span&gt;&lt;br&gt;&lt;/span&gt;&lt;span style="color: #d89000"&gt;<text:span text:style-name="T911">膗</text:span>&lt;/span&gt;&lt;span&gt;&lt;br&gt;&lt;/span&gt;&lt;span&gt;&lt;br&gt;&lt;/span&gt;&lt;span style="color: #0000ff"&gt;<text:span text:style-name="T912">嘬</text:span>&lt;/span&gt;&lt;span style="color: #0000ff"&gt;<text:span text:style-name="T913">踹</text:span>&lt;/span&gt;&lt;span style="color: #0000ff"&gt;<text:span text:style-name="T914">膪</text:span>&lt;/span&gt;&lt;span&gt;&lt;br&gt;&lt;/span&gt;&lt;span&gt;&lt;br&gt;&lt;/span&gt;&lt;span style="color: #ff0000"&gt;<text:span text:style-name="T915">揣</text:span>&lt;/span&gt;&lt;span&gt;&lt;br&gt;&lt;/span&gt;&lt;span&gt;&lt;br&gt;&lt;/span&gt;&lt;span style="color: #ff0000"&gt;<text:span text:style-name="T916">搋</text:span>&lt;/span&gt;&lt;span&gt;&lt;br&gt;&lt;/span&gt;&lt;span&gt;&lt;br&gt;&lt;/span&gt;&lt;span style="color: #d89000"&gt;<text:span text:style-name="T917">船</text:span>&lt;/span&gt;&lt;span style="color: #d89000"&gt;<text:span text:style-name="T918">椽</text:span>&lt;/span&gt;&lt;span style="color: #d89000"&gt;<text:span text:style-name="T919">遄</text:span>&lt;/span&gt;&lt;span&gt;<text:span text:style-name="T920">歂</text:span>&lt;/span&gt;&lt;span&gt;<text:span text:style-name="T921">輲</text:span>&lt;/span&gt;&lt;span&gt;&lt;br&gt;&lt;/span&gt;&lt;span&gt;&lt;br&gt;&lt;/span&gt;&lt;span style="color: #0000ff"&gt;<text:span text:style-name="T922">串</text:span>&lt;/span&gt;&lt;span&gt;&lt;br&gt;&lt;/span&gt;&lt;span&gt;&lt;br&gt;&lt;/span&gt;&lt;span style="color: #00a000"&gt;<text:span text:style-name="T923">舛</text:span>&lt;/span&gt;&lt;span style="color: #00a000"&gt;<text:span text:style-name="T924">荈</text:span>&lt;/span&gt;&lt;span style="color: #00a000"&gt;<text:span text:style-name="T925">喘</text:span>&lt;/span&gt;&lt;span style="color: #00a000"&gt;<text:span text:style-name="T926">踳</text:span>&lt;/span&gt;&lt;span&gt;<text:span text:style-name="T927">歂</text:span>&lt;/span&gt;&lt;span&gt;&lt;br&gt;&lt;/span&gt;&lt;span&gt;&lt;br&gt;&lt;/span&gt;&lt;span style="color: #ff0000"&gt;<text:span text:style-name="T928">川</text:span>&lt;/span&gt;&lt;span style="color: #ff0000"&gt;<text:span text:style-name="T929">氚</text:span>&lt;/span&gt;&lt;span style="color: #ff0000"&gt;<text:span text:style-name="T930">巛</text:span>&lt;/span&gt;&lt;span style="color: #ff0000"&gt;<text:span text:style-name="T931">穿</text:span>&lt;/span&gt;&lt;span&gt;&lt;br&gt;&lt;/span&gt;&lt;span&gt;&lt;br&gt;&lt;/span&gt;&lt;span style="color: #0000ff"&gt;<text:span text:style-name="T932">疒</text:span>&lt;/span&gt;&lt;span style="color: #d89000"&gt;<text:span text:style-name="T933">床</text:span>&lt;/span&gt;&lt;span style="color: #0000ff"&gt;<text:span text:style-name="T934">撞</text:span>&lt;/span&gt;&lt;span style="color: #d89000"&gt;<text:span text:style-name="T935">噇</text:span>&lt;/span&gt;&lt;span style="color: #0000ff"&gt;<text:span text:style-name="T936">幢</text:span>&lt;/span&gt;&lt;span style="color: #d89000"&gt;<text:span text:style-name="T937">橦</text:span>&lt;/span&gt;&lt;span&gt;&lt;br&gt;&lt;/span&gt;&lt;span&gt;&lt;br&gt;&lt;/span&gt;&lt;span style="color: #0000ff"&gt;<text:span text:style-name="T938">刱</text:span>&lt;/span&gt;&lt;span style="color: #ff0000"&gt;<text:span text:style-name="T939">凔</text:span><text:soft-page-break/>&lt;/span&gt;&lt;span&gt;&lt;br&gt;&lt;/span&gt;&lt;span&gt;&lt;br&gt;&lt;/span&gt;&lt;span&gt;&lt;br&gt;&lt;/span&gt;&lt;span&gt;&lt;br&gt;&lt;/span&gt;&lt;span style="color: #ff0000"&gt;<text:span text:style-name="T940">窗</text:span>&lt;/span&gt;&lt;span&gt;&lt;br&gt;&lt;/span&gt;&lt;span&gt;&lt;br&gt;&lt;/span&gt;&lt;span style="color: #d89000"&gt;<text:span text:style-name="T941">垂</text:span>&lt;/span&gt;&lt;span style="color: #ff0000"&gt;<text:span text:style-name="T942">厜</text:span>&lt;/span&gt;&lt;span style="color: #d89000"&gt;<text:span text:style-name="T943">倕</text:span>&lt;/span&gt;&lt;span style="color: #d89000"&gt;<text:span text:style-name="T944">捶</text:span>&lt;/span&gt;&lt;span style="color: #d89000"&gt;<text:span text:style-name="T945">陲</text:span>&lt;/span&gt;&lt;span style="color: #d89000"&gt;<text:span text:style-name="T946">棰</text:span>&lt;/span&gt;&lt;span style="color: #d89000"&gt;<text:span text:style-name="T947">菙</text:span>&lt;/span&gt;&lt;span style="color: #d89000"&gt;<text:span text:style-name="T948">箠</text:span>&lt;/span&gt;&lt;span style="color: #d89000"&gt;<text:span text:style-name="T949">椎</text:span>&lt;/span&gt;&lt;span style="color: #d89000"&gt;<text:span text:style-name="T950">圌</text:span>&lt;/span&gt;&lt;span style="color: #d89000"&gt;<text:span text:style-name="T951">搥</text:span>&lt;/span&gt;&lt;span style="color: #d89000"&gt;<text:span text:style-name="T952">槌</text:span>&lt;/span&gt;&lt;span&gt;&lt;br&gt;&lt;/span&gt;&lt;span&gt;&lt;br&gt;&lt;/span&gt;&lt;span style="color: #ff0000"&gt;<text:span text:style-name="T953">吹</text:span>&lt;/span&gt;&lt;span style="color: #ff0000"&gt;<text:span text:style-name="T954">炊</text:span>&lt;/span&gt;&lt;span&gt;&lt;br&gt;&lt;/span&gt;&lt;span&gt;&lt;br&gt;&lt;/span&gt;&lt;span style="color: #ff0000"&gt;<text:span text:style-name="T955">吹</text:span>&lt;/span&gt;&lt;span style="color: #ff0000"&gt;<text:span text:style-name="T956">炊</text:span>&lt;/span&gt;&lt;span&gt;&lt;br&gt;&lt;/span&gt;&lt;span&gt;&lt;br&gt;&lt;/span&gt;&lt;span style="color: #d89000"&gt;<text:span text:style-name="T957">淳</text:span>&lt;/span&gt;&lt;span style="color: #ff0000"&gt;<text:span text:style-name="T958">焞</text:span>&lt;/span&gt;&lt;span style="color: #d89000"&gt;<text:span text:style-name="T959">醇</text:span>&lt;/span&gt;&lt;span style="color: #d89000"&gt;<text:span text:style-name="T960">錞</text:span>&lt;/span&gt;&lt;span style="color: #d89000"&gt;<text:span text:style-name="T961">漘</text:span>&lt;/span&gt;&lt;span style="color: #d89000"&gt;<text:span text:style-name="T962">屯</text:span>&lt;/span&gt;&lt;span style="color: #d89000"&gt;<text:span text:style-name="T963">唇</text:span>&lt;/span&gt;&lt;span&gt;&lt;br&gt;&lt;/span&gt;&lt;span&gt;&lt;br&gt;&lt;/span&gt;&lt;span style="color: #00a000"&gt;<text:span text:style-name="T964">踳</text:span>&lt;/span&gt;&lt;span style="color: #00a000"&gt;<text:span text:style-name="T965">蠢</text:span>&lt;/span&gt;&lt;span&gt;&lt;br&gt;&lt;/span&gt;&lt;span&gt;&lt;br&gt;&lt;/span&gt;&lt;span style="color: #ff0000"&gt;<text:span text:style-name="T966">杶</text:span>&lt;/span&gt;&lt;span style="color: #ff0000"&gt;<text:span text:style-name="T967">春</text:span>&lt;/span&gt;&lt;span style="color: #ff0000"&gt;<text:span text:style-name="T968">椿</text:span>&lt;/span&gt;&lt;span style="color: #ff0000"&gt;<text:span text:style-name="T969">輴</text:span>&lt;/span&gt;&lt;span&gt;&lt;br&gt;&lt;/span&gt;&lt;span&gt;&lt;br&gt;&lt;/span&gt;&lt;span style="color: #0000ff"&gt;<text:span text:style-name="T970">辵</text:span>&lt;/span&gt;&lt;span style="color: #0000ff"&gt;<text:span text:style-name="T971">娖</text:span>&lt;/span&gt;&lt;span style="color: #0000ff"&gt;<text:span text:style-name="T972">惙</text:span>&lt;/span&gt;&lt;span style="color: #0000ff"&gt;<text:span text:style-name="T973">啜</text:span>&lt;/span&gt;&lt;span style="color: #0000ff"&gt;<text:span text:style-name="T974">醊</text:span>&lt;/span&gt;&lt;span style="color: #0000ff"&gt;<text:span text:style-name="T975">歠</text:span>&lt;/span&gt;&lt;span style="color: #0000ff"&gt;<text:span text:style-name="T976">婥</text:span>&lt;/span&gt;&lt;span style="color: #0000ff"&gt;<text:span text:style-name="T977">逴</text:span>&lt;/span&gt;&lt;span style="color: #0000ff"&gt;<text:span text:style-name="T978">婼</text:span>&lt;/span&gt;&lt;span&gt;&lt;br&gt;&lt;/span&gt;&lt;span&gt;&lt;br&gt;&lt;/span&gt;&lt;span style="color: #ff0000"&gt;<text:span text:style-name="T979">戳</text:span>&lt;/span&gt;&lt;span&gt;&lt;br&gt;&lt;/span&gt;&lt;span&gt;&lt;br&gt;&lt;/span&gt;&lt;span style="color: #d89000"&gt;<text:span text:style-name="T980">祠</text:span>&lt;/span&gt;&lt;span style="color: #d89000"&gt;<text:span text:style-name="T981">茨</text:span>&lt;/span&gt;&lt;span style="color: #d89000"&gt;<text:span text:style-name="T982">瓷</text:span>&lt;/span&gt;&lt;span style="color: #d89000"&gt;<text:span text:style-name="T983">餈</text:span>&lt;/span&gt;&lt;span style="color: #00a000"&gt;<text:span text:style-name="T984">茈</text:span>&lt;/span&gt;&lt;span style="color: #ff0000"&gt;<text:span text:style-name="T985">疵</text:span>&lt;/span&gt;&lt;span style="color: #d89000"&gt;<text:span text:style-name="T986">雌</text:span>&lt;/span&gt;&lt;span style="color: #d89000"&gt;<text:span text:style-name="T987">慈</text:span>&lt;/span&gt;&lt;span style="color: #d89000"&gt;<text:span text:style-name="T988">磁</text:span>&lt;/span&gt;&lt;span&gt;&lt;br&gt;&lt;/span&gt;&lt;span&gt;&lt;br&gt;&lt;/span&gt;&lt;span style="color: #0000ff"&gt;<text:span text:style-name="T989">次</text:span>&lt;/span&gt;&lt;span style="color: #0000ff"&gt;<text:span text:style-name="T990">佽</text:span>&lt;/span&gt;&lt;span style="color: #0000ff"&gt;<text:span text:style-name="T991">朿</text:span>&lt;/span&gt;&lt;span style="color: #0000ff"&gt;<text:span text:style-name="T992">刺</text:span>&lt;/span&gt;&lt;span style="color: #0000ff"&gt;<text:span text:style-name="T993">莿</text:span>&lt;/span&gt;&lt;span style="color: #0000ff"&gt;<text:span text:style-name="T994">伺</text:span>&lt;/span&gt;&lt;span style="color: #0000ff"&gt;<text:span text:style-name="T995">蛓</text:span>&lt;/span&gt;&lt;span&gt;&lt;br&gt;&lt;/span&gt;&lt;span&gt;&lt;br&gt;&lt;/span&gt;&lt;span style="color: #00a000"&gt;<text:span text:style-name="T996">此</text:span>&lt;/span&gt;&lt;span style="color: #00a000"&gt;<text:span text:style-name="T997">佌</text:span>&lt;/span&gt;&lt;span style="color: #00a000"&gt;<text:span text:style-name="T998">泚</text:span>&lt;/span&gt;&lt;span style="color: #00a000"&gt;<text:span text:style-name="T999">玼</text:span>&lt;/span&gt;&lt;span style="color: #00a000"&gt;<text:span text:style-name="T1000">跐</text:span>&lt;/span&gt;&lt;span&gt;&lt;br&gt;&lt;/span&gt;&lt;span&gt;&lt;br&gt;&lt;/span&gt;&lt;span style="color: #ff0000"&gt;<text:span text:style-name="T1001">呲</text:span>&lt;/span&gt;&lt;span style="color: #ff0000"&gt;<text:span text:style-name="T1002">疵</text:span>&lt;/span&gt;&lt;span style="color: #00a000"&gt;<text:span text:style-name="T1003">跐</text:span>&lt;/span&gt;&lt;span style="color: #d89000"&gt;<text:span text:style-name="T1004">雌</text:span>&lt;/span&gt;&lt;span style="color: #ff0000"&gt;<text:span text:style-name="T1005">骴</text:span>&lt;/span&gt;&lt;span style="color: #0000ff"&gt;<text:span text:style-name="T1006">差</text:span>&lt;/span&gt;&lt;span style="color: #ff0000"&gt;<text:span text:style-name="T1007">髊</text:span>&lt;/span&gt;&lt;span style="color: #0000ff"&gt;<text:span text:style-name="T1008">恣</text:span>&lt;/span&gt;&lt;span&gt;&lt;br&gt;&lt;/span&gt;&lt;span&gt;&lt;br&gt;&lt;/span&gt;&lt;span style="color: #d89000"&gt;<text:span text:style-name="T1009">淙</text:span>&lt;/span&gt;&lt;span style="color: #d89000"&gt;<text:span text:style-name="T1010">悰</text:span>&lt;/span&gt;&lt;span style="color: #d89000"&gt;<text:span text:style-name="T1011">琮</text:span>&lt;/span&gt;&lt;span style="color:<text:s/><text:soft-page-break/>#d89000"&gt;<text:span text:style-name="T1012">賨</text:span>&lt;/span&gt;&lt;span style="color: #d89000"&gt;<text:span text:style-name="T1013">藂</text:span>&lt;/span&gt;&lt;span&gt;&lt;br&gt;&lt;/span&gt;&lt;span&gt;&lt;br&gt;&lt;/span&gt;&lt;span style="color: #0000ff"&gt;<text:span text:style-name="T1014">謥</text:span>&lt;/span&gt;&lt;span&gt;&lt;br&gt;&lt;/span&gt;&lt;span&gt;&lt;br&gt;&lt;/span&gt;&lt;span style="color: #ff0000"&gt;<text:span text:style-name="T1015">匆</text:span>&lt;/span&gt;&lt;span style="color: #00a000"&gt;<text:span text:style-name="T1016">緫</text:span>&lt;/span&gt;&lt;span style="color: #ff0000"&gt;<text:span text:style-name="T1017">璁</text:span>&lt;/span&gt;&lt;span&gt;&lt;br&gt;&lt;/span&gt;&lt;span&gt;&lt;br&gt;&lt;/span&gt;&lt;span style="color: #0000ff"&gt;<text:span text:style-name="T1018">楱</text:span>&lt;/span&gt;&lt;span style="color: #0000ff"&gt;<text:span text:style-name="T1019">腠</text:span>&lt;/span&gt;&lt;span&gt;&lt;br&gt;&lt;/span&gt;&lt;span&gt;&lt;br&gt;&lt;/span&gt;&lt;span style="color: #d89000"&gt;<text:span text:style-name="T1020">徂</text:span>&lt;/span&gt;&lt;span style="color: #d89000"&gt;<text:span text:style-name="T1021">殂</text:span>&lt;/span&gt;&lt;span&gt;&lt;br&gt;&lt;/span&gt;&lt;span&gt;&lt;br&gt;&lt;/span&gt;&lt;span style="color: #0000ff"&gt;<text:span text:style-name="T1022">卒</text:span>&lt;/span&gt;&lt;span style="color: #0000ff"&gt;<text:span text:style-name="T1023">猝</text:span>&lt;/span&gt;&lt;span style="color: #0000ff"&gt;<text:span text:style-name="T1024">促</text:span>&lt;/span&gt;&lt;span style="color: #ff0000"&gt;<text:span text:style-name="T1025">戚</text:span>&lt;/span&gt;&lt;span style="color: #0000ff"&gt;<text:span text:style-name="T1026">槭</text:span>&lt;/span&gt;&lt;span style="color: #0000ff"&gt;<text:span text:style-name="T1027">蹙</text:span>&lt;/span&gt;&lt;span style="color: #0000ff"&gt;<text:span text:style-name="T1028">酢</text:span>&lt;/span&gt;&lt;span style="color: #0000ff"&gt;<text:span text:style-name="T1029">憱</text:span>&lt;/span&gt;&lt;span style="color: #0000ff"&gt;<text:span text:style-name="T1030">蹴</text:span>&lt;/span&gt;&lt;span style="color: #0000ff"&gt;<text:span text:style-name="T1031">趣</text:span>&lt;/span&gt;&lt;span style="color: #0000ff"&gt;<text:span text:style-name="T1032">醋</text:span>&lt;/span&gt;&lt;span style="color: #0000ff"&gt;<text:span text:style-name="T1033">蔟</text:span>&lt;/span&gt;&lt;span style="color: #0000ff"&gt;<text:span text:style-name="T1034">瘯</text:span>&lt;/span&gt;&lt;span style="color: #0000ff"&gt;<text:span text:style-name="T1035">簇</text:span>&lt;/span&gt;&lt;span style="color: #0000ff"&gt;<text:span text:style-name="T1036">踧</text:span>&lt;/span&gt;&lt;span&gt;&lt;br&gt;&lt;/span&gt;&lt;span&gt;&lt;br&gt;&lt;/span&gt;&lt;span style="color: #ff0000"&gt;<text:span text:style-name="T1037">粗</text:span>&lt;/span&gt;&lt;span style="color: #ff0000"&gt;<text:span text:style-name="T1038">觕</text:span>&lt;/span&gt;&lt;span style="color: #ff0000"&gt;<text:span text:style-name="T1039">麤</text:span>&lt;/span&gt;&lt;span&gt;&lt;br&gt;&lt;/span&gt;&lt;span&gt;&lt;br&gt;&lt;/span&gt;&lt;span style="color: #d89000"&gt;<text:span text:style-name="T1040">巑</text:span>&lt;/span&gt;&lt;span&gt;&lt;br&gt;&lt;/span&gt;&lt;span&gt;&lt;br&gt;&lt;/span&gt;&lt;span style="color: #0000ff"&gt;<text:span text:style-name="T1041">篡</text:span>&lt;/span&gt;&lt;span style="color: #0000ff"&gt;<text:span text:style-name="T1042">爨</text:span>&lt;/span&gt;&lt;span&gt;&lt;br&gt;&lt;/span&gt;&lt;span&gt;&lt;br&gt;&lt;/span&gt;&lt;span style="color: #ff0000"&gt;<text:span text:style-name="T1043">汆</text:span>&lt;/span&gt;&lt;span&gt;&lt;br&gt;&lt;/span&gt;&lt;span&gt;&lt;br&gt;&lt;/span&gt;&lt;span style="color: #0000ff"&gt;<text:span text:style-name="T1044">倅</text:span>&lt;/span&gt;&lt;span style="color: #0000ff"&gt;<text:span text:style-name="T1045">淬</text:span>&lt;/span&gt;&lt;span style="color: #0000ff"&gt;<text:span text:style-name="T1046">悴</text:span>&lt;/span&gt;&lt;span style="color: #0000ff"&gt;<text:span text:style-name="T1047">啐</text:span>&lt;/span&gt;&lt;span style="color: #0000ff"&gt;<text:span text:style-name="T1048">焠</text:span>&lt;/span&gt;&lt;span style="color: #0000ff"&gt;<text:span text:style-name="T1049">萃</text:span>&lt;/span&gt;&lt;span style="color: #ff0000"&gt;<text:span text:style-name="T1050">脺</text:span>&lt;/span&gt;&lt;span style="color: #0000ff"&gt;<text:span text:style-name="T1051">瘁</text:span>&lt;/span&gt;&lt;span style="color: #0000ff"&gt;<text:span text:style-name="T1052">粹</text:span>&lt;/span&gt;&lt;span style="color: #0000ff"&gt;<text:span text:style-name="T1053">翠</text:span>&lt;/span&gt;&lt;span style="color: #0000ff"&gt;<text:span text:style-name="T1054">綷</text:span>&lt;/span&gt;&lt;span style="color: #0000ff"&gt;<text:span text:style-name="T1055">膵</text:span>&lt;/span&gt;&lt;span style="color: #0000ff"&gt;<text:span text:style-name="T1056">脆</text:span>&lt;/span&gt;&lt;span style="color: #0000ff"&gt;<text:span text:style-name="T1057">毳</text:span>&lt;/span&gt;&lt;span style="color: #0000ff"&gt;<text:span text:style-name="T1058">膬</text:span>&lt;/span&gt;&lt;span style="color: #0000ff"&gt;<text:span text:style-name="T1059">竁</text:span>&lt;/span&gt;&lt;span&gt;&lt;br&gt;&lt;/span&gt;&lt;span&gt;&lt;br&gt;&lt;/span&gt;&lt;span style="color: #00a000"&gt;<text:span text:style-name="T1060">洒</text:span>&lt;/span&gt;&lt;span style="color: #00a000"&gt;<text:span text:style-name="T1061">漼</text:span>&lt;/span&gt;&lt;span style="color: #00a000"&gt;<text:span text:style-name="T1062">璀</text:span>&lt;/span&gt;&lt;span style="color: #00a000"&gt;<text:span text:style-name="T1063">趡</text:span>&lt;/span&gt;&lt;span style="color: #ff0000"&gt;<text:span text:style-name="T1064">鏙</text:span>&lt;/span&gt;&lt;span&gt;&lt;br&gt;&lt;/span&gt;&lt;span&gt;&lt;br&gt;&lt;/span&gt;&lt;span style="color: #ff0000"&gt;<text:span text:style-name="T1065">夊</text:span>&lt;/span&gt;&lt;span style="color: #ff0000"&gt;<text:span text:style-name="T1066">衰</text:span>&lt;/span&gt;&lt;span style="color: #ff0000"&gt;<text:span text:style-name="T1067">榱</text:span>&lt;/span&gt;&lt;span style="color: #ff0000"&gt;<text:span text:style-name="T1068">崔</text:span>&lt;/span&gt;&lt;span style="color: #ff0000"&gt;<text:span text:style-name="T1069">催</text:span>&lt;/span&gt;&lt;span style="color: #ff0000"&gt;<text:span text:style-name="T1070">摧</text:span>&lt;/span&gt;&lt;span style="color: #ff0000"&gt;<text:span text:style-name="T1071">獕</text:span>&lt;/span&gt;&lt;span style="color: #ff0000"&gt;<text:span text:style-name="T1072">磪</text:span>&lt;/span&gt;&lt;span&gt;&lt;br&gt;&lt;/span&gt;&lt;span&gt;&lt;br&gt;&lt;/span&gt;&lt;span style="color: #d89000"&gt;<text:span text:style-name="T1073">存</text:span>&lt;/span&gt;&lt;span style="color: #ff0000"&gt;<text:span text:style-name="T1074">蹲</text:span>&lt;/span&gt;&lt;span&gt;&lt;br&gt;&lt;/span&gt;&lt;span&gt;&lt;br&gt;&lt;/span&gt;&lt;span style="color: #0000ff"&gt;<text:span text:style-name="T1075">寸</text:span>&lt;/span&gt;&lt;span style="color: #0000ff"&gt;<text:span text:style-name="T1076">吋</text:span>&lt;/span&gt;&lt;span&gt;&lt;br&gt;&lt;/span&gt;&lt;span&gt;&lt;br&gt;&lt;/span&gt;&lt;span style="color: #00a000"&gt;<text:span text:style-name="T1077">刌</text:span>&lt;/span&gt;&lt;span style="color: #00a000"&gt;<text:span text:style-name="T1078">忖</text:span>&lt;/span&gt;&lt;span&gt;&lt;br&gt;&lt;/span&gt;&lt;span&gt;&lt;br&gt;&lt;/span&gt;&lt;span style="color: #ff0000"&gt;<text:span text:style-name="T1079">村</text:span>&lt;/span&gt;&lt;span style="color: #ff0000"&gt;<text:span text:style-name="T1080">皴</text:span>&lt;/span&gt;&lt;span style="color: #ff0000"&gt;<text:span text:style-name="T1081">踆</text:span><text:soft-page-break/>&lt;/span&gt;&lt;span&gt;&lt;br&gt;&lt;/span&gt;&lt;span&gt;&lt;br&gt;&lt;/span&gt;&lt;span style="color: #d89000"&gt;<text:span text:style-name="T1082">痤</text:span>&lt;/span&gt;&lt;span style="color: #d89000"&gt;<text:span text:style-name="T1083">矬</text:span>&lt;/span&gt;&lt;span style="color: #d89000"&gt;<text:span text:style-name="T1084">嵯</text:span>&lt;/span&gt;&lt;span style="color: #0000ff"&gt;<text:span text:style-name="T1085">瘥</text:span>&lt;/span&gt;&lt;span&gt;&lt;br&gt;&lt;/span&gt;&lt;span&gt;&lt;br&gt;&lt;/span&gt;&lt;span style="color: #ff0000"&gt;<text:span text:style-name="T1086">昔</text:span>&lt;/span&gt;&lt;span style="color: #0000ff"&gt;<text:span text:style-name="T1087">剒</text:span>&lt;/span&gt;&lt;span style="color: #0000ff"&gt;<text:span text:style-name="T1088">厝</text:span>&lt;/span&gt;&lt;span style="color: #0000ff"&gt;<text:span text:style-name="T1089">措</text:span>&lt;/span&gt;&lt;span style="color: #0000ff"&gt;<text:span text:style-name="T1090">剉</text:span>&lt;/span&gt;&lt;span style="color: #0000ff"&gt;<text:span text:style-name="T1091">挫</text:span>&lt;/span&gt;&lt;span style="color: #0000ff"&gt;<text:span text:style-name="T1092">莝</text:span>&lt;/span&gt;&lt;span style="color: #0000ff"&gt;<text:span text:style-name="T1093">蓌</text:span>&lt;/span&gt;&lt;span style="color: #ff0000"&gt;<text:span text:style-name="T1094">撮</text:span>&lt;/span&gt;&lt;span&gt;&lt;br&gt;&lt;/span&gt;&lt;span&gt;&lt;br&gt;&lt;/span&gt;&lt;span style="color: #00a000"&gt;<text:span text:style-name="T1095">脞</text:span>&lt;/span&gt;&lt;span style="color: #ff0000"&gt;<text:span text:style-name="T1096">瑳</text:span>&lt;/span&gt;&lt;span&gt;&lt;br&gt;&lt;/span&gt;&lt;span&gt;&lt;br&gt;&lt;/span&gt;&lt;span style="color: #0000ff"&gt;<text:span text:style-name="T1097">差</text:span>&lt;/span&gt;&lt;span style="color: #ff0000"&gt;<text:span text:style-name="T1098">搓</text:span>&lt;/span&gt;&lt;span style="color: #ff0000"&gt;<text:span text:style-name="T1099">瑳</text:span>&lt;/span&gt;&lt;span style="color: #ff0000"&gt;<text:span text:style-name="T1100">磋</text:span>&lt;/span&gt;&lt;span style="color: #ff0000"&gt;<text:span text:style-name="T1101">蹉</text:span>&lt;/span&gt;&lt;span style="color: #ff0000"&gt;<text:span text:style-name="T1102">髊</text:span>&lt;/span&gt;&lt;span style="color: #ff0000"&gt;<text:span text:style-name="T1103">莏</text:span>&lt;/span&gt;&lt;span style="color: #ff0000"&gt;<text:span text:style-name="T1104">颩</text:span>&lt;/span&gt;&lt;span style="color: #ff0000"&gt;<text:span text:style-name="T1105">撮</text:span>&lt;/span&gt;&lt;span style="color: #ff0000"&gt;<text:span text:style-name="T1106">遳</text:span>&lt;/span&gt;&lt;span&gt;&lt;br&gt;&lt;/span&gt;&lt;span&gt;&lt;br&gt;&lt;/span&gt;&lt;span style="color: #d89000"&gt;<text:span text:style-name="T1107">瘩</text:span>&lt;/span&gt;&lt;span&gt;&lt;br&gt;&lt;/span&gt;&lt;span&gt;&lt;br&gt;&lt;/span&gt;&lt;span style="color: #00a000"&gt;<text:span text:style-name="T1108">打</text:span>&lt;/span&gt;&lt;span style="color: #d89000"&gt;<text:span text:style-name="T1109">怛</text:span>&lt;/span&gt;&lt;span style="color: #d89000"&gt;<text:span text:style-name="T1110">呾</text:span>&lt;/span&gt;&lt;span style="color: #d89000"&gt;<text:span text:style-name="T1111">妲</text:span>&lt;/span&gt;&lt;span style="color: #d89000"&gt;<text:span text:style-name="T1112">靼</text:span>&lt;/span&gt;&lt;span style="color: #d89000"&gt;<text:span text:style-name="T1113">荅</text:span>&lt;/span&gt;&lt;span style="color: #d89000"&gt;<text:span text:style-name="T1114">答</text:span>&lt;/span&gt;&lt;span style="color: #d89000"&gt;<text:span text:style-name="T1115">溚</text:span>&lt;/span&gt;&lt;span style="color: #d89000"&gt;<text:span text:style-name="T1116">瘩</text:span>&lt;/span&gt;&lt;span&gt;&lt;br&gt;&lt;/span&gt;&lt;span&gt;&lt;br&gt;&lt;/span&gt;&lt;span style="color: #0000ff"&gt;<text:span text:style-name="T1117">大</text:span>&lt;/span&gt;&lt;span&gt;&lt;br&gt;&lt;/span&gt;&lt;span&gt;&lt;br&gt;&lt;/span&gt;&lt;span style="color: #00a000"&gt;<text:span text:style-name="T1118">打</text:span>&lt;/span&gt;&lt;span&gt;&lt;br&gt;&lt;/span&gt;&lt;span&gt;&lt;br&gt;&lt;/span&gt;&lt;span style="color: #ff0000"&gt;<text:span text:style-name="T1119">耷</text:span>&lt;/span&gt;&lt;span style="color: #d89000"&gt;<text:span text:style-name="T1120">答</text:span>&lt;/span&gt;&lt;span style="color: #ff0000"&gt;<text:span text:style-name="T1121">搭</text:span>&lt;/span&gt;&lt;span style="color: #0000ff"&gt;<text:span text:style-name="T1122">嗒</text:span>&lt;/span&gt;&lt;span style="color: #ff0000"&gt;<text:span text:style-name="T1123">褡</text:span>&lt;/span&gt;&lt;span&gt;&lt;br&gt;&lt;/span&gt;&lt;span&gt;&lt;br&gt;&lt;/span&gt;&lt;span style="color: #0000ff"&gt;<text:span text:style-name="T1124">大</text:span>&lt;/span&gt;&lt;span style="color: #0000ff"&gt;<text:span text:style-name="T1125">汏</text:span>&lt;/span&gt;&lt;span style="color: #0000ff"&gt;<text:span text:style-name="T1126">代</text:span>&lt;/span&gt;&lt;span style="color: #0000ff"&gt;<text:span text:style-name="T1127">岱</text:span>&lt;/span&gt;&lt;span style="color: #0000ff"&gt;<text:span text:style-name="T1128">玳</text:span>&lt;/span&gt;&lt;span style="color: #0000ff"&gt;<text:span text:style-name="T1129">袋</text:span>&lt;/span&gt;&lt;span style="color: #0000ff"&gt;<text:span text:style-name="T1130">黛</text:span>&lt;/span&gt;&lt;span style="color: #0000ff"&gt;<text:span text:style-name="T1131">隶</text:span>&lt;/span&gt;&lt;span style="color: #0000ff"&gt;<text:span text:style-name="T1132">埭</text:span>&lt;/span&gt;&lt;span style="color: #00a000"&gt;<text:span text:style-name="T1133">逮</text:span>&lt;/span&gt;&lt;span style="color: #0000ff"&gt;<text:span text:style-name="T1134">殆</text:span>&lt;/span&gt;&lt;span style="color: #0000ff"&gt;<text:span text:style-name="T1135">迨</text:span>&lt;/span&gt;&lt;span style="color: #0000ff"&gt;<text:span text:style-name="T1136">怠</text:span>&lt;/span&gt;&lt;span style="color: #0000ff"&gt;<text:span text:style-name="T1137">待</text:span>&lt;/span&gt;&lt;span style="color: #0000ff"&gt;<text:span text:style-name="T1138">蝳</text:span>&lt;/span&gt;&lt;span style="color: #0000ff"&gt;<text:span text:style-name="T1139">戴</text:span>&lt;/span&gt;&lt;span style="color: #0000ff"&gt;<text:span text:style-name="T1140">襶</text:span>&lt;/span&gt;&lt;span&gt;&lt;br&gt;&lt;/span&gt;&lt;span&gt;&lt;br&gt;&lt;/span&gt;&lt;span style="color: #00a000"&gt;<text:span text:style-name="T1141">歹</text:span>&lt;/span&gt;&lt;span style="color: #d89000"&gt;<text:span text:style-name="T1142">得</text:span>&lt;/span&gt;&lt;span style="color: #00a000"&gt;<text:span text:style-name="T1143">傣</text:span>&lt;/span&gt;&lt;span style="color: #00a000"&gt;<text:span text:style-name="T1144">逮</text:span>&lt;/span&gt;&lt;span&gt;&lt;br&gt;&lt;/span&gt;&lt;span&gt;&lt;br&gt;&lt;/span&gt;&lt;span style="color: #ff0000"&gt;<text:span text:style-name="T1145">呆</text:span>&lt;/span&gt;&lt;span style="color: #0000ff"&gt;<text:span text:style-name="T1146">待</text:span>&lt;/span&gt;&lt;span&gt;&lt;br&gt;&lt;/span&gt;&lt;span&gt;&lt;br&gt;&lt;/span&gt;&lt;span style="color: #d89000"&gt;<text:span text:style-name="T1147">石</text:span>&lt;/span&gt;&lt;span style="color: #0000ff"&gt;<text:span text:style-name="T1148">旦</text:span>&lt;/span&gt;&lt;span style="color: #0000ff"&gt;<text:span text:style-name="T1149">但</text:span>&lt;/span&gt;&lt;span&gt;&amp;amp;&lt;/span&gt;&lt;span&gt;f&lt;/span&gt;&lt;span&gt;8&lt;/span&gt;&lt;span&gt;1&lt;/span&gt;&lt;span&gt;8&lt;/span&gt;&lt;span&gt;b&lt;/span&gt;&lt;span&gt;_&lt;/span&gt;&lt;span&gt;.&lt;/span&gt;&lt;span&gt;p&lt;/span&gt;&lt;span&gt;n&lt;/span&gt;&lt;span&gt;g&lt;/span&gt;&lt;span<text:soft-page-break/>&gt;;&lt;/span&gt;&lt;span style="color: #d89000"&gt;<text:span text:style-name="T1150">繵</text:span>&lt;/span&gt;&lt;span style="color: #0000ff"&gt;<text:span text:style-name="T1151">淡</text:span>&lt;/span&gt;&lt;span style="color: #0000ff"&gt;<text:span text:style-name="T1152">啖</text:span>&lt;/span&gt;&lt;span style="color: #0000ff"&gt;<text:span text:style-name="T1153">氮</text:span>&lt;/span&gt;&lt;span style="color: #d89000"&gt;<text:span text:style-name="T1154">餤</text:span>&lt;/span&gt;&lt;span style="color: #0000ff"&gt;<text:span text:style-name="T1155">啗</text:span>&lt;/span&gt;&lt;span style="color: #0000ff"&gt;<text:span text:style-name="T1156">萏</text:span>&lt;/span&gt;&lt;span style="color: #0000ff"&gt;<text:span text:style-name="T1157">窞</text:span>&lt;/span&gt;&lt;span style="color: #0000ff"&gt;<text:span text:style-name="T1158">蛋</text:span>&lt;/span&gt;&lt;span style="color: #0000ff"&gt;<text:span text:style-name="T1159">髧</text:span>&lt;/span&gt;&lt;span style="color: #0000ff"&gt;<text:span text:style-name="T1160">僤</text:span>&lt;/span&gt;&lt;span style="color: #0000ff"&gt;<text:span text:style-name="T1161">潬</text:span>&lt;/span&gt;&lt;span style="color: #0000ff"&gt;<text:span text:style-name="T1162">蜑</text:span>&lt;/span&gt;&lt;span style="color: #d89000"&gt;<text:span text:style-name="T1163">澹</text:span>&lt;/span&gt;&lt;span style="color: #0000ff"&gt;<text:span text:style-name="T1164">憺</text:span>&lt;/span&gt;&lt;span style="color: #ff0000"&gt;<text:span text:style-name="T1165">甔</text:span>&lt;/span&gt;&lt;span style="color: #ff0000"&gt;<text:span text:style-name="T1166">膻</text:span>&lt;/span&gt;&lt;span&gt;&lt;br&gt;&lt;/span&gt;&lt;span&gt;&lt;br&gt;&lt;/span&gt;&lt;span style="color: #00a000"&gt;<text:span text:style-name="T1167">抌</text:span>&lt;/span&gt;&lt;span style="color: #00a000"&gt;<text:span text:style-name="T1168">紞</text:span>&lt;/span&gt;&lt;span style="color: #00a000"&gt;<text:span text:style-name="T1169">黕</text:span>&lt;/span&gt;&lt;span style="color: #000000"&gt;<text:span text:style-name="T1170">疸</text:span>&lt;/span&gt;&lt;span style="color: #00a000"&gt;<text:span text:style-name="T1171">亶</text:span>&lt;/span&gt;&lt;span style="color: #00a000"&gt;<text:span text:style-name="T1172">撢</text:span>&lt;/span&gt;&lt;span&gt;&lt;br&gt;&lt;/span&gt;&lt;span&gt;&lt;br&gt;&lt;/span&gt;&lt;span style="color: #ff0000"&gt;<text:span text:style-name="T1173">丹</text:span>&lt;/span&gt;&lt;span style="color: #ff0000"&gt;<text:span text:style-name="T1174">眈</text:span>&lt;/span&gt;&lt;span style="color: #ff0000"&gt;<text:span text:style-name="T1175">耽</text:span>&lt;/span&gt;&lt;span style="color: #ff0000"&gt;<text:span text:style-name="T1176">酖</text:span>&lt;/span&gt;&lt;span style="color: #ff0000"&gt;<text:span text:style-name="T1177">聃</text:span>&lt;/span&gt;&lt;span style="color: #0000ff"&gt;<text:span text:style-name="T1178">湛</text:span>&lt;/span&gt;&lt;span style="color: #d89000"&gt;<text:span text:style-name="T1179">愖</text:span>&lt;/span&gt;&lt;span style="color: #ff0000"&gt;<text:span text:style-name="T1180">襌</text:span>&lt;/span&gt;&lt;span style="color: #ff0000"&gt;<text:span text:style-name="T1181">儋</text:span>&lt;/span&gt;&lt;span style="color: #ff0000"&gt;<text:span text:style-name="T1182">甔</text:span>&lt;/span&gt;&lt;span&gt;&lt;br&gt;&lt;/span&gt;&lt;span&gt;&lt;br&gt;&lt;/span&gt;&lt;span style="color: #0000ff"&gt;<text:span text:style-name="T1183">宕</text:span>&lt;/span&gt;&lt;span style="color: #0000ff"&gt;<text:span text:style-name="T1184">逿</text:span>&lt;/span&gt;&lt;span style="color: #0000ff"&gt;<text:span text:style-name="T1185">簜</text:span>&lt;/span&gt;&lt;span style="color: #0000ff"&gt;<text:span text:style-name="T1186">瓽</text:span>&lt;/span&gt;&lt;span&gt;&lt;br&gt;&lt;/span&gt;&lt;span&gt;&lt;br&gt;&lt;/span&gt;&lt;span style="color: #00a000"&gt;<text:span text:style-name="T1187">党</text:span>&lt;/span&gt;&lt;span style="color: #0000ff"&gt;<text:span text:style-name="T1188">瓽</text:span>&lt;/span&gt;&lt;span style="color: #00a000"&gt;<text:span text:style-name="T1189">攩</text:span>&lt;/span&gt;&lt;span&gt;&lt;br&gt;&lt;/span&gt;&lt;span&gt;&lt;br&gt;&lt;/span&gt;&lt;span&gt;&lt;br&gt;&lt;/span&gt;&lt;span&gt;&lt;br&gt;&lt;/span&gt;&lt;span style="color: #d89000"&gt;<text:span text:style-name="T1190">捯</text:span>&lt;/span&gt;&lt;span&gt;&lt;br&gt;&lt;/span&gt;&lt;span&gt;&lt;br&gt;&lt;/span&gt;&lt;span style="color: #0000ff"&gt;<text:span text:style-name="T1191">到</text:span>&lt;/span&gt;&lt;span style="color: #0000ff"&gt;<text:span text:style-name="T1192">倒</text:span>&lt;/span&gt;&lt;span style="color: #0000ff"&gt;<text:span text:style-name="T1193">悼</text:span>&lt;/span&gt;&lt;span style="color: #0000ff"&gt;<text:span text:style-name="T1194">道</text:span>&lt;/span&gt;&lt;span style="color: #0000ff"&gt;<text:span text:style-name="T1195">翢</text:span>&lt;/span&gt;&lt;span style="color: #0000ff"&gt;<text:span text:style-name="T1196">稻</text:span>&lt;/span&gt;&lt;span style="color: #00a000"&gt;<text:span text:style-name="T1197">蹈</text:span>&lt;/span&gt;&lt;span style="color: #0000ff"&gt;<text:span text:style-name="T1198">翿</text:span>&lt;/span&gt;&lt;span style="color: #0000ff"&gt;<text:span text:style-name="T1199">纛</text:span>&lt;/span&gt;&lt;span&gt;&lt;br&gt;&lt;/span&gt;&lt;span&gt;&lt;br&gt;&lt;/span&gt;&lt;span style="color: #0000ff"&gt;<text:span text:style-name="T1200">倒</text:span>&lt;/span&gt;&lt;span&gt;&lt;br&gt;&lt;/span&gt;&lt;span&gt;&lt;br&gt;&lt;/span&gt;&lt;span style="color: #ff0000"&gt;<text:span text:style-name="T1201">刀</text:span>&lt;/span&gt;&lt;span style="color: #ff0000"&gt;<text:span text:style-name="T1202">忉</text:span>&lt;/span&gt;&lt;span style="color: #ff0000"&gt;<text:span text:style-name="T1203">叨</text:span>&lt;/span&gt;&lt;span style="color: #ff0000"&gt;<text:span text:style-name="T1204">舠</text:span>&lt;/span&gt;&lt;span style="color: #ff0000"&gt;<text:span text:style-name="T1205">氘</text:span><text:span text:style-name="T1206">&lt;/span&gt;&lt;span&gt;&lt;br&gt;&lt;/span&gt;&lt;span&gt;&lt;br&gt;&lt;/span&gt;&lt;span style="color: #000000"&gt;</text:span><text:span text:style-name="T1207">地</text:span><text:span text:style-name="T1208">&lt;/span&gt;&lt;span style="color: #00a000"&gt;</text:span><text:span text:style-name="T1209">底</text:span><text:span text:style-name="T1210">&lt;/span&gt;&lt;span style="color: #000000"&gt;</text:span><text:span text:style-name="T1211">的</text:span><text:span text:style-name="T1212">&lt;/span&gt;&lt;span style="color: #d89000"&gt;</text:span><text:span text:style-name="T1213">得</text:span><text:span text:style-name="T1214">&lt;/span&gt;&lt;span&gt;&lt;br&gt;&lt;/span&gt;&lt;span&gt;&lt;br&gt;&lt;/span&gt;&lt;span style="color: #d89000"&gt;</text:span><text:span text:style-name="T1215">得</text:span><text:span text:style-name="T1216">&lt;/span&gt;&lt;span style="color: #d89000"&gt;</text:span><text:span text:style-name="T1217">德</text:span><text:span text:style-name="T1218">&lt;/span&gt;</text:span></text:p>
      <text:p text:style-name="Normal">&lt;span style="color: #ff0000"&gt;<text:span text:style-name="T1219">嘚</text:span>&lt;/span&gt;&lt;span&gt;&lt;br&gt;&lt;/span&gt;&lt;span style="color: #d89000"&gt;<text:span text:style-name="T1220">得</text:span>&lt;/span&gt;&lt;span&gt;&lt;br&gt;&lt;/span&gt;&lt;span&gt;<text:span text:style-name="T1221">㩐</text:span>&lt;/span&gt;&lt;span&gt;&lt;br&gt;&lt;/span&gt;&lt;span style="color: #0000ff"&gt;<text:span text:style-name="T1222">凳</text:span>&lt;/span&gt;&lt;span style="color: #0000ff"&gt;<text:span text:style-name="T1223">墱</text:span>&lt;/span&gt;&lt;span style="color: #0000ff"&gt;<text:span text:style-name="T1224">嶝</text:span>&lt;/span&gt;&lt;span style="color: #0000ff"&gt;<text:span text:style-name="T1225">隥</text:span>&lt;/span&gt;&lt;span style="color: #0000ff"&gt;<text:span text:style-name="T1226">磴</text:span>&lt;/span&gt;&lt;span style="color: #0000ff"&gt;<text:span text:style-name="T1227">瞪</text:span>&lt;/span&gt;&lt;span style="color: #ff0000"&gt;<text:span text:style-name="T1228">蹬</text:span>&lt;/span&gt;&lt;span style="color: #0000ff"&gt;<text:span text:style-name="T1229">澄</text:span><text:soft-page-break/>&lt;/span&gt;&lt;span&gt;&lt;br&gt;&lt;/span&gt;&lt;span style="color: #00a000"&gt;<text:span text:style-name="T1230">等</text:span>&lt;/span&gt;&lt;span style="color: #00a000"&gt;<text:span text:style-name="T1231">戥</text:span>&lt;/span&gt;&lt;span&gt;&lt;br&gt;&lt;/span&gt;&lt;span style="color: #ff0000"&gt;<text:span text:style-name="T1232">登</text:span>&lt;/span&gt;&lt;span style="color: #ff0000"&gt;<text:span text:style-name="T1233">噔</text:span>&lt;/span&gt;&lt;span&gt;<text:span text:style-name="T1234">㲪</text:span>&lt;/span&gt;&lt;span style="color: #ff0000"&gt;<text:span text:style-name="T1235">簦</text:span>&lt;/span&gt;&lt;span style="color: #ff0000"&gt;<text:span text:style-name="T1236">豋</text:span>&lt;/span&gt;&lt;span&gt;&lt;br&gt;&lt;/span&gt;&lt;span style="color: #d89000"&gt;<text:span text:style-name="T1237">狄</text:span>&lt;/span&gt;&lt;span style="color: #d89000"&gt;<text:span text:style-name="T1238">荻</text:span>&lt;/span&gt;&lt;span style="color: #000000"&gt;<text:span text:style-name="T1239">的</text:span>&lt;/span&gt;&lt;span style="color: #d89000"&gt;<text:span text:style-name="T1240">靮</text:span>&lt;/span&gt;&lt;span style="color: #d89000"&gt;<text:span text:style-name="T1241">苖</text:span>&lt;/span&gt;&lt;span style="color: #d89000"&gt;<text:span text:style-name="T1242">迪</text:span>&lt;/span&gt;&lt;span style="color: #d89000"&gt;<text:span text:style-name="T1243">笛</text:span>&lt;/span&gt;&lt;span style="color: #ff0000"&gt;<text:span text:style-name="T1244">嘀</text:span>&lt;/span&gt;&lt;span style="color: #d89000"&gt;<text:span text:style-name="T1245">嫡</text:span>&lt;/span&gt;&lt;span style="color: #ff0000"&gt;<text:span text:style-name="T1246">樀</text:span>&lt;/span&gt;&lt;span style="color: #0000ff"&gt;<text:span text:style-name="T1247">甋</text:span>&lt;/span&gt;&lt;span style="color: #d89000"&gt;<text:span text:style-name="T1248">蹢</text:span>&lt;/span&gt;&lt;span style="color: #d89000"&gt;<text:span text:style-name="T1249">翟</text:span>&lt;/span&gt;&lt;span style="color: #0000ff"&gt;<text:span text:style-name="T1250">藋</text:span>&lt;/span&gt;&lt;span style="color: #d89000"&gt;<text:span text:style-name="T1251">鸐</text:span>&lt;/span&gt;&lt;span&gt;&lt;br&gt;&lt;/span&gt;&lt;span style="color: #000000"&gt;<text:span text:style-name="T1252">地</text:span>&lt;/span&gt;&lt;span style="color: #0000ff"&gt;<text:span text:style-name="T1253">弟</text:span>&lt;/span&gt;&lt;span style="color: #0000ff"&gt;<text:span text:style-name="T1254">娣</text:span>&lt;/span&gt;&lt;span style="color: #0000ff"&gt;<text:span text:style-name="T1255">第</text:span>&lt;/span&gt;&lt;span style="color: #0000ff"&gt;<text:span text:style-name="T1256">睇</text:span>&lt;/span&gt;&lt;span style="color: #0000ff"&gt;<text:span text:style-name="T1257">玓</text:span>&lt;/span&gt;&lt;span style="color: #000000"&gt;<text:span text:style-name="T1258">的</text:span>&lt;/span&gt;&lt;span style="color: #0000ff"&gt;<text:span text:style-name="T1259">杕</text:span>&lt;/span&gt;&lt;span style="color: #0000ff"&gt;<text:span text:style-name="T1260">釱</text:span>&lt;/span&gt;&lt;span style="color: #0000ff"&gt;<text:span text:style-name="T1261">帝</text:span>&lt;/span&gt;&lt;span style="color: #0000ff"&gt;<text:span text:style-name="T1262">蒂</text:span>&lt;/span&gt;&lt;span style="color: #0000ff"&gt;<text:span text:style-name="T1263">禘</text:span>&lt;/span&gt;&lt;span style="color: #0000ff"&gt;<text:span text:style-name="T1264">碲</text:span>&lt;/span&gt;&lt;span style="color: #0000ff"&gt;<text:span text:style-name="T1265">棣</text:span>&lt;/span&gt;&lt;span style="color: #00a000"&gt;<text:span text:style-name="T1266">逮</text:span>&lt;/span&gt;&lt;span style="color: #ff0000"&gt;<text:span text:style-name="T1267">蝃</text:span>&lt;/span&gt;&lt;span style="color: #0000ff"&gt;<text:span text:style-name="T1268">遰</text:span>&lt;/span&gt;&lt;span style="color: #0000ff"&gt;<text:span text:style-name="T1269">踶</text:span>&lt;/span&gt;&lt;span style="color: #ff0000"&gt;<text:span text:style-name="T1270">堤</text:span>&lt;/span&gt;&lt;span&gt;&lt;br&gt;&lt;/span&gt;&lt;span style="color: #00a000"&gt;<text:span text:style-name="T1271">氐</text:span>&lt;/span&gt;&lt;span style="color: #00a000"&gt;<text:span text:style-name="T1272">底</text:span>&lt;/span&gt;&lt;span style="color: #00a000"&gt;<text:span text:style-name="T1273">坻</text:span>&lt;/span&gt;&lt;span style="color: #00a000"&gt;<text:span text:style-name="T1274">抵</text:span>&lt;/span&gt;&lt;span style="color: #00a000"&gt;<text:span text:style-name="T1275">邸</text:span>&lt;/span&gt;&lt;span style="color: #00a000"&gt;<text:span text:style-name="T1276">弤</text:span>&lt;/span&gt;&lt;span style="color: #00a000"&gt;<text:span text:style-name="T1277">阺</text:span>&lt;/span&gt;&lt;span style="color: #00a000"&gt;<text:span text:style-name="T1278">柢</text:span>&lt;/span&gt;&lt;span style="color: #00a000"&gt;<text:span text:style-name="T1279">牴</text:span>&lt;/span&gt;&lt;span style="color: #00a000"&gt;<text:span text:style-name="T1280">砥</text:span>&lt;/span&gt;&lt;span style="color: #00a000"&gt;<text:span text:style-name="T1281">觝</text:span>&lt;/span&gt;&lt;span style="color: #00a000"&gt;<text:span text:style-name="T1282">厎</text:span>&lt;/span&gt;&lt;span&gt;&lt;br&gt;&lt;/span&gt;&lt;span style="color: #00a000"&gt;<text:span text:style-name="T1283">氐</text:span>&lt;/span&gt;&lt;span style="color: #ff0000"&gt;<text:span text:style-name="T1284">低</text:span>&lt;/span&gt;&lt;span style="color: #ff0000"&gt;<text:span text:style-name="T1285">羝</text:span>&lt;/span&gt;&lt;span style="color: #ff0000"&gt;<text:span text:style-name="T1286">袛</text:span>&lt;/span&gt;&lt;span style="color: #ff0000"&gt;<text:span text:style-name="T1287">堤</text:span>&lt;/span&gt;&lt;span style="color: #d89000"&gt;<text:span text:style-name="T1288">提</text:span>&lt;/span&gt;&lt;span style="color: #ff0000"&gt;<text:span text:style-name="T1289">鞮</text:span>&lt;/span&gt;&lt;span style="color: #0000ff"&gt;<text:span text:style-name="T1290">菂</text:span>&lt;/span&gt;&lt;span style="color: #ff0000"&gt;<text:span text:style-name="T1291">滴</text:span>&lt;/span&gt;&lt;span&gt;&lt;br&gt;&lt;/span&gt;&lt;span style="color: #d89000"&gt;<text:span text:style-name="T1292">佃</text:span>&lt;/span&gt;&lt;span style="color: #0000ff"&gt;<text:span text:style-name="T1293">甸</text:span>&lt;/span&gt;&lt;span style="color: #0000ff"&gt;<text:span text:style-name="T1294">店</text:span>&lt;/span&gt;&lt;span style="color: #0000ff"&gt;<text:span text:style-name="T1295">坫</text:span>&lt;/span&gt;&lt;span style="color: #0000ff"&gt;<text:span text:style-name="T1296">阽</text:span>&lt;/span&gt;&lt;span style="color: #0000ff"&gt;<text:span text:style-name="T1297">玷</text:span>&lt;/span&gt;&lt;span style="color: #0000ff"&gt;<text:span text:style-name="T1298">扂</text:span>&lt;/span&gt;&lt;span style="color: #0000ff"&gt;<text:span text:style-name="T1299">痁</text:span>&lt;/span&gt;&lt;span style="color: #0000ff"&gt;<text:span text:style-name="T1300">惦</text:span>&lt;/span&gt;&lt;span style="color: #00a000"&gt;<text:span text:style-name="T1301">踮</text:span>&lt;/span&gt;&lt;span style="color: #0000ff"&gt;<text:span text:style-name="T1302">奠</text:span>&lt;/span&gt;&lt;span style="color: #0000ff"&gt;<text:span text:style-name="T1303">殿</text:span>&lt;/span&gt;&lt;span style="color: #0000ff"&gt;<text:span text:style-name="T1304">癜</text:span>&lt;/span&gt;&lt;span style="color: #0000ff"&gt;<text:span text:style-name="T1305">靛</text:span>&lt;/span&gt;&lt;span style="color: #0000ff"&gt;<text:span text:style-name="T1306">簟</text:span>&lt;/span&gt;&lt;span style="color: #0000ff"&gt;<text:span text:style-name="T1307">驔</text:span>&lt;/span&gt;&lt;span&gt;&lt;br&gt;&lt;/span&gt;&lt;span style="color: #00a000"&gt;<text:span text:style-name="T1308">典</text:span>&lt;/span&gt;&lt;span style="color: #00a000"&gt;<text:span text:style-name="T1309">痶</text:span>&lt;/span&gt;&lt;span style="color: #00a000"&gt;<text:span text:style-name="T1310">碘</text:span>&lt;/span&gt;&lt;span&gt;&lt;br&gt;&lt;/span&gt;&lt;span style="color: #ff0000"&gt;<text:span text:style-name="T1311">拈</text:span>&lt;/span&gt;&lt;span style="color: #ff0000"&gt;<text:span text:style-name="T1312">敁</text:span>&lt;/span&gt;&lt;span style="color: #ff0000"&gt;<text:span text:style-name="T1313">掂</text:span>&lt;/span&gt;&lt;span style="color: #ff0000"&gt;<text:span text:style-name="T1314">傎</text:span>&lt;/span&gt;&lt;span style="color: #ff0000"&gt;<text:span text:style-name="T1315">滇</text:span>&lt;/span&gt;&lt;span style="color: #ff0000"&gt;<text:span text:style-name="T1316">瘨</text:span>&lt;/span&gt;&lt;span style="color:<text:s/><text:soft-page-break/>#ff0000"&gt;<text:span text:style-name="T1317">蹎</text:span>&lt;/span&gt;&lt;span style="color: #ff0000"&gt;<text:span text:style-name="T1318">攧</text:span>&lt;/span&gt;&lt;span&gt;&lt;br&gt;&lt;/span&gt;&lt;span style="color: #0000ff"&gt;<text:span text:style-name="T1319">吊</text:span>&lt;/span&gt;&lt;span style="color: #0000ff"&gt;<text:span text:style-name="T1320">掉</text:span>&lt;/span&gt;&lt;span style="color: #0000ff"&gt;<text:span text:style-name="T1321">藋</text:span>&lt;/span&gt;&lt;span&gt;&lt;br&gt;&lt;/span&gt;&lt;span style="color: #00a000"&gt;<text:span text:style-name="T1322">屌</text:span>&lt;/span&gt;&lt;span&gt;&lt;br&gt;&lt;/span&gt;&lt;span style="color: #ff0000"&gt;<text:span text:style-name="T1323">刁</text:span>&lt;/span&gt;&lt;span style="color: #ff0000"&gt;<text:span text:style-name="T1324">叼</text:span>&lt;/span&gt;&lt;span style="color: #ff0000"&gt;<text:span text:style-name="T1325">凋</text:span>&lt;/span&gt;&lt;span style="color: #ff0000"&gt;<text:span text:style-name="T1326">碉</text:span>&lt;/span&gt;&lt;span style="color: #ff0000"&gt;<text:span text:style-name="T1327">雕</text:span>&lt;/span&gt;&lt;span style="color: #ff0000"&gt;<text:span text:style-name="T1328">蛁</text:span>&lt;/span&gt;&lt;span style="color: #ff0000"&gt;<text:span text:style-name="T1329">貂</text:span>&lt;/span&gt;&lt;span&gt;&lt;br&gt;&lt;/span&gt;&lt;span style="color: #ff0000"&gt;<text:span text:style-name="T1330">凸</text:span>&lt;/span&gt;&lt;span style="color: #0000ff"&gt;<text:span text:style-name="T1331">佚</text:span>&lt;/span&gt;&lt;span style="color: #d89000"&gt;<text:span text:style-name="T1332">柣</text:span>&lt;/span&gt;&lt;span style="color: #d89000"&gt;<text:span text:style-name="T1333">昳</text:span>&lt;/span&gt;&lt;span style="color: #d89000"&gt;<text:span text:style-name="T1334">迭</text:span>&lt;/span&gt;&lt;span style="color: #d89000"&gt;<text:span text:style-name="T1335">瓞</text:span>&lt;/span&gt;&lt;span style="color: #ff0000"&gt;<text:span text:style-name="T1336">跌</text:span>&lt;/span&gt;&lt;span style="color: #d89000"&gt;<text:span text:style-name="T1337">垤</text:span>&lt;/span&gt;&lt;span style="color: #0000ff"&gt;<text:span text:style-name="T1338">咥</text:span>&lt;/span&gt;&lt;span style="color: #d89000"&gt;<text:span text:style-name="T1339">峌</text:span>&lt;/span&gt;&lt;span style="color: #d89000"&gt;<text:span text:style-name="T1340">臷</text:span>&lt;/span&gt;&lt;span style="color: #d89000"&gt;<text:span text:style-name="T1341">耋</text:span>&lt;/span&gt;&lt;span style="color: #0000ff"&gt;<text:span text:style-name="T1342">螲</text:span>&lt;/span&gt;&lt;span style="color: #d89000"&gt;<text:span text:style-name="T1343">惵</text:span>&lt;/span&gt;&lt;span style="color: #d89000"&gt;<text:span text:style-name="T1344">堞</text:span>&lt;/span&gt;&lt;span style="color: #d89000"&gt;<text:span text:style-name="T1345">喋</text:span>&lt;/span&gt;&lt;span style="color: #d89000"&gt;<text:span text:style-name="T1346">楪</text:span>&lt;/span&gt;&lt;span style="color: #d89000"&gt;<text:span text:style-name="T1347">牒</text:span>&lt;/span&gt;&lt;span style="color: #d89000"&gt;<text:span text:style-name="T1348">碟</text:span>&lt;/span&gt;&lt;span style="color: #d89000"&gt;<text:span text:style-name="T1349">褋</text:span>&lt;/span&gt;&lt;span style="color: #d89000"&gt;<text:span text:style-name="T1350">蝶</text:span>&lt;/span&gt;&lt;span style="color: #d89000"&gt;<text:span text:style-name="T1351">艓</text:span>&lt;/span&gt;&lt;span style="color: #d89000"&gt;<text:span text:style-name="T1352">蹀</text:span>&lt;/span&gt;&lt;span style="color: #d89000"&gt;<text:span text:style-name="T1353">跕</text:span>&lt;/span&gt;&lt;span style="color: #0000ff"&gt;<text:span text:style-name="T1354">墆</text:span>&lt;/span&gt;&lt;span style="color: #d89000"&gt;<text:span text:style-name="T1355">嵽</text:span>&lt;/span&gt;&lt;span style="color: #00a000"&gt;<text:span text:style-name="T1356">褶</text:span>&lt;/span&gt;&lt;span&gt;;&lt;/span&gt;&lt;span&gt;<text:span text:style-name="T1357">㲲</text:span>&lt;/span&gt;&lt;span&gt;&lt;br&gt;&lt;/span&gt;&lt;span style="color: #ff0000"&gt;<text:span text:style-name="T1358">爹</text:span>&lt;/span&gt;&lt;span style="color: #00a000"&gt;<text:span text:style-name="T1359">嗲</text:span>&lt;/span&gt;&lt;span&gt;&lt;br&gt;&lt;/span&gt;&lt;span style="color: #0000ff"&gt;<text:span text:style-name="T1360">定</text:span>&lt;/span&gt;&lt;span style="color: #0000ff"&gt;<text:span text:style-name="T1361">啶</text:span>&lt;/span&gt;&lt;span style="color: #0000ff"&gt;<text:span text:style-name="T1362">碇</text:span>&lt;/span&gt;&lt;span&gt;&lt;br&gt;&lt;/span&gt;&lt;span style="color: #ff0000"&gt;<text:span text:style-name="T1363">耵</text:span>&lt;/span&gt;&lt;span style="color: #00a000"&gt;<text:span text:style-name="T1364">酊</text:span>&lt;/span&gt;&lt;span style="color: #00a000"&gt;<text:span text:style-name="T1365">鼎</text:span>&lt;/span&gt;&lt;span&gt;&lt;br&gt;&lt;/span&gt;&lt;span style="color: #ff0000"&gt;<text:span text:style-name="T1366">丁</text:span>&lt;/span&gt;&lt;span style="color: #ff0000"&gt;<text:span text:style-name="T1367">仃</text:span>&lt;/span&gt;&lt;span style="color: #ff0000"&gt;<text:span text:style-name="T1368">叮</text:span>&lt;/span&gt;&lt;span style="color: #ff0000"&gt;<text:span text:style-name="T1369">玎</text:span>&lt;/span&gt;&lt;span style="color: #ff0000"&gt;<text:span text:style-name="T1370">疔</text:span>&lt;/span&gt;&lt;span style="color: #ff0000"&gt;<text:span text:style-name="T1371">盯</text:span>&lt;/span&gt;&lt;span style="color: #ff0000"&gt;<text:span text:style-name="T1372">町</text:span>&lt;/span&gt;&lt;span&gt;&lt;br&gt;&lt;/span&gt;&lt;span style="color: #00a000"&gt;<text:span text:style-name="T1373">乣</text:span>&lt;/span&gt;&lt;span style="color: #ff0000"&gt;<text:span text:style-name="T1374">颩</text:span>&lt;/span&gt;&lt;span&gt;&lt;br&gt;&lt;/span&gt;&lt;span style="color: #d89000"&gt;<text:span text:style-name="T1375">侗</text:span>&lt;/span&gt;&lt;span style="color: #0000ff"&gt;<text:span text:style-name="T1376">洞</text:span>&lt;/span&gt;&lt;span style="color: #0000ff"&gt;<text:span text:style-name="T1377">恫</text:span>&lt;/span&gt;&lt;span style="color: #0000ff"&gt;<text:span text:style-name="T1378">垌</text:span>&lt;/span&gt;&lt;span style="color: #0000ff"&gt;<text:span text:style-name="T1379">峒</text:span>&lt;/span&gt;&lt;span style="color: #0000ff"&gt;<text:span text:style-name="T1380">胴</text:span>&lt;/span&gt;&lt;span style="color: #ff0000"&gt;<text:span text:style-name="T1381">涷</text:span>&lt;/span&gt;&lt;span style="color: #ff0000"&gt;<text:span text:style-name="T1382">蝀</text:span>&lt;/span&gt;&lt;span style="color: #0000ff"&gt;<text:span text:style-name="T1383">湩</text:span>&lt;/span&gt;&lt;span&gt;&lt;br&gt;&lt;/span&gt;&lt;span style="color: #00a000"&gt;<text:span text:style-name="T1384">董</text:span>&lt;/span&gt;&lt;span style="color: #00a000"&gt;<text:span text:style-name="T1385">懂</text:span>&lt;/span&gt;&lt;span&gt;&lt;br&gt;&lt;/span&gt;&lt;span style="color: #ff0000"&gt;<text:span text:style-name="T1386">冬</text:span>&lt;/span&gt;&lt;span style="color: #ff0000"&gt;<text:span text:style-name="T1387">咚</text:span>&lt;/span&gt;&lt;span style="color: #ff0000"&gt;<text:span text:style-name="T1388">氡</text:span>&lt;/span&gt;&lt;span style="color: #ff0000"&gt;<text:span text:style-name="T1389">涷</text:span>&lt;/span&gt;&lt;span style="color: #ff0000"&gt;<text:span text:style-name="T1390">蝀</text:span>&lt;/span&gt;&lt;span&gt;&lt;br&gt;&lt;/span&gt;&lt;span style="color: #0000ff"&gt;<text:span text:style-name="T1391">豆</text:span>&lt;/span&gt;&lt;span style="color: #0000ff"&gt;<text:span text:style-name="T1392">逗</text:span>&lt;/span&gt;&lt;span style="color: #0000ff"&gt;<text:span text:style-name="T1393">荳</text:span>&lt;/span&gt;&lt;span style="color: #0000ff"&gt;<text:span text:style-name="T1394">脰</text:span>&lt;/span&gt;&lt;span style="color: #0000ff"&gt;<text:span text:style-name="T1395">痘</text:span>&lt;/span&gt;&lt;span&gt;&lt;br&gt;&lt;/span&gt;&lt;span<text:s/><text:soft-page-break/>style="color: #00a000"&gt;<text:span text:style-name="T1396">斗</text:span>&lt;/span&gt;&lt;span style="color: #00a000"&gt;<text:span text:style-name="T1397">抖</text:span>&lt;/span&gt;&lt;span style="color: #00a000"&gt;<text:span text:style-name="T1398">蚪</text:span>&lt;/span&gt;&lt;span style="color: #00a000"&gt;<text:span text:style-name="T1399">陡</text:span>&lt;/span&gt;&lt;span style="color: #00a000"&gt;<text:span text:style-name="T1400">枓</text:span>&lt;/span&gt;&lt;span&gt;&lt;br&gt;&lt;/span&gt;&lt;span style="color: #ff0000"&gt;<text:span text:style-name="T1401">唗</text:span>&lt;/span&gt;&lt;span style="color: #ff0000"&gt;<text:span text:style-name="T1402">都</text:span>&lt;/span&gt;&lt;span style="color: #ff0000"&gt;<text:span text:style-name="T1403">兜</text:span>&lt;/span&gt;&lt;span style="color: #ff0000"&gt;<text:span text:style-name="T1404">篼</text:span>&lt;/span&gt;&lt;span&gt;&lt;br&gt;&lt;/span&gt;&lt;span style="color: #d89000"&gt;<text:span text:style-name="T1405">毒</text:span>&lt;/span&gt;&lt;span style="color: #d89000"&gt;<text:span text:style-name="T1406">碡</text:span>&lt;/span&gt;&lt;span style="color: #0000ff"&gt;<text:span text:style-name="T1407">蝳</text:span>&lt;/span&gt;&lt;span style="color: #0000ff"&gt;<text:span text:style-name="T1408">纛</text:span>&lt;/span&gt;&lt;span style="color: #d89000"&gt;<text:span text:style-name="T1409">韣</text:span>&lt;/span&gt;&lt;span style="color: #d89000"&gt;<text:span text:style-name="T1410">髑</text:span>&lt;/span&gt;&lt;span style="color: #d89000"&gt;<text:span text:style-name="T1411">贕</text:span>&lt;/span&gt;&lt;span style="color: #d89000"&gt;<text:span text:style-name="T1412">讟</text:span>&lt;/span&gt;&lt;span&gt;&lt;br&gt;&lt;/span&gt;&lt;span style="color: #0000ff"&gt;<text:span text:style-name="T1413">杜</text:span>&lt;/span&gt;&lt;span style="color: #0000ff"&gt;<text:span text:style-name="T1414">肚</text:span>&lt;/span&gt;&lt;span style="color: #0000ff"&gt;<text:span text:style-name="T1415">妒</text:span>&lt;/span&gt;&lt;span style="color: #0000ff"&gt;<text:span text:style-name="T1416">度</text:span>&lt;/span&gt;&lt;span style="color: #0000ff"&gt;<text:span text:style-name="T1417">渡</text:span>&lt;/span&gt;&lt;span style="color: #0000ff"&gt;<text:span text:style-name="T1418">斁</text:span>&lt;/span&gt;&lt;span style="color: #0000ff"&gt;<text:span text:style-name="T1419">簬</text:span>&lt;/span&gt;&lt;span style="color: #0000ff"&gt;<text:span text:style-name="T1420">蠹</text:span>&lt;/span&gt;&lt;span&gt;&lt;br&gt;&lt;/span&gt;&lt;span style="color: #0000ff"&gt;<text:span text:style-name="T1421">肚</text:span>&lt;/span&gt;&lt;span style="color: #00a000"&gt;<text:span text:style-name="T1422">堵</text:span>&lt;/span&gt;&lt;span style="color: #00a000"&gt;<text:span text:style-name="T1423">睹</text:span>&lt;/span&gt;&lt;span style="color: #d89000"&gt;<text:span text:style-name="T1424">裻</text:span>&lt;/span&gt;&lt;span&gt;&lt;br&gt;&lt;/span&gt;&lt;span style="color: #ff0000"&gt;<text:span text:style-name="T1425">都</text:span>&lt;/span&gt;&lt;span style="color: #ff0000"&gt;<text:span text:style-name="T1426">嘟</text:span>&lt;/span&gt;&lt;span style="color: #ff0000"&gt;<text:span text:style-name="T1427">督</text:span>&lt;/span&gt;&lt;span&gt;&lt;br&gt;&lt;/span&gt;&lt;span style="color: #0000ff"&gt;<text:span text:style-name="T1428">段</text:span>&lt;/span&gt;&lt;span style="color: #0000ff"&gt;<text:span text:style-name="T1429">腶</text:span>&lt;/span&gt;&lt;span style="color: #0000ff"&gt;<text:span text:style-name="T1430">碫</text:span>&lt;/span&gt;&lt;span style="color: #0000ff"&gt;<text:span text:style-name="T1431">毈</text:span>&lt;/span&gt;&lt;span&gt;&lt;br&gt;&lt;/span&gt;&lt;span style="color: #00a000"&gt;<text:span text:style-name="T1432">短</text:span>&lt;/span&gt;&lt;span&gt;&lt;br&gt;&lt;/span&gt;&lt;span style="color: #ff0000"&gt;<text:span text:style-name="T1433">耑</text:span>&lt;/span&gt;&lt;span style="color: #ff0000"&gt;<text:span text:style-name="T1434">端</text:span>&lt;/span&gt;&lt;span&gt;&lt;br&gt;&lt;/span&gt;&lt;span style="color: #ff0000"&gt;<text:span text:style-name="T1435">敦</text:span>&lt;/span&gt;&lt;span style="color: #0000ff"&gt;<text:span text:style-name="T1436">憝</text:span>&lt;/span&gt;&lt;span style="color: #d89000"&gt;<text:span text:style-name="T1437">錞</text:span>&lt;/span&gt;&lt;span style="color: #0000ff"&gt;<text:span text:style-name="T1438">碓</text:span>&lt;/span&gt;&lt;span style="color: #0000ff"&gt;<text:span text:style-name="T1439">薱</text:span>&lt;/span&gt;&lt;span&gt;&lt;br&gt;&lt;/span&gt;&lt;span style="color: #ff0000"&gt;<text:span text:style-name="T1440">追</text:span>&lt;/span&gt;&lt;span style="color: #ff0000"&gt;<text:span text:style-name="T1441">堆</text:span>&lt;/span&gt;&lt;span style="color: #ff0000"&gt;<text:span text:style-name="T1442">敦</text:span>&lt;/span&gt;&lt;span&gt;&lt;br&gt;&lt;/span&gt;&lt;span style="color: #0000ff"&gt;<text:span text:style-name="T1443">沌</text:span>&lt;/span&gt;&lt;span style="color: #d89000"&gt;<text:span text:style-name="T1444">囤</text:span>&lt;/span&gt;&lt;span style="color: #0000ff"&gt;<text:span text:style-name="T1445">盾</text:span>&lt;/span&gt;&lt;span style="color: #0000ff"&gt;<text:span text:style-name="T1446">遁</text:span>&lt;/span&gt;&lt;span style="color: #ff0000"&gt;<text:span text:style-name="T1447">敦</text:span>&lt;/span&gt;&lt;span style="color: #0000ff"&gt;<text:span text:style-name="T1448">遯</text:span>&lt;/span&gt;&lt;span style="color: #0000ff"&gt;<text:span text:style-name="T1449">庉</text:span>&lt;/span&gt;&lt;span&gt;&lt;br&gt;&lt;/span&gt;&lt;span style="color: #00a000"&gt;<text:span text:style-name="T1450">盹</text:span>&lt;/span&gt;&lt;span style="color: #ff0000"&gt;<text:span text:style-name="T1451">敦</text:span>&lt;/span&gt;&lt;span style="color: #0000ff"&gt;<text:span text:style-name="T1452">盾</text:span>&lt;/span&gt;&lt;span style="color: #d89000"&gt;<text:span text:style-name="T1453">囤</text:span>&lt;/span&gt;&lt;span style="color: #0000ff"&gt;<text:span text:style-name="T1454">庉</text:span>&lt;/span&gt;&lt;span&gt;&lt;br&gt;&lt;/span&gt;&lt;span style="color: #ff0000"&gt;<text:span text:style-name="T1455">惇</text:span>&lt;/span&gt;&lt;span style="color: #ff0000"&gt;<text:span text:style-name="T1456">敦</text:span>&lt;/span&gt;&lt;span style="color: #ff0000"&gt;<text:span text:style-name="T1457">墩</text:span>&lt;/span&gt;&lt;span style="color: #ff0000"&gt;<text:span text:style-name="T1458">蹲</text:span>&lt;/span&gt;&lt;span&gt;&lt;br&gt;&lt;/span&gt;&lt;span style="color: #ff0000"&gt;<text:span text:style-name="T1459">多</text:span>&lt;/span&gt;&lt;span style="color: #ff0000"&gt;<text:span text:style-name="T1460">剟</text:span>&lt;/span&gt;&lt;span style="color: #ff0000"&gt;<text:span text:style-name="T1461">掇</text:span>&lt;/span&gt;&lt;span style="color: #ff0000"&gt;<text:span text:style-name="T1462">毲</text:span>&lt;/span&gt;&lt;span style="color: #d89000"&gt;<text:span text:style-name="T1463">敪</text:span>&lt;/span&gt;&lt;span style="color: #ff0000"&gt;<text:span text:style-name="T1464">裰</text:span>&lt;/span&gt;&lt;span style="color: #d89000"&gt;<text:span text:style-name="T1465">剫</text:span>&lt;/span&gt;&lt;span&gt;&lt;br&gt;&lt;/span&gt;&lt;span style="color: #0000ff"&gt;<text:span text:style-name="T1466">灺</text:span>&lt;/span&gt;&lt;span style="color: #0000ff"&gt;<text:span text:style-name="T1467">杕</text:span>&lt;/span&gt;&lt;span style="color: #ff0000"&gt;<text:span text:style-name="T1468">咄</text:span>&lt;/span&gt;&lt;span style="color: #0000ff"&gt;<text:span text:style-name="T1469">柮</text:span>&lt;/span&gt;&lt;span style="color: #0000ff"&gt;<text:span text:style-name="T1470">剁</text:span>&lt;/span&gt;&lt;span style="color: #0000ff"&gt;<text:span text:style-name="T1471">垛</text:span>&lt;/span&gt;&lt;span style="color: #0000ff"&gt;<text:span text:style-name="T1472">跺</text:span>&lt;/span&gt;&lt;span style="color: #0000ff"&gt;<text:span text:style-name="T1473">度</text:span>&lt;/span&gt;&lt;span style="color: #d89000"&gt;<text:span text:style-name="T1474">踱</text:span>&lt;/span&gt;&lt;span style="color: #d89000"&gt;<text:span text:style-name="T1475">柁</text:span>&lt;/span&gt;&lt;span style="color:<text:s/><text:soft-page-break/>#0000ff"&gt;<text:span text:style-name="T1476">舵</text:span>&lt;/span&gt;&lt;span style="color: #0000ff"&gt;<text:span text:style-name="T1477">陊</text:span>&lt;/span&gt;&lt;span style="color: #d89000"&gt;<text:span text:style-name="T1478">跢</text:span>&lt;/span&gt;&lt;span style="color: #0000ff"&gt;<text:span text:style-name="T1479">惰</text:span>&lt;/span&gt;&lt;span style="color: #0000ff"&gt;<text:span text:style-name="T1480">墯</text:span>&lt;/span&gt;&lt;span style="color: #0000ff"&gt;<text:span text:style-name="T1481">嶞</text:span>&lt;/span&gt;&lt;span style="color: #00a000"&gt;<text:span text:style-name="T1482">鬌</text:span>&lt;/span&gt;&lt;span style="color: #d89000"&gt;<text:span text:style-name="T1483">媠</text:span>&lt;/span&gt;&lt;span&gt;&lt;br&gt;&lt;/span&gt;&lt;span style="color: #00a000"&gt;<text:span text:style-name="T1484">朵</text:span>&lt;/span&gt;&lt;span style="color: #0000ff"&gt;<text:span text:style-name="T1485">垛</text:span>&lt;/span&gt;&lt;span style="color: #00a000"&gt;<text:span text:style-name="T1486">趓</text:span>&lt;/span&gt;&lt;span style="color: #00a000"&gt;<text:span text:style-name="T1487">躲</text:span>&lt;/span&gt;&lt;span style="color: #00a000"&gt;<text:span text:style-name="T1488">埵</text:span>&lt;/span&gt;&lt;span style="color: #00a000"&gt;<text:span text:style-name="T1489">鬌</text:span>&lt;/span&gt;&lt;span&gt;&lt;br&gt;&lt;/span&gt;&lt;span style="color: #ff0000"&gt;<text:span text:style-name="T1490">多</text:span>&lt;/span&gt;&lt;span style="color: #ff0000"&gt;<text:span text:style-name="T1491">哆</text:span>&lt;/span&gt;&lt;span style="color: #ff0000"&gt;<text:span text:style-name="T1492">掇</text:span>&lt;/span&gt;&lt;span&gt;&lt;br&gt;&lt;/span&gt;&lt;span style="color: #d89000"&gt;<text:span text:style-name="T1493">吪</text:span>&lt;/span&gt;&lt;span style="color: #d89000"&gt;<text:span text:style-name="T1494">囮</text:span>&lt;/span&gt;&lt;span style="color: #d89000"&gt;<text:span text:style-name="T1495">俄</text:span>&lt;/span&gt;&lt;span style="color: #0000ff"&gt;<text:span text:style-name="T1496">哦</text:span>&lt;/span&gt;&lt;span style="color: #d89000"&gt;<text:span text:style-name="T1497">峨</text:span>&lt;/span&gt;&lt;span style="color: #d89000"&gt;<text:span text:style-name="T1498">娥</text:span>&lt;/span&gt;&lt;span style="color: #d89000"&gt;<text:span text:style-name="T1499">莪</text:span>&lt;/span&gt;&lt;span style="color: #0000ff"&gt;<text:span text:style-name="T1500">硪</text:span>&lt;/span&gt;&lt;span style="color: #d89000"&gt;<text:span text:style-name="T1501">睋</text:span>&lt;/span&gt;&lt;span style="color: #d89000"&gt;<text:span text:style-name="T1502">蛾</text:span>&lt;/span&gt;&lt;span&gt;<text:span text:style-name="T1503">𣘨</text:span>&lt;/span&gt;&lt;span style="color: #d89000"&gt;<text:span text:style-name="T1504">頟</text:span>&lt;/span&gt;&lt;span style="color: #d89000"&gt;<text:span text:style-name="T1505">蚵</text:span>&lt;/span&gt;&lt;span&gt;&lt;br&gt;&lt;/span&gt;&lt;span style="color: #00a000"&gt;<text:span text:style-name="T1506">歹</text:span>&lt;/span&gt;&lt;span style="color: #0000ff"&gt;<text:span text:style-name="T1507">厄</text:span>&lt;/span&gt;&lt;span style="color: #0000ff"&gt;<text:span text:style-name="T1508">扼</text:span>&lt;/span&gt;&lt;span style="color: #0000ff"&gt;<text:span text:style-name="T1509">呃</text:span>&lt;/span&gt;&lt;span style="color: #0000ff"&gt;<text:span text:style-name="T1510">阨</text:span>&lt;/span&gt;&lt;span style="color: #0000ff"&gt;<text:span text:style-name="T1511">砈</text:span>&lt;/span&gt;&lt;span style="color: #0000ff"&gt;<text:span text:style-name="T1512">屵</text:span>&lt;/span&gt;&lt;span style="color: #0000ff"&gt;<text:span text:style-name="T1513">戹</text:span>&lt;/span&gt;&lt;span style="color: #0000ff"&gt;<text:span text:style-name="T1514">呝</text:span>&lt;/span&gt;&lt;span style="color: #0000ff"&gt;<text:span text:style-name="T1515">岋</text:span>&lt;/span&gt;&lt;span style="color: #0000ff"&gt;<text:span text:style-name="T1516">砐</text:span>&lt;/span&gt;&lt;span style="color: #0000ff"&gt;<text:span text:style-name="T1517">咢</text:span>&lt;/span&gt;&lt;span style="color: #0000ff"&gt;<text:span text:style-name="T1518">愕</text:span>&lt;/span&gt;&lt;span style="color: #0000ff"&gt;<text:span text:style-name="T1519">堮</text:span>&lt;/span&gt;&lt;span style="color: #0000ff"&gt;<text:span text:style-name="T1520">鄂</text:span>&lt;/span&gt;&lt;span style="color: #0000ff"&gt;<text:span text:style-name="T1521">崿</text:span>&lt;/span&gt;&lt;span style="color: #0000ff"&gt;<text:span text:style-name="T1522">萼</text:span>&lt;/span&gt;&lt;span style="color: #0000ff"&gt;<text:span text:style-name="T1523">唈</text:span>&lt;/span&gt;&lt;span&gt;<text:span text:style-name="T1524">㔩</text:span>&lt;/span&gt;&lt;span style="color: #0000ff"&gt;<text:span text:style-name="T1525">詻</text:span>&lt;/span&gt;&lt;span style="color: #0000ff"&gt;<text:span text:style-name="T1526">搤</text:span>&lt;/span&gt;&lt;span style="color: #0000ff"&gt;<text:span text:style-name="T1527">隘</text:span>&lt;/span&gt;&lt;span style="color: #0000ff"&gt;<text:span text:style-name="T1528">遏</text:span>&lt;/span&gt;&lt;span style="color: #0000ff"&gt;<text:span text:style-name="T1529">頞</text:span>&lt;/span&gt;&lt;span style="color: #0000ff"&gt;<text:span text:style-name="T1530">噩</text:span>&lt;/span&gt;&lt;span style="color: #0000ff"&gt;<text:span text:style-name="T1531">蘁</text:span>&lt;/span&gt;&lt;span style="color: #0000ff"&gt;<text:span text:style-name="T1532">遻</text:span>&lt;/span&gt;&lt;span style="color: #0000ff"&gt;<text:span text:style-name="T1533">餩</text:span>&lt;/span&gt;&lt;span&gt;&lt;br&gt;&lt;/span&gt;&lt;span style="color: #00a000"&gt;<text:span text:style-name="T1534">我</text:span>&lt;/span&gt;&lt;span style="color: #0000ff"&gt;<text:span text:style-name="T1535">硪</text:span>&lt;/span&gt;&lt;span style="color: #00a000"&gt;<text:span text:style-name="T1536">騀</text:span>&lt;/span&gt;&lt;span style="color: #ff0000"&gt;<text:span text:style-name="T1537">妸</text:span>&lt;/span&gt;&lt;span style="color: #ff0000"&gt;<text:span text:style-name="T1538">婀</text:span>&lt;/span&gt;&lt;span style="color: #ff0000"&gt;<text:span text:style-name="T1539">猗</text:span>&lt;/span&gt;&lt;span&gt;<text:span text:style-name="T1540">𣘨</text:span>&lt;/span&gt;&lt;span<text:s/><text:span text:style-name="T1541">style="color: #00a000"&gt;</text:span><text:span text:style-name="T1542">婐</text:span><text:span text:style-name="T1543">&lt;/span&gt;&lt;span&gt;&lt;br&gt;&lt;/span&gt;&lt;span style="color: #ff0000"&gt;</text:span><text:span text:style-name="T1544">妸</text:span><text:span text:style-name="T1545">&lt;/span&gt;&lt;span style="color: #ff0000"&gt;</text:span><text:span text:style-name="T1546">阿</text:span><text:span text:style-name="T1547">&lt;/span&gt;&lt;span style="color: #ff0000"&gt;</text:span><text:span text:style-name="T1548">屙</text:span><text:span text:style-name="T1549">&lt;/span&gt;&lt;span style="color: #ff0000"&gt;</text:span><text:span text:style-name="T1550">婀</text:span><text:span text:style-name="T1551">&lt;/span&gt;&lt;span style="color: #d89000"&gt;</text:span><text:span text:style-name="T1552">峉</text:span><text:span text:style-name="T1553">&lt;/span&gt;</text:span></text:p>
      <text:p text:style-name="Normal">&lt;span style="color: #00a000"&gt;<text:span text:style-name="T1554">欸</text:span>&lt;/span&gt;&lt;span&gt;&lt;br&gt;&lt;/span&gt;&lt;span&gt;&lt;br&gt;&lt;/span&gt;&lt;span style="color: #0000ff"&gt;<text:span text:style-name="T1555">嗯</text:span>&lt;/span&gt;&lt;span&gt;&lt;br&gt;&lt;/span&gt;&lt;span&gt;&lt;br&gt;&lt;/span&gt;&lt;span style="color: #0000ff"&gt;<text:span text:style-name="T1556">摁</text:span>&lt;/span&gt;&lt;span&gt;&lt;br&gt;&lt;/span&gt;&lt;span&gt;&lt;br&gt;&lt;/span&gt;&lt;span style="color: #ff0000"&gt;<text:span text:style-name="T1557">恩</text:span>&lt;/span&gt;&lt;span&gt;&lt;br&gt;&lt;/span&gt;&lt;span&gt;&lt;br&gt;&lt;/span&gt;&lt;span style="color: #ff0000"&gt;<text:span text:style-name="T1558">鞥</text:span><text:soft-page-break/>&lt;/span&gt;&lt;span&gt;&lt;br&gt;&lt;/span&gt;&lt;span&gt;&lt;br&gt;&lt;/span&gt;&lt;span style="color: #d89000"&gt;<text:span text:style-name="T1559">而</text:span>&lt;/span&gt;&lt;span style="color: #d89000"&gt;<text:span text:style-name="T1560">洏</text:span>&lt;/span&gt;&lt;span style="color: #d89000"&gt;<text:span text:style-name="T1561">耏</text:span>&lt;/span&gt;&lt;span style="color: #d89000"&gt;<text:span text:style-name="T1562">栭</text:span>&lt;/span&gt;&lt;span style="color: #d89000"&gt;<text:span text:style-name="T1563">胹</text:span>&lt;/span&gt;&lt;span style="color: #d89000"&gt;<text:span text:style-name="T1564">輀</text:span>&lt;/span&gt;&lt;span style="color: #0000ff"&gt;<text:span text:style-name="T1565">臑</text:span>&lt;/span&gt;&lt;span style="color: #d89000"&gt;<text:span text:style-name="T1566">唲</text:span>&lt;/span&gt;&lt;span&gt;&lt;br&gt;&lt;/span&gt;&lt;span&gt;&lt;br&gt;&lt;/span&gt;&lt;span style="color: #0000ff"&gt;<text:span text:style-name="T1567">二</text:span>&lt;/span&gt;&lt;span style="color: #0000ff"&gt;<text:span text:style-name="T1568">樲</text:span>&lt;/span&gt;&lt;span style="color: #0000ff"&gt;<text:span text:style-name="T1569">刵</text:span>&lt;/span&gt;&lt;span style="color: #0000ff"&gt;<text:span text:style-name="T1570">佴</text:span>&lt;/span&gt;&lt;span style="color: #0000ff"&gt;<text:span text:style-name="T1571">咡</text:span>&lt;/span&gt;&lt;span style="color: #0000ff"&gt;<text:span text:style-name="T1572">衈</text:span>&lt;/span&gt;&lt;span&gt;&lt;br&gt;&lt;/span&gt;&lt;span&gt;&lt;br&gt;&lt;/span&gt;&lt;span style="color: #00a000"&gt;<text:span text:style-name="T1573">耳</text:span>&lt;/span&gt;&lt;span style="color: #00a000"&gt;<text:span text:style-name="T1574">洱</text:span>&lt;/span&gt;&lt;span style="color: #00a000"&gt;<text:span text:style-name="T1575">珥</text:span>&lt;/span&gt;&lt;span style="color: #00a000"&gt;<text:span text:style-name="T1576">駬</text:span>&lt;/span&gt;&lt;span&gt;&lt;br&gt;&lt;/span&gt;&lt;span&gt;&lt;br&gt;&lt;/span&gt;&lt;span style="color: #d89000"&gt;<text:span text:style-name="T1577">乏</text:span>&lt;/span&gt;&lt;span style="color: #d89000"&gt;<text:span text:style-name="T1578">伐</text:span>&lt;/span&gt;&lt;span style="color: #d89000"&gt;<text:span text:style-name="T1579">垡</text:span>&lt;/span&gt;&lt;span style="color: #d89000"&gt;<text:span text:style-name="T1580">茷</text:span>&lt;/span&gt;&lt;span style="color: #d89000"&gt;<text:span text:style-name="T1581">筏</text:span>&lt;/span&gt;&lt;span style="color: #00a000"&gt;<text:span text:style-name="T1582">法</text:span>&lt;/span&gt;&lt;span&gt;&lt;br&gt;&lt;/span&gt;&lt;span&gt;&lt;br&gt;&lt;/span&gt;&lt;span&gt;&lt;br&gt;&lt;/span&gt;&lt;span&gt;&lt;br&gt;&lt;/span&gt;&lt;span style="color: #00a000"&gt;<text:span text:style-name="T1583">法</text:span>&lt;/span&gt;&lt;span style="color: #00a000"&gt;<text:span text:style-name="T1584">砝</text:span>&lt;/span&gt;&lt;span&gt;&lt;br&gt;&lt;/span&gt;&lt;span&gt;&lt;br&gt;&lt;/span&gt;&lt;span style="color: #d89000"&gt;<text:span text:style-name="T1585">伐</text:span>&lt;/span&gt;&lt;span style="color: #00a000"&gt;<text:span text:style-name="T1586">法</text:span>&lt;/span&gt;&lt;span style="color: #d89000"&gt;<text:span text:style-name="T1587">瞂</text:span>&lt;/span&gt;&lt;span&gt;&lt;br&gt;&lt;/span&gt;&lt;span&gt;&lt;br&gt;&lt;/span&gt;&lt;span style="color: #d89000"&gt;<text:span text:style-name="T1588">凡</text:span>&lt;/span&gt;&lt;span style="color: #ff0000"&gt;<text:span text:style-name="T1589">帆</text:span>&lt;/span&gt;&lt;span style="color: #0000ff"&gt;<text:span text:style-name="T1590">袢</text:span>&lt;/span&gt;&lt;span style="color: #d89000"&gt;<text:span text:style-name="T1591">笲</text:span>&lt;/span&gt;&lt;span style="color: #d89000"&gt;<text:span text:style-name="T1592">薠</text:span>&lt;/span&gt;&lt;span style="color: #d89000"&gt;<text:span text:style-name="T1593">墦</text:span>&lt;/span&gt;&lt;span style="color: #d89000"&gt;<text:span text:style-name="T1594">燔</text:span>&lt;/span&gt;&lt;span style="color: #d89000"&gt;<text:span text:style-name="T1595">璠</text:span>&lt;/span&gt;&lt;span style="color: #ff0000"&gt;<text:span text:style-name="T1596">蕃</text:span>&lt;/span&gt;&lt;span style="color: #d89000"&gt;<text:span text:style-name="T1597">膰</text:span>&lt;/span&gt;&lt;span style="color: #d89000"&gt;<text:span text:style-name="T1598">羳</text:span>&lt;/span&gt;&lt;span style="color: #ff0000"&gt;<text:span text:style-name="T1599">藩</text:span>&lt;/span&gt;&lt;span style="color: #d89000"&gt;<text:span text:style-name="T1600">蹯</text:span>&lt;/span&gt;&lt;span style="color: #d89000"&gt;<text:span text:style-name="T1601">樊</text:span>&lt;/span&gt;&lt;span style="color: #d89000"&gt;<text:span text:style-name="T1602">蠜</text:span>&lt;/span&gt;&lt;span style="color: #d89000"&gt;<text:span text:style-name="T1603">繁</text:span>&lt;/span&gt;&lt;span style="color: #d89000"&gt;<text:span text:style-name="T1604">瀿</text:span>&lt;/span&gt;&lt;span style="color: #d89000"&gt;<text:span text:style-name="T1605">蘩</text:span>&lt;/span&gt;&lt;span style="color: #d89000"&gt;<text:span text:style-name="T1606">颿</text:span>&lt;/span&gt;&lt;span&gt;&lt;br&gt;&lt;/span&gt;&lt;span&gt;&lt;br&gt;&lt;/span&gt;&lt;span style="color: #00a000"&gt;<text:span text:style-name="T1607">反</text:span>&lt;/span&gt;&lt;span style="color: #0000ff"&gt;<text:span text:style-name="T1608">犯</text:span>&lt;/span&gt;&lt;span style="color: #0000ff"&gt;<text:span text:style-name="T1609">范</text:span>&lt;/span&gt;&lt;span style="color: #0000ff"&gt;<text:span text:style-name="T1610">笵</text:span>&lt;/span&gt;&lt;span style="color: #0000ff"&gt;<text:span text:style-name="T1611">梵</text:span>&lt;/span&gt;&lt;span style="color: #0000ff"&gt;<text:span text:style-name="T1612">泛</text:span>&lt;/span&gt;&lt;span&gt;&lt;br&gt;&lt;/span&gt;&lt;span&gt;&lt;br&gt;&lt;/span&gt;&lt;span style="color: #00a000"&gt;<text:span text:style-name="T1613">反</text:span>&lt;/span&gt;&lt;span style="color: #00a000"&gt;<text:span text:style-name="T1614">返</text:span>&lt;/span&gt;&lt;span&gt;&lt;br&gt;&lt;/span&gt;&lt;span&gt;&lt;br&gt;&lt;/span&gt;&lt;span style="color: #00a000"&gt;<text:span text:style-name="T1615">反</text:span>&lt;/span&gt;&lt;span style="color: #ff0000"&gt;<text:span text:style-name="T1616">帆</text:span>&lt;/span&gt;&lt;span style="color: #ff0000"&gt;<text:span text:style-name="T1617">犿</text:span>&lt;/span&gt;&lt;span style="color: #ff0000"&gt;<text:span text:style-name="T1618">番</text:span>&lt;/span&gt;&lt;span style="color: #ff0000"&gt;<text:span text:style-name="T1619">幡</text:span>&lt;/span&gt;&lt;span style="color: #ff0000"&gt;<text:span text:style-name="T1620">蕃</text:span>&lt;/span&gt;&lt;span style="color: #ff0000"&gt;<text:span text:style-name="T1621">旛</text:span>&lt;/span&gt;&lt;span style="color: #ff0000"&gt;<text:span text:style-name="T1622">翻</text:span>&lt;/span&gt;&lt;span style="color: #ff0000"&gt;<text:span text:style-name="T1623">繙</text:span>&lt;/span&gt;&lt;span style="color: #ff0000"&gt;<text:span text:style-name="T1624">轓</text:span>&lt;/span&gt;&lt;span style="color: #ff0000"&gt;<text:span text:style-name="T1625">籓</text:span>&lt;/span&gt;&lt;span&gt;&lt;br&gt;&lt;/span&gt;&lt;span&gt;&lt;br&gt;&lt;/span&gt;&lt;span style="color: #d89000"&gt;<text:span text:style-name="T1626">坊</text:span>&lt;/span&gt;&lt;span style="color: #d89000"&gt;<text:span text:style-name="T1627">妨</text:span>&lt;/span&gt;&lt;span style="color: #d89000"&gt;<text:span text:style-name="T1628">防</text:span>&lt;/span&gt;&lt;span style="color: #d89000"&gt;<text:span text:style-name="T1629">房</text:span>&lt;/span&gt;&lt;span style="color: #d89000"&gt;<text:span text:style-name="T1630">肪</text:span>&lt;/span&gt;&lt;span&gt;&lt;br&gt;&lt;/span&gt;&lt;span&gt;&lt;br&gt;&lt;/span&gt;&lt;span style="color: #0000ff"&gt;<text:span text:style-name="T1631">放</text:span>&lt;/span&gt;&lt;span&gt;&lt;br&gt;&lt;/span&gt;&lt;span&gt;&lt;br&gt;&lt;/span&gt;&lt;span style="color: #00a000"&gt;<text:span text:style-name="T1632">仿</text:span>&lt;/span&gt;&lt;span<text:s/><text:soft-page-break/>style="color: #d89000"&gt;<text:span text:style-name="T1633">彷</text:span>&lt;/span&gt;&lt;span style="color: #0000ff"&gt;<text:span text:style-name="T1634">放</text:span>&lt;/span&gt;&lt;span style="color: #00a000"&gt;<text:span text:style-name="T1635">昉</text:span>&lt;/span&gt;&lt;span style="color: #00a000"&gt;<text:span text:style-name="T1636">瓬</text:span>&lt;/span&gt;&lt;span style="color: #00a000"&gt;<text:span text:style-name="T1637">倣</text:span>&lt;/span&gt;&lt;span style="color: #00a000"&gt;<text:span text:style-name="T1638">舫</text:span>&lt;/span&gt;&lt;span style="color: #00a000"&gt;<text:span text:style-name="T1639">髣</text:span>&lt;/span&gt;&lt;span&gt;&lt;br&gt;&lt;/span&gt;&lt;span&gt;&lt;br&gt;&lt;/span&gt;&lt;span style="color: #ff0000"&gt;<text:span text:style-name="T1640">匚</text:span>&lt;/span&gt;&lt;span style="color: #ff0000"&gt;<text:span text:style-name="T1641">方</text:span>&lt;/span&gt;&lt;span style="color: #ff0000"&gt;<text:span text:style-name="T1642">邡</text:span>&lt;/span&gt;&lt;span style="color: #d89000"&gt;<text:span text:style-name="T1643">坊</text:span>&lt;/span&gt;&lt;span style="color: #d89000"&gt;<text:span text:style-name="T1644">妨</text:span>&lt;/span&gt;&lt;span style="color: #ff0000"&gt;<text:span text:style-name="T1645">枋</text:span>&lt;/span&gt;&lt;span style="color: #ff0000"&gt;<text:span text:style-name="T1646">芳</text:span>&lt;/span&gt;&lt;span style="color: #d89000"&gt;<text:span text:style-name="T1647">肪</text:span>&lt;/span&gt;&lt;span&gt;&lt;br&gt;&lt;/span&gt;&lt;span&gt;&lt;br&gt;&lt;/span&gt;&lt;span style="color: #d89000"&gt;<text:span text:style-name="T1648">肥</text:span>&lt;/span&gt;&lt;span style="color: #d89000"&gt;<text:span text:style-name="T1649">淝</text:span>&lt;/span&gt;&lt;span style="color: #d89000"&gt;<text:span text:style-name="T1650">蜰</text:span>&lt;/span&gt;&lt;span style="color: #d89000"&gt;<text:span text:style-name="T1651">腓</text:span>&lt;/span&gt;&lt;span&gt;&lt;br&gt;&lt;/span&gt;&lt;span&gt;&lt;br&gt;&lt;/span&gt;&lt;span style="color: #0000ff"&gt;<text:span text:style-name="T1652">吠</text:span>&lt;/span&gt;&lt;span style="color: #0000ff"&gt;<text:span text:style-name="T1653">沸</text:span>&lt;/span&gt;&lt;span style="color: #d89000"&gt;<text:span text:style-name="T1654">怫</text:span>&lt;/span&gt;&lt;span style="color: #0000ff"&gt;<text:span text:style-name="T1655">狒</text:span>&lt;/span&gt;&lt;span style="color: #0000ff"&gt;<text:span text:style-name="T1656">胇</text:span>&lt;/span&gt;&lt;span style="color: #d89000"&gt;<text:span text:style-name="T1657">芾</text:span>&lt;/span&gt;&lt;span style="color: #0000ff"&gt;<text:span text:style-name="T1658">肺</text:span>&lt;/span&gt;&lt;span style="color: #0000ff"&gt;<text:span text:style-name="T1659">厞</text:span>&lt;/span&gt;&lt;span style="color: #0000ff"&gt;<text:span text:style-name="T1660">剕</text:span>&lt;/span&gt;&lt;span style="color: #0000ff"&gt;<text:span text:style-name="T1661">屝</text:span>&lt;/span&gt;&lt;span style="color: #ff0000"&gt;<text:span text:style-name="T1662">菲</text:span>&lt;/span&gt;&lt;span style="color: #0000ff"&gt;<text:span text:style-name="T1663">痱</text:span>&lt;/span&gt;&lt;span style="color: #0000ff"&gt;<text:span text:style-name="T1664">癈</text:span>&lt;/span&gt;&lt;span&gt;&lt;br&gt;&lt;/span&gt;&lt;span&gt;&lt;br&gt;&lt;/span&gt;&lt;span style="color: #ff0000"&gt;<text:span text:style-name="T1665">非</text:span>&lt;/span&gt;&lt;span style="color: #00a000"&gt;<text:span text:style-name="T1666">匪</text:span>&lt;/span&gt;&lt;span style="color: #00a000"&gt;<text:span text:style-name="T1667">悱</text:span>&lt;/span&gt;&lt;span style="color: #00a000"&gt;<text:span text:style-name="T1668">斐</text:span>&lt;/span&gt;&lt;span style="color: #00a000"&gt;<text:span text:style-name="T1669">棐</text:span>&lt;/span&gt;&lt;span style="color: #ff0000"&gt;<text:span text:style-name="T1670">菲</text:span>&lt;/span&gt;&lt;span style="color: #00a000"&gt;<text:span text:style-name="T1671">榧</text:span>&lt;/span&gt;&lt;span style="color: #00a000"&gt;<text:span text:style-name="T1672">蜚</text:span>&lt;/span&gt;&lt;span style="color: #00a000"&gt;<text:span text:style-name="T1673">翡</text:span>&lt;/span&gt;&lt;span style="color: #00a000"&gt;<text:span text:style-name="T1674">篚</text:span>&lt;/span&gt;&lt;span style="color: #00a000"&gt;<text:span text:style-name="T1675">朏</text:span>&lt;/span&gt;&lt;span&gt;&lt;br&gt;&lt;/span&gt;&lt;span&gt;&lt;br&gt;&lt;/span&gt;&lt;span style="color: #ff0000"&gt;<text:span text:style-name="T1676">妃</text:span>&lt;/span&gt;&lt;span style="color: #ff0000"&gt;<text:span text:style-name="T1677">非</text:span>&lt;/span&gt;&lt;span style="color: #ff0000"&gt;<text:span text:style-name="T1678">婓</text:span>&lt;/span&gt;&lt;span style="color: #ff0000"&gt;<text:span text:style-name="T1679">啡</text:span>&lt;/span&gt;&lt;span style="color: #00a000"&gt;<text:span text:style-name="T1680">斐</text:span>&lt;/span&gt;&lt;span style="color: #ff0000"&gt;<text:span text:style-name="T1681">菲</text:span>&lt;/span&gt;&lt;span style="color: #ff0000"&gt;<text:span text:style-name="T1682">扉</text:span>&lt;/span&gt;&lt;span style="color: #ff0000"&gt;<text:span text:style-name="T1683">裶</text:span>&lt;/span&gt;&lt;span style="color: #00a000"&gt;<text:span text:style-name="T1684">蜚</text:span>&lt;/span&gt;&lt;span style="color: #ff0000"&gt;<text:span text:style-name="T1685">霏</text:span>&lt;/span&gt;&lt;span style="color: #ff0000"&gt;<text:span text:style-name="T1686">馡</text:span>&lt;/span&gt;&lt;span style="color: #ff0000"&gt;<text:span text:style-name="T1687">騑</text:span>&lt;/span&gt;&lt;span&gt;&lt;br&gt;&lt;/span&gt;&lt;span&gt;&lt;br&gt;&lt;/span&gt;&lt;span style="color: #d89000"&gt;<text:span text:style-name="T1688">汾</text:span>&lt;/span&gt;&lt;span style="color: #0000ff"&gt;<text:span text:style-name="T1689">弅</text:span>&lt;/span&gt;&lt;span style="color: #d89000"&gt;<text:span text:style-name="T1690">妢</text:span>&lt;/span&gt;&lt;span style="color: #d89000"&gt;<text:span text:style-name="T1691">枌</text:span>&lt;/span&gt;&lt;span style="color: #0000ff"&gt;<text:span text:style-name="T1692">秎</text:span>&lt;/span&gt;&lt;span style="color: #d89000"&gt;<text:span text:style-name="T1693">蚡</text:span>&lt;/span&gt;&lt;span style="color: #d89000"&gt;<text:span text:style-name="T1694">棼</text:span>&lt;/span&gt;&lt;span style="color: #d89000"&gt;<text:span text:style-name="T1695">鼢</text:span>&lt;/span&gt;&lt;span style="color: #d89000"&gt;<text:span text:style-name="T1696">蕡</text:span>&lt;/span&gt;&lt;span style="color: #d89000"&gt;<text:span text:style-name="T1697">鼖</text:span>&lt;/span&gt;&lt;span style="color: #d89000"&gt;<text:span text:style-name="T1698">轒</text:span>&lt;/span&gt;&lt;span style="color: #d89000"&gt;<text:span text:style-name="T1699">黂</text:span>&lt;/span&gt;&lt;span style="color: #d89000"&gt;<text:span text:style-name="T1700">焚</text:span>&lt;/span&gt;&lt;span&gt;&lt;br&gt;&lt;/span&gt;&lt;span&gt;&lt;br&gt;&lt;/span&gt;&lt;span style="color: #ff0000"&gt;<text:span text:style-name="T1701">分</text:span>&lt;/span&gt;&lt;span style="color: #0000ff"&gt;<text:span text:style-name="T1702">份</text:span>&lt;/span&gt;&lt;span style="color: #0000ff"&gt;<text:span text:style-name="T1703">弅</text:span>&lt;/span&gt;&lt;span style="color: #0000ff"&gt;<text:span text:style-name="T1704">忿</text:span>&lt;/span&gt;&lt;span style="color: #0000ff"&gt;<text:span text:style-name="T1705">秎</text:span>&lt;/span&gt;&lt;span style="color: #d89000"&gt;<text:span text:style-name="T1706">焚</text:span>&lt;/span&gt;&lt;span style="color: #0000ff"&gt;<text:span text:style-name="T1707">瀵</text:span>&lt;/span&gt;&lt;span&gt;&lt;br&gt;&lt;/span&gt;&lt;span&gt;&lt;br&gt;&lt;/span&gt;&lt;span style="color: #00a000"&gt;<text:span text:style-name="T1708">粉</text:span>&lt;/span&gt;&lt;span&gt;&lt;br&gt;&lt;/span&gt;&lt;span&gt;&lt;br&gt;&lt;/span&gt;&lt;span style="color: #ff0000"&gt;<text:span text:style-name="T1709">分</text:span>&lt;/span&gt;&lt;span style="color: #ff0000"&gt;<text:span text:style-name="T1710">吩</text:span>&lt;/span&gt;&lt;span style="color: #ff0000"&gt;<text:span text:style-name="T1711">芬</text:span><text:soft-page-break/>&lt;/span&gt;&lt;span style="color: #ff0000"&gt;<text:span text:style-name="T1712">氛</text:span>&lt;/span&gt;&lt;span style="color: #ff0000"&gt;<text:span text:style-name="T1713">衯</text:span>&lt;/span&gt;&lt;span style="color: #ff0000"&gt;<text:span text:style-name="T1714">翂</text:span>&lt;/span&gt;&lt;span style="color: #ff0000"&gt;<text:span text:style-name="T1715">酚</text:span>&lt;/span&gt;&lt;span style="color: #ff0000"&gt;<text:span text:style-name="T1716">雰</text:span>&lt;/span&gt;&lt;span style="color: #ff0000"&gt;<text:span text:style-name="T1717">棻</text:span>&lt;/span&gt;&lt;span style="color: #ff0000"&gt;<text:span text:style-name="T1718">饙</text:span>&lt;/span&gt;&lt;span&gt;&lt;br&gt;&lt;/span&gt;&lt;span&gt;&lt;br&gt;&lt;/span&gt;&lt;span style="color: #d89000"&gt;<text:span text:style-name="T1719">逢</text:span>&lt;/span&gt;&lt;span style="color: #d89000"&gt;<text:span text:style-name="T1720">摓</text:span>&lt;/span&gt;&lt;span style="color: #d89000"&gt;<text:span text:style-name="T1721">逄</text:span>&lt;/span&gt;&lt;span&gt;&lt;br&gt;&lt;/span&gt;&lt;span&gt;&lt;br&gt;&lt;/span&gt;&lt;span style="color: #0000ff"&gt;<text:span text:style-name="T1722">奉</text:span>&lt;/span&gt;&lt;span style="color: #0000ff"&gt;<text:span text:style-name="T1723">俸</text:span>&lt;/span&gt;&lt;span&gt;&lt;br&gt;&lt;/span&gt;&lt;span&gt;&lt;br&gt;&lt;/span&gt;&lt;span style="color: #0000ff"&gt;<text:span text:style-name="T1724">泛</text:span>&lt;/span&gt;&lt;span style="color: #00a000"&gt;<text:span text:style-name="T1725">覂</text:span>&lt;/span&gt;&lt;span style="color: #00a000"&gt;<text:span text:style-name="T1726">唪</text:span>&lt;/span&gt;&lt;span&gt;&lt;br&gt;&lt;/span&gt;&lt;span&gt;&lt;br&gt;&lt;/span&gt;&lt;span style="color: #ff0000"&gt;<text:span text:style-name="T1727">丰</text:span>&lt;/span&gt;&lt;span style="color: #ff0000"&gt;<text:span text:style-name="T1728">封</text:span>&lt;/span&gt;&lt;span style="color: #ff0000"&gt;<text:span text:style-name="T1729">犎</text:span>&lt;/span&gt;&lt;span style="color: #ff0000"&gt;<text:span text:style-name="T1730">葑</text:span>&lt;/span&gt;&lt;span style="color: #ff0000"&gt;<text:span text:style-name="T1731">峰</text:span>&lt;/span&gt;&lt;span style="color: #ff0000"&gt;<text:span text:style-name="T1732">烽</text:span>&lt;/span&gt;&lt;span style="color: #ff0000"&gt;<text:span text:style-name="T1733">蜂</text:span>&lt;/span&gt;&lt;span style="color: #ff0000"&gt;<text:span text:style-name="T1734">酆</text:span>&lt;/span&gt;&lt;span&gt;&lt;br&gt;&lt;/span&gt;&lt;span&gt;&lt;br&gt;&lt;/span&gt;&lt;span style="color: #d89000"&gt;<text:span text:style-name="T1735">佛</text:span>&lt;/span&gt;&lt;span&gt;&lt;br&gt;&lt;/span&gt;&lt;span&gt;&lt;br&gt;&lt;/span&gt;&lt;span style="color: #d89000"&gt;<text:span text:style-name="T1736">芣</text:span>&lt;/span&gt;&lt;span style="color: #d89000"&gt;<text:span text:style-name="T1737">罘</text:span>&lt;/span&gt;&lt;span style="color: #ff0000"&gt;<text:span text:style-name="T1738">衃</text:span>&lt;/span&gt;&lt;span style="color: #d89000"&gt;<text:span text:style-name="T1739">浮</text:span>&lt;/span&gt;&lt;span&gt;&lt;br&gt;&lt;/span&gt;&lt;span&gt;&lt;br&gt;&lt;/span&gt;&lt;span style="color: #0000ff"&gt;<text:span text:style-name="T1740">复</text:span>&lt;/span&gt;&lt;span&gt;&lt;br&gt;&lt;/span&gt;&lt;span&gt;&lt;br&gt;&lt;/span&gt;&lt;span style="color: #0000ff"&gt;<text:span text:style-name="T1741">不</text:span>&lt;/span&gt;&lt;span style="color: #00a000"&gt;<text:span text:style-name="T1742">否</text:span>&lt;/span&gt;&lt;span style="color: #00a000"&gt;<text:span text:style-name="T1743">缶</text:span>&lt;/span&gt;&lt;span style="color: #00a000"&gt;<text:span text:style-name="T1744">缹</text:span>&lt;/span&gt;&lt;span&gt;&lt;br&gt;&lt;/span&gt;&lt;span&gt;&lt;br&gt;&lt;/span&gt;&lt;span style="color: #0000ff"&gt;<text:span text:style-name="T1745">不</text:span>&lt;/span&gt;&lt;span style="color: #d89000"&gt;<text:span text:style-name="T1746">紑</text:span>&lt;/span&gt;&lt;span&gt;&lt;br&gt;&lt;/span&gt;&lt;span&gt;&lt;br&gt;&lt;/span&gt;&lt;span style="color: #ff0000"&gt;<text:span text:style-name="T1747">夫</text:span>&lt;/span&gt;&lt;span style="color: #d89000"&gt;<text:span text:style-name="T1748">扶</text:span>&lt;/span&gt;&lt;span style="color: #d89000"&gt;<text:span text:style-name="T1749">芙</text:span>&lt;/span&gt;&lt;span style="color: #d89000"&gt;<text:span text:style-name="T1750">蚨</text:span>&lt;/span&gt;&lt;span style="color: #d89000"&gt;<text:span text:style-name="T1751">巿</text:span>&lt;/span&gt;&lt;span style="color: #d89000"&gt;<text:span text:style-name="T1752">芾</text:span>&lt;/span&gt;&lt;span style="color: #d89000"&gt;<text:span text:style-name="T1753">弗</text:span>&lt;/span&gt;&lt;span style="color: #d89000"&gt;<text:span text:style-name="T1754">佛</text:span>&lt;/span&gt;&lt;span style="color: #d89000"&gt;<text:span text:style-name="T1755">刜</text:span>&lt;/span&gt;&lt;span style="color: #0000ff"&gt;<text:span text:style-name="T1756">沸</text:span>&lt;/span&gt;&lt;span style="color: #d89000"&gt;<text:span text:style-name="T1757">怫</text:span>&lt;/span&gt;&lt;span style="color: #d89000"&gt;<text:span text:style-name="T1758">拂</text:span>&lt;/span&gt;&lt;span style="color: #d89000"&gt;<text:span text:style-name="T1759">咈</text:span>&lt;/span&gt;&lt;span style="color: #d89000"&gt;<text:span text:style-name="T1760">岪</text:span>&lt;/span&gt;&lt;span style="color: #d89000"&gt;<text:span text:style-name="T1761">氟</text:span>&lt;/span&gt;&lt;span style="color: #d89000"&gt;<text:span text:style-name="T1762">艴</text:span>&lt;/span&gt;&lt;span style="color: #d89000"&gt;<text:span text:style-name="T1763">髴</text:span>&lt;/span&gt;&lt;span style="color: #d89000"&gt;<text:span text:style-name="T1764">伏</text:span>&lt;/span&gt;&lt;span style="color: #d89000"&gt;<text:span text:style-name="T1765">洑</text:span>&lt;/span&gt;&lt;span style="color: #d89000"&gt;<text:span text:style-name="T1766">茯</text:span>&lt;/span&gt;&lt;span style="color: #d89000"&gt;<text:span text:style-name="T1767">袱</text:span>&lt;/span&gt;&lt;span style="color: #d89000"&gt;<text:span text:style-name="T1768">孚</text:span>&lt;/span&gt;&lt;span style="color: #d89000"&gt;<text:span text:style-name="T1769">俘</text:span>&lt;/span&gt;&lt;span style="color: #d89000"&gt;<text:span text:style-name="T1770">浮</text:span>&lt;/span&gt;&lt;span style="color: #d89000"&gt;<text:span text:style-name="T1771">垺</text:span>&lt;/span&gt;&lt;span style="color: #d89000"&gt;<text:span text:style-name="T1772">郛</text:span>&lt;/span&gt;&lt;span style="color: #d89000"&gt;<text:span text:style-name="T1773">桴</text:span>&lt;/span&gt;&lt;span style="color: #00a000"&gt;<text:span text:style-name="T1774">莩</text:span>&lt;/span&gt;&lt;span style="color: #d89000"&gt;<text:span text:style-name="T1775">罦</text:span>&lt;/span&gt;&lt;span style="color: #d89000"&gt;<text:span text:style-name="T1776">蜉</text:span>&lt;/span&gt;&lt;span style="color: #ff0000"&gt;<text:span text:style-name="T1777">沷</text:span>&lt;/span&gt;&lt;span style="color: #d89000"&gt;<text:span text:style-name="T1778">帗</text:span>&lt;/span&gt;&lt;span style="color: #d89000"&gt;<text:span text:style-name="T1779">祓</text:span>&lt;/span&gt;&lt;span style="color: #d89000"&gt;<text:span text:style-name="T1780">黻</text:span>&lt;/span&gt;&lt;span style="color: #ff0000"&gt;<text:span text:style-name="T1781">泭</text:span>&lt;/span&gt;&lt;span style="color: #d89000"&gt;<text:span text:style-name="T1782">苻</text:span>&lt;/span&gt;&lt;span style="color: #d89000"&gt;<text:span text:style-name="T1783">符</text:span>&lt;/span&gt;&lt;span style="color: #0000ff"&gt;<text:span text:style-name="T1784">宓</text:span>&lt;/span&gt;&lt;span style="color: #d89000"&gt;<text:span text:style-name="T1785">虙</text:span>&lt;/span&gt;&lt;span style="color: #0000ff"&gt;<text:span text:style-name="T1786">服</text:span>&lt;/span&gt;&lt;span style="color: #d89000"&gt;<text:span text:style-name="T1787">菔</text:span>&lt;/span&gt;&lt;span style="color: #d89000"&gt;<text:span text:style-name="T1788">箙</text:span>&lt;/span&gt;&lt;span style="color: #ff0000"&gt;<text:span text:style-name="T1789">枹</text:span>&lt;/span&gt;&lt;span style="color: #d89000"&gt;<text:span text:style-name="T1790">罘</text:span>&lt;/span&gt;&lt;span style="color: #d89000"&gt;<text:span text:style-name="T1791">涪</text:span>&lt;/span&gt;&lt;span style="color: #ff0000"&gt;<text:span text:style-name="T1792">偪</text:span>&lt;/span&gt;&lt;span style="color: #d89000"&gt;<text:span text:style-name="T1793">匐</text:span><text:soft-page-break/>&lt;/span&gt;&lt;span style="color: #d89000"&gt;<text:span text:style-name="T1794">幅</text:span>&lt;/span&gt;&lt;span style="color: #0000ff"&gt;<text:span text:style-name="T1795">楅</text:span>&lt;/span&gt;&lt;span style="color: #d89000"&gt;<text:span text:style-name="T1796">葍</text:span>&lt;/span&gt;&lt;span style="color: #d89000"&gt;<text:span text:style-name="T1797">福</text:span>&lt;/span&gt;&lt;span style="color: #d89000"&gt;<text:span text:style-name="T1798">蝠</text:span>&lt;/span&gt;&lt;span style="color: #d89000"&gt;<text:span text:style-name="T1799">鶝</text:span>&lt;/span&gt;&lt;span style="color: #d89000"&gt;<text:span text:style-name="T1800">綍</text:span>&lt;/span&gt;&lt;span style="color: #d89000"&gt;<text:span text:style-name="T1801">榑</text:span>&lt;/span&gt;&lt;span style="color: #d89000"&gt;<text:span text:style-name="T1802">澓</text:span>&lt;/span&gt;&lt;span style="color: #0000ff"&gt;<text:span text:style-name="T1803">鍑</text:span>&lt;/span&gt;&lt;span style="color: #0000ff"&gt;<text:span text:style-name="T1804">蔽</text:span>&lt;/span&gt;&lt;span style="color: #00a000"&gt;<text:span text:style-name="T1805">胕</text:span>&lt;/span&gt;&lt;span&gt;&lt;br&gt;&lt;/span&gt;&lt;span&gt;&lt;br&gt;&lt;/span&gt;&lt;span style="color: #0000ff"&gt;<text:span text:style-name="T1806">父</text:span>&lt;/span&gt;&lt;span style="color: #d89000"&gt;<text:span text:style-name="T1807">仆</text:span>&lt;/span&gt;&lt;span style="color: #0000ff"&gt;<text:span text:style-name="T1808">赴</text:span>&lt;/span&gt;&lt;span style="color: #0000ff"&gt;<text:span text:style-name="T1809">付</text:span>&lt;/span&gt;&lt;span style="color: #0000ff"&gt;<text:span text:style-name="T1810">咐</text:span>&lt;/span&gt;&lt;span style="color: #0000ff"&gt;<text:span text:style-name="T1811">附</text:span>&lt;/span&gt;&lt;span style="color: #0000ff"&gt;<text:span text:style-name="T1812">祔</text:span>&lt;/span&gt;&lt;span style="color: #0000ff"&gt;<text:span text:style-name="T1813">蚹</text:span>&lt;/span&gt;&lt;span style="color: #0000ff"&gt;<text:span text:style-name="T1814">阜</text:span>&lt;/span&gt;&lt;span style="color: #0000ff"&gt;<text:span text:style-name="T1815">埠</text:span>&lt;/span&gt;&lt;span style="color: #0000ff"&gt;<text:span text:style-name="T1816">蛗</text:span>&lt;/span&gt;&lt;span style="color: #0000ff"&gt;<text:span text:style-name="T1817">复</text:span>&lt;/span&gt;&lt;span style="color: #0000ff"&gt;<text:span text:style-name="T1818">腹</text:span>&lt;/span&gt;&lt;span style="color: #0000ff"&gt;<text:span text:style-name="T1819">蝮</text:span>&lt;/span&gt;&lt;span style="color: #0000ff"&gt;<text:span text:style-name="T1820">輹</text:span>&lt;/span&gt;&lt;span style="color: #0000ff"&gt;<text:span text:style-name="T1821">鍑</text:span>&lt;/span&gt;&lt;span style="color: #0000ff"&gt;<text:span text:style-name="T1822">覆</text:span>&lt;/span&gt;&lt;span style="color: #0000ff"&gt;<text:span text:style-name="T1823">馥</text:span>&lt;/span&gt;&lt;span style="color: #0000ff"&gt;<text:span text:style-name="T1824">偩</text:span>&lt;/span&gt;&lt;span style="color: #0000ff"&gt;<text:span text:style-name="T1825">萯</text:span>&lt;/span&gt;&lt;span style="color: #0000ff"&gt;<text:span text:style-name="T1826">蝜</text:span>&lt;/span&gt;&lt;span style="color: #0000ff"&gt;<text:span text:style-name="T1827">副</text:span>&lt;/span&gt;&lt;span style="color: #0000ff"&gt;<text:span text:style-name="T1828">富</text:span>&lt;/span&gt;&lt;span style="color: #0000ff"&gt;<text:span text:style-name="T1829">褔</text:span>&lt;/span&gt;&lt;span style="color: #0000ff"&gt;<text:span text:style-name="T1830">傅</text:span>&lt;/span&gt;&lt;span&gt;&lt;br&gt;&lt;/span&gt;&lt;span&gt;&lt;br&gt;&lt;/span&gt;&lt;span style="color: #0000ff"&gt;<text:span text:style-name="T1831">父</text:span>&lt;/span&gt;&lt;span style="color: #00a000"&gt;<text:span text:style-name="T1832">斧</text:span>&lt;/span&gt;&lt;span style="color: #00a000"&gt;<text:span text:style-name="T1833">釜</text:span>&lt;/span&gt;&lt;span style="color: #00a000"&gt;<text:span text:style-name="T1834">滏</text:span>&lt;/span&gt;&lt;span style="color: #00a000"&gt;<text:span text:style-name="T1835">甫</text:span>&lt;/span&gt;&lt;span style="color: #00a000"&gt;<text:span text:style-name="T1836">郙</text:span>&lt;/span&gt;&lt;span style="color: #d89000"&gt;<text:span text:style-name="T1837">莆</text:span>&lt;/span&gt;&lt;span style="color: #d89000"&gt;<text:span text:style-name="T1838">脯</text:span>&lt;/span&gt;&lt;span style="color: #00a000"&gt;<text:span text:style-name="T1839">簠</text:span>&lt;/span&gt;&lt;span style="color: #00a000"&gt;<text:span text:style-name="T1840">黼</text:span>&lt;/span&gt;&lt;span style="color: #00a000"&gt;<text:span text:style-name="T1841">府</text:span>&lt;/span&gt;&lt;span style="color: #00a000"&gt;<text:span text:style-name="T1842">拊</text:span>&lt;/span&gt;&lt;span style="color: #00a000"&gt;<text:span text:style-name="T1843">弣</text:span>&lt;/span&gt;&lt;span style="color: #00a000"&gt;<text:span text:style-name="T1844">俯</text:span>&lt;/span&gt;&lt;span style="color: #00a000"&gt;<text:span text:style-name="T1845">腑</text:span>&lt;/span&gt;&lt;span style="color: #00a000"&gt;<text:span text:style-name="T1846">腐</text:span>&lt;/span&gt;&lt;span style="color: #00a000"&gt;<text:span text:style-name="T1847">俛</text:span>&lt;/span&gt;&lt;span&gt;&lt;br&gt;&lt;/span&gt;&lt;span&gt;&lt;br&gt;&lt;/span&gt;&lt;span style="color: #ff0000"&gt;<text:span text:style-name="T1848">夫</text:span>&lt;/span&gt;&lt;span style="color: #ff0000"&gt;<text:span text:style-name="T1849">伕</text:span>&lt;/span&gt;&lt;span style="color: #ff0000"&gt;<text:span text:style-name="T1850">荴</text:span>&lt;/span&gt;&lt;span style="color: #ff0000"&gt;<text:span text:style-name="T1851">趺</text:span>&lt;/span&gt;&lt;span style="color: #0000ff"&gt;<text:span text:style-name="T1852">不</text:span>&lt;/span&gt;&lt;span style="color: #d89000"&gt;<text:span text:style-name="T1853">孚</text:span>&lt;/span&gt;&lt;span style="color: #ff0000"&gt;<text:span text:style-name="T1854">稃</text:span>&lt;/span&gt;&lt;span style="color: #ff0000"&gt;<text:span text:style-name="T1855">孵</text:span>&lt;/span&gt;&lt;span style="color: #ff0000"&gt;<text:span text:style-name="T1856">柎</text:span>&lt;/span&gt;&lt;span style="color: #00a000"&gt;<text:span text:style-name="T1857">胕</text:span>&lt;/span&gt;&lt;span style="color: #ff0000"&gt;<text:span text:style-name="T1858">跗</text:span>&lt;/span&gt;&lt;span style="color: #ff0000"&gt;<text:span text:style-name="T1859">枹</text:span>&lt;/span&gt;&lt;span style="color: #ff0000"&gt;<text:span text:style-name="T1860">尃</text:span>&lt;/span&gt;&lt;span style="color: #ff0000"&gt;<text:span text:style-name="T1861">敷</text:span>&lt;/span&gt;&lt;span style="color: #ff0000"&gt;<text:span text:style-name="T1862">鄜</text:span><text:span text:style-name="T1863">&lt;/span&gt;&lt;span&gt;&lt;br&gt;&lt;/span&gt;&lt;span&gt;&lt;br&gt;&lt;/span&gt;&lt;span style="color: #0000ff"&gt;</text:span><text:span text:style-name="T1864">价</text:span><text:span text:style-name="T1865">&lt;/span&gt;&lt;span&gt;&lt;br&gt;&lt;/span&gt;&lt;span&gt;&lt;br&gt;&lt;/span&gt;&lt;span style="color: #d89000"&gt;</text:span><text:span text:style-name="T1866">嘎</text:span><text:span text:style-name="T1867">&lt;/span&gt;&lt;span style="color: #d89000"&gt;</text:span><text:span text:style-name="T1868">噶</text:span><text:span text:style-name="T1869">&lt;/span&gt;</text:span></text:p>
      <text:p text:style-name="Normal">&lt;span style="color: #0000ff"&gt;<text:span text:style-name="T1870">尬</text:span>&lt;/span&gt;&lt;span&gt;&lt;br&gt;&lt;/span&gt;&lt;span style="color: #00a000"&gt;<text:span text:style-name="T1871">玍</text:span>&lt;/span&gt;&lt;span&gt;&lt;br&gt;&lt;/span&gt;&lt;span style="color: #ff0000"&gt;<text:span text:style-name="T1872">旮</text:span>&lt;/span&gt;&lt;span style="color: #d89000"&gt;<text:span text:style-name="T1873">嘎</text:span>&lt;/span&gt;&lt;span&gt;&lt;br&gt;&lt;/span&gt;&lt;span style="color: #0000ff"&gt;<text:span text:style-name="T1874">丐</text:span>&lt;/span&gt;&lt;span style="color: #0000ff"&gt;<text:span text:style-name="T1875">溉</text:span>&lt;/span&gt;&lt;span style="color: #0000ff"&gt;<text:span text:style-name="T1876">概</text:span>&lt;/span&gt;&lt;span style="color: #0000ff"&gt;<text:span text:style-name="T1877">戤</text:span>&lt;/span&gt;&lt;span&gt;&lt;br&gt;&lt;/span&gt;&lt;span style="color: #00a000"&gt;<text:span text:style-name="T1878">改</text:span>&lt;/span&gt;&lt;span&gt;&lt;br&gt;&lt;/span&gt;&lt;span<text:s/><text:soft-page-break/>style="color: #ff0000"&gt;<text:span text:style-name="T1879">垓</text:span>&lt;/span&gt;&lt;span style="color: #ff0000"&gt;<text:span text:style-name="T1880">陔</text:span>&lt;/span&gt;&lt;span style="color: #ff0000"&gt;<text:span text:style-name="T1881">荄</text:span>&lt;/span&gt;&lt;span&gt;&lt;br&gt;&lt;/span&gt;&lt;span style="color: #0000ff"&gt;<text:span text:style-name="T1882">旰</text:span>&lt;/span&gt;&lt;span style="color: #0000ff"&gt;<text:span text:style-name="T1883">骭</text:span>&lt;/span&gt;&lt;span style="color: #0000ff"&gt;<text:span text:style-name="T1884">倝</text:span>&lt;/span&gt;&lt;span style="color: #0000ff"&gt;<text:span text:style-name="T1885">淦</text:span>&lt;/span&gt;&lt;span style="color: #0000ff"&gt;<text:span text:style-name="T1886">灨</text:span>&lt;/span&gt;&lt;span&gt;&lt;br&gt;&lt;/span&gt;&lt;span style="color: #00a000"&gt;<text:span text:style-name="T1887">皯</text:span>&lt;/span&gt;&lt;span style="color: #00a000"&gt;<text:span text:style-name="T1888">敢</text:span>&lt;/span&gt;&lt;span style="color: #00a000"&gt;<text:span text:style-name="T1889">澉</text:span>&lt;/span&gt;&lt;span style="color: #0000ff"&gt;<text:span text:style-name="T1890">撖</text:span>&lt;/span&gt;&lt;span style="color: #00a000"&gt;<text:span text:style-name="T1891">橄</text:span>&lt;/span&gt;&lt;span style="color: #00a000"&gt;<text:span text:style-name="T1892">感</text:span>&lt;/span&gt;&lt;span style="color: #00a000"&gt;<text:span text:style-name="T1893">擀</text:span>&lt;/span&gt;&lt;span style="color: #00a000"&gt;<text:span text:style-name="T1894">簳</text:span>&lt;/span&gt;&lt;span style="color: #00a000"&gt;<text:span text:style-name="T1895">赶</text:span>&lt;/span&gt;&lt;span&gt;&lt;br&gt;&lt;/span&gt;&lt;span style="color: #0000ff"&gt;<text:span text:style-name="T1896">干</text:span>&lt;/span&gt;&lt;span style="color: #ff0000"&gt;<text:span text:style-name="T1897">玕</text:span>&lt;/span&gt;&lt;span style="color: #ff0000"&gt;<text:span text:style-name="T1898">杆</text:span>&lt;/span&gt;&lt;span style="color: #ff0000"&gt;<text:span text:style-name="T1899">肝</text:span>&lt;/span&gt;&lt;span style="color: #ff0000"&gt;<text:span text:style-name="T1900">矸</text:span>&lt;/span&gt;&lt;span style="color: #ff0000"&gt;<text:span text:style-name="T1901">虷</text:span>&lt;/span&gt;&lt;span style="color: #ff0000"&gt;<text:span text:style-name="T1902">竿</text:span>&lt;/span&gt;&lt;span style="color: #ff0000"&gt;<text:span text:style-name="T1903">酐</text:span>&lt;/span&gt;&lt;span style="color: #ff0000"&gt;<text:span text:style-name="T1904">甘</text:span>&lt;/span&gt;&lt;span style="color: #ff0000"&gt;<text:span text:style-name="T1905">泔</text:span>&lt;/span&gt;&lt;span style="color: #ff0000"&gt;<text:span text:style-name="T1906">坩</text:span>&lt;/span&gt;&lt;span style="color: #ff0000"&gt;<text:span text:style-name="T1907">柑</text:span>&lt;/span&gt;&lt;span style="color: #ff0000"&gt;<text:span text:style-name="T1908">苷</text:span>&lt;/span&gt;&lt;span style="color: #ff0000"&gt;<text:span text:style-name="T1909">疳</text:span>&lt;/span&gt;&lt;span&gt;&lt;br&gt;&lt;/span&gt;&lt;span style="color: #ff0000"&gt;<text:span text:style-name="T1910">杠</text:span>&lt;/span&gt;&lt;span&gt;&lt;br&gt;&lt;/span&gt;&lt;span style="color: #00a000"&gt;<text:span text:style-name="T1911">港</text:span>&lt;/span&gt;&lt;span&gt;&lt;br&gt;&lt;/span&gt;&lt;span style="color: #0000ff"&gt;<text:span text:style-name="T1912">亢</text:span>&lt;/span&gt;&lt;span style="color: #ff0000"&gt;<text:span text:style-name="T1913">笐</text:span>&lt;/span&gt;&lt;span style="color: #d89000"&gt;<text:span text:style-name="T1914">扛</text:span>&lt;/span&gt;&lt;span style="color: #ff0000"&gt;<text:span text:style-name="T1915">杠</text:span>&lt;/span&gt;&lt;span style="color: #ff0000"&gt;<text:span text:style-name="T1916">肛</text:span>&lt;/span&gt;&lt;span style="color: #ff0000"&gt;<text:span text:style-name="T1917">缸</text:span>&lt;/span&gt;&lt;span style="color: #ff0000"&gt;<text:span text:style-name="T1918">釭</text:span>&lt;/span&gt;&lt;span style="color: #ff0000"&gt;<text:span text:style-name="T1919">犅</text:span>&lt;/span&gt;&lt;span style="color: #ff0000"&gt;<text:span text:style-name="T1920">罡</text:span>&lt;/span&gt;&lt;span style="color: #ff0000"&gt;<text:span text:style-name="T1921">堽</text:span>&lt;/span&gt;&lt;span&gt;&lt;br&gt;&lt;/span&gt;&lt;span style="color: #0000ff"&gt;<text:span text:style-name="T1922">告</text:span>&lt;/span&gt;&lt;span style="color: #0000ff"&gt;<text:span text:style-name="T1923">郜</text:span>&lt;/span&gt;&lt;span style="color: #ff0000"&gt;<text:span text:style-name="T1924">膏</text:span>&lt;/span&gt;&lt;span&gt;&lt;br&gt;&lt;/span&gt;&lt;span style="color: #00a000"&gt;<text:span text:style-name="T1925">杲</text:span>&lt;/span&gt;&lt;span style="color: #00a000"&gt;<text:span text:style-name="T1926">搞</text:span>&lt;/span&gt;&lt;span style="color: #00a000"&gt;<text:span text:style-name="T1927">槁</text:span>&lt;/span&gt;&lt;span style="color: #00a000"&gt;<text:span text:style-name="T1928">暠</text:span>&lt;/span&gt;&lt;span style="color: #00a000"&gt;<text:span text:style-name="T1929">稿</text:span>&lt;/span&gt;&lt;span&gt;&lt;br&gt;&lt;/span&gt;&lt;span style="color: #0000ff"&gt;<text:span text:style-name="T1930">咎</text:span>&lt;/span&gt;&lt;span style="color: #ff0000"&gt;<text:span text:style-name="T1931">櫜</text:span>&lt;/span&gt;&lt;span style="color: #ff0000"&gt;<text:span text:style-name="T1932">鼛</text:span>&lt;/span&gt;&lt;span style="color: #ff0000"&gt;<text:span text:style-name="T1933">羔</text:span>&lt;/span&gt;&lt;span style="color: #ff0000"&gt;<text:span text:style-name="T1934">糕</text:span>&lt;/span&gt;&lt;span style="color: #ff0000"&gt;<text:span text:style-name="T1935">高</text:span>&lt;/span&gt;&lt;span style="color: #ff0000"&gt;<text:span text:style-name="T1936">膏</text:span>&lt;/span&gt;&lt;span style="color: #ff0000"&gt;<text:span text:style-name="T1937">篙</text:span>&lt;/span&gt;&lt;span style="color: #ff0000"&gt;<text:span text:style-name="T1938">皋</text:span>&lt;/span&gt;&lt;span style="color: #ff0000"&gt;<text:span text:style-name="T1939">槔</text:span>&lt;/span&gt;&lt;span style="color: #ff0000"&gt;<text:span text:style-name="T1940">韟</text:span>&lt;/span&gt;&lt;span style="color: #ff0000"&gt;<text:span text:style-name="T1941">睾</text:span>&lt;/span&gt;&lt;span&gt;&lt;br&gt;&lt;/span&gt;&lt;span style="color: #d89000"&gt;<text:span text:style-name="T1942">革</text:span>&lt;/span&gt;&lt;span style="color: #d89000"&gt;<text:span text:style-name="T1943">挌</text:span>&lt;/span&gt;&lt;span style="color: #0000ff"&gt;<text:span text:style-name="T1944">咯</text:span>&lt;/span&gt;&lt;span style="color: #d89000"&gt;<text:span text:style-name="T1945">格</text:span>&lt;/span&gt;&lt;span style="color: #d89000"&gt;<text:span text:style-name="T1946">茖</text:span>&lt;/span&gt;&lt;span style="color: #d89000"&gt;<text:span text:style-name="T1947">觡</text:span>&lt;/span&gt;&lt;span style="color: #d89000"&gt;<text:span text:style-name="T1948">骼</text:span>&lt;/span&gt;&lt;span style="color: #d89000"&gt;<text:span text:style-name="T1949">郃</text:span>&lt;/span&gt;&lt;span style="color: #d89000"&gt;<text:span text:style-name="T1950">蛤</text:span>&lt;/span&gt;&lt;span style="color: #d89000"&gt;<text:span text:style-name="T1951">搿</text:span>&lt;/span&gt;&lt;span style="color: #d89000"&gt;<text:span text:style-name="T1952">韐</text:span>&lt;/span&gt;&lt;span style="color: #d89000"&gt;<text:span text:style-name="T1953">鬲</text:span>&lt;/span&gt;&lt;span style="color: #d89000"&gt;<text:span text:style-name="T1954">嗝</text:span>&lt;/span&gt;&lt;span style="color: #d89000"&gt;<text:span text:style-name="T1955">隔</text:span>&lt;/span&gt;&lt;span style="color: #d89000"&gt;<text:span text:style-name="T1956">槅</text:span>&lt;/span&gt;&lt;span style="color: #d89000"&gt;<text:span text:style-name="T1957">膈</text:span>&lt;/span&gt;&lt;span style="color: #d89000"&gt;<text:span text:style-name="T1958">翮</text:span>&lt;/span&gt;&lt;span style="color: #d89000"&gt;<text:span text:style-name="T1959">裓</text:span>&lt;/span&gt;&lt;span style="color: #00a000"&gt;<text:span text:style-name="T1960">葛</text:span>&lt;/span&gt;&lt;span style="color: #d89000"&gt;<text:span text:style-name="T1961">噶</text:span>&lt;/span&gt;&lt;span style="color: #d89000"&gt;<text:span text:style-name="T1962">轕</text:span>&lt;/span&gt;&lt;span&gt;&lt;br&gt;&lt;/span&gt;&lt;span style="color: #0000ff"&gt;<text:span text:style-name="T1963">各</text:span>&lt;/span&gt;&lt;span style="color: #0000ff"&gt;<text:span text:style-name="T1964">硌</text:span><text:soft-page-break/>&lt;/span&gt;&lt;span style="color: #0000ff"&gt;<text:span text:style-name="T1965">虼</text:span>&lt;/span&gt;&lt;span&gt;&lt;br&gt;&lt;/span&gt;&lt;span style="color: #00a000"&gt;<text:span text:style-name="T1966">合</text:span>&lt;/span&gt;&lt;span style="color: #00a000"&gt;<text:span text:style-name="T1967">哿</text:span>&lt;/span&gt;&lt;span style="color: #00a000"&gt;<text:span text:style-name="T1968">笴</text:span>&lt;/span&gt;&lt;span style="color: #00a000"&gt;<text:span text:style-name="T1969">舸</text:span>&lt;/span&gt;&lt;span style="color: #00a000"&gt;<text:span text:style-name="T1970">葛</text:span>&lt;/span&gt;&lt;span&gt;&lt;br&gt;&lt;/span&gt;&lt;span style="color: #ff0000"&gt;<text:span text:style-name="T1971">戈</text:span>&lt;/span&gt;&lt;span style="color: #ff0000"&gt;<text:span text:style-name="T1972">肐</text:span>&lt;/span&gt;&lt;span style="color: #ff0000"&gt;<text:span text:style-name="T1973">疙</text:span>&lt;/span&gt;&lt;span style="color: #0000ff"&gt;<text:span text:style-name="T1974">咯</text:span>&lt;/span&gt;&lt;span style="color: #ff0000"&gt;<text:span text:style-name="T1975">胳</text:span>&lt;/span&gt;&lt;span style="color: #ff0000"&gt;<text:span text:style-name="T1976">牁</text:span>&lt;/span&gt;&lt;span style="color: #ff0000"&gt;<text:span text:style-name="T1977">哥</text:span>&lt;/span&gt;&lt;span style="color: #ff0000"&gt;<text:span text:style-name="T1978">歌</text:span>&lt;/span&gt;&lt;span style="color: #ff0000"&gt;<text:span text:style-name="T1979">割</text:span>&lt;/span&gt;&lt;span&gt;&lt;br&gt;&lt;/span&gt;&lt;span style="color: #d89000"&gt;<text:span text:style-name="T1980">哏</text:span>&lt;/span&gt;&lt;span&gt;&lt;br&gt;&lt;/span&gt;&lt;span style="color: #00a000"&gt;<text:span text:style-name="T1981">艮</text:span>&lt;/span&gt;&lt;span style="color: #0000ff"&gt;<text:span text:style-name="T1982">茛</text:span>&lt;/span&gt;&lt;span&gt;&lt;br&gt;&lt;/span&gt;&lt;span style="color: #00a000"&gt;<text:span text:style-name="T1983">艮</text:span>&lt;/span&gt;&lt;span&gt;&lt;br&gt;&lt;/span&gt;&lt;span style="color: #ff0000"&gt;<text:span text:style-name="T1984">根</text:span>&lt;/span&gt;&lt;span style="color: #ff0000"&gt;<text:span text:style-name="T1985">跟</text:span>&lt;/span&gt;&lt;span&gt;&lt;br&gt;&lt;/span&gt;&lt;span style="color: #0000ff"&gt;<text:span text:style-name="T1986">堩</text:span>&lt;/span&gt;&lt;span style="color: #0000ff"&gt;<text:span text:style-name="T1987">更</text:span>&lt;/span&gt;&lt;span&gt;&lt;br&gt;&lt;/span&gt;&lt;span style="color: #00a000"&gt;<text:span text:style-name="T1988">埂</text:span>&lt;/span&gt;&lt;span style="color: #00a000"&gt;<text:span text:style-name="T1989">郠</text:span>&lt;/span&gt;&lt;span style="color: #00a000"&gt;<text:span text:style-name="T1990">哽</text:span>&lt;/span&gt;&lt;span style="color: #00a000"&gt;<text:span text:style-name="T1991">梗</text:span>&lt;/span&gt;&lt;span style="color: #00a000"&gt;<text:span text:style-name="T1992">骾</text:span>&lt;/span&gt;&lt;span style="color: #00a000"&gt;<text:span text:style-name="T1993">耿</text:span>&lt;/span&gt;&lt;span&gt;&lt;br&gt;&lt;/span&gt;&lt;span style="color: #0000ff"&gt;<text:span text:style-name="T1994">更</text:span>&lt;/span&gt;&lt;span style="color: #ff0000"&gt;<text:span text:style-name="T1995">粳</text:span>&lt;/span&gt;&lt;span style="color: #ff0000"&gt;<text:span text:style-name="T1996">庚</text:span>&lt;/span&gt;&lt;span style="color: #ff0000"&gt;<text:span text:style-name="T1997">焿</text:span>&lt;/span&gt;&lt;span style="color: #ff0000"&gt;<text:span text:style-name="T1998">耕</text:span>&lt;/span&gt;&lt;span style="color: #ff0000"&gt;<text:span text:style-name="T1999">緪</text:span>&lt;/span&gt;&lt;span style="color: #ff0000"&gt;<text:span text:style-name="T2000">羹</text:span>&lt;/span&gt;&lt;span&gt;&lt;br&gt;&lt;/span&gt;&lt;span style="color: #0000ff"&gt;<text:span text:style-name="T2001">共</text:span>&lt;/span&gt;&lt;span style="color: #ff0000"&gt;<text:span text:style-name="T2002">供</text:span>&lt;/span&gt;&lt;span&gt;&lt;br&gt;&lt;/span&gt;&lt;span style="color: #00a000"&gt;<text:span text:style-name="T2003">廾</text:span>&lt;/span&gt;&lt;span style="color: #0000ff"&gt;<text:span text:style-name="T2004">共</text:span>&lt;/span&gt;&lt;span style="color: #00a000"&gt;<text:span text:style-name="T2005">拱</text:span>&lt;/span&gt;&lt;span style="color: #00a000"&gt;<text:span text:style-name="T2006">珙</text:span>&lt;/span&gt;&lt;span style="color: #00a000"&gt;<text:span text:style-name="T2007">拲</text:span>&lt;/span&gt;&lt;span style="color: #00a000"&gt;<text:span text:style-name="T2008">栱</text:span>&lt;/span&gt;&lt;span style="color: #d89000"&gt;<text:span text:style-name="T2009">蛬</text:span>&lt;/span&gt;&lt;span style="color: #00a000"&gt;<text:span text:style-name="T2010">汞</text:span>&lt;/span&gt;&lt;span&gt;&lt;br&gt;&lt;/span&gt;&lt;span style="color: #ff0000"&gt;<text:span text:style-name="T2011">工</text:span>&lt;/span&gt;&lt;span style="color: #ff0000"&gt;<text:span text:style-name="T2012">功</text:span>&lt;/span&gt;&lt;span style="color: #ff0000"&gt;<text:span text:style-name="T2013">攻</text:span>&lt;/span&gt;&lt;span style="color: #ff0000"&gt;<text:span text:style-name="T2014">弓</text:span>&lt;/span&gt;&lt;span style="color: #ff0000"&gt;<text:span text:style-name="T2015">躬</text:span>&lt;/span&gt;&lt;span style="color: #ff0000"&gt;<text:span text:style-name="T2016">公</text:span>&lt;/span&gt;&lt;span style="color: #ff0000"&gt;<text:span text:style-name="T2017">蚣</text:span>&lt;/span&gt;&lt;span style="color: #0000ff"&gt;<text:span text:style-name="T2018">共</text:span>&lt;/span&gt;&lt;span style="color: #ff0000"&gt;<text:span text:style-name="T2019">供</text:span>&lt;/span&gt;&lt;span style="color: #ff0000"&gt;<text:span text:style-name="T2020">肱</text:span>&lt;/span&gt;&lt;span style="color: #ff0000"&gt;<text:span text:style-name="T2021">恭</text:span>&lt;/span&gt;&lt;span style="color: #ff0000"&gt;<text:span text:style-name="T2022">塨</text:span>&lt;/span&gt;&lt;span style="color: #ff0000"&gt;<text:span text:style-name="T2023">觥</text:span>&lt;/span&gt;&lt;span&gt;&lt;br&gt;&lt;/span&gt;&lt;span style="color: #ff0000"&gt;<text:span text:style-name="T2024">勾</text:span>&lt;/span&gt;&lt;span style="color: #0000ff"&gt;<text:span text:style-name="T2025">句</text:span>&lt;/span&gt;&lt;span style="color: #0000ff"&gt;<text:span text:style-name="T2026">雊</text:span>&lt;/span&gt;&lt;span style="color: #0000ff"&gt;<text:span text:style-name="T2027">垢</text:span>&lt;/span&gt;&lt;span style="color: #0000ff"&gt;<text:span text:style-name="T2028">姤</text:span>&lt;/span&gt;&lt;span style="color: #0000ff"&gt;<text:span text:style-name="T2029">逅</text:span>&lt;/span&gt;&lt;span style="color: #0000ff"&gt;<text:span text:style-name="T2030">冓</text:span>&lt;/span&gt;&lt;span style="color: #0000ff"&gt;<text:span text:style-name="T2031">搆</text:span>&lt;/span&gt;&lt;span style="color: #0000ff"&gt;<text:span text:style-name="T2032">媾</text:span>&lt;/span&gt;&lt;span style="color: #0000ff"&gt;<text:span text:style-name="T2033">遘</text:span>&lt;/span&gt;&lt;span style="color: #0000ff"&gt;<text:span text:style-name="T2034">彀</text:span>&lt;/span&gt;&lt;span&gt;&lt;br&gt;&lt;/span&gt;&lt;span style="color: #00a000"&gt;<text:span text:style-name="T2035">岣</text:span>&lt;/span&gt;&lt;span style="color: #00a000"&gt;<text:span text:style-name="T2036">狗</text:span>&lt;/span&gt;&lt;span style="color: #00a000"&gt;<text:span text:style-name="T2037">耇</text:span>&lt;/span&gt;&lt;span style="color: #00a000"&gt;<text:span text:style-name="T2038">枸</text:span>&lt;/span&gt;&lt;span style="color: #00a000"&gt;<text:span text:style-name="T2039">苟</text:span>&lt;/span&gt;&lt;span style="color: #00a000"&gt;<text:span text:style-name="T2040">笱</text:span>&lt;/span&gt;&lt;span style="color: #0000ff"&gt;<text:span text:style-name="T2041">茩</text:span>&lt;/span&gt;&lt;span&gt;&lt;br&gt;&lt;/span&gt;&lt;span style="color: #ff0000"&gt;<text:span text:style-name="T2042">勾</text:span>&lt;/span&gt;&lt;span style="color: #0000ff"&gt;<text:span text:style-name="T2043">构</text:span>&lt;/span&gt;&lt;span style="color: #0000ff"&gt;<text:span text:style-name="T2044">句</text:span>&lt;/span&gt;&lt;span style="color: #00a000"&gt;<text:span text:style-name="T2045">枸</text:span>&lt;/span&gt;&lt;span style="color: #ff0000"&gt;<text:span text:style-name="T2046">袧</text:span>&lt;/span&gt;&lt;span style="color: #ff0000"&gt;<text:span text:style-name="T2047">篝</text:span>&lt;/span&gt;&lt;span&gt;&lt;br&gt;&lt;/span&gt;&lt;span style="color: #00a000"&gt;<text:soft-page-break/><text:span text:style-name="T2048">骨</text:span>&lt;/span&gt;&lt;span&gt;&lt;br&gt;&lt;/span&gt;&lt;span style="color: #0000ff"&gt;<text:span text:style-name="T2049">告</text:span>&lt;/span&gt;&lt;span style="color: #0000ff"&gt;<text:span text:style-name="T2050">梏</text:span>&lt;/span&gt;&lt;span style="color: #0000ff"&gt;<text:span text:style-name="T2051">牿</text:span>&lt;/span&gt;&lt;span style="color: #ff0000"&gt;<text:span text:style-name="T2052">估</text:span>&lt;/span&gt;&lt;span style="color: #0000ff"&gt;<text:span text:style-name="T2053">固</text:span>&lt;/span&gt;&lt;span style="color: #0000ff"&gt;<text:span text:style-name="T2054">故</text:span>&lt;/span&gt;&lt;span style="color: #0000ff"&gt;<text:span text:style-name="T2055">崮</text:span>&lt;/span&gt;&lt;span style="color: #0000ff"&gt;<text:span text:style-name="T2056">痼</text:span>&lt;/span&gt;&lt;span style="color: #0000ff"&gt;<text:span text:style-name="T2057">雇</text:span>&lt;/span&gt;&lt;span&gt;&lt;br&gt;&lt;/span&gt;&lt;span style="color: #00a000"&gt;<text:span text:style-name="T2058">古</text:span>&lt;/span&gt;&lt;span style="color: #ff0000"&gt;<text:span text:style-name="T2059">估</text:span>&lt;/span&gt;&lt;span style="color: #00a000"&gt;<text:span text:style-name="T2060">牯</text:span>&lt;/span&gt;&lt;span style="color: #00a000"&gt;<text:span text:style-name="T2061">罟</text:span>&lt;/span&gt;&lt;span style="color: #00a000"&gt;<text:span text:style-name="T2062">嘏</text:span>&lt;/span&gt;&lt;span&gt;<text:span text:style-name="T2063">䀇</text:span>&lt;/span&gt;&lt;span&gt;;&lt;/span&gt;&lt;span style="color: #00a000"&gt;<text:span text:style-name="T2064">盬</text:span>&lt;/span&gt;&lt;span style="color: #ff0000"&gt;<text:span text:style-name="T2065">凸</text:span>&lt;/span&gt;&lt;span&gt;<text:span text:style-name="T2066">𠑹</text:span>&lt;/span&gt;&lt;span style="color: #00a000"&gt;<text:span text:style-name="T2067">汩</text:span>&lt;/span&gt;&lt;span style="color: #00a000"&gt;<text:span text:style-name="T2068">谷</text:span>&lt;/span&gt;&lt;span style="color: #00a000"&gt;<text:span text:style-name="T2069">股</text:span>&lt;/span&gt;&lt;span style="color: #00a000"&gt;<text:span text:style-name="T2070">羖</text:span>&lt;/span&gt;&lt;span style="color: #00a000"&gt;<text:span text:style-name="T2071">骨</text:span>&lt;/span&gt;&lt;span style="color: #d89000"&gt;<text:span text:style-name="T2072">滑</text:span>&lt;/span&gt;&lt;span style="color: #00a000"&gt;<text:span text:style-name="T2073">榾</text:span>&lt;/span&gt;&lt;span style="color: #00a000"&gt;<text:span text:style-name="T2074">淈</text:span>&lt;/span&gt;&lt;span style="color: #00a000"&gt;<text:span text:style-name="T2075">鼓</text:span>&lt;/span&gt;&lt;span style="color: #00a000"&gt;<text:span text:style-name="T2076">臌</text:span>&lt;/span&gt;&lt;span style="color: #00a000"&gt;<text:span text:style-name="T2077">瞽</text:span>&lt;/span&gt;&lt;span style="color: #00a000"&gt;<text:span text:style-name="T2078">榖</text:span>&lt;/span&gt;&lt;span&gt;&lt;br&gt;&lt;/span&gt;&lt;span style="color: #00a000"&gt;<text:span text:style-name="T2079">夃</text:span>&lt;/span&gt;&lt;span style="color: #ff0000"&gt;<text:span text:style-name="T2080">估</text:span>&lt;/span&gt;&lt;span style="color: #ff0000"&gt;<text:span text:style-name="T2081">沽</text:span>&lt;/span&gt;&lt;span style="color: #ff0000"&gt;<text:span text:style-name="T2082">咕</text:span>&lt;/span&gt;&lt;span style="color: #ff0000"&gt;<text:span text:style-name="T2083">姑</text:span>&lt;/span&gt;&lt;span style="color: #ff0000"&gt;<text:span text:style-name="T2084">蛄</text:span>&lt;/span&gt;&lt;span style="color: #ff0000"&gt;<text:span text:style-name="T2085">酤</text:span>&lt;/span&gt;&lt;span style="color: #ff0000"&gt;<text:span text:style-name="T2086">菇</text:span>&lt;/span&gt;&lt;span style="color: #ff0000"&gt;<text:span text:style-name="T2087">呱</text:span>&lt;/span&gt;&lt;span style="color: #ff0000"&gt;<text:span text:style-name="T2088">孤</text:span>&lt;/span&gt;&lt;span style="color: #ff0000"&gt;<text:span text:style-name="T2089">柧</text:span>&lt;/span&gt;&lt;span style="color: #ff0000"&gt;<text:span text:style-name="T2090">罛</text:span>&lt;/span&gt;&lt;span style="color: #ff0000"&gt;<text:span text:style-name="T2091">軱</text:span>&lt;/span&gt;&lt;span style="color: #ff0000"&gt;<text:span text:style-name="T2092">菰</text:span>&lt;/span&gt;&lt;span style="color: #ff0000"&gt;<text:span text:style-name="T2093">觚</text:span>&lt;/span&gt;&lt;span style="color: #ff0000"&gt;<text:span text:style-name="T2094">家</text:span>&lt;/span&gt;&lt;span style="color: #00a000"&gt;<text:span text:style-name="T2095">骨</text:span>&lt;/span&gt;&lt;span style="color: #ff0000"&gt;<text:span text:style-name="T2096">辜</text:span>&lt;/span&gt;&lt;span style="color: #ff0000"&gt;<text:span text:style-name="T2097">箍</text:span>&lt;/span&gt;&lt;span&gt;&lt;br&gt;&lt;/span&gt;&lt;span style="color: #0000ff"&gt;<text:span text:style-name="T2098">卦</text:span>&lt;/span&gt;&lt;span style="color: #0000ff"&gt;<text:span text:style-name="T2099">挂</text:span>&lt;/span&gt;&lt;span style="color: #0000ff"&gt;<text:span text:style-name="T2100">罣</text:span>&lt;/span&gt;&lt;span style="color: #0000ff"&gt;<text:span text:style-name="T2101">絓</text:span>&lt;/span&gt;&lt;span style="color: #0000ff"&gt;<text:span text:style-name="T2102">罫</text:span>&lt;/span&gt;&lt;span style="color: #0000ff"&gt;<text:span text:style-name="T2103">褂</text:span>&lt;/span&gt;&lt;span&gt;&lt;br&gt;&lt;/span&gt;&lt;span style="color: #00a000"&gt;<text:span text:style-name="T2104">寡</text:span>&lt;/span&gt;&lt;span&gt;&lt;br&gt;&lt;/span&gt;&lt;span style="color: #ff0000"&gt;<text:span text:style-name="T2105">瓜</text:span>&lt;/span&gt;&lt;span style="color: #ff0000"&gt;<text:span text:style-name="T2106">呱</text:span>&lt;/span&gt;&lt;span style="color: #ff0000"&gt;<text:span text:style-name="T2107">刮</text:span>&lt;/span&gt;&lt;span style="color: #0000ff"&gt;<text:span text:style-name="T2108">括</text:span>&lt;/span&gt;&lt;span style="color: #ff0000"&gt;<text:span text:style-name="T2109">栝</text:span>&lt;/span&gt;&lt;span&gt;<text:span text:style-name="T2110">䒷</text:span>&lt;/span&gt;&lt;span style="color: #0000ff"&gt;<text:span text:style-name="T2111">适</text:span>&lt;/span&gt;&lt;span style="color: #ff0000"&gt;<text:span text:style-name="T2112">聒</text:span>&lt;/span&gt;&lt;span style="color: #ff0000"&gt;<text:span text:style-name="T2113">筈</text:span>&lt;/span&gt;&lt;span style="color: #ff0000"&gt;<text:span text:style-name="T2114">緺</text:span>&lt;/span&gt;&lt;span style="color: #ff0000"&gt;<text:span text:style-name="T2115">劀</text:span>&lt;/span&gt;&lt;span&gt;&lt;br&gt;&lt;/span&gt;&lt;span style="color: #0000ff"&gt;<text:span text:style-name="T2116">夬</text:span>&lt;/span&gt;&lt;span style="color: #0000ff"&gt;<text:span text:style-name="T2117">怪</text:span>&lt;/span&gt;&lt;span&gt;&lt;br&gt;&lt;/span&gt;&lt;span&gt;<text:span text:style-name="T2118">𦫳</text:span>&lt;/span&gt;&lt;span style="color: #00a000"&gt;<text:span text:style-name="T2119">拐</text:span>&lt;/span&gt;&lt;span&gt;&lt;br&gt;&lt;/span&gt;&lt;span style="color: #ff0000"&gt;<text:span text:style-name="T2120">乖</text:span>&lt;/span&gt;&lt;span&gt;<text:span text:style-name="T2121">𠦬</text:span>&lt;/span&gt;&lt;span&gt;&lt;br&gt;&lt;/span&gt;&lt;span style="color: #0000ff"&gt;<text:span text:style-name="T2122">毌</text:span>&lt;/span&gt;&lt;span style="color: #0000ff"&gt;<text:span text:style-name="T2123">丱</text:span>&lt;/span&gt;&lt;span style="color: #0000ff"&gt;<text:span text:style-name="T2124">冠</text:span>&lt;/span&gt;&lt;span style="color: #0000ff"&gt;<text:span text:style-name="T2125">涫</text:span>&lt;/span&gt;&lt;span style="color: #0000ff"&gt;<text:span text:style-name="T2126">祼</text:span>&lt;/span&gt;&lt;span style="color: #0000ff"&gt;<text:span text:style-name="T2127">盥</text:span>&lt;/span&gt;&lt;span style="color: #0000ff"&gt;<text:span text:style-name="T2128">灌</text:span>&lt;/span&gt;&lt;span style="color: #0000ff"&gt;<text:span text:style-name="T2129">爟</text:span>&lt;/span&gt;&lt;span style="color: #0000ff"&gt;<text:span text:style-name="T2130">瓘</text:span>&lt;/span&gt;&lt;span style="color: #0000ff"&gt;<text:span text:style-name="T2131">矔</text:span>&lt;/span&gt;&lt;span style="color: #0000ff"&gt;<text:span text:style-name="T2132">罐</text:span>&lt;/span&gt;&lt;span style="color: #0000ff"&gt;<text:span text:style-name="T2133">鑵</text:span>&lt;/span&gt;&lt;span&gt;&lt;br&gt;&lt;/span&gt;&lt;span style="color: #00a000"&gt;<text:span text:style-name="T2134">莞</text:span>&lt;/span&gt;&lt;span style="color: #00a000"&gt;<text:span text:style-name="T2135">脘</text:span>&lt;/span&gt;&lt;span style="color: #00a000"&gt;<text:span text:style-name="T2136">筦</text:span>&lt;/span&gt;&lt;span style="color: #00a000"&gt;<text:span text:style-name="T2137">琯</text:span>&lt;/span&gt;&lt;span style="color: #00a000"&gt;<text:span text:style-name="T2138">痯</text:span>&lt;/span&gt;&lt;span style="color: #00a000"&gt;<text:span text:style-name="T2139">管</text:span><text:soft-page-break/>&lt;/span&gt;&lt;span style="color: #00a000"&gt;<text:span text:style-name="T2140">錧</text:span>&lt;/span&gt;&lt;span style="color: #0000ff"&gt;<text:span text:style-name="T2141">斡</text:span>&lt;/span&gt;&lt;span&gt;&lt;br&gt;&lt;/span&gt;&lt;span style="color: #ff0000"&gt;<text:span text:style-name="T2142">官</text:span>&lt;/span&gt;&lt;span style="color: #ff0000"&gt;<text:span text:style-name="T2143">倌</text:span>&lt;/span&gt;&lt;span style="color: #ff0000"&gt;<text:span text:style-name="T2144">棺</text:span>&lt;/span&gt;&lt;span style="color: #0000ff"&gt;<text:span text:style-name="T2145">冠</text:span>&lt;/span&gt;&lt;span style="color: #ff0000"&gt;<text:span text:style-name="T2146">矜</text:span>&lt;/span&gt;&lt;span style="color: #00a000"&gt;<text:span text:style-name="T2147">莞</text:span>&lt;/span&gt;&lt;span style="color: #ff0000"&gt;<text:span text:style-name="T2148">瘝</text:span>&lt;/span&gt;&lt;span style="color: #ff0000"&gt;<text:span text:style-name="T2149">鱞</text:span>&lt;/span&gt;&lt;span&gt;&lt;br&gt;&lt;/span&gt;&lt;span style="color: #ff0000"&gt;<text:span text:style-name="T2150">桄</text:span>&lt;/span&gt;&lt;span style="color: #0000ff"&gt;<text:span text:style-name="T2151">逛</text:span>&lt;/span&gt;&lt;span&gt;&lt;br&gt;&lt;/span&gt;&lt;span style="color: #0000ff"&gt;<text:span text:style-name="T2152">迋</text:span>&lt;/span&gt;&lt;span&gt;&lt;br&gt;&lt;/span&gt;&lt;span style="color: #ff0000"&gt;<text:span text:style-name="T2153">光</text:span>&lt;/span&gt;&lt;span style="color: #ff0000"&gt;<text:span text:style-name="T2154">侊</text:span>&lt;/span&gt;&lt;span style="color: #ff0000"&gt;<text:span text:style-name="T2155">洸</text:span>&lt;/span&gt;&lt;span style="color: #ff0000"&gt;<text:span text:style-name="T2156">桄</text:span>&lt;/span&gt;&lt;span style="color: #ff0000"&gt;<text:span text:style-name="T2157">茪</text:span>&lt;/span&gt;&lt;span style="color: #ff0000"&gt;<text:span text:style-name="T2158">胱</text:span>&lt;/span&gt;&lt;span style="color: #ff0000"&gt;<text:span text:style-name="T2159">銧</text:span>&lt;/span&gt;&lt;span&gt;&lt;br&gt;&lt;/span&gt;&lt;span style="color: #0000ff"&gt;<text:span text:style-name="T2160">炔</text:span>&lt;/span&gt;&lt;span style="color: #00a000"&gt;<text:span text:style-name="T2161">炅</text:span>&lt;/span&gt;&lt;span style="color: #0000ff"&gt;<text:span text:style-name="T2162">桂</text:span>&lt;/span&gt;&lt;span style="color: #0000ff"&gt;<text:span text:style-name="T2163">鞼</text:span>&lt;/span&gt;&lt;span style="color: #0000ff"&gt;<text:span text:style-name="T2164">跪</text:span>&lt;/span&gt;&lt;span style="color: #0000ff"&gt;<text:span text:style-name="T2165">禬</text:span>&lt;/span&gt;&lt;span style="color: #0000ff"&gt;<text:span text:style-name="T2166">嶡</text:span>&lt;/span&gt;&lt;span style="color: #0000ff"&gt;<text:span text:style-name="T2167">柜</text:span>&lt;/span&gt;&lt;span&gt;&lt;br&gt;&lt;/span&gt;&lt;span style="color: #00a000"&gt;<text:span text:style-name="T2168">氿</text:span>&lt;/span&gt;&lt;span style="color: #00a000"&gt;<text:span text:style-name="T2169">宄</text:span>&lt;/span&gt;&lt;span style="color: #00a000"&gt;<text:span text:style-name="T2170">庋</text:span>&lt;/span&gt;&lt;span style="color: #00a000"&gt;<text:span text:style-name="T2171">庪</text:span>&lt;/span&gt;&lt;span style="color: #00a000"&gt;<text:span text:style-name="T2172">佹</text:span>&lt;/span&gt;&lt;span style="color: #00a000"&gt;<text:span text:style-name="T2173">恑</text:span>&lt;/span&gt;&lt;span style="color: #00a000"&gt;<text:span text:style-name="T2174">垝</text:span>&lt;/span&gt;&lt;span style="color: #00a000"&gt;<text:span text:style-name="T2175">姽</text:span>&lt;/span&gt;&lt;span style="color: #00a000"&gt;<text:span text:style-name="T2176">觤</text:span>&lt;/span&gt;&lt;span style="color: #00a000"&gt;<text:span text:style-name="T2177">癸</text:span>&lt;/span&gt;&lt;span style="color: #00a000"&gt;<text:span text:style-name="T2178">湀</text:span>&lt;/span&gt;&lt;span style="color: #00a000"&gt;<text:span text:style-name="T2179">鬼</text:span>&lt;/span&gt;&lt;span style="color: #00a000"&gt;<text:span text:style-name="T2180">晷</text:span>&lt;/span&gt;&lt;span style="color: #00a000"&gt;<text:span text:style-name="T2181">簋</text:span>&lt;/span&gt;&lt;span&gt;&lt;br&gt;&lt;/span&gt;&lt;span style="color: #ff0000"&gt;<text:span text:style-name="T2182">圭</text:span>&lt;/span&gt;&lt;span style="color: #ff0000"&gt;<text:span text:style-name="T2183">洼</text:span>&lt;/span&gt;&lt;span style="color: #ff0000"&gt;<text:span text:style-name="T2184">邽</text:span>&lt;/span&gt;&lt;span style="color: #ff0000"&gt;<text:span text:style-name="T2185">珪</text:span>&lt;/span&gt;&lt;span style="color: #ff0000"&gt;<text:span text:style-name="T2186">窐</text:span>&lt;/span&gt;&lt;span style="color: #ff0000"&gt;<text:span text:style-name="T2187">硅</text:span>&lt;/span&gt;&lt;span style="color: #ff0000"&gt;<text:span text:style-name="T2188">皈</text:span>&lt;/span&gt;&lt;span style="color: #ff0000"&gt;<text:span text:style-name="T2189">槻</text:span>&lt;/span&gt;&lt;span style="color: #ff0000"&gt;<text:span text:style-name="T2190">傀</text:span>&lt;/span&gt;&lt;span style="color: #ff0000"&gt;<text:span text:style-name="T2191">瑰</text:span>&lt;/span&gt;&lt;span&gt;&lt;br&gt;&lt;/span&gt;&lt;span style="color: #0000ff"&gt;<text:span text:style-name="T2192">棍</text:span>&lt;/span&gt;&lt;span&gt;&lt;br&gt;&lt;/span&gt;&lt;span style="color: #0000ff"&gt;<text:span text:style-name="T2193">丨</text:span>&lt;/span&gt;&lt;span style="color:<text:s/><text:span text:style-name="T2194">#0000ff"&gt;</text:span><text:span text:style-name="T2195">混</text:span><text:span text:style-name="T2196">&lt;/span&gt;&lt;span style="color: #00a000"&gt;</text:span><text:span text:style-name="T2197">蔉</text:span><text:span text:style-name="T2198">&lt;/span&gt;&lt;span&gt;&lt;br&gt;&lt;/span&gt;&lt;span style="color: #d89000"&gt;</text:span><text:span text:style-name="T2199">聝</text:span><text:span text:style-name="T2200">&lt;/span&gt;&lt;span style="color: #d89000"&gt;</text:span><text:span text:style-name="T2201">馘</text:span><text:span text:style-name="T2202">&lt;/span&gt;&lt;span style="color: #d89000"&gt;</text:span><text:span text:style-name="T2203">虢</text:span><text:span text:style-name="T2204">&lt;/span&gt;&lt;span&gt;</text:span><text:span text:style-name="T2205">㶁</text:span><text:span text:style-name="T2206">&lt;/span&gt;</text:span></text:p>
      <text:p text:style-name="Normal">&lt;span style="color: #00a000"&gt;<text:span text:style-name="T2207">果</text:span>&lt;/span&gt;&lt;span style="color: #00a000"&gt;<text:span text:style-name="T2208">猓</text:span>&lt;/span&gt;&lt;span style="color: #00a000"&gt;<text:span text:style-name="T2209">粿</text:span>&lt;/span&gt;&lt;span style="color: #00a000"&gt;<text:span text:style-name="T2210">裹</text:span>&lt;/span&gt;&lt;span style="color: #00a000"&gt;<text:span text:style-name="T2211">蜾</text:span>&lt;/span&gt;&lt;span style="color: #00a000"&gt;<text:span text:style-name="T2212">輠</text:span>&lt;/span&gt;&lt;span&gt;&lt;br&gt;&lt;/span&gt;&lt;span&gt;&lt;br&gt;&lt;/span&gt;&lt;span style="color: #ff0000"&gt;<text:span text:style-name="T2213">郭</text:span>&lt;/span&gt;&lt;span style="color: #ff0000"&gt;<text:span text:style-name="T2214">崞</text:span>&lt;/span&gt;&lt;span&gt;&lt;br&gt;&lt;/span&gt;&lt;span&gt;&lt;br&gt;&lt;/span&gt;&lt;span style="color: #d89000"&gt;<text:span text:style-name="T2215">蛤</text:span>&lt;/span&gt;&lt;span&gt;&lt;br&gt;&lt;/span&gt;&lt;span&gt;&lt;br&gt;&lt;/span&gt;&lt;span style="color: #ff0000"&gt;<text:span text:style-name="T2216">哈</text:span>&lt;/span&gt;&lt;span&gt;&lt;br&gt;&lt;/span&gt;&lt;span&gt;&lt;br&gt;&lt;/span&gt;&lt;span style="color: #ff0000"&gt;<text:span text:style-name="T2217">哈</text:span>&lt;/span&gt;&lt;span&gt;<text:span text:style-name="T2218">𨉣</text:span>&lt;/span&gt;&lt;span&gt;&lt;br&gt;&lt;/span&gt;&lt;span&gt;&lt;br&gt;&lt;/span&gt;&lt;span style="color: #d89000"&gt;<text:span text:style-name="T2219">孩</text:span>&lt;/span&gt;&lt;span style="color: #d89000"&gt;<text:span text:style-name="T2220">骸</text:span>&lt;/span&gt;&lt;span&gt;&lt;br&gt;&lt;/span&gt;&lt;span&gt;&lt;br&gt;&lt;/span&gt;&lt;span style="color: #0000ff"&gt;<text:span text:style-name="T2221">亥</text:span>&lt;/span&gt;&lt;span style="color: #0000ff"&gt;<text:span text:style-name="T2222">氦</text:span>&lt;/span&gt;&lt;span style="color: #0000ff"&gt;<text:span text:style-name="T2223">害</text:span><text:soft-page-break/>&lt;/span&gt;&lt;span style="color: #0000ff"&gt;<text:span text:style-name="T2224">嗐</text:span>&lt;/span&gt;&lt;span&gt;&lt;br&gt;&lt;/span&gt;&lt;span&gt;&lt;br&gt;&lt;/span&gt;&lt;span style="color: #00a000"&gt;<text:span text:style-name="T2225">海</text:span>&lt;/span&gt;&lt;span style="color: #00a000"&gt;<text:span text:style-name="T2226">醢</text:span>&lt;/span&gt;&lt;span&gt;&lt;br&gt;&lt;/span&gt;&lt;span&gt;&lt;br&gt;&lt;/span&gt;&lt;span style="color: #ff0000"&gt;<text:span text:style-name="T2227">咍</text:span>&lt;/span&gt;&lt;span style="color: #d89000"&gt;<text:span text:style-name="T2228">咳</text:span>&lt;/span&gt;&lt;span style="color: #ff0000"&gt;<text:span text:style-name="T2229">嗨</text:span>&lt;/span&gt;&lt;span&gt;&lt;br&gt;&lt;/span&gt;&lt;span&gt;&lt;br&gt;&lt;/span&gt;&lt;span style="color: #0000ff"&gt;<text:span text:style-name="T2230">汗</text:span>&lt;/span&gt;&lt;span style="color: #d89000"&gt;<text:span text:style-name="T2231">邗</text:span>&lt;/span&gt;&lt;span style="color: #ff0000"&gt;<text:span text:style-name="T2232">虷</text:span>&lt;/span&gt;&lt;span style="color: #d89000"&gt;<text:span text:style-name="T2233">含</text:span>&lt;/span&gt;&lt;span style="color: #d89000"&gt;<text:span text:style-name="T2234">梒</text:span>&lt;/span&gt;&lt;span style="color: #d89000"&gt;<text:span text:style-name="T2235">邯</text:span>&lt;/span&gt;&lt;span style="color: #d89000"&gt;<text:span text:style-name="T2236">函</text:span>&lt;/span&gt;&lt;span style="color: #d89000"&gt;<text:span text:style-name="T2237">涵</text:span>&lt;/span&gt;&lt;span style="color: #d89000"&gt;<text:span text:style-name="T2238">崡</text:span>&lt;/span&gt;&lt;span style="color: #d89000"&gt;<text:span text:style-name="T2239">寒</text:span>&lt;/span&gt;&lt;span&gt;&lt;br&gt;&lt;/span&gt;&lt;span&gt;&lt;br&gt;&lt;/span&gt;&lt;span style="color: #0000ff"&gt;<text:span text:style-name="T2240">汗</text:span>&lt;/span&gt;&lt;span style="color: #0000ff"&gt;<text:span text:style-name="T2241">扞</text:span>&lt;/span&gt;&lt;span style="color: #0000ff"&gt;<text:span text:style-name="T2242">犴</text:span>&lt;/span&gt;&lt;span style="color: #0000ff"&gt;<text:span text:style-name="T2243">旱</text:span>&lt;/span&gt;&lt;span style="color: #0000ff"&gt;<text:span text:style-name="T2244">悍</text:span>&lt;/span&gt;&lt;span style="color: #0000ff"&gt;<text:span text:style-name="T2245">捍</text:span>&lt;/span&gt;&lt;span style="color: #0000ff"&gt;<text:span text:style-name="T2246">豻</text:span>&lt;/span&gt;&lt;span style="color: #0000ff"&gt;<text:span text:style-name="T2247">焊</text:span>&lt;/span&gt;&lt;span style="color: #0000ff"&gt;<text:span text:style-name="T2248">睅</text:span>&lt;/span&gt;&lt;span style="color: #0000ff"&gt;<text:span text:style-name="T2249">銲</text:span>&lt;/span&gt;&lt;span style="color: #d89000"&gt;<text:span text:style-name="T2250">含</text:span>&lt;/span&gt;&lt;span style="color: #d89000"&gt;<text:span text:style-name="T2251">琀</text:span>&lt;/span&gt;&lt;span style="color: #d89000"&gt;<text:span text:style-name="T2252">和</text:span>&lt;/span&gt;&lt;span style="color: #0000ff"&gt;<text:span text:style-name="T2253">菡</text:span>&lt;/span&gt;&lt;span style="color: #0000ff"&gt;<text:span text:style-name="T2254">顄</text:span>&lt;/span&gt;&lt;span style="color: #00a000"&gt;<text:span text:style-name="T2255">感</text:span>&lt;/span&gt;&lt;span style="color: #0000ff"&gt;<text:span text:style-name="T2256">憾</text:span>&lt;/span&gt;&lt;span style="color: #0000ff"&gt;<text:span text:style-name="T2257">撼</text:span>&lt;/span&gt;&lt;span style="color: #0000ff"&gt;<text:span text:style-name="T2258">熯</text:span>&lt;/span&gt;&lt;span style="color: #0000ff"&gt;<text:span text:style-name="T2259">暵</text:span>&lt;/span&gt;&lt;span style="color: #0000ff"&gt;<text:span text:style-name="T2260">翰</text:span>&lt;/span&gt;&lt;span style="color: #0000ff"&gt;<text:span text:style-name="T2261">瀚</text:span>&lt;/span&gt;&lt;span&gt;&lt;br&gt;&lt;/span&gt;&lt;span&gt;&lt;br&gt;&lt;/span&gt;&lt;span style="color: #00a000"&gt;<text:span text:style-name="T2262">厂</text:span>&lt;/span&gt;&lt;span style="color: #00a000"&gt;<text:span text:style-name="T2263">罕</text:span>&lt;/span&gt;&lt;span style="color: #00a000"&gt;<text:span text:style-name="T2264">蔊</text:span>&lt;/span&gt;&lt;span style="color: #00a000"&gt;<text:span text:style-name="T2265">喊</text:span>&lt;/span&gt;&lt;span style="color: #0000ff"&gt;<text:span text:style-name="T2266">鬫</text:span>&lt;/span&gt;&lt;span&gt;&lt;br&gt;&lt;/span&gt;&lt;span&gt;&lt;br&gt;&lt;/span&gt;&lt;span style="color: #ff0000"&gt;<text:span text:style-name="T2267">唅</text:span>&lt;/span&gt;&lt;span&gt;<text:span text:style-name="T2268">㟏</text:span>&lt;/span&gt;&lt;span style="color: #ff0000"&gt;<text:span text:style-name="T2269">谽</text:span>&lt;/span&gt;&lt;span style="color: #ff0000"&gt;<text:span text:style-name="T2270">蚶</text:span>&lt;/span&gt;&lt;span style="color: #ff0000"&gt;<text:span text:style-name="T2271">酣</text:span>&lt;/span&gt;&lt;span style="color: #ff0000"&gt;<text:span text:style-name="T2272">鼾</text:span>&lt;/span&gt;&lt;span style="color: #ff0000"&gt;<text:span text:style-name="T2273">憨</text:span>&lt;/span&gt;&lt;span&gt;&lt;br&gt;&lt;/span&gt;&lt;span&gt;&lt;br&gt;&lt;/span&gt;&lt;span style="color: #d89000"&gt;<text:span text:style-name="T2274">行</text:span>&lt;/span&gt;&lt;span style="color: #d89000"&gt;<text:span text:style-name="T2275">桁</text:span>&lt;/span&gt;&lt;span style="color: #0000ff"&gt;<text:span text:style-name="T2276">沆</text:span>&lt;/span&gt;&lt;span style="color: #ff0000"&gt;<text:span text:style-name="T2277">吭</text:span>&lt;/span&gt;&lt;span style="color: #d89000"&gt;<text:span text:style-name="T2278">迒</text:span>&lt;/span&gt;&lt;span style="color: #d89000"&gt;<text:span text:style-name="T2279">杭</text:span>&lt;/span&gt;&lt;span style="color: #ff0000"&gt;<text:span text:style-name="T2280">肮</text:span>&lt;/span&gt;&lt;span style="color: #d89000"&gt;<text:span text:style-name="T2281">蚢</text:span>&lt;/span&gt;&lt;span style="color: #d89000"&gt;<text:span text:style-name="T2282">航</text:span>&lt;/span&gt;&lt;span&gt;&lt;br&gt;&lt;/span&gt;&lt;span&gt;&lt;br&gt;&lt;/span&gt;&lt;span style="color: #d89000"&gt;<text:span text:style-name="T2283">行</text:span>&lt;/span&gt;&lt;span style="color: #d89000"&gt;<text:span text:style-name="T2284">桁</text:span>&lt;/span&gt;&lt;span style="color: #0000ff"&gt;<text:span text:style-name="T2285">沆</text:span>&lt;/span&gt;&lt;span&gt;&lt;br&gt;&lt;/span&gt;&lt;span&gt;&lt;br&gt;&lt;/span&gt;&lt;span style="color: #ff0000"&gt;<text:span text:style-name="T2286">夯</text:span>&lt;/span&gt;&lt;span&gt;&lt;br&gt;&lt;/span&gt;&lt;span&gt;&lt;br&gt;&lt;/span&gt;&lt;span style="color: #ff0000"&gt;<text:span text:style-name="T2287">呺</text:span>&lt;/span&gt;&lt;span style="color: #d89000"&gt;<text:span text:style-name="T2288">毫</text:span>&lt;/span&gt;&lt;span style="color: #d89000"&gt;<text:span text:style-name="T2289">豪</text:span>&lt;/span&gt;&lt;span style="color: #d89000"&gt;<text:span text:style-name="T2290">濠</text:span>&lt;/span&gt;&lt;span style="color: #d89000"&gt;<text:span text:style-name="T2291">壕</text:span>&lt;/span&gt;&lt;span style="color: #d89000"&gt;<text:span text:style-name="T2292">嚎</text:span>&lt;/span&gt;&lt;span style="color: #d89000"&gt;<text:span text:style-name="T2293">嗥</text:span>&lt;/span&gt;&lt;span style="color: #0000ff"&gt;<text:span text:style-name="T2294">貉</text:span>&lt;/span&gt;&lt;span&gt;&lt;br&gt;&lt;/span&gt;&lt;span&gt;&lt;br&gt;&lt;/span&gt;&lt;span style="color: #00a000"&gt;<text:span text:style-name="T2295">好</text:span>&lt;/span&gt;&lt;span style="color: #0000ff"&gt;<text:span text:style-name="T2296">昊</text:span>&lt;/span&gt;&lt;span style="color: #0000ff"&gt;<text:span text:style-name="T2297">秏</text:span>&lt;/span&gt;&lt;span style="color: #0000ff"&gt;<text:span text:style-name="T2298">耗</text:span>&lt;/span&gt;&lt;span style="color: #0000ff"&gt;<text:span text:style-name="T2299">浩</text:span>&lt;/span&gt;&lt;span style="color: #0000ff"&gt;<text:span text:style-name="T2300">皓</text:span><text:soft-page-break/>&lt;/span&gt;&lt;span style="color: #0000ff"&gt;<text:span text:style-name="T2301">澔</text:span>&lt;/span&gt;&lt;span style="color: #d89000"&gt;<text:span text:style-name="T2302">涸</text:span>&lt;/span&gt;&lt;span style="color: #0000ff"&gt;<text:span text:style-name="T2303">滈</text:span>&lt;/span&gt;&lt;span style="color: #0000ff"&gt;<text:span text:style-name="T2304">鄗</text:span>&lt;/span&gt;&lt;span style="color: #0000ff"&gt;<text:span text:style-name="T2305">皜</text:span>&lt;/span&gt;&lt;span style="color: #ff0000"&gt;<text:span text:style-name="T2306">藃</text:span>&lt;/span&gt;&lt;span style="color: #0000ff"&gt;<text:span text:style-name="T2307">皞</text:span>&lt;/span&gt;&lt;span&gt;&lt;br&gt;&lt;/span&gt;&lt;span&gt;&lt;br&gt;&lt;/span&gt;&lt;span style="color: #00a000"&gt;<text:span text:style-name="T2308">好</text:span>&lt;/span&gt;&lt;span style="color: #00a000"&gt;<text:span text:style-name="T2309">郝</text:span>&lt;/span&gt;&lt;span&gt;&lt;br&gt;&lt;/span&gt;&lt;span&gt;&lt;br&gt;&lt;/span&gt;&lt;span style="color: #ff0000"&gt;<text:span text:style-name="T2310">蒿</text:span>&lt;/span&gt;&lt;span style="color: #ff0000"&gt;<text:span text:style-name="T2311">嚆</text:span>&lt;/span&gt;&lt;span style="color: #ff0000"&gt;<text:span text:style-name="T2312">薅</text:span>&lt;/span&gt;&lt;span&gt;&lt;br&gt;&lt;/span&gt;&lt;span&gt;&lt;br&gt;&lt;/span&gt;&lt;span style="color: #d89000"&gt;<text:span text:style-name="T2313">禾</text:span>&lt;/span&gt;&lt;span style="color: #d89000"&gt;<text:span text:style-name="T2314">和</text:span>&lt;/span&gt;&lt;span style="color: #d89000"&gt;<text:span text:style-name="T2315">盉</text:span>&lt;/span&gt;&lt;span style="color: #d89000"&gt;<text:span text:style-name="T2316">龢</text:span>&lt;/span&gt;&lt;span style="color: #d89000"&gt;<text:span text:style-name="T2317">合</text:span>&lt;/span&gt;&lt;span style="color: #d89000"&gt;<text:span text:style-name="T2318">郃</text:span>&lt;/span&gt;&lt;span style="color: #d89000"&gt;<text:span text:style-name="T2319">盒</text:span>&lt;/span&gt;&lt;span style="color: #d89000"&gt;<text:span text:style-name="T2320">何</text:span>&lt;/span&gt;&lt;span style="color: #d89000"&gt;<text:span text:style-name="T2321">河</text:span>&lt;/span&gt;&lt;span style="color: #ff0000"&gt;<text:span text:style-name="T2322">苛</text:span>&lt;/span&gt;&lt;span style="color: #d89000"&gt;<text:span text:style-name="T2323">荷</text:span>&lt;/span&gt;&lt;span style="color: #d89000"&gt;<text:span text:style-name="T2324">劾</text:span>&lt;/span&gt;&lt;span style="color: #d89000"&gt;<text:span text:style-name="T2325">核</text:span>&lt;/span&gt;&lt;span style="color: #d89000"&gt;<text:span text:style-name="T2326">曷</text:span>&lt;/span&gt;&lt;span style="color: #00a000"&gt;<text:span text:style-name="T2327">渴</text:span>&lt;/span&gt;&lt;span style="color: #0000ff"&gt;<text:span text:style-name="T2328">褐</text:span>&lt;/span&gt;&lt;span style="color: #ff0000"&gt;<text:span text:style-name="T2329">蝎</text:span>&lt;/span&gt;&lt;span style="color: #d89000"&gt;<text:span text:style-name="T2330">鞨</text:span>&lt;/span&gt;&lt;span style="color: #ff0000"&gt;<text:span text:style-name="T2331">趷</text:span>&lt;/span&gt;&lt;span style="color: #0000ff"&gt;<text:span text:style-name="T2332">害</text:span>&lt;/span&gt;&lt;span style="color: #d89000"&gt;<text:span text:style-name="T2333">盍</text:span>&lt;/span&gt;&lt;span style="color: #0000ff"&gt;<text:span text:style-name="T2334">嗑</text:span>&lt;/span&gt;&lt;span style="color: #d89000"&gt;<text:span text:style-name="T2335">涸</text:span>&lt;/span&gt;&lt;span style="color: #0000ff"&gt;<text:span text:style-name="T2336">貉</text:span>&lt;/span&gt;&lt;span style="color: #d89000"&gt;<text:span text:style-name="T2337">翮</text:span>&lt;/span&gt;&lt;span style="color: #ff0000"&gt;<text:span text:style-name="T2338">礉</text:span>&lt;/span&gt;&lt;span&gt;&lt;br&gt;&lt;/span&gt;&lt;span&gt;&lt;br&gt;&lt;/span&gt;&lt;span style="color: #d89000"&gt;<text:span text:style-name="T2339">和</text:span>&lt;/span&gt;&lt;span style="color: #00a000"&gt;<text:span text:style-name="T2340">郝</text:span>&lt;/span&gt;&lt;span style="color: #0000ff"&gt;<text:span text:style-name="T2341">赫</text:span>&lt;/span&gt;&lt;span style="color: #d89000"&gt;<text:span text:style-name="T2342">荷</text:span>&lt;/span&gt;&lt;span style="color: #ff0000"&gt;<text:span text:style-name="T2343">黑</text:span>&lt;/span&gt;&lt;span style="color: #ff0000"&gt;<text:span text:style-name="T2344">喝</text:span>&lt;/span&gt;&lt;span style="color: #ff0000"&gt;<text:span text:style-name="T2345">猲</text:span>&lt;/span&gt;&lt;span style="color: #0000ff"&gt;<text:span text:style-name="T2346">暍</text:span>&lt;/span&gt;&lt;span style="color: #0000ff"&gt;<text:span text:style-name="T2347">嗃</text:span>&lt;/span&gt;&lt;span style="color: #00a000"&gt;<text:span text:style-name="T2348">熇</text:span>&lt;/span&gt;&lt;span style="color: #0000ff"&gt;<text:span text:style-name="T2349">翯</text:span>&lt;/span&gt;&lt;span style="color: #ff0000"&gt;<text:span text:style-name="T2350">豁</text:span>&lt;/span&gt;&lt;span&gt;&lt;br&gt;&lt;/span&gt;&lt;span&gt;&lt;br&gt;&lt;/span&gt;&lt;span style="color: #ff0000"&gt;<text:span text:style-name="T2351">呵</text:span>&lt;/span&gt;&lt;span style="color: #ff0000"&gt;<text:span text:style-name="T2352">喝</text:span>&lt;/span&gt;&lt;span&gt;&lt;br&gt;&lt;/span&gt;&lt;span&gt;&lt;br&gt;&lt;/span&gt;&lt;span style="color: #ff0000"&gt;<text:span text:style-name="T2353">黑</text:span>&lt;/span&gt;&lt;span&gt;&lt;br&gt;&lt;/span&gt;&lt;span&gt;&lt;br&gt;&lt;/span&gt;&lt;span style="color: #ff0000"&gt;<text:span text:style-name="T2354">黑</text:span>&lt;/span&gt;&lt;span style="color: #ff0000"&gt;<text:span text:style-name="T2355">嘿</text:span>&lt;/span&gt;&lt;span&gt;&lt;br&gt;&lt;/span&gt;&lt;span&gt;&lt;br&gt;&lt;/span&gt;&lt;span style="color: #d89000"&gt;<text:span text:style-name="T2356">拫</text:span>&lt;/span&gt;&lt;span style="color: #d89000"&gt;<text:span text:style-name="T2357">痕</text:span>&lt;/span&gt;&lt;span&gt;&lt;br&gt;&lt;/span&gt;&lt;span&gt;&lt;br&gt;&lt;/span&gt;&lt;span style="color: #0000ff"&gt;<text:span text:style-name="T2358">恨</text:span>&lt;/span&gt;&lt;span&gt;&lt;br&gt;&lt;/span&gt;&lt;span&gt;&lt;br&gt;&lt;/span&gt;&lt;span style="color: #00a000"&gt;<text:span text:style-name="T2359">佷</text:span>&lt;/span&gt;&lt;span style="color: #00a000"&gt;<text:span text:style-name="T2360">很</text:span>&lt;/span&gt;&lt;span style="color: #00a000"&gt;<text:span text:style-name="T2361">狠</text:span>&lt;/span&gt;&lt;span&gt;&lt;br&gt;&lt;/span&gt;&lt;span&gt;&lt;br&gt;&lt;/span&gt;&lt;span style="color: #00a000"&gt;<text:span text:style-name="T2362">哏</text:span>&lt;/span&gt;&lt;span&gt;&lt;br&gt;&lt;/span&gt;&lt;span&gt;&lt;br&gt;&lt;/span&gt;&lt;span style="color: #ff0000"&gt;<text:span text:style-name="T2363">亨</text:span>&lt;/span&gt;&lt;span style="color: #d89000"&gt;<text:span text:style-name="T2364">姮</text:span>&lt;/span&gt;&lt;span style="color: #d89000"&gt;<text:span text:style-name="T2365">珩</text:span>&lt;/span&gt;&lt;span style="color: #d89000"&gt;<text:span text:style-name="T2366">桁</text:span>&lt;/span&gt;&lt;span style="color: #d89000"&gt;<text:span text:style-name="T2367">衡</text:span>&lt;/span&gt;&lt;span style="color: #d89000"&gt;<text:span text:style-name="T2368">蘅</text:span>&lt;/span&gt;&lt;span style="color: #00a000"&gt;<text:span text:style-name="T2369">佷</text:span>&lt;/span&gt;&lt;span&gt;&lt;br&gt;&lt;/span&gt;&lt;span&gt;&lt;br&gt;&lt;/span&gt;&lt;span&gt;&lt;br&gt;&lt;/span&gt;&lt;span&gt;&lt;br&gt;&lt;/span&gt;&lt;span style="color: #ff0000"&gt;<text:span text:style-name="T2370">亨</text:span>&lt;/span&gt;&lt;span style="color: #ff0000"&gt;<text:span text:style-name="T2371">哼</text:span>&lt;/span&gt;&lt;span style="color: #ff0000"&gt;<text:span text:style-name="T2372">脝</text:span>&lt;/span&gt;&lt;span&gt;&lt;br&gt;&lt;/span&gt;&lt;span&gt;&lt;br&gt;&lt;/span&gt;&lt;span style="color: #d89000"&gt;<text:span text:style-name="T2373">弘</text:span><text:soft-page-break/>&lt;/span&gt;&lt;span style="color: #d89000"&gt;<text:span text:style-name="T2374">泓</text:span>&lt;/span&gt;&lt;span style="color: #d89000"&gt;<text:span text:style-name="T2375">鞃</text:span>&lt;/span&gt;&lt;span style="color: #d89000"&gt;<text:span text:style-name="T2376">宏</text:span>&lt;/span&gt;&lt;span style="color: #d89000"&gt;<text:span text:style-name="T2377">吰</text:span>&lt;/span&gt;&lt;span style="color: #d89000"&gt;<text:span text:style-name="T2378">竑</text:span>&lt;/span&gt;&lt;span style="color: #d89000"&gt;<text:span text:style-name="T2379">耾</text:span>&lt;/span&gt;&lt;span style="color: #d89000"&gt;<text:span text:style-name="T2380">翃</text:span>&lt;/span&gt;&lt;span style="color: #d89000"&gt;<text:span text:style-name="T2381">谹</text:span>&lt;/span&gt;&lt;span style="color: #d89000"&gt;<text:span text:style-name="T2382">鈜</text:span>&lt;/span&gt;&lt;span style="color: #d89000"&gt;<text:span text:style-name="T2383">鋐</text:span>&lt;/span&gt;&lt;span style="color: #d89000"&gt;<text:span text:style-name="T2384">洪</text:span>&lt;/span&gt;&lt;span style="color: #d89000"&gt;<text:span text:style-name="T2385">虹</text:span>&lt;/span&gt;&lt;span style="color: #d89000"&gt;<text:span text:style-name="T2386">彋</text:span>&lt;/span&gt;&lt;span&gt;&lt;br&gt;&lt;/span&gt;&lt;span&gt;&lt;br&gt;&lt;/span&gt;&lt;span style="color: #0000ff"&gt;<text:span text:style-name="T2387">澒</text:span>&lt;/span&gt;&lt;span style="color: #0000ff"&gt;<text:span text:style-name="T2388">蕻</text:span>&lt;/span&gt;&lt;span&gt;&lt;br&gt;&lt;/span&gt;&lt;span&gt;&lt;br&gt;&lt;/span&gt;&lt;span style="color: #00a000"&gt;<text:span text:style-name="T2389">哄</text:span>&lt;/span&gt;&lt;span&gt;&lt;br&gt;&lt;/span&gt;&lt;span&gt;&lt;br&gt;&lt;/span&gt;&lt;span style="color: #00a000"&gt;<text:span text:style-name="T2390">吽</text:span>&lt;/span&gt;&lt;span style="color: #00a000"&gt;<text:span text:style-name="T2391">哄</text:span>&lt;/span&gt;&lt;span style="color: #ff0000"&gt;<text:span text:style-name="T2392">烘</text:span>&lt;/span&gt;&lt;span style="color: #ff0000"&gt;<text:span text:style-name="T2393">訇</text:span>&lt;/span&gt;&lt;span style="color: #0000ff"&gt;<text:span text:style-name="T2394">渹</text:span>&lt;/span&gt;&lt;span style="color: #ff0000"&gt;<text:span text:style-name="T2395">薨</text:span>&lt;/span&gt;&lt;span&gt;&lt;br&gt;&lt;/span&gt;&lt;span&gt;&lt;br&gt;&lt;/span&gt;&lt;span style="color: #d89000"&gt;<text:span text:style-name="T2396">侯</text:span>&lt;/span&gt;&lt;span style="color: #d89000"&gt;<text:span text:style-name="T2397">喉</text:span>&lt;/span&gt;&lt;span style="color: #d89000"&gt;<text:span text:style-name="T2398">猴</text:span>&lt;/span&gt;&lt;span style="color: #d89000"&gt;<text:span text:style-name="T2399">瘊</text:span>&lt;/span&gt;&lt;span style="color: #d89000"&gt;<text:span text:style-name="T2400">睺</text:span>&lt;/span&gt;&lt;span style="color: #d89000"&gt;<text:span text:style-name="T2401">篌</text:span>&lt;/span&gt;&lt;span style="color: #d89000"&gt;<text:span text:style-name="T2402">鍭</text:span>&lt;/span&gt;&lt;span&gt;&lt;br&gt;&lt;/span&gt;&lt;span&gt;&lt;br&gt;&lt;/span&gt;&lt;span style="color: #0000ff"&gt;<text:span text:style-name="T2403">后</text:span>&lt;/span&gt;&lt;span style="color: #0000ff"&gt;<text:span text:style-name="T2404">郈</text:span>&lt;/span&gt;&lt;span style="color: #0000ff"&gt;<text:span text:style-name="T2405">逅</text:span>&lt;/span&gt;&lt;span style="color: #0000ff"&gt;<text:span text:style-name="T2406">厚</text:span>&lt;/span&gt;&lt;span style="color: #0000ff"&gt;<text:span text:style-name="T2407">候</text:span>&lt;/span&gt;&lt;span style="color: #0000ff"&gt;<text:span text:style-name="T2408">堠</text:span>&lt;/span&gt;&lt;span style="color: #0000ff"&gt;<text:span text:style-name="T2409">鄇</text:span>&lt;/span&gt;&lt;span&gt;&lt;br&gt;&lt;/span&gt;&lt;span&gt;&lt;br&gt;&lt;/span&gt;&lt;span style="color: #00a000"&gt;<text:span text:style-name="T2410">吼</text:span>&lt;/span&gt;&lt;span style="color: #00a000"&gt;<text:span text:style-name="T2411">犼</text:span>&lt;/span&gt;&lt;span&gt;&lt;br&gt;&lt;/span&gt;&lt;span&gt;&lt;br&gt;&lt;/span&gt;&lt;span style="color: #ff0000"&gt;<text:span text:style-name="T2412">呴</text:span>&lt;/span&gt;&lt;span style="color: #ff0000"&gt;<text:span text:style-name="T2413">齁</text:span>&lt;/span&gt;&lt;span&gt;&lt;br&gt;&lt;/span&gt;&lt;span&gt;&lt;br&gt;&lt;/span&gt;&lt;span style="color: #ff0000"&gt;<text:span text:style-name="T2414">乎</text:span>&lt;/span&gt;&lt;span style="color: #d89000"&gt;<text:span text:style-name="T2415">抇</text:span>&lt;/span&gt;&lt;span style="color: #d89000"&gt;<text:span text:style-name="T2416">囫</text:span>&lt;/span&gt;&lt;span style="color: #d89000"&gt;<text:span text:style-name="T2417">和</text:span>&lt;/span&gt;&lt;span style="color: #d89000"&gt;<text:span text:style-name="T2418">狐</text:span>&lt;/span&gt;&lt;span style="color: #d89000"&gt;<text:span text:style-name="T2419">弧</text:span>&lt;/span&gt;&lt;span style="color: #d89000"&gt;<text:span text:style-name="T2420">胡</text:span>&lt;/span&gt;&lt;span style="color: #d89000"&gt;<text:span text:style-name="T2421">湖</text:span>&lt;/span&gt;&lt;span style="color: #d89000"&gt;<text:span text:style-name="T2422">猢</text:span>&lt;/span&gt;&lt;span style="color: #d89000"&gt;<text:span text:style-name="T2423">瑚</text:span>&lt;/span&gt;&lt;span style="color: #d89000"&gt;<text:span text:style-name="T2424">葫</text:span>&lt;/span&gt;&lt;span style="color: #0000ff"&gt;<text:span text:style-name="T2425">糊</text:span>&lt;/span&gt;&lt;span style="color: #d89000"&gt;<text:span text:style-name="T2426">蝴</text:span>&lt;/span&gt;&lt;span style="color: #d89000"&gt;<text:span text:style-name="T2427">醐</text:span>&lt;/span&gt;&lt;span style="color: #d89000"&gt;<text:span text:style-name="T2428">斛</text:span>&lt;/span&gt;&lt;span style="color: #d89000"&gt;<text:span text:style-name="T2429">槲</text:span>&lt;/span&gt;&lt;span style="color: #d89000"&gt;<text:span text:style-name="T2430">搰</text:span>&lt;/span&gt;&lt;span style="color: #d89000"&gt;<text:span text:style-name="T2431">縠</text:span>&lt;/span&gt;&lt;span style="color: #d89000"&gt;<text:span text:style-name="T2432">觳</text:span>&lt;/span&gt;&lt;span style="color: #ff0000"&gt;<text:span text:style-name="T2433">虖</text:span>&lt;/span&gt;&lt;span&gt;&lt;br&gt;&lt;/span&gt;&lt;span&gt;&lt;br&gt;&lt;/span&gt;&lt;span style="color: #0000ff"&gt;<text:span text:style-name="T2434">互</text:span>&lt;/span&gt;&lt;span style="color: #0000ff"&gt;<text:span text:style-name="T2435">冱</text:span>&lt;/span&gt;&lt;span style="color: #0000ff"&gt;<text:span text:style-name="T2436">沍</text:span>&lt;/span&gt;&lt;span style="color: #0000ff"&gt;<text:span text:style-name="T2437">枑</text:span>&lt;/span&gt;&lt;span style="color: #0000ff"&gt;<text:span text:style-name="T2438">戽</text:span>&lt;/span&gt;&lt;span style="color: #0000ff"&gt;<text:span text:style-name="T2439">扈</text:span>&lt;/span&gt;&lt;span style="color: #0000ff"&gt;<text:span text:style-name="T2440">芐</text:span>&lt;/span&gt;&lt;span style="color: #0000ff"&gt;<text:span text:style-name="T2441">怙</text:span>&lt;/span&gt;&lt;span style="color: #0000ff"&gt;<text:span text:style-name="T2442">岵</text:span>&lt;/span&gt;&lt;span style="color: #0000ff"&gt;<text:span text:style-name="T2443">祜</text:span>&lt;/span&gt;&lt;span style="color: #00a000"&gt;<text:span text:style-name="T2444">楛</text:span>&lt;/span&gt;&lt;span style="color: #0000ff"&gt;<text:span text:style-name="T2445">笏</text:span>&lt;/span&gt;&lt;span style="color: #0000ff"&gt;<text:span text:style-name="T2446">瓠</text:span>&lt;/span&gt;&lt;span style="color: #00a000"&gt;<text:span text:style-name="T2447">熇</text:span>&lt;/span&gt;&lt;span style="color: #0000ff"&gt;<text:span text:style-name="T2448">鄠</text:span>&lt;/span&gt;&lt;span style="color: #0000ff"&gt;<text:span text:style-name="T2449">嫮</text:span>&lt;/span&gt;&lt;span style="color: #ff0000"&gt;<text:span text:style-name="T2450">嘑</text:span>&lt;/span&gt;&lt;span style="color: #0000ff"&gt;<text:span text:style-name="T2451">嫭</text:span>&lt;/span&gt;&lt;span style="color: #0000ff"&gt;<text:span text:style-name="T2452">糊</text:span>&lt;/span&gt;&lt;span style="color: #0000ff"&gt;<text:span text:style-name="T2453">韄</text:span>&lt;/span&gt;&lt;span&gt;&lt;br&gt;&lt;/span&gt;&lt;span&gt;&lt;br&gt;&lt;/span&gt;&lt;span style="color:<text:s/><text:soft-page-break/>#00a000"&gt;<text:span text:style-name="T2454">虎</text:span>&lt;/span&gt;&lt;span style="color: #00a000"&gt;<text:span text:style-name="T2455">唬</text:span>&lt;/span&gt;&lt;span style="color: #00a000"&gt;<text:span text:style-name="T2456">琥</text:span>&lt;/span&gt;&lt;span&gt;&lt;br&gt;&lt;/span&gt;&lt;span&gt;&lt;br&gt;&lt;/span&gt;&lt;span style="color: #ff0000"&gt;<text:span text:style-name="T2457">乎</text:span>&lt;/span&gt;&lt;span style="color: #ff0000"&gt;<text:span text:style-name="T2458">呼</text:span>&lt;/span&gt;&lt;span style="color: #ff0000"&gt;<text:span text:style-name="T2459">虖</text:span>&lt;/span&gt;&lt;span style="color: #ff0000"&gt;<text:span text:style-name="T2460">滹</text:span>&lt;/span&gt;&lt;span style="color: #ff0000"&gt;<text:span text:style-name="T2461">嘑</text:span>&lt;/span&gt;&lt;span style="color: #ff0000"&gt;<text:span text:style-name="T2462">歑</text:span>&lt;/span&gt;&lt;span style="color: #ff0000"&gt;<text:span text:style-name="T2463">謼</text:span>&lt;/span&gt;&lt;span style="color: #ff0000"&gt;<text:span text:style-name="T2464">虍</text:span>&lt;/span&gt;&lt;span style="color: #00a000"&gt;<text:span text:style-name="T2465">虎</text:span>&lt;/span&gt;&lt;span style="color: #0000ff"&gt;<text:span text:style-name="T2466">芴</text:span>&lt;/span&gt;&lt;span style="color: #ff0000"&gt;<text:span text:style-name="T2467">昒</text:span>&lt;/span&gt;&lt;span style="color: #ff0000"&gt;<text:span text:style-name="T2468">忽</text:span>&lt;/span&gt;&lt;span style="color: #0000ff"&gt;<text:span text:style-name="T2469">曶</text:span>&lt;/span&gt;&lt;span style="color: #ff0000"&gt;<text:span text:style-name="T2470">淴</text:span>&lt;/span&gt;&lt;span style="color: #ff0000"&gt;<text:span text:style-name="T2471">惚</text:span>&lt;/span&gt;&lt;span style="color: #ff0000"&gt;<text:span text:style-name="T2472">欻</text:span>&lt;/span&gt;&lt;span style="color: #0000ff"&gt;<text:span text:style-name="T2473">糊</text:span>&lt;/span&gt;&lt;span style="color: #ff0000"&gt;<text:span text:style-name="T2474">幠</text:span>&lt;/span&gt;&lt;span style="color: #ff0000"&gt;<text:span text:style-name="T2475">膴</text:span>&lt;/span&gt;&lt;span&gt;&lt;br&gt;&lt;/span&gt;&lt;span&gt;&lt;br&gt;&lt;/span&gt;&lt;span style="color: #0000ff"&gt;<text:span text:style-name="T2476">划</text:span>&lt;/span&gt;&lt;span style="color: #d89000"&gt;<text:span text:style-name="T2477">滑</text:span>&lt;/span&gt;&lt;span style="color: #d89000"&gt;<text:span text:style-name="T2478">猾</text:span>&lt;/span&gt;&lt;span style="color: #d89000"&gt;<text:span text:style-name="T2479">搳</text:span>&lt;/span&gt;&lt;span style="color: #ff0000"&gt;<text:span text:style-name="T2480">豁</text:span>&lt;/span&gt;&lt;span&gt;&lt;br&gt;&lt;/span&gt;&lt;span&gt;&lt;br&gt;&lt;/span&gt;&lt;span style="color: #0000ff"&gt;<text:span text:style-name="T2481">化</text:span>&lt;/span&gt;&lt;span style="color: #0000ff"&gt;<text:span text:style-name="T2482">繣</text:span>&lt;/span&gt;&lt;span style="color: #0000ff"&gt;<text:span text:style-name="T2483">罫</text:span>&lt;/span&gt;&lt;span style="color: #0000ff"&gt;<text:span text:style-name="T2484">摦</text:span>&lt;/span&gt;&lt;span style="color: #0000ff"&gt;<text:span text:style-name="T2485">槬</text:span>&lt;/span&gt;&lt;span style="color: #d89000"&gt;<text:span text:style-name="T2486">踝</text:span>&lt;/span&gt;&lt;span&gt;&lt;br&gt;&lt;/span&gt;&lt;span&gt;&lt;br&gt;&lt;/span&gt;&lt;span style="color: #0000ff"&gt;<text:span text:style-name="T2487">化</text:span>&lt;/span&gt;&lt;span style="color: #ff0000"&gt;<text:span text:style-name="T2488">花</text:span>&lt;/span&gt;&lt;span style="color: #ff0000"&gt;<text:span text:style-name="T2489">荂</text:span>&lt;/span&gt;&lt;span&gt;&lt;br&gt;&lt;/span&gt;&lt;span&gt;&lt;br&gt;&lt;/span&gt;&lt;span style="color: #d89000"&gt;<text:span text:style-name="T2490">佪</text:span>&lt;/span&gt;&lt;span style="color: #d89000"&gt;<text:span text:style-name="T2491">徊</text:span>&lt;/span&gt;&lt;span style="color: #d89000"&gt;<text:span text:style-name="T2492">淮</text:span>&lt;/span&gt;&lt;span style="color: #d89000"&gt;<text:span text:style-name="T2493">槐</text:span>&lt;/span&gt;&lt;span style="color: #d89000"&gt;<text:span text:style-name="T2494">褢</text:span>&lt;/span&gt;&lt;span style="color: #d89000"&gt;<text:span text:style-name="T2495">踝</text:span>&lt;/span&gt;&lt;span style="color: #d89000"&gt;<text:span text:style-name="T2496">褱</text:span>&lt;/span&gt;&lt;span style="color: #d89000"&gt;<text:span text:style-name="T2497">櫰</text:span>&lt;/span&gt;&lt;span style="color: #d89000"&gt;<text:span text:style-name="T2498">蘹</text:span>&lt;/span&gt;&lt;span&gt;&lt;br&gt;&lt;/span&gt;&lt;span&gt;&lt;br&gt;&lt;/span&gt;&lt;span style="color: #0000ff"&gt;<text:span text:style-name="T2499">蘾</text:span>&lt;/span&gt;&lt;span style="color: #0000ff"&gt;<text:span text:style-name="T2500">坏</text:span>&lt;/span&gt;&lt;span&gt;&lt;br&gt;&lt;/span&gt;&lt;span&gt;&lt;br&gt;&lt;/span&gt;&lt;span style="color: #d89000"&gt;<text:span text:style-name="T2501">洹</text:span>&lt;/span&gt;&lt;span style="color: #d89000"&gt;<text:span text:style-name="T2502">狟</text:span>&lt;/span&gt;&lt;span style="color: #d89000"&gt;<text:span text:style-name="T2503">桓</text:span>&lt;/span&gt;&lt;span style="color: #d89000"&gt;<text:span text:style-name="T2504">貆</text:span>&lt;/span&gt;&lt;span style="color: #0000ff"&gt;<text:span text:style-name="T2505">垸</text:span>&lt;/span&gt;&lt;span style="color: #d89000"&gt;<text:span text:style-name="T2506">萑</text:span>&lt;/span&gt;&lt;span style="color: #d89000"&gt;<text:span text:style-name="T2507">雈</text:span>&lt;/span&gt;&lt;span style="color: #d89000"&gt;<text:span text:style-name="T2508">澴</text:span>&lt;/span&gt;&lt;span style="color: #d89000"&gt;<text:span text:style-name="T2509">寰</text:span>&lt;/span&gt;&lt;span style="color: #d89000"&gt;<text:span text:style-name="T2510">圜</text:span>&lt;/span&gt;&lt;span style="color: #d89000"&gt;<text:span text:style-name="T2511">嬛</text:span>&lt;/span&gt;&lt;span style="color: #d89000"&gt;<text:span text:style-name="T2512">鬟</text:span>&lt;/span&gt;&lt;span style="color: #d89000"&gt;<text:span text:style-name="T2513">郇</text:span>&lt;/span&gt;&lt;span&gt;&lt;br&gt;&lt;/span&gt;&lt;span&gt;&lt;br&gt;&lt;/span&gt;&lt;span style="color: #0000ff"&gt;<text:span text:style-name="T2514">幻</text:span>&lt;/span&gt;&lt;span style="color: #0000ff"&gt;<text:span text:style-name="T2515">宦</text:span>&lt;/span&gt;&lt;span style="color: #0000ff"&gt;<text:span text:style-name="T2516">圂</text:span>&lt;/span&gt;&lt;span style="color: #0000ff"&gt;<text:span text:style-name="T2517">豢</text:span>&lt;/span&gt;&lt;span style="color: #0000ff"&gt;<text:span text:style-name="T2518">逭</text:span>&lt;/span&gt;&lt;span style="color: #0000ff"&gt;<text:span text:style-name="T2519">患</text:span>&lt;/span&gt;&lt;span style="color: #0000ff"&gt;<text:span text:style-name="T2520">漶</text:span>&lt;/span&gt;&lt;span style="color: #0000ff"&gt;<text:span text:style-name="T2521">擐</text:span>&lt;/span&gt;&lt;span style="color: #0000ff"&gt;<text:span text:style-name="T2522">轘</text:span>&lt;/span&gt;&lt;span&gt;&lt;br&gt;&lt;/span&gt;&lt;span&gt;&lt;br&gt;&lt;/span&gt;&lt;span style="color: #0000ff"&gt;<text:span text:style-name="T2523">浣</text:span>&lt;/span&gt;&lt;span style="color: #00a000"&gt;<text:span text:style-name="T2524">睆</text:span>&lt;/span&gt;&lt;span style="color: #00a000"&gt;<text:span text:style-name="T2525">皖</text:span>&lt;/span&gt;&lt;span&gt;<text:span text:style-name="T2526">㬊</text:span>&lt;/span&gt;&lt;span style="color: #00a000"&gt;<text:span text:style-name="T2527">澣</text:span>&lt;/span&gt;&lt;span&gt;&lt;br&gt;&lt;/span&gt;&lt;span&gt;&lt;br&gt;&lt;/span&gt;&lt;span style="color: #ff0000"&gt;<text:span text:style-name="T2528">懽</text:span>&lt;/span&gt;&lt;span<text:s/><text:soft-page-break/>style="color: #0000ff"&gt;<text:span text:style-name="T2529">嚾</text:span>&lt;/span&gt;&lt;span style="color: #ff0000"&gt;<text:span text:style-name="T2530">獾</text:span>&lt;/span&gt;&lt;span style="color: #ff0000"&gt;<text:span text:style-name="T2531">讙</text:span>&lt;/span&gt;&lt;span style="color: #ff0000"&gt;<text:span text:style-name="T2532">驩</text:span>&lt;/span&gt;&lt;span&gt;&lt;br&gt;&lt;/span&gt;&lt;span&gt;&lt;br&gt;&lt;/span&gt;&lt;span style="color: #ff0000"&gt;<text:span text:style-name="T2533">慌</text:span>&lt;/span&gt;&lt;span&gt;&lt;br&gt;&lt;/span&gt;&lt;span&gt;&lt;br&gt;&lt;/span&gt;&lt;span style="color: #d89000"&gt;<text:span text:style-name="T2534">皇</text:span>&lt;/span&gt;&lt;span style="color: #d89000"&gt;<text:span text:style-name="T2535">偟</text:span>&lt;/span&gt;&lt;span style="color: #d89000"&gt;<text:span text:style-name="T2536">凰</text:span>&lt;/span&gt;&lt;span style="color: #d89000"&gt;<text:span text:style-name="T2537">湟</text:span>&lt;/span&gt;&lt;span style="color: #d89000"&gt;<text:span text:style-name="T2538">惶</text:span>&lt;/span&gt;&lt;span style="color: #d89000"&gt;<text:span text:style-name="T2539">喤</text:span>&lt;/span&gt;&lt;span style="color: #d89000"&gt;<text:span text:style-name="T2540">徨</text:span>&lt;/span&gt;&lt;span style="color: #d89000"&gt;<text:span text:style-name="T2541">隍</text:span>&lt;/span&gt;&lt;span style="color: #d89000"&gt;<text:span text:style-name="T2542">煌</text:span>&lt;/span&gt;&lt;span style="color: #d89000"&gt;<text:span text:style-name="T2543">葟</text:span>&lt;/span&gt;&lt;span style="color: #d89000"&gt;<text:span text:style-name="T2544">遑</text:span>&lt;/span&gt;&lt;span style="color: #d89000"&gt;<text:span text:style-name="T2545">蝗</text:span>&lt;/span&gt;&lt;span style="color: #d89000"&gt;<text:span text:style-name="T2546">篁</text:span>&lt;/span&gt;&lt;span style="color: #d89000"&gt;<text:span text:style-name="T2547">艎</text:span>&lt;/span&gt;&lt;span style="color: #d89000"&gt;<text:span text:style-name="T2548">潢</text:span>&lt;/span&gt;&lt;span style="color: #d89000"&gt;<text:span text:style-name="T2549">璜</text:span>&lt;/span&gt;&lt;span style="color: #d89000"&gt;<text:span text:style-name="T2550">磺</text:span>&lt;/span&gt;&lt;span style="color: #d89000"&gt;<text:span text:style-name="T2551">蟥</text:span>&lt;/span&gt;&lt;span style="color: #d89000"&gt;<text:span text:style-name="T2552">簧</text:span>&lt;/span&gt;&lt;span&gt;&lt;br&gt;&lt;/span&gt;&lt;span&gt;&lt;br&gt;&lt;/span&gt;&lt;span style="color: #0000ff"&gt;<text:span text:style-name="T2553">晃</text:span>&lt;/span&gt;&lt;span&gt;&lt;br&gt;&lt;/span&gt;&lt;span&gt;&lt;br&gt;&lt;/span&gt;&lt;span style="color: #ff0000"&gt;<text:span text:style-name="T2554">洸</text:span>&lt;/span&gt;&lt;span style="color: #00a000"&gt;<text:span text:style-name="T2555">恍</text:span>&lt;/span&gt;&lt;span style="color: #0000ff"&gt;<text:span text:style-name="T2556">晃</text:span>&lt;/span&gt;&lt;span style="color: #00a000"&gt;<text:span text:style-name="T2557">滉</text:span>&lt;/span&gt;&lt;span style="color: #00a000"&gt;<text:span text:style-name="T2558">幌</text:span>&lt;/span&gt;&lt;span&gt;&lt;br&gt;&lt;/span&gt;&lt;span&gt;&lt;br&gt;&lt;/span&gt;&lt;span style="color: #ff0000"&gt;<text:span text:style-name="T2559">肓</text:span>&lt;/span&gt;&lt;span style="color: #ff0000"&gt;<text:span text:style-name="T2560">衁</text:span>&lt;/span&gt;&lt;span style="color: #ff0000"&gt;<text:span text:style-name="T2561">荒</text:span>&lt;/span&gt;&lt;span style="color: #ff0000"&gt;<text:span text:style-name="T2562">慌</text:span>&lt;/span&gt;&lt;span&gt;&lt;br&gt;&lt;/span&gt;&lt;span&gt;&lt;br&gt;&lt;/span&gt;&lt;span style="color: #d89000"&gt;<text:span text:style-name="T2563">回</text:span>&lt;/span&gt;&lt;span style="color: #d89000"&gt;<text:span text:style-name="T2564">佪</text:span>&lt;/span&gt;&lt;span style="color: #d89000"&gt;<text:span text:style-name="T2565">洄</text:span>&lt;/span&gt;&lt;span style="color: #d89000"&gt;<text:span text:style-name="T2566">徊</text:span>&lt;/span&gt;&lt;span style="color: #d89000"&gt;<text:span text:style-name="T2567">茴</text:span>&lt;/span&gt;&lt;span style="color: #d89000"&gt;<text:span text:style-name="T2568">蛔</text:span>&lt;/span&gt;&lt;span&gt;&lt;br&gt;&lt;/span&gt;&lt;span&gt;&lt;br&gt;&lt;/span&gt;&lt;span style="color: #0000ff"&gt;<text:span text:style-name="T2569">卉</text:span>&lt;/span&gt;&lt;span style="color: #0000ff"&gt;<text:span text:style-name="T2570">芔</text:span>&lt;/span&gt;&lt;span style="color: #0000ff"&gt;<text:span text:style-name="T2571">恚</text:span>&lt;/span&gt;&lt;span style="color: #0000ff"&gt;<text:span text:style-name="T2572">彗</text:span>&lt;/span&gt;&lt;span style="color: #0000ff"&gt;<text:span text:style-name="T2573">嘒</text:span>&lt;/span&gt;&lt;span style="color: #0000ff"&gt;<text:span text:style-name="T2574">慧</text:span>&lt;/span&gt;&lt;span style="color: #0000ff"&gt;<text:span text:style-name="T2575">槥</text:span>&lt;/span&gt;&lt;span style="color: #0000ff"&gt;<text:span text:style-name="T2576">蔧</text:span>&lt;/span&gt;&lt;span style="color: #0000ff"&gt;<text:span text:style-name="T2577">篲</text:span>&lt;/span&gt;&lt;span style="color: #0000ff"&gt;<text:span text:style-name="T2578">晦</text:span>&lt;/span&gt;&lt;span style="color: #0000ff"&gt;<text:span text:style-name="T2579">惠</text:span>&lt;/span&gt;&lt;span style="color: #0000ff"&gt;<text:span text:style-name="T2580">蕙</text:span>&lt;/span&gt;&lt;span style="color: #0000ff"&gt;<text:span text:style-name="T2581">蟪</text:span>&lt;/span&gt;&lt;span style="color: #0000ff"&gt;<text:span text:style-name="T2582">喙</text:span>&lt;/span&gt;&lt;span style="color: #00a000"&gt;<text:span text:style-name="T2583">瘣</text:span>&lt;/span&gt;&lt;span style="color: #0000ff"&gt;<text:span text:style-name="T2584">濊</text:span>&lt;/span&gt;&lt;span&gt;&lt;br&gt;&lt;/span&gt;&lt;span&gt;&lt;br&gt;&lt;/span&gt;&lt;span style="color: #d89000"&gt;<text:span text:style-name="T2585">虫</text:span>&lt;/span&gt;&lt;span style="color: #00a000"&gt;<text:span text:style-name="T2586">虺</text:span>&lt;/span&gt;&lt;span style="color: #00a000"&gt;<text:span text:style-name="T2587">悔</text:span>&lt;/span&gt;&lt;span&gt;&lt;br&gt;&lt;/span&gt;&lt;span&gt;&lt;br&gt;&lt;/span&gt;&lt;span style="color: #ff0000"&gt;<text:span text:style-name="T2588">灰</text:span>&lt;/span&gt;&lt;span style="color: #ff0000"&gt;<text:span text:style-name="T2589">恢</text:span>&lt;/span&gt;&lt;span style="color: #00a000"&gt;<text:span text:style-name="T2590">虺</text:span>&lt;/span&gt;&lt;span style="color: #ff0000"&gt;<text:span text:style-name="T2591">豗</text:span>&lt;/span&gt;&lt;span style="color: #d89000"&gt;<text:span text:style-name="T2592">挼</text:span>&lt;/span&gt;&lt;span style="color: #ff0000"&gt;<text:span text:style-name="T2593">麾</text:span>&lt;/span&gt;&lt;span style="color: #ff0000"&gt;<text:span text:style-name="T2594">隳</text:span>&lt;/span&gt;&lt;span style="color: #ff0000"&gt;<text:span text:style-name="T2595">徽</text:span>&lt;/span&gt;&lt;span style="color: #ff0000"&gt;<text:span text:style-name="T2596">鰴</text:span>&lt;/span&gt;&lt;span&gt;&lt;br&gt;&lt;/span&gt;&lt;span&gt;&lt;br&gt;&lt;/span&gt;&lt;span style="color: #0000ff"&gt;<text:span text:style-name="T2597">混</text:span>&lt;/span&gt;&lt;span style="color: #d89000"&gt;<text:span text:style-name="T2598">楎</text:span>&lt;/span&gt;&lt;span style="color: #d89000"&gt;<text:span text:style-name="T2599">鼲</text:span>&lt;/span&gt;&lt;span style="color: #d89000"&gt;<text:span text:style-name="T2600">魂</text:span>&lt;/span&gt;&lt;span&gt;&lt;br&gt;&lt;/span&gt;&lt;span&gt;&lt;br&gt;&lt;/span&gt;&lt;span style="color: #0000ff"&gt;<text:span text:style-name="T2601">圂</text:span>&lt;/span&gt;&lt;span style="color: #0000ff"&gt;<text:span text:style-name="T2602">溷</text:span>&lt;/span&gt;&lt;span style="color: #0000ff"&gt;<text:span text:style-name="T2603">慁</text:span>&lt;/span&gt;&lt;span style="color: #0000ff"&gt;<text:span text:style-name="T2604">混</text:span>&lt;/span&gt;&lt;span&gt;&lt;br&gt;&lt;/span&gt;&lt;span&gt;&lt;br&gt;&lt;/span&gt;&lt;span style="color: #0000ff"&gt;<text:span text:style-name="T2605">混</text:span>&lt;/span&gt;&lt;span&gt;&lt;br&gt;&lt;/span&gt;&lt;span&gt;&lt;br&gt;&lt;/span&gt;&lt;span style="color: #ff0000"&gt;<text:span text:style-name="T2606">昏</text:span>&lt;/span&gt;&lt;span style="color: #ff0000"&gt;<text:span text:style-name="T2607">惛</text:span>&lt;/span&gt;&lt;span style="color: #ff0000"&gt;<text:span text:style-name="T2608">婚</text:span>&lt;/span&gt;&lt;span style="color:<text:s/><text:soft-page-break/><text:span text:style-name="T2609">#ff0000"&gt;</text:span><text:span text:style-name="T2610">殙</text:span><text:span text:style-name="T2611">&lt;/span&gt;&lt;span&gt;&lt;br&gt;&lt;/span&gt;&lt;span&gt;&lt;br&gt;&lt;/span&gt;&lt;span style="color: #00a000"&gt;</text:span><text:span text:style-name="T2612">午</text:span><text:span text:style-name="T2613">&lt;/span&gt;&lt;span style="color: #d89000"&gt;</text:span><text:span text:style-name="T2614">和</text:span><text:span text:style-name="T2615">&lt;/span&gt;&lt;span&gt;&lt;br&gt;&lt;/span&gt;&lt;span&gt;&lt;br&gt;&lt;/span&gt;&lt;span style="color: #d89000"&gt;</text:span><text:span text:style-name="T2616">佸</text:span><text:span text:style-name="T2617">&lt;/span&gt;&lt;span style="color: #d89000"&gt;</text:span><text:span text:style-name="T2618">活</text:span><text:span text:style-name="T2619">&lt;/span&gt;</text:span></text:p>
      <text:p text:style-name="Normal">&lt;span style="color: #0000ff"&gt;<text:span text:style-name="T2620">或</text:span>&lt;/span&gt;&lt;span style="color: #0000ff"&gt;<text:span text:style-name="T2621">惑</text:span>&lt;/span&gt;&lt;span style="color: #0000ff"&gt;<text:span text:style-name="T2622">和</text:span>&lt;/span&gt;&lt;span style="color: #ff0000"&gt;<text:span text:style-name="T2623">砉</text:span>&lt;/span&gt;&lt;span style="color: #0000ff"&gt;<text:span text:style-name="T2624">剨</text:span>&lt;/span&gt;&lt;span style="color: #0000ff"&gt;<text:span text:style-name="T2625">湱</text:span>&lt;/span&gt;&lt;span style="color: #ff0000"&gt;<text:span text:style-name="T2626">騞</text:span>&lt;/span&gt;&lt;span style="color: #0000ff"&gt;<text:span text:style-name="T2627">嗀</text:span>&lt;/span&gt;&lt;span style="color: #0000ff"&gt;<text:span text:style-name="T2628">濊</text:span>&lt;/span&gt;&lt;span style="color: #0000ff"&gt;<text:span text:style-name="T2629">霍</text:span>&lt;/span&gt;&lt;span style="color: #ff0000"&gt;<text:span text:style-name="T2630">攉</text:span>&lt;/span&gt;&lt;span&gt;<text:span text:style-name="T2631">㸌</text:span>&lt;/span&gt;&lt;span style="color: #0000ff"&gt;<text:span text:style-name="T2632">藿</text:span>&lt;/span&gt;&lt;span style="color: #0000ff"&gt;<text:span text:style-name="T2633">臛</text:span>&lt;/span&gt;&lt;span style="color: #0000ff"&gt;<text:span text:style-name="T2634">矐</text:span>&lt;/span&gt;&lt;span style="color: #0000ff"&gt;<text:span text:style-name="T2635">濩</text:span>&lt;/span&gt;&lt;span style="color: #0000ff"&gt;<text:span text:style-name="T2636">擭</text:span>&lt;/span&gt;&lt;span style="color: #0000ff"&gt;<text:span text:style-name="T2637">嚄</text:span>&lt;/span&gt;&lt;span style="color: #0000ff"&gt;<text:span text:style-name="T2638">雘</text:span>&lt;/span&gt;&lt;span style="color: #ff0000"&gt;<text:span text:style-name="T2639">矱</text:span>&lt;/span&gt;&lt;span style="color: #0000ff"&gt;<text:span text:style-name="T2640">蠖</text:span>&lt;/span&gt;&lt;span style="color: #0000ff"&gt;<text:span text:style-name="T2641">豁</text:span>&lt;/span&gt;&lt;span style="color: #0000ff"&gt;<text:span text:style-name="T2642">謋</text:span>&lt;/span&gt;&lt;span style="color: #0000ff"&gt;<text:span text:style-name="T2643">壑</text:span>&lt;/span&gt;&lt;span&gt;&lt;br&gt;&lt;/span&gt;&lt;span style="color: #00a000"&gt;<text:span text:style-name="T2644">火</text:span>&lt;/span&gt;&lt;span style="color: #00a000"&gt;<text:span text:style-name="T2645">伙</text:span>&lt;/span&gt;&lt;span&gt;&lt;br&gt;&lt;/span&gt;&lt;span style="color: #ff0000"&gt;<text:span text:style-name="T2646">劐</text:span>&lt;/span&gt;&lt;span style="color: #0000ff"&gt;<text:span text:style-name="T2647">豁</text:span>&lt;/span&gt;&lt;span&gt;&lt;br&gt;&lt;/span&gt;&lt;span style="color: #d89000"&gt;<text:span text:style-name="T2648">及</text:span>&lt;/span&gt;&lt;span style="color: #d89000"&gt;<text:span text:style-name="T2649">伋</text:span>&lt;/span&gt;&lt;span style="color: #d89000"&gt;<text:span text:style-name="T2650">汲</text:span>&lt;/span&gt;&lt;span style="color: #d89000"&gt;<text:span text:style-name="T2651">忣</text:span>&lt;/span&gt;&lt;span style="color: #ff0000"&gt;<text:span text:style-name="T2652">圾</text:span>&lt;/span&gt;&lt;span style="color: #d89000"&gt;<text:span text:style-name="T2653">岌</text:span>&lt;/span&gt;&lt;span style="color: #d89000"&gt;<text:span text:style-name="T2654">芨</text:span>&lt;/span&gt;&lt;span style="color: #d89000"&gt;<text:span text:style-name="T2655">笈</text:span>&lt;/span&gt;&lt;span style="color: #00a000"&gt;<text:span text:style-name="T2656">丮</text:span>&lt;/span&gt;&lt;span style="color: #d89000"&gt;<text:span text:style-name="T2657">吉</text:span>&lt;/span&gt;&lt;span style="color: #d89000"&gt;<text:span text:style-name="T2658">佶</text:span>&lt;/span&gt;&lt;span style="color: #d89000"&gt;<text:span text:style-name="T2659">姞</text:span>&lt;/span&gt;&lt;span style="color: #ff0000"&gt;<text:span text:style-name="T2660">吃</text:span>&lt;/span&gt;&lt;span style="color: #d89000"&gt;<text:span text:style-name="T2661">即</text:span>&lt;/span&gt;&lt;span style="color: #ff0000"&gt;<text:span text:style-name="T2662">唧</text:span>&lt;/span&gt;&lt;span style="color: #d89000"&gt;<text:span text:style-name="T2663">堲</text:span>&lt;/span&gt;&lt;span style="color: #d89000"&gt;<text:span text:style-name="T2664">楖</text:span>&lt;/span&gt;&lt;span style="color: #d89000"&gt;<text:span text:style-name="T2665">蝍</text:span>&lt;/span&gt;&lt;span style="color: #d89000"&gt;<text:span text:style-name="T2666">革</text:span>&lt;/span&gt;&lt;span style="color: #d89000"&gt;<text:span text:style-name="T2667">亟</text:span>&lt;/span&gt;&lt;span style="color: #d89000"&gt;<text:span text:style-name="T2668">殛</text:span>&lt;/span&gt;&lt;span style="color: #d89000"&gt;<text:span text:style-name="T2669">茍</text:span>&lt;/span&gt;&lt;span style="color: #d89000"&gt;<text:span text:style-name="T2670">急</text:span>&lt;/span&gt;&lt;span style="color: #d89000"&gt;<text:span text:style-name="T2671">疾</text:span>&lt;/span&gt;&lt;span style="color: #d89000"&gt;<text:span text:style-name="T2672">嫉</text:span>&lt;/span&gt;&lt;span style="color: #d89000"&gt;<text:span text:style-name="T2673">蒺</text:span>&lt;/span&gt;&lt;span style="color: #00a000"&gt;<text:span text:style-name="T2674">脊</text:span>&lt;/span&gt;&lt;span style="color: #d89000"&gt;<text:span text:style-name="T2675">瘠</text:span>&lt;/span&gt;&lt;span style="color: #d89000"&gt;<text:span text:style-name="T2676">蹐</text:span>&lt;/span&gt;&lt;span style="color: #0000ff"&gt;<text:span text:style-name="T2677">寂</text:span>&lt;/span&gt;&lt;span style="color: #0000ff"&gt;<text:span text:style-name="T2678">唶</text:span>&lt;/span&gt;&lt;span style="color: #d89000"&gt;<text:span text:style-name="T2679">耤</text:span>&lt;/span&gt;&lt;span style="color: #d89000"&gt;<text:span text:style-name="T2680">踖</text:span>&lt;/span&gt;&lt;span style="color: #d89000"&gt;<text:span text:style-name="T2681">藉</text:span>&lt;/span&gt;&lt;span style="color: #d89000"&gt;<text:span text:style-name="T2682">籍</text:span>&lt;/span&gt;&lt;span style="color: #ff0000"&gt;<text:span text:style-name="T2683">揖</text:span>&lt;/span&gt;&lt;span style="color: #d89000"&gt;<text:span text:style-name="T2684">楫</text:span>&lt;/span&gt;&lt;span style="color: #d89000"&gt;<text:span text:style-name="T2685">戢</text:span>&lt;/span&gt;&lt;span style="color: #d89000"&gt;<text:span text:style-name="T2686">濈</text:span>&lt;/span&gt;&lt;span style="color: #d89000"&gt;<text:span text:style-name="T2687">蕺</text:span>&lt;/span&gt;&lt;span style="color: #d89000"&gt;<text:span text:style-name="T2688">棘</text:span>&lt;/span&gt;&lt;span style="color: #0000ff"&gt;<text:span text:style-name="T2689">喦</text:span>&lt;/span&gt;&lt;span style="color: #d89000"&gt;<text:span text:style-name="T2690">集</text:span>&lt;/span&gt;&lt;span style="color: #ff0000"&gt;<text:span text:style-name="T2691">毄</text:span>&lt;/span&gt;&lt;span style="color: #ff0000"&gt;<text:span text:style-name="T2692">墼</text:span>&lt;/span&gt;&lt;span style="color: #d89000"&gt;<text:span text:style-name="T2693">轚</text:span>&lt;/span&gt;&lt;span style="color: #0000ff"&gt;<text:span text:style-name="T2694">鰿</text:span>&lt;/span&gt;&lt;span&gt;&lt;br&gt;&lt;/span&gt;&lt;span style="color: #0000ff"&gt;<text:span text:style-name="T2695">彐</text:span>&lt;/span&gt;&lt;span style="color: #0000ff"&gt;<text:span text:style-name="T2696">旡</text:span>&lt;/span&gt;&lt;span style="color: #0000ff"&gt;<text:span text:style-name="T2697">既</text:span>&lt;/span&gt;&lt;span<text:s/><text:soft-page-break/>style="color: #0000ff"&gt;<text:span text:style-name="T2698">塈</text:span>&lt;/span&gt;&lt;span style="color: #0000ff"&gt;<text:span text:style-name="T2699">蔇</text:span>&lt;/span&gt;&lt;span style="color: #0000ff"&gt;<text:span text:style-name="T2700">穊</text:span>&lt;/span&gt;&lt;span style="color: #0000ff"&gt;<text:span text:style-name="T2701">暨</text:span>&lt;/span&gt;&lt;span style="color: #0000ff"&gt;<text:span text:style-name="T2702">伎</text:span>&lt;/span&gt;&lt;span style="color: #0000ff"&gt;<text:span text:style-name="T2703">技</text:span>&lt;/span&gt;&lt;span style="color: #0000ff"&gt;<text:span text:style-name="T2704">妓</text:span>&lt;/span&gt;&lt;span style="color: #0000ff"&gt;<text:span text:style-name="T2705">芰</text:span>&lt;/span&gt;&lt;span style="color: #0000ff"&gt;<text:span text:style-name="T2706">鬾</text:span>&lt;/span&gt;&lt;span style="color: #0000ff"&gt;<text:span text:style-name="T2707">忌</text:span>&lt;/span&gt;&lt;span style="color: #0000ff"&gt;<text:span text:style-name="T2708">跽</text:span>&lt;/span&gt;&lt;span style="color: #0000ff"&gt;<text:span text:style-name="T2709">鵋</text:span>&lt;/span&gt;&lt;span style="color: #d89000"&gt;<text:span text:style-name="T2710">其</text:span>&lt;/span&gt;&lt;span style="color: #0000ff"&gt;<text:span text:style-name="T2711">惎</text:span>&lt;/span&gt;&lt;span style="color: #0000ff"&gt;<text:span text:style-name="T2712">季</text:span>&lt;/span&gt;&lt;span style="color: #0000ff"&gt;<text:span text:style-name="T2713">悸</text:span>&lt;/span&gt;&lt;span style="color: #0000ff"&gt;<text:span text:style-name="T2714">洎</text:span>&lt;/span&gt;&lt;span style="color: #0000ff"&gt;<text:span text:style-name="T2715">垍</text:span>&lt;/span&gt;&lt;span style="color: #0000ff"&gt;<text:span text:style-name="T2716">紒</text:span>&lt;/span&gt;&lt;span style="color: #0000ff"&gt;<text:span text:style-name="T2717">寄</text:span>&lt;/span&gt;&lt;span style="color: #0000ff"&gt;<text:span text:style-name="T2718">徛</text:span>&lt;/span&gt;&lt;span style="color: #0000ff"&gt;<text:span text:style-name="T2719">偈</text:span>&lt;/span&gt;&lt;span style="color: #0000ff"&gt;<text:span text:style-name="T2720">祭</text:span>&lt;/span&gt;&lt;span style="color: #0000ff"&gt;<text:span text:style-name="T2721">漈</text:span>&lt;/span&gt;&lt;span style="color: #0000ff"&gt;<text:span text:style-name="T2722">穄</text:span>&lt;/span&gt;&lt;span style="color: #0000ff"&gt;<text:span text:style-name="T2723">瘈</text:span>&lt;/span&gt;&lt;span style="color: #0000ff"&gt;<text:span text:style-name="T2724">齌</text:span>&lt;/span&gt;&lt;span style="color: #0000ff"&gt;<text:span text:style-name="T2725">癠</text:span>&lt;/span&gt;&lt;span style="color: #0000ff"&gt;<text:span text:style-name="T2726">穧</text:span>&lt;/span&gt;&lt;span style="color: #0000ff"&gt;<text:span text:style-name="T2727">稷</text:span>&lt;/span&gt;&lt;span style="color: #0000ff"&gt;<text:span text:style-name="T2728">髻</text:span>&lt;/span&gt;&lt;span style="color: #0000ff"&gt;<text:span text:style-name="T2729">冀</text:span>&lt;/span&gt;&lt;span style="color: #0000ff"&gt;<text:span text:style-name="T2730">懻</text:span>&lt;/span&gt;&lt;span style="color: #0000ff"&gt;<text:span text:style-name="T2731">檕</text:span>&lt;/span&gt;&lt;span style="color: #0000ff"&gt;<text:span text:style-name="T2732">罽</text:span>&lt;/span&gt;&lt;span style="color: #0000ff"&gt;<text:span text:style-name="T2733">蘮</text:span>&lt;/span&gt;&lt;span&gt;&lt;br&gt;&lt;/span&gt;&lt;span style="color: #00a000"&gt;<text:span text:style-name="T2734">几</text:span>&lt;/span&gt;&lt;span style="color: #ff0000"&gt;<text:span text:style-name="T2735">机</text:span>&lt;/span&gt;&lt;span style="color: #00a000"&gt;<text:span text:style-name="T2736">麂</text:span>&lt;/span&gt;&lt;span style="color: #00a000"&gt;<text:span text:style-name="T2737">己</text:span>&lt;/span&gt;&lt;span style="color: #00a000"&gt;<text:span text:style-name="T2738">庋</text:span>&lt;/span&gt;&lt;span style="color: #00a000"&gt;<text:span text:style-name="T2739">泲</text:span>&lt;/span&gt;&lt;span style="color: #00a000"&gt;<text:span text:style-name="T2740">枳</text:span>&lt;/span&gt;&lt;span style="color: #00a000"&gt;<text:span text:style-name="T2741">脊</text:span>&lt;/span&gt;&lt;span style="color: #00a000"&gt;<text:span text:style-name="T2742">掎</text:span>&lt;/span&gt;&lt;span style="color: #00a000"&gt;<text:span text:style-name="T2743">踦</text:span>&lt;/span&gt;&lt;span style="color: #00a000"&gt;<text:span text:style-name="T2744">戟</text:span>&lt;/span&gt;&lt;span&gt;&lt;br&gt;&lt;/span&gt;&lt;span style="color: #00a000"&gt;<text:span text:style-name="T2745">几</text:span>&lt;/span&gt;&lt;span style="color: #ff0000"&gt;<text:span text:style-name="T2746">机</text:span>&lt;/span&gt;&lt;span style="color: #ff0000"&gt;<text:span text:style-name="T2747">肌</text:span>&lt;/span&gt;&lt;span style="color: #ff0000"&gt;<text:span text:style-name="T2748">丌</text:span>&lt;/span&gt;&lt;span&gt;<text:span text:style-name="T2749">𥝌</text:span>&lt;/span&gt;&lt;span style="color: #ff0000"&gt;<text:span text:style-name="T2750">刉</text:span>&lt;/span&gt;&lt;span style="color: #ff0000"&gt;<text:span text:style-name="T2751">乩</text:span>&lt;/span&gt;&lt;span style="color: #d89000"&gt;<text:span text:style-name="T2752">其</text:span>&lt;/span&gt;&lt;span style="color: #ff0000"&gt;<text:span text:style-name="T2753">基</text:span>&lt;/span&gt;&lt;span style="color: #ff0000"&gt;<text:span text:style-name="T2754">期</text:span>&lt;/span&gt;&lt;span style="color: #d89000"&gt;<text:span text:style-name="T2755">棋</text:span>&lt;/span&gt;&lt;span style="color: #d89000"&gt;<text:span text:style-name="T2756">萁</text:span>&lt;/span&gt;&lt;span style="color: #ff0000"&gt;<text:span text:style-name="T2757">稘</text:span>&lt;/span&gt;&lt;span style="color: #ff0000"&gt;<text:span text:style-name="T2758">箕</text:span>&lt;/span&gt;&lt;span style="color: #d89000"&gt;<text:span text:style-name="T2759">奇</text:span>&lt;/span&gt;&lt;span style="color: #ff0000"&gt;<text:span text:style-name="T2760">剞</text:span>&lt;/span&gt;&lt;span style="color: #ff0000"&gt;<text:span text:style-name="T2761">犄</text:span>&lt;/span&gt;&lt;span style="color: #ff0000"&gt;<text:span text:style-name="T2762">畸</text:span>&lt;/span&gt;&lt;span style="color: #ff0000"&gt;<text:span text:style-name="T2763">觭</text:span>&lt;/span&gt;&lt;span style="color: #ff0000"&gt;<text:span text:style-name="T2764">羇</text:span>&lt;/span&gt;&lt;span style="color: #ff0000"&gt;<text:span text:style-name="T2765">居</text:span>&lt;/span&gt;&lt;span style="color: #ff0000"&gt;<text:span text:style-name="T2766">咭</text:span>&lt;/span&gt;&lt;span style="color: #ff0000"&gt;<text:span text:style-name="T2767">唧</text:span>&lt;/span&gt;&lt;span style="color: #ff0000"&gt;<text:span text:style-name="T2768">笄</text:span>&lt;/span&gt;&lt;span style="color: #ff0000"&gt;<text:span text:style-name="T2769">屐</text:span>&lt;/span&gt;&lt;span style="color: #ff0000"&gt;<text:span text:style-name="T2770">姬</text:span>&lt;/span&gt;&lt;span style="color: #ff0000"&gt;<text:span text:style-name="T2771">嵇</text:span>&lt;/span&gt;&lt;span style="color: #ff0000"&gt;<text:span text:style-name="T2772">稽</text:span>&lt;/span&gt;&lt;span style="color: #ff0000"&gt;<text:span text:style-name="T2773">畿</text:span>&lt;/span&gt;&lt;span style="color: #ff0000"&gt;<text:span text:style-name="T2774">禨</text:span>&lt;/span&gt;&lt;span style="color: #ff0000"&gt;<text:span text:style-name="T2775">鞿</text:span>&lt;/span&gt;&lt;span style="color: #ff0000"&gt;<text:span text:style-name="T2776">激</text:span>&lt;/span&gt;&lt;span style="color: #ff0000"&gt;<text:span text:style-name="T2777">隮</text:span>&lt;/span&gt;&lt;span style="color: #ff0000"&gt;<text:span text:style-name="T2778">虀</text:span>&lt;/span&gt;&lt;span&gt;&lt;br&gt;&lt;/span&gt;&lt;span style="color: #ff0000"&gt;<text:span text:style-name="T2779">梜</text:span>&lt;/span&gt;&lt;span&gt;<text:span text:style-name="T2780">䛟</text:span>&lt;/span&gt;&lt;span style="color: #d89000"&gt;<text:span text:style-name="T2781">恝</text:span>&lt;/span&gt;&lt;span style="color: #d89000"&gt;<text:span text:style-name="T2782">戛</text:span>&lt;/span&gt;&lt;span style="color: #d89000"&gt;<text:span text:style-name="T2783">袷</text:span>&lt;/span&gt;&lt;span style="color:<text:s/><text:soft-page-break/>#d89000"&gt;<text:span text:style-name="T2784">跲</text:span>&lt;/span&gt;&lt;span style="color: #0000ff"&gt;<text:span text:style-name="T2785">鞈</text:span>&lt;/span&gt;&lt;span&gt;&lt;br&gt;&lt;/span&gt;&lt;span style="color: #00a000"&gt;<text:span text:style-name="T2786">甲</text:span>&lt;/span&gt;&lt;span style="color: #0000ff"&gt;<text:span text:style-name="T2787">架</text:span>&lt;/span&gt;&lt;span style="color: #00a000"&gt;<text:span text:style-name="T2788">假</text:span>&lt;/span&gt;&lt;span style="color: #0000ff"&gt;<text:span text:style-name="T2789">嫁</text:span>&lt;/span&gt;&lt;span style="color: #0000ff"&gt;<text:span text:style-name="T2790">稼</text:span>&lt;/span&gt;&lt;span style="color: #0000ff"&gt;<text:span text:style-name="T2791">价</text:span>&lt;/span&gt;&lt;span&gt;&lt;br&gt;&lt;/span&gt;&lt;span style="color: #00a000"&gt;<text:span text:style-name="T2792">甲</text:span>&lt;/span&gt;&lt;span style="color: #00a000"&gt;<text:span text:style-name="T2793">岬</text:span>&lt;/span&gt;&lt;span style="color: #00a000"&gt;<text:span text:style-name="T2794">胛</text:span>&lt;/span&gt;&lt;span style="color: #d89000"&gt;<text:span text:style-name="T2795">舺</text:span>&lt;/span&gt;&lt;span style="color: #0000ff"&gt;<text:span text:style-name="T2796">夏</text:span>&lt;/span&gt;&lt;span style="color: #00a000"&gt;<text:span text:style-name="T2797">假</text:span>&lt;/span&gt;&lt;span style="color: #00a000"&gt;<text:span text:style-name="T2798">瘕</text:span>&lt;/span&gt;&lt;span style="color: #00a000"&gt;<text:span text:style-name="T2799">嘏</text:span>&lt;/span&gt;&lt;span style="color: #00a000"&gt;<text:span text:style-name="T2800">斝</text:span>&lt;/span&gt;&lt;span&gt;&lt;br&gt;&lt;/span&gt;&lt;span style="color: #ff0000"&gt;<text:span text:style-name="T2801">加</text:span>&lt;/span&gt;&lt;span style="color: #ff0000"&gt;<text:span text:style-name="T2802">伽</text:span>&lt;/span&gt;&lt;span style="color: #ff0000"&gt;<text:span text:style-name="T2803">珈</text:span>&lt;/span&gt;&lt;span style="color: #ff0000"&gt;<text:span text:style-name="T2804">枷</text:span>&lt;/span&gt;&lt;span style="color: #d89000"&gt;<text:span text:style-name="T2805">茄</text:span>&lt;/span&gt;&lt;span style="color: #ff0000"&gt;<text:span text:style-name="T2806">迦</text:span>&lt;/span&gt;&lt;span style="color: #ff0000"&gt;<text:span text:style-name="T2807">痂</text:span>&lt;/span&gt;&lt;span style="color: #ff0000"&gt;<text:span text:style-name="T2808">笳</text:span>&lt;/span&gt;&lt;span style="color: #ff0000"&gt;<text:span text:style-name="T2809">耞</text:span>&lt;/span&gt;&lt;span style="color: #ff0000"&gt;<text:span text:style-name="T2810">袈</text:span>&lt;/span&gt;&lt;span style="color: #ff0000"&gt;<text:span text:style-name="T2811">跏</text:span>&lt;/span&gt;&lt;span style="color: #ff0000"&gt;<text:span text:style-name="T2812">嘉</text:span>&lt;/span&gt;&lt;span style="color: #ff0000"&gt;<text:span text:style-name="T2813">佳</text:span>&lt;/span&gt;&lt;span style="color: #ff0000"&gt;<text:span text:style-name="T2814">家</text:span>&lt;/span&gt;&lt;span style="color: #ff0000"&gt;<text:span text:style-name="T2815">猳</text:span>&lt;/span&gt;&lt;span style="color: #ff0000"&gt;<text:span text:style-name="T2816">葭</text:span>&lt;/span&gt;&lt;span style="color: #ff0000"&gt;<text:span text:style-name="T2817">豭</text:span>&lt;/span&gt;&lt;span&gt;&lt;br&gt;&lt;/span&gt;&lt;span style="color: #0000ff"&gt;<text:span text:style-name="T2818">件</text:span>&lt;/span&gt;&lt;span style="color: #0000ff"&gt;<text:span text:style-name="T2819">牮</text:span>&lt;/span&gt;&lt;span style="color: #0000ff"&gt;<text:span text:style-name="T2820">洊</text:span>&lt;/span&gt;&lt;span style="color: #0000ff"&gt;<text:span text:style-name="T2821">荐</text:span>&lt;/span&gt;&lt;span style="color: #0000ff"&gt;<text:span text:style-name="T2822">建</text:span>&lt;/span&gt;&lt;span style="color: #0000ff"&gt;<text:span text:style-name="T2823">健</text:span>&lt;/span&gt;&lt;span style="color: #d89000"&gt;<text:span text:style-name="T2824">揵</text:span>&lt;/span&gt;&lt;span style="color: #0000ff"&gt;<text:span text:style-name="T2825">毽</text:span>&lt;/span&gt;&lt;span style="color: #0000ff"&gt;<text:span text:style-name="T2826">腱</text:span>&lt;/span&gt;&lt;span style="color: #0000ff"&gt;<text:span text:style-name="T2827">俴</text:span>&lt;/span&gt;&lt;span style="color: #0000ff"&gt;<text:span text:style-name="T2828">諓</text:span>&lt;/span&gt;&lt;span style="color: #0000ff"&gt;<text:span text:style-name="T2829">瞷</text:span>&lt;/span&gt;&lt;span style="color: #ff0000"&gt;<text:span text:style-name="T2830">蔪</text:span>&lt;/span&gt;&lt;span style="color: #d89000"&gt;<text:span text:style-name="T2831">螹</text:span>&lt;/span&gt;&lt;span style="color: #0000ff"&gt;<text:span text:style-name="T2832">箭</text:span>&lt;/span&gt;&lt;span style="color: #0000ff"&gt;<text:span text:style-name="T2833">僭</text:span>&lt;/span&gt;&lt;span&gt;&lt;br&gt;&lt;/span&gt;&lt;span style="color: #00a000"&gt;<text:span text:style-name="T2834">囝</text:span>&lt;/span&gt;&lt;span style="color: #00a000"&gt;<text:span text:style-name="T2835">柬</text:span>&lt;/span&gt;&lt;span style="color: #00a000"&gt;<text:span text:style-name="T2836">剪</text:span>&lt;/span&gt;&lt;span style="color: #ff0000"&gt;<text:span text:style-name="T2837">揃</text:span>&lt;/span&gt;&lt;span style="color: #00a000"&gt;<text:span text:style-name="T2838">翦</text:span>&lt;/span&gt;&lt;span style="color: #00a000"&gt;<text:span text:style-name="T2839">趼</text:span>&lt;/span&gt;&lt;span style="color: #00a000"&gt;<text:span text:style-name="T2840">帴</text:span>&lt;/span&gt;&lt;span style="color: #00a000"&gt;<text:span text:style-name="T2841">謇</text:span>&lt;/span&gt;&lt;span style="color: #00a000"&gt;<text:span text:style-name="T2842">蹇</text:span>&lt;/span&gt;&lt;span&gt;&lt;br&gt;&lt;/span&gt;&lt;span style="color: #ff0000"&gt;<text:span text:style-name="T2843">幵</text:span>&lt;/span&gt;&lt;span style="color: #ff0000"&gt;<text:span text:style-name="T2844">奸</text:span>&lt;/span&gt;&lt;span style="color: #ff0000"&gt;<text:span text:style-name="T2845">豜</text:span>&lt;/span&gt;&lt;span style="color: #ff0000"&gt;<text:span text:style-name="T2846">尖</text:span>&lt;/span&gt;&lt;span style="color: #ff0000"&gt;<text:span text:style-name="T2847">牋</text:span>&lt;/span&gt;&lt;span style="color: #ff0000"&gt;<text:span text:style-name="T2848">肩</text:span>&lt;/span&gt;&lt;span style="color: #ff0000"&gt;<text:span text:style-name="T2849">兼</text:span>&lt;/span&gt;&lt;span style="color: #ff0000"&gt;<text:span text:style-name="T2850">搛</text:span>&lt;/span&gt;&lt;span style="color: #ff0000"&gt;<text:span text:style-name="T2851">蒹</text:span>&lt;/span&gt;&lt;span style="color: #ff0000"&gt;<text:span text:style-name="T2852">湔</text:span>&lt;/span&gt;&lt;span style="color: #ff0000"&gt;<text:span text:style-name="T2853">煎</text:span>&lt;/span&gt;&lt;span style="color: #ff0000"&gt;<text:span text:style-name="T2854">鬋</text:span>&lt;/span&gt;&lt;span style="color: #ff0000"&gt;<text:span text:style-name="T2855">菅</text:span>&lt;/span&gt;&lt;span style="color: #ff0000"&gt;<text:span text:style-name="T2856">蕑</text:span>&lt;/span&gt;&lt;span style="color: #ff0000"&gt;<text:span text:style-name="T2857">椷</text:span>&lt;/span&gt;&lt;span style="color: #ff0000"&gt;<text:span text:style-name="T2858">犍</text:span>&lt;/span&gt;&lt;span style="color: #ff0000"&gt;<text:span text:style-name="T2859">鞬</text:span>&lt;/span&gt;&lt;span style="color: #ff0000"&gt;<text:span text:style-name="T2860">蔪</text:span>&lt;/span&gt;&lt;span style="color: #ff0000"&gt;<text:span text:style-name="T2861">礛</text:span>&lt;/span&gt;&lt;span style="color: #ff0000"&gt;<text:span text:style-name="T2862">熸</text:span>&lt;/span&gt;&lt;span style="color: #ff0000"&gt;<text:span text:style-name="T2863">瀸</text:span>&lt;/span&gt;&lt;span style="color: #ff0000"&gt;<text:span text:style-name="T2864">櫼</text:span>&lt;/span&gt;&lt;span style="color: #ff0000"&gt;<text:span text:style-name="T2865">鑯</text:span>&lt;/span&gt;&lt;span&gt;&lt;br&gt;&lt;/span&gt;&lt;span style="color: #0000ff"&gt;<text:span text:style-name="T2866">匠</text:span>&lt;/span&gt;&lt;span style="color: #0000ff"&gt;<text:span text:style-name="T2867">洚</text:span>&lt;/span&gt;&lt;span style="color: #0000ff"&gt;<text:span text:style-name="T2868">降</text:span>&lt;/span&gt;&lt;span style="color: #0000ff"&gt;<text:span text:style-name="T2869">弶</text:span>&lt;/span&gt;&lt;span style="color: #0000ff"&gt;<text:span text:style-name="T2870">糨</text:span>&lt;/span&gt;&lt;span style="color: #00a000"&gt;<text:span text:style-name="T2871">彊</text:span>&lt;/span&gt;&lt;span&gt;&lt;br&gt;&lt;/span&gt;&lt;span<text:s/><text:soft-page-break/>style="color: #00a000"&gt;<text:span text:style-name="T2872">顜</text:span>&lt;/span&gt;&lt;span&gt;&lt;br&gt;&lt;/span&gt;&lt;span style="color: #ff0000"&gt;<text:span text:style-name="T2873">江</text:span>&lt;/span&gt;&lt;span style="color: #ff0000"&gt;<text:span text:style-name="T2874">矼</text:span>&lt;/span&gt;&lt;span style="color: #ff0000"&gt;<text:span text:style-name="T2875">豇</text:span>&lt;/span&gt;&lt;span style="color: #ff0000"&gt;<text:span text:style-name="T2876">茳</text:span>&lt;/span&gt;&lt;span style="color: #ff0000"&gt;<text:span text:style-name="T2877">姜</text:span>&lt;/span&gt;&lt;span style="color: #ff0000"&gt;<text:span text:style-name="T2878">僵</text:span>&lt;/span&gt;&lt;span style="color: #ff0000"&gt;<text:span text:style-name="T2879">橿</text:span>&lt;/span&gt;&lt;span style="color: #ff0000"&gt;<text:span text:style-name="T2880">礓</text:span>&lt;/span&gt;&lt;span style="color: #ff0000"&gt;<text:span text:style-name="T2881">疆</text:span>&lt;/span&gt;&lt;span&gt;&lt;br&gt;&lt;/span&gt;&lt;span style="color: #d89000"&gt;<text:span text:style-name="T2882">嚼</text:span>&lt;/span&gt;&lt;span&gt;&lt;br&gt;&lt;/span&gt;&lt;span style="color: #0000ff"&gt;<text:span text:style-name="T2883">叫</text:span>&lt;/span&gt;&lt;span style="color: #0000ff"&gt;<text:span text:style-name="T2884">珓</text:span>&lt;/span&gt;&lt;span style="color: #0000ff"&gt;<text:span text:style-name="T2885">校</text:span>&lt;/span&gt;&lt;span style="color: #ff0000"&gt;<text:span text:style-name="T2886">教</text:span>&lt;/span&gt;&lt;span style="color: #0000ff"&gt;<text:span text:style-name="T2887">酵</text:span>&lt;/span&gt;&lt;span style="color: #0000ff"&gt;<text:span text:style-name="T2888">窖</text:span>&lt;/span&gt;&lt;span style="color: #00a000"&gt;<text:span text:style-name="T2889">敫</text:span>&lt;/span&gt;&lt;span style="color: #0000ff"&gt;<text:span text:style-name="T2890">噭</text:span>&lt;/span&gt;&lt;span style="color: #00a000"&gt;<text:span text:style-name="T2891">徼</text:span>&lt;/span&gt;&lt;span style="color: #0000ff"&gt;<text:span text:style-name="T2892">斠</text:span>&lt;/span&gt;&lt;span style="color: #0000ff"&gt;<text:span text:style-name="T2893">噍</text:span>&lt;/span&gt;&lt;span style="color: #0000ff"&gt;<text:span text:style-name="T2894">醮</text:span>&lt;/span&gt;&lt;span style="color: #0000ff"&gt;<text:span text:style-name="T2895">灂</text:span>&lt;/span&gt;&lt;span style="color: #d89000"&gt;<text:span text:style-name="T2896">嚼</text:span>&lt;/span&gt;&lt;span style="color: #0000ff"&gt;<text:span text:style-name="T2897">皭</text:span>&lt;/span&gt;&lt;span style="color: #0000ff"&gt;<text:span text:style-name="T2898">釂</text:span>&lt;/span&gt;&lt;span&gt;&lt;br&gt;&lt;/span&gt;&lt;span style="color: #00a000"&gt;<text:span text:style-name="T2899">角</text:span>&lt;/span&gt;&lt;span style="color: #00a000"&gt;<text:span text:style-name="T2900">佼</text:span>&lt;/span&gt;&lt;span style="color: #00a000"&gt;<text:span text:style-name="T2901">狡</text:span>&lt;/span&gt;&lt;span style="color: #ff0000"&gt;<text:span text:style-name="T2902">姣</text:span>&lt;/span&gt;&lt;span style="color: #00a000"&gt;<text:span text:style-name="T2903">皎</text:span>&lt;/span&gt;&lt;span style="color: #00a000"&gt;<text:span text:style-name="T2904">筊</text:span>&lt;/span&gt;&lt;span style="color: #00a000"&gt;<text:span text:style-name="T2905">湫</text:span>&lt;/span&gt;&lt;span style="color: #00a000"&gt;<text:span text:style-name="T2906">剿</text:span>&lt;/span&gt;&lt;span style="color: #ff0000"&gt;<text:span text:style-name="T2907">勦</text:span>&lt;/span&gt;&lt;span style="color: #00a000"&gt;<text:span text:style-name="T2908">儌</text:span>&lt;/span&gt;&lt;span style="color: #00a000"&gt;<text:span text:style-name="T2909">徼</text:span>&lt;/span&gt;&lt;span style="color: #00a000"&gt;<text:span text:style-name="T2910">皦</text:span>&lt;/span&gt;&lt;span style="color: #0000ff"&gt;<text:span text:style-name="T2911">灂</text:span>&lt;/span&gt;&lt;span&gt;&lt;br&gt;&lt;/span&gt;&lt;span style="color: #ff0000"&gt;<text:span text:style-name="T2912">交</text:span>&lt;/span&gt;&lt;span style="color: #ff0000"&gt;<text:span text:style-name="T2913">郊</text:span>&lt;/span&gt;&lt;span style="color: #00a000"&gt;<text:span text:style-name="T2914">咬</text:span>&lt;/span&gt;&lt;span style="color: #ff0000"&gt;<text:span text:style-name="T2915">姣</text:span>&lt;/span&gt;&lt;span style="color: #ff0000"&gt;<text:span text:style-name="T2916">茭</text:span>&lt;/span&gt;&lt;span style="color: #ff0000"&gt;<text:span text:style-name="T2917">蛟</text:span>&lt;/span&gt;&lt;span style="color: #ff0000"&gt;<text:span text:style-name="T2918">跤</text:span>&lt;/span&gt;&lt;span style="color: #ff0000"&gt;<text:span text:style-name="T2919">艽</text:span>&lt;/span&gt;&lt;span style="color: #ff0000"&gt;<text:span text:style-name="T2920">教</text:span>&lt;/span&gt;&lt;span style="color: #ff0000"&gt;<text:span text:style-name="T2921">椒</text:span>&lt;/span&gt;&lt;span style="color: #ff0000"&gt;<text:span text:style-name="T2922">憍</text:span>&lt;/span&gt;&lt;span style="color: #ff0000"&gt;<text:span text:style-name="T2923">焦</text:span>&lt;/span&gt;&lt;span style="color: #ff0000"&gt;<text:span text:style-name="T2924">僬</text:span>&lt;/span&gt;&lt;span style="color: #0000ff"&gt;<text:span text:style-name="T2925">噍</text:span>&lt;/span&gt;&lt;span style="color: #ff0000"&gt;<text:span text:style-name="T2926">嶕</text:span>&lt;/span&gt;&lt;span style="color: #ff0000"&gt;<text:span text:style-name="T2927">燋</text:span>&lt;/span&gt;&lt;span style="color: #ff0000"&gt;<text:span text:style-name="T2928">蕉</text:span>&lt;/span&gt;&lt;span style="color: #ff0000"&gt;<text:span text:style-name="T2929">礁</text:span>&lt;/span&gt;&lt;span style="color: #ff0000"&gt;<text:span text:style-name="T2930">蟭</text:span>&lt;/span&gt;&lt;span style="color: #00a000"&gt;<text:span text:style-name="T2931">徼</text:span>&lt;/span&gt;&lt;span&gt;&lt;br&gt;&lt;/span&gt;&lt;span style="color: #d89000"&gt;<text:span text:style-name="T2932">卩</text:span>&lt;/span&gt;&lt;span style="color: #d89000"&gt;<text:span text:style-name="T2933">孑</text:span>&lt;/span&gt;&lt;span style="color: #d89000"&gt;<text:span text:style-name="T2934">劫</text:span>&lt;/span&gt;&lt;span style="color: #d89000"&gt;<text:span text:style-name="T2935">劼</text:span>&lt;/span&gt;&lt;span style="color: #d89000"&gt;<text:span text:style-name="T2936">拮</text:span>&lt;/span&gt;&lt;span style="color: #d89000"&gt;<text:span text:style-name="T2937">桔</text:span>&lt;/span&gt;&lt;span style="color: #d89000"&gt;<text:span text:style-name="T2938">袺</text:span>&lt;/span&gt;&lt;span style="color: #d89000"&gt;<text:span text:style-name="T2939">蛣</text:span>&lt;/span&gt;&lt;span style="color: #d89000"&gt;<text:span text:style-name="T2940">杰</text:span>&lt;/span&gt;&lt;span style="color: #d89000"&gt;<text:span text:style-name="T2941">衱</text:span>&lt;/span&gt;&lt;span style="color: #d89000"&gt;<text:span text:style-name="T2942">倢</text:span>&lt;/span&gt;&lt;span style="color: #d89000"&gt;<text:span text:style-name="T2943">捷</text:span>&lt;/span&gt;&lt;span style="color: #d89000"&gt;<text:span text:style-name="T2944">啑</text:span>&lt;/span&gt;&lt;span style="color: #d89000"&gt;<text:span text:style-name="T2945">婕</text:span>&lt;/span&gt;&lt;span style="color: #d89000"&gt;<text:span text:style-name="T2946">睫</text:span>&lt;/span&gt;&lt;span style="color: #0000ff"&gt;<text:span text:style-name="T2947">箑</text:span>&lt;/span&gt;&lt;span style="color: #d89000"&gt;<text:span text:style-name="T2948">踕</text:span>&lt;/span&gt;&lt;span style="color: #d89000"&gt;<text:span text:style-name="T2949">桀</text:span>&lt;/span&gt;&lt;span style="color: #d89000"&gt;<text:span text:style-name="T2950">榤</text:span>&lt;/span&gt;&lt;span style="color: #ff0000"&gt;<text:span text:style-name="T2951">梜</text:span>&lt;/span&gt;&lt;span style="color: #d89000"&gt;<text:span text:style-name="T2952">楖</text:span>&lt;/span&gt;&lt;span style="color: #d89000"&gt;<text:span text:style-name="T2953">蝍</text:span>&lt;/span&gt;&lt;span style="color: #0000ff"&gt;<text:span text:style-name="T2954">瀄</text:span>&lt;/span&gt;&lt;span style="color: #0000ff"&gt;<text:span text:style-name="T2955">偈</text:span>&lt;/span&gt;&lt;span style="color: #00a000"&gt;<text:span text:style-name="T2956">渴</text:span>&lt;/span&gt;&lt;span style="color: #d89000"&gt;<text:span text:style-name="T2957">楬</text:span>&lt;/span&gt;&lt;span style="color: #d89000"&gt;<text:span text:style-name="T2958">竭</text:span>&lt;/span&gt;&lt;span style="color: #d89000"&gt;<text:span text:style-name="T2959">碣</text:span>&lt;/span&gt;&lt;span style="color: #d89000"&gt;<text:span text:style-name="T2960">羯</text:span><text:soft-page-break/>&lt;/span&gt;&lt;span style="color: #d89000"&gt;<text:span text:style-name="T2961">袷</text:span>&lt;/span&gt;&lt;span style="color: #d89000"&gt;<text:span text:style-name="T2962">絜</text:span>&lt;/span&gt;&lt;span style="color: #d89000"&gt;<text:span text:style-name="T2963">楶</text:span>&lt;/span&gt;&lt;span style="color: #d89000"&gt;<text:span text:style-name="T2964">截</text:span>&lt;/span&gt;&lt;span&gt;&lt;br&gt;&lt;/span&gt;&lt;span style="color: #0000ff"&gt;<text:span text:style-name="T2965">介</text:span>&lt;/span&gt;&lt;span style="color: #0000ff"&gt;<text:span text:style-name="T2966">价</text:span>&lt;/span&gt;&lt;span style="color: #0000ff"&gt;<text:span text:style-name="T2967">尬</text:span>&lt;/span&gt;&lt;span style="color: #0000ff"&gt;<text:span text:style-name="T2968">玠</text:span>&lt;/span&gt;&lt;span style="color: #0000ff"&gt;<text:span text:style-name="T2969">芥</text:span>&lt;/span&gt;&lt;span style="color: #0000ff"&gt;<text:span text:style-name="T2970">疥</text:span>&lt;/span&gt;&lt;span style="color: #0000ff"&gt;<text:span text:style-name="T2971">界</text:span>&lt;/span&gt;&lt;span style="color: #0000ff"&gt;<text:span text:style-name="T2972">蚧</text:span>&lt;/span&gt;&lt;span style="color: #0000ff"&gt;<text:span text:style-name="T2973">戒</text:span>&lt;/span&gt;&lt;span style="color: #0000ff"&gt;<text:span text:style-name="T2974">械</text:span>&lt;/span&gt;&lt;span style="color: #0000ff"&gt;<text:span text:style-name="T2975">借</text:span>&lt;/span&gt;&lt;span style="color: #0000ff"&gt;<text:span text:style-name="T2976">唶</text:span>&lt;/span&gt;&lt;span style="color: #d89000"&gt;<text:span text:style-name="T2977">耤</text:span>&lt;/span&gt;&lt;span style="color: #d89000"&gt;<text:span text:style-name="T2978">藉</text:span>&lt;/span&gt;&lt;span style="color: #ff0000"&gt;<text:span text:style-name="T2979">嗟</text:span>&lt;/span&gt;&lt;span style="color: #00a000"&gt;<text:span text:style-name="T2980">解</text:span>&lt;/span&gt;&lt;span style="color: #0000ff"&gt;<text:span text:style-name="T2981">廨</text:span>&lt;/span&gt;&lt;span style="color: #0000ff"&gt;<text:span text:style-name="T2982">犗</text:span>&lt;/span&gt;&lt;span style="color: #0000ff"&gt;<text:span text:style-name="T2983">褯</text:span>&lt;/span&gt;&lt;span&gt;&lt;br&gt;&lt;/span&gt;&lt;span style="color: #00a000"&gt;<text:span text:style-name="T2984">姐</text:span>&lt;/span&gt;&lt;span style="color: #00a000"&gt;<text:span text:style-name="T2985">姊</text:span>&lt;/span&gt;&lt;span style="color: #00a000"&gt;<text:span text:style-name="T2986">解</text:span>&lt;/span&gt;&lt;span style="color: #00a000"&gt;<text:span text:style-name="T2987">檞</text:span>&lt;/span&gt;&lt;span&gt;&lt;br&gt;&lt;/span&gt;&lt;span style="color: #ff0000"&gt;<text:span text:style-name="T2988">皆</text:span>&lt;/span&gt;&lt;span style="color: #d89000"&gt;<text:span text:style-name="T2989">偕</text:span>&lt;/span&gt;&lt;span style="color: #ff0000"&gt;<text:span text:style-name="T2990">湝</text:span>&lt;/span&gt;&lt;span style="color: #ff0000"&gt;<text:span text:style-name="T2991">喈</text:span>&lt;/span&gt;&lt;span style="color: #ff0000"&gt;<text:span text:style-name="T2992">蝔</text:span>&lt;/span&gt;&lt;span style="color: #ff0000"&gt;<text:span text:style-name="T2993">痎</text:span>&lt;/span&gt;&lt;span style="color: #ff0000"&gt;<text:span text:style-name="T2994">接</text:span>&lt;/span&gt;&lt;span style="color: #ff0000"&gt;<text:span text:style-name="T2995">椄</text:span>&lt;/span&gt;&lt;span style="color: #ff0000"&gt;<text:span text:style-name="T2996">秸</text:span>&lt;/span&gt;&lt;span style="color: #ff0000"&gt;<text:span text:style-name="T2997">揭</text:span>&lt;/span&gt;&lt;span style="color: #ff0000"&gt;<text:span text:style-name="T2998">街</text:span>&lt;/span&gt;&lt;span style="color: #ff0000"&gt;<text:span text:style-name="T2999">嗟</text:span>&lt;/span&gt;&lt;span style="color: #0000ff"&gt;<text:span text:style-name="T3000">薢</text:span>&lt;/span&gt;&lt;span&gt;&lt;br&gt;&lt;/span&gt;&lt;span style="color: #0000ff"&gt;<text:span text:style-name="T3001">妗</text:span>&lt;/span&gt;&lt;span style="color: #0000ff"&gt;<text:span text:style-name="T3002">近</text:span>&lt;/span&gt;&lt;span style="color: #0000ff"&gt;<text:span text:style-name="T3003">浸</text:span>&lt;/span&gt;&lt;span style="color: #0000ff"&gt;<text:span text:style-name="T3004">寖</text:span>&lt;/span&gt;&lt;span style="color: #0000ff"&gt;<text:span text:style-name="T3005">搢</text:span>&lt;/span&gt;&lt;span style="color: #ff0000"&gt;<text:span text:style-name="T3006">鄑</text:span>&lt;/span&gt;&lt;span style="color: #00a000"&gt;<text:span text:style-name="T3007">堇</text:span>&lt;/span&gt;&lt;span style="color: #00a000"&gt;<text:span text:style-name="T3008">廑</text:span>&lt;/span&gt;&lt;span style="color: #00a000"&gt;<text:span text:style-name="T3009">墐</text:span>&lt;/span&gt;&lt;span style="color: #00a000"&gt;<text:span text:style-name="T3010">瑾</text:span>&lt;/span&gt;&lt;span style="color: #0000ff"&gt;<text:span text:style-name="T3011">殣</text:span>&lt;/span&gt;&lt;span style="color: #0000ff"&gt;<text:span text:style-name="T3012">靳</text:span>&lt;/span&gt;&lt;span style="color: #ff0000"&gt;<text:span text:style-name="T3013">禁</text:span>&lt;/span&gt;&lt;span style="color: #0000ff"&gt;<text:span text:style-name="T3014">噤</text:span>&lt;/span&gt;&lt;span&gt;&lt;br&gt;&lt;/span&gt;&lt;span style="color: #00a000"&gt;<text:span text:style-name="T3015">堇</text:span>&lt;/span&gt;&lt;span style="color: #00a000"&gt;<text:span text:style-name="T3016">菫</text:span>&lt;/span&gt;&lt;span style="color: #00a000"&gt;<text:span text:style-name="T3017">廑</text:span>&lt;/span&gt;&lt;span style="color: #00a000"&gt;<text:span text:style-name="T3018">墐</text:span>&lt;/span&gt;&lt;span style="color: #00a000"&gt;<text:span text:style-name="T3019">瑾</text:span>&lt;/span&gt;&lt;span style="color: #00a000"&gt;<text:span text:style-name="T3020">槿</text:span>&lt;/span&gt;&lt;span style="color: #0000ff"&gt;<text:span text:style-name="T3021">殣</text:span>&lt;/span&gt;&lt;span style="color: #00a000"&gt;<text:span text:style-name="T3022">蓳</text:span>&lt;/span&gt;&lt;span&gt;&lt;br&gt;&lt;/span&gt;&lt;span style="color: #ff0000"&gt;<text:span text:style-name="T3023">巾</text:span>&lt;/span&gt;&lt;span style="color: #ff0000"&gt;<text:span text:style-name="T3024">今</text:span>&lt;/span&gt;&lt;span style="color: #ff0000"&gt;<text:span text:style-name="T3025">矜</text:span>&lt;/span&gt;&lt;span style="color: #ff0000"&gt;<text:span text:style-name="T3026">衿</text:span>&lt;/span&gt;&lt;span style="color: #ff0000"&gt;<text:span text:style-name="T3027">斤</text:span>&lt;/span&gt;&lt;span style="color: #ff0000"&gt;<text:span text:style-name="T3028">金</text:span>&lt;/span&gt;&lt;span style="color: #ff0000"&gt;<text:span text:style-name="T3029">津</text:span>&lt;/span&gt;&lt;span style="color: #ff0000"&gt;<text:span text:style-name="T3030">觔</text:span>&lt;/span&gt;&lt;span style="color: #ff0000"&gt;<text:span text:style-name="T3031">筋</text:span>&lt;/span&gt;&lt;span style="color: #0000ff"&gt;<text:span text:style-name="T3032">浸</text:span>&lt;/span&gt;&lt;span style="color: #ff0000"&gt;<text:span text:style-name="T3033">祲</text:span>&lt;/span&gt;&lt;span style="color: #ff0000"&gt;<text:span text:style-name="T3034">禁</text:span>&lt;/span&gt;&lt;span style="color: #ff0000"&gt;<text:span text:style-name="T3035">襟</text:span>&lt;/span&gt;&lt;span&gt;&lt;br&gt;&lt;/span&gt;&lt;span style="color: #0000ff"&gt;<text:span text:style-name="T3036">肵</text:span>&lt;/span&gt;&lt;span style="color: #0000ff"&gt;<text:span text:style-name="T3037">凊</text:span>&lt;/span&gt;&lt;span style="color: #0000ff"&gt;<text:span text:style-name="T3038">婧</text:span>&lt;/span&gt;&lt;span style="color: #0000ff"&gt;<text:span text:style-name="T3039">靖</text:span>&lt;/span&gt;&lt;span style="color: #0000ff"&gt;<text:span text:style-name="T3040">倞</text:span>&lt;/span&gt;&lt;span style="color: #0000ff"&gt;<text:span text:style-name="T3041">竫</text:span>&lt;/span&gt;&lt;span style="color: #0000ff"&gt;<text:span text:style-name="T3042">竟</text:span>&lt;/span&gt;&lt;span style="color: #0000ff"&gt;<text:span text:style-name="T3043">境</text:span>&lt;/span&gt;&lt;span style="color: #0000ff"&gt;<text:span text:style-name="T3044">獍</text:span>&lt;/span&gt;&lt;span style="color: #0000ff"&gt;<text:span text:style-name="T3045">敬</text:span>&lt;/span&gt;&lt;span&gt;&lt;br&gt;&lt;/span&gt;&lt;span style="color: #00a000"&gt;<text:span text:style-name="T3046">井</text:span>&lt;/span&gt;&lt;span style="color: #00a000"&gt;<text:soft-page-break/><text:span text:style-name="T3047">阱</text:span>&lt;/span&gt;&lt;span style="color: #00a000"&gt;<text:span text:style-name="T3048">景</text:span>&lt;/span&gt;&lt;span style="color: #00a000"&gt;<text:span text:style-name="T3049">憬</text:span>&lt;/span&gt;&lt;span style="color: #00a000"&gt;<text:span text:style-name="T3050">璟</text:span>&lt;/span&gt;&lt;span style="color: #00a000"&gt;<text:span text:style-name="T3051">儆</text:span>&lt;/span&gt;&lt;span style="color: #00a000"&gt;<text:span text:style-name="T3052">警</text:span>&lt;/span&gt;&lt;span&gt;&lt;br&gt;&lt;/span&gt;&lt;span style="color: #0000ff"&gt;<text:span text:style-name="T3053">更</text:span>&lt;/span&gt;&lt;span style="color: #ff0000"&gt;<text:span text:style-name="T3054">粳</text:span>&lt;/span&gt;&lt;span style="color: #ff0000"&gt;<text:span text:style-name="T3055">京</text:span>&lt;/span&gt;&lt;span style="color: #ff0000"&gt;<text:span text:style-name="T3056">青</text:span>&lt;/span&gt;&lt;span style="color: #ff0000"&gt;<text:span text:style-name="T3057">菁</text:span>&lt;/span&gt;&lt;span style="color: #ff0000"&gt;<text:span text:style-name="T3058">睛</text:span>&lt;/span&gt;&lt;span style="color: #ff0000"&gt;<text:span text:style-name="T3059">精</text:span>&lt;/span&gt;&lt;span style="color: #0000ff"&gt;<text:span text:style-name="T3060">箐</text:span>&lt;/span&gt;&lt;span style="color:<text:s/><text:span text:style-name="T3061">#ff0000"&gt;</text:span><text:span text:style-name="T3062">鼱</text:span><text:span text:style-name="T3063">&lt;/span&gt;&lt;span style="color: #ff0000"&gt;</text:span><text:span text:style-name="T3064">耕</text:span><text:span text:style-name="T3065">&lt;/span&gt;&lt;span style="color: #ff0000"&gt;</text:span><text:span text:style-name="T3066">旌</text:span><text:span text:style-name="T3067">&lt;/span&gt;&lt;span style="color: #ff0000"&gt;</text:span><text:span text:style-name="T3068">旍</text:span><text:span text:style-name="T3069">&lt;/span&gt;&lt;span style="color: #ff0000"&gt;</text:span><text:span text:style-name="T3070">晶</text:span><text:span text:style-name="T3071">&lt;/span&gt;&lt;span style="color: #ff0000"&gt;</text:span><text:span text:style-name="T3072">兢</text:span><text:span text:style-name="T3073">&lt;/span&gt;</text:span></text:p>
      <text:p text:style-name="Normal">&lt;span style="color: #ff0000"&gt;<text:span text:style-name="T3074">扃</text:span>&lt;/span&gt;&lt;span&gt;&lt;br&gt;&lt;/span&gt;&lt;span style="color: #00a000"&gt;<text:span text:style-name="T3075">冏</text:span>&lt;/span&gt;&lt;span style="color: #00a000"&gt;<text:span text:style-name="T3076">囧</text:span>&lt;/span&gt;&lt;span style="color: #00a000"&gt;<text:span text:style-name="T3077">泂</text:span>&lt;/span&gt;&lt;span style="color: #00a000"&gt;<text:span text:style-name="T3078">炯</text:span>&lt;/span&gt;&lt;span style="color: #00a000"&gt;<text:span text:style-name="T3079">迥</text:span>&lt;/span&gt;&lt;span style="color: #ff0000"&gt;<text:span text:style-name="T3080">扃</text:span>&lt;/span&gt;&lt;span style="color: #00a000"&gt;<text:span text:style-name="T3081">炅</text:span>&lt;/span&gt;&lt;span style="color: #00a000"&gt;<text:span text:style-name="T3082">窘</text:span>&lt;/span&gt;&lt;span style="color: #00a000"&gt;<text:span text:style-name="T3083">褧</text:span>&lt;/span&gt;&lt;span&gt;&lt;br&gt;&lt;/span&gt;&lt;span style="color: #ff0000"&gt;<text:span text:style-name="T3084">冂</text:span>&lt;/span&gt;&lt;span style="color: #ff0000"&gt;<text:span text:style-name="T3085">坰</text:span>&lt;/span&gt;&lt;span style="color: #ff0000"&gt;<text:span text:style-name="T3086">扃</text:span>&lt;/span&gt;&lt;span style="color: #00a000"&gt;<text:span text:style-name="T3087">駉</text:span>&lt;/span&gt;&lt;span&gt;&lt;br&gt;&lt;/span&gt;&lt;span style="color: #0000ff"&gt;<text:span text:style-name="T3088">臼</text:span>&lt;/span&gt;&lt;span style="color: #0000ff"&gt;<text:span text:style-name="T3089">舅</text:span>&lt;/span&gt;&lt;span style="color: #ff0000"&gt;<text:span text:style-name="T3090">究</text:span>&lt;/span&gt;&lt;span style="color: #0000ff"&gt;<text:span text:style-name="T3091">疚</text:span>&lt;/span&gt;&lt;span style="color: #0000ff"&gt;<text:span text:style-name="T3092">柩</text:span>&lt;/span&gt;&lt;span style="color: #0000ff"&gt;<text:span text:style-name="T3093">咎</text:span>&lt;/span&gt;&lt;span style="color: #0000ff"&gt;<text:span text:style-name="T3094">捄</text:span>&lt;/span&gt;&lt;span style="color: #0000ff"&gt;<text:span text:style-name="T3095">救</text:span>&lt;/span&gt;&lt;span style="color: #0000ff"&gt;<text:span text:style-name="T3096">就</text:span>&lt;/span&gt;&lt;span style="color: #0000ff"&gt;<text:span text:style-name="T3097">僦</text:span>&lt;/span&gt;&lt;span&gt;&lt;br&gt;&lt;/span&gt;&lt;span style="color: #00a000"&gt;<text:span text:style-name="T3098">九</text:span>&lt;/span&gt;&lt;span style="color: #00a000"&gt;<text:span text:style-name="T3099">久</text:span>&lt;/span&gt;&lt;span style="color: #00a000"&gt;<text:span text:style-name="T3100">玖</text:span>&lt;/span&gt;&lt;span style="color: #00a000"&gt;<text:span text:style-name="T3101">灸</text:span>&lt;/span&gt;&lt;span style="color: #ff0000"&gt;<text:span text:style-name="T3102">赳</text:span>&lt;/span&gt;&lt;span style="color: #00a000"&gt;<text:span text:style-name="T3103">韭</text:span>&lt;/span&gt;&lt;span style="color: #00a000"&gt;<text:span text:style-name="T3104">酒</text:span>&lt;/span&gt;&lt;span style="color: #00a000"&gt;<text:span text:style-name="T3105">愀</text:span>&lt;/span&gt;&lt;span&gt;&lt;br&gt;&lt;/span&gt;&lt;span style="color: #ff0000"&gt;<text:span text:style-name="T3106">丩</text:span>&lt;/span&gt;&lt;span style="color: #ff0000"&gt;<text:span text:style-name="T3107">朻</text:span>&lt;/span&gt;&lt;span style="color: #ff0000"&gt;<text:span text:style-name="T3108">赳</text:span>&lt;/span&gt;&lt;span style="color: #ff0000"&gt;<text:span text:style-name="T3109">究</text:span>&lt;/span&gt;&lt;span style="color: #ff0000"&gt;<text:span text:style-name="T3110">揪</text:span>&lt;/span&gt;&lt;span style="color: #ff0000"&gt;<text:span text:style-name="T3111">啾</text:span>&lt;/span&gt;&lt;span style="color: #ff0000"&gt;<text:span text:style-name="T3112">揫</text:span>&lt;/span&gt;&lt;span style="color: #ff0000"&gt;<text:span text:style-name="T3113">摎</text:span>&lt;/span&gt;&lt;span style="color: #ff0000"&gt;<text:span text:style-name="T3114">樛</text:span>&lt;/span&gt;&lt;span style="color: #d89000"&gt;<text:span text:style-name="T3115">蝤</text:span>&lt;/span&gt;&lt;span style="color: #0000ff"&gt;<text:span text:style-name="T3116">噍</text:span>&lt;/span&gt;&lt;span&gt;&lt;br&gt;&lt;/span&gt;&lt;span&gt;<text:span text:style-name="T3117">𦥑</text:span>&lt;/span&gt;&lt;span style="color: #d89000"&gt;<text:span text:style-name="T3118">局</text:span>&lt;/span&gt;&lt;span style="color: #d89000"&gt;<text:span text:style-name="T3119">挶</text:span>&lt;/span&gt;&lt;span style="color: #d89000"&gt;<text:span text:style-name="T3120">焗</text:span>&lt;/span&gt;&lt;span style="color: #ff0000"&gt;<text:span text:style-name="T3121">梮</text:span>&lt;/span&gt;&lt;span style="color: #d89000"&gt;<text:span text:style-name="T3122">跼</text:span>&lt;/span&gt;&lt;span style="color: #ff0000"&gt;<text:span text:style-name="T3123">匊</text:span>&lt;/span&gt;&lt;span style="color: #ff0000"&gt;<text:span text:style-name="T3124">掬</text:span>&lt;/span&gt;&lt;span style="color: #d89000"&gt;<text:span text:style-name="T3125">椈</text:span>&lt;/span&gt;&lt;span style="color: #d89000"&gt;<text:span text:style-name="T3126">菊</text:span>&lt;/span&gt;&lt;span style="color: #ff0000"&gt;<text:span text:style-name="T3127">踘</text:span>&lt;/span&gt;&lt;span style="color: #ff0000"&gt;<text:span text:style-name="T3128">鞠</text:span>&lt;/span&gt;&lt;span style="color: #d89000"&gt;<text:span text:style-name="T3129">桔</text:span>&lt;/span&gt;&lt;span style="color: #d89000"&gt;<text:span text:style-name="T3130">湨</text:span>&lt;/span&gt;&lt;span style="color: #d89000"&gt;<text:span text:style-name="T3131">輂</text:span>&lt;/span&gt;&lt;span style="color: #d89000"&gt;<text:span text:style-name="T3132">橘</text:span>&lt;/span&gt;&lt;span style="color: #ff0000"&gt;<text:span text:style-name="T3133">鞫</text:span>&lt;/span&gt;&lt;span&gt;&lt;br&gt;&lt;/span&gt;&lt;span style="color: #0000ff"&gt;<text:span text:style-name="T3134">巨</text:span>&lt;/span&gt;&lt;span style="color: #0000ff"&gt;<text:span text:style-name="T3135">拒</text:span>&lt;/span&gt;&lt;span style="color: #0000ff"&gt;<text:span text:style-name="T3136">炬</text:span>&lt;/span&gt;&lt;span style="color: #0000ff"&gt;<text:span text:style-name="T3137">苣</text:span>&lt;/span&gt;&lt;span style="color: #0000ff"&gt;<text:span text:style-name="T3138">秬</text:span>&lt;/span&gt;&lt;span style="color: #0000ff"&gt;<text:span text:style-name="T3139">粔</text:span>&lt;/span&gt;&lt;span style="color: #0000ff"&gt;<text:span text:style-name="T3140">蚷</text:span>&lt;/span&gt;&lt;span style="color: #0000ff"&gt;<text:span text:style-name="T3141">距</text:span>&lt;/span&gt;&lt;span style="color: #0000ff"&gt;<text:span text:style-name="T3142">駏</text:span>&lt;/span&gt;&lt;span style="color: #0000ff"&gt;<text:span text:style-name="T3143">句</text:span>&lt;/span&gt;&lt;span<text:s/><text:soft-page-break/>style="color: #d89000"&gt;<text:span text:style-name="T3144">足</text:span>&lt;/span&gt;&lt;span style="color: #00a000"&gt;<text:span text:style-name="T3145">沮</text:span>&lt;/span&gt;&lt;span style="color: #0000ff"&gt;<text:span text:style-name="T3146">怚</text:span>&lt;/span&gt;&lt;span style="color: #0000ff"&gt;<text:span text:style-name="T3147">具</text:span>&lt;/span&gt;&lt;span style="color: #0000ff"&gt;<text:span text:style-name="T3148">俱</text:span>&lt;/span&gt;&lt;span style="color: #0000ff"&gt;<text:span text:style-name="T3149">埧</text:span>&lt;/span&gt;&lt;span style="color: #0000ff"&gt;<text:span text:style-name="T3150">冣</text:span>&lt;/span&gt;&lt;span style="color: #0000ff"&gt;<text:span text:style-name="T3151">聚</text:span>&lt;/span&gt;&lt;span&gt;<text:span text:style-name="T3152">䀠</text:span>&lt;/span&gt;&lt;span style="color: #0000ff"&gt;<text:span text:style-name="T3153">瞿</text:span>&lt;/span&gt;&lt;span style="color: #0000ff"&gt;<text:span text:style-name="T3154">倨</text:span>&lt;/span&gt;&lt;span style="color: #0000ff"&gt;<text:span text:style-name="T3155">踞</text:span>&lt;/span&gt;&lt;span style="color: #0000ff"&gt;<text:span text:style-name="T3156">虡</text:span>&lt;/span&gt;&lt;span style="color: #d89000"&gt;<text:span text:style-name="T3157">懅</text:span>&lt;/span&gt;&lt;span style="color: #0000ff"&gt;<text:span text:style-name="T3158">遽</text:span>&lt;/span&gt;&lt;span style="color: #0000ff"&gt;<text:span text:style-name="T3159">醵</text:span>&lt;/span&gt;&lt;span style="color: #0000ff"&gt;<text:span text:style-name="T3160">躆</text:span>&lt;/span&gt;&lt;span style="color: #0000ff"&gt;<text:span text:style-name="T3161">鐻</text:span>&lt;/span&gt;&lt;span style="color: #ff0000"&gt;<text:span text:style-name="T3162">据</text:span>&lt;/span&gt;&lt;span&gt;&lt;br&gt;&lt;/span&gt;&lt;span style="color: #00a000"&gt;<text:span text:style-name="T3163">沮</text:span>&lt;/span&gt;&lt;span style="color: #00a000"&gt;<text:span text:style-name="T3164">咀</text:span>&lt;/span&gt;&lt;span style="color: #ff0000"&gt;<text:span text:style-name="T3165">苴</text:span>&lt;/span&gt;&lt;span style="color: #00a000"&gt;<text:span text:style-name="T3166">弆</text:span>&lt;/span&gt;&lt;span style="color: #00a000"&gt;<text:span text:style-name="T3167">柜</text:span>&lt;/span&gt;&lt;span style="color: #00a000"&gt;<text:span text:style-name="T3168">矩</text:span>&lt;/span&gt;&lt;span style="color: #00a000"&gt;<text:span text:style-name="T3169">枸</text:span>&lt;/span&gt;&lt;span style="color: #00a000"&gt;<text:span text:style-name="T3170">竘</text:span>&lt;/span&gt;&lt;span style="color: #00a000"&gt;<text:span text:style-name="T3171">蒟</text:span>&lt;/span&gt;&lt;span style="color: #00a000"&gt;<text:span text:style-name="T3172">莒</text:span>&lt;/span&gt;&lt;span style="color: #00a000"&gt;<text:span text:style-name="T3173">筥</text:span>&lt;/span&gt;&lt;span style="color: #00a000"&gt;<text:span text:style-name="T3174">椇</text:span>&lt;/span&gt;&lt;span style="color: #00a000"&gt;<text:span text:style-name="T3175">萭</text:span>&lt;/span&gt;&lt;span style="color: #00a000"&gt;<text:span text:style-name="T3176">踽</text:span>&lt;/span&gt;&lt;span style="color: #d89000"&gt;<text:span text:style-name="T3177">籧</text:span>&lt;/span&gt;&lt;span&gt;&lt;br&gt;&lt;/span&gt;&lt;span style="color: #00a000"&gt;<text:span text:style-name="T3178">且</text:span>&lt;/span&gt;&lt;span style="color: #00a000"&gt;<text:span text:style-name="T3179">沮</text:span>&lt;/span&gt;&lt;span style="color: #ff0000"&gt;<text:span text:style-name="T3180">狙</text:span>&lt;/span&gt;&lt;span style="color: #ff0000"&gt;<text:span text:style-name="T3181">苴</text:span>&lt;/span&gt;&lt;span style="color: #ff0000"&gt;<text:span text:style-name="T3182">砠</text:span>&lt;/span&gt;&lt;span style="color: #ff0000"&gt;<text:span text:style-name="T3183">疽</text:span>&lt;/span&gt;&lt;span style="color: #ff0000"&gt;<text:span text:style-name="T3184">罝</text:span>&lt;/span&gt;&lt;span style="color: #ff0000"&gt;<text:span text:style-name="T3185">蛆</text:span>&lt;/span&gt;&lt;span style="color: #0000ff"&gt;<text:span text:style-name="T3186">趄</text:span>&lt;/span&gt;&lt;span style="color: #ff0000"&gt;<text:span text:style-name="T3187">菹</text:span>&lt;/span&gt;&lt;span style="color: #ff0000"&gt;<text:span text:style-name="T3188">葅</text:span>&lt;/span&gt;&lt;span style="color: #ff0000"&gt;<text:span text:style-name="T3189">雎</text:span>&lt;/span&gt;&lt;span style="color: #ff0000"&gt;<text:span text:style-name="T3190">拘</text:span>&lt;/span&gt;&lt;span style="color: #ff0000"&gt;<text:span text:style-name="T3191">痀</text:span>&lt;/span&gt;&lt;span style="color: #ff0000"&gt;<text:span text:style-name="T3192">居</text:span>&lt;/span&gt;&lt;span style="color: #ff0000"&gt;<text:span text:style-name="T3193">据</text:span>&lt;/span&gt;&lt;span style="color: #ff0000"&gt;<text:span text:style-name="T3194">琚</text:span>&lt;/span&gt;&lt;span style="color: #ff0000"&gt;<text:span text:style-name="T3195">椐</text:span>&lt;/span&gt;&lt;span style="color: #ff0000"&gt;<text:span text:style-name="T3196">腒</text:span>&lt;/span&gt;&lt;span style="color: #ff0000"&gt;<text:span text:style-name="T3197">裾</text:span>&lt;/span&gt;&lt;span style="color: #ff0000"&gt;<text:span text:style-name="T3198">鶋</text:span>&lt;/span&gt;&lt;span style="color: #0000ff"&gt;<text:span text:style-name="T3199">俱</text:span>&lt;/span&gt;&lt;span&gt;&lt;br&gt;&lt;/span&gt;&lt;span style="color: #00a000"&gt;<text:span text:style-name="T3200">卷</text:span>&lt;/span&gt;&lt;span style="color: #0000ff"&gt;<text:span text:style-name="T3201">帣</text:span>&lt;/span&gt;&lt;span style="color: #0000ff"&gt;<text:span text:style-name="T3202">倦</text:span>&lt;/span&gt;&lt;span style="color: #0000ff"&gt;<text:span text:style-name="T3203">眷</text:span>&lt;/span&gt;&lt;span style="color: #0000ff"&gt;<text:span text:style-name="T3204">圈</text:span>&lt;/span&gt;&lt;span style="color: #0000ff"&gt;<text:span text:style-name="T3205">睠</text:span>&lt;/span&gt;&lt;span style="color: #0000ff"&gt;<text:span text:style-name="T3206">悁</text:span>&lt;/span&gt;&lt;span style="color: #0000ff"&gt;<text:span text:style-name="T3207">狷</text:span>&lt;/span&gt;&lt;span style="color: #0000ff"&gt;<text:span text:style-name="T3208">睊</text:span>&lt;/span&gt;&lt;span style="color: #0000ff"&gt;<text:span text:style-name="T3209">罥</text:span>&lt;/span&gt;&lt;span style="color: #0000ff"&gt;<text:span text:style-name="T3210">鄄</text:span>&lt;/span&gt;&lt;span style="color: #0000ff"&gt;<text:span text:style-name="T3211">楗</text:span>&lt;/span&gt;&lt;span&gt;&lt;br&gt;&lt;/span&gt;&lt;span style="color: #00a000"&gt;<text:span text:style-name="T3212">卷</text:span>&lt;/span&gt;&lt;span style="color: #0000ff"&gt;<text:span text:style-name="T3213">帣</text:span>&lt;/span&gt;&lt;span&gt;&lt;br&gt;&lt;/span&gt;&lt;span style="color: #ff0000"&gt;<text:span text:style-name="T3214">身</text:span>&lt;/span&gt;&lt;span style="color: #ff0000"&gt;<text:span text:style-name="T3215">涓</text:span>&lt;/span&gt;&lt;span style="color: #0000ff"&gt;<text:span text:style-name="T3216">悁</text:span>&lt;/span&gt;&lt;span style="color: #ff0000"&gt;<text:span text:style-name="T3217">捐</text:span>&lt;/span&gt;&lt;span style="color: #ff0000"&gt;<text:span text:style-name="T3218">娟</text:span>&lt;/span&gt;&lt;span style="color: #0000ff"&gt;<text:span text:style-name="T3219">鞙</text:span>&lt;/span&gt;&lt;span style="color: #0000ff"&gt;<text:span text:style-name="T3220">圈</text:span>&lt;/span&gt;&lt;span style="color: #ff0000"&gt;<text:span text:style-name="T3221">朘</text:span>&lt;/span&gt;&lt;span style="color: #ff0000"&gt;<text:span text:style-name="T3222">蠲</text:span>&lt;/span&gt;&lt;span&gt;&lt;br&gt;&lt;/span&gt;&lt;span style="color: #d89000"&gt;<text:span text:style-name="T3223">亅</text:span>&lt;/span&gt;&lt;span style="color: #d89000"&gt;<text:span text:style-name="T3224">孓</text:span>&lt;/span&gt;&lt;span style="color: #d89000"&gt;<text:span text:style-name="T3225">抉</text:span>&lt;/span&gt;&lt;span style="color: #d89000"&gt;<text:span text:style-name="T3226">玦</text:span>&lt;/span&gt;&lt;span style="color: #d89000"&gt;<text:span text:style-name="T3227">芵</text:span>&lt;/span&gt;&lt;span style="color: #d89000"&gt;<text:span text:style-name="T3228">趹</text:span>&lt;/span&gt;&lt;span style="color: #d89000"&gt;<text:span text:style-name="T3229">觖</text:span>&lt;/span&gt;&lt;span&gt;<text:span text:style-name="T3230">𧮫</text:span>&lt;/span&gt;&lt;span style="color: #00a000"&gt;<text:span text:style-name="T3231">角</text:span><text:soft-page-break/>&lt;/span&gt;&lt;span style="color: #d89000"&gt;<text:span text:style-name="T3232">捔</text:span>&lt;/span&gt;&lt;span style="color: #d89000"&gt;<text:span text:style-name="T3233">桷</text:span>&lt;/span&gt;&lt;span style="color: #d89000"&gt;<text:span text:style-name="T3234">玨</text:span>&lt;/span&gt;&lt;span style="color: #d89000"&gt;<text:span text:style-name="T3235">倔</text:span>&lt;/span&gt;&lt;span style="color: #d89000"&gt;<text:span text:style-name="T3236">掘</text:span>&lt;/span&gt;&lt;span style="color: #d89000"&gt;<text:span text:style-name="T3237">崛</text:span>&lt;/span&gt;&lt;span&gt;<text:span text:style-name="T3238">䘿</text:span>&lt;/span&gt;&lt;span style="color: #d89000"&gt;<text:span text:style-name="T3239">厥</text:span>&lt;/span&gt;&lt;span style="color: #d89000"&gt;<text:span text:style-name="T3240">劂</text:span>&lt;/span&gt;&lt;span style="color: #d89000"&gt;<text:span text:style-name="T3241">嶡</text:span>&lt;/span&gt;&lt;span style="color: #d89000"&gt;<text:span text:style-name="T3242">獗</text:span>&lt;/span&gt;&lt;span style="color: #d89000"&gt;<text:span text:style-name="T3243">橛</text:span>&lt;/span&gt;&lt;span style="color: #d89000"&gt;<text:span text:style-name="T3244">蕨</text:span>&lt;/span&gt;&lt;span style="color: #00a000"&gt;<text:span text:style-name="T3245">蹶</text:span>&lt;/span&gt;&lt;span style="color: #d89000"&gt;<text:span text:style-name="T3246">傕</text:span>&lt;/span&gt;&lt;span style="color: #d89000"&gt;<text:span text:style-name="T3247">潏</text:span>&lt;/span&gt;&lt;span style="color: #d89000"&gt;<text:span text:style-name="T3248">噱</text:span>&lt;/span&gt;&lt;span style="color: #d89000"&gt;<text:span text:style-name="T3249">臄</text:span>&lt;/span&gt;&lt;span style="color: #d89000"&gt;<text:span text:style-name="T3250">爵</text:span>&lt;/span&gt;&lt;span style="color: #d89000"&gt;<text:span text:style-name="T3251">嚼</text:span>&lt;/span&gt;&lt;span style="color: #d89000"&gt;<text:span text:style-name="T3252">爝</text:span>&lt;/span&gt;&lt;span style="color: #d89000"&gt;<text:span text:style-name="T3253">矍</text:span>&lt;/span&gt;&lt;span style="color: #d89000"&gt;<text:span text:style-name="T3254">戄</text:span>&lt;/span&gt;&lt;span style="color: #d89000"&gt;<text:span text:style-name="T3255">攫</text:span>&lt;/span&gt;&lt;span style="color: #d89000"&gt;<text:span text:style-name="T3256">玃</text:span>&lt;/span&gt;&lt;span style="color: #d89000"&gt;<text:span text:style-name="T3257">彏</text:span>&lt;/span&gt;&lt;span style="color: #d89000"&gt;<text:span text:style-name="T3258">蠼</text:span>&lt;/span&gt;&lt;span style="color: #d89000"&gt;<text:span text:style-name="T3259">躩</text:span>&lt;/span&gt;&lt;span&gt;&lt;br&gt;&lt;/span&gt;&lt;span style="color: #d89000"&gt;<text:span text:style-name="T3260">倔</text:span>&lt;/span&gt;&lt;span&gt;&lt;br&gt;&lt;/span&gt;&lt;span style="color: #00a000"&gt;<text:span text:style-name="T3261">蹶</text:span>&lt;/span&gt;&lt;span&gt;&lt;br&gt;&lt;/span&gt;&lt;span style="color: #ff0000"&gt;<text:span text:style-name="T3262">嗟</text:span>&lt;/span&gt;&lt;span style="color: #ff0000"&gt;<text:span text:style-name="T3263">撅</text:span>&lt;/span&gt;&lt;span style="color: #ff0000"&gt;<text:span text:style-name="T3264">噘</text:span>&lt;/span&gt;&lt;span&gt;&lt;br&gt;&lt;/span&gt;&lt;span style="color: #0000ff"&gt;<text:span text:style-name="T3265">俊</text:span>&lt;/span&gt;&lt;span style="color: #0000ff"&gt;<text:span text:style-name="T3266">浚</text:span>&lt;/span&gt;&lt;span style="color: #0000ff"&gt;<text:span text:style-name="T3267">峻</text:span>&lt;/span&gt;&lt;span style="color: #ff0000"&gt;<text:span text:style-name="T3268">焌</text:span>&lt;/span&gt;&lt;span style="color: #0000ff"&gt;<text:span text:style-name="T3269">晙</text:span>&lt;/span&gt;&lt;span style="color: #0000ff"&gt;<text:span text:style-name="T3270">竣</text:span>&lt;/span&gt;&lt;span style="color: #ff0000"&gt;<text:span text:style-name="T3271">睃</text:span>&lt;/span&gt;&lt;span style="color: #0000ff"&gt;<text:span text:style-name="T3272">畯</text:span>&lt;/span&gt;&lt;span style="color: #0000ff"&gt;<text:span text:style-name="T3273">葰</text:span>&lt;/span&gt;&lt;span&gt;<text:span text:style-name="T3274">㕙</text:span>&lt;/span&gt;&lt;span style="color: #0000ff"&gt;<text:span text:style-name="T3275">鵔</text:span>&lt;/span&gt;&lt;span style="color: #0000ff"&gt;<text:span text:style-name="T3276">捃</text:span>&lt;/span&gt;&lt;span style="color: #0000ff"&gt;<text:span text:style-name="T3277">郡</text:span>&lt;/span&gt;&lt;span style="color: #ff0000"&gt;<text:span text:style-name="T3278">莙</text:span>&lt;/span&gt;&lt;span style="color: #ff0000"&gt;<text:span text:style-name="T3279">菌</text:span>&lt;/span&gt;&lt;span style="color: #0000ff"&gt;<text:span text:style-name="T3280">箘</text:span>&lt;/span&gt;&lt;span style="color: #0000ff"&gt;<text:span text:style-name="T3281">寯</text:span>&lt;/span&gt;&lt;span style="color: #0000ff"&gt;<text:span text:style-name="T3282">濬</text:span>&lt;/span&gt;&lt;span&gt;&lt;br&gt;&lt;/span&gt;&lt;span style="color: #00a000"&gt;<text:span text:style-name="T3283">窘</text:span>&lt;/span&gt;&lt;span&gt;&lt;br&gt;&lt;/span&gt;&lt;span style="color: #ff0000"&gt;<text:span text:style-name="T3284">均</text:span>&lt;/span&gt;&lt;span style="color: #ff0000"&gt;<text:span text:style-name="T3285">袀</text:span>&lt;/span&gt;&lt;span style="color: #ff0000"&gt;<text:span text:style-name="T3286">君</text:span>&lt;/span&gt;&lt;span style="color: #ff0000"&gt;<text:span text:style-name="T3287">囷</text:span>&lt;/span&gt;&lt;span style="color: #ff0000"&gt;<text:span text:style-name="T3288">麇</text:span>&lt;/span&gt;&lt;span style="color: #ff0000"&gt;<text:span text:style-name="T3289">涒</text:span>&lt;/span&gt;&lt;span&gt;&lt;br&gt;&lt;/span&gt;&lt;span style="color: #ff0000"&gt;<text:span text:style-name="T3290">喀</text:span>&lt;/span&gt;&lt;span style="color: #0000ff"&gt;<text:span text:style-name="T3291">髂</text:span>&lt;/span&gt;&lt;span&gt;&lt;br&gt;&lt;/span&gt;&lt;span style="color: #00a000"&gt;<text:span text:style-name="T3292">卡</text:span>&lt;/span&gt;&lt;span style="color: #00a000"&gt;<text:span text:style-name="T3293">佧</text:span>&lt;/span&gt;&lt;span style="color: #00a000"&gt;<text:span text:style-name="T3294">鉲</text:span>&lt;/span&gt;&lt;span style="color: #d89000"&gt;<text:span text:style-name="T3295">咳</text:span>&lt;/span&gt;&lt;span style="color: #000000"&gt;<text:span text:style-name="T3296">咯</text:span>&lt;/span&gt;&lt;span&gt;&lt;br&gt;&lt;/span&gt;&lt;span style="color: #ff0000"&gt;<text:span text:style-name="T3297">咖</text:span>&lt;/span&gt;&lt;span style="color: #ff0000"&gt;<text:span text:style-name="T3298">哈</text:span>&lt;/span&gt;&lt;span style="color: #ff0000"&gt;<text:span text:style-name="T3299">喀</text:span>&lt;/span&gt;&lt;span&gt;&lt;br&gt;&lt;/span&gt;&lt;span style="color: #0000ff"&gt;<text:span text:style-name="T3300">欬</text:span>&lt;/span&gt;&lt;span style="color: #0000ff"&gt;<text:span text:style-name="T3301">愒</text:span>&lt;/span&gt;&lt;span style="color: #00a000"&gt;<text:span text:style-name="T3302">慨</text:span>&lt;/span&gt;&lt;span style="color: #00a000"&gt;<text:span text:style-name="T3303">嘅</text:span>&lt;/span&gt;&lt;span&gt;&lt;br&gt;&lt;/span&gt;&lt;span style="color: #00a000"&gt;<text:span text:style-name="T3304">慨</text:span>&lt;/span&gt;&lt;span style="color: #00a000"&gt;<text:span text:style-name="T3305">嘅</text:span>&lt;/span&gt;&lt;span style="color: #00a000"&gt;<text:span text:style-name="T3306">楷</text:span>&lt;/span&gt;&lt;span&gt;&lt;br&gt;&lt;/span&gt;&lt;span style="color: #ff0000"&gt;<text:span text:style-name="T3307">揩</text:span>&lt;/span&gt;&lt;span&gt;&lt;br&gt;&lt;/span&gt;&lt;span style="color: #0000ff"&gt;<text:span text:style-name="T3308">看</text:span>&lt;/span&gt;&lt;span style="color: #0000ff"&gt;<text:span text:style-name="T3309">衎</text:span>&lt;/span&gt;&lt;span style="color: #ff0000"&gt;<text:span text:style-name="T3310">勘</text:span>&lt;/span&gt;&lt;span style="color: #ff0000"&gt;<text:span text:style-name="T3311">碪</text:span>&lt;/span&gt;&lt;span style="color: #0000ff"&gt;<text:span text:style-name="T3312">瞰</text:span>&lt;/span&gt;&lt;span&gt;&lt;br&gt;&lt;/span&gt;&lt;span style="color: #00a000"&gt;<text:span text:style-name="T3313">凵</text:span>&lt;/span&gt;&lt;span style="color: #00a000"&gt;<text:span text:style-name="T3314">坎</text:span>&lt;/span&gt;&lt;span style="color: #00a000"&gt;<text:span text:style-name="T3315">砍</text:span>&lt;/span&gt;&lt;span style="color: #00a000"&gt;<text:span text:style-name="T3316">崁</text:span>&lt;/span&gt;&lt;span<text:s/><text:soft-page-break/>style="color: #00a000"&gt;<text:span text:style-name="T3317">侃</text:span>&lt;/span&gt;&lt;span style="color: #00a000"&gt;<text:span text:style-name="T3318">埳</text:span>&lt;/span&gt;&lt;span style="color: #00a000"&gt;<text:span text:style-name="T3319">欿</text:span>&lt;/span&gt;&lt;span style="color: #00a000"&gt;<text:span text:style-name="T3320">顑</text:span>&lt;/span&gt;&lt;span style="color: #0000ff"&gt;<text:span text:style-name="T3321">竷</text:span>&lt;/span&gt;&lt;span style="color: #0000ff"&gt;<text:span text:style-name="T3322">嵌</text:span>&lt;/span&gt;&lt;span&gt;&lt;br&gt;&lt;/span&gt;&lt;span style="color: #ff0000"&gt;<text:span text:style-name="T3323">刊</text:span>&lt;/span&gt;&lt;span style="color: #0000ff"&gt;<text:span text:style-name="T3324">看</text:span>&lt;/span&gt;&lt;span style="color: #ff0000"&gt;<text:span text:style-name="T3325">勘</text:span>&lt;/span&gt;&lt;span style="color: #ff0000"&gt;<text:span text:style-name="T3326">堪</text:span>&lt;/span&gt;&lt;span style="color: #0000ff"&gt;<text:span text:style-name="T3327">嵁</text:span>&lt;/span&gt;&lt;span style="color: #ff0000"&gt;<text:span text:style-name="T3328">戡</text:span>&lt;/span&gt;&lt;span&gt;&lt;br&gt;&lt;/span&gt;&lt;span style="color: #d89000"&gt;<text:span text:style-name="T3329">扛</text:span>&lt;/span&gt;&lt;span&gt;&lt;br&gt;&lt;/span&gt;&lt;span style="color: #0000ff"&gt;<text:span text:style-name="T3330">亢</text:span>&lt;/span&gt;&lt;span style="color: #0000ff"&gt;<text:span text:style-name="T3331">匟</text:span>&lt;/span&gt;&lt;span style="color: #0000ff"&gt;<text:span text:style-name="T3332">伉</text:span>&lt;/span&gt;&lt;span style="color: #0000ff"&gt;<text:span text:style-name="T3333">抗</text:span>&lt;/span&gt;&lt;span style="color: #0000ff"&gt;<text:span text:style-name="T3334">犺</text:span>&lt;/span&gt;&lt;span style="color: #0000ff"&gt;<text:span text:style-name="T3335">炕</text:span>&lt;/span&gt;&lt;span&gt;&lt;br&gt;&lt;/span&gt;&lt;span style="color: #ff0000"&gt;<text:span text:style-name="T3336">慷</text:span>&lt;/span&gt;&lt;span&gt;&lt;br&gt;&lt;/span&gt;&lt;span style="color: #ff0000"&gt;<text:span text:style-name="T3337">康</text:span>&lt;/span&gt;&lt;span style="color: #ff0000"&gt;<text:span text:style-name="T3338">慷</text:span>&lt;/span&gt;&lt;span style="color: #ff0000"&gt;<text:span text:style-name="T3339">糠</text:span>&lt;/span&gt;&lt;span style="color: #ff0000"&gt;<text:span text:style-name="T3340">鏮</text:span>&lt;/span&gt;&lt;span&gt;&lt;br&gt;&lt;/span&gt;&lt;span style="color: #0000ff"&gt;<text:span text:style-name="T3341">犒</text:span>&lt;/span&gt;&lt;span style="color: #0000ff"&gt;<text:span text:style-name="T3342">靠</text:span>&lt;/span&gt;&lt;span&gt;&lt;br&gt;&lt;/span&gt;&lt;span style="color: #00a000"&gt;<text:span text:style-name="T3343">丂</text:span>&lt;/span&gt;&lt;span style="color: #00a000"&gt;<text:span text:style-name="T3344">攷</text:span>&lt;/span&gt;&lt;span style="color: #00a000"&gt;<text:span text:style-name="T3345">考</text:span>&lt;/span&gt;&lt;span style="color: #00a000"&gt;<text:span text:style-name="T3346">拷</text:span>&lt;/span&gt;&lt;span style="color: #00a000"&gt;<text:span text:style-name="T3347">烤</text:span>&lt;/span&gt;&lt;span style="color: #00a000"&gt;<text:span text:style-name="T3348">栲</text:span>&lt;/span&gt;&lt;span style="color: #00a000"&gt;<text:span text:style-name="T3349">熇</text:span>&lt;/span&gt;&lt;span&gt;&lt;br&gt;&lt;/span&gt;&lt;span style="color: #ff0000"&gt;<text:span text:style-name="T3350">尻</text:span>&lt;/span&gt;&lt;span style="color: #d89000"&gt;<text:span text:style-name="T3351">訄</text:span>&lt;/span&gt;&lt;span&gt;&lt;br&gt;&lt;/span&gt;&lt;span style="color: #d89000"&gt;<text:span text:style-name="T3352">咳</text:span>&lt;/span&gt;&lt;span style="color: #0000ff"&gt;<text:span text:style-name="T3353">欬</text:span>&lt;/span&gt;&lt;span style="color: #ff0000"&gt;<text:span text:style-name="T3354">揢</text:span>&lt;/span&gt;&lt;span&gt;&lt;br&gt;&lt;/span&gt;&lt;span style="color: #00a000"&gt;<text:span text:style-name="T3355">可</text:span>&lt;/span&gt;&lt;span style="color: #ff0000"&gt;<text:span text:style-name="T3356">克</text:span>&lt;/span&gt;&lt;span style="color: #0000ff"&gt;<text:span text:style-name="T3357">氪</text:span>&lt;/span&gt;&lt;span style="color: #0000ff"&gt;<text:span text:style-name="T3358">刻</text:span>&lt;/span&gt;&lt;span style="color: #0000ff"&gt;<text:span text:style-name="T3359">客</text:span>&lt;/span&gt;&lt;span style="color: #0000ff"&gt;<text:span text:style-name="T3360">恪</text:span>&lt;/span&gt;&lt;span style="color: #ff0000"&gt;<text:span text:style-name="T3361">喀</text:span>&lt;/span&gt;&lt;span style="color: #0000ff"&gt;<text:span text:style-name="T3362">溘</text:span>&lt;/span&gt;&lt;span style="color: #0000ff"&gt;<text:span text:style-name="T3363">嗑</text:span>&lt;/span&gt;&lt;span style="color: #0000ff"&gt;<text:span text:style-name="T3364">榼</text:span>&lt;/span&gt;&lt;span&gt;&lt;br&gt;&lt;/span&gt;&lt;span style="color: #00a000"&gt;<text:span text:style-name="T3365">可</text:span>&lt;/span&gt;&lt;span style="color: #00a000"&gt;<text:span text:style-name="T3366">坷</text:span>&lt;/span&gt;&lt;span style="color: #00a000"&gt;<text:span text:style-name="T3367">岢</text:span>&lt;/span&gt;&lt;span style="color: #00a000"&gt;<text:span text:style-name="T3368">哿</text:span>&lt;/span&gt;&lt;span style="color: #0000ff"&gt;<text:span text:style-name="T3369">堁</text:span>&lt;/span&gt;&lt;span style="color: #00a000"&gt;<text:span text:style-name="T3370">渴</text:span>&lt;/span&gt;&lt;span&gt;&lt;br&gt;&lt;/span&gt;&lt;span style="color: #0000ff"&gt;<text:span text:style-name="T3371">刻</text:span>&lt;/span&gt;&lt;span style="color: #ff0000"&gt;<text:span text:style-name="T3372">珂</text:span>&lt;/span&gt;&lt;span style="color: #ff0000"&gt;<text:span text:style-name="T3373">柯</text:span>&lt;/span&gt;&lt;span style="color: #ff0000"&gt;<text:span text:style-name="T3374">苛</text:span>&lt;/span&gt;&lt;span style="color: #00a000"&gt;<text:span text:style-name="T3375">砢</text:span>&lt;/span&gt;&lt;span style="color: #d89000"&gt;<text:span text:style-name="T3376">蚵</text:span>&lt;/span&gt;&lt;span style="color: #ff0000"&gt;<text:span text:style-name="T3377">科</text:span>&lt;/span&gt;&lt;span style="color: #ff0000"&gt;<text:span text:style-name="T3378">蝌</text:span>&lt;/span&gt;&lt;span style="color: #ff0000"&gt;<text:span text:style-name="T3379">趷</text:span>&lt;/span&gt;&lt;span style="color: #ff0000"&gt;<text:span text:style-name="T3380">棵</text:span>&lt;/span&gt;&lt;span style="color: #ff0000"&gt;<text:span text:style-name="T3381">窠</text:span>&lt;/span&gt;&lt;span style="color: #ff0000"&gt;<text:span text:style-name="T3382">稞</text:span>&lt;/span&gt;&lt;span style="color: #ff0000"&gt;<text:span text:style-name="T3383">髁</text:span>&lt;/span&gt;&lt;span style="color: #0000ff"&gt;<text:span text:style-name="T3384">搕</text:span>&lt;/span&gt;&lt;span style="color: #ff0000"&gt;<text:span text:style-name="T3385">磕</text:span>&lt;/span&gt;&lt;span style="color: #ff0000"&gt;<text:span text:style-name="T3386">瞌</text:span>&lt;/span&gt;&lt;span style="color: #ff0000"&gt;<text:span text:style-name="T3387">薖</text:span>&lt;/span&gt;&lt;span&gt;&lt;br&gt;&lt;/span&gt;&lt;span style="color: #0000ff"&gt;<text:span text:style-name="T3388">掯</text:span>&lt;/span&gt;&lt;span style="color: #00a000"&gt;<text:span text:style-name="T3389">啃</text:span>&lt;/span&gt;&lt;span style="color: #0000ff"&gt;<text:span text:style-name="T3390">裉</text:span>&lt;/span&gt;&lt;span&gt;&lt;br&gt;&lt;/span&gt;&lt;span style="color: #00a000"&gt;<text:span text:style-name="T3391">肯</text:span>&lt;/span&gt;&lt;span style="color: #00a000"&gt;<text:span text:style-name="T3392">啃</text:span>&lt;/span&gt;&lt;span&gt;&lt;br&gt;&lt;/span&gt;&lt;span style="color: #00a000"&gt;<text:span text:style-name="T3393">肯</text:span>&lt;/span&gt;&lt;span&gt;&lt;br&gt;&lt;/span&gt;&lt;span style="color: #ff0000"&gt;<text:span text:style-name="T3394">坑</text:span>&lt;/span&gt;&lt;span style="color: #ff0000"&gt;<text:span text:style-name="T3395">吭</text:span>&lt;/span&gt;&lt;span style="color: #ff0000"&gt;<text:span text:style-name="T3396">阬</text:span>&lt;/span&gt;&lt;span style="color: #ff0000"&gt;<text:span text:style-name="T3397">牼</text:span>&lt;/span&gt;&lt;span style="color: #ff0000"&gt;<text:span text:style-name="T3398">誙</text:span><text:soft-page-break/>&lt;/span&gt;&lt;span&gt;&lt;br&gt;&lt;/span&gt;&lt;span style="color: #0000ff"&gt;<text:span text:style-name="T3399">空</text:span>&lt;/span&gt;&lt;span style="color: #0000ff"&gt;<text:span text:style-name="T3400">控</text:span>&lt;/span&gt;&lt;span style="color: #0000ff"&gt;<text:span text:style-name="T3401">鞚</text:span>&lt;/span&gt;&lt;span&gt;&lt;br&gt;&lt;/span&gt;&lt;span style="color: #00a000"&gt;<text:span text:style-name="T3402">孔</text:span>&lt;/span&gt;&lt;span style="color: #00a000"&gt;<text:span text:style-name="T3403">恐</text:span>&lt;/span&gt;&lt;span style="color: #00a000"&gt;<text:span text:style-name="T3404">倥</text:span>&lt;/span&gt;&lt;span style="color: #ff0000"&gt;<text:span text:style-name="T3405">悾</text:span>&lt;/span&gt;&lt;span&gt;&lt;br&gt;&lt;/span&gt;&lt;span style="color: #0000ff"&gt;<text:span text:style-name="T3406">空</text:span>&lt;/span&gt;&lt;span style="color: #00a000"&gt;<text:span text:style-name="T3407">倥</text:span>&lt;/span&gt;&lt;span style="color: #d89000"&gt;<text:span text:style-name="T3408">涳</text:span>&lt;/span&gt;&lt;span style="color: #ff0000"&gt;<text:span text:style-name="T3409">悾</text:span>&lt;/span&gt;&lt;span style="color: #ff0000"&gt;<text:span text:style-name="T3410">崆</text:span>&lt;/span&gt;&lt;span style="color: #ff0000"&gt;<text:span text:style-name="T3411">箜</text:span>&lt;/span&gt;&lt;span&gt;&lt;br&gt;&lt;/span&gt;&lt;span style="color: #0000ff"&gt;<text:span text:style-name="T3412">叩</text:span>&lt;/span&gt;&lt;span style="color: #0000ff"&gt;<text:span text:style-name="T3413">扣</text:span>&lt;/span&gt;&lt;span style="color: #0000ff"&gt;<text:span text:style-name="T3414">佝</text:span>&lt;/span&gt;&lt;span style="color: #0000ff"&gt;<text:span text:style-name="T3415">怐</text:span>&lt;/span&gt;&lt;span style="color: #0000ff"&gt;<text:span text:style-name="T3416">寇</text:span>&lt;/span&gt;&lt;span style="color: #0000ff"&gt;<text:span text:style-name="T3417">蔻</text:span>&lt;/span&gt;&lt;span style="color: #0000ff"&gt;<text:span text:style-name="T3418">簆</text:span>&lt;/span&gt;&lt;span style="color: #0000ff"&gt;<text:span text:style-name="T3419">鷇</text:span>&lt;/span&gt;&lt;span&gt;&lt;br&gt;&lt;/span&gt;&lt;span style="color: #00a000"&gt;<text:span text:style-name="T3420">口</text:span>&lt;/span&gt;&lt;span&gt;&lt;br&gt;&lt;/span&gt;&lt;span style="color: #ff0000"&gt;<text:span text:style-name="T3421">彄</text:span>&lt;/span&gt;&lt;span&gt;&lt;br&gt;&lt;/span&gt;&lt;span style="color: #ff0000"&gt;<text:span text:style-name="T3422">矻</text:span>&lt;/span&gt;&lt;span style="color: #0000ff"&gt;<text:span text:style-name="T3423">酷</text:span>&lt;/span&gt;&lt;span&gt;&lt;br&gt;&lt;/span&gt;&lt;span style="color: #00a000"&gt;<text:span text:style-name="T3424">苦</text:span>&lt;/span&gt;&lt;span style="color: #00a000"&gt;<text:span text:style-name="T3425">楛</text:span>&lt;/span&gt;&lt;span&gt;&lt;br&gt;&lt;/span&gt;&lt;span style="color: #ff0000"&gt;<text:span text:style-name="T3426">刳</text:span>&lt;/span&gt;&lt;span style="color: #ff0000"&gt;<text:span text:style-name="T3427">枯</text:span>&lt;/span&gt;&lt;span style="color: #ff0000"&gt;<text:span text:style-name="T3428">骷</text:span>&lt;/span&gt;&lt;span style="color: #ff0000"&gt;<text:span text:style-name="T3429">哭</text:span>&lt;/span&gt;&lt;span style="color: #ff0000"&gt;<text:span text:style-name="T3430">堀</text:span>&lt;/span&gt;&lt;span style="color: #ff0000"&gt;<text:span text:style-name="T3431">窟</text:span>&lt;/span&gt;&lt;span&gt;&lt;br&gt;&lt;/span&gt;&lt;span style="color: #0000ff"&gt;<text:span text:style-name="T3432">胯</text:span>&lt;/span&gt;&lt;span style="color: #0000ff"&gt;<text:span text:style-name="T3433">跨</text:span>&lt;/span&gt;&lt;span style="color: #0000ff"&gt;<text:span text:style-name="T3434">骻</text:span>&lt;/span&gt;&lt;span&gt;&lt;br&gt;&lt;/span&gt;&lt;span style="color: #00a000"&gt;<text:span text:style-name="T3435">侉</text:span>&lt;/span&gt;&lt;span style="color: #00a000"&gt;<text:span text:style-name="T3436">垮</text:span>&lt;/span&gt;&lt;span style="color: #ff0000"&gt;<text:span text:style-name="T3437">咵</text:span>&lt;/span&gt;&lt;span&gt;&lt;br&gt;&lt;/span&gt;&lt;span style="color: #ff0000"&gt;<text:span text:style-name="T3438">夸</text:span>&lt;/span&gt;&lt;span style="color: #ff0000"&gt;<text:span text:style-name="T3439">姱</text:span>&lt;/span&gt;&lt;span&gt;&lt;br&gt;&lt;/span&gt;&lt;span style="color: #0000ff"&gt;<text:span text:style-name="T3440">巜</text:span>&lt;/span&gt;&lt;span style="color: #0000ff"&gt;<text:span text:style-name="T3441">快</text:span>&lt;/span&gt;&lt;span style="color: #0000ff"&gt;<text:span text:style-name="T3442">筷</text:span>&lt;/span&gt;&lt;span style="color: #0000ff"&gt;<text:span text:style-name="T3443">廥</text:span>&lt;/span&gt;&lt;span style="color: #0000ff"&gt;<text:span text:style-name="T3444">旝</text:span>&lt;/span&gt;&lt;span style="color: #00a000"&gt;<text:span text:style-name="T3445">蒯</text:span>&lt;/span&gt;&lt;span&gt;&lt;br&gt;&lt;/span&gt;&lt;span style="color: #00a000"&gt;<text:span text:style-name="T3446">蒯</text:span>&lt;/<text:span text:style-name="T3447">span&gt;&lt;span&gt;&lt;br&gt;&lt;/span&gt;&lt;span style="color: #00a000"&gt;</text:span><text:span text:style-name="T3448">梡</text:span><text:span text:style-name="T3449">&lt;/span&gt;&lt;span style="color: #00a000"&gt;</text:span><text:span text:style-name="T3450">款</text:span><text:span text:style-name="T3451">&lt;/span&gt;&lt;span style="color: #00a000"&gt;</text:span><text:span text:style-name="T3452">窾</text:span><text:span text:style-name="T3453">&lt;/span&gt;</text:span></text:p>
      <text:p text:style-name="Normal">&lt;span style="color: #d89000"&gt;<text:span text:style-name="T3454">狂</text:span>&lt;/span&gt;&lt;span&gt;&lt;br&gt;&lt;/span&gt;&lt;span&gt;&lt;br&gt;&lt;/span&gt;&lt;span style="color: #0000ff"&gt;<text:span text:style-name="T3455">絖</text:span>&lt;/span&gt;&lt;span&gt;&lt;br&gt;&lt;/span&gt;&lt;span&gt;&lt;br&gt;&lt;/span&gt;&lt;span style="color: #00a000"&gt;<text:span text:style-name="T3456">懭</text:span>&lt;/span&gt;&lt;span&gt;&lt;br&gt;&lt;/span&gt;&lt;span&gt;&lt;br&gt;&lt;/span&gt;&lt;span style="color: #ff0000"&gt;<text:span text:style-name="T3457">匡</text:span>&lt;/span&gt;&lt;span style="color: #ff0000"&gt;<text:span text:style-name="T3458">劻</text:span>&lt;/span&gt;&lt;span style="color: #ff0000"&gt;<text:span text:style-name="T3459">洭</text:span>&lt;/span&gt;&lt;span style="color: #ff0000"&gt;<text:span text:style-name="T3460">恇</text:span>&lt;/span&gt;&lt;span style="color: #0000ff"&gt;<text:span text:style-name="T3461">眶</text:span>&lt;/span&gt;&lt;span style="color: #ff0000"&gt;<text:span text:style-name="T3462">筐</text:span>&lt;/span&gt;&lt;span style="color: #0000ff"&gt;<text:span text:style-name="T3463">框</text:span>&lt;/span&gt;&lt;span&gt;&lt;br&gt;&lt;/span&gt;&lt;span&gt;&lt;br&gt;&lt;/span&gt;&lt;span style="color: #d89000"&gt;<text:span text:style-name="T3464">奎</text:span>&lt;/span&gt;&lt;span style="color: #d89000"&gt;<text:span text:style-name="T3465">馗</text:span>&lt;/span&gt;&lt;span style="color: #d89000"&gt;<text:span text:style-name="T3466">頄</text:span>&lt;/span&gt;&lt;span style="color: #d89000"&gt;<text:span text:style-name="T3467">逵</text:span>&lt;/span&gt;&lt;span style="color: #d89000"&gt;<text:span text:style-name="T3468">揆</text:span>&lt;/span&gt;&lt;span style="color: #d89000"&gt;<text:span text:style-name="T3469">葵</text:span>&lt;/span&gt;&lt;span style="color: #d89000"&gt;<text:span text:style-name="T3470">暌</text:span>&lt;/span&gt;&lt;span style="color: #d89000"&gt;<text:span text:style-name="T3471">戣</text:span>&lt;/span&gt;&lt;span style="color: #d89000"&gt;<text:span text:style-name="T3472">睽</text:span>&lt;/span&gt;&lt;span style="color: #d89000"&gt;<text:span text:style-name="T3473">魁</text:span>&lt;/span&gt;&lt;span style="color: #d89000"&gt;<text:span text:style-name="T3474">櫆</text:span>&lt;/span&gt;&lt;span style="color: #d89000"&gt;<text:span text:style-name="T3475">頯</text:span>&lt;/span&gt;&lt;span style="color: #d89000"&gt;<text:span text:style-name="T3476">夔</text:span>&lt;/span&gt;&lt;span&gt;&lt;br&gt;&lt;/span&gt;&lt;span&gt;&lt;br&gt;&lt;/span&gt;&lt;span style="color: #0000ff"&gt;<text:span text:style-name="T3477">喟</text:span>&lt;/span&gt;&lt;span style="color: #0000ff"&gt;<text:span text:style-name="T3478">愧</text:span>&lt;/span&gt;&lt;span style="color: #0000ff"&gt;<text:span text:style-name="T3479">餽</text:span>&lt;/span&gt;&lt;span&gt;&lt;br&gt;&lt;/span&gt;&lt;span&gt;&lt;br&gt;&lt;/span&gt;&lt;span style="color: #d89000"&gt;<text:span text:style-name="T3480">揆</text:span>&lt;/span&gt;&lt;span style="color: #ff0000"&gt;<text:span text:style-name="T3481">傀</text:span>&lt;/span&gt;&lt;span style="color: #00a000"&gt;<text:span text:style-name="T3482">磈</text:span>&lt;/span&gt;&lt;span<text:s/><text:soft-page-break/>style="color: #00a000"&gt;<text:span text:style-name="T3483">蹞</text:span>&lt;/span&gt;&lt;span style="color: #00a000"&gt;<text:span text:style-name="T3484">跬</text:span>&lt;/span&gt;&lt;span&gt;&lt;br&gt;&lt;/span&gt;&lt;span&gt;&lt;br&gt;&lt;/span&gt;&lt;span style="color: #ff0000"&gt;<text:span text:style-name="T3485">刲</text:span>&lt;/span&gt;&lt;span style="color: #ff0000"&gt;<text:span text:style-name="T3486">悝</text:span>&lt;/span&gt;&lt;span style="color: #ff0000"&gt;<text:span text:style-name="T3487">盔</text:span>&lt;/span&gt;&lt;span style="color: #ff0000"&gt;<text:span text:style-name="T3488">闚</text:span>&lt;/span&gt;&lt;span&gt;&lt;br&gt;&lt;/span&gt;&lt;span&gt;&lt;br&gt;&lt;/span&gt;&lt;span style="color: #0000ff"&gt;<text:span text:style-name="T3489">困</text:span>&lt;/span&gt;&lt;span&gt;&lt;br&gt;&lt;/span&gt;&lt;span&gt;&lt;br&gt;&lt;/span&gt;&lt;span style="color: #00a000"&gt;<text:span text:style-name="T3490">悃</text:span>&lt;/span&gt;&lt;span style="color: #00a000"&gt;<text:span text:style-name="T3491">捆</text:span>&lt;/span&gt;&lt;span style="color: #00a000"&gt;<text:span text:style-name="T3492">梱</text:span>&lt;/span&gt;&lt;span style="color: #00a000"&gt;<text:span text:style-name="T3493">稛</text:span>&lt;/span&gt;&lt;span&gt;&lt;br&gt;&lt;/span&gt;&lt;span&gt;&lt;br&gt;&lt;/span&gt;&lt;span style="color: #ff0000"&gt;<text:span text:style-name="T3494">坤</text:span>&lt;/span&gt;&lt;span style="color: #ff0000"&gt;<text:span text:style-name="T3495">昆</text:span>&lt;/span&gt;&lt;span style="color: #0000ff"&gt;<text:span text:style-name="T3496">混</text:span>&lt;/span&gt;&lt;span style="color: #ff0000"&gt;<text:span text:style-name="T3497">焜</text:span>&lt;/span&gt;&lt;span style="color: #ff0000"&gt;<text:span text:style-name="T3498">琨</text:span>&lt;/span&gt;&lt;span style="color: #ff0000"&gt;<text:span text:style-name="T3499">晜</text:span>&lt;/span&gt;&lt;span&gt;<text:span text:style-name="T3500">䖵</text:span>&lt;/span&gt;&lt;span style="color: #ff0000"&gt;<text:span text:style-name="T3501">髡</text:span>&lt;/span&gt;&lt;span&gt;&lt;br&gt;&lt;/span&gt;&lt;span&gt;&lt;br&gt;&lt;/span&gt;&lt;span style="color: #0000ff"&gt;<text:span text:style-name="T3502">括</text:span>&lt;/span&gt;&lt;span style="color: #0000ff"&gt;<text:span text:style-name="T3503">适</text:span>&lt;/span&gt;&lt;span style="color: #0000ff"&gt;<text:span text:style-name="T3504">蛞</text:span>&lt;/span&gt;&lt;span style="color: #0000ff"&gt;<text:span text:style-name="T3505">漷</text:span>&lt;/span&gt;&lt;span style="color: #0000ff"&gt;<text:span text:style-name="T3506">廓</text:span>&lt;/span&gt;&lt;span style="color: #0000ff"&gt;<text:span text:style-name="T3507">鞹</text:span>&lt;/span&gt;&lt;span style="color: #ff0000"&gt;<text:span text:style-name="T3508">彉</text:span>&lt;/span&gt;&lt;span&gt;&lt;br&gt;&lt;/span&gt;&lt;span&gt;&lt;br&gt;&lt;/span&gt;&lt;span style="color: #ff0000"&gt;<text:span text:style-name="T3509">啦</text:span>&lt;/span&gt;&lt;span style="color: #0000ff"&gt;<text:span text:style-name="T3510">瘌</text:span>&lt;/span&gt;&lt;span&gt;&lt;br&gt;&lt;/span&gt;&lt;span&gt;&lt;br&gt;&lt;/span&gt;&lt;span style="color: #d89000"&gt;<text:span text:style-name="T3511">旯</text:span>&lt;/span&gt;&lt;span style="color: #0000ff"&gt;<text:span text:style-name="T3512">剌</text:span>&lt;/span&gt;&lt;span style="color: #ff0000"&gt;<text:span text:style-name="T3513">邋</text:span>&lt;/span&gt;&lt;span&gt;&lt;br&gt;&lt;/span&gt;&lt;span&gt;&lt;br&gt;&lt;/span&gt;&lt;span style="color: #0000ff"&gt;<text:span text:style-name="T3514">剌</text:span>&lt;/span&gt;&lt;span style="color: #0000ff"&gt;<text:span text:style-name="T3515">瘌</text:span>&lt;/span&gt;&lt;span style="color: #0000ff"&gt;<text:span text:style-name="T3516">蝲</text:span>&lt;/span&gt;&lt;span style="color: #0000ff"&gt;<text:span text:style-name="T3517">落</text:span>&lt;/span&gt;&lt;span style="color: #0000ff"&gt;<text:span text:style-name="T3518">辣</text:span>&lt;/span&gt;&lt;span style="color: #ff0000"&gt;<text:span text:style-name="T3519">腊</text:span>&lt;/span&gt;&lt;span style="color: #0000ff"&gt;<text:span text:style-name="T3520">蜡</text:span>&lt;/span&gt;&lt;span&gt;&lt;br&gt;&lt;/span&gt;&lt;span&gt;&lt;br&gt;&lt;/span&gt;&lt;span style="color: #ff0000"&gt;<text:span text:style-name="T3521">喇</text:span>&lt;/span&gt;&lt;span&gt;&lt;br&gt;&lt;/span&gt;&lt;span&gt;&lt;br&gt;&lt;/span&gt;&lt;span style="color: #ff0000"&gt;<text:span text:style-name="T3522">拉</text:span>&lt;/span&gt;&lt;span style="color: #ff0000"&gt;<text:span text:style-name="T3523">啦</text:span>&lt;/span&gt;&lt;span style="color: #ff0000"&gt;<text:span text:style-name="T3524">喇</text:span>&lt;/span&gt;&lt;span&gt;&lt;br&gt;&lt;/span&gt;&lt;span&gt;&lt;br&gt;&lt;/span&gt;&lt;span style="color: #d89000"&gt;<text:span text:style-name="T3525">郲</text:span>&lt;/span&gt;&lt;span style="color: #d89000"&gt;<text:span text:style-name="T3526">猍</text:span>&lt;/span&gt;&lt;span style="color: #d89000"&gt;<text:span text:style-name="T3527">騋</text:span>&lt;/span&gt;&lt;span style="color: #d89000"&gt;<text:span text:style-name="T3528">鶆</text:span>&lt;/span&gt;&lt;span style="color: #d89000"&gt;<text:span text:style-name="T3529">鯠</text:span>&lt;/span&gt;&lt;span&gt;&lt;br&gt;&lt;/span&gt;&lt;span&gt;&lt;br&gt;&lt;/span&gt;&lt;span style="color: #0000ff"&gt;<text:span text:style-name="T3530">藾</text:span>&lt;/span&gt;&lt;span&gt;&lt;br&gt;&lt;/span&gt;&lt;span&gt;&lt;br&gt;&lt;/span&gt;&lt;span style="color: #d89000"&gt;<text:span text:style-name="T3531">惏</text:span>&lt;/span&gt;&lt;span style="color: #d89000"&gt;<text:span text:style-name="T3532">婪</text:span>&lt;/span&gt;&lt;span style="color: #0000ff"&gt;<text:span text:style-name="T3533">瓓</text:span>&lt;/span&gt;&lt;span style="color: #d89000"&gt;<text:span text:style-name="T3534">籣</text:span>&lt;/span&gt;&lt;span&gt;<text:span text:style-name="T3535">㲯</text:span>&lt;/span&gt;&lt;span style="color: #ff0000"&gt;<text:span text:style-name="T3536">礛</text:span>&lt;/span&gt;&lt;span&gt;<text:span text:style-name="T3537">䰐</text:span>&lt;/span&gt;&lt;span&gt;&lt;br&gt;&lt;/span&gt;&lt;span&gt;&lt;br&gt;&lt;/span&gt;&lt;span style="color: #0000ff"&gt;<text:span text:style-name="T3538">爁</text:span>&lt;/span&gt;&lt;span&gt;&lt;br&gt;&lt;/span&gt;&lt;span&gt;&lt;br&gt;&lt;/span&gt;&lt;span style="color: #00a000"&gt;<text:span text:style-name="T3539">罱</text:span>&lt;/span&gt;&lt;span style="color: #0000ff"&gt;<text:span text:style-name="T3540">爁</text:span>&lt;/span&gt;&lt;span&gt;&lt;br&gt;&lt;/span&gt;&lt;span&gt;&lt;br&gt;&lt;/span&gt;&lt;span style="color: #d89000"&gt;<text:span text:style-name="T3541">郎</text:span>&lt;/span&gt;&lt;span style="color: #0000ff"&gt;<text:span text:style-name="T3542">浪</text:span>&lt;/span&gt;&lt;span style="color: #d89000"&gt;<text:span text:style-name="T3543">狼</text:span>&lt;/span&gt;&lt;span style="color: #d89000"&gt;<text:span text:style-name="T3544">琅</text:span>&lt;/span&gt;&lt;span style="color: #d89000"&gt;<text:span text:style-name="T3545">桹</text:span>&lt;/span&gt;&lt;span style="color: #0000ff"&gt;<text:span text:style-name="T3546">莨</text:span>&lt;/span&gt;&lt;span style="color: #d89000"&gt;<text:span text:style-name="T3547">廊</text:span>&lt;/span&gt;&lt;span style="color: #d89000"&gt;<text:span text:style-name="T3548">稂</text:span>&lt;/span&gt;&lt;span style="color: #d89000"&gt;<text:span text:style-name="T3549">嫏</text:span>&lt;/span&gt;&lt;span style="color: #d89000"&gt;<text:span text:style-name="T3550">瑯</text:span>&lt;/span&gt;&lt;span style="color: #d89000"&gt;<text:span text:style-name="T3551">榔</text:span>&lt;/span&gt;&lt;span style="color: #d89000"&gt;<text:span text:style-name="T3552">筤</text:span>&lt;/span&gt;&lt;span style="color: #d89000"&gt;<text:span text:style-name="T3553">螂</text:span>&lt;/span&gt;&lt;span style="color: #d89000"&gt;<text:span text:style-name="T3554">駺</text:span>&lt;/span&gt;&lt;span style="color:<text:s/><text:soft-page-break/>#ff0000"&gt;<text:span text:style-name="T3555">羹</text:span>&lt;/span&gt;&lt;span&gt;&lt;br&gt;&lt;/span&gt;&lt;span&gt;&lt;br&gt;&lt;/span&gt;&lt;span style="color: #0000ff"&gt;<text:span text:style-name="T3556">浪</text:span>&lt;/span&gt;&lt;span style="color: #0000ff"&gt;<text:span text:style-name="T3557">埌</text:span>&lt;/span&gt;&lt;span style="color: #0000ff"&gt;<text:span text:style-name="T3558">蒗</text:span>&lt;/span&gt;&lt;span&gt;&lt;br&gt;&lt;/span&gt;&lt;span&gt;&lt;br&gt;&lt;/span&gt;&lt;span style="color: #00a000"&gt;<text:span text:style-name="T3559">朗</text:span>&lt;/span&gt;&lt;span style="color: #00a000"&gt;<text:span text:style-name="T3560">烺</text:span>&lt;/span&gt;&lt;span&gt;&lt;br&gt;&lt;/span&gt;&lt;span&gt;&lt;br&gt;&lt;/span&gt;&lt;span style="color: #ff0000"&gt;<text:span text:style-name="T3561">啷</text:span>&lt;/span&gt;&lt;span&gt;&lt;br&gt;&lt;/span&gt;&lt;span&gt;&lt;br&gt;&lt;/span&gt;&lt;span style="color: #d89000"&gt;<text:span text:style-name="T3562">牢</text:span>&lt;/span&gt;&lt;span style="color: #d89000"&gt;<text:span text:style-name="T3563">哰</text:span>&lt;/span&gt;&lt;span style="color: #d89000"&gt;<text:span text:style-name="T3564">僗</text:span>&lt;/span&gt;&lt;span style="color: #00a000"&gt;<text:span text:style-name="T3565">轑</text:span>&lt;/span&gt;&lt;span style="color: #d89000"&gt;<text:span text:style-name="T3566">醪</text:span>&lt;/span&gt;&lt;span&gt;&lt;br&gt;&lt;/span&gt;&lt;span&gt;&lt;br&gt;&lt;/span&gt;&lt;span style="color: #0000ff"&gt;<text:span text:style-name="T3567">烙</text:span>&lt;/span&gt;&lt;span style="color: #0000ff"&gt;<text:span text:style-name="T3568">酪</text:span>&lt;/span&gt;&lt;span style="color: #0000ff"&gt;<text:span text:style-name="T3569">落</text:span>&lt;/span&gt;&lt;span style="color: #0000ff"&gt;<text:span text:style-name="T3570">嫪</text:span>&lt;/span&gt;&lt;span style="color: #00a000"&gt;<text:span text:style-name="T3571">潦</text:span>&lt;/span&gt;&lt;span&gt;&lt;br&gt;&lt;/span&gt;&lt;span&gt;&lt;br&gt;&lt;/span&gt;&lt;span style="color: #00a000"&gt;<text:span text:style-name="T3572">老</text:span>&lt;/span&gt;&lt;span style="color: #00a000"&gt;<text:span text:style-name="T3573">佬</text:span>&lt;/span&gt;&lt;span style="color: #00a000"&gt;<text:span text:style-name="T3574">狫</text:span>&lt;/span&gt;&lt;span style="color: #00a000"&gt;<text:span text:style-name="T3575">姥</text:span>&lt;/span&gt;&lt;span style="color: #00a000"&gt;<text:span text:style-name="T3576">栳</text:span>&lt;/span&gt;&lt;span style="color: #00a000"&gt;<text:span text:style-name="T3577">潦</text:span>&lt;/span&gt;&lt;span style="color: #d89000"&gt;<text:span text:style-name="T3578">橑</text:span>&lt;/span&gt;&lt;span style="color: #00a000"&gt;<text:span text:style-name="T3579">轑</text:span>&lt;/span&gt;&lt;span&gt;&lt;br&gt;&lt;/span&gt;&lt;span&gt;&lt;br&gt;&lt;/span&gt;&lt;span&gt;&lt;br&gt;&lt;/span&gt;&lt;span&gt;&lt;br&gt;&lt;/span&gt;&lt;span style="color: #000000"&gt;<text:span text:style-name="T3580">了</text:span>&lt;/span&gt;&lt;span&gt;&lt;br&gt;&lt;/span&gt;&lt;span&gt;&lt;br&gt;&lt;/span&gt;&lt;span style="color: #0000ff"&gt;<text:span text:style-name="T3581">仂</text:span>&lt;/span&gt;&lt;span style="color: #0000ff"&gt;<text:span text:style-name="T3582">扐</text:span>&lt;/span&gt;&lt;span style="color: #0000ff"&gt;<text:span text:style-name="T3583">阞</text:span>&lt;/span&gt;&lt;span style="color: #0000ff"&gt;<text:span text:style-name="T3584">肋</text:span>&lt;/span&gt;&lt;span style="color: #0000ff"&gt;<text:span text:style-name="T3585">泐</text:span>&lt;/span&gt;&lt;span style="color: #ff0000"&gt;<text:span text:style-name="T3586">勒</text:span>&lt;/span&gt;&lt;span style="color: #ff0000"&gt;<text:span text:style-name="T3587">垃</text:span>&lt;/span&gt;&lt;span style="color: #0000ff"&gt;<text:span text:style-name="T3588">埒</text:span>&lt;/span&gt;&lt;span style="color: #00a000"&gt;<text:span text:style-name="T3589">捋</text:span>&lt;/span&gt;&lt;span style="color: #0000ff"&gt;<text:span text:style-name="T3590">哷</text:span>&lt;/span&gt;&lt;span&gt;&lt;br&gt;&lt;/span&gt;&lt;span&gt;&lt;br&gt;&lt;/span&gt;&lt;span style="color: #0000ff"&gt;<text:span text:style-name="T3591">累</text:span>&lt;/span&gt;&lt;span style="color: #d89000"&gt;<text:span text:style-name="T3592">嫘</text:span>&lt;/span&gt;&lt;span style="color: #d89000"&gt;<text:span text:style-name="T3593">蔂</text:span>&lt;/span&gt;&lt;span style="color: #d89000"&gt;<text:span text:style-name="T3594">雷</text:span>&lt;/span&gt;&lt;span style="color: #d89000"&gt;<text:span text:style-name="T3595">擂</text:span>&lt;/span&gt;&lt;span style="color: #d89000"&gt;<text:span text:style-name="T3596">檑</text:span>&lt;/span&gt;&lt;span style="color: #d89000"&gt;<text:span text:style-name="T3597">羸</text:span>&lt;/span&gt;&lt;span style="color: #d89000"&gt;<text:span text:style-name="T3598">罍</text:span>&lt;/span&gt;&lt;span&gt;<text:span text:style-name="T3599">㶟</text:span>&lt;/span&gt;&lt;span&gt;&lt;br&gt;&lt;/span&gt;&lt;span&gt;&lt;br&gt;&lt;/span&gt;&lt;span style="color: #0000ff"&gt;<text:span text:style-name="T3600">肋</text:span>&lt;/span&gt;&lt;span style="color: #0000ff"&gt;<text:span text:style-name="T3601">累</text:span>&lt;/span&gt;&lt;span style="color: #0000ff"&gt;<text:span text:style-name="T3602">酹</text:span>&lt;/span&gt;&lt;span style="color: #d89000"&gt;<text:span text:style-name="T3603">擂</text:span>&lt;/span&gt;&lt;span style="color: #0000ff"&gt;<text:span text:style-name="T3604">礌</text:span>&lt;/span&gt;&lt;span style="color: #0000ff"&gt;<text:span text:style-name="T3605">禷</text:span>&lt;/span&gt;&lt;span style="color: #0000ff"&gt;<text:span text:style-name="T3606">礧</text:span>&lt;/span&gt;&lt;span&gt;&lt;br&gt;&lt;/span&gt;&lt;span&gt;&lt;br&gt;&lt;/span&gt;&lt;span&gt;<text:span text:style-name="T3607">㶟</text:span>&lt;/span&gt;&lt;span style="color: #00a000"&gt;<text:span text:style-name="T3608">耒</text:span>&lt;/span&gt;&lt;span style="color: #0000ff"&gt;<text:span text:style-name="T3609">累</text:span>&lt;/span&gt;&lt;span style="color: #0000ff"&gt;<text:span text:style-name="T3610">蜼</text:span>&lt;/span&gt;&lt;span style="color: #00a000"&gt;<text:span text:style-name="T3611">磊</text:span>&lt;/span&gt;&lt;span style="color: #00a000"&gt;<text:span text:style-name="T3612">蕾</text:span>&lt;/span&gt;&lt;span style="color: #00a000"&gt;<text:span text:style-name="T3613">儡</text:span>&lt;/span&gt;&lt;span style="color: #00a000"&gt;<text:span text:style-name="T3614">藟</text:span>&lt;/span&gt;&lt;span style="color: #0000ff"&gt;<text:span text:style-name="T3615">礧</text:span>&lt;/span&gt;&lt;span style="color: #00a000"&gt;<text:span text:style-name="T3616">礨</text:span>&lt;/span&gt;&lt;span style="color: #d89000"&gt;<text:span text:style-name="T3617">欙</text:span>&lt;/span&gt;&lt;span&gt;&lt;br&gt;&lt;/span&gt;&lt;span&gt;&lt;br&gt;&lt;/span&gt;&lt;span style="color: #ff0000"&gt;<text:span text:style-name="T3618">勒</text:span>&lt;/span&gt;&lt;span&gt;&lt;br&gt;&lt;/span&gt;&lt;span&gt;&lt;br&gt;&lt;/span&gt;&lt;span style="color: #d89000"&gt;<text:span text:style-name="T3619">崚</text:span>&lt;/span&gt;&lt;span style="color: #d89000"&gt;<text:span text:style-name="T3620">棱</text:span>&lt;/span&gt;&lt;span style="color: #d89000"&gt;<text:span text:style-name="T3621">薐</text:span>&lt;/span&gt;&lt;span style="color: #d89000"&gt;<text:span text:style-name="T3622">楞</text:span>&lt;/span&gt;&lt;span&gt;&lt;br&gt;&lt;/span&gt;&lt;span&gt;&lt;br&gt;&lt;/span&gt;&lt;span style="color: #0000ff"&gt;<text:span text:style-name="T3623">怔</text:span>&lt;/span&gt;&lt;span style="color: #0000ff"&gt;<text:span text:style-name="T3624">愣</text:span>&lt;/span&gt;&lt;span style="color: #d89000"&gt;<text:span text:style-name="T3625">楞</text:span>&lt;/span&gt;&lt;span&gt;&lt;br&gt;&lt;/span&gt;&lt;span&gt;&lt;br&gt;&lt;/span&gt;&lt;span style="color: #00a000"&gt;<text:span text:style-name="T3626">冷</text:span><text:soft-page-break/>&lt;/span&gt;&lt;span&gt;&lt;br&gt;&lt;/span&gt;&lt;span&gt;&lt;br&gt;&lt;/span&gt;&lt;span style="color: #0000ff"&gt;<text:span text:style-name="T3627">愣</text:span>&lt;/span&gt;&lt;span&gt;&lt;br&gt;&lt;/span&gt;&lt;span&gt;&lt;br&gt;&lt;/span&gt;&lt;span style="color: #00a000"&gt;<text:span text:style-name="T3628">哩</text:span>&lt;/span&gt;&lt;span&gt;&lt;br&gt;&lt;/span&gt;&lt;span&gt;&lt;br&gt;&lt;/span&gt;&lt;span style="color: #00a000"&gt;<text:span text:style-name="T3629">浬</text:span>&lt;/span&gt;&lt;span style="color: #d89000"&gt;<text:span text:style-name="T3630">狸</text:span>&lt;/span&gt;&lt;span style="color: #d89000"&gt;<text:span text:style-name="T3631">梩</text:span>&lt;/span&gt;&lt;span style="color: #d89000"&gt;<text:span text:style-name="T3632">貍</text:span>&lt;/span&gt;&lt;span style="color: #d89000"&gt;<text:span text:style-name="T3633">漓</text:span>&lt;/span&gt;&lt;span style="color: #d89000"&gt;<text:span text:style-name="T3634">璃</text:span>&lt;/span&gt;&lt;span style="color: #d89000"&gt;<text:span text:style-name="T3635">醨</text:span>&lt;/span&gt;&lt;span style="color: #d89000"&gt;<text:span text:style-name="T3636">梨</text:span>&lt;/span&gt;&lt;span style="color: #d89000"&gt;<text:span text:style-name="T3637">犁</text:span>&lt;/span&gt;&lt;span style="color: #d89000"&gt;<text:span text:style-name="T3638">蜊</text:span>&lt;/span&gt;&lt;span style="color: #d89000"&gt;<text:span text:style-name="T3639">菞</text:span>&lt;/span&gt;&lt;span style="color: #d89000"&gt;<text:span text:style-name="T3640">黎</text:span>&lt;/span&gt;&lt;span style="color: #d89000"&gt;<text:span text:style-name="T3641">藜</text:span>&lt;/span&gt;&lt;span style="color: #d89000"&gt;<text:span text:style-name="T3642">黧</text:span>&lt;/span&gt;&lt;span style="color: #d89000"&gt;<text:span text:style-name="T3643">剺</text:span>&lt;/span&gt;&lt;span style="color: #d89000"&gt;<text:span text:style-name="T3644">嫠</text:span>&lt;/span&gt;&lt;span style="color: #d89000"&gt;<text:span text:style-name="T3645">漦</text:span>&lt;/span&gt;&lt;span style="color: #d89000"&gt;<text:span text:style-name="T3646">斄</text:span>&lt;/span&gt;&lt;span style="color: #d89000"&gt;<text:span text:style-name="T3647">罹</text:span>&lt;/span&gt;&lt;span style="color: #d89000"&gt;<text:span text:style-name="T3648">蠡</text:span>&lt;/span&gt;&lt;span style="color: #d89000"&gt;<text:span text:style-name="T3649">劙</text:span>&lt;/span&gt;&lt;span style="color: #d89000"&gt;<text:span text:style-name="T3650">厘</text:span>&lt;/span&gt;&lt;span&gt;&lt;br&gt;&lt;/span&gt;&lt;span&gt;&lt;br&gt;&lt;/span&gt;&lt;span style="color: #0000ff"&gt;<text:span text:style-name="T3651">力</text:span>&lt;/span&gt;&lt;span style="color: #0000ff"&gt;<text:span text:style-name="T3652">屴</text:span>&lt;/span&gt;&lt;span style="color: #0000ff"&gt;<text:span text:style-name="T3653">荔</text:span>&lt;/span&gt;&lt;span style="color: #0000ff"&gt;<text:span text:style-name="T3654">立</text:span>&lt;/span&gt;&lt;span style="color: #0000ff"&gt;<text:span text:style-name="T3655">苙</text:span>&lt;/span&gt;&lt;span style="color: #0000ff"&gt;<text:span text:style-name="T3656">粒</text:span>&lt;/span&gt;&lt;span style="color: #0000ff"&gt;<text:span text:style-name="T3657">笠</text:span>&lt;/span&gt;&lt;span style="color: #0000ff"&gt;<text:span text:style-name="T3658">吏</text:span>&lt;/span&gt;&lt;span style="color: #0000ff"&gt;<text:span text:style-name="T3659">利</text:span>&lt;/span&gt;&lt;span style="color: #0000ff"&gt;<text:span text:style-name="T3660">俐</text:span>&lt;/span&gt;&lt;span style="color: #0000ff"&gt;<text:span text:style-name="T3661">猁</text:span>&lt;/span&gt;&lt;span style="color: #d89000"&gt;<text:span text:style-name="T3662">琍</text:span>&lt;/span&gt;&lt;span style="color: #0000ff"&gt;<text:span text:style-name="T3663">莉</text:span>&lt;/span&gt;&lt;span style="color: #0000ff"&gt;<text:span text:style-name="T3664">痢</text:span>&lt;/span&gt;&lt;span style="color: #0000ff"&gt;<text:span text:style-name="T3665">沴</text:span>&lt;/span&gt;&lt;span style="color: #0000ff"&gt;<text:span text:style-name="T3666">例</text:span>&lt;/span&gt;&lt;span style="color: #0000ff"&gt;<text:span text:style-name="T3667">栵</text:span>&lt;/span&gt;&lt;span style="color: #0000ff"&gt;<text:span text:style-name="T3668">戾</text:span>&lt;/span&gt;&lt;span style="color: #0000ff"&gt;<text:span text:style-name="T3669">悷</text:span>&lt;/span&gt;&lt;span style="color: #0000ff"&gt;<text:span text:style-name="T3670">捩</text:span>&lt;/span&gt;&lt;span style="color: #0000ff"&gt;<text:span text:style-name="T3671">唳</text:span>&lt;/span&gt;&lt;span style="color: #d89000"&gt;<text:span text:style-name="T3672">鬲</text:span>&lt;/span&gt;&lt;span style="color: #0000ff"&gt;<text:span text:style-name="T3673">栗</text:span>&lt;/span&gt;&lt;span style="color: #0000ff"&gt;<text:span text:style-name="T3674">溧</text:span>&lt;/span&gt;&lt;span style="color: #0000ff"&gt;<text:span text:style-name="T3675">篥</text:span>&lt;/span&gt;&lt;span style="color: #0000ff"&gt;<text:span text:style-name="T3676">詈</text:span>&lt;/span&gt;&lt;span style="color: #0000ff"&gt;<text:span text:style-name="T3677">瓅</text:span>&lt;/span&gt;&lt;span style="color: #0000ff"&gt;<text:span text:style-name="T3678">攦</text:span>&lt;/span&gt;&lt;span style="color: #0000ff"&gt;<text:span text:style-name="T3679">盭</text:span>&lt;/span&gt;&lt;span style="color: #0000ff"&gt;<text:span text:style-name="T3680">攭</text:span>&lt;/span&gt;&lt;span&gt;&lt;br&gt;&lt;/span&gt;&lt;span&gt;&lt;br&gt;&lt;/span&gt;&lt;span style="color: #00a000"&gt;<text:span text:style-name="T3681">李</text:span>&lt;/span&gt;&lt;span style="color: #00a000"&gt;<text:span text:style-name="T3682">里</text:span>&lt;/span&gt;&lt;span style="color: #00a000"&gt;<text:span text:style-name="T3683">俚</text:span>&lt;/span&gt;&lt;span style="color: #00a000"&gt;<text:span text:style-name="T3684">浬</text:span>&lt;/span&gt;&lt;span style="color: #00a000"&gt;<text:span text:style-name="T3685">哩</text:span>&lt;/span&gt;&lt;span style="color: #00a000"&gt;<text:span text:style-name="T3686">娌</text:span>&lt;/span&gt;&lt;span style="color: #00a000"&gt;<text:span text:style-name="T3687">理</text:span>&lt;/span&gt;&lt;span style="color: #d89000"&gt;<text:span text:style-name="T3688">喱</text:span>&lt;/span&gt;&lt;span style="color: #00a000"&gt;<text:span text:style-name="T3689">豊</text:span>&lt;/span&gt;&lt;span style="color: #00a000"&gt;<text:span text:style-name="T3690">澧</text:span>&lt;/span&gt;&lt;span style="color: #00a000"&gt;<text:span text:style-name="T3691">醴</text:span>&lt;/span&gt;&lt;span style="color: #d89000"&gt;<text:span text:style-name="T3692">蠡</text:span>&lt;/span&gt;&lt;span&gt;&lt;br&gt;&lt;/span&gt;&lt;span&gt;&lt;br&gt;&lt;/span&gt;&lt;span style="color: #00a000"&gt;<text:span text:style-name="T3693">哩</text:span>&lt;/span&gt;&lt;span&gt;&lt;br&gt;&lt;/span&gt;&lt;span&gt;&lt;br&gt;&lt;/span&gt;&lt;span&gt;&lt;br&gt;&lt;/span&gt;&lt;span&gt;&lt;br&gt;&lt;/span&gt;&lt;span style="color: #d89000"&gt;<text:span text:style-name="T3694">帘</text:span>&lt;/span&gt;&lt;span style="color: #d89000"&gt;<text:span text:style-name="T3695">謰</text:span>&lt;/span&gt;&lt;span style="color: #d89000"&gt;<text:span text:style-name="T3696">廉</text:span>&lt;/span&gt;&lt;span style="color: #d89000"&gt;<text:span text:style-name="T3697">磏</text:span>&lt;/span&gt;&lt;span style="color: #d89000"&gt;<text:span text:style-name="T3698">濂</text:span>&lt;/span&gt;&lt;span style="color: #d89000"&gt;<text:span text:style-name="T3699">臁</text:span>&lt;/span&gt;&lt;span style="color: #d89000"&gt;<text:span text:style-name="T3700">鬑</text:span>&lt;/span&gt;&lt;span style="color: #d89000"&gt;<text:span text:style-name="T3701">零</text:span>&lt;/span&gt;&lt;span&gt;&lt;br&gt;&lt;/span&gt;&lt;span&gt;&lt;br&gt;&lt;/span&gt;&lt;span style="color: #0000ff"&gt;<text:span text:style-name="T3702">湅</text:span>&lt;/span&gt;&lt;span style="color: #0000ff"&gt;<text:span text:style-name="T3703">楝</text:span>&lt;/span&gt;&lt;span style="color: #0000ff"&gt;<text:span text:style-name="T3704">僆</text:span><text:soft-page-break/>&lt;/span&gt;&lt;span&gt;&lt;br&gt;&lt;/span&gt;&lt;span&gt;&lt;br&gt;&lt;/span&gt;&lt;span style="color: #0000ff"&gt;<text:span text:style-name="T3705">膦</text:span>&lt;/span&gt;&lt;span&gt;&lt;br&gt;&lt;/span&gt;&lt;span&gt;&lt;br&gt;&lt;/span&gt;&lt;span style="color: #d89000"&gt;<text:span text:style-name="T3706">良</text:span>&lt;/span&gt;&lt;span style="color: #d89000"&gt;<text:span text:style-name="T3707">俍</text:span>&lt;/span&gt;&lt;span style="color: #0000ff"&gt;<text:span text:style-name="T3708">莨</text:span>&lt;/span&gt;&lt;span style="color: #d89000"&gt;<text:span text:style-name="T3709">踉</text:span>&lt;/span&gt;&lt;span style="color: #0000ff"&gt;<text:span text:style-name="T3710">亮</text:span>&lt;/span&gt;&lt;span style="color: #d89000"&gt;<text:span text:style-name="T3711">梁</text:span>&lt;/span&gt;&lt;span style="color: #d89000"&gt;<text:span text:style-name="T3712">粱</text:span>&lt;/span&gt;&lt;span style="color: #d89000"&gt;<text:span text:style-name="T3713">量</text:span>&lt;/span&gt;&lt;span&gt;&lt;br&gt;&lt;/span&gt;&lt;span&gt;&lt;br&gt;&lt;/span&gt;&lt;span style="color: #0000ff"&gt;<text:span text:style-name="T3714">亮</text:span>&lt;/span&gt;&lt;span style="color: #0000ff"&gt;<text:span text:style-name="T3715">喨</text:span>&lt;/span&gt;&lt;span style="color: #0000ff"&gt;<text:span text:style-name="T3716">悢</text:span>&lt;/span&gt;&lt;span style="color: #d89000"&gt;<text:span text:style-name="T3717">踉</text:span>&lt;/span&gt;&lt;span style="color: #0000ff"&gt;<text:span text:style-name="T3718">倞</text:span>&lt;/span&gt;&lt;span style="color: #0000ff"&gt;<text:span text:style-name="T3719">晾</text:span>&lt;/span&gt;&lt;span style="color: #d89000"&gt;<text:span text:style-name="T3720">量</text:span>&lt;/span&gt;&lt;span&gt;&lt;br&gt;&lt;/span&gt;&lt;span&gt;&lt;br&gt;&lt;/span&gt;&lt;span style="color: #00a000"&gt;<text:span text:style-name="T3721">裲</text:span>&lt;/span&gt;&lt;span style="color: #00a000"&gt;<text:span text:style-name="T3722">緉</text:span>&lt;/span&gt;&lt;span&gt;&lt;br&gt;&lt;/span&gt;&lt;span&gt;&lt;br&gt;&lt;/span&gt;&lt;span style="color: #d89000"&gt;<text:span text:style-name="T3723">聊</text:span>&lt;/span&gt;&lt;span style="color: #d89000"&gt;<text:span text:style-name="T3724">漻</text:span>&lt;/span&gt;&lt;span style="color: #d89000"&gt;<text:span text:style-name="T3725">寥</text:span>&lt;/span&gt;&lt;span style="color: #d89000"&gt;<text:span text:style-name="T3726">憀</text:span>&lt;/span&gt;&lt;span style="color: #d89000"&gt;<text:span text:style-name="T3727">飂</text:span>&lt;/span&gt;&lt;span style="color: #d89000"&gt;<text:span text:style-name="T3728">膋</text:span>&lt;/span&gt;&lt;span style="color: #d89000"&gt;<text:span text:style-name="T3729">僚</text:span>&lt;/span&gt;&lt;span style="color: #00a000"&gt;<text:span text:style-name="T3730">潦</text:span>&lt;/span&gt;&lt;span style="color: #d89000"&gt;<text:span text:style-name="T3731">寮</text:span>&lt;/span&gt;&lt;span style="color: #ff0000"&gt;<text:span text:style-name="T3732">撩</text:span>&lt;/span&gt;&lt;span style="color: #d89000"&gt;<text:span text:style-name="T3733">嘹</text:span>&lt;/span&gt;&lt;span style="color: #d89000"&gt;<text:span text:style-name="T3734">獠</text:span>&lt;/span&gt;&lt;span style="color: #d89000"&gt;<text:span text:style-name="T3735">嫽</text:span>&lt;/span&gt;&lt;span style="color: #d89000"&gt;<text:span text:style-name="T3736">燎</text:span>&lt;/span&gt;&lt;span style="color: #d89000"&gt;<text:span text:style-name="T3737">飉</text:span>&lt;/span&gt;&lt;span style="color: #d89000"&gt;<text:span text:style-name="T3738">敹</text:span>&lt;/span&gt;&lt;span&gt;&lt;br&gt;&lt;/span&gt;&lt;span&gt;&lt;br&gt;&lt;/span&gt;&lt;span style="color: #0000ff"&gt;<text:span text:style-name="T3739">尥</text:span>&lt;/span&gt;&lt;span style="color: #0000ff"&gt;<text:span text:style-name="T3740">料</text:span>&lt;/span&gt;&lt;span style="color: #0000ff"&gt;<text:span text:style-name="T3741">廖</text:span>&lt;/span&gt;&lt;span style="color: #0000ff"&gt;<text:span text:style-name="T3742">撂</text:span>&lt;/span&gt;&lt;span style="color: #d89000"&gt;<text:span text:style-name="T3743">燎</text:span>&lt;/span&gt;&lt;span style="color: #00a000"&gt;<text:span text:style-name="T3744">瞭</text:span>&lt;/span&gt;&lt;span&gt;&lt;br&gt;&lt;/span&gt;&lt;span&gt;&lt;br&gt;&lt;/span&gt;&lt;span style="color: #000000"&gt;<text:span text:style-name="T3745">了</text:span>&lt;/span&gt;&lt;span style="color: #d89000"&gt;<text:span text:style-name="T3746">燎</text:span>&lt;/span&gt;&lt;span style="color: #00a000"&gt;<text:span text:style-name="T3747">瞭</text:span>&lt;/span&gt;&lt;span style="color: #00a000"&gt;<text:span text:style-name="T3748">蓼</text:span>&lt;/span&gt;&lt;span&gt;&lt;br&gt;&lt;/span&gt;&lt;span&gt;&lt;br&gt;&lt;/span&gt;&lt;span style="color: #ff0000"&gt;<text:span text:style-name="T3749">撩</text:span>&lt;/span&gt;&lt;span&gt;&lt;br&gt;&lt;/span&gt;&lt;span&gt;&lt;br&gt;&lt;/span&gt;&lt;span style="color: #00a000"&gt;<text:span text:style-name="T3750">咧</text:span>&lt;/span&gt;&lt;span&gt;&lt;br&gt;&lt;/span&gt;&lt;span&gt;&lt;br&gt;&lt;/span&gt;&lt;span style="color: #0000ff"&gt;<text:span text:style-name="T3751">列</text:span>&lt;/span&gt;&lt;span style="color: #0000ff"&gt;<text:span text:style-name="T3752">冽</text:span>&lt;/span&gt;&lt;span style="color: #0000ff"&gt;<text:span text:style-name="T3753">洌</text:span>&lt;/span&gt;&lt;span style="color: #0000ff"&gt;<text:span text:style-name="T3754">烈</text:span>&lt;/span&gt;&lt;span style="color: #0000ff"&gt;<text:span text:style-name="T3755">裂</text:span>&lt;/span&gt;&lt;span style="color: #0000ff"&gt;<text:span text:style-name="T3756">趔</text:span>&lt;/span&gt;&lt;span style="color: #0000ff"&gt;<text:span text:style-name="T3757">颲</text:span>&lt;/span&gt;&lt;span style="color: #0000ff"&gt;<text:span text:style-name="T3758">劣</text:span>&lt;/span&gt;&lt;span style="color: #0000ff"&gt;<text:span text:style-name="T3759">捩</text:span>&lt;/span&gt;&lt;span style="color: #0000ff"&gt;<text:span text:style-name="T3760">脟</text:span>&lt;/span&gt;&lt;span style="color: #ff0000"&gt;<text:span text:style-name="T3761">邋</text:span>&lt;/span&gt;&lt;span style="color: #0000ff"&gt;<text:span text:style-name="T3762">躐</text:span>&lt;/span&gt;&lt;span style="color: #0000ff"&gt;<text:span text:style-name="T3763">鬣</text:span>&lt;/span&gt;&lt;span&gt;&lt;br&gt;&lt;/span&gt;&lt;span&gt;&lt;br&gt;&lt;/span&gt;&lt;span style="color: #00a000"&gt;<text:span text:style-name="T3764">咧</text:span>&lt;/span&gt;&lt;span&gt;&lt;br&gt;&lt;/span&gt;&lt;span&gt;&lt;br&gt;&lt;/span&gt;&lt;span style="color: #00a000"&gt;<text:span text:style-name="T3765">咧</text:span>&lt;/span&gt;&lt;span&gt;&lt;br&gt;&lt;/span&gt;&lt;span&gt;&lt;br&gt;&lt;/span&gt;&lt;span style="color: #d89000"&gt;<text:span text:style-name="T3766">林</text:span>&lt;/span&gt;&lt;span style="color: #d89000"&gt;<text:span text:style-name="T3767">淋</text:span>&lt;/span&gt;&lt;span style="color: #d89000"&gt;<text:span text:style-name="T3768">惏</text:span>&lt;/span&gt;&lt;span style="color: #d89000"&gt;<text:span text:style-name="T3769">琳</text:span>&lt;/span&gt;&lt;span style="color: #d89000"&gt;<text:span text:style-name="T3770">痳</text:span>&lt;/span&gt;&lt;span style="color: #ff0000"&gt;<text:span text:style-name="T3771">綝</text:span>&lt;/span&gt;&lt;span style="color: #d89000"&gt;<text:span text:style-name="T3772">霖</text:span>&lt;/span&gt;&lt;span style="color: #d89000"&gt;<text:span text:style-name="T3773">粼</text:span>&lt;/span&gt;&lt;span style="color: #d89000"&gt;<text:span text:style-name="T3774">潾</text:span>&lt;/span&gt;&lt;span style="color: #d89000"&gt;<text:span text:style-name="T3775">嶙</text:span>&lt;/span&gt;&lt;span style="color: #d89000"&gt;<text:span text:style-name="T3776">遴</text:span>&lt;/span&gt;&lt;span style="color: #d89000"&gt;<text:span text:style-name="T3777">燐</text:span>&lt;/span&gt;&lt;span style="color: #d89000"&gt;<text:span text:style-name="T3778">璘</text:span>&lt;/span&gt;&lt;span style="color: #0000ff"&gt;<text:span text:style-name="T3779">膦</text:span>&lt;/span&gt;&lt;span style="color: #d89000"&gt;<text:span text:style-name="T3780">磷</text:span>&lt;/span&gt;&lt;span<text:s/><text:soft-page-break/>style="color: #d89000"&gt;<text:span text:style-name="T3781">瞵</text:span>&lt;/span&gt;&lt;span style="color: #d89000"&gt;<text:span text:style-name="T3782">麟</text:span>&lt;/span&gt;&lt;span&gt;&lt;br&gt;&lt;/span&gt;&lt;span&gt;&lt;br&gt;&lt;/span&gt;&lt;span style="color: #0000ff"&gt;<text:span text:style-name="T3783">吝</text:span>&lt;/span&gt;&lt;span style="color: #d89000"&gt;<text:span text:style-name="T3784">遴</text:span>&lt;/span&gt;&lt;span&gt;&lt;br&gt;&lt;/span&gt;&lt;span&gt;&lt;br&gt;&lt;/span&gt;&lt;span style="color: #00a000"&gt;<text:span text:style-name="T3785">菻</text:span>&lt;/span&gt;&lt;span&gt;&lt;br&gt;&lt;/span&gt;&lt;span&gt;&lt;br&gt;&lt;/span&gt;&lt;span style="color: #d89000"&gt;<text:span text:style-name="T3786">伶</text:span>&lt;/span&gt;&lt;span style="color: #d89000"&gt;<text:span text:style-name="T3787">泠</text:span>&lt;/span&gt;&lt;span style="color: #d89000"&gt;<text:span text:style-name="T3788">囹</text:span>&lt;/span&gt;&lt;span style="color: #d89000"&gt;<text:span text:style-name="T3789">玲</text:span>&lt;/span&gt;&lt;span style="color: #d89000"&gt;<text:span text:style-name="T3790">苓</text:span>&lt;/span&gt;&lt;span style="color: #d89000"&gt;<text:span text:style-name="T3791">瓴</text:span>&lt;/span&gt;&lt;span style="color: #d89000"&gt;<text:span text:style-name="T3792">羚</text:span>&lt;/span&gt;&lt;span style="color: #d89000"&gt;<text:span text:style-name="T3793">聆</text:span>&lt;/span&gt;&lt;span style="color: #d89000"&gt;<text:span text:style-name="T3794">蛉</text:span>&lt;/span&gt;&lt;span style="color: #d89000"&gt;<text:span text:style-name="T3795">笭</text:span>&lt;/span&gt;&lt;span style="color: #d89000"&gt;<text:span text:style-name="T3796">翎</text:span>&lt;/span&gt;&lt;span style="color: #d89000"&gt;<text:span text:style-name="T3797">舲</text:span>&lt;/span&gt;&lt;span style="color: #d89000"&gt;<text:span text:style-name="T3798">詅</text:span>&lt;/span&gt;&lt;span style="color: #d89000"&gt;<text:span text:style-name="T3799">零</text:span>&lt;/span&gt;&lt;span style="color: #d89000"&gt;<text:span text:style-name="T3800">凌</text:span>&lt;/span&gt;&lt;span&gt;<text:span text:style-name="T3801">㥄</text:span>&lt;/span&gt;&lt;span style="color: #d89000"&gt;<text:span text:style-name="T3802">陵</text:span>&lt;/span&gt;&lt;span style="color: #d89000"&gt;<text:span text:style-name="T3803">菱</text:span>&lt;/span&gt;&lt;span style="color: #d89000"&gt;<text:span text:style-name="T3804">輘</text:span>&lt;/span&gt;&lt;span style="color: #d89000"&gt;<text:span text:style-name="T3805">霝</text:span>&lt;/span&gt;&lt;span<text:s/><text:span text:style-name="T3806">style="color: #d89000"&gt;</text:span><text:span text:style-name="T3807">酃</text:span><text:span text:style-name="T3808">&lt;/span&gt;&lt;span style="color: #0000ff"&gt;</text:span><text:span text:style-name="T3809">蘦</text:span><text:span text:style-name="T3810">&lt;/span&gt;&lt;span style="color: #d89000"&gt;</text:span><text:span text:style-name="T3811">醽</text:span><text:span text:style-name="T3812">&lt;/span&gt;&lt;span&gt;&lt;br&gt;&lt;/span&gt;&lt;span&gt;&lt;br&gt;&lt;/span&gt;&lt;span style="color: #0000ff"&gt;</text:span><text:span text:style-name="T3813">另</text:span><text:span text:style-name="T3814">&lt;/span&gt;&lt;span style="color: #0000ff"&gt;</text:span><text:span text:style-name="T3815">令</text:span><text:span text:style-name="T3816">&lt;/span&gt;</text:span></text:p>
      <text:p text:style-name="Normal">&lt;span style="color: #ff0000"&gt;<text:span text:style-name="T3817">拎</text:span>&lt;/span&gt;&lt;span&gt;&lt;br&gt;&lt;/span&gt;&lt;span&gt;&lt;br&gt;&lt;/span&gt;&lt;span style="color: #d89000"&gt;<text:span text:style-name="T3818">流</text:span>&lt;/span&gt;&lt;span style="color: #d89000"&gt;<text:span text:style-name="T3819">琉</text:span>&lt;/span&gt;&lt;span style="color: #d89000"&gt;<text:span text:style-name="T3820">硫</text:span>&lt;/span&gt;&lt;span style="color: #d89000"&gt;<text:span text:style-name="T3821">旒</text:span>&lt;/span&gt;&lt;span style="color: #d89000"&gt;<text:span text:style-name="T3822">鎏</text:span>&lt;/span&gt;&lt;span style="color: #d89000"&gt;<text:span text:style-name="T3823">留</text:span>&lt;/span&gt;&lt;span style="color: #d89000"&gt;<text:span text:style-name="T3824">榴</text:span>&lt;/span&gt;&lt;span style="color: #0000ff"&gt;<text:span text:style-name="T3825">遛</text:span>&lt;/span&gt;&lt;span style="color: #d89000"&gt;<text:span text:style-name="T3826">瘤</text:span>&lt;/span&gt;&lt;span style="color: #d89000"&gt;<text:span text:style-name="T3827">懰</text:span>&lt;/span&gt;&lt;span style="color: #d89000"&gt;<text:span text:style-name="T3828">疁</text:span>&lt;/span&gt;&lt;span&gt;&lt;br&gt;&lt;/span&gt;&lt;span&gt;&lt;br&gt;&lt;/span&gt;&lt;span style="color: #0000ff"&gt;<text:span text:style-name="T3829">六</text:span>&lt;/span&gt;&lt;span style="color: #ff0000"&gt;<text:span text:style-name="T3830">溜</text:span>&lt;/span&gt;&lt;span style="color: #0000ff"&gt;<text:span text:style-name="T3831">遛</text:span>&lt;/span&gt;&lt;span style="color: #0000ff"&gt;<text:span text:style-name="T3832">蹓</text:span>&lt;/span&gt;&lt;span style="color: #0000ff"&gt;<text:span text:style-name="T3833">霤</text:span>&lt;/span&gt;&lt;span&gt;&lt;br&gt;&lt;/span&gt;&lt;span&gt;&lt;br&gt;&lt;/span&gt;&lt;span style="color: #00a000"&gt;<text:span text:style-name="T3834">柳</text:span>&lt;/span&gt;&lt;span style="color: #00a000"&gt;<text:span text:style-name="T3835">罶</text:span>&lt;/span&gt;&lt;span&gt;&lt;br&gt;&lt;/span&gt;&lt;span&gt;&lt;br&gt;&lt;/span&gt;&lt;span style="color: #ff0000"&gt;<text:span text:style-name="T3836">溜</text:span>&lt;/span&gt;&lt;span&gt;&lt;br&gt;&lt;/span&gt;&lt;span&gt;&lt;br&gt;&lt;/span&gt;&lt;span style="color: #0000ff"&gt;<text:span text:style-name="T3837">咯</text:span>&lt;/span&gt;&lt;span&gt;&lt;br&gt;&lt;/span&gt;&lt;span&gt;&lt;br&gt;&lt;/span&gt;&lt;span style="color: #d89000"&gt;<text:span text:style-name="T3838">隆</text:span>&lt;/span&gt;&lt;span style="color: #d89000"&gt;<text:span text:style-name="T3839">癃</text:span>&lt;/span&gt;&lt;span style="color: #d89000"&gt;<text:span text:style-name="T3840">窿</text:span>&lt;/span&gt;&lt;span style="color: #d89000"&gt;<text:span text:style-name="T3841">巃</text:span>&lt;/span&gt;&lt;span&gt;&lt;br&gt;&lt;/span&gt;&lt;span&gt;&lt;br&gt;&lt;/span&gt;&lt;span style="color: #0000ff"&gt;<text:span text:style-name="T3842">弄</text:span>&lt;/span&gt;&lt;span&gt;&lt;br&gt;&lt;/span&gt;&lt;span&gt;&lt;br&gt;&lt;/span&gt;&lt;span style="color: #00a000"&gt;<text:span text:style-name="T3843">儱</text:span>&lt;/span&gt;&lt;span&gt;&lt;br&gt;&lt;/span&gt;&lt;span&gt;&lt;br&gt;&lt;/span&gt;&lt;span&gt;&lt;br&gt;&lt;/span&gt;&lt;span&gt;&lt;br&gt;&lt;/span&gt;&lt;span style="color: #d89000"&gt;<text:span text:style-name="T3844">廔</text:span>&lt;/span&gt;&lt;span style="color: #d89000"&gt;<text:span text:style-name="T3845">艛</text:span>&lt;/span&gt;&lt;span style="color: #d89000"&gt;<text:span text:style-name="T3846">鞻</text:span>&lt;/span&gt;&lt;span&gt;&lt;br&gt;&lt;/span&gt;&lt;span&gt;&lt;br&gt;&lt;/span&gt;&lt;span style="color: #0000ff"&gt;<text:span text:style-name="T3847">陋</text:span>&lt;/span&gt;&lt;span style="color: #0000ff"&gt;<text:span text:style-name="T3848">漏</text:span>&lt;/span&gt;&lt;span style="color: #0000ff"&gt;<text:span text:style-name="T3849">露</text:span>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3850">玈</text:span>&lt;/span&gt;&lt;span style="color: #d89000"&gt;<text:span text:style-name="T3851">罏</text:span>&lt;/span&gt;&lt;span style="color: #d89000"&gt;<text:span text:style-name="T3852">纑</text:span>&lt;/span&gt;&lt;span&gt;&lt;br&gt;&lt;/span&gt;&lt;span&gt;&lt;br&gt;&lt;/span&gt;&lt;span style="color: #0000ff"&gt;<text:span text:style-name="T3853">六</text:span>&lt;/span&gt;&lt;span style="color: #0000ff"&gt;<text:span text:style-name="T3854">甪</text:span>&lt;/span&gt;&lt;span style="color: #00a000"&gt;<text:span text:style-name="T3855">角</text:span>&lt;/span&gt;&lt;span style="color: #0000ff"&gt;<text:span text:style-name="T3856">琭</text:span>&lt;/span&gt;&lt;span style="color: #0000ff"&gt;<text:span text:style-name="T3857">菉</text:span><text:soft-page-break/>&lt;/span&gt;&lt;span style="color: #0000ff"&gt;<text:span text:style-name="T3858">氯</text:span>&lt;/span&gt;&lt;span style="color: #0000ff"&gt;<text:span text:style-name="T3859">逯</text:span>&lt;/span&gt;&lt;span style="color: #0000ff"&gt;<text:span text:style-name="T3860">碌</text:span>&lt;/span&gt;&lt;span style="color: #0000ff"&gt;<text:span text:style-name="T3861">睩</text:span>&lt;/span&gt;&lt;span style="color: #0000ff"&gt;<text:span text:style-name="T3862">盝</text:span>&lt;/span&gt;&lt;span style="color: #0000ff"&gt;<text:span text:style-name="T3863">醁</text:span>&lt;/span&gt;&lt;span style="color: #0000ff"&gt;<text:span text:style-name="T3864">鹿</text:span>&lt;/span&gt;&lt;span style="color: #0000ff"&gt;<text:span text:style-name="T3865">漉</text:span>&lt;/span&gt;&lt;span style="color: #0000ff"&gt;<text:span text:style-name="T3866">摝</text:span>&lt;/span&gt;&lt;span&gt;<text:span text:style-name="T3867">䍡</text:span>&lt;/span&gt;&lt;span style="color: #0000ff"&gt;<text:span text:style-name="T3868">簏</text:span>&lt;/span&gt;&lt;span style="color: #0000ff"&gt;<text:span text:style-name="T3869">麓</text:span>&lt;/span&gt;&lt;span style="color: #0000ff"&gt;<text:span text:style-name="T3870">硉</text:span>&lt;/span&gt;&lt;span style="color: #0000ff"&gt;<text:span text:style-name="T3871">稑</text:span>&lt;/span&gt;&lt;span style="color: #0000ff"&gt;<text:span text:style-name="T3872">路</text:span>&lt;/span&gt;&lt;span style="color: #0000ff"&gt;<text:span text:style-name="T3873">潞</text:span>&lt;/span&gt;&lt;span style="color: #0000ff"&gt;<text:span text:style-name="T3874">璐</text:span>&lt;/span&gt;&lt;span style="color: #0000ff"&gt;<text:span text:style-name="T3875">露</text:span>&lt;/span&gt;&lt;span style="color: #0000ff"&gt;<text:span text:style-name="T3876">僇</text:span>&lt;/span&gt;&lt;span style="color: #00a000"&gt;<text:span text:style-name="T3877">蓼</text:span>&lt;/span&gt;&lt;span style="color: #0000ff"&gt;<text:span text:style-name="T3878">戮</text:span>&lt;/span&gt;&lt;span style="color: #0000ff"&gt;<text:span text:style-name="T3879">穋</text:span>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3880">氀</text:span>&lt;/span&gt;&lt;span&gt;&lt;br&gt;&lt;/span&gt;&lt;span&gt;&lt;br&gt;&lt;/span&gt;&lt;span style="color: #0000ff"&gt;<text:span text:style-name="T3881">律</text:span>&lt;/span&gt;&lt;span style="color: #0000ff"&gt;<text:span text:style-name="T3882">嵂</text:span>&lt;/span&gt;&lt;span style="color: #0000ff"&gt;<text:span text:style-name="T3883">率</text:span>&lt;/span&gt;&lt;span style="color: #0000ff"&gt;<text:span text:style-name="T3884">菉</text:span>&lt;/span&gt;&lt;span style="color: #0000ff"&gt;<text:span text:style-name="T3885">氯</text:span>&lt;/span&gt;&lt;span style="color: #0000ff"&gt;<text:span text:style-name="T3886">鑢</text:span>&lt;/span&gt;&lt;span&gt;&lt;br&gt;&lt;/span&gt;&lt;span&gt;&lt;br&gt;&lt;/span&gt;&lt;span style="color: #00a000"&gt;<text:span text:style-name="T3887">郘</text:span>&lt;/span&gt;&lt;span style="color: #00a000"&gt;<text:span text:style-name="T3888">梠</text:span>&lt;/span&gt;&lt;span style="color: #00a000"&gt;<text:span text:style-name="T3889">旅</text:span>&lt;/span&gt;&lt;span style="color: #00a000"&gt;<text:span text:style-name="T3890">膂</text:span>&lt;/span&gt;&lt;span style="color: #00a000"&gt;<text:span text:style-name="T3891">捋</text:span>&lt;/span&gt;&lt;span style="color: #00a000"&gt;<text:span text:style-name="T3892">履</text:span>&lt;/span&gt;&lt;span&gt;&lt;br&gt;&lt;/span&gt;&lt;span&gt;&lt;br&gt;&lt;/span&gt;&lt;span style="color: #d89000"&gt;<text:span text:style-name="T3893">羉</text:span>&lt;/span&gt;&lt;span&gt;&lt;br&gt;&lt;/span&gt;&lt;span&gt;&lt;br&gt;&lt;/span&gt;&lt;span&gt;&lt;br&gt;&lt;/span&gt;&lt;span&gt;&lt;br&gt;&lt;/span&gt;&lt;span style="color: #00a000"&gt;<text:span text:style-name="T3894">卵</text:span>&lt;/span&gt;&lt;span style="color: #0000ff"&gt;<text:span text:style-name="T3895">脟</text:span>&lt;/span&gt;&lt;span&gt;&lt;br&gt;&lt;/span&gt;&lt;span&gt;&lt;br&gt;&lt;/span&gt;&lt;span&gt;&lt;br&gt;&lt;/span&gt;&lt;span&gt;&lt;br&gt;&lt;/span&gt;&lt;span&gt;&lt;br&gt;&lt;/span&gt;&lt;span&gt;&lt;br&gt;&lt;/span&gt;&lt;span style="color: #0000ff"&gt;<text:span text:style-name="T3896">掠</text:span>&lt;/span&gt;&lt;span style="color: #0000ff"&gt;<text:span text:style-name="T3897">略</text:span>&lt;/span&gt;&lt;span&gt;&lt;br&gt;&lt;/span&gt;&lt;span&gt;&lt;br&gt;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3898">螺</text:span>&lt;/span&gt;&lt;span style="color: #00a000"&gt;<text:span text:style-name="T3899">覶</text:span>&lt;/span&gt;&lt;span&gt;&lt;br&gt;&lt;/span&gt;&lt;span&gt;&lt;br&gt;&lt;/span&gt;&lt;span style="color: #0000ff"&gt;<text:span text:style-name="T3900">洛</text:span>&lt;/span&gt;&lt;span style="color: #0000ff"&gt;<text:span text:style-name="T3901">咯</text:span>&lt;/span&gt;&lt;span style="color: #0000ff"&gt;<text:span text:style-name="T3902">烙</text:span>&lt;/span&gt;&lt;span style="color: #0000ff"&gt;<text:span text:style-name="T3903">珞</text:span>&lt;/span&gt;&lt;span style="color: #0000ff"&gt;<text:span text:style-name="T3904">硌</text:span>&lt;/span&gt;&lt;span style="color: #0000ff"&gt;<text:span text:style-name="T3905">酪</text:span>&lt;/span&gt;&lt;span style="color: #0000ff"&gt;<text:span text:style-name="T3906">落</text:span>&lt;/span&gt;&lt;span style="color: #0000ff"&gt;<text:span text:style-name="T3907">雒</text:span>&lt;/span&gt;&lt;span style="color: #ff0000"&gt;<text:span text:style-name="T3908">馲</text:span>&lt;/span&gt;&lt;span style="color: #0000ff"&gt;<text:span text:style-name="T3909">漯</text:span>&lt;/span&gt;&lt;span&gt;&lt;br&gt;&lt;/span&gt;&lt;span&gt;&lt;br&gt;&lt;/span&gt;&lt;span style="color: #00a000"&gt;<text:span text:style-name="T3910">砢</text:span>&lt;/span&gt;&lt;span style="color: #00a000"&gt;<text:span text:style-name="T3911">倮</text:span>&lt;/span&gt;&lt;span style="color: #00a000"&gt;<text:span text:style-name="T3912">裸</text:span>&lt;/span&gt;&lt;span style="color: #00a000"&gt;<text:span text:style-name="T3913">臝</text:span>&lt;/span&gt;&lt;span style="color: #00a000"&gt;<text:span text:style-name="T3914">蓏</text:span>&lt;/span&gt;&lt;span style="color: #00a000"&gt;<text:span text:style-name="T3915">瘰</text:span>&lt;/span&gt;&lt;span style="color: #00a000"&gt;<text:span text:style-name="T3916">蠃</text:span>&lt;/span&gt;&lt;span style="color: #0000ff"&gt;<text:span text:style-name="T3917">攭</text:span>&lt;/span&gt;&lt;span&gt;&lt;br&gt;&lt;/span&gt;&lt;span&gt;&lt;br&gt;&lt;/span&gt;&lt;span style="color: #00a000"&gt;<text:span text:style-name="T3918">捋</text:span>&lt;/span&gt;&lt;span style="color: #d89000"&gt;<text:span text:style-name="T3919">攞</text:span>&lt;/span&gt;&lt;span&gt;&lt;br&gt;&lt;/span&gt;&lt;span&gt;&lt;br&gt;&lt;/span&gt;&lt;span style="color: #000000"&gt;<text:span text:style-name="T3920">嘛</text:span>&lt;/span&gt;&lt;span style="color: #d89000"&gt;<text:span text:style-name="T3921">蟆</text:span>&lt;/span&gt;&lt;span&gt;&lt;br&gt;&lt;/span&gt;&lt;span&gt;&lt;br&gt;&lt;/span&gt;&lt;span style="color: #d89000"&gt;<text:span text:style-name="T3922">麻</text:span>&lt;/span&gt;&lt;span style="color: #d89000"&gt;<text:span text:style-name="T3923">痲</text:span>&lt;/span&gt;&lt;span style="color: #000000"&gt;<text:span text:style-name="T3924">嘛</text:span>&lt;/span&gt;&lt;span style="color:<text:s/><text:soft-page-break/>#d89000"&gt;<text:span text:style-name="T3925">犘</text:span>&lt;/span&gt;&lt;span style="color: #d89000"&gt;<text:span text:style-name="T3926">蟆</text:span>&lt;/span&gt;&lt;span&gt;&lt;br&gt;&lt;/span&gt;&lt;span&gt;&lt;br&gt;&lt;/span&gt;&lt;span&gt;&lt;br&gt;&lt;/span&gt;&lt;span&gt;&lt;br&gt;&lt;/span&gt;&lt;span&gt;&lt;br&gt;&lt;/span&gt;&lt;span&gt;&lt;br&gt;&lt;/span&gt;&lt;span style="color: #d89000"&gt;<text:span text:style-name="T3927">摩</text:span>&lt;/span&gt;&lt;span&gt;&lt;br&gt;&lt;/span&gt;&lt;span&gt;&lt;br&gt;&lt;/span&gt;&lt;span style="color: #d89000"&gt;<text:span text:style-name="T3928">埋</text:span>&lt;/span&gt;&lt;span style="color: #d89000"&gt;<text:span text:style-name="T3929">薶</text:span>&lt;/span&gt;&lt;span style="color: #d89000"&gt;<text:span text:style-name="T3930">霾</text:span>&lt;/span&gt;&lt;span&gt;&lt;br&gt;&lt;/span&gt;&lt;span&gt;&lt;br&gt;&lt;/span&gt;&lt;span style="color: #0000ff"&gt;<text:span text:style-name="T3931">眽</text:span>&lt;/span&gt;&lt;span&gt;&lt;br&gt;&lt;/span&gt;&lt;span&gt;&lt;br&gt;&lt;/span&gt;&lt;span&gt;&lt;br&gt;&lt;/span&gt;&lt;span&gt;&lt;br&gt;&lt;/span&gt;&lt;span style="color: #d89000"&gt;<text:span text:style-name="T3932">姏</text:span>&lt;/span&gt;&lt;span style="color: #d89000"&gt;<text:span text:style-name="T3933">悗</text:span>&lt;/span&gt;&lt;span style="color: #d89000"&gt;<text:span text:style-name="T3934">鞔</text:span>&lt;/span&gt;&lt;span style="color: #d89000"&gt;<text:span text:style-name="T3935">埋</text:span>&lt;/span&gt;&lt;span style="color: #0000ff"&gt;<text:span text:style-name="T3936">漫</text:span>&lt;/span&gt;&lt;span style="color: #0000ff"&gt;<text:span text:style-name="T3937">蔓</text:span>&lt;/span&gt;&lt;span style="color: #d89000"&gt;<text:span text:style-name="T3938">鬘</text:span>&lt;/span&gt;&lt;span style="color: #d89000"&gt;<text:span text:style-name="T3939">慲</text:span>&lt;/span&gt;&lt;span style="color: #d89000"&gt;<text:span text:style-name="T3940">矕</text:span>&lt;/span&gt;&lt;span&gt;&lt;br&gt;&lt;/span&gt;&lt;span&gt;&lt;br&gt;&lt;/span&gt;&lt;span style="color: #0000ff"&gt;<text:span text:style-name="T3941">曼</text:span>&lt;/span&gt;&lt;span style="color: #0000ff"&gt;<text:span text:style-name="T3942">僈</text:span>&lt;/span&gt;&lt;span style="color: #0000ff"&gt;<text:span text:style-name="T3943">漫</text:span>&lt;/span&gt;&lt;span style="color: #0000ff"&gt;<text:span text:style-name="T3944">慢</text:span>&lt;/span&gt;&lt;span style="color: #0000ff"&gt;<text:span text:style-name="T3945">墁</text:span>&lt;/span&gt;&lt;span style="color: #0000ff"&gt;<text:span text:style-name="T3946">鄤</text:span>&lt;/span&gt;&lt;span style="color: #0000ff"&gt;<text:span text:style-name="T3947">幔</text:span>&lt;/span&gt;&lt;span style="color: #0000ff"&gt;<text:span text:style-name="T3948">獌</text:span>&lt;/span&gt;&lt;span style="color: #0000ff"&gt;<text:span text:style-name="T3949">嫚</text:span>&lt;/span&gt;&lt;span style="color: #0000ff"&gt;<text:span text:style-name="T3950">蔓</text:span>&lt;/span&gt;&lt;span&gt;&lt;br&gt;&lt;/span&gt;&lt;span&gt;&lt;br&gt;&lt;/span&gt;&lt;span style="color: #d89000"&gt;<text:span text:style-name="T3951">矕</text:span>&lt;/span&gt;&lt;span&gt;&lt;br&gt;&lt;/span&gt;&lt;span&gt;&lt;br&gt;&lt;/span&gt;&lt;span style="color: #00a000"&gt;<text:span text:style-name="T3952">屘</text:span>&lt;/span&gt;&lt;span&gt;&lt;br&gt;&lt;/span&gt;&lt;span&gt;&lt;br&gt;&lt;/span&gt;&lt;span style="color: #d89000"&gt;<text:span text:style-name="T3953">汒</text:span>&lt;/span&gt;&lt;span style="color: #d89000"&gt;<text:span text:style-name="T3954">邙</text:span>&lt;/span&gt;&lt;span style="color: #d89000"&gt;<text:span text:style-name="T3955">忙</text:span>&lt;/span&gt;&lt;span style="color: #d89000"&gt;<text:span text:style-name="T3956">杗</text:span>&lt;/span&gt;&lt;span style="color: #d89000"&gt;<text:span text:style-name="T3957">芒</text:span>&lt;/span&gt;&lt;span style="color: #d89000"&gt;<text:span text:style-name="T3958">盲</text:span>&lt;/span&gt;&lt;span style="color: #d89000"&gt;<text:span text:style-name="T3959">氓</text:span>&lt;/span&gt;&lt;span style="color: #d89000"&gt;<text:span text:style-name="T3960">盳</text:span>&lt;/span&gt;&lt;span style="color: #d89000"&gt;<text:span text:style-name="T3961">茫</text:span>&lt;/span&gt;&lt;span style="color: #d89000"&gt;<text:span text:style-name="T3962">硭</text:span>&lt;/span&gt;&lt;span style="color: #d89000"&gt;<text:span text:style-name="T3963">尨</text:span>&lt;/span&gt;&lt;span style="color: #d89000"&gt;<text:span text:style-name="T3964">厖</text:span>&lt;/span&gt;&lt;span style="color: #d89000"&gt;<text:span text:style-name="T3965">庬</text:span>&lt;/span&gt;&lt;span style="color: #d89000"&gt;<text:span text:style-name="T3966">哤</text:span>&lt;/span&gt;&lt;span style="color: #d89000"&gt;<text:span text:style-name="T3967">牻</text:span>&lt;/span&gt;&lt;span style="color: #d89000"&gt;<text:span text:style-name="T3968">痝</text:span>&lt;/span&gt;&lt;span style="color: #0000ff"&gt;<text:span text:style-name="T3969">蛖</text:span>&lt;/span&gt;&lt;span style="color: #d89000"&gt;<text:span text:style-name="T3970">駹</text:span>&lt;/span&gt;&lt;span style="color: #d89000"&gt;<text:span text:style-name="T3971">蘉</text:span>&lt;/span&gt;&lt;span&gt;&lt;br&gt;&lt;/span&gt;&lt;span&gt;&lt;br&gt;&lt;/span&gt;&lt;span style="color: #00a000"&gt;<text:span text:style-name="T3972">莽</text:span>&lt;/span&gt;&lt;span style="color: #00a000"&gt;<text:span text:style-name="T3973">漭</text:span>&lt;/span&gt;&lt;span&gt;<text:span text:style-name="T3974">𣙷</text:span>&lt;/span&gt;&lt;span style="color: #00a000"&gt;<text:span text:style-name="T3975">蟒</text:span>&lt;/span&gt;&lt;span style="color: #0000ff"&gt;<text:span text:style-name="T3976">硥</text:span>&lt;/span&gt;&lt;span style="color: #00a000"&gt;<text:span text:style-name="T3977">茻</text:span>&lt;/span&gt;&lt;span&gt;&lt;br&gt;&lt;/span&gt;&lt;span&gt;&lt;br&gt;&lt;/span&gt;&lt;span style="color: #d89000"&gt;<text:span text:style-name="T3978">毛</text:span>&lt;/span&gt;&lt;span style="color: #d89000"&gt;<text:span text:style-name="T3979">旄</text:span>&lt;/span&gt;&lt;span style="color: #d89000"&gt;<text:span text:style-name="T3980">髦</text:span>&lt;/span&gt;&lt;span style="color: #d89000"&gt;<text:span text:style-name="T3981">矛</text:span>&lt;/span&gt;&lt;span style="color: #d89000"&gt;<text:span text:style-name="T3982">茅</text:span>&lt;/span&gt;&lt;span style="color: #d89000"&gt;<text:span text:style-name="T3983">堥</text:span>&lt;/span&gt;&lt;span style="color: #d89000"&gt;<text:span text:style-name="T3984">髳</text:span>&lt;/span&gt;&lt;span style="color: #d89000"&gt;<text:span text:style-name="T3985">蝥</text:span>&lt;/span&gt;&lt;span style="color: #d89000"&gt;<text:span text:style-name="T3986">蟊</text:span>&lt;/span&gt;&lt;span style="color: #d89000"&gt;<text:span text:style-name="T3987">茆</text:span>&lt;/span&gt;&lt;span&gt;&lt;br&gt;&lt;/span&gt;&lt;span&gt;&lt;br&gt;&lt;/span&gt;&lt;span style="color: #0000ff"&gt;<text:span text:style-name="T3988">芼</text:span>&lt;/span&gt;&lt;span style="color: #0000ff"&gt;<text:span text:style-name="T3989">眊</text:span>&lt;/span&gt;&lt;span style="color: #d89000"&gt;<text:span text:style-name="T3990">旄</text:span>&lt;/span&gt;&lt;span style="color:<text:s/><text:soft-page-break/>#0000ff"&gt;<text:span text:style-name="T3991">耄</text:span>&lt;/span&gt;&lt;span style="color: #0000ff"&gt;<text:span text:style-name="T3992">毣</text:span>&lt;/span&gt;&lt;span style="color: #0000ff"&gt;<text:span text:style-name="T3993">毷</text:span>&lt;/span&gt;&lt;span style="color: #0000ff"&gt;<text:span text:style-name="T3994">茂</text:span>&lt;/span&gt;&lt;span style="color: #0000ff"&gt;<text:span text:style-name="T3995">冒</text:span>&lt;/span&gt;&lt;span style="color: #0000ff"&gt;<text:span text:style-name="T3996">帽</text:span>&lt;/span&gt;&lt;span style="color: #0000ff"&gt;<text:span text:style-name="T3997">媢</text:span>&lt;/span&gt;&lt;span style="color: #0000ff"&gt;<text:span text:style-name="T3998">瑁</text:span>&lt;/span&gt;&lt;span style="color: #0000ff"&gt;<text:span text:style-name="T3999">袤</text:span>&lt;/span&gt;&lt;span style="color: #0000ff"&gt;<text:span text:style-name="T4000">楙</text:span>&lt;/span&gt;&lt;span style="color: #0000ff"&gt;<text:span text:style-name="T4001">瞀</text:span>&lt;/span&gt;&lt;span style="color: #00a000"&gt;<text:span text:style-name="T4002">蓩</text:span>&lt;/span&gt;&lt;span style="color: #0000ff"&gt;<text:span text:style-name="T4003">懋</text:span>&lt;/span&gt;&lt;span style="color: #0000ff"&gt;<text:span text:style-name="T4004">鄮</text:span>&lt;/span&gt;&lt;span style="color: #0000ff"&gt;<text:span text:style-name="T4005">貌</text:span>&lt;/span&gt;&lt;span&gt;&lt;br&gt;&lt;/span&gt;&lt;span&gt;&lt;br&gt;&lt;/span&gt;&lt;span style="color: #00a000"&gt;<text:span text:style-name="T4006">卯</text:span>&lt;/span&gt;&lt;span style="color: #00a000"&gt;<text:span text:style-name="T4007">泖</text:span>&lt;/span&gt;&lt;span style="color: #d89000"&gt;<text:span text:style-name="T4008">茆</text:span>&lt;/span&gt;&lt;span style="color: #00a000"&gt;<text:span text:style-name="T4009">昴</text:span>&lt;/span&gt;&lt;span&gt;&lt;br&gt;&lt;/span&gt;&lt;span&gt;&lt;br&gt;&lt;/span&gt;&lt;span style="color: #ff0000"&gt;<text:span text:style-name="T4010">摸</text:span>&lt;/span&gt;&lt;span&gt;&lt;br&gt;&lt;/span&gt;&lt;span&gt;&lt;br&gt;&lt;/span&gt;&lt;span style="color: #000000"&gt;<text:span text:style-name="T4011">嚜</text:span>&lt;/span&gt;&lt;span&gt;&lt;br&gt;&lt;/span&gt;&lt;span&gt;&lt;br&gt;&lt;/span&gt;&lt;span style="color: #d89000"&gt;<text:span text:style-name="T4012">玫</text:span>&lt;/span&gt;&lt;span style="color: #d89000"&gt;<text:span text:style-name="T4013">枚</text:span>&lt;/span&gt;&lt;span style="color: #d89000"&gt;<text:span text:style-name="T4014">苺</text:span>&lt;/span&gt;&lt;span style="color: #d89000"&gt;<text:span text:style-name="T4015">梅</text:span>&lt;/span&gt;&lt;span style="color: #d89000"&gt;<text:span text:style-name="T4016">莓</text:span>&lt;/span&gt;&lt;span style="color: #d89000"&gt;<text:span text:style-name="T4017">脢</text:span>&lt;/span&gt;&lt;span style="color: #d89000"&gt;<text:span text:style-name="T4018">酶</text:span>&lt;/span&gt;&lt;span style="color: #d89000"&gt;<text:span text:style-name="T4019">霉</text:span>&lt;/span&gt;&lt;span style="color: #d89000"&gt;<text:span text:style-name="T4020">眉</text:span>&lt;/span&gt;&lt;span style="color: #d89000"&gt;<text:span text:style-name="T4021">湄</text:span>&lt;/span&gt;&lt;span style="color: #d89000"&gt;<text:span text:style-name="T4022">嵋</text:span>&lt;/span&gt;&lt;span style="color: #d89000"&gt;<text:span text:style-name="T4023">郿</text:span>&lt;/span&gt;&lt;span style="color: #d89000"&gt;<text:span text:style-name="T4024">楣</text:span>&lt;/span&gt;&lt;span style="color: #d89000"&gt;<text:span text:style-name="T4025">媒</text:span>&lt;/span&gt;&lt;span style="color: #d89000"&gt;<text:span text:style-name="T4026">煤</text:span>&lt;/span&gt;&lt;span style="color: #d89000"&gt;<text:span text:style-name="T4027">腜</text:span>&lt;/span&gt;&lt;span style="color: #d89000"&gt;<text:span text:style-name="T4028">禖</text:span>&lt;/span&gt;&lt;span style="color: #d89000"&gt;<text:span text:style-name="T4029">塺</text:span>&lt;/span&gt;&lt;span style="color: #d89000"&gt;<text:span text:style-name="T4030">糜</text:span>&lt;/span&gt;&lt;span&gt;&lt;br&gt;&lt;/span&gt;&lt;span&gt;&lt;br&gt;&lt;/span&gt;&lt;span style="color: #0000ff"&gt;<text:span text:style-name="T4031">沬</text:span>&lt;/span&gt;&lt;span style="color: #0000ff"&gt;<text:span text:style-name="T4032">妹</text:span>&lt;/span&gt;&lt;span style="color: #0000ff"&gt;<text:span text:style-name="T4033">昧</text:span>&lt;/span&gt;&lt;span style="color: #0000ff"&gt;<text:span text:style-name="T4034">眛</text:span>&lt;/span&gt;&lt;span style="color: #0000ff"&gt;<text:span text:style-name="T4035">寐</text:span>&lt;/span&gt;&lt;span style="color: #0000ff"&gt;<text:span text:style-name="T4036">魅</text:span>&lt;/span&gt;&lt;span style="color: #0000ff"&gt;<text:span text:style-name="T4037">袂</text:span>&lt;/span&gt;&lt;span style="color: #0000ff"&gt;<text:span text:style-name="T4038">痗</text:span>&lt;/span&gt;&lt;span style="color: #0000ff"&gt;<text:span text:style-name="T4039">媚</text:span>&lt;/span&gt;&lt;span style="color: #0000ff"&gt;<text:span text:style-name="T4040">瑁</text:span>&lt;/span&gt;&lt;span style="color: #0000ff"&gt;<text:span text:style-name="T4041">蝐</text:span>&lt;/span&gt;&lt;span style="color: #0000ff"&gt;<text:span text:style-name="T4042">韎</text:span>&lt;/span&gt;&lt;span&gt;&lt;br&gt;&lt;/span&gt;&lt;span&gt;&lt;br&gt;&lt;/span&gt;&lt;span style="color: #00a000"&gt;<text:span text:style-name="T4043">每</text:span>&lt;/span&gt;&lt;span style="color: #00a000"&gt;<text:span text:style-name="T4044">挴</text:span>&lt;/span&gt;&lt;span style="color: #00a000"&gt;<text:span text:style-name="T4045">美</text:span>&lt;/span&gt;&lt;span style="color: #00a000"&gt;<text:span text:style-name="T4046">渼</text:span>&lt;/span&gt;&lt;span style="color: #00a000"&gt;<text:span text:style-name="T4047">浼</text:span>&lt;/span&gt;&lt;span style="color: #00a000"&gt;<text:span text:style-name="T4048">媺</text:span>&lt;/span&gt;&lt;span&gt;&lt;br&gt;&lt;/span&gt;&lt;span&gt;&lt;br&gt;&lt;/span&gt;&lt;span&gt;&lt;br&gt;&lt;/span&gt;&lt;span&gt;&lt;br&gt;&lt;/span&gt;&lt;span style="color: #d89000"&gt;<text:span text:style-name="T4049">穈</text:span>&lt;/span&gt;&lt;span style="color: #d89000"&gt;<text:span text:style-name="T4050">亹</text:span>&lt;/span&gt;&lt;span&gt;&lt;br&gt;&lt;/span&gt;&lt;span&gt;&lt;br&gt;&lt;/span&gt;&lt;span style="color: #ff0000"&gt;<text:span text:style-name="T4051">惛</text:span>&lt;/span&gt;&lt;span&gt;&lt;br&gt;&lt;/span&gt;&lt;span&gt;&lt;br&gt;&lt;/span&gt;&lt;span style="color: #d89000"&gt;<text:span text:style-name="T4052">悗</text:span>&lt;/span&gt;&lt;span&gt;&lt;br&gt;&lt;/span&gt;&lt;span&gt;&lt;br&gt;&lt;/span&gt;&lt;span&gt;&lt;br&gt;&lt;/span&gt;&lt;span&gt;&lt;br&gt;&lt;/span&gt;&lt;span style="color: #d89000"&gt;<text:span text:style-name="T4053">尨</text:span>&lt;/span&gt;&lt;span style="color: #d89000"&gt;<text:span text:style-name="T4054">氓</text:span>&lt;/span&gt;&lt;span style="color: #d89000"&gt;<text:span text:style-name="T4055">甿</text:span>&lt;/span&gt;&lt;span style="color: #d89000"&gt;<text:span text:style-name="T4056">虻</text:span>&lt;/span&gt;&lt;span style="color: #d89000"&gt;<text:span text:style-name="T4057">罞</text:span>&lt;/span&gt;&lt;span style="color: #d89000"&gt;<text:span text:style-name="T4058">雺</text:span>&lt;/span&gt;&lt;span style="color: #d89000"&gt;<text:span text:style-name="T4059">髳</text:span>&lt;/span&gt;&lt;span style="color: #d89000"&gt;<text:span text:style-name="T4060">霿</text:span>&lt;/span&gt;&lt;span style="color: #d89000"&gt;<text:span text:style-name="T4061">莔</text:span>&lt;/span&gt;&lt;span style="color: #d89000"&gt;<text:span text:style-name="T4062">萌</text:span>&lt;/span&gt;&lt;span style="color: #d89000"&gt;<text:span text:style-name="T4063">盟</text:span>&lt;/span&gt;&lt;span style="color: #d89000"&gt;<text:span text:style-name="T4064">嫇</text:span><text:soft-page-break/>&lt;/span&gt;&lt;span style="color: #00a000"&gt;<text:span text:style-name="T4065">蒙</text:span>&lt;/span&gt;&lt;span style="color: #d89000"&gt;<text:span text:style-name="T4066">幪</text:span>&lt;/span&gt;&lt;span style="color: #d89000"&gt;<text:span text:style-name="T4067">檬</text:span>&lt;/span&gt;&lt;span style="color: #d89000"&gt;<text:span text:style-name="T4068">氋</text:span>&lt;/span&gt;&lt;span style="color: #d89000"&gt;<text:span text:style-name="T4069">曚</text:span>&lt;/span&gt;&lt;span style="color: #d89000"&gt;<text:span text:style-name="T4070">朦</text:span>&lt;/span&gt;&lt;span style="color: #d89000"&gt;<text:span text:style-name="T4071">礞</text:span>&lt;/span&gt;&lt;span style="color: #d89000"&gt;<text:span text:style-name="T4072">艨</text:span>&lt;/span&gt;&lt;span style="color: #d89000"&gt;<text:span text:style-name="T4073">饛</text:span>&lt;/span&gt;&lt;span style="color: #d89000"&gt;<text:span text:style-name="T4074">甍</text:span>&lt;/span&gt;&lt;span style="color: #d89000"&gt;<text:span text:style-name="T4075">瞢</text:span>&lt;/span&gt;&lt;span style="color: #00a000"&gt;<text:span text:style-name="T4076">懵</text:span>&lt;/span&gt;&lt;span style="color: #d89000"&gt;<text:span text:style-name="T4077">儚</text:span>&lt;/span&gt;&lt;span style="color: #d89000"&gt;<text:span text:style-name="T4078">鄸</text:span>&lt;/span&gt;&lt;span&gt;&lt;br&gt;&lt;/span&gt;&lt;span&gt;&lt;br&gt;&lt;/span&gt;&lt;span style="color: #0000ff"&gt;<text:span text:style-name="T4079">孟</text:span>&lt;/span&gt;&lt;span style="color: #d89000"&gt;<text:span text:style-name="T4080">盟</text:span>&lt;/span&gt;&lt;span&gt;&lt;br&gt;&lt;/span&gt;&lt;span&gt;&lt;br&gt;&lt;/span&gt;&lt;span style="color:<text:s/><text:span text:style-name="T4081">#d89000"&gt;</text:span><text:span text:style-name="T4082">庬</text:span><text:span text:style-name="T4083">&lt;/span&gt;&lt;span style="color: #00a000"&gt;</text:span><text:span text:style-name="T4084">猛</text:span><text:span text:style-name="T4085">&lt;/span&gt;&lt;span style="color: #00a000"&gt;</text:span><text:span text:style-name="T4086">蜢</text:span><text:span text:style-name="T4087">&lt;/span&gt;&lt;span style="color: #00a000"&gt;</text:span><text:span text:style-name="T4088">艋</text:span><text:span text:style-name="T4089">&lt;/span&gt;&lt;span style="color: #ff0000"&gt;</text:span><text:span text:style-name="T4090">瓾</text:span><text:span text:style-name="T4091">&lt;/span&gt;&lt;span style="color: #00a000"&gt;</text:span><text:span text:style-name="T4092">鼆</text:span><text:span text:style-name="T4093">&lt;/span&gt;&lt;span style="color: #d89000"&gt;</text:span><text:span text:style-name="T4094">幪</text:span><text:span text:style-name="T4095">&lt;/span&gt;&lt;span style="color: #00a000"&gt;</text:span><text:span text:style-name="T4096">蠓</text:span><text:span text:style-name="T4097">&lt;/span&gt;&lt;span style="color: #00a000"&gt;</text:span><text:span text:style-name="T4098">懵</text:span><text:span text:style-name="T4099">&lt;/span&gt;</text:span></text:p>
      <text:p text:style-name="Normal">&lt;span style="color: #d89000"&gt;<text:span text:style-name="T4100">冞</text:span>&lt;/span&gt;&lt;span style="color: #d89000"&gt;<text:span text:style-name="T4101">迷</text:span>&lt;/span&gt;&lt;span style="color: #d89000"&gt;<text:span text:style-name="T4102">糜</text:span>&lt;/span&gt;&lt;span style="color: #d89000"&gt;<text:span text:style-name="T4103">麋</text:span>&lt;/span&gt;&lt;span style="color: #d89000"&gt;<text:span text:style-name="T4104">醚</text:span>&lt;/span&gt;&lt;span style="color: #d89000"&gt;<text:span text:style-name="T4105">蘪</text:span>&lt;/span&gt;&lt;span style="color: #d89000"&gt;<text:span text:style-name="T4106">醾</text:span>&lt;/span&gt;&lt;span style="color: #d89000"&gt;<text:span text:style-name="T4107">縻</text:span>&lt;/span&gt;&lt;span style="color: #d89000"&gt;<text:span text:style-name="T4108">靡</text:span>&lt;/span&gt;&lt;span style="color: #d89000"&gt;<text:span text:style-name="T4109">攠</text:span>&lt;/span&gt;&lt;span style="color: #d89000"&gt;<text:span text:style-name="T4110">爢</text:span>&lt;/span&gt;&lt;span style="color: #d89000"&gt;<text:span text:style-name="T4111">蘼</text:span>&lt;/span&gt;&lt;span style="color: #d89000"&gt;<text:span text:style-name="T4112">麛</text:span>&lt;/span&gt;&lt;span&gt;&lt;br&gt;&lt;/span&gt;&lt;span&gt;&lt;br&gt;&lt;/span&gt;&lt;span style="color: #0000ff"&gt;<text:span text:style-name="T4113">冖</text:span>&lt;/span&gt;&lt;span style="color: #0000ff"&gt;<text:span text:style-name="T4114">塓</text:span>&lt;/span&gt;&lt;span style="color: #0000ff"&gt;<text:span text:style-name="T4115">幎</text:span>&lt;/span&gt;&lt;span style="color: #0000ff"&gt;<text:span text:style-name="T4116">鼏</text:span>&lt;/span&gt;&lt;span style="color: #0000ff"&gt;<text:span text:style-name="T4117">日</text:span>&lt;/span&gt;&lt;span style="color: #0000ff"&gt;<text:span text:style-name="T4118">汨</text:span>&lt;/span&gt;&lt;span style="color: #0000ff"&gt;<text:span text:style-name="T4119">糸</text:span>&lt;/span&gt;&lt;span style="color: #0000ff"&gt;<text:span text:style-name="T4120">泌</text:span>&lt;/span&gt;&lt;span style="color: #0000ff"&gt;<text:span text:style-name="T4121">宓</text:span>&lt;/span&gt;&lt;span style="color: #0000ff"&gt;<text:span text:style-name="T4122">秘</text:span>&lt;/span&gt;&lt;span style="color: #0000ff"&gt;<text:span text:style-name="T4123">密</text:span>&lt;/span&gt;&lt;span style="color: #0000ff"&gt;<text:span text:style-name="T4124">滵</text:span>&lt;/span&gt;&lt;span style="color: #0000ff"&gt;<text:span text:style-name="T4125">蜜</text:span>&lt;/span&gt;&lt;span style="color: #0000ff"&gt;<text:span text:style-name="T4126">嘧</text:span>&lt;/span&gt;&lt;span style="color: #0000ff"&gt;<text:span text:style-name="T4127">蔤</text:span>&lt;/span&gt;&lt;span style="color: #0000ff"&gt;<text:span text:style-name="T4128">峚</text:span>&lt;/span&gt;&lt;span style="color: #0000ff"&gt;<text:span text:style-name="T4129">幦</text:span>&lt;/span&gt;&lt;span style="color: #00a000"&gt;<text:span text:style-name="T4130">蠠</text:span>&lt;/span&gt;&lt;span&gt;&lt;br&gt;&lt;/span&gt;&lt;span&gt;&lt;br&gt;&lt;/span&gt;&lt;span style="color: #00a000"&gt;<text:span text:style-name="T4131">米</text:span>&lt;/span&gt;&lt;span style="color: #00a000"&gt;<text:span text:style-name="T4132">敉</text:span>&lt;/span&gt;&lt;span style="color: #ff0000"&gt;<text:span text:style-name="T4133">眯</text:span>&lt;/span&gt;&lt;span style="color: #00a000"&gt;<text:span text:style-name="T4134">蝆</text:span>&lt;/span&gt;&lt;span style="color: #00a000"&gt;<text:span text:style-name="T4135">弭</text:span>&lt;/span&gt;&lt;span style="color: #00a000"&gt;<text:span text:style-name="T4136">渳</text:span>&lt;/span&gt;&lt;span style="color: #00a000"&gt;<text:span text:style-name="T4137">葞</text:span>&lt;/span&gt;&lt;span style="color: #00a000"&gt;<text:span text:style-name="T4138">濔</text:span>&lt;/span&gt;&lt;span style="color: #d89000"&gt;<text:span text:style-name="T4139">靡</text:span>&lt;/span&gt;&lt;span style="color: #00a000"&gt;<text:span text:style-name="T4140">灖</text:span>&lt;/span&gt;&lt;span&gt;&lt;br&gt;&lt;/span&gt;&lt;span&gt;&lt;br&gt;&lt;/span&gt;&lt;span style="color: #ff0000"&gt;<text:span text:style-name="T4141">咪</text:span>&lt;/span&gt;&lt;span style="color: #ff0000"&gt;<text:span text:style-name="T4142">眯</text:span>&lt;/span&gt;&lt;span style="color: #ff0000"&gt;<text:span text:style-name="T4143">瞇</text:span>&lt;/span&gt;&lt;span&gt;&lt;br&gt;&lt;/span&gt;&lt;span&gt;&lt;br&gt;&lt;/span&gt;&lt;span style="color: #d89000"&gt;<text:span text:style-name="T4144">宀</text:span>&lt;/span&gt;&lt;span style="color: #d89000"&gt;<text:span text:style-name="T4145">眠</text:span>&lt;/span&gt;&lt;span style="color: #d89000"&gt;<text:span text:style-name="T4146">棉</text:span>&lt;/span&gt;&lt;span style="color: #d89000"&gt;<text:span text:style-name="T4147">矊</text:span>&lt;/span&gt;&lt;span style="color: #d89000"&gt;<text:span text:style-name="T4148">媔</text:span>&lt;/span&gt;&lt;span style="color: #d89000"&gt;<text:span text:style-name="T4149">蝒</text:span><text:soft-page-break/>&lt;/span&gt;&lt;span style="color: #d89000"&gt;<text:span text:style-name="T4150">櫋</text:span>&lt;/span&gt;&lt;span style="color: #d89000"&gt;<text:span text:style-name="T4151">瞑</text:span>&lt;/span&gt;&lt;span&gt;&lt;br&gt;&lt;/span&gt;&lt;span&gt;&lt;br&gt;&lt;/span&gt;&lt;span style="color: #0000ff"&gt;<text:span text:style-name="T4152">面</text:span>&lt;/span&gt;&lt;span style="color: #d89000"&gt;<text:span text:style-name="T4153">瞑</text:span>&lt;/span&gt;&lt;span&gt;&lt;br&gt;&lt;/span&gt;&lt;span&gt;&lt;br&gt;&lt;/span&gt;&lt;span style="color: #00a000"&gt;<text:span text:style-name="T4154">丏</text:span>&lt;/span&gt;&lt;span style="color: #00a000"&gt;<text:span text:style-name="T4155">沔</text:span>&lt;/span&gt;&lt;span style="color: #00a000"&gt;<text:span text:style-name="T4156">眄</text:span>&lt;/span&gt;&lt;span style="color: #00a000"&gt;<text:span text:style-name="T4157">免</text:span>&lt;/span&gt;&lt;span style="color: #00a000"&gt;<text:span text:style-name="T4158">俛</text:span>&lt;/span&gt;&lt;span style="color: #00a000"&gt;<text:span text:style-name="T4159">勉</text:span>&lt;/span&gt;&lt;span style="color: #00a000"&gt;<text:span text:style-name="T4160">娩</text:span>&lt;/span&gt;&lt;span style="color: #00a000"&gt;<text:span text:style-name="T4161">冕</text:span>&lt;/span&gt;&lt;span style="color: #00a000"&gt;<text:span text:style-name="T4162">偭</text:span>&lt;/span&gt;&lt;span style="color: #00a000"&gt;<text:span text:style-name="T4163">湎</text:span>&lt;/span&gt;&lt;span style="color: #00a000"&gt;<text:span text:style-name="T4164">愐</text:span>&lt;/span&gt;&lt;span style="color: #d89000"&gt;<text:span text:style-name="T4165">媔</text:span>&lt;/span&gt;&lt;span style="color: #00a000"&gt;<text:span text:style-name="T4166">腼</text:span>&lt;/span&gt;&lt;span style="color: #d89000"&gt;<text:span text:style-name="T4167">矊</text:span>&lt;/span&gt;&lt;span&gt;&lt;br&gt;&lt;/span&gt;&lt;span&gt;&lt;br&gt;&lt;/span&gt;&lt;span style="color: #d89000"&gt;<text:span text:style-name="T4168">苗</text:span>&lt;/span&gt;&lt;span style="color: #d89000"&gt;<text:span text:style-name="T4169">描</text:span>&lt;/span&gt;&lt;span style="color: #d89000"&gt;<text:span text:style-name="T4170">瞄</text:span>&lt;/span&gt;&lt;span&gt;&lt;br&gt;&lt;/span&gt;&lt;span&gt;&lt;br&gt;&lt;/span&gt;&lt;span style="color: #0000ff"&gt;<text:span text:style-name="T4171">妙</text:span>&lt;/span&gt;&lt;span&gt;&lt;br&gt;&lt;/span&gt;&lt;span&gt;&lt;br&gt;&lt;/span&gt;&lt;span style="color: #00a000"&gt;<text:span text:style-name="T4172">杪</text:span>&lt;/span&gt;&lt;span style="color: #00a000"&gt;<text:span text:style-name="T4173">眇</text:span>&lt;/span&gt;&lt;span style="color: #00a000"&gt;<text:span text:style-name="T4174">秒</text:span>&lt;/span&gt;&lt;span style="color: #00a000"&gt;<text:span text:style-name="T4175">渺</text:span>&lt;/span&gt;&lt;span style="color: #00a000"&gt;<text:span text:style-name="T4176">淼</text:span>&lt;/span&gt;&lt;span style="color: #00a000"&gt;<text:span text:style-name="T4177">藐</text:span>&lt;/span&gt;&lt;span style="color: #00a000"&gt;<text:span text:style-name="T4178">邈</text:span>&lt;/span&gt;&lt;span&gt;&lt;br&gt;&lt;/span&gt;&lt;span&gt;&lt;br&gt;&lt;/span&gt;&lt;span style="color: #ff0000"&gt;<text:span text:style-name="T4179">喵</text:span>&lt;/span&gt;&lt;span&gt;&lt;br&gt;&lt;/span&gt;&lt;span&gt;&lt;br&gt;&lt;/span&gt;&lt;span style="color: #0000ff"&gt;<text:span text:style-name="T4180">覕</text:span>&lt;/span&gt;&lt;span style="color: #0000ff"&gt;<text:span text:style-name="T4181">蔑</text:span>&lt;/span&gt;&lt;span style="color: #0000ff"&gt;<text:span text:style-name="T4182">篾</text:span>&lt;/span&gt;&lt;span style="color: #0000ff"&gt;<text:span text:style-name="T4183">幭</text:span>&lt;/span&gt;&lt;span style="color: #0000ff"&gt;<text:span text:style-name="T4184">蠛</text:span>&lt;/span&gt;&lt;span&gt;&lt;br&gt;&lt;/span&gt;&lt;span&gt;&lt;br&gt;&lt;/span&gt;&lt;span style="color: #ff0000"&gt;<text:span text:style-name="T4185">乜</text:span>&lt;/span&gt;&lt;span style="color: #ff0000"&gt;<text:span text:style-name="T4186">咩</text:span>&lt;/span&gt;&lt;span&gt;&lt;br&gt;&lt;/span&gt;&lt;span&gt;&lt;br&gt;&lt;/span&gt;&lt;span style="color: #d89000"&gt;<text:span text:style-name="T4187">民</text:span>&lt;/span&gt;&lt;span style="color: #d89000"&gt;<text:span text:style-name="T4188">岷</text:span>&lt;/span&gt;&lt;span style="color: #d89000"&gt;<text:span text:style-name="T4189">珉</text:span>&lt;/span&gt;&lt;span style="color: #d89000"&gt;<text:span text:style-name="T4190">罠</text:span>&lt;/span&gt;&lt;span style="color: #00a000"&gt;<text:span text:style-name="T4191">忞</text:span>&lt;/span&gt;&lt;span style="color: #d89000"&gt;<text:span text:style-name="T4192">玟</text:span>&lt;/span&gt;&lt;span style="color: #d89000"&gt;<text:span text:style-name="T4193">旻</text:span>&lt;/span&gt;&lt;span style="color: #d89000"&gt;<text:span text:style-name="T4194">旼</text:span>&lt;/span&gt;&lt;span style="color: #d89000"&gt;<text:span text:style-name="T4195">痻</text:span>&lt;/span&gt;&lt;span&gt;&lt;br&gt;&lt;/span&gt;&lt;span&gt;&lt;br&gt;&lt;/span&gt;&lt;span style="color: #00a000"&gt;<text:span text:style-name="T4196">皿</text:span>&lt;/span&gt;&lt;span style="color: #00a000"&gt;<text:span text:style-name="T4197">泯</text:span>&lt;/span&gt;&lt;span style="color: #00a000"&gt;<text:span text:style-name="T4198">抿</text:span>&lt;/span&gt;&lt;span style="color: #00a000"&gt;<text:span text:style-name="T4199">笢</text:span>&lt;/span&gt;&lt;span style="color: #00a000"&gt;<text:span text:style-name="T4200">湣</text:span>&lt;/span&gt;&lt;span style="color: #00a000"&gt;<text:span text:style-name="T4201">愍</text:span>&lt;/span&gt;&lt;span style="color: #d89000"&gt;<text:span text:style-name="T4202">暋</text:span>&lt;/span&gt;&lt;span style="color: #00a000"&gt;<text:span text:style-name="T4203">敏</text:span>&lt;/span&gt;&lt;span style="color: #00a000"&gt;<text:span text:style-name="T4204">僶</text:span>&lt;/span&gt;&lt;span&gt;&lt;br&gt;&lt;/span&gt;&lt;span&gt;&lt;br&gt;&lt;/span&gt;&lt;span style="color: #d89000"&gt;<text:span text:style-name="T4205">名</text:span>&lt;/span&gt;&lt;span style="color: #d89000"&gt;<text:span text:style-name="T4206">洺</text:span>&lt;/span&gt;&lt;span style="color: #d89000"&gt;<text:span text:style-name="T4207">茗</text:span>&lt;/span&gt;&lt;span style="color: #00a000"&gt;<text:span text:style-name="T4208">酩</text:span>&lt;/span&gt;&lt;span style="color: #d89000"&gt;<text:span text:style-name="T4209">明</text:span>&lt;/span&gt;&lt;span style="color: #d89000"&gt;<text:span text:style-name="T4210">冥</text:span>&lt;/span&gt;&lt;span style="color: #d89000"&gt;<text:span text:style-name="T4211">溟</text:span>&lt;/span&gt;&lt;span style="color: #d89000"&gt;<text:span text:style-name="T4212">鄍</text:span>&lt;/span&gt;&lt;span style="color: #d89000"&gt;<text:span text:style-name="T4213">嫇</text:span>&lt;/span&gt;&lt;span style="color: #d89000"&gt;<text:span text:style-name="T4214">蓂</text:span>&lt;/span&gt;&lt;span style="color: #d89000"&gt;<text:span text:style-name="T4215">暝</text:span>&lt;/span&gt;&lt;span style="color: #d89000"&gt;<text:span text:style-name="T4216">瞑</text:span>&lt;/span&gt;&lt;span style="color: #d89000"&gt;<text:span text:style-name="T4217">螟</text:span>&lt;/span&gt;&lt;span&gt;&lt;br&gt;&lt;/span&gt;&lt;span&gt;&lt;br&gt;&lt;/span&gt;&lt;span style="color: #0000ff"&gt;<text:span text:style-name="T4218">命</text:span>&lt;/span&gt;&lt;span style="color: #d89000"&gt;<text:span text:style-name="T4219">暝</text:span>&lt;/span&gt;&lt;span&gt;&lt;br&gt;&lt;/span&gt;&lt;span&gt;&lt;br&gt;&lt;/span&gt;&lt;span style="color: #00a000"&gt;<text:span text:style-name="T4220">皿</text:span>&lt;/span&gt;&lt;span style="color: #d89000"&gt;<text:span text:style-name="T4221">茗</text:span>&lt;/span&gt;&lt;span style="color: #00a000"&gt;<text:span text:style-name="T4222">酩</text:span>&lt;/span&gt;&lt;span style="color: #d89000"&gt;<text:span text:style-name="T4223">瞑</text:span><text:soft-page-break/>&lt;/span&gt;&lt;span&gt;&lt;br&gt;&lt;/span&gt;&lt;span&gt;&lt;br&gt;&lt;/span&gt;&lt;span&gt;&lt;br&gt;&lt;/span&gt;&lt;span&gt;&lt;br&gt;&lt;/span&gt;&lt;span style="color: #d89000"&gt;<text:span text:style-name="T4224">摩</text:span>&lt;/span&gt;&lt;span style="color: #d89000"&gt;<text:span text:style-name="T4225">磨</text:span>&lt;/span&gt;&lt;span style="color: #d89000"&gt;<text:span text:style-name="T4226">魔</text:span>&lt;/span&gt;&lt;span style="color: #d89000"&gt;<text:span text:style-name="T4227">蘑</text:span>&lt;/span&gt;&lt;span style="color: #d89000"&gt;<text:span text:style-name="T4228">劘</text:span>&lt;/span&gt;&lt;span style="color: #ff0000"&gt;<text:span text:style-name="T4229">摸</text:span>&lt;/span&gt;&lt;span style="color: #d89000"&gt;<text:span text:style-name="T4230">嫫</text:span>&lt;/span&gt;&lt;span style="color: #d89000"&gt;<text:span text:style-name="T4231">模</text:span>&lt;/span&gt;&lt;span style="color: #d89000"&gt;<text:span text:style-name="T4232">摹</text:span>&lt;/span&gt;&lt;span style="color: #d89000"&gt;<text:span text:style-name="T4233">膜</text:span>&lt;/span&gt;&lt;span style="color: #d89000"&gt;<text:span text:style-name="T4234">糢</text:span>&lt;/span&gt;&lt;span style="color: #d89000"&gt;<text:span text:style-name="T4235">譕</text:span>&lt;/span&gt;&lt;span&gt;&lt;br&gt;&lt;/span&gt;&lt;span&gt;&lt;br&gt;&lt;/span&gt;&lt;span style="color: #0000ff"&gt;<text:span text:style-name="T4236">万</text:span>&lt;/span&gt;&lt;span style="color: #0000ff"&gt;<text:span text:style-name="T4237">末</text:span>&lt;/span&gt;&lt;span style="color: #0000ff"&gt;<text:span text:style-name="T4238">沫</text:span>&lt;/span&gt;&lt;span style="color: #00a000"&gt;<text:span text:style-name="T4239">抹</text:span>&lt;/span&gt;&lt;span style="color: #0000ff"&gt;<text:span text:style-name="T4240">妺</text:span>&lt;/span&gt;&lt;span style="color: #0000ff"&gt;<text:span text:style-name="T4241">茉</text:span>&lt;/span&gt;&lt;span style="color: #0000ff"&gt;<text:span text:style-name="T4242">秣</text:span>&lt;/span&gt;&lt;span style="color: #0000ff"&gt;<text:span text:style-name="T4243">袜</text:span>&lt;/span&gt;&lt;span style="color: #0000ff"&gt;<text:span text:style-name="T4244">靺</text:span>&lt;/span&gt;&lt;span style="color: #0000ff"&gt;<text:span text:style-name="T4245">歾</text:span>&lt;/span&gt;&lt;span style="color: #00a000"&gt;<text:span text:style-name="T4246">佰</text:span>&lt;/span&gt;&lt;span style="color: #0000ff"&gt;<text:span text:style-name="T4247">陌</text:span>&lt;/span&gt;&lt;span style="color: #0000ff"&gt;<text:span text:style-name="T4248">貊</text:span>&lt;/span&gt;&lt;span style="color: #0000ff"&gt;<text:span text:style-name="T4249">冒</text:span>&lt;/span&gt;&lt;span style="color: #0000ff"&gt;<text:span text:style-name="T4250">眽</text:span>&lt;/span&gt;&lt;span style="color: #0000ff"&gt;<text:span text:style-name="T4251">莫</text:span>&lt;/span&gt;&lt;span style="color: #0000ff"&gt;<text:span text:style-name="T4252">漠</text:span>&lt;/span&gt;&lt;span style="color: #0000ff"&gt;<text:span text:style-name="T4253">寞</text:span>&lt;/span&gt;&lt;span style="color: #0000ff"&gt;<text:span text:style-name="T4254">幕</text:span>&lt;/span&gt;&lt;span style="color: #0000ff"&gt;<text:span text:style-name="T4255">鄚</text:span>&lt;/span&gt;&lt;span style="color: #0000ff"&gt;<text:span text:style-name="T4256">嗼</text:span>&lt;/span&gt;&lt;span style="color: #d89000"&gt;<text:span text:style-name="T4257">膜</text:span>&lt;/span&gt;&lt;span style="color: #0000ff"&gt;<text:span text:style-name="T4258">瘼</text:span>&lt;/span&gt;&lt;span style="color: #0000ff"&gt;<text:span text:style-name="T4259">貘</text:span>&lt;/span&gt;&lt;span style="color: #d89000"&gt;<text:span text:style-name="T4260">貉</text:span>&lt;/span&gt;&lt;span style="color: #d89000"&gt;<text:span text:style-name="T4261">塺</text:span>&lt;/span&gt;&lt;span style="color: #d89000"&gt;<text:span text:style-name="T4262">磨</text:span>&lt;/span&gt;&lt;span style="color: #0000ff"&gt;<text:span text:style-name="T4263">墨</text:span>&lt;/span&gt;&lt;span style="color: #ff0000"&gt;<text:span text:style-name="T4264">嘿</text:span>&lt;/span&gt;&lt;span style="color: #0000ff"&gt;<text:span text:style-name="T4265">默</text:span>&lt;/span&gt;&lt;span style="color: #000000"&gt;<text:span text:style-name="T4266">嚜</text:span>&lt;/span&gt;&lt;span style="color: #0000ff"&gt;<text:span text:style-name="T4267">纆</text:span>&lt;/span&gt;&lt;span&gt;&lt;br&gt;&lt;/span&gt;&lt;span&gt;&lt;br&gt;&lt;/span&gt;&lt;span style="color: #00a000"&gt;<text:span text:style-name="T4268">抹</text:span>&lt;/span&gt;&lt;span&gt;&lt;br&gt;&lt;/span&gt;&lt;span&gt;&lt;br&gt;&lt;/span&gt;&lt;span style="color: #ff0000"&gt;<text:span text:style-name="T4269">摸</text:span>&lt;/span&gt;&lt;span&gt;&lt;br&gt;&lt;/span&gt;&lt;span&gt;&lt;br&gt;&lt;/span&gt;&lt;span style="color: #d89000"&gt;<text:span text:style-name="T4270">牟</text:span>&lt;/span&gt;&lt;span style="color: #d89000"&gt;<text:span text:style-name="T4271">侔</text:span>&lt;/span&gt;&lt;span style="color: #d89000"&gt;<text:span text:style-name="T4272">眸</text:span>&lt;/span&gt;&lt;span style="color: #d89000"&gt;<text:span text:style-name="T4273">蛑</text:span>&lt;/span&gt;&lt;span style="color: #d89000"&gt;<text:span text:style-name="T4274">麰</text:span>&lt;/span&gt;&lt;span style="color: #d89000"&gt;<text:span text:style-name="T4275">鴾</text:span>&lt;/span&gt;&lt;span style="color: #d89000"&gt;<text:span text:style-name="T4276">堥</text:span>&lt;/span&gt;&lt;span style="color: #d89000"&gt;<text:span text:style-name="T4277">鍪</text:span>&lt;/span&gt;&lt;span style="color: #d89000"&gt;<text:span text:style-name="T4278">鞪</text:span>&lt;/span&gt;&lt;span&gt;&lt;br&gt;&lt;/span&gt;&lt;span&gt;&lt;br&gt;&lt;/span&gt;&lt;span style="color: #0000ff"&gt;<text:span text:style-name="T4279">茂</text:span>&lt;/span&gt;&lt;span style="color: #0000ff"&gt;<text:span text:style-name="T4280">袤</text:span>&lt;/span&gt;&lt;span style="color: #0000ff"&gt;<text:span text:style-name="T4281">楙</text:span>&lt;/span&gt;&lt;span style="color: #0000ff"&gt;<text:span text:style-name="T4282">瞀</text:span>&lt;/span&gt;&lt;span style="color: #0000ff"&gt;<text:span text:style-name="T4283">懋</text:span>&lt;/span&gt;&lt;span&gt;&lt;br&gt;&lt;/span&gt;&lt;span&gt;&lt;br&gt;&lt;/span&gt;&lt;span style="color: #00a000"&gt;<text:span text:style-name="T4284">牡</text:span>&lt;/span&gt;&lt;span style="color: #00a000"&gt;<text:span text:style-name="T4285">某</text:span>&lt;/span&gt;&lt;span&gt;&lt;br&gt;&lt;/span&gt;&lt;span&gt;&lt;br&gt;&lt;/span&gt;&lt;span style="color: #0000ff"&gt;<text:span text:style-name="T4286">獏</text:span>&lt;/span&gt;&lt;span style="color: #d89000"&gt;<text:span text:style-name="T4287">模</text:span>&lt;/span&gt;&lt;span style="color: #d89000"&gt;<text:span text:style-name="T4288">氁</text:span>&lt;/span&gt;&lt;span&gt;&lt;br&gt;&lt;/span&gt;&lt;span&gt;&lt;br&gt;&lt;/span&gt;&lt;span style="color: #0000ff"&gt;<text:span text:style-name="T4289">木</text:span>&lt;/span&gt;&lt;span style="color: #0000ff"&gt;<text:span text:style-name="T4290">沐</text:span>&lt;/span&gt;&lt;span style="color: #0000ff"&gt;<text:span text:style-name="T4291">霂</text:span>&lt;/span&gt;&lt;span style="color: #0000ff"&gt;<text:span text:style-name="T4292">目</text:span>&lt;/span&gt;&lt;span style="color: #0000ff"&gt;<text:span text:style-name="T4293">苜</text:span>&lt;/span&gt;&lt;span style="color: #00a000"&gt;<text:span text:style-name="T4294">坶</text:span>&lt;/span&gt;&lt;span style="color: #0000ff"&gt;<text:span text:style-name="T4295">牧</text:span>&lt;/span&gt;&lt;span style="color: #0000ff"&gt;<text:span text:style-name="T4296">莫</text:span>&lt;/span&gt;&lt;span style="color: #0000ff"&gt;<text:span text:style-name="T4297">募</text:span>&lt;/span&gt;&lt;span style="color: #0000ff"&gt;<text:span text:style-name="T4298">墓</text:span>&lt;/span&gt;&lt;span style="color: #0000ff"&gt;<text:span text:style-name="T4299">幕</text:span>&lt;/span&gt;&lt;span style="color: #0000ff"&gt;<text:span text:style-name="T4300">慕</text:span>&lt;/span&gt;&lt;span style="color: #0000ff"&gt;<text:span text:style-name="T4301">暮</text:span>&lt;/span&gt;&lt;span style="color: #0000ff"&gt;<text:span text:style-name="T4302">睦</text:span>&lt;/span&gt;&lt;span style="color: #0000ff"&gt;<text:span text:style-name="T4303">穆</text:span><text:soft-page-break/>&lt;/span&gt;&lt;span&gt;&lt;br&gt;&lt;/span&gt;&lt;span&gt;&lt;br&gt;&lt;/span&gt;&lt;span style="color: #00a000"&gt;<text:span text:style-name="T4304">母</text:span>&lt;/span&gt;&lt;span style="color: #00a000"&gt;<text:span text:style-name="T4305">坶</text:span>&lt;/span&gt;&lt;span style="color: #00a000"&gt;<text:span text:style-name="T4306">拇</text:span>&lt;/span&gt;&lt;span style="color: #00a000"&gt;<text:span text:style-name="T4307">姆</text:span>&lt;/span&gt;&lt;span style="color: #00a000"&gt;<text:span text:style-name="T4308">鉧</text:span>&lt;/span&gt;&lt;span style="color: #00a000"&gt;<text:span text:style-name="T4309">牡</text:span>&lt;/span&gt;&lt;span style="color: #00a000"&gt;<text:span text:style-name="T4310">姥</text:span>&lt;/span&gt;&lt;span&gt;&lt;br&gt;&lt;/span&gt;&lt;span&gt;&lt;br&gt;&lt;/span&gt;&lt;span style="color: #00a000"&gt;<text:span text:style-name="T4311">哪</text:span>&lt;/span&gt;&lt;span&gt;&lt;br&gt;&lt;/span&gt;&lt;span&gt;&lt;br&gt;&lt;/span&gt;&lt;span style="color: #d89000"&gt;<text:span text:style-name="T4312">南</text:span>&lt;/span&gt;&lt;span style="color: #d89000"&gt;<text:span text:style-name="T4313">拏</text:span>&lt;/span&gt;&lt;span style="color: #d89000"&gt;<text:span text:style-name="T4314">拿</text:span>&lt;/span&gt;&lt;span style="color: #d89000"&gt;<text:span text:style-name="T4315">挐</text:span>&lt;/span&gt;&lt;span&gt;&lt;br&gt;&lt;/span&gt;&lt;span&gt;&lt;br&gt;&lt;/span&gt;&lt;span style="color: #0000ff"&gt;<text:span text:style-name="T4316">衲</text:span>&lt;/span&gt;&lt;span style="color: #0000ff"&gt;<text:span text:style-name="T4317">魶</text:span>&lt;/span&gt;&lt;span style="color: #0000ff"&gt;<text:span text:style-name="T4318">那</text:span>&lt;/span&gt;&lt;span style="color: #0000ff"&gt;<text:span text:style-name="T4319">娜</text:span>&lt;/span&gt;&lt;span style="color: #0000ff"&gt;<text:span text:style-name="T4320">捺</text:span>&lt;/span&gt;&lt;span&gt;&lt;br&gt;&lt;/span&gt;&lt;span&gt;&lt;br&gt;&lt;/span&gt;&lt;span style="color: #0000ff"&gt;<text:span text:style-name="T4321">那</text:span>&lt;/span&gt;&lt;span style="color: #00a000"&gt;<text:span text:style-name="T4322">哪</text:span>&lt;/span&gt;&lt;span&gt;&lt;br&gt;&lt;/span&gt;&lt;span&gt;&lt;br&gt;&lt;/span&gt;&lt;span style="color: #0000ff"&gt;<text:span text:style-name="T4323">那</text:span>&lt;/span&gt;&lt;span&gt;&lt;br&gt;&lt;/span&gt;&lt;span&gt;&lt;br&gt;&lt;/span&gt;&lt;span style="color: #0000ff"&gt;<text:span text:style-name="T4324">奈</text:span>&lt;/span&gt;&lt;span style="color: #0000ff"&gt;<text:span text:style-name="T4325">柰</text:span>&lt;/span&gt;&lt;span style="color: #0000ff"&gt;<text:span text:style-name="T4326">萘</text:span>&lt;/span&gt;&lt;span style="color: #0000ff"&gt;<text:span text:style-name="T4327">耐</text:span>&lt;/span&gt;&lt;span style="color: #0000ff"&gt;<text:span text:style-name="T4328">鼐</text:span>&lt;/span&gt;&lt;span style="color: #0000ff"&gt;<text:span text:style-name="T4329">褦</text:span>&lt;/span&gt;&lt;span&gt;&lt;br&gt;&lt;/span&gt;&lt;span&gt;&lt;br&gt;&lt;/span&gt;&lt;span style="color: #00a000"&gt;<text:span text:style-name="T4330">乃</text:span>&lt;/span&gt;&lt;span style="color: #00a000"&gt;<text:span text:style-name="T4331">奶</text:span>&lt;/span&gt;&lt;span style="color: #00a000"&gt;<text:span text:style-name="T4332">氖</text:span>&lt;/span&gt;&lt;span style="color: #00a000"&gt;<text:span text:style-name="T4333">釢</text:span>&lt;/span&gt;&lt;span style="color: #00a000"&gt;<text:span text:style-name="T4334">迺</text:span>&lt;/span&gt;&lt;span style="color: #00a000"&gt;<text:span text:style-name="T4335">嬭</text:span>&lt;/span&gt;&lt;span&gt;&lt;br&gt;&lt;/span&gt;&lt;span&gt;&lt;br&gt;&lt;/span&gt;&lt;span style="color: #d89000"&gt;<text:span text:style-name="T4336">男</text:span>&lt;/span&gt;&lt;span style="color: #d89000"&gt;<text:span text:style-name="T4337">柟</text:span>&lt;/span&gt;&lt;span style="color: #d89000"&gt;<text:span text:style-name="T4338">南</text:span>&lt;/span&gt;&lt;span style="color: #d89000"&gt;<text:span text:style-name="T4339">喃</text:span>&lt;/span&gt;&lt;span style="color: #d89000"&gt;<text:span text:style-name="T4340">楠</text:span>&lt;/span&gt;&lt;span style="color: #00a000"&gt;<text:span text:style-name="T4341">蝻</text:span>&lt;/span&gt;&lt;span style="color: #d89000"&gt;<text:span text:style-name="T4342">諵</text:span>&lt;/span&gt;&lt;span&gt;&lt;br&gt;&lt;/span&gt;&lt;span&gt;&lt;br&gt;&lt;/span&gt;&lt;span&gt;&lt;br&gt;&lt;/span&gt;&lt;span&gt;&lt;br&gt;&lt;/span&gt;&lt;span style="color: #00a000"&gt;<text:span text:style-name="T4343">赧</text:span>&lt;/span&gt;&lt;span style="color: #00a000"&gt;<text:span text:style-name="T4344">腩</text:span>&lt;/span&gt;&lt;span style="color: #00a000"&gt;<text:span text:style-name="T4345">蝻</text:span>&lt;/span&gt;&lt;span style="color: #00a000"&gt;<text:span text:style-name="T4346">戁</text:span>&lt;/span&gt;&lt;span&gt;&lt;br&gt;&lt;/span&gt;&lt;span&gt;&lt;br&gt;&lt;/span&gt;&lt;span style="color: #ff0000"&gt;<text:span text:style-name="T4347">囡</text:span>&lt;/span&gt;&lt;span&gt;&lt;br&gt;&lt;/span&gt;&lt;span&gt;&lt;br&gt;&lt;/span&gt;&lt;span style="color: #ff0000"&gt;<text:span text:style-name="T4348">囔</text:span>&lt;/span&gt;&lt;span&gt;&lt;br&gt;&lt;/span&gt;&lt;span&gt;&lt;br&gt;&lt;/span&gt;&lt;span style="color: #d89000"&gt;<text:span text:style-name="T4349">囊</text:span>&lt;/span&gt;&lt;span&gt;&lt;br&gt;&lt;/span&gt;&lt;span&gt;&lt;br&gt;&lt;/span&gt;&lt;span style="color: #0000ff"&gt;<text:span text:style-name="T4350">齉</text:span>&lt;/span&gt;&lt;span&gt;&lt;br&gt;&lt;/span&gt;&lt;span&gt;&lt;br&gt;&lt;/span&gt;&lt;span style="color: #00a000"&gt;<text:span text:style-name="T4351">曩</text:span>&lt;/span&gt;&lt;span style="color: #00a000"&gt;<text:span text:style-name="T4352">攮</text:span>&lt;/span&gt;&lt;span&gt;&lt;br&gt;&lt;/span&gt;&lt;span&gt;&lt;br&gt;&lt;/span&gt;&lt;span style="color: #d89000"&gt;<text:span text:style-name="T4353">怓</text:span>&lt;/span&gt;&lt;span style="color: #d89000"&gt;<text:span text:style-name="T4354">呶</text:span>&lt;/span&gt;&lt;span style="color: #d89000"&gt;<text:span text:style-name="T4355">峱</text:span>&lt;/span&gt;&lt;span style="color: #d89000"&gt;<text:span text:style-name="T4356">硇</text:span>&lt;/span&gt;&lt;span style="color: #d89000"&gt;<text:span text:style-name="T4357">猱</text:span>&lt;/span&gt;&lt;span style="color: #d89000"&gt;<text:span text:style-name="T4358">獶</text:span>&lt;/span&gt;&lt;span&gt;&lt;br&gt;&lt;/span&gt;&lt;span&gt;&lt;br&gt;&lt;/span&gt;&lt;span style="color: #0000ff"&gt;<text:span text:style-name="T4359">淖</text:span>&lt;/span&gt;&lt;span style="color: #0000ff"&gt;<text:span text:style-name="T4360">臑</text:span>&lt;/span&gt;&lt;span&gt;&lt;br&gt;&lt;/span&gt;&lt;span&gt;&lt;br&gt;&lt;/span&gt;&lt;span style="color: #00a000"&gt;<text:span text:style-name="T4361">瑙</text:span>&lt;/span&gt;&lt;span&gt;&lt;br&gt;&lt;/span&gt;&lt;span&gt;&lt;br&gt;&lt;/span&gt;&lt;span style="color: #ff0000"&gt;<text:span text:style-name="T4362">孬</text:span>&lt;/span&gt;&lt;span&gt;&lt;br&gt;&lt;/span&gt;&lt;span&gt;&lt;br&gt;&lt;/span&gt;&lt;span style="color: #000000"&gt;<text:span text:style-name="T4363">呢</text:span>&lt;/span&gt;&lt;span&gt;&lt;br&gt;&lt;/span&gt;&lt;span&gt;&lt;br&gt;&lt;/span&gt;&lt;span style="color: #0000ff"&gt;<text:span text:style-name="T4364">眲</text:span>&lt;/span&gt;&lt;span&gt;&lt;br&gt;&lt;/span&gt;&lt;span&gt;&lt;br&gt;&lt;/span&gt;&lt;span style="color: #0000ff"&gt;<text:span text:style-name="T4365">那</text:span><text:soft-page-break/>&lt;/span&gt;&lt;span&gt;&lt;br&gt;&lt;/span&gt;&lt;span&gt;&lt;br&gt;&lt;/span&gt;&lt;span style="color: #0000ff"&gt;<text:span text:style-name="T4366">那</text:span>&lt;/span&gt;&lt;span style="color: #00a000"&gt;<text:span text:style-name="T4367">哪</text:span>&lt;/span&gt;&lt;span&gt;&lt;br&gt;&lt;/span&gt;&lt;span&gt;&lt;br&gt;&lt;/span&gt;&lt;span style="color: #0000ff"&gt;<text:span text:style-name="T4368">嫩</text:span>&lt;/span&gt;&lt;span&gt;&lt;br&gt;&lt;/span&gt;&lt;span&gt;&lt;br&gt;&lt;/span&gt;&lt;span style="color: #d89000"&gt;<text:span text:style-name="T4369">能</text:span>&lt;/span&gt;&lt;span style="color: #d89000"&gt;<text:span text:style-name="T4370">儜</text:span>&lt;/span&gt;&lt;span&gt;&lt;br&gt;&lt;/span&gt;&lt;span&gt;&lt;br&gt;&lt;/span&gt;&lt;span style="color: #d89000"&gt;<text:span text:style-name="T4371">尼</text:span>&lt;/span&gt;&lt;span style="color: #d89000"&gt;<text:span text:style-name="T4372">泥</text:span>&lt;/span&gt;&lt;span style="color: #d89000"&gt;<text:span text:style-name="T4373">怩</text:span>&lt;/span&gt;&lt;span style="color: #000000"&gt;<text:span text:style-name="T4374">呢</text:span>&lt;/span&gt;&lt;span style="color: #ff0000"&gt;<text:span text:style-name="T4375">妮</text:span>&lt;/span&gt;&lt;span style="color: #d89000"&gt;<text:span text:style-name="T4376">倪</text:span>&lt;/span&gt;&lt;span style="color: #0000ff"&gt;<text:span text:style-name="T4377">堄</text:span>&lt;/span&gt;&lt;span style="color: #d89000"&gt;<text:span text:style-name="T4378">郳</text:span>&lt;/span&gt;&lt;span style="color: #d89000"&gt;<text:span text:style-name="T4379">猊</text:span>&lt;/span&gt;&lt;span style="color: #d89000"&gt;<text:span text:style-name="T4380">婗</text:span>&lt;/span&gt;&lt;span style="color: #d89000"&gt;<text:span text:style-name="T4381">霓</text:span>&lt;/span&gt;&lt;span style="color: #d89000"&gt;<text:span text:style-name="T4382">麑</text:span>&lt;/span&gt;&lt;span&gt;&lt;br&gt;&lt;/span&gt;&lt;span&gt;&lt;br&gt;&lt;/span&gt;&lt;span style="color: #d89000"&gt;<text:span text:style-name="T4383">泥</text:span>&lt;/span&gt;&lt;span style="color: #0000ff"&gt;<text:span text:style-name="T4384">昵</text:span>&lt;/span&gt;&lt;span style="color: #0000ff"&gt;<text:span text:style-name="T4385">逆</text:span>&lt;/span&gt;&lt;span style="color: #0000ff"&gt;<text:span text:style-name="T4386">匿</text:span>&lt;/span&gt;&lt;span style="color: #0000ff"&gt;<text:span text:style-name="T4387">暱</text:span>&lt;/span&gt;&lt;span style="color: #0000ff"&gt;<text:span text:style-name="T4388">惄</text:span>&lt;/span&gt;&lt;span style="color: #0000ff"&gt;<text:span text:style-name="T4389">溺</text:span>&lt;/span&gt;&lt;span style="color: #0000ff"&gt;<text:span text:style-name="T4390">睨</text:span>&lt;/span&gt;&lt;span style="color: #d89000"&gt;<text:span text:style-name="T4391">嶷</text:span>&lt;/span&gt;&lt;span&gt;&lt;br&gt;&lt;/span&gt;&lt;span&gt;&lt;br&gt;&lt;/span&gt;&lt;span style="color: #00a000"&gt;<text:span text:style-name="T4392">你</text:span>&lt;/span&gt;&lt;span style="color: #00a000"&gt;<text:span text:style-name="T4393">妳</text:span>&lt;/span&gt;&lt;span style="color: #00a000"&gt;<text:span text:style-name="T4394">柅</text:span>&lt;/span&gt;&lt;span style="color: #00a000"&gt;<text:span text:style-name="T4395">旎</text:span>&lt;/span&gt;&lt;span style="color: #00a000"&gt;<text:span text:style-name="T4396">孴</text:span>&lt;/span&gt;&lt;span style="color: #00a000"&gt;<text:span text:style-name="T4397">儗</text:span>&lt;/span&gt;&lt;span style="color: #00a000"&gt;<text:span text:style-name="T4398">薿</text:span>&lt;/span&gt;&lt;span&gt;&lt;br&gt;&lt;/span&gt;&lt;span&gt;&lt;br&gt;&lt;/span&gt;&lt;span style="color: #d89000"&gt;<text:span text:style-name="T4399">年</text:span>&lt;/span&gt;&lt;span style="color: #d89000"&gt;<text:span text:style-name="T4400">哖</text:span>&lt;/span&gt;&lt;span style="color: #ff0000"&gt;<text:span text:style-name="T4401">拈</text:span>&lt;/span&gt;&lt;span style="color: #ff0000"&gt;<text:span text:style-name="T4402">粘</text:span>&lt;/span&gt;&lt;span style="color: #d89000"&gt;<text:span text:style-name="T4403">黏</text:span>&lt;/span&gt;&lt;span&gt;&lt;br&gt;&lt;/span&gt;&lt;span&gt;&lt;br&gt;&lt;/span&gt;&lt;span style="color: #0000ff"&gt;<text:span text:style-name="T4404">廿</text:span>&lt;/span&gt;&lt;span style="color: #0000ff"&gt;<text:span text:style-name="T4405">念</text:span>&lt;/span&gt;&lt;span style="color: #0000ff"&gt;<text:span text:style-name="T4406">埝</text:span>&lt;/span&gt;&lt;span&gt;&lt;br&gt;&lt;/span&gt;&lt;span&gt;&lt;br&gt;&lt;/span&gt;&lt;span style="color: #ff0000"&gt;<text:span text:style-name="T4407">拈</text:span>&lt;/span&gt;&lt;span style="color: #00a000"&gt;<text:span text:style-name="T4408">淰</text:span>&lt;/span&gt;&lt;span style="color: #00a000"&gt;<text:span text:style-name="T4409">捻</text:span>&lt;/span&gt;&lt;span style="color: #00a000"&gt;<text:span text:style-name="T4410">撚</text:span>&lt;/span&gt;&lt;span style="color: #00a000"&gt;<text:span text:style-name="T4411">碾</text:span>&lt;/span&gt;&lt;span&gt;&lt;br&gt;&lt;/span&gt;&lt;span&gt;&lt;br&gt;&lt;/span&gt;&lt;span style="color: #ff0000"&gt;<text:span text:style-name="T4412">蔫</text:span>&lt;/span&gt;&lt;span&gt;&lt;br&gt;&lt;/span&gt;&lt;span&gt;&lt;br&gt;&lt;/span&gt;&lt;span style="color: #d89000"&gt;<text:span text:style-name="T4413">娘</text:span>&lt;/span&gt;&lt;span&gt;&lt;br&gt;&lt;/span&gt;&lt;span&gt;&lt;br&gt;&lt;/span&gt;&lt;span&gt;&lt;br&gt;&lt;/span&gt;&lt;span&gt;&lt;br&gt;&lt;/span&gt;&lt;span style="color: #0000ff"&gt;<text:span text:style-name="T4414">尿</text:span>&lt;/span&gt;&lt;span style="color: #0000ff"&gt;<text:span text:style-name="T4415">溺</text:span>&lt;/span&gt;&lt;span&gt;&lt;br&gt;&lt;/span&gt;&lt;span&gt;&lt;br&gt;&lt;/span&gt;&lt;span style="color: #00a000"&gt;<text:span text:style-name="T4416">嬝</text:span>&lt;/span&gt;&lt;span style="color: #00a000"&gt;<text:span text:style-name="T4417">褭</text:span>&lt;/span&gt;&lt;span style="color: #00a000"&gt;<text:span text:style-name="T4418">嬲</text:span>&lt;/span&gt;&lt;span&gt;&lt;br&gt;&lt;/span&gt;&lt;span&gt;&lt;br&gt;&lt;/span&gt;&lt;span style="color: #d89000"&gt;<text:span text:style-name="T4419">苶</text:span>&lt;/span&gt;&lt;span&gt;&lt;br&gt;&lt;/span&gt;&lt;span&gt;&lt;br&gt;&lt;/span&gt;&lt;span style="color: #ff0000"&gt;<text:span text:style-name="T4420">乜</text:span>&lt;/span&gt;&lt;span style="color: #0000ff"&gt;<text:span text:style-name="T4421">痆</text:span>&lt;/span&gt;&lt;span style="color: #0000ff"&gt;<text:span text:style-name="T4422">涅</text:span>&lt;/span&gt;&lt;span style="color: #0000ff"&gt;<text:span text:style-name="T4423">臬</text:span>&lt;/span&gt;&lt;span&gt;<text:span text:style-name="T4424">嵲</text:span>&lt;/span&gt;&lt;span style="color: #0000ff"&gt;<text:span text:style-name="T4425">臲</text:span>&lt;/span&gt;&lt;span style="color: #0000ff"&gt;<text:span text:style-name="T4426">喦</text:span>&lt;/span&gt;&lt;span style="color: #0000ff"&gt;<text:span text:style-name="T4427">敜</text:span>&lt;/span&gt;&lt;span&gt;<text:span text:style-name="T4428">踂</text:span>&lt;/span&gt;&lt;span style="color: #0000ff"&gt;<text:span text:style-name="T4429">摰</text:span>&lt;/span&gt;&lt;span style="color: #0000ff"&gt;<text:span text:style-name="T4430">孽</text:span>&lt;/span&gt;&lt;span style="color: #0000ff"&gt;<text:span text:style-name="T4431">糱</text:span>&lt;/span&gt;&lt;span&gt;&lt;br&gt;&lt;/span&gt;&lt;span&gt;&lt;br&gt;&lt;/span&gt;&lt;span style="color: #ff0000"&gt;<text:span text:style-name="T4432">捏</text:span>&lt;/span&gt;&lt;span style="color: #00a000"&gt;<text:span text:style-name="T4433">捻</text:span>&lt;/span&gt;&lt;span&gt;&lt;br&gt;&lt;/span&gt;&lt;span&gt;&lt;br&gt;&lt;/span&gt;&lt;span style="color: #0000ff"&gt;<text:span text:style-name="T4434">恁</text:span>&lt;/span&gt;&lt;span style="color: #d89000"&gt;<text:span text:style-name="T4435">您</text:span><text:soft-page-break/>&lt;/span&gt;&lt;span&gt;&lt;br&gt;&lt;/span&gt;&lt;span&gt;&lt;br&gt;&lt;/span&gt;&lt;span&gt;<text:span text:style-name="T4436">𧑗</text:span>&lt;/span&gt;&lt;span style="color: #d89000"&gt;<text:span text:style-name="T4437">鬡</text:span>&lt;/span&gt;&lt;span style="color: #d89000"&gt;<text:span text:style-name="T4438">凝</text:span>&lt;/span&gt;&lt;span&gt;&lt;br&gt;&lt;/span&gt;&lt;span&gt;&lt;br&gt;&lt;/span&gt;&lt;span style="color: #0000ff"&gt;<text:span text:style-name="T4439">佞</text:span>&lt;/span&gt;&lt;span&gt;&lt;br&gt;&lt;/span&gt;&lt;span&gt;&lt;br&gt;&lt;/span&gt;&lt;span&gt;&lt;br&gt;&lt;/span&gt;&lt;span&gt;&lt;br&gt;&lt;/span&gt;&lt;span style="color: #d89000"&gt;<text:span text:style-name="T4440">牛</text:span>&lt;/span&gt;&lt;span&gt;&lt;br&gt;&lt;/span&gt;&lt;span&gt;&lt;br&gt;&lt;/span&gt;&lt;span style="color: #0000ff"&gt;<text:span text:style-name="T4441">拗</text:span>&lt;/span&gt;&lt;span&gt;&lt;br&gt;&lt;/span&gt;&lt;span&gt;&lt;br&gt;&lt;/span&gt;&lt;span style="color: #00a000"&gt;<text:span text:style-name="T4442">忸</text:span>&lt;/span&gt;&lt;span style="color: #00a000"&gt;<text:span text:style-name="T4443">扭</text:span>&lt;/span&gt;&lt;span style="color: #00a000"&gt;<text:span text:style-name="T4444">狃</text:span>&lt;/span&gt;&lt;span style="color: #00a000"&gt;<text:span text:style-name="T4445">杻</text:span>&lt;/span&gt;&lt;span&gt;&lt;br&gt;&lt;/span&gt;&lt;span&gt;&lt;br&gt;&lt;/span&gt;&lt;span style="color: #ff0000"&gt;<text:span text:style-name="T4446">妞</text:span>&lt;/span&gt;&lt;span&gt;&lt;br&gt;&lt;/span&gt;&lt;span&gt;&lt;br&gt;&lt;/span&gt;&lt;span style="color: #d89000"&gt;<text:span text:style-name="T4447">襛</text:span>&lt;/span&gt;&lt;span style="color: #d89000"&gt;<text:span text:style-name="T4448">醲</text:span>&lt;/span&gt;&lt;span&gt;&lt;br&gt;&lt;/span&gt;&lt;span&gt;&lt;br&gt;&lt;/span&gt;&lt;span style="color: #0000ff"&gt;<text:span text:style-name="T4449">弄</text:span>&lt;/span&gt;&lt;span&gt;&lt;br&gt;&lt;/span&gt;&lt;span&gt;&lt;br&gt;&lt;/span&gt;&lt;span&gt;<text:span text:style-name="T4450">䨲</text:span>&lt;/span&gt;&lt;span&gt;&lt;br&gt;&lt;/span&gt;&lt;span&gt;&lt;br&gt;&lt;/span&gt;&lt;span style="color: #0000ff"&gt;<text:span text:style-name="T4451">耨</text:span>&lt;/span&gt;&lt;span style="color: #0000ff"&gt;<text:span text:style-name="T4452">檽</text:span>&lt;/span&gt;&lt;span&gt;&lt;br&gt;&lt;/span&gt;&lt;span&gt;&lt;br&gt;&lt;/span&gt;&lt;span style="color: #d89000"&gt;<text:span text:style-name="T4453">奴</text:span>&lt;/span&gt;&lt;span style="color: #00a000"&gt;<text:span text:style-name="T4454">帑</text:span>&lt;/span&gt;&lt;span style="color: #d89000"&gt;<text:span text:style-name="T4455">孥</text:span>&lt;/span&gt;&lt;span style="color: #d89000"&gt;<text:span text:style-name="T4456">笯</text:span>&lt;/span&gt;&lt;span&gt;&lt;br&gt;&lt;/span&gt;&lt;span&gt;&lt;br&gt;&lt;/span&gt;&lt;span style="color: #0000ff"&gt;<text:span text:style-name="T4457">怒</text:span>&lt;/span&gt;&lt;span style="color: #0000ff"&gt;<text:span text:style-name="T4458">傉</text:span>&lt;/span&gt;&lt;span&gt;&lt;br&gt;&lt;/span&gt;&lt;span&gt;&lt;br&gt;&lt;/span&gt;&lt;span style="color: #00a000"&gt;<text:span text:style-name="T4459">努</text:span>&lt;/span&gt;&lt;span style="color: #00a000"&gt;<text:span text:style-name="T4460">弩</text:span>&lt;/span&gt;&lt;span style="color: #00a000"&gt;<text:span text:style-name="T4461">砮</text:span>&lt;/span&gt;&lt;span&gt;&lt;br&gt;&lt;/span&gt;&lt;span&gt;&lt;br&gt;&lt;/span&gt;&lt;span style="color: #00a000"&gt;<text:span text:style-name="T4462">女</text:span>&lt;/span&gt;&lt;span style="color: #0000ff"&gt;<text:span text:style-name="T4463">恧</text:span>&lt;/span&gt;&lt;span style="color: #0000ff"&gt;<text:span text:style-name="T4464">衄</text:span>&lt;/span&gt;&lt;span style="color: #00a000"&gt;<text:span text:style-name="T4465">朒</text:span>&lt;/span&gt;&lt;span&gt;&lt;br&gt;&lt;/span&gt;&lt;span&gt;&lt;br&gt;&lt;/span&gt;&lt;span style="color: #00a000"&gt;<text:span text:style-name="T4466">女</text:span>&lt;/span&gt;&lt;span style="color: #00a000"&gt;<text:span text:style-name="T4467">籹</text:span>&lt;/span&gt;&lt;span&gt;&lt;br&gt;&lt;/span&gt;&lt;span&gt;&lt;br&gt;&lt;/span&gt;&lt;span style="color: #d89000"&gt;<text:span text:style-name="T4468">渜</text:span>&lt;/span&gt;&lt;span style="color: #00a000"&gt;<text:span text:style-name="T4469">暖</text:span>&lt;/span&gt;&lt;span&gt;&lt;br&gt;&lt;/span&gt;&lt;span&gt;&lt;br&gt;&lt;/span&gt;&lt;span style="color: #0000ff"&gt;<text:span text:style-name="T4470">虐</text:span>&lt;/span&gt;&lt;span&gt;&lt;br&gt;&lt;/span&gt;&lt;span&gt;&lt;br&gt;&lt;/span&gt;&lt;span style="color: #d89000"&gt;<text:span text:style-name="T4471">黁</text:span>&lt;/span&gt;&lt;span&gt;&lt;br&gt;&lt;/span&gt;&lt;span&gt;&lt;br&gt;&lt;/span&gt;&lt;span style="color: #0000ff"&gt;<text:span text:style-name="T4472">那</text:span>&lt;/span&gt;&lt;span style="color: #d89000"&gt;<text:span text:style-name="T4473">挪</text:span>&lt;/span&gt;&lt;span style="color: #00a000"&gt;<text:span text:style-name="T4474">哪</text:span>&lt;/span&gt;&lt;span style="color: #0000ff"&gt;<text:span text:style-name="T4475">娜</text:span>&lt;/span&gt;&lt;span style="color: #d89000"&gt;<text:span text:style-name="T4476">挼</text:span>&lt;/span&gt;&lt;span&gt;&lt;br&gt;&lt;/span&gt;&lt;span&gt;&lt;br&gt;&lt;/span&gt;&lt;span style="color: #0000ff"&gt;<text:span text:style-name="T4477">掿</text:span>&lt;/span&gt;&lt;span style="color: #0000ff"&gt;<text:span text:style-name="T4478">喏</text:span>&lt;/span&gt;&lt;span style="color: #0000ff"&gt;<text:span text:style-name="T4479">搦</text:span>&lt;/span&gt;&lt;span style="color: #0000ff"&gt;<text:span text:style-name="T4480">懦</text:span>&lt;/span&gt;&lt;span style="color: #0000ff"&gt;<text:span text:style-name="T4481">糯</text:span>&lt;/span&gt;&lt;span&gt;&lt;br&gt;&lt;/span&gt;&lt;span&gt;&lt;br&gt;&lt;/span&gt;&lt;span&gt;<text:span text:style-name="T4482">㛂</text:span>&lt;/span&gt;&lt;span&gt;&lt;br&gt;&lt;/span&gt;&lt;span&gt;&lt;br&gt;&lt;/span&gt;&lt;span style="color: #0000ff"&gt;<text:span text:style-name="T4483">哦</text:span>&lt;/span&gt;&lt;span&gt;&lt;br&gt;&lt;/span&gt;&lt;span&gt;&lt;br&gt;&lt;/span&gt;&lt;span style="color: #0000ff"&gt;<text:span text:style-name="T4484">嚄</text:span>&lt;/span&gt;&lt;span&gt;&lt;br&gt;&lt;/span&gt;&lt;span&gt;&lt;br&gt;&lt;/span&gt;&lt;span style="color: #ff0000"&gt;<text:span text:style-name="T4485">呵</text:span>&lt;/span&gt;&lt;span<text:s/><text:span text:style-name="T4486">style="color: #000000"&gt;</text:span><text:span text:style-name="T4487">啊</text:span><text:span text:style-name="T4488">&lt;/span&gt;&lt;span style="color: #ff0000"&gt;</text:span><text:span text:style-name="T4489">喔</text:span><text:span text:style-name="T4490">&lt;/span&gt;&lt;span&gt;&lt;br&gt;&lt;/span&gt;&lt;span&gt;&lt;br&gt;&lt;/span&gt;&lt;span style="color: #ff0000"&gt;</text:span><text:span text:style-name="T4491">吽</text:span><text:span text:style-name="T4492">&lt;/span&gt;&lt;span style="color: #d89000"&gt;</text:span><text:span text:style-name="T4493">齵</text:span><text:span text:style-name="T4494">&lt;/span&gt;</text:span></text:p>
      <text:soft-page-break/>
      <text:p text:style-name="Normal">&lt;span style="color: #00a000"&gt;<text:span text:style-name="T4495">偶</text:span>&lt;/span&gt;&lt;span style="color: #00a000"&gt;<text:span text:style-name="T4496">耦</text:span>&lt;/span&gt;&lt;span style="color: #00a000"&gt;<text:span text:style-name="T4497">蕅</text:span>&lt;/span&gt;&lt;span style="color: #00a000"&gt;<text:span text:style-name="T4498">藕</text:span>&lt;/span&gt;&lt;span&gt;&lt;br&gt;&lt;/span&gt;&lt;span&gt;&lt;br&gt;&lt;/span&gt;&lt;span style="color: #ff0000"&gt;<text:span text:style-name="T4499">熰</text:span>&lt;/span&gt;&lt;span style="color: #ff0000"&gt;<text:span text:style-name="T4500">敺</text:span>&lt;/span&gt;&lt;span style="color: #ff0000"&gt;<text:span text:style-name="T4501">蓲</text:span>&lt;/span&gt;&lt;span&gt;&lt;br&gt;&lt;/span&gt;&lt;span&gt;&lt;br&gt;&lt;/span&gt;&lt;span style="color: #0000ff"&gt;<text:span text:style-name="T4502">杷</text:span>&lt;/span&gt;&lt;span style="color: #d89000"&gt;<text:span text:style-name="T4503">琶</text:span>&lt;/span&gt;&lt;span&gt;&lt;br&gt;&lt;/span&gt;&lt;span&gt;&lt;br&gt;&lt;/span&gt;&lt;span style="color: #ff0000"&gt;<text:span text:style-name="T4504">扒</text:span>&lt;/span&gt;&lt;span style="color: #0000ff"&gt;<text:span text:style-name="T4505">杷</text:span>&lt;/span&gt;&lt;span style="color: #d89000"&gt;<text:span text:style-name="T4506">爬</text:span>&lt;/span&gt;&lt;span style="color: #0000ff"&gt;<text:span text:style-name="T4507">耙</text:span>&lt;/span&gt;&lt;span style="color: #d89000"&gt;<text:span text:style-name="T4508">琶</text:span>&lt;/span&gt;&lt;span style="color: #d89000"&gt;<text:span text:style-name="T4509">筢</text:span>&lt;/span&gt;&lt;span&gt;&lt;br&gt;&lt;/span&gt;&lt;span&gt;&lt;br&gt;&lt;/span&gt;&lt;span style="color: #0000ff"&gt;<text:span text:style-name="T4510">汃</text:span>&lt;/span&gt;&lt;span style="color: #0000ff"&gt;<text:span text:style-name="T4511">帊</text:span>&lt;/span&gt;&lt;span style="color: #0000ff"&gt;<text:span text:style-name="T4512">怕</text:span>&lt;/span&gt;&lt;span style="color: #0000ff"&gt;<text:span text:style-name="T4513">帕</text:span>&lt;/span&gt;&lt;span style="color: #0000ff"&gt;<text:span text:style-name="T4514">袙</text:span>&lt;/span&gt;&lt;span&gt;&lt;br&gt;&lt;/span&gt;&lt;span&gt;&lt;br&gt;&lt;/span&gt;&lt;span style="color: #ff0000"&gt;<text:span text:style-name="T4515">拍</text:span>&lt;/span&gt;&lt;span&gt;<text:span text:style-name="T4516">㕷</text:span>&lt;/span&gt;&lt;span style="color: #ff0000"&gt;<text:span text:style-name="T4517">啪</text:span>&lt;/span&gt;&lt;span style="color: #ff0000"&gt;<text:span text:style-name="T4518">趴</text:span>&lt;/span&gt;&lt;span style="color: #ff0000"&gt;<text:span text:style-name="T4519">葩</text:span>&lt;/span&gt;&lt;span&gt;&lt;br&gt;&lt;/span&gt;&lt;span&gt;&lt;br&gt;&lt;/span&gt;&lt;span style="color: #d89000"&gt;<text:span text:style-name="T4520">俳</text:span>&lt;/span&gt;&lt;span style="color: #d89000"&gt;<text:span text:style-name="T4521">排</text:span>&lt;/span&gt;&lt;span style="color: #d89000"&gt;<text:span text:style-name="T4522">徘</text:span>&lt;/span&gt;&lt;span style="color: #d89000"&gt;<text:span text:style-name="T4523">牌</text:span>&lt;/span&gt;&lt;span style="color: #ff0000"&gt;<text:span text:style-name="T4524">箄</text:span>&lt;/span&gt;&lt;span style="color: #d89000"&gt;<text:span text:style-name="T4525">簰</text:span>&lt;/span&gt;&lt;span&gt;&lt;br&gt;&lt;/span&gt;&lt;span&gt;&lt;br&gt;&lt;/span&gt;&lt;span&gt;<text:span text:style-name="T4526">𠂢</text:span>&lt;/span&gt;&lt;span style="color: #0000ff"&gt;<text:span text:style-name="T4527">派</text:span>&lt;/span&gt;&lt;span style="color: #0000ff"&gt;<text:span text:style-name="T4528">湃</text:span>&lt;/span&gt;&lt;span&gt;&lt;br&gt;&lt;/span&gt;&lt;span&gt;&lt;br&gt;&lt;/span&gt;&lt;span style="color: #d89000"&gt;<text:span text:style-name="T4529">排</text:span>&lt;/span&gt;&lt;span&gt;&lt;br&gt;&lt;/span&gt;&lt;span&gt;&lt;br&gt;&lt;/span&gt;&lt;span style="color: #ff0000"&gt;<text:span text:style-name="T4530">拍</text:span>&lt;/span&gt;&lt;span&gt;&lt;br&gt;&lt;/span&gt;&lt;span&gt;&lt;br&gt;&lt;/span&gt;&lt;span style="color: #0000ff"&gt;<text:span text:style-name="T4531">弁</text:span>&lt;/span&gt;&lt;span style="color: #d89000"&gt;<text:span text:style-name="T4532">柈</text:span>&lt;/span&gt;&lt;span style="color: #0000ff"&gt;<text:span text:style-name="T4533">胖</text:span>&lt;/span&gt;&lt;span style="color: #ff0000"&gt;<text:span text:style-name="T4534">般</text:span>&lt;/span&gt;&lt;span style="color: #d89000"&gt;<text:span text:style-name="T4535">幋</text:span>&lt;/span&gt;&lt;span style="color: #d89000"&gt;<text:span text:style-name="T4536">媻</text:span>&lt;/span&gt;&lt;span style="color: #d89000"&gt;<text:span text:style-name="T4537">槃</text:span>&lt;/span&gt;&lt;span style="color: #d89000"&gt;<text:span text:style-name="T4538">搫</text:span>&lt;/span&gt;&lt;span style="color: #d89000"&gt;<text:span text:style-name="T4539">磐</text:span>&lt;/span&gt;&lt;span style="color: #d89000"&gt;<text:span text:style-name="T4540">縏</text:span>&lt;/span&gt;&lt;span style="color: #d89000"&gt;<text:span text:style-name="T4541">鞶</text:span>&lt;/span&gt;&lt;span style="color: #d89000"&gt;<text:span text:style-name="T4542">磻</text:span>&lt;/span&gt;&lt;span style="color: #d89000"&gt;<text:span text:style-name="T4543">蟠</text:span>&lt;/span&gt;&lt;span&gt;&lt;br&gt;&lt;/span&gt;&lt;span&gt;&lt;br&gt;&lt;/span&gt;&lt;span style="color: #0000ff"&gt;<text:span text:style-name="T4544">判</text:span>&lt;/span&gt;&lt;span style="color: #0000ff"&gt;<text:span text:style-name="T4545">泮</text:span>&lt;/span&gt;&lt;span style="color: #0000ff"&gt;<text:span text:style-name="T4546">拌</text:span>&lt;/span&gt;&lt;span style="color: #0000ff"&gt;<text:span text:style-name="T4547">叛</text:span>&lt;/span&gt;&lt;span style="color: #d89000"&gt;<text:span text:style-name="T4548">柈</text:span>&lt;/span&gt;&lt;span style="color: #0000ff"&gt;<text:span text:style-name="T4549">牉</text:span>&lt;/span&gt;&lt;span style="color: #0000ff"&gt;<text:span text:style-name="T4550">袢</text:span>&lt;/span&gt;&lt;span style="color: #0000ff"&gt;<text:span text:style-name="T4551">畔</text:span>&lt;/span&gt;&lt;span style="color: #0000ff"&gt;<text:span text:style-name="T4552">頖</text:span>&lt;/span&gt;&lt;span style="color: #ff0000"&gt;<text:span text:style-name="T4553">拚</text:span>&lt;/span&gt;&lt;span style="color: #0000ff"&gt;<text:span text:style-name="T4554">盼</text:span>&lt;/span&gt;&lt;span style="color: #0000ff"&gt;<text:span text:style-name="T4555">襻</text:span>&lt;/span&gt;&lt;span&gt;&lt;br&gt;&lt;/span&gt;&lt;span&gt;&lt;br&gt;&lt;/span&gt;&lt;span style="color: #ff0000"&gt;<text:span text:style-name="T4556">扳</text:span>&lt;/span&gt;&lt;span style="color: #ff0000"&gt;<text:span text:style-name="T4557">番</text:span>&lt;/span&gt;&lt;span style="color: #ff0000"&gt;<text:span text:style-name="T4558">潘</text:span>&lt;/span&gt;&lt;span style="color: #ff0000"&gt;<text:span text:style-name="T4559">攀</text:span>&lt;/span&gt;&lt;span&gt;&lt;br&gt;&lt;/span&gt;&lt;span&gt;&lt;br&gt;&lt;/span&gt;&lt;span style="color: #d89000"&gt;<text:span text:style-name="T4560">尨</text:span>&lt;/span&gt;&lt;span style="color: #d89000"&gt;<text:span text:style-name="T4561">厖</text:span>&lt;/span&gt;&lt;span style="color: #d89000"&gt;<text:span text:style-name="T4562">庬</text:span>&lt;/span&gt;&lt;span style="color: #00a000"&gt;<text:span text:style-name="T4563">彷</text:span>&lt;/span&gt;&lt;span style="color: #d89000"&gt;<text:span text:style-name="T4564">旁</text:span>&lt;/span&gt;&lt;span style="color: #d89000"&gt;<text:span text:style-name="T4565">雱</text:span>&lt;/span&gt;&lt;span style="color: #0000ff"&gt;<text:span text:style-name="T4566">傍</text:span>&lt;/span&gt;&lt;span style="color: #d89000"&gt;<text:span text:style-name="T4567">徬</text:span>&lt;/span&gt;&lt;span style="color: #ff0000"&gt;<text:span text:style-name="T4568">膀</text:span>&lt;/span&gt;&lt;span style="color: #d89000"&gt;<text:span text:style-name="T4569">螃</text:span>&lt;/span&gt;&lt;span<text:s/><text:soft-page-break/>style="color: #d89000"&gt;<text:span text:style-name="T4570">篣</text:span>&lt;/span&gt;&lt;span style="color: #d89000"&gt;<text:span text:style-name="T4571">逄</text:span>&lt;/span&gt;&lt;span&gt;&lt;br&gt;&lt;/span&gt;&lt;span&gt;&lt;br&gt;&lt;/span&gt;&lt;span style="color: #0000ff"&gt;<text:span text:style-name="T4572">胖</text:span>&lt;/span&gt;&lt;span&gt;&lt;br&gt;&lt;/span&gt;&lt;span&gt;&lt;br&gt;&lt;/span&gt;&lt;span style="color: #ff0000"&gt;<text:span text:style-name="T4573">乓</text:span>&lt;/span&gt;&lt;span style="color: #ff0000"&gt;<text:span text:style-name="T4574">汸</text:span>&lt;/span&gt;&lt;span style="color: #ff0000"&gt;<text:span text:style-name="T4575">滂</text:span>&lt;/span&gt;&lt;span style="color: #ff0000"&gt;<text:span text:style-name="T4576">膀</text:span>&lt;/span&gt;&lt;span style="color: #0000ff"&gt;<text:span text:style-name="T4577">磅</text:span>&lt;/span&gt;&lt;span&gt;&lt;br&gt;&lt;/span&gt;&lt;span&gt;&lt;br&gt;&lt;/span&gt;&lt;span style="color: #d89000"&gt;<text:span text:style-name="T4578">刨</text:span>&lt;/span&gt;&lt;span style="color: #d89000"&gt;<text:span text:style-name="T4579">庖</text:span>&lt;/span&gt;&lt;span style="color: #d89000"&gt;<text:span text:style-name="T4580">咆</text:span>&lt;/span&gt;&lt;span style="color: #0000ff"&gt;<text:span text:style-name="T4581">炮</text:span>&lt;/span&gt;&lt;span style="color: #d89000"&gt;<text:span text:style-name="T4582">炰</text:span>&lt;/span&gt;&lt;span style="color: #d89000"&gt;<text:span text:style-name="T4583">瓟</text:span>&lt;/span&gt;&lt;span style="color: #d89000"&gt;<text:span text:style-name="T4584">袍</text:span>&lt;/span&gt;&lt;span style="color: #d89000"&gt;<text:span text:style-name="T4585">匏</text:span>&lt;/span&gt;&lt;span style="color: #00a000"&gt;<text:span text:style-name="T4586">跑</text:span>&lt;/span&gt;&lt;span style="color: #d89000"&gt;<text:span text:style-name="T4587">鞄</text:span>&lt;/span&gt;&lt;span style="color: #d89000"&gt;<text:span text:style-name="T4588">猼</text:span>&lt;/span&gt;&lt;span style="color: #ff0000"&gt;<text:span text:style-name="T4589">麃</text:span>&lt;/span&gt;&lt;span&gt;&lt;br&gt;&lt;/span&gt;&lt;span&gt;&lt;br&gt;&lt;/span&gt;&lt;span style="color: #0000ff"&gt;<text:span text:style-name="T4590">泡</text:span>&lt;/span&gt;&lt;span style="color: #0000ff"&gt;<text:span text:style-name="T4591">炮</text:span>&lt;/span&gt;&lt;span style="color: #0000ff"&gt;<text:span text:style-name="T4592">疱</text:span>&lt;/span&gt;&lt;span style="color: #0000ff"&gt;<text:span text:style-name="T4593">砲</text:span>&lt;/span&gt;&lt;span style="color: #0000ff"&gt;<text:span text:style-name="T4594">奅</text:span>&lt;/span&gt;&lt;span&gt;<text:span text:style-name="T4595">𣶐</text:span>&lt;/span&gt;&lt;span&gt;&lt;br&gt;&lt;/span&gt;&lt;span&gt;&lt;br&gt;&lt;/span&gt;&lt;span style="color: #00a000"&gt;<text:span text:style-name="T4596">跑</text:span>&lt;/span&gt;&lt;span&gt;&lt;br&gt;&lt;/span&gt;&lt;span&gt;&lt;br&gt;&lt;/span&gt;&lt;span style="color: #0000ff"&gt;<text:span text:style-name="T4597">泡</text:span>&lt;/span&gt;&lt;span style="color: #ff0000"&gt;<text:span text:style-name="T4598">脬</text:span>&lt;/span&gt;&lt;span&gt;&lt;br&gt;&lt;/span&gt;&lt;span&gt;&lt;br&gt;&lt;/span&gt;&lt;span style="color: #0000ff"&gt;<text:span text:style-name="T4599">坏</text:span>&lt;/span&gt;&lt;span style="color: #d89000"&gt;<text:span text:style-name="T4600">阫</text:span>&lt;/span&gt;&lt;span style="color: #ff0000"&gt;<text:span text:style-name="T4601">邳</text:span>&lt;/span&gt;&lt;span style="color: #d89000"&gt;<text:span text:style-name="T4602">培</text:span>&lt;/span&gt;&lt;span style="color: #d89000"&gt;<text:span text:style-name="T4603">陪</text:span>&lt;/span&gt;&lt;span style="color: #d89000"&gt;<text:span text:style-name="T4604">毰</text:span>&lt;/span&gt;&lt;span style="color: #d89000"&gt;<text:span text:style-name="T4605">裴</text:span>&lt;/span&gt;&lt;span&gt;&lt;br&gt;&lt;/span&gt;&lt;span&gt;&lt;br&gt;&lt;/span&gt;&lt;span style="color: #ff0000"&gt;<text:span text:style-name="T4606">妃</text:span>&lt;/span&gt;&lt;span style="color: #0000ff"&gt;<text:span text:style-name="T4607">配</text:span>&lt;/span&gt;&lt;span style="color: #0000ff"&gt;<text:span text:style-name="T4608">沛</text:span>&lt;/span&gt;&lt;span style="color: #0000ff"&gt;<text:span text:style-name="T4609">肺</text:span>&lt;/span&gt;&lt;span style="color: #0000ff"&gt;<text:span text:style-name="T4610">旆</text:span>&lt;/span&gt;&lt;span style="color: #0000ff"&gt;<text:span text:style-name="T4611">霈</text:span>&lt;/span&gt;&lt;span style="color: #0000ff"&gt;<text:span text:style-name="T4612">帔</text:span>&lt;/span&gt;&lt;span style="color: #0000ff"&gt;<text:span text:style-name="T4613">佩</text:span>&lt;/span&gt;&lt;span style="color: #0000ff"&gt;<text:span text:style-name="T4614">珮</text:span>&lt;/span&gt;&lt;span style="color: #d89000"&gt;<text:span text:style-name="T4615">茷</text:span>&lt;/span&gt;&lt;span style="color: #0000ff"&gt;<text:span text:style-name="T4616">淠</text:span>&lt;/span&gt;&lt;span&gt;&lt;br&gt;&lt;/span&gt;&lt;span&gt;&lt;br&gt;&lt;/span&gt;&lt;span style="color: #ff0000"&gt;<text:span text:style-name="T4617">坯</text:span>&lt;/span&gt;&lt;span style="color: #ff0000"&gt;<text:span text:style-name="T4618">呸</text:span>&lt;/span&gt;&lt;span style="color: #ff0000"&gt;<text:span text:style-name="T4619">胚</text:span>&lt;/span&gt;&lt;span style="color: #ff0000"&gt;<text:span text:style-name="T4620">衃</text:span>&lt;/span&gt;&lt;span style="color: #ff0000"&gt;<text:span text:style-name="T4621">披</text:span>&lt;/span&gt;&lt;span style="color: #ff0000"&gt;<text:span text:style-name="T4622">醅</text:span>&lt;/span&gt;&lt;span&gt;&lt;br&gt;&lt;/span&gt;&lt;span&gt;&lt;br&gt;&lt;/span&gt;&lt;span style="color: #d89000"&gt;<text:span text:style-name="T4623">盆</text:span>&lt;/span&gt;&lt;span style="color: #d89000"&gt;<text:span text:style-name="T4624">湓</text:span>&lt;/span&gt;&lt;span&gt;&lt;br&gt;&lt;/span&gt;&lt;span&gt;&lt;br&gt;&lt;/span&gt;&lt;span style="color: #ff0000"&gt;<text:span text:style-name="T4625">歕</text:span>&lt;/span&gt;&lt;span&gt;&lt;br&gt;&lt;/span&gt;&lt;span&gt;&lt;br&gt;&lt;/span&gt;&lt;span style="color: #ff0000"&gt;<text:span text:style-name="T4626">歕</text:span>&lt;/span&gt;&lt;span&gt;&lt;br&gt;&lt;/span&gt;&lt;span&gt;&lt;br&gt;&lt;/span&gt;&lt;span style="color: #d89000"&gt;<text:span text:style-name="T4627">芃</text:span>&lt;/span&gt;&lt;span style="color: #d89000"&gt;<text:span text:style-name="T4628">朋</text:span>&lt;/span&gt;&lt;span style="color: #d89000"&gt;<text:span text:style-name="T4629">倗</text:span>&lt;/span&gt;&lt;span style="color: #d89000"&gt;<text:span text:style-name="T4630">堋</text:span>&lt;/span&gt;&lt;span style="color: #ff0000"&gt;<text:span text:style-name="T4631">弸</text:span>&lt;/span&gt;&lt;span style="color: #d89000"&gt;<text:span text:style-name="T4632">棚</text:span>&lt;/span&gt;&lt;span style="color: #d89000"&gt;<text:span text:style-name="T4633">硼</text:span>&lt;/span&gt;&lt;span style="color: #d89000"&gt;<text:span text:style-name="T4634">輣</text:span>&lt;/span&gt;&lt;span style="color: #d89000"&gt;<text:span text:style-name="T4635">鬅</text:span>&lt;/span&gt;&lt;span style="color: #d89000"&gt;<text:span text:style-name="T4636">逢</text:span>&lt;/span&gt;&lt;span style="color: #d89000"&gt;<text:span text:style-name="T4637">蓬</text:span>&lt;/span&gt;&lt;span style="color: #d89000"&gt;<text:span text:style-name="T4638">髼</text:span>&lt;/span&gt;&lt;span style="color: #d89000"&gt;<text:span text:style-name="T4639">篷</text:span>&lt;/span&gt;&lt;span style="color: #d89000"&gt;<text:span text:style-name="T4640">彭</text:span>&lt;/span&gt;&lt;span style="color: #d89000"&gt;<text:span text:style-name="T4641">澎</text:span>&lt;/span&gt;&lt;span style="color: #d89000"&gt;<text:span text:style-name="T4642">膨</text:span>&lt;/span&gt;&lt;span style="color: #d89000"&gt;<text:span text:style-name="T4643">蟛</text:span>&lt;/span&gt;&lt;span<text:s/><text:soft-page-break/>style="color: #d89000"&gt;<text:span text:style-name="T4644">篣</text:span>&lt;/span&gt;&lt;span&gt;&lt;br&gt;&lt;/span&gt;&lt;span&gt;&lt;br&gt;&lt;/span&gt;&lt;span style="color: #0000ff"&gt;<text:span text:style-name="T4645">椪</text:span>&lt;/span&gt;&lt;span style="color: #0000ff"&gt;<text:span text:style-name="T4646">碰</text:span>&lt;/span&gt;&lt;span style="color: #0000ff"&gt;<text:span text:style-name="T4647">踫</text:span>&lt;/span&gt;&lt;span&gt;&lt;br&gt;&lt;/span&gt;&lt;span&gt;&lt;br&gt;&lt;/span&gt;&lt;span style="color: #00a000"&gt;<text:span text:style-name="T4648">捧</text:span>&lt;/span&gt;&lt;span&gt;&lt;br&gt;&lt;/span&gt;&lt;span&gt;&lt;br&gt;&lt;/span&gt;&lt;span style="color: #ff0000"&gt;<text:span text:style-name="T4649">亨</text:span>&lt;/span&gt;&lt;span style="color: #ff0000"&gt;<text:span text:style-name="T4650">烹</text:span>&lt;/span&gt;&lt;span style="color: #d89000"&gt;<text:span text:style-name="T4651">泙</text:span>&lt;/span&gt;&lt;span style="color: #ff0000"&gt;<text:span text:style-name="T4652">怦</text:span>&lt;/span&gt;&lt;span style="color: #ff0000"&gt;<text:span text:style-name="T4653">抨</text:span>&lt;/span&gt;&lt;span style="color: #ff0000"&gt;<text:span text:style-name="T4654">砰</text:span>&lt;/span&gt;&lt;span style="color: #ff0000"&gt;<text:span text:style-name="T4655">軯</text:span>&lt;/span&gt;&lt;span style="color: #ff0000"&gt;<text:span text:style-name="T4656">閛</text:span>&lt;/span&gt;&lt;span style="color: #ff0000"&gt;<text:span text:style-name="T4657">駍</text:span>&lt;/span&gt;&lt;span style="color: #ff0000"&gt;<text:span text:style-name="T4658">恲</text:span>&lt;/span&gt;&lt;span style="color: #d89000"&gt;<text:span text:style-name="T4659">淜</text:span>&lt;/span&gt;&lt;span style="color: #d89000"&gt;<text:span text:style-name="T4660">硼</text:span>&lt;/span&gt;&lt;span style="color: #ff0000"&gt;<text:span text:style-name="T4661">漰</text:span>&lt;/span&gt;&lt;span style="color: #ff0000"&gt;<text:span text:style-name="T4662">磞</text:span>&lt;/span&gt;&lt;span style="color: #d89000"&gt;<text:span text:style-name="T4663">澎</text:span>&lt;/span&gt;&lt;span&gt;&lt;br&gt;&lt;/span&gt;&lt;span&gt;&lt;br&gt;&lt;/span&gt;&lt;span style="color: #00a000"&gt;<text:span text:style-name="T4664">比</text:span>&lt;/span&gt;&lt;span style="color: #d89000"&gt;<text:span text:style-name="T4665">阰</text:span>&lt;/span&gt;&lt;span style="color: #d89000"&gt;<text:span text:style-name="T4666">玭</text:span>&lt;/span&gt;&lt;span style="color: #d89000"&gt;<text:span text:style-name="T4667">枇</text:span>&lt;/span&gt;&lt;span style="color: #d89000"&gt;<text:span text:style-name="T4668">芘</text:span>&lt;/span&gt;&lt;span style="color: #d89000"&gt;<text:span text:style-name="T4669">毗</text:span>&lt;/span&gt;&lt;span style="color: #d89000"&gt;<text:span text:style-name="T4670">毘</text:span>&lt;/span&gt;&lt;span style="color: #d89000"&gt;<text:span text:style-name="T4671">蚍</text:span>&lt;/span&gt;&lt;span style="color: #d89000"&gt;<text:span text:style-name="T4672">琵</text:span>&lt;/span&gt;&lt;span style="color: #ff0000"&gt;<text:span text:style-name="T4673">鈚</text:span>&lt;/span&gt;&lt;span style="color: #d89000"&gt;<text:span text:style-name="T4674">膍</text:span>&lt;/span&gt;&lt;span style="color: #d89000"&gt;<text:span text:style-name="T4675">貔</text:span>&lt;/span&gt;&lt;span style="color: #d89000"&gt;<text:span text:style-name="T4676">皮</text:span>&lt;/span&gt;&lt;span style="color: #ff0000"&gt;<text:span text:style-name="T4677">陂</text:span>&lt;/span&gt;&lt;span style="color: #d89000"&gt;<text:span text:style-name="T4678">疲</text:span>&lt;/span&gt;&lt;span style="color: #d89000"&gt;<text:span text:style-name="T4679">埤</text:span>&lt;/span&gt;&lt;span style="color: #d89000"&gt;<text:span text:style-name="T4680">啤</text:span>&lt;/span&gt;&lt;span style="color: #d89000"&gt;<text:span text:style-name="T4681">郫</text:span>&lt;/span&gt;&lt;span style="color: #d89000"&gt;<text:span text:style-name="T4682">陴</text:span>&lt;/span&gt;&lt;span style="color: #ff0000"&gt;<text:span text:style-name="T4683">椑</text:span>&lt;/span&gt;&lt;span style="color: #d89000"&gt;<text:span text:style-name="T4684">脾</text:span>&lt;/span&gt;&lt;span style="color: #d89000"&gt;<text:span text:style-name="T4685">裨</text:span>&lt;/span&gt;&lt;span style="color: #d89000"&gt;<text:span text:style-name="T4686">蜱</text:span>&lt;/span&gt;&lt;span style="color: #d89000"&gt;<text:span text:style-name="T4687">鼙</text:span>&lt;/span&gt;&lt;span style="color: #d89000"&gt;<text:span text:style-name="T4688">蠯</text:span>&lt;/span&gt;&lt;span&gt;&lt;br&gt;&lt;/span&gt;&lt;span&gt;&lt;br&gt;&lt;/span&gt;&lt;span style="color: #0000ff"&gt;<text:span text:style-name="T4689">屁</text:span>&lt;/span&gt;&lt;span style="color: #0000ff"&gt;<text:span text:style-name="T4690">媲</text:span>&lt;/span&gt;&lt;span style="color: #0000ff"&gt;<text:span text:style-name="T4691">淠</text:span>&lt;/span&gt;&lt;span style="color: #0000ff"&gt;<text:span text:style-name="T4692">濞</text:span>&lt;/span&gt;&lt;span style="color: #d89000"&gt;<text:span text:style-name="T4693">埤</text:span>&lt;/span&gt;&lt;span style="color: #0000ff"&gt;<text:span text:style-name="T4694">副</text:span>&lt;/span&gt;&lt;span style="color: #0000ff"&gt;<text:span text:style-name="T4695">辟</text:span>&lt;/span&gt;&lt;span style="color: #0000ff"&gt;<text:span text:style-name="T4696">僻</text:span>&lt;/span&gt;&lt;span style="color: #0000ff"&gt;<text:span text:style-name="T4697">澼</text:span>&lt;/span&gt;&lt;span style="color: #00a000"&gt;<text:span text:style-name="T4698">擗</text:span>&lt;/span&gt;&lt;span style="color: #00a000"&gt;<text:span text:style-name="T4699">癖</text:span>&lt;/span&gt;&lt;span style="color: #0000ff"&gt;<text:span text:style-name="T4700">甓</text:span>&lt;/span&gt;&lt;span style="color: #0000ff"&gt;<text:span text:style-name="T4701">譬</text:span>&lt;/span&gt;&lt;span style="color: #0000ff"&gt;<text:span text:style-name="T4702">潎</text:span>&lt;/span&gt;&lt;span&gt;&lt;br&gt;&lt;/span&gt;&lt;span&gt;&lt;br&gt;&lt;/span&gt;&lt;span style="color: #ff0000"&gt;<text:span text:style-name="T4703">匹</text:span>&lt;/span&gt;&lt;span style="color: #00a000"&gt;<text:span text:style-name="T4704">庀</text:span>&lt;/span&gt;&lt;span style="color: #00a000"&gt;<text:span text:style-name="T4705">仳</text:span>&lt;/span&gt;&lt;span style="color: #00a000"&gt;<text:span text:style-name="T4706">吡</text:span>&lt;/span&gt;&lt;span style="color: #ff0000"&gt;<text:span text:style-name="T4707">疋</text:span>&lt;/span&gt;&lt;span style="color: #00a000"&gt;<text:span text:style-name="T4708">圮</text:span>&lt;/span&gt;&lt;span style="color: #00a000"&gt;<text:span text:style-name="T4709">否</text:span>&lt;/span&gt;&lt;span style="color: #00a000"&gt;<text:span text:style-name="T4710">痞</text:span>&lt;/span&gt;&lt;span style="color: #00a000"&gt;<text:span text:style-name="T4711">嚭</text:span>&lt;/span&gt;&lt;span style="color: #ff0000"&gt;<text:span text:style-name="T4712">劈</text:span>&lt;/span&gt;&lt;span style="color: #00a000"&gt;<text:span text:style-name="T4713">癖</text:span>&lt;/span&gt;&lt;span&gt;&lt;br&gt;&lt;/span&gt;&lt;span&gt;&lt;br&gt;&lt;/span&gt;&lt;span style="color: #ff0000"&gt;<text:span text:style-name="T4714">匹</text:span>&lt;/span&gt;&lt;span style="color: #ff0000"&gt;<text:span text:style-name="T4715">丕</text:span>&lt;/span&gt;&lt;span style="color: #ff0000"&gt;<text:span text:style-name="T4716">伾</text:span>&lt;/span&gt;&lt;span style="color: #ff0000"&gt;<text:span text:style-name="T4717">坯</text:span>&lt;/span&gt;&lt;span style="color: #ff0000"&gt;<text:span text:style-name="T4718">狉</text:span>&lt;/span&gt;&lt;span style="color: #ff0000"&gt;<text:span text:style-name="T4719">秠</text:span>&lt;/span&gt;&lt;span style="color: #ff0000"&gt;<text:span text:style-name="T4720">駓</text:span>&lt;/span&gt;&lt;span style="color: #ff0000"&gt;<text:span text:style-name="T4721">批</text:span>&lt;/span&gt;&lt;span style="color: #ff0000"&gt;<text:span text:style-name="T4722">砒</text:span>&lt;/span&gt;&lt;span style="color: #ff0000"&gt;<text:span text:style-name="T4723">鈚</text:span>&lt;/span&gt;&lt;span<text:s/><text:soft-page-break/>style="color: #ff0000"&gt;<text:span text:style-name="T4724">披</text:span>&lt;/span&gt;&lt;span style="color: #0000ff"&gt;<text:span text:style-name="T4725">被</text:span>&lt;/span&gt;&lt;span style="color: #ff0000"&gt;<text:span text:style-name="T4726">劈</text:span>&lt;/span&gt;&lt;span style="color: #ff0000"&gt;<text:span text:style-name="T4727">霹</text:span>&lt;/span&gt;&lt;span&gt;&lt;br&gt;&lt;/span&gt;&lt;span&gt;&lt;br&gt;&lt;/span&gt;&lt;span&gt;<text:span text:style-name="T4728">㕷</text:span>&lt;/span&gt;&lt;span style="color: #ff0000"&gt;<text:span text:style-name="T4729">啪</text:span>&lt;/span&gt;&lt;span&gt;&lt;br&gt;&lt;/span&gt;&lt;span&gt;&lt;br&gt;&lt;/span&gt;&lt;span style="color: #d89000"&gt;<text:span text:style-name="T4730">平</text:span>&lt;/span&gt;&lt;span style="color: #d89000"&gt;<text:span text:style-name="T4731">玭</text:span>&lt;/span&gt;&lt;span style="color: #0000ff"&gt;<text:span text:style-name="T4732">便</text:span>&lt;/span&gt;&lt;span style="color: #d89000"&gt;<text:span text:style-name="T4733">楩</text:span>&lt;/span&gt;&lt;span style="color: #d89000"&gt;<text:span text:style-name="T4734">胼</text:span>&lt;/span&gt;&lt;span style="color: #d89000"&gt;<text:span text:style-name="T4735">骿</text:span>&lt;/span&gt;&lt;span style="color: #d89000"&gt;<text:span text:style-name="T4736">楄</text:span>&lt;/span&gt;&lt;span style="color: #00a000"&gt;<text:span text:style-name="T4737">褊</text:span>&lt;/span&gt;&lt;span style="color: #d89000"&gt;<text:span text:style-name="T4738">蹁</text:span>&lt;/span&gt;&lt;span&gt;&lt;br&gt;&lt;/span&gt;&lt;span&gt;&lt;br&gt;&lt;/span&gt;&lt;span style="color: #0000ff"&gt;<text:span text:style-name="T4739">片</text:span>&lt;/span&gt;&lt;span style="color: #ff0000"&gt;<text:span text:style-name="T4740">猵</text:span>&lt;/span&gt;&lt;span style="color: #0000ff"&gt;<text:span text:style-name="T4741">遍</text:span>&lt;/span&gt;&lt;span&gt;&lt;br&gt;&lt;/span&gt;&lt;span&gt;&lt;br&gt;&lt;/span&gt;&lt;span&gt;&lt;br&gt;&lt;/span&gt;&lt;span&gt;&lt;br&gt;&lt;/span&gt;&lt;span style="color: #0000ff"&gt;<text:span text:style-name="T4742">片</text:span>&lt;/span&gt;&lt;span style="color: #00a000"&gt;<text:span text:style-name="T4743">扁</text:span>&lt;/span&gt;&lt;span style="color: #ff0000"&gt;<text:span text:style-name="T4744">偏</text:span>&lt;/span&gt;&lt;span style="color: #ff0000"&gt;<text:span text:style-name="T4745">媥</text:span>&lt;/span&gt;&lt;span style="color: #ff0000"&gt;<text:span text:style-name="T4746">萹</text:span>&lt;/span&gt;&lt;span style="color: #ff0000"&gt;<text:span text:style-name="T4747">篇</text:span>&lt;/span&gt;&lt;span style="color: #ff0000"&gt;<text:span text:style-name="T4748">翩</text:span>&lt;/span&gt;&lt;span&gt;&lt;br&gt;&lt;/span&gt;&lt;span&gt;&lt;br&gt;&lt;/span&gt;&lt;span style="color: #d89000"&gt;<text:span text:style-name="T4749">嫖</text:span>&lt;/span&gt;&lt;span style="color: #d89000"&gt;<text:span text:style-name="T4750">瓢</text:span>&lt;/span&gt;&lt;span style="color: #00a000"&gt;<text:span text:style-name="T4751">朴</text:span>&lt;/span&gt;&lt;span&gt;&lt;br&gt;&lt;/span&gt;&lt;span&gt;&lt;br&gt;&lt;/span&gt;&lt;span style="color: #0000ff"&gt;<text:span text:style-name="T4752">票</text:span>&lt;/span&gt;&lt;span style="color: #ff0000"&gt;<text:span text:style-name="T4753">剽</text:span>&lt;/span&gt;&lt;span style="color: #0000ff"&gt;<text:span text:style-name="T4754">僄</text:span>&lt;/span&gt;&lt;span style="color: #0000ff"&gt;<text:span text:style-name="T4755">漂</text:span>&lt;/span&gt;&lt;span style="color: #ff0000"&gt;<text:span text:style-name="T4756">慓</text:span>&lt;/span&gt;&lt;span&gt;&lt;br&gt;&lt;/span&gt;&lt;span&gt;&lt;br&gt;&lt;/span&gt;&lt;span style="color: #00a000"&gt;<text:span text:style-name="T4757">殍</text:span>&lt;/span&gt;&lt;span style="color: #d89000"&gt;<text:span text:style-name="T4758">莩</text:span>&lt;/span&gt;&lt;span style="color: #0000ff"&gt;<text:span text:style-name="T4759">漂</text:span>&lt;/span&gt;&lt;span style="color: #ff0000"&gt;<text:span text:style-name="T4760">摽</text:span>&lt;/span&gt;&lt;span style="color: #00a000"&gt;<text:span text:style-name="T4761">瞟</text:span>&lt;/span&gt;&lt;span style="color: #ff0000"&gt;<text:span text:style-name="T4762">篻</text:span>&lt;/span&gt;&lt;span style="color: #00a000"&gt;<text:span text:style-name="T4763">醥</text:span>&lt;/span&gt;&lt;span style="color: #00a000"&gt;<text:span text:style-name="T4764">顠</text:span>&lt;/span&gt;&lt;span style="color: #00a000"&gt;<text:span text:style-name="T4765">皫</text:span>&lt;/span&gt;&lt;span&gt;&lt;br&gt;&lt;/span&gt;&lt;span&gt;&lt;br&gt;&lt;/span&gt;&lt;span style="color: #0000ff"&gt;<text:span text:style-name="T4766">票</text:span>&lt;/span&gt;&lt;span style="color: #0000ff"&gt;<text:span text:style-name="T4767">僄</text:span>&lt;/span&gt;&lt;span style="color: #0000ff"&gt;<text:span text:style-name="T4768">漂</text:span>&lt;/span&gt;&lt;span style="color: #ff0000"&gt;<text:span text:style-name="T4769">彯</text:span>&lt;/span&gt;&lt;span style="color: #ff0000"&gt;<text:span text:style-name="T4770">嘌</text:span>&lt;/span&gt;&lt;span style="color: #d89000"&gt;<text:span text:style-name="T4771">嫖</text:span>&lt;/span&gt;&lt;span style="color: #ff0000"&gt;<text:span text:style-name="T4772">翲</text:span>&lt;/span&gt;&lt;span style="color: #ff0000"&gt;<text:span text:style-name="T4773">螵</text:span>&lt;/span&gt;&lt;span&gt;&lt;br&gt;&lt;/span&gt;&lt;span&gt;&lt;br&gt;&lt;/span&gt;&lt;span style="color: #0000ff"&gt;<text:span text:style-name="T4774">嫳</text:span>&lt;/span&gt;&lt;span&gt;&lt;br&gt;&lt;/span&gt;&lt;span&gt;&lt;br&gt;&lt;/span&gt;&lt;span style="color: #00a000"&gt;<text:span text:style-name="T4775">丿</text:span>&lt;/span&gt;&lt;span style="color: #ff0000"&gt;<text:span text:style-name="T4776">撇</text:span>&lt;/span&gt;&lt;span&gt;&lt;br&gt;&lt;/span&gt;&lt;span&gt;&lt;br&gt;&lt;/span&gt;&lt;span style="color: #ff0000"&gt;<text:span text:style-name="T4777">氕</text:span>&lt;/span&gt;&lt;span style="color: #0000ff"&gt;<text:span text:style-name="T4778">覕</text:span>&lt;/span&gt;&lt;span style="color: #0000ff"&gt;<text:span text:style-name="T4779">潎</text:span>&lt;/span&gt;&lt;span style="color: #ff0000"&gt;<text:span text:style-name="T4780">撇</text:span>&lt;/span&gt;&lt;span style="color: #ff0000"&gt;<text:span text:style-name="T4781">瞥</text:span>&lt;/span&gt;&lt;span&gt;&lt;br&gt;&lt;/span&gt;&lt;span&gt;&lt;br&gt;&lt;/span&gt;&lt;span style="color: #d89000"&gt;<text:span text:style-name="T4782">玭</text:span>&lt;/span&gt;&lt;span style="color: #d89000"&gt;<text:span text:style-name="T4783">嚬</text:span>&lt;/span&gt;&lt;span&gt;&lt;br&gt;&lt;/span&gt;&lt;span&gt;&lt;br&gt;&lt;/span&gt;&lt;span style="color: #0000ff"&gt;<text:span text:style-name="T4784">牝</text:span>&lt;/span&gt;&lt;span style="color: #0000ff"&gt;<text:span text:style-name="T4785">聘</text:span>&lt;/span&gt;&lt;span&gt;&lt;br&gt;&lt;/span&gt;&lt;span&gt;&lt;br&gt;&lt;/span&gt;&lt;span style="color: #00a000"&gt;<text:span text:style-name="T4786">品</text:span>&lt;/span&gt;&lt;span&gt;&lt;br&gt;&lt;/span&gt;&lt;span&gt;&lt;br&gt;&lt;/span&gt;&lt;span style="color: #ff0000"&gt;<text:span text:style-name="T4787">拼</text:span>&lt;/span&gt;&lt;span style="color: #ff0000"&gt;<text:span text:style-name="T4788">姘</text:span>&lt;/span&gt;&lt;span&gt;&lt;br&gt;&lt;/span&gt;&lt;span&gt;&lt;br&gt;&lt;/span&gt;&lt;span style="color: #d89000"&gt;<text:span text:style-name="T4789">平</text:span>&lt;/span&gt;&lt;span style="color: #d89000"&gt;<text:span text:style-name="T4790">坪</text:span>&lt;/span&gt;&lt;span style="color: #d89000"&gt;<text:span text:style-name="T4791">枰</text:span>&lt;/span&gt;&lt;span style="color: #d89000"&gt;<text:span text:style-name="T4792">苹</text:span>&lt;/span&gt;&lt;span style="color: #0000ff"&gt;<text:span text:style-name="T4793">秤</text:span>&lt;/span&gt;&lt;span<text:s/><text:soft-page-break/>style="color: #d89000"&gt;<text:span text:style-name="T4794">萍</text:span>&lt;/span&gt;&lt;span style="color: #d89000"&gt;<text:span text:style-name="T4795">洴</text:span>&lt;/span&gt;&lt;span style="color: #d89000"&gt;<text:span text:style-name="T4796">帡</text:span>&lt;/span&gt;&lt;span style="color: #00a000"&gt;<text:span text:style-name="T4797">屏</text:span>&lt;/span&gt;&lt;span style="color: #ff0000"&gt;<text:span text:style-name="T4798">栟</text:span>&lt;/span&gt;&lt;span style="color: #d89000"&gt;<text:span text:style-name="T4799">荓</text:span>&lt;/span&gt;&lt;span style="color: #d89000"&gt;<text:span text:style-name="T4800">瓶</text:span>&lt;/span&gt;&lt;span style="color: #ff0000"&gt;<text:span text:style-name="T4801">艵</text:span>&lt;/span&gt;&lt;span style="color: #d89000"&gt;<text:span text:style-name="T4802">蛢</text:span>&lt;/span&gt;&lt;span style="color: #d89000"&gt;<text:span text:style-name="T4803">缾</text:span>&lt;/span&gt;&lt;span style="color: #d89000"&gt;<text:span text:style-name="T4804">蓱</text:span>&lt;/span&gt;&lt;span&gt;&lt;br&gt;&lt;/span&gt;&lt;span&gt;&lt;br&gt;&lt;/span&gt;&lt;span style="color: #0000ff"&gt;<text:span text:style-name="T4805">聘</text:span>&lt;/span&gt;&lt;span&gt;&lt;br&gt;&lt;/span&gt;&lt;span&gt;&lt;br&gt;&lt;/span&gt;&lt;span style="color: #ff0000"&gt;<text:span text:style-name="T4806">乒</text:span>&lt;/span&gt;&lt;span style="color: #ff0000"&gt;<text:span text:style-name="T4807">甹</text:span>&lt;/span&gt;&lt;span style="color: #ff0000"&gt;<text:span text:style-name="T4808">俜</text:span>&lt;/span&gt;&lt;span style="color: #ff0000"&gt;<text:span text:style-name="T4809">娉</text:span>&lt;/span&gt;&lt;span style="color: #ff0000"&gt;<text:span text:style-name="T4810">艵</text:span>&lt;/span&gt;&lt;span style="color: #ff0000"&gt;<text:span text:style-name="T4811">頩</text:span>&lt;/span&gt;&lt;span&gt;&lt;br&gt;&lt;/span&gt;&lt;span&gt;&lt;br&gt;&lt;/span&gt;&lt;span style="color: #d89000"&gt;<text:span text:style-name="T4812">婆</text:span>&lt;/span&gt;&lt;span<text:s/><text:span text:style-name="T4813">style="color: #ff0000"&gt;</text:span><text:span text:style-name="T4814">碆</text:span><text:span text:style-name="T4815">&lt;/span&gt;&lt;span style="color: #ff0000"&gt;</text:span><text:span text:style-name="T4816">番</text:span><text:span text:style-name="T4817">&lt;/span&gt;&lt;span style="color: #d89000"&gt;</text:span><text:span text:style-name="T4818">鄱</text:span><text:span text:style-name="T4819">&lt;/span&gt;&lt;span style="color: #d89000"&gt;</text:span><text:span text:style-name="T4820">皤</text:span><text:span text:style-name="T4821">&lt;/span&gt;&lt;span style="color: #d89000"&gt;</text:span><text:span text:style-name="T4822">搫</text:span><text:span text:style-name="T4823">&lt;/span&gt;&lt;span style="color: #d89000"&gt;</text:span><text:span text:style-name="T4824">繁</text:span><text:span text:style-name="T4825">&lt;/span&gt;</text:span></text:p>
      <text:p text:style-name="Normal">&lt;span style="color: #00a000"&gt;<text:span text:style-name="T4826">朴</text:span>&lt;/span&gt;&lt;span style="color: #d89000"&gt;<text:span text:style-name="T4827">泊</text:span>&lt;/span&gt;&lt;span style="color: #ff0000"&gt;<text:span text:style-name="T4828">拍</text:span>&lt;/span&gt;&lt;span style="color: #0000ff"&gt;<text:span text:style-name="T4829">珀</text:span>&lt;/span&gt;&lt;span style="color: #0000ff"&gt;<text:span text:style-name="T4830">迫</text:span>&lt;/span&gt;&lt;span style="color: #d89000"&gt;<text:span text:style-name="T4831">胉</text:span>&lt;/span&gt;&lt;span style="color: #0000ff"&gt;<text:span text:style-name="T4832">粕</text:span>&lt;/span&gt;&lt;span style="color: #0000ff"&gt;<text:span text:style-name="T4833">魄</text:span>&lt;/span&gt;&lt;span style="color: #0000ff"&gt;<text:span text:style-name="T4834">破</text:span>&lt;/span&gt;&lt;span style="color: #ff0000"&gt;<text:span text:style-name="T4835">哱</text:span>&lt;/span&gt;&lt;span style="color: #0000ff"&gt;<text:span text:style-name="T4836">蒪</text:span>&lt;/span&gt;&lt;span style="color: #d89000"&gt;<text:span text:style-name="T4837">謈</text:span>&lt;/span&gt;&lt;span style="color: #0000ff"&gt;<text:span text:style-name="T4838">霸</text:span>&lt;/span&gt;&lt;span&gt;&lt;br&gt;&lt;/span&gt;&lt;span style="color: #00a000"&gt;<text:span text:style-name="T4839">叵</text:span>&lt;/span&gt;&lt;span style="color: #00a000"&gt;<text:span text:style-name="T4840">尀</text:span>&lt;/span&gt;&lt;span style="color: #00a000"&gt;<text:span text:style-name="T4841">笸</text:span>&lt;/span&gt;&lt;span&gt;&lt;br&gt;&lt;/span&gt;&lt;span style="color: #ff0000"&gt;<text:span text:style-name="T4842">波</text:span>&lt;/span&gt;&lt;span style="color: #ff0000"&gt;<text:span text:style-name="T4843">坡</text:span>&lt;/span&gt;&lt;span style="color: #ff0000"&gt;<text:span text:style-name="T4844">陂</text:span>&lt;/span&gt;&lt;span style="color: #d89000"&gt;<text:span text:style-name="T4845">癹</text:span>&lt;/span&gt;&lt;span&gt;&lt;br&gt;&lt;/span&gt;&lt;span style="color: #d89000"&gt;<text:span text:style-name="T4846">抔</text:span>&lt;/span&gt;&lt;span style="color: #ff0000"&gt;<text:span text:style-name="T4847">捊</text:span>&lt;/span&gt;&lt;span style="color: #d89000"&gt;<text:span text:style-name="T4848">掊</text:span>&lt;/span&gt;&lt;span style="color: #d89000"&gt;<text:span text:style-name="T4849">裒</text:span>&lt;/span&gt;&lt;span&gt;&lt;br&gt;&lt;/span&gt;&lt;span style="color: #ff0000"&gt;<text:span text:style-name="T4850">剖</text:span>&lt;/span&gt;&lt;span style="color: #d89000"&gt;<text:span text:style-name="T4851">培</text:span>&lt;/span&gt;&lt;span style="color: #d89000"&gt;<text:span text:style-name="T4852">掊</text:span>&lt;/span&gt;&lt;span style="color: #ff0000"&gt;<text:span text:style-name="T4853">棓</text:span>&lt;/span&gt;&lt;span style="color: #0000ff"&gt;<text:span text:style-name="T4854">瓿</text:span>&lt;/span&gt;&lt;span&gt;&lt;br&gt;&lt;/span&gt;&lt;span style="color: #ff0000"&gt;<text:span text:style-name="T4855">剖</text:span>&lt;/span&gt;&lt;span&gt;&lt;br&gt;&lt;/span&gt;&lt;span style="color: #00a000"&gt;<text:span text:style-name="T4856">朴</text:span>&lt;/span&gt;&lt;span style="color: #d89000"&gt;<text:span text:style-name="T4857">匍</text:span>&lt;/span&gt;&lt;span style="color: #d89000"&gt;<text:span text:style-name="T4858">莆</text:span>&lt;/span&gt;&lt;span style="color: #d89000"&gt;<text:span text:style-name="T4859">脯</text:span>&lt;/span&gt;&lt;span style="color: #d89000"&gt;<text:span text:style-name="T4860">葡</text:span>&lt;/span&gt;&lt;span style="color: #d89000"&gt;<text:span text:style-name="T4861">酺</text:span>&lt;/span&gt;&lt;span style="color: #d89000"&gt;<text:span text:style-name="T4862">蒲</text:span>&lt;/span&gt;&lt;span style="color: #d89000"&gt;<text:span text:style-name="T4863">蒱</text:span>&lt;/span&gt;&lt;span style="color: #d89000"&gt;<text:span text:style-name="T4864">菩</text:span>&lt;/span&gt;&lt;span style="color: #d89000"&gt;<text:span text:style-name="T4865">墣</text:span>&lt;/span&gt;&lt;span style="color: #d89000"&gt;<text:span text:style-name="T4866">璞</text:span>&lt;/span&gt;&lt;span style="color: #d89000"&gt;<text:span text:style-name="T4867">濮</text:span>&lt;/span&gt;&lt;span style="color: #d89000"&gt;<text:span text:style-name="T4868">醭</text:span>&lt;/span&gt;&lt;span style="color: #00a000"&gt;<text:span text:style-name="T4869">蹼</text:span>&lt;/span&gt;&lt;span style="color: #d89000"&gt;<text:span text:style-name="T4870">纀</text:span>&lt;/span&gt;&lt;span&gt;&lt;br&gt;&lt;/span&gt;&lt;span style="color: #00a000"&gt;<text:span text:style-name="T4871">堡</text:span>&lt;/span&gt;&lt;span style="color: #0000ff"&gt;<text:span text:style-name="T4872">暴</text:span>&lt;/span&gt;&lt;span style="color: #0000ff"&gt;<text:span text:style-name="T4873">瀑</text:span>&lt;/span&gt;&lt;span style="color: #0000ff"&gt;<text:span text:style-name="T4874">曝</text:span>&lt;/span&gt;&lt;span&gt;&lt;br&gt;&lt;/span&gt;&lt;span style="color: #00a000"&gt;<text:span text:style-name="T4875">浦</text:span>&lt;/span&gt;&lt;span style="color: #0000ff"&gt;<text:span text:style-name="T4876">埔</text:span>&lt;/span&gt;&lt;span style="color: #0000ff"&gt;<text:span text:style-name="T4877">哺</text:span>&lt;/span&gt;&lt;span style="color: #00a000"&gt;<text:span text:style-name="T4878">圃</text:span>&lt;/span&gt;&lt;span style="color: #00a000"&gt;<text:span text:style-name="T4879">溥</text:span>&lt;/span&gt;&lt;span<text:s/><text:soft-page-break/>style="color: #00a000"&gt;<text:span text:style-name="T4880">普</text:span>&lt;/span&gt;&lt;span&gt;&lt;br&gt;&lt;/span&gt;&lt;span style="color: #ff0000"&gt;<text:span text:style-name="T4881">攴</text:span>&lt;/span&gt;&lt;span style="color: #d89000"&gt;<text:span text:style-name="T4882">仆</text:span>&lt;/span&gt;&lt;span style="color: #ff0000"&gt;<text:span text:style-name="T4883">扑</text:span>&lt;/span&gt;&lt;span style="color: #ff0000"&gt;<text:span text:style-name="T4884">痡</text:span>&lt;/span&gt;&lt;span style="color: #ff0000"&gt;<text:span text:style-name="T4885">噗</text:span>&lt;/span&gt;&lt;span&gt;<text:span text:style-name="T4886">𩱚</text:span>&lt;/span&gt;&lt;span&gt;&lt;br&gt;&lt;/span&gt;&lt;span style="color: #0000ff"&gt;<text:span text:style-name="T4887">啐</text:span>&lt;/span&gt;&lt;span&gt;&lt;br&gt;&lt;/span&gt;&lt;span style="color: #d89000"&gt;<text:span text:style-name="T4888">亓</text:span>&lt;/span&gt;&lt;span style="color: #0000ff"&gt;<text:span text:style-name="T4889">示</text:span>&lt;/span&gt;&lt;span style="color: #d89000"&gt;<text:span text:style-name="T4890">祁</text:span>&lt;/span&gt;&lt;span style="color: #d89000"&gt;<text:span text:style-name="T4891">圻</text:span>&lt;/span&gt;&lt;span style="color: #0000ff"&gt;<text:span text:style-name="T4892">肵</text:span>&lt;/span&gt;&lt;span style="color: #d89000"&gt;<text:span text:style-name="T4893">祈</text:span>&lt;/span&gt;&lt;span style="color: #d89000"&gt;<text:span text:style-name="T4894">岐</text:span>&lt;/span&gt;&lt;span style="color: #ff0000"&gt;<text:span text:style-name="T4895">枝</text:span>&lt;/span&gt;&lt;span style="color: #d89000"&gt;<text:span text:style-name="T4896">歧</text:span>&lt;/span&gt;&lt;span style="color: #d89000"&gt;<text:span text:style-name="T4897">蚑</text:span>&lt;/span&gt;&lt;span style="color: #ff0000"&gt;<text:span text:style-name="T4898">跂</text:span>&lt;/span&gt;&lt;span style="color: #d89000"&gt;<text:span text:style-name="T4899">其</text:span>&lt;/span&gt;&lt;span style="color: #d89000"&gt;<text:span text:style-name="T4900">淇</text:span>&lt;/span&gt;&lt;span style="color: #d89000"&gt;<text:span text:style-name="T4901">琪</text:span>&lt;/span&gt;&lt;span style="color: #ff0000"&gt;<text:span text:style-name="T4902">期</text:span>&lt;/span&gt;&lt;span style="color: #d89000"&gt;<text:span text:style-name="T4903">棋</text:span>&lt;/span&gt;&lt;span style="color: #d89000"&gt;<text:span text:style-name="T4904">萁</text:span>&lt;/span&gt;&lt;span style="color: #d89000"&gt;<text:span text:style-name="T4905">祺</text:span>&lt;/span&gt;&lt;span style="color: #d89000"&gt;<text:span text:style-name="T4906">旗</text:span>&lt;/span&gt;&lt;span style="color: #d89000"&gt;<text:span text:style-name="T4907">綦</text:span>&lt;/span&gt;&lt;span style="color: #d89000"&gt;<text:span text:style-name="T4908">蜞</text:span>&lt;/span&gt;&lt;span style="color: #d89000"&gt;<text:span text:style-name="T4909">麒</text:span>&lt;/span&gt;&lt;span style="color: #d89000"&gt;<text:span text:style-name="T4910">奇</text:span>&lt;/span&gt;&lt;span style="color: #d89000"&gt;<text:span text:style-name="T4911">埼</text:span>&lt;/span&gt;&lt;span style="color: #d89000"&gt;<text:span text:style-name="T4912">崎</text:span>&lt;/span&gt;&lt;span style="color: #d89000"&gt;<text:span text:style-name="T4913">琦</text:span>&lt;/span&gt;&lt;span style="color: #00a000"&gt;<text:span text:style-name="T4914">踦</text:span>&lt;/span&gt;&lt;span style="color: #d89000"&gt;<text:span text:style-name="T4915">芪</text:span>&lt;/span&gt;&lt;span style="color: #d89000"&gt;<text:span text:style-name="T4916">祇</text:span>&lt;/span&gt;&lt;span style="color: #d89000"&gt;<text:span text:style-name="T4917">衹</text:span>&lt;/span&gt;&lt;span style="color: #d89000"&gt;<text:span text:style-name="T4918">俟</text:span>&lt;/span&gt;&lt;span style="color: #d89000"&gt;<text:span text:style-name="T4919">耆</text:span>&lt;/span&gt;&lt;span style="color: #d89000"&gt;<text:span text:style-name="T4920">鮨</text:span>&lt;/span&gt;&lt;span style="color: #d89000"&gt;<text:span text:style-name="T4921">鬐</text:span>&lt;/span&gt;&lt;span style="color: #d89000"&gt;<text:span text:style-name="T4922">畦</text:span>&lt;/span&gt;&lt;span style="color: #d89000"&gt;<text:span text:style-name="T4923">懠</text:span>&lt;/span&gt;&lt;span style="color: #ff0000"&gt;<text:span text:style-name="T4924">畿</text:span>&lt;/span&gt;&lt;span&gt;&lt;br&gt;&lt;/span&gt;&lt;span style="color: #00a000"&gt;<text:span text:style-name="T4925">乞</text:span>&lt;/span&gt;&lt;span style="color: #ff0000"&gt;<text:span text:style-name="T4926">仡</text:span>&lt;/span&gt;&lt;span style="color: #0000ff"&gt;<text:span text:style-name="T4927">汔</text:span>&lt;/span&gt;&lt;span style="color: #0000ff"&gt;<text:span text:style-name="T4928">犵</text:span>&lt;/span&gt;&lt;span style="color: #0000ff"&gt;<text:span text:style-name="T4929">迄</text:span>&lt;/span&gt;&lt;span style="color: #0000ff"&gt;<text:span text:style-name="T4930">气</text:span>&lt;/span&gt;&lt;span style="color: #0000ff"&gt;<text:span text:style-name="T4931">汽</text:span>&lt;/span&gt;&lt;span style="color: #00a000"&gt;<text:span text:style-name="T4932">企</text:span>&lt;/span&gt;&lt;span style="color: #0000ff"&gt;<text:span text:style-name="T4933">泣</text:span>&lt;/span&gt;&lt;span style="color: #ff0000"&gt;<text:span text:style-name="T4934">妻</text:span>&lt;/span&gt;&lt;span style="color: #0000ff"&gt;<text:span text:style-name="T4935">契</text:span>&lt;/span&gt;&lt;span style="color: #0000ff"&gt;<text:span text:style-name="T4936">栔</text:span>&lt;/span&gt;&lt;span style="color: #0000ff"&gt;<text:span text:style-name="T4937">瘈</text:span>&lt;/span&gt;&lt;span style="color: #0000ff"&gt;<text:span text:style-name="T4938">砌</text:span>&lt;/span&gt;&lt;span style="color: #d89000"&gt;<text:span text:style-name="T4939">亟</text:span>&lt;/span&gt;&lt;span style="color: #ff0000"&gt;<text:span text:style-name="T4940">跂</text:span>&lt;/span&gt;&lt;span style="color: #0000ff"&gt;<text:span text:style-name="T4941">愒</text:span>&lt;/span&gt;&lt;span style="color: #ff0000"&gt;<text:span text:style-name="T4942">揭</text:span>&lt;/span&gt;&lt;span style="color: #0000ff"&gt;<text:span text:style-name="T4943">葺</text:span>&lt;/span&gt;&lt;span style="color: #0000ff"&gt;<text:span text:style-name="T4944">憩</text:span>&lt;/span&gt;&lt;span style="color: #0000ff"&gt;<text:span text:style-name="T4945">器</text:span>&lt;/span&gt;&lt;span style="color: #0000ff"&gt;<text:span text:style-name="T4946">蟿</text:span>&lt;/span&gt;&lt;span&gt;&lt;br&gt;&lt;/span&gt;&lt;span style="color: #00a000"&gt;<text:span text:style-name="T4947">乞</text:span>&lt;/span&gt;&lt;span style="color: #00a000"&gt;<text:span text:style-name="T4948">屺</text:span>&lt;/span&gt;&lt;span style="color: #00a000"&gt;<text:span text:style-name="T4949">杞</text:span>&lt;/span&gt;&lt;span style="color: #00a000"&gt;<text:span text:style-name="T4950">芑</text:span>&lt;/span&gt;&lt;span style="color: #00a000"&gt;<text:span text:style-name="T4951">起</text:span>&lt;/span&gt;&lt;span style="color: #00a000"&gt;<text:span text:style-name="T4952">棨</text:span>&lt;/span&gt;&lt;span&gt;<text:span text:style-name="T4953">䏿</text:span>&lt;/span&gt;&lt;span style="color: #00a000"&gt;<text:span text:style-name="T4954">綮</text:span>&lt;/span&gt;&lt;span style="color: #ff0000"&gt;<text:span text:style-name="T4955">稽</text:span>&lt;/span&gt;&lt;span&gt;&lt;br&gt;&lt;/span&gt;&lt;span style="color: #ff0000"&gt;<text:span text:style-name="T4956">七</text:span>&lt;/span&gt;&lt;span style="color: #ff0000"&gt;<text:span text:style-name="T4957">沏</text:span>&lt;/span&gt;&lt;span style="color: #ff0000"&gt;<text:span text:style-name="T4958">柒</text:span>&lt;/span&gt;&lt;span style="color: #ff0000"&gt;<text:span text:style-name="T4959">妻</text:span>&lt;/span&gt;&lt;span style="color: #ff0000"&gt;<text:span text:style-name="T4960">郪</text:span>&lt;/span&gt;&lt;span style="color: #ff0000"&gt;<text:span text:style-name="T4961">萋</text:span>&lt;/span&gt;&lt;span style="color: #ff0000"&gt;<text:span text:style-name="T4962">栖</text:span>&lt;/span&gt;&lt;span style="color: #ff0000"&gt;<text:span text:style-name="T4963">倛</text:span>&lt;/span&gt;&lt;span style="color: #d89000"&gt;<text:span text:style-name="T4964">娸</text:span>&lt;/span&gt;&lt;span style="color: #ff0000"&gt;<text:span text:style-name="T4965">期</text:span>&lt;/span&gt;&lt;span style="color: #ff0000"&gt;<text:span text:style-name="T4966">欺</text:span>&lt;/span&gt;&lt;span style="color: #ff0000"&gt;<text:span text:style-name="T4967">僛</text:span>&lt;/span&gt;&lt;span style="color: #ff0000"&gt;<text:span text:style-name="T4968">諆</text:span>&lt;/span&gt;&lt;span&gt;<text:span text:style-name="T4969">䫏</text:span>&lt;/span&gt;&lt;span<text:s/><text:soft-page-break/>style="color: #ff0000"&gt;<text:span text:style-name="T4970">桼</text:span>&lt;/span&gt;&lt;span style="color: #ff0000"&gt;<text:span text:style-name="T4971">漆</text:span>&lt;/span&gt;&lt;span style="color: #ff0000"&gt;<text:span text:style-name="T4972">戚</text:span>&lt;/span&gt;&lt;span style="color: #ff0000"&gt;<text:span text:style-name="T4973">嘁</text:span>&lt;/span&gt;&lt;span style="color: #ff0000"&gt;<text:span text:style-name="T4974">攲</text:span>&lt;/span&gt;&lt;span style="color: #ff0000"&gt;<text:span text:style-name="T4975">溪</text:span>&lt;/span&gt;&lt;span style="color: #ff0000"&gt;<text:span text:style-name="T4976">磎</text:span>&lt;/span&gt;&lt;span style="color: #ff0000"&gt;<text:span text:style-name="T4977">谿</text:span>&lt;/span&gt;&lt;span&gt;&lt;br&gt;&lt;/span&gt;&lt;span style="color: #0000ff"&gt;<text:span text:style-name="T4978">洽</text:span>&lt;/span&gt;&lt;span style="color: #0000ff"&gt;<text:span text:style-name="T4979">恰</text:span>&lt;/span&gt;&lt;span style="color: #0000ff"&gt;<text:span text:style-name="T4980">帢</text:span>&lt;/span&gt;&lt;span style="color: #d89000"&gt;<text:span text:style-name="T4981">楬</text:span>&lt;/span&gt;&lt;span&gt;&lt;br&gt;&lt;/span&gt;&lt;span style="color: #00a000"&gt;<text:span text:style-name="T4982">卡</text:span>&lt;/span&gt;&lt;span style="color: #00a000"&gt;<text:span text:style-name="T4983">酠</text:span>&lt;/span&gt;&lt;span&gt;&lt;br&gt;&lt;/span&gt;&lt;span style="color: #ff0000"&gt;<text:span text:style-name="T4984">掐</text:span>&lt;/span&gt;&lt;span&gt;&lt;br&gt;&lt;/span&gt;&lt;span style="color: #d89000"&gt;<text:span text:style-name="T4985">岒</text:span>&lt;/span&gt;&lt;span style="color: #d89000"&gt;<text:span text:style-name="T4986">黔</text:span>&lt;/span&gt;&lt;span style="color: #d89000"&gt;<text:span text:style-name="T4987">拑</text:span>&lt;/span&gt;&lt;span style="color: #ff0000"&gt;<text:span text:style-name="T4988">柑</text:span>&lt;/span&gt;&lt;span style="color: #d89000"&gt;<text:span text:style-name="T4989">箝</text:span>&lt;/span&gt;&lt;span style="color: #d89000"&gt;<text:span text:style-name="T4990">黚</text:span>&lt;/span&gt;&lt;span style="color: #d89000"&gt;<text:span text:style-name="T4991">前</text:span>&lt;/span&gt;&lt;span style="color: #00a000"&gt;<text:span text:style-name="T4992">赶</text:span>&lt;/span&gt;&lt;span style="color: #d89000"&gt;<text:span text:style-name="T4993">虔</text:span>&lt;/span&gt;&lt;span style="color: #d89000"&gt;<text:span text:style-name="T4994">墘</text:span>&lt;/span&gt;&lt;span style="color: #d89000"&gt;<text:span text:style-name="T4995">掮</text:span>&lt;/span&gt;&lt;span style="color: #d89000"&gt;<text:span text:style-name="T4996">揵</text:span>&lt;/span&gt;&lt;span style="color: #d89000"&gt;<text:span text:style-name="T4997">灊</text:span>&lt;/span&gt;&lt;span style="color: #d89000"&gt;<text:span text:style-name="T4998">燂</text:span>&lt;/span&gt;&lt;span style="color: #d89000"&gt;<text:span text:style-name="T4999">螹</text:span>&lt;/span&gt;&lt;span style="color: #ff0000"&gt;<text:span text:style-name="T5000">犍</text:span>&lt;/span&gt;&lt;span&gt;&lt;br&gt;&lt;/span&gt;&lt;span style="color: #0000ff"&gt;<text:span text:style-name="T5001">欠</text:span>&lt;/span&gt;&lt;span style="color: #0000ff"&gt;<text:span text:style-name="T5002">芡</text:span>&lt;/span&gt;&lt;span style="color: #00a000"&gt;<text:span text:style-name="T5003">嵌</text:span>&lt;/span&gt;&lt;span style="color: #0000ff"&gt;<text:span text:style-name="T5004">茜</text:span>&lt;/span&gt;&lt;span style="color: #0000ff"&gt;<text:span text:style-name="T5005">倩</text:span>&lt;/span&gt;&lt;span style="color: #0000ff"&gt;<text:span text:style-name="T5006">蒨</text:span>&lt;/span&gt;&lt;span style="color: #0000ff"&gt;<text:span text:style-name="T5007">箐</text:span>&lt;/span&gt;&lt;span style="color: #0000ff"&gt;<text:span text:style-name="T5008">綪</text:span>&lt;/span&gt;&lt;span style="color: #0000ff"&gt;<text:span text:style-name="T5009">傔</text:span>&lt;/span&gt;&lt;span style="color: #0000ff"&gt;<text:span text:style-name="T5010">慊</text:span>&lt;/span&gt;&lt;span style="color: #0000ff"&gt;<text:span text:style-name="T5011">嗛</text:span>&lt;/span&gt;&lt;span style="color: #0000ff"&gt;<text:span text:style-name="T5012">歉</text:span>&lt;/span&gt;&lt;span&gt;&lt;br&gt;&lt;/span&gt;&lt;span style="color: #0000ff"&gt;<text:span text:style-name="T5013">嗛</text:span>&lt;/span&gt;&lt;span style="color: #00a000"&gt;<text:span text:style-name="T5014">遣</text:span>&lt;/span&gt;&lt;span&gt;&lt;br&gt;&lt;/span&gt;&lt;span style="color: #ff0000"&gt;<text:span text:style-name="T5015">千</text:span>&lt;/span&gt;&lt;span style="color: #ff0000"&gt;<text:span text:style-name="T5016">仟</text:span>&lt;/span&gt;&lt;span style="color: #ff0000"&gt;<text:span text:style-name="T5017">扦</text:span>&lt;/span&gt;&lt;span style="color: #ff0000"&gt;<text:span text:style-name="T5018">阡</text:span>&lt;/span&gt;&lt;span style="color: #ff0000"&gt;<text:span text:style-name="T5019">芊</text:span>&lt;/span&gt;&lt;span style="color: #ff0000"&gt;<text:span text:style-name="T5020">汧</text:span>&lt;/span&gt;&lt;span style="color: #ff0000"&gt;<text:span text:style-name="T5021">臤</text:span>&lt;/span&gt;&lt;span style="color: #ff0000"&gt;<text:span text:style-name="T5022">掔</text:span>&lt;/span&gt;&lt;span style="color: #00a000"&gt;<text:span text:style-name="T5023">嵌</text:span>&lt;/span&gt;&lt;span style="color: #0000ff"&gt;<text:span text:style-name="T5024">嗛</text:span>&lt;/span&gt;&lt;span style="color: #ff0000"&gt;<text:span text:style-name="T5025">愆</text:span>&lt;/span&gt;&lt;span style="color: #ff0000"&gt;<text:span text:style-name="T5026">搴</text:span>&lt;/span&gt;&lt;span style="color: #ff0000"&gt;<text:span text:style-name="T5027">褰</text:span>&lt;/span&gt;&lt;span&gt;&lt;br&gt;&lt;/span&gt;&lt;span style="color: #d89000"&gt;<text:span text:style-name="T5028">爿</text:span>&lt;/span&gt;&lt;span style="color: #ff0000"&gt;<text:span text:style-name="T5029">戕</text:span>&lt;/span&gt;&lt;span style="color: #d89000"&gt;<text:span text:style-name="T5030">蘠</text:span>&lt;/span&gt;&lt;span style="color: #00a000"&gt;<text:span text:style-name="T5031">彊</text:span>&lt;/span&gt;&lt;span&gt;&lt;br&gt;&lt;/span&gt;&lt;span style="color: #ff0000"&gt;<text:span text:style-name="T5032">蹡</text:span>&lt;/span&gt;&lt;span&gt;&lt;br&gt;&lt;/span&gt;&lt;span style="color: #00a000"&gt;<text:span text:style-name="T5033">襁</text:span>&lt;/span&gt;&lt;span style="color: #00a000"&gt;<text:span text:style-name="T5034">彊</text:span>&lt;/span&gt;&lt;span&gt;&lt;br&gt;&lt;/span&gt;&lt;span style="color: #ff0000"&gt;<text:span text:style-name="T5035">羌</text:span>&lt;/span&gt;&lt;span style="color: #ff0000"&gt;<text:span text:style-name="T5036">蜣</text:span>&lt;/span&gt;&lt;span style="color: #ff0000"&gt;<text:span text:style-name="T5037">矼</text:span>&lt;/span&gt;&lt;span style="color: #ff0000"&gt;<text:span text:style-name="T5038">斨</text:span>&lt;/span&gt;&lt;span style="color: #ff0000"&gt;<text:span text:style-name="T5039">蹡</text:span>&lt;/span&gt;&lt;span style="color: #ff0000"&gt;<text:span text:style-name="T5040">椌</text:span>&lt;/span&gt;&lt;span style="color: #ff0000"&gt;<text:span text:style-name="T5041">腔</text:span>&lt;/span&gt;&lt;span style="color: #ff0000"&gt;<text:span text:style-name="T5042">牄</text:span>&lt;/span&gt;&lt;span style="color: #ff0000"&gt;<text:span text:style-name="T5043">鎗</text:span>&lt;/span&gt;&lt;span&gt;&lt;br&gt;&lt;/span&gt;&lt;span style="color: #ff0000"&gt;<text:span text:style-name="T5044">招</text:span>&lt;/span&gt;&lt;span style="color: #d89000"&gt;<text:span text:style-name="T5045">荍</text:span>&lt;/span&gt;&lt;span style="color: #0000ff"&gt;<text:span text:style-name="T5046">睄</text:span>&lt;/span&gt;&lt;span style="color: #ff0000"&gt;<text:span text:style-name="T5047">憍</text:span>&lt;/span&gt;&lt;span style="color: #d89000"&gt;<text:span text:style-name="T5048">趫</text:span>&lt;/span&gt;&lt;span style="color: #ff0000"&gt;<text:span text:style-name="T5049">劁</text:span>&lt;/span&gt;&lt;span style="color: #d89000"&gt;<text:span text:style-name="T5050">憔</text:span>&lt;/span&gt;&lt;span style="color: #d89000"&gt;<text:span text:style-name="T5051">嫶</text:span>&lt;/span&gt;&lt;span style="color: #d89000"&gt;<text:span text:style-name="T5052">樵</text:span><text:soft-page-break/>&lt;/span&gt;&lt;span style="color: #ff0000"&gt;<text:span text:style-name="T5053">蕉</text:span>&lt;/span&gt;&lt;span style="color: #d89000"&gt;<text:span text:style-name="T5054">瞧</text:span>&lt;/span&gt;&lt;span&gt;&lt;br&gt;&lt;/span&gt;&lt;span style="color: #0000ff"&gt;<text:span text:style-name="T5055">俏</text:span>&lt;/span&gt;&lt;span style="color: #0000ff"&gt;<text:span text:style-name="T5056">峭</text:span>&lt;/span&gt;&lt;span style="color: #ff0000"&gt;<text:span text:style-name="T5057">帩</text:span>&lt;/span&gt;&lt;span style="color: #0000ff"&gt;<text:span text:style-name="T5058">鞘</text:span>&lt;/span&gt;&lt;span style="color: #ff0000"&gt;<text:span text:style-name="T5059">劁</text:span>&lt;/span&gt;&lt;span style="color: #0000ff"&gt;<text:span text:style-name="T5060">撬</text:span>&lt;/span&gt;&lt;span style="color: #ff0000"&gt;<text:span text:style-name="T5061">撽</text:span>&lt;/span&gt;&lt;span style="color: #0000ff"&gt;<text:span text:style-name="T5062">躈</text:span>&lt;/span&gt;&lt;span&gt;&lt;br&gt;&lt;/span&gt;&lt;span style="color: #00a000"&gt;<text:span text:style-name="T5063">巧</text:span>&lt;/span&gt;&lt;span style="color: #00a000"&gt;<text:span text:style-name="T5064">悄</text:span>&lt;/span&gt;&lt;span style="color: #0000ff"&gt;<text:span text:style-name="T5065">雀</text:span>&lt;/span&gt;&lt;span style="color: #00a000"&gt;<text:span text:style-name="T5066">愀</text:span>&lt;/span&gt;&lt;span&gt;&lt;br&gt;&lt;/span&gt;&lt;span style="color: #0000ff"&gt;<text:span text:style-name="T5067">雀</text:span>&lt;/span&gt;&lt;span style="color: #0000ff"&gt;<text:span text:style-name="T5068">鄗</text:span>&lt;/span&gt;&lt;span style="color: #ff0000"&gt;<text:span text:style-name="T5069">敲</text:span>&lt;/span&gt;&lt;span style="color: #ff0000"&gt;<text:span text:style-name="T5070">鄡</text:span>&lt;/span&gt;&lt;span style="color: #ff0000"&gt;<text:span text:style-name="T5071">頝</text:span>&lt;/span&gt;&lt;span style="color: #ff0000"&gt;<text:span text:style-name="T5072">骹</text:span>&lt;/span&gt;&lt;span style="color: #ff0000"&gt;<text:span text:style-name="T5073">墝</text:span>&lt;/span&gt;&lt;span style="color: #ff0000"&gt;<text:span text:style-name="T5074">趬</text:span>&lt;/span&gt;&lt;span style="color: #0000ff"&gt;<text:span text:style-name="T5075">撬</text:span>&lt;/span&gt;&lt;span style="color: #ff0000"&gt;<text:span text:style-name="T5076">橇</text:span>&lt;/span&gt;&lt;span style="color: #ff0000"&gt;<text:span text:style-name="T5077">繑</text:span>&lt;/span&gt;&lt;span&gt;&lt;br&gt;&lt;/span&gt;&lt;span style="color: #ff0000"&gt;<text:span text:style-name="T5078">伽</text:span>&lt;/span&gt;&lt;span style="color: #d89000"&gt;<text:span text:style-name="T5079">茄</text:span>&lt;/span&gt;&lt;span&gt;&lt;br&gt;&lt;/span&gt;&lt;span style="color: #ff0000"&gt;<text:span text:style-name="T5080">切</text:span>&lt;/span&gt;&lt;span style="color: #0000ff"&gt;<text:span text:style-name="T5081">砌</text:span>&lt;/span&gt;&lt;span style="color: #0000ff"&gt;<text:span text:style-name="T5082">妾</text:span>&lt;/span&gt;&lt;span style="color: #00a000"&gt;<text:span text:style-name="T5083">唼</text:span>&lt;/span&gt;&lt;span style="color: #0000ff"&gt;<text:span text:style-name="T5084">踥</text:span>&lt;/span&gt;&lt;span style="color: #0000ff"&gt;<text:span text:style-name="T5085">鯜</text:span>&lt;/span&gt;&lt;span style="color: #0000ff"&gt;<text:span text:style-name="T5086">怯</text:span>&lt;/span&gt;&lt;span style="color: #0000ff"&gt;<text:span text:style-name="T5087">朅</text:span>&lt;/span&gt;&lt;span style="color: #0000ff"&gt;<text:span text:style-name="T5088">契</text:span>&lt;/span&gt;&lt;span style="color: #0000ff"&gt;<text:span text:style-name="T5089">挈</text:span>&lt;/span&gt;&lt;span style="color: #ff0000"&gt;<text:span text:style-name="T5090">趄</text:span>&lt;/span&gt;&lt;span style="color: #0000ff"&gt;<text:span text:style-name="T5091">慊</text:span>&lt;/span&gt;&lt;span&gt;&lt;br&gt;&lt;/span&gt;&lt;span style="color: #00a000"&gt;<text:span text:style-name="T5092">且</text:span>&lt;/span&gt;&lt;span&gt;&lt;br&gt;&lt;/span&gt;&lt;span style="color: #ff0000"&gt;<text:span text:style-name="T5093">切</text:span>&lt;/span&gt;&lt;span&gt;&lt;br&gt;&lt;/span&gt;&lt;span style="color: #d89000"&gt;<text:span text:style-name="T5094">芩</text:span>&lt;/span&gt;&lt;span style="color: #ff0000"&gt;<text:span text:style-name="T5095">矜</text:span>&lt;/span&gt;&lt;span style="color: #ff0000"&gt;<text:span text:style-name="T5096">衾</text:span>&lt;/span&gt;&lt;span style="color: #d89000"&gt;<text:span text:style-name="T5097">琴</text:span>&lt;/span&gt;&lt;span style="color: #d89000"&gt;<text:span text:style-name="T5098">芹</text:span>&lt;/span&gt;&lt;span style="color: #d89000"&gt;<text:span text:style-name="T5099">秦</text:span>&lt;/span&gt;&lt;span style="color: #ff0000"&gt;<text:span text:style-name="T5100">蓁</text:span>&lt;/span&gt;&lt;span style="color: #d89000"&gt;<text:span text:style-name="T5101">螓</text:span>&lt;/span&gt;&lt;span style="color: #d89000"&gt;<text:span text:style-name="T5102">覃</text:span>&lt;/span&gt;&lt;span style="color: #d89000"&gt;<text:span text:style-name="T5103">勤</text:span>&lt;/span&gt;&lt;span style="color: #00a000"&gt;<text:span text:style-name="T5104">廑</text:span>&lt;/span&gt;&lt;span style="color: #00a000"&gt;<text:span text:style-name="T5105">慬</text:span>&lt;/span&gt;&lt;span style="color: #d89000"&gt;<text:span text:style-name="T5106">懃</text:span>&lt;/span&gt;&lt;span style="color: #d89000"&gt;<text:span text:style-name="T5107">禽</text:span>&lt;/span&gt;&lt;span style="color: #d89000"&gt;<text:span text:style-name="T5108">擒</text:span>&lt;/span&gt;&lt;span style="color: #d89000"&gt;<text:span text:style-name="T5109">噙</text:span>&lt;/span&gt;&lt;span style="color: #d89000"&gt;<text:span text:style-name="T5110">檎</text:span>&lt;/span&gt;&lt;span&gt;&lt;br&gt;&lt;/span&gt;&lt;span style="color: #0000ff"&gt;<text:span text:style-name="T5111">沁</text:span>&lt;/span&gt;&lt;span&gt;<text:span text:style-name="T5112">𢙈</text:span>&lt;/span&gt;&lt;span&gt;&lt;br&gt;&lt;/span&gt;&lt;span style="color: #00a000"&gt;<text:span text:style-name="T5113">螼</text:span>&lt;/span&gt;&lt;span&gt;&lt;br&gt;&lt;/span&gt;&lt;span style="color: #ff0000"&gt;<text:span text:style-name="T5114">侵</text:span>&lt;/span&gt;&lt;span style="color: #ff0000"&gt;<text:span text:style-name="T5115">衾</text:span>&lt;/span&gt;&lt;span style="color: #ff0000"&gt;<text:span text:style-name="T5116">廞</text:span>&lt;/span&gt;&lt;span&gt;&lt;br&gt;&lt;/span&gt;&lt;span style="color: #d89000"&gt;<text:span text:style-name="T5117">勍</text:span>&lt;/span&gt;&lt;span style="color: #d89000"&gt;<text:span text:style-name="T5118">黥</text:span>&lt;/span&gt;&lt;span style="color: #d89000"&gt;<text:span text:style-name="T5119">情</text:span>&lt;/span&gt;&lt;span style="color: #d89000"&gt;<text:span text:style-name="T5120">晴</text:span>&lt;/span&gt;&lt;span style="color: #d89000"&gt;<text:span text:style-name="T5121">殑</text:span>&lt;/span&gt;&lt;span style="color: #d89000"&gt;<text:span text:style-name="T5122">檠</text:span>&lt;/span&gt;&lt;span style="color: #d89000"&gt;<text:span text:style-name="T5123">擎</text:span>&lt;/span&gt;&lt;span&gt;&lt;br&gt;&lt;/span&gt;&lt;span style="color: #00a000"&gt;<text:span text:style-name="T5124">綮</text:span>&lt;/span&gt;&lt;span style="color: #0000ff"&gt;<text:span text:style-name="T5125">磬</text:span>&lt;/span&gt;&lt;span style="color: #0000ff"&gt;<text:span text:style-name="T5126">罄</text:span>&lt;/span&gt;&lt;span style="color: #0000ff"&gt;<text:span text:style-name="T5127">謦</text:span>&lt;/span&gt;&lt;span&gt;&lt;br&gt;&lt;/span&gt;&lt;span style="color: #ff0000"&gt;<text:span text:style-name="T5128">青</text:span>&lt;/span&gt;&lt;span style="color: #ff0000"&gt;<text:span text:style-name="T5129">清</text:span>&lt;/span&gt;&lt;span style="color: #ff0000"&gt;<text:span text:style-name="T5130">圊</text:span>&lt;/span&gt;&lt;span style="color: #d89000"&gt;<text:span text:style-name="T5131">氰</text:span>&lt;/span&gt;&lt;span style="color: #ff0000"&gt;<text:span text:style-name="T5132">蜻</text:span>&lt;/span&gt;&lt;span style="color: #ff0000"&gt;<text:span text:style-name="T5133">卿</text:span>&lt;/span&gt;&lt;span&gt;&lt;br&gt;&lt;/span&gt;&lt;span style="color: #ff0000"&gt;<text:span text:style-name="T5134">踆</text:span>&lt;/span&gt;&lt;span&gt;&lt;br&gt;&lt;/span&gt;&lt;span style="color: #d89000"&gt;<text:span text:style-name="T5135">邛</text:span>&lt;/span&gt;&lt;span style="color: #d89000"&gt;<text:soft-page-break/><text:span text:style-name="T5136">筇</text:span>&lt;/span&gt;&lt;span style="color: #ff0000"&gt;<text:span text:style-name="T5137">芎</text:span>&lt;/span&gt;&lt;span style="color: #d89000"&gt;<text:span text:style-name="T5138">穹</text:span>&lt;/span&gt;&lt;span style="color: #d89000"&gt;<text:span text:style-name="T5139">惸</text:span>&lt;/span&gt;&lt;span style="color: #d89000"&gt;<text:span text:style-name="T5140">蛩</text:span>&lt;/span&gt;&lt;span style="color: #d89000"&gt;<text:span text:style-name="T5141">跫</text:span>&lt;/span&gt;&lt;span style="color: #d89000"&gt;<text:span text:style-name="T5142">瞏</text:span>&lt;/span&gt;&lt;span style="color: #d89000"&gt;<text:span text:style-name="T5143">璚</text:span>&lt;/span&gt;&lt;span style="color: #d89000"&gt;<text:span text:style-name="T5144">嬛</text:span>&lt;/span&gt;&lt;span style="color: #d89000"&gt;<text:span text:style-name="T5145">藑</text:span>&lt;/span&gt;&lt;span&gt;&lt;br&gt;&lt;/span&gt;&lt;span style="color: #ff0000"&gt;<text:span text:style-name="T5146">芎</text:span>&lt;/span&gt;&lt;span style="color: #d89000"&gt;<text:span text:style-name="T5147">穹</text:span>&lt;/span&gt;&lt;span style="color: #ff0000"&gt;<text:span text:style-name="T5148">銎</text:span>&lt;/span&gt;&lt;span&gt;&lt;br&gt;&lt;/span&gt;&lt;span style="color: #d89000"&gt;<text:span text:style-name="T5149">仇</text:span>&lt;/span&gt;&lt;span style="color: #d89000"&gt;<text:span text:style-name="T5150">厹</text:span>&lt;/span&gt;&lt;span style="color: #d89000"&gt;<text:span text:style-name="T5151">犰</text:span>&lt;/span&gt;&lt;span style="color: #00a000"&gt;<text:span text:style-name="T5152">朹</text:span>&lt;/span&gt;&lt;span style="color: #ff0000"&gt;<text:span text:style-name="T5153">艽</text:span>&lt;/span&gt;&lt;span style="color: #d89000"&gt;<text:span text:style-name="T5154">訄</text:span>&lt;/span&gt;&lt;span style="color: #d89000"&gt;<text:span text:style-name="T5155">頄</text:span>&lt;/span&gt;&lt;span style="color: #d89000"&gt;<text:span text:style-name="T5156">鼽</text:span>&lt;/span&gt;&lt;span style="color: #d89000"&gt;<text:span text:style-name="T5157">囚</text:span>&lt;/span&gt;&lt;span style="color: #d89000"&gt;<text:span text:style-name="T5158">泅</text:span>&lt;/span&gt;&lt;span style="color: #d89000"&gt;<text:span text:style-name="T5159">求</text:span>&lt;/span&gt;&lt;span style="color: #d89000"&gt;<text:span text:style-name="T5160">俅</text:span>&lt;/span&gt;&lt;span style="color: #d89000"&gt;<text:span text:style-name="T5161">球</text:span>&lt;/span&gt;&lt;span style="color: #d89000"&gt;<text:span text:style-name="T5162">逑</text:span>&lt;/span&gt;&lt;span style="color: #d89000"&gt;<text:span text:style-name="T5163">毬</text:span>&lt;/span&gt;&lt;span style="color: #d89000"&gt;<text:span text:style-name="T5164">裘</text:span>&lt;/span&gt;&lt;span style="color: #d89000"&gt;<text:span text:style-name="T5165">絿</text:span>&lt;/span&gt;&lt;span style="color: #d89000"&gt;<text:span text:style-name="T5166">觩</text:span>&lt;/span&gt;&lt;span style="color: #d89000"&gt;<text:span text:style-name="T5167">觓</text:span>&lt;/span&gt;&lt;span style="color: #d89000"&gt;<text:span text:style-name="T5168">酋</text:span>&lt;/span&gt;&lt;span style="color: #d89000"&gt;<text:span text:style-name="T5169">遒</text:span>&lt;/span&gt;&lt;span style="color: #d89000"&gt;<text:span text:style-name="T5170">蝤</text:span>&lt;/span&gt;&lt;span style="color: #d89000"&gt;<text:span text:style-name="T5171">璆</text:span>&lt;/span&gt;&lt;span&gt;&lt;br&gt;&lt;/span&gt;&lt;span style="color: #00a000"&gt;<text:span text:style-name="T5172">糗</text:span>&lt;/span&gt;&lt;span&gt;&lt;br&gt;&lt;/span&gt;&lt;span style="color: #ff0000"&gt;<text:span text:style-name="T5173">丘</text:span>&lt;/span&gt;&lt;span style="color: #ff0000"&gt;<text:span text:style-name="T5174">坵</text:span>&lt;/span&gt;&lt;span style="color: #ff0000"&gt;<text:span text:style-name="T5175">邱</text:span>&lt;/span&gt;&lt;span style="color: #ff0000"&gt;<text:span text:style-name="T5176">蚯</text:span>&lt;/span&gt;&lt;span style="color: #ff0000"&gt;<text:span text:style-name="T5177">秋</text:span>&lt;/span&gt;&lt;span style="color: #ff0000"&gt;<text:span text:style-name="T5178">楸</text:span>&lt;/span&gt;&lt;span style="color: #ff0000"&gt;<text:span text:style-name="T5179">萩</text:span>&lt;/span&gt;&lt;span style="color: #ff0000"&gt;<text:span text:style-name="T5180">緧</text:span>&lt;/span&gt;&lt;span&gt;&lt;br&gt;&lt;/span&gt;&lt;span style="color: #d89000"&gt;<text:span text:style-name="T5181">劬</text:span>&lt;/span&gt;&lt;span style="color: #d89000"&gt;<text:span text:style-name="T5182">胊</text:span>&lt;/span&gt;&lt;span style="color: #d89000"&gt;<text:span text:style-name="T5183">絇</text:span>&lt;/span&gt;&lt;span style="color: #d89000"&gt;<text:span text:style-name="T5184">軥</text:span>&lt;/span&gt;&lt;span style="color: #d89000"&gt;<text:span text:style-name="T5185">鼩</text:span>&lt;/span&gt;&lt;span style="color: #d89000"&gt;<text:span text:style-name="T5186">渠</text:span>&lt;/span&gt;&lt;span style="color: #d89000"&gt;<text:span text:style-name="T5187">蕖</text:span>&lt;/span&gt;&lt;span style="color: #d89000"&gt;<text:span text:style-name="T5188">磲</text:span>&lt;/span&gt;&lt;span style="color: #d89000"&gt;<text:span text:style-name="T5189">璩</text:span>&lt;/span&gt;&lt;span style="color: #d89000"&gt;<text:span text:style-name="T5190">蘧</text:span>&lt;/span&gt;&lt;span style="color: #d89000"&gt;<text:span text:style-name="T5191">籧</text:span>&lt;/span&gt;&lt;span style="color: #d89000"&gt;<text:span text:style-name="T5192">瞿</text:span>&lt;/span&gt;&lt;span style="color: #d89000"&gt;<text:span text:style-name="T5193">氍</text:span>&lt;/span&gt;&lt;span style="color: #d89000"&gt;<text:span text:style-name="T5194">臞</text:span>&lt;/span&gt;&lt;span style="color: #d89000"&gt;<text:span text:style-name="T5195">蠷</text:span>&lt;/span&gt;&lt;span style="color: #d89000"&gt;<text:span text:style-name="T5196">衢</text:span>&lt;/span&gt;&lt;span style="color: #d89000"&gt;<text:span text:style-name="T5197">躣</text:span>&lt;/span&gt;&lt;span&gt;&lt;br&gt;&lt;/span&gt;&lt;span style="color: #0000ff"&gt;<text:span text:style-name="T5198">去</text:span>&lt;/span&gt;&lt;span style="color: #0000ff"&gt;<text:span text:style-name="T5199">麮</text:span>&lt;/span&gt;&lt;span style="color: #00a000"&gt;<text:span text:style-name="T5200">娶</text:span>&lt;/span&gt;&lt;span style="color: #0000ff"&gt;<text:span text:style-name="T5201">趣</text:span>&lt;/span&gt;&lt;span style="color: #ff0000"&gt;<text:span text:style-name="T5202">漆</text:span>&lt;/span&gt;&lt;span&gt;&lt;br&gt;&lt;/span&gt;&lt;span style="color: #00a000"&gt;<text:span text:style-name="T5203">曲</text:span>&lt;/span&gt;&lt;span style="color: #00a000"&gt;<text:span text:style-name="T5204">取</text:span>&lt;/span&gt;&lt;span style="color: #00a000"&gt;<text:span text:style-name="T5205">娶</text:span>&lt;/span&gt;&lt;span style="color: #0000ff"&gt;<text:span text:style-name="T5206">麮</text:span>&lt;/span&gt;&lt;span&gt;&lt;br&gt;&lt;/span&gt;&lt;span style="color: #00a000"&gt;<text:span text:style-name="T5207">凵</text:span>&lt;/span&gt;&lt;span style="color: #00a000"&gt;<text:span text:style-name="T5208">曲</text:span>&lt;/span&gt;&lt;span style="color: #ff0000"&gt;<text:span text:style-name="T5209">蛐</text:span>&lt;/span&gt;&lt;span style="color: #ff0000"&gt;<text:span text:style-name="T5210">沏</text:span>&lt;/span&gt;&lt;span style="color: #ff0000"&gt;<text:span text:style-name="T5211">佉</text:span>&lt;/span&gt;&lt;span style="color: #ff0000"&gt;<text:span text:style-name="T5212">呿</text:span>&lt;/span&gt;&lt;span style="color: #ff0000"&gt;<text:span text:style-name="T5213">胠</text:span>&lt;/span&gt;&lt;span style="color: #ff0000"&gt;<text:span text:style-name="T5214">祛</text:span>&lt;/span&gt;&lt;span style="color: #ff0000"&gt;<text:span text:style-name="T5215">袪</text:span>&lt;/span&gt;&lt;span style="color: #ff0000"&gt;<text:span text:style-name="T5216">屈</text:span>&lt;/span&gt;&lt;span style="color: #d89000"&gt;<text:span text:style-name="T5217">镼</text:span>&lt;/span&gt;&lt;span style="color: #ff0000"&gt;<text:span text:style-name="T5218">敺</text:span>&lt;/span&gt;&lt;span style="color: #ff0000"&gt;<text:span text:style-name="T5219">蛆</text:span>&lt;/span&gt;&lt;span style="color: #d89000"&gt;<text:span text:style-name="T5220">瞿</text:span>&lt;/span&gt;&lt;span&gt;&lt;br&gt;&lt;/span&gt;&lt;span<text:s/><text:soft-page-break/>style="color: #d89000"&gt;<text:span text:style-name="T5221">全</text:span>&lt;/span&gt;&lt;span style="color: #d89000"&gt;<text:span text:style-name="T5222">佺</text:span>&lt;/span&gt;&lt;span style="color: #d89000"&gt;<text:span text:style-name="T5223">荃</text:span>&lt;/span&gt;&lt;span style="color: #d89000"&gt;<text:span text:style-name="T5224">牷</text:span>&lt;/span&gt;&lt;span style="color: #d89000"&gt;<text:span text:style-name="T5225">痊</text:span>&lt;/span&gt;&lt;span style="color: #d89000"&gt;<text:span text:style-name="T5226">筌</text:span>&lt;/span&gt;&lt;span style="color: #d89000"&gt;<text:span text:style-name="T5227">跧</text:span>&lt;/span&gt;&lt;span style="color: #d89000"&gt;<text:span text:style-name="T5228">醛</text:span>&lt;/span&gt;&lt;span style="color: #00a000"&gt;<text:span text:style-name="T5229">卷</text:span>&lt;/span&gt;&lt;span style="color: #d89000"&gt;<text:span text:style-name="T5230">拳</text:span>&lt;/span&gt;&lt;span style="color: #d89000"&gt;<text:span text:style-name="T5231">惓</text:span>&lt;/span&gt;&lt;span style="color: #d89000"&gt;<text:span text:style-name="T5232">蜷</text:span>&lt;/span&gt;&lt;span style="color: #d89000"&gt;<text:span text:style-name="T5233">踡</text:span>&lt;/span&gt;&lt;span style="color: #d89000"&gt;<text:span text:style-name="T5234">鬈</text:span>&lt;/span&gt;&lt;span style="color: #d89000"&gt;<text:span text:style-name="T5235">泉</text:span>&lt;/span&gt;&lt;span style="color: #d89000"&gt;<text:span text:style-name="T5236">縓</text:span>&lt;/span&gt;&lt;span&gt;&lt;br&gt;&lt;/span&gt;&lt;span style="color: #0000ff"&gt;<text:span text:style-name="T5237">券</text:span>&lt;/span&gt;&lt;span style="color: #ff0000"&gt;<text:span text:style-name="T5238">圈</text:span>&lt;/span&gt;&lt;span&gt;&lt;br&gt;&lt;/span&gt;&lt;span style="color: #00a000"&gt;<text:span text:style-name="T5239">犬</text:span>&lt;/span&gt;&lt;span style="color: #00a000"&gt;<text:span text:style-name="T5240">畎</text:span>&lt;/span&gt;&lt;span style="color: #00a000"&gt;<text:span text:style-name="T5241">甽</text:span>&lt;/span&gt;&lt;span&gt;&lt;br&gt;&lt;/span&gt;&lt;span style="color: #0000ff"&gt;<text:span text:style-name="T5242">弮</text:span>&lt;/span&gt;&lt;span style="color: #ff0000"&gt;<text:span text:style-name="T5243">圈</text:span>&lt;/span&gt;&lt;span style="color: #ff0000"&gt;<text:span text:style-name="T5244">棬</text:span>&lt;/span&gt;&lt;span style="color: #ff0000"&gt;<text:span text:style-name="T5245">悛</text:span>&lt;/span&gt;&lt;span&gt;&lt;br&gt;&lt;/span&gt;&lt;span style="color: #d89000"&gt;<text:span text:style-name="T5246">瘸</text:span>&lt;/span&gt;&lt;span&gt;&lt;br&gt;&lt;/span&gt;&lt;span style="color: #0000ff"&gt;<text:span text:style-name="T5247">怯</text:span>&lt;/span&gt;&lt;span style="color: #0000ff"&gt;<text:span text:style-name="T5248">恪</text:span>&lt;/span&gt;&lt;span style="color: #0000ff"&gt;<text:span text:style-name="T5249">埆</text:span>&lt;/span&gt;&lt;span style="color: #0000ff"&gt;<text:span text:style-name="T5250">确</text:span>&lt;/span&gt;&lt;span style="color: #0000ff"&gt;<text:span text:style-name="T5251">雀</text:span>&lt;/span&gt;&lt;span style="color: #0000ff"&gt;<text:span text:style-name="T5252">碏</text:span>&lt;/span&gt;&lt;span style="color: #d89000"&gt;<text:span text:style-name="T5253">踖</text:span>&lt;/span&gt;&lt;span style="color: #0000ff"&gt;<text:span text:style-name="T5254">搉</text:span>&lt;/span&gt;&lt;span style="color: #0000ff"&gt;<text:span text:style-name="T5255">榷</text:span>&lt;/span&gt;&lt;span style="color: #0000ff"&gt;<text:span text:style-name="T5256">碻</text:span>&lt;/span&gt;&lt;span&gt;&lt;br&gt;&lt;/span&gt;&lt;span style="color: #0000ff"&gt;<text:span text:style-name="T5257">炔</text:span>&lt;/span&gt;&lt;span style="color: #ff0000"&gt;<text:span text:style-name="T5258">缺</text:span>&lt;/span&gt;&lt;span&gt;&lt;br&gt;&lt;/span&gt;&lt;span style="color: #d89000"&gt;<text:span text:style-name="T5259">裙</text:span>&lt;/span&gt;&lt;span style="color: #d89000"&gt;<text:span text:style-name="T5260">群</text:span>&lt;/span&gt;&lt;span style="color: #ff0000"&gt;<text:span text:style-name="T5261">麇</text:span>&lt;/span&gt;&lt;span&gt;&lt;br&gt;&lt;/span&gt;&lt;span style="color: #ff0000"&gt;<text:span text:style-name="T5262">逡</text:span>&lt;/span&gt;&lt;span style="color: #ff0000"&gt;<text:span text:style-name="T5263">踆</text:span>&lt;/span&gt;&lt;span&gt;&lt;br&gt;&lt;/span&gt;&lt;span style="color: #d89000"&gt;<text:span text:style-name="T5264">呥</text:span>&lt;/span&gt;&lt;span style="color: #d89000"&gt;<text:span text:style-name="T5265">袡</text:span>&lt;/span&gt;&lt;span style="color: #d89000"&gt;<text:span text:style-name="T5266">髯</text:span>&lt;/span&gt;&lt;span style="color: #d89000"&gt;<text:span text:style-name="T5267">然</text:span>&lt;/span&gt;&lt;span style="color: #d89000"&gt;<text:span text:style-name="T5268">燃</text:span>&lt;/span&gt;&lt;span&gt;&lt;br&gt;&lt;/span&gt;&lt;span style="color: #00a000"&gt;<text:span text:style-name="T5269">冉</text:span>&lt;/span&gt;&lt;span style="color: #00a000"&gt;<text:span text:style-name="T5270">姌</text:span>&lt;/span&gt;&lt;span style="color: #00a000"&gt;<text:span text:style-name="T5271">苒</text:span>&lt;/span&gt;&lt;span style="color: #00a000"&gt;<text:span text:style-name="T5272">染</text:span>&lt;/span&gt;&lt;span style="color: #00a000"&gt;<text:span text:style-name="T5273">橪</text:span>&lt;/span&gt;&lt;span&gt;&lt;br&gt;&lt;/span&gt;&lt;span style="color: #d89000"&gt;<text:span text:style-name="T5274">勷</text:span>&lt;/span&gt;&lt;span style="color: #d89000"&gt;<text:span text:style-name="T5275">儴</text:span>&lt;/span&gt;&lt;span style="color: #d89000"&gt;<text:span text:style-name="T5276">瀼</text:span>&lt;/span&gt;&lt;span style="color: #00a000"&gt;<text:span text:style-name="T5277">攘</text:span>&lt;/span&gt;&lt;span style="color: #d89000"&gt;<text:span text:style-name="T5278">蘘</text:span>&lt;/span&gt;&lt;span style="color: #d89000"&gt;<text:span text:style-name="T5279">瓤</text:span>&lt;/span&gt;&lt;span style="color: #d89000"&gt;<text:span text:style-name="T5280">禳</text:span>&lt;/span&gt;&lt;span style="color: #d89000"&gt;<text:span text:style-name="T5281">穰</text:span>&lt;/span&gt;&lt;span&gt;&lt;br&gt;&lt;/span&gt;&lt;span style="color: #d89000"&gt;<text:span text:style-name="T5282">瀼</text:span>&lt;/span&gt;&lt;span style="color: #0000ff"&gt;<text:span text:style-name="T5283">懹</text:span>&lt;/span&gt;&lt;span&gt;&lt;br&gt;&lt;/span&gt;&lt;span style="color: #00a000"&gt;<text:span text:style-name="T5284">壤</text:span>&lt;/span&gt;&lt;span style="color: #00a000"&gt;<text:span text:style-name="T5285">攘</text:span>&lt;/span&gt;&lt;span style="color:<text:s/><text:span text:style-name="T5286">#00a000"&gt;</text:span><text:span text:style-name="T5287">嚷</text:span><text:span text:style-name="T5288">&lt;/span&gt;&lt;span style="color: #d89000"&gt;</text:span><text:span text:style-name="T5289">穰</text:span><text:span text:style-name="T5290">&lt;/span&gt;&lt;span style="color: #0000ff"&gt;</text:span><text:span text:style-name="T5291">蠰</text:span><text:span text:style-name="T5292">&lt;/span&gt;&lt;span style="color: #d89000"&gt;</text:span><text:span text:style-name="T5293">躟</text:span><text:span text:style-name="T5294">&lt;/span&gt;&lt;span&gt;&lt;br&gt;&lt;/span&gt;&lt;span style="color: #00a000"&gt;</text:span><text:span text:style-name="T5295">嚷</text:span><text:span text:style-name="T5296">&lt;/span&gt;&lt;span&gt;&lt;br&gt;&lt;/span&gt;&lt;span style="color: #0000ff"&gt;</text:span><text:span text:style-name="T5297">遶</text:span><text:span text:style-name="T5298">&lt;/span&gt;</text:span></text:p>
      <text:p text:style-name="Normal">&lt;span style="color: #0000ff"&gt;<text:span text:style-name="T5299">若</text:span>&lt;/span&gt;&lt;span style="color: #0000ff"&gt;<text:span text:style-name="T5300">喏</text:span>&lt;/span&gt;&lt;span style="color: #00a000"&gt;<text:span text:style-name="T5301">惹</text:span>&lt;/span&gt;&lt;span&gt;&lt;br&gt;&lt;/span&gt;&lt;span&gt;&lt;br&gt;&lt;/span&gt;&lt;span style="color: #d89000"&gt;<text:span text:style-name="T5302">人</text:span>&lt;/span&gt;&lt;span style="color: #d89000"&gt;<text:span text:style-name="T5303">儿</text:span>&lt;/span&gt;&lt;span style="color: #d89000"&gt;<text:span text:style-name="T5304">壬</text:span>&lt;/span&gt;&lt;span style="color: #0000ff"&gt;<text:span text:style-name="T5305">任</text:span>&lt;/span&gt;&lt;span style="color: #0000ff"&gt;<text:span text:style-name="T5306">妊</text:span>&lt;/span&gt;&lt;span style="color: #0000ff"&gt;<text:span text:style-name="T5307">鵀</text:span>&lt;/span&gt;&lt;span style="color: #d89000"&gt;<text:span text:style-name="T5308">仁</text:span>&lt;/span&gt;&lt;span&gt;<text:span text:style-name="T5309">𡈼</text:span><text:soft-page-break/>&lt;/span&gt;&lt;span&gt;&lt;br&gt;&lt;/span&gt;&lt;span&gt;&lt;br&gt;&lt;/span&gt;&lt;span style="color: #0000ff"&gt;<text:span text:style-name="T5310">刃</text:span>&lt;/span&gt;&lt;span style="color: #0000ff"&gt;<text:span text:style-name="T5311">仞</text:span>&lt;/span&gt;&lt;span style="color: #0000ff"&gt;<text:span text:style-name="T5312">牣</text:span>&lt;/span&gt;&lt;span style="color: #0000ff"&gt;<text:span text:style-name="T5313">肕</text:span>&lt;/span&gt;&lt;span style="color: #0000ff"&gt;<text:span text:style-name="T5314">任</text:span>&lt;/span&gt;&lt;span style="color: #0000ff"&gt;<text:span text:style-name="T5315">妊</text:span>&lt;/span&gt;&lt;span style="color: #0000ff"&gt;<text:span text:style-name="T5316">衽</text:span>&lt;/span&gt;&lt;span style="color: #0000ff"&gt;<text:span text:style-name="T5317">恁</text:span>&lt;/span&gt;&lt;span style="color: #0000ff"&gt;<text:span text:style-name="T5318">葚</text:span>&lt;/span&gt;&lt;span&gt;&lt;br&gt;&lt;/span&gt;&lt;span&gt;&lt;br&gt;&lt;/span&gt;&lt;span style="color: #00a000"&gt;<text:span text:style-name="T5319">忍</text:span>&lt;/span&gt;&lt;span style="color: #00a000"&gt;<text:span text:style-name="T5320">荵</text:span>&lt;/span&gt;&lt;span style="color: #00a000"&gt;<text:span text:style-name="T5321">荏</text:span>&lt;/span&gt;&lt;span style="color: #00a000"&gt;<text:span text:style-name="T5322">腍</text:span>&lt;/span&gt;&lt;span style="color: #00a000"&gt;<text:span text:style-name="T5323">稔</text:span>&lt;/span&gt;&lt;span&gt;&lt;br&gt;&lt;/span&gt;&lt;span&gt;&lt;br&gt;&lt;/span&gt;&lt;span style="color: #d89000"&gt;<text:span text:style-name="T5324">仍</text:span>&lt;/span&gt;&lt;span style="color: #ff0000"&gt;<text:span text:style-name="T5325">扔</text:span>&lt;/span&gt;&lt;span style="color: #d89000"&gt;<text:span text:style-name="T5326">礽</text:span>&lt;/span&gt;&lt;span style="color: #d89000"&gt;<text:span text:style-name="T5327">陾</text:span>&lt;/span&gt;&lt;span&gt;&lt;br&gt;&lt;/span&gt;&lt;span&gt;&lt;br&gt;&lt;/span&gt;&lt;span style="color: #ff0000"&gt;<text:span text:style-name="T5328">扔</text:span>&lt;/span&gt;&lt;span&gt;&lt;br&gt;&lt;/span&gt;&lt;span&gt;&lt;br&gt;&lt;/span&gt;&lt;span style="color: #ff0000"&gt;<text:span text:style-name="T5329">扔</text:span>&lt;/span&gt;&lt;span&gt;&lt;br&gt;&lt;/span&gt;&lt;span&gt;&lt;br&gt;&lt;/span&gt;&lt;span style="color: #ff0000"&gt;<text:span text:style-name="T5330">扔</text:span>&lt;/span&gt;&lt;span&gt;&lt;br&gt;&lt;/span&gt;&lt;span&gt;&lt;br&gt;&lt;/span&gt;&lt;span style="color: #0000ff"&gt;<text:span text:style-name="T5331">入</text:span>&lt;/span&gt;&lt;span style="color: #0000ff"&gt;<text:span text:style-name="T5332">日</text:span>&lt;/span&gt;&lt;span&gt;&lt;br&gt;&lt;/span&gt;&lt;span&gt;&lt;br&gt;&lt;/span&gt;&lt;span style="color: #d89000"&gt;<text:span text:style-name="T5333">戎</text:span>&lt;/span&gt;&lt;span style="color: #d89000"&gt;<text:span text:style-name="T5334">狨</text:span>&lt;/span&gt;&lt;span style="color: #d89000"&gt;<text:span text:style-name="T5335">茙</text:span>&lt;/span&gt;&lt;span style="color: #d89000"&gt;<text:span text:style-name="T5336">毧</text:span>&lt;/span&gt;&lt;span style="color: #d89000"&gt;<text:span text:style-name="T5337">羢</text:span>&lt;/span&gt;&lt;span style="color: #d89000"&gt;<text:span text:style-name="T5338">肜</text:span>&lt;/span&gt;&lt;span style="color: #d89000"&gt;<text:span text:style-name="T5339">容</text:span>&lt;/span&gt;&lt;span style="color: #d89000"&gt;<text:span text:style-name="T5340">溶</text:span>&lt;/span&gt;&lt;span style="color: #d89000"&gt;<text:span text:style-name="T5341">熔</text:span>&lt;/span&gt;&lt;span style="color: #d89000"&gt;<text:span text:style-name="T5342">瑢</text:span>&lt;/span&gt;&lt;span style="color: #d89000"&gt;<text:span text:style-name="T5343">榕</text:span>&lt;/span&gt;&lt;span style="color: #d89000"&gt;<text:span text:style-name="T5344">蓉</text:span>&lt;/span&gt;&lt;span style="color: #d89000"&gt;<text:span text:style-name="T5345">茸</text:span>&lt;/span&gt;&lt;span style="color: #0000ff"&gt;<text:span text:style-name="T5346">髶</text:span>&lt;/span&gt;&lt;span style="color: #d89000"&gt;<text:span text:style-name="T5347">融</text:span>&lt;/span&gt;&lt;span&gt;&lt;br&gt;&lt;/span&gt;&lt;span&gt;&lt;br&gt;&lt;/span&gt;&lt;span style="color: #00a000"&gt;<text:span text:style-name="T5348">冗</text:span>&lt;/span&gt;&lt;span style="color: #d89000"&gt;<text:span text:style-name="T5349">茸</text:span>&lt;/span&gt;&lt;span style="color: #00a000"&gt;<text:span text:style-name="T5350">氄</text:span>&lt;/span&gt;&lt;span&gt;&lt;br&gt;&lt;/span&gt;&lt;span&gt;&lt;br&gt;&lt;/span&gt;&lt;span style="color: #d89000"&gt;<text:span text:style-name="T5351">厹</text:span>&lt;/span&gt;&lt;span style="color: #d89000"&gt;<text:span text:style-name="T5352">禸</text:span>&lt;/span&gt;&lt;span style="color: #d89000"&gt;<text:span text:style-name="T5353">柔</text:span>&lt;/span&gt;&lt;span style="color: #d89000"&gt;<text:span text:style-name="T5354">揉</text:span>&lt;/span&gt;&lt;span style="color: #d89000"&gt;<text:span text:style-name="T5355">蹂</text:span>&lt;/span&gt;&lt;span style="color: #d89000"&gt;<text:span text:style-name="T5356">鞣</text:span>&lt;/span&gt;&lt;span style="color: #d89000"&gt;<text:span text:style-name="T5357">煣</text:span>&lt;/span&gt;&lt;span&gt;&lt;br&gt;&lt;/span&gt;&lt;span&gt;&lt;br&gt;&lt;/span&gt;&lt;span style="color: #0000ff"&gt;<text:span text:style-name="T5358">肉</text:span>&lt;/span&gt;&lt;span&gt;&lt;br&gt;&lt;/span&gt;&lt;span&gt;&lt;br&gt;&lt;/span&gt;&lt;span style="color: #d89000"&gt;<text:span text:style-name="T5359">糅</text:span>&lt;/span&gt;&lt;span&gt;&lt;br&gt;&lt;/span&gt;&lt;span&gt;&lt;br&gt;&lt;/span&gt;&lt;span style="color: #d89000"&gt;<text:span text:style-name="T5360">如</text:span>&lt;/span&gt;&lt;span style="color: #d89000"&gt;<text:span text:style-name="T5361">侞</text:span>&lt;/span&gt;&lt;span style="color: #d89000"&gt;<text:span text:style-name="T5362">帤</text:span>&lt;/span&gt;&lt;span style="color: #d89000"&gt;<text:span text:style-name="T5363">茹</text:span>&lt;/span&gt;&lt;span style="color: #d89000"&gt;<text:span text:style-name="T5364">挐</text:span>&lt;/span&gt;&lt;span style="color: #d89000"&gt;<text:span text:style-name="T5365">袽</text:span>&lt;/span&gt;&lt;span style="color: #d89000"&gt;<text:span text:style-name="T5366">蒘</text:span>&lt;/span&gt;&lt;span style="color: #ff0000"&gt;<text:span text:style-name="T5367">需</text:span>&lt;/span&gt;&lt;span style="color: #d89000"&gt;<text:span text:style-name="T5368">儒</text:span>&lt;/span&gt;&lt;span style="color: #d89000"&gt;<text:span text:style-name="T5369">濡</text:span>&lt;/span&gt;&lt;span style="color: #d89000"&gt;<text:span text:style-name="T5370">嚅</text:span>&lt;/span&gt;&lt;span style="color: #ff0000"&gt;<text:span text:style-name="T5371">嬬</text:span>&lt;/span&gt;&lt;span style="color: #d89000"&gt;<text:span text:style-name="T5372">孺</text:span>&lt;/span&gt;&lt;span style="color: #d89000"&gt;<text:span text:style-name="T5373">薷</text:span>&lt;/span&gt;&lt;span style="color: #0000ff"&gt;<text:span text:style-name="T5374">臑</text:span>&lt;/span&gt;&lt;span style="color: #d89000"&gt;<text:span text:style-name="T5375">襦</text:span>&lt;/span&gt;&lt;span style="color: #d89000"&gt;<text:span text:style-name="T5376">蠕</text:span>&lt;/span&gt;&lt;span style="color: #d89000"&gt;<text:span text:style-name="T5377">醹</text:span>&lt;/span&gt;&lt;span&gt;<text:span text:style-name="T5378">䰰</text:span>&lt;/span&gt;&lt;span&gt;&lt;br&gt;&lt;/span&gt;&lt;span&gt;&lt;br&gt;&lt;/span&gt;&lt;span style="color: #0000ff"&gt;<text:span text:style-name="T5379">入</text:span>&lt;/span&gt;&lt;span style="color: #0000ff"&gt;<text:span text:style-name="T5380">肉</text:span>&lt;/span&gt;&lt;span style="color: #0000ff"&gt;<text:span text:style-name="T5381">洳</text:span>&lt;/span&gt;&lt;span style="color: #d89000"&gt;<text:span text:style-name="T5382">茹</text:span>&lt;/span&gt;&lt;span style="color: #00a000"&gt;<text:span text:style-name="T5383">辱</text:span>&lt;/span&gt;&lt;span style="color: #0000ff"&gt;<text:span text:style-name="T5384">溽</text:span>&lt;/span&gt;&lt;span style="color: #0000ff"&gt;<text:span text:style-name="T5385">鄏</text:span>&lt;/span&gt;&lt;span<text:s/><text:soft-page-break/>style="color: #0000ff"&gt;<text:span text:style-name="T5386">蓐</text:span>&lt;/span&gt;&lt;span style="color: #0000ff"&gt;<text:span text:style-name="T5387">褥</text:span>&lt;/span&gt;&lt;span style="color: #00a000"&gt;<text:span text:style-name="T5388">擩</text:span>&lt;/span&gt;&lt;span&gt;&lt;br&gt;&lt;/span&gt;&lt;span&gt;&lt;br&gt;&lt;/span&gt;&lt;span style="color: #0000ff"&gt;<text:span text:style-name="T5389">入</text:span>&lt;/span&gt;&lt;span style="color: #00a000"&gt;<text:span text:style-name="T5390">女</text:span>&lt;/span&gt;&lt;span style="color: #00a000"&gt;<text:span text:style-name="T5391">汝</text:span>&lt;/span&gt;&lt;span style="color: #00a000"&gt;<text:span text:style-name="T5392">乳</text:span>&lt;/span&gt;&lt;span style="color: #00a000"&gt;<text:span text:style-name="T5393">辱</text:span>&lt;/span&gt;&lt;span&gt;&lt;br&gt;&lt;/span&gt;&lt;span&gt;&lt;br&gt;&lt;/span&gt;&lt;span style="color: #d89000"&gt;<text:span text:style-name="T5394">堧</text:span>&lt;/span&gt;&lt;span style="color: #d89000"&gt;<text:span text:style-name="T5395">撋</text:span>&lt;/span&gt;&lt;span&gt;&lt;br&gt;&lt;/span&gt;&lt;span&gt;&lt;br&gt;&lt;/span&gt;&lt;span style="color: #00a000"&gt;<text:span text:style-name="T5396">阮</text:span>&lt;/span&gt;&lt;span style="color: #00a000"&gt;<text:span text:style-name="T5397">耎</text:span>&lt;/span&gt;&lt;span style="color: #00a000"&gt;<text:span text:style-name="T5398">蝡</text:span>&lt;/span&gt;&lt;span style="color: #00a000"&gt;<text:span text:style-name="T5399">瓀</text:span>&lt;/span&gt;&lt;span style="color: #d89000"&gt;<text:span text:style-name="T5400">蠕</text:span>&lt;/span&gt;&lt;span&gt;&lt;br&gt;&lt;/span&gt;&lt;span&gt;&lt;br&gt;&lt;/span&gt;&lt;span style="color: #d89000"&gt;<text:span text:style-name="T5401">蕤</text:span>&lt;/span&gt;&lt;span style="color: #d89000"&gt;<text:span text:style-name="T5402">緌</text:span>&lt;/span&gt;&lt;span&gt;&lt;br&gt;&lt;/span&gt;&lt;span&gt;&lt;br&gt;&lt;/span&gt;&lt;span style="color: #0000ff"&gt;<text:span text:style-name="T5403">汭</text:span>&lt;/span&gt;&lt;span style="color: #0000ff"&gt;<text:span text:style-name="T5404">枘</text:span>&lt;/span&gt;&lt;span style="color: #0000ff"&gt;<text:span text:style-name="T5405">芮</text:span>&lt;/span&gt;&lt;span style="color: #0000ff"&gt;<text:span text:style-name="T5406">蚋</text:span>&lt;/span&gt;&lt;span style="color: #0000ff"&gt;<text:span text:style-name="T5407">蜹</text:span>&lt;/span&gt;&lt;span style="color: #0000ff"&gt;<text:span text:style-name="T5408">瑞</text:span>&lt;/span&gt;&lt;span style="color: #0000ff"&gt;<text:span text:style-name="T5409">睿</text:span>&lt;/span&gt;&lt;span style="color: #0000ff"&gt;<text:span text:style-name="T5410">叡</text:span>&lt;/span&gt;&lt;span&gt;&lt;br&gt;&lt;/span&gt;&lt;span&gt;&lt;br&gt;&lt;/span&gt;&lt;span style="color: #d89000"&gt;<text:span text:style-name="T5411">桵</text:span>&lt;/span&gt;&lt;span style="color: #00a000"&gt;<text:span text:style-name="T5412">橤</text:span>&lt;/span&gt;&lt;span style="color: #00a000"&gt;<text:span text:style-name="T5413">蕊</text:span>&lt;/span&gt;&lt;span style="color: #00a000"&gt;<text:span text:style-name="T5414">繠</text:span>&lt;/span&gt;&lt;span&gt;&lt;br&gt;&lt;/span&gt;&lt;span&gt;&lt;br&gt;&lt;/span&gt;&lt;span style="color: #d89000"&gt;<text:span text:style-name="T5415">犉</text:span>&lt;/span&gt;&lt;span&gt;&lt;br&gt;&lt;/span&gt;&lt;span&gt;&lt;br&gt;&lt;/span&gt;&lt;span&gt;&lt;br&gt;&lt;/span&gt;&lt;span&gt;&lt;br&gt;&lt;/span&gt;&lt;span style="color: #0000ff"&gt;<text:span text:style-name="T5416">叒</text:span>&lt;/span&gt;&lt;span style="color: #0000ff"&gt;<text:span text:style-name="T5417">若</text:span>&lt;/span&gt;&lt;span style="color: #0000ff"&gt;<text:span text:style-name="T5418">偌</text:span>&lt;/span&gt;&lt;span style="color: #0000ff"&gt;<text:span text:style-name="T5419">渃</text:span>&lt;/span&gt;&lt;span style="color: #0000ff"&gt;<text:span text:style-name="T5420">鄀</text:span>&lt;/span&gt;&lt;span style="color: #0000ff"&gt;<text:span text:style-name="T5421">弱</text:span>&lt;/span&gt;&lt;span style="color: #0000ff"&gt;<text:span text:style-name="T5422">蒻</text:span>&lt;/span&gt;&lt;span style="color: #0000ff"&gt;<text:span text:style-name="T5423">篛</text:span>&lt;/span&gt;&lt;span style="color: #0000ff"&gt;<text:span text:style-name="T5424">箬</text:span>&lt;/span&gt;&lt;span style="color: #0000ff"&gt;<text:span text:style-name="T5425">婼</text:span>&lt;/span&gt;&lt;span&gt;&lt;br&gt;&lt;/span&gt;&lt;span&gt;&lt;br&gt;&lt;/span&gt;&lt;span style="color: #ff0000"&gt;<text:span text:style-name="T5426">挲</text:span>&lt;/span&gt;&lt;span&gt;&lt;br&gt;&lt;/span&gt;&lt;span&gt;&lt;br&gt;&lt;/span&gt;&lt;span style="color: #0000ff"&gt;<text:span text:style-name="T5427">卅</text:span>&lt;/span&gt;&lt;span style="color: #ff0000"&gt;<text:span text:style-name="T5428">趿</text:span>&lt;/span&gt;&lt;span style="color: #0000ff"&gt;<text:span text:style-name="T5429">蔡</text:span>&lt;/span&gt;&lt;span style="color: #0000ff"&gt;<text:span text:style-name="T5430">躠</text:span>&lt;/span&gt;&lt;span&gt;&lt;br&gt;&lt;/span&gt;&lt;span&gt;&lt;br&gt;&lt;/span&gt;&lt;span style="color: #00a000"&gt;<text:span text:style-name="T5431">洒</text:span>&lt;/span&gt;&lt;span style="color: #00a000"&gt;<text:span text:style-name="T5432">靸</text:span>&lt;/span&gt;&lt;span style="color: #ff0000"&gt;<text:span text:style-name="T5433">撒</text:span>&lt;/span&gt;&lt;span&gt;&lt;br&gt;&lt;/span&gt;&lt;span&gt;&lt;br&gt;&lt;/span&gt;&lt;span style="color: #ff0000"&gt;<text:span text:style-name="T5434">三</text:span>&lt;/span&gt;&lt;span style="color: #ff0000"&gt;<text:span text:style-name="T5435">仨</text:span>&lt;/span&gt;&lt;span style="color: #ff0000"&gt;<text:span text:style-name="T5436">撒</text:span>&lt;/span&gt;&lt;span&gt;&lt;br&gt;&lt;/span&gt;&lt;span&gt;&lt;br&gt;&lt;/span&gt;&lt;span&gt;&lt;br&gt;&lt;/span&gt;&lt;span&gt;&lt;br&gt;&lt;/span&gt;&lt;span style="color: #ff0000"&gt;<text:span text:style-name="T5437">塞</text:span>&lt;/span&gt;&lt;span style="color: #0000ff"&gt;<text:span text:style-name="T5438">簺</text:span>&lt;/span&gt;&lt;span&gt;&lt;br&gt;&lt;/span&gt;&lt;span&gt;&lt;br&gt;&lt;/span&gt;&lt;span style="color: #ff0000"&gt;<text:span text:style-name="T5439">思</text:span>&lt;/span&gt;&lt;span style="color: #ff0000"&gt;<text:span text:style-name="T5440">偲</text:span>&lt;/span&gt;&lt;span style="color: #ff0000"&gt;<text:span text:style-name="T5441">毸</text:span>&lt;/span&gt;&lt;span style="color: #ff0000"&gt;<text:span text:style-name="T5442">腮</text:span>&lt;/span&gt;&lt;span style="color: #ff0000"&gt;<text:span text:style-name="T5443">塞</text:span>&lt;/span&gt;&lt;span&gt;&lt;br&gt;&lt;/span&gt;&lt;span&gt;&lt;br&gt;&lt;/span&gt;&lt;span style="color: #ff0000"&gt;<text:span text:style-name="T5444">三</text:span>&lt;/span&gt;&lt;span style="color: #00a000"&gt;<text:span text:style-name="T5445">散</text:span>&lt;/span&gt;&lt;span&gt;&lt;br&gt;&lt;/span&gt;&lt;span&gt;&lt;br&gt;&lt;/span&gt;&lt;span style="color: #00a000"&gt;<text:span text:style-name="T5446">散</text:span>&lt;/span&gt;&lt;span style="color: #00a000"&gt;<text:span text:style-name="T5447">繖</text:span>&lt;/span&gt;&lt;span&gt;&lt;br&gt;&lt;/span&gt;&lt;span&gt;&lt;br&gt;&lt;/span&gt;&lt;span style="color: #ff0000"&gt;<text:span text:style-name="T5448">三</text:span>&lt;/span&gt;&lt;span style="color: #ff0000"&gt;<text:span text:style-name="T5449">参</text:span>&lt;/span&gt;&lt;span&gt;&lt;br&gt;&lt;/span&gt;&lt;span&gt;&lt;br&gt;&lt;/span&gt;&lt;span&gt;&lt;br&gt;&lt;/span&gt;&lt;span&gt;&lt;br&gt;&lt;/span&gt;&lt;span<text:s/><text:soft-page-break/>style="color: #00a000"&gt;<text:span text:style-name="T5450">搡</text:span>&lt;/span&gt;&lt;span style="color: #00a000"&gt;<text:span text:style-name="T5451">嗓</text:span>&lt;/span&gt;&lt;span style="color: #00a000"&gt;<text:span text:style-name="T5452">磉</text:span>&lt;/span&gt;&lt;span&gt;&lt;br&gt;&lt;/span&gt;&lt;span&gt;&lt;br&gt;&lt;/span&gt;&lt;span style="color: #ff0000"&gt;<text:span text:style-name="T5453">桑</text:span>&lt;/span&gt;&lt;span&gt;&lt;br&gt;&lt;/span&gt;&lt;span&gt;&lt;br&gt;&lt;/span&gt;&lt;span style="color: #ff0000"&gt;<text:span text:style-name="T5454">臊</text:span>&lt;/span&gt;&lt;span style="color: #0000ff"&gt;<text:span text:style-name="T5455">燥</text:span>&lt;/span&gt;&lt;span&gt;&lt;br&gt;&lt;/span&gt;&lt;span&gt;&lt;br&gt;&lt;/span&gt;&lt;span style="color: #00a000"&gt;<text:span text:style-name="T5456">嫂</text:span>&lt;/span&gt;&lt;span&gt;&lt;br&gt;&lt;/span&gt;&lt;span&gt;&lt;br&gt;&lt;/span&gt;&lt;span style="color: #ff0000"&gt;<text:span text:style-name="T5457">溞</text:span>&lt;/span&gt;&lt;span style="color: #ff0000"&gt;<text:span text:style-name="T5458">慅</text:span>&lt;/span&gt;&lt;span style="color: #ff0000"&gt;<text:span text:style-name="T5459">搔</text:span>&lt;/span&gt;&lt;span style="color: #0000ff"&gt;<text:span text:style-name="T5460">瘙</text:span>&lt;/span&gt;&lt;span style="color: #ff0000"&gt;<text:span text:style-name="T5461">艘</text:span>&lt;/span&gt;&lt;span style="color: #ff0000"&gt;<text:span text:style-name="T5462">臊</text:span>&lt;/span&gt;&lt;span&gt;&lt;br&gt;&lt;/span&gt;&lt;span&gt;&lt;br&gt;&lt;/span&gt;&lt;span style="color: #0000ff"&gt;<text:span text:style-name="T5463">色</text:span>&lt;/span&gt;&lt;span style="color: #ff0000"&gt;<text:span text:style-name="T5464">圾</text:span>&lt;/span&gt;&lt;span style="color: #ff0000"&gt;<text:span text:style-name="T5465">塞</text:span>&lt;/span&gt;&lt;span style="color: #0000ff"&gt;<text:span text:style-name="T5466">瑟</text:span>&lt;/span&gt;&lt;span style="color: #0000ff"&gt;<text:span text:style-name="T5467">璱</text:span>&lt;/span&gt;&lt;span style="color: #0000ff"&gt;<text:span text:style-name="T5468">濇</text:span>&lt;/span&gt;&lt;span style="color: #0000ff"&gt;<text:span text:style-name="T5469">轖</text:span>&lt;/span&gt;&lt;span&gt;&lt;br&gt;&lt;/span&gt;&lt;span&gt;&lt;br&gt;&lt;/span&gt;&lt;span style="color: #ff0000"&gt;<text:span text:style-name="T5470">塞</text:span>&lt;/span&gt;&lt;span&gt;&lt;br&gt;&lt;/span&gt;&lt;span&gt;&lt;br&gt;&lt;/span&gt;&lt;span style="color: #ff0000"&gt;<text:span text:style-name="T5471">森</text:span>&lt;/span&gt;&lt;span&gt;&lt;br&gt;&lt;/span&gt;&lt;span&gt;&lt;br&gt;&lt;/span&gt;&lt;span style="color: #ff0000"&gt;<text:span text:style-name="T5472">僧</text:span>&lt;/span&gt;&lt;span style="color: #ff0000"&gt;<text:span text:style-name="T5473">鬙</text:span>&lt;/span&gt;&lt;span&gt;&lt;br&gt;&lt;/span&gt;&lt;span&gt;&lt;br&gt;&lt;/span&gt;&lt;span style="color: #ff0000"&gt;<text:span text:style-name="T5474">挲</text:span>&lt;/span&gt;&lt;span&gt;&lt;br&gt;&lt;/span&gt;&lt;span&gt;&lt;br&gt;&lt;/span&gt;&lt;span style="color: #d89000"&gt;<text:span text:style-name="T5475">啥</text:span>&lt;/span&gt;&lt;span&gt;&lt;br&gt;&lt;/span&gt;&lt;span&gt;&lt;br&gt;&lt;/span&gt;&lt;span style="color: #00a000"&gt;<text:span text:style-name="T5476">唼</text:span>&lt;/span&gt;&lt;span style="color: #0000ff"&gt;<text:span text:style-name="T5477">翣</text:span>&lt;/span&gt;&lt;span style="color: #0000ff"&gt;<text:span text:style-name="T5478">霎</text:span>&lt;/span&gt;&lt;span style="color: #d89000"&gt;<text:span text:style-name="T5479">啑</text:span>&lt;/span&gt;&lt;span style="color: #0000ff"&gt;<text:span text:style-name="T5480">萐</text:span>&lt;/span&gt;&lt;span style="color: #0000ff"&gt;<text:span text:style-name="T5481">箑</text:span>&lt;/span&gt;&lt;span style="color: #0000ff"&gt;<text:span text:style-name="T5482">喢</text:span>&lt;/span&gt;&lt;span style="color: #0000ff"&gt;<text:span text:style-name="T5483">歃</text:span>&lt;/span&gt;&lt;span style="color: #d89000"&gt;<text:span text:style-name="T5484">嗄</text:span>&lt;/span&gt;&lt;span style="color: #ff0000"&gt;<text:span text:style-name="T5485">煞</text:span>&lt;/span&gt;&lt;span style="color: #0000ff"&gt;<text:span text:style-name="T5486">翜</text:span>&lt;/span&gt;&lt;span&gt;&lt;br&gt;&lt;/span&gt;&lt;span&gt;&lt;br&gt;&lt;/span&gt;&lt;span style="color: #00a000"&gt;<text:span text:style-name="T5487">傻</text:span>&lt;/span&gt;&lt;span&gt;&lt;br&gt;&lt;/span&gt;&lt;span&gt;&lt;br&gt;&lt;/span&gt;&lt;span style="color: #ff0000"&gt;<text:span text:style-name="T5488">沙</text:span>&lt;/span&gt;&lt;span style="color: #ff0000"&gt;<text:span text:style-name="T5489">砂</text:span>&lt;/span&gt;&lt;span style="color: #ff0000"&gt;<text:span text:style-name="T5490">唦</text:span>&lt;/span&gt;&lt;span style="color: #ff0000"&gt;<text:span text:style-name="T5491">猀</text:span>&lt;/span&gt;&lt;span style="color: #ff0000"&gt;<text:span text:style-name="T5492">莎</text:span>&lt;/span&gt;&lt;span style="color: #ff0000"&gt;<text:span text:style-name="T5493">痧</text:span>&lt;/span&gt;&lt;span style="color: #ff0000"&gt;<text:span text:style-name="T5494">裟</text:span>&lt;/span&gt;&lt;span style="color: #ff0000"&gt;<text:span text:style-name="T5495">杉</text:span>&lt;/span&gt;&lt;span style="color: #ff0000"&gt;<text:span text:style-name="T5496">蔱</text:span>&lt;/span&gt;&lt;span style="color: #ff0000"&gt;<text:span text:style-name="T5497">煞</text:span>&lt;/span&gt;&lt;span&gt;&lt;br&gt;&lt;/span&gt;&lt;span&gt;&lt;br&gt;&lt;/span&gt;&lt;span style="color: #0000ff"&gt;<text:span text:style-name="T5498">晒</text:span>&lt;/span&gt;&lt;span&gt;&lt;br&gt;&lt;/span&gt;&lt;span&gt;&lt;br&gt;&lt;/span&gt;&lt;span style="color: #0000ff"&gt;<text:span text:style-name="T5499">色</text:span>&lt;/span&gt;&lt;span style="color: #d89000"&gt;<text:span text:style-name="T5500">骰</text:span>&lt;/span&gt;&lt;span&gt;&lt;br&gt;&lt;/span&gt;&lt;span&gt;&lt;br&gt;&lt;/span&gt;&lt;span&gt;&lt;br&gt;&lt;/span&gt;&lt;span&gt;&lt;br&gt;&lt;/span&gt;&lt;span style="color: #0000ff"&gt;<text:span text:style-name="T5501">汕</text:span>&lt;/span&gt;&lt;span style="color: #0000ff"&gt;<text:span text:style-name="T5502">疝</text:span>&lt;/span&gt;&lt;span style="color: #0000ff"&gt;<text:span text:style-name="T5503">赸</text:span>&lt;/span&gt;&lt;span style="color: #0000ff"&gt;<text:span text:style-name="T5504">剡</text:span>&lt;/span&gt;&lt;span style="color: #0000ff"&gt;<text:span text:style-name="T5505">掞</text:span>&lt;/span&gt;&lt;span style="color: #ff0000"&gt;<text:span text:style-name="T5506">扇</text:span>&lt;/span&gt;&lt;span style="color: #0000ff"&gt;<text:span text:style-name="T5507">善</text:span>&lt;/span&gt;&lt;span style="color: #0000ff"&gt;<text:span text:style-name="T5508">鄯</text:span>&lt;/span&gt;&lt;span style="color: #0000ff"&gt;<text:span text:style-name="T5509">墡</text:span>&lt;/span&gt;&lt;span style="color: #0000ff"&gt;<text:span text:style-name="T5510">膳</text:span>&lt;/span&gt;&lt;span style="color: #0000ff"&gt;<text:span text:style-name="T5511">墠</text:span>&lt;/span&gt;&lt;span style="color: #0000ff"&gt;<text:span text:style-name="T5512">摲</text:span>&lt;/span&gt;&lt;span style="color: #d89000"&gt;<text:span text:style-name="T5513">儃</text:span>&lt;/span&gt;&lt;span style="color: #0000ff"&gt;<text:span text:style-name="T5514">擅</text:span>&lt;/span&gt;&lt;span style="color: #0000ff"&gt;<text:span text:style-name="T5515">嬗</text:span>&lt;/span&gt;&lt;span style="color: #0000ff"&gt;<text:span text:style-name="T5516">蟺</text:span><text:soft-page-break/>&lt;/span&gt;&lt;span&gt;&lt;br&gt;&lt;/span&gt;&lt;span&gt;&lt;br&gt;&lt;/span&gt;&lt;span style="color: #00a000"&gt;<text:span text:style-name="T5517">睒</text:span>&lt;/span&gt;&lt;span&gt;&lt;br&gt;&lt;/span&gt;&lt;span&gt;&lt;br&gt;&lt;/span&gt;&lt;span style="color: #ff0000"&gt;<text:span text:style-name="T5518">山</text:span>&lt;/span&gt;&lt;span style="color: #ff0000"&gt;<text:span text:style-name="T5519">舢</text:span>&lt;/span&gt;&lt;span style="color: #ff0000"&gt;<text:span text:style-name="T5520">彡</text:span>&lt;/span&gt;&lt;span style="color: #ff0000"&gt;<text:span text:style-name="T5521">杉</text:span>&lt;/span&gt;&lt;span style="color: #ff0000"&gt;<text:span text:style-name="T5522">衫</text:span>&lt;/span&gt;&lt;span style="color: #ff0000"&gt;<text:span text:style-name="T5523">髟</text:span>&lt;/span&gt;&lt;span style="color: #ff0000"&gt;<text:span text:style-name="T5524">珊</text:span>&lt;/span&gt;&lt;span style="color: #ff0000"&gt;<text:span text:style-name="T5525">跚</text:span>&lt;/span&gt;&lt;span style="color: #ff0000"&gt;<text:span text:style-name="T5526">芟</text:span>&lt;/span&gt;&lt;span style="color: #ff0000"&gt;<text:span text:style-name="T5527">苫</text:span>&lt;/span&gt;&lt;span style="color: #ff0000"&gt;<text:span text:style-name="T5528">笘</text:span>&lt;/span&gt;&lt;span style="color: #ff0000"&gt;<text:span text:style-name="T5529">扇</text:span>&lt;/span&gt;&lt;span style="color: #ff0000"&gt;<text:span text:style-name="T5530">搧</text:span>&lt;/span&gt;&lt;span style="color: #ff0000"&gt;<text:span text:style-name="T5531">煽</text:span>&lt;/span&gt;&lt;span style="color: #ff0000"&gt;<text:span text:style-name="T5532">埏</text:span>&lt;/span&gt;&lt;span style="color: #ff0000"&gt;<text:span text:style-name="T5533">襂</text:span>&lt;/span&gt;&lt;span style="color: #ff0000"&gt;<text:span text:style-name="T5534">縿</text:span>&lt;/span&gt;&lt;span style="color: #ff0000"&gt;<text:span text:style-name="T5535">潸</text:span>&lt;/span&gt;&lt;span style="color: #ff0000"&gt;<text:span text:style-name="T5536">蔪</text:span>&lt;/span&gt;&lt;span style="color: #ff0000"&gt;<text:span text:style-name="T5537">膻</text:span>&lt;/span&gt;&lt;span&gt;&lt;br&gt;&lt;/span&gt;&lt;span&gt;&lt;br&gt;&lt;/span&gt;&lt;span style="color: #0000ff"&gt;<text:span text:style-name="T5538">上</text:span>&lt;/span&gt;&lt;span style="color: #0000ff"&gt;<text:span text:style-name="T5539">尚</text:span>&lt;/span&gt;&lt;span style="color: #0000ff"&gt;<text:span text:style-name="T5540">蠰</text:span>&lt;/span&gt;&lt;span&gt;&lt;br&gt;&lt;/span&gt;&lt;span&gt;&lt;br&gt;&lt;/span&gt;&lt;span style="color: #0000ff"&gt;<text:span text:style-name="T5541">上</text:span>&lt;/span&gt;&lt;span style="color: #00a000"&gt;<text:span text:style-name="T5542">晌</text:span>&lt;/span&gt;&lt;span&gt;&lt;br&gt;&lt;/span&gt;&lt;span&gt;&lt;br&gt;&lt;/span&gt;&lt;span style="color: #ff0000"&gt;<text:span text:style-name="T5543">商</text:span>&lt;/span&gt;&lt;span style="color: #ff0000"&gt;<text:span text:style-name="T5544">蔏</text:span>&lt;/span&gt;&lt;span style="color: #0000ff"&gt;<text:span text:style-name="T5545">愓</text:span>&lt;/span&gt;&lt;span style="color: #ff0000"&gt;<text:span text:style-name="T5546">鬺</text:span>&lt;/span&gt;&lt;span style="color: #d89000"&gt;<text:span text:style-name="T5547">裳</text:span>&lt;/span&gt;&lt;span&gt;&lt;br&gt;&lt;/span&gt;&lt;span&gt;&lt;br&gt;&lt;/span&gt;&lt;span style="color: #d89000"&gt;<text:span text:style-name="T5548">勺</text:span>&lt;/span&gt;&lt;span style="color: #ff0000"&gt;<text:span text:style-name="T5549">杓</text:span>&lt;/span&gt;&lt;span style="color: #0000ff"&gt;<text:span text:style-name="T5550">芍</text:span>&lt;/span&gt;&lt;span style="color: #ff0000"&gt;<text:span text:style-name="T5551">招</text:span>&lt;/span&gt;&lt;span style="color: #d89000"&gt;<text:span text:style-name="T5552">韶</text:span>&lt;/span&gt;&lt;span&gt;&lt;br&gt;&lt;/span&gt;&lt;span&gt;&lt;br&gt;&lt;/span&gt;&lt;span style="color: #00a000"&gt;<text:span text:style-name="T5553">少</text:span>&lt;/span&gt;&lt;span style="color: #0000ff"&gt;<text:span text:style-name="T5554">召</text:span>&lt;/span&gt;&lt;span style="color: #0000ff"&gt;<text:span text:style-name="T5555">卲</text:span>&lt;/span&gt;&lt;span style="color: #0000ff"&gt;<text:span text:style-name="T5556">劭</text:span>&lt;/span&gt;&lt;span style="color: #0000ff"&gt;<text:span text:style-name="T5557">邵</text:span>&lt;/span&gt;&lt;span style="color: #0000ff"&gt;<text:span text:style-name="T5558">袑</text:span>&lt;/span&gt;&lt;span style="color: #ff0000"&gt;<text:span text:style-name="T5559">捎</text:span>&lt;/span&gt;&lt;span style="color: #0000ff"&gt;<text:span text:style-name="T5560">哨</text:span>&lt;/span&gt;&lt;span style="color: #ff0000"&gt;<text:span text:style-name="T5561">稍</text:span>&lt;/span&gt;&lt;span style="color: #0000ff"&gt;<text:span text:style-name="T5562">潲</text:span>&lt;/span&gt;&lt;span&gt;&lt;br&gt;&lt;/span&gt;&lt;span&gt;&lt;br&gt;&lt;/span&gt;&lt;span style="color: #00a000"&gt;<text:span text:style-name="T5563">少</text:span>&lt;/span&gt;&lt;span&gt;&lt;br&gt;&lt;/span&gt;&lt;span&gt;&lt;br&gt;&lt;/span&gt;&lt;span style="color: #ff0000"&gt;<text:span text:style-name="T5564">捎</text:span>&lt;/span&gt;&lt;span style="color: #ff0000"&gt;<text:span text:style-name="T5565">弰</text:span>&lt;/span&gt;&lt;span style="color: #ff0000"&gt;<text:span text:style-name="T5566">梢</text:span>&lt;/span&gt;&lt;span style="color: #ff0000"&gt;<text:span text:style-name="T5567">稍</text:span>&lt;/span&gt;&lt;span style="color: #ff0000"&gt;<text:span text:style-name="T5568">旓</text:span>&lt;/span&gt;&lt;span style="color: #ff0000"&gt;<text:span text:style-name="T5569">萷</text:span>&lt;/span&gt;&lt;span style="color: #ff0000"&gt;<text:span text:style-name="T5570">蛸</text:span>&lt;/span&gt;&lt;span style="color: #ff0000"&gt;<text:span text:style-name="T5571">筲</text:span>&lt;/span&gt;&lt;span style="color: #ff0000"&gt;<text:span text:style-name="T5572">艄</text:span>&lt;/span&gt;&lt;span style="color: #0000ff"&gt;<text:span text:style-name="T5573">鞘</text:span>&lt;/span&gt;&lt;span&gt;<text:span text:style-name="T5574">䈰</text:span>&lt;/span&gt;&lt;span style="color: #ff0000"&gt;<text:span text:style-name="T5575">髾</text:span>&lt;/span&gt;&lt;span&gt;<text:span text:style-name="T5576">䈾</text:span>&lt;/span&gt;&lt;span&gt;&lt;br&gt;&lt;/span&gt;&lt;span&gt;&lt;br&gt;&lt;/span&gt;&lt;span style="color: #d89000"&gt;<text:span text:style-name="T5577">什</text:span>&lt;/span&gt;&lt;span style="color: #d89000"&gt;<text:span text:style-name="T5578">舌</text:span>&lt;/span&gt;&lt;span style="color: #d89000"&gt;<text:span text:style-name="T5579">折</text:span>&lt;/span&gt;&lt;span style="color: #d89000"&gt;<text:span text:style-name="T5580">佘</text:span>&lt;/span&gt;&lt;span style="color: #0000ff"&gt;<text:span text:style-name="T5581">甚</text:span>&lt;/span&gt;&lt;span style="color: #d89000"&gt;<text:span text:style-name="T5582">蛇</text:span>&lt;/span&gt;&lt;span style="color: #d89000"&gt;<text:span text:style-name="T5583">揲</text:span>&lt;/span&gt;&lt;span&gt;&lt;br&gt;&lt;/span&gt;&lt;span&gt;&lt;br&gt;&lt;/span&gt;&lt;span style="color: #0000ff"&gt;<text:span text:style-name="T5584">色</text:span>&lt;/span&gt;&lt;span style="color: #0000ff"&gt;<text:span text:style-name="T5585">社</text:span>&lt;/span&gt;&lt;span style="color: #00a000"&gt;<text:span text:style-name="T5586">舍</text:span>&lt;/span&gt;&lt;span style="color: #ff0000"&gt;<text:span text:style-name="T5587">猞</text:span>&lt;/span&gt;&lt;span style="color: #d89000"&gt;<text:span text:style-name="T5588">拾</text:span>&lt;/span&gt;&lt;span style="color: #0000ff"&gt;<text:span text:style-name="T5589">涉</text:span>&lt;/span&gt;&lt;span style="color: #0000ff"&gt;<text:span text:style-name="T5590">射</text:span>&lt;/span&gt;&lt;span style="color: #0000ff"&gt;<text:span text:style-name="T5591">麝</text:span>&lt;/span&gt;&lt;span style="color: #0000ff"&gt;<text:span text:style-name="T5592">蔎</text:span>&lt;/span&gt;&lt;span style="color: #0000ff"&gt;<text:span text:style-name="T5593">赦</text:span>&lt;/span&gt;&lt;span style="color: #0000ff"&gt;<text:span text:style-name="T5594">韘</text:span>&lt;/span&gt;&lt;span style="color: #d89000"&gt;<text:span text:style-name="T5595">摵</text:span>&lt;/span&gt;&lt;span style="color: #0000ff"&gt;<text:span text:style-name="T5596">歙</text:span><text:soft-page-break/><text:span text:style-name="T5597">&lt;/span&gt;&lt;span&gt;&lt;br&gt;&lt;/span&gt;&lt;span&gt;&lt;br&gt;&lt;/span&gt;&lt;span style="color: #00a000"&gt;</text:span><text:span text:style-name="T5598">舍</text:span><text:span text:style-name="T5599">&lt;/span&gt;&lt;span&gt;&lt;br&gt;&lt;/span&gt;&lt;span&gt;&lt;br&gt;&lt;/span&gt;&lt;span style="color: #0000ff"&gt;</text:span><text:span text:style-name="T5600">奓</text:span><text:span text:style-name="T5601">&lt;/span&gt;&lt;span style="color: #ff0000"&gt;</text:span><text:span text:style-name="T5602">奢</text:span><text:span text:style-name="T5603">&lt;/span&gt;&lt;span style="color: #ff0000"&gt;</text:span><text:span text:style-name="T5604">畬</text:span><text:span text:style-name="T5605">&lt;/span&gt;</text:span></text:p>
      <text:p text:style-name="Normal">&lt;span style="color: #d89000"&gt;<text:span text:style-name="T5606">什</text:span>&lt;/span&gt;&lt;span style="color: #0000ff"&gt;<text:span text:style-name="T5607">甚</text:span>&lt;/span&gt;&lt;span style="color: #d89000"&gt;<text:span text:style-name="T5608">神</text:span>&lt;/span&gt;&lt;span&gt;&lt;br&gt;&lt;/span&gt;&lt;span&gt;&lt;br&gt;&lt;/span&gt;&lt;span style="color: #ff0000"&gt;<text:span text:style-name="T5609">抻</text:span>&lt;/span&gt;&lt;span style="color: #0000ff"&gt;<text:span text:style-name="T5610">甚</text:span>&lt;/span&gt;&lt;span style="color: #0000ff"&gt;<text:span text:style-name="T5611">椹</text:span>&lt;/span&gt;&lt;span style="color: #0000ff"&gt;<text:span text:style-name="T5612">葚</text:span>&lt;/span&gt;&lt;span style="color: #0000ff"&gt;<text:span text:style-name="T5613">脤</text:span>&lt;/span&gt;&lt;span style="color: #0000ff"&gt;<text:span text:style-name="T5614">蜃</text:span>&lt;/span&gt;&lt;span style="color: #0000ff"&gt;<text:span text:style-name="T5615">慎</text:span>&lt;/span&gt;&lt;span&gt;&lt;br&gt;&lt;/span&gt;&lt;span&gt;&lt;br&gt;&lt;/span&gt;&lt;span style="color: #00a000"&gt;<text:span text:style-name="T5616">沈</text:span>&lt;/span&gt;&lt;span style="color: #00a000"&gt;<text:span text:style-name="T5617">邥</text:span>&lt;/span&gt;&lt;span style="color: #00a000"&gt;<text:span text:style-name="T5618">哂</text:span>&lt;/span&gt;&lt;span style="color: #00a000"&gt;<text:span text:style-name="T5619">矧</text:span>&lt;/span&gt;&lt;span style="color: #00a000"&gt;<text:span text:style-name="T5620">淰</text:span>&lt;/span&gt;&lt;span style="color: #00a000"&gt;<text:span text:style-name="T5621">瞫</text:span>&lt;/span&gt;&lt;span&gt;&lt;br&gt;&lt;/span&gt;&lt;span&gt;&lt;br&gt;&lt;/span&gt;&lt;span style="color: #ff0000"&gt;<text:span text:style-name="T5622">申</text:span>&lt;/span&gt;&lt;span style="color: #ff0000"&gt;<text:span text:style-name="T5623">伸</text:span>&lt;/span&gt;&lt;span style="color: #ff0000"&gt;<text:span text:style-name="T5624">呻</text:span>&lt;/span&gt;&lt;span style="color: #ff0000"&gt;<text:span text:style-name="T5625">氠</text:span>&lt;/span&gt;&lt;span style="color: #0000ff"&gt;<text:span text:style-name="T5626">胂</text:span>&lt;/span&gt;&lt;span style="color: #ff0000"&gt;<text:span text:style-name="T5627">砷</text:span>&lt;/span&gt;&lt;span style="color: #ff0000"&gt;<text:span text:style-name="T5628">身</text:span>&lt;/span&gt;&lt;span style="color: #ff0000"&gt;<text:span text:style-name="T5629">鯓</text:span>&lt;/span&gt;&lt;span style="color: #ff0000"&gt;<text:span text:style-name="T5630">侁</text:span>&lt;/span&gt;&lt;span style="color: #ff0000"&gt;<text:span text:style-name="T5631">駪</text:span>&lt;/span&gt;&lt;span style="color: #ff0000"&gt;<text:span text:style-name="T5632">籸</text:span>&lt;/span&gt;&lt;span style="color: #0000ff"&gt;<text:span text:style-name="T5633">信</text:span>&lt;/span&gt;&lt;span style="color: #ff0000"&gt;<text:span text:style-name="T5634">甡</text:span>&lt;/span&gt;&lt;span style="color: #ff0000"&gt;<text:span text:style-name="T5635">娠</text:span>&lt;/span&gt;&lt;span style="color: #ff0000"&gt;<text:span text:style-name="T5636">深</text:span>&lt;/span&gt;&lt;span style="color: #ff0000"&gt;<text:span text:style-name="T5637">莘</text:span>&lt;/span&gt;&lt;span style="color: #ff0000"&gt;<text:span text:style-name="T5638">棽</text:span>&lt;/span&gt;&lt;span style="color: #ff0000"&gt;<text:span text:style-name="T5639">燊</text:span>&lt;/span&gt;&lt;span&gt;&lt;br&gt;&lt;/span&gt;&lt;span&gt;&lt;br&gt;&lt;/span&gt;&lt;span&gt;&lt;br&gt;&lt;/span&gt;&lt;span&gt;&lt;br&gt;&lt;/span&gt;&lt;span style="color: #d89000"&gt;<text:span text:style-name="T5640">晟</text:span>&lt;/span&gt;&lt;span style="color: #d89000"&gt;<text:span text:style-name="T5641">盛</text:span>&lt;/span&gt;&lt;span style="color: #0000ff"&gt;<text:span text:style-name="T5642">乘</text:span>&lt;/span&gt;&lt;span style="color: #0000ff"&gt;<text:span text:style-name="T5643">剩</text:span>&lt;/span&gt;&lt;span style="color: #0000ff"&gt;<text:span text:style-name="T5644">嵊</text:span>&lt;/span&gt;&lt;span style="color: #0000ff"&gt;<text:span text:style-name="T5645">賸</text:span>&lt;/span&gt;&lt;span&gt;&lt;br&gt;&lt;/span&gt;&lt;span&gt;&lt;br&gt;&lt;/span&gt;&lt;span style="color: #00a000"&gt;<text:span text:style-name="T5646">冼</text:span>&lt;/span&gt;&lt;span style="color: #00a000"&gt;<text:span text:style-name="T5647">省</text:span>&lt;/span&gt;&lt;span style="color: #00a000"&gt;<text:span text:style-name="T5648">眚</text:span>&lt;/span&gt;&lt;span&gt;&lt;br&gt;&lt;/span&gt;&lt;span&gt;&lt;br&gt;&lt;/span&gt;&lt;span style="color: #ff0000"&gt;<text:span text:style-name="T5649">升</text:span>&lt;/span&gt;&lt;span style="color: #ff0000"&gt;<text:span text:style-name="T5650">生</text:span>&lt;/span&gt;&lt;span style="color: #ff0000"&gt;<text:span text:style-name="T5651">狌</text:span>&lt;/span&gt;&lt;span style="color: #ff0000"&gt;<text:span text:style-name="T5652">牲</text:span>&lt;/span&gt;&lt;span style="color: #0000ff"&gt;<text:span text:style-name="T5653">胜</text:span>&lt;/span&gt;&lt;span style="color: #ff0000"&gt;<text:span text:style-name="T5654">笙</text:span>&lt;/span&gt;&lt;span style="color: #ff0000"&gt;<text:span text:style-name="T5655">甥</text:span>&lt;/span&gt;&lt;span&gt;&lt;br&gt;&lt;/span&gt;&lt;span&gt;&lt;br&gt;&lt;/span&gt;&lt;span style="color: #d89000"&gt;<text:span text:style-name="T5656">匙</text:span>&lt;/span&gt;&lt;span&gt;&lt;br&gt;&lt;/span&gt;&lt;span&gt;&lt;br&gt;&lt;/span&gt;&lt;span style="color: #d89000"&gt;<text:span text:style-name="T5657">十</text:span>&lt;/span&gt;&lt;span style="color: #d89000"&gt;<text:span text:style-name="T5658">什</text:span>&lt;/span&gt;&lt;span style="color: #d89000"&gt;<text:span text:style-name="T5659">石</text:span>&lt;/span&gt;&lt;span style="color: #d89000"&gt;<text:span text:style-name="T5660">祏</text:span>&lt;/span&gt;&lt;span style="color: #d89000"&gt;<text:span text:style-name="T5661">鼫</text:span>&lt;/span&gt;&lt;span style="color: #d89000"&gt;<text:span text:style-name="T5662">拾</text:span>&lt;/span&gt;&lt;span style="color: #d89000"&gt;<text:span text:style-name="T5663">食</text:span>&lt;/span&gt;&lt;span style="color: #0000ff"&gt;<text:span text:style-name="T5664">射</text:span>&lt;/span&gt;&lt;span style="color: #d89000"&gt;<text:span text:style-name="T5665">湜</text:span>&lt;/span&gt;&lt;span style="color: #d89000"&gt;<text:span text:style-name="T5666">寔</text:span>&lt;/span&gt;&lt;span style="color: #d89000"&gt;<text:span text:style-name="T5667">提</text:span>&lt;/span&gt;&lt;span&gt;&lt;br&gt;&lt;/span&gt;&lt;span&gt;&lt;br&gt;&lt;/span&gt;&lt;span style="color: #0000ff"&gt;<text:span text:style-name="T5668">士</text:span>&lt;/span&gt;&lt;span style="color: #0000ff"&gt;<text:span text:style-name="T5669">仕</text:span>&lt;/span&gt;&lt;span style="color: #0000ff"&gt;<text:span text:style-name="T5670">氏</text:span>&lt;/span&gt;&lt;span style="color: #0000ff"&gt;<text:span text:style-name="T5671">舐</text:span>&lt;/span&gt;&lt;span style="color: #0000ff"&gt;<text:span text:style-name="T5672">市</text:span>&lt;/span&gt;&lt;span style="color: #0000ff"&gt;<text:span text:style-name="T5673">柿</text:span>&lt;/span&gt;&lt;span style="color: #0000ff"&gt;<text:span text:style-name="T5674">示</text:span>&lt;/span&gt;&lt;span style="color: #0000ff"&gt;<text:span text:style-name="T5675">世</text:span><text:soft-page-break/>&lt;/span&gt;&lt;span style="color: #0000ff"&gt;<text:span text:style-name="T5676">忕</text:span>&lt;/span&gt;&lt;span style="color: #0000ff"&gt;<text:span text:style-name="T5677">式</text:span>&lt;/span&gt;&lt;span style="color: #0000ff"&gt;<text:span text:style-name="T5678">拭</text:span>&lt;/span&gt;&lt;span style="color: #0000ff"&gt;<text:span text:style-name="T5679">栻</text:span>&lt;/span&gt;&lt;span style="color: #0000ff"&gt;<text:span text:style-name="T5680">事</text:span>&lt;/span&gt;&lt;span style="color: #0000ff"&gt;<text:span text:style-name="T5681">侍</text:span>&lt;/span&gt;&lt;span style="color: #0000ff"&gt;<text:span text:style-name="T5682">恃</text:span>&lt;/span&gt;&lt;span style="color: #00a000"&gt;<text:span text:style-name="T5683">使</text:span>&lt;/span&gt;&lt;span style="color: #00a000"&gt;<text:span text:style-name="T5684">始</text:span>&lt;/span&gt;&lt;span style="color: #0000ff"&gt;<text:span text:style-name="T5685">室</text:span>&lt;/span&gt;&lt;span style="color: #0000ff"&gt;<text:span text:style-name="T5686">是</text:span>&lt;/span&gt;&lt;span style="color: #0000ff"&gt;<text:span text:style-name="T5687">徥</text:span>&lt;/span&gt;&lt;span style="color: #0000ff"&gt;<text:span text:style-name="T5688">翨</text:span>&lt;/span&gt;&lt;span style="color: #0000ff"&gt;<text:span text:style-name="T5689">諟</text:span>&lt;/span&gt;&lt;span style="color: #0000ff"&gt;<text:span text:style-name="T5690">埶</text:span>&lt;/span&gt;&lt;span style="color: #0000ff"&gt;<text:span text:style-name="T5691">逝</text:span>&lt;/span&gt;&lt;span style="color: #0000ff"&gt;<text:span text:style-name="T5692">誓</text:span>&lt;/span&gt;&lt;span style="color: #00a000"&gt;<text:span text:style-name="T5693">豉</text:span>&lt;/span&gt;&lt;span style="color: #0000ff"&gt;<text:span text:style-name="T5694">睗</text:span>&lt;/span&gt;&lt;span style="color: #0000ff"&gt;<text:span text:style-name="T5695">嗜</text:span>&lt;/span&gt;&lt;span style="color: #0000ff"&gt;<text:span text:style-name="T5696">筮</text:span>&lt;/span&gt;&lt;span style="color: #0000ff"&gt;<text:span text:style-name="T5697">澨</text:span>&lt;/span&gt;&lt;span style="color: #0000ff"&gt;<text:span text:style-name="T5698">噬</text:span>&lt;/span&gt;&lt;span style="color: #0000ff"&gt;<text:span text:style-name="T5699">簭</text:span>&lt;/span&gt;&lt;span style="color: #0000ff"&gt;<text:span text:style-name="T5700">奭</text:span>&lt;/span&gt;&lt;span style="color: #0000ff"&gt;<text:span text:style-name="T5701">襫</text:span>&lt;/span&gt;&lt;span style="color: #0000ff"&gt;<text:span text:style-name="T5702">僿</text:span>&lt;/span&gt;&lt;span style="color: #0000ff"&gt;<text:span text:style-name="T5703">螫</text:span>&lt;/span&gt;&lt;span style="color: #0000ff"&gt;<text:span text:style-name="T5704">适</text:span>&lt;/span&gt;&lt;span&gt;&lt;br&gt;&lt;/span&gt;&lt;span&gt;&lt;br&gt;&lt;/span&gt;&lt;span style="color: #00a000"&gt;<text:span text:style-name="T5705">史</text:span>&lt;/span&gt;&lt;span style="color: #00a000"&gt;<text:span text:style-name="T5706">使</text:span>&lt;/span&gt;&lt;span style="color: #00a000"&gt;<text:span text:style-name="T5707">矢</text:span>&lt;/span&gt;&lt;span style="color: #d89000"&gt;<text:span text:style-name="T5708">弛</text:span>&lt;/span&gt;&lt;span style="color: #00a000"&gt;<text:span text:style-name="T5709">豕</text:span>&lt;/span&gt;&lt;span style="color: #00a000"&gt;<text:span text:style-name="T5710">始</text:span>&lt;/span&gt;&lt;span style="color: #00a000"&gt;<text:span text:style-name="T5711">屎</text:span>&lt;/span&gt;&lt;span&gt;&lt;br&gt;&lt;/span&gt;&lt;span&gt;&lt;br&gt;&lt;/span&gt;&lt;span style="color: #ff0000"&gt;<text:span text:style-name="T5712">尸</text:span>&lt;/span&gt;&lt;span style="color: #ff0000"&gt;<text:span text:style-name="T5713">失</text:span>&lt;/span&gt;&lt;span style="color: #ff0000"&gt;<text:span text:style-name="T5714">虱</text:span>&lt;/span&gt;&lt;span style="color: #ff0000"&gt;<text:span text:style-name="T5715">施</text:span>&lt;/span&gt;&lt;span style="color: #ff0000"&gt;<text:span text:style-name="T5716">葹</text:span>&lt;/span&gt;&lt;span style="color: #ff0000"&gt;<text:span text:style-name="T5717">邿</text:span>&lt;/span&gt;&lt;span style="color: #d89000"&gt;<text:span text:style-name="T5718">拾</text:span>&lt;/span&gt;&lt;span style="color: #ff0000"&gt;<text:span text:style-name="T5719">蒒</text:span>&lt;/span&gt;&lt;span style="color: #ff0000"&gt;<text:span text:style-name="T5720">蓍</text:span>&lt;/span&gt;&lt;span style="color: #ff0000"&gt;<text:span text:style-name="T5721">褷</text:span>&lt;/span&gt;&lt;span&gt;&lt;br&gt;&lt;/span&gt;&lt;span&gt;&lt;br&gt;&lt;/span&gt;&lt;span style="color: #d89000"&gt;<text:span text:style-name="T5722">熟</text:span>&lt;/span&gt;&lt;span&gt;&lt;br&gt;&lt;/span&gt;&lt;span&gt;&lt;br&gt;&lt;/span&gt;&lt;span style="color: #00a000"&gt;<text:span text:style-name="T5723">守</text:span>&lt;/span&gt;&lt;span style="color: #0000ff"&gt;<text:span text:style-name="T5724">狩</text:span>&lt;/span&gt;&lt;span style="color: #0000ff"&gt;<text:span text:style-name="T5725">受</text:span>&lt;/span&gt;&lt;span style="color: #0000ff"&gt;<text:span text:style-name="T5726">授</text:span>&lt;/span&gt;&lt;span style="color: #0000ff"&gt;<text:span text:style-name="T5727">售</text:span>&lt;/span&gt;&lt;span style="color: #0000ff"&gt;<text:span text:style-name="T5728">瘦</text:span>&lt;/span&gt;&lt;span&gt;<text:span text:style-name="T5729">𠷎</text:span>&lt;/span&gt;&lt;span&gt;&lt;br&gt;&lt;/span&gt;&lt;span&gt;&lt;br&gt;&lt;/span&gt;&lt;span style="color: #00a000"&gt;<text:span text:style-name="T5730">手</text:span>&lt;/span&gt;&lt;span style="color: #d89000"&gt;<text:span text:style-name="T5731">掱</text:span>&lt;/span&gt;&lt;span style="color: #00a000"&gt;<text:span text:style-name="T5732">守</text:span>&lt;/span&gt;&lt;span style="color: #00a000"&gt;<text:span text:style-name="T5733">首</text:span>&lt;/span&gt;&lt;span style="color: #00a000"&gt;<text:span text:style-name="T5734">艏</text:span>&lt;/span&gt;&lt;span&gt;&lt;br&gt;&lt;/span&gt;&lt;span&gt;&lt;br&gt;&lt;/span&gt;&lt;span style="color: #ff0000"&gt;<text:span text:style-name="T5735">收</text:span>&lt;/span&gt;&lt;span&gt;&lt;br&gt;&lt;/span&gt;&lt;span&gt;&lt;br&gt;&lt;/span&gt;&lt;span style="color: #ff0000"&gt;<text:span text:style-name="T5736">朱</text:span>&lt;/span&gt;&lt;span style="color: #ff0000"&gt;<text:span text:style-name="T5737">叔</text:span>&lt;/span&gt;&lt;span style="color: #ff0000"&gt;<text:span text:style-name="T5738">淑</text:span>&lt;/span&gt;&lt;span style="color: #ff0000"&gt;<text:span text:style-name="T5739">菽</text:span>&lt;/span&gt;&lt;span style="color: #d89000"&gt;<text:span text:style-name="T5740">秫</text:span>&lt;/span&gt;&lt;span style="color: #d89000"&gt;<text:span text:style-name="T5741">孰</text:span>&lt;/span&gt;&lt;span style="color: #d89000"&gt;<text:span text:style-name="T5742">塾</text:span>&lt;/span&gt;&lt;span style="color: #d89000"&gt;<text:span text:style-name="T5743">熟</text:span>&lt;/span&gt;&lt;span style="color: #d89000"&gt;<text:span text:style-name="T5744">襡</text:span>&lt;/span&gt;&lt;span&gt;&lt;br&gt;&lt;/span&gt;&lt;span&gt;&lt;br&gt;&lt;/span&gt;&lt;span style="color: #0000ff"&gt;<text:span text:style-name="T5745">戍</text:span>&lt;/span&gt;&lt;span style="color: #0000ff"&gt;<text:span text:style-name="T5746">束</text:span>&lt;/span&gt;&lt;span style="color: #0000ff"&gt;<text:span text:style-name="T5747">漱</text:span>&lt;/span&gt;&lt;span style="color: #0000ff"&gt;<text:span text:style-name="T5748">沭</text:span>&lt;/span&gt;&lt;span style="color: #0000ff"&gt;<text:span text:style-name="T5749">述</text:span>&lt;/span&gt;&lt;span style="color: #0000ff"&gt;<text:span text:style-name="T5750">鉥</text:span>&lt;/span&gt;&lt;span style="color: #0000ff"&gt;<text:span text:style-name="T5751">恕</text:span>&lt;/span&gt;&lt;span style="color: #0000ff"&gt;<text:span text:style-name="T5752">庶</text:span>&lt;/span&gt;&lt;span style="color: #ff0000"&gt;<text:span text:style-name="T5753">倏</text:span>&lt;/span&gt;&lt;span style="color: #0000ff"&gt;<text:span text:style-name="T5754">翛</text:span>&lt;/span&gt;&lt;span style="color: #ff0000"&gt;<text:span text:style-name="T5755">儵</text:span>&lt;/span&gt;&lt;span style="color: #ff0000"&gt;<text:span text:style-name="T5756">疏</text:span>&lt;/span&gt;&lt;span style="color: #0000ff"&gt;<text:span text:style-name="T5757">尌</text:span>&lt;/span&gt;&lt;span style="color: #0000ff"&gt;<text:span text:style-name="T5758">澍</text:span>&lt;/span&gt;&lt;span style="color:<text:s/><text:soft-page-break/>#0000ff"&gt;<text:span text:style-name="T5759">裋</text:span>&lt;/span&gt;&lt;span style="color: #00a000"&gt;<text:span text:style-name="T5760">署</text:span>&lt;/span&gt;&lt;span style="color: #00a000"&gt;<text:span text:style-name="T5761">曙</text:span>&lt;/span&gt;&lt;span style="color: #0000ff"&gt;<text:span text:style-name="T5762">腧</text:span>&lt;/span&gt;&lt;span style="color: #0000ff"&gt;<text:span text:style-name="T5763">墅</text:span>&lt;/span&gt;&lt;span&gt;&lt;br&gt;&lt;/span&gt;&lt;span&gt;&lt;br&gt;&lt;/span&gt;&lt;span style="color: #00a000"&gt;<text:span text:style-name="T5764">暑</text:span>&lt;/span&gt;&lt;span style="color: #00a000"&gt;<text:span text:style-name="T5765">署</text:span>&lt;/span&gt;&lt;span style="color: #00a000"&gt;<text:span text:style-name="T5766">薯</text:span>&lt;/span&gt;&lt;span style="color: #00a000"&gt;<text:span text:style-name="T5767">糬</text:span>&lt;/span&gt;&lt;span style="color: #00a000"&gt;<text:span text:style-name="T5768">黍</text:span>&lt;/span&gt;&lt;span style="color: #00a000"&gt;<text:span text:style-name="T5769">蜀</text:span>&lt;/span&gt;&lt;span style="color: #00a000"&gt;<text:span text:style-name="T5770">鼠</text:span>&lt;/span&gt;&lt;span style="color: #00a000"&gt;<text:span text:style-name="T5771">癙</text:span>&lt;/span&gt;&lt;span&gt;&lt;br&gt;&lt;/span&gt;&lt;span&gt;&lt;br&gt;&lt;/span&gt;&lt;span style="color: #ff0000"&gt;<text:span text:style-name="T5772">殳</text:span>&lt;/span&gt;&lt;span style="color: #ff0000"&gt;<text:span text:style-name="T5773">疋</text:span>&lt;/span&gt;&lt;span style="color: #ff0000"&gt;<text:span text:style-name="T5774">抒</text:span>&lt;/span&gt;&lt;span style="color: #ff0000"&gt;<text:span text:style-name="T5775">舒</text:span>&lt;/span&gt;&lt;span style="color: #ff0000"&gt;<text:span text:style-name="T5776">洙</text:span>&lt;/span&gt;&lt;span style="color: #ff0000"&gt;<text:span text:style-name="T5777">姝</text:span>&lt;/span&gt;&lt;span style="color: #ff0000"&gt;<text:span text:style-name="T5778">殊</text:span>&lt;/span&gt;&lt;span style="color: #d89000"&gt;<text:span text:style-name="T5779">俞</text:span>&lt;/span&gt;&lt;span style="color: #ff0000"&gt;<text:span text:style-name="T5780">毹</text:span>&lt;/span&gt;&lt;span style="color: #ff0000"&gt;<text:span text:style-name="T5781">梳</text:span>&lt;/span&gt;&lt;span style="color: #ff0000"&gt;<text:span text:style-name="T5782">疏</text:span>&lt;/span&gt;&lt;span style="color: #ff0000"&gt;<text:span text:style-name="T5783">蔬</text:span>&lt;/span&gt;&lt;span style="color: #d89000"&gt;<text:span text:style-name="T5784">荼</text:span>&lt;/span&gt;&lt;span style="color: #ff0000"&gt;<text:span text:style-name="T5785">摴</text:span>&lt;/span&gt;&lt;span style="color: #ff0000"&gt;<text:span text:style-name="T5786">樗</text:span>&lt;/span&gt;&lt;span&gt;&lt;br&gt;&lt;/span&gt;&lt;span&gt;&lt;br&gt;&lt;/span&gt;&lt;span style="color: #ff0000"&gt;<text:span text:style-name="T5787">刷</text:span>&lt;/span&gt;&lt;span&gt;&lt;br&gt;&lt;/span&gt;&lt;span&gt;&lt;br&gt;&lt;/span&gt;&lt;span style="color: #00a000"&gt;<text:span text:style-name="T5788">耍</text:span>&lt;/span&gt;&lt;span&gt;&lt;br&gt;&lt;/span&gt;&lt;span&gt;&lt;br&gt;&lt;/span&gt;&lt;span style="color: #ff0000"&gt;<text:span text:style-name="T5789">刷</text:span>&lt;/span&gt;&lt;span&gt;&lt;br&gt;&lt;/span&gt;&lt;span&gt;&lt;br&gt;&lt;/span&gt;&lt;span style="color: #0000ff"&gt;<text:span text:style-name="T5790">率</text:span>&lt;/span&gt;&lt;span style="color: #0000ff"&gt;<text:span text:style-name="T5791">蟀</text:span>&lt;/span&gt;&lt;span&gt;&lt;br&gt;&lt;/span&gt;&lt;span&gt;&lt;br&gt;&lt;/span&gt;&lt;span style="color: #00a000"&gt;<text:span text:style-name="T5792">甩</text:span>&lt;/span&gt;&lt;span&gt;&lt;br&gt;&lt;/span&gt;&lt;span&gt;&lt;br&gt;&lt;/span&gt;&lt;span style="color: #ff0000"&gt;<text:span text:style-name="T5793">衰</text:span>&lt;/span&gt;&lt;span style="color: #ff0000"&gt;<text:span text:style-name="T5794">摔</text:span>&lt;/span&gt;&lt;span&gt;&lt;br&gt;&lt;/span&gt;&lt;span&gt;&lt;br&gt;&lt;/span&gt;&lt;span style="color: #0000ff"&gt;<text:span text:style-name="T5795">涮</text:span>&lt;/span&gt;&lt;span style="color: #0000ff"&gt;<text:span text:style-name="T5796">踹</text:span>&lt;/span&gt;&lt;span&gt;&lt;br&gt;&lt;/span&gt;&lt;span&gt;&lt;br&gt;&lt;/span&gt;&lt;span style="color: #ff0000"&gt;<text:span text:style-name="T5797">拴</text:span>&lt;/span&gt;&lt;span style="color: #ff0000"&gt;<text:span text:style-name="T5798">栓</text:span>&lt;/span&gt;&lt;span&gt;&lt;br&gt;&lt;/span&gt;&lt;span&gt;&lt;br&gt;&lt;/span&gt;&lt;span&gt;&lt;br&gt;&lt;/span&gt;&lt;span&gt;&lt;br&gt;&lt;/span&gt;&lt;span style="color: #00a000"&gt;<text:span text:style-name="T5799">爽</text:span>&lt;/span&gt;&lt;span style="color: #00a000"&gt;<text:span text:style-name="T5800">塽</text:span>&lt;/span&gt;&lt;span&gt;&lt;br&gt;&lt;/span&gt;&lt;span&gt;&lt;br&gt;&lt;/span&gt;&lt;span style="color: #ff0000"&gt;<text:span text:style-name="T5801">霜</text:span>&lt;/span&gt;&lt;span style="color: #ff0000"&gt;<text:span text:style-name="T5802">孀</text:span>&lt;/span&gt;&lt;span style="color: #ff0000"&gt;<text:span text:style-name="T5803">艭</text:span>&lt;/span&gt;&lt;span style="color: #ff0000"&gt;<text:span text:style-name="T5804">鷞</text:span>&lt;/span&gt;&lt;span&gt;&lt;br&gt;&lt;/span&gt;&lt;span&gt;&lt;br&gt;&lt;/span&gt;&lt;span&gt;&lt;br&gt;&lt;/span&gt;&lt;span&gt;&lt;br&gt;&lt;/span&gt;&lt;span style="color: #0000ff"&gt;<text:span text:style-name="T5805">帨</text:span>&lt;/span&gt;&lt;span style="color: #0000ff"&gt;<text:span text:style-name="T5806">睡</text:span>&lt;/span&gt;&lt;span&gt;&lt;br&gt;&lt;/span&gt;&lt;span&gt;&lt;br&gt;&lt;/span&gt;&lt;span style="color: #00a000"&gt;<text:span text:style-name="T5807">水</text:span>&lt;/span&gt;&lt;span&gt;&lt;br&gt;&lt;/span&gt;&lt;span&gt;&lt;br&gt;&lt;/span&gt;&lt;span&gt;<text:span text:style-name="T5808">䀢</text:span>&lt;/span&gt;&lt;span style="color: #0000ff"&gt;<text:span text:style-name="T5809">舜</text:span>&lt;/span&gt;&lt;span style="color: #0000ff"&gt;<text:span text:style-name="T5810">蕣</text:span>&lt;/span&gt;&lt;span style="color: #0000ff"&gt;<text:span text:style-name="T5811">瞬</text:span>&lt;/span&gt;&lt;span style="color: #0000ff"&gt;<text:span text:style-name="T5812">瞚</text:span>&lt;/span&gt;&lt;span&gt;&lt;br&gt;&lt;/span&gt;&lt;span&gt;&lt;br&gt;&lt;/span&gt;&lt;span style="color: #00a000"&gt;<text:span text:style-name="T5813">吮</text:span>&lt;/span&gt;&lt;span style="color: #0000ff"&gt;<text:span text:style-name="T5814">盾</text:span>&lt;/span&gt;&lt;span style="color: #00a000"&gt;<text:span text:style-name="T5815">楯</text:span>&lt;/span&gt;&lt;span&gt;&lt;br&gt;&lt;/span&gt;&lt;span&gt;&lt;br&gt;&lt;/span&gt;&lt;span style="color: #d89000"&gt;<text:span text:style-name="T5816">勺</text:span>&lt;/span&gt;&lt;span style="color: #0000ff"&gt;<text:span text:style-name="T5817">妁</text:span>&lt;/span&gt;&lt;span style="color: #0000ff"&gt;<text:span text:style-name="T5818">芍</text:span>&lt;/span&gt;&lt;span style="color: #0000ff"&gt;<text:span text:style-name="T5819">朔</text:span>&lt;/span&gt;&lt;span style="color: #0000ff"&gt;<text:span text:style-name="T5820">搠</text:span>&lt;/span&gt;&lt;span style="color: #ff0000"&gt;<text:span text:style-name="T5821">嗍</text:span>&lt;/span&gt;&lt;span style="color: #0000ff"&gt;<text:span text:style-name="T5822">槊</text:span>&lt;/span&gt;&lt;span style="color: #0000ff"&gt;<text:span text:style-name="T5823">蒴</text:span>&lt;/span&gt;&lt;span style="color: #0000ff"&gt;<text:span text:style-name="T5824">率</text:span>&lt;/span&gt;&lt;span style="color: #0000ff"&gt;<text:span text:style-name="T5825">蟀</text:span>&lt;/span&gt;&lt;span style="color:<text:s/><text:soft-page-break/>#0000ff"&gt;<text:span text:style-name="T5826">欶</text:span>&lt;/span&gt;&lt;span style="color: #ff0000"&gt;<text:span text:style-name="T5827">萷</text:span>&lt;/span&gt;&lt;span style="color: #0000ff"&gt;<text:span text:style-name="T5828">箾</text:span>&lt;/span&gt;&lt;span style="color: #0000ff"&gt;<text:span text:style-name="T5829">獡</text:span>&lt;/span&gt;&lt;span&gt;&lt;br&gt;&lt;/span&gt;&lt;span&gt;&lt;br&gt;&lt;/span&gt;&lt;span&gt;&lt;br&gt;&lt;/span&gt;&lt;span&gt;&lt;br&gt;&lt;/span&gt;&lt;span style="color: #0000ff"&gt;<text:span text:style-name="T5830">巳</text:span>&lt;/span&gt;&lt;span style="color: #0000ff"&gt;<text:span text:style-name="T5831">汜</text:span>&lt;/span&gt;&lt;span style="color: #0000ff"&gt;<text:span text:style-name="T5832">祀</text:span>&lt;/span&gt;&lt;span style="color: #0000ff"&gt;<text:span text:style-name="T5833">四</text:span>&lt;/span&gt;&lt;span style="color: #0000ff"&gt;<text:span text:style-name="T5834">泗</text:span>&lt;/span&gt;&lt;span style="color: #0000ff"&gt;<text:span text:style-name="T5835">怬</text:span>&lt;/span&gt;&lt;span style="color: #0000ff"&gt;<text:span text:style-name="T5836">柶</text:span>&lt;/span&gt;&lt;span&gt;<text:span text:style-name="T5837">𨥱</text:span>&lt;/span&gt;&lt;span style="color: #0000ff"&gt;<text:span text:style-name="T5838">寺</text:span>&lt;/span&gt;&lt;span style="color: #0000ff"&gt;<text:span text:style-name="T5839">兕</text:span>&lt;/span&gt;&lt;span style="color: #0000ff"&gt;<text:span text:style-name="T5840">似</text:span>&lt;/span&gt;&lt;span style="color: #0000ff"&gt;<text:span text:style-name="T5841">姒</text:span>&lt;/span&gt;&lt;span style="color: #0000ff"&gt;<text:span text:style-name="T5842">伺</text:span>&lt;/span&gt;&lt;span style="color: #0000ff"&gt;<text:span text:style-name="T5843">笥</text:span>&lt;/span&gt;&lt;span style="color: #0000ff"&gt;<text:span text:style-name="T5844">嗣</text:span>&lt;/span&gt;&lt;span style="color: #ff0000"&gt;<text:span text:style-name="T5845">思</text:span>&lt;/span&gt;&lt;span style="color: #d89000"&gt;<text:span text:style-name="T5846">俟</text:span>&lt;/span&gt;&lt;span style="color: #0000ff"&gt;<text:span text:style-name="T5847">涘</text:span>&lt;/span&gt;&lt;span style="color: #d89000"&gt;<text:span text:style-name="T5848">食</text:span>&lt;/span&gt;&lt;span style="color: #0000ff"&gt;<text:span text:style-name="T5849">耜</text:span>&lt;/span&gt;&lt;span style="color: #0000ff"&gt;<text:span text:style-name="T5850">肆</text:span>&lt;/span&gt;&lt;span style="color: #0000ff"&gt;<text:span text:style-name="T5851">儩</text:span>&lt;/span&gt;&lt;span&gt;&lt;br&gt;&lt;/span&gt;&lt;span&gt;&lt;br&gt;&lt;/span&gt;&lt;span style="color: #00a000"&gt;<text:span text:style-name="T5852">死</text:span>&lt;/span&gt;&lt;span&gt;&lt;br&gt;&lt;/span&gt;&lt;span&gt;&lt;br&gt;&lt;/span&gt;&lt;span style="color: #00a000"&gt;<text:span text:style-name="T5853">厶</text:span>&lt;/span&gt;&lt;span style="color: #ff0000"&gt;<text:span text:style-name="T5854">私</text:span>&lt;/span&gt;&lt;span style="color: #ff0000"&gt;<text:span text:style-name="T5855">司</text:span>&lt;/span&gt;&lt;span style="color: #ff0000"&gt;<text:span text:style-name="T5856">思</text:span>&lt;/span&gt;&lt;span style="color: #ff0000"&gt;<text:span text:style-name="T5857">偲</text:span>&lt;/span&gt;&lt;span style="color: #ff0000"&gt;<text:span text:style-name="T5858">罳</text:span>&lt;/span&gt;&lt;span style="color: #ff0000"&gt;<text:span text:style-name="T5859">虒</text:span>&lt;/span&gt;&lt;span style="color: #ff0000"&gt;<text:span text:style-name="T5860">斯</text:span>&lt;/span&gt;&lt;span style="color: #ff0000"&gt;<text:span text:style-name="T5861">凘</text:span>&lt;/span&gt;&lt;span style="color: #ff0000"&gt;<text:span text:style-name="T5862">澌</text:span>&lt;/span&gt;&lt;span style="color: #ff0000"&gt;<text:span text:style-name="T5863">撕</text:span>&lt;/span&gt;&lt;span style="color: #ff0000"&gt;<text:span text:style-name="T5864">嘶</text:span>&lt;/span&gt;&lt;span style="color: #ff0000"&gt;<text:span text:style-name="T5865">蜤</text:span>&lt;/span&gt;&lt;span style="color: #0000ff"&gt;<text:span text:style-name="T5866">糸</text:span>&lt;/span&gt;&lt;span&gt;&lt;br&gt;&lt;/span&gt;&lt;span&gt;&lt;br&gt;&lt;/span&gt;&lt;span style="color: #00a000"&gt;<text:span text:style-name="T5867">悚</text:span>&lt;/span&gt;&lt;span&gt;&lt;br&gt;&lt;/span&gt;&lt;span&gt;&lt;br&gt;&lt;/span&gt;&lt;span style="color: #0000ff"&gt;<text:span text:style-name="T5868">宋</text:span>&lt;/span&gt;&lt;span style="color: #0000ff"&gt;<text:span text:style-name="T5869">送</text:span>&lt;/span&gt;&lt;span&gt;&lt;br&gt;&lt;/span&gt;&lt;span&gt;&lt;br&gt;&lt;/span&gt;&lt;span style="color: #00a000"&gt;<text:span text:style-name="T5870">悚</text:span>&lt;/span&gt;&lt;span style="color: #00a000"&gt;<text:span text:style-name="T5871">竦</text:span>&lt;/span&gt;&lt;span style="color: #00a000"&gt;<text:span text:style-name="T5872">駷</text:span>&lt;/span&gt;&lt;span style="color: #00a000"&gt;<text:span text:style-name="T5873">愯</text:span>&lt;/span&gt;&lt;span style="color: #00a000"&gt;<text:span text:style-name="T5874">傱</text:span>&lt;/span&gt;&lt;span&gt;&lt;br&gt;&lt;/span&gt;&lt;span&gt;&lt;br&gt;&lt;/span&gt;&lt;span style="color: #ff0000"&gt;<text:span text:style-name="T5875">忪</text:span>&lt;/span&gt;&lt;span style="color: #ff0000"&gt;<text:span text:style-name="T5876">松</text:span>&lt;/span&gt;&lt;span style="color: #ff0000"&gt;<text:span text:style-name="T5877">凇</text:span>&lt;/span&gt;&lt;span style="color: #ff0000"&gt;<text:span text:style-name="T5878">淞</text:span>&lt;/span&gt;&lt;span style="color: #ff0000"&gt;<text:span text:style-name="T5879">崧</text:span>&lt;/span&gt;&lt;span style="color: #ff0000"&gt;<text:span text:style-name="T5880">菘</text:span>&lt;/span&gt;&lt;span style="color: #ff0000"&gt;<text:span text:style-name="T5881">蜙</text:span>&lt;/span&gt;&lt;span style="color: #ff0000"&gt;<text:span text:style-name="T5882">娀</text:span>&lt;/span&gt;&lt;span style="color: #ff0000"&gt;<text:span text:style-name="T5883">嵩</text:span>&lt;/span&gt;&lt;span&gt;&lt;br&gt;&lt;/span&gt;&lt;span&gt;&lt;br&gt;&lt;/span&gt;&lt;span style="color: #0000ff"&gt;<text:span text:style-name="T5884">欶</text:span>&lt;/span&gt;&lt;span style="color: #0000ff"&gt;<text:span text:style-name="T5885">漱</text:span>&lt;/span&gt;&lt;span style="color: #0000ff"&gt;<text:span text:style-name="T5886">嗽</text:span>&lt;/span&gt;&lt;span&gt;&lt;br&gt;&lt;/span&gt;&lt;span&gt;&lt;br&gt;&lt;/span&gt;&lt;span style="color: #00a000"&gt;<text:span text:style-name="T5887">叟</text:span>&lt;/span&gt;&lt;span style="color: #00a000"&gt;<text:span text:style-name="T5888">瞍</text:span>&lt;/span&gt;&lt;span style="color: #00a000"&gt;<text:span text:style-name="T5889">嗾</text:span>&lt;/span&gt;&lt;span&gt;&lt;br&gt;&lt;/span&gt;&lt;span&gt;&lt;br&gt;&lt;/span&gt;&lt;span style="color: #00a000"&gt;<text:span text:style-name="T5890">叟</text:span>&lt;/span&gt;&lt;span style="color: #ff0000"&gt;<text:span text:style-name="T5891">溲</text:span>&lt;/span&gt;&lt;span style="color: #ff0000"&gt;<text:span text:style-name="T5892">廋</text:span>&lt;/span&gt;&lt;span style="color: #ff0000"&gt;<text:span text:style-name="T5893">搜</text:span>&lt;/span&gt;&lt;span style="color: #ff0000"&gt;<text:span text:style-name="T5894">嗖</text:span>&lt;/span&gt;&lt;span style="color: #ff0000"&gt;<text:span text:style-name="T5895">螋</text:span>&lt;/span&gt;&lt;span style="color: #ff0000"&gt;<text:span text:style-name="T5896">艘</text:span>&lt;/span&gt;&lt;span&gt;&lt;br&gt;&lt;/span&gt;&lt;span&gt;&lt;br&gt;&lt;/span&gt;&lt;span style="color: #d89000"&gt;<text:span text:style-name="T5897">俗</text:span>&lt;/span&gt;&lt;span&gt;&lt;br&gt;&lt;/span&gt;&lt;span&gt;&lt;br&gt;&lt;/span&gt;&lt;span style="color: #0000ff"&gt;<text:span text:style-name="T5898">夙</text:span>&lt;/span&gt;&lt;span style="color: #0000ff"&gt;<text:span text:style-name="T5899">涑</text:span>&lt;/span&gt;&lt;span style="color: #0000ff"&gt;<text:span text:style-name="T5900">速</text:span><text:soft-page-break/>&lt;/span&gt;&lt;span style="color: #0000ff"&gt;<text:span text:style-name="T5901">觫</text:span>&lt;/span&gt;&lt;span style="color: #0000ff"&gt;<text:span text:style-name="T5902">樕</text:span>&lt;/span&gt;&lt;span style="color: #0000ff"&gt;<text:span text:style-name="T5903">遬</text:span>&lt;/span&gt;&lt;span style="color: #0000ff"&gt;<text:span text:style-name="T5904">蔌</text:span>&lt;/span&gt;&lt;span&gt;<text:span text:style-name="T5905">𦌊</text:span>&lt;/span&gt;&lt;span style="color: #0000ff"&gt;<text:span text:style-name="T5906">簌</text:span>&lt;/span&gt;&lt;span style="color: #0000ff"&gt;<text:span text:style-name="T5907">素</text:span>&lt;/span&gt;&lt;span style="color: #0000ff"&gt;<text:span text:style-name="T5908">傃</text:span>&lt;/span&gt;&lt;span style="color: #0000ff"&gt;<text:span text:style-name="T5909">愫</text:span>&lt;/span&gt;&lt;span style="color: #0000ff"&gt;<text:span text:style-name="T5910">嗉</text:span>&lt;/span&gt;&lt;span style="color: #0000ff"&gt;<text:span text:style-name="T5911">膆</text:span>&lt;/span&gt;&lt;span style="color: #00a000"&gt;<text:span text:style-name="T5912">宿</text:span>&lt;/span&gt;&lt;span style="color: #0000ff"&gt;<text:span text:style-name="T5913">蓿</text:span>&lt;/span&gt;&lt;span style="color: #ff0000"&gt;<text:span text:style-name="T5914">蹜</text:span>&lt;/span&gt;&lt;span style="color: #0000ff"&gt;<text:span text:style-name="T5915">粟</text:span>&lt;/span&gt;&lt;span style="color: #0000ff"&gt;<text:span text:style-name="T5916">憟</text:span>&lt;/span&gt;&lt;span style="color: #0000ff"&gt;<text:span text:style-name="T5917">橚</text:span>&lt;/span&gt;&lt;span style="color: #0000ff"&gt;<text:span text:style-name="T5918">溯</text:span>&lt;/span&gt;&lt;span style="color: #0000ff"&gt;<text:span text:style-name="T5919">塑</text:span>&lt;/span&gt;&lt;span style="color: #0000ff"&gt;<text:span text:style-name="T5920">愬</text:span>&lt;/span&gt;&lt;span style="color: #0000ff"&gt;<text:span text:style-name="T5921">窣</text:span>&lt;/span&gt;&lt;span&gt;&lt;br&gt;&lt;/span&gt;&lt;span&gt;&lt;br&gt;&lt;/span&gt;&lt;span style="color: #ff0000"&gt;<text:span text:style-name="T5922">疏</text:span>&lt;/span&gt;&lt;span style="color: #ff0000"&gt;<text:span text:style-name="T5923">蔬</text:span>&lt;/span&gt;&lt;span style="color: #ff0000"&gt;<text:span text:style-name="T5924">酥</text:span>&lt;/span&gt;&lt;span&gt;&lt;br&gt;&lt;/span&gt;&lt;span&gt;&lt;br&gt;&lt;/span&gt;&lt;span style="color: #0000ff"&gt;<text:span text:style-name="T5925">筭</text:span>&lt;/span&gt;&lt;span style="color: #0000ff"&gt;<text:span text:style-name="T5926">蒜</text:span>&lt;/span&gt;&lt;span style="color: #0000ff"&gt;<text:span text:style-name="T5927">算</text:span>&lt;/span&gt;&lt;span&gt;&lt;br&gt;&lt;/span&gt;&lt;span&gt;&lt;br&gt;&lt;/span&gt;&lt;span style="color: #00a000"&gt;<text:span text:style-name="T5928">匴</text:span>&lt;/span&gt;&lt;span style="color: #00a000"&gt;<text:span text:style-name="T5929">篹</text:span>&lt;/span&gt;&lt;span&gt;&lt;br&gt;&lt;/span&gt;&lt;span&gt;&lt;br&gt;&lt;/span&gt;&lt;span style="color: #ff0000"&gt;<text:span text:style-name="T5930">狻</text:span>&lt;/span&gt;&lt;span style="color: #ff0000"&gt;<text:span text:style-name="T5931">酸</text:span>&lt;/span&gt;&lt;span&gt;&lt;br&gt;&lt;/span&gt;&lt;span&gt;&lt;br&gt;&lt;/span&gt;&lt;span style="color: #d89000"&gt;<text:span text:style-name="T5932">隋</text:span>&lt;/span&gt;&lt;span style="color: #0000ff"&gt;<text:span text:style-name="T5933">遂</text:span>&lt;/span&gt;&lt;span&gt;&lt;br&gt;&lt;/span&gt;&lt;span&gt;&lt;br&gt;&lt;/span&gt;&lt;span style="color: #0000ff"&gt;<text:span text:style-name="T5934">祟</text:span>&lt;/span&gt;&lt;span style="color: #0000ff"&gt;<text:span text:style-name="T5935">遂</text:span>&lt;/span&gt;&lt;span style="color: #0000ff"&gt;<text:span text:style-name="T5936">隧</text:span>&lt;/span&gt;&lt;span style="color: #0000ff"&gt;<text:span text:style-name="T5937">燧</text:span>&lt;/span&gt;&lt;span style="color: #0000ff"&gt;<text:span text:style-name="T5938">璲</text:span>&lt;/span&gt;&lt;span style="color: #0000ff"&gt;<text:span text:style-name="T5939">檖</text:span>&lt;/span&gt;&lt;span style="color: #0000ff"&gt;<text:span text:style-name="T5940">邃</text:span>&lt;/span&gt;&lt;span style="color: #0000ff"&gt;<text:span text:style-name="T5941">穟</text:span>&lt;/span&gt;&lt;span style="color: #0000ff"&gt;<text:span text:style-name="T5942">旞</text:span>&lt;/span&gt;&lt;span style="color: #0000ff"&gt;<text:span text:style-name="T5943">襚</text:span>&lt;/span&gt;&lt;span style="color: #0000ff"&gt;<text:span text:style-name="T5944">碎</text:span>&lt;/span&gt;&lt;span style="color: #0000ff"&gt;<text:span text:style-name="T5945">睟</text:span>&lt;/span&gt;&lt;span style="color: #0000ff"&gt;<text:span text:style-name="T5946">穗</text:span>&lt;/span&gt;&lt;span&gt;&lt;br&gt;&lt;/span&gt;&lt;span&gt;&lt;br&gt;&lt;/span&gt;&lt;span style="color: #00a000"&gt;<text:span text:style-name="T5947">瀡</text:span>&lt;/span&gt;&lt;span style="color: #00a000"&gt;<text:span text:style-name="T5948">髓</text:span>&lt;/span&gt;&lt;span&gt;&lt;br&gt;&lt;/span&gt;&lt;span&gt;&lt;br&gt;&lt;/span&gt;&lt;span style="color: #ff0000"&gt;<text:span text:style-name="T5949">夊</text:span>&lt;/span&gt;&lt;span style="color: #ff0000"&gt;<text:span text:style-name="T5950">荽</text:span>&lt;/span&gt;&lt;span style="color: #ff0000"&gt;<text:span text:style-name="T5951">眭</text:span>&lt;/span&gt;&lt;span style="color: #ff0000"&gt;<text:span text:style-name="T5952">睢</text:span>&lt;/span&gt;&lt;span&gt;&lt;br&gt;&lt;/span&gt;&lt;span&gt;&lt;br&gt;&lt;/span&gt;&lt;span style="color: #0000ff"&gt;<text:span text:style-name="T5953">巽</text:span>&lt;/span&gt;&lt;span style="color: #0000ff"&gt;<text:span text:style-name="T5954">潠</text:span>&lt;/span&gt;&lt;span style="color: #0000ff"&gt;<text:span text:style-name="T5955">噀</text:span>&lt;/span&gt;&lt;span&gt;&lt;br&gt;&lt;/span&gt;&lt;span&gt;&lt;br&gt;&lt;/span&gt;&lt;span style="color: #00a000"&gt;<text:span text:style-name="T5956">榫</text:span>&lt;/span&gt;&lt;span style="color: #00a000"&gt;<text:span text:style-name="T5957">簨</text:span>&lt;/span&gt;&lt;span&gt;&lt;br&gt;&lt;/span&gt;&lt;span&gt;&lt;br&gt;&lt;/span&gt;&lt;span style="color: #ff0000"&gt;<text:span text:style-name="T5958">搎</text:span>&lt;/span&gt;&lt;span style="color: #ff0000"&gt;<text:span text:style-name="T5959">飧</text:span>&lt;/span&gt;&lt;span style="color: #ff0000"&gt;<text:span text:style-name="T5960">薞</text:span><text:span text:style-name="T5961">&lt;/span&gt;&lt;span&gt;&lt;br&gt;&lt;/span&gt;&lt;span&gt;&lt;br&gt;&lt;/span&gt;&lt;span style="color: #00a000"&gt;</text:span><text:span text:style-name="T5962">索</text:span><text:span text:style-name="T5963">&lt;/span&gt;&lt;span&gt;&lt;br&gt;&lt;/span&gt;&lt;span&gt;&lt;br&gt;&lt;/span&gt;&lt;span style="color: #ff0000"&gt;</text:span><text:span text:style-name="T5964">些</text:span><text:span text:style-name="T5965">&lt;/span&gt;</text:span></text:p>
      <text:p text:style-name="Normal">&lt;span style="color: #00a000"&gt;<text:span text:style-name="T5966">所</text:span>&lt;/span&gt;&lt;span style="color: #00a000"&gt;<text:span text:style-name="T5967">索</text:span>&lt;/span&gt;&lt;span style="color: #00a000"&gt;<text:span text:style-name="T5968">惢</text:span>&lt;/span&gt;&lt;span style="color: #00a000"&gt;<text:span text:style-name="T5969">璅</text:span>&lt;/span&gt;&lt;span&gt;&lt;br&gt;&lt;/span&gt;&lt;span style="color: #ff0000"&gt;<text:span text:style-name="T5970">娑</text:span>&lt;/span&gt;&lt;span style="color: #ff0000"&gt;<text:span text:style-name="T5971">挲</text:span>&lt;/span&gt;&lt;span style="color: #ff0000"&gt;<text:span text:style-name="T5972">桫</text:span>&lt;/span&gt;&lt;span style="color: #ff0000"&gt;<text:span text:style-name="T5973">莎</text:span>&lt;/span&gt;&lt;span style="color: #ff0000"&gt;<text:span text:style-name="T5974">莏</text:span>&lt;/span&gt;&lt;span style="color: #ff0000"&gt;<text:span text:style-name="T5975">髿</text:span>&lt;/span&gt;&lt;span style="color:<text:s/><text:soft-page-break/>#ff0000"&gt;<text:span text:style-name="T5976">唆</text:span>&lt;/span&gt;&lt;span style="color: #ff0000"&gt;<text:span text:style-name="T5977">梭</text:span>&lt;/span&gt;&lt;span style="color: #ff0000"&gt;<text:span text:style-name="T5978">鮻</text:span>&lt;/span&gt;&lt;span style="color: #ff0000"&gt;<text:span text:style-name="T5979">傞</text:span>&lt;/span&gt;&lt;span style="color: #ff0000"&gt;<text:span text:style-name="T5980">嗦</text:span>&lt;/span&gt;&lt;span style="color: #ff0000"&gt;<text:span text:style-name="T5981">蓑</text:span>&lt;/span&gt;&lt;span&gt;&lt;br&gt;&lt;/span&gt;&lt;span style="color: #0000ff"&gt;<text:span text:style-name="T5982">拓</text:span>&lt;/span&gt;&lt;span style="color: #d89000"&gt;<text:span text:style-name="T5983">沓</text:span>&lt;/span&gt;&lt;span style="color: #0000ff"&gt;<text:span text:style-name="T5984">涾</text:span>&lt;/span&gt;&lt;span style="color: #0000ff"&gt;<text:span text:style-name="T5985">誻</text:span>&lt;/span&gt;&lt;span style="color: #0000ff"&gt;<text:span text:style-name="T5986">踏</text:span>&lt;/span&gt;&lt;span style="color: #0000ff"&gt;<text:span text:style-name="T5987">鞜</text:span>&lt;/span&gt;&lt;span style="color: #0000ff"&gt;<text:span text:style-name="T5988">濌</text:span>&lt;/span&gt;&lt;span style="color: #0000ff"&gt;<text:span text:style-name="T5989">狧</text:span>&lt;/span&gt;&lt;span style="color: #0000ff"&gt;<text:span text:style-name="T5990">搨</text:span>&lt;/span&gt;&lt;span style="color: #0000ff"&gt;<text:span text:style-name="T5991">榻</text:span>&lt;/span&gt;&lt;span style="color: #0000ff"&gt;<text:span text:style-name="T5992">遢</text:span>&lt;/span&gt;&lt;span style="color: #0000ff"&gt;<text:span text:style-name="T5993">毾</text:span>&lt;/span&gt;&lt;span style="color: #0000ff"&gt;<text:span text:style-name="T5994">蹋</text:span>&lt;/span&gt;&lt;span style="color: #0000ff"&gt;<text:span text:style-name="T5995">嗒</text:span>&lt;/span&gt;&lt;span style="color: #0000ff"&gt;<text:span text:style-name="T5996">漯</text:span>&lt;/span&gt;&lt;span style="color: #0000ff"&gt;<text:span text:style-name="T5997">遝</text:span>&lt;/span&gt;&lt;span style="color: #0000ff"&gt;<text:span text:style-name="T5998">嚃</text:span>&lt;/span&gt;&lt;span style="color: #ff0000"&gt;<text:span text:style-name="T5999">闟</text:span>&lt;/span&gt;&lt;span&gt;&lt;br&gt;&lt;/span&gt;&lt;span style="color: #00a000"&gt;<text:span text:style-name="T6000">塔</text:span>&lt;/span&gt;&lt;span&gt;&lt;br&gt;&lt;/span&gt;&lt;span style="color: #ff0000"&gt;<text:span text:style-name="T6001">它</text:span>&lt;/span&gt;&lt;span style="color: #d89000"&gt;<text:span text:style-name="T6002">佗</text:span>&lt;/span&gt;&lt;span style="color: #ff0000"&gt;<text:span text:style-name="T6003">他</text:span>&lt;/span&gt;&lt;span style="color: #ff0000"&gt;<text:span text:style-name="T6004">她</text:span>&lt;/span&gt;&lt;span style="color: #ff0000"&gt;<text:span text:style-name="T6005">牠</text:span>&lt;/span&gt;&lt;span style="color: #ff0000"&gt;<text:span text:style-name="T6006">祂</text:span>&lt;/span&gt;&lt;span style="color: #ff0000"&gt;<text:span text:style-name="T6007">趿</text:span>&lt;/span&gt;&lt;span style="color: #00a000"&gt;<text:span text:style-name="T6008">靸</text:span>&lt;/span&gt;&lt;span style="color: #ff0000"&gt;<text:span text:style-name="T6009">塌</text:span>&lt;/span&gt;&lt;span style="color: #0000ff"&gt;<text:span text:style-name="T6010">搨</text:span>&lt;/span&gt;&lt;span style="color: #ff0000"&gt;<text:span text:style-name="T6011">褟</text:span>&lt;/span&gt;&lt;span&gt;&lt;br&gt;&lt;/span&gt;&lt;span style="color: #ff0000"&gt;<text:span text:style-name="T6012">呔</text:span>&lt;/span&gt;&lt;span&gt;&lt;br&gt;&lt;/span&gt;&lt;span style="color: #d89000"&gt;<text:span text:style-name="T6013">抬</text:span>&lt;/span&gt;&lt;span style="color: #d89000"&gt;<text:span text:style-name="T6014">邰</text:span>&lt;/span&gt;&lt;span style="color: #ff0000"&gt;<text:span text:style-name="T6015">苔</text:span>&lt;/span&gt;&lt;span style="color: #d89000"&gt;<text:span text:style-name="T6016">炱</text:span>&lt;/span&gt;&lt;span style="color: #d89000"&gt;<text:span text:style-name="T6017">跆</text:span>&lt;/span&gt;&lt;span style="color: #d89000"&gt;<text:span text:style-name="T6018">儓</text:span>&lt;/span&gt;&lt;span style="color: #d89000"&gt;<text:span text:style-name="T6019">嬯</text:span>&lt;/span&gt;&lt;span style="color: #d89000"&gt;<text:span text:style-name="T6020">籉</text:span>&lt;/span&gt;&lt;span style="color: #d89000"&gt;<text:span text:style-name="T6021">台</text:span>&lt;/span&gt;&lt;span&gt;&lt;br&gt;&lt;/span&gt;&lt;span style="color: #0000ff"&gt;<text:span text:style-name="T6022">大</text:span>&lt;/span&gt;&lt;span style="color: #0000ff"&gt;<text:span text:style-name="T6023">忕</text:span>&lt;/span&gt;&lt;span style="color: #0000ff"&gt;<text:span text:style-name="T6024">太</text:span>&lt;/span&gt;&lt;span style="color: #0000ff"&gt;<text:span text:style-name="T6025">汰</text:span>&lt;/span&gt;&lt;span style="color: #0000ff"&gt;<text:span text:style-name="T6026">肽</text:span>&lt;/span&gt;&lt;span style="color: #0000ff"&gt;<text:span text:style-name="T6027">泰</text:span>&lt;/span&gt;&lt;span&gt;&lt;br&gt;&lt;/span&gt;&lt;span style="color: #d89000"&gt;<text:span text:style-name="T6028">台</text:span>&lt;/span&gt;&lt;span style="color: #ff0000"&gt;<text:span text:style-name="T6029">苔</text:span>&lt;/span&gt;&lt;span style="color: #ff0000"&gt;<text:span text:style-name="T6030">胎</text:span>&lt;/span&gt;&lt;span&gt;&lt;br&gt;&lt;/span&gt;&lt;span style="color: #d89000"&gt;<text:span text:style-name="T6031">倓</text:span>&lt;/span&gt;&lt;span style="color: #d89000"&gt;<text:span text:style-name="T6032">郯</text:span>&lt;/span&gt;&lt;span style="color: #00a000"&gt;<text:span text:style-name="T6033">惔</text:span>&lt;/span&gt;&lt;span style="color: #d89000"&gt;<text:span text:style-name="T6034">痰</text:span>&lt;/span&gt;&lt;span style="color: #d89000"&gt;<text:span text:style-name="T6035">餤</text:span>&lt;/span&gt;&lt;span style="color: #d89000"&gt;<text:span text:style-name="T6036">覃</text:span>&lt;/span&gt;&lt;span style="color: #d89000"&gt;<text:span text:style-name="T6037">潭</text:span>&lt;/span&gt;&lt;span style="color: #d89000"&gt;<text:span text:style-name="T6038">憛</text:span>&lt;/span&gt;&lt;span&gt;<text:span text:style-name="T6039">𨝸</text:span>&lt;/span&gt;&lt;span style="color: #d89000"&gt;<text:span text:style-name="T6040">蟫</text:span>&lt;/span&gt;&lt;span style="color: #d89000"&gt;<text:span text:style-name="T6041">醰</text:span>&lt;/span&gt;&lt;span style="color: #d89000"&gt;<text:span text:style-name="T6042">藫</text:span>&lt;/span&gt;&lt;span style="color: #d89000"&gt;<text:span text:style-name="T6043">澹</text:span>&lt;/span&gt;&lt;span style="color: #d89000"&gt;<text:span text:style-name="T6044">檀</text:span>&lt;/span&gt;&lt;span&gt;&lt;br&gt;&lt;/span&gt;&lt;span style="color: #0000ff"&gt;<text:span text:style-name="T6045">炭</text:span>&lt;/span&gt;&lt;span style="color: #0000ff"&gt;<text:span text:style-name="T6046">湠</text:span>&lt;/span&gt;&lt;span style="color: #0000ff"&gt;<text:span text:style-name="T6047">碳</text:span>&lt;/span&gt;&lt;span style="color: #ff0000"&gt;<text:span text:style-name="T6048">羰</text:span>&lt;/span&gt;&lt;span style="color: #0000ff"&gt;<text:span text:style-name="T6049">探</text:span>&lt;/span&gt;&lt;span style="color: #0000ff"&gt;<text:span text:style-name="T6050">舕</text:span>&lt;/span&gt;&lt;span style="color: #00a000"&gt;<text:span text:style-name="T6051">撢</text:span>&lt;/span&gt;&lt;span&gt;&lt;br&gt;&lt;/span&gt;&lt;span style="color: #00a000"&gt;<text:span text:style-name="T6052">忐</text:span>&lt;/span&gt;&lt;span style="color: #00a000"&gt;<text:span text:style-name="T6053">坦</text:span>&lt;/span&gt;&lt;span style="color: #00a000"&gt;<text:span text:style-name="T6054">袒</text:span>&lt;/span&gt;&lt;span style="color:<text:s/><text:soft-page-break/>#d89000"&gt;<text:span text:style-name="T6055">儃</text:span>&lt;/span&gt;&lt;span style="color: #00a000"&gt;<text:span text:style-name="T6056">菼</text:span>&lt;/span&gt;&lt;span style="color: #00a000"&gt;<text:span text:style-name="T6057">毯</text:span>&lt;/span&gt;&lt;span style="color: #00a000"&gt;<text:span text:style-name="T6058">嗿</text:span>&lt;/span&gt;&lt;span style="color: #00a000"&gt;<text:span text:style-name="T6059">醓</text:span>&lt;/span&gt;&lt;span style="color: #00a000"&gt;<text:span text:style-name="T6060">禫</text:span>&lt;/span&gt;&lt;span style="color: #d89000"&gt;<text:span text:style-name="T6061">黮</text:span>&lt;/span&gt;&lt;span style="color: #0000ff"&gt;<text:span text:style-name="T6062">襢</text:span>&lt;/span&gt;&lt;span&gt;&lt;br&gt;&lt;/span&gt;&lt;span style="color: #ff0000"&gt;<text:span text:style-name="T6063">坍</text:span>&lt;/span&gt;&lt;span style="color: #ff0000"&gt;<text:span text:style-name="T6064">怹</text:span>&lt;/span&gt;&lt;span style="color: #0000ff"&gt;<text:span text:style-name="T6065">探</text:span>&lt;/span&gt;&lt;span style="color: #0000ff"&gt;<text:span text:style-name="T6066">潬</text:span>&lt;/span&gt;&lt;span&gt;&lt;br&gt;&lt;/span&gt;&lt;span style="color: #d89000"&gt;<text:span text:style-name="T6067">唐</text:span>&lt;/span&gt;&lt;span style="color: #d89000"&gt;<text:span text:style-name="T6068">溏</text:span>&lt;/span&gt;&lt;span style="color: #d89000"&gt;<text:span text:style-name="T6069">塘</text:span>&lt;/span&gt;&lt;span style="color: #d89000"&gt;<text:span text:style-name="T6070">搪</text:span>&lt;/span&gt;&lt;span style="color: #d89000"&gt;<text:span text:style-name="T6071">煻</text:span>&lt;/span&gt;&lt;span style="color: #d89000"&gt;<text:span text:style-name="T6072">榶</text:span>&lt;/span&gt;&lt;span style="color: #d89000"&gt;<text:span text:style-name="T6073">蓎</text:span>&lt;/span&gt;&lt;span style="color: #d89000"&gt;<text:span text:style-name="T6074">糖</text:span>&lt;/span&gt;&lt;span style="color: #d89000"&gt;<text:span text:style-name="T6075">螗</text:span>&lt;/span&gt;&lt;span style="color: #d89000"&gt;<text:span text:style-name="T6076">赯</text:span>&lt;/span&gt;&lt;span style="color: #d89000"&gt;<text:span text:style-name="T6077">堂</text:span>&lt;/span&gt;&lt;span style="color: #d89000"&gt;<text:span text:style-name="T6078">棠</text:span>&lt;/span&gt;&lt;span style="color: #d89000"&gt;<text:span text:style-name="T6079">膛</text:span>&lt;/span&gt;&lt;span style="color: #d89000"&gt;<text:span text:style-name="T6080">螳</text:span>&lt;/span&gt;&lt;span&gt;&lt;br&gt;&lt;/span&gt;&lt;span style="color: #0000ff"&gt;<text:span text:style-name="T6081">趟</text:span>&lt;/span&gt;&lt;span&gt;&lt;br&gt;&lt;/span&gt;&lt;span style="color: #00a000"&gt;<text:span text:style-name="T6082">帑</text:span>&lt;/span&gt;&lt;span style="color: #00a000"&gt;<text:span text:style-name="T6083">倘</text:span>&lt;/span&gt;&lt;span style="color: #00a000"&gt;<text:span text:style-name="T6084">淌</text:span>&lt;/span&gt;&lt;span style="color: #00a000"&gt;<text:span text:style-name="T6085">惝</text:span>&lt;/span&gt;&lt;span style="color: #00a000"&gt;<text:span text:style-name="T6086">躺</text:span>&lt;/span&gt;&lt;span style="color: #00a000"&gt;<text:span text:style-name="T6087">戃</text:span>&lt;/span&gt;&lt;span style="color: #00a000"&gt;<text:span text:style-name="T6088">爣</text:span>&lt;/span&gt;&lt;span style="color: #00a000"&gt;<text:span text:style-name="T6089">曭</text:span>&lt;/span&gt;&lt;span style="color: #00a000"&gt;<text:span text:style-name="T6090">矘</text:span>&lt;/span&gt;&lt;span&gt;&lt;br&gt;&lt;/span&gt;&lt;span style="color: #ff0000"&gt;<text:span text:style-name="T6091">蹚</text:span>&lt;/span&gt;&lt;span&gt;&lt;br&gt;&lt;/span&gt;&lt;span style="color: #d89000"&gt;<text:span text:style-name="T6092">萄</text:span>&lt;/span&gt;&lt;span&gt;&lt;br&gt;&lt;/span&gt;&lt;span style="color: #d89000"&gt;<text:span text:style-name="T6093">匋</text:span>&lt;/span&gt;&lt;span style="color: #d89000"&gt;<text:span text:style-name="T6094">淘</text:span>&lt;/span&gt;&lt;span style="color: #d89000"&gt;<text:span text:style-name="T6095">啕</text:span>&lt;/span&gt;&lt;span style="color: #d89000"&gt;<text:span text:style-name="T6096">陶</text:span>&lt;/span&gt;&lt;span style="color: #d89000"&gt;<text:span text:style-name="T6097">萄</text:span>&lt;/span&gt;&lt;span style="color: #d89000"&gt;<text:span text:style-name="T6098">洮</text:span>&lt;/span&gt;&lt;span style="color: #d89000"&gt;<text:span text:style-name="T6099">咷</text:span>&lt;/span&gt;&lt;span style="color: #d89000"&gt;<text:span text:style-name="T6100">桃</text:span>&lt;/span&gt;&lt;span style="color: #d89000"&gt;<text:span text:style-name="T6101">逃</text:span>&lt;/span&gt;&lt;span style="color: #0000ff"&gt;<text:span text:style-name="T6102">翿</text:span>&lt;/span&gt;&lt;span&gt;&lt;br&gt;&lt;/span&gt;&lt;span style="color: #0000ff"&gt;<text:span text:style-name="T6103">套</text:span>&lt;/span&gt;&lt;span&gt;&lt;br&gt;&lt;/span&gt;&lt;span style="color: #00a000"&gt;<text:span text:style-name="T6104">夲</text:span>&lt;/span&gt;&lt;span style="color: #ff0000"&gt;<text:span text:style-name="T6105">叨</text:span>&lt;/span&gt;&lt;span style="color: #ff0000"&gt;<text:span text:style-name="T6106">弢</text:span>&lt;/span&gt;&lt;span style="color: #ff0000"&gt;<text:span text:style-name="T6107">掏</text:span>&lt;/span&gt;&lt;span style="color: #ff0000"&gt;<text:span text:style-name="T6108">滔</text:span>&lt;/span&gt;&lt;span style="color: #ff0000"&gt;<text:span text:style-name="T6109">慆</text:span>&lt;/span&gt;&lt;span style="color: #ff0000"&gt;<text:span text:style-name="T6110">搯</text:span>&lt;/span&gt;&lt;span style="color: #ff0000"&gt;<text:span text:style-name="T6111">謟</text:span>&lt;/span&gt;&lt;span style="color: #ff0000"&gt;<text:span text:style-name="T6112">饕</text:span>&lt;/span&gt;&lt;span&gt;&lt;br&gt;&lt;/span&gt;&lt;span style="color: #0000ff"&gt;<text:span text:style-name="T6113">忒</text:span>&lt;/span&gt;&lt;span style="color: #0000ff"&gt;<text:span text:style-name="T6114">忑</text:span>&lt;/span&gt;&lt;span style="color: #0000ff"&gt;<text:span text:style-name="T6115">貣</text:span>&lt;/span&gt;&lt;span style="color: #0000ff"&gt;<text:span text:style-name="T6116">特</text:span>&lt;/span&gt;&lt;span style="color: #0000ff"&gt;<text:span text:style-name="T6117">慝</text:span>&lt;/span&gt;&lt;span style="color: #d89000"&gt;<text:span text:style-name="T6118">螣</text:span>&lt;/span&gt;&lt;span&gt;&lt;br&gt;&lt;/span&gt;&lt;span style="color: #d89000"&gt;<text:span text:style-name="T6119">疼</text:span>&lt;/span&gt;&lt;span style="color: #d89000"&gt;<text:span text:style-name="T6120">幐</text:span>&lt;/span&gt;&lt;span style="color: #d89000"&gt;<text:span text:style-name="T6121">滕</text:span>&lt;/span&gt;&lt;span style="color: #d89000"&gt;<text:span text:style-name="T6122">螣</text:span>&lt;/span&gt;&lt;span style="color: #d89000"&gt;<text:span text:style-name="T6123">縢</text:span>&lt;/span&gt;&lt;span style="color: #d89000"&gt;<text:span text:style-name="T6124">藤</text:span>&lt;/span&gt;&lt;span style="color: #d89000"&gt;<text:span text:style-name="T6125">籐</text:span>&lt;/span&gt;&lt;span&gt;&lt;br&gt;&lt;/span&gt;&lt;span style="color: #d89000"&gt;<text:span text:style-name="T6126">荑</text:span>&lt;/span&gt;&lt;span style="color: #d89000"&gt;<text:span text:style-name="T6127">偍</text:span>&lt;/span&gt;&lt;span style="color: #ff0000"&gt;<text:span text:style-name="T6128">堤</text:span>&lt;/span&gt;&lt;span style="color: #d89000"&gt;<text:span text:style-name="T6129">提</text:span>&lt;/span&gt;&lt;span style="color: #d89000"&gt;<text:span text:style-name="T6130">媞</text:span>&lt;/span&gt;&lt;span style="color: #ff0000"&gt;<text:span text:style-name="T6131">隄</text:span>&lt;/span&gt;&lt;span style="color: #d89000"&gt;<text:span text:style-name="T6132">禔</text:span>&lt;/span&gt;&lt;span style="color: #d89000"&gt;<text:span text:style-name="T6133">醍</text:span>&lt;/span&gt;&lt;span style="color: #d89000"&gt;<text:span text:style-name="T6134">啼</text:span>&lt;/span&gt;&lt;span style="color: #d89000"&gt;<text:span text:style-name="T6135">蹄</text:span>&lt;/span&gt;&lt;span style="color: #d89000"&gt;<text:span text:style-name="T6136">稊</text:span>&lt;/span&gt;&lt;span&gt;&lt;br&gt;&lt;/span&gt;&lt;span style="color: #0000ff"&gt;<text:span text:style-name="T6137">弟</text:span>&lt;/span&gt;&lt;span style="color: #0000ff"&gt;<text:span text:style-name="T6138">剃</text:span>&lt;/span&gt;&lt;span style="color: #0000ff"&gt;<text:span text:style-name="T6139">涕</text:span>&lt;/span&gt;&lt;span style="color: #0000ff"&gt;<text:span text:style-name="T6140">悌</text:span>&lt;/span&gt;&lt;span style="color: #0000ff"&gt;<text:span text:style-name="T6141">倜</text:span><text:soft-page-break/>&lt;/span&gt;&lt;span style="color: #0000ff"&gt;<text:span text:style-name="T6142">惕</text:span>&lt;/span&gt;&lt;span style="color: #0000ff"&gt;<text:span text:style-name="T6143">裼</text:span>&lt;/span&gt;&lt;span style="color: #d89000"&gt;<text:span text:style-name="T6144">鬄</text:span>&lt;/span&gt;&lt;span style="color: #0000ff"&gt;<text:span text:style-name="T6145">逖</text:span>&lt;/span&gt;&lt;span style="color: #0000ff"&gt;<text:span text:style-name="T6146">啻</text:span>&lt;/span&gt;&lt;span style="color: #0000ff"&gt;<text:span text:style-name="T6147">替</text:span>&lt;/span&gt;&lt;span style="color: #0000ff"&gt;<text:span text:style-name="T6148">棣</text:span>&lt;/span&gt;&lt;span style="color: #ff0000"&gt;<text:span text:style-name="T6149">摘</text:span>&lt;/span&gt;&lt;span style="color: #ff0000"&gt;<text:span text:style-name="T6150">擿</text:span>&lt;/span&gt;&lt;span style="color: #0000ff"&gt;<text:span text:style-name="T6151">薙</text:span>&lt;/span&gt;&lt;span style="color: #0000ff"&gt;<text:span text:style-name="T6152">嚏</text:span>&lt;/span&gt;&lt;span style="color: #0000ff"&gt;<text:span text:style-name="T6153">籊</text:span>&lt;/span&gt;&lt;span style="color: #0000ff"&gt;<text:span text:style-name="T6154">趯</text:span>&lt;/span&gt;&lt;span style="color: #0000ff"&gt;<text:span text:style-name="T6155">俶</text:span>&lt;/span&gt;&lt;span&gt;&lt;br&gt;&lt;/span&gt;&lt;span style="color: #ff0000"&gt;<text:span text:style-name="T6156">剔</text:span>&lt;/span&gt;&lt;span style="color: #ff0000"&gt;<text:span text:style-name="T6157">踢</text:span>&lt;/span&gt;&lt;span style="color: #ff0000"&gt;<text:span text:style-name="T6158">梯</text:span>&lt;/span&gt;&lt;span&gt;&lt;br&gt;&lt;/span&gt;&lt;span style="color: #d89000"&gt;<text:span text:style-name="T6159">田</text:span>&lt;/span&gt;&lt;span style="color: #0000ff"&gt;<text:span text:style-name="T6160">佃</text:span>&lt;/span&gt;&lt;span style="color: #0000ff"&gt;<text:span text:style-name="T6161">甸</text:span>&lt;/span&gt;&lt;span style="color: #d89000"&gt;<text:span text:style-name="T6162">畋</text:span>&lt;/span&gt;&lt;span style="color: #d89000"&gt;<text:span text:style-name="T6163">恬</text:span>&lt;/span&gt;&lt;span style="color: #d89000"&gt;<text:span text:style-name="T6164">甜</text:span>&lt;/span&gt;&lt;span style="color: #d89000"&gt;<text:span text:style-name="T6165">湉</text:span>&lt;/span&gt;&lt;span style="color: #d89000"&gt;<text:span text:style-name="T6166">填</text:span>&lt;/span&gt;&lt;span style="color: #ff0000"&gt;<text:span text:style-name="T6167">搷</text:span>&lt;/span&gt;&lt;span style="color: #d89000"&gt;<text:span text:style-name="T6168">磌</text:span>&lt;/span&gt;&lt;span&gt;&lt;br&gt;&lt;/span&gt;&lt;span style="color: #0000ff"&gt;<text:span text:style-name="T6169">掭</text:span>&lt;/span&gt;&lt;span style="color: #0000ff"&gt;<text:span text:style-name="T6170">瑱</text:span>&lt;/span&gt;&lt;span style="color: #0000ff"&gt;<text:span text:style-name="T6171">舚</text:span>&lt;/span&gt;&lt;span&gt;&lt;br&gt;&lt;/span&gt;&lt;span style="color: #00a000"&gt;<text:span text:style-name="T6172">忝</text:span>&lt;/span&gt;&lt;span style="color: #00a000"&gt;<text:span text:style-name="T6173">舔</text:span>&lt;/span&gt;&lt;span style="color: #00a000"&gt;<text:span text:style-name="T6174">殄</text:span>&lt;/span&gt;&lt;span style="color: #00a000"&gt;<text:span text:style-name="T6175">淟</text:span>&lt;/span&gt;&lt;span&gt;<text:span text:style-name="T6176">㥏</text:span>&lt;/span&gt;&lt;span style="color: #00a000"&gt;<text:span text:style-name="T6177">腆</text:span>&lt;/span&gt;&lt;span style="color: #00a000"&gt;<text:span text:style-name="T6178">餂</text:span>&lt;/span&gt;&lt;span&gt;&lt;br&gt;&lt;/span&gt;&lt;span style="color: #ff0000"&gt;<text:span text:style-name="T6179">天</text:span>&lt;/span&gt;&lt;span style="color: #ff0000"&gt;<text:span text:style-name="T6180">添</text:span>&lt;/span&gt;&lt;span style="color: #ff0000"&gt;<text:span text:style-name="T6181">酟</text:span>&lt;/span&gt;&lt;span&gt;&lt;br&gt;&lt;/span&gt;&lt;span style="color: #d89000"&gt;<text:span text:style-name="T6182">岧</text:span>&lt;/span&gt;&lt;span style="color: #d89000"&gt;<text:span text:style-name="T6183">苕</text:span>&lt;/span&gt;&lt;span style="color: #d89000"&gt;<text:span text:style-name="T6184">迢</text:span>&lt;/span&gt;&lt;span style="color: #d89000"&gt;<text:span text:style-name="T6185">笤</text:span>&lt;/span&gt;&lt;span style="color: #d89000"&gt;<text:span text:style-name="T6186">髫</text:span>&lt;/span&gt;&lt;span style="color: #ff0000"&gt;<text:span text:style-name="T6187">佻</text:span>&lt;/span&gt;&lt;span style="color: #d89000"&gt;<text:span text:style-name="T6188">蜩</text:span>&lt;/span&gt;&lt;span style="color: #d89000"&gt;<text:span text:style-name="T6189">鞗</text:span>&lt;/span&gt;&lt;span&gt;&lt;br&gt;&lt;/span&gt;&lt;span style="color: #0000ff"&gt;<text:span text:style-name="T6190">眺</text:span>&lt;/span&gt;&lt;span style="color: #0000ff"&gt;<text:span text:style-name="T6191">跳</text:span>&lt;/span&gt;&lt;span style="color: #0000ff"&gt;<text:span text:style-name="T6192">覜</text:span>&lt;/span&gt;&lt;span style="color: #0000ff"&gt;<text:span text:style-name="T6193">朓</text:span>&lt;/span&gt;&lt;span&gt;&lt;br&gt;&lt;/span&gt;&lt;span style="color: #ff0000"&gt;<text:span text:style-name="T6194">挑</text:span>&lt;/span&gt;&lt;span style="color: #0000ff"&gt;<text:span text:style-name="T6195">朓</text:span>&lt;/span&gt;&lt;span style="color: #00a000"&gt;<text:span text:style-name="T6196">窕</text:span>&lt;/span&gt;&lt;span&gt;<text:span text:style-name="T6197">䠷</text:span>&lt;/span&gt;&lt;span style="color: #00a000"&gt;<text:span text:style-name="T6198">嬥</text:span>&lt;/span&gt;&lt;span&gt;&lt;br&gt;&lt;/span&gt;&lt;span style="color: #ff0000"&gt;<text:span text:style-name="T6199">佻</text:span>&lt;/span&gt;&lt;span style="color: #ff0000"&gt;<text:span text:style-name="T6200">庣</text:span>&lt;/span&gt;&lt;span style="color: #ff0000"&gt;<text:span text:style-name="T6201">恌</text:span>&lt;/span&gt;&lt;span style="color: #ff0000"&gt;<text:span text:style-name="T6202">挑</text:span>&lt;/span&gt;&lt;span style="color: #ff0000"&gt;<text:span text:style-name="T6203">祧</text:span>&lt;/span&gt;&lt;span&gt;&lt;br&gt;&lt;/span&gt;&lt;span style="color: #00a000"&gt;<text:span text:style-name="T6204">帖</text:span>&lt;/span&gt;&lt;span style="color: #0000ff"&gt;<text:span text:style-name="T6205">餮</text:span>&lt;/span&gt;&lt;span&gt;&lt;br&gt;&lt;/span&gt;&lt;span style="color: #00a000"&gt;<text:span text:style-name="T6206">帖</text:span>&lt;/span&gt;&lt;span style="color: #00a000"&gt;<text:span text:style-name="T6207">驖</text:span>&lt;/span&gt;&lt;span&gt;&lt;br&gt;&lt;/span&gt;&lt;span style="color: #ff0000"&gt;<text:span text:style-name="T6208">怗</text:span>&lt;/span&gt;&lt;span style="color: #00a000"&gt;<text:span text:style-name="T6209">帖</text:span>&lt;/span&gt;&lt;span style="color: #d89000"&gt;<text:span text:style-name="T6210">跕</text:span>&lt;/span&gt;&lt;span&gt;&lt;br&gt;&lt;/span&gt;&lt;span style="color: #d89000"&gt;<text:span text:style-name="T6211">廷</text:span>&lt;/span&gt;&lt;span style="color: #d89000"&gt;<text:span text:style-name="T6212">庭</text:span>&lt;/span&gt;&lt;span style="color: #d89000"&gt;<text:span text:style-name="T6213">莛</text:span>&lt;/span&gt;&lt;span style="color: #d89000"&gt;<text:span text:style-name="T6214">蜓</text:span>&lt;/span&gt;&lt;span style="color: #d89000"&gt;<text:span text:style-name="T6215">筳</text:span>&lt;/span&gt;&lt;span style="color: #d89000"&gt;<text:span text:style-name="T6216">霆</text:span>&lt;/span&gt;&lt;span style="color: #d89000"&gt;<text:span text:style-name="T6217">鼮</text:span>&lt;/span&gt;&lt;span style="color: #d89000"&gt;<text:span text:style-name="T6218">亭</text:span>&lt;/span&gt;&lt;span style="color: #d89000"&gt;<text:span text:style-name="T6219">停</text:span>&lt;/span&gt;&lt;span style="color: #d89000"&gt;<text:span text:style-name="T6220">渟</text:span>&lt;/span&gt;&lt;span style="color: #d89000"&gt;<text:span text:style-name="T6221">婷</text:span>&lt;/span&gt;&lt;span style="color: #d89000"&gt;<text:span text:style-name="T6222">葶</text:span>&lt;/span&gt;&lt;span&gt;&lt;br&gt;&lt;/span&gt;&lt;span style="color: #ff0000"&gt;<text:span text:style-name="T6223">听</text:span>&lt;/span&gt;&lt;span&gt;&lt;br&gt;&lt;/span&gt;&lt;span&gt;<text:span text:style-name="T6224">𡈼</text:span>&lt;/span&gt;&lt;span style="color: #00a000"&gt;<text:span text:style-name="T6225">侹</text:span>&lt;/span&gt;&lt;span style="color: #00a000"&gt;<text:span text:style-name="T6226">挺</text:span>&lt;/span&gt;&lt;span style="color: #00a000"&gt;<text:span text:style-name="T6227">珽</text:span>&lt;/span&gt;&lt;span style="color: #00a000"&gt;<text:span text:style-name="T6228">梃</text:span>&lt;/span&gt;&lt;span style="color: #00a000"&gt;<text:span text:style-name="T6229">脡</text:span>&lt;/span&gt;&lt;span<text:s/><text:soft-page-break/>style="color: #00a000"&gt;<text:span text:style-name="T6230">艇</text:span>&lt;/span&gt;&lt;span style="color: #00a000"&gt;<text:span text:style-name="T6231">町</text:span>&lt;/span&gt;&lt;span&gt;&lt;br&gt;&lt;/span&gt;&lt;span style="color: #ff0000"&gt;<text:span text:style-name="T6232">汀</text:span>&lt;/span&gt;&lt;span style="color: #d89000"&gt;<text:span text:style-name="T6233">朾</text:span>&lt;/span&gt;&lt;span style="color: #ff0000"&gt;<text:span text:style-name="T6234">耵</text:span>&lt;/span&gt;&lt;span style="color: #ff0000"&gt;<text:span text:style-name="T6235">桯</text:span>&lt;/span&gt;&lt;span style="color: #ff0000"&gt;<text:span text:style-name="T6236">鞓</text:span>&lt;/span&gt;&lt;span style="color: #ff0000"&gt;<text:span text:style-name="T6237">綎</text:span>&lt;/span&gt;&lt;span style="color: #ff0000"&gt;<text:span text:style-name="T6238">听</text:span>&lt;/span&gt;&lt;span&gt;&lt;br&gt;&lt;/span&gt;&lt;span style="color: #d89000"&gt;<text:span text:style-name="T6239">同</text:span>&lt;/span&gt;&lt;span style="color: #0000ff"&gt;<text:span text:style-name="T6240">侗</text:span>&lt;/span&gt;&lt;span style="color: #0000ff"&gt;<text:span text:style-name="T6241">洞</text:span>&lt;/span&gt;&lt;span style="color: #0000ff"&gt;<text:span text:style-name="T6242">垌</text:span>&lt;/span&gt;&lt;span style="color: #d89000"&gt;<text:span text:style-name="T6243">哃</text:span>&lt;/span&gt;&lt;span style="color: #0000ff"&gt;<text:span text:style-name="T6244">峒</text:span>&lt;/span&gt;&lt;span style="color: #d89000"&gt;<text:span text:style-name="T6245">桐</text:span>&lt;/span&gt;&lt;span style="color: #d89000"&gt;<text:span text:style-name="T6246">茼</text:span>&lt;/span&gt;&lt;span style="color: #d89000"&gt;<text:span text:style-name="T6247">酮</text:span>&lt;/span&gt;&lt;span style="color: #d89000"&gt;<text:span text:style-name="T6248">佟</text:span>&lt;/span&gt;&lt;span style="color: #d89000"&gt;<text:span text:style-name="T6249">彤</text:span>&lt;/span&gt;&lt;span style="color: #d89000"&gt;<text:span text:style-name="T6250">童</text:span>&lt;/span&gt;&lt;span style="color: #0000ff"&gt;<text:span text:style-name="T6251">僮</text:span>&lt;/span&gt;&lt;span style="color: #d89000"&gt;<text:span text:style-name="T6252">潼</text:span>&lt;/span&gt;&lt;span style="color: #d89000"&gt;<text:span text:style-name="T6253">氃</text:span>&lt;/span&gt;&lt;span style="color: #d89000"&gt;<text:span text:style-name="T6254">橦</text:span>&lt;/span&gt;&lt;span style="color: #d89000"&gt;<text:span text:style-name="T6255">曈</text:span>&lt;/span&gt;&lt;span style="color: #d89000"&gt;<text:span text:style-name="T6256">朣</text:span>&lt;/span&gt;&lt;span style="color: #d89000"&gt;<text:span text:style-name="T6257">瞳</text:span>&lt;/span&gt;&lt;span style="color: #d89000"&gt;<text:span text:style-name="T6258">罿</text:span>&lt;/span&gt;&lt;span style="color: #d89000"&gt;<text:span text:style-name="T6259">穜</text:span>&lt;/span&gt;&lt;span style="color: #ff0000"&gt;<text:span text:style-name="T6260">艟</text:span>&lt;/span&gt;&lt;span style="color: #d89000"&gt;<text:span text:style-name="T6261">赨</text:span>&lt;/span&gt;&lt;span&gt;&lt;br&gt;&lt;/span&gt;&lt;span style="color: #d89000"&gt;<text:span text:style-name="T6262">同</text:span>&lt;/span&gt;&lt;span style="color: #0000ff"&gt;<text:span text:style-name="T6263">痛</text:span>&lt;/span&gt;&lt;span&gt;&lt;br&gt;&lt;/span&gt;&lt;span style="color: #00a000"&gt;<text:span text:style-name="T6264">捅</text:span>&lt;/span&gt;&lt;span style="color: #00a000"&gt;<text:span text:style-name="T6265">桶</text:span>&lt;/span&gt;&lt;span style="color: #00a000"&gt;<text:span text:style-name="T6266">筒</text:span>&lt;/span&gt;&lt;span&gt;&lt;br&gt;&lt;/span&gt;&lt;span style="color: #0000ff"&gt;<text:span text:style-name="T6267">恫</text:span>&lt;/span&gt;&lt;span style="color: #ff0000"&gt;<text:span text:style-name="T6268">痌</text:span>&lt;/span&gt;&lt;span style="color: #ff0000"&gt;<text:span text:style-name="T6269">通</text:span>&lt;/span&gt;&lt;span&gt;&lt;br&gt;&lt;/span&gt;&lt;span style="color: #d89000"&gt;<text:span text:style-name="T6270">亠</text:span>&lt;/span&gt;&lt;span style="color: #d89000"&gt;<text:span text:style-name="T6271">投</text:span>&lt;/span&gt;&lt;span style="color: #0000ff"&gt;<text:span text:style-name="T6272">酘</text:span>&lt;/span&gt;&lt;span style="color: #d89000"&gt;<text:span text:style-name="T6273">骰</text:span>&lt;/span&gt;&lt;span&gt;&lt;br&gt;&lt;/span&gt;&lt;span style="color: #0000ff"&gt;<text:span text:style-name="T6274">透</text:span>&lt;/span&gt;&lt;span&gt;&lt;br&gt;&lt;/span&gt;&lt;span style="color: #00a000"&gt;<text:span text:style-name="T6275">黈</text:span>&lt;/span&gt;&lt;span&gt;&lt;br&gt;&lt;/span&gt;&lt;span style="color: #ff0000"&gt;<text:span text:style-name="T6276">偷</text:span>&lt;/span&gt;&lt;span style="color: #ff0000"&gt;<text:span text:style-name="T6277">媮</text:span>&lt;/span&gt;&lt;span&gt;&lt;br&gt;&lt;/span&gt;&lt;span style="color: #ff0000"&gt;<text:span text:style-name="T6278">噌</text:span>&lt;/span&gt;&lt;span&gt;&lt;br&gt;&lt;/span&gt;&lt;span style="color: #00a000"&gt;<text:span text:style-name="T6279">洒</text:span>&lt;/span&gt;&lt;span&gt;&lt;br&gt;&lt;/span&gt;&lt;span style="color: #0000ff"&gt;<text:span text:style-name="T6280">瘥</text:span>&lt;/span&gt;&lt;span&gt;&lt;br&gt;&lt;/span&gt;&lt;span style="color: #ff0000"&gt;<text:span text:style-name="T6281">凸</text:span>&lt;/span&gt;&lt;span style="color: #d89000"&gt;<text:span text:style-name="T6282">怢</text:span>&lt;/span&gt;&lt;span style="color: #ff0000"&gt;<text:span text:style-name="T6283">突</text:span>&lt;/span&gt;&lt;span style="color: #d89000"&gt;<text:span text:style-name="T6284">葖</text:span>&lt;/span&gt;&lt;span style="color: #ff0000"&gt;<text:span text:style-name="T6285">鼵</text:span>&lt;/span&gt;&lt;span style="color: #d89000"&gt;<text:span text:style-name="T6286">涂</text:span>&lt;/span&gt;&lt;span style="color: #d89000"&gt;<text:span text:style-name="T6287">悇</text:span>&lt;/span&gt;&lt;span style="color: #d89000"&gt;<text:span text:style-name="T6288">荼</text:span>&lt;/span&gt;&lt;span style="color: #d89000"&gt;<text:span text:style-name="T6289">途</text:span>&lt;/span&gt;&lt;span style="color: #d89000"&gt;<text:span text:style-name="T6290">稌</text:span>&lt;/span&gt;&lt;span style="color: #d89000"&gt;<text:span text:style-name="T6291">嵞</text:span>&lt;/span&gt;&lt;span style="color: #d89000"&gt;<text:span text:style-name="T6292">酴</text:span>&lt;/span&gt;&lt;span style="color: #d89000"&gt;<text:span text:style-name="T6293">駼</text:span>&lt;/span&gt;&lt;span style="color: #d89000"&gt;<text:span text:style-name="T6294">鵌</text:span>&lt;/span&gt;&lt;span style="color: #d89000"&gt;<text:span text:style-name="T6295">徒</text:span>&lt;/span&gt;&lt;span style="color: #d89000"&gt;<text:span text:style-name="T6296">跿</text:span>&lt;/span&gt;&lt;span style="color: #d89000"&gt;<text:span text:style-name="T6297">屠</text:span>&lt;/span&gt;&lt;span style="color: #d89000"&gt;<text:span text:style-name="T6298">瘏</text:span>&lt;/span&gt;&lt;span style="color: #0000ff"&gt;<text:span text:style-name="T6299">菟</text:span>&lt;/span&gt;&lt;span style="color: #d89000"&gt;<text:span text:style-name="T6300">腯</text:span>&lt;/span&gt;&lt;span&gt;&lt;br&gt;&lt;/span&gt;&lt;span style="color: #00a000"&gt;<text:span text:style-name="T6301">吐</text:span>&lt;/span&gt;&lt;span style="color: #0000ff"&gt;<text:span text:style-name="T6302">兔</text:span>&lt;/span&gt;&lt;span style="color: #0000ff"&gt;<text:span text:style-name="T6303">堍</text:span>&lt;/span&gt;&lt;span style="color: #0000ff"&gt;<text:span text:style-name="T6304">菟</text:span>&lt;/span&gt;&lt;span&gt;&lt;br&gt;&lt;/span&gt;&lt;span style="color: #00a000"&gt;<text:span text:style-name="T6305">土</text:span>&lt;/span&gt;&lt;span style="color: #00a000"&gt;<text:span text:style-name="T6306">吐</text:span>&lt;/span&gt;&lt;span style="color: #0000ff"&gt;<text:span text:style-name="T6307">芏</text:span>&lt;/span&gt;&lt;span&gt;&lt;br&gt;&lt;/span&gt;&lt;span style="color: #ff0000"&gt;<text:span text:style-name="T6308">凸</text:span>&lt;/span&gt;&lt;span style="color: #d89000"&gt;<text:span text:style-name="T6309">廜</text:span>&lt;/span&gt;&lt;span style="color:<text:s/><text:soft-page-break/>#ff0000"&gt;<text:span text:style-name="T6310">嶀</text:span>&lt;/span&gt;&lt;span&gt;&lt;br&gt;&lt;/span&gt;&lt;span style="color: #d89000"&gt;<text:span text:style-name="T6311">剸</text:span>&lt;/span&gt;&lt;span style="color: #d89000"&gt;<text:span text:style-name="T6312">漙</text:span>&lt;/span&gt;&lt;span style="color: #d89000"&gt;<text:span text:style-name="T6313">慱</text:span>&lt;/span&gt;&lt;span style="color: #d89000"&gt;<text:span text:style-name="T6314">篿</text:span>&lt;/span&gt;&lt;span&gt;&lt;br&gt;&lt;/span&gt;&lt;span style="color: #0000ff"&gt;<text:span text:style-name="T6315">彖</text:span>&lt;/span&gt;&lt;span style="color: #0000ff"&gt;<text:span text:style-name="T6316">褖</text:span>&lt;/span&gt;&lt;span&gt;&lt;br&gt;&lt;/span&gt;&lt;span style="color: #00a000"&gt;<text:span text:style-name="T6317">畽</text:span>&lt;/span&gt;&lt;span style="color: #00a000"&gt;<text:span text:style-name="T6318">疃</text:span>&lt;/span&gt;&lt;span&gt;&lt;br&gt;&lt;/span&gt;&lt;span style="color: #ff0000"&gt;<text:span text:style-name="T6319">湍</text:span>&lt;/span&gt;&lt;span style="color: #ff0000"&gt;<text:span text:style-name="T6320">貒</text:span>&lt;/span&gt;&lt;span&gt;&lt;br&gt;&lt;/span&gt;&lt;span style="color: #d89000"&gt;<text:span text:style-name="T6321">隤</text:span>&lt;/span&gt;&lt;span style="color: #d89000"&gt;<text:span text:style-name="T6322">蹪</text:span>&lt;/span&gt;&lt;span style="color: #d89000"&gt;<text:span text:style-name="T6323">魋</text:span>&lt;/span&gt;&lt;span&gt;&lt;br&gt;&lt;/span&gt;&lt;span style="color: #0000ff"&gt;<text:span text:style-name="T6324">侻</text:span>&lt;/span&gt;&lt;span style="color: #0000ff"&gt;<text:span text:style-name="T6325">駾</text:span>&lt;/span&gt;&lt;span style="color: #0000ff"&gt;<text:span text:style-name="T6326">退</text:span>&lt;/span&gt;&lt;span style="color: #0000ff"&gt;<text:span text:style-name="T6327">褪</text:span>&lt;/span&gt;&lt;span&gt;&lt;br&gt;&lt;/span&gt;&lt;span style="color: #d89000"&gt;<text:span text:style-name="T6328">僓</text:span>&lt;/span&gt;&lt;span style="color: #00a000"&gt;<text:span text:style-name="T6329">腿</text:span>&lt;/span&gt;&lt;span&gt;&lt;br&gt;&lt;/span&gt;&lt;span style="color: #ff0000"&gt;<text:span text:style-name="T6330">推</text:span>&lt;/span&gt;&lt;span style="color: #ff0000"&gt;<text:span text:style-name="T6331">蓷</text:span>&lt;/span&gt;&lt;span&gt;&lt;br&gt;&lt;/span&gt;&lt;span style="color: #d89000"&gt;<text:span text:style-name="T6332">屯</text:span>&lt;/span&gt;&lt;span style="color: #0000ff"&gt;<text:span text:style-name="T6333">忳</text:span>&lt;/span&gt;&lt;span style="color: #d89000"&gt;<text:span text:style-name="T6334">囤</text:span>&lt;/span&gt;&lt;span style="color: #d89000"&gt;<text:span text:style-name="T6335">芚</text:span>&lt;/span&gt;&lt;span style="color: #d89000"&gt;<text:span text:style-name="T6336">軘</text:span>&lt;/span&gt;&lt;span style="color: #d89000"&gt;<text:span text:style-name="T6337">豚</text:span>&lt;/span&gt;&lt;span style="color: #d89000"&gt;<text:span text:style-name="T6338">臀</text:span>&lt;/span&gt;&lt;span style="color: #0000ff"&gt;<text:span text:style-name="T6339">庉</text:span>&lt;/span&gt;&lt;span&gt;&lt;br&gt;&lt;/span&gt;&lt;span style="color: #0000ff"&gt;<text:span text:style-name="T6340">褪</text:span>&lt;/span&gt;&lt;span&gt;&lt;br&gt;&lt;/span&gt;&lt;span style="color: #ff0000"&gt;<text:span text:style-name="T6341">汆</text:span>&lt;/span&gt;&lt;span&gt;&lt;br&gt;&lt;/span&gt;&lt;span style="color: #ff0000"&gt;<text:span text:style-name="T6342">吞</text:span>&lt;/span&gt;&lt;span style="color: #ff0000"&gt;<text:span text:style-name="T6343">涒</text:span>&lt;/span&gt;&lt;span style="color: #ff0000"&gt;<text:span text:style-name="T6344">啍</text:span>&lt;/span&gt;&lt;span style="color: #ff0000"&gt;<text:span text:style-name="T6345">暾</text:span>&lt;/span&gt;&lt;span&gt;<text:span text:style-name="T6346">𪏆</text:span>&lt;/span&gt;&lt;span&gt;&lt;br&gt;&lt;/span&gt;&lt;span style="color: #ff0000"&gt;<text:span text:style-name="T6347">它</text:span>&lt;/span&gt;&lt;span style="color: #d89000"&gt;<text:span text:style-name="T6348">佗</text:span>&lt;/span&gt;&lt;span style="color: #d89000"&gt;<text:span text:style-name="T6349">沱</text:span>&lt;/span&gt;&lt;span style="color: #d89000"&gt;<text:span text:style-name="T6350">坨</text:span>&lt;/span&gt;&lt;span style="color: #d89000"&gt;<text:span text:style-name="T6351">岮</text:span>&lt;/span&gt;&lt;span style="color: #d89000"&gt;<text:span text:style-name="T6352">陀</text:span>&lt;/span&gt;&lt;span style="color: #d89000"&gt;<text:span text:style-name="T6353">砣</text:span>&lt;/span&gt;&lt;span style="color: #d89000"&gt;<text:span text:style-name="T6354">紽</text:span>&lt;/span&gt;&lt;span style="color: #d89000"&gt;<text:span text:style-name="T6355">酡</text:span>&lt;/span&gt;&lt;span style="color: #d89000"&gt;<text:span text:style-name="T6356">跎</text:span>&lt;/span&gt;&lt;span style="color: #d89000"&gt;<text:span text:style-name="T6357">鮀</text:span>&lt;/span&gt;&lt;span style="color: #d89000"&gt;<text:span text:style-name="T6358">阤</text:span>&lt;/span&gt;&lt;span style="color: #d89000"&gt;<text:span text:style-name="T6359">堶</text:span>&lt;/span&gt;&lt;span style="color: #d89000"&gt;<text:span text:style-name="T6360">橐</text:span>&lt;/span&gt;&lt;span style="color: #d89000"&gt;<text:span text:style-name="T6361">驒</text:span>&lt;/span&gt;&lt;span&gt;&lt;br&gt;&lt;/span&gt;&lt;span style="color: #0000ff"&gt;<text:span text:style-name="T6362">拓</text:span>&lt;/span&gt;&lt;span style="color: #0000ff"&gt;<text:span text:style-name="T6363">柝</text:span>&lt;/span&gt;&lt;span style="color: #0000ff"&gt;<text:span text:style-name="T6364">跅</text:span>&lt;/span&gt;&lt;span style="color: #0000ff"&gt;<text:span text:style-name="T6365">唾</text:span>&lt;/span&gt;&lt;span style="color: #0000ff"&gt;<text:span text:style-name="T6366">魄</text:span>&lt;/span&gt;&lt;span&gt;&lt;br&gt;&lt;/span&gt;&lt;span style="color: #00a000"&gt;<text:span text:style-name="T6367">妥</text:span>&lt;/span&gt;&lt;span style="color: #00a000"&gt;<text:span text:style-name="T6368">庹</text:span>&lt;/span&gt;&lt;span style="color: #0000ff"&gt;<text:span text:style-name="T6369">媠</text:span>&lt;/span&gt;&lt;span&gt;&lt;br&gt;&lt;/span&gt;&lt;span style="color: #ff0000"&gt;<text:span text:style-name="T6370">它</text:span>&lt;/span&gt;&lt;span style="color: #d89000"&gt;<text:span text:style-name="T6371">佗</text:span>&lt;/span&gt;&lt;span style="color: #ff0000"&gt;<text:span text:style-name="T6372">他</text:span>&lt;/span&gt;&lt;span style="color: #ff0000"&gt;<text:span text:style-name="T6373">牠</text:span>&lt;/span&gt;&lt;span style="color: #ff0000"&gt;<text:span text:style-name="T6374">拖</text:span>&lt;/span&gt;&lt;span style="color: #ff0000"&gt;<text:span text:style-name="T6375">托</text:span>&lt;/span&gt;&lt;span style="color: #ff0000"&gt;<text:span text:style-name="T6376">侂</text:span>&lt;/span&gt;&lt;span style="color: #ff0000"&gt;<text:span text:style-name="T6377">魠</text:span>&lt;/span&gt;&lt;span style="color: #0000ff"&gt;<text:span text:style-name="T6378">侻</text:span>&lt;/span&gt;&lt;span&gt;&lt;br&gt;&lt;/span&gt;&lt;span style="color: #00a000"&gt;<text:span text:style-name="T6379">拶</text:span>&lt;/span&gt;&lt;span&gt;<text:span text:style-name="T6380">䰖</text:span>&lt;/span&gt;&lt;span&gt;&lt;br&gt;&lt;/span&gt;&lt;span style="color: #ff0000"&gt;<text:span text:style-name="T6381">哇</text:span>&lt;/span&gt;&lt;span&gt;&lt;br&gt;&lt;/span&gt;&lt;span style="color: #ff0000"&gt;<text:span text:style-name="T6382">挖</text:span>&lt;/span&gt;&lt;span style="color: #d89000"&gt;<text:span text:style-name="T6383">娃</text:span>&lt;/span&gt;&lt;span&gt;&lt;br&gt;&lt;/span&gt;&lt;span style="color: #00a000"&gt;<text:span text:style-name="T6384">瓦</text:span>&lt;/span&gt;&lt;span style="color: #ff0000"&gt;<text:span text:style-name="T6385">凹</text:span>&lt;/span&gt;&lt;span&gt;<text:span text:style-name="T6386">䍪</text:span>&lt;/span&gt;&lt;span style="color: #0000ff"&gt;<text:span text:style-name="T6387">嗢</text:span>&lt;/span&gt;&lt;span style="color: #ff0000"&gt;<text:span text:style-name="T6388">殟</text:span>&lt;/span&gt;&lt;span style="color: #0000ff"&gt;<text:span text:style-name="T6389">袜</text:span>&lt;/span&gt;&lt;span&gt;&lt;br&gt;&lt;/span&gt;&lt;span style="color:<text:s/><text:soft-page-break/>#00a000"&gt;<text:span text:style-name="T6390">瓦</text:span>&lt;/span&gt;&lt;span style="color: #00a000"&gt;<text:span text:style-name="T6391">佤</text:span>&lt;/span&gt;&lt;span&gt;&lt;br&gt;&lt;/span&gt;&lt;span style="color: #ff0000"&gt;<text:span text:style-name="T6392">凹</text:span>&lt;/span&gt;&lt;span style="color: #ff0000"&gt;<text:span text:style-name="T6393">呱</text:span>&lt;/span&gt;&lt;span style="color:<text:s/><text:span text:style-name="T6394">#ff0000"&gt;</text:span><text:span text:style-name="T6395">窊</text:span><text:span text:style-name="T6396">&lt;/span&gt;&lt;span style="color: #ff0000"&gt;</text:span><text:span text:style-name="T6397">洼</text:span><text:span text:style-name="T6398">&lt;/span&gt;&lt;span style="color: #ff0000"&gt;</text:span><text:span text:style-name="T6399">哇</text:span><text:span text:style-name="T6400">&lt;/span&gt;&lt;span style="color: #ff0000"&gt;</text:span><text:span text:style-name="T6401">窐</text:span><text:span text:style-name="T6402">&lt;/span&gt;&lt;span style="color: #ff0000"&gt;</text:span><text:span text:style-name="T6403">蛙</text:span><text:span text:style-name="T6404">&lt;/span&gt;&lt;span style="color: #ff0000"&gt;</text:span><text:span text:style-name="T6405">挖</text:span><text:span text:style-name="T6406">&lt;/span&gt;</text:span></text:p>
      <text:p text:style-name="Normal">&lt;span style="color: #0000ff"&gt;<text:span text:style-name="T6407">外</text:span>&lt;/span&gt;&lt;span&gt;&lt;br&gt;&lt;/span&gt;&lt;span style="color: #ff0000"&gt;<text:span text:style-name="T6408">歪</text:span>&lt;/span&gt;&lt;span&gt;&lt;br&gt;&lt;/span&gt;&lt;span style="color: #ff0000"&gt;<text:span text:style-name="T6409">歪</text:span>&lt;/span&gt;&lt;span&gt;&lt;br&gt;&lt;/span&gt;&lt;span style="color: #d89000"&gt;<text:span text:style-name="T6410">丸</text:span>&lt;/span&gt;&lt;span style="color: #d89000"&gt;<text:span text:style-name="T6411">汍</text:span>&lt;/span&gt;&lt;span style="color: #d89000"&gt;<text:span text:style-name="T6412">芄</text:span>&lt;/span&gt;&lt;span style="color: #d89000"&gt;<text:span text:style-name="T6413">刓</text:span>&lt;/span&gt;&lt;span style="color: #d89000"&gt;<text:span text:style-name="T6414">完</text:span>&lt;/span&gt;&lt;span style="color: #d89000"&gt;<text:span text:style-name="T6415">抏</text:span>&lt;/span&gt;&lt;span style="color: #d89000"&gt;<text:span text:style-name="T6416">岏</text:span>&lt;/span&gt;&lt;span style="color: #d89000"&gt;<text:span text:style-name="T6417">玩</text:span>&lt;/span&gt;&lt;span style="color: #d89000"&gt;<text:span text:style-name="T6418">烷</text:span>&lt;/span&gt;&lt;span&gt;&lt;br&gt;&lt;/span&gt;&lt;span style="color: #0000ff"&gt;<text:span text:style-name="T6419">卍</text:span>&lt;/span&gt;&lt;span style="color: #d89000"&gt;<text:span text:style-name="T6420">忨</text:span>&lt;/span&gt;&lt;span style="color: #d89000"&gt;<text:span text:style-name="T6421">玩</text:span>&lt;/span&gt;&lt;span style="color: #d89000"&gt;<text:span text:style-name="T6422">杬</text:span>&lt;/span&gt;&lt;span style="color: #0000ff"&gt;<text:span text:style-name="T6423">翫</text:span>&lt;/span&gt;&lt;span style="color: #00a000"&gt;<text:span text:style-name="T6424">惋</text:span>&lt;/span&gt;&lt;span style="color: #0000ff"&gt;<text:span text:style-name="T6425">腕</text:span>&lt;/span&gt;&lt;span style="color: #0000ff"&gt;<text:span text:style-name="T6426">曼</text:span>&lt;/span&gt;&lt;span style="color: #0000ff"&gt;<text:span text:style-name="T6427">獌</text:span>&lt;/span&gt;&lt;span style="color: #0000ff"&gt;<text:span text:style-name="T6428">万</text:span>&lt;/span&gt;&lt;span&gt;&lt;br&gt;&lt;/span&gt;&lt;span style="color: #00a000"&gt;<text:span text:style-name="T6429">宛</text:span>&lt;/span&gt;&lt;span style="color: #00a000"&gt;<text:span text:style-name="T6430">婉</text:span>&lt;/span&gt;&lt;span style="color: #00a000"&gt;<text:span text:style-name="T6431">琬</text:span>&lt;/span&gt;&lt;span style="color: #00a000"&gt;<text:span text:style-name="T6432">菀</text:span>&lt;/span&gt;&lt;span style="color: #00a000"&gt;<text:span text:style-name="T6433">晼</text:span>&lt;/span&gt;&lt;span style="color: #00a000"&gt;<text:span text:style-name="T6434">碗</text:span>&lt;/span&gt;&lt;span style="color: #00a000"&gt;<text:span text:style-name="T6435">畹</text:span>&lt;/span&gt;&lt;span style="color: #ff0000"&gt;<text:span text:style-name="T6436">蜿</text:span>&lt;/span&gt;&lt;span style="color: #00a000"&gt;<text:span text:style-name="T6437">踠</text:span>&lt;/span&gt;&lt;span style="color: #0000ff"&gt;<text:span text:style-name="T6438">浣</text:span>&lt;/span&gt;&lt;span style="color: #00a000"&gt;<text:span text:style-name="T6439">莞</text:span>&lt;/span&gt;&lt;span style="color: #00a000"&gt;<text:span text:style-name="T6440">脘</text:span>&lt;/span&gt;&lt;span style="color: #00a000"&gt;<text:span text:style-name="T6441">皖</text:span>&lt;/span&gt;&lt;span style="color: #d89000"&gt;<text:span text:style-name="T6442">魭</text:span>&lt;/span&gt;&lt;span style="color: #00a000"&gt;<text:span text:style-name="T6443">挽</text:span>&lt;/span&gt;&lt;span style="color: #00a000"&gt;<text:span text:style-name="T6444">娩</text:span>&lt;/span&gt;&lt;span style="color: #00a000"&gt;<text:span text:style-name="T6445">晚</text:span>&lt;/span&gt;&lt;span style="color: #d89000"&gt;<text:span text:style-name="T6446">鞔</text:span>&lt;/span&gt;&lt;span style="color: #00a000"&gt;<text:span text:style-name="T6447">澣</text:span>&lt;/span&gt;&lt;span&gt;&lt;br&gt;&lt;/span&gt;&lt;span style="color: #ff0000"&gt;<text:span text:style-name="T6448">剜</text:span>&lt;/span&gt;&lt;span style="color: #ff0000"&gt;<text:span text:style-name="T6449">蜿</text:span>&lt;/span&gt;&lt;span style="color: #ff0000"&gt;<text:span text:style-name="T6450">豌</text:span>&lt;/span&gt;&lt;span style="color: #00a000"&gt;<text:span text:style-name="T6451">莞</text:span>&lt;/span&gt;&lt;span style="color: #0000ff"&gt;<text:span text:style-name="T6452">婠</text:span>&lt;/span&gt;&lt;span&gt;&lt;br&gt;&lt;/span&gt;&lt;span style="color: #d89000"&gt;<text:span text:style-name="T6453">亡</text:span>&lt;/span&gt;&lt;span style="color: #0000ff"&gt;<text:span text:style-name="T6454">忘</text:span>&lt;/span&gt;&lt;span style="color: #d89000"&gt;<text:span text:style-name="T6455">王</text:span>&lt;/span&gt;&lt;span&gt;&lt;br&gt;&lt;/span&gt;&lt;span style="color: #d89000"&gt;<text:span text:style-name="T6456">王</text:span>&lt;/span&gt;&lt;span style="color: #0000ff"&gt;<text:span text:style-name="T6457">迋</text:span>&lt;/span&gt;&lt;span style="color: #0000ff"&gt;<text:span text:style-name="T6458">旺</text:span>&lt;/span&gt;&lt;span style="color: #0000ff"&gt;<text:span text:style-name="T6459">妄</text:span>&lt;/span&gt;&lt;span style="color: #0000ff"&gt;<text:span text:style-name="T6460">忘</text:span>&lt;/span&gt;&lt;span style="color: #0000ff"&gt;<text:span text:style-name="T6461">望</text:span>&lt;/span&gt;&lt;span&gt;&lt;br&gt;&lt;/span&gt;&lt;span style="color: #00a000"&gt;<text:span text:style-name="T6462">网</text:span>&lt;/span&gt;&lt;span style="color: #00a000"&gt;<text:span text:style-name="T6463">枉</text:span>&lt;/span&gt;&lt;span style="color: #0000ff"&gt;<text:span text:style-name="T6464">俇</text:span>&lt;/span&gt;&lt;span style="color: #00a000"&gt;<text:span text:style-name="T6465">罔</text:span>&lt;/span&gt;&lt;span style="color: #00a000"&gt;<text:span text:style-name="T6466">惘</text:span>&lt;/span&gt;&lt;span style="color: #00a000"&gt;<text:span text:style-name="T6467">魍</text:span>&lt;/span&gt;&lt;span style="color: #00a000"&gt;<text:span text:style-name="T6468">往</text:span>&lt;/span&gt;&lt;span&gt;&lt;br&gt;&lt;/span&gt;&lt;span style="color: #ff0000"&gt;<text:span text:style-name="T6469">尢</text:span>&lt;/span&gt;&lt;span style="color: #ff0000"&gt;<text:span text:style-name="T6470">汪</text:span>&lt;/span&gt;&lt;span style="color: #ff0000"&gt;<text:span text:style-name="T6471">尪</text:span>&lt;/span&gt;&lt;span&gt;&lt;br&gt;&lt;/span&gt;&lt;span style="color: #d89000"&gt;<text:span text:style-name="T6472">囗</text:span>&lt;/span&gt;&lt;span style="color: #d89000"&gt;<text:span text:style-name="T6473">圩</text:span>&lt;/span&gt;&lt;span style="color: #ff0000"&gt;<text:span text:style-name="T6474">危</text:span>&lt;/span&gt;&lt;span style="color: #d89000"&gt;<text:span text:style-name="T6475">桅</text:span>&lt;/span&gt;&lt;span style="color: #d89000"&gt;<text:span text:style-name="T6476">鮠</text:span>&lt;/span&gt;&lt;span style="color: #d89000"&gt;<text:span text:style-name="T6477">鄬</text:span>&lt;/span&gt;&lt;span style="color: #d89000"&gt;<text:span text:style-name="T6478">惟</text:span>&lt;/span&gt;&lt;span style="color: #d89000"&gt;<text:span text:style-name="T6479">唯</text:span>&lt;/span&gt;&lt;span style="color:<text:s/><text:soft-page-break/>#d89000"&gt;<text:span text:style-name="T6480">帷</text:span>&lt;/span&gt;&lt;span style="color: #d89000"&gt;<text:span text:style-name="T6481">嵬</text:span>&lt;/span&gt;&lt;span style="color: #0000ff"&gt;<text:span text:style-name="T6482">魏</text:span>&lt;/span&gt;&lt;span style="color: #ff0000"&gt;<text:span text:style-name="T6483">巍</text:span>&lt;/span&gt;&lt;span style="color: #ff0000"&gt;<text:span text:style-name="T6484">微</text:span>&lt;/span&gt;&lt;span style="color: #ff0000"&gt;<text:span text:style-name="T6485">薇</text:span>&lt;/span&gt;&lt;span&gt;&lt;br&gt;&lt;/span&gt;&lt;span style="color: #0000ff"&gt;<text:span text:style-name="T6486">未</text:span>&lt;/span&gt;&lt;span style="color: #0000ff"&gt;<text:span text:style-name="T6487">味</text:span>&lt;/span&gt;&lt;span style="color: #0000ff"&gt;<text:span text:style-name="T6488">位</text:span>&lt;/span&gt;&lt;span style="color: #0000ff"&gt;<text:span text:style-name="T6489">畏</text:span>&lt;/span&gt;&lt;span style="color: #d89000"&gt;<text:span text:style-name="T6490">喂</text:span>&lt;/span&gt;&lt;span style="color: #0000ff"&gt;<text:span text:style-name="T6491">胃</text:span>&lt;/span&gt;&lt;span style="color: #0000ff"&gt;<text:span text:style-name="T6492">渭</text:span>&lt;/span&gt;&lt;span style="color: #0000ff"&gt;<text:span text:style-name="T6493">媦</text:span>&lt;/span&gt;&lt;span style="color: #0000ff"&gt;<text:span text:style-name="T6494">尉</text:span>&lt;/span&gt;&lt;span style="color: #0000ff"&gt;<text:span text:style-name="T6495">蔚</text:span>&lt;/span&gt;&lt;span style="color: #0000ff"&gt;<text:span text:style-name="T6496">慰</text:span>&lt;/span&gt;&lt;span style="color: #0000ff"&gt;<text:span text:style-name="T6497">罻</text:span>&lt;/span&gt;&lt;span style="color: #0000ff"&gt;<text:span text:style-name="T6498">褽</text:span>&lt;/span&gt;&lt;span style="color: #0000ff"&gt;<text:span text:style-name="T6499">讆</text:span>&lt;/span&gt;&lt;span style="color: #0000ff"&gt;<text:span text:style-name="T6500">躗</text:span>&lt;/span&gt;&lt;span style="color: #0000ff"&gt;<text:span text:style-name="T6501">濊</text:span>&lt;/span&gt;&lt;span style="color: #0000ff"&gt;<text:span text:style-name="T6502">魏</text:span>&lt;/span&gt;&lt;span&gt;&lt;br&gt;&lt;/span&gt;&lt;span style="color: #00a000"&gt;<text:span text:style-name="T6503">尾</text:span>&lt;/span&gt;&lt;span style="color: #00a000"&gt;<text:span text:style-name="T6504">娓</text:span>&lt;/span&gt;&lt;span style="color: #00a000"&gt;<text:span text:style-name="T6505">艉</text:span>&lt;/span&gt;&lt;span style="color: #00a000"&gt;<text:span text:style-name="T6506">委</text:span>&lt;/span&gt;&lt;span style="color: #00a000"&gt;<text:span text:style-name="T6507">萎</text:span>&lt;/span&gt;&lt;span style="color: #00a000"&gt;<text:span text:style-name="T6508">痿</text:span>&lt;/span&gt;&lt;span style="color: #00a000"&gt;<text:span text:style-name="T6509">洧</text:span>&lt;/span&gt;&lt;span style="color: #00a000"&gt;<text:span text:style-name="T6510">痏</text:span>&lt;/span&gt;&lt;span style="color: #d89000"&gt;<text:span text:style-name="T6511">唯</text:span>&lt;/span&gt;&lt;span style="color: #00a000"&gt;<text:span text:style-name="T6512">暐</text:span>&lt;/span&gt;&lt;span style="color: #00a000"&gt;<text:span text:style-name="T6513">韡</text:span>&lt;/span&gt;&lt;span style="color: #00a000"&gt;<text:span text:style-name="T6514">猥</text:span>&lt;/span&gt;&lt;span style="color: #00a000"&gt;<text:span text:style-name="T6515">骫</text:span>&lt;/span&gt;&lt;span style="color: #d89000"&gt;<text:span text:style-name="T6516">隗</text:span>&lt;/span&gt;&lt;span style="color: #00a000"&gt;<text:span text:style-name="T6517">頠</text:span>&lt;/span&gt;&lt;span style="color: #00a000"&gt;<text:span text:style-name="T6518">壝</text:span>&lt;/span&gt;&lt;span style="color: #d89000"&gt;<text:span text:style-name="T6519">亹</text:span>&lt;/span&gt;&lt;span style="color: #d89000"&gt;<text:span text:style-name="T6520">斖</text:span>&lt;/span&gt;&lt;span&gt;&lt;br&gt;&lt;/span&gt;&lt;span style="color: #00a000"&gt;<text:span text:style-name="T6521">委</text:span>&lt;/span&gt;&lt;span style="color: #ff0000"&gt;<text:span text:style-name="T6522">倭</text:span>&lt;/span&gt;&lt;span style="color: #00a000"&gt;<text:span text:style-name="T6523">萎</text:span>&lt;/span&gt;&lt;span style="color: #ff0000"&gt;<text:span text:style-name="T6524">逶</text:span>&lt;/span&gt;&lt;span style="color: #ff0000"&gt;<text:span text:style-name="T6525">蜲</text:span>&lt;/span&gt;&lt;span style="color: #ff0000"&gt;<text:span text:style-name="T6526">威</text:span>&lt;/span&gt;&lt;span style="color: #ff0000"&gt;<text:span text:style-name="T6527">崴</text:span>&lt;/span&gt;&lt;span style="color: #ff0000"&gt;<text:span text:style-name="T6528">葳</text:span>&lt;/span&gt;&lt;span style="color: #ff0000"&gt;<text:span text:style-name="T6529">蝛</text:span>&lt;/span&gt;&lt;span style="color: #ff0000"&gt;<text:span text:style-name="T6530">偎</text:span>&lt;/span&gt;&lt;span style="color: #ff0000"&gt;<text:span text:style-name="T6531">渨</text:span>&lt;/span&gt;&lt;span style="color: #ff0000"&gt;<text:span text:style-name="T6532">隈</text:span>&lt;/span&gt;&lt;span style="color: #ff0000"&gt;<text:span text:style-name="T6533">煨</text:span>&lt;/span&gt;&lt;span style="color: #ff0000"&gt;<text:span text:style-name="T6534">椳</text:span>&lt;/span&gt;&lt;span style="color: #ff0000"&gt;<text:span text:style-name="T6535">溦</text:span>&lt;/span&gt;&lt;span style="color: #ff0000"&gt;<text:span text:style-name="T6536">微</text:span>&lt;/span&gt;&lt;span&gt;&lt;br&gt;&lt;/span&gt;&lt;span style="color: #d89000"&gt;<text:span text:style-name="T6537">文</text:span>&lt;/span&gt;&lt;span style="color: #d89000"&gt;<text:span text:style-name="T6538">玟</text:span>&lt;/span&gt;&lt;span style="color: #d89000"&gt;<text:span text:style-name="T6539">蚊</text:span>&lt;/span&gt;&lt;span style="color: #d89000"&gt;<text:span text:style-name="T6540">雯</text:span>&lt;/span&gt;&lt;span&gt;&lt;br&gt;&lt;/span&gt;&lt;span style="color: #d89000"&gt;<text:span text:style-name="T6541">文</text:span>&lt;/span&gt;&lt;span style="color: #0000ff"&gt;<text:span text:style-name="T6542">汶</text:span>&lt;/span&gt;&lt;span style="color: #0000ff"&gt;<text:span text:style-name="T6543">抆</text:span>&lt;/span&gt;&lt;span style="color: #00a000"&gt;<text:span text:style-name="T6544">紊</text:span>&lt;/span&gt;&lt;span style="color: #00a000"&gt;<text:span text:style-name="T6545">免</text:span>&lt;/span&gt;&lt;span style="color: #00a000"&gt;<text:span text:style-name="T6546">絻</text:span>&lt;/span&gt;&lt;span style="color: #0000ff"&gt;<text:span text:style-name="T6547">璺</text:span>&lt;/span&gt;&lt;span&gt;&lt;br&gt;&lt;/span&gt;&lt;span style="color: #00a000"&gt;<text:span text:style-name="T6548">刎</text:span>&lt;/span&gt;&lt;span style="color: #00a000"&gt;<text:span text:style-name="T6549">吻</text:span>&lt;/span&gt;&lt;span&gt;&lt;br&gt;&lt;/span&gt;&lt;span style="color: #ff0000"&gt;<text:span text:style-name="T6550">塭</text:span>&lt;/span&gt;&lt;span style="color: #ff0000"&gt;<text:span text:style-name="T6551">瘟</text:span>&lt;/span&gt;&lt;span&gt;&lt;br&gt;&lt;/span&gt;&lt;span style="color: #0000ff"&gt;<text:span text:style-name="T6552">瓮</text:span>&lt;/span&gt;&lt;span style="color: #0000ff"&gt;<text:span text:style-name="T6553">罋</text:span>&lt;/span&gt;&lt;span style="color: #0000ff"&gt;<text:span text:style-name="T6554">齆</text:span>&lt;/span&gt;&lt;span&gt;&lt;br&gt;&lt;/span&gt;&lt;span style="color: #00a000"&gt;<text:span text:style-name="T6555">滃</text:span>&lt;/span&gt;&lt;span style="color: #00a000"&gt;<text:span text:style-name="T6556">塕</text:span>&lt;/span&gt;&lt;span style="color: #00a000"&gt;<text:span text:style-name="T6557">蓊</text:span>&lt;/span&gt;&lt;span style="color: #00a000"&gt;<text:span text:style-name="T6558">暡</text:span>&lt;/span&gt;&lt;span&gt;&lt;br&gt;&lt;/span&gt;&lt;span style="color: #ff0000"&gt;<text:span text:style-name="T6559">翁</text:span>&lt;/span&gt;&lt;span style="color: #ff0000"&gt;<text:span text:style-name="T6560">嗡</text:span>&lt;/span&gt;&lt;span&gt;&lt;br&gt;&lt;/span&gt;&lt;span style="color: #0000ff"&gt;<text:span text:style-name="T6561">沃</text:span>&lt;/span&gt;&lt;span style="color: #0000ff"&gt;<text:span text:style-name="T6562">涴</text:span>&lt;/span&gt;&lt;span style="color: #0000ff"&gt;<text:span text:style-name="T6563">偓</text:span>&lt;/span&gt;&lt;span<text:s/><text:soft-page-break/>style="color: #0000ff"&gt;<text:span text:style-name="T6564">渥</text:span>&lt;/span&gt;&lt;span style="color: #0000ff"&gt;<text:span text:style-name="T6565">握</text:span>&lt;/span&gt;&lt;span style="color: #ff0000"&gt;<text:span text:style-name="T6566">喔</text:span>&lt;/span&gt;&lt;span style="color: #0000ff"&gt;<text:span text:style-name="T6567">幄</text:span>&lt;/span&gt;&lt;span style="color: #0000ff"&gt;<text:span text:style-name="T6568">腛</text:span>&lt;/span&gt;&lt;span style="color: #0000ff"&gt;<text:span text:style-name="T6569">斡</text:span>&lt;/span&gt;&lt;span style="color: #0000ff"&gt;<text:span text:style-name="T6570">雘</text:span>&lt;/span&gt;&lt;span style="color: #ff0000"&gt;<text:span text:style-name="T6571">矱</text:span>&lt;/span&gt;&lt;span style="color: #0000ff"&gt;<text:span text:style-name="T6572">蠖</text:span>&lt;/span&gt;&lt;span&gt;&lt;br&gt;&lt;/span&gt;&lt;span style="color: #00a000"&gt;<text:span text:style-name="T6573">我</text:span>&lt;/span&gt;&lt;span style="color: #ff0000"&gt;<text:span text:style-name="T6574">倭</text:span>&lt;/span&gt;&lt;span style="color: #00a000"&gt;<text:span text:style-name="T6575">婑</text:span>&lt;/span&gt;&lt;span&gt;<text:span text:style-name="T6576">䰀</text:span>&lt;/span&gt;&lt;span&gt;&lt;br&gt;&lt;/span&gt;&lt;span style="color: #ff0000"&gt;<text:span text:style-name="T6577">倭</text:span>&lt;/span&gt;&lt;span style="color: #ff0000"&gt;<text:span text:style-name="T6578">猧</text:span>&lt;/span&gt;&lt;span style="color: #d89000"&gt;<text:span text:style-name="T6579">薶</text:span>&lt;/span&gt;&lt;span&gt;&lt;br&gt;&lt;/span&gt;&lt;span style="color: #d89000"&gt;<text:span text:style-name="T6580">亡</text:span>&lt;/span&gt;&lt;span style="color: #d89000"&gt;<text:span text:style-name="T6581">无</text:span>&lt;/span&gt;&lt;span style="color: #d89000"&gt;<text:span text:style-name="T6582">毋</text:span>&lt;/span&gt;&lt;span style="color: #d89000"&gt;<text:span text:style-name="T6583">吾</text:span>&lt;/span&gt;&lt;span style="color: #d89000"&gt;<text:span text:style-name="T6584">浯</text:span>&lt;/span&gt;&lt;span style="color: #d89000"&gt;<text:span text:style-name="T6585">郚</text:span>&lt;/span&gt;&lt;span style="color: #d89000"&gt;<text:span text:style-name="T6586">唔</text:span>&lt;/span&gt;&lt;span style="color: #d89000"&gt;<text:span text:style-name="T6587">峿</text:span>&lt;/span&gt;&lt;span style="color: #d89000"&gt;<text:span text:style-name="T6588">梧</text:span>&lt;/span&gt;&lt;span style="color: #d89000"&gt;<text:span text:style-name="T6589">鼯</text:span>&lt;/span&gt;&lt;span style="color: #ff0000"&gt;<text:span text:style-name="T6590">巫</text:span>&lt;/span&gt;&lt;span style="color: #d89000"&gt;<text:span text:style-name="T6591">莁</text:span>&lt;/span&gt;&lt;span style="color: #d89000"&gt;<text:span text:style-name="T6592">蜈</text:span>&lt;/span&gt;&lt;span&gt;&lt;br&gt;&lt;/span&gt;&lt;span style="color: #0000ff"&gt;<text:span text:style-name="T6593">兀</text:span>&lt;/span&gt;&lt;span style="color: #0000ff"&gt;<text:span text:style-name="T6594">扤</text:span>&lt;/span&gt;&lt;span style="color: #0000ff"&gt;<text:span text:style-name="T6595">屼</text:span>&lt;/span&gt;&lt;span style="color: #0000ff"&gt;<text:span text:style-name="T6596">阢</text:span>&lt;/span&gt;&lt;span style="color: #0000ff"&gt;<text:span text:style-name="T6597">杌</text:span>&lt;/span&gt;&lt;span style="color: #0000ff"&gt;<text:span text:style-name="T6598">卼</text:span>&lt;/span&gt;&lt;span style="color: #0000ff"&gt;<text:span text:style-name="T6599">勿</text:span>&lt;/span&gt;&lt;span style="color: #0000ff"&gt;<text:span text:style-name="T6600">沕</text:span>&lt;/span&gt;&lt;span style="color: #ff0000"&gt;<text:span text:style-name="T6601">芴</text:span>&lt;/span&gt;&lt;span style="color: #0000ff"&gt;<text:span text:style-name="T6602">物</text:span>&lt;/span&gt;&lt;span style="color: #0000ff"&gt;<text:span text:style-name="T6603">戊</text:span>&lt;/span&gt;&lt;span style="color: #0000ff"&gt;<text:span text:style-name="T6604">沃</text:span>&lt;/span&gt;&lt;span style="color: #0000ff"&gt;<text:span text:style-name="T6605">鋈</text:span>&lt;/span&gt;&lt;span style="color: #00a000"&gt;<text:span text:style-name="T6606">迕</text:span>&lt;/span&gt;&lt;span style="color: #0000ff"&gt;<text:span text:style-name="T6607">悟</text:span>&lt;/span&gt;&lt;span style="color: #0000ff"&gt;<text:span text:style-name="T6608">焐</text:span>&lt;/span&gt;&lt;span style="color: #d89000"&gt;<text:span text:style-name="T6609">梧</text:span>&lt;/span&gt;&lt;span style="color: #0000ff"&gt;<text:span text:style-name="T6610">晤</text:span>&lt;/span&gt;&lt;span style="color: #0000ff"&gt;<text:span text:style-name="T6611">痦</text:span>&lt;/span&gt;&lt;span style="color: #0000ff"&gt;<text:span text:style-name="T6612">寤</text:span>&lt;/span&gt;&lt;span style="color: #0000ff"&gt;<text:span text:style-name="T6613">婺</text:span>&lt;/span&gt;&lt;span style="color: #0000ff"&gt;<text:span text:style-name="T6614">遻</text:span>&lt;/span&gt;&lt;span style="color: #0000ff"&gt;<text:span text:style-name="T6615">蘁</text:span>&lt;/span&gt;&lt;span&gt;&lt;br&gt;&lt;/span&gt;&lt;span style="color: #00a000"&gt;<text:span text:style-name="T6616">五</text:span>&lt;/span&gt;&lt;span style="color: #00a000"&gt;<text:span text:style-name="T6617">伍</text:span>&lt;/span&gt;&lt;span style="color: #00a000"&gt;<text:span text:style-name="T6618">捂</text:span>&lt;/span&gt;&lt;span style="color: #00a000"&gt;<text:span text:style-name="T6619">啎</text:span>&lt;/span&gt;&lt;span style="color: #00a000"&gt;<text:span text:style-name="T6620">牾</text:span>&lt;/span&gt;&lt;span style="color: #00a000"&gt;<text:span text:style-name="T6621">午</text:span>&lt;/span&gt;&lt;span style="color: #00a000"&gt;<text:span text:style-name="T6622">仵</text:span>&lt;/span&gt;&lt;span style="color: #00a000"&gt;<text:span text:style-name="T6623">忤</text:span>&lt;/span&gt;&lt;span style="color: #00a000"&gt;<text:span text:style-name="T6624">迕</text:span>&lt;/span&gt;&lt;span style="color: #00a000"&gt;<text:span text:style-name="T6625">武</text:span>&lt;/span&gt;&lt;span style="color: #00a000"&gt;<text:span text:style-name="T6626">碔</text:span>&lt;/span&gt;&lt;span style="color: #00a000"&gt;<text:span text:style-name="T6627">侮</text:span>&lt;/span&gt;&lt;span style="color: #00a000"&gt;<text:span text:style-name="T6628">摀</text:span>&lt;/span&gt;&lt;span style="color: #00a000"&gt;<text:span text:style-name="T6629">舞</text:span>&lt;/span&gt;&lt;span style="color: #ff0000"&gt;<text:span text:style-name="T6630">膴</text:span>&lt;/span&gt;&lt;span style="color: #00a000"&gt;<text:span text:style-name="T6631">甒</text:span>&lt;/span&gt;&lt;span&gt;&lt;br&gt;&lt;/span&gt;&lt;span style="color: #ff0000"&gt;<text:span text:style-name="T6632">圬</text:span>&lt;/span&gt;&lt;span style="color: #ff0000"&gt;<text:span text:style-name="T6633">杇</text:span>&lt;/span&gt;&lt;span style="color: #ff0000"&gt;<text:span text:style-name="T6634">洿</text:span>&lt;/span&gt;&lt;span style="color: #ff0000"&gt;<text:span text:style-name="T6635">巫</text:span>&lt;/span&gt;&lt;span style="color: #ff0000"&gt;<text:span text:style-name="T6636">屋</text:span>&lt;/span&gt;&lt;span style="color: #ff0000"&gt;<text:span text:style-name="T6637">剭</text:span>&lt;/span&gt;&lt;span style="color: #ff0000"&gt;<text:span text:style-name="T6638">喔</text:span>&lt;/span&gt;&lt;span style="color: #ff0000"&gt;<text:span text:style-name="T6639">歍</text:span>&lt;/span&gt;&lt;span&gt;&lt;br&gt;&lt;/span&gt;&lt;span style="color: #ff0000"&gt;<text:span text:style-name="T6640">昔</text:span>&lt;/span&gt;&lt;span style="color: #ff0000"&gt;<text:span text:style-name="T6641">惜</text:span>&lt;/span&gt;&lt;span style="color: #ff0000"&gt;<text:span text:style-name="T6642">腊</text:span>&lt;/span&gt;&lt;span style="color: #d89000"&gt;<text:span text:style-name="T6643">席</text:span>&lt;/span&gt;&lt;span style="color: #ff0000"&gt;<text:span text:style-name="T6644">息</text:span>&lt;/span&gt;&lt;span style="color: #d89000"&gt;<text:span text:style-name="T6645">媳</text:span>&lt;/span&gt;&lt;span style="color: #ff0000"&gt;<text:span text:style-name="T6646">熄</text:span>&lt;/span&gt;&lt;span style="color: #d89000"&gt;<text:span text:style-name="T6647">鎴</text:span>&lt;/span&gt;&lt;span style="color: #d89000"&gt;<text:span text:style-name="T6648">嶍</text:span>&lt;/span&gt;&lt;span style="color: #d89000"&gt;<text:span text:style-name="T6649">褶</text:span><text:soft-page-break/>&lt;/span&gt;&lt;span style="color: #d89000"&gt;<text:span text:style-name="T6650">謵</text:span>&lt;/span&gt;&lt;span style="color: #d89000"&gt;<text:span text:style-name="T6651">飁</text:span>&lt;/span&gt;&lt;span style="color: #0000ff"&gt;<text:span text:style-name="T6652">裼</text:span>&lt;/span&gt;&lt;span style="color: #d89000"&gt;<text:span text:style-name="T6653">隰</text:span>&lt;/span&gt;&lt;span style="color: #d89000"&gt;<text:span text:style-name="T6654">檄</text:span>&lt;/span&gt;&lt;span&gt;&lt;br&gt;&lt;/span&gt;&lt;span style="color: #0000ff"&gt;<text:span text:style-name="T6655">匸</text:span>&lt;/span&gt;&lt;span style="color: #ff0000"&gt;<text:span text:style-name="T6656">夕</text:span>&lt;/span&gt;&lt;span style="color: #ff0000"&gt;<text:span text:style-name="T6657">汐</text:span>&lt;/span&gt;&lt;span style="color: #ff0000"&gt;<text:span text:style-name="T6658">穸</text:span>&lt;/span&gt;&lt;span style="color: #ff0000"&gt;<text:span text:style-name="T6659">矽</text:span>&lt;/span&gt;&lt;span style="color: #0000ff"&gt;<text:span text:style-name="T6660">卌</text:span>&lt;/span&gt;&lt;span style="color: #00a000"&gt;<text:span text:style-name="T6661">扢</text:span>&lt;/span&gt;&lt;span style="color: #d89000"&gt;<text:span text:style-name="T6662">籺</text:span>&lt;/span&gt;&lt;span style="color: #0000ff"&gt;<text:span text:style-name="T6663">系</text:span>&lt;/span&gt;&lt;span style="color: #0000ff"&gt;<text:span text:style-name="T6664">妎</text:span>&lt;/span&gt;&lt;span style="color: #0000ff"&gt;<text:span text:style-name="T6665">肸</text:span>&lt;/span&gt;&lt;span style="color: #0000ff"&gt;<text:span text:style-name="T6666">盻</text:span>&lt;/span&gt;&lt;span style="color: #d89000"&gt;<text:span text:style-name="T6667">咥</text:span>&lt;/span&gt;&lt;span style="color: #0000ff"&gt;<text:span text:style-name="T6668">郤</text:span>&lt;/span&gt;&lt;span style="color: #0000ff"&gt;<text:span text:style-name="T6669">舄</text:span>&lt;/span&gt;&lt;span style="color: #0000ff"&gt;<text:span text:style-name="T6670">潟</text:span>&lt;/span&gt;&lt;span style="color: #0000ff"&gt;<text:span text:style-name="T6671">蕮</text:span>&lt;/span&gt;&lt;span style="color: #0000ff"&gt;<text:span text:style-name="T6672">磶</text:span>&lt;/span&gt;&lt;span style="color: #ff0000"&gt;<text:span text:style-name="T6673">傒</text:span>&lt;/span&gt;&lt;span style="color: #ff0000"&gt;<text:span text:style-name="T6674">翕</text:span>&lt;/span&gt;&lt;span style="color: #ff0000"&gt;<text:span text:style-name="T6675">潝</text:span>&lt;/span&gt;&lt;span style="color: #0000ff"&gt;<text:span text:style-name="T6676">歙</text:span>&lt;/span&gt;&lt;span style="color: #ff0000"&gt;<text:span text:style-name="T6677">闟</text:span>&lt;/span&gt;&lt;span style="color: #0000ff"&gt;<text:span text:style-name="T6678">塈</text:span>&lt;/span&gt;&lt;span style="color: #0000ff"&gt;<text:span text:style-name="T6679">赩</text:span>&lt;/span&gt;&lt;span style="color: #0000ff"&gt;<text:span text:style-name="T6680">鄎</text:span>&lt;/span&gt;&lt;span style="color: #0000ff"&gt;<text:span text:style-name="T6681">禊</text:span>&lt;/span&gt;&lt;span style="color: #ff0000"&gt;<text:span text:style-name="T6682">緆</text:span>&lt;/span&gt;&lt;span style="color: #0000ff"&gt;<text:span text:style-name="T6683">隙</text:span>&lt;/span&gt;&lt;span style="color: #0000ff"&gt;<text:span text:style-name="T6684">虩</text:span>&lt;/span&gt;&lt;span style="color: #0000ff"&gt;<text:span text:style-name="T6685">衋</text:span>&lt;/span&gt;&lt;span style="color: #0000ff"&gt;<text:span text:style-name="T6686">屭</text:span>&lt;/span&gt;&lt;span&gt;&lt;br&gt;&lt;/span&gt;&lt;span style="color: #00a000"&gt;<text:span text:style-name="T6687">洒</text:span>&lt;/span&gt;&lt;span style="color: #00a000"&gt;<text:span text:style-name="T6688">洗</text:span>&lt;/span&gt;&lt;span style="color: #00a000"&gt;<text:span text:style-name="T6689">枲</text:span>&lt;/span&gt;&lt;span style="color: #00a000"&gt;<text:span text:style-name="T6690">徙</text:span>&lt;/span&gt;&lt;span style="color: #00a000"&gt;<text:span text:style-name="T6691">屣</text:span>&lt;/span&gt;&lt;span style="color: #00a000"&gt;<text:span text:style-name="T6692">蓰</text:span>&lt;/span&gt;&lt;span style="color: #00a000"&gt;<text:span text:style-name="T6693">蹝</text:span>&lt;/span&gt;&lt;span style="color: #00a000"&gt;<text:span text:style-name="T6694">喜</text:span>&lt;/span&gt;&lt;span style="color: #00a000"&gt;<text:span text:style-name="T6695">憙</text:span>&lt;/span&gt;&lt;span style="color: #00a000"&gt;<text:span text:style-name="T6696">禧</text:span>&lt;/span&gt;&lt;span style="color: #00a000"&gt;<text:span text:style-name="T6697">蟢</text:span>&lt;/span&gt;&lt;span style="color: #00a000"&gt;<text:span text:style-name="T6698">葸</text:span>&lt;/span&gt;&lt;span style="color: #00a000"&gt;<text:span text:style-name="T6699">躧</text:span>&lt;/span&gt;&lt;span&gt;&lt;br&gt;&lt;/span&gt;&lt;span style="color: #ff0000"&gt;<text:span text:style-name="T6700">兮</text:span>&lt;/span&gt;&lt;span style="color: #ff0000"&gt;<text:span text:style-name="T6701">西</text:span>&lt;/span&gt;&lt;span style="color: #ff0000"&gt;<text:span text:style-name="T6702">恓</text:span>&lt;/span&gt;&lt;span style="color: #ff0000"&gt;<text:span text:style-name="T6703">栖</text:span>&lt;/span&gt;&lt;span style="color: #ff0000"&gt;<text:span text:style-name="T6704">氥</text:span>&lt;/span&gt;&lt;span style="color: #ff0000"&gt;<text:span text:style-name="T6705">硒</text:span>&lt;/span&gt;&lt;span style="color: #ff0000"&gt;<text:span text:style-name="T6706">粞</text:span>&lt;/span&gt;&lt;span style="color: #ff0000"&gt;<text:span text:style-name="T6707">扱</text:span>&lt;/span&gt;&lt;span style="color: #ff0000"&gt;<text:span text:style-name="T6708">吸</text:span>&lt;/span&gt;&lt;span style="color: #ff0000"&gt;<text:span text:style-name="T6709">希</text:span>&lt;/span&gt;&lt;span style="color: #ff0000"&gt;<text:span text:style-name="T6710">浠</text:span>&lt;/span&gt;&lt;span style="color: #ff0000"&gt;<text:span text:style-name="T6711">悕</text:span>&lt;/span&gt;&lt;span style="color: #ff0000"&gt;<text:span text:style-name="T6712">唏</text:span>&lt;/span&gt;&lt;span style="color: #00a000"&gt;<text:span text:style-name="T6713">狶</text:span>&lt;/span&gt;&lt;span style="color: #ff0000"&gt;<text:span text:style-name="T6714">烯</text:span>&lt;/span&gt;&lt;span style="color: #ff0000"&gt;<text:span text:style-name="T6715">晞</text:span>&lt;/span&gt;&lt;span style="color: #ff0000"&gt;<text:span text:style-name="T6716">欷</text:span>&lt;/span&gt;&lt;span style="color: #ff0000"&gt;<text:span text:style-name="T6717">睎</text:span>&lt;/span&gt;&lt;span style="color: #ff0000"&gt;<text:span text:style-name="T6718">稀</text:span>&lt;/span&gt;&lt;span style="color: #ff0000"&gt;<text:span text:style-name="T6719">豨</text:span>&lt;/span&gt;&lt;span style="color: #ff0000"&gt;<text:span text:style-name="T6720">析</text:span>&lt;/span&gt;&lt;span style="color: #ff0000"&gt;<text:span text:style-name="T6721">淅</text:span>&lt;/span&gt;&lt;span style="color: #ff0000"&gt;<text:span text:style-name="T6722">晰</text:span>&lt;/span&gt;&lt;span style="color: #ff0000"&gt;<text:span text:style-name="T6723">皙</text:span>&lt;/span&gt;&lt;span style="color: #ff0000"&gt;<text:span text:style-name="T6724">蜥</text:span>&lt;/span&gt;&lt;span style="color: #00a000"&gt;<text:span text:style-name="T6725">屎</text:span>&lt;/span&gt;&lt;span style="color: #ff0000"&gt;<text:span text:style-name="T6726">奚</text:span>&lt;/span&gt;&lt;span style="color: #ff0000"&gt;<text:span text:style-name="T6727">傒</text:span>&lt;/span&gt;&lt;span style="color: #ff0000"&gt;<text:span text:style-name="T6728">溪</text:span>&lt;/span&gt;&lt;span style="color: #ff0000"&gt;<text:span text:style-name="T6729">徯</text:span>&lt;/span&gt;&lt;span style="color: #ff0000"&gt;<text:span text:style-name="T6730">磎</text:span>&lt;/span&gt;&lt;span style="color: #ff0000"&gt;<text:span text:style-name="T6731">螇</text:span>&lt;/span&gt;&lt;span style="color: #ff0000"&gt;<text:span text:style-name="T6732">蹊</text:span>&lt;/span&gt;&lt;span style="color: #ff0000"&gt;<text:span text:style-name="T6733">貕</text:span>&lt;/span&gt;&lt;span style="color: #ff0000"&gt;<text:span text:style-name="T6734">谿</text:span>&lt;/span&gt;&lt;span style="color: #ff0000"&gt;<text:span text:style-name="T6735">鼷</text:span>&lt;/span&gt;&lt;span style="color: #ff0000"&gt;<text:span text:style-name="T6736">娭</text:span>&lt;/span&gt;&lt;span style="color: #d89000"&gt;<text:span text:style-name="T6737">畦</text:span>&lt;/span&gt;&lt;span style="color: #ff0000"&gt;<text:span text:style-name="T6738">悉</text:span>&lt;/span&gt;&lt;span<text:s/><text:soft-page-break/>style="color: #ff0000"&gt;<text:span text:style-name="T6739">窸</text:span>&lt;/span&gt;&lt;span style="color: #ff0000"&gt;<text:span text:style-name="T6740">蟋</text:span>&lt;/span&gt;&lt;span style="color: #ff0000"&gt;<text:span text:style-name="T6741">犀</text:span>&lt;/span&gt;&lt;span style="color: #ff0000"&gt;<text:span text:style-name="T6742">樨</text:span>&lt;/span&gt;&lt;span style="color: #0000ff"&gt;<text:span text:style-name="T6743">媐</text:span>&lt;/span&gt;&lt;span style="color: #ff0000"&gt;<text:span text:style-name="T6744">熙</text:span>&lt;/span&gt;&lt;span style="color: #ff0000"&gt;<text:span text:style-name="T6745">僖</text:span>&lt;/span&gt;&lt;span style="color: #ff0000"&gt;<text:span text:style-name="T6746">嘻</text:span>&lt;/span&gt;&lt;span style="color: #ff0000"&gt;<text:span text:style-name="T6747">嬉</text:span>&lt;/span&gt;&lt;span style="color: #ff0000"&gt;<text:span text:style-name="T6748">熹</text:span>&lt;/span&gt;&lt;span style="color: #00a000"&gt;<text:span text:style-name="T6749">禧</text:span>&lt;/span&gt;&lt;span style="color: #0000ff"&gt;<text:span text:style-name="T6750">饎</text:span>&lt;/span&gt;&lt;span style="color: #ff0000"&gt;<text:span text:style-name="T6751">撕</text:span>&lt;/span&gt;&lt;span style="color: #ff0000"&gt;<text:span text:style-name="T6752">噏</text:span>&lt;/span&gt;&lt;span style="color: #ff0000"&gt;<text:span text:style-name="T6753">膝</text:span>&lt;/span&gt;&lt;span style="color: #ff0000"&gt;<text:span text:style-name="T6754">羲</text:span>&lt;/span&gt;&lt;span style="color: #ff0000"&gt;<text:span text:style-name="T6755">曦</text:span>&lt;/span&gt;&lt;span style="color: #ff0000"&gt;<text:span text:style-name="T6756">螅</text:span>&lt;/span&gt;&lt;span style="color: #ff0000"&gt;<text:span text:style-name="T6757">醯</text:span>&lt;/span&gt;&lt;span style="color: #ff0000"&gt;<text:span text:style-name="T6758">嚱</text:span>&lt;/span&gt;&lt;span style="color: #ff0000"&gt;<text:span text:style-name="T6759">巇</text:span>&lt;/span&gt;&lt;span style="color: #ff0000"&gt;<text:span text:style-name="T6760">酅</text:span>&lt;/span&gt;&lt;span style="color: #ff0000"&gt;<text:span text:style-name="T6761">蠵</text:span>&lt;/span&gt;&lt;span style="color: #ff0000"&gt;<text:span text:style-name="T6762">觿</text:span>&lt;/span&gt;&lt;span&gt;&lt;br&gt;&lt;/span&gt;&lt;span style="color: #d89000"&gt;<text:span text:style-name="T6763">匣</text:span>&lt;/span&gt;&lt;span style="color: #ff0000"&gt;<text:span text:style-name="T6764">呷</text:span>&lt;/span&gt;&lt;span style="color: #d89000"&gt;<text:span text:style-name="T6765">狎</text:span>&lt;/span&gt;&lt;span style="color: #d89000"&gt;<text:span text:style-name="T6766">柙</text:span>&lt;/span&gt;&lt;span style="color: #d89000"&gt;<text:span text:style-name="T6767">邪</text:span>&lt;/span&gt;&lt;span style="color: #0000ff"&gt;<text:span text:style-name="T6768">洽</text:span>&lt;/span&gt;&lt;span&gt;<text:span text:style-name="T6769">㭘</text:span>&lt;/span&gt;&lt;span style="color: #d89000"&gt;<text:span text:style-name="T6770">祫</text:span>&lt;/span&gt;&lt;span style="color: #d89000"&gt;<text:span text:style-name="T6771">陜</text:span>&lt;/span&gt;&lt;span style="color: #d89000"&gt;<text:span text:style-name="T6772">斜</text:span>&lt;/span&gt;&lt;span style="color: #d89000"&gt;<text:span text:style-name="T6773">瑕</text:span>&lt;/span&gt;&lt;span style="color: #d89000"&gt;<text:span text:style-name="T6774">暇</text:span>&lt;/span&gt;&lt;span style="color: #d89000"&gt;<text:span text:style-name="T6775">遐</text:span>&lt;/span&gt;&lt;span style="color: #d89000"&gt;<text:span text:style-name="T6776">赮</text:span>&lt;/span&gt;&lt;span style="color: #d89000"&gt;<text:span text:style-name="T6777">霞</text:span>&lt;/span&gt;&lt;span style="color: #d89000"&gt;<text:span text:style-name="T6778">蕸</text:span>&lt;/span&gt;&lt;span style="color: #d89000"&gt;<text:span text:style-name="T6779">搳</text:span>&lt;/span&gt;&lt;span style="color: #d89000"&gt;<text:span text:style-name="T6780">舝</text:span>&lt;/span&gt;&lt;span style="color: #d89000"&gt;<text:span text:style-name="T6781">黠</text:span>&lt;/span&gt;&lt;span&gt;&lt;br&gt;&lt;/span&gt;&lt;span style="color: #0000ff"&gt;<text:span text:style-name="T6782">下</text:span>&lt;/span&gt;&lt;span style="color:<text:s/><text:span text:style-name="T6783">#0000ff"&gt;</text:span><text:span text:style-name="T6784">襾</text:span><text:span text:style-name="T6785">&lt;/span&gt;&lt;span style="color: #0000ff"&gt;</text:span><text:span text:style-name="T6786">夏</text:span><text:span text:style-name="T6787">&lt;/span&gt;&lt;span style="color: #ff0000"&gt;</text:span><text:span text:style-name="T6788">煆</text:span><text:span text:style-name="T6789">&lt;/span&gt;&lt;span style="color: #d89000"&gt;</text:span><text:span text:style-name="T6790">暇</text:span><text:span text:style-name="T6791">&lt;/span&gt;&lt;span style="color: #d89000"&gt;</text:span><text:span text:style-name="T6792">諕</text:span><text:span text:style-name="T6793">&lt;/span&gt;&lt;span style="color: #0000ff"&gt;</text:span><text:span text:style-name="T6794">罅</text:span><text:span text:style-name="T6795">&lt;/span&gt;</text:span></text:p>
      <text:p text:style-name="Normal">&lt;span style="color: #000000"&gt;<text:span text:style-name="T6796">呀</text:span>&lt;/span&gt;&lt;span style="color: #d89000"&gt;<text:span text:style-name="T6797">岈</text:span>&lt;/span&gt;&lt;span style="color: #ff0000"&gt;<text:span text:style-name="T6798">瞎</text:span>&lt;/span&gt;&lt;span&gt;&lt;br&gt;&lt;/span&gt;&lt;span style="color: #d89000"&gt;<text:span text:style-name="T6799">弦</text:span>&lt;/span&gt;&lt;span style="color: #d89000"&gt;<text:span text:style-name="T6800">痃</text:span>&lt;/span&gt;&lt;span style="color: #d89000"&gt;<text:span text:style-name="T6801">蚿</text:span>&lt;/span&gt;&lt;span style="color: #d89000"&gt;<text:span text:style-name="T6802">舷</text:span>&lt;/span&gt;&lt;span style="color: #d89000"&gt;<text:span text:style-name="T6803">咸</text:span>&lt;/span&gt;&lt;span style="color: #d89000"&gt;<text:span text:style-name="T6804">涎</text:span>&lt;/span&gt;&lt;span style="color: #d89000"&gt;<text:span text:style-name="T6805">啣</text:span>&lt;/span&gt;&lt;span style="color: #d89000"&gt;<text:span text:style-name="T6806">憪</text:span>&lt;/span&gt;&lt;span style="color: #0000ff"&gt;<text:span text:style-name="T6807">嗛</text:span>&lt;/span&gt;&lt;span style="color: #d89000"&gt;<text:span text:style-name="T6808">嫌</text:span>&lt;/span&gt;&lt;span&gt;&lt;br&gt;&lt;/span&gt;&lt;span style="color: #ff0000"&gt;<text:span text:style-name="T6809">先</text:span>&lt;/span&gt;&lt;span style="color: #0000ff"&gt;<text:span text:style-name="T6810">晛</text:span>&lt;/span&gt;&lt;span style="color: #0000ff"&gt;<text:span text:style-name="T6811">限</text:span>&lt;/span&gt;&lt;span style="color: #0000ff"&gt;<text:span text:style-name="T6812">陷</text:span>&lt;/span&gt;&lt;span style="color: #0000ff"&gt;<text:span text:style-name="T6813">腺</text:span>&lt;/span&gt;&lt;span style="color: #0000ff"&gt;<text:span text:style-name="T6814">僩</text:span>&lt;/span&gt;&lt;span style="color: #d89000"&gt;<text:span text:style-name="T6815">憪</text:span>&lt;/span&gt;&lt;span style="color: #0000ff"&gt;<text:span text:style-name="T6816">霰</text:span>&lt;/span&gt;&lt;span&gt;&lt;br&gt;&lt;/span&gt;&lt;span style="color: #00a000"&gt;<text:span text:style-name="T6817">洒</text:span>&lt;/span&gt;&lt;span style="color: #00a000"&gt;<text:span text:style-name="T6818">洗</text:span>&lt;/span&gt;&lt;span style="color: #00a000"&gt;<text:span text:style-name="T6819">姺</text:span>&lt;/span&gt;&lt;span style="color: #00a000"&gt;<text:span text:style-name="T6820">毨</text:span>&lt;/span&gt;&lt;span style="color: #00a000"&gt;<text:span text:style-name="T6821">筅</text:span>&lt;/span&gt;&lt;span style="color: #00a000"&gt;<text:span text:style-name="T6822">跣</text:span>&lt;/span&gt;&lt;span style="color: #00a000"&gt;<text:span text:style-name="T6823">鍌</text:span>&lt;/span&gt;&lt;span style="color: #00a000"&gt;<text:span text:style-name="T6824">尟</text:span>&lt;/span&gt;&lt;span style="color: #0000ff"&gt;<text:span text:style-name="T6825">鋧</text:span>&lt;/span&gt;&lt;span style="color: #00a000"&gt;<text:span text:style-name="T6826">譣</text:span>&lt;/span&gt;&lt;span style="color: #00a000"&gt;<text:span text:style-name="T6827">燹</text:span>&lt;/span&gt;&lt;span style="color: #00a000"&gt;<text:span text:style-name="T6828">幰</text:span>&lt;/span&gt;&lt;span style="color: #00a000"&gt;<text:span text:style-name="T6829">韅</text:span>&lt;/span&gt;&lt;span style="color: #00a000"&gt;<text:span text:style-name="T6830">冼</text:span>&lt;/span&gt;&lt;span&gt;&lt;br&gt;&lt;/span&gt;&lt;span style="color: #ff0000"&gt;<text:span text:style-name="T6831">仙</text:span>&lt;/span&gt;&lt;span style="color: #ff0000"&gt;<text:span text:style-name="T6832">氙</text:span>&lt;/span&gt;&lt;span style="color: #ff0000"&gt;<text:span text:style-name="T6833">先</text:span>&lt;/span&gt;&lt;span<text:s/><text:soft-page-break/>style="color: #ff0000"&gt;<text:span text:style-name="T6834">忺</text:span>&lt;/span&gt;&lt;span style="color: #ff0000"&gt;<text:span text:style-name="T6835">掀</text:span>&lt;/span&gt;&lt;span style="color: #ff0000"&gt;<text:span text:style-name="T6836">祆</text:span>&lt;/span&gt;&lt;span style="color: #ff0000"&gt;<text:span text:style-name="T6837">僊</text:span>&lt;/span&gt;&lt;span style="color: #ff0000"&gt;<text:span text:style-name="T6838">褼</text:span>&lt;/span&gt;&lt;span style="color: #ff0000"&gt;<text:span text:style-name="T6839">綅</text:span>&lt;/span&gt;&lt;span style="color: #ff0000"&gt;<text:span text:style-name="T6840">嘕</text:span>&lt;/span&gt;&lt;span style="color: #ff0000"&gt;<text:span text:style-name="T6841">暹</text:span>&lt;/span&gt;&lt;span style="color: #ff0000"&gt;<text:span text:style-name="T6842">攕</text:span>&lt;/span&gt;&lt;span style="color: #ff0000"&gt;<text:span text:style-name="T6843">孅</text:span>&lt;/span&gt;&lt;span style="color: #ff0000"&gt;<text:span text:style-name="T6844">襳</text:span>&lt;/span&gt;&lt;span style="color: #ff0000"&gt;<text:span text:style-name="T6845">鶱</text:span>&lt;/span&gt;&lt;span&gt;&lt;br&gt;&lt;/span&gt;&lt;span style="color: #d89000"&gt;<text:span text:style-name="T6846">羊</text:span>&lt;/span&gt;&lt;span style="color: #d89000"&gt;<text:span text:style-name="T6847">庠</text:span>&lt;/span&gt;&lt;span style="color: #d89000"&gt;<text:span text:style-name="T6848">祥</text:span>&lt;/span&gt;&lt;span style="color: #d89000"&gt;<text:span text:style-name="T6849">翔</text:span>&lt;/span&gt;&lt;span style="color: #0000ff"&gt;<text:span text:style-name="T6850">降</text:span>&lt;/span&gt;&lt;span style="color: #d89000"&gt;<text:span text:style-name="T6851">栙</text:span>&lt;/span&gt;&lt;span&gt;&lt;br&gt;&lt;/span&gt;&lt;span style="color: #0000ff"&gt;<text:span text:style-name="T6852">向</text:span>&lt;/span&gt;&lt;span style="color: #0000ff"&gt;<text:span text:style-name="T6853">巷</text:span>&lt;/span&gt;&lt;span style="color: #0000ff"&gt;<text:span text:style-name="T6854">相</text:span>&lt;/span&gt;&lt;span style="color: #0000ff"&gt;<text:span text:style-name="T6855">缿</text:span>&lt;/span&gt;&lt;span style="color: #d89000"&gt;<text:span text:style-name="T6856">銗</text:span>&lt;/span&gt;&lt;span style="color: #0000ff"&gt;<text:span text:style-name="T6857">象</text:span>&lt;/span&gt;&lt;span style="color: #0000ff"&gt;<text:span text:style-name="T6858">像</text:span>&lt;/span&gt;&lt;span style="color: #0000ff"&gt;<text:span text:style-name="T6859">橡</text:span>&lt;/span&gt;&lt;span&gt;&lt;br&gt;&lt;/span&gt;&lt;span style="color: #00a000"&gt;<text:span text:style-name="T6860">享</text:span>&lt;/span&gt;&lt;span style="color: #00a000"&gt;<text:span text:style-name="T6861">想</text:span>&lt;/span&gt;&lt;span&gt;&lt;br&gt;&lt;/span&gt;&lt;span style="color: #ff0000"&gt;<text:span text:style-name="T6862">皀</text:span>&lt;/span&gt;&lt;span style="color: #0000ff"&gt;<text:span text:style-name="T6863">相</text:span>&lt;/span&gt;&lt;span style="color: #ff0000"&gt;<text:span text:style-name="T6864">湘</text:span>&lt;/span&gt;&lt;span style="color: #ff0000"&gt;<text:span text:style-name="T6865">箱</text:span>&lt;/span&gt;&lt;span style="color: #ff0000"&gt;<text:span text:style-name="T6866">香</text:span>&lt;/span&gt;&lt;span style="color: #ff0000"&gt;<text:span text:style-name="T6867">舡</text:span>&lt;/span&gt;&lt;span style="color: #ff0000"&gt;<text:span text:style-name="T6868">膷</text:span>&lt;/span&gt;&lt;span style="color: #ff0000"&gt;<text:span text:style-name="T6869">襄</text:span>&lt;/span&gt;&lt;span style="color: #d89000"&gt;<text:span text:style-name="T6870">勷</text:span>&lt;/span&gt;&lt;span style="color: #ff0000"&gt;<text:span text:style-name="T6871">瓖</text:span>&lt;/span&gt;&lt;span style="color: #ff0000"&gt;<text:span text:style-name="T6872">纕</text:span>&lt;/span&gt;&lt;span&gt;&lt;br&gt;&lt;/span&gt;&lt;span style="color: #d89000"&gt;<text:span text:style-name="T6873">爻</text:span>&lt;/span&gt;&lt;span style="color: #d89000"&gt;<text:span text:style-name="T6874">肴</text:span>&lt;/span&gt;&lt;span style="color: #d89000"&gt;<text:span text:style-name="T6875">洨</text:span>&lt;/span&gt;&lt;span style="color: #00a000"&gt;<text:span text:style-name="T6876">笅</text:span>&lt;/span&gt;&lt;span&gt;&lt;br&gt;&lt;/span&gt;&lt;span style="color: #0000ff"&gt;<text:span text:style-name="T6877">孝</text:span>&lt;/span&gt;&lt;span style="color: #0000ff"&gt;<text:span text:style-name="T6878">哮</text:span>&lt;/span&gt;&lt;span style="color: #0000ff"&gt;<text:span text:style-name="T6879">酵</text:span>&lt;/span&gt;&lt;span style="color: #0000ff"&gt;<text:span text:style-name="T6880">肖</text:span>&lt;/span&gt;&lt;span style="color: #0000ff"&gt;<text:span text:style-name="T6881">恔</text:span>&lt;/span&gt;&lt;span style="color: #0000ff"&gt;<text:span text:style-name="T6882">效</text:span>&lt;/span&gt;&lt;span style="color: #0000ff"&gt;<text:span text:style-name="T6883">校</text:span>&lt;/span&gt;&lt;span style="color: #0000ff"&gt;<text:span text:style-name="T6884">傚</text:span>&lt;/span&gt;&lt;span style="color: #0000ff"&gt;<text:span text:style-name="T6885">笑</text:span>&lt;/span&gt;&lt;span&gt;&lt;br&gt;&lt;/span&gt;&lt;span style="color: #00a000"&gt;<text:span text:style-name="T6886">小</text:span>&lt;/span&gt;&lt;span style="color: #00a000"&gt;<text:span text:style-name="T6887">筱</text:span>&lt;/span&gt;&lt;span&gt;&lt;br&gt;&lt;/span&gt;&lt;span style="color: #ff0000"&gt;<text:span text:style-name="T6888">呺</text:span>&lt;/span&gt;&lt;span style="color: #ff0000"&gt;<text:span text:style-name="T6889">枵</text:span>&lt;/span&gt;&lt;span style="color: #ff0000"&gt;<text:span text:style-name="T6890">削</text:span>&lt;/span&gt;&lt;span style="color: #ff0000"&gt;<text:span text:style-name="T6891">消</text:span>&lt;/span&gt;&lt;span style="color: #ff0000"&gt;<text:span text:style-name="T6892">宵</text:span>&lt;/span&gt;&lt;span style="color: #ff0000"&gt;<text:span text:style-name="T6893">逍</text:span>&lt;/span&gt;&lt;span style="color: #ff0000"&gt;<text:span text:style-name="T6894">硝</text:span>&lt;/span&gt;&lt;span style="color: #ff0000"&gt;<text:span text:style-name="T6895">揱</text:span>&lt;/span&gt;&lt;span style="color: #ff0000"&gt;<text:span text:style-name="T6896">蛸</text:span>&lt;/span&gt;&lt;span style="color: #ff0000"&gt;<text:span text:style-name="T6897">霄</text:span>&lt;/span&gt;&lt;span style="color: #ff0000"&gt;<text:span text:style-name="T6898">魈</text:span>&lt;/span&gt;&lt;span style="color: #0000ff"&gt;<text:span text:style-name="T6899">哮</text:span>&lt;/span&gt;&lt;span style="color: #ff0000"&gt;<text:span text:style-name="T6900">烋</text:span>&lt;/span&gt;&lt;span style="color: #ff0000"&gt;<text:span text:style-name="T6901">虓</text:span>&lt;/span&gt;&lt;span style="color: #ff0000"&gt;<text:span text:style-name="T6902">猇</text:span>&lt;/span&gt;&lt;span style="color: #0000ff"&gt;<text:span text:style-name="T6903">翛</text:span>&lt;/span&gt;&lt;span style="color: #ff0000"&gt;<text:span text:style-name="T6904">歊</text:span>&lt;/span&gt;&lt;span style="color: #ff0000"&gt;<text:span text:style-name="T6905">嘐</text:span>&lt;/span&gt;&lt;span style="color: #ff0000"&gt;<text:span text:style-name="T6906">膮</text:span>&lt;/span&gt;&lt;span style="color: #ff0000"&gt;<text:span text:style-name="T6907">髐</text:span>&lt;/span&gt;&lt;span&gt;&lt;br&gt;&lt;/span&gt;&lt;span style="color: #0000ff"&gt;<text:span text:style-name="T6908">劦</text:span>&lt;/span&gt;&lt;span style="color: #d89000"&gt;<text:span text:style-name="T6909">嗋</text:span>&lt;/span&gt;&lt;span style="color: #d89000"&gt;<text:span text:style-name="T6910">勰</text:span>&lt;/span&gt;&lt;span style="color: #d89000"&gt;<text:span text:style-name="T6911">邪</text:span>&lt;/span&gt;&lt;span style="color: #d89000"&gt;<text:span text:style-name="T6912">襭</text:span>&lt;/span&gt;&lt;span style="color: #d89000"&gt;<text:span text:style-name="T6913">偕</text:span>&lt;/span&gt;&lt;span style="color: #d89000"&gt;<text:span text:style-name="T6914">龤</text:span>&lt;/span&gt;&lt;span style="color: #d89000"&gt;<text:span text:style-name="T6915">斜</text:span>&lt;/span&gt;&lt;span style="color: #d89000"&gt;<text:span text:style-name="T6916">絜</text:span>&lt;/span&gt;&lt;span style="color: #d89000"&gt;<text:span text:style-name="T6917">鞋</text:span>&lt;/span&gt;&lt;span&gt;&lt;br&gt;&lt;/span&gt;&lt;span style="color: #0000ff"&gt;<text:span text:style-name="T6918">灺</text:span>&lt;/span&gt;&lt;span style="color: #0000ff"&gt;<text:span text:style-name="T6919">泄</text:span>&lt;/span&gt;&lt;span style="color: #0000ff"&gt;<text:span text:style-name="T6920">渫</text:span>&lt;/span&gt;&lt;span style="color: #0000ff"&gt;<text:span text:style-name="T6921">媟</text:span><text:soft-page-break/>&lt;/span&gt;&lt;span style="color: #0000ff"&gt;<text:span text:style-name="T6922">屧</text:span>&lt;/span&gt;&lt;span style="color: #0000ff"&gt;<text:span text:style-name="T6923">卸</text:span>&lt;/span&gt;&lt;span style="color: #0000ff"&gt;<text:span text:style-name="T6924">絏</text:span>&lt;/span&gt;&lt;span style="color: #0000ff"&gt;<text:span text:style-name="T6925">契</text:span>&lt;/span&gt;&lt;span style="color: #0000ff"&gt;<text:span text:style-name="T6926">偰</text:span>&lt;/span&gt;&lt;span style="color: #ff0000"&gt;<text:span text:style-name="T6927">楔</text:span>&lt;/span&gt;&lt;span style="color: #0000ff"&gt;<text:span text:style-name="T6928">屑</text:span>&lt;/span&gt;&lt;span style="color: #0000ff"&gt;<text:span text:style-name="T6929">械</text:span>&lt;/span&gt;&lt;span style="color: #0000ff"&gt;<text:span text:style-name="T6930">駴</text:span>&lt;/span&gt;&lt;span style="color: #0000ff"&gt;<text:span text:style-name="T6931">禼</text:span>&lt;/span&gt;&lt;span style="color: #00a000"&gt;<text:span text:style-name="T6932">解</text:span>&lt;/span&gt;&lt;span style="color: #0000ff"&gt;<text:span text:style-name="T6933">澥</text:span>&lt;/span&gt;&lt;span style="color: #0000ff"&gt;<text:span text:style-name="T6934">廨</text:span>&lt;/span&gt;&lt;span style="color: #0000ff"&gt;<text:span text:style-name="T6935">懈</text:span>&lt;/span&gt;&lt;span style="color: #0000ff"&gt;<text:span text:style-name="T6936">嶰</text:span>&lt;/span&gt;&lt;span style="color: #0000ff"&gt;<text:span text:style-name="T6937">獬</text:span>&lt;/span&gt;&lt;span style="color: #0000ff"&gt;<text:span text:style-name="T6938">薢</text:span>&lt;/span&gt;&lt;span style="color: #0000ff"&gt;<text:span text:style-name="T6939">邂</text:span>&lt;/span&gt;&lt;span style="color: #0000ff"&gt;<text:span text:style-name="T6940">蟹</text:span>&lt;/span&gt;&lt;span style="color: #0000ff"&gt;<text:span text:style-name="T6941">榭</text:span>&lt;/span&gt;&lt;span style="color: #0000ff"&gt;<text:span text:style-name="T6942">韰</text:span>&lt;/span&gt;&lt;span style="color: #0000ff"&gt;<text:span text:style-name="T6943">薤</text:span>&lt;/span&gt;&lt;span style="color: #0000ff"&gt;<text:span text:style-name="T6944">瀣</text:span>&lt;/span&gt;&lt;span style="color: #0000ff"&gt;<text:span text:style-name="T6945">燮</text:span>&lt;/span&gt;&lt;span style="color: #0000ff"&gt;<text:span text:style-name="T6946">躞</text:span>&lt;/span&gt;&lt;span style="color: #0000ff"&gt;<text:span text:style-name="T6947">齘</text:span>&lt;/span&gt;&lt;span&gt;&lt;br&gt;&lt;/span&gt;&lt;span style="color: #0000ff"&gt;<text:span text:style-name="T6948">血</text:span>&lt;/span&gt;&lt;span style="color: #0000ff"&gt;<text:span text:style-name="T6949">蟹</text:span>&lt;/span&gt;&lt;span&gt;&lt;br&gt;&lt;/span&gt;&lt;span style="color: #ff0000"&gt;<text:span text:style-name="T6950">些</text:span>&lt;/span&gt;&lt;span style="color: #ff0000"&gt;<text:span text:style-name="T6951">揳</text:span>&lt;/span&gt;&lt;span style="color: #ff0000"&gt;<text:span text:style-name="T6952">楔</text:span>&lt;/span&gt;&lt;span style="color: #0000ff"&gt;<text:span text:style-name="T6953">猲</text:span>&lt;/span&gt;&lt;span style="color: #ff0000"&gt;<text:span text:style-name="T6954">歇</text:span>&lt;/span&gt;&lt;span style="color: #ff0000"&gt;<text:span text:style-name="T6955">蝎</text:span>&lt;/span&gt;&lt;span&gt;&lt;br&gt;&lt;/span&gt;&lt;span style="color: #d89000"&gt;<text:span text:style-name="T6956">鄩</text:span>&lt;/span&gt;&lt;span style="color: #d89000"&gt;<text:span text:style-name="T6957">鬵</text:span>&lt;/span&gt;&lt;span&gt;&lt;br&gt;&lt;/span&gt;&lt;span style="color: #0000ff"&gt;<text:span text:style-name="T6958">囟</text:span>&lt;/span&gt;&lt;span style="color: #ff0000"&gt;<text:span text:style-name="T6959">芯</text:span>&lt;/span&gt;&lt;span style="color: #0000ff"&gt;<text:span text:style-name="T6960">信</text:span>&lt;/span&gt;&lt;span style="color: #0000ff"&gt;<text:span text:style-name="T6961">焮</text:span>&lt;/span&gt;&lt;span style="color: #0000ff"&gt;<text:span text:style-name="T6962">蕈</text:span>&lt;/span&gt;&lt;span style="color: #0000ff"&gt;<text:span text:style-name="T6963">舋</text:span>&lt;/span&gt;&lt;span&gt;&lt;br&gt;&lt;/span&gt;&lt;span style="color: #00a000"&gt;<text:span text:style-name="T6964">伈</text:span>&lt;/span&gt;&lt;span&gt;&lt;br&gt;&lt;/span&gt;&lt;span style="color: #ff0000"&gt;<text:span text:style-name="T6965">心</text:span>&lt;/span&gt;&lt;span style="color: #ff0000"&gt;<text:span text:style-name="T6966">芯</text:span>&lt;/span&gt;&lt;span style="color: #ff0000"&gt;<text:span text:style-name="T6967">辛</text:span>&lt;/span&gt;&lt;span style="color: #ff0000"&gt;<text:span text:style-name="T6968">莘</text:span>&lt;/span&gt;&lt;span style="color: #ff0000"&gt;<text:span text:style-name="T6969">忻</text:span>&lt;/span&gt;&lt;span style="color: #ff0000"&gt;<text:span text:style-name="T6970">炘</text:span>&lt;/span&gt;&lt;span style="color: #ff0000"&gt;<text:span text:style-name="T6971">昕</text:span>&lt;/span&gt;&lt;span style="color: #ff0000"&gt;<text:span text:style-name="T6972">欣</text:span>&lt;/span&gt;&lt;span style="color: #ff0000"&gt;<text:span text:style-name="T6973">新</text:span>&lt;/span&gt;&lt;span style="color: #ff0000"&gt;<text:span text:style-name="T6974">薪</text:span>&lt;/span&gt;&lt;span style="color: #ff0000"&gt;<text:span text:style-name="T6975">歆</text:span>&lt;/span&gt;&lt;span style="color: #ff0000"&gt;<text:span text:style-name="T6976">馨</text:span>&lt;/span&gt;&lt;span style="color: #ff0000"&gt;<text:span text:style-name="T6977">鑫</text:span>&lt;/span&gt;&lt;span&gt;&lt;br&gt;&lt;/span&gt;&lt;span style="color: #d89000"&gt;<text:span text:style-name="T6978">刑</text:span>&lt;/span&gt;&lt;span style="color: #d89000"&gt;<text:span text:style-name="T6979">形</text:span>&lt;/span&gt;&lt;span style="color: #d89000"&gt;<text:span text:style-name="T6980">邢</text:span>&lt;/span&gt;&lt;span style="color: #d89000"&gt;<text:span text:style-name="T6981">型</text:span>&lt;/span&gt;&lt;span style="color: #d89000"&gt;<text:span text:style-name="T6982">硎</text:span>&lt;/span&gt;&lt;span style="color: #d89000"&gt;<text:span text:style-name="T6983">行</text:span>&lt;/span&gt;&lt;span style="color: #d89000"&gt;<text:span text:style-name="T6984">娙</text:span>&lt;/span&gt;&lt;span&gt;&lt;br&gt;&lt;/span&gt;&lt;span style="color: #d89000"&gt;<text:span text:style-name="T6985">行</text:span>&lt;/span&gt;&lt;span style="color: #0000ff"&gt;<text:span text:style-name="T6986">荇</text:span>&lt;/span&gt;&lt;span style="color: #0000ff"&gt;<text:span text:style-name="T6987">杏</text:span>&lt;/span&gt;&lt;span style="color: #0000ff"&gt;<text:span text:style-name="T6988">莕</text:span>&lt;/span&gt;&lt;span style="color: #0000ff"&gt;<text:span text:style-name="T6989">性</text:span>&lt;/span&gt;&lt;span style="color: #0000ff"&gt;<text:span text:style-name="T6990">姓</text:span>&lt;/span&gt;&lt;span style="color: #0000ff"&gt;<text:span text:style-name="T6991">幸</text:span>&lt;/span&gt;&lt;span style="color: #0000ff"&gt;<text:span text:style-name="T6992">悻</text:span>&lt;/span&gt;&lt;span style="color: #0000ff"&gt;<text:span text:style-name="T6993">婞</text:span>&lt;/span&gt;&lt;span&gt;&lt;br&gt;&lt;/span&gt;&lt;span style="color: #00a000"&gt;<text:span text:style-name="T6994">省</text:span>&lt;/span&gt;&lt;span style="color: #ff0000"&gt;<text:span text:style-name="T6995">惺</text:span>&lt;/span&gt;&lt;span style="color: #00a000"&gt;<text:span text:style-name="T6996">醒</text:span>&lt;/span&gt;&lt;span style="color: #00a000"&gt;<text:span text:style-name="T6997">擤</text:span>&lt;/span&gt;&lt;span&gt;&lt;br&gt;&lt;/span&gt;&lt;span style="color: #ff0000"&gt;<text:span text:style-name="T6998">狌</text:span>&lt;/span&gt;&lt;span style="color: #ff0000"&gt;<text:span text:style-name="T6999">星</text:span>&lt;/span&gt;&lt;span style="color: #ff0000"&gt;<text:span text:style-name="T7000">惺</text:span>&lt;/span&gt;&lt;span style="color: #ff0000"&gt;<text:span text:style-name="T7001">猩</text:span>&lt;/span&gt;&lt;span style="color: #ff0000"&gt;<text:span text:style-name="T7002">腥</text:span>&lt;/span&gt;&lt;span style="color: #00a000"&gt;<text:span text:style-name="T7003">醒</text:span>&lt;/span&gt;&lt;span style="color: #ff0000"&gt;<text:span text:style-name="T7004">馨</text:span>&lt;/span&gt;&lt;span&gt;&lt;br&gt;&lt;/span&gt;&lt;span style="color: #d89000"&gt;<text:span text:style-name="T7005">雄</text:span>&lt;/span&gt;&lt;span style="color: #d89000"&gt;<text:span text:style-name="T7006">熊</text:span>&lt;/span&gt;&lt;span&gt;&lt;br&gt;&lt;/span&gt;&lt;span style="color: #0000ff"&gt;<text:span text:style-name="T7007">敻</text:span>&lt;/span&gt;&lt;span&gt;&lt;br&gt;&lt;/span&gt;&lt;span style="color: #ff0000"&gt;<text:span text:style-name="T7008">凶</text:span>&lt;/span&gt;&lt;span style="color: #ff0000"&gt;<text:span text:style-name="T7009">匈</text:span><text:soft-page-break/>&lt;/span&gt;&lt;span style="color: #ff0000"&gt;<text:span text:style-name="T7010">忷</text:span>&lt;/span&gt;&lt;span style="color: #ff0000"&gt;<text:span text:style-name="T7011">恟</text:span>&lt;/span&gt;&lt;span style="color: #ff0000"&gt;<text:span text:style-name="T7012">哅</text:span>&lt;/span&gt;&lt;span style="color: #ff0000"&gt;<text:span text:style-name="T7013">胸</text:span>&lt;/span&gt;&lt;span style="color: #ff0000"&gt;<text:span text:style-name="T7014">兄</text:span>&lt;/span&gt;&lt;span style="color: #ff0000"&gt;<text:span text:style-name="T7015">芎</text:span>&lt;/span&gt;&lt;span&gt;&lt;br&gt;&lt;/span&gt;&lt;span style="color: #0000ff"&gt;<text:span text:style-name="T7016">秀</text:span>&lt;/span&gt;&lt;span style="color: #0000ff"&gt;<text:span text:style-name="T7017">琇</text:span>&lt;/span&gt;&lt;span style="color: #0000ff"&gt;<text:span text:style-name="T7018">岫</text:span>&lt;/span&gt;&lt;span style="color: #0000ff"&gt;<text:span text:style-name="T7019">袖</text:span>&lt;/span&gt;&lt;span style="color: #0000ff"&gt;<text:span text:style-name="T7020">臭</text:span>&lt;/span&gt;&lt;span style="color: #0000ff"&gt;<text:span text:style-name="T7021">溴</text:span>&lt;/span&gt;&lt;span style="color: #0000ff"&gt;<text:span text:style-name="T7022">嗅</text:span>&lt;/span&gt;&lt;span style="color: #0000ff"&gt;<text:span text:style-name="T7023">殠</text:span>&lt;/span&gt;&lt;span style="color: #00a000"&gt;<text:span text:style-name="T7024">宿</text:span>&lt;/span&gt;&lt;span style="color: #0000ff"&gt;<text:span text:style-name="T7025">褎</text:span>&lt;/span&gt;&lt;span&gt;&lt;br&gt;&lt;/span&gt;&lt;span style="color: #00a000"&gt;<text:span text:style-name="T7026">朽</text:span>&lt;/span&gt;&lt;span style="color: #ff0000"&gt;<text:span text:style-name="T7027">休</text:span>&lt;/span&gt;&lt;span style="color: #00a000"&gt;<text:span text:style-name="T7028">宿</text:span>&lt;/span&gt;&lt;span style="color: #00a000"&gt;<text:span text:style-name="T7029">滫</text:span>&lt;/span&gt;&lt;span&gt;&lt;br&gt;&lt;/span&gt;&lt;span style="color: #ff0000"&gt;<text:span text:style-name="T7030">休</text:span>&lt;/span&gt;&lt;span style="color: #ff0000"&gt;<text:span text:style-name="T7031">庥</text:span>&lt;/span&gt;&lt;span style="color: #ff0000"&gt;<text:span text:style-name="T7032">咻</text:span>&lt;/span&gt;&lt;span style="color: #ff0000"&gt;<text:span text:style-name="T7033">貅</text:span>&lt;/span&gt;&lt;span style="color: #ff0000"&gt;<text:span text:style-name="T7034">髹</text:span>&lt;/span&gt;&lt;span style="color: #ff0000"&gt;<text:span text:style-name="T7035">修</text:span>&lt;/span&gt;&lt;span style="color: #ff0000"&gt;<text:span text:style-name="T7036">羞</text:span>&lt;/span&gt;&lt;span&gt;&lt;br&gt;&lt;/span&gt;&lt;span style="color: #d89000"&gt;<text:span text:style-name="T7037">邪</text:span>&lt;/span&gt;&lt;span style="color: #d89000"&gt;<text:span text:style-name="T7038">余</text:span>&lt;/span&gt;&lt;span style="color: #d89000"&gt;<text:span text:style-name="T7039">徐</text:span>&lt;/span&gt;&lt;span&gt;&lt;br&gt;&lt;/span&gt;&lt;span style="color: #0000ff"&gt;<text:span text:style-name="T7040">旭</text:span>&lt;/span&gt;&lt;span style="color: #0000ff"&gt;<text:span text:style-name="T7041">序</text:span>&lt;/span&gt;&lt;span style="color: #0000ff"&gt;<text:span text:style-name="T7042">芧</text:span>&lt;/span&gt;&lt;span style="color: #0000ff"&gt;<text:span text:style-name="T7043">侐</text:span>&lt;/span&gt;&lt;span style="color: #0000ff"&gt;<text:span text:style-name="T7044">洫</text:span>&lt;/span&gt;&lt;span style="color: #0000ff"&gt;<text:span text:style-name="T7045">恤</text:span>&lt;/span&gt;&lt;span style="color: #0000ff"&gt;<text:span text:style-name="T7046">殈</text:span>&lt;/span&gt;&lt;span style="color: #0000ff"&gt;<text:span text:style-name="T7047">畜</text:span>&lt;/span&gt;&lt;span style="color: #0000ff"&gt;<text:span text:style-name="T7048">慉</text:span>&lt;/span&gt;&lt;span style="color: #0000ff"&gt;<text:span text:style-name="T7049">蓄</text:span>&lt;/span&gt;&lt;span style="color: #0000ff"&gt;<text:span text:style-name="T7050">淢</text:span>&lt;/span&gt;&lt;span style="color: #d89000"&gt;<text:span text:style-name="T7051">馘</text:span>&lt;/span&gt;&lt;span style="color: #0000ff"&gt;<text:span text:style-name="T7052">酗</text:span>&lt;/span&gt;&lt;span style="color: #0000ff"&gt;<text:span text:style-name="T7053">勗</text:span>&lt;/span&gt;&lt;span style="color: #ff0000"&gt;<text:span text:style-name="T7054">欻</text:span>&lt;/span&gt;&lt;span style="color: #0000ff"&gt;<text:span text:style-name="T7055">訹</text:span>&lt;/span&gt;&lt;span style="color: #0000ff"&gt;<text:span text:style-name="T7056">婿</text:span>&lt;/span&gt;&lt;span style="color: #0000ff"&gt;<text:span text:style-name="T7057">絮</text:span>&lt;/span&gt;&lt;span style="color: #0000ff"&gt;<text:span text:style-name="T7058">魆</text:span>&lt;/span&gt;&lt;span style="color: #0000ff"&gt;<text:span text:style-name="T7059">獝</text:span>&lt;/span&gt;&lt;span style="color: #0000ff"&gt;<text:span text:style-name="T7060">藇</text:span>&lt;/span&gt;&lt;span style="color: #0000ff"&gt;<text:span text:style-name="T7061">藚</text:span>&lt;/span&gt;&lt;span&gt;&lt;br&gt;&lt;/span&gt;&lt;span style="color: #ff0000"&gt;<text:span text:style-name="T7062">休</text:span>&lt;/span&gt;&lt;span style="color: #ff0000"&gt;<text:span text:style-name="T7063">咻</text:span>&lt;/span&gt;&lt;span style="color: #ff0000"&gt;<text:span text:style-name="T7064">呴</text:span>&lt;/span&gt;&lt;span style="color: #00a000"&gt;<text:span text:style-name="T7065">姁</text:span>&lt;/span&gt;&lt;span style="color: #0000ff"&gt;<text:span text:style-name="T7066">昫</text:span>&lt;/span&gt;&lt;span style="color: #00a000"&gt;<text:span text:style-name="T7067">喣</text:span>&lt;/span&gt;&lt;span style="color: #0000ff"&gt;<text:span text:style-name="T7068">煦</text:span>&lt;/span&gt;&lt;span style="color: #00a000"&gt;<text:span text:style-name="T7069">栩</text:span>&lt;/span&gt;&lt;span style="color: #00a000"&gt;<text:span text:style-name="T7070">冔</text:span>&lt;/span&gt;&lt;span style="color: #00a000"&gt;<text:span text:style-name="T7071">湑</text:span>&lt;/span&gt;&lt;span style="color: #00a000"&gt;<text:span text:style-name="T7072">糈</text:span>&lt;/span&gt;&lt;span style="color: #00a000"&gt;<text:span text:style-name="T7073">醑</text:span>&lt;/span&gt;&lt;span style="color: #00a000"&gt;<text:span text:style-name="T7074">鄦</text:span>&lt;/span&gt;&lt;span&gt;&lt;br&gt;&lt;/span&gt;&lt;span style="color: #d89000"&gt;<text:span text:style-name="T7075">于</text:span>&lt;/span&gt;&lt;span style="color: #ff0000"&gt;<text:span text:style-name="T7076">吁</text:span>&lt;/span&gt;&lt;span style="color: #ff0000"&gt;<text:span text:style-name="T7077">旴</text:span>&lt;/span&gt;&lt;span style="color: #ff0000"&gt;<text:span text:style-name="T7078">盱</text:span>&lt;/span&gt;&lt;span style="color: #ff0000"&gt;<text:span text:style-name="T7079">訏</text:span>&lt;/span&gt;&lt;span style="color: #ff0000"&gt;<text:span text:style-name="T7080">戌</text:span>&lt;/span&gt;&lt;span style="color: #ff0000"&gt;<text:span text:style-name="T7081">欨</text:span>&lt;/span&gt;&lt;span style="color: #ff0000"&gt;<text:span text:style-name="T7082">胥</text:span>&lt;/span&gt;&lt;span style="color: #ff0000"&gt;<text:span text:style-name="T7083">揟</text:span>&lt;/span&gt;&lt;span style="color: #ff0000"&gt;<text:span text:style-name="T7084">楈</text:span>&lt;/span&gt;&lt;span style="color: #ff0000"&gt;<text:span text:style-name="T7085">稰</text:span>&lt;/span&gt;&lt;span style="color: #ff0000"&gt;<text:span text:style-name="T7086">墟</text:span>&lt;/span&gt;&lt;span style="color: #ff0000"&gt;<text:span text:style-name="T7087">歔</text:span>&lt;/span&gt;&lt;span style="color: #ff0000"&gt;<text:span text:style-name="T7088">需</text:span>&lt;/span&gt;&lt;span style="color: #ff0000"&gt;<text:span text:style-name="T7089">樨</text:span>&lt;/span&gt;&lt;span style="color: #d89000"&gt;<text:span text:style-name="T7090">謣</text:span>&lt;/span&gt;&lt;span&gt;&lt;br&gt;&lt;/span&gt;&lt;span style="color: #d89000"&gt;<text:span text:style-name="T7091">玄</text:span>&lt;/span&gt;&lt;span style="color: #d89000"&gt;<text:span text:style-name="T7092">旋</text:span>&lt;/span&gt;&lt;span style="color: #d89000"&gt;<text:span text:style-name="T7093">漩</text:span>&lt;/span&gt;&lt;span style="color: #d89000"&gt;<text:span text:style-name="T7094">璇</text:span>&lt;/span&gt;&lt;span style="color: #d89000"&gt;<text:span text:style-name="T7095">璿</text:span>&lt;/span&gt;&lt;span&gt;&lt;br&gt;&lt;/span&gt;&lt;span style="color: #0000ff"&gt;<text:span text:style-name="T7096">泫</text:span>&lt;/span&gt;&lt;span<text:s/><text:soft-page-break/>style="color: #0000ff"&gt;<text:span text:style-name="T7097">炫</text:span>&lt;/span&gt;&lt;span style="color: #0000ff"&gt;<text:span text:style-name="T7098">昡</text:span>&lt;/span&gt;&lt;span style="color: #0000ff"&gt;<text:span text:style-name="T7099">眩</text:span>&lt;/span&gt;&lt;span style="color: #0000ff"&gt;<text:span text:style-name="T7100">袨</text:span>&lt;/span&gt;&lt;span style="color: #0000ff"&gt;<text:span text:style-name="T7101">衒</text:span>&lt;/span&gt;&lt;span style="color: #d89000"&gt;<text:span text:style-name="T7102">旋</text:span>&lt;/span&gt;&lt;span style="color: #d89000"&gt;<text:span text:style-name="T7103">漩</text:span>&lt;/span&gt;&lt;span style="color: #0000ff"&gt;<text:span text:style-name="T7104">眴</text:span>&lt;/span&gt;&lt;span style="color: #0000ff"&gt;<text:span text:style-name="T7105">渲</text:span>&lt;/span&gt;&lt;span style="color: #0000ff"&gt;<text:span text:style-name="T7106">楦</text:span>&lt;/span&gt;&lt;span style="color: #0000ff"&gt;<text:span text:style-name="T7107">楥</text:span>&lt;/span&gt;&lt;span style="color: #ff0000"&gt;<text:span text:style-name="T7108">矎</text:span>&lt;/span&gt;&lt;span&gt;&lt;br&gt;&lt;/span&gt;&lt;span style="color: #00a000"&gt;<text:span text:style-name="T7109">咺</text:span>&lt;/span&gt;&lt;span style="color: #00a000"&gt;<text:span text:style-name="T7110">烜</text:span>&lt;/span&gt;&lt;span&gt;&lt;br&gt;&lt;/span&gt;&lt;span style="color: #ff0000"&gt;<text:span text:style-name="T7111">宣</text:span>&lt;/span&gt;&lt;span style="color: #ff0000"&gt;<text:span text:style-name="T7112">晅</text:span>&lt;/span&gt;&lt;span style="color: #ff0000"&gt;<text:span text:style-name="T7113">揎</text:span>&lt;/span&gt;&lt;span style="color: #ff0000"&gt;<text:span text:style-name="T7114">喧</text:span>&lt;/span&gt;&lt;span style="color: #ff0000"&gt;<text:span text:style-name="T7115">瑄</text:span>&lt;/span&gt;&lt;span style="color: #ff0000"&gt;<text:span text:style-name="T7116">萱</text:span>&lt;/span&gt;&lt;span style="color: #ff0000"&gt;<text:span text:style-name="T7117">暄</text:span>&lt;/span&gt;&lt;span style="color: #ff0000"&gt;<text:span text:style-name="T7118">蝖</text:span>&lt;/span&gt;&lt;span style="color: #ff0000"&gt;<text:span text:style-name="T7119">諠</text:span>&lt;/span&gt;&lt;span style="color: #ff0000"&gt;<text:span text:style-name="T7120">萲</text:span>&lt;/span&gt;&lt;span style="color: #00a000"&gt;<text:span text:style-name="T7121">暖</text:span>&lt;/span&gt;&lt;span style="color: #ff0000"&gt;<text:span text:style-name="T7122">儇</text:span>&lt;/span&gt;&lt;span style="color: #ff0000"&gt;<text:span text:style-name="T7123">懁</text:span>&lt;/span&gt;&lt;span style="color: #d89000"&gt;<text:span text:style-name="T7124">嬛</text:span>&lt;/span&gt;&lt;span style="color: #ff0000"&gt;<text:span text:style-name="T7125">蠉</text:span>&lt;/span&gt;&lt;span style="color: #ff0000"&gt;<text:span text:style-name="T7126">翾</text:span>&lt;/span&gt;&lt;span style="color: #ff0000"&gt;<text:span text:style-name="T7127">矎</text:span>&lt;/span&gt;&lt;span&gt;&lt;br&gt;&lt;/span&gt;&lt;span style="color: #d89000"&gt;<text:span text:style-name="T7128">穴</text:span>&lt;/span&gt;&lt;span style="color: #0000ff"&gt;<text:span text:style-name="T7129">踅</text:span>&lt;/span&gt;&lt;span style="color: #d89000"&gt;<text:span text:style-name="T7130">觷</text:span>&lt;/span&gt;&lt;span style="color: #d89000"&gt;<text:span text:style-name="T7131">褶</text:span>&lt;/span&gt;&lt;span&gt;&lt;br&gt;&lt;/span&gt;&lt;span style="color: #d89000"&gt;<text:span text:style-name="T7132">穴</text:span>&lt;/span&gt;&lt;span style="color: #d89000"&gt;<text:span text:style-name="T7133">泬</text:span>&lt;/span&gt;&lt;span style="color: #0000ff"&gt;<text:span text:style-name="T7134">血</text:span>&lt;/span&gt;&lt;span style="color: #0000ff"&gt;<text:span text:style-name="T7135">吷</text:span>&lt;/span&gt;&lt;span style="color: #ff0000"&gt;<text:span text:style-name="T7136">削</text:span>&lt;/span&gt;&lt;span style="color: #0000ff"&gt;<text:span text:style-name="T7137">烕</text:span>&lt;/span&gt;&lt;span style="color: #00a000"&gt;<text:span text:style-name="T7138">雪</text:span>&lt;/span&gt;&lt;span style="color: #0000ff"&gt;<text:span text:style-name="T7139">謞</text:span>&lt;/span&gt;&lt;span&gt;&lt;br&gt;&lt;/span&gt;&lt;span style="color: #00a000"&gt;<text:span text:style-name="T7140">雪</text:span>&lt;/span&gt;&lt;span&gt;&lt;br&gt;&lt;/span&gt;&lt;span style="color: #ff0000"&gt;<text:span text:style-name="T7141">靴</text:span>&lt;/span&gt;&lt;span style="color: #d89000"&gt;<text:span text:style-name="T7142">噱</text:span>&lt;/span&gt;&lt;span style="color: #ff0000"&gt;<text:span text:style-name="T7143">薛</text:span>&lt;/span&gt;&lt;span&gt;&lt;br&gt;&lt;/span&gt;&lt;span style="color: #d89000"&gt;<text:span text:style-name="T7144">旬</text:span>&lt;/span&gt;&lt;span style="color: #d89000"&gt;<text:span text:style-name="T7145">洵</text:span>&lt;/span&gt;&lt;span style="color: #d89000"&gt;<text:span text:style-name="T7146">恂</text:span>&lt;/span&gt;&lt;span style="color: #d89000"&gt;<text:span text:style-name="T7147">峋</text:span>&lt;/span&gt;&lt;span style="color: #0000ff"&gt;<text:span text:style-name="T7148">徇</text:span>&lt;/span&gt;&lt;span style="color: #d89000"&gt;<text:span text:style-name="T7149">郇</text:span>&lt;/span&gt;&lt;span style="color: #d89000"&gt;<text:span text:style-name="T7150">珣</text:span>&lt;/span&gt;&lt;span style="color: #d89000"&gt;<text:span text:style-name="T7151">栒</text:span>&lt;/span&gt;&lt;span style="color: #d89000"&gt;<text:span text:style-name="T7152">荀</text:span>&lt;/span&gt;&lt;span style="color: #d89000"&gt;<text:span text:style-name="T7153">巡</text:span>&lt;/span&gt;&lt;span style="color: #d89000"&gt;<text:span text:style-name="T7154">紃</text:span>&lt;/span&gt;&lt;span style="color: #d89000"&gt;<text:span text:style-name="T7155">循</text:span>&lt;/span&gt;&lt;span style="color: #d89000"&gt;<text:span text:style-name="T7156">燖</text:span>&lt;/span&gt;&lt;span&gt;&lt;br&gt;&lt;/span&gt;&lt;span style="color: #0000ff"&gt;<text:span text:style-name="T7157">卂</text:span>&lt;/span&gt;&lt;span style="color: #0000ff"&gt;<text:span text:style-name="T7158">汛</text:span>&lt;/span&gt;&lt;span style="color: #0000ff"&gt;<text:span text:style-name="T7159">迅</text:span>&lt;/span&gt;&lt;span style="color: #0000ff"&gt;<text:span text:style-name="T7160">侚</text:span>&lt;/span&gt;&lt;span style="color: #0000ff"&gt;<text:span text:style-name="T7161">徇</text:span>&lt;/span&gt;&lt;span style="color: #0000ff"&gt;<text:span text:style-name="T7162">迿</text:span>&lt;/span&gt;&lt;span style="color: #0000ff"&gt;<text:span text:style-name="T7163">殉</text:span>&lt;/span&gt;&lt;span style="color: #0000ff"&gt;<text:span text:style-name="T7164">巽</text:span>&lt;/span&gt;&lt;span style="color: #0000ff"&gt;<text:span text:style-name="T7165">潠</text:span>&lt;/span&gt;&lt;span style="color: #0000ff"&gt;<text:span text:style-name="T7166">噀</text:span>&lt;/span&gt;&lt;span style="color: #ff0000"&gt;<text:span text:style-name="T7167">熏</text:span>&lt;/span&gt;&lt;span style="color: #0000ff"&gt;<text:span text:style-name="T7168">蕈</text:span>&lt;/span&gt;&lt;span&gt;&lt;br&gt;&lt;/span&gt;&lt;span style="color: #ff0000"&gt;<text:span text:style-name="T7169">焄</text:span>&lt;/span&gt;&lt;span style="color: #ff0000"&gt;<text:span text:style-name="T7170">窨</text:span>&lt;/span&gt;&lt;span style="color: #ff0000"&gt;<text:span text:style-name="T7171">熏</text:span>&lt;/span&gt;&lt;span style="color: #ff0000"&gt;<text:span text:style-name="T7172">獯</text:span>&lt;/span&gt;&lt;span style="color: #ff0000"&gt;<text:span text:style-name="T7173">薰</text:span>&lt;/span&gt;&lt;span style="color: #ff0000"&gt;<text:span text:style-name="T7174">曛</text:span>&lt;/span&gt;&lt;span style="color: #ff0000"&gt;<text:span text:style-name="T7175">臐</text:span>&lt;/span&gt;&lt;span style="color: #ff0000"&gt;<text:span text:style-name="T7176">醺</text:span>&lt;/span&gt;&lt;span&gt;&lt;br&gt;&lt;/span&gt;&lt;span style="color: #d89000"&gt;<text:span text:style-name="T7177">牙</text:span>&lt;/span&gt;&lt;span style="color: #0000ff"&gt;<text:span text:style-name="T7178">犽</text:span>&lt;/span&gt;&lt;span style="color: #d89000"&gt;<text:span text:style-name="T7179">枒</text:span>&lt;/span&gt;&lt;span style="color: #d89000"&gt;<text:span text:style-name="T7180">芽</text:span>&lt;/span&gt;&lt;span style="color: #d89000"&gt;<text:span text:style-name="T7181">蚜</text:span>&lt;/span&gt;&lt;span style="color: #d89000"&gt;<text:span text:style-name="T7182">齖</text:span>&lt;/span&gt;&lt;span style="color:<text:s/><text:soft-page-break/>#ff0000"&gt;<text:span text:style-name="T7183">押</text:span>&lt;/span&gt;&lt;span style="color: #d89000"&gt;<text:span text:style-name="T7184">涯</text:span>&lt;/span&gt;&lt;span style="color: #d89000"&gt;<text:span text:style-name="T7185">睚</text:span>&lt;/span&gt;&lt;span style="color: #d89000"&gt;<text:span text:style-name="T7186">衙</text:span>&lt;/span&gt;&lt;span&gt;&lt;br&gt;&lt;/span&gt;&lt;span style="color: #0000ff"&gt;<text:span text:style-name="T7187">圠</text:span>&lt;/span&gt;&lt;span style="color: #0000ff"&gt;<text:span text:style-name="T7188">襾</text:span>&lt;/span&gt;&lt;span style="color: #0000ff"&gt;<text:span text:style-name="T7189">迓</text:span>&lt;/span&gt;&lt;span style="color: #0000ff"&gt;<text:span text:style-name="T7190">砑</text:span>&lt;/span&gt;&lt;span style="color: #0000ff"&gt;<text:span text:style-name="T7191">御</text:span>&lt;/span&gt;&lt;span style="color: #0000ff"&gt;<text:span text:style-name="T7192">聐</text:span>&lt;/span&gt;&lt;span style="color: #0000ff"&gt;<text:span text:style-name="T7193">揠</text:span>&lt;/span&gt;&lt;span style="color: #0000ff"&gt;<text:span text:style-name="T7194">猰</text:span>&lt;/span&gt;&lt;span&gt;&lt;br&gt;&lt;/span&gt;&lt;span style="color: #ff0000"&gt;<text:span text:style-name="T7195">疋</text:span>&lt;/span&gt;&lt;span style="color: #00a000"&gt;<text:span text:style-name="T7196">厊</text:span><text:span text:style-name="T7197">&lt;/span&gt;&lt;span style="color: #00a000"&gt;</text:span><text:span text:style-name="T7198">庌</text:span><text:span text:style-name="T7199">&lt;/span&gt;&lt;span style="color: #00a000"&gt;</text:span><text:span text:style-name="T7200">雅</text:span><text:span text:style-name="T7201">&lt;/span&gt;&lt;span&gt;&lt;br&gt;&lt;/span&gt;&lt;span style="color: #ff0000"&gt;</text:span><text:span text:style-name="T7202">丫</text:span><text:span text:style-name="T7203">&lt;/span&gt;&lt;span style="color: #000000"&gt;</text:span><text:span text:style-name="T7204">呀</text:span><text:span text:style-name="T7205">&lt;/span&gt;&lt;span style="color: #00a000"&gt;</text:span><text:span text:style-name="T7206">雅</text:span><text:span text:style-name="T7207">&lt;/span&gt;&lt;span style="color: #ff0000"&gt;</text:span><text:span text:style-name="T7208">押</text:span><text:span text:style-name="T7209">&lt;/span&gt;</text:span></text:p>
      <text:p text:style-name="Normal">&lt;span style="color: #d89000"&gt;<text:span text:style-name="T7210">厓</text:span>&lt;/span&gt;&lt;span style="color: #d89000"&gt;<text:span text:style-name="T7211">啀</text:span>&lt;/span&gt;&lt;span style="color: #d89000"&gt;<text:span text:style-name="T7212">崖</text:span>&lt;/span&gt;&lt;span style="color: #d89000"&gt;<text:span text:style-name="T7213">睚</text:span>&lt;/span&gt;&lt;span&gt;&lt;br&gt;&lt;/span&gt;&lt;span style="color: #d89000"&gt;<text:span text:style-name="T7214">言</text:span>&lt;/span&gt;&lt;span style="color: #d89000"&gt;<text:span text:style-name="T7215">妍</text:span>&lt;/span&gt;&lt;span style="color: #d89000"&gt;<text:span text:style-name="T7216">研</text:span>&lt;/span&gt;&lt;span style="color: #00a000"&gt;<text:span text:style-name="T7217">趼</text:span>&lt;/span&gt;&lt;span style="color: #d89000"&gt;<text:span text:style-name="T7218">揅</text:span>&lt;/span&gt;&lt;span style="color: #d89000"&gt;<text:span text:style-name="T7219">沿</text:span>&lt;/span&gt;&lt;span style="color: #d89000"&gt;<text:span text:style-name="T7220">炎</text:span>&lt;/span&gt;&lt;span style="color: #d89000"&gt;<text:span text:style-name="T7221">岩</text:span>&lt;/span&gt;&lt;span style="color: #d89000"&gt;<text:span text:style-name="T7222">延</text:span>&lt;/span&gt;&lt;span style="color: #ff0000"&gt;<text:span text:style-name="T7223">埏</text:span>&lt;/span&gt;&lt;span style="color: #d89000"&gt;<text:span text:style-name="T7224">郔</text:span>&lt;/span&gt;&lt;span style="color: #d89000"&gt;<text:span text:style-name="T7225">蜒</text:span>&lt;/span&gt;&lt;span style="color: #d89000"&gt;<text:span text:style-name="T7226">筵</text:span>&lt;/span&gt;&lt;span style="color: #0000ff"&gt;<text:span text:style-name="T7227">阽</text:span>&lt;/span&gt;&lt;span style="color: #d89000"&gt;<text:span text:style-name="T7228">嵒</text:span>&lt;/span&gt;&lt;span style="color: #d89000"&gt;<text:span text:style-name="T7229">碞</text:span>&lt;/span&gt;&lt;span style="color: #d89000"&gt;<text:span text:style-name="T7230">癌</text:span>&lt;/span&gt;&lt;span style="color: #d89000"&gt;<text:span text:style-name="T7231">虤</text:span>&lt;/span&gt;&lt;span style="color: #d89000"&gt;<text:span text:style-name="T7232">檐</text:span>&lt;/span&gt;&lt;span style="color: #d89000"&gt;<text:span text:style-name="T7233">簷</text:span>&lt;/span&gt;&lt;span&gt;&lt;br&gt;&lt;/span&gt;&lt;span style="color: #d89000"&gt;<text:span text:style-name="T7234">沿</text:span>&lt;/span&gt;&lt;span style="color: #0000ff"&gt;<text:span text:style-name="T7235">喭</text:span>&lt;/span&gt;&lt;span style="color: #d89000"&gt;<text:span text:style-name="T7236">研</text:span>&lt;/span&gt;&lt;span style="color: #0000ff"&gt;<text:span text:style-name="T7237">咽</text:span>&lt;/span&gt;&lt;span style="color: #0000ff"&gt;<text:span text:style-name="T7238">宴</text:span>&lt;/span&gt;&lt;span style="color: #0000ff"&gt;<text:span text:style-name="T7239">堰</text:span>&lt;/span&gt;&lt;span style="color: #0000ff"&gt;<text:span text:style-name="T7240">唁</text:span>&lt;/span&gt;&lt;span style="color: #0000ff"&gt;<text:span text:style-name="T7241">晏</text:span>&lt;/span&gt;&lt;span style="color: #0000ff"&gt;<text:span text:style-name="T7242">鷃</text:span>&lt;/span&gt;&lt;span style="color: #00a000"&gt;<text:span text:style-name="T7243">俺</text:span>&lt;/span&gt;&lt;span style="color: #ff0000"&gt;<text:span text:style-name="T7244">淹</text:span>&lt;/span&gt;&lt;span style="color: #d89000"&gt;<text:span text:style-name="T7245">涎</text:span>&lt;/span&gt;&lt;span style="color: #0000ff"&gt;<text:span text:style-name="T7246">掞</text:span>&lt;/span&gt;&lt;span style="color: #0000ff"&gt;<text:span text:style-name="T7247">焱</text:span>&lt;/span&gt;&lt;span style="color: #0000ff"&gt;<text:span text:style-name="T7248">焰</text:span>&lt;/span&gt;&lt;span style="color: #0000ff"&gt;<text:span text:style-name="T7249">燄</text:span>&lt;/span&gt;&lt;span style="color: #0000ff"&gt;<text:span text:style-name="T7250">爓</text:span>&lt;/span&gt;&lt;span style="color: #0000ff"&gt;<text:span text:style-name="T7251">雁</text:span>&lt;/span&gt;&lt;span style="color: #0000ff"&gt;<text:span text:style-name="T7252">鴈</text:span>&lt;/span&gt;&lt;span style="color: #0000ff"&gt;<text:span text:style-name="T7253">猒</text:span>&lt;/span&gt;&lt;span style="color: #0000ff"&gt;<text:span text:style-name="T7254">燕</text:span>&lt;/span&gt;&lt;span style="color: #0000ff"&gt;<text:span text:style-name="T7255">嬿</text:span>&lt;/span&gt;&lt;span style="color: #0000ff"&gt;<text:span text:style-name="T7256">醼</text:span>&lt;/span&gt;&lt;span&gt;&lt;br&gt;&lt;/span&gt;&lt;span style="color: #00a000"&gt;<text:span text:style-name="T7257">广</text:span>&lt;/span&gt;&lt;span&gt;<text:span text:style-name="T7258">㫃</text:span>&lt;/span&gt;&lt;span style="color: #00a000"&gt;<text:span text:style-name="T7259">沇</text:span>&lt;/span&gt;&lt;span style="color: #00a000"&gt;<text:span text:style-name="T7260">奄</text:span>&lt;/span&gt;&lt;span style="color: #00a000"&gt;<text:span text:style-name="T7261">掩</text:span>&lt;/span&gt;&lt;span style="color: #00a000"&gt;<text:span text:style-name="T7262">晻</text:span>&lt;/span&gt;&lt;span style="color: #00a000"&gt;<text:span text:style-name="T7263">罨</text:span>&lt;/span&gt;&lt;span style="color: #00a000"&gt;<text:span text:style-name="T7264">黤</text:span>&lt;/span&gt;&lt;span style="color: #00a000"&gt;<text:span text:style-name="T7265">匽</text:span>&lt;/span&gt;&lt;span style="color: #00a000"&gt;<text:span text:style-name="T7266">偃</text:span>&lt;/span&gt;&lt;span style="color: #00a000"&gt;<text:span text:style-name="T7267">郾</text:span>&lt;/span&gt;&lt;span style="color: #00a000"&gt;<text:span text:style-name="T7268">蝘</text:span>&lt;/span&gt;&lt;span style="color: #00a000"&gt;<text:span text:style-name="T7269">弇</text:span>&lt;/span&gt;&lt;span style="color: #00a000"&gt;<text:span text:style-name="T7270">渰</text:span>&lt;/span&gt;&lt;span style="color: #00a000"&gt;<text:span text:style-name="T7271">揜</text:span>&lt;/span&gt;&lt;span style="color: #ff0000"&gt;<text:span text:style-name="T7272">媕</text:span>&lt;/span&gt;&lt;span style="color: #00a000"&gt;<text:span text:style-name="T7273">衍</text:span>&lt;/span&gt;&lt;span style="color: #0000ff"&gt;<text:span text:style-name="T7274">剡</text:span>&lt;/span&gt;&lt;span style="color: #00a000"&gt;<text:span text:style-name="T7275">琰</text:span>&lt;/span&gt;&lt;span style="color: #00a000"&gt;<text:span text:style-name="T7276">扊</text:span>&lt;/span&gt;&lt;span style="color: #00a000"&gt;<text:span text:style-name="T7277">眼</text:span><text:soft-page-break/>&lt;/span&gt;&lt;span style="color: #00a000"&gt;<text:span text:style-name="T7278">演</text:span>&lt;/span&gt;&lt;span style="color: #00a000"&gt;<text:span text:style-name="T7279">戭</text:span>&lt;/span&gt;&lt;span&gt;<text:span text:style-name="T7280">𣝓</text:span>&lt;/span&gt;&lt;span style="color: #0000ff"&gt;<text:span text:style-name="T7281">齞</text:span>&lt;/span&gt;&lt;span style="color: #00a000"&gt;<text:span text:style-name="T7282">甗</text:span>&lt;/span&gt;&lt;span&gt;&lt;br&gt;&lt;/span&gt;&lt;span style="color: #00a000"&gt;<text:span text:style-name="T7283">奄</text:span>&lt;/span&gt;&lt;span style="color: #ff0000"&gt;<text:span text:style-name="T7284">淹</text:span>&lt;/span&gt;&lt;span style="color: #ff0000"&gt;<text:span text:style-name="T7285">崦</text:span>&lt;/span&gt;&lt;span style="color: #ff0000"&gt;<text:span text:style-name="T7286">腌</text:span>&lt;/span&gt;&lt;span style="color: #0000ff"&gt;<text:span text:style-name="T7287">咽</text:span>&lt;/span&gt;&lt;span style="color: #ff0000"&gt;<text:span text:style-name="T7288">胭</text:span>&lt;/span&gt;&lt;span style="color: #ff0000"&gt;<text:span text:style-name="T7289">殷</text:span>&lt;/span&gt;&lt;span style="color: #ff0000"&gt;<text:span text:style-name="T7290">焉</text:span>&lt;/span&gt;&lt;span style="color: #ff0000"&gt;<text:span text:style-name="T7291">鄢</text:span>&lt;/span&gt;&lt;span style="color: #ff0000"&gt;<text:span text:style-name="T7292">嫣</text:span>&lt;/span&gt;&lt;span style="color: #ff0000"&gt;<text:span text:style-name="T7293">蔫</text:span>&lt;/span&gt;&lt;span style="color: #ff0000"&gt;<text:span text:style-name="T7294">湮</text:span>&lt;/span&gt;&lt;span style="color: #0000ff"&gt;<text:span text:style-name="T7295">燕</text:span>&lt;/span&gt;&lt;span&gt;&lt;br&gt;&lt;/span&gt;&lt;span style="color: #d89000"&gt;<text:span text:style-name="T7296">羊</text:span>&lt;/span&gt;&lt;span style="color: #d89000"&gt;<text:span text:style-name="T7297">佯</text:span>&lt;/span&gt;&lt;span style="color: #d89000"&gt;<text:span text:style-name="T7298">洋</text:span>&lt;/span&gt;&lt;span style="color: #d89000"&gt;<text:span text:style-name="T7299">徉</text:span>&lt;/span&gt;&lt;span style="color: #d89000"&gt;<text:span text:style-name="T7300">烊</text:span>&lt;/span&gt;&lt;span style="color: #00a000"&gt;<text:span text:style-name="T7301">痒</text:span>&lt;/span&gt;&lt;span style="color: #d89000"&gt;<text:span text:style-name="T7302">昜</text:span>&lt;/span&gt;&lt;span style="color: #ff0000"&gt;<text:span text:style-name="T7303">禓</text:span>&lt;/span&gt;&lt;span&gt;&lt;br&gt;&lt;/span&gt;&lt;span style="color: #0000ff"&gt;<text:span text:style-name="T7304">怏</text:span>&lt;/span&gt;&lt;span style="color: #0000ff"&gt;<text:span text:style-name="T7305">恙</text:span>&lt;/span&gt;&lt;span style="color: #0000ff"&gt;<text:span text:style-name="T7306">羕</text:span>&lt;/span&gt;&lt;span style="color: #0000ff"&gt;<text:span text:style-name="T7307">漾</text:span>&lt;/span&gt;&lt;span style="color: #0000ff"&gt;<text:span text:style-name="T7308">瀁</text:span>&lt;/span&gt;&lt;span&gt;&lt;br&gt;&lt;/span&gt;&lt;span style="color: #d89000"&gt;<text:span text:style-name="T7309">卬</text:span>&lt;/span&gt;&lt;span style="color: #00a000"&gt;<text:span text:style-name="T7310">仰</text:span>&lt;/span&gt;&lt;span style="color: #00a000"&gt;<text:span text:style-name="T7311">坱</text:span>&lt;/span&gt;&lt;span style="color: #ff0000"&gt;<text:span text:style-name="T7312">鞅</text:span>&lt;/span&gt;&lt;span style="color: #00a000"&gt;<text:span text:style-name="T7313">氧</text:span>&lt;/span&gt;&lt;span style="color: #0000ff"&gt;<text:span text:style-name="T7314">瀁</text:span>&lt;/span&gt;&lt;span style="color: #00a000"&gt;<text:span text:style-name="T7315">痒</text:span>&lt;/span&gt;&lt;span&gt;&lt;br&gt;&lt;/span&gt;&lt;span style="color: #ff0000"&gt;<text:span text:style-name="T7316">央</text:span>&lt;/span&gt;&lt;span style="color: #00a000"&gt;<text:span text:style-name="T7317">佒</text:span>&lt;/span&gt;&lt;span style="color: #ff0000"&gt;<text:span text:style-name="T7318">泱</text:span>&lt;/span&gt;&lt;span style="color: #ff0000"&gt;<text:span text:style-name="T7319">殃</text:span>&lt;/span&gt;&lt;span style="color: #ff0000"&gt;<text:span text:style-name="T7320">秧</text:span>&lt;/span&gt;&lt;span style="color: #ff0000"&gt;<text:span text:style-name="T7321">鞅</text:span>&lt;/span&gt;&lt;span&gt;&lt;br&gt;&lt;/span&gt;&lt;span style="color: #d89000"&gt;<text:span text:style-name="T7322">爻</text:span>&lt;/span&gt;&lt;span style="color: #d89000"&gt;<text:span text:style-name="T7323">肴</text:span>&lt;/span&gt;&lt;span style="color: #d89000"&gt;<text:span text:style-name="T7324">淆</text:span>&lt;/span&gt;&lt;span style="color: #d89000"&gt;<text:span text:style-name="T7325">崤</text:span>&lt;/span&gt;&lt;span style="color: #0000ff"&gt;<text:span text:style-name="T7326">殽</text:span>&lt;/span&gt;&lt;span style="color: #d89000"&gt;<text:span text:style-name="T7327">洮</text:span>&lt;/span&gt;&lt;span style="color: #d89000"&gt;<text:span text:style-name="T7328">姚</text:span>&lt;/span&gt;&lt;span style="color: #d89000"&gt;<text:span text:style-name="T7329">珧</text:span>&lt;/span&gt;&lt;span style="color: #d89000"&gt;<text:span text:style-name="T7330">垚</text:span>&lt;/span&gt;&lt;span style="color: #d89000"&gt;<text:span text:style-name="T7331">陶</text:span>&lt;/span&gt;&lt;span style="color: #d89000"&gt;<text:span text:style-name="T7332">揄</text:span>&lt;/span&gt;&lt;span style="color: #d89000"&gt;<text:span text:style-name="T7333">隃</text:span>&lt;/span&gt;&lt;span style="color: #d89000"&gt;<text:span text:style-name="T7334">傜</text:span>&lt;/span&gt;&lt;span style="color: #d89000"&gt;<text:span text:style-name="T7335">愮</text:span>&lt;/span&gt;&lt;span style="color: #d89000"&gt;<text:span text:style-name="T7336">徭</text:span>&lt;/span&gt;&lt;span style="color: #d89000"&gt;<text:span text:style-name="T7337">猺</text:span>&lt;/span&gt;&lt;span style="color: #d89000"&gt;<text:span text:style-name="T7338">媱</text:span>&lt;/span&gt;&lt;span style="color: #d89000"&gt;<text:span text:style-name="T7339">榣</text:span>&lt;/span&gt;&lt;span style="color: #0000ff"&gt;<text:span text:style-name="T7340">繇</text:span>&lt;/span&gt;&lt;span&gt;&lt;br&gt;&lt;/span&gt;&lt;span style="color: #0000ff"&gt;<text:span text:style-name="T7341">要</text:span>&lt;/span&gt;&lt;span style="color: #0000ff"&gt;<text:span text:style-name="T7342">袎</text:span>&lt;/span&gt;&lt;span style="color: #0000ff"&gt;<text:span text:style-name="T7343">靿</text:span>&lt;/span&gt;&lt;span style="color: #0000ff"&gt;<text:span text:style-name="T7344">燿</text:span>&lt;/span&gt;&lt;span style="color: #0000ff"&gt;<text:span text:style-name="T7345">曜</text:span>&lt;/span&gt;&lt;span style="color: #0000ff"&gt;<text:span text:style-name="T7346">耀</text:span>&lt;/span&gt;&lt;span style="color: #0000ff"&gt;<text:span text:style-name="T7347">瀹</text:span>&lt;/span&gt;&lt;span style="color: #0000ff"&gt;<text:span text:style-name="T7348">爚</text:span>&lt;/span&gt;&lt;span&gt;&lt;br&gt;&lt;/span&gt;&lt;span style="color: #ff0000"&gt;<text:span text:style-name="T7349">夭</text:span>&lt;/span&gt;&lt;span style="color: #00a000"&gt;<text:span text:style-name="T7350">宎</text:span>&lt;/span&gt;&lt;span style="color: #00a000"&gt;<text:span text:style-name="T7351">殀</text:span>&lt;/span&gt;&lt;span style="color: #0000ff"&gt;<text:span text:style-name="T7352">穾</text:span>&lt;/span&gt;&lt;span style="color: #00a000"&gt;<text:span text:style-name="T7353">杳</text:span>&lt;/span&gt;&lt;span style="color: #00a000"&gt;<text:span text:style-name="T7354">咬</text:span>&lt;/span&gt;&lt;span style="color: #00a000"&gt;<text:span text:style-name="T7355">窔</text:span>&lt;/span&gt;&lt;span style="color: #00a000"&gt;<text:span text:style-name="T7356">窅</text:span>&lt;/span&gt;&lt;span style="color: #00a000"&gt;<text:span text:style-name="T7357">窈</text:span>&lt;/span&gt;&lt;span style="color: #00a000"&gt;<text:span text:style-name="T7358">舀</text:span>&lt;/span&gt;&lt;span style="color: #00a000"&gt;<text:span text:style-name="T7359">偠</text:span>&lt;/span&gt;&lt;span style="color: #00a000"&gt;<text:span text:style-name="T7360">騕</text:span>&lt;/span&gt;&lt;span style="color: #00a000"&gt;<text:span text:style-name="T7361">溔</text:span>&lt;/span&gt;&lt;span style="color: #00a000"&gt;<text:span text:style-name="T7362">鷕</text:span>&lt;/span&gt;&lt;span&gt;&lt;br&gt;&lt;/span&gt;&lt;span style="color: #ff0000"&gt;<text:span text:style-name="T7363">幺</text:span>&lt;/span&gt;&lt;span style="color: #000000"&gt;<text:span text:style-name="T7364">么</text:span>&lt;/span&gt;&lt;span style="color: #ff0000"&gt;<text:span text:style-name="T7365">吆</text:span>&lt;/span&gt;&lt;span style="color: #ff0000"&gt;<text:span text:style-name="T7366">夭</text:span>&lt;/span&gt;&lt;span style="color: #ff0000"&gt;<text:span text:style-name="T7367">妖</text:span>&lt;/span&gt;&lt;span style="color:<text:s/><text:soft-page-break/>#00a000"&gt;<text:span text:style-name="T7368">芺</text:span>&lt;/span&gt;&lt;span style="color: #ff0000"&gt;<text:span text:style-name="T7369">祅</text:span>&lt;/span&gt;&lt;span style="color: #ff0000"&gt;<text:span text:style-name="T7370">凹</text:span>&lt;/span&gt;&lt;span style="color: #0000ff"&gt;<text:span text:style-name="T7371">要</text:span>&lt;/span&gt;&lt;span style="color: #ff0000"&gt;<text:span text:style-name="T7372">喓</text:span>&lt;/span&gt;&lt;span style="color: #ff0000"&gt;<text:span text:style-name="T7373">葽</text:span>&lt;/span&gt;&lt;span style="color: #ff0000"&gt;<text:span text:style-name="T7374">腰</text:span>&lt;/span&gt;&lt;span style="color: #00a000"&gt;<text:span text:style-name="T7375">徼</text:span>&lt;/span&gt;&lt;span style="color: #ff0000"&gt;<text:span text:style-name="T7376">邀</text:span>&lt;/span&gt;&lt;span&gt;&lt;br&gt;&lt;/span&gt;&lt;span style="color: #ff0000"&gt;<text:span text:style-name="T7377">吔</text:span>&lt;/span&gt;&lt;span&gt;&lt;br&gt;&lt;/span&gt;&lt;span style="color: #d89000"&gt;<text:span text:style-name="T7378">邪</text:span>&lt;/span&gt;&lt;span style="color: #d89000"&gt;<text:span text:style-name="T7379">琊</text:span>&lt;/span&gt;&lt;span style="color: #000000"&gt;<text:span text:style-name="T7380">耶</text:span>&lt;/span&gt;&lt;span style="color: #d89000"&gt;<text:span text:style-name="T7381">揶</text:span>&lt;/span&gt;&lt;span style="color: #ff0000"&gt;<text:span text:style-name="T7382">椰</text:span>&lt;/span&gt;&lt;span style="color: #d89000"&gt;<text:span text:style-name="T7383">斜</text:span>&lt;/span&gt;&lt;span style="color: #ff0000"&gt;<text:span text:style-name="T7384">歋</text:span>&lt;/span&gt;&lt;span style="color: #d89000"&gt;<text:span text:style-name="T7385">擨</text:span>&lt;/span&gt;&lt;span&gt;&lt;br&gt;&lt;/span&gt;&lt;span style="color: #0000ff"&gt;<text:span text:style-name="T7386">曳</text:span>&lt;/span&gt;&lt;span style="color: #0000ff"&gt;<text:span text:style-name="T7387">拽</text:span>&lt;/span&gt;&lt;span style="color: #0000ff"&gt;<text:span text:style-name="T7388">夜</text:span>&lt;/span&gt;&lt;span style="color: #0000ff"&gt;<text:span text:style-name="T7389">液</text:span>&lt;/span&gt;&lt;span style="color: #ff0000"&gt;<text:span text:style-name="T7390">掖</text:span>&lt;/span&gt;&lt;span&gt;<text:span text:style-name="T7391">㖡</text:span>&lt;/span&gt;&lt;span style="color: #0000ff"&gt;<text:span text:style-name="T7392">腋</text:span>&lt;/span&gt;&lt;span style="color: #0000ff"&gt;<text:span text:style-name="T7393">抴</text:span>&lt;/span&gt;&lt;span style="color: #0000ff"&gt;<text:span text:style-name="T7394">咽</text:span>&lt;/span&gt;&lt;span style="color: #0000ff"&gt;<text:span text:style-name="T7395">射</text:span>&lt;/span&gt;&lt;span style="color: #0000ff"&gt;<text:span text:style-name="T7396">殗</text:span>&lt;/span&gt;&lt;span style="color: #ff0000"&gt;<text:span text:style-name="T7397">喝</text:span>&lt;/span&gt;&lt;span style="color: #0000ff"&gt;<text:span text:style-name="T7398">暍</text:span>&lt;/span&gt;&lt;span style="color: #0000ff"&gt;<text:span text:style-name="T7399">煠</text:span>&lt;/span&gt;&lt;span style="color: #d89000"&gt;<text:span text:style-name="T7400">殜</text:span>&lt;/span&gt;&lt;span style="color: #0000ff"&gt;<text:span text:style-name="T7401">嶪</text:span>&lt;/span&gt;&lt;span style="color: #0000ff"&gt;<text:span text:style-name="T7402">黦</text:span>&lt;/span&gt;&lt;span&gt;&lt;br&gt;&lt;/span&gt;&lt;span style="color: #00a000"&gt;<text:span text:style-name="T7403">也</text:span>&lt;/span&gt;&lt;span style="color: #00a000"&gt;<text:span text:style-name="T7404">冶</text:span>&lt;/span&gt;&lt;span style="color: #00a000"&gt;<text:span text:style-name="T7405">埜</text:span>&lt;/span&gt;&lt;span style="color: #00a000"&gt;<text:span text:style-name="T7406">野</text:span>&lt;/span&gt;&lt;span&gt;&lt;br&gt;&lt;/span&gt;&lt;span style="color: #000000"&gt;<text:span text:style-name="T7407">耶</text:span>&lt;/span&gt;&lt;span style="color: #ff0000"&gt;<text:span text:style-name="T7408">掖</text:span>&lt;/span&gt;&lt;span style="color: #ff0000"&gt;<text:span text:style-name="T7409">噎</text:span>&lt;/span&gt;&lt;span&gt;&lt;br&gt;&lt;/span&gt;&lt;span style="color: #d89000"&gt;<text:span text:style-name="T7410">匜</text:span>&lt;/span&gt;&lt;span style="color: #ff0000"&gt;<text:span text:style-name="T7411">施</text:span>&lt;/span&gt;&lt;span style="color: #d89000"&gt;<text:span text:style-name="T7412">迆</text:span>&lt;/span&gt;&lt;span style="color: #0000ff"&gt;<text:span text:style-name="T7413">衪</text:span>&lt;/span&gt;&lt;span style="color: #d89000"&gt;<text:span text:style-name="T7414">酏</text:span>&lt;/span&gt;&lt;span style="color: #d89000"&gt;<text:span text:style-name="T7415">貤</text:span>&lt;/span&gt;&lt;span style="color: #d89000"&gt;<text:span text:style-name="T7416">椸</text:span>&lt;/span&gt;&lt;span style="color: #d89000"&gt;<text:span text:style-name="T7417">台</text:span>&lt;/span&gt;&lt;span style="color: #d89000"&gt;<text:span text:style-name="T7418">怡</text:span>&lt;/span&gt;&lt;span style="color: #d89000"&gt;<text:span text:style-name="T7419">眙</text:span>&lt;/span&gt;&lt;span style="color: #d89000"&gt;<text:span text:style-name="T7420">圯</text:span>&lt;/span&gt;&lt;span style="color: #ff0000"&gt;<text:span text:style-name="T7421">熙</text:span>&lt;/span&gt;&lt;span style="color: #d89000"&gt;<text:span text:style-name="T7422">夷</text:span>&lt;/span&gt;&lt;span style="color: #d89000"&gt;<text:span text:style-name="T7423">侇</text:span>&lt;/span&gt;&lt;span style="color: #0000ff"&gt;<text:span text:style-name="T7424">洟</text:span>&lt;/span&gt;&lt;span style="color: #d89000"&gt;<text:span text:style-name="T7425">咦</text:span>&lt;/span&gt;&lt;span style="color: #d89000"&gt;<text:span text:style-name="T7426">姨</text:span>&lt;/span&gt;&lt;span style="color: #d89000"&gt;<text:span text:style-name="T7427">桋</text:span>&lt;/span&gt;&lt;span style="color: #d89000"&gt;<text:span text:style-name="T7428">荑</text:span>&lt;/span&gt;&lt;span style="color: #d89000"&gt;<text:span text:style-name="T7429">胰</text:span>&lt;/span&gt;&lt;span style="color: #d89000"&gt;<text:span text:style-name="T7430">痍</text:span>&lt;/span&gt;&lt;span style="color: #d89000"&gt;<text:span text:style-name="T7431">沂</text:span>&lt;/span&gt;&lt;span style="color: #d89000"&gt;<text:span text:style-name="T7432">宜</text:span>&lt;/span&gt;&lt;span style="color: #d89000"&gt;<text:span text:style-name="T7433">狋</text:span>&lt;/span&gt;&lt;span style="color: #0000ff"&gt;<text:span text:style-name="T7434">益</text:span>&lt;/span&gt;&lt;span style="color: #d89000"&gt;<text:span text:style-name="T7435">宧</text:span>&lt;/span&gt;&lt;span style="color: #d89000"&gt;<text:span text:style-name="T7436">栘</text:span>&lt;/span&gt;&lt;span style="color: #d89000"&gt;<text:span text:style-name="T7437">迻</text:span>&lt;/span&gt;&lt;span style="color: #d89000"&gt;<text:span text:style-name="T7438">扅</text:span>&lt;/span&gt;&lt;span style="color: #d89000"&gt;<text:span text:style-name="T7439">移</text:span>&lt;/span&gt;&lt;span style="color: #d89000"&gt;<text:span text:style-name="T7440">簃</text:span>&lt;/span&gt;&lt;span style="color: #d89000"&gt;<text:span text:style-name="T7441">謻</text:span>&lt;/span&gt;&lt;span style="color: #d89000"&gt;<text:span text:style-name="T7442">蛇</text:span>&lt;/span&gt;&lt;span style="color: #d89000"&gt;<text:span text:style-name="T7443">疑</text:span>&lt;/span&gt;&lt;span style="color: #d89000"&gt;<text:span text:style-name="T7444">嶷</text:span>&lt;/span&gt;&lt;span style="color: #0000ff"&gt;<text:span text:style-name="T7445">鸃</text:span>&lt;/span&gt;&lt;span style="color: #d89000"&gt;<text:span text:style-name="T7446">彝</text:span>&lt;/span&gt;&lt;span style="color: #d89000"&gt;<text:span text:style-name="T7447">迤</text:span>&lt;/span&gt;&lt;span&gt;&lt;br&gt;&lt;/span&gt;&lt;span style="color: #0000ff"&gt;<text:span text:style-name="T7448">乂</text:span>&lt;/span&gt;&lt;span style="color: #0000ff"&gt;<text:span text:style-name="T7449">刈</text:span>&lt;/span&gt;&lt;span style="color: #0000ff"&gt;<text:span text:style-name="T7450">艾</text:span>&lt;/span&gt;&lt;span style="color: #0000ff"&gt;<text:span text:style-name="T7451">弋</text:span>&lt;/span&gt;&lt;span style="color: #0000ff"&gt;<text:span text:style-name="T7452">杙</text:span>&lt;/span&gt;&lt;span style="color: #0000ff"&gt;<text:span text:style-name="T7453">芅</text:span>&lt;/span&gt;&lt;span style="color:<text:s/><text:soft-page-break/>#0000ff"&gt;<text:span text:style-name="T7454">黓</text:span>&lt;/span&gt;&lt;span style="color: #ff0000"&gt;<text:span text:style-name="T7455">仡</text:span>&lt;/span&gt;&lt;span style="color: #0000ff"&gt;<text:span text:style-name="T7456">肊</text:span>&lt;/span&gt;&lt;span style="color: #0000ff"&gt;<text:span text:style-name="T7457">屹</text:span>&lt;/span&gt;&lt;span style="color: #00a000"&gt;<text:span text:style-name="T7458">鳦</text:span>&lt;/span&gt;&lt;span style="color: #0000ff"&gt;<text:span text:style-name="T7459">亦</text:span>&lt;/span&gt;&lt;span style="color: #0000ff"&gt;<text:span text:style-name="T7460">弈</text:span>&lt;/span&gt;&lt;span style="color: #0000ff"&gt;<text:span text:style-name="T7461">奕</text:span>&lt;/span&gt;&lt;span style="color: #0000ff"&gt;<text:span text:style-name="T7462">帟</text:span>&lt;/span&gt;&lt;span style="color: #ff0000"&gt;<text:span text:style-name="T7463">衣</text:span>&lt;/span&gt;&lt;span style="color: #0000ff"&gt;<text:span text:style-name="T7464">裔</text:span>&lt;/span&gt;&lt;span&gt;<text:span text:style-name="T7465">㵝</text:span>&lt;/span&gt;&lt;span style="color: #0000ff"&gt;<text:span text:style-name="T7466">曳</text:span>&lt;/span&gt;&lt;span style="color: #0000ff"&gt;<text:span text:style-name="T7467">坄</text:span>&lt;/span&gt;&lt;span style="color: #0000ff"&gt;<text:span text:style-name="T7468">役</text:span>&lt;/span&gt;&lt;span style="color: #0000ff"&gt;<text:span text:style-name="T7469">疫</text:span>&lt;/span&gt;&lt;span style="color: #0000ff"&gt;<text:span text:style-name="T7470">抑</text:span>&lt;/span&gt;&lt;span style="color: #0000ff"&gt;<text:span text:style-name="T7471">邑</text:span>&lt;/span&gt;&lt;span style="color: #0000ff"&gt;<text:span text:style-name="T7472">浥</text:span>&lt;/span&gt;&lt;span style="color: #0000ff"&gt;<text:span text:style-name="T7473">悒</text:span>&lt;/span&gt;&lt;span style="color: #0000ff"&gt;<text:span text:style-name="T7474">挹</text:span>&lt;/span&gt;&lt;span style="color: #0000ff"&gt;<text:span text:style-name="T7475">唈</text:span>&lt;/span&gt;&lt;span style="color: #0000ff"&gt;<text:span text:style-name="T7476">裛</text:span>&lt;/span&gt;&lt;span style="color: #0000ff"&gt;<text:span text:style-name="T7477">佚</text:span>&lt;/span&gt;&lt;span style="color: #0000ff"&gt;<text:span text:style-name="T7478">泆</text:span>&lt;/span&gt;&lt;span style="color: #d89000"&gt;<text:span text:style-name="T7479">昳</text:span>&lt;/span&gt;&lt;span style="color: #d89000"&gt;<text:span text:style-name="T7480">詄</text:span>&lt;/span&gt;&lt;span style="color: #0000ff"&gt;<text:span text:style-name="T7481">泄</text:span>&lt;/span&gt;&lt;span style="color: #0000ff"&gt;<text:span text:style-name="T7482">枻</text:span>&lt;/span&gt;&lt;span style="color: #0000ff"&gt;<text:span text:style-name="T7483">跇</text:span>&lt;/span&gt;&lt;span style="color: #0000ff"&gt;<text:span text:style-name="T7484">靾</text:span>&lt;/span&gt;&lt;span style="color: #0000ff"&gt;<text:span text:style-name="T7485">易</text:span>&lt;/span&gt;&lt;span style="color: #0000ff"&gt;<text:span text:style-name="T7486">埸</text:span>&lt;/span&gt;&lt;span style="color: #0000ff"&gt;<text:span text:style-name="T7487">蜴</text:span>&lt;/span&gt;&lt;span style="color: #0000ff"&gt;<text:span text:style-name="T7488">佾</text:span>&lt;/span&gt;&lt;span style="color: #ff0000"&gt;<text:span text:style-name="T7489">施</text:span>&lt;/span&gt;&lt;span style="color: #d89000"&gt;<text:span text:style-name="T7490">食</text:span>&lt;/span&gt;&lt;span style="color: #0000ff"&gt;<text:span text:style-name="T7491">羿</text:span>&lt;/span&gt;&lt;span style="color: #0000ff"&gt;<text:span text:style-name="T7492">翊</text:span>&lt;/span&gt;&lt;span style="color: #0000ff"&gt;<text:span text:style-name="T7493">翌</text:span>&lt;/span&gt;&lt;span style="color: #0000ff"&gt;<text:span text:style-name="T7494">益</text:span>&lt;/span&gt;&lt;span style="color: #0000ff"&gt;<text:span text:style-name="T7495">溢</text:span>&lt;/span&gt;&lt;span style="color: #0000ff"&gt;<text:span text:style-name="T7496">嗌</text:span>&lt;/span&gt;&lt;span style="color: #0000ff"&gt;<text:span text:style-name="T7497">螠</text:span>&lt;/span&gt;&lt;span style="color: #0000ff"&gt;<text:span text:style-name="T7498">射</text:span>&lt;/span&gt;&lt;span style="color: #0000ff"&gt;<text:span text:style-name="T7499">液</text:span>&lt;/span&gt;&lt;span style="color: #ff0000"&gt;<text:span text:style-name="T7500">掖</text:span>&lt;/span&gt;&lt;span style="color: #0000ff"&gt;<text:span text:style-name="T7501">腋</text:span>&lt;/span&gt;&lt;span style="color: #0000ff"&gt;<text:span text:style-name="T7502">埶</text:span>&lt;/span&gt;&lt;span style="color: #0000ff"&gt;<text:span text:style-name="T7503">蓺</text:span>&lt;/span&gt;&lt;span style="color: #0000ff"&gt;<text:span text:style-name="T7504">襼</text:span>&lt;/span&gt;&lt;span style="color: #0000ff"&gt;<text:span text:style-name="T7505">廙</text:span>&lt;/span&gt;&lt;span style="color: #0000ff"&gt;<text:span text:style-name="T7506">翼</text:span>&lt;/span&gt;&lt;span style="color: #0000ff"&gt;<text:span text:style-name="T7507">逸</text:span>&lt;/span&gt;&lt;span style="color: #0000ff"&gt;<text:span text:style-name="T7508">意</text:span>&lt;/span&gt;&lt;span style="color: #ff0000"&gt;<text:span text:style-name="T7509">噫</text:span>&lt;/span&gt;&lt;span style="color: #0000ff"&gt;<text:span text:style-name="T7510">檍</text:span>&lt;/span&gt;&lt;span style="color: #0000ff"&gt;<text:span text:style-name="T7511">薏</text:span>&lt;/span&gt;&lt;span style="color: #0000ff"&gt;<text:span text:style-name="T7512">臆</text:span>&lt;/span&gt;&lt;span style="color: #0000ff"&gt;<text:span text:style-name="T7513">癔</text:span>&lt;/span&gt;&lt;span style="color: #0000ff"&gt;<text:span text:style-name="T7514">鷾</text:span>&lt;/span&gt;&lt;span style="color: #0000ff"&gt;<text:span text:style-name="T7515">肄</text:span>&lt;/span&gt;&lt;span style="color: #0000ff"&gt;<text:span text:style-name="T7516">圛</text:span>&lt;/span&gt;&lt;span style="color: #0000ff"&gt;<text:span text:style-name="T7517">燡</text:span>&lt;/span&gt;&lt;span style="color: #0000ff"&gt;<text:span text:style-name="T7518">斁</text:span>&lt;/span&gt;&lt;span style="color: #0000ff"&gt;<text:span text:style-name="T7519">醳</text:span>&lt;/span&gt;&lt;span style="color: #0000ff"&gt;<text:span text:style-name="T7520">嫕</text:span>&lt;/span&gt;&lt;span style="color: #0000ff"&gt;<text:span text:style-name="T7521">瞖</text:span>&lt;/span&gt;&lt;span style="color: #0000ff"&gt;<text:span text:style-name="T7522">翳</text:span>&lt;/span&gt;&lt;span style="color: #0000ff"&gt;<text:span text:style-name="T7523">蘙</text:span>&lt;/span&gt;&lt;span style="color: #0000ff"&gt;<text:span text:style-name="T7524">熠</text:span>&lt;/span&gt;&lt;span style="color: #0000ff"&gt;<text:span text:style-name="T7525">毅</text:span>&lt;/span&gt;&lt;span style="color: #0000ff"&gt;<text:span text:style-name="T7526">藙</text:span>&lt;/span&gt;&lt;span style="color: #0000ff"&gt;<text:span text:style-name="T7527">殪</text:span>&lt;/span&gt;&lt;span style="color: #0000ff"&gt;<text:span text:style-name="T7528">曀</text:span>&lt;/span&gt;&lt;span style="color: #0000ff"&gt;<text:span text:style-name="T7529">豷</text:span>&lt;/span&gt;&lt;span style="color: #0000ff"&gt;<text:span text:style-name="T7530">饐</text:span>&lt;/span&gt;&lt;span style="color: #0000ff"&gt;<text:span text:style-name="T7531">懿</text:span>&lt;/span&gt;&lt;span style="color: #0000ff"&gt;<text:span text:style-name="T7532">鷧</text:span>&lt;/span&gt;&lt;span style="color: #0000ff"&gt;<text:span text:style-name="T7533">劓</text:span>&lt;/span&gt;&lt;span style="color: #0000ff"&gt;<text:span text:style-name="T7534">寱</text:span>&lt;/span&gt;&lt;span&gt;<text:span text:style-name="T7535">䆿</text:span>&lt;/span&gt;&lt;span style="color: #0000ff"&gt;<text:span text:style-name="T7536">鶂</text:span>&lt;/span&gt;&lt;span style="color: #0000ff"&gt;<text:span text:style-name="T7537">芸</text:span>&lt;/span&gt;&lt;span&gt;&lt;br&gt;&lt;/span&gt;&lt;span style="color: #00a000"&gt;<text:span text:style-name="T7538">乙</text:span>&lt;/span&gt;&lt;span style="color: #00a000"&gt;<text:span text:style-name="T7539">已</text:span>&lt;/span&gt;&lt;span style="color: #00a000"&gt;<text:span text:style-name="T7540">以</text:span>&lt;/span&gt;&lt;span style="color: #00a000"&gt;<text:span text:style-name="T7541">苡</text:span>&lt;/span&gt;&lt;span style="color: #d89000"&gt;<text:span text:style-name="T7542">阤</text:span>&lt;/span&gt;&lt;span style="color: #d89000"&gt;<text:span text:style-name="T7543">迆</text:span>&lt;/span&gt;&lt;span style="color: #00a000"&gt;<text:span text:style-name="T7544">胣</text:span>&lt;/span&gt;&lt;span style="color: #00a000"&gt;<text:span text:style-name="T7545">矣</text:span>&lt;/span&gt;&lt;span style="color:<text:s/><text:soft-page-break/>#00a000"&gt;<text:span text:style-name="T7546">尾</text:span>&lt;/span&gt;&lt;span style="color: #00a000"&gt;<text:span text:style-name="T7547">倚</text:span>&lt;/span&gt;&lt;span style="color: #ff0000"&gt;<text:span text:style-name="T7548">猗</text:span>&lt;/span&gt;&lt;span style="color: #00a000"&gt;<text:span text:style-name="T7549">椅</text:span>&lt;/span&gt;&lt;span style="color: #00a000"&gt;<text:span text:style-name="T7550">旖</text:span>&lt;/span&gt;&lt;span style="color: #00a000"&gt;<text:span text:style-name="T7551">踦</text:span>&lt;/span&gt;&lt;span style="color: #00a000"&gt;<text:span text:style-name="T7552">齮</text:span>&lt;/span&gt;&lt;span style="color: #00a000"&gt;<text:span text:style-name="T7553">扆</text:span>&lt;/span&gt;&lt;span style="color: #00a000"&gt;<text:span text:style-name="T7554">偯</text:span>&lt;/span&gt;&lt;span style="color: #d89000"&gt;<text:span text:style-name="T7555">蛾</text:span>&lt;/span&gt;&lt;span style="color: #00a000"&gt;<text:span text:style-name="T7556">螘</text:span>&lt;/span&gt;&lt;span style="color: #00a000"&gt;<text:span text:style-name="T7557">檥</text:span>&lt;/span&gt;&lt;span style="color: #00a000"&gt;<text:span text:style-name="T7558">轙</text:span>&lt;/span&gt;&lt;span style="color: #d89000"&gt;<text:span text:style-name="T7559">迤</text:span>&lt;/span&gt;&lt;span&gt;&lt;br&gt;&lt;/span&gt;&lt;span style="color: #0000ff"&gt;<text:span text:style-name="T7560">一</text:span>&lt;/span&gt;&lt;span style="color: #ff0000"&gt;<text:span text:style-name="T7561">衣</text:span>&lt;/span&gt;&lt;span style="color: #ff0000"&gt;<text:span text:style-name="T7562">依</text:span>&lt;/span&gt;&lt;span style="color: #ff0000"&gt;<text:span text:style-name="T7563">伊</text:span>&lt;/span&gt;&lt;span style="color: #ff0000"&gt;<text:span text:style-name="T7564">咿</text:span>&lt;/span&gt;&lt;span style="color: #ff0000"&gt;<text:span text:style-name="T7565">蛜</text:span>&lt;/span&gt;&lt;span style="color: #0000ff"&gt;<text:span text:style-name="T7566">殹</text:span>&lt;/span&gt;&lt;span style="color: #ff0000"&gt;<text:span text:style-name="T7567">嫛</text:span>&lt;/span&gt;&lt;span style="color: #ff0000"&gt;<text:span text:style-name="T7568">瑿</text:span>&lt;/span&gt;&lt;span style="color: #0000ff"&gt;<text:span text:style-name="T7569">翳</text:span>&lt;/span&gt;&lt;span style="color: #ff0000"&gt;<text:span text:style-name="T7570">繄</text:span>&lt;/span&gt;&lt;span style="color: #ff0000"&gt;<text:span text:style-name="T7571">毉</text:span>&lt;/span&gt;&lt;span style="color: #ff0000"&gt;<text:span text:style-name="T7572">黳</text:span>&lt;/span&gt;&lt;span style="color: #ff0000"&gt;<text:span text:style-name="T7573">猗</text:span>&lt;/span&gt;&lt;span style="color: #00a000"&gt;<text:span text:style-name="T7574">椅</text:span>&lt;/span&gt;&lt;span style="color: #ff0000"&gt;<text:span text:style-name="T7575">欹</text:span>&lt;/span&gt;&lt;span style="color: #ff0000"&gt;<text:span text:style-name="T7576">漪</text:span>&lt;/span&gt;&lt;span style="color: #ff0000"&gt;<text:span text:style-name="T7577">壹</text:span>&lt;/span&gt;&lt;span style="color: #ff0000"&gt;<text:span text:style-name="T7578">揖</text:span>&lt;/span&gt;&lt;span style="color: #ff0000"&gt;<text:span text:style-name="T7579">郼</text:span>&lt;/span&gt;&lt;span style="color: #d89000"&gt;<text:span text:style-name="T7580">溰</text:span>&lt;/span&gt;&lt;span style="color: #ff0000"&gt;<text:span text:style-name="T7581">噫</text:span>&lt;/span&gt;&lt;span style="color: #ff0000"&gt;<text:span text:style-name="T7582">黟</text:span>&lt;/span&gt;&lt;span&gt;&lt;br&gt;&lt;/span&gt;&lt;span style="color: #d89000"&gt;<text:span text:style-name="T7583">冘</text:span>&lt;/span&gt;&lt;span style="color: #d89000"&gt;<text:span text:style-name="T7584">言</text:span>&lt;/span&gt;&lt;span style="color: #d89000"&gt;<text:span text:style-name="T7585">狺</text:span>&lt;/span&gt;&lt;span style="color: #d89000"&gt;<text:span text:style-name="T7586">圻</text:span>&lt;/span&gt;&lt;span style="color: #ff0000"&gt;<text:span text:style-name="T7587">釿</text:span>&lt;/span&gt;&lt;span style="color: #d89000"&gt;<text:span text:style-name="T7588">吟</text:span>&lt;/span&gt;&lt;span&gt;<text:span text:style-name="T7589">㹜</text:span>&lt;/span&gt;&lt;span style="color: #d89000"&gt;<text:span text:style-name="T7590">垠</text:span>&lt;/span&gt;&lt;span style="color: #d89000"&gt;<text:span text:style-name="T7591">淫</text:span>&lt;/span&gt;&lt;span style="color: #d89000"&gt;<text:span text:style-name="T7592">婬</text:span>&lt;/span&gt;&lt;span style="color: #d89000"&gt;<text:span text:style-name="T7593">霪</text:span>&lt;/span&gt;&lt;span style="color: #d89000"&gt;<text:span text:style-name="T7594">寅</text:span>&lt;/span&gt;&lt;span style="color: #d89000"&gt;<text:span text:style-name="T7595">夤</text:span>&lt;/span&gt;&lt;span style="color: #d89000"&gt;<text:span text:style-name="T7596">殥</text:span>&lt;/span&gt;&lt;span style="color: #0000ff"&gt;<text:span text:style-name="T7597">唫</text:span>&lt;/span&gt;&lt;span style="color: #d89000"&gt;<text:span text:style-name="T7598">崟</text:span>&lt;/span&gt;&lt;span style="color: #d89000"&gt;<text:span text:style-name="T7599">鄞</text:span>&lt;/span&gt;&lt;span style="color: #d89000"&gt;<text:span text:style-name="T7600">嚚</text:span>&lt;/span&gt;&lt;span&gt;&lt;br&gt;&lt;/span&gt;&lt;span style="color: #0000ff"&gt;<text:span text:style-name="T7601">印</text:span>&lt;/span&gt;&lt;span style="color: #ff0000"&gt;<text:span text:style-name="T7602">音</text:span>&lt;/span&gt;&lt;span style="color: #ff0000"&gt;<text:span text:style-name="T7603">窨</text:span>&lt;/span&gt;&lt;span style="color: #0000ff"&gt;<text:span text:style-name="T7604">胤</text:span>&lt;/span&gt;&lt;span style="color: #0000ff"&gt;<text:span text:style-name="T7605">酳</text:span>&lt;/span&gt;&lt;span&gt;&lt;br&gt;&lt;/span&gt;&lt;span style="color: #00a000"&gt;<text:span text:style-name="T7606">廴</text:span>&lt;/span&gt;&lt;span style="color: #00a000"&gt;<text:span text:style-name="T7607">尹</text:span>&lt;/span&gt;&lt;span style="color: #00a000"&gt;<text:span text:style-name="T7608">引</text:span>&lt;/span&gt;&lt;span style="color: #00a000"&gt;<text:span text:style-name="T7609">蚓</text:span>&lt;/span&gt;&lt;span style="color: #00a000"&gt;<text:span text:style-name="T7610">靷</text:span>&lt;/span&gt;&lt;span style="color: #ff0000"&gt;<text:span text:style-name="T7611">听</text:span>&lt;/span&gt;&lt;span style="color: #ff0000"&gt;<text:span text:style-name="T7612">殷</text:span>&lt;/span&gt;&lt;span style="color: #00a000"&gt;<text:span text:style-name="T7613">戭</text:span>&lt;/span&gt;&lt;span style="color: #00a000"&gt;<text:span text:style-name="T7614">螾</text:span>&lt;/span&gt;&lt;span style="color: #00a000"&gt;<text:span text:style-name="T7615">嶾</text:span>&lt;/span&gt;&lt;span style="color: #00a000"&gt;<text:span text:style-name="T7616">檃</text:span>&lt;/span&gt;&lt;span style="color: #00a000"&gt;<text:span text:style-name="T7617">讔</text:span>&lt;/span&gt;&lt;span&gt;&lt;br&gt;&lt;/span&gt;&lt;span style="color: #ff0000"&gt;<text:span text:style-name="T7618">因</text:span>&lt;/span&gt;&lt;span style="color: #ff0000"&gt;<text:span text:style-name="T7619">姻</text:span>&lt;/span&gt;&lt;span style="color: #ff0000"&gt;<text:span text:style-name="T7620">茵</text:span>&lt;/span&gt;&lt;span style="color: #0000ff"&gt;<text:span text:style-name="T7621">欭</text:span>&lt;/span&gt;&lt;span style="color: #ff0000"&gt;<text:span text:style-name="T7622">氤</text:span>&lt;/span&gt;&lt;span style="color: #ff0000"&gt;<text:span text:style-name="T7623">裀</text:span>&lt;/span&gt;&lt;span style="color: #ff0000"&gt;<text:span text:style-name="T7624">絪</text:span>&lt;/span&gt;&lt;span style="color: #ff0000"&gt;<text:span text:style-name="T7625">音</text:span>&lt;/span&gt;&lt;span style="color: #ff0000"&gt;<text:span text:style-name="T7626">愔</text:span>&lt;/span&gt;&lt;span style="color: #ff0000"&gt;<text:span text:style-name="T7627">喑</text:span>&lt;/span&gt;&lt;span style="color: #ff0000"&gt;<text:span text:style-name="T7628">瘖</text:span>&lt;/span&gt;&lt;span style="color: #ff0000"&gt;<text:span text:style-name="T7629">垔</text:span>&lt;/span&gt;&lt;span style="color: #ff0000"&gt;<text:span text:style-name="T7630">湮</text:span>&lt;/span&gt;&lt;span style="color: #ff0000"&gt;<text:span text:style-name="T7631">堙</text:span>&lt;/span&gt;&lt;span style="color: #ff0000"&gt;<text:span text:style-name="T7632">禋</text:span>&lt;/span&gt;&lt;span<text:s/><text:soft-page-break/>style="color: #ff0000"&gt;<text:span text:style-name="T7633">闉</text:span>&lt;/span&gt;&lt;span style="color: #ff0000"&gt;<text:span text:style-name="T7634">殷</text:span>&lt;/span&gt;&lt;span style="color: #ff0000"&gt;<text:span text:style-name="T7635">慇</text:span>&lt;/span&gt;&lt;span&gt;&lt;br&gt;&lt;/span&gt;&lt;span style="color: #d89000"&gt;<text:span text:style-name="T7636">迎</text:span>&lt;/span&gt;&lt;span style="color: #d89000"&gt;<text:span text:style-name="T7637">盈</text:span>&lt;/span&gt;&lt;span style="color: #d89000"&gt;<text:span text:style-name="T7638">楹</text:span>&lt;/span&gt;&lt;span style="color: #ff0000"&gt;<text:span text:style-name="T7639">桯</text:span>&lt;/span&gt;&lt;span style="color: #d89000"&gt;<text:span text:style-name="T7640">瀯</text:span>&lt;/span&gt;&lt;span style="color: #d89000"&gt;<text:span text:style-name="T7641">嬴</text:span>&lt;/span&gt;&lt;span style="color: #d89000"&gt;<text:span text:style-name="T7642">瀛</text:span>&lt;/span&gt;&lt;span style="color: #d89000"&gt;<text:span text:style-name="T7643">籯</text:span>&lt;/span&gt;&lt;span&gt;&lt;br&gt;&lt;/span&gt;&lt;span style="color: #d89000"&gt;<text:span text:style-name="T7644">迎</text:span>&lt;/span&gt;&lt;span style="color: #0000ff"&gt;<text:span text:style-name="T7645">映</text:span>&lt;/span&gt;&lt;span style="color: #0000ff"&gt;<text:span text:style-name="T7646">硬</text:span>&lt;/span&gt;&lt;span style="color: #0000ff"&gt;<text:span text:style-name="T7647">媵</text:span>&lt;/span&gt;&lt;span&gt;&lt;br&gt;&lt;/span&gt;&lt;span style="color: #00a000"&gt;<text:span text:style-name="T7648">郢</text:span>&lt;/span&gt;&lt;span style="color: #00a000"&gt;<text:span text:style-name="T7649">景</text:span>&lt;/span&gt;&lt;span style="color: #00a000"&gt;<text:span text:style-name="T7650">影</text:span>&lt;/span&gt;&lt;span&gt;&lt;br&gt;&lt;/span&gt;&lt;span style="color:<text:s/><text:span text:style-name="T7651">#ff0000"&gt;</text:span><text:span text:style-name="T7652">英</text:span><text:span text:style-name="T7653">&lt;/span&gt;&lt;span style="color: #ff0000"&gt;</text:span><text:span text:style-name="T7654">媖</text:span><text:span text:style-name="T7655">&lt;/span&gt;&lt;span style="color: #ff0000"&gt;</text:span><text:span text:style-name="T7656">瑛</text:span><text:span text:style-name="T7657">&lt;/span&gt;&lt;span style="color: #ff0000"&gt;</text:span><text:span text:style-name="T7658">霙</text:span><text:span text:style-name="T7659">&lt;/span&gt;&lt;span style="color: #ff0000"&gt;</text:span><text:span text:style-name="T7660">嫈</text:span><text:span text:style-name="T7661">&lt;/span&gt;&lt;span style="color: #ff0000"&gt;</text:span><text:span text:style-name="T7662">膺</text:span><text:span text:style-name="T7663">&lt;/span&gt;&lt;span style="color: #ff0000"&gt;</text:span><text:span text:style-name="T7664">甖</text:span><text:span text:style-name="T7665">&lt;/span&gt;&lt;span style="color: #ff0000"&gt;</text:span><text:span text:style-name="T7666">蘡</text:span><text:span text:style-name="T7667">&lt;/span&gt;</text:span></text:p>
      <text:p text:style-name="Normal">&lt;span style="color: #000000"&gt;<text:span text:style-name="T7668">唷</text:span>&lt;/span&gt;&lt;span&gt;&lt;br&gt;&lt;/span&gt;&lt;span style="color: #ff0000"&gt;<text:span text:style-name="T7669">庸</text:span>&lt;/span&gt;&lt;span style="color: #ff0000"&gt;<text:span text:style-name="T7670">鄘</text:span>&lt;/span&gt;&lt;span style="color: #ff0000"&gt;<text:span text:style-name="T7671">慵</text:span>&lt;/span&gt;&lt;span style="color: #ff0000"&gt;<text:span text:style-name="T7672">墉</text:span>&lt;/span&gt;&lt;span style="color: #d89000"&gt;<text:span text:style-name="T7673">喁</text:span>&lt;/span&gt;&lt;span&gt;&lt;br&gt;&lt;/span&gt;&lt;span style="color: #0000ff"&gt;<text:span text:style-name="T7674">用</text:span>&lt;/span&gt;&lt;span style="color: #ff0000"&gt;<text:span text:style-name="T7675">佣</text:span>&lt;/span&gt;&lt;span style="color: #00a000"&gt;<text:span text:style-name="T7676">禜</text:span>&lt;/span&gt;&lt;span&gt;&lt;br&gt;&lt;/span&gt;&lt;span style="color: #00a000"&gt;<text:span text:style-name="T7677">永</text:span>&lt;/span&gt;&lt;span style="color: #00a000"&gt;<text:span text:style-name="T7678">泳</text:span>&lt;/span&gt;&lt;span style="color: #00a000"&gt;<text:span text:style-name="T7679">甬</text:span>&lt;/span&gt;&lt;span style="color: #00a000"&gt;<text:span text:style-name="T7680">俑</text:span>&lt;/span&gt;&lt;span style="color: #00a000"&gt;<text:span text:style-name="T7681">勇</text:span>&lt;/span&gt;&lt;span style="color: #00a000"&gt;<text:span text:style-name="T7682">涌</text:span>&lt;/span&gt;&lt;span style="color: #00a000"&gt;<text:span text:style-name="T7683">恿</text:span>&lt;/span&gt;&lt;span style="color: #00a000"&gt;<text:span text:style-name="T7684">蛹</text:span>&lt;/span&gt;&lt;span style="color: #00a000"&gt;<text:span text:style-name="T7685">踊</text:span>&lt;/span&gt;&lt;span style="color: #d89000"&gt;<text:span text:style-name="T7686">臾</text:span>&lt;/span&gt;&lt;span style="color: #ff0000"&gt;<text:span text:style-name="T7687">壅</text:span>&lt;/span&gt;&lt;span style="color: #ff0000"&gt;<text:span text:style-name="T7688">臃</text:span>&lt;/span&gt;&lt;span&gt;&lt;br&gt;&lt;/span&gt;&lt;span style="color: #ff0000"&gt;<text:span text:style-name="T7689">邕</text:span>&lt;/span&gt;&lt;span style="color: #ff0000"&gt;<text:span text:style-name="T7690">嗈</text:span>&lt;/span&gt;&lt;span style="color: #ff0000"&gt;<text:span text:style-name="T7691">雝</text:span>&lt;/span&gt;&lt;span style="color: #ff0000"&gt;<text:span text:style-name="T7692">灉</text:span>&lt;/span&gt;&lt;span style="color: #ff0000"&gt;<text:span text:style-name="T7693">廱</text:span>&lt;/span&gt;&lt;span style="color: #ff0000"&gt;<text:span text:style-name="T7694">庸</text:span>&lt;/span&gt;&lt;span style="color: #ff0000"&gt;<text:span text:style-name="T7695">鄘</text:span>&lt;/span&gt;&lt;span style="color: #ff0000"&gt;<text:span text:style-name="T7696">慵</text:span>&lt;/span&gt;&lt;span style="color: #ff0000"&gt;<text:span text:style-name="T7697">墉</text:span>&lt;/span&gt;&lt;span style="color: #ff0000"&gt;<text:span text:style-name="T7698">雍</text:span>&lt;/span&gt;&lt;span style="color: #00a000"&gt;<text:span text:style-name="T7699">澭</text:span>&lt;/span&gt;&lt;span style="color: #ff0000"&gt;<text:span text:style-name="T7700">壅</text:span>&lt;/span&gt;&lt;span style="color: #00a000"&gt;<text:span text:style-name="T7701">噰</text:span>&lt;/span&gt;&lt;span style="color: #0000ff"&gt;<text:span text:style-name="T7702">蕹</text:span>&lt;/span&gt;&lt;span style="color: #ff0000"&gt;<text:span text:style-name="T7703">臃</text:span>&lt;/span&gt;&lt;span style="color: #ff0000"&gt;<text:span text:style-name="T7704">饔</text:span>&lt;/span&gt;&lt;span&gt;&lt;br&gt;&lt;/span&gt;&lt;span style="color: #d89000"&gt;<text:span text:style-name="T7705">尤</text:span>&lt;/span&gt;&lt;span style="color: #d89000"&gt;<text:span text:style-name="T7706">沋</text:span>&lt;/span&gt;&lt;span style="color: #d89000"&gt;<text:span text:style-name="T7707">疣</text:span>&lt;/span&gt;&lt;span style="color: #d89000"&gt;<text:span text:style-name="T7708">訧</text:span>&lt;/span&gt;&lt;span style="color: #d89000"&gt;<text:span text:style-name="T7709">冘</text:span>&lt;/span&gt;&lt;span style="color: #d89000"&gt;<text:span text:style-name="T7710">由</text:span>&lt;/span&gt;&lt;span style="color: #d89000"&gt;<text:span text:style-name="T7711">油</text:span>&lt;/span&gt;&lt;span style="color: #d89000"&gt;<text:span text:style-name="T7712">蚰</text:span>&lt;/span&gt;&lt;span style="color: #d89000"&gt;<text:span text:style-name="T7713">囮</text:span>&lt;/span&gt;&lt;span style="color: #d89000"&gt;<text:span text:style-name="T7714">斿</text:span>&lt;/span&gt;&lt;span style="color: #d89000"&gt;<text:span text:style-name="T7715">游</text:span>&lt;/span&gt;&lt;span style="color: #d89000"&gt;<text:span text:style-name="T7716">蝣</text:span>&lt;/span&gt;&lt;span style="color: #d89000"&gt;<text:span text:style-name="T7717">逌</text:span>&lt;/span&gt;&lt;span style="color: #d89000"&gt;<text:span text:style-name="T7718">揄</text:span>&lt;/span&gt;&lt;span style="color: #d89000"&gt;<text:span text:style-name="T7719">猷</text:span>&lt;/span&gt;&lt;span style="color: #d89000"&gt;<text:span text:style-name="T7720">楢</text:span>&lt;/span&gt;&lt;span style="color: #d89000"&gt;<text:span text:style-name="T7721">輶</text:span>&lt;/span&gt;&lt;span style="color: #d89000"&gt;<text:span text:style-name="T7722">繇</text:span>&lt;/span&gt;&lt;span style="color: #d89000"&gt;<text:span text:style-name="T7723">鯈</text:span>&lt;/span&gt;&lt;span&gt;&lt;br&gt;&lt;/span&gt;&lt;span style="color: #0000ff"&gt;<text:span text:style-name="T7724">又</text:span>&lt;/span&gt;&lt;span style="color: #0000ff"&gt;<text:span text:style-name="T7725">右</text:span>&lt;/span&gt;&lt;span style="color: #0000ff"&gt;<text:span text:style-name="T7726">佑</text:span>&lt;/span&gt;&lt;span style="color: #0000ff"&gt;<text:span text:style-name="T7727">祐</text:span>&lt;/span&gt;&lt;span<text:s/><text:soft-page-break/>style="color: #0000ff"&gt;<text:span text:style-name="T7728">幼</text:span>&lt;/span&gt;&lt;span style="color: #00a000"&gt;<text:span text:style-name="T7729">有</text:span>&lt;/span&gt;&lt;span style="color: #0000ff"&gt;<text:span text:style-name="T7730">侑</text:span>&lt;/span&gt;&lt;span style="color: #0000ff"&gt;<text:span text:style-name="T7731">宥</text:span>&lt;/span&gt;&lt;span style="color: #0000ff"&gt;<text:span text:style-name="T7732">囿</text:span>&lt;/span&gt;&lt;span style="color: #0000ff"&gt;<text:span text:style-name="T7733">狖</text:span>&lt;/span&gt;&lt;span style="color: #0000ff"&gt;<text:span text:style-name="T7734">柚</text:span>&lt;/span&gt;&lt;span style="color: #0000ff"&gt;<text:span text:style-name="T7735">釉</text:span>&lt;/span&gt;&lt;span style="color: #0000ff"&gt;<text:span text:style-name="T7736">鼬</text:span>&lt;/span&gt;&lt;span style="color: #00a000"&gt;<text:span text:style-name="T7737">莠</text:span>&lt;/span&gt;&lt;span style="color: #0000ff"&gt;<text:span text:style-name="T7738">褎</text:span>&lt;/span&gt;&lt;span&gt;&lt;br&gt;&lt;/span&gt;&lt;span style="color: #00a000"&gt;<text:span text:style-name="T7739">友</text:span>&lt;/span&gt;&lt;span style="color: #00a000"&gt;<text:span text:style-name="T7740">有</text:span>&lt;/span&gt;&lt;span style="color: #00a000"&gt;<text:span text:style-name="T7741">酉</text:span>&lt;/span&gt;&lt;span style="color: #d89000"&gt;<text:span text:style-name="T7742">庮</text:span>&lt;/span&gt;&lt;span style="color: #00a000"&gt;<text:span text:style-name="T7743">槱</text:span>&lt;/span&gt;&lt;span style="color: #00a000"&gt;<text:span text:style-name="T7744">卣</text:span>&lt;/span&gt;&lt;span style="color: #00a000"&gt;<text:span text:style-name="T7745">羑</text:span>&lt;/span&gt;&lt;span style="color: #00a000"&gt;<text:span text:style-name="T7746">莠</text:span>&lt;/span&gt;&lt;span style="color: #0000ff"&gt;<text:span text:style-name="T7747">蚴</text:span>&lt;/span&gt;&lt;span style="color: #00a000"&gt;<text:span text:style-name="T7748">黝</text:span>&lt;/span&gt;&lt;span style="color: #00a000"&gt;<text:span text:style-name="T7749">牖</text:span>&lt;/span&gt;&lt;span style="color: #00a000"&gt;<text:span text:style-name="T7750">懮</text:span>&lt;/span&gt;&lt;span&gt;&lt;br&gt;&lt;/span&gt;&lt;span style="color: #ff0000"&gt;<text:span text:style-name="T7751">优</text:span>&lt;/span&gt;&lt;span style="color: #ff0000"&gt;<text:span text:style-name="T7752">攸</text:span>&lt;/span&gt;&lt;span style="color: #ff0000"&gt;<text:span text:style-name="T7753">悠</text:span>&lt;/span&gt;&lt;span style="color: #ff0000"&gt;<text:span text:style-name="T7754">滺</text:span>&lt;/span&gt;&lt;span style="color: #ff0000"&gt;<text:span text:style-name="T7755">怮</text:span>&lt;/span&gt;&lt;span style="color: #ff0000"&gt;<text:span text:style-name="T7756">呦</text:span>&lt;/span&gt;&lt;span style="color: #ff0000"&gt;<text:span text:style-name="T7757">幽</text:span>&lt;/span&gt;&lt;span style="color: #ff0000"&gt;<text:span text:style-name="T7758">麀</text:span>&lt;/span&gt;&lt;span style="color: #ff0000"&gt;<text:span text:style-name="T7759">鄾</text:span>&lt;/span&gt;&lt;span style="color: #ff0000"&gt;<text:span text:style-name="T7760">嚘</text:span>&lt;/span&gt;&lt;span style="color: #ff0000"&gt;<text:span text:style-name="T7761">櫌</text:span>&lt;/span&gt;&lt;span style="color: #ff0000"&gt;<text:span text:style-name="T7762">耰</text:span>&lt;/span&gt;&lt;span style="color: #ff0000"&gt;<text:span text:style-name="T7763">纋</text:span>&lt;/span&gt;&lt;span&gt;&lt;br&gt;&lt;/span&gt;&lt;span style="color: #d89000"&gt;<text:span text:style-name="T7764">于</text:span>&lt;/span&gt;&lt;span style="color: #d89000"&gt;<text:span text:style-name="T7765">邘</text:span>&lt;/span&gt;&lt;span style="color: #ff0000"&gt;<text:span text:style-name="T7766">圩</text:span>&lt;/span&gt;&lt;span style="color: #d89000"&gt;<text:span text:style-name="T7767">玗</text:span>&lt;/span&gt;&lt;span style="color: #d89000"&gt;<text:span text:style-name="T7768">杅</text:span>&lt;/span&gt;&lt;span style="color: #d89000"&gt;<text:span text:style-name="T7769">盂</text:span>&lt;/span&gt;&lt;span style="color: #d89000"&gt;<text:span text:style-name="T7770">竽</text:span>&lt;/span&gt;&lt;span style="color: #00a000"&gt;<text:span text:style-name="T7771">予</text:span>&lt;/span&gt;&lt;span style="color: #d89000"&gt;<text:span text:style-name="T7772">妤</text:span>&lt;/span&gt;&lt;span style="color: #d89000"&gt;<text:span text:style-name="T7773">吾</text:span>&lt;/span&gt;&lt;span style="color: #d89000"&gt;<text:span text:style-name="T7774">衙</text:span>&lt;/span&gt;&lt;span style="color: #d89000"&gt;<text:span text:style-name="T7775">邪</text:span>&lt;/span&gt;&lt;span style="color: #d89000"&gt;<text:span text:style-name="T7776">余</text:span>&lt;/span&gt;&lt;span style="color: #d89000"&gt;<text:span text:style-name="T7777">狳</text:span>&lt;/span&gt;&lt;span style="color: #d89000"&gt;<text:span text:style-name="T7778">畬</text:span>&lt;/span&gt;&lt;span style="color: #d89000"&gt;<text:span text:style-name="T7779">蜍</text:span>&lt;/span&gt;&lt;span style="color: #d89000"&gt;<text:span text:style-name="T7780">艅</text:span>&lt;/span&gt;&lt;span style="color: #d89000"&gt;<text:span text:style-name="T7781">臾</text:span>&lt;/span&gt;&lt;span style="color: #d89000"&gt;<text:span text:style-name="T7782">舁</text:span>&lt;/span&gt;&lt;span style="color: #d89000"&gt;<text:span text:style-name="T7783">楰</text:span>&lt;/span&gt;&lt;span style="color: #d89000"&gt;<text:span text:style-name="T7784">萸</text:span>&lt;/span&gt;&lt;span style="color: #d89000"&gt;<text:span text:style-name="T7785">腴</text:span>&lt;/span&gt;&lt;span style="color: #d89000"&gt;<text:span text:style-name="T7786">旟</text:span>&lt;/span&gt;&lt;span style="color: #d89000"&gt;<text:span text:style-name="T7787">轝</text:span>&lt;/span&gt;&lt;span style="color: #d89000"&gt;<text:span text:style-name="T7788">禺</text:span>&lt;/span&gt;&lt;span style="color: #d89000"&gt;<text:span text:style-name="T7789">喁</text:span>&lt;/span&gt;&lt;span style="color: #d89000"&gt;<text:span text:style-name="T7790">嵎</text:span>&lt;/span&gt;&lt;span style="color: #d89000"&gt;<text:span text:style-name="T7791">隅</text:span>&lt;/span&gt;&lt;span style="color: #d89000"&gt;<text:span text:style-name="T7792">愚</text:span>&lt;/span&gt;&lt;span style="color: #d89000"&gt;<text:span text:style-name="T7793">齵</text:span>&lt;/span&gt;&lt;span style="color: #d89000"&gt;<text:span text:style-name="T7794">俞</text:span>&lt;/span&gt;&lt;span style="color: #d89000"&gt;<text:span text:style-name="T7795">渝</text:span>&lt;/span&gt;&lt;span style="color: #d89000"&gt;<text:span text:style-name="T7796">愉</text:span>&lt;/span&gt;&lt;span style="color: #d89000"&gt;<text:span text:style-name="T7797">揄</text:span>&lt;/span&gt;&lt;span style="color: #ff0000"&gt;<text:span text:style-name="T7798">媮</text:span>&lt;/span&gt;&lt;span style="color: #d89000"&gt;<text:span text:style-name="T7799">隃</text:span>&lt;/span&gt;&lt;span style="color: #d89000"&gt;<text:span text:style-name="T7800">瑜</text:span>&lt;/span&gt;&lt;span style="color: #d89000"&gt;<text:span text:style-name="T7801">榆</text:span>&lt;/span&gt;&lt;span style="color: #d89000"&gt;<text:span text:style-name="T7802">逾</text:span>&lt;/span&gt;&lt;span style="color: #ff0000"&gt;<text:span text:style-name="T7803">毹</text:span>&lt;/span&gt;&lt;span style="color: #d89000"&gt;<text:span text:style-name="T7804">歈</text:span>&lt;/span&gt;&lt;span style="color: #0000ff"&gt;<text:span text:style-name="T7805">腧</text:span>&lt;/span&gt;&lt;span style="color: #d89000"&gt;<text:span text:style-name="T7806">窬</text:span>&lt;/span&gt;&lt;span style="color: #d89000"&gt;<text:span text:style-name="T7807">睮</text:span>&lt;/span&gt;&lt;span style="color: #d89000"&gt;<text:span text:style-name="T7808">羭</text:span>&lt;/span&gt;&lt;span style="color: #d89000"&gt;<text:span text:style-name="T7809">褕</text:span>&lt;/span&gt;&lt;span style="color: #d89000"&gt;<text:span text:style-name="T7810">蝓</text:span>&lt;/span&gt;&lt;span style="color: #d89000"&gt;<text:span text:style-name="T7811">虞</text:span>&lt;/span&gt;&lt;span style="color: #d89000"&gt;<text:span text:style-name="T7812">雩</text:span>&lt;/span&gt;&lt;span style="color: #d89000"&gt;<text:span text:style-name="T7813">謣</text:span>&lt;/span&gt;&lt;span&gt;&lt;br&gt;&lt;/span&gt;&lt;span style="color: #0000ff"&gt;<text:span text:style-name="T7814">王</text:span>&lt;/span&gt;&lt;span<text:s/><text:soft-page-break/>style="color: #0000ff"&gt;<text:span text:style-name="T7815">玉</text:span>&lt;/span&gt;&lt;span style="color: #0000ff"&gt;<text:span text:style-name="T7816">聿</text:span>&lt;/span&gt;&lt;span style="color: #00a000"&gt;<text:span text:style-name="T7817">汩</text:span>&lt;/span&gt;&lt;span style="color: #0000ff"&gt;<text:span text:style-name="T7818">育</text:span>&lt;/span&gt;&lt;span style="color: #0000ff"&gt;<text:span text:style-name="T7819">淯</text:span>&lt;/span&gt;&lt;span style="color: #0000ff"&gt;<text:span text:style-name="T7820">堉</text:span>&lt;/span&gt;&lt;span style="color: #0000ff"&gt;<text:span text:style-name="T7821">芋</text:span>&lt;/span&gt;&lt;span style="color: #00a000"&gt;<text:span text:style-name="T7822">谷</text:span>&lt;/span&gt;&lt;span style="color: #0000ff"&gt;<text:span text:style-name="T7823">浴</text:span>&lt;/span&gt;&lt;span style="color: #0000ff"&gt;<text:span text:style-name="T7824">峪</text:span>&lt;/span&gt;&lt;span style="color: #0000ff"&gt;<text:span text:style-name="T7825">欲</text:span>&lt;/span&gt;&lt;span style="color: #0000ff"&gt;<text:span text:style-name="T7826">裕</text:span>&lt;/span&gt;&lt;span style="color: #0000ff"&gt;<text:span text:style-name="T7827">拗</text:span>&lt;/span&gt;&lt;span style="color: #00a000"&gt;<text:span text:style-name="T7828">雨</text:span>&lt;/span&gt;&lt;span style="color: #d89000"&gt;<text:span text:style-name="T7829">雩</text:span>&lt;/span&gt;&lt;span style="color: #0000ff"&gt;<text:span text:style-name="T7830">欥</text:span>&lt;/span&gt;&lt;span style="color: #0000ff"&gt;<text:span text:style-name="T7831">郁</text:span>&lt;/span&gt;&lt;span style="color: #0000ff"&gt;<text:span text:style-name="T7832">苑</text:span>&lt;/span&gt;&lt;span style="color: #00a000"&gt;<text:span text:style-name="T7833">菀</text:span>&lt;/span&gt;&lt;span style="color: #0000ff"&gt;<text:span text:style-name="T7834">黦</text:span>&lt;/span&gt;&lt;span style="color: #0000ff"&gt;<text:span text:style-name="T7835">昱</text:span>&lt;/span&gt;&lt;span style="color: #0000ff"&gt;<text:span text:style-name="T7836">煜</text:span>&lt;/span&gt;&lt;span style="color: #d89000"&gt;<text:span text:style-name="T7837">禺</text:span>&lt;/span&gt;&lt;span style="color: #0000ff"&gt;<text:span text:style-name="T7838">寓</text:span>&lt;/span&gt;&lt;span style="color: #0000ff"&gt;<text:span text:style-name="T7839">遇</text:span>&lt;/span&gt;&lt;span style="color: #d89000"&gt;<text:span text:style-name="T7840">俞</text:span>&lt;/span&gt;&lt;span style="color: #0000ff"&gt;<text:span text:style-name="T7841">喻</text:span>&lt;/span&gt;&lt;span style="color: #0000ff"&gt;<text:span text:style-name="T7842">愈</text:span>&lt;/span&gt;&lt;span style="color: #0000ff"&gt;<text:span text:style-name="T7843">瘉</text:span>&lt;/span&gt;&lt;span style="color: #0000ff"&gt;<text:span text:style-name="T7844">彧</text:span>&lt;/span&gt;&lt;span style="color: #0000ff"&gt;<text:span text:style-name="T7845">淢</text:span>&lt;/span&gt;&lt;span style="color: #0000ff"&gt;<text:span text:style-name="T7846">域</text:span>&lt;/span&gt;&lt;span&gt;<text:span text:style-name="T7847">㖪</text:span>&lt;/span&gt;&lt;span style="color: #0000ff"&gt;<text:span text:style-name="T7848">棫</text:span>&lt;/span&gt;&lt;span style="color: #0000ff"&gt;<text:span text:style-name="T7849">罭</text:span>&lt;/span&gt;&lt;span style="color: #0000ff"&gt;<text:span text:style-name="T7850">蜮</text:span>&lt;/span&gt;&lt;span style="color: #0000ff"&gt;<text:span text:style-name="T7851">緎</text:span>&lt;/span&gt;&lt;span style="color: #0000ff"&gt;<text:span text:style-name="T7852">魊</text:span>&lt;/span&gt;&lt;span style="color: #0000ff"&gt;<text:span text:style-name="T7853">御</text:span>&lt;/span&gt;&lt;span style="color: #0000ff"&gt;<text:span text:style-name="T7854">篽</text:span>&lt;/span&gt;&lt;span style="color: #0000ff"&gt;<text:span text:style-name="T7855">尉</text:span>&lt;/span&gt;&lt;span style="color: #0000ff"&gt;<text:span text:style-name="T7856">蔚</text:span>&lt;/span&gt;&lt;span style="color: #0000ff"&gt;<text:span text:style-name="T7857">熨</text:span>&lt;/span&gt;&lt;span style="color: #0000ff"&gt;<text:span text:style-name="T7858">棜</text:span>&lt;/span&gt;&lt;span style="color: #0000ff"&gt;<text:span text:style-name="T7859">矞</text:span>&lt;/span&gt;&lt;span style="color: #0000ff"&gt;<text:span text:style-name="T7860">遹</text:span>&lt;/span&gt;&lt;span style="color: #0000ff"&gt;<text:span text:style-name="T7861">繘</text:span>&lt;/span&gt;&lt;span style="color: #0000ff"&gt;<text:span text:style-name="T7862">驈</text:span>&lt;/span&gt;&lt;span style="color: #ff0000"&gt;<text:span text:style-name="T7863">粥</text:span>&lt;/span&gt;&lt;span style="color: #0000ff"&gt;<text:span text:style-name="T7864">鬻</text:span>&lt;/span&gt;&lt;span style="color: #0000ff"&gt;<text:span text:style-name="T7865">毓</text:span>&lt;/span&gt;&lt;span style="color: #0000ff"&gt;<text:span text:style-name="T7866">澳</text:span>&lt;/span&gt;&lt;span style="color: #0000ff"&gt;<text:span text:style-name="T7867">隩</text:span>&lt;/span&gt;&lt;span style="color: #0000ff"&gt;<text:span text:style-name="T7868">燠</text:span>&lt;/span&gt;&lt;span style="color: #0000ff"&gt;<text:span text:style-name="T7869">薁</text:span>&lt;/span&gt;&lt;span style="color: #0000ff"&gt;<text:span text:style-name="T7870">豫</text:span>&lt;/span&gt;&lt;span style="color: #d89000"&gt;<text:span text:style-name="T7871">鸒</text:span>&lt;/span&gt;&lt;span style="color: #0000ff"&gt;<text:span text:style-name="T7872">儥</text:span>&lt;/span&gt;&lt;span&gt;&lt;br&gt;&lt;/span&gt;&lt;span style="color: #00a000"&gt;<text:span text:style-name="T7873">予</text:span>&lt;/span&gt;&lt;span style="color: #00a000"&gt;<text:span text:style-name="T7874">宇</text:span>&lt;/span&gt;&lt;span style="color: #00a000"&gt;<text:span text:style-name="T7875">羽</text:span>&lt;/span&gt;&lt;span style="color: #00a000"&gt;<text:span text:style-name="T7876">雨</text:span>&lt;/span&gt;&lt;span style="color: #d89000"&gt;<text:span text:style-name="T7877">麌</text:span>&lt;/span&gt;&lt;span style="color: #00a000"&gt;<text:span text:style-name="T7878">禹</text:span>&lt;/span&gt;&lt;span style="color: #00a000"&gt;<text:span text:style-name="T7879">偊</text:span>&lt;/span&gt;&lt;span style="color: #00a000"&gt;<text:span text:style-name="T7880">瑀</text:span>&lt;/span&gt;&lt;span style="color: #00a000"&gt;<text:span text:style-name="T7881">萭</text:span>&lt;/span&gt;&lt;span style="color: #00a000"&gt;<text:span text:style-name="T7882">圄</text:span>&lt;/span&gt;&lt;span style="color: #00a000"&gt;<text:span text:style-name="T7883">敔</text:span>&lt;/span&gt;&lt;span style="color: #00a000"&gt;<text:span text:style-name="T7884">庾</text:span>&lt;/span&gt;&lt;span style="color: #00a000"&gt;<text:span text:style-name="T7885">瘐</text:span>&lt;/span&gt;&lt;span style="color: #00a000"&gt;<text:span text:style-name="T7886">圉</text:span>&lt;/span&gt;&lt;span style="color: #00a000"&gt;<text:span text:style-name="T7887">窳</text:span>&lt;/span&gt;&lt;span style="color: #ff0000"&gt;<text:span text:style-name="T7888">噢</text:span>&lt;/span&gt;&lt;span style="color: #00a000"&gt;<text:span text:style-name="T7889">貐</text:span>&lt;/span&gt;&lt;span&gt;&lt;br&gt;&lt;/span&gt;&lt;span style="color: #ff0000"&gt;<text:span text:style-name="T7890">迂</text:span>&lt;/span&gt;&lt;span style="color: #ff0000"&gt;<text:span text:style-name="T7891">淤</text:span>&lt;/span&gt;&lt;span style="color: #ff0000"&gt;<text:span text:style-name="T7892">瘀</text:span>&lt;/span&gt;&lt;span&gt;&lt;br&gt;&lt;/span&gt;&lt;span style="color: #d89000"&gt;<text:span text:style-name="T7893">元</text:span>&lt;/span&gt;&lt;span style="color: #d89000"&gt;<text:span text:style-name="T7894">沅</text:span>&lt;/span&gt;&lt;span style="color: #d89000"&gt;<text:span text:style-name="T7895">邧</text:span>&lt;/span&gt;&lt;span style="color: #d89000"&gt;<text:span text:style-name="T7896">杬</text:span>&lt;/span&gt;&lt;span style="color: #d89000"&gt;<text:span text:style-name="T7897">芫</text:span>&lt;/span&gt;&lt;span style="color: #ff0000"&gt;<text:span text:style-name="T7898">京</text:span>&lt;/span&gt;&lt;span style="color: #d89000"&gt;<text:span text:style-name="T7899">垣</text:span>&lt;/span&gt;&lt;span style="color: #0000ff"&gt;<text:span text:style-name="T7900">苑</text:span>&lt;/span&gt;&lt;span style="color: #d89000"&gt;<text:span text:style-name="T7901">爰</text:span>&lt;/span&gt;&lt;span style="color: #d89000"&gt;<text:span text:style-name="T7902">湲</text:span>&lt;/span&gt;&lt;span<text:s/><text:soft-page-break/>style="color: #d89000"&gt;<text:span text:style-name="T7903">援</text:span>&lt;/span&gt;&lt;span style="color: #0000ff"&gt;<text:span text:style-name="T7904">媛</text:span>&lt;/span&gt;&lt;span style="color: #d89000"&gt;<text:span text:style-name="T7905">蝯</text:span>&lt;/span&gt;&lt;span style="color: #d89000"&gt;<text:span text:style-name="T7906">鶢</text:span>&lt;/span&gt;&lt;span style="color: #d89000"&gt;<text:span text:style-name="T7907">袁</text:span>&lt;/span&gt;&lt;span style="color: #d89000"&gt;<text:span text:style-name="T7908">猿</text:span>&lt;/span&gt;&lt;span style="color: #d89000"&gt;<text:span text:style-name="T7909">原</text:span>&lt;/span&gt;&lt;span style="color: #d89000"&gt;<text:span text:style-name="T7910">源</text:span>&lt;/span&gt;&lt;span style="color: #d89000"&gt;<text:span text:style-name="T7911">嫄</text:span>&lt;/span&gt;&lt;span style="color: #d89000"&gt;<text:span text:style-name="T7912">羱</text:span>&lt;/span&gt;&lt;span style="color: #d89000"&gt;<text:span text:style-name="T7913">螈</text:span>&lt;/span&gt;&lt;span style="color: #d89000"&gt;<text:span text:style-name="T7914">圜</text:span>&lt;/span&gt;&lt;span style="color: #d89000"&gt;<text:span text:style-name="T7915">魭</text:span>&lt;/span&gt;&lt;span&gt;&lt;br&gt;&lt;/span&gt;&lt;span style="color: #0000ff"&gt;<text:span text:style-name="T7916">苑</text:span>&lt;/span&gt;&lt;span style="color: #0000ff"&gt;<text:span text:style-name="T7917">怨</text:span>&lt;/span&gt;&lt;span style="color: #00a000"&gt;<text:span text:style-name="T7918">菀</text:span>&lt;/span&gt;&lt;span style="color: #d89000"&gt;<text:span text:style-name="T7919">原</text:span>&lt;/span&gt;&lt;span style="color: #0000ff"&gt;<text:span text:style-name="T7920">愿</text:span>&lt;/span&gt;&lt;span style="color: #0000ff"&gt;<text:span text:style-name="T7921">院</text:span>&lt;/span&gt;&lt;span style="color: #0000ff"&gt;<text:span text:style-name="T7922">掾</text:span>&lt;/span&gt;&lt;span style="color: #0000ff"&gt;<text:span text:style-name="T7923">媛</text:span>&lt;/span&gt;&lt;span style="color: #0000ff"&gt;<text:span text:style-name="T7924">瑗</text:span>&lt;/span&gt;&lt;span&gt;&lt;br&gt;&lt;/span&gt;&lt;span style="color: #00a000"&gt;<text:span text:style-name="T7925">宛</text:span>&lt;/span&gt;&lt;span style="color: #0000ff"&gt;<text:span text:style-name="T7926">怨</text:span>&lt;/span&gt;&lt;span style="color: #ff0000"&gt;<text:span text:style-name="T7927">眢</text:span>&lt;/span&gt;&lt;span style="color: #ff0000"&gt;<text:span text:style-name="T7928">惌</text:span>&lt;/span&gt;&lt;span style="color: #ff0000"&gt;<text:span text:style-name="T7929">冤</text:span>&lt;/span&gt;&lt;span style="color: #ff0000"&gt;<text:span text:style-name="T7930">蜎</text:span>&lt;/span&gt;&lt;span style="color: #ff0000"&gt;<text:span text:style-name="T7931">嬽</text:span>&lt;/span&gt;&lt;span&gt;&lt;br&gt;&lt;/span&gt;&lt;span style="color: #0000ff"&gt;<text:span text:style-name="T7932">月</text:span>&lt;/span&gt;&lt;span style="color: #0000ff"&gt;<text:span text:style-name="T7933">刖</text:span>&lt;/span&gt;&lt;span style="color: #0000ff"&gt;<text:span text:style-name="T7934">玥</text:span>&lt;/span&gt;&lt;span style="color: #0000ff"&gt;<text:span text:style-name="T7935">戉</text:span>&lt;/span&gt;&lt;span style="color: #0000ff"&gt;<text:span text:style-name="T7936">越</text:span>&lt;/span&gt;&lt;span style="color: #0000ff"&gt;<text:span text:style-name="T7937">樾</text:span>&lt;/span&gt;&lt;span style="color: #ff0000"&gt;<text:span text:style-name="T7938">囝</text:span>&lt;/span&gt;&lt;span style="color: #0000ff"&gt;<text:span text:style-name="T7939">礿</text:span>&lt;/span&gt;&lt;span style="color: #0000ff"&gt;<text:span text:style-name="T7940">岳</text:span>&lt;/span&gt;&lt;span style="color: #0000ff"&gt;<text:span text:style-name="T7941">鸑</text:span>&lt;/span&gt;&lt;span style="color: #0000ff"&gt;<text:span text:style-name="T7942">龠</text:span>&lt;/span&gt;&lt;span style="color: #0000ff"&gt;<text:span text:style-name="T7943">瀹</text:span>&lt;/span&gt;&lt;span style="color: #0000ff"&gt;<text:span text:style-name="T7944">爚</text:span>&lt;/span&gt;&lt;span style="color: #0000ff"&gt;<text:span text:style-name="T7945">禴</text:span>&lt;/span&gt;&lt;span style="color: #0000ff"&gt;<text:span text:style-name="T7946">籥</text:span>&lt;/span&gt;&lt;span style="color: #0000ff"&gt;<text:span text:style-name="T7947">燿</text:span>&lt;/span&gt;&lt;span style="color: #0000ff"&gt;<text:span text:style-name="T7948">曜</text:span>&lt;/span&gt;&lt;span style="color: #0000ff"&gt;<text:span text:style-name="T7949">耀</text:span>&lt;/span&gt;&lt;span style="color: #0000ff"&gt;<text:span text:style-name="T7950">趯</text:span>&lt;/span&gt;&lt;span style="color: #0000ff"&gt;<text:span text:style-name="T7951">籰</text:span>&lt;/span&gt;&lt;span&gt;&lt;br&gt;&lt;/span&gt;&lt;span style="color: #ff0000"&gt;<text:span text:style-name="T7952">曰</text:span>&lt;/span&gt;&lt;span&gt;&lt;br&gt;&lt;/span&gt;&lt;span style="color: #d89000"&gt;<text:span text:style-name="T7953">云</text:span>&lt;/span&gt;&lt;span style="color: #d89000"&gt;<text:span text:style-name="T7954">沄</text:span>&lt;/span&gt;&lt;span style="color: #d89000"&gt;<text:span text:style-name="T7955">芸</text:span>&lt;/span&gt;&lt;span style="color: #d89000"&gt;<text:span text:style-name="T7956">耘</text:span>&lt;/span&gt;&lt;span style="color: #d89000"&gt;<text:span text:style-name="T7957">昀</text:span>&lt;/span&gt;&lt;span style="color: #d89000"&gt;<text:span text:style-name="T7958">畇</text:span>&lt;/span&gt;&lt;span style="color: #d89000"&gt;<text:span text:style-name="T7959">筠</text:span>&lt;/span&gt;&lt;span&gt;&lt;br&gt;&lt;/span&gt;&lt;span style="color: #0000ff"&gt;<text:span text:style-name="T7960">孕</text:span>&lt;/span&gt;&lt;span style="color: #ff0000"&gt;<text:span text:style-name="T7961">均</text:span>&lt;/span&gt;&lt;span style="color: #0000ff"&gt;<text:span text:style-name="T7962">韗</text:span>&lt;/span&gt;&lt;span style="color: #ff0000"&gt;<text:span text:style-name="T7963">鶤</text:span>&lt;/span&gt;&lt;span style="color: #0000ff"&gt;<text:span text:style-name="T7964">熨</text:span>&lt;/span&gt;&lt;span&gt;&lt;br&gt;&lt;/span&gt;&lt;span style="color: #00a000"&gt;<text:span text:style-name="T7965">允</text:span>&lt;/span&gt;&lt;span style="color: #00a000"&gt;<text:span text:style-name="T7966">狁</text:span>&lt;/span&gt;&lt;span&gt;&lt;br&gt;&lt;/span&gt;&lt;span style="color: #ff0000"&gt;<text:span text:style-name="T7967">涒</text:span>&lt;/span&gt;&lt;span style="color: #ff0000"&gt;<text:span text:style-name="T7968">奫</text:span>&lt;/span&gt;&lt;span style="color: #ff0000"&gt;<text:span text:style-name="T7969">蝹</text:span>&lt;/span&gt;&lt;span&gt;&lt;br&gt;&lt;/span&gt;&lt;span style="color: #00a000"&gt;<text:span text:style-name="T7970">拶</text:span>&lt;/span&gt;&lt;span style="color: #d89000"&gt;<text:span text:style-name="T7971">咱</text:span>&lt;/span&gt;&lt;span style="color: #d89000"&gt;<text:span text:style-name="T7972">砸</text:span>&lt;/span&gt;&lt;span style="color: #d89000"&gt;<text:span text:style-name="T7973">偺</text:span>&lt;/span&gt;&lt;span style="color: #d89000"&gt;<text:span text:style-name="T7974">喒</text:span>&lt;/span&gt;&lt;span style="color: #ff0000"&gt;<text:span text:style-name="T7975">嘁</text:span>&lt;/span&gt;&lt;span style="color: #d89000"&gt;<text:span text:style-name="T7976">磼</text:span>&lt;/span&gt;&lt;span style="color: #d89000"&gt;<text:span text:style-name="T7977">雥</text:span>&lt;/span&gt;&lt;span&gt;&lt;br&gt;&lt;/span&gt;&lt;span style="color: #ff0000"&gt;<text:span text:style-name="T7978">匝</text:span>&lt;/span&gt;&lt;span style="color: #ff0000"&gt;<text:span text:style-name="T7979">咂</text:span>&lt;/span&gt;&lt;span style="color: #00a000"&gt;<text:span text:style-name="T7980">唼</text:span>&lt;/span&gt;&lt;span&gt;&lt;br&gt;&lt;/span&gt;&lt;span style="color: #0000ff"&gt;<text:span text:style-name="T7981">再</text:span>&lt;/span&gt;&lt;span style="color: #0000ff"&gt;<text:span text:style-name="T7982">在</text:span>&lt;/span&gt;&lt;span style="color: #0000ff"&gt;<text:span text:style-name="T7983">饡</text:span>&lt;/span&gt;&lt;span&gt;&lt;br&gt;&lt;/span&gt;&lt;span style="color: #00a000"&gt;<text:span text:style-name="T7984">仔</text:span>&lt;/span&gt;&lt;span style="color: #00a000"&gt;<text:span text:style-name="T7985">宰</text:span>&lt;/span&gt;&lt;span style="color: #00a000"&gt;<text:span text:style-name="T7986">崽</text:span>&lt;/span&gt;&lt;span&gt;&lt;br&gt;&lt;/span&gt;&lt;span style="color: #ff0000"&gt;<text:span text:style-name="T7987">甾</text:span>&lt;/span&gt;&lt;span style="color: #ff0000"&gt;<text:span text:style-name="T7988">菑</text:span><text:soft-page-break/>&lt;/span&gt;&lt;span style="color: #ff0000"&gt;<text:span text:style-name="T7989">哉</text:span>&lt;/span&gt;&lt;span style="color: #ff0000"&gt;<text:span text:style-name="T7990">栽</text:span>&lt;/span&gt;&lt;span&gt;&lt;br&gt;&lt;/span&gt;&lt;span style="color: #d89000"&gt;<text:span text:style-name="T7991">咱</text:span>&lt;/span&gt;&lt;span style="color: #d89000"&gt;<text:span text:style-name="T7992">偺</text:span>&lt;/span&gt;&lt;span style="color: #d89000"&gt;<text:span text:style-name="T7993">喒</text:span>&lt;/span&gt;&lt;span style="color: #ff0000"&gt;<text:span text:style-name="T7994">糌</text:span>&lt;/span&gt;&lt;span&gt;&lt;br&gt;&lt;/span&gt;&lt;span style="color: #d89000"&gt;<text:span text:style-name="T7995">囋</text:span>&lt;/span&gt;&lt;span&gt;&lt;br&gt;&lt;/span&gt;&lt;span style="color: #00a000"&gt;<text:span text:style-name="T7996">拶</text:span>&lt;/span&gt;&lt;span style="color: #00a000"&gt;<text:span text:style-name="T7997">昝</text:span>&lt;/span&gt;&lt;span style="color: #00a000"&gt;<text:span text:style-name="T7998">寁</text:span>&lt;/span&gt;&lt;span style="color: #00a000"&gt;<text:span text:style-name="T7999">噆</text:span>&lt;/span&gt;&lt;span style="color: #00a000"&gt;<text:span text:style-name="T8000">儹</text:span>&lt;/span&gt;&lt;span&gt;<text:span text:style-name="T8001">䰖</text:span>&lt;/span&gt;&lt;span&gt;&lt;br&gt;&lt;/span&gt;&lt;span style="color: #ff0000"&gt;<text:span text:style-name="T8002">簪</text:span>&lt;/span&gt;&lt;span style="color: #ff0000"&gt;<text:span text:style-name="T8003">鐕</text:span>&lt;/span&gt;&lt;span&gt;&lt;br&gt;&lt;/span&gt;&lt;span style="color: #00a000"&gt;<text:span text:style-name="T8004">奘</text:span>&lt;/span&gt;&lt;span style="color: #0000ff"&gt;<text:span text:style-name="T8005">葬</text:span>&lt;/span&gt;&lt;span&gt;<text:span text:style-name="T8006">𠿺</text:span>&lt;/span&gt;&lt;span style="color: #d89000"&gt;<text:span text:style-name="T8007">藏</text:span>&lt;/span&gt;&lt;span&gt;&lt;br&gt;&lt;/span&gt;&lt;span style="color: #ff0000"&gt;<text:span text:style-name="T8008">牂</text:span>&lt;/span&gt;&lt;span style="color: #ff0000"&gt;<text:span text:style-name="T8009">臧</text:span>&lt;/span&gt;&lt;span&gt;&lt;br&gt;&lt;/span&gt;&lt;span style="color: #0000ff"&gt;<text:span text:style-name="T8010">灶</text:span>&lt;/span&gt;&lt;span style="color: #0000ff"&gt;<text:span text:style-name="T8011">皂</text:span>&lt;/span&gt;&lt;span style="color: #0000ff"&gt;<text:span text:style-name="T8012">唕</text:span>&lt;/span&gt;&lt;span style="color: #0000ff"&gt;<text:span text:style-name="T8013">造</text:span>&lt;/span&gt;&lt;span style="color: #0000ff"&gt;<text:span text:style-name="T8014">慥</text:span>&lt;/span&gt;&lt;span style="color: #0000ff"&gt;<text:span text:style-name="T8015">簉</text:span>&lt;/span&gt;&lt;span style="color: #d89000"&gt;<text:span text:style-name="T8016">漕</text:span>&lt;/span&gt;&lt;span style="color: #0000ff"&gt;<text:span text:style-name="T8017">噪</text:span>&lt;/span&gt;&lt;span style="color: #0000ff"&gt;<text:span text:style-name="T8018">燥</text:span>&lt;/span&gt;&lt;span style="color: #0000ff"&gt;<text:span text:style-name="T8019">氉</text:span>&lt;/span&gt;&lt;span style="color: #0000ff"&gt;<text:span text:style-name="T8020">趮</text:span>&lt;/span&gt;&lt;span style="color: #0000ff"&gt;<text:span text:style-name="T8021">躁</text:span>&lt;/span&gt;&lt;span&gt;&lt;br&gt;&lt;/span&gt;&lt;span style="color: #00a000"&gt;<text:span text:style-name="T8022">早</text:span>&lt;/span&gt;&lt;span style="color: #00a000"&gt;<text:span text:style-name="T8023">蚤</text:span>&lt;/span&gt;&lt;span style="color: #00a000"&gt;<text:span text:style-name="T8024">澡</text:span>&lt;/span&gt;&lt;span style="color: #00a000"&gt;<text:span text:style-name="T8025">璪</text:span>&lt;/span&gt;&lt;span style="color: #00a000"&gt;<text:span text:style-name="T8026">藻</text:span>&lt;/span&gt;&lt;span&gt;&lt;br&gt;&lt;/span&gt;&lt;span style="color: #ff0000"&gt;<text:span text:style-name="T8027">遭</text:span>&lt;/span&gt;&lt;span style="color: #ff0000"&gt;<text:span text:style-name="T8028">糟</text:span>&lt;/span&gt;&lt;span style="color: #ff0000"&gt;<text:span text:style-name="T8029">蹧</text:span>&lt;/span&gt;&lt;span&gt;&lt;br&gt;&lt;/span&gt;&lt;span style="color: #00a000"&gt;<text:span text:style-name="T8030">咋</text:span>&lt;/span&gt;&lt;span style="color: #0000ff"&gt;<text:span text:style-name="T8031">岝</text:span>&lt;/span&gt;&lt;span style="color: #0000ff"&gt;<text:span text:style-name="T8032">柞</text:span>&lt;/span&gt;&lt;span style="color: #d89000"&gt;<text:span text:style-name="T8033">迮</text:span>&lt;/span&gt;&lt;span style="color: #00a000"&gt;<text:span text:style-name="T8034">窄</text:span>&lt;/span&gt;&lt;span style="color: #d89000"&gt;<text:span text:style-name="T8035">笮</text:span>&lt;/span&gt;&lt;span style="color: #d89000"&gt;<text:span text:style-name="T8036">舴</text:span>&lt;/span&gt;&lt;span&gt;&lt;br&gt;&lt;/span&gt;&lt;span style="color: #0000ff"&gt;<text:span text:style-name="T8037">仄</text:span>&lt;/span&gt;&lt;span style="color: #0000ff"&gt;<text:span text:style-name="T8038">庂</text:span>&lt;/span&gt;&lt;span style="color: #0000ff"&gt;<text:span text:style-name="T8039">昃</text:span>&lt;/span&gt;&lt;span style="color: #0000ff"&gt;<text:span text:style-name="T8040">夨</text:span>&lt;/span&gt;&lt;span style="color: #0000ff"&gt;<text:span text:style-name="T8041">唶</text:span>&lt;/span&gt;&lt;span style="color: #d89000"&gt;<text:span text:style-name="T8042">崱</text:span>&lt;/span&gt;&lt;span&gt;&lt;br&gt;&lt;/span&gt;&lt;span style="color: #00a000"&gt;<text:span text:style-name="T8043">怎</text:span>&lt;/span&gt;&lt;span&gt;&lt;br&gt;&lt;/span&gt;&lt;span style="color: #00a000"&gt;<text:span text:style-name="T8044">怎</text:span>&lt;/span&gt;&lt;span&gt;&lt;br&gt;&lt;/span&gt;&lt;span style="color: #ff0000"&gt;<text:span text:style-name="T8045">簪</text:span>&lt;/span&gt;&lt;span&gt;&lt;br&gt;&lt;/span&gt;&lt;span style="color: #0000ff"&gt;<text:span text:style-name="T8046">甑</text:span>&lt;/span&gt;&lt;span style="color: #ff0000"&gt;<text:span text:style-name="T8047">罾</text:span>&lt;/span&gt;&lt;span&gt;&lt;br&gt;&lt;/span&gt;&lt;span style="color: #d89000"&gt;<text:span text:style-name="T8048">曾</text:span>&lt;/span&gt;&lt;span style="color: #ff0000"&gt;<text:span text:style-name="T8049">憎</text:span>&lt;/span&gt;&lt;span style="color: #ff0000"&gt;<text:span text:style-name="T8050">增</text:span>&lt;/span&gt;&lt;span style="color: #ff0000"&gt;<text:span text:style-name="T8051">橧</text:span>&lt;/span&gt;&lt;span style="color: #ff0000"&gt;<text:span text:style-name="T8052">罾</text:span>&lt;/span&gt;&lt;span style="color: #ff0000"&gt;<text:span text:style-name="T8053">矰</text:span>&lt;/span&gt;&lt;span&gt;&lt;br&gt;&lt;/span&gt;&lt;span style="color: #d89000"&gt;<text:span text:style-name="T8054">扎</text:span>&lt;/span&gt;&lt;span style="color: #d89000"&gt;<text:span text:style-name="T8055">札</text:span>&lt;/span&gt;&lt;span style="color: #0000ff"&gt;<text:span text:style-name="T8056">炸</text:span>&lt;/span&gt;&lt;span style="color: #ff0000"&gt;<text:span text:style-name="T8057">哳</text:span>&lt;/span&gt;&lt;span style="color: #d89000"&gt;<text:span text:style-name="T8058">喋</text:span>&lt;/span&gt;&lt;span style="color: #0000ff"&gt;<text:span text:style-name="T8059">煠</text:span>&lt;/span&gt;&lt;span style="color: #ff0000"&gt;<text:span text:style-name="T8060">劄</text:span>&lt;/span&gt;&lt;span style="color: #d89000"&gt;<text:span text:style-name="T8061">霅</text:span>&lt;/span&gt;&lt;span&gt;&lt;br&gt;&lt;/span&gt;&lt;span style="color: #0000ff"&gt;<text:span text:style-name="T8062">乍</text:span>&lt;/span&gt;&lt;span style="color: #00a000"&gt;<text:span text:style-name="T8063">咋</text:span>&lt;/span&gt;&lt;span style="color: #0000ff"&gt;<text:span text:style-name="T8064">炸</text:span>&lt;/span&gt;&lt;span style="color: #0000ff"&gt;<text:span text:style-name="T8065">痄</text:span>&lt;/span&gt;&lt;span style="color: #00a000"&gt;<text:span text:style-name="T8066">砟</text:span>&lt;/span&gt;&lt;span style="color: #0000ff"&gt;<text:span text:style-name="T8067">蚱</text:span>&lt;/span&gt;&lt;span style="color: #d89000"&gt;<text:span text:style-name="T8068">笮</text:span>&lt;/span&gt;&lt;span style="color: #0000ff"&gt;<text:span text:style-name="T8069">搾</text:span>&lt;/span&gt;&lt;span style="color: #0000ff"&gt;<text:span text:style-name="T8070">榨</text:span>&lt;/span&gt;&lt;span style="color: #0000ff"&gt;<text:span text:style-name="T8071">醡</text:span>&lt;/span&gt;&lt;span&gt;<text:span text:style-name="T8072">䖳</text:span>&lt;/span&gt;&lt;span style="color: #0000ff"&gt;<text:span text:style-name="T8073">溠</text:span>&lt;/span&gt;&lt;span style="color: #0000ff"&gt;<text:span text:style-name="T8074">蜡</text:span>&lt;/span&gt;&lt;span&gt;&lt;br&gt;&lt;/span&gt;&lt;span<text:s/><text:soft-page-break/>style="color: #d89000"&gt;<text:span text:style-name="T8075">扎</text:span>&lt;/span&gt;&lt;span style="color: #ff0000"&gt;<text:span text:style-name="T8076">扠</text:span>&lt;/span&gt;&lt;span style="color: #00a000"&gt;<text:span text:style-name="T8077">厏</text:span>&lt;/span&gt;&lt;span style="color: #00a000"&gt;<text:span text:style-name="T8078">苲</text:span>&lt;/span&gt;&lt;span style="color: #00a000"&gt;<text:span text:style-name="T8079">砟</text:span>&lt;/span&gt;&lt;span style="color: #00a000"&gt;<text:span text:style-name="T8080">眨</text:span>&lt;/span&gt;&lt;span style="color: #ff0000"&gt;<text:span text:style-name="T8081">渣</text:span>&lt;/span&gt;&lt;span&gt;&lt;br&gt;&lt;/span&gt;&lt;span style="color: #d89000"&gt;<text:span text:style-name="T8082">扎</text:span>&lt;/span&gt;&lt;span style="color: #d89000"&gt;<text:span text:style-name="T8083">查</text:span>&lt;/span&gt;&lt;span style="color: #ff0000"&gt;<text:span text:style-name="T8084">渣</text:span>&lt;/span&gt;&lt;span style="color: #ff0000"&gt;<text:span text:style-name="T8085">喳</text:span>&lt;/span&gt;&lt;span style="color: #d89000"&gt;<text:span text:style-name="T8086">楂</text:span>&lt;/span&gt;&lt;span style="color: #ff0000"&gt;<text:span text:style-name="T8087">摣</text:span>&lt;/span&gt;&lt;span style="color: #ff0000"&gt;<text:span text:style-name="T8088">樝</text:span>&lt;/span&gt;&lt;span style="color: #ff0000"&gt;<text:span text:style-name="T8089">皻</text:span>&lt;/span&gt;&lt;span style="color: #ff0000"&gt;<text:span text:style-name="T8090">挓</text:span>&lt;/span&gt;&lt;span style="color: #ff0000"&gt;<text:span text:style-name="T8091">奓</text:span>&lt;/span&gt;&lt;span style="color: #ff0000"&gt;<text:span text:style-name="T8092">觰</text:span>&lt;/span&gt;&lt;span style="color: #ff0000"&gt;<text:span text:style-name="T8093">譇</text:span>&lt;/span&gt;&lt;span&gt;&lt;br&gt;&lt;/span&gt;&lt;span style="color: #d89000"&gt;<text:span text:style-name="T8094">宅</text:span>&lt;/span&gt;&lt;span style="color: #d89000"&gt;<text:span text:style-name="T8095">翟</text:span>&lt;/span&gt;&lt;span&gt;&lt;br&gt;&lt;/span&gt;&lt;span style="color: #d89000"&gt;<text:span text:style-name="T8096">柴</text:span><text:span text:style-name="T8097">&lt;/span&gt;&lt;span style="color: #0000ff"&gt;</text:span><text:span text:style-name="T8098">砦</text:span><text:span text:style-name="T8099">&lt;/span&gt;&lt;span style="color: #0000ff"&gt;</text:span><text:span text:style-name="T8100">祭</text:span><text:span text:style-name="T8101">&lt;/span&gt;&lt;span style="color: #0000ff"&gt;</text:span><text:span text:style-name="T8102">瘵</text:span><text:span text:style-name="T8103">&lt;/span&gt;&lt;span style="color: #0000ff"&gt;</text:span><text:span text:style-name="T8104">寨</text:span><text:span text:style-name="T8105">&lt;/span&gt;</text:span></text:p>
      <text:p text:style-name="Normal">&lt;span style="color: #00a000"&gt;<text:span text:style-name="T8106">窄</text:span>&lt;/span&gt;&lt;span&gt;&lt;br&gt;&lt;/span&gt;&lt;span style="color: #ff0000"&gt;<text:span text:style-name="T8107">摘</text:span>&lt;/span&gt;&lt;span&gt;&lt;br&gt;&lt;/span&gt;&lt;span style="color: #0000ff"&gt;<text:span text:style-name="T8108">占</text:span>&lt;/span&gt;&lt;span style="color: #0000ff"&gt;<text:span text:style-name="T8109">站</text:span>&lt;/span&gt;&lt;span style="color: #0000ff"&gt;<text:span text:style-name="T8110">湛</text:span>&lt;/span&gt;&lt;span style="color: #0000ff"&gt;<text:span text:style-name="T8111">輚</text:span>&lt;/span&gt;&lt;span style="color: #0000ff"&gt;<text:span text:style-name="T8112">襢</text:span>&lt;/span&gt;&lt;span style="color: #0000ff"&gt;<text:span text:style-name="T8113">轏</text:span>&lt;/span&gt;&lt;span style="color: #0000ff"&gt;<text:span text:style-name="T8114">蘸</text:span>&lt;/span&gt;&lt;span&gt;&lt;br&gt;&lt;/span&gt;&lt;span style="color: #00a000"&gt;<text:span text:style-name="T8115">展</text:span>&lt;/span&gt;&lt;span style="color: #00a000"&gt;<text:span text:style-name="T8116">搌</text:span>&lt;/span&gt;&lt;span style="color: #00a000"&gt;<text:span text:style-name="T8117">蹍</text:span>&lt;/span&gt;&lt;span style="color: #00a000"&gt;<text:span text:style-name="T8118">琖</text:span>&lt;/span&gt;&lt;span style="color: #00a000"&gt;<text:span text:style-name="T8119">醆</text:span>&lt;/span&gt;&lt;span style="color: #00a000"&gt;<text:span text:style-name="T8120">皽</text:span>&lt;/span&gt;&lt;span&gt;&lt;br&gt;&lt;/span&gt;&lt;span style="color: #0000ff"&gt;<text:span text:style-name="T8121">占</text:span>&lt;/span&gt;&lt;span style="color: #ff0000"&gt;<text:span text:style-name="T8122">沾</text:span>&lt;/span&gt;&lt;span style="color: #ff0000"&gt;<text:span text:style-name="T8123">怗</text:span>&lt;/span&gt;&lt;span style="color: #ff0000"&gt;<text:span text:style-name="T8124">霑</text:span>&lt;/span&gt;&lt;span style="color: #ff0000"&gt;<text:span text:style-name="T8125">旃</text:span>&lt;/span&gt;&lt;span style="color: #ff0000"&gt;<text:span text:style-name="T8126">栴</text:span>&lt;/span&gt;&lt;span style="color: #ff0000"&gt;<text:span text:style-name="T8127">詹</text:span>&lt;/span&gt;&lt;span style="color: #ff0000"&gt;<text:span text:style-name="T8128">薝</text:span>&lt;/span&gt;&lt;span style="color: #ff0000"&gt;<text:span text:style-name="T8129">瞻</text:span>&lt;/span&gt;&lt;span style="color: #ff0000"&gt;<text:span text:style-name="T8130">邅</text:span>&lt;/span&gt;&lt;span&gt;&lt;br&gt;&lt;/span&gt;&lt;span style="color: #0000ff"&gt;<text:span text:style-name="T8131">丈</text:span>&lt;/span&gt;&lt;span style="color: #0000ff"&gt;<text:span text:style-name="T8132">仗</text:span>&lt;/span&gt;&lt;span style="color: #0000ff"&gt;<text:span text:style-name="T8133">杖</text:span>&lt;/span&gt;&lt;span style="color: #0000ff"&gt;<text:span text:style-name="T8134">嶂</text:span>&lt;/span&gt;&lt;span style="color: #0000ff"&gt;<text:span text:style-name="T8135">幛</text:span>&lt;/span&gt;&lt;span style="color: #0000ff"&gt;<text:span text:style-name="T8136">障</text:span>&lt;/span&gt;&lt;span style="color: #0000ff"&gt;<text:span text:style-name="T8137">瘴</text:span>&lt;/span&gt;&lt;span&gt;&lt;br&gt;&lt;/span&gt;&lt;span style="color: #00a000"&gt;<text:span text:style-name="T8138">仉</text:span>&lt;/span&gt;&lt;span style="color: #00a000"&gt;<text:span text:style-name="T8139">掌</text:span>&lt;/span&gt;&lt;span&gt;&lt;br&gt;&lt;/span&gt;&lt;span style="color: #ff0000"&gt;<text:span text:style-name="T8140">章</text:span>&lt;/span&gt;&lt;span style="color: #ff0000"&gt;<text:span text:style-name="T8141">漳</text:span>&lt;/span&gt;&lt;span style="color: #ff0000"&gt;<text:span text:style-name="T8142">彰</text:span>&lt;/span&gt;&lt;span style="color: #ff0000"&gt;<text:span text:style-name="T8143">鄣</text:span>&lt;/span&gt;&lt;span style="color: #ff0000"&gt;<text:span text:style-name="T8144">慞</text:span>&lt;/span&gt;&lt;span style="color: #ff0000"&gt;<text:span text:style-name="T8145">獐</text:span>&lt;/span&gt;&lt;span style="color: #ff0000"&gt;<text:span text:style-name="T8146">嫜</text:span>&lt;/span&gt;&lt;span style="color: #ff0000"&gt;<text:span text:style-name="T8147">璋</text:span>&lt;/span&gt;&lt;span style="color: #ff0000"&gt;<text:span text:style-name="T8148">樟</text:span>&lt;/span&gt;&lt;span style="color: #ff0000"&gt;<text:span text:style-name="T8149">蟑</text:span>&lt;/span&gt;&lt;span style="color: #ff0000"&gt;<text:span text:style-name="T8150">粻</text:span>&lt;/span&gt;&lt;span&gt;&lt;br&gt;&lt;/span&gt;&lt;span style="color: #000000"&gt;<text:span text:style-name="T8151">著</text:span>&lt;/span&gt;&lt;span&gt;&lt;br&gt;&lt;/span&gt;&lt;span style="color: #0000ff"&gt;<text:span text:style-name="T8152">召</text:span>&lt;/span&gt;&lt;span style="color: #0000ff"&gt;<text:span text:style-name="T8153">炤</text:span>&lt;/span&gt;&lt;span style="color: #0000ff"&gt;<text:span text:style-name="T8154">照</text:span>&lt;/span&gt;&lt;span style="color: #0000ff"&gt;<text:span text:style-name="T8155">兆</text:span>&lt;/span&gt;&lt;span style="color: #0000ff"&gt;<text:span text:style-name="T8156">垗</text:span>&lt;/span&gt;&lt;span style="color: #0000ff"&gt;<text:span text:style-name="T8157">旐</text:span>&lt;/span&gt;&lt;span style="color: #0000ff"&gt;<text:span text:style-name="T8158">鮡</text:span>&lt;/span&gt;&lt;span style="color: #0000ff"&gt;<text:span text:style-name="T8159">笊</text:span>&lt;/span&gt;&lt;span style="color: #ff0000"&gt;<text:span text:style-name="T8160">棹</text:span>&lt;/span&gt;&lt;span style="color: #0000ff"&gt;<text:span text:style-name="T8161">罩</text:span>&lt;/span&gt;&lt;span&gt;<text:span text:style-name="T8162">㑿</text:span>&lt;/span&gt;&lt;span style="color:<text:s/><text:soft-page-break/>#0000ff"&gt;<text:span text:style-name="T8163">肇</text:span>&lt;/span&gt;&lt;span style="color: #0000ff"&gt;<text:span text:style-name="T8164">曌</text:span>&lt;/span&gt;&lt;span style="color: #0000ff"&gt;<text:span text:style-name="T8165">櫂</text:span>&lt;/span&gt;&lt;span&gt;&lt;br&gt;&lt;/span&gt;&lt;span style="color: #00a000"&gt;<text:span text:style-name="T8166">爪</text:span>&lt;/span&gt;&lt;span style="color: #00a000"&gt;<text:span text:style-name="T8167">找</text:span>&lt;/span&gt;&lt;span style="color: #00a000"&gt;<text:span text:style-name="T8168">沼</text:span>&lt;/span&gt;&lt;span&gt;&lt;br&gt;&lt;/span&gt;&lt;span style="color: #ff0000"&gt;<text:span text:style-name="T8169">抓</text:span>&lt;/span&gt;&lt;span style="color: #ff0000"&gt;<text:span text:style-name="T8170">招</text:span>&lt;/span&gt;&lt;span style="color: #ff0000"&gt;<text:span text:style-name="T8171">昭</text:span>&lt;/span&gt;&lt;span style="color: #000000"&gt;<text:span text:style-name="T8172">著</text:span>&lt;/span&gt;&lt;span style="color: #d89000"&gt;<text:span text:style-name="T8173">朝</text:span>&lt;/span&gt;&lt;span style="color: #d89000"&gt;<text:span text:style-name="T8174">嘲</text:span>&lt;/span&gt;&lt;span&gt;&lt;br&gt;&lt;/span&gt;&lt;span style="color: #000000"&gt;<text:span text:style-name="T8175">著</text:span>&lt;/span&gt;&lt;span&gt;&lt;br&gt;&lt;/span&gt;&lt;span style="color: #d89000"&gt;<text:span text:style-name="T8176">折</text:span>&lt;/span&gt;&lt;span style="color: #d89000"&gt;<text:span text:style-name="T8177">哲</text:span>&lt;/span&gt;&lt;span style="color: #d89000"&gt;<text:span text:style-name="T8178">晢</text:span>&lt;/span&gt;&lt;span style="color: #ff0000"&gt;<text:span text:style-name="T8179">蜇</text:span>&lt;/span&gt;&lt;span style="color: #ff0000"&gt;<text:span text:style-name="T8180">馲</text:span>&lt;/span&gt;&lt;span style="color: #0000ff"&gt;<text:span text:style-name="T8181">慴</text:span>&lt;/span&gt;&lt;span style="color: #d89000"&gt;<text:span text:style-name="T8182">褶</text:span>&lt;/span&gt;&lt;span style="color: #d89000"&gt;<text:span text:style-name="T8183">磔</text:span>&lt;/span&gt;&lt;span style="color: #0000ff"&gt;<text:span text:style-name="T8184">讘</text:span>&lt;/span&gt;&lt;span&gt;&lt;br&gt;&lt;/span&gt;&lt;span style="color: #d89000"&gt;<text:span text:style-name="T8185">宅</text:span>&lt;/span&gt;&lt;span style="color: #0000ff"&gt;<text:span text:style-name="T8186">柘</text:span>&lt;/span&gt;&lt;span style="color: #d89000"&gt;<text:span text:style-name="T8187">跖</text:span>&lt;/span&gt;&lt;span style="color: #0000ff"&gt;<text:span text:style-name="T8188">浙</text:span>&lt;/span&gt;&lt;span style="color: #000000"&gt;<text:span text:style-name="T8189">嗻</text:span>&lt;/span&gt;&lt;span style="color: #0000ff"&gt;<text:span text:style-name="T8190">蔗</text:span>&lt;/span&gt;&lt;span style="color: #0000ff"&gt;<text:span text:style-name="T8191">蟅</text:span>&lt;/span&gt;&lt;span&gt;&lt;br&gt;&lt;/span&gt;&lt;span style="color: #00a000"&gt;<text:span text:style-name="T8192">者</text:span>&lt;/span&gt;&lt;span style="color: #00a000"&gt;<text:span text:style-name="T8193">赭</text:span>&lt;/span&gt;&lt;span style="color: #ff0000"&gt;<text:span text:style-name="T8194">遮</text:span>&lt;/span&gt;&lt;span&gt;&lt;br&gt;&lt;/span&gt;&lt;span style="color: #d89000"&gt;<text:span text:style-name="T8195">折</text:span>&lt;/span&gt;&lt;span&gt;<text:span text:style-name="T8196">㸙</text:span>&lt;/span&gt;&lt;span style="color: #000000"&gt;<text:span text:style-name="T8197">嗻</text:span>&lt;/span&gt;&lt;span style="color: #ff0000"&gt;<text:span text:style-name="T8198">遮</text:span>&lt;/span&gt;&lt;span style="color: #0000ff"&gt;<text:span text:style-name="T8199">螫</text:span>&lt;/span&gt;&lt;span&gt;&lt;br&gt;&lt;/span&gt;&lt;span style="color: #0000ff"&gt;<text:span text:style-name="T8200">圳</text:span>&lt;/span&gt;&lt;span style="color: #00a000"&gt;<text:span text:style-name="T8201">枕</text:span>&lt;/span&gt;&lt;span style="color: #ff0000"&gt;<text:span text:style-name="T8202">酖</text:span>&lt;/span&gt;&lt;span style="color: #0000ff"&gt;<text:span text:style-name="T8203">挋</text:span>&lt;/span&gt;&lt;span style="color: #ff0000"&gt;<text:span text:style-name="T8204">侲</text:span>&lt;/span&gt;&lt;span style="color: #0000ff"&gt;<text:span text:style-name="T8205">振</text:span>&lt;/span&gt;&lt;span style="color: #ff0000"&gt;<text:span text:style-name="T8206">娠</text:span>&lt;/span&gt;&lt;span style="color: #0000ff"&gt;<text:span text:style-name="T8207">蜄</text:span>&lt;/span&gt;&lt;span style="color: #0000ff"&gt;<text:span text:style-name="T8208">震</text:span>&lt;/span&gt;&lt;span style="color: #0000ff"&gt;<text:span text:style-name="T8209">朕</text:span>&lt;/span&gt;&lt;span style="color: #0000ff"&gt;<text:span text:style-name="T8210">眹</text:span>&lt;/span&gt;&lt;span style="color: #d89000"&gt;<text:span text:style-name="T8211">敶</text:span>&lt;/span&gt;&lt;span style="color: #0000ff"&gt;<text:span text:style-name="T8212">揕</text:span>&lt;/span&gt;&lt;span&gt;&lt;br&gt;&lt;/span&gt;&lt;span style="color: #00a000"&gt;<text:span text:style-name="T8213">抌</text:span>&lt;/span&gt;&lt;span style="color: #00a000"&gt;<text:span text:style-name="T8214">枕</text:span>&lt;/span&gt;&lt;span style="color: #ff0000"&gt;<text:span text:style-name="T8215">胗</text:span>&lt;/span&gt;&lt;span style="color: #00a000"&gt;<text:span text:style-name="T8216">疹</text:span>&lt;/span&gt;&lt;span style="color: #00a000"&gt;<text:span text:style-name="T8217">眕</text:span>&lt;/span&gt;&lt;span style="color: #00a000"&gt;<text:span text:style-name="T8218">畛</text:span>&lt;/span&gt;&lt;span style="color: #00a000"&gt;<text:span text:style-name="T8219">袗</text:span>&lt;/span&gt;&lt;span style="color: #00a000"&gt;<text:span text:style-name="T8220">紾</text:span>&lt;/span&gt;&lt;span style="color: #00a000"&gt;<text:span text:style-name="T8221">裖</text:span>&lt;/span&gt;&lt;span style="color: #00a000"&gt;<text:span text:style-name="T8222">辴</text:span>&lt;/span&gt;&lt;span style="color: #00a000"&gt;<text:span text:style-name="T8223">稹</text:span>&lt;/span&gt;&lt;span style="color: #00a000"&gt;<text:span text:style-name="T8224">鬒</text:span>&lt;/span&gt;&lt;span style="color: #00a000"&gt;<text:span text:style-name="T8225">黰</text:span>&lt;/span&gt;&lt;span&gt;&lt;br&gt;&lt;/span&gt;&lt;span style="color: #ff0000"&gt;<text:span text:style-name="T8226">珍</text:span>&lt;/span&gt;&lt;span style="color: #ff0000"&gt;<text:span text:style-name="T8227">胗</text:span>&lt;/span&gt;&lt;span style="color: #0000ff"&gt;<text:span text:style-name="T8228">振</text:span>&lt;/span&gt;&lt;span style="color: #ff0000"&gt;<text:span text:style-name="T8229">真</text:span>&lt;/span&gt;&lt;span style="color: #ff0000"&gt;<text:span text:style-name="T8230">禛</text:span>&lt;/span&gt;&lt;span style="color: #ff0000"&gt;<text:span text:style-name="T8231">砧</text:span>&lt;/span&gt;&lt;span style="color: #ff0000"&gt;<text:span text:style-name="T8232">溱</text:span>&lt;/span&gt;&lt;span style="color: #ff0000"&gt;<text:span text:style-name="T8233">獉</text:span>&lt;/span&gt;&lt;span style="color: #ff0000"&gt;<text:span text:style-name="T8234">榛</text:span>&lt;/span&gt;&lt;span style="color: #ff0000"&gt;<text:span text:style-name="T8235">蓁</text:span>&lt;/span&gt;&lt;span style="color: #ff0000"&gt;<text:span text:style-name="T8236">臻</text:span>&lt;/span&gt;&lt;span style="color: #ff0000"&gt;<text:span text:style-name="T8237">瑊</text:span>&lt;/span&gt;&lt;span style="color: #ff0000"&gt;<text:span text:style-name="T8238">葴</text:span>&lt;/span&gt;&lt;span style="color: #ff0000"&gt;<text:span text:style-name="T8239">箴</text:span>&lt;/span&gt;&lt;span style="color: #ff0000"&gt;<text:span text:style-name="T8240">斟</text:span>&lt;/span&gt;&lt;span style="color: #0000ff"&gt;<text:span text:style-name="T8241">椹</text:span>&lt;/span&gt;&lt;span style="color: #ff0000"&gt;<text:span text:style-name="T8242">碪</text:span>&lt;/span&gt;&lt;span style="color: #ff0000"&gt;<text:span text:style-name="T8243">甄</text:span>&lt;/span&gt;&lt;span style="color: #d89000"&gt;<text:span text:style-name="T8244">唇</text:span>&lt;/span&gt;&lt;span&gt;&lt;br&gt;&lt;/span&gt;&lt;span style="color: #0000ff"&gt;<text:span text:style-name="T8245">正</text:span>&lt;/span&gt;&lt;span style="color: #0000ff"&gt;<text:span text:style-name="T8246">政</text:span>&lt;/span&gt;&lt;span style="color: #0000ff"&gt;<text:span text:style-name="T8247">症</text:span>&lt;/span&gt;&lt;span&gt;&lt;br&gt;&lt;/span&gt;&lt;span style="color: #00a000"&gt;<text:span text:style-name="T8248">拯</text:span>&lt;/span&gt;&lt;span style="color: #d89000"&gt;<text:span text:style-name="T8249">撜</text:span>&lt;/span&gt;&lt;span style="color:<text:s/><text:soft-page-break/>#00a000"&gt;<text:span text:style-name="T8250">整</text:span>&lt;/span&gt;&lt;span&gt;&lt;br&gt;&lt;/span&gt;&lt;span style="color: #ff0000"&gt;<text:span text:style-name="T8251">丁</text:span>&lt;/span&gt;&lt;span style="color: #0000ff"&gt;<text:span text:style-name="T8252">正</text:span>&lt;/span&gt;&lt;span style="color: #0000ff"&gt;<text:span text:style-name="T8253">怔</text:span>&lt;/span&gt;&lt;span style="color: #ff0000"&gt;<text:span text:style-name="T8254">征</text:span>&lt;/span&gt;&lt;span style="color: #ff0000"&gt;<text:span text:style-name="T8255">鬇</text:span>&lt;/span&gt;&lt;span style="color: #ff0000"&gt;<text:span text:style-name="T8256">烝</text:span>&lt;/span&gt;&lt;span style="color: #ff0000"&gt;<text:span text:style-name="T8257">脀</text:span>&lt;/span&gt;&lt;span style="color: #ff0000"&gt;<text:span text:style-name="T8258">蒸</text:span>&lt;/span&gt;&lt;span&gt;&lt;br&gt;&lt;/span&gt;&lt;span style="color: #d89000"&gt;<text:span text:style-name="T8259">直</text:span>&lt;/span&gt;&lt;span style="color: #d89000"&gt;<text:span text:style-name="T8260">值</text:span>&lt;/span&gt;&lt;span style="color: #d89000"&gt;<text:span text:style-name="T8261">埴</text:span>&lt;/span&gt;&lt;span style="color: #d89000"&gt;<text:span text:style-name="T8262">植</text:span>&lt;/span&gt;&lt;span style="color: #d89000"&gt;<text:span text:style-name="T8263">殖</text:span>&lt;/span&gt;&lt;span style="color: #0000ff"&gt;<text:span text:style-name="T8264">犆</text:span>&lt;/span&gt;&lt;span style="color: #d89000"&gt;<text:span text:style-name="T8265">稙</text:span>&lt;/span&gt;&lt;span style="color: #d89000"&gt;<text:span text:style-name="T8266">侄</text:span>&lt;/span&gt;&lt;span style="color: #0000ff"&gt;<text:span text:style-name="T8267">挃</text:span>&lt;/span&gt;&lt;span style="color: #d89000"&gt;<text:span text:style-name="T8268">姪</text:span>&lt;/span&gt;&lt;span style="color: #d89000"&gt;<text:span text:style-name="T8269">柣</text:span>&lt;/span&gt;&lt;span style="color: #d89000"&gt;<text:span text:style-name="T8270">跖</text:span>&lt;/span&gt;&lt;span style="color: #d89000"&gt;<text:span text:style-name="T8271">摭</text:span>&lt;/span&gt;&lt;span style="color: #d89000"&gt;<text:span text:style-name="T8272">蹠</text:span>&lt;/span&gt;&lt;span style="color: #0000ff"&gt;<text:span text:style-name="T8273">礩</text:span>&lt;/span&gt;&lt;span style="color: #d89000"&gt;<text:span text:style-name="T8274">樴</text:span>&lt;/span&gt;&lt;span style="color: #d89000"&gt;<text:span text:style-name="T8275">膱</text:span>&lt;/span&gt;&lt;span style="color: #d89000"&gt;<text:span text:style-name="T8276">蟙</text:span>&lt;/span&gt;&lt;span style="color: #ff0000"&gt;<text:span text:style-name="T8277">擿</text:span>&lt;/span&gt;&lt;span style="color: #d89000"&gt;<text:span text:style-name="T8278">蹢</text:span>&lt;/span&gt;&lt;span&gt;&lt;br&gt;&lt;/span&gt;&lt;span style="color: #0000ff"&gt;<text:span text:style-name="T8279">至</text:span>&lt;/span&gt;&lt;span style="color: #0000ff"&gt;<text:span text:style-name="T8280">庢</text:span>&lt;/span&gt;&lt;span style="color: #0000ff"&gt;<text:span text:style-name="T8281">致</text:span>&lt;/span&gt;&lt;span style="color: #0000ff"&gt;<text:span text:style-name="T8282">郅</text:span>&lt;/span&gt;&lt;span style="color: #0000ff"&gt;<text:span text:style-name="T8283">桎</text:span>&lt;/span&gt;&lt;span style="color: #0000ff"&gt;<text:span text:style-name="T8284">窒</text:span>&lt;/span&gt;&lt;span style="color: #d89000"&gt;<text:span text:style-name="T8285">臷</text:span>&lt;/span&gt;&lt;span style="color: #0000ff"&gt;<text:span text:style-name="T8286">蛭</text:span>&lt;/span&gt;&lt;span style="color: #0000ff"&gt;<text:span text:style-name="T8287">膣</text:span>&lt;/span&gt;&lt;span style="color: #d89000"&gt;<text:span text:style-name="T8288">阤</text:span>&lt;/span&gt;&lt;span style="color: #0000ff"&gt;<text:span text:style-name="T8289">忮</text:span>&lt;/span&gt;&lt;span style="color: #0000ff"&gt;<text:span text:style-name="T8290">志</text:span>&lt;/span&gt;&lt;span style="color: #0000ff"&gt;<text:span text:style-name="T8291">痣</text:span>&lt;/span&gt;&lt;span style="color: #0000ff"&gt;<text:span text:style-name="T8292">豸</text:span>&lt;/span&gt;&lt;span style="color: #0000ff"&gt;<text:span text:style-name="T8293">治</text:span>&lt;/span&gt;&lt;span style="color: #0000ff"&gt;<text:span text:style-name="T8294">帙</text:span>&lt;/span&gt;&lt;span style="color: #0000ff"&gt;<text:span text:style-name="T8295">秩</text:span>&lt;/span&gt;&lt;span style="color: #0000ff"&gt;<text:span text:style-name="T8296">袠</text:span>&lt;/span&gt;&lt;span style="color: #0000ff"&gt;<text:span text:style-name="T8297">袟</text:span>&lt;/span&gt;&lt;span style="color: #0000ff"&gt;<text:span text:style-name="T8298">紩</text:span>&lt;/span&gt;&lt;span style="color: #0000ff"&gt;<text:span text:style-name="T8299">制</text:span>&lt;/span&gt;&lt;span style="color: #0000ff"&gt;<text:span text:style-name="T8300">猘</text:span>&lt;/span&gt;&lt;span style="color: #ff0000"&gt;<text:span text:style-name="T8301">知</text:span>&lt;/span&gt;&lt;span style="color: #0000ff"&gt;<text:span text:style-name="T8302">智</text:span>&lt;/span&gt;&lt;span style="color: #0000ff"&gt;<text:span text:style-name="T8303">炙</text:span>&lt;/span&gt;&lt;span style="color: #0000ff"&gt;<text:span text:style-name="T8304">庤</text:span>&lt;/span&gt;&lt;span style="color: #0000ff"&gt;<text:span text:style-name="T8305">峙</text:span>&lt;/span&gt;&lt;span style="color: #0000ff"&gt;<text:span text:style-name="T8306">痔</text:span>&lt;/span&gt;&lt;span style="color: #0000ff"&gt;<text:span text:style-name="T8307">畤</text:span>&lt;/span&gt;&lt;span style="color: #0000ff"&gt;<text:span text:style-name="T8308">跱</text:span>&lt;/span&gt;&lt;span style="color: #d89000"&gt;<text:span text:style-name="T8309">值</text:span>&lt;/span&gt;&lt;span style="color: #0000ff"&gt;<text:span text:style-name="T8310">寘</text:span>&lt;/span&gt;&lt;span style="color: #0000ff"&gt;<text:span text:style-name="T8311">置</text:span>&lt;/span&gt;&lt;span style="color: #0000ff"&gt;<text:span text:style-name="T8312">陟</text:span>&lt;/span&gt;&lt;span style="color: #0000ff"&gt;<text:span text:style-name="T8313">彘</text:span>&lt;/span&gt;&lt;span style="color: #0000ff"&gt;<text:span text:style-name="T8314">廌</text:span>&lt;/span&gt;&lt;span style="color: #0000ff"&gt;<text:span text:style-name="T8315">雉</text:span>&lt;/span&gt;&lt;span style="color: #0000ff"&gt;<text:span text:style-name="T8316">稚</text:span>&lt;/span&gt;&lt;span style="color: #0000ff"&gt;<text:span text:style-name="T8317">瘈</text:span>&lt;/span&gt;&lt;span style="color: #0000ff"&gt;<text:span text:style-name="T8318">疐</text:span>&lt;/span&gt;&lt;span style="color: #0000ff"&gt;<text:span text:style-name="T8319">懥</text:span>&lt;/span&gt;&lt;span style="color: #0000ff"&gt;<text:span text:style-name="T8320">騺</text:span>&lt;/span&gt;&lt;span style="color: #d89000"&gt;<text:span text:style-name="T8321">懫</text:span>&lt;/span&gt;&lt;span style="color: #0000ff"&gt;<text:span text:style-name="T8322">踶</text:span>&lt;/span&gt;&lt;span&gt;&lt;br&gt;&lt;/span&gt;&lt;span style="color: #00a000"&gt;<text:span text:style-name="T8323">夂</text:span>&lt;/span&gt;&lt;span style="color: #00a000"&gt;<text:span text:style-name="T8324">止</text:span>&lt;/span&gt;&lt;span style="color: #00a000"&gt;<text:span text:style-name="T8325">沚</text:span>&lt;/span&gt;&lt;span style="color: #00a000"&gt;<text:span text:style-name="T8326">址</text:span>&lt;/span&gt;&lt;span style="color: #00a000"&gt;<text:span text:style-name="T8327">阯</text:span>&lt;/span&gt;&lt;span style="color: #00a000"&gt;<text:span text:style-name="T8328">芷</text:span>&lt;/span&gt;&lt;span style="color: #00a000"&gt;<text:span text:style-name="T8329">祉</text:span>&lt;/span&gt;&lt;span style="color: #00a000"&gt;<text:span text:style-name="T8330">趾</text:span>&lt;/span&gt;&lt;span style="color: #00a000"&gt;<text:span text:style-name="T8331">只</text:span>&lt;/span&gt;&lt;span style="color: #00a000"&gt;<text:span text:style-name="T8332">枳</text:span>&lt;/span&gt;&lt;span style="color: #00a000"&gt;<text:span text:style-name="T8333">咫</text:span>&lt;/span&gt;&lt;span style="color: #00a000"&gt;<text:span text:style-name="T8334">疻</text:span>&lt;/span&gt;&lt;span style="color: #00a000"&gt;<text:span text:style-name="T8335">旨</text:span>&lt;/span&gt;&lt;span style="color: #00a000"&gt;<text:span text:style-name="T8336">恉</text:span>&lt;/span&gt;&lt;span style="color: #00a000"&gt;<text:span text:style-name="T8337">指</text:span><text:soft-page-break/>&lt;/span&gt;&lt;span style="color: #00a000"&gt;<text:span text:style-name="T8338">酯</text:span>&lt;/span&gt;&lt;span style="color: #00a000"&gt;<text:span text:style-name="T8339">坁</text:span>&lt;/span&gt;&lt;span style="color: #00a000"&gt;<text:span text:style-name="T8340">厎</text:span>&lt;/span&gt;&lt;span style="color: #00a000"&gt;<text:span text:style-name="T8341">扺</text:span>&lt;/span&gt;&lt;span style="color: #00a000"&gt;<text:span text:style-name="T8342">抵</text:span>&lt;/span&gt;&lt;span style="color: #00a000"&gt;<text:span text:style-name="T8343">黹</text:span>&lt;/span&gt;&lt;span&gt;&lt;br&gt;&lt;/span&gt;&lt;span style="color: #ff0000"&gt;<text:span text:style-name="T8344">之</text:span>&lt;/span&gt;&lt;span style="color: #ff0000"&gt;<text:span text:style-name="T8345">芝</text:span>&lt;/span&gt;&lt;span style="color: #ff0000"&gt;<text:span text:style-name="T8346">支</text:span>&lt;/span&gt;&lt;span style="color: #ff0000"&gt;<text:span text:style-name="T8347">枝</text:span>&lt;/span&gt;&lt;span style="color: #ff0000"&gt;<text:span text:style-name="T8348">肢</text:span>&lt;/span&gt;&lt;span style="color: #0000ff"&gt;<text:span text:style-name="T8349">氏</text:span>&lt;/span&gt;&lt;span style="color: #ff0000"&gt;<text:span text:style-name="T8350">疧</text:span>&lt;/span&gt;&lt;span style="color: #d89000"&gt;<text:span text:style-name="T8351">祇</text:span>&lt;/span&gt;&lt;span style="color: #00a000"&gt;<text:span text:style-name="T8352">秖</text:span>&lt;/span&gt;&lt;span style="color: #ff0000"&gt;<text:span text:style-name="T8353">胝</text:span>&lt;/span&gt;&lt;span style="color: #d89000"&gt;<text:span text:style-name="T8354">衹</text:span>&lt;/span&gt;&lt;span style="color: #ff0000"&gt;<text:span text:style-name="T8355">祗</text:span>&lt;/span&gt;&lt;span style="color: #ff0000"&gt;<text:span text:style-name="T8356">汁</text:span>&lt;/span&gt;&lt;span style="color: #00a000"&gt;<text:span text:style-name="T8357">只</text:span>&lt;/span&gt;&lt;span style="color: #ff0000"&gt;<text:span text:style-name="T8358">胑</text:span>&lt;/span&gt;&lt;span style="color: #ff0000"&gt;<text:span text:style-name="T8359">卮</text:span>&lt;/span&gt;&lt;span style="color: #ff0000"&gt;<text:span text:style-name="T8360">知</text:span>&lt;/span&gt;&lt;span style="color: #ff0000"&gt;<text:span text:style-name="T8361">蜘</text:span>&lt;/span&gt;&lt;span style="color: #ff0000"&gt;<text:span text:style-name="T8362">脂</text:span>&lt;/span&gt;&lt;span style="color: #ff0000"&gt;<text:span text:style-name="T8363">搘</text:span>&lt;/span&gt;&lt;span style="color: #ff0000"&gt;<text:span text:style-name="T8364">榰</text:span>&lt;/span&gt;&lt;span style="color: #ff0000"&gt;<text:span text:style-name="T8365">吱</text:span>&lt;/span&gt;&lt;span&gt;&lt;br&gt;&lt;/span&gt;&lt;span style="color: #ff0000"&gt;<text:span text:style-name="T8366">中</text:span>&lt;/span&gt;&lt;span style="color: #0000ff"&gt;<text:span text:style-name="T8367">仲</text:span>&lt;/span&gt;&lt;span style="color: #0000ff"&gt;<text:span text:style-name="T8368">重</text:span>&lt;/span&gt;&lt;span style="color: #0000ff"&gt;<text:span text:style-name="T8369">粽</text:span>&lt;/span&gt;&lt;span style="color: #0000ff"&gt;<text:span text:style-name="T8370">种</text:span>&lt;/span&gt;&lt;span&gt;&lt;br&gt;&lt;/span&gt;&lt;span style="color: #00a000"&gt;<text:span text:style-name="T8371">冢</text:span>&lt;/span&gt;&lt;span style="color: #00a000"&gt;<text:span text:style-name="T8372">尰</text:span>&lt;/span&gt;&lt;span style="color: #00a000"&gt;<text:span text:style-name="T8373">踵</text:span>&lt;/span&gt;&lt;span style="color: #0000ff"&gt;<text:span text:style-name="T8374">种</text:span>&lt;/span&gt;&lt;span&gt;&lt;br&gt;&lt;/span&gt;&lt;span style="color: #ff0000"&gt;<text:span text:style-name="T8375">中</text:span>&lt;/span&gt;&lt;span style="color: #ff0000"&gt;<text:span text:style-name="T8376">忠</text:span>&lt;/span&gt;&lt;span style="color: #ff0000"&gt;<text:span text:style-name="T8377">盅</text:span>&lt;/span&gt;&lt;span style="color: #ff0000"&gt;<text:span text:style-name="T8378">衷</text:span>&lt;/span&gt;&lt;span style="color: #ff0000"&gt;<text:span text:style-name="T8379">舯</text:span>&lt;/span&gt;&lt;span style="color: #ff0000"&gt;<text:span text:style-name="T8380">伀</text:span>&lt;/span&gt;&lt;span style="color: #ff0000"&gt;<text:span text:style-name="T8381">忪</text:span>&lt;/span&gt;&lt;span style="color: #ff0000"&gt;<text:span text:style-name="T8382">妐</text:span>&lt;/span&gt;&lt;span style="color: #ff0000"&gt;<text:span text:style-name="T8383">蔠</text:span>&lt;/span&gt;&lt;span style="color: #ff0000"&gt;<text:span text:style-name="T8384">螽</text:span>&lt;/span&gt;&lt;span style="color: #d89000"&gt;<text:span text:style-name="T8385">潀</text:span>&lt;/span&gt;&lt;span&gt;&lt;br&gt;&lt;/span&gt;&lt;span style="color: #d89000"&gt;<text:span text:style-name="T8386">妯</text:span>&lt;/span&gt;&lt;span style="color: #d89000"&gt;<text:span text:style-name="T8387">舳</text:span>&lt;/span&gt;&lt;span&gt;&lt;br&gt;&lt;/span&gt;&lt;span style="color: #0000ff"&gt;<text:span text:style-name="T8388">宙</text:span>&lt;/span&gt;&lt;span style="color: #0000ff"&gt;<text:span text:style-name="T8389">胄</text:span>&lt;/span&gt;&lt;span style="color: #0000ff"&gt;<text:span text:style-name="T8390">咒</text:span>&lt;/span&gt;&lt;span style="color: #0000ff"&gt;<text:span text:style-name="T8391">咮</text:span>&lt;/span&gt;&lt;span style="color: #0000ff"&gt;<text:span text:style-name="T8392">酎</text:span>&lt;/span&gt;&lt;span style="color: #0000ff"&gt;<text:span text:style-name="T8393">甃</text:span>&lt;/span&gt;&lt;span style="color: #0000ff"&gt;<text:span text:style-name="T8394">僽</text:span>&lt;/span&gt;&lt;span style="color: #0000ff"&gt;<text:span text:style-name="T8395">噣</text:span>&lt;/span&gt;&lt;span style="color: #0000ff"&gt;<text:span text:style-name="T8396">繇</text:span>&lt;/span&gt;&lt;span style="color: #0000ff"&gt;<text:span text:style-name="T8397">籀</text:span>&lt;/span&gt;&lt;span&gt;&lt;br&gt;&lt;/span&gt;&lt;span style="color: #00a000"&gt;<text:span text:style-name="T8398">肘</text:span>&lt;/span&gt;&lt;span style="color: #00a000"&gt;<text:span text:style-name="T8399">帚</text:span>&lt;/span&gt;&lt;span&gt;&lt;br&gt;&lt;/span&gt;&lt;span style="color: #ff0000"&gt;<text:span text:style-name="T8400">州</text:span>&lt;/span&gt;&lt;span style="color: #ff0000"&gt;<text:span text:style-name="T8401">洲</text:span>&lt;/span&gt;&lt;span style="color: #ff0000"&gt;<text:span text:style-name="T8402">喌</text:span>&lt;/span&gt;&lt;span style="color: #ff0000"&gt;<text:span text:style-name="T8403">舟</text:span>&lt;/span&gt;&lt;span style="color: #ff0000"&gt;<text:span text:style-name="T8404">侜</text:span>&lt;/span&gt;&lt;span style="color: #ff0000"&gt;<text:span text:style-name="T8405">周</text:span>&lt;/span&gt;&lt;span style="color: #ff0000"&gt;<text:span text:style-name="T8406">啁</text:span>&lt;/span&gt;&lt;span style="color: #0000ff"&gt;<text:span text:style-name="T8407">翢</text:span>&lt;/span&gt;&lt;span style="color: #ff0000"&gt;<text:span text:style-name="T8408">粥</text:span>&lt;/span&gt;&lt;span style="color: #ff0000"&gt;<text:span text:style-name="T8409">盩</text:span>&lt;/span&gt;&lt;span&gt;&lt;br&gt;&lt;/span&gt;&lt;span style="color: #d89000"&gt;<text:span text:style-name="T8410">竹</text:span>&lt;/span&gt;&lt;span style="color: #d89000"&gt;<text:span text:style-name="T8411">竺</text:span>&lt;/span&gt;&lt;span style="color: #d89000"&gt;<text:span text:style-name="T8412">妯</text:span>&lt;/span&gt;&lt;span style="color: #d89000"&gt;<text:span text:style-name="T8413">舳</text:span>&lt;/span&gt;&lt;span style="color: #d89000"&gt;<text:span text:style-name="T8414">窋</text:span>&lt;/span&gt;&lt;span style="color: #d89000"&gt;<text:span text:style-name="T8415">逐</text:span>&lt;/span&gt;&lt;span style="color: #d89000"&gt;<text:span text:style-name="T8416">瘃</text:span>&lt;/span&gt;&lt;span style="color: #d89000"&gt;<text:span text:style-name="T8417">蓫</text:span>&lt;/span&gt;&lt;span style="color: #0000ff"&gt;<text:span text:style-name="T8418">筑</text:span>&lt;/span&gt;&lt;span style="color: #d89000"&gt;<text:span text:style-name="T8419">蠋</text:span>&lt;/span&gt;&lt;span style="color: #d89000"&gt;<text:span text:style-name="T8420">躅</text:span>&lt;/span&gt;&lt;span&gt;&lt;br&gt;&lt;/span&gt;&lt;span style="color: #0000ff"&gt;<text:span text:style-name="T8421">宁</text:span>&lt;/span&gt;&lt;span<text:s/><text:soft-page-break/>style="color: #0000ff"&gt;<text:span text:style-name="T8422">羜</text:span>&lt;/span&gt;&lt;span style="color: #0000ff"&gt;<text:span text:style-name="T8423">助</text:span>&lt;/span&gt;&lt;span style="color: #0000ff"&gt;<text:span text:style-name="T8424">住</text:span>&lt;/span&gt;&lt;span style="color: #0000ff"&gt;<text:span text:style-name="T8425">注</text:span>&lt;/span&gt;&lt;span style="color: #0000ff"&gt;<text:span text:style-name="T8426">炷</text:span>&lt;/span&gt;&lt;span style="color: #0000ff"&gt;<text:span text:style-name="T8427">柱</text:span>&lt;/span&gt;&lt;span style="color: #0000ff"&gt;<text:span text:style-name="T8428">疰</text:span>&lt;/span&gt;&lt;span style="color: #00a000"&gt;<text:span text:style-name="T8429">砫</text:span>&lt;/span&gt;&lt;span style="color: #00a000"&gt;<text:span text:style-name="T8430">罜</text:span>&lt;/span&gt;&lt;span style="color: #0000ff"&gt;<text:span text:style-name="T8431">蛀</text:span>&lt;/span&gt;&lt;span style="color: #0000ff"&gt;<text:span text:style-name="T8432">紸</text:span>&lt;/span&gt;&lt;span style="color: #0000ff"&gt;<text:span text:style-name="T8433">跓</text:span>&lt;/span&gt;&lt;span style="color: #0000ff"&gt;<text:span text:style-name="T8434">鉒</text:span>&lt;/span&gt;&lt;span style="color: #0000ff"&gt;<text:span text:style-name="T8435">杼</text:span>&lt;/span&gt;&lt;span style="color: #0000ff"&gt;<text:span text:style-name="T8436">芧</text:span>&lt;/span&gt;&lt;span style="color: #0000ff"&gt;<text:span text:style-name="T8437">壴</text:span>&lt;/span&gt;&lt;span style="color: #0000ff"&gt;<text:span text:style-name="T8438">柷</text:span>&lt;/span&gt;&lt;span style="color: #0000ff"&gt;<text:span text:style-name="T8439">祝</text:span>&lt;/span&gt;&lt;span style="color: #000000"&gt;<text:span text:style-name="T8440">著</text:span>&lt;/span&gt;&lt;span style="color: #0000ff"&gt;<text:span text:style-name="T8441">翥</text:span>&lt;/span&gt;&lt;span style="color: #0000ff"&gt;<text:span text:style-name="T8442">箸</text:span>&lt;/span&gt;&lt;span style="color: #ff0000"&gt;<text:span text:style-name="T8443">喌</text:span>&lt;/span&gt;&lt;span style="color: #ff0000"&gt;<text:span text:style-name="T8444">粥</text:span>&lt;/span&gt;&lt;span style="color: #0000ff"&gt;<text:span text:style-name="T8445">鬻</text:span>&lt;/span&gt;&lt;span style="color: #0000ff"&gt;<text:span text:style-name="T8446">馵</text:span>&lt;/span&gt;&lt;span&gt;&lt;br&gt;&lt;/span&gt;&lt;span style="color: #00a000"&gt;<text:span text:style-name="T8447">丶</text:span>&lt;/span&gt;&lt;span style="color: #00a000"&gt;<text:span text:style-name="T8448">主</text:span>&lt;/span&gt;&lt;span style="color: #00a000"&gt;<text:span text:style-name="T8449">拄</text:span>&lt;/span&gt;&lt;span style="color: #00a000"&gt;<text:span text:style-name="T8450">砫</text:span>&lt;/span&gt;&lt;span style="color: #00a000"&gt;<text:span text:style-name="T8451">麈</text:span>&lt;/span&gt;&lt;span style="color: #00a000"&gt;<text:span text:style-name="T8452">枓</text:span>&lt;/span&gt;&lt;span style="color: #00a000"&gt;<text:span text:style-name="T8453">渚</text:span>&lt;/span&gt;&lt;span style="color: #00a000"&gt;<text:span text:style-name="T8454">陼</text:span>&lt;/span&gt;&lt;span style="color: #00a000"&gt;<text:span text:style-name="T8455">煮</text:span>&lt;/span&gt;&lt;span&gt;&lt;br&gt;&lt;/span&gt;&lt;span style="color: #ff0000"&gt;<text:span text:style-name="T8456">朱</text:span>&lt;/span&gt;&lt;span style="color: #ff0000"&gt;<text:span text:style-name="T8457">侏</text:span>&lt;/span&gt;&lt;span style="color:<text:s/><text:span text:style-name="T8458">#ff0000"&gt;</text:span><text:span text:style-name="T8459">洙</text:span><text:span text:style-name="T8460">&lt;/span&gt;&lt;span style="color: #ff0000"&gt;</text:span><text:span text:style-name="T8461">邾</text:span><text:span text:style-name="T8462">&lt;/span&gt;&lt;span style="color: #ff0000"&gt;</text:span><text:span text:style-name="T8463">珠</text:span><text:span text:style-name="T8464">&lt;/span&gt;&lt;span style="color: #ff0000"&gt;</text:span><text:span text:style-name="T8465">株</text:span><text:span text:style-name="T8466">&lt;/span&gt;&lt;span style="color: #ff0000"&gt;</text:span><text:span text:style-name="T8467">茱</text:span><text:span text:style-name="T8468">&lt;/span&gt;&lt;span style="color: #ff0000"&gt;</text:span><text:span text:style-name="T8469">袾</text:span><text:span text:style-name="T8470">&lt;/span&gt;&lt;span style="color: #ff0000"&gt;</text:span><text:span text:style-name="T8471">蛛</text:span><text:span text:style-name="T8472">&lt;/span&gt;&lt;span style="color: #ff0000"&gt;</text:span><text:span text:style-name="T8473">跦</text:span><text:span text:style-name="T8474">&lt;/span&gt;&lt;span&gt;&lt;br&gt;&lt;/span&gt;&lt;span style="color: #00a000"&gt;</text:span><text:span text:style-name="T8475">爪</text:span><text:span text:style-name="T8476">&lt;/span&gt;</text:span></text:p>
      <text:p text:style-name="Normal">&lt;span style="color: #ff0000"&gt;<text:span text:style-name="T8477">抓</text:span>&lt;/span&gt;&lt;span style="color: #ff0000"&gt;<text:span text:style-name="T8478">檛</text:span>&lt;/span&gt;&lt;span style="color: #ff0000"&gt;<text:span text:style-name="T8479">髽</text:span>&lt;/span&gt;&lt;span&gt;&lt;br&gt;&lt;/span&gt;&lt;span style="color: #0000ff"&gt;<text:span text:style-name="T8480">拽</text:span>&lt;/span&gt;&lt;span&gt;&lt;br&gt;&lt;/span&gt;&lt;span style="color: #00a000"&gt;<text:span text:style-name="T8481">跩</text:span>&lt;/span&gt;&lt;span&gt;&lt;br&gt;&lt;/span&gt;&lt;span style="color: #0000ff"&gt;<text:span text:style-name="T8482">拽</text:span>&lt;/span&gt;&lt;span&gt;&lt;br&gt;&lt;/span&gt;&lt;span style="color: #0000ff"&gt;<text:span text:style-name="T8483">瑑</text:span>&lt;/span&gt;&lt;span style="color: #0000ff"&gt;<text:span text:style-name="T8484">篆</text:span>&lt;/span&gt;&lt;span style="color: #0000ff"&gt;<text:span text:style-name="T8485">僎</text:span>&lt;/span&gt;&lt;span style="color: #0000ff"&gt;<text:span text:style-name="T8486">撰</text:span>&lt;/span&gt;&lt;span style="color: #0000ff"&gt;<text:span text:style-name="T8487">譔</text:span>&lt;/span&gt;&lt;span style="color: #00a000"&gt;<text:span text:style-name="T8488">篹</text:span>&lt;/span&gt;&lt;span&gt;&lt;br&gt;&lt;/span&gt;&lt;span style="color: #ff0000"&gt;<text:span text:style-name="T8489">耑</text:span>&lt;/span&gt;&lt;span style="color: #d89000"&gt;<text:span text:style-name="T8490">剸</text:span>&lt;/span&gt;&lt;span style="color: #ff0000"&gt;<text:span text:style-name="T8491">嫥</text:span>&lt;/span&gt;&lt;span style="color: #d89000"&gt;<text:span text:style-name="T8492">篿</text:span>&lt;/span&gt;&lt;span&gt;&lt;br&gt;&lt;/span&gt;&lt;span style="color: #0000ff"&gt;<text:span text:style-name="T8493">僮</text:span>&lt;/span&gt;&lt;span style="color: #0000ff"&gt;<text:span text:style-name="T8494">撞</text:span>&lt;/span&gt;&lt;span style="color: #0000ff"&gt;<text:span text:style-name="T8495">幢</text:span>&lt;/span&gt;&lt;span&gt;&lt;br&gt;&lt;/span&gt;&lt;span style="color: #0000ff"&gt;<text:span text:style-name="T8496">奘</text:span>&lt;/span&gt;&lt;span&gt;&lt;br&gt;&lt;/span&gt;&lt;span style="color: #00a000"&gt;<text:span text:style-name="T8497">籹</text:span>&lt;/span&gt;&lt;span&gt;&lt;br&gt;&lt;/span&gt;&lt;span style="color: #0000ff"&gt;<text:span text:style-name="T8498">惴</text:span>&lt;/span&gt;&lt;span style="color: #0000ff"&gt;<text:span text:style-name="T8499">膇</text:span>&lt;/span&gt;&lt;span style="color: #0000ff"&gt;<text:span text:style-name="T8500">錣</text:span>&lt;/span&gt;&lt;span style="color: #0000ff"&gt;<text:span text:style-name="T8501">餟</text:span>&lt;/span&gt;&lt;span&gt;&lt;br&gt;&lt;/span&gt;&lt;span style="color: #ff0000"&gt;<text:span text:style-name="T8502">隹</text:span>&lt;/span&gt;&lt;span style="color: #d89000"&gt;<text:span text:style-name="T8503">椎</text:span>&lt;/span&gt;&lt;span style="color: #ff0000"&gt;<text:span text:style-name="T8504">鵻</text:span>&lt;/span&gt;&lt;span style="color: #ff0000"&gt;<text:span text:style-name="T8505">追</text:span>&lt;/span&gt;&lt;span&gt;&lt;br&gt;&lt;/span&gt;&lt;span style="color: #0000ff"&gt;<text:span text:style-name="T8506">訰</text:span>&lt;/span&gt;&lt;span&gt;&lt;br&gt;&lt;/span&gt;&lt;span style="color: #00a000"&gt;<text:span text:style-name="T8507">准</text:span>&lt;/span&gt;&lt;span style="color: #00a000"&gt;<text:span text:style-name="T8508">隼</text:span>&lt;/span&gt;&lt;span style="color: #00a000"&gt;<text:span text:style-name="T8509">埻</text:span>&lt;/span&gt;&lt;span&gt;&lt;br&gt;&lt;/span&gt;&lt;span style="color: #d89000"&gt;<text:span text:style-name="T8510">屯</text:span>&lt;/span&gt;&lt;span style="color: #ff0000"&gt;<text:span text:style-name="T8511">迍</text:span>&lt;/span&gt;&lt;span style="color: #ff0000"&gt;<text:span text:style-name="T8512">肫</text:span><text:soft-page-break/>&lt;/span&gt;&lt;span style="color: #ff0000"&gt;<text:span text:style-name="T8513">窀</text:span>&lt;/span&gt;&lt;span style="color: #ff0000"&gt;<text:span text:style-name="T8514">衠</text:span>&lt;/span&gt;&lt;span&gt;&lt;br&gt;&lt;/span&gt;&lt;span style="color: #d89000"&gt;<text:span text:style-name="T8515">汋</text:span>&lt;/span&gt;&lt;span style="color: #d89000"&gt;<text:span text:style-name="T8516">彴</text:span>&lt;/span&gt;&lt;span style="color: #d89000"&gt;<text:span text:style-name="T8517">灼</text:span>&lt;/span&gt;&lt;span style="color: #d89000"&gt;<text:span text:style-name="T8518">酌</text:span>&lt;/span&gt;&lt;span style="color: #ff0000"&gt;<text:span text:style-name="T8519">拙</text:span>&lt;/span&gt;&lt;span style="color: #d89000"&gt;<text:span text:style-name="T8520">茁</text:span>&lt;/span&gt;&lt;span style="color: #d89000"&gt;<text:span text:style-name="T8521">卓</text:span>&lt;/span&gt;&lt;span style="color: #ff0000"&gt;<text:span text:style-name="T8522">倬</text:span>&lt;/span&gt;&lt;span style="color: #0000ff"&gt;<text:span text:style-name="T8523">啅</text:span>&lt;/span&gt;&lt;span style="color: #ff0000"&gt;<text:span text:style-name="T8524">焯</text:span>&lt;/span&gt;&lt;span style="color: #ff0000"&gt;<text:span text:style-name="T8525">趠</text:span>&lt;/span&gt;&lt;span style="color: #ff0000"&gt;<text:span text:style-name="T8526">踔</text:span>&lt;/span&gt;&lt;span style="color: #d89000"&gt;<text:span text:style-name="T8527">叕</text:span>&lt;/span&gt;&lt;span style="color: #0000ff"&gt;<text:span text:style-name="T8528">畷</text:span>&lt;/span&gt;&lt;span style="color: #d89000"&gt;<text:span text:style-name="T8529">罬</text:span>&lt;/span&gt;&lt;span style="color: #d89000"&gt;<text:span text:style-name="T8530">斫</text:span>&lt;/span&gt;&lt;span style="color: #d89000"&gt;<text:span text:style-name="T8531">斮</text:span>&lt;/span&gt;&lt;span style="color: #d89000"&gt;<text:span text:style-name="T8532">斲</text:span>&lt;/span&gt;&lt;span style="color: #d89000"&gt;<text:span text:style-name="T8533">浞</text:span>&lt;/span&gt;&lt;span style="color: #d89000"&gt;<text:span text:style-name="T8534">捔</text:span>&lt;/span&gt;&lt;span style="color: #d89000"&gt;<text:span text:style-name="T8535">啄</text:span>&lt;/span&gt;&lt;span style="color: #d89000"&gt;<text:span text:style-name="T8536">琢</text:span>&lt;/span&gt;&lt;span style="color: #d89000"&gt;<text:span text:style-name="T8537">椓</text:span>&lt;/span&gt;&lt;span style="color: #000000"&gt;<text:span text:style-name="T8538">著</text:span>&lt;/span&gt;&lt;span style="color: #d89000"&gt;<text:span text:style-name="T8539">禚</text:span>&lt;/span&gt;&lt;span style="color: #0000ff"&gt;<text:span text:style-name="T8540">噣</text:span>&lt;/span&gt;&lt;span style="color: #d89000"&gt;<text:span text:style-name="T8541">斀</text:span>&lt;/span&gt;&lt;span style="color: #0000ff"&gt;<text:span text:style-name="T8542">濯</text:span>&lt;/span&gt;&lt;span style="color: #d89000"&gt;<text:span text:style-name="T8543">擢</text:span>&lt;/span&gt;&lt;span style="color: #d89000"&gt;<text:span text:style-name="T8544">穛</text:span>&lt;/span&gt;&lt;span style="color: #0000ff"&gt;<text:span text:style-name="T8545">灂</text:span>&lt;/span&gt;&lt;span style="color: #d89000"&gt;<text:span text:style-name="T8546">鷟</text:span>&lt;/span&gt;&lt;span style="color: #d89000"&gt;<text:span text:style-name="T8547">勺</text:span>&lt;/span&gt;&lt;span style="color: #ff0000"&gt;<text:span text:style-name="T8548">涿</text:span>&lt;/span&gt;&lt;span&gt;&lt;br&gt;&lt;/span&gt;&lt;span style="color: #d89000"&gt;<text:span text:style-name="T8549">卓</text:span>&lt;/span&gt;&lt;span style="color: #ff0000"&gt;<text:span text:style-name="T8550">桌</text:span>&lt;/span&gt;&lt;span style="color: #ff0000"&gt;<text:span text:style-name="T8551">棹</text:span>&lt;/span&gt;&lt;span style="color: #ff0000"&gt;<text:span text:style-name="T8552">捉</text:span>&lt;/span&gt;&lt;span style="color: #ff0000"&gt;<text:span text:style-name="T8553">涿</text:span>&lt;/span&gt;&lt;span&gt;&lt;br&gt;&lt;/span&gt;&lt;span style="color: #00a000"&gt;<text:span text:style-name="T8554">子</text:span>&lt;/span&gt;&lt;span&gt;&lt;br&gt;&lt;/span&gt;&lt;span style="color: #0000ff"&gt;<text:span text:style-name="T8555">字</text:span>&lt;/span&gt;&lt;span style="color: #0000ff"&gt;<text:span text:style-name="T8556">牸</text:span>&lt;/span&gt;&lt;span style="color: #0000ff"&gt;<text:span text:style-name="T8557">自</text:span>&lt;/span&gt;&lt;span style="color: #0000ff"&gt;<text:span text:style-name="T8558">恣</text:span>&lt;/span&gt;&lt;span style="color: #0000ff"&gt;<text:span text:style-name="T8559">剚</text:span>&lt;/span&gt;&lt;span style="color: #0000ff"&gt;<text:span text:style-name="T8560">倳</text:span>&lt;/span&gt;&lt;span style="color: #0000ff"&gt;<text:span text:style-name="T8561">胔</text:span>&lt;/span&gt;&lt;span style="color: #ff0000"&gt;<text:span text:style-name="T8562">孳</text:span>&lt;/span&gt;&lt;span style="color: #0000ff"&gt;<text:span text:style-name="T8563">胾</text:span>&lt;/span&gt;&lt;span style="color: #ff0000"&gt;<text:span text:style-name="T8564">髊</text:span>&lt;/span&gt;&lt;span&gt;&lt;br&gt;&lt;/span&gt;&lt;span style="color: #00a000"&gt;<text:span text:style-name="T8565">子</text:span>&lt;/span&gt;&lt;span style="color: #00a000"&gt;<text:span text:style-name="T8566">仔</text:span>&lt;/span&gt;&lt;span style="color: #00a000"&gt;<text:span text:style-name="T8567">籽</text:span>&lt;/span&gt;&lt;span style="color: #00a000"&gt;<text:span text:style-name="T8568">耔</text:span>&lt;/span&gt;&lt;span style="color: #00a000"&gt;<text:span text:style-name="T8569">姊</text:span>&lt;/span&gt;&lt;span style="color: #00a000"&gt;<text:span text:style-name="T8570">胏</text:span>&lt;/span&gt;&lt;span style="color: #00a000"&gt;<text:span text:style-name="T8571">秭</text:span>&lt;/span&gt;&lt;span style="color: #00a000"&gt;<text:span text:style-name="T8572">笫</text:span>&lt;/span&gt;&lt;span style="color: #00a000"&gt;<text:span text:style-name="T8573">呰</text:span>&lt;/span&gt;&lt;span style="color: #00a000"&gt;<text:span text:style-name="T8574">茈</text:span>&lt;/span&gt;&lt;span style="color: #00a000"&gt;<text:span text:style-name="T8575">紫</text:span>&lt;/span&gt;&lt;span style="color: #00a000"&gt;<text:span text:style-name="T8576">訿</text:span>&lt;/span&gt;&lt;span style="color: #ff0000"&gt;<text:span text:style-name="T8577">訾</text:span>&lt;/span&gt;&lt;span style="color: #00a000"&gt;<text:span text:style-name="T8578">梓</text:span>&lt;/span&gt;&lt;span style="color: #00a000"&gt;<text:span text:style-name="T8579">滓</text:span>&lt;/span&gt;&lt;span&gt;&lt;br&gt;&lt;/span&gt;&lt;span style="color: #00a000"&gt;<text:span text:style-name="T8580">仔</text:span>&lt;/span&gt;&lt;span style="color: #ff0000"&gt;<text:span text:style-name="T8581">孖</text:span>&lt;/span&gt;&lt;span style="color: #ff0000"&gt;<text:span text:style-name="T8582">孜</text:span>&lt;/span&gt;&lt;span style="color: #0000ff"&gt;<text:span text:style-name="T8583">次</text:span>&lt;/span&gt;&lt;span style="color: #ff0000"&gt;<text:span text:style-name="T8584">咨</text:span>&lt;/span&gt;&lt;span style="color: #ff0000"&gt;<text:span text:style-name="T8585">姿</text:span>&lt;/span&gt;&lt;span style="color: #0000ff"&gt;<text:span text:style-name="T8586">恣</text:span>&lt;/span&gt;&lt;span style="color: #ff0000"&gt;<text:span text:style-name="T8587">粢</text:span>&lt;/span&gt;&lt;span style="color: #ff0000"&gt;<text:span text:style-name="T8588">趑</text:span>&lt;/span&gt;&lt;span style="color: #ff0000"&gt;<text:span text:style-name="T8589">甾</text:span>&lt;/span&gt;&lt;span style="color: #ff0000"&gt;<text:span text:style-name="T8590">淄</text:span>&lt;/span&gt;&lt;span style="color: #ff0000"&gt;<text:span text:style-name="T8591">椔</text:span>&lt;/span&gt;&lt;span style="color: #ff0000"&gt;<text:span text:style-name="T8592">菑</text:span>&lt;/span&gt;&lt;span style="color: #ff0000"&gt;<text:span text:style-name="T8593">滋</text:span>&lt;/span&gt;&lt;span style="color: #ff0000"&gt;<text:span text:style-name="T8594">孳</text:span>&lt;/span&gt;&lt;span style="color: #ff0000"&gt;<text:span text:style-name="T8595">嗞</text:span>&lt;/span&gt;&lt;span style="color: #ff0000"&gt;<text:span text:style-name="T8596">嵫</text:span>&lt;/span&gt;&lt;span style="color: #ff0000"&gt;<text:span text:style-name="T8597">鄑</text:span>&lt;/span&gt;&lt;span style="color: #ff0000"&gt;<text:span text:style-name="T8598">訾</text:span>&lt;/span&gt;&lt;span style="color: #ff0000"&gt;<text:span text:style-name="T8599">觜</text:span>&lt;/span&gt;&lt;span style="color:<text:s/><text:soft-page-break/>#ff0000"&gt;<text:span text:style-name="T8600">髭</text:span>&lt;/span&gt;&lt;span style="color: #ff0000"&gt;<text:span text:style-name="T8601">齍</text:span>&lt;/span&gt;&lt;span style="color: #ff0000"&gt;<text:span text:style-name="T8602">鼒</text:span>&lt;/span&gt;&lt;span&gt;&lt;br&gt;&lt;/span&gt;&lt;span style="color: #0000ff"&gt;<text:span text:style-name="T8603">粽</text:span>&lt;/span&gt;&lt;span&gt;&lt;br&gt;&lt;/span&gt;&lt;span style="color: #0000ff"&gt;<text:span text:style-name="T8604">憁</text:span>&lt;/span&gt;&lt;span style="color: #00a000"&gt;<text:span text:style-name="T8605">摠</text:span>&lt;/span&gt;&lt;span style="color: #00a000"&gt;<text:span text:style-name="T8606">緫</text:span>&lt;/span&gt;&lt;span&gt;&lt;br&gt;&lt;/span&gt;&lt;span style="color: #ff0000"&gt;<text:span text:style-name="T8607">宗</text:span>&lt;/span&gt;&lt;span style="color: #ff0000"&gt;<text:span text:style-name="T8608">倧</text:span>&lt;/span&gt;&lt;span style="color: #ff0000"&gt;<text:span text:style-name="T8609">棕</text:span>&lt;/span&gt;&lt;span style="color: #ff0000"&gt;<text:span text:style-name="T8610">鬃</text:span>&lt;/span&gt;&lt;span style="color: #00a000"&gt;<text:span text:style-name="T8611">嵷</text:span>&lt;/span&gt;&lt;span style="color: #ff0000"&gt;<text:span text:style-name="T8612">惾</text:span>&lt;/span&gt;&lt;span style="color: #ff0000"&gt;<text:span text:style-name="T8613">鬷</text:span>&lt;/span&gt;&lt;span style="color: #ff0000"&gt;<text:span text:style-name="T8614">鬉</text:span>&lt;/span&gt;&lt;span style="color: #ff0000"&gt;<text:span text:style-name="T8615">騣</text:span>&lt;/span&gt;&lt;span style="color: #00a000"&gt;<text:span text:style-name="T8616">緫</text:span>&lt;/span&gt;&lt;span&gt;&lt;br&gt;&lt;/span&gt;&lt;span style="color: #0000ff"&gt;<text:span text:style-name="T8617">奏</text:span>&lt;/span&gt;&lt;span style="color: #0000ff"&gt;<text:span text:style-name="T8618">揍</text:span>&lt;/span&gt;&lt;span&gt;&lt;br&gt;&lt;/span&gt;&lt;span style="color: #00a000"&gt;<text:span text:style-name="T8619">走</text:span>&lt;/span&gt;&lt;span&gt;&lt;br&gt;&lt;/span&gt;&lt;span style="color: #ff0000"&gt;<text:span text:style-name="T8620">郰</text:span>&lt;/span&gt;&lt;span style="color: #ff0000"&gt;<text:span text:style-name="T8621">掫</text:span>&lt;/span&gt;&lt;span style="color: #ff0000"&gt;<text:span text:style-name="T8622">陬</text:span>&lt;/span&gt;&lt;span style="color: #ff0000"&gt;<text:span text:style-name="T8623">棸</text:span>&lt;/span&gt;&lt;span style="color: #00a000"&gt;<text:span text:style-name="T8624">棷</text:span>&lt;/span&gt;&lt;span style="color: #ff0000"&gt;<text:span text:style-name="T8625">菆</text:span>&lt;/span&gt;&lt;span style="color: #ff0000"&gt;<text:span text:style-name="T8626">緅</text:span>&lt;/span&gt;&lt;span style="color: #ff0000"&gt;<text:span text:style-name="T8627">鄹</text:span>&lt;/span&gt;&lt;span style="color: #ff0000"&gt;<text:span text:style-name="T8628">齱</text:span>&lt;/span&gt;&lt;span style="color: #ff0000"&gt;<text:span text:style-name="T8629">齺</text:span>&lt;/span&gt;&lt;span&gt;&lt;br&gt;&lt;/span&gt;&lt;span style="color: #d89000"&gt;<text:span text:style-name="T8630">足</text:span>&lt;/span&gt;&lt;span style="color: #d89000"&gt;<text:span text:style-name="T8631">哫</text:span>&lt;/span&gt;&lt;span style="color: #0000ff"&gt;<text:span text:style-name="T8632">卒</text:span>&lt;/span&gt;&lt;span style="color: #d89000"&gt;<text:span text:style-name="T8633">捽</text:span>&lt;/span&gt;&lt;span style="color: #0000ff"&gt;<text:span text:style-name="T8634">崒</text:span>&lt;/span&gt;&lt;span style="color: #0000ff"&gt;<text:span text:style-name="T8635">踤</text:span>&lt;/span&gt;&lt;span style="color: #d89000"&gt;<text:span text:style-name="T8636">族</text:span>&lt;/span&gt;&lt;span style="color: #00a000"&gt;<text:span text:style-name="T8637">嗾</text:span>&lt;/span&gt;&lt;span&gt;&lt;br&gt;&lt;/span&gt;&lt;span style="color: #00a000"&gt;<text:span text:style-name="T8638">阻</text:span>&lt;/span&gt;&lt;span style="color: #00a000"&gt;<text:span text:style-name="T8639">俎</text:span>&lt;/span&gt;&lt;span style="color: #00a000"&gt;<text:span text:style-name="T8640">祖</text:span>&lt;/span&gt;&lt;span&gt;&lt;br&gt;&lt;/span&gt;&lt;span style="color: #ff0000"&gt;<text:span text:style-name="T8641">租</text:span>&lt;/span&gt;&lt;span style="color: #0000ff"&gt;<text:span text:style-name="T8642">蒩</text:span>&lt;/span&gt;&lt;span&gt;&lt;br&gt;&lt;/span&gt;&lt;span style="color: #0000ff"&gt;<text:span text:style-name="T8643">攥</text:span>&lt;/span&gt;&lt;span&gt;&lt;br&gt;&lt;/span&gt;&lt;span style="color: #00a000"&gt;<text:span text:style-name="T8644">篹</text:span>&lt;/span&gt;&lt;span style="color: #00a000"&gt;<text:span text:style-name="T8645">纂</text:span>&lt;/span&gt;&lt;span&gt;<text:span text:style-name="T8646">䰖</text:span>&lt;/span&gt;&lt;span&gt;&lt;br&gt;&lt;/span&gt;&lt;span style="color: #0000ff"&gt;<text:span text:style-name="T8647">冣</text:span>&lt;/span&gt;&lt;span style="color: #0000ff"&gt;<text:span text:style-name="T8648">最</text:span>&lt;/span&gt;&lt;span style="color: #ff0000"&gt;<text:span text:style-name="T8649">撮</text:span>&lt;/span&gt;&lt;span style="color: #0000ff"&gt;<text:span text:style-name="T8650">蕞</text:span>&lt;/span&gt;&lt;span style="color: #0000ff"&gt;<text:span text:style-name="T8651">晬</text:span>&lt;/span&gt;&lt;span style="color: #0000ff"&gt;<text:span text:style-name="T8652">醉</text:span>&lt;/span&gt;&lt;span style="color: #0000ff"&gt;<text:span text:style-name="T8653">罪</text:span>&lt;/span&gt;&lt;span style="color: #0000ff"&gt;<text:span text:style-name="T8654">檇</text:span>&lt;/span&gt;&lt;span&gt;&lt;br&gt;&lt;/span&gt;&lt;span style="color: #ff0000"&gt;<text:span text:style-name="T8655">觜</text:span>&lt;/span&gt;&lt;span style="color: #00a000"&gt;<text:span text:style-name="T8656">嘴</text:span>&lt;/span&gt;&lt;span style="color: #00a000"&gt;<text:span text:style-name="T8657">嶊</text:span>&lt;/span&gt;&lt;span&gt;&lt;br&gt;&lt;/span&gt;&lt;span style="color: #ff0000"&gt;<text:span text:style-name="T8658">脧</text:span>&lt;/span&gt;&lt;span style="color: #ff0000"&gt;<text:span text:style-name="T8659">羧</text:span>&lt;/span&gt;&lt;span&gt;&lt;br&gt;&lt;/span&gt;&lt;span style="color: #0000ff"&gt;<text:span text:style-name="T8660">圳</text:span>&lt;/span&gt;&lt;span style="color: #0000ff"&gt;<text:span text:style-name="T8661">捘</text:span>&lt;/span&gt;&lt;span&gt;&lt;br&gt;&lt;/span&gt;&lt;span style="color: #00a000"&gt;<text:span text:style-name="T8662">僔</text:span>&lt;/span&gt;&lt;span style="color: #00a000"&gt;<text:span text:style-name="T8663">撙</text:span>&lt;/span&gt;&lt;span style="color: #00a000"&gt;<text:span text:style-name="T8664">噂</text:span>&lt;/span&gt;&lt;span style="color: #ff0000"&gt;<text:span text:style-name="T8665">繜</text:span>&lt;/span&gt;&lt;span&gt;&lt;br&gt;&lt;/span&gt;&lt;span style="color: #ff0000"&gt;<text:span text:style-name="T8666">尊</text:span>&lt;/span&gt;&lt;span style="color: #ff0000"&gt;<text:span text:style-name="T8667">嶟</text:span>&lt;/span&gt;&lt;span style="color: #ff0000"&gt;<text:span text:style-name="T8668">遵</text:span>&lt;/span&gt;&lt;span style="color: #ff0000"&gt;<text:span text:style-name="T8669">樽</text:span>&lt;/span&gt;&lt;span style="color: #ff0000"&gt;<text:span text:style-name="T8670">繜</text:span>&lt;/span&gt;&lt;span&gt;&lt;br&gt;&lt;/span&gt;&lt;span style="color: #0000ff"&gt;<text:span text:style-name="T8671">作</text:span>&lt;/span&gt;&lt;span style="color: #d89000"&gt;<text:span text:style-name="T8672">昨</text:span>&lt;/span&gt;&lt;span style="color: #d89000"&gt;<text:span text:style-name="T8673">筰</text:span>&lt;/span&gt;&lt;span style="color: #d89000"&gt;<text:span text:style-name="T8674">捽</text:span>&lt;/span&gt;&lt;span style="color: #ff0000"&gt;<text:span text:style-name="T8675">撮</text:span>&lt;/span&gt;&lt;span&gt;&lt;br&gt;&lt;/span&gt;&lt;span style="color: #0000ff"&gt;<text:span text:style-name="T8676">作</text:span>&lt;/span&gt;&lt;span style="color: #0000ff"&gt;<text:span text:style-name="T8677">怍</text:span>&lt;/span&gt;&lt;span style="color: #0000ff"&gt;<text:span text:style-name="T8678">阼</text:span>&lt;/span&gt;&lt;span style="color: #0000ff"&gt;<text:span text:style-name="T8679">柞</text:span>&lt;/span&gt;&lt;span style="color: #d89000"&gt;<text:span text:style-name="T8680">迮</text:span>&lt;/span&gt;&lt;span<text:s/><text:soft-page-break/>style="color: #0000ff"&gt;<text:span text:style-name="T8681">胙</text:span>&lt;/span&gt;&lt;span style="color: #0000ff"&gt;<text:span text:style-name="T8682">祚</text:span>&lt;/span&gt;&lt;span style="color: #0000ff"&gt;<text:span text:style-name="T8683">酢</text:span>&lt;/span&gt;&lt;span style="color: #0000ff"&gt;<text:span text:style-name="T8684">葄</text:span>&lt;/span&gt;&lt;span style="color: #0000ff"&gt;<text:span text:style-name="T8685">坐</text:span>&lt;/span&gt;&lt;span style="color: #0000ff"&gt;<text:span text:style-name="T8686">座</text:span>&lt;/span&gt;&lt;span style="color: #0000ff"&gt;<text:span text:style-name="T8687">做</text:span>&lt;/span&gt;&lt;span style="color: #0000ff"&gt;<text:span text:style-name="T8688">醋</text:span>&lt;/span&gt;&lt;span&gt;&lt;br&gt;&lt;/span&gt;&lt;span style="color: #00a000"&gt;<text:span text:style-name="T8689">左</text:span>&lt;/span&gt;&lt;span style="color: #00a000"&gt;<text:span text:style-name="T8690">佐</text:span>&lt;/span&gt;&lt;span style="color: #ff0000"&gt;<text:span text:style-name="T8691">撮</text:span>&lt;/span&gt;&lt;span&gt;&lt;br&gt;&lt;/span&gt;&lt;span style="color: #0000ff"&gt;<text:span text:style-name="T8692">作</text:span>&lt;/span&gt;&lt;span style="color: #0000ff"&gt;<text:span text:style-name="T8693">嘬</text:span>&lt;/span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crosoft JhengHei" svg:font-family="Microsoft JhengHei" style:font-family-generic="swiss" style:font-pitch="variable" svg:panose-1="2 11 6 4 3 5 4 4 2 4"/>
    <style:font-face style:name="Malgun Gothic" svg:font-family="Malgun Gothic" style:font-family-generic="swiss" style:font-pitch="variable" svg:panose-1="2 11 5 3 2 0 0 2 0 4"/>
    <style:font-face style:name="MingLiU-ExtB" svg:font-family="MingLiU-ExtB" style:font-family-generic="roman" style:font-pitch="variable" svg:panose-1="2 2 5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e Sharkey</meta:initial-creator>
    <dc:creator>Luke Sharkey</dc:creator>
    <meta:creation-date>2021-07-15T12:10:00Z</meta:creation-date>
    <dc:date>2021-07-15T12:26:00Z</dc:date>
    <meta:template xlink:href="Normal" xlink:type="simple"/>
    <meta:editing-cycles>1</meta:editing-cycles>
    <meta:editing-duration>PT960S</meta:editing-duration>
    <meta:document-statistic meta:page-count="108" meta:paragraph-count="694" meta:word-count="51931" meta:character-count="347246" meta:row-count="2466" meta:non-whitespace-character-count="296009"/>
  </office:meta>
</office:document-meta>
</file>